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T1" style:family="text">
      <style:text-properties style:font-name="Verdana"/>
    </style:style>
    <style:style style:name="T2" style:family="text">
      <style:text-properties style:font-name="Agency 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%PDF-1.5<text:line-break/>%¡³Å×<text:line-break/>1 0 obj<text:line-break/>&lt;&lt;/Metadata 2 0 R /OCProperties&lt;&lt;/D&lt;&lt;/ON[ 5 0 R ]/Order 6 0 R /RBGroups[]&gt;&gt;/OCGs[ 5 0 R ]&gt;&gt;/Pages 3 0 R /Type/Catalog&gt;&gt;<text:line-break/>endobj<text:line-break/>2 0 obj<text:line-break/>&lt;&lt;/Length 27327/Subtype/XML/Type/Metadata&gt;&gt;stream<text:line-break/>&lt;?xpacket begin="ï»¿" id="W5M0MpCehiHzreSzNTczkc9d"?&gt;<text:line-break/>&lt;x:xmpmeta xmlns:x="adobe:ns:meta/" x:xmptk="Adobe XMP Core 5.3-c011 66.145661, 2012/02/06-14:56:27 <text:s text:c="7"/>"&gt;<text:line-break/> <text:s text:c="2"/>&lt;rdf:RDF xmlns:rdf="http://www.w3.org/1999/02/22-rdf-syntax-ns#"&gt;<text:line-break/> <text:s text:c="5"/>&lt;rdf:Description rdf:about=""<text:line-break/> <text:s text:c="11"/>xmlns:xmp="http://ns.adobe.com/xap/1.0/"<text:line-break/> <text:s text:c="11"/>xmlns:xmpGImg="http://ns.adobe.com/xap/1.0/g/img/"&gt;<text:line-break/> <text:s text:c="8"/>&lt;xmp:CreatorTool&gt;Adobe Illustrator CS6 (Windows)&lt;/xmp:CreatorTool&gt;<text:line-break/> <text:s text:c="8"/>&lt;xmp:CreateDate&gt;2020-01-08T14:42:32+09:00&lt;/xmp:CreateDate&gt;<text:line-break/> <text:s text:c="8"/>&lt;xmp:MetadataDate&gt;2020-02-28T10:08:01+08:00&lt;/xmp:MetadataDate&gt;<text:line-break/> <text:s text:c="8"/>&lt;xmp:ModifyDate&gt;2020-02-28T10:08:01+08:00&lt;/xmp:ModifyDate&gt;<text:line-break/> <text:s text:c="8"/>&lt;xmp:Thumbnails&gt;<text:line-break/> <text:s text:c="11"/>&lt;rdf:Alt&gt;<text:line-break/> <text:s text:c="14"/>&lt;rdf:li rdf:parseType="Resource"&gt;<text:line-break/> <text:s text:c="17"/>&lt;xmpGImg:width&gt;256&lt;/xmpGImg:width&gt;<text:line-break/> <text:s text:c="17"/>&lt;xmpGImg:height&gt;176&lt;/xmpGImg:height&gt;<text:line-break/> <text:s text:c="17"/>&lt;xmpGImg:format&gt;JPEG&lt;/xmpGImg:format&gt;<text:line-break/> <text:s text:c="17"/>&lt;xmpGImg:image&gt;/9j/4AAQSkZJRgABAgEASABIAAD/7QAsUGhvdG9zaG9wIDMuMAA4QklNA+0AAAAAABAASAAAAAEA&amp;#xA;AQBIAAAAAQAB/+4ADkFkb2JlAGTAAAAAAf/bAIQABgQEBAUEBgUFBgkGBQYJCwgGBggLDAoKCwoK&amp;#xA;DBAMDAwMDAwQDA4PEA8ODBMTFBQTExwbGxscHx8fHx8fHx8fHwEHBwcNDA0YEBAYGhURFRofHx8f&amp;#xA;Hx8fHx8fHx8fHx8fHx8fHx8fHx8fHx8fHx8fHx8fHx8fHx8fHx8fHx8fHx8f/8AAEQgAsAEAAwER&amp;#xA;AAIRAQMRAf/EAaIAAAAHAQEBAQEAAAAAAAAAAAQFAwIGAQAHCAkKCwEAAgIDAQEBAQEAAAAAAAAA&amp;#xA;AQACAwQFBgcICQoLEAACAQMDAgQCBgcDBAIGAnMBAgMRBAAFIRIxQVEGE2EicYEUMpGhBxWxQiPB&amp;#xA;UtHhMxZi8CRygvElQzRTkqKyY3PCNUQnk6OzNhdUZHTD0uIIJoMJChgZhJRFRqS0VtNVKBry4/PE&amp;#xA;1OT0ZXWFlaW1xdXl9WZ2hpamtsbW5vY3R1dnd4eXp7fH1+f3OEhYaHiImKi4yNjo+Ck5SVlpeYmZ&amp;#xA;qbnJ2en5KjpKWmp6ipqqusra6voRAAICAQIDBQUEBQYECAMDbQEAAhEDBCESMUEFURNhIgZxgZEy&amp;#xA;obHwFMHR4SNCFVJicvEzJDRDghaSUyWiY7LCB3PSNeJEgxdUkwgJChgZJjZFGidkdFU38qOzwygp&amp;#xA;0+PzhJSktMTU5PRldYWVpbXF1eX1RlZmdoaWprbG1ub2R1dnd4eXp7fH1+f3OEhYaHiImKi4yNjo&amp;#xA;+DlJWWl5iZmpucnZ6fkqOkpaanqKmqq6ytrq+v/aAAwDAQACEQMRAD8A78fVBFVIKkjrT7qZjtqo&amp;#xA;iyAHqWHXYd8KrH+EDejA7jb9RwK5qAUO9a1A/oK4qsaNVTky7j2oadcVQzAsSvRSNmHiT44GSGZX&amp;#xA;idRUUqdz1H34EqyuOnalSxPXCheQGDdqdQe+KqdvKzJwNaoxQeIA3GKq45GtSPhNO/bfFVKJGV3U&amp;#xA;1I5VHyOKogS0PE7EVoMUUtBCVLMQGO3gP9vFVUuqio2/DChSFxK3P4Op4g1r/DBaabMoTg9QAdmU&amp;#xA;kVP0nwwqq/DxThQhid+o37A4oVKBHqahRT3296HCqt6gJVVpQ+/Qb+GKFsrCMqaEljTbFK/926Dj&amp;#xA;s3b5dcULJLUMSw4hzQk0IIPXrWvhjSbQ7/WuI9T4ia/DH8XQ+5XAq5tPuwOZYScgOKgE7kdDQsen&amp;#xA;tjwraGmaRBJHJGUkRQxDdBWtCSKjAlVRxReLVNdiT2+eFWiHA6DrtvX+mKtqrsAWG3egr+GKFxUA&amp;#xA;n4e3boPwxVTkgVoyG+W3XBSW7XWZYJI7a5jMiO3FLjclTy/bqPxrhElMVdpl3DMAT9kUH09RX8cN&amp;#xA;opckqgEPVm7b0NT4+ONqoEF2+MVPZvu7bYEtmgY1Ow6AClCO2KGi0hFSvKg8a1/DFW2RAleNG7g4&amp;#xA;qozxh6A7gbg+BrgSFgSgIZar26muKXL8I79aHFVNlKSBgaKdn6Yqrxinwqfh6n+OKFJ6pL48gaHr&amp;#xA;Sh/txSv4UoT9qnX/AG8VXACSvfahGx+eKHLGoZA1WQ7KT0X2PjiqI4RlRRQKDtTt3woWyrzUVHI1&amp;#xA;qN+2JVRhfj8JNEJPAClAB1A/XilFSSMKMKMDsx/phQt5DhsvDoDTtgVTYyhlqCwU13/sxSrGRGUj&amp;#xA;rUdD1p8sKF8d0TTl9nxG9Knau3tjaKb9QMfgYUAIPhv8sUq1vccR361Pz9qYQUIqeW2kjPMVqOxI&amp;#xA;P0GoI+jCSgJa+nSyvWJPScA0BWvKjfaJBA3H05GmVodhcwyATRsoOyE+PgR4/Lb3wJXoQwJQg8hU&amp;#xA;UpvUVxQ2WAoQPo98VUZXY12IP68Uqcah5EJWhBHvX78CV3oKxYsA7Kahae34YotcIIwOZABpXcnb&amp;#xA;thpbVYwePKtfbboMKG3LAjkNu1cVWuAX49q7nAq4q5AoaAVPI996YVWVQ7R8hy/aI6Dp0OBLmjoG&amp;#xA;HIEAdDtihRSqn02O3GtemBK2SJSpUGhI64pWQE8amtCOvcHuKYqV8ig8ST0NR267YquYctq0HYn8&amp;#xA;cVdEu7Fdgwofb5nFBVVpJGqEAg0JX7J2OFCyEEVH7a7GvcA7EDpvgSqksCakBRTfbc98KFK4TnGF&amp;#xA;VfiG679GHfEpCIiCLGpFSSaU7g964ULmoKFaue4G22KqLl1ZviFO6bUBpTAlS6U2PIjf5YFdDyKD&amp;#xA;ivAjqDTff6cVanLBg8alCAKsCaHc9MVCIhmWgr8JpQjx+/DaCG3c0LVr4UA6kUxKoy21BfTUTmsy&amp;#xA;fsmg3p1GSBQQqzXcMh4MqvHtzBINDsd64bRSWXMADtJB8NafBudq9txvkCGQKihFSjtxavxEjoet&amp;#xA;MUttQiinkBTpircKsJUNKhmWo8BXFSrqiqxI2P6/lXChxDtSoHDua77Yq2acjQe++KrXBb9oDiKk&amp;#xA;H7u+BW/3IUDgeVamSpPIfImmKujaST4UIHE9DSm2KtSxDaoA7g9Dirn+N1LL06eO3y+eKqU0<text:soft-page-break/>cjGq&amp;#xA;jgKjYjf+uKQ0hHGvHboKj7++KtSKFcAAhH3qN6HFVORW4GjVAO22+BLcb8o1c15EA8R+G2Kqqo6y&amp;#xA;GgqD0Va1J79cKFQgKVLA8gSKgVpX27YoU5WFSeBMi7qF6MD1AxSpHmwVkApSjKexPY++BVaMKARI&amp;#xA;x+LbbuThVpXWIMo5PCSO9Sp6VqcVXBkYfDuDuehBA6eOKFEstaDcA1I/DAyVRQUJpQdz03OFC0OC&amp;#xA;dqUr2/hgVTmZhGwAqx8ele24xS3HxJUvU7Gop/XFVQVBqp5D+XChTlWrGT7VAFYdz74FC+MqT6nt&amp;#xA;Q1PYnCpV4yta1ANK79vvwoXXMYnSjCppTl4fKnTEqFCdJLZiaLJGBvxA7ePjgKebcBDSjkAAWG3Q&amp;#xA;16YQhVDBlAoAe2+KuIlOxpQAkeNcVU3BqeVT03/2sBVYFPIhaquxI/txSrKpFAjGo7U7YocOR2G3&amp;#xA;EVB27nFVsjuRRhV6Vqo8PHemKrhRnqBQAdvGuFXOwlFPiBp077Hr92KqDoQKt0FK070wJdIsjR8C&amp;#xA;KdiT2IxVZHwKkHY9HH8RgVUtV5qaKVAYjmaDvhUokxoqVoTx8Kk/QMKGhULUfaPTl137HFVhkdWo&amp;#xA;BVWJLbig79vHFVFhGrMUBKN9s9fiPf5ZFK9VUIeR36hqdPnhVoGh+FgAdxXqRiqmVELUBorfZp/N&amp;#xA;1+nAriIhQNt7/wAMVc7EIKbr1p8sVWrXhUbg9aYpdIpBoASB1+nFXQgE0ApvTcfwOKqo3rXoTSmK&amp;#xA;FjVVl5im4p8z8sVWH4XKg1Rj0G/TfFUSAwAFKofwwoXMV4cHFV608T1xVpXeT4WYU7Dwpiq5raKs&amp;#xA;JhpGy0qAB1798NLa40VtwGoSpP00xVdwUdDwp0PUYqpvsVruDsSO1PbFViVibjXvUUrTxwK083GI&amp;#xA;cutav06+Ptja00xlqCKr0NKU6n6a4pVowetagj7W337YUN8eI2B/j92KucEAdKg71rWmKoaR3ST0&amp;#xA;13qNqj4R+GBKogPEpIQRXrWn+3ihSlSPcUoR70HvikKYmdSQCCpO9QDtSnTAtIlUJUVJpT32rhQq&amp;#xA;C3hkUqy/7IChH04aVYQ9TQ/Z2Ct7eHzwKpsGX7ahVb7NCSPi74pW8nd2Wpqo69NqbYFXopK7tv26&amp;#xA;Ur79MKqUyScCXAJBqo36g1B6YFCgWR3JcHj2GKVdan4R9noSDvirgoXoKUxVtmFDQUUilMULY6qm&amp;#xA;9O/Tbr1xVU4M3xLXkD3xVcQzLQAAjoa4VU2hKrVB8QNQDgW10cnLxBWlR0xVt3A9yRQKOtMKrRGA&amp;#xA;PUpRDvtvvgVER8fUTYAFhQnoN8IQ4Ko49eI3AP8AHfCrYdifh2I69PmPHFXPQsDSpOzGn3/LFVjp&amp;#xA;WgVuHHotKj+OBVKhRSaUPcnFK5OYIAFR0AH8MVVoJUeqlSvH2whCoKfaBr2qN8UNOrH4ej/q+/FL&amp;#xA;mjA3PbFVGVlGymiuKH3JO1MCrU3qpAA7eG344qprHH63ShI6/wCfTrilXUMVagrTx+7ChU3MRHKj&amp;#xA;GlGHz3xValRRR0Bqx8cVU2oJ6Up1O/bAqySIuoZRQipVx0qMUrY+ZYgj4xTko2qae+BSqSI7xEA1&amp;#xA;O9D2phQhhAIjU7j+FP64GSoppt0B+z74oXEFew4judqHFWhGSBv13qdtjiraxkgkbHs3j/mcVcjF&amp;#xA;vhY7k9O2FW1O9fE/DXriq/ixBDGi07f24oU7gKFJHRSOnXrtT6TgSFJlfmUIqv8AmadcUqkbBdhv&amp;#xA;y2Knw8NsKERGgZwyilWqKdBv3woXrD8bEPSpGx6bdaYqsYiNuFKjpQd+2KrVCliVNB19xT3wK2GX&amp;#xA;p0/yhiqwmiH7h8sVXQAMKg9a0H09sQq94EZP3h67MP8APp9+GlWFZ04iOQHpQOCdvmKYFWzTFUH1&amp;#xA;iJTyNAEPIePcLjagIhCpXkBsf5dtsKrZUOxo3IkUFff54q0EXb4ioO1D+vviqnLGEYN9oId/pFO3&amp;#xA;zwUrp4jIoMT8JUNQSNqkU+IbVG+KulDAKJV5dd1PWuKuBt34Ak1Qjia03I6d9sVVFSNWZ1Ar0avf&amp;#xA;CqE1+4u7TQtQntPTN7HbytbrLTgZQhMYcF4RQtQf3i/6w64oeRWX5yau+katql59SYw2enHR44ba&amp;#xA;4Rjf30lxbNHOvqzMY4prR2YR78K0LEVMuFeJH6N+b/mLX9YvrXQLG2ay/Qgv9NNxG4YX8ilUt55F&amp;#xA;lpUT/AY1QEgMQ/w0ZqltCXf/ADkBNFp19etpgmMgsH0G0VHM8nrCZLyOcBm+OCewuFqopsvWtceF&amp;#xA;Fsp8u/mE2vebP0VZCGTSZrW31O3vI1c8YJ7cMLSUluC3TSN6y8eX7kGqg/FgpNsQ1b84fMNlqd3a&amp;#xA;Na2f1ZL2PT7Zws/Myy65d2AV1V6UNnYO/KopIBsQ3EPCvEmvlTz/AOdpbbQtQ119ITTda1KXTwba&amp;#xA;K4haJbeK+aQsZZ5F+J7KLj7FhStDiQFTTzr591XQdfs1U2f6MNxZ2lxZmOWTUJGvGdRNCEk4rF8I&amp;#xA;Rao3Jww+ECuAC02xryf+bXmvzDoGmPcQWGmaxqd5Nbx311DMljFFDYxXy1jFwzyNMs3wH1U+EFqV&amp;#xA;Xi0jEIBRXmX84dT03yvZazYWdvFd3iyTLYXwdpUiGjPqALKkkZNJ14Fthx2oDgEVJZNqfmbzZaaP&amp;#xA;5fguILXTtf1uUwTz3CtLZWzJBLcEyJHMPikSHiqCcgMftvT4hSoGbzj5ihvbfnLp89pBNp1neWsC&amp;#xA;SG4upb4Q1u7FzNxW2RrgEckYkRyfFtXGk2yHzd5gOk6UmoWzRMWvdPt5DLuiw3t9BbyPsVoRHMWU&amp;#xA;1pWnUYKV5jrH5t+c9O1jU3LaKdIsrnURCki3EUs0GnJbyiMTiaRDLMl2qoRHQsOm+0hEIt7NYXqz&amp;#xA;RwTcGiaVUkEbijryFeJAqA3bIhkUaRWpLqePau3+YwoU2fg3IAMxBr3G+KuZLaQN6bFHCnkrfYO3&amp;#xA;Y9Rg2VYSUPFv2Rs1ajpvQ4q0rs/Todq9NsUq6MOAVTWm4BwoXRg05DcHr/tYq0xVjWlW8e+Kqcg7&amp;#xA;N36GtRXAVUo7doqmJ+FRXgRVPn4/jjSbXtKxA5r9nfkDRRvsa0r+GKESsqHZzxJANexPTr0woWSN&amp;#xA;8RirUPWoBoKUOKVMoyR8R9tVqHFK7dcVVUJkjPIcW3XpsadzXFXPbLKo2qVO5FQK40trBA6A8TXw&amp;#xA;U1IxVC6lf3UGnXU8Fr9YvbeF5ILWvH1HVSUjrvTkVpXG1pg8n5t6fF631614RW9tBc+pbFpI3kkL&amp;#xA;h7YerHAyyj0X4q6gkqy7EY0qd32s+Zo4bSaTSbWRLy5ihi+r3U0zLC6OxlcC1oOIQdNt+u1S0qjf&amp;#xA;+ZtTs77Voo7KKe00uNbm8uFncOsHBpHi4emV9cqoZE5/ZILFfh5NJS7/AJWXbRQWct5bpbz376fL&amp;#xA;Zp9YQKLTUZAiSyFxEweJT+8RA1Kr8RUkhpWYw3rylA1pcAs9CTxqpJG7EOdvirtihab6VipNjchT&amp;#xA;Wp4xVBHiA+/0Y0qw6hLCzo9lPVS1HohBAPard+2BKkNYLR1SxuR8RAUqn7O9dn6YFpWtbhJmQfVZ&amp;#xA;kqWo7heIpU7/ABE4aVF+kvwqXJFK06/rGKt0jHPxO3I9R44qhRBboZWhjSOSRhJK6Lx9RgqpyYjq&amp;#xA;eKgV8BgVrgoO43NNjilVWMNKvGgpTfxNR4YhCOryFK/B0DV7HvkkLlQ0Yk/duaYoU5FTbcePE9+2&amp;#xA;KVLbkV4jwqK03wKtktqDkh+DaqA7/RjSbaiZa0VzxBoR/t4qqqztsSN9qioO3yr4YUO5UqCeJPgK&amp;#xA;fjiq0FSKhqe2+4wK6CTmXVjxoeO3yr7+OKqyoRsKKKg+OFWmJqDUiuKqSlhLRNjWpam/Sld/uwKv&amp;#xA;kFxGAyN6itTqPsfzdOuEqppqSJUXCtGiA0ahIoOlKVwWmlaK9s2fiJKSbcUYMhIbfoaeGG0Urh1p&amp;#xA;yrUE9RvufDFCB1c2X6PvJruNJLJYZDdxyKGRoQh5h1I3XjWopiljVv5g8jWdBbiGGSS1S49CKDiR&amp;#xA;bRHglUVar6bMQFPTsMaVqKf8vZLiW2FhZpcrOs9yPqsalbgS+ijszJQv6jkBvnvSuKoYar5BbVLC&amp;#xA;5OkWzXN6HvvrwtYy6Nbxev6hbh6jPUHjxHKv0VNKjk8w+S/qcksKRR2zSvcFBCEElxC0bOwAHxSq&amp;#xA;8kZBpWvStDQEKgY/MPk10uhJbLDFZ9WpV2DTywfCo/ebmMmtO++FUVpev+S7yCVESNX+qrd3kVOR&amp;#xA;SMhXCsY61f8AyRvt0xV1x5j8jF0i+CVxFIYiEdx6cYaaSjj4aAVfruNxUFahU1Hl7RV+zZxiv2qe&amp;#xA;DbYEo5IFjgSFNo4lVFXc0Vdh13xVuOIxqGBJ+e9a/PFVJTWQNI/EGpXwp4jArfE8gx+yCe/Y1GKr&amp;#xA;OAo1ANjtTpiluFV9ZDUgKQPx3xClF3BS1kDciYpSeQ2+DuSv+SO+SLFWWnEU+wO4/hirbqWod6Ur&amp;#xA;vihT2UAnqf1dcUtJKrBgBvtT3xVUV4mqJUDU+yCOmKFFYJviMSMwUVbv+oY0m1H1GZqE0PcYEqgf&amp;#xA;kpod/wCGKGlcLIVKmrUII6fL6KYqqMFMoav2RQgdO+FWxSvIjYf5imKqQlc1JUAdq71NO+C1bF3O&amp;#xA;0YWMAtUinh8<text:soft-page-break/>VeuNrSr6wBq8ZEg8KEb++FVk1tbMsjFBzkUoxGxIPUEg7/qxpbQ62ckUge3lZK/aU&amp;#xA;EUPXxDDv4YKTa/U5NVt9PuZ7ONZrgRubKFxXlKF+AEhlG7U6lfmMKGMza3+ZFOFvpNsH+qerJI5S&amp;#xA;RBcl/wC7XjcIWXhv0Hb5YrSI0/WvN0s00U1lbmNXX05k4qXQzhX/AHbT8gRBU7nr49MbC0g4NU/M&amp;#xA;eWZIBaQRvHEzyu8alGf0k4IHFwoq0pcGi7ADxwqmC6h55V0WaxheKa8EQVY1LJbGYAtKRccf7gsQ&amp;#xA;R0IAoxOKFSwn82i5u31K0ijhgYrbCIq0jBnYKzN6lOIQKTVVO/tTAUpTBqv5lm5mabTIBH6bGOAN&amp;#xA;Gfj4MUFfXB3IG/6uqqq+l33n9r6zXUdKi+qOGa9aNo+UdLcuFT9+eVZ6KDTpWtKci0q+W688OLcQ&amp;#xA;2cCFv963kVAEIdPsql09duffw+WKspUkKOQ2pQkbAU32xVaIeQ3Hw1+z2I7E4FWkCKhc8idgp/sx&amp;#xA;VpmRiSKivwsP6YpUa1IVhuRv239q4FVo4yZI67io3wqi/QT9r4jQ9SN8LFQUS28zRkj0COUXWoqS&amp;#xA;WVq7UHb2xSqzSc4ioNDT4R0P9mKqcgkVURPiH2WB9z1xKrgpFKjdRTb78VU5jJT4RyJ2HgABgKoi&amp;#xA;y1ARb8v3Z707g74QUEImWKyuwpKqpqByApt9ByWxQLCW3FlcQAts0PZga1H+1kSKZAqHOro9aFKg&amp;#xA;knb/ADrkUqwkLLyHUdd8NoWkgqatTrRj0rilxI40I+19nam3v74qtgYB2G1SKivY71/ViFK8sea1&amp;#xA;HJuq12qafj1xQvUOQTX4x2P6qjCrSyFJQoFNhXbYjAqqZTwCux23U79a9MKqvCFn2UF1IIJFSCel&amp;#xA;DthQhprepcEcqmpQjlSm3Vge3vgKUPNbTLLGUPpxA1PGtVNNiQSVp06AYKTaNBnCKxAdWpRx8NR9&amp;#xA;+FCpFIslQGqvWvf9VMKELJbkAOv2urCoDD/VLcfhGCk2ttrhWBU7ty+ICoIHTpSvbv8ATgCkIkQ1&amp;#x</text:p>
      <text:p text:style-name="Preformatted_20_Text"/>
      <text:p text:style-name="Preformatted_20_Text"><text:s text:c="15"/>&lt;/rdf:li&gt;<text:line-break/> <text:s text:c="14"/>&lt;rdf:li rdf:parseType="Resource"&gt;<text:line-break/> <text:s text:c="17"/>&lt;photoshop:LayerName&gt;starmaxlighting.en.alibaba.com&lt;/photoshop:LayerName&gt;<text:line-break/> <text:s text:c="17"/>&lt;photoshop:LayerText&gt;starmaxlighting.en.alibaba.com&lt;/photoshop:LayerText&gt;<text:line-break/> <text:s text:c="14"/>&lt;/rdf:li&gt;<text:line-break/> <text:s text:c="11"/>&lt;/rdf:Bag&gt;<text:line-break/> <text:s text:c="8"/>&lt;/photoshop:TextLayers&gt;<text:line-break/> <text:s text:c="8"/>&lt;photoshop:DocumentAncestors&gt;<text:line-break/> <text:s text:c="11"/>&lt;rdf:Bag&gt;<text:line-break/> <text:s text:c="14"/>&lt;rdf:li&gt;52C9F41FD75C44B4B90C675FF43D41E0&lt;/rdf:li&gt;<text:line-break/> <text:s text:c="14"/>&lt;rdf:li&gt;55F63A0B47B27B431B7ED5D29A918BDA&lt;/rdf:li&gt;<text:line-break/> <text:s text:c="14"/>&lt;rdf:li&gt;76382387B21199D3DA96E276FE9B15C1&lt;/rdf:li&gt;<text:line-break/> <text:s text:c="14"/>&lt;rdf:li&gt;adobe:docid:photoshop:2b200fec-2df4-11ea-88b2-d4a0e83e8cc6&lt;/rdf:li&gt;<text:line-break/> <text:s text:c="14"/>&lt;rdf:li&gt;xmp.did:ace9d8f1-d0b0-f046-8147-6f8446b43b74&lt;/rdf:li&gt;<text:line-break/> <text:s text:c="11"/>&lt;/rdf:Bag&gt;<text:line-break/> <text:s text:c="8"/>&lt;/photoshop:DocumentAncestors&gt;<text:line-break/> <text:s text:c="5"/>&lt;/rdf:Description&gt;<text:line-break/> <text:s text:c="5"/>&lt;rdf:Description rdf:about=""<text:line-break/> <text:s text:c="11"/>xmlns:dc="http://purl.org/dc/elements/1.1/"&gt;<text:line-break/> <text:s text:c="8"/>&lt;dc:format&gt;application/pdf&lt;/dc:format&gt;<text:line-break/> <text:s text:c="8"/>&lt;dc:title&gt;<text:line-break/> <text:s text:c="11"/>&lt;rdf:Alt&gt;<text:line-break/> <text:s text:c="14"/>&lt;rdf:li xml:lang="x-default"&gt;0&lt;/rdf:li&gt;<text:line-break/> <text:s text:c="11"/>&lt;/rdf:Alt&gt;<text:line-break/> <text:s text:c="8"/>&lt;/dc:title&gt;<text:line-break/> <text:s text:c="5"/>&lt;/rdf:Description&gt;<text:line-break/> <text:s text:c="5"/>&lt;rdf:Description rdf:about=""<text:line-break/> <text:s text:c="11"/>xmlns:xmpMM="http://ns.adobe.com/xap/1.0/mm/"<text:line-break/> <text:s text:c="11"/>xmlns:stEvt="http://ns.adobe.com/xap/1.0/sType/ResourceEvent#"<text:line-break/> <text:s text:c="11"/>xmlns:stRef="http://ns.adobe.com/xap/1.0/sType/ResourceRef#"&gt;<text:line-break/> <text:s text:c="8"/>&lt;xmpMM:InstanceID&gt;uuid:e16ad406-9058-4e09-9d7c-20ee32da5651&lt;/xmpMM:InstanceID&gt;<text:line-break/> <text:s text:c="8"/>&lt;xmpMM:DocumentID&gt;xmp.did:44D326F8E131EA11BD8E893E686BBDFD&lt;/xmpMM:DocumentID&gt;<text:line-break/> <text:s text:c="8"/>&lt;xmpMM:OriginalDocumentID&gt;xmp.did:223d6e30-a46e-5d44-9000-4990c6ce99f4&lt;/xmpMM:OriginalDocumentID&gt;<text:line-break/> <text:s text:c="8"/>&lt;xmpMM:RenditionClass&gt;proof:pdf&lt;/xmpMM:RenditionClass&gt;<text:line-break/> <text:s text:c="8"/>&lt;xmpMM:History&gt;<text:line-break/> <text:s text:c="11"/>&lt;rdf:Seq&gt;<text:line-break/> <text:s text:c="14"/>&lt;rdf:li rdf:parseType="Resource"&gt;<text:line-break/> <text:s text:c="17"/>&lt;stEvt:action&gt;created&lt;/stEvt:action&gt;<text:line-break/> <text:s text:c="17"/>&lt;stEvt:instanceID&gt;xmp.iid:223d6e30-a46e-5d44-9000-4990c6ce99f4&lt;/stEvt:instanceID&gt;<text:line-break/> <text:s text:c="17"/>&lt;stEvt:when&gt;2020-01-07T09:59:44+08:00&lt;/stEvt:when&gt;<text:line-break/> <text:s text:c="17"/>&lt;stEvt:softwareAgent&gt;Adobe Photoshop CC 2015 (Windows)&lt;/stEvt:softwareAgent&gt;<text:line-break/> <text:s text:c="14"/>&lt;/rdf:li&gt;<text:line-break/><text:soft-page-break/> <text:s text:c="14"/>&lt;rdf:li rdf:parseType="Resource"&gt;<text:line-break/> <text:s text:c="17"/>&lt;stEvt:action&gt;saved&lt;/stEvt:action&gt;<text:line-break/> <text:s text:c="17"/>&lt;stEvt:instanceID&gt;xmp.iid:f60da116-2973-f04a-92e2-4037ebad1e3a&lt;/stEvt:instanceID&gt;<text:line-break/> <text:s text:c="17"/>&lt;stEvt:when&gt;2020-01-07T10:00:33+08:00&lt;/stEvt:when&gt;<text:line-break/> <text:s text:c="17"/>&lt;stEvt:softwareAgent&gt;Adobe Photoshop CC 2015 (Windows)&lt;/stEvt:softwareAgent&gt;<text:line-break/> <text:s text:c="17"/>&lt;stEvt:changed&gt;/&lt;/stEvt:changed&gt;<text:line-break/> <text:s text:c="14"/>&lt;/rdf:li&gt;<text:line-break/> <text:s text:c="14"/>&lt;rdf:li rdf:parseType="Resource"&gt;<text:line-break/> <text:s text:c="17"/>&lt;stEvt:action&gt;saved&lt;/stEvt:action&gt;<text:line-break/> <text:s text:c="17"/>&lt;stEvt:instanceID&gt;xmp.iid:44D326F8E131EA11BD8E893E686BBDFD&lt;/stEvt:instanceID&gt;<text:line-break/> <text:s text:c="17"/>&lt;stEvt:when&gt;2020-01-08T14:42:31+08:00&lt;/stEvt:when&gt;<text:line-break/> <text:s text:c="17"/>&lt;stEvt:softwareAgent&gt;Adobe Illustrator CS6 (Windows)&lt;/stEvt:softwareAgent&gt;<text:line-break/> <text:s text:c="17"/>&lt;stEvt:changed&gt;/&lt;/stEvt:changed&gt;<text:line-break/> <text:s text:c="14"/>&lt;/rdf:li&gt;<text:line-break/> <text:s text:c="11"/>&lt;/rdf:Seq&gt;<text:line-break/> <text:s text:c="8"/>&lt;/xmpMM:History&gt;<text:line-break/> <text:s text:c="8"/>&lt;xmpMM:DerivedFrom rdf:parseType="Resource"&gt;<text:line-break/> <text:s text:c="11"/>&lt;stRef:instanceID&gt;xmp.iid:f60da116-2973-f04a-92e2-4037ebad1e3a&lt;/stRef:instanceID&gt;<text:line-break/> <text:s text:c="11"/>&lt;stRef:documentID&gt;xmp.did:223d6e30-a46e-5d44-9000-4990c6ce99f4&lt;/stRef:documentID&gt;<text:line-break/> <text:s text:c="11"/>&lt;stRef:originalDocumentID&gt;xmp.did:223d6e30-a46e-5d44-9000-4990c6ce99f4&lt;/stRef:originalDocumentID&gt;<text:line-break/> <text:s text:c="8"/>&lt;/xmpMM:DerivedFrom&gt;<text:line-break/> <text:s text:c="5"/>&lt;/rdf:Description&gt;<text:line-break/> <text:s text:c="5"/>&lt;rdf:Description rdf:about=""<text:line-break/> <text:s text:c="11"/>xmlns:tiff="http://ns.adobe.com/tiff/1.0/"&gt;<text:line-break/> <text:s text:c="8"/>&lt;tiff:Orientation&gt;1&lt;/tiff:Orientation&gt;<text:line-break/> <text:s text:c="8"/>&lt;tiff:XResolution&gt;3000000/10000&lt;/tiff:XResolution&gt;<text:line-break/> <text:s text:c="8"/>&lt;tiff:YResolution&gt;3000000/10000&lt;/tiff:YResolution&gt;<text:line-break/> <text:s text:c="8"/>&lt;tiff:ResolutionUnit&gt;2&lt;/tiff:ResolutionUnit&gt;<text:line-break/> <text:s text:c="5"/>&lt;/rdf:Description&gt;<text:line-break/> <text:s text:c="5"/>&lt;rdf:Description rdf:about=""<text:line-break/> <text:s text:c="11"/>xmlns:exif="http://ns.adobe.com/exif/1.0/"&gt;<text:line-break/> <text:s text:c="8"/>&lt;exif:ColorSpace&gt;1&lt;/exif:ColorSpace&gt;<text:line-break/> <text:s text:c="8"/>&lt;exif:PixelXDimension&gt;1400&lt;/exif:PixelXDimension&gt;<text:line-break/> <text:s text:c="8"/>&lt;exif:PixelYDimension&gt;956&lt;/exif:PixelYDimension&gt;<text:line-break/> <text:s text:c="5"/>&lt;/rdf:Description&gt;<text:line-break/> <text:s text:c="5"/>&lt;rdf:Description rdf:about=""<text:line-break/> <text:s text:c="11"/>xmlns:xmpTPg="http://ns.adobe.com/xap/1.0/t/pg/"<text:line-break/> <text:s text:c="11"/>xmlns:stDim="http://ns.adobe.com/xap/1.0/sType/Dimensions#"<text:line-break/> <text:s text:c="11"/>xmlns:xmpG="http://ns.adobe.com/xap/1.0/g/"&gt;<text:line-break/> <text:s text:c="8"/>&lt;xmpTPg:NPages&gt;1&lt;/xmpTPg:NPages&gt;<text:line-break/> <text:s text:c="8"/>&lt;xmpTPg:HasVisibleTransparency&gt;False&lt;/xmpTPg:HasVisibleTransparency&gt;<text:line-break/> <text:s text:c="8"/>&lt;xmpTPg:HasVisibleOverprint&gt;False&lt;/xmpTPg:HasVisibleOverprint&gt;<text:line-break/> <text:s text:c="8"/>&lt;xmpTPg:MaxPageSize rdf:parseType="Resource"&gt;<text:line-break/> <text:s text:c="11"/>&lt;stDim:w&gt;118.533506&lt;/stDim:w&gt;<text:line-break/> <text:s text:c="11"/>&lt;stDim:h&gt;80.941485&lt;/stDim:h&gt;<text:line-break/> <text:s text:c="11"/>&lt;stDim:unit&gt;Millimeters&lt;/stDim:unit&gt;<text:line-break/> <text:s text:c="8"/>&lt;/xmpTPg:MaxPageSize&gt;<text:line-break/> <text:s text:c="8"/>&lt;xmpTPg:PlateNames&gt;<text:line-break/> <text:s text:c="11"/>&lt;rdf:Seq&gt;<text:line-break/> <text:s text:c="14"/>&lt;rdf:li&gt;Cyan&lt;/rdf:li&gt;<text:line-break/> <text:s text:c="14"/>&lt;rdf:li&gt;Magenta&lt;/rdf:li&gt;<text:line-break/> <text:s text:c="14"/>&lt;rdf:li&gt;Yellow&lt;/rdf:li&gt;<text:line-break/> <text:s text:c="14"/>&lt;rdf:li&gt;Black&lt;/rdf:li&gt;<text:line-break/> <text:s text:c="11"/>&lt;/rdf:Seq&gt;<text:line-break/> <text:s text:c="8"/>&lt;/xmpTPg:PlateNames&gt;<text:line-break/> <text:s text:c="8"/>&lt;xmpTPg:SwatchGroups&gt;<text:line-break/> <text:s text:c="11"/>&lt;rdf:Seq&gt;<text:line-break/> <text:s text:c="14"/>&lt;rdf:li rdf:parseType="Resource"&gt;<text:line-break/><text:soft-page-break/> <text:s text:c="17"/>&lt;xmpG:groupName&gt;é»˜è®¤è‰²æ�¿ç»„&lt;/xmpG:groupName&gt;<text:line-break/> <text:s text:c="17"/>&lt;xmpG:groupType&gt;0&lt;/xmpG:groupType&gt;<text:line-break/> <text:s text:c="14"/>&lt;/rdf:li&gt;<text:line-break/> <text:s text:c="11"/>&lt;/rdf:Seq&gt;<text:line-break/> <text:s text:c="8"/>&lt;/xmpTPg:SwatchGroups&gt;<text:line-break/> <text:s text:c="5"/>&lt;/rdf:Description&gt;<text:line-break/> <text:s text:c="5"/>&lt;rdf:Description rdf:about=""<text:line-break/> <text:s text:c="11"/>xmlns:pdf="http://ns.adobe.com/pdf/1.3/"&gt;<text:line-break/> <text:s text:c="8"/>&lt;pdf:Producer&gt;Adobe PDF library 10.01&lt;/pdf:Producer&gt;<text:line-break/> <text:s text:c="5"/>&lt;/rdf:Description&gt;<text:line-break/> <text:s text:c="2"/>&lt;/rdf:RDF&gt;<text:line-break/>&lt;/x:xmpmeta&gt;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99"/><text:line-break/> <text:s text:c="26"/><text:line-break/>&lt;?xpacket end="w"?&gt;<text:line-break/>endstream<text:line-break/>endobj<text:line-break/>7 0 obj<text:line-break/>&lt;&lt;/ArtBox[ 0 0 336 229.44]/BleedBox[ 0 0 336 229.44]/Contents 8 0 R /LastModified(D:20200108144232+09'00')/MediaBox[ 0 0 336 229.44]/Parent 3 0 R /Resources&lt;&lt;/ExtGState&lt;&lt;/GS0 10 0 R &gt;&gt;/Properties&lt;&lt;/MC0 5 0 R &gt;&gt;/XObject&lt;&lt;/Im0 11 0 R &gt;&gt;&gt;&gt;/Thumb 12 0 R /TrimBox[ 0 0 336 229.44]/Type/Page&gt;&gt;<text:line-break/>endobj<text:line-break/>8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11 0 obj<text:line-break/>&lt;&lt;/BitsPerComponent 8/ColorSpace/DeviceRGB/Filter[/FlateDecode/JPXDecode]/Height 956/Intent/Perceptual/Length 160631/Name/X/Subtype/Image/Type/XObject/Width 1400/KSPQ 75&gt;&gt;stream<text:line-break/>xœ#&lt;@Ã¿ÿOÿQ#/#####x###¼###########x###¼###################ÿR#</text:p>
      <text:p text:style-name="P1">##########ÿ\##@@HHPHHPHHPHHPHHPÿd#%##Created by OpenJPEG version 2.3.0ÿ�#<text:line-break/>####rÀ##ÿ“ß p‘ü#)ë/sä´W¶€K·òË\Â#Ýs—À¾o�¢å¸âÔîI#~FÚ�Aýú‘Å<text:line-break/>›''ûúÕ�fxO#1dÛæwO-Þ‚èøj#MÁ#ÃN:a#øæû¢R-## ¸|•ãÜ9#˜o=iÓÇûd–HY{PM3&lt;�¯ªŠ²<text:tab/>#ÀÌÃçáÊ:ŠÕìu#Ê³˜ƒÒ5©?ß#þkÃ¯##À›65˜¥¾çD®Üå#jKjÅ ¼*@¹‘8T6éTlÂ‰ê#<text:line-break/>#’ŸÇæ¸fóP¤F›k„|9­�ÄKÝCPøzå›|Îéå7yO³£d¥n#ö#qÓ#�Ç7Ý#‘h¨%#Ãä¯#áÈ´ÃyëNž?Ù-”#^e" NxÀ</text:p>
      <text:p text:style-name="P1">×rtB#ôKÐ#§šðëÄ€ð%##bÊ##�#»s”#©-«#`_"#s"gdâj€Ï#ó^,HQ)™¿ÜþQeÆ6###=sÊ¥åËž#(ö&gt;~F5×“ŒUs[±ü#Áë#ÓÆei´Éå#hs=æ#b#IÛyÍ÷Ím_6#dó†aÏÝï?%mº5ÉX#õÑ×ºQio_ƒ¹Tž'#l#­p™³¦Z#l›(–‘Ìå‘)ŽA‘»#Á’Hë!#”øg•É±#^ù–ÓT¦]sæ#­ êËúÌåB<text:tab/>­S=æ¹¤@ë¢lõÊïÓ1af+ÅpÝ#$¿½#X�óo#ÁÿfÅÚÂÜ&lt;±½Ý##ï#ì$}€³ï›³o±¦Hä›Z*1#ÈåMqp\#qe‚½ŽØÞ‚Í´Ï8\#ÃÔUÞ#rûæõ½;õï}µxôÅç¯™À¾�d¶5H@#Êö#Ž&lt;æÖ#½ög#�“�ÙqC�ÿPÎS£#"- ±Û:j�+)ÆyÖ—ùž;p,Q€‚½|ÂiµÐnsn=TÔ#ÃËƒ0ÊEúé#ö<text:tab/>"6(#?X#jØ'Öü{#Hð#†ë#D§¿…­##éª`;f—"BÞÑ#|OÆò9#aó´vS*‹�^�ÚÞ#)½&lt;T#›3û#Àš%è#°E?v#Eï"#Ñ±å™Òq;ø&lt;yëŸ#â#‹_Z;, ce‹¶ëôE¨Ú9¨žw´|ôQÓU�ÓdÍoÃWZ6XÉœu#Ä*C5»‚K#ÛO¨2°Ï#[PŸ#*½ß#öHH8#é‚´¿×™uI¥(ü»# íØ_Œ/½ü+jûYÉC©ýÝ6Ø„#Ð4¤#ºÞ‹é–¿rÞÀ)m†@$†¸£/#ë‚ú‡</text:p>
      <text:p text:style-name="P1">¦</text:p>
      <text:p text:style-name="P1">›†ò|##Š#Îø½hjã;R�õÀ#¡<text:tab/>«Äá!Íp»w</text:p>
      <text:p text:style-name="P1">«/¢K#ì—òGŒ#±T#¬Lü| ”"#Ì#f|MîùD�#÷|¾î@¢›ºŠ™°�ÊSÍ­Õ�Ïm¼¸¡/kDÛ&lt;6k²|[#@bL„Öié§Ä<text:tab/>�3uÓuÂ4=?5b#Òn##Þåèšö#"v3Ìuáð¸˜¤¶&amp;uw³(h"ÝXÒD#1õlòr#ñD{bäJŠÍtÇÓê"}�WÇ×ÔàÈtí²/šZýg€,¡Š##®"Ç##»]@½Û=»GÛ#r#�¬‘‘ùýh##n�/##ÅjÍ½†¨yZ•}CMâ¡DfA�oç‘ò/å{‰w½ö¬o¼…V`#Ý##ë4Ð°¤å`ÆgØÐ#ÿQ<text:line-break/>¾žoCl6£<text:tab/>=¹�yÄ•Ul#uD’Hiê¤�á›¢H#5¤Fw©B*P@5Ã#dà#2#</text:p>
      <text:p text:style-name="P1">7G#Ñ§u#±ÂÐŽ¹?`ž:¹ö¡Zº=´»¾ÈÑ�‘#Ó×åÛFö!ãvIÿ!Hw¹×p4ŽUÂYÕ#�ì¯�EŒ#ã,_­ûÄ=X�#‹#w‹#&amp;&lt;ÔhÍÄ}ìsí×M¯‡Þž¯{ª«Óì™K#­Öü±8</text:p>
      <text:p text:style-name="P1">} =‡�&lt;y�¸B\áYMFË##b/à#×p##D ÒzE+�E*O�#<text:line-break/>õº’û#‰�i_Ìçm#ê�£ƒÏõô‰«#ËÐeae.N#Vy`HåRÀøùu=›’`¯„u#”#óÿ#Ù#Çi|{DAÁ+Œ#|Â6Éq!©\#[éÕñúÛ#ÄZöÒ°ÀÚpcUv’Œ¶WX;#`’Hi°y–°•šþ¤Ÿ†s‘#Ú²*K|É</text:p>
      <text:p text:style-name="P1">÷ä-t#šÏÍƒ</text:p>
      <text:p text:style-name="P1">Õ'L&amp;ZD@Ñø…Æ"B¯«lËùŽ²e#®¤‹ŒTz<text:line-break/>JÄÏï•wœ&gt;#Y#Ý±à’œÇ##×sa#å#è_ý-É<text:line-break/>&amp;..ä$#`+—Y#‘#÷ÏHr�©##|šÝ#ßÿ!HÖõÅ@Ej#“�#³#“»U#;#¥z]Þ#„Ûñ#,–ð§ŽÇj£óÅm</text:p>
      <text:p text:style-name="P1">7#Ê#QÚõès7Ç=<text:line-break/>W%ÈîQh“F#údx0…##ïAÜâ#-»ä”-+ò`&lt;Zœ¤#·Ìs+\sÃéKƒ‡‡GÛŸ‘Þ#9å0#§</text:p>
      <text:p text:style-name="P1">z{ñ#ƒdJ6hÎqrOXã0×#]##Kš#0¯¹^3Œÿ(¯îý3uÉrðà±Í<text:tab/>{âŸ•Ú+vÚO¹ÖA#Å#q¶p¼]ó =FÂÎLœZ%¡ó°áƒ_�ùØ&gt;æB¹¸«i°)8™Ü+š¶¿ó÷¾Ip°üÇsç¢dƒ’ågœ@æèØ</text:p>
      <text:p text:style-name="P1">� w�M·—øHžôÆ�ï2ŠV&amp;#û7_Dó#ä&lt;S¢glS¦m##¥Ef!¢,#×Åæ4Ÿðà¾x×Y�¡ÜŠ#±¯ýí#Û<text:line-break/>w¯ý–òFÛ##šxMŸé¾y‡{¼³</text:p>
      <text:p text:style-name="P1">½GÉ’ Ù»³ÕÈO¢+¯��ü“ÿ}r#</text:p>
      <text:p text:style-name="P1">àÄ%íª<text:line-break/>#,h#'ÿd?ž#HÃ#÷#ã#Þöò1ÈÂwÍV`sbÌ+p</text:p>
      <text:p text:style-name="P1">ö¸Ð$<text:tab/>5h#Ÿ1JÐâñ#€e/ÿ#ntß8£iˆº‰##2j¼#€¿)Ãó+wfWÁ#v˜AeD½tŽæ‘Q…ZbÐàÄ›�#ÁÙêµT/ÿ'½MmÆš‹#$Fo#}°bip#pÂU#aÁ (Ð&lt;#egô&gt;‚#&lt;#IUí?óÛ£ú#¡ÀëËûîRôÔ®Z5# ##½#ÆFˆ(å±&lt;##fÎ#˜YÍ˜IæJÊ1S‘²¶DÒAÛ©Îà�2#iÆ,#i¥"¢ë-K†B§tþ.)²#SŒ$¬ÌJg°ÙZ÷-##w +BîÕç}Ð�Z.µè»„#¶‹Ú¦J�µvµßt’SÇš“iÙ–YÉ#ÎÇ#�;ìmÌç£ã¤Gz#5�#%Ú'dÖ»Ò!ºÓ°›##[#Œš—õ’Í/#ÔÓ98‹–¡Ù‹4ðÆËwh&lt;L#Ò ÷îÐ?º</text:p>
      <text:p text:style-name="P1">`‡É ÈÚ7##ð<text:tab/>·× Xïˆ¬¦õè‚=2L?l+V´##</text:p>
      <text:p text:style-name="P1">­¬NÊ(aüBÅ)5)4}X}+ãAß#¿�zŽ|'æ‚å�rÉ`Ú‹9ï‘ÃG#ü#6ÌÕ#%~#²#p®lë¿X'p�\é #¸An\\9ÿ</text:p>
      <text:p text:style-name="P1">üÂ·Á_·Íoÿ\üøÄù´1îXXÞ#à##ÎÔd¼ÜÓ#Ójïþ#S·^$u#ˆhÄø]Ác¦DÂ¤âŠl€#»S…*à}s#‹ólì�šx#sAÎì¾ûgfD@¹.è#.õ¾rúý„#›<text:tab/>a¶–mÍ­%@öK#ÃWÅm##²pCâä.ãÔ#ý°ÀUÛHK#e2äk{Ü™</text:p>
      <text:p text:style-name="P1">H#•8m›t…4&lt;]Ñw*¼C÷k·ÇõÁ”#2‡�!*Î_Nñi¥Å�Ïõ7<text:tab/>è�Ôsj—I#hæ à]ôZRA#_ÈæÞÊ÷…¢1ý¶'#xÌg˜8éf0D&gt;<text:tab/>åÖàÌ#8×ë©áo6¸£-æˆiÓqc#&amp;{#ˆR¦àLC‹#êÝe@Ø#</text:p>
      <text:p text:style-name="P1">Ô#t&lt;##Ý)9g@,†²ÇÆ*DÆ%«C–¿'RŒy¢f##�WlH@#â”#üˆ+3ŸíÅP&lt;ua.›»t†èó‚#@"ÞB.øÜÅ?ˆ©H±EdÖ“m�#Šm#&amp;</text:p>
      <text:p text:style-name="P1">§…˜µ<text:tab/>µ'#ú(!Öa$_Œ(‚</text:p>
      <text:p text:style-name="P1">ÜûÏ¬ NBà»§±%pÿ|_ÏÞÚ2¾{#|#|;ZëÌÔ®«ˆ1ž¼¸+##6Õ#°â*°=Øåäñ¶Ò¼#¯#$\½À/£°z¥Ã³Å##<text:tab/>9&gt;)#ïç£mÙ‚ª’’[</text:p>
      <text:p text:style-name="P1">ûzjX8¸·‘™üÝ#”#soŸu7#@Ú€Y;öyyŸ¥#|ª</text:p>
      <text:p text:style-name="P1">Eˆ#</text:p>
      <text:p text:style-name="P1">c¦/##v‰#õs}“ÂoÀ/Bêâ;'8¥Ù³®Â#z×<text:line-break/>:šüFîúK#p0^Ët;Òý›£'Ÿ(«X�û€¿8ò# «³¶Ò#|a¦$</text:p>
      <text:p text:style-name="P1">éÄ#&gt;#wä`#È¡#‰)¥M¯#í…=Ó&gt;a[ýŸ•‰˜%ûÍÙ´#öe‡ué9Æ#­ò•°nÚ­#&lt; ˆ#8:nÚN81#"*ìÐ#Gki¦®ß#½qû#xˆ³p</text:p>
      <text:p text:style-name="P1">ùR#yê†¤ó²ßÚœRÎ“�ùaŽ+øž»…$~Fkï¼o#Ð5P¿¯%EÇØr€j˜kÛ#ŽÚ¬’¥Æ+Ã/ú6#Ú«à¾³ìR¦<text:line-break/>ñœ*€ð#Çn”#Û�0pš–#  ãßÁÛOq¢###ê#B#¾gÂþÈxôçÛ#Fä§</text:p>
      <text:p text:style-name="P1">´«×VgÁÙtaS›Fé:Ä•'#×&amp;FÆ#/R#Ï�ª?L#ãBìÚ„Z0¨;T#´¢:Iádmœ˜â##*Ôº#éø*Ñuo¬7#•Ú™Æ&lt;i&gt;aÎÆ[¬ûsåŸ«™Ö‹2#Ý®M#xg#©—Áä›¢#¤# ?Ä§Q#Ç9—&amp;S&gt;žœùÄÃ=<text:tab/>¡ý#)»,<text:line-break/>&gt;-É‰™#TsœEVÈ´Ö.…¾{¼#<text:tab/>j'#Ø[c#·&lt;�¹ÉùÆnÓTÎØn„Î¤Ô-BˆœbÚ#M¸2#ÕïZ~+ª·Ïê�!V@û)}#qmþŸ1³ÖÁ×–r5ÕÇ#(EJ#uFÂ*FI�“ùz Õ#5Ì&lt;¨•—SIÅÝô</text:p>
      <text:p text:style-name="P1">'2T®p&gt;W²®EUÓÜõ,�¢¡#ÑjH j#ß©éFð³##Þ#w%4¥ÇÞ´a#úõÑº*OU›Î°¦#õ«#xMì±O ÜÕ#ÅÂ</text:p>
      <text:p text:style-name="P1">#Š–’ÿj÷È‘L 2¥1##ùcÌ”#bË</text:p>
      <text:p text:style-name="P1">Ð0p=[Œž€t6éwƒ¿Kþf»§“o¶Fíölb†µT�##o’©*²ÝèÚ7ÂfŽiÓÖ'Ì¼KîR°~š�õŽÃB#øNñ2‡aGu#’#¥—]vFËƒ;�vw—#úž®Ó#vž�a5ó&amp;ƒU#;�'#i##sùl/z¿äú##+!ž~<text:line-break/>›âJÊ†d©#^T#o&lt;�¤q'žvRÏ�,åsÂ7#êy ¤DuËUV@“;6uTN#º‡#{�Q#˜Ãg#<text:line-break/>l_.²&lt;„a##Pf³#pSÏûÿ#žÎh##þ#°z#.Ã—ˆ� þ$#äx-Y{Öÿ.ã+€&amp;#““³ÃÂ‰ ×:µ<text:tab/>j+—~‡ÁéÊƒRŒ™îFþ@(°?-\šÛ$…¯WŸ=wn#2#ã¶�(QUn#FÙpÜ##Íë#GÞ¦‚6—øò@’&amp;³#9�ï(;##¤×ì#…„á#8ÜÀŸ´þ›nÎl4#ð“ö‹Ë9p»þ˜#àkÐ&gt;"…DéSFÝ¯=U¯9þ/¸ç#ˆ#Õ½#öûÝÍºB†¢;`ŽeØ#K@&lt;É“r‡pä“#\##ÜÂ¾OòH#à#o&lt;Òv#ÝT:‘jþ.VâÀœ~…Ý#ÞK4dÔ"¡�„ÄÜŸGv#À`²-#‰®ƒôe¹º<text:tab/>NÌ§#§</text:p>
      <text:p text:style-name="P1">Yl¿</text:p>
      <text:p text:style-name="P1">—Â.mt¿tiWþ##Ã¿#û#E(û&amp;þK’j¨L"Mø¥#L¤Þ‰ˆ#Ì˜¤`èo"ËÅ#qÝ/˜¼Ú##åÊ¥ä¬ŸCò6#kæ~Íj‹B˜A)sÑôë¾øÓ¯Ê x� ‰#Ÿ�èöŽ#¨ŒmÒ ƒÙS/Ñ#ì#®#ge#œ##wŒÒ›S¡µþÔ~ï•œ‚c##`‰±«Á¼-ðRj!®~¸v]•ž#ÄUØ¡#þ5f<text:tab/>®’´ ½#W#E�Ì‚³P(:åLvy#voSÚ=(ÉdãÉý/é{ð7#ol�tvá?À¼st#kuÓFfúsš¹u‰º#cšÃr\¾•~¿#iç¸º¹ó#o1«#”Qƒd#S8µ{?#©D#¾Ó#&gt;Øƒm£éyn#Ð#Ú›SzÄÝ°³:˜Ýž&lt;»øD¡;äþB+%Ý�#P.d/Ùb¥¯—`ôt7##ßH°³“·Ë46Š#ôr§Ù=§€ƒª�JÁx-,9H |¾$c^±�cò%~ìQ¤²Àÿ#éàbY#„ÛÍg©@!¥H‘k#„IT$ŠM|</text:p>
      <text:p text:style-name="P1">|{êõÊ†åm’|?ü¯ˆ9ü]ï#W0eû4«IW¾äBÇÈ#*ŽUˆ</text:p>
      <text:p text:style-name="P1">¨WRÎ#ye¾ÕÍ�-Ÿ¦#&gt;##'îè.š ‹<text:tab/>ÒÈ™ðräím‡#ÇfÎÚ#ÒÃ1D1â†Ò|vÞö#×ì@À#Ž!¶­×</text:p>
      <text:p text:style-name="P1">ÏÐ;PÝF¥cË˜#�Ÿ#y#&gt;O§Å¸‰åM##ï½#¦–ýu4QZ#?ÍýLí#ÎÄ6xÕ è#}êŸÒ“êy&gt;#°²Y|Š�V#ˆ;‘ÀŸ<text:tab/>;%—Í#ç$7vâ#E#ì.vùœ¯]ÖM#·YÃ�¸ Ð½ì<text:line-break/>ê##d¸$tŸ=H#¥ã#8®5´©#�)’üê':'ì#¼c{ê—Ë/*JŸ##(H� ÊjÞH_D!›?#î0±Þ#=~ßBæûÂOˆ#M°$že}¾eîú</text:p>
      <text:p text:style-name="P1">Œ�Âo*#K×ëM–É€HIæM4ìÓ$#Ža#ý¯B#J#Çg†#ø|¥e]¤¹å#sÕbßï¥û#!¦vQ1"²5#”ª#&gt;ûÓ"#^s1îG#³šª7#<text:line-break/>Ï#ÏäŽ_¾DÁ#<text:tab/>#à_µBûü¿##~#žœ#</text:p>
      <text:p text:style-name="P1">µ‡Ò#ä%½§B“õöè##çTc#Åà#<text:tab/>†##{#ŽÄ&lt;ÃÏ´.Ý¼#ÃTUä#\&gt;T#®!#G­e!Ñtˆ\óìÐ0'#vÍ0F Ir#6„êí5d/</text:p>
      <text:p text:style-name="P1">##Òê##(p—õãgPpó!1ª�tt1œÜmÄ#ùÌM#om&gt;ùTÃ´šrŒ2#´ôØ‚#‰@=êó'ª½¡ <text:s/>x!##Fëiõ8Ü##ü<text:tab/>¥#aåÁ# )¦®Ä#xZÖÐz²#ïŠÌ”†Êÿ(#¹©ò“#.‰¼gÂARÅ&gt;2@í/¥<text:line-break/>Î™ïì¥�(¹œ#´ˆ oÖÝV#ÈÖ#ÚLÓT²ÖkëgóºX…xè#žÛög,›ª‹</text:p>
      <text:p text:style-name="P1">�rù £�Ù!w_e¸�&amp;¶a�¬à¥W’xÌ(×°ª###BAÓXé½gÞ…í­€Ú#›#jqq#&amp;#…Z|“}ßAX#¿Ð¦n“BláDA¢þ:°D÷h9É†#ìIô8þš-#[#×¡Rl©Z¬f¼qyc#©ê¥"äZñ×†�›`</text:p>
      <text:p text:style-name="P1">_†l—IaìÍßwçî$t#YíR!<text:line-break/>û#×9ÑÙ -‚8ýûB#9c Á–È·_E?–A¢Z•±eýBX#ÙÄóþ#Šëë#g##{¼=.Mÿ,šš¾½¥¯&gt;ÃãŠ×;�ö_¤ˆšî#—|#!\Ë#dH#[ßñßÆbƒR#d‡ó$^¾žÓã�u©ž â#õµ(‚=ƒ�ö1]øBÿTa%SIÓõ¹Û‚ÎÆøZeR`F$_&lt;úÚK</text:p>
      <text:p text:style-name="P1">-ª�›+QïHŽ#AX€</text:p>
      <text:p text:style-name="P1">?'`‰Fdq~o4d[Ø#®×‚�.Œ€¬#Ñí¹Õn�## ¸WV„ÀM#™�ÓÑ.gú+#u�²TN)_Öð—uo§óG,p#ë¶Gn#ò¡dçß?"i#˜ó–¸ôŠ"·³ÀŽve&gt;#xwD`ŽG#ÛA#Dêî)¶ÝÀ[%#ŒF¼#RL}3Ø_#eoiÄ6EýL#” |‘#HÓ#­ÔUƒ±#ª*í#ÂñIý‘ð�Pc#Ð@3ä£©Å#|Ÿ.êBê%¤“él˜Ö#ô#w–ÃÖs&lt;oE:OÊ&lt;õî_êrð<text:line-break/>•b#™y&gt;@†¾ì#or÷.ÍnSÎe9÷¾&gt;ÌÔû¢®ª¡¥G#0VÒU&lt;�ï›C8#ÙæZUpJpÞ±Îø&lt;<text:tab/>Á™òòf#·$#U¾Åòbä{#‘ºÂl52¶®ô¡#ÑÉ;J¡_ô’‰±=ï“O°¬k&gt;a¾Bûõrh¸&gt; ö#<text:tab/>#föU ¼#Ý#Ë#¥–½z�7ïê2aTkknR&gt;´#ó¬ß—,#;en«ï¨\÷¶#xŒµ³öñ#�É7…ó[#‡¼¾Öh9,©#·úWö# R'#^#S~eYfö##oyå##ôŒ#B¥…[˜� .¼úñšK+‚¨#&lt;uA1øj¡tÎqÂK‚"#³o‹¾…’¯}o�‚ #ì#qª^Õð—&gt;ënÒ“¥#I@Î÷dQ¸ú[ {6#¨&amp;�#µQsE§µœ»_ç˜£nÐ"™G##"§:3µ�'‘G!Üá"imáÏ##ŒÖMv©–—Óï’–vm…ØÖ2l¤·°0rCX8n­‡îU±X<text:tab/>¨Œ"GxóÚ!Eé¦e mÒ½fQÑq­£�{žÎG§œÝÙLB{–Qð‚FÁ¥ë&amp;|�œ½’à&gt;JÑwŠ!#HÓ#ªôô3£u«Úö3}¹c–Â8™j²`©Qá,ÏÈ#��™ò#à‰æ�:Ä|ôVôÌEÜ&amp;ŒD9E"¦è#ZÆÎ#ûÌŽ›0#%üQ?#&gt;^ƒbH6UZ¡`y×î<text:line-break/>t9×³ô]#Ä—#Ù`#î(Í¸æ­«“º#-¹Ô&lt;Ê</text:p>
      <text:p text:style-name="P1">;6¡ö÷i;¯&gt;#¸Í.ºá</text:p>
      <text:p text:style-name="P1">·6'Á#"H&amp;ÌÒê·#C#|´`”-#NÛé+Ë#]°‚&gt;÷!�c6ä#¯†PŽ|ÓÀê¦wÓˆZ{’;e?`Â›�Ò&amp;è<text:line-break/>##ou¡Pm=Ží|¾¥ø<text:tab/>´ô´ýRÉh¾uÙïH³®8Ï7£àxñ±jÛAhÔT)½Æ^¸çÿ&amp;X•&gt;#6swµ#</text:p>
      <text:p text:style-name="P1">ñ¡çlk¸¢¨%ïiX6ÎnaÅ&gt;íÄ6#]ƒ~ÜÞÞÉV-”è~¾±•</text:p>
      <text:p text:style-name="P1">?óK&lt;�s<text:tab/>c#³uÿ+x5Ñ1A#)¼ÙTY×„hëé�Š@œsKó©JG…®÷¡nì°”Ë<text:line-break/>#œ¤ñ{O#L6!$+ºXÐÖ°#Ôë#!¸.Ç÷�W`£iŸFöb+t�,Mß!sÕ¨h7 </text:p>
      <text:p text:style-name="P1">þß/#6lsEš##Ô�×:O°S«º-½*nZß5Æp…Ýc#ML#ï4Öš–#úê¯~</text:p>
      <text:p text:style-name="P1">îý###&gt;µV¤üØõ=Ë©‡#`I#5lóÞô÷ÀY;‘‡</text:p>
      <text:p text:style-name="P1">�VÄ‹TQ’qM}‹##Ê#¯9Ê¼ròßõ;'oÕ”,#™#n}¶²#ú¨WÁ8XOèä&lt;ßÉ·µ³,íšŒú“ì‚–DB…«ó®÷#‚@U©¡îW1Çg„kM wÌüõÞ�c¾/™)#÷›8$y±�”e±ü¬—ÿ#Z²¶" ÓH_&lt;Š#x¢G–WÞÊž{ÄTAŠ\Åj]ûÇÇ&lt;äNÛ¸ŸzhÃ±:(tó#.[#r²#Qÿ$˜Uñ#|ÉÄªû¾##Æ•2}#¡S´wšÑ6¯&amp;ä– #eÓÉ•m#wZZ%õ#*##@PÉ‘ÆT[ÞÈÒ#':\èª#ñé\+&amp;#l¡ð&lt;‹{J¥_åTÿJì{ÕÔØ�2tÌL¼¨^#óHìN#JÛ½#Ÿ#À±¸ÝÈiä##èÂøCB’»Ã5˜žê0ÒX6ó¶#Œö</text:p>
      <text:p text:style-name="P1">ò_Qª#0µ´6«CËn#sç</text:p>
      <text:p text:style-name="P1">&amp;ŸfP÷##%#ü•¿#Á#</text:p>
      <text:p text:style-name="P1">5B</text:p>
      <text:p text:style-name="P1">±w£ Dýùc�HÚ®$ûa’@½dÑ</text:p>
      <text:p text:style-name="P1">MÓo#D/‘êú¯Ñ.#�YêA<text:tab/>ú”‚«—[y—.(¿#@g</text:p>
      <text:p text:style-name="P1">OU#Öfî¼^)Ï’çD¾ô±¨˜ØS˜ÉŒ­¼äÝÊ5êRC¿Ý}yôc#ö#¥5ü)</text:p>
      <text:p text:style-name="P1">Ð’ò¹é�¯&lt;5fLP‰Q_ðµpš]`Æt„;¡#µì#I ¬e#~)Äq.'A´ÄÞmû5IoS¥lFªzÁ“�\´Ý#Ê"ÙÙ#ÙicÚäá®M±:§kw,•x#Ò‘qFŽ#è:Å3Éûy(‰N¥“;§¦R¢0èOŠíÓØ</text:p>
      <text:p text:style-name="P1">Î#;»‹°Ç#D€`i€—#ëèÂ{Ô;üQÇ‹NJ–</text:p>
      <text:p text:style-name="P1">µšói´}¶º©Ï#˜l¶m`p2ùTÃrÛ"&gt;vðß=àpƒ—¬‰~“ä#Ø$4ÅÍ#&lt;-##D#+h\2‹ßbq,;LT�ç)Ñ˜#.�#®0²úWL'e%åƒ#ìKÕ##¼ø3S¥a£#}#u##áÉ(#£qû#´×¸##�ù"Õ#ÝšNÃßîÓGœÏ=”…ëF§¡�›Vz²<text:tab/>##§¸™~…öÉ§¡º™€q÷ákNA#�‚‘®sgš##²½ýOhÑöc—€&gt;Ó’�¹#ÅV#ŽÄ½i###VÈÛ#om�?‚#å�q¿u_u%‹læÙËÐ«£³.�Ë#’Lâö×àG[$äHŒÛ²æŠÐ#ä¨Y#=i”Ô&lt;bÅc#Ä##</text:p>
      <text:p text:style-name="P1">ý��Fø#ì—åI#‘õ¥WA#f¸Þ•ïf=#ý#È7?Ä#¤O‰6jöW£Jœ#?0#8ÌÖ#‡ Óîµ2Þ0g¶Ÿ#Li¤¦§mêÝ#ö)j¦ÅÒB­hZÙø£„n!ä™#lJ#¨¡â¬¿¼—ÅŠàÒ#ÛÔD«9`T#Ëßb·°ïKº¦È¢-7Ïõ&gt;##°#o?####pZ†ÇÐ#üD#_#9a##±e#Q»øŸÔ¥H^#ž#6Zòšá<text:tab/>ä¹™Ê5#Æ�M›J‰ÁÄµé˜Ô+è*Åa¼Ó/0uAK´ÃôÕ�¨Ái“üR#S„ÔfÔ&amp;`IQ#(}q)FëKâû:Váž#g÷TmôÎ��_</text:p>
      <text:p text:style-name="P1">ï#K·</text:p>
      <text:p text:style-name="P1">F¾ÒÔË‡KJ«y_"È˜Ióõ<text:tab/>õh#</text:p>
      <text:p text:style-name="P1">#@.&amp;Ý#Õõ#nÇ#*¢¯Ðw=*´#è³5/gÜ&gt;i¹LQeACóNº›¼#*±kúuHËT#Š©##óbƒ9Ž4ˆ¸ö</text:p>
      <text:p text:style-name="P1">‰Å?hè3$#<text:line-break/>-©‹óðïŠº¬#Š#ËO„ˆ¹#Wì½##Og�·Æ)Ä?›Â0nŒ#V…'U:0IuT##E�ÄÃº#YÌâ,[#kþ#:�ý#š§d÷B#Òs’âB·ú#.�~/«]*ßþiD£X‡À£—¤Í}<text:line-break/>##ˆÚÔh—"j›gOÆ†`£<text:tab/>½šÍ#…D”$#ù8¹höUûYÔ<text:line-break/>ñ¸ª#?�ƒ�–ej<text:tab/>ÿ,#‚¬¬‘</text:p>
      <text:p text:style-name="P1">kv¡`Ÿ‹ì</text:p>
      <text:p text:style-name="P1">#y~vYßeRDƒÜd9ª?©lhS×˜—$nHóÕ€šQý}—-¬�#Ú fÊÞ.ß5¢üÂÁu-Ì#¯H¥Æ+èO4w$#FF¸›#ËD{IÄ#�Ù­#DÆ<text:tab/>V#Í:˜ÿSwÁÈù#o@i¹Bé9Ò#ß#Z©¿#4ëXß™€#0Ì«wÁ92##Œ2cG@Š6½É™‘½Ë—ÑiC$î¡#d“‡• ˜âµ#û»#G#7žÔB##¢¿«dÕ&gt;ìÃ1#·Mó<text:line-break/>p[À?FÞ´##&lt;¼¬ìU&lt;Ÿ¦Ò¬¡#X#ú®"Ev(øý±ŒˆPU`�B:À#a˜Ü¥Ù�jY‹Abê´/ 2u¸ãf´ÎHS3?æÕ=–Ê)WL#_#dH&gt;#µÊÀ&amp;ÁQ’ÂGëÇ</text:p>
      <text:p text:style-name="P1">#€<text:line-break/>¤#”ºÀ¼‘</text:p>
      <text:p text:style-name="P1">B##Æ#"ó#$0‰}N/�~Zhûì¿#W°…�K6 Ÿêü|#kêå‘*</text:p>
      <text:p text:style-name="P1">“)#l1#ã†�8Dšúw#$1&gt;V€###×zäùo#+OTé¦'—64ÍŒð@6\“~´­‰�éÇ]ug#YzQY8á¹P#Ö¨ÿ#~è</text:p>
      <text:p text:style-name="P1">zÄZ1…œä’ebˆf–˜`…c</text:p>
      <text:p text:style-name="P1">²î¿&lt;�<text:line-break/>A#u.g#@#ðò:$×Z€1iÚ½w##WwÄ\¡^tN¬Hç1#{[pŽ6#¬ÜAÂbuW&gt;#ý¢¯GAdâ#BwæÝ�O&lt;gÉ#Ø#-Aäô#È4|;‡]ƒÂ=&lt;Ë�~&amp;­}9®j�‚‹:#½¶�øº7¾–€##{[#ÇôF©ƒ§)ùK_¿(#þâÔÙtíÄLÈp�mà#Ç JêuO#ÂìÔÀ„nEáûö7=4ŠÛ%\6j`æì�oƒ~IpÜŠ#&amp;�#ó”‡ì7È;ÜAFÄÕ#y;Ø*·þô0ùœ‡<text:tab/>¬6##v"&amp;#¡òæ·ƒ©#z—ÉïEô�™%š#_&gt;‘Ða0�¥û…R<text:line-break/>#d¤jO„ºº4IH–#¶kÊøn\ÏÍË¸ów„…_}ÍyÎë#»¹Ð*H¯þZ—Ý.##E[##Çs&lt;t÷HÝ##P&amp;h~™</text:p>
      <text:p text:style-name="P1">’#œ“|šaR™0#$Å­”Á‡¡)æ#TXâöÐò�Q0HïM�[büEx‚‘Ì“#Ÿ&gt;;ˆ£`S"�22QZ#&gt;�ÕR±ó</text:p>
      <text:p text:style-name="P1">z©7#Ô5´½ÒØO…#</text:p>
      <text:p text:style-name="P1">™ŸÀžä¼Pî##ÿ|ñ3##,L±Ò"&lt;ô¶+0B-#¢„ÀÑÛ¼’¢[bÞà,##Ïý\T:8í#(dm#îÎ#gð#°�^G ú7ÝÝ_ºBÏB®ì×›g#þ5¹‚Ññ‡Ëúà=A#¬#ˆô#ß#F$õ~`ñVãõ#�##&gt;ÊÍÿHÙ</text:p>
      <text:p text:style-name="P1">—»dÝËñ ?f½8</text:p>
      <text:p text:style-name="P1">VÔy¸ÙÄéƒù–gª³Qžž–Þ}óê^#ÖÄoí6<text:line-break/>#ô!‹µ§YË#í#É”tÏì+Ú<text:tab/> Ë¿÷ÔqèetšiÕ#‹3÷–Q?w’â�z#ö¯÷|&lt;´)#ð#s-ðrñ+Ë�}ó+È2ì#&lt;b;è¢#@B§^•#É@&amp;D%n¼#ÝŠLyø#_”5#¾</text:p>
      <text:p text:style-name="P1">§Osä#éÍEÎ|‹ñ¡&amp;ñ|PÇ½2#$‚¾Yk#ªM<text:tab/>ˆ#W@ÅøJÊ{1}8sÊaEšŒNFÊ@#³#–Å0Ñ$/¹DjN‚¦#åô¹Ÿ…j�[‚êƒVcó×´½t—oõŠb§¡oÞŒ&lt;####s=L#—ñ#ïÝZ�^1##žâŠËŸ:"Køøl½</text:p>
      <text:p text:style-name="P1">5rI#2•¢½@½lZ#“7OÆ�£†°×:=#¯UÕ£=„##(</text:p>
      <text:p text:style-name="P1">ÿ%*Oú&amp;ûaA½±#b#QãGf#g¨9#Õ¾#m#õª5�û±HÓ�{wÿBù¯E9P#j„n#“$êuž: P#p##ŒÙÊñQÁ!dŽaK"0<text:tab/>—fŒ#R2#é£ˆ#ù½ F¹AÀÁÂÌ¯tÔ#Ä¾¬ic×û¹-ù%­_#þËë#M#œìˆÈ“£È#�"-´õÁhŠ¸uy�HWÅíFT#}§#&amp;ü#Œ¬ºŸ ±7„Ülÿ sÐF¯ƒ'#‘,÷&lt;…Ž£4½ª###låA7<text:tab/>y¾#„H£Ñ#j4‘!`ú#wðø</text:p>
      <text:p text:style-name="P1">Û¥3Dÿ!´ü#`žAX˜Gëpâ'iž®ßŠ°î#�E#õe´dœNÌ+#U¦T<text:line-break/>{¹</text:p>
      <text:p text:style-name="P1">lý¢xáÊî|#�Ån.Öt#þ×ã¢qá¦##‹ÑYýº}±×iÑ!â&amp;þÁæùCë</text:p>
      <text:p text:style-name="P1">#&lt;®e…(-#&gt;_°³##Gôl+¡§¸!ÕåÑ9#%è¢¾S$=ˆ»#áo6ÎÊ¶“TÅµ”„ÝœlÏ<text:line-break/>õÐ#pU(±Xý�}3|ß&lt;CÃæûªè"ËsJ.XIñ¿#uñ#ÊÏÚ9Y#_m;O# )êH›;m…‡K#’ƒ\»#²ÄGf,ãÙPé%/Š¤¤P#aHNd÷É%Eˆqî#µ*#À×Ì_ßB³‡##ö§�áÏQ&gt;Š2‡lê#7#&lt;#Q#¾ŽˆËÎÕsÏÎ/*îM¡ï#ÔzP•�¦�¹Ñ#»Â#]ÞmÐŽ#¹¤#êå(#&lt;gR•!Ÿìõ–ŸÒ0áWÏ t€@q#¡ºÐßwSÄM”ŒJ&lt;r)´•^N_~M�Ó˜i</text:p>
      <text:p text:style-name="P1">#Ð,e±v(A#,�#çyÆ(!Æj5#E/<text:tab/>Ö#Ñ*¾¡ªÇê#9çpÉiW²ÈQ×X&amp;oŠÔúÇ×k ¢;¬Ê#”J#p¥ôWZ&gt;2ÙAú2oÍ:ÊãÌ<text:tab/>ª#\Äù/»##¢‚e¶Uê~¡}#ò_Þ#N¹#Ä€gP#</text:p>
      <text:p text:style-name="P1">7F†Ê;|)’Ò•ôæ<text:tab/>ÎC¸ÎK×_y?#ˆ…ŸôÉ</text:p>
      <text:p text:style-name="P1">�üûIb#€š�v�#Ùù¥p”b�#QO•&gt;ØÍ‡Ü›Èt¡ÜÊcT‹&amp;L4´¬Cõ&lt;3�zt Û#�ÝØÑ7ðÒ.qd!‹#n°ªN&gt;#û��g#¶Ã~ä{uh#€Avn�ãÐÔ#X&amp;™Ýó!;Eœ“='ãâÏÄÛ¾_Úá10`"µ³Ý¾êËŽú|(š¨0ß5Ê¸*~iÿ#�Fý…¨#©n%#Í3#™#\KÏ#uúÆã¢¸™�òàÙ#É½�àXEÔó!#�#o<text:line-break/>#}DÒ%# #dã¨êÇü¬ÿq<text:tab/>wŠzÕàµs#¡kBsÀk#á##¸„°�‡ØKµ0Æ:¼#¾¼ÈÐ½�RÍ9»€×dˆ¶R#¸Ž¹#Æ¹VÍJŠïÿ##²e#DŒkw�ÄÚ#fØxHÞ¾¡ÍRÏ2#�’‡#PŸœ¡"/`<text:line-break/>´Ã7­˜áªû#¼¬8“Käp’‹øš¸a(§ˆ”Ìãï#ýC‡C±ÏƒUË„�¯ú5|‚èj°Ms'är@þ‡òwu##Or¸L.CëŽÃû##</text:p>
      <text:p text:style-name="P1">Y¯à€í#eËV#e3Nhzj*#ÁTi õyÛ‹ðší6QîN}F¥¿æ(áË&lt;‹´:6–#¬Ÿ„Ü¼Ñ…›ìu£éx$†»9*¥j¡”¢ÔÓÎ8&gt;Ñ‹›‡4##Îq�#k«fšH!“Iò6Iýj##XlœžñÄ:/aµ­è</text:p>
      <text:p text:style-name="P1">?š#aë8/ñ#Ã‚#°ªp«D½:¥ Y+™#ëÉÙ«‘2#/õUZªÓ’(ŸY#<text:tab/>¡ÿidñ˜^fª(º6‹ÄôÐXè-P#àˆ:#êˆ”·‹í©#�#ãŠŽ+ªúQ¦.t�GžZ*È«ë#É«8útÝ^¹x\"ôÅŠd�Ž+bç#Z Ê¨ÃÛžMX#\õàÙmÊ#°ëS4‹à9‹IÃjÆØ¤±#å¤#ÄÞÇfÃ†TeÈ#ŠZN#²yq¯W#ÓË{¯<text:line-break/>�)þ`�TÀZ:##¿õ¿˜k&gt;lS~ÿUv7ÜÙEc#ï/¹#’mÍa2Å¯#ÄsÔ#L¨R]ÍŽÚ�Î–WY##Ž°Þecsë#”</text:p>
      <text:p text:style-name="P1">#‚Ýì#òÉlæ7Ã«,M#ë›#rû|z#lY#H#Ò‡{,ñˆ›\#­š~#6#¨#ŸßØ#|¯M</text:p>
      <text:p text:style-name="P1">&gt;^2PÊ�#È»#“A#ˆÃ#Ü£|Ð##Ç+ˆ”?#yUŸ#©¥AZñËÃãži:(M&lt;#4¯­ä‡^°È#³##£RÓ¾]#×)ù#+#­#àú#ks2#¼#ó3îÒyí ½%Q#îé'ma#6+ö¼ÎÚ;sràÁmø#�ãcª¨_Þ#ùüWS‚æ¹#Â‘z`Rd¢À?#Xžõ= ÛÒq‹|³€´ÒS»Ý#Åv‘#¢æZaÀð,Ù#êë`#fè¼Yy#šˆ–™Õ�üîåe›"Yx#-ê—ýø_§#"Â~yu™Ô�5‡‘ë-ÃS`<text:line-break/>ï*c#ŸD¬Ò.ä#ÚG‚#.@VR#§`H|I&amp;ø³éÊ–‚c´#</text:p>
      <text:p text:style-name="P1">?ág�Îí#IZ#N¸–##³Noè—!A‚#ž#=y¡}=#m<text:tab/>Ç¹U¦08è˜c#œ‹IøÙ9H¿¶¬ˆ™Úg#ý”¹�üú+†íS+ø~s–©Í°û/#-Ô#ÖI#AM–tŸ°#wÅu·q</text:p>
      <text:p text:style-name="P1">/3ù¡ò"<text:tab/>_µ##Õ5O##º"dš¦p#i#°3ÝF#Úƒ#Ðéöu³#8§Ï‡®RH§<text:tab/>ŽRi7]#H±æL$qpð‘´ðÃÓ#y‘”×3P±Ý#Eõ¿áF&gt;1’w=#(qŽ®~6íM^f/=î—%¼¶åô@#</text:p>
      <text:p text:style-name="P1">¦¢ñ##&gt;xg##Ü-©V+_ÄŒÝl#—à±Aè-fà� O4#Ú#E\K˜ùÜŒÜæ¾�š¹bX&lt;æÜdM#ŠŠ##\µa#Þ†øÄaÚHJ#ZÇ=€.ÐpÇ�\</text:p>
      <text:p text:style-name="P1">Ò$Üà›*#ÎÓ×9–Gõ¢#¾y™I¦€Ë�+`�GÔç#C­!&gt;�a��!›·ÚÝî#Ç#­’®’ñ#³#‰ÉS#ß#&lt;#úÐÙ#Tâ×#ç»1Æj(àm:#V§ÙÜFà^Ôö5RJèBüÛ€#84ò²þb¥žqF½ü�{¶])š6u´Zb#‘Ãwòßþë´’x¾#I�#ÅH¨#ä.°¬�+#Í'#\ÞæeÚ”?)Ø)!Øæ<text:tab/>«#lÀ- ûŠ¾ž‹Š</text:p>
      <text:p text:style-name="P1">�õ˜h¹ÞS,F:Ÿyû#­†MÛ%#&amp;wç@�q&gt;^„ãÖŽ%á;¯íÛÿ2{«#`#ömÄÒ#ç@£•/‹žÜ»éEP<text:line-break/>¿Æ#ºõ</text:p>
      <text:p text:style-name="P1">‹«¯HQg4Å—¾l‘éCí[#…˜k(þJ’nTç•##"&amp;#dô€#$5o!™‰+ŒÖ3</text:p>
      <text:p text:style-name="P1">#Ai³lˆÓ+®UqIªƒf4x‘õ¢¢®G›ÍM^(Ý!Ø®&gt;_€1þŸ:l#æ#�j_pƒÞãa6š&lt;e#“ù–º#ük˜ôìëCûÑ]V±$kšX#kü# òšå##ÐHK6</text:p>
      <text:p text:style-name="P1">|[½^##�Ôä#Þ½@8q¬˜Ï#kàÃ#7¨íßÔÐb·„m#Ó‡#S¿<text:line-break/>Šr#Oø[VÕ</text:p>
      <text:p text:style-name="P1">ì¦Íð‘Æ+çy#Qº¼fœÖ?U}µœ¡#½K˜hæ¶/9ŠÜë#ÆF#X.`ú#R##êÿ#PŒ+n‹§k<text:line-break/>nÏyªã#\8¤Æ6Ÿ#fGa<text:tab/>ŒÜÝ{²?#û3(W7¿o#;Ïÿ##-i7#]ƒ#�Ò¸P¶#‘üfxÍ<text:tab/>»é#Dû³Ìó<text:line-break/># øÀ"kÄ@ŸDöñp#’Âª\c—Üt1äGFöS5Žóí·?ß#¸P’ÓÕ!Ó’†Œ#š¾c¥;zû</text:p>
      <text:p text:style-name="P1">—¡i¦}z#©êRd#�’##L·f��#MžåjZ–µûèˆ‹#Û“#ªÈ–žÄ#&gt;##éYV ìrÁ]ìÝ·¢ÔËl#ÿ#tiêÆ"¿S"4º<text:line-break/>’¸”—å%ú{‹{#0#š¥Âµ¾#�&gt;a#…&amp;A5ŽåÃü@÷ÅGmW"ÜÒZÓM˜�žM/</text:p>
      <text:p text:style-name="P1">#n6K##òO6#@£#ô°u¬X4±þK#÷.™C¥nU‰åU±è|ÒMJZ#}ö#‘îä�FeµÀh‚©÷ÆE·<text:tab/>¦`‡Á£ê‰nÉ.0�1©¦#IºDÐñÁ#Jg…I#Öo¨¥ßWmiû”éâ}œ#xšvo&gt;#0-‹¥‘ø-]&gt;�#iànëj8Çµ–©Ó°#åþ¦Nèì#Ôdã¹(päUSSh¿î{=œX</text:p>
      <text:p text:style-name="P1">/Ð«1#ÙG$Ë¿#àk±\#×#Æï(1A#êdËþ®Ô‹˜9ShÄ#ç\#�#�T×õ"²Ò©"´�Ðµ¥þÈTÌN#ó}Ø¯ç$fô÷ÊÏÿ#ÜÓL;cW †Ÿ#‡Èº#)#=4#a§WT</text:p>
      <text:p text:style-name="P1">@Ü#Ù6B�rw÷&lt;êŸæÄ¨#?#Ô3ª£Ì­</text:p>
      <text:p text:style-name="P1">#ú.Rÿ#øQÄ‰ÿ?=a¸Dpx#Å!X'.Àè#å</text:p>
      <text:p text:style-name="P1">¡ƒ„tP›¹æ ÄPµt2èÆgAè^‘¸#ÌeVî¯t´‰�&gt;¿ˆÐªÎü³Æœ'ÌÛƒ6#·xÈs##§ž¯ÞèóŠæ¹â¨¯InIªÊ#¸##$Þ"cœ#(€˜jÝÕaïù½¡ä#ëîb<text:tab/>ç9¢¿ŒSä#&amp;«#:Ë7÷¨Ýlc³³pi)Êa³Ã#Y»$)&lt;¨§##1ã¯â#ª½‚S#Pî«\{‚ÑeáÑCi¤m_»Âg4~BÛc#Ê‹3PxWS¿¶GïÄÖèæJ/‡ß#¹#:#²B…S#ýj</text:p>
      <text:p text:style-name="P1">"ì- "û*+ë±º“-u»À„çÎA�Ž™Fï#„NŠvtÔª¹1?ß¶¨¢?õÚú#ÿ!z¤–Ë`Öî¤ýÑ4‰è#|èë¾#„"</text:p>
      <text:p text:style-name="P1">p0Ö]P_#à™‚\#ýö{Ã{·˜84²»Ä./#Hã#Œýæéö«¥“3õC#B92+:Ø<text:tab/>¡mkú#{ƒNˆ«#ËË6„M¼~&lt;ÃžÚ…�´¬çÙÖ<text:line-break/>KrÏ“6õr#/È###Ï##5�"œ#eöØª$®VñtjÐ.R®!#‘#»<text:tab/>ÔÌœy#£æ˜<text:tab/>u›áá�Ø‰&amp;ZÃˆùDOO(±¢ L¤v÷#öì½ŽJ}47¾#�Ss##‡,~å?ŠáWHú#úd¬qUƒ*Ü•$o³¶Ó·!Ç'X&lt;—#X‡#�`Üú×O#â¯ö#0¸#i3×ü¥|µ�;øà'Ä##Â3Y¥¿cG�^8“#Ðˆ‚Ýu9íWC#g@Óí##h#QBŠ°s˜Df/#üoð.##ß,;—49#F‡?@#Ð'#Eå¦\[ŸÈ�&lt;#ÁáÃ(#ùJ[¼lšõ#ÂBÚBá“J$Ñ¼ü²°äX2¯;Ç-­µIv¯h#›ÃóÛdÚXj&amp;ì-æ–URý™zc#3‰#ÑZûlÆ­#­­ýœD,0URúQøÿ#A[‹ìñG0„?ïo‰*�6#½#?øCìÆ”8</text:p>
      <text:p text:style-name="P1">Úõ1s¸˜t#�ÈÃs##º</text:p>
      <text:p text:style-name="P1">t#ìÒµrVKãrˆéÃqÃ<text:tab/>aõ…õ”;#j'±#¶vY)á¬áÑ²#ÍV“#ÄQxK'O²»#šp‡#bÅ£æG1ÚØ é#Y_Ž=ßù§AžœÍxGëç‹Ûµ«­fwÒjAvV#ù-6,F3°^æ»àTLÐ9§ïKæSpÓÚòœáÅì�£a#¿´ùE»#\q”º#ã�;p4@ý"™Zw:˜?R®š…5Xºu$#¿|ÇC#N“#÷@P¿=3Qê”Ýv¼eÖ³ï?¥b#‚+µ:—F##î#å†È†mRo-¶Rä‚ÃÌbi}³™Ã1?‹z ª€ŽÍ{+}écã@#@þ#jùøÞgþŠáÔÊ^‹b#|ËÀ»¯;#²#lá©lŠ#êzì”#fã@œô'Ø 9V‘¾‹\»Î—ì7°‘&gt;ÙÛ‹~u:uëè#ú#…—C'è# æWÆPðLˆ&gt;Åý`@°#ø}Q*—º§ëÁ–#¬&gt;¦ùG½Ì#ÕÃlïî£iC&lt;n�ÇßÈ#ëîl#£Å�"ŒÆ÷]²Ù##2Û�ŽxX­xÊ#X{¦¿è¦ŒL#I(¯q#ª�L#KÆ@(8µ!Çbä²›gXÈkËò#19µ#Z%ÿ`]¿#T©�@#˜ŠI-}ÑX</text:p>
      <text:p text:style-name="Preformatted_20_Text">ÖÃþXmê</text:p>
      <text:p text:style-name="P1">ä#¼ÛU-ÙÃ{�²(¤¥äf+„i=ÆN“¶c0í“:g~;Çân•4Ç#¼¥Œ)o}Ð”# ¸ÛË”€0#ü0DÞï#�¿°#™Ùæ@D_í#†¶Š"óCÆ™#ðÚáaÀ?ì$˜–NÚ##+Éú#;~Øi@›nŸ_ùs#w„Y9#à�Ôo0#ž7Sƒ©<text:line-break/>Vwê4¶øý�D#J“Oÿ#±mÍ8í'å‡#à¡µHEÜÌ‡#^ìwC“[Y)[K�ßO_g‡øvTƒÂŽ‹× ‘•R&lt;!7Eaqê r£ÂÃ�¢ìÔV•¾e0#ÔÑÍuý,;…Ýž#Q~¯</text:p>
      <text:p text:style-name="P1">`#Îfò»Â»•#nÖzS#GK¿ò&lt;X^#Ý#æ;òº<text:tab/>0Ä%¦ûL³²´#jî·K#Ž#(ä·ßÖ#à™8�½œ#!XÑ‘#ë#ôR6Ì÷#*±8Þ#^TŽ¥G²7ó#&gt;¸Ïù #}<text:line-break/>7Œ­Ü#¤b—–Ž�¾)</text:p>
      <text:p text:style-name="P1">ð°y¬šîEz#j¸Ò_aÜ2~ÜêjN&lt;…f–;õ#€##<text:tab/>À/ß#î©Ã$Sÿ2P&gt;èò##�¹bÌDM<text:line-break/>#é~,<text:line-break/>™ò#æ�#ÈRG¶ ÉÖ#µ##1#¾¡G›eï~m‰÷É&lt;ž½O$¤Õ�¹¶#Æ†#¿#­Õ`ìY<text:line-break/>dûS«ø„#Èúcè`æ°'û¾­@Ž##©ùÓÛ]”°ñô#'nlªkÎ¿wm#…&amp;OÆ9#ã5/íÈ&amp;•H‰#óY\ ¬ÐƒF#4Y}¸žÓÿ</text:p>
      <text:p text:style-name="P1">-o#A ä"OÃ)&lt;±|¿#ÚìçG$Š:Ê¦‚¨ìþUåH$¿qc#ì#2¬“æq[#2 ^ý6êw`ê"á¹#-ì#ï##ö¤sJn½œ#)žE##8j›º¤#^Èç�á³ü'#;CœyuF¦#û²51ù·�«un;Ê?º</text:p>
      <text:p text:style-name="P1">Ê‰*½­2’¼#Y¡=#U�µ®i¯/x\=</text:p>
      <text:p text:style-name="P1">òÔV</text:p>
      <text:p text:style-name="P1"><text:line-break/>€’û¨Òsï##è±û#D¥ÕQx‘1zùq8X•Ù4%9bÓ]å©ò¾·Å9im##‹U:^#Òû#3:î#d�:a#˜Ú4Ûà##iàd<text:line-break/>e##fþIn#ÿ\Æzñt6;:Ûæ×<text:line-break/>É#ÿ,´ö</text:p>
      <text:p text:style-name="P1">ñÏtS|Ñ›¾c.Ïd#<text:line-break/>BVŠNZ</text:p>
      <text:p text:style-name="P1">#¢##èQZT?‘ZÈÚ‡}µ�‰‡›##t,þ,ÑåÖ/(q|</text:p>
      <text:p text:style-name="P1">Ì5Ã(ã3@°±#²o#0†ï‹ùÞ Á9&lt;MZõØ.Ð#4�;Ú#É2<text:tab/>Ü®­ìrKÍ<text:line-break/>êï0#f6qBD¼iäÎ+í&lt;ûè˜#™gí#ÖþÎ“#t§Ú›~Š;JÎ÷Ö#kî#d<text:tab/>1è+£rni§£«#Œ2Á&lt;##©q#VAHÔj#óP“…{u7g[û™<text:tab/>©##vÜ<text:tab/>&gt;ßèY�‹Â"¯—ƒàÕ[H#U#›ýBwâ†xhÒ¨##ÄxO˜¨áF</text:p>
      <text:p text:style-name="P1">ÊËé´Øw²#£ÁCÔœbÍí$À#[ Z7£û</text:p>
      <text:p text:style-name="P1">$…#d##P0Õu¾ž½SÁWT»‘2Õþ{#ÑÂS‘`œg¸ñK—!*?#y{vB#”õ#Ÿyn#Ü™œ÷È²‡ƒ&gt;Hæóô� úU[ñ,þB</text:p>
      <text:p text:style-name="P1">Ñ•¼oú&lt;üÞGcé</text:p>
      <text:p text:style-name="P1">|~I¹`#˜pžQGªÜo™ûÃ{*Ú¨;Œÿ1˜ðÎ˜€‚�¶Z¾„Ê®)†#Œ|¿Š£¹Û|Aƒ97�Ày÷7¯#ÀÉõïe#\Îü|#é#Xþ´ìÝ�v²]�#æ#œ(À¯äVüz¼QÌ#–y’V°¶p#!Sø##@þ¿e4nîÄôÈZÛ„'ˆr’D¹æŒçÈDìÀ,A#ì¨„ü#ü‘Ú+‡q(+syßW/ÿ##U5#C¹ª°K¯¸Ö:ËÓÞœáñ˜êþþ#oƒ²öv#ê&lt;"Ç©l_Ÿ/ÌÛ$f4ÝÇyŒ’§¼#®#Ô)‘ñN-q*1=##ˆ#Ž#/åJ`/ºl‰º&amp;Ñb¨]�§n?th#æ+5"ÙÈ7#ÛufÏ#Ÿ‡I²úS3#zÍž#\aNNü#ZÑGD�“#wðæÇ63#„èjà:ò#Ö#B{##ÌfBûŠÇ Ö4Æe™=�¼ó#U³#H¦ƒ7ÓGL€Æ+#N¹h{�Oþn�Á÷ƒÁ#Ê›rrý#IŒ×6e#šiùâ³j?0´Få-#râ‚©þ#ËÂ&gt;#ž&lt;#£#SY%˜1kÒ9m##…vÚ…x‚†I#Z¿)ýžU…n|ûµØø›íìú@Œ¾P1’M ±Xó'™#V&lt;igÐmÑ#Í&amp;â³&gt;Ïï#=¼A±­…WªRˆœ¯#ñ¥òÀ#‰)è*¯Ú»Sq«`ÜœæÈ—F·Á¼Þ+?qß|¾¸ß# læ~ÿIâáKf¯äc_ûQ�«õÙC‹an¢£#Ð¥ì1#</text:p>
      <text:p text:style-name="P1">öBÕŒ<text:tab/>#ÌË;p#</text:p>
      <text:p text:style-name="P1">{TðB*"`Ï¶ø¥…rÞ�²#T#Õò#NÑ¶Þ©Ô�qI¸ØºT"(vw¨ôÓU#9¢ÄJ:C¾Êœe²&lt;#rQû|GýKjX6à®#&gt;Ö#ÖÙÿq#6ñ�[Æ#·—b*,î2Ž</text:p>
      <text:p text:style-name="P1">Ó·~ÛÖ¬#Å ‚#T¯¼#Hü6þX'I€=Y#­#/”#‹Áµ�±‰J#ˆæöÞ·f*#Þ¦/ð¯²à#¸Ê#™'k=</text:p>
      <text:p text:style-name="P1">U#vÂÝs°�J”¾1*5"ÆŸzl!ÎD¨¡×»é#¡;£fÓR¢#µÌã&amp; «&amp;#ÂJJ$ùÓGwu”¶##<text:line-break/>Fá2òâ/çq#¼à°ÔÇù#­,D'˜g½MëI)é##Âp¹’#‰zÉ¶KÎx$Œ#øÚÂ|`#X¿f#]ç5›VÑÜãÌØJÇ# ?ö&amp;[›#QË#»*@ž§RÛÌC†<text:tab/>¨1+�W I#ÙõbK¥Á“#�</text:p>
      <text:p text:style-name="P1">©ó##&gt;¦#<text:line-break/>úMéí¾PöžÝÉï#Ã#…¯Lç 1Àø'Xó<text:tab/>×@*Àåî4R#FÛÏÂía’#ûÉ^÷3ç@Ù#yVÀË#ö]“èÇ²‹£X<text:line-break/>y##ûmÂ&lt;}Î§#™_Â´#Ú'#X#þB”á²‘‹gƒƒþõ�##YÃ„ÙÍ‹\#¼‰+R:zâvŸúu³\^æ&lt;¾’5›®œy#-êa#n.å¾###V_Ùu;ý<text:tab/>ã›,1ÍÇ—#sV?#ß‰#e0ÃujÂì#X3.h%#‘©DÚÁw##Læ&gt;#9ÐF#¼z!‡ÌSÔ¥Âvé¦ç)¹ÒwL#ˆOØqÑò9Yºÿq#Þ#áQ·©wóÀÄ§</text:p>
      <text:p text:style-name="P1">‰ŸZ^d¤…¾@|#y<text:tab/>ã‹:„h›@–�¬Ó7é</text:p>
      <text:p text:style-name="P1">o×Ú#ØW%#ëŽ=åºüoÐ=ÿ*nçèÕ#</text:p>
      <text:p text:style-name="P1">&amp;Vˆ/£#=#n6,XïáÎ@##YHqÊhAöå~##\K�Û‘#‚\#¿¬!¯ç#/ÔÎÆ‹ºð9*#phØS?}Ü #&gt;àS&amp;Å_#¦—Çt#|RaB.-,{#=¬Ë&amp;Íí[º$¯UÅG½¦œç‘J¦ï’=·Ük™CR`&gt;[e#4"##x$Já#c#�:ö“ÒõÉ@<text:line-break/>…#ÙŒüž„˜¹U¥ípæ</text:p>
      <text:p text:style-name="P1">Ù¬èú�Êšå#'“Dþ_1–«#%Çj´†`‰ºnÆ*@³C#NïóÆ6e&gt;`</text:p>
      <text:p text:style-name="P1">]y0Q.#Ž #‰unØ'Éw[VgÊ¸à}†òTI;õ¹µ¼Õ'#'Ö{È.#&lt;�›ru:êe{~dc&lt;XìT£Å»</text:p>
      <text:p text:style-name="P1">Ø®åÀRê#<text:line-break/>×‘ïÏá¤&lt;S—¦sk—P[ãÆ#~âÚ4&gt;_,M_4Ý#–r%#sž]®U†H—?æ¦fGñfð“»J2PJÚÍé]y;øÜ}?÷�%pXL$&gt;ó–t¤7�½Õµ#Ô/9öŠ–ÍEuX³Ø¸1owÓ}Z è‚Aö:“6Š##²9Åa×'#=4wÈN’¼###a#ýäøŒ##ŒŸÙ’C±Å°µ#|#gÂ»StÛ‘‰Pô¡Äj#À#©#.òÉ‰ü#¿#</text:p>
      <text:p text:style-name="P1">oB}Bk«¥½þ�B%MŸÜVž.o#Ñ#ò ¯&amp;“êÎl­GžÛ‘N'&lt;j‡ÀÁqß¨×"»N?TòOãxš�è±Ù#/&amp;# #ÝÚ#Ÿ¼#‡maŒ#QG?`¯Z F(ò#g:f</text:p>
      <text:p text:style-name="P1">###‚n&amp;KF#</text:p>
      <text:p text:style-name="P1">�#ú&gt;ÐÇ¸ûJ#„Ýr¡†è#?#¦&lt;Ï5}Qpµ{uAìÆš¶òµ#Ëî#!Ñù##é¢æ#ã’žßÜ<text:tab/>Á¶¾#üÈ”#õ#º#¢#GömMÉV¿†SÊ#x#·ß‡=¼#3¸"ÂmñðÈì¿¡ÐËâ…#%nA·›7”ó#‰4ÈÚƒ›ôŽ'#L#€ûÓhµ×ËšÆ#ŒX‹’M}?¼¶^U§�#±´#ü}§êžãØíÉ6:ê(»�#�ö#ì¥#Q–ùÏÆ#Æ#uu¼‚ÞÛÜÃÁc#ÿxßrþª#�'¦Á#Ê™P›ÆJØ2'¶ÂŠT…Y˜@ek­lÊ�[Ú­_¡ÃF# ²…æ#2#ï#o#ðs¶#›Uzßj#z—-þL##&lt;©"##î¶OðÕB#î$§#d#õ#v-�ØG•#I1‰Ò"Z8ê|àý¶'ÄK#Hþç5bêx»Ž1½Ð#árþ˜ÅáÀÚWÜæ¯/Gü6# ÒÐî#ÁÉ3#íî7�Ùt#¶#Ê#»öWˆÂÓ¸A}ÇÖ¸ó�}H#=Þ�#&gt;!#’ÅåÔ‰ˆ…2¼A¶9î¤N×@qi ­†kÞ#u{mü½#~Ð�C”JÀ#¾âì9X¾Ë%x@_ã•h‰ßUkÇ'x¢6#ÉÅ™‘ÅzÌ›«W‰†Q»�##Àü}É‡<text:tab/>#Í|#™ò`X8[Öx<text:tab/>ÖÙ—²2úø´qŒ,Ä9³_@¨#ú—ÁiÓžã#®sÀ××æ#&lt;–ûðaÚ‘¤#›èúL‰ãÍ¿#˜žÑŠ#»ø«²#²a4æŠÃg’Ÿìõký*G®œCï#ß¯fQ�#†<text:tab/>4ÝË##�…d9^z¹–*s~k`þw#çâq#Ë8#&gt;.g~N"'á£ÌVEÓ#çö#w:b�2Â”|%"ìàz4þ&gt;ï#n4ïD<text:tab/>}œÂFk˜#ÏXóYà#</text:p>
      <text:p text:style-name="P1">B[I–™ÒN#RŠ¶qäæNSN&lt;#µ‚hÐÒZæ±###ÏkMŠô#ö©×ìp½Ô7#Up#Rî›XO%�óoÿ]mp#7œGžòÉÑmŽ&gt;a;N#6ðJù5*6£c{8È&amp;Ì£#ÿ¢dß¤T#îÈ!#XÕ–Uó×"Ûä#?9·RØiÃ«ÙŠÿTÃö#j×l¼�¹#Áþóó™w,Äž†/½à;ã #Òpœ]»�f¿êæè°#4[žY�ÈåfCXÆ</text:p>
      <text:p text:style-name="P1">PŒ±#‚#¿s=Egóg#KZôŸ€M’â&gt;¡z�ÛTôÙø #ÉO5+#ÀíIª�è^</text:p>
      <text:p text:style-name="P1">·Í˜J6…—iÛ#\ÌÑùe#{¶»¸a½##LJ‘"ÑÉDz~ùbN=Ã?ŽÂìši<text:line-break/>g¼O43”Í}à7Ó#l#UD^=‹#OŠƒtóíeþ„#žço#“y‘H&lt;è0O#8å%.òæ¹ÁC</text:p>
      <text:p text:style-name="P1">Ñç'Ld##4/L#°Q¨/#jÙí#-mõ9±#C#Ù#^ÑZ¼³*¬Zé•R�Ýa##­$#1‹Ý#ž¢Ü£Ü‚-#Ú'!®-�þx—#ãu#ž#†Ó2#:°Mk½<text:line-break/>DO’</text:p>
      <text:p text:style-name="P1">fï¦øz+ÙÂƒîªÖÙ¬&gt;õ¶ �?ŽÀ"TæÚ–BtMí“g™#û è4Ÿæ##�u²"µW#¿ÀÛ#<text:line-break/>5#À”]àF#=ŒËu_ÖYÀ&lt;êç\#[»*¥Hé3#%»Œ#Õ)H#öëòªµx?Ô ‘©W´ë#Qå8#¼O<text:tab/>ÄÐg[gÖ#Ê</text:p>
      <text:p text:style-name="P1">¹Y¤ÿ)møfØ;#°uH#dàOfÞ³…;~/É#�¶GLr}SÉ^Qk#ÝÔ©Y^#á›-ËD#V{—##NÇðF†£Íë</text:p>
      <text:p text:style-name="P1">#výŒm­b##§‡¶J)$9uAÊp·J¢¯/'è4‹·˜ëuï‚÷L~Pô9Ç�Ñ²¹Ñ@víroí&lt;H„ç¹#ï<text:tab/>�#i¬ÖÅ)‘#œH‰Í�~ƒ#ýÔÞ+<text:tab/>¥¾ØgtgâB*±µ?°’|¡v¤N…#7e¬›¤¿½%=$êÄs¸<text:line-break/>à###“­&amp;¬wŠÃ¤&lt;Ù'Az�„^äÙÿA�#ïš##[m•¬C+{&lt;X<text:tab/>¢rn¾</text:p>
      <text:p text:style-name="P1">t×#’öKƒù</text:p>
      <text:p text:style-name="P1">ªÌ####rˆLw•â'I!~7äÝÍÞ—ÃL¥’:�ä8�[Ï#Í¡ŸÎhƒ/ÉO#/#Š3#N»(U…¤»HªUË¬©#¶#«ðv#ø#�Å…f¥#Ùq#°Rƒ1:Çl5Kö<text:tab/>QI#¥HÌ¨7"#ëÎÞg7õjÁ.7«ÿ. #Ì¹)##m2X:ž�¦ê’`œh#¢ŠFÒ#Ž¤#4Ö#ä%Å#$žN…x#jQ(b<text:tab/>#û#×Ðw½ÞG½«ß�#a%�…#¼SC$~NIl’Ã#QYüï½{LMhÓ–#%BÐ@1KCØ´cŒÕ™#�aÈ##8±,{Õí#ƒLÍ­Ü•T5ô.–…âÌ¦!å1¿-8#}õ#²N{ç<text:line-break/>‰Øa0o5g†#bPK#Úo_dÃ›ü¿ô0ü}#÷f"¨Ê3èM\žBêÁU²ÓÂeë</text:p>
      <text:p text:style-name="P1">æ®h……`+õò�#‰ªT</text:p>
      <text:p text:style-name="P1">Ž#d#VP'FÉ¨+&gt;'Ÿ£`<text:tab/>[#™Øy£Š“ŸÔ#œd#‘#h</text:p>
      <text:p text:style-name="P1">ÕP<text:line-break/>ýþò™#èçR#&gt;Ák7Ñµ/—#ÕPí{ÕèÍ##¯§aà�¶Ì&gt;a·…žÇ##í†[Ý#R�cÀ¸À6Üß/ÊÓ´‚é1{nZº¹Æ:yã#àç#ÕW1°#¬ù#d?"C#&amp;Ø#øä?]ÂÛ#iF#F÷.ŸÒ›cE#£¹@#„òóÛîØ¤ÿ2#Ü1š”!#W‘æ##­3âpì3»#NtL·VÑáN#XLÇ<text:line-break/>G—x (S¶Ÿ<text:tab/>#ñMø#þJ—â…ˆ“#»Pem©ÇÕˆ P¨,ìœ‘…#øþ#ºWh»NoìcžWKÿ\§TŒ­—/�#a#÷«(oœWDå°ï#<text:tab/>ø±Ç_Ÿ#A'<text:line-break/>ÿdqøÁ§|ÓW…`Ø›`)#ËŽ!ClN§†å©*©GOhˆÅkì•}#ô’#Ò#×ç¬•T=Îc»#Ø</text:p>
      <text:p text:style-name="P1">�^!Õì#¡ûXñÜ¼H°\e^#ÚÍÙóúQ7£|º¢#•ì7P–¤áSø)6$ªã#ä’#ÿ#jl”s²~¸#ûÖúô÷$OÀ<text:tab/>vÖÝg1ŒXþB°›Kãçæ£þ@‹ö#�Æ'Ì“0 #&gt;#W#ô€ </text:p>
      <text:p text:style-name="P1">Æ#ü2d‰#æ¸o;¤¶ï‰Ë(øL­Z–¡bÚ_#€1VS¼¤L±‡]éˆ#c#§hü×ß#›#©‚EZ|S�Ê�¬<text:line-break/>ð'åo#Z</text:p>
      <text:p text:style-name="P1">xÚµÈ~õ­=!H€¨µÓmŒ8®#€!ÌEY#¡’Õo•õcyÁ+Î—##Os|#ßZb #~´s,}Kúqƒ\f€�-(û#þoFÄŸBŠ2ù#ý|ÈX#q&amp;#)#5#ìË[4„§ÎÞ³##š�Ù@À_hé$#mW&amp;ð¡dþ¹#¹•USýÒ@QfAõ�-‰</text:p>
      <text:p text:style-name="P1"><text:tab/>%º"#Ó#x§ñ~òöx#³##'#.|™¨ÌöÇD#K–!ˆ¨#šbŒØëZiQ#×ßY÷ûð@#ïA/;Þ#Õ#HŠU£má]m0¬/#s#z<text:tab/>µ</text:p>
      <text:p text:style-name="P1">Óæâ»ý¿V‹ÃXã¥ê€§É¬.þ#À#k–<text:line-break/>#°ß[B“H</text:p>
      <text:p text:style-name="P1">Äƒr##›##Û?#¬.:óü²#ìqþ9\gä€À]Æ‹º#ózÍ#ÄXôÔ·Üä«%—#ußª%8±ïmQ#¼þ#åâº@Xàöï"“/î#•r�#W[œÞ##ö°ùªË=Œ+I¿#Üo¥1°$Ï�kœU<text:line-break/>.#·#¦cíq"¸*ÝŠžÑ#T$8\#Ìk“ŽÄ��9 #uü1h#”6êb#Ê`9#ù</text:p>
      <text:p text:style-name="P1">²Oé§"«¯&lt;þ}Óä¯î#´Y#cï¬ð³�ìÎ³:z#ã¼JtR\#SBlçe0ŠvÏjÕöž uW###)ªÂz2™2(Œ¤nš#¹D#£÷=Î$l~<text:line-break/>�“´m&amp;Û7#ß~}-Ncyg³Fà«;qÚÉ#/#D0ùd#MXâ)óøå##-‹ˆ#µ¥:‘«Ý`º/zÈBç­l†öËÅ#´»“_R³‹Ãf™¶à&lt;ö’ðs¤ãH#’GZ#OO‡;v� ·§;Ó¬n</text:p>
      <text:p text:style-name="P1">²G¤×ž#x¢„ï’×ˆ3ü}w1}Ë«(<text:tab/>4Ë@Q…ª¢hë#‰æ,Ô¦‚7h#×[(V�#<text:tab/>œã#¹[ }›ž##Q WJÕ“SŽ°ø¹iÍ|†/qúTn¯_ž¢k¨õqÔ7Ÿ#Gë„l�</text:p>
      <text:p text:style-name="P1">øÁÿR†FûÄÐÞ#2#vŒ�6tÜ7ÞW#ä1Ó±SQ—{×ûÖATá”¥}[Üç¶††#Ý°0#/ê#“l¤ë\ïwö]äT½ry#]Þ"#@!ÇHE°Ý‡æ</text:p>
      <text:p text:style-name="P1">—!WmÃð62#Ì#€<text:tab/>Iï8#-_¯©èº]Õw8µäµ3Ò#?ÄîŽ½ºÓ°ÖEÆ7ÁÌ_jõŽ®W×BC¢L@Õ1Ýý¦DÛ?Oæ#ˆšHhTãÁNî¾rN—�öÊÛÏÈoª#6ëŸ²Ã4d#6°:j§\4±Ê#'Hª�/›jmŸ ÑK#Ê{:9ëiw„bwÌ(#N|#„DÍaÚ6KÊ†)„è\ÂK8ˆ’c#ÅÎ9íÁ/Ú¤</text:p>
      <text:p text:style-name="P1">ä IøâwE?þÜ½<text:tab/>d/¤mÉ2Øz3ìYý #¡Bx]»€Š£m5¥#.¡ÕÝ9 AÌiõ†÷õ3'Ã4é÷å¥½9Û�_çµ•vï¥</text:p>
      <text:p text:style-name="P1">g›«B¤¥‰™²�ÃxJ©öæ5°Ik^q;¹ò|#…ö<text:line-break/>#·”S‚ÞŽ6WQBûûÆG#ÇV@2¡ÌL#÷ò?ø[0ÜÞ·û¼u(#ù_¾ú¼1ÀŸ4„Cá†èVÉ#;¼�œ\sO÷öŒ(v2‘ø4#ûhÀ-#RtÖ<text:line-break/>|ä¢»#¨™XŠP&gt;ƒ¾0À^—</text:p>
      <text:p text:style-name="P1">·+ª­‹•h�"ñ£ä¯Cº"îŸ¾#Èò&lt;L#…ÓÓs‘†#qäÄ5šÙá‘MáÜ�ŽV`â#��#­O‡##h‘ÉS1#]íÕ„(™#x#½€n8í:#¹ý#øÓº&gt;&gt;Âƒf#y:b`BHáü—i·]ŽŠÈ#¼#ñ™åüø•/#»n€ø5�#ÿ#”RoÚ!ÁL¨Ìa#/½`*Sr]y�6#2„{¿ûšÆëùÃ)4ËA Gó_É�`*Ü‘P‡é[�;</text:p>
      <text:p text:style-name="P1">#¯#@ùzã#ð_D#gÏr#£4AN¼nä#§•ÀÞYÅ<text:line-break/>íæÓAnm8pó‚šùü</text:p>
      <text:p text:style-name="P1">»ÂKßEOU[ÀÃÄ˜–¼š¤žÂ•Ž"æ.Ð}Cê]ÓÓÿ"Ùü8€CòXETÛv¦<text:line-break/>Y�\¶ÊJ.«<text:tab/>ÈE—…AÄ<text:tab/>‰åX#±ÁÜê+�</text:p>
      <text:p text:style-name="P1">J¡#ý®)MÙ”Íû—pò:…‚</text:p>
      <text:p text:style-name="P1">ª</text:p>
      <text:p text:style-name="P1">}�ìË¡#QRÿ~à¶;vÍÿE#|D$DÌ#ÔÅ/1°#Ã’=Øc9$#„#ºòÆúA[#¦_¾}¿##ó#Ûq&amp;#Mmi"�w)myž‡’#|e·î0‘#</text:p>
      <text:p text:style-name="P1">L¹¯#Ùžò�#]‰Äå#†EX+#\#¹”2�c¹`n…cUÊ#šô�C#(¹€ƒ#U“(ï,4ÄÏ?s{?ÓŸ#’</text:p>
      <text:p text:style-name="P1">ºjÎVÒÉ#Qä#[¥j–ôÙÝK^Ö*6Íçyí­®U—ú0ßíA&lt;fŠ¹¯\Í4f’_&gt;2†‰d\}##=#=##;Ë›Ö/Ú»ˆ–öQ¢}N€w#&amp;‹Ãz ¸Òª]ÿ&gt;ñ-’9ï#£Î<text:line-break/>r#f�ÜÁ•j/6ò#°Çûo÷FÐ�ÎàÕ½xÖ*2ùÁkAm#¦öí]&amp;Û‚ŽÞo###9Ù='KÏãñô;j&gt;ôÞ#ù#Å¹”K²r#–TÕ²br#œÛ3§Á9á|\^IÔ„„</text:p>
      <text:p text:style-name="P1">#xÑælDø¢#âïk³wÅª„¤\#3õ›§#Öqÿ"ú#JžÖ#l?œï#¿F4Wµ9Ä“£õû#íõEaÙ£�ð¬</text:p>
      <text:p text:style-name="P1">­îÀ#…#à‡#_‹¶Z˜ö”¨m[’[©k5Ù�ú#¼#’##G#áS‚ú´#ÆÀ¾µuc�—‚Ñ#~¤4z;Ÿ#7¹±#ú<text:line-break/>�Íng³d}D#£#bõýŽaÊ©)Å;ýKøßË&lt;‰i#“?Þo®#þÚ…AhèÏ'õ-jÞðÕ</text:p>
      <text:p text:style-name="P1">ÕBùÞœ‹#:)ó#@’ëKâ1\vƒ¯TÒè*JÅý÷%^ôí§Ëá*ô@ƒù0ÙHˆî¯¸#¹/ñ#omì#hY¥‡"ƒGÄXp¹#^2¸§a KáÎø?'DLÑ1×5¨Ñ#4'¾<text:line-break/>ì~�#ûI#©#‹`’ù9„BÊsº Ò:iòÜ;XSküì&amp;###²°(žTEaà\ª‚¢â”~£#P'ëÞqYžZ"#HB&lt;íñ¼9</text:p>
      <text:p text:style-name="P1">0Ø›��@#å†?K’ø#åj°ÈÔSÍÛR†ù_¯û–°¹B�7GÈF#œ¯Ÿ¼ÉöÝ<text:line-break/>ß#Ht<text:tab/>:ˆ‘'˜\<text:tab/>ö#Ù)+ÄéB¿acz-��u"AÐ˜m�òÿ/Z‘”!H<text:tab/>ªûìrç$ßŸ"ÃG#ïƒ#S©‚í©tHo$Âó¹ž#lþJ#K7Ç#xÒ5žê'Ú¸ì:€Y^#Ð¾ý­5‘7ZZ#d4</text:p>
      <text:p text:style-name="P1">CcH%Äøˆ]ëò×ÖŸ"</text:p>
      <text:p text:style-name="P1">Ý‡ÌœB›Ä#Ð'W³ÜÆ‚pìÓFCqtcO.#pŽ»#ˆÞc!{ì…4›GH8ÚA/A€D¸­`#–ú�¼‘ÀQ•)W¬²”i4äò|2[ü1&gt;W†û#<text:tab/>ro�Þ2]$ìÜ(—Uéó&amp;l¢</text:p>
      <text:p text:style-name="P1">“îøÄ˜#öª‘?²C†ê1c†É##ûÇr@W˜ÿgbS#Ç¸œ¼,Ï8÷†#ñêøz=ïD#t'[Ö,tÃhÃùÏ#8xt'»Â�#œÏhŽ‘Ð“n¦�[#\’<text:line-break/>#‚Õ¯©†#’#`•9Ý©å&gt;¤B°þxD•#� åçäˆÚN1#�#‚&lt;#|e˜o…œÙ�@—#¬"…úW,ÑÝÃ“(ÑüÁP¿£…-t8ÅÈnìfTr#ºº*<text:line-break/>Ž~Ä##—ßgi_û˜�Ä&amp;4Mb—Ä#‚¶ÖÝ^Œé—·¦QÕ˜0#¤–##ÿT€À-#‚#Aé#y…¡£#_«K_¯kZÎŽ=—hî9šd½ÝËÏçG9##Qòpå.�#`¬ÄGß’,ÙZØk‘ÇV­±<text:tab/>"oEÄæî#(&amp;#H›k#½##—#â�#î¾i## ¥lƒ¯#ó$Óa</text:p>
      <text:p text:style-name="P1">’b.é�A5¯WÈ-Ä;ƒ©Yãô“9##JûPßKç #WÖûÁ¨QèŠv#Ízk–#z#¸u#&gt;šÀTVÞÈ#`ƒ×#"ÁÖÛð##!‡Œ‡#ñEaEÊ:†/Œ(›óò*t/Tü¥ô·¶ÊCKô#“#òÄä�p#…\†J1#ã8H9&lt;uê�|n#÷ÿv#—ƒŠ­#JNd‰!L­#,óIŒgk^7î àä##ŠV#8 #</text:p>
      <text:p text:style-name="P1">¥æÃ²#øî*tÑÙ—¡©€&gt;#G<text:line-break/>f2Iø##OÙ#a6¶üù§4‹"b&gt;ZîEÛak¨¶qMì</text:p>
      <text:p text:style-name="P1">åëºØzÕª ÀXné›ªPòÀ#¾’#ò!R„</text:p>
      <text:p text:style-name="P1">äÁ_</text:p>
      <text:p text:style-name="P1">FŽ�#~çŒcÿq#»"å2#/Øcü2ßË›“~äcÄ.[�F <text:line-break/>ÌP©#²êy</text:p>
      <text:p text:style-name="P1">ÎÁ–¢¬T%Sj…¹#é[ÔÑ„Æ{ø1¢¬ÎRI[_Ù]�ñKéòhÛÕ_àÑâL†·#þ^Ïã¶6#7#×¬#óÞµ£#.t‡#[<text:line-break/>™###'!Uë#8†‡Q6 -g#R¸†X×†#h#3)i#<text:tab/>=P]Ú}#I#(+#¿P#´K;š_”„#-##o(###-öiÎ¦H#)ŸjBØˆü²#}#'AeyQ</text:p>
      <text:p text:style-name="P1">Gêí³ÿ:#Ñ–Þ#Ú#ü‰x|#UÓq«&lt;´cÑ#`##¯Þ9|´Í+ÖÂÿz3¬#BŒ|‰`µ;•ÿKÝ%h�®óh]º0èº�#ª4@em¦å#�X÷####;#þ)j$Bµ»-kýƒü-#BÀ¡H×Æ&amp;¡à#ƒÙ#œ#AZç×LËÓ+$# !#FãÄ/}SjˆÎ #.##c¦•àÉ#.€Z##�ž:ÿ#0ô#$«#OLŒÞè#Q6«ð÷¬Y*í_#�#Ÿ#ß#e½Ý†hsáÀu¹##qð$jËÉ&lt;%ˆ]ûz5MÚ6ˆ3àMáÝí7Ìñ#µ}°ÕD#ùøÎ# €#G|RR</text:p>
      <text:p text:style-name="P1">¢xx)#ð©´</text:p>
      <text:p text:style-name="P1">¿#þ#$ç¤m¾Ó¤¢ÿE¥½ËÌkÈ3r‡è£[æáwàÙD#KìÿHåLJ�ÙFó�#©\)é{V¹Â1«#r|4#Y®U#x%æ‰Š§Õ\6‡zè#l2çéUª}ëìIª™<text:tab/>Áå Yÿ+”ü€1ic±EI­ü#ì¬uÃÕ‘�ŽÊ#ÃýÇ#8#¾ð<text:tab/>ÅÆÝ#<text:tab/>_H#ø¹Žì#¾1»Æâ�{Ûã¼…Ä€[¨xCl�½¼vøgôÚyÏÌ1RœÑ�À‘j#hÝŠÇèá#ÀSMÕ#è2#¶b�'jx#Œ;:UƒŒ7bÎ%Ì+)Þ—¯/O^pü/ëZµ&gt;Èa²#À##Z«s&gt;Æ+F:�åMI¿[G+- &lt;æÇ#¡|Q‘˜2;u·&amp;¿#«ëö®P#Y°&amp;C³ dùï9 nL²g+£(þeƒ#D^RP<text:line-break/>â</text:p>
      <text:p text:style-name="P1">ïÙPóhŽµ#ZñùÈX~zxáølEL´5aŠ¢(Å‹#k•s7yHà:\#�‰r¼¹cÔ¡Så�|#£^#SÖž#rÚ­;#°ÁÁMù�¿=e ÕlŠ</text:p>
      <text:p text:style-name="P1">v,o¤I8ˆãLò$##Ï#T��\ÕµÕèrŸ¦4èU7Éæ<text:line-break/>— -j¦mOÞ#³B/‰#:KdÕ¡¡Ñ’3ÛuÿiÒ#ç!A–uD­Qxf#£27R™'ùo#€æI»l®x�þn¹l=?6ü£©å=#øi¢ùUd!ÿQ-ŒÙÎ1Š#êv€Í#õ"Íº+þ¬##EÆÐ#æÏ#0ÁËçC¿#S·¼‹ÿE´µøÆÎÑm#ìýxó“ê##‚Áô*$2Á°Žë<text:tab/>#Õ*Œt¦|QZlî4�Ñ-ãyëF×x]# j#j#xÞÏ!</text:p>
      <text:p text:style-name="P1">›</text:p>
      <text:p text:style-name="P1">šŸçhj#Èu&lt;_-Rð#˜#ïîØË#iî�Öí</text:p>
      <text:p text:style-name="P1">(Úx[QÜÝž#ÁŒ7ò{�Ø7—_ïÿ##…â†�¦ÿO÷ø<text:tab/>Ç#q�{UëÊ|ÜdÛu#M†ŸO°ý:ÂÀk{MöºätƒÐ#I¸#-Ý©ÎM#AÐK¢cßl¼óFŸ#a»´ôà¤�qVÂœ&gt;#ÀŸ•Õ#ãœml#¢þAs»\p|ÏX¥�Gþ\7Ñð#˜Eé³ÕSs&amp;Œèó$0qØ#ÛÕSmÏ#‘´çölú#´C*ÖFÆDmÙÃ#û­õËÚbB-Ë#?„Æ##%#ƒ·Ê‘ˆ#n�</text:p>
      <text:p text:style-name="P1">yþËã&lt;·-##N¹ž©þ@#nD¥^~/b„#ŒàFÎ89ÿ0“j®ß·®�VF&gt;ñ€´[¼=b#Ó³Ls„F�¶€âê:C&lt;ƒøGg‰7¿Y˜hó¯##Ú##í¿¹{#þ}Ãa8Q#¹N~†Kª#ö#i¨#<text:tab/><text:tab/>#Ì+�kè\#¶_Ê-#!°PFf#ÓØ�…t»©—B2J#E¸´àó##Ãfµ¨2u²ÿ'{x‡€å€…�‘Ð³–œsz]Î…iy¤ p¸#´×F¡ÙôìÏl�Fé#ü5#¸Ü#�£º•¸3©¾ñ*”Âaz_•{d7ì­ŽJ#<text:tab/>¸¢ð|™Ì�’5F¥óó5ØÆÁ;PóFsx#òÌ¹üJ,"Ê2H†€Á›ANZAgïd/¿†²LcFkb¬§ãPè!~d#‘F#`#ÿZ§#þ“-þ9m{##n‰9âÙaÔE5.Ñ²[#æ³r#ªiQ#/ðv¯c½ÕÓ#9ú‡/ê&lt;##•HtÅ</text:p>
      <text:p text:style-name="P1">ég<text:line-break/>®â#Ž‚«PV±,#o¡6�ÒÜ+?s—jHãLc‹Ó #yØ±ù›Ý2´ÉFµ6”Ðç°\a?{7Nº#4QNGtX}<text:line-break/>,’¤#˜##7œ.Eiyãä#Žböÿ|oÍ3%BOó¾Xk#³5»ú]2V®k[©DTÆaÊ#Ót#­8#Ž4ÐŽÂd°œ0¦Š¹Á#ó¡fR4|-jºì:n[C¦È1¢ÍÁäÈ`“?g›,Ò„#{×‰šíÂ&lt;î*º#`ŒÞœ¿47\##%½#×�–¨Ü#!oœ#_Ð2ÀC#tD##U€r,MÄp‡‰è•`É:sÀêßŸ‚#Ó#÷3¤2�X;l\&lt;Ç¸|wGŽ;D#FúZC…ÿ#ò1•'Óqôbg��à¸âMQdöÍvèÑmÈ¿#·KÑ#zr</text:p>
      <text:p text:style-name="P1">ÉY¬tþ#Çè}É=¤ª-nÎ9_ïz#{� œ#Ï¢œRbÙ^¤‹˜ìjHðYE#S¥šÝ </text:p>
      <text:p text:style-name="P1">#Á�¦ù<text:line-break/>##’Œ}Y¼#¨ö¿ÍžN=�ÜàýF˜##g&lt;#âT##t_Æ�]üÜ#à¦##Ë###÷—Óq|Úl¸»</text:p>
      <text:p text:style-name="P1">ˆòß$Ìœ75gËi»Ð³AÿQÌ##m$Ù</text:p>
      <text:p text:style-name="P1">—™üÚÕ‰›a]ä</text:p>
      <text:p text:style-name="P1">ÔêVxh¹[…TÖKÜ™Àv4ÿ_##I‹Dº#9#Ü#Ê¨öð?!â#Æ¯iqn©Œ#ã#c¢;îøý¬#þYÔåé”—!@üÂ® 5G QZî…#�)%#®<text:tab/>ó#×Õ</text:p>
      <text:p text:style-name="P1">570[ZÐ'Cí#–¬%¼ÄB�½XŠŠ’ßŽ¶“°# Ä6 ‡T# ²~&gt;eªˆÍ</text:p>
      <text:p text:style-name="P1">=…# ÚÝ9)ä&amp;¢×<text:tab/>©</text:p>
      <text:p text:style-name="P1">ñ°&gt;#êù²#q]«N#r(��ù¿FÞiòp3.#Az[{#§A$u?t|ñº±¿,q##È&lt;#zÐMò¦ž#ª€±#&gt;ƒ##ˆ«c.Î&gt;y@£ÆgÄô#æ¯Œ+f¸42ôc<text:line-break/>Þ6­mÊOC.#Kø</text:p>
      <text:p text:style-name="P1">¡^–ìÛaN½]Ã‰‡²º#¡ù#3M®ÅJ™‚ž^Ù§šÎ^#C¹#@›�`©Í9Ã‚ôMÑ#8CÒZ#xK¡ ”î£‰N2å•†XÐ#Zî´6mœ#%¥®-ÓÒK]—n_[©£:��*Uí)#ÞU<text:tab/>_aQÌl²#?Ê›w�####Ù.z±™Pà‰:×#~.µG`\T#_ÿHxÜ#^Q«­ÊÙ{+�š#</text:p>
      <text:p text:style-name="P1">ËY</text:p>
      <text:p text:style-name="P1">zZne8Z|i£G¨îeDÇƒ##[âö’Þ-Îµ4Ä%Ùù4´�.½\sÆô¾cÒ#ðÕvËuì3Ó¬´\ä#þÀìøßûœ~R­Üý#ìÃ?Û8##æQÌ#‹##Doš{‘ü ß$1v3Y9óî#¹&gt;#À&gt;òÔ(Ù##</text:p>
      <text:p text:style-name="P1">¨ëˆ‹‹ËBÜ#L¿JndL¯&lt;…ôd#¶#pù‰`G° m<text:line-break/>�#</text:p>
      <text:p text:style-name="P1">0/I]P#6#©$¬íg##©uÔ]Ú0#è�Z—~(sÿyÿi¥·pïq¼yäEz¹ýàÜ•e£ºÜa#ÕåQÑñ/Ðö»aÂì±<text:tab/> Â#÷uU)$J¹#k#2%¨/Ñíw&gt;#ök&lt;�Dq<text:tab/>ï#‰¿õÚ#Ú&amp;î0q~7(ÕýDÏ¥¨¢«ö€…#““Ï´'érV­¸#ù#�õ!�ˆy¢ü“ÙT/ŸiêœŸZ`#<text:tab/>àŒ�£À#ˆ/T[·v{.#÷#ôÇõ#û”Ø­„B¯Ø#©Ì²Þ#&lt;›T¬2Áæ-h/l!#oxR´BÛ”“ùÝ\z</text:p>
      <text:p text:style-name="P1">çÂï#9«láÚ8,eä±íÒßœ”äÃ#]#×C£L÷#^§"î#~üØÒS#ÆÔÎ€5¬Ø8áˆ”ð†á¡#‰[WšK±’Ôc¹ð–è£½»IŒçmu7Ë5oÔ�úÞ$&lt;#Yvõo#5&lt;a–ù[�tˆážÄ¿##µ�P™ï¾#BcÀ&lt;DÀÁ3Èôp3µ×Qïw CÙf#U[3äú¥#c×ëþÒ¹þªU#|°y2##æ¯#Ñª#Ö0æ¿¡GMØi #´#ôšMm?#¼€ºšH.hÌOYÿb¬,å°###u£“ÿ)Ë#�#</text:p>
      <text:p text:style-name="P1">�òì?q#æ„Øûµ¦í#¯#(“:]üñSL=#î›Ê ~þ<text:line-break/>3##I¡‹“`»#Ö#Éµ¾«ÔÖa# ß!1$‡¥#’ƒ�×;F{ Á��´Ú“#7Ã#!*j<text:line-break/>ôœ™D("Ú-K=!ÎG</text:p>
      <text:p text:style-name="P1">k:î&lt;Ïá#øö‚è úp#�"I#÷ÈíF#§]s#D™ RµßM-•€›;##µ¯")#Ñæ°îì: #3q‰�¬žˆ”µPŽ†/Ïf oƒJÆ¶h Åb#ÍÅ#}áM#Æ'h€ÀÈr—Û&lt;ñ{Å#ãoÛÂÄ[#ÓFã#`ñä{dV»ß¯+ó+}£¡€ 1ü<text:tab/>#Û97íšŠ&amp;§·4ðé§–£�ÉŸ##)ž1�Õž</text:p>
      <text:p text:style-name="P1">ÌÈ˜­¿¼\|–‰•y³Ó8£xf¼ÔåÙèøLÚ²ýÒ~v#noºÛ&amp;&gt;ÿbOØA©6¿ñµZ�º#œko)ÆÖxåbÖ#�«.#5</text:p>
      <text:p text:style-name="P1">#�ß¶×˜ì‡îˆÅ<text:tab/>1òmS#ñoTñ™P´Œëf¨#÷^#Ä#ügX#ìÃöÍø</text:p>
      <text:p text:style-name="P1">[#Ëó#àŒ°K5×éáP;#û:½#ð)}X#Ê.Üö‘!ÏüKžOOÜ#±þ‹�(ó<text:line-break/>#¡”øl˜eu6\¬´¿#º+Òt=}­á61Þ##cß=9ä[Ð{#ÐoÏŒ‘Þr4“-M:³ŽñŽŸ åþ#(&amp;?ÕáËK®�#Ñ#`[iG</text:p>
      <text:p text:style-name="P1">#0)ÿuÙ¦n5G,,"iÍlŠ`µq¼<text:tab/>‰]CðdèYh^²#Ü±#Ä÷Çç#á�5ù[åApÓ#F-o"æÅþ#zZ§â—FŠ)î·Ú]¤#›t»ü©„'#e»‹#È#ÞiLjÑw†šbŠëè#_ dtÅ8"†yäøÚ;j× Ê#�#œcp#‹ãå?�IÎ�B‹þ=Ææ’Éü$µÖjCò¥‘ %^# "ë3€ˆ#ºá<text:line-break/>c#¬é-�&amp;W§¸¹aT³†V‡##L/%,ïTƒïT2†¸„A…!õû</text:p>
      <text:p text:style-name="P1">Ÿ#t6ð1KôÄÚ‚#µkÈŠ—_ˆÒ~kéTÐLìñ#¹")y#ù-¯<text:tab/></text:p>
      <text:p text:style-name="P1">##ÁO#�«)(Þ¶P®tP­J$��}%b/'#¤#’Ü¦Žþ´uT¿ž##</text:p>
      <text:p text:style-name="P1">:„e:…õqÒqlŸ¯Ž#ó.Þ±„ŒRð�l�êoÜš\:gFöY&amp;¡Ož´‰Ý�=;Sî¹×«&amp;\Iþ¥›‘—#(7YwãùZºrz‡*#3p</text:p>
      <text:p text:style-name="P1">¾Í'%òoøl—sXl‡%#-ñ#°&amp;&amp;Þ§T‡rùG­o‹íÀf–[ ###©÷ìƒ7A—#h#ò¶ÝZ�ÁPñ##5,²DùùæZ5ƒLTc#ºd¥VPÖ�¢Üi:ÐY§p<text:line-break/>VõúãËôÑý#¼íä5¥¸”w&lt;’JAQ‰£ºÚ;#—›ê9##-ÚSï»™µ5ä‹`ÃÁ@—e#k…d±)¤91Ò$aÆ Žî#–“‚ª#ü#¸–‰OÁ&gt;�œ"b ‡ÀJèwÁ®†#‚#´)bŸ ”Îôuœ¨:³sb½#›‚ÒJ�7ä?jmÛ|æ‰œS�¯`#ƒ2O-tÝ</text:p>
      <text:p text:style-name="P1">„•G$¬@èÊè#t,½Ü¹E»šwÍtönY¶Ð#Ò‹S</text:p>
      <text:p text:style-name="P1">mTRT¤Uì^¿¼6Ž‰ÊÛZ;;ÿ#K¤³Á=P—gTõzdö`¦Xl*.KN#T#Õ#),&lt;Eät#±LYþ£%Œz:šU*”â##§ìÓj#‡#mMNMíÄ#`MLÊJÞD#á</text:p>
      <text:p text:style-name="P1">##\ƒëæìR###Ýa™˜QºôÞ¡óö¿û�ï##¶ÏžÀdsž%¯G¶ûˆ®#‘F<text:tab/>,‘#ö~­/1a#†–s§øXs8%É</text:p>
      <text:p text:style-name="P1">#Çê$î/#”8e�ñ‚B� ÷@@œ‰`Ök[3²Ñ#­#|i&gt;¡`#û</text:p>
      <text:p text:style-name="P1">\XHØ€Ù²~¢Wá#÷ô#À8›I�~•<text:tab/>##5[#eýŽý‰iBâFújGX#ìTz[šÞ#è‰ü�…@³ŠÎˆy#0½,N`¾#ãŠ#ã'#&amp;tÏâ¥€#N÷œ7~#±ÃB#2Ô�F¹V"â.·|98�=SëOGÖ‘^Ø¦/‘Ù2Æo˜¼ã¦Mk“È#®#¦#ý9Œ~:N#ô´&gt;|^%p¤##—A–é§#\ãR˜3</text:p>
      <text:p text:style-name="P1">ÈÉ„Ò#)Tå#&lt;î%‚UtùŠû#Ï+ßlgÜˆ�</text:p>
      <text:p text:style-name="P1">| æö›‘¡NôÃ¸“4ò;N0ÄÒ#ÉFËÞ|¢íä+ƒ#ð¾»‡v#±GÆ‡¬xO3Xz—R0y#Rh¸o#e…#’~ÙÂ›‹C�¤<text:tab/>ø9#Œ¯<text:line-break/>Y�~##ûsz˜¸òÃ#u§gý-#­#5ûþ¡##‰¤<text:tab/>Ø<text:tab/>Ð«#Ü™„¿ë#©%#ÛyT-#1# ~½•obø_VÅ°#˜`Çå[#^Þ­yÅ#yŽÀÀ¾RÂ</text:p>
      <text:p text:style-name="P1">‰}¼yç.'P6~Õ##=„Zê½@#È�Ý§$é‘ôrª8½1#Ãe'”‡ä¯#¹1AÅUX5µ9#/©b¹YB#)ƒ�p#ÓiPé`£h<text:line-break/>¨<text:tab/>&gt;#ó·„O8«Ž‡ùÔTÕ[É#m9ß#Pûu"‡4á&amp;·R3E&amp;¡�žá5Ñ#(#ü‹º¡0¯m<text:line-break/>r®ïQslü�z˜AEËø#;ÄÁ�'Õê\þßŸ =žÂ”î~èƒ\p,###d‡ò#%?‚Ñˆ©a(É8#E²Ï#Ll#�#ï<text:tab/>$‹#8¸Ë#–Ð$[1-w‹?„ÊZ)h"#Ë…#…§#„ÑI¬#³.ô†‘£#+(é½ËY�#h#Â|Ïýßò#èò-u</text:p>
      <text:p text:style-name="P1">sOy™s¾i##I“dÖ&gt;#Ø#»ýÄ#_¤š?ø4�ÕÞ0<text:tab/>ùt+}ñ#&lt;4&amp;:€úãË:N×r&lt;\¼P~¢”Ú9°<text:tab/>qÖ;W®Ê›ÅG#-&gt;èÓ]i§,ˆ¿£#ûûÉ€åÈ …›P\šúqUü§Iø:Œs4=Ý.êGj–#ƒ�d##$¸oüF¦ÍÌ©¢Äâ^MCýFÚp�i#'ø°(2ÿ€©»4É�Ê(r„�¬~À©&amp;!ª*!’B`/Œ•¸õ^Œ/ë³ãÁ–F?BnI� P+¨ç—ºG+\­�ÞŠoJ¯`“àùN»æI±Úo<text:tab/>·Ì5„gû}®«×kš!#³0¬º#€#¥Ç˜d“#Í_ÐUFìKDö5Uuº#»¨MxOÓ#:Ò‰/ #›‘4Ži„9t#Öû¦õsÎž‹°:eYQ•ë€Mërîï$Šª'#ô°fTÆmîÓ#®D#yBcõõžÝ#[Ñ/ð!á##ü¦i1#)Ç#i@Õ#)#òãâEGíú#î6Èû”ƒ�”¹y®</text:p>
      <text:p text:style-name="P1">Ð€û#ñJx#÷u5›°8»¿©t9„O#.k–t#hçékÿ!ñ6U‹Å�í##4Ýd#ŒÃ$É´Ä#Ó½•ËÜúâÝ#­#ÖÑk†,©þ5´C…•Kî SÍÖ¿9#\f#å‰Ý�ŽøÖHý,‡#�C‚Ï6#xZù‰ÿL±sQ²</text:p>
      <text:p text:style-name="P1">##_x#øï6ÌÅ‹.'‰Ê‹%P93B_™W$Í˜¤)@±#Q±×ô,eÚ/}Víïñ­¬ª‘¾’Ãñ<text:line-break/>W_&gt;ƒ</text:p>
      <text:p text:style-name="P1">v#ë¢h#`€x</text:p>
      <text:p text:style-name="P1">#^cNÏ#¾#ßë#œîÁ¤·�@%ì#‰³â</text:p>
      <text:p text:style-name="P1">š‘:èˆ:#~E<text:tab/>‹I÷@#c1Éº’­Î#åÒ5|Lð/l`###o@ˆ`‚#ÿmÝ)#_4JhÆÖ:2›EVašlÜâYw�Z¨ÙÛ</text:p>
      <text:p text:style-name="P1">HñÔt#�$([#Š</text:p>
      <text:p text:style-name="P1">#E¯´ÈWàI&lt;iÕÒ¤Ô\Ç�4óo}Œ#~##Ð9š?gÅ×]€eV½°úéý¨RRE#R+#œøv‡#|Õê´K*)e#šu¾¯#&amp;S³ Qh©í‰ø(C#r¼å¼æ#è÷S8“ê?ðº*^’ˆ™#</text:p>
      <text:p text:style-name="P1">èÔ×O²S"œŽ#ÑNåôèAÿ#ð#Ùšº€9ì##ýKZã†.™—cŽ¢6í9¼•0#Œ»@»�#�<text:tab/>#ÚŸÿ}Ã#wF\O</text:p>
      <text:p text:style-name="P1">¤®</text:p>
      <text:p text:style-name="P1">x|µT€ÔŸ#œs-</text:p>
      <text:p text:style-name="P1">_ý7ª�#¯#OJƒ¶m�ïlÝèš#¨(íÑ?Ô³)u&gt;L5v?9£·„(}1Có˜ÃZëÐF^”ð=ñ˜Ž”#¡:ˆ#fO•h;ç%ø÷#f#ô1½ø�)y=®ÿBã‘ö#,€ÊuˆåžvKáÚ9#‘lr#:¥õÄˆ¦FëÒL�cÁ»ü#áF6ÍQ#WÍ QÔo™õ=�8w:.Ó›ž2lw<text:line-break/>OÎà3ÜlQïûÉËŽ�ÌÌÙ#�P§4É­#«Õ¢IZ#zÁ’­ƒâög‰RYû-#¿##p#ü^ÍGJ³1JD¼å#DåÉ·¯Oª×ADÇ;ª»[[ž#Þ·€S‰:Ù#%H¶2º#«}¾o&amp;ï¼E#&gt;?ôõÙJŒ#Ëxò]§ÇÒÞ#w#-ž3-ÈóY#L³^¿*òN¡ù#ý0Õ¤xF952ýu­¨èJ¾j–-_*Þ·ÈÍÒ¯Õâ›Ÿ)/dÂ#îs#ÝÀ3<text:tab/>#Ð†^Ò®y#ÔïsC##Ï<text:line-break/>uä”K#FÂŸ�";¸óYHÞ§n�Ú‚&lt;D€ßäœ˜ 0#ÃÔ#Ó¤ à#G†##?#Ñ*ñsr¨Þö.ðpÑÝEZ�ý¹«Õ_myUðÕ’9Ê¥#¼#8�$ˆ<text:tab/>Ææ###L#Õ¨e†òuXré÷#’G®®Ç##§§—wÆhPÂ*]ðµC|4ºöÙ°•þª’ˆ,œÍqxGàÎ#!M¹Äó$ô#ýCáö±<text:tab/>#6ÜÝ)I„RÆÝÑ†#÷0ï8$ƒ¢"ç½\aÊ³A4Ë¸##LKÀ&lt;[+û¯<text:tab/>I##rê#ƒ¼à8#nø‰¾ïÜdy/#-*ìºº###Ñ?“ó¬ŽaØ'Y#dïyŸw‹éõ#BòÕ‚FŒ‰ØñÔÔŸkP�êf#‡/þk^IÔM=™²0ù¤&gt;4@È³¿âÓ ¾”O!,##’!,#Nf-Þ#Î¿AmU##Îèñ|#Ú+Í}!nŒ-#-f###&lt;ñ#ž0ºÇé#¸0íÔ0�Î�·ö­e*~¬v„#´÷â–#·¡#³8#ó+#/dðÒ�Ó¥—–ûÈ#CÇ½®#<text:tab/>##™bÞUšä9?—¾‘ZÉ#-Öf#u�À…"uN™‘nÇH–ƒÜz1*Rÿzæ†Û ®EÖŒ”å#k×*—âbqå&amp;/ÇOI¿0:_í#ÜR;ýÙ)Ø~<text:tab/>£#É#R�Tð#?=½_Ë#‡¨Þ{ÙŒîG÷ÌÔV¾°ã‚þ›•¶Ð }; uá_ïÃg:æü/™]^®#ùR¤h®Û¸óÒ€öÎ÷Õ†/#ï¶‚u†� #xMÈÿ</text:p>
      <text:p text:style-name="P1">¡#üîUH§¡Jé#ÌŸÒc• #sj‡hÒ#S©|æÎJ˜4¢/ kç#ÈÅZÐ¸vˆ’Ì#V¢±¥TÝ)Q`ß&lt;!˜¨Æ—#×x±kã#¹†Ç¸ßÙÝªˆoýL&gt;—Œ#Œ]&amp;~b#e</text:p>
      <text:p text:style-name="P1">l#„�Ñ#ö»�#¹ËÐ�#KQ7zØ¸§Ü–4n#A</text:p>
      <text:p text:style-name="P1">vë7r#ç~De-Ç¶#è Ï<text:line-break/>#þÕÏ#‚SQq&gt;l</text:p>
      <text:p text:style-name="P1">-a§gà¬¾eý!)#µ#X ððæuË# lÜ3‰Y—TÈé?#;¹(èÝÇÐ#‚&lt;&lt;‘°²Þ–L…D˜ç#Ù¸:</text:p>
      <text:p text:style-name="P1">C_<text:tab/>J#^·”ù…«~#o<text:tab/>Ábëf©À##-K¼¨A#ä;ÿ#PaY%#£ÌïV#{.’|ã##y«»¬egøê2ôFBªv%#veƒ&amp;àQ#í##‘ÆcSFPÌû!8<text:line-break/></text:p>
      <text:p text:style-name="P1">Nd»#Sck;éÊI»;Ô7y„é#A¡WkÄû2…Ò#mÙœ6ð #ÛÍ)#Q2{²D#Èýk#ÌžÇúÊíÀø9öê]�*¿B #RãQ–B™…œÛì§wŽ#.#€RO°Á#</text:p>
      <text:p text:style-name="P1">;FŸÊ¯VpGÊ*-Á¦ö`žŸùä#ý#&amp;àq€#sog\B1Ôê�Ž5M‰øŒó®I¯}‰ÇíÉë#Ä##Ó:7{$–†</text:p>
      <text:p text:style-name="P1">ªPéÒ�½@##ß[»Àê‚%]##·<text:line-break/>Ó6<text:tab/>pWñ:<text:line-break/>Ž#Ê‹—#bDý#G]Ó½øÕQÓ¼#(\¿¹�&lt;’ÁL·-#£#Zœä×lÛ#|}úþÉ±#n</text:p>
      <text:p text:style-name="P1">°·'&gt;R“m´ß»7#Æ#�”Ôð›ïYµª‘ÎšòOk#€¾í6#g#í@#³s½#Û¤ˆ òHŽ##òº§¢nÙí,#,&amp;#Ì1í#§i#À]áÝ:ž9Å¡#<text:tab/>#=#ø #g##tÝš¬0#ßƒä0Bƒ#*±�…¦¢él´¿ñ#i##­f@sÝîk·‡‘ÀžAzîû#O;bó‘¿ökƒÜhó•™…Ýû¿Éx<text:line-break/>åg¸£o#Ù›`àØ� L-ŽUù=l#<text:line-break/>þJ5ýÇ#ŽÌi‚[W#¡#Òò›Xô#}$I„2µÅ<text:line-break/>üü#_J5Z#:�¬&gt;×y#+ò<text:tab/>šU##�bsÿ:jaÎa¸.#3#ŠÚ!–ø#y_ƒžN´Iœ‰Ž&gt;–/ó#z#ˆ;Ç.#o3õÆþÈ‡üÉ†#‘¨u;-­w#&amp;:¼·#ˆ##öÑá�)¸<text:tab/>O…D#<text:tab/>“óèc#¼#�±¶ºê1õv#ñ0æR¼V�¼ÁA'êrÓ#ÑÓÅ8n10¯`ˆóäÂmú¯WY‚IþP<text:tab/>‘—£Â¿H#lß"â&gt;#Ï‡aˆŠ–#Ä&lt;#Br@Qk1Ë#ð¬C# ñãäâD�Â/ùèä</text:p>
      <text:p text:style-name="P1">É##Ñî3Ë€Î^#È¿1oâ|#øÜ’±RE±’Ð#€ÕXºÅO:¯ ;rþz~-dÂ}Õ¹VÛŒá˜b#½ezT#�­Ç#šë#Ìukÿ.ÿ„,t´[n­¹N{½­#œ·b�ðñ›28º²­Àù?„òcë:¨iFO#Ö»«Ky#“Y,##xSÓ“µsT„ü]Óù ½X†õïúvE{û\##ÂSJR#�ÕËZ­\#KUµ=#-Ð©KÐÐŠ;Ç…#"0Ì`’ØÇaéz˜óXˆk#z’ò#›¼»úúrä—ÏI"Œf�´u###r£¤Alœz###1#Èï##Vz‚�›¬}S›ö,}!¢�¯¨µ­ì”dSÍù#°¹™#*tÁæùIàKð,#%#„§AVÚj-£§Ö®bîµ#Æ=G<text:line-break/><text:tab/>\’m—›*<text:line-break/>¿p</text:p>
      <text:p text:style-name="P1">#‘í9Ä#‘Í´#,×ÓU#e‘®säì¤NOâ7U¯Í�/VÄðï+#ÆÑÙZ(Ë£v¾F#‚¬£�œ¶‰[ÀåInf:B'¶±7¤ƒGišŸ.õ6ìaT\×##ÀätÁ#¹ã#ª„‰k!KR5#Û¶a&lt;¶#/W#Õ##�#w#�¨£›ÎžÓ3Üç ¢ì‚M½ôœxÿ&lt;98;Õ0</text:p>
      <text:p text:style-name="P1">##h# ú…›¸hS½Ò¬êè&lt;ÇØ}¦õø¶ë»�PŸ1%0À#<text:line-break/>¤#‰mGñ#Šcx;m/µ‰ò^žå¥áÊòÏù:UÚ[Y3Ï#]Ÿñ%ÍëÌž#£3Ñ&amp;þœw#Z^†âc:š~zI#ô</text:p>
      <text:p text:style-name="P1">###h86#þŒÃÞ%m#ÄXUw#}®u5ßÚ�hˆ6</text:p>
      <text:p text:style-name="P1">#"n#ÚøF~#xä_`ªâ7´üÉQÆK÷iÚ­##æÓ#²2Æu“v##s€OÚîg8ðX†îõU¾™SzU‰·2ÔÆ)ß.#¶Á¬Fwï#ç<text:line-break/>z©›Þ#•#¹ž;;È¼Ó—îìfæ0ŸÜ¼Ù#Ù#ŸhÚ}Ú+ž¡DU¦hÝ¥Ì‘øAhÌ†¤#DT»##Â[</text:p>
      <text:p text:style-name="P1">Þ˜ä²fç¿¦éy\#</text:p>
      <text:p text:style-name="P1">©îË#¨*0&amp;ØÞ#Ewö#0ðŸNxˆ^'s#J#(™‰‚#²#ibFDÿ}`E3F/#§­5éû#xAäÂñ¬#y÷</text:p>
      <text:p text:style-name="P1">¬#`¡r]#¿O¹e#Ïµf4tó´#8;-~5Üjˆ“#b#P,±ÐŠœ<text:line-break/>#k]^&amp;¼AqH;#ƒ¾V»óu÷D[Ø�Ó#ë[e?UÄû5Q}h°U0«�,#Èep#mlô ®€Ô:ç¹Ð<text:line-break/>�#O�<text:line-break/>¨¢—0&amp;:ÑV#pŒ#�##še.#!Arà.áR¹#ºŽÅ´½bVÄ</text:p>
      <text:p text:style-name="P1">Ú?‹{#U Þ“O´Üü«#~#$Öß•»$b€°T##ÄÄ¥’�:øjv/Ð[#/äZ0¾F‡|Œþ06ÎY=ub.9E#h˜Œ#0"\á\ò5…Âè#µ¿ö·"Óþ/íÅƒ|št#†l&lt;Æw‹šº<text:line-break/>3EýÑ0ö”#lõÇ9f¶ÀÊ›Æƒ##|=b¼a ²'éã#õÅ^ë,&amp;u7w¿Ðñ¼œÄ¸{Ç.#:XÖIeMs##íc#2vÀt;R#“Äâ#8’#C+¥¢Š�R"#¨½|(8Á£#ØÜ¿ÇÚçŽ(×#[ÍS#8‰%bˆÉ#È—#ÖM’-ñ#Ö²œJ=»ï¨#WÃÞÁ–~ø¥Öæ‹(¾š:Q##Ì#±žeaJ–ç¸Ô8]S##;í}2#}D'4###ï3KYöIw9#Q|¾#º¬N#dne“iŸÅi­ð##-#é­Ë]‰IÕ&amp;éÓMnˆØ�#</text:p>
      <text:p text:style-name="P1">rÎŒyN!Ôì¸#Ñ‹9Ë#¢ªã@Œ�Í±*W#g£ñ(&amp;5ªäD›á�#‚¦�u##ßb#<text:line-break/>9�ê0§ª�Ï#/’TÆ#</text:p>
      <text:p text:style-name="P1"/>
      <text:p text:style-name="P1">†¼ñ·Ú½$1¡±@Ö#ˆ›##X%ì^–›#áoËg©Öô#yô#lSÊýÔžBÈÌ…§¬ûûÀ"‚q®ª#õÿIµÇêùKºè£vKcu?Ó´(#®lK�‰Ž3ãTÑ ï"­¸¸R#W«Ú/k@M9‚+#ÈÃ#o#ƒ#•S;ÒÝ€c»8üÐ#nˆÓ·#ÝÙÄ\</text:p>
      <text:p text:style-name="P1">ôò#Ý(�X#àëî?s°mKÔ]Ÿ¾Ö=|Ügoýƒ-Ïvƒ#</text:p>
      <text:p text:style-name="P1">²5­3oF#€KÐ 5ˆ.Ðgÿ5ÆÝ##l#Ü#ý�QR/Ÿè]¿<text:line-break/>çñ1ôÕãdXÜ#lZàÉÜ”3gïèYµv[!ÑSAk#•|�</text:p>
      <text:p text:style-name="P1">Ò0ÏÖÎb�•c–�mF#:¥Á+#¼ ±EO[s²$cRGòp¹,ë\î#¿ç±‘™ìYw¥é<text:tab/>+Å7=¨¶Èx7�cÖ˜väF]\á#´a!ªù_Äuºã+¢^#¿Ê+ýpUnM1‹q#³©“þ¼¬ŠT9 Ý;ÍæèUÖk9Ç|€Sá•#/C˜•ÏïGZ�yj</text:p>
      <text:p text:style-name="P1">¤ÅÀZ­ÿ#Þêspz—���5f‚^##´7FvªÈº7$-±QÀ¯¦”Â##J‰Ã^ßyoAÊÊŽ†`#¹fü�Ê#¿Œ.Á—ÞÓ#ã9½Î�É©¥#€êW4µT.I�¯‡ÄÇÂ-®/m¦FÔÍq‚CÃ#Â¸#l‡wuËË@#¨¹û¸"#ŠNÍxšO#©<text:tab/>q0#&lt;å<text:tab/>Ýt6ÕgŸ#ì/¹³O/�&lt;²�&gt;º�ÖOxºu…ûÛ‚J³:™¾p¶#¼[4#_0# F#MŸ</text:p>
      <text:p text:style-name="P1">#‹#J}e‚Ùž0ë\ rÓ!ŒkÏò&amp;Õ#î¸‚&amp;Tle¼~Ãú,�ôºçÄZí‹N™÷M##Œƒƒ##†#xî"hòWV­AÌ_¶ï#æD�ÛEaÀ­#s##êöé##Î*~#Œ#(#“Jƒj‡X/Û#-ø#ó”åKCY½ÿ#§ò7À7^½àõ#&amp;{z+‰êÍ#imG<text:tab/>§h³=###:[ºa­2D›7¹kÒ·OŒ$ Jdp[#çOÔI„,íÚ€‹+4õ#žšJ#Ÿ#p2f#¿ÙîA«</text:p>
      <text:p text:style-name="P1">�›ô.ü#äö\¨ÆƒJ²Î1ˆó¿ #]J<text:line-break/>¿†#H(UºxnÜ#aKz’Ï†‹BÁ#f‘EŽÝÛþ#.0¥&lt;S#î#<text:line-break/>#LpI—ä #a�t'Ùí¢Çä#ŽL#U#‚}w#Õ[Ã›·# ‚”U$6#Ø°�$&gt;ÈÈNC…Ç‹ÔlËÐY¬'Ý•Îµ8”A©<text:tab/>4vBÍ$å#,[Ò_�6ò#î–#Sž…&gt;#†#ÆÑã7“ÎùÀó#"�##5ëùÍ$— ´-ö;zCp‰ÛUÄb³få1h´DhÝeèÎ¼™ÙœqŸÝúâ}n²#ƒ¡ÖÈg5È.z¹g1}ÿuTšœ#ì½Ýƒ#‚ïø°U„—þ¥Ø.#Ö‰8W£$PÊ`#-ÖíÓå´|à7¾n##¦ºrpJ4‡ä—xn50£â÷Ëç²S#[jˆº«ªÛDðú7#éò#1ö46#“Gxá#ÊŸ¯µ°[‚ ¹Šû{xÄûdl�4SƒcK#§<text:tab/>sg’#›~‚&gt;#éÀ#ŸÜBAr¨!×&amp;#ºˆ„Sû‡f¾#-G–»#Î<text:line-break/>ð¤"yÒµªo#]{\Û</text:p>
      <text:p text:style-name="P1">‚{Ä1Ÿi</text:p>
      <text:p text:style-name="P1">�#Âo¶XÃ½£k9w^°]Q’‹³Ê´#K´pÉZ#?#ˆlDÆPJF~¢×°[ ¦Š#fP•##&gt;#ÑAÝÿ&amp;#òºyæh<text:line-break/>°8QÄk#³˜{”#&gt;#±Íq#6##¨óTî‘}MçC##ê±j£x.Ân›3#‚®Žêïñ'ghôÆs#—OO¤ý.Û�ÿ$èšÂâ˜Òk#Æ</text:p>
      <text:p text:style-name="P1">Y�´¡É#ýöÐ¢“¦™¨‰X;ÏêT‰K‹NõG#ì›n4vG5#7¤û&lt;ä‹K•# #&gt;É#œ2Gç#:Ùýf_‹‰–ï#¼è|[c¼ºÒO&amp;Ñj¬Ë°ŒÏ¶</text:p>
      <text:p text:style-name="P1">òÅ‡Ä#"Ç,åUò#1¢•d»“ï1×…â&gt;;-žû½+vúc{øµ¡##+ìù9®•�Œ¨Nðï9[°Í</text:p>
      <text:p text:style-name="P1">###ä#CPÑ&amp;�rVüêª¬TÈg###¦#U²ÄC$#�¿[ä”·„</text:p>
      <text:p text:style-name="P1">œ‚6=¹ýì}å)Å¹NýTk</text:p>
      <text:p text:style-name="P1">S#‰v&amp;v¤VØõˆ˜Rç®×é³9É\#»áA#é#£²†###a#ö9fHø`Ý<text:line-break/>@<text:line-break/>�Ê9é#d&lt; »AÅE?Ú£¢ò„#a&gt;_{‰1ˆ#ö#á_B#‹bÑ#ëoo¤ç’Pá%mqÄ´Ð’&lt;9PÎÉsˆ�#rÌêÅ%Ÿ3æ®™GµÛgò/ô©&amp;†7&amp;Ä-07ªJfªj#\‘"#2?æí#cÀ#ƒ¬#É£<text:tab/>¼�J5�D#—HÌ;èpËÓ·™##ng¸@Ñ88ð5#Ú¡Œ£D#¼í#d#²:±ö#Z¡Nëj</text:p>
      <text:p text:style-name="P1">í,�z¼¢!Â½kyD´¹½e¢;æ“Rõß½¯!¨1&lt;7±�a80Ûz‡‰?Ee¤’ÿKiFÅÒ¡~š7}#°Ê±¨ÌÇ#z–#¼YëPØu¦McÌó±šê#F³)wE_9¦<text:tab/>„j#E#Rø @#þ€##&lt;Q†ó?¤9ø[µ Ò#=ª#äÈ›®¦ #©mÄS`óbL&amp;qù2Ãè_ð}×Ëx“–­��bó1SÞ±ISø¢Žz<text:line-break/>&amp;{»ý#õøÏC—™Ê™#­–ó³ó#&gt;ÖÚÀZ‰^HQ##]úÑ?Æ”Û1ÔçE1Ã_z²Š˜dtÃ±«#C•Wê#]¿’##Ïid¢N•Á½².#…L##üÃpÌ1�šø×�H#ë©„Q#—ð{�?7ßsw#8ñ–‰Ú=$Sð~¨ƒ® @ù.Ûæþ#›:rXçùÛCžåjoytYk™3‹n|©M</text:p>
      <text:p text:style-name="P1">�ñP#Ä� u#Ä¯†#pGØÂÛ! üO«?@ƒ\¢a·Áð5å#šÿ<text:tab/>ÌŠ8ôÒ:n…#À#ÁEGO’l{ñw™#Ãnz7æ­°ÎÒ<text:line-break/><text:tab/>põ)†#öª¹ØF±X:õ#ìuñ·q;Î‹Š8…nÿ#èÂŒwLUF¾#òš„¹MÿQñ‹®ŸIX4E»¦|ËÁœyô¹W¶{�å8Ü«‘‚#û+ñ%#á¢n•Ëš„ušˆºðšæé�##€+´Z#ý–X½´Æ�#nM&lt;«ƒÿ</text:p>
      <text:p text:style-name="P1">Ë�.#†Â�ï6##à¥#õ#”L²¦^°#•H~V#Ö“º#&lt;›ZÓÀBÌø,Â-gä‹\æV#Ù,–'vø#ÐÛ;ñ…Ëõf­5¥ßÂèÝ</text:p>
      <text:p text:style-name="P1">?†¾VhÀ#±#Õ?##rñ#Ð,#äg#j#KH#IEz!ÊœaMÞ-8?¥ØÄ’äÖŒó&amp;À#ÁŽRz¢½ëFÀ<text:line-break/>ž‚âAüæVRh#¾J±q…M˜V›#m]&lt;Õø#L#Éðµï¼÷ÖM+žB…¨©R#&gt;ow˜ƒ¢tl¹ø³¨ÅW#W-á«ÕšÐsÛrb¦ã#Y(nÌ‡&gt;}U#,¤`#Ø©-ìÖÉw¤#t</text:p>
      <text:p text:style-name="P1">kN5J&gt;ƒÁ|ì§äà:ë—ÅÑ] #s#§Þ‹Kàô$±"BLÕKwMn#™¡n÷¾½ÛW#õÃ[Å¦#?äWœ=nS(«¶"#÷#™j¦ÓÿVÅ¿�K1"öô,O_vŠ#á+ˆ‘#žEˆŠ#çÄàº#7vüé!#ý(ª€§[ÙR²¿R÷‡ÞBä#l#%#ÒéüðÇ3ó†B–#†Y{çaiI›#0q øöRïÊ#õ³#yÎ!~QÖþ#í÷Ç@Î”Ô_.µÜRh£ï·Ñâ@¡#ÌÂ7«\h0³¨jÕ#</text:p>
      <text:p text:style-name="P1">+.ï</text:p>
      <text:p text:style-name="P1">PÎ¬ÒMÖ‡÷U¯¡¦’zV#Múð$###_,#¼R–±ÄÒ#qYÇYÿ#i„t#¢ã™ChÑ;ãÛlÒ'�0¿7:}ÕBzX3„¤‚REýëN#åC9Ó&lt;ôí«“#�o#è#—¤{2D£›ScÿrÅòó"9!©Ï7;(½X#”öñOÁìÎ+!Íñ‚2I¯˜§Þ¿‘ø£×/*^Agï</text:p>
      <text:p text:style-name="P1">&lt;”°§Cò º#Œ&gt;È‘a¾#ö<text:line-break/>Ûd2<text:tab/>m�H#r&lt;QEÖ#†‘÷,(Ð#z¨µ¼E#<text:tab/>#¦3ÜbŒ’4Aœ?½h¾<text:line-break/>|Ãû##ö§&lt;</text:p>
      <text:p text:style-name="P1">©½m#$#N*±#¬ò}l–¶‘(ñÉ"¦V¢M#h%YfH§)##'ÝìÁ#ïÀdU¿ìõD·¦l</text:p>
      <text:p text:style-name="P1">ÊÅe=‡| š·æD¨±ßo <text:s/>áZw²×f#8™†#Ô</text:p>
      <text:p text:style-name="P1">#î ­O·6ª�šüÑÏ#9 :°X3Êãá¢‹p†÷ æ#?Îåó%#¤<text:tab/>ÈôÅ<text:tab/>¿#Ðš1v~ØÝg'çøÒOn%0VRvj’U</text:p>
      <text:p text:style-name="P1">AÂIh9|—4#…¡ªoW£&gt;ÂgË.ÿTfµÇÒÎ*2¨‘„úöç#ÏWmè##l+&amp;kôDÜ#…÷ ÎLÄñÞÄÕ Š±ð‹PÁùbÃU‹gØ‡?ö#</text:p>
      <text:p text:style-name="P1">SŒ#A#;›�ÃÆ5?#ê�«»K¹ÿo–„Ê¼ìú)#ùù�»*`Lþs};Ä†^A#^2#ð$¯²¤#¶ð]<text:line-break/>'«\3#åp##X#ô]üƒ-þÉ»E</text:p>
      <text:p text:style-name="P1">'\ÅŠ/ýgŽA#˜òð‚±Ï»ÀG«v›L«ˆpÛÜ]ª#ÿ%Jé‚7îôvñ#Ý8¾#lÅu²tH##?§SNÎn¼�P±ñèõ¢¹|t½í¢v*°{1µçx¨#F#ß§°É~ L!Ê#"Çƒžþ4ýæK}ž!&amp;#Î6#TT�Ä<text:tab/>.&lt;I#—pÎž)I6Wrœ'}Túgà¨#Ôµ</text:p>
      <text:p text:style-name="P1">ˆ¿'ö#þ½-JÚ4�Î:—#NÿFhß�GF/åµ4÷Û#iøF0ÓP³™š½ª¾ù¾Ä#ª˜™ýB©Î‚Kúm¯-3#‰Z÷#½ç4åe\Ö–¥éçÏ(#;(zŒ#êEmlp&lt;Â®L?„€®¼# ®õw‰`j@˜#ös1#ÆºÃõ«#½#™3“ì’8#pÈúzÌñÇtHéaŸ—ÎÎp�s?)ÍÖ4RSÁ.#ëw#)©ˆïg¾F„Zw#3ÒÎkRó�#V‡ÞÌYÊÀ2ôj#º;#—Ðš$ƒéìb´~)#ñO�#˜²¤·C­9‘lÝ#²ß<text:line-break/>;b#ÚM�0#m•#n„Ç�”'b#Ìd‰FçZ^+#á@#4Ü×à#Ö‡Gê#‹ó÷P‡Í…±ø.3#L#k#Îž$óž</text:p>
      <text:p text:style-name="P1">qf!#‚“Þ©eJJ1#Yf‚ÊV)wUÀÁ</text:p>
      <text:p text:style-name="P1">#(%#UáÌ;B†Ï.¼ÓÊpa©|ÉÈu#ÏëQ/”£¼`û±/œU`</text:p>
      <text:p text:style-name="P1">!3áoÓ†0‚°/#5¹(ÓÚ#M®#G<text:tab/>#râÔba[!½ã±3#}#^BÐ¿ÿÇv#3*O=Qü#€hCZù|koÚxÚÖÒñ<text:line-break/>#&amp;yc Ä©1×,##6—JVžº*�œ8Îäœ9©Ï<text:tab/>µ•¯¡Ux#aïÓ&gt;xhš¡T¯î&lt;vbÆ{L</text:p>
      <text:p text:style-name="P1">#<text:tab/>ž<text:tab/>O#~:Ómœ#�õ”K�Š‹ˆŽŠªB#Hð0;##ñV†%fÎ²^9ôÀåË‡)L\û·<text:tab/>G'Å–õ&gt;Ó¿© „6&gt;xõF¡û�y#ž‚&gt;S#å�»¿ÏŽ#¯#ð‚Ît)aÉ#KJýdÚ÷É³#v´õä##År-:°{øsQƒà�#Ýj#³</text:p>
      <text:p text:style-name="P1">ê—­Î)ð#ƒ.t‚ºvþ:#Æk Òƒ]½®C’¸|†�á§ó<text:tab/>ùw¯�ß«dVu9jÄ#®²¢›# £÷0?</text:p>
      <text:p text:style-name="P1">F&gt;å5eUµ~íœÀ##5²´HfÑW#¨ `ècÉìv&lt;]<text:tab/>X#ªþØ(@¾#=I¢w@sAg###ë#„­f×] a~iìã6µ %‚°êÊ6ˆWF°‹Ï(#)�lv#]eÙ!®#SÛ •”?Gƒ#þ#DyCºñƒÊþ»#yÖ¯­ïMmV¸O##þvfÞåÚìAS#‹¸˜#g#C�·Ö<text:line-break/>ô”¢ÿ#çpö¬€‚òS#ÚßG"Mn*r__GzÉ½„ê#Ã‡Óš?­h7#ð7IX±(Ö'šÛ„_?aþ…Ž�##ôôm¬ç3‘Œ·P&amp; ˆó®#ý&gt;©³í�ß9¦¸²0JñÛ8JŒZt¦#§Â¬ÿ#7Y@œ#²+Ij%­?óhÜXê‡2Øù#¼ûI¼@û#$#ïVÇ-‰ƒ</text:p>
      <text:p text:style-name="P1">G$�ç'~|LqÃ{Ò‰Y²©½œ«î^Åb</text:p>
      <text:p text:style-name="P1">#©¸ÕöÎ})Gœ—3ë#ÀÎ|·V#—ºú1çºr´ž&gt;´û#¹#%i¦Ð#­ºÊE£ö´WÂ</text:p>
      <text:p text:style-name="P1">‰¶È‚#Ÿo«ñÈ�òIõ#"‹Óœ</text:p>
      <text:p text:style-name="P1">W¶™YXªZÒ'.t±D\¤²ˆËJjÄt¤#"##\Cü3Ïõ.Yãrv&lt;»SG##ó^M@jjJPa#2yVýúzô~˜¶®“§p×0Gk:|’<text:line-break/>¦o’ÀoOŸ*5±#x4½†=ž##Zì#Ö##7h#ß#Lì—#äË7£NHC¢I'4¦&gt;"ÿ#&lt;|ã·7»=<text:tab/></text:p>
      <text:p text:style-name="P1">9ÃnJÍè&gt;”v@Ì-ŠŠ·#LmíÙÂ’G)ÖäTd´„#ì‘®.·$TÇ§B##ÛÍ¬“*­6#=Ÿ�„rõ›ÛxUû€Ø¡Þâ‚WÁ0à3_4a¾J·öÕ˜JIÍò#0Øªîµ¯)½Ø#¾ð÷·9Ø0#ß@1$²ÓÏ1Xð™3§1nkñŠ¨v=8#šÎK—ˆ#¸‰�##Ul]�.Ý:œ«’äß¦TUÍ¿”¸â•1•#œI×¹q2ø#âYC‹¸ê#ø#Øá¾ºAaû#Ì##î#X½ßi¯·#-F»b+#</text:p>
      <text:p text:style-name="P1">S¸÷'—yšä’ª¨#®–#Þ€áWMV¾ž‘ƒ#Žx_»ôÝ#”œ;è)#íëµ •ÆùvíDpÅØ†î##²¾[‘hÞ“‘º!#Ÿ^##/©ývËò‰ªÇ#Žj&amp;�9k—€ü—#(e#€qUsÍªK²;öÁd)#µ/�Å#{%!£]a¯ƒù^ÍŸxøCö©—*#6#á·I#8ök™·û†ß#3ã¹»¾~S M�\ËŒÐö�f&amp;‡£|³¢XµÎ•€—µ,©#T)0üh’”¤šë&gt;#¿#ˆmžëÁ#†#Ðî˜*Ô*#H6+#P-ü×8þ‡^Ai½#Þ#»5lO‹yvAÛ^#™f#]g”<text:line-break/><text:line-break/>t»ˆ®å##R½˜#¤Np¨h§IÙÒR#b�O–Ü#�#–†VnÑ›ðÊDå¢"Š‡ÍÌ(›½ü^·»</text:p>
      <text:p text:style-name="P1">²°0C9‹÷Þ£JYp®p#Qxb#ÜV"áÈ°SÄbJûdeÑ›ßnä½#”oï#™èÕÄÈ£p=”�1Ç¨Õ`3ƒëAx@Ð­�À#¹žõ}è¿!¦òÙ#,### #1ÿF½Ú#BJJÊ&lt;##Dó±tß1ÊÕ·áï(ç„¬ã##e(6ñ«¨bÞW#�#<text:tab/>ê#AD#É¬##„­¯<text:tab/>###Ôßò“ã*oa´±2*›##~•w¯*Òô!¢.E¦I0_Ç½1æ##Y¨Ö–_á½#~m!³Z"aZè‘ú~3vI<text:line-break/>'$X˜ûb²…=Ë¤öšÚ,õÈËU#�ÜU2[¿##\©Ä‹Ô¥*UQ�Äˆ9beI#ˆ˜ö0ÜáÄó=:±Oæ®3#OÍCá…#ßvx</text:p>
      <text:p text:style-name="P1">J#Æx§D2Éâ‡´’‡á.Zºnªc#Ç d#\æ¯½Ž‚Az�4á3fÝ‰*Ý¾ù»ß%"ç#ƒ”rGçm¨T~L"##Ó#…±÷Ôˆ8åç(VDýÚ¯ç#¡: ±á|1E%</text:p>
      <text:p text:style-name="P1">ø9fˆþÔ#‚v…a”fwz@^##”V/#¯î#7ÿi)—JáØ·�ö!‡­V¹É”ÿ#j’_i#'Ô:é#€#æ#6“áu­ N#¥+zÉú#K(#;#ã%Çm”üU|#ü#<text:line-break/>å;"Ù–äÎÿ}Š“šØFùˆK�Í3Z*¾ŒÁ</text:p>
      <text:p text:style-name="P1">#Ûß<text:line-break/>aó#‚~{"Åì#P1íÎ&amp;®.ˆ»®a#œéqLE]$Mð8ý=êÞp<text:tab/>[·ˆ#xœ¡E‹”#ªÆö!#Œÿ#~#Öð#´þ©çÔªe½#*ÐDÊÆ’�Ï¸Á 4#o~ZGr#jî¶C#X½Æ#ŒþÖc½#(åjë&amp;P.ŒXÒo]—#»###607WFf…–[#H•¨"ô5g´(ÑÈ#°4#‘¥°¸°)ÙÕ±Ÿ#ÐŠD8#÷Z?Î[žJ¼!¡j³3‚h6t¾–†##�WÄhÁWçD.Ð£Ø#Q¡�ÃÃ’*</text:p>
      <text:p text:style-name="P1">¶À™òœ—½"</text:p>
      <text:p text:style-name="P1">Y#”&amp;)G#wž.ãœ#G¡P#!¥åæ�k#}##º4n%gš¾°#Š##Z#š®&lt;‘Ô(`#ð.'�«Ü£‘ïLâ(</text:p>
      <text:p text:style-name="P1">£%é‘¡ôµñÂ½­ÇÑ/ÂcWü&gt;o&amp;`zi7*#ð$É(@L‡Ÿ<text:line-break/>#+ÜWIa2ÜscÙÝÇœŽXaå2oÔ½;<text:tab/>&amp;##ô%</text:p>
      <text:p text:style-name="P1">�a\ÁÁýþGxqdÍ%Å#gàZú–#«&gt;žÁ4h˜ï~žÚ59Ç#Ñá#T#\£©–Àæ¶�ÿ#\gÅ~Ÿ]Ì#¡#ñßåêÏ\·8}ÅœLeÏ+n+8Åc4Ðòƒùi¸ãU#Ð0ùçõÓ^Lvµ÷—"@cVG--5èÉ#fØ�’#AUº#&lt;$#‹*ûŽóéš¾éL­u&lt;Í¥ê+ ¾Û¸’ä�pX¬““Óš8#¼Ü®#†ê¶#àÛÇ#‰�…#„‹«çÛb;·V§ó¢Š,z R�òŒjC:@tÙ</text:p>
      <text:p text:style-name="P1">»�ÏŸzêÇ#&lt;<text:tab/>f#�MµµD²#MÝÇÎùT©Àå‚# ÞœT##[*W9†=�†Â#nò#Š›2ébY@<text:line-break/>#»£×6¬#$Ní²£^WD×‰î'd¼éSÖ’¨MTc¦�šEÚß»�ü7ýó/ñ¶Ê)¤#¬aâÿ-!UZ’</text:p>
      <text:p text:style-name="P1">bÃ¦3`ånì·!&amp;÷’¤Y#66u§`]“ÏKÓT#ME“#ÕbL<text:tab/>úLk0ü‘0#8#œw#“©¦Q¯#É+ÆZfWÁ'Ë÷É«=ê#Ä†*‡Ð.ÙÏ<text:line-break/>XÔÚÑ.#ÊqK#½a1¿]*ý#ÆØóìÀÕ¸ýŒ&amp;%`</text:p>
      <text:p text:style-name="P1">&gt;# Ã�ÈwÉ#[h³u.çðŽ¹_ Èœ~©º²B«#ðu›#</text:p>
      <text:p text:style-name="P1">#NŽ.#‡üZ#ür$ÑdfÒ6]gw`‰êÑ©§ñkÆ+Ð"p#¡�yVX##šSJæˆ)##�µ˜Ñ#�0Ö*”úF†S#@</text:p>
      <text:p text:style-name="P1">Ò·GïÆ#4“;b¹ô"Å#/3s¬E#)ž�B±[òô#ñsË¹œ÷#bßÃìôÃ—o</text:p>
      <text:p text:style-name="P1">5^¦äD<text:tab/>7•#c‹#÷ŸÛÃ9#VSJ©‹ÑxÓ{`N3°#ãæd)¹JŠï36í®#Z6´#Ðß##©ðù~|]#Å#A: HÏQž¯ý# ç Ÿ´<text:line-break/>Œè#áøAqá&amp;#Z€§#G]©–}&lt;˜Q&gt;<text:line-break/>=":ÈÄ,#h#kwv##ËWZXP-A|”Ót’#9Ï#å#ïys4A’ß°£é/J¢LKY#¡UÓ#</text:p>
      <text:p text:style-name="P1">™#ÛæŽpNlå@õ�Y˜£þ4�)P#ÔègÑØ¬è</text:p>
      <text:p text:style-name="P1">“w#s®#,ñH]¯—,a„¨#å¡Æš"7­mëãI#w#l7e:ý###A<text:tab/>vÙçØ¿GR$WT=ñ}Ú_Hvø#�#ÁQ¹ºâ¼ðÿ#‚À[Y½:¹Æ�#^Åœ°´ž%h9"#Â`#•B,Ö#<text:line-break/>-À:#cT#Eu¾/í¹ïéîÐÎ#àøi<text:tab/>Ÿ0¨'¿e6#ï‹<text:line-break/>hY;t#AÒ#"¸ö#û¤›÷²»H„UŽ¡ªÉÓó#93œ##à�iV##íÎ¯Ã:.xÌ¡vDÝrE0K#Ê#~Í<text:line-break/>ä ’¥ŽæMŸwc%Ð.õÏ¡Ã!ÞP”#±ÂFqëN&gt;æ9„“e›YŠ#øQ‰üÄÇ§}ìÂnÒõ¼#£ì#«›ˆVd4 Xz¼F#Q§Ä¼9</text:p>
      <text:p text:style-name="P1">ðÎœ/ÀÎIg#Óo³,;#§Fa##zï^^�¹Æ#©Ž##ØQþD=Ž×ÏºÞ#å×ÓÜ‹g#ÄãuÿQhú=]ÎE×#Á†Ô!//h™Q*#–²ø6Q9#÷$‚‡^º_#ú*§Þ#€]##âæ/‹1¾4Â�p™Tûñ¬žÝøZÏ#Fmï}9ùL[ìF÷gZê#pH#wkÂ #¶U=†ò.EìÎx�É}3#—ªòu=OzÑ#3š�z“#hR3\³x—1Ñê¤¿ÒŠ’1Ì�{-j³#sj9ÏÜÍ­©ä#‹ ­ÛÓÝbóSå#B«ÈcµrÍ#~FNè^<text:line-break/>=G—ö.{¬Ûµ</text:p>
      <text:p text:style-name="P1">À–lü"Ntûi ž°#ÞçsfhùAºW¹ì~K_IV�!1‡Ø¼´ù#p'8¿y÷†Mˆì§qÓ#ôªy‚š#</text:p>
      <text:p text:style-name="P1">;²ÝO`XµÇ¹#”¦Ùñ{ÜåŽùOÁä 1ö#¢<text:line-break/>_#jÿ&lt;£Ì,â \µ.ÜÅEOo&amp;²#Áÿ##BŠ‚K‚¢#h[Í…dï&amp;B##ËÛSRcµA##_ú�lÌ3 WOVëD6�#1‹‘Ø#÷Mÿ:$ãO#Ô98ùT##\ÃtúÁk#s+#}–×#…DÃ›îšà—k²Hò[2qVï#Å/3#°Ç+öHÐžø:Œ4ðµä³sÖêÉ¿Ênî#ŽÂc£�Ùœ#š�ƒz2øž«„r ±ÌäÓô(2)ÞH#LÒÐ'##´å+w„äŸ‘É&gt;##\·[Ö¡¨Âº½~ñ\</text:p>
      <text:p text:style-name="P1"><text:tab/>g™iÆ6VÞæ+<text:line-break/>µ(RâåÆ³##Nd—n^˜}#dY“÷ëæ&amp;åº“}#àZŸrU7#€5‘½yàÜ‹¡Ÿôðü#"ÐúÍ² ¿½÷þ‚ÞdPvO:Æ‚ŽŽ¿‰üPb²ÕTzá4ÙhãÛ³‚`#Gè9 `S<text:tab/>&lt;‘eH–YÚ</text:p>
      <text:p text:style-name="P1">ËdðÛŠÂ�p#°^Øf´¨QÂî–|9###ï*4±(#æþw6jƒ3LñçóËüÂƒ"k#g´:#ø“äB9w7#†TöÎUº#­##ôm­œ!‡�¶‡Égñ¬òI¿:4aÅôkÍ›ûŽ¹ô—e·Ì�©wì[6u‰hLÍˆXá2y®ì&gt;þ<text:line-break/> A‚W«Þ(’ö‹†œ·¦ù°ëÊ›Ò�UÄØZ†œ)OÅ3çŽGšyR\”äÿ)�‡#Àk%TAGöà^Ú#rªØ×j#¹U�#P÷T[«òÇzw##æ7\Ñµ.è#lgZ#Žµ¾?úpJ½µ<text:tab/>#ZÒOš%&amp;#zC0Ä&amp;¨œ&gt;ÄEE5£B##ô:#a,„{q@qî°‚xù.™ƒ‹p¡‹zŸèðí#w#J#3›ëØ¡/)</text:p>
      <text:p text:style-name="P1">éä¤##b#I#š¥Ñ]ª#ìè§ÜvùÍœŽ1ú~iâbÄ#Å5aËä Õ]¡a</text:p>
      <text:p text:style-name="P1">+Ûã¦ÅZKÉ×iï­#¹ÕU)ÄVA6ÿfl¿\=## !T#)ut™~#æÿl×;¹pÉ#uè`æš##Ïÿ#›“ÃàùdB§p#[&lt;~V˜õÓ#Ì¥þ§ÊM#[Ýžv�##-7tç(#šÚpem§ºªÁT‹*ßgÿ#ƒ´ÖdÊ“ô#V1$ímW³�Æáº²LZeLŽtëÄ�WöSÉa¶*ö7#Òö\#)#èöm#ë#%CÇ$Òã69ZŸ¶ˆtÁ±ýê¾qýÎ#¾ìx0#Ö³#(P I3,´#£!Î“×¹YÎ…ŒšV�¯ê¸Ëè×#<text:line-break/>S–Ž#;H’Ñƒ·"§#j¹iÑ#ç#€�‚ˆ#‘˜°ÐFï«@»4ª#©\#ÍúÔ#Yï§‘:�¨0·´#ÓÈÇÂ„÷À¦±«.#ó˜C@`BpXxetZALa$Wúè‘B5£w£Ä?EÍ#§^&lt;êã¶÷|â€-dû¶#éj˜„¥#^¤####î8ï'›�¹X@]…<text:line-break/>±5MIãêØ�FgÒÖœ¶ó@xïÿ†2¯c$¤Ó®™±r-Š‰mG#*îmW¦VlËuw#ô¶¡)…99~Æ!—!Áh¬w”B]_#‘zC¨Ëkž-{Âý~¦Íäéó0#Ç¶›Ï°”/Ð°ußÁ`+UY;«•#ÈJXÎ</text:p>
      <text:p text:style-name="P1">%#ÎKËòæeª×•¿!*£Š°NÛž# VQÚ?¹àº7tÀÿG¤·Xn�CÓèÛä#Ð0²yŽ£Ž„#bC1Då#oE/½#º­ãê–Þz\—Iµ¡²[<text:tab/>V÷î¢¸•*Úü#ð`{M¶‰±›È#ÅÄ[#*ê“‘Ö#rÎï´#Þ</text:p>
      <text:p text:style-name="P1">¨Ø¦dée%;$ÕæÑOKjÒ™#æŸ##vdÌE[t#�ú</text:p>
      <text:p text:style-name="P1">cŒk‰1ö}Ö¹R\á##</text:p>
      <text:p text:style-name="P1"><text:tab/>#šž€3½ö�è;_Êõì#N8(Ê5|zƒÈ§Mmìú#ÒAû-ùqõ^ £zA{ÌÉM‘º#�#G<text:tab/>¯œ##&amp;&lt;BN} ¸ü¡ü•ÒZÏ½VG¢à3zÒ™!Â‰#ç—¾Ý4L</text:p>
      <text:p text:style-name="P1">‹#ÚüfÄ—ÀqŒ^y1qÇc<text:line-break/>‚Äsg#—}®ì#¤MiÙ#rltÁ5nYŒ=oÚŽ•ÓïÜ"KèÙ*E¿,ñö#ÒdŠœžÖ8~¿Þ(t'_1´# |ÿD¦„{ðJp’æâkû¼¨øu´«è2žèÑS®#&lt;æ#59ÎàõYèë «¡º%ºWa‡Ø ž0êXÉr;ÿM{##»&amp;#&amp;*UôÎžc�ÑQ¥üàé—'jÅy_#~Õ»î€è<text:tab/>ÍÐ#O÷ÁmÁ.l#ÂÅó‰(`¥ó·¥,4##¢#T{ÍN#Ÿò#d|:Qªñ9œãÈ¸×@Ãô<text:tab/>#ÜXð¹¬##2utG<text:line-break/>ù|¤³#|=A¾ÖÆÕ#nd…àYMBÿ/#É<text:line-break/>*æÇo#IÜl«"+XW#Àbnåö<text:tab/>£™NË¤#ª#˜–‚ÛqJÇs"‚N=Š°”©Ú‚mŒ¡À‚##�&amp;Œï‰F4ÑXX�ß2?€üƒv$ôýÇF~Ø#&gt;Ò#×®$¨Ö+ØÅ¸7vt‰™&amp;·`J^5xÌ‚ÛÑï%D¦*</text:p>
      <text:p text:style-name="P1">,­òÌí0]‹á4º[®o&amp;ù_™¬øî˜</text:p>
      <text:p text:style-name="P1">~Ä#ˆ#W“§5Ê#’œˆÿ#qC¤Í‹Î/;”#qÁ ´B¯¥iÜé¨j[vnk#6ÕÖwõDk5ÜåI&gt;q#º#<text:tab/>ÈL­FñO_ð�R1àˆç[#Táp'ø«à#“õ[læo#ýEL¬¡÷:ØÜ¥06˜H™š´þ{ø×ÂJg‰c96Ï[å¡�#Ua¸‘6—òò¸&lt;¼#—Ù)#'Ìª¦#ú¶Ýøî#†RÕI¥�#‚#ü#šPæêF²:4YBS#Sº�ãF]1</text:p>
      <text:p text:style-name="P1">©ïž½`=§éò.«™q©CtT#XâÎ$“8g¨þR¾N#üêó®&amp;Lf#©²#Z¨´ÍŸ¢$ž¶ò3}YzJBŽ'ç´w‡r#Íl!#“#*…(†/è�×À#Ð:�š&amp;?CÔŽU:VGƒR¨}rÝ,vû¿<text:line-break/>”�ínÆÖÏˆ!#¹#›#?Áì-)Ì3,<text:tab/>„ÿ2o·#³œÎ–ZIå&amp;w|z2Œ©¤&gt;U‚”ì¯#à&lt;úÚ:x#ÖÍñ’G</text:p>
      <text:p text:style-name="P1">*¸W+˜jC9»Ó*pYM2œ°¢ïÊŒ!#Q</text:p>
      <text:p text:style-name="P1">#+A»/Ñ</text:p>
      <text:p text:style-name="P1">WØ#�«ŸÀÇox�q†ûÄÞuvJõ"Qgý##{bÁ Ó­h¶xâ</text:p>
      <text:p text:style-name="P1">çzõ</text:p>
      <text:p text:style-name="P1">Î#?$8®‡ÝÒ"</text:p>
      <text:p text:style-name="P1">@<text:line-break/>ìP{~Çxp!·Ã³##§#çâÿ/¾</text:p>
      <text:p text:style-name="P1">�#GdÔ¡7#"Uº&amp;KDUb¥FY K8Œ³’Ý„#Ô®y¨V2Þ' ;#©äÈ0~##YùÞˆ ‚±Œ!²°Ü¯²Ë¯#th#¤´#lÿ5�`úøôVÆdÒ#ï½ú¼#f#£�4#<text:line-break/>&amp;/ñ¯ížÏ¹"~#ž¹þ'»éN=£ßÃÏ-jµó$Øˆð»`ñ#ª³�#ïÿ</text:p>
      <text:p text:style-name="P1">Ç™¯Ì#3Ö¨<text:line-break/>¸³íh–ç½#ÄÕ´í�7ÈI2#!ÜAƒ#½d¶ñ*õá�—ÂZ#þã¼ú°C9j¹#&amp;�¯Ÿ«ÂN}ˆ#ý,¬#Ò,#é@—#nhÜ&lt;]„ÚýGÂ£¡^ió##�÷%TÈý»„�â#‚CV)ÄÃ<text:line-break/>Q-—Î¯&gt;§Íœî#È#î6d#í¡m�mžíšíŽj±«Çlßk×•#Í„s\yÙuÞ=azÃö¹ö¼òîóC;¤M¤</text:p>
      <text:p text:style-name="P1">…U$¥U¾ôˆ@�þPK#…ä¾øöÆ=†ÌÐ�5›©°˜ñ#™#ƒF“ùú@$|ë$Ûr§iS2S#—h�Ç#*ãw”?‹óÎà9Y#Ç~0ÞÌ"Ì/ùÝaoS#©«å~"'##™uÅ3KNÒï�\¼#,ÿ#¶+_)!½<text:line-break/>A(Fù’’#ë#Áêô˜ØxÏdÛÀ×ÂŽm–[#2TZÝ¥¾²($Ý¸mäí¬¡²MuŠûR§#ÞËå IIÈÅ“Ž#CMiuÖæoÅÜb‡¦”»í+·C3eM‰�~RÝqeÞn³uõÁÛ™Ì…îì”yÖ¢GA'ö™‰,ß# áN+ÍáHL#Ø#}*™^Ú»wmÜ`{(_%R‚RÁî,ö#BÿxâÁXo2â#p¡´©7ÖØbñhC›`¨�##nà²#Sk°<text:tab/>ÎV‚#ZLé570÷”Þ�´‡î#d€Ooœ©ë©êúöÌ#¶Ad+©g#Ÿ\sR[±²ft©¡uÈò¢êå#ÀµMu•·#†‚#d\#“‡Øÿjõ•rYØ5q”_óXPù,³"È/q²6#Ï#Á»¾Ç£_&lt;È5ÔšqÑr#&amp;Ô#ýö÷¶¥#ç#­P–2vú©#æÍÀKò#0cæTòü1£5,#¯Ê</text:p>
      <text:p text:style-name="P1">Õ—s�ÅR.ý^6Ú#y÷i0§Ú6/‘Žc#ü–œ…#Ä#eF›%#­¤–#Þ#×/Ì®j}\#M&lt;„x#.#Äát#ÓuŒ¿]&gt;#¾¬#ac›÷¦Âv]Áop3ìºA#É¨À]úþ'*”15#\ò¸—ê!Ö¹Ûe#Ç°ÅnW;°c‘ð5¸ú<text:line-break/>56—€IÐ«W#|#ãè¨=$',B´#:xBáp�´%™óÈdCÂåÓ¯#žuïT¬à!û-IQ1”#p™W±™õ)µVóì´Z{[yšÊ&lt;##[Ë…ñöÅ#¦#ŠhœO°Oé#nüéùÊÀ‡ö¬NÈ²­ÕeØ¡+#8À^ïõ¿~×1<text:tab/>ïÆ¥�†‚uäe3ë:‡syµï÷£It#i# #lT[È:ÁÁß#ôôH#¦.²¾î#&lt;£{'\#Ÿ6Þ‚«+œú·Ô#ÈûàÈÑ8#ù #¡–mø##Ròå§í6�ðx#Ð¦�nÒú#hq™éé#¸¹~ZÆëÖW“#wŠbOU4#E<text:line-break/>o+#™a&amp;¡ž�</text:p>
      <text:p text:style-name="P1">þ[ÿCâ9Ýº#`Zî‰ç®ÞÀ”y=‘##·ÓÍÑéÂCüÅSÐóÔdU•w#—GìÀp¸r¨ÝÑ#°O)ÛÍ-I#î»èRAÂÍ&gt;Ñ¥qŸ{GxŽ&amp;0ÓEFÆ½3ÅÝlïb¡a#ÎD.‚–#Ó¨ˆ÷ª®P#’cØ¹÷Û~p‘#ëNŠ%±#3PJrÁ#Ÿ`Ñ°#a':)ÚŠÙ8À:™#†#r»�²íjÀ]ÿhì##¿ Æâ&lt;n»�<text:line-break/>EZ‰íŽ&lt;,¬YnsZÍAñ=%Þ@CÈî##—#Ö#5;ä8:ûN©}œStwŠOK2#3ó�ð ­Ë|NÙg&amp;WŽN_†¼#ºV##Ò#‚###Œ€ffäÁK¥ÆN####Ž#‚Šh¡=#Æi#F�Ägà¯a{îV=#7#2àö˜Ú'¯FÑ-ôíYI$#“=r±ð:¿Ø«Ê{#Ï]€"�ê#Ë%îž9#¡#v¢@</text:p>
      <text:p text:style-name="P1">wR_1#R#M#¿T÷¡ø#‘#poÚNì(]�Êƒá¼ÈË�„F##¸éâ€</text:p>
      <text:p text:style-name="P1">#6M#½¸::S§#ÅªáFABNÝF¨‰¯/ò€™V\èQVxÀàà^#@µáb&lt;#„Bâ6¼³?øG#³#ÊÏÐ‚A]`Dg4oµ¿0à²cƒÍhæë0m#’°Ï###Yªª¾My<text:tab/>#×}ù#†³NàN›,#*Bž#ÝîÀñóÌr…ãqAê¯È×ïi”$#¡ì#©¦&amp;”L¯ú“¨CÓªdw›#úº2 d€V)ÜÂ@ÿ##1ÀS£D=6G—Á*-~&gt;#‡Çé#<text:line-break/></text:p>
      <text:p text:style-name="P1">#®}Â</text:p>
      <text:p text:style-name="P1">OÁ±×#~²Ô</text:p>
      <text:p text:style-name="P1">Qk¦¯™Wb9§ÿ+ÂÜ##ä\BÆ8FiÖ¨Één‡‡oIñ5{I€^Ë#Z|#vR=BŽ?èUFœÞ®e,&lt;Ï²—ý?…d^œEóNÕ”ûz`h##±äj©�™#É5ŒÀ‚bÌ˜“lÀ#‰8ã„ñ#Êèàà<text:tab/>àÒ�Y8LV`8ÛJÞ#D_#DÕ˜º½î_67‘duóüNfÊ#(®32­¶‘¡##f&lt;g¼ú�#2×¿Xšö<text:line-break/>å)ÝôûWÌÒ*ž§ZBÔ3íc.7Ïh#¢vG#œLh©üÒPí³Ë^-6;˜ä¨<text:line-break/>DðÛÔuæ§J<text:line-break/>ÈŸƒ`ãÒTùWóÓ‰~éåÇ#9ï¹C¾câlòrÃ?…$LoµîH}`-¹#‡d0B#œe¸ö™¯&amp;¨#ŠJ#Dc�÷‚SŽ‰è[t‡°9œwòk#¡hL¬Çç#f##I×mB!#!�åðì#ïœ<text:line-break/>(K™j[Ÿ##—KV3æ|cTsŠ/d™¶#÷¡Á|‚*Mj%¹Ä7O##ÞëÊ¬#ñDÎm#ëÄ©WË=ä¾9æ‹</text:p>
      <text:p text:style-name="P1">vzPÈÁpG½6žqwo#²×±#`#XÜ2ˆ#ÃRm?è;¶M#ùaó#õÃðx#&lt;/9Ð¢uT##&lt;þ™ø}b~Ò—K##ÂÎØ)_œ¯à#»Æê®í%#T ™"ŽXòŸÔTz¨Ž#¦ã#i(Û¬ôœ#!MJT�4ãŒø</text:p>
      <text:p text:style-name="P1">ÞÌÍF‰JhéêÈØ33«M=wÃ´«¡×€„#l˜=<text:tab/>­#ÈžvªÌ‡ÄV#¥tT#/Å¥ÿ„7É*S�?’˜#†ÚÕQû#öÉ’#èu_2:õ[Áí®fø•#e#¼¤7ùŽô*#Q|="›HŠH¯N#;jý¹ï'#‡Ï#~ÕÙ¬Uº¤J##Y‚þ€RžÑ4O¬„-�;íz�æÐ°ÄOZ­[¤7,‰¤W#º€Ãî#cP€ŽËnP(|µ3‘Uü‘&amp;(ÓH&lt;#+&amp;Â“/¬µßd» Ø»#q·d²¬ðÈŸ#Á#µÂp#9#CuèåÝ,#~7�¬mj¯÷qù#SHl[µeògî»-#“�ø³aè#fhF#­IÙ¼À)‘5ižP-ŒhG##i#û‹êOµM#ÍÍ�qŸ�Û#öÁëœÚ€k³lÝ šÎà</text:p>
      <text:p text:style-name="P1">~ûÜ#·À6#ú-yˆðLD6#9¥¬m##pQŽ ´ØHú###Yâ#ð¢ÔÀö–«²gžãÉ7?èHAì5…4È]áõãž##ÒHÒ–ÆZ#Á‰sèÙÕ3ù»’#IÇSeÖt•)¥N©ÕÁâ2›ºý›„$Ã</text:p>
      <text:p text:style-name="P1">X°ltKñUµV#W|#R¥5</text:p>
      <text:p text:style-name="P1">$ŒpøÁõ!´œÿB[³ª)Ì#Öô7zW·ošäk#­&amp;ð¢y2é›ŸKš ä­˜ræ((ø+:®4#V8\SsÃ]#·#úçÄüÅ(ª©éåš¤ZSÙŒ&lt;«Œ`#æ#¨<text:line-break/>#<text:line-break/>íÕm#ŸFüª]"ù: �E ¢q#Ä¸s#¢åý%×_Ù’„3±ºÍš0Ò-:§7�§Ê<text:tab/>ÞÆªso#\#P*EErcÅé¯˜ëas’ž�Ü#Èqõ?çå©‡$žñ#«°L›+ßI;~»¢e«Ã‰#Å#Ìà¶¼#$\ù¬ˆ‘º£”6ŒÃÏ/$\Ý£äÐÑ#×^«MÐX)0´3K`&amp;&amp;Ý¤#�ö‘#�Ú|Zç±²7wõ#üÒ #´#ö&gt;Ðò"À)p8%#¥eB¶Ó##1ÁÈÅ¢#JŒ½N›zô—Üa–ŠÂj!¤7³#Š’G#�<text:line-break/>#Lo½¨ì*</text:p>
      <text:p text:style-name="P1">P0³`V¹ú#ãá‚º÷y<text:line-break/>ˆmTß§ÍYÒrò0Ü¨NÀÙ6</text:p>
      <text:p text:style-name="Preformatted_20_Text">|úø¹Z#ºÀÇ#B</text:p>
      <text:p text:style-name="P1">£Éu#¤#%Z&gt;Â32´ÑGGhõ#</text:p>
      <text:p text:style-name="P1">#{ç"³ô¨°¹e£˜áÙOúÈòŒ6T#k</text:p>
      <text:p text:style-name="P1">#*Xd§SÁ–Ò.¤è#òx8˜²#}‘$v©ÍdÄb”#V;¹sÜn#¥{jÕé#|qý›A›ÏZ™2�#Ëø¶K&gt;ñu#=#�Îbró?—„ƒà0¿Z‰</text:p>
      <text:p text:style-name="P1">#œà2_§ÙïÔO}Z½KîˆWT©·Â#ÇÄ\û7@#Ó¿äÓ^hYÓ#i-#Ú-Š#À€�ŸÂvHN3_E[Âà#ÌpúÃ™¦¡ç?«ã7©#xÄGµji#cl("d#èÅO&gt;îã—</text:p>
      <text:p text:style-name="P1">€é[b�‹é}kÑ€zxà8oí±óìäà½I0¹Ú4#"´#–i—“Ãkžx~xNÞR…ð£ÐñBò[#‚úiN5#@#&lt;O5üqø##®ãƒlh”Lh¤7XÀ'½.p(¿##�û’%?„'¼Ï°#'¢½Q¦5ç"=ïðe·³°l&amp;ë#s”#x‚Uô9e—Ñô##?fË@ªù </text:p>
      <text:p text:style-name="P1">¾"ÞsnëØ:Ã�´+µ%�kþnS#öˆ³gBµˆ±Vjda‰‚/—c#�PþÙ§²qSl÷ŠÉM</text:p>
      <text:p text:style-name="P1">ÑO°µ</text:p>
      <text:p text:style-name="P1">#t/###˜#ý]l»a-z½Ì~?xá|#ÀÐ“#Ñâæl‹Vl#©aÑl#à#¼#ä®1:oc%òÎ,ujªêÑœ$.”ø#ëüf#�Sô…ÍÖÔpt-·³VEC´�Už&amp;_¦#R#“ÝÅ¾#õ~wx²êÑÏ¼ÛuA#,ïj�À6=éÊ#_¨lq)Ðÿ‚#¤LaU´6•Ùíï#QS"J}§gŠ}ómÏâŽiô]bë(sHg#xþÚ%ìÕA@�ìä#¸H</text:p>
      <text:p text:style-name="P1">ˆ&amp;8…ÜêS¬s" =l“j�çà#<text:line-break/>½#<text:line-break/>è � ·ÜQúu¿Øuµ#Ãè£t( l#�8_.#ÁÃ�H6*#</text:p>
      <text:p text:style-name="P1">é#�ÑÔ¾åßü`×#oV#0ƒZLjù»ã”kŠ¼�ÞÉX¥#9Ö[b ŸR¶KFÀ#( †+Þå¼*##,tž,x£ê�áÁÈäðV”º#©#�e†‰Ì´b£#òVÐs=¼¤##L•*ÞÍ?d£ªiÕK‰NÕ¡1âSçj­<text:tab/>ø$ƒ`ò­esoß”›ÄRj2srí&lt;:SØÎé�ù©©Œ‡dë»Ðº×í$*‘ÖóòŠ#B”##ú!â©Bi7°#Kiý•¬–[Ï�²’|ã,BæËH5]BƒOMÌ)ðíôD×ŸþM+˜c#óÎx#a½—]ý"mE‰!c8Ùü»#}Y¿Ò#ú°kÈ1Â�˜ó#àä#T£‹bPJ#(ÅªŠ�à#d#Ñ&amp;ù¾ofìé‘?tG&lt;ïƒ+¼—Ÿ&lt;åy†gÉÙ}#1¿#R÷þcè°UÔ#ÕÞ±üÛ“#Á#p»nÉiÂ`ÍŠ##Dko#,ò‘¾~I§ÞÍD#ÈÊÍ} #(ŸƒS·eøw=ûý÷_ŠÝ#ÊMû°ãLeÔ#Ì\{,ŒxÛµãœ=Ù#ëÁ÷Áè‹®r#¦%#?òÐ�E§DÓÔšåìX¸#Oé¨�­ó#-Qº³ðW<text:tab/>#"3Mfc¢‰Éíö:¸¢ý#t"</text:p>
      <text:p text:style-name="P1">’»=§ênÃ2°Õ"PŽ¸#¥Tµ##µÑ»#‰é#{`C!ü6+"#Û#</text:p>
      <text:p text:style-name="P1">#‚Ïhõ‰�Ë)#Äg¥ªüW?3Y=�s5‘XlñtX¦#Í�R</text:p>
      <text:p text:style-name="P1">/ø#%©Ë´œ¹�Ã,¼¢ö2¶0”Å5#ÑÄ”e#A<text:tab/>ÈßÇ¢ÎÕbOçŒ“Ðˆ³BsÙóÁHó|È&gt;WyöKaó'Å±¼</text:p>
      <text:p text:style-name="P1">‘aœCíñS�¢åk#+#æ#¨##+#g#§5–###’—#€¶õ«ýÛ,ðj.eae^Ûªe3T›<text:line-break/>Á]”ó#'5½UfLL##ý$M#?Ù#&amp;2#úô‡ø##0‰Ë<text:line-break/>ö$#oµþç'±UÈ#:#epàSYkófî"ƒ«‰+v*¡2/#i&amp;##&lt;#ö</text:p>
      <text:p text:style-name="P1">�YÖ#Ð«c#^FÂý›‰×"ºt#”»-¨##…r!#q´†#a¼“,¨´#Œ”¹#–ÖÔÜØ§–¯¹È¼U­3U##:¤å¨Gê Q­¥Õ`^WÇÍlÈ9åj#¨¡-–$#Æ�75sê9Û÷ŽQÓä##‚#Aô�Ô‡¿#”]#¥ý\#bÂ”®¿6öe…#÷|£†8ª�#õãùhØU»#Rú)ßÙÞ€ÍŒa2Îá¸ˆ§*rÃ&lt;'ÕAV#uþfH0#é#$@¨:þ:Æ-FÃ É”4#+×³þˆ;e¼àº¨à_#ZÃªO[Ï²_¡&gt;»–#å—#á¿%¸¤Â#</text:p>
      <text:p text:style-name="P1">”#¶#˜#yËä~Ô×N#å#˜Hý³ˆI#¯&amp;ÇÂ7p©äËB7]ÒWšò#ñƒV•zéG0Na#ª,xt…0#ô0"…&amp;#¶Â#ÀâfjPÆ˜Ä2r¨º[ÌEÚº¯èßüÊ‰Bïx£°îª\¬#Vœ¡›ÓØ�p&lt;¨“ØRõù’‚å�ÝÌQgÞ#v1Ÿö¶¬CÙ”êJ·#?"##r²#rÑãÊ#€‰5WÛjÞ8¼##g.ñÈl…V"<text:line-break/>¼�àÃf  t@ž&lt;ü½ú#¤§7MOâæ™rE#Ñ#ê€ +õÜ6þLs~gD1…‘¿º�fâs#&amp;#(Ø­‘Úó8#c#��Öð#n–ŒÕ‹hk”zÖ1##mZ_#ƒçâ##¥ï#S•=Ì+^Æ#çy†P‹#Ê§#®St¨6÷ìž¨Á&amp;¦Jë®£&gt;Z7ÊøÞ§\`]k#‡‘Ž·#Ê8(#K9{ªú:#«]‹^¡ÀE°Ã#ñé¤rm¦mèŠ#®##°_7ChXpŒ©{#^gPÍ8ù9?�H#Ä?T«Užv#sK(žVð/¼ÓP3Z‚db¥­µ¤~ë#ö#îH6íÐ÷##Lˆ5ØÕÐ\6ä¢êÊƒ#åî»çàŒÔj&gt;‹g7SO#Xv´ƒ<text:tab/>»ó¸–êdçiBË#kT##¢I‘(”*#m\!²ëˆ#ZÌ¡føéÓÐ#Èª×a«“%=’ÿj&amp;,#Ã±µ�bùgT£_¾A*Ü¦ÃY–# K ÝÐ¬Ïó¢#Lå#|Ïà õÀú.$#®â„4ýš™CU5]–#ž</text:p>
      <text:p text:style-name="P1">O#ãÂ[ïF{#ÿ#V½EŸéœë#Rä‰%ß#“\ ò.#âù=-òÃ#ŸF#ç±Œ^ðÅ#×›K#óÁ#\RS#Žz‘ðOvz’ÔÑ7c##Q~ð7LÓÜ‰–Å®0°ìŒ)#ŠÖ#r¢*³UsÃ&lt;]©éÊ�÷�æ¶íþ##¤e±# ¿.ŽÈ÷-.N#þ¶×8È/¸ã³J¾bbU3TÙ±½Æ`‡n]�#?¬g¦»‰Ð^#ŠíeµÎO%å#@A#®®ÒJ†W©l#²¿n#Gí7#’5,q#°#L¯kkr+ì¡õÂ­}ï3ÂÎyR£ßì~@F€q´8ðY4Ž‹f###Rò®Ækvœ#S"4­¾Á</text:p>
      <text:p text:style-name="P1">K´Ù</text:p>
      <text:p text:style-name="P1">{Â#†o¤UB«£#¢##�Îk¢#—€\QS#®#%Ç•”iùÅ#cJMý�ƒ#ÈìO#f¦ü•»ºu:³ïó­€.Êå®¥0„ŠÌ�§Î#åfmdªª2ÿ#{|JXO°“Ð]„Gý¹‚î¯\Y,#êíÂjZ²èš##¬Ñ[´<text:line-break/>æ#KØƒ#*®¯7ƒc}Å”ù¿T(ÊÇpÝf¨Ácv„G¯�Lgd¾N¦ŸVíŸ°ª4à�'Ý##W›ùt”Ì`â%AÂ#IiÁM##Ý‚½&gt;&amp;#;R÷}0kÄõ#kŸÄ››NÉ#�#,«k3##nUn»­/FfÉºÎ‡°u=½lDÈ!ƒ]óá²~#»Ô†Ó#Wg,</text:p>
      <text:p text:style-name="P1">øK#v#C€#Ó#½Ób#µù^Ä×<text:line-break/>¥#Å!N¦WLœ*`òÔ#( ¦ÕT�H#t|ÍümÒÖ­ˆ#ÖD</text:p>
      <text:p text:style-name="P1">iû#:Çðã™#:¾Ž†=éÚ“¡ÚEó×#ñ—×‹vCbe9g�ƒ\bX¿¶#Ø]#�3ËA´7B##ÈY�½(Ò¥Gá<text:line-break/>µî6Z}?×</text:p>
      <text:p text:style-name="P1">ð3°Çƒb?�‘#è@6#/pâÐ&lt;&amp;/™­½­Jê_2cI±-Ú#Qû$f#”r#Æ#Ê\‡EOœ×°Ÿ9.²ƒ©ËA9j½E™•‘�-UN­1iÂ#í&amp;Ûá„óÀv#îBXŽRÀÚU­Öv›ÐŽS¸y˜ð8##Y969b¹í¬àK#nB.¨ÖÖ¨#û¿š1ÒKu#æ1ZG¾Kž‹twÀÏá1÷B¨#)YÜ…1÷Ô#æ‡»=ïþ x‚RŒHQ¥#ªw#}gÑ˜h^#Ïu~z®#qÔ�ü£&lt;</text:p>
      <text:p text:style-name="P1">z&gt;£s‹6#Ø#;\Fí#´¿T®$üi‡Üv#_BÜÈ&lt;ó</text:p>
      <text:p text:style-name="P1">,—�zV€¾ËFËƒ´åî+#†•Ï##kMŒÇ7+N~.r|»&amp;ï#Ð#ŽÍ$‡¶¨tòžØÝù4##Ì%¯ú#4##î0KEySâ-2íšÓ#_ãD‹›n£Øš89T%Á~ŠÝé�#•Í#²</text:p>
      <text:p text:style-name="P1">ÅÐ»9aÖ¥¡~ÿYÎbÀð#a#I#yØ·quKùÈ#öÌ#újãøQû¡1âéº�‰¸Ñô<text:tab/>"wn@#ï~#?¤m"ïåI·]Ê¿H”?´uë#æÙêèzÓ#ï#H‰GC5.\”#�0z/µÄ¡åE™þimÇ//XKþÑWäÉJ+.0¹|…¿Í¶ïGJ¢z#›ò#Ë####õõ%o#9Þ©îé##Ä.•#‘ƒD½—ÓSÕ£##aêÚ#ËùgÌ…º—û¥�ßq"?šJt#iš#Èãr¤\#</text:p>
      <text:p text:style-name="P1">¥«­Âj=-i#ÿ#½8ÝƒøÕÅÁ#¾G®µRO“,‚Y­»ÁQÝé#í HwÍ‚Ë_™­€ž#s4²…öÈ~ zâ©ÑdŠLrxÛ#Áø«ò###¨TÍ#Ÿ¯öélÍv&lt;iä‹jVåÿ,øÑ`^#c#iªWnùEì³’Ã®\H:°èõ™+m¶##wÓ®##t"�ËÐ#Háæ#ý�+nf¼�#¡V–Ám—Â#_^#8�÷,ùáÜíOF­r$#Âó¨`#–Î~›#Ô</text:p>
      <text:p text:style-name="P1">ØQ##ÇK&lt;Æô #š¨ç·]PP#çe‹<text:tab/>Ä:# @0#°Ü=s'an#”²;}@è&gt;#-#¯³cÆ/—Ù­Î#¿&amp;n#wšue#l}èM 9K#Yºþ#AÌª­a¬¯2#‡¹ü#Ä¶&gt;EVSeB#úg}õã1a</text:p>
      <text:p text:style-name="P1">:##s~çí8½`Ég$y:a,&lt;"$^ÆÑmÉW<text:line-break/>µa›&gt;éY0[fbƒ²¹?[#²œ+�Õ#¨##‡#$Ñ5Žåã;ÄÖm¸#Ë9“®‚Â»3‡ñ\_ÙíñlhÈ)/<text:tab/>|½¾ÆÃÇ#’�øÏ÷&amp;¢#×I#p�#ç#¾BëÃ#¿Á´1</text:p>
      <text:p text:style-name="P1">éÌg<text:tab/>=òú:}O#�‘#C÷…ß€Úª¢[Æ#Ë w #&lt;‚öjv<text:tab/>¨j7íVÅÚ#='</text:p>
      <text:p text:style-name="P1">¨t##ÑÉ•Ío[01#þTå�@ïÇ#ÉÙxüA„#ÖÉw2ƒ;SêÁ½ù·#òø�ìèþÚàö{±qX ç&lt;v»¾ê\«Çxnrº¿çÞº</text:p>
      <text:p text:style-name="P1">¿¡¨<text:tab/>¼#*àÿR‡çÃiªx!`¬ñb™4vÄkÃ9#ê#Ú�8#~’�Ú(#cãV#U¬Cà¤ÃÁ"pë”<text:line-break/>p##k«D«É†#^¡ÚÚ�Ÿ1#rzº˜¶ê$4ãö¡º�òØ^aÂpœ9/#Ô4¬fÖµÎ#w£;-#«#1êzÁ##€2ŒÛ#Ç&gt;øOÐ#ö Á…BÕ»#œ—s•~†¨jtP'4ËÄ¦çLNm¨o”#Â³#‡—èàÔxÇ#0;Þõìµ…œ#€üÁo#ðÚþiq‡#x#P|P 8mLÝe~‰VY#ÁL8#JbÜ#<text:line-break/>V#}‡!ó{æïéôGq}IÄpÓ]�½‰Î&lt;øT¥�t<text:line-break/>â‰q¬|ìS4#úb¯#ùi(â#Ònï¤­#ö#b1#¼T›?#íJ|«#‰ºúö±²Rw±\6¤6]C##\º¯²j</text:p>
      <text:p text:style-name="P1">òGÈZ#-VYü¶#6#†<text:line-break/>�§¡¡�™é@2#5"#2½[¶šyíÁFÕZwÍôm#Sþû<text:line-break/>öá&gt;TDà‰#~ÃBÙýèUW»ÿyŒf#µ¹##êe#ñD#?‘`#£7&lt;#Á</text:p>
      <text:p text:style-name="P1">ãGº°g—¼iƒrµ·Ž¯²€Bo—#„Ë#œ@=fD<text:line-break/>R–ÿ;@(ö™…¥&gt;A&gt;&gt;û�k</text:p>
      <text:p text:style-name="P1">ü#½ü›’DG&amp;±###Ò„nf]ø,¹#´Åµ¼##ªº#µºà²htÑ¦çO·òË…*”WRËÆõ®æ�‚Š#Õ«íÙ#÷£š¡éS8Œì ^Q„¨L@JäØÀH#íd5c¤”8€<text:tab/>}Ž‡ºGÍéðø¼ëe¤On¡á#�[ÊÂF##y#žÞDä#\$ö0” ØÍ•Jß™œˆ±#&lt;G$KÕ¾#²yRÓÙÀ—²È¯K�l’´FöPÐ`IâÞ‹4÷Y(<text:tab/>Ýd°s##&gt;Áÿ# îçÓ°#s¶]óó~s¶S0v9GìgèåÍI»IÖ#"Z…#ÿ#†¶xÍ|þ=e!µUißye±G</text:p>
      <text:p text:style-name="P1">2%„øè&amp;�á#¦ø•Ý#eä'Náõ¸\)§€#Ê^ÄRúvÚ#gÄÛÆÜ¡·8NÌÓ»ì#O"#¨‚a…##buÞež¤;÷±ðÚ#Ž###`¯çë¾ö‘Ã¥1H,ËÌf—í #0í!###ùä©6Ø?Ê#çvoŠÝævt·½z‹äž\è_´=|ó!ôiÿ&gt;#ý*=Z`{6è{úò¨º�&lt;ßúë:X½Ú3•Z#Ÿ#G0¼ü‡ #ž±#œ NH5ùº<text:tab/>$¯o�êV�#8 ·òß#±#8Ï ~Õ¾#?ž‰¸·­´Î_ã�MY§.­Œ‹¦–¸#ª[³#�B»Ày“/÷Â</text:p>
      <text:p text:style-name="P1">­:#:#4#§Õ”æ"Úô^å#ÚËûÿlG#TOêüý#Ç:bG¯¥¡Êò¼{³ü˜</text:p>
      <text:p text:style-name="P1">#ã€ý·Ù·�[#]¶è«Uù9âÄ”âX#&gt;Í#N#Ù¼#O§Y7éY#m]Â#<text:line-break/>ö}#ó#ÈÅùâ�#s‰ú0²H³[ô#o‹#n#;ž4©òã]·±®_oÚ#þëì‡ú<text:tab/>#¶*˜ÍåÈÅ’ø¤×e¼À#=�/E#"RóRäÁ©5#�e#ï ¦Ö#FQlý#Ñ™«Ãìˆpì#ñ#B£LÐDcºþÇz<text:tab/>I×…®[Úº0#ÿ-=¨Ñ#³p#;u_¤†&gt;ÕâóƒÏ›<text:line-break/><text:line-break/>[ü&lt;–»%é#ýùäøEp·[äbRÏ‰Ú¯#ˆÏ§å#´ýw#a^#O#ÎN`cL�¢f¦#áþã6Bêš#Áge²ËÑ£�&gt;à54I#¯³Hê“0n"¶äÿ'#Ž¬-Ûð/#°tMú½PZÌY#,IŠš»'Õ±V§?@<text:line-break/>ßQ|-#q©"X1‡PG4?o#ÃØìÐHüLþ[É�ÝC”í•B#Ý[—V\r#WòéF&gt;Ì##2"I#ô-Ç�g#Ž#½î#$C6¯2KÌÑ¦½—*ÌÌ.‚Hø2#õ�‹±¦</text:p>
      <text:p text:style-name="P1">©š#ËGZ&lt;þ‡¦J™£4o&gt;È¤‡À„ç„…Ì:#Qpz”éµ#9ÿ:#x¸#?æu£¦{#ÊA!gÔ›&amp;Ì½#t¯Ô…¡ÞkªNP#£Æ„Œ!#©hCJŽR!#õ1ó#Á–y#˜#öÀ;kbÛ/ ™ž=×0N,¢¶´¡¦y˜¸éN#|!z¿&amp;5#ÕÐT¥{‘Ãƒ!p6×^5¾Õà°ã}M¡N•^ #£�#QŠ%$9Œá2ß©#tëÖ #Ò‹f7ømŽ<text:tab/>€[#Þø­ñú#ùÏ#›àâÿ{6ûhÍä÷«H¹ÿsŠOÚR/##%K�W×ˆªþSùúu#íÿ"”€aÓS©#”#(á]2øxB£úÉí—¾~V5ý6ÿwÚuD¼PýÑÛAõIe}h#”öa#NÅßWiqj¹eÜÒ#ev{Â#jzÑç¾66ò�#¸«Âo#€Ï¥á#0Â4æÑ§±J}‰G#¶œ#�›#,ƒ»Qfâ1n7uÓ!#9R…¹©$#ßÚØ9×Lí£,1ù­=ÓrÑfXó¥#ôÍ^#j</text:p>
      <text:p text:style-name="P1">;#g@±#*‚�-”wq'á##ØÜ#'p^!ŠæŠÈv0Ô1#Yvæ#_Adœ­h­B##GPþ6Ç–-þC×u2ÒôP+#!QqÖäÉq_”Åx#p›�y###«&amp;Ã³AgËøæPƒ="Ç(t’Þ#WB###›ùòsÞjè2¿6Ó@#UôÁÃ+x#5Té#PL--I‘/lGò88"|0oÜWrÕJ8q™´šÞJ«�-å—E4$ÿ#i®n!äë¡áJí¯‚8à1èÌÃh#á�f´‡[ñÛs²£÷¤�Bàd‡?w()”¼øà#Uˆ‡=øéuK‘»#È#(õ#@u’E#Âc¿¢Kqi€úL#Ñè²Aõ'ªpU#¶ñÃ²šhyú�Í¥ôÝ…:±PŸ”¡¥Nþ�ÓâÞ{ñ#Ø+€ ´Q&lt;#U&lt;Ê$]Iƒ‰ïõÁŠž¨žGt~�ú%§C«Î</text:p>
      <text:p text:style-name="P1">3ñ¢e¹#pè˜#FË˜êW™™#êËŸCþOL;ïn#ÈQ’4„Ü[¬û4&lt;‰ÝC`ê’/ú6ä’#ð#Èˆ$°¿è}koâ55ÆeYæqýe]¦ §IANö##x¦°#W#yseÓFo”šåj:#{ÄCú#*±c#ì?åþ¦#TÕ¾ºuHÒ,</text:p>
      <text:p text:style-name="P1">Á<text:tab/>#.QèP|š�2ç=#9#IÐ àIÔ[Jˆ#²hCž¨F#è#‘\é�`#òYTÛ…#ò¢ÿ$wq/èj#óÑžoæM•B#†Þ#J�)\#½#¨¬¤==I�fzºª4S#·z5ù#,¾#¥ßéëÓ=ö¤ÄsòY Îr)#¡ôg­(ãýË;a»vÔ##Ô/ÓÇÑõ½yEÔšI¡_<text:line-break/>1t®#º#è�°<text:tab/>³d"#ˆM±ÏTŸs¨Rf+[µ{�‡ðÄÙÆ#”—l�áËwÜ&lt;{qÖ)Lp;ÉÎ#¿“,�`g»¶`üvn#…'f£`žÁ##0ö“-Ò `oÂÕÍrƒ£#dþþxa‰¢WêÙ¡³ãrÁµêµµ¿LEÔÞä¯Ü…+¿#¨ Zï¤mïôa4¥*ä¨a§ž.š)É#“##@<text:line-break/>kà�›ì~�©qN›çµæ#’ùw2û±C¤R¼÷Ø®¸ççþÿw#î5(ãBT:÷Ø!äNUu?†õÏ"‹ë#ðgõ†£‹&lt;­#©#¨»ª8¸db4RRäò¦;Ñ8�zÓ‹¥#<text:line-break/>7#²$;ë)&lt;Âöl¸7ÄÝ#ßã&lt;ÆËÇ#À¤Ï|·ÑS‡-I 9ðz</text:p>
      <text:p text:style-name="P1">¼;Ž#[ëhžbuú#§Ï#]LèŒ‰–ù÷l•%û}#äÿHÕÀVoàPDn½f½@‹¾…Ÿøü’à–JÇô£Ê‰Æ¸`?#Vg&gt;'±#‹™vªºc þ…”ù*­'F¾ý·8ºå‘l­Ö­¼Ðè²exµJZ|x</text:p>
      <text:p text:style-name="P1">\ìàÐ4ûÔåž2#ÛS#uw3±�#D±I#•þs­#˜‚�•UÇÝ}#íÜ²ä5}!É^ó=óx#‘Î#~#/OOª#îÇø*#ÄCµ~ØµGúnOX;Gu #`ÑºOü,döÏ#Í#U^�þ#Tæ³#'ESªÇ–G)Éq…Á �Ùb¼âÎO"#Ja³¼ñTÒ <text:line-break/>Ýö­w¶VvŠeÏ–[î#äÍ#ðŒƒùÕÁÑ•·å´þ9!vC;J.Øç#Õ#E{G“×3|D•á®v¬#.†#aÜ×ã#&amp;ØŸê‰µjî¶#;…(ö%<text:line-break/>#</text:p>
      <text:p text:style-name="P1">.3íJn×E|$œƒ#©#cºX’f¯4±#Ê##Ôâ†g-�#_“`#Ù##Ï#·ƒT7#“ÿ\ðéo½XIbtË5¦?Žû.’#ª;EC‚8»_‹±Lñý4äU±Ï0 à#¬#ŒKÚr¶@õod0î#Ÿ!è#"</text:p>
      <text:p text:style-name="P1">ëñÓˆ� H-�&gt;‰Ùµªn¦§ß4G$&gt;Í<text:line-break/>uçš4#e#ä\0#Ä�#µ³�d�Vê##ìi#ã×ßL~#•d¢çˆ…‹5®¤€p##ÊÎý­#æÿ"âÌ²í™cO¯Ý5{�MÞ\ä|ì#7#E9¢¨²1¬–ïB@¶—0ØwB¯#j˜#YðÎ#°Õ‘hÂÊ5"™m4Î-^Õ&lt;—]#Õv‚HKë#L˜–#¢#†iÛ#!!ºhº,)¨™&lt;#;“pÿOä</text:p>
      <text:p text:style-name="P1">´{º©£çS<text:tab/>X#¾©¡Î�çXÚUš#*/QØ�&gt;Ám## Ûž£Ñ½#ú¤ôÛ#ÓàU¤fè#o³u!6#¡‚¤Kçq#Ò#0½ü/—èsA7¤ø&lt;ˆS[e¥#ð˜†•­Qƒü;«ó#Æ#Õ•$­Jd#1Xíï®�'mX##]ŒB—<text:line-break/>€#Ø�š#âA¹Í<text:line-break/>Y÷i$ÆŽY5#,;¦öó#•#âƒ‡ÂØìË¦ºŒœ#ì\i&amp;º°ÑÖeÜ##¤õ<text:tab/>Âì`â—ü##–ðvä@#ƒ ÌWs&lt; #!` <text:s/>tˆ.Kàbv^5ãó#…#%øÐ—¼Sxµ=t®ù_##×)Í8§´åÕ,ŽƒËóÝ5ö1ëNÌ|S™ÅàåáÓ©,�Ó&amp;#Q–°ór°Õ#±�#I�¹lQ�#<text:line-break/>X9Öìå=5Ý­ª6j#ó#¢S´#&amp;!÷p„�#íÃ#â†æ-�9®!µ#´#SŽÊ×M_WEéö�—~µ#5\à?•ª‰ÅÊ–pH¨#J²,)ä›™#…{</text:p>
      <text:p text:style-name="P1"> ¿SÇØCÛ‹¼âY€à_#¡•^Ü~Û6-#‚ô#Ô±-#jIS¥è¸ÕÞ#�#ûI¡¶�_ÎGÊ#Ï#ÅV�ð`é«t#š?AîZ£#…#º#)¡š™#³;«kõîÅ)F#-y°zÄÄ–p#—x3×IhúhÜ¸+Ùî#„ËH[:ù½fþ&lt;ß}µE¶ð–¾­®#Ï#ÁÝe+Ïž$û“Ç“®‚àÙéZ¢îpØc£})AKu-#Žþà<text:tab/>ò¡…NÂßÁ°õŸƒ#ð\r´£Pá0=\Ð4#.#¼È#³·¹#E�"’˜™b2Ö}#§‚ú]ÉÈÛŽ€$9œkÄe­##Ñe‘wÃ•l&gt;“H¼äv#Ï"b7#Í–á�)È’Í¹à5X¹£2Ðÿo)63Y¤G/Ç£9#ç½Ð·µ#2.¬ïùËMí¢rx©`#&amp;s#²³¦þüDpn…†ØÞ[#=áÿgõ#Þóf#U¹ÉL¿#ä(R÷�= Vž#»¶²K5\O<text:line-break/>¢##<text:line-break/>¿#XlŽ��¿Fßj‘ì#Ê�#’[_#Y#l#:‘�¥]ÕÚž#œ’=G#„Š&amp;&amp;0î#oØ°^�kÖäÂsqmL#ƒ5Ï#Bñ¶÷qrür·à–É£w#0^�è¹uJ±"Ä£@ù7#!©ešö²�ü/æ7zi¶�¿</text:p>
      <text:p text:style-name="P1">ð�Vðój`oc#ÈÛätw‰4=��ÿC#Q#+€‰#?V„Ùê›&gt;0&lt;È�uŸ#R9‹{ö#ó#¼¨eè:†z«Ž#eðxq—7¸âmµ#ÌÊ/9+ùºß\ÎïþU;}3Ìò</text:p>
      <text:p text:style-name="P1">~Uˆ¶ÚëÈr±Á;t</text:p>
      <text:p text:style-name="P1">•«Ë#<text:tab/>³ßõNß#k*Ã×¬-##óK­M<text:line-break/>Ÿfœ#TšË¢<text:tab/>¥a¥S:é;F„&lt;#©ìQ�^ðÐÈyH#*ðê<text:line-break/>ì7k+�ÿ)‰=yA„P…ýO›</text:p>
      <text:p text:style-name="P1">X@ÈkŒmb#]Óí##&lt;#º#‡¨ø˜#jng^é“�#ÉÅ€.9#F?3#|#Åw“#©¾##¯ÛLía#C.�d5ÿ_º—Ìü“£¨U#-¿�#*N�#»½U9È­0#«ë&amp;¨#ºƒ#G?#‡÷ZÞ#b¡##ë ‹Ñäb3°x?ªjx×_(­ƒ#5&gt;Ý©rV…t9ÞM�V#Ï`ÎFÖ</text:p>
      <text:p text:style-name="P1">v3k#Stb#&lt;�}ò{P#µÞ¥#á@#èSÆ}õLßšKëöì#<text:line-break/>q7</text:p>
      <text:p text:style-name="P1">r3˜!~Á¡^##„póÛ²ñâeÏnà¢1#?P7®{±28&gt;rnxŠ<text:line-break/>È¢QUªÚ@±6—h}#ö“î·JOêV˜G÷pÚ[ <text:line-break/>¥²2Ñ|þ—ý·»$‚²0È¶®àã#¦ŒE¬/å#Èvšï€#nšË"P#[ÖE¥=%jAŽ$÷:k{$KlŒ&amp;ÞÀoVYyÔÀ¼BÑ¼#0Ç4MÃ+Á€Ä�ß3}A#/ç‹…UÛÕÉ‰#v*©Ê‡C#ŒžëÜƒ»u*}NL˜S™}ú\ªƒ[­¹Õ½F#Ï¯Ç*³#—;@§b=bÐ<text:tab/>Õý›L~›ø‚ây-h#T7ƒ#–öjÊ=</text:p>
      <text:p text:style-name="P1">vÖ#;’3Þ##ß#…ÛT÷‚XaÂHÝïì;øÔ#ÕP7:##¨#ÊÁýë#†Áë–ÄÆãÉT4ËºPA¹Âhdð¹#l#{«ßøDí�†þ¦~#)øAª#4Ï”c:#„9&lt;¼©Ÿ#ZU­(à6‘P#õHBÀæË!&amp;œWù�sÑù#Û</text:p>
      <text:p text:style-name="P1">$f#.Ü÷"rç¡#ùŸçÙ’Çí©¨#©‰ÛC+™7Á¶¤sS,{¿¢)çÿYSô"‘ì#þÅ#,úÀo=‘Ý#à}ø3C#Þü�‡F#§é$Šld[�ÇvDÕõà#ò�1eü#[#ÓKÕûRð‚#±¼#8c–Ã.�”#*Š­»[Ó&gt;¥f®JFû.õˆa#�$#</text:p>
      <text:p text:style-name="P1">)_#O�b–èÅ¤ÅF.ŒÄ9##¢nb¨öF0¼¿Y½ˆ;&amp;zþH#Jl0#</text:p>
      <text:p text:style-name="P1">Ëë!Yë˜�¶—#Ã-ãKv#G6«|�Š¬Ñ�›OeåÅñdC#<text:line-break/>ù�èÝ•z[S~&lt;|£Q�X¼³˜¸fÛ†Óß#d�˜•ž{rÛÊçYb#/—4·0ûÁ#L½Q£Žj#jaU§·#ÿ#yRd.æJ)G#ªÂ¡Ò‚¼=WÎ·ˆRÝì{Ú7ðž†F‹(Ä#&lt;9‹#î†ÄÈ‰Ò¢ñ#Âó”Xµ;V13³7F##]èbË~I³¶ÝK^&lt;#ÙC€ƒ¤#ÖÑ úg0ƒG#<text:tab/>‡h•{/#ï`ññ<text:tab/>¿]¤ù#l#ãú©�~„à\ýø­køeƒ k›"}z�ãÏ;×Ã�%ŽM¤—#uÁÆÌÏ³å;»,c•y|ZùOÿ#õçQ¸!})rø@Õê#DEP¬7È#»&lt;èhùÜ##ç¹vÿ#Å‚(B–¢jî�5„q¢§#ø`ÇbwX“bQ##zo1Í å</text:p>
      <text:p text:style-name="P1">þã–#¿l9t¡¾ÜîF±#ì%�ÕJÅ!�#ÿK•»C’v‰###{’ƒ½Û³bƒ‡#uõr©¸J½&lt;vb?Ì#¹²ü##µ9j{KŽ#àýŸççS&gt;Þ#Ä�´ïC#ðz�˜¹Zì#5LhÐþUÊŠ¹ ã+™FÖ##{-#ÎÇy#¢j¢s áeôÌ#ÿ#§3]š#‚#Nœá#6ø#¶lu#‹�ã0r7¦.âe#œ¿x°¼Ð)ÄYX"E2êeá§¤Z%Í#¡dáCìZ<text:tab/>6,¤W³„YÜÚ÷Ùš+i‰jQ}#¤ñ9Z±¨.'‡ ˜Ä`&gt;3äCº#Ï#&lt;Gñ�_Q‡r†(UR²z5‹#4ÝÂ�eÈÀK¤†‘#3ùÂ<text:tab/>¬•¡»Kôo##¾#i#ÕâÖ´¥gÜcˆªŠa#´LÝë#»éÅò#B—[Ø_¾è�fàFùP”«±eØsåI#Ÿ]##K’ÀRp?zPIxSW^D#za#Ák$7:±=¯#¥?ˆ¤'¨Â&gt;%Í{'àëÝ=ÀÚ¬&lt;'?ÁÂ<text:line-break/>ø}#´{þÿAHe#ÒH#uª²g-aÕŽ&gt;Up'í^lR¸4§4Ï;5Ïe(€ÿ#™f-ø{‹#»*%¨H-o°qNÝsQ#/ÌCG#’8#æƒ»ö#„•W-#Kõâ©å7«©#1�g°„f#‘‡‚â#—#¤|§È–…Ó÷žè‹‘qƒ”+#p#m|U©jëQëZ'ÑGëÍ#…e³É¦0#x/#‡ÌÊ#W'&amp;½±##ú &amp;Ú$3ôMû#7¢##ž#�‰U½sÒ&gt;ÿ€‰–Eœ˜ö#ñO(Å¼�ÿJ#ý0&gt;#Ì°E9èÖ'#eÖP Mý#7#ô�ü²–¨ôñy&amp;#šÂªq;€ §—£ÒŸaÊ#ù‘aÅ[îÍ+O˜T¸¨<text:tab/>#<text:tab/>b†ˆ+÷}¬À#ÈÕû#s7¢Æ¤8Æ4Õ¥XAC$§uØh:y�†Ñþ_RàŠ¸T‡Êµ„çw ž‚îÄ‹ªá®ëbd"µ|„¨ƒ…+J'lLjŒ##÷g#zgFÉ…ié(uBYYHï,º¹•ì»#FŒ;¢3#ÃÒ8äOœÃ|éØK²SC##q¤ú¹7á'=JZ&lt;#�$Š¨då{…¥#ô…##…œ®ñkíP$mòÃ##F]—.jºDùñ»BøzŸ˜·5ßK±<text:tab/>8ù«T†~©á#Ïï:²x)3Ä;÷ÌT+—»±–#ÛU°¾ÆP##½ääê9ãK8¶Çlè0r�:¿#x&gt;t#èsA€‘ã7-;|fµeJz’#Aª¸ŠÈò-ö‘œ#~�—bqC;{éÇ³sé’¥ù®î<text:tab/></text:p>
      <text:p text:style-name="P1">¹$K&gt;ê2#—NÍQ@õWY8aì#´ã#¼y�²ß#B˜¤A/$DwóZI‘#ä+#µÆ#6n4äß#Nò#ß—<text:tab/>„¹<text:tab/>#�ò�(ó@‘Å;4—†u,¯Ï##Q#WòTo‰PZŸ³uBt)¢[ñ�ÖwD n#�#OEy-„VS‹q#Œ)ç¿(tù‘#¦{g^ª#ñ¹</text:p>
      <text:p text:style-name="P1">� #&gt;Le#!uì™#�é#él</text:p>
      <text:p text:style-name="P1">&lt;xº02Ÿ#*a[6J)nÖ–Õ‰Jv:#´Å³%}`ÆÊµ]1¯€ú‘œÉÊê#.RŸvpªwÀ˜°�é¹kêä<text:tab/>¶5t#±7A'S%çÖÒ/ÕävÔsòÆÑ-©Ók,t¤¦æ·}\�#ûã© ºfþ%9Ú#)¯Ó�#Çª|_¡‡ïfAŒLžSøS#›#ÎmŠÙÑ##ª‹ÒJ¤4&lt;Í##+�ö­##3ü¡|&gt;#©#öØ®Àw�Ž’·ÓýE˜‘#w</text:p>
      <text:p text:style-name="P1">8#ÎH¦ebŒK*à`òtû8</text:p>
      <text:p text:style-name="P1">QŒ›C°Ùõ#d‹ož</text:p>
      <text:p text:style-name="P1"/>
      <text:p text:style-name="P1"><text:tab/>uiS–‰{¹#Z[šÞ#§P¯#:##_[Ô÷·[k´«Ò˜¾�°#’Ìuª###€¥ç$#†­i"#�¤âÅA„#R;##7¯]#ŠFcæ<text:line-break/>LŸ#ï-F$ ¦ÃÍ–Ïç#åœ\ŸÜþUs\cøÆ¯-ª�°Á»+K:#¤Uïw #_þ@ª é#þ"#ó½¢Ä¦Ë�}o¶#ar#æ#©oiñX]œëj#£!L?Žì�Î€qV'ü{LS˜L™&amp;cþöôk8‰ý##BÇ!·*Hú°àn9¶!j)÷�ò#÷È�Ü#oöTÏ#†Ý¶*ÙÂºØ"ºÈ"sÇ�v�§<text:line-break/><text:line-break/>šªË)å�ê˜ßn8Q”#êQ[##rìÆ»ãBvî?1 Í¹ÊÕ³4#n#Ñ÷ÔØ ÚTûå~qm#Ù÷“·#6L‰ä¿ÿ#ˆ#—¨ŒõoÅÏ³Ç­</text:p>
      <text:p text:style-name="P1">åuU&amp;‚.DA—¢ØÄÅgÞ9M„êG9]ÈÀ@±i%‹+‹#|â¬…ØÌ#<text:tab/>«Ã�×ý{Æfœü›õ¿E</text:p>
      <text:p text:style-name="P1">#Î€ò#ðæ—DBo›# #4õ7Z+##ñæ¬PÙJÛ¼È,”úxÅ2ã·Ë#JØ&lt;N•ûÖ'2#]ï{‡�d#L“5bìáF$¬jK£–ÑÉû­5²®õ){�‰;2#¶Ž#Ù¦#Ú¾]•##eãámaZŠö~÷Õªð¾Ë#9uWo´†µô·2KéZ#f`</text:p>
      <text:p text:style-name="P1">“#¯w¦°fcÝIs#„ñ“S�‹f&gt;#c</text:p>
      <text:p text:style-name="P1">9hhjÓ�I•»½œnq##EþãõÍÍLözÍ#†#&amp;ˆ‹L¨Ñê Öa‰¬#ÜÜúîÇd§#ù×„9ï #r#ä1FgH‚û²Z@“næ!ƒ¬òU$Ýb!ë*#sÿ"æ‚VšwØq˜ÍJÁ8`‡è¹#+ù-#¹£y’�ñ#itPµ`b˜#]:î«ýFB¡˜08#¬ýÒ#â\Ã#i(O#ä'(Žç^6$wRÿ5ò#Ã8åå#Þšñr•Ø#i·##:u#©=Ñ˜Ü�K‚¨&amp;ºÐ«Še&lt;ab¯³³O#1¸#³G•�m`##îh�uóÛ0&lt;N‡#sìF#‚#Ø~õTZ¡†�#¤3Ž#ƒ#pes‰…ÚÖ¡ë#Aí�{Øí6û</text:p>
      <text:p text:style-name="P1">RüuÜ²#(ä<text:tab/>#ü#ÿBa#&lt;¤h¥öQ½š£ê�#�õã8¥�¿þ##“gôý#1´äiÌª#�-÷##q±•U®#¢owÕ�MŸVe|#ì±{û%Ðàµ`¨îì#Ð‰#È)~®ù-z#ìž/Ñªš!C?#ˆ<text:tab/>&gt;Ÿ|åEäð#õ–¡Qþ-ö®ù¾²#¯©¸ÿ,(9–�<text:line-break/>#‹…oª—£#Ç#ö#B¸êÿ`#O{²oA°¶¥#ŽN'ÆÃð¿uVù ##c×#kEâ@Ê¼ªÎ½Ùð”Õ&lt;ÅÃðÎóé³ø»ÐžqLi</text:p>
      <text:p text:style-name="P1">ïµö�Ì}N�</text:p>
      <text:p text:style-name="P1">“yß¬yù‚#j®óÿk#Òmèè</text:p>
      <text:p text:style-name="P1">#ƒJ¯+oº,Ý&amp;</text:p>
      <text:p text:style-name="P1">ŒÈb÷ÂÓ##z–n`áð‡›s3<text:line-break/>N)¸ž6áòònîgyk²aØšJi§»Í##4µ�#ånPƒ@È¾†�ÚLÚR‚¯¸@‡ï7&amp;ŸÀ</text:p>
      <text:p text:style-name="P1">ÚÖaç™ “d`UCm/…SÆgëŠ#+š%G~ �P–ƒÍÅ#w½Å1)«{#ï‘$#¬ôâA+¨€#ö#C—À4Ÿ(*<text:line-break/>»™ãÎ8#‘Z®eÓ#Žá#î—D~1Ú#</text:p>
      <text:p text:style-name="P1">ƒí³D#OJ‹r™Ïman#�H##H#)#1´¼´kõ$ÂÐ+ŽfÞPXãþ=ÿ#€##8ž¹3ùÜ‘QY#Ò�B·Á&gt;pÕF_0í#oêr~#zg#&amp;­gùOí"²§ê3šl#1Ý4<text:tab/>(ØnZÌ˜‰S&lt;Ž<text:tab/>7#´‘ñ�l1b'rQX“#B$÷ÀZò#¸˜_ª|Ärµ™~2�%†7V®—Å”É</text:p>
      <text:p text:style-name="P1">ß†—q�Ö¯›‹#¤<text:tab/>Žì@ rW<text:tab/>aü#Œ�6Q"€#-Ë#°‹ÝãjÅ¼#µßL%~_²…#Ø}`ÒŒ{“ûo–‹3#»nÐ¹#kwE¢[#„J3tÚÀªZQ;¬ÔäXÞí†ès,¹Z¤¡dc›dd6#&gt;Ð¸ã×-Ý)ƒF¨ÿTA_=ñ©a#v_8ì¨º##´Ï“xpXL<text:line-break/>ïh!#÷Ñ.„üìpÞ"#äÛ`ZÐcî#]<text:tab/>Êp#Âˆ#‹×i</text:p>
      <text:p text:style-name="P1">þŸ#êˆdUÆ#Æ*`"ãÏš¬o?"Ú†;ï`A|:]#:ðcúŸV#ópo¶àßôàm*õ#ùÀÔý.Ø·N##“³^–¾çI#Ù^�à§a#Ñ�û#²##Æ~;##ïdö,ã³c„9[´Ù«#Íþ“kž^ÎðÞ¦ÅO‡<text:line-break/>š\##•¾¦A¡C_�Ö#vÿ}úñh—#</text:p>
      <text:p text:style-name="P1">š³F]�±#&amp;Âˆ»¯·à#ÁŒr%âå˜#ìÔÝ•+�¢cðäfûŽLó#ŸpX#¬­|IŒxÚ�†#RZ“#å/Ç™¯ÊëWSûyûšV¢×$#Þ¦:^“Æ#yÌ"öÉ�ÛÇï##6Ÿùô#§ˆ# #·�×ï_“ÿ#E�ç#Ã‚#ã•š|‡‚Qñ›:äŸ#A©0</text:p>
      <text:p text:style-name="P1">Ó§â=5²#Ü¨˜˜­¸#¨‰t9ë©Éóˆ#}Ë�josžþG¹#Ù#Ö¨‘báŽC#è¢;ì+­!;#º—9Y#¶š6</text:p>
      <text:p text:style-name="P1">nÇ&lt;=]˜Èá”#†Ð<text:line-break/>$ÖÂ|eöb\#òjðll#®FËéÌc’L#p.ñ[#`å¯##T#8g©hÚ²«Ak�¥§#BM&gt;–#L#:Sú]WCY¹#Bß{æ#E”#Ã«#3‡#u+9$”´ÞµÈ?&gt;P/œ§+z.#£#FøRÂaòK½XdÒç¡ƒu‡#„\rúÄ=�¯ç žÓ'º�ù‚²·¿Á¢#íWÅÝ»M)FJŸ#Ü/ÀFyµ#×©üt(.‘¦·½«xEY¸å£¤5CútŠÙ´#øÞþYåu¹bm9´™­˜Á#ô0Ò§(‘Þ!(¿lÖàÞÐ@�Z¥+H%?H…×Ýá¾iH#ZÇ#YQ{MÿiOÌŽ3Ë‚?þÑ¯®##²#‡PÕ?#ÜqFÊ#²EhÃD™^ÜQ®~Íì³#�Ôƒ@±r°àH|#7ÁE³E#¹�dÂñZ.^AÇ³ÇÖ‚G²gnÏ9�•-³zò1A`©bM#ÑogeYHÌ#á</text:p>
      <text:p text:style-name="P1">Æ¡AÆ#ð��÷�b”wò¤€¿²l›-#�#ò#÷#<text:line-break/>Ë’w#^~#ŽÙ°‡##nuñœ;ÔÆv;†ÉuŽÔgVt·œ#‡#%@]5£¬P%‚­-õÁ¢7:�É]²]Ç¿Œ¾&gt;ªs#¬ôNk8ÁŽFä_ûüHæF1â#¨ï#ƒÓ¢nHy1OR½ñÂ·Î]ûÐ</text:p>
      <text:p text:style-name="P1">Žò¯KŸZ#§´ï¸×ÌgÕ«´!îR�Êùh#Sg¿µ+‹´L—ï¹ªU¬XÅ\¶C×fô#/9#?</text:p>
      <text:p text:style-name="P1">œ@Hú»G…º¿þÇ#�Ò‰Ô¸_"¹õ�¹#=8|#‡Ækþæ—âèX5#à##ÿ@~.+×Ûý3è^(#-Ù©ôº</text:p>
      <text:p text:style-name="P1">q­¤c¿Äc9“0MÖŸ¬‹_</text:p>
      <text:p text:style-name="P1">¾®`šë'�úét3#bL#Ò÷ÀžxUf§®ÌA<text:tab/>(#‰#`ÏŽÿ„#EX¼8Mç%’&gt;Ú;~#¦ôy×î#óÛ[e¼°¥Öru#QU#,O}–�æÞ�#±#sC(§TŒÀçQÏ1|ÖóîìËCmˆ3E_#lÄ#¢QŸ.#­#ãP€<text:tab/>S»s&lt;þ#udæLé4lð#Æ;]-Ì+OCb#ÀÔï;#À#ý¯"èËp&gt;Ì»Ä#^ˆ#/&lt;ïšÛ#ˆ�¬#</text:p>
      <text:p text:style-name="P1">§#[�Òüá`Üä$ ß*[ºÃ—¿¼#sžs‰¬ïš!…)=pÀþ ´&amp;¶B®¬sà\\�äö3Â.Ç¿É#�#’2ÛôN#£®~ÀDo²Édî—Á·##†ïØ¢ýÉÉ9”¾ç€¹õQ #”:ÅIŠä"*ŸàÄÿ'pÛ1âªûa</text:p>
      <text:p text:style-name="P1">Úñô„ËÛ�ð”ÀöÛ†#F6…Ù`¶ïâ½àhTGÛ¶#µ�#¹†2¨#úp#r~à#2Íw=óÕ`—yÔë#?èOOµÂÛÅ}�òâŒ¦ÛåžŸÀBÔ»#òÇ#¸Z;#ŠœWdlê{#‚k#+Î~ã€éIfUIa‹ƒ�.iŽ!om.Yžú†ƒË #É#Ìý¾'XË|•Ö‚›#'hæ‘&amp;mºÖ##vÖ|œî9(X|²íAsj+³qÃ€›5#\Ý=è#×<text:line-break/>#(÷##’Žº#Y<text:line-break/>q®Ý˜¾</text:p>
      <text:p text:style-name="P1"/>
      <text:p text:style-name="P1">×„D#n—3‚ Ó)µSp$¤0½×aËT`ý#xÓU˜õÅq/^¢ZTÖÁ#œ##šôCdqç£BOunä#ä“öŸù õ%jÉ#?“qnw0##ý«•«û</text:p>
      <text:p text:style-name="P1">“B#„#½Ñ#×C¾žRr€Z«I#+×lº¶Ë7½˜ÌaýlQÁ#CWŽuY™‚° .F£��#†èœO£èI#ÓI#ãüÑ±fuƒQö¦Ã##Ü¼-æ[*9fD„»ÅÖ9èWK£Ë.¸###.ÅÔ7k“Æò#'ÖìEaø‹#CCš[#o·Û—þoF«zhÞéÐŠ�;S÷��¶œ»y½#<text:line-break/>¨�Üå%Æˆ.#÷‰</text:p>
      <text:p text:style-name="P1">W##1#a4j’½í©œX^âW#«èlw¶D3�ÝÄ0³ëµ¶<text:tab/>D™®[####âl5#5åWÝ#Ñ¥<text:line-break/>÷e#±ýñD0)×N�?#±æ#k`R‹ó6©</text:p>
      <text:p text:style-name="P1">ãÓ)OTÇ#†ò�0HZr#ƒmŒ</text:p>
      <text:p text:style-name="P1">#|Ìc1#½#ÛÀ÷Í#8ó~#É;‘®+(i§=»�Í£kõÒ¢›#CdCîéÉz›Œ™#ä#y˜8#<text:tab/>¢7løÌ#Ç’#&lt;D à#¬®Ûð®m\Xr×B“èÝBñ÷Cýà#\Ð–#†<text:line-break/>Áˆ#Ÿ‘0ØÝ»#ÒÂÃ#a#Ñµ¶¥ã&amp;ÕC§Ÿ'Ã†•yîïL=��˜pÁW–6Û§#�"p€`w—ÁÛeŸ(ú¼##“‡1*ˆ–#YF§Ú"_ÁÊßaÞ×”×O#[û“ÛgJ¾ªõÿ_X”‡ø¯d#ZS¿:éiÙ˜0#¨Î$»7áR…C}Ísð#NÛ(‹ #O² áê#qWÍ`š‘3ç÷�ED&amp;�Ÿö2T«š1¤$#=#J¬ý¢#g¢1ï5s(M:‘à±t#Tý—#³ÃeC±#)YEQN$�#ÃÐ•þ?žö`å#Ð#m#û¸7#ž3ˆ£=[¥NLåã•&gt;\ÆAÐ#†„-•</text:p>
      <text:p text:style-name="P1">€ýRp$y©Ð"¹´"¾€#�'³C€¬+”Þâ}wéÞg�ôÒ#­LLØ)#,™”rÂ7•ÁÌ{Û¢»ÌÄ#(çäè##¦³JZÄ ß³÷ Ü£üDè#š##Çß#´ˆÎ…Þ¯º²#ÑB³äÔÐ£ˆo#‡·Ù02+û#ùmÁBøº#lõF‘õ”–§×�Ìl|#_º©§—#Sø@Q#ñvE—Àµ%ìª#<text:tab/>îY|1]eËt£%q×#Fhëiu#6# ¬�0/å$ò# Ól#³#?ÿ#â¬Ó�±àáñ#¯š­û‚dÃ¿ÙÏ#£6T<text:line-break/>ï�ü#® oÉKtÞtÙNŸ…ø#¯#Jf#–^ðeÃ#ÝøÖ<text:tab/>·Â‘<text:tab/>##nQâ¡i¢#—S(ÊŠ$Óx0"J/È0ßgh?ã#p<text:line-break/>ê#&gt;#¶¡á±##©#}<text:tab/>#&gt;#Ïv5œ2ŽN8åÔÄÌ*k##—qÙl<text:tab/>Üã�~#@?€ÃO¸gÿ(|I&gt;&gt;ñ£‰¤#œ¼“8##Xx»=‘Î«gxÎx•QVšÕun]ÿ6<text:line-break/>p+ZÃ#!ò°àÙ#ºà;</text:p>
      <text:p text:style-name="P1">_#�ÿ#C™œö\pˆ|I&lt;oÁbJÎ”Ò7˜Ø$\Kb1%5ËÑ:‹4E�%Õ•»IÍÖd#¶æ¾B�¥¤ªx#à´p`·U{@b�’ó*E{Î#ù#”J†­Ñ-ú]³#(nz@ÊRIe#Gr##ˆÐ@#Ò–àJ�å×rÅ#±ã##R‚Ê#Fö·a<text:tab/>j¬Œ/Ž<text:tab/>Ê¸×àêÿF&gt;í&gt;ó\Y�Ëžú#ÓðÏù'Y#x1#á[bJ®®�ÿ�™ë±#)&gt;uW5�B»# oa~})##wÜ‘öö¶ÎNYÎ"m#©#zŸáRNJHŠ­œbÔ¬ŽÄô^#»#”Ò†‘MÇ†@#iÎ#ó##GŒÀê*á%¶#ÞŒõš°Lš½¼æÝj(ÕY%Ú„„¡Ø&gt;‹þ8›%Ókúi¾·#p¿,4</text:p>
      <text:p text:style-name="P1">¡DÉ¡…,6¹ÓÌ»#¸ß˜4À#š™ÚÔÝ9 š,�¾PðF#)Šÿ~NZ;HÖŸìSuÃŠ#ý þ#r&amp;æ¤Þ,ùÇHüñ</text:p>
      <text:p text:style-name="P1">¾:0�°&amp;¡ T¨#‚œÓ#^ptÿ<text:tab/>auUU9#Ú&lt;Ùÿ</text:p>
      <text:p text:style-name="P1">˜8H!ø›³îÑóS§ŠUù3üp&gt;a%4tXx}*7—ý$L’?.úÑRÅ§4RûÈêâÿ#w{48«ƒ­#x‘Çþ</text:p>
      <text:p text:style-name="P1">#ü+:¼## ­3}QöOÚ###Ÿ+%ô0á5<text:tab/>ñ#©ujÛÛ½#=#ýq&lt;Ç…ks…î#2l<text:tab/>íîÅ&amp;þ#fFÁŽ#0zc)&amp;+�#2Œýñ×#ÁhESDÝ¿ÎlÈ“æ~[-L¤¡Û­Á6×“Ó…‘h<text:line-break/>b”}£Ûé¾TXX8¶›#ºgFÄÐ÷±“›û#ãƒ�Ÿgí«»_Ú{&amp;4#D­wÅu#?w�ÍÆ"¾HÖ#¨7¨|#à@—F³&lt;#—�MhäÝ´a"x�©“ž!‘qo#fE#xÞÕmö±[°</text:p>
      <text:p text:style-name="P1">¦TKf�y%ìë¹B“jÈ€Ø¹‰Ê¦#õeé®Æ6«ð.ô[#éF‚#y(¹ïDÉienÿY)À¤aÚaÜ¹à£#”×u¡á³º›(¼\ìè†ÃkF)•À�ƒ™H‰¶&lt;bµÀ¦–ò#›4Ggèfì:|é»Ë#Çk[í÷Ç#Ûã##BÛA˜ƒMÁN:#È %3QšÂdbâ¦ö.</text:p>
      <text:p text:style-name="P1">Ú#p½¯##«)�í¸�¶Ö¤##[!Øÿ)ƒâìsÈ‚Â�›#Ï{VL###à#�FäZÅš’#ËÔt‹@òt©DL\#‹ P�oz¨7‹•|åÇ¹ø#˜ß#4Sf�#MÂi$ËSjÊ}nãÒ¤ÃánUd„ŒØZýE¯ž#9ßÚ½�##V¡#J¦#Üø¸###®sY¤&lt;/"2_eùk·ô#Õ#�¿Ã¸d##áõ•éNê•W£&amp;}Ë«³À1¼¼T^#Ö“�ÔS’&lt;Æ#Ñ¼ów �<text:line-break/>¤kh®\“gE#-Çy%uj”MóàÇICr€ê™wN-=¥Å$hj/œÛ«ëZ¤´ÍôAd,œPC&amp;Rwõ#•.o¤Óªàòf6J#üfï�©–’’÷#^g{we˜ù!#í&lt;|j„#õ.ž~<text:line-break/>-#Œ¶&amp;b¯“ŸS2#4ùs#TÂÊ’…:Þãþ2©uô7DDôìN-hZ(_,#ˆ×F†ÐR™Y—Î|¬µU¦Ø#~J”###®Üô®+:5×#0©rÃÎŠ#.Sujð¨ÿoš®lÊ€rºx_ŒYhj¦ä‡d#%RØ‘Ú¥âm£ñéº%¦qi–æYq`3#“ÁjC&lt;ä¨àZç¨<text:tab/>•†m¾##öš–#Vª“L[tÉ¾ª#rt#+•ÅÃš##†¢$</text:p>
      <text:p text:style-name="P1">ª~8j#_Vki#‡�y¾‰ØÄöpkf–P4e#öÿf¬# #P XæTN&amp;(È�­Ò¡#‡\ñÌÅ#pª!ó#¬È0�.�&amp;#„V:&lt;òvêtºtï‡P±í©fv4#Q¢Ça#QkSª(3�QSSp™ív#•¶ò½ß#í^�71#ÕÏ#»õJÔãÍÐ#˜#Ì</text:p>
      <text:p text:style-name="P1">#½s8Ê!¼ö1</text:p>
      <text:p text:style-name="P1">dòŽ#î:�¸ƒ¡ A’#ÔyÜ#jËñš¬á›ŽH]ÒÂ#u¦Š-°ZDn##"À[[Qe£Ùò@…;j÷#`J»š…¶Ž“gÌæƒÑ¤ìHåƒ"´ƒÞ‰®#[,©¡L.Ë#VI#´J#õÿ*—#</text:p>
      <text:p text:style-name="P1">â4Íèu6jWÀšPŸ«ül[ˆ›Í{µ#Û—ÿ74Px#~ÞQ¡È#|#g€ÄhKç&amp;ïyåu)u7~ùºa9%ü„Þ‰Ø4õ}‚#uÈÉ"0¹~§]Íuä#É»½ÏÏiî#vWiÕÐQL#\øë\ÆÒ#¶##Õg#åã §Î$¢‹q##‹s3,1j™Â©#�‘ç¾éýòÔ+ŽË-##</text:p>
      <text:p text:style-name="P1">y¿ë&gt;hßõ~#(=)¯<text:tab/>Î¤#Ü~###žM#ú!,�dÎ1¯z@æÖ2$ô#¾ö†#úÑž]ó« ;#·#u1#-úÙT#‚ò¢…2¸Ê:…„ö‚´Xþéù¶#´¯}##:DGnP#É##M:</text:p>
      <text:p text:style-name="P1">àãwƒo#ƒa#lÒ33#Í­œ2MËÛj###”#*ô¸‹Ã¢#n#=#ãÍ~Zz/ŽåEÌ£Wî³m#B°}h²#½îÈ@«4�#þFÞÕþ1,ó»Šc#:L€ t$%pWð#íbgàQ,#‰¾qð…ÇÏ_1e}(¢Ëou##†¥Ej˜]j­ÉR¾x#&lt;Á¹##ñõ×Þ<text:line-break/>†‹YÑ#8ÕÁqKë‚}ç»Ä#®[ÜFR01¦D5¹³#W#&amp;´¢#[*!#Ä##²†²#ÆE¹'zFÈ#&amp;›#²dªÒ#“7#~</text:p>
      <text:p text:style-name="P1">XœÑ²•#Cq;|1Þ¿pÍêvô�ê##·<text:tab/>#i#<text:tab/>ãxÎ#}%X iœN­™¨ÍŽº\(#`ÙÌi|ZzºÉÆæ#*¹¹±Ýî#]b#&amp;û�^×¬‰Wë<text:tab/>q#×1.Of<text:line-break/>K¤ó#¶LÄìï#à)#bÉDV³nÕ¿�áËgÊ,±æ&lt;Ê?�ÇƒÕg½9=99ñ#5®Tœ¶°Žn39BY#w##ŠáÜ¦ã‡sîíÀhE#íÁTž<text:line-break/>6ô##®b–#P­E#‚##¯#ýèa=w#UÒ²#“K&amp;[}«q_ä#]Z“r¹ðsÏæP²(ÄH„;ÀÓ]Í#}#Ls•ÖõÎ„·|›ÂÅ#È-/ÓM#ë¿\)ùñ##¹PË#…‹Éás#÷å#Zqx4úý#ü]*:_ÅplwÜHÁ#¿MÅ#+$Äð‚8öÑt¿R¶U#ÛB!ÿFLu#ÎŽƒæó7Aú#C»F!4‘#Ù=#3nGÆ?##(¼»•#zWkH#zý@Áówfö#ÿ<text:tab/>.¯°)ÃÚ°#Ùu#:'#·ºhó¾JIÎ‘kñŠ®7TÎÌ–1«Øñ”)ùÉÕÄý¦íàyò§Hñ�ùQQ.#û~ÕÆŒãˆFÔ ù#‡�IW#­<text:tab/>•"CGPQoEI#lò¾;óär’#ÇO'.</text:p>
      <text:p text:style-name="P1">ÏDV&gt;Ç~œlß„B.ÛðËNë‚¹Q#ó-#T¢NÀ:=Hý»§�#Ö#ŽÙ¹#âˆ#Ø˜?&amp;DlØäïñÐI$¶D4òM­XØ-#&amp;ÔŽFÄL“¯-0sÔØCˆ#9¤Ž\#Õ#ûW�#òmÏäì›éaœN&lt;;£Þ~Põ{&gt;ß«rYµ³5Äåˆšî©6P#xR*àOi#.]ßIò-/j†à#(”#&gt;#xÖ#1ï/éAêÚD�ø·�ŸÕwùz�®n%çs‰\úý#"û³n<text:tab/>7�ý&amp;ý:—µtNyùmA#—„úY&gt;�õ&amp;•7;:24êŸÖ9#Ø1r�óÑP¼ýHö”mÎhÞ$T#1€#%á†ÑÉÒ×^Ï:#Ë™#x.û_ù*;_›¿½#š#b#?À#×Š×:­.W„á#5€,Gô¾ì,Ð}Á iÅ‡ìgf¥Lž\ZÃ</text:p>
      <text:p text:style-name="P1">âŽ„˜Þ´˜¶#Þ"y~Ì¿#=#máÏi®›D„EbëS§i<text:tab/>Çô$Óèe5ÅXcâfÈ#=#Ù¦¶Ç±#õJ\äÍ×Ð#a’¹ÕÄÌ@wcÇëñ'-wÙæ#Lè°P¾Óª®Àå“†�YÇLô¤X’PËƒ##æ§™X…{m”²ïMP³Ü#þðÛúvšÆZ”W#É6D~#/"«_#<text:line-break/>m7ë”#:·#¶‡#Úªvq¡ 3�ñðZÑ_1ªHâ#šÞ#Š#•Ñ«#3Ž(ðüù­2#4m®•,³zÝ\ÜxÄ¦L##£‰Â#$×vÞ5�Eú¡Yä€º&amp;Ð+_|*@v¸#ñÎk³”Z=j</text:p>
      <text:p text:style-name="P1"><text:tab/>ãcJOoQ…’‘:0dB#=’èOU¸À ®{11°.`#‘# Óy`Ðèw%ô@s`0#ÈŽ)î­Vdr5ä#</text:p>
      <text:p text:style-name="P1">ºf‡Ÿ##ÿ#Å’r“ÝÞ-LîúÛÊ#ÄÆ¼(�Ù”D²”#m8-c®: ’#\².^|œ’Gì!TJW”iÅÖvqyT*.ºþUa™sB±³iý‡·””¦spf##%w®ft#ë”’£Þ-¯ØF #åBwrå#iÎzåæ—x6â</text:p>
      <text:p text:style-name="P1">%n¶</text:p>
      <text:p text:style-name="P1">L#“{~#¯NýÅ�#b##=«Ó#ø@’l ö n+BË#ôÂ¢ìk@é$Æ0»´ç÷ê:#8­g Y­w#™Î##iy[ë#h</text:p>
      <text:p text:style-name="P1">!Ã#±Ñ¾Ä##—¦ç�_/úåý)!ù<text:line-break/>|eâ¸<text:line-break/>Ã¿ëÀ{Í# ïsKqádad‹Åê™¸ËD P#†"¤²¢]T2xw#ô¯£ÍŒv?¿Œ}MFi¸Fzÿ~¬Ñ�S›8Í³#‘FZ:sê£CÜö¥1œ¢â#Ê#ËÌY<text:line-break/>6Æ«#š­*<text:tab/> ��—0Ï(#Žr[ö²g)ñi²<text:tab/>#˜ö#’ #džY’œw#2.¦c##³Ò,8¥‰áÅSdtä¼YçÅ• Æ¢•#n#kÁ�¥âÊÒ€¤(3«6ÜrÛ#“]ZiëŠŠÊn#Ã#@#¦##ÿ8°·mË½·(÷zµ#‘XCP#Á±&amp;Oô³N#lqXŠ6#…‘LÉß“(¿QµQê#£X#Ð"/)§Õ÷™•#Ï#0éçÃÉ«î"ÀÏ¹#yHpj‰¼n$##†øžÔpÌØè¥#eÍ‹Ÿ#º=#t#&lt;Œ³J¹ÿe`¿sô˜efˆ0äòr#‘#÷´„×`&gt;ÁÿH„%wÂšƒ¶¼#J#™¥e¨ d&amp;j²âŸGÄ#Eúÿ|8ô`¬Þe ïË·×ˆ9$¹Îx�hül|¶¡S]Y§V©Ù#í/¡é~y¯FŸLæ#hs˜üÐjC_&lt;æ¸«#</text:p>
      <text:p text:style-name="P1">Y u3�ÐËë(õEâ#‡–)#AÕÏ;;€™#¼?9#èÜžýü½y#âÈÍýfŽ€¤Á#&lt;„cW°ŠèÄ\Õ£@Œø±#M1#^#º¼#Ð]#AwYa”i¨û�MßÍ.âˆ Ù5#�#</text:p>
      <text:p text:style-name="P1">a�<text:line-break/>“Rh´xÖˆ¼&amp;æZ&lt;°óW\#Zz#ðq#x#|Eg¶p›¹eŠ×óí#ô/A#™Os¹ˆ¬#L¢¥²Ñð#¤æ8#½Œ¹é"KØ#Ö³"ìI»g#qü½%¾#�#äp#ïT”¬ò† ¸åŽ</text:p>
      <text:p text:style-name="P1">ÓlP­†&amp;ö7”ŒÏš±ÈZvth²w·tz ¾2šj°ÿX·#{Ë#€#&lt;™µ=“­¿;V€Lï<text:tab/>TY#•#Îc¨§#Qe•#y#–/#Õ.Ã|òÏ<text:line-break/>ËþçþLí</text:p>
      <text:p text:style-name="P1">sQ6×ÛN&amp;ƒ‚ŠÔUá</text:p>
      <text:p text:style-name="P1">¨þÛ¦5†î?0ÓS§í#*íŠN÷Vlñ.r¢J#½æ#×÷ÛNª#Æ ÿ\“ý¹é´Àñ®É¦_:±ÙÐi#R%:[LbÂ{ëžXÎ2åØUE¬##ŠehK#ÒÒ¤]HŸ?n_°#0##�vó;“(Dht{#ÿ#™##"ˆÅ\ûbÕ³ñ%¥4ŠË#Ïñ€õüã:á\2E»µA�màÒ#Õ“öëÜ=ÑÕ†z<text:line-break/>LžÖH·R0Ð0‰Î…½%É]è’¦ÿuS##¨J~´:a"##_û›m½D†ÔÌõ#D8sd�}ohÓè[ä‰Þ�ìÎCO#+_#ÅXò?&amp;ð“ˆ2&gt;�’¶tº$5<text:line-break/>Ú#ØR#9vR#¨‹x#w$ÛZ<text:line-break/>|EÎnžX’)ÄÐefU(Aþ“ÏëVüçë…#ü*ãGÜSò¾9##š‰#)RÇLÏÐmbµ:ý¢#]·86D#½ú‚&lt;J#ûÏ+†Ì]µÒ#L‚êVW�ÀÈâÏVdVª?^j;ßž1i�C,@ŽÊ#í¾‘KTSïŸp4ÇCã£j‹ãŽ®aÕG€~Æ™dcücŸ´éô#»Ÿe‹øx#ôtƒz¶ËÖ1x*,#‚ç##*�¾R+šX-“¦ú•rGÚ�¶###Vô†#dùÊW1q®<text:tab/>Û9{N#h¢SDÊ(¥ƒçœšòÆ^+<text:line-break/>a#üV#î‘™ìš#™$ªìP<text:line-break/>õp&lt;®#JB&amp;“Ê<text:line-break/>áA#…)ÀMè#M:Š˜Œ###ê0Y7#¸˜‡œ6&lt;gc×¥Ÿ™DPodÀ#§À#°!#djìpèÀZw�Óéa,ê9Ï/§R°g£ö&gt;ÎMþþ#¢m)¾jTí</text:p>
      <text:p text:style-name="P1">1ÆV³¬#§§ÝOÒ‰#p`÷</text:p>
      <text:p text:style-name="P1">]šV#|4­ïuªÈK«§×Z#k¥ü]ƒ8#æ†ºX#å††\a.Û¾uäÚÐ#2ªQÿ'•¼^Ïû</text:p>
      <text:p text:style-name="P1">#yH°n§ë±PÚÕHm#àéµõ#Ö£J™ )G,#�–Œs#6_¾]#™àW�##�¬|ÅÌ�#¸Ó#NOØÆ�C`#5HÎ4á©W¬bÇù‚žÌéí6;ðÂþZô�€öî¸šUÙ#ÎQ§â§Û¨`Š#!FöOß#M¿¦ÐÈàÀ&gt;ž�ƒU#B¬ÎÈ�'ùŸÒ#}:ÄN#ûV{Ä¤PMUF?ã:¾#ºS¨Üˆ,®Ü³Öf¡âg:#ÍS3#H;1A#T&gt;_­Ð#…‹„´ÔÙëçà¡1ÓÅ#Cr|µH§¼ù×ÈVIdÅ¥#xE†ë!YP#²N©1Ž‰&lt;&amp;¥ñ##-°8^UY™†œvO`C‡™#¢'$r#&gt;‹ÿ#Ô´(ÅòØÑ‚Hãk"e//kœ9¬#Ú \·#ÊÈ5#3Fk½ùðô™ØYÄ6Ï8˜u¥fyÄ«Ò–ô„�LŽ¶$õÌºšÛ›"�*tG—‹¼¢k#ù#å´##¬¼7†##Ä~Çå#4„xõ@(a£JÓ"#‘³#’¶l#fuÖ»�áU#¶i@äÓàqé&amp;r­"§Ë�£ü«É</text:p>
      <text:p text:style-name="P1">Èþ�aN;~hžf�”ÖT²ãb#t:¾BËKÂZd!ü–Ó¢m#</text:p>
      <text:p text:style-name="P1">#d1#«G1Sü¸‰}&amp;imîà¼ò1SÌIÚƒ¹qE\¸</text:p>
      <text:p text:style-name="P1">†#^n »}ï&gt;X#7ÅZýM�’Ó�[ e›#ž‹Ãó#› üs#1�é—‘ÂlzýyXÚw##®“#�0Ä%1Nã‰ïô€±ÿ#¿ú"õ#¥l7F#…A™¢–ñGrþL±—«#ùsfßa#ŸíÔSØ@×LG#©/Å^ºÔèg¸#½6fªŒÅ##ž[XºOŒšÁ<text:tab/>¶M#—ÁæøCŸ##V@Ût‚[n"ˆÞí�a«›ÎO½R)ä¹­DægK!){L&amp;;@3Ž�38#å°U=¤órDÐÝîØÂûô¯(ï##H‡(’.‚D#Ä8»”à1‹d‘ïÖ;�õCE.ñ}#Þ/÷Ñ‡�G#ìWèa˜�Ö%Aåï•ŠÒ•HrÕÚ(Z%¹³gãÚxW÷«˜I6éÂà“#¸2+õ#ï´2 ùf¦B‚$UŸVkŽ®Êe·Õ;c;ü##!#3¡##/#¶�Q�÷n&gt;W#ÃÝgÞó­&amp;’‹]O<text:line-break/>B[•Õ#ÍµÛõº×‘vA#ç3k##�‚™Ž„M÷mÝ¡5”#jå:j±¨WRâ#‚7X'ïï•’ô¦…}##�ê'™f†&amp;pëp•þ˜#ño‰Êmá,éoh2ÎØ¸+Æ°¢##þy�FI2WÅ’Ë-#Ùˆ;–‡�äLw,ÞeoûÖÅM7#§Õ=~¼«iî–#„…Æ–ñ«½-Õ¤:ÙÉCÌYùMÑÁ6#Ï,�vÆuÉ##žTÔî#™.#F@f Óµô/`¸^÷Ï‚”ÛnŽñ¦Ÿ‡##³#QúyªJ`òÓã2":9##v=¸jh… °ÕDjC##<text:tab/>TWÈƒ›cQ<text:line-break/>³˜í-þF�°õË####ž##­ÃÊË›|ÁÛüíÑbË#9±0Ø#4ÒÓ´ÿxHv¥#Ø|wn¨#Ç?ÐóYˆPm(Nj#ƒÛòË&amp;#ùŽø†ã:#Ô£ �kùIç’ÃaÛQžgÜÁì-vÖÕÏ½¬e@M#|+*»Z#ûî.NÊüt�˜ÛÛ¸¼3=žcÞ#½‘n’È»ÝYÕ#RWÏG#µéÆÐÏÙÚòæ¨µö,_“æUi¢##™¸#Ý}¹åÔp¥³#ÖHÝs#9@©8ªÚrS#˜/í#�ÎŒËJ#s`&gt;#V§Î#)ù¡—dqGä3éaÎ÷/ÝžþÝz#!#’Þ¡Þ Ÿ#‘^ºÀIøP6ü·zÑ¯²ðÍ–KÍ#¼0Ã#xø#ƒ#<text:line-break/>stç�¤``ÏÆï{{g#JÚ›˜"ße#gÖ7[Æ#Å4#šj¿#�è›²±QØŸJ¶A“·çpií&amp;‹©+x–½`»´˜Öá-]¶##U@ÌtFâ£hàsÂ:šg©T½#�§Hî‘õ%ö#'##ÿ\«#,Ù#Ã#¾Óš#\•?b¡%}#v+#n#×Mc°ŠÜ›�ŸµùÀÀÿ#õ2ë¢%Î#3X×õvtÔpCj$O—u# ±#^€Ï‘@8#££˜ßÕ˜ø##ìâ‘ªY¦ªþ˜dVþ#Á½ts­~.À�’}�#C¥_"¨<text:line-break/>î¼¡çwxºC#§ã¾åØ# a8#Ï»ú‘²×ˆ¦#<text:tab/>##ÀÏ²WSÕ3âM¥CŽ‘J†”}¦ÙþÍjµIÇÞœ„è##Ã4#YÌ•A-d”QKz{#wJ¶#E/véX–-#w#I›#Þ#Œ©JÔ×è8^?QÐ#J9qð2Í#`Ïÿ#Â*Äœ–xå’¼c“|Î˜:to“åP<text:tab/>ŠF…¾Œ÷_d#s¶èFóZ•ƒL˜µ,^÷E÷ý ç´ôbÍ�õ~¬</text:p>
      <text:p text:style-name="P1">çÝx¢në<text:tab/>­Y�Â#ö#ìg|ã™##B2h#²KTxÝ�ï˜ææ²yhŸ&amp;ä<text:line-break/>ÞÉ›S </text:p>
      <text:p text:style-name="P1">¡LTÖŒFø#?ºÔf¦IDö„#€<text:line-break/>"?LÒÄI¦XÆ¿ƒDÎ]¢Eu#€ÆÒj#&lt;ÃØ|Ó°KsX`_ÚëM”#œ¯.Ù?_ºx´&lt;Ý9g7JÃB”¯lƒÕ‘ÂM“·ÈŒTðW‹K×œhŽÿjW[~"W”!º"ª+‡ø(ŠUÉ5#?º</text:p>
      <text:p text:style-name="P1">Ü«âž‰`6§(¯ò8C¶l ¹â?x2›¥`È¾öP9WJuØ_##¶#î´È£KÞq#uÂ”Û¢­c=\]i®#eõ^V#J‘ñ²ºÔ.G#äáí#rj‹wkÉh*¹ñä#Š</text:p>
      <text:p text:style-name="P1">FÅñú`†á9âÜS—Ó,ö)élÆùRéyÙ<text:line-break/>#w€o#ã0#ÝóhÛ#</text:p>
      <text:p text:style-name="P1">i{{v4&gt;wõ¢#Õ#"DSÑwN5®ÜçóJ·o4ÀÝFŸ?/R·­’â#&gt;š•‹ù#�sOh“§3k`o#Þo#<text:tab/>úÁZ<text:tab/>gà#Q³Ê½R#çRÂ(R:LgÁ³Œn5}zc#ÀÞE!_YŠnÏõÜOÞ@D®ç#º×’yä‹lgé;2—*‰.jú<text:line-break/>Îy#èÉ¶èë»ëF#e##U5•!�#E#x+¡+#Z9­Ì#úŽŠ©¢Í#˜¾ŸŠ}Ø</text:p>
      <text:p text:style-name="P1">€ˆ##ÔB–ñ‚Á±„<text:line-break/>gwºÃäÆn#yW±#�ò†×êœªè:</text:p>
      <text:p text:style-name="P1">8œ#ÖR[¿š�X¡ò=¦#\¥##Ü–Œòã(éš(ò­ŸÃ#ýƒ.ÒÛš·I</text:p>
      <text:p text:style-name="P1">JÝ*ùÓ€‘]$y#ÒLY¨yr#7#"E]êÀ#3#89A;§,®ü›”2Zg»«¹…œE®i˜^~¹âL‚Ñ”®jk²_bñe:ñ!·`-tÖ##–@PÒCôÅ´V#cùt(ÕD1#¥†#¹#ãn·<text:tab/>â##uiRîç¾0E;VUÑþ,FˆŠ—e¡z�#6o¶ä=</text:p>
      <text:p text:style-name="P1">#ã†ý%Õð¦ïr®í´¡#Hx³Ã¸ÛÆ�#”ü]åq±¯âe:�\[ÏQÉšaö#PÁ#Î0n*ëD&lt;¯‡ó¹êM¦$X2½/«#`—5£�C)Ä#8zZk#×#Ï¯\³YËñbÏx^ï#R¨ß6R#•ÐÕ¼öm7&gt;#;Á·ºî3Klê# gõ®éYòb�ôrHåD<text:line-break/>Að\­Wûl`#íŒÚ˜Â%ïÝÓ°²Ü„£¢#øeÏ¶Ð½õ\µ›ï’�äÀC¹›©n<text:tab/>nýŽ‰#™q‘ÙFßæv_.Ë$…iJÛ#Ý ©]¼žÏsO»<text:line-break/>éÁn##º#Fˆ&amp;;7äºUá†l#Í¾CÁ¯æ³…#ð‰J+3®Äë›é<text:line-break/>#ç\RŠX¡¾ l‚f###²##N©ÞÒÆ…ü;ú##§á®#ûæ:#Ý‹§ë#�3úÖYW#Ý&lt;XÏPŒV&lt;p#ò÷²Oz¾"§ï2FÄÃ##ê‰›s¥†È}Ÿ<text:line-break/>À#øå#ôŒeR¹#×‡=¦ðHËÜ=güÖägl#!b­Ü¦E‘pù¢c÷%`òL#¦h»åbb##›a¾ÞJ2ÒUhè§ª?PXW8Êä3bæé#Œç#µ„zµùG^!ùBR#¹Ê#/£‘¶vÛ¯ëëÇ[ÇÃ“üo±#ÔÅF[`!!)'¯ÏMÂ¾#Þ|´Þ€¶”ø©ÁÒê\ã³7`d‡ôàZ{º= é~Ä#ÝŠÖ.ÛƒÂLž¡H§´eËHš®~”#o†u$‘œ;˜B»u›s´\¹‚N«¤#¿4˜;Ï#åð-ˆe¬†ìÌ‡òÚ#Ô?±î#Y�ƒHa¥ –…$g£[«ˆ:ân ¾'òLÆ##3*½8ÏóË8e#¸#¤®</text:p>
      <text:p text:style-name="P1">D›Ñp@â#'UJë-#à#¦ÓR¤uÁEmæ°š#�r2‡¤#R#´-í¸´aÞÔ##Í yb›­Ÿ�™kXC‘M·Ìú¬üöÊVï#ÝL¨##kæœ™j#T(#&amp;Rƒ;#g¼Ô}#0<text:line-break/>/@v’#ž�xë##sœ#‡øý;ž#9R¢óI¦#û#gD�²#Yí¡²'ùŽû«cÇÈ+N?EÃ#H»oë¨Ôu*‘ƒ#½À…²í³Þq#É##¾K¿&lt;n²þ açÛh›!#&amp;#ž‘mªzô#</text:p>
      <text:p text:style-name="P1">�#øÿxÉvúƒ�##r#ƒÌ#§*ƒP]ÅOâSNµ#a_Œ��wÁZ´ÂHG~ÛRT’a²<text:line-break/>åßÁH'µõRûS´äÊs~}K4#µgÉFM#Ä¹!ø#8w,ÉVŽ¿&amp;G#j�p–¿#¿ ]³E\{Ð›w<text:line-break/>¦ç^Øæ¨Uòê¸ä<text:tab/>Œm'#*C�_Åjcû.¯2c;š#~#@óIà5‡õ&lt;…?ôºå#sÉÛà³N¼wÀtÍ¢•Pò�ElúA§#k†ØÒCÉ!ì”ý¹˜àjtô›³‘Ï;ÆÃ#‡�ºYeR™çK¾#÷ÆÍõ¹t¶BËn£âF&lt;�#J$…¯×YË�Ú<text:tab/>g#</text:p>
      <text:p text:style-name="P1">²G¢*ºg#OMÐÏP§¡Íj~É#Qx}°É™(#è«F³S¾5¤G§á=Ìü[J÷ B©o#Ï#¯ÛÂÇz~†[¯!aWNOÁÉ%+ „äÞKpºÓü&amp;D#èTxÒÀç&lt;�a»&lt;#Æ##„¤###¿›SWè¥ö(¼¦´,,¿BêÌÓ#®áª©(áWcŽ,D-mªøJÙñYøúR&amp;Ö</text:p>
      <text:p text:style-name="P1">å~&lt;`[’yéŸ¿#RÔú#3þ4àí®Üzl�€uiLî†ù0‘¬­oo;Å€¼]XÞÔ^ù7¬ï#$‡N3##¬¬Ã‰¾K½€ŸÖüg{#b¢¸[Œ¬'‰s1 7ä‚S#AW·Æ&amp;Ë£t-Ìoü#R½³§#ñé#RíË?41ï—íyQ:‡ë�Ý%_ïLnUmðŽèÅ¯’ÜñS°j.#¡ú]ÔNy.m !èñö˜gÛQKSê;F[©œA#¯ä¯°#;ÿZòè¨Gš</text:p>
      <text:p text:style-name="P1">¬»I+‚#²#Í(…#2v@–#5ásŒ™†W#'@a#=S¾r##Fµªø…s#µôõÅ“Æ$÷Ð(å ©bM#’‡¤P¡µ¡§³•þ#f6:MòÛäÊQWm1WAÏþ¿Û*IÈÙˆá M#?íz¤È÷‚‡2�0¼¦¡#NéÞÀ®Z#×È.TØ#¬÷�d4U=¾=("³‘iQí÷ÕÞºªãdëÔbà'#q5‚éñ#o™ÒßÈêú#0&gt;_þèl5ÜçM#Yû´®y#ã#�Oóž##ÀÉÚÿ#‰t#@f“ü#èZ##Æc#0óÇõVÛÇOSN{µþ»YÅX¸‰Í9{#…<text:tab/>�ÖS‚&lt;Ü‹‡#ÎïÓ?¬/Š&amp;)‰ÃïøMaT7³#~MŽ#Ö#íS©µÿ/à#1</text:p>
      <text:p text:style-name="P1">¥V#Ÿ³q#Õjv#–ŒƒÍÑïhQ{'œúìË™ÇPF)M</text:p>
      <text:p text:style-name="P1">U<text:tab/>ÆÏÏì�4‚ÈÒEr±. H°õm#{«6w’c-¥A#’ã)vfyvOU‘DË‹R�pVGk#b#|éIcàÓ‚¢#8Ý(v(¦cmô#£¾-'é¬ÅR#Dâ#¾#J</text:p>
      <text:p text:style-name="P1">SØg#¡{Ãå�.-œšE#PØÄ#ÞS¼º#nÏÓRqºË#+]VQ…ù#ñ#÷Û¹Å!Ë‡îÅñïÏÆÆ1*ÁºìäbÔÄOåÿf</text:p>
      <text:p text:style-name="P1">iû¨-¸µ¦K</text:p>
      <text:p text:style-name="P1">Í#èv#­ü#WCIÛ!ÛA¸#b€ndòJAï2}jµ÷là-7˜õöJÒ#~ËŸúöŒ‹Fx¤Îä#A‘/rBÑwîÏÚ‡ˆAêUÈ™)®T˜-í#t0ÜL{Kèíý&gt;íî¿#Æ¢-pÑ\±¡¢¸Þw‰B#®Î�Ý\ú#Û˜5õž¬#»¶¤#yÐ¦#ð#(oûa‰+�RÐù;ëžc0Æåuj¹vÌ€õ0îùªàW#c¨ÃQc™qw4ž#‘°#�VþÉÔ»z¢ìP‚<text:tab/>¢ø¸ÔHxUZV�F»ô€T­�,5öKÇ0{^ƒ-¤t.q7ÐJÈ¼¢Í6ÁÒ#&gt;ó‚�»Cn.À„#&gt;Fyö³¾ïG•*’”~¬#7+î×ÇŸZ#</text:p>
      <text:p text:style-name="P1">y]—³‹¥ç"4#óIÓðüìä(œœ,±#ëyýû#O„ÁåVÖ‹Ç%q¢»â#=×MÖ:K?#w…EdåØÎòœð#%Ò Ì#üå:µÈÆf–šib—#»²¸J”á#õÊLv*™÷\\2\‚TAä$ÿVï²ãrÒì`§ï2åúp#l#ÿ#<text:tab/>É³8%‡¸ÎyT®K_#Í&lt;#&amp;�#;D^™ä�Ý©wšK#Ê5Mh,#<text:tab/>I…1-#�Tù‹ÑÜ#ÓÛæùôÈ°Zôœº#ÓÊÀú¦â·U#WÂqú#eíà#Ùo%Å�Sì#jÈEäiÔelÐäËâ³³=jXARÏæÕš¿#©H¥Õ”*µr#sMç9##ßÂ\#ï Yö‹Ìù�zp&amp;ÞW#�¼#`'aÍ¡Ü#&amp;×ÿˆ”¿¡“0¿#7xˆÅ|Å¬ÍY®S&lt;/[HK#™#œ·tŸ*#�#ë2##BûY£§À3)…“Jõrs6CT2#Ñ#­ö^·¬—A&gt;?“«oë¢âÙÿ#yßŸŠñ#Ÿ…#ÄVx#,`]×;Aæ›ñBþX”Ò¾#3})k'D72÷ÞPãÜÔ,#5&amp;åêê##€TJ³#s¦¾�—Yùbæ8‡„�kü�#Ük{{q”›U0+'-Xm&gt;Ï ß2ð</text:p>
      <text:p text:style-name="P1">¥‡=Xz¸y<text:tab/>#ïž##ÆúÃ;##TÊ�"0ˆÚEþ0Nð�Ñý9¬†X#ú!w¢áI&amp;ºÚ#D»ÐŽ$ð=#¿W;G]Í–v¾^—{½wöƒA`}¡·È#µ&gt;ÿ<text:tab/>s©”#ôû#ÿ]±#²OpF¡ˆ#Z#]V¸îˆÙ#îé#œÜ�˜$óbJ²##+s’À¶&lt;H54wbÙ#8’(°©èÿ/²¨ARÂÕ€Ji|ä�¯ÝqùÔ!ƒÖd’SÎ‚ç‚‹“Ð8óÀ—#¥øz%#€“»‹¥85‡z]T‰QT�p#Ž¶é—K¡*�ÎÏš#�sÿCX‹|¡Ð£»Hüx8¹Æ##°dþ#a)ƒOÂ5õÔâŠ) $�Þ#8…0##’�Q¬c#íðUM’þ#íœ#�Ç‰â#·Æm]#¾e¦‰2bä¼¼Çó©¸ó#AÓ </text:p>
      <text:p text:style-name="P1">û¼!}…·´k#ÆêŽ¥ÎAŸž¯'�Ø‰a2¼¥6p&gt;…Q1³›|ì#³¥òq0üD^êÎVÐi¸¶!_Ï¯##›ežš¿ÿVåžn5nòîï^JÌ¤”©K÷FKÚ†#o‡¿áÄÓJ˜#º×Œ#Ñ�sü$=Ä–‡¾&amp;6‡<text:line-break/>¥•¼‘˜[h</text:p>
      <text:p text:style-name="P1">ªç¶#œ/an9½ÅÒÑ{ZÏ#ØA~ ÓçÔª^‡Sþ§õ#,óÞmôh‰ã(“!“S;}�©qsòøÚ#†‡ùð<text:line-break/>…§ê##û~?NÙ#¯a·�‡-W<text:tab/>sæzl}ó�÷#C3”##y##ß+ß·\³¹#éAÑ¨"o1“-îàüqsWýr­š#Þ¼¿óô#¨oÓ—ßWƒÕBh©z™ì~#§#_C‹ü£èF²O#z¼&lt;Ç~×w#\#*/†ï@}\PÉ’#9`#ææ†åß;—�–F®$åRæÆa‡´#Éî›àº;#;ª@‡âœ–!Ã¯¼<text:line-break/>#</text:p>
      <text:p text:style-name="P1">'Ó4¥¶LjU…ŽV<text:line-break/>ä,#ˆÐ)'ñÉ9­ñB°W†m6‹@j8Æ#D×‚RàÂ¥#š“i†à¾fònìaÑ\ýÌŠV+êN#e¡#`÷WTïyÉ6Å#î#T!œØn¹ðXfëòj^#‚$Î|š</text:p>
      <text:p text:style-name="P1">a°÷§Ü°#´4‰-œ¢JÄöÆ5F¿¢;#/“ôD#¾Ü#î%ãG\ª-Ç&amp;‡&gt;"!¸'ˆI)ø/ÿ'9#ãyxÐ8ÿ#,tkŽñüÝw0•+Qƒ~›¡5�°Z#žKI#U"Ó%Ö*K#+=#ï!±ŽsŒ##"ó“#:SC†/#—8{0$</text:p>
      <text:p text:style-name="P1">ôš™ˆýºïƒœv~Ä#™Ž’û</text:p>
      <text:p text:style-name="P1">)#È1cÿA\Ã·#ËoÆh_@ÔÝ«Ð]úz#À.OPæC#»iQªÉ#&amp;Þ#,#"Ú-×3,¢q:èÆÝ¹#÷¡ $ô#+“œÇõVbF…¾‰â#�•f#Ê#«eZ#ò¿#§¯ÆY[¿-s•�#NêóNê–#´�Züö##=C#À®škÎú#–“àI#ÄvHÐÁ=¶#°Zxo….E ùAK#</text:p>
      <text:p text:style-name="P1">uPC9b&amp;q#›uúWåEÕ‹ƒ³ì#“iEì×ÃŠÂìa¹P¹‹ò‹Ç×üØ½ê£¤laž›�`o-G„êiî#&gt;àèüÞU#Õ`YÌNÏ‘Ÿˆæj#¡bOé#P#�LnIÏÛ^$¹¨J]©0ˆ˜§Ê#ùä•µˆœ3F�c�rc€Ý##Rë#™ÄLõá!&lt;¹(HZ#µ# ø¥­˜g–�?</text:p>
      <text:p text:style-name="P1">‘#—i#–êô#xö@a¢€çp‘#</text:p>
      <text:p text:style-name="P1">d%–Ý#@ÜaŒá}äž£Oö9é2jÒ†½#; d</text:p>
      <text:p text:style-name="P1">"oÿSE£’À_×á##¤VÁDî0‚§KNîÝÚ(!ßØ¶AJ&lt;¾â‡‘Yª@éàk¥##ó#lƒîÇ�.�oû#</text:p>
      <text:p text:style-name="P1">ä€#©A”# |à‘#L#“€ÞÉŸ.#*úJ×QQ#gKüÀ-t#ží,íÉôÿ‚±ÓÁ°—2s#@yò¹U€þËn^@9<text:tab/>##µ7d<text:tab/>nÅBáX7Th#ó#^3##Òµð</text:p>
      <text:p text:style-name="P1">`#õ!CQgš/—ÛŸÌž</text:p>
      <text:p text:style-name="P1">!VÏ¦J#/&amp;Çts°#¯nI`ì#—…Á´E/‰#ge‘“Õ#Ž�ôçx#Ý¢Ë#-'�"1NRœc¼ŒË#@Î</text:p>
      <text:p text:style-name="P1">%vY¯×zªÀ¸þî##´#zÒr¶àðÃ€é3^€„š(øAàR2³<text:line-break/>=¥ÔŽ0g�u]é+<text:tab/>ƒÄwQ#ÒU#¿#)­œûy�#ÜbH„™,*RÝêÛßß#Ñ¶À:èf4_VÆ¦:¡Ë?5(Ã¬ôxÐÂŠhw²‚¯Îf&lt;2Œ~ÛMÝ„‡7MúÓVÕm\lÎŠJ,ñÆ¡“}ÙºË´”ŽþÛÏgÉ§#h²ˆ#ü3`#=P$›Þv¨#â›-"#Í•A–7q”nâK¡#’|#ˆ##G°ôÃ#Ñ#}#…@R#�;žu5ÿ=éËè##'œO^¸#@(ŠÀ²&lt;=#È=*¿</text:p>
      <text:p text:style-name="P1">Q¦kª1µ’š)¼ýàš.°j3ÒÞ#,.­Ï#šï�ò·ìý–.º<text:tab/>K™<text:tab/>¬d�Ø@lr|ïMÁŽ@Á€#²¬#lþ*d·O•ï&amp;‹»9È#-<text:line-break/>1B\©#»¼Ú</text:p>
      <text:p text:style-name="P1">RÃ®–ÕÕE\TJíÆ</text:p>
      <text:p text:style-name="P1">”ì¾j™—*!ðy{›¨�ñà#ƒÑ(:)ÕcõqÓC !»#¢õBŠ#NnÊb3V�”t¥n</text:p>
      <text:p text:style-name="P1">‘™ì#F“y(–#w�¼Oäº7#¡¾O3@·¨ðg'T#é#œa##�}"Ð#×*/Ó,“#íÑ{ïX™(k#8gÎ#žç ø×#Õà…Û ìéÂ#Cûv#ãù�{Ÿr»Õžú5teZ-ºÇÓ¢ü?#@Ò ¯×�vRsãÈó½ä##knD”</text:p>
      <text:p text:style-name="P1">E‡dÕÓ#7×Ów¡êáDµÆ•¤#Ü#ãø(</text:p>
      <text:p text:style-name="P1">lÃ\#×´&amp;jU#Ôèž</text:p>
      <text:p text:style-name="P1">€;!H?ƒ#÷ÉwÚÜôŸlØ#9#Fè¦Z²5·`ÔHr“qºr&amp;­)ŒÎY ú#°</text:p>
      <text:p text:style-name="P1">ÊâøMÎôÛ##%Ó+`·9™{#IãF“–©##MÖd½</text:p>
      <text:p text:style-name="P1">&gt;ƒê®#’#w\¦†#S15ñJ—›#Y#|¤ô›µ##c3¤ÉÖ€ÃW#ª˜®lë·¥##Yÿ-Väá¡2o;Í KºjŠtv‹úW</text:p>
      <text:p text:style-name="P1">j#¤šK#§</text:p>
      <text:p text:style-name="P1">Ü|~H�«ñƒ»—ž�¬Rºõ?Ž"o‹:Å!<text:line-break/>²ÿj³#¤�„¼-#s�#J#ÑnŒ</text:p>
      <text:p text:style-name="P1"><text:tab/>ê##�ûÿ\ø•èždäò­Ñn?,¢G#ƒ#œ#—Ê_=#ø;^##íR•­a#±&gt;Ñí¹#ìøcÜ?<text:line-break/>#Ë#î2WBîq€ñE}#;h×Ô#ZJvEobøüÄÐq½B6µI«¥•LHzè¸,#IÁx#N½aÿ#áy#í/'c¹åý²!…(O”<text:line-break/>g½|¨"i#×ùz#ÌQU•#º§¼Ê&gt;(@øÝ)ÐçÔÐ##llzvŒò2ð<text:tab/></text:p>
      <text:p text:style-name="P1">j9éïºr¿#/€g#Lm'¤Ñ#ˆ‡Ä,Yo#ø*I#ÖxÇÆ‘# �¬#Ç-‚¹bV#›?YÎº&amp;@è;41‡#Ï«¶o§›åe8*DÀ0«ÄË#ŠÇ²vl#¸’*Br¯°(g#©¦NR#»#Žò6?¤œz^j�½.m¬;</text:p>
      <text:p text:style-name="P1">š"Ê^R¼<text:line-break/>irâoÛ #û¹</text:p>
      <text:p text:style-name="P1">¹8.*1òªÆ.#@´ç3#0¨p¢*ÀÄj#—4­r*ôœ_1ðX!Z£IÙ�°#/Ý8«qrñßÎÔî&lt;è~M~9Q¾#Â¤ñA.÷.[üP§##Ï¸Ë&lt;Ã��Öí´^#k”ó“Ò}*’#T#`,y‘eg#ÐÇM#›5rŒ¡#Ï²u{.ÏÊÝ……“Mý™A¯ª¢è;J¼“+œÛ{ú³#º#­\�oq###w&gt;##Ñv6¨žVX€dâq#Ô#P°|N#z±+úLáDq1F…##†Ñ=ÇTÏáQK¾|Ý#2=;Û²¬Û&amp;IlFé#nW#3VZ@Rä\*p#3Šè`}¦¥/¥¯}Î–‡¦#ê³�ëÌÔG_ÝUm:ÐØÀ±Ñ…µ#Ë<text:line-break/>ÑáÄ¸Fnxh'¢úXÁÕÏâ#9ß#Îµö°�[i@ÏÛÅ¤ç-<text:line-break/>»†Î�UÚ˜BVÊHIÁÃá-§#QEàÚð£“�´Ï*ÓÍF#À</text:p>
      <text:p text:style-name="P1">~#«#@�ZÄ#Øm‹}õU<text:tab/>#LC8èÃÇ�¦*</text:p>
      <text:p text:style-name="P1">«ó•@4ä#¢l¶#xKƒ$ò?&lt;ž\|@zp#+Œª#[œ«#¯�Â€#Ò#J1‹®ß^#˜OôË&gt;Õ×ûUž²‹E_a·½�^­#ÏƒV#Ý»ó»•MnÀ°ÑÁš½þeÅ/­‘ Ï&amp;"ÝžË¥&lt;¥J#¤1—§}1#w###ïÔ+ðISä#×Z»òý0Ïý8ÕH#`ßüVüi–¶ýs�·ßÙmÖô&lt;‚áÌ'#¢¥ƒÍâ¥I—çäuOTá{cVAÆôöD—P<text:tab/>mz#÷</text:p>
      <text:p text:style-name="P1">Óç�]ê¡›Nç¡ÏsZã(mè-E¢#²ÛY�#Bƒý\Ï#¿%Äý¥ž#‚àI#ù0¯i“;rÊe­ª�xYðmÛªcõ­ÍÅš×¨4#Ž8#38çF#Õz<text:tab/>à#<text:tab/>#B¢=-<text:line-break/>#ˆ¿©ÏŽŠ(@7=Pø‹n´«ƒ¾YÝ¹#W#�#(ä¾Û¡Æ#�­É#©g#õÔÁ¸÷ÌWw÷yœi#*cÛ%2¡RG’#óžE¤BÀžäì¯˜i<text:tab/>i#ÖÔ¦6ca“»#e�$wIÕÌÇèÉ†6-l£W#ï­öwN{È#Î#~[KàPn#8Ýd#ÌI4¶ b#÷ö ©Ù#E‡È¿Øñ¼“w¯dîB¼^ð×„¸ž¿¡È›i�«ÒS®,ñ-i#ôÓèÄ³\Ôxb#I!ž½\Ìq5##äì’©ñÝjÓ‘¥�U$ÁV#û#Á€å!î3xè–]¶Žh°Ú+</text:p>
      <text:p text:style-name="P1">¤nV§U›/lµ#›–#B²£2U·•U¤¶Ü"³ÿ#Û4#{Ã=š#Æ#�2Í²¼@{NKü##fÚvA#*3L0;X�Lù{„á#œé¯#‰žð%WgÇ,ì¸kkõË##Š#.«a<text:tab/>/ÑIŸ3ž#c#K†›ã*òá´.¯þ<text:line-break/>6ÓÚõ¯Ì½ëŸTQã8íb™Ê+•o²¨–Rk##¾l##½™ÃcóPj#zT#Ä¬^ÎÉ›Úg‚µ#fHâVœ®°Ü3yµ`u8#ªÍ#ªŒèÜû¼H$˜?ã#ÑKkBó8*#£¼CNÖ¸HŽåŠ°Ùçc·�‰×àE#Â©W·ÃN#ˆÍ¿·gŠòj#ºóøJ-gôÿ[C™”#8¶ÃÌ##f#Ë}z#ç´Õ‰x#½ÊÇ™¿}[ÚfKƒË#ìþŸµÄ¸s</text:p>
      <text:p text:style-name="P1">#•ÈY#Úv#lîS´zhï#Þê…î²Sb¨s‡t3ïBf¹�##ªs¤l—Íz{üaœŠðòÒ#ÜxÁªx�&amp;Ô©0õØJaiÖóiÊ7Y¥Y#Z²wôKô]##E<text:tab/>U\à§íÃìn¸›g#ZqgÙ#È[Ù�#b´4&gt;)y&gt;½Ä;¢Ë)½"ê«PEPJÚûˆHÄœ#´Æá]În##ˆ—Qè¨(•ò</text:p>
      <text:p text:style-name="P1">ý�{u=HëEXº¹D$0íFª®"}^Áp*##c˜Vº©·#Ñ)#!W%s–.×‹§U1®#¤#µ'#X1·È%ì0ª™øm®#aß##áŽ#ºý§#U™‡tu¡“q¿#S3Å�#ló&lt;Ô#‘ ï²</text:p>
      <text:p text:style-name="P1">©£„`)åã»¯#Óa®Ã¡é“iZðÃæN#<text:tab/>]:n‹¤i–}Ó”5µ’õ#¦Ä]�#Ê#ÒÂ\úÏ›ê½x¡O3##Þ#ò?ük|ÇŒ]žŒ2÷–žÒ#è'vu»##�êðÌ£+yøˆ&amp;"Àß„9’ðî–·Ÿ:°#'yî#Ùó#ð</text:p>
      <text:p text:style-name="P1">#•3µ3Ï`K0I­ú&lt;<text:tab/>#[ æ/ #ð3•<text:line-break/>.ÄØUß½d&lt;†ôdÐ8÷Óo‡py¼Y#˜ê¥Ð¶\E­4ËL†O&gt;$6_$©zŸ Â‡#ü­­iÏéÄ�¶#j” I#£±Úeåæ#ï­íð##³©ý¹nH#™°8ÅžKõd»Ê.\7JCU#»Hƒ)ý&gt;o9&amp;Œ$W�µ#ÒmÞÄ¼#öÄíÏÝ#,È™#F#«å<text:line-break/>##Hå&gt;ÊÔœšÿ#á³‡É¸n¥eø½#TÎ6ûºòyQ/bó$¦Pô#›m8ìqà</text:p>
      <text:p text:style-name="P1">ç°l5­Ò L�žÁ·áwáCß#ÚõÊ�##6î‡œ`2j</text:p>
      <text:p text:style-name="P1">Äá#| ×l˜ít/f±ÎTÿ#R{Ü¤#à9š¡³bOCk#9&amp;#Rß¡ƒþ##à#µ##[á‘#óšŠ! /Aõ#�±</text:p>
      <text:p text:style-name="P1">-Fbæé…zñ/ß_ò#</text:p>
      <text:p text:style-name="P1">äNH€Eøo :{½Áª¹N‡…~ø=+ø8æ�5Œ¨ýé·m;p-ÓÃ–¨¯•<text:line-break/>�#L#¡?ëð’¼¤V=1#8Áöá¬[(Q‰#1Ãˆ¸ƒ·1�²ô rŒàè&gt;4#ÒáöþLa#!#ÞæÒ@Y##ù<text:tab/>/�w#8i~Jgc©ò£qŸÇÃ£çŒH#R#fizŸÈjÐwá#’.#ÑÙiÆ’Œ#]?Õ¸‡ÀËü<text:tab/>®èùöc§#<text:tab/>îL#P!·&gt;&amp;Ý(ÛÒ#ù#Ã2ž#¤A‡!Ç<text:tab/>á:�o„ÊTp*#�#/}"ÔbîØ2#ÑPýšÎ%çØp×þmV##…³Â#™#ä&lt;#˜ÍÆg‰’ˆAu.¾Úˆ#hÖþ^ˆ­[#vxaOQv#Ô¤‹�çO_EöÁºÇJÂÒ#*ks+ª+‚O›ôY^N€Ã9u¤qŸ#íÄÄ÷Œ]è##q“#¯ëPºr#</text:p>
      <text:p text:style-name="P1">{‡r!(�8#øJl`yµf´#¥´s7�ˆÏ2„HÝ#8Ì#ûU›tC–0\á^6PÅù##+-Ã¾"PšÑ&amp;ÿoÀÅXž9ˆ#Gé<text:line-break/>iÂ3X}kÓ"|Â{##B%Ìë#ŽêÅ×m“L PJýœqÅªBo¥'#3èNgºSŒ#öõö¥œçI‡®±-¦×]ÏmÑlL³¦šGª³§â†©EÇ/ºH&amp;ò„’ùê‚b=¸¬OŸw´‰ôX\îdAëà¼¦¥<text:line-break/>M&lt;n#»</text:p>
      <text:p text:style-name="P1">#áªx§{Þ+ßŸ#ªï�Õ¡ê#Èú&lt;&amp;�Üâbo=#ÜÍõ€3#¹‚ø#ßª«ÉÀtrR•VÁä#y#”O;ÌŽ÷Ø©·…‡¶I£¶Ú’A”Õw½Q¡ÁÝ¯*·ûT“P6|‡#L#u¤*8#ÙË7�õMÑmaö</text:p>
      <text:p text:style-name="P1">vn#iàµ#Ø‡ÂÔZ‚d™&lt;Æ„À.–£~U–R‹a#;[nƒCV6M˜"†~×#ðf#Ã]æùµULˆQ0–*A=ì#1Ž_†ÖÆ Ñl‹ê1#Ã\&gt;&amp;Â[Ã?.#„‡‚°±™ˆ%’#</text:p>
      <text:p text:style-name="P1">˜U#ÐîþÇ�I‚‘BÍÑR6g``¸,`Æ�-¦ø@æ&amp;x±]/[Ý#¦#/‡i#m+·ŸÓsÄ#EÕR‘2#g—¸`ÿ|‡×š�‰Çv¶Á¨/ž¿£`7à—LRE„·#«ÌbXW„ªšå_Jîzw#J‹‹ó,h•KV»óòPUÅsÁè—ºšµA¶k~(w)þ«ÃzgOÃŠ ƒT#˜ºð…‘'Ý£¨³?\²á„ª'</text:p>
      <text:p text:style-name="P1">¿%Ÿ/wîêÅ##Ôõö�ƒ#,Üä¸Ùóp�#‘^íG=§eÅvk#àÎa(]L‘/Ð#@’"S@ãX»�¹#pàŠBôâ#ÍË›P#YsÐÜÃÜ#›a&gt;×î#ò#Æ$|ûŠ…æY#´*_øBRü½u ™¤##M##¡IW¡:äû#«6#â’�HÞ<text:line-break/>ƒ2˜ªkf“„þõ@¯û™�ÌŽÒ:jøøY^ž™v^Þù°1Ú•p#^¿�ÛóÇùN`#f?9Y�#™¨±##+ðë_<text:line-break/>&lt;pt›ÐL#Ôëqµ'|;Ãh‡ÊæƒYáÚá;!¾wª‚#ˆO¥¥"šaõ- K¹œë`ø¶L¬#ÄX„#`÷#W‚#XzRŸI†"‘¼ùµ^ë##'æ�²&amp;mnÏZ?##N#å°”jg.:ŸzAÅZ‹#Ä)£�,™fòÌs‘Ž{c®.Ñx#÷ºŸ¼³{##ÍõÉaîGB¯ƒìÄ­Oi|ÊÚSg£<text:tab/>¬##§«;#[1—ÂéŸ FÉf¤‰‹Í,³@#D”ÙÿtÉyÞÁ¿º+5 [#š@Øø·¿M9á¸¾}/B',ØÙÞ‹#ªLâž#Ì?6ET]#Xë4ïÎ¦û#&amp;A¯4üùÉí`#ë„ug\#lž¤ˆóŸÍ##Åq#¦#Î#¼`Ð—#Š×á#,·5±e£#9›±ª#˜´ñè°7¹è#,¤ÄIÃÇèê!—äÏŒ?ø©ƒzqÌm##+:Œ’‹wÒ±P„–ÚÆW4#¹ÑÈZ(�5é÷o{§Ã#‹]yð6èyˆ-f/<text:line-break/>LÍõeRã‰‚Ò ¦#WÁZ÷µ„</text:p>
      <text:p text:style-name="P1">³Š#*#§|#§W/ÜîÈÿCS#áCQ›j‡Á€ªZubîh€²�Œá¿Iý#cÕ #WÖâ~“à×SÙçS&gt;¶¹#:œ#±4#7#ÐûHaÃ!X0#Csþ¨#‚€%fðaƒyi@à÷}Té€Ü[T#¬‹üžs:È&amp;ùÚ#_€#Ë{1Ñ’º‰ê�‚ûÊÒÆSÍ##QQb$mL$/�¸#VdsÎmË|)A·#;·¤^Ä#4‡`#</text:p>
      <text:p text:style-name="P1">é#óª#š]¼=’#MDïÌ#.ÖD†¯<text:line-break/>Ç3tš#Æ£bŽÊ€Yï¤2ì–¿Ž Î~2r~Ç¸(#jãlÜú##Š‚`'_6Ú2¾l"À�˜‹mÃ##H#«Ÿ#AôÛÔ&amp;æ#CéÒëÆ”è#÷è#És›¥e#Ë…æP•lsíŽ¯</text:p>
      <text:p text:style-name="P1">ÿ#¦óZ¾Ò@°·.-Š)##ÉýæBùNMrFÄîŸóÿ[¯##ÜŸ#íx#lIVÎˆ¿Ã4PTÿ{WÂ#3«#s½@G½#R²v_÷›ø#(N¨Í˜‘b©#!áäå #ÿW~!IO[¼µ�S|´¦#qÏò¡üeckG»p#ÁàÂ<text:line-break/>MT"-†ï“Q©Š#EÇæ�âuV,·»üB¹#*š-umí¡óˆN©“í!f/{vL×è#ä¹é'ý#uþìËÿ?#ö1u#.ß¸³#_ð#ö…²�ÜNC#ÐDïõs�^ÛŠôª^Z¡Cíí©›&amp;#‹MsòJ¾ç#¶WÐž##²æjlòlšFFhãã©1#$I5ÏU#Â##Ø1Î�)%ÛÿhðÃ]#¨#¾hLz„èbºJ ômè##4ÐFÏÀ.TÁû�†ù#Ç:×Ç§)nû/JC`.#ª0CÙG#Hx#§b½œÁ#W…àñáÑ§§U # #Ö¸#ªëJÁõ¯#+ˆ(!GK¯éµ#1‡ò™è×zc##ô’Ð%¿R*&lt;¨²ô“#ª/ÈÅ�›•<text:tab/>U{]‰˜¸r»²Fn›#¾Ý#&lt;.Ð-ÄÉ&lt;#(›Õ#árkijÊ‹¸ò#v</text:p>
      <text:p text:style-name="P1">Ú4#¢÷@Äª)uÎ#=õLm£ÈEcå‘¾›8#ªâ3¨Úeúú</text:p>
      <text:p text:style-name="P1">džô¸ÕCBüßK8#ª}ñ#XˆE##`6…^æA…v0£Æ#†"#–Ãø#ïå 2<text:line-break/>ÐîHnÇwuqµ_q##U¡º¥‚óÇ##j‚¿Z‰Øêl�ü’öXÀHõ¡ºð´cyà#?²A�j¿Fzï##}ÿA#�½·¬7 70¿eº´·#Ó#vÁys�R#ª¨Gº‘.Ø+Qí#€#¨#_Æ¨W#=™ÊÛß\‚Ð�#Í³¸=9àÜl�ì=Ð¹…ôùŸ 0~$âô#dAÄS#G#º¢#<text:tab/>=¨#Ÿ·¯¿æ&gt;¬Š#p¶'”¾žžþZª‘²Å·Ã‚:/ó#Ý#,Z#\µò‹‚8Eøßã#Œ˜ð€æµ üÕÎ *î«„#t*˜³#4¿Ÿ¸žý%4cé%!°ÒÆ¼6###ï¸h</text:p>
      <text:p text:style-name="P1">þ,³ &lt;i´:¾[1º8"U"#4ªŒÙ#.l~6ñZ¨œ„÷H’hÞ¦ót¤IÔ’DWËJ-ÐØ~#÷3Ä#Ÿ¤PzLPÎxî4¹ÜÈï¨l‚Î#Þšòå×î#hŒtºoNá³lw{BúÅ•Jý9#:¦QÇZL×Pœ&gt;ÖÊY`ÿ‚p÷åœ’·¤K#ì#ü.ÚÝl<text:tab/>°š:±ð%Ä�¤&gt;7É”«ƒƒÔûõÿfÚÞ|#�Â‡…<text:tab/>Ú{Ê”ÒÖú‡Óé5#êÝž·G‰)#Y–âÕÜXïp1s$SŽiw(ãwi$àóYaÏö“</text:p>
      <text:p text:style-name="P1">Šê—”#•æÓ¿UpØ²�#³´^CO’ÜC¸¥ùÇÔá½‹#ïÊÊ’Ÿ¦ï´#'6Þ<text:tab/>…#ÁuL*-Q‡_š÷£¡É$¼Í/!ìè\2§ÒCw�–-ZîÑºU½~ÖŠ±ðræ!:#Ü+HúbtˆC9xÒgy#~†ªz€V&lt;¤¾Qø±v‚ö™##ˆŠiC#’Ä#„AÝì%�}P#T#|)S…R8TQQ…7•ëNh#«@ÏçB#ñõ…ÊC‘Ý#fù<text:line-break/>Œhù=á‡#Å¼f5KÉ##¥‡”-"+#j³îNufú<text:line-break/>1µ7ú]S&gt;Òõ$#5š¼Âl##2Azkµr‡‹È)xg{7#ÊŽ¸þÆ%#ÁtWv#["S7þ×iõ#¼V”žDÐ#M‰¯’«n Ùæ¸R#(!U#0Xq</text:p>
      <text:p text:style-name="P1">ÉÝ#ÜÝgÝñ?ÒK#Ãžp}2wX¡=u°Dé'#Ãi[ã7…“¼˜_ø’ý+¿Ê#6&gt;##v#:Ïˆâh¢5ié#û\éœÕë×7÷™€ÿ/õÃAÊ¶Aj%wÕk.@qø*#u#ÏuÓ#*#ò¯ªÄ]f#�‡#èV“¦D™š#Ü~°2*#)òÛ¨¡�Ò</text:p>
      <text:p text:style-name="P1">¡ÁÛþÇ•M#bÂ#¿Ž�Ø_r“ü‰RK˜#¯Ñ©7¥##Lø¥#kºóèÛ)¦#Z)#þ#tÆ{^ã‡yòiÝèÃ“�h«©CÂ'#¢ÿKÀ#Ð�ttÄƒèœ*RÊhœ<text:tab/>Ã©îÎ°ý#Ã9ÙŸëí#z#ã·#¢ß£¾�FÍ˜é@2Jü„|¶~Íá#Î©˜…]º§,Ž#7i##ä *}ZÂÿ"îÑØ“ïG&amp;Ë#Ï�êóö'e‚S¨#ae#h #QØ:†xfm%-^ÅÜ#¶æm±ÿDlaÉÓ°#—7#<text:tab/>]t<text:tab/>î;ÇL‰#rµ¿E¶Ôå#¼;T�æ#<text:tab/>lI*êBÕ^k¢ee™,AmÊ~&lt;Š�&gt;\k–›%x÷ÕÚÏàY#åkF•ŸÍè’#‘³7#‹±±#v$Ä=ˆœü#È<text:line-break/>hF€#Ð#ä´†–\éŠJªÝ}*#ûQ6+¤@g¤üÂà—¾E™vÄ##˜#;~n%r3‘Ì#H#¾�¿#º’Ü-ÌN/çv##y£¹`‡üÒuÜw€ˆ•</text:p>
      <text:p text:style-name="P1">ðø&amp;y`¡‚´ZÉÕŠa™mŽ###è¢#ù~z#i#�¡x•ƒÌû=ö}##](á#LDÂ�[ó&gt;J#»yö‰èìŽ—Úvm-=<text:line-break/>°##Š#ÁÇ»ø8û1gâ�ïö—¤î7ò#¾Ý%Ñ<text:line-break/>|T�#•#É#Ì™á2«ŠêM�¤%ønÀ7�éXÆ8A�èàPÆz›ÃªüEÓy&gt;)$ÖHW£ø­[U€«Ôç˜^qÈ¼Î¹¦—þ®Ceüò#èÔ#qu!</text:p>
      <text:p text:style-name="P1">©Á# Öcy#"£Å©ƒ3wFmÊ#r&lt;#…«BÎ˜ÿg#¿#SÎl×Æ#µÈÖ#w5§A?€##}$çÉ#ª$7½á5[Î™/M9÷Ï^</text:p>
      <text:p text:style-name="P1">#*~ÈjÒ+#ˆyùŒ˜#ê#í¯/i™´2(=M¾#›i�YÒ<text:tab/>²€�_×ÇLLFLñ#œt##º¾‡çš#ôCÞè«xÙžÕ�Ð#=¤Š1±Š#5aúÃ#”^!®B;ØÂüËfaBd¤Œõ#Â#ÅU€Œ*ÕWŠâ#±<text:line-break/>:WCÍ†,º·Æ½FÅ×„¢‘s€4Å…€aÄ@#Ï™mQ#6«)o#RE¦�#“úJ]žÅ#­#`?ëg~</text:p>
      <text:p text:style-name="P1">ñkÎÜDWfhÏ##3îÒú#á”˜ô®b#þ²„2±5£¹a85®0J½T]##É#�«æL/Àê9#l[Ï#Ž¥ë)Ð«ö:&lt;B#S¤</text:p>
      <text:p text:style-name="P1">#EI# {Ž#Ýkò?YYÎoe#&lt;s:`#r8“1�t_#Ô³xv;ô#é2yv##û9:rR#‘_§ïš¿#§ój#ªoJ¦#</text:p>
      <text:p text:style-name="P1">HH¦]ô</text:p>
      <text:p text:style-name="P1">ïg#ß•OÂ‡Åœ#KÞe—¦Í‡ðì#pV#±#“<text:tab/>' Qÿ0N�^´t)ûäa#ákCÄ1j:…?ái#±×##Åë#RR.mˆ¹#°‰Ó&gt;1ŒÔí�ÓW/DzþÐãé/Ä&gt;�Þ<text:line-break/>Ý\6"@²#Iš¶åÑg¥©</text:p>
      <text:p text:style-name="P1">âÌ:Û\‘Ç˜#f#ç¦Æ{q�ˆ#ëÞù#‡Aô¥âhäƒ&lt;†S!%Ý¯éáÇÑ/À2!bn##GeÄWÃ×@µ_tõ0x‘²¾:{üè˜IóV–:Ùw#O#nœ« &lt;áÍ}æ#ZÐAÕ¡#{üï¿F#GYÇôÄ#)ûª##®Rå[Ä0ö#)›äoPº¦JDVdä!8Àá‰lÂ#°XH¶e§´<text:line-break/>#ž#…÷9-=‚ð#Þ8Võ#ôJ#&amp;V#æé#A##ÔÇ€{N‹M#õJã/ÜçvÐgº'¤ž°Ö³?·ô°üÑµ&lt;#ž#ÍÁ¥eëÈ¡ñqB\q#ç˜{å£î$<text:line-break/>œ–E^/â^)7˜f¢2y4/#rŒga#„#Î¢¤/ø</text:p>
      <text:p text:style-name="P1">€ŸOâÍUÙÝm„’</text:p>
      <text:p text:style-name="P1">ÇÄ¶�ðh¦U#°ÌÕS:a�#ìÆƒr]z ÆâTüšÁrÚ’©Õ1G+'€Ð,~#'ÓÎ:5ôÉ<text:line-break/>yscw™aÒ}t@é#ÿi¡#˜@sÍÛ�±©éÜ¡Ažñ¹—ö�¥#À°#$#<text:line-break/>#=Ûå#oyü­Pô3·Ýþ‡#’#¡Ó%#¢#€Wz«˜s89KŽO•×M"T#4Ò#ð‹ &gt;oêSM{×(G¶½$ï•^eÊjíMqÓ†'‘ìI³#ÓÎùX�‘ÀN# ®HˆÑN™¨N+ØŸ#ˆ\†4÷žrêóøøcÉ#Ç¸'æ¸#{½#¯°�I©¿Ã%âiˆ##Ë(#�Š�+º{mÃ]#ÿTCs¹&amp;*•æúhC±b&lt;HGÀ?</text:p>
      <text:p text:style-name="P1">j<text:line-break/>¥¡##d©ÝXí]´—Åq›&amp;##ïý#Œ<text:line-break/></text:p>
      <text:p text:style-name="P1">##T÷#õwíèÏ&gt;l‹ºÐ*7�F³d½b#<text:tab/>K<text:line-break/>3Š^&gt;HœóÜ@#€Î#{#7#�#ijºeªmäTX1Ë¥Køwü³S¨|t¾:#àÁ†ð8æå‡ˆLðC#¹xEpŸ¡##¡”#3%ñPƒi#Æ#Ö¼�+û#Ž¥dS#�ÆL)]¢5ûx¨„|‹#²5ŽL#”F¹º#…/-ø#Æ:È¶ço%UÆ<text:line-break/>Õ}»‹#EÐ8ðöháK#ŒKÚ#6mä"</text:p>
      <text:p text:style-name="P1">5Šö*ÜtnEìLø¡°9¼#ZË%^‰HH~_=#/sÜ´#x#€/»�#ƒžô]œ%û#.9þ|#ý²&amp;ç½1ë#9–¿Ö#(|Ð#cûß\ùŒN#§aú^CtØp</text:p>
      <text:p text:style-name="P1">#í¯Ö�3,$¨]G"ïr¹Ð7K;‹úQ#I#¼­÷¬tCÎWYl¶#‰&gt;Á† ‡M##d "9�Ÿ#=øy€D‡<text:line-break/># Þ~fJÑ#D¤—í„#­Œb#ãî:§#¼#ü­#k´²UôP‹Ò¦Ü5Àî‰uˆÓî</text:p>
      <text:p text:style-name="P1">Èï#�Z#.#º°KS#Pçà¤3Ét“Õ#&lt;£P�b²##X\Z#{“S¥h|a# <text:tab/>²rœ&amp;iôK£Ô#1¾6F#\cÊ„#‘÷|—Dþüî�Ôæ’æL”</text:p>
      <text:p text:style-name="P1">ê#EÍ©#4Õ$e##òÏ=¨Tì#¬ß¹&gt;{½ü#ž³#—’Q—»Ç#€±]f¸A¼#õ§²±-‚Ìöý�B¯’õfŠS¨0°°jBˆ#'p˜ÃH°ü¦·L‚­t#à<text:tab/>ùdÂ¥l/|Ã¼#Ãž7…#ÐÜ…#S¿-im ñÌ‘#8ëÿfç{úÒ@–#¼</text:p>
      <text:p text:style-name="P1">zÅ `#Û#�ûVõ#$DbÒu�ªR=:=y•ƒ«-«u`ôER8ç0gG“[â©/DÐOÏ#³nš`òYªa½ú¶?©#´u#æ¸hŽ#¹5ˆ)º#IHÏ…;¤fo¯E’É) ì#‘"±€œ»ƒÅ<text:line-break/>–yéêàÊ-Ø#<text:line-break/>¥#œ[´56™#ù›C#Å_í.##4&amp;M#Þ�GšêòëøôÉî#‹�##‡&gt;«’òúÖ¼ú�±_ÊB�³ŸWGB·NiÉ¡—û"±#¨r'Ô#ÌU»þ#¥I‹,##Z#8</text:p>
      <text:p text:style-name="P1">]q™¤ŸJ#&amp;êH(^BsaÌâ�³?Þ</text:p>
      <text:p text:style-name="P1">ËS</text:p>
      <text:p text:style-name="P1">Ú@##GïD#º\¼•{33Ð×8ó#þì·#¨<text:tab/>í#Ã¨®@#ÓÌ</text:p>
      <text:p text:style-name="P1">÷¢[¢"Æ(6äâÂ&lt;#ÔäÊøóùÂ.ƒÒýë/zŸÊ3õ B‹à Ö€ROîÝdn°zÖ+6Þž·8�ù#Üˆ™#žPJ#JNÜ##p€.#6EÀˆk£ÀÄ#÷«#¡ç#„hy”Ž9¦?Á#v2Êv¿žlt ‚:‹J#ï#°QCÑëÞu#:ª#Ü¶(å™›ŠØ$øß[çðM¦B#Ù…=#©à�aM÷á7†&gt;uT»H##ôU#ùpá-/÷x|–,�©˜ÇlU=€ñ#ÛFgZ#&gt;#5Wò¿<text:line-break/>##˜f‰0Â»v9ëGÔáU#hâp3[®—OÎ;#…ž¥êrl¤dpÖÂ•#nñýÝë‚´±¶#@žÀ5q&gt;wó)8Ñ‘&lt;?Íow8oàè5Ì/ÐïqšÛ#þÌ/#ÿ]#À;O#*T#+4A¥½I#¨#</text:p>
      <text:p text:style-name="P1">C-Î"›]!s›(ä”i‡#�¾Že7f#Hf@õù!¡l}?? Û]®#Þ9;/³P«ûšn¨áÁpè#Šm3Èá#áÉëÉÊ)–×í</text:p>
      <text:p text:style-name="P1">+tü³¤ä.à}ÐÁIü-øÑº&amp;'B5™·ð£©u*�©l€)#«…WÆ^ª½êI#äi†î¬.z,÷ÝœÖ�…¾#<text:line-break/>Î#›##fbÖ·j'žd®nËr2çÑTiÖJ#IÀà#©{ág#Ä@U¦îek'#:`éÂQ[ôoÚ&amp;ÉPz¶š#�´‡©ªeP-Z‡�±ÍŽ»#ž`Ã#a£T</text:p>
      <text:p text:style-name="P1">ä¼n]õJö±lò#6Â&gt;`##í<text:line-break/>s##FFÒ8¸|s#§ÂØÓ##že#4lÁ™)—0Ï#ý„ýý«&lt;ëÜ</text:p>
      <text:p text:style-name="P1">àß</text:p>
      <text:p text:style-name="P1">6”R2Ž“<text:tab/>#±#©mõKùoÿN#géfb</text:p>
      <text:p text:style-name="P1">Ò’òºç<text:tab/>ƒÑÌVø#'dÊÞJû6Ùx½ŽåÍ0Où'Le”#8õ£#A*¡À£˜¦¦UÚ7‡¼¨#¡ Æ ôL¿½êœŽ÷è$##“±Á©ž'y¿#C¶ÝmÆâ‹¢¶¹#:¯ã[#)x3ÃRÚÜ-Ù•©Ë‡ÆÆJË²˜qÈþ)uçWâ#pŽ»Œ#ñÜ^#-„­P…E9##xÒz©#ˆse­âŸ\ÐS#��ˆ°«ï�ŽTÒ#’1¯­7ÅÃ3OœTX–Ï&gt;†3w¿¿wÏÎ#}`“è¯±#u$õéMòÖ?UþŸY²<text:tab/>¥Ô–›ˆ#¾###×“#ø§m01Í266lŒ<text:line-break/>##ª*‡•ÖÍ#RÞhŒš‡ú‚víÄó¼À[ÍŸ#å"#Pð;Øá#Õ#\ËK¾†Òøçy×íøš#õ%B¦°¡JÝšÑ0D¸]O/ä8˜`ü÷ðo<text:line-break/>¹2˜bƒù·U|¿<text:line-break/>)Ç#ä#4t#SjË#“Í#LáÇE�#Yp�#×èÔzâ</text:p>
      <text:p text:style-name="P1">?Ö#cñ&lt;ÿ#7ÏI¯#C1#ÃûC²AT&lt;•�\©J5»­UÓ‰œ¹³L}[ùm#)Š€k#Ifà#•D|óÐêú#c9Õ69¢¿i#ÄŽ4#<text:tab/>ã¾Ì†·“#îNXß‘v±¬�­Ý€@Ñ¶3uQå#ˆq”#öJ¬##þ5Ö›u‘_#Z„#œé#þÕQ&amp;¤•#4ÌÅvz�ŒOÅ)Â×ÊÚ�æ:V.#</text:p>
      <text:p text:style-name="P1">J«€Ku¤/à#¡wÆPPŠ</text:p>
      <text:p text:style-name="P1">#O###j £XœX�?ÜG&lt;Ž–¢\©Ê0ét¶(‘é¿#ý#ÚÈû°&gt;¦ö<text:line-break/>ppE±OŒØ�÷ÙsŒI[{!d·�¬##í�k###e`î8%7ƒVyú6###�W,Z•##VnœpnÚRßø##žgPÒ“‚UQ#„_wšråã„\0“Ÿ/ï#ŒrÄ Žƒ#áLTú7PhBê†;#g‘–¥˜áÿ#¨Kz—(yÄ‚ð*¿ÖÙù)°ø•ÙÁV&gt;ˆ·˜ÐI,vnë#ÇgC‡œ#XÆV+bX÷*;Î#ýRV}�7ñ!#H|LŸƒüù:#I+rÖ#+”ÊÃHh2##�ˆ#7�<text:line-break/>Pïi&gt;i%Bµ§1¦Î#ð·�T^ñ¨Ø#z#µæ[,ì¢Ý¹Ú#0ÁÑê#VÓ'™;#ƒÒ#ç\êœ#Wt„#C0°ÔÁÛ?÷C#I—µŽ[¡â®#UÄâ€$Š#³NUoVëŠGìiÃpýQÙ�²›#ðÌ‰d‹#'?rT%UŽ#$ú2&amp;XH)ÇF‡I‚#«&lt;K¶¶½###Ñ#�1<text:tab/>Ø ·øTÝÎ&gt;ý#©¥4*æÝ¾&lt;‹{pUÁcOžöc“†¿S�#zµïÍ##ëR»Ã©½9¤Œ˜\æ3•{¢–=#;A!ž‚pÄË¨ö¦øÓ€&gt;ÀsdÊ%Rž�ï¥P5°�‡à1€Í½±%InVð#šTþ#<text:tab/>ˆegu·4@Ñ]6–îRkK¦~Ú•}Úv±"GG,ú¯‘ÌHBa¥Òfê²Ðþ##</text:p>
      <text:p text:style-name="P1">œæ Ä˜F#!ÌCÁ#æRGìÂ#£¹—#ê™Êï�h&gt;b¾âï #®&gt;®VjEb#åhÀ¾D‘ëpÔ§#­|E=Ïè#ø·ÿTÍž”7û'™XàY#"@ˆG¯�$Oåð#Í#‚¥¾-'’˜Qvãv#¥÷³‘#)ù#ªuÙ!#Ø†öÅg¼ñ”½‚í#<text:line-break/>À¥Ü·¯ìÂZ°÷ö¿›wÏhe-f¦P°;•»i“r#ù#¬kwÇ&gt;Ö#3Ø#Y”{¦ˆ±Æn�°ÿ6ßïÄ‘+à#h=UÓ~€'7CàwI#ZûH¢~‡{Ü#¹¤ò�l##ÇÝ³#pL°—La###'—«'¸ºÑð¨5Ò&gt;wÝ#XÈŽ=##�îŠ�G# ¸ÕYíG]±#�~I##Ã)ó</text:p>
      <text:p text:style-name="P1">TõóZó §]jë##Í¤Ù9#¨#á®b°##uÕ#6#v„¥Æ]cP#m´##V!##þ¥üuqßÂ™#ZÓÄ’'qÊ#ÁÜ´#Ç#Í##üÉ#z#rô#‚!b˜pô¥²Söá,&amp;#à#¾^Qx lvJ/*¥¡»#ÇÑ#9­�ÊËºó<text:tab/>ç#wk©nÚ#ó¶&amp;ø�RI#®bçá†y¹—³Éƒö-#,eèÕîý¿¤Ò Š©Ù¢Ê'#‹E€o‘û&lt;tŸ#Ò!‰#Û#Ü#nI"ø#Ïöi£«ê­f¸8Æ×«wæjÅƒÑ§Ü¤Éö#t@#ÁÊl^#ã‚ûKì)bUW›kŒì’«&lt;…Ý¶##ÍêÏ</text:p>
      <text:p text:style-name="P1">Ø^È@Ìqó\¥v¯Ÿ)ÚwKÇ£<text:line-break/>LüdùAúßàîöÑÒMÎ)#¹M…4ž#_%uÔñ#œ</text:p>
      <text:p text:style-name="P1">óäÐºœLl)#?“M5‘`Œ~ŠÉ”¶¢o#$H##ú^•ÏÕxÅC]híÕ#¿£•=#‹”#¦¼ƒ#ps#ÊëÐÚ#lS­#²Y‡ÐFqÕ Ýq5#hŸãHDnµœQ#·@#ˆÏ7„¤ÒÝºáImò#ër3!¿%”W#|vTŠkü&gt;”\ÔÇc#ë#&amp;´\Chù…þsË#zê²#$#Ý¥a�ïÇ9#‡‡Nò#]ùE*’dÂ~–½Î%²žúó®t#»›A@ƒ|N#UÇ«ÃX##L#ƒºíKÔ##¥##£#!š(##]²#·p)#2Š†ô&gt;¢#?ýhïÈÒÐ�šT#Æô¿£k%ð±c&lt;…#oäÃ]"#W¼H¬6ô#</text:p>
      <text:p text:style-name="P1">Q+èðhÚÝ:</text:p>
      <text:p text:style-name="P1">í´Yë</text:p>
      <text:p text:style-name="P1">m:ôs#êÈ5[#Å%�g4D#d¾Š$PûVÍÛØ‹##ŸbÚ¾çÞ† {ñÍ&gt;ôÝ�ZMvu”ë€Kµ&lt;^äW�</text:p>
      <text:p text:style-name="P1">Ä‹<text:line-break/>iU#·îH,98#Í~#V</text:p>
      <text:p text:style-name="P1">8;^ˆD”ÂGd#ÛP“ìO#8;.##:#ºÔì"Yý‚#ß\Äai,#û#�Ê##›#Û##Uì‹H#57ñÜÝ¦Õy#ü­8¬àDòäÓ™�j(H«þ#†—#Àƒ+®å#¹›0Î9úí#š™^æ�Ù¾½³o`d íÕ´ç³ˆß½F º##§øæ³#Ûþ##%õ� öTïÏZþ2+,‰b¸#D»ïÒ�‹#z<text:line-break/>h’§ü«Œ©µ�#&amp;&lt;Åy<text:line-break/>PaÇ[BÜÿ4�ƒÓHvîä4ŽZ#(è…´1b€�×ýÃØ¢ÿ%“#Ã#–¯š3ÕxÈ¼</text:p>
      <text:p text:style-name="P1">Æq6üzH……#Ò‹Y¾°ûeÞ…(U'Þ=pJ§hqÖˆ÷/£#ƒZS\P›€Î`O¾5y/8<text:tab/>¯Çi‰ˆ&lt;##ý“û#X&amp;#ÙRH¬#Ú#ßŽ¢uÌIê<text:line-break/>#!sæÔ©Ýýá)è2M#TaOÅÞä£#BÕ#=#U.·Ù&gt;ùsjAÈ@�ÿxÙ³&gt;Á¦[#ßêªùb##Dy§#,-#šxÇSŸ•ðµ¹€#ß6‰R|Ÿûd–div#=À´eEåâPF6iÁÔõÚÀŸ</text:p>
      <text:p text:style-name="P1">�„þ‡ÇC/@ŠƒÑ‰å‡�ö#@'EÃ E{##Àî##í##øß##:#&amp;#6####ÿÏ<text:tab/>M$#:###:&amp;###&amp;æŸ£ïÿ##0I±È#<text:tab/>*b“ë¼#=ö¤#<text:line-break/>K)ÄayZßG©;‹`#~í#Ž‹GEMCKÇö„�ƒ“KDTL\BRJé™²Šªšús=}#C#c#S#Û7vö#ŽNÞo}Þùúù#DD~ˆŠŽ‰…¤¦}LÏÈüô9«¨¸¤ôKYyEå·†Æ¦æ–Ö¶öþ�Á¡á‘Ñ±ñ¹ù…Å¥å•ïPØöÎî�½ýƒÃ#äÙ¯ó‹Ë+Ôïë¿ýB#0Ðþ�ñÿê#é#¿Ð1110Aû…†îû÷<text:tab/>¤˜X�#±É#u@¯&lt;É##…áP&lt;M)¬ïÃe#ÖEP¾öšÅ£b#�±!ÿví#žýû##ÿŸòì¿9öú###0Ðþ&lt;&lt;</text:p>
      <text:p text:style-name="P1">R@#¸ºæ(<text:line-break/>Åû#ÿâ_ü‹ñ/þÅ¿ø' ÑCrûbN†·BéUåÊQý´Ç�ë¥#ˆ|+ììUÛ‘ÄñèvÆÎö»ˆ2ó#¢#ìŠâØQR�r##ÏzÙ#/Pw€#emÊö###V›#fš#¸|##&gt;‘Îiõä‡|.#‡Õ€“¤†óò@®ø^“•›Z$ÍÍZY<text:line-break/>Jáf#û#Ü§í¡²†’dÆKjë#4Ø†zÉŠ#ŠeFÒ[²r7ê#ªØW#oÜ¶#Ÿ¥héï|�W</text:p>
      <text:p text:style-name="P1">Cé#õ�ÈHÛòmÂÅ©uLÂÝì##3¶9&lt;#DbJ##‡½¤g@ZÊúó¢Ü²6/Z#Þþ^<text:line-break/>Ôˆ$¦ˆË#�·TV­r6}#íàv!]Ò#Š®Ñí!¸\<text:line-break/>X#µuX�ýìN#tQ#Y#r5ˆ#m[†x&lt;#</text:p>
      <text:p text:style-name="P1">8/ Ê€ü’�í¡x„èª:¤3ÕzÒæsó<text:tab/>&lt;#Â÷Ø#ß#,IËÀç?üžh!Ÿ$ˆ#vJ´¢U~,Tâ#Î1ù—0î�Õ³</text:p>
      <text:p text:style-name="P1">Ž‰Î3É×’##Dã�0w^è e¬þ*Mç,»ë§©#®‘zd]t#˜ø#pƒ#ÑŸOþÌó�Rþ#€Ðg#ð#q#6‹Új¤Gîi#ßr¯»-ëkýœà$ð6#£#.üJ„½…+/p¸ü¸Q#Lz#Ì6«g4W#tÌÎƒ#ÿA°qkW#óm#¡)÷§¸mâ¨²V‡íî#˜ÑÙäöês×–#ÀwjõÇ¾Ìû“NŸ#0#*M#iøù®´xMt(ÿÓl,Ý“$OF##ŒÄ€#�D0‹#ò"?#&lt;Ð‚°4Ç`ÿ,Sïj#jÓ³k¿ƒçA$Ù»Ý‘u¦…f?¸I#ôjû#ÁÒ%«csäù#,æ#è#~#0êÌ<text:line-break/>#à6VsAòîŒÃuåfß•xÂEü×8x#</text:p>
      <text:p text:style-name="P1">#á#9##aë”—G#ÞaÓ4ù!#ý</text:p>
      <text:p text:style-name="P1">&lt;#7’nå"Â&amp;–#¡$LJº#,G##[Eèë”š©Ù¤î9l°­##h¡¬g ŒTO#F^Êì‚c¨ol£Ÿ�ë#oÙœ¡pI•§ïRË¢€#ì¢å[�b¿×#ëÎÔùo"<text:tab/>2ÏrovPŠ§<text:line-break/>tçFlòƒuxf#K×ÕYqï³¶…E^¹î:#X§ohóý0O,A3“#Å4æS8:V8,Çú8</text:p>
      <text:p text:style-name="P1">/ü‰!Éèù6£'##…EmwFÃY|)•!vZ¢ƒWÛò¢5?ál­oµN##^Î^Tœƒ)#6ØÅ•T;oÔš¸#Hé9</text:p>
      <text:p text:style-name="P1">­Õ¬&gt;#ùí¾;U #1âd#</text:p>
      <text:p text:style-name="P1">!PåÙ�§uuuæé/§˜üu‰lñxcÀ!/ÕÞ-4C#“ØZ€ß#ÜSrÔ²ÜlH—Ð59™ö³</text:p>
      <text:p text:style-name="P1">eÉe#·#µ�i#«œ~3é½"ÇºGªõqÉNa#®³Æí È¹#9~Xé†êªØØVª#Ä8éF­Wà Ð@#ù#DÙ"±š?#}ùvdÄNªÈðò;ÍzîJ/</text:p>
      <text:p text:style-name="P1">qWG¾Ú­</text:p>
      <text:p text:style-name="P1">;kö¥ÞÝdá›ƒ›�Ô±·ŠxÃ—íæ#®</text:p>
      <text:p text:style-name="P1">�®7\,ì²(uì÷‚¦#4#A#Õ~\#ªLLí3PèŒÙ´¯gÌJ¤Ek”#ŽÝ#f(µ$}kuOØ5Œˆ#-üä&lt;öü"#¾ß‘u-[Ç#ÇK#n[“ÄŠ##y•û# s#üê.cçÞž°6"àeÐR]áØ—4àÉBù#ŠÈÚ9úŽ#ò�fµþ#`P*&gt;Ä!ùMöD&lt;&amp;F##ÿ¤·wÔfíG#q™_Ñæˆ#_[¶ZGsÇ‚;B#ÿÓH<text:line-break/>e{#8�•–&amp;#èe¶&amp;ócî#¦j‡÷Œ0²˜E</text:p>
      <text:p text:style-name="P1">d^wåv…%®þ¼Uù–»³ï}V·qš¸î©@·IÛ©Aü!˜Qã‹éW³*Ôý#:Q##ðîÚõwp5—Ý##ç�`</text:p>
      <text:p text:style-name="P1">E¦Å#(#™Ú#^‚ÉƒÖûÇ<text:line-break/>ŒÔÑfÊHÑÅº„óùv�*âoá<text:line-break/>#U=ž†W##Áésc�•éÕY°ža}Êë5ÂGD÷·gFÊàRFU¯tdø¶:øbŸa#è¶ž·’r?�[ÚBÍ¡“#dEú¶¬ïF‡#¿«#%þA-º£néEquç7œ�s®›é#ñiI§XÜÓU`EU8ÖÛÍWˆÉ„4#ƒL#2SøMoù##ñDk¼öVÜù4º]s?Ê§†ÜÐÿQ»¿uÇ·o©Ûô#]l#Bá2o]l#�öÒ¶àzƒ÷²Vt¨ÊÍŸ)Ð ,ËŒ)Æ" G&amp;ÒÖml=T‹Õûl#›}ØŒF”Ñy ›¦1áÃTGyÉ•#ˆ­™™4±‹#Û&amp;lX?Çvidø”|#¶<text:tab/>Œ•¬2X:Y›#C„›ùwØWê&amp;P7t“HÑÚ#gäÒ´yô€#´©Q*$Ívæ¶ž5R@zí¶ê*»N&amp;\XÿÖ#V#ìN‚2&lt;zÿdß8KcºÉIe</text:p>
      <text:p text:style-name="P1">ÍàlT°Ÿö+•(V/o|†ÍÂ</text:p>
      <text:p text:style-name="P1">H§#þgšònÑ$#ZH(##Þü–`#Ÿ¶‰¦!:úÄ ù#p�ã</text:p>
      <text:p text:style-name="P1">Ë7)a“MÕëÄÙ¹¿#ÀƒJ®z## *º´m•Øm+Š#?#…¼Ù##ÙH¹<text:line-break/>Þ#9ƒNë­';Ëxû9^z#´è]¦#s4©##¬#…#<text:line-break/>[h3ÚX¼Ô*_#—I®¥ŽÉ8&lt;ðe#Ïð—Bê¬i#©êì#�7;ÍÅ&lt;–˜q*MºW#C»†õE9TÀÉý+Õ[¼®§�ZÃíŸ#åd#</text:p>
      <text:p text:style-name="P1">C^·õ4 ÎÁÎm�9#ž#x8½õîÖo##ûÊ</text:p>
      <text:p text:style-name="P1">¨#e5 å#vû¸9~¼Ÿþýr¦�—-´3U##*#R#(wBˆdžnà 4¶­ÈªÙXZ»Ï##ÀÉ¶Ã Ë#ûü+Â#0Ä~9è½‹Œtáá#Ô-Ó{¸¸bsµ#SyCbÇƒ6.`‹Às3~#Ò�Þž<text:tab/>ËË,B#öN2ez¥ÆùôÙ)$âöÝLfŒ1¾Ô#|¬ˆe$‚¤aé�#9#ÕGÌ#GFz</text:p>
      <text:p text:style-name="P1">#Ò#pöYUšÃ…«Zñ­‹¦î†#~:¿a<text:line-break/>­'{¿á5&amp;*BÙ-õ·ª#ÎZ–#2#;`4'nª°Àb#ciuŠHúìÏx9ÊtD#Þ#Í4I#‰Ô«‰‰Lý##PR.çp¢#è¡Í£×~#À##{Æ›ß¡zŸfIÎÌ0#€oÔ¬hí÷uþˆ–#Æ�Ž÷#š°S#.ž4Ž±Ø�@#åîN{ž$åÑµÝ###ÑÀ*Nu#;÷&amp;á/#âÏ*ÒYZ&amp;:Ž†[ë#7åã;‰å¢©£D£#Oš1Ã�9É¤##Až9Iü#yJ</text:p>
      <text:p text:style-name="P1">‰Ò#¿ˆIüžnöB</text:p>
      <text:p text:style-name="P1">•´#AXØWï#î¥ƒÚ</text:p>
      <text:p text:style-name="P1">#øPè(`ý‹*„E#ÎüÄ£#öeV�¨(™ÎÔúïö›r·‡òÖd;#Ïéš·9¢Råìh®ÑÑYô›X?#Ö€�#[Ç^—SçËc9�»Òš­©cyb3�µ?ý‚=Ëf#D~‹#mÃÜ‘I:jE6#r~#÷á¥MÇ\ÿ0üBu&lt;iª#Å²ÍÚ~Ù##Ë</text:p>
      <text:p text:style-name="P1">##Ý™*øöìLèÔ`„cGØï¢d‰™#‰##j»Jüä`5&gt;øÒï¥~–VÄ?ÛtHnÖ#nš?p##öi÷³€…##ü# #¿Ü)ÅÊbÅAp|éú­á#�ån�Iîò#~#z¸#Ã^ƒŒx#ªÌhÑ¨¯ÅtN],…éÎY¿Ñêó÷O¿=X#h$n&amp;[dH#ü«¨LC �ÄˆŽñ¨#@©YSj¶”Ç¥”§’¤ÁÖÿ“##ë&gt;Í´›³ð–áçêUÔ;‹wG{³5¢Ž¥m9#äw…ŸÈ:ZNV[#%­O³g#§2üÅÎYbÅU_<text:line-break/>+ïZž§&gt;“rñR;›ÄÛ:!:###ñž/?´àõ”²�ó‘§Ù4'Æ#q'Jreÿ#mZsenõ#~#%`Ä##”ãÝ+ªÑ#,¼tqç&lt;xÍºùýJø�¼Úc£�|„à3«À#žAÒÆsù<text:tab/>VŒ™ƒ:nDÝ`®¯aë²&amp;&lt;!ç#xÓy?=_S­„Ýþ‰jMC�™# [#0~#ù#ˆtb`¸MøE%ymÃt¬€EÙïœÇ¿°‹ŠuÜš¤Ó Wß˜YŸôõ'.8EJ"ô£uÚòóy™c7#R´'Æ'AÚ¤¡©-éå·(‡©lòÓ6“ð-aÆ#Ï()¢’íPé,î)#ê�$’ãM’‹;</text:p>
      <text:p text:style-name="P1">ýoóÛMó¯Aï‹#&gt;&amp;'£SI¬÷¹ä##Ö â†¡<text:tab/>™ƒÓD(UuÈ’RÀ—À½,q»ÄGigÉ½#‘Ám÷L²<text:line-break/>ÒãÜ“·®;òd#L#3"#r¼¼Û‹e\–Ê^H•êŽO·½Ä#Ó6O²Ø‘u�&amp;bšCª,¦È#DÒ#­üö+OzñO•r##hW×³Eæ+sb#Ú</text:p>
      <text:p text:style-name="P1">êxh#ÆHÅY#jád”Æ[“Ðì¹÷×ºðO©ü^ßêßAÂÛåe³nð µ³</text:p>
      <text:p text:style-name="P1">â³ý‡ÿˆ#kjÌ##!™ÌL<text:tab/>ÊþnaHa½f$(FF~ûØLáü®Î¥=àë�öëB#ÊØ<text:tab/>²ÃÄ�¸#ëeõB#¿³}í…�æó»ÇS3CíƒÊÜjã#Àº÷šM##¨</text:p>
      <text:p text:style-name="P1">™‰�Ž;ÄÑ÷L‰×ç#ËWÔn�"•\#ó#ÙÿYiO”¹èA?˜wÂ<text:tab/>�€RÊ#Ôò ô#ˆì#?#n˜ó–g#8ÝsiÜ##�+“C™&gt;»Ež3#.a—!‰‡&lt;P\Ð÷ìÏ45,Ìüì##´ë£#&amp;Âë#<text:tab/>ÛJ ãÏ#zw/ÐCe‰#³#NÒ`«p¥—ó›Ú�á�‘¦#¹s`ÅD­Z#;ƒ^�p…•3#ý×#Q^Éóã±íMÞª}Áœ›3!É¾]û¬­[÷�$j?»Í�¯}®Å¹JÆ~[$£ß„Y#™]##1Ä¤�)K#Z”¨–##ËHhF#7irÊ#Íïý´oå#€D#á#wÌ�QRÝÛ'‹…tr¹’I“I#­áêÆ|B”?ˆZmF”·?Ã6c´¶ë0W�é</text:p>
      <text:p text:style-name="P1">³÷œÈŸ/Mº�&lt;Ó#/ö¦e#à<text:line-break/>=bžiÉÀX#Ñ#d+˜#µl€œŽ&gt;mbÔÅ7þK&lt;#SÓ¥ºrœR#I##W£^„ZÖYºçr¶dl#_8¸ÖÇ˜l…n8~Úù1õÓF:Z#&amp;‚¶®c#è¾½î;Ø-±ü–#oGókœ<text:line-break/>NíUÆ©ôšä”Gåa“"</text:p>
      <text:p text:style-name="P1">Í</text:p>
      <text:p text:style-name="P1">#{óçî#4£Ý#Ø…J#q§ÎwZñÇ#ƒ•·ß³ñÂx1&amp;X}ß4#k#x¦#L,Ïgý##G²#fM‡mêÑiv�´xÙeŒ�/š�Z'ýàÄ£µI#L##¤“ÑŽÎ�ÒÍƒT‘Ø™ˆ#ÅžÅ·ÇÎ#�&amp;#7"ÎB"#½øÉ¬)ê£ô#ž)Ë¢-ž•~ÓjH±ˆ/–ê%#ß�|yé×•\#��6Ž´ï¨_�êEMÛ</text:p>
      <text:p text:style-name="P1">#¾ú:–®HŒáûGˆ‘##Yn­#�WUæ4)?~1îhëS[ã#Aß�Wf@%³–ª;Rð“Ù¨ÌJG:ƒ¸ƒ–#</text:p>
      <text:p text:style-name="P1">‹# &gt;H0d»KÈ•OÖµñ†vÞvŒ°ÕÞ3OeÛ#”#ÜúW[#ÝÊ.#ñ#Õ¦”ú�ûÕP~Nf”£²eÝÝÊ¹º˜#ÞA#‹íK#ç77×Øºªq,ÕÍ·8##ÙªánFGê</text:p>
      <text:p text:style-name="P1">Ž###j#t@e¥##Q(#pFL¤<text:tab/>Ž¹—C%™e¨Ý�#šÕÄóøáý|—#\¤ƒšEª÷À˜QÙ[I¸U#àüËãOÈœrI0ê§W°ÏŒŸ#Ì¢.ÚGz¢â"°<text:line-break/>eß)#çt@&amp;øDÝ0È¶Í#™#ÿ+&gt;T%$¢ÚöO#Ï'Gõ?5�šùÓ##Ûz&lt;·V#X°e<text:line-break/>Y•ûˆ&amp;&gt;baÒx#Õ#}f6½P–¸ˆ#Ÿ*Ü#½M‘4\~«z£#~�1Tú½-Q#“Šÿ1ÂCõTþ´Zà##£Ë#ºäÝ~#âî#fõ©ëgY¤Ò‘ ##Z'#7©#I*¢ë~Å#ï˜x##K<text:tab/>#Üwy#r¶#¶Ö^ÕÄå,×Ú 6X#¾sÍ–+ËóhË–y‘ÍzÕ´/«i#7¡v¯¸#ñSÕG_üZªÛø#�Ø„]¶ˆA¾#]räæüÎÎ­¥UÙ#LTm"uÉ#m#’GÌ#Ò1#9–mc—\?#bk¤ª`€ô¬“¥þ…-+#‡¬ å#ŽyCú&amp;`Ù##ó&lt;�0îOi�jŠ¬'¬»©#žì¬)<text:line-break/></text:p>
      <text:p text:style-name="P1">û½#f.¸¯#ÚµGwv÷¢#]~q#%Ÿ</text:p>
      <text:p text:style-name="P1">mwŒîD=k~×É%€#÷ît \á'¡#(üâXžp#¶jEùaž</text:p>
      <text:p text:style-name="P1">Ü###,sS<text:tab/>6Ù’aÑ0`|MI¼¨#Gˆt¸£OÂ¸#./ÉLÇ\[#Z7ˆ¬Ø+Æž„Ê\míÖ;#ã/#ÙW"å#‚Ï‚"xùh*‹#ÚÚ#¾¬ú`#–Žå`.TÃ�TUÙg·Më#Ð8#UŸ2{íL¨}üÉ”dí@Ÿ&lt;!yÿ×ï5÷M&gt;Õ¢‰§õ¬U?#\[s¾©¦ýb#tcÝb Ð“!Gôƒq´D#Ž©¥òŽ3Û ’6új»¯#v<text:tab/>NÞwÚæ#ä e#;'&lt;V#›�„ÛTSé…¦qþ7Ñ£ÒÅ—k###À·#£f²ú‘´#Ê`# Öª/#7ºoßð£e#|©ì­[Yî#Žº¤ÄVž�ñ½Èf¬iÃÁ&amp;q“?lÃÍ.úgó1Í„Hêm\£¯¼X##°#‡ÇílÚ#wûêÉ#]Âo#ú#�2[ýo!b#¡ôÖîÄv®ï�œh›»ÐÞÞéÏŒ›h�Þ##�##Î# hÙ#ñ#</text:p>
      <text:p text:style-name="P1">X!býX^Ì1#7ª2Ý„#)¦'îí¯ä¼Çò–#ï;8g|þ#Üˆ#^×4'#ô•Îo=##Ûù‹!,QN›žñ###)Vç¾Ó“�Çˆ¸ÈÆm„“©¶·§k�ÛZª]#•u‹1pC#Ef$#N]àhô‚nD£I\gPÅ`#jå»G~ÿ»6,˜ledÇ¬ë#ïËÀ@îl#øË\w²á&lt;ÝJÎ¤#‹è×»# ò)Ü*9~”#qLS#¡¯Æ¢Ý¬h6%é�7¦â²Ã#ÞŸÇ™²L#Á</text:p>
      <text:p text:style-name="P1">#àµoÂñMìÚS%à³#jg_q*¥Rµ#£8ÔýÞ±#ê#fET#ñs©þ}­H¾œ™f´‡1Æè#4T®»éÀÔ7Ò}Ã¯</text:p>
      <text:p text:style-name="P1">)#S+:üa`#ô}#ºnüÖ†nß#”ÿ)™˜™€@#¹? #BkµrÔ</text:p>
      <text:p text:style-name="P1">Í¹~Ù`‹&gt;ä�çö[q#Ó–<text:tab/>W‚9±¬#Ð¨ðã³#*Ù#\úð#¡ÃÓº9îçR#CÄ#“ÏÈ“Þ@##ôÁd•¯˜$#Ð#&gt;A©#l#ëÍ#?oÅ-­#ém›M“àŒrbôg\þfÄWÉ#JºŒ¥Ý§­##•éÙi.å‘Ã‰PnÂª½È#…§(ö1“Œ\àÉoéOC¨Áˆ˜ ê4�¹###‰Œ¢Ÿµ¸JU~^“#?#L5##C�üŸjsBæOgìßxœðØFD“�û‰:×#Z+&amp;…¥#Ë‚Á�j/T¥</text:p>
      <text:p text:style-name="P1">†ŸDdá?§è™™<text:line-break/>ûD›¥ë½—1Â›#`Ó,8#xoP#š[ƒpK#=œ›¯-³\ŠY#›7#‰;Ýì~™Äèª³?#N[jŸ&amp;8�b�úÉ6ÿVmG9ñÅÚ««Ñ9#"[Y</text:p>
      <text:p text:style-name="P1">É!Çƒ?ÑH#™×¶íÛ#˜=©ç#+Æ{¤8«8-ƒ#FÐ##¤}Å#?x_#ÃáÌræÏ#ÐË·ˆÇ;Í¶:#îÛJ�¯ïJï&gt;t]#–[[[3#9ó¨\1 * Þ`°Í/£&lt;‰/üX#(Ò0_ÕñÕ£”ÞÃàn'§ýy‚í³ÕµÙo3^O²#¶#|##ŒÐw©²š€##u¤H#¾©ëó£K#�Aj#Å®.#¡o‰Utñ˜:)ý�£ª¼Æ9‘M|ãõ##hü7s#kó£Ì¹ˆ' #b4#ö#ÚØZO5½óA�²F*ˆÅ_NFâºC¾#¿LâŠ‚¦ÙC#Ã~hØ¼“###</text:p>
      <text:p text:style-name="P1">#éûá#ÝkZ#Ñ½i¨¿µ#é·#r@¹#�#°‚¼#p 3_M¾ìl×‹OÒ�O$ö}#|?#ÙoÅñÓ«–ö•?#sóŽÏR„á/ô”#Iz/5ÉKxNbêÆ#½†##¾­V#ûT•Ž�Rß#`ü#ø‹÷«#</text:p>
      <text:p text:style-name="P1">šÚ•\#¶ØF±¶#?«`µ—T}ª###a©›#Èƒ#‘#rT#±Š<text:line-break/>µ-µG##˜w‡Æ¯T÷¼Ï±;§ŸEíÀ#€Ÿ›åëSu„'Eu\ìHÎl##ÿƒw¡‹#Þ(ê#wƒÆ##ƒò#ãïÍ7Îj#g¼:=�6kCÙe#¯e+—“d#©#ƒøŸÄ±í˜d¤°ªgÈÞ˜¼7baI[Ó#<text:tab/>Âü©ÿØîç}²®Ïørû{-•øÏŸ#‰§#1ei##&gt;,’`L*Fö&gt;ê{öÅZ#T4p8å‡›É¢•µÜ#Ðùî#è®ª‹ƒA‰<text:tab/>ŽL}6#ü#+¬¾gKŠr‡µ¥à</text:p>
      <text:p text:style-name="P1">/¼€#uÏ.·U—w“ôwã1�Ó,;RŸ&gt;Ž_ÿÔ+8˜Š+Óú‘á‰±mNZ²p##HNC6˜#dÀÛ4÷l(·§©ÅEG#¶p#�Â˜ûÃßúIæL�Ëu#í#ºëŠ¾;eŒSq¯�myNÿUðët#Qkoˆ°kØf#}ûÞ~°B,õùïC¬¤tÙþ<text:line-break/>LPÚ_,©’Ð#ÑeShŸ�=Viµ#e'iµŽJ1#¥<text:line-break/>ÀÔ‹#lw#:SKñ#0š#ªrŠôñ#$V2†7Ë^¦ý^Ê#påÛTCy#˜­F¢ýÜÉ#Ï‰ò§�f¸ú‘#3í~&lt;Ã#¤S°~#M#6]«]‚zŒ+ŽZ¿W#î)G#ÀÄ2ê#ßŸdR'�Êc‘HÄü#ó&lt;6í,Ö¸##ÿå#Í¡#•#Ï1»#Ê~#÷ü°˜ÚXÃÑ„Æ-é/[½#/¢á�#B3”AñêÁ&amp;¡ˆÄ–#áä7‹ñõï»h±òa##XÎ#0^º##s¿#</text:p>
      <text:p text:style-name="P1">ÕÐ'è×b0sR[W#Ù|ÞF-o÷</text:p>
      <text:p text:style-name="P1">ËÞZ?að#Ì'Ona#xnˆ!†s‘àþ«,Ý)ª@ÇQˆµüÂTDá#�#ØÆüª/ŸÔ)+!ª#Öõ#ß)#üQqOžGûD#÷DeNx�ô¢f’»/k/B®B,sÛïW…Å„¯ˆo#“#K#»`Øã”áÙ1f8#Þ&lt;¢.’·SÀ#?¿QÝ¿ÂIïó)?#@KŸ#€ÖuÒÂVEÐf—£� !·&lt;ÄP’•qóÃ#Â#³#÷´BBc##º�+K«ž%Ì¼,R†Ø#¦©d¶€µ³aétõdÛÑ##¾›[œ6l&lt;#Ê½U‡ì#õÐtòÃÌpMY¿j5i&gt;#™`È#Üùò´hGvÅ 'Îð«å#Š#v##lÑ´#íLQñüFñ;$Åû#@«ÝWAÈv§ï$Ø#yYÊNž”#<text:tab/>ÔÐ SÐüþ“‚¹#€MÑümù¨#¿¤‘f9ö4ãŽfª¥/ßk¶èMÂ6sÔsjŸÅ#a¿Ç#A#¹uêv¾³éË£mñ#i8=5(¥ïV#¨ä`</text:p>
      <text:p text:style-name="P1">÷0ró# ¹Àû[…‰1 eKG#-rGGK™ð¡Ó£#gj«˜õÚ¾nÇXN##H##òu²»äÚdvï—5ImÏ@Xc2¶X¼-‰äNÖÁ¹##!Ùàê#kƒÚÉ›¼m»uÖ3¦Ú‘å‚Þ­¿ÿª�#C¥3ðyGÒ³»¢ +¶Ý<text:line-break/>¬�YÏ-djý´«ˆÔeC?#Ï/É&lt;„#Œ²”·n´¨‚^f#�Iw§»ã™õî·#�Ww“;wz·³˜9ã#Àƒ÷µ›#î±2Î�Ç°Î—x©rÉ<text:tab/>DKÛ$tUí_+µ|¡</text:p>
      <text:p text:style-name="P1">‰ª#¢œ}={OsX[Yä</text:p>
      <text:p text:style-name="P1">_Ö#¸&lt;òãö#GíŽÎ&lt;ÜÇBl_«+FÃÙ›^™‹&lt;a\#§V^#¡ÒSxÈþl¾ÓÒfÎˆ#Hí3ÝÃ”ümh±åÃŽY8#xfõÉIÞ#¾íÐ�Ñ°�5’­�K#¤›½#&gt;îx½³h6Wû”#"ïH»÷(k~ ã#ÚôÄžÀùÅ_<text:tab/>ºJ£"?«~SÕÈ·{�s[Ö¶®¿¦¹Ý2|ïµx_#qS÷¿�#¦ëþ*£#Ô#\ÅŸí[öLÌ¿Œ#î(œú™=##¢ýsáÿ'�wý?å^jÕŒŠº8,Ì#N ñã?#J/°ŠR!<text:line-break/>¼�J‹BéŸÓS|ÔCÎ#º�ÿ#í#CÍrÄIéŸFªrÕ/êþ»(N*m�^Ç#žàMÑK’|sòTOÈ›ý°W&amp;oÙgÝ÷ævf¯b\g¨£4#0ÛwÝÜÊX/Ø%k›!ÀøÌ9¾#‘tTÂnÞÉ‘–ØÉÉk‚´ž#õæô#Z(#½Éáÿ[;Èå”Á¢?çö“à—YÜ'K##Âægk8keõ´µ¾j#)“?™'ÄÉÉû(B]›§8ý]‘#Î/#ÛÌ4#-;F#š…+ÅÓ^ý÷ˆ¯Ü!(ŒRì£=Ôøw~ãß#ÚðQ&gt;ñ¼1Òb¸Î¿ö(ß&amp;#+\SˆóÝÓQÁt‰}G#V#¦Î­ívÔ«Ä</text:p>
      <text:p text:style-name="P1"><text:tab/>�e@L#-'Ó?Ó2y6Ï‘ðßl#l§B¬Õ$‹&gt;á–ad#¦ÿ<text:tab/>t«ÿ•‘èÜJ¹¦CçWJQc…CtÇk#/Xž4·fLi<text:tab/>‘çë¬@#àî,�q##ª#z#F\fŽ[žº##3­©b\##_XªK+ß#!7ž ¡kË½y#ðZ^€t4KK#Ç³þé#òFFBÌ_Ê€</text:p>
      <text:p text:style-name="P1">#Ä4†É#Ö0#ð/#éÿ##´”#$d#Uæ§KÙëD*?ËœW �Æó»Ì«a’Æ#Ðy#|eü R#üR HØ�¤œ…´#(¿</text:p>
      <text:p text:style-name="P1">zñutË¨ä`ƒjæVÞ®#j÷Ù##-¼#Í÷ÊN&amp;í¢#�‰###›¦ZWw,±”É##¶uÈ£zJA"&lt;:¢+}UÕ¼Á={r«å</text:p>
      <text:p text:style-name="P1"><text:s/>YŸHT)±9·vJ#</text:p>
      <text:p text:style-name="P1">û´Çk*ð_2ˆ|ß7Š]Ñ</text:p>
      <text:p text:style-name="P1">ÞÞlËgÓ#Œ/n§#ÜÉ#š¤</text:p>
      <text:p text:style-name="P1">E#N@¶“¡~E#i˜#gum=Ø#=ÁŸ‡ŸÓnÝ¥$?™Ró#¥ìB‰#HÛé€0›ñâY�#!rò&amp;y})Ì!=Ý.?¾*K´Ú2y@u^\eÝW'Û_*å3ÕÙ#®ÙQîÜ</text:p>
      <text:p text:style-name="P1">$©Ë±†°M¦±Òé4Ä»ðË‚“²&lt;ò²#Ù}#î·#Ï&lt;¼Ô´Q‡Nb}¢×w#î|ìóT&gt;Tü«Y##¹Töü&lt;?Ó†§I#=ˆìSŸÂƒ^O’£˜¯’±kE,OÒ#ª#�Â#í<text:tab/></text:p>
      <text:p text:style-name="P1">üóû™�øCÔ”T%&amp;#v!³hgY|¶##1~ù„ÉøèI×¥@n.#5Ùn#aO‚Ny#ÃIçÿ##Àzà*_ù¶¸Þ$˜g÷%YÆX�#¨ÙQH‰Lº/#ó–ÉÏ+�ð#¾ÑÆ»ÆHf#Q1#q#„#ª=�#lärbU##;ÒY&amp;zŸUÐÆE,±´ žV#lK“#Ëî$FlÄ/}\gƒ`#6I�‚kwÜô#ÜC•H#Ÿ5aäQ„�ZÌÃ×ñ#È#Î#xÔH#JÄb�Á*#©açšÈÀàÅüÔ«W-kKýËiþN8{�šô8RA]yº#Ã\ß«|=×+E¦wiÂ#©í(7ãû`ÕÌ¼e/“#š#C#úÖs#ª!##0CM?]§=Z}J’#Q#Ö^0h¼#\ûë¥‰Ê—k]”FÄYY#Œº2cWó)p^°å FeêlL#ºÖA¹Kó#QU´òIèJ#‡Ô˜6oM#‡Î&lt;G–1†#�~”LO|�—ú</text:p>
      <text:p text:style-name="P1">ï#Ïþ;1¶é¤� #<text:tab/>W4©`#To½®ìwO#šv#Ñ”bî•ß¦÷7HŒ»Ó2hz‹</text:p>
      <text:p text:style-name="P1">w @�|#Ýºö$teõ�Éðñ2ùRƒÇ^óà©T²Ÿ¦ƒ ,½#yÚê¢#/<text:tab/>Ú\/˜</text:p>
      <text:p text:style-name="P1">y#àÁÁqç¥´h‹#\#Sô”JW#€y°-V#M2f]‚Ih­#K´*K88Æ�#ìª¬</text:p>
      <text:p text:style-name="P1">É©Ÿ±‹ó#ŒbÃáZâ#6¶ø+[%F:Aƒyæµ9ìât</text:p>
      <text:p text:style-name="P1">Éàq3+èu q(x&amp;‹@©)‘¨Œ?×#“åt-ÁyGm</text:p>
      <text:p text:style-name="P1">&amp;~Z\{Ñ”gÆ×U|ÀÖ.#Yx.# ŸøXƒû#ˆ</text:p>
      <text:p text:style-name="P1">–#­±‡Ð²#¢¶o)ctÓ5uJÌ-µÚ’##uµ×&lt;Žº+vvÜ#¥§çäV:ÄÚnBõÅ�´K©It“p@¼p”×[R#$Görz#l#�À�´µ0#W›¤¬Oß¼#¼X9-#oÿ#À</text:p>
      <text:p text:style-name="P1">ñÔp ŸŸ³#p##¦B¢·#�êB®Ñ6K¤iÏ-ÿÌXõã¾Ÿ1#é#3ýŠ,:û•YÂ:Á,ó#4Cý#šQ#ÁëÓÕfÏÛÂ&gt;4dåu·²Cœè¿Rù‹W=5ÌÖ\Õ‹C,ê#©åœËÎ|#D|ÇK"á#</text:p>
      <text:p text:style-name="P1">”ÒÅ�&amp;‘}#uEAž£ˆÂ·�Ëáúˆ###</text:p>
      <text:p text:style-name="P1">ªüà'ÝÇ‰½ñ#àáÁôŠë##²“ÈzÆ�</text:p>
      <text:p text:style-name="P1">Ô“‡tBg³Ø‰Ä.¢^#Ê�‰‡AÆ”}#¸o</text:p>
      <text:p text:style-name="P1">Ñêˆ›'c´&lt;j/RÅ#mßtó#wÒ­¸F‡�õ½»6ý‰Õˆ,ïñÎëw(�ë‚ë¨rY�âd#”þÂ‹�ã"®‰&lt;Ù]é(]T»°Þ„ÂT:#aU±¼Qß#3ÞÇØ!#Çº#í"èn…CP¡)Pã#Š#¸Ÿo†XW@›r&amp;#7e%wÀøMõÍ­)*Ï˜H#�Pdkà#}âH·}ÆSZ•K™äl#Âý�w#œó&lt;Z@0#lÌ#*ý#æÙ÷#ÏÖ0¬aZò÷BL•¦_{fþ¶ë&gt;WÑíôÔíBƒ©}ã•Žâã7¾?Úã#Á éX"á</text:p>
      <text:p text:style-name="P1">zBokvï­#D¤h^9”Ë3áL^ñUL#æÁÁ¡œ¶�ë=8°v##*MôÃqòlùÅ±etXô‚ò$&amp;K&gt;�e¹Ô#U[% ì«™ï«˜«ßqè+Àãz‚³r3)Åå#ÇØ#ßó3óÎå#Ü´;#£è#X+ÏKêšcýºýµ½œò‡ÖãÈcÃó·#–×EÓËYáv#�KCþ;û/Ö³"”<text:tab/>#©³üõÚÅÊÃ<text:tab/>!ƒ#º#Æ{–<text:tab/>–`.S²9cJSö¬#=$M¾åtw#…‹?j]j¯ôs #T}e#¯ï#°¸�«·¾#é#žçz²øk|‘EÆM#rÍ###˜à4½þg(ðªËûÁ±U^‹ ###ÔvLý.l</text:p>
      <text:p text:style-name="P1">}#ûüÓÏ`^€Ž!€#*ƒœï^¢n§lñÏ�žép±.´¦–Y#ê”^ÏØcÏ{Jnø²¦ñ§Û^&amp;^=¯ý?Å¢a,œŠØƒ#¯3Ø1R“Šô·3^Ë|G#;³èÑ##õÖRJSj÷à_T‹Á2}å=iŽÏÎuô‚6²ßF6©z2!LiD­ó(i)C€Ð5A#7fLPs@˜dÐ!#©1a#ªj2‡Û\ÁÓWbs</text:p>
      <text:p text:style-name="P1">%!’QHÐPÞ³#6±Bp€Øf¼û˜Í+#†#`@6O{µ#8ÐŽý6ýÑ¹#xN#÷RuXIè8Þº]CR#,‚%&gt;D–#Fˆ#A*Á%,#X¸.â{rlPmBC¡Ê!ª¼gUªÄ~V;£âŠ?’”</text:p>
      <text:p text:style-name="P1">'û–<text:tab/>/o–êƒ#×…@#�d–sé´ÓS_¥¬@#¸XŠÖ#’Z£¡ã6€w3d®#ÂÂü#‚©S##r°#KaUˆOõ^ûßK5®H³Á¦Ñ¦*°Õ„#W†#Vùp ‹“·€\*�­Š#\Û6ãÖ.Þm²«›:¦ølT _æS¹È9Ÿqw�¡:Ý#Q¥˜#0#Ž.¾# 9Xœ#%_×/ç·O½#x7½kÏYgÕW##½«r+ºÈ#b)á6&gt;pNúý##¦3%¥èB#øÙ*èLºS�#?Åû5]šâ¢••ò®‹1#óu·#N¿#xàš#+¦ÊTÓqmôÙ%##ÏÔa˜Úï·s¢ôŸ‰©8Œ›¶‰þ˜¤XVË{­#«=clQ#ËÁðLq†#CQ:½<text:line-break/>ÒOy°nLPŸ#¥­|Z³ÿ#§ê#Zˆ°_èÈÎ#um{•ÿ]°a EÝ#œŽ%•Ùèz§Ä´ÙJEc™=Ž ~#¸“•”t+&amp;/t(Í¼sÖ"]V6jíÄ4åþar³#‡»HÎ<text:tab/>òòØmÏ( êZ®l/ã&lt;Lhï#Ç#Ç#z¬~F]#-¼òü�#m</text:p>
      <text:p text:style-name="P1">#³×1|8¿2¿v¾ßÚ¶Ù,[÷QÓwÛ3##[×ë˜~K)2sÖªhÆÂ¬ø�‰3WÇ##aQjÚ#?@dS#M#¼Þg#U³ªœ½YáŠø­üH@œMœ-h:ãÇäÁ©)®©#Íu†ÔéŸä–#ˆÐ#]dj#"#€#Ì:V—ÈD@</text:p>
      <text:p text:style-name="P1">]×qö+*&amp;÷žµª›�éÁç_è›[&amp;Y�ˆ çŸ#MoVnK?¹�íhŸr8¹89ÐøÎ¥f/È##“]#]‚/Æòk–zm^#ªàó#–â¦î`‹§˜±´ùƒüà0¸�Ÿ™ýQÄàÎtìÏæ•JIyuÅ³«#“ˆVý¶ÂÈ’Ÿ˜=£Ú*s9ïØ‚ÅW#aãB J¢(î¥ó^ŠºÞ³ƒÏœC’ÊŠ4"ÏV##@#Ûþ�Þ,À#d#*X:u«ôµüþã;Å‘ôÖ¤i&lt; è#úXö§Ãµ¾M‹EÛ¸eÕ|eX#«ªjw$ç·3±•ä§#2ãäÔÈQ4:«Åû÷ Túé¬#iÄxê#’##Q·Å6È€‘G##âž##ídˆF?#²#¦lkhþÍ]-ÑbØ˜\âÍå&amp;7#&lt;LÚ™lh­6–@ójO×—�X›O7D¨è³æòe<text:tab/>„²úöÕŽIíöÍD–-î˜’Øþš;Úž•©5øJýªˆ‘#Ê Çh�ªR…ø</text:p>
      <text:p text:style-name="P1">šÏƒ#Ä]‰‹#L1#ŠžhRf«õ&gt;Ü6#Kp/²áï:K_ËþÑ[ké°2¨&lt;(ÕqyjÞËÀ#÷¼µnªrßA˜^û„?xr¡ô±^¹ ?HoaÆâ eþÚx²ZwæC½:ç›%gjþrÊAíEÐÙ—[ÖÆö#×#%°*.¼ò+#³3Ê—sÅ#�hÏ+‚ &lt;C]#ï^ài¡oA¶#UùE‹¿l</text:p>
      <text:p text:style-name="P1">Ôk[r†uµM –.|�ßxŒWZ˜Â–è</text:p>
      <text:p text:style-name="P1">» K#<text:tab/>æP–G�ü»^ ï,šfûu¢#M¼¹=ƒ§q&gt;¥Â=é·ÃE,°ô÷"{#�‘eÎç/°gÃ‡ó}K#9k3VŸ›Ú#ó#•‡+#•‚_å#ì#9}�Ùo“)‘#N­ÊP™qdÔ###§X-xúâýƒ#;¶¤Ø_y#ã$è|÷e#º¥­ÛORgê aaîÅpŸ|Õë#ŽGAä?ÙP\j#U<text:line-break/>Ó#s9Ú–°N’SKêòi@VMÞ·#O#ÀŽ¯dzZ²S*7³1~õ#iLª#v"]&lt;-Ñ*# jŒv#bž6#</text:p>
      <text:p text:style-name="P1">ã�ãÅ�S?,ê”ÏUØ#Aê%ÔRŠ#Àû’háÌvÂÝ[^œåî°_š6›0Ãï:Ñt##Ê##¢·¶2=ß¤š#‘äßj×hñ~2³÷ºÆÄÎNŠ3aÿÐÔÙ–½áL#µ{:e0ÍS¯¦n3Õãbý½ãÃÏ—<text:tab/>æÍl 3¢cPôVC#îx”æÏS"`[×i;ã£wn#/OU#¢9|Ä°24èÍ¯,Q:ÔÉ®#¸î+ªby^ÄûCcÞ’Õßå</text:p>
      <text:p text:style-name="P1">�dá¯¸a¾6Vôé ·]¢��RšÞ¯8™Ÿž~ZåXù�V#Ü L0Bê½#¤wÍbîe¿ZMÒ'UˆR#)òE#&amp;¤&lt;­Ð˜#í#™/#<text:line-break/>=½¶·â#J�&lt;`›®BX]Ï«YÕ#æ#©##Äø�®Ë±6³ámª-#ç3:¿ÕKvuñË]­#¹Èñ#*¨a#,Ð8ÕcM´¢ÃÊäõ£²å#š¢¾¢o#vG&lt;##Ê‡oÍ&lt;±æ<text:line-break/>ùé#n¸š‘#™ŸçG#üŠ¬3ú<text:line-break/>“ìT#O÷æ#�YíII�#gá@êz¿`c„ÃI%×³ÖéÐ¨þ´¤#n«ZJj#‹©#b¤û4wmÑß1r®8åI’×ãh5\îwk#‹*]éY#Áâ#lôå2ýZB—#£#án~þã}\¬ÖôûÄ#óÆìý/b²£ƒ`C]+„<text:line-break/>¶ym?ü9—–Œ¬Ó¦æv#f&amp;”\mA‰b‹#„¥··Ä¡f�¬!k/&lt;uçR#¿…ûž#ØŒŸµ&amp;¾~É#½#aÛd#`+#Ô•êòýº-#!ûPÅ³:(e”Ã#1‹ËES¿�skF÷D=í^nXÆmâÙ¤á¢‰ºo-÷ Vöþ&lt;‘T#Ý¥ž`™ÉîeuO%[O</text:p>
      <text:p text:style-name="P1">#‡N}} *#<text:line-break/>¦Sîãø#X#’¤Á“¼áBD#”T#4m=f#‚†#Êµ¸üÝ@!£#¢Ÿ##ƒ&amp;‚9l)æ&lt;‚F8#¥”*mû#¾#%ß(#ñ‘á#wêPmL2$#Euê…£Ô›�L#±·jo…ö2}¼BÞ·÷&gt;y=¿#¨$}QÑc¿–#‡Î²fD?</text:p>
      <text:p text:style-name="P1">äÿ6´Va~e®|#t¹Þ#¨aïyt‘#ãœ7¿t‰fÒ##;Ó…#tÌG#Júƒ.òº�þ#&gt;¥yOTc§÷ ‘Y#î~ìwÀ‚„æ­”A¦¢x!µîpŽ#Xrÿ#Û#�×�r##ïÈ O#-P27#ê«¯)Uî€�r#:±#éäÝ·f~i½wÀ<text:tab/>Åd#Òø¾=CÁÿ­›ý#YªÜÿ®ké#oä#°ÍS#°ÒrÿJC7-,¶ß¾šw€œ=×#ð`2#µ+=²#p‰gmŠ~úO5ºî"#(òÌôá#0a¨z?A·Ükï¸¯èÜÛà9½[¼Â;`ýg£#ð¿d (¢Ø#ïà’On{\åÝ‡¨GÏ¹#i�TÄ.ÚÇ</text:p>
      <text:p text:style-name="P1">¢-Ž¯#_#»};«ùÒÐPÞÒ–#Ñ‚#ö##.<text:tab/>ÒžøwÉ½x9Zw]ç[Æ#/éž#Ž@(Œçƒl#˜Ú¨ŒS³vÏÀûiŒùêÍ##A�¨‘†�ÄyY‰*C¬ç¬‰¶Ïþó³&lt;ÿ³²#Á…##z¿Ÿ#0p#)rÊ¾#b­#`$%N¼ž#È·¦&amp;cšÇK‹¤#Ä#O@4###b#½È9èNK»×žÑJOã{¿ÓpžÉzö0I}[|-ƒ</text:p>
      <text:p text:style-name="P1">&lt;+„</text:p>
      <text:p text:style-name="P1">óZúR=¦?¥#f###pãéööm�H ¬ˆœšUDe3Œu#B#ð�¸][±áM¦øi2#CìÖ#YV´“ÇÄ‹8•l^ŸÓ]Nð#z#±š#�ƒ”##1^êB)~Õlï©d#é�žy =\ñ2fÏÐó²;`#n�éÄ¾%£Ši­$1¬±DåNö×ûÃWòï.\àØ‹“Jl#]ózämN}g&amp;ýö‘¬ôIÞ{”,.l‹º�#®³£~©##ñqVç#SR%2 ¯±#�dM%#Ë#r#“™­OeT�\–)¸õ˜ëËHñ‹PIØN#àd&amp;~4W#«uÍ@SN2EO@O»#KiUºž##Å*,þw�’.—¤‚ÍZ¡*j�¶#®#YÔ0eòœ»##‹ŽAÁö7,–v™Ìt[Í‘SÝ#SG(&amp;šÏ¹sÀ#¾ÚFzËO£°ò#o"güJuÏº-Ã"IÚÖòÑ«èW#›Í¼a×ïÖ+</text:p>
      <text:p text:style-name="P1">[##¨ÏÆ¸¾_ÓŒ–#©#ï^Þ#‘#×*�Ëñ2ÕÊ&lt;žº~¯Á(’¥o8“"À�bÑœ¶;µ¥:²{jÞŒˆ�Oìÿ­ÛÅéäŸ#G˜##òœ…^É¨Uÿ²5Hö$Ì4##exÅ¸“©"‹%Ç"&gt;$¥îm#íŽW~¿&amp;ðxŠFzÓ$Úœ_�Ô°&gt;‹õÈ}Ù™ç!1Ì5*´(ù#¥[¾–^Œ#)³´·,ƒŠDZ²G#Øë#‹#¼r#]ñ;2#ä¾V¯F‡tûc§òh¨©-&gt;;S3,[yü%üAm´%^Nú(È|V?¸Ì&lt;#”ƒ¥ùçuýâ3z=�àËÅ'ÊÅÆÃuŠæNRÓ¹Âkíå{üeü°÷D/CC#?=žókÑ#P¶Ðíêqþ›0WË}ªîùjÂŸ±�#áîè\V¿ãî„ýÁ#·÷tp##¬#Á<text:line-break/>¬Ý«×K#)/E³ôÎ#fÞ#y}ù-Ÿ÷­#cydS9‘+e¾ƒz.@ƒ3¶Ú|q$¦'$u¼vèÀÄó³Íì\@Ì<text:tab/>•½%JhÎäË“XÝY*’G8í&amp;�²G&amp;6Þ)ò#ÉÆénKÓ¬›u_ÆÙ“ø¾ÄñÓ~ëkSë#™ÇßPY–#,ß©F‚#ù4#Œ’ÆY„)�</text:p>
      <text:p text:style-name="P1">Ë«z\C§#J½DŒ1›5ÓUÑs�÷#Î÷#­ô—5OÄ=#pÞ}`³›Ã•q#˜Ô5O9&lt;¦ÑÍ,T©0‰#¿\#J/#»¤è#™OlW#EõÒ\Ï‘74[ÞG‘˜±Ö'C×ùæ�jRT0ûK±#[½ù¶¾yU;(.ÀûT#A]»ìäáÿñ##<text:tab/>è##d�dµ’‰ü#ºÈ#üÈéD‰�8¬žÄ¾¦#�¦òON4êÂé­ëÏ=###ñ�Á‡w©ßðIa‹#åaÀƒx+#§</text:p>
      <text:p text:style-name="P1">íqÂ´ûX­fm™èŒ]#Ô]Wk&gt;‚á�Ñ¶#A´L#ûT*î#ö—[Ð#u“áœc‰#K�z�U}�#Nâ#l½_¥þ�‰zZUe†ÑÅSá³(Û©›Tv0ŽÕ#c#@huî½#“#w·å•VÁ¿ä©§¶¶�zþ&lt;Ÿ“ö§†Ä_þ�ê#²‡^c¡+ÆrPÑUŸˆSj·lKu„Õ¯#.ÎäøÃ÷#R#¥PFƒ:¶#öÍ‰k¹âñJc�ËéZuáÞÚ2÷÷o#‚‚†èÅ:«Îà#›ÒÍyÅ#×ÂïÇõJ#í†#�k[ âÔÎy9Å#ÐC#–öÅVâ6´tá¢1A(Ñú›‘#Û'sÎt×a×`¯;#w¿4OñixáÒ#˜âì‹æŽì£Ôy»F»M%ÒšÇé#cN½ëÒÁ¥Ö9$­á&amp;</text:p>
      <text:p text:style-name="P1">Ë”0#žhX›Ìš½ékkjí)E&gt;{¾ìÎÛS8Ö\ÎÇ@lò£WZ’ŸhÎÃ+Û#V£b#O³ßå&lt;V„]–ic³lË<text:line-break/>‡Û¯ØöÏºù™ë¢èÇò]‹ŽˆË#•'Ê9t:oYºØØÄèp÷·ó”dŠÐ&amp;R‚=is#‹BQ#ç„ï9‚¿Y³¢r~W|’fÀ®? w[4ó¡×Q#ìzð÷ye;ö##Á#BtÕÜ?þÇ#iHXãÊvY×kžæu¨üøPhð##Aü+^\þ zÂßG*_`ª·z++w</text:p>
      <text:p text:style-name="P1">öçÞ##V"†+pØ#È#q#¯*#gs‹Ü…´ äŒ=™nÈ¨mÆ¹FKÊâ3¼¯”ßcÕçÃ|DÅ·¾ù¼ºÌ</text:p>
      <text:p text:style-name="P1">¹L}«‰ç.Õb7å#È2Ÿ#?«²þFµ(#(ôp-³c¿‰UŸçÑ•�Wt8&gt;¸Q#œ#¶·Ï5±�÷ÔÅó– ÷–#/ÆQ~æP(ª#ñºõuè#¸_#Æë##±Á;€.#7äˆws²z#Eþ³¡º¤#yƒx#ÓöÇ×a‘šÖÇ967Å=Y#‹!iµÔ­]Ï¨]ðSX%ç#«] f÷ÁÀ7#mdZ�#”í]€5Ý¤qåÞõ�ÌKbãrÆ&amp;°Lö?ó§/†<text:tab/>¾úÁ#;ò#e¼aðJ#ßãëü#×ç-IÌ�–Ž#Y„)¿~üÇî¯!#A'­ñ†ú²ùÐçÔ•³R&gt;#{©Ñ###yà#ÊÐìrmÜ#QßðQt2Ä§\Gû{##†;¾ó^«‘…˜Ä€#¨‹žÏ�#¼ë'ó²îgÅ£ŽšæØÍ#÷EºÚ†×¡°Ó°lk#ãZ\ÄA›:ô«áŽ#•Ý<text:tab/>ŠC�“:¹ƒJ*ˆ5À×5�«#Í»z ×#@ô#ñs#æð¤É'4èö„½KV[’#Ï¼áÈ ·¯#ßÎWþK€½õù,�b=ÿmŠƒ#]Pà#</text:p>
      <text:p text:style-name="P1">Bç~9†‹&lt;«IäQÏ2!ZO/MûÇAqcâ›#&lt;ÔŸ²ù”Å{H];�LÜóÐ’ÏQž½ã´Oêl¦¢l‹øíS’h£,##r‚#Û#¯u�ì0ˆ0à Ü#Œ�Ô¨#‡/°ðá è<text:line-break/>þ#—‹¬8Õ–x•�BZ_‚¯#*#YOó~ô,åJ¶ƒ# ¶oõH8R¶È#å½%÷ìu$TÈ7^#°°u½É±¥~ÿô‹'ó!õ#àK²#2FÈ¹#Q-Ì#aJÌ†tÈõáI�*)&gt;P´Ò Ñé×“‰� rêÝÂ@Ô;‚mçÒà÷šZW6ç“)ƒ&gt;þZ¯óç¹Ÿ<text:line-break/>K•×Ñ˜ø:y#²"* â#Šh¢jñ©c#ƒ¦�#%�\$o-haõmuib«½5ûÚØôµõeúáäêï”ðgrb×�×\#»¾ª­�¨›®žÇÐ¨eV<text:line-break/>ÈŽ0Å‡§<text:line-break/>Û½oÔ<text:tab/>©ßjz—q†ûW†Ðlï</text:p>
      <text:p text:style-name="P1">Ž#îkúÎ¯ÿÑƒ#ü Tùrƒqp‚%##w¯Þ%Ú#ä¾·ÝCæe“#Á£ô#=®))‰Œ“ö‡«¦¡m2#†»#~ˆncÃDó#ÙéøÁD�_#[ß###î€�Žý'2#zåZ”âŒp™¿êÂË—+2'�«ÔzLq �+aljm#3k\óåb#&gt;#UtÄûy©@b»_y%ºà#`�2¾#ªÀwÀ3ƒu_#iv#´¨ZÃ”L�½]Î$¿£ÛÕ÷r†#ÁJ,bwÀ‡@Cš#ìS?…</text:p>
      <text:p text:style-name="P1">ïdÿsîš•pT\œ“R¾ñüœ)½#yªÛRž½#ê$O"áZ#éžÖÓŠ#@#S]ó#Ù¤</text:p>
      <text:p text:style-name="P1">#¹l¹r</text:p>
      <text:p text:style-name="P1">.PåH§WjRÁX”QEÑN6ì;B¬éOÍÄ`‘{±½t„#^–ŠÖ–?6Î˜Îµ¤�m…•$Ëoª#e#ù_ˆw²âÇ{$ô#&gt;R°ªÌbƒk%tîÚ#¨º3wÃå‹~Z)è‹Á"ù¯©�]·Ä#’MgÕÖ˜|˜Är#$F¼QþT¿Ðá¯nç¦Žª„b¬@÷A#æ‚#z‹-&gt;@�é/ÔEãO�ö[=ÂÝ�²‘�ªoø«F™8øÁRK€ˆ6R|Å³Zä‡/e#l`Í2FçM˜þ#Ädúu3®¹³ÝÉ%îv#ËZ5‰µÉ½+|dë«&amp;ÿù=�šûÈœJ #ó8h»r#øãäš5+“¿M#ÖŠ#ì#y·†7ÊÔãV4Z#ù&gt;dg™óK&amp;ûQNÈêrØ#-²á‹0ÏÓ%Ø¡#ÕßcA|†6Æ"¯­ k’Õ;€##Þ/h«ûäÏÊOVe”`ñ„ññ¹ò¸ÆéŽ4-ò[ùg##£eX¹ÖÏÏVÑfx) W‰„‡í0#Tµ Ò8-Ê¡Mn#¼Ú®Û?,ü“•4*Ý3Õþ(XL,Oñ£„¹¯#ººÀÚàñb�5Mwc¦9Ë#IŽ#õ5¡7RIØ²Gæ¯³?Ç#P#p#°üÔ</text:p>
      <text:p text:style-name="P1">G¾È%CˆAßZ4£^ñ;Üss,F.°´A(•˜Ã·�Ñà¬yäøu–)&lt;`Ÿñ##&lt;ÁßºæXi§í—!¾vÊè##äAPãû#…ò·è#NmsM]‹"×{r#NÏkMVnÆ®~æ'=#Œ)</text:p>
      <text:p text:style-name="P1">†ÉÈ™X¬ò€µfý#¡ÿØAå¼<text:line-break/>©Ü©ñ2ß#}údÑïu#r1[†¶í‘È<text:tab/>÷#š]bëø™¨|Æ­Ç<text:tab/>Ègm¸Î"°_#k‚¬</text:p>
      <text:p text:style-name="P1">#{¯FÍ�Q†#^°4ií7Ÿ~?hƒ</text:p>
      <text:p text:style-name="P1">ß#b@+Ž©#‹q&lt;“#˜eyœ#IH˜Ì#Ä’¸œRÔ#(‚æf–�#¡1LÆ½[qE¼ôád›Nì ÀwMÔ#9"YpëNº—####+U##ÑÆZ;�É–ä°#÷_#äXë•¼ÈÐ<text:tab/>™­#ô˜t####ÓB¢s’Çâ##*¥ÞÔŠ“#»þ<text:line-break/>‘%&gt;¼Ùbƒg#DÞÑ¥#±’Ôá��&gt;0«NÂdÆuRß3Æ&amp;a±·=dØï†#Úé##8]<text:tab/>Aô#•3AÑCBŸd²ÅàÖƒâyÀ†kÆ«4#¦Ž‹“u—‹##v¶)sŠ—##�Y¬TÙŠ‹€#ˆ#³i@õ#“Óƒ#âOÒ_1#d#Ñø¹òª�#ôC%Éë±Ö_##<text:tab/>“AÂíCš©ò)ûš6ßø##ÌÀ¿¦ÏÎÕqz\rr’A%3i%âÅå# šé¼#)€=<text:line-break/>P3mh‡ôûIÀ##`’ÌÃßª®ƒ4#‚ùâ%áÇÌ,T}|.Î²D¤æ!rñ4ŽrãæÊü!²¸´#¨û¨\°˜03ÿ¶�#æ#Ö#š×ñ½Rºé#<text:line-break/>,¹É¸@S###¡\Ñ#’á#¹i<text:tab/>9<text:line-break/>ÆJú”œÖ�»ÿ#.SÄ=žÏ%ó•�r§mbE¾òŽiJ¹##FÌ#›��´J6÷#vV?û###é1¡FQ4®ÿD•À+ókla/DtÙWƒð#zéÜ&gt;H#æ„�#tyc•#ÃÎû%bþ#(X#H#×‡&amp;_#RŽ##îô¶ß&gt;#-p�¶½[©ü@D6°Î#�š¿~=ïnÍõî)%ÕQP#€Íê#aŠõ{#ÇôJ¾åAÇ#8ÌèJc]#¬ûvØæ###�£#Ù�S#ùÉFiF4Ë-ñ�Ä¦Zk.bwvÒ«1�&gt;ÊÅ#Ø‹%ÑÅ;Q#á!¤%™ã…’é™«j÷\M›âž[µçýX#?,òT/Gy\~²�#ÎN2Š¾#ÔÛf xåÖgÄŸªJ"¸�ƒ±Ö›#JbÚvSèÑ8†ÔÛr5Eë‰œ9+q’#Îà‚èœ</text:p>
      <text:p text:style-name="P1">#OFô#VùŒÚ8'{•#Ó#%</text:p>
      <text:p text:style-name="P1">ÐÑ�”#i±Œû#¢=_#g?:ì#¢D#M&gt;ç)/³</text:p>
      <text:p text:style-name="P1">éÉ#¿ú!lJ&gt;Z:'D²´Ë#ÜÌ]òýÙ˜k—Ø®Ä¬Ÿ#Èu¬Mguñ�¯#r9²¾œ­)ì±Èy#½bï#m#«e$mÉ¹r#e¸°�fL#Ó¬eÝû©§#×M#xe„ËÍëÔãÈF‡ŸÛ÷#‡#ªÖ¢f?^[®ÅÈk K;#§�Þ'Šú$k&amp;}÷Ð##Ô:k�##éŸ½üÒUŽV•’ž(x(Ö¢×#ú#</text:p>
      <text:p text:style-name="P1">xL£õŸþM;*þä›þ"Øï¨d‚š@œ­</text:p>
      <text:p text:style-name="P1">;™ÿ<text:line-break/>œ�bkì1H#¥â‘XõVÔxŒé;ã5lXïÿí#ÊÖU�Ðªš»K TjÏúX"8Î­³#?Î<text:tab/>:##Ë°¤¥R#\Kû™Þ_4fS®5+x^Â7˜Ðd?úy-#T^ú¥#Z\%e^ýlAœ:¶*ÿ#</text:p>
      <text:p text:style-name="P1">çù##Ê'¡»Î~‡ÑZÞD_Í�ÝÕµ#Hÿb‹ÿê`á0Q-ŽXDS'úaZŠ`ÀH�#î+ýþ##8Ô#úœû[}ž„#q±#^¤#âB’ôpÇ„#&gt;Oì##«RL´Þ¹&amp;&gt;‹ÓF#Ÿ^h1Ó!ü##9BøIa#U°;#(¥,##ÍV7ÚT#Ö3¡ó¹æøòöl9ÎžL0Ð0qÁ##$”˜^p³#ƒ›L¡ÕüZ(°Qe#%##vþxÏk#†l4~%›ý#ý\€×'Mß´¿—û°£(GÑ#M#Âž9#^ÈÄu-(ç.O#|T8Æ¬&gt;ÏjÈ´y#9A?ÀùW€œ†ƒH#z#Q</text:p>
      <text:p text:style-name="P1">,8Tî0ŠéH#$ÔÿÜ¶ßÓå�©°¬g˜Ý#Ëp¿�V¹a#8Ji”p�ƒ$ÿ.”?-¡‚ ?C§aáÆWN<text:tab/>(º«(#®ƒde¿˜P�</text:p>
      <text:p text:style-name="P1">#|¦‚¿z—Uœ%#þ©¬ïÀzÎ/eU!c Á�#�Q#ºþ)åÅÛßB!l^†ZR<text:tab/>„šº#ÒWž#‚<text:tab/>€‡B!†#”ð@iÕ#Ï·ÐšJY#»##ŠzcÀÕ�%Ìº*fƒûÓÛã“{A)ç #0ò¯v##Ä#3#Á#©#Õz‚‘[###FB)aòŸF%¶</text:p>
      <text:p text:style-name="P1">õoØŒ#x"Ç"î#EöÞ}Â†#x#8âbu“Ÿ#¸kêØYJÈ—ˆSjH<text:line-break/>zE#áñl#bb¾#j#¿)#}jÉQ£`?ä¨—öì&amp;ÌQyó�#þ<text:tab/>š@’#%#J.»‘Z#tg0dSh/i°ÿ#”ÆÞyu&lt;ñ#Óìþ#‡oüP~=‚s8Ø€xHÀæ}¡lÄ=ì#vÃTdc!Òr9.Ü¼ .Š##:Ò#!Võ}^¡�™¢×¸¾©#?åš¥‚£#h}Ç´</text:p>
      <text:p text:style-name="P1">Ý¶7¯ÉÕ!<text:tab/>�#ŽÚÄXw)¤NÀæd##nÄÄ&gt;Í“#´”àÌ+Ç–€#P+ú##©j›úl—Á†½à»dq&lt;u<text:line-break/>&gt;©RX#9:&gt;E0ì#¸ª#à²F�Ÿ€f�¡B#‚</text:p>
      <text:p text:style-name="P1">ð5yr‡‘éá‘#$*ÁŽßã#=06Íå;#ôòO½à÷&amp;®““ây}Jôµ#žƒ#j½#ûMßN+šër&lt;�Ùº/‚‰Òå»Qú]#%¯sc�#êäÓ#º)iPq#–-ZûÇ¾±m£D=•°)8vMO#ÐÒc¢r±\¥yB$6¤€X8êa#a#’y?U#ô#ËÄþ[ÏH$G#pÀS#8Ál°¡Œ…#«2áåtØWI#¸þ##úõ#Ÿ#ñP—' £"¼ÈaM~#:#•`–lJ<text:line-break/>™‰#V¯ä Àì¥#ÕÓ#î*aáÊ5##]‘##&gt;g?‹q#Sô\œêôFÿ�§†�]ñèS¥7#˜&lt;Õ#Ý}×5Ö¥/€$UÒé.¹#‰Sè`/#o’®…Øàv„»8žÐ•O#%a/#…íš5ÿ�#1_]‚Ÿª0œ}Ûè»!K†µ½¥=`ÎœñŽ&amp;ýƒfïðë·;[o<text:line-break/>�e#\Qe=ËímØº×ˆø=;³»ñÍ:(ˆý#aX{-#‹3Î#žŽ«1yy¶#ßÑ~!’Oå</text:p>
      <text:p text:style-name="P1">z##ò4? ô?Fé—x–u#‘¶:^#B’·¡R/#„ål¦î·*äY¹4ü­'{=#ÝÚøœì#@ßc#°¸Â‘±äPoÑ¿ÖÔÔÈ[N�l#¸áÉ‰†„_”•Ö°œéVŒÂ/®#í 3÷¨è�.b¦ºwìûš·$·‚j«Ë©åT_Ö/�##</text:p>
      <text:p text:style-name="P1">Bl£@w›œ##üyN‡#ý‚iNWdJõz¡)(´—O</text:p>
      <text:p text:style-name="P1">0ðQm®£S4Ùïå&gt;#Ô�»3@ŸË#Øù#ñÀ²(Cy|Žlu€oÅTzéû âhLí·„#H$‚j#JJÈ4#¯Æ„)¸ß�ïc„uE´#á}‚·#]¹#,{£½C·fz#gUÍC#ið,"'nž<text:line-break/>åU©éý_�-ý÷F`#ü†ì,¼Oñ×ÏÕÆæš–4&lt;#�ÚòF¦#|ÏiÀ!ìé¦´#¡~l«\Ñ™þƒh­±&lt;A7J=³µìd#û¹ÜÃÞ@Ç8_�#æ+­É£P§ë,�Ÿ/.Õ#ÇÉ5#x#N˜Ü<text:line-break/>N„#ÁÖãÏf†###bGþd¶½‘óŒNáe+9†)#íR€Õ•Í±ÝACŸZÛëÆ&lt;ê#„4a#<text:line-break/>ž�#ä&gt;½�œqª«³Ç##Ûü7o2æ¨¢Ú‰#ýo#ÇaÓË\—4Î#ÕŠ×eK×¤ª#ºË¿_1ŠˆÚ#v³VÏ÷+Ì£6"‡�A‘Ë¹$¿##»u¹Éæ…~</text:p>
      <text:p text:style-name="P1">õe3n&gt;#âÅGŸGÛßmÛÎ=³Z‘ýÑÊ¼ÂÊnòüïò@#&gt;]?##Ã¹wÏS#mZâ&lt;Éxa’ífç##R‘o–#ëY†v0C2;›ÎB—#›|Ÿñ~Ia·pn%Q*N�%§#á�9Êú# Ÿ¡0Ž+•ÜžLò#ÞÖ©ºP•mãÆT#Fº@µ#ûA¯�ù¯#}‰CÌíÌWÆ{7ù×…ÁÁŽ¥/gV‚±#«(±ïÓlä}š—Emùzã;µ#²³ú_’#ëë“ž¿•Ô£'§Ô7ÿ´"F¶É!ü%aÜ¬^ª—&lt;Ç…#™#ÛÉn#½�H0¤„¦(è8€Ôß&lt;][#ˆ®</text:p>
      <text:p text:style-name="P1">Þc¿ž r/„„Ž¥X&gt;´~I-ôCåh]LÚÄA$<text:line-break/>#ŒôS±š</text:p>
      <text:p text:style-name="P1">ôš×ÁÁ—�¥ÎÒ½i¯¡+Œk¢`Bìõé##j€×HÑC¥À‘žx#ò˜0Ûcÿk7÷#†<text:tab/>Ž'[‚#§~Žë÷‰X#&lt;F–3¿æÏ=t»Ô8ËÞÈ”Oß,#+#0Ïzl[ac[)–ÿ’0sj�O<text:line-break/>#°Z;&gt;ßÕ,Ò^<text:line-break/>&amp;*â±ü&gt;#ò°l¤ÔÅ&lt;x0PeQ¢·'�ò'©&lt;#;P ”-é"+©XàÿîÏ#O†#0í«ío­"öÎ¡û-}‚�®#]å.O_Âå‰V73·jGb¬©Çd”B5#õR•²üi5Ö×5º©žOË4Ù/'<text:tab/>ëMý­k±ð{|¹üvUR‚\þ�#‘ÚØ##¯#a¥p¼#‹½Ý’¢G÷ÿÈD¹¹/ÇøõYp9Dv\n…/ñ^üüx#¬®Š„ÿa<text:line-break/>?b¬¼ìQ¹3#bè�¯XÑ¢Sp^CŸ‘ÿâ•=W<text:tab/>aôr’`«^#·¸ÄOZ1^ÝuYÙ%¸Û°RÎDÔ#* l…Õc†¿—<text:line-break/>ò£§¨#”##¿ÁM¶™+?øö</text:p>
      <text:p text:style-name="P1">O3Ð}wŽà™qÚÅ”Dyˆø^N[™~É–bHêü°#²·'####84ý&lt;ÿ²Ç›Z]Ø"¬z¼#±5ß ±¾¢ÑÙ§H‡8#�Ïº(†#|#©›oëOÊ#|Ê&amp;;FÉlæwåÚ#p_$ÜI6±#ï®ý‰æÍ¨Eø±Ë¬###^?8c§t­˜P¡#�‚µ½ÛÕUÔZËHüšá¹õÏÏ1ãö*£»Ûé~@„_í9M’¸ó®k#8†—±¥#mBYŸv_=ÜÓÃàxŠDrÊ#P²ÞÌæ‚v‡´š8gáQ#Q4r r%á9Dlåe"ÎUŒ@_¶a¥X†•æ¾]ÅØ7ù·J�J#D<text:tab/>G·#þôv½9w’�i²¡£±#3—YkíŒŠQ„Ôq…H0t¼õqa{Véƒ—u~&amp;#”F¼l#5ÂÚ»o¹båí™´&amp;„’¡„#àÆ´#ŠrZ}/!ur—g«~¤¥D0íßBm'Ÿ0#ÎÞ#Ös³#±]ÖÚLôÂˆÐäñ6UƒêºŸ¯ÏÿxØÑYèÅðÂSÁàY„k\òRU”}#m#É¼ÚÈ»)±†ó�c´†iÇo¯"×)¿½#Æ�^Åt/«®ääF#æ#îXW#Ì˜[˜™«;;ã{Zô´Ø'È�–*#</text:p>
      <text:p text:style-name="P1">2@×K#N—é@i&lt;�mÿ<text:tab/>x­ËE]•Oi"btšb&amp;“r#ŸÃY#ç¼##[~#¹#<text:tab/>÷�›óÇ#pÙ7bÊm�•ƒÇÓ_)AÑøîFÈÎ#C#žµk—ŽeíÎ"rº#|qòÕ4#JÕ.#!##Ñ##8Ð§§•[‰LKƒƒ¡°`#pú¡#³B!ÙÜ#&lt;h#?TW`#…#o“k#$b)HÕ<text:line-break/>_±8&gt;ìD“ÄŽ#°x³q##æ[ëË#Áá~hPG?O#O*#åBm~<text:tab/>Å™Qx&lt;#€&amp;¤‹ë“ÐXPÀ|Þeó-îö%ŒŒ7‹#7Écâ€ý#´ýá- ä�ÖˆËÄbf� )#—� #sx#è¢üÑ„8B”†ñþÌ{f…!vÓ:@R%`DÇú#Àis&lt;žxã#í³ÝeÂDFë‚S‚'&gt;¬DP#åeR##µDC)^íi®i)^#eq#u</text:p>
      <text:p text:style-name="P1">‘w##åŸ­ ##&lt;�Jé8#.#«óm3¤ŸÖÆ®.ê8Q##Lÿ#àÿ³#õW#<text:tab/>¦èyéó#)�#3õ¯DüR–/#T##¶u‡Í¢õæH#°8]|9sB¡Ð¿.a�½š�òCB„D9êx÷,í!câì%ÚÓ$8éŽ#œòo#t„&gt;»Ä#X#£ë_�`Ó#ÒqVÀ#Š)#èù ‡#yŽ‰#/ÔXN-j##p÷Tn#ô#6uðNÙruL,ÿÙ#yG¯”ÇX##üå‡ K###Ézù#¥fPY#¦P#îí##CH#æû)+#Ã}Ò¦Çñ|Ñ##üô¿ˆˆ&amp;Q�&lt;›:G #œ</text:p>
      <text:p text:style-name="P1">WgÇÎ#²�“°À„M#P”9÷šÉˆßÌ´—xˆÕ!fmˆžŒ#~ýöI@êièë¼ÕPô#\]v#=$x�ˆ-º*-s#B-M”v#B±KUÒ/âi)Tåo#RÀ2R»#&gt;Æáõ##«#àW8#ò’8|_¾Bž…Ti®T-îH*áVÛñ‰WìN6îµ·€@éßŒw2Ç&gt;<text:tab/>„šÑˆÀ#³#</text:p>
      <text:p text:style-name="P1">òÃùÒÅ(è«§#çuPPŠ±}¡ÆW<text:tab/>ŒfR«#šH”B#A!‡òêUâç#Žàñ¶àü–ƒL¿0¬%õv@#r¤#¾<text:line-break/>ÃÎ¿<text:line-break/>#Êô³#ÓËô¹…`Jâ#Ã–d�gÖ#sá#z<text:tab/>^§Æ«?™}Ó“#-¼n®P7é Ð»þƒn]#</text:p>
      <text:p text:style-name="P1">ýÖ_©#*,öÿþåŸ÷NX�úwº¼<text:tab/>�E†z¼#Õ˜¢XÕbµ'4~àõ{¤e«#DõöFÞÜYîåÂ¼½#g×��/8ÿ<text:line-break/>¼ ;º¯_ÌÀ#s#ûËå#oaI“'wYë;Ìþ#‰í"ô×#a»ÍKG?ÿçß±¼i©º÷½!°ûÈ#Í#ÌflÔš##À]]?ˆ‰ä7Õg¼ˆ}JŽÀÜ�,q##£ÚöÙºa·“³BÎ…2Ÿ<text:line-break/>Û�2Â#®ˆ§´qƒe‰œx®¦&amp;_´ñ÷Í[x‘5&amp;F[Ä¿�Àyy�÷öÜ#š¥M›U#Ž'&amp;àd¼Ïw÷æ#ì4(=c£‰<text:line-break/>&gt;ÁlªÒ¾Ú</text:p>
      <text:p text:style-name="P1">5‚§‘ÑO¦Â¸:—Ç_Ÿ¶sLµ#¾š5ß#Á#d¡ðHR#8æ</text:p>
      <text:p text:style-name="P1">#•H…3#÷‡šej#35Ê‚CE&gt;[)£¨«&gt;z°¾&gt;”ì4¾#¾¤##f­#&amp;Þ‰s«‹¹#KüØ&gt;B�ò\_^'"TÎþ@í3¬*#e×eX×^aœT#u¢®{÷<text:tab/>3È��ÍróË¢âY³‹z#G”âú¸w¬?—#BÄÒÿ</text:p>
      <text:p text:style-name="P1">?æ¹kcë#IÜ[zß™`GN�ÉÿáÅ#ÿ)*c¿{#íö™Hpê&lt;#¼##/@­##íò#AŒâGê¤ûñ¢áã§Q e<text:line-break/>0#Vz7Â#&amp;@Ô&amp;_#H“'&lt;P#RÚÝ#À¿úxŠ~äÈ\¤€?ÞoÝ6Plñ—#@ú##B‚ƒÇ4ä7õ¸p3#tÌÖÎm50#\æCDàz#7pTÀåˆÔë#èUbfF#ž<text:line-break/>#¼#4�Q— ]ð}âM(Õå V~¦ë×¡È„ #ùmh_</text:p>
      <text:p text:style-name="P1">ÜÀq´SÀ#älÕ#9€~ô6ö_lua´|OCys×“Ò+#(o­#ï•0…¼<text:tab/>K/FK€Ç¥S¹Ü�@-z’ùÉAZí&amp;v0&gt;(óQ�a¬¼#šˆ£¶#zå¢Þ€Œ]Áã÷ó‰4x#jçÖ‰Äx]I#]ýÆƒ’,áé×i=§®&lt;_Õ2½Î#Y{v‡em&lt;ª~+Eì’‡ÿ°|Ê1cPëÏÎ#V#Ô¦RãHÂÍ4ãÏÙ3'â8ïÒð^çÁÀ#æ”g¥„¡�@(<text:line-break/>#</text:p>
      <text:p text:style-name="P1">ö##MÃ´éÇšxWP [OyúåC_#=ˆÃŒÃå#´ã8Ÿ]W#rÔ�&amp;J*ð]ïÉD.aˆ[çFõk[#Jƒ##ØŒíyTj#ãÕÑ—€ƒˆ8/Ì«#cßöèÞÈÞ˜RŠ#Ê###ØñÛ#ÑCù±Há%TÓ~HôO‘#žxPrÈ�Ì‡##¼‡ÛZDÏ#ù<text:tab/>Ž#s#¡3’T.@ƒc¸Hâ#4`dÁh¡9Ø5^t™¶K�¨#Ë³miÃ´</text:p>
      <text:p text:style-name="P1">¡ÉÜcÇ�W2{#§]</text:p>
      <text:p text:style-name="P1">ñüŒ‹o#þ­##“ñ÷äµ¬?MbSEÎ=dü# N#FèÃô#M’#wvï�!—œ—£´ybþú7ÂžJ±à¼vÒþ£$×÷—‡Ì"Þ–`)EØFïK›Ågø#Ý*Òu$bÀƒ&lt;NL[Þ&gt;³2S!š±·€Î&gt;AÛ</text:p>
      <text:p text:style-name="P1">[##b1öï{±=r§_¬uIÓk"'îû%t#Î#™È«Jüñš•.¿#?#Þ�ë#ã#uïvùñûÝŒÍ‰ÏHÑj+yE£##þrKŠbä³#¾qé–Å¸#¡¯£#“¾¬e#Ÿy?[«ómúéÄøÅBõ@�•¶Ô#;¯”##ä#Ø#u¼ÿ&lt;£ªÊh¿¥¶ÿ0à#0#ß©{&lt;¯2Öe#ÄäVäô%BÅoFC{{ä¹#x+s9ÄfŸäÈÍZŒÊIÑÇeæª››@^K�™`d#å…åEHQu~¥Û<text:line-break/>#Ú#÷ÏüÂ,Šn</text:p>
      <text:p text:style-name="P1">#‡À™3#¤`#×ûBËî,]Ù#M]Y¬°ææ#¸Ž#ó§¾M�æX|#Þ¡#Öˆç¼3#¦ê#û³ù#õwd\YuË#éÊy%™#»üXÉ5TÆW×Fbî~éwäàeMÌÝæ##�#†M_Ü"Ën*¶'Œ¨%]#AÖtÏ6úþƒVÞ%#</text:p>
      <text:p text:style-name="P1">ßægÝ-ð¶�î³›©qÍh�ˆ<text:line-break/>gæò«ï<text:tab/>¿Û›äû”=Ã+ôW’ãƒÞerâ##³�</text:p>
      <text:p text:style-name="P1">#Y##ðãÂ�ùhÑL#$ö„ÝÝûÛµy&lt;8#,ÜÏ¨*y� � Ðøæ$l;è¸œ]Ìô¬¦lÓ¤9©¢!.lÄ—v�ãziÇ#‰l®</text:p>
      <text:p text:style-name="P1">À”Š,àOu+útg¹]_)ôªŠ#bØ�ï#o%</text:p>
      <text:p text:style-name="P1">#“Ÿ11#)y-V8#}Ú·¿#R6#€(ùÓ#ï#º2¥h#Ã—#"S©JŠ®LÚsag*Sïe%§‡îÿ`¬ÿpõãê¬³4#§’œfþMàõŽ†kãNþ[ü”ø#QjJË#”#a„"…Ô<text:line-break/>çÉßîPÓ##¿A�p;òö#­M/´</text:p>
      <text:p text:style-name="P1">ö###Ó#Z3#•#n©z§�€9¥[£#}¹_ïg›˜ˆÌÝÕ#(•Ünñ¾¿óSu6-í#«¸ó¬§#�tƒÔ|½û=•7û†</text:p>
      <text:p text:style-name="P1">�#F#âšÖÎ^##éÀœO‚Aë*</text:p>
      <text:p text:style-name="P1">GˆRÍ#S'</text:p>
      <text:p text:style-name="P1">ß]Ý#gxÚ¼ndV</text:p>
      <text:p text:style-name="P1">ÝpQ™cþ#¨�–¬}Ññ›•=¬-t»*/BpÓü)âm‘#Æ¹þÇì³Ž#û·D€ï•^ ï�kÿÝö´e±#7ƒ-ñï!<text:line-break/>#Úë…ß#íèV«Ù‚^D²kun##[=ôwt#u2õnß#Š£ ïg7#Žî#‹Ç%_q¹]í¯èŠ½”Šöþôõ/jã¨’h%{¾ýÓŠ~Ü�wŸßºm´Jªsýþf�Gµf5}#¸´w‰�“þ³#é"¾j6©è‹.°Êâñ*2×&gt;¡Ë²#-9P</text:p>
      <text:p text:style-name="P1">#V±inS&amp;àRHN</text:p>
      <text:p text:style-name="P1">b3#é#Òþ®3Å¨}ò#…0r#´ßj)³è#êœ<text:line-break/>¡Èß¢âÿ(&lt;[ªƒ-ñ=7»qqE§Jgò'&lt;2Mš(#&amp;�¢2piÏ.2Û”�šÒ«��œ£í#0#Š<text:line-break/>B‘&gt;‡´hÜ#iéÿñ¾Ûø- Þi�Q±Ýì#÷##^:—#l°ÍœR#©éXò�iæoÖ¸ŒmÕL[T~#ú“ºª�#o##4#c8SJªîWø’™Ö·ÕÇ®Ïß##qùª## #yVôÙ#DZ¥‚O²môÚcÍ˜Ã†è#yúµ–Ü˜¹6š6'KB#«ÛªÏ|=Nz}éFxGóá</text:p>
      <text:p text:style-name="P1">p#g$W#Îb/€¨ËdŠ</text:p>
      <text:p text:style-name="P1">bÍ&gt;þN])ý#¨ó¸³#NNN™#Z;Q=ð<text:line-break/>z#Et3^!#Wü5##ùxÐ¨:O˜™k #Ræ¾rîF©ÒX¥n*#¹T•Š¤ã]�#º¦D#Æ#4ã"Ïa6¿/ÜKîµ¾?‘=#{5»ìœOnï®`y#¡ú#ÑÔélC#r�#ù²#‘Ë;ÕEù(j]�‚Oå9ð<text:line-break/>„š”{#ò|�³ÏJ³Û š#«Ôâ~}Âw}!#¶Ü‚ü=†?¾:#šã#2dÁ—Y¬�#"·ÀÄð~Ôþ5•¡N§Ï·#Á#vNèY6îÝÏ:¦û=S#&lt;R²r¶í^ç<text:tab/>G¡R}*l“#&amp;#º“"¢•f´Üo#´Ø2E[Y—³¶KÜ+kÙ#ƒßšÕ¦j»—#ÕæÉLÓßÃÄ#eÕµŒ#Y�YÄà“ØE&gt;�P#Ä‹àŸ&lt;#RênvuQ,Ä"]*‹mœ_1Ê³Q#O)­p²##¶Ê#ŸTØëµEi=Ó­5º_Å§IVÍ¶¡Òˆµ#.oý\7!’3s2Ã#Ïf—÷#\r#mæyöo##Ë÷Ïüõh#ûù#¸8?­|HæùRÝVs�)c#P™·²Æ#ii#ÿ}4òŒ–éFf!@#›ÃP³gòÖÙ·ê™º#Eº6¯##iµ#±Ì¼õæIPFÚ/#ón/—³EòbfV|š”Pb¢½r�3h+Ï-ð`2ã#ˆ(¹¡�óI9ûR¶y±Ø•XÖ&amp;¹+\#^÷(ÇA“çn¬ºï¾3ãÌi÷¶›è®L@åëßãëÌ3OìÉ•;;‰f*“É?ÔQ4#»#›3²Îêq/äóB‹#|2ÝP#_�\«„EÀø)#)#@j#P#]'X©Bx–«ÓÜß4¶Ò#‘Ï–#‹‰Û²</text:p>
      <text:p text:style-name="P1">c�ýt#ðuä#wq^#š#k])å?#{#d•Gvu]~_#rµ¡t#´�&amp;Û#Ádã<text:line-break/>U’¯Sf|¿87‚ÿ#Ý][bï^ÛœÊ4!C…¿¹<text:line-break/>^~¬Jää× x</text:p>
      <text:p text:style-name="P1">7êÆt²!k?#uÉàszª»[##v36‡Öâ«ñ8Qz;ÔêSùÌ?2•##ùw#ùø# ¾ó&amp;ü·ùØ×=#Õ®Êð.14…Ô¥Ô%K÷#¥ÓkTG‹\#Ži¤M|tå†7#Û%#†?Q#^÷úò#ó¦¢U\çsuÚ™#�Ý#YÅ#z\ÉT·�«°ÿžÌŒú&lt;Wþ¤×¢´LI2z3†Ë¾^h-9<text:line-break/>"V4o¨(ÚŽþ·w*±šP¨F#Ë"#ï#D½HöËr…þ#</text:p>
      <text:p text:style-name="P1">�–ÂÅqqw$rú#Vz<text:line-break/>VØy¼#¥¶j</text:p>
      <text:p text:style-name="P1">7#¢µ</text:p>
      <text:p text:style-name="P1">ä¬ÛJõEŒíô×4ßAW×#Øér›5#¶u¹Þá¸##GàâÍÇ¹†Ø |î´ˆà1%#"i­N-ÃÎâYŸ##óf&amp;¡Ù|#¸Mb ƒ×^Z#e{LŸÊ™E##Oì�˜G##6œŒ¬#–#øp:$ùˆ×Ö#ek¿WD÷##«Q~'ÓÓ#uz„)fÿÊâê#ô#M˜ã•ãl”Ö±­i=q¶‚&lt;xª§¬##H#cñ�¦äž<text:line-break/>y#YJáÇãq^W4&gt;#?µeÞ÷‰&lt;×Š¼á#4 ŒK=›[ÕÈ]ðIˆ²##�'ÀØmvM&gt;J#Tr§ásó£€g</text:p>
      <text:p text:style-name="P1">##«&amp;2«¤Ê</text:p>
      <text:p text:style-name="P1">G–²#¾þþ—<text:line-break/>D#0½KÊÉ¹</text:p>
      <text:p text:style-name="P1">»”.¾Ñ# 5Û„ÆÇ§”#b#ì5ü@ƒ­à#é·ÖÜ†bó#×Üã&gt;•Ø2¿÷àa#•žwt0ðJ–»½SÍu#B"Þê»$³ÚÌ#—¬wïØj##û¤‚˜Uj#t#ú€Bi˜ŸÍ#Ú�P#U[u0#·Žú #^†½Š&gt;#O'§Ã¶©ÇŠB�"#'#ø��01ö­ô÷Ô³l#’%Gl™…²Õ#ÜÄ_—ôoèQ)çºã’ÅÇ¥wX<text:line-break/>[#Et4äù\Lò¦é{†#óÐlŽ#™¨ºÄI¦#z[™#’#¤k(ëó•Êž[¼†#‡#iÕL$²ëbŸ3 #j•Ý­¤ãù#græÇ7wvž%2èÔŒ­×w×ü®yÌ¶¿Fþµ]ŠfP¨—¢u¡h##¡9m˜ÃMþB#«ë‡ÊeÚ®åô›\ó#)˜¤W�#½¡ÉÆÍü¯</text:p>
      <text:p text:style-name="P1">ð#ÃC{~¦Â—¿ú‚Æ›?aÍßÈ½Ü#+ lÚ<text:line-break/>ød###uÅâÃ×SÕ#¦</text:p>
      <text:p text:style-name="P1">æäºûE3‹|Á1Fótë.Àk#ÿ%#w‘„Â½ˆ.D9#0y’9ö©·°šèòÀ;\¨Pùû)#rþ1®(àª#ì#¼- rTdÂÙ}G¸Dö‹„Û»ý#Ò jÉÅlC³z#û›»Sc#÷^#ZÖþÛ³õL:Š�ÇÌý§ì.¶MèG¤‘$#GëL%'xŠ0zvU! ª#Œ±1÷†Ã#·(#¯�Ç#<text:line-break/>$à8ðÅ¨D¤#B]Yë7Õ#”#º³­o Ï#I–]–óqSO“"g##Æ)###}# å<text:tab/>#©û#x˜q#š�Nm#Ã#</text:p>
      <text:p text:style-name="P1">õ#¸ÂÍ¡$ø#`Í…ÍLä[!àŸ#+%õÝÓ‡õ¥A\øH5Xð!tS�#/‚¾#"¹z&lt;D(²Å#V{Ö#*#%âH'†5ÁÅÐ;#é\Ž�‰¡ûN$##W¤C�?Ýòy<text:tab/>%9#mž�¹Ñ§‰‘k#Z8Û˜#œi!µ©ø##“÷›#¿·jà?Þ#¸Ú*1A6(1ò7Éˆ&gt;\“yñó“Z¼a�<text:line-break/>&amp;ÒøE[snÔå�#òÅ“ª.éš°_&amp;\fç§%&amp;Š#íOJL„²#=dìÿÌm›]‹šÔ#�!q¦€fâC^J#@j.P#2)÷X¯Îú#¿¦¿ððGi#ýx5ûÏŒ#¹=#nÈ-@›Sê2äi2#›yr/¦¾ú*þHfj³#eþÆFlPèzU¹=çg+(szþóczCsÚÿš#½ÿ»À‡§Š?zìÃ#ÀÏæ_#t°÷Š¥nÜïà</text:p>
      <text:p text:style-name="P1">##ƒe9##î\–u#¬š<text:line-break/>6ˆ#·Õ?ü&amp;#î#(“+û…g#ßNó4+íÜ$¨#V#ö“ò¡Ö«T]OŸûðE£#½F÷}…°;:¸»f[êˆ"³Ò§ˆ"#—ÙÖÓ„"b#%úJI<text:tab/>vˆ#}í”2Ãþ#G2¦÷~ŠÎçGkVA4Oò&gt;°‡e”k†å)ˆ¿#¼•ä#+t#Ï&amp;u;Ç¹Jú_á8“|›EÑS“»¼¯#¹ï&gt;{ßæAÒ�/•îVƒQ§7yóßµ+ŒG²RNœYžYYW$$rÿ=ìg•Ê=—w#ðÔø###W:º:ž#!ãàcþ…#•¯U</text:p>
      <text:p text:style-name="P1">û‹=ìþÝ_é&amp;gf6o�š#Z#÷�#—Ž|j¦</text:p>
      <text:p text:style-name="P1">z#¼ÊíË½£‚&gt;#ºñŸ##Û#?à#–ghÊ§ÉàQ}û#s—&amp;Ä©#ë˜°#Ûu9òäyL°¥ó�##ö</text:p>
      <text:p text:style-name="P1">8$~#Üa�#ÒgÁ:ÒgÆé~¢9Ôgïì~Šú™Ç:Î‰Åæ´ å0¿¼œh#n#úÙ0E#¥l ÙLx½êüÖ#qád˜ñr'Wáè #þy=#®Ìkc#º»hG˜t;Ww#¼Ò#¡¦#"#E¸fÅâZ#D#!.3ô¡Ø�·›úÑ�×íåÀž�#Ï</text:p>
      <text:p text:style-name="P1">Œæy?ž&gt;vÆ–ñ#Í7É Ó�ÏÖeç½~%6#®Ü##.ìI–²†­�7TpÆz#¨hÞÿ$3ó</text:p>
      <text:p text:style-name="P1">@‡œÎ˜�²“‚#Þº2ÏÎ¹#iºíÔC_ÐÉýÐOÍ×µñ#žü</text:p>
      <text:p text:style-name="P1">øð`#GÌÝPõ—™ó—/Z##ÈNó%ÛŠ—05¶4ãÒ#û÷åŸöÎ.¬›WÙ#Ù?¨=#ò­e^Ž°÷‰/ä,|ÛÞä</text:p>
      <text:p text:style-name="P1">”or;Ó_í'vŸ�Oa#AÝlHºÎ#Œæ=fNû;£ËÈ˜#Xò‘“|ìž#~6È¡À÷îýT§_#ä_¾å‰ã##tZ9#=ê#»žV#KÛjpÅY˜Å"1TÿfÁš å±æLö),›ì#€#„O¼Í#&lt;#o+Ù#f#ó Š´#Îx˜O*e!�«D #Çò%7/ámÌy}v”òXÜs¶¶#ÓS]–âË(µ9##øì�@�ö™!}THÆð$#l“�]„ú«Yò¡2có$cèGãµä<text:tab/>²¢æ{]oø#€Z�“í~…Ï#ëa¡%Ê|¼#v÷˜#9¤#r¢Ö<text:tab/>(#ß#|5%#“H#}GBÓ�›##E–­ÌÊ[ðàJ–ŸU³íx…��#CÇé#é×DÞŸÖ™C’@”){„²û£cF€Õ�ÍÜv&amp;#ÇŽ½¼7ãø¯¸²r$‹ÍÞŸ<text:line-break/>#S”#Ç\ò#&amp;/²Î#ÅÄjC…àn2Û¢–õ(TA\_ª§#¬##Ÿ#¥oÝc#l„ vÈô<text:line-break/>Y9R'*Ä#<text:tab/>AÂN8\3¾ê¨‡A#¨B3µÈ”²v##ø�øÇ<text:line-break/>›0^Èm¸¬ÚZ#@IFš�Ú-ˆ4ßµl©§W±%â#2j=Z9Î€›#ã›£ÌnzžÉM µ|X.’äÂü¥µª^#�ð[NoÈíœH:½ãT›Ð</text:p>
      <text:p text:style-name="P1">?Ò˜å#q|÷[qøÇ;ÞnŒBÖC#ÄÒcyh]×#sã3 Ï©î##ú·#žqQ#ÝIŸê</text:p>
      <text:p text:style-name="P1">lý»´ÚmÖ”d¸¼$*Áe#C°Œ*‡#‰ËÒJpb‚#¸¢\ô|#='Ço\<text:line-break/>##—Án~Ä#º«ƒ5`EMD_#ý�Ò—0ÒD#ƒ,#%#wN†TjÆ#Ò€€�#;Â»â/:©#Jê81œšq¯hjÑ¨gHçÚJÀ¾£ìWBEQD<text:tab/>#+#ÚK\‘a¯Ðw�b,¡p¶²å}JÊ z~¨i¸Y€îÉûÀ"™’³#•&lt;#™%¨ó—#vBÌ##ëÄ"¼uÝe,®C•#œŽ#™�þ;¾ŽŽ”ßË$Ðö##åØ|Ã#!:#÷#€æ…#%Ò3 ¡$&amp;èPˆá)8ehŸ´x»*#l#½Vc­€éB‘ßÕüù%#ø#,ì} ç%##u.rB)_j·ø'þ�¡M…¹Ûõœ‹TqCwJrè9ÿÀz£¤ª#R•ø#„´ê:sc¸mxïA¤ÄxIÎ©¦ þ‚Ë¥æçÛåWÒ´„CäwW%.µûu#�×çJ·I‰#&lt;»IÊ#eÊœ«ö#[³&lt;#ê–#hãÁ==W##î#_Òsn9#þ¾vš|_<text:tab/>±^C##® ík½��#Ñ#ž9uæ5tmúz·�wàF™(¹‰7#æ#NŸ„C#ƒw#h5jÆ®ÖPGë�Å†ìðD_^?ËiÓÎöt#=:#j(ïò+€ç#sÕ|¬ç<text:tab/>N/#›ô#:ãi@Ød€YH,Å™µáßOŽX2MòhƒI±Ý#Åä#BÌnV­8œ`uÑÃ†Og#1w8@¾<text:line-break/>c)˜#C#©÷Ã»šrð—ý„¡jýÛÈë!Ê¡@#|f´áØ^4±Ž#[ë |]ø#¶Ý†UÇäÂ¨ÍaTŽ#7p9#€||+#ñ•2ošáóSæ¶gt¢h?øû#W&amp;º%û§&lt;l# /†ÂžY¡»#b‹y²“#Y#ôâ&gt;JÄ!vCuñ»¬¦‘4R€AZ5õ#·¡O�Þ'¿:™Š¯?Ò€Áy8#ˆ§,#6š#B¯ºîqŒƒv=ºç:Îâb-Í#¼¬’t#�RÇÖeIþ(ôK’Ã$Àn‚U5õ#®ãën'oï½oýÂ�Z#\ç)¯`¾-ãáþÎÏ#s^“;r¾–ÇôJå³ŒûÁ3¬ŸA}­LÍ</text:p>
      <text:p text:style-name="P1">„Â##sl#Ø¤;Z#k×ö–+</text:p>
      <text:p text:style-name="P1">©-##8h0#µ¾ÄŠ¸###Ø#ký™#äw[‡½êü”†§CÒ²-ô/!#Ì­ˆ™ó¶‰]–6ëâªŠÂ{ Í_�ý‹çßK##2Ý</text:p>
      <text:p text:style-name="P1">½ªJ}¨^±ç2Ñ1§#†Ô^’<text:line-break/>Ï\‚î#)Ë #$çÝ‹²M´ö&amp;îL6!ÕkM�63’é&gt;L(#è#©Kö¬_VÇý9éÓ#Æ#ñ:Êj#wä#Û²NÔ'Ð‚ðk×#øƒù#‚LœtuOÐ»‡ö4Ùøª¸ï~c#øíRÎm&lt;4[rÔ‹lVOæ”PÇè`¯‹#&gt;#ôf¹ÊáI#gßŒÜk‡±eHo]œ#Ò:Qc‘oît²$·µÍ‹Ê¯;#ö›„§io„7U##kM-/ŠÑ9#X¥#Ç# ¯#&amp;åž¦“§Ÿ¢˜ö¸Jv:C#póu‰}<text:line-break/><text:tab/>Kî‰y–7àN‡Å¼b‘(Î@z¾AÃÏÒ»ä±`<text:line-break/>*g#ýZú©Á%ØšfûúÈðq»°l</text:p>
      <text:p text:style-name="P1">höÀ¼˜ îQ¯4<text:tab/> (�«-/Rï�ƒÌG‹×²#ùi4$häxFŒ±Hi¯òÇµ‘’U~#‰¶­Wç³<text:line-break/>«Tlø�±_Ú7)w#ò�?#`/æŸKñ¿Àj,Ó©¼Ú¬¥ùñêhôŸI‰pÔ#q¾ÄI#¸Îþg&lt;æ[Å;#ÖûM##¼°©úvv#\#!ÕùlUKúË0Òi8„WÍY÷#ì$À}€gb^Q9‰7#C.jw™À4Á#<text:tab/>Ò#p†ùá,(Üòt'|.À@­ËBSî(û#øÓßÛà�¸Õö3ÍNÚ%�ð#¾Ó§Å«#Gq¹9+#ÙÁ²6Ê#l?MþÔ¹¾ïlÐÈ&amp;</text:p>
      <text:p text:style-name="P1">¸øÍq¿®#£–Ý"-"~B!þ</text:p>
      <text:p text:style-name="P1">®Û¢VŸFÙ×[îEð™## B#Áž#CŽ&gt; ¾®¿bho¯ø›p#™­êT[v,¬¯#Á2nÝx7-‚#he5vI¯¬¢ÿ¤2®J#s‡J0Ë9æ5ªÿü@.yþžÚðI³[—æÜ##íê#Eäºï"&lt;óMM2\‘Õåý…Â#M¬¢#W·ª#í|ÊƒÈ×vS˜‘5$Maõ}KÝ´#dE’S7�&lt;@¯b6#ë#5.˜z¢´´Mí}¼$—$æÿˆÌûœ�ü#‘éYŒõ#«ð˜#7aÒD7¡~¹#|1¿¸‚"4$#r</text:p>
      <text:p text:style-name="P1">#àb¸ÊÃêB‚»€Ý¥äô9˜õ#·E7#¢8ËAnh</text:p>
      <text:p text:style-name="P1">Ë#{¥#Áœ#byC#+#îòÂøÈ®ÛT+bƒËcKæ�ç#§(ÝSõm#Mý­Ã&amp;¤mü½áF‡Kh]£ó‹m­ŒH± ÌƒEöŠÒñ�#í?,bï½ZRçîþ#áýYóI¨`êY_¿¬ð­N‡¶µ�×#g=’ÉS;•§–uëP#vÜK�#›þ%4q·Õ9Q€þÉvÑVŽÏë#ï²þ¼mäô©äjNps]Jžj##!‚#†{ñàf#¯õc™<text:line-break/>Î‹##“]¢#ïhœ#pTÐI#÷:…j’ä–�ÐêËQ…i�ÓªCBo\=ºè#o2y¬I†••úPbßø##j#w}Ì/&gt;0Y"Í#Uì�“</text:p>
      <text:p text:style-name="P1">Hü 3</text:p>
      <text:p text:style-name="P1">#±#¡# #zõIJì³õ\Yü‹6`¯*3#›kÿ<text:line-break/>#WÏZ#uôs°ÀSXó™¨Àiw#CÛì#ñz%zW:Ñ3?D«^p°×#Þ#_k¾|#Ç÷êÑz�±e„Åzç#�² ßöÀÈú#™WÞKtÅ³#}(½#T^š¡œË°¬¨}Æ&lt;v×Œ #} 68M¦¹#Å³b8:‘Öö3î7F$´j.ø¬à##”%3#È_R¹À×#-,ê¢¿È�®¥ã´M#?#×�0Tý#…¸�#å/Æ##Tëß##q/¢#úØÄî#yc)›/t 4ë/À^####†Ý¾R¦6!#0Ë'�(#¢5²###‹ÎÝüÖöE#«/î&lt;#hL+Õ5#æK-|#BìCò} '#™`P4.7Ls’2À#:š²&gt;_u•oiÊ‘ÍöMÊqcYRS�ä#„6##²»ÂŒ¶aßà\î%Ÿ¤,{#®#'U´#1`l¯P´ù#/´ô#…ä##Í=aJ#(žyú#ö[Ù�l”õM#;"ná#«#¤q©áô’¦Gû‰¼ÃY˜nzê�6(Í#ï#­¯ïÜ,þ«#ûq#pÁ‹–«ÚˆÎ}½˜Í-Øç*¼ˆÇ#Õåj!R##’…•åY•Yƒ±?×z6ÏK¡²¸zî#^ï#ß_#ÂÚB%èT'Æ›®Q8dÌó#ÂÖù½ØØæœ×XXºHV% #÷$#ŽúÑó} 4ÊW´œ¢¹ð’&lt;�#´ƒE?|[ð©#¥Ï€#Ó‰#€p°DÁ##…ìšºŠ?w"<text:line-break/>*: }*3#±UäH`=Ârdò\T¬5ï¦#GQ‹Þ˜�¡D˜äel�›z#Èv#M##+ÊL±Æusï#Þ&gt;úéäýkôkÒÇˆÓñøy#¾¡¨“Ñ§Ž6Õ¾Á4,¡²²;IK!'}¨»:¹/Cq¥?#lü{Jzz#\Ü’ ãß\µÞƒÞöcûS0N32´µ¿)ŒÁgŽ±o</text:p>
      <text:p text:style-name="P1">àƒ#;‚&amp;<text:tab/>òM<text:line-break/>n~Qp¯þ{<text:line-break/>&gt;þÏ#Ð#©È�‹R¼ˆ#§ˆüŠ�–rGª¢Ô0Û#&amp;À«±E­±eò�#%+›Sn#¿</text:p>
      <text:p text:style-name="P1">¿ZK’=94BM<text:line-break/>x‘6VÄ–’6+–Ušw*§æ#&gt;##r¼BL##"p.+¾5e@j|K#›™¬Ä7,X{ó‰€÷Ã#õÕe)½Š›</text:p>
      <text:p text:style-name="P1">ßþ#�J-fˆ†k#ëËt¤Áêù®_#V‹#Qgõ#†¨##¦t‡™•i###Š‹]#ñÿ# þ_¹\bfn&lt;±#ûË#_�Ù<text:line-break/>ö#´/UÐvTFÐpTÐôýd·b§Z#$#EŸ´ä¯Ð#ßQ×rÜ‹#<text:tab/>�äª†<text:line-break/>|:'¡%O1VÖJÐýë·@#åµ#U¸H0—‰=T–Œ|“¥Ê»•vO#=ür#Î™s4TyÐváI«Ôý#±�¼‰§ä%`5çHãX: Ã@îñ°_5û0ýc�#/@äI¬‚® Ôm€p#$â§)7m §C3ïlç…hËž•L°H#‘9– •æùX</text:p>
      <text:p text:style-name="P1">uæÇ›ñÕœ#<text:line-break/>Oæ#Ã#ÅbÅWÿènèÁLCÅM÷$±C##…DC]V4¯y�¸‰ÀEêò#Ô*L?ü#Ç3&lt;#ˆQGF}e~œÐŸQ¼(÷^_R³#MÛho\öfÓ�³¥ƒ#y‚¢Tn‡t�·û"xû,*#oP+Xi³KD½hÈI§4£À#éšÜW”y“fÎæ#’óJœEDÜ$Ô»I9e‡««Ws¡Äˆ¯¨/ßµ·ÊmO##Þæ;=Æ×ÞTg~œ7#]ÑÖv¦#ÜÉåx#Té�xX</text:p>
      <text:p text:style-name="P1">yÊêI¿#nE“Á*²À[M­</text:p>
      <text:p text:style-name="P1">þß€³ó?�#ôõ¢y‡#Ï&lt;Ãk#­#ž˜�#ïÉôDY[</text:p>
      <text:p text:style-name="P1">›�7î#Pés##ÛZ#2½›‘Í@2ß“ŒF˜íF£Ù[Ì#�Î‡ŒÏåßÃ™…¯Ê‚Õ%w»=ò�¨)#ãÕ#Íª¹…Þeö�zö}½ŠMëCËy$qSh#ášŽó‰Ú˜þécBÛ#<text:tab/>##!ŒÂ2ó#ÉCVî#³Wë³±K&amp;#±æÊ#úÒ¿<text:tab/>Ó#,ˆ©²UsuÚsÃL1î8LÆÒ8oURý#Ù’¹#+®$¦~±óíÞâ~´�XuB1sdïÿžj¾#§,W«Ù¨•H;ã-*ZÄq£#¢Z©%Ü¤^é)@‚øoÖâ†¨W#ÎT#cR5(Ð”¥<text:line-break/>§˜#¿Èmà,s¿#2þ!‚†#�îÞ†d‰šäï¨ÿ,¦€×.¨ #±###žJóå‹[�†nK!µ¬‡reÉ›‰#&lt;™—½#¢mi±;o2*M#ÇO‹H‹ ##aI#X’&lt;í»Ùµí#B_…&gt;#ê#2#ìá’¶ê¦c¬j·çvØ¨#æ‚ª]###X{</text:p>
      <text:p text:style-name="P1">-Ö#£Læ»/þµú##T¼³HG”¾«•.%#Íµ›*VPw&lt;Kl#m_Y#�6MÀ»NTY|¥#–#­°òó‹¿&gt;»#,Ž[yš3Õs¹½‡t(™µ„o3¸�¾#7*©#|#…B©1#]#O)¤•}Ãª<text:line-break/>\c6ÝPT&amp;!Ü"Ä×JhH?#bmøâ#)</text:p>
      <text:p text:style-name="P1">�Í#�6x™�Ùøå”¯Õj‡Ðhxû#lŽƒÀHx3žÐÆªËt¥wöVC4ÛjóÏ€#•8±&amp;3ù4â�pFÄÊÔDl#�#[|æ‡¨"&amp;\#d#.½÷</text:p>
      <text:p text:style-name="P1">" YL#Î##1ëõ*a†×k¢MSqçYŒwŒÕ±xï¤åf˜#»µˆ#Z#�r)­8#QÌ_ÿW—#ûŸ5##û&gt;íDÙó#ç©#÷ä#ìdèh�&gt;+æ#¸K!#IâÅì0D¹�`'15Ó†d¨M##ñ#àÃ8Ì#dT’rõ•#v&lt;¼"¦…$R¬Æk‚1–&gt;#&lt;–#/‹]Kë¼Œªó&gt;g”¸Wè/aW±ïP$'#nÞ¤é˜#X9v­�#ÿ#è&gt;¢0¼=/T#ð²E¿#U$–è[Î#OÜjvœ–›¢r#évØiE/þØÂe</text:p>
      <text:p text:style-name="Preformatted_20_Text">“«õÓ<text:line-break/>‹*ÒÝwBÆ$PxÁÜÃ/Š V½Y7XöEK¼˜ëWg<text:line-break/>0êTž"#†¾#ñDžFiAÂ#²ÕH##j-ºŸF¨W=A–8 CéjÍÊ#Ë#ø#GýUã±p¨ä#Jþ#Çe—Š}#b�_¦M+az#QÈíœØv!¾¬çì€î%òfîïº#¾ð0Ü^Ü^œjß@üC#<text:line-break/>äŒ/#¯”_l»#LO@¿ª¡-Å›[qÞîÜžÚDÉaÑvkÕ Ë‹2XK‘xxðæõÅç#¿#©ìà™Î9Úpj#Õ_#Ró#±L#º#§þ˜°…4Ÿ#ì’Õ8ýâ©?åù+ë›z#Â‚#ó<text:tab/>#EÁ#&lt;œÙ”uk›ÐŽ(«-#š„/ç¤0Vþ#GórT·Qº)zŒÆcÄ%zOCÊ”®ÄÊ!ž¯óš“ëH#/ QFÄ4&amp;1#»÷NóLwß½z=îÍ&lt;q•ƒþß¦4[\o“ö[˜„~Ã«Y##¼2º–[##ì@I‡3&lt;Ó•â�ÌÎÍxl<text:tab/>_ "f…õ—esÆµ·#£†-MÍ¡º«»¹&lt;p E¹#¼&amp;áÝŠlpU‹!##&amp;i#%ÿ6…Ä‰ú|#iËŒkTœ¤Ð‘µ{#X¿®µÕÕÐö�`*¡ï#!É#¹»V¥c•õ¯w#†JäÕWb##È²–öî|]™öÔ#YÄñ#—?#­»4\ŠÝøŠ’Ö9c.J¤ÓîBÙñ†k†ëæ|`R&gt;?k##äÕe×j<text:tab/>óo#%_çwƒTqüMÔ±¨Öû€ºXR,,)¹Fój@ž.–{UÈ¹è¯¹=ßôNÒgtx-4˜îõÃ¡Y4ÖŠ#N#þ¯HM’í�/vî±äó#fÂ�§#¶Âg@Ž6Œ</text:p>
      <text:p text:style-name="P1">^GÓKáf™ž \–­%È&lt;Õ07#w#?#âa�¢‡0ÁaØÕŠä¤Ûý†v¾¥Í¼1ÕYxkF‘¹[@ù�‡#Õq# [ü–r–(‚O¤+Jœ0M±k¦†7ÖZ±#ñèÐ`Ø»Û’ä#y‡fÖ~–e¨#õÍ#‘Dll×]HïÑ^—Ë8,{­ŠZ¨‹#ì¬qº#åÏSÔ#}ôÕ½òKÄŠ»qüF6éÆ#´$‘â}##|,*B7Pä¯Ueâã5#‚=³•�#‘e]ZÉ##t®ÖIù</text:p>
      <text:p text:style-name="P1">X�<text:line-break/>ºôàÛ'-y#å#:øü</text:p>
      <text:p text:style-name="P1">Ø¥#¶&amp;;õºÞ#ll5ôo�Ìó�l¡Ê#±÷¡Â’G­#Üf8&lt;ÖPôFM}\íYì#‹×S#£nÝÈ-(³€Z$Â#%â�EÉ�#Ñ¾V±ò^°†|JýK#²24ôÞGüJ#Z�#³§Â\R„‚ðô÷µ­®´ÞF­˜³ÐCz-¨a##Æ—#T#?á5bg”¸uõ3N‡�K`êTEÛtâð##Jß›Š Ó²ã ]Ÿ3†'#ª³Êñèa—£õou‰4­öW¸m1å]Cõ‰ËÿhB‰g²OáŽdÏ#À8\•##š¹�##¡Ø4.væÛ¢l®Yg#•Øü§´q#.çUî%×#HÐX#U¯—8wÃŒE#ž=iÀVzä—¸Eì#ÚÁž1asï#Iž±#¶�û#2û'fÇ#}‹#è–e¢ª#G_-Éå…õÏÓH#³úJ'Ï##Ù©#1Ï*Ãý;ñÊ¢�N#í?›ÄîN]�&gt;O˜Õú#ùA—LpÁÝ`g…ÚŽØ#y¬#ÛŽa#~ë82vÏ€�Œ�¾Ü75Î¢&amp;4½P6v±ÆE·&lt;Ý‚÷œz*°¶“ X÷æY°UI„'Ù^ 8&lt;u@q8¢.<text:line-break/>âáuÄB&lt;ñ#Khé#Í#™#Ê³YL‹yð�‘Ù¶«Ué}0</text:p>
      <text:p text:style-name="P1">­ð#XâF‡ÂØPšZòœˆè_/Øç¸g@6ÀW'\#[ ‚O»#èõþ]##ñCæPtÞ#š—#øQÙ¥“¨~&amp;�ÍÐN®#Š­Ð«#¾Ùkon*�ò#€cP:öj#�A</text:p>
      <text:p text:style-name="P1">�`7�ô×Y@Õò(TLÿ÷õ2$rj#;Ì@</text:p>
      <text:p text:style-name="P1">DÁ•±ÙÀ#Az#qUQeß­ÿK¿aØ9S%+ðhÌ=Ø‡xs#—+##Qø##®#Âx¬Åi)ÝWUÑìKûå|îšµ~¿éE�âÑð#Ž<text:tab/>i¢¤kë˜lÈ##&gt;zu[�e¼Z7#ÿ#i�ãvJ©³æ=•”XÆÚ­k#Ò##¦E‰òŒÙ³éfP··áy^#o›Uý#".Èãì'í###¾t�ýˆµÝèoy#|ùƒ×*”÷V�ÑG¢�¡‰</text:p>
      <text:p text:style-name="P1">D{®Ý3ö.¶¢Ö#¶m¾&lt;q=##×# ’#Šù3€�¨,h�:èH#�B§�Í,#­Û·±Ð‘åƒ+¾”Y¢o##<text:line-break/>Ú…ÝæåÉ«#ÉÎi6ö5(òDûiQ#ÑBÏ‚žÔ€#O</text:p>
      <text:p text:style-name="P1">¬ØKœÿ´#ÜÛËc3#pÍÅRÈÛ©“þ;#FBÑ}bHØåx†ÖMê2—wÆmïE¸$Ý_] J/9#HŽw‘ÂG##)6µÔOU9ž°Ç®Œ¨1+ºè8gt»-#e4iòŠéSx¿¯�ý¤­{¼¡÷¾Ikp70›ù‘ëÿ7k�#ˆš!ãƒ#ø</text:p>
      <text:p text:style-name="P1">;‚{GZÅ™c</text:p>
      <text:p text:style-name="P1">Ã#—%ŸxQk�.|TÃý-ê&lt;�#22²G·`#÷ŽÓÙ###Üv_#7mÏ%D¶Dðï5KÅ‡‹OÈåßÂâVÊ#Ìq#ëTÙÿ2æ##]í™#xCÅýë·jïf&amp;&gt;:zÌ'Ã3sOË&lt;–8#§@ô²]Ó/¸X2f¯�kp"âOø2×�U�#uÜ˜#ø®ËuÙ›Ï[q*pÑ2Õ!&amp;®ëˆ2…–#¯&gt;*l#áoÛO’&lt;Œ9m³Õ¡j‹##.…3##ÃÊˆL5N¨Zàg€Ï¸óï†có{åC¯<text:tab/>Æ%#Œ`#¶gÀ\#»™^5´¶é&gt;ÑT–Â …·ß]Biš¦ù;ºÔb!«HSƒ^G’Ht–ìˆ#vp\ÄB#³}Š�}zaXTl¾·7M‡R#F«}çÈ#œ±c6¨oòS—º.k•Ã'½#æ)œ÷¹Í�¹#<text:line-break/>w°¡oQü<text:tab/>;Õœ#ÌQ,#-,l°ïGÓ#:m~#�vóK}\‘G…r‰àu÷ø*.ü#Â»“a[G<text:line-break/>|JÎÎ†|O²#Û=G·##I4ä#â«RìÑåt-«îc»ìþ#×Ø#ÆÄñ‡_2Ã¤€##ƒŸ#x,­ìË‰ó#£üz–�*3”Í#b{¬õ#îj#Ž‡OÃDj´k#{3óR¶ë‘Šèž"-N¹÷Q^</text:p>
      <text:p text:style-name="P1">Ós_2Q§„8ê¥y#¦Ú§Ëß×–<text:tab/>UeJàØ#´·ö›¢#?#xs#öŒ:Šc‹¿##Uµ»ÔÜcÆ&lt;#Øõ«G¸#¶‘_¥}®#özmx›ö+Î[Å�ç°ƒ%PpŠ#�”™z·œ#E8ª(‰®ñ÷cZúÿ°QZÒÐÔŠÁN#¥ZÂ²Mí@¥–‘##`#ò¬##�2Ä9ùëm,¡ó±ñ¨Ò®-üæÞ—#ú„Æ�õ“šÜâs¿ï,&gt;Â6Q#AM#™vÃéÎ#Ï#OY²7GÚ=4±µ3<text:tab/> $±³+‚ºÓµ#w8H¡%Wý›r¥#·Ï¼#R#¥œáM#mò¾²×Œ*Ïp'ÝÞü|ŽÄ)íu£÷›^gÿ*ÞÄ�#µñü4©Ô.œ@#…Ë#y½ËŠ~U½####mö�*5É8Ìõ£”ÙˆÞa{¿aÛª#oþ(¹Ë¨#³AÐ2Æá[%«ûÆ#uá¿Ç ûZ3jQRoDPÎ7Iº)„¨²}#ñqî–Ï»¢NM#60‡•…�o#uB}Ì#Ã²ƒ�"~ÂJ|_0/¦ÙÎÓ#ç×AëLÏ#ŒË</text:p>
      <text:p text:style-name="P1">FÌ#yX©óU#¡¿ÐÌÑeÛ$Ñ"MŽ'g-ÿFQX-=Ú#Y¡ñüê.¨vÔÝMï£ö#ñ¢bXŒ2FÞ0á{2€oÂ«#ûÊ‚à–Q8êþþAwë#ã#Q"5ƒHË8#Æõ’á$ h0#fD‡¯J3Î.Î#*Þ#ðò}�w3\<text:line-break/>#X©#&gt;#Ìˆ^�*Â1#ô¿ÚEÌ+ÁÃPqÞÎ)ë©ú%2w”"o$‡d#Á!Š Ø¸À`ëŒ«(FŠqüé«Ž#=kx¢Fž</text:p>
      <text:p text:style-name="P1">áž™pŽcÙo×�#:##Y0dÿ•Šú<text:tab/>ñ· j{¯;w¸†A­^“#t#±ö#~#Ã#ñ]¢Q#&gt;Ê¸#ÜÈÔÇ²#&lt;t\Å#b5K#å#Ð”kËM#W;f#âïÝ´Z#€°á¡SSÛ#ö‘£UK#Þ#çmy#!…\”íÜçÌî]ª#‰¶õ¶z^šPù+#ÐeÿÖ#6o#<text:tab/>ÿúÅ)ÈµÛáS#pÓ&gt;k‚/[±'Gô,vd•h®Æ´«+¡ïz®R#ù#ùfœ##WÔ�#“.»«&gt;Z#úÕŠ–CæïÖÙHÆñ##I-A’�#�ÂŸxèÌ„ŒÙ¬(#”Ìov£0|mä}À÷#Øi�BÁwJÓÓgÀÇ9&gt;*2{J¡9�ëéÀ%âðÅ)#rŽA#Î}Aiò+Ú,�#PA#2Áfç»úYŠ3}#IO±‘]†ÑUsø†ã#�„„ò.ï'@<text:tab/>CœÜ`�~A°¨÷#éèMß’ˆ36&lt;èÃŒY¸ÞœbæÁ�;¾+ó�ßÎ#</text:p>
      <text:p text:style-name="P1">@~v�Úx`k�òëµ6ã#'H#Ð¯,</text:p>
      <text:p text:style-name="P1">mK<text:tab/>oæ€@¡ÖO[€ï?’ÎJþÝZ¥t‡˜•iKØ¥›—#2g†Ejÿ³ÐesÌ<text:tab/>²ÿÒÔþ]ka °±ÄØH2-üg“¬^ž*¨*]ìJþ�G¡ìi\ãVCa�?«¶í¼#Rc#r#S¡Ž`¸Ÿ<text:line-break/><text:line-break/>Sm›ye4/€ 3ñ#=³C#<text:line-break/>‡��ki~A^âAúÕwÑqÔ±æ”#ÊŸ@•2IýøLÛ$Bh‚#-Â#ë\M®ŠÄ×T­Â¤EáŽ«vx¿#–GäÅ¸Ý”Í—í·¢ªê?Y¬×]—#8XÏ°mìå#fÍˆˆ¯”�´,#åhºp©ô¸</text:p>
      <text:p text:style-name="P1">Øw¼×#"#Ÿ´›§I7Y˜–j;#I®<text:line-break/>öû·:CGpˆH ROÒºSW+¸#3Ó#„å¿ÈQ¸]¯ªä#r1£óÝ#k-èXê›2ûE</text:p>
      <text:p text:style-name="P1">sìIt®ó«išT¾~ŽñÞeÞz,_2èµ+ÉòïÝ›¿*O#~ŠæÿA—«U#Êj#LžÎ+<text:tab/>úý¡`u¿{¨B¯Ü##=#1N¾Øtù¯Í3 ®&gt;¡ðäçà‹õ/o5�&amp;L¦=·v¥–&gt;9Ðò#áíÞxã2Û]K£‹Ä§#—&lt;#fÕWà#½ix´TK„‘µxõ#WÝ%¦ôòŽ‚</text:p>
      <text:p text:style-name="P1">+(µM5m##Ÿ#~­ÿj˜\©#Œ†R|´÷^#õØF¬#ÝåB4f#“¹ù#[Ø 5Ç°&lt;×A[íŒ*bÂòÊ†!pUÃ:×wòWçôq‚#ü³Bml‡µvò9</text:p>
      <text:p text:style-name="P1">_—�1Ê•8u£ÏÆ¯ö@C¿‡nN#T—º#2ð`*ñÚ^{,#Yÿ§�g#Y™ìÙ¸GÕ-#´1­ÿ‰X#£u;£\#Á%#8Wñ-Çœ™ã•±qÍƒR</text:p>
      <text:p text:style-name="P1">é#tö¾§z±Ÿ±©‘ý¨ä#«Øä#ä;WSËÉ‘¦(W¹�1ÁiÉWÏƒŽ÷˜™ŠÊï#ùJ##,³#ñù#!v©41äÖey¬¾G#;¤?ê`T˜6ªà\í®Ú¶zl’Žé‚†ó#ÆMŽ!ú—Mô–nÿp4è÷Ý‰ñÿP°{##›Ò˜Aí‘c`ÎÒ”Žkih�eí#b(ÁG‰—*h/� #Ï]tÿ‚×ZN³#Ö#&amp;</text:p>
      <text:p text:style-name="P1">%KÔ©îÌ4T"<text:line-break/>:»#nPzt83Šá §#</text:p>
      <text:p text:style-name="P1">_J®‡•Ž«Ú-°w#yÊÄN<text:tab/>�bY#K¥hlw¢oºÂ'Ð\¥}&lt;#bkòÎÄ“Ížè§=‡#ß[5}Óÿûý!¢‡Y­çí#Xè#pe##Ñ�Í</text:p>
      <text:p text:style-name="P1">ø-õ˜ôYHÂÚVtj</text:p>
      <text:p text:style-name="P1">#¨è,¤#Føv_H"[ÜxÝð&lt;ªz#c ³ÚUµc«Þ�Ú6sæ´!Ú»¬#m\´áÎMÙÊð@�¯4u#1ÔEÑMZ##"Ë_ÈÃ4#�##}#?ö«xf]neâ¶8¨íàªÒÖÒï^u¤¯öf#Oóˆ–I|@P#–3PÞmG¡í7h‰gF¯Ñ�–¥…nmß&amp;Ú©/×L{ƒŸ#8ì�N¦#Gì§Q#[Å�Éýt#1"&amp;</text:p>
      <text:p text:style-name="P1">CJ°cã#ðÙILl#Üô ��Öx[›dË­eB�0ê`{#]*##J–òƒÞl±ÏjÖ*ásd##{²�\ÎF—ÂnU½”#ùyÚkŸÍ#Á#ž<text:tab/>�üŸI½#šåÍÿ²#à-{#ün‰-ÒK!"#¤¢µ¾ªr¤#”*�÷XáÖ½[WÇJŠU“c•ð.ëš <text:line-break/>»]V.nQU2QÜ±Ãg×FŠž.+ÑÐöÉ­#›øm#yÌÅüT�ã#N²·gHzæ'újL–heá#‚Ty#²÷A¤÷#Æ£ÅSGŽ#¾XÜ®yß#()ôñÈ°=ˆ!:š¬ñƒ�2¦¦ß}°tÄ#Óqe'#é—eÑïhwUÈŸä”#ÕTæú#\v#ü†0##Ö""ªè2Å,»�«–Å±ú./„õÈ°#ý"±Ç</text:p>
      <text:p text:style-name="P1">‡gFÓ�á›ÀØ#é}Î·{#ûÌ¹gÀûÚ$#ùW‹¹éy¬\E<text:tab/>Ç¯*ê#¡š®ªJµ²Œ¶›ÚÉ¿Ê7#9Y~4ž~™¦¸#Ûž#ý^5€##h:äu”P6Ô_#ˆ}&lt;ç†œ‰N«9�'ö/Ú´¦œ¢®#}Šy#</text:p>
      <text:p text:style-name="P1">#$6ÅßøÎ­”„#ÎDÌÐÙ7=#óç= x\j1##¦cwd7###ÕãõåDæi¶Éæ##”&amp;òÇKÉLî2Ùä!/Š¡�ý{#üÆæ#ß‘245<text:line-break/> \8¡Vï‹¡Ïˆð³L0÷k #éM„‰]-WaQ&amp;ª®L·EÈrhùÂÉg“wû#ÿÑÆä#Ê²BK^#ý÷Û%õü*ÁˆÝ*âÄ•·5X#Õjù7[1úÕBOšøºU°¸ÀÔeô¨Ù®ÁâGƒ¶A°Ü|Û?’¼çéx¯yï#¹a!S<text:line-break/>žª`/ñ</text:p>
      <text:p text:style-name="P1">ùk#BÖÑ¸¥0“)Qô#[#½·¶ø¯^‡a”Ì›#·Üô{Ì#th #@ãÖ3þØ*#Yen]iQgŠË¸üöîÂØ¨#lÏ#U´ÜáÓë#c#»ƒ¾ù<text:tab/>ù€²Åª#¶,#Y‡¨žy”8ƒ#@#¬˜(‡àÌ:ò��×#Ïd/è¯«\¬;[©;ßú‡#bNŒôn#ä‹©#Ä(4÷oO=s#í~îU#Êf×Â_\ú½ñïû##Ï#âI�³rš+#E±K;r#yÉ#¢™&lt;(Ôm�Õ5±ØÍ#—9‘ñêÃh„Æi=ªï¢PÜÇ�#˜ £Aò�§O]AÅÙt$âÓb5é;+Ì¸š¸’š´!Iè;?„u¤<text:line-break/>Á^Ž&lt;ýO4súº#Ø:‡#Œ3ä�-#Õ�&amp;!#Á¤š¤!´ê�È#Økp‚EVŠ=Ú�ÅšGñy$ñ»uÌYÆßö‰ªãö×w”…ŒºØ‘M#Z0'\ì^ñ/Ö¹<text:line-break/>ËE#zx‰3Ü?{Ô¹_å#ßœ#ùÎ¬¢4L8‰Ê#®UNK9Û°á¦Ÿà\a¶mS#„h=©Ý###ž#Zçj#@Ük#dßŽ,þ3#47^#ªÌ##¹#ß´.ÜDršC|Þ´`ïz^ôéšÌB›ä #� JòØ…#nÞ/à[###Ä#ë”!~FQ•—Px#óã0�k<text:tab/>#</text:p>
      <text:p text:style-name="P1"/>
      <text:p text:style-name="P1">Ñ</text:p>
      <text:p text:style-name="P1">|$Eš˜</text:p>
      <text:p text:style-name="P1">%¸Çµ›¯‰Uá£Œ�z)Éfë×ð#HWk#œÝ]Ë ¯,Bô´ße†ÏŽŸ®Çù&amp;'¯#Ìû“¸V#�ÎN´Ë™Íðº–T#°Æ67Âö…ö2#mò€¢Ñ¿Å#Ûs{M#5vç®#i#¡dœ;c#Ícrd {jóäQë¡#zà4#</text:p>
      <text:p text:style-name="P1">0#¬Ýkñdq#n­#ƒ.¦…È…«%ž˜I#Í¡ƒÍÊ#|ÍÞäò"Âow%Ø4lÏKêÊ Yw»ËÝ�¸¶êóÕ…xïÜŠ”ø¬T#W²€f#ï~þ#(epj°ÕŸ©}Š´šÂ»dV&amp;¢ÇÞe)¤}5Øe##ûg#hþ½h|#áÚ€è¡#~ã‚#þCL­ùi]à¢#uÎÊÊy¯u#[ü#Ž#fÏ¿K.]RsNï�X™)Iöèþ#P‘lq## ¼5Ñw#ê´i#þ#&lt;1=™°zÝ èô˜ýi“#9d[Îó#6ÊÉª#8Ù�ìu#†#ëây�_’Å£¡áÓÁŠ¯’Þ#Â#ToeE‰~D›÷ÍÊ~Hãù0\˜‹J%<text:tab/>_ÓUÈ[¿%¨¨#</text:p>
      <text:p text:style-name="P1">#3¿üÉ¡#É¡zu7&gt;?‚r�vMÆJá|„uî#‹#Ìh#Þ�­¥‹&gt;z#�×HR÷,'ø®QðD‘Þk#çâig#ð¾jŠüáu#W#y¯ÖÇ#0#ñ_Šyþ‹Ù#©Ä%—ÉC÷Ÿk1Šy*œ˜!£AÊQ#w#@#8†›}xàŒø³éû+#ºÌ#±}¸ §#ÉZ°À#ˆ¥9�#v7"OÆ–FŒª8^T«³L´Ÿ#¡</text:p>
      <text:p text:style-name="P1">##«6¤ûˆ#¢4|ŽœŒ¦#c`##Êäí-¿”Û«Îƒ# ’#‘#³ú_¶›2Ô•Ä#®#e<text:line-break/>Û'ÉëUÇˆF±’m</text:p>
      <text:p text:style-name="P1">¨µiÛÈq’L’#J­�ªä##5öÓs#ÿ¥é¸#°Pa�Omó#5å)##ž#A|w¹M^I#ÌéßÝûñ#<text:line-break/>ÍÊ¦pÊ#ñ‘?:&gt;ïƒ6[0kù7ðÛ`ÚÝ2õ###§6}w—#Á•�#ó¹™!¯Dë_ø�#~CÃ�Ã**#J||˜ðëqà¦K#¬TšJ¬i¢Ó)s9ÔuÆ{/[De—=–##.jïs1(”%Éå##f/¡è‹œR—G…ïÇJ´|–Vï<text:line-break/>‘¬éì##æE°gûSdQ#m{#7î™#xæîí.#zÍÑ¥†G¡&lt;#ÒÙ‚Å˜kéYr‘{¥</text:p>
      <text:p text:style-name="P1">¬Âí¬·æfæÚ&amp;_ù#žlÅt#ó§ûdc0.²·#%ÂpÎêc‡y‘æ#þ%oÁzñ#^À`#Y™Í¡£#8rsh¹ø±�°@l iËI¸=m#¬&lt;#¬I)ãè[ÑH#Îéßßœ#´0Ž7åO§ö##Õ¿S</text:p>
      <text:p text:style-name="P1">bãA¼ÁEN¶åp$œ`Ã«ÍÞoÐ#7ó�ßNrÄ‡8a‚UùUß`#t#0Võº…S´ò¦üzŸáúÐ£#¥ÐŒ¤##Çf3‹¸Šå#ß¶Ó¼´&amp;¶Õøh…ÂêÌ­ž#ù#ˆ3`=##ý]âûTo|âÞ#¢ëå«çý†[óŽoLÉ&amp;¾á#©Ð®#2Ã·—þ‹É#`~ äåê1nh·ËD#CÄ´#¼�–S¢¯pÒ#™l˜¦j###Ÿ£\µvä†E„•ýšGÏ€}Â+xsv¬³hÎ#À�•:g|w</text:p>
      <text:p text:style-name="P1">Ášu#‚;/´Hõ’lÚ¥Ö&gt;ýla—#ïÚ*#¤#ºÌØ±[#†ójvqA£</text:p>
      <text:p text:style-name="P1">&amp;ÊXS³ž¹#ÁÖÔ3€œºš~ÿzlÛc³4'#¦†w*ÚünÏ¨¥„ÈöMiÖb²ÆÓÓP�Ýk‹3ãc…xOÇLyøb4†¨#ŽƒI+#ˆ¹ä®Õ&lt;†rÕâ¾SP#g@P]9UÖ¹À~çÅ®Þêg|#š#c;¾É5z?+­ç#–‹�ãÿ·\4ÿ‡â)ÿ*4ÃàFí›q#&gt;73<text:line-break/>!#<text:tab/>þðpÑ!® îúÜb³›/²°$7ùÝÖn�7m^çjÊ¸�[zw:“/‘†òSõ·âüºF"Dî‚{-Â°Ëâ#-3#kì±dÄ›Â#þ¨w²°#bñ’L—O&lt;©1M#¨�@Ñaè¸:«Sé2¹#åR.95<text:line-break/>#Éý8Ú6Ó°VÆnÅïš¥|F4¯Ó˜ÙÐk{Ê)aQç�à#JüË#ÞcÂ†Wpƒë@a5mb«#Ó÷NáÑû¢YMWº2tw”#q¢–G¼g€‡Eï•ìC†ŸR=Q#œp3Æ4·TÄÞÓP’#okY=¿"…Æ}óð�Û—rÍ#�v3ÿÞcû¨aŸ‹^·¡qä</text:p>
      <text:p text:style-name="P1">x_™K�#Ã#&amp; ím#e”</text:p>
      <text:p text:style-name="P1">A,úã6ç¦u#”'UöôY#—#x|öQþ:¶°)SžÇ´J=§ÎôfK#E‘jìP#‘èY™ÿÚ^?€<text:tab/>#Ÿ¥#ÿxÑ#w—Æ#HÙ¤¬pù#¬Äž^§©ž™#ÃŸ¿¢ø_#íÀ•Ø”’Ô5œê÷Š¢„ý’b36(—›ø¯Ý�àá¬ö[ŽDÍ##»¾±ç”GXö–F©iM##;¿¸kOJ dÖY#9«##éf.³·Ç#œ#3Ñ—OÂa6ž#L#Œ#GzƒÞ##MáãË¿Èç�bÑä¬¤1£œË!¥PŽ)c##„œ5#’ó™1³§&gt;ßïóûíçÙkí½ŸµöZÏ³öï¶®?æ¾¯÷õ¾^×ëºÞïëí¾#ƒŒ<text:tab/>€ÏÔÐÄ##�##Äü##ÃÀY€ƒ�#ÂÎÆ#�@899¸¸##r#8À-,pˆWP\DRB\DLLJVYNêè<text:tab/>#11y-…#*ª###’rp#LMWY]Cí�##'''÷#nèÁƒP5i1iµÿ×#£#àç#×³…‚AG##~#˜#Äø#H2ýd#ý½€] #0+#;„ƒ“ë#Sá-#À##ƒYXÁll¬¬Ì§#Ìç#+?›€´ª&gt;û!ë«�£þ‚jÑiÏ8dÎTµ#Ù|[–Uw#ˆáä:|#*,rì¸œ¼‚¢ÆiM-#\ûì9#C#c#S[»#ö#Ž#�Ü=®]÷¼áå#x'(8$4</text:p>
      <text:p text:style-name="P1">##w/&gt;á~bRzFfÖ£ÇÙOržç####—”¾xý¦úí»šÚº÷#[?}n#¶“:zzû¾÷#</text:p>
      <text:p text:style-name="P1">þ#šüI™šž¡ÎÎýZY][ßØÜÚÞÙýƒ##€Aÿ¾þ/qñ3q±°²‚Y!p�XBþ(ð³²I«²#è[C®ú#:ª#Í!x&amp;íYU#§ŒºÍ²�[À7®Ã²#“ÇVþ@û‹ìÿ#°˜ÿ)dÿ</text:p>
      <text:p text:style-name="P1">àÞ±å5ú½%Zn-# d‚f###</text:p>
      <text:p text:style-name="P1">àcúv##8³E·#Á¬t 'Mîê2€gá</text:p>
      <text:p text:style-name="P1">@Î#¹=</text:p>
      <text:p text:style-name="P1">`¹ Q#ÓÝÀ#2j$i#)Û6.¼ÈÙ+</text:p>
      <text:p text:style-name="P1">€4œB‡£$¢</text:p>
      <text:p text:style-name="P1">_=’"#zçKâá¹Cá—,žÊ#ø¥#›¼-'ùPÿge"^|9·ûõûG7_®a‡†¤Bœ×»ŒÁs¸=+%ñ‡BŸBÝ#ÇÓ,K#j#¯}Ýäv¦%</text:p>
      <text:p text:style-name="P1">zf*#ˆ1ŒxÍûVÿ%íêò»#//{=ÆÜÚ3¨Ž‡k¢8Ú×áyÁ:¿”ºÊ#Oo›®®#p|È#žh&lt;#¹#°›4/-]#Ë/#òÒ¾»µÕ[vø•òŽ¬o’&lt;¿wÒêæöÊ¤jÐôƒ[#ž�Ö,°°ýØh£Q–Éoï4*l'&lt;Û&gt;sþÜ÷È&gt;‘_ê²‘v—j¡óí-3Ñƒ¿f+x</text:p>
      <text:p text:style-name="P1"><text:s/>/ïÄ�u#üv#åHB½Iùðœ}N¦Ö#îs†7#ßôÇ¿ ŠóN_¹‡b#´þ/ùŸ‘0Ë6—ƒÞC#7vÇžxîç½wsþºmä„é»`#À·ã‡¢B+í+Î¶Eê%´„ØÇ,™6¾¯~"\PûÎìþ}#0#Œ#OÆ¯##Æóm#ç…¾Ø=¨÷ó{õÂENÇ<text:tab/>#‹–;«</text:p>
      <text:p text:style-name="P1">z#*%Bqøää#�¼ÁËç2Äåú»›þ|˜“„##~0#çoïò</text:p>
      <text:p text:style-name="P1"><text:s/>AãüË#'¦#Þ7æ¨&lt;áš¬S4n#(8\Wnþ¥_.Õ¼÷�Øôº¿sÓ9:##ýÂ– #êŽðâîì=Íq×z¥”v~rØHäÚ½7</text:p>
      <text:p text:style-name="P1">`;#ò ZóòÇ=,EÏ–#¬h\f{Rcp5#zC#Ú#A ™³ÓÌOÑŽ</text:p>
      <text:p text:style-name="P1">àu#æãÕ¼©”šUä\Æ¿lÔ#¸�zP-7w#<text:tab/>ÅaL1´cNš¨½«ðõ{"ÃŒÖàó*ÌäÉn2­ÉŸ#8#h<text:line-break/>ÈIåîeËáZÉõÏÿR#~^…œ&lt;Õ�@kú;3—þÏ}#Ê¾#sN&amp;ª#yo´äËNm›Ý#ó\ V ûþ�ÂôãZž'�#·UîbuÛÚ#¹üdVr�#,Ñ™X™Ñ0×Õ³`öŸÈý¥ÄºMn�</text:p>
      <text:p text:style-name="P1">#¥ñîR˜##2×Ó\žm##ó,^ôø#â¼çuKÛ#ºÚ¼´8Ì*ëŸ&lt;"Jˆ1#Ž‰)W#µÿ)!S˜<text:tab/>É<text:tab/>±i#Ç#þµ$¡³üƒ#d?¦£þ­”œDåMÑÕàAV×1€<text:line-break/>#ÌŠ#æcÈä3# zŠ#ýg</text:p>
      <text:p text:style-name="P1">“Á\ñ¿Õ#&gt;IØåÄLq2óËrÛ’¦Ê#ô™#)û/Ÿ<text:line-break/>Ÿ×Un;J03'�@G=fÚ/`²#=#‰ùéÕKÏfVÎ§ow#{š##Êý„Ük!n#èç¿0oöZ~²äJ~_üÏ¯?*Ö##</text:p>
      <text:p text:style-name="P1">`¹JW‰9ƒ%íñ#SùôÃr÷#S#þõó�çÏ“¦#À¤[¨#=†°sê#ÓUýíÄIë�#ÌU4</text:p>
      <text:p text:style-name="P1">ó—²_ò#.#†1‡#[î†ü#ZÜJYâv&gt;Ìï#ž„%Œ##7�˜Šs7Êx™L0™Òç¥Åþ�mD;Þ(‰\e#</text:p>
      <text:p text:style-name="P1"><text:s/>õß##“Z\„g¹[</text:p>
      <text:p text:style-name="P1">#€ìDä</text:p>
      <text:p text:style-name="P1">“¾2‚€—Rÿ##�nÚ¶¾søz¹PòÝ#Ï“kšþ”ÜÇì1åîL�q##ð!ÐäÿVSócfÁßÓ"•\ÅÌcñµô#¸®{Þ‡¸K´ª…)Ò?ð¯/#‘<text:tab/>¢Ûw#xòÛ™#¡Æ¤$�É®x�ä#rP¨‹i?h²i—c#Sò‡Ë¼íùVwº#r‡Åòo6j+*åêé,#þ#ÛL6âÖZ�™“|‘tü7¤üçuMÛ–wÕÉ4³÷˜Þ?ÔêS##÷¡èR#0ÅùO#çnTÜ¤3+�#ÓmÉ#ŽMÿ#ú—YÌ.×?éð�’W=fò#L›##ÿk%u</text:p>
      <text:p text:style-name="P1">ròêö%#½�JoøëŒ$#í#Úû_Ið'&lt;#¡¯¼÷¯#–#Ûý[#ÉT�h#é½[MÙôÏTé˜ÄFž”¥yë”=÷?quX·#<text:tab/>Å|r¨ô,ø%é•+£öú¾‡³¼”ç‰¼ £¹ŸÝÑIòy,ÿ»Hc@#ÊÙ¿W¦§ña%®í;·_Ø¯¦}ïÄÇüB—#¿g¡]á¶ßQ6†#^‡.ÑCKÖögdnK§œ�·�½§c1"Á{ûã#ùTcp”‰#½é#Ü²#À‚HÜæªg¦^Yã##u#M=¹##r€×õ*]#xxßEx‰*Ö‘@h‚¥�½Ý{Òž]ð·ÖØã*?Ú_Î#|I#æ»7ò#Ä½¼æì&gt;¸•ç¹$¶6&lt;¡g.”-x}¯áEP–ˆ##</text:p>
      <text:p text:style-name="P1">Ù:”#•eøõ”##Ç;}ž¤”µch$Wúâ•‹“©Þ¥#è:1›#<text:tab/>¶�3ëb©0dçð™Éæ#Ž#�°PožE#&lt;#%›åæÚÑ<text:tab/>ûèûU×ÈÙ?À�ÚŒºížþðÿðl#u#¹»#ÌfF™8@àSë¥¯";�Þƒ�Ô#Ñ÷;ø¦¤œy›÷Ü‡<text:line-break/>Œ¬o©1#žI¢ÌJ#{¼t-#p‡#‘N~###Ö�*4![›]NÖ&lt;l£Šu#Ëzeq„ÍèØû•õ&lt;¶ a¸¤²jŠ“«nºJ(Iv·§ækË»<text:tab/>4^!Î•E�8#¸^ 2Ä)5Q#—{çõ%·ÁH&amp;O#\‡#24‚¼*P¨å³#<text:tab/>lÉã´6ì¦@á-#[�H™¨z!JlO&gt;ö##ù¹÷ÆÜ\Rdÿå|8±#íÆ›Ùt`-åJvQz…Ðªú,¯°`Å$J:#îËëd×6ú¢Lÿ—qK##i´#Ão|ÀW¢!liÛæpÄ í°”ä¼éx½¬X:\,b#ðùœ#Ä\‚Rzž#ˆ‡#ˆŸ_²1Ö¿###Ù,šPý1Ü#£)p›e`qt!DÝUí×uÎ©Æ›%zV#ìð™Â#Ñk(m_1ÏB#Nñ®ÖZvá–#5t�º#Nð##©#´{=»õ¦#»è%añ#Y¼ú6—›˜ÌÃD%9D¤«�LÁ½DÎÚ #c�##v#ÑW›K#‹�#™CñUAõÛè<text:tab/>`á‚yÜ„HÚtšÕÁáW#&amp;Â�#;#üÓ”<text:line-break/>??£<text:tab/>/##ä#</text:p>
      <text:p text:style-name="P1">Áy4Ÿë#.•]Ñïh×w75m#æ#ìÝöyP¹#º×#H7WMkäÊÀ®ô?#Ž%íö‘ëÜ¥Û#UQÞüiãºS¼ó¨ƒ’š~j#þô#¯#–‘�v„×o¡#©p×^}#Ëƒ˜åCŽù###RÉë°9²iZ›ã:#Þ¼d¦TW#£V#‚edw#»#ÍéÊõ”g¥#Ð#9qíŸÙab#mà&amp;çé(9</text:p>
      <text:p text:style-name="P1">#/##Z##å‰ÄÛ/¡ÍÓe<text:tab/>{</text:p>
      <text:p text:style-name="P1">`ïd �ü{P&lt;šº\êÛj¼Á�â¤†¸ùe›ª;#4šÒƒ#s×#�'¸÷©!n´oTžò9&lt;•Ê{ëÇçSþxm±™d×ª¹#‰j#ô@6Ï~DØÏdLñ•ê@.bñ#ú[Úü#wò]<text:line-break/>\cù)ÜM}@ø¯rØ_å'T°0iC¸SJê#Uœ'|÷Û×Ã#-™~lŠÓš€–ä\Ž}³#.9êï€º¿##óXŠ#Žá@4Õù¡ÿ4'Ÿê€nP'+-»#N.öfzÙ»ú�—Š~###™uÄ»!#[[ùÙö#ä?Ö#„##'#˜ÄéƒŽîâÕ7Rq\§ýƒ·Ku##˜cÛÅ)'#Ÿ•Ÿ9 AH›74*##…Ííöl#+Ä37þãf‚</text:p>
      <text:p text:style-name="P1">/vYëgžd.GKw`ùÐbÔeò[‰n¸ù×¿�8“rŸå#{,#‡õÄÒ]R‹òÙ¬šM2w‚)²žM�˜¬?Šÿ`#Lð¹Ýâ|÷ÇÆÂF¡üðeú-bI—š‘eë_[¸¿*|‰Bì²28,veÖ¨²Ai2î<text:tab/>Qö#Uâ#­.#¢ðöoT®¶Oò~-üÂ›<text:tab/>ú#‘²*X#5y^#ß#t4å†XÑ˜Q¹°ÄÛøZß|%I ¹zF¶Í¸Íx”D¤#UóØÞü#»�™•#eñgv#K#x�<text:tab/>Ä#ä×#&lt;{#´lø&lt;ñ¹:Ö#àÌ¡ö�|™þº</text:p>
      <text:p text:style-name="P1">GMkþÍ”²[<text:tab/><text:line-break/>GÓQðuZ(ÍûÄ#vJü³#P¬ƒ"Ã64#ò#žþø“gý'’<text:line-break/>P¦­Û¡]FM…ªŽ#+ž]4–Sjž#<text:tab/>¡j„[JMk#üµå¼äiþé</text:p>
      <text:p text:style-name="P1">¨N¬’+–ç,#íg²ß´V �ÕÛúC!/[Óœ#Nþ÷ï´îN#³RýuŒ¯#œv5#ƒ5# �/'à¤3&lt;�ë%OüùÄJÁ7##×ó\•#)¶ÊàQ�¡ø3eBY©øí%Ó×wŸ¾Ò¤¬–u#ŠÕ#®žÅåF°ÛŠ#­bhÌCm]H#O€)Ö#¡Wm#ªN�:ïJ#ï�‚Ï#ž#×å™ˆ¸##uï<text:line-break/>+ƒ7‹#â�!(×h—4#Ýë*5•#°ÜL=8#kì ,W®#ãçß;##C\u(½BÇo&lt;##ýþæúØLèýÅ×üNCƒmá´ñþ*^#Þ‰›yŸ#ß­#ðÉ‹øÐiMS—òî‰ýÉö#îµ¾#v€[ ®#F›O#Wà èþ,ü,#Œfkút#¾²ùôR‰£Z";ÒtàõJHÂtbþe#þ'-Ã°kˆý›$Dà®•ö&amp;±ÐòÍÙ#ÏšVÿ›º:ÏðœùÃ4##E›B�4###y#z×UéZ¨Ì^=F±ï]ÿi##n‘‡=îykœ’i…¿i­¸�ï;ñP_Š°;©`ÌÏØ�Ûè</text:p>
      <text:p text:style-name="P1">¦K©k¡þZÙ9Tº±§äz�î¡í¤ñoõŽCøgB™ý&amp;Â#H5$#��/lyžÙ«m{�›ÏWî•#Ÿ0Àc#Âó:ùs[ý¾À</text:p>
      <text:p text:style-name="P1">ìc‘pS…ÕC¢ºñâu¨tÝ,¯µ5žG#Õ"¥:Å�ŠK…ÉâÙ##ÊB!2â;ÅKGÍ”„¦–y#{¥G×#µj¡y#·æççÆr#Bç–#lÄ#Fi�š·¾Ç<text:line-break/>Tp,tq&gt;oV‡J¥êeöû€Æ<text:line-break/>&lt;ü«3õê„DÝa#{VÒ<text:tab/>‹T|æX=÷Š…#Òz¡''òöÕ%3ö##?o¹½f\²N��*%�åYFF#µ?J#¦÷d<text:tab/>%&amp;Àc²‘#àqh##³W;Ø</text:p>
      <text:p text:style-name="P1">‘i8…Hé�Rƒå‹í¥õGñ@ÐÝ=–K×�¿1Nd#9ÈúË!#v/N##L9à#Û=Ý¤­‚NçÕ=t¾E#öùÔ(ì³ÔáC‰Ý±)8¿ˆÀË'<text:line-break/>|a#?ë0*mí#,g•�ÀHäò;êO?v®^â#&gt;1&gt;y†E�#.Lœ¼ +¶Ö¦ÝW¼àóUø#Yò£cNü¹Zø1à¶³#�t7.#_šA¬{ao¦ÿ võ|5ý ###r³õoöŒc#5‚#*O#~#tþê#î§»2°¼•ÇyÍêµ±*!›.ét#Ï!;±ªp¼ÖðÉTúâ À§</text:p>
      <text:p text:style-name="P1">À4Fð¤h±=Œ«�´Yœ;±�#v e##ÉËs¿œÖ&gt;Tç#yw�¦ÔG#û0€¸Å½#DÚyg<text:tab/>4}Uùf‡�Ùšq{Yç#.`¦ÁaBàõöOšJ‹Hà”DþVU7ä›�µ�ê¿÷#±â#k�½Ñ´#</text:p>
      <text:p text:style-name="P1">×L´L2Šxöò©#ñWzå˜mgO]#ÂÛ#Ñq‰##;#=od»#x#w#J¾í</text:p>
      <text:p text:style-name="P1">QÔÛ</text:p>
      <text:p text:style-name="P1"> "5¹áq<text:line-break/>Z…k*#c<text:line-break/>¨ñ~#š°ŠÜ#Ç.{û‚¾Uí"Â#¶AE„'#VF%”�‚–#Û=%ä1]›”¦U##lã3àíe#�Ÿ×##\¬šô³šPßä´p#ù=é#Ÿã~³Xpû½——äb#ð9cß]#´¦Jv-F˜ŸÎ]�‹#LÉÎ t¥µ"Z•ûå##ªÇû#6ï~“Mðò+þ"6-z“#MG##6t²¥õëW«�…É24/®‡_ÅRï‡xÈOI4hG {kbŠK#âÕqt»#©ãzý###A½4#éû?Ž]##`7¦L3€ãx#1¡Õm<text:line-break/>X6z~)<text:tab/>û~Aú‹P×Ä Eœ870–UÈ%6]+†#‚‘Wó bË�#µË#™’dSFT#ÎJæ¢äí2sÜÇ÷©pÍ”#»vŠ¾ée™Ñ#Þ¯êä#÷hüŽ#P#J3¾º•©©#û+Üíi�­Ò-1¶³¸M’øA…�´XÐ*#[sv|Þ¤�üh#ÌnõÌÐ#Á###+{#§Ëu' âu¤ß¨ßŠÐ­Ï¬§Öê¸ý#cº#·# «?#n§«<text:tab/>�U=¦Šå¥×x›#Ù‰ªh“Š—</text:p>
      <text:p text:style-name="P1">#W„'¯#«‘A#c<text:line-break/>¨7 s}Ô#•Ô§ç_â$3©l¡K#dÓ‡ùì®#†¿#ÖòwóÔïÙµ¼9šå#:#×##71€+Q#­ð#�d�</text:p>
      <text:p text:style-name="P1">#<text:line-break/>•ÚÔø©ŸQ#Ñ¤J´B4#z#ØI+å#�Ô–#kº#¨Ô¥Æ)–}!ül1#’#.¦Zî½ÒŽB]¡”ÊT23&gt;-Ê?Ý²”*</text:p>
      <text:p text:style-name="P1">®£•‚ì½ø|I#&lt;1–úó</text:p>
      <text:p text:style-name="P1">`&gt;�ý•’¦“ù7Ð=â#4aÚFˆ«€mÇÈ&lt;_#1w/ù;Ï#Î###u éJ#þJgÜ²v#R##$½u#¬à�H4¶e(VñÂ»~ŽÃ}&lt;ª#&gt;ƒ¹_#</text:p>
      <text:p text:style-name="P1">ú¸î†c6æÎ¿Xµ«#ÿ�lq#@Ê#ÜS#8#</text:p>
      <text:p text:style-name="P1">—p�ÄuÓ#r#‡øÚRÎ##G#L#­@‘##ïÉg#Ö¹›#öµTŠngîP#‚å#•¼ÐÛ²<text:tab/>œßî;¢#§%*###ce.I�&amp;Ý¾§!jš#²Ä##Vÿ#oÑ¯F#VTi##¹Œ^�þ‰Vc7ÿœ¹#‹I3Õ‘ß{ŠG…º=þÇV¼e#Òòþv\uxøèqªU’Q#¿àÍ#;#Ö•%#Ë�(š#Û]D1ÖSëÉîÝ¢Â#«]1—h×#šåËóÅC7W/éúsê×²_@ª@‰¾o#nŠhaiZîþ˜’³…Þšš³W.J#$#Šy²Ú#i‘!ˆ™ñÒv#ûÜ#ÕÛôƒt–#”0#8“™ÒÊžY#2¸ò@ò°W�ªL§ï-»wÝ‹#)zO#€}§#ãkQ¯Ôî~É‚³Š|Xæ;#Q|3çZŸõÈ%õ¶#Á#ÂŽ*-íHSâ›ûN^[‡Ý##œOœ#‚‡¦@ëŸÍÒÏš?<text:tab/>‘'</text:p>
      <text:p text:style-name="P1">##8RC#’~L#¨ã™µ×ö^r®ÿ#†šWþæ#ïŽ�&lt;/¤(ÂÐËH™CnÎXíÓÕ”Z�é¶éùßá=`ì@¯hÝ¬åZE#”5¸âƒSt…Óµh<text:tab/>#Ë#›Ñý—G‘#oÚVÌV?è‡&lt;SåC:;è?P¥çîæœÑ»ýëæsKðvú…ö##«Ðý©û„Î#þËKŸÊ@š�ÚyC#ãÜ#€ÄóÙ`OÙOb»[yXl#ýÂpqëe¯ß?LçJýëù¨Ö)P¢L¬yÊdÑ»K,K#àqk—YùÚ‹8´‡âT#\H÷&amp;9Ré•äÁ ?cíø8ÞâÍ(#À•JÓ#�i“ëq–\tá]~&gt;kïy&lt;vº&lt;å ÿO�SÁÈöþ´åãu#‡ù†Ú!¶â#¸¾÷#ño#œôî÷ªž�KÖ#[½7RÒ fü3#ÍbAust—##¥6ó!3ÀÁ#s#r»6SK]ÚAà#/–š#;YhwÉ#ŠóÌ#Ê~2#EÑe#»s#¡WÂäÆsXJI’ª¿##æŒ/œ<text:tab/>#á™ÂàÍ#P¤#”*ù¬øVk#Db„#}Æ’5y›èdØAÍH1³#Ý“{´ÙŽ°Üîa##&lt;á#;�úvù©ÀÄ##7õv7C¯ICU#¤#¦Q"®ê##q[ºž…*T(bG4&gt;�#ôW*®ðÔ•’Je_†k#œŽ¾�+�ÊáÐ}šc#+#K››Ö2¹oå¨ü ¡¿¯ê8ã=ÐC¸[lUi#ý#÷î×¦Üöd2[©#ûÓ`µîˆHPÙ#ð)Q5‘Áêí{…õí#‡#[eÝúÁ<text:line-break/>“lÿF’š1ºÒs</text:p>
      <text:p text:style-name="P1">ËÇœq¨"º,—9ê^|îœñzçBâÞëRgú]ûL‡G[’¿”]#ãƒaH‹</text:p>
      <text:p text:style-name="P1">Ö=Æè¬™¢ér-¢K»#úZªc-&amp;TfèIµ„¡&gt;¢1³&lt;ÞOØ"Â@æ#î0\†5:#ÅÑœÖ-#$®nF<text:line-break/>`ö</text:p>
      <text:p text:style-name="P1">n#Qƒ9‰#ÙÅ#É/±Ë#P�`Tá#‹þwÇ/€ž\TýPìD=}J|;qôÝH##¥##‘L¬xàÈ±ë#eT½hÛ2±¶t%¨DÌÌP#ÝÿÊô“Éë›)#7{5¯õ+ïR¦ýêé,o¨M�Ù#µÝ…û#OšÚž»Ç#L½¨ºÔÓÁç.§’êv‚ÓV##3ö½ðŽRïF¢üI¥Žh<text:tab/>o5øV‘ŠcßZ•¥^æÆC#°Ëuc###z§ZIO<text:line-break/>¡&gt;bûæeÓ´#‹³AÝ/_Ñßr ÔñÕ´­v½LŽ#ž7¥—ôf—®I'#gPY÷fÞ?„8G˜�#ú\`è#¥ç�#ö#~ë/µ†Ãl¼|¶#v[o+úá#Ü¾ù¹ž*k_êeê+’]bd¢YXÑ5á¬6KýÏ#±Ø;ÄJÓ«S,�d÷±×§ù&gt;#„¨Â#¤ÏZR~#.{¢ìæVÁ&lt;‘ÙpÞ¡¦5#¿</text:p>
      <text:p text:style-name="P1">ÌºI#«‰Æ æf#á‚†#†’¸##§ç¨#+#Ý´t^‹¦r½ÓíØ#2”Å6ØI²…NO¦<text:tab/>#¸o¸slmËÁ\õ#I?åÔËÊ�r#&amp;híý±ƒk!Š#y·‹«O¤üêæSÐw¬9e²¾¨ú}xméÜGÐU$\K]¼š#KBö¤¶»™&lt;#e¾N#¨wÝ×¯´Ùæ°¤#ßš|óa#A’£¿7ºrSôÍWÂ�##L®Tò#úqswÓ2Îå7Ôº¸#¹ôûNó.Ëú8#œ±#©5ä�Áì:h:@f #Ý#“Ÿ</text:p>
      <text:p text:style-name="P1"> Á+mŸ#Ì9w!</text:p>
      <text:p text:style-name="P1">ÎŽ¼}U°.§»</text:p>
      <text:p text:style-name="P1">ïÔI·°@”´#š€‘Ô5�8L(ò�#P”#"¡I0›š#Áû#<text:line-break/>••À1##ÚÙ#N•È#òRa2#­årÀ‚#`Åq²Ë#_MPÖö¬ÝÈcÛyz€Ù—c´íô~ì+4ØqoÌ### %#:#9«ð</text:p>
      <text:p text:style-name="P1">}##œFÖ«.  xKõ#JA&gt;î+@#àI#[Ï‡œ$ÃZÚ‹O�8S*å1Áå<text:tab/>…<text:line-break/>Ëa#™±M%#þ‚-™ò#ÏelÛ#!#æLyaSžÃ#€G,Ž2«`š#L<text:tab/>”ð‚�Çå#¿aß¡Àµy¬DètÔ,:2³ ™¹#÷¹úNH~úÖ"®ž‚#,#ÔÏ#÷ÝaÏ�•ôïÉ\##&lt;8Œ"#‚Â�±®�Xëhš3Of”‡gll²#æ#¾##š#Ë¤Ê¦†i#p�¯`#-pž€#Ë†</text:p>
      <text:p text:style-name="P1">#Ëu##Š“haÄi#»Ÿ¶Õ(#Û’¤îXq@Åø#V<text:line-break/>»À€!ç,šP#xy!#æ/—#ïV9ÛgªtÀ'¶*ú{÷#_^úsòPˆú÷?Ãm�£#Õ)[æ€»^d÷�3µ°.tŸuêeÍRaq‡EÂ§Þ™#ÇåÒ½Öx2T¢±aû¹Ú#ñg÷Å###L©×K#ruÜÿ$”šÌ‡½EöÕñ°M}Ã"úÒ/#|OoüŠ|¤XÜŽv*eod†#]—ï#¼)ŒìOåˆóH#›#O1E}àÊí@ûAVõ2û#:,Lv,#fŸò•ç#{ÛØçˆÆÜ#,öRlöÇžê²`”s_#3Xsså?ÆZ<text:line-break/>øqNaÑ¸ Íâ‰%P###z#yOËûs—#¢5ª&lt;Õ#ÑÄ#èKÉ×#~!~�Žf´Óƒä@#;D¤ê#]#ñ#±wö°#?vòÃ&amp;¥F’b<text:tab/>2+³Ký”ûƒúê7z×<text:line-break/>ü<text:line-break/>ÅÙ#lÅ-?ÿ#C#¤ÄY�CŠ&amp;­«#EýÜ#`#(·}#ˆÈ·‚á#Ú?Ÿ»z###\4²,#Ì.¸›G©Úv/#ËÞ#ï}]!ü˜í;z]f¥à#÷Þ#yß2„¡#:ÐÜZXV¼,0µµ˜%J˜þBvìÜµûfž~.¨FÂC%…[¿Ò¯¢¯iWÖÌÙˆ)|Ä#R±ä#L—·#VIïû#E#©¬Í#´�3Q�#)###Þ#Þ»ùp®ž›#€ÀÉW#3gD³#óæT#K÷ñY…4âÛ#vî#(E#|]®'Jàì=P&amp;ði#&gt;#Î³&gt;sýÀëÓÊSSî`‰ºãé#&lt;e"W##M¸º¿B¬0Ï—`ö#í¼�|’#˜ÙÔ#èl=PÑÉŠ‡#Ã‘Ô�‚#ÁŠ#~#è«<text:tab/>#ÌÓ„Mu»nñíLøÇÊ«t1›�ð-)x›&gt;l¯‘#ì{#×›!¶#|—Ô‹x]ZçL©&gt;ÞçS9ºL8�‡Lk?NªVß#¦}#*°Q¹#ý#úkBr#3áOž-m—›&amp;µYZ~ÌÞër€#»}##Ð½O¿^'í=#eÕÉ xn(JûÔudM†/‡#©(þ×ç^/M½rÎ##Sò�Y:ò¼] ˆd%:PÁaÈ°{ð„N#qG8ïãS’œ\éH€ú¾9 ¬™~ß#ÕLYL™·#á##¹�õå#\ô#ÛÚíKÂnÇb—Q?ÁŸr–®ñ%ú}Çåbù*¾##*y!#ÂÏ|¹##-\VŒøæÜŸ2ôÞnïù{³{ÿÃWÁ#:|¥`vžÐ#@d#â•yJÔñ#Ö##.½°G†</text:p>
      <text:p text:style-name="P1">€è-ù)é’:a[Ž˜"+&lt;ïÁì+ù*ï®8#½Í1Ï™üÎ–#Ì²2#$‚°•µ½Á¦5¡õ+¥’„çã†aã·#é7¼Îÿd«š#ói/¨ÓþPÛžã ï3&amp;<text:tab/>}»X#Ï#£Ä#rû!ë´„oß#1ê#%AÇWëÃdá</text:p>
      <text:p text:style-name="P1">à¢[ëªÔ€9…ƒÕ…ï®q½›ãI_#‘ü1Žîj­œŸøÙåšòIö10#·×¿",Ë#T&amp;:2Ó—Ê.+ÌÜÌ#ª#oU¦xJöÙeªG·‹y–s#³#¬»{ë‹�w`Ð¨…ÁÑ4ÂÙ##š&amp;r&lt;õÝJtÑEùkÜ(,w:è4¬§:zõ©¨ä3#dWýû#‹7�¾É†‚‚§ÞmNÑïPÜo&lt;¹ÊB×íÇµ?Uÿn#Ÿ#tâ<text:tab/>Ä2k#pÏôduZ¿¸.¦Y¦R*&lt;Ôÿ#JuÎLµ­x#Åƒy/Oå±ýaçÅ�™nÁp|Öuö2!çº5-Ë<text:line-break/>ý##ß#q�ÖS#@¹Éé„l#Í#(«È#Ä¦r±ÉŽpÇïwîÁŽôÃ7³�moîž}ñãËsçá¡ñáý"#«wF‰û#Oöé©/n2À<text:tab/>¾¶ˆHkÛ³‡.Á#iÕ\&lt;’åË)Y¨ì7�¸rû°—ÿ³ôóé¯¦î}Ô¤î†Û+¿¡˜3KÑ¬¶ª&amp;~j§Ýöë5@9|c¦Ö~TæCgÈ</text:p>
      <text:p text:style-name="P1">¼åDˆ*2×T&amp;Qÿ¨ýæP­ \ÅZ¿ê|Ìq+íÕlÙ]|í³£®ƒ–'#es+ûÓL#téS…u¹n</text:p>
      <text:p text:style-name="P1">�”ÖÀ1&amp;[e_$§HÕ‡íYWRÕ ÓÆ¿ƒ##Xww{'ÙBxòa#”ÕÒz"<text:tab/>DB |Ci7XÞ»ƒ�<text:tab/>#ŒˆY –‡Ç##h›î#ûN#ŒÏ.#º÷TTµí¬’„^&amp;ˆÓGe„#N6šË!~W¥R#»<text:line-break/>V.ÅÃ²#ñæ…´´‹Úe°ZQ##Í-(e,[âRE”oþoG~rÿ›¢#•.wnY€EX¿…½!a²#W3”\Q®›š™¬¾zTs);å'd½ò¬##ErÈá%}#‹ùýö5ZøméêOÃO#†T:`n,�Y4Ábü#ú¾Íš#ñêÛ@~¼ ¹wÒ\"V`£/HSrÁ#‹™ÕØ¹×q·LPŒ…#Ü'#ÊQÀ×r©OLd×gÎÞÈéQ—WÅÝ¸·#¿hPJ#j‘ÊªŸ�0�YõŸ—#Ø¸#/ŽpÓq\ðÄi½ë5ßOëØè&gt;4œôïæä”L«hmÍi,,qìØz|Ô&amp;�M4õN[¸Céè¶ûdV�¡èƒƒ:Ñ±U?<text:line-break/>h-�~5èÈ‡W1#‘’G#¸ý†r##‹ŠQ#µƒJsËœmëŽŽ™ŽT{¥£±±Û\O*O~z#ò<text:line-break/>J™þùâù#·ä§Ý¾#°C~#ÍÂee#K^#�²—#'#¦(x3%YçÂ--#8°±1o#rw�<text:line-break/>cn*6Ð­cù¾*þ„r{# m¼iý¥€ä¨##ªÍrõ³Ã/#</text:p>
      <text:p text:style-name="P1">Þaæ?#{#µØºÏÆÝ‹¬‹Û(„#‹#Û€4hTÊ°F©vÛòa‘èA*~_Õzi„#Ù^*):Ž]ëíÉæ•‹þ-#Êm‡·Ï1;ÝÔÀ6…#¼æ:Tpüç¢¨x¸#Ø¸™š¶d6;¨D.×ÅWÇa÷o°Èàî#×Š¨´¤°‰©-*´hƒhI«#%âx;ž§Þ#™âz#¥¯è-#‹¬›C#$<text:line-break/>#,l,Xˆ#„iŒ5Y£ &gt;TÉI}ø^mçq=#OÂÙóÑÃ#y¬Ðy|¸ûÛ#^¬‰×FÂ#v#íTÔq�#Õyw¨#Þk'ãºÙë¬8å#¿m…#km^vQ#ú£ãÇcÛwmX##w#ä#Òzç¯#•‚7ß</text:p>
      <text:p text:style-name="P1">ä¬?X•h³#A‰.åa]e\c#ê9Cø¶@õlnÞJôÙt…Îö93½Ü_$hkìP&gt;\æ´tË¦Þ†°xC<text:tab/>ôEè¼M…J#Â[ùB#b×.ïV{—ÿx4/#ËO0</text:p>
      <text:p text:style-name="P1">T¢½§v“2 â7d]eY,�fiâÑ§#</text:p>
      <text:p text:style-name="P1">#‡#Å<text:line-break/>´P‰²ioŒj¶’#¾7#^#*Â¼‘#¿ÆÒÝ^]&gt;v38ƒÊ¯À#"¶6¼üç­…$�° #vn£ER#IÖh–v¸#öP¤²c”g<text:tab/>ã�÷J#á´f1zs]ÈÈ9ˆ¸QrÙ¡ƒ·ÁÄýaÜ*âW"ôòâ�êtìþäb#›&amp;ôz–ì ÌÂ##™ûË8ÎÛ‘Tg¡w¡M_/ž#Ÿ5óxË8oªt#Á#ÈZ#ŸzØÁ±#£í#áu!ÄxZfèE«rý‚Ðq¾8{V™#"r•&lt;–çfýälzÒ#Z«®@í†ñN&amp;÷K<text:tab/>#1ºÐ/</text:p>
      <text:p text:style-name="P1">ëaUÊù�OÆîPÇ<text:tab/>.jÚk#×®<text:line-break/>~ÎLÈ`3†<text:line-break/>ýB‚SS#�ê°#WïðÒÏ%G¯##“ä_ÈÊ?O#þÈ#Íe«#3�é©Ëƒœ#{ûˆßf\àCZä…¯%`E}jw#¢ã</text:p>
      <text:p text:style-name="P1">#Ç‡#÷‚ƒ¡#õXSÍ*##5ÿõ­|#»©µÁ�Ý&gt;¬Z×#�(Y¨¥ë®‘Ç#;¸Õ)ßÂ*v§S…‡"#H #</text:p>
      <text:p text:style-name="P1">Õ{c#á=#–²îÉ:ë…m–bá#7@Æ#9Y#ô–#.##ÍÆë|#Ÿùå¥ßº¡È|Ä1µ2Lðv#¸Ó9×ÅKZ&amp;Ò’ý"ªLÆƒý;¥„LRd##…!b#ƒëETY¼Z#%Éy##Šø Y#ÉhS3*#äm&gt;ù�(¸#þØîÍ…±è6ÿá"CùùîCÛ[E#:h/¿D#—Ç#¶TS®‹}§ÒdzûJ`óz#ËÔÄJóüù¾Jxó#:&lt;¼G“c�h†q#ˆ#&amp;¿C?«ðQ+#dÑ�æQ¼QÍ[©6Îf¹F¯0f#ð3êHºhe]#2ÁÌ<text:line-break/>&gt;±.‘)`,ƒ“ˆÚZÏ#ëòwïâfèÕ#³˜HÄöu#U #1#ò#”w�*×[¢1ÆëŸÜWœ––n²�˜¥è#Q˜#Ýeä«ƒÿÓÉ©ÀXWº)¸n˜î²&gt;­D÷�z[ä†Ôi�²Eáù</text:p>
      <text:p text:style-name="P1">ÚüÛj#`¯”Ôã_ç§J6ýûBãû÷B#óï##©×#@#`9ø#�=Æ1�Õ•�#§Hdš#=ÑÕ5Á#‰ßÝ�ðÊ_bñ#eQ#˜�Î­W#ß¸'&amp;ô1:ƒø#‡Ù�{ñ\EæÂñÓ³êé¼µ‹##ÑÃŠŸ„ Ô"^˜\ƒ´„÷#R­éVýÄ#‰^#¯g#Üº##VæÉÞ®€™#$ÐS*&amp;pw½Xï›”Ô2/ ÙªñÚg($&amp;äTGÝ#†#p‹‰’¿¿ ##I#‰Ð±#’ÿ&gt;#ÅåÈ²C…</text:p>
      <text:p text:style-name="P1">¢÷z4Å^V~e#ÍåDß¶„ë<text:line-break/>Õ«Ž#ßÈ“±CÙ#²X«f!_MHºë#­Q;-¿ô&amp;—æMÏr³tD3€8&lt;BÕÔôS’;##]#€@òTGA…ùÒ#÷ä‚I#ônÊJI#¬[#-Žßó˜:#à…ÍápôÓ<text:line-break/>Ãoß­æOÃl,#À•´n©±ß/ìR‰bbëà•Ï#Ç#¬û´#¨+Ä·‡êgÄ�Ï:#�;DÇ8¹œòÉS›Èjöñà#$W®#•ìÿ`½³W'–6k#(tDtÖAeù"ë¿ý#Œo#–¶°Ü¡gÆ#X}8¬#RE?µLÙ±#ã&gt;®¦™1,ê#»#éÌ##î7_@u#ü˜X™›[8#fåf•¤¾ºàã90–•ôÒ“Ç±†5bB¯q½ò­uí<text:tab/>- #„“t#</text:p>
      <text:p text:style-name="P1">”ÞÄ‹ê°‹#o�{2_Ùc2‘¢ñã}Ô±lËc5ïÆ#V�Öbp|¢X;¶ùpK³3h\n,JìBŽ=æ©/G#ˆ´Uhó#8{X)Õ#Á#ÈÓæÒO#uŒÛ#3¢“©à�žZ=ëc|¸Øµ)#$#•#¾z¶N#›–ú2—8”ª&lt;Ûœr2-k$#B#ß±yýáÌlaì¡dÑŒ</text:p>
      <text:p text:style-name="P1">#ÜàÄ÷#º#º¿¯=&amp;Ö ‡Þs{b/uŒ"šK1#"?²##+‘æ°€ï·Á¨º˜€f†Õ0¡jô8‡Îq6QºR¿äúÔ~äóÆÔjŸ2OzŽ[‘#_?±##ñØ“û¬#ÿ b#"#BSê¦a8-ï›ÍBv-î;N#©~!LÝüz—SêõvS±#E#[%éóHhžÀ”ü€v#Æ##õo½K@�Rü$#á¾#«£&amp;USé¨a)#±•œQÙôÖñÚ™W#GõÈü¿À±d§Q#9]wxÉµ˜åÐÒÃö‹g+k;</text:p>
      <text:p text:style-name="P1">#&gt;U<text:tab/>yæ¾¯À#à{ãUóÊÒøié®n#</text:p>
      <text:p text:style-name="P1">� Wwæ¦D“¯0€#¼1ÔºÏ@ã“üä €–-»&amp;6•··#âû#”#Y’ˆyZ«#/s²#ÖÆ,†\@×S–Ð»co_Úùq‚{añ¦ƒW#<text:line-break/>º¹QVnuë‘²‰h#°&gt;#¥v#^22çð¸çâ##Áîê+M#\üfž„Bÿ��å{&lt;œÈ÷.Ë#—L¯]úP2túZ#JŽU¬¿ÞW«ÄÑ#</text:p>
      <text:p text:style-name="P1">ÉÈ#Üû~ùÞ#ÏÏ#GÝÛªŽÆî#òaLýV,êa"e�KUÈ�o&gt;•§&lt;þ#e#®VÊÇ­s·ÁE€àå¤öoÚ#´û�ºoFG–íMD¹¢îL¢º8�—’�MO•Ë¶…Èíý�!˜õ#š@ïöÔÊ5š#©!#¡4/îÐw™|wóòÅÛ…N¥#¿É&amp;~o38÷‚³¸€ÛÍ³¦?/B\2ªšçQ"±loâõfž¶èFð#iÔê#a[#‹#øð4c#eý›#?¬´ˆk'­5xqÔA—ðßÙk_îzãçsbH#í˜YÁ#tŠ*ñ=Ø%¦×ùý~ÑR(„ |™°§Pîº~Ôxùyñj#µB{ Éhù¬9ëí8æ"à»kFàphb&amp;MÔsOÎÂŸ#˜+ËÝž2¸LªZK#ó#{t3ìÖèá# 'g+#ú•…��—�]Rx6ëÈ#|,Æ;µl_-Î#ïÉ¡X¹YnÉÞ�¼mð‘øUñY#yÞ†�¹*Ÿ^_ÇpW¯ÛðäN®¬÷#ÒÆð#îõß´M4¿Ë-yÞ}üƒ$âWýH+P©¦XøÀ·#$ï#ù�K—Ø{×;·ä#ÅO##j„éz;Åç—#Zk#V#<text:tab/>,LÖg›R#€Ä¼AkæNýK0ÎÁ`¢ûî—Þ”ÿƒ�7</text:p>
      <text:p text:style-name="P1">Æ’=ûÏç»üþßã÷ý¿¸�ã~ó&lt;/®û¸¯ó&lt;ïë:¯_Ú;#›#á�¿–¨Û3uõñO#š”7oÿòÙ]ßŠQý×</text:p>
      <text:p text:style-name="P1">É¡)#o‹#„kuqÀµXíS,´;YN$«#MO#�#lÝÌêþŒ†ø#¤]#@È^ÏzŽ�Þ{Ó(‘z©#'uýë¢#™·#«÷3v´ˆ#+~##šÏ†¹?•I»ž—cv‡Õ u‚×=âù<text:tab/>É›(#Ÿ%ü_X@Ñ¥Ôä#÷»`^T]‰2±G}+4©Š</text:p>
      <text:p text:style-name="P1">�óË3Û\#</text:p>
      <text:p text:style-name="P1">ôFö]³“¼¢m#ï#9ìsv¸ðÏH(#ÉµIyk|W�ì×"Ek°�Ï_ìno¯l#B^§ÖÙm*CëøÓ#Š¥M #Ô_�¢w&amp;Ïž&lt;#°ý¦äéÖ<text:tab/>#¦®I½C=2¨I½|zB&gt;;pëÂÜ#Ö½Š#ÿùÂ3#_§ÊþíÀ§I‹,­ß8#åÿ²#Cd~ÿz~DI�8˜á</text:p>
      <text:p text:style-name="P1">¯‘˜žÝÀõß#öÝÎˆåƒÔŽ<text:tab/>gl##ë.6-Ñ*1#…¥«&gt;r#3‡ë`Î¨®#†º(�AzÈeè##`ô™r</text:p>
      <text:p text:style-name="P1">·¢vÌ¦#J</text:p>
      <text:p text:style-name="P1">”# zt&gt;‰aWÏ²PÂ—‚Á#<text:line-break/>JÌ8,'êˆö;¨ÃpÌEm<text:tab/>Ê#</text:p>
      <text:p text:style-name="P1">*Ã©^#MR2ôU4èd#$íÀk~˜É&lt;Ù</text:p>
      <text:p text:style-name="P1">‰©Í½}iäÌH#lk##³’à¤g#ôö„”b=þS)üÓ³¹,Š¯ÂÜ«½f²áTâ©í#'�ÿMãú‡€_O�æ¨*è#<text:tab/>eC�<text:tab/>¯‡Ó#4ÝÎ#&gt;Î</text:p>
      <text:p text:style-name="P1">#Ó!ËœNP##”W;Á&amp;^Ã“/VZ‰þÎŽØ#¿&amp;�ø&amp;'íÌÇØ#@#2}#–”fçJáØš##œz˜Ü¾e¬³÷#½#¼Wf0]ù‹†ÛòU‹°#=k#I&amp;iØ#|#ï'#]ã„jû4JI#|}âæc�…5#ÂRÙ*#¸Åms‹ÊÚÈ¨Æ37A#ÃpwýÁ_Ç#¦&amp;#I”—…€I#;#‘#þâÀ_XS#ÈUÄÈ´ ¿@êd«!#d#&gt;r#?¬Ù™Hô5‘#QÚß€qV#„ø"#<text:tab/>„XùÑ“ðº0Üú«×ãÐ³ $ª‚#sŽ^`hyÆ°Ìé#;WÑ¾Á!€Îw´n…#/ÿêôU# ##ÊëŸã;#/#v²Gìlðt?³1#K)ÐF Ú°€=·¥lå�#^¹¾&gt;Ø�7F[4Ú•ÙhÇc##Âù‘I³ûoóL&gt;Ée|ß½e˜åwK;±ü¿½Dÿµ„V#ž~†#T&amp;�ØÿM#}ûÏ##”—wx°•ºcY§OuksØ5{ñWÖÖî#wîÖ*ó~#ZÅ&lt;©BY:pŒ’×zWŠ#|s•tü%.#¤0äÍ?÷)íÅn&amp;"C—ëŽRmX##Õs’${ðrå]sÀª#÷Î½Ì#£#ÐeÝo&amp;#7¿òuƒ#pK•%ËêÌ±“¾#.#6É·ñŠF¶"#ûËôbäÛåšqxXÜ¯g±¬,P=oÇk/ü¡–®ÿœó¸¼Òtj©à×¾a'¢Ocàô±#‡7¶#v˜XÅ,Ene&lt;vO</text:p>
      <text:p text:style-name="P1">^Óã½eg3ßÖ£­ê%šëY\l#Dméº`ñÐà7aX ikÊùå÷+¸áÝŠ§Á¯ò?#eîëÎ‡f&gt;#ã½®Œ–ã#³CL§O¨«¨[˜%ñ%­¶iI¬#ýƒè!«#§²<text:line-break/>Ïýt²#»°Ð{�ß</text:p>
      <text:p text:style-name="P1">4õÀ‚-Y eÐµ@5;Ñ##f^Çâ¢°sÔ‡�H#œGâRq¬ß__ôÐ#vÉ§ß• ‚#¯&gt;=#ž&gt;#9˜kÝsëÄ#×óÙnAÄ'M+•ÃÔ#BŽ</text:p>
      <text:p text:style-name="P1">w•jÌig„ïëÈ�#îâJâ#2ÛúÛa#:##Û9µ gô»êî}#»[~~$Ÿs#g##äWTŸ„õ#“#ÉÍÈ¾</text:p>
      <text:p text:style-name="P1">#Ö#h&amp;#+Ûùœ¿ýí0ä#xùáúP½R×´‘îÕ/ïösð#µ»©#¯�|?#ŸûP#ÆéiqlY`xn(kÓkéy°ÐÒ´9Xb4m7Gb2cî@`¹®÷]##Q1½°ö1d#x‡YY‹hî¯–#kÿçˆCgÿÈ}çä�×Ù¹ÊcLû¹ä�¹P&lt;l{å‹Kò¶{[##‘#$”éüÖjÞTµÿÞ’¾é/²u­4ª“Ó4ø�Ï<text:line-break/>OaÍ#Ê[#òÛ‡Ô£###¦Ç?æõŠbï</text:p>
      <text:p text:style-name="P1">#€s)ƒ§&lt;”xZyHh#‚##ß;Òg#Ó¬3¶6Q×Å</text:p>
      <text:p text:style-name="P1">Á#Ù„K¬#›âjWá÷-:E#Ô6Ú½BåÖ#—#àõ¼€#ÚØæŽÞ·íçšè?F*t#S<text:line-break/>ãt4G/HuÉñn”êíŽº#å��]#[ç¾ì­aÒ#³%#aãø¨p›r#‹N4s&amp;½</text:p>
      <text:p text:style-name="P1">¹—Þ¬µH^k#4Ûì×h*sG‰ªöô±5c¨ú£#"ê#]0F‰#ý#ïœ–€‘$OrÏ¥¶ú¯#÷Îêãa¯#Ü¤0¾TØ�…¯o #ïŸ"ªØ�,¿ˆ#»”9-¡¥¾3¹ßhhg.e°³”T•Í7Ÿ’ã8DÒ7`µÛo¸+üÇ+ŸˆïS##t/ºå�½®V€y²²ZèæÛ+Ê¬±&lt;“ßøƒ#ü É8¦Iõ<text:tab/>šÐq[Ã\�™ö¥–ßÚ?ÍIj{Ôû:h¶w¹ßŠSQß~³I=kÁ!Í™#^Þtï#xÙZêÉ›¶Á«S„0™ž+¬™œŽ¸ZþÇ`.&lt;�çšj„ì£€qŠE¬`˜L#-â¡pdÂgNf—¶#_Lòyeå6Ð¯'Sâ´—BU­ŒòXåÏ#�##9L¶QÞô*#ú�§@)k¢uÎØR€§TñŸ¯1p#S«m#¡e}Ð;#=5�÷P@ê€÷#€w`#âw[˜]cœ%SQFÒ�™#b�ÂwWþ*Þþì#²ô¶¦#–</text:p>
      <text:p text:style-name="P1">ÙW%ÅTûa;ÿg•e#cÛ&gt;Ä¢ÅZçkMñªRÃ#üºß—ó4¦6Í ¼&gt;#o#ð¢°&lt;ÿ¶iáHš²JÉŠhl</text:p>
      <text:p text:style-name="P1">#m#MvÁ÷™-Iâz#;"õ�CÖ#hæœ¡±‰·çZœqÁýI¦#š®¥§Ê¡Ò…,¸¼¸¨# #±ÁÃýÏq-[Ëqæ]#]ùx-ž.,)ø7‘ì<text:line-break/>ßG©#€³QLb7#md7”#à#ž‹fêsLöb¾Ói£!ÕÙl�A##Œ8íd`}#oˆ<text:line-break/>ã5éOy×OàÞ#-fØ�Ç�€`bwë#À##&gt;ÀÖ0µ í‰##~¨C€ù�®£ˆ�ØYç#ˆ&amp;÷¸$‚0®õ«ÙÀ:Ý</text:p>
      <text:p text:style-name="P1">û7›X‰êTs-##UwbçØQ-]bå€sÖ�•œš)F_OÄÉ1êºàg#Ô#ÙC#œ€ò<text:line-break/>úBTÇ¢‰ø9c##ÚW3#ÑB<text:tab/>ØÙ]º0˜…#^0è«ù5r5ñ$#Õ</text:p>
      <text:p text:style-name="P1">HtNèá#±÷wK2´#òñ#8cV#}</text:p>
      <text:p text:style-name="P1">#ê—ÍÊ#ß˜y#Š2É×Uën‚%fã{Ñª9¬Ä5Ê3P^^ØôÎŽS­í‘#ª.A¾Ù`ŽýÇ¾üÊ‰ÿ&gt;­—ŒøR†�Þn&gt;A‘\5„¸\Å“|2ß'd&amp;iÊ¡çR"¾ÊÇl„¢'ö#‘ðÁ\rt5%m“u%Î‰§Œ#Y#Íf#T½#™<text:tab/>Íx%ÎVÝø‘¬°p`ß§Âþ#X!W *‡#Ësé¾YÁÌ-:#z¸+$‘EY››8üäà#A¤âƒ‹#Y‘*"#/ÛîÙ#,b#;i˜¿,6yçžèLbV3úB{O'FD#ø<text:line-break/>}‚ç¤tp°#­##“¥#ó}éx«B#/¯#®#°Øãñ±œdÝ[¬º»7¹#\øÆç#hy»Ô?&gt;!#ô#EÑÍ'?£–# ÊÇQ“•#]†ÂÇs—y²ž1`Ð}·›ñmÂ‚7½Þ¼ý^¯Ð'3]Ó‚ô¸¨Æø#æ#4ÇoÕ²s•j��BÊè#¹ƒÏ$+­.#‡o†íîË|+©ãRñ¶ØþóYq�·èµæKÎ##’ö\d# };é#QzÁ#^#YÏ³###Kêï6ÂHÛ¹f</text:p>
      <text:p text:style-name="P1">ò†x°8û}-l#c9±ua³ 8ÉJa<text:line-break/>Y-¬^·#&amp;k#4ˆ¦†oªE/’ê</text:p>
      <text:p text:style-name="P1">f�ú¾^zEE=¸#=ˆÏ¨ŸfïÄ‘£p=Ñ#8dOB0I#kÅñ\o</text:p>
      <text:p text:style-name="P1">:µ[PðÖ=™?Î#öG#Û:H•~„‰®A#[/¸<text:line-break/>ZkåYe¼?bÓÓ#æ#Ä©(åŸ#Be'#æj¼QÚ¶´/#=fPMïèÞÜéY¿#Ú#Õüq###£ìwæ#7Hô###wí#</text:p>
      <text:p text:style-name="P1">#Þ�<text:line-break/>¥¨èó0¹_ªñ</text:p>
      <text:p text:style-name="P1">¸#^£#£·J¬rX,D#É</text:p>
      <text:p text:style-name="P1">H%ÏÝ¹‰#÷ÛÜk<text:tab/>L›#nã#,Tm×œ¥PçätÀè ÑÅÊ#ÛÏÄ¦¶<text:line-break/>B¤™sL#‚1Ð…ÓgÏvl#ú9× þÒ0s[B #sðl#€ã¢#±îZu‡Àó#@<text:line-break/>ª7¢©…Ïrÿ#™Ø(Ö÷¤#ã#4ˆU8<text:line-break/>‚©{Ò ï^#ÀD@u&lt;lå„¥]#Ž´ñN¸-ºo‡"'gÏ33#ÝëøëK9UUÁž�n±#/±¨·sÿ°&gt;«™jÝ�þâ�Rò+vÈ¤…?KDù#òSÜmÝ#m˜vKšÆ#¶Ùñ§ø:?g+IGi–Ç�ç #[#Ç(I¿ºÙ#À%#Í#^ž¨ì¤Œ‚mü~²ô¥5ßãymMEïY#½­tOñ·7¼#2þVÄOÓýÍ#ºæ¬ÔF#=&amp;4#ÚÛê:šNüC™Ä9ižysÍÌø#øu&amp;ëççcNÃá{W#�å|äž\Ë#<text:tab/>ñ¿Ÿ#öö‡[ôÄÿœÚòfýz##/¸Jäs�^#š#Ã„�#ù{k#Jì[’ÃÏò:Ï#™š#tœP&gt;uÂ.ÌtàQx—yp8¢ÿœ�æ…ì#P#8"U[ÿ\®•</text:p>
      <text:p text:style-name="P1">#oÚÚ¾Û7xæÍEÚ##ÂN#Ù1ógõŸ!³ëÁ¸Üf±Ò #ô&lt;Î˜<text:line-break/>ÿƒ3Hé#šÇÈqÎ#Œ¦?¶`ç#R£å«%ö&gt;#øk=€À!#ö=&gt;gSài„#&gt;z0Ü#!Ün‰…‚F‚Áeù~´±:¼&gt;ä«Þ�”ðìÄq�¼tÀDK¥#ï3a"®Ù„êªóKq</text:p>
      <text:p text:style-name="P1">øÔ#©</text:p>
      <text:p text:style-name="P1">yÝ‚6O”Ô»þ×g5•Ãæ/+µp)‘Üo:#‹#ÏÌëwjžJÖK38×Þ.###~éÕ#·HØj#™K•#Ë ,uâ#«Y¯•¦#8ßûè=|*Å´S5Oÿ™£ð×Wˆ</text:p>
      <text:p text:style-name="P1">K!=âZ&gt;àÓãú›¿Ø{¦#s<text:tab/>±¹&amp;#‹ &lt;;×°#Š#¼a©ÿ_#}Pëßú3%¸ƒñõR##~¸Œæ‘·#1^®±¼/—ÁÊGPïû×®=Îê#cÌî£”#b_·#¦QN#Óc…ê¯o#<text:tab/>»à¢#ÅCTh##Ñ]ë{Œ�##ŸS‰LX•#™#9pû^#¡.ð†£r�`²óÑÇ*Qƒë-ûáå€Wçïh€×þ&gt;œWjÛ\k#OŸ#{9gÄÆš# #{{#“È‘U"˜5c#9#ó€=cp2_Í</text:p>
      <text:p text:style-name="P1">ðœb#‘]‡€M<text:line-break/>œ#yDÄ»#•Z™Z¨Ù#²ß¢#kƒp×å#²6ÕÓ'”ÂvÖ#<text:tab/>$QÖãšM y€¨O#~ggEOÂ#‚$ÏÄ#3"IŒ&lt;a##!#°ƒ¥Ð–ª7s#þ}À¥ð#ó$µ:/Ž¥&gt;9—##¸¬ÅÕÞ#MÕ4ê</text:p>
      <text:p text:style-name="P1">äÓ“&gt;ª#VO—#'_iô#°—-#‹£«Eöõ<text:tab/>ë¯2#LÒµ rå¾¡fg{##m#µ#0kt##"Ú�½ÿ#‡ƒÚæQ¨L�lÐ{6€#UP(V&gt;c÷êXb#¸”·?çrÍÍ#Ê2</text:p>
      <text:p text:style-name="P1">ÞÈ#TnÑ#kOlŽZ‰Rsí�3#é¤Ð##.[ÔÜÉ3±‹#ØÒ$y+#Â#×Thª##ßÛ57á‹%#¶ÈæTâ�t'¬õe½T2~-+\SV«¸u#ÿBbƒ3²E¥6ºEÜ¤ äîà¨‡´Óü#—#Èp}‰†2ë£bOÛ]#q—×Û�4Wec¤�#ô</text:p>
      <text:p text:style-name="P1">‰œÛžÉ#¹#¢é&gt;gþ?ÜÙ÷þ·;ûï##üÛÌ#;Û¯¯Q„<text:tab/>%˜ë¬²Ißî­nÿ_ÁÈeîÝÝ›F…¯òØ§Íx±ô##'¦nXŸ:å\PPÁ¢H##6é#o¹åÉ#4D<text:line-break/>K²Š®¹ó9è#ç‰Î3ji“3˜#òÚ¾¬UeÚàmíåè–Ò�§ã‡€#õëÓšôR\—Q ê{[#&gt;�#]E)q;&gt;Òë¸#‰#JoµqIä”#móá¶ß=#°ãBZÜ*C#˜;‚¸vå+…ìc:Ü®”ƒ�„#JÞ'?Å]–*#ËmÐå£´Wt“ž|ñÃ&amp;3é#ôs†O#ußÄ#˜]`�px&lt;#þXó¼Iš6¯Ä#á##sùˆ)q#Û—ÐŸº�!â·{AÄÓ0¯g».\�#S¾y'u^:#6Š#Q!#è#†Ä"zõb†#JX#õdm8x&amp;ïÞ�ç[à3zl¤�</text:p>
      <text:p text:style-name="P1">Ây‰)×á&lt;}f5#¶(N¹#è#³Ó“Ä#ðt†¥PãÃ/7/k.üðƒ‘IîAÔÖuº;ðòv$ê<text:line-break/>¤ò¸EõTx³žsŒ�…à<text:line-break/>Iin¬äÊK^Ï^¾.Å#’w~µ.#Í#Hn‰Õ#À÷¡²®#ŸÖìþ±Ž;�¨J#ˆ¼‘ †yl#kE#”#:Ã/»?™R-@Œ0¼#cl#´ýäH&gt;4iúi8|ž#á<text:line-break/>½hšX##æöDÃû#Å7#Ú#O7®¡©#›}†R#±‡#-#åUKÀ#Žr#W®¯�È¬JR¤õ##SýG�‚c2o</text:p>
      <text:p text:style-name="P1">WÖþÏ—·Ú»³#ÊŠã±œ###«ÍÌÑ#^z# #õUTƒ#&amp;\»wÍ#,À‰ø¨ #¬ÖÜöŽy“#Q@ÓH`õTH.·ï=çõ#*ª¥#� å[t‚}ô</text:p>
      <text:p text:style-name="P1">Í#ÉÉ«|Ä°ï##”åÑ</text:p>
      <text:p text:style-name="P1">Ã|P™æmŽw#JŠÊ4º*Æñ ##î#z™opú#:#ü0:À#üŽiV#ß&lt;Ý÷á`Ú#-z#¤êå<text:tab/>¥ýzÞv•</text:p>
      <text:p text:style-name="P1">wšGQÉ3D"-P¢Á:h½Ôû†µnvÒ'àlË×÷#ÐPÊ�î–'|ï£—&amp;%,#¼ºgÏA#b¿ê¹Òà~ü…¿TF¯É#Šé•ù¤bþÔx¡Çç#ÔW¨HXŠÝ#éLX¨Qïº×%“</text:p>
      <text:p text:style-name="P1">ÑÌÌ#œjò#úƒooÚ„ì#UÆ³læýv'¾·Âf¬øýÙ-À#©0#1•e“�Õj›Ÿ=#¤H×nF·[Á/é#’Õö�##¯­aá¨~ÕáÝó¼ÈÇ%##ò¸×'ú¾'º¢FÚ8àr)+ç#ë#Ç&lt;.#œ©9h‰¿[#P~cìqÃˆb#)˜ZòÔ«dðý‰ïžò¾˜2R#ÐëÙcº2¬C*#±‚&gt;Âg#èŸò\V}w"¨m)ðZ#·›J°™¬¾¹%Õr˜,þ¼p6ŒWˆai/º¢ÙØu&lt;Kd|®òƒM#"Ù€ûV‹-?¿"ÖÇ* ´Ê&gt;–S5Sý•7ìÞâ·#V$ÃÓ#s#�#”å#ŸáXx#»Ör^HT´~¾&lt;©žpÊà#3$ ##Ùäù“#xI©òÖ´“ #¿#Vf'f¿´¨pdþ„†ëO…»nÎk¦o#È#Ñ=o·�?6{¥¸#Ú�dŒb¦#ÔÆËq/p¨~ƒ*ËÐ#×#*Ñƒï­²¹,BÀÍ™¶nÑxŒ´éðy#µ)#n¼#P½û±#i´FÏ“‘ðÇˆñ€t¡(Ô²#$&lt;;ÁP+h#›”‹c#rÂ5O#œLRjèµCÀZ²3üÆÞ&lt;<text:tab/>XÎ¨Ï�¸†#oè]ÉeO‡ €ÅÅ</text:p>
      <text:p text:style-name="P1">4k‚}4ì{-¡)#;Ë¥D³Í#ü@#×'sHõ6sù¦#]v#¥îòÛ+S</text:p>
      <text:p text:style-name="P1">†°f¼ßG#}##�Íe#æ^œ&gt;¢4G<text:tab/>ýQÃ)2«+››ÎºÒísŸå-#Ôu§ÿµ1#Fö†»ßblÐ/pŒÎ#HÅÂëfYNþ#™ò1#›«¹#‹ÎH6‚x‚¶&gt;®#¦“.#DwÙ#nÛ FœÛ¼�6üq…æ}®€<text:tab/>¾.Õ#µÔÉ#Ø|Ä@1˜×�ðË¤òUcÝqZº#39´#ìË!…bä©n ×<text:line-break/>pDFý�#E#’drÇ#pD‚ó$%#B)jæ$&lt;µ«Dr“AôÏgißêÞ#üL#±ôjeŸšb¼#Ê»Äê\Ú°÷V�ñ¢ËX+›ý«Šòú^H@<text:tab/>Jì#bø´œîBqÛ›cü*Ý“#th#Ò6¥Ç®&lt;Q#ZöÙ&lt;óÿŠ&gt;¼#=¥òÈ¥ë2#³üÌ‹fÝ¯—áM«#h)#ƒ%mVgáîME]:ˆÝ#Êf“!Rœ»¿n{;#å95#^Á½¹"Ã÷ödJ#ô&amp;À+^PwjáÜ%™‘¼O#/X��¢Óm„=;¯¸M©K¬6&amp;Y†Ÿâ|Œ�Í¨¯°û#S¢àúø#ñ#‹H4;+®›´¡•ã<text:line-break/>#^š#%oæŸâÏ�#ª‰=ý³#Ð/</text:p>
      <text:p text:style-name="P1">t‰¦‹÷d<text:line-break/>*#ßMÏ_�yœ®æß¡/Ä�”‹##“zšÇšlò®?3ê#­túö#ÔÁy¼þ}?GD¢��ÕªÖ¬Ü—¿ú™#o#é™”ih.ÿ¾ÅQ#|V\:öÜþ##ys³ôHækÝøÍ¤*#[™##Ì»P�Mp~#'Ûòß¯dh“““aÙ##õ)o)+›´“w#®ÿ^ð®˜Ô|è¿sK…#</text:p>
      <text:p text:style-name="P1">ãÞ*</text:p>
      <text:p text:style-name="P1">}V)f+#@#"ÿš#aéïsØ”…7÷îÓ##BñsfŠhõ÷øù°ûhD2#Í`�2#c</text:p>
      <text:p text:style-name="P1">q0##Ìãµ8n®#ÂŸ…ø©VO#®KRÁ}¤#r§÷P&lt;�õøgÒçPÓQ^YÃ•¤ÎûXÍÆ&lt;<text:tab/>##©`%##I#Âlæ#«Bì#Ëp0XñGºD#…9€Ï‚aJ##§Ÿ‹tµ×:LÍ#t#U¢{#ÇS’(#</text:p>
      <text:p text:style-name="P1">¦Ao¢Úú²6««ÔpÆÅ•D½�³‘q&amp;#);#”ò¼Çâ<text:line-break/>JYÏÌƒÀR#?Õã—…º.Ç±‚!î[Ù#ðm  ë,1`½SFÏ#�à7©<text:line-break/>#z{bE‚»4R‡†"Þ<text:line-break/>5»Ý<text:tab/>#¯ø�íëÁØÿ#·c‹Ž�~µ´Á¹zr¸*JÔ™¹UF/:#~m9ŒH¿ó#‘Æ3ŽåX/l�xB~½´#)##5¾÷#=TáÓò`#jRyÖoÍž§vi²ì#</text:p>
      <text:p text:style-name="P1">Î[1#L#ê#š{¼#N\B"ü»êÿv³|¨=n¬\’òÞUÂ�#¦¾ïvÛâ#pYv"K—ñêÀ¯§©m÷‹YN6CjÏMLùÞ=‰ä7 mürB#p­&lt;ì#é#ES`ìõ´€#O#†€ÛhX6ü+‘?#ÒjVÃ#¨Ê“ƒ÷TNC¦Z&lt;]1ë{Ò ËJí2·<text:tab/>“3wÂ£ÇRRE#‚•âëÇÐ#›â© ½Ÿú\#ðWe©HÌä#S±Bè©p+ká„k##öI5"ækqŽœŒÂB#ry¼2ŠÑÝÖ#}Ò#&amp;#èRn##oOxæ#Uß—#½'(Pžð#s$Ä#�ák‹¿À�È¡#ïÕ‘#ÑÓH®Ðµ#©�&lt;ùé½f##2 h®/\5™»TŸ!ùX˜¹‡&lt;ºRÀý1�›{5¿"·ëùöñ:M¢¢</text:p>
      <text:p text:style-name="P1">32�Z½´j0ªðîif#‰S„3Ê¿aat#o~ù÷5Kÿs°ùÑk@#rœ#TêìÐ:‚##Whœµôá#,Uçû#;¾k¦žY</text:p>
      <text:p text:style-name="P1">hÜAµ#Ü¾#r²Kx^ðnã-Çg#q&amp;‡¨„šW?õþ‰6$‰É4‚ÐW'£ç,o˜dKõäh“##*#6DnB#¤P�c&lt;~F_òô#Îª—t¶:Hž¡]®2î¬#™!B#/,=u‡o&gt;ñÛ÷à¹<text:line-break/>„ºö##ÈÄDÀ½^Þeø½wJº#ðç~µ#</text:p>
      <text:p text:style-name="P1">Àë¤v#‡Œ)Ç­#{Õ#¼c”ë:_Nöä¶|›`$~˜âíe#6~’wÛ&lt;á�;ˆ©4­Ý¶M_luÞw¿³ðRÙ¹ò#‡iâ1Ý[Iã#Î­¿õzÎªù]lW½ÈpRÑ×–[Žs<text:tab/>W”­¾xå]y#ïôz�Ÿœòã'Ž±]7W½’ø5eŒ0R#JðŸr&gt;jÕ#LTaüJ§Ë#­(Ÿ}Ë¸P˜2Å—(.#Êˆ£÷–v,çVè¼49“ þ\µ###k&gt;¹khm Ù"#q’³#ßxÃ!Â`Ýçq</text:p>
      <text:p text:style-name="P1">e=WÍ�³ñ)u±×Ÿ#ÿlJ�1AÀü˜qA"¬�Ë†Ç�ãˆ�#$ì&amp;K#4;#yB¼3_+XÔ#ßŸþO#°s¯X¶�ARëf�«fˆÌj�3Þ¿í#Ž‡2ò”Ð³&gt;îAÏÂ‚;!î#X½6##Wó<text:line-break/><text:line-break/>UŽžœ9HýT[¶##}I}úû�Ù#‰8Z##Ü»ÿ+f$ó#ÚØGe¬üŠò2:Ö^7Ü#U&lt;<text:line-break/>›45*£é#�Äm#óÿ#}¬T­Tƒ61_#½áà¹#0vÚó-74óºÎü!#Z:=…lU¸¹ŒðP#WÔ</text:p>
      <text:p text:style-name="P1">{¼¬#6ê¬²r„ìºŒgIìe«áTìÞ{#ãÆ:¼#2ê˜í?*#¬¦ï¹wÓ4<text:line-break/>Hn#RÐÍ“#_ª«üOëOÝEojþê¸##ðæÝØ¤XA¾œ»hú#´#)ônÚlâ#„#8rOýñ#%Õ­œWí~ßeø“Nø÷Ÿ£�}j&amp;`¸</text:p>
      <text:p text:style-name="P1">ù“*#lS=D�]ñú</text:p>
      <text:p text:style-name="P1">Ú2¾ÿ°#ã1#:Áï#_ùn™WKíæŽñs�Âf¹–ž¯N#ìý-S¡qb96ÂM „Ëc9Ž½ØðÔîñÙ#ýif·Ï5u¾Ñ=<text:tab/>&amp;gõ”Y8&amp;ß¼#¬}ïX[#úw¢�<text:tab/>#%öì1ëJOÕð×#vI…ÉV„Ã«Cà#½ºŠÄ™û´ô¤/Á#*ŸÍ|I#++#Á*í1�àüó3#&amp;ÜIªFPN'Þú#Ö[iÉ¶våfåŽ#0vA�í#ctö¾žMD#JÌÅy\5# ®�Ü8#¸###éY ¸#%û#Ó#†Âô¤#k†˜À/f#D"Yœ.ô*�»Crö"IóT¾#8KéCH|ý~H].Bãá‹ñø#Mé��nöçÂ­S~ô;«2¶ESæ•’ÂÖ‰®Y/ô³›þŠ^ÔˆøDí#\&gt;ø‚Á¯AÃ‚KÓì•�R_Uÿ</text:p>
      <text:p text:style-name="P1">eç»Û±¨#‹ïmÅÚ_Ë°jæ,ÿ¤$�$„#I,§ÄÕ"|aBñ-;§Š7×`Y2]?î³dþ;QGeèµ8óV@øŸ#q›#›kä$##¨ÊXŽ­õ•¢g4Ž#„)›Þ!`eâcâî Œe7Ñ4|¹8RvfrŠò#d¤8E¾Æµ³·##1ÀQ*Í—D&amp;#¾ /¨è Äü.Gñ"##Cï´# ó¥"ÊûO6‡~ƒÝFá #ˆÉ´´Aýíh@u�xt¿Êƒgªöw�Ô}/#˜#WÚÎpC·LF’ûš#Z=Û)/¸Ø”&gt;'j,”,éÿ#Ø§•;¼v§Üh(€w­Ãˆ[DSŠâ#Ž;#ìv#³ 5†gA#�Ã ø<text:line-break/>ü¶¥CGc(è¯eq)á#(‚LÛ#‡Xú·Ó#•L©Ja¢)øœ.³p RO&lt;Þ»ÙCtØ ù«ÃÍ×#^r��°~xöÓwR aþ öéˆTï&amp;�#k!kN####Vô4UÄ#:Ó¾BœâÛ<text:line-break/>¹©Ô¹IÓ­ò!Î[TCdqtc93–^íMKò°</text:p>
      <text:p text:style-name="P1">À–òA$eÐÄª^#ì8»�f*+ÐäêK™$v+U¥´d#I¤Ib˜›N²6</text:p>
      <text:p text:style-name="P1">##ÆèIXšàvYUïfq€M##­oå##¸†É¡˜#;ç#Aq#ãÉÂl0‚å&amp;¥n›^'‚ñcôÖI#³EŠ­ƒ6DD4Ö©½=á«û#%#•YóÍ8›[cwþsk3#Õ,xÃèWQ Wï`;'8‘…tãIÁøTay#ë€‚vònOõ™©3#íðìu#,"+DÇ )°å­èJ9<text:tab/>#M#½¥&gt;ÒgÙ¶#�$&gt;Z×´ïkˆµDÜ5éè[#åÀ}°n¯ºFZÇÂ�E&amp;&amp;áèC`c§¯ø„v#<text:tab/>OÐÅÑ=ÅC´dR¼;o&amp;7~ØÚ:x–ùâ…]qô`Äi™7wE+�)@»ennýwÊ7Í³ý¢ÂKæµè;ö¡#1#êü·oÆÊÁò!<text:tab/>k#V?nz<text:tab/>cptV.÷i[G#<text:tab/>âGJÍ¾¬.`H2]#"gëÖ´x¦4F#qÉßFÃž,6Kœ¹-ü^#5Ú#ÂØî‰¤^¹Û.ö8«{#ÿÙøYÃ·©’©<text:tab/>wtôê#EÃk¬*#‰#•Ý!kD�Åáþ¼¶íâKŠ-##`x™R^&lt;fÍ5lpŒ,6á¯ic”¼ÛàÃû­ø$J&lt;#�ôVÐ]í</text:p>
      <text:p text:style-name="P1">Ò#’áB~þdA|‘#&amp;ðÄòþª… ` ‘ÕS“° GôÚuZ™¯˜</text:p>
      <text:p text:style-name="P1">lËðª«OCÉè1ƒú²~þßó£�Ô­</text:p>
      <text:p text:style-name="P1">qUO,·ßê{Å#¦³f¯÷¤­½pYmÕ�v»¡k\Ÿ�^ÅñµÒ#¹qÈ½ŸSþ)œTh®|†$ï0„¸þê0#lÔEV®µ%-ÇÍ�±�±“*c�#¦}</text:p>
      <text:p text:style-name="P1">Õ…“JëÌÌ0qã(ºé‹Ó5ºò­ä½Ü)_T³e¿ÿ9EëÓyëÊÇ#g\[éù#êÍŽ‡@e‹tÐS½¶‚ñ</text:p>
      <text:p text:style-name="P1">jšP#ö£#®ëÕë}–Q£Ìº##î=yü¤¹*„Lü]~„�fz˜Ib@iô•?#©EnOñ’d#Ä]u#šìT8k/è÷üŸ¤#�###f#ˆÚ0Oxa&lt;Vá¨íØ#w=´ÑÇÊÝË›gã·„…DðK¦úî™#A?ÎƒÖÇõyün7²ùàÍ›ÞVO8g#©ÈóžˆÍ4©zé_›Ýs¥Ôú½#²îÚ!ÀáÙFl/½íÃ9[€‚#</text:p>
      <text:p text:style-name="P1">WZ«Z-�;Ïë¡Tf]áwwò�¤È^Ø[¹¦ÊÓ"çJî&amp;ÖXm}ôk7e3#ï}Zhð1(Çua›uŸWyH9­&gt;#‚×xY^#\ñô~�Ño-•˜øbt0)É&gt;úìK—³#ŸkGge¶Ãœ‡ëD£»i†3#K##m–Û‡¤##þÂ#¼+¹_šå´÷R#&lt;Â®ÅQ¼#n²##”y�Ó³‡ñm0}4’†·âü�µ{##Á#5î#¨r#½#- í›•²Â“²Ð#Ë/Ï§™•#Úß#Ö#e¹#W*wF#„t?×éi¿¸Ë×ÚêÕ#ÚØÉèø¡ ùKì¾s/?ªÇîsÜO#ý<text:tab/>±û,MŸnÇÇ—?ïï#¤Œ#%):##_5;��ógŸÎ©º·¼š”Õ_lÍ</text:p>
      <text:p text:style-name="P1">Ìˆ#<text:tab/>¸ÄÉYUã}®MAX†™#Rw#ðþtC#ë¼Þ¾ª”æ¤–Pg’kÑUøÞòi#_Vbá¸4²ç5EOù•×÷|Ûè´5ã‹Is<text:tab/>%##¶)×^–ÿuxú«Jýx</text:p>
      <text:p text:style-name="P1">##™ÉJt÷¯}çl:7#GüÔB#R§LÙìU(š\Ú½‘#v#¡=#Œ:à¬®�^õz^#ì�F¹3q}ï~'žÔ#ˆåâ».ß*/Þþ�¨¿</text:p>
      <text:p text:style-name="P1">ÐÉ·©acšjÀ�Ñj##Tî&lt;ÔW{2#g'@W#ÓšZ¡ô#ÒFžM€Þš�óøõ#ÈœÛ¥·"ü/´­ŸãK#Ú£w#</text:p>
      <text:p text:style-name="P1">”Ú•W}qëÙ\#j“¯©##ãºE×£jœS–B,j”¶</text:p>
      <text:p text:style-name="P1">èpYò##V�oˆ §Ô0#8U÷•Qœ°¯p„Zš##á<text:line-break/>ó+|v"Io÷ò»~Âé#1#ö;ö##"Â]&amp;y#§÷#iî#'#²Ù×#LƒÎ¦7#ÃéÚÆ#$^�¾G¸¾)S°ÕËÏë´�^aâÒTt#ª %«–$‹ño¥#Ü###Á÷çrÉPv™f’1°C*##s‡É#z A¬Œ�&lt;É–9’ž¡y÷îNO#"¡#�oœ±¯#*x#ÒYs#$Äb(©EÒ¢} =¹½·##,�S#Àók$½¾l#BaÉGÐç––SSÔI]S#KÄ##ot¹‘œû##|.ãnËß#¿÷‰4q:</text:p>
      <text:p text:style-name="P1">œ§»þ/A†�—#ŽŽ‘_Mï%°#ÈÑ„Ø~ó”ZÆŠŸ1­��m…#&amp;b[™µŸ^i3ö#Ý!ÞG©#Üº#?”ÎÚº"±×#A½„Xê8!ä½Õs7•h“#|^B CQ‰‰ç²±#p#k#¾\’nwU‰v,#j+ïW8#f™C’Ê®^aakÛ/„�s#çRLv`¨dH±#Á—ãÈtØhL#B#_½�à#¼;’&lt;#Áèé555š3m…–#¾éá¡º_È*ÃÃE/*##HaêO²,&gt;óƒ#ÇÊ¥³a‹ü#nz!'Qc[#à�y#bK “C’#«Â</text:p>
      <text:p text:style-name="P1">#O#}hiÄ¿·#áÖ;4H¦�kEÎ¶¾pZ�N#´©ÄÀ%…#"ñ—@Y–#±"dÈ##®{¦e‘#ö#øÐÖÆ[ŒXU©ÕEò#{“½T¯#Æ’4þâ#2šë:|žPüÈ ‰<text:line-break/>G/#¾_#\&lt;#2ùtòd##]ðùóÀü$š=#¥Må.¹ÏQ˜†\#že##D.E¿yn¿¢H!7ø‚bª^aäy#</text:p>
      <text:p text:style-name="P1">—#×@¡ÁS�t###Ò!8‰Çc.N##M™#öÿ###k¹ª#0#þ§ÞØw¿óSæÕ¦Ï"öëX�‹#j#W&gt;U;:#Ò3####}—x·s³.I#IÕ÷à®ËRÒ·�#¦#Å#‚Å¦�‘Vá;#@ÔÝ´BbNQÇ‘¼â×Ýñ™1è!‘¤Ÿ#FJÔ#ÇÐ¾”�ÀtÃöù�-ø</text:p>
      <text:p text:style-name="P1">‚¯ð|Aa4Q”Hö0eÞÁs#íã8)##‚�ˆ­´¶@lS~#Ýšg</text:p>
      <text:p text:style-name="P1">Rl|¶UQ§•¹á›áð5ÑRSÁ¾ûäšœÞ�Û=,ö“&lt;V##î#&gt;màÙ�·ªÂÓÝ�Nàß°ÁÛ¢ã#w5‹-fïiOõ±±{#-Z0xÍ$#ï·#âó¯:ÁH$##q“#GníýÐ½Uè#Äu#wM"Õ+¾9I"òl5ú#x…5é¼âù:9~†Æ;0Ù´»8‡“žEÁ`KÖ ~-@B£�•*3# )ÎÛ{/Áu¥³•ÈÞ¯Û ˜ŠìVoM”^§áxÍFJžÌJ¢Û)M#IEp6a¾tAÔA¬%Þ ®Ý.É#a3ÉÌ#´Vv©â³¡†8Ý#ÙÔŠb/:Ý›xö¿ ­ÁºO[^³t~-Ð#­žÂW¿æ#a,§iã©¹#ºÂª¶›ª"í ×J‡Œ(;AŽ¤g=2•Ö)R÷Ö0ž¤¤—3®I�#¿™;-TÆ)4—0#šñÉ…ÿÃë´NÂ#;kr?ŸeÓ=TçºP#X5ãä#«ô=`]³óê9Ø:##êrû…aéŽ‘¹ÏHÐÓð'Âr#5^×#7©’TG&gt;¡²C#(_©i¼Ò&gt;z‡µSèÚâ©-3g²ÿa–‘´é£#Û#ð[ót^ƒÆõÓRšTx#5</text:p>
      <text:p text:style-name="P1">#¶œ…–ƒ)í¦wÎ#[F8áÜLæ Ôªªæ¥ò])/µßº½##†g‹3S9RÄÓxs:v÷Êdkö²Â²Æ#o½&amp;#Õs¾Ž#&gt;Y¤YTˆE6§—›6UU5Z#ýúâ�`W3Z#M6¼Þ¶Ìk‚<text:tab/>Œ×Šuc·+¢ÔFà#’#5O©~6�&gt;-¡#h„o8¢‘,�&amp;9\õã)Ì1¡b}Oý9­é2q#pO…"</text:p>
      <text:p text:style-name="P1">œ�í bžA@#ÙRƒ»#ÚÍKä3#ÝvÄÕ!gŽãÒ²ÿœÒ"Un³x½¾º“§iÙ¼*ôB±@ô¶Ûã×ÆÏýÏÄ6</text:p>
      <text:p text:style-name="P1">âÙ9,šž¾W#ý£Ã±� ÒÓ%˜8ÔàqôP„•¸6ºxBö#,¹éKKû®¸!I3ª{ê�I+LGÀ…CöŠ#œ±©ÐÎÊ¼—ÈÊQö£¹µ¾êe#³jw^lé¼Ãðl‰Ë“¦,«×ÝÑ°Þ.#kyÛáÝ#Š#Í*?ÚÕ9Ø™##eÜeÎV9ä¥�“!æ¥oÕè¨€#¤Ó‰e£ÐþŠy“ØûT¡¦kæ‘O–•ÀŸPëä/#ËÁ&lt;ö&amp;Époj8]˜_´ßïñÂ¯A-£Ýv6Sþh<text:tab/>’ñ@¬ƒ-ö“ŠÆzý%�=ºç}7á#7 ùæ£Ò:Þ™Ü´®î¡#UySë©¬#½ŽKÊ65®A<text:line-break/>Ânzl2[ZÑå#|ÐC&amp;^B.!-ðÃ'+nØr#ÙÃ§ÒJG¯ô#0&amp;#Ež</text:p>
      <text:p text:style-name="P1">…\íãÛüÁÝOí#l*u€#&lt;ƒN¶#â]ÃŒì^úÄw'³­8‚&lt;Aò6•NvoŸË‡þD‡®¼¶È#�IMKR<text:line-break/>^‡ÅK‚J&gt;Ê#–###Ùûd)VµÁÄ†…ää_^ñ†#�v#L¦ë##‹ûú8òö›yâPC‰#±##k‚:Ì~uúD=à£Äô|~ñp#¨,‰#’œˆNõV#q-—i#¼ã&gt;JÌìÅ&lt;åj¯&lt;ŒqRU$ƒN]#ä<text:line-break/>W«FFg#x¸Å‘ŒEQBäQ#aŒhóéð"Ä7ŠË[ý¯·›?O#ðnÿ#$^2è©sŽô¾ÀC°*�}ÈÏ/u{¦îdéÂEa#¥+Üê3ëÚ# N#é‡#ÛJp–S#Ò#È¥”¶#ß#Ðrú]Oº#,&amp;¢ ¶£ïV×•èÚ#Ã :5#1LJÁõxw'j9#ç^«ïñ.¥b}A˜ñ;Ÿ�iiNl´ÓÃÃ‘“[‹</text:p>
      <text:p text:style-name="P1">…öÓÛž#œ9Ž #Ä©ïcŽÕÒ,§BÆ Oéã#j”�###s/<text:tab/>Í32ï�ÒÈû¤ÿUºÆïÎìÂÒ“%¡_Üq©æ�È$OÙáÛ##|h::«{?ó+ij·ò#vžüry•)”ôg##�]´ ##ò«Þöá[<text:tab/>Ä#a<text:line-break/>¥–›Ó#8Ÿ•ï#a#m0¥ºH¦#¥w#öÜáÁð#?Ç˜Ù˜5å5üDP5y‹‡kåyVUÅÅuô›]ìzž6#ô=MàN\âJ•¡×dÃ©Ïàƒ+lÉLÓ¦Äð°#X–š#d¿8$ú£±¸šq²Ð#º;?_~Ÿ-ôu2¹×û÷P¿‚r6“˜QÃšwc-#\ó,Å'ö6»#H\#œqcßúSq­×äFÌ*ÒTzu¶#H#5Ó/Dm/#j¡É#3µ¿ªqŠqÁƒÿI{Gß7Ÿ\#­Çg#Þ!ßB<text:tab/>ˆŠd#ëŒKòù…¢Àò%Ð¤�¯+t#ê1¿Òïµ¿�­5#×„µÈÖOÐäå<text:line-break/>1àãå²å­Ï#sœú�GSÈ‚8d#2<text:line-break/>Àyó#Å’P/”M#@kÅÇ;x#„˜w€##õðž2¼Ã&lt;y#«Ç##ôôˆNÎœÒñy2§‚Ä#Éµ+ù˜#&gt;#§ÜÚ¹·_°z¨î¾W°�æcå�.^#æ’s#Y[#t¾#§uî“H#æò„$Ÿ,¦]ì T�¬lÃÆ##Ë™B#Ð+w‘Ð)Q‰¨Å}b,##M#úM#°Øî¡sØˆe€ÎƒI³ïZWupj&gt;ë#à¼~™ÕX%…#VØâ`Äâ¼×ŠS#p#E”çt#dl£Æò<text:line-break/>ç³<text:tab/>#ŠçF3MVd&gt;ÃÓ#Ul�ìos�Åì#d#þ·æ‘#ô¦�O#FWQK5êì±û´!¨#¤ø×]Däy²ÀO­C.$v^|i|ÇÊÑöw²#òœA2›Jöm„ì½#@*Wbò”$3Ý‘Š&amp;’z!‚™µ”&lt;T™Cù¯¿ñ€##„=å—#(Rbxè•¸Æ#ÖÕ:íIŒÊú/Eé…/•ÿÓ-³¦š"–ï}ÆÿÖ�ðœ#?üW5n�RpWN#ú)</text:p>
      <text:p text:style-name="P1">2@~Ñ—ü#ÐâÈ×{„6#÷8Tæõ‰¾Ïìˆ.`ÝÌæçÌ##&amp;°.‰¡C¶¼Ã#vr�¯Ÿ’sò9ñ;'†LÕ3§¹ÒÐy#&lt;Ô©wÜŠ,m€Í]#yÎ¯F»Ë~cQÌz</text:p>
      <text:p text:style-name="P1">»¤DÕÝ¨49ÁóÍz.#Ä…#Šì#(Òá�ÖL&lt;È“qEe#GNõzvÝµ»ƒf�X/�}ÿ\<text:line-break/>×Œ~­yº�# øï�L#øQR#î &lt;d*VÚ^TGŽ¦%÷ôÄnXMC)ÿï˜=#é÷€cñ#&gt;#ï·¿°ž¬q:µLW67‡SÆW#{ò#‰&gt;Ö#T™¯Âé„J�Öu,ŽU¯<text:line-break/>T&gt; Ê#cµ#¯ïjÊÖ;ñMÓ#Î###õ}#6#iŸÄGã–B±¦=Ì »ºôÌÒn\°w#Šhm#º®(^–¤³©OZß/è?##6¬s&gt;"ðV^Ã«#y»ñ·}Æ ß#Nö<text:line-break/>#ð*<text:line-break/>­�#¯¨s&gt;#ˆýÓÇwÊð«]�†\##Ùõ¨][hÝð#u´Ù#</text:p>
      <text:p text:style-name="P1">]‘]#‘4#ýYa#•l^###¡#;#‰žœ#*$:J¹GŸñá#õ&lt;câ^7”]ð#åÛ#¤#¦õ\…###õ”˜#&amp;ÍìM©§òZÁ|»¢Ùu‘W¼–g­ˆ¢Ýê#<text:tab/>Y3[##œU}wu¯ed@øÔ¨q²CÍíß“Û#ï_?¨##ªöQÿ¦�kì;ƒ‹ôõº*Ò¬ppSP¹VÁùè)‡Bö‹å?,Öm#Ë™¡&gt;¡g¨úä¸Ÿf#&lt;ñ-¬3Ÿv³#=ÍÍŽÇ#‚Œòõ�¾k<text:line-break/>¶òD~Èx*¡'#¿'#!ûÒöžÈ�I�2­­ŒB£„Öš¿Ú</text:p>
      <text:p text:style-name="P1">.â¤inRlú£×Ó°mý‘¤|##vë�œ#äàå)è*NQv¢*kTH|”mYã#Z4ž½Þàõ0Ç##ÁS&amp;v“</text:p>
      <text:p text:style-name="P1">vÿ]œì¯ÛÛQ› ßÅIO…Ç:Š©–©6Ûvt&lt;"ŽB-»<text:line-break/>ìþ##ø"�÷�*¢sÈSáál*¼#.##Nk–Î5cáa£#Ð‡:³g²´w'˜óN’/vâ</text:p>
      <text:p text:style-name="P1">»#q”r&gt;#Eþ#©6´ñ¦§‡³º#|##,%ßÙø|c})‚Êmb9BpjuÇÙP#{»L�¹kgâg—#ƒ—AeôÞy›üêKõg#4úyS¤X?ò,“¤ñ ØmÉÑxfí3sI¬ø„:¦~—#¦Ã##ö+•lx§#CU#;wèØ¯£ÁÑ/·«#QùfA$¸œab#´#kNì÷Ù+EÇ9”ÞZ¹ÞT*Ô¹{SÒ#ÕgÜ«OÕ�kkÄ¹Öù9#D„ˆy#l»ªD+Œu{ßv'ßÕ.Éè·‰<text:tab/>#C¯nkÄÒ‘îó¨ú] è"7�</text:p>
      <text:p text:style-name="P1">1ÊpÒY·üá9Öï&amp;œ¾ð#5�</text:p>
      <text:p text:style-name="P1">#–‹/.×ªþ###Õa#a1??(þ#ƒ#è.#3ä˜f­_°Þ‘×öoë‰r&gt;&amp;°Ê</text:p>
      <text:p text:style-name="P1">qç °“ÜŽ‘Á€#1#�Xq#xeö7´ù,Öq”N2��LM<text:tab/>Ýˆ3G�###°/SØió#ÜI€œm«»Fs]Ç^#úùòÌ#àä9I #4sD£§Á#�éìÑeGv!C–Qg­#ò»#€O|X¦¤·‘o+’#¼ÖJ‹ãÛü·ãª&amp;œ��]O^nQÅ0¸&amp;#î#,ò·S#¿p#·‚þÛ#Ó°X_PüS</text:p>
      <text:p text:style-name="P1">Å›N½ð®’N?#Á#Íîí¸oX#ÁÌ</text:p>
      <text:p text:style-name="Preformatted_20_Text">#~##�×#a¸\-Ãây-aù8’&gt;¿áß¤Jb7‚Bƒ6‰žÞ;°sÿïºl~‰á…3(kŸ#pOnåUIaÊ”7 ÁdÙÖ�S#fàC</text:p>
      <text:p text:style-name="P1">\ÕÐHö`õV##ÇöG@—ü7&lt;cóÉ«#ù8ø#¯=#X9eµ*Ûbß)®×F›-‹ŠO}#iü“}}g‘®duM!#X#N�#ZIg-)™wEeÀàJâ~‘ð‚&lt;Ž^|B.Ã.Þk&lt;$ÄÀªÁ<text:line-break/>.#¹HˆÄs¡G€õHSP§àD �#&amp;ÇI4â·2m]R1ä,K|ƒ}Ù#Hš`#œèuG+»ûGPƒ+¼âË�[IO#Z#Ñ•˜àä¬Ð#Å_KYiŠÑê%{}¼ÈÁê�ûl&lt;Sg'ÃuW£oo5±‰)Ñ)7Ä&amp;tÔ]#±…#"¢eŽ5»@h/lå’f‚#Ehqéú@^QÒug&gt;"œ1ÿ6Z"^#ðy�”rP#ž</text:p>
      <text:p text:style-name="P1">§Qic¹&amp;Š/!#­«r™ÚÑ€¸#€VÎãK@Q##S›™µ–{'¿�÷#`O¸RÓê*FÕjµ7<text:tab/>`Û#</text:p>
      <text:p text:style-name="Preformatted_20_Text">½Í(¹î#0Íõ÷8Fï__ÐîZ‚Ò#ŸœË#šGýG9#÷àf’ìƒŠ5*4ŽõÊ7Ö{£cÈE7a¢� Ç”.#b�4T#Çlø°Ú•ù#®KàÆîÑ¹sÜ¯µ4z«šñ[44Q»°Ñ:©4<text:line-break/>-:</text:p>
      <text:p text:style-name="P1">òíª™l“ëØZ+x‡Þ›â!?cŽýZÕí|#BŽßÐ¤…•}#}<text:tab/>42›vZg§ ö½TT~ã,…›1iù²ìˆ¤“qÝÀ#ð‚T6Ë¹h­Q“#²„v2T­ºÇ“4<text:tab/>�¬t&lt;5g0Š²M&lt;qÝ#_M³#t[#o#Ës°.�UÅìY<text:line-break/>ù#!&amp;R¥&gt;Èœ‰˜_“¬#/¯Rþ|z</text:p>
      <text:p text:style-name="P1">6T#”#„_;+ÝíÃhvÙ&amp;‰YHgº7ØGGph¦+#5&gt;£×&lt;(¿EÅ¥<text:tab/>Ž\#Z+»0</text:p>
      <text:p text:style-name="P1">#¸WtMpûÄ<text:tab/>¦#à¨¦ßÞ²WW®8#aÃ# =#ia�»®¼ÉÇ$no©#ãªÖ$ÑÐ �sWEŸ’yÌà”øèéÕ-÷Æ#[­’wvç$—¨—¹×ëÃe“#ôSwl 3ºGƒIRzAŒñ#</text:p>
      <text:p text:style-name="P1">©b³¹ùÃ#IJ#o#}#Ü lœx’F¦ÅËnšK€ž#öÌ#e ÿžEœÂžÛX‰6iæ›¬¯wÅÃ»ÿD#‚’#»Ê©##^J£›2]s¤¨A“ðN###¬ó¯1aØ©ýš`)è¨•3'NÿÔ¨wjÔ#±#©÷xâÈ¯sk¿„œo–€-wÄ•'Ün¯^aô</text:p>
      <text:p text:style-name="P1">ñ™ý|&amp;oöGjC#ÞÙ‘ˆ<text:tab/>ºð{Ÿ¤¡uÜ–#ÿ\#öv#¿ûá�º!zÛUÇ/p«B7…aæP!5†;#r(.</text:p>
      <text:p text:style-name="P1">'4#ÙÄ¤i´:ÓìHNüX3 ÿ�#ß×ºÚºœmŸ</text:p>
      <text:p text:style-name="P1">{q¡’ÇE”'0-ˆýa(Í…|#<text:line-break/>#‰\7ÝËœ±OÈ¤j÷;s#ÍÆ#O#ŸóÁ¤,ö§Î#Áv#\&lt;DCü¡òEÊÜ½wej##ƒ†##8~»€•‡cw.VI—#Û‚bÍ?ý###,ÌÒ1?Ô?#</text:p>
      <text:p text:style-name="P1">0} <text:tab/>sHÉ_»‹¢dŒ!_##±Ž¯Å…\#²kB#÷µÛ§ïz«¨u¸..b²Ãemž«6#‰×õà{#Ç 5²¿¹Ñ÷Ôvé#zlÝg2Ö7µ­s:Òn£½©¹²aÎ®‰#U�'—Ø#SÿÞ¦”³Åè#.A‹&gt;¶&amp;�O¸BZkùÁ‚(&lt;ü#xR.šñ¬ûQ#[^ÂóÔ˜éä6Î÷å¢hÖåÙÆÞ7FWð‹ò/ðh##ë×½©–Ž#Ê;Õ#<text:line-break/>õEÜœÒ˜�·#<text:tab/>õpL[—â÷UÃ²ûCJ<text:tab/>”èç¿##ëgV×#ø:##Å#â;/#£WÞA®È�'±&lt;7lë‘&gt;</text:p>
      <text:p text:style-name="P1">+JTKKæh#ÿÜÈÓ[Q êJAÄÈ�9m-ó*À[¾ÚD&lt;¤�ç'nVê[Hax#už2u#¸zë„Ól´@Ÿ×tM3Q¹e“s(Ïæhß«Çà‹~&gt;`ÎËøŸ�iw`ãæä6öÛ¹`&amp;/#©[üè/ÕîÆÔ¬Æc‹[Œ*¦33x'ÐÑ{áu¾#‚cú©Vg“y¡#¤‡g÷K#}ÙÎHt�¹Ivèþ�ä&lt;ÃäÎM�?ž<text:line-break/>¤?Ú’#MI#T—Œ·þÁßÕ%Ÿ¥R¨ÃÀ4#$Ï Ü#€Ý#î³)turAxg#ÂÑÉÐFk×Ÿ`= <text:s/>à¬TÔ“šãd!Åš�÷›Â^}¿¸F#/"—ÒêÄç"\Ë‡#PêüC½âÔK•#!6Nc= ƒÏ¶Í"çê÷ùÙ#&lt;„š?=,4ðDÀø6$4òWÂRètr#ôuþÈÙr„#ŠÜö†¸B</text:p>
      <text:p text:style-name="P1">Ö#G~‡Êžèyú¬Žû#àÄu#yõ�™8Åuy#<text:line-break/>ð/l²å¶¨8º<text:line-break/>öxx9â#¨U6cðU­|…†ƒ¢¨##�Ö©lÎÐ“X@O+A#'«gÄ×†&lt;</text:p>
      <text:p text:style-name="P1">:Í%Ž###KQ</text:p>
      <text:p text:style-name="P1">é‹ó#Neù#ú;FŒ3hÝ#™#pìË6Õzþha#ë##õ_#õ²�–¢ÊÒ–ê¼ævö–£8I ¯t˜°ÿ¢­Ì™Ä_Sƒ�aí×5Œµâ#èõ'[ñ¦‚DE®žè)#ÑæÑM)[$©CŠøóé_Þ¶îW¦#‹�Ý+e½žt#î��˜¹#FsÉogÆ÷´#P{û·#ítˆ±Aãòw‹¡Ü“zI^;hÝßê#Ÿaáà:#oo&gt;2ñÜtùj¯/îýT{ÅŸ“{#u#•vq^#ÄÙ7všÜÝÙ‘‡)œõ#¦_¬qjl�lÜøo/Â“•¨¹Æ£.žH-üÌÞW˜C##É#ÆíòÓQ‚ˆ&lt;¤9l;6Bùù#áS5_­#þþáÉÓcò´Ói‘#Ž†ý¢Ï²(r¹N#À½e6jU•?QÁz‡yRv1#s1#”µ˜Ñ4ñ#WÇ¬Nþ~¥Dž”</text:p>
      <text:p text:style-name="P1">:r§Ë˜·µò È#÷~#ä#©Óð‰;¼EÃë#Å#&amp;¡Öþ¯ÊÊGÑÿweeE€o\s–¸íL�#›Ð”Â÷3Á÷#Ì5#âAÿÐnÐâ#P°Ê½Ò„Ÿµ…�©õú0#Ã÷#Vé®œzjŒËðp##.0dÀ&gt;£Ð¯#.,÷­ï¾#ùÍ’L©M##o#lû¥Óå(¡#¨-O­“ž@­ºe#Í¬#ç/</text:p>
      <text:p text:style-name="P1">F¿‹óÛ2{âR»í,ý¦#žiPÒÁG‹#ý¨ú{�û3Wtl"6Km`éA†Å’¼n®fÙŸƒ#C}Þ_C§5„‰1Èeq*«¥�Ý¶rs#J]#GÛpÆž`™[¦‘zëx0°{¢_âbú5ô,­öS™2h‡#RæöZ�-‘j.ux·ÀüŽ# T^Õ9§°#g�áO<text:tab/>###‡èhª‹Í�Ÿ,F»YIÁ#%Þ®Ÿ‚¿ð&lt;âIE¾¹75õxJÕ=6MÌgd</text:p>
      <text:p text:style-name="P1">´“¨Ý9tv»“Á»'&gt;G&amp;‡¯ÙÃ^ÃRT"#wW‚òsýdø$§.##d-#«)y5êd7kmiäã‹1û#«Ö#ö“_Uýƒ</text:p>
      <text:p text:style-name="P1">&lt;[¬„Ù9ßŽVL¶Vóbíw#)É#DWýAr0\#–¥ZÒ##ž#Ì™óé½###\&gt;èÐP’/Øf#èŽ5tK¼#ˆ±<text:tab/>#×jm‘PjGœMÅØ0yk&amp;$·Ÿ#”³Ö##½îúæ*Š› ôùã­#ŒÿºÍ™ê#DÝô-­;p\–ã#¦‰ã{$æ¯ÇÖ6œzšÔÿž#¢Ew¥Ì#lõtÇüþëàl#ç:�æo#D!#�/B:Kîë#;yVœºÒ‹\çýÙ„„ð›öyÛ#Tù%µÒ</text:p>
      <text:p text:style-name="P1">×Í#ùû¿•Õ€§,®ýQcxáË„�¤5(*$S##Pó,¦cÚ­“'œ<text:tab/>#Ã1bsð_ÿ¼-hHéãîñeý#¬ï•0#a{˜ËÆ«_'#ï’4@#†PƒˆŒŒu#Õ\?wŠ8ÖØeòŠûðxŒ&lt;4/bÓtyY9ê#Ë±‰_Øàô&gt;Î‘ì©¤ƒÞ#(Š˜;€üPj¥J#¾AØ^&lt;##´¢nys#ê ÷ác#ˆã‹w&amp;÷í#)i#pÀ#ÛXÖŠkùSæ´Aë¿nj‚ç˜<text:tab/>3p8#çÜä·×ë#U&amp;Õ­êL~àÔ&lt;ÞÉõ–µ#ž™~L&gt;q##¿+MÁ�ó­#3ÿ…–Üñ#ð]{ÞãþÈŠïd¹¬¹bJB¾0áS2'À=Î‰ùe¯WµX‹3‘ÓÐ£Æ3“#ÝÊìà›µ(¦®wp#€Ÿ„:’}äéË’´QÛ#!�;&lt;###<text:tab/>Èw¨ÿ†åG®êõ#ý¬m‡Óƒè¡/%Öc#Ôéü#ÌZ”ˆ­sÅ‡Ž€�Õ»#Lm¯#\�Õ£».`…#ŠW8ðo6ò¼ênô�¯##ßk�¬NZ¹Ž###ÄðÍ#0Úw<text:line-break/>¼ÍmÓßž»Š]#¡NåmkÁ}LúOØ¢ÿ;�#ŠE)œ##`Š{#.`Vžå=ü~Å»##o…¨.#�#S‰F##±#ñoèúXGì({�ž##™&amp;l#Â9½F###.Î½#®#KÝ¼\(4#ùm œ�ãÛ?Š9Ð«ÃàÑ##”•í_Ú§gY’·…#lc2 &gt;è£‚Õõ‹�A2"|Ë‹¤�€/#«##{óhÈÑ Ø`Rè_š©èœŠä)#°”½<text:tab/>‚Š#@Æ<text:line-break/>#?ž¨!#¨_ç#p'dË(\öÑŽ#}C!#‚¸ÅSx'˜@R¢g#B7##ž</text:p>
      <text:p text:style-name="P1">fðb‡##¡</text:p>
      <text:p text:style-name="P1">%’#ððÃ\p)Ûæô�U|®üM¯+‘­#:ºÁîJóŒ�‹#‘´_|¦0˜#Æ�ùpÝ‹#.#HEHö–cçß##ˆô²ÛoV#‡ù2R#{3xªë#’Ç5·#ÜJÁøt</text:p>
      <text:p text:style-name="P1">qÝ#E*ö;…‘#®áO˜j×#‰¹’9Û«›C#´Ù°ï(,QCm#Á[áØ¯6HÍ‹,éœ�#d#òD¨</text:p>
      <text:p text:style-name="P1">1jï ˜ÛŽü7Õ</text:p>
      <text:p text:style-name="P1">¾„Ã3Ô<text:tab/>#2½zöÊanêx�ÌÍ5š�¦ò.</text:p>
      <text:p text:style-name="P1">È�OŒ1Ê¥ñÚ‰#Š{µ1%‚”Š&gt;6Dc/¾òø¤##²Y¶º“ûžõIVñïÔîÙV}‚žÚq¶êq/Â³™'#\QýêÈP9Cœ™ŒÅ#è•² gÎqoT(ÙªÄ{0b+¡(2¢¹DdŒìû7{jÀd#d?¤#Ð€</text:p>
      <text:p text:style-name="P1">&lt;$d˜ÜÑ?#+</text:p>
      <text:p text:style-name="P1">jë#íã=.š#‰zfŸÜ (#…ã“#=¥)ö¥¶;á×ç°O##)5ñ6£Ý—j¡ü7´Û”Lðáéy‡xç ýhÛöè.:™3Ÿ¡</text:p>
      <text:p text:style-name="P1">©œ#÷I³ENú##�Ä-¢Ï•Ž#dxk°#t�›-#?kÛv<text:tab/>ì##W!f#Íå&gt;…3à#ÓL#ñdœDã¨!uÕEÜÕ#äZßÄ”D#F¥Ÿ9™óõ###¬Ëé½wm•<text:line-break/>3’Ä#iÑ·IN«’Ì†Qdä…Â#0#Ã+Ç¬`�Ñ\&lt;8w*xå;ó²¾ÓzüdØ†:AjÍC2#ïz#²mp%Ê{žã›(Ìbˆ�)"!<text:tab/>šÌ##�°n„å8­###l'Å:¢ê#%ÑL¿ÿ�®šÑ†û½OÒé#§æt§#¸^Ì=<text:line-break/>Ö#VÚ([Y#zú�è.ŠËå?o�Û‘©#Ð³˜é0É™W¬##<text:line-break/>šùº"9¯éX&amp;jÖ4w#þ#Ícõº¿#9âæwö‰‘MÛ¸ü$ä% �P±#I/ê#IÒÈ[ì#Xxy{-²/�h®žßæËB]·ƒ#l1)#O*‚­µ#^JB‡w–#™ÜHNZV²A udpÎ&gt;#­ÆBc#¼%Œ+ 'Ðù¢!F"G&lt;2#vÑ,ÉýõÿÙ•"ˆÏ#&amp;æ#úÕ´Ü”“7^¸Åì�ÉD£##îËY#þàþÒ+Të‹¸Õî¬#ße\âu1PJ#4#«•#?öù#?Ô<text:tab/>"%Zô7<text:line-break/>´#Ì!&lt;#¼eCF\‘ý#Ç<text:line-break/>ö»²e)“úÙV¨C¶U­ºÚ2ÑÝ©#žÓï[Ìí›lÜ)0OÙáüq4#8{‹¯~ÍïfŠø³Îä')i’ñNžã`ò-�2Çº�`#‹Båè#_%¼F+/Å#œS}¨¢!#aŸÀG#Qÿ;¾#¯¬ÓÞð2‹y˜Þ&gt;#Üï##fìüpüKœâÚuþ¤çO�•S‰‰¤'Ž:�My_6Em#�<text:tab/>.°y•VÉ)ïŒ<text:tab/>njþaO#ª#¿ajíÆ[¬#õ+þH3A¤Çñˆðú…<text:tab/>¥##{í&gt;é‡Hº#ïÕÉn¥ÍªŸ^ã¤g*u˜#©K/zÒ#¨##</text:p>
      <text:p text:style-name="P1">â°ˆ#¬#fÚ—#Žz+#k¯##Ä_#c#€ç²EïÃ’ÊTŽ]#õ£ÇÇÛÑºc’k‚ÿ#i_#VÇ³ì»pw<text:tab/>#</text:p>
      <text:p text:style-name="P1">U/ë#¹È</text:p>
      <text:p text:style-name="P1">Á¨¡IÅ­û�j¤Ÿf(ÔE¦¯¶‰°#ªERº#ÏÃªœj¬[“¶T¯¾÷pÀ#ÃÉ|#çjì#ã_"…{ËA··"e¬ÐÌ¶çb%#3#ö5<text:line-break/>ÉÿŒ#È#ð¢#üÍã#r–J#F<text:line-break/>è…1aÝGþåõ}ps¤Zý®Ã„DÑ§›Û¥#­Q~Ö#"#l¥üÃÉÄoÐU#O/Oi#;r°jä#;Õr\Õ!c³q##üìpEr1®µ#ážóž<text:line-break/><text:line-break/>NâÀ¶X�Üo`ñSÅk­</text:p>
      <text:p text:style-name="P1">Š?wAˆ=Td&gt;{#<text:line-break/>#&amp;zGX`g—©‚Hvd#ZaÛ&amp;üÖYÊ_,®ÉoÃ›Oÿ¬à)z$îð</text:p>
      <text:p text:style-name="P1">·áñOã</text:p>
      <text:p text:style-name="P1">yøÖ—ÍTqj*&gt;§ß·#ö #‘<text:line-break/>¦Ú#¯!CŽWF#ÍÚ–9÷#mMZi#È°ÁáH0°ÚÌ»</text:p>
      <text:p text:style-name="P1">W#¶ƒÄØÌÝÿLÂš#-F#*_ˆA9Z(§"#j¡'÷È&lt;7#¹#"©ùÛ«;×Ya*çš·;À€#¨��wé,ÉeÜ##³gµ#}sÚº#`a~Òù£ßL3ÒåÅòbï#¹æÑ~ß# Î%Þ.à2kYþà›nÀ##a·s‡°}áÅ^øýUº##öfû;€\ø#}pþ¼Æ¼9#8Ã#Ý©?2"HÄÕøÕ¯â&gt;þ&gt;#ô¹ØŒÚõòsÚ%•#</text:p>
      <text:p text:style-name="P1">#šäÿO#‘<text:tab/>ŸMë êY�X<text:tab/>è##IËj×¼Á¶#bõ1H†XLw#a#‹}býÖ%#Éõ¡‘#˜ªìš6¥#Ëð¥ÛÝYñZQQn¬Z%“’g<text:line-break/>#ˆ8#³�+o3G½<text:line-break/>3I®¬ks#ö¤^ˆ"#¹®»múáŒw</text:p>
      <text:p text:style-name="P1">#t®æÍÙçÄ’€#Ó4V#§,`!L'aek¥#l#G#{�mB#�@@PfÕÚÖÄiàì5½8Êî#³OÚ(|R\m™˜jš€Z#ñ¼DÂ_¹çaûMŽ±"9dME##ôfÃ®‡ÈV†î#EŠ¾ÚÅ#Ö-£%Lw5:•¨Ô…FÆ;¿Æ#:z#DT!Œ¢Ö<text:line-break/>#¨Š×ËñS™ÞR#§sÝ±+@;c#°¯Q©åe/Ù,´«„»öæRv µ�ã�wÑÆ#¹Æ�fmq5°#a5 Ï|¦"taC(öØ@Ó#Þª’[Ý}IŸðõ;VrÂ°˜ÿ‹&lt;¦Æþ#Av^Œ‘|•9ïß#Å 1Ëí‡àAN#ÞoqT</text:p>
      <text:p text:style-name="P1"><text:s/>t#»##°lR#)í¤¥�S#œÍ!3¼É‡å_áÛ.¦#Þ#5¦£#Yæ.#Æ®Þp#<text:tab/>�u#&amp;Mä‘†»##û##<text:tab/>Ð20%ôcaHÚêˆ#o\Ý’¡�¼*#¯M</text:p>
      <text:p text:style-name="P1">1zPêyóoþž##Œñ&lt;W1¤à#ñ¡b#„®íõàá!°‰¾ä#á}&gt;Bhbpœ<text:line-break/>ÿ¾Ho#†‰òöLˆ#</text:p>
      <text:p text:style-name="P1">#XŒ^üæÈ##°ž1<text:tab/>x¶Á-Ž¢zºí#@#^½L”õ8#ÃZä\‡Š…MÀc#·œžËH¿#^Ønð¨À¸¾(ñºôP#ýŸT¡&amp;ù÷s�Ùd#§#ÜZ#á]|-ïÞ##Å8|#oÏÅúaˆs¢Õ#)ƒ„UŽÅÏcHß#ò|û¡§¹sˆ†‰9§°9yï#-Þºnª™#¡ÜÀï#÷‡b##°!##‡rÁ9û¹àN##0ì6?n‹`Ë##¼à#|Zòüÿ4#ù§—ˆ÷$÷7#ùç %U¨Ñ?eµ33¢k\Pß#*&gt;¨WÂËŽ&lt;ï‹¾µÅÛ#3D†ÏpÎîŠ´ÞpSîŒœäÿº##¾á#—öŽq‚Eµ#Þ‰¬7NÜs#&gt;#Vp–'FŒhÉ’‚�Ï#ry#jé# ]�djZö²ï‘Sˆs’7’#}ÜJdÂ#S`Ï4s×#ö»pƒ2##AË.|Tû¤Ë…i#ArB§ç‡j¥çqS#é“kû¢j§+é´#/áÀVui\2‰€Ž)˜h’å#^#†¾ÅVÑ‘#:hXÌ=h9ŸVÅnoŽÕÍBa#Pâ3ýŸ7óf�Å#÷G‘##</text:p>
      <text:p text:style-name="P1">s6ã•ç#ÁXœ</text:p>
      <text:p text:style-name="P1">¡1?IeHÞ#O74rF•#òIZll&gt;®q##<text:tab/>$¿jPyÉRn`(_ÞRbz€–È-`Uq¡ç#¯|X¬"Y¬#A#�}‡—µˆNy#�à–#a×á'#MÇ+gjÎðç+löÃÉíàhWæÝŸì�A°##oß]�ÅP®™Š‡&lt;”:|P}ž’•db#þ4“~õñM„ÌŠ¤\Do‹z{Zâ</text:p>
      <text:p text:style-name="P1">qâƒ#<text:line-break/>g.Q#é#É¡…§#*Y¶¨Ú#i#—i#¡f#Á#Û#iß#}6ô~#ð‘)ò#²</text:p>
      <text:p text:style-name="P1">ìvµ€*Ì×Ða–£#ƒ²At¨AöSeŒ (‚aæQ·»"Ál[&amp;IÖO2°dÇ#Ÿ”º&gt;=g#ùÐ#ßæCq6ƒèá#“c^eJ#§’ÒM2#“—Pmòô%#<text:line-break/>z›™&lt;¡×d##©ä&gt;#b‰ÎŸ�Ó#;Þæ#ÉÂ&amp;vÊˆ&amp;Þ—\X#‘«¢#‹“¨Ìâö\QT:#A… #<text:tab/>šzòm“Åò÷qõ}an0ÅîšóQ‡ªú8##%¨L"w S&amp;\Î"†Ÿ#F@„##�#{Ša<text:tab/>v#àÉãä7ã„…»#³A#™‹»Uó#mbn###Á¤ÿýû¸µŠ¬Ñ­ü^Ê-#åßŸ«ÈÐÛZ{d#šnHm#£€¬Ú¾¶š€³òkfJšs"Ñ�¸—û¿ïðL´#˜?®È¾#â4zQürnÐð#^e.«–©B‡##Ê¡OuHËm²òÝ¼#N~zæ·Fn÷)ÿãs�GM#x#×#“]’y½h#¬Ñ—¯W#Ð·víyÝ#�ùùjMÒg6##÷#à¥Ä#åuž¸jˆµn#wS#žpžË²07`®#</text:p>
      <text:p text:style-name="P1">%8Ñ!u[´ìsÓç²]#â±6»0ðÁ#ˆ#ij##@¶#£(£º‡`OÁ³‹ÅZþ&amp;*#H |¢ðîµW~ÜîY#†L¦ ¨%K2ÉwÀBA¿î5‰VNœAèìê_@#þø–õ#Ï#6'!‘ØæòpÀ¤¡E#ò‰‰¡—‡_b8yqÊwÚ…š£Py¤½£#€#@-¿sç³õëØ<text:tab/>�qyA_.Ëyé#®þ›À/„¥áÁnÓßÿj#Ž—‡•ÿ#úi#Qíñ9T+µˆœ1cÇjçÄÁ‘›´C‡Þsëxè¬(š;¸I�Î¼8Þ˜²X]„nní·##ºÜ#ûÜ¥üvÝFáÛ##Ê#9Ö#_<text:tab/>#gÎà‘üoB•1Ä3áø«j#‰#n”S+ŠŽv�#{v11ØàÄ™6½#LšÅÄy½¦3’x51ÝÆ�Ànï°x¢ë7×C¥4{ÙtË#0#™·^78àõ#.5ƒ84®…uøvr‡1ú’­J�MÝƒ•Ü:¼‡²Ú_F1Z#þ<text:line-break/>#.j½þªÿJ¥SÁþ§í½§###¶#âc#Lìï¢›­ŽÉ±«AÝàSƒuìd##â#RT#ÿÄ?'(y,EA##9¡z#c##'èŸçÍ#Oö‘</text:p>
      <text:p text:style-name="P1">@#åA&lt;V4U—”ˆ†¹ë#�t#D%ìð/#Ôj1—ZTET-##C#-•¼ý+ßo#~QñjH#Æ#ØñLodõÚCÊ¥-Ûrö…-…#åHŠs;qõc'#Š@¿Fd6áÎ�”d³¤¿Ê:Ó±Ý&amp;idI¶1=˜«s}f#å#Oã?Öwu2ç%WZM…#zµ�_àf/Ye®Î#6Ý=Ã&lt;~#]c#½÷¹“i#Ýy#Žx™Áäì„¥®º#—</text:p>
      <text:p text:style-name="P1">ò+�?$Ù£ÆßNìù¹Ž#¡4ë[###­ÛHˆ4‘<text:line-break/>{‚®štÏ,†ù…�¦#2â³HvbœV]óŠñI†)º#›ê››[;tiã¨uŒ–,ÍNe…Ä‹¡ÕlPÇ\Ú-¨’¼Þ##Žš«DjÜzWŒ#®¯®•‚­m-#ë&amp;$j™dïü±p÷£uCAbù¤Ô##b×¯ïùBY×T4“#òÁz¼#”Ë™•ëŒc#7ê]#çuwOp®uvû</text:p>
      <text:p text:style-name="P1">ˆpé0†+cƒ/CÈ#zÒ‚èVÝBÔÊLºQ#bÌ,¨X¦Os##_#�[¼›ŸÑ#*?ÿEbµîe</text:p>
      <text:p text:style-name="P1">#«r6g«ýŠ6×?‚#l#÷-Néàx</text:p>
      <text:p text:style-name="P1">m#ÿ8€ïç&gt;…ÔþÜÇÎ¢Á\¿®ß#�ó7¼œ¥áÛS�›#Ÿë7ß##·ùh!un×#›_ÿæPå„æ�·Æèàä+�—ÃÌ!„`°�x7#1H#éÏ•âônÎ÷‘€ƒê4#*§=1A#Æ´¯y</text:p>
      <text:p text:style-name="P1">#Ìó#Ò;ÀôRík¤ì×‰NßòÛÊqOý#ñæ8ï*Ë#=‚ 2ˆ#¸¼Rò’LQ#Î-Š#•8<text:line-break/>#¨_Œß¿kQ–Ä—h¬�)Á¢ÀŽ## µí[©Í¬Ì#-<text:tab/>œ(™#îŽß#¬#ÉÑñ#Òy# !×ÅËvµÈN~²TÄè‹¾~~¶�t²æÅÌÐm¥Ö½âðÂsÕ¦nÏ^Çµ§^tŒ#úÀ^ËÌ<text:line-break/>eBL|W#ÁŽ#dõ�ï°Ãr1ñP‡ÑÖmìòWEÉÔ#B„Å¬c¦#YòXJ,Ãú\€%,†##&lt;#%ý#%Hâ+ñBrq™·�;#&lt;Á^{¹&lt;`#ØkTÊ#ž…Ô}ÖGrlD#·ÅN#�Õ<text:line-break/>ˆù8^òM‰CÃ‘�vW]˜#Ù¬9Åòä4îG†#˜�Ã6#‡8lÂû.ß2#)^6›¤¥Ä#ÇâUc¿FÞYÂë&lt;7#×I˜—Ìé#´Ü�ô@Ä#dAÐÌ¯’#ë##é�Ñëq“Ì!³ëæ5c =ÏÉY«©#¯r)#”ðW¯ß&amp;l¥’a#Ã#–#Æ.CÉTwÞmÎþÃï##Á’À!y|r’¢&amp;AbP¨#?ÛäþØ</text:p>
      <text:p text:style-name="P1">G+ù#2:Ò¤ð#.#c”Ý/î±O$¦ÉNj»dô#Â@~øò(M´jåu—#$®7#¬B1ª�Wít#N#0Bð©jŠÉ¯kZÁ¶# ˆ&gt;K¨Z—­ý#Kö Åèé¤##ÓàîûÊaªx#)#Oò×e1�&lt;</text:p>
      <text:p text:style-name="P1">#)¶:T#=´½4#B‰Ò$ÐäLÎ'ÇÄß@]üA#¸¼¤ &amp;*Cì#f—ÿ�÷‘¿�l¡#c#Þ…$[ï#ì“ñB[8Å#¼'�ñrõóŸžµ-û�Õ#¸Ín,…p¿Ý�Ï</text:p>
      <text:p text:style-name="P1">Ž##Èÿ#:egý¯m¸ cÚ†ÜÝª#‚û¯kí{0„à*à8nÝÅád‰ýÔÙÖ5ntOž&lt;ËÎV²dë#ž#q#âë#†GQºw#òAW#d&amp;þÄã¦0#nÂ­�4Zfn/ýþkLhðMuÄ3I'Ý#ØYž_Õp_¾Ë�êiºñ¹‚Ìá¶úÛÿŽHì#õ\Æ`#Z'Û¿#&lt;oþmäï5#-oØ�#‘y­&amp;Ë#�&gt;Ü<text:tab/>ú¨½Æ­§#Ã&amp;|í-I:é#Añ)—Çÿ1à#EXß�³M5ãèð}D¥å?'’Ä,´f?°åáÁ#±ÿñ#Sô¯îé</text:p>
      <text:p text:style-name="P1">(9g‹ƒÈY†¢Ä8ƒü0AŒ#ÿ#ŠÓüÀß]-ú5ùÌ¶G#æ*çfóö?mú«#ñLªi€##º÷ ý\wÂ###$\ŽÜº#"wœüo:æ·N:º#�¿0€#”ÜD—N#eþ##<text:tab/>Ù#nŒ×"ž#?¬Ý&gt;6Âø7q#yõÊB’ã†ÿú»Š=«ÄÞÂWu a#¥I¡ÿ?eÝÿE2Ï%i<text:tab/>Wt0ègf8x#</text:p>
      <text:p text:style-name="P1">�r`#'A-ÊrýsÁb€Óä(a÷¤Æm•à1'�WeÚ</text:p>
      <text:p text:style-name="P1">An*qdµµ��vpjÇü û/#SŒ‘ägù±rê«¥#jeÙ—ò¼év2#âÐžs#Š¥œ(:ª#ö&lt;¡º*}üþ3<text:tab/>#’’S»##8[Åù/§#g¡[+º#Òðsò®#áYÄƒÉö¹*~êYé#Oò?bà!üË¬Î¿r²îŒÚ=×ƒ2”@^åÍK¥·éF¢</text:p>
      <text:p text:style-name="P1">EÈ(1›6Y|ó#¥93ï—øØp`#“Áîu­ÀN!Ö£Åí]¾##e2½9üFÛjð#÷ÿúÖ—‹x,ÅÎC¬#‰½9�'#Ãu&amp;|î#Õ#¶‹}PD#Lú0.õ�T Es1é8#'õÇâ|dÅÝÈãŒ<text:tab/>•#a:íá+£Ñ /õ¯6#Oš&amp;ÿc¼úÝ#þLJ»¦1O$6ŽîêÙä#P´ëÜI½P«‡U½òà›nYà¿â9Ï²kÅCjêqLV�c#(*/5wª—ºâ@lZ®î"Ò²s©ö#ø;7Ù?·þÇ(Ñ#&amp;ä K¡¼ŒS‡äEa#�®†“ºPVª#YmB‘N#²îù�_ÿÑ€÷®*÷$b#ÈQ:{ø×o4¢\û®#Ìum&gt;ne]ÿ&gt;ÍÏ#F(¢#R¤#/ÒNþÒïÚc6#/·CÒÇ#Ñ5ÿn;ÕÇÔ#›¯…TµÖ¯ËàÖA�)w#�ÝÓl#‹O³fÃ“þSQ0O�µüÏ#MØ#X&gt;!Sô#Œ+[ë9¦•u-½Ìµ”08#×xy›\U�Ð}SúO°ø#»ýSs[™MÄ‰ÎWeÖ]Aõ#‘ú#]F\’æŸôË}ä¤ƒýJ#¡çs¡UÛ#I´%Gh7</text:p>
      <text:p text:style-name="P1">0±H#&amp;JšIÿ#žl#—Q #sf(óÄ†[�#h9p=³û##Â%’‘Ú€T£#«¶*#~¬Û#&gt; ÂÎayÕÜ#QgÞÐÈñ‰´‚õ=Q&gt;’RúmHËid\¹Þ<text:line-break/>ùÛ#£-Ø^\hÚ”ånWi2’iL ˜ÇŠ#À&lt;æ6š9p•eªUmÛ˜µüM5K¼…éumø÷##6¯ã#—¾,R=#¬Õ###ò4#<text:line-break/>â#é4D”ê7=bˆŸ&gt;îuˆ{ÿR_ÆÝâë·¿#|ÖÙ#–îi]#ÙUø5¢¨#…U·MÙ"òzÄ3Çl#�#nðE÷v</text:p>
      <text:p text:style-name="P1">æ&amp;tÆ=Á#ˆÜ˜ori#°O#</text:p>
      <text:p text:style-name="P1">›ø–.²¤ó#��ü</text:p>
      <text:p text:style-name="P1">E0ƒ^#—5|yªt¢þ•�2b�[á£#¡»?›åïÆ/*e‰#�</text:p>
      <text:p text:style-name="P1">&gt;ß$ËçÈç�Ü#£°Wtt#;Ê{ž´Üg¹e#èFÁÔ#Èyr—¥#Ì'…a·‚æ#ùðü#û#YB#ñ¿Ž&lt;#vv~Ê²ueî}ƒ›Få½´Õ.·õl-‘�[¾F%ó‰í#wBÿÌòöu#K³‘(¾iÝ»Ö#ÌÆ#ï7/ôæŽ=à‡0J`¶#¦ý¦#QP™6eoj&lt;dÌô=#/Âé•~[¦6æûÁøa›d&lt;#O{R§¥¡A6,&amp;™Í¼?²#f¦…Ùz±##8,œVSÎ »›#]tº_"6ÀUMãÉ{#Ò#±ø•jÚhh‘#ï{eOùleéXo�YÁÞ[ž#­R‹×=¼ÅŠ3¨#ZŸ#ÁPøæn–7`×ö�õ„<text:tab/>9mhm&amp;nÎ6�#Íÿ¹ó�ý˜uk�¥#ñOK:,�Fø°Eœ�[å£È'Û¨„rÆ#¬ÞÅÌÒÈ-#ê##R<text:tab/>#Ê#ú—x¼Y/ý•¾#ŽÕ‚é›c#rFv</text:p>
      <text:p text:style-name="P1">ÑOQ‡¡A|çÇ*©ŸŒ’G·Ž?õã@õ<text:tab/>¥ÊÇ#B#g%2†È#¯�¬!#Œþâ‘²·# œær¤ØVKZþþi#ZJ(Ú09&gt;%AfßPç."b˜¯q¾�4ÄÒy�Nž¢#öÐÏ»ºUÐºé##¥#?åõÏ¤‡ö~ì¼G#åÂ–#¸7‰ræÉ°%K#{µÜÇ##²#Ü?´á#ô•#ñ6³à#»*¤_D®#vÍ„8v:õ¾B§ñ#åM‡D{Ö#OI�ß¿#­#h¤/p Y###½9j¿l 0·qŠÿ\cÄF–óHx3#'×hÑÝ9§‰êÑ‚¡#µl•ïQ¸ðÔ=Y·‹žv¡.'Þ±¢#æÇÅ‚¨~å</text:p>
      <text:p text:style-name="P1">ëV+²¤­ú</text:p>
      <text:p text:style-name="P1">?·##+&amp;%A~è�pâÆ&gt;Í#¸¦P7ÄóÇz,5¥q#ß¿</text:p>
      <text:p text:style-name="P1">€£#ON#¤¯Š]uÝ Éñ´ô¸#�~Ü#¤##±ÑwÒKºƒ<text:tab/>Š&amp;U½·‚`&amp;]s#Zaýò#¸ÖyI]|÷Kl½NÅ#„'§lªLfd9äÙd†ÁÂÞ?‰Äh‰}µN#EÜºÎb|ÜóÑ€-Tæ#1à~#C³ºÈåq–â•8á</text:p>
      <text:p text:style-name="P1">Žˆ˜M#±Æú™z##iÝ#l(mky±6b.Ø.õ%c#<text:tab/>#6@¤Q-5Ênÿ+ëÐf=BOÏ‰-Ä*‹Þ<text:line-break/>éJ*èt#èÂiœ¼e#žl{ç\®oþ%=Möj</text:p>
      <text:p text:style-name="P1">¡š}èMk¿Þ?#¨ð†P3Ó¤¼#Œ#æ‘œÎG‚ˆ;Ý‘#“à##�ÆèÑÑ#‡byM•ÚTäúÒŸuæ¶#P#`”a�Ïõá`</text:p>
      <text:p text:style-name="P1">5?¨;2#¦Ž¡Á#n]YI#1y�%5_###Ûwh"‡p›¤Â#îzºypL[†å¹ ˜3…Ó¢(â™Mr%#“1,ßªO©6ÔŠ$r’#ÊS4ÏðAÝL\Ï#�³8R‘T"#</text:p>
      <text:p text:style-name="P1">µT#'f‡ßl#ÛÊ#z!#6Ú#lîýi¡#"+5Ý�(#ÙÙvåƒYoóNÔ$#ªœNÞsp�xl‹cL¯•Nz¢#o…�ÓÝVíU¿tÜOékl##C##_JJào‘QI£|î™Ãj#Ñ#-®ó#Úö¿úûE‘)Ã¸¸#´­®@<text:tab/>³±¥¤ÂÖLl#</text:p>
      <text:p text:style-name="P1">M%d™›{sÿ�X†Qô,à³ô#ÿŽzÓsúµ†iª<text:tab/>##ÊEîôô¥\o©¾ï£µÌ£œƒû¤³3HÖ\#'™#(</text:p>
      <text:p text:style-name="P1">ÌmËÅh6Ü�#QÁ^í±¯ø##4#º$Mvë</text:p>
      <text:p text:style-name="P1">k|ª##�Þ¿Å@ö#Ï#,‚¬#²:3ìš&lt;r‹¨î#z‡WÇ��˜ÇÊ¡´Î»t¶<text:line-break/>Í#U+šfÇÚM#ì¿ÒŠŽtl#¢yE/GµÌpsÝÒÐ8/f�g</text:p>
      <text:p text:style-name="P1">haÃL<text:line-break/>8k#yûF#/#úIØ‹ð½Sè]_:¤^9ÕiB-#õ:dJ�Ž›#èiE##~#pó7##dµÈÄ£kè^##îÜ#</text:p>
      <text:p text:style-name="P1">ŒC¢#[÷ç###Fê`•#d<text:tab/>#„ú‹ùj\[;Ù7ÆW+¯§J±i—ºÁ¼tÊ #‚›#—##‚'¨¬ãÀ†#{s¿ltžó]}#àFv#ýø6#µÇÊªQ#{ü/½##ÑD.C#~ç";^&amp;‘ñR£áÜìO#¯ŒêdH^##z·#‚£|‘#UÊ-—îó½<text:tab/>###™—#;l¬G#8k¹<text:line-break/>%JxL#Ú##ïw#8ªPíã…­@¥#‡RÍŠ^b#s#øÆpþÁ&lt;k)”6î#‘D{#©èU7Ø°vŽ¥î#@†žO##ö&amp;‘½GHðÁ##ØÑ?m*HYÝãÔ®#)$#”±Ø•#5ÌªCˆ#*¦`æ0èõÆð¤#Šž§àõ8÷0#a#j?ÇîqªÝ¢ufâñZ»ù1Ä-`_CøØV›¸ˆP&amp;gµ`ÊccÚËˆ¾¬Àˆ#‹#w–æ#ÎŽa}ý#tÉ®°ñŠO#q#(¹¾³¸#�tÄñúðœÑù¸®##}îj3?‚Cyt86bÐªGI ¼qIB##_&gt;</text:p>
      <text:p text:style-name="P1">ÿ~—Ÿz#½àtL®€Ï#ôý^¼2H#¼ˆ[#&lt;[#�Ï¹¥h7A:|Óª0# ™‰-�#]}£}ÔÁƒuäªëÍó‘Fd?7ŽÂöJ"È¨t-“"íýá¬€Î¨!#¯ö¤¡×úf]#UB#~ÒèxäLn¾ª#eÂF„%ëÍž%àþ�ó:</text:p>
      <text:p text:style-name="P1">#??é¼ÝÝ@e)–üH™srþÝÏWÎ¥)h Ò¤òª*¼</text:p>
      <text:p text:style-name="P1">M\opèð####wA±ßŒ,ûÄtÞD#Nü`Í¡è±åíòF�¾˜#ªÓ$l.§4Æ%hR|€€Ê4×uœ~;Nì¾#ºW4�Œÿ#|]�æœ‘Ã#ï»È‹¯xizÙ#Êó9¤#Ê2##³´¶üºx�[˜É("<text:line-break/>0u�ó·ÿÚp)#õ§=#Å_Z�ñuJv¿KÃ¨&amp;6S§w1ÜðÔñ§Äí±±&gt;V ÇtZ7Ÿ-Á_#c�#³Û:ÛÕïŒ�„,RÅ3ÀgÑÓsæ�7#O`gK</text:p>
      <text:p text:style-name="P1">O¢n»m©íÌ�Õ#’£“<text:tab/>QÜp�Ë]£¦ó’&amp;cŒËY”ürñÍV_ÏBŽ#ÛŒNúÏé#œ†„âIé¥H##<text:line-break/>^ÿY¸jeYym‹È¦ÛÏaá†####&amp;#h</text:p>
      <text:p text:style-name="P1">Xžü³RKÑNThÁ›ã’ÍË‰–“‹Ðh'×´Æ¬iøùœëËfåÒÕ…#�ï#—Ö¨šLi#Ç8ZlÖ#ºx¬#¯!ª#^+i#îT½ø´#$a™ï841kï´†”ž2—Ÿ`”#5¶S#Á]ŽyþfñØe<text:tab/>DùK%Õø#‚[#r²_r9ÿ&lt;aÞü9X1[’É#Ìw®MÕÙÑÂ—´'±º#èhrý C‹-”#Îz%ã"-{˜¼ú†7%¯#ü#à K�4</text:p>
      <text:p text:style-name="P1">(©#vP‚�#_M2™ÖQz</text:p>
      <text:p text:style-name="P1">d)%NsIl(bÆV¬Í#†¡?žË#Ü#0&amp;-º?Z‡JûÓlVzb íT#V5Ý#©”lS¼Au!5¾J?#®#ÚŒX(qŒ—¦##p°}’¡‚i„©CˆIá‚š�6dþÝ#r##ÿ�ZnhØ÷©1Œ¦-J]Ö21n#YKŽTwíš…×…s#¿úÜ�‘ÄÕ</text:p>
      <text:p text:style-name="P1">Ãý®#á#%^#’R[°#Ä„‰T2ÜèwŽ&lt;¬mzƒJ</text:p>
      <text:p text:style-name="P1">\C–™·7&amp;Ý½áÂÆç_sê~JW}Lúì#X…‰-´5kN#…Š‘ÆJ#?~ß«û3”ŸX3~“Î&amp;Gº\¨#å#¿kµ#…t#Œ #·C¼Û6&gt;Xþc#dÇÍø-¯á0¹#4TFJ8k#Ò®é~Í#CŒwŸ�&gt;#½Ãê^ñèGHì¢°{</text:p>
      <text:p text:style-name="P1">ú¥‡¯µk­Ô«#x‚õ ‰#=–s¬Zÿ##zV{ÊDŠ­µÍJAþ�(¡EŒ&lt;‰º°§Ä‡ #\#Î#;O�ßì�#ì#�I—#iö�i&gt;=â&lt;õ<text:tab/>#²#ßE¥ÿwQäÿ&amp;¿¼$xeÐMM%ãÎ#ÈoçÎ8;KM9I#x¯*_<text:tab/>D#m#–‰Â|Ò·ÆÈÊ#±c…\P3ù…�&lt;/‘~Ä§4xëmÂ­lçª!+£„#ò+¹�#:aB##ÏrsQ¶ÍäÃ8[ÔùÖNß(¨D�°îÍ\FÏ¾¤ôÚ\r¶DY#:b#i•c=#Ò”•…üZ„eìx#=À0L)é^'ú¤\Ý¬ùÕ)##Æ:ížõS–b&amp;gÐC#Eu¼u#˜ò³a#¢#</text:p>
      <text:p text:style-name="P1">€çŒ#¬�o ˜·Ö–Wíj"e|Ø´ò##¯#…Ê�'‘âBÊ+/¶ƒ+—xÎÌ^ÛÂÆµÝ®n86BkÒuBÊ�L#ÝáD#EX#9IXâ<text:line-break/>#•W#é°^›l¡¢nÄý¼»#~#¾#…Hõ¡¢_{Uªrƒ5ÿ:êÍÝC”ì!Sä­lÆâÍg°*o¦5&lt;PrœÆ_…«#_ éò®ŠæsÓŠÃ;àva:ð»ô#“Büí<text:line-break/>zdn¥cÔäŽ##†&lt;7#Y]#à!’¢#ÕöF#¦û¨O#-íe##?ÕÈàUý„Ó†BÂ@æöK=�S—¶”øy&amp;n#W#j#ƒÈn,#÷è0B©i¢¶æ€Skï’S©Ý=(%o«½#Ëd–\›�ï­å\iè„ïÇ##g�#‹¢ª®ø;À°rV4ÛrÖjÑÝÖË_ù˜ôÛ'ñø#›ÚîŸÐ6ª`¨&lt;m</text:p>
      <text:p text:style-name="P1">…#�ØOM¬###ý‹w#¡#§ÑÑÅŠ¬§”™SÚ”%###èo÷c˜ÿ¡0É–G#ghcMŠ)ð“Ô@ã@Ñ Q†1½#la</text:p>
      <text:p text:style-name="P1">VnÊC‘•#.¦`ê¤ŠÏt#bËê#Ô‰<text:line-break/>M¥#;˜ëÌ{Àö;Ý$g‡Æ`ùÓ\Ý—H¹</text:p>
      <text:p text:style-name="P1">È#æÈ‚»ÎË#‰</text:p>
      <text:p text:style-name="P1">lz|Ór#E+ëÉ:ïúô¡tßÀ2Éuòª˜–2g#4é£## ŒÜK#.G#ö#&lt;`˜óð¨ÍKZ¡"œ�Ø¿å##A×YÝ_###ð�f##È”}T]#\s&lt;p#ˆA¡�h##!ÒLþ"#þšBžüb¬</text:p>
      <text:p text:style-name="P1">DðlyeR\Ë#O@jù#Ù#Ò§w@‰äã‚®#q#ålV&gt;&amp;Y_k~b‹¿€Æ×$€ˆG÷q²2Gë#‹HÐ#¬%ÚÒMÅŠ#†€q+$~¡¼!¢mÐuµ¬<text:line-break/>�BQ‰#B*±/è#ó9/½<text:tab/>4ÛZê</text:p>
      <text:p text:style-name="P1">Ú�#Ÿ<text:tab/>‚ #–)¤‘ </text:p>
      <text:p text:style-name="P1">Àþ[„Å¥Å2¯±z/#=<text:line-break/>-k=Ì2'ñýNïÀTôa§ð»/ožñ€|ó€Ã·ÔJ#Î´m¦#Þ%Lï€öÈ#Ôd¨D|Ÿ#¼:ç�p[j·L¬ å¤âp#ò#ÿª®L{¦‚"¬_48dŒI«qÂÂ¯</text:p>
      <text:p text:style-name="P1">c#ÿ4kréžE»_˜KÃ‡ÇÚr…dCGqŸ}›R­AW1ycÚ©ízÜ###ò³©#DE…Ä¤�¯ZÑ‹8|±¥)òXÐÒZ`#þŠ»ºì¨#…/kÅäØè«6ÂRŸVgš›Ó</text:p>
      <text:p text:style-name="P1">|£Ìd¾T¥ê]7l:m‹4:Mª&amp;-Éâ¯#:a#Ø~"4É.£,¨´mZ‰¢`9¦ˆ­/P~ns]©¤MÁŸÑ­†­&gt;Q¬ƒeÜ#ÉÚ#„‘7_¥®ÍŽ¯M#†…â#R}ï­H¾9™¾#ÜP/�“</text:p>
      <text:p text:style-name="P1">¼ãº###-ÀCý9æM¼Ÿ</text:p>
      <text:p text:style-name="P1">w\Cãtó#•"k#´Ï8àOja“so§Øwâ¶[ª­¬YÝ<text:tab/>™¯##<text:tab/>…îN#Ë]#´÷I·`ö###Õg¨nÚ\�’¨áÜo}œ·#Ô§#‚’È#U¡ƒ¨ÛaBÑT9<text:tab/>¥QÔ#´Ðà›JH®#º/”~}ïÀÿ¡î=ƒšŠ»wÑ</text:p>
      <text:p text:style-name="P1">²?sg#x#sî5¶&gt;.{Å}#]‡GD€#×L#æ!¥Ä¸]8ç–%ñ*¢<text:line-break/>�8#Øj#dV#5+ß‰b3&gt;L$á#‡ŸŠ–'*Šc{-#€IM¯Œ@Ø ·„"Gé1Ö™Ñ#¬Šš¾Ÿí»Ñ#êÅ#)nÓCP†Suo•´Ö#4#Ä9É�ÛT\‘ÈBQ|‚Áð‹È:LË%#Í&amp;z¾AN…R™Ï­#Éúçâ &lt;#ÜèQRµ#‰Ò¸&gt;gÑs#SïÃ©ßc–4n²Ù&gt;".ýÎ/ñÕ¬ö ¨#¥,±ñ= Ô)Ã`µé!H£·¸Ü–(ê¿Á;�X,<text:line-break/>™%#Øuêc##x×¾#»#®Ä%”ÿ&lt;#Ü#º:¦"ÓFå‚æq2Å‘’Vñ’ðqÅÍx»µcÞ„P]¿^´ÛO:|o #&gt;jø#ÿüô^ k#%�íø‚JØ£Æ¿w <text:tab/>Iô`/Û#˜#zN¬±·DÅÒ«ÿ~ôÙ²ñ|šï#�›-“Š<text:tab/>#¶ÿT¸#¶#×t#&lt;±ÛŸì W}Žµ3ô�zÈîÜ¾)Hû…_îÝ#[dO±|ú$<text:tab/>z›©ù)ÈÓ[´fÐü}Ö#ßê#—ynŒ#ÂBŸðÚŸæâ‡nUøåL:ÜjeDfd·,©@ï‹Ë#Í¼#”¶âó~BÇÛÌñ2ôô‘#ÏÕ&lt;³¬­ý#oö¢ë@Zç”®Ð×–U<text:tab/>¦UÎ¦­¦6Åñ0–ã;™+6¤q�b#½8#ô‰#ždŽ4Ñ®› äÀœœ¶^™±ø'ç÷&lt;||åJ®þ•²K›9#Í¬iÖ7­ûœŠ#«##ÅH#ºÁPVý�Ë Dõ�!Ÿ�½Å–V#M¡õøÆ�¢Ð|á€²kõ7#LÏÌ‹ZÙ+[oej#�#nêŸŠžo©?{�� þÀžF…èÓs</text:p>
      <text:p text:style-name="P1">,#~ÒÓ˜WÂ=Áò¨Nã{×ÕÓ7 Ÿ(« #ÇLœ?®#ŠmŽ##ÏŽºÿ+”#Ñ#²äÇŽJ*Ÿ<text:line-break/>#ê€›Fè#{[í›#Ö6˜å]‘ÉH�âèØÝ–ç#ó˜¯#u‰„ÖÁeÙì�œ�#5#O`øþÆJõ�#/|‡¨I—&gt;ZA¾ß¨x&amp;`#tñI%c#'ÔÇsà;Šÿ“CL÷¹s#5•:#¶Fu·&gt;T*™Ç L%’(j#J¤õªÒ„Öe›Õ�æåŸ#-‰í5’¿´êË5…#C§|©_Ô†ü“¶c�v###oM#¯f�#±YoUú ±&amp;æ‡¿áb¦na �‡#¶µ³¹µz¦~=®*¾“f©ÿåk{)×#v&gt;+_##m H­ð~Ð4')#˜¯#fo&lt;Î#?å+ú¦ì.Z#âõrƒ�=ÞÖ­x´,ôã!##tÍ##+H=#~çh×¼‹ÉÑH#OÛ#»óÊ</text:p>
      <text:p text:style-name="P1">|ùê#èX`œäšò?ø4Ë*“ËÎf¡º[‚çu#®|×õXtû#Æqÿ_LÞ[iÅäxõ—÷\åÁåÆÎq–8enåñ#{n­�ŽŽöö¦#‹#ý×##Ë#9Uu†#~q¿ì+Ÿ„Þ›‚"îÃÁåí«ØÁï(Ø#!#{Ïçw¹û‡1ä7#ñ$ÅyJãnåÖ^¹¡#ÍÉY„zMÕ}¿åú¦£]ßÃ#ux]YŒ</text:p>
      <text:p text:style-name="P1">“Åû1At‡ê-F.‡l¦ÿ`¤kì¯÷<text:tab/>`ð1iÄ°ñYWm¤3évÿÚmÆ#…##·Žº%N#±b(ñÔû]uã ÒÁóûƒW#-Œ§ßˆ<text:line-break/>œUþEà4×Q|Y’Üg°ð›Ì^3#zþi<text:line-break/>6¯;y÷´#'Ã1‹EþÖµX?²‡]‹ysñÝ;Ïgb¾‹Ô#¤=##W­µg4™</text:p>
      <text:p text:style-name="P1">##Éäþ#ì·}\#ç›##mm#Ôä‚üó˜î#^ÙJîq2•ð5Ÿ<text:tab/>¹W‡˜#±ã|WØ³óvéEàüíË</text:p>
      <text:p text:style-name="P1">ZåO#XäÐFÏ¼¨«êÑºøåÌ¤±’âè8S_Ò:å|”nh¥rØ[¾ÿœå�Ý§v¦#£v<text:line-break/>—Hå#s[¼†¾æ(ƒK—½#Ë-?Æ#UŽ‘n‹Á!cŠ#ž#7n¢k#¾7ÑRü”I#”~ª½ÕÓ##k-{V}#Æ“;i·–Îu%Bå#Ÿ#¤[#Å¥ÙðòÉÖ©vŠ#×ÓÇJõîï·Bj³kê¢à9I&gt;vz#ÎgöÈñ</text:p>
      <text:p text:style-name="P1">ƒæß.“\«Yª#V“#~ÊÓ#ÝhÂzø·ìv­ãÄùõ¥Wb\_|#¬¿##Ož­†¹“ãÔ~DZtvj‚™„Z,±vÇâÕgGß¼±Ü</text:p>
      <text:p text:style-name="P1">‰¹Äß#L®ØLì�›_û,àð7AvÔ&amp;7ÏPÚå5!lìÕŽ#väK£ŸL¶û"Æ‹Ûè#è3‰8òËÍÒ}œï1\©ù˜WD#Ä‹j#R</text:p>
      <text:p text:style-name="P1">£Ô˜›‹&gt;ýí~ð&gt;½—¹c)Ü[z3ëç·ögþ\ë×Ü&gt;#BaÉkF÷6’�M«#ÞŠ}Ìkž#'~WÇ#è�#7r`#¬!#¿BA…¹«r×"¨¤-`²#Ÿ ²nˆ�l‡ù“Ck™#3½_Õö�q!ó‘¸yÍñ�#‰p#:‰­U:!P$ò·1Hø¸#¥Dô]T#õ#l€Eèu}Ú#š0†^SÆ# ˜Î?�Î$9®/¨[—�*€íu#” áÎ»�æ‘Xü ƒ®Xtæ·Ì\&amp;##“yr|Ê‡è^)ÁÔk“ËÏ�ã#Ì"ˆ/g #’##<text:tab/>È°%±#“¼ªíÂ#Ò¡š…lœ#�²�iÐ³#MJA‰Âè¤°#tü?##ÂXä‡ñBÏXp§‰D×è!çF7wm…®ÄC#&gt;d8p:±&amp;½€óâ+#"ym</text:p>
      <text:p text:style-name="P1">ð¦üÈñ#•…K½#òñŽù%X³Hú;‰€^Äá£Ü7#ÓÒà8'Œº*õëˆØgKÒÄ£ö®N¾#µ,#]$�¥»�Ô#’é©qY#þ®|AÅž q9¶’+°r�—Oûu0\_&lt;†#ø»0·#Ýõ¸W˜##~®#'Àƒb;îJñðÇk©"ç¤.ñ?##ÂoóŒ9|tóÁ##ãÇ)##W#—zöèûÄuûê’¦$9eÚiN#µôš�'çX;ûæ…\˜å«?ô[ë»¸?¸})´ÖüÃ}¼3¢ðþdê&amp;¿ÓMw^5„ã›§!f,øš¯#cBÓvu›¡^ƒ‚#G#yÓG#(a×K¦éH<text:line-break/>A—/=I!SþÎ#ÝM)¦íž;ÕŸ#�j’–z’\###Å## ¶ìgw¼Ò¬ÇM#ÚÅ±™ÁC®]—#7�–dÒdŠ¹çãÔÅù‹##êÏ™e#¹þ-FµÒ(çË;¤á½�[Mäû_#Jg#÷=#x¦~Ë#cû�¶©“µ]Þ#cîà</text:p>
      <text:p text:style-name="P1">Pj¤É#°­|è\d´I##µk£#a�Úû`T_c¨ÿP_ür‡#û7‘õÝÆB\_•®¸b¼¤ó_F:[rÇ#¹½</text:p>
      <text:p text:style-name="P1">r&amp;v$²f~Yq«€êžAŽƒOSþ##ÔM±ãVX#‹YÌß8·ÞÐ#Ç×ˆßR‘bU#J(}#æßZG“�¾ü½e#˜Nû8ÐÖ#+&amp;#Ú²2Ú° ^«G#ñz¯xµf¸ñÔÌUu±#Oü[#dðáÂhL-2Þ)+NÆRî\Hñ¿«•½úH¢ï�ü¨Þ¨#©­o#$š‹H&gt;I¬Ö#Ü™Í~äÇôñÖÕR�ùn#Úî¼¬Ø�–j,+#›,o[Ymä G«¾Ž#)&gt;¨Àû@ðÕ`</text:p>
      <text:p text:style-name="P1">ÿEÛ9áØÙÜÕhÍš¸œ#‹Åw(\Ý.�2ù!ËŒ¸ÈŸ#ßý«Z‚izû#€###ºñ(àv:)U‰Ë#ÿäß#Âk°-T.ìwU</text:p>
      <text:p text:style-name="P1">~]ð‰B#7#â"ÃS¥Ü¼Ý«2üchÔ/ç©j#Ï#Ed<text:tab/>¦yû‹hú»‹óÏ®Ëÿò#}[¦å,™¿Ù”Õ}†âø×nÌ:ö~úäŠVFçŸÎ'…ûB?zÇ#UX_Ò#mO]ÿó~ø</text:p>
      <text:p text:style-name="P1"/>
      <text:p text:style-name="P1">Ý"{wôÂÕ#F~Ýõ#Ù}ßÅûç<text:tab/>õ#“##AW½6·ã'j{kA�ò¸|-#0C‰Oo6gÃÅ #+º=¤Œ}#sµŠ&amp;Î=3ç&lt;;ÜÅ»ög#¹J`øÈ¿qY£Õ</text:p>
      <text:p text:style-name="P1">Ø÷ºÁYëÖÂóž#}Cói½O#îöª1ˆé…�<text:tab/>&lt;\ÄZâ9(Ð:¨ o½o #ÁÔ¸{'Àv"ê…‚G</text:p>
      <text:p text:style-name="P1">ˆâÒüíá#yøJ-Æ#¼d£©�“{=-’ ËòØÄãçgÂ½ó{Â²"##áÌÌ�Â#cî'˜ÅK@q…#C¦ÉÖÎ�H#þ#îœ#¢#R}ëìÀ#PCÅ”ŠÞ…X±î„Ôo|#?…j#²_~_Ém¾õk§¥ó##¼o-“</text:p>
      <text:p text:style-name="P1">t"Ú##––#¾#Íïô#›Äh#<text:line-break/>Ãùy‰�Òq—‡Dý&amp;þ¼9ÔD‚ô)A###Ê®UxJ#†²Â‘ÙYõpn¤V¾lãýX‚zˆ3/ƒúkîq�Ó-#ÐS#ô`Ü‚ÆÌù$~±Œ«çåúêì)Äéí¦k‘ï<text:line-break/>Ã¼éb"#K÷¼~uNã+¨—#‰ƒ&lt;ˆ_Jª'@¥}[zL½®x\wé“s#µ¸#_�##kÃ›K#”¾˜1B0¡z#Êšìì?M"[ª}LrÀkA\/÷O[–#ÔÜíj-?Mu‹‰ó¥<text:tab/>/Y”¼¤%(½¶Qè�·0œ¦<text:tab/>Q#´}[›;=Nr¹Ï.·±H</text:p>
      <text:p text:style-name="P1">[þ</text:p>
      <text:p text:style-name="P1">­-Fÿ</text:p>
      <text:p text:style-name="P1">AK×#úž”-#]</text:p>
      <text:p text:style-name="P1">Ðl~:ž^</text:p>
      <text:p text:style-name="P1">�8ô«´#n/#s#ut‚Í.&lt;VpË•“kÅ]ÿ!rd/Lúz€Â'9k`õ¶<text:line-break/>w#&amp;Ä‚?Ã!{ƒó:¬²F=�¿Àbö®î¯ñ#RL‘©b£‘©žs—ü.VtÒ\ù;#–#Æèh~ªF#Z%</text:p>
      <text:p text:style-name="P1">?`Tr!È@P�cˆ8Bn/Òï”ì˜vÎ}`žŽÊ&amp;#6#ž#_#"#H#GÖž__#Šñ¯#ËÝ`ƒÑË-o§Ú¾#!|ñ±ñk?#ô¼#›šKÜ/pjvH#Î#V¹5¦È#Á#ß&lt;P#BíåýI›û|l]œãç×˜i##Y\##¼d­NêB<text:line-break/>|¬�ÉGÆ°Wý‘*Óåæ&amp;˜P0ÚÈh‰’j'×Í[WRç¦\d#¯K¸uÇ‹ØsâÜ</text:p>
      <text:p text:style-name="P1">jÓ$é¦!o&amp;ÍîèÒnW‰ü\yAñwüoï¯0ùõñ9d³Æ´#Ê¨Ñ Ã°b#d€Û…#6#bBD¿Ù#ã»#5Þ€#ÿxH?ó÷¨lÌ#.øÚr˜T&gt;\Ôªèºs�NzFC6ã</text:p>
      <text:p text:style-name="P1">þ#ÎdÐþ £²#£^3Ò�|ŽŸ5¬=ÿ</text:p>
      <text:p text:style-name="P1">ÙÙ.Þ×�TRÕ®R‡q×°µœð­œéøÐu“1Bô‚±Ld$¥�OD#h#ºA#º¿½?’ÕKV#QÔF2îÐÆ¿²ŽªµN#»Ø¾ëüé/²NªÖ3ê#ZßAÈ5#�H?º»##Õ#Š}¢G;\Ûký ´Ç×gEÓIýÏaQ#þíóì·ªY±ßülð0›°¶·.s7&gt;ú/ç—#9#Û|#…4Äˆo/Xç2}V_ïÕèÈšqf¨’#‰$É8�Ì;W#ðXk×?Gø÷#�ko#Ìß#FaWeÈIj®xjAÁCT-¼7üÏ²ÔD\;½íIÌ%ù»*÷‚#à#öç#-œ##47Pê4ÙãOc¡#�Åž^ŽŠ’<text:line-break/>ß@|Ü-½ôÇP~Úàüý9#îßu#&lt;]_.'T#Ïô#¥×sdµdß—#8#ã—l!Úè«»±‹ÁÇV#ÊI¶jÀÁ¶÷îC³UGÄj)¹¾^Õúbóˆ¥[/R#¨ÆOÎ×ÜþY(ñ###</text:p>
      <text:p text:style-name="P1">µ×&amp;¾Æf¢‚�#ßüfèØ#4-A#…#¯„Õæ#/sò=#£"</text:p>
      <text:p text:style-name="P1">#ñÓ¾{‘[ÛEÉ\“Dê@™ðUq™Ó</text:p>
      <text:p text:style-name="P1">¿Q³E#E#åœùùHI†�T##žŠ</text:p>
      <text:p text:style-name="P1">OÉþ¤7;z�#=#ß 8ZÐzF#÷žuÿÇl©2#â¿%#2¨åÄð$;á#á\A«Ø;£³fÏJ#V–</text:p>
      <text:p text:style-name="P1">+#1V+T<text:tab/>A)­âv^"1‚#&gt;›v&amp;ÉFNy³#~#¨</text:p>
      <text:p text:style-name="P1">ª™�*›<text:line-break/>&amp;m5##</text:p>
      <text:p text:style-name="P1">#ÑÄãWý�¬üü‹¦##·ž"åÇÏ#6ÂW™°Ä#‚~»ðÕi!Aþ+áUL4Kû´#Uð&amp;€ä™·\##Nw„^¬T#«&gt;µ;‚XÚ7ãú§¤}$�ƒ_—_æøÏã‚T}#ûx)¬EÚ#Uœ<text:line-break/>&amp;Òõ“ZE#Ü“d#£#ã#ìã9&amp;çí­¼U�<text:tab/>(òh1ö³+åÕ[]­SV—ý#£7å#Ya^ÂÃ<text:tab/>=Ú#<text:line-break/>i‡9Û—Þ]÷)cèºJæß¯­gÂ#þŒÕ¤‹ø<text:line-break/>Óã€ÚÝ:ç<text:line-break/>d�wÓP„GFÅë&amp;#G6#p¯1–·×�##‡#‡I2Ô=&lt; %#Þ¦gz###9ƒOƒé&amp;â^}F#È…ŒJ6qÈix#™Ù²�ƒ#¦:8ëÙû##�HÛ#Ž¹îFch†"v<text:line-break/>/téC#âr4â}Üé?Ý¶à£dcdÐ"#¬Tz=#Ïm:-¥¾ó=J¾_xÉ#õžR°0´ÕsÅ€0uý#YÙ¶Plpòmd#C3,#Åq,¤H#p¯#!F®E#</text:p>
      <text:p text:style-name="P1">¯ œðf²Ö¬#'fOX#•#éx•­/÷fT-à*Ø(%§«C#‹oK#Á7U„ØæÓ‚ÔO#“W»@ûí#øä5#xÓ±#0À2À!ÿL5Þ±#¾µ¿�·*F†Sì#m¢“ß¾%Ëu¡'™&amp;C#µ°à€#O#êLÌÖ¡‰{m/xÞ�æ«†�L×A.Dòó·#µÊSú#Ö,`#:K–7—£g?#cÏÐy#×&lt;ùt¶fú—#}#§ÂÄ:<text:line-break/>,ðÉ‰°Õ#›#sW#ª#,DµÓŽ}#/Ú¦mÕ{¶#ª°$u½ˆ‰.¡aÐ?P~×Èu#€E�·'#F#Q"#žE##åB'ˆx’"<text:line-break/>Ì´Ú±”ŽRáúû7#bâr÷‹ùÝhù.å`ÚV™:&gt;RÉ…‹*ÜûiAB5#©šîft�åÒ¯x£€k1Êì#SÉ[#vç#.ï#ˆ&gt;_ÆNV#-7?GP<text:line-break/>h–Œ</text:p>
      <text:p text:style-name="P1">B#§ÆÄ#ã¡;#+FÒ,¨Cw#b#ÝWm•ˆ•‚kdØy7#Ð¯9´+È#ªW#wâ'É½`##T�&gt;ëø-#|#?Ÿ#ëX�}9ÿ6ìØ:+àÆžeyÙúÃ´´+ÓZJïŸ‡øQÇ­LºuxÜø##?ó…X§HÁ#ý#µ—““Û48«šî1qÌœsŸ<text:tab/>¯ÝÊË”�ô#p|›ûæ‹\p�c“U#Û·#„"À)wÍâÎ¿“Ë9»÷”SÇmc�(G_MNŒóo2&lt;##Î3µSÞ(’�l¢”#"øå6–#lSéØL’Ü:ó7&gt;UãlLÄ”Áì#ï%d÷#ñÌÂŠCæ7%™YÃR#õöŸÐ…ÍÜkµÈxë¬8#íÿs¾®¾q! #æ@§±D¿²¼âù#~Ó#Áq#Œk8ëÁ�ç¿<text:line-break/>Go¤97uLïÓ'Ó=i#</text:p>
      <text:p text:style-name="P1">Dx##¦Œ##þI±¥#yŸ#</text:p>
      <text:p text:style-name="P1">zêq£ú…Ð–æ6X„z<text:line-break/>#â~Ž/-$½š×ä#Ä‡œ¸KÐ0#bž3Å[ Vâ#</text:p>
      <text:p text:style-name="P1">`IlÓèIbè+í¤žä±¹5m½Îp½aõ`Â—7y¢L&amp;ã+_]ù½5Ôú;ë7ÖH#Ñ‡ÆòoþÊš¬&gt;Ig#qæï 3m#¨ïdpÅã´Ù”œË#ðU†&lt;ÕÓ‡Œ¦…¼‘š#MKé€Š#†•ñMŠx$<text:tab/>#_0è©JµÙÃ-¬èý#ù3@ÛY#X÷ø=ÑËˆ#ªÄcàXŒ÷</text:p>
      <text:p text:style-name="P1">T¡ô”ã—ÓT#™5°×#±°¦#r#¨$4K#^ûóéÎ<text:tab/>Î4ñíY#ÿØÔž#UíØ<text:line-break/>‚GÇ—ð3Åç##l #à‡Ýyý–$Øæ‡2ïj#ªWž#üãH&lt;Z)_mee›Ìa\#R'#^å—yú#½#n91šæ)¦¿ñÊñ#�Æm#MçôX#ŸY|K¸ùH ‰Mœ¤kêQðñ7yÅÖ#T##£=/Ù¶a#|õo?ó‹Â#À#Õ�#Þoüeòn‹PIu×¾âPH�#ú¡ž-##m¾c#õÉ—fUoÄ#¹vñ$a#í9Òã°äÈÈVI°Z‚#û}è_dEdÿnÞY8#Äk‘íØZt¼‰[�™Y�Zz#Ð²â¦$L##AåÌL"JŒçV##'˜°‡V‘0t#ö/Sožþ©^û›­à#Ëbôpft],¢¯äÒw¢s</text:p>
      <text:p text:style-name="P1">Â™#]Au#tòÖ’¦�£N#yVŽ#J®÷’në#Æâ#¿VVì'a÷ÌÞ»ÄË#¼«#+e<text:tab/>ìX3f›G½Ÿæ#ÿ#ÂF÷Ç;¾Ëšå�°ÿÐ`(þ¯búH%ú©¹##[K÷ùœ#ro’IOh~K}�ƒcî#ÇÄ#)üQì#�Ô*Õ‚Š?<text:line-break/>$@]Ò÷Â•#dL##&lt;*ëÄiQ4ôÔHµîÎ‹¨Ø�˜÷š£†g9#H�´0w¢Nq#¯Ä=#5¹ßlÛÈ##&amp;Î&gt;O@´•^Åz÷¾/9#ÉlB#˜™sAž÷##Œ›C#Á#a#o›k#J+J�š###¦ä#ms·ž¶ò‡J²#“#5#=7ÜãÚ#¡#¾×¨[ù-ô‡à#È§Xæµ¢½¾�™¸[ÊAŸå·r¯[#2?ð”W½=NU?ŽzgÜ#-gËÎÊ#$-?¨##˜íùè‹³t#•”«#á#</text:p>
      <text:p text:style-name="P1">DŒ^Â³¥»«/Èæi#m5#JÙ-&gt;|À!þ"†Ó<text:line-break/>Á#…Œè#Èö{,‘V3}XÄ+˜�o:{#æ¶#\Ò}8.×õ�`#¾§dÏFZÔ¼²®†s#1Ûƒ„#�#}Áž#ŠÀ™R‡.á”H#_êg#÷È#Ï—GŸ$GÇ#ûž#vüëOüÇÙD¼©bü##,j}ò#b¦"–mMt5LXs®bO}`êLeýGú©LOl_®#°êSÔðLÂ;€ëø3X½*Æ$@#4§Š£J,¬Ül#øø™ÙÚp#‰1<text:tab/>#ŽSžI§</text:p>
      <text:p text:style-name="P1">4¾ª#Þ_-Ä¢dœ’Û�ã#Ÿ¶U@`˜æ6EGï[#5šŠá}³Ó#¾¶¿š#Ï:{�›Z6¥”5Owcœµ\«Ý4¿‚øzøëðß½#C#÷Òí#VÏ:Äªÿ@#�w%!öúx3#Õuœ#z¯N€¦:¡ŸÛ#{#¦má«�#Š9¹Ô£¿Puÿ#CâÕÑRÅ#@Ø#;xÅýë|h”·8å^Ãá#®I¯Zñ###«§×«9Š¤#‡#¬ª^¸ççÓ#BKª¿})1ºÊ_.‘#qyÐk¬�ÔÉÉæX"%r#Øü¹¿oAíSyñÜuãÎñŽÄŽ½^©ðAlæöfØ)!i¡Úm<text:line-break/>tÍp#Ÿ€mRÂ#ÖÞæ¾ü£YÍÞxQ�6ÿzå5³‰Ä+X&lt;õ##že!)�ª#�9m&amp;#‚_ö·þs-OX%ÕgL©#</text:p>
      <text:p text:style-name="P1">•</text:p>
      <text:p text:style-name="P1">ê(œI;œ`å»##O</text:p>
      <text:p text:style-name="P1">èè#¹ÈQ¡‡/üµû¡)#FŒÂ(ïûïä-Û#î1¡û&lt;üý§#§€#%`®™Áj#øÏ‚y#Ö”p#üOºX´ñ#5—Òe##¤ûb‹P#XLPã&lt;àÕ`ø#=?†Kâ“IÀhH—o#*###@Ç?´bkX#kTŸíí#&gt;#gd=Î&lt;þtEž#àir0N¶#)�ˆ#ÄÝèwyÊ¬#c�¿Á�</text:p>
      <text:p text:style-name="P1">’šü;Û#Q<text:tab/>rº#¶Ï!</text:p>
      <text:p text:style-name="P1">I’dLÀSEugPñ©W€…�eÏÅÚ,,ä›Æ«Ö&gt;pcò”Á…#ÇJ¬ïæ°#‘Ké¦âÜ##›Øª„°ßc€¿ðŒÑFc#©-ò•‘Á?T¬</text:p>
      <text:p text:style-name="P1">§ÝëâhÀŽV…&amp;u¢‡0X#ya­°#�üàüŽD”®#;•ÜÑWâ°qÊE’9þÞ‚yå#W4d¢bpó#`#<text:line-break/><text:line-break/>º}#~Ò%pêÕR£�¬Øø†àˆí#Ç ^#Û~#æk± i6Ð`<text:tab/> ÿóó”b&lt;%WÇ$d:Ó[Ú8_Ä'l#‡�ìÇ#à##&gt;¦3æ§OqÃ¡…pó(F#i*ã:#i*ˆ‘#žßwB<text:tab/>Ç82¤ñàÐíŒ…”Ý¡ÓºÛÅx#–ïFÐ"~S{a¬ùJ‡#œÉ9Ì}&lt;•#_#</text:p>
      <text:p text:style-name="P1">ôñ¿¢###½+þT&gt;¾~‰Á#ó‚Õˆ¸&amp;ÇS†, ¡Q6üÉèo˜7##ý#vnÏo*ÍÂ¼­Æ&gt; F‘&amp;a!#Û‹~#¬#</text:p>
      <text:p text:style-name="P1">o’ªk"¡#J3ßlë=#š</text:p>
      <text:p text:style-name="P1">éùþv</text:p>
      <text:p text:style-name="P1">Ëê›Œ™Ü¹l^#we^ì#©ÿ#Fò¤#È#R mõ�…â#ÞŒŒ†�#RÃã6Ä]ˆ8y#ÀÏZµ¨¿Øæã½Ì¼&gt;&amp;�d¹%y#Y?ºl_ä¨#EM#ªxX‘P4¯6Ç&amp;µÓ#š�U‡­la:#\’%ëLeSÂÂ£_‹)€f#Ã###´%‡Äj„Âéµöê###Ë…xË~–D7°æ*‘¦‰“#%ªñTˆãh§’Bø¢_�Ã%R•‰‰‚�sîzXåZ@•E#Ùõæˆ¤<text:tab/>Åñ®G¹©;ŸNú#üŒÒ#ÒÏU&amp;ï³2#¤=¢X"C¥r$¨`LÄJG70ã‰2Í#¢rî‹“«Ëý†"ÖNÁþ¹“.#]#ž#]bCZŠÃüó#{eØq"f°8ük[NßŽQØ‘Öÿï#­Ï#\</text:p>
      <text:p text:style-name="P1">nßð\œ+ÌÑ#üSQíÌ#fTdDþ±†»ûôº#jÈ#“ˆ†ó÷ÁL­za^F°¯#-#3;Š»öËíÇãèœÇ¹##÷{ ###^JKwLa##ŠSpïÇ„L5þ#Á»ñmÝáVvaÚ =¥#OI5é�&amp;O”J¸=¦xHä=#BWÕ«æñ½v')ô�‰Þb'y�zþ-ž¤åÖØ¸í=,J›®²?S[¹~8Õà&amp;è¬NzÅè\¦þ1òQäx§fÎ#pî�#’XN…#¦H#þl ¯Gð&gt;YÉ™]4'ë“ª³A‹V8¢u}]Ó#Beô…#®àµ#$,…lÐ^¡¥\#XÍùlPÅ†Ð' “CWpH?þ=#e†0“#Zx#’lì”±Eé##–‡F}#ûƒ”p6­#—¥]&amp;Õwk¾Éç##�&gt;Z½ðë&gt;ò&gt;J…a,Áo#4#RƒÏ±eÎÁna�6i»HÂõSxâ·/i¦#ÏàLŽZ'¶ï#a{j®]n3`=T=n</text:p>
      <text:p text:style-name="P1">šG®”o-CAX Ô¯ä—¸ÝèZòVÀ´èÁýË(ˆé”|Û£õWòqÁB­¾7GÐ#Ö&amp;mþ¾ª¡À/´###Õä</text:p>
      <text:p text:style-name="P1">#ÙJpc#°8©&gt;ÜÐ##: 6Ç#ØÂ5##ÇÚãd,måH�+Ž¤¨ÄŽÕió#˜Z•ƒ§ Á?}6#�j#Ÿí#çk</text:p>
      <text:p text:style-name="P1">PÁÀœdÖ‰3Ù#¤b5AÌË7w¢#ÞG×�ã”dLé�yp#ÌéÃ#†8SÞÜEeŠ#r%Ìì\ÔTvº#�ïn¹xVè-–{Oië#ƒ#JKïl#¥£Ü£—�j™ý3vÀ&gt;…YØ`?ÛíB‹CŽ–{BF</text:p>
      <text:p text:style-name="P1"><text:s/>ïß±îtõ #ìõ=mF–7ˆRµTÚéwszÈX##Ù’ÆA#:®ùlQ‹¢Å#Á™Îe¨GS#¼Áè¨Ë#vbgÈ¤™</text:p>
      <text:p text:style-name="P1">ÔF„”Ó/”­_ß§Ïéì©0Õ0(</text:p>
      <text:p text:style-name="P1">¶orÅÑ-æÉ&gt;óø#¹ô¥#$##ÍèÓnT#ˆD~·F¸O\4‘ë_£œ®K°üe </text:p>
      <text:p text:style-name="P1">U†å</text:p>
      <text:p text:style-name="P1">V»™~¾�*!þ‘#³…Üƒ###ÌØÙ#·¼Õ²”]îf‹‹wy±M©»#¾èøv—ø„ñ#!v¤^ÿæ,#¨ð�¥¼bœ4Ù ³gÔJ†ªÕÁ—ih�ª†`ný¦÷ä§G¯ø#á!ÔRšU#Ô^u‰x¶ãi×íÓOb´©ÿÅã#°}†Å"Ú#�_Ñ]#äÈmê‚a»Ä²@þÓDNcì‡¬2qW[#ÿ#h¹]Ž#ÉFi<text:line-break/>ç#÷�}õÚWÙ‘!üE%£¸…®éÍ†9âs#}}ÿÄ“Ëæõ¦,$#;NzQš#Õ®ôØ?ö#&amp;&lt;ý'¾ÉHÑ öÜ‡ÔšH¥©Ðùæ×#Dy”ÕeèÉcå0Šw</text:p>
      <text:p text:style-name="P1">éù�¦ž‚›ÑC~Q%|#‡#òbì,#À(�f…!õôu4TÝÆ&gt;öQv#ªn#0m#“»y}q0qâ6„#CDèUÕbB[éÏ@M¡#.’�2h-2ÝeK ò0«8#A¢1’t¥Q®žS&amp;##k#ðP¡Ú�.µR·#!*/ñDí ?#àÁ###y&amp;‹'HsTµ#ÀŒü:#«ßÆ±cÆÈˆô=¥T3Û¿^#ãS#‰ý9ÎÈ¦Ý9sû¨ûö#¹2öÀ‹2¾#©£-’Â‹uìj£³‚WÀßã¤‚!#¢‚s#¹4Ýn¸£�¯þy=)KO’€#q0ÚTwÝÀ(#žÛ¦hC+&gt;T#sà™ú6_‘&lt;#$2#8³#lœ#Ê-##Ã&amp;#&amp;6¨ÕT VÅ LºÚíT=#¯#µÊõ·’&amp;Ï¼²<text:tab/>Ê“œ™Lè~}i„;,`ÅÎ j†¿0˜Äëað^##¨ƒÄè¨§�fº{ø#ñÚ=x"#RÈÎn $##¤…yœ#Í"Ëq·ýa­®ßb¿¿uZ}RáqçûïáåH#»—U0&amp;´ÑóøÎÏeËGÆ5‚#r#Úï‚kL—#Á#YO‰##áÊ�#€&amp;$=Éc¢½Y†è¤‡–d#U×ÇIøò˜¬¯{®š1Y¤“ŽÌ#</text:p>
      <text:p text:style-name="P1">&amp;C¥ºÎ‘J#&gt;�¬PC¸:H\xñÐôànÕ#àHr„Œ»¬^Óé�0žªON�±#Ó~Ÿùn²´©</text:p>
      <text:p text:style-name="P1">#Æ†¤çÌf#ÏO#ÀÔNjïµ´3<text:line-break/>ú¢ËuŽŠÃh§€Ùµ–#¬â*ä­Z)#T3æ0“‡ˆC¡²#ˆådå·‚#Ì'üý¶RŒ}Äw¶”“X#œy9#lõéÔ™Ø#œ###«– Í/&lt;Æ#`Z#U‹“Ã2åTÕZ©F#¿ŒG¸îgôÎ£ó Ó‘Ú7yâñ¬'Tpý#ÞXÝÆCMONÞ·å#ƒêo«9$#ÈáQ#ãÁ</text:p>
      <text:p text:style-name="P1">�ÎŽØ¶$æa"%({'T3gŽ-¹�#)âà}a±6¡j!#Õ+ðzMS#³#@Ä[6ð=ZRï4|##Å®o#ëÀ6�·²ò¸ý›Ošš�&amp;ò¢ÊÉðØ#ðìB×UßõÛqµi#ûý#Ï„¬ioá’fVxùÇœ™³Ÿ#ë#f¢Zçœ<text:tab/></text:p>
      <text:p text:style-name="P1">‚îy#Önž#Û#ij¦¾º#ç(ôÀuMÀ8i#£Â¸mÛúq›Ë¦×Ž]</text:p>
      <text:p text:style-name="P1">®·_Ó’&lt;@ÏÐžw^¿MÝ£&lt;¹ÒÆ# T¯8Â\]4##Ûg²N«FIxF¸=Ç&amp;#GÈÁª”¯ã#b##eÙˆÔÌ#ÞC«§úòõµ“ß=ýY›7&gt;#m�ÁqFñ!x¶[\r]svp##æ#j#þJƒ¼‡üé&amp;U#Ktx #Œ†&gt;#éÒ#w#`¼Å¾¿#8ö“##‹šè§W–”«›Ë†#r}ý.Ú‡îœ#“Ð8xWI.3(ï#5ûè‹íµ”’ŸNŸj›à*„Å»õBŒ¶i#þ#™ TUê‡2‘üAY#n###Vš#Ù7™|%#é0×ÂòŒ&amp;#à#,×[¬;#6Ûù=Å•h°#ôtð#È�:#’½«®v+`3f,»#uŠï'§"&lt;.ñˆÎ�ç´e#b*˜##õ&amp;Eªå©wßz‚#k�[Y##en» D#)v`#¿`4¼íÑ«H#¦I[ ~#§#šYÅÕ#Ôæ@òŸ#</text:p>
      <text:p text:style-name="P1">#Sá</text:p>
      <text:p text:style-name="P1">Ý6#ëJZjÕº#p</text:p>
      <text:p text:style-name="P1">Á¥eò3z c#(³</text:p>
      <text:p text:style-name="P1">Qý²#)³-3#ŽVÇ×˜†##wáˆ;Ý}Ê</text:p>
      <text:p text:style-name="P1">Ë+hú(Ÿª/÷UÜ3½#ºž¬#<text:tab/>#°Ð¦ëuÏªfôC:S�ÓÌe›žé#´î;*&amp;öh×šö#‹�G&lt;Ö~®–ÖÃ•…å‚v¥#ó¢Ö˜#t5T§¿òüzÅaÜYO/Ÿ:“":7@Hx­¡úGÚòÁÕ×MNºúr!ðÊ×ð„«®µ#€™#jÙ###ý´�;¦zÆU#í©*}Þ°[öÚ¶»6Ö*Z#÷û=]¤ö#U#Ú_Zß#šg#ÿþŒ#‹—¸#¸Éýã#¯ƒ#¤—-Ìë†tž#o#é#/’ˆÑz’òŸ�#ðµö#V#@@#ä Zýj"5Üƒ…#Ù�HÀ›×"Yá¯#6ïÚ®V‰Ææ##¿Í›m¦Ì\š6#ñþú#<text:tab/>òPx&gt;Ø#T_k®ž¯CWtV<text:tab/>Ã�xW-#s\#›|€hb#`&lt;§™¥kÅ§/rÌOÊJ#«#øøÓs#=zâ´ #tmôÊ`${B¾ª–²^ÌT´nÎ1õúÁ$#)²#CÕ´#né›#H-2<text:line-break/>‘&amp;\#²7ÔNIAßÅNª/Ò\H#Å6Û�ð¥šW¹dß¤ÇQ½-'¿##Ä&gt;RîEvÉè�Åî§FTà¢·½~�ƒ¯´Ks#öT#ZÐýV¨…,Mx|TOÌÑíñ#°Y#�¹½Ê¾#›—‰B¡ê2L#v™#4K¦Èñé3xãUGÇ{5à‚­À€ÞYÍN6{Nãº*¤ˆ-¡ªOh£U×È#å¯@# ð÷¤––³»K•±#1Þ##lêß!Ê‹#?_#«ýx_\Ê#äM˜Ø3iT©&amp;o@ü#_–U</text:p>
      <text:p text:style-name="P1">@=™&lt;f„ËÉÏŸ¥«æÅÉ#†júÖ&lt;x–#¬»º7¸Y)ZàöÜ G)‹l‰5òïÜ#¾ÚàáM‡Wèþ±W#½*<text:tab/>~IYs[¢iÀ(Ç#]#a¶Æ9#i*sÕÂ‹«P#ê„+ž�lñ»Lw×ý¹ï#þ´§R·#ßz&amp;½Ô#�UÜÞU’±P�l6Tð÷¿ˆÿ¹¢�ÿ‡m&lt;fvg#«0çöS³š„ä¤#|‹e{þ±Æ;¹P1ª…¤å#–Ò­&amp;‹1VÓ£ÒÙôG¨ño,¨îi¹î&amp;T®Ö©ÝüZÐ#r˜pÎÈJRþ#?†¡×Ô¯ÕD##žË‹·ª:°Kuuý#U%®RK###`®à@Ë!‚#“¶í<text:line-break/>ˆ#?¬ê#V­i)Æ#fÏt®Ñèƒqò'ÈÏÏ#A1]ëNSñZË%hhS;•0›k#lïU³##€íIj»dôˆò¯#Â qa�¸%BrKó¨í��ŠœP®ÂéÁÔ¦çQ×r';Õ’t­#¬Ä§äQlˆd#€·‚½€9¾$â°úô(ûÂ##'o%Ô1<text:tab/>�üÌ÷*t#âOèp%€•ŽÜ¥’”8Èçwj);#™<text:line-break/>dàO­óºÊ'Xô#LÑÚIÀÀï×ãÛ#ÏEa^W##vkrÉ�q&gt;±&gt;;Áè*pUCXS¤#äs4&lt;ã™ #db“ù0ÃŸ‘ä~ˆ=&amp;éßdÜqié€Õw‹?¨êLt“\¯#\È³ø¦S¬PÊçÚA“WÙº#“VG}Uˆ#M–æ8y»�:r9‘–WÜø‘8^#§O­¸ÅXásH5øµÆÀK"#k¿Ô"N�Ú</text:p>
      <text:p text:style-name="P1">ædíÖÈƒ)B#6î##Gêƒ&amp;bÝ�×¸]4J.h# #ÚF#BVZÀ¯"ñxyŠ#z´§Ì°Í¿#Rš-È1åE.Ç·§újÎ‹#Ÿ¬#råb;™°d'¦@Jœ‰jymñi×›õÐ¹Çéƒ#~bÓ•=D‹]ØoTÉË#Š§ S17#»®�#&lt;FHµW#{tB$S¶V�c&lt;Àí0Æ“´.�Â,Ã#99#Q¶®ã8¦²#,ã#û+ý#e;.+#–K©gCâ;¦iG=åÒ³`^p#«¸ÒÈ&gt;‘‘#'%ÿÙª#Êu#›Ð—6äÝ«ÀkÁáâ^ý¯�-ðZœ3QÞýÊü­šk‰Ÿ�ÂMØ‚ô+�#Ò°</text:p>
      <text:p text:style-name="P1">#˜ÖEi#DÃæÙ##½#d#­#A#m&gt;zbñ##sa0nš*%D³% hôè÷rùhDZ¸Àt#È0ÂN###�H'ðu<text:line-break/>–È#¿#—º¦/Í{l#±Y¨M¾ÞaÜ÷?|Ýs¤ôÐ#¯Æ·&amp;W#ùsxgXgö#°6¼¸#ð#Eq#àÓù'�ÞH~EpçPØ´KÖ¨&gt;�!÷Ð¼«‡×ÚÐuèÑ3#</text:p>
      <text:p text:style-name="P1">ÙåZOÀs^Ð/Ô¶œTEh±#‰Ã^ŒŽŽéùô,D£ú©Ä#ˆ`¼~e~L#”_v›C¿æØ÷Š�\jynZf#÷°YŠ"š¹½AU#ŒLn|&gt;ê©#Œžû#¼$Ìj@Mô‘í-As™Èm!I#®EV'#IÌó#7€=I#þëEÒmÎÔxsÎðÉãR1—Žîü#w‹Ö3�ì#^±H#ô#¾#/Ô#‘ñÆŽ h’ï€33¡¬<text:tab/>ê#®9ûEBø¢_÷[¯’â;#›Çð?1ÈŽ¥1Œ¯Â§x9êMqF)è#4&lt;•R‰V�Uë#�$ÿ©Y‘lP^hîv*g¥Èõ%s#ïŸ^ÞÿïÕyï7#EÇ•#ÿs*43â­��úD*0à‡.Oy#\CiV^¹³³jˆ#ÑÌspEž}h</text:p>
      <text:p text:style-name="P1">Ë#‡¬5ãÓ¯Ø2©æ�7Úï<text:line-break/>¬Qâô•Ö¨Hs&gt;K#ã­ð#Ä‡Á®gÊ„ºË%q¥ù##R#Ãh#J¤ü9ohl§r#6o.ç:#­á#|I,¾&gt;#²ÒZK4�1[Ä$ ÃQuY\&amp;9ì¤#úœAd°Yº�1Ÿ#q#ÐÖ#Ý7U/4#Ì�’kì&amp;ŸP#?#¡6Ue�Câà“€Ì#ój•²úOêÁ#@T»Y#hv[#Äÿ# =$�¹æ#&lt;¾M¢§_Xió2]P…P¤ë ‘ÒóÜ6¤†§‚Tú5#wô#Äb_'+)­lüÞ;‹ÃLõŠ~É#¦L¿&amp;#Ý‹5#�UÀ#s#À¼=#˜cJ¤´;ý$ÅÓç1##©]­nd*#%`Y#®W�##{oOIƒÞaÞ}³÷s#ASò~‡Ya#@ÖnNDÎ·8I‚8S</text:p>
      <text:p text:style-name="P1">•#?`#Šƒ„#‡V×a‘&lt;Ñ€T(h�OLì)|Ì#=¸_¯¡Vé"iaÃW##|#WÕ#qÕ¶#ibféS#ñ¶æqOûûDI|&gt;o/èbâÖÒ#Ø##Š##ƒYÇõÝ&gt; qÜ«¦rs¼·�ÿ«åø8�úÈ§=¡<text:tab/>ÁÂÑá·Ëñ]õ³E? ¦3H{ý''_ùµ¿óhµðÇ[#kØ³³jÝ ½�íX¬ë<text:tab/>Ö¤/®´/jkLrLC×ÿ”H#atYúÊ5˜�¯Qê=àSþØq‘é æ¦‡ó#�lîžGŸ9CÌt—óoÒ#‘#2§,Ñ˜èù</text:p>
      <text:p text:style-name="P1">#Qå¶%�ò÷nð#"û�«?kŽ»E#¥Œ#_P¢’&lt;Šõj)žt;¨Î­*;Â#Æ#°F#Áø‘þ¬¥¬z_~#¦j¨#˜-#ØKD2ç=˜à³¢Ùµ!Ù:#Þ,Â~†È`Ö´†¤Á*w#ê³Ulém±#³œ/åÌ0­åÛþ³bD¢ÁzD–#¼###µ#êÄŒ“‰”ªïÕ#;å<text:line-break/>ŽËÑ¤··ÿãŒQ!#²é÷#<text:tab/>g×~D</text:p>
      <text:p text:style-name="P1">á#ÀÒB!Ê#PµZ n¤#€#1iK|¡ZEj˜ã·Ÿª¼¯o#›¥aÞ’€#eEÈ#�_#œ¸j9m‘YI#G3[#¢Vìn¼Cƒ;#ÌZ�åZ¬Ô#´9ê6À¹£W#1´#k9GÒ#€ˆ'F†|1œï2òèÉ5¼nû†›Ã’#0#UÀ#ÄôzæE2#4Î˜£îüN6`}`ä°M#˜Š\Ð©S„Ï»H¼‚àŒý’èfGZ[\”P\.äWú@<text:tab/>Ù™e"0#ZðgÑ[W¼¾1wtQiw”Õ]’ößÂHÍ]!í'‡Y##ý/ï}z##‡9Mçâ¤l·ýHÁãÍM×“</text:p>
      <text:p text:style-name="P1"># â</text:p>
      <text:p text:style-name="P1">f {‹}ßI…ªø2n$#ëòW©eóÃkÊšo/Y#KŸ†¾¿úé.&lt;G‰V;Æ¼mV)È#\÷õÒ¥=c1iAòŸ#n#Õ#þ:l#Ñ{!½î×Ó]Ã´ÎüÝ×ìËc³€Ó$„×ßyŽ#5;###$w½9©QžŠ¼ù°ƒâ#W?zb!)îòßÁ)ñ�ºvëIÀ­å&amp;i³‡ƒ©§yŒ‡##:g°ûö_Öð…ë²X¤e7Ÿ,{</text:p>
      <text:p text:style-name="P1">¥#l#Ij§#‡°µ�##%›#1·,{ƒ&gt;i:Ö×«jSÇ¨RªÃŒ%Óµ#KCÚ·Ö¦BíTòL[Ä˜‚#õsÉÊèáòNCOîj a§¯ €4Ç#'#ŒÇÜaª#\ÂEsI{#2#þ#0ä±•9WþÖCˆm•</text:p>
      <text:p text:style-name="P1">®Õ‚öŠ¦SñÖ/#wñø$¹ê¢#Ç{�//}3R^G(#GÊVûuõ±iF»�K•›üq;]NŸÞÚòr%)qå�“/Ê/]ºÄ[j¯ì8#Ö#£#�Çìô‡D<text:line-break/>K$&amp;ª#¯&amp;#©NÕ „&gt;…°Ö#7eK;+T®5 �·´!¿»›¨ò’#ˆm£#&lt;˜#!K·</text:p>
      <text:p text:style-name="P1">Æm›°<text:line-break/>#LY#GÒ¯9Ú#H#¿¾jôB´½Óß½Ì»ÞŒîéœÎÞš#§#žæCå#ƒÑ&lt;°Òz/Y¥P½!C\#4&lt;j�#§óÞÈ»àLÕú</text:p>
      <text:p text:style-name="P1">ª%#P»{b)Þ~’–m©#1#Ô¨-$¾—H@)É¥#0Ð™#./öFk©.†²&amp;¢ ###ƒÞ#WY¦|MŒ#Ÿ±ö–—j###q*)#é"/¶ü{¹z´xº‚«—úôH¯(S#;+3#‡cÆÂUôÌ4ÊÀL—#ì#"Gõã#Æ"F+Ÿþáßç#eïÙYxE‡7ÿ###†¶Ú™3yÁ«lq_¹5‰ó_St&gt;*;ÝÞKŽˆ[D=Õ¦É&lt;»p§Jå…~(wñOf‰ö–#^#‚V§l#ÏÈf#i":‡Ü‹¼#ÜèQxÞÞ1WëiŽ:Òôº¸Zšvn‚Ž,½¡æ#çšÚÒär#€kÓ�×¡#ùiÂ‡é#O”T"K4ÂÆø/#…Ë+Nd¢Ê•Hƒd­ð)ˆ)+2éå«$„ø#0#kžnŸ*iåq9É4j#,“«Ï™n¶²£ižò±/¯#µ@o`Ôü8NÑªú¢ÙßZèå]ð8cn„K´Ùß±i#oz£QMØ�NÔ­¼+##2©Å£p#ëb«°ÅàªsÓ##+</text:p>
      <text:p text:style-name="P1">ÐÌÒEŽ‰ÓœRÂ¸Ó^éÏ#Ðï�t–…¼#ÞÕ¢f?èÂûã=ÍËë#Ç‚íÔU¬×ºU×*fYÆ-àTÇß!¥#G#h<text:line-break/>#²~œÂ+Q-#åˆ”#Þ&lt;¤-¥Ì*M¿Ê##¾</text:p>
      <text:p text:style-name="P1">¯Gè#§Áû”¼Ká#¬</text:p>
      <text:p text:style-name="P1">ÍÜæå/#�<text:line-break/>U#øÉÄ¨Ø#Z3jA5,#Ô#ÙQ¢¯!~ÿRuc#¯}#È'ÄíèýäŠT†ƒM)«©zWÐµ˜¡¡1h„P‰Ç&lt;U##s *‰#p`¢ªN­/t¥E\JläÀŽ#´#Z#í_ÔþÍø÷GL##2#µ£ã{Ä³#Oþç]6és#©ëË#Øüð\ni=O|®š£–¼·îËçŠÛ³ýýJŸéqdin¬ý9Û#¯+]bq½[ËF#xc’ÕÓ ëj#¥</text:p>
      <text:p text:style-name="P1">j#—ë?nEê&amp;#ë5•¨bSzR&lt;‰ã{<text:line-break/>@</text:p>
      <text:p text:style-name="P1">#¿­j.,]óQ#Ðå?Pa#Û5ÿÉ#Q3#&lt;&amp;Ù|x=ÌG##‰�\qŒ#jIµVÃ8Ðj#©¿„@q¬®ªŸlÎÉ—52#x#–”#r‡o5A`&lt;Ã*Ç:<text:tab/>rð(#i~#Õ„ª•f###äÙp%Ù™n.©=<text:line-break/>#å#"cÐýÊº³À<text:line-break/>€Qd##Uˆh8[½!#í#¤h#{~:#i^#‹ª!“êWì¤à�#ÙyîæPpœA</text:p>
      <text:p text:style-name="P1">á#D•c# “Õ¢:K”ê£'Î3éÛW#—.�E1õé°ƒ­¢Bþ½LÅÐéSêw¥Ç\[W�mÒ#œÿü×R|áé_;ÿëDøýJí§2Ì•?}Ëˆê#ÉÛ#&gt;:_?®ãªKìŸz##ÿ6j�=#ß#~i‰ˆºóãéGùÇxë©š#À6·/JgäÆ~Vþ&lt;5#Ìù&gt;¯¶#Ì´b—bä?¤I#´^Ï¥q¬#"Æ’{[-÷oy#�Ýb¨#¬þõ#’“"bü¼$õ[#e·Ê+#¸…xQ›<text:tab/>­Œd‰î�##ž·”ì\=¾þK�ð/±¨Ÿ—o£VÏe”¬¾¿è±#à<text:line-break/>~Å íÜ˜¸%·'ÏüvQbÛ?#Ö÷$¿ßå}ïÛ¨Ý#PywSû«Ça¹ºM:ë;nÿÃYùëq#2m¸y#mc¦ìý˜¶ú×ãvõÑíéÂÀr#­#ó@ÒßS�#çËƒreeI{"¦•¦§:-d###M¦DâçšÕ§þ#óÞT­¶°æ¤2Hlp5¾¹)=½7c}Gö½ÄõÄˆæ5CÂú¾òý¿_U9•o#Ösëë’¨öj&lt;6¹##›rt�ú•Êjè#p:]x2ÐÉ¾!rŒG¨q#=hü"*[„¢ö±K½ÕóýçÑôø #ØínÉJdv9jré¯ï‡¥V�/bÂ#Dø{‹ð¿–#ç=Ü¿ÿóf§üî”÷ó=###Ü#h±ó›Ö·‹Þ½ã.Öû½#q#;ý},wSýºØh##x×®w#oDJ¨O#ÌÅ./Ul#ïEYènÁÛß˜Æ<text:line-break/>u*4é®ý²¿e#<text:tab/>u¾h®‡#Š˜,#õýwþ#†Ó./Q#ÈLZo#é�&amp;W—þ[¨°ò#²j<text:line-break/>o</text:p>
      <text:p text:style-name="P1">ªå÷k"·fÿçe##¬Ïû¹ßÍ:=~ko´¾£ v#ÀŠbdñ»({¨ß~{XO·°j3©¥þG÷×­¯Dqd$’™#=†Ô¸©h&lt;úç#Äc�ÿüòßE¿Ý£®Yso�Å�Nçå!½áª9õ½†" ª8ß#›¿¶l#cÉÝ¿]Í Dÿá#A^t ,^#qÄ—#•S…#‰‹‚òÄ5žúfð]ú#|#KWŸ#Y_s#Þ³#L#¶NuZ6…w†#&lt;*6}óß€–mz_ð;—o·#ê\U��{ô3váwJ¨ý�#‚DOU#kOVY=íê+[5…:nêèÕS#@ûçÿÎz#?³é#ÿ&lt;Z�#Þ</text:p>
      <text:p text:style-name="P1">+Q#</text:p>
      <text:p text:style-name="P1">ð#Œÿ—±ÿ<text:line-break/>…ßÝqN&lt;#9b\ô°­E#ÏY<text:line-break/>Ÿž¸º·,(ø³§Mƒ…¾¼;F'&lt;æ@ä˜Ö“˜‹ÿµú¤ÿÚÔ°õ±†'rù-)æIcìÃ7· 2G#jX)ãóÏ¾'</text:p>
      <text:p text:style-name="P1">z¿*¹¦!˜#&gt;Sd=s#±G‘#iÃœ#´lnÿ³£Núþ²4Ê—V×œ›##dâG¿Ï—#‘ß&lt;ˆFó?�##}@Jƒ¡Ò#Ø¼üIvôuG#QîÄ‹ÕÊhåL13O­ÃÆH,’#Q]+ŸýÁÚÑ]—Ü½Üô##D¸Ä˜ZÙÄÙ½?q¡ùKúùÆ×f§ô÷ï#Ï€ä.Lâª¿ÞôÃ5ú.ƒ†«¹Q=†~=rÎ[ï/w?Ê[Ì6à*ìÑ BwðÓ§Ä’U=¼yß•S¶%r##Ž]#óC<text:line-break/>Ü±=½ÛCL“#¯Âk®#¯vÐëråN¿¢† #Õ„ŽG-¸##-p&amp;·È—ø…d�#•ùk\°ú!eõ&gt;µ›Œð÷#Ù#™}3:º²</text:p>
      <text:p text:style-name="P1">0­#ðJoˆOûñóAÜ‘™R#‹é0‘è7##åŠ›îP]VåÌeVË=­ÒOÐ#ü¥q½¹ð5°ŸZó¹a§Ý®#Çû˜·#ÍSmõoµøA2Š»Kg#hUï:ïÌÝ</text:p>
      <text:p text:style-name="P1">"îÀ;VHsÅž”A•Ûn§nKB#{ �ß¨’½ÿ(o[vçåA|4#X#©Ë²#FÖÊ«)ÊØv„Cô#¨,#W«o&gt;#ß»#Üûó�g#ê§ÑÎpê#°ò¶]Áó)6õåÇ{õDRóìB3¡)#•#.m-UÅ»­#�ó-Ã~À‚HÖ;[ðíB'#¥nCªñøû¾<text:line-break/>þŒ3 +ÈÚ}ï”Ø‘¶ÃmU¹×Ñ[zeÃ3†&lt;ÚR»#ŒÜ©¹ ^ú##–�ÎÚ­`’‡</text:p>
      <text:p text:style-name="P1">ºµ#~ÎH6p#0µCf#k~¦�#?##åaV¼fsê&gt;öªNŒœ•ÉÀÂ·÷Œ¦Ÿ«eÊúZHN¡¸òÉ¡ŠXYG…¨=c—¿��¯ªBì#Û…Z<text:line-break/>µÇ#ìg�ù+ìc tÄjÌx˜à¬#¹dWØ~«I#æ#‰o§Å\�ì¦~ž£b·½j”9‡ \Ïyò Nø1#6¥#�=÷p#'õ©kù¬§\]þŒ®¤9çü5#¢û#Úw·ôÄ’%‚ÿ°Ýs[º[CÉƒ:Wõäèù&lt;·¨#R#Æ#ï[ëT§—[Är{#éUj€áEsU#ˆjDòŸ-Ï#F•¥¨™€X¼##'Îœ#~¨òí²°Or�ê#TXv~vø´0cÀÑlWµÄ#f#öÔ¢÷###ëªÂÙ#ôuhÁ›Í3¾çÓÇÏè“Éh¡Äõ�¿?3 þ‡Ï</text:p>
      <text:p text:style-name="P1">ºæ«N™%�ïø#?RôPÜÃ¨&lt;]è?#Á0ydå�…ÜÅ­lR#š#ó¯m?ªø#æpC#‚#Y<text:line-break/>#Ü&lt;Ÿý</text:p>
      <text:p text:style-name="P1">ÔÂŒ##ö·%?#@�ùÈJ#`OIšˆ2v[¤ô#^ªú“†ßC#/g&gt;#�‚­<text:line-break/>^#º*&gt;×¯²çÔyæ #3È##¼¿×˜&amp;¦Ûøµ}d¤Œãd(<text:line-break/>ïHô6:`ÞÔ#b†']:±5'±NõžaÚã»#P§##T/¾­9¯™‡S)Ÿ1ns÷ƒ�#™#Óxó‹½ ™y^¾#¬¬N ©ºu_ï#W�;ybV#ÙlÎŠ°9ÞWIE#X&gt;Tr˜#FÏØ!ŠIW(#·ÐGA•‡ŒÛâ»Ëå¼#Ú¬a,#¤k!#ˆ}h!##ü$#¾Ç¡{ˆ%%–g£VÖ•¨Rü#ýPÆÜ6†¤ùDÙ¤uI#Eð#cV|Õ¤äF×#ò#-æYqâ#<text:line-break/>ƒÊHÈ€Ö#'<text:line-break/>‡</text:p>
      <text:p text:style-name="Preformatted_20_Text">¡{#duÍMšû+…v%2œ±#�lIŠ¬Ç¨Ã3&lt;{Îu{­9DÄ##³w#z/È^Ü›üþt#À\„fg¾wiÈWÞòî</text:p>
      <text:p text:style-name="P1">F#áø$ü</text:p>
      <text:p text:style-name="P1">Ù.Œ¡#^}Ø",=ì#W#ÍÉÉ±###=¸hÁp"&gt;ÅëSø##ÞÇi".#z€‚#k–©±æ&gt;õ•#Ú²Á*!|VxtÖ¾3Ù×ëì$¿MŠê�8o±‹�jbu™±ÉwQû»Æç³÷K:dÉ+£8#dùs#&amp;mîX-~.ŸÚµLŠï,ÁYVÀïªž`€€BSF„‹¤#]¢ãôþq0 _å|Êgý¹³¶<text:line-break/>¤Ã-JR#ªÓÎþ}'EþÎ�;ÿÏwPdu<text:line-break/>oØèwÉ‘A‚|ƒ¸##¹Q#fD¶MHí#7,$[</text:p>
      <text:p text:style-name="P1">�ŽÎ±%s#bb·4#ç³#žŸ™h##£{’8Ð,#1ž†Z”f*`ùávµ)##k_!žž2<text:tab/>\Ìô ³pë#t±Í‹?</text:p>
      <text:p text:style-name="P1">#£7##ê6óêºú#Â#p.9JQÊ#]�¸#<text:tab/>ê%Õ‹Èî�â[dKÓ##½#�w-Ä/g”aµÀmÉG4¿DÊ… F|2™<text:tab/>8M#Bv=€#DZn<text:tab/>÷•D_‹#X!;#0–†¼8´°Ùå¢‚ìô}è&lt;¬=„ë#s#E\n"#;’-5¨hQ�‡#–</text:p>
      <text:p text:style-name="P1">R#óä”97[ZZ¦©‰8â#šÚñ ‚CY!RÎuÊlR3#3E­ÀÔÒœ##‡ÔTÔœ#;ç~Ÿß½÷÷úÞçyþØÿmö^Ÿ½Ùk½ßk¯µöÕUýló#£ïßÊîq,j\#–N9ó#›##÷^µ­nÝú((Và­ÊòñB¬#ÂvÁÏ“/#7Þ1Ý'C6ÁKöe’8ƒ&gt;EÎç.ÅjŽI#­¹T†#Õ_V�ëÊ_§¿©÷####dç¬¡¥UÎü„,ö�Ã‘ŒŸÉIu?üž­ ®ÂCÍÚ¿¼çè™\É#sÌ×“3#óÅbËAŸBçsÞæ;ü~F×zÚ</text:p>
      <text:p text:style-name="P1">#ëÂ1–#–{súËüè:Q®ÿ—lõ±;Æàu]§õö&amp;.œœê#øÍxÙê³<text:tab/>ëL§##?±nùbþžóîáÈÜõ9N6”Î]qˆò�ÅOM&lt;ëÿyòvÓÕŸ³O€Ð…3:#3wÌ9#y'Úò#oGW#Å0è×D.qoÞ~â·¾øl�Î˜~Ì]#^ÿ#ÞÇuñ4Çà#Ý§D¤7ë,u‹#^yö&lt;­û#�#*[˜Gý†#Æž#<text:tab/>9q;îMígÌ#`õd~áLÚ2y�»nP:Ù°¾šÐ¥&gt;äŸ5Éþùçý©—}�&gt;w»ú—�iE[~–Ú,:#39Q#î#ÊËÙðw§›¿#J{aëN#ž+Ì]#+@ý(û-#ÿñ¯éÈ#Þ#ðíåG~róú¿¤B ðóÍä©×—#½¨^Ê7e~Ó#)£›Ì#_J21ßn‡o&gt;®}/EïúºÎ#þK{„ç™ï~ý£éñVç3ø.³#«Áe</text:p>
      <text:p text:style-name="P1">iFd:t·`B “æ8ÓwÃÊ#.s<text:line-break/>F§EÀÇ'yEbÂ›ãÇƒ»a»##‘™£¦ì¸ÓW4úøï{<text:tab/>Üñ±´«~#—œÎZ¦Ý¹¢#óiQýuû#<text:tab/>Ûï™‡1þúzp&amp;#=ÖEÝ¤„Î¦ý##1ðÃüÖê³/·¼Ó®ì(Þ#:ŽiÂ#{#ÛtnÛj]&lt;yìVA×5#°Þ#Ï¼#.söP�æ�#ü”é#ÇÁ<text:tab/>œ.ìúI¯IU#ú#Lß!Fox»#Šÿõ#FŒ2#ñ´8scõz‡NP&amp;`bùlèˆdÒùfê‘{U[#{òÇõqF³#H#¼1†·›Æì†7šß*Rª¡l##¶ú�Ca(q�ë7ÔÁ’=j,p?]øZÑOfßÎéN£#µŽ„$#ì#`#®ü¨ÚM#o$X#öC³¤ìr–Ó‹háÚó«!#®ï˜´kúzŠßeýÕ×�þSÇT#tm#|„‡ðn�œW¨¥öØj'öÒ¨-àÅÕ]ìþ}#Ï#rÚåÎý£Gµí</text:p>
      <text:p text:style-name="P1">éym#Š1ÒGQ}òÈ�"§yRŠHÏ#÷± –òjòE¦ÁŠŠAhz¶1—/¸vl':Ý=D2[oSp#²cÜ}âª3½0#&gt;òtÉvù•?DšW(#züï|­øß¶5û‹#ÉÄ³g‹#ËNïýc�óaUî¿Ì‹#jâöië¥B<text:line-break/>ö#?°�‹éy;3Ln÷‚s#T#Nn¶$Ð@ç¦ÙÐ!ÒOI1a#UºEôî›�_§“|¡ì@ˆ1#¢m²</text:p>
      <text:p text:style-name="P1">+°ócvDÊ{Çs2ëä9#§ˆs4þb¹°i3uš%"¶æŒFšß»ct<text:tab/>®ú"#;tßô.îÏÛÿÇjlÿ©�rJ#†#R°µ/#ÄŽ‰ÛSÇ÷œ‡Èì¤¨¹¥~##T</text:p>
      <text:p text:style-name="P1">U?8‡i)#¬˜6µ­´�Û#3Ý#¬Wk#Êm\üLÚ§¡pÇÊË#Í*æi½ð…#ñ–²TÆ#t�Jm]#0*S! 9ƒ™æ¾#°3)#¡?JÜ}8kÀìñ‹JorsN#4‰Ô±‹±™T›0|H¹#˜Õvds9-ºÊ##SÖ•9¡ƒ×ô�¾›†J+õ#Ü/#¾wÛíI�â##ùFs½vçäçô 2&amp;-½w#ÆÐŒ²†å„3…Uº_Ò97ºò#‹º²#Ï�z}á‹8×²3ÊÍQíI#ë¯”H˜´#Ž'ù–/ýçŠ###tPØ•©§#X&amp;#”Ñ¹v€¯=†±2Ä#&amp;2Wô</text:p>
      <text:p text:style-name="P1">¥nè÷ÕÕ˜¹¤Þ¿ïŒ˜XÊ'YÙ #†Ê±Ñ#lá,#ºÿÜ¶ŒÚÝÝ)#Ê#„¢±ªJ1=óÛ@åÙ»Ä¦½#¨æDÈ[·mÀþ&gt;3a{<text:line-break/>@xo¤ìùÈ ø•zLµiŒÞ#ïÜ</text:p>
      <text:p text:style-name="P1">­¥Ê<text:tab/>\ñ;ô#Ækáãå¸ÜjÍ}'&amp;UØë&amp;oõ9 ïCe=²…�*ç—/[íù#½ûñ‘@˜ÎòjÈµMwž# Ò¼�dvfA°¼ú#ÂÀ´©hÅ#0�6*Ê5´�IŒ?Éö#\&lt;Þˆ#…#óP«÷½-ld#VRÐ,vŒŸ‹{ùÞZµ#*ì¤lð“dõK#JïhžÀÁM1Ãû¶ÌQl#›[–BF�Êr‡ÌÝ@M�hî’ë¡2æ“3ì#,ðj##jäO¤23ÒÉû"›òõ‰YòjAx#Â#</text:p>
      <text:p text:style-name="P1">f7¥#Â#˜Æ#ýíE::~ÔÐÀà°Æ–Ž#o½P¤�µÅÏ�#</text:p>
      <text:p text:style-name="P1">Y.Ê2ÍAò‰{i”HW*íX</text:p>
      <text:p text:style-name="P1">+2,Vl”#�k˜ˆ##U\#›#c!$#É#@&lt;Fí##jY#J?#ìfz¿˜×ŒEýzÔâ²¼|"ÊPHSˆUå:7éZ€µ#¸²#c‘‰»¬dMm6ð•~Ðñ�÷~»ÄÓwR##­c#w#Æ†�…¬Ça‹1—Á^o¦Ÿ�ÎPÇ&amp;ƒÁ#ï#…#OnZÜž®Ùˆ</text:p>
      <text:p text:style-name="P1">Ís#Æ{œ§é<text:line-break/>#š#&amp;¬o¡#´R á@ô•‚#¡Æ#5Ý¶ÁñÂÑ}ÁA5!ê1q+n¨ªt+S•&gt;ÆÆ</text:p>
      <text:p text:style-name="P1">¨;Ò¦ƒ#¶/µ&gt;##}+B×é9ÙòJÛRà„féÞòÌ.|éX<text:line-break/>àikÖê1”J=N¨#baâ±É¾ü‹=Í÷ï0##›@Ž�gçï&amp;Mkëè'\ñb™�]ôW§ä#ò#×ú#^¯<text:tab/>Ë—A6ý;Ê ¬M„%Žbnª‰5#ñ€©q#¥1 °Ä~#V# *jl0›€c´p„ù#Gfö‘7[]ß)##Æ1VÝ€ú€[X«ë*åi_%æ’Äƒ(=#� ½©ý‡¢&lt;¿ÝÀ¾Œ#7#(<text:line-break/>‡‹Óe¿1í/Ÿl#¿¢©iL“X(ûÙÕ#`0.‡zIk#z&gt;µúéíË#Ów14Žwgz1ŠX2‹kÀAe™”­öÅ©¯O€q†èÉþQßÆ¯@X#TP'ÁŒ¥½¡l²ŽiiäîÞÒ#Æ6Œ­¶#D;0¶2#/,@¯™/£#×€›#OÜdøãU###…9Û›Œ4#¹ÞLº`ÑÌ¶åWÌ�s|ÃØ¨\©cd|ñ<text:tab/>š[+Ìm.€Üì#?2àHÜ‰}·¦_BÎ6&amp;ÆŽ8¾ŒÁŸfž…wæ=Ø¦F�ä"•Ä)ž»·ðUˆôä–#^<text:tab/>ÒÏäpö#`ƒ®4‘�î.ÕYg#Gûb­n#.†u%’Uèuc‚A[MOE#øò†éè#å#H:‰°%#ß#</text:p>
      <text:p text:style-name="P1">zåäŠo:ÂR£ÁÜµ»‹</text:p>
      <text:p text:style-name="P1">êY–ki</text:p>
      <text:p text:style-name="P1">ö-�»¤È<text:line-break/>¬ûÞ#K#Î{¡ÛÏ®#Ø#µ:?<text:line-break/>#¿a##ñƒ°_##Ÿ/ª&lt;Àª=‘R—]D¸æ#YÐIPV£P½"o#J!¨gº&amp;&lt;-ÎÃïŠ</text:p>
      <text:p text:style-name="P1">÷B</text:p>
      <text:p text:style-name="P1">—#GŽj…�÷©2Ì=ÜCó�nYEë¦òò#²¼~Ã#îE-HÚ˜…FNAûVm]ˆ#éà«:Ù×K\ÖÇ G(ß#åy#äa´éÖ#Õº<text:line-break/>»Ñ»á##aÿìº¨®mò#¦‹¹ˆ#JÞ²^Éóxi'#³#æ?#[¤ª¶ÀÔ¬äðX&gt;F¼Œß#ÛÂÝÒ##L@H¾#E[\n’~º¼'XI½r</text:p>
      <text:p text:style-name="P1"><text:s/>#A…³#v9|#,»zs¢¤<text:tab/>ùD#Ä½Ñ£h1;‹:�ê&amp;Óõðé#Ÿ#Q›HG$zê£–æÈS½#‰q‰='ž#VÖk(¿#\�«#›$¸#KÝ„¥"#ndÃÆ/#úìdŒN›êwÏ€…n¨ô#ì¼1—##¯#z<text:line-break/>V2#oÉk@â#E/#5##2�#´#èO0#m7Û#T‡4ây¼›-jìüCöB0#”vîWq#à÷#ÆQÁ•ÇD#ëª<text:tab/>»#ÕÖ,�ný.PÇ÷x *½s|Ò‚»ÓÁ#ÌàxÓ;g—G˜ í‘6×H#Åãé‘ó#4vv_/»á¼2ð##…²3ÑªÔ#„"“ #¼u5øéè9™#<text:line-break/>›ãëhdyB}$##ø³!æ0 «#²n •ÓfŽîã �—;X<text:line-break/>$æjÜiF¢¼[ñE3´ÀU0vT{wôûm=¨›PZLœ�§º'ìÒBP##6f÷èýIÃó‹³|«#ë#_-w©²×R4#y‰-‘j68õB„ìE�9¬ñÛ2ž�¸ï‡#v™çè¢Ð×c´&gt;òfò±#ç ÁnÙ #y#+#\Œckõ#»_%g.ûÿ^n²®aï#úo7õJ#?Ÿ®–¯Cä#ýK#¯„#XÌv–Â|©õÏ²´#¶øú?ÊrJGÖ6I¸âöŽß#ÿÈQþù{­à�d(þHP0™åœ3lƒXr¦#&gt;àY#~“þ“nMœt–è\Å �#j#Ž…J2<text:tab/>T#Aý</text:p>
      <text:p text:style-name="P1">”Ï#4Bn#¹ço{###EÙ1#«ï�Qr|¤ñç GÖ#!FuÀbg$l#G#!lH‡ÂV3¹¶Ò™^lk2ú™R&amp;yÅ×�4=&gt;²|¶#Ä#|Ê�òj½yãêMßÕgo###†‘¹<text:tab/>-=dmÑGA`�†èFÉ¢‹Áù##U�gçò#”-øP#ò¹#rè#�HØ#C…#“º2c&amp;«ÊY3VÐ@¹‘Q=#�D1l¼‹¢L'³ñlß "=[Gk¡Í*È<text:line-break/>Í�‰Íä#[ð#?3##Ùº8¦m#K#(aÅª#p`#ÔO</text:p>
      <text:p text:style-name="P1">É–Aö¡öW#ºÜÕ=ô•awðô#Û##ÛWÖ3Ês†Öz##�^7ºê7##Ë¤^†.�]#ºþ�×‘‚#Å�?#ÑïÖ€a«êí¿"“Š—u#o|/;¬zLöÿw{òŸZó'#»Tê</text:p>
      <text:p text:style-name="P1">[©hK6ý#È†B{1´3M‹ÅÎ!ñ~Ë{#÷�&amp;HT#ƒÚ7ÓsªmVŸI™å!ê-Ža=#´0�s#Õ$¬+üÂÛ²¦.x#Â«cqÆÙR</text:p>
      <text:p text:style-name="P1">#Ü2##´ÝgÓ$ÚNp»aoÓD{</text:p>
      <text:p text:style-name="P1">##ÏŽó&gt;³.M#Sžd#3¬€‘ö)ZÛÙC�]ãßÒ¾_Ï½S#A%Jiï8|ñ�Ã–øY.2Na¶Ho�bk·Ýt¾#0³#|#T[#?*^u€å¾ì5ø²úºº¢ä´S#ÌH###&amp;ª¯.£ÀàÂk6Åœ€áÞê²nõg=[S£;Ž›¡ŒÂµÅp^ÇóƒŽ&amp;»}z€</text:p>
      <text:p text:style-name="P1">R“3z§»—bÕPë¼Nû/�~¶|·Î¾#ãzÃ3#nÆl™ú€ÿùGä¶÷##RbDèP²/°ÓþŠÆ×[TDÚÈ¸d&gt;_*£Ú^k&gt;#0Pc)yÌL:›¬#º#Y<text:line-break/>B+.<text:line-break/>gÃ»:fç±‘‚Xæ&amp;”›Íú3#ÅÉ#Ûð#¥Æ#ßø#Á ‹Ëæ$ª</text:p>
      <text:p text:style-name="P1">ÂàÅ#�z|ÚÖÙ"ñMÒ1#˜n#_m$—3DU=–à#là#o!øúOþS&gt;aãa®?�#!™ûWPÇ¿yX$§<text:tab/>u%Û[TÙ#-]�#‚âÑTê|ÙØ˜KÏÄ™?äjÕøøƒ×H9Eš#:Ÿ_ÝŠ¶#?#U8TêZû�•gF±#&amp;#û#c#žd—-ž¶#0½#Ÿ]#«T èh¦½ã#ÇlòŸn#èPÐ­ñàÇÚûH«$k�à#Þ#J#ß(ÛòÀiÙtÒªj�#÷‚##g»èÂd§Võ�-�l»»‡H¯±óÜø,8#ËÓö^Ñu¾¦@¬#�#(~&amp;-Ý4#Ý&amp;Éo##7´#óœC›ŒÆZ#i§‰:0žØ&amp;#"ÝÄïÓõŸ#ô´CÅ¥#}</text:p>
      <text:p text:style-name="P1">nÙ#¨#wYc*�#æÎ#¸2é«9ÄI#ƒŸXé#RWv#L4Ñø#£TÍÿØ~!ãEäH¼µë¡’=DJµ#Çü# ­Iáîí#š9�)#K‘éÏ8bŠT##6))T©$&gt;.#ohùè©.ck†H³#œÞL#Ï°S##</text:p>
      <text:p text:style-name="P1">dÁÅÈõó#|¤±e‚Œ,°:DŒ##Ñ"sÒ«#»xÛàL#Í‹Y‹ÊÑLsW¡­@#×€³»ì$ÎÏ#*i3#öƒÕžÒÂÇ�î‘#Ý<text:tab/>#|ÆuÏ˜ÿs</text:p>
      <text:p text:style-name="P1">×ÛÅ�.§3¬#F¥DŠ¨#�†D�œAJ£(l#Ô=F°ÄýÏ�é9T^`»B1_v‚d­í­LÎ=o#”#Z#60aââbÛÅ!,</text:p>
      <text:p text:style-name="P1"><text:line-break/>=/Ã²}3à©nÔ©tÚûNt%1c:·Ž&gt;ëü“Á®ïE=#)™?L:ý�—{–®yù0#ü#ÒJb#½Æ'c</text:p>
      <text:p text:style-name="P1">4šóEgðzûF}±"„#+�è6sóc§ÞW¤›‚Ü÷V##â|#,ýÏV*r#B¼è ÁCl°¬è###ÖQ/ú|›ë#oý#�Ð6U¬{\úØuyGmpg›÷…3êž�\ý¨Œ±Ÿ.#xcÆ•-KÍÐØWmiû°ZÐA�G]#C¡¿|#ÛV¤Ž?}.áRO:‰~­åýû Ì‚ƒ©¨­lú±»r#M2¿8_#¶�Û/}SGß€”1&amp;8×n2”)#RØ‚­Õ1[#®ç�ËL-š4fXÄ£²6ç#L/÷H&amp;ðˆ#p¯ó#Ëh^Q/J/ÿÄ&amp;PÒ¨ƒQ?ÊÑÎ<text:line-break/>s,#ª##AÈ##\ÿTv{Ê¤X##(wŸjÀjK�ŒÎ{­´ì�EIQ±§#´¶v#×kØ¦`ºC:ŒQD£×äh¸‹</text:p>
      <text:p text:style-name="P1">c&amp;#Û&gt;#©¹?8@±&gt;œ‘@S#é´�ŒYNÁœozÊ#X¿ï?—9t±»Eo8ˆ”fßjtÐSú�#Lb</text:p>
      <text:p text:style-name="P1"> úvÁ¾ïå¢ú~åîÝn8ôý‹Óýžqœ</text:p>
      <text:p text:style-name="P1">fÙ7�áT#Ï0#±å`Zi~Ì¬”I”®P-N°ƒ¢À6h&gt;##Zw×#yE‡ºª!Á!¼}˜à¡ž·ËýFÛ@UÅþ#Laþýæn '###ù]‰(Yt’’Yx\o…í2@ó´ú2‹å·È^</text:p>
      <text:p text:style-name="P1">Ì{ôu|Ò’£³·&lt;HdHc6à³ôv^×R£Ê›#j„r€�)�½ó˜þ¡.V5±nÎÖÎÍÜ*D<text:line-break/>Æl+Ýžnªú###ªÎŠjËzñXáI¥`‘-¦÷­,Îq h¶Ã#�é9;€²#_#pºž#ÓÉ#ï¥E##Ð##£Ôª#b¼ø!Ü‰×Æ0÷O+ý¦#xþþû&gt;«<text:tab/>#‡8¥#Õ!5'ÃGà ¨</text:p>
      <text:p text:style-name="P1">^©•òpÇ�Ìðƒ¢œ#aÇŽ;</text:p>
      <text:p text:style-name="P1">·ûH!ýV�õÂª##^F#ß“ </text:p>
      <text:p text:style-name="P1">#Ýé#|L#¦#%ä Éáê™À ê`y¶­›†‚8×cÄŠo›Jõqê5yà¼#žý^bL}‚ø¼»°##f÷êåŽRÒ-#rP}™&gt;%Ç8�#</text:p>
      <text:p text:style-name="P1">)Öƒ=¬V³+Ûµ6Ï(HÙ6ñîÎ›)´ÿªp¿Ÿm—š‡?W·|Yjç¾‹ƒ@ôàI¯àýq&lt;#qÌ‘#ï¶åØžpi¥Ü÷Q¡³ÅLoºá;å~½^Ý##Þ³<text:line-break/>QòA1÷ÏÞ#-Tòåà"qy#Ÿ¢¢=c5#ª¯*R`ðJÕ{Éävf#z`ù¾ŒEïØ<text:line-break/>&gt;#³)¥ÀrÏ••A^`_Îý—Ït“##±ë�#30#$#Õ@ÑA‹6&gt;Á,$O4-ÄPçŠi�UçNÈ'Ì#©#kdÌ§]-ÐM=@<text:tab/>#yFW`�”9ã?*wu†ÝÚ#ž.[‹D§Ù‡##ß#v;„O`D^Ø#JÜþfV«¡#ƒ“¶1×u#Ý‰:mÕõ q#ºQ-Ö<text:tab/>ÏÇŸö#d5#Ï(èE{##3VtA#´‰ûo#X&gt;2¸nôlJP’¿W³{#ì½¿íùÑØêÊB}Y7£'{ì°#1äXÄjÈŸeEîG#K þgÈ#³PÎ·ìä·ÞýjR›µ'\#Z�qeŽ#uv[xSI*é'#:…5qoÒ˜"t™Ï‚us�ZÍÛ�ež&gt;—Â4Ó¬VÕÛ“ÐÙ6ïëöÔ#ÃžV`æyö.×³ÂÏ#Sey"æ…E0þQc[Ø&amp;´bÏ8Â[øâ q46sáü&amp;#9p€ó3¯i�:û# 2¥n#=Û#Âm›šÅÎ;û5©#”à¥#d…÷p½</text:p>
      <text:p text:style-name="P1">N#°h¬ Ãh¨#µbÖŒiá�å+=## ›løÖê5¹d×Dø#mjäg#Øá»#/£S}</text:p>
      <text:p text:style-name="P1">##¡##\ÇØÆÆ—~µ) ¨Qº#_­dìÖ5r<text:line-break/> 7�övÀéí#›HO1ZtY·##‹.¢§[ û=É36^&amp;�#™Àž</text:p>
      <text:p text:style-name="P1">VÛ#©Í©œX&lt;¥ qCºÔUU0[¶i„r0—#Žk4ulI (hMÄ#º#Â#ß]0º{PU0©Á#Ÿƒgv#Ÿv¤x_[0#å¾$²—]ÓÞ^›Ûwùÿ%–Z&amp;¬z</text:p>
      <text:p text:style-name="P1">@5$p3a…@R¬#Ë4}rˆ#„é‰#�Î<text:line-break/>¾K¢2#$É\á“<text:tab/>Í$#â‘£EZiiÁ�0¹›€çy#¬ilîi ªéYÉ9j|y4xäH*‡ýj@!ÈŠ¬4ÓÇ´Ë¡#G¯cQ�¶‘C•^•ò##+H¹Ó—AvRÄ¬=' ôþ¯6Š'0ÇŽ##vâÅ‹.›"Ì^À„¾µ¸#Aëm›ä’%N# ##*-Ô#ºü�à </text:p>
      <text:p text:style-name="P1">x„o#Õò—ª©.#2!D„¬cµUO)eâü##¿ŠPïƒŸ(üÈ#ÀÔz#}QÁöl…ë³»ø#q‘ø¶#IÏ»û»lC+#Z€}ìí¢#�sPŒ{“YrBûGÞ#$„#Q«èR•:Bì\#v</text:p>
      <text:p text:style-name="P1">ZÖ“Õ¾eb#;Ÿ©# eQ#bÂF¸Ëõ�7!lCs#Ç‡òâøS^;ã3¹˜9õ•j}+DÀØ²6“»~´/;­óôïQ›G$ùàSG’Ü#fBy5#v?�›Ÿwm8I±å•#xÂ#ºl´îÂóÕ„M\â&lt;#œ5Ë+}Ì‘)FÇ—]#rj)Ë#1¾N#F#º#…ñÃ¢#¿£)###´@×#ú·l[â4Fó%"¤v|¹„#ýÆd�â¯pM¼0‹+‘#ÃLå\ËkˆýS#</text:p>
      <text:p text:style-name="P1">ŸË#JPä"ÑB¡L#öYgˆ§½#Ì##¸<text:line-break/>MB#à™VTnq[Ëòy¸�6âÑÇîå¸‡p}µ�ªÌø#Ë‚¢#tÇ»˜ªxà‹#"÷#NPú\cgLw¦#Ú�Ñ©Vj&lt;®ýØ•</text:p>
      <text:p text:style-name="P1">1¼ x#³ò#Ál!mrÒ.Ëîœ#‡vn„ô�ý·<text:tab/>_r£WU?½35ð/—¾#ˆEÊèb7)ÜK?# ¦so#óg###åòryc„í}(X»Ò#­#¼Ê?Øyèœú…P­kú<text:line-break/>¿Kæ·Œ¼ü;ŠäÂÎÊ_#ËMÿ=Ž62­&gt;mö¶#Àßµ#|Ùý¡‘+Nè@Ö“ñõñÑ#´#+²Å«+#,4ˆL#Yü##¶E#8ãƒ¦6(##æä™±#00I#$l5Æoƒ2CQnÔ7Ü›&amp;#?&lt; uÅÛsû±†ï4º.È#"~„Ábò<text:line-break/>¡(áQ§p“ž@&gt;Ña'E¬ÅFfl`#ÙòÜS|á�Ú#‰†P5?:_ò#W’ÍÝXÁlƒ®soÐ##Yí`€ÉßÍ¶#ã¤#˜ª#ÊÈ`#Æßz|#a’Õg€¾—Ö</text:p>
      <text:p text:style-name="P1">çÆ#&amp;;#»#˜µÊh#Àm#™Ë^4!#gD�‰õ #Â#C„tÒ#]�rËu²Ú“ä‘Ív°�Ï—J{…ááJx##nF§ëÉåþ#Vk˜¶ÔA#¹</text:p>
      <text:p text:style-name="P1">¨0óF„ð}mL+yçl#ËÁ</text:p>
      <text:p text:style-name="P1">##1—###¢(0k#ç2÷#Ê§ ù¾Dº!i‚dç6ðC#¾ÎÙ„pd2Ü¬•ÉE„ŽÝ¶¤.kA‚ˆ¶�bˆ×#r+#«…èª?“êÄòp2QäÛN#Äø˜Ëp&lt;##nÍN³ýá±L}H#</text:p>
      <text:p text:style-name="P1">7¿4ÝwÁS‘5;ø:sÐ'$˜jR#Ù$¿#d¬#Ò~ÙXoÃûÀNfó�‡¡#%M—Ü'{8�‚Cqú#I¶]�‰ºµ#Ò#$‚Ù±#*‰©A*#„¦NY$vpî#Jtºÿ#¨?¢þÞF€lˆ;M‡¦æY9¸§›{’éâ6êgÆ¦[±&gt;±Þ]†Å20Ñ#y‘ìTwž±ï¤·z.µiv’þŒ#o¹ë#VêhîÍébÊ�fM/Æ»xÇÉƒÁAFô#ó#=Jå</text:p>
      <text:p text:style-name="P1">#‡[##(Pº-&lt;#8‹¸ú4žØãU~•ŸýÚ™²o³�úéq�«ê™C®7Â´wÐ@måq�ý«÷#ýzÇ¹4^#Ù]î)Á;Ú·‚6lM±îTáK-s#qD‡…œ&amp;ù*‚V#ÊœŒ"Ž94ÇoPV</text:p>
      <text:p text:style-name="P1">vßÿ#TýoßÊ#âö4+Í#fŠ¯#Új‹‹#fKöÉ-ýÞ“öš##ªr¬A†0’+þ'DÄþ…#µC#—üuÌNV</text:p>
      <text:p text:style-name="P1">k#%µ¦e†#°9#ñç;”w©E°ÚÆ1#t-eáäÆ¢tÙ±#mZÚ<text:line-break/>+}#ù`(;¦º#Ý$ÐB%{œ#œ#€z|¨)rú###ÈTgk9F{:Ž¯§,=#Ñ@L##çä4#ù‘È¸ÓVc&lt;31óö9 ç hö#í†3•å#E´HùP0ê•EAœÍ&lt;dI#ñÜÉXÄÇ${eÛ9##°�ÅNÚ#šÔ_yn‡‚1ê½•ùî&gt;ÚË+Õ%”"|#Ü##ÝÊf±Y›'�üJe"G¹#šFM˜t#Œ„#(#Ù'#›;fŠ&lt;YŠÖ#Ö#Õ6çAúƒŒeB¬[#j?„Ê�D=”Úæ© #Â{¨#I—#8èòLÿT�ûP#&gt;üjVX­™RdV¦C7À#ëÖùDÂ9È�P^G‚$¿±7&gt;O#6W¨ÙûzÞá¨¦6ýš</text:p>
      <text:p text:style-name="P1"/>
      <text:p text:style-name="P1">˜Jñx-‹û‰#9z©·<text:tab/>Gö¡ëÂ*#Â#—ë#€Í: \Wƒ#- Á#Ô~ó„6Õ#[ÿx##j#œ“mÒŽ'+</text:p>
      <text:p text:style-name="P1">u'§ù#Qz�b®“á«Ùå8;K<text:line-break/>ôÖôÓèÊ9IcþE…&lt;éÇŠ#uí.þ¦T—</text:p>
      <text:p text:style-name="P1">wg•@3ØæÏ¸‡“~#¸#Û�#›IøŽ#1Ñ×†#ªÁV˜#¼ÀîúŽÄ#ï2µ#OÑ#_Ç�ã#�Tí�<text:tab/>76#B¡E¸# ¶|Âà¸8kBé‚ž­ahW##„EÄá#í(‰(=¾50�¶ZSVôèó#9ˆ#´0#§TúÜ@­"Ò³</text:p>
      <text:p text:style-name="P1">JÏc#=`*ô#�Ê9ÏSfy_#\’öÉ´ëG€î¼vÀ7.:ÉžOýâpËk1F#¸Px¸g@ýË#i8ª-%Ðån£#²ä#tF!#~\27_°À­%5ò46©õw´2d##�N6Ü…×óç€ü</text:p>
      <text:p text:style-name="P1">#þ#[#˜</text:p>
      <text:p text:style-name="P1">uúËòü�Ç°‘ÉÏÙ#aÓÝ#-�MÖ}&lt;{zoIý1ÖÓ##(u\€ŒÄ%##)×#—ãõ##¨íÞsëÄ¤m5H!ðT¿ï#-AÂ�ì¼EX‡¾[µ(Ä®¬[�#é$®WZ�Ö¨Ÿ‰!l&amp;#7#}Qˆ</text:p>
      <text:p text:style-name="P1">Æ9Ž|.B(ò�####©×çiú/¬{÷6aÅ#-[2ao˜O#!€ÌÁ)‰±^O½ZFz]Ð#€Ã#^3üê#„i¼ Ë³à‘�Ž#KIí=ê#^zQ›VÑsr`Öê_'nýŒV)F0b-[BDÄŸ!¥ö­5ŸR&gt;«©ìýð+ä–ñ/Å4ð{ó=ˆ£ù^¸u8Ý#:ôp¬Ûl»$÷Oëù.«ƒßüIk€ûØ‡Æ#ë,g[5Éíç­�Ž_Á�é#ìb«#Bª¢iXÉÏ<text:tab/>Ô@#Å ‹õ£B#!ãN'#â¡q§q|#¥Rg;CÅƒê•c)žN&amp;l#:#©#êE$Œ¤Cí&lt;¾éàŠ±#‰£#E’Å62*›–Ñ½à$õC#A‰ûó!Ô´<text:tab/><text:tab/>Œ¤5Ó”_y#Û#òÛ.»ï'\#öRÛºG&amp;�ÐI</text:p>
      <text:p text:style-name="P1">›aâgšh�¤÷«J{ö�‰##°VB£Ð¸Å#$†#U‡ ëÇ#Z^DJ###ft æ9ž´0&gt;‰^Q€ØÜ.¦vïJH­#j• ‹A†dD–@õ–Vž^­�6;[àÎäÂpidC›#Û#ó#ÔgÊ¶ø^r#MþÜ­#bý.+####ˆÈ##!fº(<text:line-break/>žê##K- </text:p>
      <text:p text:style-name="P1">¼ò–�šgs^<text:line-break/>‹b{‡¡C€ž¿D`#µôqZH+#¾</text:p>
      <text:p text:style-name="P1">²$fäzÝöÑIïœäÅ#ì·_—<text:tab/>ù#n^�#vLs#º##—„)pr„ƒac#}i_‘�P™›#1VcŠÊj‘RÄŽU„xø¹‹ö#ã½HÖ«æˆ¬r®Ò)ýÐ¦ž<text:tab/>#‰U#Ìá#ÅœùßX:R�€#)]áG^]‘íÈûõ#í'$óÝÞ/#Rtï+ÿ›\–¿óY˜#ÀCV‡#ÍŠáÃ¶ˆÕ¬ìq#•-»#÷Ëcµ"†cˆ+»O¸A</text:p>
      <text:p text:style-name="P1">kÔœ¶úS—#vy3ãò±Ç.ê#-€W#Á#|U•í$|UjF# ž›ªñ'–»`;þ)Í~EvnÜîz�Jù‡Õ9#âø°ß+Ã¡SÛáÀá¯‚&gt;8.yf™èbè#ôãÕÕÄ�ýÚ”/H#¬j‘æ'Bè¹[`€¦°#°ŸÕ#rú#VÖ!òa+&amp;ôÜÓ†Ú¦÷´Ï[è###Þ#�F#j#Ÿñì«¢ˆèul¹_#SÞ:#U]‡¸èXê¾èôÈàÀ¡Ú$Øž+M�’Er[ít“Vˆ÷@®�#†§…t´##+xS��&gt;õñ$¸<text:line-break/>&gt;F­]?r##üOf[##J# ö«§<text:line-break/>ïêßO#c�*/Ó¼V#Ûžcÿ8Q#õŒ##–ÞÕzDâ!œÀ·nK÷oWW#:Ì#Mñ#ÆRT¶#øë¼e †Õ[¡NF=p#t##]ÛÂœ#·á“íRá”ÝúV•Òñyˆ ¸WqîD#È¨e#÷IN·¹kÆ#;9­™ÍI}rHáÏ]'64"~\&gt;ûA7ãÊ#Zå…»$z�#N#$Ÿx‡#jD(³¼4È® #KÍ:cÚ‡ÊleôìŠï¸Š¯Éu•Ç˜Æ¥º#álaVÜž#†N”A`7+f2îÍ�À­¿g¹Ùê#©o µlR*2#í"jÄpö£ÐÎé$:°|™w³÷ÕcÛT`#W#g)©Kó°b<text:line-break/>å¼¥b_î###ö</text:p>
      <text:p text:style-name="P1">øÞ/—œ</text:p>
      <text:p text:style-name="P1">ƒ7ø@6s…#vg&gt;Ðúvøî##Ëýºa÷Å55³#AÔf´[j»RV#=#‹Ô› �¾9$õ#Y‡‹Xô¡·XJ¹ßÀ»#=<text:line-break/>€qO™?Ó&gt;gË~Í‘S#lŠ—#w®âß·–€êž#á:C=îŠ¬Å¶¼#&amp;·ÂÒcÝ—ë#¡W§Ö#y©#â=C«b£#HSÖþ¡Èù| (8##Qv##w¯³</text:p>
      <text:p text:style-name="P1">¥æÛˆxøMq/eÐ#±¨(I¹ËÀÒ#òÌ<text:line-break/>¯á ½­Æ„ãV#´#,àB�¢u</text:p>
      <text:p text:style-name="P1">&amp;¹�îÿ<text:line-break/>ürÑÊ±xíT�##“#?}êúû#êøzUgûÿ##È\#)È�{y#œÉº4qAíÁcŒ¸Úê�Dkh&lt;adÄÅ]*°#&amp;ŒòÂŸóÓ°îãnè#;gÿzWØÃd•xPs:~Ÿ$›k&amp;Ä6¢Zã±03#)×î€#xÈ¥SHC´Â8#")E¨ÎÝ|WV|�£Ðb�Ä®Æ#ãF"š0˜¥v »#qƒw®_Ô–¢ì#</text:p>
      <text:p text:style-name="P1">#G|£¨"#&amp;4.#ï}6è#5Mn‹¬#cÆ#ŽS##„T¥°mÚ˜B#ƒµÇó’º"0æ¬6Â»�#›z#ƒ}O#‘#âëJ½V�¹îâ#˜p#ŠÉ#—<text:tab/>ñYšúÜtŽð#.6óû#ê³#ú#EŠcð†#EnQ‚!###ñJ#9�*_vÆˆ#ohÔñ\C�WCpÀŽ­Æ”(¢›šðTÎri#b€5µð‘&gt; B¿e</text:p>
      <text:p text:style-name="P1">xfP[¦Z#Êa8¹#q5ˆpNF#•µ/È�</text:p>
      <text:p text:style-name="P1">¢ÍîÈ†~`�ýœå</text:p>
      <text:p text:style-name="P1">¬ÆÄ</text:p>
      <text:p text:style-name="P1">w)âïŽÙ� òm€ÐYUÙÀˆFÈ„# þº³³ƒfìBÇã#ÌJPF<text:line-break/>^E5Õ&amp;Nf%Š SGp¹ªpJ#j›ñ?ù�#þÃeý#“øß@Â#</text:p>
      <text:p text:style-name="P1">#&lt;0-¡à‘#�Õø+õu†Ì�<text:tab/>ºÚ u€ 4Uz¹£F#Ž[#ÎµÆ</text:p>
      <text:p text:style-name="P1">ì"o2Z#Fó/*Í÷xÕDGµ#'ÞÛ#&amp;Šªb,ò§°5µ~^#ãi#t0üQ÷žqM¶Ïºè##„Ž"h"#BQŠ¨4%#BÑWª###J#)R”#"½##T</text:p>
      <text:p text:style-name="P1">¡#b(¾t##¥<text:line-break/>H�##B#P”##B1ô^#¾û¿ÖY¿}ö^{íog}¸¿&lt;¿§Ýmæš¹g®i</text:p>
      <text:p text:style-name="P1">…Ò„#Ž¤¹Nû©#š’â^pâšH#Ò‘û%êîD—N# Õt™c#‰ÈŒŽÇöÙa#aÌ»»¦Z&lt;imtB�šÈêŽ©%£CÊ^w÷u­ŸøÑz#™¯–áÓ#–©#�#yÈd¶A<text:line-break/>b¥ÅbÚ”1Û¢ØÁÒ5Iº¢+úž'`o¶9#Ç3þSž¬Þ�"wì=ˆ‰a&amp;<text:tab/>&amp;ò¶Ç×€"²#:S##ç BE~¬#L-œ^˜/;‘#Jcy¡#áqãÐÖ çíeMnãâMƒc�ò­×$ðLO;ø¾ª#rò]›$Ã»#“2±ú¯#‡¡†Þ##¦Qõ###<text:line-break/>…îw¾ï#�Ñ†^ƒ!hâ%:ùèYe½hôå*kïƒ##}k#"_Íd¼ŠC=ÀÕ~ì¤ŸQ2‘ž�ï!óê#S#s4E½Ù‡»'#*“j½äç…###’;²v�5OÒ#!èÐrœ½¸¸ôp4#à##</text:p>
      <text:p text:style-name="P1">ÍÊP1#?·R8‰÷ ®wÊ?#­àæË#0„_{ò#¯¦#µlr‰ñºâ�#a¢)ønSÂ#·ó¸_?É#Ì5Ð—J�þ`éÕ‹¼Ç÷óµy‚ß#-6�-‹üÙ»s-#¸Ÿ¦N#‰V3Ýÿ#GM##'£#{‚à7¨ûË¶n#�“à68mÖ6eù�ºG"+êÄŠÑnÊôT#IäàÓ¿â?ÒÈ‚þ›t¥#å^õ=#&gt;}01skQ—‡TcÍå{„°¥ âÂ-#cL<text:line-break/>#Ä„¾tv(Š¡{jz2iQ#4Hº×KH~žØ™Iƒ®ÿ)ÆcŠ£pÕ@Ôëoœ#Ö¸TŒ#øE#•Äkçø#‰XBZ&gt;ã</text:p>
      <text:p text:style-name="P1">?q#›î5É 2#ØãNTÓÀ¨×7ýN#ÈÒK‡³«E® „ËßÕÀ#<text:line-break/>ú#”€ÈEá=®Ì&gt;#Ä$#¯1�¢&gt;¦Q(`Q#€¯€Ú`Ù€Ó##6‹:ð*¢ÀeÀ#«�ísîÍ†mäªí}õ#ÑðÓ8¸œáD@WhV,##†;£:�ÌÂ†«?ð|š­þû.@›¨¦5¶K›…#Ly#*äª�óÖ#RÙÈ�§PïÖÏk²'#ê"xÛL@<text:tab/>‰†ßfÉ¨yCµ2µD##¥ç‰z#ŠÄ}#�!4�&amp;´ÜÉœ™M¤ó»#‘�{RˆãåðI»ÕÞ~õ&gt;à¥8sx/‘—®Ïï˜”#œÕ#/ÃàŒœAK‡.ø#ùÓ+#€#»êL0RÊ#H¾‹:#Pq`</text:p>
      <text:p text:style-name="P1">ªJ6�#­Û|3ï#ºïüÒ\{,±ñ#Œ#¾}�ŸYe^Týn9E&lt;œÈµ¯aÝóþ‹#Çhí9á#,¹“cŽ#²IHh…XþÏ#ì,F6¿$BÐsÊõå2ì‰—9#)#Ù"=i’áPþZS‚—.ùH€†Ÿ¼c·\</text:p>
      <text:p text:style-name="P1">œtžÏZíå»ªß¬r#©žÑœ�‰ºÀÐ²—0"ŽM‘ÑûþBE</text:p>
      <text:p text:style-name="P1">¢¾##'Ucÿù#žò?ß#6;Q+<text:tab/>¥#&amp;Û…ôâiYØ#AOËV(Âš³ÕX�,^�Ï†ª©üÞ#ïKž¬£#ñ~#êÉ#¹ûñp#û!ruYŠ‚ê#¼‡�6š$ë�nòv™<text:line-break/>‰˜‰#ÖmU#Zq­�’$üZ#ÈÅ’Yœ—GååÐ¤ü—#”³–#ñ#—©#÷†ùx_#Áý6ò�#ÇâAj}÷ý<text:tab/> T9yÒ0Ñ„}üüfo©Æeé£ÏÚð9À$XÉ+9#`�²'ýDËÈ­6¡Ÿ&amp;ì#ä�©ÆCàA‚Î¹ß§þŠ!W·¢Ð�ªB�jK:#Öœ#W´ÿú†Ó##‹JGüZM‚Òã#�þ</text:p>
      <text:p text:style-name="P1">Ü®®<text:tab/>’r„Ö\(à#žÀóJTPÛª#l¡)�y)¥1Už�%7M°øyá‰�cÔ‚b##+ë##mÑ–|†}fšD#keŠÉO—ðð(ó®n™üék(Ï#¾#ÂÞH³‡�ÖÔz`v²</text:p>
      <text:p text:style-name="P1">H2ý%Qt€ÀÞ‚~vÊ~e~ñâö+Ä&lt;ÿÏ”�GÃ!€à¾Z°#¤×_0|iâÕgc¤lS�&amp;f(l}~`}/Ìn#ÖªÞy#Û»�¾#e=#�¢#h#ÄŽ§¤ê‡b…#î5¥pM�¹ï7Ë#H]!Ÿ#ð}yÑÝauþB«³{s#ÞF#]—WÉ##ã›çìÖ�õ¨W»þ#ój|�C~ãÂ8#°ØÃù(ý%#Ùè#¸%ýë½€õg?)5Ç5èÆ¼.‹¶l;¦zCˆM}MW#¤¿ Ç{7T£4#ºý¥Rä5#:;;k�êìÞ,³pp#s�ùîð’â#½p‡ƒŸOû‹#3ßmìâ#Zš#Ýøò™àS<text:line-break/>#&amp;¢o#\ˆ¡Ú+vÓó#Çö#Õø„¤è9##†#7.úWÃ¢#"##Wx#•–Þ~Éøjé,Y©qÇ$Ï2QÙÃ¤ö##F[ÙÇ^‡#Ç—LÌ5�÷ÇF#Í‡AÝ‰UeÕO™&lt;AËûÒ/WÙ$]�x²š�prm#¾�EŸ�7##vGSW`—˜@ú#IEà­©Ñ6æA�íób#µŽ�#ÌÐrƒ<text:line-break/>éÛ</text:p>
      <text:p text:style-name="P1">¡�‘{#Á#8‘#¶C®—‚!ÕŽÿH;&gt;–o#Ù/¢e8™ñklm=¯MÂ¹#q¢/”ÿ‰ZÂÖ˜1€!&amp;$�ª9ÌëÊY,$dÖ@'ˆºhÃ@xº‡®iR&amp;*›×`ÉC£Œq´þ~’w[ÿI®üÃo"®]#Ù/Ù&gt;#·�û£òÍ|ÿ+ü&amp;,ªmø§×°/N;(&amp;Å4”n½é½ö¹²7µkÕ¸¯ÄŒ"”G¼—e7VË§y‹‘è–´Uö£#F}¼÷#Uü“’ôÃ¨œs#+:#¢vœ8ÖÍ#ö»à€!òËhà‰þV”Ó»Ûgö«žøŒÛµ-nTUÆµƒ#k#D#rC\+Gù”jÎŸ/]T<text:line-break/>±o2¨A\#Ã2m«-q<text:line-break/>Ø›�#Â#Ÿ”</text:p>
      <text:p text:style-name="P1">°</text:p>
      <text:p text:style-name="P1">�îhs#ó#1#Jäß#û­Þ•™#’�–#ÇýéÐ·ýäC`¸¤é÷ì¬Î¯Þ##ò#øos+ªã&lt;:ÇK·$†e#gúXF…Ã#šÍò#�r¹#×Îóƒž#Þ�aÃ-‹óP#-¨à#÷#µ'7º+bõÛQøó!#˜Òžƒ#«d9�Àxù#ÙßëBÜsl$”CaËl|ÃœºŽ'¿ýN¿¢kü˜Òå…Ñ´LÚ•&gt;#ju6L##ß—&gt;´Ž ¥ò#þ#l<text:tab/>Ó+#,õå©Ëï#å¬'CW¡›�®3¡’½ëõWBä‹=•ö</text:p>
      <text:p text:style-name="P1">ÐÏâ•# #Ñ._½¯ÐÞ|È&lt;ú“»ÿþ#ß#›ÓÏ÷Ç8/</text:p>
      <text:p text:style-name="P1">#œ°½ðNÛ0Ô¸Æ^#±±wNåÕ‹ã#î6ÍcáøÌ¡õM~éÁ6z™úAòpŒ£‚#E#p2º™# H�/Ç{YÅåÝ7þšâÃõ#ŒøÃ[{ú&amp;IÕpxˆ(¬A]ÉÛ�%&amp;’ßf#×®¡¥ß˜\³Ï~/Á #Rïõ#÷‘Ž#Û%š�bQÀ½J‰/‚3^OÚ³Q�V�p#Y#¯Däz# ©nnëfª###Š²©ž</text:p>
      <text:p text:style-name="P1">üÐ¨Ón»Àª`•(ß;ªÑ“Q#N‘x/Ä;»7ëçi#j¢à/©FÏC=wˆ×BQÖÈÛ</text:p>
      <text:p text:style-name="P1">M.0]AŠ"éêi¬Â£Š5èQÐƒ‰</text:p>
      <text:p text:style-name="P1">£µQ"##ÎLv#&lt;ðOB#èÂ­ö#*</text:p>
      <text:p text:style-name="P1">¹#hPÝ#=…4‡(Aß±L$c¾/&lt;#z’GÂ^Èì‘õØ!#u‰çv%îr™ZX‡!Š6¿÷æf·4"sï#ˆëÏCœðŽË#3//Î„�¶…íxØ)#9¨#ã#’Ì)W‡hêÒ¤wØÎ°ôçÛ#¯'/#&lt;i›ªW1#ùû6#h¢DµõwM�#å¡îƒáôDä¾Æþ£^á¾�ã#Â¯«akû*«†]ë#/°z5!É</text:p>
      <text:p text:style-name="P1">œwXk’ N†DÏ÷#g]#‰?#5</text:p>
      <text:p text:style-name="P1">ãÉyMSo#UÂ±™ûÂ¸aP™ ¬ÕLi<text:line-break/>ô¾½—£$ôÀFCæ#E«‚Ô#t##±ñè?,&lt;#À#fÇšÇu<text:line-break/>¶7³!Ì&amp;ã#¼J8^t‘#-#Q‚D6B”##ž/+"AÕ#G$##ÒçJ¬D+#ÊcGÛþ¸úÝ¶üb¯õKŒk&lt;]›</text:p>
      <text:p text:style-name="P1">ËúR¯ú#­Æ×=µêÏˆ¤#aô§˜µÎsû–Å¯Ëø†~þ##óìAvGÞé”Äù¿jØM™þêu9¸ £ngº^|¢_aV#6#¶_`ë.ºÏ# Ði:¡"ºô&lt;Š+;^#Ó[,ÍM5Áv¡vLN¬¬A©×}²= €ƒHÞ}Ë\@‹jdØ×­‹ö’Ó$#ò2/ìíK#_Ž#P‹±“;Ž§#Ò!#=Ä:)c=É…#&gt;Ž)#ß#ì#Èûj¾#€=&lt;RËÈì#<text:tab/>p7|_cgÍ#“BéòŸ¿#2†‡Göu3…/„æì­çù²tH©ù)EÂ <text:tab/>C�&amp;edk\ à##à—¿‘=#&amp;{Ÿý¬Å®µ #E #¼Èµ#cm‹ðþ#£;À�æGÖ;»=tÉiÁ'…j&amp;Aej#ÿéðU)q##ÿç#*#</text:p>
      <text:p text:style-name="P1">ÆÈòèÜ1Öœä*Á�•ˆc8h##ÏáenÚŸˆYËeâî Ñ#ªôym#Óˆ#\Õ#AÔ#A&gt;yƒ‘#¿Ä#uL5Y¿¥lë"²l“�³^��¶iNêMêóá¯%ß#Iãr&lt;²ŽlûrÀá]ÚZ</text:p>
      <text:p text:style-name="P1">}~÷1ç¡õ#Ñ.ÐXÑ#z~#M(\ZˆU+Û#EF5’#òÎj+;&amp;ý</text:p>
      <text:p text:style-name="P1">êÙËós </text:p>
      <text:p text:style-name="P1">õ#u##4¹Qp#####3ž¢Þ#Â8ì–q�#õ®aæËl#{¶=Œ^Å#Äºõi“æ#P#«ÞlÌugp~#u-#’çÿ'-°Áü#èŽýÓÇ#F¯#'ûËÔïß6#±×mò ´‰³âÔ#�‰WTÞ§{z#b´°èñÕ</text:p>
      <text:p text:style-name="P1">yY®BÿR|ùöùàXÓ/ñíÖ¤_#¯þò¥»ÎÌ±£#è#.{×R$Ÿ4&amp;¶zÇM#œ4�ãY5í\Ú±šá#›-#~,t�iLï¹�#È†ã#ø#ym#øY/1J&gt;}ºÓ)‘páUˆÀÚ#Y®º€/Ä¸ZªÛU”ÑÓ^›Á­W�‰?#Î#÷Œ´;„ç#‡¨ß½Ñ</text:p>
      <text:p text:style-name="P1">#½õr"Èè8ù^é#Ù”À­&gt;}þÌ;÷óçóWo##Oú&amp;�3ý�#NiÃ÷`´ûÛ¹OÚ¯•&gt;ä¦;v*é§5�´&gt;öKH=%t§}ôæûÌö#ÑóuËåÞ¢3íÚlù§Ô¾[4Û#K]qÁŸ¢ð;ÖîÌÊ§#™¿##h#L¼¾p¿ÃÛÈ¶Î¼´)/Ú]²™áSN9[á_#D#´³Ûei¹Sµ##</text:p>
      <text:p text:style-name="P1">=#ÕÞ2&gt;#]Å£¢10l¨ÁH»Û$�óv~uË“¬®øÊ ÊµÄ9ºýÌñÖ#Y¬Âe¡/#^§$–»€E›Êœ±çœiJY¿wŸÇ^ ëÝ½Ð&gt;ñ3¢í±»ÌU&amp;èñù#TÍø(·ÕV jÕ)Å#Û‘#º�ÍÐ1Ç”²ðn#€#*Æ§Ô#›,ÒO&amp;-ŸÒ­ú˜¹âpö•#Öú†“JÝ¦ÂõÜZÖë+aO—�Ìý#ÌÍÒ#ê2¥ŸÜUèØxZ|º[[þý[9û@g”pÅÛëÐ›×øÿS#¡ÿjëì¯éö\=#Ôÿ<text:tab/>#°ÎÞÖ†žÀ;¬µ##ÖÆýVý½¶«öO</text:p>
      <text:p text:style-name="P1">/B`ÈBÍÝ3##iý˜9Õ|³ÖóêJÜ#‰ƒr|v5Ò�NŒmËå¡U¨¥’TÃ‡ª#®#3:y¢m<text:tab/>ÞfÇØè[O²7ijæNL&lt;Þ‚#òå#CØ#Ã®VÎMËàvÅL´?ãº#¸Æ#Á#´¢ÔË³ùNÊGff&lt;#Ÿ×dÓšÐä¬¡…#!¼Ì0#kéø“pœ#d‘+´œ÷SSÇŒÂø§ð¡#&amp;N†¬|ŸÈÝ;€Ú×ØÁ¾©j÷‘á})ö®á'vsük]aE#<text:line-break/>áâ\#Øg<text:tab/>Y´}i\t“^y0IJR0îýBØÎ#é¤B¸æ,#Ûï¹Ö‚<text:line-break/>ÇV;F¦ÌR6;Å«Ø|«†»4w‡—cxèÖL*›P„O#‚‹�?édfø.Ð&gt;&lt;þk“Ë¹/ñÞšëyvO2ž%42Ó¼Ô#çç¯ƒ#Ò#\‘xw¸)€O,âQ#Â�…Œª7<text:line-break/>Ä@UPº¸äv�Éþæ#;P¥EöÀý)á×bŽìO ^ÐÖ»ÿ;¤!#�¯#”#“ÞHá­#™cZvLb“ÞòYË;›y#P¦ÜT#m#m¥@Z¼�y™Œ"ŸÅ�#f^+È×ž'í$#"ÚÓÀÌkâ‰¬#¢ýü½##‘3†ŠÝ‡ÀúNÏ›#ˆ úC#9ìnk&lt;gl#—·|£8”¼–ªm;zÃÄ6ÓKwc³€7�ÔvÅPW²T¨HY�‘íX:Êü#º Q,'#/Áaõ(�r®{'Lå™ØŠý@¡Ü)#Üí#–ìÝ1+4Ð#´f¨%Ãíh#ðHüY¦•ŸmÐ1Ð</text:p>
      <text:p text:style-name="P1">o#ŽÕf¬Öq*t</text:p>
      <text:p text:style-name="P1">˜¤G(î˜x«Mä°##”†##6’ÚBÊàTÄ#ÕP=ë#^#zß® q7 #…#4#ý#Lö!A²è=ñq##MŠŒÞÁE­Y‚«#³§ ¹z]f½Ê®O®#ÿ$˜1ØÏ#¼�#€á8¼uÇ¸|7”žg�‰–#‡;—þHâ#�«�Éî#‰#…f%ä1K\Å´�#°ŠºƒŠÇ'F#$D¶§�¦¯ý{¤./CL�eï#�zÎÞƒ^¥ÒuûÊèVï#åÿ#/#øµ¼çú¤##R&gt; Øzð#‚™“#m“–]D#õÄñì5‡Àçs��Ìð¸ƒ#‘öq'+ñÔí5ï�Þ±&gt;#j#¢¥›C¯A€å¬b¨ZÑŽsUwßIÑÉ÷ÌÁM</text:p>
      <text:p text:style-name="P1">(þ¡oûƒ#÷ÿC´.9¢a’ûA8á#ƒò¥™�?Épäÿ#_2#]xw¨êiØGÖ¿ÓÝ |#~.ßc;RíÚ91+Qw“±«Î—Ü+îGO¯(Âûm¯¿yužÑ5Ù~Î#Û…%â}Èõ:%-~A#Ð#³'7ßß€Ýru#]µÛ_ÒÖ„{×¨ù@ÿVá?^]nÒÛè#qeÚ1Y¶ôô—#Ò‰î�ÒÌtÄ<text:tab/>‚—&amp;kJCÌ;OQ½óÙõ/_ž6:žb#Óâw|F#y°Á£#i&lt;7rá}YovuÄÄÉ#9§I«|<text:tab/>{s–òÈÙ<text:line-break/>=Ò$‘'÷–«Ò«Çß;w\Ï0¦*<text:tab/>Cƒdo1ÿà#ƒº�#fOf‰±uÎjFØ&lt;kéžÉòÞóß•Zùt@ñB�<text:tab/>)ßõ æ&amp;f#�+È.#�Ø###í,'çÂŸÃ6ÃjÅg¾\¹%®»\Ç¶™T+û&lt;Â8‰h×âZâæ7ðì›C�Ùçª€kÃmø#,F²%'|µîÉdê�¹ûcÜ\O'ßéØzzû/#[sÖNGÐãó§¥·?Ï#7?Þ µú³f&lt;Èu»ã›ï“[#cõª yxPG<text:line-break/>Êý^”Ë#Z#«Õ¥¾LÖdSTßlÞÙÙ#wGKØÛ&gt;_zG&gt;…å,›�Žª#</text:p>
      <text:p text:style-name="P1">{G£ìUå`°woãNYu#_Šý\ààÊ/|—¸)u{¨š‹ÿ‚…]ÓÅ¯Ã#h›’KºÄ@H}lÆ�Ä#zöá&amp;36'##LÞ´?žÒ[ke5dÏïÌs{þàÝ@Kþ@ÕÆgë6GÁ{Î±7#*Œ#ÓExó ç5)#Ö‡µÎ_#²‡�g}UÐõ­îznÝ3Øà9Ïá(D4©q—¸¿˜bXS#òj÷î&gt;ÜuÔ}W#Þ”.#ðÙâeƒ¯ÊÞ?âð¯#îµ@§Å'´J‚#'åvlo#’põåÕ‹&amp;“/È#<text:tab/>‰ÒtÝ¾ôÞÝc�"?¯Íd1´5Ã°ÓÛµ—#T?®#:Lwùgs˜&gt;ßÇ8ûÃãÒ+-�¨ôÔg#N…Ú$s“Áªï30+#jroßû'º–“SG##£úútËœès�Üã·cq_</text:p>
      <text:p text:style-name="P1"> &amp;Ìþîù°â­ïž/LN&amp;Üîty6yMâ5þ�#OcÌÒ)Îra£.CV#àÓUQôËMòšoUêÎøÄÉ#Âzf##W#_`$Þ|¡#Bd�ÓoÝFD(½</text:p>
      <text:p text:style-name="P1">žæ&lt;#)³ÕåŒ&gt;ÇdÕ#Ã#?¹*A…;Ô´#z##�Yß¾#Ÿîœ"ý©&amp;júþäù¢„ã?ƒ#–1[;fŸÔ«0~¥s;!Ý×tï†¼#Å~‹Ki¤'¾S0Ê)v¾³ugaÐðsTúe#—ì÷·ì#ÎO$#Û#È‰¼…·ö8G¹Ý,.³ORø•ÝC#IØ�®ÌªÅVƒ÷#µ"ûS-À�ojúýw&lt;ÊŠæXøz#ÌS™ž###Fî|:1§«Ú0¦iîC}ºnÅéšº±ÒÚ³qîZµAÀ„l?Ÿ¼dÇõãñ</text:p>
      <text:p text:style-name="P1">ånüFb¥­ìï²¡!¾1Z!@G<text:tab/>|›÷ÅŽÎ¼HMíâsµ—‰J+”ìNhƒäëˆ_ê´õ÷^½I´¾3ûcÀJ‹ƒ9Î¿y…,ëÝRkGº&amp;Œ�yœ<text:line-break/>Ž×&lt;?&lt;úóËG##[L/ŒÛïÂ;NˆM#Å#mÈ¢Þ‚Ñ##Üá,÷]›#å#!Wº.EÐn&gt;#Ôs›#{¦ 'jòØqü³6</text:p>
      <text:p text:style-name="P1">²•&lt;‘_×{)Ädq×x°Å#ã&amp;v²r…Rë+òèÕKA#‡<text:line-break/></text:p>
      <text:p text:style-name="P1">nü=ïë##ñÉ‹Ñ³+«m#ü$›_]?ÆÞ#½^=—%4oê8PÔûTJäËƒëY##ïî##2·Á€W]‰Š2by$žK°¹Ä<text:line-break/>ÕÚí/�ÝÇî˜ÆŸ‹{I¹¾œ‰]Û\ßénòr^î°�@YÛ+º\d×hxÀ:¦#ž½#±S°k³$Œ�%õ/çý¼êA&gt;ã</text:p>
      <text:p text:style-name="P1">Ö„:«óYe½±@Ú‚õÚýû÷2H›ëd·{÷=Ì&lt;Ú˜™üÕ0k###@„á#Ÿb$1,³#ÀgïÓ¨#—1&gt;#»�ûD?wqØï&amp;tœéÍŒÁ¶ÆŸÙ+Ù{¹�4®#(Õ#«è¶½£#å¨WPˆ�EMAu‘Á�ƒ41YŸM�Ù@‹�2Û{ã}7‹&gt;#IÊ##ð&gt;wÖöÿOçt”æt#w‰peÃ†F[#9vp–á#ß²mÜò#a�DCÿ#a</text:p>
      <text:p text:style-name="P1">•U¼#¶;Èâ_Œø#</text:p>
      <text:p text:style-name="P1">#†¾Æ’,’æHøÜw¼ÑzuQ;€« &gt;Ä�“ëÞ#qÔ|æH9¨|�Œ#MVÖª#°º–HI5#Â#`§#p^#’§d¿—5#ÑçE�ª×ó8kü#½!W5Ù~‚##µAm]ª#õâ\¸:8A‹ŸÑÌÅ§#§ó#‘‘±5(²#í#‘ØcÇ,£#vñŽM._óä&amp;C“}óé�ŽH“î`£h´—J:†l#¸œ0#áp±)Ó#TmÍýU#U£õÅkÎ„9£&lt;°ht`�o.´Mb5#”Í2v¯2^ÇÍ#dQ$.###å‡ËŒM:ç«ž¶ž<text:line-break/>\B#™2ü{±­¼Hh#j˜ú#íÚÐBÐ:#Ô¾5):¨“ßç##çªO´Í#¦{Ç½XYÔ5ÛÛ#$ìÂî(øS6E~¤qh’;<text:tab/>þ#¾¹¤.C#mÅYƒêhèlœ­´‚ $Ñ9]S\¹£Mõ£#¾ÌöW§Ò#SHPf2£ù#û#GÍ1&gt;MºŸÐ®É#A#K�sAîV#ëüO2¯:#ãŠåx;˜í°Ú·4!#~âønd#–(œÕ“#·èƒ\ìÁ¡%#ýÿ0<text:tab/>]¯:xüà#Cã{Ìj#«ó®p¿#Ã÷#pù¿É~þïÔ@#¥Î»#‡€P(õ¬Æb’­##ßüZrŠ¹zLÄ.¨¿Â#w¤#xØ[Ê‰&lt;#S—&amp;&amp;+¿ûBÎ#žx�wü¦ÿøÔÏü‚ÿåìBFš®àwx§Ñ.ˆ*Užß</text:p>
      <text:p text:style-name="P1">#Š”{¡,¼I<text:line-break/>ü~.4c†«‹�<text:line-break/>DÆ³·1b¾¾~#¡mð��×#§€&lt;#-×…*DQeù‹#: É</text:p>
      <text:p text:style-name="P1">®Ð\¿0(ë;~¹+¤/SWOvyaÃû÷6#ˆñ¨</text:p>
      <text:p text:style-name="P1">FA##TÁ‡Ê1$�NGÖøâ</text:p>
      <text:p text:style-name="P1">ŽêbkCóþÀ�#|fŽ”WBÒ‘öê#Uõ÷²#â#Y</text:p>
      <text:p text:style-name="P1">¼žB#|:#¦Õy�_.äyl#1#K&lt;Ñ)ÇÖÍ€À€ÄjpI f¶Wé˜%ø‰9œXUu½×ÑÄk¾q¦¹#býè |êK­”ì‘lgÌI1]#¶k%=#j^˜g�o#r”Äv+ÊK#¬ïÉ§›ð#³`ñpLÜŸ’,¬Ì“x¹‡^˜Z0²#ÁªV¦FGyz</text:p>
      <text:p text:style-name="P1">#šê=#tÑ—Ã#û×È=Ñ·#ñrz#‚.¹´ç)©k�#”#�Írß‰ËÆò#¦OhIÊ¾U#</text:p>
      <text:p text:style-name="P1">#)ÐÁ³ûÒƒZ$ö#y’Ä2a­©âû·”P</text:p>
      <text:p text:style-name="P1">^ãºsU_/ønS{G¡|üô#bÂf áûlú#=à&lt;¾#¾i¯ìHî22Ô#øçÚB+÷¤%ný“^#Ï?´r](¤`#ãH#ØM¸KÎ*#ô–*;Döz–iÐÓÿ•¢÷­\^VGˆ#É?¦n#!#¦å—`H#„ÿä}µeBæ:ËSÜ#&amp;#¹Ö©:5€é†#bnP6‘ÐIcAnüeEj)M“C®<text:tab/>##/d#$#;Téß¨VãcŸ=#qý¹ý</text:p>
      <text:p text:style-name="P1">Œ®#’#A$‘c¡Ì&amp;#mýÅ# wü #�Õ#êÏ#UÛ{éNÇs7BonÁ§3H##i=‡å##¬¾‡1tˆ×C× ¥qßR#ú�ç�^¦lç#w#�žÕ#Þ2ñ‡5ÎÇ˜°.ð€}%Œ™#@:ËÂ#;}-###iovÊ›�Ô¥!s}™P½žËä˜"k##ýæÍwÑ#u�`ëyÛé#«<text:tab/>ºÊvkd�‹yÀ#v„�²Ão©m-#vÉÂõ\#ÍÓDÅ#ZÀò�îÛ8#q#ŒL,2'o&amp;Äc·vº™ðÇ®d#­nõ,g"Éâxc#¾ÊP�’#W7D+Ì#2bÆ¯S#y¹k=‡Çv�Á�KÐãƒGªW·¹ÊË##¤Iëä›ÝÓ/ #5bP7€TóBK‹ #vY¥w¬ÝÑ†*�&amp;#ªºTá5 ƒ�ªžñ!h#7ˆCj#¹]##oáæ0#ý# ½ðÍ|Hž¿â�æÆ¨Å!ÐÝù#U³-f¬a#|g5aõß²õþ«%Rþ;µÎeÈiÖ×½#èÜ9/õÙÒSÌ|ïrñ\##ƒyA:O##Öl¶!îò—Â</text:p>
      <text:p text:style-name="P1">…&amp;##ÿ”Ý&amp;#0##rN!Êr#wÊ## !ò:ÿïÄ)‚_a##I#—:t›,Øý’½\Hç</text:p>
      <text:p text:style-name="P1">_ß+ìê‘¯#ï]MÐdÃ%4¸Ú+®DM##Åø~«*#òö#ÉlÅEaˆ@Ã#U‡2õú†;L2#E—Ëc¿†z’ç¯³È#âqþsòë-rÙƒUÌeÛ„‘†ý{#Yá<text:tab/>Õ</text:p>
      <text:p text:style-name="P1">êu&lt;½'#.Ï</text:p>
      <text:p text:style-name="P1"><text:line-break/>oŠ$­Aö6r™=8ñ|�Ï#„›F#ˆê.#oA™¹~›�ÙòŽC¿`6ä#yBëÉˆýÆj,aí,¹õäG#·]pKJÕ©)M#’´M­¤õx*##¿Ú¥²¾)–~%y¨¥?¼Î¹h­…ÏëIþ/Vþ¤Þ=|7Ó{Ý##’#X²P=¹4š#–æT%@#F¿w}£?vRPsÎèjO4##5�#Ô6È4]`RJ´Œr.2&amp;#6œ‘]5"ê…nà¸Ç!6@¢y~ÅÌ¶†&amp;«òíúÁ/žÁ#ãŒ4¥qi#¦#IÏÎ#-ä¬Ñù÷“cñš”±°�YåÈrîÜ###t]¸Ï“cH#g•ð?jÎáL¼'#Ç?]F##êkŽ9 ÚÁTŠd)m&gt;+ÐA&gt;æj“@«eæ#ñ Ù]ÜSö'-)Ñ*ŸGåÈÖÃ#K</text:p>
      <text:p text:style-name="P1">¬­KÁhVS#m•”É}###IÀ#×#‹Ò%©gèüÀ<text:tab/>@Ëº#‚ö]Ôœ#„ë]˜i#‰�#‚”}</text:p>
      <text:p text:style-name="P1">Ð‚¡ƒLAì_ø¨)#IôÖbfrÏö#S#ù+<text:line-break/>â÷~o§/{êªHZ$‘7Ð•„#Îù#��k#¹L˜šgM ÒÎñ+¬#Æ·Þƒ@YÄ1žÐühá;ñ¤T#R2B1Ñ0èf¼ŸÃ¢#´É‡j4ß<text:tab/>#jÚ�‰Ê‚†4###^·x”L3~9#yð9s]ä¥ðíï+9¯#ÄP´Þ¾Ë-6#8ï+/[¶u% $×£‰�þ #·JýA4#ÃšÂ‡µÆ#æ·ûü¹O ¸<text:line-break/>æ{G•øÌÆP7:kaG#Mž#\97##�#ZUÁ�˜�æs+O#sYàg#T¨Acêºº™l�þø-ïë±­C´ª@ŒŽ9ôLÊ#›WEèXÄ)#‹{v–\|:°õ�ûI&lt;u^]¼_µ�¶•bÚß®:zÀÖ5ÆM#ö§é¡P#˜í#ra:Æ#?n–‚„ Î�.1</text:p>
      <text:p text:style-name="P1">-š#þ¢J"Y´rG<text:line-break/>:D#€%/_|h2*X)­#^bt#Ü]Ë#w8#è¿úàK\#�.í##§]4##›Z#™ªí½X#×kkÆ�B-¯éÐÎÚ¬.¸j#§B‹#ÙÎ†œ</text:p>
      <text:p text:style-name="P1">Í<text:line-break/>°t#@U„ƒšõ×#Ê÷ž1#SŒìDÀC#E„ì•�Ù›zMENÌp#‰</text:p>
      <text:p text:style-name="P1">£í­gƒ�ãU2�RÔ‘C`žãê‹VöÆ©ˆåƒ�Y/us»ÜÈ($#R táÛ‹#9æˆæÉƒG¸¾¥ßþ}×##·*(###ž#½å#úÈMÕ*Ï3ZžÅõ#ˆý+¤Ûò_•#?ü¯*%f)ê‘s‡vBÚW½õÀÜá™Õ¥:[##.'Äé5lè¯†¢¨¡º’#ÿÐâñ&gt;f³Ûû#&gt;�&lt;nÅ&lt;^#Ô=l¨à##êI:#I�ÓÓ#š¢í¯<text:line-break/>PæT¦£#ÇLv!ÅÎ‹#‰u�á‰èÖ½Tk#)›¹Ã£<text:tab/>#/ŸnÈƒBøíIïÁ‰ÑÈ6j#b¸<text:line-break/>9™µâ<text:line-break/>Øù�È#€o.s&lt;ÈØ##/MrŒn#K`÷f8Ã»¹6„Ë�ÎŸ3r*4d#¢ìL2¦#EÝVú</text:p>
      <text:p text:style-name="P1">!bË#ŸLQ}"¤#~###lšaúëå##m+É"ÉíÞ+ã<text:line-break/>¬FNèý¢áö#=º,RCß#d#v‚Ø</text:p>
      <text:p text:style-name="P1">#í#ë¾Ç&gt;#Îp¼‰#ŠÖ�ò(Ç9#ïí'Ò‹a##T2“—XÙì#‰Áõ±#A#6À'›­</text:p>
      <text:p text:style-name="P1">J� Hv##P‚d‘</text:p>
      <text:p text:style-name="P1">3€2#I"###%<text:tab/>Ì�A�$p€!+ â€d%Ç!#�#�œ$'É’s†7zÎùî­z÷Ýº¯êÞzõ½úþXµ«f÷Ú+üº{¯µ§{µ€²¤,lEy˜íãpc÷,ŒäN`#=§#È�›Ee\™8ù#0%#!Cí�.“#]U#F×v#^ú�—E_j'�­ûNÿy|b�ä¦Õ©ÿ#ò'~à1#(ý.åñåïR#�Øþ“RIÿL#’~¼¨PÏº»ñ»¬Óæ#ái–´˜nÍó²—JµQ«·Oÿ^�yN;QáçNHeÖàš»X‰„T&gt;³O#2#"Î€×*·y£ÓÏúÏ_Õ½™fä6mŒÒB#ŸôV¬u™\…M#óÿ”ýB#jå</text:p>
      <text:p text:style-name="P1">œÇLp</text:p>
      <text:p text:style-name="P1">±øò=#XCXï€0ˆiäÐ˜h#mü&lt;mTýŽEäÈÁy#O+L³#&amp;y�B2#‡Væ#È<text:tab/>©ŽÎßœeA¹Ù#q²'[ªº&amp;##æ5Í�ý´#`Ša+ÆÙ,–ú³G~¶#—k,A=Ç#õõßcÍŸ†#x"ç«½œ¤­Žú²º„˜#“g×mÆ#áªù#2�»ûñ©&amp;Œ¢Kif€#!ÜýÂê½&gt;YÓ"xÖ†È<text:tab/>þétY¤#EŽ#¾#éÓÂ#²��t"æð#JvT„Q˜.�#¬#¿#'–#º##5ù+G4t£Øf#˜–wÓÝì#x³Ÿ´Naá¾y¢)Ô1~�P—ºà\P�Ò#­j#6?†rißã£¬«í%·£GX|ŽÒã#~˜Ä#\vF�ñÐž6-˜#b/#_ÇïÑÄ<text:line-break/>×mx•Hˆ×Q#,Ç#¡dXÂ<text:line-break/>‰YŠƒHßÏ{¢#</text:p>
      <text:p text:style-name="P1">D#dŒ–#�­#1S#¼m�ãÄÞI4Éš^#â:LÆ;$¨KCó‰6#øÔ#NÚô”õ„F@ç·¿#=)–”ívxU:&gt;·(PàwÅ|ëW�±i™#Á#ÆM�sud}Ÿ_Ê—«Æ`òB#äMÇmòu&amp;pq#êŒx'+êcøm®Ç¤]0h–* þŽ¢#ÆÅ_Ívm#?ÿæŠ¥±9UbId<text:line-break/>2e}xZ#ñæTÝ¹VJ#\q�‚#+#·àŠª’&gt;wi°Ë4ãK$zR+¶¸{îrz•�hšð<text:line-break/>÷DàîFç]Vê:#Â�‡¬-8ïãã‡99(aòY‚¯#ÆÙ”tÂÄ-&amp;w”¥#I·#•†4ùÂ#ê…Û%¼•²•#ç¢ƒ<text:line-break/>•ö#;n#»çÞ'=#$öõ#�+Y»—a#|$ZÂ­Wv¬Üg�¶4š#ØÖ#‰Ž-d…|x„@|ªŒ(ûFðô# zŸ·šNŸDB—#´¼·##</text:p>
      <text:p text:style-name="P1">nîÜ¶½'ÈÑ.É‘"<text:tab/>ÖÏú}¼nTHy„zaSb[Ã.&gt;¹X#úý«=#j¾ò?üN°}#„ÃJ«`LØ[]Ðµ�ž…Œ:ÕI�ŠåÝ#•ÃÒ;rQ¸Óý_g#¼Oª\”Ü½õ×<text:line-break/>Mn¶#6ÐØéA#«0[`Ã&gt;m#L÷º—K#–tz·EÞ¢î)Œ«^£TŒ<text:line-break/>&amp;ÏEÔãÄèß#&gt;é#ê"ÎÚL6#ÄÖ#òœnÄßÑâ ¸¨ìÝÌXø„ÉìçÝtpR!(Y£#ÈØJ"ø##+dÚ#ÉÊã^G¶eÌ!„¤½qa@#œ#Ù-™ež#Ï#™D¹kÅå_j#ŽÌL"î&lt;#Xôoa£6¸##–8rFÛäùI!¤ÈÏ3#$¤ƒ�¨,#Ž{#—wS#”äÙ¼s¥˜I%¾#tN…=N‰éyÙG¨ÒÊÅ„ã :Ñ!xiµ¹Ü# ð™#é‡T‡<text:line-break/>a%À'#qäWÍ]#“#¬<text:tab/>ñ#›ª#7sÔCù�­¨á§,Üö)p#Ô+á%¹%x6ÖÇ#X�$–G;«¦øW&amp;‚Yß#¡´#f#�#[m´‰sT5šµB¬·:›‘(—L?†u”s</text:p>
      <text:p text:style-name="P1">z·#±8OäÖš’d<text:tab/>¦#ßë# #Ll�##¯ÅO?´‚z8£±ï*²»D##Ü#-Åãä‹{)Is–Ç³Y¢ý�]“»³;WóúeCSˆ$Lè¸$¦#n"7œF0<text:line-break/>RÁt¾ÇA#±*E</text:p>
      <text:p text:style-name="P1">\6Åì‹#^#QÖ#À†?|_Tæ#H»ß}B˜#í�£=‘Ÿww�ËÇg%ìoÕ<text:line-break/>o:Í²r/Gi#x­A‹R±r�#è8-#=�“}*×Ä%°#Ò"æÛën.Ž=ÈÔ™×}íÒg­ÝÀçµá¨­Ýü#ëž#5ë�ÞK‚û2¿Äy#[¬“I‚#”Ä›ghhô£±#<text:line-break/>+™(Þ.Ç:o¬õU;®Zc#ND=—?#D­Zûw�¤vkVpÏQZ„ò$ÑÀp\I;Ë§Ù3RsëÓî§!#Cögá”ÎûÖµrÓ#R2–sc¸dÓ€H%0ŽîÀ�#yc##Mát=HC#~ò²n(_^¼ú?.€d�_&amp;+Wq^ùX^Dž”¤ôëùaOq|2Å9ß6aÐi_¹Òt@ü™®òØ[p”×Zd#5ç#�m¯�#ÑK…1�öô²bd’ŒÎàç#W*##BÐÎç¢aú¶´ãïÀ‘¯�#ª5W­+.#¥ðÈWÓi'ô`‹Õ^‹~ó´hÉH~y¶V#‘E0#v^:qHIÒÀ#:À;¸ÚwõtÕ£$¹#~#x“áA_&lt;c–ó:ýí[FU</text:p>
      <text:p text:style-name="P1">E#</text:p>
      <text:p text:style-name="P1">:L¦3î##Y×kCæM³{SA„£Âcëd”#ÔöØQ#ç¤7,ÖsO:œ'YØl�u®Ë¤õ¸ÿ9ëÿªîçL?jÔ"0#ô#ý³"¿@ý�TòÁ#Cƒøu[íû´ÍÿÛ_<text:tab/>¾-#{ï5#Ç¹\#å®#Íè#´#Gý¡~�#ö£Í«/#öæI™nL###Y$úã%'}#k<text:tab/>¥Û°1Á#Í##ôŒ×¾ú=6U#÷&amp;ÿ‡2“#‹#�#„R#.··ÜÔ´#˜#QvÌ:#?åØ×=l�ïM=ø</text:p>
      <text:p text:style-name="P1">=Ùò$j4#—è@ ü#�¸—åT³×Úý8 Vú„pˆñ„¢#º#�ouÙß–òþ#|È=tãœö%×¸ì—UÏ(°Ã4š*C#ðÂ0í.Ô<text:line-break/>žSŸ(^##b#ÀÁ’o#ëfÔ(¤\ì&lt;ùgÈ¡öª#b?§hAºÎñƒ�™ÙV–ý%Ä</text:p>
      <text:p text:style-name="P1">#</text:p>
      <text:p text:style-name="P1">›õf¯º#þpé”n¦˜¥#v#b_Jð³okAŠ@#</text:p>
      <text:p text:style-name="P1">#ŽÆ$ê#•ji¿Ÿ#N”</text:p>
      <text:p text:style-name="P1">#ß'Ú¥õñ—½ä‰—##¨Ûì#Šxq«X�—&gt;ÖÀ¥�¿ë(¯÷#¾&gt;+ÞæËl#‘o3Ï9#kt#(#›#¾#Û#nòDzŠBœŸkWI|µ$ØÞÖxyn¾êŠ#`šòðák=úd“#ƒÝ##hy;Ç‚#ÛÐŒo-¤TÆ(m’.é†®˜ê#RV#ËT¡Ë,²ÇŠ#ÛÙÍ?)#’##%é9!ô"“ÃÛ™ß#£­ûËÞœR­K‚økÚ*é#ï#-�#þÊý«aõ}àá#ƒðS¿Ý#Ò«ò-*ÿñ^ná#¡/k–(/}ÁÙ�^#€Æ€(Ë­oû²w]�C"M•”›þ Ì¾#sLp¾æŸ¬¨—ÐtÎiÌå/cã\ó�…ËŽ‘i#!¯¸==#íŒÚ<text:line-break/>#ÆÿÖ¡B�Ä÷«q~wŽ,#õœzù}Íw9ƒþµ-#%ýX·9+Ù*]#.­­WiÓgŠ-¤?òb�T#_û^Jx#+‡#©#B­,Î°U/3¼»µñXÒ5OzËWU#õ±õÓc¿Ÿ#•&gt;É<text:tab/>?r##¹×à„‹hNò#‘²ÜÒ/³÷}ÔãÍÿl~jÔŽ¹.Ã-&gt;Þ9]ú#ßÜttúé#‚E™#~E#¿:#+#H“#�pƒMÌ#ý#¶dÏòö2#“†´#ßwœ##½]uïv,ÉX«d.f##¾æ-H#±~«Ø^@IÅ²/v|CÍÍ#DênYG"�•Láóbý[Ã6;´pU‚‰#ëýš~&gt;#ŒÁèŽÎ€Ù#²#•n]y=éWl¾—ß¤aØ¯�1þÐ\“È6…ˆymHu###c� dú»¿š¦úñü­¢¾u<text:line-break/>™Ù_}Nw”›0áoQna@Æ#Ãgël#ºgúÖ#ÿçº*ÿŒt{ê±ñòw##Œ#ÉZÞ¬Í3'ÒÑ/"#Ä\aÛ&gt;zŽäM?ø!'</text:p>
      <text:p text:style-name="P1">9�¾e0ä#2‚#y/€àÉ©™ƒðüµ»+ÙyOêûr½s&gt;G¶Ž¬ý –r�±ª»Ýúáy¥È#âÝ€Ó‰Ò´\­</text:p>
      <text:p text:style-name="P1">®~ó¢þÉs2ôª³Éí##?îéÃ¬]#´„Æ%9dÂ^87<text:tab/>xWZx#8;�Ÿsà1ë7?ÎÔ÷œJê?ê#@¸'?ˆ¯›&amp;v­nÁ(Sß[Ê—#¤y~Ý9ˆ¼ƒ+ ½“JGþ-#’�‹I##åÀß�15“6##%&amp;–�{óÇÒÑð·á›#”#¸6þÖáëåÇ-S|ðü�Ñ¥›¶Ó²p"Øºo#È¾¢�¢Wy\:°›®Ë[&lt;Vtèî<text:tab/>?ýúËú+c‰Aq­ó}’$Ò}b²��Ç^;“f²(·“½Ë##‚#Ä##_#¯##;-ý¹A8“6DlvŒ– Å[ô#xWŽµ›:‹­ì#™$ïß»#ÈUäÒÜ?·ƒÌ4 ­�¥ÆÊ9e-ˆéVl¿TŽ¦XÎM»Šòò’³#Aüžú�ï\_�R-³Ò<text:tab/>ä{Ã#­èÞb“i–·'¾#‘èð.ÝÙ#Æ<text:line-break/>¯%#-Ð0®±'7{éÖ$o¢–Ï9Â~ÒÝ“¾'í¦Îi#Uu�##fU|&lt;ËçvÀmñŽýí£¹#¿#ÖO#fœòA#sA8Æ±¨M|�ªnŽ²ß"n)×«¢#×G</text:p>
      <text:p text:style-name="P1">Û¸Oú4s¹Ø#]=RþPå°#eaxPÇY2PGeäñtd°FžOhÙw###ï™#_-Œ@¥íG­›°•ÕÕíæ«JÍ1#2*&amp;h<text:line-break/>×f–§X;×hMÅ½×¾y£"ðï~•óRº<text:tab/>A5Ð#S4c#ÅÒ7ÑÏUø3##ÑÆ�§0ª�[^•#Åù/›B¿#[†7#’ò#ÖŽo&lt;�]D`#Ü\#³ #®ýMvÒìãpò�C¢0ªù÷<text:tab/>^—I+#©¿.¾‚#ÐÑí=xñÌ&gt;ËÎ|‘¸§Ï³×ùd`&amp;€5#1™ü#NKâCûÝ#v¥8›“ ##×@#Ág½#ù3ïÆ¨_#½##hÈOs#F•ú&gt;?_#ÅèÒ*™¢Œú08P�-£#ÊÎdJ%Ëµ„å"²#�r#¤©Ü‘œ<text:line-break/>ù#JãB#ËQF€#mÐ 2y#ý#éŠ¼+9m!¹#ù¶5�ufNÚ#Þâx�``W¢[4Ø:xµ5ð<text:tab/>AqÓ&lt;W<text:line-break/>4ñt‰`WÇ´ïîøê—º\#ÏÀÿë• ÿ£«L5õŠì5áµ…†(~$¨™#$­FxÇd­sc$Ï²¨º�Ÿ¿€vŒºˆnæ=T’áv#”‡#@‚ÓBÖî#š®ÂæyŒ.–4â›Ð1u#”¬ÃŒrô#G÷ÝÎŽ‚BÏ8µx²H–G##¹?Z#Ù&amp;J#ñÅö8ó£»##CŽ»}fÃ#ƒµ¹.Ó¨ª#£/õtÜ#òlFÿÅú#¶FYs#^™±¦Ä°T…6#e‘ô–</text:p>
      <text:p text:style-name="P1">Ž(hzNYÂßqMõ#b!šOŸüÒSá~²Š%áAVŠá##'YÛä#€�Xªæø;w‡)ÌÙÆ#&amp;¬'Ö3KqæDB�ÞÕó#ü¶:]µò#íÖ‘ñoõ›#�­LÓd—�£—÷÷G­‚òó"##&amp;,Þ¯‹Ð#ûóQv##Åª#œ‘å�[2J#Úmu9a:#”ËËæ4ö^#ÕöÎt¿^¨ÌøG6Gt#(šÂuÿ#¤¸¨2Ø`ÔÍØgêyÐÜ-<text:tab/>q×aidô�$BXƒDNÂþU[±¯L##ùÅ#Ø#CFp0‘#´;ÚC”à##lŸcpèµ¨YR#Àtº#&lt;üjaÚó�#›ë3‹@´#ñ]Š¼²êÃ‘]E°}F#ß�Š}©§</text:p>
      <text:p text:style-name="P1">íw'V¸ÅµÐÃëÛäºdo##m„¨ØÚ­§¡cÒïà###N—5„õ#w#ïÞvdŸ–ëYa/–ÔSÒ‰nˆ”'òÕxCðuUð#Qß†èáªEí#ûÉý7#Öé¡æ#ßn#Q.†Ê#QU##KŠ#a‡=êOØ”Ò#Ø#UÛ½xµÚ&gt;/ÞŽÉ#¡@)îü###ü"]åÁ¶I§3ODÄX[è#¬Šzº97QQ#ãQ¤|[†#s‘ØÉ•.#™# ô¬Àw£f¢Ú}‘ñ¤^@#…Di#ßÈ#Q=À0»½C-#ç˜Ž|M³Å±�æ¢</text:p>
      <text:p text:style-name="P1">Á£&lt;Oí</text:p>
      <text:p text:style-name="P1">?8LÏkÌq^e´ÇÉ\UnÍ=te#°z¿0ø£Ÿ-J#Ré½2­</text:p>
      <text:p text:style-name="P1">o#·¥Cƒ@?#æl|P…¨uAº»;ü$é yK#I<text:tab/>Œ9œå(¢S2»bS,#æ½#AÍ#£WpâxºR-9±#Ì%Ù¶#c,#Å–[•b*âa‚ôÆéÏJ:Š#ªéäa#Ï#+æ¼Óæ±žT#{¬WY)€Bîê÷ÓF”…w‚ßp#T¤ï@|”Ÿ<text:line-break/>/#Ç-<text:tab/>›ˆ&gt;TñôÜOTcÌ§‡±€#*#B�¦-¯*Ádƒä|hF×‡�'Ôœ¥.áº…»Öfš¶P"…DÔý`-b##Ÿøu\“ó²ž–¢³ëµ®#c#Î÷ô”nl#pyÛR:Wˆ#èd–…z;ˆj#âÒÛùô#Ip<text:tab/>œu�F#*°P·H¸Så^~Ô9u5W¤¯œÚ»õ[ÃF#*P¯jJ##Æ+¥±#,*]N6š!/FGÒl#ð½Ë�¢7î Îüº"¨#‰#°¤Œ�¢ä#‚5‚g#£Ø##ä¾š�]/Ÿm=’iZ�—Ö"#ÇéN#±¡éQv»Óñ¡æê‰ºB7ÜàG¨c#T#ý°µEßæú#Ñ#ký#ÁAÉ°Í±7³‹ øæHzt;_¬ØbL÷CÍ#‚%#0'Ðu,½b¼#šqÇTq1%rÆ&lt;1å�#Œb<text:tab/>¡ÜÚˆcšÖ"¾Ãkh{#Þ¢¯äÖFÐÍcÐ÷¯¯éÞÐ�²�º#m##¥#ÁÝg|tLÐtÌ¥î%5Îögsöä#1Ù²0Þ#‹O“S“’Ë\›]É2ùH&gt;­ö’.Lè~‹X#áºY<text:line-break/>#e<text:tab/>PÞ—2£#Q÷Ø)Ñœo##WyÁ)§ÓZÑDw#ø}Æ)()ßò“Ì#×ŽR#(‹P2]èÚW«ŒìHž2nÕò“Z·#Ì)‹˜»Lé�3§–¯i´ùøäÜGò¥,Z®9#Ó›ìSAà}Õî›ë#næŠm+&lt;–pd&gt;##n}û1)ù“À¸K#Nõ½:¤ËTIzQï#Nè�Æº8É¤0î$*#pb.OŸ¼QÖ“t&gt;œŠý|ùÎy&gt;’##2dcXOg„ùq™9t0ŸY¡ÐPqÿº7¡w{¨ê:`i%#)Ü­‡Œ1^ž9“’¸K’ö:õç5¦Å&amp;p#›e”Æ»ÙJ®Z&gt;/ºÄž# 8ƒŠ�?&gt;¦ÝÞÝi¬}##&lt;±ciAœA(1r#ÆU…_`wØ%¨ö#¬iç ˆ#UÐLæ#˜Úù,Í½Ó�œ„­tJË1[(æ{ÔJï_}ºY=1Æ#¼~]i®Ì:)„Í’a©ØË�©¹ûLT'o##î(B$Ò)Øå'6?¬]Ùœ#.<text:tab/>,ú«ÊHZö&lt;ˆ­mîWgW##Q9éi; á`##&amp;ˆÔ$æbër¸YêUÛU�fdr7â³µ#Yƒêk·‰ŠlÆFiÚ3#´³–Ù2Få%Òþr#}ù–�<text:line-break/>Q(¢��Ü0’ƒOÎ¾aw–P´mÎ¢´#oÂ\B»</text:p>
      <text:p text:style-name="P1">'-@#Ïr¨#¶`#œ¸AèâZfx¨«¬ÞÚiµÚ�Kbœ_¬&lt;Yáì#½Iò&gt;}<text:tab/>gßäÎƒ�Ò“Y&gt;}æ²‰ˆÁ#ý£4››DÙø„Y‰a)µ:&lt;™jyÈÍÑFæþ�—ÉeB|Nf¯Öë&gt;#-ãTcí!}ö÷¦¤êÑÞ¹Ñã¯V+#C×Ò|&lt;vS(#M#Ò¿ŸŠÓêD###·½ÌöCäð‘?âÙÀtè!²#(æ~–‘ÌTƒä##^Î##hµH¸$fî…ÐÔ˜Cïåü_íüý#ý‹þEÿsDu1ò¿#*#µ¨<text:line-break/>endstream<text:line-break/>endobj<text:line-break/>238 0 obj<text:line-break/>&lt;&lt;/BitsPerComponent 8/ColorSpace 239 0 R /Filter[/ASCII85Decode/FlateDecode]/Height 28/Length 514/Width 42&gt;&gt;stream<text:line-break/>8;WRp95_X$$q-:Z0@HC$j-=j+Y/jlZ'!J7GfIQ2ISY&gt;%l!#nY3(^Q5di=*\anTs"t<text:line-break/>#+tQIWT*2f9Mi]-Wml'lC%l);\XBCPQ+KTgffTeZN8C&gt;u,cPJb$D5:UV'bGBShYQW<text:line-break/>D;TQMULrq-04%2]^rD^Q:_T`/*'e&lt;s7D[rG(94/W$UEHN:Xnnq&gt;^G^4Ssh8rI.g=5<text:line-break/>oGML2eNW]X&lt;iHjJ:6MaLctB+PC&gt;td"X[&gt;g`(u9M7AfTLgPF=g"2ok7mI&gt;2gGVt2J,<text:line-break/>&lt;cI%m&amp;ON1*E-b-ne`&amp;T82!7![dne)&gt;m8qCkW_A'3HEJ]o2@#6]k7sp4K!5G+^W#p!<text:line-break/>!YZIPTr4J9]m=F6MT?3H&amp;&amp;==&gt;UdX^Y&lt;6aR)krD7s&amp;ObC81@bbWIuZ0VZp-l"47ahf<text:line-break/>52-DW=?O%&amp;,':und$eU)*ZGe6BV1_1pDe@Y!,F_Sl#^NuG\Z@Y:JK6ok23p,/D!Qo<text:line-break/>;psoA9!7a?=_crGE]F]d&amp;CNAT1*^(&gt;rhjdDV\@^sU-8e^^`j"8~&gt;<text:line-break/>endstream<text:line-break/>endobj<text:line-break/>240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241 0 obj<text:line-break/>&lt;&lt;/Type/Page/Parent 3 0 R /MediaBox[ 0 0 336 229.44]/Rotate 0/Resources&lt;&lt;/ExtGState&lt;&lt;/GS0 311 0 R &gt;&gt;/Properties&lt;&lt;/MC0 312 0 R &gt;&gt;/XObject&lt;&lt;/Im0 315 0 R &gt;&gt;&gt;&gt;/Contents 242 0 R /ArtBox[ 0 0 336 229.44]/BleedBox[ 0 0 336 229.44]/LastModified(D:20200108144213+09'00')/Thumb 316 0 R /TrimBox[ 0 0 336 229.44]&gt;&gt;<text:line-break/>endobj<text:line-break/>242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315 0 obj<text:line-break/>&lt;&lt;/BitsPerComponent 8/ColorSpace/DeviceRGB/Filter[/FlateDecode/JPXDecode]/Height 956/Intent/Perceptual/Length 160594/Name/X/Subtype/Image/Type/XObject/Width 1400/KSPQ 75&gt;&gt;stream<text:line-break/>xœ#&gt;@Á¿ÿOÿQ#/#####x###¼###########x###¼###################ÿR#</text:p>
      <text:p text:style-name="P1">##########ÿ\##@@HHPHHPHHPHHPHHPÿd#%##Created by OpenJPEG version 2.3.0ÿ�#<text:line-break/>####r�##ÿ“ß¢0##™T‹ ˆ¡lLˆ#›Ž"’è+/‰¼?Czol#.:¦¾</text:p>
      <text:p text:style-name="P1">”Þò«ÒèÐ¦†6x–#ÛˆZÙ²ÍT<text:line-break/> #ÖŒü“##’�ð[´ÿ:#)ü¥#Ü„;Îå´ze¨Üdi ¶YýøÕï#i4©2#ö±‡`e#•=ã#›ÙOÚat&gt;—Á#cI¡^ŠœN$#B=”…„^ñåÌX™î¥ÏÖ<text:line-break/>#»8ãOŽ#åA</text:p>
      <text:p text:style-name="P1">¡+~G†%s##ÿ<text:line-break/>Œô#/âdµ:#¬À{÷ïÐ³yÿ0#,Åš–Žuƒ*·tÃ¹ˆ‚êHÅ#û#¡.–†kh&lt;9’Äè#œDOç`¼”H�ŒÒ#©Í<text:line-break/>ý</text:p>
      <text:p text:style-name="P1">^Xã‚WPþBÑ�pUžg%¬#ŸJŸ`$å#ZXú~Ò÷</text:p>
      <text:p text:style-name="P1">!×ááÏÁ#è5</text:p>
      <text:p text:style-name="P1">*�TR#('§j#I6ïå</text:p>
      <text:p text:style-name="P1">À Öá¯DÚ�#j?TI‘d¶µ#0’ì$åœ.®Y­‚“U!Þ#÷bÖ#„ìØ%å&gt;ÆÅŽnœC¡=Ço¹�µ#Œq��b#µ¿úÈÀÌíI-I<text:line-break/>’Êêƒ#S¾Ìw\…p|</text:p>
      <text:p text:style-name="P1">&gt;#,#�’ 2#yw#�¿c«ýJÂ#4�"x­n‰T�œ(KÆ&gt;ö"D$##|ÜÜ#-qÓ##í¾#Ö#RŽ«�šh¾ëiçOõ¤òâŠU+&gt;�4�H5±ó*_¿*±î.Wzu#”K#„á+S:Y?{ŒdÚ*k^•a©#ÜAþB¿îoÿ%’,êÍa®H’#a�3Äª*„9‡£|µ&gt;)jFV�RiÂwÿMÌõ Ô—<text:line-break/>#ók\±‹Š</text:p>
      <text:p text:style-name="P1">&amp;5Ç‡Y”Öï®áZ‡“"š‚uïÞÈ‹|-íË�#CpÞ&amp;0´Â:Û„J#F¬R¦7Ò#<text:line-break/>�ÀÞ*ðË3søÿ#ˆl@¹ò(î¦¨M8‡#ÍÄ¯Žõ�§à±#e!‡þÊs#g,ðz#Û4#.ÏVB?##ÃZï&gt;Þàðÿ#M—�ŠGžºØb­Ò�sZ#g»°ñ|ûÙ#¹ÝAîåS#–@_‘##ÜfÅ|ÑÏD¸cy#.+‰.¯qÙŸï‰¯Ï‘$º�_lõ‡b#¥ê%«,Å#ÈÆ‰/Ò`Ðß�üë–é#×¸ç#©xÑÈqª:Ï§³Àâdî#€\c#ˆ#È“WÁÌÝ# ‰šñœ÷`xÄy4@a[„#ª#I#‹˜yã#ôÐ:9·`Œ±~-¡�“ü5§QûàóÐ‚K#·7v„jáGáj#Ê¶:#çá<text:tab/>h—¶ZÊËG#_;’Mõø#ù½³%hÞÑ=fÿPG#ò²v##Þ¶ø¬ïß#‘ö­Aå}þ`#É#M¿ÁNÙRÄ“þÁ8#%t{D›S#='ó�ŒÄxa?gèâ`;â£eƒb1[~p£m[dò€v§0¥P|#¿Ä4„×3ñ‹Ñ#kö#Ð#ÿh#™à##¾æo#Î­$kº#Ø#*aé×y9Zq9Y6Å#Ã~ÕQï+”UÀ›#ÀI¦óµlý?§®™›¨ÇÝ02rÈf¾ êþ ¡”ó1 ß”##±S<text:tab/>€Q#-~NXP!"¶[8µ%‘{èW‘¨om°2(…~màq³ÌÀRÞïŠ«€¨MAÉVU4#¯8è6\%Øv#ä_úýbè¢µÐ#&lt;ê(ycM­:¶ÊýHT#\¹‰XÕ|}è´ïÂA(è…[™Œ7–^C~</text:p>
      <text:p text:style-name="P1">SR˜%#u©Ä/#j�(-ìââáÅ²¼5qÇÍÖ€Ú7{¥¹W#z¾úv�B‘¡|–°gf° º@GI0;‚}Z|#%¼ ß#Ö¾Ðn�§ÅZ~˜bâdî\# ~ ### #/}M¯_µ;#ã�ÝÅM#þ³h</text:p>
      <text:p text:style-name="P1">)½+ã–Ò#¶‡Æ—×Kei</text:p>
      <text:p text:style-name="P1">ß»žd#Ì&gt;›åÉ4Ý[ìpMM¸Ÿ4ÃÃ#n.Z¶F####=[mLÂ#°˜·-3\�¾#È[#ûé8#EptÈm{(ÏÓÔ²h# $‹¬G 6¿Ç*ýÖ©r�cìÜ#Æõñ@a„°»Ìv^BZ0#·ð%r½Š}ç#¼VóÌUÞ#)MD¶µÕÒ"™mx¦G´ÚÎ"Œÿ\øÔ«#b:!üÍÔ#š#J…4Še»Ü×ú0½…þž¢bW</text:p>
      <text:p text:style-name="P1">Ò�v9�¨ #J¯µSxßÀééQquÀZ¶7mD§už£õ#¹DŒQ™#b|^þ�#*·!#´Ï³¥)öõM#Vß#˜gð‘ñr&gt;Jo#ü<text:tab/>_¤þg#õÏV²T`"O#Ê¨–d™/#¢Skoü µtq¦ôhÇÜM*ç/år,ô~l</text:p>
      <text:p text:style-name="P1">îfp#–%%õÕä¬ªÿ}tm#5#­#�_¾ªOô±°ƒEˆòdÛp’ù°s£±#y²ñwce#XXí=¹mv}¿kW»åibC##ÿB„ÑLIwø##u</text:p>
      <text:p text:style-name="P1">ÉäíÑFçfW#6q'„#¿üÍæ<text:tab/>t×³7ŽŽªï¾¦}�#þ'èÂC~ªŸZ‘)Sµ^«#}wˆŽàb5»“úàI�ñ¯q§x¿<text:tab/>L=èÓï'Öu�Ÿ×Í"«¼ìt·Ÿ½¦ ‡#ƒ$¹#u#õJöoÍËTØÀjh</text:p>
      <text:p text:style-name="P1">P#Ò‡/zP;‘#ø¡¿8÷‹¤–œxÑÄÿ#/ë#—³##</text:p>
      <text:p text:style-name="P1">Œe¸CßD4q7(Ñ#8fªÄœ&lt;n4#¶•#žÚ#ç®)]Ã_y{#OX…÷sn/®á:ß#7#™fîDïž/GÆ³�Cs#è£Dm0óRúvVšÊÑ9Ý#Åø]&lt;‰Y¼†„ôålÖÙ6m_MlNé57|##î²€°•(1ªoŒ§## Òÿh¿CrcE#7ã½vF&gt;#iAw#:ÿ'°ÌßMÃ®”�#·±#ß2#ø›3#?Ÿ Eìì¯ºq5¶ÝxÅ1ÌEtÌ5q™ý#K¹çº_æj×-Žm{k#:hÄ®<text:tab/>¥<text:tab/>–éß…j¨á##k&gt;#ë¯<text:tab/>6#4Í—#ôvùL#æŠM¼,ôÃp#K’AöŠCéRbã#~</text:p>
      <text:p text:style-name="P1">rM_ónJqk°sŒóëp7Øf/çê&gt;Õ¿’®»é°KÄã§u·á³VÍ¤½¡õ“R“`#?bX¡¾&gt;y!#;¤##g1{þ…¨D;E±�¾·%ìÖæ«]C‚#/ø÷Û#‘��-#SÓ%#ƒÝOæÃ°#M�NsUÇ'#w#r2³oÃ‡6²{á¦go÷–‡‘×¯#œ©„Ãå·j¡õnï#_¥}¸¡/}Ú·:¿J6á½ìF¥ð¥-y.û¥‰cWô‡#‰ü¾N”Íã¶#</text:p>
      <text:p text:style-name="P1">#|Oi M3¤~ŸÅ¿ÿ&amp;#ã@�BÞ=Ý#‰FÐÏí,4FBæž‡]#NÙv#ô2*$#˜�*]ƒ²Žâñ'�Ç#s¹</text:p>
      <text:p text:style-name="P1">Ù�N5{%ç\[v#ß#c°Ê˜…+m£ë"#ÒjŒ~ÌÌ§œŠìàƒHâQÿ#‰�À4#‡Ù…‡›#¡€‚4Ð°3¬1Õ`�#"#q#çP³&amp;ßØ¢TW#×…Á n#ÄTÏ56##±i§Õ[_W°öE³Rçaˆj#<text:tab/>Åý{)Ä„¸)Ð±�óÀ8tÑª�I›døÆnŠÖ¡#Úéñ]|æ#�A[šÀÜÁ§0ÉÍø[ÿb«Y&amp;9žyÀ#‰� ½‰=IS•›<text:line-break/>‘�4ï€‰#¡y&gt;±ŠKÄ'�©†^È­ÌV<text:line-break/>2xÕøÁðî0ù44#Ô#á8ŽÈ÷mYs=òËLRÁ+#Ò##‹a¸Ð#¢zƒÎ$wNäE:&gt;ðaÞkQÐDüÊ·8îtŸ‘0·«cç&gt;àÃöG[˜Vý#ƒÿ#(#Ö)üsý†EÜRŸRWŽºkê#÷Ú£™ #7‘CÍû]�#nÈ#™•$Zoù#âhEc—­…„<text:line-break/>f*ql�æ#</text:p>
      <text:p text:style-name="P1">þ\PVYe—ok#\ùÁ#‘+•_j3æ©…®°#G%Z<text:line-break/>‚N6=—ÊTÐñWCHÊØOÌ¨‰YT#VY</text:p>
      <text:p text:style-name="P1">ÜàcU###óP\ÒLN§e³keÔ—H‘“áÜ~ÆË�Ü ÙõDŒÁ3ýÞ#0ZÜõ¨#×ÅWàI2·ÛŸb]¹[_#’Ú<text:tab/>ÓÔÊ€,©˜þ²ój#xMž#YãŠ¿ì#<text:tab/>YöuÁ##7#%¹%$ãçêô0ýZµŸ§èûú{]Ÿ«°#Õ£À.ùT&gt;AÂÐØj#Ž#ôØˆÈxça¸4…B#X wœ¨¦×É#+‰GLû#ÀÂ#˜ÍÇ#Þ�6N:­#ï�#ú#Š#ú#-Ô³ØA+‚n²ÚÙê_#Rj¡#£#$´-‚%AÀ’ß#~aãf|##À:a-¦#ü$##91"Ë<text:tab/>�l”ª8¢º0<text:line-break/>=¸³§�JuJè”M<text:line-break/>ê{ƒ;9T€aú1Î6Ù&lt;Àµ#€‘Pæà[êf1c23#f#GJµ.#G[8±{RJUøÝ¯J™Ñù#â„E#ž‹Ý•Ï×éLpúl°Hkå‚Û‚‡“³u‹=+TÆ</text:p>
      <text:p text:style-name="P1">#xÕÚo#Ö£ž½}##�0###&lt;<text:tab/>Ë•4#6f#Ø##bÌÐüÈ–í#á§*{Äãõ#Ây¼×#îšÅöâL1ÿgªÏ^Ü™ø9öEÍÅuy´G‘#f”¿<text:tab/>ú¹#€ÓÙ\¼º</text:p>
      <text:p text:style-name="P1">Ý§#gJpglƒ€·#­ðT^¶ÿrk9£¥éÂ�.�®#ˆÿ?¼}cˆ¦†Ý–÷©Plwe0ƒRª„¨jB�Ÿ#|#ò¿ñ8ªwþA#J~Ý‘ê©È*å# Ö¡»!7Â##&lt;^)X#Ð™ð^#åÎ©&gt;#Bªk/ÇÜ#tênöÓ#fï3D”ü–$#Ô{£´…€&amp;’¥‘³aèî�‰aªŠÒ.·M0ãÎ±95$Ln’­kç4#'d#(À#Ø6¹ñ~ç}&gt;y#ÎÅÓÆhG†(¡´zîð½jñ,ÀŠºü?~ê<text:tab/>qÙ“;³£ôý'8#¡ô2ƒž›Å]�s#)B#kÙ·êJ</text:p>
      <text:p text:style-name="P1">:ži¶ˆ­5Ã%s/‘y–R#¨D#†v8#n®î`QY©õªÓ¿ê¤5£´#©‡˜:¿0P</text:p>
      <text:p text:style-name="P1">}Ü#/3“ÛŠ:6#8õq#ê^íÃÊ#|…#ßŸÎf2Ï�&gt;áI@LYY.ŸÍÄ£Q”†�@Ôÿ<text:line-break/>ò�rÙ,3Tìîƒ7‘gF( Mxœæ,@²</text:p>
      <text:p text:style-name="P1">öD@###Õ”²9#«¤„#ïnÌÞäj@nVÓ¦zæŸ$W£±EØkþd×q�àõ:?ªžž-,Ä“yÝ*@jÐ]Üw[_‘#¡u#õd#r“××#s&gt;ø#¹#{Øñ�ä‰–Áëÿ</text:p>
      <text:p text:style-name="P1">[¬³Ä#©›�¬Ê¥ðl#Ò#þjPá<text:tab/>¡Š4�t´›h</text:p>
      <text:p text:style-name="P1">�‚›Id˜—Ù&lt;fh‚ß#ñ£#f#¦W›8ZØ0Ñý#{£Ô^M8##5nÏUçÄÐ#ˆk¦i¡Î#¯fÉüXìH¸d3¹{#ÿ#.�Z#TØ™9ÆcM5‹ò%#Ê–~â•c&gt;C—uN•ôƒ##m|E—dkDM§m(3cå³ì[ßF±<text:tab/>¾Põµ%\„†'±bQ­h</text:p>
      <text:p text:style-name="P1">¾Y#…!è$PÀ#_ºqC+{</text:p>
      <text:p text:style-name="P1">(áTQ#F#¼Í�“c#?=ñ¸–”#‹–gR©6øù!Dˆ#`EÒ“Õ¸Éõ5#ëÇ#,#Ä#Câ¨ßJ´N#°7%8#€+Í¸q[§#Á†Â</text:p>
      <text:p text:style-name="P1">ˆó&lt;�»ìËöÀ¡U¢Vz#‹¸,§æ•# –¬~Ht#p;#·QŒ¥•ûPvõ{ÇMâïtb¼¼#|Ï #È‡ÝßÓý&lt;)y#®<text:line-break/> ¸Ó¹¡`/1’UéêøT ø­’Ð£m˜çîxuâ1}“þ)ºÌô©#‰5zõÉT®#|Á¤÷¥Ï#«¢æjQ…–ó3Áâê##Ø#x,F²–eQ%,Á™.-[ì…#²N?`ˆÙ˜‹˜²†ªnúùå›Ð#ÒQÌŸh*hîÂ¨ÎŽ4Ùa#Ø½mÒ#”#uBÓö¨=à´* ç|»Ör#qL&lt;ð®iWÿ#W]ç½^éï;#j#nš¹«ÂFƒ@´#™lªÎILBtqYM"ÇlÉèˆ~Äõ×ò÷æoI»#C{ÈÁöþt;,ÎôËÎ´UWÕÎˆñN9tÑ„$"¾RÏåL×„›ý…ì‰#@Ôþˆ]øw#þ#8ê¯˜{#à²<text:tab/>ÐI†fÕ.„®#Ëþ��?‚iv²ï{Œ#Èö#�jƒãÐ�+#´Ë”Âªþqˆ�ÊõŸ™Ó/…#ÓÕ³õ«#¨ñ<text:tab/>#é##Ÿ’o$þHF“×ƒX*û‰R\#÷tMÆJáOI_o7Ì‡#/#Å!#Ð~#X#õ¿…õßàk*1™›"‡#Õ;«##Xn[×£Í^Ûšê#ë„#»’#)#R#ÍÊ—&gt;‰ê¶ª#�!¦#Ÿ#E;ÐÆM�åP#WàŸ%áhÂUC##«�G%$Cªz”Ë–ñËZ#½zC="¤¿“Ñ#5Dé°¾Ú<text:tab/>æe#§ß–¿ôêºYwã#;[#¡«¬¥vœšë¹6�#br##ghe_CòŽyû‹1¢úi’¯a`¨(’)¬ðpJP¨ñ#J75ŽR�#Mú¸Z³Àvºßc##ËŠœë®b×1Ï##‹‚¸yøCg ##Lµ#Mµ–�3$×®<text:tab/>BõH¨]%ÔÑ#áõ#Ú#~6³¯áøh@õ;3MCðÝ*¨¯Ø'#÷•Þ‘±##.äõQÀ¦¾ý_s»=š…ÀÙcì§x®8¸³¬Ýd##8ºè{Ñ‰;i#cï&gt;XIsÎ÷x–/†h\È#­##û4{Þ¶±#5§eU�#ÖsÉ#°Ëgíµs„¸¸ì’§ì�#'#ï…¦#ú3sÄã,+[ã•#|¥##e“WXöO›f*+uˆ¡#�\3m#÷y‚¶Ó3bÛ9¿%�5ÙñÇÄœÝáRÛ6ôf#n"æ‡Ì#¡÷õtï|ý«ß›¿#ÏêÊùýM~n�óù½*ß'tÿgõKùýžþ[ÿMÐ^?~ï“sÿOÛÿgîõòzE¾Nˆ#½È–Œ(ƒ#ÿf,#¢õù à&gt;Î#aÕéï–?þÂ˜ú#</text:p>
      <text:p text:style-name="P1">Ø è©C«\­7�có#L#Ho#KÍý�SÀŠïeàÒ“Hw¾ï#‘R†Ò*†#0#¯—~#7_&lt;Î€^ÑèŽeW&amp;™#‰R/»ÊwŸZ„°FÖ,_³€2%5“</text:p>
      <text:p text:style-name="P1">·H¾:+m&gt;‹€¬ÕúLûìõ·ž@Ðc³ë¼#Ov#&gt;#H[Ž{<text:line-break/>r¯”f²SÖí¼IÑHNÅÙ!Z›"ÑQT]éÜèIªÖ¬#l×#ñ#ÖÍu#âüa‡ #á#mË|7•÷ã&gt;¶ï#�w½(!±c#›#"Í[ô</text:p>
      <text:p text:style-name="P1">ÀÏ#5`#•"#ç.</text:p>
      <text:p text:style-name="P1">YÉtkÄA¤5¥ó¿sžßs˜5�ŠR˜#x€+Vh†Êàˆ</text:p>
      <text:p text:style-name="P1">ÉMTŒg</text:p>
      <text:p text:style-name="P1">#ú™#¦¡ î‰rCØ`#ö]S“$#Œ(º�3¾d™a¢È…§0s¡`IªŒÝ»ï}##Hƒ!|á¯ßp=xE"`##½Æ|#™ØÖ#</text:p>
      <text:p text:style-name="P1">õ@;‘#lÓÈz§Õ:p<text:tab/>y#Ç#‡~cÔ7#¾P"ö(Ði¢ÎùF##.úì¬#n»Ç•DÜ&amp;…¨‚@P#_\ÅŒY²XFòKíd#ª½V#X'ÊÜš˜˜&lt;/üF.©{#íÌ_#f#¢ë{·#YPTæÊÒß`&amp;ÓÁáÈûÙ¸•Ë“,‡à7¼ö<text:tab/>wjx¤ƒÏ6àÙcÉú5Ý+Rx#¨BiÏìšCIäªþØ÷²›±#«Gq#q¸Ü…áØ#Iðçªmþý«#Ðr_Á‘ä÷+üÁ#Ÿ#EX'Î1Ü,wßW#BÕørz#�®Ëþqú„ã¼¤‰5#s&gt;l¼=³#²\ªz@‡ã»ì›VTŠ#�Zcú§z ò#+þl¢ «q¡õ¶ #Ë˜¨</text:p>
      <text:p text:style-name="P1">ÃZ£]–³¹‰Þ}ÿ#—x#¿#j]»F^z#3O‘§¼}O¾udí[I¸Üà#—âM#¢#¢Ž(nÛRo©T#r^±’#¦¥#C‰\#&gt;#Š#”!"=g #ß–m#{K"õ–«¥!HCbá±"2È#µ#´ýCO¼‡TYƒoÂÁ#*œf8Ñ;Õ’*#ßø¾&lt;ÌM</text:p>
      <text:p text:style-name="P1">ÉOä</text:p>
      <text:p text:style-name="P1">#I^ó°Gn&gt;<text:line-break/>‰#ÈZI‹'&amp;s¥.¼#ê8R¶B¸#õ¢ jUÈÆ:'Í{ˆ#òÈ»V’ìè#‹^¼ˆ&lt;ê˜Šän±Ñ¥�/)µL¨V4è£[�#ª}#×Š¡­é¦</text:p>
      <text:p text:style-name="P1">#­'˜7##à[Ü#`]&gt;µußí¸°A™#wÀÔ#Å’û`ñP€}T]–AÂîŸìÇ2väÜ5ÚuŒ¬šaFìOB#Îm<text:tab/>²²è±÷‹¢§è[3ù##zÓœn aTÀ#ÏtÔyhÐ ¼bñ#‡4#)ë¨##:j=°`“öœ×´–HŠ+‚´µ“˜MÞÑÍçÀð##ªI7žžŽFgâ)¡¥z­Q#š+ƒÞc(…?ý#¨ÏB6˜D_&gt;*Ê¬¤ŽªZ###ON#�±'šä m—Þœ%Cý¹ƒÆ#W}:f4”vb#Ü#@L# Š#¹’óúŸ&lt;†éŸš9vá#`{™Ûüö�É#êI aT#±œëxØÉ#IPÕmõ¯›#lù#h“‰#5¡BtZÒãÃÄ¨¥&amp;Ÿ‹,6­1£ð…÷sk›÷ÝI#lYª¾™Tÿmj˜uÀ˜ø7j"›,ÁÑûÅú—?„#vÎp´¹CgzPÚ9##Ó/e±ÃhòQ#x#–?%[ŠIí„µJd½AV#"ÑG*#'p¹äê¦â”?ŒÎ"—‹S#ïu4°Úˆ°#ßò7e,?º¡#=pÕÈ¯3H#$‡mQ7�âÅJÕ&lt;"Ä|`#[õ#ú#¯£€É³aÛ\}&amp;á&lt;Ñ/ëéÃO#è#(³¥c±#÷#»´´å:�l"•HZñD:)zmB7ßB:øßà…ï.DÇh£"zj»#q�ýí€#0#PvÖ1¦ã•R¥6&gt;{Ákëö##À# #ØìÚQ·¾ªz<text:line-break/>z]×#ob§xŸ]##RmoÏîKm¡N</text:p>
      <text:p text:style-name="P1">#£‘N¦#oÐ#òê½®ÂS#ÿKÕOV½6®Ÿ�#}Û&gt;89à™f~</text:p>
      <text:p text:style-name="P1">�iÁ1H##yæÙÔ#±Žq#_‚É€#Q¸š.ó`©Ttµ¼Y~Í‹©œ</text:p>
      <text:p text:style-name="P1">ØP|V#{%qäî#ŒžI#ä©“<text:line-break/>#Å‚# ^#4½Ì/˜#sÏBÏÄ"’ÒÊ¦;JÇ#§ÁJbpÐ##–éÙ€#½èCÐüçY#I2po##ù‡ð4oœ|ì/#D›V{h#DÑàCIº&lt;U³L1ÑÈþ½L##Tþ¹C#\X†¥„#¥±±###âx©s#H°I¨ºË€»Lý;ê¼#¿=ÈÍƒƒ/(-PÝi½êxg…¬#•8#qßìçÔUhF‹#Úiº#¬ýû¸#ækê#m#Ó#<text:tab/>í##m™Ö“#òÛD½#I-äCô:fvÊëAá5—'ùÞ"#mwU#­�Ð¥Ö‚Ö~Xž„##;R!Ÿ6A%€¡Er##Y#}µ+xB¤ƒ|}#ÖI-âp</text:p>
      <text:p text:style-name="P1">_rKëã#k}Ìrçµ§“#a#;#d–Ó¢�Z+¢#w™#ÏÆg«<text:line-break/>ÑÂñG³‹÷)ç•&lt;1#¥ÃÀ}0Ê¯¹Ý—Õª*ù©Îbø}7d#Šá#Ëˆ#qÚ¨^íå‹Ã„SUYªÒ/¤#ˆ‡Ë1Ju¤+5©Þ+O°]J^[Oàß#k†ù¡Ë8Çð¶GjÃ,#ÇÎS„Nº#Ì{mµ@JrHì¸#l²Ñlƒ‡ŠN*7ýµ‚õÒˆþ0#&gt;"“i–P##è!Î¿•Z*dëCr±gkc 1ö¯l?þ¾&amp;W†sœ­#íA¸k$í#˜gƒ#db‰qú¦ÈÛ#íál¬ö‹›ûµU…ÀT2u·#î‡$H’.ó@uqÍô%#+øÓg®1p:2µ#!ñPƒéU&amp;÷è`»°´�¯èà€Å¥�£(#&amp;`F#D…1jœúýûU##‘û¨Ú#¼&gt;oj^€v=Úü)‚§X×5÷g¦<text:line-break/>Ñ- ‰±†#é#¶®(ÒÐØe1»#WƒÍíö##Úþòþ3ù%#35hù^”Ò�UÏ#m®Z±y�÷ÈcÓ€â`Cã‘ÆWó¸Ï&amp;xÚTeÜ#æ RêÚ¼?%‹Ö;è#Î#™”ÈìÞÛñUaM#Xº#š##.Î&lt;*|¡Ïzö§Âá#ÛLç,=ô£#„#ì›¨uK¼v#Àg}»ž¬ë#ürP\[Ä##±ŸŸ1í&amp;}†#l„å¯É4)ž&amp;#ôB¼…ÁÓ)ëG›OªÙ¾Š]4!vkÂ</text:p>
      <text:p text:style-name="P1">ˆnr”¸Ü#sn‘vn?T?1z&gt;é�/ #èOÌQ(#o1®ˆ#Q·#Ö¹šŽ#ïÇÅ5Õí^�U»HB#þÜž¶µp#Ö©ƒ#5óÚÿ"�é=##R—P#Q£+WïÏ:�Ø®bH\1¿y#Á_#ÀªŽù�’#ž�ƒÿ#`»aœv†ñ¾#H5d‘põv¼T#5RJ»³­©šé„U#=ŒS('1#¿r¶5lý‹Û�ýUŽÎÕ#ÿ}»ðÎeºÖ§¾Ãßñè#¡;#BTë;VÌµeh#®g#¦³�|ª#î#</text:p>
      <text:p text:style-name="P1">û¤�ùž%¿Ì¤žZ†Î‹7’=«(ÂÅ�£Ðî‰ÜIs/°<text:tab/>ÙqŽ[µ$I9�ðg#4ùi#ˆê¡ÃG#ŒŒ¸À¼&lt;ÔêúU®ßŽÚH•ftß�Ù¹#Å[fFîåo¸Æ+LÉF\####�~âÁ‚¢J–ëiÞšOxŠ…«�Ö)ü–„{K²¸Vó+#˜(×BÍ&gt;–„L`#½�îINv+#„”y9æÕŽ_Ce}P‡›v¹ðg#®z}¥&amp; ýp—Ñè§E Ž#¡'ëƒC##¢/zÖÕÂ/#.À¾#IùÊ8,#ÖÖ;UŽ gKÀ†Ú&lt;€#mÙ#(¯#¨¢</text:p>
      <text:p text:style-name="P1">%#YÿTG}O¯þ6#I¦¬#„�#�"‰*X#®#¬#Ot¹LJšÖt‚Xc�/)óÇ#èãu‚ƒ#‹,Ñý</text:p>
      <text:p text:style-name="P1">•&amp;|?ÿ:_¢}²ÿI‹™p#ø•8J¢È‘#²ÚòŠ¥#àÐ:Nð¹Hô€¦e#„™Ó#æý¯ó#2é¥#m²0s€a#1=Ã‚wÁ²L¨ï¢ÿ|xö#u’(QQ{'—Z’œ#ZKÐ<text:tab/>#šš#í¿G/k°�2¸¾$Ls[Xb&gt;#9yc #z«æX…�ú£Ø˜,©Øí#Ž BZ<text:line-break/>Mkèdû#�°‡¹·®¾2#†D£o½ÐéË¤L)ëhÎ± ªr÷\o&amp;ñö+ÅD¨#####</text:p>
      <text:p text:style-name="P1">§#)^�`]Ì#õ#ö't„»;*Ò¦óPç¯{ÔóÿAüQ JrTøG)#"¿#Ú:ˆCÒÿW–‰ó#4ocG@</text:p>
      <text:p text:style-name="P1">…N%Aó#.ÎAriÝÔ#�ÇP“si@´#N’�h¼‹|ìÔÏ|²ª‹²‚A§¦‘¤Í³¬#þœ\µ#4#õ&gt;Ë�|UhÝ#µ�d_r˜</text:p>
      <text:p text:style-name="P1">:Â°h•Ã:Ïè!#ÙÁ~#Y#L<text:line-break/>R›ÛÓÐf¢ø©##Ê’™îŸ÷õ¤�ÊÓ¯#=·)0Y#ØàÞÒìZooÙ</text:p>
      <text:p text:style-name="P1">&lt;ú#_Þc&gt;8#Þ<text:line-break/>MjÞËJ¥##ö;˜p³o¼Oa</text:p>
      <text:p text:style-name="P1">#dËÊ#Ö#ß+p#,g½##¼/#„ö’‡0m=`þa<text:tab/>#•­QÉ·#x™N‘#Öð³G#’z£Ÿ-;d</text:p>
      <text:p text:style-name="P1">JÈ·½#&amp;’#Š†êî#»Œ#ý²#Ëü;–Ãò<text:line-break/>¿¼øS�3Çºø Äü&gt;Ôÿ?)µá³iáâWø#ç##æÃ+yáVþc‰‘Âe#qð×ƒ¶7ß.ü#ðe¢c#Ì&amp;è`z#žü#Ö3€Ëf#O“24X„–œö#š6=#|jknÑâ#6t##–#¨~#¡š¾cŽÒy#”ƒ¾#2¡þMpC®[ºç[O}#f²òÛk</text:p>
      <text:p text:style-name="P1">#M#ù�_îHÛyE‡ª˜t1™ØŒÀ¶1™q}¤êx„ièá¤ÀŒsc4õ˜q´7£�k#ÿ#a’5Âãy­Î°mL`©söJ/„Š�ðèB\æú###ªvÑ#à¦…ÞÂÜÚëk]y#¯Ô%ŒfÑté²wMî‘¤[G¥$¥Ìß½9Üš##­s×²k#4¶/oûœ™á<text:line-break/>MCù¶¡#†9D‘#çq&gt;z=h?º_#ÁÁeÊ\ù}o#€½å&gt;Çœ@Þ’¢rÎÓÜj£›&lt;žäVý®#³l!_1+jû#E###°ß#.0#›ÓñÚ#Õ#ö �¡<text:line-break/>‰]##…ÍÅ•##ÑbÐ/ôJ…½$Ð</text:p>
      <text:p text:style-name="P1">#NJ#Å�t##t#|¼E+Byá~'Ê}døÏIÎ@l&gt;`®ÃÜ##T)&lt;p§I§Ýw##|Wuã”Ä7×ÜðN…Ró_6›ªÎ€F‰øé*íoÚsË·¹#Ï)šÑýåîæ`#¼¼˜#ùÞ�®¬�õ[#4RžOÒ ŽM@`;#§#§_™g¬¸*é#ºÎuWø#¦</text:p>
      <text:p text:style-name="P1">%@#â#I«´†i¥#üÍÏã£Y±XðvOR<text:tab/>F¾Â—~#‹[Åä#äœ{¡-�(ÕE�™£Þ¦H‰#°ÔõŸ*™C6þ�SPÈÇ�€±B‹âÑâ#}JÙØ´#VH®³ú=¾#-H³žZ–��Ngá…¯f&gt;^žª¬#©í#°#üÜˆg¹Ë´h®mÙn1£t#“W’?—�±ôZô¦v#t˜##0qm{óæÀäÀ#U#êZ##+UÖYF0É##Ú�Ÿ³ÙWÜ%ø˜#èëCÀÕ{]3Z)þ#Ï#�f¼ª–šÕfŒ[¡«#‘Ç5Ž„HÛš©ªðäb‡…5æˆ‰v##l</text:p>
      <text:p text:style-name="P1">6 W¦h�YUy¢ÿDx###õ“ÿ6~#ó_Ú‹×Õ"¨ y¦{#•gä##”#¦wÞš�- þw#�.!�”É®ZVÄù2¾i#øˆc#‚¯ÊßDó–¼Ít\#[«…Ik½aˆH×]#�E3B#Ñ\oÃ|ƒÐ‘13Yü#È{Ã# !'T]Ò</text:p>
      <text:p text:style-name="P1">—ŽïLPó½Â!sÉ{¶X¨&amp;,]ðÆ–#îÚë÷øÁŽ?.Ý9-&gt;¶w/�PìÎÍÚ#Kyy#¤ÚFgÇAÆþZ(Ùz…�#œ&amp;s~‡Ax¹Q¿Ú#êl#K†m2èÊ3Z#£o-�Ô*Þû"¹¿Í“ìŠn3à�·–</text:p>
      <text:p text:style-name="P1">\ˆü+]é9Ê³ä"ÿ#ýÀf­ùrø'†e#´î*3©#Ð“Ú#/ �…%_'##®[˜#‰(“#›tÂïS³©¶•çÿx#;Ç§##H1 ‘#WÊ#!½­Þ&amp;™##=Q"_—ê)@Â!#Ç#sXÄBBÂu`Ó½o‡³ùŸ#l”#Þj¸_#ûxž˜sMø³T%fu#ÀêsSç�@¿3òÞ:“^–#�›Îm#myµV§÷É-…NËqX%@¤ÉW±å#U&lt;Ü#òI~+ýŸ##Þ.Á0#2YÄ#q3þÑ«K�)Dž#ef#Ê—#.Ai‡ï#ÖR$�ã¤øž\*cñþ¾ã_Åëã9#né3SÓ,HéºÌ¾§(›+#),¼y�Þ<text:line-break/>‡P¨‹¤Ø½+ðö×"#Ó+Žu×-\éÐÒLÉB¹#</text:p>
      <text:p text:style-name="P1">ñ°Ã#(#ÃcÁeåÐÒãME±N##Š†#Fá#¼#ÁsãípÛ»I(â#:-e‘˜òfÕ°º~ÙY˜¬&lt;«ðçs«xæ#Í›Ð#+Öé#;Ÿny?´!z6P]sn[Á</text:p>
      <text:p text:style-name="P1">ºø #®õ,žYs'Ü#…¶'aù#ÀYM!Æâd•-·å«yú÷ÀeŸMbs6%R Q´Ìâãgÿ</text:p>
      <text:p text:style-name="P1">#¶Õ{#¸"ìYsØ§ëŒPÁ#K;–f¹`Aí#Š#—R#Q¸Ç5Ó#‚<text:line-break/>v^q˜C"H#Hã¥rU#ØÐ³{</text:p>
      <text:p text:style-name="P1">Øê$¼”ÕUè:2§þ#,o»&amp;]ûhiŠÒÌqç†?#©#Ö–âJ#°##‰MÄXëò¢~n±WÈ´ {p_#(?u²¿=±i{�Ý®f$�†#¸Í5êY‘#Ý­€œó#îTX¶pY™#Ucaêk˜ø]ßÔØ 2ZáCf„]¿#<text:tab/>Þu#”O<text:tab/>‚»²T+#]»½#ÕTÂÕ}#Õ<text:line-break/>ØÏŽ‹h½Y9â Õ¸BÕFJ�d#†#C#~1ó@##F/J &amp;£›ÂÏ­bš½v#äáWVÅuv0{‰y]ÎVûÌ#ê§GK¸ùöw</text:p>
      <text:p text:style-name="P1">#j{É•#,±Êÿ#=Ø#hDå�#</text:p>
      <text:p text:style-name="P1">À$ß¼F¯4¦Ü—#É€#@h¼Â </text:p>
      <text:p text:style-name="P1">áÎ¸*#Iæ��„ÿ#ìRË#ï8Wrœ˜î‹Ê–¾|ªN›‘zß;]È�é‚Þy÷#W!</text:p>
      <text:p text:style-name="P1">ÿŒÀëVr#ø¬Jú#EyÐ#Ò^aéàâår„}èeTÌ#¦æÄ´ßësq#pñAqt´^Ê8Ò=þÆ�tõv|Äð9ÿ#AÎ›#";új1##8ÚÁ#?ž#oú]­[ø*]#Øé'åû@Ç¥<text:tab/>/#Å#™f“ÿe#€@z##ùjÀxSv˜äGUŒºl¹#?L&amp;Æ¹’Tš°¤�‘# ”.#µY°œ:ËüYŽÁ‰¿o�š3ä#÷Ü#-è8áœ|uEŽ'|üª�ÚêµÅ„##AF#_8«Ü##@ð¿—#‰Çk©¯B2þdv[…NöÄà#±ÎD‘›Å#ú9ó"¦åÒ±#8G”àžw#ÝúcîûËoK#´Ó)Ý»4û;LIkÀLo?¼døNè˜Ì#™`uËó!ö&lt;r#(ƒêw³–0ÅÜc#ƒi#Ê10P ñ##?4Ê#§½Gû#tâƒ1 ?cá?#Ø˜}Ó9ö×"µrycîN# üÒ+#Á)´‹¹¼ßÝºj#×¶Iúá#�¤#ÿ3()Õ–ê#†ÙÊ<text:tab/>_’í1‡#,oç!ØV:†ÿ#�ô„ H Q,»H%^‘_}¯€ºÝ+‚<text:tab/>½SÅõÍ¥(#°#ÿ1#E)&lt;’š§#ÀuÌ¢G:]ŸÕ†D…3mç#‚‰¶O#ÑÐë§È­gSÅê;Ñ-nåt&amp;ÖáfÜ+#­mº'#yÕx%#</text:p>
      <text:p text:style-name="P1">#ØÉIî@” ™VìžÕNNÉÓY#Ç<text:line-break/>«#ù#CC#E(ú‰#ÞQ-iB‚Ë3C]š±i##nÙ‘ÑŠµøiYd3¶}ÄèÎßÆö�Ådtï6)kÓƒò{%#¹Ÿ@Ú2$þ12ÉÃ]#0¤áŽuËcàð%rê#À#?øÎþûÚ' ìì.ƒ‡JøYð#ó×Ý¼û##´dsá‹± §é{ èFGÁø##üËŠ�F»W3~'Î�ôÈ)}®ð36#TwÍ§üÁËùrÙU�ðóiü§´�^#œmËÖ#ßo©°#{¶þ)J#»@IycÛ!˜™RyW<text:tab/>æ²Ü¤ß¢x¹Ÿx­“"‡RÒô-­M#ÍlYkñ#É2ñM#D°ÿ&gt;#Ga¶�ÛùãŒ�™ý»‹?ÊõMLsšêédçHl=#ÌÑÇh8±Õef@B ¬\‰)~a1A¡èQØ˜a�(†êÔe7#ñÄ–#¦ÆFµ</text:p>
      <text:p text:style-name="P1">)#eSgƒ=›#ßChb#ŸJ|µå™ÑîVX(÷xÿ#9°F‚þ#8Mtxü¨#~¬¬¨_)h&gt;ƒÔìò!ñØh7±ñ]Ò+#ß$Ñ6Lnð{Ì_\L‰l)Ô#»#[�ô¶l/Ö’+~§%HbyuÅz# Ôös�#ª6qØÑp# XÙÀYqéYFnl÷’¦o}M#©|öS‚Y#¡#ýa˜ñ°&amp;–‰I</text:p>
      <text:p text:style-name="P1">?ÿcT©«.¬“P’ÌÀ`Äªa í·¢žœ»o#Ê$´�ÚæÜ</text:p>
      <text:p text:style-name="P1">#ÀpVí*#3�JM*1rÆ</text:p>
      <text:p text:style-name="P1">Ó'êa×—#ú‰êÄ^ü£M½#¼LÛšÇ¡žÂy¿¥}j‹)ÍËêVÓˆª¬àb}°n©Dr2&gt;?</text:p>
      <text:p text:style-name="P1">�#Ù•…óÛÖìw›`-«ÁOÈT[µõ‹ÇØÜ`°‚rd+²77ÂHÚæ”ÜÊAÛmÊ6È::â]&gt;ò†AB#J#–NÄFà­´h4ÌÛ#ãÅ0+º„HÐ~”ì[#ó#lçÏ£#¾ˆ¿C,Y<text:line-break/>¨#PúB#×@8<text:line-break/>‡Žhs#³6&amp;5#M6—ýô#o³…•~#</text:p>
      <text:p text:style-name="P1">½e“9Rõ2#Ù€™Q…P</text:p>
      <text:p text:style-name="P1">Ô</text:p>
      <text:p text:style-name="P1">öò#H&lt;Š�·9ßy+¹×´¬úp¨7VUÅÄ¸ ‚# Rß“ˆèçï\t)#í�Æ@ÖP–6MvJ,Z¶#eü“C§#}ÄÕ{]„¶Ié_&gt;`ò9-×Gl3îg‚ó4#S6ÖzÛ#òjÜþèà®•iÐ“ŽÒGÕ|x!9•2##¨¾ý«#î4*ñæ´tÏ­Tiáê§¬ï</text:p>
      <text:p text:style-name="P1">­àT)cŽ#Qq#à[UÝ8úŒ<text:tab/>ÇCG¥³Ót#£eàY&gt;‡ý¥¼êÕK#;.Í¨ÞCž3õ</text:p>
      <text:p text:style-name="P1">ý6Ô]</text:p>
      <text:p text:style-name="P1">t›¶j!3RoIŸŠatP±“#</text:p>
      <text:p text:style-name="P1">Ü•‚e‰¢}n‚oZ#‚Ãø#Ÿ cÇÌáÀÕma¬Þ³#Y##WIÞ|¸ç)åéòºŒV¤;µZ¼�#!™�×ÅîôÑ#fSÀ:�ªŸü,•–.8&gt;#ä#„³Ioæ##Ý#7Û� ø:Õñî^#ñ‹#¡Gàh£ñè�ñù±ôûdÆF,Â�¹þ8}^#‹Ú#Ó�çÁ�RœCþk�“##C¥#ÁÝ###Í7Y5þ#–-ºC/wÝþOÏâ$”#wQ”ÛÞø–•È#,6</text:p>
      <text:p text:style-name="P1">§’å÷QÎEŽò‘ú‰²ÆÎ#9³O|#@#BA´Rq</text:p>
      <text:p text:style-name="P1">àÆ2èEŽ á€°vWwšl#~å:wNÁ#cþþMí[`×²l£§2è§nÅ#ª–.ñö¸ÉÈGî¡ºÜË#b·á<text:tab/>³ºâY#‰#^P"ùB©Jæ‰ð#–e#d�¨hS(†bÅ¸ÆÇÆK+X##$ËÑ×[o#B#Š^®ŽâÒ#ìîO‘ˆ¹lÌc4&gt;†w4)#…o#%šBpVŸ$fÙRrŽ'‡SnÄàôh$aÀ5Þâ2?›ÕÐÍÜ¿6$=~r¡–×gN¹îý¿#70#Ú&amp;,Y#ªäv#®Ú#ýÝÄ†o�©_</text:p>
      <text:p text:style-name="P1">—##Kjÿ?SNþ,±,Æ¨}¯Èdõ#Œ#©i¼¿#º-£0P#µmŽrUOý�ä#Î#œ</text:p>
      <text:p text:style-name="P1">™t:‹##¶#; seæ</text:p>
      <text:p text:style-name="P1">¾#¶�ðGD#gçAz%Wÿ#ò¤:ŒT�9#J¼�#ûŽ�¦\ãÙù‰##?r“îOziž¡ÚÛF~#Bve##Ò¶#Ÿ#bÍ+iy8ƒ##lÆñ#�#È‡ÄÆÄýQK�dñ<text:line-break/>¦;#Œ#fP�½ö�=�ìd(†Â{“ÿ#%ƒœ¹×›£AR|9A´&gt;Þþ¤cÆS_s€¨#”#ÅD5æ¦Š_;¥.¬Æ#/#q¾</text:p>
      <text:p text:style-name="P1">†ý##¯ª2V£û4OûíÊ4…õß·Üà´=²~Á³ßY^-4.g®Ž“Àba³·¼Jä…)–´}ÈßêVæ#Gÿ7­D#¿.HÆ ë™Ê°MEÂWíŽ¿ìD&gt;#)•ô*î)Ä¢§É}ï#2&gt;#¤1ÂêÙXd|4gð¡!4K#ÀqŸ­H),,&lt;¦ÁM#ïC¥Ã »X×\ ÀT#.êùÄúEÃõÜéE#+ž]¨è#~ÁlÑ ž×œ#eÀ+J­¥�º\t#˜dVK#^ë ôü¶#Î§i‚^ÝOæ¸®~¢ò†»Ú7rÆìÙ¥'‹7zÞìê³[¬##¹#¹,õ\²Ð#¿#—|”Ì$“#dÌý<text:tab/>5#qªåîÀÈ+š1­Ë#ñH�##92”¡<text:line-break/>ÙI-±î#)Çœ��c&amp;#pÑá&gt;ñˆ+f‡Ôó?IÞ#ß/7t#¥Ml/óà•@,XjØ##ôÀkÎ½#Í&lt;2-íöO#ŠC#æÞ¨/#<text:line-break/>^…¯�ì+-\¸­õfÁª"#k?1…Ú<text:line-break/>~¬<text:tab/>ËSßñ•¤Ê¯Å#‡#â#`tð¬Y/QÂO¾n‚#ŒâP&lt;#ˆ0#à$ƒ6“ÈKŠ\k’“qK—¸0e¬×l]Êô��##ƒGÀ×ôö�×#ÛWvìþ#ÍüÄ!¨ðU#ìö~½#¥%&lt;½#¹4ö}.ª~Bg,Õdž;À°¨#V7ÄX&lt;¾#O#l*²#È¥Ý<text:line-break/>©yv}OI—tN)Ì#™¦�#ãQüùvCù†x·«{Õ#z8áÅ÷ÝæÎ†¯ß­÷r?PóEžùy™e½Ó#Ñ×ZF:qfsÿg’Ê^ŒKyJoî/­Z#Íh_Ý#Ý¤Üj–!Àx÷###U¦-›‰ŒÒr”§Šy%PÌ#Zw0»øXVÔ�³?€¿€_MÜÆ#‘~ìæ#ß‚ÙD©XÜ×VWs*(öØ#UÎ_ã|##Q’éø‹wO))1%}ßä###;Ú#•#€R#ÅÓïÕŒž/òwLc�!ÞXŽ«Œ<text:tab/>çÌ“.Îd##=­#±#Ô#�†Tµõ•LW4§m##V|1vµ#Ñ1FœäËG!#X#mX</text:p>
      <text:p text:style-name="P1">š#c±-¢3úG½�Šx¹ŠÓ^#½|…LÆ##ýÒ{ú��kK&amp;ÁgÒI“RÕU.8n##Í#—##ÀEòÙ°#¨)o&gt;Úbo"ÈH#scìÏ¢Ésä¨�|úƒóÆ#ÝÎælÐÇ1#ª#²]“^ü­“Á#¸ášl#è4,###G###Ì�ø…t0ùýÔOü÷QbtÅ#œ#®K#‘</text:p>
      <text:p text:style-name="P1">ó#C#õÂ#k#ùH5kÑ†Þ.#XBO¨ê71{€­Œýgu†<text:line-break/>V±‹’9Gë­W=ÒÆ–ï#ÊÖS#uÛ€Z@ê#.Ëd—�üÁcf¥þT–n›Ò¾ç·z‚ä¶GGû™ µò@Ü_b'›^&amp;t£ø›#îçb]›ý9?¬#pé—0g™dÞ¨#„lOšò8¢«:™Ñ¥#·’L##ÒœÌI/ÀUË1™n(8tbÏ'¡O�÷#ª#›æ±òÀ#6?Zf±î`Mc#Ö‹ŒGá:#[}­&amp;¹ÄTo›:;"##6<text:line-break/>ì9sP¶CÇ4è#OØÓXëÉ¦P¶#GÈ#U5:ög!F›9˜ÝÕ:ä®</text:p>
      <text:p text:style-name="P1">#Š¤#Û~®Ýæð®hÉ^—F©)«È¿Ç#€íì#L<text:tab/>EznVƒDpª#qá�C#ÇOjÛ’<text:line-break/>ÉÁ#y†#Ó09‹.óz)™ûÕÙôÖ'sÍ#R&gt;ö…#,~¸Ü–Ê#oÌœÊ#,#›ÄŸôoAi#‚jÔÛ ý!{#ÝÑÍuÍçTðù,#Ñzx±+m÷p®·Ë"­ÒFÍ #m[#×›ô*÷{ãû##pÝâ¤]#ú#</text:p>
      <text:p text:style-name="Preformatted_20_Text">_¥¾,@#"›ˆ&amp;ìËkŠ"+$‚°8=Œ#U#/4+êœÉ¹(#ð˜P6VŠ‘íay#÷¢œ;p#@ÿ-ç#L÷W9¶»ÓR½\†ùÒÜ#Æø‘÷</text:p>
      <text:p text:style-name="P1">¿”¶”[éþzê�__‡ÿ*#6»=•#—m{V##Á#Ð$ú5ó³ü~×Úh’;XÄÊÿ&amp;öË#úè”ú_Û%N!¦·ë'ä##|–eÌ%ì“F¹S_�M†#±+ƒ·½#î†#}</text:p>
      <text:p text:style-name="P1">AôÀF#Þ~» ï)YF£#é¸|é›·7ç#®KÃ##¯U¶¸ãå1’vÿt7iüÍV9�##È“iJÍÝ „#oJ@#¨#Ø§¬#ýšº~yn#_¯#j¯,’O##K‚#ÔïGAÓ*/Ü!#ý‹#%3íÊøÍP\Ÿ&gt;Ç&amp;�M</text:p>
      <text:p text:style-name="P1">*</text:p>
      <text:p text:style-name="P1">F‡–\�h´</text:p>
      <text:p text:style-name="P1">£âJ#|�$'(}<text:tab/>¬&lt;·ï€äZ¨8ÓjÆ$pâõË8Æ#À#Ž#/qÓ^¨–†ØÅ’É#ÚÍ©±#@#Ÿ6&lt;2êo,L�rOë</text:p>
      <text:p text:style-name="P1">§ºj·û»“è±##Õ‰ªZ~ÒcýXÐœ#ìË(1#üš4ž³�ØÐ¨v#êIN{#Óã…Áb;¯ŠØ#Ã—Ú</text:p>
      <text:p text:style-name="P1">ÛÙ#–V Ly/6á##’”ð\#üÒ#%êtkMa<text:line-break/>A�´µžáð›¹p#¾øµ4;d®ÓFÄN×Èæ6Ì#²ÍV &gt;?#b<text:tab/>”È…</text:p>
      <text:p text:style-name="P1">PG<text:line-break/>vò5d##Ð.<text:line-break/>#Ðù?£¹ë]ñ<text:tab/>Ý.É$�¸;Ê`“#x…3ØÞ;ö·Ç=ÁˆM~4kÊÉsVp[=<text:tab/>1Ã#®Z=�¬�l€×óq�#8ÿy…#ìÃ·:3UÑ9?t�#]v»"#Ím¶×ø#ªkX5®#<text:line-break/>}ƒK#%�ê\êi·v…›cûˆWp–²Žœ$#c‚ª\ÉX°#ê‹ïwS^jlÕ·#óÃ±</text:p>
      <text:p text:style-name="P1">Z&lt;¨K"l’€ãqX˜�p'+×#Ù¯2ˆ›ù ÙÇÕ]ÊÀÃÿrc¸aÅ -kÉwÖx»Ùáì#¿P{ã»´O‘åx»^&gt;÷(&lt;þ#ñ #ùÜ</text:p>
      <text:p text:style-name="P1">Ü\d´#Ð7î#7"Ú™:›—�ÀžŒ#:ÁŸQL�×£Øc¾jqRöï°'@#W‚·4––hàN;’8#­¿sí6#SÌ}&lt;(Väë)ËÀù”m‹ï#™Z#ƒ¨Œ#�©ýž#@†ÃgÈ:#Ñûþ</text:p>
      <text:p text:style-name="P1">yîA#»q$Å3üg}Ñ&amp;#</text:p>
      <text:p text:style-name="P1">Ê_.|#þ™Òµò½î#iØîê!##1çuÁ8#jé&amp;¶#`ý6#§^ËâOƒ#þ…È·åÿ;Sm±­JVå1Šþ#�’öýaÀ&amp;BÜU,ÐF#šÙE9éÅËF#¶t'ã°#È#E¸ÞK$Ü&amp;ô#€7�’�</text:p>
      <text:p text:style-name="P1">°)Ûª##á##Õ”###ˆeS'4#Ø\Øû?{O�Úo#Up.p¨â</text:p>
      <text:p text:style-name="P1">}‰V™#Iì#Eò%îÐ²ðÁ®#¼ïG‹:_–˜£é’¯¥Y8_½÷Ïè[ÇÛ¶Wª[h×:û"£˜ÿ#FO3ÿ#½¥‘Íàsã™0bÖÔNµå°bÛ~­,0…ó#!‚ÔLH##³¬t€ô«J*‚Ðná ±ƒ#x AIÁíïÕäè/€t?%–l8ÁpW„òñf¿¥Ô\J¿&gt;)iC�ó#é2€*$Rû™Ô*ž•F2ã#&lt;ï#ÞðÍ†=ÏÈK›^—EÕ#ªÛ �Ç¾#ˆ){Æ|³ÏE…0ênß•º7¼ÚÏÉG0¹#ò/ÇrSvF*}Á¢­5þ_ôcVXá}]ÕR¡óÀ#ïÚ)àÄ$ˆvÎï#”‚©”ùîÁ##q�:t‡û#ý!ÓFä¹¸uÇ•¿#Û�#IVr/iùñz¯##§‚u „¾#[#†@+®#×Òš�d#ö”v0#våŸ·Ð"«O­]7K˜E‰dÀ-#Ô“ÕP…åGè&lt;E–‚%b°”##QN#¥~4#µõÝö*#Û§#�</text:p>
      <text:p text:style-name="P1">—Q ­?#</text:p>
      <text:p text:style-name="P1">XŠ#Î·c0ü#Ž*Ä]³â÷WW#ND7#)Ñ›åÆ ¸#™`ØÙ#å„æ#v‹t4Ìp5:%Aå8# æ:'Çêç:´ë’±„ß#&gt;#pL Ýp#ÚÐ8¹�ñö*#Î¾–#EX ë#´q‰#NùN¦ŒY#¼I+f*<text:line-break/>”�&amp;L#5dµ# á#�¿s¤�ÛÉäÌW#õÙ6'þ3#]¯ß3cší9®›?ü#¤#µÐ¿Gõb#¬#FZr#<text:tab/>=sf«4u±´Wh{çŸHw²‚—µ#3ÐÀ\Œ#8"´@&amp;OJ·‰©«M_6O#Pä0uÖ#Ì#«ó];æý{òoOŽêñ„FÎ/‰¨T¾#‡ÛÙxÌ#È v#Ôõ²­n³k.‡ÑqRHö#5áÕ##ð»Ì—ýjÌ‚ûj€$j+­N#ïÿ)å°<text:tab/>2ÿ##ù}õ,¿ì9BA�Uæ@Ø†ÄÕÑLyºý</text:p>
      <text:p text:style-name="P1">TÊ?¼Äÿ#LÛÅ#SÁ¹##êjC#•Èz]ò/6fQ“×226u.�ŽH<text:line-break/>##gýÇ§à</text:p>
      <text:p text:style-name="P1">Aß�ª8Çÿvgõ½#¤X:°Öˆê‘£#eöâ%×•ò”iÞ¾¨,#¼Äú@sªÝJ#XräVñŸ!Û$#¶³ìœ4�±œ(d®ùPxOïM[ÕÒa|®CA##©#…žµêŸlÿpÒ£'�#Ý¹SÆù#XT#þ»*o#D€R#Ø¥(ÉGrŒÊÏc‡P#”øØ”îË]O²kù|¬#ÜÇ�xƒ%#Ða¿1&amp;È9%#ÑHQQ»uI)#&gt;9D/#©yU]ZÁ+Ôÿ#W#e¿ûº#€áÍ¤’2N:A&amp;ž#èsh¾´Ô5.?}Žåˆ¬¾QÔ¬#ÿyÃuÂ#}#‡,PÔó,ÚÄ#i5#+êˆo­JC°ýB–j4X�œÛz"8$ÀÖmïc!æm0@##®Òñþ#ö#ù†]è*¿²!„Lzô´¾1·ÿu?µ#«ã<text:line-break/>Uy_Å›Et+žOý5#_÷#Kº#=#qk&gt;ÙùòËÌF–ÕUÖ�Ž3(&amp;Hlx#B·y%o+x©rÕ%”#¢ ¯‰­</text:p>
      <text:p text:style-name="P1">¼#à*Ã·Ñ®€,û=Ð##}O#j}#Œ;\Àó¼#…Ð3Üê‹Œ#ŒÍ—#í#eü#½–?=€aöï}sR^'\°.¾m¯O²Û?KÆ!ârydÄç’2.êð‘<text:line-break/></text:p>
      <text:p text:style-name="P1">}œ2í^Ä¬#ËÉBþÉ¢íöÍ#µ#|ð“Š#ÏÙ†5,È2Ð:Ð2äÍö©?ú$‡#ºT„ƒw*ÍGqçî÷¬8ÿ}Ç;î:„&gt;š#wÜÕ¸#]<text:tab/>B#ÌãÐô¸r¾ºçÿ~n!#ç r#º±Òé#ÈßJ#ø@�rÉ²½´¼2#ˆc#<text:tab/>L2ùÑ8#"PSÈ7#•¥Ç C#a#y#ºÎ³J·¶›Gƒm#G1wpŠŸI#^Ñà'î—Ck%O!V.šÛˆûòÙôA#â–ŸQx#à¦iÔÝàKáõ�§ÿÿc ì†áó6§P#¸ 2±Ñ*ü##BËzØŸ©cGL¸„¿ÍNHØ¸dk#¬#ošòë¤D½¢Ó)#n”uR·H%M‰šB`##'«ƒ'Ç ß[ Ð¢¸¼ßÂïçF</text:p>
      <text:p text:style-name="P1">W#8/+é�ìj±ç¬#€ýßŠvõÁ4VžÌšØ+ð�?œ#p›2</text:p>
      <text:p text:style-name="P1">°#c#¥#ú\##,’à<text:tab/>]Ó2\E#+#&gt;’]kËäé«¤òG%L£žƒF_ëž#ò“æÐß¢\q°T3L¨SÊœJˆe«)E“¸ñmáº²¶BnÅŒjÃ^Íì)�dpi7</text:p>
      <text:p text:style-name="P1">ëÑ)#÷«&gt;.r3#mÐ&lt;*#zg¯ævÄÔ##Þ#w#ØA*T„dÙ#rŸ¤&amp;ª#�×Ö–ò,##Zz#Édf7 ãÚØC­›VŒ#~#�,¸çDoú“ïã»§#Æêl<text:line-break/>qòDÅ6w#£�—©jçtÕ±Ýˆuö#Ÿ¢-ôì#4î@`�¢e¿w6Mò#Æò?o#êvGÅÒ#àwÂ;aò#‘Wå¸ÈNEc Í¶2–l…›™N#aOJ!ú#ÛËX¢ËÉ#©Ê#@£®8ä5»»W#"€*¥Óàš||&lt;–óQçñ-<text:tab/>“&amp;‹Xx‰F#Q#ÕIŽäPà¯wÙ²šÏf&lt;#*ƒ#“#Óx!à(CÐŸüüÕwl§dñQE#qê#?ÎQ¹QÒ¢ùÐ#n¾&gt;£J±q£”w�#±Ý®‡ß^É¯þ�—#Ò<text:tab/>¼î#¤0Evì#³…Ô_$ôwÿ5 †­Ã#|’ï2ÔTcHO•dUúèÒbžé7p.G´w€Æ@�t!»~õÿT†ìq–ùûBº¦#&gt;;/°äm</text:p>
      <text:p text:style-name="P1">Å#+e)nâÁ#ûXNÏ¿Ó×ü!¸Yüœ}U&lt;šù[¼æf†uM/,ëî)9H“ïR½%o#-Š[rÉØgäyVCßfàS¡#</text:p>
      <text:p text:style-name="P1">?þÓ`ŒÃO¼#†Ù(#©\#Êƒ&amp;äø#2^&gt;#C.q„w÷ËdBã´k9Cµ‡€7Êd#½:"ÅlÛSá•Ç#%­2ß½9¢º~#œ#ÐAIë#Ž™�#©Z-n,„ðë©#ÂÆÒêú”#l)Á#�¯×#ŒåÐï¡~#´´Œê#qÍÛ#¤%ŠKùÌ!²'¶è¾Xw! ‰)Ï#Šb&lt;ÈtÈ\./é£0Ô|nî¹Dd-##Z²‹”¯†y0®S] JÊ¦Ä—³QÊî¶¨òð¥ð‚Ü¾µæ…)<text:tab/>?»”p;­O#Ûa«µ~—¨Þ#6¡Î#t’ÅÑ›Þ[™Ifæ]xç.Jé•â„Î;ý�<text:line-break/>TÐî�ô@—o#Ö¸1æñuÅ#qGzã`#õý3³Väs”]ÄP€ÒÜ##•Gób¼]É»ˆ%å$'šKr¯b ::u€õ�h&amp;ôiŽ-</text:p>
      <text:p text:style-name="P1">x#k�yG£Š�#W2B=ÕŠ(Bw#Õƒîb‰2œ‘Ò~ü‡#E´’L5€H~ªäâE«Öæ÷#‰Š:)\M9û¶µ£í¦NVÈ¼ü2�vç¬<text:line-break/>#Û`#áÐ¶</text:p>
      <text:p text:style-name="P1">V%Ïšèô�~"2#¬j@<text:tab/>÷Yfžèë¯Ò¡Î*Òœ½#M9‚1 Àï#ô¾yƒ›´^-«`‘º|Jö¼5&amp;#Ã%tÄq#XI‹VF*�ì¤-Ýû1:ôœ¹‡%,#3j›#˜T#LŸÕ»µN^]½’É#y&amp;½Ú¢WÔoG##þÑÎ¿œ#U#A##9�óÄ�Ûú*#V7Â¼&amp;±#¨ÊÒû#øU##êì$#ílŠ½p<text:tab/>nJ@G"#Ó#×±§?ãÅz#•K·º4¨YÂ–ÉÊ#`¦½nœw#,G#3å#w#µ#.ÓbþÂÔ4œÈ-7w</text:p>
      <text:p text:style-name="P1">a¡’ª#%</text:p>
      <text:p text:style-name="P1">æ&amp;ž#§é½måf<text:line-break/>*W+ˆPwŽ|1^…Üap8¡&lt;L—ƒpñò#ÎŒ¸ÿ#Þ/º¸<text:line-break/>Ó¼ó[W#!ñiútþgùôY®f ÉÿS2\˜#<text:line-break/>þ0‘©Üïü@WŒ`³Óš]TfÃ#ì#Û#D¾„ÆRö0#'ñ`Ë¼¥t�#7UÉF´_o�#`Â¡`¦É@ÛJ###4Ñ#<text:line-break/>nB#~~i.##ÐvßÒ#rF?K]#F—)ÛòÇ6pÚý?A€Eå@}ƒñ�kÜs@þÑ´Ø1~�³·o6Y{¹Lq(#%,Í~#j##QEü^#øÛ$÷M@ë)¼»:U„•�Z+°^Ü.wÉZ_™ûÆ#ž¡\€Ì%$ýÅÇÏJ#Ž‰ø=Ö#%rôÒC=­Ò;ð‡<text:tab/>”’¹³#òƒº�âìçÕ«Ç�ýXSY#uÌ#ØÆ6‡ˆƒ(‡ýé»k=O7Ïƒ‰µ¬@ðZ:“#ð&amp;ó¿º‚#bú€mÕ'#½}%†<text:line-break/>‰×z#Px</text:p>
      <text:p text:style-name="P1">@’ž[i#<text:line-break/>7a´·ÊÁŽ±0}P#î31}�Y~‹Û±¨&amp;#é-‚y####;*#°<text:line-break/>eQ}##ä{¤º+ãÌÃ›e�eášà­P[#[Ñ:#úG‰³ëÑMW#7zc·ðÑ#Q}D*</text:p>
      <text:p text:style-name="P1">3ŸbÉa¤»#Çó€–'ÀjÚõ#qî¦­˜ÝÎŽ"•»</text:p>
      <text:p text:style-name="P1">BÄC™##yÔqÌ‰'ÎÞ<text:tab/>É¦"&gt;ÞïLEµ½öÈõÙûdIª=¶<text:line-break/>¶•#³àQÓ€˜3#\×A”¯ìëÁ#f#.¿ôøPó#+#Od#¸ì‹9æ…³##¡”ÉrÇQb#C#;î?­†íLLm|"dQDßíKm¥7ÕèJE#GwùÚÏï#÷`ê(ÊSA*[DJP€#&amp;PÛ—\#wä:�{#}ÈÞSNSw€œÄbõ:&gt;ëxyÀ=58¬iÉ#$(ìä¶Ãý4#–##3pËm�BïD…‘Gcç<text:line-break/>§acM¶#r4º…k—#ÌJZ#Ð!æ#{œrªfJwLu1Á(ûó#ÉŸfVEwßëÀü!Ð##–¸bzv—#§¼¿uåi#éh#4a�e„ýžÌŠw‚ãv#¸^Ôfž[&lt;#+ù<text:line-break/>X#&gt;xÜ˜/<text:tab/>=v_´\½æãj_„¨NÐ¾q5’#ã'¦¼:Qê#H#IF�~Jù„#ß9Ð^hW3z+€‚�rZ]#ö�rš#æA�.0IJYz;{…#M#�òy8žiÄJ÷V½À“8#›W*œ�®üoCµ#–ö Ï#©è##hŒ…&amp;¿êÅN&lt;™î!…<text:tab/>Ð‹Fú›”«j‡#›_œk¸#(dV##Zn¸ñ+#_ú…‘N²#§ôÿy�‚´.pÝ+Ý¢‚­N~y�þƒbG[ì%tù*Û,s¬Šº•�Ü!+|½;Ý¯MÜ¯¦ïã�9#¡#k�Zt{ö(&lt;Ç†¬åXeÃä#¢mK±Øò3ˆ#gN#+Ã³\Ú‡“_#O#�±—#Öï me#˜/Z]{GVnØ¸<text:line-break/>[Ð-dy3õjó#i#´LXí¾ÍJ||Ú[Ê&amp;4åá##0+#to&amp;ç*RtÕ÷½O†#&amp;{ÿRßœQÉ�àh²:y#�ÖK¬ò#;“…VmÅüÒd²&amp;°�#Æ&gt;Ô�Tß«õà±‡àsž<text:tab/>îZÐN#9Ö#°@G�êR&amp;#ÏuhRÇÖÙZpêž„QäÛ�ÇB##•@ÎŠC}eë{P«É&gt;ñQN##õWþ¿‰áûÈØ%#A&gt;/6ß-ûî"+Ë#Á#ÞŒ<text:line-break/>é4ƒDt²Å;®x»«</text:p>
      <text:p text:style-name="P1">=Ü°#ƒP7—KE^&lt;Y°#"‘‚qˆ##µÓ#°í0<text:line-break/>k¬;n&amp;C•Ï#v¶#Àµ¥7Ú$€–Ú%4‰#á5p†±[±r†}â#D#@¬,œ?#Àº%™^#îŸlÆÛî†ƒÛ‡Ê]}ÇXÙQ#˜#è#C±=Ã#©ÌÀÚ#1Æ_##¯×Ni1tEÈ#œÔ0Í#¨—%@ß#5w9l™˜B´“*#ˆVB½½É-Z#&gt;SRLO[áo#zÍ#,W#ú[—#vByâ#q###œ k\ë¹)iå¦Í0�/b…ÿq4p¯ìš˜¸˜,Á¬ááóa¹ »4¬i#¡�#õ‡ö~\A¦†váe’Ø›±ÒM†VÑ…#ÿ2#€#¢Šz Nü(™­p¡pq‰‡Vª`¯Éí÷™[{ÜW;ÉEv—ÿ#è,öòJ<text:line-break/>ý]#CíèÉXÜöÒ#Ìgñôf»£W#[)'{Ág<text:tab/>ðJî{}##r·°-#À—Å’#œÔÅ�­Ý#a#á•r#êÕ#”¤¦K#G±»</text:p>
      <text:p text:style-name="Preformatted_20_Text">#V=�@³4oÕK}¨'#C» F£¡oê#'#h�%v­&gt;V##k#L0­#mó1«UKhì…l¸</text:p>
      <text:p text:style-name="P1">#f�ÏÖ##Í¼²‡ÛT#¥(Ò##</text:p>
      <text:p text:style-name="P1">#Ã�+Â©.qßÍZ£„R$Æd<text:tab/>ìšº…<text:tab/>ím$A±¬#7õv)Î#™#ÝÜ‚r#M¢åRY½jn±{ÁÂt^»°¤ÚÞ#uï¾or…øÅÖ÷#K#�lÆ~[#kWgôL[#bWýSÌV#íUñ÷·q)Nù®#I×È¸67#FTÍ`n#r‡#ˆ·r­Hök£#?Ž@¸KÆ•2@•ˆ8ó`_</text:p>
      <text:p text:style-name="P1">e#¨qÅçcÆ-3Ã#´–AîZ#„ƒÞÉt#¯³DþXÇšôˆ¸#°x].í#Ø»d¥C˜- ãŠî¶ZmJñ¥ˆÞ\fý(Ó8ÇÌyV½Lî2°’lç ¸</text:p>
      <text:p text:style-name="P1">�8n!#ž…ö#»¹®i#^} VctU‹##³�§6#{#_Ùí±650/ÕÌæÁ¬lEI=‚!Y'£Y#</text:p>
      <text:p text:style-name="P1">‚†µV7-:…î&amp;ÅS¿#…¡û¼#ž»¾é#Q{h‹#S0ž³00ÙTØû‡ßº°###œO^#„³ÿ$ÜÂ³###·ò0#§P#9£#¿Pë}éZÌVâ�åzŠ”³Dªž1˜pð;‘ã#„##i</text:p>
      <text:p text:style-name="P1">P–¦.#µGØm#ðýÀí£2£#`y€ÂœÊF¹Íˆ[ûðñ#z]˜fG:×&lt;Ä#³&lt;c#šByò§’]*Ï<text:line-break/>ê&lt;C±¢#—‡Bd6ì˜Z�€¡¢¢ÿ#E'‚ííiÊµMâ¦N#<text:line-break/>ÓüÅ´�îÂ^„ªo5ëöY;ª([ÈvE–¡¬qôcÉ”ËÅ&gt;Ž¼”–×l#¦ò®YS2]÷½Ù&gt;`³#&amp;^#ð$;¹ÿM#‚Vt=|ßÿ|#óot�Îú#</text:p>
      <text:p text:style-name="P1">#œ#ä#Q�W»DÍØ#¹µès)ýÿ#Hßíç#_×&amp;óRÞ‰üúòé¯d#­1ûÏwEÒgzY1·!#zíöˆÞG53î’%©0åÑé#Ùl59##cap#Ô1'õ-Ah«6§<text:line-break/>né!r#¯…B##ž84U)ã¶Q™çTè#§#Â~Ø—õéÁâY÷k×÷(H#‹Æ#u#¤ü–+ÂQ@M#¯R¸Wo§èÐ¶Ü#äºþ&amp;tLC&amp;o�RÍ9ÃŠ¡Í#î<text:line-break/>…S</text:p>
      <text:p text:style-name="P1">#vk6"·5�h2(#™#rnÇìRÜ¢vÐWñ#{~’wi3Ù!¬ùép{õd÷ŒJ=s2ë÷È#<text:line-break/>Ñ™#hö</text:p>
      <text:p text:style-name="P1">Þñ#Ø(#ëôÕ=ïÑªÆ?Y#Ú#’#Ló&amp;ÔEaªH‡ÿ|l”W qòË\&lt;¢r‹—†@#ù¬‹ƒ51¾¿##þ/ºýæôÌzÃã</text:p>
      <text:p text:style-name="P1">†óa‡F®Ä4+7­¶CHË¦(hîžh…£tf£™˜v)Ÿe&gt;&gt;K‘7¦ÌÑ×Vchx&amp;rˆf^r Z;fí#€±LÿJ#(##xÇ#fJà×½OuYN¦r�#5æ½“r·Î#¶åÂ’æ-íz§&gt;pÚ#®mÂáoŽ«Jàe#îÌWÇùhæžÚ#õ`#ñ(õÂSHÌ#B3_íiš‘¾7ÎnuÖû5ÁìØª'�<text:tab/>õXåc?Ð!IÁã»…C^˜rç¸�M6vUÛxB#¾HïÿöE†å5.r‚úÝàbÄeu^Ì9¹h#«.<text:tab/>ºÚé3 �Às„qôùÎêª¯8#·#þÊ?ÜG}$#¦E#ðÏš¥ìCiÏÉâ;&lt;ÃƒgF³§#‚|#È£2Þ³#ÇúÁ ƒ$¯Î###ã1bœfØùIxf¾¹ÉLïYo##’2#o<text:tab/>ÊkqR;#Â­#=¨J•×§Í/Ó¿LXj#®Ž:Ô„¶6T€¡±#]##</text:p>
      <text:p text:style-name="P1">‘ä­kéŠ73LJ¤ÞÅây&gt;{#‰YP#Í#‰Q.×ÂÞÉ#Yü#:Êºÿq#lÒÊ¡—L</text:p>
      <text:p text:style-name="P1">«ÒW8eg&amp;çiÃF¼»'AT¿‰š#Ëæ§<text:tab/>÷¤ÙÞó¤›ŒÛ©£1€Êý‹Áã\jy�°T4#Ï�#D~ð÷)r#ùçiQ</text:p>
      <text:p text:style-name="P1">õÏ'#û!ÃgÄ!sÝðVœè©¾AS®•ÁÆ#T.±½ò–þB—‘ä#„§:�Oë#)W%wHÓD9í‘Aþ‚äB#Bgj&lt;#�®#ÏC³ÇˆDøzvÎ#p[Ïýà°‚+#tÝçú1¾c¾Þ§uNz™d+åÆ�—kžªú6”&lt;##0ïx—ê##ÉK`:xÄF(Z�õ#Ì«ÿS{‹bNW&lt;Q±Éîµ¸ÛBð­2iéÆ›,íó‘~“…ƒŒ+|¨z­Mo#ÅE##‘ÿ-/]#fÎío)²ƒÞ�ûœ&gt;ïú÷O£àõâLªz¯###¼-#›´Í6G&amp;\<text:tab/>#«n#ðŒ#çOmê#«›#ønû#v—<text:tab/>~Å/R0½SÚã[#ÔÍM¸#6#F[OìÓ#qãè$ç”#‘[’á</text:p>
      <text:p text:style-name="P1">##·«�&gt;þ/Uy7¡0LƒÅ²…óì“#âž0—öå¯˜S#!=Þ§&gt;÷wïIz6ñ…´p;cµ×&lt;ß¬SY;îÉ#<text:line-break/>U³&lt;o•ù€ÑRã+­#C5¡#8ï#ÒïÁú##²‹#3##æP�ìíßQi£oV¢€#9"ƒG±#_</text:p>
      <text:p text:style-name="P1">LùøÁ##b8#O�#¼Óä3÷SŽ’ž###z˜&amp;9—ì5šï#í_IÔ#</text:p>
      <text:p text:style-name="P1">AVçËX¢[/%óÒÉ·beÉó‰#�dÄÕQIB¤¸bÚl#i²ün0žª–È%<text:tab/>÷Ÿy#ô™i,</text:p>
      <text:p text:style-name="P1">VÒ# #�|,[Ü"è¾möWÆqa†"– ?ÜÎï°ðéÃ#<text:line-break/>õ7ü3Óµ#`ò˜‘6Ðˆ#ÝzH_€É^Èœ#e£�—±¾�+#`çÙûýúyVÁÝÕ/t&lt;&gt;î­á#Ä½;7»¬Ðfú•–Q¥#�åa#Xup¹ B0µë¡Pzu‰±¦/±#Ök#zKm# ßä‹ø®Â×&lt;¥`ÖªÕ²#Û*<text:line-break/>‚ˆ½ª#</text:p>
      <text:p text:style-name="P1">ÃB¤»æ€ÁïÒã¦ñ¬·#­A</text:p>
      <text:p text:style-name="P1">?­šXä:s·}ÄTþ~<text:tab/>##8#±7@í&gt;˜# îi#™;ïKüäwdvÚH�</text:p>
      <text:p text:style-name="P1">#Sä—ê$¡þDikh²³‚þ#Tâ´•î†#œ°¤Í€'ÈðÈÈ?ÍOÚ("››œ#Ñ@Õƒä#%ñS›+§x¼ Ô�Á#SÏîï�ÄñÌáHä.Soº u#ïín,#$1F#éåVõÿN¤#ñnä¨#¨&lt;Ks®IšYçFx¬hN#rnãó=YÞõÏf<text:tab/>#æp¡S#ßž�}'¨ø^##ß##oûãL»#vàhG#:ú&amp;ü¬#,.Ÿ#¬ìè|ˆ!Ù;æä<text:line-break/>#.Ê��¿3Éìd#±#"ÒÚÌ’œ'¥ù#Ó³ãXŽ2bM<text:tab/>�#¹O#‚C‚*dÛÀ�õ”ãt#ÀCÍÊ’#85Úm&gt;Å´#üq¨-2^�xŽgŠ#uLB¸qôùWŠ�½E‡»9Þ4ÂÛU„N#ø-Í¨j:Híl'–RrGŸ¬�GÄ¹0Û—çn__^w|lÂ:F‹{˜Úý€Òm¥óïáç-Aô˜Þà#´#‡O#Tw-H'ð£ƒÄÏ…QÀ£~‘RT9Á¥Ã#„æžâ5à£-skXQN#¨L##íàY+³ØÊ#`È°/3âíÕF#îLd_#åf¢´op‰í›#Ž¼ê-­x‚ûêuª!~�¿à@‹žúÙB8.ün¶[–\#Ißz</text:p>
      <text:p text:style-name="P1">=àéc&gt;WÐ#w‡ÐU#üWÆùl</text:p>
      <text:p text:style-name="P1">âƒÓú–±¶fÈ³5³_nÕr¨Å#¬0üžæ2ôÂÉÀb0§Ry-Öx2,æ×#c—²d#Uh(5ÏÇ­Y#ù}n¶„#¾#}Ù®vqûIºÙ»•Ù¼²2*v#*Ó�</text:p>
      <text:p text:style-name="P1">yÙ”bI4Ÿì#ÖÅ)uÐ�ç¹†Í,´.+¯gT87ã’C#v‚c€¯!=èzY–vË%å¿-»<text:tab/>]v#÷vm#Ý#Øþ¯ädß&gt;#9ùøa</text:p>
      <text:p text:style-name="P1">ñ«Äü#M[}è™j'�ëaÕJHÂŽ1!Z–(á3���W‹©Éˆaãå,/«�‡¿NÓ´vd�&gt;‚&gt;ú#·(Ò³Lß#µxˆ#]#[Z#d$#z¤á#�› tž_äŒa4Ü#^yáÂ#ÇyIc†ä€?!ö‚#iV@#(Ûrq8§¸JmzÖ‹ôFa#ëLèý#¢‘´­6mû_In|GÃ4q«6²›i#`›TßÛ»�P˜##ìõ3Ù#Ö)f,M<text:tab/>^#Á5oâü%AóŠ»†z®yi´1™#½3š³æ&amp;#1�<text:tab/>#g•ÎJ#<text:tab/>‘#™HŒ®o&gt;#€#Ð3#–Î©ŸB`U(vò�îqªÍdíÃ##òŽä#O7.ò&amp;$F ##çœ™oŠJ5í'öf‹âj<text:line-break/>ã�—ü#{#™`µ9DP�¨‡~�®IbÇAß�ˆþ�©SØb)pÃÈ–üÍ�…à™}#Mê¸4÷ë¿°%Ý·†a<text:tab/>ÅÑÞ##ã+[¾#RŸ~@®ä˜?#Ãi¯#âÏÝ_l5^P±¤#g<text:tab/>¤ÊÁóIÿ#T # íï(Õ—E=‡môŠjšq(3Ÿ%tö[ša‹U*”Õîè÷WP-Û‚�ašRq‡á#"ßPß#®P#Þ‹`Ÿ#•–·8#Á¿]fô„úg�¹�Ý©u*oÁC#™;iP¥E“Jì; Â#°L7´3#µ]</text:p>
      <text:p text:style-name="P1">fqUÐ#,g¡:^îé¥ÎÛ£´öP›œ#sµ•ü2ÿ]m³îfÅ–«&amp;C4#ÚçÊQœÉûT_*ôäã\øµ)7¢½#V‚9¼EpFˆ‡‹ó×Å¹�}9#…cWg/ï#/fIÛªÑ#UÏk¿ÕncðwÓ&lt;h##}ÑÕÍœ°¡¾ù²FU{¾GÚ#3O‰ï]ØáI&gt;½#<text:line-break/>ÎøQŠSš#“ŠÎ“#HGý¸ü†fÑFtp0A5]#Ðõ&amp;Å�¦b&gt;¿û¦#Ïtí‡9Ö¿O6ö`¦#Â##&gt;6#Ì£�&amp;#jº#ø/‚b‹2##dOÖ#5è¦ïî#Gqê6+•%|˜Øa˜Ñ±&gt;6G‡\S#§×ï«—q}</text:p>
      <text:p text:style-name="P1">@qm‰•ˆA#Ê#û�î¡$#áeõ¤{#Üe‰Ä�CÌw)„Üe¥ˆ_ik#ÄU/]s~µÜ#SS¡|ðK…ú¿n%Þ–%#¤²œÒ¾ÁNp’fŒòóÜê)&gt;°"1(7\ä‘y” À¦^šŽä£È#rî1##•##"¨3°</text:p>
      <text:p text:style-name="P1">uŒ$LÛÍzhÑ»‹jfÐ#8#».#AFˆ™2#X,lÌ3V<text:tab/>¶Y~•H<text:tab/>Øyíó#Ì#´­Êµ{©-#þg4ÝM#BÏjú§ÒdƒT#D¦,“�%#VK#Õ�# <text:line-break/>1Ñ¸®NFÆŒ#“V×†#Jðì#� 1W•¶#fdVÂ#Bê{Æ–,nÌÒ¦u#–{ùÂíå[“Öi##‘°#Ž³ëž.PÉL+‘£5ïIß‚ÖágL#ð#]ë##.#Bž#Ñ%ÀW| a#uñ=$œQ¶y¥F“bfSR%æ’�#¤E�� ýÙ}7·<text:tab/>|fÂ@[Oã�ttúîä°¬È¢<text:tab/>$¦yÆG^;‰n¯ª#¨V&amp;~tMß l#óƒëâßÀþK�#ß‚öi®Ì1ÅëqXûI2yóGÛÔm;iÿ&amp;ªÞ„ð˜C#B Õ÷E#Q�Ð)GS€ÂlÄ¿ÝXÆ#v…rµ#kWh#uÂ##t €Æ#¸Jƒÿ'ßö¶¨ž2G]ê#Uæ@Wn#Î`Z®t?©''Õ#Ìc#.Õé®~ÏÀ¿Ä¿½¾Qí#˜ö\¶6ûSÖ,ëˆ#ä&gt;Ÿu²†qâqÍKìï#ˆAh‰x»9Ž™Ðv#Ð[L1¡Ç(4¯IåA¢^_0íñÍ#x˜RâI.<text:tab/>#¿0©#…b#¸ô‘Z#&lt;á,Ô#­#˜##høqÇ‡Uu#¬#˜õ#p¿&lt;/#ÛsS)#0# àq»#Ø#F/¢¹òÚŽà'QÔ#æz!:x(ÃÏáò²]S&amp;û�”ØÃ ˜<text:line-break/>Ý®‘ƒ³#L¬%Æ##u~# </text:p>
      <text:p text:style-name="P1">Æ#qž˜×#`�°#|#&lt;©›ÑÈo#Ë—ý_–:„„ªßƒÎá’Bü\¨±ù4U'2âaÃH# �ÝÖHj·Z</text:p>
      <text:p text:style-name="P1">ØŠôFUfºä}»#â#¤.*77ÙvŸß#à,•</text:p>
      <text:p text:style-name="P1">G´=Ò�W#Ï#ìz/¤Õ6�O“^#Ü€i�#\jw¿�)¦~ëš)c\ß[×##fŒ¹HLH¶f#óë¹‘sØ•Ó³‰­â“¬Œ…À<text:line-break/>W‰Z&gt;‚#¨#�èD#èoPîä‰ì#Üh¿¯bÔ†#\­js<text:line-break/>nÏ€½q™Õ$ÁÌ×¡�ßRÊ8#ŒØ]#4•|Ì¸è¥##€;NŽa#„Á#\”óýîãÛhž$‡#üº#æ»#ÉWß,x†‡"x¦3Ä#Ïy$#rÒ÷ÕÀ'&gt;O—#3S×#Úw7þó›m,”É)LhrBŽ¿#:7ª##‰),£#Åu#Ú,‹Wœƒ#±<text:line-break/>á";†Ñ|ÞÁbWñÌ\ø#–³#bÌÌŒ#TÎÕ§¢#<text:tab/>a###«)T»#vÅƒÐ&gt;nT!Úœ‘§78%›•@k�ó##v2hÙö70&amp;�5nçãäñ0#½#îŒÒ^!ÒuÆXgqCR#õ,ÂõºÚôœ¼[û:E#Ó#Ûœ#!5/ñMroÄn{¯FWÑCvÀãÜHÙ'P'Ü ¾›Ù•û#'Îù#¯ZË##‹#õ»#Ržˆ€Ýš«*w¡ga#ÌæL</text:p>
      <text:p text:style-name="P1">m½¿!�|ö‡zùó"¯¶‰¢&amp;ÛÖÄô„#zC2ˆ¯¾ï”</text:p>
      <text:p text:style-name="P1">FîŸûç®ô#Ñë##�¤™ÄÐë†Ç€H@¸Ó+˜gwçN!Û‹P©-ðÉÓ@…“ÿ#ƒW½Cü#/¢Ãô\²!H<text:tab/>#YÚIÒb&amp;</text:p>
      <text:p text:style-name="P1">¼ºÉòlÊ—#³“¶înP-�èÏ—†˜/ø?Î­#•%"ÐàÎ#¹ö"¨�®Tj#©F×#Fã˜ÿE#9œâ½«Jüø</text:p>
      <text:p text:style-name="P1">#=ÊÝ###¢•Ä¡##—7#õá#1Ì</text:p>
      <text:p text:style-name="P1">V0_ï´R&amp;wÝFÉ§ÀüÉ[ˆð<text:tab/>#j”–fbq=×v62(#ª67&amp;wïÌp=%Æ �#¾ªUVÕ"ž#ÖiT/€sÿHOÞ#&lt;·Dò-nŒj„Å&lt;ˆL18#Í‰¡ ‚</text:p>
      <text:p text:style-name="P1">*ò%ýèH##�ÉW¿#bá¡¢#¶I3çkÝÞ3#$©æå›Sî&lt;#Lúï°§¥Q7##Èèš¹pKSÇ‰[äÚû˜#zÄC7*Ú—›#ÛÆº¬]¾#.¯Õ#Ñlf"±Ï—#f–]£¿ý„;|6ä#¸ÄÃ‡#Y#Ã+`’…3¡ÅÃ©#Ñð"èyßñ˜ÄzS</text:p>
      <text:p text:style-name="P1"><text:tab/>¹£ˆ—#6»^‚mV6N#3Ùæ#zÕ—cîóxž·Z#´¤mdÍ]#Ø!Š#å#6\#R#¦ô$È¤£S.¥ÊsïÁ¢©~T#4_¬#·ÿ/</text:p>
      <text:p text:style-name="P1">+’’Ø«4÷®##9.&gt;##™#‹ãÊ’ñU…õñ¯qç®YøÀ&lt;«mM#n¶jã¢O#hsuìð¡l¥ÜËˆAÃxÒÆ‚há£ý§&amp;7ó|ëËãfä;‚Z#Á»C4#q‘<text:tab/>#‹#%§ËÁß»ÐÅ\šÐ5Xì#�«‚%/,“ÕŸ1^c8‰J~Y0‡)ôvš–Scq¢pÊRÒ)#Ú<text:tab/>#¯}§É #ÿ#„#nÁá@ó´àÕ¡ÈB³MùÉ#%JäÔ##6¤s</text:p>
      <text:p text:style-name="P1">µ ¨ÃÊ“*#ãðy�Û8½ˆŠ"ikâ~T‡#UáCÿJûÌWò²Û<text:tab/>^#T#Ù.*‚�ÿ{Å»Á¬—Fì0ruºýÌ½éiÿ#Ï«##îþV&gt;ÂœÈ*$#4G#G#CKxŸ©R}#‡Ç5|Eñ 5XÒŠµ.Æ'WjÈl#â€_Ó#­Ô%#L0º#Ò</text:p>
      <text:p text:style-name="P1">x#Mä#��±‚Ü/“š¢À±b³‚$º­�wØP&gt;4vVãx—##+W�ƒ©E‡dù¿ˆíl&lt;#zGR³7k‚#2”#Nz[&amp;oˆ=µ&amp;#^�#ž#s<text:line-break/> l˜õd#âØðPB=cÎ‡p)L†éäÁ2F0«k#Œa¹thë›J=GCÚ,öz&gt;õ=ŒGÂ‰×•ö¦:#ÈQˆû,þÀû‹Â´\Žõê$Îå#¬�Y�é�Ì‚<text:line-break/>2‘œ#&amp;8ÑÃuÕô›#ãPÞ;¿ÌÄdV3##$#H #çÞB¶œ÷</text:p>
      <text:p text:style-name="P1">$ÿ#PòYh÷×°eÓëÙ#D#d =F:»Þ&lt;À}÷#u#†è&gt;##ïû@EsoÛVbÙ£Õ&lt;=…&lt;ºýß‹I~-5¿#ŠÎ|{œþ#‚ø~£¯‡íÆ~#³}_öƒü:‡ß]?}9N|?VÓáûˆçÁÕìü#ÚïõwÝiýéoòô#òè#Ë¼.–¾-§ùumÕ…7oƒ¬/‚«ü[&amp;ñ^~#[ñk¯Åéßß‹´%î»ü{âø&gt;ˆ/ƒ¸~ê‡âêWâún^úóoºOí?~<text:line-break/>û�#¾.ƒþ]áþ]Ã|^®{âëïåèÏùi##¸”â@ùÿ#_þMåþ=#Îú�ð×}ºg¦ZÎ:q·Áôû|?v÷àêçÕß‡¤&gt;Ø#Q~#£<text:tab/>ß#ÕÍðýÔwÁÔÍø*&gt;êoî‚ü#�þ#S?‹k^Õ#Õ½®~-‡{mú¦Új¶´=Gïƒ|¾#gü�r¾#“ïƒ[œÐÿG´?#©/½í‘|#'ø¶mïBoz=ø¶â÷§‹éwø½…7Þ†}Úûí‡îêÿ#³ß‹OÿE´#§ïñu§ñm½ø,©®.æ–æºrè##î‰æ—{PÇ;]<text:tab/>ï #úí½ÕÏ¾¥ûî´îú+wÖ~îªÞ#�[Ñ¿{Gøzkðj#‡¥?#µøz#ðl ÷…ö³ü#s=Ý¾ï°þ÷½Çµ÷uûºUå•ÞÔü?Y^û~Þ#Ã×#ü=#ø7¯ðôWáöƒü=¹øz—ü#A*#à-ÌÄcÿb#Fø¦‚ÖÊdp�¹âxÆuŽŒÅe~#=Œš[#Ü4…�##ƒ—Pì#</text:p>
      <text:p text:style-name="P1">#€FK6‰¥è»ë” ²S÷%�±ß"™ÿGAåŒÍ�8ï‰##Q#˜C´…¾Á`ùl½–�åýîi`«åµç|Eü§#:�c#¤œˆ“yfêÔÛwY©�ð¤™¶yA—KÍrÁ#D#q5®™‡b‡êQýëR{æD,#RÈ"sÎ#&gt;”ç.#ÎšþÂ<text:line-break/>_É¦M0#ÿZµ;|yyµs%õ'\�«£;¦x##("|s¨ÕÐ##:Ò#¡þ©_#lyknð5äÍ#™¸†Zý@%$ã´9hxsj##°æy##R#¤e˜«Wõ#Ñ8{XD#¡ÕPKò?ë†#=�mò²î<text:tab/>«ñ†Q•{.¿êqÒ¨Ædl³ü#æ#xèÁ…�CøØv™@q‚7ËÔÿ5¹2YiYqò’Û;‰#A#ë</text:p>
      <text:p text:style-name="P1">ôCfÌÃÃçÐä�Z7Ÿz<text:line-break/>™‡¹\#.#</text:p>
      <text:p text:style-name="P1">#‘»9ùþ»J<text:line-break/>kÄ•Æø0¬¬WvT#p÷ñd#9ó¶…±½ƒ###‚—[¢ˆ#»ë�#³NÊMÝF}�vÈÂÄJ[ÿ#C.­n�W¿ŒÌAŸ‘ñ´vXÐÒ)ujØýSÂ%#ž¡§ÿN¬.U$‡~µÅ—ïN‚ÑÕÞÁ±Å¡u¥»�Îë#qaöÎÀ4í#@DìÓðŽûQ!¸@#æ#¤j“º|#&lt;¢•#—FÖòD#Ö#KhµÌ�´l-¦Ë3–õLÀ#÷Mj#žƒwä’ûë˜xD”</text:p>
      <text:p text:style-name="P1">»…Œ‘H¬÷ia!ŸÕ0žŠ’OÈtó$Ç#{g/Ëü.#PÎ;ÐÑLÔ„ÖN}~Ö$ÕMI'°àA„£?#‘#Õ</text:p>
      <text:p text:style-name="P1">·è6&lt;vJJ##NVÛåÛÅF*]Ô[#çì‡¿äÈ#y§ž#"áA&gt;#F</text:p>
      <text:p text:style-name="P1">íf</text:p>
      <text:p text:style-name="P1">##ôŠ¦–çÐ$G¹Åÿ)sû¦!3#o#¨Üô@ó“BöEJìÓ‡Ø rr'F&lt;#2‘p¼å!p:ñDæÄK›¿;·1gPœ#Ct#Íw8}.¥ö=#=cîØÒý›Ô#j�#?µþ#ü###–µàJTÇbæ€ÿ#�ìHÚõ#½]pšÕiR-dÎ¡­#¯ª#*êõ�È*¿^##÷#¿#7B•½`yFrñÉ²ÂÛœ~žŒÐ�Ô#&lt;êW#·#ÕÇ[‚†8</text:p>
      <text:p text:style-name="P1">#îz’¨«»Ä³<text:line-break/>@Iš8MMEæì§#ZŽp=ÌD#ºšì'¾„«„jãH“�¢Œšº×Àiß#½cé%"È#¨T#rŽõ´:DöÚW#PkA»H%íêÝ‡&amp;‡M‘Ô­î-¸ÁH”èÙd#nM<text:line-break/>'T9U2¹«#Ày;9õ´Œ3#Ý<text:tab/>ŸˆÑh^/*à€þh¥þ€@EËê;ŽL#,#å;/i†"Â=BJúmÚZ;âNJ{#2b|H4_#^ÄI¾¿ˆëéq1#k###Œj<text:line-break/>Ü#ÎÏö&gt;Éå�÷½ èIƒ’¼#å#À¤Ç#&gt;</text:p>
      <text:p text:style-name="P1">€jï[L£¹òSì¿nÞÛ¾‚ö6«ñ¥Q�~FÚ ´ÖôÚæwQÞ qº¬I##œ(L™]#C$·žë°¡w¸Å½5#Ùä¦cm-Óõ#Ä##Z7Að</text:p>
      <text:p text:style-name="P1">¼µõA;i7øô*#&amp;##»ãóý„#©…`ÐÖj#‰È#�ß~áèF°}#¸"vŸËÅ—ª¦êµ&amp;¹#ä*I°õrÛV6¹wû¶Í#CãèµËrù‚÷s#/è;Rh#vx4ú,«#Ä!ªÆÍ•I‡##SØ#rl§ÖÎ·v&lt;³,Ô0f6#1</text:p>
      <text:p text:style-name="P1">ó@yÉcÜB¼|c#†2gu·êŸ_#ø˜Î<text:line-break/>$#¦#‰#e{\#ú 7 o­æ#mK(VN—É¥¨&amp;èXî™¦¬�µºèŠD›/ŸR‰2‘¦#×y5ÑøT,#À:ÛÚÉ7öš.q˜�¯ãù§ú…X#ñ&lt;Ó¯E#˜pF\Œv|÷¾#S‡R÷Îh]Ts½$“&gt;…+zú###¾-¢¾ß6»††.aŽ]3#ø\“H�-U#¬¨V¹#m<text:line-break/>ÆB�õBco¨z;|�à}Ü˜]›Yö¬Ñßyä##áºWBØœ1Ï�~öÖmR…Q¹“t¯j²—#,hYëì[-Š#4CÆ³QÊá‡)ÇpÌ##å#˜µJ©Þ`#ƒ&gt;nntµŸ&amp;›¢m·�dSŽ§-‡"¸ûa�“{µ,3TWJÉˆÿN°"ã¬…##%N&lt;)GZšÙ {¸¯“ñOê…ÉÆ©0©+ä¯NÐ÷c!†Õ6Añ#’áÍu#PÕH�H½¥æ</text:p>
      <text:p text:style-name="P1">aý³âí.¤SÕb¤#Å#‚ÙâÉ¢#Ø#|#6—²üTôy\V¿FjbZ�«@†ÌÊêÐª©“wÀ&gt;7(Ð#áF##sBˆùl#¯3»ë#\1&lt;ñ’•\Ke×]ºè##ìG <text:tab/>£WêÚg‹Ü#†83¾Žn§®ßãÄü#X#„’rtF§#®#ò§ÊÎß?õ4W¥?(0##CG«#ÿPÅK¢sµ#±E#*#.#2k³#š©ñp{¯Ï#L©ð]«ûËA Ü#ìˆ§®#ÉÃDl/9nËòN{‘¬SÜ¯†Ü7w‹c#÷+#&amp;¶#·‚ègÄ&lt;#[OP=Aõ«6/»þ8.ÄHõ`ƒ_#<text:line-break/>Q0ë}6ú*#×kDz|%qJä¹lŠ#×–DA­jÊåf³èq$£€¢#Ÿ##Ý#^N#›í#+‘©š¿A “_Zƒ•"5öwÕXBÐ{”ïDÚ†�‘}#y#([.#µû¤a#ê¥µ,žm âTšé…¶Ì#1mˆÝ##¹S•Q-KXü#^#lPxMoÙrZè3ßŠ<text:tab/>p'&gt;ðcVü¥ê#ì¹±Š</text:p>
      <text:p text:style-name="P1">û¶×E80T</text:p>
      <text:p text:style-name="P1">ö½ÏÊÌ3Æ!ˆ“I…#&amp;uIŠgõ†&amp;6ý‚}#™P2;#†#øß#¬$D~E#7ß½�³#r¬¶Ì�…¦3@Gæbó€‹</text:p>
      <text:p text:style-name="P1"/>
      <text:p text:style-name="P1">bÌÁžüB¹õ@ÆY®E#ª#ÄjCQÑ�#;Ù„¬<text:tab/>w†³#Õƒ5¬Â�_Ç<text:line-break/>:HAÌu¶ç#ï”=_m~#LÓMÒq“ž¤–¤UÑÙ½#(•ê2U÷?ä5#7Ž(„¿ã2ïÐ¿#åÕEOsdoü“N#`WB#o¼F¡Û½,¶«�^ÿSó}�á&amp;Ü!·‘³#é¹†XhìiÛÅJxƒñ#Ü?#Î?TK#UúÃÜ�¨)#wg«”7Ô½}C.d_^wÙk4–¨PBœh,na’ßß¾çTx°Ûß3™|¸Î—^á#ô#áS#îUUû_õ##SÇZ0I®BØ²#Æ|Wƒ­×á#5b#´.±õ¨##@áëX<text:tab/>�gýÌËŸó¨8#»T°à•#ìbº u‹»vÀ½Þ6Ç°ªõ}2=±:!�“ô�~Å‘¹}÷ðÛ`##¾®³]<text:line-break/>Ènö#a½Kz#°[·)Q•h7äHêè#4bZ�ùèñxŒC‰*cò,AZø#4p@?ˆß¼{ÛÃíœ}#ä7²wôQâÎ¿0‹èü–µŠñG®™#&lt;…X^7uéÒß€üæcë³I|_#îx÷Ü‚S?–òÓŸg³AÖÉ[#Èúžà�3à¸#—M�ÜÙÝÖ�C<text:line-break/>òî# s#=G�í6À4ƒâYVä3#S,&amp;:#žŠ2JÌ#WðêæÐ™ãpÁlöZ#NØ˜‚#ÓÆä<text:tab/>âe�!¬£Ï©»-:’R<text:line-break/>x_’À}ð$Ïêa<text:tab/>#þ=Æ¥?ußò�´+¬©g·A•##Ñg#T‡PÇ™þ## #ªÂö{ª@#-ÿLc$#[p'ø#SfôÍw÷ÐqIëlnŸ#ÛkÌ’##QÑ+C·”‡0�#83Bú#\Žîž¢oèßSX+fwë¦†²xþj¼à*žN#rhL’è#ëš ·,¢/ýîp©ŒðD2�'*AKäL#Û¿6˜¦×u33…ú÷§!Ú·#Ò»#æôµÁÛf8Ö8[±Ô¡~�±ñFYdv#j.#äÀ#a¥èAã"ñüþ%!—œÎ$s#”</text:p>
      <text:p text:style-name="P1">È9#ˆ’=Û(–â#"®!Q‹</text:p>
      <text:p text:style-name="P1">##]ÕÅ÷Õ¬ó#¿F[µ</text:p>
      <text:p text:style-name="P1">FÅ)7#</text:p>
      <text:p text:style-name="P1">#ÏŠf��#•ZÃ3C¹?#Å‚¥ín,©Ý#”êâ#PË3å–Ê#Ì­ÔS#P$LöÑ#Àæ?í=Nã§°sÚèª#+š‡SbîF;.’Àëé–ùÇ&gt;á&gt;óg</text:p>
      <text:p text:style-name="P1">ÕJõ¸##…#M#Ï#“Qû�x··Ô|nÂ&lt;#á,<text:tab/>Pä’m,FvR+C“2¢…óû¨þÌÓH+IF{=ÿfÆØ#Öÿ</text:p>
      <text:p text:style-name="P1">#|&gt;¬äõ§YL…±ò›Ù�HøBóuÇ?#¬ß#D.Y=</text:p>
      <text:p text:style-name="P1">#ÙÁá#d†›ºÙ</text:p>
      <text:p text:style-name="P1">Ô³6•$´ËòLÁ×*¥.ËÖ¦í#ó¬;#x2å=D##ÐËØÛÂÀÉ«*gP"u²NNYƒŸÿxÞ› &amp;²ÅÅG˜éªšIÎ# ##ÒÚ4<text:tab/>#ØØAtà#-õ¨[µB2P##ËN#g4*$7MDnS_xŸ¸4tÃIq#r÷¦º#ò#~xjCÅä¡#xu¶�ÓL_¢uC�#<text:tab/>J_xˆ20#õ�v§Õ#Wíæâ–7ÑÛÊ3­\×®2Œ¹ˆ�Ç)¦Kíiƒú�ä5&gt;þA#</text:p>
      <text:p text:style-name="P1">ÿ™+.×ù#ä</text:p>
      <text:p text:style-name="P1">©$¸Maâ‘#aØøRÑ�ÂV+B[bÈÀÏ)È’�ßÕyº#±E{Si#V¤“‰&amp;ì×ñmØôMXóço8 —%#ÂÆI"w…Îá,S¤œ•à#h«¥Ó¢âãNÆøJ×LC#4#¯;¢™8„Õc.ÅðRÒ+y¤3†¢}®û ç#ù&gt;‰Î}»J#½ë°oAû#¾S¯</text:p>
      <text:p text:style-name="P1">"¹v½#s<text:tab/>Ô'ÕÛäaÍæ<text:line-break/>vHv[¿#ù[ý‡¬Œ.Š$Ò^f<text:line-break/>åÑ§þI]~ž##œ|#6ˆ]»œDï?AV]f®btÅ7Ùuù~µ×jÌÂä»dØ</text:p>
      <text:p text:style-name="P1">Š~!÷«KaY</text:p>
      <text:p text:style-name="P1">¸vÜ#qþë[×çCé#Wå‹\7ÚÚ°ýéÕ¨f”D¹|ó</text:p>
      <text:p text:style-name="P1">OPØs·í#v¡Ë¾ÜÑ=æŸ#«H£ø0ûçg–.Ö[ãƒ9##ŠìÝå‡ÂY“ÇÔ#q½žê#‰##ŸR'<text:tab/>‘×�#ƒIqàBTå¬OÍ¾@###ó#}aR#ïî,Ð1ÎÞJk gy…ð_$BD2=‘mZË#(tŒ?aK`d$Ÿ„Ä%]àÖ�:Ç¹¥Äˆc`l­µ#Ãý‹}#bxvö(¯Ë –{jj¶N×^@xi6'TãÀœ¢<text:line-break/>eæù?�—ä#5m[‹ÉDtÁ‚[‰*„ä##ÿ2#‘‡©x©##€Å&lt;ì$�G –#þ<text:line-break/>/Ð§"Ž³Þa8ŸêwóÒô&gt;¤‡óàŽûÝ—hªfmàËo!1ü”v#Ò#±H‰4#”Û�æ�v?[-ŒCœ«c6êÕDÜeo<text:tab/>ˆ#‡+{Î•ÀÈùC«-þ#</text:p>
      <text:p text:style-name="P1">?¹Ì*C5x#ò#˜#f­Š¶#pcy þCq?§VÑ™âÅ�3å¥Û#~ÆìA#ŒØ¬Ÿ#§ý%Ü—%||(U…~#r–úÙ#{##Ö&gt;if$ù#VçÓÞîYÁ-Æ¨rÜ#ê~}˜i‘àf</text:p>
      <text:p text:style-name="P1">IÞŸ9Äþ�ñ2%ªÀÐ#ü#afÁí;i—¡#Ü¥Sg$‰�#v[¹ˆ–¶ùÚ&lt;1‚;êXWÙ #‡cu¶³à##ï¿òþ)</text:p>
      <text:p text:style-name="P1">5º§ütÚB¯¤È;NÚ<text:tab/>Œ—L&gt;;–§&gt;Pý#í¦Z#zÿK…#A#¦Á#¼"r­#</text:p>
      <text:p text:style-name="P1">í�ñòøxkIÀëÐ`ï�’gºØ�#E#&lt;ß‹ìY3#BØÂ²8òÁTn=·1 aY6Î#Ñ}Z™&amp;ïêä=¹„</text:p>
      <text:p text:style-name="P1">#v„#þA´#*œ´;ðÇ#�#�\#˜Zd</text:p>
      <text:p text:style-name="P1">ì¢«ZÇ%Ì#÷ûbI_G/é�pJ]oÝ&amp;^û*´àžJU%ç—´##F#â)6##á”Ù«ƒ#�</text:p>
      <text:p text:style-name="P1">q­SÞWmÁ#J¸k0‡Þ:yãò»Ø”€o¹mò$äQð`¿H¾‹ÂÆõŽJü™^Lûhr½#HÞP&amp;P—ŒxË”ã· É£lÖY”âü–�#„T</text:p>
      <text:p text:style-name="P1">¨RŸvHÕ•)#O¿N„CTÐø5Û¾2^qQÝèp±<text:line-break/>À k†åPf´#Œ±IŽ}:7Èfþü¨&gt;HB#o#¹|®Å…a#6á/îQn“n%B§#éØÐøs9*LÉ0v†^¼Êë²�Q$jb»ê( Xy#V”#aóúwÑ`Ç(2›q‡ä¥9�P«‘#ïöÜ­z#¯úÚb±a? £I‰Ú#éùù­Y‰S¤¤éàxÚg{ŒI<text:line-break/>yžÈaô#�N‰?p�Ù#ŸHfƒ¨çZÐ˜¼÷Å#õS$¹¹{#ÃìM#ëŠ</text:p>
      <text:p text:style-name="P1">*¼iHÝMìTÙ^Y(Ð¤²¤„âZ#3xb#¼‰º#áÇF)#„“ˆ×#w{zyÉ0ÔÊ…û6ËQKb7T{1…Ô²ÿ%CS[÷ýoÄ9#wºðíÿ</text:p>
      <text:p text:style-name="P1">#Äz#EÏ3#úÆ¨èg…«#Ð�j£pazRMÏg#2º€9Éìóg.*åµ©‚ó,í£#5b¥ÖíjcÍã¬iLI~rÜé#Zokò´íašu<text:tab/>€ž÷hý#3†Ê5=#î„9+Ìì¶…êp#vLÖ(�q¼#ªp@LÝÄ‡Zø|„Ô#RMˆy»Æ*òÿ#²’£î{;œò²NKëG…Sh#kÆ'†ˆ�#~yå�±†” *1ÌÛ¸VÑjkaûM¥#1ŒÝÝ#üÿz#á[¥�¶NGl#€¾®WüùšÄ/#pðÂ×#â[KŽ#²#/™àÿlE#Námtò”,#qgÀÁL‰¼ÚžíÇƒ¿#‰¬Ô¿#‡ŸâÓ4yª|”çziT{MõÅ)¯…Ì¾—¿poG¦4ba—´¡¹çßq"ØßM#¥òN÷#ãÃÄ#�#¨ ±@O»ó #ãýƒ™•nŠ:H…Š(obì#K_ÀAÛ#á<text:line-break/>®úè×#ÖoùN]#”…óÑC#ÞXÜ#Î¤P¬ÙßR18¨#µù#‹m'¨##Eeº×m�Ñ“+2¿ºƒ§#ƒùû­#Z<text:line-break/>gÆ¾m#c¢ÀgŸ¡`¦ò#7H¤œð#¦þCØ#d¡•ÝòÄ|ÅÈ2</text:p>
      <text:p text:style-name="P1">þT#FšŽ&lt;úä–þ�* ±\)'Bû&lt;.Q¨á¡´€#€0õ¹�-Ê¡<text:line-break/>„oéæÃæiïo#Ú¼V3€&amp;—#r†¶Â#µc)‘# #ÐJÛ€tWP…f¤8É¹¾RL<text:tab/>')ÌP%ÆNóÖÑ#½óä#ù1–²Ä9¤‰ùÜJDñ.<text:tab/>\!#]C©ó#</text:p>
      <text:p text:style-name="P1">á|û›Ìû#ý­¨«ÙñúöÙýXMÃ#IMHZB×4nï"Q„áÕ³ç#¶5Ò½Ü¶ð#TMÈe(–#}#í7#»\ñK‡0[i¾“dì¤ªçòV_¿#8Ï=ÐByDí9x—¨°È–ÖÏ½ÉÉkåJo*&lt;FmdS#&amp;ä<text:line-break/>ã¯ãQEãny`;#lÎN##ÊPkûØÖÊ#¿Ñ ,äˆ§ÀU¦ÁsÓ:õ#g&amp;a€#îäc—u²J##|§</text:p>
      <text:p text:style-name="P1">vò¦#Ææ3q•#ˆÈè9€Ã#æ~íH#NŸü#¹¬Ô%ÑÐ»JˆÀ¢£©å%Ù#�&lt;Šó@##saiÎý}##Ë‚<text:tab/>2±B�#o§‘ó#ŠÐ#ó2#”ð#Á£}˜ÀNÑ[N$?¤5ÎIc#8&gt;V˜œ¬[�Ï4™¨L#È�Æk&amp;#S£<text:tab/>ÚÒ#_ ½Ä{v¿##@ð#i#u3žjOÝ#ËD#@Î</text:p>
      <text:p text:style-name="P1">×#ò#•Œ¤#¡Î¤#…Í·£�U.õ¡ÎHukÀV#ÅNÏ×k#º4±#|$äÊQgz|™EÓº|‘ïF</text:p>
      <text:p text:style-name="P1">B‚.�ð„�Ñß#tu£p•�##±ˆY&amp;,yQ~&lt;òÎ:Îlr#îƒÌº2úŠ°ÖN¢eM#û°t#aÔtùÙÁ&amp;i�&gt;^x¥�$;S"Z¶¯±ÉTy`&amp;ç&amp;#§#x�7c</text:p>
      <text:p text:style-name="P1">á`vÙhV#œ�ÓêW#1§ø#^H+Õ2#Õz<text:tab/>þ­¼wü¨ôX`ú¨<text:line-break/>{Ï‚½w#@tûhK/¥D##ßò¿Á‹b§#›±sÇ#,Iì–ì8kúq#{ÚCUë¿Á¥Þ×3tnâ¤6(#ØMÙ#D£Äp±#M$´tµVÇCø÷ôm�#|ˆÙì#M+ÐOþ�##1÷»U2ë#Ñ6º½ÿ#WÌ#{&gt;žXq¢Qfyï‹—#é¨ŠàÞ:$#:¬#N)é@§×sy˜8�‚Iç #‡Òg…^.:þG©Q‡àðÚü#¾i¢#*H#|…@6Â#Ë*i—¾³v¨ZãÞ›ÐYÍ�:#“Ì#Ø+&lt;kìô²·#2z$š—²p�BÝuàzíõþ…Æ—ˆ#†bcÓ#Òï|`¨y<text:line-break/>ó##§|Ì^äU³¤#­ôweQ°åÎ#&amp;T</text:p>
      <text:p text:style-name="P1">å##-{[õÚùê²n»kcéPR#ïUWØ½'#ƒÏ×ÿ,`Þ�eK‰#vEñäi†D"ºÆßÛI‘¥›=k#+ØKÕcŽSy4è<text:line-break/>ÊmÆ&amp;éAÓ~î&amp;#™ß#m´ëË¿#"þ’Ú•##óœTeLJÄ##ØØgSvc�G¶¿_#×áwÊD‡”#ôÑ¢Œä#}##Š6Ø"6à›²ˆB†#}³#8ª<text:tab/>ýÔ»:vp®Òs“|\ìôŽØ#ˆëü'Êõä_îñ##d#Ì?òH#Î_}™:ìÐ2@í‰Ic##ü±É¨@#.Ô<text:line-break/>B«íŒ„.+È];†©[9ã#+#¡#‡#¿</text:p>
      <text:p text:style-name="P1">QÈy¸�¦—R%:Ï#ª;q¹Â#È#M*žœfvˆ=Ê)`î™#›#¼.`“¨5Á:¤)¿ÑœÁÞ&gt;CÃŠQL†ëÏþlœPÙ~%¿ÝˆU#Òºþ˜GJy8ú"#SI90ÒÆu¥Á|Ä\goW#«¬Ô<text:tab/>Šk�»·ÿ]u˜#ñ#5{Z�¶4h##úš#éùheg·##IQ#ïG¶žÖÆŽ#Ú=ë¶”A#-×Û##*#¥qÑxµ<text:line-break/>:éå¸:ŠÐ9#�H–“Í–F$7Ê#úXuT#¿9ÁÒâ%›”Ç.™h±8/À©gÖ�ïöÙLºs•ü;ã7yù¶#³ÀÏ#ƒ¨Í«ÓâÅDÊ|ï#iÌ§#ó„e¾�5ô÷F`›#óôË#8†çí#Ž1!2ãì##ùÉâ#òz=ÿFk#p›�íá (Ó'ï eªB…tò^‚#äB<text:line-break/>hç‘ÆÖó˜º#ÒÐâé¼#ž#þÐC#ûQx`}à#ÿo+�Ï¡Bá+#ã#5»y„VžŒ\oÞÆß€ü#Å†Ê‘Ü½‹#¦Tò”’Rµø‚âIÖ^P±K#÷#&amp; é,#G{�¾##v‚éÚ# �²D.£2ú#÷ë7S##�÷1'šµÂ#E##=áI,ãFÉì#Ñ#6#úB™áLtò¥ük#ÞÛÑ¼©–ÃÅ@~LC6å˜Q»Ê#Š'J“¦¬HDþ¯ãÓ#˜b#u#§{GÃ´##|NS-¾�ƒrJŠïw·-Î¹#û—s#Þ®Ì¶˜ëº<text:line-break/>Ÿ´<text:tab/>V#b²±°Qbú-“P•ð#A«£#ižA…¹±�·M“—¨¥¯2ø¨qƒ-#2�ù»R-�#Ò##Ueá‹Ì#-¯2&amp;#57)[RÏr°5#NS€6t¹ï×#Ë#á#S`Ønv­‚Ñ»^B©##ó#§±#j&amp;k’ÑÑ5F#ø±õg##”^Ä'A<text:tab/>í¼YÿXƒ˜ˆÙZxìo<text:line-break/>Óüì&gt;Äœ#A»Ï«Kð�£¿�(ƒ`•ì[MŒa&gt;*YØ—ô¿¨Î##<text:line-break/>¬­"cn#«#ˆã1è‰#*¦Ö#,›5¡‚‚pg þDÌXów#ö™Rk}9‹ô&gt;eB½xY#�#3å' …’ægo#»ç„#àQ0å<text:line-break/>Ì#b‚FªðsN&amp;ûa�ç# ÙŒ,Ò¶#×ÛWŠ#Þ×#3a[,˜I�###3*—àF Ô£×Ä#2Ã#`²¤q˜áÁ÷ÿVÁ"-#×$#ÆX7¤6Ü####fë R¯äU¾š‰§P^#!ðÝ]“öÝƒ#¢É‘q#ÃÛø`cò”&amp;Ç_…G#^#<text:line-break/>ˆ‘Ÿ(7)g;#K"<text:tab/>‡î#«#Ã4#‚#,fê„:DÓb</text:p>
      <text:p text:style-name="P1">Õ#Å�çšÇ/ÖŽçŸ!C6yq8#æ“.u¶vÝàto¸,ÍØY#dB)#•I‰ó#)ñ?#ÎÆ#=k#S#ƒ#°êÿ#aé„êˆ#áu#?£b*‘P#£‰p‰ùF¹#]Âbd!·µ#u[O{^ñý€™yKê'¼##]*Æ½ðTm1F0,¹ Žq#ÞØ!�-ö</text:p>
      <text:p text:style-name="P1">f‰Vv¿é%qf‘Fã=’#+Îk#,QMyÀ¨ºäªŠáb‰_‰ôÂ5¯(Øô;Ø'#äfÀ*�#î#1#·îÏ&amp;Ø»#D#=�Å•!#£ã##¡ªè##bV%y³ë #5­jïÐÞ/#”Êh%;#›²Ñª�-¹Öÿ#›KIrTâ½8#ª#™#¬9j3â##~ˆˆ“§h0ÛÆ#ïz#à#•;�Œ#³Íô¸™æúõ�ŠC±­#»Ï#–Æ­Njô˜»ab#Õ<text:line-break/>›!Ž)Ö#–è#¨îé3$çlöÛ»ÌºV:º»ùIî±‘Üü‘X±Ò#Œ Šq Ý£`º#•,R~&gt;–þJL ZÝ|×Ú#µru#nØ#GôÃ˜õ]þÌ#�##&gt;e6ëŒúKç&gt;#/òžÆ¢#p8�STg#y¸’î2¶#3c”ðN&gt;Y™-ß¸»œom#Ãs¢5aC#‰#Às»9 à##<text:tab/>#ÂR�jz‹BØ¬&gt;œ#?þt»'lSU':Ÿ‡XGð�¶qð�Ï^õþr·/]›¼›ã#ÿxç?#Tv›~³táÆYXñŒz[Ï¼Á]¬“ï�R�U¶«n•8ƒ##Ûd»l4Ub_ôç#eÁÙ�d/+¤�$o­#‡”•×"~�«d™’ºxVå™Ð[RÅ#î¹à#¶#¹R±òdÎø#²fÎf'¾É×tÏYKo]&gt;”¾6¦ác�ÐÜG”&amp;™b@}ûBÓiä#LÙ+W˜™i&amp;çœ)þÑb&amp;C¾#ÃfF#Ì#6#´ˆ##lÇ_¡þõ/Üã§#%`#¨K()J¢ò)uþ›k##Äiàk�3#k#}êck‘{$Äô~ÒÀðûJVÅ#</text:p>
      <text:p text:style-name="P1">o¯rU6É#5q5ÍlQ#*!Z#aC#Qo+#xÙf8—6‹&amp;\M#++ƒR­Ö ƒ²‹�Ú–<text:tab/>Ë�q\ûÏîT²á]pÛÕñ\Ò#Î¤Y¢#P</text:p>
      <text:p text:style-name="P1">ÿz±q&lt;•Îû#†5.8ÀšTØ%#7XÏöó‚±rÌ¯*žSð™?Ú¹#4‹‡4ôØ±qŸ#Á"*¥pÁ¦ÖºSjd+é}q,Ó¼+|ìYàO¥Iv‘"|9Ý_ðøÞlvvâæ„žÅö«*¨÷Ø~e»*#ùwB¬»tÈ„ï#ŠüÇo½ðÀÁ‡ÇÔR[È!à&gt;gEÉœl£±I#ä»0Gc¹µ#í�³s�#âw8&gt;¸Ù�­õ#<text:line-break/>W#þvkªi"çÖ1#¡¸©##Œžˆ�…�ê4%KèÙû<text:tab/>OdER.úûžÅ‰</text:p>
      <text:p text:style-name="P1">ÆqŒŠ‘�Pg}õ-è_u¶y–s#v³D#b{È#Ü¾#âõ¼T#¸#vDt#H¾J#Á¾#Ì#ël#QE5©LÅ#±###Vç#³ŽŸ##Ä¡ô�`�<text:tab/>m#wkû¼‚×ô}Ñ#j,<text:tab/>¦o)³#o¥¿ô\&gt;&amp;»#{ë@ z1ˆ</text:p>
      <text:p text:style-name="P1">-1É*&gt;UÏr7ÏÊqÀÊ=ÀÙcœþ9£Ã.&amp;<text:tab/>f”¡#'‹Q##„<text:tab/>jj3½×Ë‡­——gFŠ ¨Ú#0/‰¡¬¹#³X@ÇùÆA¾çdˆ•##Af#<text:line-break/>¢öcwÈP…#,¸•#¼l#@2·þë4€èip'CEO#�WRIâåN;ÁR"Ž7JIm¹°QÅ#›d¥C#[#ü+Mñf×E”)œî'}YÐÜk%·3MSÖè¿Î)A5ÃÝýIa#ùRáŽ{œA=¥;¯žÊ“ß0#3sn§Ï·Ä²s‘s¢I•=TÔàÝlt#¥</text:p>
      <text:p text:style-name="P1">.8óKò�˜#_Spç<text:tab/>V”bÉé—ž#ìËá�û_Å<text:line-break/>ùÝ±C� �I£9jN‘]?O¶4¿</text:p>
      <text:p text:style-name="P1">id];^Œ#_#y¾¹Ü¡j@ž¾&gt;ž#S¡ø6ˆ±,##r¯ÅLñ&gt;û½åÄÅ[‘¢ê#*#I.ü³ˆF#±äúêÉ§�X´#àó­åKÑâo:H½OCÆoÀ� rÆr5÷U^j#´(‰i•ôX[qvYüÿ:æ"#Œþ¥¾“8#!<text:line-break/>#ê/f</text:p>
      <text:p text:style-name="P1"/>
      <text:p text:style-name="P1">�- ´÷h#Öäq”ˆ#Ý™ª¤q</text:p>
      <text:p text:style-name="P1">-x7(Ôù‘¡jKd3³õ/b&amp;fÛA£t±,rºiôÊC«SXà+Óœ�„Ñ¯Âgn@�LL*ÑV1=T##Í<text:tab/>·™ªþ¯C&gt;vÏ###æÎ¨áÃõÆ`ª`#l[L’ê§#]#Òj_F{CÚ#w#ƒ:P¨0ÂL##6#¡‚ª†Œà#XÌ:‚#¿àñ²<text:line-break/>ò6ìÜ¥Qn:#‡u×�lžc#¾FÎêÿ2#"hKê¦Ãå<text:line-break/>åby•‹±RÙ#7ÏWý l ó.#Ak"õr›$•ÅêËXvˆÛW#_soD„°#RqòÝ½[-3uD#§Üè~3#ø�tÈ#;‚Y�<text:line-break/>vÑ¶¿©©&gt;ë~</text:p>
      <text:p text:style-name="P1">»±y…BjE¾#GìÓ†»Òî«6V-U#Úñ�H¢Ý‘</text:p>
      <text:p text:style-name="P1">Ð7*íÜ<text:tab/>xÏ‹%lL&lt;.d7éÂÎ #õ”ÜEö#ñˆç#S€#„ƒÒm&amp;#Š«#¿é¿á#ÖP�µf·#&lt;¥]¼Ú#šà##ÜM#è#b¾§‘Í‡G…\­Kn#ØVttO¶##</text:p>
      <text:p text:style-name="P1">$#ÓÉväaïi2;¹%Ñ¾ÊŠÛù€ð############Ì¾J£¢–~#aµ®&gt;m#«ÓqL#©C‚êÍâÌ¦#ŸÌüît®Gb¡_‘ƒÔyqBë#£´o{y~Äê‘#J¾VÇíÝ‚¥tÃÿÿCÎ!`×_”òh#ø+<text:line-break/>FAoæ{{ZÃ#xvˆ`Ü#”–i</text:p>
      <text:p text:style-name="P1">œr[ª¶Ò9²È##„„lUðÇ¼ÇÔãmæúÞµ&gt;<text:tab/>æ</text:p>
      <text:p text:style-name="P1">9e]èÑ†ê�Ð##ÿ#õ7¾N;Ä_h@#ìeI'9(O)¨?«#vA•äŒVðú1-Ú#¥Î”âþ6–ƒ#§)§·ð©####a!#²jépL‘j#;/Ú#voû#«ƒh¨ýâÒÔ#############@í7Ì¾J…ïÉÆ+înõ#‘&lt;#{xÝ#Àö0,5È�AXåÒ=Ùvë®ÛžµïÜè'&amp;#‚ó$‹�Ö##ìEZácƒÀ#Áú#Â:Žªªú†™õ~e¤·6_#z</text:p>
      <text:p text:style-name="P1">fÁ##0‰I#îmÜ`vY¹#W¦ ###"�ø1Á##Ôb4e#ÄzîµBýÃ6##p#�#ßÒLu</text:p>
      <text:p text:style-name="P1">Ä^ËÏì@ôžµãB�íçz»<text:line-break/>#!#òvÊ$</text:p>
      <text:p text:style-name="P1">}#ž„k#^Š#Ía÷Ú«$Ä\6ÚG.#m“çzzG“#ø–HÑW)BÖHÙD]±#"Äï#¨S#”_Zºe&amp;7#µ#ÿ{²PJufI[O;L^#€–�èL#`íGà›JÇíw}5#ŸMI"#²d]ñ#Q•6Õn¡…mÊá£%äöéÇŸ©<text:line-break/>þÆ›#¨Rcj#Pa[«þ#¤nÃÁð0óºlä¦v#é¯åª@äêüQŠf#•1öôSÌê²#)R¶QbN“0l#+_žÄÒzl3Iè,˜qÿ`º?�»½û<text:line-break/>Èp×Ü#±»#·#ÑÕPjQ</text:p>
      <text:p text:style-name="P1">\_×hÎØ1†¬&gt;HýÆH-6ÎþiÛ#Êlé°r#<text:tab/>Ë‚&amp;ºðBNøJ½zLìYXr^yê†©#¹##L‡~Œ´+<text:tab/>øÓV#òcÐ%#àüü¢­ </text:p>
      <text:p text:style-name="P1">•Ó¢Ð‹ƒ<text:line-break/>z'.äA¬ƒYUÌV#uG.¿{m5ƒ"…# PÎiÝ-“#RsY:6ñ#H¡ ô¾#VøÎ«g–#Ð…F“ÞeK�_ëÙºÃi#§×žZò</text:p>
      <text:p text:style-name="P1">I<text:line-break/>y#ô-vW#š�ä“~ÊYu¨5Ä°º#Ñ+×¢)ýâqdÍ±ÁB÷jó###xþwuB•aYÄÀ%¿Ty¥lÚ;##ÍS}#"Âù!&amp;°û#ð­hùz¸I[ Ü¹ÿ];ÃéÔœì†ãÄŸÕ£#C—ˆG-ûœ­<text:tab/>*1<text:tab/>Ê`ñ#‘²ý6ÎÏLc‘j²w®òLºÞKÊ”R2yr¿7#4�2¾™ë#öµ½œÍ)¶dùc›‹Ûl‘þložÊ_#7 Ï�nþ”2`2³®#Í1ïŽ“£z“ó#ë&lt;Öo‚¥š@:¸Þœkxï%¿¢�#Qn²Ð(¿­§#§5ÇåŸ,¼b:[)Ô¸K#‰&lt;ÓRê5øÐ¹¹ÖPÚ`—_‘/!,–œ<text:line-break/>�ÕêéM|BÈ$Í€#m</text:p>
      <text:p text:style-name="P1">_«½êÀym#¹#ÈØË##A)}ZlãÛË�q–y¤•ŠóM#`e</text:p>
      <text:p text:style-name="P1">ŠxBTA—#nÀFCDYÞ²™¿ÿ#i&lt;ý#[[È#™6#Í/r�&lt;½‰ohóX�ŒKÈ¨]’…#Ëî#bÙû�³p#{ç‘äýd[ôšH.Î#zÀ¡#gD#o#i€lÖ¬yuçÊ©#½Å&amp;˜Ï#ó#Ö©1ö�q¦…)û–#N7ÇÛä&gt;²û¬gK¯«P»¢Ð±&gt;.q�¶�M ”##ï†§¢J’�5{—Zó£DSÛ–Üu]›:×ÒóìÒ­l�.‰�ç#ÖügŽéÀ#ziàl‰ü…÷®’ß2¹M„M#uš8#5Íƒœòð#õ</text:p>
      <text:p text:style-name="P1">ªßi»9l#Ò<text:tab/>”Ñ tíïâmmÔ;#:³éHê</text:p>
      <text:p text:style-name="P1">Gœ†Âu#?åw{#‚#°ù“P-õ1§”Šqè#áJŸn=œý0g«#¹”x)S##è;Ð-+¯ö×³_ð1Í¦#{ödBÖ½#è6Å²hå¶~|´©À¬Ù‰¨ÔD!+Ýíø›‡k¾Œ±‚ªÜ|#évm„#ßÏ#ÉÍ9Y?Â[Ã&amp;Ã#¿$pVk˜ÃÕ#UõåÎ=[�þSî¨Y—dtíð_¤®;à#Á™èzð–‡²ËiÆZœ^Þ¦d#Ü#íKÀxÃ~W#*_[Y J•##ÓÁ7„1túmµæjp °*&lt;“ªÿu–·#²\Â$G‰‹ê™x¶“ø#¤!ÜébãNYsÑž+¾É#t‰Ö¬†ø#"k;òñË!#?P&gt;_15Á\#&lt;‹áé÷1aÐ61£–#çøÂ#ÓdÞDë¾/O .#Ã©ók£Œ¥#â*^]ë‹2¬P!W#ì&lt; œ´8J¥�•Þ<text:tab/>BUkX?÷\^1çCnÜ,BŠÓ#"##c</text:p>
      <text:p text:style-name="P1">Ç@ˆä;iê`#“ÿ#v#Ü#¸¿¹‡õUû�ôS«#P�"#è#ê‡xî÷/ i`i#'N‹�*#å#ìiJ…„-##å¤éì¥#œ÷#_µTcš¥Á}¢##"OÁ[‘ëÉ#êL¡æ9#J#“4Z€NA”¬©û#ë·p#a³¶ž„×##…§#ü+?ç#ßm#%pÉŸ3 *óT#(ˆÞJß1nK#šÁ¯‘0ZÌm³#÷P?—^ørîzÃú¾{o7</text:p>
      <text:p text:style-name="P1">Ï\#úhkO6ÿ=;Û¤©êr[ùj#¶�p×÷T¸�ÕÒCÎéÇw¶ß‘Œ‘’7²�õJÒÐˆJ^ês#Â\}h\P²[#‘»“ÑZj#<text:line-break/><text:tab/>È™[&gt;B#zúnH™¿0ÓÀwatD´jÏZ#^â#ä�‡#2#¹##f¶</text:p>
      <text:p text:style-name="P1">at#bXK#Ì¹#mM±Û#×�Ãf‘Õ½·SeT2&gt;Í¸Kqç±µ</text:p>
      <text:p text:style-name="P1">‹1&lt;ï&amp;¢êb#¡VJ”#FJnÎÀ—�Ðr`ßŒÌ]+˜sÆ#ËOÙ½ûï^yâ�ë.0q</text:p>
      <text:p text:style-name="P1">UèëEý2¸V¦ÁÉ#tÅÉ&lt;á¿ãššæBaó#,èt%Qb4ü„büok¶€Ú#ž¤ÿ# n!«6YÏÝ+júmÖ¨cÜÞ#1#­!â?Ò0ºPþM##</text:p>
      <text:p text:style-name="P1">ÚÔæù(#åF0¥#Fw# |GMøKgúw~Y�Ú¿9#.ÌS¤L=Xb#JíË½)˜05ù^#‡¡5#Ñh#EÇzÄç#°Õ4~ØYñó#h�‹–9\ŒKU¶ºÇŽ]&amp;#‚†Ê{3|ò”GŠ.•)-#^##8#gJ#¥ƒ?×4#*#Ü~I‹båSÊ</text:p>
      <text:p text:style-name="P1">'V¼ ÊK‰ÑÎª`H|(f&gt;·j#Ý#$OÂR#µî[#Ï)ˆƒ#¯“û5sQ0<text:line-break/>õ´#0y</text:p>
      <text:p text:style-name="P1">tTÄ#&gt;šC#pc#—›Âƒ#ãþFg÷´#÷Ih„“)˜#kV†&gt;°;²ÃRÅÁ’Ä+#'#<text:tab/>##'ö4²#Z™•(#Œ#–_©»¿xŠP‚ç+¬ Ù™Ô±Ì£GIšf2}^·¬ 20&lt;±»&lt;*§·EF‚JðuIõ#&lt;Ü}—¹\½D(éË-¢6#_§”ÒHÎD°#ÿ#·QÍ#ÁÊhË$ØJè#cùÎ:ãòz)#vÏ^Y</text:p>
      <text:p text:style-name="P1">^³#¯ÒK@ä‹Æù#g#¶â§õ#8#Ÿõ‚¬Cçx¢#Œ##bž#›#r¨ñt</text:p>
      <text:p text:style-name="P1">#â›Âß+ïà¬jÂÖ#[•ô®'#Øö#ÄªóÔ7ÜIôEÂu3=3¯#ýP#9#…ÞpÈRc#Xƒ‘…l#0?ÄK�CÎŒXˆw±ô#a#äUªXÕóççÎ&gt;×‹ƒqOGP#e¹#</text:p>
      <text:p text:style-name="P1">hä&gt;#„¸Ôf#$6¥§xy[wEû¶•ú&amp;)~ÈÒh:&amp;ò$!#ž“#Nú#;žF#�wƒÇæz0#�U¦#qÊLÈo÷#ã˜#Ñ¼²Œü#Í± _ê»GCÑö?#&amp;”ùx<text:tab/>###�#üEó·¿#�žo·w2¢SJ]Ø#=¸##­Ö�‡Vâ§‡ÝvÈ#P—x» #þ©<text:line-break/>øò)h´ÿtº¹ ™É}‹BU»Û9</text:p>
      <text:p text:style-name="P1">Ö~”#2žõ�H¿$ú¬#û‡h•;J#ÞœÕð)EÖ£#Ã2Põ#Ï�±¿–±#@ÎÊ7?#FG#æ5HÁ<text:tab/>#1 #ÀAT#"�Ñ</text:p>
      <text:p text:style-name="P1">ôò$ˆìôhìµ¦�^ÕÆžÓtØíã”f‚ÚÕô ´<text:line-break/>#,\íMã¾f°U#‡ç÷°ÿH#-AWç—°|n1š)#ÀŠ‡§#¯{'WXÇ«7##1ù€B#4ÜÄe&gt;Á(¶»#!õ#iÝgo[à»Ê<text:tab/>¤Ÿ#Ñ™Ž©laúÌ</text:p>
      <text:p text:style-name="P1">x_#%óÜýy,#ÚÒW+#öÞÎ…­OéHÝ›âÇ#T~x¯žlD90-ñ#õÖ·#§¶2kkÏ°#Q:#x##©ò�xËÊyÚ#¢«ùjLWo˜Î½ä©�LÊJ�?’½&gt;ÁP§ßyP#OøœHg#À#œ¨÷#½&gt;õ[lF#GÑuîÌ·Á{× #þ˜@#hR›Ù“y‚É56ºl#z#Z¶¥�yÙt3EÂ#Â##é·}#�EÆZ˜N‰e›ä‚�Ý�g[Jé˜##–ƒp½»#Ì\ÓL#…ç—Þ¯{I7íÿ#,</text:p>
      <text:p text:style-name="P1">#·ÑïùžqÓ�²bi€ü;ß#O##ÃÃÿc#ò›V¸X[Á·úì,èÜs!›£#òñF…#¶.ÕrÎ4¹ö#ctŒgÖû#Ï#¯#Q«�#Þ|¦ø5#¨IX¯eå:Ó•Œ8ÙÄíÒŽÁ#wh›##CÜùW&gt;ä2¾{Ýaß(’µÁ¨Ÿ2vºõ#ü‰’’‘Ý¾¿âfL˜</text:p>
      <text:p text:style-name="P1">œ.ýl7HV#)©h¿éJ’Þ#V#�#</text:p>
      <text:p text:style-name="P1">„_+�#…øñ�)òYcò1#U~4„&amp;Ðš3W´�ÙiLŒ#Ý¡¨UvOF$ÚÄ.ÃCÚó&lt;7ù»¦Pt^î#ôî–Ãžu¥Y[Î#W\qGÉ´oóë´N³­*)�E—Ü«„!»;#mm¼þÏœýä‡×ý^QµÐ#�|SÒD9…@|j7#ƒîTÉ¼¼û1è)[\Çuø?Ï#</text:p>
      <text:p text:style-name="P1">þ:ºOhM¿&lt;g$’;Y—%X©Œ# ¼r#ß¨Y–y# #í3Ê#õ{ˆTv�w( µÚ·R#¸nû�#X÷#�#WQ‚è#‡#,î4°Šë7Iø$ÝV~zjx¡GW¨ç4c#ŠqûÝ|#É6#x¬ü±h-f&amp;Ââ’</text:p>
      <text:p text:style-name="P1">’#Cæ\ìÆ4ªWa#©Yi|ÐyÓíA,gC_j¾õó–-¾:##¯Å#.#£L•ÿh¿©‰#®©Ç�€zzœ¿</text:p>
      <text:p text:style-name="P1">#èjŠ*’¼ãðF;êÒ‡ÚÓj1¹÷�´'Q×2?¦EŽ#% › ¸Û8ù#?</text:p>
      <text:p text:style-name="P1">¢xGÍ»#)‘¿ìz5,emÒ�‚€j-»#Âsð?J†PÊØƒh±D###+¡¥Íìß¶·à€h|ÖA)­\±ª�§é##O¾#:½‚°«#ÜŸ�aÙž@fïãßtv,ÌÍ-oï=îë#hžó<text:line-break/>v¹ý‹ø÷ÑkÉs�÷`m]ÞHqÞ—rB#½;×AÈ£EÍ#ýôÞ²NëÑ6ó#,³*ôKr#eÖê3˜#â#ß«©@ÁÛÀ|§´‘’ò"kêçe)îßƒ4Xœ)»ÏJ#l#_·#&amp;¿-­SIk¿·§gDœù1r¼1±Rûô‘Ô:~ì#‹”•±èïZú</text:p>
      <text:p text:style-name="P1">…4|Õ2É¥H#m¼#Hç�ÿf&lt;¡;{[×¶Er(Kµ#•Ê,Á‹o‚ûò¶6È</text:p>
      <text:p text:style-name="P1">]m×$ó6!fƒ™W#“#¬Gû#|b?ã=0‚ãá7<text:tab/>ø{µ¦Pöý�×µ¸rïòº#ÆŒÜ#¬§ÍýÈzV2eæ’„ê­¸ù9‘a¿#LŒ\Æ#—'5ž°�ÖÕXÖü¡ 05Wé&lt;#<text:tab/>Ñ²Y##¥�—Q¡"¹àf#‰ ñ=Q•&amp;ùH#p#à2àÇh.#þ#S#°�Í#Ø##¤µÃ³r:f’#vÍwŽãŠ¥í°#Í‡»·ÈÒ¾##Þí.l</text:p>
      <text:p text:style-name="P1">:Ëê‡¯ÐÚ#æ™h#9–39µÈ�Ô‘Š®&gt;Ü›v"kêÖ#?\/nÞ£è‘ÌË¨ë;éé›k0þ;°Tº¢L¶†t†#S3›u¥óä¸Utü+†è¯#€Ï4Ó6?i#+:h=j/ç#k…|÷e…ÿn­É@°´ÁKšN<text:line-break/>§hÖ�]!JÝeú?¢#òi¹kA#&gt;¨I_ûë£ç#øe8W<text:tab/>##�\|ªµ/x¬n!š­hLZÀ ò&gt;þàººéM€•o¢#</text:p>
      <text:p text:style-name="P1">#Ë¥(bë„ÇŒÒ#&gt;7¦#ûKŠD0:#­v‹ÉTéÓ#�ý¸}çþáêÂpD<text:line-break/>~}e�3"#Þ#NG7ó&lt;3^ß­ýCã~ÃY‚ðþF¹eÂ}}éøÆ›LaùïõP¤ª…™#äÒÿN*ß¤ö#jÇq#!(ö4Ü#–1</text:p>
      <text:p text:style-name="P1">•,Ìt2BÀÜ@P%³Á#º:#(ÈüS#2ºÚ#^�’˜Ã¬PwLÞ#8£²#GP:9k€ðÃJvhý#‡–¹ßÁ¦Ô=0MVÇ½#b¡´@×#¾¬#£ò#mÊýO #šuØ¢õ�,—Ííi#»�0(¨õÏ5¸OÄ›²</text:p>
      <text:p text:style-name="P1">&lt;ü·NKp ÍFÛóŽ{ˆ™)tàéð¤ò%å«ÐN#/�ö<text:tab/>~Ô3-#ºNñ1"óŠ×ÜU#˜Èƒ.™­Ïld5/Õÿý=Ñ¶#N¢Bl§tAÈX#Ö*#Ñ\²è×ï›e½Qm"ü,»!|#ÓÓc##b¹…ÂÖD#¸EÇ¼#Çe4IqíMšžn#"½##B}È3eüoâºP½mŽªC,�ß#àÚB"wszž]×Si!nÙ&amp;ç BÛK#WÛ#O 5gRÕ#Û#ú#eSŸýÂZ<text:tab/>Á#Ú6á&amp;&amp;f°¥épø¥#É#Pð##ÂóiÍÞU�ìÈ5v3º¼¬­´Ì+ÿº#£g—#R•�÷üÿ#M×*#ÕµVŽ§ú#…ò</text:p>
      <text:p text:style-name="P1">ÊŠ3îÖì¶¢ÞÌ^¨<text:line-break/>:ñ( #t§�^#¤çðxÄõ^#›ÓâêØÕ@¶R#Ú2(¸o|“X\~\¾MöÀb¸ø4‘ÂÝ&lt;ë##ódÊÊ™ÜîÜÎŠ#HøÛkÃ+Ròl Ñ;'5ã&amp;ãîê‘ü#;(##öØÒOœ#Øƒa/ýÛÐNÍD#©</text:p>
      <text:p text:style-name="P1">F)ee_ü»&amp;,%#?!°Â*Ó×ÏÃšò¿9uwˆJêMÍ#£#\êß›+½A[Û#�ÃËÿ|ƒ#ýƒ¹æ#Ù0ZÖ?¹#eàñÔÄ92x\”ÒÂ#¯øÉl»XX#ÓI\uˆ=�-Vå^‰§ÜµÐÝ#'{=Z!ÆY*G®VÄ¥òpÁùÙŠÌDcöƒ$¯BèL#Ö«Ÿ(½äh@éKRz©�ŒN#ºC<text:tab/>MT×ÓŽ(€b#ÀµmÛ¶mÛ8kÛ¶mÛ¶mÛ¶m«·IÓ´Ÿ0�#å’â™,ù#ß #ªÃj¿øR[»™#£{ì=®Á&gt;R#£ãN´¯{ÛøôÝÈÐ¾š6ê“'Óè#w³ÚÀ#=- $Ü“ÞåÜ#@Á_^ù:$-#²Ìè#ûUJ­¤9û1²Ö&amp;Å�—‘#Hí#8ó€Æò3ÕP£+ö3†sï‚#”�þo¼’ç€÷ÕdV’¿„J®#û#�8sì„Õ6&lt;M›P</text:p>
      <text:p text:style-name="P1">ÓP/eë¾ïá#Y#T†]çä3§´ïëû#óeðàûN!;ÜàLlNMûw!H«[_hFrÃS¸üžø±ˆÆž´×‘ÆK#ÔÚï#¶‰TãâR™¸4(Nà#ÊŒi#¹º^òšÏH¯¾&gt;ŠGy‘ô&lt;öC=)g‚¤@#<text:tab/>###'l¯Â�à–G§R´F¿óuMP3ðaac¾—1…B¼¾}8‰nî#Ý‘!Ý‡Poþ)#&lt;7��V#¡Òƒ#•ãÚ#/4»ô'èÑ#9Ef##"Ô#I‚I6ã @+¯w5®iÐ�LÃNÚŸ</text:p>
      <text:p text:style-name="P1">€JNt(Ïn#¨îÂXÖ®#¿P¿x¶uÒÄ½i#¸u#S�Ð¾”§î</text:p>
      <text:p text:style-name="P1">¨™ÞF›ðýãõ+aE°"t@SØ”Og‰’‡Ž)&gt;E[±#«'#ŒkÄ#ªwHß"#Ù5¬yÄ-Ö¦ü##Õ#Á#ÊLZ‹Ï}‘]m.#£ï#s­iyájþì‘ãÙ¾ãAŠMèa#³’è’d¸‰ÈŠh#éÄ¾™i%umî´è í–å\CÃ#=ifÿÆ„ªÇ#°4-_%Â�^É0P�¯#—3#‰%À¶#;çK�¯##ã&gt;#K¸à#ÔÖâB&gt;ÓÌSÇ&gt;#ÈaÓAÄ^“bâ¬=ÎÖh#†t<text:line-break/>`y!*ÀKßfÍÎ#7#Væ–Ó.#Už´Vö«ª#âf\³@H/oEý�õœí Ù�5OEP(•s.ˆ¨#ãÀýÖ#~Ç€ ó¥²,Áø9#ž#þšMCü1€#ë¨B0#H)EÙÖ…’ÜÈ�=h#h#Û#k{#Ù­[éóŠUÅ\®#¥Ã#eJÀÑÒµÑü#Ù´#ŒÉíRy’•™x#Äå7#4¼#|#°ª³¦÷jêO¦¼ˆ8ö#O¨×—¾&amp;¾y"Â&amp;)þ÷Çs^„M•ë9é›~Î#á&amp;ƒ°DQÞS#G?hŒý´çhÐ™;½W•’Æ³nc¹àT»<text:line-break/>°#ívF#èQM#%#-�</text:p>
      <text:p text:style-name="P1">#‡µ½#)h9#2DêhXFý#QÊ„##</text:p>
      <text:p text:style-name="P1">àa#D¸",Ý#Kœ¿H#™1b@µ—uj�/…Æ#uÍk'â’dåÀœ{]&gt;# ˜EF6kÛæS#Ÿ*¨G&gt;?*gE0û~µ7ô‡i#ø‹“þQ™YSä‹m±R¼¬#uç</text:p>
      <text:p text:style-name="P1">„’²¹¢ÆÛ‰q#!M¨ŽpDË€£ÿhp¢4b(: ©NFui3#¤G$×¯üdßIÛ&gt;øvŸÍ³dª6##Ð#:#ÝH\Ï\là#WŠ#&gt;�&amp;æÈ#(™8èùWD²fß¼+¦còIË|XCì+#W�‹“<text:tab/>B„{x#&lt;<text:line-break/>ów :·óA¿‹l™y+Ûâ1�Ò@4È@}Û'e“'L…rP·&amp;Ä/Rä²PmSj6�-æŽWƒÎ’U#æ#{½#”iç¬‰Å]ò#¼;"#ÂtlùÛ¤]F÷s[bŒˆÚ(axºõUÞ�]ÉïÀKÜ,�#i„#Â*MŽÞ�ÈcGhÙ×àY#È ã¶˜&gt;ÓÁËV�##½m »g#ãÜþ¸=âåÜ&gt;â{%ù-Â<text:tab/>c’B"#€Æ##�°ÁÕ�nˆÀ-‘Ãµ›ß•’Žµq@úÌÛYmâÿä#º¤×#‚úóü ÔP–Ñiv#Ž�Íœó#[íhæÊ¡#å8_ßŠ#“ý'¥ÒF#(¨z*,g&gt;`…ê��#ò}¡ß+</text:p>
      <text:p text:style-name="P1">`Å”ú¼5ÆÅñK#=bf¸¨ý]=@#¤jq�¼âÆ‹<text:tab/>#'#ÂúËÕÄ#û�­dêßœ°�#³°"`¸¤ÒïjL<text:tab/>&gt;•#Õ­=ÚÂæ#°e+¨Gx#D:Ô’©Ã_L#”Óú# ™û&gt;ª#Ð�%�m‹ü##[##.NE</text:p>
      <text:p text:style-name="P1">n¼~‡‘.8Ê³Tì¼w#<text:line-break/>;O« þÌ{t]HS!B“¹ŒÃúž*5ÿ“�Â«™&gt;<text:tab/>|‡å©p#r�±t#´°$‘q„ïÌð1Q&gt;sOUUî#× ÎöLV­//</text:p>
      <text:p text:style-name="P1">Wku}X_ÍØ­¦È/£™t +(*×¬ª9�ƒ¢´fŸF#ZG##R<text:line-break/>q#U"U!\Ôp½ #g…™”gG¶„¬P#VŠx#·¢Õ##ðVvjáýÉ×›Ù]i 1 -hôã‚#µö"à#ôÞ³f(ÉÖÿL’<text:tab/>5ÊoÙ}ñ/ã�²!F#·&gt;²#ã#ùžMh›­íï5b�te´Mïhd¶ö'$“©ãôc###ÅÞJ#÷©#9#÷<text:tab/>„T¤)kiÃ#…£g‚:×##k“EG#²\¢a“Ü#vd.ÝÏ5#ñƒë:�póMX\S%#¼ïN”#;V')h}NÀ×^p¥a#ËžÎÉãº‰õ|Ý7´�¶t2€6zÛn#–þ#¶#¤5›o&lt;:-¢aœ™ãJhg#g·MDÈ;2#~!­ö0's&amp;Ñ«á#ˆ„�cï+°�[42•ÄhÚ‡±^k#¿î#/è!Õ@ÞZ#®Øê#0­##�4øsÊì±‚<text:tab/>¬Ó#•ý@³QûÂ±&gt;�#‹Õ®ÂµsV­ð®##gC=óÖ�½~A.F$…k�ßÆc àC¸Q®9#æ×™#*V~4múŒ2#x,ÅŽ8##6#~­Á#´™ì.âUcuÅ&gt;DŒí»Ÿ·4ú“#Á#$#Å!é#0ÇÝjBY­šÇ#Ópç#e‘[Ü<text:tab/>&lt;¯œ0+!0#"%�è#€s+F¶@1{7#Ã \þêÿƒ=\x6]=¤‡#Ö$›#ºÁd#^«yY­98šnBwÈ#• ÁÖ»ßœ¥œÃFÚœŠ##¤q©|*°«9Ú`Ì"£;p£¡#J R©cÊgsïè<text:tab/>ö0X€‘��¤7NÔQëx‰½ÆA0ãS²º‰[£{V#.?`!XRdä®¹ÁDG†.PgÇÏü=IÒbÛ#0Yé#‚#&gt;lŠ#•`Š#±5w#ãi‚#IÝ*%.¤#YÉÓÓ’ý€bE@X›ëŸ—­¸çÏúÐWŒèØf=·¯?jµ„Å³ÌÛ¹Ê‘‹I#�Ü�_˜ÁÉÔälÅú#•B{þmE)¿"Tn¦{ä¶;#7#BÈP##è·ùLÖ #d�¼qÒ÷e|Á·yj</text:p>
      <text:p text:style-name="P1">·Â Ù_|#Br²#+#ÀêÜÒ#ŽÿônçD#è<text:tab/>–#W#µ{Ê­þ#SŽNÉ°€ÇyzÃÑ~M¬y72M#Ï#hÔQî®<text:line-break/>mS®¾ú¹L²Û�ª”=#”-ÑT-³žP*#›#ö“<text:tab/>±#È_r¡�#vÓOÓ#æyVYº@»Èt#ÔTÃ}Þ@Ùým!HjÊª#@Ù©8¹e“0#j2�á#µ]V!‘�ø\wD&gt;I£û¶7#âŠ˜™\¥ŒË$™†hL2À§ûýâ7#‘]æm1Ê/#)ó#žè™â#ïš#ìÝ�##ß²/Ï îÔÙçoŽ·š#_©»täd­:Ðn²¡ÔÚ·¹^øæ‚9Ñ´Jc‚CèNxT§æÏ�ðQ¬O”XèìêÞüã‰‡ÐHÞÌ&gt;¶[ýg‹Æô‰‡�v"¨ËQE#�È9¿PèÔKˆÃå~{±¦[Ó‡#QîâYÇA]&gt;#x2ÞšJMs¤µ¡™×/Øuÿm&lt;6J‡oÞ}#ð#¬u}#j#”zõ"#«Õþð$¡âe£ÐäqïB#ýg•š#ppöqÐaëhÒa#õgÞ1Ì›ÁcR¨Té­ôOëG·¼Á0Ž½~Ûóm³µ##G&gt;º#ÈnSs#£MQÿò##I#4á~îîOÔ¸°"2Š$[XÆæ#†¿Í ä.¢,#±od¦ŸIT¤ôÂ„¢ î&amp;Mõ]¥Ó##ÛM&gt;WÆ·=½IñB|#!#ÚáŸ#�¼È™#êìi&gt;�÷S°aÔ¾…ý[»az¤GÖ7l—z#¨ø˜#¸#\QH½ÒOÿÏ`F#Ä¬#I%¨Š¼(#ª$¹úŸUƒJø#þ„Í3éûN`E.Ô©NƒLBø#Í?‡Ì °Ò�Wèj$# %€kÛÉâïŒ&amp;#ç##;#¯Ÿc³+9…ßx(©qÃ£ÏìBÍMPU#ú&amp;Î'HÞ=q#ÑëNcÃ`–</text:p>
      <text:p text:style-name="P1">K;`’#í3ÁÑ&amp;a¾HKañ²áÎˆU¬Ud&amp;#…º³ãÊ‚e§„~§Ï×|žrAWšì#¨AÂáÉá^=LÃE‡?e#¿íjK­ š#ÜDT/�ÕÌ_@¼� ²YRY®ÔçXœÑgÉ<text:line-break/>¨ÕÛ#$"€žaùòã#ÜuÑ­˜Ÿ#/Y�·]DÓqK#ò’#Ã5ÏNà</text:p>
      <text:p text:style-name="P1">“�êxHÔ54ûÞœ­àÆÇ`Œ§V”€ôÍëÌ~¦\�ºx£J\æ:(jõÛ#<text:line-break/>—%êÝ(Y“6#¾qÏ##¨#<text:line-break/>A#‡Ô¯ßÃ<text:line-break/>&amp;#©.¦Æh\-§â#ìYg#N�8#¡#±Ð!#¼#Oåý4Oë#ìÉ»í&gt;�² û9±#fnÁ…L –qé»+WÒƒ8#ñŠÄ©H#=çTÇ}€ùEX»ñÅÍÆÙ­Á†"*¦’0/¨q)X8æ‹g-(8#</text:p>
      <text:p text:style-name="P1">#”VA›s¦Í„6Ùšßó,×D—Ã˜i^Yƒ#zNrSkÊ h#–ßÛ†Ù#+ÉœÑ¸ö_#‘#¡ø#SÃáÃý~�œ�ZFŒž#t#³ \ß²ô&gt;&lt;#A##Z#IÈpÁïH'Ï¢#Œ#¡²^\v…\WÜx#xÛQã$¤MÉä#8ä(9#h9­�#vq+Ó|+â#"¨„èôä#}Tùþ¸—nI®éb4»a ÷ÉS</text:p>
      <text:p text:style-name="P1">C£Ð“›SH</text:p>
      <text:p text:style-name="P1">j…àW·ÀøÝ/Ì£‹’ö"»Ü¸ß‹ª­ÈC|°sz#æ©#r pk�ì#3õLk}W£ÅØø°ý¬ëå¡#¿ÛãçN<text:line-break/>#³Ý#»úº©9€ú^Íÿ#RîÿbÏU#T^A[ÕÎš#¨yÎØ#…é^`’Xãñ„8á@+-Ñ{µñoô¦#$ó#åtW@Ö(‰¢Z4pX#ÜÔ</text:p>
      <text:p text:style-name="P1">¶úeÒÜEÉå½#G#Ó¤#¬Ò|GP#</text:p>
      <text:p text:style-name="P1">:##�FhÏ#µ##ÀÄ^x#S#ShD*#O‰sÒ˜Íy?üÊ@Z#PT2_`*÷2þ#N6yUž ‡ªm#°Ëa¹&lt;#Rˆâs#Ò#£óØo„�[0UüÛ5CæâÎñ½ÇRcwù^÷<text:tab/>#Hˆì</text:p>
      <text:p text:style-name="P1">��ðó¯”é+vÂ×P]±á¿$Ž¹(#ÐDéMðËkz7ëgŽ#[OE<text:line-break/>›MÛ#`á‹ÇýiÚ×žØ|¹b/n¥)ÖË³©AÚ¨`À�ÇáýÜútB$&gt;râ¹~ê#ùã\#„�IÆgi’2” #¾+y'Þ§Ý€üV#Öj"Ev…D</text:p>
      <text:p text:style-name="P1">Å#ÿ3|&gt;×‰ù<text:line-break/>*#ÛF{Ž ðöÉ\#1Ö¢&gt;¥Ð�#š»hSI#Dw÷¼áVJÖBË#Ü#8,ÿ#Ù™•Êç”Û#°ÈÆ�ïŠ=1êQÆ#¸õB#Æã×çbo#Æôta©¥Ù)ñ&gt;?:</text:p>
      <text:p text:style-name="P1">Vk¾$ÆùXë�×%Fª+F?##‡§¡#èÝâ0€ÞtÀ</text:p>
      <text:p text:style-name="P1">Áï</text:p>
      <text:p text:style-name="P1">š##EŽq¬Zèº!˜42²|Õ##8²</text:p>
      <text:p text:style-name="P1">9Š³@ð•†�s#\B,<text:tab/>³#öRÆýoÂ†g4Ø</text:p>
      <text:p text:style-name="P1">¼ç‘‡NÁ#ª#Á�Å‰ó=Cá#ï¸ÒöI#-ÇížóC-ž†#ñðò¼# š…ý9#ì7ìõFièHb#Ñ#ÒÚ@ÙËFðD®5Ê#ä1å°1qZ®~€Áƒ#Ã;&lt;s#Á##;Ðý¢q.c#<text:line-break/>¸b&amp;Uû•²vÉý#þpÀÀˆ‚DÒÈ–�</text:p>
      <text:p text:style-name="P1">ÍXÝ #</text:p>
      <text:p text:style-name="P1">#a°#V_A#¬'¤!k#rpæ%1•�O#^Œ7&gt;#}n›²(U¨ ¢##œ‚ FT/¸]ˆŒ‡-Œn¬»Ú¯ñ${,¢ÑÚÏŽ†Y‘#Y�L)¡[#~3Ífõ¸R±#™p</text:p>
      <text:p text:style-name="P1">Œ}Ê#êTàð*eZaÒ%¡ôb�#,ù—¹’#¦ÿ#ç(Ö[ </text:p>
      <text:p text:style-name="P1"/>
      <text:p text:style-name="P1">ºä#æÕ¨âQ´óUŸ$¶8»f#b<text:tab/>?»ðªøX’Â°•#Ó4ø^jÒ##®þ’N:#¥íùC�M+ðbwPAÂZ#"9�P¿×#ˆz“š‡#TÔ©X#+²#[dpn?-Áä±j¯kŸ}¢#¤4€ç:µÆÒ-#ÇgÙt!Š»ájFÜù„#Y</text:p>
      <text:p text:style-name="P1">AÑ#�½ÌìçÜ5x¸}\—€¬ë›7–-#G¬þ•qö´*#c<text:tab/>(îœ«(³ÿ##¸7ÊcÊ×Ä#¢uŽ°Þƒ@()š##kæøO�ŽÖ#{ëÐ#Y8Fž#QD¼½eS~ç</text:p>
      <text:p text:style-name="P1">—<text:tab/>E9ÜWF“#T</text:p>
      <text:p text:style-name="P1">‰o7öBâÂ?%RBa#=n±#\F¹°QàŸ#d#@”6D#'#e[µÓ7þ¿#,¥³­HŽ'SR#¤9K²\î~‡†ù«vs—ëQ1Ð~ƒëb-åƒiiïðÿšúFSœ$†{õ¥#,Šx¬û„¡ÑSãšjý6ó#¹#t#‚#»í§ƒ2#›Û˜ô½Ý•Î±Š‹#%ÒÏ&lt;ò†ž#ð5- r²ÆSB#Ü#ï•BiÔi÷</text:p>
      <text:p text:style-name="P1">ì¹ó#¤p¼y#˜;uí¬#Ž�òÚ-K#ô#xB§fTë°§Ö#…²<text:line-break/>»É?6On„Ð#o«Ð±7‚Ma©’èºÈÉùp Ê+!÷JÓ</text:p>
      <text:p text:style-name="P1">€­k0/ñ¶*‡‰‚øŒv‡#ŽÓlƒ«V,N6zÒ#RD#?7VB@�P7Ûó</text:p>
      <text:p text:style-name="P1">##KÄy8ÈO<text:tab/>&amp;:W¯WÒõýñî_f„¬Œ†E¶ÂÿÀôÛW¹÷mÃ?#\,A5&gt;ˆæˆˆÍlÅ<text:line-break/>eç#ç�.Fxš#&gt;Êy^ìÔLs|©Ä8÷Nï8ÅÁûƒô9#2%4¡ðûºãýQŒP:àKV*#›iÄ­ç"™#£µqB#dElœiR##È#ÀÊ#aÇ0#Ïå¸¥¦Rþð®5</text:p>
      <text:p text:style-name="P1">#]#¾Ö#ðz#Û#ÈT’ô6##IVÍƒ°ò~#�~<text:line-break/>ÒçwòF!f0¸WÀH!Ö#U§8Þ<text:tab/>4VÀ&gt;5¥¬ËB”‰‚#·…©³Y—˜KžGˆ�6*ÁfæyÊ‡$#ÍM¹#ÂÁ�•¦eÛ!</text:p>
      <text:p text:style-name="P1">¹ÛlÇªÞ#%ö‰c,Ð#}ogûÿã¬a'õk(»#†®# Û#È…q‘—E©ÖÉetÎUƒ­c‚#Ø#Ž�#¹#´Õ£;[j%žYO9””#Ã¾[”Ç#Ë¯@/Îo›QiSqdÀ"#Ô÷‚kèþõÜ3L0ø&lt;Î;–…</text:p>
      <text:p text:style-name="P1">7àùÃ ˆµÂu<text:line-break/>¨ûY£Ö#u­Õž##&lt;Ï’u|¡ƒ/<text:line-break/>+Ç,� —Î×e#‰;¨#ú#Ü;�doã#%íÄò‡w0Ci(ìó.¤¨#Þ•ð#Y¸#<text:line-break/>I„S# fYúmƒNý�ÚMyÜê÷Zz‚Qþná—D#‡àƒD,�#7‘Ô#&lt;uw!m^‘.˜âV#šž&lt;ÀnÝó{ö\#Tñ8vbNòÿç]o+Ü=vÎ•µ`J‹’Pr)</text:p>
      <text:p text:style-name="P1">ÇÒÒC€–ª�#]§³Ï9"ß'“nÒazv¨%t#½ßL‡½sáªö#‰##ç§ŸÄB@a¾Ð$ÓÓ‹£�yEïy¯Œ[ÀÃ#«Ø§{¡2š4#XÁ–O�¸ Â#dî{1»&gt;ÎîKÊ’H¿#!ÇU¤M#_ñ^ö#?9hiÅP7€ÿócE;¹uÚßã×#A½áœÈ~.x9+´ÇçðUÔ}‹#‚�éá�®#aA;˜ý¿ÚéæÿÑÎmÿG[ó/HðØj</text:p>
      <text:p text:style-name="P1">L;yjxÞ/Ãð<text:line-break/>QIø&gt;Ø(#M†Ï“T#î#l•^~d#cÏë‚äË/\%ùS)##¨ö2Óº1ú#Ò~#Âµ;#º</text:p>
      <text:p text:style-name="P1">/�ê^Î‘Rö#�uÃl-9¥#]à*ƒòS#Hp¿é�)%ÿ</text:p>
      <text:p text:style-name="P1">î´éÒ]Ã½ýdLIë##˜ï9³š]~7Ê#§½Ç‰PŽh##¼EVú#EÔ#Äás�C$0My<text:tab/>Ãÿ}eê#mÓ¢0Œ'’‰ÓAªÂ[#ž ¥û|ŽS{eÑ¤ÜSbÁ:V#…R|�cRŽãñ;aÒ#Rg#˜#‚1h}×À#Qäx$HIqXIatµ|#O¬´œtngûHF8›êN#äÁ´OùÃŒ ª®#ÀWU&lt;##i)#�j5]#ùŠ�.U$Ë™…B¥2¯Ÿ'ëftüÓ9J‰i#vÂÙÒ##Íó s™4Ø¼%¨ˆql6#Žó�®ð;&amp;†#Œ5²è(#DBü#gÀÉ¬<text:tab/>öK#go²#«µ¹#X†±¤|PjáÌ<text:line-break/>�²ôvmÏžƒÓC&amp;<text:tab/>dñ¶ÿ#tþùE~ç"##ƒÝ��¥#Mxÿ¶­°ûÞ%Rü™ìW›Š2#Ðšâ·àšŸÑøô#u“§[!6T2r×¥=Ó�Ë6Ï×÷#G##&lt;À|„ÅŒb\SŒ¨�™##S¥èžäY¡äKyj#ÖÍ¬µl³)âZds–ô9%W'OÍÞNi0(ê#mÄf</text:p>
      <text:p text:style-name="P1">ä+D9DÍîÒ'¤îžWY°Q{î#À¶PÓ›u³;©Á˜/êm(é#Xïv#�Gi|xxüÊM#ÎÑ*Có—#ÇxXã'Ù#} Þø-¨##°õ8Èß­§;4Ûg¶×9O2<text:line-break/>Ê#ß5íåÎ}1P<text:line-break/>;n…ïä,År#8°Q�#^#Uã¸¬#%®º�x‡F{(ÚÒ__KŒV#Õ,µÝ#Ü6“_púdÇ#…Á9Qj�f��¿á9›1¬*�ÁÕ#[</text:p>
      <text:p text:style-name="P1">å#˜ë*Çf¾uÍ`ÚCé¬jò}žœÀE5 ÷z‡„&amp;#áH˜*Yð!Á$#µ#Z</text:p>
      <text:p text:style-name="P1"><text:tab/>#Y#?µ6fåyL….¸di™€`Ê’ˆ#|9"tu¡Z¥aG9¡N~“i5;%ŠS‰1Ðô '#"î#�Á ¢ð27õ¡xÜ÷þÊ#Í#;Ü&lt;ôŸZU#ä¯=ô°·¹ÉŠ�¹)IyÓwvÉ`�œS·ð*ÅôÎEj9Š ÜIg“CžuR�#ãr¬sÏ`Kš"x¨@:</text:p>
      <text:p text:style-name="P1">P#F#ÆD'2‘â#Çµ¾ÁŽ¦Cÿ˜ÿ\•êC¬™ZÊã…#3Žª+»!%‡J}<text:tab/>‘4f¦¤H,þ,Ø�»þŒ`Hp#—þÄ—"¼åó6</text:p>
      <text:p text:style-name="P1">]P×<text:tab/>�dà#H<text:tab/>—{˜�PB¬t ™ y®lÚwß°ß#‹{-T½Ã½:#OÏ%§_w"9#”/•è#x#n—l!ÓXï<text:line-break/>BaÃ/ú_ Æ¦Ýé#Aç8G†ˆ–0#ÂCPƒŸ#ÂCgxØL?�Ž”HÛVI›ûB�I#Ù~¬pòêÂîÜÂ#¿Ò’ã•¥£#Ìóæ+ý*B ¯èg¿Ð•�‚bû#Ògn0æSs¡Õ�##O)Íß®öÀ‰Õ#tùíû‡ó##Dôò#ãø:�ê¦#"øûó¸’kòÀWwR—`¡"“Ÿæô!™A$GJ#8ða_x½ýŠ´7È��“ü»X3ò ###ÜÔH”¬8F#›_U;iQ‡!#A#r¡êÑ##ÍÌÛ*Ê$`™Ý+‰ãNÞõ$}#ÇSùÍ”dÝ�#ö##•#¸àœÂ#Œ#.Ò#Ÿpe[ms#ühOH†%Z�½Q¹ÎîÞÄ¹Œ#Õ#Ë#±œ±ä”éÓVçœp:_ÅB~L!#&lt;ÂÙÐ+ÿ•-SÂ#ALÜöÞ<text:line-break/>#wD</text:p>
      <text:p text:style-name="P1">ƒ4#�g3¸f¬€‹±±~�VÛÂ©JME#T<text:line-break/>A&amp;žaÉÐ\ô##¶ù<text:line-break/>½m#úµùxt�‹aoÿ©J¸Çõ³`í#a�·¬Øjjnm¼‹0ŸÃÖ&lt;6«‹žEæÖÃ�#p›,#‘#.‡ºÎÞLÜ&lt;#}Ü,ƒ(#¶6Ç#yKßÍ`&lt;,Ãš…Á‹0Ã‘Yg–#ÍU#[› Ö</text:p>
      <text:p text:style-name="P1">2ç4•’¶|Iw¨ú?¹ñÉ#�éo†’#G¾jA3W0#ÃM¿#ÞË'#Í<text:line-break/>##¶²œD„gÀ˜#Ü#7Ö#+##¡†�€ŠÀ¡ŒN¶Üµ##™£†¹#þCõ„`_W‘ü#È€ÆÔÌç##Ò³›ÚX0)ÔH#~Ä#i!&lt;èÃIí6ì'4÷ÿ}#Ê1g²#ÚÎ˜$4y½ÞnKç##Fšq0Ï”ož¾#.##9Óä#|N ?ð#®‰žå¼¦6Ÿ£C…pýåt5�b`ó=¤`((aué#Lãs8kE–qÑS#Y,g&gt;#­Fàzâë4Ò�#±}V¶Í}æ#á×Y;##Ù#í^‰-Ô#â?6*Å™8oý½­]eÿ##TœEFüAµR‡&amp;Á±�##’åæ¤Uu’Þ#/®œ×ŒÿM#¥¥Ð¨Âd8°(•­&lt;æú#ê#-Yt0Èi/wIÍIøh•}ZË¥BV%¤#®µ½$‹#õ‡Þ#=�°y�lBS#\Ù|ˆ­Œ—#…Ðþä#øžL„êÜP±vŽ6#ÜÖ*7¢ÜSpŽÞ&amp;¶f¯æ&lt;ôL#ì/…’÷p¡&amp;Oa#m§C¥µ@C/#Ò##cÜ�æ#]N¸�ÅÌòîáÂÿ`•#}‡#X—Ì#y\#Ø÷(môûã</text:p>
      <text:p text:style-name="P1"><text:line-break/>Ø½‘ù´#×Ùë÷Ú5�:u#�d#ùC!pïyÓµ÷ì¶'<text:tab/>8Ÿù/²0#1W×Óº!È³©^ì5nÜUÌóš#jüP’T#Ât,ÿÅ4R®c¼—T#‘#É#Þg×6þM“qÊžUŒy##e#äàŒ»ºÎByõZ®&gt;ßÇÏ.8“^##PµN<text:line-break/>f#)u9­¤ÈÁ~oÒŽ‘l�*ÍØ:#–Žøª&amp;qa#˜#Ã#¨ÁÙ…#‡Ü#ïÉg'×…#£Ÿ‚±#Õ,Å”Íí#))¦åg@�7oŒ‘3#R##p3Ñu/jç‚.##</text:p>
      <text:p text:style-name="P1">‹ÄFÕMDuk#ÊwTe-çÖ<text:line-break/>«r#NèòÑžÁŒÁå#ÝzºŽå”m‚&gt;¿¾ÄšŠ‹Â‚Ñj§UDdj­ÖÓ›#ñsA.!¡h|å›#µZyÜ9]#«ÌçÅ#R<text:line-break/>¥Æl`O?-(R#œ~ˆWô‚NÃåýF©MÌâc¸X=ââ3t#\=uf,F¬Vé�Úê�`ã½¯áŒ:D&amp;óHÚ˜“l#³Zþž…çõAb,Cl'š#êaÞ¥½ùæ#Ø-&amp;‚¢nu¿¸ýuè</text:p>
      <text:p text:style-name="P1">w` QBx#hwOP�ƒ]##¦ÞÔšþ?#}«Â#</text:p>
      <text:p text:style-name="P1">©Vª#öééŠŒµA61¦##ïý§ÕË3ò#ê#‘?#</text:p>
      <text:p text:style-name="P1">Ô# ña#¤´»â™2“!¡7}Å#Æno&amp;#ÝŒn‚{Ûô³##ŸÖ×ÙÝTz×§É¥VU_#sj:#ú®#Uy`Á¾'#âì^#³»êU™`˜”ý×Ñã©E­“.•Ž MŒ!†#q$ª®(³t#¯#©ÖSÍ|##X#É£ðxPZ®ÇtÈe��Û@ªÒ¬çCkhn�H·(#</text:p>
      <text:p text:style-name="P1">öI`C#f£D}f žÄ </text:p>
      <text:p text:style-name="P1">«¤–ˆ1v”¹cLÚn”Í³â{8E¨c##¢ÐúqK#Cë##Íìïzb£‡¶Aàö57‡íE&gt;Íq#÷’áÒ#<text:line-break/>#â¨vDjúŒG<text:line-break/>çY}úb˜7Hƒ#Õ6¹’�ãíz…##iC°#Gý‚š“K×#ä|gñ“;öË/Š�Ç8Æ##åÒi##NM#¹‘’#KøC›“rµ¶¾–*Ú5WB~QñX‡##�íXøDN&amp;V$v¬íñ¹ÙkK#)•IPÓqÔñ†NÂ !£®[Þ<text:tab/>OŒkE§#Ê¡nP##Ö#Í#~Ño#0L#ÁÅõ„œ###‰[(=1�Ó¿ááKïà#‚$;½ßÜœ#˜7îxf«¼£?�##ºøÁ²Ld´gMñ&lt;—#’¹ÊÀ2h‘›Ÿƒ„‹#ì#%tÒe(eâ�ëgýL^ÓÈ(9ù:·/š›ý@8#Ö#</text:p>
      <text:p text:style-name="P1">#ç…}#(ìb�#!]ÉWhÝ¦#2V/uH¡N ÀË_[«h–©Ü¸#E›˜ðF#™¡¾##/j#•AµYx…wQ#u²¯Ëêh¤¼¥¨&gt;œ;1­#¹ì‚L#Þµ^o#4–êŠæ‹&amp;™š†#"#ÁþtX#zY_#“ý#t´Èß[<text:tab/>E‹##"ÝÀ©ÿ#©TŒpã‰Ô÷ÑEC#ºvô#zg«è˜u�_ª##<text:tab/>¶‘35çÊnp¯³/VhM•í&gt;n/‰x^ôtÐ¸�³[,ÍÉFŒ¥Y,´ËnE#™Ïã‚J#û\0RDºñŠ¬.ÚÃÃ;&lt;xQ#ÿÕš·,@”mò<text:line-break/>4}· {=#œš¬¬{V¤°•4|# 3&lt;œ‹#Â#wnL%UÊ}í#å5#W¾#QBs<text:tab/>¬nuäa\ö¶\2¸w6(æn±¶W“–Èí#"&lt;Iµ#œ¸#§#‡.RCiq;%¶¥#ñ©%®š²I +ÙƒœOrpœmÎAµwí�#ÞîV#àõ˜™n</text:p>
      <text:p text:style-name="P1">mµ¦=D«5†y7CEÖ1'³Èx#Ëàfx²÷Ó’–´sÕ;'H[<text:line-break/>â#«#Á“ðô¤<text:line-break/>#N“#,÷é^#ËÒðt#|(m##4þ!ohó£}¼##“+ûr)›##Ù÷.™ÌÂ*,#�#–0x#üéŽ¤#ÑÍ]Ü°Û9#ë,Àêë3“:%©Hn#Ý`@V—e!�#Š&amp;.’øsS�þ#4Ã&amp;ÁÍß5ÞDÐã©Oò}&lt;wR~8¹bÎ2šÁ�ù#KŽµ¡™#…<text:line-break/>‰Ã¶_##´Zs™Ë"Õm¿#è6ÇaÖìÎ&gt;b÷íÔ^}ûÐj™*&gt;2¶#lûê"Âzï-óüú#ON#ÈÇ#^Õ<text:tab/>\Z_¼0˜i#”ˆßZ#Ø#R´ØÊ÷Í#úE}d‚:fíÕ¬ëPr\¹òÇ}C¸ïéÓF#</text:p>
      <text:p text:style-name="P1">T#‹…Ûûžgff4ÖòfÉH‰~ÍHâwÔå†{Ó˜nRçà„j�ËL#è1äÁ–XV¬/5i˜­V]#£#³EÞ)#Ð@å•WTžÓã0ç`ý“#­îê^KH—<text:line-break/>MÒ#À?ÿR’9Ä)Žé»Ñ{Ž¦&lt;á­ÆŸ#CS‰XÚ£}d€ë#à#Bˆ¹U�3b</text:p>
      <text:p text:style-name="P1">)³æº“É�ˆ;#�rx#äž¨¸#©"ŠwG}ðÂer#“ús#I~-Y%üHÍDß#U^ðú«ãh9V7.J#a¤Ë�rŸdù#ÁŸ�ÏŒ@2‚#@ ÌgïÀåëîÒ7"mÉ©³L’d¸Â_ô##-X#‰w#ÅoÒÚ~Ü#©„ÝÆŠ3ýG©÷ç(µÙ}<text:tab/>#¬¯á–ºy„M¾Ü]Æò¼£#û¯Ë#&amp;š'í·7‰œb&gt;�¤™ÌQ#åÙòé»ßàûG½¸#)Fû!#Or—� Ý|žÌ#º4¸P#›3#¶‹#M~),Ù–oêÍ#9±uÈsûþ³y¬ï¬4œõ&gt;H#ÜFAX÷÷€#‹ÓnÒidKœÎ#â0KûÙ¾à‘`ž7“¯ˆÌÃ¢4Ê#:#lg</text:p>
      <text:p text:style-name="P1">b#71_#3Wf#Hú©b�)Hì#½‰‰kVÞÝÛ�oút#›wJw›¡#%;:÷A}gCç#J0´Ù…·Æ©›–rkœòqâš¥}H%ØR”@fkÅúê™Áúð¥D'J p4o=ly—#5;¾Q¨‡#Ù‚¹„ÓBŒÉ¨�ã#è¸‘ª¢�jy</text:p>
      <text:p text:style-name="P1">FÆÙºŽ}¤*¶Ø##êÕš###BvÅ•†ÌO‹À©=d6Ÿ™íPbs™Ùy‰Ã;n#Ÿ­Æhù#eÕ#V,<text:line-break/>9ÚÍ#—€«K·ð#xNSÏ�#<text:line-break/>À•#/1ªy¡Qÿ#–MÉxð#BÅ_¤‡�)GÏéÚG#yŸôÚ^¤‰õÎ##LC6gÀ#ù”üQ#&gt;¡ÓHýËyBy�Ø:Õ“Ïh#éˆúÑa´Žõ#„Ö</text:p>
      <text:p text:style-name="P1">P‚ÿ,#é{ß„ù$ó÷éº=VdïB+ª#¸æ§×©P—Ž5ÀŸ3Ÿý¯#r×¨a &lt;°‰‚ÿ:»#tßl<text:line-break/>ÍÙ¥#“Ü#†\¢�íA¨ó’ Ìu6¶#”Ñ4¥û}#¹võø&amp;«�y!µ­g</text:p>
      <text:p text:style-name="P1">G¾@T;6Ûì4ê�‚</text:p>
      <text:p text:style-name="P1">ä/oûÌàë@#ÐÀ})Í|ýu(âÚmS•yW¸:#4ZŸVâôâ0#àÜ'#ì#\fJ åùUU# #[Wà}|Dû#W¶n#6Wîr� +Øqy#ÿX„0…�Õ½D#Ñ5žƒÐûdòç½_Î�›�°ÿU{ˆßù#Úu÷#RuÀžõOË®#O!e#à¹k#ØJ#é#frãçµß‚#†K¸ã=gìýÝæ„œêzÑmC¥„)ûÙ©ù€ªVÁÇ°i:‘Œ¤ÕüÂçr#7Qr¼¿1‚ÔXÇ”<text:tab/>œ#¥ØåÖ\�À#ãº±×-°r‘mÛ=#5m##¾âá#ÅŒÕ&amp;cÖ‰#f:~v#9éê‚ÔZòÙeŽÏVüT\×ÒûÏl¢##Š_€Ì#G¬¶v²x†#t#¿{0sIô{C¤DrÛ­#[××�#ß#Šúf#¼ˆ‰z›0#„³Ì8xÜ�ž³®##¢r<text:line-break/>&gt;µ�¿nŸýÚ*6{Ï`·l%vñAµ›D±&lt;FKå#™¼†0CCRÇì“</text:p>
      <text:p text:style-name="P1">„=ÖJdÑËÔo(~2zïFý7�7r#žþÅô#?�‰0«ý‚zs÷-^-©ÖÝ×…Õ?è¦ˆr{ä‰!1¸#»®#^Àˆø‰#³aLÐ#?#&lt;N#Ô(ý•|æ*â!ØfnJéYÒzÃÔ¸Ç#ož‡_¶©#Ëæ</text:p>
      <text:p text:style-name="P1">Z©^d#qôo�EªE#Dò#EtDy¨¢ëI#'F¥ƒèºz¾NÙ:º…±#&amp;n#Ù”îõ</text:p>
      <text:p text:style-name="P1">5YU]ÿ;#æ#ÆxÔÃ.‡#ú‡{‘]Š÷#L•ó�b¼æ-#E#c¸×~PÌÂ=M#‘ºZ¦Ù*�#ÂLÄ´i¶³ŠwÀ£®ŒÔ+C™Ô<text:line-break/>["æJ–ÚÅÙL(/ýÃP¨dg$i”Î-¼’ì„BOÅ9`Š�"ðNaD6þ=t"ópÑcþù&gt;Qƒ/#S7'bâÆÛ|ÊMÀ8»£ªv#-(?n·Xq…#–'Œ##%8%-­¥#ºÀ_ùÈm¡Lû#²õVŒŽA3'ø]Ñ###á±_e0#êªõ(0#¤0¸3T_ºéÔ%ßÂOi�~&amp;¾\H®Ù„ÁÉ##®µm#&amp;*¹©2#µ¶ˆË_–Ifæmà+#‚G#ÛÈ·E#L#ï#�åÈ(¹l?f#ø#5#$2Q#]Ã¡1•ÕòZ}T=£1k×(8ŒGCShž5óÌ·Á;ˆî_ê�0ø¤Ä¼Æ[ÿ3þnÛ7ºK</text:p>
      <text:p text:style-name="P1">þÉ*ûÅc…|üFû/rl##‹á€‘&gt;K##¯Ñ‘#§•\##s#Å#¯‡öœåf;¯](§Ûèâ ¶�í#o_¬Æ`ßÙ„#FVºr—ºZÇ·yoN�J×›š##�øË3T(è|(#-Š.´sÚßk.#á9Y‹òs¥í#q6êÅkÌÚú¢A�eö°yøì<text:tab/>ˆïÀÌ#G5@ÖÑGÕô…Ô#†Õ½�—#¢á¹¦fÐJ„GyÎÉÂãÑÊÀŸÊ×ô¡Ø</text:p>
      <text:p text:style-name="P1">@ŒÙ0SÅáÄ:ß�qó”]cQÚ·éSœ‘$™@<text:tab/>À-x2û�«</text:p>
      <text:p text:style-name="P1">#§Z´µnc‚ú#H#Â™‹Ìe…Ø&gt;€,¸za;WXˆcÝ^#¯÷01¸[Hª­#qdù®Ï#‰) ~l©ëÂ•³ÉËð•”ï¨TÃM#Jâ"¾"¨é‘9d`Ž½µÌwù×¦#¸‘z\%7voúç#XÛ×¸ÔA#ÕŠí�#$ÿx#\+òÈv­»F±O¾#o{ï_–]p×©3,@™ÌZ‹###‘d#d#a‡ÞgY7(aÆ#\##¿SO</text:p>
      <text:p text:style-name="P1">–—$47"X‘#ž#5¢<text:line-break/>Õ?îEäì€ìÉ&amp;ì=-5±Å`Ÿ�ú�hCq9<text:line-break/>Cgø™f</text:p>
      <text:p text:style-name="P1">#1øåÊ ’»#¼�#Ä$#kÀå-s" #ˆ#6#èTHIõ~Ý’#ã‚™Ñ#5#¿VÆUxûõ}E#‡ë1iY4¡±™#±”¾…Ó1ä</text:p>
      <text:p text:style-name="P1">râxÝFöp&amp;sÒŠ!ÊQÑþC^5�u&lt;#@µ</text:p>
      <text:p text:style-name="P1">øî#”F°QHf2ˆOä}0ñ@án‰#ª,8#</text:p>
      <text:p text:style-name="P1">’##Ô®¤´GÒ0÷Òªl±Ktç_ÜéÞ}UÓö!Ñ×{#?</text:p>
      <text:p text:style-name="P1">#Ï#RÝ#eIm„p¾œü8}îÇÅBÕ¨+Îa¹²{'�¸#<text:tab/>8Ëý¼|–Ü&lt;šm¦„¨ª#‘ô.#º</text:p>
      <text:p text:style-name="P1">P¨4JŠ¡'í##¬0PxÌªçLÞ0ê¦µ#ªÕÃi+ÓÏQ%Š×œ«)�Ln¼w#o#ztBÉÎ¤‘–Ö#Ð¡–®­þ=ŠÏáCÑö¢h¢ÆUÕ¡t¼™ÍÃ÷›ãŽ‹&amp;'ŸB(ÁùÀœ®J#2T�¡EåeõBël?êŽ#¯ˆ©öê?#8#Ñ‚W½ª abûÑ‘±U³‡Lu&gt;</text:p>
      <text:p text:style-name="P1">#Ü#Q#Q#ø•Æ#±#qáº2¾##]#c9ƒ:OQ’„¹­Ü�#Â7#ón<text:line-break/>Æ÷•ï:›t¨r˜[ÃN°‚ƒ„#gš½Í†œ!/s3¿#7×A™=çóy¡¢‡æÜ#u57ÉÞþ3J@</text:p>
      <text:p text:style-name="P1">ç-j© ødªc##Æ[àã#ÏDs¾¿êŽ£t#</text:p>
      <text:p text:style-name="P1">ƒíŠ¢åx­ 8rœ4ìÖ4a$î“oó*‚4®l6Z&lt;C&amp;ýhSÿ0ßÞÖž‹ìh€ŠZŸ’^B©d€!0ÆYB®k</text:p>
      <text:p text:style-name="P1">¨Ô#y[#kh‚¬Ë€�gXŸ##8~úÆÜ¼—ÎÒy†#[�Ðž4ö#‚Öòdš7o_¤*]&lt;oÒ#åíÛ´Š//Ó[ªr¦ò[u#3S–ô&amp;'‘Ã«iª‚KÄ0Ÿñb.œè2fö?¸‘„v)hCùP##ûµ74L)ŽÆ##BÞ÷,#w0p#¬E„Î0åþþ�ä#/)SÄœÙ[ª|ä·°DOª”¢&amp;##9#�ðó‚/m%ý`«A#¬©ôæÊ?åM‹3ž4Ë{yÓ|}gr#<text:line-break/>#Ì<text:tab/>ç#Õ‰&gt;#ñ*�~Ñ‡iI¾‹k”Ð;dÀ6„³—½#¥›°à‘M#</text:p>
      <text:p text:style-name="P1">Bz#Ê÷|#¦Dÿ:±*¾dzÜhÓv�hÈK#¡¾—DQ##IPÙ+mzZ¨&gt;lÅ�•</text:p>
      <text:p text:style-name="P1">!ÒÙŒü¯#¤*EÄ$L!�¶]#2¿ôuêä•1DNÄ{CÙ*¨)#J˜#µ“Ç#äËp�#É;÷Ð:š#Èl"#!�qtó’á´¿ó§&lt;©Þ##¿T#”bpÍÑ×Ó#—è#„ÅF+#4p…˜a«‰#µpã·Ì!ÃWªDã^8Y#­çšAšá8`1j#?#a#^þqóY#¸%(W—l3½g#7ßK8I¤#²q;‰•“®ÌœÎx@ÅQÔ</text:p>
      <text:p text:style-name="P1">r—#«åÈ�#@A®Ñs(”#Ü#œO#›è,V'Ô§#s#</text:p>
      <text:p text:style-name="P1">##/:~�¼K#·�ºý#&gt;õPcŠíòæUñ§š‘¼T¨p¬dè5®s9¼Œ�¢¬±�½#‹¤µ�#@K.ØÔ#‰¼¯-™]ý‘ÕåŒÄ#lÃ�öÜ¹Ù¸à@<text:line-break/>ã´P)ÃÇ€Ä" wqp+M/–ãôÜ[©ÔE•fÂ£6¼U</text:p>
      <text:p text:style-name="P1">àLñp·sB‰###±|#hÒ—çŸxÂÔð#'fß#‹˜Lq#¬±#Óèà˜‚Ìn##\Ho4_Ú£3Ì’eÆ�¤ÞJ+†p)È„w!À=3|{÷SÖ2‡Æ!·Óúe[Îl­˜?¤Òt¢“Ø†Â#ÅÃ##Wy–\£”›!X)«D§þ#úÎ#T#½ìÓ#�p­`¶#d±íB�M</text:p>
      <text:p text:style-name="P1">•&lt;#.Y<text:line-break/>ˆþÖV#Ž×ŠÞÒ&lt;mëfP#ýðr�ßø�bÀdª¼&amp;oSw¡5#1§^�Õ:^#')›yGÍ#Ä°f4Þ¬#eêÄHó}¸ö²€e¸²</text:p>
      <text:p text:style-name="P1">r!^½FéÕD72#âÉ#Á_#E#UÜ˜Ï#¢œdÙ#DÔí#ˆƒíM©¸ãiD¤S&lt;‹ðQœ#Àˆú{#‰M¡ìÀ²"½­•Zqô‚Z†¬”}fÀ±#û­#':ítÑ´6N€ÖUÜ?LÔª;ç*Ö##*øD{¸K‡`#</text:p>
      <text:p text:style-name="P1">#BaÏ§Mbë”¶t#-ñp&gt;½°ë¶³b?Š�‰#FŽfÄ<text:tab/>G#a®;K-T@x†È1þ# ‹#²–Ÿ#Ó‚4&lt;#:#€4Í4#@N#Â_s« UÄÏC/›³##j±q2›5qûG##ºÃŽP#G{&lt;”B�#Skk#®“—pøP]È#‘‰Ÿ#ºâ#¹¿¤rJ#´×šÌâÃaS#©Sv¥Ý'#Ž„#ÿ:ÄX$rƒ#A•W8ZÜ&lt;#ÛiérTE#Z‘ ƒ:gäË<text:line-break/>##-Ê"­~</text:p>
      <text:p text:style-name="P1">ó¼�U]{nÞÿpK#)W˜ÄÕ�êÑ#HÂh¥4<text:line-break/>#Äý£Ö�,,‚dVàc¢å1ŒÑÀ°Çà-|ïaÞd°Å£#N#ñéÆô|åï##ÛÞ#¦v:�0öÞú¥}Õ#ã|#óÈmvumV¼2#L#<text:line-break/>RV`U9</text:p>
      <text:p text:style-name="P1">##è¼ ?ã¥d�p»¯c#ËÛÑY#_i@ùãS­õŽz£.û¤°#j™F#?þÊyû­#äÒ´ËT!ßç^{Ó´‡êFL.“¡ƒ#‘0swé¡+�‚ÌžºØo�Ÿ#fTu°¦£X*Âè#’ºáO²####înˆ:úg4|ñØÙ‚Îg°#3=_d:å4#‚È§«$²##ø§ÃãSß\ +T‘<text:line-break/>£èv.1Q##Jì¿¤ø:#ºtbxU#u¢p#ð<text:tab/>&lt;è=‘©#Âá¯Ü ‡ÕïnRÙ‚#š¯ÿ&amp;À%&gt;¸#›##Z�”vOùÉÐfÏ#</text:p>
      <text:p text:style-name="P1">™+€ `ò‰¯—É•×¢Ï-q¨P²ÜQUÜÉÇµÓÂÕE.¥‚##”#b†©½Íš¶ª#d~?ô$##×`½�°#Ïá=ót¿õ#…äê¢°V€´(Âzô#£7†i•K¨a¯¼#`µ°²#“˜a+b&amp;ë½µm´{Ÿ7#<text:tab/>ÛrÖÁ#¼#–-ÏáÉaˆ®ˆ¬Ç5f/ÕdAUB]y™–ø:¸ÿeÃ<text:tab/>Ñ^–!&gt;Ð¥ÂÐ#¨#¾#på#}xw—'+¼´#ÃÄ9Tðº„#1åv$CÓ"v#å»g`–yÉ?²í#q¯f–#„éR}gß¤Á#</text:p>
      <text:p text:style-name="P1">¥¬s$5£¤[&lt;/!#”Ë–#S‚.¾#©1ûÑ•#°«]êÕorë£X5r€##€›d­%(¯6#å‘†§�æ#°ÆæzÌåÖ�#¯B#/<text:line-break/>s`ÕvœÖÝz&amp;#…</text:p>
      <text:p text:style-name="P1">ÿuÇ(9cî¯ã|ÓÐ‡§{®9 ÃN*är+Ñ#ãÆ+##û#*"zßÁD##—™#¹‹‰æˆ"ƒKÎ/…­IÐpÚ}€9Õi7</text:p>
      <text:p text:style-name="P1">èKJ#t‡MÁ#—#h¾Ö×B#ÓQ£ÌÔ:<text:tab/>Ñ£&amp;„ôÿ�[ýã·±5�€]mæEèÅá.ÄDó£f##.sÂ#×½Î«;Ï‰3ÇÕ‡BC/¶ÊÆä±ŽÕHÝÝ€ë‹</text:p>
      <text:p text:style-name="P1">ÎüÎ#Ñ„¢V”O#$;ø,`§8D##Ç¥a…µa{‘•mÎh®Ésâkë##”’ßÏ–NÛ½%'�3y)¹«Bãy#¤Æû÷/ö#ÔÆŽ�#%^ù®#Ð€O-‘p›"‰£&gt;è#yŒ&lt;—ñ:�8!ª³‡</text:p>
      <text:p text:style-name="P1">ñ#´üxä#†öÅ#WhXJì#  Ü#Û#›¼RStõHo¯#7#�ìÿ#\Yý±°#¸ñÂ[W#š{Ê±ÓŸ2#!‹=H˜œ]ï#à™È"Ò'{<text:line-break/>ZFÁõ|xû$#Âfõg`9·ùŒ(ðô9#ü_¶^IÀŽupc]Ûí#º®í—ø’#l¿#ˆ¾{­Å&amp;|×w#Uï%NÍQ#ö1“6°ývÅþCŽÓu#Ö€KuïüàÊ°#(�ì|¤dw(g#uÀ¼Y#©]mV¯Ç_#Õ¤#¨(­x‘Öë#xõ##²ROh<text:line-break/>“o,=¼ ¨#ó#ñž</text:p>
      <text:p text:style-name="P1">;ìRù##â™H+ì¼mzsš×�‚|:áwi;va"&lt;‹½Ø¹A¹#¥#ˆ¬ÎCE1#îaïrJ‰éPd)\g</text:p>
      <text:p text:style-name="P1">Q¶Õn#%ò`Â¨xø˜ùæ#O¶##nÿt®o¹.&lt;”½¨ð‡ç</text:p>
      <text:p text:style-name="P1">ÊŽ## ÇÈ#ÕŸ8Ì°\#AJØ#©è·]-H}##ù!#à5‚ïè˜?OŽV<text:tab/><text:tab/>¡~ÈƒB^lqa”©¹4ñ##²Û#8™îdõÌ·â–Ï/˜Ð°5›óÃàŸ#G»/?nß‡mi«qÙ®uõ;Á\#m…¶pÁo²ö&lt;# [„òÆþº?°;™?ëIU�¥õŒÿ#{žgôÏÜË�³›<text:tab/>·ôÙb•˜i½°„¯</text:p>
      <text:p text:style-name="P1">+ÒOÎ‘ìþ¨Ìšú¹ØÄ§´k<text:tab/>§kBJÝ r¤q#Bç¶§uÓMŒk@SÛîR<text:tab/>ƒÒ#+©“-{`#ýêšx)ï##¡(Ý#"/</text:p>
      <text:p text:style-name="P1">W1j#ÁÈ¸Dšý®�ž‹IÀ,ƒÕGd6»³áÏ#*N#yž•#¯´lÊÑÇÖY#`¯qëú«Îz1aÅq‡S†?Ø0–}1ÓèÑhŒ9##!,Ï##³öË™´‹›Ú×#@)g¤Ñßi­4îgáæ,®àq� ##�ôáÁM1Á_a�wZÈ!Kë#öRúÒ÷7†Ä“%#êJÀ¯O´/ãIQ##JHÚ3Â#]UBk)ûÞ#èü#F#%žm#*ÑT¸ú9aßI€ž(V�QZž^ú”ïº##¸=±u–À†“È¶»T†$#þÄ€ÁX÷b£õ¨7Ê»&amp;‘qLoLÜÀË(‰Ù•A$‡’R}<text:line-break/>ª®#«—ßåÔùÂ#¸uªbl#²mÌB¼ûAt£Mä 8ÊV#Ô</text:p>
      <text:p text:style-name="P1">MžË¬ÃgØ×n±™žÁ"snÂµ€mŽ�uìæ<text:line-break/>#€+7/</text:p>
      <text:p text:style-name="P1">&gt;#¹!®</text:p>
      <text:p text:style-name="P1">]fße#ê#õÞÚÆQšz÷w›ØŽ,œn7¸‚„KC#£ÂH"ÓûÒNz#o¤ÙÑ2CQy‹GŸkåM±d=l³&amp;=i¤žôg#­˜6èM#MgÈ‘ZVƒÃ¢ ¹Ô’Î²Uã#´Úþˆ–#«9M#³Ñ˜ÚÙ#k#Íp3#±#ÖøÁ.6C#ÐP¸Ç#Hx}ÅrÑoT#òmyÖ#ûÆ„¢·#92¿¯#s#çû*Bÿ8#Æ$°Q#Jª#Þ‚Ö[giÚçÓé#B½ð‹ÛI”æ#Á€«#AŸñ¹©‚äöîR!O�ºî#«âª‰oz�#ƒÓyé…í#s«E#¸l+Ô)‘+#Èòk­# a²Pã_Ô.,÷;)y‘²“e<text:tab/>â¸ (Å;#h/�\##tÙùŒÖînP:)ç2O#}‹²b#Kìc"üá#æ_&gt;¾MH%½ââ¤#ž##\»ÉÅÉìÖJ3ù’#¿þl�ƒõÕ¬VéÌ~ï#3ëa,w«#PÛ¼²P§Ë¿¤8ro€O#òË]<text:line-break/>¦›˜XjàòÄ#L\'¢Ù#</text:p>
      <text:p text:style-name="P1">QP##˜šó(Ÿ­ ³I(é7vþ�#Æ²¥#y{´hPOVÎÅù%»#mâÊIxY|ª=ä‚iPèx<text:line-break/>âK³7–<text:line-break/>KJó§1Sþ0‘Î™ýÿO!¸¦–cÛIÄïê{žx#çÜÌ×x<text:line-break/>”#�VrØ:¶Ð_</text:p>
      <text:p text:style-name="P1">G{Ü2’W#bÀ£#µðöóD¢ÀÝÎ96ËSûNÇ~@°K#‹ú3U</text:p>
      <text:p text:style-name="P1">#ô’T˜ÐH]«”íI„0C#£3#Š:ï½„Ã#kÝÒ</text:p>
      <text:p text:style-name="P1">.;†]Ö¨Ôº²#gzá¸å3ü#†v#4ìªcvá{‰éî#×�tçX#à#¡ÃÂåpE‰Ö#Y&lt;¡œFè®W0mhqš0#ah3þ75=@ÆwºÇo`Éobêñ5Õ&amp;ª##ÕtäÎ?“Ò¨õÎ†#éÖc£x##n@5ŠÝ,¿j÷<text:tab/>e|ÃØï[^¶ó\Ò0�è^Xu#|"‰´~‹½e.ˆ-þ—ãæØð#¤ùöŠÙí¿‡B²å“/ù<text:line-break/>#õ¬—¡T#‰7:¦uT‘#[#ä•ªŒÛ#"×TêÛe¼5Í¼Z‘ˆ\ôàXw¬ #ÚRŒ‡Éù</text:p>
      <text:p text:style-name="P1">ÖI�#ž›nOD²R6¼ÐFp—#…#Z##‰Ú?#iÒ/#§Dw#¹4rÑx#}aøƒç�½‘ÆÂ#ÌÇ`™¨#„LÈè bDôŒÚ#²­õ6&gt;’#»Œ#Øe+�</text:p>
      <text:p text:style-name="P1">1(`H#+j˜�¦SÉlÆ¨‘#�™ióåÁúÄ¹<text:tab/>#ýR^¹|–¬ý4›#p.)é²›¼Õ¾jêl¨�{æŸÈˆØ3^Ö#æ%‰Â°N0ÙXœlRR.�¬a×ÿ#44ý]ÀÁ®+#?Ä#!aÿ99Ãr‘…Ó=”_›w#°¡�#¦‚##ÛÛY#u™#Ó)FiÅ¼kØ?‰½3±#Kñ‹#</text:p>
      <text:p text:style-name="P1">_¥Ô#[#½ƒFœ#sûIzÛ</text:p>
      <text:p text:style-name="P1">M</text:p>
      <text:p text:style-name="P1">—ÿO#)’#÷{7MŽ¢y�ù¨<text:line-break/>õ0ÎBJ1<text:line-break/>#ÑŽ6ãªÑàüb¨T¶yÒßUŠô#âŒ^ÏZÿ#f„µ^C`7ç#Æ</text:p>
      <text:p text:style-name="P1">òâ/m¸s”FÏ#Û'Ð#;#¤ qÚfé#‚Ð##&lt;p¿Àä­gV\µû#fƒš­É#?#“ä™#/ÎÜ·Ž#�öëe–ÿ{µ†Èˆ…U#AÍ1í§ró\uO¢iè#o<text:tab/>Ä59ÉW2</text:p>
      <text:p text:style-name="P1">#™‰täË¡Ð_##Öù#¢E#W™†fZÍRÃW‘ƒ#_U@®5"#D#92UŠÍ�O~Š0�J]#_23&amp;®·£gÅ#RŒ›#N”¸#GÏ�¹dÌ€Ê|ÓÑk#ó°¹ƒMg</text:p>
      <text:p text:style-name="P1">h RuœâUyÃX™,Þô¹#‘ùIÄækÍDíÖª#˜¢¾OæQ#¿#úÖî  13YýëâèVØÚR#ÄåN­$ÄÝj}‘¼å#•^ªå2˜#¡œ)*(#g®#½###Œù@&lt;f#Sç]#¢h‚‘œÛ`ûžr+Å##Ô#5¥ÿ#hsö�#&amp;o_oàN­Ö¸´Xc™ÍµÜY×i#m¢ÏI#{ñzŸßóöì9#Z¦{O½4½#PFh PÈŽ·$"8Úæm-¹—áàžA#,Ïê#2±Ms#‚Á2É(#HÓ–„M—#âåi· -ÓRíeèI}û~ ² #¯éñûí##‘ÆØ#Œˆ[#6‘�³#¸ÎZÊÝ°LæMž</text:p>
      <text:p text:style-name="P1">#Æ Þ�·Ôîsß)²Þ=¤.~½ó&amp;òâ&gt;KS[Àc¯ð2škPÏ7xÓH#î@ÉÏýŠeÁÂN¬‹##-xþÍacÚÀ{€·°Ò?f÷À#èæû&gt;?ç(…­‚´1Šµ\û{†Ï™uÔ&amp;#�#´‘wZ­‘u:EÞ9FâÈÆ\#\#�‰<text:line-break/>|—#b­�<text:tab/>B‹ƒ"ÉTP0#Æ¤›Û�éÈ®ÝèF•2˜�âÝ&gt;%#ðÁ�Þ?©í³ÅOÅ#<text:line-break/>r�ÆÎ¦—€@# ‘ƒ</text:p>
      <text:p text:style-name="P1">ä¥ÍŽå§ùjé�iå</text:p>
      <text:p text:style-name="P1">¥çBŸ.Ó2SO&amp;Z„Í?^#¸fìº›ÿP##™÷š*5}c#Ðˆ\1Õ¢Ê@5“2#�ù#¥FÚ#éKÓ€#�Ùå/#^Év¿Q†#·­}êiã(Å­ÓbØ¦§Â#Fÿs<text:tab/>µ.„¢§a#ã##Ú-\²YÉ�&amp;°¸â¬7š##ÁÑ‡“æ3ÑQ™ø#•,ÙúwZÀ›_V}ê¾�#Õ¯Í“½Öo0Íýâw‘³##9®#G#8�ÄÖe?ÊÅ�¿5o‚_¿è;#L÷#ªWð</text:p>
      <text:p text:style-name="P1">q©â˜î<text:tab/>x1eC19çŒ6"›çƒ9#j\¯�+%##Ç¾ˆVˆéŠÌ¦#1ùÅKø9Í&amp;¡]ý2</text:p>
      <text:p text:style-name="P1">CÑáûò¿âÖ¤«�i»š^ã$`#œ\{d²YpŽ{eEÍpï#q¾$”ÔLä• ]O˜Ý–5#<text:line-break/>_Ýü<text:line-break/>-Âÿjh#%�dhcÑ%Ž€F&gt;Õ#ûôÑC/ä#zú&gt;#zÈèßI³$%!ŒF#Û3ìq�F#âæT¬e€ª#!•&amp;°&amp;;±#àï¨Ññ<text:line-break/>F'êIR¿ÿþß±3h,Ã5ôÉÇm}Œ#�#-Zò&lt;õ{¼à2ŽªÐD«œÞµ8¤9#³Æ#¨Ï³.¯{dc~1##¬Ozº‚5Fó­º]ãÈSkpG8Å4‘9C�ûð-×¤\�öšs)#p�xs&lt;�Kï##@ê¿#»##»~i�]7æJˆ¿vÕ</text:p>
      <text:p text:style-name="P1">ösGù#Ý*m‚RókÑ1P###########¾“f¤Ÿ+#šFkß#£#Ç:ØÁ±ò}ï%Èˆ_rh�=.I#(NN*Ní#Ú˜àÊÕ|)¨y€8öÑNˆSòzÕúG#â›`w`p'–#iz®È÷#_m‘Z«Âó¿©LšÝÚ‡vß|#xàÂ=Ÿ&gt;c#ñò2#çaµÚ“ç¥õI#BÏ–-ªŽ”I}[â\Â6�##O#Ón¶È¾3#ú[t¸t[!8äÞ'ê¶#Ö#ˆfÛ™IÐ¯¢#Ò!Eô2Ô#8šå#Uy'“@zZ#Ñ(Ë’ú#1¬vYÈÒqÌ7ƒ[à5ùuT#’á\}ÏÚ9ôû½F#�uËi#ú<text:line-break/>#ý‚˜¢¡¯…Ö¤—8›ÞN#T©=Zg9[àùâ³</text:p>
      <text:p text:style-name="P1">E2s#v#åK1óIX/$ƒµ”?˜RûOj)8ˆà]�#‰,ªðáüÅ</text:p>
      <text:p text:style-name="P1">èÃ­cää%÷#v[#j.{ð{#pAÙ7—#³&gt;####‚û# `â##É#‘†ò‹jr:O#D#^Ü„¨ö¬##Ï#}<text:line-break/>Â�°[uÊä�ˆ°ÝB†LÒü?�€o###öu<text:tab/>#�±FW4@à#!€ñ[n%‚#WÝ®�˜#“w·##7A#4õF%q§Þ#—÷&amp;ê§¨Ä~#Ïó›‰#˜*&lt;«<text:tab/>GBé#A©X©˜<text:line-break/>7&gt;¶|À?§À½/ª#</text:p>
      <text:p text:style-name="P1">tr®^€¨z¼#žÉÙ[#Ï7#³iCP&gt;¡#«ß9VjÁN#V×MgRÝ�4!<text:line-break/>ÆÚö.#ìÄ#h##1Ì</text:p>
      <text:p text:style-name="P1">?e&amp;</text:p>
      <text:p text:style-name="P1">##²c¡˜v#¾wq`LMè^xŸ¿Å#$“n7‰#YãF©ð`&gt;<text:tab/>|÷#²-Ýa##°‚‡ëwƒ44Õ3ë-,•¿/µ5;T˜#A.Þn˜Øo#ªŸ¶�†#g1=b™W’c#Ä¶6þìCò#š-/m[îÄÖ&amp;:$�ÊØr###üï–Ü†�8¯øYR#Š—¶g)Ãö›‘#ð—PÐ‚¡~¦Ô£Ô|£e#é#&lt;NÖ#­aM#é§.�oŸ#X?�.kG-##&amp;ßO</text:p>
      <text:p text:style-name="P1">ñÂ—ÛÝŽ{RpU#É½-òÅR€oP†iŽŸ—û#_}í˜�öÒö¼Àiõ*¯Ê†¢##OÈ¹/#R©ñ/#I]&gt;èrÙs¶qâ­=6¾ßJ­Üðúro#Ó)5_¢<text:tab/>#^£Nð¥0úH'D‹ý·ª;àkDt�¬®I2¹žI…ë�Ã#))#ˆ#]¡_Å"Å ˜é?þè|#ýP�#UvòSË[®Ì#T$¬:.ÈðGR€ýŒ4ës#_Dj‚Ç1ñKm»6Ÿü¶Å1OÏ#c£##</text:p>
      <text:p text:style-name="P1">ÛQ¦RÝqé#¡±#�¯ad#= ¶'š+¤ñ#�”¿°è‘QÉ#¾7<text:tab/>#¤B¸=‘HÌ-­˜Š|<text:tab/>ò­îI\€‘Ýäì€Ö¹p#Ì¯¦¿E5ðjÆ,v²a#R­±®[É:!êmêV“ð¿îî¥Ç#3R~#ön©Càµg ¤¢üåÅ@®Õ¿ </text:p>
      <text:p text:style-name="P1">Jç-‡<text:line-break/>¬!šÒ#O��oH.#BÔ:0%ŒÃ×ÈG¦EëP</text:p>
      <text:p text:style-name="P1">¦£·“&amp;‰#÷–G€Ã"ƒbí–Žˆñ0&amp;~ÅîTáßEw–Ã…V#Íi</text:p>
      <text:p text:style-name="P1">(#ûÒ(á­#:#iëÆškÕ‡6#²€ÿsŒŸsØ#¾ñ#4�·²</text:p>
      <text:p text:style-name="P1">%®€Åo„ÿ‡û¢Z•¥N6ô#”íµÊ],´–Èm°| Š›c#K-ÉâÈ</text:p>
      <text:p text:style-name="P1">¬óT#ÇåîKI¢»².dV#ÆÃnÔÑeDúÿV‹/St6#Ê°GØK¶#(3rè�±R‡PUïµ]#ˆÕ@#V¸¾Œ^&amp; ÌüSJúŒ ×È¦;»|üMÀåž�„V#»#dBŽ÷”„m¸¸t]r#Þ&lt;¶†'½‡¯Ý#NL#„{cíôA§Fš@5 5Œùú6¨Ú|4â§&lt;</text:p>
      <text:p text:style-name="P1">¦Çæ¨æûa¼^G</text:p>
      <text:p text:style-name="P1">í¯[#+#–#Š#¥Üø„ïü’bcª#Ÿº¥#9IPô^#nL4í#Ý/Ñ#êÓka#ÒE€¯#ì#‚ö¥‚&amp;#k0Âû¥†T¾?F,d˜‚Õ##D\ä#âµ##ÓAješ»í£X|�cw/ “êÿtz#­Ï]<text:line-break/>®ÚÉÒùmPè#2#Ê(Àž“[=uÜèÐˆtCº1¾Š0w#s##^»¶€#™h¸JÃÙ—‚Ewm8\à¥¡"AÀÚ´+##Í^•H#|›(#žI¿9*&gt;ûóù´I²^cÆ#“~EPñ#`Wu*Z%#¤én¹×½Ã=èýª]#š#ÎzÁÉŒ¿RqcË7¤&lt;•’hK°K}pž§zÒ¸­#Æ\ “�"&lt;&gt;7feÛ4†ïxßÁe+`b³åXmÎ@Ë§1CÊ5;¨!Â�Çº“g#XwjCþ°¸Ý«�T`T#nÛ#Ò8Õ#H[iÛûˆ¡S#G2àöˆúFÚä#Ë¸#‹óÿ6R‚]ªCúŠŒ#öET¼q+/ÿA7[ü˜íž#ø‡ É½‹#t ##Ußj.%Ó?‰�uë×EÑ#=A¦Ór #ëkîÖ¸R¸äþÇq¤J€�eê#´#‰²ÑáNK</text:p>
      <text:p text:style-name="P1">R?ã£—p×ËòÊz‰‘@0Ñ¹1S]¦‰pÜ#~y‹UäÐ0/™dB#xúªÏ­0YÞ#</text:p>
      <text:p text:style-name="P1">ƒœK@r!„±þ]³ ø[ø"–Né@ ¿Ïëld;/#°®2F#(‚åþü'Ÿ€ë±&lt;²^¨&amp;»ôÛÀgï#£ù¾…F#fÀ~O†á‘,ÁÁ’Âo_ÎCÚUä'µéÐý*sj†ƒ“DJvŒšƒÆv¨ªœV4Ã:¥9f"#�e5ìs�O-8øCåYÉTÞÅ¨¤UX#C^¥ˆÛa¿&amp;üÈ°Îq#</text:p>
      <text:p text:style-name="P1">�ž##¥·¦@ÕUÊ#®#µ|Gn9Tg¡äiTTÞ#Ó©*Cø</text:p>
      <text:p text:style-name="P1">/þ# ¿”ÿDÎ.�dj¥F—|ÒÂ:#S¯/Ô½7©ª†ÐïDìž‚H#9ûÆõu®ã£û</text:p>
      <text:p text:style-name="P1">=0»€+ž##H#.#Ÿ=rBtiá¡/žL²mºgâÁDÀ#¯#¬nF¡ë‰�ïS«J®äª,F*#¾#ìN·-&lt;žF¹onî##þ«Á##I„Øvo÷#ŸF÷š{E*ÐGF#;g±`í0`³â$›��ª­#•#5:xçb®Ç(3Mä›R_@«µ¯gÝ8äd”ûÙMvOšßÒ</text:p>
      <text:p text:style-name="P1">ôJlÙ¹#ZÝ~ù\¤# Ü[µnHV($HÂ°}‹G#“Ÿw#�ôûB«î»aàTÓäÉd!‹Y#5±+–ÖBL#üÏæCÔ°ÁO¹¼[¹r#…æ#[�#s#†Õ�ÚÜw�#,�hî“lÝ#Ê]Ö½(EuÄd##£#?@†j›s<text:line-break/>QËY�^¬ûû˜`ûrr<text:tab/>uñ`#<text:line-break/>dv$Íæ&amp;Â¬-¢×ü#µç—ukþ0+¯FàÚ•i<text:line-break/>Ð<text:tab/>#ÑP##i)±¯#r€/žm÷€�Âê</text:p>
      <text:p text:style-name="P1">Íf©¦w÷þ´\D{#I•M€#ÜJåÍw%ÃÂ#_Z£#UCR## CvÒ¶Ç#í^âZƒf#òWõnë¸2%š27­ZˆØÜï</text:p>
      <text:p text:style-name="P1">Ñ†•Ö5q#©Æ~íV_#÷6kÈ#aŽÿ]#*¥£‘PÊ#oÏ0�|:,,….Æ�éÞ³†ê�ù6,«rÅßÙæ`HhÛ£þ£®®¹F5˜ã#øÝÚ#I½»—Ze#â&gt;®W!&amp;¶;#[hö#</text:p>
      <text:p text:style-name="P1">v#*õØ#ÁNLÿH¨¤ÛÌËÇ #UÏ&gt;#V¢�u/Z/xC1q£Æ0ÔNYû‘‹×Î¿]Z«.#~®ˆ&lt;f…¸Å÷Ò##^‡\Þvà66#K#˜<text:line-break/>�W#•ŠÇ#.âä1t¯Ìc•îÃMy�øRžoæa-#¯äÈŸ}¬#]ÜM#â8{Â<text:line-break/>!žX/Ù2CCÑ[¶€ð»Q¬nñmý<text:line-break/>Ò8˜ÆÇ¦R"Ð//"Ï*#ê5„¯¤¯ç Wà#¿nš­Ê†�B¦Q˜#tÏœ:®þÖû\Ïýlˆë#-·ÉXeÄGÌ4&lt;êÒ?#Z'’ùE`l²¦»øµ�òÕ¡#ü#Íeû#ônúÔÅ½l±kê’VÌ#<text:tab/>=G&amp;Z—,”Î®èõ–zÖéf‹T?¸&lt;}ÆPas¹[Uå$m#×´ö#!7‰aap'Ð#š‰<text:line-break/>æQÏµ�?£)`”¯Øl 3‰ÚÒþòÚÈè:ð#Î# ‰Î@#…#¯&gt;</text:p>
      <text:p text:style-name="P1">›ÿC#Y_¨~Ä'"“‚#üˆÔÙB/›¸sù·×uŽ6à¸o##©È## µ##v¯V�¹I²#ÿ#V t#²‚mWP##-vñEW-£ãh·C”0##Ì#m 6…F£#†#‚ÆÔ,þçc#¬&gt;Žtj##Wtùl#OÍÆkZ,Ti`c¥+|#ìÆqx€ëÖúP_”@KŽ<text:tab/> ¹#2 ™#­)2+Îr%<text:tab/>)TÈ.­±›=Þ,�bÏzB}#æ|¬oß�Eˆ%#%œ`˜´#ÄÄN/Àé±_<text:tab/>iã#=ûQ‘®±VI#~#%Ê<text:line-break/>2Ožü6</text:p>
      <text:p text:style-name="P1">à&gt;ˆªFôŠð¾9¨‹%#</text:p>
      <text:p text:style-name="P1">"0b7#—•Ïô2ca‹]™¦ý{Õ6õÂ7úX¾KÞäf»&gt;jLE#lG&gt;#÷MÆ#©\0˜«ù###q�Q�7†qSØÐ º¬gªFÑÿ/#ÝPNôÔï‡#=ö¬¤` WÑ#”Ì~›#<text:line-break/>N0#ë*’ï°ëé—!÷‰íëÃqO#:6èÄˆ&gt;aT&lt;ã#%#£Ÿy#àæ]é4Í–lËÂµð„ :<text:line-break/>¸]éŒ�&amp;Æ#Å(|ãöCwb#d^:—G»Í“###Û`Õ#3##ÑŸÒmV#O§çHÈ°³CW$lq#éEH#†ƒ#—{.m¬#</text:p>
      <text:p text:style-name="P1">’»<text:tab/>ã½ÇoËÓ“rÇÇ®Ÿ'#~Ðï%× öcUŠÊœ›ýc],zŽ#àJ#Ü#RÇÄRác¼&amp;#òU5–l7nÖ5cåàøìCƒ\/+z£Àn¦ñA£¢Ô÷÷à#,l€ý›¹`#}5¥$À±Ø˜-``ïR»#è/yîÅŸ#‹d5#,»Oé/s##È·ÄQ�Éå½ë#S&lt;øÍM#‹û[Q�1¹‚H#€›¯#«Ã’à5¹¸#¾jZ¾Å‹¿ÔÝ*æ/ìU‘ò&lt;zë[÷K¯¾#°WÎ›6mñÐ22þ#;d#:�#ï–åUøHÁ¨#$™S2#¯¤¯……ï€#ú{™<text:line-break/>Æ`ª˜Œ�L#\˜#r€ÒþÒw##�Å#›õ¦/#k-gi{#Úô#ÿja´7%¦ë~Û#&gt;·c°ÿ&amp;„Ï2“YŽÛdÁL##÷<text:line-break/>áW–àûÁ„ªŸøP�†4R™H##‚#ÏWó#ìhAKì##‡Az"‘Äæð‹—€ûÿ?Û¸´<text:line-break/>BÙì&amp;Q§nE…sSÕL~ºØõLhó#…nÉ#xüôÕnÑzià±sæ¿Aÿ#ô§SèGŽ�#d#©Ò�óP~es‘Î#$æ1öÇñéïŒpôƒUÒnx4«eé###üƒZÅ„×#I—a©~q)Bœ#Mœµ]``;h¤U¯j�ú¡&amp;�hóMÓbMAøG§…ø†'’uŠ°xÇZ%Å#\ó6i##¸Ö##~´#Ÿ­ #Ÿ[Oö˜fU#_qP) €”™GÿI:B¸ß###È±O=O{5é¶é¢ÌIü@g‡"»G#4:Ó|1*½¡#ÁRÌ#)×‘yÇÿ~_à˜æ�p)&lt;#wwàð�6p#c‚aZJ¥Éý#Þn¥#‘<text:line-break/>–s“í„#Œ™Í×9¶?#"x#-ŠîÎsJÚ�#ü#Œ6�êeóNF&lt;^#=vve´/G#žßêfNtªž+—I#3Ðž#Ã'##®¬MÀÃ!Þ7#‘8¬#çêÈ</text:p>
      <text:p text:style-name="P1">ûùs‘{#åh*§.##éìKq5'p£á-c¦æz#Áÿ/%õ…###Êãpq#*Ü9Ï›ÛÃX/…D#‰ ð##“—¤ñ‚C€Iëv›þ‹lÃ~KänÂNî#»[2’ÿòüî#¿é†T‡#®i¤ý…·B#ñ§s7f€/€Ã1ˆÑŠû#+8AµZyÛžO€‘#z¿k,û¿#U·iþk’£€§å—ð‹Ö#T#¨/L2oÓ 2xMÎ¦¨GìAß¸Vž$Ä#Þ:ù#Ê£7G²#Ö&lt;Õá~Xpk™Ø#o÷ÎIÔj‚„h#{Åþô¾SLx†*h‰#OS#3Äº3——«XQ™x²P#Ýv¯¾F²‰Ý”#S#}?Ô¢w\yü##ËÇ˜#ÃPx#@†·›y#b/O™#“öÒ‹ûV#%#jc#"/NèÜëiñ#'LP›--¥N##9tIOPæ#9V"#À½˜Ñê ‚úù°°r9£#Ì</text:p>
      <text:p text:style-name="P1">�0!$»SNíé!P:•BkLØ4ï#¡#¡½k-ÑxÄµÂÀ |SŽÜVCøú#&amp;Ã.ëGyPàz²w«¢žäI·-^¼w4Wc:ÞËÂ‘#‚Úí3qÍ|#“ÒÍÙkšµt½Çs+H‚M#Ýñ8”‘¾uðdÎ@%�#Êzè%ð#ÁÃn^s#_wä#lB‘mLhvùY*#6Úvd¶ø.)5ê¨%b±Ü`üš5Ë#«OÒÎÏ#&amp;#sg“-×‡P#üòxtÐxr.ÅsÈ¯#N#=Î“Oy`l#‘#­*£×+l`#)”jÒ¼ÛL7I## 1#É¢[�AÔÉ¡*Ü›0v½ùX#1”~*¼é�</text:p>
      <text:p text:style-name="P1">š¯½„!7#BÃÊ#š#×8qt�nzÛ(bÕy#³Ö#bq'²Û|œdiÑÊû¤ì—#ó�á#}Ê#p#&lt;æ&gt;M@´üý!#…júwªGeD3ŸÎoI8!œÔ\#k#¬æ#–ìË</text:p>
      <text:p text:style-name="P1">­ÙªlóÂàc›ßê¢ù&amp;åï–Q#Tâ2Ù"Òý­ÝRVêÉ#ÅÃiå#gA#_®5¸é<text:line-break/>Â#ÎkAƒù#ã±&lt;e�…6»¢kì—</text:p>
      <text:p text:style-name="P1">n#ÿwÓõ¹TAî¯HH8@³q$—•Òëüé†såkp#ÇÄBè°#/÷E*#¡¸¥Œ|µµ•�”VH¸ØeÃš</text:p>
      <text:p text:style-name="P1">p;-ð¥‰X±¸¥¡ÃúazŠsñ3xˆ,#Ëç¤ŸDý[‹bì•#”##4Môda#º°þ~+°-_ßTò‹fƒna_øt©÷œt#õÛ#Ë«î1ßh¶)@‚f9!Kz ü##:ã#ÔÞ©š</text:p>
      <text:p text:style-name="P1">R¦ùÓ€#XÑ–²ÍÛ‰}G |L`)4#ŒáyÆ# `Úñ´(#ÇÙN”ÀÙeÚý##p�ÈSÜ Šš@t�•#ñÑ¨ñÃ E…–'tIñ]5¨¾”<text:tab/>#*3äiñ:«W</text:p>
      <text:p text:style-name="P1">##LD–]&amp;²ŽoŽg##)/ª#ç@HJÏETI/'›»d�%PK™õ6™…é0*�ÈÓš|­µ#Ž©0ÿ\1�yTyÂÇÃ#-kô)�—##ÞòàÜ#mÊÅ…R&amp;hggüsbù¢#°#ªFÏ+KÑ³\³°i8…|Å¡`øÐ</text:p>
      <text:p text:style-name="P1">šK£&lt;:]�b6'pW®‚#h†á¤ì<text:line-break/>®X�<text:line-break/>u@J#‰Ä&lt;#°m®Ì®*ƒo¹k†â$òÝm�5îtÓý1#ZÃh–#ê&gt;¿‰`3œv”`#yá±âñ¿qÝt4ñ#Ø?ùÒ`¡#wHwè­#ºmn‰’i¡#²2#Áš«Ü…š4M“»N#ÐOz#EðÇp Ü:Î#U(~#…xóŒú##)ýä9hJôæ:6#Q</text:p>
      <text:p text:style-name="P1">éEõ`˜k)›�ÍSB#úû#eÝ–<text:tab/>¶³#=#�%Âs,U‡]3Ý#0uÙL#ÓðHž}„í\H¯€`ÍµÄþÆN5=]ô­ÞD;âsïà¦•êR¹o•Èøp�¢×ÁùkN#«Y*f—ëêk#À;ÉWI =#7ö#¦Æ#ØA##²&gt;ä7‰;þV˜!#¤#9öaäôlyÙ^‚ßb%R/¼–À�¸`Ÿ9;}#[c#k»Û<text:line-break/>ýÈ‘:d­!#©ˆ¾¶#"J+#ï÷</text:p>
      <text:p text:style-name="P1">ÔÀ6'</text:p>
      <text:p text:style-name="P1">ƒõ#ñù#_5ŸŒ#Bb<text:line-break/>‚†#7Ôr(]Ð³Ü}gV¸¥2['‹iJÿ5}�#7{°§t</text:p>
      <text:p text:style-name="P1">³ýŒüëÕ�‘†#ü)žc}Uù$Rª|æ4Ä##ÛÎ‡#„##Ý#Â#tÃ¨†¹à·fâ&amp;ç²#gv#Í�°#¿©ÂT#²W‹Kˆ«‘•i©†#„5(Íç(<text:line-break/>¬©CÕFè–¸u«ÂH©ñK?^új¾µk#d‰J{sÙí#ª)ÆšCG#A„ À¢#ÔÀ &gt;#Ç#Ã‡-Vœ²óý�#&amp;zo¿#</text:p>
      <text:p text:style-name="P1">Ô€#QŸDˆ“ë+BØ}ˆ#ZIáN#Ï´Œ˜ }K'twÐZÃ øÂ##…²ªvÊ#¸E»Ýøød®ÎC´âb##Ö)#œ#C„áUß;aÜÐ�ö*É•ˆ¹ÕÕP›Ë�Ò^º›ç0`#ý¬8žy�n—�ù¸Öv,‹÷u‚ï##è”íYQj#<text:line-break/>#žïˆh!€M!Ë#¬‹ž<text:tab/><text:line-break/>Ú§\+";°0àõB$+²Ÿ�¢ÿ&amp;�</text:p>
      <text:p text:style-name="P1">ì(M#?¹ð#y)¼÷Ì'#˜ž´ÔŽ##NóxÅó¸ ‰¶#î¯#ñøty«#¥ÊŠ,X±*[8¸)mˆÚ&amp;`“–Ìˆ2¦#µË·#IA#LÌbóñ²!5Ï�‰#„$È-Ü#ª5#FÇIÂèa¶£&lt;%¬¦</text:p>
      <text:p text:style-name="P1">ÙE�5t˜&amp;ø#”&amp;S‡:sÕ3#"#Ü##&lt;dÉã#p#äLxšÈÙ³]õz¼”™³##Æ<text:tab/>¾§üÄ¥ã£t“!¡É.h¤È#¯#</text:p>
      <text:p text:style-name="P1">#“#¶EdU::u—<text:tab/>öÍÞc¡ñÌ&gt;|•,›#</text:p>
      <text:p text:style-name="P1">C#åâ®#Ùkÿxa#¬¡IJo+#¦~6].EÙ¼#­†qÍ#&gt;#k‰AejR¥#UC¢W#mL—jÌ³i;î²Ú#^K·æ»œÛÓ#ÓBwÃ&amp;ÙxUÚ¾o¹}·ªîéq|`5Û�¡Wr§ëBÉ#ñoVc##e</text:p>
      <text:p text:style-name="P1">ð*2wA#³¢Ràéü#­¿]}ä|#Ýµ¾b1d# ·}¥ÐZ$#½ðUdµ¤:)¯#Â’å#³Tˆä£#~”ðR3.û·©¯V&amp;óT;,�Ëºw0j0#ëÐÈ#¸Ú##âG#ÆÈl#%€IáÇ‹bÑ&amp;ß§œË\`#ºñ#)#ïgR¡ëœÃ±•æ Ú­û·²še)ñE˜öµ&lt;y£¥~&lt;=~ýH#OhÍ×YÁ¾k#AÖÒñ~í×Õ„¿XGÚ¦Â¥#%¬#â##—#Z�#&lt;ÔÝ*NýW¾´½Sú‹©v�QÒjc‘OmbV#Ü#ý#&amp;H¾Ì,#×#:e:¨9Þ#+#Œd}–}óHŒAlÀåo­�####‰Aý²&gt;�½—</text:p>
      <text:p text:style-name="P1">”T###ÕŠP!#…¹3Tñ¸¾ÖÓ�Ô‘E#Ÿ¶§dÃ/^ô##Y#�‘ÿN†Î)Qß#€™õ</text:p>
      <text:p text:style-name="P1">V+ž#i9óÂÈ&amp;##ù]ï:…ä˜‹#Úm#%à]¨Blál#B¨‰¬€Ñ##`Æ�ò#M#Ò#ÌI¶â#¤pÂé&amp;b‡Ù„&lt;Ÿ£Ì­æXD2­#…ÐPÞbUÃ¢P#yh|6ñ‘žæë›„ñŸ#å³##K#<text:line-break/>æi�ùðVGp~ÂœÇš9”AúŠÖsrË#å¼7¶Ö¦##?;#ÙÞöÝ¾ÜÍzåë¸#¤#¼#Cûë*I±jE0^RÀ~LÍ…¼ça#Þ)tÜ#¡¹oÿ#†‡ûtçM#K.á:‡AÀ#�"“6˜_‰k#&gt;ðåŠª#£#e&gt;€éb.üæ—'¡Ä#Ñ~±Œ–ù€yåâ›Ìîë¾¾#µ˜µø¢=t##m8#ü¾i»‹k##v(#`%öÿ&lt;.îé#E×n†¿/§L0ú×q5uÄûó˜zç~ª#ïžÍÁB‡)=\]H)åéÚ#ÔrX¡ÖŸW##ò ÷#°b‚@<text:tab/>ª6¤%#¨3w¨•qÕ#f÷ÍöÑÂéÌ¿ Ò@·=vÞdp²^c¨RE¦„räun#<text:tab/>¢6ô“Ý#Ã„ÆI!#¨ì_î&amp;DúšL##NG�³w²#\'&gt;¦åf7¾Õ¾#�~úçß‡[@þU˜Ö?¦+}ØÛÈB€ó*ß'Ð#Óï##éÌœ#j|{.%W £2¥/â�ú#*ø#(9’Irc½]õ÷;4�#Ñi²#�üt##h®8«­´Æ �çcÀæ)tÛîã‰#§#cã#ñ#Ü#¡#8Ë®Dô—èbÃŒ¾1­L#ë¨ñ‘ïÈrUõßfß‚ž#ŠÄ‚°L#—ç|kWç’’f^�ÍÓè#ùý•hL¤^›#Ew¼ûnIw#´!ñÆI�Œrá5tø~§gÃö!TÚÏs_'&gt;™s«ycª8§q¨�‡êÎ&gt;#³z¤Ö£k</text:p>
      <text:p text:style-name="P1">9ö#›·—Ž\ñ›Œ.*Hò�+ÊTÊøvyËLMKíÓšcµ{ÔS¾áwMxùåm&gt;#àÃÏ`ò¾Û_$Z¾íÏ¾#¸¾t#ÇW‹Dø=}óè/Nl]´ršæ’ó¥üÜ# ¼§y`wSêÌ¹ËÝP#Rµ?ŠG#�ã9¡÷ê#¿dÙr¬÷6vsì?u=Cåët›QˆïÔ&lt;ø~ÄêIY�°SàöWvO/#P:®©ÎU¸§”Þ4å#Ž9OÖoU»BwhÛž»´#§óo÷svèå#âÞ;ìæ&lt;ööÐ#jn.¹@ùÙyðý¼òåñäåhŸ#°þ}#å#å;ÍiÍ%æÀ{kù±ùC9Osvî¢åi#ác�Ç=Så#† »è�ßRyo9¤®ok‰šŸ*¹`¹wg}!�õ#–ÇšWæðr�µ_#ÂÇ-þ-qVVé¦OéÑíéÞØæ‰Ú®wJ»¸Ýê.l-Qµ¢]í#KË—/ýÞW}Zæ«ò¡u“w»{Ö—uotÏ,¾Ú#§9T5U—¸½Ç—(a€L#N§eÉ…|f�yŒÇ#‡Êõ(�jm#bï</text:p>
      <text:p text:style-name="P1">²¢#B&gt;o5¨þ#å¦#<text:line-break/>•o)�##Î¼Ëú»€5b„Æ�èÕùM¶Œ!øWœœ�#ì#?UÖIç!ª¾¼ëÍ’ødýç'5¤Ìò¯ØÝ&amp;T1`Š†n`\²„Àmáje¢#OÑ�}¾·##Fòùƒ#÷ØŽ<text:line-break/>xÂÀ„7”©½s`âdqCŠâ¸#›G^Ã­68eÓ#Ñó7):O†ŽY##�Ëq$Ôó¹âŠ#?0âLÿ:ÁÉ¿�]#Ö»z&gt;_#Š2=ž#œ#ý¥•_ª¨”uÿiªqéHšvÆæT#x<text:line-break/>Î@3&lt;©€ÁRTžeê|#,‚ç7švHz«#&amp;mš¡ºË#_#ð-üI�è#Ž:1O8y#–Æˆ#ì_/òÕ�r?éT#[ô:ÛŽy€Z°+¹ÚàmßÎ®#m—â7¢FÂ³•¶²²hð"#ÕîÓ#«f#XÚ/èÐOÛ�Ë#™##¸“Á#ÖŠÑZt}ÍôÑ&amp;ÃÑO;+Öž·Š#µ:ejÞ$&lt;ÒA”¸òKŸš#‹£ÓwÜé–o•ÞQxD8k%ÙÂ#Í#ˆãêÆJúÏ2#86Ax³Žç#óE-N²ÍµÓ‰Uà)ÄÁ#±‡›ø§#‘íf¿ì%«OA#É—9z#öÐ#÷#ÜIêœ¾7½#å#�?¯Œ"Ì¥#Ù”…¨æì4#:y©ÁaR{ø§„žÈFßÀeÚj#qYcó…uú.#0#u</text:p>
      <text:p text:style-name="P1">#”É(é| ˆy&lt;�Ì•ûqËØ�#Ü.ŽpvLJçGŸ¼š…ØØ—^ð?#âß1±Ë¾ùR#qrü!÷½_¬;</text:p>
      <text:p text:style-name="P1">ˆüŒý-{à&gt;¬ZtD ƒM´#³îòÒÞ#¹Ú7Î±C¹sQ#•ñ~ú"ceÌÙAìsžÔåËPvƒ?Œìé¥×#Ï(é×MüÇýïÖ#Xë‡ô=E­Ç#<text:line-break/>##] Ø�8�Ê›ã€ù#ðVÒ¶mP�¹Ôæ#ç~³[{øãÆŽ˜?r¬å«.šÛ‰=œ­ŸìÙ$#d“CºÅˆ#½ÇBõ`z¥ƒYP�ð¹í£k¬i#Ãä<text:tab/>ò#ù</text:p>
      <text:p text:style-name="P1">—¢2ÈEäÃþ^ž#.m•»ú[ƒï##©#dü#Ç#�ÛF|$áé~½ê7d#-#»éÀÇPŠÿ&amp;nçŽf#”y�z%‡l¨Åã#GÄÝäñ²æ„áH£ý#(<text:line-break/>€“)</text:p>
      <text:p text:style-name="P1">#T°cø÷•uWÐ#DÄQÓO�*^ÿ*­aŸ”™#¹M#U?Â"·!š$TÛ¶ßéy#„¼üÃ–ëG¸¸¾Æ|ê#Ñ“Ý+;#e#b#©A‡#Í0©bˆ(µ#þ]Ì##^GE%#ó�cQ#1Ô`o?:.$#)å#˜ËÓ?.iÞ´šÕ0»òmÈ#·M¼¹5Õu/·µvÖ¢S%_y¢ÙÌ_è#\Î¤¤�Ž�²ßyÍ]àZ#±³„ÜÁÙkaûÁkÓâµs{TÃÒÇºY¾àS“Œ!–ˆG/=;Ï.0xºß%ð 9·0–Ba¢tñZ3¨#/d › #åÎj¡ømtk#EÏÖ[<text:line-break/>”##’1Tê­¦Uz—·é¹Ç™6<text:line-break/>Q##¢‡¢#‘<text:line-break/>§ÛãIgÖS<text:tab/>�-óÇÙ&lt;¡¾ëà#9##ÒaïÄ#yS¨Ö� #ô¼Ò’þ¿{úì�¡## äûã¿¦å+ã‹Äšz¨eƒ*fM‹ý#Z{#ó#è#ßÒžÛï¹#ÍÚW?GŒè¹¯bWÛWÃ¥#Onè�<text:tab/>JØØî#�DR[«”©ÿ`•<text:tab/>‰{ÃÎ#»F¿Rµ�»ûsúu?vUMˆk¥„ºß#œój‰3ö›a‰šG'ê#x^p…,â_Ür-­#kñTŒ/#B’Ê¨£ÕÞ¾zàZ<text:tab/>™#çn¡-e_#+��Ì_�kÐY@ï„ýRëï¾$^£Ô—#ž#Ë‹†£JÄà¤Ã®ÁÑ#²ÉjË#’(„I¡</text:p>
      <text:p text:style-name="P1">¨nÅö³iŽ·#¶#—.¯}Ì£æP=ûgêZ&amp;X_</text:p>
      <text:p text:style-name="P1">#0;#Ã#£%Žtß„'ÅïS÷##b¶¡f3làR•zƒí”nIc`ã,¸&amp;A??#Òy#kZ&gt;</text:p>
      <text:p text:style-name="P1">ïY2²QCÜÒd#Ëlœ¨^ÓôwYÖSún#yìek&lt;ØXö¨SòÌÍü°8ýÊÏº}.</text:p>
      <text:p text:style-name="P1">¸áRvkÉH°áÉ'žü’4ˆ¹à{Ö»$©—"ÿ#ÁF˜Û#š7³CrÅT×"Êût#I#%�4´‚#¥ÊS###ä„¢#¸\òS2°#pÞjb#“Î}®ü¯÷O¹¢#\f—H€#4”#¨zËq™‚Ø1ûià®“Àœˆ¾½ù#]#c#òIXV[‰D‹àçé!</text:p>
      <text:p text:style-name="P1">rBE–·ñ‹�ËR¿#ß”=#Å#e9@æ+’-‘#Ù�KÇ+<text:line-break/>›&gt;tô#ÁBR6#]qÔ8Ô #žáØ</text:p>
      <text:p text:style-name="P1">[«vÞ_òBÛ‚šùÏ#.#CL#3‘Ñé$¶G/.rÊ¸!ùƒY&lt;Ò]3X&amp;JÏ#Ñ3V zÔä¥µcÿ#r…:ˆr¼6†­¬—w#Õ\2!FS÷Fõ�cH#ª#PÒž<text:tab/> Ãq¶|•œ„ßBÄ—¶Ø'sÚ†i8Ø�ü:í¯'+ç#©Iä#nÞ#-#!9ãâ!rè&lt;0]€#Í#^)Çª›–aa J#Y÷u"¤‰#Û#üØM[#^òºÃ”ÝYK([˜Tcµ#á=âúÝÜSºÖu‘Ÿñ#ôÁ“#-VÖÂxÈUx¶×ûì#g:„®r#ÏO”í‹Ý`ý¼™#mþEh\ß#×éžG#·#cç#áÂ#gLL.‹ÃüSE×æ2ààTï×� Ä¾¬`ƒzÚ.ô8™#lšsy�óåÓ7e�#ÈÐ÷##KÑ#A#�·Æ»%‰q_YwÑ#¾g.#)N#MG­ñI-žÀu�Qj€}AGÚSv#—÷X’8„LÏ&gt;·gý¢#Úð%³ªƒƒ•¼…ÏtŠµ°?Æº�ñôQ,‚²äN#4�:¼šÎ&lt;ôß#‘»Ù1æ#%©‹¿ÇòïuÔj¤š‚Ë«6</text:p>
      <text:p text:style-name="P1">p°k¿"µpdL#¿ºéœßñe<text:tab/>]ù#Î¡¢UhøBÕÁ'jh¨Þ3.a#5¼#ª#[\€ò*#�§‘¨ŒÝ-íq_#œ$# ¶&amp;à#ƒñØVÝ{þ7¸Ó#»*ô$1ÈÔüŽ Œs°»ð—¤µ#û#sùŠKB3Û&gt;ú$Ã“;ýÏŠ ù£ÇqÆ)/0LÆŽ•P€A°I°èZª|#šú#re§š#ù|TUí#—ëâÕ‹QÑAŸ.ƒçì¸�q:#r#‚#èsENúÆ##Š#ÙÃe#ý#ÑÖ3}k#Ih¥ÏÐ#¡#^9X�#€_IüLM½ÅÅúõ;òËò Œc#&amp;°2-­g®°þd Ø##‡Vå)M¤¿è}°mš#Ž—šÎkKº¹Åßât8Š¶å#ãE¥#BrKÿI#ÿ#¦¾z™Å¦$°u¢ÅõÊ$ÿVVù]©¹šâ*~’jTÿsÆ#•ÝqJæ#à”gN-Ò©#ë[ûf#À#¢¯ÅeÑ|çP‡#ªÆû`ïÞØ�°jÿXìViSìŸaîšž6ÆÁ÷âÃÆ…ÊÔü—¾óç CZ#J#á#í#&lt;`Äz¸H(¡¸etùë§¸Î®_^6#¡¥í°B#‚Û®Åß_øiß#À]#…Œÿ~6J¥ùJh·#×YÈ{¡5³&gt;ÝóÒÜÊ&gt;lë#u �‚DS´ºéW‘n’ˆq#—å­åð¡Ç#øîs#?7"œd×#Ý#bvc�V#Ä#{#lˆS×Jo7×}Fm®·#ÎCýê;SŽùUr8­Á43–</text:p>
      <text:p text:style-name="P1">ç&lt;!1[#×ƒ‡#~#ŸwDÉ#…F…¡qÿ„Ò—¾C„q¤€½û”2ä#'<text:line-break/>IEãÞÈ;çÜñ’:BJc#o¯�Œ#½#î#)qÑÀš“:Úé °:âÆ°b®²m†Å#Ðƒ´#J#”ôOšC¿Ä#”c‡€¼¤åm}—×Ï�‰‘ºçª|#[?É´öœ<text:tab/>/œ¾þ#˜ŽP„#¤#‘Î6�`¾™ý\³­Z×IââZ##î¤?`ÏqJÔâ#§aj�IA !ä«»<text:line-break/>/#àjU7lêHRS~l'w­å!ÏF„XÃÂÙ#Ï‰¡Nýrd#_™#Q“ìziï"5#½×‡@Œ¢MJ¹5’ˆ</text:p>
      <text:p text:style-name="P1">{ x«ÂÄ"®:�TÃ—‘åøsT¨¢8</text:p>
      <text:p text:style-name="P1">ö¬â#^</text:p>
      <text:p text:style-name="P1">A¹#0/ûD{ï#B&gt;ÖÜ#0¼{Ô=(ø/,–—Ô«#³�x#!ª„#©×#ŠŠ#ú#²MP[Sè»\y°¶%�Ô�ßýWTà¿R® ©šÃ�ƒ˜­#²Èª�wå¨ƒ£Â#FÌ1½�«ëœ�#� #ê·LÙ}054Ðøéð}àvbZ#œ#+&gt;¾?D¶O#Õ9`T*Ç¾#è^</text:p>
      <text:p text:style-name="P1">É±É³Û;5Ãq‹º#�—¶øå[šæÄ\½n4#¡ÍEI&lt;#À%)#�fç#²šÒ°é#ƒB#Œª¬¨ ì¹#ÜsÕ`</text:p>
      <text:p text:style-name="P1">`ì´s8|</text:p>
      <text:p text:style-name="P1">–š)#„rT²�#íÑÚX‡3I<text:line-break/>úŸ#÷Ù'šô³-w&amp;#ö,ÝŠBh}#ÆýÅ-•&amp;ªšä½"}´ŒÙÿZ1×§\5­vzï##¶$_¾Ÿº•çb#ÿ9ò#2sÙÅIa##þ_ñ¸##Ï‚a6¦#¦¾‡#„¬úòñ)ð,Ø¥N27è�N«”+$##¡ú,#�#v%éÐP—ÿtR8t¨~Ÿ\¿¯]ïÍ¢ë�&lt;¡‚#œ7CcØ#¦1ï·ó™G#LËa(¶v`øÒs4‡¾Ž%{ë#»<text:line-break/>Tè—ÊQÞÁT¡ˆ-ü“3jì#l”z¡##á�N#ÎïÔË’¾#aàÖ.±Éd&lt;f¯î1#œºÍ™s;³ØüpêÑ+#K#˜#ì,#8ü�¶|T„�î.ðmÅ#/®#|¼`#çe¹ûÛ•oÍ‘Ì�¬õö¸<text:line-break/>°�a.Û#ò#ï^høH<text:line-break/>!Þ‰»Mtû¼]V�¼“¯ÿOìTð¢Ý{#¢#¼N{Y]úÂ•Ÿ+#}#y¡E#ç)¸GÝ;#'ÒÌÂßCýÎptjºôGlVÙò¹é#Ú-#¯Øôð¾\v®#HD¯9tU##<text:line-break/>3õE3Å#zs�#Ððp"N›˜:øE°#•@#Y8Æd¬Lóª¯§T.#DÑªO¸Öü��p¢Œr#&gt;œ[²gæ0à¿ËŽH)’•\G’¢úùh#&lt;©¹S<text:tab/>ë¢ãŠ¡#ñ#°Y$ˆa#œ\à#D„#A­îÐ0�Â£î Òò§)ÿ_„—ä²#P¥€Æ3çÄÝÝ”#ö_¶¿#Œpþ¾ã#fË·qH¦</text:p>
      <text:p text:style-name="P1">PBcÂÓN}‘WÀ@�&lt;m¶ÌH¿×7%</text:p>
      <text:p text:style-name="P1">#²1é¡##²Wnk*ÎÆÄ#Èe‹ó�ËþŽ®KÄ#‚£ýû#mj=ÈFp€€€#p¹¶z†¶bÝ89à#éNþ¥[Tv§#Äl#&lt;:¬½" »ÿpƒ‰)k}#R~§¡Åõš[#ê¬gÍ‡F¥#ôu‘”#$¦,#ýàs›y‡¾¼�¶1J#*õ×Ò]š·n}…#$º##ˆE##/###âTŽ#üÛW&lt;¡Ë~ë|#2D3v#&gt;VÚãß¢Ï`H#«Äž_KºÓ#3p¿¾„}—Ž)8xò/Ë#¡�èÕ´ºpm�„Y¬CÎsåâ{#ß¹É™¹Ä#p#gí#!üz2##«!…ªÁ‚</text:p>
      <text:p text:style-name="P1">#ÖtkîT²¡+c—¸2<text:tab/>«ß@IÐÆ%õBÚó`H€#2Ä'éR�#”¨�…#6#‘ø˜Â¡#®OXÓ«#Q¸#`vJ[•9Öê­Û#¡ê#Ï#½#·Xqc¡û=tÍH<text:line-break/>;#4};#</text:p>
      <text:p text:style-name="P1">ËÜqÃ#ë€#ð‘Ù—‘£tj½/ä˜)#ßo;N¸ÍÐ¢¨}…#Š#mh¢#55­Ð#&gt;:š–°r#<text:line-break/>.#`&lt;üP±æÛô™n#câœþ3x‡ç”WRçdZ¾ü°¡'À5ì#"ÔÛ†RÓÉç¶ð#‹�##Ä:à#ü/Q×2Ã×åxQÞ_# óçØ¨zz œX4#UQ¤½¨‡¢µãØC#�#u¼mÈQŸYZ@;›T&lt; N##·:¹#Ä÷ÚžŽ@¹jM|×¾;0ê‡ì#êåÂ‘F„Æ_vc#BãÈm¸�ûB`ö˜"_#‚ý#6àK|n#mZ]�T¤�®f1#!#Å±Ð9¢ë%•#bj]i„JË·\T#a#»}sïSzºP¼êä##ßiß/ÜAªþèóZ4‘©ïDRžqÜÛ5Í«š–äfñ7ÖÄN#�1×§´#¼ãß"Âf#ž#¥;xV »Õ!³#²rÅ#,ÿ##‘r•TàT&lt;(ÁP#BËa#X�©¢#$µ÷1#©#ä·Ë2äBËÛòŽ'£é’ùˆ{#ü(äí«xVO�8~#X##õ‡Í#ZRÞ‡¶·tÕàT©ð•'^Ã©ÞÝW#¾H�J.}Ý©äXÅ[yýB|ÿ#.,Vù&amp;$oÜ#ë$¯Ó»‡� žX{»w\@?’‰[#—Cé˜¹‹Qx.“•ñÒ.ˆ�#Áô:#-šà#¸#|#ß###Ù'˜‚;æ#Nª½z�¢+ŽÝàð,Y¿H§Ï##VUz#þ#~§÷Û¢½ÎÐÕ„×jy²"ŸeE®�®æ–dYíªà£ª¬Á~ÏáÛ/Ìý{#Ñx#ðó†õz›��²‘4&lt;82:<text:tab/>˜þ3YÆO#,p¨{óOmˆh# ×¾»&amp;$—äð�¯¤Gz‰}#–Ä#^#‹¯Ò¡8––³¼áGk#o#Ÿ9‡#8F#ñòG9ˆõÂ#z#©tý!Âd</text:p>
      <text:p text:style-name="P1">#Éþ�¸Y)a äÔÅl#î©¯'‰31£§·e xg¹Õ_#^G´qWcxàù™L#§(a(s#ôñôY5<text:tab/>™l#êéÒ}�æ&amp;µd™ìü÷‹v±®&gt;qˆ‘Épm‡de‘#V#‰U¤„(Ÿ\Š&amp;”#ž`‘yŸ’ý:¸ÂTéP¬#sƒé;©�##|KòÕÓÜ4¤^##È‡ÚÍšA#â‚Ê‹#®Ò,#�Ì#è3ÚN'�&lt;Ý<text:tab/>}C‘Íåfh#&gt;$Ô©â%##EŽN &lt;›(p×q3 Z¥™#~&gt;Éº:™3ùR]ray©}2Úw<text:line-break/>S›ç,–i#´‰â#Ù2“39ûy#LÌQ#E1ô«û�C•^žsÄ¼�ý#14ø‹‘xÂ9•¸#ÚàN™#‹ÛC'—žó}#xðtÐ3ÇkZôr#<text:line-break/>Ä#9‘}•Ž#˜-#6àŸøJ|#x·¨·#Â�ë—K�òfCòx)S¹ü¢ÿgGëú®~Ä_¶è"e˜£#™÷Ù©È¼ñ4#›Î„xQ¬—`Ö�#�+]<text:line-break/>Àý™›qïH-#ÀË±q&lt;åœ#ù#FL##öÄÆ#ÿlâyq##O£éÄ#œ#wòètyß€8œ‘!É·##!hØY#DÂñ‹Óä'p©¯</text:p>
      <text:p text:style-name="P1">�ÙO`´blþ¹s#•Ÿ0:%øì6'#L0ÐÎâä&lt;#1eÎÂõl#&lt;lÔFI]N‰C°†ùˆ±ÖS è£Æ´k##(Ü Œ*n_¼�##´É`­##PXÛðSø#eÄ¬yâ&amp;ö<text:line-break/>\a°Ø×AŠ#íOö‰#8ŒÏ,D#&gt;Ð1²Ø¾æáãwºƒÁ½«ÑÛS2zp€£aÛ#²ïNE{¹ÓœÃ…‰–+#óÃ²ï¸6N€¾Ä„ö¦ï™%p##AÛ±ö##ãÌ w·Ž@$#] šˆý†Ì-Ê¿VµH¶GVƒA˜Q²í`‡Ë½<text:tab/>-©¨/î)”T#úp?^#ÇûR##Îóñ�¡&lt;’OÍÐqÁ°##d#Ï._ƒÅËeN##Ë¢ #ØÝìEÊ##bÒ··L?ÿî¢âº–U˜#?##+#o›~vpuc©ž#LK<text:tab/>Xá‰Bf‚õÌàè¿w¿#üýO6ÇËéU#±#Ä´é#ÁA’8Ú:$#0Q@öq#�RÉÊÄ#DÃ##Ëk#c=+Ñ# Xç½¢ZÂ€á‡(#ˆˆõÛ³ë$�°‚¸\=îá#§Áò0‰å„##žÐŽ#ˆ5Î #</text:p>
      <text:p text:style-name="P1">�Û?U#-³ý‡VC#]ä$dÏÛ„ö¦š:'É½à-1</text:p>
      <text:p text:style-name="P1">d¦{üQ#ìÎ¢Ô?YKÐìüã\.nX,‹‘‚¡XïN°kº…û½‚�</text:p>
      <text:p text:style-name="P1">#G#_úpi‹vÄ#"ä#S]</text:p>
      <text:p text:style-name="P1">#å¦õ±+-—ÓåŸú](³µ¶uÊ#Â#X7ÊðvˆžÜp#!m`µ##‡î</text:p>
      <text:p text:style-name="P1">Àðgr‰##¿‘,‘öïä–ïMG#”G<text:tab/>ªWÊdŒîéô¥@ù#ý ïÞzPÑq7;Û¢Jy##!Gì;[q.fžª#Nìq ùßUQ<text:tab/>¶ºKÕb´©�f c’Ï�â##ô?rÆ#Ñ## EC=o#J™CÌ!}‘“¬&gt;iuJc¤#u`Ï¥Ã`¯&gt;»ÀøKˆd1]#<text:tab/>Ü³#WcèS€ÔøŒÀó#Ÿ”Ì¬€#øžŒ¶#Ì#£<text:line-break/>k7!&lt;n—‘mc</text:p>
      <text:p text:style-name="P1">ág\ÒÉý5Î•#ýxpR[#Ý#By#%#Ä ±X²2Ð!žÞ##ï¬›�ç+Õðp¼{#ïö³¶¯¶</text:p>
      <text:p text:style-name="P1">á#go&lt;—Q<text:line-break/>LxªºÆÀbüLH¬#¹Ÿ«Õ#3J&amp;#ø#Õõ0ä#&gt;r’1On+ræJOŒpÝèy©ë®Äë¡wh#</text:p>
      <text:p text:style-name="P1">V#ß_G#TŸ|#7É&lt;-˜)‹�ˆ#:`2&lt;/è#3ÕTyh¥#µ.Ç&gt;sÐ�­ˆ#m–=‘I;©¯fü#u2—#X3�#ñ›/#àöœz_è&lt;l?v_]*#Ê8ú×ó#ð7ÆÜé�I#8Y</text:p>
      <text:p text:style-name="P1">_j!±ïý5ü:ùœDK�¹ý{¡#È8cS/´Åw#N</text:p>
      <text:p text:style-name="P1">¥Á0¨#H!�ŠÄcæs(r� ø#ÏC#·�Ú’{ ½ÜB:O9øQÉù„#S¡f´�Âò¬8g”#Ì¥</text:p>
      <text:p text:style-name="P1">¢í9.•Á…¡#�Ïjû¡5µ!|ÓÜet#‹3ÔZ¬¿8?Îa 2AºÅKç=6vñb#ø°�£�3â„m¬Ùº&gt;Áž¾šu�Ë)èÜxD(cdÍ°³û-9Ë«*YãŽ#ÉHüPÿE-&amp;#@Rá³$6+ÐÜ#×ç¡áêÃú4!Äs·È0X#µÕ‹®</text:p>
      <text:p text:style-name="P1">_Ãz&lt;Á‰#Ôlã°N#€äW¬ B'¥©2Ê#¼„#\&amp;ZÚ#|F#lJ!#]Q#@uÔò$‚‚¦»ÂºK^«¸#C†žváuÄöžâ‡dlVjæÖ¤+µ“Eºµ›KðÌÿy#ÑNÌŠÞÕ²¸ã‰ðòçõµ7¯•#uõ#e“è.ð­#å½7ˆ(</text:p>
      <text:p text:style-name="P1">ƒ¬@ø¯ÅÁgS’Ó¼ÍÚ(|§ƒN}¦ê¢+Öƒ"FX=<text:line-break/>ŠëV‚s�<text:tab/>œÞ##9¸i;2¼€©¥ÈbA&lt;“NŸQ¯á¶y###!…ŒzÇj#6VïJ®pä|4~yQ#XÖb7+ìÏ##ÁC¤Öô±¬R�+«o#ùý&amp;×#½|Î{˜ZaF}Y#·I ¾÷•ÖÚ¼©Q#s�•#8¢öáÑ&lt;\K¹N ¼OÙh]¨éwÿ#QZ#`kŠûR bÖrpgV:GŠTß�áI-ðwOÔu/Š#É€^J&lt;#Ÿz”##×ÎìU»Íü<text:line-break/>s9íPžýéx]Ï§|ë�ƒ#+#¢|s0Å¦ê#VZô{È#ßÕËµ¬zg É"O##d\ãëDá#}öÖÞ ^I\#{U)ƒÈ2†# Pëvi#~…¶Rï#ÓÉ�/Z##5�øâˆay*ú(Ç#+5#Coáó„ì\’ÛˆúÊ6 êHs¬¿vÜì²³#É½…“š#¹¢uÔ¤Î:##b!—G‚‡¦¥Ã!y‘°þv#Æ#É#Y4,Û*#Íù+¨#¢#‰A“õNö#ÖZ—&lt;“ù#”#èeŽ#‰»@@[é�–}ÿ_h@ž'ù›‰hÌpl#È·%‚~V(�#Òòrñ—âwvŽXÔÜ•©…0#´µ#%Éô–/#1dcH �ÄÃ­hTÊCÌ‡˜</text:p>
      <text:p text:style-name="P1">ãßÜZ7z`vä¥ö¾_¥#vJ!|Ã€#ó#=S4Qýé(’X?/Î–­³ÎqX#õÛÚ£†,òl¶#ç&amp;/w#ƒÿsÓ5X#dçÝ3</text:p>
      <text:p text:style-name="P1">#ÈY‚</text:p>
      <text:p text:style-name="P1">ÕŸTUá•Hð ”ŒµH_¢óð;Œi`#¨Ú8’Ä¯1ÁD_ï«™°dP £Äq›´ó$7èúkŽ„#~lÑö#Y“ký_ú#:•Æ##�ê#»ë#  <text:line-break/>´Ý:+jËS{‡Äœ1Ï=n@UþU´´Q‹�‘ãîyÊö:Þ¿dŠø°�#Äà÷¿š²½‘ª�###Âðþ£øéâ^}#Õ_/&lt;(‚&amp;á‹)Bv#<text:tab/>]Ò£</text:p>
      <text:p text:style-name="P1">J#ý|œ|¦&gt;òE2¶wÜ?XÉõ×.Š­“#Š¾]£ž</text:p>
      <text:p text:style-name="P1">&amp;Þó±î]Ý#àÐ‰çˆ^L#äS0XŠ_#|3á«#ø^…"¾(Æ£?#±nfŽ1?b†· Î�&gt;©#Ÿ Òæ#¡ìÓõQ²'/Ÿf¿ù#Þ#¼Æ—9,l¨+#~åI@PSÇ!ì4·›#<text:tab/>ÍqT_Ï¡ë9�=1·„{^nµÌNÛéÌ¶WŒŠ!yY0aÉƒÇÔ#Xä8ÅSŽÝ</text:p>
      <text:p text:style-name="P1">¢¶ÝVqŒs$4#àžƒ~�#ö#ç0q¯¹Á##AÔ·z#7~^#¥õ#Ê½€†$#¬?‡HÆ#’è#²“n1`¾“Ôc¨GÔHœa9#4Î =;’ïm  —?vZ¿ßÙ²¦íò#·~&lt;|##¼}ª</text:p>
      <text:p text:style-name="P1">;A¨ò�œ�(ã5?#x_Þ# ~¸#Îý}jv#öRÞ</text:p>
      <text:p text:style-name="P1">ç÷TÁ²½¸q¹ä“dÿBlñ¼iïï‚’»â÷™¢2ä2#Mê»[oõÙÐ%è#0 ¥Ð„<text:tab/>öÍíx</text:p>
      <text:p text:style-name="P1">ø/ò<text:line-break/>#0’ºà}$däŒÔXþâ{³Š“*�¸¢MF##,HâJç†·_ww†Ó/`™¿&lt;X±Q#á#ð##5×0ùuèÈØŽ^çÁ«MÞV$ü±BA¸j~&gt;äì#ýjøìð®P‡Þ•î»Å§7ãm1žß5Ydqoé"X{ò#cÒh#�‘!í×6øUH#³õ%rÃþ##N³9É¨#à4#½òòr4š)rç´¸#ú</text:p>
      <text:p text:style-name="P1">%#³âÁc",6B¤<text:tab/>íCr5$ì…Â5Sm1boŸ!˜š±ü‡T€ËGË!4ä»•I­å«ÉÛ[P&lt;â¶1õH%°U£Ž#§ÎC#­Ê³#²œˆìÓ³†ÔãfšŒÞŒä¯8ÃD\ì</text:p>
      <text:p text:style-name="P1">®h#�yÌÝA½WIlØMýØ´·FSFñÝ1#&amp;¿#ï«ãÅwR###IÇ+dwxo###ÚÔ©yÃ#ÒHÒ™QÇ:#</text:p>
      <text:p text:style-name="P1">¸ïh`=¢�GžV#N$+Y#Æ°#­´]êÅ?®#ðèkÚGŒ‘Ï‚ÿGrQKônrïV#øŽø4ò�^ó¾¶ï2#úW¹#"*ÈAÈBŒ»¶�Œdÿ#ë†œð“Ó�ÿ#95ä¥°žIeÍ¹†¬ŸÁ…#Iº#»7*O## ­#¬7!E:%±ï¼·ùþV&gt;Lñ<text:tab/>N#'¢&lt;¿¬¦aQÁÀ…àP:¦döæHX¹H¢øá³ê'›#92§«µ?˜###ˆPë'Åø³.Ñ0ªG=¤#o#¬•Xwøu^Ö4ò€Œ½##ÝY� 4õ°â¯Ôà1hÞc§V¨£h‹Õ6mNÓV&amp;#fNZ'</text:p>
      <text:p text:style-name="P1">á²##]Gq#ž#¦¤~çÓØ¼CÒŽÒ’qÿiý#ÀÎ¶n<text:line-break/>ñ¬#¼ìÐŠ#·¢¿G#¦¸¤oòã–Xf#²`ç˜ª6Xù*ƒþàžu#¼ô/çhý#A)`Ô—</text:p>
      <text:p text:style-name="P1">ÙW4ÓO©è�…t#¦lˆ¢Då–J2ghs¨µ&lt;###†&amp;#áL«°‹"Í–áÖº#ð_ºT4Ét"ïÆdt¼â###q(�L;#Uû9ƒ˜@”.2­˜µß·¯†Éhä=ö™cÝtq#[›q#�ckmY"###Ù¸Î#vx÷#'&amp;ù�¨ïf&amp;ãŽç#«¯nØ‘È¦PÞã&gt;#<text:line-break/>£È‡‚!%ÿ}"d¥»[<text:line-break/>.?_Ç�î•Jªm�M8#»ÀûûIšYnÎ!n)</text:p>
      <text:p text:style-name="P1">ïÁEFwÎ–Á=*Ô¤lKÈ¿•……ÈiC½µü¦¶9Õ«Y•&lt;#àBüÛ16¡'Äºïp#uùÖÒØ§#Ñä)\=õ¨Ëç#º¡Y£”kwÐ¸½`%b ›#ÒÁhSZöb&amp;9Yn”ëvœƒ8P„¢Y#6(lÔµIÀ´�Í##À<text:line-break/>##ª€&amp;…Þ+ò”—Œ]Äà&lt;/%8[N˜–ûjõë#/€ó¹´�éÌÄÂé#Ùp#aXÑÜö#ÃŒ�²�ßð“‡÷_—4QÜn�h®²#ÃÐö´�¶É·¬lÝS¬S@¶¹²å~=]Ø^—•ÚW18ãè�6þq*¤œŸ®¶F&amp;¹÷@óð¶z÷’…#–#ü×%\óÅ•®ƒyÞ…Žë&gt;°é’Xüˆ¨î‰#îär4Šð#´9Gü"n##¾8@ï˜®|<text:tab/>TN.ÈQŠÌ#€@I#“H#$Ä�Ó2²##¨áë½=áFè#ßí®#ûØÖyvè¿#7g‰yÓïG‡£ò#[&gt;#oìã—‘¿”N&lt;ÆŽ#&lt;y#Cp©s=—½#×}âŠ#9´W@$`ÿR#7Î#ô´êLƒ²<text:line-break/>¡9Ì†ã€<text:tab/>¶Ç¬Ù##É¯¼&amp;�àgÊ‰¶Yú�—E²îˆ#~Ú®#apq±þŒ‹Å]“ùõG#¹@‚#‡Éç„Š`[¢õ€'Q™€#Lþ‡D=S6]EöP“¨²g¥Z:À‡ ¯ÂOk$#‰Ò#1;Ñ&gt;#¦\C#´_4ÈI¦)#*EMQz¤¶ÕO¸Yñ)5#sh„?åâ­#–Ç$¶VÆç™º</text:p>
      <text:p text:style-name="P1">RoÂ,‚jmý8¯</text:p>
      <text:p text:style-name="P1">8ò«’*o3cI­JÌQZ‡2,¹|é×™<text:line-break/>dì#„A#Ôî˜Òük£ß2qÑD³4Kó#¢n,�#&gt;3-##0ë#RõruéSkÿP¾ÌaDí§`“XÂ÷—¤AîôÐ`;py*;Ùb�¢’¬\©#ß«rãZ£ß»#ó,`sÊc{iË¼~Ý«Ö"#zm$ÍÐé]Nýi¦ðÙ÷{]Àüa²ËËº£ÿjs°£?#bÑ‘m¬.#cs+º¡0#uÛ##++‚3çÕðŠµ ìÿDÍÿEÀ­÷Ç°©öfF-Ð²œÂK�ó=Kñ!‘¹â‚#A^#ò8Ñ–VSý~š§‹·�TCor×6ÊÉjq’~#ã###[pöd#Nz#™÷�Í&lt;&lt; &lt;BU«Ïß á?6pÓïCrªäa#“±=B®#?oY›‚f<text:tab/>ùâÎðf##ÑL:‡<text:tab/>#$™PRa]~vJ#¯sxA9Ö#ýCH»coú.å+#ÝÖ6ùøJ�$<text:line-break/>eê�NÚ</text:p>
      <text:p text:style-name="P1">#T›ÝÒ#Ñ,�žç#@A›jM}A9nÕ#”o�m%ÐýçÄopýD£ÔÙ]ð¬ŠŽüÁx_##Æœk±l#Å'#R¥#ð##£S:~µYœ®<text:line-break/>z#<text:line-break/>ëÆ</text:p>
      <text:p text:style-name="P1">À4¯#Ì·’L4=÷·Ùuö#ëS|#ÒÌ#PDõ¿’Ñ`;#4ˆ2²#WAÕ¥´­\@šk#&lt;õ—ÿg%RŸv�##íA#Kì‹.aàj£UN[ôÚíTÅÌåŽæOKÜ‚#ç.²#‡‰¯˜n‹b½oûå.ÞŸoŠ<text:line-break/>ù#rí6ÉÁ€;†O°##â#«‡,#¿NŽ#-nIl»ÈTÙ×<text:line-break/>#&gt;2H-»’&amp;¦“Qæ‚B###�</text:p>
      <text:p text:style-name="P1">i½p##,#A±#Ÿ^¿xB</text:p>
      <text:p text:style-name="P1">#Y–½Mr‚#fe«##¦ÿ'Éê?ý´#¸X=#û�#s´v÷í€#h#ÙàÊÃ¼.#9úO¥‘Ï#÷(û#f‰Ø#Þ<text:tab/>%Õé’ñêû¹öë7g«,h«qÕ¤#öqô·†U5ƒª÷#U‚a›óL|×1½‘ÜsCð…Ü%›|èWA#¾`–<text:line-break/>ò<text:tab/>#J®o`‘ÇöÙ5rlè¾ÿI+êˆüÀ‚áñ/Qb”vt¬y #µô#î#˜zùQg#Ê|^™GS#I�ÃeÎ©#Æµ6æ\rœìúžçÖä##Xö«”&gt;çrhyÒâ#ìL&amp;#ŒiË°¤“+T}Ä#ƒUP�aÆcàã‚Ç###ÎÄ#»lTÛÆDÚª #¶œ™Î#2OÆÂ#L-¦K#-ë}föS4õ<text:tab/>-a°ßæ/L#rý:í#S§@—#<text:tab/>ý´tåc‹‰R¾”n#0:Y&lt;C:a#å#ñÁ#M¡YŒÚ®;º¼òFOˆ#ÚçAN†%Û¾â¨áö¬´tÆ#H¼¢�ÜO</text:p>
      <text:p text:style-name="P1">äø9�ÃQ˜xeQ'Qrà°Mí÷¡}¼žeffÛyÙÃçY­ÝÑoŠ–</text:p>
      <text:p text:style-name="P1">fb #HGÌ™ö#"Ep�fn-�nH4!�#ˆA‘Ùx3´ì„$ÅZáD±…ïÁü¤õ�ØP</text:p>
      <text:p text:style-name="P1">¦ª0öÚ’T4—.µ·##&amp;ŠXFõ¢Æ&lt;Lô^$&lt;#1Œ`úß.oøÂ#`‚Ò###¦#6XèèSûâàl¨)É€�”êßz„Ä#a#i’aWÞŠZ`</text:p>
      <text:p text:style-name="P1">#ÌP</text:p>
      <text:p text:style-name="P1">†p<text:line-break/>#î=IcíJ§##CÏ&gt;¿“Åž1'~tÕ‘£ó€Õ6Eq1/="´ù¼8¯•#U-óÄ3/6#m†þW##¯€iK–#6ý² ‘—</text:p>
      <text:p text:style-name="P1">ÐéëÖ±8#¼›8|wikb‡<text:line-break/>#b¨PrúCDE#²#û êèGÐÎìG#XR]Ö‰#¡�)„�½Æ#ë®‚ôk#ÿjÞÖ#âÎ•öä&gt;AH]fëàÞÞüºR¢ÃÖ2TF�qšv«„×®Y#Æ^Ø½î=ÑÅê#Ýnj#õc�¾~#»$ÜŒ[þ�€Íyp\(domÈ¬çhØ\âYTî#`#Àšg¶0{Š*##0Û²²°#¼ò†ë+èmÄ#a®GjôŠÊb#Œ™ÎÎZ«³¬‘§ß0dºc#œXLøáãì}ú##™Ç¥Uˆà²ã ?#'#ša*{š…îGN‡›Ë4„Óƒ’YuÆˆ‹#3Ð$¼R#ŽÊ.<text:tab/>Ž|�<text:line-break/>9q·˜œ¾i0ŒèÆ##õ®Æ!”øáã#µ”AS'N8§¤#§?�$o™™<text:line-break/>ö¦ ¦ÜŸ–q2†7</text:p>
      <text:p text:style-name="P1">…/hÍbÀ.!#-À9‰8û[ÀÒh8'å'y#fGàX´±Ž°&gt;,ÍàÄSmF<text:line-break/>ÖHþ½¢#› d7ƒ#øFÁ\Í¶¥9(Ø=#!c|&gt;LF…h]¿àRj‚�@ø#ÖTÞ©×ŽOÐ†žHâéä¼ðãjV#�u##p�âJ#qð�Ì1aõ#&lt;"œ#FÚè8¥KE#³_|D¤�Çy‚#¯úP# §çþ#–##Èî£yDŠè„’#ôÍkP#_ÙÇµ<text:line-break/>zµ'c·(¼AÁŒÁkCÜ.ùÎðíÔ#j#IÜÝ#tèäã9f§ºe`6¶Ëu#Ïç#@*cAäª¸×#_Â£€ãí‰¾Ûƒ„ø1µkŒ¹ÿ#ÝW–L”Y�¡ÃÓÕ"4§‡¤–Ôº#^:Òñ#l3’×¹Ø#<text:line-break/>2\#ãÑôO;#ð½è{à"Yãœaé6ÒÍ#¬kÄ�µï“:×ËòÌW“™R##]QÔ[q»#ÇBÊš*´#�GæGGpkJÝwÃ#´/#0v“–&amp;ÇÚ™giAN§!#U<text:line-break/>ô€^)Dã(Î=‹Œ€lý¹#koìß #ø#à­þáÿ##ªb=ÓÈíuÉ¡ï#ºÇ#.)ƒ¬_#ˆ \Mš#]%#ã#Ì½þQw#„‚‚Ëú:#Ø&lt;´®~E# Ý§# þ§eVI…;Î#O�#Çä¶#©Ô¼#XØ®—8á#²J¼Ö4÷†ëf)h:±‰ ±#¡ï6.98»#³<text:line-break/>þ*ð¢]<text:tab/>ú_!Ÿ±i5�ØÛ­Ïô¦#JM8ì2-$+‘´_-ö­ÕÏpÃJZêa`"zEÜ&gt;mÉ”:#�Ðd2ëÕ.f±õ$#zý@Û;j«Ñj5u·ß´9#²#jT,'Hôx‡6{ï©ä×ú^åè�¡©žKÝ„¡.›h•Éí$nJ3“¿á#Š}…XèB:ÇÞ\ÇÂn??1K#%6Áhõâ¬:ÖÛžÁ<text:line-break/>w#0s#%Ö±#A|õÐ�Ñ(•k|žÖ#éð`#$ŽL´I\£ŒšyÐŠHk¦Qye…¨àŠeêt+#7<text:tab/>/ÜFŠ|ûûìh]¼ öPöËI #oÚ:àð»ÛüÂWˆÑ©#…ig%º"‰9K?"Ùš6i#T~�¥EÐ)åº&lt;ýK#†#©£H@bµ#Ø/JcéË^±Å™Å#U+#(Gþjù2{</text:p>
      <text:p text:style-name="P1">Õ?Ô3nÌ,€¶fø³�#,â÷‹º®##URq*æ âÜó2¦#c&gt;‰™J#‹ØÈêW[ú#þˆy¡#žÄžS°</text:p>
      <text:p text:style-name="P1">#h*:K­Â¬{ÞmŽ¡˜#=¹~ÜQ*_&amp;ÒÒQ#Ü,ªMD6'Üö‡ôBö Ÿ2.y</text:p>
      <text:p text:style-name="P1"><text:tab/>2Ô±¼V•#&gt;"¸¹*�ÕB##¶pÖÖ{-žÊ#*ZE1ÕÊY÷î&amp;nÃJLˆ”m¸ÚÔ#A¨®‹ÅOƒð#ü#Ó\#P“Ô‚Pˆ•#ÐpPÅ:_#O#ÿ,a9IiÖ@=î#b#(ª3#â£.G‰Ç¹²#5#G+™#ZØ¿N'ph#~åÃQ÷–*ó‰#¢€ÕÕbôm®ùä"uL(ŽA_#ëã³7Zà#;‡#FúÚ#/}³c²Í­ØÌÝ0³#�6™æ+ä</text:p>
      <text:p text:style-name="P1">¤#¬€V?ý#<text:line-break/>ˆÎîó!ºM¸ö‡A#Þ?}"Æ�PC<text:tab/>Ô`‘˜(å=úã¾Ö†%Y#l¼çæä(¥&amp;]¿Ç&amp;~À63•�`(­þ¤«^½xÖ#g�#4ã#<text:tab/>ºÐË�ë‰#RZñâ‚ôDW4l:*&lt;Oé~#öç¯#¼ü4~ÙÎ|ÎË¼:</text:p>
      <text:p text:style-name="P1">qO•ÐB#f<text:line-break/>0þ¹Ûs¹D4§?‰^x#[#<text:tab/>f�3¬ÿ8ÿ0$®\‹Ã=ÁÇT­Z @¤.#ÿN*ö1˜?’Î$Ehƒ–ücˆé‰ÓaÔÑL#Ã.®®‡Ëðˆea##xÅ75çORÈ2u;}ˆºÐ·BV/#´sD<text:tab/>ßm§¡ …žP$²—²2˜õã/?§Ï</text:p>
      <text:p text:style-name="P1">©®#h³ùþXŠtù;éÈK##ýMÔL¥ý#O?(öãô###Ï#“Óœ4#õ}Cª‚Æó1ŸL™X#¦#0›PøEßoø,?÷eŒ²�«?ð"Å—#ZjÈ”#</text:p>
      <text:p text:style-name="P1">‡\…•ç<text:line-break/>Íô#Í?«H1m—yKëÅ*Âã##Ç8Î›3&gt;Z„é½Ý5‡Óö[‰¥–H#°;€Š· ¹êOK##!ãl÷{Eã×«œõP“Šnç¤ÅÐ=Zø=R=~~JÍ#A;ZÂ#Š¥†ó#%J¸Bö<text:line-break/>ê†mº¼(|ãiG#TÅ1HyÂîò�ËÏ\#*~çD¶R/kWÒ�‡Íž åI,Ù”L5u•l€Z#³ff¸î#­æ«ôwÄ”iîž‹###Ÿ£&amp;_~#£#–Õƒ#ª#µºä8ÞýlX�\µ¶cba^ð¾æW\‹ÒÞ‡x¥¬V#áOä###$:§Ÿ#&gt;ô{*Õ•ó€æ£^Ÿ‘èÈ"##z#UR™†wqJÜî@kŽ<text:line-break/>ÔÊÊÇC‚7ÅpÍ^(ïã˜VBÛ</text:p>
      <text:p text:style-name="P1">h&lt;<text:tab/>?Â¶/!#ï"#ì¸y�#áñ=#ÄQ###^ÚXM¼UŒ°•ÐtÓ�Áì*¢</text:p>
      <text:p text:style-name="P1">ëL­tûþ#@ß#[Œ#¦h6çŸ##„ÉÞµ#íÆ‚oÊ—ƒ“#ä`b</text:p>
      <text:p text:style-name="P1">À¿D{(ÝR\Z#mÑÕ:ã9<text:tab/>5Ò¯ºõ#ÒßÔY##</text:p>
      <text:p text:style-name="P1">pè?#¡Ê†</text:p>
      <text:p text:style-name="P1">iõÐ—Ÿá½çS°€#¬h=¬Oä•&lt;4'PŒS}Ñ±/bt+#D&amp;î/P¹##n####m}Ï·½2%Â–Áö¶¦P(×#Žk¦ÿB#Å\#vM|'iYP€##Ñèb'º“ë<text:tab/>#›b¥‡;¹^ÖØ›™üJ$#•éc%i²Lõó#­Ãr‘ÿr2¼Ž Ø”2ƒFL-Üó#dObW©6#y|Ðçü‘#Á²ÂjH¶›þ#’n##N„ŽÍ‰#z3}#Òó</text:p>
      <text:p text:style-name="P1">s#�œP¥=Mê©þK¡|,t‰�kV5ÑØ#ŸetöÝÒpÇl¤p=–Ù¥#3EßÜE3#á±Q§;x5¾K€ÙDCœà`ºœ„ª¥ªñ2"›�S#F¹q#0wƒ9#;#$£íVÏ3Þ#ã¢2ÌæËögù,$ßà¯n##0ÆYñ#/~¦©Ìó"ÏIï Íœ1F#†#N‘ã#Ö"#mö£.R‘È###=#Eø¨cí#{z`‹‹T-Ì£´ë&amp;yý8ä‘éI0®#ÿ#®Ðxô.â×f#}nÒ[}ýÐ‡IjD{ú-ð&amp;’[Ë’<text:line-break/>JqP#98ûfõRæ�Ëï##¢#ƒ/€Œ²m“0g#Tï¾„¯<text:line-break/>Úv#êÿa:¯¡A"("5À)ÈV#&gt;F#vRÓ‘¶5sTåÇlÓÊÛ_ælì¼Û¼¶y g�j&lt;—.R8à4Ý¸<text:line-break/>”</text:p>
      <text:p text:style-name="P1">�#"‡Cî#6ìý:vŒ ¶ŽíÉá|A�:!#M#!#1f#²âz�#µð«nTŸnp„?9®QM|ä„ž‹Ùa#Úúa<text:tab/>##&gt;p…H#™•!‰¬#MY:|#fox$d¸pRmÃ:I²îò˜¢°¹õÎ¹Rxö#X#ó®~#[º÷/ñ#µÿ##†#§ÍÆ¯Ú‰*»à-)eldûšŸ#äI½</text:p>
      <text:p text:style-name="P1">ÃwŸÆ`é'ôZŠäˆæ#�fÕµáE0Í#‰‡Å¶„f¼»îy)‹#35ÂÙ“ñn[w#s7O&amp;\aÖy&gt;l®šé»ë#k�É3©ÿ]X#(Ó#Æ¼t?Y¹è#ø�¿©#ýŒïÆ…”?Z“;ð?À4ÆãZëK;#Ÿ©#iŽüà«Jp#,01#×¶RÏÙ|Ê#ª Z#!t#Ê}cøäV5®XA�#€8Ú#Ú÷Èkio%àn�tô»ž###zö4¡(ôùÐ#&lt;hh#,0Q</text:p>
      <text:p text:style-name="P1">êë#Øï¢˜¡–2##¯#ý{Àø5‰Áë^8½„A“#¤##x##øÝƒ›·åë,¿Û#2¸D­0ëÉÚ|P�#�ÌÉ#Sdj’ÅÐŸFž ÊØZ¼Ù8ùáB–ób7šq/ î¡f#\5ò€Ð–Ñ#õ‚·'¦3…™,õ##yú ù±Ÿ¼#h‚µåá�l##2m÷Ò†f‰#š£óèÌp:µs</text:p>
      <text:p text:style-name="P1">Å5®úä#�‘#Õ#J,l«ÅYXÐé##xÕâlS# <text:line-break/>z#"#W#Œ8¨†E#Á~&amp;Nì#@È&amp;Uû{™¹Û§xS #“#t5</text:p>
      <text:p text:style-name="P1">ÞSl2#AnúM\YÃ§#¨ÌVê¢äh¨•#7§#q�Ñ4Ak³„##TÙaÍr0Ø#òÍ� |Î1¡0iòÔ©ío÷z#ŠA#Þ=Ç¥Ç›ª#€-—`yú#ò#.&gt;ÎcU#{IW·YÇš¦/5þ§b\À3ê¤)ß</text:p>
      <text:p text:style-name="P1"># ,#+#Ã[¼MÕŠóêÐ¹#Jlö#&amp; ŽõV#Ê;#ë»p\¤À¿Œ#=Ý#¨âµ2šh@5#â#sô˜N3‹ÎýòÒ�ÿ3bóž]o#b(gBÎ\ç‚2g.yáb8#cüÇÞVÅ¬P£m ßgo³°Ù/�ér&gt;x—GDÐt­#DÏ†8·Sç.3Gñ!$#ÖkÆ4N&gt;t”#û±á”#º,ý†V“ƒ#§YÜŽŠ­jKA›ðHTÃ)##£_Ôödò?ÂvÛ–«4¶Â�äU#;‡ášsV1#cJÒ#D2#OÊ‹###ÅýwD#s0ë‘ñS›™MrM»##P1#·ò<text:tab/>ìÌ#/Æm55Ôg‚î]ßdµÐB’ÄÍ#Ó34ˆ•DÀXp’Üut¬‹£#³Gn&lt;â&gt;¡<text:tab/>ë<text:line-break/>y#ÔÎ�+</text:p>
      <text:p text:style-name="P1">ÈŠ\ð;D`Ñ]dj[3`WÌCõ</text:p>
      <text:p text:style-name="P1">#­Œö^HïqM#WpdVzxu®</text:p>
      <text:p text:style-name="P1">óº¿*¾Fþbž##ÃÊcË§m##Iux=zÍ¦~m##<text:tab/>V@|vÛÛ¶+iáa2þLC#¸Í‹ß»Î¢~ ‡K~¼Wÿ$6¥˜B#6#<text:tab/>#¼##©Í¢žbÖ—à#û¤ÒÈþ#Å</text:p>
      <text:p text:style-name="P1">‚Fgóâ e|fD4,š</text:p>
      <text:p text:style-name="P1">µ5<text:tab/>\¥çB×¦É"Ç#¼owrÞ</text:p>
      <text:p text:style-name="P1">b`±/¦#y½Ï$-N#¢#Ðˆ7l±˜×TSCÄ,…#Æð“Ì9^|”wÿhL~[uÄž6ß°#Ùöø~-ÒÅ* •#±°#ÁïÑŸË#</text:p>
      <text:p text:style-name="P1">ËcûË—7ÓÇ#Õg$yuô\gœ#f#ªÆ##è Þ`#ûjMŸ)[ /ŠÝ©²é÷¬Êó]«#@#æ-÷#ìJÒ9IKÍˆÌ¡#Y(C#ÿG¢®Õl7¡Å±­„|#`q9ÝÉ|BÃQ<text:tab/>,6f^‡�ê#ÈÜ&amp;*ž##ãa#æ^Þk7L'#ÝR¡°�€}rƒg…Ò*#Ãž½#´æöâ¼Ïšñ¨”é3Êõz»·¹¯#JGAÊ˜¦˜ª#”á"æòv#ªÑY]žbª§x#&lt;…¸Ò£Ö¢Ò-J]#P &lt;úô4s¸Ç�¸<text:tab/>ûS@}»±Aû-ýÑ#&gt;\Û•Ðóo<text:tab/>ãØìœ~c#Z²V�÷a#’¾#Å°òVm<text:tab/>–IÉ#’#8`ÆË#eq#ûš#–Ñf¤e@)#âk·–#Â|A#ÀÎ6�˜VÀ/¹¨Ít;�Õb!YX#ˆÔëŸ#~0k?#uL#_«[&gt;#t#r)WŒBZgÀ|Ý¦„Â&amp;æÇ#�<text:tab/>È²#y!xQ##!kÊa!üµá¼lGV2ò#<text:tab/>ˆ±.ˆ‚ÅÄ*ì4ÍòBN.%ˆ<text:line-break/>ñÆ#»æ(½2)úw9±çW cHïr‚Ã%#1·#~xö*žÚ#¬#Lr#^úÅäþC™£<text:line-break/>ÿ&lt;FM#õÊæ`.$s–óœ²h#<text:tab/>%càPÔØ,r²;��#£#à8©ðt)Í°½U³ÜvÒA</text:p>
      <text:p text:style-name="P1">#6(cL‘…Æ.KÎœ&amp;Ì•<text:line-break/>/fnrp¢�£D#eU†tUs#uI³bëÁ”#[VãibÈ‰#ãTø’•ŽÁ´|–™&gt;Ô*Ñ$#)PJ<text:tab/>k|Êq#vdÅ¢èæ#ÿ+‚é#0®f#pÄ$#hOu–#I³¼1&gt;SŠƒ\‹b#÷©”²ÈvÁ#7ÎÕ²#âîûùÀz#Ô#G#—a#["ßáÁÏÚr#üþç#8L´jÏ<text:tab/>#!Ç™íC)½–Ó#ŠÈèæ•Ô5HC‡“ï«s#'„®„êþ2g#<text:tab/>¨.ÝÐÉƒGÉC<text:line-break/>õ#åó##+ãís£ðcq–Ú©##,J¼<text:tab/>K## ì§ÃÅùY#Æ_æX/£þu#™{_Je5t……ÿ!@ÅféßÙSëÉÊNÚ3×#qOêµ.ÍS#¦xþ�áÈ#á£]¢×1/ â]ë&lt;&amp;â“¼�</text:p>
      <text:p text:style-name="P1">A#´#\#^uSI?Ç¢Ú˜WdDíø#ÃúLLÚÅ‹Uv‰¬©‘p#1ÈÚ6ZÙÎµU4;ezBž}¾ðÉÞ!ª\.&lt;K#¨‘YÜ²ÍÐ–#Ø°4ž�a|^JEŒC¨Ót{ÍÆûw6¯4Ö¾m¦¤Óýf�AÁ#=J*�}šFãZ#ÜíÌÑ{£Bmh:çÊg#_…ªýr;“#¹&gt;ñ$i¢Ý#ý¢#{Íˆ</text:p>
      <text:p text:style-name="P1">Ú_X�ßÁM3ó_¬d½ß#åŸ#VïójÁØÐ#ÿ4</text:p>
      <text:p text:style-name="P1">#Û2É+®.<text:tab/>¡W#*Wÿª`M#ÏÖ.#99s)1£³�#HðŠ…ÍøI¢È„#<text:tab/>cÔ‰^x§mrÁÉ#þÌ2</text:p>
      <text:p text:style-name="P1">#8¾ƒ÷÷¸6­qñ°+áÁ<text:line-break/>Ÿ’Vq#œ%%Ç5_•â¾cK#2×ÃEñ:0ò#ü«Ž#aÖÓlÊ »nµÉÅ#úçˆwÍ<text:tab/>W·”ýÍ8TµëE±#¨ 0</text:p>
      <text:p text:style-name="P1">™Œ#t#KJ‘Èç#$vh¥Ö×7yRõ7&gt;#}•f¹Á)###df�ÔÂ#±QM„˜©¼´­?#A¹qjß–©é#+Êl4[]èª(jÃhÆ„±ñ[ÂU:HÝ&gt;ÇŽ$#–3KŒæi˜´5g5gÏR°Æ#Meã,]Ôl†�</text:p>
      <text:p text:style-name="P1">7¸��–Äˆ#êP#ó§8,Y`Š@ãBUBb˜}#ÃDtÖ»žGZ+<text:tab/>öOmÿ#$##Ö}ÿA<text:tab/>#œÞ8Š×æ®I­0.°�‚¥ VµÕÕ?ýËµ§åôßRòH²P8¥õºÛ</text:p>
      <text:p text:style-name="P1">÷Šý#‡�¢#r…´éï#òÉ"Ç�ÂµjO#µwPf¶ÅºŸ,S#Æá#¶RP¹a™ð4ó×#Áw8Ò…'ÌÝiÙ#œßóñÜ{¨�×<text:tab/>Âyˆ­]Z(¬</text:p>
      <text:p text:style-name="P1">¹X_#ì›Íá\›Ìý#Y¨É�‰Œù�#¦ŒZï'-Úr#œ#²#h°½ØÔ‡Ó(¯,[#<text:line-break/>ÑK¼ö XÇéx</text:p>
      <text:p text:style-name="P1">¢›³#°#6R[q‰Û0@«#ñK('„#‰mä‡;à,aMk&gt;näÃpGr+�ýõÏ#Û3#½A€¦y� Ê#¢É<text:line-break/>&lt;áÛ##ÄÐ�#—#îGã=#Ï0#ºÎ#o#2Î#"ÉC rD%f�#î÷Kñü#ÈYt¸gV#rNbÑÏ13ù¥Øâ¹#¶#œº§­çá<text:line-break/> #Š�ôÈ¿#ËobB°.ø#¾Ùæjï“~p#’<text:tab/>#^ö\#×ªÔHÉ�É“^¬`x</text:p>
      <text:p text:style-name="P1">Ñ^xÓ §ŒIÁñ^n”Ë6p#QûŸð|äc°“S¥ŽÖ&amp;bîÐ=HžõÅíÅ#If�#vÎÒF¦£Ð²1˜Ÿk5#2í�J„6#Ý„#b¥5ür‡#ÉŒ{Õ~Þ#</text:p>
      <text:p text:style-name="P1">?ÓÆÎÂ@.¼dØÝ[Àð#€ÞÏ•ãz~Õ##c£#±ÍÒi7#]</text:p>
      <text:p text:style-name="P1">d#\‹#¾áÚÿ6óRºØlrÙ¼É1öxtÜTï† #˜#ðD¾#�C~¡#t#É$£0´»œ'K</text:p>
      <text:p text:style-name="P1">…åÀ1</text:p>
      <text:p text:style-name="P1">Í9ÆÈ…Áßzÿ#¦y½´¼'�é#úõ”#¿'#¡°-}X9k¹}ÚP##läýÏõG…¶ÁWž·Fÿ€ï£dbÊoCN</text:p>
      <text:p text:style-name="P1">{R�$8þÃÈ@GìJÇ“Ct##WÉ#©Jåo1�‡Bsæh�y‘'»€ëÊ‘#o`a#©}Zå?î¤R#9&gt;·Uz×ï_<text:tab/>š1ãü#‰“ÙÐXýì‡-5–Hú#mª×Y¸Ç”�“q‘J¿0aî%jy¸úÓL°##{l¶3#)´Ë‚çMz�m#¡q#[oó)-°X$çO§4Ê›¬K¬Ý_‹»9®ÂùŽÃ£´6Ž§;%nÄþJØ�à^YÁ*â�C:(#HÅv÷—#±òÎk:!4äýXˆ¿#Ý@Û—¢y?Ãî/Yöuà� b�ò#Ç#ÞO”œvøÉ«&gt;±�JæYéjmvUJ‘PGjSwðI½ˆ^#ß~#içò+#³E”é#Ã/·ñ#¿°&lt;«Îµ³#Š�#Ó*œ#oÓ##hÙ#zq‡þuiFÔÇ#®m8+%#'š##Bñ</text:p>
      <text:p text:style-name="P1"/>
      <text:p text:style-name="P1">‰#1J<text:line-break/>1×_„”#±xÕ¶&lt;£´/#„ÏCÊ+Ô»öMGÿSû##?ÚöÏ</text:p>
      <text:p text:style-name="P1">!+#q&lt;�é�&lt;z#ÉV#q¼W€(SgÎ#Žb ¦ÜËA+¼Ò<text:tab/>™#ê¨&gt;b#½@J»a#ûèòX¥.+ª~ð�ç#¨ãŽ##³v$pëc#š9<text:line-break/>i�ˆýþhb¾ð#Éö#çß#)µO:M¿H¡£</text:p>
      <text:p text:style-name="P1">#½Û‘âÆÏ#›èð#?#ƒ]7ëÏ3»S7#æ|ñ˜Ýl,ÕÑµ$Î#s#<text:tab/>@#~*¢ùù½½§#æü]%3cÄîÇB </text:p>
      <text:p text:style-name="P1">H&gt;#‚Ó­#(ð¸3)T~…ZÝ»gŸ¨øPÔÜ!™ˆ9#;##CmÊõSç¸à¡QÁ%™álB#nít�×#Äf�ìIxüêŸqþò*ÃØT##³ÜW#€:]Öö#žDhcm£T&gt;š}ôT"‘ú´¡P#þUC#¨Pdg‡<text:tab/>ÜÑ_Æ¾&amp;Íp¾Ò#†W!1,P¢‚ù#"vD#ù‰'™#²nrY‰oqó¦*¹u&gt;â%§<text:tab/>Î#</text:p>
      <text:p text:style-name="P1">±^$†”mN¹µp÷M›‡ãñäÏF#I#9ü£›ð«þ!b&amp;±ÔÜpî#mêM€Ê—#ú#`€##ïñ#¦¢ÿn[Ê&gt;aR&amp;ÇæLGM¿êÌfãn‹#î©yØ¢Á¸—#Ó&gt;fhy¸I</text:p>
      <text:p text:style-name="P1">Ýž_Êü@ý#¬‰&lt;“2#)B8v#Iªh^–ö¤CTu`R›#®#AL¦"—³ØÝ%Áø5úÅ{3”£/�Ã Ÿm‘]m›\ß»Ù´J'¬<text:tab/>##H»}EÚgY,—„¹f#‡5MŸä¶æ&lt;##v˜~±reë´×}ò##ÿ# vîY¢w#i#¼ßQ#ßÄÁÉÀn3#VÌõÙsÇ_‘×5~{&gt;#I÷Džv)ª#Œº6á‘ØQÃ$Á�œ##�¦×áÐ#“Ê<text:line-break/>™²IÎtˆ�;#ä#~�#S�Â{þ/˜F’Ê×Ya'�Ä·Ë%§¿ÂäüKïæÿp·ü#Ú^#q0Ù’µ#©Ûäº74J²�‚e‚Ä½¶˜#go|å¬¢Ì7IìlÚèZ##Êž­µ#ätÇÉZ#›bpÆŠz;/oÉ##sDe$;§#B“àsi3�°Ÿ;nÕ#ßmCyÔ×YØéi(#±W–­#Q«î·ts)rzx©éÈ†e#N#&amp;uéÁ#¦8…&amp;G­S#ç›“ÐÒ"j†Ú”î�s!Ü!¯ž÷÷»Ñº�®¬XÁ¬æ‹ÓÍw#+¨##K½�O…!›ÿr#éÖÊ##çéêþm©\âðìàÃ7P¼Ë<text:line-break/>£¼éG¢Dõ�ñ �™ÎÚ4èFæ#Í®ü}àí'„ã¹rœæ–çLà†ðwÐr#B7#.#™:Ê[3òM}RâéL=èA#®«ÿ?Xì#¶H#ŒÅ{æX·ãÎÀ`ÑN!Ü3ÒHžå&gt;#I„Œ.-V[¿(ÅaçÂQ�¶E%Ò à3õô�¤(û�Ÿ3ñ™üzæØ�_#íC-?iÿ!•5ò°¡#UŒ­#TÉÃV¥ž¦9ðÒ×#¼¥t�ÄÑS]ž_ãï#ñe/##s…áý „Pò•×#@O##{%y!�r†²s</text:p>
      <text:p text:style-name="P1">p´!##qÓ½²#Ò#1žWý?Í´=V##ÕðNêPÖ‘#‹a(yÒ#(ä-‚\#ö#ËCðªMÿ\,I`B=‹}#?m#å8ûWT£þzH?-+‹C„›ÝÄ4öë#;ø#32iü##¶zû`&lt;Ž#</text:p>
      <text:p text:style-name="P1">Yí† ¨˜</text:p>
      <text:p text:style-name="P1">jßä&gt;#â×üM##Âm…+«TphLÜ·§‡ëk¶5×i°™¯HÇƒ#D÷g#÷FÃëñãñ­Êå/þUiò<text:tab/>ä#ÜÜ|G¬‡y›3YoNLÕ"&lt;Öeh;Uå"#ÂXú#7##'#.‰N·Á#X£ÈÒ’?@æ#¬X</text:p>
      <text:p text:style-name="P1">—§v]êpCU1˜Ñ#ùtl°îq»ý•m‡ÅÛ`ƒçYŠ##Èçÿ</text:p>
      <text:p text:style-name="P1">LŽ½</text:p>
      <text:p text:style-name="P1">¥’“#¼À+#^Ö”íVµÏ#DéÞ·Ï'ŠG}£#ü€¼¯P úFžŒÎñÌ#2bÏ#q&amp;oÛè|;w)@ò¼{L×Ê²òšpÿKÒ#³©#F³;#áØhsu}r¸irî/u�1S<text:line-break/>.äz‘<text:line-break/>çü##Ë"$jÁ^þûSÄ(ÂµÓ$�HÀ$¦a#kcŸ5*z.×"6#NÛ0ÊvuÏ*›¶«##=�ä.#{«ÇŸ#èä½ k<text:line-break/>½{.Á€#Y#ÀªÆXÀÇ#d;Ä—�÷U¹shx¶]4###ó#¼G#qI¸Ý¨º6ƒœ&lt;#&amp;p‹Æ‰èýNL`Lš#}Ø±3ö?ÌK¾f#nw#¶aß£^d#Àk&gt;{Ù±í÷ª­;â¿ùu#cçà\\B•ù#e–Ï;Å×vXlQ8#Q:t=Vçjà¥�ª´"(¨€#¦Ðl##gC-ÉU³Y!I•açížj7J##M#û·ÓhÃ¾u%xð~#)7ºÔ¸ü0~Œ<text:tab/>¥4'¿#%04Ážúaõ3Ê•»Á�ŽV^à#­‡#™j#TEAÊè1Ä·û</text:p>
      <text:p text:style-name="P1">#ð�i#Ái.!À×I#q R=6Gcšo�²@ç0Ó*³ebõã<text:line-break/>­£Íµ9Ö�©4�U##Þ`)ØÈ#íº-#Iôx#ÀÕy#÷ÎzS#ó#Ú##1{Ó V`&lt;é#I#$bG´#Kˆ�.‡)½¡gD‘Ðày#'#ÖÃ‹˜#Ñ#5P_#Çð#ü$PD¨S4##Ñ²jØw¢IŸ4Q4ÞS[lØ#[(¤’MH^—##[ŠÙ¬¶Xø„½60’#)?#„8jéÜ±g!<text:tab/>÷AÄ†##§</text:p>
      <text:p text:style-name="P1">J #à]‰?b½#R­</text:p>
      <text:p text:style-name="P1">“]]â#ÙWM#™É]&lt;M×N4*¬O#‡tP}5H#é!æ½pW¢¡##Å–,ükÕ&lt; Œ­#JÍw8‚F&amp;#£¾ug9F%‹Œ&gt;Œé§[é</text:p>
      <text:p text:style-name="P1">#œƒrÐ¼;Äo#9à'ö^wÁí¶:�$ä›ðí#Zó]D#â#d¼;0Eä¤#¾ñÅ”mO¤#¿èì#ý»cóS˜˜Bã1°zŒj7i.é¯ïL§¢ô%dw#X#·Pìzý5”ƒ"DÏÛ£·kµ5µé2­›u uvòÐ‡û#ÄØÏZ¹ÿ`î:§#…Ì;©€ï:s#õH</text:p>
      <text:p text:style-name="P1">oøêŠ#e7#Xof¡#;ù¡±#_l·^#q#ªC@hoj³Í‘ñ¾©G')kr#�<text:line-break/>NhtÂœ}‡D})…n¿™³ÃÛr)ãô#ýÆ¨]]ö¦#</text:p>
      <text:p text:style-name="P1">‚o&lt;!h!aÀàÍïZGK2#°ßõÔ u#&amp;ÊèÞG·?Ð#1/ÜLã¥Œ¡œH 1ôÎ�5[é#R|#¼#Ê“ˆÓåø|#î�]�z�á‘c'#ÍÌAä0íâÁ33#ü‘ŠËà9#'.M pW°#.ìòWod#Å¤#êë­ È�òº¥#„#›##fSoá«D�eÈ@$?#W§ya`–#MÖ}<text:line-break/>�òx#N6)o½zEEœê^&lt;</text:p>
      <text:p text:style-name="P1">#ü»$ž#S:*ˆÚx, m‹’2ÿ#&lt;2ÃÍoú¡M9-a#÷(##½¡YÊÐg›Éˆîæá3’¸à:#ýÙ#³EVú®d5–˜¿o&gt;„‚M?’«¡###¼±e#[#š¦#%ã»YTþX…í#[#eÏPÅd%‚ˆE„ìZã@Èž¦µ”§#ÃG÷îÅE–#úFäùQ\w#ìiÖ�#V„,G}WSôBLà#º–Û#‡ö�*2y67a¾WÆ®ôr#å^›#ˆú[#.köZê¸Ð‘iœ#²‡ÎÄîÁ#[##©Ù…èÞœà}<text:tab/>·™øaŠŒ#Žý¹¡´j #n#H,Q2[ÿIMŸýÃ#'ÏGGÀ##1Og—|†0¬ñ#–D·kå®V Pö###‹ÖòÅÝÅ7‹üY##eC#nÊBFº§…jƒ÷¹Z;Ý•ä€3*›ÙÙÛÜ¤Ù#¢#Þ®œ5äWÕŽ�-Àtz{</text:p>
      <text:p text:style-name="P1">»#MF§Ø-5m#Qxt¿##Û#Áû/`u##»QCMÚ’¥oÜœ"Ç½­#C#ýå#Nü›z«lwÁ<text:tab/>©q¹Ã”#9É¡QçãB‰)¨òVwº±«5WÒ#¡#Ì Ð)lyªØ9ü«0n¿}ê©d#tÌ#?</text:p>
      <text:p text:style-name="P1">`¾n/#Cÿ,$ãGïÇÿw–?Gw3#s“Ý{A#<text:line-break/>x2BÛ&lt;¯F–†Çë# <text:s/>Ò##«çYí#,Aîãæ0#SNÚxtì#­#?¨6Ççfß›ï€F•ìÜñà»Îú½À9¯ñ4#uõÕ«#</text:p>
      <text:p text:style-name="P1">º(H´5«øæÆäw4Fs¡&amp;rûWc2ó·&lt;�^ùwÜ�ù~¥6wŠ#­&gt;)#'¯ÆJå#ê”B</text:p>
      <text:p text:style-name="P1">µ~Cz›ãl~/ó²ûx#úF#�vtžIÃ#’#ÝVÄYä#óK Ð{fò#‰Îo4�#0ËÃ<text:tab/>#Ì#¥‘Ý)z&amp;rýŠá•»lòçh˜5l³Ú5v)d˜�F</text:p>
      <text:p text:style-name="P1">¦.Ÿà§#=p÷_P%ô²îÓó#8Û0,üÎŽ#j={\˜[ìXh_¯ÑŽC«(õÇmO#+#Ø}Û!-",}4#SéÄ_/ä£vÐè+ò�#ÅJ¾t[ÜVÇÒDà@è“/¼îÃ#¨Dw˜</text:p>
      <text:p text:style-name="P1">ÕfN`##&amp;ƒÍÁ¶3›)¿ÍùçÄâ¢ëšÝt</text:p>
      <text:p text:style-name="P1">Ò{o##4v#%‡ZÀ#Ñš#G¶'€00%%Y„B’`='¡LN#G#°ì$ÑfH#¬J;<text:tab/>#:Ñì]ÊHkN$}D®¥Ï#O#pÏRxð•*mª/é;UÊþ_1ÒÑ!hz3Ç#b5Ô##¢$YÁ÷0Fm•¬à§�Ôa‹B#SÈ¼U˜#u#ÂäT#‰#×:¿îÇ#¿un$#“—#j6ãþì!- KDù#çÒCX+²æ&amp;?(�ò#añù&gt;ø™N:›¯T™–îš0äf\#Â#Ó„Ñ;ú#Ú###I/-ùÌ‹zò¯«n*9èäÂí#'™ž’.GÓ…�Ø·¸ÊŒC:©Ø##Ü#Œ¸¾{G·N6&gt;�›ý#F„Ta³ær„K÷d#,0+X#’$#0Ò—¤¬÷¢êÃ�êNÊ</text:p>
      <text:p text:style-name="P1">:&gt;À‹×:#—v{U~ÉkhFË–.îzãÀÃô÷#�ª4#Ñˆ‡ŠÁç¢„Þ‹òó4#;u#¨~Y¢Ù–#¤– L5/Œø�4�#ênFíXÑó3#žvN6¨#aÍ5ñ´ß’^Áj�Í–4&gt;^OÂÂ0…È#õŸª`Á'®æ&lt;ˆ#Üv"$_#0#‚½º°ÝEO(þuJÞëÐµÏ_¸×#²#{ñ©Ð#ûä Ùpó)X5XÇÓ#Þ#z²(##CI�#ë´y›Ì¬Ú$^à�AÝ-ÕoPN4'u,#î6H™Tå‰ñà/#%u#rt¹ù1˜ÿ</text:p>
      <text:p text:style-name="P1">ÿ?�*‚##¹ì�ÄÁRAa†Úå¨ï¡×/AKåçtj#B¯äF#Í‚Í�#!ð#zŽ<text:line-break/>h</text:p>
      <text:p text:style-name="P1">ÏKÞYÕïÐÚ#L’#�6�#‰$.¿¸á²Ûk‡ï„MYŽ½-1‰º#?#.;ûƒ–¥ÉiD</text:p>
      <text:p text:style-name="P1">`Uˆ¼ANNV#~­ø¨8Zy‡XÞLé™ù#Þ¹´ÜÕà</text:p>
      <text:p text:style-name="P1">`ý™#¿l#€¹VÁu�e˜ã&gt;oæb~ÌM¢#ÂùÍf#B²õ<text:tab/>Ä›8è‹ÕÜˆ.ÍïÁñ#©Ú³#ù?›#!Å¤nìU¬Æ|à##Ÿð*'ý&lt;�Éã-|¬"&amp;áª¡yÇºS=F#‹¢²G¦¢×£Z×•ns³2oƒb#[GF�##(FÕWs;#ÁŠ&lt;,ÄCæ4ç&gt;##dkû*­#</text:p>
      <text:p text:style-name="P1">Ò#9n/Ó)#îÎv7#Q#Ö#É#¡#¼P©âƒe#FãžæaÚvÏ§8Ñ_<text:line-break/>ñ˜�s#Þ+a·‰Ë#r#z­P³³u!ÊòJ†{#KNVs¯òÎ©ü“p#�#—ÿ<text:line-break/>Møgj?•áVŽä°èZâ*¸Œaª´#L¸áÆ�ëo-RL¨gÌ|Åàvò6ì2)*ŠŒƒ&gt;#±�?rS#Ô¡zMaE~5õ¢F»</text:p>
      <text:p text:style-name="P1">c¨j#BQö³p#Ë#0=·È¨�#$#‚¹Ä¤#LŒ�&gt;QU$# #PèQÿ°®U|›ÑÙ#‚¿(N#¶c��z¼6##—#u�D##¡£û˜†\v‰#)“ÿx;¯<text:tab/>S*)KÿP#<text:tab/>v*FÇçÜ#A”áuÑW¡O1ÿ&amp;#cº#DKãDçê#›}o-noH#‹6iµ¡#¡Å7šÃ3#“À˜/{Ä#Ö‚O:²(<text:line-break/>m§I×1iœå“#wT½]º¿8y—ûã­5##™i#¸~ãyç¨#'¦m¡¼##Øû–#‘##ùê</text:p>
      <text:p text:style-name="P1">‚;ÜÐRfØ&lt;lEØ"CAîB’þs#4^nŸ?¹yü##BVè#~¸ü8H­oñV�…ë:ábOÍG#Qxm[#ƒ`};"#±ê©6<text:line-break/>¯aO×Ñ#¡ª£QHí¤Š·-ìoÈ##Å�NmÔé&gt;æ¶qG‰Ùd1-Xg@Ù\ÐÑ¥RÃŒ6±å##ÊS¸&lt;ŽGwÔb@É#sÕ!«#ÝbC#;;Ðmúß%þg09™#Tê²#WbX&gt;euU p#?ç¡a3›³tR</text:p>
      <text:p text:style-name="P1">,:¿çë</text:p>
      <text:p text:style-name="P1">Tõ_#€BÌ‹4¶ß”½n{'íIÙ7ÿ†##Ó„0§ƒë~œ›ä–PÑA#f#}÷hürÎÿ9#›ö#ó[ßºÓad*½•eR_!”„øšQ}#l?û‚�¥HcÒõûQç`âàÐ‚&amp;—eOÍÎá[=9#¡ä#µæTi€å</text:p>
      <text:p text:style-name="P1">lï<text:line-break/>ÇŠÓ‹ ¤Üg¼&lt;Z#)0MëïÁÿ</text:p>
      <text:p text:style-name="P1">€#@ÏqàU ŒÛíu¦—+Å#—˜N$¨š#a÷‰ãS#z&lt;„w$³ŸèÍÕ—Ú##`ú¥cã2Æ®YoëÔ—#=bh&amp;¾¥ÄYÉ#Š#Ý{Ùèö ÎBü‰•g½š\T$üÄÜHü#+â—�ï#°8bY[L«#~#°##�T_ºíF#„ùN²‡s</text:p>
      <text:p text:style-name="P1">##J7Á`#Ü:—0Y¡1</text:p>
      <text:p text:style-name="P1">:9L£ç;‡Æ(;¤J#é‘8ñ#i‘#‡}Ñ}‘_-ÚY#kpf#A#T•qNh8ëó##Ðau8yÎõ‚‰©{¨ÙÑ¡¼·WóËJ:ÆB¡ÛÅÐ##Ç#_¢0ë0–›hY™#�’#Þ¤³#ã!¹Ð|í½ÌH$»</text:p>
      <text:p text:style-name="P1">%#èlàŽßq¥÷Ù¼)¯xði»›óZˆqèµ\@åÏ{##G5{àiŸ#&lt;ÉÏk8ü¼2øàinx›ò§w"°J#²YŒ##‡qÕ#«Õø¶;ÝiÏ=È?+.ºwx”/ÀãSy©#„ØnKÜÅ:LëÒ#JgVBY-Ç"÷Ûšˆ"%N®È#…Œ[�Áòyˆ­ÑGõàÒ�ÿyž˜[8##màB‰Õ–i¿#^ãŒPó¡Œ£…iÇ¨µ&gt;®°4ôcøR¾I¢ÂÌ#]&lt;3O=Î*b%‚±Ž ¼›#úÊR/oÏAûÖ7Ê¾ycE»d^##&amp;»é/ÇOŠ##„y„¨w;#&gt;yamõ„¯´¥)<text:line-break/>{”AÄŠ×Û#ñ7#±÷ð‹ÁO�K‹#V(h¾0yç£1<text:tab/>g�ÿ‚rï©�3À#‰ƒÏf ‡üeÐ$íï#°Ð)d#_Þ#{r"²z?&lt;ùC#A§ÔP¾¥#÷¸úk´##y#yäE¡w*U^éÿq‚É†Àa_ZãcWŸ]G#W#¢ü}Qï°AD«K"T³’#.È\§ÿ,EÉ#€–fH(çZ#Ò:”õêGË²^[›3#Ìó&lt;{pT†#ù ~„6NönÐ#Lùì#O°•õA“ž#f«##„tñ#©#é¨F½S#Všmq1G˜ò4´fØ8»¿­©uá'q�/ºwàL0#JÅAVÑ¯#»€1ÕGÌK</text:p>
      <text:p text:style-name="P1">Ø‚;V�#LäzmPôOM#õmÎƒ®ik#)dÖzÑ€žC*…Œw–.�|ê’²</text:p>
      <text:p text:style-name="P1">T“š?aŠ¢ík./#¸`dÝoè|Pœ6Ã‡ã###Pv„ûÖ,VrNls‚¬30…_#ª÷É#”Gƒ¼Z&amp;’+Tw¾«##‡(6<text:line-break/>Â@&lt;SÄL¶Ì¾#XCš|´Cóö!uð}#UEÿ#½4ÿXÿGµT[:Cd#eè—xRÍ0RÈ]š±É#ãÄÙ1JK¡Cd�ÙWYš.ëãÒépU{-Ì´�#Rv �£‚##Ô\2&amp;:#q{Z1c4#</text:p>
      <text:p text:style-name="P1">#¿ù4"e:L»t¥-ÒzÖå9®†õ—ùÆ"6®wÉF¯½;|Íï’”)d;$6.m-pñ´5]¹#CD#<text:tab/>éÄË#N#’ˆûs”<text:line-break/>Þ•ò¦x#Ö¾#üa»tS»N#.¼J·‹Í×C™æô%#Y˜1×|‡îJ]H#à\¸ã*` 97#a~×š7V¹ÜZ+#sÄxKëñ#:¿öùêNÍ]…€ß†ŸïS“7ÒŽAQ»[ò´¥#k;##Û#95ÐÕ#~SƒÀ#Àti#Â[iÔäp†üT.{?#õ###üj¬˜šhP“Ð9ÖÝ‡“Ù</text:p>
      <text:p text:style-name="P1">Ã¿ÿV³8#z‡V'˜„ó!~¨?�#nl## —’#‹#�</text:p>
      <text:p text:style-name="P1">û5R­Œ�D5õš%<text:line-break/>èn{`#«“%#e¾½'ízåö¢²b™éSšÕæGÛAYŽ¥`#;ª}kE`Ûcç1Àa†##W·w#Y,Ì.uà##¦Ab¨5Ëm#€X#iÉKU²ä#á#�Q{=#Ûdô«úFÖÊ3l}7-IÅm#ÈÈy#HJê.Î®Þ#ÃÖ#/ËB¾<text:line-break/>}ÒèaNÐ#–¢¢8<text:line-break/>WØÁ;¬³ÄojÄ#´ÿ/v;T ”ê#Ð„ÙmfÜâ÷³/Í\ß9ò‡Jòì8f#Ü­yÂƒ³è “ëÇÉ@(ò”#MËòX#¸0‰ÄÙiÔ4ÇÃõy</text:p>
      <text:p text:style-name="P1">üä7í±é</text:p>
      <text:p text:style-name="P1">ë:Ä!ïrÍº#¥:¤gMÀ“"@Ñ¶Ùgwìf‹#·“œI"¼'=°#¢ZÞø#�¨ß¡}#Ð$©Ù'¤Eú#žŒñœºOºµ�dØÓIh(Áºb&lt;†j#Œö)$A#˜#øñõ{ÀõwöëöÆx#!À-ím[åãÈ$C#&lt;¼)</text:p>
      <text:p text:style-name="P1">6wÊ9ŒïI@î´ŠÇbÖ¹�#ð÷&amp;Õ5IªÍæßn.X?ÌZy�/ìÆ³¯ÏóB#ºcÙ<text:line-break/>Ùbõ¢x#šÊë#Ë�3�Ö#LTú�‚z#þ#€á÷²­ó:à_ÛZÅw,¬bŠá¹ÉÊQpM#]‘º4Å¡4°#&amp;¦‘�·Â1ÇáA“kžB¦Î†Ë#<text:tab/>Æ2ß®³;6³[ŽJrƒ13H_l&lt;##‰&gt;<text:tab/>¦##�‹º…}âÍ† MFB#ÃÝ]~#6#Ç™<text:tab/>ëV7¯èS*ŒŒÇ¤Åw�–&lt;<text:tab/>¢œ�í¥šê`ï�#à¢åK]ë#cá·#Ww¾ùV<text:line-break/>UËAu##&lt;³_0åöK#Xux=#oIDEöäSµ<text:line-break/>Ô‰Æ_§~–r#•##e##;GÝ#h,ªÙÆ</text:p>
      <text:p text:style-name="P1">#lšmi-#|ˆÊUUD#&amp;<text:line-break/><text:line-break/>Á²</text:p>
      <text:p text:style-name="P1">c¡½×Â›#Ö#õòüH€{,�##�#ÊçFKâÉ0u€ûFš#'cFQ�Ó¢•oAöD#ò—G:ðääðHz.5ì¹%ºiÈö’#)ùç‡î.~ö�j›×yoYœ®##.—¹!#ä5%JÁ)&lt;¸2äïŠ&gt;²¯M,ÈÓ«W�îçÿK6ÇèÐÀ�#2}ÌN#¶yñhZÒ¾wÄ%u#ËŒ9”#Í5úªŒ]¬:#R]ŒrÊ�<text:tab/></text:p>
      <text:p text:style-name="P1">O£Tr#=<text:line-break/>#‡`&lt;=Z=#õ�##Ô9sS#ÔYÐ#IûœHè­pXäºçôö#·6r¯WÉ#À �#BŠ#~#ò##O‰&amp;##k#ÿ*À˜ši#[O÷d=-�Ê/©še7</text:p>
      <text:p text:style-name="P1">(°#Zù·ú#ø´éÙ«/<text:line-break/>�Éí²,¡_Ý#úÁ~V4†�ËÁ*##/�Vã“%T‚#8»è¸€#…# %ªŸêù¥ô˜åæ“a#%#m�¸kÙ; $a"Ü#ãLu°Øæž¥&gt;#G#:¤#ðE*@Îús·€ƒe#Èõ#E|pbÉà#â@R<text:line-break/>ô³faa‰™#ÊOÞà�Á•~™GYzÜDˆ�œN˜º#i›“¦$ï#±ê#ûü#”\äš…]aZï¦æy#èù/Î###~h£µ�„#ÁCï###&gt;ŽÍ—¬®úbÃ!\nz#~´Š†¿S”Ö%DËäð¯zÐSô¨ã:U#Â#žOùdBm0#@ž#ÌØ„ƒ0#9&gt;A#ë#¡å#pÍ<text:tab/>UãO‚ŒÊúÇ#›#ÂtkâM±ý#³Wµ†£’#wôëYÚ#.|’7aŠš#÷6ÕŒmº#vÊyóD¿áF½Ë‹¾‡õ6Œz#•#·&gt;Ù</text:p>
      <text:p text:style-name="P1">"í%&gt;9åöµv#ä‘RÅ¨Þ#ÔÉÔœ"#ñwmBÉ‰N#l�¾æ¢ðÍ"ÎQ¶ç##'<text:line-break/>ÃÊ÷qP~š#f±mÔ¥M0�cK«jL?ø&amp;yÔ#l|�#ò</text:p>
      <text:p text:style-name="P1">»#áQEñ·ŸCqqÔ™N#Ý#'ÛTPW4#HâúIeÀÊ¨9�#‚3¹ßöÍ² ç#À™:VFWŠâ&amp;äcˆ#à_#5„á##ós#³Z„Ã&amp;#|sô±1µ–b®K=òNµ='¡§&gt;óáHYìÄO#óŒ†Þè##„öŸŽQÉ#�„úŽOÎ…ð#™é†!ö#M&lt;²ð"#²Ä¡</text:p>
      <text:p text:style-name="P1">½##háãÕR'7ó<text:tab/>#ÊÉW{µ#±]†äd�mâ#:ÇúÏoc¢vN¬Vô#!µ-vIhN#òÌ&lt;<text:tab/>èñûÛ×œG¿ë¢Ì&gt;Üñä#iÐóXe#òø:ó§%`Ôýz_î#¯<text:tab/>ü �€Oßý›Æ—_ºnyi©Ùô§#òìÜË¹ÂÈð<text:line-break/>#Dò$Ó’þ7÷üZŸj#<text:tab/>Ÿy#çF~º›ç1<text:line-break/>#©ç\±Ó±‡5*Àž²¸ôUÍ?9º,¦#øÞÐÜ�ï,HÕ•#Î8#.t»#ö‡ÖeS&gt;#¹g&gt;ún‚­­îDL8«ÍÌ/Œ¾Ó¿±óé(¬¸�sÑŽ)xÔ‚</text:p>
      <text:p text:style-name="P1">¦„öŒƒ#¡­¸tkèŠÌ&lt;©ÒY%#ÌÞ#wa¤KEPG½�´ÏC)ú¸�/š}¥wF`MO<text:tab/>a»#ÃghŸuäå#ðÆèYwÁ"¬Íi~7^"u™}o#ª8ë®#ðQa#2L”ÞõSµ¦‡†PG5µ#È[¦öP“M¬f‚#«–ì?Â#–=ú&gt;y£T@#Â~ŒÙ&lt;·R¬qWàö¡8Û±ìÐþÊøO##í#:#Ã&gt;†øûMÿml à2=~#ÎD#ç#ÌƒN«k+ðüÏ'#»•eÉöúƒ¤Æ¥Œ0øC¼×T"Æ"cl+‡¯EO*“#6)µåCÁ~û#Í©q`##SÚ‚<text:tab/>¨�#˜�È#C�ü#´wo/ËjzRï½J8\# gã©½œ5#Š›&gt;I’½Z!\uS—žg7zøs##Ë¼K÷wÀ”³ÛlÉ¡¸ÞÆç£T8Qþê#6ü¨#:”QÂã:=¿æ\###BÙI«Ó\Ó#’ž]#ë¸EØN¤ë]�/°&amp;‡2²8Ì<text:tab/>OÎŽx”¼N#¿Ã¨ÑZ¥1Ona#¹¨Ú(à=gpÑ#f°xfïµ8¸o�'Ôe:#þÉ#ûŒZ¿Ù—¥q:f­è…²##=ÊÀGCž\ùèEdÊ&gt;æ¨™º#&amp;Ã6P¤²0´…_ç€µ###Ërz‚ª#›kÖ#‹#“qÍ°€£W#</text:p>
      <text:p text:style-name="P1">'¨íiO<text:tab/>Û”ƒ�g\1�ßÏ›��Ý¦†Ñ^#ùÍôcV#&amp;–</text:p>
      <text:p text:style-name="P1">Êk·ù#˜FPMb—d�ÝyaÐŸT&lt;4æ'ÜÁgóð&amp;&amp;/u›¯#</text:p>
      <text:p text:style-name="P1">ó­•R#,#&amp;€T2Ç€LDßò^£óâŽÏõµ˜¾—Ã™€Ev#K*\§p#h�¼#ñFÓ)Š#÷"0vïInrPË)œb#XŸ#üaUå‹c#8=ž@\?#kÏË˜µ|c3£'f7ÕàYä“Ž9á;.Ä3x#\«_•#³dì9Û#¯Ë«–=Ð9�’9Cæé•¡#çl©ð6CÁÎ«úÌÍ;0À#óÉ‚LY™•‚·ÝAÛå±T¬B@Ñ*u<text:tab/>#ìÉôŒd�ËÔ^^iGèÐæÅ=ó;€EhìU¹¡ßØ8t##;lÂc@ÍBa#²öª’ÛvåŒž#M#~#l#ö­®C###Jìn#q’þRNÜ¾¯ÓL2ˆN×ëÔ Èc��ç#P#y+µÝ¾ü\L A€#~#^VÒ]sÇµD»/åúÏH`é½˜vÖ¸E6ì×u¡YóÊdú|Ì-Äi¡Ë`#5`?p:#JOp#¯hP¦Ú+#Kþèœ#&gt;›cã7#–†¬#Ð#E7u «GÓ#‘û¤#bæ©÷ö©ô#u^ýT°Ït(÷GË$Ñ�t'³�#F5'ò#-¤Ìú%¡¤vÄ#zÛs{‘Ô¡“‘QQãdã&amp;#¹~õ#úð#c´”ÿZ"¹àöè•Ý,è8xÔ»K‹¡%V#A#eÂÊùP›ÜO#‘«�S&amp;­´£«H#ìV:’€†ý¼Â�Ÿ “c…–</text:p>
      <text:p text:style-name="P1">VW‰ÏC‚Ô?3åYÜX —Õœþ#düï.#–º™3óÊ}ü#RcÍ¯*‚/Û œ+¼}/‰Wª‚¸–š,<text:tab/>n^sek×Ÿ‘M¢®ž¬$IE#}œô{17TW¾uz�]ÍŽ##,ÌsË¬2ót#!xö£õª&lt;oû%ËŽ#ÉôÊ#å#ZŠ#`¾Ff¯Ü7G£·$“Ör²�°rœ4ÃÛ´ÝóX†g‰�#Å�Z##™\Ä~#Öðk�#§¨Ë–�Š×æ#Â#vìf#I-´gdÑÌY85¼6‡Wu¸Ï†¥á—CW.Fê÷ïÉ\k9&amp;póÖð¾6ÎŠKÀRå(ßÔ§Õ#Ö¸"#1}Íâ¬#U=)"õò#%#áj##'#CkãåÓâ˜‡ófö�üH#')å</text:p>
      <text:p text:style-name="P1">«šL±65ä¡(</text:p>
      <text:p text:style-name="P1">ó·#°Œ#øØÀª“ØNókÃqbóœ##™0Öp€#�{ #A¨ò#º#ž¤Ç©Dõú£0ÿ;9ôÔÀõÙ˜<text:line-break/>w‰’#A##Q*v…ÏÉ#�óÆ2ù¸#ÌÉ\¹±¨#Yy# q¹s F#<text:line-break/>þj’ÿÙ&amp;)� <text:line-break/>endstream<text:line-break/>endobj<text:line-break/>316 0 obj<text:line-break/>&lt;&lt;/BitsPerComponent 8/ColorSpace 317 0 R /Filter[/ASCII85Decode/FlateDecode]/Height 28/Length 604/Width 42&gt;&gt;stream<text:line-break/>8;WR00p:9F%+I.[M(8*OY/K`LEb`JYP(+H$+OrWnXGH=UQ]dQ#Gj`Qpc&amp;k\NMoB.n<text:line-break/>q=H(?or6$o*&lt;5HI3=nGEXlWIaKlAfs)-XKq4j:I!0G!p!gPCg9'B#JA!mSSYP@8hF<text:line-break/>@2N'hn%JV&gt;`2c-RIjI]U8L"e!LdM16lpK6i^&amp;UKZ)RTfq3dD"SJ;HFZW5ST66^Feq<text:line-break/>emO&lt;a;^ogBc!W+g9Kt8",I)1&gt;97J=?F;4rA#LeeTd7L.sYA_WNKh1f5gK$pU@]FTc<text:line-break/>a3)JjW3!5SE$h/Ab]d.`iRre&lt;VPZO)19U@X`ZNa=':haNetbg]TD-E4+\-j=VnDQ7<text:line-break/>_nE&lt;scS952.`lZ0Y53kufc,oi.%F3mM8&gt;3l&amp;X/nIop60@gU="@7TihlV3)&amp;6#JJ[`<text:line-break/>T2O=r7^MGcATu[2q29El8%PcH+7P)/0AbI0+4W#[)op&gt;T4Y]n&amp;S_b9baBqQon[`18<text:line-break/>/`+u`0hi'7M'q0AK+q,%K&amp;p0C8mG#I2L1I"Sd"5c&amp;WqVNKmHnEFY?Ik0\JeDVD2XE<text:line-break/>^Stn$@^ti`bJpq@QNIWcnDmH9?D.tTFTplkBpQA@idAY+Cf\dC_nH(3E$/UNr[Z1i<text:line-break/>*WUfg+KG~&gt;<text:line-break/>endstream<text:line-break/>endobj<text:line-break/>318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319 0 obj<text:line-break/>&lt;&lt;/Type/Page/Parent 3 0 R /MediaBox[ 0 0 336 229.44]/Rotate 0/Resources&lt;&lt;/ExtGState&lt;&lt;/GS0 389 0 R &gt;&gt;/Properties&lt;&lt;/MC0 390 0 R &gt;&gt;/XObject&lt;&lt;/Im0 393 0 R &gt;&gt;&gt;&gt;/Contents 320 0 R /ArtBox[ 0 0 336 229.44]/BleedBox[ 0 0 336 229.44]/LastModified(D:20200108144208+09'00')/Thumb 394 0 R /TrimBox[ 0 0 336 229.44]&gt;&gt;<text:line-break/>endobj<text:line-break/>320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393 0 obj<text:line-break/>&lt;&lt;/BitsPerComponent 8/ColorSpace/DeviceRGB/Filter[/FlateDecode/JPXDecode]/Height 956/Intent/Perceptual/Length 160589/Name/X/Subtype/Image/Type/XObject/Width 1400/KSPQ 75&gt;&gt;stream<text:line-break/>xœ#6@É¿ÿOÿQ#/#####x###¼###########x###¼###################ÿR#</text:p>
      <text:p text:style-name="P1">##########ÿ\##@@HHPHHPHHPHHPHHPÿd#%##Created by OpenJPEG version 2.3.0ÿ�#<text:line-break/>####r–##ÿ“ß¤X#†§t~#†is_‡la�tfW•è—«=î¹�¯•ÄK˜ò#Å›Ò#e%Ñ&lt;##pÂ#°9_?Àƒð�©Ò##ài#¦#îŽo0wõsÁúÈú�Úâþ�¶%V#ââ¨¨ïïÖ(D0î¼;#5Efå5#¹ÝÑ¢R©66.Wÿ+Ú91ÿV×Õ‘¾#îj{Ný#…Ì#å‚^#813Mìëo#1^¹R‘á##…´¡#):¸§é§ªHÕîÙ)¨í�×j</text:p>
      <text:p text:style-name="P1">\#</text:p>
      <text:p text:style-name="P1">G_#v#ßðÞ\+Û#µ'ŠÑJÄÞÜ´Œ·Öå‚ÚöÏÿi�4ý]…¹Ö<text:line-break/>ð%k8ˆ#rÇ'Ñ3–•Î†#.Ê¡¤x#(W�–!¶Dt³‘Ìí~¤³.µ–Ç½×\áÛ_?ÝÙÓÇÍÜ ‡Vª###HÕf+#€û#@ß+áÓççA&lt;V!/olU¶C'A�ÌgF#L«”H—hò¥ÑN0êl¾.#Ôï'd=/ªE¨#²H—x½¢­ïànß×&lt;÷ä{Dn[ðÃ'€#n£¦!ï�‰</text:p>
      <text:p text:style-name="P1"> d3òÅ#½nNívÚ#VKÄŠ#Òc•l#b”Ùv­Ìk<text:tab/>#@##æé‹Ž®ª‹ú^MÃa¨ºL¸n##%#*‚¥[–Ù=7eñ#«âåò7?‡#MÕc2c#J&gt;##ÂÄ�</text:p>
      <text:p text:style-name="P1">%²Ú8'êÔhi#Ü&gt;</text:p>
      <text:p text:style-name="P1">¨^RcJ`:#####ÉG¶c¢„xÇ</text:p>
      <text:p text:style-name="P1">Nss9Zp#ŒÞƒñ¸�ïÆ¨#Ò?½Ò:½™‹dN�#��0±È€d?D|h#ß2y2&lt;±·nIW'úJ#û#'#ßØ�ŠÉ­,Q×ø]ÞíùšÊž’óÃ‘,)Qú#Þ#ÇY¢#{KlY‡›®oÆÑƒ’2#Ù#“Ž©[6#UšWÏö…EÎÂM</text:p>
      <text:p text:style-name="P1">i0#àt</text:p>
      <text:p text:style-name="P1">Ç¢ªz#¦&gt;0b¶ñÊ±dC±<text:line-break/>Á¡~|×†¦ø³�nï²#‹¹ëÌwÒ‡çËJ‰R¨y®</text:p>
      <text:p text:style-name="P1">#ff4À)#9æµâ$ÇÃ#øBÉ;�k<text:tab/>ƒÎ_,ÿi#€-#ž¾.p6¡7î¨ùõ¦ì°•ô³oë@#nã�#AÀ'¤ÿ}i�"\xØýW<text:tab/>#�ÃJX*èe&amp;ä‚$«ä#&lt;*Ãòòà¤Å®_»3ÊZŽ#ù95ºIÆâub~#Rp¸#nH(z#SrÔ<text:line-break/>#¿ÓÐ#{#¾–Ð«<text:tab/>6#,K¢#XçÏÜéÆ»´úàÕ#¦Æ�ùIú#¯#¢½Ñ(;¾?ï«”Qn�” ©—#Ö#´‚ö~½ù¹¡ÂfšC)##9#Þ#¥ #¶”#@6‹#u¼Ýx#MÝÂ(#"[ÑÊ6#–¤ôä&amp;¥_»žÙÕ—#sõ•#\!ã{â}@6h´ü]í~Ç—6�#ïÜ!¬xI2•ñ�ùÝn¯.v¦óž¹#óÀvm_KÛI#…#z+‚#Å¶;…ª’+­åª#‚þhäl#�;:#_Ho°n³'###D`­&lt;?sJO[�#e.»FKQ«Ý�%ˆßÍ`,#âò×d\&amp;#&lt;w/#À#Ô¡è±gÄÜÓ„Dë¥ù_�rû#é#FEòÑÔ0j#ìšn2Í"Ÿ_uR#yµýÓs¡#¥a#a�®ÙOó¹˜ð—BCœ³#À</text:p>
      <text:p text:style-name="P1">ZgÜ¸™#·Ó‘™à`°¬Ç$H$ôéòk±\42ˆ«€qÉ�«<text:line-break/>WSd#·ö™#Ã#§&amp;Ìz#nû´jiÞ#@.#</text:p>
      <text:p text:style-name="P1">}Ô<text:line-break/>ƒ—‹¡›¥Eý#ÑÄ2 'Ðóì</text:p>
      <text:p text:style-name="P1">ëQðž#²Áíš##›�Ë@�FnÀ¹#coå‚L@</text:p>
      <text:p text:style-name="P1">####˜<text:tab/>6©Ý=Máé</text:p>
      <text:p text:style-name="P1">X#]w'„´³ÏµL^êèÔ´ò#†#Q²u8Ú¸dU»#x@øþ¨:!#fh$Z0èÇcÂTUñÐá©Ž#´8#Äúþo#CÁÞè#»­ïFøL#W§“õ&gt;$h$T#&gt;sª²å2`Ò]Âê;@¨##ìÐJzŸ=[wZ›^¸œÇh</text:p>
      <text:p text:style-name="P1">óO##Ä#¦=vtè/2•?Ø#�rÅ#‘ªMÈ"f##MIîóÎ…X×� ¯V^ÿS¥ÀBŒ7;û‹ú�¥–6­</text:p>
      <text:p text:style-name="P1">�j=+ëÇñaŸ&gt;“tÞaÜûß0€U«##a(‚n�eD¢)�»¿£Y#××bé¯­—i2##©ìã#âÕçéú¨þ�ïŸ§ì=úwŽ??Ðbøí âÒ<text:tab/>[,û1�Ëå#¸œâª2#sxƒSkGä#Üee*#p0Ù!k£Süs®…|•GÐ#k#†]Åp½©#ƒõ#¶</text:p>
      <text:p text:style-name="P1">#=##Vwj#â•#�cNñÏ##¼ÄtÂ###µTâK—:©H!ÿ#‘¡DTÏÄžÂäóÒÝàñì$&amp;#¥b¨„t#ioÎ“#÷s#”#Ö´'j×é#;»™-~Åj…b�nÌ5#§¡ÿ#Ù#wÆ_(Ð#äz'W@t ÎJ‰Èh‰#,#Æ,Ô!ç3VòÀñDßm€á»–QF(\ZÌ¥�¤3@¶ê£s¬C#nËœô#±vÂZ)èÒñúíò¹#TZ»#™¦Ü`#Ä#u*</text:p>
      <text:p text:style-name="P1">#ì¾ŸüàÀ##ŸEÈ} -‘[?ø�#¹#<text:tab/>¿”Ñ<text:line-break/>+Ý¢­”j}YÏ»@#o/Cµ[{)çæþ</text:p>
      <text:p text:style-name="P1">®##ÚÛ$§`%ší]¶;ƒ¾ H/Ã�Gˆ#ƒ#Q˜µ³¿SE×e¦ÅÜB&gt;¦ß#<text:tab/>ÈÁ5ãc•›=j#è›öÏ¿Î•ì\kÓv¼Ç)K°X’»ôl#SmèÝœ7/##í\uBn,#¿p#H0=á—ÉÖÜC&lt;¾»ÚLóÁßÝP0</text:p>
      <text:p text:style-name="P1">Ü„<text:tab/>2½9òRO</text:p>
      <text:p text:style-name="P1">¶fµF¦AìÞ<text:tab/>’o#Y¯jøÜ|I™)ã9òãZ’9Wk‡Ù¤´JlÍ+‘®CtÚ?�íÕe#ód7åTÅ¤#¦EN6ï={&amp;nâ<text:line-break/>¸8_#H#öÒ-…ç¶Lk…›­</text:p>
      <text:p text:style-name="P1">ä^T@¸#ñ×iý5«Þp�ÃKæ†â÷#íGnùáÂ#¬x99#æë0³·è°;ˆ#¤‹·îÙÌ#Á¥#&lt;œÇX#AŒIì‘zù+öÞ­n[vî#Žx¢</text:p>
      <text:p text:style-name="P1">v#Qª{Æ ËÿNÈz#æô–žé/h'ßŽ#Jò1,c‰êHªK_™·#½Ì“<text:line-break/>Ç.Å«×=–'$„u#ví#¶àÖVï#ïlñ˜®°c ²‘ïZ­&lt;C6}ÁS�Á`Sà##v¤ýæ¤j</text:p>
      <text:p text:style-name="P1">ŸÓý#¬©”—ï´ÓšwZ#áo#<text:tab/>2##¿½1Ä±½Ãí’˜~?ú<text:tab/>Í£‚©</text:p>
      <text:p text:style-name="P1">6ySÃº#s‹Àø¹fæ¼‘A#&lt;#ûc#$üs�lˆ#</text:p>
      <text:p text:style-name="P1">&gt;äHæ#–ª¸’Ž#¼€¿HY´�##Ý»&amp;–;œÉ<text:tab/>á?éàdn,#Þbž=Š$Ô÷#eb#î#vw€‚@X�6aŽþÑƒhxgDÑ—jù²‚ÄR#˜#4*÷‚l#ˆÔ·ˆ`(YÑe.I@#â=t¤  #œÿ&lt;#N]°13ú¡oˆÍ:{#W°|6&gt;n�×ÇûEšáÞ ‚8ñ»@/è·õ�Dþ}©#“¦”FÆ³jâþÒ#çZŠÄpTÌþaªÄ2ê|lŸs®µ"êÐ¥Ú0à¹²©{FÖ#_›Â uÑds^ }ý:$ë</text:p>
      <text:p text:style-name="P1">¯¯I_×/½÷Z[C§Â#”dÞÂîÇ‘±ÍÔ¸#å#¹²7�mÐ#è#¬#zï/¶Î/–Îr&lt;u“³êâîÑ„ÔvA<text:line-break/>{,µhV\@e#B8l2þ´<text:tab/>#1š</text:p>
      <text:p text:style-name="P1">o#”î&lt;RÃQ#¨{Vmí#èî###o{˜#ø&gt;òïl#øÿ#8#Ú*#øeö`¬OŒ¯àt¯AZðÒ</text:p>
      <text:p text:style-name="P1">Ë|Á%rGÞÅøÓb±év1Â»yŠ=ính#Š;#¤gNiê”"‡FÄƒ»#¼+‘‚éï</text:p>
      <text:p text:style-name="P1">"Œ#ðZQz+ï$¤º��ÉÂ†ï‡ÜÕ™Ccaª~ÜÏ•B£#NhmŸâ|•é"fŽÓ¸#^GÅ=¶7šM”¨iº#š:Ù<text:line-break/>Ð:t.TpRv™¸‹*ÃÓ#ÏvºÖKÆbûQ)488Ë</text:p>
      <text:p text:style-name="P1">èµð<text:line-break/>)##+ÃwâÐ}ýÐ#[Ô…Nš6ÝšÌ°‹ß‰#y`—´†~2P#ú#ñ#m;#ò#RqV#ž·¾ÚK#¥‡##‚Ó#K‡�_”ó?E#m„³³Ï4Íÿ+#€�ÝÉÒs;¸Õ#2/äâd¶ÆYŸPTHÃ7kíK§¾¡Õ¼#[KrTÌ</text:p>
      <text:p text:style-name="P1">ñ#òž#/¬Â ##·…Ä]v¶�ðÐF#ú<text:tab/>9¯ŽîS;eƒM„##v¶bï�"Œ#pWÓô„yse´E;”ÿ#”Æéð?ö÷Œ^ÐVrÊ²#„.Y¬¹A§#ÄþÊ×#Šv</text:p>
      <text:p text:style-name="P1">æÒ¢†ç§\Kâ#îþ£pIúkæ”NÈ#Ër+ÃÕ¦%bé‚¿ðP¥¥Î#Uv�ø¨‹€MA?O€Œ¶à-ÿN|“‘ 8#³^zé9"ß##ì š#‰µ”¸#¢Ê##êªþº5ò{¯ŠX¿vT§ÙmkùoÆ3ã=¦#ÌÇì…pØ•}l£âß�£5mÈ}µé?"Âæ:Ò€÷=¿~¯ã}$A0=3±ð±##å×ª¦Ô#|B2‡</text:p>
      <text:p text:style-name="P1">7A°­?#Þe×ªè�Ï—\3¤ö‘#›ÃŠi# C{#£‚ùÿ5£|m*…™¡6Î—ºÍ8#%ñ#63ÛŽH“ò#“aÀÔuÙCA&gt;Öb#Äw‡�•+�ÁR�###:eJ#|Ùñœrå#uÛ£L«/&gt;B­_y##ãw˜ßúô,€Ó&lt;#þ½ª$xõD&amp;K#Ÿ¨##FÌ›ë¸³ab—Åº#©†@å#7˜#Sx^§åP@@Ò/nn^ýÐÌEÅ#wd#î1</text:p>
      <text:p text:style-name="P1">™%¢o3CÈ˜ª¡ÊêH9eh*²Ø!„s˜##{Fu_U×&lt;%#a'ëNô’#íRÀ¬!þL¯Ë#H„üÂí-^«†#¢Ù¶eÙ+&amp;“]É#´Oò</text:p>
      <text:p text:style-name="P1">ýø#?ï0ám%#‹hü#<text:tab/>�|Dr—`L’mß#ÉÐÇ×ÁëÐ}Æ</text:p>
      <text:p text:style-name="P1">dwÇá#�‘õò#ˆê¿Ý##ÂË#à#Ó†##ä�-Ä�#µÿ_ú&lt;]aX)=…6ÅÀsf%]³°#4#×’[ÐíÖ�›f."ÁÑö¨ûå#û</text:p>
      <text:p text:style-name="P1">˜McÒl�6 ß·=”R'»7Cæ™û0ñ#V³ «ê[±â¯#¼ÇmûÆF˜Ì«O¼ñu?Ie¬aú2µ_&amp;#o#«.¡#éØ5ÌÓš´­O±E™º#`(eª#“Ç##ïóïÄ^Sî#­¨Üs‹#{‰$“f�Õ£ã$¹‰rz7T#l³àg·<text:line-break/>¯sæ##òÕë(@ÁS#÷øÝp<text:tab/>Âÿ##Á Õ)Øº</text:p>
      <text:p text:style-name="P1">Ð#8c#ï¸íèµ#c•K•Æpo##ÄqÆˆô»ƒl¦Á=&lt;#åö†<text:tab/>è#PFÑ47ž‹§ÕË4Þ—Ô`#ø@¥õ².C#�æû&gt;Ñ»…@ÖZøŠ1#5µN˜#(#“û•^Šÿ=ú</text:p>
      <text:p text:style-name="P1">ÚÆýóŽ‚[ªóÏ¼û Ê¸Ráñ­œ�ôœqÄA�×Z¢pä##!Þ:CÖ™"ò#¯ë\‡12¥#”#�r“#$ƒ®Î»%É5#ßx´«ÃÜBÁüçt‡tË#|D#�ð#)^n"�Ä#�êK„ŠÆ~náö�si‡Ý#õÆ#(øpâ¾j–âÔ"-â48ôf#EïC#Èœ`ç#àÿ#¯ö½2š¢#Ä•@²#²bßR�/&lt;£ÈL###?zë#¿šAd=‰S/ÁÒV#Ö=9Dsª'¹d„túp,¼Ü#ãa«#mIj­q@Á}#½Š#N¿0§~n9âab½¹¨iŽJ#ã("íß#^Ôã#áÊ-E!ÄÉ½™ ¼Ä"/GÔ#p_Ð##,#B¤wVï”Ü&gt;…0ÇÛ¡½L#•ñ¤sÏÇŸR{#<text:line-break/>wc #cTË<text:line-break/>Ï“ä~gHl#&lt;BÒÇ97ë&lt;LÛÊ0¥›¿ÕKÂW-X#DTK£ð¬<text:tab/>N!Ë5¼|ÍÂ-q°$NLv:6H…ý³'ÀÈ#}€ŸÌT:¼UÐÿyP 5É§©Úé2*7'�¯.#š��ô#¶‡ô„c™#\ñ†<text:line-break/>š´##¬øW#7#˜–QœœCÅ“}ã&gt;•#Á)ãÑ#õ<text:line-break/>¦Ÿ¨þ®á9<text:tab/>2ˆþ####ã8¶#î(F?@#HH0ÚS¸�|y§#'&lt;S†v°##wm\e¹¢n¼9èJ#¿=6¡AJA#3fÛ#÷þQæ4ÇÒqD‰'g©.ÕÔ›W#Á°J‚#Yõg¢Š&amp;D5½©ƒÚæ#¯jù¬hÕ4£Â•è¤`€ŒýäZ"Ã`ºss¨g###E.%2à—ŠKe›<text:tab/>N9¬êõ§öùýw_7­Íùº—&gt;O —êìsóVyüßC?ÍìËüÝ&lt;üÿ$ççö]ùh|ß#po�¶½ñÛo“Þ#çõ7ù¨#áÍ|_þ?S·Í+j</text:p>
      <text:p text:style-name="P1">ôxÂ¿A##x#±#sõX‹Ëi‡Œ‰@PÏ®à?(ó¡ÿ#"%Œc®Î…ã&gt;fÑ»³©Ê#hè¯azX</text:p>
      <text:p text:style-name="P1">o#X</text:p>
      <text:p text:style-name="P1">.#Ô¾Ì#E#¾Ó</text:p>
      <text:p text:style-name="P1">ü„ ”r"…˜íû[„J“y’ž7w#ÃŽºîœh%U˜"å¶ùZ‹#E)l^ŒÅ½Ù²JÝ#·@®à"x ##ÊQt¶</text:p>
      <text:p text:style-name="P1">�"ó#¡"€Ë#Ðû#WMõèÈ;Gqû®¼é#î–Pï;lœÅ:Y#¸&gt;[#’#Î ÍÔw21ÙM«Ujê™Ã�ÆéôS±ŠV™÷kÍXüJY»Ý?9´#=ˆ#¶4#r„p¸´ö(Þ&lt;‡…ITökçú#UfÒ^‰#ž0§õõT’8¹7,@#m…Ÿ‚d‘Ä¨¶ìCËÒv1º G|N¸Q</text:p>
      <text:p text:style-name="P1"><text:tab/>êû¡=º.É˜6#Ï#}«õ&lt;�Úá(#É³›`äu#l#C$2—#Î@ã«#ù}º MÉs‘×PI€7¬&lt;¾çó±uˆT8³=I£”tH¶2^à#¸¿iÔÁ$×#cA×d­¿½I#Ù###TNËG�ÏJ&amp;Kïw GÖ#ûk™eKË#þqyÕ#¯6KCÂ}#</text:p>
      <text:p text:style-name="P1">œ]P¿–Ûè#·²ˆFì¡Õ</text:p>
      <text:p text:style-name="P1">H°’®3„jc,gè@³Å&amp;/ã¹#Ò�’ÿg¶ a­�“#j#ƒ$µ¯jA#6¿áElÒ#æ#”cu#­§i #4.#(^ÄËd#q&gt;°á¡vö#U&amp;ÃDÑ)�#rÄ“<text:tab/>®ÃšáïO[0¾ä#vK]„ç%l.qíßKƒX##íä#äXŠX¹#Àâ(#ã¿$µR##!ÿ\”²0SÞîÏ‚S#Ôs#¿µŽç¦ä+7ß°#•ü›£-#+‡´û#$[´�¯)™¾ç4îÐ¹' ‘ú»§‹ú®¥Ø”Y#a:­hÛ&lt;ï#óýÓË”·ÚAPaàPap”.«µ‚´™ªÓËðÕ‹°£çƒí]¯|–}8þjj<text:line-break/>§##)¨²kéÕ¢2³å‹ë³F.N)Ù‰î �ÐÇ‚°°ý¹�°{²1®ˆ&amp;H I¸˜'##¦x’IfuÐ#žf£9™'ë‹=¾#÷Ã#±L&amp;ÀD…Hô#]ã#¤ƒBd‚ áz?�d#µÜÓ3ä&gt;í*K#éK&lt;28¬o—eéÇR¹ƒ'ºñ#qÒ,ô@+žŸtØŸÃb#À#ëˆ¹6õç&lt;\-aßd¼¢#Á£ÀmC#jx0m‹åevÙ?»©KË¼Yöö³öÓëT#¯“-è�°###x·ÿ#É©###ñœ#¯•�Uø—¬¦Sc##Ðœ#·!ìY‡ãVe#ôJóPƒ#àåèqQt½-ÎÄ¬cë–#Ý™ù“˜jÿa71†Å¿&gt;ÎÒ#Ö¢id#6Ž&lt;#;^÷B–ÉèÌÞ?%#Í#þ¢#wÒ›#~Z²‚Y¸ü®‚;ìÅ\¸#Öu“#xðc+F#­€,ânAL¨v•#èìÄ®§æù#L”5!ç!žÈÁúa&gt;T#ÈÜRWñžcÞâži ý#a±2ÂÝ5)”ïÐf¤a~€vÓ}¸¢#º‘�E‘—Ô#L‚?äc�Âø/##Ò##žÈbœ•‘}kG £"«¦3v#¶�„æò%ž`YCrBuÌ#�%‰Óo«$T¹#†(;'8íê‹#³o#(##’pì"?#ø“'#�eÉ ŒØ`#yø�0FóÝt#Ó/ð±¶ø#Ã§-ö#TˆTÑ#íÄ”þLôM~†# À¼¦Îþ5#&lt;"éù<text:line-break/>&gt;º‚}oûîìÏû_¢.gUM,i #%+I…#µMãð*VžˆhÃ¤ö/#ø#WÕ#§à¯•„ÔW"æ D¼{áÈy#�pB‘</text:p>
      <text:p text:style-name="P1">Ú?a+Þü#Ì©ä£âÖ?`NÂ²Õ¡ÑG,Ÿ#Ñ'#¸÷Nl(AR;âˆ'&lt;Qd*\¶:·�¼#@{ƒÉ©ˆZg›Âœ<text:line-break/>ÑÒjWK¢7Ä{šÇ±Ÿ¼¤b8&amp;ƒo“ª¡&lt;@#@"ƒžåŸ0q]#-K`ø#$#¶ô`.”âÀl#Tç‡ û#ªÌÓDýì#“t3d‰P"�#×#E#Ìùàð~eÿƒó°–�‰1&amp;ÊÇü0½§íB«#ó?²<text:line-break/>%¥�ô}ú’Ú#¶”#ÿNµA#2(ñšš¤eWV¥…°9²â½Ù+MÛÜ’#µ¥8GPø �­#6Z0J#hèRyw g8</text:p>
      <text:p text:style-name="P1">¸„PÙw‚Fð4³ÏýÎ_ „±IQ‹5Ú¢]y†&lt;}^#‘²(ˆMWödiYó^%íg*ž»w®K‘V#he###¬’Ú¸¶Fº¶#CW$G0#³p—Æ#¥¸a»Š‡³•õ#q�´ßkÙR­RÀ×É³#-Ç #ò«Ñ³h×B#°#‚(û€ö•¤¡ZM„L#Î)#N:Tô/ h ›ƒô)ƒÑÄ}¤!KGü#¯&gt;ð7Eæ#ç'êó“÷t†ˆ²Ô#&amp;Á"³#ý##×ð}â#”É#ç(Ù™9µ#œ�¬=)Þ("‡‚Ck…ŽH‡:Ùè#ßºì›&amp;Åk±´AÎ#¸ ë0#P#OÍ[#f\’Z°#ú�É`‚ÌyN¨ÎLm#Ò##A&amp;âmêÀÆ�‚[Z9ï�rc4RØ#-V<text:line-break/>É¦ê)`ôó±Æß˜™[4¬Æ�&amp;$Q7/ËMÚªrÞb6ðÊöÂ©Lj”?™³G:#¡ÓÅ#Ä°‚4#æ?u°?qg#žÔV%#�yþÕì#x£vƒèÜ.jŠqaŸ|;w#£#�,Zq°Ô«m-ñ„]##¶Ë#ý´SþnÞ›y#XPºz�.r@ÈfÁ•®�n@p¡fË¬rK?$j“èŒ!lo#’g</text:p>
      <text:p text:style-name="P1">ø¾ÿi#ê(h¹ÐÇ‡œøÁp#)õå^x_#[r)ª#Øh</text:p>
      <text:p text:style-name="P1">X˜2âòFcëE#Ã"K�Î#ß$ðuT##¬‰lçç2¯¦#Öú###áŽªÅäê‡#�£#ä]3ÚµÅ±ç—`Õ#hò¼¬Û³Á|¡&lt;9hÓiª&gt;¥¤*%ÜÿB<text:line-break/>#¢Ji;;8#xè¹½¥#:À#["$iÈOô_#4™=2ÉWï.Œ·#LÒ&gt;$¿`-#ó¬ˆ#÷TßCÖÉ)i#d#-L®ìÌ¢&amp;#*#`<text:tab/>‘ñÌ:Žü+Ñ^�ŽXb#Šylû €#.¶›AÞ�û#5µ¹[ÐÈNÅ—‡uâiÐD0¾ôúÎ;à##DŒ[`h­1[n#@‚‰#–Îóþ####‡ÂÃ†�&gt;Œ}ñxšõü0kwYŒÇªíâ`YÚ## ™×Ð±Cµ‹: «{sÌut‡\$Í#!#:Nà‡exXMoy#…g0UªÿLÉÑ”Îp¢P#›#­V¬ô0#{##zœ¼‰­y1#š‰îcþ9�øûû4G#„œhÔ?N'‚</text:p>
      <text:p text:style-name="P1">ýWÂ�#OZè �£#MÈõÁ$Òß„=\ª#Ä#í,}s*×ƒ#<text:line-break/>A#xœ"¾2&lt;#Ã#e¾¬õ™*­UóJùA#æ#¶eZt6ýÚZ]¥¢ºF­'<text:line-break/>1˜Ri©ÃÇV#@ï#ß#|D�*»Æ##Ð?«LÔdí##eÍù›RÌ‡#Ì’Í‚ý#“¹�—²âÃçi#.6ÏqíO„oÊ '<text:tab/>H4fÊ4#ŸB°F¥<text:tab/>l±ÔŽ¶ÀRÅ"#—;eÀ[R�âWÎÄ±2R�-ÍÛ#›#mÏÕ#èÊu1XŠãÿ#*þ-#ß“Y4ä×­ðv.`ìåI:ªe÷sƒ¾•ßï#!#’Þ »áS#O‰Òç-@cHzþéÏæ¬‡iA/#“Â<text:line-break/>kätJ[_w¨/ÆI&amp;�¿·í€Kì´‹ƒ§§CL#<text:tab/>R�ì«È)òVv#ŒtqÙl×#«ÿ#Ÿããk_Ä|('ð&amp;öÃ_#—Ö#Ö9õ#`”�\I#¬èÁ†}#0ùsâ#Äntm†¤#Tê0¥A«ž]ÎJV†ÑŸ¨›?ˆvRÄvYž#¬€ò6ÜÙo#!îJŽ~¿±9[mö9ˆçð$<text:line-break/>#ímÂ‘ÏŸ.‘,#†#Ü0Z W#ý…÷"z#"’&amp;ÎÜy–ç•ŽË¸Æª9ò÷#°˜½y=àm#Ž.ç3#</text:p>
      <text:p text:style-name="P1">óK†1èU0ÝsvP#‹Ò«Dfñ#â¸F(vÏ2æ•#m8 ¶k]¸û´ö#i#îßD##?SQrx‹ˆºÞ1òóp‘»FYÐK�jQ#Æùj_d%m†�T(p</text:p>
      <text:p text:style-name="P1">�G&amp;SC%Ë˜›s*###÷Ùlì##@‹9÷#²—�v×øgªÛ4#e6r¬/ÚzãÉk'r ý.¾)�ß#¦ü#¹#S²^Ý#Ý"ÚÙô‚­ËúŠÜÀ£gƒñêB¶—~ª§<text:line-break/>‚y³A~#ñ÷X¤ÑƒãD^£*{èDHm“zƒ</text:p>
      <text:p text:style-name="P1">(Lg#§ï2Èúxœ¨ãÝ#‚™‹VHýº:±##�¬nLÉÔ‰N#@!¸x«#Õ'¼ý#iá¤i=&lt;#49@„#Š„^±½</text:p>
      <text:p text:style-name="P1">ž@r#2fœ#7Óu\�ùK…Ô«‰œË##ðP)4#)Ûn\Hš…a¹'’£[-A!”=2¹GË¼[<text:tab/>#Ká#*4¾RÌê2#ôæF¨m<text:tab/>ØIØ1#ù#’ó3zz¬7Xòmþq+ÏÚ™£ðjûØ‰7Ó2ÕŒk½‰@±ÚlõÞ¬±þÍ5#†mËº#d Ìq¿fÎn#†</text:p>
      <text:p text:style-name="P1">_ÕÏêE#Q�ö·íF‘A»¾‚þN.’†#}£¡cy6 É„·ª‚•6�×n#× Ÿ—\¨q¡&gt;K%t'&lt;„¹óë`o]#ùÃô)å;`D]Â9™RÎ¦#“#G.i P_##‡°C0¥ú#öWÚ2MÛ#ö&amp;õ##Œˆ”#5ÙxÐÐaáì)„Gh^ìû¶ÈnÑâÞi<text:tab/>Ë÷q¶©X\[tq˜�•$â##:Á“�+q[æÐ#Îš\QÆmñ0Š–#Ì½/‰Ý¥†ºÉù¿#h‡Ý«$ÐšLà”Ç#ýnÆæ�4 {#|3÷ YòQ2%òcÄ±Z£2Ë)0¼¯2##‚­½*#4î(</text:p>
      <text:p text:style-name="P1">\›ÊÓëF#P3½(¿÷äŠOŒ8“+“‘ßÀ±¥###D¶Kb�Ï:V‘N|#Â5ÈìÞtÆ&amp;lîdC©#ÒÞs#`[«#ÀoH¤9#\®³ðÍÙè;µ(Ð-ÆýGÔÍ.3Ä€�mÈ¤+¦á##‹&gt;#óG±'ž‹eˆq#È¨#ÎÌ�Ù</text:p>
      <text:p text:style-name="P1">FœO#K#6æO #«V5�åè%t=�¸_U\(‡FCÛ{€ý�òúWZ#+W#ðp:¤è¤Ì¾XsŸÙ�Œ-ÜÀ°îQfN</text:p>
      <text:p text:style-name="P1">ë2Ì¶¾#[�‡ÌC«þ¯¬Íã#&gt;#.¶%zÐÉyù0%#ªÎÂø(ïø®˜*äkóž#B/¼†p×Çß¸�</text:p>
      <text:p text:style-name="P1">³‰ãjæÇ#;Ó¢¶™U=qè#&amp;zÞ9ÑcpC›¥ý`Ç###È‘¸=)_·�Ã›r"?@#¢ùw…HÈ›dò#š¨pW,HýÁÁb€�Bñ¹QžiàÀšòÆ9É›s–/®8Õ.Öµ–´#½#èíå¢ãm¦Ù±I#6É†N×ìv‰SÚRÉáŠ;vb–[—üéµó‚$.˜„¦ D¸+yG4y#Ã�íõ#JÞ›fNf/“æB]¨Æ#Q#³##”#Á'ŸÏ�u½#=#ˆŒ]<text:line-break/>A#¢8©ùœýÀÚðÒ#wÿ2I0#då—ÄuëD@=#…‚#%Û4Šgà#àjÑ##³ÅH¼9™ƒ#&amp;*#ÏEŠ^©K$'Ÿnà�F²¯Ê#KFx¡X#¯Í#dB#ù#)#$#Ç# ü(#(Î#.#�sÝÔƒŽªE²ˆèŠCŒ+óyÔ•5###a+Rþ##û&gt;‘#Q±Ü#:^s5MÑ#ÿw±³ärèÿ³Aº¹÷ Úc�;ÑZÇGª·dQ##˜S�žÉTÀ­N¢0€+$Ú°Áhò×ã¬^TcøôãÁ#/YöÆÉ³:ï°WetRÐ^ðÈ†åá#ƒÁ#&gt;P¬ Ø&lt;¢g#ÊE¶{�N45û.arñã—&amp;w(Qõ<text:line-break/>#¶\í#ûn³†çvk&lt;{#"rØ#g‹¹¦¹ú³Þ"‡</text:p>
      <text:p text:style-name="Preformatted_20_Text">|´�®&lt;åa¥tÖ{-Ÿ</text:p>
      <text:p text:style-name="P1">¥î#`–uk�¨[D#¦e¹Æ#ˆî×´#Ë¡Í#�|q#7ô˜Ì;ã_íÒÌ÷?�L#!œ3</text:p>
      <text:p text:style-name="P1">Ô<text:line-break/>¶ƒ ¤jºªuï~µU}=#X±â#M£�3züHv½ÎàäÄ#,Ð‹·FQ[½oøÐ##@ù¿ÅÍ&amp;ÖY#n¨8~BïNyc�Õ-†D7µ¯�®÷Ô‚º‡#´#ðlBƒªßW#</text:p>
      <text:p text:style-name="P1">#</text:p>
      <text:p text:style-name="P1">#Å#w…�(ø¦ºç"Ý{¥®ÆéØ</text:p>
      <text:p text:style-name="P1">4:çÅî</text:p>
      <text:p text:style-name="P1">w#G37©f»¢Ó‚#½v²q©³h×Þà##é™æÖ’wt#x-P¯v¤r}¶MvÅç˜Ò<text:tab/>­çR:ªÜ©K#¼‘Àf¥¼P;èI#ˆœÁ€t§Õ~Z�½#QŒðy#Øjv»;�#y#6¸c¦#¤Xh#’!ÔÁ#:„‚é"##D|È‘„ r-˜·#°q»Ò�ÕÓx[ùáSƒ³©¬Ëày?ÁÖ#˜#~¦Mþ¶ ##çž•¢ì}›—h#À</text:p>
      <text:p text:style-name="P1">� ¹î¸Á�#j¸¨v®¹ZZ±–ð�ääB«�NŽþžz×ƒ#w^#l�î!r¶~LTC#¬##B#ÍÊ”;Nçó÷#™s&amp;E�##<text:tab/>�3E±þb_—÷uP¦V�ÎûÁåGMì#Õ~ÆÁr##¡§óQð-#ÑÅ#‡`‹ºõ#vœ�&amp;¶Œ-fn\œ<text:line-break/>+¤#›a\Ã‘ïøQüUfÊ˜\ôQ³©)"Ð$(#Õø‰D(r#@›½˜~JtNI7¦#D.h`&amp;PyMeÝÀäüJŽl;ò#)•þZÌ-ŒæÈ¯�ˆ#{d³´##Z1‘*#ÕkúæPV„øÀ†i’#2ÀmŠNÒ•1##mu„#è4jva›9-¦³ðÇ&amp;ŒÑ÷-#V¯²e#M#¹_&lt;g-÷zàÜÞË#³þ~t</text:p>
      <text:p text:style-name="P1">¤Mæ#Ø"</text:p>
      <text:p text:style-name="P1">aÌ<text:line-break/>kr#,û­m[d¹þ##„æ×%ž„#Ä#a�.G6ÐiÌ#¬³È?kR²Ã]˜p‰Û…ju#R5ú¾`Ï)#!#CBÀ#</text:p>
      <text:p text:style-name="P1">1R–#ÑÿV+/#îý0Ž¸ÊpL#ú9×–¹¥È[Eoá¾##”áª#öã™#®#ªÝfišÂÇ#…Ï†æ¾4}öDŒÛÍ#c#†«ÄDûÄ«Š€�s²’Wr—r#›–�úmoý/_håãÆ##çX©äTú7#V¶ÿ#˜;�Åºz#¼YÚ0##;­3ë:#°¸‰ËÌƒ¨f£'T0ÁO#ã—#</text:p>
      <text:p text:style-name="P1">¨3ªlxðxšeDÃ^�y#uuÙÐerº#ï##ïpSSôUÛ#CAeÜ¦6#4ŸÕ%¯Ç.všDq}@H#¸X'é#sß##C!‘Âç …P#b_ížºÛ4Þ„ú'9Þ@µK¾##�T˜©Êþ#y:ˆ‘Ä<text:tab/>ïUD#ÖËÈk–##ã+H&lt;Ýž‹džÄÙû4ì##g#ÜÝ&gt;#ãE:Í</text:p>
      <text:p text:style-name="P1">T#ã×v#¹WÔ(ƒ{Q‰{àâu©˜rL³ÍÊ—Õ9</text:p>
      <text:p text:style-name="P1">­BõÝx›ºø.ýŽŸ’=#y6Ö i?fëUx®|ð´#À35/#óÁO(�è/<text:tab/>##È¢WcÎ�ó9yü@{´‚%¶s„«ö#Ï</text:p>
      <text:p text:style-name="P1">Š#×Z#tÂåÏõ�-Ý‘šÃJÎóøJeIÝ*<text:line-break/>#´#.8í×7ÝŸœçÑ¸g×#¡!n9XŠ#µ\F#®ö%#}€Db¸ôÌÎ$!Ô#Ó<text:tab/>½J.4CÀñ#di#L’ýÅ#ÖÃŠY›¡Ž�HÜ¦òèÍ;'˜6Ù+�;c6&gt;Ë:€C€g"�bâ’#÷�Ú#Púï#v4`kaË±ØÒ#Ç@À;šu"#��#/8##Dˆ„"]É#¡î„×áê=ðæº²A,¦å�#ö@û3�¿#p#ç</text:p>
      <text:p text:style-name="P1">6â±#±tyƒ&gt;DÿF³m#j#¾¢<text:tab/>‹¾#&lt;-#´Ø:Ö¥9&gt;s„#j_Vn»¢<text:line-break/>n‰ÚŒ•#é#Ø¿ý+w#UbÆË(©##»™pÌ0/lÕ/ZâAÜ%(Š½m##àŸñ3¡n</text:p>
      <text:p text:style-name="P1">ÀQJq#¾Ü#ãU#io±_X½#}âP%ì±$Dõ«#Q�ŒXå#U|ñJ5&lt;<text:line-break/>‹|`Xœúh#[ð©Ü#v1~Š„´Ä4=ØK#Ê#”û–‘ŠÄÕÀ¼Z¡¹yòŽ|#ìÿ{)4íÈ¦Z$‡‡³ñ¢!#<text:tab/>jÌI¢SÐæ�ÛZR##¥µ#›"4</text:p>
      <text:p text:style-name="P1">�#Ø±PZ†#™÷?1###Ÿé#^Ô.©Ð7xûc›Ü´ì<text:line-break/>Z%d�³Uñ+{Kˆë[e¼c€</text:p>
      <text:p text:style-name="P1">Ë¤##W-ç“©Ýdcš”Ûœ#ž<text:tab/>¡²÷Šµ×G˜#´#[Oò+HÎ##F#­##z#†Š×¨#‡ÒWò#´�^}õ£Sã##Ýo¨Ç#ú¢#zì�#Å/#èL–”xªcdÑNxÐ#LžJ#¶ˆýå}Xb™ƒèk)¤�Ï�—ÒLÂ#´&lt;Ê�ž##†Ÿcü</text:p>
      <text:p text:style-name="P1">ööq_õˆÙ]¿Ëôg¬ým¦ÉNz…s:Â$õ$ãÊ°xçy„#võÿ+F/#0§ŸÝxWä#mü#)‚è&lt;</text:p>
      <text:p text:style-name="P1">å•¼')ÂÐX#?#ÄôÅ[àÁrØµJú¼{<text:tab/>œ`ct˜~2«�cR¶Ÿ "«�7Í #¼&lt;%[T¼Ì-¦h¿#ðºWPÊ Û#@}TÒ®×‰ñ##Êí8feüþñ1»#<text:line-break/>ál—[-2ZP¯"TmP #‘Xê)¶£#k³¦%‡÷ðORþ/ö|#AŒ’n¼ê##™I±“#œV¥V&lt;|.FÇ<text:tab/>]Â6#D²w²!v4ê#qNÝ2òJVÊU‚m1Ï•ñ†5©##ó]ý•QˆWTÝ# šQOs# ô##ŒFh„s4®àÕæ#É&amp;�#3øeì“iO#I<text:tab/>Ö²_bNž,g2é#¨&lt;¯fîñ$ûÈ\¯Åä´#ñ#½#èÉ?Bìn3#Í´ä#B}Ÿ‚óË™\ú¢HFH‚àzL#ŽËoAOéüõG­ç#<text:tab/>ˆ™#ûlÔÇêé##Üq\ƒ/$Eã2ß‘aÈªÛ‹|)¦š'žðËI"©Ô"d–#ƒB¦å£¿¸±#¿Ñ}#ŠS•#þ ß;ÈÙŒ#</text:p>
      <text:p text:style-name="P1">3�éPOh‘#øÖ×gClU´¨%´7#ºG#¬m#-#ÈT®#Ï k�###;úh@ðÖ#BJµ�Ô0¹e·•ßŠ#rQª!@ˆ##´ð##"H+á</text:p>
      <text:p text:style-name="P1">®VRè‡Û##õP#]Â4Ž…ù#ï�#|hl–[ÀQŠƒ5¨ö!Ôjï#áª"#³_ÿ$sö»#ðþ£Âà)ÖÜeÛ=#L=þ¥grá°Æ#1s]#Kut+¬§ˆdô&amp;Ÿ#Ç/W¾mÙ##©Ù#õ (Ë˜[<text:line-break/>iÖž…=?þ±#Ú“é0”#Š§Ô#†#u/ë2í&gt;‰Ò€:€«”éÜ9—#už_û</text:p>
      <text:p text:style-name="P1">LÜ#ÂÑI,*â?¼)œ8¶$×#á#LN™'V#‚~�7Ëp<text:tab/>ã-œM ‡”Q²:#„ËmìÚžÝµïÉšn#Þ35#z3šfÅGÎ<text:tab/>_#ãºHÔ#l:‡ð+ä~#œ3GT#B{&amp;±Ø:ÝØ#2äI¤Ã»</text:p>
      <text:p text:style-name="P1">â0º{©˜<text:line-break/>#NÈ@�É#8ÿ##=##i˜_&gt;ü0¤�r3"3s•O+fCG!¥#Ýäér8î$+–?]œy#¿ã#‘†µ¾íë�_</text:p>
      <text:p text:style-name="P1">|Wƒ|öˆng#ùh0Ë'¹#(·Ž"øˆqÈô35¶VÉ#m#Iic–‰#5f�Àê¥s#?#4_¤C)‚‹RÈ#˜â#íØ#‡ÂÝ{#ú§#z#(öZÿ#Åi+t_}N#</text:p>
      <text:p text:style-name="P1">#.€@™-N®öîÆ/RD½¬Ê±RŠÜK"î8`ØØÜýØÀÖºœ#/#•Œá4ÂC”ÿ8FòÚè�#ï#ÎíSñ2\##Ýc2#</text:p>
      <text:p text:style-name="P1">Å*óË6#‚›##¸â*‘ÅU0�-Uºì\#¦#Æƒýï#}lºO‡~¹ôÏQ�Zëòmò•w‹ ÕÈÁ}°-d^p}„#ø“#DÜ</text:p>
      <text:p text:style-name="P1">ÓŠK±Å~-þÝ#íyVo‘!ÏÄùž´ö%÷#Å¬nž‚Ã#í-Ù�Â�ê #+P´ÝD`<text:tab/>#´˜‹v¤dþ�Ž+uÇ‘#ˆVt4o�-#›Ò<text:tab/>|X##é˜’ÃLp‰#DdR †î‡<text:line-break/>óRÊÂ&gt;í5¶k#/X–5#‡Ñtbœ “—oÖÂ`#~±´#øîw™SÆ</text:p>
      <text:p text:style-name="P1">S$Î##ð¾ÇQÛ•F�sf·ò&gt;Ñj_7ÓlÎ "ëß\~Ì0v(ÌÚÅŸäŸE¡'¸‰~—##dw›Ô<text:tab/>ÉS,Ðb4RD9——ø µ#Jû!</text:p>
      <text:p text:style-name="Preformatted_20_Text">¶N}ÞÛœw#ù­Imš-#³‚#*bSZ&gt;ô#ò¤½wUÑŒ#O­#(¿Æ|]b¦˜bf\s£€ò%#3­T’_ä#ÛýIØ-¢odD­##ÛÆg</text:p>
      <text:p text:style-name="P1">&amp;<text:line-break/>73ˆåŠ#š�³xS<text:line-break/>ob#%û ÙFñðôã‡ŽyQÃÅ#÷‡«&amp;†—3öñ!#iå´÷Œ@Å#\a¶¸Iýû¸'$#…‹èzä³œâø;þ÷�âmÏû~#kà¼×Ág|&gt;¸ûòv2øj?#Xÿ#»¿“©WÃõU|</text:p>
      <text:p text:style-name="P1">±¢`ì_#,%P$fúå¹ŽtVBt^#±‰ô#q*NÃì|†û#É?ä¸vê<text:tab/>#Þj</text:p>
      <text:p text:style-name="P1">VÖÊ5Ãºzçõ.cþÜ�###Ãô Nþm)c0§o)îY#±–©G«#üN?¥ÈÃ&amp;¢<text:tab/>¯ì¶ÓÒzkmÅ{Ííl‘(Ô(K«‹#yº#?¨[‘ã«#®Rkâ1Å°7n0Ç„YÌƒM¿ª„äJO_ë&gt;Ù]#û#—¡ýÕ¾­�ÏÙ?yò]¸Û-†ZMµŒ…ù7R:7Ü©;’#:*¹ÇvñUÃ#`M8{ã›�^¹o##{#«####‡Ü#blj¬;u#%Í®ÐÓ¡A#ÄÆ¼XZ#ÊËi#¬#Ê_c9YÝÂ#®¼âÍ÷»!¡,pÑ#ª~5ä<text:line-break/>#£ìŽÖÉw&amp;+ÅE"#ð‰)Å#ï¼�µY#ý}¡#¤Ÿøp</text:p>
      <text:p text:style-name="P1">S#sî</text:p>
      <text:p text:style-name="P1">Ò çº@®&gt;)ž,¼Ä¾¯ÅmÈ@D½àN×½gÂó&gt;Ëô®‰Œ6lÃé3-é�~#.ÝüŠ<text:line-break/>AGw‚#ÿxª#!d]‰Ý'þÿd(-¿ÑK|Êò¿#B|.h°Ö#kµ&lt;#VRŸ#Æ +¢QÍu\'¬„³-##…×&amp;jåËó"%¢^GBý?ØÛj##æ—*û�`#ø;43…p´#…~ãY#£ˆ}sº™#-‰¥þ¨¨@¦g_fák<text:line-break/>õ¢B]pGÄó»## Vþ%æzJ¸U5Á@PÛüSÀ•Æ5äË~÷"(L#RÐÏŒŠí#¶zª3Ñ.§lìü�WèYæ98#†wC¯x ¾“6Ü�Vçr#ÝÌ5#´øÇÅ{�-MZ…Qàq›#M#úu3´ ¾XU�ŠG‘‘#ÖÞsv#ðÍ#âAº6-3#2˜Øth3#¶ô)ß’ÿ&gt;0­-p#]Ê}#Þë�[a�€'½Ì…}ƒõf##w#p¿RóiÁ#TB[£,ŸššÎ?###Þj*Œó€çåê‡#Ø®/ÌÛ#¦é…pløCGy#kÒ^½9àØ1¿#ø¼ê"2~Ã…Í•„¹ò¨·‡\œ»#üšls</text:p>
      <text:p text:style-name="P1">Èª ;¢þ‚å$]#²Á¹º#æ.ohYÑåhÑšü<text:tab/>=F·¹X×8ªs#‹©ØwÙ#³#Ù÷ÿ#b1¾Çš»8„þ¶¦e¾Že###’M9«##´</text:p>
      <text:p text:style-name="P1">M&gt;›XÎCÙ%¨ô</text:p>
      <text:p text:style-name="P1">v9R#N„#E@#æÜJ#Y†�ìÜæ&gt;<text:tab/>må#º¿:žØ»PŸ¨4h#›<text:line-break/>«óEþ#êG7æv]#�¼ßY# …(MÍ2‚o_½,°ý3éÛèŠÞ›# ?Ž÷<text:tab/>Àx#jÓp¿ä#I#×z#&lt;—-6|áq–Îœ#.ôÏ¬�øÏýÀB´Ý1ÄÁ×##êŠ‹åd#ý|#,~“«þCB}ÒÄ}á)‘#ÃáŠ)Bž#@Ú@D¡�Å#Ö×à#‹pzHµpÃ¤#ó#V®…vùpmpÊ¢#øô¯¦râ³àMÙ#ƒ¾m§W…s#¼�W8#'#ï'}ûpÎY4&amp;ºÇÿxá¶ƒ]¸K»y¢»ìÏˆ####û&gt;æÊ##¢SÝì#þ<text:line-break/>#ê³Ìg)\7‘AõãÀÿ##mZèøfFK¡9d#½#«</text:p>
      <text:p text:style-name="P1">ž�¤1#ïmôöñaäL¬�~#ÃêÑ�›€}rqEýº#Bàc™ÿm½4víã:RàígP±"Õqg##îU§j</text:p>
      <text:p text:style-name="P1">ESX¥ªÔÝò[Ó¨…¸rÐÈ¸ àœ#'f^ÓÞ#£¯säÁ?a</text:p>
      <text:p text:style-name="P1">¯Ž¦9`ôè#2ŠY#;rç#‰‘Ã## èÖíÆg“{ÈNønœðJ™'§áx_ãË…¼k7&gt;Ïy5-…XÜ0Gºv~­&gt;#šœDòŽ#Ùmwý±œ)#L©†û####0]ç7V±ðÑöü&amp;Gšbè#]!Bbÿ8�3Í_§_‚GN­PáÕØ�¬n:�&amp;%×ôÍ\Ð;#,”#äç6/9?�ºª&amp;¯t¤�å#¡MÝKCéDÖøUV#&lt;ž¡ÈThU£åì#qw‹]Ä©›$ù”Ô®##[3#H#¸ÿlà#h][tE¼#ðÝ‰”’#JwóW6</text:p>
      <text:p text:style-name="P1">º†Ì8}¾±Ú^8{‚}.BQ»$4#ï&gt;èE#ið¤~¢$g÷z„U×hÃú.ù¢3u-#loNa«^*I;²¶!#F"‡GB¡ ƒF/úÜ¹Å]dóÓNçD´±n##’m`·ù¹6Ö##t¸m�¯¸##Ø#9rÝg){)P.ãs=GÍâƒ…</text:p>
      <text:p text:style-name="P1">p~ÄÍü—²aâ&gt;‰¤ƒ4cŽB®(.#‘1ÅÛi’ü#\¸&lt;Èkþ©¦fŒ–#!&gt;‡¿#íE�F/{…ûMÅ£Ž##š#r�ÝÐo‘iÆDìðõW.Ø¶#0kôúî#éiÏ×êÁ¬cF$Ï$â_!ò�dÉ›Q”è�.#ë5påDÃ<text:line-break/>Ç#r-Æa‹ Þ#G#]EœšL&lt;žˆªÒ˜ÖHÄB{é'u¢� ™$P`‘$nåŒ‘&amp;8ÔÉK#¼ŠmLq]ÊÃÎ€Æ¶ÑübX³Ÿ96K_�·¯ªý,©Å|#w#ù#‹@#�Yñý¦#×Å##�h*v™T´¤èt 1_7Õw##�##Væ#—:J¥ÕgO=¹5¹6IŒvë{—�²#pï{##È8.±</text:p>
      <text:p text:style-name="P1">6z#ëº¦-w‹?Z4Á)Utêé#›ü|½#mÆ�#I!YeþÛ¸»´Gyý*®&gt;##WXq YÛñ|àJ“ñ˜$eZ˜£^¡#Þ±8v‹#"Ò#âTÌu}¦</text:p>
      <text:p text:style-name="P1">”8ÑÖ—#Ë{Ýñ?BÂ”UY�Ènv##+ö5;y#íœS&gt;Þ#Î?z`Ý<text:line-break/>·:�ŒÖZo€WuòZ'</text:p>
      <text:p text:style-name="P1">#º1œ##<text:line-break/>i˜##×#¾åá]#,ˆ÷¢�øh`²×¨|ƒR· Ä6ˆ</text:p>
      <text:p text:style-name="P1">#¤L Ä¼y,á<text:tab/>Ô&lt;fUÑ^4�+†ó7</text:p>
      <text:p text:style-name="P1">Œ‡x<text:line-break/>q—#nU#˜G#¿Ý##ðmP¸hD#-š†ãe»p#:&gt;u$I�ƒlhöÔR÷#m‘VoËÚè#Ê—Tï‘Æ#´•À„!Øºý5�ëiíšA#?XÁ¤¿<text:tab/>€£Î¨ñ$MzÊ#)kñ[Ò8Úê[Éÿ`CêwÈüTí3�{rZ³m</text:p>
      <text:p text:style-name="P1">¤‹Píi?ìb<text:tab/>\¤!T…|ÆuV�üV_#(g›ã_##îo<text:tab/>”Ò7’O#«š_cŸ6®L¸mXN"#Qé#–šqyò~Í#¯vÎœhéìÝ÷#Õy:&amp;L×ÖH…?G˜;4�#¯{"˜#ˆGQXZÆ'8E”ê´pÇ«˜îê„#&gt;u.b¨§»#góÀ#çõ¬z©%Âœ</text:p>
      <text:p text:style-name="P1">Ø?)@ÄO8Êâ¼{C¬#:‚�c#ûWy¶}###˜#Vì"-,ÕU•#‡V1n�¹A©¬éú©#ßû87üF9#µØ#<text:tab/>V£½à¿;œ#*Š£¢–­…ž30còïhK#«?»]•#;ìù¯ý£XûØ<text:line-break/>QÉ#MC\€</text:p>
      <text:p text:style-name="P1">p#</text:p>
      <text:p text:style-name="P1">rù_E#{|`{§üûì’š�#lk–Š#UÙn¸ {71‹ø•HêÙc’w:Ðú0¿U#rùçÏ×û)ó#Î9+#ÉüxŸÿ&gt;ä#è#þ�¼#_S/#T/àÉÖ£é¶˜¥W3ÑmÕ#€gT}P#NAÙÈt#ƒc¤�¬Âæ;´Õ!IÕ#ÕDø6f™t0Œ#Ï÷#ó-X#š²CTpoéë&lt;û�@¹çQ�…×åê…�£’Â&amp;a°óf_®›4•#ˆç£I##å+ò�</text:p>
      <text:p text:style-name="P1">â•&amp;á/Mú####;#x"�ÍÉ©ÀJ#“##øT#lùµc<text:tab/>#¶+­¿ÜJX lÞÞz²#òÍ#nNV ä_ØÈ³µ©¯#ò.•T_ùšÌÌgš±°ÿrˆô3Y\›¦éòÄ¯ôvô‚,sÒ^ÊªKâNJ*´öíÛOlÞåì[ôQ\#OÎ#$ð£‘Ú¦ª¿CE ±o—fü#N­»X×-#b¥$#ÄÝèÖ›´P“¬ª#Øò»'²ÃŸmý]Z#ð­„ç«Æçó…ð£�¹íËï¢çå#�VÞŸÝNeF</text:p>
      <text:p text:style-name="P1">xé#gÒ.n/¾m-É�t¦H¤hþ#¡„Ò6¨�ëgÓ#ç1S‚ÄŽ—#k§µ×<text:tab/>®µÓÙÍó&amp;ÏŒ# Ô›Ý¹#í#‹†kùSa*Ü‰¹Ù&gt;“;�é•ƒñà^˜#F6XÄ¡(ø–#FùnÔôý¨#Â\+€#{Ÿ‹Ï¯Û#j#OóZT[¨q#—ÑÙñ-#ù£&amp;}c±«šá‚L/\M'NïÕ#;Ú³Ñ¦Fˆ?žè–IbÑ¤M�Ga~ð¡=üôiÉ•ƒ#5+\,qˆúˆ”QeÉ²jÏÃL²å5ªÂG‹kãvbò¼Aî[j€¼;#L}O—Î#Õ&lt;m;àßMü?þ™<text:line-break/>Õ!«€,s¨uàfSE#’°^&lt;W)#§�R_ÞØpð##¨¥ÿ€3t²õp&amp;�;éH`6™šIsâ=#µ®˜!:E½Áï##Ö²ãóµ#2UiIÆWT:lŽÒ#7Ä�#ï�m</text:p>
      <text:p text:style-name="P1">@xøˆ}y#</text:p>
      <text:p text:style-name="P1">çØ&gt;!RáN9,qô™×»Ñá0#µ(‚×J##¥ÒÄ[ðVúäýbo¬##í#i´’&amp;ëâBÅø7÷TÈ——#ž9</text:p>
      <text:p text:style-name="P1">¥Vc+Ô]#˜e²B</text:p>
      <text:p text:style-name="P1">£8¢š5M¨4Ö#ãéÓ¾ÂM<text:line-break/>”Øk'£ûì#?I€)eI#­x°¨ÄfQhT'ÁC²#ý¸#«ÊFØæìÂ×ÿ#±hˆ� µO;OÀ-#´GÛâf3 ë¢¬q_Yü3¾</text:p>
      <text:p text:style-name="P1">›8†­,òPak_´Q#Cþˆ#o)ôu#þò€[Fñ#]\¯3|¥##¹š#.{ã###â�Áð#çÀdÁö}.sÓÎ|##ÕÖ¤’+M‡æ#˜íÉ£1´¸Õ�–?##|�ë8#…®˜À¶}Úb#Q¥Ç€Ó#Îsm¾“¡=µ#õ²"11{Æ1#sœåÀi•›�ñB!æ¬2E·¯`AÊ€¡SË#˜’n#jŠLuÿz½¢wÌ&amp;~i&lt;�e=N#mAòŸše+¯*[Ù==ô·#e¾o^#U##|7U#N;…ÕY\þîç²#6@^(ÅéZÄ‰öagÉ€E�îúáf{#•­òÔ‰£gª„¦#_…#óv#”M9êu#ÔXáZï¼œ„ÐP-­*Ô</text:p>
      <text:p text:style-name="P1">&lt;‹¸@÷2äã®&gt;Zò¶#MN)ppQÝ03#Îz#fé@Uvñ8¦%,i¾ç¿ûŸÂ¤#®ã#Ë‹#îè�|qßõ#ˆjº-ÎKþ 2ºÖáH°#™¶´çpÓ#ðþ#Vp#¾y#'ÑÕj¡™heG</text:p>
      <text:p text:style-name="P1">pž| k‚'vè<text:tab/>�^°##¢#+|›#š_ƒõ‰6#oï’#\Ác³/1@´Ú¾##Ûá#ÎrT—&gt;$8¸##;;#]­¦#0Kœý'Ý�ç@;/#†#§#ã@ÒÄE(�</text:p>
      <text:p text:style-name="P1">£Ž+€xSn#8#3s#¸[öþ öU¾ˆ™\¡c#àSv#<text:line-break/>¶_I¹Çõî%Ÿˆ—Ð?~å#�¦<text:tab/>§p±+åÑ7"©¥ôVhÜÏ<text:tab/>#;÷�#mØŠ</text:p>
      <text:p text:style-name="P1">$W³þÉ±GÎ^æ‘pc}¼w</text:p>
      <text:p text:style-name="P1">°XöîÖ!#w#-xð¬0\üî`0©ÈÒœöâ ßÙæYìh()Q%ì¸¹�#8Mçõ‡&lt;Íù5·ÕÍ²q#Ø#¯ãUò#bÎ#Š¹s¬#lˆ=àB#Þ#0Ì#Ã#3#�#.WòÁf*qk&lt;—Á#:øbgE¤q#¼µ&lt;ØoõÒ9û�x®XR™#I“Âài#7…‡v—|±##—³n5…<text:tab/>g_þ»-Î#¿ür7æ#¥½lBÞRY.uÂ#]»®ÎDÔ¤zóNé5Ë,#¦Î°ªA‹Þ#¤”aÖŒJúp°#LbàÞ!™ÛQŽd·´ê¨¿%±Ôðïãá L9¨bÖM‚#ï<text:line-break/>4óy˜tILåBþ&gt;V4#Òµ+k</text:p>
      <text:p text:style-name="P1">~‘#h¶ðæ½#ßsÁvÐ#5##ðkð&gt;#!°8#!^ý<text:tab/>s##W9\D5Í‰‡Ž�Y÷7jOã½qJm9*ïÕ #QZp9„ž÷•—úxô“#*àÔÛ¾l#Ú…šc³ÏC###6</text:p>
      <text:p text:style-name="P1">ˆ„š6}:s±M‘“O#yÌñ&amp;##aä#$iéW³ls[Ÿ§¶¢×I#Ü]÷þ…#Q1&gt;r�u›#]Òð,K#TSbß¢ëêÁ<text:line-break/>Ö#d4ìD3]”;i‡â@_ÍE&lt;ì[+•¢#€L##D5#D·I#±©åön—Ö»-µGý„ØUtH v…£-·jæ{h�ªuX.P©qì¢\#a�çz¹<text:line-break/>#"Iwáe´éç|Eˆ�ýÞ<text:tab/>�e#g²Í4¯ž×æ<text:tab/>"í#Ç' #Š#:\êâ›7#44AÉ¨šÂ‹vŠ€FËæ¯µäJŠ!$Ä#þ¹JæuïÊÜ#n&lt;<text:tab/>#9TG#•#ô#C¯_wo°üÝô6à#"…GÁ##)¯Æ…{/¹Jšö#P#y¸þZNYb,90è|õsßç‰‹#Ù�b¬˜›åqÌ�tÿ-‘›3RÛ#ÒHa]-k“µ]jö‰¿sÄÉ! Ù~°;e¦‚â;Éy«ÉÑ£†ø«&lt;#ÿFÕâo�‹#—ømˆÍ<text:line-break/>X\÷n]Z°!gçh¿#Tø</text:p>
      <text:p text:style-name="P1">L¾ç&gt;’VµøÂÇKy¶†nÌå³8³²#]x</text:p>
      <text:p text:style-name="P1">7 #¸##HÉ#}z0�ÔI”••hÐX‰’~#“#�ãèqÉ#áò*#3É5×«N\©AbÆ@ýHÂÁ###k#À¨±j4Ûˆ¶âs#O¤}ÑV2b.$dó&lt;Ò<text:tab/>iµ¯y&gt;,ºoh#Ã³o÷hŸøÔJÒ.iHúÄì#–¢Nê#ù!pP‚Ï×P##Nù`_ØrNb#f^À#Îƒ#¬…r§,õn~ÓP]„#�¦¯“þî5#†«Q#ÅJb#¿êz¾½G—#tz…ý¾#V_�–ÄHE&lt;Mª´œ#jé£nOË#mœå;S5pß¡#?Õg»#H±#MðÇ·Ö!ã#P'·#± ñ71#~,­C#q#°� FÆ§#Ì#mp9j#äá&amp;¹6ßñŸˆ¶#Ž”Ý«„##Çá#"¹¢<text:tab/>#|¯-(Íô‹î;|Án&lt;"#pýè‡p§™•#úa•ç_,#Ö#„#Ýµ”³À#mñïj’`DÙ«wë×/M$Ø|¹#Ã#þ~^o#l›#i�Æ%<text:tab/>fxqD0VZCTR(ÄbH]oÆ#‰Ð<text:line-break/>ÞÕGÕ^7<text:tab/></text:p>
      <text:p text:style-name="P1">é©˜µ~;©rlorWÂÓ#~</text:p>
      <text:p text:style-name="P1">®£ÃPº%wàË8;JMÝˆ6­ˆãÅ\ÔÊ#O~#(àéöŸôJ#±+lÊ8àï·õN {Û#ù#•#ÌIÿ(µëç¨#E¿#¦~wè#ù<text:line-break/>*þídN‡Rê#QvôBÿ#)"Üô‹QåÄ–Öí»z”¹¶‰òwÉ#�/²¸�<text:tab/>Î™ÝÈ²##A#�D¾Êh=À</text:p>
      <text:p text:style-name="P1">#ø&gt;¯í€#«Ì##~¾¾úûö¿M‚F¦,h,D#&amp;—Àj=¿×ê#ìñ¹C!"\Y±ü‘;ÒÀÉR:c÷×)&gt;ù%êãL¢#þéÁÍ##�n¬Â*§Ê–¹N¸»õºì™#Ät'’íÕÙ'¬*³s‹7°Á#­\ÕWF3ÏË�Õ�S%º––#U-™#*##-ÿ qˆ4#¼€ä¿<text:line-break/>ÔJ#™SvÅ�z«bïœ#œEì:wÞ'£¹Ðê6O÷°ÎQU§éçãrjýMþF##Qª#qèm´Ñ�†˜¸ƒ2«‘ÍyÑl)ñtŠÉÓšu#-��#ì#ùÛV·òï#Øå‰Šà#„kSNnÊf½VÖ :U®#4,x¬"&lt;'S÷ÏM{‚ØQ³—‹Ý±#¿8ßÅh¥,öPÓ)(&amp;Ó1xýýs#Ö(\…rìKÏ</text:p>
      <text:p text:style-name="P1">S™ªYâ�#&lt;Ô-ëåä##úösˆå##ÏE¤ROäðùT#BÂÝiŠ,Þ6# ¹î3x¹Iu¿Ã¯«û¹šLåvQu1LÀ\«Ø!XèÙ#&gt;#ê¸sÍ oq¿“p&lt;µ�¢’</text:p>
      <text:p text:style-name="P1">“5"™È;^áÚÎ±#]Oº…Zi#Sâ¢##¤ÆÍ=ïWi#Ü|øFz{#”±m9(##IýáË#™ `Ûi^ý#‘</text:p>
      <text:p text:style-name="P1">¼²ÁzrFDŠÞØ™#Ý W§à{°öWFì¥äUê4æ##Ž³€P#£o8÷AZØ´ðæ$_;"º##¼#¿›¨#[©¢)#ß÷S—<text:tab/>#i‹Ýî£áKµ^8M#|#5˜Dª½kð]e1¬mkìs¬</text:p>
      <text:p text:style-name="P1">#´rlu;„ÒÂÇo0øˆQÎ</text:p>
      <text:p text:style-name="P1">”š}M#ø¾l#b¥5b„—v·H!ëó‡)+6µ(*Y#lSÀlÇìr#Q^L?Exåê�# Ü£ÆÞ¥#žFn×MéëÁOUp»2¡2ùÖ„PÎ—#•¥aP#¾¨#EpÓ#à5##�NÕû##T¼#kôÖJkHVLá\Ÿ</text:p>
      <text:p text:style-name="P1">##�”ßñô</text:p>
      <text:p text:style-name="P1">uö�.ªqs7#"#!q&amp;##¥…ÉÉÉ#[žÏ�:7Zñ„’•</text:p>
      <text:p text:style-name="P1">�1oX�Wh#É‘_‚úªœöÿ[#q#ò¢¿c¡ëÕH›Vrt­e^#Föp²#‡#N×}…©Ù!â#Å;M#@êßS ­¸„¨XN=W#ºï§pº$##ÞCñVË##f#TeD#µ###@ú¿#š³¹##ãÇ½ ©=ÝØSƒT¨ëk†#×+1‹¹Â{Gàÿ/!5##è!(#Ø?‰Ç\çö#sÛõL`##‚Ú*³�à·.#p.ßŠ’Å‚èh#zÐ‡&amp;5!r9TÈâÄÐ#Op#&gt;¨§S(ûp#Mþ<text:tab/>K¥#^K­#òï©¯§ƒ[%LÝ#$!#¸##0­R¨Z³T#üÕž¬AÒ#…˜Ø€²Zže¾#†òj#n1{B#¼UA£µù°æTU€`ó‹šÀKÅ#{#Ùƒe:z¥³úÓ;IJŽ]O35DÅæù»#ÀËFTï#&amp;ô¶Po�­¾ 3•µÓ÷–É\›VÎÙ‰±êƒ#Ö# æX¥ÔLûÌ°NÚ,&lt;n†þkïxI/ã¡Ky]nÆ–ŒÐ¤™#†¡d$#êñõÈL,úì¦Š“©,·]šìÝ�…Mk#s<text:tab/>#±Þ2pµn›³ê†#˜OZ´:�a #ñœ�e§ªZ{?ª#Œün#uÃ8º¡[B}#</text:p>
      <text:p text:style-name="P1">Ê#ã*Z&gt;}}5µ#Ð‡ã�ˆ;Ÿ±#ÚƒGöI¹‹ô!Øëw¯ýZO{ŸØÔ#íÃNÇðr#H?#†#YOÊx#ã#</text:p>
      <text:p text:style-name="P1">ïÀ&gt;«ºí¤†Uuï#Ò€¢æª�A#ž›#¹'xA#²›¡m*<text:tab/>XS#</text:p>
      <text:p text:style-name="P1">f@Á­�sÝ°#UÕx^ÜÂ‡¬#ÄÎ"m¬ú@åJoÛ–{ÇFºíìï##ÌØS#�##x<text:line-break/>4”Ø##ü##ù·#Îõ,Þ(QA^ç•TˆKQ¾ç‡ø#Ïlø¡+Kf’(‘yœ½�@Ëvˆh´Œý(Hãï€ÿ;##€¶húË#éúØÛPRx¤ü6§\#‹¬U°£¢²öJ#Np¦Õö‡ŽÞê.Œ¬Ü1##—#�„ö#</text:p>
      <text:p text:style-name="P1">&gt;ÒëÆÇ{SIžÅ‹Ëµˆ######©EoÜÂ#50dCF6ëT¨ä©~DDÃ×¿….ð#»•"ù0f0´‰Ôt…Ô#¶¹sÎ˜#�ãXÓíÃvèRIçmûòíg§#pÃùR�÷##Ñºè¿öÛD#¾##$ò’#}óý´SàÛå¯jË°Ã#</text:p>
      <text:p text:style-name="P1">ëÏÐ%¤¾¿;GÍmûTÐÏ´2¾IhÖ<text:tab/>žÑe˜×O<text:line-break/>ÍÎs#®´}÷‡;Ý«€¶#m²£ñyžÊ—#Õ#vŽùº­íDë¨Í¤ É)YK×#‰]Óî¯HkpY×Áñ¿0Z3#ãG�*5'?#´½RÔ)»Hð½¸Ì##s˜dâwUÔ~4é‡;ø#‰ö:JÏœ�¤#èæü#h`ý‘#hÏI}ñ}}å&gt;&amp;–ÒïÅ¶Òß#íAËqáÕ#Š…ƒûzÓ#ôt#î[<text:tab/>×j¨O9ëÚ{(b/’#º&gt;\O’e³¹of3¼ÿyˆQU¤1¡#Æœ#I$Ô›b“P,H#Žê×ØwÝ#Ám#JÙ;Åµ�#ºØ’¾#þô#”¢?=ÛàTC­@)œçð"#<text:line-break/>#Ž=+Ew#[ãuK^-#ä/ß‘#êãÿ8#i‰lìhòÜ#ÿ#‰Ö#¡#�#5Å©0ßBD0IÆB##À#lŸû&lt;´ÔÀ#ËŸýÓd¦{¤è *—t«æ##xÐÚ\4p±#bÏD41áÌ—“ÞjæèZ#‰#�FH#yé#µÎ#pRjé×&gt;#Y°¯¥JL`êÚäø#ã—3Ð##_B\Ú!­¸¢NÙœŽõ™1ÆâÎû|™˜h3* êyVÅmCÖŠ#;/åÞ¨«`Z†##©{`ÆŸWéb´ÄûÙu#hðÛ1Ýxå£ä8EŠI¸=k‘6¡(íd„ˆ2#e†#„š#¯’Ôú"ÕŠan}”jý³Ìn.œ8-##Jtú<text:tab/>Ò#æÕ`+5Éõ¸Y‡?Ó–V®­Bdœ##O®´#Òø ÊŸB^ý)BG#¼}#b…‰µÕòÿ##Ï01,'Ñ�#&amp;#_›Ñ»Ë€##³¸€œx±Ô%ðS=#d#Ÿ¨&amp;Á�Ú¾¸[U,óÚ”BZUÚ–®£[!S³y:¾¶Ç#þ$#%³z;åšþö…ÜŸ(u#â.#åpëª#aoô¾Þ-ˆ#í}.•ÈÒ'é¸M#à@On6ú]&lt;Õø–²¯1™N#L#õgöÛ<text:line-break/>#ä!:žK±.Å¡”S#¶ã‰éws&lt;¡ð76vÊ#Õî£¯�##;}�Ùwv¯#%}#ò¤ÿ5’Ê#A"„³uMâÐ#ë�ë„1Ó:ƒa#ÇïG5ìì#¢…GQ2g«×÷ÂðDéèf£S6##O$æ´í###Iç™M#ÖãBÞ#Ì©zøb¢õX.ŒxÿoŽ#ö#{ãï7#m½ë8ÝçT‚#ÁÉfæ"$(@Àaß…Ó-#ëh„UŠ`ú#7.i#í·µ$Ä¨rrè7”àK(™2v¿0}<text:tab/>VU-C2[#ì#`Bu¹�:<text:line-break/>…Ù»º[#ÖëJ&lt;ÛÍæP#°6¨¡#Ýê#|§9“½µßÉÖ˜�#zïT‹Ý­#²× î#@NÍÛÆÄWxDÚBF”q#�7##ê£ØÌfM� º%¨6¨kåL#ê¸v*y\…SL› ³’4ZÏZqèåIÞ#šß#3ÔG±#w\Qê#¤N,¦#S»#Lõ3sÆ~cµMÁ½B×Û¿&amp;æŠ3#.“Ä°ˆš†<text:tab/>’q}-#8bríNd¹¾#P&lt;Xé{ñ^}€ñ1�H‚g)xX·Â5 #~ÃL##f#1Â«X&gt;FÖh�ÛfEU„#¼Lë¶6ôPEW#²XÁ#ð)ýòïˆø#ÆëÚ„“###š3*¢¥#p¼GÕ«™#CB<text:tab/>¹Ù©â˜`·#åS#°&amp;Î.</text:p>
      <text:p text:style-name="P1">Ö#ˆzÆÝ|“Ÿõ÷•/ö.¦”­ëªþ9ô«MŒxã¬Öã‹Ö.:”oãIñ#à¡g°¨¶’-ç.N�ÃKrqT#€@Ï¦ñ¶Ë##Fð%ýËG#ª†HŠâñ¾#%#9yi(fdzO�<text:tab/>#êmî¡#ÑµP µJŸ#®¬ÎÛ­œ#ˆRâs8–ðì#Æ?¶Ô`œu#,ý9³’U##ˆõ#&gt;&gt;&lt;z?ŒRý£#:#@�ˆR"RM˜ÙâV@GoKÀË##�jO/Æ#<text:line-break/>Y„á&gt;Bù‹ÃXA5×“½J‹8BÛR�:_ÌX:l@«U0IêôXÝ—#²Ó{ô'#Iz×�È˜##×q#ÔXx#a„mÀ#¥œ¦õY»ŽxÐ!¶Z®FAÙõ�€6o“º§ÌjÓ­ù©¹#qPNãÔQH«ËÛÉÒ!MµzÐÄ;‘ÊAÏ#£æî¸ýÃ�YÂ,”Í#˜$#êê#yið‹þ³)N`_ñåÒñY¤#ý)75P¥ëˆTÇD.p#ƒ#¸J•&lt;çð#G3î�'#g##ð&amp;±Þ#€Ð³½ÐœG½~´ë”£¯—µÄý#çmêßx&gt;`ÅÕ|÷~±gÉŸf#ep##(‹#"u`#ôrïÁXK#&gt;¼â"áo~</text:p>
      <text:p text:style-name="P1">83O##ô?d%</text:p>
      <text:p text:style-name="P1">ãÞhBá##úg­#ž]b5»}/2Á#g6HÝú#nE+R&gt;˜Ñü%¹:#0ç#ã#U‡l‡¤ŒpñC“«=#Ãÿ€jÌ§O`ï@Ùð+ueîJAZ#'À3mËZ#™œw#Âª�2_¼þ#�°Ž#†exIpô�MmQ#2âè¾6ªÕ#o³#dPWfâ©ê´üÚ##/¡H©E)e:À0X#›EÃ.j«U#Á#xÆGø#?é\/µ#°÷¹Á #dŒG,ÄDÙ#…##*.N##¿#šº�AÞ^òxÞ\ó¶Oõª³ß#x)’d‡×Ð:”íGuÒÄ</text:p>
      <text:p text:style-name="P1">Ä&gt;…@#¨¡×Õí¥#"ìÑLÞ¦L¯'®9•q_f]2£8’#³10#¢lr“qGƒ¯¿ºì…õÓo(Šp•&lt;J##º#!-ë¿¶Ô%Üzã#’#ÂfP~#�¤f<text:line-break/>kvúi#Ð{–‚…ý#îØ###ƒŠzÛ#'2#Þe</text:p>
      <text:p text:style-name="P1">'öˆ:Í#Ä{-c†Þ8ˆk¿#â#7#!¾¹æ•!øéÝ#´#!ÌŒõ{##ü²qÿks³gÿvŸÉênnA</text:p>
      <text:p text:style-name="P1">,Þ¶bJ¹l€}»%Gm</text:p>
      <text:p text:style-name="P1">„#=¹Æ,ìêÌòw¶—µ##@<text:line-break/>‘#°#´##h9ðë#Y¨ëæ ìñFÅ#ò«˜&lt;ˆâV�læ=—ND</text:p>
      <text:p text:style-name="P1">Eì»#ø¼#"#Ù�N#"¼!Õ·º#Îé(ø#nÏ¾ÁjÙK^wfÃN#É##2ï#¦½#</text:p>
      <text:p text:style-name="P1">˜ñRÒO</text:p>
      <text:p text:style-name="P1">Š¡#wê329Ç„ %#mÏÓ87Çlßf,†ý»Ê#xEÊÆÇZ#�CÜ¥º‹È^Î#Áú#Œ<text:line-break/>ç)¶î™A��#+ëóVì##_T?&amp;oSÇ#xõ¦8e×&gt;ØÊ#VÚL0¹rQXhoÂ/÷¯ßIåœË–u‘ýž¿#�çx.(#rç‚Ñ‹vœ#÷ ã[@ÜÊâ;}!tÙ”T#'p~µ_Ê«î�i¸£LkÞ#Lï0n%õmµµ”@hÃûþ#÷×‰Ù‡&amp;éñüIX½ˆs6#‘#ý7^é]]pU¶†¡è##þT­#Ò�å§übñ2"úej#/v­‚Ç#[H<text:tab/>{8©žÈxK)D#céîÎÍ‚#%„$–�08è®‹ïÑÄZ'ù›#ðbÄµ8¿�##ƒÔ@qþ|¡€ùÄ40Âà#äv‡ê#Na#íBÊJ’…-´kD##çP©H9ÊÖsÕæ!+Å¢Ðä!#°Í 4–ï°Á[—##±ƒÇ Ž“É¾&lt;#ºxèFJ4#ñ¦0ÑE%“ý‰I¥vˆÂÌ¹È“#ÌµÏ€¬"»àùznÓ±#X†Èf</text:p>
      <text:p text:style-name="P1">EË#Ôðâ®¢Q]öéÈ)_áþæOvŠW�T+Ìp&gt;lƒ¦¶Ã#åa9‡°#2Õä�OÊÖy�‰”`óÞ÷,_ùÎó06ª#ò‚6TÔOSZdå#�A##—#PÐº¾þ?r=#Ô#ëÞ‚²_CÌ¯p</text:p>
      <text:p text:style-name="P1">ìù”úJ#a%ÌÕ¦G÷^L/¼x96®ŸF#O#ü,®Óðéj</text:p>
      <text:p text:style-name="P1">#þ#‹–â7ÃÞ#´#ô ü� )Å###9#èº{xáÔ#Ÿ´Å#ìÇ¬ÞÊ(ç&gt;#</text:p>
      <text:p text:style-name="P1">#þº¬à8)#Œä›‚¥‚fFô]B©\’Kë©(�#˜škl¥&gt;#ÖŠˆré##¼‡ùç<text:tab/>ÍÃ #ªÒ²DžýP¢Ú#T+A$I9üì#Wˆ».8{ÑÛú”‚¿Møï#98fÄ´À #¥Z3id#¶m\ßæ#b®ž_êGoÛ:ÙÄ#u Ø4ˆw_F#6ž¸»ƒ7–q‚MfÑ—#½</text:p>
      <text:p text:style-name="P1">)è]÷e#~š‚öº:ÐàøÂ#y”ì„¥ùwk¦zÎu'5#ºæQ†³ƒá##Ûí@YL#ñ!NŽ#ÛÏ%#¹GkˆØñE‘Ã#jû›ËdB�#Ù¼s`#œ„y</text:p>
      <text:p text:style-name="P1">Õ4ä™©­½òÐÆ"„”î–òTÇ###$»`œ4ÉK…#IOCø_“zµ#z#q±<text:tab/>#2~Ý6<text:line-break/>—�B)©›ö7Ö#8#Ç(d#è#5'Û©#°Ÿk#Ç)5-Æäƒ#´#ìº¹át*äùiK·~‚6Ü&lt;òÅ{#öÿ~ó„Åíóë§PIóÑ¯ŸïßŽT‘#‘‹C �ÍïÿJVp###ã</text:p>
      <text:p text:style-name="P1">æ#@ ±#Ä€#³;È#”(¨¿Àá«·</text:p>
      <text:p text:style-name="P1">#*¨h©Å#¼#À”#ïë#òŒ.×Qò¸ð"Àm"Š##<text:tab/>ú8©Ö–Uÿ<text:tab/>sDçÜnPŒÓ~”‘#÷¹ó##á#Z§2U#ëÙl#n¦K˜²‘#æ®KÇšAt*DxJ#sUåM]¿ðP##�WO.ö¢ïOQih9è/¶áÎ A_<text:tab/>âÅÿ|Ÿ•]aa”á%a¶€óƒ«„Å«¥#:Ó</text:p>
      <text:p text:style-name="P1">N.|XF?Q<text:line-break/>|W©W#ÅÊ<text:tab/>PÐÅþO#Þ›;úë¬m#ŽdÕLU·a3"tY#zA$—#f</text:p>
      <text:p text:style-name="P1">]¤�#µÍ/Y‹`‘ÐVMãö³q#T#^`BXèC#–ñ&amp;#;…#©†³ì9ñ©Å#ÿU¡xI½Iº!Æ[Š¡¾Îô‡93Ä?d‘ÆmxH<text:line-break/>jä«¬{Ô#&lt;*#nÓ#</text:p>
      <text:p text:style-name="P1">#Y=$åµ³üÇ›�ùM—ò&lt; /#{•RÀgË#¥é#öÍ«#%ÒG!á#.Ç<text:tab/>ã­ÑÊ‹ÐKb°èí›Æè"ØP#.<text:line-break/>+±#O#\¯ömú5`A½#r4#(&gt;Ga;#ºG_¥lyOª™k{—'šåû)�­¢Š�·bl?RT”ã6##ïUaÕË+0HI¡</text:p>
      <text:p text:style-name="P1">í+þô9#ÄgÍ#q±¸×äšæ2:¨»2€SÆ#u™Gþ×�"ÆŸš¯?‹ö~^%¥^“4Vª#õ~‹Òb&lt;îð+ÂùÞÉum�ùB</text:p>
      <text:p text:style-name="P1">æõ�#µ�(‡½êzÝ9‰m?oö&lt;Ò,±Ù—7&lt;NŒpÆÓ`<text:tab/>UŸ¾yæg#ˆc€Dw8XÆ¸ðaœËëEQÆ×zl=“/È D”##¦š”1&lt;#6#CN#�<text:tab/>S•m2AF‘û§úŸ+</text:p>
      <text:p text:style-name="P1">ŠOm#Vr8­R[X(qË6·#4Æ"#ì—žœ#Ï‚Ã!h#œW#�Ü#n/~z~y1ð�2#Œ%#2#l#.ŸÒnî#Ï¢#Ü|ëiVPu•´�uHà¡$�bDÝT˜é&gt;ý«'â™ºê™àq‘ŒGVDÖO¼ÑIV</text:p>
      <text:p text:style-name="P1">:ÏéÝè,%‹¬¤†*”B#‡fTGh¢æ¾P´š##íÄ#</text:p>
      <text:p text:style-name="P1">#¿SöúÐÄ[�”½#¬Wò##êÉÄ#£¦SÐ8#£šÁ9/sÉwU9 ÙÔˆÈ¦™N#@:##†ÎÿT'$æ[j8§8K¾#Â#áw8)îiY#?†‹ÇÂ<text:tab/>—#ðÝû*Yí`±9'm»T;{</text:p>
      <text:p text:style-name="P1">/ÊA¶\#é$Ï<text:line-break/>2l�lLÇ[=n»pŽKüÎ##­'Qócdú9ŠÐÆ·²ds ô#B</text:p>
      <text:p text:style-name="P1">-¢�#E</text:p>
      <text:p text:style-name="P1">z#ÿh)OtåÄë…#o¹Îª»¦–û#ª�F}%�‰?U©—‰¸\Æž##W#ü9ð7-^JVhC#�±ÿW04Þ�«#éÅôBÈ„®##-›&gt;ã)|�°JLªÓ8<text:tab/>‡ƒÉ9‘#ÍJ®BÜZ›Þí=X7c•=çöŸ.l¬×ƒôe#¶Ëžî;›´µ½Ž¦éD²F#n›øÏYÖÕ¿Z{Ñª ¶ß�Û¾š‘Í×ÃM[û@P~¥B.çÍ#F–#ÀÆqàÊ7#¶á&gt;‚NÀ˜h]V"<text:line-break/>{MUpÚ¿Z¼Ê0ô~ž#/Ì+\¼�ºz(5(_Ó£œæNÐž�×Â.×ò\½±œ²u„#g$'Ï dôð]#Ñ°º6aÎ#f'‘—ÖR;“{ÝXt™%b_‘@&gt;ÎÔ9U‡_ïE4@Èåbp6n^Ð�<text:tab/>#’»û†d¶6(”o’s´#yÛ2¨¦#ØðÎ¤}6¤mÃŠ–ÀèB6›»Á#ÓùÀ.sAªXDñØõ¶¿¤žy–#²‰)#Á³àŠ#<text:line-break/>‘÷&amp;<text:line-break/>!+#›“å6"&lt;èÕ—#‰#œ'ƒ3çå#Õñ#ûAz«˜¯Õ5q*#ô0C#Ë­#A¡,¾kdÄÀšOÓ›ükóG„žØÜ¸Ô#¼<text:tab/>ú8ß#ÙG&lt;Š¬Òæ.°ˆõî�­#šìÌ{ÆXš)Ä­ßÆXÄsBg¦#F…^6˜ó/½ÕT=µ†#æç¼¤uü–#±§L?II*p}œ#“’~ÝË³$##ýSõ”@d&amp;�˜#äa#ÈÒ�é„Hj#2g¥yðÄ¶h{<text:tab/>&lt;(#Ð…óèõvèlÎpÅÆ€#•ñB»;�'{C#§£A`™c#En?°"ÛÞ™Ž(C¶##iÄ§s¨àÃ#g‰¸éVÞà!]ó#b3</text:p>
      <text:p text:style-name="P1">ÒüÃŠ˜µ##g�"#QDzžüF#°ÜšA9€4xèL=îïg#¢»åc�œ�á¦áÜ~fÄ#±!Áùx®o;ôõ©ù6I#…Ü#µÛ½¯”‚Ì¡ Yý¦#”&lt;Ž¢#„í�ÍÚµÆ[#˜HV8#�å#–òi¿</text:p>
      <text:p text:style-name="P1">¼Š“#�yv44Ýi<text:line-break/>ß)˜ÐÓµŸé¼Àx°Ç#F9€é#;1Ë�ýž[Él·s#�Ò~zžœ##Š#ÿbÖQ)'·Æ±üOACù¦#zé#Î¯©&amp;ßœŒ</text:p>
      <text:p text:style-name="P1">:BÎ¸#ŠF7¼Ôüñ?#d*¤®ºµ‘~Ü�ÓÑZ#‹zu†#ˆöZé#Q»m3#Ì#)1ãøˆ®#OÚÇ»nôBæPU¥²0{íu#kFÇÏâÐ##ØÉsWÁVe+ #¾idyqR…Ôâ¿�ûAZÛáj€¡kü#k#ìv#©››—å7‹¥#×Ñ2#øè#ïŒ#`.š@~#è¨ðµ`¿�</text:p>
      <text:p text:style-name="P1">º#<text:tab/>Ÿ&lt;Ž³âÞ§±‰ÊÆñð#ÕÇØèc)~Á#mWBïìbÕª�)N</text:p>
      <text:p text:style-name="P1">=kœæ#šqðbƒ?Ð-ß�%�dÑ9ð« l#p—·#$?#±(õ#YB~•#�ú#<text:tab/>#2ì¾bÓ†-/^ù°åj‰Ò# NSÐ/è‰½;DC#¾©Çü½Oüo\oAaE„uá3 ##wbÆ¢œM"Ê™€\¼þW„W=ØUÿ#ø#nÃ<text:line-break/>³’Ð#(–g¢DX§c#*ý“SeT‹™#�¹ãÖÄ¾ 0#e#àt´#–#�#üÖAŽõ�n¯##´Í#õK#e##S¯ÊÕírÎòÅR#å¨à#Ô­¢Ø=K+@E…äÙ¹P&amp;‰�JÕ†˜y­~S#ÕÅ¤d’#Tà±#Å–#6ÞU4Þàò›;'73:#Ï#²ò16–�o"*#î² #Ë×Ûœè}Ï#` ô-Ö#À”»Ú–·Ý&amp;ÓâàÇ#5ýð+Š©#R|†'uÅÄ-s€Ÿ#.³OÙd9«ØQÏ#•¿É™¼i×^´útÇc##ëhò9D¸«¶ºèsÅøK÷�#»!Q0ˆ&gt;#PîÚ#H&gt;?¬O#º¤}ªÑøor]ŠÆÉ<text:tab/>v÷+SŽ¦Uúô¯e½üi#ˆ*fÜ#pá#\MôŽ‘ùG�)aì#&lt;Âdƒzÿqx#mç#I08ý£ÌU­#;TV#ÌW€¤“ÁrÚQ®…”#_Ù#À–J¦Ï</text:p>
      <text:p text:style-name="P1">#ôÐÑ�,hûaÛxé÷•#<text:line-break/>}\F“»#ã¸ï“[˜‡ 6²SUZÇ#ò#¼_S#!¡P#of¨À:w(#Äó{#N[<text:line-break/>#™¸HÒÙ¥;LÒ#j+Níy¯=¨R5.:Ë7\#M#[U2ÛO&gt;�Âû#¿Î¶»=Å’–)jGdª#Çñípýy.|öçê2Wõó}n,.CÅaæFÅïã`³#«@×üX§÷.ª1”OÂfXKî&amp;Æ#Ø%ÁÙ/]œ‹U­óW9ð(|•�Õ'xG3÷Î›�#Í«ó±¾#{­»#¶ÔÆõ^bø¿rWÕô#éª¾×å…îÂ# MÓcYÿ</text:p>
      <text:p text:style-name="P1">ƒS_J)õÿ]ÝDé#î��§;àÝƒ‡i^£s<text:line-break/>bRíÂ;[6¸H#Ò7#Žp•#næI‰”#Ì<text:tab/>…3¨éyÑ�¸#›ÞI6ÏƒÙt±pø”»¹ƒ$DAú #Ds#y½»åÂ#»EOìáÓŒ(¹?¦Ùß9bbž�Û†Š‘#õ{#B0ÎnÍ</text:p>
      <text:p text:style-name="P1"><text:line-break/>¬\ÞÓVbÇâòÊ¡ü ;è<text:line-break/>‰ò¯´©¶ÛC‡Œ!ø ¶ÕJ½Î÷&amp;#Á“�í0hKùû#Û#»#Ñð*úH9²‘ �¿sBäm®þ-Š<text:line-break/>‡üH#Ÿ‘‰SÕ8ë<text:tab/>’ÎèØ=^ºb–9pïH#ü##Ž³Ë–##&amp;4Ù0#pÎjÏ›@¼o¢ƒÜê#o„v¨‚�0§*%Úó)ðL—`Ÿ‚Š6ÚºÇqoë+ˆ#Â#ïþ„·â#ˆ¢ðE¸Ý#š²D<text:line-break/>#`§hÉ¦©lM#+#|@ß2.]8X|”ý§&amp;ÐûÅÁ"_“æø#iÐ·Å8«_##b‹#u¬#zßæ³&lt;P{À%wUM#</text:p>
      <text:p text:style-name="P1">¾�t•b#ÈíW¸Dw6•#³¬#�/‰‘Å3ÜŠ¹âSw�j5Žø&amp;bÞôõ¨ˆ4p³#KîÕÄÝ�*Ø±÷8—nvï­ÚÈŽnÔ-Íÿ##ŒNX�#:À³8õ:Ô‘ÝÑÔ[Â[Á##•UÑ×võ</text:p>
      <text:p text:style-name="P1">„NÐßr#ª¶ð°ÒÐGÔOŸŒ%#%7Òj<text:tab/>¿‰�¤ÿ#äAŒU(N×Yz) ¸´š*"4#¡*#V#áDJO¼MeÕ‹#ÆÄç#mu/âÛ4’÷C#ÃN#ðiÙ™L-¶^Ýc8m#-Ìé<text:tab/>©öçŸó###Üw"ÿr½åóáfž±}{82”#¥6äZy[1¡÷+\#Æ¤;Ž©íêÄ™lÃ”„­(3#�<text:tab/>á)‡&gt;ÉÜ{Ï}Y _Œv_NIožñfû##"U8?é£àâ3�œ:7aÌmº•#9Uâ‚šC±ž¯¾#I•ôE—µ3­À#µhPÆªœD¹/ô#ªúÒ`/ì<text:line-break/>ê#õUËû–w�Ypê†À³ ˜&amp;ð­±</text:p>
      <text:p text:style-name="P1">#�#˜µ;f…1&gt;[iÀ£ÈL##ÎdÊéõ&amp;#Ð</text:p>
      <text:p text:style-name="P1">èS#ùÇ:¿ºKñ#D%•öÃä)ÑW‡å³!O±Sjm¶<text:tab/>Ð«‹¾DJÝ›ýÉ#Š•FhéR��&amp;¨ì_A#}.Õ ›"Í×@ÁnsgmßŒ^Áÿ9€#5%˜ #1#YÓ##60(äÔíp##ãÖ½øÀ3#4,;#0Ö5—c^Ø=Ñ0¼'oÏI¸\¹‡S—"Œ”û#YZû#¡à¥„…õ¥®Gì“F#[hZSó¿ê¾„ÂÚÝS¶Ì�—mŸø–ç6ä³àT–ùö»K•#4´µ*n#</text:p>
      <text:p text:style-name="P1">ùíÚ�žÊy6'/Ÿ–µ_U#&lt;Š1ß¯�Û§A6�Pù¨à</text:p>
      <text:p text:style-name="P1">3</text:p>
      <text:p text:style-name="P1"/>
      <text:p text:style-name="P1">žãE±ëo#Z^1#9ûå¿ƒ#d‘iA€cÔª„ùßÅc¡È—\µ^uÇÓ ô¤²##�À¬%¥{#�b#ç#Áq#…¢.N¤ÕÙà#·©™¯nKb]0#ÅØf+º<text:line-break/>_#Í™‚—=èæn#€Þ#¨#l##Vy,éq3©Rƒo‡õU�Ü¹î<text:line-break/>„ZØÚÄcþÌ…Y’!ò</text:p>
      <text:p text:style-name="P1">óHåÃôºcÎ##&gt;.=Å<text:tab/>øÛ(uU##ÚKñŒïà#X!n~#h#×¨÷V¢XƒÒ#Á·#º7J÷ò#ƒÓ‡Kª-€«ÛÔ{×ÁªcM#…"zå‰—?t#¹CqOó&lt;ëÂ¯#k†ªØþ&amp;#âeŸÓé#ÏÄûÑ7»Ú�Æ¶#ž4]šgMõ{¾#¯�STrFW:¯o#¥<text:line-break/>]çp<text:line-break/>Íùú¹$·"©ìNÂk­Ñ‡gá9àsîì’e"Bo¨z)�',Q#Â#ÑË0m&gt;‘#…-ø_¦žéŸ€#Øo3#ÊÀY#¼„%]üæëÌ‚Û&lt;°Zò3­�Ñ#N�8‘ÑC&gt;¹#ÿC»#’#u�Q^{/ÿgHK##‰ÁqàÎèOZÀ6˜gŽAÛ,¹Ø#o¯b[rŸ#É</text:p>
      <text:p text:style-name="P1">™¹ô‘Ð)›#mÈ„úR#Lÿ#=#-Éœo”Ü#­#;m•€#€sôW‰Ë#Þ3##ü¤#qŸÖû—W÷(NQŸ)##.‚9ˆ^/f&lt;úW#ù~—Ç²#;#*£;HÂC±\¶#wõ�×žõ“R6q#Éš‘òä#¿oœäwGþ3S×¶## Åá7Ža#äcgqU##:#ŒE.dÑ#ª`?MêgŽeû±jpô##Ž%Ñ#\·¿Q"×ôžj±Ø�öX„çÜåÑT¹^"öi�á}X#ÛPû¥ü—¯s†o”U|ÂØ#šàä®<text:tab/>¨Û­httUãW?¹<text:line-break/>##*Xê^_³#),yxušk‰Ï‚€Û›®[®zU-#Ï¡0D#¯×ob#‡L[ži</text:p>
      <text:p text:style-name="P1">šD`¼Kú3Ušv/f#Ê°§®ÒzIIF*<text:line-break/>Ù5tàeÇçµ°v88ýTFhÉ‡ 53U†�“ž#|Â#õy¢ˆÄu¸¼µ*¨f²#Em##L*Ÿ™²2åÀ93æá„óÑ×J</text:p>
      <text:p text:style-name="P1">¸Á#8žþã_ý#²H�ñ™�#ý…q#…Ë®&gt;–Y3#4#�<text:tab/>Ãg# ¼î&gt;P4RI¯„ƒ•1ÛA&gt;Ë~×#ò¸qf:#á¿D*#´ˆÓ###ê£Hu;£®çG#|âèÉ3¶#(wšs­^Zr‹x–]�¡°å#Â\¶eØ&lt;#:j#5�½7Â‚á·³Á{UÞ#ˆE4ÆÀÿ‡;±�ÐÁëÑs2B&amp;#]¼¤‘g##iŠ¦ºæ¼©¢dƒµvöB~sò—#vq‚•†#oqal#Ž#Ÿºù™¸KÆoHÉ�Ò�^+£š»,Éx�92#&lt;Í#Õ£T6v#N‘ì¶iÈp½&amp;6wÞ@ÊL#Ø¤ø1#&amp;fÌšŸ5(&lt;e1 ðà&lt;T"^©|š­æE#à·”²##Åb­Š­Ô´)nÚY—_ª#óéõ1µ#•6$��·#Þ² Ë&gt;@Ê((2´áÆ#J`gš#;T#ß‰Ò¼—ÇË\R:Ú%~ÒáK#ˆÊe@I L�8<text:line-break/>##û}4ëžêq,LòŽ•†4t<text:line-break/>#gó\ìÚÒ2a¦˜|½½Št·Çmz##§#NÚ^ç”#ÒaÜÒû*ÝÈR•#[P§µù‡™\´GöwN`#‘p~Ú#ÂÍƒ„?#•þ9‹œÖÊ</text:p>
      <text:p text:style-name="P1">ßÞw’m³eºÉ�YCâÊû¦°åÔ¨k\ûÕé˜ã##)&lt;N#� ñÂ2ï#X1ä#îüÓ6#`#9™xéo#6Gã8ƒÁg£þYop0ñ#å#�ÙfËSãÂ;#Ö5R¦<text:line-break/>Hí#~ºJKÎþ6ÛaX^êìaÓ*J˜´#?Ö¹Êê„€#kP´®Æ‡z#þkBÿ#üVFd„?ñÛ÷ýŠ�Ë³#ÍÇ#»åÆ"aX$o4#È`Ž�­Tmæ°#æ~#úÖ#¤é€#</text:p>
      <text:p text:style-name="P1">=#¤•¥Qí�Ø£guÑ…†Ð¦?½íYÁK#€Äs�!VO@5ÄÜ~.Z"ãñ ñ\À½ÿ ÒDËÀ#Àn#€Ä##Æ‹Ê¿çóˆÀ##ñ]]AU5¥Îšðß`pò#ò¾##ô»`Ëjûº}#aõëÅ€|›ƒù�é”Ÿy9Åk�&amp;Ö¿üJ?#›~#ïYõX«#IÕ?#y\ê#ÁèÕð+vŸ»³Þö/{Ò_m#Ú«àÑ»ÝÙø´Å&lt;&gt;ôŸÄîòÿAØ#t—áì#ÝÁ{ïz÷×#÷´_j»íå÷)þ#ãü^Ñ?# _ü##ø5w½#ø=À÷©ýÜ)¿#¿ø}Fü=­ø�þ#¯ñz#»è&amp;ü#W¿ƒé_»Ø×u~ï ÷{�»©~.‘ÛÞ5ìWu¿Ãwø{_ðØzm´ÿ]«Þ¥ÿaé¹ÃÿD’ö—ÿpÓþ+^ü#ýÐÿ=éûè#îù»±%¹5KÝ·5W÷¬ÿ=èýîï¶#ö½v�ü]#ü[7&lt;½çMÏ4Þ“ö½îíîÇø»�wo½ú<text:line-break/>ÞúØ#ü#wø=œîô5Ýw‡mÿ#ÛßÅè#ÿ#vü5�½ÒûëÒï¬¿‡¿îôwâÒ_‡Ô#½½øh#^÷×…ï»~÷Û�áö#ü&gt;ÀKÓ{¾‹]ì“ñtCñu—ñu+ñuŸðô¿á¼ü=!øWÓ£xâwÝ÷ÝpùgÍ'¾ÿ=õÖ›ü##áöºï|ÿpj#]7”&lt; ¸ßÃí%Ë??ø#ÿ#îå�ãüwskqÝß_®[#:òãðPþ#ªµ#ö#Ý"Á#P‡~v¨ôøYMPã#+¶%Á½%qµGŒh#Ü#f_†à•s¹¬‡ô#rÊÝß$e<text:line-break/><text:line-break/>à¡[8#›–&lt;#…c™##þ¿ Vçæ²¼u&lt;±iÅÄÉ#‡j#'JÐ¸ÌÿV¢ž#OÛ1Î$w£$vÓÿp###Ã€ #·�Ôúå¦oÎ¢õõ&lt;0uõ¥G“–3�xm‚ŒÞ&amp;E�ø€¨##9x¡#<text:tab/>ð˜!<text:tab/>œ©Ëâ±|™ûbFüb#µñDN</text:p>
      <text:p text:style-name="P1">­Ž&gt;&lt;:kJAô²üžŒŠ#‚”#h™D’ªz�çM�</text:p>
      <text:p text:style-name="P1">Ô=Ú`#çF$¦…#x#QÕJSçÙÑ#¾Nš?ž_!#²Le</text:p>
      <text:p text:style-name="P1">@³ø##"„åã‹¿’8sn3ÇÙêÕ�?ØãPkOÌìÂ_—žïµl,(M#×O²Iá!¥dîž¤###†„wãþ&gt;<text:line-break/>¦</text:p>
      <text:p text:style-name="P1">c#R¸„§ž“…vÍ#BƒEV;ÝÜtóà×6#(H’ð,#ÃQ#®Ò $Ù4ÅÃù#zî@¬ÞHñ.</text:p>
      <text:p text:style-name="P1">#ÎGW/½ZÜè¯�rK6H%#%nÎÏMì7ÖÅÉŽ0ºB[ñY«±�#Â¬}°žX¶.sŒ#ëfÇê4ý#ëÇË¥…øò0c•#E×w#‡#üÍ%Is/#ì«r.üÎ(ã#Z"Cå#‚ ›%•)EÕ‰Þá#¾ÌŸe#7¿o÷v#Ö #û›‡ç¢ìÕ#i`#£[à2EU#K#êÓ”Ü`,&gt;úJÀB#o8ÖÙìöV«Wæ\'#4‚�»&gt;!#{¨o#Œ™7±;ù##'ž6D@d#ÿ@+*îìÁDn;g»&gt;#Ð QoŸ…æØŠæZ…­ËQì|‘òµƒÝjæÉ§—åÛ#�ÌÞËQZ3ô¡BÌýŒŒR‰Ý�i#�_‚Al ö0×ÂiÖhÈ�œ3`+›�ÉX"ëË#`Q­�hí¶Äº¤.]r3Ö#0dÈÓ—Þ#`Ò\cÀ#óÔl¤ÿs�-ljÁZ¬'ò˜Äøñ&lt;Ë²·¬\M<text:tab/>±÷ØS¦µ¬d&lt;¹…™±¥ÉêÿTÅnëª¿#Ã#Ä_S‚#mÛÛ7ñ†y|ÈÓö3†�‚6#t#Ûÿr¬<text:line-break/>}w³ÜÅlâ</text:p>
      <text:p text:style-name="P1">ÍUÝ&amp;yvÞœâ#tP#!</text:p>
      <text:p text:style-name="P1">'ý„#'ñð0OM$¶Y¢HƒÔúõûaBh”Õ5Ùéª</text:p>
      <text:p text:style-name="P1">ß###v&amp;ò{÷òiÏ9cá#œmJî°3”S„Èù8�à«ªR‡ÀñÚÎÎ#³)“oÕé$#Ïõ#ë</text:p>
      <text:p text:style-name="Preformatted_20_Text">¯ó´2•Ôª•û¶ùÄ¦LÕ¬¹¡:3!jD<text:tab/>4Öó;ö«ŠHÆÃO€#w¸ìÈp#ÂD¯A*&amp;‘„d(Ój##p#à–#¯ã–B`?#[#\ÊO[�°J{PçY¦##—#ÌÜ#í­àq�k5Â5Ð#©Ñ­ðÒ×à¹Ÿ„è¢ÝFrAs¼a8"JÛ¤„#‘Þo*Ì1#Ì ”Ã3�úÊ‘‹7_&amp;ª¦ö#\Í·W6: uq#ñbU#\iD¾‡ün##v©#äÓÍÙŒ8À½Z�GX¸ÓaAa�TlËK �q;#€ÄÎ#³�ö»D#¶]˜ÔÖäÚî`qÂªzõ­ïêY"$ë#cãåH‹###õ¶ð��À†ö’Ç„#=•Xˆ‘O<text:line-break/>Ù„\[_;3.±+ˆ¡ê#=æ€)"Ÿ¢#£½¿ƒÜ€ô![`#Q<text:tab/>#€ƒ=} ¸‰S÷íõ###Í³�æ!##Ó#Â›Ö à–Bû‡—##t W‚_iIf#àÊ##ùÉŒÐa]ß‡‚Å÷Ý¶ÍÄçEþo½€Œ‡ô‘¼2#2ŒlÙt®�.+Š#_#lž[?5ûnÙç#ÖÙÚ‚p#3m#£ˆP#ã#ÊÎ&lt;vºÜ×‹·#Ï|=$lûF·h¿°#]#?X#›�#dup÷#ÉRíW�÷Ïãt…éõÅïÂ-¹y©I^Üèì#%K›ÿ$Ò˜+MÆÿf—!#œ²�s‘¥,�Ò_×ÿ#dY›ï</text:p>
      <text:p text:style-name="P1">­r#§##Ã#k§mi%u\À#‘ÁR¸'�²D§Ó2</text:p>
      <text:p text:style-name="P1">ù8‰¾�`*È#)!q/d1 Sà)##oæµÅý,Fce)ó‘p¢îTl5ä–#%žmœˆ�G�#B¦:Èý¶#K(ö~</text:p>
      <text:p text:style-name="P1">ÍäÄ»pN##•¾1¦D\÷#T#€L Ö^ƒðïØÜ#G9çdŸÕ#�êßÒ¡</text:p>
      <text:p text:style-name="P1">„è#xEæ’H#ÈU!~Rw0Ë.“?2köW#Z›¶Çk6B#f®<text:line-break/>fåÉØ#òºt%3›¾#ƒÖÑ†Íç½vÎ|”Rßž‚%X;×tÊüÒ)¾,¾_¶–;Çí##ñÍaA‚×‚žq‰€# \¯&lt;îþfa�&lt;#�¨ËDÐÑUY7ÍôBMY@]OÏã’þ»å#Cá“a€¡ÇÉ›îDaP;#�U«˜è]5#ÄŽ###ÅoO¯òÆ0dB¥#Ž³çÑL8¢#Ã#`Qp#â#Ïq5ðq²Õs‚€nŸ¬«©Nü¥|o]ÓÉ¿mËÃèÎ„ƒ±}&gt;nt\À›#ÅÜ%"éQ"L»ò¼të\p–.-âÕêvg7#A¦##åR‚A[«ù#¶Ù² #-ºþ</text:p>
      <text:p text:style-name="P1">ä3¿t##9µqtœ#à_íé</text:p>
      <text:p text:style-name="P1">µ0™”ÿ6#wAÄ;Èê¾ò.##[çBðÌ‰3ºû66êÌèï½^£‡½;ïœ-wLt#D#r[(lá£#T##ÅÍ³š[m^©Wi—\ÇsoÞ«õWu#œ�#H#Û3ÒÑ#9È÷ìn%Û#”žd0©Çåcˆ#\9dÌ›=è—Wf†#!Õ U·ú“&lt;5ÓrŽ&lt;šŠŸ#¾ Þ½}¢†�è€P#Žm¹Â¸]ŠòÕíø×‰�!»à)2æïa²a¢Â Ÿ�½ªG¸3vœ&lt;…q#jôÞH|~é½W€a½€ƒ.àÓ}Ð†í]#$#¢§ñ#¬DeŒ¢Úá$ y‚c9£3«ü@6eò!ÐÄ&amp;÷Ë$#(sI#CŸ€Yo—¢}ÐDsà#tâF¯%cBv"iÄDªêŒßW–Oýƒg=Ó#"Ò‚fî#ï#I´ñã½¬(ˆ«#mðvaf�õ`Aí(‘Ö÷¦Ä=ÑŸ†œŒR#÷ìË#~#÷3i#™</text:p>
      <text:p text:style-name="P1">˜éÜíŠ#–up&amp;³w¦ôl#EçàlÙ9Ú</text:p>
      <text:p text:style-name="P1">–w4Ú&lt;$€˜òrp^#GxÈ#ù¡S4</text:p>
      <text:p text:style-name="P1">÷Ž¿TÇ“æ˜…ÅœêæN€Ì0£N÷ÝÙ…]#â#ìÎêÒJ?4¢€‘:i±ÏÑˆC‚µt=ôF£êÛ#£}‹Cl<text:line-break/>ÖÖØ¡ù!9ðížŒOúð</text:p>
      <text:p text:style-name="P1">í“„#…##°rŽìØ.¾yíÆÛìÉc7€™jáÿ2‰£#&lt;;#O¨†Ktâ#*o ²ÙMùR#¥[ºþS@˜‘&lt;#q�;DÝ®ôŒÛ¿äÕCÈ#ü#%7õ+°'×“¤›H|c=oŽNLÙÁµmµžsoæå<text:tab/>‡Vô*¡&amp;QÍ:w •Ý“~�GOW}##ÛúxáÞ[¹ègñ¿<text:line-break/>8#Z<text:tab/>ò�á-á õï#‹óÆ*#ïµ§ˆõúC#âCGÛ§�&gt;*Ì#£ÿT#öE</text:p>
      <text:p text:style-name="P1">öÖx#‰=ˆ£4„¦ÿP^ïø##tÝXŽÞ#¬³#–##kàí#£Ðð Ëf¢€e¡W%!(âÉ¦ÙÆ8ž~3#Üƒ%ç7È•¥#l‘B.÷C'YÖ¾ìb¥¯ D®8êÿs#J8ÅÐ##Û0@�nù�Ÿ#&gt;¡´…Cˆ`í^[H_%=n‰/åbÛÑ#ßß#Ðµ©6#m7#—H#¨_#{ž)&lt;Ì¹xâœ##ßh·3ãcÌÂ¾}eìÌ¬ÐG†W#ò|¹#ôƒÎ<text:line-break/>X›&lt;#ÆÂžWž�­ÿ~ìûÿrÃv#/#¦P î`ßÚ$ù·#Š#„#ÛœF�Ç&amp;ä#¹_þ«àUÿ) ##öß£Sƒ1¬cäë¶ý#B¹ÂÚp¤bö&gt;Ü¼#:€(“ÒËKÌ‚#¦JÛ#È³#�àA}“5#O%K÷Ë#,[#|íçI¹Þ”</text:p>
      <text:p text:style-name="P1">º�¿³#Àè÷±</text:p>
      <text:p text:style-name="P1">7.Œð†###CËÇ3R\f.V#"WiçC#‰Yþ#Ãm#%·&gt;íP#ZðÎ#</text:p>
      <text:p text:style-name="P1">b#ÀdFº&amp;¬ëñBUfê</text:p>
      <text:p text:style-name="P1">/</text:p>
      <text:p text:style-name="P1">#€ÿˆÞ;ÿfH›ØÔø#ž#-#5ß&amp;]]µ#cW½#Ü°´›‚Mú#‰Øæ’‰Ú´3–¨#.Ök6îµnq¢c#:?J\°–,¢ÔS¦ŽüÇÂŸÝbù5ñÍ#¬¶ê#æåÍ&lt;YZY(à&gt;”?¶·#</text:p>
      <text:p text:style-name="P1">3:Áó#-…—\À<text:tab/>#C·õmÁ#ë~Ö'¿åÈpâµñã‹‹#î×(#\3ª#Äƒ,0·#_âXa&amp;»ŒÚ'ö~#cáõ#ÚY|èz@¶…êeéÂU#Õ:q}ÈOV‚#yëË,›#t+0à¦ÛþùùnâÀêÈfÆÛçqv#ƒ##‰J“&amp;HyË±^©Ý£®óï–‹¼ÐùZ®ÄäUnxfu9##Œ/2B`£ *#l³ <text:line-break/>ñ¢Œ§#SBƒ£�V#è{\#€#è~øõS#ú65|ßw×œvŠ#™¨<text:tab/>šŽ#½3ÑŸ],üûÔ|*Q/Û5àS-7¬oÈ\£Vl”˜m™G</text:p>
      <text:p text:style-name="P1"><text:line-break/>#—ç¹}æoàÀ¾¡§™9Q.”&gt;2y–i)ÌÍ2Û¼ñ#ˆÄŠ#ü½­ÞèSÂ¢Uq|1²œ§G•Â#‚\'±&gt;!8•M(z¸¸ñý†Z‡þH§X•BÎ�V#±®f$5#ÝµüVgp,4V–)o„ºqÌ#Üw_#wÆÃ3f8P¾Æ‚#TÕ,æ}kfB#ùXªŸ‰Ãi#„H¼Û#}#0FàA‚¯V=ôƒe¯$^Ð#Ý2èbÉœ*4<text:line-break/>ŽÈ‚#KØ\Ä4÷g��6è3§Mâ‹—z#dtß¿Ï—##8÷#GýèOš·——ö@"¢òåó’ÛÚåÂLU#W¿Ð®2Þs™)ÁQ±{%#ôDb?ÞØ&lt;hŸ#+„Ü¬ù@ã¥EÀ±k#a'+¯ØS’†„Ù#�œâ±²j;|B�Pñë¢ÀöêÿG£#çÒI�áëz¿òá,##ëû—ÇÙŠÝ�ö#|[Á·íö±ä]ñuy½Í›Š7ºšÕ¼¯#€ðí!<text:tab/>#ø+5Îï|eó##1ñSX^Eæ_B¤–ôyúöCÞ�Z[ÿ}’|0´v#ÿ#2€·[mQc$£P]òBùðœS<text:line-break/>ÓšÝ®Ÿ‘vZOH­#ËºÇ‚‡‡7#WD#</text:p>
      <text:p text:style-name="P1">\´2F"½:U#›žÁ‘#B¦Ÿk?–#ÅW#àÔøOŒz#V®<text:tab/>èIì–ÇÆ+î’X&lt;xÕº#Oú#¢öŒ#�{rTpÏ##´£×1 J'wŠ§Ëy…$</text:p>
      <text:p text:style-name="P1">äó#K.ÞƒXûÆÒÖ@‘ë<text:line-break/>êT#J™”V&gt;Ûw®õ#¾Â#gqðP”Å@†#îèÙs€x”¸âvm¼še2¾ž»#Âã7³½Ëíú¸`#]âXâÝÒ×­ŸV+îQv•X‰#®½…õØœ20•#TÒ®UÊ[#â#ÏQ#°PË–Ï#~£pB¼Ñ\ƒœW½[÷;t"|6ã2·½íú QÌ+ó¨Ú Ùâ“L"</text:p>
      <text:p text:style-name="P1">×–yÚÅ¡Ô6yÇåÂêxõSE2…á&amp;AØG9�#�šŸ ˆÐø­#õ ·|vƒ:B#&lt;Þ##à¥#åÏÓ#</text:p>
      <text:p text:style-name="P1">¤»­cú€Ê¥"¿? H#×P</text:p>
      <text:p text:style-name="P1">\2</text:p>
      <text:p text:style-name="P1">´\š^á#pH'#ÎÃ“œˆ#CÉ"H-X|œ›�Å5ti#”ÛÖ¤Ø'#h°Þ…:eòÂ”ÆÁÎ#Ë$Ü�&amp;#ÀÄ½Ÿl</text:p>
      <text:p text:style-name="P1">¬€i†#7öàFÈ÷p</text:p>
      <text:p text:style-name="P1">þX{ppY’#_7#,yrK®X#�$ZY#„ëUÇíJ¨ì¥¡4ÅË#'Æ3®@«‡gYF#â¤#^d:F­X,½0IÞ‰eÑ#‚‡Mƒ»zú7#=1áh#•J#Õt�øT0Uªi»¬¼l.îjRE}ìƒgÇÐ”àÆo&gt;ì›##û`ˆ:(gè›å##X½#í±</text:p>
      <text:p text:style-name="P1">XK·S`uyR.`Í…�R+^V)#×ÏâBG‚›wë<text:line-break/>µ!‰oñ#áß,óFÚ¤˜êÛ·~ã�"*ý¨#M3À±œ#õPxzÊÒ–ÉÞ|¯ø#%U#¸þ÷–´yc#+h4…%},�€s##6@³™4†`ñ‹¸#i@˜³,##iÔ½c#käëB</text:p>
      <text:p text:style-name="P1">™T_…ðÁ‡œ±ÀŒY‚¼Ïùo86#¡­�T¬æp)ºÒç_´y–#u#Â#4ª¼j2‘Q~</text:p>
      <text:p text:style-name="P1">£v#ß##ž¯¨G#àª#%È„±[––Æù‰òH?åAåøn)##ˆG]’RyÛSë‚##-º#³˜<text:line-break/>#7&lt;I#NFxòGé”Uƒ+ÊéŽþáèÅ1÷Á-˜##-P’…#¿MO™</text:p>
      <text:p text:style-name="P1">DF#MBËÆF#±?&lt;D#4?÷#¦ak#cL¥f¼*#k«Ý#¶<text:line-break/>ÈÙÙ#Ä<text:line-break/>ï­Èÿ^;¸G¥ý±Ïÿq£¹º'Ë�‰&gt;ã†#&lt;#®Ç2„ªïŠ#K¬þô{Ù##%DÉ|-#÷ôAÓÊ¥é</text:p>
      <text:p text:style-name="P1">B�É#z”«;=ÕèÝºˆÜëa$ËëDjœ}qÍïWQkÓ#FÞ|g#*2ü%ë‹ý`˜#Fj@7–ÁÄ šÅ×5O/óúq&gt;ÑW–f2M¸Â#Y#Uµv8</text:p>
      <text:p text:style-name="P1">¼/t#Aa‹#Ë#@iÇbìg"Oå?™gõ^²ÉJªL�»Ð#ÚmnÀdŒ´²�#_ß8ná¡˜ÁÀ°|qn†Ò©#¥®Ø·É6¢#p#�.Ë#Þ)|–v#1;˜tg*n#xfnð¼\ãtlË›^ÌkÂ3.ÛýÒÔlgcúü¾#ößf¸å&amp;¨âôÙf´#…]l™¯)†ðÓ½îM`ÖØÑ#u'Sà�¾áa†UÒ8Ï„§Ã”#÷’J4{#I‘Ù`ÿq(‰ý2ÝÊáq0.Îë#Ÿºâ#ö�1[?câ¡ùl#˜4##o##©Ê47ÏIe‡ŸwI'—:÷S›sÎÊ”°&gt;�´J#43¬#,¾¹BAüÊ#àU#O _2qü©õ÷#]†¥#Ú#ÔHÕË#ÅLãxs#Á¤œJA¤”ö##ŠÕQ0zïpu6Bö©¶PÞ#¦X#°�&amp;ÍŒ¡`àßP#i±;¦«AÄÁ„Ô#–KÁÑ[;V¼ùÀ9</text:p>
      <text:p text:style-name="P1">'¦Q#ob##.A5SixÅ¾#í÷ÒêC#|1ÿUÚv3X#<text:line-break/>ø#J*#¶XÎ�õ&gt; </text:p>
      <text:p text:style-name="P1">lÁØ�°zD#Ï)o*”#Ár #£ŸÛìt—ÕÖ_I´E#¾xÀÚbïƒõ#×¦€ð\Ž}U#(‘o×y³_š#—¼ÙpÐGµñ#=t‹f#ÏÎ‚Ùƒö#^œ#�%qzºËú²±�IÚ²áõ©x�qÞŽ¨š—€GFç�O3J}PR%îd}#“ê3ž.�LÇ‘Ï«T¾#¤j�DöZ£ÅÚÀBq¿é�‹§,¯Rð2ðå¼ÒåŸÍÎ#ŽÅ#ƒ|DÍz±ôü²yUÂ€Ý:_0NhtVñþô€ËÖ‡8M©÷·'8ä¥=‡³ËØ+&gt;MÎ²O#ïGt–Þ!–»‚Ùú¾^<text:line-break/>VÀ&amp;±½#|‡;Ã&lt;�z~###ôW</text:p>
      <text:p text:style-name="P1">Q›­úÂZA¡#</text:p>
      <text:p text:style-name="P1">¬iì#†ôýA#¤#CHÐPÿ#E1F#Ò[tZÈ�žÑ8|\##M¦Ÿ.#6#�M##a1i›3ÃO#Ò¾ß#Œ×‚—®A[vôh#}Îë-rÛÊq#5#%éîø#P!y##üé·$#"§aªÒ`ò×;{U#&lt;n&gt;©ý�[..óïlÔj�J#¤²# #c%…îì’R'²{r#f´Ã#˜3#Ob###Û;ß#wWu†2©Êì„¡ÿ5ýÒ#ÁY-›##Ñãg8°3¼3V¥�ï�¯³]+ÎÔùo|»:÷Â&amp;g…+Åhy7îíÝ?’“Ê«4³Ôçä¹c~¡mˆrŽ§¾åAy]úÉÁ¨Çeˆ1)éP´µ"Ú^×(#=ÜÙK%ÃÂ#ÒZ4lÀnsi!ûº%#(]a#åcÚöwÑÎ¯…¶�</text:p>
      <text:p text:style-name="P1">ƒ{‡##û<text:tab/>Û”©6’çÄÍoÑ4æhIÚÐÑÈ#†=våüO�#¦P#äúaë¶ƒZä4¤tQ2JL^�y##çr5Ý##&gt;‘Ï,×šUÜ#‡@E£</text:p>
      <text:p text:style-name="P1">]1ð&lt;#õÄ##0Ü®ö¢#Ù_¢%óo#�ž#(Æ#7ÇŒ#¡¼“c,Ý×!ÑáúKÞE#ú#@”ËèþWÀ/#6r~¼kÎêðè2S�þ"ö=ysö#¥¬Mð ¢U�ÛÊï@XýGö##³$œ8ÊÖ$}ò#ÍE§#|W[S�[´e$žÆvA™º‡ð|¦ä’Ub#ß</text:p>
      <text:p text:style-name="P1">áŠú‘#ü×à}8</text:p>
      <text:p text:style-name="P1">Ø\×z‰ýNþ�¼ñQ#œ'2-íßç#�K«##í#ÝR'Dm*#ÏË#</text:p>
      <text:p text:style-name="P1">d‡ÍE·#5HÙØ&lt;lËËÓÜFÆ`ð"�aè€ƒ,#€ O#üµ&gt;*-£»Ä9÷¢@£#²#ñË#—€ù¾tÚ¹:z~°e?#/#uÞ^¼Ìå‘#ùÆ¬TìåÁ###˜d�Ë?¾ÐNG�/JWÇ¥äÓ°¡•¡C?žñ‡WêÉÂ½¨J&gt;#À`#~±êä#ütu¾ØÈ yém™¶#6‚l#_d</text:p>
      <text:p text:style-name="P1">À¼#¦¬BbJ1~Ç#kŠÿV`#QÆÞMï%7Ñ©çû62,í¸õaÉO³ûø:Ï¬z&gt;9†#fôwÄ$""Ž’ø</text:p>
      <text:p text:style-name="P1">G�˜bŒ#]Á–C#$##û'ß#Qõi# ¡ã­’H</text:p>
      <text:p text:style-name="P1">HZ»ø°lrãÈ¹�;«Ÿ°Äà#ù#ÿi)á#ô�ôcŠà’“Š¯#Ô&amp;=#¡GÖ¼lâ#Yfçã#o#æ{Û#n×\åaJ/4(k¡®[`à&gt;z¹Ó^#ZC7G´†sÐÂ¤Y�†èJØhU#ãÙ9èX-].ËþÜõoôLò##è#Ö&gt;†¾ÇÙ6ô•Ä,#•Ýø£•&amp;ÁtÑÇ×¬ª�Ci¥z½ÀAë</text:p>
      <text:p text:style-name="P1">íkÀÜÅ¥¶ ûÛÃÏÔvÄÙ…÷#’/yy^�z�)Wl#æ¤3z‹_ÃvJ4´,Ì+ŸÃ#™É�7Ê#-</text:p>
      <text:p text:style-name="P1">�ú”&lt;âÐ‹¬#´}Žb}¿#‘Wnh#âfØ½¿Çñ#|0#„Qn“°’ÁÄc IïÅhôŸŠVß“Âoþî5½¹rAZÖ¨Î]÷###h˜Íù43J#˜#÷#-Œ#q#¤G�#6,GA#H<text:tab/>•#Å�;#õÐ×/#U¬¡›kˆg# Ì*Nj/Æ}Ìe#ã~Xë¢à!f÷–š¿Å»ùÏæÑeúq°#|Þ ¸#;v†?Ò®vÜ`g€$Ë/ãÓŠw##¥ý±Î<text:tab/>~b¨À#ßRn*jõBI©ÜÇtõÈYz¤S&amp;©Ë#Ã§´G›Sä#Ò7½Š9cCv¦œ°6…#ô„#Hn&lt;5Öc#||™¾#8áá•éat¥Wrý‘pp‘Ý##É#bäªÕÃÐ#f'v#bNÃ‹%qþ#Uì#ûÈŒ#1ŠÔ\<text:line-break/>*Säæºð#yyäÍÍWÜc÷#‹¸ßÝÏ‘Ï#ÍªN�ï¼»#A#&amp;Ø\"zQEØÛ‡µÔN…šæ{Ø#²¶Q w#NZôù-#ä‚›#¿#`¯#Ö™ï³9}–¼ÍÝZ3X#Á#°çöÙ=¸×üKMììˆé#Žç!ç€…¾f#ªÙéÒ®x¹e<text:line-break/>ÖÐ¨6#r#³“ó#ŽÒ©•K—¼<text:tab/>uK#»��Öýãµ �êÇ# <text:line-break/>S#uÊãá\–×#+0•Ëí<text:line-break/>�;ä3$LÕƒ.¸»#h3ë›VYt:€…)LÍ²‡Ã§ÉlHâ0ºœ°Ñ"÷0óâº#§#Tb˜§'µ‰›ÖL2Ú##­#_µ±¼äTúÜî}W#)×�¬ëŸ1&amp;üÊx #þÂ#œ{#s$#Ñ˜É�'±@sn·ÍƒÄÎkÐ#ú#˜?—‡#&amp;uÈYœÌuy9:#üÓmÑ¯Âh�</text:p>
      <text:p text:style-name="P1">H›m<text:line-break/>/‹ #”îÌ##¸c±}vO}D©•ÿmîHQ~ÿZ$€#ÀUOaªx#ê×ñ!õ!#“ÛLµŸP•E‹àö�x€<text:tab/>bgpô÷.­Ó‡&amp;î+Öäµ Ç?2¼#ˆí#G#¢ sO ÎƒZº²¨ï|ù“f�b¦ìù°wÚ(P�œq‹äŽ%#Å¤#ˆWcüRCõûq­&lt;;#‘bí¸v­È3÷P¦®ª#ˆÎõ�Ž0®Ã,qC0#h,vb«DmTú@¯#J‚Kpæõ#ú</text:p>
      <text:p text:style-name="P1">2øXZŸ#<text:tab/>§}m#–ƒ–{xðÚéiÒ•z9H]Å‰÷n#¬2­#Zž#t}bõ3##€yiÞe§ÌD(ÛÇÀS Z%8j#‹“Æzúãªˆëu_1"Ò#Š s6#@•A#Ì^6ÜÒ¬z¾y»¬EçG^±xÿI!ˆ�üä–ßaÄ¤Í#ÛRóý\y¦(ý€ò###žÖ'5&lt;_###äAÙ¼#Ã¬K#Ö©#'Æ;"MHÃq##oÛëc…ÇåO‹0¥ý­L#$7#ö£ìî5ý2„4/u„Ì#¯e?Æ##…SâÙ#&amp;äW™·ÏFª¬#ošQ#BõßZÕ#Æ‹EïÃÀ,{.è{bä¨œü#Yñ<text:tab/>,¬ÏÓ0H#�íèp€'êžÝ€ÂÉRÄy#ÛBhý©x2'Ã</text:p>
      <text:p text:style-name="P1">J\#<text:line-break/>�xzµÂ##»º~&lt;<text:tab/>¬–Kxo(»X­�©¸ÚävŸ#çÆmwWø7#’»Ç±ÐÌÙˆû&lt;fòÀ™YOŒSQéã˜äQ!#å�Ì©h?.z#EµË#Œ3[›² ­ô0š}—�…#õ&amp;\æã*/ÙI\tXðK'f?¿Ï#`¾Z•É#­ºD…0?a#@C#ð##?Ìâµa##œ"Û`#ºªªD#þP‚øˆ9#•øÿ,Û#8&gt;õ%÷…µ»#åhh:p¢7ªÂIÎ&gt;rJ6é#FÐWd…#"3»B¹7ÕApd#™³¾ÐÐ�œ™cP</text:p>
      <text:p text:style-name="P1">LZ°K¥ql³€LDTë›Ö#—f×O#ºÈ#º&lt;„!êßÿ#¹éÿrË¡ã¦ß´Õ#±]&amp;£ö{ôÁøËU&amp;ø£Þ#µQ™§ìhÀÔbjœ#Å÷›(É +�›äør¤ót0"Ñ›Ü#E@¡ #ò?@ß¸ì#ñ±øRCbHôÄ4“p´&lt;�|Õ$œòÁ#BÌ^#lÔ7‚9KÝËmdÈNnº¹X}#J®V¿6#‘sQ(—„Å…£6‘#ôÉ_‰Ãþ-�##6FJÿdhàÅúJch#DÑJiH¢ó6j©0þu­^ðd¾25±`wÓmøÁF#1§m¶#DÕgGxfóU‡þ÷º#)##M‚–’ÑÕó¢:ŠÜ¤7/#ZiOáYíŸ:ÆÙýQ¾=-PònVT0Œ</text:p>
      <text:p text:style-name="P1">#e#\+»�‚“)!þœ”«# #</text:p>
      <text:p text:style-name="P1">ïs¾Ù6†ñ÷$ŽÉˆ—hg¬ßÜ</text:p>
      <text:p text:style-name="P1">¢šCìÖÌ2lñ„è)ª`’Ê¡ê�#!™#“#;.&amp;T#þuÝ£Õ##&gt;#§–ý#†#¾|¹^&amp;#�$##ÒîFÛ³¶XÕ</text:p>
      <text:p text:style-name="P1">Ú›#¡yÅ2Ë#í+ÙÖ</text:p>
      <text:p text:style-name="P1"/>
      <text:p text:style-name="P1">ñŽ<text:line-break/>»ˆ’V…‚�Í#lõ¸Ý.PbcWù#�#ŠIN²wë#¼jÜ#‚#|Åí3wþ§ïÊ|i‡ågYvM…ˆ±½#½#%m</text:p>
      <text:p text:style-name="P1">#U¾”¹LQ'4Ç7WóØè#êÎ´#J2##Œ#¬¸§Ø^¼”#Xô\yª88¼pî###òs#«ó]Ú#ràøUøé²°#Ö#Ž5UA9òØâ­4³aB·n‘~–f×À!¦#VX#Ì4õº"ù—k%¦¥Öy\È¶à#8wš&gt;½žÁ½Æ#ÁÇÄÈ#rY#d´ý_^#½Ïp§~ËVbÈ¼ùc|Î</text:p>
      <text:p text:style-name="P1">¤#ö¤ý#HpÕÓê”¸ßëïã&amp;º#Ÿ#Ðÿ,žáêo##FÆý�#VØ–«g�e#õ#2rWµSé—Z2o"ÉD#èüTJíå#é#©ÍR#Ùz#gË™*WiÁq#™ð'�àLíû#ß÷ÂñÚÁŠ(ŸbœD[°Ï�´»ê#Ö¦Sl�E€$�Í5�pÎv�'&amp;EÂ,#,#¥_"w*DTàÓ°�{3f�‘‚áÿ3|ÅÖA,MÏ|Ù#®é£UwÖÆ´\õŠB1¡‹/­Î²¶Ö„Ž~·“Õ¬#ÏE¹#ù(«?Þ#£Ê#§¾ûl`‰Ë˜×Ÿ&gt;û°8#¸áF&amp;W“¥ó¬ÍLÕ=!vOð~U€##°#™˜³g#Ön#.¦œ'j###8¾Ar4~¿VµuáÏË™º¤ßm#éö8å&lt;Öò«ë¾z¥¡¢²âèÆ¹f`Îý×ñë9B•#Ü…|$(O&gt;—l÷zÝ÷Û8#bÅ˜À#óâã—tªøQ#c#‹Þ9#BÆ¥ú^9µ<text:tab/>G#£&lt;x#ÎZ#¥Û,õ”#çOmŠ~+#žQ¹N#ÁhGâüYZ˜xäJ#Ë-#þ¢º#'#hZ¸#�ÑŽö¶BEæ/Ë‚b“$×®ÈÞâÕ#)Y#&lt;7ü4—#Ÿn¸#[#‹¿‡Œz#&lt;%ºÊ.qƒÈ#Ðe4¿Ãó~‰—øÍ##[µ##þ�#Pª#àb­“‡8jŒô7B#Q¶ž'Ø<text:tab/>#ä¹œ–ÁS³ÄÌ“–^#AåÒ#bµ˜:’‡tý…#?ÏX*‚RTœ0EÃMœ8#Q_Ðôø�@P£&amp;`˜ºèçSÊ—Ñù#+N#+I#Kæd1é¥#*éX#ƒ9]¤v/ð#�Hˆ6ÍÖ»-3iÈ£#ßæ–7�°8ƒ6V<text:line-break/>}1Ÿ2-#³áqBŸôìš.Ù»ûø7â™,wY2¥´1'#[Í-Cì˜ÖdN.¶#QsHµ3©†1Ò®Š·ù£ß6#ô�hR”´##Ècû¬Á#Q#0\hzv°#CYÖ·&amp;cŽ‡ò—Žw•@H#2Èn¤B#\¸Ë6/ü#õÁ#=A•HQ#°e1L##yJ</text:p>
      <text:p text:style-name="P1">ytG…ñP9a_ùï#  D—˜Ï<text:line-break/>ÙUK9$­–ã²##;“\WiÔ#Á�ò##­#ø¥#c•=­&gt;˜zM|+# ;AÕG“¤Ë1Pk¯ö=ocx#<text:line-break/><text:line-break/>k9Ð°íËl…#&amp;®#Ä<text:line-break/> �‹®_¹«š´·ðŸ%-BiÓxæw4UT[Žc#:‡´é®å#÷èÖ&amp;kûïõÃê’Ÿ¡2,¬Û¶»&lt;Þ€‡U|##«#cÄP#ŽÞ•¢v#á#5kq#S.Sr6¯#ç#(°×#Ÿî£ôÄ3ôïñ.L=¸Z¡#¾×#1#­Ÿ®#½n#pÚ##³Öó¡4Î—f#xÑ3šÂ™÷ž`Œ#þnÓÎ#}•~#G6åŸ#6PµnRÇâ‰¾á}Wã#Ê#›î–±¨"ö²%ÜA<text:line-break/>#ÕïŸô;&lt;o8MÊ:l{Câ�</text:p>
      <text:p text:style-name="P1">p–X÷##â;äõ<text:tab/>ÄŒ’ˆ#Ð<text:line-break/>4Ì##c)#¹Ä§ë±Ò9‚g<text:line-break/>t#ÿj#</text:p>
      <text:p text:style-name="P1">äŒ�Ê«©$#n#Ü?«¥ùÔ„ÿ#@üyÙK<text:tab/>¦áÄD2¾ÒöŠ( ´%Š#ibµ#Ú°¢€ió°»Xõ�&amp;Ó|âÃD¾f-+¨=»d…´xøÌ˜##t^?8à##É´©îPh#KaþiÕÐß±�-i«ÁH»úVéýÿOÿ</text:p>
      <text:p text:style-name="P1">ê(†õ7~’¸KÈ#ìnCš#xÖS#¿ýâÜ$Q»D##q#�„Ž©Jñm(»3ø�‚4Ó#]¶#¯åDØ¢BE�)CÚYû"Yæ»Æ YNö+–*Ë48#Ö#b)¥#u¦ç7$Û#U¦Ë?&lt;únÖÝµµÊùÜ¸@6¯«Š¡á"ÀtbricN¾Ú#Cþ]¢##X#BLŽp#_�&amp;H±b#y1PišÍ%q#�SÛÚ[TQìÆßÉ È¯“á|Æ7ŽWHÜF�#¯Ô‘ø«³ ›|4m7q4ºo2�f.ÎñWqÒJ�f&gt;7„zÒCÍ¶ä³Ot#îõ2l)D�¸Ûo÷ûk×5w„</text:p>
      <text:p text:style-name="P1">xã›[Í·ˆBwË¶×�Ó÷››• j˜ö'é¾—ð¹·üs·<text:tab/>0œÔ„¯Þcæ³Q7/WS°s²#k·##ß3”…É##›#~z2QJü&amp;gƒG#§¦¹|¢.¥ú·ç×¶</text:p>
      <text:p text:style-name="P1">®ì#ºÃ^¬?##&gt;_Ü¸õ´#GÔX&lt;½H°é©ä¬"Ý#-…�¢}Òô^iž)tâz…</text:p>
      <text:p text:style-name="P1">ß‰Ç•ms¤ƒ�Ä¹•àÕn�0·’#-^SšMéö�Û”Ðé¸¢#ìárc#´Õ ¸‡Ò«jpÖ‚`(#m#q×?#,“cû<text:tab/>ÔÐäw,e)Û•##›#‡k#”ˆ‡K}ý6¤x„ù)à</text:p>
      <text:p text:style-name="P1">Ož©@OÍ#¥¡</text:p>
      <text:p text:style-name="P1">¯²¦gŠ#'##’Ô#¶B†ÊWHB#êI³ 4Ï#©(®[×è_%©_ùŽi#èÒ2�—##¹#9#°i7ÀFÒ7ˆ�E‰Ïà#¥n#�G.ü”Éu v ¼‰žÛo¶R€}Ü¡@Æ5äô\<text:tab/>¨iÈÝháï9#_­�HÃ,&gt;A�1üèSÎ×3 xê7</text:p>
      <text:p text:style-name="P1">äÝT¢ÏCƒë:]ŠñÙ±%#.³#¨ùJ<text:tab/>Ù[¬å¼@õÈ=Ó#sÉTAW#3ÞÞº#Y#‚$<text:tab/>¸Nà­r¿%IXe #›žïÒêÒ!ßKV�”¤7#_Lp“#&amp;?ä‘ÊˆR’9m‹áÚÖÇ#•• &amp;0±‰‚¬¨G#}LEôiþ&lt;‘.É B¼µo†:ÉËv(6öx#=—waªý#¦#ÖU!ERô"p´\eÏ¦#-cß@{Ü’šô0±ª{¼?ÕÍ\üô*#­g#ó™¬Í#šu–x´Þ—=#³#ì#(ä�Å}ßëbÖ$#m#z#Mã\a^Òg{=Áî^#+i#NE º¡ÌŸô0.çÓ¶</text:p>
      <text:p text:style-name="P1">÷ßxÖ##;&gt;#Öª4#ùä#¤V#A®“2#—ˆeI#×®S###aw“ƒ‘[ØH¢¡#v&lt; —¥Ö#D#¯Èü—Þv7o[‘KÌµ/þMæž±zdô#ÈÝ…;¬ÅzÒ&amp;,á#±ï#J·â¼#[`¢#2Û�~¶ã¸‡3#Ä"Å?·4ÈxÐÃ»#“ K?®#*#ÝÂÅP3®„ófÜÎÚ×*è 3¤ˆŸ|Â(úvÄG#®’&amp;Íz‘›þÕ¾/Ë#fËz#ÄŠ%[�"}</text:p>
      <text:p text:style-name="P1">ËX,i#‡#áÓl�•ì#ûhX¿¯Q�-Ž#„c#YÿF#¼Ð'^|@Yç?#OŠÜéO¹ÚÆh5Ý‘¹Õ kƒ</text:p>
      <text:p text:style-name="P1">ár##•©3WRNò1î”#)‡ßæ#Ñ##ù#ß}s`Zg–„Sô±‹ÙÒO#®t�ŠGÓ}"ñwX%2‚zÃªÇçdrÀìUÉEf# A–<text:tab/>gˆÎ¥Gó8mŸU#Ü×#ídJ#ÐíLù</text:p>
      <text:p text:style-name="P1">æ#,#(öŠÔX2šù2¢ìoÐÌ6~_ÅQ#…µü¥fC#³¶‘]¢jÈsSÞ,ôÖü«Òv'e¼Ï§6SbÝ#wXï„€üÕ.4¦#ÊNÁÇŒ#ì(ÈÛQ÷#¶#å@ó#±„¿v’¶L#Íl!±D€ý+ Ž§*Q¿cÛŸMntH</text:p>
      <text:p text:style-name="P1">JøÁÚ#Ç½#&gt;…£Í{bØÚº·ßh#V4tJXÌá]î#¼1XÏ•ÉyÆ|¬éKðJ™ŸyÊªÛ#sñø±©®©!K#ãØ(0zon½ÏOœ´Í·¶½#¢#‘{L#¼0u¥Ü#måÅ1Ä½¥ðñ¡#w##ÿHé#…*…4 ú#µb#·ï¿*GrÛël½¾ÙNñ#ƒ20J#üÅ­å².ƒ·¡¹ÐÁ#µ¨à‰§œáú��/w#™§„ß«=_«·¥ú#†î?ÈR©ä˜ü<text:line-break/>Z´ê4ÅÖ‹85Y¿;Ð…àV#›#)£1\WN#f#J#«#Â.ú+sc~2</text:p>
      <text:p text:style-name="P1">ÊÙe[RNœÿas…ËSÖ_!ÌžÀ�#‚– +—¾”Ÿ#ŽÎ#¡×ÌõÙ1Çê€ LÚc#&amp;övÇ_-»yw#&lt;_ä</text:p>
      <text:p text:style-name="P1">Â+hŽ´æá©?g,æ9¾�ZÝ#N˜„ú7+d<text:tab/>ñ#z)Ý;}èèOŽ²TïÑq•\##!#</text:p>
      <text:p text:style-name="P1">âeï#¸z\Ïö�î&lt;ŽçpÆâO¤#DÎçëõ4RKÓÎusƒÌd/�¬#�M#æeòr#ÚÜÑö###ÐØD¦]“^Ç¦²ÙÕ�’k3Š‚Ø#î\qÍ1EZõ¨kÌ##/#FZD†#rn|`æNæ2[[»¨û#�Îª#äY[I#Ë?<text:line-break/>Ô#zU#sY¯º­øx#�ÉåîPoÓ_¥cÓÔÁÉÛð&gt;©#WÕp¥%åKPï÷˜#0…Ï5Òh#1#è†###«Úº—zÝ/¸</text:p>
      <text:p text:style-name="P1">·(2Žv+=94|O“7J¶ÏúËãwrpr¹ô#ŠFÔ_ìÍF†~Ñî)#c/ÊÌÝRž##®a##B\NsÌ=b#2#Üîø‹Ç±¿5k¥Ì\öØoýg½M¥×<text:tab/>«úí…ð#.&gt;Ëä˜"#eÕˆ#Œ�,#lÄ€£öÊGGZå÷ÜÂãÑŽÒ·qLø•p‰égÂ¨£®6ÍŸþš�Á�ã!e!á@#ì‡;¼±žL¡#ÈV‰Äl¶ö¹ ÈK4úFK˜êÌ´#0!¡É®ðHíW##\Ày] Èþ#½,Ý•á—_mCÏ3¼=ý6&gt;'àÂÈ*•ÿ(#ê7#¬ûÅ8##?<text:tab/>€#^½</text:p>
      <text:p text:style-name="P1">#T¹yãæ#}2_¬ån¥ütî�OC8¢RF™nuß÷Å‘Á¦_SQP##å×~½#}D!4hƒ£ìFexú(ÛÅ&amp;#V0¾÷§È¥ž V#ÃNL’f(‰}öÈVõÁY</text:p>
      <text:p text:style-name="P1">@˜P¥Ï}#�&gt;?#P‡YU—<text:line-break/>³#@ò"5„³T*nM###énMZ|KÆº#®[#Ò¸kÛFa¡É}"#hFK€Ë)#ï•ø¢”A\Št0™~|KèL=�#®«™W‚Ñ"VR+DjnƒW##“#QKœœ;X¯µlDÔÝ_Ey#—4Ë#¶b*#“#K‰}¤#ø‹ƒFµ�¢×Ï|‹#¨ucñ-³i|ápøè°Úùæ#aó¼Ýðj,$<text:tab/>¶°´Ç#åkßÞ„0"7¤ô##è#Ô§#Åã,Ø™ÙQ÷8ü¦#·Y</text:p>
      <text:p text:style-name="P1"><text:s/>„‹8—;Hl$•TØ\—šõþfŠ–ïp_ëT i*</text:p>
      <text:p text:style-name="P1">#::#,‘�#+#¾žýmîUó�#�Œu÷�¼ëZI}LÄÓ¤#úýæ#G‘`M:X‚‰”³¡)›²Ë_ã9èó#—ÞÜm#„âý9#&lt;ÜÍ“Oí=#ÆÖ_ÂsèI#[.#¾-Ž#i¡Nˆtï°#PIþ#</text:p>
      <text:p text:style-name="P1">èÁö±</text:p>
      <text:p text:style-name="P1">æç–))¥ÔrÃTê;##Ð²Å]m…ï<text:line-break/>+:##y#š#dS…^‹ø�¼á#,ïìp¿¯bc÷cb##)×#À#~è½MÜûÛö–Ü£'Ž™]*Ãü¢,Ì#<text:line-break/>#ZÅ0OæšÃV�¨=øOîu#�#–ý#C¸#ÎÃ*#ËOÔÚM© Ô</text:p>
      <text:p text:style-name="P1">#µÈË¶‹És&lt;&amp;�lq#Dùp\ñ##Óþ¿–WÑ|6iÛìz</text:p>
      <text:p text:style-name="P1">##§ÃYÅŽ„`8ï—##¬8ôop÷�úTHr~]¾ßÚ}¿+ä</text:p>
      <text:p text:style-name="P1">ENÿ€Ê÷K|#Uý´###ó$q2á#X[)o&lt;›ø+º#°'P·#Dª&gt;ýW¯±=•#ˆ¸B!›™©¥–´»\ç;?àd #Éã››ÊW¢7�#‘&gt;N_¢û²àÈúcz&gt;#æáqšþª·:žhÔê—»á;„##ô–Ì¶ªŒåú$Ží�Ò&gt;õõéO#]Ñî}¤�¯6ü5cÄ3ÁM‚€ZV÷cv©##®x¡##B#Î#A�t#Æ®ª7d9Õˆ#¯¼™‘Öx³úõÛ##o™_c›–ã•Æˆëñ,V#ö*8Í…¤v�¿WˆÕžª2]YÐ#ÒmÎ[&gt;Àûµ#PãnijuZM„¶Â#„##Lˆ_XauóÏE#¬ÈŸ’ÄýµXëc&lt;y³´²è97xîïHO¦.,¹BozìÑ##|BÐ²Z¼HŒç3p­ÊÊ#Ó`¶r¨0<text:tab/>áìÍÅ0OgQø^a¬‚yêœQ&lt;[ƒ® ®P·Œýß¿O+Ž#„ðR#¬q(+ÿbE¹#¾WAÒ[#í&amp;¶h™D–¤jð�«•#[#,‰ÍI°I°_§&lt;ä´Š¼ÒÉÑó&lt;® !†=RÔ˜Â7’‡ÛØEõtÒœŒ€ü•#~­µý¬®_ÒG#^~-#W¿#c#×L×[ü#8§¡óÿ#Ñ�Ã—Céôï¯|Öû#2z™(w['*ÅìÓ¥bÚ[%¸ÕÖ}ðl,###�Ð¥™#l##™JR5Î ÁÅýkÉ‘q¿H##¨B-}©#R@ŽSÝ#r×6†3&gt;#cay’;xÉHck##í$S;ë#n%%Å¤^Ç</text:p>
      <text:p text:style-name="P1">™Ã´’Î=J#_N¸³2¤)óœA�#¶üe#ì##Âç¶Ç#¡­B0²c&lt;ìJRÒÎÈÞíÑr7næh_Ô—×ûë#;ÌÝÔÎ×#=Ô#®&lt;v…ýf°Ë‡Gù‰Êc#hÐ¯ƒ</text:p>
      <text:p text:style-name="P1">ýÎ‡A¡£CçØ1<text:tab/>[l#èv‰-K+²\rí‘üµ¼óüë*œ¯6Ø#Ã¯#6b.ø·¼ž¿#sÕt€¹«i¡¯</text:p>
      <text:p text:style-name="P1">ÏÿFS##–¦�5Øà¾&lt;•uóì$ò#�©Y¥1Ì¿W#ëóqNÞ+œk½ø1</text:p>
      <text:p text:style-name="P1">âi_†#J�­¸#Q#ÁþÅ’¢z#;Ä##S©A¶Ì�XY`i�j#õ}VVñi#Õ„ˆ·#…ˆ2-N&amp;™·]QrkL°6ž^m&lt;}Î€#=½¹Û</text:p>
      <text:p text:style-name="P1">/‰6Ð²ÿ‰;kƒÉfŸ¼x#mÿJ#è#<text:tab/>k4</text:p>
      <text:p text:style-name="P1">#Þ­T#ÙR;s##Y«½ äJ2HX)‰Ñ-<text:tab/>ïm´¢W_ÉJ»#Ë2Ôu¯Éíq<text:line-break/>c#æ?N‚|©Ù—'#óúœJ+Y #ö#uš/#U.‘)gs#”œ#Pc$</text:p>
      <text:p text:style-name="P1">ú##aŸ¶Ä#å�"$Ë1Ë{­páVo‘¨#¨Yyu_ý¾a™u�#yŽFñÃÞ.e�#\#kä¡1�*#Ö[#öÙ…'ñ¢#9öÙ}9µ#àô¿ãž»„èÅ#Ú#r&amp;#ýiƒw#ÖDlÓØÝY#u:1ÂË#„€-eÒ<text:line-break/>EÖ«ßÎ&gt;F«6Žƒ5##</text:p>
      <text:p text:style-name="P1">”dJ©#]äveh#ùŽ�ŠoÛÍLÊ&amp;#ø%##ëeœCá„ÀÅOÍ„•ã¬èéÆ—–ÅXvx7¦bJ¢‘-¯eÙ€�#×##†Éðòöûe#bú#»î¢6„Ðf0�rZUê€&lt;÷#‡·@jüˆ­m‡Ð¯)IÈ¨#R¥‡Ä×0EÀ5Ž-#Öß##ÚÍåMðˆèŸz&amp;ƒ˜:b²µEë¤žò#RX#.;;Eá#ê###FÄÎ÷#j¯¯rlp¬du®#öõïÏ®€€jÁâ=2Ês³e7#¯í$`##:òÞ‘õ#fËÚÌVÝLŒ‹@Q§’ê#§#Û¼^œ¼˜„#t£#\ˆ¡&gt;}RïS\i×iÃ(ÁE‹‚Ò#âþ$çŽþ¾ã#ÔTc…Ž“\•</text:p>
      <text:p text:style-name="P1">Í¨DÜeà%“­bâ¥Üá÷-¤Eu'³ßÎç¤]0#ß­P"ä#ZS#ÑøSï�œ@8ó×Ùê@&gt;5(v#C!\ä}Ï‹?#SÜó(!.YxuÞ_ÿ8Êm’BŽ2#;eÅ+B™­/¯Õ#š$¾M“�GŽìnÇ±GZ‹Y1~#íd)/­P_ù,Ò6Ù¶ý–#;8ùüB#/4þ#Só#ë®A8És’zm%#ŽýF'¦¯QÊ½´8#%Á|?±+·0WT##úå##(ãSV#„#Ïœv#ÿ&lt;ý# Ðí`#€s°ö¨‘jÊ#ñŠ5…³Zx›Zæh¾¹–¸ã–¥N€Ÿ³àk#<text:line-break/>–¬Æ¿¦ÃƒíýG#ßâ¼ö?Ÿ=Ú5­Ÿ4rÔ•#ç¹n…óú !±ž#ìf­½</text:p>
      <text:p text:style-name="P1">FX„#Pöf;j€¿Ü5…7YÂ¿‚:¸^¦A##=ã¤û†íæõáÂú©Ä<text:tab/>Æ#ÒðND€óT¥öAî#²'<text:line-break/>ˆëX†ŽçÁ#…›%0}@“oC�#ä##Äö~vÑÚw¨)<text:line-break/>:1ØB¼‘þq«ÁÌn*pÜ½çðd£ÆøB¤]#Î#¯qíˆ�Ò#t¼ÁŒáEéˆúŸ§ÜŒ’#¡Q’yÛÞIˆß=ìMŒbþÐ"}ñÅhe”­ßÍ{P�˜¶Z!#ó‡b*!%…Í2¶ê÷#Â^#êK‚t¥#¶]U½¸õ?õhöc+##°RvE2P²™šëBf¯z[n³cy,#r7Ô+vq#ÊÜÃRÈ9%î#–•7ã�'Éšƒ¦þÝžô3Ài=MU·“¶V<text:line-break/>aŽ­o¾ôû<text:tab/>“#ˆßƒÀ×çžÏc§�Â/_¦õ4Ø¹Y2ßù-A�#Ñe#ŽrÐVÑ!„ÛÆ‡Qó•ˆNŽÊn ¯—D_Œ,Ô^:[Ž'ˆ¡²�í¡ ùUà}yºãüWÂLn×è\##ý€»Õ%#‡œ^NE?›ôw#f_#&gt;êq“{v‚¥× µßˆOC4ž‡ÔIN#¦–GÉø$ÿ#�¾ ChrþL‹�—�Û#úè'rWÀÎŒœïQíŸäß’#ºü!%ÑO¹#.#w74¹#TŸŒi",Uêuœí±ŸD#Û�û®T“ödª9�lU_£¸0ÖÜÖ#)½Ü}ƒ#sdU#qÛœ{|›#¿¦¥¢##¥¡ƒY7ÅÞ„Xr?É �ÐÄ(Ç#{y�&amp;ÿ;pÞ!àî¨T</text:p>
      <text:p text:style-name="P1">¡#’0¾aoñm6ÐÍ¯Òvº=Ateƒ7R=ˆ¹#Ö’UÍºÃ#Œ•ŸX…ï#�û1Î#D¶§ì<text:line-break/>##�ÂÅñšÐ3©#’À~ƒK#ò�©X'a.0|rUB#™ìë¨AÁ#ú—ã#–jKô ¯#^##ñ#�€ìq¯5#Å#¿V‡;�#Ð�®sŠÜ”@îµ®u’ª%mé�e™É=á„…€…<text:line-break/>\ÀœiÈ±ê#œÖóá^öE#E_á‚#º’#"</text:p>
      <text:p text:style-name="P1">n9w‰GçÊÅzÁ'úÌ/#(Ü/T›sXœç{#&amp;{#*©àõí€Dãô3*åH#ù#ø³!þ¨oÕ·&gt;4ëO™uŒÖ|ÅÂ#b|°cZ%U-“KïñìlÔx½#_Q—ÈY,w¡ÍöZ˜#WÀò&lt;Þ‹#âs}’2Ü±¸ÿF›¬°¸&amp;»ÉÍ‘YŽ#+,#¥ûõDâŸ�˜<text:line-break/>žÐ�ióƒt›‘Ïr#qðM6#2›�#U�¼n#ƒõeÎ0CñK–‡òi³XYæï'Nù¤!¦#lŽ°¢"#38‡z7ÏEVlÌs#åY�!«œ#[m#Õäz˜ïH…##­###N\¸#ëf±&gt;I¢Sv-<text:tab/>ëÀo8UíÍ�¬2ØV#ðs#½v6ŸÜû¼�[<text:line-break/>åÝ#žôŠ^ŽbZªSl:jÃ€#8M�Ð*¸©611tÌ|}�ÂÚF'tê&amp;½WÛ�#uÞz·‘6”? Êl+3¢Í1£˜òJ ª1<text:tab/>tY²¦¢Ö;ùt‚i²;?8Î÷p]}~¾¶ny],#5Ð#Àeð�u#å×3—´\ÇX#ÿ7#ˆ�,<text:line-break/>è–’m"É}#9ü[Ý4§2übm</text:p>
      <text:p text:style-name="P1">WfovzË*ÎEÎŽÔ#c…5&lt;e#{’#[D#.¸G9{!vÔžT¶&amp;ñGíÞ#ÿvÑ0°µ#_#èÒõ¾³~Ç\A0û#.Bˆy]jÿj¤LF„<text:line-break/>$Ü½är##;ÎÐk÷</text:p>
      <text:p text:style-name="P1">aé#þ\##º]Áêâ÷›</text:p>
      <text:p text:style-name="P1">ùÕà#mÅ¢Hy<text:tab/>çy¥å&amp;ñÂz#Š´ÎŒ[×w#=°²F.¿@;=_G-rã*ÞÑî2#– *—Þ/‹+#Îq‹Õ%#œš###®šy#¹F™Mµ*ôë¯²##:ƒÄj†ÓÒzž†ý gö+‚Zñ2é­”Y‹<text:tab/>W#µÕZ¬\Ì�AúuôÒ56­bÎ####?,‹#x#˜¯)[q®?/Fä\ž4ïf=“P0 "#šõÎ¯�µF6÷.xÐ#·ë"snÜJì$S#ÙÅ*e##²£r£FkÂíÖKwÿ</text:p>
      <text:p text:style-name="P1">ó=-á7çT:<text:tab/>ÃÈ}h#¼ï¶}º<text:line-break/>¸¬q###úöW3VVÝD±6#ÞÖñ�¨ä#îÁ¡±##Ê‰®##O#»\Olùžê,kÒð»&gt;E#ûÙ½çM#/</text:p>
      <text:p text:style-name="P1">:rF ÷/</text:p>
      <text:p text:style-name="P1">.•±ëÏ%Ê#.h/z7F#ŸM#ôSEWa @‚/|‚Â¿‡£˜#Ù?öX“S¹[ë#ì¥#¿#˜üÝŒÜ—ïú9Â5Áh+Ùj˜…H#änôâD#&gt;×#€3p#âÑÿ^½¾Q</text:p>
      <text:p text:style-name="P1">†eÀ#Øø®#;{^è‰GhÉç§Xj‡#y±›^…M‘†DCo#I�vÚ“#\5¸sP&gt;ëð#Ðá###Ï#]²Ê˜‡®Á¼Ü#y·°#p_Ÿ�;P®n�ç�Fß#y#O—lb–•6ä(zôÊ@óÍÅDÇ¦##‚p«´@ÿaóô$ÜÓ&gt;s#õ#7M^Þ.‚˜ÇbÞÙa©#"!°vÓ³£˜ðñØ#öX¨\±ü_Õ×u9kv�ÎÝ!òú+ˆv94G#j&amp;fŠÜ�#ÔAkY‡œZÏ|_°È{,cÍb–È&lt;°7â�#Åì#®&amp;#wFü1ÿ</text:p>
      <text:p text:style-name="P1">RèJF8#z•G‰õn#<text:tab/>ú†²›¥ÇwÁë¢O#Ó—#9éÀ’#(*†f#€ sÑWî#ÚáuW#ýÕ…^oE×ì¡2#ÑGÑÞ_</text:p>
      <text:p text:style-name="P1">Äij³‰¸é¡O#p½è#k#)ü™®ï,y•#&gt;p•l~�**¯�e¡Ôô#ZØæ ®#ŸÕq#/ÎJd_5¯�yÐ²^ò»Þ#‚?hÜ ×Û£#}ÿ8­&gt;¼aî] 6æl„¤Z}#Ø¯Žj/ÿ}#†E4V…5è6##C×þ·YžÜ"Ÿ–}µ·N#¾˜›–</text:p>
      <text:p text:style-name="P1">þ#/öc</text:p>
      <text:p text:style-name="P1">{#D¸å¯òV|9)Å–#Ì¿L™×#P_xkìm1à�#ª–xKåú</text:p>
      <text:p text:style-name="P1">x,¹²ÿz«Nrcb‰ÅãAl«#•Ü#Ö�#S#ƒÜYv#î4‹»AÔ$#±…£,&amp;#i#ÀË@|y`½¼H#¥*«³�}Ñ#V7¦¸i</text:p>
      <text:p text:style-name="P1">=ô\#Ùì¨O‘÷òŒ#:XÈêÎW6C!#¸7hSºF6C©ÓüDÄÚ�£#b¦YÿXÊ#+ž@#iãâ…Õ,‰ #K#hXþÏ5�ìa†^§Ñ9M®uºg½g¤®Ž¿3¶S†E|Ë–xˆÓö#@¬G™#®XI¨ýv(µP9tä5M¦²æ}.ci</text:p>
      <text:p text:style-name="P1">#ƒf#£Ž#@n/8Lß”gm9áÑ#MÕÜÄ ¢`ÎÃ†&gt;<text:tab/>&amp;�ðè7MàÑú…ÜQ/ÀÜ#\ôï�l|#rdÞ\7sÜõ®0“l®j?q ¶Ð##d¶áÊ�·çr0©5ÞªÆ­ ¸y™�÷|cø$Hº##%&lt;‘˜¼###jB+‘#®Z�#pÂ¸e’Ñ¶w#gÏùŸ±7â¬MÒ#Á#!ÁnüúŸ"óò#šLI\0DS•[ø³Z%h0r»#=‹ok”)#ã¸ç#EÏâ¥#SIæñÉ}žwØ\…iSå#9�#.#÷&lt;j£uÅyî—ß#<text:line-break/>{©Qu×#ê&gt;8ðô#;°,öi~(\†#½T#ä¸Aã9¥Ô¿ŽNO¦¹Úèró$¿#œýÛ’úu]¡$�Mµ#µßã;8–g"­ÞCœ�ƒã#\&amp;±ß#?�#�÷/ÄÐ\Ü‘x*:‘_.äˆwÚ#�³·¿†#x|(mÍGk#|£s&lt;$µ#õx)Ãí#â##ö</text:p>
      <text:p text:style-name="P1">qëáL1±Š</text:p>
      <text:p text:style-name="P1">ç‚EZ€˜&gt;{Èo#X·íæˆš¤!#QÔØ#‚Äu$õö½ëÃ”æwuEŒv|º#˜-En®ù Ü±ÿf2#e£qT</text:p>
      <text:p text:style-name="P1">€ÀË�ö_j¶\™½BÕ®šP“ÔÑã¶¸èÒ'/ÏqÒC³Î#½##0�Ç#êç#{#0ÿ-Í:Ð�5…ø�‰T×¿µîçôVgèÄÞÌ?õ#Þ¨1¸¥D‡e_ù´ÚGøU¹\–i‘½#·§K…%ƒWŠ(³W½fÀpHÑ#¤€½hÙ<text:line-break/>#9$_Ô”¦O[&lt;Ï¿·š3##´E=…"�T»[ý¼ü˜Ô‡#¬tÖ)C×#çà#ïä£‚d3&amp;#PŽÛ# KÛO·áìº#é¿ëŠœîlv#nÂå#Ø;¬q4#ú^9V×aãýv”$<text:tab/>~‘ôh©$“ÿ#ß�•</text:p>
      <text:p text:style-name="P1">r’DXzÞ~t3a&lt;§%e¡:FNÚ&gt;e¬&lt;™’Êúƒ#'{�Y7#~ðšÂ–ÔÏ#eÓoˆoz%'†:›#NîðC+´#L´b¤öp–òÉˆ“%"¢°•` Á#wUˆûA‚n1Î¬#ãZ²;&gt;HuêµÊ~œ”Ô#êC##¡ûô‡#'c#Â™BÂÁ#ôû~¶(¾%‰ŽG#˜#,NŠ×½®š±ñ†c’Fß6®Ð¡J.®�ãÒgÔ#§—Áì##O62Ô€#öìýpˆö2”€“ÁÙ&amp;”÷Ðl#�YØ¦š)X„Cì,Æj˜;Š<text:tab/>!#¼ÞÈv“p#(¼!I™%Ú�IB/³Ê#L$ýIÐÞ5^#Ò|Ý5¨÷1#¤$6###Ïèª# ¸ZQ#G¬5¯ÿ!½f#.6Q^7Ž… Z+Ùa¦èÝ<text:line-break/>ƒi§­è&amp;^-nô0�üÈL.Œ!“Xîzô3Zåc™QL¥[jÌlNÚ^�#›A–¢Zc{eáïN9:$#’Ò¼#©"Ñ­q†#,##D[îË#õ#Y’#º%ç5Án·¼#ôû€¨#4P‡</text:p>
      <text:p text:style-name="P1">@°BWà�#)#ÿ#7:“K—ŒZ-*š[iýôhÀƒ�$#á!{ˆï'#ì##z#ñ"fzáQô¤š:*-#PÑ:S:¤è&gt;âˆ²›ÿ#¨BšI_G¡-Õ%:`##¯ðØW‚%É+#õ�#Ø0y]E'#LhN¶„~#f{#€@a,##±Œ~¨våPrV##~2ÅÛ&amp;“&gt;&lt;„`¿ëÖøobýÄç0¿i„n#·:SF›#úG<text:tab/>#×ìý{¯9ÊSÝ�</text:p>
      <text:p text:style-name="P1">yî�Ä€«‚…aô6‹¯c¦j·/Ó#ãr…²pWú÷6#§*‘ý</text:p>
      <text:p text:style-name="P1">®ýV›ãŽ<text:line-break/>2</text:p>
      <text:p text:style-name="P1">àU«;€R6éy÷Ñ…›„�*4”È#­Ö&lt;›þÌLNâ•Ž°#t)#Íásâ#�ÑV}“#}£¶\ÏgþˆDM#ôÜMÕ-Žâ#»#�<text:tab/>W€(òÆºðFf#¬©¢’‹[0<text:line-break/>Ã¥v#š?’<text:tab/>RÞd##‹r«#=‰ñ:f=#²îzãkFC#çVH-sO#}3#2çò9þ×Ð&gt;‹ÃBvÕ¯º±§9A8LÐ#œÌc¶Pm2ÿT.‘1'fÒŽˆ</text:p>
      <text:p text:style-name="P1">{]DñŸ<text:tab/>Ëƒ€·Š¾Î@Düë¾#~/žðw!Êc#.Ô÷Ÿ4Ã¤óôíÛú]JQ|Ïy%�rPéuôõ¸;ä5å#îw##©«]q,##b”Õ¬ò#qh##¿xˆTÌkÙ!" ·/ékhú«çIlTu&amp;#9ÂVÅu#NR,úVhÈl…Mi&amp;</text:p>
      <text:p text:style-name="P1">nZp|ËÞ#ÁG7¢ÕLÍàë¡UîëÐÏ«¬¹<text:line-break/>ˆ-ÿ/nJä£þï<text:tab/>æ÷¢�#c;b½B#ôu�é#�/YœoG£ñBNÂ#9ošµB®8#‡YP8÷d`;#í#DÖ™_Ÿ}Y˜’#QŠ¶ÙìN#Óz³ŽÁ2ÄÌ#„¤ô_Ñ”b"ði¹ RRü�µ~.£‚#³Âs˜»ž[;¼Ù#í†Œl~#Fˆ²¯Àó#B*#6wÖë&gt;0'þ#5R¤†N¿#/ëH ã#…qc°OµÏhÿ#'ºtà&lt;ž‘V�Ñ#½½<text:line-break/>ÄÓÈª#ËÜü#éwÍgr”F7È<text:line-break/>Ñ\É»Î</text:p>
      <text:p text:style-name="P1">ËŒl‘ÅÍpIš¤S'‹~##”á)O³ï/•Ç½¹##.#³¦ºqæ‹Ð�•Yã<text:line-break/>°Qù#¡ÄüÅü#EX&amp;#)Z`kB|[</text:p>
      <text:p text:style-name="P1">µâ¨¥ø‘œvúa…y2!\Ûý1¨˜Ê#&lt;üˆ!I#7##)ÂçrÛ!¥ii×ÅÆór¹&gt;</text:p>
      <text:p text:style-name="P1">‡Ž¥&gt;ZAn€*###Œ#‚##&amp;q×#®hCé‹ËSs¯£›§Ù]Gaç]�ÑëÐ#I•×Uê#™Ê`6#‰#_¤Ä›GÑ9%ˆ…$¬]ÛŸóL^e&amp;tö#�#ð#<text:line-break/>äLìäz”)ô¯·–™û#¹[(b&amp;ûš2##M,#Ú)ôï#¶£Å…# ò-°Ê—###�}¸ðØKÍ˜ŸÀæªÏ+9g4##ž'±€À‹ñ¦ÍµÏÝ##Âi#µ#nMº©×cBWÌ‰·$­#9œM¹˜{5QyF5~¡Ý»¯þªE<text:tab/>R £ä¿</text:p>
      <text:p text:style-name="P1">xÞÇæ˜ŒÛMÝÜØl9"´*{#›|"&lt;â�Òž*“ìùYzsÿmtïâ’«¾%</text:p>
      <text:p text:style-name="P1">-R\÷¬‡)Ò®Ž„H�e)ò€GK#…aÊ#€®#ù#Öì6ÍÚh©¹ƒ~ûd¢-nÝTŠÕ‰ŸáERÌ#Ì+Ó³‰Á#£ÿl¿¼ËyžÈ—²|·›YT</text:p>
      <text:p text:style-name="P1">åÜ¡Þ</text:p>
      <text:p text:style-name="P1">éÏ#�SËíÚ#_«¿ÏsÀVÀ$ë#üÖž*mµ\KŒÆ#èdz#9'æ'®m€Dýü##ËˆÖMfœ##pK§&gt;×�C3#ãê?&lt;¥mQÜ$9%‰#A#Ï"š#·##vÒ¼Î#Õ¦ŠƒÕ1aç#q_¨{R�¼ûFN##�&gt; %##–Õ¡äò\½&gt;Ã,�gÞ“ú¹È¥M—+dµón�ó#!‘9N'öN¹Y#�<text:tab/>œãNŒ#Ì««³z”-</text:p>
      <text:p text:style-name="P1">:ë#ÁgeÒäÐ#E!}Ì#×#•ätÊã¯óc•h–ÕïÊƒ#û‡#À#ì‹À[\�±åÏ�’„</text:p>
      <text:p text:style-name="P1">z­øZ#—#�‘`#Æ##,x!hVàÛ98ø²ÞB¶æ€”RiR#øN°Vx#20##M3$‹SVkžb6k¤e†Ù#fCÅ×B‹vìÐ#4­G&gt;|ÜÂ#$Ê¸zGL4&gt;Aƒ6†?#Ò/[Kp#_õ¡#msJ95Ï#?~</text:p>
      <text:p text:style-name="P1">¤Q¿Š¶;#ªg’Ú#ù#{B žÍÊ‡vŒÀá¾Þ#ÐkšFÒOæ÷Ý+¨!y#Z##àÊt&amp;±ŸVw[+¶</text:p>
      <text:p text:style-name="P1">Ëi~#0\"#þÏ!c¯YQ#°ŠÖý#šl˜ïõ·í’±n™®#˜$¶nÙ#š<text:tab/>½#˜#Ø#‚¡X;§eQJ16¬ãøEx^èW<text:line-break/>õ£#6#@O/–¹Ñ¡“qç´À…zž¡§z#W4Ü¬`8!ýÖ!�ƒÁºµWç+¸}ä#'#|¤Z &amp;`|c<text:tab/>#G6Àâà$°Ž›JÖ#4#òÅQÔZ�‹Cm##í“EV¶#"j­” ó#Ä„9ì'<text:line-break/>(#”?é]o§“$«¼.Àÿ#i#|`®`ßÏ-¬»ú­S�)#<text:line-break/>0Nf[ü#ÁË=#Ø#â[›ÿ=#J0øöûÎN·èX#¢#tã×ì£÷jï¶#-e#2BAÄ¿(ñzK1#Jß³^ÏOf¾R ¤;U#¨Á#</text:p>
      <text:p text:style-name="P1">½·rC«&gt;¸„LÚW¬Õ˜g»þQO³X¨Š*#Õ¾O’<text:tab/>&gt;à6Ô@ÑäÂ#SE‹e</text:p>
      <text:p text:style-name="P1">©wOô·äõz�#à6</text:p>
      <text:p text:style-name="P1">ali³ò#ÍrÖ#ÊÉ¸R#</text:p>
      <text:p text:style-name="P1">\Ép1m,$lÌù##×Kô¼i1ºná-c¯È#ºd<text:line-break/>Uo#3#</text:p>
      <text:p text:style-name="P1">SæÐ##ƒ[Ö#ù¬G£ÇÓ…�­õ</text:p>
      <text:p text:style-name="P1">ü_KqŽ�hôˆÅµZ�e˜O@$”pùû´èyü�I¨Pß0�#î îª7wyüO#%é#Š}Š)ðTPw€Ë''«‚k.ð»kÄJ‰½‘<text:line-break/>z#Ï+-¤Á�y\wq#ÜØâavÎÍŽ#ÖÃ#³9”c¹±©˜æ’’©‚#1s)ÄéP#µ¶¨ŽˆAwó</text:p>
      <text:p text:style-name="P1">ó§#`h¤9_”Frçé“Äâ¶Ô°?VJ_Á•G^õ½<text:line-break/>ƒ#zÚì!Oï7#yã�Áä¡Š®Tr{qš§ˆEÊÕ]*nAq5=H˜ÓÝ¥ËÞG"`Ÿ”¹ég<text:tab/>Åƒ½CVÝn#jx«F&lt;¦Ù–˜#†öe0,¬dh#†[B‡:5«Ç&amp;ˆþ%8=5PÁ#?³*ƒø# #Ø["É·àá#Ï&amp;Ÿ#e`zZZx’ø#ðYP/“D›Òàø��æþÕa»“éäÖ#oSÞð¼Wùã#Û #ŽÉ”"(œé{æ /J~]¬”Â~M<text:tab/>�4Â##ç+Ù0Ô##sG#&gt;©Ñ3&gt;�”#6Cn¦LÖGõŽzÇ#-!#�GÂèò,oN;¬ú¤sëí#‹$2kv9[Äû#§#~Ý0IÞhT</text:p>
      <text:p text:style-name="P1">Pò#6®1-s'M/Ï’ûÀQ&lt;h_�/¤s‡{fÿfHœr4oµ#húÏÊ™™oõö„-ÙAÎiª´è 4'¤¨±¸#Mí×óŽü3ó²çg</text:p>
      <text:p text:style-name="P1">™!IpÑ"ÕzþÏ°D#Ïp°</text:p>
      <text:p text:style-name="P1">2ìÃ#Íkv%³F«ÿ#Ó&lt;åØÌœ}MËÎû9ü·.HÛ¯þ8róÙØ&lt;øo¡r¯„###‚#¦ÌŽ¹2æQXGÎÂù™²“<text:tab/>Ms #��6ÐÊ&amp;·=}3e1mƒìˆ#·\Íé~þï#èà##5#~òc6åç¨Y7*š„Üv¦“&gt;s½ñTn4�†¼òOƒÙø¯Š,Ô#�Sç.æ#B„¼ëñÁ#SÄº‡Í9Ž ##/´‡#ß0œ{!#S!(#KuN&amp;³ýCwåëBçôìhs¨À7‚#«i¿|Ôf°1¶ôÙñ"¿C0C#Øâß${.ÇZÆj#6ö#U#E7ªÅ©öèA@&amp;¢y#‰Þy-#FRî^B†ºD#q0¹&gt;iýŽ8�ó#L#pFÈ#œ—ŒÇ’œh¹!]bâë3ESdÉHùöÃŸ§L‹¹±¹˜d&gt;‘Ú;Á#¯#W·´£Òµ##´©÷&lt;º|ó¡ß&gt;3##Œê|­`–#r!¾b¼#§ÕîÁ©ÁÅ7²#fR"f<text:line-break/>õ8&gt;¥þP9VvÆ…ŠÙÎ¨#æ¼#êäÚ+o›;ŒÍy</text:p>
      <text:p text:style-name="P1">9.‹Ól¤##]OÚ Ä3Öªi÷Ü–óBÇf×R&amp;?;ô###1;�èGe œXòTÊÝ=#i�¶âÞìÙ#f#uCL²k#3í#3š#!WïÒ«œq\iÛ#°‚ÅY­@p©éu#uÖ'hë¯{ƒ¯ÍgYà#�##ÅÂ‡ØgxÔ�Z@‘µé¾,i#hBõ©î¾ô£###å#L91í#§m#cu–Í#6{�gl’#pzâÕlû�5¨êys#²#åüùºËÎ§¡³Y3«Lèk#%e¿#ÿ| ŸÍ#Õ~’¡ç###cÚ#C“¯öî–Þ�q#ÜV-Ïü…½}#ƒñ#µ<text:line-break/>a—#Z*ò‰#0*¡²¶àxùƒXÂÝIg&amp;„‰ðw«”E#æµÃ^uÔ#ö�#˜#ð¾I…ý‹í`®²#—#Ý#¾Ê·h„¿Ë9W#9‚ûÙ‚èjÏø+B).4ªZÜ¤Wœšâƒ</text:p>
      <text:p text:style-name="P1">)á<text:tab/>\o1K(<text:line-break/>^Ð³þ—ø#UVì÷Ãønp÷~Žª6&amp;m›š#a9ÍìÕå¡¤#ÿRþ�##üì/«#ªkRW6K#}ñsñ@#ŒRö‚$úÛ&amp;ó£Õ]#ÝKnGÞÈ#åµ¼`)u²"Pb2»§�â#7h7ÖñXb¤ØáÂ½5a#.Ë¹éÕ.¤[L¤ayð#?#9:ÀÎ#b#Â#</text:p>
      <text:p text:style-name="P1">nÐFV`ò#üW›tUù"UŒ(Ú„ˆÖ|ÃØ€KKUÀ#—.‹©ò#Õ�mGõqöÆ·ÌêJ##*h#Û#'Òö#ÝXñŒj¯ÝØU#S“0ØDaÅ7â¦ŽD”¿(io&amp;àZ›ª ì#Ý2:Ú)#Âà÷cgõÄa\'’Z¾ #i×º#±3#m(#»‰—í0cß$ VÌ*×ã</text:p>
      <text:p text:style-name="P1">#u*8”Ô�ø9Ü¼£ŒÄË<text:line-break/>zHÆM&lt;bÕwI´Uœ#Šª##º¯¸À€¨†#`i›äq#±q/<text:tab/>7§¸«ZÅÅÖì{ÊCŠ¡#¦<text:line-break/>�#îpQO¤Ä‡#ÿ#ÂÁ#w@kç�¤|ÒÅˆª�î</text:p>
      <text:p text:style-name="P1">xÜÏîñ.iôô'âýy†åÂ‘o¶‰$î‰˜§ñÿvLšêÂ`#íPNªZ4W#íiy�<text:line-break/>ÝïÑÚ#½Á%su‚#rxn$˜Cšð£Y„†ò£CbÁÉ|#‹b¼«ØœÃh¯#ì#ö�šNüNã�^#’•#RÍ´ø#qÔsp[\M¹G,[4Œ£fô<text:line-break/>•oîî 0[Ç!ð¸ñ¯#Ã#Â3o)×8�CÓ³#„d7|Á</text:p>
      <text:p text:style-name="P1">7Óm#À*–¶Y#¡³7…“Ýc¾‡|RhQªiw#¾®n(†ÁÛŽp,±Ó™1ð~ÞR#Î[gc4f—ª#”#Ê¦“zw1F"n</text:p>
      <text:p text:style-name="P1">ÚÊ“ŸäÂJ0_#!žnSJÎÁÑ8`@W©‹ƒXÂ.#�â•Æ4Ý6þ)ÅóõÔôp’~.|Ÿ3ü&lt;…¨¼####t[#ò#�‡,h¡(#ê!†èd!8EÑïØ{r¾^žX3C</text:p>
      <text:p text:style-name="P1">('7ÐŽ–×&gt;#tÔ#ÚUŒá©â+V~x#áKóF­Å(ÂÐ»†#‹ÕŠ#ý#¦Ñ¾î¨½§�î¼#‚ôfâ�½ät¹iù˜àr×÷ƒ#Åi¯DÞÄ5saHâçPÓ£B•‡öF#›±š#<text:tab/>{€l*ª'„yKI#b4¬•#yŠ<text:tab/>#Åª#3V#§ÁÏÛ`Aà WÚz¯|Ÿ#‰)��¾.áÄ„’³ÆØ¸z¨Ü²¿h¹#ØO‰&gt;ms#°D0NÁÏ»Ìo^J±Å¦#Yr¾&gt;›m¶x#„Ö#—¬mµ&amp;‘@}Ç#ø\G¶Îg#*»8{À7=ð˜H}¢wxD�'#¢Dø™«,ö<text:tab/>2‡#ãÕ¥&lt;öñ¥›=”Æï©Ý=&gt;ÆJVY`rc–Þh#&gt;qÅ-O©'xöëF“°qgv�m�?|ixGÀ)UË¤U€í·îá</text:p>
      <text:p text:style-name="P1">R¯*Ð#,u†¿3f&amp;#Ó##�# |k²#›»ì¯T#‰MËóžX)ôú<text:line-break/>¤—#<text:line-break/>Ÿ¡�GêSZúFIÚ</text:p>
      <text:p text:style-name="P1"> yk"#ÃwÕê@?%é#ÀO`@#LQÀÓ#Å4ëóDâžÉ#ì²Ý�êY²;�¨Ö—câeÖß}ø´é¼#*ËÁ�ŠTh‰#x£¥éê�*K##�/#-M]0=°˜#£Ø™p#Ç#<text:line-break/>1ªÇ#ökBOÄÑÞšþI€</text:p>
      <text:p text:style-name="P1">ìT#�-*\.ÄÆ*»EÐûü#õ-¯¨.Ï�| ú#•:ð}#En#_EÞ*…ÝÈ£d_!#&lt;#&lt;Ÿ8pð�x#¢C®?D½ç§I^¬hÂ-x#l×-</text:p>
      <text:p text:style-name="P1">F{5ùÚËïMö‘=âŽ�ËyÕô #Åóryëö¢‹L®=ø#èÇ™^Üky„ù </text:p>
      <text:p text:style-name="P1">í]<text:line-break/>Å6�ãÁù�^†Ú\Ë…ï¬3w##³úù</text:p>
      <text:p text:style-name="P1">©Eëpé7-Y#l#Õ=š;ôq_Cê�&amp;£$ø##<text:tab/>ˆ=ÜÅ•Â|¶&gt;²Es¤®JO¨RY#©K&gt;!¦ïÝ©2ì~ëÖ&lt;x#^Õ##åÍ#f^²8í½}„�ºŸ’#×N##.;èvˆ#�h.í-##ftÃpGÌ##«úù³÷«Røœ±#<text:tab/><text:tab/>&amp;zŒŒÏw†ízÉÜÍÔ##¿ÿ#¸–[b8Û#oôŠcœp|ê#;¢$@#Ìo±‡P¤#øÁ.T$#ÁOÎOE#­X-õö¾</text:p>
      <text:p text:style-name="P1"/>
      <text:p text:style-name="P1">#k(èg•n•û#¸´¾Z´ˆ#§¡TZ#S�'G·0XÈ›`I3)©nõ”Jìâ¿¡T�&amp;#8f#9º„Tš@%éžsx,˜ªøYÈ*rù²Úd{È´Æ™JtyW×&gt;{Þ0â{#È‘‚A##ŒÓr®]#hÿ6'/</text:p>
      <text:p text:style-name="P1">¢ÖðÈGŽ}uìÏso# ]#³Ì®#SG¤à!¥&gt;º#¹ÙCu#ó&gt;Cí<text:tab/>xxëH´YÌV#Õ,ÄÓ–ö4–#'D#†4Pï¡•i•¹”´+Ö}r#<text:tab/>xPN#Å’wSöD™WÏã5–À„ôl)Ê†Å³âòýE#ï-Ñ[O~?iê##šú†áOzò·#’œ#<text:tab/>F#èÀG„;#�Á†·lÆÉ#</text:p>
      <text:p text:style-name="P1">¦òèKˆ„Eò^È#œ<text:line-break/>F1#a¢ì¸#w”îlvžw¯#…õ#á0Ÿ·lÖ¢û4@##·Gnr;É¼–·Š#bNq¾Ð%Â€‡x¹ÑL¥zs+ k"&lt;w°dïmâ3z¤ÓÖ}B</text:p>
      <text:p text:style-name="P1">aûåÐý`aŒF¶ê¸ä�K±pd#¥±ÖuuxTÆŒŠ6ü#|#v{µÎ^6‚æÏ{¶r¨é#ðµrÀÕfè+îú#BóÈ#ØÊ¢Ét<text:line-break/>v/2# #Ð«åì%&lt;zìlšÇâB BçS¾s¶#^ù•#ñŸúÚÄ^2œ:éÄ›Ç#NÂê##ƒŽ</text:p>
      <text:p text:style-name="P1">#8æ”ÌÂ+—#q#­Õ#QzÁ#°¤#îÄ#X�àœzæÊn#zˆÃ=�O##”¡êH#Fý½[T®‰žï#Lãi'¡fyêõ¡èÚ/#Ì:ÿ#n³��0w#7SR¸##ôEF#jl<text:line-break/>i##1ßn¢ÑE²¥#Þ}Iq“u<text:tab/>ëô–.™P¦#aù„‰±‰Ê•|2ˆ#¦Æ«58Û¤–¥/«2o#äm¹›<text:line-break/>ž'Õg®Np#·#Q#X@O.Ý#Ð³##&amp;�ŒG¯S§Þ_&amp;£ ¾ÊËà0´™\�###Ï|gÔQIa&gt;Ã�w#Ïmß</text:p>
      <text:p text:style-name="P1">O«ÉÒl#4èu¯2h<text:tab/>ª«ëø}Zã“(ªÐûÐÿL–</text:p>
      <text:p text:style-name="P1">YnÆªM‰å–## [Ï</text:p>
      <text:p text:style-name="P1">#P‚yD…´=#lðÉ#J&gt;h</text:p>
      <text:p text:style-name="P1">#·R¹ï#BØ+u‹S#@ÞÜqÊÞ###*½šûAs´û²yV¹¢yîØM©ú°Ë}$ê#²åKs\õëå~#V±Yº×æÓÓXÚ°r¼×Ç-}W•ç–;YÙmÕÜ×(7š’Úß¯Þ¬G#¬#´Ü½¹¦ç4o-œ×šß”·#ËÛ—Ç+#µNõ,âùv¹OœÕþ=Ý¡Ü²#o9@yNÀM’AvþAèv<text:line-break/>_nïK6„˜Þwð¿U·ß¸¹</text:p>
      <text:p text:style-name="P1">h &lt;\#Ž#—•�,â°Š0Xò#ow�I"#hÐÑVr©úƒƒ5úäëÁ´H†</text:p>
      <text:p text:style-name="P1">ófÃ+×Ûü#§‡«Ž–þžŠ�Ø•-Í½ã<text:tab/>ö®[rdG’œ·M�^$Çð0ékù½3&lt;I#N_ÈìòâO_ix‹#ÕèÉX‹¥Iã#Þ/Ùâ@ëˆk#÷h#9³<text:tab/>S—m¸:i#tcëlÐ/~{!#šöÏ##­xó‰ÒÀx•O’ãø“%c×#•PY’¾Çk/î”#Ôw=4¾ßÍGn£’mb_J¨Y0p“�¨q°p¢†“#&amp;*Gz—ƒ##«Ï</text:p>
      <text:p text:style-name="P1">C#�Æ#º%{\ZØF1€AS#:#&amp;Lâ—ºÚ#«!�p\·NÊ—†##g#s#‰þ#®&lt;°#¶ãÁ]&lt;:Ûä3#hNøÝ®6ÛŒÜï5JœBÛUÅ÷£¤°gd<text:tab/>F3a#´ÅÁuŠ¥µ)-†A7÷ÃfkbžÐäÐ##ËSë¢ƒï#î#Î¯&gt;bd0ƒ¹úµôT#;ðÅãwg#M|!«%lÃùöÜ·?P ˜±]Ó#¸#òÿ(²¸#^�ƒÜ€RÞ</text:p>
      <text:p text:style-name="P1">#Ý÷§à„c4"š†Ýƒ,¨­EÜ<text:tab/>ƒ#¼�ÄË°S#(#Z?Î~r1Ñnö±Ä„¢¹.gÅi #£h�ÎÛ#Å×(Sû&amp;vµ#Â(¬a2ßvlC²#OnÝÿLàƒ�Ë#1ÙÊôq²-hNI)Ö—†5þ#õ`#¦SØhß##Ž„#vŽí~öX#æ%\2#M#–Ipx##¶###h¦m8ÊRmÝ™·ìÉ=R#ñ¼#txêPžõöt�_#�øA­W¦©KI</text:p>
      <text:p text:style-name="P1">ï;ªƒ(#ëÝï^9¼(fŒ</text:p>
      <text:p text:style-name="P1">0KT,R##<text:tab/>5jmÛ7IÖšji0BWàÎ1!º%#cÊ#,€OŽx##¼Ú½£#vUÄç#©‘ê¶#õÜ¡còÞMŸB<text:tab/>YlÀ#.;û�ÁH#’ïŒ@?#‹ð#=#· %PN#ìÖ•äÚ‡¡ò†?¸ÅŽø#J�9úä^#v#WâðužèÝPÔî¦vê1�#ˆ</text:p>
      <text:p text:style-name="P1">”lC¡í¦{3vüÒÍËñh"‡*È£ÖF ¥JíÁ#2.Ñö#¢#ð›#ÑsSÒeñQyÖ…Äo—³#OŒB¹o¼#S™#]§�###ô“M¬øˆÝ;ä#ä#0Uc~&amp;¨þ#…•/ã&amp;¢úÇøÔ\Æ›û_ç²w&amp;Ú09Ë-‹Ã¸$Yž›¥#…&lt;Î¾ŒW#Ö�H…Dó·ó4$#2#o€ŒŸÔìŸ$£ù##|O…Õ¹în#Êk1<text:line-break/>Äóˆ?´ó‘d Í'\#Â###[cÌ²�@„#ß¥²×v°9#UWzjzø�º#êñ®ûÖ»\Š</text:p>
      <text:p text:style-name="P1">3�fép#ŒºV#Çb5#¦_¥Ê.'%ÖÛ®�:X¢çîè]Â­Á…�#ïE°g­¾c!Ö”Aj�</text:p>
      <text:p text:style-name="P1">×7mä9™‰ûŒ#[AdZŠ8#�Šw¾wFú"8Gt®»ø��ì,„3æ#IYìð–#1ü¨Q@{}×#êÆ)áu)#¾§¯¦öbµüv’‚h}#»s:t›</text:p>
      <text:p text:style-name="P1">õr#Þ¤]ð‰Y#ÞèN³çïŒT—Õ˜ª5ùjým³#“r-Œ·Ë÷7</text:p>
      <text:p text:style-name="P1">Dä#<text:tab/>f—å*€ÞB"˜Ó³iIj#¯ª^R”‚÷ÍÞ×y<text:tab/> ¢«ê¬`æÔ,Oœ„ê.ª_\ÉÊ\ £QëcÞ�8¢&lt;"Q¬!y`vDÜµ‚4U]s‹Ë’‰¸`^½ŸA|°ø¿#«šâg¢#ÈÅƒS-zƒ¡�5€vÚs]™&amp;</text:p>
      <text:p text:style-name="P1">#@j—È#ã¡§«#&lt;tl# o#DtŠR@#e=</text:p>
      <text:p text:style-name="P1">s€þR#´)###2~hf†è¡(b47e¿J{QÆ1Eã)ªmäìÄ÷÷S# ŒƒÃ/#‚"AŽê5#L_dË‡:#AÊ5Q#s.AÐ#ß÷·ùD‘å##ºÄ´‰y#ŽZ#Æñœ#5vYúK0#£îö÷Ò‡¦„à$]¼Ç8AQ#ü{’è¦<text:line-break/>áw#vÌ~o{ñðò€#«5Z#šÄ#¢®Ð#ñÃË:ÿ#GßW3FüÅÏ�*&amp;#†Ó§ûlù²“?/�”#úÜq}àT”ËE#p®–,ÆOßÛ\´##&amp;g‡¼JäŒjæ^ç à¾ÿmÓ@&lt;öm´Öd&amp;J½ýäá¡E"ù\#¯–«Yø¡65##Z~6ž##Hôì­ðf¬#¶L##;ÐÈ–# $T‹Ê ƒr›ïùËèËó†2Ù#ä!å##3°#¢4f•JÎ#v�WA…=hÓ+Ä—!8úÍ#(#õhûnç#ðµîÏ˜£6+•C6ž#ÈžI, Öz</text:p>
      <text:p text:style-name="P1">\j0¨Þ#–™P‘ÉÝ]–\#†8ZEì æ#Ñb?›�3Œõkf’´-sŠù 8Ò�#nEˆÆ&amp;Ù##c#U</text:p>
      <text:p text:style-name="P1">(#Wöãå`4âL#</text:p>
      <text:p text:style-name="P1">Ž8µOo#"<text:tab/>ÞŸt#ÓÒ#Ò5#©¡û#&gt;=#îp##ó'ù›tJfŒéû,ªt#Ç/#€_ºô#Ï¤ßõzmh#ÎXü+iŸQÝ</text:p>
      <text:p text:style-name="P1">Î'Ç`##úê#YÖâj)£m¸]ÃG„E”#Œ#&amp;ºL¾ág’ÏÔUk/3¤±BaÈ#Õâº</text:p>
      <text:p text:style-name="P1">#Ö°gïjÍv#(#ORò%s¢¯#Ù#˜O �¨ªzè¿#;`9#9#ü� Ñ‘ÈiG?ž™À5—”ÚöÕ!#öˆL½Þö+!äžyò#©”šTäWßÁ4#ž0¥{&amp;¬‚PÒ`¤é²9¥ttæÓ�íE#•Qo£b\Íó'+Ør$¡Ç[N;`øÆ[# Ø3¡µI#$-~Îu²�Z—í:ÞLI&gt;ˆ˜=r�¬íä”Š#þôÂ¢–VeðÎ##ßÔÚWq1©%ë¸ÈN#’¿ž#ˆÊG�­Ë²Ú¤·59ƒS¥OPr31W5#Ž#Õ¹#Š{¤{#ŠN}�×X&amp;0¨'·#�ZV2u¯êo#"Qš#�¾##¯éoƒÌ##6HæìÜƒÕ››ÛKíÔÃ°¾Š½B¾’ó0´ý´°-€#v#«#;„j##…é±6?8XŠ¶#ª˜ƒÏÈT€É8VE‡!Sâq##äÜÁ›#óœLëºÊà§eÆ#Uá]«ùr“æI½Ôjß€~gŒÂÝNÈ#åD#9#&gt;¿ÞÔ</text:p>
      <text:p text:style-name="P1">## §ª#mötóéV‰sô#å�6jó#q@Oz,Ó,¡~#mOÁ#žÍ~®#Y¹G=Ò‚òÔ^µÔº,yaÖB#<text:tab/>v.#F°ŸŒC´ì!ˆ’zxU.#Á¶ÎÍ%oçÛ—áQ]#$‡#zÐg8«O±yyÞ:CÌ’#‹f#\ÒÁÑ·èwwÆq#�ZGÑ_ˆ#ÚX#¡#</text:p>
      <text:p text:style-name="P1">#Hù¼</text:p>
      <text:p text:style-name="P1">ž--'ež}I=‰˜##€°dO¶##AWý„É#Î¦¸ðÛà)L0#b9ßŸF<text:tab/>c#¡ñ4#û<text:tab/>Ï:#©D“X#m¯±ß~±Y#óêd#hç1|ÁŽ9£è�[Í#¤m1þ~¯Ÿ­#dOÛÒ¥Eê�r$�%Ÿø/ì#ˆª—R[</text:p>
      <text:p text:style-name="P1">H#”#„ºß#Þ#•Bë‚ìfj|#©†¬ƒŸ<text:line-break/>TÖ¸îß##¶­</text:p>
      <text:p text:style-name="P1">Ëîp&gt;½¹&gt;#NÂ´$õ¯#«b3YÇÔ¸ÈÜ¯Q#{MÄÛüF$n`#Gëž$vX@ÛV›ç×#­f#Ã #óÅ_ñðõÔÜµw—\²#PºC+�`D#ÜI¿iÄ4æŽ#c”s=×HI<text:tab/> ŠÇb»Z6ðÝ#àð\#…#“ß61Ó�ýZ#™‹Û`(¿ÐÌ²ù8©j¦|p·‰&amp;h.38’#)Ëòú…#þ±œÃ#«³¤ŒÁi4�e¬(‡:ÁŒ#ÖÝ<text:tab/>#x†óùÓ…#NòS,#ìuhuÜ#ŠiÏùñyOÖ™ÎýÙ¬.ø�–všß3ÜQ#¤#Ú©ãÝ3Km¬~ÛÓï»Ò#Âo 4ÞÞm1ÊÙ#áƒÄ0«–§µAÞ©”ÍV£ÍÏW+�</text:p>
      <text:p text:style-name="P1">=uÅ_#ûÑÙÃÓnnë=##&gt;ÀƒkB6E#’e²þÍ©â#k×€##±ÜúYÊòÁd£%FQÉk•±ž6z+HWç`#kºˆ´‚J)#ºHä<text:tab/>1©Ë£í±µ#PÊ</text:p>
      <text:p text:style-name="P1">é";Y(¡C¥IPôm3d´wà©#@m„“hú¸&amp;œ3¢pÛ5f#›’Ð±âUU½ñ�‚8åwS6Ú#B±|µó`ƒ[ªuÌÛVžtø¢‰#t”WžÂžIt#ÓI#ù~A€í±Ý…ñüÙÅ;#õxK|°Bq-‘V›ÔÉãø¥#üiÄ�‡Åg�5##6T&gt;IW#ö¾Òi¦Ê×#×ï,OÁ#è&gt;Œ�Ìv†ví“!ƒ|##ßíñ� F?§Z#Š88¿j÷�0ÊŠÝ##5ÍøééÃÔ#</text:p>
      <text:p text:style-name="P1">×#Ç^#</text:p>
      <text:p text:style-name="P1">k¡å÷¥‘ý‘Fh°�S.ÅºvãOïþu#Èý[!ÇAC—(ð6#î¶#t#kï(Æ#äEbNìâ$A}äá¢©q³#ÞÝ­-ô„MeAÞ#Ô @ˆðRsý¬Ê¼¾#Ü*ì†Gh¡Ð)ø&amp;p#óYÊ</text:p>
      <text:p text:style-name="P1">…#/K¡;•òŠ`³gcÞa#‘S�ú-ž˜c@§õ?�##´ó(ç¢œâÚÞ2·#…ðñ˜ƒ~#/oÒ¹BÛ±ñÒEÙÅG“ë‰T«£*&lt;Ç:#Xöm[à<text:tab/>+#])Ø®#­Iñ#)rÜ#iŒÎµuÂÆ$,(ùm#p </text:p>
      <text:p text:style-name="P1">ú@6è�Z7ã#ˆ##émŠq#¨B”‰ÈîØb@Jþ0#9C”/</text:p>
      <text:p text:style-name="Preformatted_20_Text">#¢s%ã�Õ¼¨³é0!e</text:p>
      <text:p text:style-name="P1">”ª#†9e#z‚7VÞw¨#3#B ,w¿I¸¸©u°–)1�TD¹#ºä‚##Ï#Úv‘F�ôš#³¤~û±g@&gt;TloYýlVkD#AÌ”û’â+€_2QF9#„ÜŽp4�Û7#ÑóËáçŒ½Æ#ÙÛY8B</text:p>
      <text:p text:style-name="P1">¥}S‹%]###²gù ~'ÞygIOì-Ïý'rà¬´Þƒ,###@ø¿¹^%íøû�É,�ò!#q#_øÉ"ë­Å|#À¿Â¿£ü¤g?•#IqÍÙH7ÆÅ±#bY</text:p>
      <text:p text:style-name="P1">~<text:line-break/>#ÊC##«&lt;}±##FL.ØNy$Ö“HLgX4</text:p>
      <text:p text:style-name="P1">&amp;_šJý#ññÌû�#0™Zpˆyï#Ù#Øø×¶ÍÛ#î¾#øb0ZKüâÄ¥¢$èK“(#_ª˜#;2##§S�#ƒvjV?Œk3?›#ÊDÒªQP›’Ý"ð^›“ºYNH•Ž-ð…„#N9#2¨¼D�p÷‹çÄ—Õ‘ÕŠhÐ#U&amp;¾�&lt;fãñú�á¿µ»¤I0]!#2‘QR'#µ‘Í#.ë~°~&lt;(ù#§$#†§ÉŸþ˜ñ#`,Þ#®]›èY|°ÙxAŸ##yxÉHDa‰ká³Þ‚ÚrF”F#"›¹zÑï‡ñG¬ØÎ¥~</text:p>
      <text:p text:style-name="P1">À�ëé€Ò²HY(pS)Ó�ï æZ¢—%¹{Ò#Ÿ(Üå`#</text:p>
      <text:p text:style-name="P1">ºÅ=y#~"J#!»#Š</text:p>
      <text:p text:style-name="P1">@æ@š×T[†Ãê+Â4À˜#_#¢ï¥õÂ�Y###E’(zu�‘µ<text:tab/>#Bà®,gö^H¾'&lt;##</text:p>
      <text:p text:style-name="P1">©ä–á�×›„Õ#Â’#Òº¸ j¥!AÁÄ&gt;#ã7CåÚt–è#ZJ¢C%2Å,rÞŽú·Žýã*#jü™²ß…à”ú;jRº$<text:line-break/>žR#ì&amp;Þ!ÐðTØ¦&lt;Ÿºä‘#¤"š·fô¸&amp;|Ú#5#�¥ï½Â^¢ê#ªz#‡™*—É[#áÍë±ð�$™P‚##FR}h#ñOòø#Åž2�xá÷°r#¡�^âÚ3B6ÆªÓÊ#ß1Èü)&lt;vˆÕ‚�&gt;/bì':°É¸ÿ7âÂØŒµ“#�¼]X¯ç€£‹¸S3uQÖJË¸š ¶‘#}ß#|Ý#"Îéƒxz+�|)9¼@qLCEÐKä2Ï÷<text:line-break/>³ñ–|kÎFJ-#AÄ›js?UøÚ&amp;B#:3øþ¦DŠ‰|#—µ~H</text:p>
      <text:p text:style-name="P1">T2q†”ï‹ž9’N÷•+[Ò²Õ<text:tab/>¤u#,¤ÿh»—p[dy¹e‹</text:p>
      <text:p text:style-name="P1">Ö#P×ïªþs36ü€ÑˆÊòPçÚ#&amp;+Ä¾Æh÷6¿³XG—#-#~þñdc¯Kª@+#Ù§m</text:p>
      <text:p text:style-name="P1">&gt;†ŒF�±­þƒÀœ“LÖySH(ñrÈ·#Gý]…âæøËv<text:tab/>mÓ3öh¯¡–º*’¨ö]#ù #Yrr#�#Ý‰Y˜¿ñ3¿b›×cç¹‹çÄ÷QÈ‹#Ÿ’õTLýãÑ3Ýû #¨ãJÙ#v·½²©?ÑÃÜ…ôDy\jZìN|Q$«/�ŠWæ˜²w½9ü�GÏ‚z‡</text:p>
      <text:p text:style-name="P1">Aç»K[$ë^.É¸'##</text:p>
      <text:p text:style-name="P1">ÆV#Bó�¦íIrwÿ6#?#g&lt;’d##þ&amp;*#¿®ü7¥ #³(½#�©õo7</text:p>
      <text:p text:style-name="P1">dx$\ØèU¼X™</text:p>
      <text:p text:style-name="P1">##tPQ‰Øoª2N8"‹Ø÷#Ép�âJ}Xd±y¥A</text:p>
      <text:p text:style-name="P1">#�Õ#à#›�çÄk˜˜##v—#j ªÜcÁØ#2š%8&amp;»ê#ý†#˜H8Ô™0†.üœÆ0t�$8ƒ.£l#›%=#–kÑãšfæ`w™ÀÑF†”6¦#Šµ†‡#†9ô##</text:p>
      <text:p text:style-name="P1">›õ2j#é¿Ë$Æ»Ä###A"Á#ì####0ö<text:line-break/>V6ê¼×UÆ#JI�ÿ#/#€Í#Ý ˆ-Amø=#Ñ°É:j‹/Ÿ#ou&amp;Id.#ÁÀ#&lt; Èl¤&gt;Gjº9Þ#ýœÆãLŸ¶…»jHl™Úì,8,²Ôà##í#Ä58#÷ä»Ú–H¼ç</text:p>
      <text:p text:style-name="P1">#B#Ýì�£EÍ¨È<text:line-break/>¥ÓQI|êqí##Ï&gt;</text:p>
      <text:p text:style-name="P1">0Å«Ã3ÌïPRµ`‰÷é#÷ÊTÛÜ�ƒº‰šûxÅ*¹##[,#Ö0—q&gt;Ï9ÿ(?ýX«A9B## ÿJôº#3vÀæŠ`Ë‘Õ+@Hð/ôŠ¥%QXt lÆÝÆð¿‡öÌÇ5è¾Œ#‹QÒ•#NqƒOŒG’ï"Õ÷ï#!âäå{#­¥Çé^.Þ!(#=ªpV«Ö</text:p>
      <text:p text:style-name="P1">r+™’­’¢Ô©P)&lt;ýæ?ÐŸ&lt;‰D\«Öö¬lceõëïI¬ ñuzy|#‘&lt;¬·®’áhWm#²#Íõ</text:p>
      <text:p text:style-name="P1">Î##¨8¤øIˆHÏ­ #—ÂžÉb’–ˆ¤i#"$âSƒK*\c#rÞf2q"ŸyÀ=1f²w#­}Á[ù7o#ýãE#…#Ö#×µ+È!#r­_#°3L‘V#�6º¼Úd#2Å²ÞbhƒàÓ#­ªè¾sæ›/£0D‚–{¨í�v�#ï#÷TLÝ7‡##*Ñ˜Œ###<text:tab/>~´7Dð™¶³E�FÈ"4s¥@&lt;DþM1&gt;!à›¢88]µ^�;¿1A4÷ÒêÀ»h;ÜßxÛ??ø#K#l¤&lt;3qUôÿc™X'¡Ñ�P#‘WL°###)##&gt;¥#~yÑ98 6}#’žuàªxÃERJÒueD&gt;W#ƒÊÓfÀ\´5«–ƒ[\##@ÈÙc\œ#¦§µ5©�.3õªl¹#ê‰�<text:line-break/>–ñcï$#ÄŒõPE‡ÌÑ„Iþ)Ò;#N@bÝè}+ƒ³t¹þj�‚×E\Gß&amp;õÞaå!SF½/G+²Q�t–è³#éâµ±}G{##_id‚ÂYwôÞh´#z©—ÑKlx]t–ÈýHš·LÅ#Ç#áæq$W##½ÍƒxúÇNa�RÂ<text:tab/>##K&amp;e:#LI«\�X' »öe¶µ4k×S<text:tab/>2#eCóÈ–SzÇUòã¢Ó#íW?­_£U€�ç‹ë tr$@Š�yëc#<text:line-break/>éZ#ðCUÔ#�/–XÝ%´Ù#ëØ‘²Ìü�Ohƒh#Rn[µFÉ)#ÛtjòÐ‚EE@p1ÿ*ä–³9OPÙ#_ßL#?#-ã#ä(ÂÉ #+!©àBôæ±##´0&gt;&lt;$g%»ŽÖ#@©#‚»¥#þŒ±Ì©#e<text:tab/>Ÿ·M#Å@#HÜÕ.%ÌØ Í‘—íí0U¾³ˆì�#évD˜ó–ª$âvm#æÙ²Äÿ#HÆð4Ô#ž”¿Î§�ü#)ÿ#ä¹qv± ô#®Ž#²#£©Ó¥×Ñ-^TÀ-7TU"ù½T#œ7#·„¥Ò##</text:p>
      <text:p text:style-name="P1">#gGÏ©Ý¥1°äØ¤’#G|Ä#ÙŠß~##dê#bÙ‹@g0Y[Òd;#Ú#£Nvü†;</text:p>
      <text:p text:style-name="P1">ž#Ù2=–£³â&gt;Ho û ›Ïl-6ú:§Ô#²ïv¢üêb‹¶µì#"P’˜­�Åß§‘„7`©#K$˜=«Ž###^Ë£°Žudö™’b�”Ç</text:p>
      <text:p text:style-name="P1">N#˜r<text:tab/>#tKøê#{)Ý³#Õ€-#�ïê�µ#�Ñ|CfŒ&gt;n$ò#ç##pìSÎô#‘%”É×_ã1É)~¹}H8eN„„´-¿œP;Ý¶AK<text:line-break/>##lÆgÓNÁ5˜#3.mq‘ÎÉ7¢‚Üµ�Î,„†##Jèùñü9¡Æ£sw»¾OV#¨«ô&lt;#†do#G M·[f#O#-1Íš#½R®Ë#ì[é:@²nŽ##ö:h]o©OVR³í¿’”�¥žA¤ÍBá�¨K%3wnôA#Á4&lt;¾z°¦û7#T¬5››#.Ë¶n”í#sC&lt;##Ò¥þ�‹#{›}ø,%#Ð‹[Ò×_\ËÄX_#½?Ö©(mºA½��LÕ#cz,³d#mëG©_ÞÙ#²»5F#9E½2ÈšÿZðŠ#hÚC¡&lt;Ÿ\ ÞÔ®.¡tú8Õmõ-°#kkêÆ#’Z€/ëkR#`6fVäÂo…#Ì`aH¦ß”#zÙ[‰Ò±ŸFY=)#ïÂI#}øûA±f�6bV¹ÁhO.jÛR"JÀ8Þð#\#ª_p#�#N&gt;&amp;õP¹H#b&lt;yFŽAc.³Ù1Hëk#¢z6GæëÌb-±³Âø-œìŸo#ŸßZ˜ág£#(ðúµ#Ô´¼#‘ùµ€Â#Ë÷#aQ}5”ì„ÿ6Éÿ:’Ç#È+ìä#:Évâ¿•4þŠ#òQÔ+kµ¿¶#[#1Ot7É#4ÇIŽ ä?³#1§RK£#¸ÇŸFá#â&gt;#ìÄ¼�¶\#³#ûY?†+¥ö¦Å%·� ã&lt;~‚–^#Çì#Lš‘ŽM#Ðoï#+ïbˆõ‡9fr#«Ëžä##õJ##hëpØf#m³&lt;dŠôÔþ!ˆBbŸi&gt;7·#;#@¬²8‚³¥5��—ŠËù}#YrzŽÊlæV58D…ýI$©ÿ?#j•Fºµ©~*ä˜#�¦Æn…‰þŠÂ¶êP·së#0‚&amp;œn”ùà�®[&gt;XÐ##”†‰ð</text:p>
      <text:p text:style-name="P1">R¾#~–#Ôøsû#�‹jôäÃ8#Ì#éÏ²ªÙ�Ü#hUöÿ#ê<text:line-break/>Fã#TWX¼2JÉ};³O0Áoh^Š#”#åø3•Œ•#µÂÂH£žwÅà…Ï¯¶Ø·:õg‡Tübš#¡V\a`¯ª#w&amp;##]�%·0sÍ~cøÐµ|,Õ~</text:p>
      <text:p text:style-name="P1">Ø!­�Hní#]&gt;v ‰¶F„#?6Âú*‹p0…½ÕÜ¼ÅL6øð^ò</text:p>
      <text:p text:style-name="P1">@9Ü4‚›u}#Ñø¹v{cÆ‹zžÙ#C´#‰©I›:</text:p>
      <text:p text:style-name="P1">À³°#™Ÿîœ#G#œDø@#ê×z!Œv7“­ØcÅ±¸S0Õ‹^Ë.ã†©Fœ¶÷Â#Å£¡ÁcÒˆ#çëmm#ÿr2^Ÿ#GÙ²QD„#BZòÌB¬ #4çÏŠK.5QEo€1Žq#&gt;pÙíW„ƒ%yÇpf5##\:ôPpïß##m!6b&gt;|ö›²çcàÐ¥@áã‡*…o�ïÖ¿ÒSó®;Æ~cÍÄo—ÑF£ÂÎ/½&lt;öV)wø:ÆU#ý;R«M%[</text:p>
      <text:p text:style-name="P1">ƒI#*Éç7ô†#J#{�ÂE(?ÿ]Ã³½ûC¼˜+ýhË*µ¼F…#¥Ö3®#å4Äê†&lt;ëƒèy—~Õ^#é�On#–#û_³×ÁßA¢n3Ooif�#9ÃÊW#Ÿ;³ï*q–aNxþ*J #lc(œ¨UN]�¥ûÞZ7)hkâ#$Ömü¿þ–T#z#¥Æ#%¾#æÿ"FÞ¼Šô=˜lÌjº¶ÏÐ}žÌ�#vž4!Û÷Kž±KçN¤EÏÖm’f<text:line-break/>ü#æ�B#8#ÌU&gt;cQW4%i³�û†¾#ë¹#ñX§#î0è½r#¦sr.ø#ÒÑ®"e*%²##‡s{•¾j|ê×E9è¶#š€Ý:Åæv¡ë#M™ùŒøÚ+»j… #_Û#á#%#’«ß—¯{º†æ°µ#|24I?\±ºóÖëû#ô[§wd#%2¿ã’†¿,'#Ôx±Ø#+#ÐÓh|T#Zi{z3A#Iû°ó¦šè&amp;6µ’]‘‰T–_­n#M"Ï‰=#"7¦åü?!õB#£Ô.Cn-ŒDö�¿àby…Ñ¢|wNûjY[mÞµu&lt;]¶[¿¸^##ª¦Uê’$D·^éÿL NÝÔKU#õì‚_'µ1Ü],â_ƒüá­#ªY8?:T2ª#^s¢'ú’ÖÒ9t"#…7;¿NP—ö#²3å›ë×€V½XrJHx²öÚ†uH#¡##&lt;¤¾ePïÌïúûÖ#Uü+[\à)³ßë{YE2Ò?¿HY/ ¶£··j#½¬&amp;#ÄÑ°9 òÖGU±VbYh#›—Ò×##{u€¡»#¤##è@ÂNRž�&amp;Š#â¿¡¹:#</text:p>
      <text:p text:style-name="P1">ôóx#¥¨Ìì¹ºóhp‘#o!2Pð##/s*jŽS#ð#™¹ÆPá£¼×Q#IO¿Ùsw#ð¤/†¿#¨»#I#R°4e�ù¿À#Ž±ysuÍ#X9ªŽm#ò#­#}-þ ßÿ„!½#N*u.‡¦é¤#DH�#…óVó¿ðˆ)*#qšÍ#<text:line-break/>&amp;{t¦í¦VÉjÆ¨éº¼�µý”„óDù½c!wåW8C’#z¹öµœ</text:p>
      <text:p text:style-name="P1">Fó´W.�r#ÐbSEñªÒUÁ#Æ0ØH#Šä#aqÑ#6½&amp;â³#QsãÂ²þ·„¤°(c�—k—üû¼p´#-;œó#w#’_¿#%ª�÷Vô!òž·¾</text:p>
      <text:p text:style-name="P1">m"r¡În%#øc›:Ä¡’#<text:tab/>¢#-øÒ?ìú<text:line-break/>ŽµG7c#•;€—°F›ç\©â{¹¿ƒO¹o9-#š³î=«SË\ÕÝWðn74ê¾î•.„Í·”ã‡íÛ÷K#×[òº¥YŽGáÿ%€RxÄ¢â½Ömàƒ¢®q&lt;A#Ó3‘M»°u£rãìvJð«#&amp;ôÂ S_ÌÐYYç2g5ü‰Ó“ÆÜ<text:line-break/>}Oiåèk&amp;µ¢7vé¦O!NÂtd«#þÈÁ#]·éß</text:p>
      <text:p text:style-name="P1">:È7&gt;#ÑøæCDº#;^àAv#t–:�#5nû«è‰ó3IéäÎ„ûÁ##lFKíy!IF™äÇ˜#­¾ª#ÿ#8##U•—#––­OìH#™h!Ûn¢Ü/[ˆ#=À_GEÀ$ø¯ù/þ“ºÐyï…#PÂ9¦öŽS’¾2�#³n€ÍCˆW`�±púôÏ&gt;#k¤?s—Þ4</text:p>
      <text:p text:style-name="P1">#ÀOæ#ù3¤Ž1}‘ °ÿ#«ãìtø_2­nH²ÿ!#ü2¾ÖîÆ§!¹-»®Øc›Hè</text:p>
      <text:p text:style-name="P1">Ð¹›&gt;DÊß¢#x6È²–</text:p>
      <text:p text:style-name="P1">¾#¡Ú²Œ§”#�#ÒT&lt;{ÏÐÃüŠ¼##œ#2#™¨ð#|¶^b9B¥=ŸÀ8!Ežª©a´Ûw#2={ #p¢&amp;5Ç##%#„’®a*#•t:6Ï#</text:p>
      <text:p text:style-name="P1">ß#FâxÖÙZj#êñ#—´Ò{^1ªòlÈÓ#V_ñ� mS#‘=ÆÛÁ®¿©¾“¡#ú</text:p>
      <text:p text:style-name="P1">°äFãtyZ5A }`7�åÒÿ8eÇiZ#g¼\Ï�P·#|KðšG»çähÌs�Lyæášá1Ø#<text:line-break/>—ž:Ü¹ú*'ƒ—ì&amp;�:emqÞŠ.žŒÙ#�d#Hfj#ÛÅÇÒûÆ±†²õø] <text:line-break/>dÜ²;HZl#‡‡ýRqXãx`qÃóR~(ü²#N#´§é_##ó…ÛË#ë:!Sú½ugÖ‚8j…o#ÇVýèsñ7;W»’�ãŠ¢Š%(�#èe:ùÒ}\°É)ƒ®(µç½­?ò(mãeiñ\À¾`ãÜ‡##[3§##*š<text:tab/>’í…Óþ%À½#AÐ“#�9ˆ#ü„2l_Þô�Â#Š#´òA¸Î¶3€�à¤##_ŠQ€ÃËñi4@MÓ•&lt;:»ó·#ía#$«Œú#ŒzÅõÇ&amp;ƒp¯SŽ‘`³$ÕÁÑhõ6!Äµ�´ôÁÝ�¡jDŸ‰¿ô¨ª|1-ÏÅMêÎ^ÃÚ#¤±¼î#ÖÚ¯6&lt;èÜ:U¦u‹©gz#W7÷-Ÿ5#—Þ½cîR}+_â9Ó¶ÏTº�åãÇŽP##G7�¸·I.úWÝÅËž@qûÄ~#vþí!÷ ';Ûð{}Í#ÛüæÈMÄù #è5©wU_w[Í</text:p>
      <text:p text:style-name="P1">;­Cº3�8ÚãKº¥šâÞ6tÞ"å¯”¾esEÊ×/õ#,c##ó#4[—M¯sC!Ý;•?#y¨Üºê#*±×*óã#Üê&lt;ÕÜÙ¼ÝÙç—##þ,Â©UÇ7s�Ç¾#VùiíšaæoÚÓ#9@=Ðƒ�#óu2¾ßŸ6##'#~Pï(ãº#vì¸uî…¼ÚS”¯+nWÙ#–#WŠ\V¯ikË;Ê‰r‡^y_Î�ç@ñÅåuÎ¾îúkø}yÞ{³Œü#»Fê¨y[­óªûmsQœ·›ðR\ê76W/¹ÕœÐ'4ãR8ûðúëø~žûêï¾•';÷{;šiï¨Þ¯ÊÝô…ßa#û#ïÖ?zvïjóN=õDNö§½</text:p>
      <text:p text:style-name="P1">»ègz#|=×ÊiÏ</text:p>
      <text:p text:style-name="P1">G+vÉ¸|#Å"2®4ü#›�ó#t#Wëß##]_[Nž#Ÿµ%E·áÈ²Ùý*­#†âÞ=#QÈth#Ð=d#(œ3ê°ã,#ìÉp‚�ÿbºX&amp;áFæÖ"ïÊ¬#�„ÿ8#ÞaÛ#Xá\�ø¼ù×z&lt;m#(#ß¯WHtù}Â²¥å‰kžïT5Š�#=¢e"�*Y##T#ìôÜ}%uZ|#sÉÒáû+ãkV0ä†öB¶Q#äm#˜<text:tab/>“5»d˜ K—{•ÿ#¬—‰ED#ç±~#ßCy”ý¡XÖ#©4ÙR†o¤óCõ:#[#ü–šu#É#ï3àFá±ÙnCb¸ÿk£8ƒ›~sN#¤qxß¾�</text:p>
      <text:p text:style-name="P1">¸#¢8)ÞzÄ_#-#Ÿ±q@#2#7«#õl»'ázêîÃ«e ¬Ê/ü›-˜�ÒGkgàÂ&lt;lŠI‰ì’ìÜC2J¨™KkÞl#é�#æâIz#H?#I`</text:p>
      <text:p text:style-name="P1">#�Ç€e##üšäécgs$#wxiè�¿×ô#ôƒ)ŠøqÜ‡¦}Íû‚›—.÷�î†øA¾h±Üh3/”ôÒ#[Ân#</text:p>
      <text:p text:style-name="P1">`F§#ô$ß&amp;#žßÚôC#õ/ò</text:p>
      <text:p text:style-name="P1">elh#+@díƒ�e]ó#�œ±¹<text:tab/>(ý}M2›`Ã÷~ý#ªº<text:line-break/>#-&lt;“ƒ7x4ï³E&lt;#õ�µˆ¾A#­,yeÎpð!SMÐ?*ˆÂ#9©‚—¬Ê�’ßäÁ#Œ#[F)Ì#²kRHù¸Jf’!-hVñ‚~K¿¯tUödÞA‰5&gt;‰|Äv˜—�XUJ”…If¼Q~3�<text:tab/>n;@x,í½—ži0Þ!±#ÒY[Tð^´-ó†¤«�BvÜ#è6\{©</text:p>
      <text:p text:style-name="P1">ªt÷CÎÈ‚5OÓ@Êý6çwž‡GVî#éÃ#€Ë#B¯-#YÈ½˜6‰û{êäÚ&amp;§’#T&amp;mÌâOp‡¤¾~§B)#æ§#</text:p>
      <text:p text:style-name="P1">¨ÈFËò–</text:p>
      <text:p text:style-name="P1">)lëª�ûné#80#¦lú“^À•ro</text:p>
      <text:p text:style-name="P1">·Å€</text:p>
      <text:p text:style-name="P1">þ2BîŽ#­®8Ë#ÚõÔjý¼#ä®ï=Ýßèô¨#÷â2ž#ˆi)´#g½òUØZ�ýð^úuÛš†eC«³`K_šñÇÑ¨å•!�êÕ@•-¿Ý¸†©#+Ø¯Î¹Z*áQ2‰X¦*gCðz‚þ×ŽèìE#k4@Ÿ#!ß”�9##�æxò¶Jv¨aV’#òï†U0‚à#×âÖ`2#ƒ#’A2Öºº<text:line-break/>#Oœ#âä#­å$¢Ò’ÏÄ#„!¦-õ“Ñ#,Ñoþ~q#}a<text:line-break/>#u<text:line-break/>Í]m“Ù#Ù—§È# �©:qH##dy³ÖåHpIÖS0bAì¦/—N¦.*û?'pðJe{Âªó#ôüÞd…ó�PbýS˜ÖljB#Ž‚·#SMP‡†¤Ø#*ë…z—ˆ{¹øããê¯|#ßh³àão)5çµ‡ŠhÕ¸µƒúq#h—°Bì¼açÞÙRÜ;#U#²Ò<text:line-break/>_°S˜ÔûßË$;6�#Â¢°Ä£ÒR:#�RÛLÏ+#MšÙ`Î</text:p>
      <text:p text:style-name="P1">±.Aµ€Ó^3HÕlºØìL÷Ã\/¥#à±(#=ŽÙCÖM`ì”Œ(¢S#ÛV#</text:p>
      <text:p text:style-name="P1">Þ�#ßƒŠfšŽ#</text:p>
      <text:p text:style-name="P1">—#sê#É]v2²&gt;™Y&amp;m,˜0Äâéûì vç×^%ìÍ1#wp#m.‰q‘ü_Ü#Òv`™û#}#ôø#¥“žˆ­ÿZ #�«£¡ó¥/'ó|Ýj?�Q#û„•</text:p>
      <text:p text:style-name="P1">(ÊÎâ@#ÍÖèýÌ#ìøÛü#«©‡°,¶dKC#‘*##'Q�#RÝ”ö€.+ñ#ë6õ&amp;#Èµvf#Óõ÷&lt;ÐJYà¼Ÿ›î!ÓÊŠœZƒ¶ÐaòÄ´îw‚¢#s'ÔÂ¼kSqž)d-Ù¦ ##"ï¢^Ð#e€Ò…#Ú<text:line-break/>4Êš”ÐÖ¦8˜fY›ˆÆ­#a#·%BSA…h</text:p>
      <text:p text:style-name="P1">„™²Ð½µ:g,Á 8Få&lt;Â‘¤eÝ}MÂ7á¬\M]j#qò‚\#-ûØDª�Âo|#1IÉ#"{¿K%à8ŽAýx�6Ÿ¬m‡#¶°ZtCå¹j–I0ó„Ä0Ú #Ø#óß±¿*š#$zô#k#®i×|»Ø˜wÒEž”½Oô·ßÀI„³\_ýRÔÚÿ9Äp#ÎÉ2^¥áó«#�¶~`Š¼#(«##@ŽCZ#5-V_#»ïWûy†¼’þën<text:tab/>‡w`¢y¦«$ö¡+ýÉÚ#ßôÜ¾«%wK˜-Qþù&amp;&amp;ƒÒëÃo*bpŽiÀ�5:æ#ÕÚÞ³1¥<text:line-break/>n��#¹w5ô"ía`›¥ín¿¶ÐˆŠœõw(ñ‘†:V‰„=#uªòcÈóBAÉE×x¶j•ÑŽ#š«g##</text:p>
      <text:p text:style-name="P1">ßÄ÷v’ceA&amp;-q$DÄ™¢I<text:tab/>vé³&gt;ÂºŽ”á,Î×¼…Uÿ#óÖ#~gQúàþÿ#^fké*}4š]#ë]¨ý³ÿ#3"#<text:line-break/>ç+…UÏ¿bœ¸ö@|‡˜~ÞrÀ/�o÷#KGÔ#5LÉG–3·µc®›”Š´*ôÎ±ÞÝ.a"¢’Q#¬#uEha½þñ¥#*idÈþÓ½Yiªùºº'ß#]#çw—</text:p>
      <text:p text:style-name="P1">.v×#/b-«ÇÎóŒF##ùšûtßI9…!zÏ|u|Õ#eŒ+b4Âq‘`###B</text:p>
      <text:p text:style-name="P1">Û#ùÑ€J#w7‰Eœ1.‚›U/+¥ø�%® …¬A÷õ#°¼-#Ö_r/Dm2#\PøžÂk&lt;Yd/ê„ÆÖ•üÒßAÐ^Í¤Ò=+|#”Uxã±HÄÇ#I¦sôùêa€*5Û#Þ~&lt;‡ÝÆC#</text:p>
      <text:p text:style-name="P1">í9l{_á#7ž#X—ÃÆÞ¢¿Ì£ÛNBÊ:0²�²¼™b;&amp;##I úé#ÿCÍá3´¨›Õp<text:line-break/>2##5çt„z¤:=WŽ+÷ã#›ó=~<text:line-break/>vM#±Þ»uÈÐrŽ-÷þ#Î#�ç˜ëÊ çQ|cT#ÉÚctáÏãSw0<text:tab/>7+Àµ#4Û~Ôî„%rtS?ŸrË´#¢¶s•HpŽ#MþþÌô1l{4„%‘à�(4Sî§d—–×Œ�òîDF¶ƒzTíWUfÜ„ZÉ2p�Â¨#þ1·Ý#‘Í²ÁÈÂòÈ#IÒ=Ük#§¿¸`îç˜&amp;k²ã–Çùô¹nº¹†*Éón^##´+ÆÌÎéIà#‚47¢°Ì</text:p>
      <text:p text:style-name="P1">¡Û‹#B#6èì¿+a‡EJö�eEsí–##=#•ñ*Æ¦HØ§¦#<text:line-break/>YHÀ‘ÓÃ*’ƒz˜U##‹6®ÿ#�Æõ­ŽNl´ß®#ÖÄ#æ8ÓœJðŸ!#-&amp;Ï#c–B¯Ã##Œ##e$eåæ¨É…ãÖ»ñó®�XÊš&gt;š¿Æúï#ô¬P#šy ·Y6Ÿ�ÄV#EN–�bUn#s¸q¯uÛ´#�#ç„#¤»ÅÒÏpÂ#Ù</text:p>
      <text:p text:style-name="P1">#­r=¥1R#Î¹˜kàÑÏpgQJeFªO[ån#—h}ë�!SBÊÙÓ©,žK</text:p>
      <text:p text:style-name="P1">z##ðx¼3#0,¾&lt;[³Z#åbà00.�$#<text:tab/>¬#NO³Ö#ëšk,É_bd{í¿åO¬Ø¯ËrâÑŒ(,§(SÈ†Šì…ö##âœŒ#r×%#‚¹þãF0?AGPƒ#5lDu#Ø#äMâOf©ÆwéŸÛ6ÑmR#0”}¨ê:ÿ]©³#]j#</text:p>
      <text:p text:style-name="P1">&gt;³ZÓ¹†8•]Wn§Ó›Uùs#ßluåÃâÍ¿g¢Þ6ù„t�º#|4äA†@#èÞ</text:p>
      <text:p text:style-name="P1">o9è_¹êUz23ÌpþÌÝ!»u '¾ò¶™w³í#œ/è–¾Ü•X™#N™ÎþýË#…êRÿ/d#UÙÙpEH^#sV‘¤±_w±í;#—ÐhèaT¤Ü²ÕX8í-º#ÝV¡ùE[Ï#€È:,:•:;Œ–kheùKé­ÔÊVãÖ/·&gt;J=”Î-#éCHNÜâél=ç—#!ã</text:p>
      <text:p text:style-name="P1">³+¹£oÌ�@Æº1#�×__®È°.C0§mêÒ‰‡(›£t±²÷¿lžk#ÔÔÅ‚#F“§Bo[7ï_ˆPûç�ŒÉ³Ù¦##Â†##6ëñU¢é#\v{@�´<text:line-break/>#|<text:line-break/>–#Ç^F§ük”¡#':ÑCL�¨�vOÕVãtÐ1*âÇ�( ãÞ.—¹q#H</text:p>
      <text:p text:style-name="P1">ÓÊh#j�åÚy##éêq¾=â#QÍñe###ëmÑÑ–C»[›##[]¯&amp;Ö¿GbÈ*%é²&lt;#~¶[íS9)�Uá#âŒ#iÓ©ÛÍšú2kÈuó*pfP<text:tab/>ÛË#2#à#a�Úô&gt;êJ‚Ëòˆž#"Ä´ÏœP‘#S#ŠF¯Øh#À#º#S¦¸ùº×LOnË�óÍÃ°Ñ#ˆa<text:line-break/>,÷«Ù#¸u÷##aaëð5F—‹b=ô˜{›&lt;Ú*]#·£CÑ#)Â#SH•##v…(i‡ê t“Få¾€uðã‘º¨ú÷ÊW#uüØ»cÄºiªPoá½pEÁï&amp;3¾j¸5jÞ½«ø•7ãü7¸‹ù?�¡Ž.“]õ]#ì!ë#°b# IåÍ=a#?#:çGîÊ˜¢-ö§2õhäð¢oÎ#ª#�##Ø‚6ÇyMÃžC6Š¸#U#5�<text:line-break/>#Úöz–b#T##Îª÷#Á/*<text:tab/>Þß`¥~YŸR##ô`#£gÎr<text:line-break/>ÿ+\(â‚6ð8ÉŠŠ)»¨_È¤A2·Ó¦Î¤#Ðt]þÒé#Û/œù™ð#5©`¼Ò\S-</text:p>
      <text:p text:style-name="P1">û˜ô~'I##²Åí÷½h‹$¢]ñ†k§<text:line-break/>àìü#S#È(ž»'ë„£#í¨êà…ò#A ;wo‚Š“¨U(Ù#‹Å©#ÕŽ×#°#7ï¸é–ì·Â|ÜÌá#ö</text:p>
      <text:p text:style-name="P1">Q�»L8ûff¹€šÐ|éûM@¹^EõëB6Jþ#F~Àw6ÀrSL:#Ñ#¡…~Íxß=¼#ÀÞ¢ ò¿æC�æÂ%x¤&lt;SõM�úBâYoý\£‹ƒ #uì"ªŽ3¯âm˜PhÑ‹)+¶#Éê¼@#©“^on#³£Y;#cŠj¶¨,#/## _h�þs‰Væ:U°#ê“#éšŠ_”#<text:tab/>¶ÕZ#zåLèþXæ¿ým}##¬O{.í½</text:p>
      <text:p text:style-name="P1">Y¦##@ƒ<text:tab/>Cß:#<text:line-break/>�Í+ÀÄ$²bí´#{ïTW`óÂ©ó--e÷!#}<text:line-break/>ç¼#Û�û!”¾IÛuBž\gñûfô´l#K€zYIçÉè~¸#V~�û</text:p>
      <text:p text:style-name="P1">à#‡Â#4³¯#ÆþÒ¡î¶Øþ‚8A`@xù¸Ëçò:Ž×CÔ6Ä#¤Àå!÷D‰LØª™#œ#f§#/_Ëþ;ö</text:p>
      <text:p text:style-name="P1">ÑD^ÐÐ!9ÅC¿ÕþZ.ß†&lt;|Ý¦¸§�#¸­“*@!&lt;5í‚k6#C#D[M³N@û�½¬lDNà#.—W##Û©%Ym!ö95#ÓÙ¦’á¶Iw®/lu-=#%ÏÎY™ï§JËåÑö[#$DU&amp;#‚0Ìê¡@©'N{ëþ¦%+SÒñÔ-v�/ß°â`&amp;[Ú¹9­Ö#f</text:p>
      <text:p text:style-name="P1">!¼x#8#¶³JV_ÿQìÁ´Q#</text:p>
      <text:p text:style-name="P1">H#p#’#ŒžI½È=ñÐÚ?PR+y�)Ð�ÞV§##ùÃ®#q#ž¿9îMAÑ#•ûÖ*ù°#~Fçøo¢Yu„I¢&amp;î#é</text:p>
      <text:p text:style-name="P1">-ÞDÿ#¹À¦KNYzÏêj#ÿƒ#t#</text:p>
      <text:p text:style-name="P1">é^�NGË¤œŠoF~:î³××CEO»à'Ç¶Û¨#ø#…±ñìvxVà�ºLî¡š)Í´ånâ?·)#ÞHŒ#Ô#˜üñ5îö##%vÐ9(»###Q1•î##Y¤yóš#_¾÷œ×¹1¶¤­‹ÒpÜ!PLrc#?Ê¦"·&lt;i##×n##�ª¿Å=ÓÄÇ`Ë��÷–¼ÑQ�ö†–±Ï#ÍZ¦H*YËM˜Ä7Ë»^¡#A3“#VÕÇÛCNÇ#·Oœ4rxÕ#T#Ð€–xY|Û@?oÈøðßÕ¸–~+¶åbð#{8ƒ#h<text:line-break/>u¿ÆçO#�¢77•zÏjÉˆ#¿ž:#ùi�+¦V³åHæ2©*y�—&gt;#ôÂj†#VÇ#ÊG#É</text:p>
      <text:p text:style-name="P1">ÒÑ€A¯WuÉ#*×‘DÀ##ç#Ž}�•)“�D#:Ç“ˆ#€-O#4##&gt;à@|lÚCM#)ò#™ü2d¤¿êƒ7ãÊ5Âqš÷Y#\–ÀCÅoð¡Z#åŸ#)žiÂÑ#zÕÌ5\</text:p>
      <text:p text:style-name="P1">b4Ï&amp;È`äoE</text:p>
      <text:p text:style-name="P1">#iòX´ò�Ùq0[9°‚™c#ì2SämÞ"þ#}ÜŠRy­:#:Ý¬Q#AT#1b4µ8Ì©¡ŸðK¡¸ƒ•†Nõí#Ÿ5]G�H×#Žë¾dbó·#ÜýMRÕ`E�|Ì™#ôÓ\°;Î’¦"�#­Ùš~bÕÔ#ô˜ú#Z1ÛÈ,�âã#¤ek‘.Êñ.-‚êÆ#)žq8XÓùø,áðºûëŸqd�øëŒ¾2.-dÀg×�uõšžÏXºÔ#«Ú#WÊ#1”ôÝMN"#ÏçËŸ¥¾9'aN¥õôæÙàY-T”�Kj#ÿ@W«t°†Òª`#°ò%é#ž™$1(ýe¦Äi#O#ÃëI1#î˜'ÎjssVM‹y#r•QB¿»a…V‘##ÛtÉ(Ÿ+�‰Î…I�Ã-“;¨#¬Éó©zB#Ð#¶j&amp;¼¨;Ú#!&gt;¡Î_‚D#:½’#öÒ•¿6LY»àÃÚ#~(ï|#;Õ#)…v³Gò÷#Ã–L¯õ<text:line-break/>#¿&gt;ÏŒ#›VXû„î�€Ç¨�</text:p>
      <text:p text:style-name="P1">#‡)]ÕvëEj7âèÛ‚ˆ[6¹‰‘lûGÙä€g •î‘pü©gq,B–ü<text:tab/>£##ˆÇå</text:p>
      <text:p text:style-name="P1">#x&amp;ˆy‚)Žµ×DN/|AiœhN'ÍúT�à?ß½S5(~+4¨##Ñ 3"ÒÔß /ÿ#0�—ÇÛ# �Q#;{ï ¡Ä«Èmë†~<text:line-break/>ƒ,Ò|¥2zÆ`ðsa#´K¶myäÖ?iN¿Ü•±”î@hm#Gd</text:p>
      <text:p text:style-name="P1">ž]”€£I¸¯j¢º~ÄÔ»Æ[©Ž-Ž3Jh¸#”Í&gt;¢æ–Ø#‰ø#qúTLQ#ì</text:p>
      <text:p text:style-name="P1">ò##µ.B#Ux¨(6#EÉ##ð1pÐ#JTÃû&amp;1¬»@$û¸=°×?_#h�#±ÈµÄÍ#^5`ŸY ²ï2‚fjv#û!‰&amp;1n#þ@ŸR„#7þ¿qâ�ÓùopCy…*<text:tab/>º¸4Ëü#Iø#WàLMžr#Ì6C¼ht@ûP#Õ#É6C�]`_‚þµ¬É®œåŽ¶ë1H:²¼°­#e=#çÝ–#°P#å“üî#†{?M</text:p>
      <text:p text:style-name="P1">e»àÜê“‰Äô# 1ÿ%+öß(€*)CE#šík %B ôÍþŸµé ½ÎŠE]'#+Û!"øÂ¾a##hÕÍlÌ™#±Â‚ßlÒòzä¸#qÓ8Z’Ö##Ë¨ˆé#�¹Ñ„ñÅ#eï&lt;t¯#tØ™”¼ì#dV×Že1#­Ä“š#U¼½�øÖ%#ïÓßÕe+ÿ#ð–çâ£±#P!)ö—TmâÙ'ôÆ·#Gˆ3¨é“#)#NAñ‰]#u###Œ°@qd¡f«,Â#^†p�#õÉdèå„«�¸áp#±#=�*z¸Bÿ2KÙÞQ#ÖÜaRHlÀÊ…n÷6I‚L.Á‰Y×*µùº»|S¹¡¹¤¢Nj‡Ëa2hÑÑ#×ÄO&lt;#,HeØ{###Á£ÁXXÛ|~�"f#ŒU‚ÙÝgÂÍÌ‘Ï�ÙÖòÚPÎ1#�2+²#È#dÕH'äþöºæ‰œÐ¸ OaJ‰mG#Â¨Ãâ¶6'Žâ_º#¤{©U{#úníð›gD=uBz„##aŽ1wS)™$¯#�lþ*�#×èçÕ¸Ï’<text:line-break/>t#ê§»#Ñ#|#·ÈA,F¹‚ŸÆÏY†]!#”É»0Ì›#œ‹4:[ò$S„ÛcxÌ•oEÐÝ<text:tab/>yí#ôuš}#-�ì#Àáµžãx†Ÿ##‘láir�ø¡#�##i##O'#ï‡ù#Q!J�9#ËôV®Ó&gt;h†\x#�˜#÷#5MÈ¬8v7ú#ÝÇNÂC.‡º#šx®##sv"î#@ÿW€^##öL</text:p>
      <text:p text:style-name="P1"> }#Ð¶r8ü#™VýË{`Õéž</text:p>
      <text:p text:style-name="P1">zÚªZŽÔÏºó]#*­#wKdï×é‹¤¯ÉÑ¦Dÿy(¸¹!J¼PxhlÈtà=Œûq<text:line-break/>!©Ð {�‚#Ç#¦ß&amp;Ã§@##2^#G@í#<text:line-break/>¥ÉZ#NX#ôÉ!ú</text:p>
      <text:p text:style-name="Preformatted_20_Text"/>
      <text:p text:style-name="P1">]k]ÖŸ#"a#±È¦X× A×5ë#¾¥çB\¾a${Â)9èp#ñHþcùã3ç�%‡ªš'.#ÿf%###,:cª#ký¶ˆ“P±}ÖF</text:p>
      <text:p text:style-name="P1">{¼¿ÜãŸ#íÌŸ</text:p>
      <text:p text:style-name="P1"/>
      <text:p text:style-name="P1">¹A¯)ôÊLË0sß46t#|ÈÐ/î9Š”À@#×c-Ñ¸k_;ŽÅE##Ð?#uÂV~<text:line-break/>]pS#‰ùø#E2#¶#î³¢#H+ð\ÌÓùRÖo##““†«¥b&gt;ã³"¿Û±]Á#='Ï#1˜¹#J´æJãv¬5Ïæ_´A�Ñ_­C„uØ?•;&lt;�ÿ(2òf|�Þ¦R tø‚üè-W#Ó<text:line-break/>Ä~ÅüÞ„Kdx#´Y:¦9#„À‘·o#÷beÄ#;Î‘¡Vo„#åÉoWFzŠ#X3­±¤P´œ÷x¶…¸mþœ&lt;M#ë#</text:p>
      <text:p text:style-name="P1">9#¶(†Æ#×bjUd¢næsœîÏê˜«#<text:tab/>úm<text:line-break/>Î²Jd}[##lÂa</text:p>
      <text:p text:style-name="P1">Î4#¯‹íg�?å½ƒ#y=¸¹SÏâß÷Àu##ìMFó‰c¼,ÿ#¯´;#8o�#!ò# Á…4#­•/¸y²�éÿ#ñ¸#êÒæ#µ·MÐ#ÿc�Q#ÒA-Ï…Ðw</text:p>
      <text:p text:style-name="P1">c–�å¤»��Ä)2xîïœÂlD¦#éAnÉ7Ú/#BUëÙ##5}þž§+Ží"I##Žî7rfñ¿</text:p>
      <text:p text:style-name="P1">[.^î#B=švþ,s7#K/áÇØß¬VöƒcJ§Ã#áüää¿qÁÖápm÷NP#‘N9K®\§í)F´¤ø¦a2xB#²#J«m#6|#(t¥æb#?:#¦&lt;ÑÐ0D#<text:line-break/>Ý#ÿIõîÂˆÎ[E.».únÁ#À°"µuŒÒdÀ{ôp#</text:p>
      <text:p text:style-name="P1"><text:line-break/>¡eâ#úÄS`W`vë&gt;g%§ú@K7ÃÙCN’I–›QN"Ù)tS¦$XÄ;Éïa‰YÚÕjÎ#J9‹NtD\Ñ§rßY5 ­#ÿZàN#?�•i\yD#ô€#¾”LôçÄûðé¢Àñ²{g</text:p>
      <text:p text:style-name="P1">mh#6µ”Î#à©F…úÒ##ê7`##ˆ#÷|—•yï</text:p>
      <text:p text:style-name="P1">,á¼ˆ)ìm¿ŠR#ó[ÉK¥îGüÄ|ò_;Ãs?V#£C#{…)Ðd\£Jhåy#¤QDP3#‰�»#€ÆÍƒoQ4º#fX)ôÁ”©ÜÀ¨6ëíÀŒ„wi¨C/~#~óàè„êž¯°Ì#YK+5</text:p>
      <text:p text:style-name="P1">$Ö!MÎ´ò¶©Ü#Ñ¥œ…#T&lt;#ƒUF—ƒ—¾BK6þØeéˆvFÛ�Î5#œ[µ&lt;<text:tab/>÷W&amp;¥#Vyy#UŽ##Í¥Á®;'ô0¤LcT#ñœ¢JºAÆ�†æ}oæµ£zRÏ®I…VÜO¬#þÊÙƒ¨•#ôL©"°c#|l!Úü§/#LUj#qäˆ[¸õ¹ƒBÑé'XéïÎÅ7IL‘M…æ4—WJ#V»¢/#I‘</text:p>
      <text:p text:style-name="P1">ÆPÉY@hýÊNO×Ž/]#ÑƒÓ\ÖÝ´HË‹ñòòûõ3X�dÄ#v#‘4ôµ�v³WjÖç€é3<text:line-break/>#&amp;ïIƒ©*×Q€pa[²¹Œpîg9Ë‡Jn#�ƒéŠ´U&gt;º0#ã#ÇîëC#F:ÔÙ¿¡</text:p>
      <text:p text:style-name="P1"><text:tab/>žF%ŒœHIHuvÆ#àK°4¦¾»?ßS4h›uîûZ¤äN+¿  í'�+¥</text:p>
      <text:p text:style-name="P1">Gdƒ#0P*</text:p>
      <text:p text:style-name="P1">)#¦,¶í�i¶S©Ù#mZSëðì÷2¯ÿ(N#tÒUÃÙíä¡môOà_W„0Y#êUw#Ð##©¢#”ï#GÂ4ÂÈ��jHÖÞ#Ý® åÂá„<text:line-break/>+á#?^’#˜�%Bÿký=Ž#�´#ºa¬-©ï§{#ñ6½Ó#ÌO#�b[E88X¡UúÝ9�™#ò¸!�õùÜ­¡õ§#W#þÊdoªÙ‰#÷7­nA‡ú¸#Þƒ_�¿°_ÿdš#</text:p>
      <text:p text:style-name="P1">È-—Þ\#¹¢#¨0~#Âî»¾rë‘,ªÆ§t#ß²ƒg_’£:dÁ”…##È¥¹×;KUpŽÙ#žä</text:p>
      <text:p text:style-name="P1">õá¹G=FÃP‘G‰#ei uìï#¥ÆD##e#_…¬Ñ#üÙ!~A¤,<text:line-break/>|þL’Ù#x£“ƒ"</text:p>
      <text:p text:style-name="P1">’ÿQ†¬1&gt;‚¶ÝäÈˆ_Qó]©¾°#ñ&amp;)�ÜXÞ#·É’8p¹+,dŸùøËE ²0’ÅwüÊ=f#¬k-$#P(‹W#Ÿ#j'#:Î6T„#Ä#ÂL4#åQO#–zjþy<text:line-break/> ¼`RŽ /Ì-óñ2×ˆa#»#ÙË§{#Å#7�Ûð`0ê³]ÂÅSõ÷{ç5®qTº³ÂsîØ##kþ™m§áva=Ÿ&amp;ÀÔâfcdI¬[#l#Yi†°|bCíŸÇü#¢ž÷#ÿ&gt;h#žI“²u)Wò©#Õ#ˆy</text:p>
      <text:p text:style-name="P1">l…¹&gt;ŠX_ë#¶\&gt;ô#È0öŒžË¡‰Îç#ò~#ÒD—<text:tab/>"D‚#Ù#aHv±€@4´ÌYOÉiPàg/Ã;ê7w¦±ò+¨ó]7&amp;yÀý¾rWE)#&gt;”,Yí»©à#× .#3dý)ž#˜ÒY_qRL0ö×<text:line-break/>#©Û–tû#\¾¦UÅN##k#šN‘#› ƒlz##\¯#¨/1”#h~y#â¾Ñ)v�#æØÓwð/ª#¦áõÅ[Ú†#Ù%Z¬'Sî«§#ˆ#?b:Óuwþ\õµè|XŒXË#¡»ž"§¥Ì~¥ZðVJf›W'7ŠÒ„8¼##šÂˆhÚ2Šy.##“MžIn„×</text:p>
      <text:p text:style-name="P1">/#ä(#=vÈ#NUÖk¿&amp;Œ�Ï&gt;¹ßb##©Bq–#ˆ#‚##7‹uM@ÂÆ<text:line-break/>ïü0Ýý¡J`</text:p>
      <text:p text:style-name="P1">�þ#zÊ,q#*#’¢</text:p>
      <text:p text:style-name="P1">Ô#üm¾�câ$#ùòø�Vú¶Bœh`5Îf±jù#5ÉÀ ïßVl#®#þÄáÁAg#S##¡ÊÍCÒ&gt;ÜâFª¾#R_j&gt;iÚC„ÐrÚáõ¥#•ä‘ð<text:tab/>J½#vŽì.–´¡MÁ<text:tab/>#‡#ôƒóp(/Ë#_¢Ý$0³˜tö‹SmZbôž#»œ‚;®äÿr•ü¨ƒú#Ã~#ÜB#©ˆ#7ñÞuÔ¸@#�hàob&gt;j‹0ÏÙö—ÔáÑ7##ø/„k#í#</text:p>
      <text:p text:style-name="P1">¶Dó³—#ØQÝ#!ÌÌK#µ]+Ñ##ä`BØÑŽäþ%ob%rÑ¯Æ¶–L`#<text:tab/>µï²†#.&lt;}Èä<text:line-break/>d/]\·ÿ}­S~ª6ì#s;õ¤L#ò#ÙkBì”(‚g—.ùÁ’<text:tab/>ÿe~¶r"SÝ#^“¾¹ÍR#5Åàà…zÿ.¸^+#]€Ü0bñb¬�#ªé#eñüžóŠV°ð#}##ù$ù<text:line-break/>!È/¼k~GÀu¶0Q#�ñ£¯Mƒù%##nT##%tW!´<text:line-break/>±l&gt;í&lt;v„ñóàu¡k#eŽÙ‚#¾&lt;kØ® �¡#¨ÒÖ`�#"ž##i#</text:p>
      <text:p text:style-name="P1">P!j�20#<text:tab/>žzô­Â2##’tÖ‚åâ@##+qó#”ã©©#y.#ºÃ¹A‚ÊÜç$°iùõˆ}Kd’#&amp;ô0ß�™§‡ÙB°²ùŽ–-„Z#ß�pºˆV)Ÿ}.Ë…«ÅÛU9×\<text:line-break/>¾~OSœBxÄ!#±ç³-#‘QXÁü6@¬[ó_a:�M9ÂhÆµ%©ò�A%</text:p>
      <text:p text:style-name="P1">‚�òÅ#f–ãrt#»žØ#»µq#&gt;ÅÑ¿×ÜhøÙ÷#H?W]ŸE™ÖÏŠ‘÷7#W{'#V¶¸Œ)Qò.4HÄ2* Áâ„Ë±½´ìs�¥wÑ&lt;õâ’N^¨I‚\Ò�.¿˜Íˆ©ìœ,UÈ8‚i˜`#Dæ/~–l²²ZXÈ ­�ò˜]§'gÓ3�<text:line-break/>#XxFA#ÛÉyhA€Õ×°è�#¨¥ÔkÛ’¡²Ÿ#19#RïÛ`õéû)+‹Ty#èzÇÔ#\.b#M@Ãé÷#jÆõ&gt;#Â]Î$ÌM(ÏöÐ#àg‡~0È¡=#=°ëTfA*„¼U"°Æó4Ò&gt;7ÁÃ¾X“ªÑ"Lïoêc#mJ/n#¤3#ü_?�å°#Õñ†Î2ð}EMò#oåÓ•h#yè</text:p>
      <text:p text:style-name="P1">»#Y4,ÇŽá#Øš@&lt;#TahvÎÑ€ÂfSpg-jŠ8é±£÷œ8ž´!%8ù¢Embé#)Iî-H2�sC„âÄ[g9å…Œr&lt;ñ##öFZ#èq%</text:p>
      <text:p text:style-name="P1">™K˜;}ÂŒW#:@��#½#þ±YþXôñO#™#ºŽÈÉ6(#üÖ®­¬#°;‰€UÖ#@#�x‹#öcoãe½„ã¦+´Äz=t#µÿqnÌ…î�X!8ƒfî##</text:p>
      <text:p text:style-name="P1">YÏCYy2d=</text:p>
      <text:p text:style-name="P1">h.@)Àð#é€¸ö#î÷k²XË"=##ÜŠ¾#wDÁÖ#û&gt;â6zŽñk¼–#¬#ú#Ù’#0Üùâe¹C÷#Añ¡Y�ÿ#ž²è"p.“!|®äç…�Á</text:p>
      <text:p text:style-name="P1">úk†W¦ŽoÌÃ~#ñ#ú}”îúÑtˆ'##”—½7¼}Þÿ#ì³…=#î#;nj“#ÌÍ#s0?##õU#¥‹$ˆ�‹!¿#$# bq¹óá|k�Õ#ê#</text:p>
      <text:p text:style-name="P1">Ç"­~&amp;Ð'E‚æ#¬¦w"ˆ¨˜Ï#r/<text:line-break/>‚ Ù½ˆ2õ‚MðoT³{¬|X—…ò¬3ŽÕÏÐ[L�Tt#*9r¥þãy»6¬ÁUàÉ‘,bºÀIïEœ˜&lt;T###ce("ž–ë‹¼ÊF_4&gt;ë`l{yVÐÏAâ#ƒ}•=º¤2FNˆ§‚VµÑ(:xCÙ£Nw#ST›l#¹¹èF$&amp;#ßÙ¥#Ð‡dØK##àCàG€nè4ZÐþ##½î</text:p>
      <text:p text:style-name="P1">5##FÎx�ö#Â.p##0C#äC‘óeÿVO#i|Þå�ˆ³ëëÑä:NÅ­Åûj#\½�!^D œn£‘÷üÖR¨Iìþ¹ÞG<text:tab/>ƒøU`îý�{Ö;êjhÅ—}#[#x§ú#D»5<text:line-break/>%Ë#«</text:p>
      <text:p text:style-name="P1">ê,6‘</text:p>
      <text:p text:style-name="P1">jw§#þçï‘õ8¶##÷T±#</text:p>
      <text:p text:style-name="P1">'˜ÍPÈk‚åÿ!#ƒ;DŸ#ÏÈb¶UwGmÒ?ÓØ´œh¦’Ë[à)ÇýzºÇ®¬–#SŒu]6$$lt¡„¬cÓúÑ½äNË ¶z#RªÐmQš¥ÆÏ”###ŽX#«cç#•ÊÝ›ûÞýB7´²�ª#›Ð]ú§™ ·¯©x#4ë#²�M#’†cùi*c_##F£+oñ^ªU###«z^'´¤–[ó…”Ã®"àI…ôµ—¶^#ylÇ•#NëR*ÊoIÓ.ˆ½t,dÒ!{WŒ¡ø Ž,<text:tab/>š«²1�Ç#~'5�q�"¤ß³·ÓºùŠßDüÐ#�@±<text:line-break/>#Ä`#¢&gt;¡G«#VB#‚Ù)›G#a¶2SMÒ1#;™ªk€ƒ³®#~#i)a�@«ª#œOí)È##–2Œÿ&gt;æ­×#ÅU{º^Í"#¢ÔƒëÍvëÒ#Ñoó,çÎ#V§£!HÛ¸Q$#1ß#¾óMÍÐ^Á Â©ÉŸOc¾##�LŠf(]#Ç#Q#uˆX%"~#Œ‚ÜÆt&gt;}=FÜ–ù</text:p>
      <text:p text:style-name="P1">#Uë^áB´°v##Ò˜P;Þ£#u‡äø5†#*##Ù#})¾b#‹^èKV×ŠôèÖéÅí…Ó»#Ÿ«myÙ²ª#ŽñØ#h�K*¯­#7Pž½<text:tab/>¾B ð—ÂÜå3âÑK†ç1`Ó�±³Š#e#®_ö ¹&amp;##Ú‰;˜ŠË#¤Ò\XWe:�Ûa#�Ë6t)êŒ<text:line-break/>ç½3‚h÷Aó#Ìh²Ö9�˜w¹Ò°b“Ï‰¯åA8GÌÆˆ#M÷MiÐdß¡Pn¬?Š•µð‚ÀÙFÇî¥</text:p>
      <text:p text:style-name="P1">Ù²öpü°š+^»´#V$ˆVT#<text:line-break/>žÝ6v[À</text:p>
      <text:p text:style-name="P1">#¤AH‰ç^–Ym¦é×�`#ið§]+&gt;Z’Ó·7##É„è]IIä‚Ýk•ŽFuº¥Nâ;}q(É¢ƒ–ŸA¶&lt;G„â¦¹</text:p>
      <text:p text:style-name="P1">#j™Ê?ºƒ€ü»‰;»É@º</text:p>
      <text:p text:style-name="P1">#öÒPÒœ¤&gt;z¤ÂJÚuo^#Ik#t#s¿ÉÛ�#fz/ð##AÓÁhŸç#8#Ô4 �&gt;òý²#W´ä“#¡³œý£]ÕcúÌ…¢Ÿ‚«#d¿Çu±EÕÌsÀBåásÔ©#·Òrl#ã}×#&amp;­ÖéXïX%</text:p>
      <text:p text:style-name="P1">ç—#ûÜRJìÁ¯GdHâ#á¥˜¢ÂÆ„¥¿q]ê#å’‚¨#ý¹_¾M’åšaî¢Cç†U¼_*—Â#8·UC</text:p>
      <text:p text:style-name="P1">þ6Ppc;I8È#ê­#Ó#</text:p>
      <text:p text:style-name="P1">rÓ7#W ¨.Jçß³Ñ#6#vÚóF #Ìmÿ#I¡[ô††êXíM½äÙÂVáÚ�uŠpæñ�$X³Èö&lt;}"è&gt;1¶Óí­·}¶m#e²\Vcœ2d&gt;‡sÂƒ#Iºæ•ä— ÆVÛ.1í#@}×ÂŠ)e©J'ðð##<text:line-break/>l†ýÊL­ñ‡c#þp•á#â‡KT´lØµ]�2gU#�0nÎÑS#œ½� Å‹:ÅB?ùhèÇ`yÞg<text:tab/>#bŒXV</text:p>
      <text:p text:style-name="P1">|Ö•y7#„È«uv¨õ›`Ó#j%Žê„{ý ##úUä´Â0¹ø#¹öÛ7Yãé##ÁÎj“2#žÈAäöïÌgá-Ê#�#ê¾Ï#ƒ3.PGpõÑ##3#L?R#¹#¯#p¡-#��#ì©ÕÐiŒ^tÆ$ÛucóªÂ‡2À–</text:p>
      <text:p text:style-name="P1">`åPf#±X“xc„³Ò|›£S®6#TúJ+÷ôo^aA$¹$“mZÙ}—j2Ÿé};'#tþ~.,[´#¶„Ý#ï!#h`GÍ#Ž8ç§�™ïG#j&amp;rêÇè…“x#P}þésœqä#å%‘á0#ò—{ÉŠPgàŸì6ÖQ#"8èó¿�rY+0¾í�™þ,ÐoØúZ–ÕüûÎÅÑJH¿<text:tab/>O#¥#»"¾•L!h6›Š#Â–Mo<text:line-break/>¿¦L¡3Š­}¢*Üè•æ$h¬4DÝÇû[#/lïv�ÉÑ&amp;S }¸˜}–a##íJ#‡M™€¼,#&amp;Î#ÐÁÿÇÿ4L”“š~ùÈäDbP¸+ã-±Ke®êŒß#þ7e#µ¯S—Ly#s†‚#‰h°h&lt;N¿I¶óRîÈ¬ON«yO¶gf5‹å#7nUÚ#•¬&gt;&amp;</text:p>
      <text:p text:style-name="P1">y*‡�a›#v»¼�(tue¡ôÞ#.<text:tab/>s“û/ñ#4#/fšbfÛ9~±#kH</text:p>
      <text:p text:style-name="P1">u#dk#ŠCÁd0###gCPý¡‰%·Qì_±#5Ò!]2¢“¡p¢W"#ãuê�¶#Ljž¯#™zœn…!Ù–ûx#V�år#ÿC#!#Çìµ!0çVH`#h z. •Lg¯œoïþvuN·µŒÆà;ðþâ\mŒF×åy¡#É©•�Õ�yï(àÅ1½##7|–ö©#0NÇˆ#=uÑ#Ï¤kJ×k¹­µr'î¶}|-fI'u Þ®qkåÓÜ™F­á?–#ÑR›¥Ð@˜b#œ</text:p>
      <text:p text:style-name="P1">Eý‡Á„¶lw¢;f¨ñ</text:p>
      <text:p text:style-name="P1">)w­MBX^#/#ãÑ\‘#g"û#O€²¥ÈïƒÍ<text:tab/>ÛÞâ#®<text:line-break/>šmõ¹lÚ}ÙÛ÷§c�k<text:tab/>t+,Æ#ÍÅŸ#Éï}#&amp;v#Èõø&lt;ÚÛÄ0çÅPT2-¤## ”ïò#�$¹JŒëÈt©Xn‰a»´#i „o]{x'ÿ-ÑxŠ#rJ®­##Ô~�|#3’ÇW�²µ2lbyÑ–¸Ó:X“Ns©·œl3</text:p>
      <text:p text:style-name="P1">ÿ7üÔxÛ4r½û<text:tab/>"ç¢’àƒBr¶#€._Ç#ÅK…•ïÖç#‡ä×K-ì¤{êd#³’#q)”49…Zt#Æ|<text:line-break/>š�Êq{“f@Pé#l¿tµh@(q•›¸L#²¿ýÃ¿ãsÀ‹ÅÇê"\«*ì×‘¥#¥ÖYT##s£z˜èeõ#WÍ½ü·‰ÎÏ!à©Íãð=P##¯€#º,1€0&amp;#íIYˆ±´-“.�$E«#:ß:ö#áÈ#š#›uÜLh&amp;Ÿ^&amp;#Í†V"ˆô�<text:tab/>{R#iž¸àÇ#Š:#ò#÷¨#{à#@�##,þ²#l#ðý##&lt;Ö<text:line-break/>#½#Ô#"4#óœ`#Æ#LFFÈ##4<text:tab/>ÂÈÁWâÓl´2Y"{o#Ò\d¥ßt©•[kHô#-ì îLE—å,ÐÜë:ŸýŠ#ï‚Õ§E¸×#"†4ÑCÅ¢¹•—ÁløÅ({Ž6N#o#A4Äò¸<text:line-break/>?# uËó#@B</text:p>
      <text:p text:style-name="P1">6Hp_·p–[mZ„B‡«#0U#VD›0ß¡B§´ˆP[Ù<text:line-break/>å$#Ð=ÕÅöÁeæEJ-¹Ç#‰;ßÎ°Í#¢avÑH0Ø@Èss#5ò</text:p>
      <text:p text:style-name="P1">ã²/ñ½‰�â��Á�ìÍ©ÈSf<text:line-break/>‰LÊ½0lå¡Kiœô®5J\¦psßÚgÅs#[_…¯@~]Ÿ#FìãXCÄô©v–Ö#È#9ˆE&amp;ïq·#¶ùÀ7�Uþä:`H#0£ö—.ë<text:tab/>íÿ#Ç#Yp®‚é#y¾M™Âg¶Ö#wÈ)$+#Ž?#˜+òœC-õ¬±YN#Ê�åyï'¶³¯Cë«±¯Ãæ|�ª#ü“</text:p>
      <text:p text:style-name="P1">#ŽÈ¹­oÄqoÆ¡ç<text:tab/>¸:k#Ïd‡ÓœÐ|UÖGz¯stù¤R,g#Nà</text:p>
      <text:p text:style-name="P1">uRŒw\‡@–7‡;D�„éì¢ðêNª1M.‡³lŒ#ë#­ê¤´"´ñÌ›—hÛKÃ™È#MË#.w<text:tab/>]¢«ñoÅ‡ß#/–^6ÎÌMê{Hø‘Ð�#J#<text:line-break/>õfÞ»Òëí{ì#=#–g$UùŸTK·Ï#·_ì#{çHæ(ÜÁ±ºJºX’PÙ�zÌ†.øhä(X#yé#Ê ñ-tc#ñpf�Ü”S¸{ƒÀ]#w{Œý‚�tO¾©¤#‚õy#Ÿ</text:p>
      <text:p text:style-name="P1"> ¢#ŠqVüŸe#~bÖF#®£&lt;’š‘G�G²�ŽÄ‰!×ÇDAµ#¸è¨&amp;ÃÆ£2</text:p>
      <text:p text:style-name="P1">ˆ[ºŒó²zÉžñ#‘Ü#è¥#åjsh4/bHŸ`õå•x#S¶^Z›#ŸêÓN‘</text:p>
      <text:p text:style-name="P1">®»ý¦Že¸`¥#«®Ð#4ö¤bT¢ àšûnÚâ<text:tab/>9mï¼pU¿M¦|[Ï\5VOÅ7žì‰ê¤ÄàxS#ÃÄZÝá0„çsœm˜6û�]×\.Fó#ø<text:line-break/>#ü-#|#b#ÙÂ4#2¹Ú²‰ß+9‡¨#1Ì›ŸÇ<text:tab/>�ÇôÈ�ž##·#~ªÍ·u�àë†cÐ­³4Usã‹#öL#pÙ0uƒ#“n³Ý#®æ%ËdÄÐüNOëËÝÂ##HÆ#öf#�ç¢žj#BÁÇ"3}I#eÒKTí#~RÏ9#“»ÿ#B�:#_#Gøôîpc#¿—#ž“OæÖÙ«+yÀ¾[~©•/Úe#'äoá*#"²#ió0G©#$‚8™Jò#ø#ƒÒZÁX¹ø`€*óJe-zŸ„OQX@S#A¢¦O<text:tab/>ì#o]·Ú#ÄA.#~çJ‚ªÈ¥qú±Ü(9þrÁÜO‰æ‰ƒ–#Ïãýô�ƒ#g€ãÅ[°&lt;Ùß¾“n�“Ä#dË©¨È¸"ùÏíq}ƒ¯³Œ‚˜“W(L.¸J’w#Tå¢Ý$#€#Œ4ƒT#¸Î£ …#ÏBi##W%#÷t#®ªc`5#w-¼ž¸Ù¸I:†ÚŠ«æ¢Š9jtY’ÚÈ­T~Äü`Ãõ°M6S±“#ÿ#+pøJ�§#þ¿h) ø¯Jíw]jN)<text:tab/>Ö„J“OI:äP·ÉÍ�™ÌÚ{¥Š’U€ à#Œ›TZþIjv}¶ÏÐ#ª�—e?úI¡¦¼€N}K]ŽÙ)@ƒ9º`¼úå#çÇiéôxPâ‚=##Œ„"P{›x#@ì#F5P#d•©‹–¨<text:tab/>#¶�<text:line-break/>##Íù=ò##cà;™òO$¼ÑŠ\¿MÄVŠZbÓ€¤K‚RcØÚ`8#½ˆoÿH6(Õ#u&amp;ÚÃMW¡~«n1(›˜`„#/þë#Û</text:p>
      <text:p text:style-name="P1">dVãá#WXøûè#ú&amp;</text:p>
      <text:p text:style-name="P1">º ¸gå#/jíG#WlÁ›#Ó#²r¡ž›{ZûÀ#¥Kûbq#W#‹u#5&gt;³~œ³ýäáö#&amp;Ý4¦°t#:?0#Â*%#û#aêŠ/òƒvÛ©#ÁRÖ##è¡ê;VÀtJ#‡vCp´‘ñ¡‚##Ä#]€¸£Zù¡„8�ø‰<text:tab/>z&gt;ù)ÿB‰Î¡6</text:p>
      <text:p text:style-name="P1">þU#ÿ6#Š</text:p>
      <text:p text:style-name="P1">#o@u{&gt;Óülœ1ÙèÏÞÕ#_‹�]?Ð#ÓÊ#q�‡1‚å²Ãû $W¢¸#�lŠ´&gt;Àì¯ñh#ºà»xrR|Ýolÿ:Ð›ÏaTþ2Ž##1<text:tab/>výÐ#¯™#d#ˆ²^‘ð/Á#5&lt;KDSÝâV##´_¿˜ï€ŒžvV·ò.Ð#¬˜)Ç#˜\1ÃSMC_¨„}:„['¸þùÁ#áË¢»ß#’##˜à”·³šG#o#môx„\#àDzÕ=$#í#�l™¦]À‹×)hðjs…%#</text:p>
      <text:p text:style-name="P1">0mëÒ:ã½)Ù#éwe·M#`màÑÛ#�½`%ŠB¸³ƒ¥:¢³3‰•”b”E?Ì‰é\ŸÒˆWgJGñÉR£#ï÷#&amp;DÈá#|�Sðy°¥ç#f}tð#†YV/5±}”°kt#ÀÛ"ý0T…¾ždÞ^02</text:p>
      <text:p text:style-name="P1">4ûà�&amp;#ewŸ#¸»:’#›E½'#Òü‚Šl�0j#i#|žñ›ÀMÒêñF'õàeb[ "ÚmšiWÐÄÞ#8[ç�+K#}ÒŸžœ?¬=øKR#ð%eVnn˜" #öîZàC d�ì+˜û¯ˆ#gµ¿bÃWÅ<text:line-break/>¡dž&amp;�#</text:p>
      <text:p text:style-name="P1">¿á·Pìø|Ýù`9{RJl#MSlx•ärF&gt;¿ÙiaoÓC©Xþ¿ÐÝ¸0ÿQþWìU·74[ îs·¼n„~#�y0tà_õü:æ7tøW”á#&gt;#Ù¦+0!&gt;#}T¯xf®›#�jèÖ</text:p>
      <text:p text:style-name="P1">iÜ­yz’!e!-ÃCü}#–áf#’ðh!ê7—'¼Ü#‘7ˆ›ž#ß†Y##¬O}ä|LÏðYØY+òpšo&gt;‘^Ô#+¨³£#¦¥õõÁäW</text:p>
      <text:p text:style-name="P1">dš—)9ÐÇðY©Ç¤f�Ã|Ì</text:p>
      <text:p text:style-name="P1">ûßœ#M_I#a{¢ø+#¦µÇNEæv#™›¬D§ã�ú¹##o¯2#¥ÉÊgØ…#¸:#<text:line-break/>@&lt;î#1dÜ=çéiž9#¬ë„#7çp»j›¡”Y6BÝL€#8Ó#o¬0�c^RóVE#©ïZéó%�«f­ÒŒŠÈDë‰…V½m#klñ�rCÈ:´iÇ¥Š¾Vü4R#o÷“?™¯ú†|L˜¸#°uÜk#ì\)D:Á‰##!„N#d#ˆr‡:'XÒm‘<text:tab/>Z…5öÂôÐüÅ#'~¿ÿPi,u›&lt;&gt;¦Èd¡Y]¬—�’r#åâ«EŒ¿é³AÒÎ¥ÖÏ9ç²žïe¾#0”ðp…îÊY+"ëŠüŒ</text:p>
      <text:p text:style-name="P1">#®]ÇO#´.ÞÆÊ¿:½#Ý‡#õrf\–UE”Ú6<text:tab/>µÖQ3[Ž¡ô¼wþ#‹|#'#¤ýÓ#æ¡DÂÚM»&amp;<text:line-break/>xì.òÞ¢n#qvƒmá¿Á6Ó¿�$îr-Ñ#ê'I=Žœ/r‡Y#Ýãrl¶…#‡‡%°ÙE½&gt;*<text:line-break/>|Û»“[•µ]áE-`€˜e,a9j�9_$¿&lt;%­ÖŠ#ÏÔ#$`øõõÒý�®—¯ÇÚ*…#g•ÀüòXx#o###Î»Eç›9UÜß¬¯€#-�</text:p>
      <text:p text:style-name="P1">Ó÷þ#@AM‘'gì®n™?Ô##É€#Bt©##äî#$OÚfC##iXËt¥�9<text:line-break/>u÷#Å#¸t3·kwÃ€ŸŽªÛ#V¨í3ª1á¹l|¡úÌ·‰#ÆŸ+#g6Ý÷¾/{‡Û´»##3ÔçbÑ«³©oŠF�¤p¨®×jo)­^n#¬‹1ŒPÄ#’@Œ#ewù[é›ß^yºõ#s" ;n0;áÂúSz³ëŽL</text:p>
      <text:p text:style-name="P1">ÉE`K&lt;òLQ–µ|IïÃŽeBª}#ä&amp;è#Å»ü2ÐGÀ}§ñë¡DjO#Ö_ÿI¢#ˆ(–YYÍ#1äØÈ#Ö·Qy¥ß+cåë#?ˆ³Éœ#‡ð’þË­z2X</text:p>
      <text:p text:style-name="P1">SÄ+ù’e'ýÉ8Kà#åËæå)C©#¼,š#’ÂÇ##Móî#Å¥Z9‡@l%l/(t+üxÖ#ìq#kÐõÃL</text:p>
      <text:p text:style-name="P1">´Gif#ý£«ÜFÄñ@T#áùüÝˆãµ°»NjPžŽ#:[h»‘#“0ÖH„„Q+RÏ#´.œIÏ¯w¶Õ‚*8k#%~µŠžnrIÜ#•dÏe#E;=�#×†Ú<text:line-break/>×ìzÏV#ÿBé<text:tab/>Í8‰Ö†Â&amp;æ#KH×Œd¢c~šÁ¶#¥#,@¿#P)þ±Ó¬ÒŠ8‰)ÕG´#Aò¢éj#„Ã„C+D&lt;H#AJ†7/¢c.#åÞ©1™#¹¢ˆ#—#^Kè�$Yß¦'y#*"1ÞŒ1(&amp;‹X#y#©#Ð“ÿ%j Ðš~ÂBcÍø-Š’ß#)wO+3B®KÌ²}ôf¥ScLÖ´_#HYÎ"g¡<text:line-break/>Ñ…<text:tab/>b–Øç¿“ÄR`^#§/²(l#›}2¸UÔ#b“n‡µÁ6›hyhªn}S=Q3ÅøNjûÃ·z/ÏLœG°T6[7</text:p>
      <text:p text:style-name="P1">1¸#â—’.#­s¬¸#kUHcfiš#ò¾#<text:tab/>½#�d#i1é#WI±íÄ<text:tab/>Sf </text:p>
      <text:p text:style-name="P1">'±þ#Œ2©ÿC¡e�½"#ø€å#[²A‚RU`ï¡òÍ±\b P©ùŽ#_b…AÀ@A#n#@eú é.¼œÂ/®ë#Kè</text:p>
      <text:p text:style-name="P1">í©Š¶6‹™šD1‹ð#-#fx¿#¸¥›æ¼#P##aÊ�Ð#Oå3“¬#</text:p>
      <text:p text:style-name="P1">óª¤8™m‹µzC_ãöBî«¢«#Åvà}î,#MŽa 2WÝt}Œè™®#cR[#ñL#·–ûÊ©ÂífÔ?±yž%Ëú•DdÊ6àî0MDäu×?Tkz¶ûÐ¤~MÈí#»Ôæ<text:line-break/>l°Ã”Á\rÕZl&gt;Z#Ë…«‘äÏ�<text:tab/>ŠcÐØ�×éÁ)=##¤c²\vG„#)Y,/ÓÝ/—ë›<text:line-break/>#Ô¸#—*Ë#òÁ�f²\öTÛŸK6:“F:Po4âÞÀuH#=KÙ#ZRæí¼Ã#ß#Áâ]h#é7#1©FÜ*V#6è`ŒQôÛMM#Rc»tŠ¥#£�ÐwÝ‰œLšL�7G“Al#3}nÜmïFf#Ì7*N´kk£°ûWlÍÁß[&amp;#‰…rÅy‡Îº‚¡$ú³Š#ÃvÃ2%ÆÁjaXAL###z#ö,#On‚éè###ú#øcüµ^”B°©h¾˜"‰ÊÖê^§Ýî‘,ö•ûÇˆùÛÛÙf#Æ#.¿�žl#9È#4ƒ¨óXfô2##šÔYZ¥fÅë#j¬î</text:p>
      <text:p text:style-name="P1">#ŽÇáfx#†z!Ý�LœÑ#Z$3»�³:™;YižÃ#µ</text:p>
      <text:p text:style-name="P1">[ø‰+Xk³zkÚí#‚šbzÝÿ9L#—Ht#xAŒLƒ‡##[s½¥#öâ#%ùL#<text:tab/>fá%#çð{#¾�˜¡Ñ`“u¶ã#ÂêÅ#ðÝ|$ìml5#X6œ^,#‹}±H©#Ù#'p#ÿ<text:tab/>Á(#&gt;Î÷œåN^í6EjûDðÂ##5f›ªjY´Ô¢î#g«’H#¹è¢#”.K÷¹Ð«ÿ`æµÔh\•j#ùAd$ß o‰#lï&gt;Á#à0æ#£–êˆA(#vî*m‹®Õ+óc‰ÿ#nGhc“$—5Å#žÏcþ#Â”h‡ÇSŒùƒ</text:p>
      <text:p text:style-name="P1">9*##×ˆ—0ñ¾!œPa†Ù#a-ÈÑÊöÜàÉnýW9Ì¯&lt;Ž´|*+Q¼è</text:p>
      <text:p text:style-name="P1">ðmÌIÐE·|JöÎµ½'.ŸÎ„#®ÈP#ØÐ+©#Ëo#æœ##V— Ôþ#…##r|øcrÝ‚A°é¾ã^q×�#çug7#"æÿx#UºÓ#f!˜S®V#p4C4)sþŒ#+æG}RÄñX¢]¥,#Pb³&amp;:†;øÊYëÊ³#Dq#ßrB#Eÿh”ÅÜdúB�E4#h½šL #‘;ÓLå‹Ï=ñÝÞ#ËñxS##}¥¼|�1]ºœð"7.rE#0´°Ås(#Ëˆâj‡í½$äld��Ü¥1q##‡8ð°J9Ï8áE‰¦3¹‘^ûac9”Þ®�ƒŸcßÏ{*´}º€õ•`^#ÎaE#`#Ò##U##Ù7^¬„î€Ú##YjEO/¨ºðR‹)Ùq�#¿!ˆÝT#e<text:line-break/>çi”wœ#swÞ##¾ú#@§J¯Ë#1#.¬Áw2ŸÞUãûU#”çÅÄ¤#æñ¢Ö^L–GÒÒ#"e*�œfi¦##À®ãýå“eõ§¦‰h#`&amp;ö•3# 4Ìv»¿&lt;ÚªYP)Ûê#¨¤i#\Ëßjyœ±uù…ª¿#ªJ#„Õá†„#ƒ#”Þ;‹#ia_¯ÓLN#KÛ§#jrÅçl#‡#.M#Ý#l„</text:p>
      <text:p text:style-name="P1">Üz¨#’äý†ehÊÑ#"bò55˜{g-¾�G²=ƒðI-£Ó�þ€Ä#7<text:line-break/>oY)(Î¯9^#v6#éÐxÆI4&gt;!¬#â¢WGÐí{#uÓÒaë&lt;#séóÑÂwÎH8^’¸.!’k“­<text:tab/>$#ê¨½e¿#$#mA±µqX#dœ~fBˆÎ##N�Ö @Î§þ€øŽ}ŸtvL2z¹ÅÀR™Nü½ù#æ�£ñöÐ<text:line-break/>2ØŽ#ªü¦ß2ØÅ?#+8¨¦^#Öë‰©òZnBÙø;�„.@Õdœóà�ß»9X_#&gt;  Š‚ÞFPÇU¦ˆ) ¦•ÎÜ{†�ÖÑœÙ+5ïlj[ÂÈ¿zu®#7ÁÛ¸#hò]œ'½Šõà¦”¹§ßè*ü}#N&amp;…R¿ŠBé#ß’r­—ßDï$¥`ƒ$ã5R.)E.Ü¾à#kÒ|9ë§´å#Ò:\óîdæ§‘`$€SAÉáß¤+“®#¹’AI#ç#û·Åïµ‰9½ #O{-ý‘mˆj#¥LÏ“é�T¹&amp;þÒÚ(µ7®œÝJ0‰æÜ</text:p>
      <text:p text:style-name="P1">“ö„#æ0 ¦×¯e’~Ž{švÂPØº);&lt;Æ#x&gt;¿1š\õjÅF#·</text:p>
      <text:p text:style-name="P1">##uê›/ïü~#ùèìÐc$½‡œà,µ¯MÏ½ÃÒGÏO‘G#vÔòSž¢AÑ¸`¨Ò¡[‹’=÷ä</text:p>
      <text:p text:style-name="P1">×ºC”##­#ýøD¤5qb¿Én&lt;#|Þ© #;]ƒ#rX#©i#d¢´…##¯Eó&amp;"¼°É1Hýq<text:line-break/>*iD…Ì¤ ¶#øñ±-ðÐ:#…²µ¹#ËÜfc#¬ #ìŒlLÇ·üÃè˜#/¥#¶ß,#‹\Å:yq±yµ©#ìMªbý³Í6"cDÆEÒO,D&gt;Ý#}E‰B³<text:line-break/>|�&lt;Y¼œû÷</text:p>
      <text:p text:style-name="P1">8‡-~ŸF›r€†Ça#)Vü ° ðU#‚Š#â2è8wáV#(Ãã”&lt;™Î¯ñ½ãQb‡Òœd9»ýÛV4‚v#3x¶eAµüÚ0ñàÌ8][§(!Ôm\,®k#Hw˜ �­™*Ýcû�ZõBYhŸ’Þ‹z^»<text:tab/>ìœ5±#çúõlÚ|_Ñ ©#r–óñbG³ï)â6#—##º##÷__#°‘&gt;êbð/êud(#kh1#&lt;¾ø3›¢¶Œ;Æ²"Ð##†IQú‘&amp;¿ˆI2û9#5ÐÐèüaAau×?ÔZO!!”²ÐÅÞ˜T¬àQêpÓÈb�†�·îÜ#³½´�ò�#˜´©­¶[•ßªŒÌT*:##¿#¯â½WÚÙ¨¹ý#_°#õ#æ#/™�##¯¢,]#È#ÑLæe�¶é&gt;ú8³ÍMÕý¾ÆFXí\ÕÑ</text:p>
      <text:p text:style-name="Preformatted_20_Text">`#</text:p>
      <text:p text:style-name="P1">Yh®Q¬‚1B*u�±\çåÆ#�0Ó�#ød#&gt;�ª…YUeÀª�ˆYøe™-"ò/öë##F‡¸c;j½"$c#åÌ£š[#q##YLtqFÈCû##®–.ÁØÑJQo¤ƒ’Ÿ”»</text:p>
      <text:p text:style-name="P1">Yôh1š¼Ó˜ßo8ˆ#ê#ëUW#IðÔ##8@,í™0Ä{Zë¯‡5L#³o#ë =’;um{lÑ9¥Àî#®a=#îe’?mÛa›áÿF&lt;u)#Wîòô·q\2£»•#7#X@jÂ­¸s<text:tab/>LŽ#D©GÜ`ÄfðÖ�n</text:p>
      <text:p text:style-name="P1">»ÌèÌÊ#[Æò##’ûp’¦wÈ¸¼ÁÎ2øæ#Š(0h/ÅDt…<text:line-break/>W5“¬R#³N—è##ÖcRC#èò~L615D#©d»gqÿs2e�¿#œUU¶�</text:p>
      <text:p text:style-name="P1">ç]Å(¬sZØiƒ­ ÿ'È¯H8WEÍ�Õ†�Q[9ÑÔjz}#îç#c÷/»&amp;¢-1Ð€&lt;Õd#N÷àÅ´Ìcry )7ºkG�ØJ»‰Û#´GW´</text:p>
      <text:p text:style-name="P1">ç û26fjHÁR.®š[Cñî=Ü“7%šì/4##�&amp;l#þÏ½{ó&gt;%?#ãÔ¹$uJ7</text:p>
      <text:p text:style-name="P1">¦ü$ú²©ä„L*«iÑ#øqÉ8)Ö2Ëãvîh##ÐE«</text:p>
      <text:p text:style-name="P1">‡#™ØH‘O‚äÞ~ß-#T’Ù´þ½)€Ej_&amp;-˜<text:line-break/>d¥#˜S9#ÙP)ÿ#<text:tab/>×##�I¡UÎA‡Å÷¬8³*Ô ),mù­”ÝŒ¯ä#ø#g$‡%�ZÔ/ÃBi“¾m…ù#}¼ÕiópRQ„¡q6# %#ˆ%ÓõuŠÀ™¸þZ#¯Î/_{Ïg«N¥V#Ä¨#n(b6,°nÚ7í<text:tab/>ï‚#)##†o¼#Ü k`•·Þ#¡9ü]&lt;táÀ#8cÅ#f;S·°#³•@A6þ+‚&amp;ò“¯}</text:p>
      <text:p text:style-name="P1">³B##�¡&lt;ômNI!ÈÓ$p8l©qñ¤‘ÆOH_[ºC—#üë†«?‚D¦¤�&amp;�‰ˆyJwÆL¦”8MY^#Õ©0X"V&gt; áj#qO�ÚÚ#h£´WBßbÔXN?¤¶$2P¤�PÅR<text:tab/>¬ø,�•h(#ÀÎK¹"œ8Tø¼}�9�d’üù8È#N9³x#ùÈn$](SŒUê[#�ýj#¿ÇVš´W5@r¬ŒÎÀ›4#ÊÈ#£)VÄê±B­l3¸”öÀø·‡ëŒ."x#ÍÓ¡xÈ˜Ð¬�x#zRª-BsB¨#Ð&gt;7.#cš™é#Èfæ9†YaË</text:p>
      <text:p text:style-name="P1">sø"Ó#I<text:line-break/>##+#¤‚Õ·rÿW0FFÓªÔ£�»##ˆ�ÐQt<text:tab/>@üTg’áD2˜#r~-ürKú]</text:p>
      <text:p text:style-name="P1">##ýJÕeÅ—HÄƒÍ­AZ#d´æL±#À#€84HTLM#òE<text:tab/>Ú3#€ü÷#î8Ø•—w#o#eÀtÕÁ{#–8ì</text:p>
      <text:p text:style-name="P1">œ&lt;"KLÔ</text:p>
      <text:p text:style-name="P1">Ùç[#ßÏ´îÊ#�ÿ.;#÷w|d†ÎCñ2…”ò`&lt;«çkuî¢�Á¦TÁ7‘'Äbz¨#·#©7V!tp×D*Å[õÄD´Îîïz†µQât‘JW\Òü#¾–†�?›¼#0o¸¿×GåþíZå##Ãuº”dL[Wò#PK‘JáSšÜž#Puš“R,‚_{ÿ\# ìË#=UPŒU-D�Ð¶M#n]1tšu#"‘4€GeM†#õÊU¸zG»#Òt5Õ™bŸš8#Éˆ‡9Øj‡#•?P#Ÿ##E#ª�ÆÄ�#!(#•yB</text:p>
      <text:p text:style-name="P1">q¬vCÃôCÄÒ¹p�$#§Âë##ûy~+m›ƒY·{q¶õØÈw@|è|Â”»#òÙ÷Îf#É2ÛU€]lž�‰AŽò4</text:p>
      <text:p text:style-name="P1">„'Ë#ž€ÚŠ{‘�0€”]ÍþÑÓ¸6´0~’z§n#O5ÑO¹ó#o€ëƒ¡#’gÒ¾å#®%Ü#€÷ýð2¦$X)#¦UãõXÃ#Ù&gt;ÚŒÔ»ØŽÀ+5k­×l`Ïì)t#¾�¸ÛÕÜDz›Î#*#†Íx…ƒðy™‚G[µ–Š{Å##M«¬0)V#ë›1:�’#ìw#¹‚P]Ò†x¯##…#¼d4ÇQºDÒ4ºk„T#“Vñ’((g#Åà#8%&amp;óé‰Ja¥#RædÃ®®ùšÁAŸjn#ÂßÒÊ/aÙ‹³ `€á,›¤(Ù,#†#0 ¾#Î&lt;$W”Ú#Âì3#xƒóŒO=#“ýÛ{#ÅR¹eW‚ 3—l #Tw¢`6¼�#\³›‚AKE#\?ò#É;ÅÎ›Âg«‚q—�#Ê•oÅà›wmÑ‡X</text:p>
      <text:p text:style-name="P1">I8Ëm3U#¿#÷@*`´œ##¾íiMB1÷</text:p>
      <text:p text:style-name="P1">UÅ#©¢? ³MÏŒÇ»Ç#á×õ.ÁŽú�~5OC#n• Ö#&lt;�5¹ùrØñ[«›”æwâß¦i}ØûCÇç#°#’âW´*#àN°U##ƒ¯‹¸‡X#šæº#bN]ë5oÛøK••ó”dˆï#å##Ã&gt;)ú“¶Î#�*óéš‹ºE”#=#Ý#CÂ#&amp;Bâ+ˆñ¥ºì§vÑ˜&amp;##5@ý‰S,“­½##YÃ¿¡ª:#+ö_t#ÁBÉìF#ÿ8yåÚðãa2ò#ží°AÛ&gt;U·1‰­�:Ê$ÎÊ#ÑÁ�,–ÎN##¦#/#Ïÿ]þ ç#Ð###¼#HúZ­Àò#õB#`Òr*—A¥c*z€%èõåw-h&gt;^e¨#aU†‰<text:tab/>×Ö#¾äIçcy©WIrþO#ö÷ªÜ#Ï®#­¥#Ê#á#ýaI¦|#lK:88(Mß#þÃêìÑN”###Âé6Ž_ÿhMùnx#õ&amp;¯�b8£Ô0×Ô¸²ÁÀ1‡l�BÏjz#²W¹úRÿ#ÇÖŒ��©ðTÝ¢ˆ]uºÏé\âVä„À¸ÊÛl$º,´ém#´¦ùU„ä¢#£G¯j½#Û—¶ áH#;p=NÚ­{¨#×GOa¯ÂS¡4°Ž¡BR_#Öƒ#Ög°›#ë´‚[HßðÞ†ñe|‘åÀ!gqÛ³X\Ÿ‚å9¨ý|J#îþŒâ&gt;#êšPË¨¶Ê#)¾#Ò“X£J@yÇ#eËª~û&amp;#Ê¦#Wß“· #Ï)ø¼éyä#:°rBcãƒó#}€¹xéJ÷ö{ËL½ú­#^ëøÉ#�ÒcœÞü#§Ýd®’U!OEjÑ#)/#;¤œ—¸2o/</text:p>
      <text:p text:style-name="P1">`þ;ad#›5SÝŽ##¢Yí1sžýCƒÕ&lt;#åêÅr“Å5pYì¥•ê³ç0)”mÛí.Rý¤s#ózàf#òYÑ&lt;ÀÛ˜WztÎÐº×&gt;rŽ]ð‘¸û##Û#ÒY³àõ�#‚§“©ßL}#l‹l#-Øsi5–#âv¯Olb#õa#p”#~á,#óAoJ|\Å</text:p>
      <text:p text:style-name="P1">#0gXíÆv#:RTXQ–õ)</text:p>
      <text:p text:style-name="P1">ââË£¢ìâRµ#€Í”x¦øg˜ÑTULv²ïJ=†´d4, .½9ÕÓãŠ:##jC)ˆ#]#~ùEüâ›2#ïš<text:line-break/>?©em›h #½[#µ#IÎ&lt;Žé+Ì¹½Ëcco&lt;&gt;E}ŠeÛPä1Kø�ÕÌ‡ëºØëN�Ðþ`#‡'¢##¬–ì–tt#ú £ÓÌµ\<text:line-break/>c&lt;##</text:p>
      <text:p text:style-name="P1">/ÞÓ¨î#¼thµ�b96Œ(¶r###Ð¤±s»‘¯ÖÒó^SLò�¦fé###ÿJƒÿP8ÉÙ?8£¢üÏ®#�#õ-Ä’õ#`FÝ</text:p>
      <text:p text:style-name="P1">++§</text:p>
      <text:p text:style-name="P1">Õ#Ö*te�æ§^½²Ð¯!6#j!#vZ2£(êŒ&gt;P#b¯ðË#žŒ£"V´ñ¦$–Geöò}m#²&amp;"ÌC#ŽûâUˆ™ˆJ#eF#£vÌ±å°ŽO¨��‘Ï#qõ&amp;¦�$f#j<text:line-break/>.—ñ##œ‹ï³·!#Ÿí'v#Ç²?¯PùÅÑ�6òtÝâœüCy#¦AÒWN½¤#œú ÀG�ÎáTùN¦_óÜ#"U&lt;U#hZ+Ÿ×)#)Xà#‚ˆ#ç$ 9#‰!R+?ÌM/{›@9Ä½Î:ýäN'³ë#8_<text:tab/>^¡å¶ÏMTh\¤ž5—2(#Ì £¤^·‚n# Oß#5J#!E´ê¤3#³æ¹ƒRòÄgåSNø#º;ösQßò#|Ô|J˜ZõÆZ3¥+qpúÉ¹ð<text:tab/>t #îf# �ãR°µjMš#¦öa&amp;^}#Ç‹Ñ~‰##'<text:tab/>û#êãä"½ïÀ¦g/s-A�%ËÓmg–#ïy#¹r©Ï[éaáFõñ))\LÝÝôÅ+r­:�BKp#!ŒñS›ê#ò„Ø£#â�ÙÇ‹îšü#_ª^"ß³DLS‘#��Ð#'#+hF¶8pâè¿O#½Rßi&amp;Á^<text:tab/>§###€AFÁO#È#<text:line-break/>¾ #çà¿J†ó#g}ÓDU’mõÿYkæN®v5¢{Å&gt;ß#ü#)G#”†Ý›#¡Zðõ�+x</text:p>
      <text:p text:style-name="P1">“¢Þ¹7€:d�¸##?£ùõk;x</text:p>
      <text:p text:style-name="P1">¨g~B##²Þ#íbi###[#Ï}Î½ûj"‚%š‹º</text:p>
      <text:p text:style-name="P1">#€#ë44ë#?¾ÅöA#ä\Xa#‘°Õ³i°ñÈ7ßÅ�A®#ÔÈ&lt;ò#0“#žÍyç÷ê[aÓ'—Ž}aöo³™´é£E—Ó9.#&gt;¬#MB_¼Æ-#4å#jÛI¸}</text:p>
      <text:p text:style-name="P1">#<text:tab/>8a�Z»�Ÿß&gt;‰e¦Þ�&amp;Ëð@##e¨Õm#�¦ªë©ù##‘ÑC´Ùv·JÀÒá–Ÿùè•¾—™Sƒr5ÚX=è4'¾L_±îd##zÌN#ß¼ÙÝ+ÃØ³…b‡wGs”Rè$p#[ÐýÂb½Ð+»ŠÀ=ˆÊq üÖx#<text:line-break/>c1²"È#Œ¤ýÜŸÒ#µŽ¼NâÌGê #¦j#,¿d#Ý[KÜ</text:p>
      <text:p text:style-name="P1">™%#P&lt;¸£#hÎ#¦†¢_#G#‰é¼Þ³a˜k˜Ï#éæ#s*^ú×MÌÜ#:ˆ~Ãaò·#4Œ�¡Vß#§Sx#¹#bœ##u-#SÑj[¡´ð¦#ìŸå¸é [0©v?"#×\ý\û#¾#}@{t+}}#zD­Zv¾#R§# Ã(o”yI_«V#¾}‰##p%âØz6HiÎ÷6û£#†¢ÂÕ#×(Åç¾Êñ#êvGd5Ü#ù§# ˆù0ûÙ$ÒÙƒØ¸!FÜ{K¬µ#³*‹¦8Kv#¶Â‹­Â8owrÄ&lt;ý°U³Ï#Èñf²ÿfP#�p¢X€´&lt;?4ÌT&amp;)ã##Ü¬síƒ°#°¶#;#Ù~¸Ö³¯</text:p>
      <text:p text:style-name="P1">˜–0`##</text:p>
      <text:p text:style-name="P1">3d#äëØx##¸#cï Ê?Kzo,öÿ<text:line-break/>Hqõ!_&gt;%â¸Ít¯¿ks#!‹!ü¿©#ý##Â-ggˆBF*#c¡cýœ=¡pI �3jœŸDvÓ#,yÌ¦Í†</text:p>
      <text:p text:style-name="Preformatted_20_Text">äŽ&gt;#H=—i32##OË##ÿIn¶¤QH aÍû£Z#ÜÃ#Þ)’Ì_°HæñÒŸíÞ#~ÞTèû#ôŸ_­L³å#5#c#Ñg‚¶�#þü#Š³WÑ#Á+g¨;‚#ªè®)Œ&gt;Öþ#À²Y##$öM</text:p>
      <text:p text:style-name="P1">§¸å4×¿%÷ÅBä\ñ–¤#6ª‡.#ëµ</text:p>
      <text:p text:style-name="P1">4är#²2¿×¦Óû#­%4‹hVHÿ<text:line-break/>&lt;Í;¬-™D?H]ê³ðÓf<text:tab/>$Ó&amp;WÊG&amp;²ÚØ,æn#ýœ##¢e##°‡5`Šj#;Fž×:K–# 2_Í`<text:tab/>äÕLæ#(Y7If</text:p>
      <text:p text:style-name="P1">YL÷Þž¢¶¨¯ÑŽN¿ÎëG&gt;0÷‘©1Ý, tÿ#aÛ##$xÎçX‰è#Q]\ˆ†¸#%dnÙÏÅÁD#î½ÿN`&lt;’=Ø&gt;<text:tab/>#0Æ##xþnê'-Õ</text:p>
      <text:p text:style-name="P1">hIwš#{±�kmß’°Støõ#¥‡hßùŠœìÒž##×[#˜##|þjÂôø9ÕœæÜ¯Xžn#9ÈÞæX—mLPp#Œd7#‡6î‚”ôµ©C5@ó5‡</text:p>
      <text:p text:style-name="P1">#p#±2ï#/Ä6B#ô#�ÇóWÍæéô!##´k×C´]“#\#qÜ¸Y„#¹¸&gt;¸òmè©¾°÷Ï‚�ßz11##—Íô_Ã]¼àeX!Òw#oÖmÉgØi(*ÐŽZWr#ö#_È<text:line-break/>âJG‘€ävÒÛé"NíµX­ˆŽ#Nú[#uw~×ZUÀB*÷0„þ##â�Ož’Õ§&lt;Õs„’L?íÁ¯yQ¥lÓ##_0Ä§#çêÊ£nc`1û‚¶Khg¦#ù�"œœ##t·¦”bA_I±0‘Ë°ß7#ÒÄšÇgùY^3½[#üi<text:tab/>#ì&gt;9WTÁÁá?4�x¥°óÞ@ZáG#PñRî3x:çË##Èë˜—c@[Ñûò'_\­E#’¿#ô—·“¹ÛQ_oå`wgùË†u#J#ˆÄ—<text:tab/>#0—#VdéZý##6ƒ#¤~­¤¾*I¯}(‰{0Ð#\È¨¡cBñä€&lt;õ•cy-#,Ô]}B¥t˜í#&gt;¾‡‰ºÝN®DÏØ*Ž#�äP�„tPôá#MôïCS</text:p>
      <text:p text:style-name="P1">Ü"KT9Ø÷•y+ô#‹SíßydËösv§„SÅg�#:fGIÏjÑ##�¥F¨ú¡FS#[ÉX#;£#Ö)h�#Ðº‰"RÑTÝå½¾Ôv²#ðê¢î}#Š#¡<text:tab/>O~µWã‹ˆ‰ŠW\œD2HÁƒGÆfƒØ0åy›3#Ë<text:tab/>È§‚Y#»€`<text:tab/>©lä&gt;##*ÚA…^#¥túI#e#7g±—Xo#L�¬#‚ã)ª…ˆëÍb³¯#œ–Ú¢Î^#ÑXI4'*©=Ý#A{qÇ¯å[cˆ=u�Bá#Ð#þ&amp;ÆOð#Ÿ0$H#Zr?s$Ö•\Œ&gt;ÒÆ#êGÆ²Ë#›p¡ÿ!)ý°Q5p{¡¼?}x}H§Œâ¹£w°º÷(t´ÍA´#d~ó7Ü½•A¦¨t»Ð›¯ðŽ¡º÷</text:p>
      <text:p text:style-name="P1">˜j§a!/#‡àØ#¿æçŸ±ÿUê••<text:tab/>vy5Ñì6-¯&gt;ÉÒ›Å<text:line-break/>#`#ÇÎ#Ô–/÷#+o°#r[;ëÁªd<text:tab/>ÞF&gt;ÕR#V#ì</text:p>
      <text:p text:style-name="P1">/ú¡;�`mCIgØ#j9ØŸÈf</text:p>
      <text:p text:style-name="P1">f2á#¯a#z#Š&lt;«oÖ¨Uq¾w0�uwÝÔˆ#ÎEÁ�&lt;YzT&lt;Ù�#Íƒ³^Ÿº¿ù=eg<text:tab/>#ý™ºí#e#L&lt;œ$~h�Àÿ#ÍosÔç�žÙóºEVˆ±#×#�™XÉ#<text:tab/>$³ƒRCªpfšQ&amp;éþ#Wž�øÁýô^]#h‚1I„É¨»kTNÖ±3»Ðþ§yðÍ*2a2C˜ž!ï ;#[Ë¶””èæŠ7��ëÀBöc k„šª°—1#:¼²òÈ‘oë¹#QYg$Ñã#ž¿Ý˜ˆ##¾©-ù©y�¶ˆÓ–¤Øú8#‹`5…Ôs#˜#5*¶"i_çdùXZ =·ˆ#</text:p>
      <text:p text:style-name="P1">‰•Wú6¿ º3¿›±1C¢Ò8ˆÕ‡r|#‰‚—’W˜ù#ht8O#¸#G#4ì?ý¾ÙáQ †¾ÐRæŒÛ×6«ª#Î’bÂtpe£o#uÖ#Ñø‚vÓç#P‘_"„wÔxY1Ð ÿv´<text:line-break/>œ*aüÎÑë�x¨Ë_ŒEfã£†Û�êV@‚ßïHYÊ=Î-»9ìO)mÚ\'H##èg¢w##M5÷#)æÃi##ÁÕƒ�qiÍ �ó’SÈ!#Ñ�Eãë]`#£--s©wJÅ</text:p>
      <text:p text:style-name="P1">#(tdøÂËY##Ú ¥�P<text:tab/>Y˜ÿ,‡�í­ðuµcd9T3ÏHÓE#X#�—�¥·Rãz*ž#«`þ#¾n<text:line-break/>bòä¨†…#LÑr6Ú |°í›æLW]«êº#Evì»</text:p>
      <text:p text:style-name="P1">ü#Â\1~C¤JÅ,™2¨Ì,�²¸#¢·"�#Í#bn#ÀE½³&amp;Ž'�½*@°ê#š4&lt;#ÿz¡«(ª</text:p>
      <text:p text:style-name="P1">•48ÞûãêùGÙ</text:p>
      <text:p text:style-name="P1">k¶¼¸T##®xß#‘#‡qã-ÈaÖÈö~n&lt;—#‹%òT#šH¿ï_p#mÙ¤ü”&lt;¿«?Æ“È#¾¡ÚZ]1TÔˆ"¿#¬²%j5aùæ�#¨ªèŽ{Ü7î¡3#°|”Ít¼##nâ­KÃÝÐ#'�¥ÅŽÖ}Û±j;##¨S7ìãWº[”#:#ÝF.#�lje+3#úzµEÂcˆÅÆ.4ò‘K'=$:‹ñ#Pr“]Äve#Ü}#:²ØÍ#+�b&lt;0l+�#"]lÐÈ.°íAÝ{ðŒúGÁ þÁw×/KR_µ0Úb]qö#ä„Á¥¹Â*3¯Ó¾&lt;t¡£#Wc+;‚"iâÃq(Ø#é§�à}C‹ B¢#Kb&lt;#¥ÞqžÐi:!&amp;#yJyjY<text:line-break/>ü‘ÄIÆ½ŸN|E[^ùf‚òÞ#¿#ú¡<text:line-break/>ó9@S(#Êî¢�Õb#¬l…þ&gt;Íû#hhï¿»,cÈi½3¦¡#fd�Sì¤ÓtþHñV­™ÍQ#•H‡uïw…ÏÝ#¡##…Z®a‡â#tÝc&gt;#/…#Cº,«FKpðÆëtÕ^S#‚Nf#_þT¼Uwƒ'O4Úæ#Z� 1x²#·Bðªt÷#˜º]=—Øï­ºb#Q#ê/ÇñýÖ{#ü5#r�#p�#—&gt;éz¨y#œô³Ükc0Ÿ—kc ¨6êwR¾™œG#ÇæÐ#"9ìáþ«‚+#p¹³ž#/@ö…Æ�¶Èû#&gt;=Øã# Ó²;æ³öd#ñe¨‚ïv,#Æºô�¬íë<text:line-break/>Ê�ôêƒÒŸæ'éçŒA#¥¬#ådíëæ</text:p>
      <text:p text:style-name="P1">ü*A˜l/##¯ñó#++‰&amp;&lt;*<text:tab/>£s«˜#h–Šû<text:line-break/>•}P")ÆÐ�9wüýŸ(¾àÒôþ#×o#R"?#‰#ä,ë¾A�H9™™m‹$H°®#�ÃÑ5EZºšvÿ<text:tab/>”6#~‹*j×âtMÎÎó”Mø€‡í%Ûh»V=_€+ÂwE7|Q9U#_¯O#T@#zò/önðL ”»þ³ÑØÅ#q#Ë#jÞäþ¤`ï</text:p>
      <text:p text:style-name="P1">SŽ¯jÕ#¸­Og<text:tab/>I</text:p>
      <text:p text:style-name="P1">y²´‚®Ã?Ü#¼#¶Ÿ�Äj%¢lçp…/òb¥&amp;¾S½’Pñ¨¯ã*¸ª�P:Ë#´"[£W</text:p>
      <text:p text:style-name="P1">&amp;:J"]á¯¬¹r¸##ÿLZUyÕ«5#Ì##Ïl0ã#¨é 3täH#e¥Iù“~ZÆ#EGT#­�¸1w}�¯?|÷mê##Ï”5;y#‹ �0G©Îˆ&gt;Š¡Ü#Í™Æ�þq6s„­ëNU##Ÿp^#Í</text:p>
      <text:p text:style-name="P1">#K?øÀdÍäëM� ­</text:p>
      <text:p text:style-name="P1">ÅV#¤#¸Z9ÍµsÎî¼¥NÁm¶²”#T‹°Ëµ'Ÿ¯Q7#(Õ#g#g¿x#»Pí›Þz©÷Yþµ²Ò‡©´p‘YË‚°ø#JËß°###®Œ^##{6á8�®Hˆ5Ó»*Ä÷#(<text:tab/>#¦M,Œ„­F:�Ýí;‰l#í]B–¸#;ðÛ­å±#ºWëýß€ø7Í“Í#�ˆ#Ab # Nñ#b,û#M’wl#¢œïN¹Ž=p‹ý#kU¾¹±#D#ž™X¿á#ì¤#¨�’&gt;{N4j)«¿##L»¼™,í{À##v”“tO</text:p>
      <text:p text:style-name="P1">N R/#‚0Ç€y#š#0®1ßE½ónã‡Ä›Ø#Õ48'xH°Kÿ#~a±¾\(8ó”³#Q#tÔ'cŠâ$3M<text:line-break/>#lÉàð'à#¼Ë#á#Ì±ŸX&lt;sÉ¢™¢yEe"Ë²á¬#®»§œ6nho ÄGB</text:p>
      <text:p text:style-name="P1">þ|äk#ïåÔÖå´ˆƒ¾˜þ#Ør#.§#¹#î‚¬¸)Th#?à¶é»2's#‚VÖ¼Á%#Ò*pÞëHäV”_ô�#RÐX®ÆB]Ñ\:åû�X##Õ<text:line-break/>�d¿«#ñD›*ÙU¦Iíö#­#r¼Jº.CS<text:line-break/>q#Uvœ‡Ž&lt;àØº­¬˜#K7t;å�irè¹xh¸&gt;Ä7½Ä‰|ta¦Ê•P0\0u«Ö�—¢IØž©b#é@°G#©<text:line-break/>Q£#…×b‹u:R�U##·eï¥§¤£ÁŽÐp�Õ#f{—¥Á€¸Ñßy#$WøÝlaý*Ý¹ˆ„ž‡#‘Eª‹gïÜï»Ô#VÃOvs#å[)´Âµ•�æ#øðéBÐ#¥4Gùêàa<text:line-break/>öÙ]wìÀk‚#SÁA#<text:line-break/>Ö#Ž^e¦Ò­ìè®Üpš/K¾pQ²îqø#|‡­aý©ñ#¯Û'oËg#©Ú#õ</text:p>
      <text:p text:style-name="P1">êG;Fú#xç¶„;–|0šÔT —�âÆµhÎ#01#“šNd#ˆq€#•äv6œ&amp;#"_#éyBKÉÝ##È#c•_ûº)úß´4Ÿwò&lt;Ð</text:p>
      <text:p text:style-name="P1">…ß#—¶ó÷=Åˆfºî@=#é&gt;Z#K™##Ó¬<text:tab/>Jîãx…Ž¨¸#PówÅ#š ¹ž¦j+#¦¾ãW</text:p>
      <text:p text:style-name="P1">ì31õÁD¢•W/Œó³#ws ZÖ”è×ÃtË#þUC&amp;‘ªÜp#-¢G…ÔËžW#.ÿYæC96JÓØ##liŠA3B˜²ì#aåòþM¶­«#Êìµ ír#~ê²ˆá%¶¥Rñœ</text:p>
      <text:p text:style-name="P1">â©R�îÀ*fe˜#@ÞÁµN#_M²¨# .Ÿ™lè#íË‰#R&gt;”oüaÄKÔ•”€#ßÀ¡²ZÛk½ #1É</text:p>
      <text:p text:style-name="P1">{³L}Ë·LìMO#gîJ%#ó#~¿íO¶aH~ö¬µtßéÑ<text:tab/>g¡—#Éªä#ù#áä¸gÇ£¯ÙÿF†acÄ]/�4_Â.ÕÂ8#8^ô#B�çcÜ^ÕØ#v”‚›V¹ë²C5j’Š#Çgo$#éfðß‰íÇ[AÕ´d6·f#PW)g§\##:'8æÌÚX¥Î\#rÒ†FdM&amp;&gt;u¥«¼¤nýh#Ò#uåJû‰&amp;îÄmÃÎ#.#Û=N#ûû##¿q<text:line-break/>¥–dè;™�5Ø©#0�-#€²ö®/ü££Ö‰&lt;NÁíâ�¸ø'�Ñw2é³Šª#o…—‘ÞÏ)#&gt;fÿn¤¡Z#ú÷#ÌýÆK</text:p>
      <text:p text:style-name="P1">6ý‚åâ_~&lt;à‘~çÇÆ\#ö?€wgREôju)è<text:tab/> z­ÔX##„ømO#t»—ç½NØº ô…1�oXÏè°Q9#¾½%Üç$#„pƒÆ#]Æ¯#C#éãÑÌ”#a½¨©_aË4œŠSïÙþ¢:ê#]9#ï#û#¸ã#´¢eš#½åM�wá&amp;ï#~Þù'ëà�õ#z·�’×Qdç„e†ÝVÑta¶÷#wî3„8#S÷q~¼òàs#ó2Ô¢=Îtn$­)/#TÚàë#è•¸•ŸO[mŸÂgÓ#ÍÇú­˜H³ì=ˆ<text:tab/><text:tab/>æS]á½õ=D™…ë`o—X#÷Gˆ~I+</text:p>
      <text:p text:style-name="P1">6€#š¤¬Ì,#ÿ\IŒF"!“lö‚D##tê‡±ŸP.AØ8Ñ#¤äN�qç#°�aÿr¡VÄ¥¨™XŽK`¿E6‘@{–{+ý#…^øp2ôÓ†1ŽÃÖ²<text:tab/>µ¡�í¤ É#T#�v%šÑ.#hOL#™Å¢R*òd?°ƒZ^]Ò¨-ýp¢$ºéøùU«´@†ßuT·ŸÊ€iØ§Yš¼(_˜á#<text:line-break/>ôc#nƒŸ¼¾…#…éŠjñÞ ã-PzCX#lŠ#7¶ï}‡üCvL.ê×Å:’ ]áa¦#üp'ŒkÍ×“‘QýUV´�øI²A~2‚DZù´…©pòþÅ§ñÈ³b}”¸o—Ì#è9#vuŽŠ##—`ÀÜ×~}JŒ�} /¢#&amp;Më�Ð¸´�ûEt#ü¡#§E~HœTz ”ˆy#ô¤éM–##�éˆô# 8OÍà#ö6¬¤ƒS#€#£#á�#—#¸‡#H¸syë÷`�## ü0”#ö7+»îí#CéòÁ„#Ö1ß7ÛN9k§­#´%v$é¿ë2„b#þ'_#@`7÷Œ–”0ˆŒraÑ!®š#,<text:line-break/>¾tøÿN©</text:p>
      <text:p text:style-name="P1">ÜŸHËAÈTH®Áil»DðêÏ#e_«”•¤b###ëÇ}‰¶#¼bÇ“Ñ4F‹^u#10˜•#Æzdˆ“#'#Aaÿ7Ï¢zó²##Üâ²#f�vg{nÚEÉ"L¿&gt;ñ1-I$#ŒË[éBÂ¸"ßUÐ#À°l$¥¬—¹[U¹ÑÉÛïò+ß½êw#}¡U�N®»›¸#ê(#Z²C¦Ö#ÊA”Í¬l1~Ê&amp;�#r#?žŠŠžä’Þn#@q#†v\;S7ß(1m‹ô=cñŸyŽ##¹2]6Ñ@�õ</text:p>
      <text:p text:style-name="P1">#&amp;E#ùÕMQ‹Å¦ÔÂÍóYê%tîûÚL:#¢Q##¦ø‘ð�&gt;]K#åÞ#S#†8Þ»$›#;~s¨ÕÑ�óí-#†öž˜ìt±)Öp™@Á¸Ë»#@Å¿oI!#iQn¢™xÑÖDöC o�#3Þ/Ã]/×Rµ“¾Ÿâž]�ªß:�ð#þV»HÛÁ&gt;ÒÎ–Ð</text:p>
      <text:p text:style-name="P1">—{0{#ð#ðN5â»%‘WæXÃ‡°ÄpžäŠ#‘—mh%¶�#Â 7u%#Dõ##¢¶Õ#Å[þÜ�{Ð/“ÔQ$H×j—›'@=ŸÔÎÂ}}ðŠ@�! #úº=#®¹Œ_ç¶#7%ç»_#^&lt;##ôHË§ÓlõäòmÒ[”â×Žp§¬–g#”“.#ƒVƒ5úïÜÝ¦&amp;Td#…ôuù~aøG</text:p>
      <text:p text:style-name="P1">á%XÔ#À#9Yþ0Ðª·íîÖŒ¿æ#^…R©?$#####ƒ7#´Uß.#çËÜv&gt;s2Ì´¼?ów<text:line-break/>#À„”§È#:™KÕ‰#Õ#ë^i�&amp;/Dw7¤#â?#/ib6p3_/ÃqaÞ”@©�#a]—J¦¯¥ö\*#o·c/í�þ˜BÄ”ÕÅ#U(¾Ê!#ö{ùf#ù—/¡rH?äN</text:p>
      <text:p text:style-name="P1">UnsÄœ’.yA¤Œ‹‹]ã—™CV%¿€jÃþþ›ì€#&lt;¶#õ?Ó¤rá:Õ~ü4PÒ#µ#™#J&gt;`Ç#K#íÊ#ÄÚ© À,C</text:p>
      <text:p text:style-name="P1">)û’±ÆPˆHÉz«o�×|¾#MÁ#ÆÁN¬ÿ;Žä</text:p>
      <text:p text:style-name="P1">‰¼;#Ýz¿¦7œ4#'ã±—±dL‚Q#£uì–ó�ttª)lÊ¶##‡ÿeT‚ðÁŸé#tÖ�UJxAÞxlR×3Î!#¢/RìˆÐ‘Ó‡Æ#JÚ(ŒÕíCÄ#á› q5DÈFê¥#ò›#…</text:p>
      <text:p text:style-name="P1">Rì=,&lt;ÄRýp6¤Z›Rš#Æ”¼ÛŸK#Î#ßÈçŒPÕ#4r&gt;-ALT#s³x4þL°m˜ÊC##ËsÎB#Í“&gt;#¤‡utü#,#qs<text:line-break/>îýð¨Áv÷= =Wëè£fi3[ÊŠ´îìÌ#x·BŸ‡´©#9ìÄYÛ‚##·àt#òÜÊc?hB_ÅÑ##`Í�ðø#ˆäçlÛþ?ÉÂ¢#o² …Ã¥:O=óCÄÔ#XýB+zW×«°Iº#g�ºk#w)Å½è#"Þ~7{K®jñ#ó#/H°ù»/Þ¨Í°´³¹@¢v#DHØ2##’ÏÓéì#@oèIÔ}¾É¨#rk¹Œäf}Ý‹0ˆ­ÒÉÛzNèƒÊ#ýð»QÊ</text:p>
      <text:p text:style-name="P1"><text:tab/>úŒæXEË“¢¸­ÜÇ X'V¹ÈI‹e!j�'M¾#Ü~¸#1O~Š</text:p>
      <text:p text:style-name="P1">##‡‰#Y) Y##Ç##Q¬“÷­ð·~™=##Æ}¢Þ4Â`ÑÞ�Ã£´�þî˜$#0keª!?B;§n#À^0¥˜å#.Ž�c(~Ð«#'õLM"Àíô´ËØ3J�„Ãe…§F-|�µ</text:p>
      <text:p text:style-name="P1">(ã‹#k#4ø,zG#®yö##ü•�xa¶“È#”Ul«¢</text:p>
      <text:p text:style-name="P1"><text:s/>Ô#Âå#ónîŠõ+CÊ^wÞû¡F¹UÄím‹{C»k!ßÝ€_–m%ô¥å##¹A#æ$¯…+o*2[73 ‹}##ª…Ë&gt;Ü·cŠ$#Yo�¤�t;,×†rÁ#�\ã$Y[Jœ�±˜#�=ð”x÷#×Ñ�#äºâaefóÆj#ŠIÉÛT¸Å&gt; Ï¶øÉ4ÍtcE7úÑ6²Sß##^ó‘à8o(�sVRÄ1�±‚ž¿™PÍ_XPUma­{ŠôJŒ#M½!âw÷ü7\#]ÄUYž#ßïŽ#šk&gt;Ž+“¶¾á®ÁV±#N¿¥%�öP#�‰ü 3V#¦f#íž×"‰V5aÇ¦#I®÷?@âhC!Åq^G«Æ`;–-!ª[°XÉ#¶yŠ·n»öö™ãéëhð4<text:line-break/>C†Ä«##l'Õ3ºXƒ°s#…í<text:line-break/>Ï:çür.Q#÷#!§Ôr%äà¨ÓýŠòCÐ½*‚·#°*ª!#Ù~¦5PI‹F‚$Þœzz†"0åŠšÍ</text:p>
      <text:p text:style-name="P1">yJ£…Y|“Y½ŸâÕ„CÓ®J¤Yê‰z\¤»¼ë·tÊõÖá##3J…k�c½V#ŒICKªC·#þˆîVˆZÿ#®nÛø#©##ó£m¡¯–#T�¾z#$È##ø¨áÆý{üÌŽœ•*Ê÷k# ™AM;ÅõˆÄWv#:bs#W#Mnr3œQì5#÷&gt;›™Jú#D¨ÂüEw[?fyÑÙ«#Ù#ôº«¶†X#žÚÞ–##Ø#îrÆËsÁ¨‹##uØ#�#Š#×Éõ‰ë–YaÌ##¿#‹k˜ùE#Z›p2pxÀ##ÞˆÔpÌ™�á#­q›‡^#K%µtŽwZüa;O¶É„-#§…â</text:p>
      <text:p text:style-name="P1">´íêÜ²ª5#Æu´BA�“wù$ÉE»#l)Pš‰AªÎä;ƒlQ0�Q—!ª]õ¬9æKç.÷s•y×p"@#|R‘N®#ïÝGÕôú–[n}õý—h�Ýd0ôJ#çkS’²œã¡,</text:p>
      <text:p text:style-name="P1">@¹Up|#Nèˆ</text:p>
      <text:p text:style-name="P1">ÿ'”##Ä\“#“p.MÿB9J#õÛ23Ë#á³Æ#tygÄxý¹:#/*3ÞãœiîáIëW‚Äæ]$S|át¸ÍÊytÖ˜[z@<text:line-break/>##¯·ÊŽíãàî�##"ÝpGålã°úY�#õjå#(=oÍ�æ�iv&lt;µÎè#~qxA„ƒuu#Ç&lt;%DpÐ÷‘R~é|ì� 1–-¥QØ®K@^Ž”�1TÓë(Ör¹#”ÛUôÜ#eà»žtÌ$QVð’äón#)ßé…Oˆí� +#L½#)ßŸÆH,#ÞíœË³-' &lt;{ûaB0#&amp;¶Œy!åxõj‚;ð1O#ö’k/Kã‚î#Iü—Ä=RT÷k²Zò#,#�áNó#ÇëÀ#¬Á$</text:p>
      <text:p text:style-name="P1">:¤•#v¥hg®á&lt;çSS X#N]#TÎq(0{Æ#[¨#˜#Šû»#ùGê×a½C?ÜÏýK¿#\62#ZàCCª–á‰TÏ#×ã64Œÿ0#³×#…­¨r±–#um#š0Ù1'pp�ÿQg?”¸¢ö¾ÑO¦eu#Þëj™“Ê#IFÞm-³ÿ<text:tab/>Yâ#qâoOÅ›*îi�Á¿#œ#-#DåS˜#ÒñpÜtÉ³ÿ?°##.µŸ~ìh{bÀ‰#,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397 0 obj<text:line-break/>&lt;&lt;/Type/Page/Parent 3 0 R /MediaBox[ 0 0 336 229.44]/Rotate 0/Resources&lt;&lt;/ExtGState&lt;&lt;/GS0 467 0 R &gt;&gt;/Properties&lt;&lt;/MC0 468 0 R &gt;&gt;/XObject&lt;&lt;/Im0 471 0 R &gt;&gt;&gt;&gt;/Contents 398 0 R /ArtBox[ 0 0 336 229.44]/BleedBox[ 0 0 336 229.44]/LastModified(D:20200108144200+09'00')/Thumb 472 0 R /TrimBox[ 0 0 336 229.44]&gt;&gt;<text:line-break/>endobj<text:line-break/>398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471 0 obj<text:line-break/>&lt;&lt;/BitsPerComponent 8/ColorSpace/DeviceRGB/Filter[/FlateDecode/JPXDecode]/Height 956/Intent/Perceptual/Length 160592/Name/X/Subtype/Image/Type/XObject/Width 1400/KSPQ 75&gt;&gt;stream<text:line-break/>xœ#8@Ç¿ÿOÿQ#/#####x###¼###########x###¼###################ÿR#</text:p>
      <text:p text:style-name="P1">##########ÿ\##@@HHPHHPHHPHHPHHPÿd#%##Created by OpenJPEG version 2.3.0ÿ�#<text:line-break/>####r™##ÿ“ß¡# ëgÑ¬7|’œ68#ØŠ¦�þ~üž#Z^›Ågmb¤÷##8Êõ¯G-K@½Ý“kª9è$„#4#Ì÷ä#¼¯»#ðg^—x#·ñrJ˜\ÚãLa##&gt;¹#®ÜªÃ¸cš©+¡Œr#]&lt;ƒ&amp;?B—9#Ìâã*¢§#ý/ºh[iWÔ†X©#Û|ªÍ…cIâ�ÿO˜#K“õÜ‘#Mñ?Çíðœn—8âO¯ ®¯¡ ¨ ###A@ÅS#TøíO@Zð0�#{ –‹}w—”#çMCLP×bf•±)Àô°ÒG8©ªGñ'²3#­‘d÷#"D#fË4{|/ûºØ</text:p>
      <text:p text:style-name="P1">K4ˆŽ•#Úû9h/_ö”üšT#Ü#m</text:p>
      <text:p text:style-name="P1">&gt;rÍ1é<text:line-break/>¹#W»q¿¨öÐ�ZD#âMá\Y‡Ž9&amp;‡Ÿ#Ã¯?eä<text:line-break/>(##Q� ÂÕR#xÒñ¾.#G¾7©ëèS#%‹ÃäèÈÓøntê6å°ÉŽSø ~#¤N+v-‘äÙ(å±V#EF<text:line-break/>ôëíö¬ê#Úœ‰#°ÒÒbVrrÌm#JMù#–Sý5 <text:tab/>g¡±I#ËäTè�#Iñ°#:ô8T¡#=†&amp;mTS_ö÷#K#PÐ’h7Æ…tÞ##¢<text:tab/>Ô÷–M�Ò</text:p>
      <text:p text:style-name="P1">±9áÿ|T#@ïu9<text:line-break/>#&amp;ŽU#éÏ#Â¸¼û}Vbë©#]&gt;Kd‹†ÏHn<text:line-break/>]ù# ##OòµqEÏP##»ðS ìCØ—#úŠ5#a»AqÏŠ(®Ñ#Ê�c8¹0o¯lÔRÇV‘¯Æ“{Â¿õ<text:line-break/>rõ#xµ­S²Šû(÷ø$÷#d×ŒÅ##Vè…Î##`Û#z+g#'Ã€çT¬Î9v&gt;;{;©‚øyðNîˆöÎñ#ì’[tºÃ”ëÆZ</text:p>
      <text:p text:style-name="P1">ÿ#ƒkMÉ+A(#Î¨|#îb’#ÿCX‘¬n]F#û³�¿|#_…q¨##·å¸#Z¾ñ#@?WIF¸VÃA† -½$ÌµMEMƒXcÂ‡¶ðzQbâÂ#G$*� „Ÿ-##»lí^ÏÎ²Z&lt;k¾ó®�`!IQÌ6«&amp;¨Ï#¬±íÇ##†</text:p>
      <text:p text:style-name="P1">í±qs¸÷g®KÒFO_HÍfo&gt;Ñ<text:tab/>¥€â#·OÓìÂ#ï›yÁÜ(í+§ù6óñ²#l‡Ü#HÛ#Z¿³47##ì´OQ�µÖ.`{Al8§.#(zooíy°L##�‰ŸŸµ#—.#U¬†#àæ#÷{2Eþ\##a­,X9j`�Ë£N™�yL##X‚Ã~ÕÔ“û÷«å�{ÑžZ!Z�ó'<text:line-break/>¼ß'EÙs4À¸t#/yêó#]˜#éU·<text:line-break/>Žxä#o#þ(_<text:tab/>95:˜w#¯­&gt;#Å#u#É#4]k¹ 2Þ-ì—ÚSCÏÖå;çã1B�##õ!Õ#n'#ÓCè³(¥�°ö$@o|ˆ†HŸ‹·&amp;‚Ìø‹PT¥2D#ËžÔ9A”#hgÎË’ÛP#ÁW<text:tab/>ÏÁ0£´ ¢sH\i¾J</text:p>
      <text:p text:style-name="P1">í0Y#�ûÄ«#*\B‚’Ló2EP­j±«™ç\3³ýžEÔëO¯FÿC5ßþSÄ1s4›•#L#øß�¨*ìÆú#E5P'ò#`ý#«rÜ&gt;aÕ~“Î@ÒÒ?<text:tab/>�ml¬þASÐuzŒ“¦›±#ÚÖê_</text:p>
      <text:p text:style-name="P1">Åù|##ê°g„äË�õ#º˜~+ì°“×Bfßÿ FîS#p#£ç/Ž#óí¼µ# î-#ÀÀ#úÝq6�?zÇ�¤ôU#&gt;<text:tab/>##FÞÌâ$#ÿ!¸OØ[Ÿ�ºê”Yà#¡(q‘Sh„ÚìËÐ80üˆ6#ÙQ#9å¯#¿Ý�Ñ‹ý=à ƒ#+ò##ëÇïÎ#“—“«%4`’¸DÂÏëE»yÞžh„ÙS±T#Í-#|mÚúSÜ,4®#Ï#¬QKâäÞÍ£!=¥Ø¾¤ï±–#uí›”¼#TÔ2 }°¸##Ìrï²®Ž°êNn‚|*</text:p>
      <text:p text:style-name="P1">N#@èA pßÁ</text:p>
      <text:p text:style-name="P1">—Ì:àÔ³å¡íC¬#�l�ùSXQß"äº¼#”1ú£gƒ·YKl[bs»##±íˆ‘/‘€´:Œì#(¥#©{T3UpñÚ'»©V¾2ãf°¹#·’éöÐ£ÊJvŽvÆ�Ý†Ö‘Ï&lt;Á’ÆöUÛ9‹y¨?ÜÇXY×ËÀ#�¾i##’###Š¶Þ#ˆÙÏÜI`N{51</text:p>
      <text:p text:style-name="P1">ÀNÂ• f1õ#XDcØÕëÊù#��%þÝ!p2¬µÎ#ŸHýâ<text:line-break/>ãÿ$b&lt;þ–¦#óûé#¢ù²&lt;”</text:p>
      <text:p text:style-name="P1">¿˜ø¦:l÷†ç�adkÐ�‰ÕÒ#(aª_jr�›d%~´ø#û¾##õá¢X§(W$Ô…ƒ¦Ò’�âÔ‹#•‚+ŸÉ%¯SÝxméZ7EI�Ÿ½#ð™æ zÀ÷çCÄ-íE²vOÝG[¤Ì‡Óß©fW„#ðp&amp;ž#~k#1|^Ü°1#g/†´|ÆˆŒßþ·—ê;ˆ²ƒ9#p(5¥0<text:tab/>õ#P]ŸGß×[-+#'º</text:p>
      <text:p text:style-name="P1">ÚèG„ýßÁ“ç1d–õ„Ð™÷œ`oó#Š÷)=##²•gÕÀUH#„=$"”##l#_#s8`±�ï$j2/-»‚</text:p>
      <text:p text:style-name="P1">„s'G[vÉÈú#QQù#ÃÃA:m’Ÿc;Ú#‹]#­‰v¡í</text:p>
      <text:p text:style-name="P1">šq6Öä?Ù´¿=(�]Ÿd#–ÚŠ#Úœó|v##z;n#î0</text:p>
      <text:p text:style-name="P1">NôÑ›N#UêêÝ*Æ¼ƒ##íbª#µLI¦‹,wMš…è‹öïA/«</text:p>
      <text:p text:style-name="P1">ò;«ˆ##cŸ?&amp;„Ù#ûiä‚â#Ç</text:p>
      <text:p text:style-name="P1"/>
      <text:p text:style-name="P1">JcMò×#Æ#y`IÙ”‰~á{×…®ƒ¡#L##�U‰y§ÐA¡‡B<text:tab/>Ê“.A×jYúºÉ{#àÍ#WA‚ <text:tab/>Ût¾&gt;@®ÃÈ¥³Ër#‹Ž&amp;~d‰†Q2ïÜ�ón#×�¯“08Ú#k’L¾#ï—³Ñ#€ò¢i=HÝ#H4ÁxÈ•ú</text:p>
      <text:p text:style-name="P1"> H#Å xeñ#US#Ó· ôˆ:##Òaiß¤²0</text:p>
      <text:p text:style-name="P1">*î#Ž#:ü‹§,0,DÌ¸+Àå’Å{Ó.#ïú(#½ã#Íå°¶Å–ä¥2ûÕ#|ûÕ9¸!%#šKé1¿%¿†£<text:line-break/>µdìLz#&amp;*w#cO§n½èI±[Ë(<text:tab/>#;¢€Æý{ÒñœÖàÊ»„¬ž¨ÿ\0\²�’Y¶‰óM#yÇ×7ú?œ:‹m¬M#lß##.º¯ËeZýl¯‹åï^—¶Ã:J&gt;!QIò¨e`#7•±e«©#gEb„uSaAFT›h_´æÆè#4`+n¿bÙÏŒÿ\5D#?R}Š3ÖÂï€"íqåª4u#‘âG+;›<text:line-break/>CÎj¢ãÙc#¹fÍc¾ËÒô-##,Á#2¥Ì±yb‹Þà¯O¬#g&amp;m„³#y#œJ×‹U¬#�1“5ž-à­t?"Üåó"‹�6##²às!-É‡üJ)t#§¶°#øG“tÉÅ±¼#F@92�###”ì#Ò¡3xºã##îaiñ!+f àÄ/`pÌk###Ø#—ÑÐžþ���#ëi}S�èæ%3úøø…Œä¸J#€ËrV</text:p>
      <text:p text:style-name="P1">ÄÊó9Ë‰¦d1#ª##I#F#îÛ</text:p>
      <text:p text:style-name="P1">#óaª8ÎràÉ###@#~"/�#2£ÞÇœBe®j·g‘#I©ê#a %÷#ÐV�Ž&lt;24Å+©|+jLÚAôk<text:tab/>7#%UzVÉov/Ã&lt;È*VgûÞ½`¿`õ#ø#Â?Ès³à-C…ˆ%+¶Ò�(ØM_P÷29íTŒ¡×pL·1ØÇ#S¶áÞ##s;k¢ÌŠj¥–ÄnâlËL® &lt;#‹ÌŽßcdÓ##m/~ç€SWVTbè´©/©PÉUf&amp;##È{‚3"#çl#Œ@uQÇ1'(·#ÍU[6m‚&gt;$ß</text:p>
      <text:p text:style-name="P1">Æî´î–}Ì#õ¹ÿ#Þ¼™é‚–ñ‡)Îuó±&amp;ý#TñâRN<text:line-break/>¬…5õPá#D²#àmÖ#Á¦ÜÜ#î¼Cì)#æL‡‘$w#Á -#îÂ#¡u’˜:w#</text:p>
      <text:p text:style-name="P1">ŸðÖ¹—ƒ:7»é[M…Îh#ü³#YþÏõi‚Ä</text:p>
      <text:p text:style-name="P1">ÄÆ‘c}aàñ</text:p>
      <text:p text:style-name="P1">?#¬##ö˜q@jq»{ö�ê{óšNÕ#iŠê#o#‰�?Z##œÞˆ4Cù,]ö½ËÙdóú7eòû#ÿ#Ò÷è÷3|žŸï“¯}~�…|ž˜¿×ÝgèöíùýXÏ—Ñß?šá|¾œ¿Ñê§ô{#¾_UWËÙ#ò•ž¯,œ‡À‡di#¨ü#*%�òe#rJÀìTxùq#H ^kûÏu<text:line-break/>¹"÷@®(?­Uÿ</text:p>
      <text:p text:style-name="P1">–P?ÇG…–#�#k…~¸ ¯#àö¨ªq€ä#Õt#'#þÔ[Ñc###HÊ#o•£¶!’h­#”Oîº^35¸%îeÆËå'1�&amp;6Ç¦ñ##š•{þƒJM#•„µ6*ÿ@Ëö�S##,àøøA¶$�¨í#Š1i#cÑ’Ž\÷@{"##–Ä^]®ªQ%@—Œ#cµ{*F4#—1#o#öêü%BóðJ#¾QÌ�Ì‹§¿V#«Wš5÷·°E»«'ÙÒ#çÕ#Tl£ôT¹</text:p>
      <text:p text:style-name="P1">¨Æêqí_nbr‡Ù—q£WÉ#È¸¦u#®K^ó©ö·X¡Ò[ í#¯Ë½�A˜©#ÙÌ#ƒjAík‚¸žÝ¿A±*¨áÒfäT¤ÝâzÎ#(oZÿZ#nM#ì÷þKÝøÄ�›Ëæ#ª#AðÓÖ-ûèCÙÖ6ßÉ5fMÅÓÞç¦Î#&gt;#¦3Ì’K/ü%Üê#{##ˆÞ«ZÂ#¢páŠãæ#4¦Rr»#ÀÎ65»m=VáÔY�Ÿ‹dÎ“ß1LmV+EÐ‡#áîR”#cm+#PO/#šÆ¥|aDáôÑÇ-#</text:p>
      <text:p text:style-name="P1">µ{M¢™€øŒ3‹íyŽšhH#?q#|wÛ¿?#U##�5†ä×ðN�^i€»¬ò#û{™#³o#·J$S#²ò±è²Å#ûŽ##æ0#€</text:p>
      <text:p text:style-name="P1">vöZ#ŒïÜ:#|#ý#¤F‡g�î#Æ_lâ#zkà?%¹x%öë<text:line-break/>“W##²†J §H…ºp).^±î##F¥‚Îì#)-±ûkra²ÅQ'M#0]Q1bì©}R†#^#“)Þ�<text:line-break/>-Æ#y#GÑûâzÆ#–,î+½^¡Ø#•#Ž#…�TKð€Ž#È—{3#…¬hÎ&gt;ÛÑžíë¬‹;#C²#°‹×ÁAÝ•#§‹#ži×Û$´#€›X6nå:»påO+ê(Û½ mÐL‘êBºIŠŽ##iÚ—ŽÆU´ÆPê«Ç€8UuA'6Ð•†Xž~®Ðœ|# Ìø</text:p>
      <text:p text:style-name="P1">Nö¡##Ð696°#K1ZBò[¶¯y$ÚÑ¦#âU#™ëê#ÿG%Ø`úþ]~qÙ›,ƒN/#7½ÆÏøÊ#È{ýwüÈáËí¨#Â…²•«huOlèøªà#äpJ#@hfE�½«Ûq&gt;˜†~¦´weO#•Úƒ6¦ª%¿èØÀ(škÈ#É###Ì#¤##–{Ao©i#)Ý¤)œ5N'#ÜK¸1–©°®#d{î‘•Doº$DàWB#.‚pæ‚#Ö#Á¦7</text:p>
      <text:p text:style-name="P1">ƒ##Å©q#˜fªrÇÄËÖä±D(#\†M+Œxs¼#&lt;ËýEÀ‡ÍZrú0’•#²d1…{îçè1›Ç#t’_¨#;èòó«oh+C ø$5Âw.`‘B@ùß7%Óí‹•"€ÂQŠäS=Œù#bc¼¶Kù_“3�M#€¦Ã#â÷=«ø’ºt©#§£Ø#ÑGÞ[ø2*ÙWUñxðM³ŒB~êÉ¨]öÖZí</text:p>
      <text:p text:style-name="P1">#qRvíBÃ~ÿ<text:line-break/>tg#‘û&gt;#¢84ö#Ôš6Ú#¡Þg±Ï¢f#Œ7ãú¿È%"&gt;#äq–²Áâ¥Öd/$Ý&amp;�LüÈIÒ$&amp;ÍÉ05O_#�ëzI3†åºÞ<text:tab/>#o£@#ÛçŸþ0¡¸#</text:p>
      <text:p text:style-name="P1">áw##,@)Ìøèw#ñ#†Q1‘RÒ®ºVë#'Ùóào@‰<text:line-break/>}ŒÒ#*q‘EL×Ø##£ôe²J¿ƒ#à‘¹ÆšNÀ *fýYén#\#}}Ó‰®¡ÉYÈ½#´B#»Ù<text:tab/>«äÝ#ýù�­lû0§BÂÞ÷F0ÕØ h'?@</text:p>
      <text:p text:style-name="P1">Z5U(�Wæ�F#VÏa*‰C—w##¾¸¬jƒD SCfHfd4ìûõFdê…</text:p>
      <text:p text:style-name="P1">;^<text:tab/>`îh#È6<text:tab/>#K#¸i°Á 8#S#s˜ñëUË¡#±…i¦µß±þÚ’p+‘Òzªâ#Ñ=Ž�WÄòL# -£’ž]#syx#Q_ž²àº·ÂÅ3%ùÕ˜&amp;#Èmç#ó’°Õ Š,*ŠÒÉ#�"‹\Þ;#ùBsKë]rv#hƒú#VYà#^ªÎKÆ6‰tnì"©:ðÐ#€Æ(ÙÑm*#H:¦Á</text:p>
      <text:p text:style-name="P1">ÊVëw±¸•ÈsfvýïàÝÖ½Ãý&gt;vìp#‘îâ @¾ŒOŠ<text:tab/>¾;ô„Í œ»X§FÝ8mâ†?ˆ#«&amp;îå$”«å ×ÒÎ¾Ò#�’»Ü#‹c—àüŸ'´#¨û´¶ŸE�ct8#UlUÖvþñŒÃ##Z™5búÿn0"v­!Í|?Íü¸#X „Û¬÷WË}#ÁDÿ$I‘&lt;4ßóE�Bsƒ¼(ª8o)œbus¹ ¯Ññ„Ma#U8¼,´M-�™ñ'å)å#Šn#ç»#Ì÷ºÆ<text:line-break/>Ì"®Ý##Ç)\L#mD`/aƒ¼Ö ÃvN·s¢##Ì€ÁŒ#‡#¿¼+€#´Ó’}:3§ÐKHåïð#›8íx)^#vl,k…;f“äB‚#H@¼[úM°QÎ¯rJÂŸD�ä=R¶jh'4¡–3Õ‘î×“­„v–eà½þû/ŠðÎ#ì#~�m=#¦²�&amp;lñŠD�30a±gcÆHà#ôŸÚ#O#ê0_µì;S:##îd¯VV#,bÓ¬fG£Òçy¯b¿##7#F#øÂ‘[<text:line-break/>ÿ#<text:tab/>U´•j¢NÏ¬ÛV_/Ñ&gt;ÁÐº•cKôõéw</text:p>
      <text:p text:style-name="P1">VuÄ¬#ùÈ¯ëâ£#Aâ¦#¤Ý#‡™v#‘#hv¼6›ò…µ8AÕ#</text:p>
      <text:p text:style-name="P1">-«‰#SÖvæô;)pÀíVàerº.~-„žŠnrË#Fˆ#â·¬6K†“É4��+Áq…Å¬\&gt;HÍÝéÐ»lß)îW�•[E…“0Ò�XQ.#]eÐ¯vÈŸûFq¿9ñ¸#hBt›Öqh # «ÍÝŠ$#Œ##•K‰ô`¸Á~kÒ²ðª<text:line-break/>É#êŒ_5†‰7‹d¿.ÞNŠ#³Rožf¹‚6#¶&gt;##“a</text:p>
      <text:p text:style-name="P1">#.ò´ÉÿX£9#æÚ±�²•é›G¦H¹^ažFã�²#ây©#‡#0ä#‚k##Pú#•I¤³£¼èÂ <text:tab/>K‡EÍu©Y_}�CÁ„…=æÚ{Ð�\hoÐ÷¹ƒ¡8Þ¶°üÿu•+&amp;M-#Á€›(ä˜]}×Æ}s"½u°#k_õ"4FË:#¸#ß:ÿJË/²‡@a†`Å</text:p>
      <text:p text:style-name="P1">–’�¦"ŸªBUé¾ÄòÖ9ãp</text:p>
      <text:p text:style-name="P1">eÈ8Fé6E#ì�ùØWØÈç#_²u#* 6ø#‚mFwW×¯«#�•7ux–þöc#‚#4Fk¯p€ë®##¹žÊHl.D‹—“"ÞBÅîœ#»§-á`</text:p>
      <text:p text:style-name="P1">úÅÔç(‡ŸM®ÛŒTÛIÒYtžé7—GŸ�o�<text:tab/>A�Uj&lt;SL®Ã¾fò#Í{9HL(?Ðýù##ßÉ3ð#Ð"�#àM.äÄ¿!D±%¤##r)¹µ�/C)*Bä#S|ŠE</text:p>
      <text:p text:style-name="P1">¶Ë83ìâ%ô§�9Æž##ákÈ„ðõ?#*ëïCL;#Eâó##</text:p>
      <text:p text:style-name="P1">�£X#Ò[çtÐ^�«Ÿ$+‚#/¦¾B#ñe:Ê{O#âšA#Q))#Æ<text:tab/>S¥#|=%üÃ³â‚‘:4#EÝ�9àDnm¥þÈ#”Í‹žVl�¿š#7š7¶äŠX#ÿ~A�³%Âò{FWòHj'ZQ##ÓÍcM•åÔÏ|ÖÄ#~÷iÇ¨,`ãÛ/Ù€ï!ÌmÏùÖEA</text:p>
      <text:p text:style-name="P1">#ÞÓ®pŒ#DŽ#ñ</text:p>
      <text:p text:style-name="P1">‚ÌfeÎ¾�|}t1Çév^¤�ßØ#WÀ#ój�6GDVgÝ¶#î ð?‘&lt;ÄÄ@×6òvbÈéï0##</text:p>
      <text:p text:style-name="P1">û<text:line-break/>#|®z#¾¿T^Åà#tÛQ##dP#7h�##Ó#µR%k%;³K•ñm’}¯ïý9ØÏÞ#0›ðT�E�#QÑ,#ÿjØW¯Ð#tK5žòÚÃöRÄae‡Ù#ÿghAh®Ÿ¿Œó?Z•‹Ë¾#ñ“S²ÑøbW###¹ÇíŒ@ºj+#T#hn,Åýç#÷ƒ#áFÕ]F�"Lqç³€Éæ•­‡0Âµ#ÉëJ##Q.#¼iý§†</text:p>
      <text:p text:style-name="P1">#žÅÌ#_aÇ.ý±ú5®ÚÅ%#çëàòLíR–ù¥²‰#;€Š#¯‰ÿtTö)2çtKÁøÙ‰_ò”7àÍÄ9Ÿp#se<text:line-break/>|ÝHÄº/.¡#n$Œ]#ïeò#"ß#¨g(#�ñ##î&amp;#p%¹##ÿD{ühI&amp;*ÐK³#™=Ûß•xÞ#¸f¿ËC™Y`”ê`{`#PÌ</text:p>
      <text:p text:style-name="P1">Æ#yÒ9¥Ðªøs#øÔu�Ø4æÌ¯n´@—õÍl¹e»9m&amp;�=g[›âY¿p&amp;…ÀŸ;ÇaDÞÈ×Ï¬æb+ÕÞ‘—ùõñ^##*°%14!.Í?¸#&gt;¯&amp;(#Í/‚*Â÷#„˜‡<text:tab/>³®†ëP‰û#€#ÿ}U)9”Â#[0À@�ç­<text:line-break/>Å§IS1¾�#ªh’cDÜý#»Ôå¬#Ä»#õÊ²’¿#üSŒ%cJúF«#&gt;#š�0#´Ùœ·#äÆ¡#¼™«#Rª@®n#»yâd#Gúˆ#í&amp;#O€ËO(;X#úûoáª #¨Š&lt;#©"dPÞÊÆ®øN`f#0#EA©=Ê1v¥˜#UHwÔÎ:ÂÄoˆ<text:line-break/>ïG+UˆæÞõ„·â¤M‚ÏVü8TÈ3RÉ.º˜ha#›#òÙþ•R¥</text:p>
      <text:p text:style-name="P1">ßúR®îž<text:line-break/>Ñ¥öX6-ý÷¹8¼Ù+ŽÁ¸<text:line-break/>ü#Žœ³#œa›o#~ûò™÷GÅ™ÏT­–WÂ©J(�ùÎ›#!«‘Oá"[ê’£›}€x"¹”##û‡›#l�´ÿGôd+{Ç�ÖÄQ#”##</text:p>
      <text:p text:style-name="P1">#°‰¶€#�ö#s#‚kh!;d§�s9Qv·&gt;—b]Ü¤Ìp\#M“ýóZ›÷}mm!¸</text:p>
      <text:p text:style-name="P1">�5‰è9,”|±J_£t#ú³½1YBv»›/Ég&lt;±<text:tab/>ò)¶¹#yogœGÁ‘u4Üýþ”c÷Ã#•##iÚÃ?#ÛÒ©MÃy�n²À$CÅ“ûÂÈ#yü#<text:line-break/>é#¢1NžÀ#À#{_ câ­ñðO-J–Fþ!%h¹Ð´š)m#/ý¡·#Ï$#EøÅëŒ¼Â£³‰+#ù¤´\s$7ÆßÎ##7îL0„¦©#ã¸œí‘#n$#·¬°ªT#ªéýD£ƒ'%è�'wMn²#ýò/&lt;Øä##Ÿ˜ªÅGâKø·§�Ÿ"Å­+Ð·ÓÄ#ê#‘C"Dwímn¢#â#¡H`5zÂœÊŒ*õ=5{î#ˆûÕUÁ#k#-#Õ#v”ËÍç¥–ÒF™#µ</text:p>
      <text:p text:style-name="P1">¼™aé@ïéãp\ÂVAQ#³�#î$_‹d2ei£ª#J-Lñ¹<text:tab/>±#1¥©*÷Üñv#ƒS£âšôX#€%</text:p>
      <text:p text:style-name="P1">´<text:tab/>##½</text:p>
      <text:p text:style-name="P1">Š|)�b|ñYß&lt;*™x²m&gt;z4ž™ŽÚiÿ‚EÆ_cØ##‰�â`žì-¸#^5-¬Hµõõ</text:p>
      <text:p text:style-name="P1">7#ÎX2Çý%@™òMî 0#Š[ÿ?ÕO3»à"âÊ‡‡ðÖS„HÀR¿ÏlovWÛêRžÄÍè#S/bÄdúÙÖ</text:p>
      <text:p text:style-name="P1">Ü#ÿ=#%C$ØÈ|q3yA^-¡m¯_·f7N#z™‚1ÙDÃrÿ@èiÈûaœî¤À^qÄÍ½¤'t<text:tab/>å#¬!Gy##X yþHå÷ ðð/ká#!##Ö#YÏà0f#¥�OWF¶—°Â#XoDü®µ…##‘)w=&gt;Ås#ì2¸ÿ#^×DoËÕ`¥Ò¤´5Ì##�HEgjqFbô#œó#ú˜1‚¸Ã�òt$ÀªxÄæ#þx'#ŒæØ–#9¥u#¾{“ôq##„�d¹eF?NÇ#ò%9RñTÚÛ[Ð&amp;ên#öÿ#†Rû—K)B##õU¨2�¹R”/Õ1Iÿ/¯·É#‘´DkaX�í#‹©I¾Ž'#è «#V_¼äÿ8ow)</text:p>
      <text:p text:style-name="P1">Ìuz.õ¹ÔžûÇôzÏðYµdÓF#</text:p>
      <text:p text:style-name="P1">y¾#Uh–•ß8ÆDø#m #_3hã#3 ä</text:p>
      <text:p text:style-name="P1">s_ #2cÜW|…ïW#½#ƒ#ÊlÒÛ##æI¬}ˆòàË-%#ùÌç#³ˆê‘ÍjþòÒðÌ aj“T¬è&gt;}øîÃ4Ë„Œ2#¢f#0Âró�µ#ð›m##ŠEä,#kCª�®a•–gÍ##à”#®MB</text:p>
      <text:p text:style-name="P1">ôœ#÷è$¸Ûö#P##Åû</text:p>
      <text:p text:style-name="P1">#QÇ™#jf7$³¹�yq8#ûc#Ú¿ñbžm<text:line-break/>…pøDi#c�m…±¯P#ùï»ÍE/#Ó#ùZék&lt;e`Ú¨�1ïŸ#ô:RfNkð#Ý…¨9ÖM�åc#Å¤ºJC#Œ#$LIXA«â?#!ÁwÈ½#&gt;®�¾ÏÅ#ÍÃ/C�~'ãCF'gDîÈô¤Ý^³#t3êýÈ�6Ž´œJ¼õþš™�ßÃG¬AÚ1É²##„ððÙ#™…#á#…Â?…�ò#@‚)ñó<text:tab/>êùþ# Ö’–S#³p°Ý‘Â{#Èå÷uû‡K�‚�_#¸¾.êèõs&gt;-�ù´ßæØ_—®ß—ßÝòý#§ÅÕïôzmý#¡7äéoå÷ƒŸ‹è#øºÓú=#þ�I—ª—ÅÓCÚ&amp;�/_#ª¾/B#ú=“þ�ñùu×åØ—°#—é!&gt;/£#øºçþ�J¿£Õ~¾/@Ÿ—è5Ÿ‹èYøº·|¾Ž¯—Ógåê�åê­ÅN#™¯‡¥ï‡Ü#þOMŸ“W.�¾-+ù:o|?v—ÃöÝ|&gt;ˆ÷Åèfù=?ïÇÔ;áû*ß‡í#ðúYù½#þ^ð~=…|#(#Ó²CT«ÆŒ¨#aÕ#Ã�#¦±@lZÂQâ#M-Yd^Wý#ÏR’ª²Yµ¤#%µ+#ò#]ÒÞœA#n”ÁOärâ¬un 2ÉãH`MÜ§ªËÔ¶Á$�ka*à„©‹Ö«#\x##Ï2#á f(éf#Ïû##¼„£?ˆ´A#Ø®#ÓCm¥vË÷ð(ŸyÈ(›‘¥»#EèŸÙ+r|î!œÁ.#ýPÞÕh÷ò7Ä‰ª#x)VXþ«2%ŒGB/Õ'áï¯#…o¼£ƒ%Hi%ç##K;ÄÙÌjžýæýV™ê—¦#õU7Ü#S###f1,÷ÿFÆ*¶#hNvó =ÔÎgøøï¢„#2$ç%¢Œ<text:tab/>´/#bôA(j�$&gt;/ÙRaá#ãš0œù„?ún�g#dƒ#4v�òk‘X<text:tab/>¼#¨êk pJƒØ…˜†Ñ¿#¯æ¯#Ue&gt;Ï’ˆ™üjšð:<text:line-break/>•#x£…ñ’#e.vàÀâôæRï#é…#Rò÷ç#Öùw#ñ(½E#]lÿI�k#¢Â#¹æ˜Ý#™Õ#&gt;7q*�µ æ.GoF#Õ{ôX°óÆEnƒ™UØÈÝ»#Y?gÂcÝ¼˜/&lt;× Ú�ŠöV�i¨Ó¢&lt;#l"ZÜ#‹Î¢ž˜�§7(aÃ»šK¸#`QgÔ5øÁ</text:p>
      <text:p text:style-name="P1">³#Ì#É´_xû/ˆpçÄ'øYô¬+ðE2€#8ÏÇúÂ7S!Ÿ™æ:6AâwCR›T±Z:#gñ##Ø%Æ)¨…"�G½þr=ñ¸N#žpÃBÖšÁý#Ü6Üs:ÊVæZ&gt;«jþ</text:p>
      <text:p text:style-name="P1">2±2£ßÐØè†####Ýîîí YA­RNq£®Î#·ÇrN¸8õu¦&gt;#ÉÝ¤ø–&amp;oç#Aõ•Ÿ#†#@#Iwà##¨)Š?}«/jS#ézO“#«ü—|¹-#·)Ÿ#:ßF“&amp;#¹ŽÃËŽ‡ÉJM»ra�‰`OF…NÅ®VV#¯2Â]ªÎ^#¬™žÑ!HÎ#XOc##Ö0#º†|›ì²DukˆX±<text:tab/>ëXûÝ#.#öeœºÌ%›,”£#=Høl5Ð—³0p4”xº9Ì…M£³t#ÀoO–M#´Œ:ãÈnFU6Õ•#L#Ö¤4#ªKÒ%TSQA#â#½ëU&gt;R‚ãH¿6Ï°âN^ñ)Ú‘T:çQÝD£#¹ÞQ·Z¹l=ÓS<text:tab/>`#®Y®zieŸà£ nqHþ2#|&gt;x4GÉ¶»�›§™####ËwÔÉ¦ìŸ#!�ˆ¦¡##1#Š2÷“1„¦ÙrÒòP½§)5ç†ñŠÿ#ž»ß#™}4R1›Õ�d#î¾CùÞéß#S‡ëvÎ^##Ê”­]òª"ƒÉ—lÚè#<text:line-break/>Ÿå#Ë’Øg&amp;o×Ç#ýizâ<text:tab/>ÜEË»ILÆÂïï-[hïÐMŒËmÁyŠ##©°oÖ·Æv¶°Ò|</text:p>
      <text:p text:style-name="P1">H²x#weÿlLlyòSQÄÎ±#zE4æ¨Ógr®¹$_ËW%„A¯&lt;Ý#0Ø`RÃn!ô)É#ñ Ý##wÝ##^èÖåFð ñâÈå7�#mŽ&gt;#Øè'2</text:p>
      <text:p text:style-name="P1"><text:line-break/>ºpî‡Lû…’�2+8à›Þî‰#�UúÃïG#PI#?#s #šì#»#H#Ü#Ü#:RNá�á™üCá</text:p>
      <text:p text:style-name="P1">ÿ}ÃTd°)Í”#±îº,Ã€</text:p>
      <text:p text:style-name="P1">mÓS›�×´[çhÚQŠs{Ã#Ò:ç®°ccwâ»q¯^B€4À2³V#.„¾Ï+�† MØDˆ~;óÆ°#é&gt;ðeaÏÜVò*»`ô=ç#&amp;#’è+#¹6O"¼Á#Ö«÷,###Ô]L¸¶Gãñao¼µ+sÞXT!ÿxo#á)æW¾D#JV´ùÐØ6ÜŠ#é#—ÍÞ#@¾¥ÂH™}+#ø&lt;¦$#2#ÏÝ=í¨0èuÁHi¯|mƒ¦çÜñÿí"“,YÃ{P¿wç#“½Øè•|qmÚÝÏZèìû‘#Ä</text:p>
      <text:p text:style-name="P1">##˜#Á;Jdô£žX3WrþIYÀ¼#á¥«##E#BJß#åØiOÍê†¼BÉXB</text:p>
      <text:p text:style-name="P1">#â†Çþ'v0Þ9)þô1è=mÿ‚v#¬O’DYŠ­Á:b?‚�yŒÖb8Ñ@®/÷èºKg”.~qY[FØ÷¶!ÝS</text:p>
      <text:p text:style-name="P1">çmb;£#SÚ{b##§yU#'Ù@QJRüd¼øf,ß. e#Ô:åE2#iAŒ†l¢Ò¢‡l¬¾e#`ÅßwB#x#Sï;î´Ä#�£}#ÿ#KeÐ„Uèä¥‹)þ</text:p>
      <text:p text:style-name="P1">Çô\T/µ¹­$?#7¸#l(#</text:p>
      <text:p text:style-name="P1">•#8#S#!�˜ß#éqÙ7¼qø‘!###]#<text:line-break/>)T 6å›mª#¹?ÁÓÕ�áôÌ¨ù’#Šqï™ÇhÒË‡˜rC±ŸËyóoˆl$ÆV</text:p>
      <text:p text:style-name="P1">€VÑ^b¿¥#ùÌÀ~Ä·ã¤lu•ÆSJ�½#ßM¸Gí|ìRS#d#8À‹·KpYü#j(À„¡³�u'# —ÒÅLˆÇ;è#;</text:p>
      <text:p text:style-name="P1">y-ñ##¨sâíú´¥ˆ·4|ï#§�§Ü›æ`]#L§<text:line-break/>‰ì¢NPž#ÃQ6'•d–š?kO##K´wè¹k[<text:line-break/>ñ?¾&lt;ß#<text:line-break/>å¥åL#ŽílÎ1åê)f¡DÊ™¿ƒâ_V#</text:p>
      <text:p text:style-name="P1">Ó¯[A*ÂtLY÷#w#r¦›Yt#îZ6`8²vuODƒk#¬úFsØv(E%od °oÏ ~Óå"Õs‹’=Õ¡³:JÍ»k½yg#</text:p>
      <text:p text:style-name="P1">ÌUŸ¨##ÊÑ`•÷´š¥à(mŒ�rô½”VV=~F„hb#�K*M!s§ã·ÙX#AÅ—#Èq)`­##÷ä#{‘‚Âƒ.#iiÍ^Ÿ„ÄAwRuùç#…í$-Sïê¦×[ÅcÄ37|@¤#Xý`ûÄ§p�#¤`‹œ9##?±‰õ‚ËIÄ…åv]ÎÆ�ò#ìê?²#%·‚\)RžÏå###ykq~ì1#y¥¢d™#üÌg°!GV}}‘eÂ#Xë04³Õd–âU�±¦æ#ŽX&amp;</text:p>
      <text:p text:style-name="P1">#d©j•&gt;ñˆŽ¾T?!«#›–#+šm#A¼÷àeVNsÞù)ËÌ##U#]×<text:line-break/>€Ô#WÙV#4q§ |y‹WID€)ò#x##ûJ$ë¢å#]š‚!SaÏØ®[-×XœL{9ø¬¼v#cñùŽ#,³5ú#q#(## Qcô¨§0“#i×ãµ</text:p>
      <text:p text:style-name="P1">ò6�­k*$ÇÊBíÒQ¿#4“C€R#šŒø÷4‰w´X×5dƒóÑ¡Iº£qÑÖ/òaí#;y¤ÕGHËÛó&gt;¾—ó‹Ù_þur:VÜÖ*#ü#ëÜ+E‘âhFOwY¸È#{9a™fÍ‹0##qX#¤çQ2 <text:line-break/>�[!a¼¼#ë`v‹üöÔ@lh«…#T#Zuˆ#ùH¢€Ý:^Oäe#aVÏ¦#</text:p>
      <text:p text:style-name="P1">e#xMYR‹#§”UÛEºyj#a�Ò#“&lt;9QùSÙÜãËð™"#›,¦Å­]ÐX°##¥WãO#ø�?1E#‡üvÙ¯ª“¸#GqKí6–Eí#îËZß#ñÁ"•‰ HÄ–GO#=JÃO#;xFyŸ#ût)#²Œý`ÙeÏ<text:tab/>ç</text:p>
      <text:p text:style-name="P1">/|©æ#Æ@#”«)�4+í‡#‚&lt;ü“#»R,à#Ä|—¿ç“ˆDm³###IE&lt;sÝp#¿VcÁUgæõýÂç3biöMdÞew–5AS L¶äl‡À&lt;#âêm#˜#CÃ�n¼##¬¬Ú</text:p>
      <text:p text:style-name="P1">ÉÓH†q#€G ‚3™Ì,Z;+oùrN#ÇXwšÞ’ëj‹z‰L˜%Nr2Å#Ã#b’^ä¯¬³hy ”Ý}ŒK#wi¥J§ÀÅçU¼h~#.=ïõ xÔ^þó+Ò‹‚11©ïÛ3Q#Qúa»<text:line-break/>2ÃúÁ°´Þ›·ŽÊ7ƒ¹‡<text:line-break/>cgÞƒŒ%ÂFpNnñƒH7BÎ¸�¸]R½È³�c#Îì�#£#¯ô‹Êý[²¡R^-WMï#K#Ç=•µ#;dŸ#&gt;¸c<text:line-break/>#«`³Îw%Ì~#ìW#ºal�Dƒv®œÅU.Cº)Ä×à#ÅE#áÛ÷Ò­ƒÕõÃcä#Øð7f#ì–ãÈ#0Lg#ÞI.‡ãòLB•Øg–3 k—&amp;z \ ¦àg­»#}·d�_œ(…X2`#ßYÜoG€*—¹üU¸„DFPÁØµŸ#QX¦k#¶ôB#=›\B¢Ðn%U##]ŒFJr.gíÈ4�[ƒâŽ[ÿgù#=Þ1hm"ÜŸæyN2#ÿ.Ç#*#ew2#RØìÕ@<text:line-break/>+LPÈ##óžE17#2¬|\·ÒÓ##ÿ�j# á¼8™p¸ ™eT‘&lt;Â&lt;Áº#³#’šâ#»ð¼ÓU|</text:p>
      <text:p text:style-name="P1">#n`F›+`$n–#aƒ#ÔYlÁC#è+*éÂ#)'Ž™Ð-š+¢(^“ªÁ¶9¿¶kþBáùq*S·ä|œû&amp;Sî�#]#/ÜÔ‹ÉSFó9X‡¬#ûãi(¶#ÍBu}<text:tab/>ç`žm&lt;¦ÿ#U´¸¾ËÆ3ëäØZÙ¼^~</text:p>
      <text:p text:style-name="P1">#œRÉú$Ž£<text:line-break/>˜]î(‚AïµüŸ„¥ŠÆ$¸#Y°MÄ4Çs�½äÀ##�šVË´þ‹¦ŒŠ—|…¿ÙÎ92°#òÇ¦Ý‘8—ªEg°0Þ�#£æ�íÇì¹É÷ÍìÈ=&lt;. ÃÙ-‚rÎ—Žˆž^›<text:tab/>\"2ãÚÆúÆÀ?¡ý…‚°.Þ##‹2TâZ�ø‰o‡JhX‚æ#Å�%þ‘¯#³#õŽëf¹ž›gÿW11Ñ†¯j¾RºŠy)SÎ`W)ÿsx[ï)^�¢*Õcß”­olÀò¤÷Lé–#ÎAê�o¿V—'ÖÈ‡Ö</text:p>
      <text:p text:style-name="P1">§ç­Âö-ôÆóóŠCˆýgJ)·À}‡âdXÔzòl÷ùzgÝ÷´pTÂ¦##œ7£Û÷ÕÉëàç�#³’¦#4%›<text:tab/>ø~#”æ…´#õ/´ñx#7ó¸lßr¹8#°ã¿¶W# ÊÁß/"™×5©w|ž'ñØÒ�@MKšw¿}Q…I$ußß¬–ctLNÀÛé§!§M•ëN#lO9×‚#á+^ê"µ.qö:NÝÊ#DëôÏSÝÑ¦VHk1‡É›CZô!Ü’{t#VÞ##Ö}ï©ät¡#Ó…–Z¬å'’#½;Äÿ.d?n:ÆÆ#•kø,‰kWñ ½j„ûSãq2‡Ý#f<text:line-break/>78x’È’Q##É �yÏbŒâÖÙ#]Î¹TÈ#ê€¼Ý3n#Ie‹"ñÚ&amp;ŸŒL#sÃÕx###¥_¥`øÑ[j¸„ÕîpÇÞ‘</text:p>
      <text:p text:style-name="P1">Þ#¸abï£#ËÅ-rcW%})*ÆÄ&gt;ìÙ1vÞ~«÷cY§æ¨,×UÞÚóî©=î�1ÇÌŒ{Å¡#õSýô||¼Þ)äC©C,«#Hç#[#rXpÌE#</text:p>
      <text:p text:style-name="P1">$žG½~]#¯4‰­nÚÉ:›œ7#‹·I3¶#"“ xöFJèÓ#&lt;Fƒ‹ÈwÏ/übÕäb,#E±#*p¾§I7#2®ë‰¤öM¿Ô1%&gt;Ð#Øµ·ûb7å^##@#Ó#äç4Ÿ0€þÁÔ“Öt<text:tab/>µšÁ§/C©¿®2çÜ\E•{†…“©#\&lt;Q·Q#TC#%×Ò‡—»#µ›£àH�—#O6…o›® œU‡yÉà[PJî%f­#Èó�ÃÄŸrìï #u#</text:p>
      <text:p text:style-name="P1">ü ,~@Ë¹~×R³ó„­#E´DŽ#è¸ÂOcTH‰è´E°HÙÓzdƒzõ”f2#A#Fë#áxnU#ýN&lt;#ç©ÝJwš"<text:tab/>=$=#<text:tab/>#/Ü…4#ä´#|ËRÀ íûòÉ‹ Ch#4ÈªFë ¦whÝbé6€##È#(›YŒ#r#L�½Þí#šŠàqôšhƒ.#RòÑ°˜K�#ÀO#ç²Éü¸<text:line-break/>W\ï#†2g×.##1˜Ñpò¦8ßFýó#ºŒ#Iu…žPçZ´OËºö©I±¿Œû©:ß¹w#Jz#¯bLB�#HóË¬é_G@E¹|ƒ#Þ'Ï¥àê›5#ñµšht#E¥�#ËDÞ5,ñSE×1°tíøâÊn‚}ª0¡hŠdWj#„¾™&lt;”+(HgÅÓ#©#¸#,(iú¯h#;^#´¬3²#æŠESíÐÅº6ánB9Ã¡Ö"Y‰cÃ5°X&gt;üõ’D#-¤»ÂyCs¸G#îþ##‰„ì#Jbž—�!ù�#Ôc/#ÜÇ#vÞÆÏ¥#¨Ô¨Ñw#¦�Žos™Õ'øªé°œT=HÁam#(:#Ð#&gt;.:÷êù§q€#âªŸd#�#NHn•‰Ž#%gß’à‡·±)#î¿.#•�#ˆ“BÀC#£±3G‚#Z•G)ÐjF…k#b´B#r#’ðì##Y•m#dü´ø,½­­VÀ_�#˜#×êæ×—ì�"=î„OZ¹dÓ^nà†ó'ÏØ¼q�#pÝ�c\àòV/#«&amp;ËÇÅ.g(+�O11V#©ý#t!#Öô³å¢¡æs´#¢ò lu}#c|¬£Æ#��0û¤€Ph`»jŽ.Ä!5Í†ùïz##ÒÎ<text:tab/>#H#gŸ1Ðkb ­•µâA¯ÒKq-düÀð#Âü°½6 ¤'){Ë#</text:p>
      <text:p text:style-name="P1">=Á‰WÙ®ž–üÕJ]§âÁ#–</text:p>
      <text:p text:style-name="P1">3t”Ï”JüÇ…ÑØð”#ØŽ®Èšq2C,!N®l4†</text:p>
      <text:p text:style-name="P1">\##7#%}3ã�• úÝgÃfil#“j¶¤#ý&amp;ãlm#ß‚" –Û#¸Zµ�ÝK„"?2MˆŠ®`—Ü×ˆoÑ­™ª;¶T–gž{2óvŸ�Ì@0ÂßÞÒvIþJmŒ–öŠjï†</text:p>
      <text:p text:style-name="P1"><text:line-break/>Uâ*"y´#õBG8<text:tab/>#TÂ+P#ß5V,FVœÔ !-âFÕ Á§Œ&lt;-èÜ+�$?Bg#ó@[Céçf™"�TÿvŽÈmÅ#R#ôäãÂ<text:tab/>·%;Uv'TK¤r¼Ã#x�pßÉ¸«#Â·á#ÛVœòÉ£?Éâ#öx#ƒ#½éÈSI#l—X8‡ìùÙ‹\YI<text:line-break/>&amp;¡&gt;kŸ˜8:Cv</text:p>
      <text:p text:style-name="P1">#ˆØvI¬Fðj#à7}øa� Zî¬F_rücC#Å™´§ÉYb%,u</text:p>
      <text:p text:style-name="P1">(ªŒ&lt;#æ×l•#¹H%-¨�‡#¯Jj‡˜•�<text:tab/>.ga\nº#Æ'd[IûF´ÔE'3è&amp;f<text:tab/></text:p>
      <text:p text:style-name="P1">'ôµfÚõ#G$"Ð#Ôù£¡=&amp;_LfïÙ*ê„ßvyÖ ø´îØ|ß(NŠGQíEU#;n¦##û#©Ð�žÁ•“‚òÞð£þž{ ]â§I#Èw9§#I;ÀŠ„Ù®_l`¿Ø*+÷#Š#kJ'#<text:tab/>’ÙlÓÙÃ¼Y#¦h¸ˆB%"[;Ô#ä#Á[´#&gt;€³"w s*‚´æÃª×ÎÏ#·R¥»þ¹`,Mã†yB#ÎgÀ^~:p##¬Ã­êV”“ ÎU®uqKùÌ4#Ì#ÈŒQ@*|#eu6¾6¶�ö#j?‹›êŒ#ó#h#”1è°Är�Œ/#?ÿ|¥¼8#N)™]0n÷ƒ8Reú¼ú'#0#ÿa#Rœèf�#½$sÜjŸŸ#ÀBšF#</text:p>
      <text:p text:style-name="P1">—®l=° þY�ª£×?#LÓ¬# +¿ù‘PöKíöŠ##—&lt;�»o½È†%## “ô°Ž7#Ùµ©CF</text:p>
      <text:p text:style-name="P1">‹Ô#Ú‰«5fû’</text:p>
      <text:p text:style-name="P1">v<text:line-break/>;à»úL½àÑ¢=r2á×Y‚à<text:line-break/>†AÃúñ#\^#‹U#Ñ#ùÌ—)Oþý#"�BàžòWûÅ•#¡&lt;#âXƒÛ¬_®Žx3&lt;“Æ5l©<text:line-break/>»Çà·|…0÷'’kŠyžÜøþQ#´×.#Ï##ÄÁEGh^®p¹úó—#Í§˜{k6#DHUÒ­/Œ½5þéûø#C±�8TQ˜Qßèúã®?y�÷#/n&gt;$'Gçò+æv+B#5m¸~ÿHñ‚T‚(4„žu9Z¬Ž</text:p>
      <text:p text:style-name="P1">L“êpXëXÄ¾­D&amp;b#1„Iøük#fî.€-nø#[¾€½#Ž§Þ:ùO]‚0ª¶Ù+”¯mn€<text:line-break/>Æè¦!ºÃ$CŒ#é¯ïÄd€##â¶O~¶•ÇúOø™#J#¾Ž#8mä+"EÙä‰# }ÊÙñÞsâÓR&amp;c#Xí\#Õ#º##ÿ1#†rw]#<text:tab/>”5#Å=~EÏÒ“é©F%THv¤…8Ž¨#ýµF#Gx™\G¬¢è®¿æšnžÒ#2¸&lt;â�Ò�—/#ÕÔŸ;?#g»#Yã#i,G¬¿ÉY##üûÈ—­y·-Þüµ¿–²FpwùÅâ°&amp;#É#Ñâœ7$Á#�8õ»A(‰#ÌÙÿ\#)Õ“Î¨5D#ÝŸÄàs#¯·ÖŒN##(%›áqeÓÌ³Õ}#×y5#8ãº@˜ûF</text:p>
      <text:p text:style-name="P1">³K¦êuV#yãv#Ç^©Bwâàß›Š‡Þéÿ<text:line-break/>¹YüñS¢X#»x{#v±DÚº3JB#M¼ÁE#³àDÀu#‘|Qž#PÕóõ0ü!YÌäS£Á!Eå?ª-###Iƒ#]¿ëy¨Œ—º#ûû�#�üYî0ôTóVJ#q##Î±Áq¶ÕÄÞuÀ¤oÒRÿ€÷ùG¶½²Ò€�ÓzOí#`\¤ƒâN]é#š£Öƒ¬Ó°+œ·÷Ë€)dðŒý|ƒ§#ºãaÀ¸ìk^œ#åÅ#“*2áÒ##_@a×r¬<text:line-break/>7Ï(D"…§´ïÅÏQÿDõú‘þžm#}í#ÙÎcˆòf‡¡:É#Á#ôFBØ0É‡äKPôz#oU×#A2;vÅùOóBeª,¡op#¹wn#AfW<text:line-break/>æbƒÑ4îðE#Ì`;džµ#”ÍŽ“¹ëÇÄ1þÈm+$ê#07WñÏ$\*¢Î9²ë#Ñ­#8Î;ukQòŸ£8#Žž�ÝçWô®Ú‚#êæ|ÄÖk,`#</text:p>
      <text:p text:style-name="P1">#€#:R#3µ#áÍy##k—_4!�gñìs6o#¥³6Â¸Ã!çn|áš½ê#</text:p>
      <text:p text:style-name="P1">#l##²É#=˜¥öon5K“aÐ#=¹c£áÏ�Ô‚#—¡J3j}Î;Î##ûºù#¥O×€6ßýõ×Á¨ü®#ý�oâ°Ô’A�ƒ#\�'[X@ºŸõ#ïÓ#zÛù³À­Ð#"m<text:line-break/>9ö1¬ˆ›"À#×©ï¬¨R9YK#B„:±¯×cî%*(‚”n91JXe;î¶€#w;º;#ý</text:p>
      <text:p text:style-name="P1">ñR˜6°˜;]Ëó·PˆxJ§oý&amp;<text:tab/>Æ¦Ø´Ú_äO$¿#îkí«##Ò&amp;</text:p>
      <text:p text:style-name="P1">5ú#’A#ÿù/#)Üo¡#‡–rÎT‰ÒèÓ.&gt;Ï##À³‡N#,â‘ß®á WÃ.¸‰m¼##à@¶ç#DÎ«##ëR;N‘ÕÊ#‡øôtÛô#@èulØnFäî£²Hmü#~É8eaÁ_#CŠ9ýÁFù¿ã©4iD&gt;##ÜU}…P#qª«CÛ5#¯#9ýº|‚ù«Ÿ•&gt;ñ�øa)#®f#‘ñ„L&gt;ò™°÷<text:tab/>.‘ÔÛD¸u]Šb_Ø#dÒ=vq&lt;`’ßú‰eI2ÿ#fZš=##é¤#¨Ã#öç4KbÕ#›X±ÊÐ:Æj-Nfxé#(ký„¥²‚:�Ö—#²¬0Vý“gI¿‘&lt;Ï«C�?üè™òÃõ¶<text:line-break/>c*#<text:line-break/>¬SÌ&amp;#“[³vO<text:line-break/>µÆÐ#Uh‚Ä{-`@g½Ã_8&lt;%m:#¦˜}&gt;½×àA|\q·ýëUHsÑu¡¬”_U|o9hHNJ®ä·¦#Ü#¿K~oR#üÅ¤¿Y3êÚ×¥Mˆ&lt;ó:’‰cáGR¸&amp;#BBL`#ð´Zc</text:p>
      <text:p text:style-name="P1">ùøý&gt;£gjÄ#Ýîå¨ðnL÷hÂÎI»?ö8ÖÍGë ±#ÆJ:dývdöj‘G,ó#x#Ó?Cyóí)«"Œÿ'#E#÷4dþÖ÷k#k#wrÁ,EƒÀˆ#(=]·r#ýnŽbwËsõ"—U'©›èìÔ#’tâ–„Âôq</text:p>
      <text:p text:style-name="P1">‰«ÈE]#‡Ÿ=ˆâoîæˆºÕnúd#ƒ˜²iõ7ák#gØ( @Š#¶¡Î¯#:Ó&gt;O+"&gt;´Cm¤y¥7•ì#Ù€X#«Cx±8ÛùviÞf�ÓÐ¡;íõÕ%á;Ü!CõöFŒò#j#îà‰yþní›#t#Ÿ°œ3É˜Ý°èu?|�:#Ÿ]ëtwâë</text:p>
      <text:p text:style-name="P1">#öêÉìƒIaé€·M}’§²azµæ¯Ê�d•ê</text:p>
      <text:p text:style-name="P1">ka±=47#ükqãfÐ</text:p>
      <text:p text:style-name="P1">#ÇÎ³Ÿ¬#“ÂöéÍÝØª|Ö×÷ÇÖšçÝ«ôÊ`‹_¨w#šf„#ßC##šÌâg#˜#f»'�EáµÆÖT/w##‰´,óeÍ#‰‰¡‰_{Px/´#}Ê##ÑÐo<text:line-break/>tQ#­p[7…�‡¬&amp;g#ëƒ#ö††n{÷<text:tab/>üÏ±M€lÇUySèB×=hÕÜÚél@àÓ-–<text:line-break/>##¦&gt;CðÇH####±žz]'¤;ÿFxb#ƒ‹™p2U�‡#G4UC$#ªÐÔ`3’ä#³§ç#vü)~ùÌFü®Ò�#=‡¶†1+ÖèÆ=à·j#y‰ñ·,##ï~ý7÷IvÔ¡#¤Ðüc÷#À¬åƒ±‰³AÆFmP¡–H’#É‹"#íb&lt;®’Éó�pÔÆ#ÅœŠ#€Ðòïí#ê‘Å#ü#xÉ#¡Ñe(#a~\"ˆàQ#)5ÎÚ-n#ü•ôE²bÿ^ý#s##µ_çf»(ÔÑv#$Nd.ÏIeˆVZ»áŒohW€Ëµ�È÷ˆÙ_ïnHÉÎrÅ÷&amp;ºRêÄÏÙ”UOCh^ª^åmîì�F##<text:tab/>=7”Št#ìÕ¥½®Æsº0˜ç+AHÙ%h99„ù»Ž#œ)[1A›É�mp¨¼–èLfAì…ï;ª„$Rb%Ä£ŽS3ŽCv÷à;Ö<text:line-break/>oâ qèö[`Ú©¡©#r##c�îÔ-ckþ6'ÓÛ€É½?þ#üŠáì.@b#üî‘ ÁÀž‰4T#zöï®Sg°ö#?ÿQhÍ#×€#Èe�âÞsÅ#ÊZyÏ#¡šÞ_ÂHR‘ÚÚNWÛfy×Å.0#™}GP9)HèËs“_“óáõ¸9ºÂØ)"`Tl&gt;¾*çÊ­æ#ÄTÄ<text:tab/>#XYÚˆ�î_RÒÁBì&gt;<text:line-break/>çTt#´î#â#�¹#lÝë¬ªÕr3#ôá#0º¸N#Ü*Ò.ÿ*¡Õu×¹##³X&lt;ð…ç�·!Lˆ4‘ùÌËk¯gÿKU&gt;{Ãeyu‡fÆ¤#§Ôë†O€Rþ…læ”#zìðû%õL}ãC¦e"+##2�„&amp;71¤#oÏ…�É#ï#7#´ZÜž#\Ås•,­dW#?ÙdY#åog#«G–##¡BâD½l$…€¯</text:p>
      <text:p text:style-name="P1">Äûv™¶»{ÉèQ¤[ï+‰}hzð²Ðdÿ<text:tab/>Dì-_<text:line-break/>ÖÏT\Í«‡ä</text:p>
      <text:p text:style-name="P1">p�n]ÉâV#ž^ß¿†<text:tab/>H\—È?#Ç#×¶zÊŸ+gù­\…#\¼Œäfì–#áè‹p%:À{uv¨C�Õ#bàŸœ@(.+òîÄ�ÇX##W#ËÖÙ­¹w#@#3Ïd.ËÉx##jÍ#ì"#K&gt;<text:tab/>è£Ë#G$˜2ˆ#p^+ô5`N(<text:line-break/>öß·#†‚ê‡³gÚT5&gt;ØÜäuéÛÛa/iâ</text:p>
      <text:p text:style-name="P1">�5#á*êö”r#®b#ÙwäEu¥###Ÿ¼ÂëJ¥ÞÛ#</text:p>
      <text:p text:style-name="P1">5ç+‚¹~’;#3ÿUù™</text:p>
      <text:p text:style-name="P1">®ªíCpÍº’.?œ8lá•³#Ê?wP[wjˆ#X†ü•##á³¸üƒ_Ž÷#ÑIì¾#.¨v\.„ÓÏ8”ç##x‚ôás‘ŸPd+#œ#Gô#­ïb�™q%à]##XÓ&amp;©#âD1#e§Fˆé·èÉ #¿þ�$<text:line-break/>ÂƒØ!xJ#õ‹Ò»É!LÂ#¿fÒFÄä»Q##ýýN•Ÿÿ[D±û)#y¤##¬Ûœ¡#ò"</text:p>
      <text:p text:style-name="P1">_³çûç_XN‹�š&lt;2Ã"£‘�</text:p>
      <text:p text:style-name="P1">-lÓ,ÖõvÖ‘µ#pv¼Ý$/5ˆÉÞó#îÊ”ãÉÀì#ª®0#ÍL¬4Öø)jE��q#`</text:p>
      <text:p text:style-name="P1">°Zf@H##¬Õ$#Ûwb@'†#¾Ý¤ ##ÆW†½®¨&amp;#<text:tab/>ß(Ä `'&lt;Ÿ75*Ápå*Û)xKú#*\ahå:%Ÿÿëæ/#Ê‚qÜG$%â+'Æ¡—</text:p>
      <text:p text:style-name="P1">vY1##öÅ†¹Ïï¶éè¬6‹±(g.§ÿ6È#íÿA#bˆe#Íq#(WO¤{|¢—á„,#†ûÆE8W##Ü‡áVýŒ‘þæ¶“º¤_†#—#§¤_Ö‚4Ã›�ãdZ-%�#£9¸Ì�<text:line-break/>m¬Ã�iã‰‡#ß†#›¼!—im ¶V‰‚¦ÅŸ©&gt;G9)ýàŽ#ºÐ1RK™ÜpB3�à5ñdDˆ�6@CG4†²&lt;z¿ãu#ô¹r#&gt;ÿkíçÉAy±l#øjWtð-t=ŸO##ÿVbI*€gì_ö�ž#AÜµ´jkz;Ú#Ý8~;Î#K#Ë˜ô # z:9‰$á#IïyÚ"E1WófK÷3‹·’K(È¶#ŠûÛ�&amp;#êßÅòõ~‚#¿{�‚�pD`÷{îÌnàÃ%¾©¨w`x[#S_Þô#"[mÊÎ¢#™¿‚LœJbÊ½-ýd#gæ!åäŠ]hfíðãežÀÒ ¦Çf9¶&lt;üAA?&amp;ô¹«Ú�R5}€`„ m§�Lsü</text:p>
      <text:p text:style-name="P1">8ª °ž€# ˆb›©VE®ð#W§#±äõæa’TG†r–ÕB#Å##r&lt;¹#.’×-¤�ò~K#ü`#Z2æ)•†OŽojO”#ÀÃ6#à#CÎÏz#9#–a##YÄ.m##ÉÏ\ð»#b#</text:p>
      <text:p text:style-name="P1">1#ÕFahô J´ˆ×Õ3Ô<text:line-break/>Û2c#?¸#ƒñ"#–CúÁ–#ÿ#•&lt;7²¤ÕÚ6û3†Kb?÷Ck#ã\bñTx‘Áj-÷#žÃ#çxú#¸è½¿\uƒÖøe´’þÆ÷ì×ÎëLkú#C,0¡¿dõ!2àoÒA×#¾-&gt;‚#†Ø¨['?ÁÌãÏõ�²KÊÙns!\€5+_¡#Q#&gt;öËÖéÑI6P»1ÀIQé_&gt;~Ø&amp;|L¹¹#û9ä1ÿB#àh(P{&gt;ôD#y¡#ØTÃ€ÏØI‡7+hí=,ËP’P¶¦-Ž]##÷‹#7Žšó9™ÇÞp*Í}‹+ˆú®<text:tab/>Çã¯ UV]#¬#˜¬S#œô¸1Ql_#t\®ê9yÙ#’û7##='Y0#z#2³SÔIÞöæÔ©#œŽGŠßÙ#éÖá¢Ú¬3þ–ö#íÜ®#¤#Ì.-¸däÐŠ6H¦xdÙE*òÆ½##‡í§‡{+òêË@�‘”}\#Ö9S'E#è5ãn‹ã”^n#ëÐ¢ceˆ÷ÔW-‚Z#TkÇ3°KoµfQ$jÄIé^Û#àl##…gœ##í<text:line-break/>©Í]QCmã#ê«ð=Š†žè¦mè#ÒÞ‰mÉ]!#ã?@Ž$ñ”ÍY+5$Ú%¼ÞÚn##Îæí¼WP–Èyå[Ô$ï#ê_'m!DO¬ãyú…#$rº</text:p>
      <text:p text:style-name="P1">þÔ#-Ë÷»#è·#¬d"¾µß*6†N��$#ä!C5iWàœ#/Rwƒ�£òJÒÀ5�tªQS Â2#£ªÕ3–‰;8«Ñç9#ÿcø‚sØHÉíÖÊ#˜F x/¹}###0Ãx¸üä–ª#z#Ò³#Û*nÌë</text:p>
      <text:p text:style-name="P1">N.W¥H#¸ÌœúR©<text:line-break/> Æd7�<text:line-break/>£Ó¯#p­+Ù™¶Á#(x#&lt;Î°D"Bt*xä§xÍÈ.&amp;Óx(«D#Ñƒ.Šý™&amp;0gú¾w±°#‰¿“ZfQU‡I7ÛÁ]#c<text:tab/>Ó#=�u</text:p>
      <text:p text:style-name="P1">5sØ�ÞÜ–¡u©b:å9NÚ™AèÖ’N#×1ýP#_$š1cQ3#C#¶v½®Ç¤% J‹ºkàIêœ=¸bþA#ùÛsnÈs.•™)�</text:p>
      <text:p text:style-name="P1">‹^[”ˆ[<text:line-break/>P#Ha#cŸz‘0úWñ#SQR#0$g[Ã&lt;ÂY¨# +Æ<text:tab/>ÜSS7åhVBÐûûûÈy##›Z#‰;sÃbre:J†#Ö0e�p¾ªž]õ]¶%¦0¬#ï##©#K©Ã%Œ)Õ¾!^##sî†¢#nÎ#„#¾v:Ï##¨™ˆx’f3ßÐy­]5gÌÈ1#Õ»ýC#}Æ"H*#Kt‘ÉŒÄ›uë+#@¯å†6ï#ÌŒÐü¦!Ú}cŽÓ#œ#˜BÃë#¦™<text:line-break/>5ª‘©Ú@#ï]�ùkÿW#:uYÏ ÇvfyÞ°]#¾@J?</text:p>
      <text:p text:style-name="P1">#c1Ó/ÕT%ñìëS�/mò¯Ê�@k”b è.˜ú#s¹¨ªT§µ&lt;ŠÅ##<text:line-break/>/#&lt;a:ÚèG«x#ÚEw)“oÆ0¤Ê±dX;ìÞ @zï(Û�÷#a|xÞæpv‹##ûÊæÛu#�$%Öùâóç5ÆÆBðš˜{ý²jÙ¼C€„ús¥8c…ò˜]Ã<text:line-break/>Jüä…#úfX¡µ8r£‰'Çõ0€#¶{3#±z›“M#Ð�HhÄb¨œ¸ã#‘˜Bïd_»#8)®•#l‹ú#SU#wí#æ#Ùm¬|#D?¦`?®S+Á#</text:p>
      <text:p text:style-name="P1">¢´­n¤ ozãR-¤Zÿ##Éo;š80”þx¾zYô#š¿•…æÓ7±ØDž^t#šàÒ¬„Såm#B´ºìèCF#=#ì¸;;#*#Ô&lt;·-‰´5#9™t´‹Ãî Ò½w##þùà3»+^M#&gt;û#¨Ú</text:p>
      <text:p text:style-name="P1">@DòU</text:p>
      <text:p text:style-name="P1">l$oË›Êr@#ª‹</text:p>
      <text:p text:style-name="P1">@9øìÌÕq�HYQEVvgõÙ–Å#y###›Þþäæõ øâ##wð#•*�•±gMUÇéýó�%x˜'.3-#"þ«§HÀ™#y#ÍÎª²Sc.äØØ†7µ=B³È##&gt;ºâ�ªÒ».~g^Ît~{èhCêÄh`#Vk#”øu¹Èñÿ@’ö¶ÚQŸIâÜÑ�Î##´ã(ˆÎ~t#ó�}âaçÑ�®Ìt©#Þ±xã{ ßKßœ¶9æ+±&lt;; ÌšWç#¢­]#ÅŒ´—:Mð:|#†Î#3¹#�"º¬=RvN#)«*I7Qwxï[ãˆD1zHS#øj#ï#pç#Í·¨“¼]�~®W/¼¢3Þ‹(¬]î\ßó##¨#f^×f/*lÀ=2dOõ#N#èéˆîþð�·Ó«C[„!bBì�#™™ØQœÁð6$r##Ñ°^1V#¦ãh‡û##¢#ãÿJ-�€ÿ/&amp;ÀÍ¾#ÑÞ#{suå@###3r¹fÊyºß´¦Â 7¦:*m#æw#8Öd Gä…Ë'áAWØ¨‘»_®ù�´Ó#�w<text:tab/>kþdÑ#Y#LÒ¾;j.1)[3#bA¼S|rÝªU1#k�­¸#;M!“;GRˆªá#úžž(¨Ó`w@m™Wýþö¦]&amp;ñvS!¹Lœe+£</text:p>
      <text:p text:style-name="P1">À4Z#%½ó#Ë®Ñè#e`õ&lt;<text:tab/>ûõ•#±ÃZU¦W"¦!éÜ##áp»è#«²”k<text:line-break/>�¾Â#âÌ¡èŒ¦¿Äïà59[Ž##0#'ê’ÿz¬z,£¨6(EWÉ»KJºî•{#K”Û#rÍµWøx^EÖœ##•#Óé£{:=´oâgØØ�‰Ó‹vtí¢´€&gt;§ŸVGÆ."Æ¹‚&amp;I˜.š#’4¥ä}‰Þšóòo_è�Z##ùëk^#</text:p>
      <text:p text:style-name="P1">ªÚ/o]wÁ[¬¾ à]×¸=/&lt;#B#7eôK¸ë#ëuƒî�#]"†&gt;íg8†#‘…2#ÿ#ñÀf—þÕ##ªb¸#ž</text:p>
      <text:p text:style-name="P1">±¿Â&gt;ê%IÃ˜Éö‡Ià„‡üƒ¤^g¾_,eNÆw#à# ¼ÈBŽg�°9Þÿ?‚#ÑWöxŠn##4Šð;_e#0#vê3ú8”çƒa#ÆC¶žÖªéõ9ñÆ#'©&amp;§}9ñŽ%™´¢f#m0¶o´Ï‘õ†‚”v‡eËR¦ìØé}ÙIÿ)W�#Æ¸Õ:õêj<text:line-break/>œRXŽs.¬^wƒ#þ”,"Þ</text:p>
      <text:p text:style-name="P1">¸ $âAÉYUÎ³E#©€=Ê°ÐJ±¸zF¾ŒM�xùS•uT¶ÿ#ñ@íûÉìîXÃˆö#Ê¡�#œxC##ÏÛý#’cÚ5#Ú†&lt;ƒwÌ®Õí—–ÛE##[¤"’¼QIƒ©MlîNNî;ee#¡»IâmpSóýˆF—¦Dp#¸ÞQ#!óÙÀ'ÞwD¤#iÀ#¤}1##Â*Û˜¹ö#«S¤òL#ÄïØéOœZdu#˜ÌËµkonûk'Íd#³îT�’C­½?ÌT&gt;7#`ÏØ</text:p>
      <text:p text:style-name="P1">›ì“</text:p>
      <text:p text:style-name="P1">éJ#¦ëëë\…à##�É³~;Û2€V®yGë±ø´¿SS&lt;~ÄRX¥#GÏ##÷v#¶Æ#ž#é#j–#­9:å&lt;Æ^Î�#Ï#øiÍ“/E#X–#sî‰ ¨+aËË9#)=_##%õm±¤�£þ”eŸTU#á€#œï„$&lt;#¥Ì+#av¨#Ýƒ¥�;–—Ä\ÆmÙ#ÉA±óó Þ¶·È#ÕRuè&gt;*£˜#b¡F«##(¬Þmo#†’“¿Ï�ˆ™’åå)‡¬½µmk9„@¢Ã®#š\ìŒï^°ÉJ‰’%5Ä<text:line-break/>u#&amp;KÂ,3³Ñ½4-&amp;Î´]dí#Î“�</text:p>
      <text:p text:style-name="P1">###;ƒ#pÉð</text:p>
      <text:p text:style-name="P1">#ZŒA#l�ýd�ÓÝkØ]?#–éhW¦-Žöîyè„$…ú#Ä¼#Ó›P–§wQªÌ°#3Éî“&lt;0‚Áñ*ú‘î3k1¼U‡JÆŸ=Ø›:‚Á#b²p¥àÙà’# m/šk—#©ìsûÔªS×ÂG¼@”×ù“idÔ’¸#µ`GCß=Ë³L±î-‹e#O—6¯Þ�«¸x\‡fß÷µ#‘ð •g†¬¬#•µö#A‹##÷$ô#ûžV%jX#ÄKä€.iu($�V</text:p>
      <text:p text:style-name="P1">fá¨²LÇ‹#</text:p>
      <text:p text:style-name="P1">7#SH{õñÃ4V#ê#X#§Œz€Ô\N~ü?Æý–¦è{É¢™#Fg]Q`“ÀŽb#vúG›C}K—Š¹Äá¶ùG«MFb#¸[†1^8_anÝ–{úÚ ý£#&gt;†Â*ÆÕïmýý9#w6v—�´Š#{äVp=(™š#Â“bå~œÊ´#×•mGç»Ÿ#Kÿ#Ñ##l)¨m«f´^qŒŸ*²bÖîC#c¼è˜ÂÇD¦‘ÌÊ¶•'¤¹”ÞKeBSQ|­ò#¼[}iì#“Û³UtEnOœ#Ê¤E®Ã#™-#Z‹ÅÒÙ##ã3#Xç@�*$rÄ÷´óá<text:line-break/>KÎbâ“#†#Û&lt;jr‹�#&lt;#i­ó9g##ùÏœwÃÖ_§™òcê~Nå9ñª¿_{ç2*#ý‡¹5#¬¥A{xÂZ</text:p>
      <text:p text:style-name="P1">‚òÌ‘…‡#6”un€Hv£t|#WUõ#Øw#¸Šœ³œ¸†6ùñ#ƒA`x]# ,¨ê+)#cÐ[b‘Ð|qÍÈ¯G˜.òåjÂ#è­#Ö‚‘#ÇŽzüÂ<text:line-break/>bÇ½#Z#SæÚùvqÍºï#Ã…p-#9{º‚­#˜Œ5ÏWãÌÈ#§.=Åë=#Ž`}?ã©I¾g™žîË^/#Ž#ù¥#(nv˜™„Y#Q(ÛÊC#rï;ðaCæ#G<text:tab/>5uGÅ&gt;Añ–çÒ°-–</text:p>
      <text:p text:style-name="P1">â3²<text:tab/>½òìÑúÂ(­Þ+r?q´¦=#a'3×XöGG+¬òñdhãn]‰#N#K¸ê“;÷èbäw£=VRŽS¨ƒz5,†‹&lt;‡âíÊç#f�éœmh2òÒe#îëáŽXþvjWÓëI"°|##Ø%/q#XdQHv.¡r&lt;-*½#‘MëPC:bc</text:p>
      <text:p text:style-name="P1">3àú</text:p>
      <text:p text:style-name="P1">m¶#áÈ‚qäûÕ¢D#û‹lïè9Çj‘&lt;#g±îš¸#-ÞŸ�×ÿ@#"øüP#ÐO…ùFR##²yQ#1<text:line-break/>ÃV*ÑÉ#v`Œ¶³�</text:p>
      <text:p text:style-name="P1"/>
      <text:p text:style-name="P1">Ï#¼WÇ/C#þë#'Ôx^£þšµü%##0vsC%#8h# I#c‰#Á#vE–˜žb5]X‹s³¿X¬ëâ``è·#"_I*#wT#M#~¦‡SOÊX�ZèýØW¶¦6ÏRÅÌ—ÅÂ:;</text:p>
      <text:p text:style-name="P1">)@#/9›j‹_[#x”Â#¢œ#(Û#Î€¦R:J*âh¤Ó#sÑÇý«™¯¢$_"ŠPÒ—¿+´Í2;;­,{W‹##�wñ“Ÿ%!n½X#ïk'duŠ1„#HË¨MÝ›¡œË#É#&gt;#Êû©FÈ#÷×°jÿxT*T#bš+ò_N!h<text:tab/>•ªãà –#Þv“Î’e¢&lt;£z¢«�Ç,š‘ƒÝtÏŒo©ð¯©x¾�ÿkK’#),@mê¡p®¡#¨#_aU'D$\g4ÜÓÍ‘Dv#TŸéuÛ«8žŽÙ</text:p>
      <text:p text:style-name="P1">ÑóÐ#ÔJ¦Þæ#žóÜl€Í´#ÅÖÞÁm“‰7¢ßm+oEDøZ1#ð“K&gt;%É'0± %6†ÝÜë$I‰µ²</text:p>
      <text:p text:style-name="P1">,“ä–MB¡ª#J¼ç‚ÀkÝd3NÓt±Ì#Ä™�Þ+òúý:z²jH– Å›#zÂ\©fÔª¡Ãr#Ã'cØ}uÃ/J=äIs·#ô~j#ë˜UScn®u»k³QÞôéäß#NX¤ƒŒœ�±¨yÆ#&gt;</text:p>
      <text:p text:style-name="P1">²)¥èê;QÚý™…#%®—rä…C)»JŽ Å•{#Cù##–:œ%Œ�÷ÃUÐ}Àn¢ea#R#éMÆ#úª»¼¤¹7ñÂI“Dë#Õ¨Ñ§}IŒpöÀÂ¶ÚÛ#·‘šs©xîþ#�##•#^�«#ÿ+éÃ%å­d·ê##ËèÂO</text:p>
      <text:p text:style-name="P1">t´#°œÑçÏ?f@Æ#rCšôoÝãè²Gm#‚HÊh#¥Þÿ-Oa<text:line-break/>HcX¢Jú‡‚e#`hÁ«Ã"Í‚¯¯PµÉ#†+ÈîŸQ0#?Ö�Ê#7#b!áò<text:line-break/>MþhÒíV</text:p>
      <text:p text:style-name="P1">Îs¿�6øª#�k#¿J™êlô¢?|rÙ0SäáÔoÃ#Ž~#·)#</text:p>
      <text:p text:style-name="P1">Æ±##ÞoY#Äøõ�ë#¾ºë�Ý]M#<text:tab/>®¹Aq(o»6Cz}##y©ž©°e’äG~#H#©Ì‚Mx•'ûžüšÓÿ\Mös6?#4wÅÏ9ÜQê.®-&amp;Í=Æ#W ÿ3wTæÙsŸ<text:line-break/>±ÃÅØe­§$#‰#y¦Ç•#K‘ˆ‡�&gt;6ÒƒŽ¸#ô^[â¯æ¦™…‘„)\j3©#€°.\¢±p²y#ªW»:#Ìã6Ý—žÝà&amp;ØÝ##/™†#‹#hŸþb‚#\ÀÞåtä%Ð�#4e#Æ;§/™‹#oLê_F¹ºé�SÖœ™‰cPjÈòÈlT%�#&amp;ñ³²ËY?è#Á¡)#b Ò##‹ƒ# çh$E*õ—˜&amp;&gt;qý,#Z##s{Àá#m,ßé÷Jÿ#«�îßò#R&lt;#™ÚÐµ#jg Ë #mòq#<text:tab/>ÊêºE:fw˜;�##ëf8ŠÊ=#¦¦zÑ%ðÑ#©o”³3H›Ž1AœP9þ <text:line-break/>|$ÿ`V¬…t&lt;òß³¤^Æq¸¨`Ý£SnÂ¬#è×#û2\ ‘À§\yù¶ñIÍ÷¡ßÔYhWe#k#Ðå_/â#f±Àš‡Ê­ê]î&gt;ÅÔ§.µš#ßM¿4‰?ö</text:p>
      <text:p text:style-name="P1">ñ#@lÛVh#„Ld9B#³¯4–ù‡ÉÓ£O¯3‘ÿV#h*E2²_#orÜ[×#ThÏÿ#èdK.í‡ƒg1/#©6·nù’é;<text:line-break/>åCBBf‹ëÚŸ&amp;÷#©¬*çÇgSÀŸ?*òÃc…·«… Ò#–é¨#‹ù­Ì›Ù#aúØ&lt;R#2žø·gŒø#ªÃ#÷##j#øòdªJzQÜëR-�äê€ªaôý#{×kËv,)¡#c,ü9Á]<text:tab/>çâlbî(Âˆ#rü²ÍéZ›¤&amp;’•ô¼#š²&lt;£YV#@V#$ýîž¾HsÆ#]d›Ufx\jdw¾Æ0áóBJý®C:yWÜ(àñÌV!¹ÑÈ¹›<text:tab/>#ÞÓ±¤„##?#N#È.‡#b##xÞÚÞ´<text:tab/>®ÏØ)ð­T###þ®[›.a˜gŒkÕX†Ù~úcHÉ.™#Îôx än‘5ÐI\‰v#–L;Bí#ÔL¥ÈÂh#µÒ'#6ë…C<text:tab/>ÙÉM^PÆ´G$#‚uº�‚æF„?o÷â{óöà¼œæË\8ÂÔÅ|euØ+Ž#Jò#’ª×#j#i=°Qg[N¤TûÀ¼)¢<text:line-break/>pVÉÖÛŽ}cDþQ§”ŠñVCTÑ0n_Ýë|6#lqR¿Ú×‚Æ8ÿ#�ù…Kº¼¥ÖnÛ#á‰žu00V_©óžxÎy#@sW“�`#È–Z Ûs###Vü4#ý_#Àë±Ì¾'ÐER#8õ!Õž¹¡—¼ä–Ð#†l»+±|ù5e*Ð#8&lt;Že\eè‘#k#=fÿ#…c&gt;B-*æW„éyŽfv-˜ìÃ’,etC›/5-…VÚm¾#ýŽm6�#vy¦AÙÁ�‘X=$ç¢EÉv,•†©’u/�#tÏ�²*#H÷Ð </text:p>
      <text:p text:style-name="P1">##è</text:p>
      <text:p text:style-name="P1"> ÅFÖD;#ë×#}<text:line-break/>#‡‡7Rð�«oÇ#R-Þñl5…áhÈ�òå�¨#ÛÜîY’vLÖ£&amp;#¡FFsÛ©Šoã##0�#œ“#BJßËy³I&gt;#wôÓS–$‘#Ggø#õwd÷eW‘#º@#)w)|ì…î&lt;#�äøP##ƒ&lt;ÿW6×ˆ‘vWUl©¸a%ˆH["aï•QúIŽOR%nl'4Ú#ˆïÇåq¿<text:tab/>ìL¥U„¨þ¾#gÿFdW–##5Q#`###7Œ#Y˜7FŽ3#Ÿ</text:p>
      <text:p text:style-name="P1">#Ä€1k‚eæÖ´Æò¸8ÃÕÙ°wÈÉz#e½ÅõÌÇî›òVÓ¥/#TÇ„‚ä…#m&gt;Ïó3#Àb&gt;Áçx#ä2+/1¶É-@<text:line-break/>Ä†•v#ñ#Â{X¸¦M#+®ó3lþ¶¥#Ó„ö#l¯D9ñ¥òùÖ^diÐ¯[þ„Y#K±”ñ( ##8Þc•Ý]HÝp&lt;Èmçöì RÏÊbê1#„æÒlyÿIo"®óŠ'#SŠ¢bÉ#±Ø%˜{Ÿ«|w ¤ŒP#):Ct'¶ ¾*â d?#/³äY6ñóB�Á#®ŠâgP]ã­U#ú:&amp;"ôAã¥W#2ß#�AÄ\ßÛl^ÜQŽžÚ×#µv¨‡”1“aÇ€§û¶#ªžaÊõç??@r�Èù‚ÛŠØ#0¿N#Awj†U=Õ#¡ØÂX#§i+l,—™?Æ\Sª#Èf˜</text:p>
      <text:p text:style-name="P1">¤"V$=ß’ãH#MO¿ÁT†æy#÷ÀÖ#1ÂÓ12è ƒË…3¨’*ªû6T®i#Òï&amp;#íà#ž�T!Ô³#á´¼I_%ï/�w##M#%}uîl�#ž(:§¼^®�#ëÌ#V#»ÌÇ´‚ˆÞáJ‡R�#¯#§</text:p>
      <text:p text:style-name="P1">è\§·»Ê­h#o|Š›&gt;äMðäì³_l#()H_¦l</text:p>
      <text:p text:style-name="P1">œèGW¸©l,'çÍ€NxÜažú�½ër#ñ|eÑÒïS#_6</text:p>
      <text:p text:style-name="P1">´X£Á&gt;t#ÚÂByã´´#oÿâ#lò]uvó„Ú##Œ!Æ $£¶Í#]À#HMÄ¥6¢³ïŽËº“^Ê †=#w®</text:p>
      <text:p text:style-name="P1">ó³Ç#&gt;gûO'##µ£á##‡#úÐ0#ÊiïEì²Ý#¼ªð²ÆugðK‘Fî£<text:tab/>gl#¬#&lt;Ât#([Ë0\µi&gt;Œ²#´þrŠ³#!w…Î.[Šp¡§#(r¶Š�#�iÇÿsŒ<text:line-break/>ïbI§ã&gt;ñðèr#¾e½#˜iO¨¾Å#ÿ&lt;s‹BÞ;V¤—»üé�#õ€##·-!ù#PN‘Õèš1õYÚ�K†â§`Ÿ¾×õÏ##§ñGoö²õÖ+ŒâÿOÓ‚óÇÉZÈ;aÀ»–ó�¢x·EQ`yi‚×yMn´­§ñ¼9ÁEL¥ÎmŸ#ï&lt;pídý`æjæ#F¥º"~x`</text:p>
      <text:p text:style-name="P1">9bÞØÄkvo5‚ôºá»Ÿì^8Îš#&lt;šªVb’ÖrnYÉS3Ò�MÙ#uB#Ø##Cä##QÃ¼Züµ/¹÷—Œ�Ù<text:tab/>#l$»nf±#H–þ!8#Í“á#O‰Õ#‘n�‚�ç�ø¼ä”Êe¬™Éü²vÞž†ÔXŽísóºx¡RFW¡ŸÉ†\¤O²ÐÜà†–#ûr‹Õ=qœ/{#þ5^&amp;ÈšybØ,*KH‡qÝ#œ«(Ç#*RF;Cç'£õF# [–¬*tw\³VFxg‘*(X#§##š&lt;¾2#ý.ÜÜ#œ 2:UÕ”‘#Ò#,%#CÚîùeD#ÒO4Þ¥#«(&lt;Ç&amp;rY¾Î#\f`�5ýñ&amp;�ŠÌFð¯TKžÄ%IRŸG#G</text:p>
      <text:p text:style-name="P1">—"óÄs$ìÛ¶uìH÷­O##k#| Ù&gt;Ó'B(€ý"ÌŠ�ÎÝ, 4#IùášˆœS#Ç­#÷@î#'�ôÐ35–ÚæOžÃÎ</text:p>
      <text:p text:style-name="P1">Jlš#ž<text:tab/>˜###”c±óP„%¯ô›‚¬e…bl†</text:p>
      <text:p text:style-name="P1">t#@#Ù¤Hñ~¦�¾#ER¦3##q#o</text:p>
      <text:p text:style-name="P1">#§›#º_Ð(#tH</text:p>
      <text:p text:style-name="P1">…ÄMÞ›ž#aFË¾&amp;]ãžN#?JXfdy&gt;€jEÐ]N`8.Ïâî*é#¹¦y¡Ÿ³{Î…#|6FŒ#É\ô#2ˆ#eeŸ!Üd£?hñRT¢i#R È#�@¥ä�zõ_œ+Ü’#!I£KXW'’&lt;OpJP—&amp;#t€D#³±\#ªæ#îpÛ@#Öe`pøg#11â®##ê}t@Å#-Âê#0g©n”CJ|€Ë§#aÆA#Ø#"ú#6[ì�c‘µ´ò##PÞhXkw3”mÇš*,£€×#®œ<text:line-break/>»ØÒçR¾Y#¬où&lt;÷zo0-·ë#qD­‡Ü#ÔöÔ¶l#›$#Ó<text:line-break/>�à0zß�n‡6Zcu­Ž`Ó"9©±<text:tab/>#YÝlv##�ÐŸÿ#Ç#Jpó#¢äÑ”éÊc:“¬¯2†‘ž…#�# #Äý©Ü«ÌðSjyò”d²Çô¾žÃ6ñË³H›f2 7ÉÃe@§#‹ó‰´RèMlfø+án�-+iU~¸{³Ù#p:#‚àê®òS³SdÕ#žá®úœ]Ï#²ð1#�³-ýIæ0ŠÇ³›Ýé×"þêeÏ8ó“MÓŸÅ§râµ€Y‚úÆ±&lt;ö�Ÿ+¹Å¼(&lt;&gt;tÚ1#LYè%pÉ#¿*é2®Þ2•²‰k[©'…ž÷t1ÈÚÜ|2ÝÏ¬¡xå_VÐëÞ Åô"úäÑ&lt;E*=+aÓ¡#×Qïk@"µì<text:line-break/>[é……x?#²Ü&lt;xÙ#!1ÅäBñ</text:p>
      <text:p text:style-name="P1">¸A±+#°ï~Š:F=qÑÞóm#j</text:p>
      <text:p text:style-name="P1">_#SŽ3uxøÐTàMÃñï </text:p>
      <text:p text:style-name="P1">«ˆÛA°#¹ºí»ˆ—XeBÈ#�\#Sƒ‚ÙÇ¹#s8+Ù<text:line-break/>àãxqñ‚ŽïÛýëyÖ#FG¡KðRÕß“é­º?$-Ñ²</text:p>
      <text:p text:style-name="P1">²çu##ì#\­"1KÌ—E¥×º|½û¥„#pãE±ËXþ�kXçåt#C^˜î`áRðÏ”#sªö%%vúN¯7<text:tab/>2cª¼#Ä¦ZÎÈ¼</text:p>
      <text:p text:style-name="P1">C#/¶ùW›#ùß<text:tab/>QÁÂ¦‰P#áUr=Î</text:p>
      <text:p text:style-name="P1">}bE`#y%&amp;ò…Ô™#äNõ#±¦-·€½¦##�*\</text:p>
      <text:p text:style-name="P1">"¦wE°W�Ó## #fC’6¼ü0l,ŠÍˆÝ@8kàL›Uß#’ÿ#</text:p>
      <text:p text:style-name="P1">�Ž#ÖvÚp‰"C\¬&gt;gÏ*ŸÌçIÑÁW#wtúU1|™¯##Ç_ÿs#}j&gt;­\ë#¼´•cØÝcúUm,¢•#s€ì*.â«¸*XÉ#*93w®à�ún‰Þ</text:p>
      <text:p text:style-name="P1">×ú^fÏ##ºM!B#`°¿:Ü:àÌ#N+#O={#��æ íI¦&gt;æ(#bÿ#å‡VZ^ÄqA€˜â##ö­ôfÖ³ÌÛ+Æôa»Çíš&lt;‰½#“º'~ŸD&amp;&gt;IZ¢»¥"æ#Ó…©9÷÷`Àõª##ýž3—?¡“bÒœQ#¹</text:p>
      <text:p text:style-name="P1">ûÏO&gt;#h&gt;&lt;~õéÔê²‡½AõZEŸ3)ÆÚ #s_kL`ž³âg#òŒ¡é“ÅM¾#¼</text:p>
      <text:p text:style-name="P1">ì8¦�î#¡{ô#S™¿F“ãvÚØ#ƒ#j1BòþCöÆq¦î#1#ª[ø#.Aÿn¤|4P6‘v#ÌI#~{#éó‡¨##!ž²&gt;Ì#¡XÚ#Ý’ZW#1ö]ˆO�#vDÀ³Þá(ø`žC"|H#q•;$T&gt;Ó§†Î§‹ªj\.¹%##�¤±#*}ÆaÉŸÀ<text:line-break/>›I#kS\#]roþ×#�K*5@)àü”xšb“šýø*l‰†PüS#u7†4¡Õï#™¸êŽö#i##,¬#CQ2þVà[¥&lt;F7#«¹*Qö�d]</text:p>
      <text:p text:style-name="P1">5fa#¿LPÀè<text:tab/>SN™=|#Ð¿#}w#!«ëRWj{&lt;dy¿âpí<text:tab/>ú£ØHpncÆA¢Þ2iß””³â´#ó¤š#æîûeÿS8Ì#‘ýDºuZLz#a#N,8ßAÐ½#ù‰_#•�##ÅÔµ#¨F##÷mÍþÍ)®4¦¸Ê-w4¾8jE&gt;j0#ðz##yDPK�Ý¥4­]‡¾¶YX×#AÝä�ßø</text:p>
      <text:p text:style-name="P1">àœoÏ´b‡?;ª½Ö¨ïÐ#°ån&lt;åL#,NXy!·l©ñmò·ÒV¡ÇÉ“ñ¹iÂuÄ/Ÿ4¥·¾¬gØ½&gt;#Ÿ‚œ#y·’#gf£4‹ªj’U¡ã:!¦XØ?!ŽNyùÏâ.–R</text:p>
      <text:p text:style-name="P1">Ú�ï7Æ6#m|ìì«ÄŽäGg&gt;±\# =Ç#–{ï#wf¾#–î¯2Y{¡Ð¾ÙfLuf-’Ãæÿ./H##�ÉºãFk¸¿4ðU<text:line-break/>+!\*QPg¸aSçcWF²ì©#Òs#=®³ìTPE½D¿<text:line-break/>ò'.--ä]V<text:line-break/>{}£oî#›MÄáþíÒûH¾&lt;$##—r#Ô{¼#]Tz&lt;/H#A�íCƒ…Q¦#.›¡ðæ�„]Ô¿a|ù d#�D<text:line-break/>ƒdìØCofÄ4hæ¤Ìïù—�Ç ƒàýÆT9K#*òãçœ@U#Â®XŒ&amp;#½*ŽLÄEî¢z°êÒNj,Ø#›m4þâ¼al×#†)_ö‹}÷œuÕ}ÃÏz;ó|mL�FD"…€u#+t¼jŒR�äZ3ä]{,¿±gÁD+Y­Í(ê,fåA;�'\’u•õ'gÜ[c[<text:tab/>§L8¶XŽÈË#Û•e›çnŒ«“8Së„“#"!&amp;Í©¿@þŒÈ™tÓ]hw±lgî�5ÍE®MŠ¼h¥ž^ì#bÈ½##b²#ü­ÃŸËÌp])#…w#“MBWI~Ó}û–#Œ^¿£ýf÷Ö`_wZüH#Ò#þ#UDäÀükÂž#</text:p>
      <text:p text:style-name="P1">ý=Øzìcä6/j(š5¢</text:p>
      <text:p text:style-name="P1">Ãz#G¦ºØüdð),œ.RB#_Øöµ”l"u™ôÁ�c*Ôþh‹1™_#ÏÆ.¢ºEj{±¼÷I±ÌÖ#ÝÎW;YŽÆ#g‚­[#n#?</text:p>
      <text:p text:style-name="P1">tnñêý</text:p>
      <text:p text:style-name="P1">‰øWxõF#{Ó¯<text:tab/>&lt;ÿ{Ó‘|C5dä¶ê#¢r×ôA²D¡ydiñÍ<text:line-break/>Ï¦#\X!üÖ¤³«¾ùœ!r8M~#YÚ¦&amp;ÖÈ4Í—u�3§2Fàm##'<text:line-break/>»ñÁöá^­�U›#å</text:p>
      <text:p text:style-name="P1">o#q#èTèW¯¼áxÁ†�äQ_�1Úè°–uA$$6&amp;T¥#µþû Âl&lt;äñ¿µhV#–#�#u#Ò#~Û¸#¨#:#V<text:tab/>`‹`Å¶¬#</text:p>
      <text:p text:style-name="P1">p¿#°‘FÒà‹½<text:tab/>zYŸd¥¦L#÷#©N¶#ýI#¤¹åG#8±¸¢#¶#Ã‡~# &gt;äþy</text:p>
      <text:p text:style-name="P1">¶’dß3#Ùç-¹×ºûl)¿#yqé°bsÓ¬f ÊÞ+Ôô‰ÄjÝ÷ÍŸá?,Ý-qls×­¢¨m#S#Iñ©‚×Ø£<text:line-break/>.%#<text:tab/> •Äv•¨v5¡¦£##†MC‘´#Ê¬…"oƒý\V#</text:p>
      <text:p text:style-name="P1">z&amp;B÷^§ÖŒ+nlmË#Y{sÃNº­�÷©Ó##VÚœ›!##:g2DÍó#&gt;¸#A¤'#5—…#g/b"<text:tab/>k²Ö###�Æ-"Lg#··n@&amp;#,Â8A#ÿ</text:p>
      <text:p text:style-name="P1">“_–‰:#,WÔ¥á¦#€4ú@u²E�ô¡›îZ&lt;_<text:tab/>(†Zk?Pe¨¡•$qqÁÒëÂHf=#'&amp;Ü#`I)Ø=ÖÕµŸpCæ‘ù‚Ö%ÅáˆÄ$#ä‚k…&gt;¡b�?áå]#O&lt;ÌÇsš¦&gt;y#yÅþ¢Âô {ª^òösßÁræ##°&amp;Íæ“i:Fæ^</text:p>
      <text:p text:style-name="P1">¼¼à,0ÃL<text:line-break/>ý€aã##¯§Í¤#KM4ç�î<text:line-break/>û%ça¡œÃ$€WcƒPvÄa5#¹Ð###Õ¦Ä#aP5#RdhõŠ‘<text:tab/>f|#2äçÅyqÄv;‹®íÂ8îÉîU¨Æq�#‡÷Øˆpgù`”#Ë#]#†�5k`•‡•ÆÐ›ñç(ìïæ?wÓ&amp;¼›m#ØÙ–*à?_§ÈëXõƒþÐY4#¥ÿDÉ’µ1Cppç¿ž~ÐÐ�Å&amp;ˆsá)ºû</text:p>
      <text:p text:style-name="P1">ÑJÿ#ôü#q³&lt; #ÁåvØ¬à#Íšàû=ê#ÃÛ¹ <text:tab/>�ÄêF)<text:tab/><text:tab/>‘l¿ÿz€\##å]È]«K41ÎÚán#ªÇÔ#Œvx–Ãe#û¤¤ÏÁÚ#eA|Üp¤®ex7Zr²™#K5eVå�aò##Ô,A#;ñ‰ÙÌˆ€¸ñˆZj*�ðg¥ÜÏf£6@w¤Ëzs“û™vª4#ž¾¿#®EïÖ4f#âxUI»¶_­ÊÀËõa#R´ý#QúJ;#Zä#rŸi'Té#žwÑœ,Û¯F<text:line-break/>bh¬ño#¿uFA‹®#QÑpÜ"s#j##ÖË#JKw½éòa<text:line-break/>|³A�ñ<text:line-break/>?D™»sn#¾´�E=ù#wù#êØUŽÎÖÉ’7óà{QÔœs™#+2#lóv#Üä#úøtYP&lt;ÍýK:S4æ‡º¬sK^Ï98O·¡Ì##Ÿ#ÎYÇG#¥”#­DN�XV#é¿¼#O#‡÷&amp;îKÎ7û&gt;Í�[´BÛRí#·îå#De´¡É‡#Ï�Ä8å› A†à/R„ œuèá##5ªÔ©ø1Ô"°È48�W7Uö¼úÁL&gt;##1@Î¿4Œî¸ºg�#ã#÷òkð+ìkT-LZ</text:p>
      <text:p text:style-name="P1">|#®á³G’F‘©#µÁÛ_éåv¸N$ò¡#Ër#½[å±#¾Ñ¸ÅûètçsÇ\šªUmæ#Ñåg¬}#[n(ÉKÍÏòfl"»#ÿ]ØXQ#ž’À)·³æñŠá¿è´L—WHí®#¼@.øYú#�öð®JÞ4k#v§’)DŸK{^#½�c#dŽz^ÚðrÑ##7fŒß#HÍ—j#ü‘ZF?ŠÁåÝÇe2VÝÂ¬fc8 ·(Š�v3‡?_j†#MúD#Š$½§#1?ÖŸÿfŸ!®Ä](`jŽV&gt;Í´64‡\(ëØUV,±¾~Ë„#û#�Óì�ÅTÿYã#@½™ì¹Ø` H‡x¡ELø|ÕWTTßm¢Ì1Ïÿ8Ã[&amp;$#&gt;#:&gt;x9ÊÚb$í##¿’­</text:p>
      <text:p text:style-name="P1">ó‚###Ê�#¾P#Ò¼O¹„°“#çÔîPoKõ'•´É›"0Žûç:sðà{éÖô#X#6{"WNÿ6í$î­'žI•f8Â¶=g#óL7•Q#|ÉjBÐ-rI´ÎgÐÓj�¨_îì#­7Å³}ËKÉîcÝ ^$#ý™#-÷q’ÓéùÝeÛZ¡Ø@š6AÒöo§3üŸ8#ÄÇ<text:tab/></text:p>
      <text:p text:style-name="P1">¤ØŠ&gt;ÖA¦Ý—,ÒélÑ#‰Ù#¡r¯J»È</text:p>
      <text:p text:style-name="P1">¼Kš¢.#&gt;Åf’kæ°(„´›§#w×é;.¸9w#é%Ó#z×!i3œ##4#Ðæî¦àÖ</text:p>
      <text:p text:style-name="P1">ŸO#q_XÖ#ÖEZ�±ñP#òÑRàã(X'[Û<text:line-break/>Ñ»/t#èÑ53m¯¿#Âòi½šôµ#Ú�m�£</text:p>
      <text:p text:style-name="P1">!d1ÎGƒüˆÃ‚‰ã¨¦5#bzK#ßÕ$«$”ú3Ý&gt;#=ÇXÑÒ ƒQ¥f{&lt;&lt;94áðÇ²……n#ˆ#}*eFqÊ##M*###o¥M�&gt;g.,Bá70##yHÁXL¹ïÕ_UƒwNÊwò‘èÊJ½¦‹#�Ÿ2<text:line-break/>ò4…€v?wD÷Ë-êÀ#‘ü·�Þ2å‹³"Â6�|»Ë+Ç°qVu)ÃÕ<text:tab/>::ZÓìu¥#‹#N]ÞÅ“Ö´=dø¿</text:p>
      <text:p text:style-name="P1">#ó\¶\Pú#GQš¢×&gt;—j×¨Òøà‹P4ÁîUÚÛ|öà`X�#IùáGF+ïóÅFºw™¹üŒ<text:line-break/>#ÄqžÈ<text:tab/>ÎØ=Q##M1Bj›fÜ6ÿ<text:tab/>•®£ezþç¿#à##Ã– oÛ"ñõç##`ðÜ#ŠL|&amp;ªsQì“'§#Ã4#á#/à]É#r®æ#é‘‡±$ØúŠo%þ?FPƒs)|•ú#</text:p>
      <text:p text:style-name="P1">öˆ÷åe!Ñ¢a##ºF{ý#EµŸýè#!¾iVC¶~fÜH¥«n„l’˜FEø6þ#Ñ¨#A#ÔieÖÕHŸ_G#8§#°áÓn+j#æd;KÌL#Z<text:line-break/>P#¤ÔtGÿ��2¬Ù</text:p>
      <text:p text:style-name="P1">ë�³kh&gt;?4#®úÆ��A9ö2­</text:p>
      <text:p text:style-name="P1">##zlú#¾ÐLQ,ï¾¤å#© )™¾&amp;v~\=ÜPÂ%‰`øëÐâ‡dÙ?öÏn¡D²##¾¥�…ò3nâùé(#L[ÌvR™³™¦#v#OtùÞõNÇà#Á—ñS}ž†ÍöŒÂ‘2§º[#rý'Q²#Øâï” ò7#ü#–rZZ#ëÀ`È#ÕÄuðúv#+jð##è*Òáœ¢”¢##=þÏ]úÂó6¥çL#*hL…ë…¼</text:p>
      <text:p text:style-name="P1">Å§ÍÈròoG'W]ç§#SbßYiÄ##Ÿ##ì4O.@#JçŠT�±ŸÛ##^/Æ</text:p>
      <text:p text:style-name="P1">ƒÚsð°ç­vÑ</text:p>
      <text:p text:style-name="P1">%)Íz#§¯á#Â–ÉÕ‰Ž&lt;e[î#Ý‰žÙ##ì×„75&amp;¬­ÌJÛ�#`%#KÌœägŽ]šŸã7=Ùº…/a›˜%ÊëÀÊw#5+j¶Öê�t�¤4œÁÕ6÷skÏå\Ÿ¿üU•å’9…$ñvB‰�˜ŸÐàpK2­-C#®F:¼?#,$V–�ŠÒeÎµ##�žVÐ=ÿnÈƒì63Á)¥#];]#º6žå`É#©­kŽ»##û€èaž5Öˆá¢×ö`&lt;}·#1<text:tab/>GËÀz#‘&lt;¿V"sâ|â¨%Û%5#~6±è·íY#™#L</text:p>
      <text:p text:style-name="P1">Ëu:èª­#Z×°=I<text:line-break/>;ðØV“#,J#úl#+¤ùÿ\€pvªn}'(</text:p>
      <text:p text:style-name="P1">.â# ËÍ¶·�ç’]ÜL###�Ò˜"oÛ\‡B›Úb¢SrÛ#4#�fÈoÙE§ªa</text:p>
      <text:p text:style-name="P1">3:\ä¥e4Ç±<text:line-break/>'Î{È4vK[‰¬øhÏž°ù›Ó#änÈ¬ “lg S¢m€ ©Ýë»¶Ž�q#U�/Ùyå‰ '‘»d#žoá%œ“òºw8ÀŠ�h#ý8\XStUÞŠmeº®Œð##</text:p>
      <text:p text:style-name="P1">C#ÐÜb£#©##piƒ‘sO¾ <text:s/>è#ø€4?»šbBàb+A#ôßÍ“##Z·x#ö&lt;</text:p>
      <text:p text:style-name="P1">#ÄµŸQ7G‘pw6ä0)!Ò#¬�½#é`#XøÃ#]fÄÀ—Q«àp#ÿ#ý9¢Žnþ›åx…˜6çxúô°</text:p>
      <text:p text:style-name="P1">7</text:p>
      <text:p text:style-name="P1">Ç|ä¯ê}b#ßÊT8#À#€&gt;ˆÍÊåÕÔ#£ÚðŸÚH¥ÜÞÄ¦O&lt;(ž&lt;FÊy%YšùC×Y#ú#<text:tab/>° äo`kTp7#J"#˜F¡6}À#î[í®ó,#ú€X·[›|<text:line-break/>`#Cì”E#å�U�ïs0Ñ¨#ê®tõâG&lt;uºs|�#d%vðk¬€;£ÈAšs#½RÀu{`µˆ\~(#‚ì§A�L…Hå¿ª½à,¤Iàn<text:line-break/>Õ¾_#ùý˜Ò#y©I#½¯Øfòë4õ##Ðs£ìªà]ÌSC~JÏU#hI.4Šq³s0‹º ÈÜ}Ô+ËË"âk½Ñ@­7*#/�’7½ô—î#à#~ô…AÃÚû}#È&amp;9#¶›Û©Ë’4a(Q�ù»®ûû¿)åûž<text:tab/></text:p>
      <text:p text:style-name="P1">##!‚½ÐÙ—ÒÃ<text:tab/>+<text:line-break/>zYÏ</text:p>
      <text:p text:style-name="P1">Å’~#˜koë&amp;ÆÃ´Nóû/&gt;œ$KqÈ‹<text:tab/>¯ÿfý#¯–# ÄQÜKàØÃ#&gt;ÊnÐÿ;˜#+ÑF–yÔáXRäpÊÌÝÅt#ÞË,‚Å”‡—}$=°#b#K¡c¼§›J›#óvè#=Ž6!#N½h�ˆ8å~LDÓZ’ô‹ñf!Å#¿#&lt;#MV#‚Þ&gt;~&lt;$b€#r�Ëõ±</text:p>
      <text:p text:style-name="P1">ÒM#Dìæo^÷�J}©JK6#</text:p>
      <text:p text:style-name="P1">¾&lt;#Võ±@äcëõ#[V�à¦ñ%¶ùæ€F ¤‚eú¨¢fcÈK“Á#‡L£OW6,§ ë¾t�·Ý#Ô¦~ºËg8]+lÈæ#r#íK¡Þ”a=_¶##8kü=Œzûò}¥'[)ŸSý�‚#rjw y›9|Õ›`</text:p>
      <text:p text:style-name="P1">Õ láf.^#J$i#‚ÀgiüE¶¶›ø#Ò›ÍéGú¸ý2IÛ.h-/s@Á—¢&gt;U6†´q¹âñ—ÉhÍ÷YxX<text:line-break/>Þs¢‚</text:p>
      <text:p text:style-name="P1">š6WSH…-lià¦6SÕ«�ôy”3W»#"#</text:p>
      <text:p text:style-name="P1"> %·Æ/ªŽ0Ð„5ºB#j&amp;¿�cÜuÐàá3ù#=#pu#�‘¡#ôŒT�˜#ƒä²è7j08<text:line-break/>Uà�†Q„#ì/ó[/#iÔ)F×0&lt;KÉóxs#Õ8MiöQÜ'þJÞ#£0ØŽXS»™+O1xßøÍj¿{™.G</text:p>
      <text:p text:style-name="P1">‘ó:ëMM5#9@»</text:p>
      <text:p text:style-name="P1">1rÙƒÂÑ)ú,ð#5% ­êÞU© þçbŒ#79äí#::#!3#{õ¤î%P+ë‡Á¦¼#jêK[Ì£Ôì÷§@Î B�Ð’#õ&lt;#JÈF@ŽÉ#Y¸<text:line-break/>ðŒÄœ5#yF—ßm!jÕ$¯é½È,ÿN\­z¾##þ(HžÊò"ö·¿H$g²±KÔ‹l¤ÿ X#à#õ8ÔCk#�î»Œ±U÷¾/d£Ãþ�Ë‡¯Z�6#ê€.¦—‹\Œ§¿áÕ‘ÍáãKÁpEè‹#àÿqCð/œG#¼"#</text:p>
      <text:p text:style-name="P1">†”½<text:tab/>Îl•ºƒ•!Ä*³lTÃ=gñ#µ1JéCøN‘#ºR#ÎgÓf2Ì#²�Q#g6“©ö#Ç<text:tab/>A�I­ëé5#xFêdi²�#¯BgfóÐœ<text:line-break/>Rc´#&gt;Tu�Ð£h2®ûwEE‚ø#gã¡‘˜\Ú×šA‡‡�Ö5®RiËëkå#Çk¤°Ø†°ªREÛKéYs#êL…ðïŸ]‚t­<text:tab/>L#Ñm-�2á*(<text:tab/>—ÑŸæÈ¥÷TÊ«®¦#�N­T</text:p>
      <text:p text:style-name="P1">#IöA###�ì ÇÃ#�)†u�ñÒ÷Æ‡###gÞ êÍ</text:p>
      <text:p text:style-name="P1">vå¶Æ1WˆÏ/#—m™ˆ##û#bç€æ`,¯‡7Þ²#`�ãj\<text:tab/>u� ŽÖIlè“ÑÍ�#‰##g¥Áà#½#Ã˜7g(%~EjP›:˜#¶¿jCRÞ€Ömhô#‚…�ÃªÛ3#</text:p>
      <text:p text:style-name="P1">ÈfÀ#î¢Bœ§­F#¶Ý?Ð�{Oée'êTÄýÂÁ%™&lt;\ÚäÄÿ1</text:p>
      <text:p text:style-name="P1">Çñ÷ÿtŠ”pü´Å´ø</text:p>
      <text:p text:style-name="P1">[aÇç%QÀí##†ÂÓ�!1³úà“BžE#ê##jb“J½NèŽ°´Üz¥v$©¬¦;b^C#nnÔ#8fkU§9–0RÕ}oŸçS�–Kï#$’Ì/â#ÁÞ#€&lt;Ab#‚îÝë�#Ö2ór1]`{µ!ÉsÀ(JI¤ç÷Å#�ÓÓ#“ÎÓOˆÄlÅójk€tµ!ŽÓ5øEZ¹Y#:�D¥k=#Q«ñŽ##Î›"<text:tab/>Ô/Ö–M9@Õ[r;ô}@§Ä·=#õšå6aúäØ}o„2^#ZÃ¨%¢ÖÀS#R°.#r×b¢-#…B#k“þÏ€0#'€çu5@¸¸</text:p>
      <text:p text:style-name="P1">#õÙ¢ž£T#%Þ"”“‚2#j~#4ÐËr&lt;Kæo·¬•#A#§#¿-Š–íå¤‹�Õãåoøœe)r‰(uÄ€š½¹0Éñ#p</text:p>
      <text:p text:style-name="P1">#§#¦Èqê#@³#ð#ÈÙà‡ÂPåxz–wm£MB#l-æYimQ!5'Ùò7”OhCJ,å¿)ñŒN!Ÿ#Šì3Gô&gt;YþárÜ##@I#�z,.ƒ#MŽÑ�wh+ „þò]</text:p>
      <text:p text:style-name="P1">d[¬¨›#Ú+Æ#àL—#ˆ¿“T8I{P9#‘#T~lW©é‡Ÿ###•œÀZô×PÔß$ô-¶C˜h¶%Óµ#)”lm#â6Œ­ô<text:tab/>)¤�âŸ#I�#&lt;Ÿ###§kš7ãÐà#«<text:line-break/>ë#6ë¾«']¸ÜæÜÎjˆñ�Ò¾Õ#î|~v##ÁøÛž#�=·¯###Ò·Ý9k#×7ïé#e¾üv±#u#÷ƒª</text:p>
      <text:p text:style-name="P1">¬ý•Â×®ô#”b#·\ø)`oìâÒ�ö àJMËHúî^%[y(³LKt#(õ##‚“Øœln#´î&amp;-´–‚Ðº|</text:p>
      <text:p text:style-name="P1">&amp;Ã‚›¥I.½ÃeÝûFn#<text:line-break/>*<text:tab/>Ï8Q¹^h#Ž4#yIQæµ^„óß¢¦,\´¬ÈmÍ\Å*¤ÇÞñ#j#ÌÅ…¾&gt;fÔ#9Ì©´ƒYÌÑQ#.ºrÈýñ£vù¦!IÕŸJé%¸#Õ›OØã¯å0¼ì%6î+…éÕ®€K=P#ËI¦—´}¨"†]&amp;�WœÙ#)Sþ”x#F)�#]4äÔ‘%äZ’ã<text:tab/>#m##Ì‹Ù­ê#ˆýa°æ�Oú#)pì&gt;¼w@Ó3ŠühéCë/AÓ*/ñ�«Sà„Œ!ûC)v�Ã#Ôk°®¬B®ß³O#é„’íR$�–ÛÍ›ö#ªØé#m^'#ÎÕ#…¿£P³_:\RöI4#u»à<text:line-break/>þàˆ=�OÝ#Ù¯c[®ª�´ä²#½‚ëÙ°x}ÄŒüLÆÜ[&amp;EÍiÖ#=Mh#éh!x#Ú</text:p>
      <text:p text:style-name="P1"><text:line-break/>m#.EjÑˆ²<text:tab/>#ï#8Ž²ç(¢�)û<text:tab/>H}êF¨[IÌ“#jvÅ¡H®L<text:line-break/>,ÛU&amp;#”Öyø\gHöÃÌÄÉ|ÄÅ…#|……ëÚ¯ôOzz#U#ÂÙ<text:line-break/>#hÊñåêBé×¤“l@³@#ˆ½|#bý}[;á£#¬<text:tab/>šHËÃ�t‚ &lt;Nõô#ãû¶óš#÷C#6ø•#âä–®Ì¼·#¡(›ñc�;Ùž“–|ÆPæ<text:line-break/>4�#p„!÷g;Ë²kÇ´‰ÅSN:Ò�.õJFä#�W‡�¾=^ß#ºTæè©“D]D‡e"#3’Å[æ¥ïƒ2¥ÐbÉè˜ÁŒè³kª#Þb[u®ÅÃR�‡)#´ŽÆµ˜\öÛ½4ž«€˜õøõ8­p¥d×›Á#´‘Ä&amp;0›9l¹###rc�#_#½]&gt;&gt;–òâàí½ŠMÜRúkë#,#"áêšë;#Ýú™#eµ&lt;ÿE/#­¾j#¿ö+L| öÖý+´³©±%#Mä¯¬#Ø#Þ²…A¥óâf'’0•×÷”õá¬jøõ°Í##ƒŽWjÇ#O¯‹¤zº—åkŒþ3tu…ŽîÞ Õ#È#Äš#Á<text:tab/>‘‚ÈqðÑuÊR4/Z«œ#¿^Hq½$ý#$ðÍ#ÖØ#ê(ª€W’#ÌvVb</text:p>
      <text:p text:style-name="P1">³åH#UŽŽ)F"ŽŒœÈµÆÈ##Q#ËŠ##&gt;FB##Ê�é•*Ô#ÎZ®5çg:+#Á!é$Î<text:tab/>UO-?â¶ËD¡Jâ##üM#&gt;y›†Rárî##ê ´ÎŠ¾²#À…Ð¢Ôï&amp;/.I÷úÒ„#ö;#XBñÇ ‡áhZmìà²�› #E“</text:p>
      <text:p text:style-name="P1">a©nb4ìóþ¯ãæýÝ#Ts&gt;‰@1Ïá&gt;4K</text:p>
      <text:p text:style-name="P1">ïC #Õ(n˜É#÷ˆÜØ©yëyª#¦…«ë‚¾™‰<text:tab/>W&lt;þï-sÇŸú#»Z#ƒú@)sö#ºsHÓª�¨9þû¯Ök#¯¾…ã#&gt;hGÊ#†Mþyµ#Z�’-)</text:p>
      <text:p text:style-name="P1">†‘:Ç6‡/Ngv5í’##‘£ZëŸ©*RÉ˜ëa[F#Ã4#y˜ý‹&lt;×³Hn¶ž.EUu¨(p#ÿ~E‘å,#—]¤ÍÄž_#ŽÉ:±Ú~¬=^#Ÿöl¯|©¤##|GEÜŽP#ÜƒzŠoÇm”/‰/<text:line-break/>–pš„M&gt;®apâÜ†A#âÄýï�e÷ô°j½�‡</text:p>
      <text:p text:style-name="P1">î)ÄòË0§vØzò0¡Û”í##!•Ò²¶WE##íÚöhâˆ+4õÌe0V“}äùC�•ôµ£Yè…õåÌäº¡á<text:line-break/>#!vhËÌô#· <text:line-break/>¼*Æy"Z$î«á~#J®3W’™</text:p>
      <text:p text:style-name="P1">¡Ù]&amp;ð#X_o#b¨B�e×ïÓu#‡å?è#IôFÎV—Æõü#�¨„ÂÚ#˜ûd‘âŽáDÚ8fË×5ã#6èWÌZ}û¡îË†m7S¿:/»e²çÿ/uK&amp;°žB†#/šƒ4Ï§###</text:p>
      <text:p text:style-name="P1">vÊ„#Y&lt;#D^ë#ÔoúÂü»z#k#¦ë</text:p>
      <text:p text:style-name="P1">¿|*rŸ³•±áŸð;ŸnX</text:p>
      <text:p text:style-name="P1">·{)�ð¿ûx&lt;·”ù‹,£#.##&lt;ƒÆ#D'"å¦#�˜.0ñ#: $#m¤:mçª¶½fq#‚ïÿTAÕ#=xç§</text:p>
      <text:p text:style-name="P1">[?—›ÐÃ±5�#jþ+Í\ëwkïã’ÖôÒ5Á¨DÈ#P�—|’a¬j££¤ò#@#øÀÎýl#&gt;'bÓÝ)a O+¢€î‰#ÃpŽð€JÖ#ªßæb‘Er–”œ�û¸U‰Ò=¸—ŒÕvO5s#VËÙÜ¼�Ñ·ÒŸ#Ÿ§!Z:ûrÌé�?O†­#òjTñ##�0#¡ýŽqáŒ.#â”v#Á¹0Þ¾#ýÅ={áÇŠŒ</text:p>
      <text:p text:style-name="P1"> Ê-ÅÚ¶ì}ñïÍìFšö#/S¿9áƒ#öÖç#µ[–²¸¢¸Ëcf C•s©*vÙ…�#]!#‚ð#¹µ#ÅYù—ÜElùÑ�CBFêw”�%¥&gt;ßØÅ7(ÉG×Dèÿ#Æ)ï2Üó&lt;„wÔØQø'#‡ý‚�Ê#a8ç¤Aóc¶±æ.Ž(#qYÀT`'#<text:line-break/>t#nF©‰"Ù›�Û Cí–…nºLÀ3¿5{[¢ö¢ô*�4#a#»vzW†þì˜¦%™{ßï‰FW¹ö###hÖ@�ò�„z© pLPÁJ&amp;Gk^</text:p>
      <text:p text:style-name="P1">5¼é&amp;íÎg#¶Ðdz#H#à•éýS êø{ˆÙ¤g##ïcWçù1`/##&lt;#à%v¾ôÌut&amp;ýuž#J%²m6[0$ž†ÐúâRjÍ‡†�ù¶Â†Š~ÛÑ€¡m£Ÿ#,ýEIT-#à##�î@(ÎÞ½##÷ÀÙÝQ# ¸Ä£hÏÎ#½U’m##×I</text:p>
      <text:p text:style-name="P1">�CN#¨õ#¢Q#‰å›ª#æ#‘€Ø¨X«»2Eé²Nt�­ôŠ�†#Lo„¢“²L6`i›Šˆ#Íí$©•û#Å°#†ÝÄèþ¢Úì´,_Æ{~Æ”¸én;#·g—¥#P»‰ÐœÈÉÙDèG‰<text:tab/>lK§Ö'Žh\tƒýØ©a[<text:tab/>÷¸‹º#¾òeÆÐ8³ &lt;4‘w'—ZUõàTÍnÏè†hÔY¢ìóËåßÖ§#”!Õ.‹d…'{~ùª#±$#</text:p>
      <text:p text:style-name="P1">;M#�id`ì#ãu;<text:line-break/>è¯j&lt;G�SÙÎ•J”3#ãMøµ´²óÉ—Ÿ4î�-}##šš½¯ámæÂ#‰þ¸ø_­ù¡ÿq"Îñ�##§¹.VçÜ|##×ú#´êP�Ë‚Øë9‚b#=#n(Kƒó8Òê\</text:p>
      <text:p text:style-name="P1">©JNÖdñÜpk#ÀaÕœY²F#£ÕöÇ_ª#ÔØÎ�åò‚ÊŸS’c=úe/ÔnVÔœÓ#þ5oMÑ)#<text:tab/>“«8Ö¶©iÁžñ9âÞy�ÐU##*†{&gt;Å¾##2I�ÚM¦çJx•Æê#å—cÏiñõÈ‘»ÒIµˆ#ƒ#Â</text:p>
      <text:p text:style-name="P1">#eë¬0SÖ:�™£K¯#l5»¢•6X<text:tab/>g‘.i÷Ø#0ÊùBØà¤#�oŠÓ1Ëç(ã6#“Ï�õîŸjþ{ÛÁd’G¿#õþÚž:~ÔÈØ‡^‹�FP(àUò”…8×‚<text:line-break/>#‡O#^8#êÚŸ·Ik—J;¦ãÄC™ù´RÞŽã–„«Œ¢À8ûk#†ß#"Ï¨xŠ©�Üz#8qø:AV¸T+#‚CöU<text:tab/>ðÐ{|çSS¡ì#·'ü¢ç"áLƒÄœ#õÇ#Ðø–,#X£o<text:line-break/>#7pÆÉ#òñ�‡ë§À#xI–5|ÛR;žÇ—?</text:p>
      <text:p text:style-name="P1">=;ñ)üœ¬I#Á*Z°JùÀ`±žÖ#w¨3#&lt;¨#W1gµÎ?ó(</text:p>
      <text:p text:style-name="P1">ì<text:tab/>#B•##£Zãl{ë?ùìS</text:p>
      <text:p text:style-name="P1">rš¹WA-</text:p>
      <text:p text:style-name="P1">³‚"„1Â¸§#'Kè—´Ë¡Ü#â#Q,|ŸrPÙmºú)‹‹QRRq#4q#v6·C¦éž##¨)#=÷‘ </text:p>
      <text:p text:style-name="P1">W¹©b£7g-#—##N</text:p>
      <text:p text:style-name="P1">¦##²“ÌI´Í3¡ò"•qÛ¦</text:p>
      <text:p text:style-name="P1">]s.Hô_Êd‡~#`Æ…ïî2ußË�”z@qÛu‚+ƒ­FÜ–u›·m´Tß"Ç©##¹N##6)àÞ#(ž``rþlºI–Õ#�Q#¼=œ®B</text:p>
      <text:p text:style-name="P1">#AnYwª ƒY•/8úÚ¤Vy^ïäþ–-#Ê<text:line-break/>Q,cÒnK}´Q#µ¢½#Þ@ê'�K}�MùaMBÎ™</text:p>
      <text:p text:style-name="P1">È#OƒÇ#¾#ƒ}žŸ%Ù.�_‰Úå-</text:p>
      <text:p text:style-name="P1">ì¸+5‡#\wj†™×ðÒu~#D‹&lt;«</text:p>
      <text:p text:style-name="P1">ù</text:p>
      <text:p text:style-name="P1">c…#`š‚ƒTž�äWäš«`™6—~E[}#G#ÒÐNÜj#n&lt;BÂÂx³Eš#Ÿïey†ß†Ô<text:line-break/>g—SÝ#8¢&gt;M†\ZR'#u#Rqô#½##£\NDÙg¶#ë±q—Gpºö²6²ú<text:line-break/>I0 "†w"`#I=í4#Í&lt;ñ‘‘%fñ§-C##9#ŒvŒ©AX*ž�MÔ¤_²#G�w£�•…#]{*#ìi56eÌÝ_Ï]#</text:p>
      <text:p text:style-name="P1">FÏªÔ1r^úZ#¡èP�#Åg[gCˆèåØ…T,n®#£ý®º·õ®G$µ³íT#)Áª$/³ü_*˜b#ÆJ¨æ£]·V›”æ#ÇÿhÄ…_¯#ÕÄr]YGB3ê#-bÛ¡}ý‚sÆ##¯‡#ä ÉÎG3UøM#ˆ�²{áÁ[&gt;ÓÒoå]©~ñEZ+2z&gt;}ã~³jÂ#pè@Òé½`<text:tab/>ô#Ì¾Å8¸xÍ#æ§#–ùˆ#Dyõ0#ƒ|’‹+hô­¿“Ï7²_„ÈÆèÇ¾üF±Ëµ!È,Y<text:line-break/>¾¬þ®MÝæÚï7#þÅ#»‚2+ #ô#Ü0u#P#ÉI£—\ùä&gt;ÍE#lq'8[##l¢ã#p#gmMve%�Ã##v·i8QŠjÞÂùEšÃ:uC„ûšË•B§#¨ë·##ß;#&gt;âïÕ’ëìÔI#êÈÏñ¡mVäº­¿”Œº</text:p>
      <text:p text:style-name="P1">Î�1RÇ˜Âf.Â(¨T»¢™}R3[C[(jë#^è6�ÀoïtiÉD’ÌÅ¶ËpO`œZ‚;`å#!#ÅEŠG<text:tab/>Ü#ÜÒ#?×±·;H’ufög‡:0AôÜB&gt;8©xùiÅ›Å#ï@L#é’@#“2Kå]ÐS™a,/Jw,È#yî’ý&amp;’�vST4…Q¶CMt#kØfJwÌ4�²¥„—©#ª{ÝøÎ#Ìi(&amp;Í#Ž’#`#þ›0Þ¾ËsÏ ÿm‚"#IK%5]|�]¸B&amp;HÏ‡Î±Å�£!Ž¨#M$Ê#­¥«ˆÒ…½aè°Õ‹±Ã»5<text:tab/>™ù@Gü AËM“#4—x&lt;Çm…ÍtYP·Í#‘-�#ø^.Nj”aÎÁ#ª@ŽÛÀƒ-</text:p>
      <text:p text:style-name="P1">7ÛnGŒ±}</text:p>
      <text:p text:style-name="P1">³~Ü�Ú;ÿ#4¾!Ó¹Þ#pŽ‰k³ƒ#J“éO#a;·ÍÄr2ÀLg«Ì)Ï§¤ý5ÆQ3£É#Ë#¶#§*«lx#ðv_�#¬¿ñgÍÊð<text:tab/>r·,#üÖý£cK•Åž#h·Ì§#)3Èè_#<text:tab/>»T</text:p>
      <text:p text:style-name="P1">#HWÝe^Ê#!�ta‘õ£îc7b#DÆ‹¦¥#Ãâ‹7½W5…ˆ!pn4#—@#ù\²X,ôÞ~CðFÙ�ªgMÐö</text:p>
      <text:p text:style-name="P1">AJ©#ýZ‡îm¾ŸÝêÞÕ##fFÒ•/n£€mÈ#¬ÌEí#ô#„k®’Lû\ø#ž$”}�(¡#‡y^Šˆg#üi`è0™é´ŠÕÄRÉqÛ¸Œw#qf=ë5è�Š#ÒMO#Äœ#û#¨`7<text:tab/>ÞCìAp’{^¨#ô*Ha�7ê¬ðS´Û}#'$o##‰#x°½ž#EÇ#Ç“’&gt;ê¤µúÚ#œç:½¿�Ö…#Lã¶½¯ó‚æÝÑ#%=Y#BŒÖ‘ÇˆT1#«�#Žrrâ®#ÿ/</text:p>
      <text:p text:style-name="P1">C‚Ç°tA1�sž‡Vh#›ô;ƒyOdœ·˜±ëmÿ3ÄR\z_‡,s6›õ=cz]'�tòU`<text:line-break/>Ï�#ì7UØ¹É#¾NñÂl�ÆÈ###éó,óñ~#‹##û@Éï{Ú°ÂTí)Ê�#8#Ë„)Ìóê˜i6ˆ„à¥Ü}¶_‚å¸0˜“#_t—dçÚ¡•~ïÈù×e=oTXWæ¸AømÖ¿#Ë—ã“¬ožµô×¹c_2&lt;§è#ªqêv·Ê�ˆpÚ{k#‰uA{ä#/[øæÇõäˆX_BxƒA#f˜Ñ#ÔTÿw©Áb4ª#¿Íðt5q;æ\€µÖ#LÙ«—/@`^¥#Ê</text:p>
      <text:p text:style-name="P1">÷Ð#´Ye<text:line-break/>##Óó#*Áa@»t"#ZØ��ºÉ&amp;@”9#|G®‘*?$@<text:tab/>AxûÎ#{<text:line-break/>#Ùt#@à˜­I—,kC\¢#Ê5;8ÕåB×À�!#þz##ìª¹L#ùi</text:p>
      <text:p text:style-name="P1">mý‚&gt;HjDëç°æÝ—Äª[Ç£:7™VçŠB#ÚB#<text:tab/>Ö5ñGÚê1´Ð#‘ö�Ã¯öä&lt;[#\#YËùJ\ðtS”#A8^¸òá¼‡=(ÒÛ¿ŸˆÀ#“Øë#š÷X#»º{|6#¦æ÷#R“ÍôÜ½©ž$´xc¦Á6ƒ?­‘^š##/=V{E˜}~�o·±#u5³TêáÔøK#Ós#ÙøÍ¤J#ó#�T¿Ó£SJ/Ð·m#Cã–Œ„¥¹—vâLÂo&lt;Öh²!B±#5ùÖ¯ï™&lt;ü#ý€Y#&lt;jÝØÞn#ôu¶¸•îeÉ##Á¢„Mì#w#ÑY#=Õ#Ä#‰øð%©÷€7¹Ê6#�r¡[éLË# ¨Ôn9Iš‚Ó5t±RÇ0HJ@NnŒózÄü:6ÌtW*Òuäá¨F¥|#V©¾î°#%N#ã}]#õ/#Y #5÷w×2(MmÜG#Â½ÝI£F÷žUR8è¡¼C#}'o¥ˆÀ}Pó»#LF¥‹At€[§ñT°}jž‚ºSdÇ&amp;i¯ Êy]*?8#¤Æª6##ªÀÿ^8¦B#%þä#á&gt;ÌÎ!éjÂš�</text:p>
      <text:p text:style-name="P1">}61ö.Tp#Ïó²#�àGlx›æm——Œ€*#0ëK‹mrXžûŠ'¢Ã³D˜÷ïæÚaö&lt;ÇÊ eðîž·VÕbA†&amp;#|C�¤#Î#Ã»¢Ñðä›/VÊ·#9UYmúÜ™^¥Q#ÀôFÂ#žX‚¯õÈO{»�LQrw’fa/@ãúOR¢ÉóZ¶#»2¢}(ïäÊ§Y+#)’#7f;£?_<text:line-break/>Ùóz‘î?×êÌ [ê#j–ihÑyq¿ÀÇ?j¸ü¸'ÛM~#ãþf}*ZWC00Åõ�zéOÂ*|‘Z##ë•�#Uˆ�÷=Ü</text:p>
      <text:p text:style-name="P1">“»Na¢9=ý?€À‰zC#~­&gt;ï#ù#þ_h##Q�k?#Ø¼U¨ª#�z¶µ@ÏÂ©BQ—†ë§#¶38Š\€Å€;2ªÊEsÖ@Z&gt;#ÒQJ!Îø8¹Ìô#Ó7#}‹#r/ 8YL¢M#Ás½{#C"Ïz#åªÎuür<text:tab/>À¦6³Ô~^ñUx»©L|c¯È ¡¤÷u¦Ô[Í‡#y‚3c#w#ƒCj#Ðeð#@D##³Bj'#Qo#$VýÓ%jïÕ<text:line-break/>Gd%aq¬ñ¸“Ùlÿÿ#�»JœÍo®’‚õã Ê###±ÞrîlðšÚ#5â4»U6#¬#°ðZˆ÷)G†d–Ñ½w#ã#Ùß‰ð#Ã¹¡“##p ØÏ§²#“ÿoL<text:line-break/>£ôm�`tJ­²#ÜYâ`p#Û,uãKIþ#Y¨ý#&gt;ýíeÎÂf#+z¡¤#@2;…..Eðà#SU*P#¶¥ÆX-#í#ð™##äY#rV*#)#ª%R=åqäm‚tÊçq£ŒÅ“RÆ¦k„#†{›³ãí+#@#ˆÖ*Úù�#7ÂöÞÈ¦I±Œm#+‡EsU#&gt;áé#· ¾I+ôÏ®*#›…#Jð…÷$¨S×çùÍ!Üí#‹K×#ÖFeÄ¸Ëžïû·tž#èœˆøÉ…<text:line-break/>³ö“w#@±4#w¿QI¹Ùï#Ã×P}üz#j¶À™g#x¨Z³ÈBC?Oºáfk¶h€A,-ã)t&gt;»|Z/#1�¥ŠÁØï#gFÿ#öÔxó#"�¥r¡:äÄÇ÷t£#ç#ÿN¥º#(â�p–Â#=%6±&amp;¯)âŒ+êœ²Â;_##d#Rñž«#…–Ï¶øÔÑiÉ¸KjÁ<text:tab/>ý±Z#À"y­TÈ#ù“#±ïÈ¼5=ªÅA0ÁàCéGÞÎà?º�!¤##bð«ÉžÌÂå#ûæø˜ÉÆ##ö/È/„###ìjâ�Eœ.²È;\¶€fhÌól#bFw„{aÑ#K-0)ö\ö‚²µ�)Ë#eU›[</text:p>
      <text:p text:style-name="P1">Lp#Å"¾#fpÜIÒ�AáëµJoþ#æÀžI¶$võ›7è$(SÞ@ÖÎ[Eˆ5úl{Yòµ‰„~ ™É‘#rËŽÀ“˜«ì%j“—£#Dû•#sVlÈþžŽÇµ{V‘ª£,#Îg§ü�)õ6×#ßr¤Ä¿2<text:line-break/>�ÜD<text:tab/>#Ò¹Z6;Ûð‹p©Ïv(VA˜“#òT¯h#¾#2ÂiG¸èè#q E{,/1NÊ5â­îCƒØénÕÑL„¥æäØIxµŽÓYÎ´TyòÎø"{®Q –'Úa®#�ü###AÏ#›Œ‹6~GÊÏÂU\û­ „bf7®Þ)Âc)2p”#¡ñ4îùF#¼T»Ar¾ÆH”;Óí)ÆÌ¤=/ÙÕÏ$#.C&lt;Ž¦#ÉZ##Ê«V²�ä®A#g#H‚Ol Ç±âgüC#z!jãñ5s#Íø<text:line-break/>Á¸ÂëxE¾#‘¶#¿#«u#pè•</text:p>
      <text:p text:style-name="P1">¼DÖ‹pó›hmR€©.´š~½ÜŠªÀ.K�c°Åš•Æ¥Ò·t2#r#á#�ª�Žû—#o#(»'öÑ&lt;ÀÁæ•fÄ}áw£š#…“€N·œðÚ#M&gt;hŽøÅq–O�ÅöH##'„’<text:line-break/>#ÈM#Ö#uæbØ‘a©ò‘¥½–ÜôšT«‡V'ZÐ3‰Xã&gt;�Õw‹¡…#ÏOÓc[€7nÿ‚%Ë®êÚAL!vx‡áÓØ=õ#8/�Š‚hsu£ºØ�wÅlL –mBSø)Ë�n@@ÌkUDØ%g7U¥Ó&amp;þW‡RÑ¹¸—E#‚}ÇVÂ¥{‹òÂ³1†‰hð™</text:p>
      <text:p text:style-name="P1">„$Ü³Òºµ"_UÕƒYá¤z#H#™Æì‚\´pÖÈ#ÏO$:×ÁßîRZ–-6#4¯k×#ÂïÎ4Æ0`<text:line-break/>q^�#£Ê.?t…jÝõ� ##P™¡ÜŸˆØ×°¶«®#R##¢QäÏrv@"í¥Á#<text:line-break/>Üû„#;õ,sÅ#�¡#&amp;u¹v#à{JÜÁ—Ÿv¡ª.£1:#ùo#ôÏÊk‰øð«·ÝTÑpk‘î##¢9Ž§Ò”³¿#™¨ÇÓKôìÝ!#ª¬QV¼ÓÃÒzÑØ•&lt;vÔ´û\¯#§œôh7Z�§{#ó­XZof#Ÿ&gt;4«šN˜`A(òÌ‹Ð¡æþ€,²^�{È¯&amp;CàÕêh_�Š÷æFˆa$;ÝË}IÉ{##5eý</text:p>
      <text:p text:style-name="P1">PoÞN©S,òËÈ<text:line-break/>&lt;òì&gt;^éÂ6jÊ6`#¥}Ñ«ð÷µÛOÖŸ“é#K#H×Þ£ðLqQtC÷®ûÓ€í,&amp;¾#NöÄ#[UÒ™hvÍcÏ‚Ÿ</text:p>
      <text:p text:style-name="P1">(I�#‡¡/Qzk?{þý‚‰DºÀÒÜÔö +ß€µ#’</text:p>
      <text:p text:style-name="P1">_§¹ 9+¹ë#ã0„\<text:tab/>ÎøË#Å^]Ä*=DHÈ#-üä†˜,ä¸¬äºsß#ãÆu#R5#?Ëîã#9ó~[ÙyäcrÿFÞ£ÔÃi</text:p>
      <text:p text:style-name="P1">Ä¬²†Ò(ÕXZ.¹ÀŽ¹ž#ÿ#›d|¥GO90#‘ôþ#`\\•ïM&amp;tˆ·¡†M‘îYà#„Wôš~ñ7i#&gt;�©ºÌÿ5ê<text:tab/>Åx\Ë¯Ž½Gåd˜}Û]&lt;8E.’µè¶Àœ¹ðb¿##ª.”-#ò£„�²®BÌ¦¯#Á•ú#C#å^CÉûÍ_ÊËÙ#À#xC2mkÜÙƒ2êNwï#Ú‘#ÙÌ—X®ñiÄ=#s$#|#âeg^e§#Þƒ{ÀÝ¹k##ãÅu�&amp;—#’¢Í½Æ—Ò£(æ.Kï]R¿’nÓ[oGT##õ3‰‚ùY½«9?“¾™©?×@'À©ñ#«¿]­ø+~O§ã×</text:p>
      <text:p text:style-name="P1">Ì&gt;AßKÑµ’z·s*4ü±#ÔZS˜Y¡U<text:tab/>ñý{ÁîÛŸsMo#ù?’hÒØ&lt;#é@HžÑâI­#œ™ÚMÜ‡m±éIR~3d#÷qŒ�sÿ#AäÞ¨#-G°'#a’l¶K#„»õµ`+TïU#ž–^N&gt;^’N#­"ŽnPóq£#î#ézÈÀÖÛÄÆÔrÂ¾r###H{L#dˆä‰Í½V_¶3d¶~#1Ç¨o’,…##’<text:tab/>Dæ?£^=&amp;’K¼Ë#t#z@ª‘FÆ«ûâÅ#°+##¨Y}úWiËÌ«¥Ÿ@:ÄÐP˜%�™Eeë.&lt;X%9HÕ¤ø#¬#ùHJTÿ#áÜ'#•¦øå#`QS##´íô;k¥iIÂòß�#]ñç#³OLe#µrw#¯#!ÊTŸ#_#ñ†‘#^ªÉ�#í…ôÑpsÃ³3�:(^wTôÔ0g1Ì®i</text:p>
      <text:p text:style-name="P1">síZ­X#$¬sÌ�ÎZö¨+R­#¿ü´º��º&lt;qäcIa˜ŸË„±éò½UÖ×¡�÷Ä’ßEnUµ`F°qÉÝ#ˆ£PÝx®'</text:p>
      <text:p text:style-name="P1">„ýXrM#ôW]&lt; §5ŽçèÁ·¼Ù³–#Ö6Ä¸„H#¥f¦8 Q‰¿Å#<text:line-break/>9 w#o?ùü·z#k2Ôb#…VÝð1³#NA,º÷î�Rµé­ø¤Oy,N#¹~S‘70##¨§)® #</text:p>
      <text:p text:style-name="P1">±Uºvz„#Ú#6²#¹‘ŸÛðÇ#é<text:tab/>­Þ¸ƒ¢T:#ÞJ^Ë#C#¼»A</text:p>
      <text:p text:style-name="P1"><text:tab/>ãRÌ+#™f,`¬ø‹){»ö=‚dV2&lt;wV:Ï-qfŒKZê�˜¿Â$Ã_ŽoûåH#®¤‚l†.™C&lt;ìY#¼Èú©³&lt;=¹¡*#–Êç##÷Æq—×)#Ò^•™­;T</text:p>
      <text:p text:style-name="P1">%wR¥¥</text:p>
      <text:p text:style-name="P1">#‹·oæ;0#WM#RO†wÊ—%#ÅB##�~�¼p³</text:p>
      <text:p text:style-name="P1">ú3‡­#Ó3¸ÎŒþÍ###y§QhùžãÎ)ïÊU#€þQóüã Ç= q»ˆ;mïëŸL #­IásLàÍÊ&lt;JuY8o#æ…{#?¹^ªî×!�ì]oaŽ.m²”Ã—l<text:tab/>©{˜±^Ä;7ê­ÉØÖ%#ˆ%BüŸÒnšª2%#•÷IË#à###ý%##}5œ—c"¦MÍ€aÇæmì›™ÂÖèSû5·Â{#îõ±˜ÁÎ#Ãr.¶«ø.Ë?…jgÆu)#„i¨×Ó#ÿv«ùQ,!œù’ù $‘”_#C¼¯›Ã�JPéçªÕïâ¢ŽÜŠö�P«é‹½¿#õ¹�€¹#+#”##™Ïü9&lt;g#…d&gt;g¦^õ8$^ÈÇ#”¨#.Ÿk‚fP#ÿE##´B”5ô##'(ØÓÕ##®…‘Ö$$áÍe%Y¿[Í'‡æð@##xMËV5þ#„,Ò#aYÁ#¢©8:üø—4‡„‰#¤#eƒ$ w�ºW|YÀ§jµ#‰èù:“$ˆâä»##sŠ;~#j1c(LÆË‹äkÔ##à©Ôc}âçÓ¼µO½ÀŒè#¤rg}f¿HMØ¾#gÄ”‚»#�ÿblŒ�#÷#Ï}¦h#]BÞm³ÁÝeÌGzÖŒŽj)Sº¿ô†‚¢9_ªb!Uxÿnrp‹zm#Û#+øCQ'#¦#Hq</text:p>
      <text:p text:style-name="P1">®h„º˜ËSÞ¥ãêÑ�_¦êÓŸäªD[##Ï½r9·Àd#</text:p>
      <text:p text:style-name="P1">FK#±„Ã—Ž”®†GŽ%#ÌCâL†\Æ-/º‘#«%#&gt;»·‡cÅÉ ªQM_Û³n¼mò<text:tab/>EØûR!P,–3QU DÂ˜ê#m&lt;À4c=nÈ­Ñ·òlÒ™óÎœKD€ÕI#ƒ�#.7#É«Îä#[#<text:line-break/>ûapÈ[§›x(€¯ŸÈ#½®4°#ÄÐJu8åzê¸#¸~#ƒ#½ŠYº#´PZ’#ŒìÍª##ALƒˆN#ëX)#à×´C³õGE—ò#Ñ~�Y#)U </text:p>
      <text:p text:style-name="P1">×&gt;O0¬úÈ#Ö³¬ZWèBuøÕrÏ¦€†x�—_·ŒìŸ#TôØ@øã¤²#^##ŽM òÝ#u#à¤é®</text:p>
      <text:p text:style-name="P1">§</text:p>
      <text:p text:style-name="P1">#¢6Æþ‹â…oG.çâ#–í?ý”{÷hˆY¶˜Cû³##ò¶}–</text:p>
      <text:p text:style-name="P1">#OÊw&lt;#NN/+ %�Ï‘`‹ö‹Çj.|¡¥W+ØÔC_#~«­¤Ë�ûæC</text:p>
      <text:p text:style-name="P1">#žäK=–ùuDŠ´ ëq¸R#úŒn¢�#P*ÍÙ#Ú¾###Ïñ|²ˆå¹1D#=&amp;z&lt;Ùºyz�lÆxpø##Áü#ÔŸ5é#\d‹#îùœ5q;R…«-ýÀtÿHô#iVŒ÷_®=Þ¢t#a;„Øï‹$7÷<text:tab/>#…âwñ###—,} œï#Ë2±’Ù#Ÿé#Ñ3nÔ7q3¸</text:p>
      <text:p text:style-name="P1">—'$zŽ#pîÂ#Ka¹™�Ç®#Éç#)#_#.dëÎÁ#D#{ÄÝQ‰&gt;LyëïÚ»,×•ôzöõ7Šú­›€eƒz;#¿$¥›}ïOÙNPux9ÊUó–‹d&gt;Ú6™N‹Î¾Í#¿#r_ÊÝ˜dðÚº•»�G¨!‡²Œ¬e2ÿnøP(óˆ®;</text:p>
      <text:p text:style-name="P1">#á'~=J¬#Îßžü¡–™VQ’#òiL^wñÉË#e#§ÜëV¡P….š¶1Í/dOù#!#@aÉª¯#<text:tab/>4*#¿Øké#ÝV<text:tab/>eiäã#ËêÞ‰ô4ê“ç¾›&gt;´Ó,’6x¯`´ÚwŽ]Ñtï&gt;âõjõã•¥z©¸¸}héÉüxÙ{â(‡Ä‰ËÞâà</text:p>
      <text:p text:style-name="P1">^#H7+�4¶¡‘Æ|o#í#pvƒ&lt;#</text:p>
      <text:p text:style-name="P1">5‹^šÌýx#Ø#W½­è­Þ¼Ô,ÃšÏLì·#í##8¿Á«W"Vé ´—þåÙåå¸+DJÉ#½i|²#®¿ôßf˜©ÆM#ßãf¥ýÁÇû;é+wÐmŠV1#ðÈä2�ãÜ‡uÇ#A##$ŸÞø:9��#`¯ËTÄßÎ</text:p>
      <text:p text:style-name="P1">�AŸb‰…¬Fc#B?ÿ6#â¢X­´Ò;Oà�Ù¤�Ì­&amp;€“»#ÈgÓÞ¢Í<text:line-break/>\m#ý«#r÷~·.²#Íá±}òóù®ãýzV#ATÝ,ÄDR¿##³Ó�Ú´B##c</text:p>
      <text:p text:style-name="P1">çÞîòÑ÷Ûz#‹b3sµÏƒ³ŒØõYÎŒÂÍì#f#Øå¶###ÖöÞòIŸmA#‹Ëó##QúÚxæÆòªúS.#ßÎ£ŸJ‹~#˜QA|ohÛ¦ÏÏ¬ŽÜ#VÛ_V#0"½#MgÀ˜”æS�Ü#wP³X&gt;#Ê�ûFeU,Õé5#½©¤ß”[BÎ-(XvjcT’Í‰±‘G†<text:line-break/>#-Ã‡Z\ÙÌ“!#Êæ  Ò#:Šž¼´XKgûQÌ“!#Ó�ýÆ„„¤Ì“!#Ð¨VÊq!#¶ÊíJ?Úo†ìö÷a#wæ*�###�#+TÏ#</text:p>
      <text:p text:style-name="P1">d´Æ#Ì^•|bîôI+è#�#‹M+ðØrwú–£# 4UÆr®šqX›Ý#2ê+y##h9Ä¡�Ú”ä¬´'C@'‚üŸXÀT#5@¼,ÑÚ?I‰Wrð#àë½#++”ÅØØ�Bé0#çxúµ±ìˆz_Çg¢�Ñ#p™Ú#�jð!íVÆˆX”Óß"U·%®B£|2ôö^Tb<text:tab/>Gòx O‡ô˜®’Ô«âØÕ�;œ<text:line-break/>¦:£4,ðg¼³&gt;±Q�#Írûò##žØ#a¨Ë##ýº/÷Èàá#Þ*…OÇ÷Ê&amp;ðù¸þÖ¸U¢˜|~¶PENEï9##&gt;%o’IÎ¼e«‹ˆÙ¸K##Ç'²Z%#0Œ-Õp�.´P#ßçiyy</text:p>
      <text:p text:style-name="P1">i</text:p>
      <text:p text:style-name="P1">#q:¨vqh6ômA‰že‘ß6@:_”£ˆØ„<text:line-break/>ÉKâî÷³$NOW#Dn›ñ’&amp;ŽDÑèf-·îì‹õß#(¿š#™Š†£É”©\[F;T¤Ÿß½#]³OŸJæb#Î}Û`Ë#Ê¦jè,£¤ëZÉu†:^ž#&lt;€?*E%E’±'•ÿWç˜Ž±x‡E</text:p>
      <text:p text:style-name="P1">_lÐ&lt;ãS"à#ä¢¦}#DŒz8gÔÊõunÑÛñ#=öû&gt;àhÎ+ò¤ú¼Þp‡;öÅ#ðçý9­\¡��%´v­õ"çxv¿UÞa@öâÉäEÕ.CU#œ#£“(A;€)f¹Y¿�2)à:�pí“ R€3#Ã'˜#­��-ÕWq¾leß#@ç%)##4ó"K€}Ô#2##S˜#Û!\·fD¯8™Jì¦á“+#I›0—Œ*QNñ#ÆÉ–¨yÝ%#Ï#´Â‘÷¢Ï »²ÌK—×Þ#ùð|?ý#x#¡G0õÌË(Œ#Ú‰„ð¿Ûoâ¶2‡ÄÂ˜ÿ=ºxÃwnlø%ê¸ÙK.Y†”×#¾,Š#Åìm¬Fðö°e¿ÏúÉÆžûë´‚£¹ÊiÚ#õ&gt;”È î#™à{ð^’ö</text:p>
      <text:p text:style-name="P1">#ú.##¹'#,ð#¢ƒÝOˆ™°¤5jí#üã®6¬cÜouæÐŸä+#°r¢0�øT#fP#Ôñ##{wÜ´g#`&gt;##²£Ö×#Ž¨#Ì4¤v½ˆ|Õ#ílé‚ïmQ9—±ŽÅ8Ù) #C[¤'Ž§#Ü·#â¯îE¥Ó<text:line-break/>¸µø</text:p>
      <text:p text:style-name="P1">[„-‘Ì´�ç—²C‹k#_#`—@LRh†@#«è§ËE#hØÝWiø’uüa”#ó,è#ñ&lt;õY†Ì&amp;åGŒü#ÏÏ(]CI3ŽßÇ®×ÖAèT[¡+iqÅLÄ##ÇÒiq&gt;åÍJN£#"#¿–qS¶ZÌÄh=#\à§ã^X…£¹ÄïŽJ#¢ë<text:tab/>e…^#¼^›Gˆe_Z#¢1*#&gt;#ÄŽ­N¦5##4‰¶</text:p>
      <text:p text:style-name="P1">K#¤«xd ä.#»ËÀ\&amp;Û·î';Œ#à³ ÚïÞ^+¹ï]H´ícÂ&gt;",<text:tab/> ç?ÐsyJ©%EECHÛ�Î#ÞðºªŸÆÄÆëÍÄ{«†—|‹#³!4þ(¸Y#µ'ÿdðÌ##F´#Ja›¢W\Šß #ÈZÐ`œe€%Én</text:p>
      <text:p text:style-name="P1">#§Æ##I¨~?°Õ‘+Oü îÓ:##®­yJV#tÍÉ²·„#w<text:tab/>®ZÝ3¦ŠÏ‚#¹º'‰LÄÜÃ,¿&lt;Å#/#�àg#Ž�Æ#Ï&lt;ªO’#—¼</text:p>
      <text:p text:style-name="P1">|š:'\:3##¾kOù#Éìe#˜¾#…##a¢çb&gt;¨{á_ÇXÚ#š�‰ó…Ùn“p#ƒUz_#Üh©¸üÏ6r#ó#›i_Î#¹AÈÜ¸Œ#ˆCKï9ÑWjYãÜ•@À¸‘Ð2çã„ÜÛøìãMáG¡=”[M�b&gt;-Á¿¼</text:p>
      <text:p text:style-name="P1">44#¢THÜ¥€£ÓY#.™rî_ãAM{`é3#°Ç#<text:line-break/>“#Â5ïõm=r# ¨+•##ÒŸTÃµžríƒ\^Ê!¨“Q#ø´ýžÊÛoTèþ¶1MKµ#ÃV##N8tg•#íUÀEÝÈá¡!ÞÕ##uÓÂË¬¸È#æ(#Ø=øR•#¸÷ßS¾ò#,@¦rvç¶¿• QÄ¥#Ù#M#,&gt;è0¬#UB#ÑFUl9‚þÊ#¸!_çù¯ÅQxc ßßca#Î^é’�P¿p#îyéS¿÷£›#¬!±G6)c</text:p>
      <text:p text:style-name="P1">&lt;V;#IÇß¬ód–À2Õ?ß%èÜÇØJcùmœ¶Áü¶Y<text:tab/>#·'ž&amp;<text:tab/>ÔŠß~-‰Úbƒ¥Ø}²]ÓŽT?ÿâ(`_#Ž~Ž#</text:p>
      <text:p text:style-name="P1">6/Ð#CãB?ˆGC®Ÿj#ˆ&amp;ÛzœhXÛ¨Û�w»¬(###ê˜|½ýÝõ+&amp;ÒÅï¢U¤=êq®ÇpÎÔvJ.ÿL²�Ã###ùámI·H^Ej¿#NI‚ç¦ÖòÜY¯#!¶\=¾ž#ðGöý#Òðýc�‰f(‹ŠÕ**ž)©’‘-‡˜R¨l##„LÃ±�ÑjjN!zÑvÙÛ8ÅU¸¤#�^–P.žA®+–1aïa-šé]†C#ë0™þÙ]WÛãE\©õ˜ š</text:p>
      <text:p text:style-name="P1">qÞè5¿zCÕ'ˆÈ±=ÒT!+¶8ãY#<text:line-break/>í©,#Ö,R(#$Uý5kÆt7###ÿR€(</text:p>
      <text:p text:style-name="P1">LCsYïìqM#|ÃT¢t9’#•2###úÈŽ£#›äU##&gt;R#]k#¶¸&gt;â#`èÂÞÎÅ#—?ê#ß7µv#¸²¿##12ÕZ(Jë5±7#èŸ##Ó#ÕYö¸Ì`#9/¯`Bíƒ#ÜÜ¹·½#�Å5å</text:p>
      <text:p text:style-name="P1">¦¿ïœA9Ä<text:tab/>­#tˆ¢nF‹c´0#Þ¿j#ÞùÚ&amp;§¯÷DÅä¼zE·¾¢°|YnødµÒÄ#çáþÀû###dl²¨ûÞÖ#Ø0ÁSòƒÔ"�ÖÄ##ÖëÈ"h¡=#ÌKSI‡"ßßqtÝ'DêË#uŽÇø¨!þ|˜çRü&lt;ïÑ*</text:p>
      <text:p text:style-name="P1">¦‰ó¤Çª“þMñÿ#Xã&amp;#'ËÃWý¥N�#ý‹#Ãé“ø�R¼#-—Ð® =ïy#</text:p>
      <text:p text:style-name="P1">ï1&lt;|Ëu´ï€#âÿ1š¿T½°ØJ–##¶=·.I¡¨#j#¹HÜªøµ»€<text:line-break/>ÙÀ<text:line-break/>/ŒÒ"£?9²*</text:p>
      <text:p text:style-name="P1">öÐ#¶^#,2Ji7Nç}#P¨i&amp;+l8û–‹ƒGUŒÅÉv¶ó»¡×"Ùñ##Ú†d}«j[ƒ#×#Æªg¶3b‡Û|tY#.šx„}QŽ»ØÞÚ‡§µd/xÕ1Ž</text:p>
      <text:p text:style-name="P1">VŸò±†1#ì£?©J#Êw�ã&lt;ƒ[»ºN´Z:ÅŒ^¹�_#rÁôÛÙ,Ç#Ïº#tƒ#ˆÝÂ¾°hÙØä«w•r×³Ú{áYN�Í¸¤5"Ü@<text:tab/>,¤ŒnÏº&amp;§íC==ÒåšHM<text:line-break/>a(™æ%E`ú)ðõ#™O".#3 <text:line-break/>ÊÏzîòeÏÖŠZ'ùtˆ‡&gt;#‡û#…Þºˆ©�Í8 Jó#Í9#¶öçàD·ÿ]è¼#�*Á&amp;p›™9¶µ­¡Rl[##@ê¿###ý/#]iì•ðB­óÖ"S{ÄÇf6b</text:p>
      <text:p text:style-name="P1">r®7šŒ(”em:�Î°\ÆV#Ñ(º€UÏ#[.\Aü#û2„[0LÃº/E\÷ø¾°"0#F…aÈ‚ß¨ã7“¤ãŒ©s¯IKtm%&lt;Å##{“¡¤RÜ¬Y<text:line-break/>Ï^HÀ¥3íÚ#å[ñ`#›#†áÄö&gt;OÍg]X�#‰¨°5ì©*"¡o4%o#ù#‚ú,Ýfþ#T÷¤“Ó’¿Ê^­h#MÞªP\3L¼#”¼E½#¾bN‘íîgëd¿#:Å¡dõZ%"C5ÕrÏ#B]0&lt;Ï›ª#ç-Ì0#8SXcîqL‘¼£(#ºŒ#é#-z¼9Á±fEÏ¨ë©BN*Y ÿ#µ£òiŸ8#êkV¾(Z#¯z¥¬ŠQ###ø´ºœ«5¸áá|«ùVÿ3Ó#º¼š�##{@ý O«‹ƒ&lt;%u,\#’íãg¿¿#½i5ü­Ã;¿€òLø¹¤öÜÏ‡»&gt;ÖGéó##Î|„{ýÌ#6@ã#¿œÙ#çß¿˜jÝpÆï2"Ëµ#P…¨~?ü2[w]d##8ýVÍÍ;gSS/t;y#Íñ#.Ü6�Ì½×ò‡å<text:line-break/>ªXî$#ú9Ôb+—ÖO# �#:à‡óF;+ƒoÒul#R8€jêÀGUø#°#:¨!áæÊÇàµÊŸHúìHb#»Ôõ#cCZÀuAÕhÁßé¶o<text:tab/>=5�Y#Iw—ð;Èþ‡ Äþ#!«*’b\¹#Šª#œB¸åO#ŒõÃð‚#Ç&gt;µgÁ³MWØÄ·#ØçW&gt;"j‚ŽÆµÔ;ç</text:p>
      <text:p text:style-name="P1">dÕU˜T#3”óé)à‚HeC#Êa<text:line-break/> @oê|~K‹#Sä¾#ïòúäd fƒ&lt;1«v”Wßsa€#Ù+þæÑÕ§ïJÞ=üc#ºÂ€†É'Œ¸™ròG?+‡Æ¥Üæ‚¾[�–*EC±|�#�Îiõ›øt¸x#ˆë¶F{]'#9)#4Þv&gt;ŠØ&gt;i�`sÕÌW¥H¤Ú ä)Î«JÓìX:#Ì¬ÿ!äÝQrñåØ,ìæ˜ãÊ¿P#µœ¶ò½S-3Pü¯ó#SñõÊ</text:p>
      <text:p text:style-name="P1">¥&lt;_�N+</text:p>
      <text:p text:style-name="P1">‘A2‹ºdE!ìý´iê“w¼u##§À4#Û—'</text:p>
      <text:p text:style-name="P1">ì•)Ðó¡q_�ð´#¯H2#¼+t-&amp;&lt;uƒ##h0¥‚úëþ#X%¸l7„89î#þkEúû#�XÒÆ-O’4A#XÙNf#æH¢|ã¥S,éYG\�ÿ#©ú¼¸`cwÜÆÞ&lt;###0€¥þ8Ûðôf#‡#„Ú¸iœÜ¯<text:tab/>¥l6#·#KÞé˜Æ58 &lt;ôjÃå+8#*&gt;édÒý‚l#vÖ¼4<text:line-break/>¶ûs»ðÆŸ^®î…,ì#äYòK•€RÎ#ò¤œ„©ÆP×�Š.„Õ’E##5¼�#¥ÁJQIaù~¦Ûº#sx:Yç:%Ö’R8µœí{ç`Ø�ó#æa/šì¹†XêÕ�b]4]�J™äš‰ÅPÑòÃïÙ#µW^©ù5õ.’¢¸5”ŽÀÐ#:·RgYáÑ7èù½#BTÇ4L0ÃòÑŽeÃ#Qõ³Q¸#îdnÈ#<text:line-break/>èìèÅÿ#ü¤ÙQÁWY#£ÙOÎ\öœâf#¾R¡{ôÅù¿hg#9oRØ#~Œ¡:##3É‰½s`«B;Ñ‚1v0ÿP1!#Î‚#›uš5?ñ»*#ÅÔuì¨/</text:p>
      <text:p text:style-name="P1">¼ˆ�þ#ãn±÷Y“°ÿJô#“ýŽBv#uBÀbˆ±nè¼.×Ä‹g`C¹;#�F#bÈ1ü=/M¥æüS§EFùŽ8`Nó’ðŸ×9NþXÎ"¬eÌ„ú#Ã#1K:+±Íí#¿*¿±JÆ$é#PS/##�¡^ïº´�tG3Ò*«c·ý%<text:tab/>n6)#£†/+O¤£zõ¢¥ÅÕ‹vº</text:p>
      <text:p text:style-name="P1">ðü/œÙÔÃài£“#!àÿ/éè\3Ñ&amp;Ž-7Bn#„€v”/—|#¨w  ê#£³’ÅÌ.ÎÚÉ</text:p>
      <text:p text:style-name="P1">2½C¡°</text:p>
      <text:p text:style-name="P1">+\*ï™¢#</text:p>
      <text:p text:style-name="P1">^ð|;è#7„Þ#È£ì¼#–n}Öñ¿.#ù„¾Æ\#¦�5$##¸h&gt;|k#UE’NB†¬wS¾ë=ÃI*Fq#ûïc##ž$¨_‘A“#*�j=¦cÔ�éŸ½½vVåþ«#:¾#N‡ÑÈ¥Ë’´l›w#“¿¸³#nåÛèW˜f</text:p>
      <text:p text:style-name="P1">t©½ÆÀ#Ûÿ p&lt;*0~,ÛèLU,@ðJÍø¡„)ä…#.Á‘­™ÏCq„&gt;'’’I$’”Î:s-=â$ÆvT)#*#‡Ò€#7³r<text:line-break/>Ô#�î‹Ñp­Pû»¶üÖ#ð•�E#ÔË#ÿ#ãvccŒäNTg�õŒ}V#Ðª—glh:èßq‘E##×@tm¨##7#z9µ&lt;</text:p>
      <text:p text:style-name="P1">³]ñ^BäZßé¨KAê‰µ‰5‡`9ë›K�ÙkòWÎ¾'¦â#o!‹0ß#/�&amp;Ä£f4B#Ñùjü#/: G’#|#úQÁñZ~¦�¡#ô##I^¸&lt;‹£÷Š‚gø³#s¶õ‡)k#{“#ù9k˜v÷0ÅÒÁ»MöœŸÐv�¯è#‚<text:line-break/>ì'Võ·ìVq�½�èšß"°ÈòI„`#Ã½ÈU*•#±a3éØ#À‹ˆ\egVx­#Ë</text:p>
      <text:p text:style-name="P1">T<text:tab/>©JB&lt;ŠÆÛt#Ëfo#Z¯##sT</text:p>
      <text:p text:style-name="P1">àà##Xør7P \Ü*•éé"4èÿ&gt;ÒhwnS#PîÌŒP#Œµƒ,¼ÅëB#O#¤pÇà3 ¶øÛ[r¿H#Ë##í=Ü,�Ë‰�„35‡øv{{‚í¢]�].##¶øl³¥×äÛUÚXA&amp;»5Ž�#ïò|úêÂ­²ã!¤måCc#+nKëÙ�##3,íPd³#5#!<text:tab/>}b¨Û#Ë¢ŠÅˆÐc²F="#k6#É6#K�f_Äàj†½Â¬Íw##ÒY²lzx¹ràñºîÇ£_N{#+Œ[fÏÎÖ¥*û{Ðq—ï8‡#nî#}õk]äàBÁÃ</text:p>
      <text:p text:style-name="P1">ÿ_rG6ŠŒ?…�Ù�&gt;×¾ºÀCË!¹</text:p>
      <text:p text:style-name="P1">4qž?,&lt;B§¢�¹B.Ô�(Dœ##³{###²îÐôü]bœ,D˜¿Xq¬Ü#¦Ù“WvyúÅ»#égé#¯;‰F@ÐÆ•=Ý</text:p>
      <text:p text:style-name="P1">‹#¬Ý##i#Oì#ÌßÛu‡#áD#!'©æ#E¹^{#…ïKØWá›çªÝÁ%T‹º[â&amp;£#…´Ö80[­ÿSZ¦ÀÊ˜føùÚ3æÛc�â#´ñ~#‹NNab±—¯©œ£!Ë=#0…$•”�K)i—#Q„!#Ö™#ùÎ¿9s# 0£s“þñÊÙ’¯{£Gç#º##Æåc:Ñxˆ�"�"Îî±Q£ýÇ¾øÿh¿i¼=òÇy–è|À#wÇ·Cˆ&amp;O(b$›ºq#‚%#uþâˆm</text:p>
      <text:p text:style-name="P1">&gt;ñ[žéú�dÉÁo°6°÷á#/#tÆêçH#ðl”#–L�›æD�#¬¯GÄâ�eºhœ—)Á®º”³#¸r§†T’dJ´‚Â�§ã·âQ$À#;Š#[åH ®#1FÝ#íÅ#!þÕ©?T*¯#Õùz»\7í„R}Äu.f¾YYVœ§¨#¶‡•`âôÖŸZvµ2‚DÈ·Â;¡†ÍuØ�##{{o ‡C<text:line-break/>½ƒ™ùÑBÏ¢„Óÿ#rßT™Ù‹|ÌFÆÔ{Ç³{å…WÔ�ïF“b¤#D×+* êylSµ#qÍ%ï±ê_{= 0ò»V×žo#ðCf$AX¯b#^ÈóóÙß^#2E3˜«*OÐêþ\²æU¢@"oØÌ øTë:õµ˜Õ%#36�©h”aÅ#ò‹Û=c½¢#–ØÕaïiÁ'#</text:p>
      <text:p text:style-name="P1">ÍÈ#_bN¾˜rŸ;Z¡ìo€êW#5`#�…Ö#—:†#I§æ0#Ïå–x¹µŠçØ#7¦¾É„l¶#p#IW€#˜cÓÆ«â#“&gt;‰á™U"È</text:p>
      <text:p text:style-name="P1">®³¯¸#*</text:p>
      <text:p text:style-name="P1">d¶C)òØ«A3#¥…_)Nì÷Q #8Èfø+²ø&amp;lZê?</text:p>
      <text:p text:style-name="P1">”#±í’wAš¹_p[#ÙO™M)�@MU.yGSÅ^‹ß#~#êÈÅ<text:line-break/>Se¨i“ùæè‰#%r8Ò#ªHÂ#Ëà€‚çßðä#Ž/P~‡ž¼˜ÞVð#ûñ)?¢T¤W0ÑUØ£º##é)È#I#€#,¾�#PØç#Pgr¦n‹<text:line-break/>X6äž°`}¾xót¨~b¸í#€#º#¥oD#Ž#§#,bÍÁñ#{±Üx£p÷üÈŠÎ¢RÑG§AX*†�SÜ¼æ‰8bòÍ-x#U±Dšà›dx'™#•#c#</text:p>
      <text:p text:style-name="P1">&lt;L *Ä(‹v #Á}æ<text:line-break/>#í^yÄ1e»ðtîê‰x˜Ï#d¤Íò¥Ç#eLÊxén‰a#¬ï¹.z+ß<text:line-break/>‰Dd-è6#rŠ'PV˜…'ö###Ä‚#€çò¼#°è1</text:p>
      <text:p text:style-name="P1">´L÷.9p&gt;q@S»E(#‹1¾0#…’¾á&amp;€ò÷Ûz#‚#¼’;J&gt;™2eaYŒŒ›#IG�#-þ#§P×H'#o¸­A|f&lt;ªSŠ‚û1×ÆbÈ°¾ì/L#4Ì˜…GBx&lt;&amp;úP{##p‘#—ðÄè®Ë##âÙ¥ˆVV hý­y‹-�3#À÷¼#:�§#ýŽ ä#Ö_r•#Íx´C¿ÑNÑáï$eùê'#…öÖÉwÞ“F÷OnÍ&lt;ì0;§’#æ#Q)–]€xÄÏøV#’ÕÂIÊ�]­å #˜·fÕ0Ø`ƒ#Lºù�«pkãÍ7®Äâü#C#PÜ###</text:p>
      <text:p text:style-name="P1">8l‡V»�4#£üY #¿G#ÁÆ[’’md%´¦û`¿’—ì1#¸nÏ<text:tab/>×#}oÁ´*»k#Ž+¹#OU€ç#ú¼Æý#æ#„¡‰‹1f\-$•Ó</text:p>
      <text:p text:style-name="P1">bŸ—]÷Ö 4d#Ô.Àà##%µen²bÙb—</text:p>
      <text:p text:style-name="P1">/¡.¸ySìe#‡e†Ë�æiHT#ú„{</text:p>
      <text:p text:style-name="P1">];—%«#vØÙ%T#€¶�#&lt;Ö­5iÄƒŒ/È#%#E�&gt;#6é#S�¡*¬ûsÇ##Èç½#Ø#¨ãIÙ[~#4MNç§*ÅŒ õ¥#Õ„#®2�àN“/ý¬û4¿}[Éf\#‡#pû11³¸?#}î#ŽfØø…-Æ¬`9W˜¶‹ÌAPIÊ¯á##Âb ZvâK#ÁyolS‹¼ÿyÐ�jbR#~Š1È,/ˆcë~¤¯\öv#x´{ñ�ÇR¡6ÊÍI##t°#</text:p>
      <text:p text:style-name="P1">ú¸¼ùXr#cONª ÅÌ#Ü%#¾9o#JY#Óíâ1¡lu"\Èß$‚z#Ø#ÿ`§#\KŠml�o</text:p>
      <text:p text:style-name="P1"><text:line-break/>•ˆ}Jd�ºT#ý²‚¦øBë£i¯Wå#z�#þ¤##=" �h®#‰MëO]</text:p>
      <text:p text:style-name="P1">3Ç/%ØÑìû!†}´mè�}šû˜Ä°ÅáÆ1#MZ#Dxaÿ8o�ÿ@ XCã…­#Ò##�GÄOßÿTÖ#u‡#M`AýL8£¿Z;~ö€‚É–4ˆÓñš^#jj;W­AâL—¼#ó³\Aøïhx|Ù^hEÏÚÖù##÷ñõÕ8ìR0ô´yJ‘³¾°#vòÚv¹i2<text:line-break/>ßh&gt;[#/–%_# W˜ ŠæeÉ³Ä™ãþã-µ¿Z-pWV¯ÈW]Ôº{‡¢ßð#I‘</text:p>
      <text:p text:style-name="P1">»�¹V•Uï,€ëSav�##íJ#A¾#ßgØ##@Çñ#ÁóhÐ##•-o—Jç0o+ñK&lt;¡hÊ›R¾ãä¼øúcë#êääõ##éÍ#Ús#�0L6:çÆexâ‘è#—#t#¾¶$$?.i20šlœ„^¢tBz©#þ5#`´Ü†ƒÑg—ðí#+òÏ#Ÿ#§„˜ÂeTé!W[’Ï%äjl‘ÃOÇÆ‰ŠÜÞa</text:p>
      <text:p text:style-name="P1">1 Ô®À»<text:line-break/>´Ib</text:p>
      <text:p text:style-name="P1">¿eÍ]ª:©$Á8•ŒÞ—DiÖGu†nÓ–#r`ºi:-òÍ4V_›õ�CýAâ•U_¶é#M�õ ÊÂ</text:p>
      <text:p text:style-name="P1"/>
      <text:p text:style-name="P1">†¿dÆ�#ƒ#‡Z®½=«#°06ï¡#PìO&lt;z]aègö#’ä}#4K,°Ÿ#Ï</text:p>
      <text:p text:style-name="P1">ä„U.±�›#%i¼%#ÊÐ#ïü¯77âùwnÂl°Lõ#¤#\Vžû%u§Ñ�€»«d#ÑKþzet~|S®²çVÙ##X)›�ºn#f#éPš¬|c2çÊSMÑ§¡p$„ÄRtÅ�2‹ÓÂ£Èþ°É;Èô8ÒZþ.|È2Á}##-”L¢yº[©9#”)(#Nrâ6Ýý¡â¶¨�¼Ž#Õ{—¢F¥zÚÏ'##MæäñßWrv¹#N#i#$`</text:p>
      <text:p text:style-name="P1">ö«_ðÓ1ÿ}Ò#K@Fµfh9DW�5š#VÇÔ#*çiá)‡#8GV\ùÓØ¬ÊÇ#œ(,a‚Ïq€åd¼Wë_Ó Ði':×Þæ•H{]Ÿç.†ÔÂ�þQ†õ³óužo!¸IaãÞd#²²øNIÇ#Ò\J-°#C´ZB<text:line-break/>Ë]±â[g</text:p>
      <text:p text:style-name="P1"/>
      <text:p text:style-name="P1">š¼0ÖÓc#¥ü@QFïÉÚúUA#˜�Az;ç-%¤‚#Í9%×äÎAÍ4§èNm§²™eÿ"`£\#vxéôÖÐ¬„#·¢yõ3ä#ŽDçU­öé#ùÆ#GÐ6'¡Û~#-Ø»µô#—›Ö[Þ-WÄs-þš({à=eÁâ¹^ÚË¾Ý$Ñ</text:p>
      <text:p text:style-name="P1">¡Veh‹##•M#'‹Ä«Î&amp;^#I#N)#ÿ5 Åþ[#"E#`qø?</text:p>
      <text:p text:style-name="P1">ÑßvKêI‘k?dqG½2?/^¤„£H;##ú¨#[#™°–C/¢Ù`ãšïÐæõ¶i#‹þ#;ƒ#=Ý#ƒ2B®ý7ô^Ö(¬Bü¨œ�#%M4£#Ïýî³S¸Í##É†ZÜ2Lª</text:p>
      <text:p text:style-name="P1">3Œ)#Ñ�¨°JßºÄ_#ÿ*�E¦H#Ù¯Û#ÏyÑV›£|2¡±~&lt;]v2ÞJovÿ9é;#y$Lì</text:p>
      <text:p text:style-name="P1">#ö©ÍK7Ë£ÜÐ Où’é¤#œ##gg È!´wÑ¬�?3l¢Ÿ´gçŸ#¸QÞP"Àãcqp*Öu´²Vòø#Ú2‹8¾vy#æ°-#ÎÿdÉäRÔn##c9$¥Á‹#-8÷ˆÊG_s¡ax<text:tab/></text:p>
      <text:p text:style-name="P1">Øèá#?ü#7ÇŽ”šõA£#PœP#v»»È‡O#‘EBÜ®÷ž&lt;€#¶¬^`ü¿µ�†çÐXT¾÷%¢##È`ô#2#û¨Ž/ðž¬~#gœúÎa¦YÕÄ$½[#h#5PâÄbÙ~ËXáûíÔÈ#.Ìââû(ÊŸQÏŠÎ#'[##€Â#ÀÓã$&gt;d#Ej/ý=#nÉ¾!z{�#‰Ö`#?ût#I¥Ç32ïoÇÞÑ7ÙšÐ×@_EI³…6.TFmågûÇ¡®¼ŽÍå#VŽEpÉ}`¤æÍSõ~²ç÷g#5š###žp�k‹"##k4Ô5ôÉÜO”</text:p>
      <text:p text:style-name="P1">#ßÒXßÎâ#œDüµU0[÷#ŸÂ<text:line-break/>9</text:p>
      <text:p text:style-name="P1">Œ¨t^#Y</text:p>
      <text:p text:style-name="P1">##`zÆÚ@ã}™»ä<text:tab/>¥‰“b#8#Õ##,‚™Ÿ#„&gt;#ViãÄH§¡ül#Õ;Û;#i—c`nÍ¢ãÙ!Y€�$§š4Þ ¼}#˜3Šyž0·Æ ¥i–j³aÖWØ_#“=u{˜</text:p>
      <text:p text:style-name="P1">è#A°#y©�JÁ#ý1#ƒM&amp;‡b#Â#T¯=ø¦×q###Å)‘IÙ¶á|#øpüçÉÌŽd#a—T#œósq‰†C±*}Fcmm…,#ë#Šßºæ¾ÀÔä™=w+´õMì�^÷#xÿp°*ý®_¤ÅÐ}’\ˆâý…™ÀÔõU#Ø�L#è©Õ“H#AJÏÏ#,ýû´×¹“„¦8y¯ÀHÙè…#h)ÛÓ,5ûx‘A/¼#õ�Bv�½Á4:Ñ&amp;gt#V£kîd2Q#r##,i+_m”#ªÛ)#&amp;Bþ=v�ÓZmjwÍm³T#B²uš#“Ù«�’j#•</text:p>
      <text:p text:style-name="P1">|f#û»#Cë#bÓHÿ0#^æ(¨°’¬§ù¾¦'ª~D‘Iã#�#Œšº¥Ê½#Û†TsE~Ájè§o¼FÞ×J#¤X319%ÔÊxtE„#¡•##–¥;Ü¬”#ù’S™Œn/*,:!êÙÉøÆ|'é›#W&gt;ið%\#._ÇÇq�P��qÿx°°ìq ™</text:p>
      <text:p text:style-name="P1">W&gt;<text:line-break/>cIÖ#X#N×?½Û‹¼-ô#¡#+ŽÔã²À4õ###«ëA:ø¬ž²Êäì#xÅ!½VÊ¶¸ó®i[úJ“î]iŽ}á#Ì%#6Èè#qôpùu‘‰²DÝ»“p‰,¦##j�_àÒÐùÛã!#^H•õð&gt;ö¯Ø+aP¹ #=½#J#‰ž#ùn##%p˜uÖloì:säû0¥Oº¤*¦|lOhZÁ¸÷&amp;,²† #Šß×#„õë @#&gt;#ž›óöÌÌ³E²#óÐ[3Ú·ÊÇ¶x„É.x3éFåUÔ1U|ˆ*£»#i#�dX1G##›ÚNÜ\,ª¿7~ÀÞà²Ãü³£ód©{'ñu?‡##½]\MñI}YkU"#</text:p>
      <text:p text:style-name="P1">ÙPWë÷2�~Y°îQ«ƒ4&lt;#›±~#µ£«ÕS3ÅWæqOW‹„m2¬¼˜¶Ž÷£ˆs¤F�!£J�ÐIÞ1©leZA#Ø­0ïÂÜ¯WŽ©mÃÉ¯#è¢äåïz½RCþï¹=q`i€ˆ¦p¦#»#÷ª¸î)&gt;#š}æº#¨·#¢ÃàtñÏº#át?7nS;TÖj"Ó­¤ñk°,;ÀTæø)8</text:p>
      <text:p text:style-name="P1">Ý3<text:tab/>Ëh.ò# æÿ#œw#&amp;(«‡¸‰³L)Ê¹#†â˜²’ŽÈ!¾·############’• «(…#¬†„#€�È{Fó»�µ#’HvìÑœåÆõ¬D#õÝ¸ªÅÏbAˆPA�L#â€èÖ&gt;;þ0åÌÂþRö¿Òž„§#…¹ý_ÿ}ÎsÊ‘Ã”q†m}I#‹Gz­¨8·ªiT+¾##|9i</text:p>
      <text:p text:style-name="P1">4™#fEö–c¾ë»üN0¿2í—FMþó˜xUëÝ6#y¬–i#QÉ=63 [;Á+è˜A/T˜#™§‘^ºH­#†q½§s&lt;/#$¡µžIYë«ç–ê´ÉU#²h«ûù«¹ñðÇ¥H#Š3‘«�—Ý+\FvóŸWö@ÀÓ�ZËÎÜ,p¸##fÈæ,ý˜’K#¢ã½#^X\âÛ¹zîxã&gt;¨#&gt;8mDdÝ÷¾c#Õy›&amp;ú~7Ú###Å©v#/éÞÙOý—#oøº9&gt;2:Z¾&gt;âÄ#ô�Ó[,ë3›N’tOL<text:line-break/>yb}nkÖ­ƒu</text:p>
      <text:p text:style-name="P1">i#@f‹!¬ù1Ê$±¶d‘Þ#ó“z½ø#v1&lt;½Ëö7äî¾3¶·¸þ¥¢›¸#—‹3\Ç&gt;ë*Ül#2]D#]#Éª´WÛïX!ÂR²–¦�€#äÊ,#°_(#Á¤Î9Ôø<text:tab/>ñP#D#mæßB(µ÷#¬#RÃ©3þãÿ}m{ö!Ž####3™óM=uµ#C:Î#ýœÖk”#‚·Ð•#æàƒHÇ.ãçÚ6»�‹Ž Ý&amp;##È#ž¢åß}õH#Š#ŠiF˜€†<text:line-break/>ÀS{Í/j’]B#oy#Ûx…##ðàXV#ÙR«^"±7mñ‡0ÿ„u•ï8#Ð­q:#¶2aI›D##&gt;lå#r•</text:p>
      <text:p text:style-name="P1">`ƒÆ#ô\ÞÔUŠ#pâè‘ë™O###ßw#�zÔ#k1oÀŸI½$ÑM�±Æ#^##·X¤Ï«äA~ešàr#—Sÿ/üj?5Û#Yí###t¿òf:<text:line-break/>5 S”I€ Eã²&gt;.#—¨#~"GÜX±<text:tab/>3#øûbtýÃìŒ#œ™gfÚxâXUA%‚”3#}´eÖSp4F%è,:¼8•ËV#ojšC’›2³$Â–¸Ñ(_Qñ‡ó­¶)!L¾Š#B›ÅñbÄ#òÛ Ç�áÈf!áøÙ˜KáV#»j#Dió<text:line-break/>çÃf~ƒk#^#Ô¬#2#:ÖÓ#BFY°^#ìÆ<text:line-break/>ò[½°Bf=�5áYð]ÀÒ#ÆµÊØü•òêä¶#`ž²�#è5“ÃV-³ß#e#Ê#õ#…#¢�äãj##RÐC~</text:p>
      <text:p text:style-name="P1">ì#Á#”#3&gt;&amp;d(#¦Ûà2ÈN½;Göú#s–‚³§Ø#:WMÜ[sÊsúÕ#ëÖºZTå<text:line-break/>»#&gt;½ŽFl1ÉXû¦##“ ˆŽ†®p²åÿ5g¬‚àÆ»Y§g’Qn|-Îœ†ÿ#¾îWÇ¸ú#Œ¬4¿²ö±óŠ5Cn¯·P&lt;^4##èýÁ&lt;/ÿQ#º}#ä,©ž4Â`’@2VAÍ#hÄ'#{##Ÿî´(Ô#¦·\¹#\€o»#<text:tab/>`·•+ÑÂ/'‹‚Ã°ÄØ÷ÇîÚÂ^�ÇkŽ#wLh�¬¥#!Y</text:p>
      <text:p text:style-name="P1">È‡Ø#�™G*#]"^6#ú##Lc5Ì?/<text:line-break/>ÈR,k¢#Iš&amp;ñ##ÂáE#¡~#&gt;àƒÎk*©'[</text:p>
      <text:p text:style-name="P1"><text:line-break/>&amp;²mw‡TI#T¨#ïÒlË†GÐ-�¡˜Õ#Q#®Ð’#“wºõM.fDŒáç­9²ÖÛÝö¡»w‘##ë?#ÿQ%Ã#‘#þ#åÛ/ÙÓ#J’fÓ 1ð¢|æ$þ¨�#ŸtÔ*@Ô#ŠÀp8Yw5 P†ŽbËe&amp;#º¦ç&amp;ƒñäí###½´ ÂP3#™•#æV</text:p>
      <text:p text:style-name="P1">â#øæÊö¯B˜ðÅF</text:p>
      <text:p text:style-name="P1">0%##¾³ÆÎ##_(Çv�ôý~†ËõU&lt;ŽkqX:‚GZÝVÅ†)\€üÓø\Øeq:#�T"ŽýÎ²\e¿ÿ;#ÎÌÛÏ#Ð$7åŸ#9C«#®PÂóTÛ°pg%Oî¹x7a#¥(sÓ›#m9)ê#ƒ*·Ò#¿w~Ìukƒ#|Wyœ##dÂÌ#Ámª(ÖüÙÉþŒ#I‹Ó¾ê‹öïÛ}K�,Ç#B&amp;30_šm„¼]gvÄïóÅ#Ä<text:tab/>¶÷7ÃwEÿbEt(#wYvp†„–Þ¹#GÙluHq’u×w¾^ŠÖ#*#4?ŸºÇü1Ñ‡{“a”Ú#—Å#ÄPÒ#Û#x&gt;iÜýß±Ñün#”Â;Êú`î#ÐÂñ#�<text:line-break/>¡Ï¶æýÌ�W#ÚIRZr\°9î}ôv�U�À±Y/ÊK</text:p>
      <text:p text:style-name="P1">Ï~Ýu˜ICâ®ÜôLü#òµ</text:p>
      <text:p text:style-name="P1">H{ñö´”#_#</text:p>
      <text:p text:style-name="P1"/>
      <text:p text:style-name="P1">œ|6Ð¼:ùÀÅ¨W#®+#0Q8œïÒ£2#èÝ]#áH]*»FLÕ#Ç¿#žìg®�ÌjBß#ð¶¾Ñ#½#:{µùŽ3ø9Á�#me?»E´#@M²šâ#&gt;9†3ÇR—#Ë#€£2ô~â,,#¹¨ã¦]hö³”+ó]÷#®yüõÆi(&lt;’bçaDÊê„^#p9¡;##ï1™²¤~'NìG+ÔsS&amp;“S*×#œ£Xí&amp;¤™55$‚#Mé¡uO³#ÿ#ÓlAÑå##ýP9ø»1’æÑÑ~YåI�ÊÃÝ#'#ÿ‚# @užùÁê%</text:p>
      <text:p text:style-name="P1">•ž‘mž õíM# FÎ¸ÙMTÏëÅÿz“ž=ì{*i(Œ»Ç/¿x“C!-ÅË�</text:p>
      <text:p text:style-name="P1">…šÏ„Sk%9ìû˜[</text:p>
      <text:p text:style-name="P1">‚Úì¢0´i\#c9#Íã}xSBRˆ#õ2àH•{—r ëC#ùÌ#ü#™–ÏAòíYê´žú­##yD#×#¬rô¦#.­##´G&gt;�Nlv‹#Æõ”5qš@#­ô–#!#md°øè%¸WÃ£n m”#œé•¢#Í0‘-Fõ[Süd¡#ï]¬—_Ð#ÔÞ#F‚›#lú›§-k‰Ç»ð§®F 8&lt;Ýòo/³ùlö/LÌ«O3#Š:ˆ)™#U<text:tab/>!Jà¸¹å7L°øÆd’ýcI4í“j#S¹¤pïÖ#X„¬iømá³<text:tab/>W</text:p>
      <text:p text:style-name="P1">ýq</text:p>
      <text:p text:style-name="P1">Ã™œb±Émg‹Üïl#RL€q#LÀÀ§FÓ#Â#�'#z580#Úæ¶ èXË¦#Þs#@ux#Þ#\wQ#k#ât#üð�CÍ˜{#`®Ó!ø9ÀêÞŽYIŽ»#;1g&gt;#,#î"ÙÚúÃ'YÉEi#C/ì1`õñº5#Ö*Ò]}<text:line-break/>_+öì#~¹×mH¤ý#’E,¾¢"øÁ&lt;~z##’#–#L¨ò›#-±Z“è †%³XX‚q).‘©ÜµÞÛ~˜ì~ÈêXKRô#mânñ‡¦˜ç˜½ñWÍEžÑÔ-«Ör</text:p>
      <text:p text:style-name="P1">À#äPîÝ«1ô&gt;#<text:tab/>#£èä'#‚~Cçø�ˆ§5Ü«1#*®Z1)Ë·©c8?è:²_yE#aÕœKtkÈrë ;<text:tab/><text:tab/>ÖžÍöq#²ìÓ2t&amp;L@¼fj¬##„ð#çð#Ä 1\@~#LbêJÉÏ…‹ O�Ñ�@Hn™n¾èß|ÖùŠûÿ#¦¬¢‡�s»b%#Yo~õgmï,õI2N<text:line-break/>Š ®Cqdâ²Ÿijð#dP*.Î¸5BšÞ#…N‰&gt;#y§‚#f{"‰·Jjl?ð™KlMº yj`“ó#Oá]Ñ;#Y#žKg@ª:ÌÄ�‘mA.Ë¿Í\5ýª#0¥œÿ]¯ØLöÉ#{vy’7z#UóCxhú&amp;�Ž2#–ª÷0ß%@û€fÆ#3Êëk´ÇÙƒõ</text:p>
      <text:p text:style-name="P1">ï7¯¬Ø… ƒ±«</text:p>
      <text:p text:style-name="P1">›#€›î¨å##@ü¿p/µMôB«�#U:–ÿG#8‘5</text:p>
      <text:p text:style-name="P1">ÄbÛºŒU2c#ÌTW?c##Q#|B##xa&amp;#wÙ§ÍÌL#û#øzÈ¨‰ÖSéé¸##3ïþT"îvzd.10w?=[#Â#¡2Nàù�¨d¶àÌä” ÛÔƒÍ¥V@9ˆÄú#È¢KßüFÇ‰(½#2Tù</text:p>
      <text:p text:style-name="P1">[N#ÖN#Bµî,Q;ekÍÖ²€\ºš¯Üì�#¨</text:p>
      <text:p text:style-name="P1">ÿ#ž“‘6#–]VÍŸYÿ#ƒ</text:p>
      <text:p text:style-name="P1">ž�µ-q¥‹Rcé³#YÞ2,v‘%þEGM#UÖƒÌžœ#£#h!·X#×@F#€D…Qasc#ÃFß-ªûän<text:line-break/><text:line-break/>MÙ¬+#ã#©#yßm¿5ß6we¶O‘î#õC"àê<text:line-break/>�À#µYÊÐa¥E®#<text:line-break/>ˆB!ÏG­#Ña*mNµ"#ü­ûÉ©lù5…ÒR?{#äPÎét#KÛÄèÕî</text:p>
      <text:p text:style-name="P1">Î&lt;mlòS�›ŠX6.ó&gt;Ð#ùÚe†‹ï¡ó¦7�!R »#¥�#ý*#[Ä}]–f'æ‰### äo'™Î-‚ÌÈ#ë‚NOë#Û#ÃT·•Fˆ—�\bÌù9a&gt;"™»�¾JåœtR 8úM¯</text:p>
      <text:p text:style-name="P1">WWhÐWA«Ù�”#ý¨E,^€8¤</text:p>
      <text:p text:style-name="P1">¼„#âÞ<text:line-break/>I#Üð&gt;p#*ì÷#nâ#ä[x5¨â„Ø;Û­þõeÄ#Ë9#Ã¨Rs'±Ù°Eû4¡E$¤r`#\œ°?dA‘�ù¥`7’Xùr#Žã…#</text:p>
      <text:p text:style-name="P1">²zùs‰§ÒÀ‰ÝN¡.ªüêlÒTàšÔrÌ#[ó�€?e¸ÝtŠEõçŸõØCÊ"#%Ú[¨Rç¨#ÛÓòRBøÝÑ.½¸vãÂ4ëž\<text:line-break/>#iX³#øµnþ#$(ˆˆ‘ÚK!ÆÃþE#€ÿiQÐ›;ô‡úHR;*œç”v.g‡pi#G»`îvÁª!c#‹ˆôîÒU³LG#xÅuk##$[$"#7¡Ü,îµÌ†}û�NhÆ¶£ƒ¯Ë7‡û‹,—E”#GJÆËÂ°#\Õëáü¥«±,+{YÖÜ.ÿ#7L3és#]¬3fÃÌ¡Û#k\2#.£#<text:tab/>™#òÖÛ#hŽ"</text:p>
      <text:p text:style-name="P1">÷tz�vøÙ#gú#—BV&gt;ÇŸ7.æ¼ÛÉ}ÑíwáHX¹˜1÷™#z?Tö¨[Ÿ�õ#Ì+\#]Ÿ#Ìd#eCØ##T¶Yˆ‚Ï}—ŸŠ#DU¹]1s¨#ð#T˜z)¼#ÎD’+¤B ##ÆÁË[É³€Ò</text:p>
      <text:p text:style-name="P1">#–¸#¿þ&amp;\6Ø·#$3 ùa²HÅ„™ºU…þL¾"Á#™#Ølª^‹‡»¢Íaœ…ît”ðú¼</text:p>
      <text:p text:style-name="P1">¾Äc##ŸÒ1Šæ##C¢##"ö qM&gt;V#Â‡ºXqøÅ ×#ºkbðÿiªMÛ#Ç°�®iØ7ð\#àdÝŸ#Éù##dÞä»Ñ,ßò$?<text:line-break/>û%ŸÖÝùø±ÑI„œ<text:line-break/>ùÓó5#³é†½ ³;C•¶‡#&lt;#Pœ#!ðtY"UÐŠ‚?ÄÀ=#þÿWn¨qþÿJ±#R¹&gt;EïéªÌ—ý[õ!ÆÇ¤ÒG]™ñæÐô»ì®2"öî¢)yyßxðdt–øæºfF 3«÷:vŠü¤õ”ö‰Ì/\p‚f½LTò¾#¶ÌÍ"]#rŒ³ú¿Y�c‡ÊlåÖ #&lt;#”ðþ1ü.#3ÍNˆA{¡#ö›O�(0,„nã_�i#Ý#›y#žé”&lt;*[G q‘· /5©s#’¦#M#4ß/H^%#@-µ¥p4þ¹<text:line-break/>]-´/ó¶Ñ#2fen“{Ñ</text:p>
      <text:p text:style-name="P1">#˜ïM£B�ðNê�·õ‰h{f<text:line-break/>¶û=m÷8Éó÷Ë�Ü#4fK¸þ#%#tÖê®#@fZ‚yZ7ª.Õêg#•ô¶ïŒ}X#Í\ÝåÙ#ï0Á«aÑFÆ»çCÿ#ãC²®ïMý®Í¥Þ#&lt;ó#”¶##�ÌË9O'y#+©2#³j¡iÏ3ºó4€#~#á#þ&lt;#~##5t#xNMæ##!+¦ä™ÇøZ[e&amp;3²f~½ÌAeVRQã#„ƒ�¾#</text:p>
      <text:p text:style-name="P1">Sà÷#»#æŒ¹¤þi#»•Æ±LÉ[Û_Í2óL&gt;Ú#4ÇÝÑ#»#Ý’sH#Ög;·Ý°�Š&amp;qmðvûš]æ�y¥ni§·š¬r xêwÕŸ}'s´»®^ë'ººçK#ÚîÒšŒuïÓ×¾Žê­BùÒ§QñS‰Ê8ÇÀíÍí+</text:p>
      <text:p text:style-name="P1">p®—s³À¨‰ÉG�##F#×€t÷1d¬’AVÓ�e{i9#£8§ë~Ý"úò#è~¸u\`&lt;!ú/š#š_ô#’³�Ê§fS(�.×áƒ§Ú6-22®–×Ï#Í�Dü¯ÿM˜¶ÓïÂPê=3™e‡yÞ=xÑ/ÜW›*#Ëm#0ö&amp;#Áv…h!å®Ûp#\!jnúÉ##Î1#ñ:íuÙf»:,7tš»t¶ÊF#b</text:p>
      <text:p text:style-name="P1">_³£#ûð¥ÎÖ©’ý#Ü‚ª«HV„7�2—gv¦Ó##qy¿Ú‡k#úr÷6Ó#÷Ïï¤#ðÏH#ƒ!+›“¼*ý¡µ#œ‘…,q`¨§ÿÕLþq;#¡ùÐ#î�2êÌá_9­´8bøÙa“ù^&lt;Œ‰„×®×�pÅË9÷ŽÜêÇ#êúƒ"¡H"#o#F&lt;è®Tç;É¹u<text:tab/>„õ##¨!ð"œ»#ù]e»²¸4ç�U€î�áI<text:line-break/>C‹oáã)Ó#ü[„#ÄuäÊ�±U#Îü.#š¥EækY"�O;gÖéTNAø�+tç¿#…$c›døÓùèr0qTE…Åì#­‘¬N¤³ÏºÛÜ™Ð¢½[™UÅ•ÚË#�'ÁI@#W”3QhR#º¨Ë,Ë›$î#Ï#�S{,�Ï%9nÔÛ8<text:line-break/>Þ## #d�¢ø#"�à,Lë©TM]NÉù2Täç##�#;5f-;$±"Ä†y#Vÿ&lt;¬*‘§�5ÇÙI+ËX¿#ÍwltL[Rilk[¨Œ±ª#tò“H”ámæ#‹#+ÂÑ­Ì¸#œ#°ÝÏ÷‚êìƒ˜fBÑ#æz«}8Q*ÇñÉµ“#€¯ŽIxç þr</text:p>
      <text:p text:style-name="P1">­–‡#J�Ññ#;s�O–GšÚÊm#,‰H#b¾xúÍ*wû##;+Ë&lt;ÀoËo#Å¢h#;¹[#yò#ˆ™l±söC6 ø#g!èr##°#°ÇYN<text:line-break/>½#x$²&amp;o#¾0#ù-!#'@Þ¬í¬#!•h»Ô®#òàÊ�ë[Î#�™Àm¤‚Y¤Ò|#»F¼åWÝ5¾E­¢</text:p>
      <text:p text:style-name="P1">„Ó!#'³#¥S“¨¡²p‚U#ú˜×¸TÏ'*{¸ÌRz#~Œhúå#==qqH�,¼éRÃ#ü#3##”¤m(¦»l°Jþ@Mó</text:p>
      <text:p text:style-name="P1">Dš7#ûJ</text:p>
      <text:p text:style-name="P1">}#ùk2#hm›¡†^˜~÷5ã#­ÇÙ“$ÕYÓÅ#•Ü#YÑÞ#4!nˆ.#ƒ×Ò‚# #óööÝ`k¶�#ëª8UÇ#ÒÌ¦#$#µW9yŠýýy†ßìŠ�EŠ</text:p>
      <text:p text:style-name="P1">±§�Gx##ñ^*ï~@ÜŒôx<text:tab/></text:p>
      <text:p text:style-name="P1">µ˜<text:line-break/>?#·#/5‹´�èïµàªÆ€#Âô#Š036&amp;«Æó#µˆßæx#ú#"36•»òE]o\:íŽ¼`ôÙXõ\WU¶ä„¶#I·#¶*Šù#Í8ÜY)å<text:line-break/>##žºÿ3Èa#Rk%Ú†@b·ûâõ#àØz#@‚#¹v`bûIša#^aüTû#Ö†;FÒ#Ñ/yž£v„ý;!ª1.ª­A5#^…#u-ýŠ\x#ø<text:line-break/>¶B“†oó€…u{T€Ñ…Jˆyá#ÈÛ¯Û~ˆP#Ú#É^Èà`#¥ ¾�„#k##“U˜7#à�íÿk~q¢pVKŒÕ#Q‚¡ë×üjž’ð-È»¥fl#sÞÇ™ˆ#n]…šÀë!¥#‡f\V|=¦(zÓ#1ò&lt;‡?‹‹ç’ÉÖæ ¾#OÎ˜oýô�»Š^##›¿#[Ö¶§gÛ!‚</text:p>
      <text:p text:style-name="P1">L­až]ô{##AÁEUõjJ”®Å£²é##Ý¢…YWiœƒø¹#ÛM¬ß#èÍÀ½QºÅ‘=##�ò#a#ó#Qå%eÉÓÉ‡r15#øñ¤#ñoãâcàŸj/3N=âD##¥@$#ìÄ‡6ÕùŸåâ¢#‰;#Iðxçd—Ûˆªæ¦©eÜ(Þ2¬#µ<text:line-break/>#íž##0œ#5ý#ú•‘</text:p>
      <text:p text:style-name="P1">|:ØÊÆÑ‡j%ë‘#�'Xã®€Únj›‹#Àã´ÀübãUÙ#è£#M#­™£ŽŒ#¿Mé£Aúüäæ7lÔÌ.åüP�ó×fKåf~®(Ò#x§òÕ!#àÄˆzƒ)"Ê#&gt;}­##yŠßMC;BWl-¾[-`cž¿.&amp;/##ºT¾ó##©[VÅ,ÃŒP#8f¬Ó¶ìe##ì#9õb^NÇä’Žš’þ(à�</text:p>
      <text:p text:style-name="P1">½FÄÝmJX�iI3š§]L-=�rÓÍ%'_=wgáß9HV»%76!#zMÞ´x#V1UhlÚš¬Bº�¾,Ïøõà~¯ëlîf##»Yé9#²~Õ|‹Kë§#T6µž±ìâ�ïû|#sãc#”�&gt;)ä§�¥$€#¢##i·#KzÄe#AØò#1KÅæõ1R¿]U¹#¸uÂ ##ëy‡w<text:line-break/> Hˆi/hî"¿9„õ0eY‘y9</text:p>
      <text:p text:style-name="P1">V„D6ô*¥zLp€É0_çÃpïQö²µ”#¢ˆA¼$Î+"&lt;æ—}:‹É±Lõ†‘{?ºv,n#þÄÌÑ£˜;’Þ ã­—áð#Ä(êG{ºz(p/QK@ß<text:line-break/>%‹¿#ÚW/%½¼‰/¡/éVhÔ˜3Ü³¯ëœ.´G#GÊgA¿m~nû`¬Y/åôÀ¹¿_9ýã;Ûÿa‰#Áùbê##Ç#U±Øïjí¤Qÿ#ú#Z´&lt;#œ#õÞâëØ2(Ò#oÈ1¬Ðàà#î­Nß¢åÎŸ#qâ™*BÂ#½§Âƒ##5ÎÅì¶�O#·¢#GÌ½~Œ»rd™å—7äš±È³Å##¯U#Å###-ñDë¡Ü&lt;üF#¡+W;ÀU S'ï·àã#Eq.l&amp;#ËCs/ú¸‰¸áH—¸VáŽ:0º#_Oïš#g‰RïaZùt@vªÅÃ-šJA4#š#Žrê©n‡#ÖþØŒ~3U9qrã!f[Ût@##YòV#št##ÕÒÑ#Á!#¶b3Š»)]#W#ÈE#aÜä</text:p>
      <text:p text:style-name="P1">hC#°Ñ*.Ü/êÞKÃ‚#‘ý@Ý2Û›–n|Øµßùìw¹^Ü#š.<text:tab/>#|Ž™¡#i¿I“uÄ#¦&gt;ì#F†¼4'w˜Š–?|`#<text:line-break/>œ8wû#~«2ª6#S DÂí^’d#Ø¨–#jFm�ˆ„üC‚‡ï39ŽŒ˜Œ#VÂ##9ú9F¤@v$Þ Ë¥&amp;xQP#-:Y¹4##0ê&gt;sª˜#%£~5÷*u"Ð:P—1¶ã8óÄƒÁ±Þ»</text:p>
      <text:p text:style-name="P1">q¨ñÐ#�#ªh#åºÀ4�è½.‚$µÔjõÏÇ_#.¥âH›Æ#ÚY0Í�^š,´ª~ö¦1Ï$jàÁÏ!öÃ'qáÂ¯ÓÀ±&gt;YW�â÷Zr¼¼‚PÛ2ÆÕå&lt;RrS©1¥ˆ�a#</text:p>
      <text:p text:style-name="P1">Š.GÛÊ§#3¹µ¤@#‰#-¤Ï#õWý#â<text:line-break/>—_A#&lt;#L—¢\#DŒ##lþI§"mâð%[Ô’­á]¯G|Å#PZëÉD—‘ofù|�ZÈ&amp;6}ÊÊ§JæÉè#Ž#Ñ½G•ÉÐ&amp;Ò#Ø#¶H##Q1 m7YpC–ÈÀõý_ª&amp;Ø¨¹ë@&lt;#„Ì‘Š!LÍUrNàD·”3’ãCüYð ×íµ¡|;?#ÇÕ¡ÍR6Ï!ÀãËªÔàÖ·#|<text:line-break/>K##²ŒúpÃ@`3eì$Yqxc"Ù§</text:p>
      <text:p text:style-name="P1">¿#"yƒr(<text:tab/>«3•ö{ðì6±"‹ÎçÉ­#˜#ë2#µ`ËÀð#­±#Zžç&lt;K—q</text:p>
      <text:p text:style-name="P1">#®u/¢#Ú)–Œ´*ë.²#¸—ôŒ‚¡#8qŽ‚»�Íè{�Èÿ# v</text:p>
      <text:p text:style-name="P1">KÃ#Ä/±Ù#NEÝÎ&amp;?÷Ææ}#JË­Ämí‚É6—ÍB*‰^i%?@&gt;Ø(ƒ»ÐÊY„lŸ#mÞ—Q²OA#èÚ2Ë#ekÄ#¦ô##´¨p5Öã;Kô“ZÌjÄÙÇïéÛªL¸èŽëìÙuEpO·¼Ÿìc±´‘#`#ú_t-×¿•Ã</text:p>
      <text:p text:style-name="P1">g#Ä¬yê2—&amp;ÒTò<text:tab/>B &lt;B()</text:p>
      <text:p text:style-name="P1">#Gú#,J¹ú#±œÌ�5$’koŒF[¬P*è#þÎ¸¬#.‡#òö–¥»#º»Jâ+‘R#Û­*ñeÚ}ƒ#9é½ùêŸÇÖá'/#té#ªáÔV0«#D#¿lª4ó]ÌO# "ôÀf»§âÏ¶aÕÁ&lt;�Uè›#B#*9Ÿµ¤ù”ãˆ•j/#½Sóz=r/ËšsÜÕ¼êtÝ¤¾c#3j–ë#Ai.³˜¬y¤ð†—�#PåU7Pô{0™§:CÊÄ4ÙÚó#ùFs+�ƒyxºÐ#G…U˜ç_#ÿl#˜£#Á#ÿ„£Ñ#_sÖÄ+##C}ý##½ÛÆue”W#WþnU~á¬¬†¼"“#Ú�If÷êÝg®Š+#)#âj#@8}^­wó6º¯�béÏ‘ùù°lAþQ²_###:#oû±&amp;±#Î5!›'•´?pE<text:line-break/>Oð2â5òžº¢øÜp×É^G#óšóvqÄÍ#7¤#hÿv¡#Ä&gt;Ôg&lt;p&lt;PqHŒä«�#œOgzì`6X‰§á###ÏŒ"Ö+`šZÛûb‰¤Ï„#¤”§V@µÇÏP™k·‰¤^Š#jÜ Åñ/æp#&amp;¯Óöv“"¢hû‘¥EÏ#'Ã ú{Àý~‡#ó"Try…¹BÞÍlßëQ#<text:line-break/>å5»8Ë«6²ûæ¨;*�#Ô#ÌisüA°1•©ÌH˜�(ß‰€ÝS‰{0#h¿GÕ…UJ1ŒZ½PŸ´Œ¥Æ#^2j#JÀ·#&gt;ÿS3d#úX~#f!€–Ÿž‡ø¦T#gÀº#í#þÜÌ#hó#‹Á`à÷o #¥.âf)AÉ³³¦#q–#œ÷üÚB…wÅäÄ7'ŠW~…žÜ”Â¾f(oìè!<text:tab/>Žx�‘SÏ&gt;ˆÛ© ²aÓ;Þ„¢^#wtá‹¯\Ï.W„Á÷#‡ÈP,{:pR[»0 õ‡‘eâ#FOÂ—ø€Ùq×,J(\{�I@ËÜ1Sh##2£‘</text:p>
      <text:p text:style-name="P1">³þ«ŒT²&amp;#áÁ?m¿ÈÃûœÎSó¢#táÒ±@2äÅòêÊ#ånö´“è†T²À‚‘Re#\%£„ULúê›¿�#\'#P#eÇˆ-¼##<text:tab/>ŒJ°Xý6IíŒåˆ{òí1Àšót4½#\È›³‡Ðáð;Â„WŸ</text:p>
      <text:p text:style-name="P1">#§#ÝÊ#'™üé8<text:line-break/>Ä@#%ŒH,P»rÚ­&amp;�&gt;7gó¿ë`W@#g#EÆ‰C`Ñ</text:p>
      <text:p text:style-name="P1">w#+ŸOú8#*ç�##œnóêó&lt;z��žqá*²<text:line-break/>ØgÉ4¤ã#Šom³V+Oå�ùž~OX,#å‹ï\#³Q#¸°#U’fdmÕ##‰Ç¼1¢.r�©yEÒRgl2³+#pª“Ý/0wH<text:line-break/>q�#Âi#©}HgòîìB“##Ae.Â†D¥‘ï*»x›çŒø5Zì#“0h&gt;ó7½Ñ™#'z5Fêû#Iº#Q##³8z’óßK5ýWj&lt;'ƒß“B#N‹£ù&lt;Ée|…#p×j­�ä$4ˆö­D&gt;Ó—)ð�ìOR#³ÿfÂ‘ÍZ¹e¸</text:p>
      <text:p text:style-name="P1">#Dù›e##=Ê¾Ã–Ê#Ÿì#ÛÒœBÚ_#´[&lt;#o·##A®#k_#S.¤<text:tab/>›9(###ÚÄ÷É‡"ýtÌ¯IùÌ5#dðöR‡ŸcÁr##ðßq¾/¼ß†ý#š#Mu°·‹ïÜ†#˜d©#ÞÄƒ°zi0pÚ#.(×e=È×Ý¦7~[³¬³#p5#ù'õ/õQ'xãŽk èjà%÷+¢ú</text:p>
      <text:p text:style-name="P1">ØÎW«6z/®×')\3,Š#3=í]&lt;ŠÑ®#ã1ïvBxr#ûT@#¦#zm##”£d{ÿH¥)#7Ê#ú"ï#&lt;œ</text:p>
      <text:p text:style-name="P1">#~iÞPKûæ5ÊõYëé³¢7#Ïg#Þb#û“?Îƒºï6-#Zú š4ä¢šÉž;Š##†¤ËÁ$#5R\ÏE?‡�ø–#=† o$ ×Hã¸J†¼®#ÞM§³ñ?ní#Qªu#¸SjKwIÇsX¦¿wº~¶À~#rnQÄO�<text:tab/>ë‡Fm<text:tab/>e&amp;#:÷,”ÏÕH;¦#N#,@e}x„ N</text:p>
      <text:p text:style-name="P1">TÚ#�ûo×LÕ´Æ?K÷01à9î#`ë,õpÈ_´`Ñ'~›,QÚ#ZîôÓ½Œsq÷Ù¢÷Qáâ&lt;ž&gt;­Nó##8^èD;[ï#õ5»­#`”5Œ&gt;:Á4</text:p>
      <text:p text:style-name="P1">'�#áZÍªjäQbžÞU&amp;p##’Â‚&amp;#�z/�¥W#WêÝ?ü£*¤$�V)+±Ht#�¢ÕpKoÿ#¿î;èÎ'Ãÿ#Äzž· @/äø'#SQ£±.ÊiÑ{#å ¤ªœÕÞW</text:p>
      <text:p text:style-name="P1">(Rq¼&gt;±x5=à#x%¦&lt;ÅùK#_._„BªÐvËÇY”Ä…÷Ézv‡#ØÓ;¢<text:tab/>Î±Ù)'11â¹%óšÀQT2n¬#&lt;†fE¢Á„é«vB‡M?‰¸æyÒ@1Eªf†¨MLr#ªî#õ#ˆÝ]</text:p>
      <text:p text:style-name="P1">#€zo#€¦—ê</text:p>
      <text:p text:style-name="P1">çK˜Í##<text:tab/>Íwá�#1¢,K9é “êäRc?þ`ñK-ðe"5ßÐM×@#ÙÜ}Í#�~”á_¢k9I„!p¶“&gt;#ˆ#`#Ö‰?#¾#¯¿¿ZÚdæ«•µ&gt;Zí@P­…cðúÎæ¸³°ÊUN¤YÿX¢µ=¿Çv#/</text:p>
      <text:p text:style-name="P1">„eeEÂÃÃ#ÆÖT#¸Kæ&lt;#_�´"-#sç�@#Í/!éðÿ/Lºö³‘#ÝMg«K&lt;C&amp;b#ñœ‚#zÉO4#ø¤‡„¤`}±äÈ¶ÊâoJöQŒS™õà;ó§g×ölíî#˜++’:âWë#‰Þ#Ö«A£àþ€zŒcƒ#Æ¹,Ìžü0Ûì4¦'iøÓÆ¶ƒ€N‚¥ûÄ×ó±xûtøò[eÜU#òKO\Â€ˆbdÿIëòäŠ¢÷ÉMa6#5#êŸ‡Ø#&amp;¿###OÉ#ÊÙ8®i’ë##æÆ¨�ÉÀ0!Ö‹¬÷ENi›@kîo¡@NËV<text:tab/>#aÅ‡º_wx�ß©aXÉ2UPf‚ïz6ý�.ž'Ó×</text:p>
      <text:p text:style-name="P1">^ž </text:p>
      <text:p text:style-name="P1">Ïf\##@##�‡Ò|ÁÄµ!Ù#“]&gt;h¢vÔYÄ`WôìR˜JÐ˜„U#ž5Ôþ</text:p>
      <text:p text:style-name="P1">#k@EÊ##dÛæÝQ¹&lt;?I#a}sËò#¹ôÊ&amp;EÆ‘„¡ëäÙu1¬zV##‚4Æ�=w'ñˆvÙ#ø</text:p>
      <text:p text:style-name="P1">tU° ±<text:tab/>á?ÒI”m;#52#óA(Q^î 7—E„2V�æÁm¶š¸#fie/G#é=£#ÈáMa#k™ÔÉHE³“´6¥ýÍ‘‹q#±`G</text:p>
      <text:p text:style-name="P1">È|\l4¨ÙÌ“oöXÁ\»ƒ5/ò#Q#|Û0¥#Äx!##EÊ¼¨Ø*5ñ¿ïV[O!%#&amp;Í:Ié‡`ÊÍÎŸÍ‹4ÒVR½)c#\£ìaáå#ÞéË÷¤Ó�#IQ¨H#K¤½8c‚‹:¡Ÿƒœ(–—é"Œ¯ˆ°$ßšg03”Ö˜ÀGvâ£�##€'#{�IÌò�iƒ5’•Vþ©#Lì</text:p>
      <text:p text:style-name="P1">#¯Œ—²–š×3¨6Ëz5Áé#eý#`xõJtÆ#±‡#~Ñ#~#?�¬k;#&gt;–"Oê,æE@ðï#-uC­Ë}9^Î˜f–SðÕ;M#Žî[Ü#Ú$ˆ{»#ÿ#î›Ý›µ¢^bír#u ##ŸÄGVé»™##ö8#ç¹#VÜ]_”¡¤##|#Üõ`¬ü0<text:line-break/>i#y•€#vjA¶ñ{*êÉyÉc¹{#²6åGži÷#Ž­_îß##ö#½ßßŠ#ÞÊ~[7Pffø£v#ÌyÓgW°ÅëúŽ</text:p>
      <text:p text:style-name="P1">bT³#•##–#s‚-#1È7{Nv#çÂTÈ‚¢‰ííÜ y\&lt;ìNG³#È9ïshÄ$¶CÌOj<text:tab/>T5,BÿDDEûý©Äâ…&amp;&gt;ð´×cÇ©xz…7:­L<text:line-break/>YX2i"¯sÉ#³ñ¸F#&gt;#.«î#Nv8ÐPå#HÜc8Ï€x#ÍÍÃµòüf#ZX¹?¨µ�1î¹Á³“�U¥EÎÈmC£_Ëû¤E´v¾#„y##‘ÊI0.ù†<text:line-break/>dØ#Ø{}D/”Úk&lt;íÞ�4P ##.³i#cÏŸ</text:p>
      <text:p text:style-name="P1">,³±�ÝŽ#-¡^ºCræ#O²*r¸º¼ê#hƒávE÷ïXE#ì#ž}éô #<text:tab/>á#^×;yü#ÚQ:$4|Æ#„y¹†#àD—CR#Qd¯&lt;€ƒA4#Ò„l#[Ä#W¯ZÝu2y“#î&amp;<text:line-break/>#Í#'Ä“›"}ûž:rF¥²kb¡T·•w#…Z´)Õ#lH8µW“ÚÝCà„##øYª‚ÖîXÊRƒ#uNQ_hfÞ˜ƒÚÝ‚jþGÉ²#=¯*&gt;$&gt;^D"¢=4ÄA}ùÃo#^#�£#[‘+'H%ëbLžu{ž#N�&gt;2B</text:p>
      <text:p text:style-name="P1">Ê¯Ó %º{#?'V</text:p>
      <text:p text:style-name="P1">Àø¢§u#8b¹#•UaïŽ®í…</text:p>
      <text:p text:style-name="P1">‘.#°ÕJ Î6BâãgƒòÊŽ</text:p>
      <text:p text:style-name="P1">úÚ†Îî»š©œ”áìÃr4È {#¿Bivg™Ùˆ`s�Áªdšzg�­û;ùümýËæê|+V†ì<text:tab/>`VC·½×ñþD)†±#ë Å¤#ýgÊƒ#dÌšEžtNóòë½7„w'ò#ô€ì#Ðëï{ªÆC</text:p>
      <text:p text:style-name="P1">;- P|Ìý˜fé<text:tab/>ò’M²#&gt;‘¿ÈH¡®üœÃ¨</text:p>
      <text:p text:style-name="P1">×µˆµO8</text:p>
      <text:p text:style-name="P1">ÐoÚê=#ìQ)'µ#}#&gt;0%#ô…Y­o˜Ù›`L¸#’sÂw[ø¦Z?C£#DT-ºq‹#¬.wà…xØYC^m�lÍ¸P#Ö ìýñ«"##øfÉJª&amp;ˆÔ</text:p>
      <text:p text:style-name="P1">bd#òw€F�çôó&gt;#÷\ßÉ#*!%N¶z¨ÖuÕà#ž”òÍF<text:tab/>2[#žâz*YýØ,ëlÛ:"¬ÕÚ##� …Â�##j‰ÌÒŽ,N#-ãïX¾ñ</text:p>
      <text:p text:style-name="P1">P“�‡+€rÁ«´D�t²#âb*æ¿€9[œ#þ¬Ð‹ÀŒr¤løL#ko³?ŽüLÿ#n,!¿ŽŠ±«Y,µx#Hud”ÁÎ�œ#»S[T–ÿF8ò<text:line-break/>ûò9j#vecåÖC+#¬ºÔô$GFÀÁ#[ª½`ÔH�åäòeÚã#!©½ÃLégiÅ#aÃõ#+QŠÜöùÂ_ôBÆ´ûÈ#pÃÕCc</text:p>
      <text:p text:style-name="P1">###.³}oX&gt;øN#Ü</text:p>
      <text:p text:style-name="P1">ñlhIôŽU&amp;ðÅU›¢ñü8¦Í[ÞEÉ ôÅ^#QçÙIºê#8Ä{o@a‡òŠKëÒì<text:line-break/>#<text:tab/>_f&lt;#z<text:tab/>÷77ëI®¡#X÷è#ùwÒDK##¼ÊPu</text:p>
      <text:p text:style-name="P1">zã3–J2o'p‰§ŽCb`#<text:tab/>ô0eõ–—Ä`0##'¡#ã‹ï^l°— 9#ÏHDõ=#§ûZ#ÊÀ25­#šb#É¸…; ÚÉ#Ôä#ä#Œ-¼Œ§Vú\;¬ˆÓ(­`=Úe˜#ƒJhé#Lvê¤f+<text:line-break/>Ã#¯KÕð#£b#Ô#ÇþeøÜ$#ožœõŸŒhä—†PL^#O#ÍWjÅxG|A”é:Î#,ÒûZ¤a/N QŸa#ë‡<text:line-break/>%:§£Ë0(N·± #C£ô˜;„™j##TÊ%ŽRœû„‹§@·pÞ``û#<text:tab/>I;‚æ~ø##õ#ë�ñ[=#½@ß©XT4¬K|lVõM‘#Ë‰I="hš¤ÃüïªS0Ã,7T—·Ý:¾MAî8µ_v-’~Ic¤CaÕ[u#�¸;Õ?É*Š“LZá#ƒ£+†xLí€âK#ô¤ÖØ#*Ü#z»ˆ¨Ípîè##’º{}y¼f=S6ë#Ñ!Ó"^ôýÇs#ùt½ ‡&lt;¾'DŸ¡#¢NÈÎ’PÜ#ê¾#”þŽFz{;¯x�Wï¶P”ov#6b¢€l¶íi@Ò#å›t0K~àˆ¹]-ª®ÿd¬ž®“ñ3YVgÿXþ:'[eÊÃ2€¨ÌEfß¢ë#*#Š2‘'…xòõt·ÎÃ#¿4U”¯§##n”ä…}aÓ`VŠ­=©«??_©ë™!ß, #f«</text:p>
      <text:p text:style-name="P1">±“%S†òà=Ð##AÚ5#Ýµ·&lt;4üÄ˜DMû-#¯¦·j‹ïFµ‰##)2äè#Å�ùÐ!Ê™B¾<text:line-break/>#Ó~CÔs']6�]“°–HðÓ#{#;Ü“´Ã/×5¦¥ªc ÜÚ-#öé#Œf#Z’ž[Yóì‡}##±‡æ†}§w–#r6àqYNJ#­Åw6#ÒæœJ»#]²Q–&amp;Ä†'ÁØ™#tu’ q#›uk(!#³£1"*!Í=k’i°‡<text:line-break/>#y#|##37U2mÚê—!mü�}GpfÇÕôØ4,€û•Š[HÙ##/®“{�mÅ¿wíÊ#¦ž\r5#.<text:tab/>t&amp;²¬Äb#7i#?$G #bLè\&lt;#ü�ûuñ#`vmš"IJs�•ó²!#Q#ûÑý‚ÑR„ý›</text:p>
      <text:p text:style-name="P1">Bò&gt;ïSc\nˆ&lt;8^îs}MŒÇ—#kˆwLX%#</text:p>
      <text:p text:style-name="P1">¬½¾ÇB#òÚ©¥@�!@á#ZóWw’#=Ì¼&gt;Ê5…t<text:tab/>éøà#bp¤å#G¹#Èf#7ÉâAê%')&gt;”¤}¥è__"°+¢#JóÊJjÐÜ\y�¦ŸŽ£Ü„Ü#ka«<text:tab/>·H;ÿ#ñE5±##ø#ÒŽµp.C©w•‡;Õ°ù-!gÖ^F#\##¥#S#?D½‹Ëf¢k@##–ŽuÆI(­œiƒžy%#v#ŠøÙå�Ÿ+ÉU&lt;~(ïs9##–$¾šÓ#Ì(¸Ýã##;ö¶ªõ!åV£ó¨ð¶è€#ßYhp’/5Š€Tˆj'kºHsã#b�&amp;<text:line-break/>¿;†2Ù•—b¾fÌ(˜R­——^÷×‡Æ^Öþ9~P¼#‰¡�©¸Amå</text:p>
      <text:p text:style-name="P1">a:<text:line-break/>ý#(©lšC*¬&gt;$!úV###Ö¶Öò})z#Í©#ïR#O¬½HÀ\#Þç#ÅŸÃ²²#Y#¹âÔ#qÁEùø� Õ#:ö`‰¿w¯¶#Ë#%„„ÄXÕmÅÅ$ð™#ù8“&amp;Z€0Å¢+)</text:p>
      <text:p text:style-name="P1">˜Q^¶ÄjÆ�&gt;ÍM#ú`#ˆ&gt;|(è8ºøfàúFîÛ¢<text:tab/>ã¼°'†™¸BYbUZùoBö¡#Yæ#“Æ:|-í¯xÞÒøØMÜG¡-žCq—Ÿœ¦ÔI=#w–îí¼TaIn#@ÿ[‡ˆÀ~—;†%DTÂl#&amp;eÇL§#³Tøš‘FÃ^°¥£Þµ©Ø¬¹S#2¿�pÃ17t”§R’¥ù#.­ €ól�úµ�=‚¤Žc|õ†*F|¹¼Æ##V1ù#Á#ýµ�f.ûAB<text:tab/>0¨áÁí�`‰#uSP#g…õ##Vü€ý#Ò3Ã#ÏT¯°8ŸüÎÓð##HŽÍ‡Ë¢�#ÊcZ§éIò7Ä-ÕæÇl|²Y‰”ÖÆöV#^›’l##ä#2#‡#¾$Ñ&lt;ÎvN—BYéÕK.QÕ¤ä•#¸nãDb</text:p>
      <text:p text:style-name="P1">ïèµ¾Š]ø#í#1è]-ä&lt;ƒ`éè6(Yþ‡…Ô&lt;Mµ#Ö#m×eV#x^i#QÁÿ#£ÄmvÍ7©#¢Ãž#;Ö­z#Ìª˜WÞKdaç]#Æ±V{çŠc%æ"äŸ» Ì<text:line-break/>åHAÃšþcax€ä}s[¹•—Ôìš7#}u##ÔÖ-D¸~››Æ©&amp;¡ÈÉ¿&gt;ËZ&amp;û§´Í«ÚWåy×™Ÿ#6Q‚!#ð¾£Îœ#»¬Çäô–Jö##½nD#Ý?eÚ«#e§±ˆÛ¹z,rA`ó´`„hÝ�##j–ãK±¥!(º½ül�•ù7_ž#`##±z@#4æüÌ=4÷«#U3#2TñM�BZ#GŒ—*ÉÄh¡§•˜èNYOD™9#e$ÊÁ5ƒNÙÉ&amp;CÂBFsï#ÕÝs#5tˆV!%ÎdbOy8} Ë£wÖ½#%¨xµ,•6E«0±# =ûL‡sé»1#‚¥Ïs/¤{¤Ï!›OsôQÜ#X±ø#ÙbÉŠ=#gQ³¼Ô<text:line-break/>ð#…ë¯0Ê.Wß#±N#e½KÊ¶ò•ßš¾#K‘n¿.ªG¹Æí§n‰#¿oì·™Î#´#T�ËÆæ)í®_á®Eò0t…Nl[Bø#3#“Òì¸W±àš#oF.+rá­P#Õ39ŠvÐ#vŠ¤*J ###�<text:tab/>bŽ’»</text:p>
      <text:p text:style-name="P1">È™&lt;%”‰YJC"ä¹U©‹º¬/„�&gt;GRÝÓÆÈ3#)5Ê}f GülÒ–ˆÞgÉ#E_•Y&lt;ojó’#è pbî#[):¼i+zô¶0fi¥«õ#</text:p>
      <text:p text:style-name="P1">ãür#Ùªe–°#–RUG«¦mîáA¤Øg#%JSµG•ÿFcâK¥�Ü·ÀÀYR¯�·µQå™Âò3#ŽhÓ6(ý</text:p>
      <text:p text:style-name="P1">Ô&lt;,•:=•[Ñ#<text:line-break/>†ß#Æ+±U…¡|lH´nÌuÏ#–�ä:L   DBÛŠqBíMÜN°‡þUÊ@+”�5ÊîÎ_Ä°´yÙúÊ‡•Åz<text:tab/>ð#¿#Ôj<text:tab/>#Ø%#�Ù¥"rŠ&lt;7ò# _ÚD##‡#Ô«¤# ;ýL�&lt;Í#ˆ,ÃnJ#9à+ìfÄ�Zž|ÃòË­sc°š·UW;Ö###ùùJà#è\áîÎŸ»¢Ò×™à#UÌ¾m(p0Þ®‹”#.eãÉ#î##•#&lt;Š#ÞÍèQ#MnøüÁ#¢7\Ï<text:line-break/>#¼Sn«üŒqûènç“]1&lt;sù#¥×j=êb#\¯ÎîÌ�Ü;ÐŸ#4ªªwÿvÒ#œ{µÁ)åÃ##»¼<text:line-break/>��dO—#yÃ’Å©¢~Ž´«äGå/òb8�«ïc#Q#È#X£/�læ[—!­÷ÉŽ¥_&lt;W³ýÅ¿Å#ÏZ©#í{Äm{6ú<text:line-break/>…Ë$ÍËô1’\8CN<text:tab/>#«sÅéç#!äa#5(êŸÊCò˜ùÏr`=}S##Ç¶Gè¢±*ôA#G°Y”Y8#¸f###oI#:#d^^�(èðþ`ÞU£#ö`6#Üh=m˜“#çj·èê#¦ðÈ“ñ4|Éñí#W‚Ô3™Ñ~@‘##Sý5Ñå#5R##=k¼…ÚTXç|5«äÛ`T#@ø&lt; ù÷À¾Î##s## #Q#òœŒv[ò§×)º-ƒOÊR}#ž}Ú*Ìšw#V—™#û#9‡Ýu—Qo(#eYP!¶##4#šÂ|È|Å”WK¯^�|JµDý€Ô®*x#2##viÛ"ë”#Íy’(<text:line-break/>¼Ê¿×#.]Î¯„#²ûw¬ý0­#4#„äy#†��´$�×�#wvª:äó/¢9*?g8y—##Ñ¼P</text:p>
      <text:p text:style-name="P1">z#˜½õsÊ#Áù3ª#3Ów#"##¤oMî¹±I#ÆÁ…#`YôéI‰ü-Õr*<text:tab/>##¡…#¹ÒrîÀ5]Š%ÏMÙË„’`®t#å¤€ù1##é¿NV÷zÝ[#*&lt;#UåÆùJ<text:line-break/>ý-Ê�÷-Â8#!D&gt;ã;.K}©dnU#«°ã¦#â/‘&lt;²j0zÑ-h#Ä ê¢MêÃ¸¥;è¼˜þ´à–§œÓ§½ÆÆÅ#æ5k&lt;µ#˜g3ï1®BF#ÅYó„##¹�×&lt;ïýxô####5CcáãsÛ•ß£©ªK”X##�¡#…i£\–F¤áâÔWÉ6;##­b#D…Ýky†Òc�ë¨ÿV#aNu?d7"ÆÈ‘ R´#Äy</text:p>
      <text:p text:style-name="P1">#ƒº›�É^[#EÙÙçc6ÔI4 N£…3&lt;3ð‰øDv)#{}Øb=ôÙsH{úõl{)knÍ¹$)Ò9Ø^ÈÒ—ÿ[IKuóè—#OÜ°#�ºØ…43çˆ¥wN”™œVY[{—=«&gt;v÷�###&gt;€B��#^a'úEOB¥Ì<text:tab/>íÀ&amp;#+Ô#¥—l#ÜDLu6#ìhÃ&amp;ók!©Ëv¿Á¢Iª¿7‰#ÙÝtE\#S‰#EB²`6�†ˆrÃÒ˜ÍÇ‚±é#°ØEŽ÷ÒiÌb*ó˜uÕ�¼`M’1ü9#Ñ±[n¦ñú#�„•# om#º#ÒÞ}h+#H#”y¯=&amp;ž(4ƒß#]‡9¦Æ#'¤”,8þÌ[ˆX|›ßêê‚³Ÿ#M®™ß@Ô#1yt/èÃx²”ú###3±‚ó±&lt;—»-#ûRüÈKy|A!ô#^2Ï#ZÈ…7=#]/.#ËòÞá#W`Xm#”há­!wý #]/#`ÜÌb¬YLV9Rž#JÝ#¹æV#œ×sªLÝ&lt;%5æ##3ªÅÚSÏ¡ƒ„xÒmE\zDo¤ä.Ë#e~K0 0�+âò&lt;ß¹.rß&amp;#ÇÅ™ªo±»ÜG##á�#õ ¹òz#Yà‡R§¡Y#e_ #Yšå.ÔN#5n@ë$r##Ò@Ó#º²ò¤{21ðç×5©ÝT­ÐÜ¬½šø”ÈbÚ·#Ø#'°#Ï­[:#Z¶H ¥T6”Hm‡#–;‘è °3½#R<text:line-break/>¹#Á½ÀÓ#­¤òùÒÇáà¹¸¬O^C#þõíXÀ0q&gt;¢xáÖñ\#ì8à#ãP©{äI##o&gt;ëŒˆ«r"¢­;ZíÌàÎ¶#�ªÏ4È1éwÎ=ÊíuªAK±`)sV¦j»#ìÍö¸ù”–xžh}ý„(’ï#�Š\À±À„½ž Í#‹ëã#‡Ït|U#çxˆWa¿#§"´¼k-qÄ)Ÿ#ÁÕ8”'tC´ÂÒ#“m3Ä¯gc#&gt;¼ÖÉ»$!Î#ífôš‡ÖL&lt;n­�##J#±&amp;¢¹Á2#M¶Ø²</text:p>
      <text:p text:style-name="P1">¤á£ÊL¡Çž1ÙìÝ#�§gjGÙ#å]£*é~(Š»“#Ä¥R°Ãì˜#Ñ¿ÒP/›##{#vWR)#øÞª#á¶#ò&amp;Q½]#§Wbü—´¹T#”Ø#çUé´Îc'{ŒíÛƒ€Öq#IMc±»Î¸¡</text:p>
      <text:p text:style-name="P1">q#Ke]«ŠŸ¦Ö¾î[“ðã-ë=W/U°#ìU(BézÌš&lt;�#jÃ:Œáî@¤ß##nNKæ/òîj­l¡##aclv€&gt;ŠÃç)Ìé#º‹ÜkŽ†C4Ùjj#šDÍec]a####)üE#Š…æª�Fû´F·Š$ø##¢ð#š&gt;þlR—€,Z’›¯¨"#öÞJ½€NùJíßî4‘#!!-/úÝ##J·##Z½«#ÿ%ãYêo¤[rô</text:p>
      <text:p text:style-name="P1">Ø:Ê[šÏR§8×m¤X_#5Èaxd;r"aHÄ,2W?H”ŽÆ1:N÷E¸*¸y;Ö­å #{#‡â–/W‡°´#0ti�##zŸü*èµ=#²“X#?#¸#À‘Œ´Ì%&amp;D�¬ñ"Ûö£´ú##[ífIlLós#�Ð¦•¹#3’\0m_#¹sÂ%„<text:line-break/>“WP#Âô<text:line-break/>·Ô#ã˜‹fÂ|ìt÷##âQÃ#XcŽ#é›\SG¨#Þj¨‰#ýÌÐî#}S±B´ŠÀàZzu~j¶G#¡˜Š{›W·# }v¿?####²lÜ2|]wJ#çš„‘e#z…K)rQEó#ùc¡Á# 0Ç™¢3­ÊWúö¨·¨5ö²à`Í‹íB#ÐÝ$#‘ê$�}š¦ëþ¿</text:p>
      <text:p text:style-name="P1">Â–,X§»ÄÞz/™š</text:p>
      <text:p text:style-name="P1">¡ÇøÈ�Ó<text:tab/>qOžKG×ã#´ÛJþä ËR4ˆ1–Ë½CLG0Ò5£²òº¶êÚ%²±5ôvvùµÅÎ1nÉýƒÁ”°šº³^$LJèÉÍlT¡¢w¸µ3Ø¢Ä–¯ÃNBŸñ.Jî%5’#;Èf¹–¼~0i8Ð#­qxhšƒHÎ#h”…Rî½%##+ya2Ts�UËk<text:tab/>yQïüS•D8Üt:qÑ/×C#?#ËÕ�#þ5—„#±]Ùi�Ë¹:<text:line-break/>ì,_#ãVÂ#”óÂŽè×3ïÀuV#dBíŽßQ§l#t»#### Ì#³#Áö sc…¶ÿ##{‘fG“é3Žçb~h#ð0¿#Ø!‚+pøÄ‡Ï‹ql-¦;¦×}9"Ì8ÉÔ##÷</text:p>
      <text:p text:style-name="P1">ÊçÙ¢Îç#SñXGÝI#ªô#äõà—†#­ææß¢</text:p>
      <text:p text:style-name="P1">K*Môa²†›÷:#„ÚVw#DŸ÷1lË ÇŒPã|ôj:ÊŽÿ�CÍf<text:tab/>ÌK®6_'™V<text:tab/>ÒYÓ!²)Ã1ŽáŸH<text:line-break/>?#‘oK“µÀ´Ý�_�™T¢‡Óü`à##c§(ë#‰�&gt;Ñ‘Ã#ýo .žœ1a¾@+´#ÄÐî¼•¤�l~_‰#´©,¾##éæþç×Ü¸,»5mì#!M#Kh‘&gt;ÅT<text:tab/>Ïð#õ°4~”Íµ#¾�#%Âž#‡N#\iQ4e@phÿ</text:p>
      <text:p text:style-name="P1">Ìñ##ÆÚì¯6ƒ?n¢Ö##¹¼¼W±˜ò#î½AaãÑç#<text:tab/>2Ì�³h9!ã#Ï!#ŒI€e…¼#‹Èþ##¤:˜R#M4’Môó™eÏ¬¼¤D&lt;W#W¿V#z£³pé##Ç|prkuæn#©</text:p>
      <text:p text:style-name="P1">p¢lå&amp;—ì?#�Õƒ^ÕUÂtT§&amp;”£Z©c¿â#½#µÅR¦ò#zK¡ØJ¡¸#›gìuÅ'»mÖ#H')ÅpØÈz]:N#‡ôM#Þ#/ƒŠ#«6öI##´I…–ûÏÞáßÐÁ#˜ÕËÀ7J+hÂ„‘†§x##¤ˆûü;#„ù1¶ÏS#?##”u÷°ÇG�H�»/#Â#b:š_iÔuQ#xLPðt‘™#Þßà“Ïy»#¦í\¥ÀWØi#ŠrúÙœÄÞÞ¯ÿ</text:p>
      <text:p text:style-name="P1">ÆÆ¨ÎC#øõ#éÜCzô1µFøM‰]Iµ¬åÝ d!6úÏÆVCÇ¤�<text:tab/>¾ûì‘²ÔÅÚ²|éª¯õŒ#Úð#)Ó&lt;ø_�§%_¿j^÷ZË#Õ#]Á#°»øç#8+#æ#÷Ÿ65#7½xÎ)�oêå¡rî#yŠ»þJÚ@‡`Ž'®Å„g!Á#ƒ##=#&amp;Ðš#—œ#eÛ‘ é¶(Úbeé^€a.ïÜ“Q#³ÝÒ0^yÜÙºkOa# M7AgžK¬(›#¿#„#rJç^h##¹ú#6lD/N,åŒçÎ!Ÿ#(p_ó#—×æÆ#Ä£€#ÛÇ#„3#nŽ#Ù¬,C®ÒQåªò]•t�k•žØó™ ã¯æ€˜Bòi“µ˜Š£´tøè”=Ë¯Ž¹ì/#ßC8##ª Ô6¼ëeò¨ýB3#E#I#_$ïè†ÏSG²¤i¯&gt;õ<text:tab/>#x\'Ûïž“ì¤u·ù-æDƒœñÒ½càÉvdÌ#Ôºxž#%:ÆûºÓ`Ýi<text:tab/>,ú9E#::2wƒ##z÷…13ê!¿#CG&gt;XÜ�ãglV##õllˆŠh</text:p>
      <text:p text:style-name="P1">#Î*#wQ‘#;›Ï1®"ìQþVDÃG#)ž%oYh0Á Kx3",±cˆ#Ã¤ƒ��öÊ±Qti#T˜#$¼ž*á?­Ä,D§Å–õo"ý6IÑ#Ev#‘<text:tab/>á÷7ÿ2¸Ù{Ï §ñ›#</text:p>
      <text:p text:style-name="P1">œ!þ^kZ²eµ"à�Ê#p0õü¾­#ò¡#Íz«.nÁuÛÑ§+Å,‘5'xMþ¶67‘1ÐÙ##</text:p>
      <text:p text:style-name="P1">ˆI<text:line-break/>²‹X_ÐCz‰×#gq_ÿgè?E¶§ü/?#ü(œ¡¡Íx-LíËÉ»;æ\i€#ït't‡åÐû^iCç�»©5ú¯÷¦c¥È°Ôjä_d#¤µO9ð)’Q#Yš­±7D9h!³•àžŒ¨÷â›</text:p>
      <text:p text:style-name="P1">�-,/ú‡6{¦Ÿ›�!#ÚmEwû/:‘¹ÿOz/c##g/"#Ãªº†ñ?¢æ7Œ#Ê€Ö#Æ�&amp;8#Å,#10šíå‡cÊ‘y�'/7¥ß&lt;þ`Nª—öŽyÌ”ûmQz·#³“D»q§n"Tþg<text:line-break/>çÿ50¨´þÁsoÍõd4jB‘<text:tab/>k4oþç¡–Âá##¦6˜#oßo¨²]Â¬ïÎ</text:p>
      <text:p text:style-name="P1">î`*8¸Î}ŽÙõ”øPmÜ4 eQMrô§a@ƒ#²Öc#ájJˆU~.†âÝÏã¿åÅ�¶#</text:p>
      <text:p text:style-name="P1">)‘8Ù~Ž&amp;#aÄ,:8h:«¿ìQ&lt;�G°„þóóƒä‹$Â\Zýf#@:\E"Ð·tÖ™5ÿN+äÒØ³½é~ž3üµ (Ñ###=#�.Ý—ç-Cy¬¡Î�'B#@¢ÓícéJ‘2½#<text:line-break/>¾FK9:ˆ•VkñÑÃú5ŒÃ<text:tab/>çÍvèÉÉÿNBäò×:QÜ›kkÍ—ïô†2J#ÿ+§KU–8v5Ïva#¶##Ê{º«~]²Ô'$#4±Á#«b„P±�V�Ä3#^bÃ¡×í#öþ/h#Ý#†##X##7ž«Á§&gt;ÃRRDðÐÎàwœÊŠƒ¶#®|ÌU¤“#y…#´zD…LžÉ�ñÐÈ|##Xp+V–úý;K‹›d])f‰£P¨ïX“#gºß±Òî±#ùbF`#ˆö</text:p>
      <text:p text:style-name="P1">“�³4Ñ@wnñéF˜aÂ+ðö¹¤Éö]#s7ãÙ#¾ Ózí`vÀD8Ÿ—ïb&amp;}Òs¶RWã�##TõýÐKœÑ##S¡êó¥0þ—@V™¡W#;#›Ê9óK#GàÕ½9¶íÏ‡&gt;~;#�l¯H@e#xéŸâC–¨£®º²ß#N#¤væ¶ï#.PÒ#(¯&amp;&lt;ç#Í²ù¾)~±ì:™+Â&gt;ŽÅ‚&lt;),#"‹<text:line-break/></text:p>
      <text:p text:style-name="P1"/>
      <text:p text:style-name="P1">8¶Aýúº‘#Œ#S�AF#J#h#C?;Ìy~ƒZgX<text:tab/>¬�<text:tab/>a#âª!*N5#‰œ##*TÎ:Ü30˜4˜¢W›%ŸÕq¿–„1—#cÕr‹<text:line-break/>‰‹¬=¥Ïiñ_m#yÛu9-hË¶Ôr5lÚ ³ZÃ�#€ŽÓê!u×‡ºÉ8<text:tab/>Ä9Î0ÿsažÊ-odÎ„,%©aaìè·#}#ðÁO#«÷‡¸#ìñ9qün=ŠQ#r�Äà7Ï#xi�}´÷VU²|%?eÎ¨ó#­]2Ê##�L·«##j7ŽV(™/†»k##PwÎfAožiH?¬¯x�#*</text:p>
      <text:p text:style-name="P1">�m¡|Y=&lt;­’O=”#4­oãž#±SÉ�@$·XóÜ‚öÆ$/#mG:Ê<text:tab/>#ŒWnw‚#úa#�n</text:p>
      <text:p text:style-name="P1">Y6Å#�œªQ\‡¾#özLFÖ©«™®‹=‰t:›O„=##Ñ„ÕbóÌ³“lˆŠËwòš#}„^îöyê#Oýî#Àº€Ï�‰</text:p>
      <text:p text:style-name="P1">ˆ]°#ã#êÞ#Ò&gt;Yæ¿#½0²lRZR:%Í÷�ˆž#@#š</text:p>
      <text:p text:style-name="P1">¡#µçLÿV;ö&amp;î´×¢®#„uY²áZ‘6Dm#ö•u#ª$þ ¡X‹6¡}#š^«Ñ2ï#¼í£O}·Ò$kR„Ð9Ô-Ë*š[?#uWtõÿEj£¥ßª#ï#ÊÁ]63ÙH7<text:tab/>åª#Vã×(Œ“´#£ßQUüÒsÎ#to•1!/1#h#—#½CXÖ#Q#Þ]#'Jí!ÛÝ#�¬‡�…a #Þ<text:tab/>"´¦VGy«²Þ6\®Çm‚îôvçbc@#tØ# w‚Ê#’ï2IA¬S-�Í##´Ö¹T &lt;z©¸�È(#V‚£ã.FX“¾ °GØ¦7Ã&lt;ì¡3ýšæ #â#ÚJ‡,�ù@0Ò%#¡•÷›#Bf3�•#•ây£9#€§,¸#Ewqmï%ç·#ù/zDç#)éÑŸqG ##'ã¾×#¥N°u#¡ú‡ù3#ÃX–î‡Ó}¾#~#Ñ]x…Å#^—#ADÏ¨?#x¿Ì0�ö#ÒÃ#ñ#4#»#±–Z:�’gp#qãº…Öó÷#.Ü.žå´#</text:p>
      <text:p text:style-name="P1">«Û#Ôê<text:line-break/>(´¼M`Ê¥Æz_#8####¯£d§Î½ý#–¶ž™½ã�Ò‚4ñ´</text:p>
      <text:p text:style-name="P1">ËÕ Žl#%¾4#†DA†##ìY.#!®ÿ#H½¤#)·#Ê“¾%H¨àŠ#&gt;#`ò‡ºèÐ�ký#ÅÕ÷:*}zÀ._t#UB#V~9`|¡W*ä‰"×Y&gt;#Ë5faá!òÞ_•”¤Å43Ë”Áfå##Û#UŠ•”Œ##÷ØXQ½µáVFç6Žª4/÷1#ø#Xœy°¯Ä#É-²„1LÐ/±²JB§‰ÝŸ;ÕçkXu7hczê#o­r#&gt;#ŸÔªà#Ì#Í<text:line-break/>#ðñÜ  ©#<text:tab/>¢q¹.¡à·#âµ¡#.�Ž�#½þhËgœ#2îâ{ž#�B)2Î<text:tab/>n#£^[•#ÖÔj#ôPá™##“¨</text:p>
      <text:p text:style-name="P1">\k#hé-##‚JYø#�#õJ#;�¸€#º#íGš&lt;–#XËˆ�•g}þ*(#Ç:"×ªsð#Mõ¤%²õ#.&gt;xX‘|3bžÝTFã#;#5£#‡A#·Z##•ÿ+Õ~±È#œÀ,öØAÚÚ#ø�ÇA##}4Lè9–ø*šdj&lt;Þpi¤$s»?</text:p>
      <text:p text:style-name="P1">0¾º#QeÙ3ç#.º###‚è»#ï#õ*úú"«\�#‹J#o#òyëgNFtV¶9rˆÐg™-wÒ%´‡\#±Ÿd</text:p>
      <text:p text:style-name="P1">Õ6ãPQ¹™éÜ»ïVT·n—ªó Ó#šã‘ª&amp;´ö‚#g‚#åÜ[F°</text:p>
      <text:p text:style-name="P1">ðƒw!´VMUÊ1/«óñLÕ�h@W¢ô´�û&amp;„Y°äÝN(!80õú—ƒ28#õmïˆÿxNån¡ÄŠ·ìañ!É­#(ö{?½P©ð‰´«„#î«##ŒÐ¿#U#í;2u�ô#ä”##6¶Y·#–$h1b#0UêÊ`Ç#À3l×®<text:line-break/>f-9º§¯ïÜóµÛ’³®”{Å#"ÎÕõ—�2ôJ·¼#¦P#”½ä‰#Í-´dD¢ð#�þÓÜìkI#5Ûëþgx‘V#‹ãoç÷ÿwmøt#�8j/7#Ò†ñ#êŠâu##vëºï€è‹_$¬#yåq-#ó±#qþÆ³'R"Ö#:öRïÒ##è…æé´Œ}#XF<text:line-break/>r_àžÞ#Û#³ Ú=î##ƒf#T±#áŽV;#µþ´E)™Ð¨¾U¹#c#'7¹†™ûY#†“y¡ð3##½jº‚w#bÉ²#Ö�‰~¼#�<text:tab/>#Åh'a“äýÇ#¨ê ]µ¼'"îH#ò à}¤âg0&gt;nîW¨!·&amp;5eËÞI<text:line-break/>�žõ=³.´##@ú¿RÎ%=Ç#þ5*S#=ŒïúT1“Ä*àwm‰Hç×#<text:line-break/>«#]yWšl<text:tab/>K$Ÿ¨#ÈdFò†:¨eoà÷¢&gt;'YD—Æ#bv$ù‡ç5�-#ß0a##¢Ñ.Ÿ9»!âpç¶_º¹šü-j9q€ú#�ûW±ž�£`ƒÈ*]Ñ#ŒHhº¡#U�Ö‹¨v}OŸRŸ7Ì/™ wüsš§B¹Ž7h#ðÊ#!Ë7í6¾ó�#x###ß¥ƒKõ‹ˆ°éž®„2j#ÐÍ#&amp;™}#*ß�Ì“#|ä#M™ž•<text:tab/>#‘#¢Á</text:p>
      <text:p text:style-name="P1">=<text:line-break/></text:p>
      <text:p text:style-name="P1">nÔ <text:s/>|â#Oˆ`ÒÞ�Èço”‹ª¶o‰—¶*LÎ.WÎq¾ól•…#á�CçÄYØ¥#r­ü#ÝÔX#B;†ùûáÞVq #³óL#Ÿ©Ž##yÓei˜’`ZÒ#½ÐeO###|-Š&gt;#Ý°ÊXÿP#m†Å#ò#µñ¡Ý²l#\-šQ¸[¢Bðp�[M{—”½¡#K#®Po§cI½##&amp;õ¢µ#ðÊÐ»íÏ±ÙÌ#&lt;¦ÒŒ0¹&amp;ÿR�ùƒ�`¼j·ÔJ</text:p>
      <text:p text:style-name="P1">û§&amp;|#×75$o#`lç„m8žZï¾mnÍ#{YýÆoæ&lt;�Þˆ�á†×ÔÍ/¥€+…3ž65‡`É¬ä“µÛålÖã»tó¦¶ÐŠ=bY#JŒ#¼�iO®##%#CBÜõ@Ýl–#FY¡U#°ÏÃ1Î#™R�VZçŠ¢ÿ#[Y´†&gt;rµª Ü“ãP“Q�_##F7–)YHÆ##:$³ÖIHýÄc#I/er 9w_'&lt;sû#”è#&amp;·èº3Þ#ùÖ—ûD%½Àæ###]03(#ˆÛMf÷{OC##T#ÉÖ#WOŠ×w#‹÷Ò#Üh#Æ¡šü…õƒ˜##�&lt;g^ZxÅp´#ïw#—|Áóù&amp;›O7é6mv�üÈ§¥#M©X9xT1-C#Q4$Ñ�ó#i#à…¾j##8#š¸egÁÄÜ#Š#¸T‘#­ú#Žf7?Ê#k 2Ü-öìt*¤³P�9Æ¢Ø#ñwD{O™È wåSÈÍwÈ’äÁ#&amp;#ÖQ{à#ÈïyZä‹Z</text:p>
      <text:p text:style-name="P1">#î#„Vïº##ÕWKçÃ³-^[k¯#@|#¸Ø<text:line-break/>##T(ŠÒQe(¹ËÎÿ(­Þ#ƒX¥–·##_÷Žé8%•#ç…</text:p>
      <text:p text:style-name="P1">#­##Ç°’s”gÂ</text:p>
      <text:p text:style-name="P1">HßI#û+�á¥$#¦9</text:p>
      <text:p text:style-name="P1">ÂÅk�‘øvÓ@7±#ö#©#"#Bá–)#J—Ö7Jc�š\r</text:p>
      <text:p text:style-name="P1">G³³Ç#“<text:line-break/>»Ø�›þk###+4ê~¢YÚMêó€:&lt;ç#…ˆ×üã²xJÖbhøÈ ŒO+d]&amp;$#ä5¢•¬�öÚŽêt4L­b#þ#Þ9##�†h(U#j:+á#b;æä™\Á+Àˆ¥y#ñ¿##ª#G·#²}#Q×:V##ŽQàÃ,·`œ•ŠrœI*Hóï^Ú¹ÃÇ5˜ñR£,�ãcÊDåL#"ÛkÌß�«YFy/‰,Šà(#¥&amp;ôÁÞÓ~4¦&amp;£ ©b¯á»Õ&amp;™°÷f3MÌg_î/oB`-„¡ ”Îx�hš#Ul‚‘šÿ#ëj#ùùl‰ ‰�Î}SOH£é#óIªµMÜœ·j–B¾X+éÖ§îh�Ä4AXÐõá–#;š<text:tab/>##°#Gè&amp;<text:tab/>ô<text:tab/>TäDKá¬</text:p>
      <text:p text:style-name="P1">z.òf�pYóB$4#!©#P�ÔÔ##Õ#P!€_éöYñÊ203O#Ðl?</text:p>
      <text:p text:style-name="P1">qš*#</text:p>
      <text:p text:style-name="P1">F÷�t´{\-½ #•×‚wÈ‡�#iªÙÂIåÞPæ°ÔŽ!ÓA&lt;ígì€k"²Ï½‡Žv¢êºÒ#LÄî¦æP¢#RÛƒS&lt;&amp;ë#u½ï*…Ñ#\·ÈK&lt;YÈ˜.X£wop#Òh(j4¸±#î##QFxU„#$R#ý,#üŠÍÉ¦#TpØ¿C£C#¾¡˜¸y‚êxë¢Ãc{*þá…ZåNI#&amp;a(D`ËÐ#×VÙ,žð`^»…ò¨ÂÓÊ.×õ¥Ž²á?s&lt;Q¬q!ªLn5—fñ×#Ü#6¿:y{±³ÆÇÐ(¾ìPÿA]Ü?‰¨b™&gt;À�k(A!¸•FÍBG #fÚ-#;.Òª%#ñ#Œ—ª# zÙï"ú[•3´Â{±#&lt;Ú#&gt;¥1+h•#™åw±k�‡ã¦G/%Í&gt;d¥#Òßˆ¬°&gt;&gt;Qn#sà´×ç<text:tab/>çÍ<text:line-break/>#ôëÖ›¤5Œà&lt;Èjœ#ëéPý)#0ÿJìj7Ýˆ“ê$±€OŽC##ãb�ÃŠ#JñÎœÇ+E2#éòªÓ#ˆ#kùFáÌ—×—‡N–#þœõeâS##Q8‚Sq�YPé+#¬#2dT#úö7V1#<text:line-break/>i#ïÔí Ã#"ë¹#</text:p>
      <text:p text:style-name="P1">D]Œ£d�#f#Z#âõø¨¬ÄÚå=ò@Lõ²e ÙÔ#hÊ#â#ñ�ÿ@#Õ#:ð&amp;ºàéµ±¥Â2Ô#d{%l¬³�.E ò†B</text:p>
      <text:p text:style-name="P1">ÉR»-‰ŠŽAT#›î€#~</text:p>
      <text:p text:style-name="P1">ìª@ÑŒL³Í#0Ö-žz#¾WÜ Òë�h#¸ú][å&gt;WØ\¹b5Slú$#n·ôŠ1‹ßXÉüŽk“þo#Æö÷¿ºÊ}æÓ#±œK#0ðRDú~âÉˆ#Ý£<text:tab/>nˆ#äS,!°:€²2’åzl#WÉŸ#a–v�!#|ž:9azÖÑ�Þ¿#$#¥c3÷l’#"Å–<text:tab/>_�fí&amp;Ý�šÉ-y#�"zPsLCÉ#”Ô²cl~#@##</text:p>
      <text:p text:style-name="P1">e†ƒhð§�#œ?al­öuÛ�gmµÏQ¯Züúq7ô#ˆIGÁf#ñ$ìóbet#&lt;“é®f&amp;/oÞX÷%#rÐ0×O###SZ#Ý9_tu/2�«¨‡õÿ‚ýÚF##HzÅ‚L#Ü</text:p>
      <text:p text:style-name="P1">#&lt;g¼«—d°o°Ø…º‡‰«&gt;¥¹½/##ö©|:'ÅoÂšÛ˜äþ##ÿC×mƒW’#£t<text:line-break/>·#"K��;½8ì¦„"3R4YMø€¥?[â°Õ @Ý#h##£½[&lt;Q&gt;"9 ¬'�šÕ¸#f2žÙ#ùØbÐ_y¦MX</text:p>
      <text:p text:style-name="P1">P¬… Rª‹Sû##~5#MK#^œÔªl+Ï‚žj#ør‘Èøb#�ÓËep3Lthh÷~ÿ</text:p>
      <text:p text:style-name="P1">¹åÃ!¦e#)Ï*NP‹hÛ"›'¾ía#øe#ð¸U^úS#$hØ##éË„g®›#‹c¿1#áraPå0…î�¨­$²6ýk#ËjM`mÜ.'JeI#}ƒ‚Z(Æ³¡A�QP</text:p>
      <text:p text:style-name="P1">°?äEßˆƒž]&lt;3`÷¨™ìê“è�ÔS¥Éä–¢„ƒìbå#™\CªZ&lt;².²KÅ#nž¶=ó„—’<text:line-break/>'O*44Î#_¿çÉ”@-ˆ1ÍƒI##þ4ÿTÖ—6/#U#N8@®</text:p>
      <text:p text:style-name="P1">mH‰.€'x¼w-¦˜ºleó?#ˆ|ÏŽ|ë„`Ž³wqe2³öŒå+Òp9#{øM®‰ÜÄ‚è˜ÆIÁ©#H�&gt;Âüë¨ªÇ=„¨FSú[¡+#Á®†‚###O©7T¢Œöt‹“l§¸Q·i;·#RìËÓpÞPS•É�#¸G<text:tab/>#ã²_j�jãáR·KÎßËµ¸Å$#bÈéR5X:¡Ï#é#Ç”h#Š‘—òumÄ–ûDL‡À@r#&amp;­}º7žÁ#ö:&lt;ÉËpEªœ#¥[|˜´¦#x¯#ÙP#(#ñä#ƒJ#K6@”@îÆ#?ÀYZm&amp;#³›H†N`s###\#Hë44Eð ™šÆ#Ô#2#†ià##ô�ü+…É•qgTV\Uò#‚#Þ×k5ƒZ£gË¤U4º#;¸¹%Z†Ð,RŸàBßƒþ#kâ!×¯©e;é"*ÞËl#${P'à(ßQ¬:ë±#^”ý@K­Ö\-#5gÿŠˆ»|¤#Ié€ø‰j]TØf%#Fü×C@|=ïÎ"¤A"Ç×:‘ûN#ëœ$ûã8a¹#šu¹ðmÏêúU%%&amp;!uI[¥©|�šhØÄ#Š¦«“ëñ</text:p>
      <text:p text:style-name="P1">{d«#KíhvYD#&amp;@#È<text:line-break/>�ŸV×#�©¾#ÛMÿp¿</text:p>
      <text:p text:style-name="P1">±¾ˆ›nÚÐ�»#ÄÄõþ3œÈ¸êÌBj8üúbÑH‰#æAƒþÇ#R}</text:p>
      <text:p text:style-name="P1">á˜Žt‚#;B#EDrßšÄ#8#Ø0#­8b7@ÀÔTv÷o#Æl<text:line-break/>5ÆêÔ###ÈéjvN¸C##%çžî1‹#&gt;º6KlÈçï#÷ù*º##z”´ã×`#¬÷�</text:p>
      <text:p text:style-name="P1">›ÌcB‰hwú±!n;Ú�­½0.¢�#ºY#ß¡�P#Êwâ##Üñ£~ß#þ;ÛRo›ŸSVM–ýÑD¡¨kˆcüÆõ#³Ì¸«wˆ¬Ã€Ù?g##.#*�•¶G±Ä¼*¿KÀ~kÜã„øºE²#$XÙÕ†„÷Lÿ$*KMÿ~#Û#ˆG9”!</text:p>
      <text:p text:style-name="P1">g½šH§8ƒnY#3šKùÃ}jÏ#0&lt;~g#ý(½§÷<text:line-break/>2+Ør”VñAÅ¡:#W#CÖî#Ñi§ÇW'°ö#Àf¶u#VV7$Ë\¿@ß#jû”#¿ÌÁø°¢#ðÒTªŠ—<text:tab/>¥ˆïÿ?6##^×#L "Uå###ø54ó3ˆÑ-]»)ˆÐÍëÑúÆNås®ÊIìY#¨õ%kt#C<text:line-break/> ‡Så</text:p>
      <text:p text:style-name="P1">ÅY#ËÑ3õ„t´ ßìy# Õå###¦e|uàPò<text:tab/>Uàu9#vj##æ¦‹ªê_B2«ægR¨¨9�×Um=È¦6ã« u-è#µŒ¦#¢Ã¨ü‘T˜ìãíï8'EOw{oœŽbã%z+›Ò`ï¸õj�ñŽ#£# OôKÖdš¼ r#­r»Œ_&amp;àRóÂ°}-#Ã¤Ù#š¹¢+M¢Åû:µç###ð�/C¹Ãw…7×ºÎÔ#:IˆFc– ®&gt;½Œ&amp;'#£.ý¶Ì¢fªJÙ#Çuq°Ê›‹r</text:p>
      <text:p text:style-name="P1">¸B#Óo’vL„e|ú½š‹•u˜f#»ÙE)#mó—ÄwîÃ…“Q“Ð!))"^È#™^´¶ÿ�0Hþ¨J#©~#ð7ýÌ&amp;R‰#</text:p>
      <text:p text:style-name="P1">‹óÆ`x¾[#¦#Í–n‹¨íL�œ#‘î�›ÞŽÊny/®k£Ü#”‡à‡dÄ;|#Xnˆ#‘ÖÐvŠ</text:p>
      <text:p text:style-name="P1">iÙÃÍÛ–‚PŸæ&gt;&gt;äLó^Eòñ:M#€6k¦#+R¹Ÿ+Ü�[Š#â–K#ýë´¥&amp;#—ioj‹=SóHø#ÇmîÉ/§…îæ`ñ3á#T¶�s¬¶ b0\</text:p>
      <text:p text:style-name="P1">}w¡§Âx‹3“È�ÐÛçÞí#o~ƒEba~`c¡Û#«ë€¥/,˜„®Xº‡Çj3ö¯#¦—Õ~*QzLÆýÏN#’DÛ‡}÷=ÑJà'V˜ô–œÖ~Ö÷ƒ³Š#3</text:p>
      <text:p text:style-name="P1">ö6##ðä&gt;&amp;</text:p>
      <text:p text:style-name="P1">@#&lt;@#LƒcÐÔP¬4žå#¾"p2V#5ì´ÞG83IQ0õ³Îò/##‚#´¨´£#·K`£[ÅG"Sþ9#°lÒÓé5#tõ,#ø¢Êò‘#K¹9ÕæêÐº€ UxvÄ#½Š'�*„-Û#£×å¢¤(L#ïÛ#X3}##<text:line-break/>¥•’�Ñ·›#½‹Kqet)Üq…vÐ#¿%×Q+ôþ¥#~íß#0¢‘uW@”.©Ö×#öb±lÙAy~##,*M#Þ®E|ßgƒØ¹lå“ÂúØ¢›¢¿¬+”U#JpÕF³¶%˜Ïò<text:tab/>÷,[Rã‘##ÉÉ,ÄíÁl_ûg»5ák©ÝV#×.óS#™ÓóöÅ<text:tab/>Qu#Owª&lt;üÿ!š#@‰ˆ¥A™˜mÃn‚#VP#Ú#gÕÈ¥×&gt;#�î<text:line-break/>###Ÿ­#ú$@#�ž«<text:tab/>ÂR&lt;w&amp;</text:p>
      <text:p text:style-name="P1">iº#B'(¡;WÃÉÊ¦ñ#°…©¢åí]#'»ž�k†s˜(4¥ËB#£#MQÓÒRËm°4úâdú#åö]E•vÏïþ—¬?]‹ôñÒ¿ ÅM#’':œC#H½�g= ¨ûõ@¥úÅ##s#¥}‹I•²’gú/œ�©#À^ûe�°#7gI&lt;¦<text:line-break/>#sY#x-#ï1"Fµ#n.##NSQ’Y#ÓþÀÓ»–ˆÑÐ*ƒ÷ÖN÷èÍ*O§ó</text:p>
      <text:p text:style-name="P1">C³ïSyý’þÑ �Œ(müë˜×Ã,És=VNÞH*î^ÖµŠÜ26¤¢¾'</text:p>
      <text:p text:style-name="P1"><text:s/>d#Š8@rùãh|AÌ‹ùf«ã# rP5è±#</text:p>
      <text:p text:style-name="P1">‰ƒbˆ÷S"#xñ¶s#Dpg—F~j‡#È&lt;</text:p>
      <text:p text:style-name="P1">p»í$×œžNƒ‹°”ÿc�ê€&amp;xú€Ú<text:tab/>XZ¹#zù7%Lo“²ä×UnIœ×#W†5©hˆüñã5�Â0-�9,”86ÑÓT¡DyÇ¼#ÇÄž½89Õ…vÍ�KëëÙê¢3›Ðé§d<text:line-break/>Ü <text:tab/>%•#¢#“N‡#ÄÅÅ˜�#‹¾j¹Ûë&amp;¹ÿ#A'„i#ÉSvò›§™ˆePñôÕ¹¬jÀÕï•#Â?#à­#P_SëJ&amp;ÜDÏ�fTù7~E¯:®ÆOæ2#*#ôõ×À¯Ó:ë¶ ‡,uÅ`Iß##Aï0x\(xS<text:line-break/>u‡LärwÎ&lt;#â6v#«=SÃ{pvïBÁ(qœcÍ#CU½#Í‘Ã#ÀSÇ�±N}›Gc¬ž��ã}›#nùsMF</text:p>
      <text:p text:style-name="P1">Q5PÝ<text:line-break/>u'à‹ó#‡£#Tïyøbß8N‡ÉA#Û#Ã”Q.Fü:,0Ï¿0å…²à0\+¯˜g„êkU2Øº#oµçTzã#±]â##Îûa’*&gt;á#+ïøæÏµ€‰õËÜ0S:’�J¤b“™Ë,téV2æ#—Î€¡ëû#›šZÒ°ø\ƒ##÷±#3t6(›Ó�¼t=UÝ´X-~Åv<text:tab/>p0v—S’#-#û¬k#è÷™zu±�Sý†Ê4)ÊÀ1òX#ú¦µ*w%k™jÆNÖû¢u)ê~#†Ì¬ƒd0w®ëé<text:line-break/>Ð~ßrŽCiv'ôî?:]ªç�Ú<text:tab/>ƒ’#{%8-Ê„ô¢@ÐÆ#þ¹?¾ …K&amp;ÑÖ ï„ä/×ñc##zy¢M#l&lt;©O"é³V^ìV3#'ïá#–\#¢»ÌÎ[‡æ'°#MNÛÏúÝY#íÍO{�±’@x_šÂ#wïHVCX™ „�Ñ�iHw À#ì•<text:line-break/>¾#HÆÔív·u¢f;¯¾&amp;elüÎ#</text:p>
      <text:p text:style-name="P1">›=S�óC2Üÿ@Q2*€#¤ë ÛMÑKcá}èÓ#ñ##è·*#¦iØêxš^“GéŠÔEMÊ ç¾žqô»é­œuä8®5#«±ºHûÓÔ”ìÈ</text:p>
      <text:p text:style-name="P1">¸H#“TÍÁ«#q<text:tab/>ìè¬Ç#‘_†<text:line-break/><text:tab/>l#ÃÃC=ïÌíÌÐ##ÙUä¯¨#B¿¶êR˜Xnÿ[âkA¦Õ'«ª¦#‰=¨O#'t}ò…'!¶ŠèØ+�Ã)œ#&gt;rÌ#ñ#µØcŠKñ˜ô€(¶½f]‚¶#Ú#í¥#�÷1OÆƒÐC&lt;ð8X£´FóQû¶ªf|#zæ˜˜SQ�B#l#ZXHI#.æœï=œ\ËElï¾(#ö#Ù¾O9|&gt;#‘Ç™#\køÁnyûµÌ<text:tab/> ™˜Ô#&amp;#ýÎ”¦klt&amp;##vÝûÏ†�\#?c#ÁŠ“ÏaÝÎxÖt‚Ú2B3£Nî3òïÜ#éj¶&gt;„ŠàM#<text:line-break/>CMÆ#<text:tab/>uOáØ­##<text:line-break/></text:p>
      <text:p text:style-name="P1">&gt;8'þ'ä#yM”'ø#Ü�…„\7ãÈÞvI#6µ‚ÌL$:Rì�Y–ÙtÒ²#�â”�Z¬#ˆ\P‡##â=^4‰!|#áÊ<text:line-break/>:#¨Oo&lt;F²$+`À&lt;v^R®ë€ƒ ¡™å%soÆO�BJÍ46*z›5¢r#‘çÕRê#;Ì³LF˜Ù¹I#÷!ék3Î›Ž#M¶aªÀÀÙ³#r8»}&amp;¦ÀpÅy¿¯ </text:p>
      <text:p text:style-name="P1">7¾{¨#VG¦"¢5#�R�Ö˜0®¤LžÂ]4#|Üž—&gt;Öå¢¸z'H½uyg#kø##ª½�d# !#ÿ@#p&amp;�ü(#?©#Œ� äÃÚn##—o#ßÒRòÐ#î›­�ni‡þ0ÊÚtñt¦�Cpø¢6ð˜Á¤öÌÈÚç~#DeRùâÆÕ#8{¨M�‚Ï½‚0#¦çÇi#•ÛHD›ò›#è¡ÑœEç�#ƒUê#˜Sº~­Ìà4ÞK_#Ñ�</text:p>
      <text:p text:style-name="P1">Ð)</text:p>
      <text:p text:style-name="P1">(##“•¡À¥„•�¬ÎÓ¾œŽS;™·ãfV«µ.z/^ŸK#Œ#%#U“°#zž#±%iP¶hfZixõ�Ú"­×úÐ #p¶&amp;õí²Æ#À‚�e›œÚ¤##�ð7Ñ(/]‹Ù@©ªñ‘¬&amp;#±Šrö!'œè„ÀÃ#øV™¹íîÒ`;6š*P$½%#¾_®,§öf.</text:p>
      <text:p text:style-name="P1">.#%k]#ºX“#A0¼ÈÌRDîU#{h##_½9Õ#ÇÖ;àÅqÿ^U`PÜ4“A</text:p>
      <text:p text:style-name="P1">¼^Ø¬š##*ÂÑ#Ž‘‡<text:line-break/></text:p>
      <text:p text:style-name="P1"> î“aýó¶Æ´#4b(¬Ë#©Ä3Pe³ê´ü0¼J‹Ž#8v�nçn±ÿ}È0#½#t“Ë&lt;m#b ’ró�‹å/’÷J®°íþÍz6›#¼ÌìUoÆ:2í0#59ýdë \#z#o#¯#z˜é#U4²kÒ‚C)lÊû3<text:tab/>Òwÿ9`ÿ.�opâ!q#^E# de´2øf¦�ãaØ]##åe©D‰m×æeŸêPãW###Ÿ/µ#&gt;LòxÎ^.©$/û©Í�l¤§¶Ÿ8ÈHf#�d###Ó,ýZ.†…{¿hÍ¥­#µž#¼1‘¼ÒÐ&amp;6ö½œä#{—<text:line-break/>à#p«uŽ­üuÍâÈQãsœà¡PÒj¼‹ò8ã¯Ð#"H\ý™Úì<text:tab/>ÇaŽ³#mL‡Éx©+Uuãº¥Ú˜#á‰¨#¼4¿cBÏÅ#Qª•ò«#‡##a‚ù$›#%#ªè�dõNŸÜ§´ÕP3�Îî…’Ä'ˆ€:€TUS#®òót)#¤oÛ�</text:p>
      <text:p text:style-name="P1">dÝ##’ª´‰K­.G0r·Qø™â8‰ªÛîùN\·#äZ «Y�ìS€</text:p>
      <text:p text:style-name="P1">ùx‘Â»Û5š¾å•‡b§#€ã*×FK�#¿o,be¾C£#ê†»W##!#ÁÓ¿%j­s¹#µ=Ð,]LhyÉÙö*@°BE#Oä¢]õ”Þp³ ¨¼ý&gt;XpßlV1úØŒã–5Íª–#™<text:line-break/>2$®di{)åg#ªœ@ðZFšo¡Â#:�.#¯ñ</text:p>
      <text:p text:style-name="P1">ÓÊJ3ÝR³Çk¸¬Ú</text:p>
      <text:p text:style-name="P1">##²#J'B´–¨¶#äÃ¾<text:tab/>–</text:p>
      <text:p text:style-name="P1">˜ù#Ó#+x€öŸÃÌ‡˜½</text:p>
      <text:p text:style-name="P1">q¾#�G:�Î¦Y€½¿Ö‰y§ˆiß÷ªL�ª`%†|ˆv2ö~Û…é#½æXa\™&lt;ü@#C#Ö«3#ŠW#PÚ&amp;ÂJ›hãÚÀ##—»Ô�ÆÑàa#+?o{$C„fì#Jž*ï¬##,S###:ÅDAã#º¢0÷œvÿ"™ñ4b�Ñ#OÀ.®#Î™µ-Ô.åÒ#ç3}"#ËÖþeŠS�ñõžlc;²úÂQ'ä�k½Ìu;£×Ô¨Nxú¶c #³¯#|²Áb##T'ô(†ùÖAáÉò²0<text:tab/>v8ýóíeŒ¹#~×2}#£/Û|è#µ[øò ýìúÌÆ�m#´”a#urx­D#IÃŸîì–õ5ý]!‘;b±#ÕA¼ä#Våc<text:tab/>Í¬ùF,#™vå¼ð¬Òe#O#×†@x­*ä#=è•b˜E5+g,spôÈ'î“¢ÆÔ#äÃôCjJY8¦L¿4õ*Ä#=###</text:p>
      <text:p text:style-name="P1">Ü=E¶²#¢0s–œ«d„è#%åP#ðXÛ¨+´'ù–aç##H¾³#M±³°#šÊêEä¼Ýeåw#I¯#Í3V#Ø#¯Êâò|ž”¸¬©—#4Ð#äjŠ,½#’“·È‡ï•ð?<text:line-break/>¯’52OßØ2Í#ƒôxŒ9Ú##SÀf<text:line-break/>##¼¿UóSæä‡ê_#¿Ür#</text:p>
      <text:p text:style-name="P1">X¥#&gt;ƒim¦G]£p…¤</text:p>
      <text:p text:style-name="P1">ÉÃ<text:tab/>Z&gt;�ƒŽá4ÊH¬Š§D=í#%¦ÏÎ¡³—W™ØÇç¶yO7þÖz¯ÀHåÂÃù¯¾ÔFÓ!Yr&amp;¦�½<text:tab/>AêiÛ13”({½# ¡•Cšà®z&gt;Í<text:line-break/>#•#)#†#Ï‘Ê#S#œ—²#=™Ê‘£aYÊ#D�^ŸŽ±…ÒpÐ­ÍåécÎ/óÅš4³ËsZ5L &amp;—:#¾%c™æ;f,xd£#+##Ñ/ç#|äž-¯€¾!ñÚs°N«î#f</text:p>
      <text:p text:style-name="P1"><text:line-break/>}z¸Î#¦'Î5&lt;¦‚Q+M#þ"º#;Î#3ñ'Pù{þì°6ÚU´C#„ûý±#ì‡##u˜„ÀKE;#3Ìœ#½Ò##œ#Z^XÕ½z<text:line-break/>#V+N~- Ýˆ�#Ì;dkÜ*½F«[#m±›ƒ•z &lt;©{ß(aæV…#ct#Š–¦ê¢R¿šÍ®ò·�õ é]™…Ç�KL¼±ïåBŽMÙr›ÿ#Ìé˜e^›É˜;#8Úõ</text:p>
      <text:p text:style-name="P1">zÇpo¨0+³O#UÀ¤–¥àõ#</text:p>
      <text:p text:style-name="P1">ò^é\ÿ"«°¥pmA”ÙE•Gœ‘`mD|Òø�O#~u�$O'ˆ—È#Uß#¤��i ØCÔà&gt;[�#©(×R[³ÞÞ#}}ßh‡gÀ„BCÃUo8#³f§ýÓ‹Ä¿W#Ô#³</text:p>
      <text:p text:style-name="P1">çe@#¿�ò”Ñ¼AjõJ‰�éG(L#'‹#`ˆZÚW¢®›]JÌ®¹j#Éa#reÇÄ§Ð#~NÉe›ˆÌ‚C¼»–3#ˆ˜7#àhLÈLkzWQD~•Ê5¢½|î#n+Ò£T£ Mþv@Û9(—ù´#fwÓ#ªIñžv]ðgý’ðÕ”S¢«¤ã#v#®´»æ&lt;28#í×ù’#!#:÷¬ÿ#ªv#h]á}¾â9ØýÜ #Yu�Í#G#” $Á¤#U€</text:p>
      <text:p text:style-name="P1">bHŽ_#ÇÅÃq#=Dè¶�ÍÑ#ý##TjG&amp;@¿õ±#X{)r#«;�¢UÉ#ŒñÁ|Ì¿æë„§—Ç</text:p>
      <text:p text:style-name="P1">w#1¯z$àfyU2o!LÈi9#|ñ��#ü?¢W#tUo5ßýÌA�â•?#�©/ü-.ÁÆw#;#Î¹È”#àÀŸSª&lt;ìPH+|´NAô£&lt;#‘ö#ÚŠÙEnt¿"Tà#7Ñ`Š§qêãð#R¦f#Ük&amp;M‘<text:line-break/>ï,­Ô“z#a#;¬lñÕûû´¦"-ä&gt;ÍM¤×òŸ—HMaŒ2Œbòœ#Úø!ï\Á#žú¯W#^t„R8õb#|îIp##™B#[ÊÅñaN&amp;�ÕŠ‰´•³«T¼•À##³#¿ý³I§åÎ—'hS³õ(ÜòAJ¤F#²¨#Ù¹ÝfÒï!#�Èÿbý}#Ä%l Y®Ü'}ª6·H-€úÅ¹ó</text:p>
      <text:p text:style-name="P1">QÝ/²t1~G #�j#ŸGc/fýúáê§’C¿ Pì£ýâø{â·,[Þ<text:tab/>f8sÄ#I#§Œà6�à ²Ä#Q½¼Êéh=‚›­ªYûO<text:tab/>K±ÀÒgàû´®#¼Ð <text:s/>!£V�†On7F¦²[ù:’S/ã;ƒW“ÖÞÕ#@h’hm8—èËÑ¡¾*</text:p>
      <text:p text:style-name="P1">%#ÀÚb……º¡[8%ˆ¥)€ìÿD}[Õ¤WŸ«Ó¬#�=‰OG�Ê¥W ¯Ï½àj¸2&lt;æÓšYúSl#Ù%¹‰+'eDì#p#l´tJ#p³ï@y¼˜t8¦ã‘)ÉK#©#WmH¥ðÿlÖ$T[ÖP#Æy…¡–ˆðë³žŠ#îÔŽ2ûÇQÄUÑÇŠwu�–á!#±#’ƒfÐFÓ<text:tab/>A(�.�@üM8#ý#‰w/Ú{Ÿã8e#“þªMzâíÈ#¶^òi^ù®ÀÒbÒGÂ�4h5³—AgG]“ãy�&gt;#VÏ½±“èá<text:tab/>%:Îé§#í­=#öiÈ-æcÂôñ„ÓäXg=qêgÞ#u£ÊH=#õ‹ P¹r�N2#jH-g‚šž£ÎÚ<text:line-break/>°h‚4¯]û##û-#9§‡/dwýóqCšµ¥kvè##¥#ë9¸#�<text:tab/>úž"#‹UXÆ##OÁ%&amp;•µ9pñu!ýÌ²#e)Ìé#Iï‡¸¹^ÖÂPl#¬‰Òª#[¡Ô#‘}§å©ë÷¹åÜ_ïq#·¹#ÜŒðçÿcŽ ÂÃ</text:p>
      <text:p text:style-name="P1">%YTåæ›#¢ãlNûKH|‚#qòfªmš#§#’úå¸SÞ‘BQ#dü,0ÙD·Í#&amp;þöoeü*ß6T�Õr~¬� F&lt;aãðžs#70±-×</text:p>
      <text:p text:style-name="P1">üE###©º#ì.T\®ÿ{Ê:Øú4x.©ªøæ“&gt;iå#3±S#ŸÁ#Vø…6vƒÙÚ¯#<text:tab/>ó®Õü#Žþ�pž‚£Ù#ÓˆSóÉ5™ë€Î#ÉàŸ–¯bJM<text:line-break/>†ù�Ü¤?qû+wÿ##˜­#¼#A ZÓ##‘à‡¬¨#</text:p>
      <text:p text:style-name="P1">G–#�9LÏÀg}pãºÛ†-×#Ê,Ù(lÉ•Àæ##ý##›ø�7[ŒÉMºë#NM“É§ý7v1¸¬ÿ<text:line-break/>\Ö¾à#Lt”Œ:£ú_S#v#@…#À6*Ù=ˆ¿i¥tñ<text:tab/>x#<text:tab/>ïx8—wýE`A˜?2‡&lt;#¾ßëÁO\m+U†š�¿j�fSJT\Þw#—vÚ’êµ.˜n#�}ùAˆìÂÇ×â{ÔO  ê„©µñ˜màê§�ñã)Ìl#^Ó/’lÉ6b_@#;<text:tab/>Ç‘I¹êP�ŽWŠ¾O{#aH‘çô#Ù*#™~O«^ŒøùRL####88JážmQT®6Ú5Ý�i:SÍ#ìû˜y°J›|™ïJqQQð&lt;# v##l?</text:p>
      <text:p text:style-name="P1">ðdñå©.Œ###ÃÙƒ‡#çb#<text:tab/>##å}#g_ãSj¡Ë1#3la!H%õâóa%�®f%È½rôOûe###qáà#àû¿¾¯Á�ÞÉQ#úºÈÅ•5]Õÿ*¬)ÈÏ##¶Q¬#f:�ƒ6Í#DË\p&gt;#é’##S‡Ò«•'šX˜&lt;¤î#¦Ò�O8ÂqÔ¹¾Ó–</text:p>
      <text:p text:style-name="P1">®#½½Fs!C#&lt;N…­©¿�E#µçØIóOåÂ¦uŠ <text:tab/>Ü##:MR†SV’YJÝ;#hxW:#Ô©¢†»@ÀÛæ1[ #âcP.ÿ9òC,ì¼ö2Æèk#ám¡#ÒógðØ¶“#ÑUiÛü�Q?N&lt;0s^¯©|l¸xŠŠëùÚyîÛq{_Ñ‚#{#�Ñ#n#V•BPë¹I1õ0eyX##RJHœ´kúK¹B¤6#‘BË8Ã#µb�À�q#ÝÝ¢ÊÔËÂt³ÿrˆ(¶!C•GE¥(#J¿¿ƒm#u¸ø…&amp;„#D#×üPhKiñQ¢�#è®Ìe+»2b</text:p>
      <text:p text:style-name="P1">™hæ#ÉPáÙ;`{£kö4eë=ôA[½#veKKÝ#rzôí#\ùžem½pˆ'{KÖJ¹#&lt;nÍ#OÞ§ª##˜³Î%Ë�<text:line-break/>çM#\<text:line-break/>±f#ùtìÞÎ</text:p>
      <text:p text:style-name="P1">7¹¿”÷k##i„3ª7ìÎ¿##œçYðÄ[þEæ)#ŠØP~�ÊtÁža×?†#8\u�ôˆ2+'‚##•#Ÿje7j3¨X€ÂO3-IðS(ÿ^aÜo6#ŽàY&gt;¢2£#ûl¦ßµ‰%÷}¼=9#Û<text:line-break/>—</text:p>
      <text:p text:style-name="P1">å¦À#8[ÿF`#lCÏüû#X2§Í‡sVÖÚ0Á!’:Û?(�c�‹^€[¾­#\o™aßª–7¦$ï#í#£N�mèA˜³¼q&lt;ÏäGú#<text:tab/>zˆ1'ŸÌ#¼bŠÃE/ßX¢õã&lt;IzÙIÂ¤óÈ¾ÉÜ4ß#¶’š#ŸoL'##™ÙþÊW1#kÄãGV#&gt;-#ˆ#‰#(†~%ÇU)[Äýt#ö!##0j²{#M#¨óÚ‚vÃh^v8MÐxßÈ&gt;‚’£<text:line-break/>ƒ#ˆü¹-ë¸ò7WzÄ#Hµ¡Ú#î.C•,Æ‡ÁÜ¯E|#«â#&amp;K{]4¿¡6ðI^©#Û±¤Ç†ž#&amp;ÓÜ�#l-™KýÅ|#g•6OÜb#J8ÛüÏÂÑ#‡îÐÅñK&amp;Àß-œÇ#aAµñÍ#ß#ÁêU«#jÑÈ¤±!?¯Ø`Äd#–*#‡Ý#`f#E2#’Ø#=��#¶x±Køá;òÙSM’”´“ÙgZ^äN÷¯+#2#5‚`§#¼ÏRÖÍð/!—‚XN;#œOÆ#`Ñ##2VC#9öÅâ§k‰</text:p>
      <text:p text:style-name="P1">¬X#M(µÏØüŽZÂaíÂ‡]k�Ä^\ÁW#•¯{ò&lt;Q™}»åÛ# �äÆ¦¬IØ½Y)#0ãþ##å=½1æz¹Ò§Ó#s€Ü?Îfd|ëÒ�{5*##àÃ#O##N^#0×(Ï#ÙBF—â¸V</text:p>
      <text:p text:style-name="P1">/çu×M”d‰O_ôs¦#|ÞFg¨#þw{õ#P-nØüêùò&lt;’Uè?tÞ¿RhE¯‡Vé¯¶Ø­|”§nLË†[iÌÂ¥Ú²�“}™õÒÛé#OÇÆÔ#gŠ+´ÑÂ_¶#wE#¿ŸÞ»²]zÄ÷ƒ'±’#DÙë#Ï#ïÅ”C¬##+mŠ'4éŽ;×NÍ9#'#Šag=ø‹#¨HÝ(;#FÌ&amp;öK¡”×Þ!!ÐO«Ph=Î¡&amp;§ &gt;J<text:line-break/>!w#1‰‚]ß‰!W@oå##5dB½Âša#Ã</text:p>
      <text:p text:style-name="P1">�&gt;#N„èŸrÑ¿Á¯z¹²c‹&gt;�^)1#ôou–zTYþÞ#Z#‚�#\2ÖûŒ™í*vß±å#ŠUc#‹©ùbÅº#Õ¯‘ƒ#1«N##nSk#`ÚÇ#ë›è]I@eÌjT]<text:tab/>##‘´Dê©Z®e8##¬##R#ÿp)lòâvsßßâCRf@1Ç#ˆë_õ�“ØtÄqhD#Š&amp;‰AÝ�õQæY×U#æuôÜ#õ2#´Ì\·#û<text:tab/>ôè</text:p>
      <text:p text:style-name="P1">#ä##íŽ•#H‰�k·3#sÇ�014U†uR³Æ^^hò• ¯ñ#!›EeñPËnvY*X‡«~Æ¨_/Ñæm‰xÝâ3Ê‚ŠâÅ#So–¬H÷½`]Ê«VtÓB‘×?çz</text:p>
      <text:p text:style-name="P1">~ÅÌ!Á¨e1uÍ¯‡%o&lt;“£!(#ƒ)Ë§Àµ5ŸM#Sk2MQÅN¥h#ûÉ##ý‹…Å##9#NxëCº7#r#*;XhMˆ!Y#m#¨IjÉK|5‚oBfé²9¸ƒö#ªƒ±Ý#1Ç‹Û)#+lèô"#(ÌŸÑqÜ»#ë#¤¶°g#o#¼‰Ï</text:p>
      <text:p text:style-name="P1">©Å²|jö¢ßmŸ©Ø|ñ 4%|å#JÄg#{µ÷šÃ#9QË#ø'NAÎYà#ä</text:p>
      <text:p text:style-name="P1">í,!#¤y[”‚”A#¡Š-¹#Š¢"žöGü#îE*‘�”�fÌÐ-ýÇ¨…Mi•þ</text:p>
      <text:p text:style-name="P1">#‹®„Àu_</text:p>
      <text:p text:style-name="P1">òºùž</text:p>
      <text:p text:style-name="P1">B<text:line-break/>n›5G#ª·í#ŠêÔ#�r€—o×CL¬*³™P[Û½T?S[ÇéþG—môv#¹HÃû87ü6¤X#/£­#`Ã#e|;Q–·…Ož}Öm#ÈF—ß'#)D#ã##©$æ©úÃ«&gt;</text:p>
      <text:p text:style-name="P1">#àcá{Gñøœ±#YõÍù#Ð-È«=1M×œx!?í)¦[6(4áƒþ</text:p>
      <text:p text:style-name="P1">I¥_Wóh·<text:line-break/> ±«^SŸh¿‚^šše5[ÿ#xÂ¡úÆ¤#40ù2g#ŽTž¡xè=##+Da³u#¿e#4�‡c\#­&amp;û€¨##5øÕ#È½Rîxe##“sPÃ…^… ##�Œò@.Òä1£øIâ3y#˜[Ö#LÈ#I#ÿ=7½Ø”hõÒ#›Ó_°#ß##P##@ÅƒÌÊEQíB{SnP#'Ê##›r¨¼†=ŠøU_íÖâaŽÔ€#â™o~.g(%Å%Ÿ]+ÄË�ÞâyÎV¡Ñ) ?É3|o#</text:p>
      <text:p text:style-name="P1">Ò¹Ž:Á&lt;MG×Ñ¶×Ã#_v›K/ø#“ÙƒQŠ\ïÚ«+&amp;�«¨„�Œ#?A}ÒZJS9¹ÑïŠ[Xr^ò;ØN<text:tab/>XTØ¿UP†NÎ©Œ“½`jåý²#V#ò#2¢åLruZ\ÂEžQ‡m••·A�—íe#›ò#‚®#</text:p>
      <text:p text:style-name="P1">#õ€­#9ØÈÔè®8A#ü‘ˆbøHT�q©ipÖ†#ˆÑµ­m°Ðçi\¦#8ÔZ#é¢¯##KÏÚúÚÏå%VÎí%</text:p>
      <text:p text:style-name="P1">¤"#Á”ÈÍjÖ#•¯??5A—#!Í’È‡=ªI#<text:tab/>ƒY7ªF£#X‘\Š:A#x1kÂðjEÓ{×#½i‰S##ò�#†ûª¿]#—dý”H{¿GjÛ¹ë*Ó‡N¡IY÷Ï?•º¥fºòo2#3ùkh#!##gšÞ†X¿‘EJ¦Í”#</text:p>
      <text:p text:style-name="P1">×¤†:™º–úfªóš#ÚÂ!Œ:«p#¥±iøƒ@›™Äqà•#¤ö&lt;v6E°Ä�Ò7‚ˆu®…´¥#p#þ+#Ž7##</text:p>
      <text:p text:style-name="P1">ÂœŸ#ñò#PÚŠ“=H LÔh7â†BÕ¢†~5“‚¨AAþgG6qmO±#Üï—#t"€úLö¬#›#—ßQ7óý­z3EÑ'ˆrÍ½�0’bv.#Ê6=£ÌûH^ó,‡Ït�Ojé¬ðæÕ«ïó†Ú#ì#$úŸóQ2%î+ïŽ#@žíZ#£WóUÅyD#c¢9x¶~}&lt;ÀLóÆ,ežU¥Ý###¤ö¨kòí²©8”¦•½Á</text:p>
      <text:p text:style-name="P1">#â2A##…´2M¨.63#eÒ#î##ƒŽ#oBý2ŒÍ”qHr#¶åÁÓwå�PåP]45±JGXL�-ÐºÎC�&gt;Œy£‰áMZ¡®n”Û*£enò‚#×+ì35h¯÷Ž��#O0Qƒ+ô#/K + ŒŠ|÷$�º§Å·Ä²9wóþ]çÐ™]#\´ÆòpŸ-#it#ï #DY˜t|#µª‘9ÐMë‡50¯ú}—û#aZ¹ç‹á#íý¶){€éGé‡…ÍN—Á|U�ª·ª8D¡Xîáa¦ÿ0'/</text:p>
      <text:p text:style-name="P1">n�ÙØÖ#T†')#ù#H&gt;†##cê˜�#Hç“�ú#F›0#¾ Œ<text:tab/>¸P‹yÙœ…Ä»#”!Jí$/</text:p>
      <text:p text:style-name="P1">ÿi1ß7#„tkÃE‚«¨ƒP–##ÅHE¤ô#t„Â_Ï•¬yçI‚&gt;ç##4Ê</text:p>
      <text:p text:style-name="P1">(ñ(({~²'õ#—#Â#ÄÅ‘btE"å—D}|îM?Á#<text:tab/>êÝ•L´X«{ý›Ñv‘ðW###atÝCz�±ß‚]M’g+#¥?�¾jŒ&amp;i»]¨#Ï=ÃçÔ-}O#ëÅ­ë;#´ÙVÔ®ø‰þ##"Îs#P#þuî³5¬t‚#¦¿o{#:�{ò`ÈhÃ¡üå4Ä€�òv¸&gt;ü{èH#xë##feõó#CWƒ×‹®<text:tab/>lT0àüb<text:tab/>dUM#¾—Îž”6¬#\B#î@ùTg³yŽ‡##A&gt;0|P^ñº‚##4#\ê&amp;##£¥#ás]S4˜¨à##9�êo</text:p>
      <text:p text:style-name="P1">&gt;�ð–Âÿ@¬0W¦,®Ù±+ò#I#¼à¢š#n¾’ø&lt;&gt;"‚8#Às=ô#Ô</text:p>
      <text:p text:style-name="P1">�‘#†Ò¬N8ÙáÚ|½#ÔÑ}ƒ·C¥[�´BÕ³¶wÂñêñÏkªÙ#š<text:tab/>�ºùŒÁ+3‘Àƒ0ÿ<text:line-break/>Z�±;^—].Æ\¡J™STfGU³]NÙý§mŒá~�&amp;—ó#n½ž!Ñ¢YGxD#±…|ÉÓÇ¤#Jk¡@ÅÍW`”ðE&lt;<text:tab/>Ÿ#E-/UA3&amp;¼QÊGÒ�3&amp;F;|êÍ#P</text:p>
      <text:p text:style-name="P1">a*îrÊQñfãë)³L3Gà†ÍçIÐ,nœ=j¤)ƒ#Ñå‡#ØGù™#÷Ã`ñŽÎ÷#È�²‰�¦K�xø8ÉàÇzV1‰Ât<text:tab/>çP+äÙk4›i»s’*#</text:p>
      <text:p text:style-name="P1">èþþV€®Btâ?l.]r¢¾ÏÃTéÒû_-.{ê#ï#q’‚dÉäUe•òPÙ&lt;Ü­x¯ØôŽ;=e�˜7aOí½›f»P¬ð¦Cþ8¥ÊKPÐsãh##."¡K8îaðœ0uŽ##àkTÎõNÂl¨¾ÊÃ&lt;ÂXüR­Iõ`oúÅWæ–&gt;£,ð¬·n^ƒÆ#ÙÓ®ª,ñ8##Ïa7’Æö6ž.#5x9b&lt;‡ÙY¦&gt;_¿#ÿ#@ÖÉê‡#€%’Ù#³j*¯úÅ—Ýø�»¸9/Õ|#s#EpmË™�­¥;##q#Ð—Ì|UM½„×ž;—öB<text:line-break/>lI î¼°ÖÊ0ÓÎf÷àû(‚##¥#õe$¦4l#61q*x"#d%ç</text:p>
      <text:p text:style-name="P1"><text:line-break/>ä³¿ž $|…)#_!A7bƒŸ¦</text:p>
      <text:p text:style-name="P1">#€vc#xH‰Œt†4#®##e@ËK#f#\�)#L¢—MlÞ}}_ç£.#ü&amp;z£##ú&gt;äMÝ#A#g}ç)Ó­Æõf‘À†ñL#ÉO!ðÊ#í²v�RŒ¢o�Ïü‰#’™ê´�« #9&amp;š¢âÐã�ŠJÿ4sæ##Ç6�÷y’Õ‚XÁ%ø1‘é©§”‚à6JiG#hž±-z«ÍX&gt;Í“cq|i­BËÿ#è‘MŽ¢4×+¿*�¦½#w#�àØÁ7‹Žñ }#²#îmeˆH</text:p>
      <text:p text:style-name="P1">Š#‹ˆYòàŽÔh®¸ÚÓFl&amp;°33…D@O{Ï9Ê:¦¢wôq5À‹o##ªÞéÊÒ<text:tab/>5i•#sD##Êí‰à#'¸Ó#?#Nn{‡è¦AŸEw‰÷ý�ÃÀ#æ&amp;%è¯PjU##Ùè”Rºs±</text:p>
      <text:p text:style-name="P1">´ÿJNE#‹,®_­µ³†xGgw6“ :wß}.&gt;¤·Ê¡#<text:line-break/>ñ#Ó!:-8#‰#1#Ðaà’„L$#iuò&amp;çue×ØÊ#Á�ý�#8#¯U}</text:p>
      <text:p text:style-name="P1">¢#9#qK¦H’u0€~B.Zñ#Ê¤#œaÂÀŠ¦#šý<text:tab/>„‡’ºñ`#N³#ê#ƒHÄlõ#â}</text:p>
      <text:p text:style-name="P1">ä#a†‰ð¸Þ„çÃŠ°#²s•#u±(no¸##ßà{r•BQZnu#áô#ï%”v¾,-Â�ž™-c0!ýá·Cf¬"á$0‹¯1n)ˆsêaj‚�ôXCIðŠƒé#Õ4·•sÃk9!~²E‡Ö©ì’î#c¬�)Gú¬V©fèWÛå{#†#£#bX·#½ò(Yý��sLöJó„|"”|äìL.ÝºÈçØ¶#Bœ#&lt;å#&gt;�²&amp;Æh[äŠ6M#SÐ@!¹!‡27Ÿº+¦ôaÅ‡œ#Ï[#µ#Ôg‘/(3µš$´”UÕ##‹ü¼6‚�d‹H#ƒ]Xk3jð¯ãÜÁÈ#þÿ#œ_þsŸ6‰Z_Ñ‰<text:line-break/>¥ã*èã5#¸##[é¥#eÈóc_é#Ã-7k!#)5G}Xº#Î‡G¼E9Ú&gt;†×ë?¿tSuO¹GÕî«a°#S#pïË.#àx•û¸þ#ï‚œ¨s_qe#U8( ºUÊ—§ø#C#tâ4Œ,2#:þ#¸ÇŽÚ‡áîˆfÞ64Ø#;H#û!\ÅGØA-u#m÷íæ#,QXêLÃW[šo¹cj:³&amp;©&lt;</text:p>
      <text:p text:style-name="P1">#s±�æÿ#Ë’?Hµ#{“|OqÝæ´’*´gS#÷2ê�C”!qÊ…cvày#©·;.×ORu2zZ¤±“’ÆÙ“†M†J™##ŒÑ#¢�èn˜0Ä<text:line-break/>Óáu]k3$ò#-�#œÂX¨#å®ÎQ#šÐ#ÕoÈñ#t0MJïŒÂ�Æ´Ì63€P”™$ô.snpÂ<text:line-break/>…Þ#”.ÝðÍ:A#õ r±A2f�7òÃSˆx#�SzÆ}=#¾�›‚ëöAQg­Ã@&lt;�Îä#ÛR\,â�¹”+ÁOH`#–GW™1DèÿoÆÃìA##yà–Ü#Ò93àÍRÈ|¥«¶]HJo‚(óF±OßÕ‘æ¦g»¡8&lt;K¬CÖäh�p÷‘Ê</text:p>
      <text:p text:style-name="P1">€&gt;#`#—zZäDTyGJHEÏÍï#ÎxV·0ôf�#z#×ÇYÄg#;#ñïô•d¼ªbGõDÅu^–‰Ÿ 8}ÈŠZ‰o%G�æV#ˆEþÆÀ#ßY¸#õSÇ�SXY##L#lå_ä¿žA¾C}B»c:u¥ë5Àd##j/8n¥;à¯'cXgJ2ÞNPü™Å5w’‘#µ )Ž®_#»±Q¨í"#h¢È«|]=Ån®^X(Y#¥•#ö<text:tab/>"©ÿ}#ÙÅ¢jä#R†¿š#+’R�’</text:p>
      <text:p text:style-name="P1">¤µ#•]©´‹ó—�ç##¹Ø:…iÕâ‹›“ùFûO<text:tab/>jœâíY#âß [4#-€�–žÝB|&gt;„u@‚5ÈYVHûì#•/N#Š‚è¨}×¨W5Z»�FI¬7G`<text:tab/>J2ÅI¯ŸO#]ñ&gt;;gÿkˆ;ýüJŽG,Uï#!Êôc”#V#iH›N#ûþ2E/·P*#ú¼3K#2#Û#V�##j@×##çäËT˜¥^÷Ë_#&lt;ÒGÂ`ü¥ŽGåPkñ7Ü-a =#¦õ#”]ö²#&lt;ô#úï##Øs­‡i1wØZ3ø¿Á­ïmðMàûWëTÉN#ƒû#öüñÈüF‹�]n#_)Ú#ö�ê™†’_#Ë¢#�R¬éƒ #0³X##Pj%Ì¨#ð/r=ÀåFý#s{ñîSJô5P…kMîOò/Âµ<text:tab/>&lt;´é¾|ÏèkdÂ ©#—;¾Lî80#«½#‘q-�¦rp©#z~ý²,i®f<text:line-break/>"í´iìWµ’k0�]ñ²9Ñ|ø£„”®íø#4sF#ÕÊUŽH#ge¦9P4#Œ#¤ðñnªuþ½P#5#oumÈãaD#¼#ÛêTýÚê#×{&gt;G�è#bx×#×…/Q`ÏÏ#4ú&gt;ë3UæWŒ„H?Äÿ#ÕGwK©¢ºø§Ý'Ê½I²ãÜ×k<text:line-break/>ÛþŽôjÿMåâÊ#w$URÙ“#ÇDd#càB</text:p>
      <text:p text:style-name="P1">××?</text:p>
      <text:p text:style-name="P1">#Û#cûÎ¸(k5EJ�îpŸ{Ïµ!#t $âŸ#ûÃ/#!É Šé=j##øüÊŒ} ¶#j‹­›&gt;6#�ë„hNwÐ³cŸ‚¢PBkŠœó´^~ÜHˆ[�ßc#ƒT�qÖŠoX�‰!éYjOg‹å’•�Ã##x†Í#±‚#\UÔ#0Ü²ïP#êñ#½#}<text:tab/>¾çäA.óoìMÌ&lt;•òu‡</text:p>
      <text:p text:style-name="P1">¹ÅÙ}ÉËÌa#—[ùSñcÜ#z�7ìŠ&lt;’C¤Q`Þï(#*#5Vïzã’…À&amp;UÒŽ</text:p>
      <text:p text:style-name="P1">v +¿#Ôù##¥ØÔáòšò[J#�ÐŠ&gt;�‹ôê³œðÜƒt#µþÜ¯&gt;zú{Ù4òçzç—ž#5º%‘Jè#Ÿ¥R,=V#DKÛºÝ<text:line-break/>j"ï!Ÿ‚�#+6ß–kM–#]#Õ”#R‹eûÀÚ˜’7"#–ÀgÏjâ#ËÞ#•ßgÂœêßp(#ÙàU�Ë�XÛŠêÝ(jvE1¿LêQ�Ð#Ö›?�Gu'û*ª/äyú­9¼¼u<text:tab/>#ÿ<text:tab/>$€#Ó¸£Vluw&gt;£Ø#`®OúMØ¶Ýñ§þ�ÒÏ4šbV‘œån&amp;6#&gt;¿t¥ÚíÂf�”!8tÚW&amp;©ÔÍË=;žÁUï&gt;~ßz6aSø;QÃâsƒ*#¨d£#=Ðu¢ûI¨À£&lt;d7-M[ êç#Ìå¼n_�7’^"ùU#L�#F¬äñCA£bý#Õž}‘÷Ð3bÉJóÌ"!*4Èø#5ÿ#Õõð•·‰/M°zzfîà~Æ(-wfg#œÈn<text:tab/>¡Ñ!�¡s?#‡y³“â¯¶eôä�#ö©ý4±¸#.Tÿ##ë~›Šˆ&gt;�œd8ÚAmÄ#´#ÐCŸ#ð›ñ"•#P+}üNïÂBÚ^BÁB³Å©5ò#9#3Û©ÜEFké¦#ÿuÌ=š˜#FÐ#hù¸Ó?É§JzŒÔ.Uë#eßS1ùZJŒ%s^˜Imi¼Åy8þ&amp;4,í¸gc0Ó#Ù€µ{a##’„<text:line-break/>oC­ì{ä­r</text:p>
      <text:p text:style-name="P1">Ï(%Œ•¹Êr5Î#¯¡õ„&amp;ø#Z(È`D1�Ð–#H#ˆ¿b2#ÁqƒË##</text:p>
      <text:p text:style-name="P1">#‰™Œ®?TVï'#]‹å#QÙ·Ñ#§#�¶Ç &gt;B<text:line-break/></text:p>
      <text:p text:style-name="P1">fée¬Fz`#ÞÊìÝó¥©Ó(�#äf#Ñ<text:line-break/>Ò7ê´XÇM#‘ŠÐ]#~Hu™}&amp;û'#fÇVbºÊ-U,4fäÊG�JãÓcƒ.)h h#0@™¬�Ùÿiù/V»¶&gt;.0rn<text:line-break/>&gt;‡&amp;¦\;e.ÚÙ]<text:line-break/>ö¥;R#u¸Eaf´_1ìgÉ–#Ì|4È?#Ö™�×K¬åLV‹“•ý–}%ÀlX¼üDF[™m1eg#¥&gt;¡&lt;#zAy\+A%#¤º€Š4_�CÌõ^‘´·õB+é#4c™¼GÃ&lt;¼„#ð2eù<text:tab/>©Ýq#ý‡##[ù§###¸~õjÌ&lt;ÕüßøRŽ†cÃ#u¿¨3Y#MYcIû*þè#Ð#b‹E[f¾m¤ä²#u–¸#B&gt;Ýü#;*rS“.KÝMñ.¨(ç8ãýõƒEN#ßÎ#H³/j�:¾KbÐ##ù�Ð#Ûû#?ÆÁõFyá#;Dò##è2#•ÐSìW'</text:p>
      <text:p text:style-name="P1">#´¤&amp;/#XÉ[ñËåÓï½#·S‰Uê´úÙ¹ç#m›l9¥‚Ð¼#“@§Ÿb¦#Sè®Ú!O!˜Ã//#Ö‹h,r#¾†H“r#â#°ÖÆyá<text:line-break/>—à­&lt;RÆYA#¨ú¶œøÃÕz%š&lt;mËñóš}—�×öïÁ†z™#úÃ83,W»~¶$#øõFºÝŒæÔ¤¹töl#7{°Í¯á€Zwû§ö»Ô�±Åb¥."d£¯:Mr…ÿ+¼àÄÇè–ˆa³1*m¾\‚jL®�‚pôû’ØÃ6Ï†ˆ#è#ƒ#hs¾ú#&gt;Yp&gt;”€Æ‘ÈØq§~#$÷åÈBL—(¡rÞ%c)Eõy4b)�õ¡æñ#TøK^Â$‚WÑ/Ô×±hDÓêCYoF<text:tab/>¸kkŽÂ�&lt;ÜLÅ&gt;Ù(ê##p}#þ#8Iê=KÍ#®ªq�Š¹Ã|l%­#›m?.J^#¹�ë&gt;#tµÆS÷ý«#Ù#õ²ôP�÷Bþ†Ø€Â#¹Ì3üçøž*!#M|Ò#.´Ð zD†Å4¥)ÈP)#øÌêX##</text:p>
      <text:p text:style-name="P1">: â'œ86#¨ÃÝsÅeQrN;æ¶ùÕk¼gÍø¸Åûïv#¸S»Dßß¶0%#"#Œ*#×[©y#É##9#O�FÞz·öêÿ"“¾B<text:line-break/>XF</text:p>
      <text:p text:style-name="P1">?#/èN¯™ëÛ^Ôü#¯gS)p¹&gt;#!è# ÈYøÙ“cqYe;#¶<text:line-break/>ª</text:p>
      <text:p text:style-name="P1">#ä3Ñ‡¿ýÄÌá#]ÝtIÛ›�tJ=WO¬KÏ#</text:p>
      <text:p text:style-name="P1">#ìí2ÄWý�aø}³x#­—\#'¤/Ò‘Ôï†Ê#§½#þF#º‡2° Î¬ó�ÓWN.ØE4_OÐ#X¯ÀÕ#�H¢­h|#'Ûê�©×¹ƒT¸È6-ó†M�-MA~ÅŠ*Ÿ†#ùG¹Õž®dûšÇûôAýï\±W¿œxÒâ«/ê,áøÐ§ÕßEnìºÕ|5Î=C�Cx8¥Î#J‚!U6*</text:p>
      <text:p text:style-name="P1">¯&lt;#UÁn"›<text:tab/>Ï;ÇéìDú&amp;�+¹Õs#÷b cÉ»¢#É· ¶]£çÒ|á¨T®Jeº…#CÁ&lt;¸#Æ°#¤µHìÞ"##Ý4¶OO“Ï##ãH·yo�i¶h¦øö6Ù³S�^¼‡�I·÷¢˜°É�Ê±‘§#Õ-¸J4£�$èçØ ×2I&lt;@à„Ñ^¿3šö/LÊr¸“##¿ùxà]¼±‚ð~7h�¦¿‡åøvÄ#É”�Ø‰†bþ]‡#2ãœ€ý#6ðÉ‡)ä¬éäÆD\�¡dY†‰uj8#Uê˜w“¸òUo#TÿSi#þJ¬«ŽVÅ#´#lY½kÛÉMó˜B\R4<text:line-break/>˜'Úzl&amp;(êÁÔå,\$/]/˜#ÏK½ÄKÂ¨£»{{`L&lt;sòÍhx¨¤#ÔŽ‹×h�]#l”ˆ«oþ5¹÷#c†^éžÿ#U¼8GËfÙ¤#Ý|ô#Ç—Ox&amp;›Æ#­&amp;‡O]-}«Î#€U…xì¢#è&lt;-èÿVgÆ?¿hÉ~/ð#’´Œ[)c—"J®Óé¹sW’ÅÞ#.ß¢ˆÅY3í###Þ´eSJ&lt;J=1Ø{ã©Î#Ë—®¥oûæ„½ýP#I‘�:¡üÕ^ïŒW¦SRw¢j†i—ôhëv4‹t#¬ôýp#Ø|íDüã[g�&gt;ò×ùŠXJ#„f¬€#:µÒ«‹÷:#ªñ|Œ˜¾6;ò±Ìe¹Ð­7$ýýGŸ�#±<text:tab/>¡l¯:œ%ì�'2^È#;“€«äB}€N…V#Ã®Ï1Ñ…#™MŽ&gt;TS#Å_k#Úê#¹å…õ¼­ÌSÑèm½h£q:!2pÆ</text:p>
      <text:p text:style-name="P1">Ú�É#Þ‰Dv:'<text:tab/>ÅàÂ=�é¥##ñ}0Jg÷#‹ï•PŠ\ñ¬—)Tä9=½ÐýlQ‚­vž#ø‚Cß†€óÍB6qU€+»Ý#ìkã¦ÆÌÂï­#§mNÂÚuvëV-O§&gt;¥æÊNš#~‰ ÇaÖ0´û’(¶#v&lt;­###ê³Ãv]q¨x9Xxôê#‹gäWÎ#ÏJH¨VX)FÉÊðOÑBMŸJ#A²§y=z¯#êÇ:Øl›‡#æÕp‚UôY(@æ÷#‘¤±´##t”Ù#¹ÙÂf€‚–$-Vd¡Í¦#�Y$æ‡·âšˆ¾H0:Œ&amp;ÃXÆ•'Œ+x„#Ïx,^#Ðs²¦‹Î�J¢•Š?HÑÿ&gt;”#"Ò</text:p>
      <text:p text:style-name="P1"><text:line-break/>Ñ#˜Ð÷#ú]#{½~À¹ãÝâ¥#üMçi@ƒ¦#Ã;‹Ò}#}]�ÉâœÙñBœ##X3#¬ÂXÙCü¯#®!@Éë]…t‚Çõ<text:line-break/>vG‚îÃ¿›[’#}Fvý;Ä%# </text:p>
      <text:p text:style-name="P1">IrÐ5ñÓ#Óô/#ÈûD#Þª†�øÞ´#5£q#Àw#�ò÷Ý»#øC###8š4z…Íò^óÄÖ^©F^ù–òEò½ÄˆùŠï:#y###i'=iB¤Ý %Ì^OÝˆÝ9É$g##Ðke#í¸fÌgßðÛ˜K†´#ÏEFk}S!´kØg™ãÉ#ðàB¦�hgs=iëÄœå0¬'#XHý5Â#in#nzÙ£Ù�üH—VvÉ0ûRµdÔª#©¯¿h-fð#V­ðˆ¯#XálË##ý8LÐãAŠ…¢$ÿ#‰#<text:line-break/>Äû#4£ˆ¢rÞXN`¦°Æfõ&gt;�fš´Y†#Zó Úw#°ê¼,x#ÓnP ïPÀ'½Ê¹Å¦D#ÔZv8#Œ)#Ê~Ö€ø##�øž9â×qñûZ0ºŒ¿Õç#I?&amp;+|�®ué›¼™#D¨žÜpÌ^%S+#K##,rÿÙ•œd#<text:line-break/>endstream<text:line-break/>endobj<text:line-break/>472 0 obj<text:line-break/>&lt;&lt;/BitsPerComponent 8/ColorSpace 473 0 R /Filter[/ASCII85Decode/FlateDecode]/Height 28/Length 537/Width 42&gt;&gt;stream<text:line-break/>8;WR0]62"F%*UEi3/l[\)8mQE&amp;7$&amp;K"Ur:@&gt;UO^qaB1n%?@XCR&amp;J%BZ%WhWelnF,h<text:line-break/>l/HkHHs&gt;`(_!k#Xi$-4,kH2C`c)K!'5`rJSEVn)`dbm5UkH"`'2,%cJs2h6A:)jAf<text:line-break/>!$Dj1C1Qd9#,gtDS-_SceqksB;1!Lt-"D?'F^OX:h/0oXCjoKS@?80o;eEET0f'_G<text:line-break/>?OCPnBn=K_pIq0KZ&gt;-OSr"VjM1UK.,@'9`//+nW8ak@B,jCCMGSR0^H^7Dd3am8=@<text:line-break/>OZGH4&lt;&lt;mkH`AoSsU/'["0.Ol:c@Hfj;!!T$5FdM_J&gt;7)s4p.dUWH37)cBAQ\i0\(,<text:line-break/>cAYtGo@e,g"bLPpbfG.'qMie,7CNHlPQH\c@;i,DA-^Z@_7=m7,&amp;&gt;Ie@N4KZg8S_(<text:line-break/>^1q`84hdAe24:;jjZ=_I5=E6$$0CKpMFo=Y&amp;kZX232`Tn&gt;W[;)=SqL]"IdRC5mDEg<text:line-break/>gp7-9F7SVI'0($m38.0(b\^7E1)a#'/hqKD#Hr]\d;d4_-k%B&gt;Z(AMG(-8k\2]_TT<text:line-break/>!3P"[C]~&gt;<text:line-break/>endstream<text:line-break/>endobj<text:line-break/>474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475 0 obj<text:line-break/>&lt;&lt;/Type/Page/Parent 3 0 R /MediaBox[ 0 0 336 229.44]/Rotate 0/Resources&lt;&lt;/ExtGState&lt;&lt;/GS0 545 0 R &gt;&gt;/Properties&lt;&lt;/MC0 546 0 R &gt;&gt;/XObject&lt;&lt;/Im0 549 0 R &gt;&gt;&gt;&gt;/Contents 476 0 R /ArtBox[ 0 0 336 229.44]/BleedBox[ 0 0 336 229.44]/LastModified(D:20200108144142+09'00')/Thumb 550 0 R /TrimBox[ 0 0 336 229.44]&gt;&gt;<text:line-break/>endobj<text:line-break/>476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549 0 obj<text:line-break/>&lt;&lt;/BitsPerComponent 8/ColorSpace/DeviceRGB/Filter[/FlateDecode/JPXDecode]/Height 956/Intent/Perceptual/Length 160421/Name/X/Subtype/Image/Type/XObject/Width 1400/KSPQ 75&gt;&gt;stream<text:line-break/>xœ#6@É¿ÿOÿQ#/#####x###¼###########x###¼###################ÿR#</text:p>
      <text:p text:style-name="P1">##########ÿ\##@@HHPHHPHHPHHPHHPÿd#%##Created by OpenJPEG version 2.3.0ÿ�#<text:line-break/>####r###ÿ“ß£ #†¦êGÊÀ õü-]Lc�£·#&lt;0¹(#Ô:,]$‡áÂ/LÔîŒ€<text:line-break/>Â</text:p>
      <text:p text:style-name="P1">`#gñ&gt;¿CÀþùæ#&lt;$HŽNð,ÛÜ~AÈM/©c‰\/£‡à8FÌð##::o³³‹¥6Àˆÿ&lt;Øl‚ß##ñ‰#�Oîý×ŽÍX¹Ú…ø&gt;÷ÏYXö¦Ì#ïICqz#¼7“#çÃÝu;Ùÿ'Ìâú4£</text:p>
      <text:p text:style-name="P1">üÊ#¯*‚eÞcèRuW#µS°¯###„�#bh�ê£#íù#IÏ®†‡Á5;ÑÔ¾|ˆ#[G¢�Öš&lt;Í##ÍOT‘À(¨B;')»#Ÿ,¬96E~§›ËÄ###`ŽÚÿM</text:p>
      <text:p text:style-name="P1">úÓñßhZº<text:line-break/>|V•íT1Òÿ:,­3<text:tab/>T#äDŽ*VÒAC•ÈØµ#�7}yœÖÊf†•œþuòçã1Qž†x•#Œ•TSƒ+`kšÎÓ³¶‘«œ˜1é[†R—ä##£Ñ}ÔJ</text:p>
      <text:p text:style-name="P1">(Éð</text:p>
      <text:p text:style-name="P1">óð&gt;Ø#£¬©#… ùò¸F+©#G#èß8%ìâ‘#</text:p>
      <text:p text:style-name="P1">ùÛß½‡8EFIàš¢5</text:p>
      <text:p text:style-name="P1">e##®So™"ûï€-Œö+#‰\4###™g=ÉÎ©¡‘eŽ´ú°mžË]«'¹#»nqêj#“#¾âÆ}P_·¶ùO&lt;;+·÷°S¯¡</text:p>
      <text:p text:style-name="P1">qýuM¼7#‹|¬0Ñ©°s#Ÿ‡pöqòSÆG’#±‰#¾G6þ¡L­##?—qQLÕÞ#Ì.”°˜é</text:p>
      <text:p text:style-name="P1">,g+OcC÷»#0##×ë+tkòûjéiºÖôÂþWÏ �ÓÐ{»÷µweÄBQjñÀWk#ª¾jXÊ#WV</text:p>
      <text:p text:style-name="P1">lpR ¾#‡WŒÏ³¬¹öum#W@À<text:line-break/>#-«ý]UîY#Óîz¬|·²¬ó–Rm##FÆq¦çø£ª¼# #–¨‡h/Ö#±³šˆ#T !$</text:p>
      <text:p text:style-name="P1">“�¤9+þ½»ìùmd€~cäÌd##�&gt;�^…Ê\›ºWðQ¦yAd½zõ##5#¡##</text:p>
      <text:p text:style-name="P1">]g6è�¦‰</text:p>
      <text:p text:style-name="P1">oµEu#†#‘D.Ë–³Jt¢Ø±ÁPG'#´«üÒ##²ù“ð#µE+XS#0X8ÁWoåàu2#9×$Üƒ¥ÌµÍ#„–+ëØ#7™…ŒîäŒ{¿š�ˆ\g#Ü9é#k¬(Àª”Úñm# ¸¡qê|ï!]çsùì}Ø,´ö#<text:tab/>!IUî#Z<text:line-break/>6¨³Òßµw³–ü+ò#ß#yH</text:p>
      <text:p text:style-name="P1">#äúo</text:p>
      <text:p text:style-name="P1">zu#˜�###¹Á#UÏ…<text:line-break/>ã#ŸØ\#zbÎmÓT8G×�#ê©-tçc#o£#çÍ‡œâ÷'#ë½</text:p>
      <text:p text:style-name="P1">¬#„éjK´ÂgõÈãCXXË¶2r{r¥îz#ô0Œî~œCÄÚ7#Ù‡­£#N�õì¶TM¯�µÉ#].D¾S#øáô}ó##¨´Ês<text:line-break/>#åh�#îˆ0H¨ÀgÞ�sq®b#SöŒšüm#a#Ò:•iÿYŸG#†a!YòžRL<text:tab/>Í#«þ“QÄ–õde‡hÑ$Jžð+Å&gt;##74Ìâ#Mˆ@{#È13ü#lãÒ#UÃ#Færè¸HÔ:ÝãO<text:tab/>c�¦û÷9`_TMîÓÎ#Êb#'#Â+L™¦#Je®Ú!4–Ý˜;#;@/áLœÄ#À¥.</text:p>
      <text:p text:style-name="P1"><text:s/>²ÅÎ<text:line-break/>È´=uŒƒY#*±¯¿|žÄ¯z€Ø#E)¢í­r§¦ôyõæ›l¤¬Â£L;|šû[µêFk|Nt÷b&lt;©_ca1ÀðJ#ON<text:tab/>e#¼cü¼ƒ`û#3#-\Î± FÚX‹½Y?8#Èí#</text:p>
      <text:p text:style-name="P1">ÌF´âçu¨´ü‹¼Á9r™™F#š"&lt;¯@ƒt</text:p>
      <text:p text:style-name="P1">œž# K*j¨Ò –1}½#° 7¹#Ö‚/Ä#ñÉ¶†ãutÕ«�#o]ì#m?ˆ¢Ã0Ê¹ÍÓ#OGØLL#†„#?UØ¦Xe“ãWA’:Ä#ñ%NeJoãVÄT#“¡™�<text:line-break/>û0?#HF‹â?#ÝSçë�ÿAèêz#QZ?bC; <text:tab/>G#xLÐ…•èþxbð™ùW#l;xø6;¸Ê%#6¢)¼_„`Jæ#zÝV[P �ÜÌg?�£ù“D\æ,h5b7©¦:ÍÊ W�¨°Nó‚Ý¿Y#É</text:p>
      <text:p text:style-name="P1">"�</text:p>
      <text:p text:style-name="P1"><text:s/>#2ƒð­&gt;‘¦dÍÎ›Õ˜VP+¶Š¢A)«ùtN^›7ÿG»·oîD¿</text:p>
      <text:p text:style-name="P1">rË</text:p>
      <text:p text:style-name="P1">k·ef�Ka“Ä,«ÀV\</text:p>
      <text:p text:style-name="P1">ã˜n#L@¹4#ñ&lt;##é&lt;à;ZŽ+¾e?F#xŸ½…û£Ù§Ç­°#Zeø’ãÜ#lƒfx†#™#</text:p>
      <text:p text:style-name="P1">#M`K#ï=Jšïœ#Ž#³à#¦¥x�¨JrÓ# ŠàŽÀj�›#ŠÂF“ê}¹îfÍ…#ïï*y##+)«d‘%áBx:62JŸe™¬œxëÆníùKËm#Y<text:line-break/>ã#±×¸^SùÎ##E#ÌÑ<text:line-break/>÷ÂmÆ$\%�.Ø|¯;SÚB`¨û</text:p>
      <text:p text:style-name="P1">¢</text:p>
      <text:p text:style-name="P1">##l#&lt;§Àr0ƒ0iŒý###Þjx &amp;U°´÷¶m#CÝãÎ¤úkÓG#jÎ»çý‘þ}µ#8eíö`WêQ#ù‰³‚P¨#$ø«Îñ6#ý–ìÕ¸í^n¼ÅìA##W$M</text:p>
      <text:p text:style-name="P1">ª&gt;~E#šæ[#</text:p>
      <text:p text:style-name="P1">D§óÆþ™Ô#r™¦#•à^#zîÅ©ˆ�ydã{¦ÉÎŒþ‡n&gt;@‘/ï#PVkèóŽÓ6—‚žê�#ÎB</text:p>
      <text:p text:style-name="P1">°ä#‹á£#¼iö~#µ9“?#ƒ½JºS#y#§Ý(Ë§ò–¼#ÒƒåÕMø#é¹6Ô#ÕbÝ</text:p>
      <text:p text:style-name="P1">ß³#7�ý</text:p>
      <text:p text:style-name="P1">SÅ‚ŸëÕº¨þjrr|</text:p>
      <text:p text:style-name="P1">ÚJl�#8L™„ô¼#1qß!Ö(óJ‡ª‹½&amp;S%i#E$¨LÃqáI#b±*íO#=Dt#Þß#¶÷&lt;‹)•8Ù½@—î&lt;½û·ýœst¼TF&lt;L�#«Þ#ÏÂ£ä¸¤ÙY(<text:line-break/>ÏÔï¸</text:p>
      <text:p text:style-name="P1">Û™¯Ý³ç#‰^J#Qn©Ú^h�ÄíØ#<text:tab/>ŸÙYš‘–#¡XøWvÇáðöÎ•Þs5Àò‘ÅvƒÛ#£|÷¾%o¡#h½1</text:p>
      <text:p text:style-name="P1">ä~8¨ÌBŽ#Ç*ËéZª1cAb‰¹##ô]#Tû&gt;@V##ñN"2�Û‘Ðµô"÷|(6¤œ$pb@Û/–WAºë=<text:tab/>¸K\„éæ‡#Dp&lt;#ñâ_¶##ò#aŠòÜÁæ`ï¨*â³##ù#&lt;=_Ú€#p<text:line-break/>Ù#L„n–##Ô#ólÕ�Ì#·îÌoóÃÍÀ”)ìeÕ}LÁ%¨p#h±Â5'#8•Á#•ùü:Ž²T:#%BMöå</text:p>
      <text:p text:style-name="P1">C¼Óî¸éiæŒš^8ñ�Å&gt;ô#6«¡‘pv«˜#.# ù#&lt;#]½ts³”:né]x,¢ÐÃ—êÊ#æïÊ#}5&amp;}MÕ,Æ LÐß(#FÚ�qHî’^‚ÂiâU—.#Š�on›vN8íÿŒg¤##8}f#:¸ZqÍ#ŒsŒ&gt;ä¸nÃÇÐKa9rÂ‘˜úaÚ\#¢<text:line-break/>D7(?¦d{vªÑÍŠžú�£Â¤s–í4â®15l</text:p>
      <text:p text:style-name="P1">(Ÿ,¸#Hé_Ç�¿š“*e-ôØ¨Â@\èvö#¸G#ŸyÏ±##ÈCHT„ýl%_#ví´##ñ·�]–n]yˆ=æLƒ#mäzÔ#šö</text:p>
      <text:p text:style-name="P1">ÚÇÜ|‰�ò[ èÍ\5uº#œ§�Êz#óA?î</text:p>
      <text:p text:style-name="P1">u^�ö…)~˜#õ{L±åŽdh#+»ðºËÆï˜öÐ2#³Ã#ÚJÉÃO ™ô©žCt+¿#îhÛ&gt;Y&amp;«¨è-#Ÿ›;#¸²è5Zè#—m�·ohÈ@»s±ÿq’Ç#ª�@ît40#J#Õse“$a$m#oÂ#Ö�<text:line-break/>«¹†}�ÇÖm##Ôcé#…ÔH#Bh=&gt;#ß&amp;¤N°oLVC,A6Úã#¥2íÈüï5Sáô‰Þ#þí¯‚R¡Néì¤²#ÑsÎ­x­¤­#xP/ÖÕj«5»�OI(M�‹@[&amp;#j˜/Ù0ZEFOå:#bý€M]$ql<text:line-break/>Ù®jIe•#�#Áí%</text:p>
      <text:p text:style-name="P1">##ýñÙA¼'b#ü:2ò‚(nãÿg™Þâ¯�±è2#BÝKvù#ËCôíÓ�Ž8(CIÉÑŒ†Dû#¶»#7€éÚ�¨ü³NÿR#ß#½:�é#ètn^#&lt;Ù?Wlùó�ÒêýYA~�¼ÕR¥¿˜€µ„Šm³?ñ#ä#žC@#QBFF#àß¼ð#7w'#ª%#Â#«×¨UÃÎu Uy¡#`¬ o#Éî#ACh##:�q‡V[Ø´ÄÅ¹#f…â”þð`TÂ¨=òÄHÄ8#ãRZ�±yFz1±µ×q�‘³•‡xÊ¹#y¥ÄUj±#„}ûŸ!Ò\uî?“Ä#†T€sT6ä™¾f#¾i­æ#1#E¿áµÂÞz­pÁ•†<text:line-break/>Y¾#�)#wß¾|ñkœq¯§qŽ½¾OÇˆFÐºQ#Ñ)ê#t"+C!¤\¡|sé¨oÕ#hÆ‹ª†=–2÷eò##)¸6µF7ww#›ø‰´ø# gTÔç²³Þ±GÁo¢‡Fé?8‹'T\Pr›#ØØ-#²¥¼ƒ(™_6ï!åäÍífÐG‹@�</text:p>
      <text:p text:style-name="P1">;œ&amp;EÜ[üÚIÇã¤ocË9S#fª¥</text:p>
      <text:p text:style-name="P1">»÷‹#<text:line-break/>Gê6¡ËäP·l¶@T#ßp/6|#+».íjêUfÇÊÕº#—t©¯&gt;]¨#:òÊ</text:p>
      <text:p text:style-name="P1">µÜ(x ª…¸Q¦ËØ…€Î®h<text:tab/>ôö/Ê´ánÁ~y‰¼f#‡eRÃ~û¤˜rh»#©</text:p>
      <text:p text:style-name="P1">#`àÛ#›)+7§½n�#7ÞÛ#Ò•Õ#Ë°E�¡é)ù^.ÒeŒ›Y«ü#cN2žzélL:D°#ü#Ú³w \š«‹#•Žxøv{Îs†#ØW«uœp�R|b—á#C#Ï³&gt;îŠÕi#»Yþô„«íî|¨–ö,YLæy¡#°òªróq.2®yÍA#N£#l#vI+JæÃ7##<text:line-break/>ÁÚ‰Z‚a¾#ÍÓ=nG ˆ”Tªøƒ9#|q�x#î'Æßò#DF.#¢\3@¿«‰Heir„Yæp<text:tab/>+/ûë(À#W’…êÖ[Ã¥×Ìx5³#iÅ’O#2HwÌÀh/#Ê:X•äŠÒï¹ýb•xiGÌú7ÕÏYZÅÉsŠ<text:line-break/>œJÄ#ßj|²%™<text:line-break/>ÛÌ¿™P"tgWˆnKè<text:tab/>€/Îóm‘Ìmúé;`#éŠñƒ"P¢S²,¡#L3Ï}#À$Óåñ#Ö¾r|âÍ#¯¹#Ô®èÒ##çÈýr‡¼hÌÕúæWá&lt;#Øël8Š�š#ˆ2—#öÙ#u®#µd��Õ#v�/ëÇ=At¾Ü@N£¡ŒÎ£ä¾eðKÍeúp�¾`¯3+ã#�ý#&gt;Š¥Þ“lºxA(Ãæ &amp;-#S[¤¿Çø³›ŽÖ</text:p>
      <text:p text:style-name="P1">Þ\^¡-[ßªç³AüRÝuh.\.v#” #¹«ÿ#‹±§ø##{¨›Õ¥M#µß~ì¦tŒàóSål.hÿ#‚ƒ0(ÁrZý±Q¸9ðÔ#m¶È~7ÝïAS&amp;É¦r—…^±æ"Õ¤l—ÛZBxåu=0G3RÛ5ôeÜ*g¡Ç˜#‰*#||®&gt;‡c}Thã#+r#²È</text:p>
      <text:p text:style-name="P1">–×_¢›£ƒ(ž[�±Á”JÄ1þâm/ãe‹àwñ" æ€(#¦‘#YP#ËŽÅN#’ </text:p>
      <text:p text:style-name="P1">1E»ì�é”`Ç#ˆ;O)#3ù&lt;~.0Â¨ŸAûÓpò�óí{'+`2‹·Î÷Œ÷»Õž§</text:p>
      <text:p text:style-name="P1">ÔÀzŽ#\é?žtN3ëA®b#¤ú#²ÒÖC#Ò|¸1÷###ðJ#9¹p­-ƒî®#„ÅŸî_VÂb1Ù</text:p>
      <text:p text:style-name="P1">ã#v~#HóùýØþ oùýXþbŸŸÔŸæÛüþ~ŸŸÜ�ùý‚~TŸÓ¿æè/?ŸÓeòz^ï“²ŸŸÒïçô#ùµH·¸å:N—}N#G·"#‘KñAÉëÁ.ãŠ#èŒÍá#�ê[€ôK!×œ#‰Ý³Í#<text:tab/>N</text:p>
      <text:p text:style-name="P1">g&amp;!#o´¡¤zj<text:line-break/>²À®‹&amp;ysaŸú#b‡•Û…õ2õ¡|¨’½°yz³-²%·NÀ´éÃ*SšÖÑ]Åð•/åóè’<text:tab/>M#À1¢T‡<text:tab/>ÞÑ”B0»[©‹µ4ü#GÚ©ö—õ-^<text:line-break/>o:¡±óäþK§–—²¶#¥…+G�#_¾Y-Ø»[Žõk<text:line-break/>RyÖÚ­¼d¾ê"šÊél«…eúÍŸ#Ë&amp;#9#Òâ×D&lt;G#SˆÙõ™³îô/ï#µ#.è##N<text:line-break/>š{ø#àÒmy¡6îmù#$ì#õFJì±x9ÀÌ#Á#«„"pa°Œe­D5B@FgC£Nb##›¡#¢‘.æì#]C³¹#÷›LÆ~BnrÑ†¸ºS#k¸½$_–É#ø„˜</text:p>
      <text:p text:style-name="P1">#Åväíºx#Íz�x;¢Bn…š¬Ôy_zO#Ö<text:tab/>³�Ivs%ó�3j#Á†@×Ïd##LšüIWzVÈ¼·J#�žê8½Á‡#å…öùÝ´~6ÑŽVÌì9Ô#[4Ö#Í##Ú#{�èX˜£Äýì§&amp;x‚¯}¯ŠS@§#;£å3¼á#ž-�P)¨t#ú›Á5Ò¤+M–‘#�Ó0T†)Æ3·3¦jÆvŸ#/LÏM=°ì&amp;–ÒûM…À°zÐ†ZNMøX%´<text:tab/>$~@6™Ü.#_N##–:ýˆŒ”0¡à©#G¢#J#;ê% â |µa¡#xÒ9(é'Ù&amp;­=Bâx6¤Ö7©0÷&gt;K•¡^@»³£F¨ÊÝÃ#7‰*@#17l!Ÿj0DéÿiX###´_¿ó@ÀfÌ#%ÙV#–Fé#ðTž²½²##Cg©ÅåV‡Ç¸ÇMAÀÝ]N</text:p>
      <text:p text:style-name="P1">¬¦Dj�'Áí”™�”pt§¢ÁÓ„g¶_Ï7\žU§£TÑ·#ûÞ… `'Ö²*MTq.ö?�¯#9p#PÕçP@E$í†¸</text:p>
      <text:p text:style-name="P1">øÓvœ³œ#±ŒºZt±Ç#™/Mž#Òª¥„ØäÜ"‘³Ð_c#—€:#}`;“–„: º[�àIÚ5å#mäA#ã;�Âé<text:line-break/>8�Ñ#T\LS#T]Ÿ#Æ¥ˆ³úû#wMZ¸#9U#ZsÉ<text:line-break/>Ö<text:line-break/>¯�+JB34Iÿ#«¾õÌ’#'#ÄTÌ##­##Ü´ü«oÜf&gt;ƒ#§!o?Œ</text:p>
      <text:p text:style-name="P1">|šŸsG¿Š^š¨#�ÄG<text:tab/>!#Ž&lt;”|@å#\óX#·ÍK##Uß\r÷˜”¦ŽšX#ãÕ&amp;#¦ej³düÁÿYÜvó»¾ìlÉQpÖë<text:line-break/>è-¦cãÚ«S éd)Àfß›a…KÄ¾%�Óðörªi?4Dßdf)´gu¤vmX“.&gt;<text:tab/>�ÑÖ“ô</text:p>
      <text:p text:style-name="P1">ÈÖïëŠ1#W©�w#ª#¸"ÇÙÏF«Ù#B#bO€¼#v½Škq3|}vÃ"##!à‰ç»Á?</text:p>
      <text:p text:style-name="P1">:idé¿pâØŠJWl½³¥¸8{áíaúl3J:/.#ÂöËÊ#…w¥òs#@YÚâæ´7=Z##^Kîw#·.##A°qZ#CºÐ#=�’[=›Ä#/�Œ4bN4##*|,o[#ü8c"_Ý;:3K4#2çq)=:þ$øo##o0�Àª´Å†ßz"E©</text:p>
      <text:p text:style-name="P1">#,^LšÀ6PÃ:ªZÙ#dN#ïD:÷ŒÓÅ#ßO^# C#ÐÊ#ñ¢wX°‰]}0W#ìünÎÛúµWöuÌ€#h&gt;¦è’0#)$Ð$E§=:ÁpXÃdâ›O¦úlÙ§#ºÁ%•f³ÍeA.Ùë×Ximi™ØT~î¥t#â\ë‰�×#£�K\zÝð:¤›þ6€Eç#¡õ¥vï-L?FÖß¢ #,’§u€Ðæ’‰—e#&lt;</text:p>
      <text:p text:style-name="P1">„m÷&amp;ÓrW Í´ØI�#cƒÆ– <text:line-break/>Afd#s€9J'G#éæ7¤êBÓ#­ÈµÄw»J$N—˜3HGŒëô�j#c'¯#ª`]K#/M¨ý5Îüã�R¯�i©R;#õ³[#”#Âœe˜#€,ü‚�ˆ}ÚHVì)[#`ÈZ·b±#«(½'Ü</text:p>
      <text:p text:style-name="P1">ò¥w0XYb&gt;w:#úbáÎ¼¸†ñ 3Ã‰›ÇÁõx!#Ê›áo\#.zTæ#¬hI#\#`#<text:line-break/>–‹;¦A¥ñ¯Ç˜!;Õ¥‡÷oÉSaHÌ</text:p>
      <text:p text:style-name="P1">{ÉÈû#d#-#¦R#ÏÍR#q­˜#ÇÑÂ“Sº#M¨×X#:Ëª;,ú1#à#¿�÷†Û<text:line-break/>#B&amp;•äóô“rw/éÔ š98jŸfÛ^ÍûÍˆËV#�4”&lt; ny2òßÄz9EúIµDvù#]Ù‘#Ëg·u#T+ƒF¤×©¶Ý�ÏÁ–#<text:line-break/>ã¥rïØñÝBFW_§@ßkÙòªFˆa•¡Ú#¸ðäö9ƒ‰Ðó˜-#ÝqÝ^OûšT|#3PÀ†Ž}#a|#IkÖ#ª"¸#v²|ì—)/Šž¿¿äš¶pÔ#È¨.Zã™œÈg®[Õ!„Šnâ#þ#kßÌŸ0ŸÓc´l*U²#@ùm<text:line-break/>&amp;"¼"åÀbà|Felw@uxz¬Ì½Oúž#&lt;‰~&lt;ÊG4ªaQ–²+[�il^Tæ1ÐY]îÂ°WÕN¨7^Z#NçÛ�Öé##ÌØ“¯f+Ý(E+##úñ:C”ÿZ(#/¬#¤ÜY«Rò ‹ð•4ôv€úIC0ó)Gg##»Y#€™Èð##Îí</text:p>
      <text:p text:style-name="P1">8hººªçŠÜsµÈ#Fƒà#ãse¡\gñ�¿®ŠæŠ##«#®–e»Éj#Q#ñ&gt;|ôJB|NÏÝ$Å“ïÿ#�^:,í#f¸�°”“åÆ#€-ÅØ86E±»öºÐªB_|##Þ#</text:p>
      <text:p text:style-name="P1">‰#åD#Užx©?½###�,uÝêt&amp;¢Ã�¨ã“³ìùèš³ízM5Üj+žwwa&lt;33Gfºæ1” Jg§#)Òhh_ÙÇ@Ï<text:tab/>åM¿-g=ƒ�¾6#jÅ¡ÔÍ|ÈÅd¸#Ñ#ö£�:›eåÄÈ¶«(ÕŽG�öŽõm#{#å2p#›ÈVPÂZF#°VˆíÌìòaÃÚˆn\Caï‘‘�ó%Ã²RKwY#–Øƒ¤—­W¦ez&lt;M¤¤”î#mÂY$q¨�ˆ#JƒP!ýˆwÇƒ�#M(WC#½##L£f÷a5ä #ÞÅW\w#6}¯Ùj¹ÔTF¯i#Â’#IÛ¿“t¬?tù#ª##|��ª73«Í]÷è#7­kšØ«</text:p>
      <text:p text:style-name="P1">cºçooæ¸ðã(úEµ~áÅ#CA^s´Ì='Ÿ1ÿS).–c##dy<text:tab/> ¯##šÍ¾ô SÚŽ�¤´‡ð#; �#</text:p>
      <text:p text:style-name="P1">·Ä§W?¹A"7‡#`@dÙ#•�#ý¡#þ{RøF±é¸#Õôã#M)E’&amp;{"o€­ˆ$#å1vÇ#‹*3ƒÞ#Ð#A?#Ê¾ªÐ$9B‰)[Zå žæÏLË#.Z#'‘»&gt;#%ñ‚#TÎÉîC#×î:kUØ®1Ñú</text:p>
      <text:p text:style-name="P1">B‘#åšá¬rÉFÊ~–#tgðºÜ¢ÛÙ#Írj¥Ÿ§FU’ž#-#[c#î#ÒsÍcn�„¦ú�#¤#‡*6€†,{#h�#ÕÈÄ#w$‘K#pj"ß�É?â5]6yú­ Òa~‘�C#4Å'�</text:p>
      <text:p text:style-name="P1">”H˜s²˜ª½�+#1[¦ß`Ê#5Š{Ó]Ø\x›#&gt;¿/p»â=#¾xÇO^ÙØØgmž¼)w9K#VëBøð?]°¢#<text:tab/>“#¯âEò•›eÐ\Ò7Ïä¶/£m6##¦|0k-üÂØ˜0K­üJü˜QËå¢þânyÕ¸�&gt;SÐj…UM¬ž&amp;#ù´€FÆëù·Q¥pÔ4</text:p>
      <text:p text:style-name="P1">#"ÆÉúŒ?ª&gt;nÌÚ{##FG¾µß‰Ígï$#ó¤M™{Ôãß_</text:p>
      <text:p text:style-name="P1"/>
      <text:p text:style-name="P1">tW#XÖ&lt;Ûÿ~c#&lt;/š¢"|8dW=)´»ŠR#ôq _#aWÇŒ#Æ¹}�’‹„ò!#(Øqf9#Ä#¦¥±Ç×ø## Z(8ôÞBÞ0Â~Ö¥oÿt##ê#4##$T»¯bÕi#�I´-ç§Bsûö5ì¢'�bOm#\b[¤˜&lt;ä‹¡Òµù_Ità/”‹Ìo$#�v#fžQ´10éÌ«Tõ”È¿þ‡»Ù¥[ ð]œ)‘C�Æ´–&gt;Êq¨Lñ#xìÓç`ç§$SŠ¢ˆôØIbêo#ßÅÔ#ÚAY‰ÀI’(¸–Ú#§¸ñâî!a¸éEÃ„4‰œ2Â5‡€‰Ñï<text:line-break/>“™³v£\<text:tab/>ÍjÌP##TwÜ<text:tab/>¾‘¨1#ßáÿOÔb�ÊC!ª</text:p>
      <text:p text:style-name="P1">o¿ÙU°A% oJô��•¼÷Þ½´ñ,È#-|ašnØ§_4ì#®#Aé#šj#ÁzR’¹=b#Î¶pA.Œ\ Kö5E*ª´ýw#ü¢×êŠ#SÃ#WZŸF#</text:p>
      <text:p text:style-name="P1">•“z¬#O‹k¢çŒÙ`Ð B}ØÚ</text:p>
      <text:p text:style-name="P1">m/³HkafÕþ®Ä#ÊaŒ™n‰.Â/åW¶Á¤£¥áuèÃ¼è0¯àÍäF†<text:line-break/>Õf#EÁLçéº#À¢#q­ADn$##_#áÿf#o†‚öIB†§ƒ#B‚ö<text:tab/>¨Žª^#O:#Î#¨5`#Ä@#Ô###õ1ÿ_Þ?žê�‚##PÚ</text:p>
      <text:p text:style-name="P1">GûŽŒ*È:‰L|„#è&lt;&amp;#±U#=+�òœ#Ær#vÐéƒÖ&gt;LÁcZ}[ñaŒâý6ìQ|mkÑÜõ�£„^²(I##Žj#Ç,=v<text:line-break/>#ýbniÓ##ÖŸö#›²w5U[H¼µw.##E:yøSQe/¦âÚ?‰åØi#L</text:p>
      <text:p text:style-name="P1">#z#"D|éåÿ<text:tab/>ÊÉ‡!eÆlDA#U#À#¼\B#äe®h¼;#K(#ð…E!ƒj#Ñ·#‰›!]æô/ü¬8ƒ…#”#Â3’wâ§¼\‰;Œ›#ªðÙ`§ÑšY</text:p>
      <text:p text:style-name="P1">^b#×#½ƒNd˜#+Óöi�žw#ôY¥]}ßIÑï<text:tab/>I‰µ#çÎ#�ÍôK<text:tab/>LPœÎË_Mý—#ž×nÀ#&amp;*|ÀAOÛVÊUcìbúAã###î#É—#¤¯ø5%ìôÚÂ}Ê%)lüÉKìb¢#çgöP—4z9¸ò#Ã™S�O#Ý:··›¤€°FžÏÖï##•â¬ŠU‘#(Ü#°÷Íþ2Q"u/½£Êxx³8ºy‰zß$•ÕòÌ Š}:C¤#ÛF#~Û#nèÊìgÖAV˜Ç#‡z¶zBWg||Ir‰îˆý”V#œÄÚn!#È!g—¯±p¬yÃ©õ#®0¢#x²#œÆÌ]…žõ#ˆSÞ#Ëî#/#•s_�†£[##M¿J"o3²'#?Ø#U(zv¾ÛSê#¨'krzÏOO“OÁ�8ÂÁµr</text:p>
      <text:p text:style-name="P1">¡º¡Íòm·ŠEpAóGT#ê2z1#¯ª—!Á˜½#¤‰Pšë|U�¨Ž#ë…ÔÚ×Ù,ä!Òäd?¨Ü%–7+…Z#ö#{¥"Ÿ¨æ‡¶M{iÛóqÙ= R�€‹¿$�ûÃ#M<text:tab/>ñm#ìø#Í•^rD£à<text:line-break/>^ìNåô#Ãdú"#¬ØB‹„{ E¿#ÊçÎ)½#RrWƒž«dA›r_G<text:tab/>õÀ]M$õ‚#æ+#.ãÿF±Á‰Í®ÒZ#‡#h|ƒ¯ù¸ç0¼žGô#ÞèÓ‹É</text:p>
      <text:p text:style-name="P1">*×Æ¯þ¦X¸r#%##uA¸µò¼p°KF¥Ú‚éq�}Û\ x\g;ç‚/Ó-¡âé'­ƒDÿ;4ê#€c±¦fC½ù0#÷Ö¸•#_*É#È�ˆEêvqV2#Ý*s·tž±30(oè³q‘##‘%�û¡úý×g–¬Ò^÷j)Õý—(ã2VRSe¸ê\LÌÈÈÌ¨®p<text:line-break/>—Z1‡#áh-þõF#j6ç&amp;¹®É&lt;#Ë¨¦#uóðœç§ágÞ+n…sIí</text:p>
      <text:p text:style-name="P1">‰j‰ ¬è"�éó¾**‚#”9%Kñ�íLÓDT#¦Àžÿ#/šáCQìÌX1#×öêW#Ög#­·B#ê]#Ôëe;{NoÓ#€½XK³½n˜ÁDÓë†œ¢|�#^êV¾ÛeÜ#�a`˜øú?Š#®wCÎï^;7UèÝ#XlIf+éJ’À–)Å%R0#ÍÍ‰¬/´@¬ÒZ#Û^##PÕÞlüåù-ß6Ÿýß#ã#Ÿ¹ì›¥#E˜¹¨È²#s#–]fñ<text:line-break/>F~t¯L(òKßé¤(#ÅPp©#¬]#ÓÖ]##Tºøø…áÎEõ¨#<text:tab/>·#Wï&amp;×Ó½‡XÎ„Áâaß&gt;"#�Ï#Wä®I:†¯ý2AÌo8páè2”€|æÎ3¨7K˜#yoõ®ÄIßÀd#ñØá‰#:#ˆ#Ûo"WI|â™ÃuÀ#í#E-0#¿ôË®¡×•#À|›éÕºÁ=ß—#Ý­ŽhrñxŽTŠeEX<text:tab/>ùÿRÂµ ¼I#¼zŽ#ä#ã#(</text:p>
      <text:p text:style-name="P1">Ù¤6O#SŠkl„ÿF­îEoSËÆ2TÇ†[�#Ø2#…I#™Ù#§sbÛ#ÔûáU¯MGBš½Dú#øœg:ó,][ôz®h#˜·‰þ‰‚ª&amp;¢�ÖÉ“Féƒ;du´gTÞ6'~s#„5O³ùd#þ¸6ù…Z…3Á)ì#qÏ#°v‡üÊÿkÿ#Ò¹#p®2#r‚&lt;xäž:L©;8#�shßO#:Ä÷å#EÄÃù# ø&gt;pìU¯Ò–AKe#‡&amp;#‰¹EäQ�'Šlþ<text:line-break/>jSÆ#..æ•½#ê#AN¿zç¸#EC™²Š'äÃXÙ]³Lv›kVÍ#ñÏJ0G{ñÉo‡dIåð%#Ýz ¸#œŠC†ï  ¬í;¾Þ³ç+##õD[j#°#5xWÌàr+ÿ2ÏÔ½�°E*&gt;oÚÐb„”ë}WŒh„‚n»É�0Hy€© <text:tab/>g;g­Ræ#b@Âë‘XÀbà`O;Ë D/JÚàãÂ¾€Ï¼#¶#¼FìŒö¦#æ~“ÂLO.fƒ9—"ÛÙ#0#ztwu9*ùd5º,ò#}#«šC2</text:p>
      <text:p text:style-name="P1">#{ìî›î6#ó#]%VÑœ<text:line-break/>n™2YÅ�¹Mn`¾Ò¨ÇÄ5[½ã¦</text:p>
      <text:p text:style-name="P1">ßB”3q��†G#</text:p>
      <text:p text:style-name="P1">O`žï#[#¤#¯=%ã’#ÙÛ�,É2¸¸¼„#ûL:ví�I�£_Ð°=ÈI#Bb"`¯½äH|/y½~2ÏíÅÓyßÖ8ÜU°w§¼#žMûOø@½&gt;(ëQa&gt;ø"?ý?“~ã†'BÜŸêg3\™xm#¯É;&gt;Â¨©è#gôýù@P;dÏgÞ#¹·#ä"a¾åÿ6��8#üu¸Š#ehÙ¼ù#³¼ïº—Bâûó¢�e2]lêI"Ûªh?e0¹$#×</text:p>
      <text:p text:style-name="P1">†&amp;�­×‹#SdûHïÔ+¡#½^#;¼—ýóšo®A&gt;¢#ŒÞÐüˆñƒiêÖ�šü�Î1¶9’;"l±¾Ñ¤9ÆÞÎšè5#[™xbº1#tC#¥Ësúík#´Tá«ºU2ò·#2#³Ë‘f#</text:p>
      <text:p text:style-name="P1">y}l_©¦­#eäF##Ùz¨×$+‘tÇP15‹ù#‰àaŠ#|¹æ#Ò(#Œ&amp;œm#kñ#’{ì$’°PÖÚƒÎ|Ý##Âm6.ÕªÓJŠ#�«¢Tt«êž Y¸Ê)�\Ë‘Çê¨V#ý¬�„•kü")„0ÇÆŽ##7786®:¸?N#çûžœ¡*,—­1ç`T&amp;]ÇÚ.ÎWn#èŠ£Ñš# ÈÈ®ÑÙ½ú#h²ù4{YS#%¿vgÜ©Bo#û5¦Â#�±èÎ¾#¸#ë.#9·¤<text:line-break/>êC#l"YÕWÙ&lt;`M™[ùÊXt#ø€F`oÂÑ�šÌDäü‘cHƒx2û”´ñL€Llõ@Ó®Q´&lt;E_#ÑrÁ##\ ¹£öø¤­jRî¹Ð"lÉüCxT<text:line-break/>þ§·Ó8Ó&lt;#z#¤R#Î¹§vÜ‘#['VagûL&lt;ºßXŒÕÐ‘ÂKC#&gt;âÌ³;Ú#ò#Ñš»�<text:line-break/>ó:=##ÌæD–GGœMStB]¼4Ho¥Õh®¶ï;#@ë##K›#Ö¨#7Flma`Fw#Þ"YˆƒéïVº×!_ò‚ëÿ<text:tab/>#:,ƒ#ª€Nœ¢#t#„eÍï”Ìê¬!¢ñò“&gt;Ç#{¡£RÆµg’šg²–èõ¦äÝ##š#–]#Ž¶Ç‡n#r¼<text:tab/>—Ê#ªñ‰Dö’ACà®@##mÚG(ÐU&lt;Øsw›bã¶2§Æ‰vQ[##2ÝÿK##’èÉ(1þ!úŽ1Ïmdî#=Šyrâ5±#Hî…#…B¼)#:nîa¯á5ÏôªWDÏ˜‘¶<text:line-break/>Ìé</text:p>
      <text:p text:style-name="P1">ník²pÇþØ÷S%o#˜ö#ø¥Â¨Áî–¾m3Kì ¹[))¤%¿<text:tab/>×eÓ')�«)Za„ì}2¬ù##z#ß¾¨Ê#öö&gt;w��ËlŠx™#O#š##š#œ¤•#™‰#˜Ù’3¿®·³’½Á£¶ÍeßÔ#?½</text:p>
      <text:p text:style-name="P1">ª¡ZDð1®i#º!”Þ|</text:p>
      <text:p text:style-name="P1">—™X�¸)Ë’âEPÂ^r²Ýa¯?²…ÌK©?)#ky·#‚#$Aµþq�x-x´|U^U#ÁlwR²µ®¯Í“u#°ZØïdê<text:line-break/>;3#ÛÐÎ#TLýX<text:tab/>#m‰[_#ÏÍ’d.ÏD”2#bƒj!†#Õ f@ÊäÚu#Y¼üu#?;íÿ</text:p>
      <text:p text:style-name="P1">#—ÂëÛßËIƒÔ‡%I†#¤üN#ðžå<text:line-break/>#87Ñ#G:°Ô£¢Š¡ônåŽ3´"¨Õ#‰fZÏF¯(�k#$çñëm—b'{R¥+(‡4#Ý=õrKXè<text:line-break/>aˆÛ“gHBK#T¸#Ù‰H&lt;ê»c[Q¼vã`'“3#¿“&lt;™€ïÕJÑšÁ/ØõlÂu@»<text:tab/>#Réo.‚�¿‘Úê:‰ŒÃEÃz½•¬¼”~(¶ëcñ¹~ƒA.e.#™ÐÅ#</text:p>
      <text:p text:style-name="P1">ž=Î½ívh�<text:tab/>³]”6ŸIµð#‡§òW›CåÁdh‘¸ÏkÇTº®Pµ#"1#¾DòÆ]þlÛDMR^-ZÚÝ#2ã—˜W#LÏªò&lt;ðA8#³ˆÍ*˜úe¸yh/G#Ns"2=Œkµ{#7#ëü�ÜÙYûˆ###½#ô2ÿ&gt;‘<text:tab/>0½#ï##‚FY#</text:p>
      <text:p text:style-name="P1">#5’Ã##Ro#*#c¥#�‚�Y"'j#C`ø</text:p>
      <text:p text:style-name="P1">4ø#¶Áòkêþ�4x[w=‚"#d%#ÎõŸ&lt;=V:á`8Á##®9âþÈ¹®€#47}X;ÄRÂ·]#µ#£#/�ûõ¨&gt;�—;ÊCW¦IÜìC.Æ#¢e7ï‚­œÔ-m§µ#j#R#ÍãöG &lt;Þ'q#ŒZ™Jï:#°#(–¿n##^!S#FD#¬\VÙ&lt;u¢b®#ØúûÍ#l#B·z%ž›vg°8Å#Þ#Å˜‹G/#m¨œzÌòËmçe£)Ô`…ñ#uôÉL½%Í­#Æ¢ïª#ØÇA”"#M�Æ5¯`õVxãâþÓ©”#ú‡O##˜µ¸õ‘öyhÌ¦š»G¶Lji*^é�šQ2üB¼áœr……¤±#(#ŠªAžD qí}:#Å°¸ê(Ö[<text:tab/>›Þ)ßÕì�#î[v,' #0µ#¢5Ó•^ëI<text:tab/>rá‘èD¸zÜ#†+]‡y#§2`Ls� Z#„ jŸýÛDt+`æjbØJZ‹ê#%ÚÍH¢‘l†-Ó&gt;‘Ú6šî[I©Œ#&amp;Ì³</text:p>
      <text:p text:style-name="P1">ç`Ÿ‘þEÙƒ#°°#œ9T}Ð4vÌNîé+¡#?Cãí¤®Ó#¹µØ¥##•½#BùmS›@…ac°#æE»3@ºº~ó)!</text:p>
      <text:p text:style-name="P1">ƒTÁû÷@#T¼Tj·ô8¥©ªùä˜&lt;c#/#JJò^#ÒÕ’</text:p>
      <text:p text:style-name="P1">T9x©4ñ•ÀcCg²¢Õ ø;�y�‘O</text:p>
      <text:p text:style-name="P1">#L<text:line-break/>9…###¥#Ú¿7·ù`kµ¶,äñÒUµžBÝ.ÑéþÅ;”lßk##¾‹iw?0¯Ÿ(ãùê0ý±CAá.ž#�TLc¶yüO‹xåmô­ÅòÇêyõ€£¢ŽâÑÕ#÷²#A#¥bY”Í‹gu#Þ»U‚EË9Éå#Ç†ÛÃB:ÛÔgÖ#2A®L'Ë#Fìi§g#Sá5èH1Z#1ÂÓbÍøÓ…*Á¿í„Aò5d©&gt;Ióê÷¼T’#8'=Í</text:p>
      <text:p text:style-name="P1">�£°�›Nå±Æ#r¹æ®Êx#µ~wÚ#¶L¹6¶X#¤¯k#BÂè»ˆîœÑFô~PÝ¤#ç#öOê�ëëGÒ›?®»{ÂÂƒ7m#8#fAÚ»#·˜�#P¢À#ØÒÌðÄW<text:tab/>»â#qFœP,Ð¯¢&gt;�º¥lðö#3‰aˆö##¥:²óA�V)Ø/%o:á±+Wm(:</text:p>
      <text:p text:style-name="P1">3#K»ÉGíÔ#Gè}Òÿ#E‡Ç€×#Ž\?î&gt;DZT#g†4{/ÜmÐ÷à#$JÈ#Oao##E|_#ú=g|¨1¨³I¹bÚŒÞª#Ã¦`ÓßzÜ”â¸kÀl�Ó#^í£/�8cäF“X]”X0ið##¤]xn¼ê°)Z#…øi–###&amp;Aûèþ</text:p>
      <text:p text:style-name="P1">Ûy¦g Qý‘##æÚ~¸k&lt;bâl¢ÍDZ%¾nr#”Òm</text:p>
      <text:p text:style-name="P1">þÙ|õˆ•þÌFD#?„UíQ}’<text:line-break/>#^Ð»$Ü7*!€”#Eå(y~##ÃäJjg'B&lt;æ‹Ö#÷ˆˆ(/åþ6?¬†a�þÌÑ</text:p>
      <text:p text:style-name="P1">ßEÍ¼¸Ú×=Ÿ£˜öçÈ1hÞbÜz3çû~&gt;©~NèïÉé?ñúUÿgõÏ|šŸòz#üž‹ï‡Ôëá÷æù:·|š/üþ…ÿ#Ð|�iŸ#»]òo©Å~~ÏþA÷ÇÛŸÏß¿ÏÐëã#çù;™ù=5“Ò‡äí÷þO@#“aþOBÿIé‚ø}«¾#I?'t¿&amp;¦ÿ#¼ß“ºŸãßWÃî¿ù:A|:wäëoäï?äí‡äí_äßwÂ�›ðõ�áõ#ü�$¾#¼÷áí#Ã£þ#Yÿ#×Ëáï«áìÿaô#ðì½ðûEù;5¿#¢_‡×.ø{:v»òtçòv·ðúÓø}�ü›"ø#Î5Ýù)#‘##ä2Ââ#~`ÎøÅÈæ¦¼‘®8W*r¶U¥ýƒ&lt;Ú^¢!<text:line-break/>#–ÓV#‚*KK#o±F˜úÀ˜Ê-L2 #U\!Þ)¹¹Y{?­&amp;nL'è·dù¸##žÍ\S†c,=ä#¯#¤©)wE½³#øJÈ#H]Ùûo#Ø"ì=d0ü»ÂÍÕqD#&lt;Î$«#_,ðN#ëè±£xÇöO3…ËÙÙzô¡”˜öí/¹míÑ#-=®Ñ€«#"ÖCkª#ð"ùCrfl####m8#§#†¸ûQDv¾™™6‚w#ä‹Õ#:ÏØÚ„÷ôª<text:tab/>ˆh‘uË Æ}€º#;lóåòš_¸9‘{#›#Â˜C�Ùì”‰ÌZ3D#8‡¢™©Ñ¢!÷²{»žë@*f p&lt;™ê³7.Q¿ýì#N#à¢—uï¾Côu­N#™ÚÕõœF%Î`ÿ8ÑÒüƒûçB—#<text:tab/>#S#œƒ#Z#úÑ#ØlBÈÊrl</text:p>
      <text:p text:style-name="P1">ÆÛ‡�›°è+€mî�)ÜCø+åÒ#o™¡:¬,sÀÚ#Xû¼«ò#�#3Ø\ö:õ#</text:p>
      <text:p text:style-name="P1">n<text:tab/>‰?Ø^#Ñ…RÚlÏ�ó­ðåz#öR­±]ŸÐ##Ý¤_A�¡ñÒØ«…g#Û•o##2¶#¢°Çi#—ŸŠD�Þ–ÍÁÄ"�p_!�¿#6#Âdß¤##zÔÑ³1+£ðr$EYÄ#÷œi´ÛACÈ¾W½-ÓÂ#ëØ†4Mä£¸ÿ### #Q¨(ŸWÐ#9µò*ÞÊ½&gt;§#&amp;·—"jñ|nš:!•½ôd##¨íØ,Dy~ö#b6©#�fþ#äÎ×Š#q#…wä(#Ã/×¾#„Öñ€³ž#lÕ7÷#&lt;r¿]ó&amp;Ý&amp;.ò½¨Õ@ÿ-!WÔCu#i#‚›è#£#¢xë®Õ³4À#Æ~¥sf›k®:ë-##9Æˆ=hVÄËÔv2c¹#©Ö©P—�É##uß‘##‚#“Se#¶¯Ã•RÉøÇ–2«MïÀ#Ã #tÖ&gt;éEn‰ŸdoØ-WÃ#êûéÛa'm½ô9Óø¬¼#a¬×K#J¢</text:p>
      <text:p text:style-name="P1">=�x©D6úŒN™/$#îÕjµk#sõF7k?Ž]&amp;ûGø”›® ˆå}€�#Þg.ýˆ#|[ÎŸ[–`ªÂvb)Ã!v¯"Ñ‘ýÆæä7íøê uçñ.ò}r¦w#×WÝ##à¬?#ì#¾¿G-)�°pO¡¬%’Ïjï¨™_ý#0­#�"8Ö##)±c#KÖó”ZC&gt;"¤ð#xÙ[�Í#ž¨-HçÏúX#øÇÀ|÷ÐO˜U³#y°@ö#¼çŒ!NÇM¢´Çªòé=ñ�•h#øÃ¬r‡UG|9 Ï8#R›Þ#.¼hY2øœåëv™�rÒ©.!Î4þ¦Ø</text:p>
      <text:p text:style-name="P1">#-†¤@—G-¾£‰ä¨3Ÿ$Ç%Õ##\ƒ±#Ø#³ á77#ÞÅZÙm„ä+Â”#h+–ÉzzÈ�–ßD¶õ/±—ª®�##wº0vÛä§²ñ#³ô¨Å™úT—Æ6g#GÅ’C@a#rfÈ¤ÚK‹Œ‘³}I—ø#îÊ}^#ß4±¾M#³�F"©4€$”¥^„àÛ‡M{;ílÙ#–ðw#÷uÎ“V²ÚtJ› #«6#îz£#÷=‹Œ9D¼�rDQ$—åÐÒ!„#¬.N#o$k=€"˜Å¹U#ˆƒ[Sbÿh»vG€¨’´†ÎÐ–Au#Ÿq’c®†#heðgõ#</text:p>
      <text:p text:style-name="P1">Õ¿ªÀœ[}~Ø²3ÙˆW²¦3Þî4»S�»­ÞI;Ï##q6Ì¯•-Ð}#Uú#²®B#Ö2ˆG%‚-’#í±¨àM2ˆ&lt;ÔàëÄ÷K[ífR¨#UL¯#&lt;IôÙOÙÍ†Ùq#Og¼mùôf/�ú#÷çòÅÿ8N¢#ì$Ü¨LÎŠ#ß#¶yŸ¬j°»#³“#Â�Óõï</text:p>
      <text:p text:style-name="P1">¬Ý˜Þï™ÔË#Ø7</text:p>
      <text:p text:style-name="P1">¢ð%U?ÅG7¿#wH.T¬´#ÔÂð8óKAJß5ìÝ†##‹þ‘yF—ª˜HŒ¤Ié!ÑNk##fãä’™#œ#èÜB4#K_Â#lR#ß:š—Dé¸û“�°àÓ+&lt;˜#+•Íu«÷œ¨<text:tab/>lwŸ^ßØ­Uªf3Ò</text:p>
      <text:p text:style-name="P1">ª�yp#ˆèX#w#5‰&lt;Ö·Ñ¢ ›×]U#0NÝo{à:=#n¥_n\ÿw�#ÒŸA[Q½ÂHù†#Þ‚‡Ê#O¾Û·#÷«OÏÿqiá’Ÿblî»ÍDÀ"†i:#¢�®~Ï‘é}ytù r¹*^šµÖ½¥Ä×ÁÂ‹¯@É2#ÑV˜´ìš#B#<text:line-break/>¢½#€É2¤!ÐPoÏÆ÷¬2…Ã¶�³eò]òb`³Œ¨E‡Š­##·Õ0Á�–#¹•Í½¤‚Ä¾U��£ø•q0'f±R¾é£™žˆŠ«…7T#‰ÖÝ4¼Hø…oZ¦#§#1ÏÐåò&amp;e(Í�&lt;g™P5%i4‹$#›"#ÐAH##öòÓäÉZ#6ÚmÌ¤Ü¥]ÃL†û#</text:p>
      <text:p text:style-name="P1">|#]</text:p>
      <text:p text:style-name="P1">GÓû°ŽÃ/áN¢h|½§</text:p>
      <text:p text:style-name="P1">$#'ê™¥ÖÛÕþTPNh##·L4k5t]ý¿zS<text:tab/>DH#Qô|#Øhõd�~êWlÈó˜+—œØ…¾$8¡V¡ï•e¹cË©†JëÒ^Ý¦Q©Zk=î¨ÉZÿIkän#ó0ºPóDí!#fVf¨NÚ+ì‹í¾Üio^?A„#�;¾{#3Ü#éíÀ#Cº™é##kIÉåI5ÁÙ#rE#�+##ž½�</text:p>
      <text:p text:style-name="P1">ëÏd#ÒZB!+:òT(ï¡GãV{òÛNNÀÂø{i:‘ñô4dõ…”+5#ÌÄ#Áà}$â#e÷‹?{|#ïË¢™gÒoÕ}d^ô##yŠ[ç\²vk«u#ñ¯¦{Å1=Ö™#¢#m¾¤mc<text:tab/>±®¼#ó�bs_#<text:tab/>‡#</text:p>
      <text:p text:style-name="P1">¸#ü¬&lt;ÑAÞ}…º#it‡ŒÞ##×\Çˆ&gt;?c­Õ###L%~siƒfë#,#ùŒcdˆ¼vÝ©nòÌû#Öö#Q|#]¹ÆK™nn%¶¡w£#ÛR³ý²ÈÅ+#A¼i##Õ�¼¬“[®?–9:Hgé# ¿Tââ##�cÇ;W�há®ÂÌ%š ‡a’‰†Ô #ü¡üQ³n³ý=ljt¸†°ä‡a—Ô 8#‰d‚*¨'Åê&lt;Òÿ#jÖ¾~é”í0wÜô#¶ü`»#ï„�c^Â#AF #¤ˆôÅ†®Ž×üËÄQ8}#ccî»«Ô"d|ALR#^¿*zµ#‡!6VNÇ–ÓÛNë#·êÔÊ-#õn¥Þ6Q½°¡9p~f×#”##GC(müçÄ#Šù1%¨&amp;Â#G#ÖŒ'ß#*äJ#è®çÆ²P¼Æã–låé#ûdmQ¨å¾#|…^;eÏ2²T9+³�ð´ÌR¼Ûƒh�."uÀÑ#&amp;ÍSÃ9xãÙÄ7¯±#”/*+åÃ‰#Ç�g”è'š@;"aB‹³&amp;º‘#£èèÍ¦Cž#Âåj~Iž“^GHp ÿ##&gt;dq�EÅòZÑvUIo#�$#¼ó#Õ#\*iËQ“J"à7âß@ª~#‡“(ý„ØÉ¼B[{®#n©\Wû#Þòv_(îÈÝÚ##¨#Ù…³$Ú�ù#R)<text:tab/>ûÛ</text:p>
      <text:p text:style-name="P1">#.i6ç–‹�¦ï˜#¼GG¾#K#·V“Ñ�Î#8&lt;„‡·€Tµü,#c h÷#Iê'Ý…XYDc#Ø#h1ü¡´žfx#7»Uj„í"A~~Æ&amp;]%D#SØ`+w€tîÏ#ñ‚¬M|8fY¿¨©DÖë¬•§-#GŒNÎ$kº:a‰ÿ#ZÊQ¾ÕÀK�Põ¦úžKÂ}¿ãü~]úç»d“�Ùhà#ÁŒ%õy|F¿ôW–%#$ÁR?)9\ì'ÞgÐ#©šðÛ!¢c#+ý^X�=Kêëð³•#“/#–Â#ßn#5gÕ&gt;–è4b‚e#B1å°s#gVO fý–Ç</text:p>
      <text:p text:style-name="P1">èã3FÑ„DD@!`ù$þTm#½t`¨�#f:Q+g##ÞhýDÄôä£›eÔŒd3÷`I·G)Ò ‘¼Jhó#¨bÙv{##7àC§</text:p>
      <text:p text:style-name="P1"> ô#ë–û1óG2Y„1EùÆUÆ##1l#�iôw�</text:p>
      <text:p text:style-name="P1">‡B½p#måÈ£k#Nr�ûó1ùµ#…»¡¥H_ò«y9œ##x#¡Y/<text:line-break/>Ø#Œ¡Y7{#&amp;“g¨<text:tab/>‹l+T�S</text:p>
      <text:p text:style-name="P1">tç“ÿN¡</text:p>
      <text:p text:style-name="P1">¯#îˆçÁå#Yðvp6ðæ#Õ’›$ˆ#N=Vã¹?CªSo###TÕS~$.geÊ®A�ÞÞýg.°#c¢¯#$²Eœg#wx(Ìê#&gt;,’C^dP;É#%»-U2#9 QŽî‹Ôì³¤VÑÌæ6OgO#xdÉ<text:tab/>�&amp;‹;Ö#êùAç�aqä;¿²Û—-#Ä#¹uÄââNƒ#bN°%Î¬/ê%ô`#ååGg0od$ý£^´Ô²ãŠZíñ#Ç{D}q#X‰RaDÁèš•ì·0S;<text:tab/>Åy¼I=!ƒvà“?iN39pr#à?S97É_#(È+V˜#è7ä¼ÙŽ¬KÜD?LYÀlCN#"##½#¶�Ø¦.±ÿrlÀtŽÒ·¸q##@’Ÿ`5Hôb#F2q¿¡#w5#uH</text:p>
      <text:p text:style-name="P1">`C#Š¬�îßKN´#ÿ#<text:tab/>ÆìÔhà##­ÅwÞ¶C´œr“«8÷®#{3Bî§Gg‘[SP›elƒ¤Poôt`^­‚mym'Š¬©###"Úª�á #•Õ»†vµYÄ<text:tab/>1#»R6˜¥sÁÙ­„?Tz</text:p>
      <text:p text:style-name="P1"><text:line-break/>õ»]Ü"ÏØ-#áÇTw¥#F'žÌƒ•O?##J6�bñŒ|§n#r`9#"FZHÕa#ôEË¾Õ</text:p>
      <text:p text:style-name="P1">#¸X_a™$aeï5##§?:~æO¶’%Æÿ„C#uÓ6¯�#L#ÄØ€dÞ‚¡3dæMŽŽ#*Ð<text:tab/>�C£k#^òvÉ„GcÓ##Î±Sƒ&gt;ÐÜÎu\Òƒ{cõÚ#÷b°€Õô½m#Ê4=ñ#dw#J…ID#@òNŽ#ÑŽ#dR8'#Ðìc#^Æ•^¦é‚,à"Úp‹#ß#dÉIâSÞ~årâ#BöûT»#nZ#Hq‰#»Ç†Î¨S…ç÷(=Ðp:Q##YzeùiM<text:tab/>èT‡#^:€#I3€R</text:p>
      <text:p text:style-name="P1">ŒU<text:tab/>³¡ékò xâYþºàÈÀÜ‚=!�iŽÌ#�×Eø¸çÃQ1öÖLµ™W¶|#ý7~õì</text:p>
      <text:p text:style-name="P1">):ùdÍÌÌŸç\aËN§w×£a*ªY°¯#A–Ú}[€^¹Ôiùñ¨Í<text:line-break/>ö›ñ¥÷1Õh“R#–`&amp;B²#ˆ�#Ý÷ÆòŠ�Äå8Ò¬_k#µ}–‚Ÿ+§#„ßÄý¡&amp;üH(Æ�¢ÊvÔáVœð«òþ2ç&lt;ø••³æÀ3#éMÚ:Ëú?;*x#(Ÿ‹aHF#ß#ì*Âfð®83V¬èPÕVP—Òñ_#Ì#Ðƒ5#å(£"|#þ€##ÙZ}MÃ#=…„#ŽWÿ~O9k÷´<text:line-break/>†^¸´ƒ‚#ÐC?”#­|ÁFsô #k-g:¯“*Áƒ˜ K#<text:tab/>ïÕH#eÎ#U�ÑÿnÍ%<text:tab/>#LBœ#‹ùAÞ÷ÚŒä(ô&amp;a#�‡÷¾VõàÏøù£‹ò<text:tab/>˜#ôÞ#ÒigþdSç2rPxËŸånZŒ»%nU#?¼=—#à¬ìèy(‹]4g&gt;„à`§({`Že=P¾ÓÕ·sX-¾€¶¯r(L8¥u*APNlw#À!èÔ&lt;Á¢aŒ©“#RQœ#ÇÂ±˜Œ `DKÿ8ˆ·#žÎ­ÇKÍ�A`…A§Ò©</text:p>
      <text:p text:style-name="P1">3Àî</text:p>
      <text:p text:style-name="P1">=3#­_ÃRÎKxX#†¢dX�|´Î"xþ#!Ù©o°#;©“YJ8?°óG2áÚÎr&lt;¡ˆvl4Åã$Ž"Mñƒ¢Ä©T¥ÄQ¥ú›ÆÅ¹ºåñI7î¾#nóè#þ/ñð¼*É&lt;¦h�¤6tL#3)Žî#O÷ ðª¥C°St¾àÉö#?u###�¸\$©¥4Ÿænš¹„Ed°`é#5�€ §#�ß¿3##H(�]IÂÆ¯’åœ��x#Ko#´¨°ß�ˆ#�äcF#¨{\n#…Mtö-#bÉ=¶(ïÛ#;ì”Œ¸Íjæv#Š8cÚèG#º·–ƒ##Û;zî¤.Rá.Dª{¬</text:p>
      <text:p text:style-name="P1">òETÅ�X<text:tab/>ž#öÂfbSnÿ'2.HîÀöXŸºV#¯ôj[ìï{é�##Ï/;|#äž3�ØÉuðß#©&amp;zÀÊÝàb’‹#1ôñ�ò­&lt;Õ¨ròo#ã+#æ.#úâ##ð&lt;ØýyRßò’ G #�Q#�‰#ô#z°5ïÍs†Wô"rÀn›#v&lt;¤K‚úƒ[!–§h#»‡)</text:p>
      <text:p text:style-name="P1">Ë#€pŒ#ƒ˜¾b¹Ñ2‰´ëpÉ#AË###Â¸K/y#&gt;Sî¤�‘­Š/|dó#;éÔËgçÊ#½™h)ž#bˆ IW0q¥á“Á¿t¿k_u1Y·Ö8ù#ukˆÐ1d0s�%EnÀ#ŽM&lt;•/£fH</text:p>
      <text:p text:style-name="P1">]ƒžç÷<text:line-break/>#b#�Ê,]ã›î!#„ôE´£è»Ïù#�yíqÕ2#öËô ªðsÿ.¶³´#t”##'SIÛh›##×#Ã(#=¨¦ìú›b#~gS7ý‡o#²##�ú¿˜¯å�æV#påÙÓ™bP€ð·�xq"`i±S&lt;O# ÿ<text:line-break/>#ÝáH¯ÇOÛWáS#-9Q¢(#€ykeúU\+ã²Ë˜†<text:line-break/>†˜‹#HÖ'ÞÁ\L<text:line-break/>ykP„@<text:tab/>|sE�p</text:p>
      <text:p text:style-name="P1">dËÀk9gËó##Ó\ÏÒÎ^kh#ó“ËMï# Cõâ¡3˜ºø#‚c‡ƒ#¨RŠ�#2§i¿#z\D»ÌŠv#×ÂÁ#�ì~••pá#ôÚR ìWâ�—èÑðøŠtagŽeòþöÝú¨Ã¤•ƒÉ‚Ã¹</text:p>
      <text:p text:style-name="P1">\Ÿ¾ªëý±ã#!‰š##Î!­†jî}?S·ÜZ%–š˜&amp;âÁAêµ1pŽmøÿ#tÎ°Æ]·[</text:p>
      <text:p text:style-name="P1">ëÁxi8’f”p3E#Öwp}?ù§#…s“=#¤##®ÖÇlÉí¢Á,'#ÔÔ9¦+Óé##`ùsZWZlh‡ ”f#ÝzR$Ëýkä0#ÉâÞ$(æ²<text:tab/>œcsÐO™J™Á#&gt;�ª¢hñ)'Äþ2ZQ&amp;!êœ[s#¡±J@9~í@5�8\L“#@Ê?B<text:line-break/>¾æý—Nðv#yÇ_½#€iôg##SÑt°˜öŽ#]Ô’ ‹c¢¦#ò"¬:3#�|ÝùXÓˆsAZã†ö$#‰�¨o#¦?“Îä’ÍÝŒB#<text:tab/>�)#°¨#¶1Jª&gt;ö|#÷Üs}Aî#zR#ñqdÆgÚHQŠH€_¬Kø`*¦ã•”ßFRé°#dö¾&lt;ÀÊÐ:§U({+·ÐW�1öyÊÙSj#Š#.)‘�8»Ì© ž‰Œ²`'´A5t:Ö£„]##Ìí‡ä°ãî´£žÁ$)*‹]^$²×<text:tab/>HF†¢‘ˆn1Æ'¹†&gt;&amp;#±¿£ky—³Ê¤#™·]¸kà#S*#£ÝÐÖõžÅÿ2~°ÿ#Àd±þó#ò�ôY#”$�·Ty%ó¶û#$l#îI°ìhY–Ø†­„#?x;äÛ<text:line-break/>—sõô°H#õ n=ª#åMZòÎè³‡:$1<text:tab/>…<text:tab/>ÿ##ñ%«*}óô[Ù‰#0£�ƒM28<text:tab/>K`u%’ÐXÝ´[~ôä#´u®p#|#ÍÙ#Ï›ÝPñ7®º`Ï|`öÚŸà±Û¼ƒ#´¶ú°«j#GSe21;É7<text:tab/>[ma7[íÌ)i#€š£äfhvZ ôÖù­ÖËÿn¸§û½½‡#X¯%�G$¼Bî&lt;ÿ]À8fPy*#¸ï##¡èWZqÉ]}#­Ù#i��Ú’¬öÓ…f#Æ—¾#Èmdó&lt;’«cIø}|##³Xœ#†ˆÕøœ�#T¿#Z5§ÎîŽæU ƒþØ~÷èØwÞ#i¼PŒ/œsÎŠÉcrøÊÜÊI @úyÌA_#ŒŒôn&lt;³#ré{EmÀÐÃ#”ËóúÜ2#½kBÊ-J&amp;1aÒÇ•å&gt;½</text:p>
      <text:p text:style-name="P1">LÔ†¹F~##à#m#¥}Ò#Nt…mé#Ì�½©¼(ZLîKð¸¯¿"¥�#I&gt;–™wŠtë#LPd62¡<text:tab/>ù#\Ä­f#´ô##±Mn¢ï<text:tab/>øÀ9#6\<text:line-break/>¥#Khq/S4ƒø—9ÑÅÚ¡jß\PŽ±2^û#ø€&amp;þGzDÖ&lt;#•2‹E‹Ó“?ÆÚS·</text:p>
      <text:p text:style-name="P1">vJÜ â¥p|Ðr#</text:p>
      <text:p text:style-name="P1">‚GœLOÉ6c_s­Ý8®;&amp;@#‘ùŠ+OºvÂòe¼#Qäÿv#hùgþ#ÒÊ¥Ý#F#,°™á¿M¤³#åe¦ÏF#œÝ´§¸¤t{ØZoƒ#–t‘Ui;Â\4ð##vpuÊt¼åÈ �ö-G#t)ÀÝª#¸p¸#ë]K‡8Y#Õ¦ÆŽá##fÊ“+HÊÈ²‚ŸÙÿ,N´ÔJˆ/äF�9#³|ìr·n4æcëð·KÐ#Ž~#eÑ¶ƒ8`#r#+¦ô#ù—ò'#ª!À°Ñ_r#ÌÖœâJ¶'HO#ü#M##.Ê#£#ŸÃö?#4QÁ)f™r 8#ÓãèÜŒèõ ;­ßõÃÌ#¦~¼0QXrÜY8fÔ#„Ž!r�#�¤+vJ2ûz3·v^¢Ïw «#æ+œ)�™Àik08¥#Y<text:tab/>g|�gü:�ßscE#pÝf´€‹úÊdzÝ¼×ÛåâåÑ&lt;“ÝÇ#%a“#(!m#Œ##–áé,„a®-ü<text:tab/>K©àS?B™eŠÛÝÃ�#Ÿ]¸ÃÀ¡ŠÇ^”wö¦ÙÎãfóä#mhHÛª”#</text:p>
      <text:p text:style-name="P1">\kGÐ#‘ÿ#æŸÀ#®²#+¼##m°ï"�#}Ë#S™@q#û#¸î1nX#6üB~Ö/ÿIïSCô¾®Eí|/�ï|ë¥îùfqfrg <text:tab/>¾™#M=SA¬R#Z…æ<text:line-break/>÷§<text:line-break/>–“%Æ</text:p>
      <text:p text:style-name="P1"><text:tab/>�7C¸Ùõ#Aa %<text:line-break/>Ðò&lt;éQ#&lt;AY' _÷ÓÃ#Ó±ö4}Klt##À##ÜçØ•:Wž #!çXß5„B##Ïi¡äÖ<text:line-break/>2û¤Qß0l–ãbZ˜`oƒ#vç?J0‡D’#&gt;c*â#Ì¼#KïÚ#‹“T;3ýš9ý”3Þ—[#LD@ §­k_ã¿#š‡�mfŠ§šYk'oúfkk#Vé¡7#ý[Ha‰+‚à‹<text:line-break/>y™‚/#8‚Î#€#]ôxå_Æ¯È</text:p>
      <text:p text:style-name="P1">–¨o</text:p>
      <text:p text:style-name="P1">@Î#(ö&gt;ä„pÕPöØX88º6#PãGŸƒsw�Ÿ�#E&lt;òY‡þ*6Ö#KˆÕì@{y#o…ìÔñ‡#ò¬{#)»Óø#W‚Û �IüÅ’e##�äfØ­#Ì§âP¹üð�WÎñ˜vc™uá&lt;ÆjÐÄ#8-#ª@ØÅ^í0ÖÔ¨¸£:6'Ý1Ý{õ #~¢(Tje&lt;U#b¬Q#òß‘‘�## Œ˜S2z‚ä\}G.d-µ##î/##Þü(ª#l=½J=#V##h³#õ?&amp;#§¸#ëM#Aã7”KT<text:tab/>é´zSÕÿ#9ÙV™v·FKA«G###¹—ðº&lt;qpZå@“…æ&lt;\]‹#ó<text:line-break/>5#OÿoE¼Ûæ…±ËRð<text:tab/>Û¥#”ª±PþÓ<text:line-break/>î�#{Ê€#*Iò2É²ìÂÆ¿Ë°sÚ2ë#r£#ðL­Þ;æ#+¤#ûÒM;#­CXÉžjæ#þã–^%ç�FƒÙ²´¯'HGsú@¸!¥÷Qöñ#NZç/ÀY#yÐ•</text:p>
      <text:p text:style-name="P1">#U5‹Sì£ú¨”†?&amp;Au[±ezÿ]Û¸¥QÝÍ‹##Ÿ<text:tab/>#¹mE#n0—NÙ6°ŸÄÚÜ.ÅqYdûUÜ«4B©ý+Ø+m;h‘#Cµ÷\¾jÐ³<text:tab/>œNè6ÜdMzœÚÛ.�Ox)�æv)–õD…1„W#÷ ïL#;&lt;Œþfd€mJ#Â#±½î™è3Ba7#¬# þ&gt;L305#ÜœaÛ‡˜;±Œ€#Qi”F€Œ#JÒ´g„Îý~J8¦Ê6#‘/CFßË¡<text:line-break/>ª#�¹L8_Þ$4¦lkO#„_±Öý‘ß™´Ä„</text:p>
      <text:p text:style-name="P1">t<text:tab/>‹ßóô+h]È#a&amp;�Ô�3Ø9¦##m/#½Ð7&gt;I®Ð<text:tab/>“X#p·##]_×#s®Ò#Ý?¾(5%tBa#ŒnpîYWF#¿ïÒ§0#I‘•#�+#ˆ/«*ÿ+Žµ#ó[=g–ðm(+­ÙK†­‘g½•w#ËÛª#”#…B‹Ð}']Â,##¬”Ê#K]€##’�Ÿp:OC±'½t2¤ùÙGúbÎêëù1ûÊ#lýä!ÊÞ«:j^¶ô”ýG$$˜J#®+�XÕV´</text:p>
      <text:p text:style-name="P1">í7ŒÚùž:&amp;J^6#ý2TU±#&lt;éÈMŠ&lt;#b¸‚í§Î;ãCð[FuÉ”}ç˜#-•¸ê#F¥</text:p>
      <text:p text:style-name="P1">j£&amp;N¯@Rxõgž¼6î' Ù#Þûü€¡²(ö#ºéƒÊÊ3##7##E#ë`A×~#Ó#Ÿ<text:line-break/>dqžÍ·k¬ì¨€,ûU¾«˜›0SÑ2–ïBÒñ#ÁÕE9ü(âÃ7·NRÖÕ7×ƒBi‰J</text:p>
      <text:p text:style-name="P1">«ë…V�t#»#R&gt;Þ&lt;ÄV:cä�\*¬#7ûÙß#ü«d†##�&lt;‘p@éÁ�f|SiD;,ÉÆBf¯;## À#6#[fP�IÍÚsÚ²�Æ¯ÿ0##ÿ<text:line-break/>™ý•f3~˜�9ÙXµ�â#æ¤øŒ$P¯#¨d-tÅ##èá&lt;#�©ÊHq&lt;Y<text:line-break/>#f‘¡“Co#f)ª1#£#&lt;…,“_sýŒ#ÏÃüf«”</text:p>
      <text:p text:style-name="P1">H@¤úª©¬¿~ŽŠ#ËRCh¤À#N#ûîñ°§pnBšS=[ûÝv;#µww•<text:line-break/>&lt;Ï‘ª?Ø¿</text:p>
      <text:p text:style-name="P1"><text:s/>Ï®Ç|°#œFŽz‰êª•+‹!ekf#r&lt;#Ú#&amp;ËÇ#¢æòAbv#Z#½€í##ÔÃ…/v.Rµ {‰‚</text:p>
      <text:p text:style-name="P1">æÅp#K½#ß#àGÇê:½r0ž¾qúD-c†K²&gt;·Öˆk×|À##8š¨¹##,Íptç…T�_…{Åœ#p6-4ó#ýoz{ëªý 1KÛ~Zy<text:line-break/>®…¤å3�T}¨4±mFÒÒÝ2¬Ú¤ïëßtJ”€5tô`#xŠÙV¾%bD#Ñ†'³ò;#u©Ž=@•ÐI$°eø-E@›ú{f›_ÓÞ]</text:p>
      <text:p text:style-name="P1">PÜN­âë—#fï#�õ™#Þ# 6_Û²êíÜÀ‡�¨Û©ë¶€Ö²AÖÄ€£"Å#/âSÚ½@-TqbB·#sÐ7ðäÜKÿdø#9T‹Ð�Á[„e}oÝÉ¶Êgó†ØŸã<text:tab/>‰�I¾A€#‰<text:line-break/>ý:ïÇæÔ±-mÝ¼H´³ŸéÃ«Ç<text:line-break/>#*#PÈ`�§ò�®­“ú]ÖLÝ#c‚xP€�,¾<text:tab/>™9ê—9#�åµFxy }d|á�®åÆd#Â#š›###Ò†Þ¯¼n‡�Æ��€#Ü—ºˆ§#L1¨Î`#1á®ÒAÛ¬_6‡éb²#ºo©2&gt;AŸkº?=##€„Ñ#8%y“Jcíö#öº‚#ü,p<text:tab/></text:p>
      <text:p text:style-name="P1">$ô±;#+¦!u�ÓÁ½ã»‰Íƒ<text:line-break/>’&amp;P…³W#è#Û–ÿj |Œe°J‘d‘#ß£¿0­#éê�ÙU¥&gt;±·:Ð‹C°x€#¤{öK�¹Æ…[@Þ+2<text:tab/>%m(•×ï´2G#%Ì[ÒÖŠÊ+t^?UÖ.3Vgwª“Üi/Ž# G±;LŽÜçæ€Ï¾·#»Ë¡#@Nÿ8#ZÈzo£Ù#K#$à0'²1$­&lt;ÝÛ#» L:#;À0Ô4Œ¥#Uš#ñÆ#ÑŒM€R+‹jnJïÃ³ML·'¬#VÓApÐ#3ßL‘C�P#)ŽÅðº‰¶­ƒq”v—@ Ûxôl¨�fW#Š¥P8Ï#CT"°8P¼\€×Qq\.¦žÊ›HÚ×à[ÄQo�„_Ñ°r²�±·</text:p>
      <text:p text:style-name="P1">#Å&amp;§gäûBÙ#ov¤›æ#e#Â<text:line-break/>PÍ#Ãaû#tOU#ÜÜÝ•##Ï?ê`I‰<text:tab/>Ûxÿa ëwÔà~Uz�`V8*ò#¤Ú¬¡<text:tab/>%à@ë#MOq�#z–crÌš#*õV³êZ@_=)ýÌ</text:p>
      <text:p text:style-name="P1">äpcCò!A*[ƒýH9¯Àòî)qWä“�|#5ÁHØ{2�o#þ¤³4#GKG.#n#á€“TÊá…€�Z€ð£šDÛ8#‰w…9Ãº/Ý#R!”Ù›#`TC#7lzþ¡ÿ{a€j*�weÿ/ìs#÷Qg&gt;óq‡Ý##+«g‡^x#ƒ#”-“#<text:tab/>9\ŠË8a#ô¡D£#9Xê.=¾g3¥¢Í¦#lBg»—}•¾†j´£B¬uT+¨¹Æñ</text:p>
      <text:p text:style-name="P1">O</text:p>
      <text:p text:style-name="P1">ñÚ#Ï™ÄS+ÛY¢M1nÙ#¤¡cÇ[¹ØÅ”Y…#_¬#Û¦</text:p>
      <text:p text:style-name="P1">‚7�#©##_ˆ¸‰ó’®½ð�¦•‰]H¤à×'Á5#¨»»ÙÇ`öÏ#r"8£Ofëuöuç`´P£úE‰Ï”c&amp;&amp;®èjH#gÈ#á#yzÑŸ#É#„AÅ…þw#š#[GC[##&lt;5#¹ÿ‚óÎ¹‹�Rå#ž’b�çÒÌí¨Øø³#ª@##H0mî4öõn#ò¶½8úçÕæ1l:}�‹?X$(#ÏPêSçô¥ãjª*##½#Ú#IìÙ¯#æ¦FLz~ïš$#©ž7¢º&amp;ìˆ5‡×#6šRÉ’/ü´</text:p>
      <text:p text:style-name="P1">¯O¬ý#Ðb…Û;�4˜÷Û(X_ãÀïŠ®#+˜ñJæÆw#óòæ4Ú%#ßŸ§ÿx&lt;gë##çRÓë¿k;€{«bÙ#ƒ iG#ÈÑü˜f= Š;##Ä­ÝL##ŸŸòëQLnFDøW*±�{ÎÕÞSg.87#K1T®|#Üß×#çÙ÷#í–±Ò E’-K#2##ñàa##6îÕ#n¨ÇÁ�|ÌÃ6###cí,#ÚA¾a$Î#üQ<text:line-break/>#Ô#ò¯©#³##­“</text:p>
      <text:p text:style-name="P1">#›LIÈ—&gt;x#ÿ#’mT=†#A#)|£îeØŒˆ#¾ á#‰.;¦_#ÃÎ„Ø?ÿ#µú¼Ïò9ìäH#‚à:Q¥#zÓS!&lt;²¹el.¥Çû#3!N˜%kÙmÓÏ#R¶Õ{*BýÏ×þ¶7#™ç±Q#h‰ÌPÌªÉ{+A²audE#aE×ó#^äg“7##5½#÷Z%EñØA*[ƒýH9»ÿ|MR·2k�Êñ2�ÆÀß^³êùÉ‘€Jæ7####<text:tab/>4]}¬##4#3“&lt;M]ïŠä(ý<text:tab/>gŠ·c×ãØ%<text:line-break/>I<text:line-break/>#Y#ÅIWJ{|Ý"„._oT¡ö¨òmF´#‹y¾°I¹Ã‹GR™ô)%T˜¿ºsÉ$©#°ú ¸“”ÿVøŸzãc÷ÓÏKo²µs€¶‘ü##ƒ%cÌpð;côºª#»Í`’�#GrÖ¶¾H¤#V …Àñ#ÿ#Ûïh0EÇ•ƒÉ±#›d#g%ÿ#`ê§™<text:tab/>«¾¾–Kþ7e/#Çp#µ°`[F™&amp;ÓSäÄÆû#ïþ§Ñ7#f®É�˜°ôTƒ#XŒ¯29j<text:tab/>#³—kï?¥I6\…#±eá#¯�x#�ƒ2Ås##dpBUñ�#·2³#õ·ô†_ª#&lt;¶#-u†íewòjsâc¡¿éyÞ“Ç©#73#:#ÛuX¿#zÄVÌæ8ÌËg0ˆkCMãØd�TµËq4¢<text:line-break/>LÆfÀäÿµº�âý</text:p>
      <text:p text:style-name="P1">ª±jêgÛ#™sM5#¦Ê C„JÞwtçGz7#ã9kEbu¥#+÷“œ$*s_œ&amp;Ç®ãB½#uy#m(dŠ¥K|ß«öh©.Ë¶–;#¬·ø‰c˜V‚AeW#ÿ|&gt;#B‡(#œ‚çX„Ð#š#¿#%€Ï¹äø#ŒÎæLñ#»b5¯-ýœšÅ¹mœ#f˜§ƒG†…#‡Hp®<text:tab/>#MùK#ÿLê©¦</text:p>
      <text:p text:style-name="P1">½#‚<text:tab/>îf…žï#Œ!QÍËæÚÕÒç¼…�&amp;Ä¦dDMµ;#¹t?#ð$¤ÓSm=##�íò[##e“YÉƒ­#îÌ‚«u¿˜èßT‘tg9a¯ß�ƒ²5è™#]x€Ÿ!ÿ#‰·ek£€¸‰¸1#r€;¾cQ,ÀíÃ*ƒ©Ä‰ì#Šb</text:p>
      <text:p text:style-name="P1">è.2ÿuê±Ì#%ÉÑ##4#ºˆ|æÜ�º`äm§ñ®Êçaœ-D#<text:line-break/>,.À‰#$žWAÈh®˜ÑÁ±Gî¤zŒbŸŽÂ~&lt;¤œš-œÏ­ŸÚt*ûºúr¡ž!#d}Ï�wÝî•æŽ</text:p>
      <text:p text:style-name="P1">Þi%BÑKõ@#Ýº‰ÔgmP­ÿ2â#á£CÃÎÆ’Œ_\º`·3â##BJóý#AÉg#¿ˆŸl Œ&amp;</text:p>
      <text:p text:style-name="P1">(~äe�ï¶iG­‚\MÓ#Ó¨*hB#ÖLyñ…"V­{Ø?�f#Œ_BÛ7F####Ÿ0ÈêBu#s¶!Ë@0Ý#áÕt'#e{Ã¦#€±gT×3ë³äJ�ˆSDjp+P?§HÕ­ÏÈ…SØ#ÓÕz“ jÖO4ï€®zÀR¹Ë¬üßé:ËIYÁ0Ñ#zñ±òvWut#ÒÇ„#Þí×¼Ko•&lt;L2{Þeéøó O¬k</text:p>
      <text:p text:style-name="P1">T#�Ã#:G¦¸�%•a_¼#à0µ</text:p>
      <text:p text:style-name="P1">ð�/ê·º‘‘–#º#ó#t<text:tab/>IÏ�Tëº„##k�#Y^XÕ‹çÿ<text:tab/>+#</text:p>
      <text:p text:style-name="P1">´·hø…£#tä`=Ê<text:tab/>s·ÔÑÓôy¡£t##úq</text:p>
      <text:p text:style-name="P1">#“ß-\h‹8#ð~ƒ@„jÿ#Â^ó²tgXg¡àíÖï¥#cFå4)©'ÁtÖlY#k-#~e£</text:p>
      <text:p text:style-name="P1">_#±Ýk°IÉ¼)ú+iÝ„ä?ÝÔxó3#yRTÇ#dHK“âß®ßo×Ù+×?VÙ#¦ÁÒ»#û»âå�Ýœ€#³nVóè\62š!;ÚÌÅBFáŽñBúlãÌë‹¦ú#Ð#‹b'¼ÐÝ¾¤cEÿAôúm$8#Æ¾6#5W#¯ #Q‡Ç¦ž@C[##x;Uí¹&amp;¤oÑ`#oéð9#¤HÄgxÃïµ#‰ÌH23ôèB¦U#îq</text:p>
      <text:p text:style-name="P1">ÌÐ#ŸSÖoU°È…â4j³<text:tab/>Ç÷#–#In˜ÊÆµü?ýÝ\`#l/ÀvSf”­4E-¹Ï[ˆgV#87Ì# DúÃåuÁ`#PºCð¯Ó‘Ø#yzšÙnb´´1#HÎn`è¤#Ô©^*ñhÞ#›‡‘ç‘Âjéy#LÞ²-µ|k›à÷X÷vÜû‘§ÿ##‚7†Û´¨#dÓ€2_,(öÚ'A­e(&amp;Ë<text:tab/>9x_U;}#ˆ¬#Š#‘Û ™Ñ#9PômŠNu&lt;Å#ð�òtÄíðTS²õtz#Ã#«ÚÚ1#™UOC#ø&amp; Èâ¨^<text:tab/></text:p>
      <text:p text:style-name="P1">x™çôê"H’|þ_Y8Î#%#íoÊ$�Ð#äX_D©âÃÌþþ?ZÈÅ¤ÎX·Ž½Á7ÉÌ’<text:line-break/>oÌ#éƒc"FYµ‰ï¯¡jÔ#/îô#v#ÏH#¿ý|òØ#zÿ</text:p>
      <text:p text:style-name="P1">5—å!9Ös›§·På@ªz°o<text:line-break/>|Èà+†—s=#ù¯8b#§@�¬Ú#LfâWë#rÎ#Q `#„<text:tab/>£(×ÂM™;ªJ#â¢£ó#i€ÏóºžÛôÊ×R·öÑØ?S£oéƒPî#„ÿy!e7yh#ôÀ$(¦¯˜ÒV(~!Ñ”Ö`Éò¢9½ìÎÜ###Ÿ<text:tab/>#o#3‰qT#ì¸jnHú¹IaÈ;ë¤¾à6# x®#²cïƒo#º`Ë‹#Z##û&gt;{&amp;@ó#|›0EóÅo¼!†J+Æ�M#Ö{Nâ¹u{<text:line-break/>#H\ý°„J#Õ]#ŒÙ©¬#&lt;€‘ùj.Å¡3ÝE##³ãä”¹r¨#Ákf”#�Ç##Î#•ƒó­À 0Zx»ö”e×¨±Í#q’n#•#nùæ;AëÎK`¾Çñ<text:tab/>¾iƒ].ÑíÀ‚²ª#©G–W¬ÿ#{#¾÷ŠbÚe4}ã"0Î#î9iA4†jv€ƒjâ1V#,ìðöÝ†žtÁü�-‰RaJü#C.öçA#�##=¨dCÇºÝ<text:tab/>¹úö#¤#Áó#Ö##¤&lt;O/·u%ÙÇŒVœ#ˆÛ¢#</text:p>
      <text:p text:style-name="P1">¸°E##û£#q"7•#³-"ÎŸOö·#M×¼í#8Q#~WsD¹<text:tab/>µ�#•#sx¼¾¯î¸;ä²E##^§<text:tab/>Lf9Q~uÏI#îýùC.#Câ�Ý:û©|žM_Jù?</text:p>
      <text:p text:style-name="P1">DÑJíWõÖ2ÌÔ<text:line-break/>^xäø#?k7ºê�#V¢Ïw£#…‘#®­ÜFw&amp;ÿM6™</text:p>
      <text:p text:style-name="P1">5›##ck9¯€öð©'¶=#Ïõ®òCmœ©œ2#"–ý^5Ør7ä`ò³þö,#�ž„ê…go˜îÌ#µj:ãÐA£v?µ#0)#ë#È ÿd¯‡Òüç'ž<text:tab/>pÔÍ½¤Õ°ó*ûˆ*¥­ØÐ­¡#3\v94!Ò~õ•</text:p>
      <text:p text:style-name="P1">VQM·#Š:UH­</text:p>
      <text:p text:style-name="P1">¿ç#À#Ç77`Îð�ÔYƒn#Í½|e+d}Ý##v¹î*¶ûdÒGL##(Ô#I�ö…úÔúO#©#×¿µàÂWÄ e/î*DúÎ?¢?##øÍ0¡g,ÄB!MÆêö#„#Ô#š‹Ïï)/Ä|š#ê#¹ä*PØ�¡PÊXÅq#Bv#*Fàú#ÒT¸'\»Á|ˆ‚íáIjý�É¿õÁ£³Ó4h&lt;###?þ3Ðq.Á&lt;zg£³õ#&amp;#ëqñ¾ñÕ{çóè�#™#òfí¥#‰8\§Ã¬#.#V÷9OŸ!9ñGäKB� Ø&amp;v/#§Ò¡·ô­Â¥ÛÚ)¤Bn]ÐÔà#?�#îk#ï'F#<text:tab/>#/ðHØdºöEÂSÿ$Îö_#†æ‡�Å„$(âÅEâ#4#þ™‹fb4·-0’Ñö˜ïõ•#ˆ#¢¬3»[·†üœ#Ðö‹Loû#šlˆ1¤�ÍÂµ÷ýÏµ Ñ0&amp;‚L#îg·‘¡dM\P(óaœÀ#¥Ø# Ó äÏ·‰¢èhuè#Ž¶#u8Á!#eZØæ…Lo3ôo¡#,f“#):</text:p>
      <text:p text:style-name="P1">§aï$Â#Øƒ{Ï¦�NIì#Ã¿åù3^s</text:p>
      <text:p text:style-name="P1">###§ÖÄ!Ó#z;ŸŒ…­l€ºR|‰##„7‚8(3Þ¾wÑì]#”$õ&lt;N6ðC¼j}5üVpþ�ãbÖî±sù„HDÓ\üÝÈ#wü'æ†KšB86t?µì²‘#}#(AoìõA·#,#ª�#n#7þ*Í�ú�™¼Ü·#±ö#üÛý—LÜÅ.O©#ëbfDÅ#Þö#ÝU\Ù_¬#Ó¡ÃŠoñ÷KKUëÐ€:D`'vÿ!šœU�Îó2}Ù±‹:{<text:line-break/>‘a:ÁÔÆ&lt;wä&lt;-¡N|#½ôµTÈ ÿ4Ùº½©Ó}{#ˆ¿Êî•„F‘_=Ó·ËAµuG#¬<text:line-break/>»=¤¼täzDžä”Ž{k#¬gZ”ðpZÃÊ!±Yv´­?“Ü±#7—5ÁSC_o�YY#Ã¶6³Û|¸oNYâôTu›äÍ]¹®[Ú»(2šzw$.#�–*#;#£8&amp;ÿvšÅx«##oO#14#þ<text:tab/>’Æ]5Ýñ·+–Å–¦å¢¼ lZÉL9³Ð`Ej‰7]å¥é;~»ÉÑí#”#jÊ##IÃÞ&amp;#fZKïƒ?b,/ƒÀ­ž#)Æ#,¿P"N"³üêë¦ó¼€l}êÙIÇ²{#â±“&lt;ßíÖ`†Šã#½A¿]<text:tab/>#k¡#¸Ó:›#Téeö³�‹º:©M¬#%4uÎâ¼ãª|#¡–‡|Â2Õá°¦s</text:p>
      <text:p text:style-name="P1">##†&gt;@G(#écz#ÚU¸ÌÌÕËúRÚ°Óx|‹¯ƒ°k�]¯ôÀD¶)##Ea•áóâ</text:p>
      <text:p text:style-name="P1">&amp;P è”‘###†i##tIOm¢zˆ¼c#î#.„l¢ÖâÎ9ž{#_Š0ÿX##¢$#byödÔÕ‘=#âè`#ð›””„K›yŽB#_û9*Uc)/&lt;•#_›##»Ã€#ˆU6ýu&lt;Ü!«ñ“^CUü##ÍÑoÊq##œê#Ób¸#·Lð#|¹•M+â¶}�Þ¹œ¹ÝàwªPM#9#™b#›¨òš\åmfF¦Ý-tü´hb”&lt;Ã…¾</text:p>
      <text:p text:style-name="P1">ôµ#ä4â‚L&amp;Œìw­�Vý¸ñÔ&amp;rÊR)Ïæ#<text:tab/>ó[fêÅ #—B{³?¬æ0”eP™¾W#5Ÿ#—&gt;K#HŽKE#åÄªÇg72#ÛzÇd#Ó¥#Ô0…�7b#OÒò#ãrÆ’'”ß~XÃ�¬øo##£þª§€Èì<text:tab/>êwd€#º<text:tab/>îº}úà,p#‘èéIZƒVÈ'…q7¯ï9?�Sk(ƒn[ÈW<text:line-break/>w�d®ä#Q_çµ÷„HMµƒÆœYÝÔ¦9­û‘)ä</text:p>
      <text:p text:style-name="P1">ª?3Í#¦is“3�ÒË÷Ù�*#&gt;</text:p>
      <text:p text:style-name="P1">[&gt;Í�ÏvÙŒ³#ÇU#ù‚,”Šîðÿp»Ù›#¨e#¼t2ºç4Òa#¯8#i</text:p>
      <text:p text:style-name="P1">’¨¾+˜#›ïj&lt;èî~Þö£Á) m–OB¸‹è(–?¨³P�·f�•9iœš­å§üG°#Ý %#¶ãvwBeö�D#õ’±IÁ#wŠ~:# û‘¿##ªá#�±×ßÁ¥¨»BÝMé?î³²mq,¼ÌTÄ†¼*</text:p>
      <text:p text:style-name="P1">˜ê#†!¿#Ëï8‰(ÿ#Õ#ñ^Ã2eä„N#ùwáÄ</text:p>
      <text:p text:style-name="P1">'Iz|\´�°|Ì Rš*L’#fíÂé£Q¥?[öIx#Öô“k5}Ü‹##ñM#˜F#5ðƒ}#M¿�#k³&amp;îÔþ§óX¯è®#¾g#Ã�×× �È#Œñ�Úg÷W#ø„çDü}HÑ;60 ##ƒ¼•cN#8#&lt; g(I†!«˜üÀ®ÈyØ#�¹]#&lt;�_:U£VO¬î#[£Õò#à'¾ïŒ#ë#žÉa¸A¢Æ†2#?cS­#</text:p>
      <text:p text:style-name="P1">Â-�Ñ&lt;#lÍ Ø‘»¦ztCÓÍ¨#¾¨ nqÉ/©Ó&lt;.v##ÍWÇ&lt;¼ÎT•�Æö#Q#Qßïkâº[³I###°'+¼ÇŽ"Ñ<text:line-break/>KiÝdê˜(ÿu"©xzxN²5¿,(©�›ƒv]#Ã7ß¤â&gt;üAAóyLàflÀ¢p#¡<text:tab/>(ç6û8&lt;ª“ ÐüÞ¦ä¾qìþ##Gàð!˜,÷NF™�Óêü7Ÿ{ñ^ÔÈåÕ–øº#f#U'¡dµÄÑ¨P#€#¹#¤?Ÿ#`Ú�#°c#V€Ü</text:p>
      <text:p text:style-name="P1">#=ôÍ°#ß49'¦#Å·T\†,ú&gt;#µ@¼#\ö×ã«þ4³ž+#0g�Y«#\Òc¥M¡t#”d#ßN#GcN”#ªŽ\ÐU#e##NÀ¦½CAÃÓÎ»#û/#˜R¦4g»"Ž#¼ÕÞIn### s4¡Ó4~]#\ø�´ô#y)ä#/þ/¢æe*mÑa#¼”¯fÊ�-\U¯éÌØ¦</text:p>
      <text:p text:style-name="P1">8¯‡:Ä#2ý¯1¢ó8Qû/¯q#›#V²1¾w#¢</text:p>
      <text:p text:style-name="P1">YJÚ«ãõXÿLëÏÆº#Ë,ó&gt;‹ë#A§=9OœG·yä‘“Ï�3Ô%Bõ‡GÈVH»Us#~ô-3ë¬#hÕÏGŒV¡Á@ZäïÂ#E#K½Þòƒ£#b|\e|ñ—Í]p,S#š.Nó�ìówöG?/31.’ë!##èf¢2#z#ôHb#{ÃKZU”;#�¾·DÏµUõK™9}*²å#IÌcÈ“u�#cÔ</text:p>
      <text:p text:style-name="P1">gáüÐ§ê#%÷�kézì›¸‚¶#v†i$ó´ª5ï²&amp;‡ÃëX#­%$Ëcy×&amp;‚#¿n-Ìˆ¶ÔÙjˆ&gt;[´ú6ÊùÙäÓÀ¤¸5ÓêÕ–·�&amp;˜#å¨aU2%¯?#¾#d#¼˜ƒ#/*#s;ƒž‡¿wàììá�÷EP'Ö‡�Ùn–ü;#õü�‚¯ö ,�rtgK¶X­YÐå|º`£Ê#ûB2ÓµËäYí?}Í×,kQ*HùbÐJ###¡ŸiL8xemßt‹D7µì#!×¤fÌ�ëZ³$#6¬°ã!#C#i(ß#_#£##BœZ*Þ:mÿm®¨è#Q‘3##T#¡#»#Àc¸¯AØM##éÓ“ÈÄ”Òãl {]ó„Bß§'#Ÿ·y#¥¸$Æ“Ó##ðe|¿½š,Ëºt•#Ò5</text:p>
      <text:p text:style-name="P1">#€Šc#‹Ùòª#È#¢â°*K<text:tab/>ÉpŽ<text:tab/>êgËFR—zQŸJæùó#°#küq<text:tab/>&gt;¸¹Øb™##\aô…™:ƒ#…#O`Îg[RÞï©T·¬ò"A‰$#<text:line-break/>7`ˆ‘Mâ°#_Ñù�È</text:p>
      <text:p text:style-name="P1">^ÉÙÛ%’fÒ¼&lt;4#•Gv²æä##ó”ã·Ìêe›õàDwe¤üdË5Î##\¡À³c#ˆ*Â#L$D`ìá#$ e‘Üb0ßåñáIÄ8¾–¸#¯vå¿#ýsß,8t#eÙ#zý¥Æ#NÇ+„ïì8æ</text:p>
      <text:p text:style-name="P1">#a&gt;§s´öð‘##òwRF^û&amp;#Q9±K7ŽÖêæUÂSWËÔe¹Âéƒ€]3Ó„#²cÕàž¡†QVÊ}qDž}Ý&amp;öõKH­YÎ#H#KÀJÝÚX#z#àÅþ£ïwÄNßøD�cºõàw®Ãt»­S3Ô¾Ïî´ÒFÍK&lt;Ç‰¦r#ˆï96~¸³<text:line-break/>àd•—o‘A�øûµÔóX°#\v¤¢r‘9âˆ#$-~²øèèÄ#ÁUWûôVÓaq¨ÞýNÂÃ�#†|ƒâjnfa#SûÐ1Hº3�lZ‡c¹³##“#²“LÿD#î$-Ùi™z…Ì˜MÄÖ':,eHV#{Ñ&gt;©þyê&gt;‡Q#²Ï€S~ô8¾„?'t×'DƒãúthðïÆÙ=I^c­Á,í#Pôª—J¾#É#ü¬t®•#¡¬#fO…�#*e#šEeÈ€ýÛ#$dÔfb¶:/á�dBÌ#¢–?#�#çµ�‡¹f´#ò°±”?=DVŒj¼#?o#ø)#QX#¸#™èd#}Æì€U¤ž-\wì&amp;åÊXq#7#òÞ#Rwå†¨]Æû#,ì<text:line-break/>wÃLç¡#€È#¿L5—°êÆÑ«-ÐÄá#§ù©"]}ÚfcªhK@•‹†;ãï#Y`5KÆÙ0•#mj`</text:p>
      <text:p text:style-name="P1">ÆíTÊ#û#‡ò#‰qe#<text:tab/>#<text:tab/>JíQß#Ú¨ƒ®:LœêŽ#î´‚#¸xöà„GN#­[m,#V×É¤"AæPß¦«Ôœ~Ç#U_h7_1ó##<text:line-break/>œ&amp;Êgc›¨ºþ•Ccþ#¡ùÑ‘j¶úŠ­ª#Éu&amp;÷„.i³!ÄÖ åº¥�i{iWQBï’)ðk·xLB#dôuI85$#×#~µú|#pV)¬ô+”W#Òz¯;.Ès#<text:tab/>|Ä###å8 '`</text:p>
      <text:p text:style-name="P1">Ñí]Ï#x#é {�#y#�ÔE<text:tab/>”øðåÆÝ­ÈVcø�.Ôþ/ƒŽýå%¢Æ$ý÷'ýå*ëÈ#</text:p>
      <text:p text:style-name="P1">ê&lt;#fÚ“Î~Q÷5(6í¡sŸ�ìG»*L#HSçš?£#©$Òcåõ#V#wÛ†™DGƒ#Åÿ##ÏÅÃ0V#%ZhËå#Úø�þž#Ž8Qx®š‚¶ÂÅùíèV##{Í.&gt;</text:p>
      <text:p text:style-name="P1">ç®ý¢l­Ìò•ðè#“©Ÿ’Ó|^°/Åë½÷gýö#÷¡&amp;–ÝÞ¡Òô?Åíß~/¡Ëžï›âö�ß#K/‚¾üN¿#Dÿ#ßñnßÅ­—ÄŸñê?ÉX¾#Ÿ¿#?;î”û´;àÝ#@ðú#vÓ{¢Üõ/ÿG§¿#ÝÜ¯se÷dþ/B·œ½Ò7’ö×ðw=ðw%Ý§ñl}í�½+¾÷nçDÞÜý¶Óu?âÚWºóü:GµÞôï»#–ýÓ}±/lw·ùÎ•÷Y»Ò]Ý"ê9ÞÛ{Iï#÷Toj?</text:p>
      <text:p text:style-name="P1">‡é±ÝÚÿ#Ö®æ’å{ê#ÃÕ¿�ïÃÒßƒ]|ßáè#Áyøw«Ä#äq¼EywæÃ#sŒø­þ&amp;�Û´_µq÷¼hç7 #myš“¾O#­Ð¦(#Žµ¸z5ž˜t�—Ë�{+Ï:BXC¬�1<text:line-break/>ï¹¶S"æÏ@Œ#¦#,tÌ‘#™ù¿Cý#daÆôh,‰#¶˜&amp;HNŽæºc¡žÿ</text:p>
      <text:p text:style-name="P1">;ð*#œã#&amp;Œk@</text:p>
      <text:p text:style-name="P1">ež�@á·#"#ªpïwy·ü�#vFzPK¹%FUªQnlû#]ÝCl*¶– t¯&gt;Š#˜^‰A5”c.$&lt;×Y:‰cªàíƒ±ª;_+ìà##Í™#ÑéjæÆç%Ù¹×ÄŒvŸ’˜4&amp;#�"&gt;r¶OQ÷ªÎ:òá«</text:p>
      <text:p text:style-name="P1">Sž#í'Rdº2tb½=*åß#2ÿb§—&amp;#Â#åUÀ##ÆkãßáOëJ"ƒY³EÚlBÙxo#¤[ÜwLSX°#ð»,�,#ñ#Þà`ÊÙ7‡Ð¿í´#E~àâ€M¯#wåAÊÉ¿…rIz§#F?K·êÄœ¼#¿°×�ý4G-}8#Æ?¢yM#2*L#Ì0#e©…q<text:tab/>~µ£ñØŽ#!k¬¿PžÝ l0OÝX/#I#`©##°#­öÜàs¦×ü²ì”ØO#Sža·#=�#Ê#CÞ±¶’ÄÔ]#ž¢¬¤bÉ%7¸]áîÕ#ÔîS¯Gf¡òŸ $!#ï†§~�#êXŠ#/œ#¢ÆÁ…��îã#¬#;&lt;ò#5:ìŽþ¯…�¢@„H}³hE€ZÇ#üOÉ×ª"ÊGâÐ­ú#•›Jùœþ¬ÀiÑ9ÙÿMù.˜^¨ÿ#¿ögX#}#`kPÅQ¿¸!±ÒCóåæÉ##wéå¶½Sânêæˆ½ê¤aÓ´#_Òti”#}Wå®D…° �}‘L€àF*€ÃÂWç#S#ðyÒ²�û†ê]&amp;2±ª–\â&gt;‹3Nà‚#‰#'!›ƒˆŠn##÷#¿Ç�×#‡¶›#Ê»H#…*Âo#t5+b¥³»’˜Vü]÷[úà™‹‰##ÝCj#¨#N1)wDÍGã#Ê*óVk#S¯m]Ì#H#vÔþc�¯}û#Ä¤ä}#ÉMœ±Ðä¶·$¶!Ð_æHg'çó#ðœ#Ö#¢Nm»¸EÄ#¢¥°˜»–NXÀÉqQÂÜ…¼ó�òÎ#}I|”f(#-tÆÇ‹›]7#(ÝB#¹ÞâµwÄtæ###<text:line-break/>B%ÜhXÉCj1_ #ì�,#f%Ò#¯#›•+à!NÉ##ÿW«¨}m…¹°$¨¹¹Õ­ç€¢ÝàuUÿ</text:p>
      <text:p text:style-name="P1">›Š¢ÏâCÛ_kª”BG±�k`”Ù#sŒv*#ô‰�IËó´àp#ßð:#ÌQl#âÜÓ|D×N9q##±.±m#ioo)c##�è#x§.üE‚#�a´‰�#GÉ.ÿ5?œ‰²3L#Øÿ;/�#T‹÷F##‹º#°‡ÂÕû°„‚ê#h…¯'ôö³(d"sŠÂAðn‹Uüªå#eOãsÎ\›ËÐGà®àÃ,YºzW£´9�Éñ§Ç:#_U(í�9øúqÓ#Á²çJŠ�ˆ†qëd›†bº¥\õý<text:tab/>ÞPls/#¡§ÞÏ�[#Òø�W#§�Rª¢e†’´Û±d²�˜ÿE®s ’I³=qúç¬^œF5/ã$ƒ®¬‘îžoT„Þ%à·¬#½¬#CS####uF7öÌiÒ³U„sÆm##—H#(#²¿Ûf#{çÏû?šà<text:line-break/>{tÂÕü¤J(üÃ#¶"îŠÞ8�#$¡G8{Šþã.\#</text:p>
      <text:p text:style-name="P1">‡F³|_2žú†#›�gÂ7�##y Qˆ¾–òæ˜#•Ïs§|Ø#ÑËÃ±�ö#5Þwáà!žãY»§Ü·#åï õëhc#TËO�˜º¼‘#ØS0?›€©á­äÀÛÒ#¨;…#ÎÀ7ã#Rp#í#º§N^ÑÅÃ#tx<text:tab/>ñ#Xë–@—uƒ�›urÖ×™XîvZíoÐ#‚ˆ#Þ¡Rá#»Ä‹#¬Ri#3î</text:p>
      <text:p text:style-name="P1">^|Ÿ§ŠcF<text:line-break/>ÊàP§²È‹Ù#àµ4çZ#é&lt;ÎÊQ­´bv…Áé(…Ê?,e­#T^#YuBoi¿€*�è$Ùú#Ãú·Ò.Ñx„R#‘¾Y g7#‘ŽtïOô#ZuåNØ+'¨÷žüS##îÓŸHÆçtösÚ¦€ŒÙÓr(Š‚#ÑØ¶mÛ¶mÛ¶mÛ¶mÛ¶m›;É=0ó</text:p>
      <text:p text:style-name="P1">cÔ£</text:p>
      <text:p text:style-name="P1">#ï$Õæ†?‚÷R�¿wÛ</text:p>
      <text:p text:style-name="P1">ÇlÅ#¡AsÔè#ÀcÖËMå#I</text:p>
      <text:p text:style-name="P1">ñãÓÂ4,8€«ê6jVi¢</text:p>
      <text:p text:style-name="P1">´†8‘ÈÂ1‘Ÿöú‡{&gt;a‚+‚’-A</text:p>
      <text:p text:style-name="P1">¢™ÐÚB#ýÜ#¾ûÆp=ÂyV×ªœ�‡#a�¢³EQúJÍ«£é½Ñ£##tEÎ–›Z#±W<text:tab/>×Ý„@#z:D}­µç@×�kD$³Ç#ª£"ôÅõ#�</text:p>
      <text:p text:style-name="Preformatted_20_Text">U˜ÌÖ#—m‰?æíjb·0Ô¬Ô1›#kå‰#xù#T€+NùC™ØÀ#•.•¹à#&lt;Z0¥#'¶û‚|ÔÐP#Å####</text:p>
      <text:p text:style-name="P1">#p]®ÉgG�#PdWÝOn&gt;#óC12�§…½#Â¢V#.ø·hrù###Ižp#0#I`èÓ]’Ì#<text:line-break/>¬#�L##uÝ$Ü#\(›š,#5‘ás#»â©s… yÞ#`ã‰èÆ&lt;ƒ4M"&lt;ÚžXLUò‚_TîüËs²K(#§ƒ$#JòHëq#ZuæS##]™SÍlÞ½s#ÑŽB{f&lt;Q-aˆÇH¡Å—ˆñZ`Ížž#01#œ_Jd‹ÿtRÃ´Î#¼Ü‡0qŸYÎÌHñ#þÀ¾ô~èÔm5‡‡…·&amp;#Œ«ß#cö##�€ÚI©@$ˆq#»y9lò<text:line-break/>!g‰ã×@­‚øP‚�Œùvžä# ˜p#ê†9Pæ2”aŠÒŠ|#�‚ñP#y€»¯Ð°eŸï‹—#okÚê’0#ÓzÅv#ôß{##^ Pµ<text:tab/>ñ±é¿ûÉI¹Ê{êäMŒzé#V’Ï»´±²iPŸùB1yy·#±‹˜#Ò'#eÓ"S›«T­Ò#=#ë#q5¨—c"#1eÁõa1C‰7-¯Ó¼æG\¾#0šð…-�+ÙOJ</text:p>
      <text:p text:style-name="P1">¢\‰xhä#ŸG­</text:p>
      <text:p text:style-name="P1">¬³äÝ##RÙË‡#hoj¶Ó‚µÚ$íÑ;âD�•#vµí&lt;½-½aMÀ#ª¨D×#OÂ®!&gt;Ó3Ú±#‘l#õ‡¶„î0øGkùÊÑÝz#Ç9#ö#]O¢/#ï‰)õ0KJÜ`‹r'#b##L“Ñ‡ÊE(#–ñúd<text:line-break/>#ðü#[Sýd’«##ò#‰âÆqƒl´ç¡\°##?a@¡wÑ;SÚŸ¿Z4Ëaûºcß##…åèdA*v`^X^Y{#³ÿ\r##w#ãÙ¤D&lt;#Îú´¢¶°é#n’ç×å!ý¯åÀ#øëïlêý#›DýiâÈÓñ#V<text:tab/>#&gt;ÑU`�Ôœqõ›Ôˆüš`È#V¦T½ó0Åº.ha~šô›ÜÓŠ|7#8‡PªwÒâ§½�Ée):©åEkûŸºÇ«©Ø[ÃAzb$YT^ŽG#01¯¾åŸ9N1W‚'#jmšÙàûë’êy) `U]#­‰�õ#˜×ëFOÕ‘L<text:line-break/>#Sò^ÑÃ#5¤# ‰ÔÛ#5}#ÂÍø×#Ž:wóº}û##ãÚ±ªÇ»~ŠŒœû¯#IS…¬ª¦µÁsË#~MÞOƒÝ=XeéJ&lt;&lt;zZ*AÕÇà#�älV›Â$ôZ±#¢äEêÂdtÏ¼¿ÿî£'é&lt;#VSÉªÂ$Hm)æ�S•`b[ÉC.;ë#-@á?#²†R×ƒ—ƒÊl!¨#Õ½Óò‰5Åg¿jê#h#'ŒdzgÞÕt##{¡Ê‚ò»× Iêƒ¦z@qy­P‰£#bhuõ›#ïu!#h¯™ù…¹é×{\S##^Œß§Ç Öà·æ.¸®oñô~Ð.õ†rvò³#,#(Ò£Þuç#Åg¯Fm$0¹^»Ÿ#Á¥#Ïxòs#H¢ép#„@�…Ë�I#Ú·#‡ÆZÌ—8Ö€­&lt;’Å ›</text:p>
      <text:p text:style-name="P1">²"ÜµI�#5Ý]#þ–+â-¨##™N&lt;fK‡˜úÉÔW3ì#„ï/s‘/}:#HodÌ#S5fZ›¡™äo3Ëm##÷FªÁ­#íÿÅo-çI_#/{iï‰ëjDüg×ù#pá×##ãaôˆÀdÄ#u!T÷#ä4K•#=á�NQ}kÓ#q#ÎWÿÐŠ</text:p>
      <text:p text:style-name="P1">¨Õ¾²"õ#¾‚öq´·–¨ ñˆhö½©û#�°*##~*iÐ“·ª#Ò]ÜŸ9#qqÂ�–{##Í#/ãËi#z]&lt; æÂ¸wÊ´Gé#‘#Ý×#°ñæ#B§/ÏN#1P`¨Œ*_#</text:p>
      <text:p text:style-name="P1">ðÒ„¡îÿ#F)¯¸"T#w2Þî2ë·±##eôq9]#5 ¬Å[B##+u&lt;„Ý-#\ó&amp;lÝ@Ñï{7üüØOE´è‰#þçÿ#~###þû¦™o±÷‘GÚ{h�¤4###,Ž·–WI5kÈºŽLã¶ÚŠZ®òži©#«#"Ú&lt;&lt;RÎ½!ç#}"�¿ò°#r#²w‡²Õ[#</text:p>
      <text:p text:style-name="P1">vEtØ#à›’#œŒ(û�_Ú£a¶,#K#iæÃ�´&lt;4sïú’�A#`\]=¥pQZÁ´ê###…2oLD#5Ÿï#©×”<text:tab/>�â"›«à´ÿ)´‘’ñ9zã#·m«#d4ÁL5Žbþ¬*³�6#<text:line-break/>i##ËÖµ&gt;ì•ikR˜­###:¨Kœ‘º°#ê²Ó</text:p>
      <text:p text:style-name="P1">¤£©Zr#¿’Lÿ¾¤rÐ‰¬Êª³oÁy#&gt;#ˆ#jš##q¦�#ßwêìAT‚�×b#=�öÁx!?#z<text:tab/>c[##µÃâf©Æ™#gAÜXöŽ#kKšýa™#C²-|ñ#‹UWáD¡§»±l&amp;#6û9�¯’ðg# Šš&amp;™##¾äòaßk&gt;GÜ[A5dØ$#¾ƒ?À#æ#/#\</text:p>
      <text:p text:style-name="P1">-@$#cñ%AÒÜg)+S–èçxÑA­�¢Ÿn#�,ªÅl#ìþÄ†Ù"¾ð&gt;øú–d#&amp;±äH!gþ˜.=(0ZIÊ#ýì‹;tò�Œ;ÒPÖÕŒ©òa#Ekôç‰¦œ2=rž@ý À,…SË:É&gt;Ñ$v¹3c¯#¹±Ïc#‘À€#œ^c#ÐÒñØž‡FËþ##šÇR#iCp+¥V‘ß#=±ïËwÿh GÖ£´#æÎ5&amp;åY#±o7é*âÄ$#Úä##»,y~;¹F4#"›£#OgMFÍ`U#QÁéz#|¾+õŸ{;ªŽmY4mz_£ªR#3æ9�g#“%·Ytdü¾Ù'#ŸíÌ¶#@šfbÁ0‡É#úœ^&gt;Âæ3O“(¯�r8ŸÐgwµ_ý4_¦˜Jo‰<text:tab/>ì&gt;#²ˆ×</text:p>
      <text:p text:style-name="P1">o Ó™¹‘·if7^¦Ù»ô@:QðP„#Oü#ô¸°¹;÷“sºpl`S˜_¬û#£ÁX;\2Üó9½á?×#q¯X§ó#/]ú/5W'õ�4�Ô!%=ªVhj%a(œù§·ÿ¥h#l{J#°¥Hà„¤?8~BPòéuˆI‡Ô#4^Ô#øE#C#<text:line-break/>ãi²ˆ•#vü dP¾Ç.O2óø#ÓÊè#</text:p>
      <text:p text:style-name="P1">~ÕG¥¦¡½Ñ_UØ#³à##žRÅ=Aü#!�­äÙ2ŽàO##ïd?ã#ôQ#‚ÕÃWƒÊ’®åŒí”ß¨#�À#Ímó¦²Ø}¥#&gt;</text:p>
      <text:p text:style-name="P1">­€#f—EÀW#"”pË6í:##?h#¶˜Çbô`ýÆ0‰¤9\¬ÈÍ#Ä¿‰3YNéêŠ6­#ÃÚjöz€z¡'±„-×ÈY#"#ÀžQ·-oŸíÇ:ç[ž#À‹:ž„ÊxC"ç0±C£…K##Ó#áÇg4�gþùü±aø##“m›&gt;8©øÑð#L^#rŠÐÍ{Ýáðß—6õj6"&amp;EÝ0’¡ËýØ\k##ÇŠŠ¾f¢á,‡P|#5ÈÜ~×ÎÁ�DTßÒ</text:p>
      <text:p text:style-name="P1">üŒWÒ°mÔ^„=)-Çyª,Þ0ë�Ðè¨To&gt;rÆ£PÊÁ³ÂÇ`6JÅÌ..å½#õáØn#&lt;p´Zðƒßvì�¼ƒCÆ­¸œaø«²ÀÆ×</text:p>
      <text:p text:style-name="P1">·ƒ#ÕßmZk#Õ#ÝÂ|@²#g&gt;“Â`žDWE«ü�##ï@¾¶YjfîƒÃÁ�çæ#ÞC#¢œ\ýk#!Žæ.§n.C‚ýT&lt;ÞÎ##R�W÷¼ù÷�&gt;]ê£·‹öˆÈ™Ñ Ú/}�K®üè#<text:tab/>«-.9#äŠj®ª#Tð–#-ÒYbq²Ú</text:p>
      <text:p text:style-name="P1">Š#{Ÿ;ä###æ�€ON#àj‹ÐˆN##Èì#4##ÚÙâÍýX™ü�#/v»HEk¬A#o1°?¸­NtÍÕ×7@['d#t´#¾Õóu#œZjOÛ\2#�-7ÞCY#éµ7L=#[)#]Pqˆ#Jµ‘©&gt;r-‰Á¸–&gt;Û©÷C#î</text:p>
      <text:p text:style-name="P1">GN#ªÔŠ<text:line-break/>‘¶¤•ìÇ#D–ú#•ï@}»Uô×LÝ#íÿE™œ»èz{c‡#ÜÈæÍ¢sÛã_"ËS}zEŠ:;èŒQ3V#'Ð5¬š)OÌ5�4ÕÂz»3fÐÞÆmåØºþªW@mnÎ›ˆÂÌÔ/X¤)t'(ë}kEýÀf!Ö)Wƒ$Þ'wn´ÇP¾#œ4Ã²ÜY£####’q¶üTWå‡¶W2³ÆÅ<text:line-break/>¯˜o°I#þ#aNÕø,.Ìþ;À#)Š<text:line-break/>(éŽdwd¤T¾žà##FrÂ9yŸ?‰Ï³')Ò1G…#”I#°¼ýhñvÛÚ8èD‹&lt;ò³}#‰)#L #H '5CÂá5\ô6Šp#Ô‹#q=¼Béò¸Ü8#<text:tab/>8£Àõ�GV‹~i[ö.½%)$ú£#›A•´&gt;DÆ#Ñ3aïlé#tA½W#s›?#­ÜzÃÖt$¾p+z#ÙF}:l5^Xe#Ž’#Q=hÉç¡#±æÝÐÆ&lt;</text:p>
      <text:p text:style-name="P1">2¶</text:p>
      <text:p text:style-name="P1">Ì+³‰#ùôX¡'lI‰/ùº­^â#`)š5ï/'Äè“K)ºô~#é­Èª|’#÷?#†-k9o.)l`~¹v @Ï†¥g<text:line-break/>+Xw�…;%²c#ÿÚ:ÖŠL#À-#"—ËšÖ3u°‘`+§„R¯¢ƒUXÂôå®*Ï£,(n#§4hðŽc@Xe#Õ^¡+yI;Ø#ÅFº¥Ð:ÉU"}ÄTWAQ#¹$r#ëw{Â6n##Pž#„ŽU~º;ÆãÒ9,©…ye0�EY�¦#/å0N’›š+Á=</text:p>
      <text:p text:style-name="P1">Gz##™Te¡ËE#)`4½6Ý^]#£M€nŒÁà<text:line-break/>©åzI…?/W#|™#’ ]Ë#xÌ#U£<text:tab/>Žj}qvÞ#</text:p>
      <text:p text:style-name="P1">`iUÁ�ËSq™‘F}|*sX¬ýMÎ˜ÊrV&gt;³CMÜÛö“ÙZ"#”Ù}š##¹#“#</text:p>
      <text:p text:style-name="P1">CT§#o6!%(xß¤#¬Ñ©#­B½#Ç?ß#ÑE#…�KF���fg­1fD#pÂX</text:p>
      <text:p text:style-name="P1">i[ÌŠ"“ç#2#ý7ydx%.{_#ÃÕ'Å3šËd¼Þ²-æ¾#ÜÇqBrÒ¦¸`###Õ#‡â##f<text:tab/>ÅÈïªž)âÔŒâêÕ­ÝdÇ3^[[õ£ê@r¤ÿ#(“Ì„-#·•»|òëäP¤@´j©*Ú#=é&amp;í"gBø(#Á#dË|(qª6N#UÙ¡¬8µW°ž)$6¤Î$###íÉhµI]³ï/8Ï*\.N##6#&lt;ú#ïø#e#-dfÿÎO[¸HÏ-�ç§kc¿#� æ&amp;"�#œŠ‹ËË&lt;Q2Êœ+³þã^ÉçàõSZàgé¦#Óåø¾g„�Kô</text:p>
      <text:p text:style-name="P1">O³£È}�›Ü‘#¼­LÆÇè:c)š°<text:tab/>jù,¼&lt;E‰¿Œ�###�‰dß�•o¥•Ì&gt;µ{ÊÆ‹?š,#õ<text:line-break/>ÍSC³ïwÁ{@2œ-äƒ6…ƒÔrcž]9'Ôüj#–e¥0w#^ó˜‹�x÷�äXË�F</text:p>
      <text:p text:style-name="P1">é#[#§�\##È¸2¤/</text:p>
      <text:p text:style-name="P1">Eñfù#`”è5kHaY•Ž#Dßèå##„ÍF»3ˆ�?Ýéž#k#`##1¯#bMHê##;–,ÑÒ�ì=o¤#‡g#¢"À#&gt;ABÎú%f-eãÅ(‰UöBIÛ$##;./•Ô#µIÜj�À#¥OŒ²qÝü†¨,�zÎ­/{®#ÜÒßÀ#´6n°©;´##�Q�Þ¶½1œîU</text:p>
      <text:p text:style-name="P1">4!w#Ù¿#è‡yŸ�9¦#‰%Þ1!ª±”ˆy¦¸a«{]|–#72V–õ?zXAš½ÞÛèf&amp;ßð¨%¡„‚K@}}z^íc². ÀéÃ(ÕTé«PfzúW„#Es#ÛÞÎKß7Mgz’r‹â Ì# °##ØÊÞÌ#Í_ågG±ñ‚÷#W#•hS¢Ì”CVy¶Ò]*é“Ú±È´#§Ãü¡õo(ŠàiÒqº</text:p>
      <text:p text:style-name="P1">{"F@ý¤#ò¶/Šð¢æsJÉ»10õ‹c;ŠüÇ�‰‹,Ò‚ÖÉ°ã#¹/U4ÍA’Ö]µ)’ž4#Ýc#ð¨4Ü®Pf<text:line-break/>˜w#YåÝª‰uÍœÔ*ÞºI¢åa#ÝI;)PõÊKŒU##Ñ‰•¡#GÃŸ;ä-®ëÁ#s#\Þ‹~#÷#�ã¿Ó¤M+†#ß„O#3MžÑÄ#Ð#Ò—<text:tab/>¥Ó´‰žÚé#ˆÉqHŸÈ;òOEÍhïô#‡º¢‡</text:p>
      <text:p text:style-name="P1">náÆZ(ª#ƒ…ŠÁnC¨úºñà##séX¼Êwþa)Q#‰¼8*#¡rf÷\œ—±…F#ðÜ�é²–Áv&gt;iÝ†‰úd/i¨b¸ƒðgí3â†áñ�ñø¿Zû+'ÅøË#™‹#»#Pïm· Í‚XÆ±ûLwZIe”£XO##Þ}Mž±####ÇDÐŒM›95Ì[å ðyŸ#ïg1¾ÑÙÂ2±-#ÉZä—KŒî$$Ü\"B#P#Ô=Eä4˜èÛwŒP-‰^sG*›€cÒÃZ#ÃJ=ÓÎ#Úš�ŠÌ1oD¾ã‘æ�C±¦Ag@©½#²#­QeÌX#Võþ#Q›³£$Àý+îZôAä×ÆÁ#Rê7Cð=A)k#%¿¥n²#ð¡MÎµ#þ—„7¨•(òÌ}@rÄ#weÞwÐÀc¬Ö##½[&amp;£#î8PË¤È±m[Nªÿ8ø#5Ý+Òfn©xhW³##òS¾ö_®&amp;Ü¢m#ká###¾]vkëÅ#f7Ý÷é{hcímÊÍ¦#é</text:p>
      <text:p text:style-name="P1">‡h0®Ý[«'dš�H{#ý×žA~Î§&amp;¼97ô±##²7Š!nµÒnBpÎ(„²Ë§T™;R##þ°cÿÈÐ¡#7¬jB­Ût—#Äùò‹Ého=9'™#êN!±Ï) #§“�ýâ“=²{¼í~zg­õ�ë#6SÈüûÃßyŸ9P¡Á¨0Ñ#[T!‚jˆ•n</text:p>
      <text:p text:style-name="P1">ò%ð##‹§</text:p>
      <text:p text:style-name="P1">ô$‰�•ƒÑE,DR»Gh&amp;í5•æMÏ®ùgš¼¡Æöä[žnâ½á–#&gt;Àaˆ/#�x®z‰;“ÚŸ˜×Óß¡#ŠˆÎlóò”¹5¬“9tÌ@# b®¾ø¿,##~·&gt;«\UoÕ•\—59#�$G#v…b¨=zƒ«H#ÚgiÖEÚy?Ôp²Û#Ö##âV™6ŽÂ#ïÌ$` y¶¤fK2�)w‡Ñ*<text:line-break/>èmÏó<text:line-break/>ç `¾nô##úØ€ã-±ž#sÂ�¸,•</text:p>
      <text:p text:style-name="P1"><text:line-break/>ŽR(YSÈÂàã±Y³K5”#yuõæ#GÉ§bunÑó�×u‚{še#ûË8úØŒqŠ#BªÜFËH0™6§Œ¤»Â¦Ow »ò#GZ;l3#ÙH‘K¹�÷(%ùßÓ5…44Óár£Rš¸ñ!ùL®#Ãeœ¦Æ»Žî¡ÆØž¨ƒö#&amp;ç5#t~Kfßt„¬#pû<text:line-break/> Sfhß=Âëé@B*&amp;#³…[¡éá4eðUfŠT2¥­½ÀÒoü?öÒ¯BÔ.×�f3#–áï+±c*”Ü###ã;Ù™�YQX–##`l9…Æ‰#ÎÑjI²›í ãoá„®æ#ÂgÄÏ#ìó#Èá#»¡)�?#^o&amp;’#¼üB}#DEªüøý0ˆø»T#œ)¿ó8ÈÐ’Æ5&amp;Æ’…‚(wT#BÄG=Dá¼õ¯U‘ô#÷a‚2¼#y#2×#/=bÓGž|Å62A:{C÷lF##t2'üü7#h®�ì8Æ&lt;ƒ##¸²ÒþÅø¿zþ b'¡xv«Ý¬ž­SS3•W#l ÿëE\lÂ#ë�å##¼Ë3´,™v~û-ÎHo#Î—°’1–Þ`\rûø’´#t#ëÎJÚ#mn#B#4�v#Ê#,çYêMI½fjïØ»UA/#Œe×Š†r#%&amp;‘#-�¤;‹9#äâÇrX<text:line-break/>¸¢</text:p>
      <text:p text:style-name="P1">M—ûµ¹Ö#*Ž##}Í#fSü2ŸuÕ7ôËÒÓî¡º´Ã6##Èj)î«N€}#ååÍ##H�#á%XÆ2T³WRï27ÌŠq]`#¼Û­NAHšâ†À#r´)ª‚*¬Ìö¬ˆh</text:p>
      <text:p text:style-name="P1">#ë&amp;ý®éÆó)Œà�#ij¯F°¸ž�\©ï#ü¶Äãei«waœ‘iDrUÄ=¦uÆ¢œ­ž³ÄÆÑi“ÏªB�JTbÛH&lt;²¢@™—LÈmFsÚ#&amp;2kR³æ½c;ÃW¬bùãþ3¼¹•I»ô…öub†CÐ#Æg#ýòÀò˜7,#&amp;kÑú�#½=ÃŠ)íZ:âç'%‹á—¥�R<text:line-break/>iÞlä?´=#:‰F#³¾ð³#OÜ¡[UÁL#v<text:line-break/>r#Â”ÝíHŠµ[»¿ß#&gt;³(*�(–À#0s+†\mý#ž§ÄÇ+ ŸÊ#:&amp;*Hí¹#cÍx#x´#Ï†rÿ]kÆ—Í÷˜ú#å·.##eäõW:nêï(j#ÇQ!##y�üñÖEŸo‹ª#Ô.È#¦Ñ!bœf##6˜`ULQt##©ÏY!#}¡#c£*k¥p7Á/Öž´xçó´ì#Á¾&gt;b†�¹/­Ú-æÿü`‹k‡oå#²ÀŸd##,B§²üüà¯»ºà}›é¾L<text:tab/>ÅÅÅx#sp(GK3aXlÞDË—Ó</text:p>
      <text:p text:style-name="P1"><text:s/>G<text:tab/>ê#:­</text:p>
      <text:p text:style-name="P1">€Š²ì»º] ß™</text:p>
      <text:p text:style-name="P1">ÈC�1#Ô¸˜Ì‚#¤·Qçˆ]#œÚ<text:tab/>š$l£#¡{#É²Ô#%Ê‚{TT’<text:line-break/>Œ;,#DÛE¾W€@#ï#3#<text:line-break/>€²¨#(þóÿ#1€##”µÿ·¤ N¿.A#4j† #)Õ‹4“D‡W06hí#€*õ“ulJÕòmG©#´DA¨56aTw7nE!ÞöÙî„Årû�w#Ä±Ì&gt;ˆ#6+hÛJˆ<text:line-break/>(`##S:Ò©#­DÁû²çÉ ¸YÈ'5##9ÚŠ#/`{Á^#XÆT”S#~KÙÊ Ì<text:line-break/>"Z'"Øß#ö‘Ûß£U¡¬œÃðª›l#¯Ù-�?•</text:p>
      <text:p text:style-name="P1">å–&amp;ä�!•K#-n|«_S##WFÐ¿E#‚#U¸&amp;¨ù*‰¢·#&amp;Ãæ˜çÚAÔgcT4`$/uÒ,‚|ôÑx+&amp;ÙpI ¥‹õÆ»‘©#Êú</text:p>
      <text:p text:style-name="P1">­#îFL#ÊàF°Qí²‚IsÔÄŒkk#¾{#ß•:@[#Kúæp{WiÓ`#/Uî?A9#ï«c*##Æ€"€X</text:p>
      <text:p text:style-name="P1">%›J¤óð@©µçMD•ÜFÜ&gt;&amp;¤Ý#</text:p>
      <text:p text:style-name="P1"><text:line-break/>—ô�)ÎÃe±ÿñ‹#’Øˆ 0~êä#…îÑ-rUvÃÔfÎ„‘$iƒGŠ#¬<text:tab/>#rú#èK�"~ñ‡¤p#(Ç�#ü Fr~³I#ø<text:line-break/>ç)#äzÃ&lt;öñŒ{þ.ÏÍAA¶O#ûŒ*7#”f=&lt;nGH#Ò<text:tab/>ÁÕ-ý+€OÜ\)'[wN¨.Xª§#Éµ#èþÒê,º&gt;ÐB³Ÿ2b#²ê#9�êÊŸŠÅöY]Wé§uœq&lt;#µ##ø#lÚr@#·£#'håÀo#¬¨B##ü»[~&lt;#:¶#�,\FµÞ3#8&amp;¡#ð[#Éó±àâFO·KtK3hP“Az€c&lt;y¾sí)^@^l›#Æ8#˜¨µÞwWlÁ#7zâ#k¹�…&amp;=#µ#ÊY$+©'÷ý#üT_Nñüg„x#Zp##²$ƒF¯&lt;¢FkÃ&amp;‡Äj<text:tab/>\#_›##;ÞE×½•)—(C¹1´«-¢#–Kî·!&gt;Óqå?%”-_V§#�#7»Úä3³#¯5ÉzGŒ â:Q¾Od²Ž(z9</text:p>
      <text:p text:style-name="P1">ø+²?Ñ@¥Û×#<text:line-break/>¼#Xm#Ob9èJt#6&lt;B#ëÚäÔDæ»—ü¤Ï¯#¬#Ò�›OÚ«5û²#Ï8ÁU�òîüçÿfž:hCSˆ%RJ¸Óé~NüGàÔu]/ÆC#ÅÖ°"€{Ñ##Ô66_ñ^ýø™#Ô8•þ0#¯gì‹#ì�jR¿P‡W»mÔÄøA³#7#Lmr¿¤ìÂ€*Âû#®Ò#|¤$x·Xñ1~@¿Åfœvd#vüt³#É¿#\¥Þ¹#:#þ‹Ï&gt;aÑ¶ß„cš¢DdPP²Ó9IAfD\,&amp;</text:p>
      <text:p text:style-name="P1">4ê½2ßàãùÄ`“ƒñ:2ÿ›</text:p>
      <text:p text:style-name="P1">Âm#=ÊõöýŸ÷Váö#J¨#Ý4Za9ŽEžåø±r ##Z#œêÔ6#�íéÕœõhˆfD #SþŸMà{½¦#ÎC#’T´"o«R</text:p>
      <text:p text:style-name="P1">)�X#&gt;vþ#</text:p>
      <text:p text:style-name="P1">ïY#�#CÚxÃ.˜´n)-</text:p>
      <text:p text:style-name="P1">±†F#óéŠ#p¦aGªû.É`?c·´5#E›;V#Ö-|Å�•qúØ¶ÊB###œ¯P¸í#</text:p>
      <text:p text:style-name="P1">-jÌó#ZÍ.UšN#G³¿WT˜þÚQü²¼;Ïi##^r#k\ÒÎcÁ‡#Tò#MÒê;#z##ŒZîÆÍøÅ³1wÏU#%P7Fm�;â·ä|†U³qF¨)]ðÇ1Q|S=4 J9ÜFü¿µŽcu`°ÞânÖe’¨##îPWÊ8•##=×#²7�ªÁý.¿±rNÜ¶kJa&lt;þŸöí|å#‘ü©Ê1,j8Üò®M­¼Ñ#—F#u=ŽÝ^#Y8ñ•#<text:line-break/>‘‰-C½ðÓ^</text:p>
      <text:p text:style-name="P1">ÍÓ!Í¨!K�_o£©V´˜J×æ“#;#£7*gAíüÇ¾¸ý&gt;Pý‚•ù&lt;ê]EÆg ¦Ä’½±!%jéòdo#K¯+vÕ‹#ÉÓØ |#ó\Î§ˆ#t�É­7#&lt;àX˜#&gt;.#ïû¡k[Óz×w¯�ÜqoS½%óª!´#ª’#Pç#®aLAïÜgÏ0dýÞ„HÂãnü_£¤ç5:·#H+”phìùa###�#µ@–"#{ëÌ[‚c<text:tab/>@#7.UŽJ#+#+#�Ãcæb}</text:p>
      <text:p text:style-name="P1">ý#ÌO:C</text:p>
      <text:p text:style-name="P1">#ø1ó€,Á#ðï?Hþ'xšq~‰!#´b]%¬ûÛËÃ! ×¥þø#Ç´E„ Ûs:pÙ'Ï‡~Ïï?upä9#»#›÷l-9é#+YtZãD#Ñ†t¿t##^µê+<text:tab/>Ñþ#¿]ºœ�¢q#È'##…0&lt;</text:p>
      <text:p text:style-name="Preformatted_20_Text">&gt;�ƒ/C6#î¯$°</text:p>
      <text:p text:style-name="P1">&gt;Ä#+^ø³i�Aü÷Àd###�RzÌ½Í#£[ù½&gt;#X–ÜåÉëzí#.#5…½z#Q@ƒ¯4Ò&amp;Š&lt;�‚##‰¤cÚE»/Q¼‚+_ý*õº#Ë#»#6#¥#‘·Èàm3½ºH-#ÕCdÍN v¼£8H@†#;,Â)âÔ(zÆ`û#S#Ÿ¹ê¯¨§›ÓOË#¡šøaÿM¬ùáu(~#d¦ê</text:p>
      <text:p text:style-name="P1">Ä€y©ñF ®Zâ*±§ƒF(D^Î5ŽOŒ ¢#×gmj—÷»nëV*#sŽ¨#b—"ñTt±~­€èH#Â#æ6ðÈ½]�^6·�#£„ú�À}9èãF#ªeÌ³Li=#¦Ø&lt;#U²M�„�ê£R¥š@¤$[¬»y5<text:line-break/>!#~iÓnúÅ&gt;P6†-Û#V¤#²ê³W…”ÿX#b©èKÔ9Ú˜™Œ¿NVÂ´&amp;##õ}Ç#¹</text:p>
      <text:p text:style-name="P1">ª¹OEo'M~bÌ#N}«ì8 ¦*2pNµ#&gt;#�é‘</text:p>
      <text:p text:style-name="P1">:M¿ôÃqÇ/mº÷#tSÜ+él¸ÓÑH7ÃÃºœê#+#çžª4k�—K#=¤ƒã¬#|š’leHEb5;Wb·[Ü#Qw-»JëÒ=ÊÇ ¤YZ¥ñªÊCORÁ±©]‚!Ð,“#a¯Â</text:p>
      <text:p text:style-name="P1">Ž# 2©Í �³oüÐz&lt;–·æä�ÅÁÚ¬çd“3')IÃí1dŒ^Ùö¡#7i(›4‹[Ú#RF«Q£õ#!0Nxa×‘÷6gÜ#ñá^-^ðÌü‡4Â°°?&lt;¶¬ˆ#ô~–?)<text:line-break/>.#®”##T##ÉŽóôÐ_ŽwWÁ˜{µ‹I×V]Aá®MŒ+ÇLk£,#p#jŠè#†ì{#ëÀÁÀÑ#Î£ü#Ò�¥}#eã¢�S,ª¤#y—“X”ìh³#JªgL0</text:p>
      <text:p text:style-name="P1">\0¼¨;�ß}t²Üù?#-@Ò¿ŽÛ2”ÎS�—»hz�X#j@£ð<text:tab/>…<text:tab/>è6ƒÎ##Ö¢’wmñ#fèÌÝÄàX`‰L™6ÿ#9ÔÒ-#Œ+#c˜õzÿY*T?&lt;»*/�@Öûò„9yÔlÍÅð©TAÜof</text:p>
      <text:p text:style-name="P1">#‘û#lD#OUp©% ÂÑ6§û‰�##Fû1Ê¬fp­ójšÑÇdœ.i###|†ni²JŒO<text:tab/>É™Ê#»�™ÃÜãÅÊÒß¬‚;&lt;#.#ŠQzXP„cäŒ²ñfŸ%</text:p>
      <text:p text:style-name="P1">å3ÞØ@*M‰L#R€óG,È##£"ƒ#˜ÊZ†</text:p>
      <text:p text:style-name="P1">Ý'æHS˜##Dl_Ç1Üê[#ó…4#/â#øN¥#&gt;</text:p>
      <text:p text:style-name="P1">í¬#Ä#Þž¥ÔbYYéëèi�¨?ýñ{#‘##ªsÕ&lt;x“¤U.úŒžfôj`�\­»Þl±ž®—#€�;^ŠùÚÊe1Q³¹Gwô—#µjjî°O®ÊBÈ®¹vJ¶˜“BzDMÝü!#Zm,À#)#»õÃè[Äe'ê…&lt;nlOw/ºè�&amp;Ä¾¬í##P¡z)##¥¶�“¼í–US¨š•ï3¬"º1Àç¸Çt&amp;ºÑîöNB¼Òìv#ä$€ý#vz †#<text:tab/>õ«öV™]¬&gt;­¿Æïˆ®óERú#b'Ç«‡êžÞ‹–6Ciç#Š=}r#Ýr‰Fq0¬¨#áÁÔKO€EÀwþ£ŸYäS»aŒÐ‚A#ÜŽÅD#F#‰¸#µX!é»Kè#ö·#DÞ0¦ì¼ÿ##àDÎ8±)</text:p>
      <text:p text:style-name="P1">÷Ña¸#Óç&amp;&lt;À</text:p>
      <text:p text:style-name="P1">±Ù&amp;÷</text:p>
      <text:p text:style-name="P1">óyú#ª$/ÿ.#í#Zj:2ðf·RñG.JLßKP@M˜_0Õ«9óo#°¢‡#EîSvu#ñËò‰y¹¤S}°`C$N<text:tab/>6Üùnc#¤„#½³##Œ#ÌÀž±#ˆ#c®¯#¶þÕÑãzPr$#!Ð<text:line-break/>#ËÛF#x</text:p>
      <text:p text:style-name="P1">1j†‰'«éèm7p®°­JÊ©'ê </text:p>
      <text:p text:style-name="P1">ÀÆ�~¹''�Ë|¬(·pÜ³íŸ‚Lùüã6 R#Œë#ÓjÈKów�6¦ÃŒ5‰æs|Õ©u<text:tab/>NÜ^dHc#Ä#t(#“�Ú#[Ÿ#tWü¯±$Íjr#²÷¸#ìs#òÈ#ð#âW þ)#ó‹*##¿‹}.A#™ÄØ�uØ#Â3KÛë%##äa¤ã?bùàRŠQï…´‘üH,¦#}ERY›H##À…ÂÙù#³#dñ#ü‘‰#ØV‹â¢_D%8Óoi#™’Ç—lÁ°ÛÎ#&gt;#ëØ;$ú#¨BéŒÂŸ#Ñ0ò³t''=#ˆ¯<text:tab/>�CQƒ°Ê##»�°u*KvxbúoŸ]`àGäEây)üõ+¾#,Ã�.R#OÑIä¤#,Ì¶×ÞÖ#<text:tab/>PmÝi#²Mœh#¯#¸n#Æ|ª­Lè›ï¢«Î¶b#ÅOå�xÏk#ã¹dF€œU�ÑôTþ“¢&lt;t¿#a#î´’÷#+G##iŠŒíV§þ”«##Ææˆ�Ä45Ô/‹ñ&amp;#™h¿­ezåT$¨¿’.YÊ&lt;Òôm#ó©£##Méf_¤„ýZ?:š#~dÁ#î§lâ*#�##ãNpÄïO#‡ºIìDæ.âµ#%*²Æ`²îµXÙ#à£ûê‰fæþë«åËO#õôé—Šæv&amp;›ÏfZKÁó"#VX‰;…#í�<text:tab/>,D›#Î0{�*s/¶�ëZÊN€É5¯L#¬4iˆÍ,ÃáÛ½#Iû4</text:p>
      <text:p text:style-name="P1">^KY—Ž#¿¹(#18Ê‰@‚Û¥Í}{€"q…‚òÌÒIçá£‚&amp;ã<text:tab/>”lñ“ä§f¼âYƒmáèü##70#·…–½„ÓV#"<text:line-break/>È#|i#ƒsùš‰UMw~×•ï°#+0Îèï#Â#}<text:tab/>²[Ç½æ#úwÖ%Ù#3•´åªY„æÅ£t»}«²#žã‰¡ì—9#Æ%ª{à#¥uD™fð#Á.XÞw·±ïF²~¸B#TõEÄr#j˜rß@(xXi!4#Š#Q¥à,#ªŽzeÕîýªŒÈ%#<text:tab/>„ó]‰Ì1†¥âÑb…‰Pót/èCë$æÝ#Cuõj#©LETîÝ#Õ%ùû0#êàÔÑ\u?0NV’=u<text:tab/>±#3Z<text:tab/>Ö:Œ[òE ##u30�DÓ ü¥¼áâ&gt;låþL]‚#²Ùñ�¶�¯¯ÕÀ‚#�@Œˆ¨##¡!O#àkOìâòÙ1KþaP¶‚r#XÙQ�Dë€&amp;ºŒw­2<text:tab/>`ËsÞêß#Fúà#F/e:›ä¨#z$#$ÑJr!€#)¿X#ý#ã#­Ôtõ#û™¿uW:'Š»a]#O`#4†x�aàÛ¤†îÊFJ¶m¢v#@?¥dêTô6–I.#g–±A4<text:line-break/>ƒIò¿#asèš�‡qB½gÿY#¸kÌÅ<text:tab/>Gø# Úþ7þØÖwŸ#f0/)X¦cê�›iò;¡žŠ6Á½~´]<text:line-break/>w5Ñ‰¼&amp;6½WMû)@¿:Í+³áV¶BJtl.ÑV#/Yêä</text:p>
      <text:p text:style-name="P1">(E#�2ñýGp\øÖðé?#<text:tab/>õ?žñ#o¯XÐË’#d|#bxÛŸò’#?8£#ËWùçžüè)X_.ES¶{’ž�¾o##þN#SÛÉP0(01×-oœ¯p¤ïµ‹O–Tr�¾µm­0ª0¢å‹Ö–ÔÝÓ»þ’&amp;Þ¹ï###ÃañŸw#–#^¹L�ˆ1JÑ¹ÃÝ##Oæ#'#gH^#t# ŒíJÕ/Õ�"àÌ'G1#’PË#à°mAÆé©&gt;ìÍLr‹jž#å#39“�&lt;=a#ï»Š*%</text:p>
      <text:p text:style-name="P1">�Œ#·##+</text:p>
      <text:p text:style-name="P1">ƒ{|iû#&lt;»ß-Ý&lt;ÍN%</text:p>
      <text:p text:style-name="P1">‘ã€;¢ÉËÝ6(‰#K³µdà#¼s#"‹ ‡í¥ftÙôø%î51</text:p>
      <text:p text:style-name="P1">…#H#x¯ûìÉª¸]F¦ÃâÉ<text:line-break/>P\#ç4s{SR#<text:line-break/>ƒsZ#½þ#k°#±ì#_\²@ n;�§O#:ÂSp*ˆ9Ãéiê#ÛN�~Ç+Ð­°éTÈä#’û&gt;àêÆ2¼</text:p>
      <text:p text:style-name="P1">3# 5•Ú¹á#ç?#þ�æ—Ñ›t;6ø@#š“ÁO¯+]Pu‰‰ä¯ÉJÔ0ûHÖz:@ha×ÖÂCÉ¹¡ñÔ4"§�$3‹tõ„Œ{úˆ#�&gt;‰Ð#Å#�³]—õrfbÇè—(—ßcá§gÃ·’¢•nŠí#�«#P?€98þøÎ§4‘'œ2,ìê#öÌûYažhG#™ÙÛazNŽiÊ’‘²J</text:p>
      <text:p text:style-name="P1">|—&lt;®##7ßí¯Ã9'òºlèFsÍH#Éü¿éÒLÞ�o.g3„«IE#à"OÙ3¯<text:tab/>‹pgò^Ân#ëÐñ##†ƒð©‚˜›Z#F9##Œ###è#â# e�9D~ç4g#�–¥šð—,gb##</text:p>
      <text:p text:style-name="P1">\’øpÐ¦Q•L´qÊ5ñJù“ÍÛ&gt;¤#cšs+‡ú"#~#‡®u¬¶¤KÉ'-†sœ€Û/ Ý.Õðø‚@^Äâ#«j_#¸'®†ô”</text:p>
      <text:p text:style-name="P1">HË@Ôß‡7mN##Íe#˜#‡{#:XÕ-¶t¨Á1#Î‘#»„ö#Ã`ù#äaô ßn®¿##òµ\Ð¾Zs2^üÓ‰),ò¾Þ™ùè#9“ö+çop&gt;H$ø4 Rà¼ w##ÕhsôÛc¶ÝlZ#K3‰'”¨ç›ÛoòÑ#Abôì‹t�üÔØpÒð³Bv„DZäÐ$‡BdØ¬Mx~ë&gt;#—#I#Y#t#[A§5BòHáV#�£oiy#z{È|J#Ñ<text:tab/>¢25ª×Ç—</text:p>
      <text:p text:style-name="P1">¯;™ùP#c’˜Ôu#©þÍ#ážQ#Ú#V¡ð!é°.Ö-±ð#‰ÁcæìLÙ.#%ŠH##ý�ÅDr«‚D_#”››,�]nB5õ#ƒóŸøV†ÉûwÎÛÃ¢˜‘«àÛ:q@{™Ág*=;¤9æ</text:p>
      <text:p text:style-name="P1">œL£,D•cªE#^š/#yËŸRZ#^„03#2vÓÉà#©Q7#Ÿ.¥/Éš®3ÞÁ<text:tab/>†Ä X¦6‰ê<text:line-break/>ý�5�¤Ž‹ò3«AÿK#d#%#kdVöx§�„ÕsbèY°qSxÒƒm¶<text:tab/>ØÁn#&amp;_Êkk^=I°@1„ë#é#ÍÈç#»Vµ#N{¼µ€_…³ÎW#ð»Mú Ð#_/;ƒ¿ŒkÝ#P¹¸ÈÍ,ÖÄE#ÞûÑM·äñÃ�¿ÉÏý#VL”#}£#ù,#'#?�oÙ#,</text:p>
      <text:p text:style-name="P1">�h5i#~G!0-)&gt;_û#C`Ø#$ô­#É=™þ*ây›Ä</text:p>
      <text:p text:style-name="P1">#Øã¦#ª#Qþ#û#ü€õÛìÖ#�‚!à–¬jnl#ó&gt;æÝà¬æýï0gFÒÍ’÷­2�»jâRúnœ#qÏ#€ë&gt;D±)Ì~½[5#èÚÈ˜•!ëñ»ä§#­#Ýcà#KÍ®#5½Wµ’Ì?ŒêXøV¯I¿? <text:line-break/>û?3¤ &lt;¤B–#ñ¢ó#|®%<text:line-break/>"ŽÒùŒžIÛ#8##,Ãç##ÜG&gt;øøðÿu6§þYlg¡À¼z#mH¸H#ÿoìÒbñÂsg#éÞv{­#4ÎÁÜ#ÒðØþ¸SÌ–#ämÈ.:#‚?è%W.HñÎºc</text:p>
      <text:p text:style-name="P1">&amp;éµ#Í:##°:Ì?Ùý4±½/-3L{#1v“Ì·º´#u‰_Ó»M“’ž#æ4KÙ±Ëúcÿÿ-nº9UrCæ‡¬X’vŸ¹ÇÎiUßj#IÜ¶]ò</text:p>
      <text:p text:style-name="P1">‘L##¾ ,œJ–÷FA8˜Ë°#ÏÎTÝo#6#¥Ã î#ë0ÿkê‰#ÑañŒ#²uí?a_úDZÕï4ãÐ¾•×fö½#y#ÃÂ—¸W¡Dik#û¯ÁÖ;#­#…b˜µFÛ®ç4Wö…§#ˆ»k#As˜'$¢uwæ¿UÚÅ{#Ìö€¢s"òê“#iÿQ¬?üƒœ+#XÔ€os-.�438#ê¼åŒÊêG‚»ÜOdiu#Ý”%7ÏTp+�uªñi#J#¶7œ™WµOïj^Ú#’'J#°óÇuOÆ:9c”5’°˜#ËúÛî=½üþ½íêß§Š~Ì\#š”ùpµLúÆ#ã# Æ¡KaIœòÄ#…6_ÊŠæJ©˜GC�y†—ªÉ¼È»_2É#Sz½Å\½¶Nµ ²‚|èsRëæ;</text:p>
      <text:p text:style-name="P1">#gº@�Ÿ<text:tab/>E##é…]#Ô<text:tab/>ƒø,=˜iÿ4�Ô<text:tab/>Þ“VÃ�P&gt;#vê,Vajzä#²ï*÷ð%ÀtÕNW]ÒO´™Ñ·Õš[icðþ#b#ƒ] ÷»¸Í…¤r\„¸µ…?#‘êÕÁ#^p�F«Ô“š¢À îí#Ê?r#Œ&gt;±#<text:line-break/>,#{?×çñ&lt;ñ#û#E</text:p>
      <text:p text:style-name="P1">ñ²#Ò’ƒÞeÀE€¹w?@*B#rºæœý#&gt;Üè#¿#®:œ¿+uM\#ðJ?z$´¶”¼õ##G„'ã}(�Æá³(+#NãÄcþ³#�Îæ0wÍ|v@¯ÏKÂÂ#}<text:tab/>²[Ç½æ#úy*<text:line-break/>lOÔNÌ*##UßæØo˜YÚÉ…s#À#a�#³¤#‹Ö&gt;Pi2EÃÃq-ã€Q%"@vhû!T&gt;#h–!#rGØÝ#Ï÷hr+ÕC‹ëÔVÍ##Ù”»5ž™!”�G™I#6ã#Ò#á'–oED„°Œÿx®l�Û3•�ûƒé#–;äQJ|\ûÙKÆDÕ“y9X</text:p>
      <text:p text:style-name="P1">g¨lšmî#â÷ïâoÜr:�d6Ê•&lt;Ë§þgm¢ÚW²!¾|aéüälÕô0X¸Ÿ‹½2o"žöÑ/v¦#ÑÅÎoÅÄ#ÖuÒ¬#e#ÅC®œ¯Ã#�ƒ•­0oþ¹›©#i÷û7ñAóÎ#e«·x÷!ŸÑ•#‚b‚y;@ÙÂ×N?çøFSm{�#\M"·c””ÅÛ¡G�A’”ãHy+£^� &lt;:ýbÜ#,»ÅB#¥ãû…±<text:tab/>óP&lt;Ú’b§ŸvjÞ#I_ó®ä#E##ÂFå‡U3m#ÇK3(ÅØB )Ì###W#hlVbY#äGùø#³##[¿þ±lÜ')Ïcz{2½)ð¬(/Î#ñ<text:line-break/> ï¥ñ8-ã.9Cèml^¶-UPjÜK,è°GTã#S‘<text:line-break/>#ä™}¹ódk#ñá½üíÄCv#þˆN¬ËÀHÊB#ÏZ­Ã#e#¿M«#˜##ˆb8oÛjáÖ#ÄÅ#“ï=#/Y®z#³#àµ###6<text:tab/>,ÆŽ¨##“å</text:p>
      <text:p text:style-name="P1">&amp;#8Áï¶(p«Ü#£ÔŠs“Kö#ßp#ƒEàd4ÁòDJ##Å#i(<text:tab/>@Ù'`¨Þeää=ºÙ#ëÆœÍ&gt;’ªi#†É1ÖêÇé†ÛÎØï4#'EFÅ"#$œ#ô¸¸CD5Srö[Ž™Ž LéA£òÊ» ýS#ŸÝ“—Ñ#é#ËÁá±o'ËÜ¥†á·ì#’ãñ2šÿ`¹C¨rì#ãêô’N#K##¬#ÒA…8”t)G<text:tab/>AŠhÜÝë�ä¡{Z##K##ÖÏ##</text:p>
      <text:p text:style-name="P1">ÚÝ‚_Î#‚”Õ‡F#yë“�#ÎÂ#KdãŽ#8#¿œJÃ&amp;� #µuÊéÏ4×;O¡</text:p>
      <text:p text:style-name="P1">\d—2#O»</text:p>
      <text:p text:style-name="P1">á7Ðu¹ûÖK RÓ##à¦~çVe</text:p>
      <text:p text:style-name="P1">Ì»wJø´#Só)Œ°—#Ù™#tb•´qÈJ‘¹0V#e[ð§#¥ÀÞuÉP-</text:p>
      <text:p text:style-name="P1">¼ ™HC¶ŠY ç#ºb|a?ÚÕ'6à`ÿ×¯F# m.¥uµ‚o5ÁÍ¨ø“'4áÃìÇÙ:ö##”ÔJMvñ™øöi$ž¼nlUÜîG{pìü¢\s–À€;ÄJ##gŽ#ë#J¾`ÍØBH:jÍkÞ®oìØFG#ãÁgÑO!´¶�Ë¶¯êl#Z#zöÍÎX‹ÒP7RC{Y&lt;’Ýj##¡A¯##<text:tab/>$æ�ï«ˆ#$[#r#žô#ôG.YÏå�…Œ#{##}¢sÅõpk5²´N<text:tab/>#Té~&amp;NýNyRÞEûÉ#</text:p>
      <text:p text:style-name="P1">wPËq—Øf@ô˜}'÷ÙÑ×ß9~NDrì1#ˆ²—#j¯øµNdO‡£Œ{®R9I/2?�êÜ<text:line-break/>6É ·œ##S¶ÎOáº¼¸…¥#¡#…høÖ`#a<text:line-break/> õ³y³+#Kçô#)¾°‘ÈÌƒôî=o#´MËÔ€]#A¦£2ãòz¶•êL]˜<text:tab/>±Á¤ÞIÑ#};(™##cL#ð¶é°ÝT$ÎíÉ<text:tab/>lÓÄà‚/#Ž0È<text:line-break/>#¶†žWÇ–¼#ºY,PwŸÅ\0å#³ZmõDì##Ig$,çŠAS/‡#ö#%ÉÀuÉ¿8îq*à×KRG³i\]#x*ƒ</text:p>
      <text:p text:style-name="P1">ç‹C™##@GÌ–‚¯WP½suw#*lÂaÑÍ¬^21QRƒŸ‡¾ÎJÍzèÖ¯±ôªäˆW´ù=v�Ýö¾H<text:tab/>ð`ûÕx#é#3²ÄÜé½s9Ú#&amp;K»·¾L³{Ñ</text:p>
      <text:p text:style-name="P1">Ë#‰ïÕÿ#$Š1$å¡#Ò·øª}–¸‰#aðrO€·#ì=?|&gt;Œ]ýg2WsKêyYÀÕˆm#°ç#�HÃœŒq€vs##=jW¨#'²#ëŒ7ä½Ê¹#S(h›þ¤)”</text:p>
      <text:p text:style-name="P1">�.ùz##OTñŽ"ê'E##Ÿ±#—ú¥ñËçòoø¾N<text:tab/>#à•#¡æë¾œçïÈ.�‹&gt;</text:p>
      <text:p text:style-name="P1">DMÓêFSµÙR'#¦QíW&lt; ;#Jñæc#2TÞI´�Lb#¯<text:line-break/>“D;‹áÉ/'�t£;™ýƒ|*ùZ;Â78kx#÷êJÑù�NcÉÆw&amp;ˆÑ#·�eÑŒ';&gt;e°4q“Jî›#Ï“^zÑäN ãøÎ9†d#‰Ð¢/pÉ#@ó#N�¬&lt;XJvÊ#½úZš]”æ ]z"§�G‘#ñ‚Ø2C##�#ˆ¾NÂ¨~#þDê�7µ#Æ™»äÎ×ykõR-#í³¹Yö¾À¼T#VŽ1#¢¸#&amp;#Ók1#ñ!zéôÔ7çßµ<text:tab/>Zö.¡Þ+Á£�</text:p>
      <text:p text:style-name="P1">–Þ:qà'#xÃL¯¥nˆ‘¦,1#% .—†q;Âðµ#D1#b¬0B‚*°##šØÀÎ)»#½Ü#y#×ÌÞ•·¿×¹‘›Ï¡¡0‚”—2Ø€„ãø#<text:tab/>õ”'©Ž†R»#Õ#ÈQejÅ˜F.Ú##¾@RôS8À`ª#9Çi#è#�ç„®B}¬#Ò#ú_zÐ#)#V§ˆ?lëWAaçLåU3bèÕ‰#°ù¸å5‰Ñ##C{#aÎ½•ª2{#óü#á2Û�’</text:p>
      <text:p text:style-name="P1">Ä|ƒMz#lGÀª!'¸¼ñ§Ú</text:p>
      <text:p text:style-name="P1"><text:line-break/>#&gt;XHû’¹##çP‹±xDºRk÷#ãYïú</text:p>
      <text:p text:style-name="P1">lg##FAB­²h#¦çëšyi5grúÓx…`å–wv5‰gW”Õ"5ÂÅ#—þ,„�²°f}É÷QÑ®L</text:p>
      <text:p text:style-name="P1">Ö¸W#¤'C#Š#ñIk6•&lt;â²å.õt;a;áò2ÚÄ</text:p>
      <text:p text:style-name="P1">¶îO7èÔ#”üc‚íÍqÑÆš†ób™´ÏØ³Â©¨/`ÃL³ ”—Å¶Ý#N+ÿìùR%$¸š¯2=g#êDB8$</text:p>
      <text:p text:style-name="P1">ÆJR&gt;‚vðù€çyôsi¬³�Ÿ¡</text:p>
      <text:p text:style-name="P1">Öm####â/ŠÛÜ#0M##ë–ùd"«Yp¬ž� '.ê©¨ ch‘ÀNMþÝØ#;_±ÛðŽhÚ•¦zÌEYm(# �¢lÂ<text:line-break/>#Ð#¡&lt;UdªŒ#ë™Ã¼Åëã#œøâ™žlN#ãÝ4yT0)º�é#GÞèô,è}-²�+_#¬Ç#ˆ&lt;Ì¢ xZä-<text:tab/>”{äI#üŠÒ[;|8{-Šíáú#<text:tab/></text:p>
      <text:p text:style-name="P1">Œ¢ø]ÖÄ9m¿##v�#§á*w•×####K</text:p>
      <text:p text:style-name="P1">c33#­å<text:tab/>Ê¥ø%9…Êº?{±#õ•#wß(«]2¾¼b|¸ŠÓ.ê&gt;#âÃC­i—!²2Ýý»)UŠ}¸xÛÐ¿ßdæ#êþN9;ßôÿs$Vô@‡##ÜQÓý“ë¡®ò#î°^Y±ã‘Íý×Ô#Ðù×¡ÐúÞ‘Ö¸#ôûFš#x#ü��#»­Íu#àô,ÆÊ.UÄ#EBê˜ã##®n†›#è9<text:line-break/>(#mß ‰Ý#ãµ‚#¨0¿øÊX%@þÊ¢#�•ôþ##üžé -@äÏæ�ï«ˆ#$[#r#›qÑg?–B#0}î*Î­ù5ð#]1À„#Mù|#B#wøæ#—¸}ª±p#Œd#d~Ãó™ðr�##ø¾##§Î†`O:Œî…Ý#?#w#ÚNö;Ó|çõ©ê½#Õ…³ñk†Ì#ÐM#nû6±xÉÏ²#¿Üf+7Sú<text:tab/>_#ådG8Ð•÷^ï0±##<text:line-break/>FŠe\òÈ`ùBÀä½Ê¹#S(h›þ¤)“é§Ü3³dé¤#…ÿ€¹M-³±#ÜI?Í#b#¶¨ÙÞÓøÍ° ¸S˜Ò#û¿­N*ô?#EÄeC¤‚cF#1†ÐÔ###uµç<text:tab/> þå’žþ¤ª</text:p>
      <text:p text:style-name="P1">À1ƒÒ©€'ôÜu"ªæ›ä##ozE“'É|ÕµÞGVË=<text:tab/>Á#õ�&amp;#‚¨ÎùUÆèÀM ‹Õûã#p•$e€Ž¸EÊ#f@#õn4Ñ®#­ä&amp;Ð##…‚.xlKôQ#b©!Ì¤S%|rom+k?ÿ##@#¦0/#Ëàæžô#jFÕl­½…£ˆ#ÙVKRoU›#‰#XSfáð#nÒÂ³i#fè²†�uù©‘0�^³ä÷ö#æ#µÍ##¤ÎÊ#¥ƒ™ö$#Ò&lt;æ–5Õìý*Ž#¢œò#Ze#«Ãø¼˜G†?±³þõí]09##!°#¸®#AÓ‘Ql#À8%ÃÍïË##uë¼#ÜÞ8šAe~Ä##ºQ£í‚�Êš{05#6ö#æÿZé##DäØÌXé´Dë8þC#Á7##G#¶I1<text:line-break/>[</text:p>
      <text:p text:style-name="P1">´¡!{UåÊ0ÂÊ8<text:tab/>`Æ¤KëóNrk„k##†#Ë1ä†’#'#ÉT�,ñ&lt;ÐK:F"dˆ9V�U–‘7�@(t&amp;(”y°Æ«©cä‘‚ÆZ&gt;)Ù³&gt;' Ô—&lt;Ñ</text:p>
      <text:p text:style-name="P1">!º#T·�´#™#ªÓ¶oú?6s#O�ŽY´çB–&amp;:~·jB1#ï¤¨„¯³­™Ù#E#ÏŠó^kÅTn™³ú¥žÀ¼7#Ÿâ0z#©#�_åüÝš„|EOñC�Ö"âå#�#§Pà#pÜ?µ“–#”tŸ“ó#ô##G#æ•÷Ð³#|]ØŠë…©Eª#�#’€“&gt;�ýe</text:p>
      <text:p text:style-name="P1">ÒH„°7ˆi#‡¨#?:ÆÖKáËÚÛNšÅ˜#S9’»þ´#?ßÑ¯‹}#ðôÐ˜!m�,gù"4üÌÂawÜº)÷®ì‹‚›#.Ãyó¡¹ºê�–#ÙÔÅK’‰{ŸÐb¬‡â#¿H…¸#éRÞÞcvÑìTÀ|€»ëi #•ut†îmÊÍ#GÞR#Ïò~#d�o3gâø<text:tab/>n?9Í9e2I#6u*\ÆâS±N3ûŽ�•Š_iH?)Ýˆ#ZÞ.'“¯�&gt;#»²Â5™mÒ¢QÃG•¬Ñmo{ì:&gt;4½]#ë1%¶wÈ+¦#O[”ì›qâ~t4&amp;¢¸‡J®kßÒ_ÿ#Â#É#û;Ç#›#®=#€m#ÞœÝADÀœ#î#¦ç�#ù#½P›ü#½–í¼åBøt@ß#.A¹#ø?*ŽØ#D=ÀOþùWaôÃNG£#«¸ f#Í#êþÿ}Ø#™´ûâWeXA#Ä�c&lt;QY•œú#»¨</text:p>
      <text:p text:style-name="P1">#Ž`ƒNŒi#¡M¡=ùà¹Ò:/¸ï²„6Âqë�µÇ#^Z#¶ú­¼[„Œ®Œ#d<text:tab/>Ž#ó’cÛùLƒ#Ò"-#å'#\C?¯#Ãœ`#r.�Ûe=ÒÛ’•˜¬ï#›#Éiwƒò£Ã¨ßEèÓ“9ŸOò#nä\ãì.NÈî<text:tab/>DŸiºxû_ ÜoÚ\å·˜ñúsÿ@.½t#Í˜‚øž¾h_|“¹¯ rz„(Ö‹å#bß±c°Št#”5ÒMq¡ð—yÞ�I`¤#]¦QsYöø=#j8’·åî¥¹NÜ&gt;¤#tFAù©Ú‹ýõ¢+¬ï­ŠCç?½“ž¦#x{+K#º´Ÿ°�“«ž43m‰8ÎO•ð¶¡¬´²¼r.&amp;`¿Âlæ#/Ó’_l¤�`|”þ#©oNú</text:p>
      <text:p text:style-name="P1">®¤±i\…Ã?*Hk[V~Ñ#Ý{„uh8ý¢ÈþÂl&lt;$oMa#á|¤fœg"§þEÔ+z;Aß„\­f0�Ú<text:tab/>NÃIìÁ¿yN®Àù…`Ó¥­s¨Ÿº‘•öu&amp;Å#Ç×²#¯Y.#wÞJÝ#ì’Ì¶+­e�º�}ç¯ûaEM#6M^##�êª¢øÊŽ àÛ„¦fÔ`Ö|ÿ7‡�|è³#p@“Ý#¼Xêá¢Db—Ç…§€»#ý¡ˆµHÎ#ˆfßC‚LgËÍRGJÌjÂÅ#š7#‡Rñ_{#¨9Uí#ž#~5h°#š&lt;#¸cø$</text:p>
      <text:p text:style-name="P1">¾'J#î“Ä­˜?Š&amp;•²£’7'c‡)juçoôñY¯0#šá¿ô„'¦Ì#T‰ëU#7#9«Øý^#¤¹t#´ÜÈ#Ê¯}™¿/£ßD"¯‹šÒ•L”#Ž:­#¸m{¼#Eƒy#Ú#</text:p>
      <text:p text:style-name="P1">„ºúÀQ=œ&amp;Æú5tBÔû¤í^DÃåxd3™Šÿ,##@ø¿ö�Î\?Óbj‚™hö*žKLÙÈ^E³#î#7`èÚ®D#qÏToÍ³ø‚# þP# C2éš#]ç™#«#�$­üøŸ#C^#a#bŽ©9WRYõ»ÔÙÎìðÙ½Bø¦'xt#3%#LÒÆ#@¸#)B©ÿW–!ï#í2}}@M]?q#&lt;ª##»#Ùn*Ö#×#vÝ£#HnHdzœ×9%­¢#'›C|vë�5?NÇùé#÷A#aÄö?Ìþ9#«t¿V¤�\ö,%N*Fú´“#0Ù<text:tab/>ãâ&gt;NcJ#�¯íô#Ç±#ªÎh“Û&lt;¡4ŒÃ<text:line-break/>M)¼#ú#,ð˜#­0�ß»B7êL+#¤#�¾#m|<text:tab/>ðÆ{#|¯#ÇPÛ”–´‹ÙÎh#íd<text:line-break/>-ˆ<text:line-break/>ˆ×ÍŸº8Ù-d$Ý#-¢YU„tÎŠ#RñûüÏÔ#LzC#v³&gt;­0ÎBD•ƒç#mÂ?º7-ØZÉî¯#$évà#Î£##¥fæF¥täHÙ=*F$¯ä‡#8#¡òe#PX]�N#7¦¸^V+UQ&amp;F…#dØM®Ÿ·Koƒ{#‚ey`Bñ0y†##(‹èx«\#í&lt;@‰&gt;–‰#B®@.M»&gt;ßìÁ,#?ç±ü×�Mô$ÅfW*íÒ#X�6#§:[­‚iù<text:tab/>V‡¥¢ùóìt²P#ß2&gt;#¡^ñÖsˆ#Rã£<text:line-break/>öò‡f3á3Ø�dÈEÚ#ãy„</text:p>
      <text:p text:style-name="P1">‘<text:line-break/>ëæ¶÷€¯‡ØÍY#º‹#JàÓoQ xmæNð‰+)|ŠÚCy‘Z#è!8×ÔéWA”��#¢á�#0‰</text:p>
      <text:p text:style-name="P1">}Õ<text:line-break/>›#B#ú)e1Æ{ˆÓÆeøx"M#Á Ï§lÉ&amp;{71%˜jŠË’ARš_Õ#Òè~#‡çœë</text:p>
      <text:p text:style-name="P1">Jz«g´!ü3Òó°mjž8÷a–#²`ÜkçòÃ¤²êEãvÏ‘¢jÊÅ&lt;WD‡¼G¢Õx�¯É_fÞBÛ49É#z¡ÐP#n§�yØ€¢9¤zt##WvÕ_8c.³ÐÔÊ8a|Š”o�ÕV3#+ñP£•AÈ#jÝdf#Œ‹ðyUÂ#î÷´##’’Ìþ#4Üê Íš�-R?{—</text:p>
      <text:p text:style-name="P1">µ Ën#¢:f3šÓò¶•#ú‰úÞãÿ/’|Ãw�²¥X#V©[ÿ##½‚³#ÁHûy×R2»yÅÓwÑ#º|txPg¤ ÕSOäp*ïæ‹#u�C#%KÃß65ò�#)ÿGsJãQÞßŒ‰,i~uÓ;äª##Y_&gt;×<text:tab/>#ÎL–s]#`mÐ<text:tab/>ùOY#ôƒÇí£<text:tab/>Ÿƒ×óŸÎœÄŠ#w”»ù2Id›p^|UÜ}#ÃÕ[</text:p>
      <text:p text:style-name="P1">^)&amp;Äü“=ø§n#aÑ)þˆ¾4&lt;</text:p>
      <text:p text:style-name="P1">â#QFJb¬#X‹¸¿jÖ©;Ù(##â•©à†&amp;«&gt;…8Aõ–½##‰0£·</text:p>
      <text:p text:style-name="P1">#ê#èãÜÛº•‰¬:þX Ð#Ñ#Óy7Ò‰ö€#š�Í##’¹_*€lÐr®¢û5µý�t¬þ##\ë eyé³ÂdF³¶Ð8øß·Ð0¯ *#…I##ÅÓœGÐG#×#òy_þ#&amp;ÂšÁÕ˜”Û#±y2æoãÔÖÜ­¢#^¹x¨ï«’Ì£&lt;<text:line-break/>�##áß/ùydíÃû}‚ŸeNJ‰¢³µLV#øÅ#m&lt;Šè^he1È#¾FU#êòØ#„#áÃˆrÈ'QS4ËXö!#R#1ÓMlÃBétÿ#Ž#š—ÊBÊ�&gt;yî|# Û#Æ¬#-æã\°ÿ##ÖO_£‡|v/#T##ðê4­+çoþáæ“×ä#êºÖ€£¿GqÃ¾z##wèB+0#&amp;l#ÒÝX®##f-<text:tab/>#ž¸Ì©#¸ý±Å’zo\¶g#&gt;&gt;ÌÆ“²ì’‰:™#ô3»4gGâªôÙ½Œ¿øÂ`™(õl#Œ#º¾ºšéœ¿ÛçõT´#_Ð¯#Ã;wÜ_=àM#S¡ÇÖD</text:p>
      <text:p text:style-name="P1">³&lt;#þ¦½ÿA~JˆjÊøÚ/’4RŸ˜#„ø k�#?‹»aÿL†‰#×­æ‘~üU¥À ü&amp;ÙÈ8-º–ó#å�ÒÓ‡ŽŒ©.ÄL©z #S‚ï¦°ûãH±çõaW¦Šîn#oÛ!±¶Ò”#Í#�µÊ/3#&lt;b#8jþãÞ*ìFƒc<text:tab/>#œz‘'±r</text:p>
      <text:p text:style-name="P1">“(³##ºßñ¨:aØu¶#çôž.FGQ½ôc€9\¢nD#Èl!¿#6\ó£Ð|MÀÒå#~öæ#,</text:p>
      <text:p text:style-name="P1">”\ÛTj5ÑŠ¼wÅ<text:tab/>¨µ�Â ST,}#‚r^#òÂ9½#2íZà·]##Ã##2#Ç#A#…#z~fR¦biã\h¡b'A#F#�1ûÉ#Œ:šn\#mÞ#ºI±h¥™#ì¿8#=åëJ#� pœ–?µ[8(#Þ^iÓÂé±&amp;¿—g[K•#¤«™„#›½{)³i‰(PôgŒ=Â�—»#ïG¢GöÎœ¤ˆ°x¿´ä»^M½<text:line-break/>#˜9ï#wE#Ý6g-Ó9à#A#íê_ö</text:p>
      <text:p text:style-name="P1"/>
      <text:p text:style-name="P1">}q#ïq#«6¨J×‰Ø#l¼¼wcÈ*.á{Qmå#AçÓm9D¸#&gt;0#4¾#¼Vb�·A</text:p>
      <text:p text:style-name="P1">¬ý##©”#õ=ºWà† ]�^e‘·t›¢ÝÀyV9AèNgcÖ</text:p>
      <text:p text:style-name="P1">û'2¦ Ð</text:p>
      <text:p text:style-name="P1">ù³¶ƒˆ¦ÕÑÎj°²¦û¯ò#%™‰kqC#jQNœ©ÔTõYÖµÛB*œªÃQz?…ž#û©ÄÖy{˜êZ#2êB b…fX6n2JêÛÀ¢bá«¯Q¾5:k#f#ŠLÅ#ôÁâsò&gt;XïÞ!tÀ']mp%–#ÁaR7¤fåY~I[Û?ÅhmýXŠÖ</text:p>
      <text:p text:style-name="P1">¬��FŸnOÍ¸ #�ƒ#^A�û#W‘À= #ËÄŒ$‘#ÛÙ¸px¸Ô#Ä©##€t‡@¿µF¸û“Z’?#V›#•&gt;f*d�]v;á4ó#szhm˜£˜’…^É#†#ØÖ¢[XZÎ¿ÎkÝÆðÂY¹õ#˜^‘Üe#¹oˆ#ÑÿQy¾Øö_×#k‚ÿ:‘X3ìäecÈ</text:p>
      <text:p text:style-name="P1">##¬„ñY·\L×=èøˆ#£=#èt#¨â'_</text:p>
      <text:p text:style-name="P1">r# =E­#A¸˜K=×á5Ÿžƒ¡¥æ&lt;û[×5ÚÜ¢|#öPHšúK¥Á'G›##Ó‰“ü‘)##åOÜ‘©q#Îoþ#êú±Ñï�ŽìÌÉ#%jtò‡ozI$Ž#�½y€&gt;ÒbA;ƒ=#ˆÔ<text:tab/>Ù©¤ #;Ðœ†´¯Û#{|!üØoD#ÔXŒÏ¢7�06+æ}�Ó7ru\#ðŽ‘-_éXm"&lt;Œd#*ü~#µ#”£úpnƒ#*m�È–„*ù+Ã#÷¶#t1â¨ÂþPb8û=u##V.'O«a#ÛÆð#à*tæ&amp;¶&amp;tN#F´#j�Ö#µ&lt;âÅÁ¿‡45ÃæøBÚùA&lt;^eÿ,<text:tab/>È{5#ÍE#Õ±p¤=…¸Û#8ª</text:p>
      <text:p text:style-name="P1">A'yÒFÊÆ#ô€­Åž·ˆÐáR&amp;éç¯#©</text:p>
      <text:p text:style-name="P1">ýî!$#R#ºm,üÕ{X‹ð&gt;ÝÕ#Ú"F#-!#Ö¡h²_#‘–ëqexAÚêG#íAÖœ#4û##ã</text:p>
      <text:p text:style-name="P1">#€ðy°ˆÁº#[ÈÈÎÚB¨ó¹çM=¿¸4„ÑÜB#§`ÆØ&amp;·¨é#z5ÅÑÚt#•mœ#q~#Û÷c|–õ°Æy&amp;­µž#Ô¬ #x|¹~a+##ãƒ#oª"¸tc®NÉÔúOþŠîJúEùnþE§Âh@}|Söku##‚‡œGËoáà¡NÀ‡7¤›EÜ##<text:line-break/>´#¿NE.8Ú~IR#;k®‘aÄŸ,</text:p>
      <text:p text:style-name="P1">£¢#ªP9è&gt;(¨ê+ãå¶™ ë U�ùZX£#×&amp;ð…b†€Üò8#{¢ÝŒ“A#·n{²#˜·o¨#÷[âÿ3ä-Å¨ù7ý#b,¡\<text:line-break/>ôjúS)�#hÇ.#NÝ|ðkoÚû&amp;</text:p>
      <text:p text:style-name="P1">#—ébr5žÒ©HÇ®±•‚S&lt;¬ô‰#†õß#»�#E—¨+ªãI#°‰é×¡ˆ÷1<text:line-break/>ï†#ä}6º€_ ­Ç#‡#ËsT<text:line-break/>º8^Î¡�\‹&lt;‰##¿nò¦ÓÉ.L‘hŒœŒÿzH%(•#wP�Ãó�R¢Õ\ªM#âÏœ#jbÌ”qÌïë–# A#£lƒïG\5dlDáõ#Ž#¨”4T~jµ‡HŠJš\ë Ì#k#ÿ&amp;T1cÝ#jŸè#ÏŽ‰‡"¶cÁÐ¢ÌàSÈ¼qd‚ÕË¶õ#¯©¯#rgcÇ¯º½scuöü™|¢#¬›Tú„ W¾—•íØýÔ½½¸1âNw&gt;Šø©jzi##¸‹?rD3b1ü</text:p>
      <text:p text:style-name="P1">ë##ñ}¼V÷Ï|­Ö#‚ækÞé&amp;p¤•#:S–û#!áí&lt;5YÃ:ƒÄ&lt;½%¯¸¶j¸|ˆ?#Ða"3¼R8H#}###IUh…TéRia%üö¶Ø‚P³â~2üof#Cr±D‘q-!`®"#- "#ú94ý ‡Pû#ÒÖ#^</text:p>
      <text:p text:style-name="P1">’®Õ¥$Æ,à(ûþ(v»²ùF9#ðB6#LÐôrv"÷ê¶ [›M#Éï•#¯ËV�#E„Ç,A àÀP©\####M#ÜÚ#[¢Ñêz‘ÊxE”‡è¡÷1“°Ä¥�a]Ï˜û<text:tab/>œïêÓA#<text:line-break/>xE8ûk¾è3‘™÷#Ø°O™¤È#€î(„‚`V<text:line-break/>ŸûyÈ#Û)</text:p>
      <text:p text:style-name="P1">ŒÀà�¤÷ùKÞé„œÄ2lßO;©E###â5</text:p>
      <text:p text:style-name="P1">Ü#$÷áÐ[¼ Æ‚utÎÎß3ð)¦0iÝ|#¹Î#ÓçcœBâÏ# 27©##&amp;)„„·$9Ô½ä¦î˜2"*õFk”!s?é"Ïk6'#fsAéãVÚús'#‘2W</text:p>
      <text:p text:style-name="P1">#.^yŒö 6ªØ‰|#�ã1Eî#U¤ºÒÐ! ž™DLÈ¤½#TïŠGt}9Àûmg¹fÆ\„¯P'qöu#ç(#Û¸Æ–Õ#½#ÒPäžæ�€¯##4#†&gt;©Ç#û#ÚÛ¢D#PP:�Âr®º²Ë?)#Ær#„�òãÒCŸ(Ÿ¡ƒâœÐ#ÛõÈ@�~ñ;yk�Æ#¤Û§{#ŒÌÓA'#Ç“ÊC##@<text:tab/>Ì3Ïw~wÊ#__Q##~#[àÿ7–:êêø¯ãâK˜@‹;W`ºñFÓ4ùá¹#Ö�þA»áW­aL<text:line-break/>ž‘€ù ú}ºã�?</text:p>
      <text:p text:style-name="P1">îÐ“EáÝ##Ç§#ÆY¨æòžb##Ø†ýÖQ¡˜I#ªî=]ªÂD©ø&amp;XèÚX;|#Þé£#¶‰ØÅ@«%Ïþ¶¶#�Á²#Ç³l|fzÁ=€2£F&amp;æÌ‡ìtøùšs#çHŠ#•KÁ#GÂ�#y‡i‡Èù®@ží</text:p>
      <text:p text:style-name="P1">§JÁ#øaûû™WLf%ÕÌv#hÜÊ®=”#±Ö÷x¯iŒ‹#§õô•Ž~#”€&lt;_™1g#toþ¤3Å</text:p>
      <text:p text:style-name="P1">"#0&lt;Í#ñ##ÒøÉ#sè&lt;#ŠR%È’æTíévbç###­#¦#(ÑXMç`”Å›#?4Ì@§6#bªb</text:p>
      <text:p text:style-name="P1">ZŸÄ"=¼½nJrÒÛPÅYö…tjësx</text:p>
      <text:p text:style-name="P1">â¿šÀ(³tý1##ÝªO[«4#‡ôÏ)ïÜØ#†I$ˆÇ9–&amp;–;Gã['®#ÉŠ©s™ðÁ+æÖ×JŠ#“˜TMøó#SìG#7)_Ì|pJ°ÒRo¸nw3ŽH,"lU¨À{5l~=ß„#M´ÄÆv”€•‰$é&lt;,ïoÒ0£¤^i'#Ÿá¹¡%ûÂ[#ïƒ´vä2#mDßy¨n#��ÎI#,�~k#&lt;ß¤#|è8;#á8´Õk—#‹1ÄÃ¶£</text:p>
      <text:p text:style-name="P1">¥u;#+c<text:line-break/>#Úíã×</text:p>
      <text:p text:style-name="P1">#èÿq#ŠØ„y#Üª<text:line-break/>~ÁK@��-oÙ#ÚéàÖÅ#æ#Jq|+9AÀA"ÂŸ7øXJä5K—ÖMçó.W+4î##Íïû%²V ÃZ’#"›–û4ÓÉGA%ìÿ##×OÊ�™”Ò‹¦qõƒ;#à#R&amp;›yM]sgãù‡¡‰óSa]X;�HíoN#:Ê÷i[]ü§##èP¯d</text:p>
      <text:p text:style-name="P1">¸xG'QªU#› $I\<text:tab/>™x*l#I#lL##a{Œö§#»�oJY#àÚBãm™Ïš³G²#„%'Æš€,œB®M#Ý¨Ë¨6MwË##98tô0HéþuTÑ#¥køG—</text:p>
      <text:p text:style-name="P1">#4bCVFþ”ùs40Z#W#yJ»E#ÜÖ¢á‹?#Z�p‚÷z#RUØ³.ýæÜû^ÝÙÊ#ýq#&amp;�Î¢Ú‡Ïz“#3gžWFÌ×'Â#ƒƒ|lª#�v¡Ç|¼##U9Y#á##0?o&gt;rðŠòd/ø#õ«¼“‘#k¼–Áë†š¼9‘þ#·=#¾äœ#Ú“Ëb#Šmtñ³¤–©#»6JÎ#˜ùoÚ)0¹^æAd�XÓ”Úe—‚#?óçþ?˜t‰�àÈ#í†Óêül–²Ÿ°^#‰tRWesõXHûˆbjw”ŒD`</text:p>
      <text:p text:style-name="P1">vàñäÔR•</text:p>
      <text:p text:style-name="P1">­®ÌtÕ_œ›/‡¹™•í‰yRÀ÷kvW#°@<text:line-break/>€#°ì8@ã3N%�ß4×#…Î½)ìÓœ#‰Ü‹zD#Þz¦</text:p>
      <text:p text:style-name="P1">*ÙIÒo¥#y+¿e6F¶Qª·ð#ŽVXB¼™ðGÄ–AËê\á2™`<text:tab/>š<text:line-break/>#‡H¾Ã™÷ÙU¾”##(*�Å=âæØlÄ#àöð‰q#á±ç|öùAÈò·=&amp;W#åA#I.t-#‡w|}s#—%Ar1#Í�§¨igšpŒÆ#ú2M#H#‰BÊm¨°çI+\)±yû¥Ü«©œ¸#Í—àÚ9°##ÁOþ#@Âá#,'(W‹çò%üªÝ¦ºÝ&amp;—;Ö#×+mÀý�-T|]#)×GÊü9-³Ò°K­šÌgü$h%¥i*³##[ˆ-¤ZŸ/É¦ŽÀ‹b8^4#?#ü]™´PØŒ¿R�n¬&lt;ÞÊ‡×åÆ…|T#gb›¥¿##½óêeØ¡÷ ø3–&gt;‰#‰ÜÒÓ~#ì‚6 æý#pkn`s‰#úˆÂOD™ýÚiÕö=GÄüùáR¬wê²v¹™/HdSÊçÛ</text:p>
      <text:p text:style-name="P1">FNg§‚e#ôæPa}+Ò##@i^ù#gÚez°7²æ<text:tab/>tc×UGØ¢#”ùÎ#1„P8#’=ì`¯ˆ³=!ö#Ù…pì²# —^Õ/_SË¡#ùl<text:tab/>¬iQ„nñFEðŒ±I7`E¢#Ó)Jï�#­A¾’[|#Â€¨v<text:line-break/>Ö#ãñeËÒ«Y|íÖÃ¿ãæ¦¢÷6<text:line-break/>×Ãtë #¢´ô„#ÐÎy~’Ãµ#Ý€Å#ÜE5Â2ïñµù</text:p>
      <text:p text:style-name="P1"/>
      <text:p text:style-name="P1">I°]pîEM</text:p>
      <text:p text:style-name="P1">Dê#òUwˆ#Ã¾÷D2¶#<text:line-break/>Ö#�#[�.ÂñåLzŸ'ü#ÝÂ`K‹ÿ#éˆ*#ÍÛ4áÍæ‚Z#;Ñÿ;:5#B™zÓ·ÄIØ­=#ÖA£Kˆ##B�’�Ïëc#Bz•±#Œ#�#ñ`˜#ëB­Çlq•¼+Òä#C¯o 'j2¤<text:line-break/>˜àåC¶ü¦¾x—Çj?–´‹7p#2vµãß!p&amp;ªétñ##'¬i�‹’¢�?ð‹šïcm[8”â�!¹ÕóÚBSÚÑE#[™xX'õZÓ.g]ûŠú#Xm‡Ç¯îœuÂ%Ø—Ç¤F&amp;Qù‘HWLÂöRÊ¸Å¢®�¡B“˜Š##rQÎc6{A«(#F#l¥þ˜Mú³I#aò#æ?t^#iâ!ŠK#f‰yÓ×#¤_Â¥`‡ã‰#·&gt;ªè[M¥</text:p>
      <text:p text:style-name="P1">´#6¶’›5›wÕæ[ëV¨´ýÚF<text:tab/>#çÅ”¡úÿR#Tr]ßûücœ½ø”¯G:báA3#†.ŠÅ=ÛU{øpì"Â®³pÅ#M�ÊÓÐFpk)=®Ê#›#R�©ç�T\3#Ò<text:tab/>#Ž.ñyhªÛgæÆì±^n=��/Vðz[RaÀ«#Ï#�É•¨òe#k"õÝ$Jð ]&lt;�A&amp;Ø‰›)Ë7Ûˆ)IŒ#p#~ùÀç¿M-´#*¾z#ÍG$ÛcÀ•übUÙØÞÈ5/ç</text:p>
      <text:p text:style-name="P1">¿–¡Ó±´##©#”1»µ##ã</text:p>
      <text:p text:style-name="P1">&gt;;‚l*­"XÃD}[·½.Þ~<text:line-break/>h[A# #?[ú~#Åz#17Ò~W#êzaí0Žµ|âú¹£¾$ÝªÑû¹#CJç#E8uVO÷5�³{{#½Óð#œþý´ù8l#OÝ&gt;Ï#d#T‚N„#¡.#nûo³—ïsgÚËÓ&gt;rë##ìl‹/a#àÍØ#“q3PèY#G&amp;R#%{rº�u6žòƒ# ±<text:line-break/>?¸i5½~Ø¨çC!žJT¢DÑ„#*##ËØ#¹”øì¡k†Ð#Ã™</text:p>
      <text:p text:style-name="P1">b÷Ë¯,Ý‹<text:tab/>žnâw˜ŒÖ#µÔ,.ýå@</text:p>
      <text:p text:style-name="P1">#Óäªê?%¸½<text:tab/>j]€= nÀXä¹áNêÂ#Ó^�Ba&lt;š†²ä•Ÿžchl{ÿV#¼ê·¤c‚É­#—É"2#mvO�}«òÏÏ~UÉ5¥*#0CFU%ìqÈ#&amp;À7ë</text:p>
      <text:p text:style-name="P1">ã¨bTm"#$á…9&amp;#íÞð®2¡§.’Ï|õ‡“¯‡±©J}I#’#4&amp;_K</text:p>
      <text:p text:style-name="P1">f~ä#ÍÎà¿­#Dx¼2{ˆnØ¯}Þ+7˜^<text:line-break/>ôá²CüÊˆ…cC¹´‹•éEÿB[È(Až)'ÊkQ¾€<text:tab/>_X<text:line-break/>#…9#R£N#¡–</text:p>
      <text:p text:style-name="P1">Œ÷ #&amp;##¿øölÖ°×GÖ¢x³çÑŒ×(©_T6�§c½Öw%&lt;‰##R#¬`¦#ú<text:line-break/>qEñ#oš¥6ul—i#=ÐÊ–×Á”‘¯.¿#oçêPˆ�§Å¸uu#Lè˜¶•,�áï�/"Ýn­#ð�bBÈ°+—™“í}à<text:tab/>�ÕH®»ˆŸe=â÷ÁˆI#«€�)†âÙÀ„¨ÊÞ%#ad#HaÅ”(JÃ)</text:p>
      <text:p text:style-name="P1">v(j1ÎƒÞ#à+ý</text:p>
      <text:p text:style-name="P1">é€2ÿyÿfe#ö¢Æò`Mû©·#Áe&gt;LÂ{#!Ip¶–Œ�kb¹#òÊß§#`Ã&lt;e#ËEIõýÈ ¦µ¬r¾¿®#§¾tç2§2ÈA”Øzâ¢#=åQE‡î#¨î,+[3õ•bÇHÞS¥‚OÅx#–¦¬l»õT&gt;¡›Y»#ˆ#ú¨#"ŽÁ}(ûûT;ž_ëAÐ�û×#SJ›N“#+#-¬Ý+Ý#a¬óEñl µ‰˜Áy"mgò/k#á‰<text:line-break/>“Lï yŸI§`t"3�d5ò&gt;#öÖ<text:line-break/>‹{Ež</text:p>
      <text:p text:style-name="P1">¸�]Þ^&gt;YHWÈ§Õ?�'è#4#$</text:p>
      <text:p text:style-name="P1">3#Åð#`&lt;&gt;Q#rK#à<text:line-break/>##;£#o«&gt;…#s•KmÇ“¹kÏ}F7]®uÏä«röË|'-Ç»³îl)&gt;�ÃGs3‘S·ÜÓ#YkJ¤&amp;r�¥##£’#·#v,ÙÚ##^b</text:p>
      <text:p text:style-name="P1">Þ�4wí¤7¶#Ê2–#+Eâ‘àh#?ŸfÚé´òÇÒ$#àymÂvN¿ÐhB#…H~Ê@´Â×iêåHwd"ÉwñÑ#PÊIä»bÎùiã…±#ù1ŽeŒ¨Æ„ÅƒH##;Bœ{#"«Râš+©„¼H)�tòä‹}#7xX #Ô#™(W#ýœuµ½0…ÄžªW5ÞíùÅÒtÃv¯Ÿ¾È<text:tab/>�7y#ÄÇ„,ÊªÒ¦ àe#iž#ÙA#Š(ÐFé™È~’</text:p>
      <text:p text:style-name="P1">‹sD'"^#?Õ1©rïSt‚#¶¼/À…3##l]#¬ÊxŠ#Œm!žÖíº��&lt;Æh<text:line-break/>˜#³#[�Âí¯À&gt;4£Ö =r+œ#ˆQ©à£©ÄÔMj###&gt;###›YëÆkíÈ«d©ºÆl†÷@ì#V¾Ë‚îÀÏ%ùà‚@#¨—k#XíÍ#ÇÉˆ|¡Wê 3##ž¤Û9eÎ#ÍE".åEsp[g‡#iš¼“ŠìçÏ±!š`­›2GR#‡‡=×œîûo#{÷ÂSÑ#¥çEƒõ�…ßÃ�#[Å#ËKˆ;ð&lt;r ƒ#)#†Í#y®GÄ½#ú1Oë#,ÌÊA¶�ÜÚó5� </text:p>
      <text:p text:style-name="P1">Œ•F°§m6Ñ#¹#</text:p>
      <text:p text:style-name="P1">�EÏ1®6¿ëÈŸ¡¿�¦:wCiu½#1‡™¼b#E"èzèh&gt;}?×ô~Úù</text:p>
      <text:p text:style-name="P1">UoêÒ|æ¡O²¨ÕQ¬tG#ž&lt;#]|#LxÍ‹Ì#‡¸YÄZã¶Q½î#JY&gt;#*­fÌŒ˜þH¾</text:p>
      <text:p text:style-name="P1">,8O“##vç#ˆ#°#8DQb###Þ2“ZŸþ#;�Cr&gt;êö‚Íˆzûßš(#$7,Ÿëÿ)º{ãc¾å+O#°}#ïâEÇ#š¢Øn#š<text:tab/>#¬¡ÏT‰G!‘F‰£â£Ê‡Ó</text:p>
      <text:p text:style-name="P1">Œ##4)Ë"r»Í£“µ5KM³R*#UŸi°äå{Ó#BøªÁí¤&amp;ÚÙö”„#VP###Õk—�±²�<text:line-break/>@¸#?#Ì^h1®%™#ØÏ¥#Ø­n!Ÿ�¸xz‰•</text:p>
      <text:p text:style-name="P1">�»†¸ùRvÞv.Z×#U#¿’»äóÂÝ#{J*Ú#K0Yd~(¨�ËïÒ#‰“’%„y*ÔÅq¿<text:tab/>×ØòMç®#Òq¯¶A#.3ßïïÇ…¿ú|Y#6}€<text:tab/>É¤X</text:p>
      <text:p text:style-name="P1">1ðivkt8â‰h#Z$‹eé·+«Ý#Qô¬</text:p>
      <text:p text:style-name="P1">O’*ËñaØ÷#®#˜Ÿ&gt;µ„##ž�#Üó–@Ôôí‡^ö=yiÙ.¾#{ö#@‹##Ð ÁóŸjÁÜŸ%²Ït~‡›‘¯ÑŠ#6Ø4ùÎo2orþêC¦'±�§reæß~ár#2éØî¨8#Èºe,çlOMVX›U#MUOL*��2PUW#ùö8ý=ÉŸ¢”ñ¶d2#z¾úÞÀÉZ›3IÙE&amp;&lt;Ër¬15å´=qi3o¯ä½#ØÚšqÿ{÷‰†1²D±T»3.irÃ¥ä{’P!6}#žJ³#Í</text:p>
      <text:p text:style-name="P1">™úŸ,¥Íì}|Vš-y¦##Z#„�#ñèßÏÀY‘*îâTW#�DQ+ÝÒá#õkœØ‰82ÿ{´‘#˜ú™@m0#óE##fæ¢W_m¶#‡øB¦1RÔ�t¾•‰$˜SÇzÛ{Ìo^×T›ÅóíŸØú©98#ÕPÍ`#7¬)k†Þþ\£MtOTÁ–Äæª‡ ¸ü#Bs&lt;1"ÜÀÔE&amp;ô¢—4# ÉÞ-¡õF5Ì„s3#ýík¥s|¦Ÿ</text:p>
      <text:p text:style-name="P1">#”¶"?þ6¯mm’0Ã#ï%œ}¤)‚Ÿö##<text:tab/>á²ÁÑz÷(Åµqá«#Xçs #"Í{£—ôÎ]€ª÷]•üùhý4šíxi›Á3žF~û¢8çMtÖdÃ#b+˜XÒ##¬</text:p>
      <text:p text:style-name="P1">•ˆÚ#X,Cäú½~jÙ®é</text:p>
      <text:p text:style-name="P1">I[º|âƒs$*¤F</text:p>
      <text:p text:style-name="P1">Ò£DŸ#Ñ=ºõÙ#J#“¬Sü&lt;#êŠî¤Ÿ#êPz¬</text:p>
      <text:p text:style-name="P1">¼¥z%0™\Åô{\Ç��Ž(@íÆt÷#.Œa¶<text:line-break/>L#q¾èUÿm4À#‡#Ã–ÙPLJžT<text:tab/>ZÐ/¨ÐÞøsAß‘L¸¯#%#ÇÊ¡³½^#+…øU3±öÆïZ×NœPn<text:line-break/>ß‡‘›Ù‹þž#^2f¦CT”õ!##E*NQÒ�‡Ä†#Ù#Šà�¯ž£å±âï3<text:line-break/>x\®"c·aêª€Š `#ÍÚú)°—d@_l5¥‰n¬%##Ç#kØe]#t�ÜJdÜf3Þ#ßËs—ìs‚ŒgÆ0¯tƒ&gt;¤õ9lŒcâB8VÜl1f±¾o½Ð#Ï³ÍäFsNàüó6;#</text:p>
      <text:p text:style-name="P1">'[ú€žr|F`âÓ4«†g{(Ü×ñI@‚óìþýjæÒq9^¤Ôâ¿CNÖóÂÌúJwâ<text:tab/>™Q3‘Z¼úš#N%‚¬Ï�ó#×&lt;sà1¦(÷b#K#óQ†£1ÄlÊ#\éy8Û…#ÉÅ+B&gt;õ–#^~¥XJZŒÝ²ÿh�#‹#ø‰®|#peà4##ÊÕGQé#�#<text:tab/>š�¤æÞ¬Ì#ÚzËw#}èš§/Þ/ížú�u³pç##`ÍL#²#wù#ÉË(Ž'žs##~#6ÝS�QÝ›8•FpX|aÍeê¿#çˆígUÀõ~üKb#gÉÉæ#!»™¢3£žr#yq0ýtãÄo~</text:p>
      <text:p text:style-name="P1">kµðš(�í1Ê#l®#O.#W”lÛŸ÷³E#X—.“p%;nëÆ#ˆ0R\w~ä¥3#³žúÎ-#QòÌ±cu}0ÊØ#n×Ü�#j]·ý~°ÿ‚iŠT&amp;“#ÊjNz #ØÒ²Óþ<text:tab/>#)·Ó‘*CÓcn##/K$È*RÂ/»ì–íÓ«�÷‡bW##@ú¿*Ž'#Xa÷m•&gt;f¸ü1k;t…ÝÑÜ a÷ü;p&lt;#÷{€ Ær:ÇóW•CAöi·�Õu×&gt;îÎv#[¦-…##G*å¡¹Ó#Ÿ'6ý##Ç*7#.##yukn&lt;S:¼ÅäwúY‡wFª–&lt;k#­Ô[#3E#ÙZ#è�T#X#åPH¤d�;Œï#´•B°(Pw“#jdÀä×’«šT„—#×o#Skó‚ÖÒ#HEÁ!¥Ãt#4´sUSY<text:line-break/>ÙíñÛ)N#Áˆ~þ÷#"‰ß˜#Íó(À!Æße.´ÕW÷‹íNfö{Fð#œ•õ=‡L##õ#-¥…¹÷ #Ù�¿®6#¹�¹âî-#[#‡”Ec9#RçqíÉËm@rº#</text:p>
      <text:p text:style-name="P1">BgœÀ!ÝÏ¸#v"é^1­"&gt;ÄbÁ#‘¬}`ÔC¥</text:p>
      <text:p text:style-name="P1">Y¿'ÿQAUî¡fZ#¢$�ö£Ÿ¯š·D¦Ä¿j¼&gt;ö�†…)BkŸ�h#pO#L'#±V8À€êJ`š”rB#K4ÿ5$#pÆðp©#”§ÙFñLª|#t#ès#|#¾!Eu¡ƒÎª^ÅY16HÆ¹.wPEµeüí‰2G#Â–?</text:p>
      <text:p text:style-name="P1">ã##»</text:p>
      <text:p text:style-name="P1">I9•0.£#k°#pŽ @Éþ#ä&lt;•¶®ötÁÞ#uµ´Ë##¬%8Åëi%Jµ#×gs�h{?À=²sXG#¿ºö¡o# 3%Aör¨\´Cªyž]„Lw$¿#ŸªKÄ=}Ûs#¸ýwX¤5Š’ö5P#  'Ã?�sÎö¾;RÂÇ!##ìAR#Ê`Å#M'l™*#NHL’#ÕßÓSYç´#Cª#YìÊd¡¹-â…„ÜœºÇb®È¸m8Gu#?ÊGwqæ@#ÕÓú¿#4i‚}Ø 4â×�#^Qý—4+„}îÔ#I*Zžò#´#¶ôäó5«å3�~$~›ñAš<text:tab/>7÷LÏë#‚¸æ�!ÕÜáWA+_Uï#°ü�pç#·#ü#8eyŸr,_PÁ×¨”¯Îï˜È±ÙS#mH5µÓ½–ÉL�ŠQ]§#Ä-4£Eý2­Í…#¦ÐŒ-µÖÃ_ytÏBmÓ#6#‚ñƒeo­¯Ôi8<text:line-break/>W)åy#ø#–¾áq_ëTò¢PA]`Ä¹-ÙH#ú#ºr#uÐŽê##.;#Sì#€Z¿„#ˆÞ 8# ª yÝšP??æu<text:tab/>¥Ù9‰ó5¯ÞÈŽ#K#D@â¹zÅGÜ©^)ïª¯#·mÖ «ùÙ\##9ÖÄ#0y#fOq³##ç�S#;››¶#&lt;Î×þ#L#Ý9î3##ýP#—§î=Áó&amp;„À&gt;+oÕß)úD‹�P›µž4o"„aÐi�{7AO¶“¨±ˆ6#‚Nâ„ÊÅAJîwÉÊÁÔ‡/#òhB7tÐ}Ž¥ä±&gt;ºàèZ|Qâ®Là#Ãû4È¥l}¼9¤ ¿Pšä’�ÕÖ/: E…S1†¥íÂ##·#O!#¬#¦"ïE��•Ú#ëÛŸ™NÏ##Lô#¦#]##³ZØS#</text:p>
      <text:p text:style-name="P1">J˜øÈwNÕˆ÷Î#™û68RJƒX¥rý'úa�#äÍ¯K5}¶#È)ãœÑœ¢¹H#è�ó‹#¨Z¹�ÂÂH×#&amp;�”+ñ6©båÅýŒæÁ«™}#ÿ0%èîòU8##Í¦~À�JÀDVîGt##Ýä1ð]¬#±Æ*…¨µj#“˜(Aô;-#½¦l©?#4ÎkÛ#!©†#�Aj’#3ÿÿ#pâ¾K&lt;–#PY¥ ®#4#:’äÐ<text:line-break/>#7nj¡,šâ¼# âóá8ÿ&amp;‰Évw</text:p>
      <text:p text:style-name="P1">Ÿ¤\J#¼“¢<text:line-break/>Þn­�Y¸4–ag§sgX)žêt¦¸ýiÿ0#ö#-!&gt;6°#™½MbI$)Ë´¦FU&lt;#À-Üñ«)5—\#ø³#tKÞ½[èo4j9Š_¿ºÞxÄí‘Ó##V Ä#¶kòÃ</text:p>
      <text:p text:style-name="P1">†ÊlóˆÓâh€ª±£Ý¤ò@""ßHãÝÆœ:Æ±AuEæ|¿~æ@'ny€Ø�</text:p>
      <text:p text:style-name="P1">£QDßsËš‰Œ#ý[Œæ7\yó#=51‘Ùê#ã#öJŒ#Ó¡¸Ð«</text:p>
      <text:p text:style-name="P1">¶»ä¼#Z#KÅ˜Ì§�oÖ8Ð#œ'3p�˜ðœ</text:p>
      <text:p text:style-name="P1">¥Å(ê¼u„ç¶bâ¹Wð?Çç„jq†¡#{Ÿ¯uvåÃ)#+Ô(@òyÆoèúƒªÑ’é,Sóšý’µà¡º#a#´B#FfÏõ/bœ?Á˜H¥E#\#„B„áuÍ�þ ØGñÝ¸Ó�“kO™ºúÈ„4ÇÐ£*˜–u#Ï§[ #Ê�ˆº_Ì]”µG}åH+ +Öø�#6P#™#ÛtDµ}«æxñ‡Z�<text:line-break/>”Õiº#ü#NUäK&lt;#žª`C“�0#þñS2æ#ê@­Äª� äŸNL[®#"„òäR(w)#@E,�W­gÅ#0‰ôå¾Ý#ŽŸ•4êN¿jÉ¦cì?‰õ�¢»¤›#9û@­<text:line-break/>ša#‹ø&lt;�_N¼]”</text:p>
      <text:p text:style-name="P1"/>
      <text:p text:style-name="P1">#G$#8gÙ©F¤º&gt;5²žƒ###¥·#üc:—M½}»</text:p>
      <text:p text:style-name="P1">U)#Œk±DâM€Åj#ÇLX—ƒÈ##¦žÍM#Ö¡N&amp;Ü#bà-‘éýh&lt;##u ·bÅÀ”aÔÔM=#þÜÈ¦2¯‰{w¹##ñ%P2‘#Í¬¼4¡ZlÌ¶#™O¶#L-#˜#%äš¸î“~Ù�†t “–¸µñ™|Êi9Lù•PhÚ#%M·#GÆp#ìéaFÿuæê–xbXÞ0xæ ÷«°#ªK=#ÒÉ#=�E#â;áá#aÇ#éƒ%õL*e‹#6L#¢)ðf#€0#ƒfÉpj‹K(¥·á«©óºÊèÜ«*e‹7¯öH'•.Ã:@Oš”Ö¬÷#<text:line-break/>2Ôþí0ÑõÝGxL¦¥©3W—}º…Á0&amp;›m#á}ÌxÙv·RÑ¬œúx“ÓÈ~oKˆØ±3JÈäÈnÃ•ýe\ä#×é‹)&amp;È©]^òÀ1Ü!s,•^ñ#i€s##AdÆ™BÃQ9oÁÝ#¯V4¦v.ñc?{’ëâÎý}|¶=KuOÝ5èØTf�ã–ð(Ò#n<text:line-break/>ñ"Uš´x#�##=à"ôŒ¤#%FÒ„�#k#î<text:line-break/>ð#úñg0+¶Pn-##öA1#ÏV|œpz<text:tab/>#²#£C‚'Àä0ÌÄ#</text:p>
      <text:p text:style-name="P1">9#Ë#Ý–Co‘õ•D@QßzDï3°@¡½ô#6X"»Íûn¢n¢©UÂ©™X#IþÏ¦ñ&lt;²Ð¸å”×µ#V¤ÑˆmÖo×#ŒúÖ8�W¨%Nhx#âO§û%òœt^\Ì#i#<text:tab/>³Ø#¼ƒV¢jMJ#±�Ü#±˜Öÿ%#§/7ú¿Þ#Î¥ÿf#‘–…ñ2Ê</text:p>
      <text:p text:style-name="P1">{Ú##ðÔ¤#$Ÿ4'þ¦æ~#N…±«Ì¬dÝs#;G™îÓÒÃ��Å.º^K„ bj~žâÀjô“VbÃ–Óìõ##[3û#©<text:tab/>üíŸ)Ï##oÑ‰�nÎ<text:line-break/>“Íbo#v„»¤Â+-pòÓé¦åa5cFè#òˆÇT#+€g@ŸAT®åÄö*@1˜’#Ž,¼d#«X«©Ÿ\^uðHèRg##BÅR£¾{êÀŽ¼¿å˜§á/ÓàH¦gŽáªq¼K2¿8?ýÅb.¥</text:p>
      <text:p text:style-name="P1">ŠSË6#“’„ÚÁ1#7•�+k=Óxl#\´žyå</text:p>
      <text:p text:style-name="P1">æŒ)H€Màã#ÃùÍœ]fìkMìd‡s-(Òy‰#Iöy</text:p>
      <text:p text:style-name="P1">©7V�&amp;BZØföo! </text:p>
      <text:p text:style-name="P1">¯B#]û#Zx&gt;¡3‡µ»“úLI"çõU8#š8G¡u#ÇÚ&amp;êOåpAžy»Úxwiv#œ)3Î+¡õ#¥§Àa[tÞ¤í]#"Æ»­|?˜]°#ºªÎ¥ÈöäŠÜ<text:line-break/>¢ÑX¯N<text:tab/>ÎÇßf1ë±CÙ#º{€œ³#¶×i–#“Bèm5#LS¦iMXÑ<text:line-break/>#‘ô#&lt;ì�k°â´ÌkÂÛjú«#Î¼56¯QTWôREœ‘�r½�#DD‘5µf<text:tab/><text:tab/>Áy”©‘#ŽÍ|/qX¼Ÿ­#p¨Íe"q#0ŒÄô«ÂY—–kAJ.3#@…£ø©&amp;æ#2×Ij#h3ÊùÅèwpƒ#Ñc#é”#o##&gt;!i':ò¶½êÀž##¡Âcìm³pŸ .‰#ûÆ˜(8ÔÉ¡²�•šÁ###7¥=ù##í)&lt;=ð¼#ØÐÚ¾ÜÏ#æ|a#†i~.tUHFm#ŒHi:P4â</text:p>
      <text:p text:style-name="P1">#÷ŽÇF;öKßª5#{Í™ÞCª9#¸hè<text:line-break/>cfU èÙ#g«ÅÉk~ê,†ê8D›´J#úñh_ý°¼uPK1È5†»E«Ò;Bæ˜cÁLeW�yfKˆwªT–±‹)ò8;‹#4Á#ß#·�·¦òÔ4@#</text:p>
      <text:p text:style-name="P1">&amp;i‡ú#Á#†\¹@Å#‘#Ü#M¶eŸ'ß##ŸR“ÕH�ÊÜ!¸¶#k!”F#QX#ˆb°Ü¬&lt;Á"jl#»ök#q~¡#º:R£_²Q!´¿èÊFR#£O¤ ·]þÆQ¿LŽe­O�#Å|#z~kh#¶Ö#SR#½ÿQ#Û 3j\^Âo#g4#·OÙºäåR'(ˆxN1#°#–Œ#x)òû²ö©-#®…Ø#q4ú›#$LÙÒ=ýj§&amp;�#ÆKf#l|ä9C#–ÈL¤÷SV3­<text:tab/>;|ê¤Ê|ªþ#®»Lÿt.Z4#Nõ”®a¸/6Ê­qø�îŠ‚®�LtþJyDä‰§Ê#‰ˆ³žqX#××�&gt;F#ë#Ð‹¨®NÑ³�Öx#Ý¹(¢ gr"æÇ;ý½\9ÒÞ(w¥#f#´÷–frÚ·ThL#±Xz¤EëqêŽýÜöŽƒç€=Äæe#Öl#Ô­�|¿ÉºQÀN*]Ù©ÇJi‘¨</text:p>
      <text:p text:style-name="P1">YaÊà_p��ÞYKÍb ¸[Ó###Ê#iä#æ7?ê,Â§@w(<text:line-break/>e|Ò+™¨ÐŒ#Ü9â#Ä#îpÑ�»LžøîñC?B÷�0`êdíQjóæWCïÑÙA¯á#"‰•¾±ìâw×«#D©ãMÁ#D{R‡#gl�#eÀV¿Ñ’þ_#&gt;æÓ¥~##_ÊÎ</text:p>
      <text:p text:style-name="P1">¿#½Ã�æ ‡ÖO†jê#æ5\¤ŽŒÔ0Í]Á###"gœ�¼LUÓŠþeø"•Vd#×^$x23?6¼“ó</text:p>
      <text:p text:style-name="P1">ÖrK##dÀ A5Ý±X÷ðË#¢@£:Üƒ·’±ôme„#Ç×ü|ê#€—6ùxR¬seÁê2¼uD„’#)#™£…èÜ/�«#¼Æêñ#?;ü#SiX#'#ry6¡#1k#±Ïß�Sôô9</text:p>
      <text:p text:style-name="P1">1<text:tab/>##k‹½Ôr4s%Å´½Ô#Ð%Œn#y#v€#*7äl¢ÚÇe÷€#¤Zñ- èM#Z¿#;…VbêI~#¯¤›#nH¢4#òÅõ1#*ÌÏ-Ì£Ù?¿ÜnÏç„[N||º42pðuÚVtF~HìIà#{=åo¿`###V*ëÓ=L¸0 ‹¾Åa—§J®´Ð#ÅÌK#ï¦¼Q¥6Þò<text:tab/>Â#Á#“‹ma#FXŠhAf@#ðÊž[Ìû´œ¯s</text:p>
      <text:p text:style-name="P1">µYÅâ&lt;(®^à#S¹äR#¶ÝÏU}]|H‘J#</text:p>
      <text:p text:style-name="P1">¿yø#„žçÌ8J#3hÚŸ¯ÐÉóê.!¦û gK„5hý#MÀÕðÁ1M$ý¢"†Šýˆh#Y%?K;ç#½˜zó�™ýïm#aÚ’#†ŽÃœ²#^</text:p>
      <text:p text:style-name="P1">Í[)#ð<text:line-break/>�åØy&amp;##¤ÂDY`˜</text:p>
      <text:p text:style-name="P1">—Ãçe1ÚëÂ™Eã¡#‚jP¾­èèt›Âj@J�~pÚ#š%y#"Ÿ˜ â*0ãª¢v,h_Š'P#<text:tab/>_üLÜþÕvbÇ´#Ò,ºwAkôŠÓ#›= ï 1#I/ÿ\qU‹E#s$<text:tab/>ÁEb¤+ Ñ‘:{0óñ²=¹�ØYWü×-V°²UÞ+í¦9EÁºçÑ§^#*y~4h6I`é:#ª#}IåJ</text:p>
      <text:p text:style-name="P1">˜##G¢#‡xöÒaýÄÔÅ#Ò.¤4µ¥#êò</text:p>
      <text:p text:style-name="P1">¬Õãç§HËD#òÈsÊRÑ÷#½AC~Šèü_ñŽí¬µzÊŠÃÍU'ý</text:p>
      <text:p text:style-name="P1">Üð‹©:Ö‹M‡©ÑÖÏ=</text:p>
      <text:p text:style-name="P1">ö–k#•ˆ'R#üÇ ò›ûõ##(hš³“@}Ô`Ê¡­úU\#Ž_##E’ØÈÇÀè #Ö_tn+#ýìý]h4#[g¿Ã×Å^Ãª7Î‹zD™’&gt;#ùw3¼&gt;CðÚŒT½’f×·�[Ô&amp;#’«5iÞüCŸÍ##Ý[q–ªÜEã«IO}�É¸�ÎS+#G#ÅTÿ ®…Ñ/©8ž;|6±k×#6qe^\Ë#JPÛÖýõ #ôy#›Ré9aÅf7#—¹ŽBï#ü°Ç!Çáué#ù¶~FÂÑw#èˆa—oä¨dË�Þänx#æˆ“µ=#46ðØÀ#ºþF!##î�ˆQ¬Ÿ8Ü%\Ä#nú ©slrOöíòƒÈ è:-fÄ#pd¬1 r@:TøLóÔf[ÓkoÊ§îíoa£�X�#Ù‰Y7».� é0vP�#a/Š]—ª”ß&amp;fÅ</text:p>
      <text:p text:style-name="P1">tô†#m#tÛü£</text:p>
      <text:p text:style-name="P1">/Ä,ƒËg8Gó¹×'ë»œ(#™ÏŒ#�W-¢¥z#4(x§™Þ9í1ª›(Ts°liIB#ëºn,mµÕzpøöŸ@#RvpÈ™vf_s“Öá®CÞµ´«Ž#T8Ì‚#~#Pûnñõgž÷##Å¹#ïy•IŠªêBÚwp¼Œ‡ÃÏž�dŽ##T©›&amp;�¼12y$ïs</text:p>
      <text:p text:style-name="P1">€¸î|#,·ó#]@‚##ÁyB]Z˜³‡#fºY‰äOÄ4#L{¾¨O#;l€Ê¿dÀÂ<text:tab/>�ÂxC#J1</text:p>
      <text:p text:style-name="P1">áŸR#;,Wz,#iEÈ#¦¬þ{#=##¿O×‹€=m¸Qÿ#l*#„#¿)DfÆ‹iO4ó`·úÜšs³#ÂÀD¶Üº]aÜ_ÿ#[œÌ[ÄF¨©�ˆN¥V2Ó9ôÛÙ#ÖßÇ©|"��­r7Dö”Ï‘C µ�8ò#?§X�v#o—B0»·Sf‹##{"#`*ŽŠ#ñAþÅ·°QácIoQu)lù#š)Y/Ô6##(ðÝ3Ëç=jfäËTn�¡#à·[</text:p>
      <text:p text:style-name="P1">¾Ìü˜!'¾:Su&gt;¢'´íÏIz¬Aþg±ô~�)O›Í¶¨£FZùg«Èx�Íz#œÅØ<text:line-break/>VÖãëê·5Ý?ö7Â3�K&amp;Œ‚µ#«`èYÂ§R¥’#Â#ëç=ž&amp;2C#‰×Ê@à#"òo�ÇN#��6í{^]Ï§Û«Ö</text:p>
      <text:p text:style-name="P1">¹ç*p&lt;#òû¾¤°dÃ­uê³Yšø_VÂEK<text:tab/>ƒAaŒ]îšøÞh¢ñ€ã</text:p>
      <text:p text:style-name="P1"><text:tab/>+I�“ßØðÈ¡£ú</text:p>
      <text:p text:style-name="P1">Èl´TL¹òào¯-ïðçæZ</text:p>
      <text:p text:style-name="P1">Á¨ð‚œ›âÇ3BÌu#·ŒèTx#†+½õ ±;##KüÏ#‹=Ê`RŒ¸]Ý�UØÀmÚ›jW#}Ø’&lt;¦</text:p>
      <text:p text:style-name="P1">²rgPé­Ýø##uÔrä[º®óu¹8#Ç5ûÑ£@i•öäÂ?cbLÎ1(I|Ä#õFH[/ú^õ‚­«è||æ‰�#F$º”eëJo”4VUžM»]Â´H<text:tab/><text:line-break/>Ô—wqò¸ÆSg:ý#åyÆ®ÍŠ#äœA)Æ'4ýEÊUKº}‹…ZÝ¶÷œvë#“Fúþ{@:##¿šqŒl6j€¿#tÀoƒ#[vn½×ì0ÖÈKˆ¿©Š#y[#’o#Ö#¿IâíKì‹‹R1æf�£˜èda=ˆ{#ÒÒã¶¶�™Z.³Po#ÛiRÿ0ãläT¡Ó)}Å¥#|�“Å%²°X #ÂŠZÿbŠÝ¼—tœ³`LÁàP#ö€#ø¯&gt;±=#xà"øþcŠ:�Á#Ÿ&lt;¼tT‚#ú®'À#E)<text:line-break/>ÐØ?a'¼Ž~{X›|þ#I�Jy]#u#|Ó8be¥Ë9å#PÌ[4µ\K&amp;ß•BˆI##,bÅL#ÂË\ô0*pÛ`Œlå#à Øg,ªûÑ@’°#áò©¤Íìý)Ý“²Òú*à¡Ÿ·D#Ã3bËì}™þ</text:p>
      <text:p text:style-name="P1">?Ë´(VUÀwËF¢¨ªEŸÅÈø#; –âµg#©?¨!”Tvì#z;#Fçš#¾å÷ò ÊÆÅÚ,þ## #@I</text:p>
      <text:p text:style-name="P1">ú‡ZàäW½[Z}üÔ####òNƒ’Äó¼ò!0Ÿ¶&amp;�³w“¼#Ìãœ†]D@#l¦##OÈˆ-#¸—B|ÁªW%�VäÕ% ëW�ò¹²óº¼r¬#”;3jºö®T„þ"_5HW0'W%ì#PÏ×½îã#¥ÝOsN#©—bÉè'˜LÕÕuPh1··ˆ+“ã¢Ð¹c¶[¡Œ?”Má�`4Í_q#ý#�ÆÕòn©Ôh#‘ÿbfû~Î’˜.cðöÀü’B#}Þ,DËhW¶&lt;D3eéÃ}@µ</text:p>
      <text:p text:style-name="P1"/>
      <text:p text:style-name="P1">ådfáÑŠÉ#1L±’17ïhð`Ø¨uâö�{€©#</text:p>
      <text:p text:style-name="P1">íï¦;¢,R¶#É#¥Ô®Íj#(Ø˜\‡ÞiÑ‚#)ØRi¡¾²·˜ý7#‡§FdI<text:tab/>*á†ÚJî·ÝSÈËAÐ{ÇVDkòˆ#F~6#)WÛV#›38#×13Â™€€_pŠ#<text:tab/>d\ø9<text:tab/>äè#å¢tc¸Ï?ÜGÐL;ñ„”õ‰Åû9a#¾#‘¡#ÿ#—#Ú­Æ®ô&gt;²##–¥&amp;#8•é¥l#Éöª§#ÿ5°]ÿ</text:p>
      <text:p text:style-name="P1">Ù¸%#i^Ü#Ï¸‘þoE#<text:tab/>,ñŒp�Ê</text:p>
      <text:p text:style-name="P1">_@Óò##g¼ÖM¨É!™Ùò•úþø#oP½##ÐÖ#ˆžèÕèÙÒ¥òd³‹Õ°„¡Âr#|]dòÒÅACŽ`¥j&gt;T^#W=89ñ#¹%ø½FÌƒj]k›#‰šÉ5€�!_Íú5-H‡WH#:I“N †iÎéFã|¤ür67 |Í»s³f#ºÆ#‹¾–ù¨#ô#qô”]‹T°ºÛ{#Ô¶¡¼Š²-€ì†ã®¢{=Š,éí‹¼`á#‚–#àÃôE– 8{øìžþ‹ãÂ9‘IÀVwó</text:p>
      <text:p text:style-name="P1">3Áê<text:tab/>üª™Ê\ÍÌ#5#è</text:p>
      <text:p text:style-name="P1">šý¥«ñ»r_=K#êŒ°s@2;?T#½•›\ƒû|#t:}Ñ‘#_#SV2#-#¯&lt;&gt;ÏGm0“±Ü�yí#b#*Õ¤#Ñ›åÆÐß#26û² ‰¶4Hö#Œâ0á7KÙêMwÅ^ôÔþâ<text:line-break/>îj§ã#šGh6#îÏN»\°è</text:p>
      <text:p text:style-name="P1">ùh##Ãe�jåÙ<text:tab/># yŽD®‚#»œ#8&amp;#;ô©l‚s\#*—õ)W‹}#¬V½µÌŽJþmg¾�'¶�-=®-Ý#ò”˜$H�è@¸Ì&gt;†#âÊøÃ¿Ùro@WqÚ#·ýt#!©B©§±;#Øq.¶®(&gt;bUW_`<text:tab/>#Sr…õ—#2MÃJLôÌ‚(eXëtþË¹UÊÔ%</text:p>
      <text:p text:style-name="P1">•¯2™�³Å~óüG/°\£&amp;#Çà#e|ÇJ•æMô÷%"3‡Š¢ÀH#)7#8##F®×.²#’#</text:p>
      <text:p text:style-name="P1">#\½•%&lt;§g##Bà #ã�ˆ[#¯#%Ê�yft#–`÷#Å<text:tab/>FL#¯~ŸO§©BÂÓ*Ý7‡¬³¼6#hð#6\ËÞr‚#Mdðý´##™žé¦Ððc–žõÝ±øŸüuO2—ÎCù“°#îûPJ±<text:tab/>:#†#ÎâG'X•Jx##ÕÉÃ2C–²ÒmRÎÜ</text:p>
      <text:p text:style-name="P1">–ZÜ#ÄŸ#¹<text:tab/>Ô&lt;�¼_°Ëj,¼&amp;þ]©³•ŽÅ.rúçT~�Åÿ<text:line-break/>#[úªÿFšxÞ9©aãôÿ‚R&amp;ÆäN*t·##ô›�Ä0À¨íì&lt;)pÙ|�Â_Å¹óQ#ä^íZ_»X&amp;{/kÖ#jDx¿Î‚Ýø€±¿!ìð¨/Ù¡</text:p>
      <text:p text:style-name="P1">F`#bÎú4—]%4#«íñ�Ý}O\â#}N)Ì©#Òû1C’#HÃ�’Aeƒ ¥#¹Q#×#R#4®—ÄÇ™MîC³, ýr]Æ#+�†#á#£íF¤fž^uö«{ßç?ä$ œÑÔçhå#t#'Œ4]‹Oƒ­Ò#Ïc±’™Q0kœî#Ô#Î</text:p>
      <text:p text:style-name="P1">YÏÏàxXºUX#¦L�r£;vm¯óA#ƒ·Ú{¶lA/#vüÿ&gt;Qç#`ÑøR‘ÊúMÈšÉŽ!VÃ&lt;°D18F”#óýC8æ;D#F8™Zû�eÑm#Ñ9V‰Ë³i#rmK�ÈS�#¯_`()QË}%ÙâW+º*?ãËv¹1ùí##ÿF2=0u#|\ïîì\W7`m{<text:tab/>ä_ÏbI@ûÃ19Z“0Úlú&amp;VÂñ™Ñ�fÓ|umå g#„ª'và­—È½s#q¤Ð</text:p>
      <text:p text:style-name="P1">ó#[Ó¿Qàk[Eã²ó~#³ô}ÿ7ì#d•µ|êåÀ#Ÿ#ïŒn#ƒÑB.~âûºhðì#&amp;_70Ê�œm[}ª!Ò#dª×ÂóWž1€#)MªúîÓ�è¼t ¤¬#Ÿ##Ô„¾‘##·xùÑÜM:S&amp;¦ë#�åªß¢¥zó¥õìÐ¿êH#@xx;1õ�uÌÞŽ�1€ÎQÓV#lrÒ·‚_Z`à+²/ÙW7ÚsûÇ'ûG’ë»Ü¢¼…ym¯É7ÇÑÿ(ûz½?±ŽL#öŒ#ÍaíY&amp;¥</text:p>
      <text:p text:style-name="P1">¹’Â#‹Å¥¥ÓáÌºg\s†#|ÎÅeƒ0#´§‚êœ##Ã»&amp;•#ù?</text:p>
      <text:p text:style-name="P1">ˆ#Èüõ¯•™�E5˜”Þít³#›#TìÀž$.+×´š]</text:p>
      <text:p text:style-name="P1">c¶ÒçåÏÀC#&lt;ÌFU##HëJÍV™Cá#5¡#�R[ß“¨{£�#Äü8<text:tab/>ÿII+-##½_Å$—;D#U²M:ÝNÍÖòUü=S</text:p>
      <text:p text:style-name="P1">I-#ÏÚñ�¥õ9ë³­ß²»GÙwõ¯¥#?¡?1Oûöy##:$2@#¢#§ì3uþÈÞÛÅùýú›‚áAëZH`)p\‡#x‰Qc(ûÒ±72î<text:line-break/>Cn#^!]›Éê÷«}u7�0Bòg#‹¤Oº¶#ž)gþ#œÀxkÊ,‡àX:×ñ‚#˜¯›nMYôu!Š-`†ÁÊ8²ˆ«4“^l#Ö@çŽOBÁTÄì¡Sy<text:line-break/>ˆ#•((êl§Ø=éÒ¼^´Õ›p,³9</text:p>
      <text:p text:style-name="P1">Æb|,?Jç§Q·þ#ýäÜÊ)##ÇakÂŸ’#Á‚wˆ[»fSµ�Þ/ñó#��«=¹ê‰€#Ì­<text:line-break/>#¶Ÿ²##P¬ït#ÀC“B#ô-òœ¡|‡Y—rS½TÓ##Ã;S›,</text:p>
      <text:p text:style-name="P1">#RÝgŒÓ#&gt;ÒpÉè`Äih</text:p>
      <text:p text:style-name="P1">²åNOÇ‹sû|úÐ&lt;ÏÛ0|×É!_‰£ú«¥ö5˜&gt;=,tA&lt;8E�?#~cÚ,�|#ý°SÂ¤ÅmÛá#X</text:p>
      <text:p text:style-name="P1">l‰Ù8O]apa�úŠn€®*#0W#´°k #Ë8²—@ïª[ö6‘˜m-zn\N�¶Þù‘aðOR}“mÇiôO!“Sñs<text:line-break/>|Ð…¸'#{­Æâyt£Ý?0†W¡Þ#ÄùŒÂ®e{ê#g¹}õ9Îs çˆ¶ŒY*A®#F¬#16csÆæÂ#%Ý#†”yu]zNÝf#—†Œ\wÿ5=Š²ºñÎ&amp;j#¦#­ÉÍ®tKxHHê�ŸŸ´Ûy#¥òçqHa—ˆb‘kÀÝ?:ÌDïªv8{# n,·�¯O:Û›c{\&gt;®Y]5_</text:p>
      <text:p text:style-name="P1">~ÛÖ#Ä#i›Í_#~S«###¦j9}9@‡)œ#«:º#8–[X5ÜÃ‘t)õe%d§ÑôfßTh­`´�|Öo˜–sm‰eˆÍ#™É</text:p>
      <text:p text:style-name="P1">a#°Æ#€O6#·1ÈŒnª8ð¦E˜H÷Æ~ïÜÖD#ñ*#“î±�Ž»˜CÒy‹�#‚zïáb6BÓÜ®Û„#O\“</text:p>
      <text:p text:style-name="P1"><text:line-break/>µcFˆ¿B¸þ#I]†6¹—­q‰‘&amp;#ô#_jâ¦å ‡#W©•@üH¯¥$<text:line-break/>+³‚bÞA?ü.&gt;s˜Q#!#é\à#£»##Ó#hÖ&amp;æøVÖ&gt;X�£#5Â÷€¿&amp;UÉÌ9­ yUaŽ#ˆG#Á’ÀÁóÑòú6–n€žˆ##ƒËŸ#j»³ß/#cWn¼àUÛU##Æ²qXs#àË0e!Ë^¥wö”ã–Ú#Ý_Ò_¢.�¤šª ²4Œüuó#÷B¯S`�2ÝQ</text:p>
      <text:p text:style-name="P1">#4`Â{€G™#ZÀ^Š¶¼Ç‰õ</text:p>
      <text:p text:style-name="P1">O,K£Ð#[ïKf€Ø°ÿ;´#¥L#g�#ë÷^N#}–VÓ#K#*mìˆFíý.ž…e#62</text:p>
      <text:p text:style-name="P1">#Ž£##÷|#H#V¿\Q{#t:_ÑÎãVý€ÂÄiY#ÜÂ&gt;†ƒ¡„öê�‘œð,¸:œ„Ê#v?l.##¹Þ„Á##�"¡#F4Ô¡È</text:p>
      <text:p text:style-name="P1">í#Úòõé!,#€#E¸øÆ»×àCê!‰�#7w#Ý#ÿsæëómÔ�N‡™&lt;ZbyúÙr#Ü(d#±1œê®¡Lyh#ÂO´#æRõÛ³™«#Ùïœw‡PÓúzï#$#Q\¤Ì‹.aÍ\D³#ª,§Pµã#r¦#m%#)'·lA#G#Xð1tZVoˆX€°mAA#ùù #$ëo�ßïKZÇë##´,û&amp;5ÅF#žÆ¡#~ad¿�¾4ø¶t„v_n¦œC DÃ×¹Zàk;##8#)Ài@TÙÓnÃ;ÐM�‹û[¾FåÌ—:#¯µ®}#W€}™÷#ÁÑÿ#bø8ç¿ãDð®|¶x°›#ÑdåK«‹ô#pwù#ýf+d##©ð#Ñ÷ß’-¤cžm<text:tab/>«°oF0Á3wMÈi#;™Ô$lÅ•¹·«—è,NyN-�#x39Õ�;¨¡W÷#l¼�#mÇcM#œ(0˜JìjÍeœ±#h_¯·–#_ªàA,×žMÀë?m‹Ê„ëÐÿ#‰Kòz@¦Hu[ëìŽc&lt;Cz„#§(i\(æì</text:p>
      <text:p text:style-name="P1">ôy‰;®µw¶Ý#´#1ÝL,B=k[Ã+a³&lt;òK6ÁÄ#GTQÌ‹yí?ô€sþ´XT‡ö¸†zû½„zó#˜žçìê}�tÆöG¹<text:line-break/>Åœ#KÓo«ý#<text:tab/>#I¹*##f‡øÄàÔRÆ•:®øGÎ^õ%#w#ƒ÷‘L¢°FÂÁ,ûF_êŽž8*-³#B—/#ÍÕÛ#î¢#$%#?ÅCþªzh‹c#|²`òc)}ú#îÑóx</text:p>
      <text:p text:style-name="P1">��ù®#2y¯ÛÄæ¡ó›#Ð­*#<text:tab/>6Ÿ#z”Ý#</text:p>
      <text:p text:style-name="Preformatted_20_Text">˜e�«Ùwê5&amp;AZ!ã#Š#†#˜#`Y_"ï</text:p>
      <text:p text:style-name="P1">'#”®÷Ù²G¯zP›#F<text:tab/>‰ìÃÞžÆÉwdJg�íô<text:tab/>°Ç·ŒÈ#š$+S#ÚöDË9&gt;¤�Ú¹#””13<text:line-break/>#ˆÎB´Õö#s1|#&amp;uY#{�‚²Þ6#v#Eå#€*îAèõ¸}###WèØÿ�»“Õ•¦Ã/*G$ÆÓ#i¦d´&amp;¯#Z2-Y¿’Kï</text:p>
      <text:p text:style-name="P1">·GR¢Ã@lõ#l‹&gt;½eV#žÑêfÕ»‡zf®l›h�åþ#ƒþá¿|æ¸‚k##[ûDÍ‡rÐÐðZŠ›Ö2ÿ#ìs„PA­™Cñ#NŠÀ7f³{ô/&lt;^#Pšb#ï#aº;M+€ìÉ¥•sf–Á.-#ž#8<text:tab/>rÉuÚ#p#8–ÛLó2gÜã¯ê‰±Y«¾‘×7Þ#Xläûòß«¶Q2×”&amp;#²Ä‹×n*3}ã²g#Ì#`¢z</text:p>
      <text:p text:style-name="P1">†_|y�lpÄ¥ø‡x¹ðTQß‰¥%#‡Ñ¯</text:p>
      <text:p text:style-name="P1">Ý#œL#KÕ°©¡¼'#&gt;+­�ZÍ‚##Š¬ˆÁa½ÿxÂŠä«¨Ã/�g#Újé<text:tab/>d#EÓ+3;LšiUûÇ ¼l%²•j#ÒÎ'Yž=8ë®¢b„�ž‚íWòüŒªÚç4=Ú$°P#Ž"Í'ƒ*#ÎMñc#Zï#çÁRF6(qëJ·&lt;¿òBçÜF-†Ä‹±#·n‘.^"Á[Žc"a</text:p>
      <text:p text:style-name="P1">€ŸWÎ#ü#›ÙÍj¾f…ûœùÐ‘nøM½¨–¢=(zYG</text:p>
      <text:p text:style-name="P1">zxæ#M´mäbß’Íe<text:tab/>÷[×#—öjç`# ñ´Üµµv2?»^é¼MB€*a_¿ÏÀmÍH½¨Ê­ÆÌh(“##Û#Z.õÝ§Åk<text:line-break/>bñ¥#ÍKü|©¬]6U™� &lt;&amp;Ž¹–#�#$Õ##°$oÐŽù&amp;HÇíÛ.âÊlÑ¥Õ¥·%6°&amp;ì„Œg}¾Ø#ˆÃ§ÂâÑTŸØ6$º?#÷kŠ+#ænôØ÷»ÆÙ#k#×jhp+!¨5Ù%‡ÄÔïÝ#böš¦�ð?ÊÈ‹'øÙêô{#ÃDf&lt;#ê‰óëwiþ›##r`_t#y#‰‹áÜeó#©SQ5È@Z_ñ&gt;*##ÊLÂê,</text:p>
      <text:p text:style-name="P1">Ûß»ðnöÞ,°·’å]T‚Ž�Úg#dð#ÔXÀ�Û€/¦Ñ®H-Crc#Ö#gæƒÐI™5Ml#°#Ü¡#7#Ó«»íØ)%#½t}ÿ$&amp;¨äé#›#ºvêG##s’×Š(Ò#oLb*·ù:ùC£ØB¸›ò°�Q8Î¡èÅ#÷ó..rÃ#x#„©”÷WŽJq]ùï#\ï¼4Ò\�;)1sÄO¯zá7¥|qÏ«‡«€c«"3á-V#yY#*‹l‘ÕpŸ</text:p>
      <text:p text:style-name="P1">•çKF&gt;rP5ÁHDÞ#¤þšIÕóýÝ¢,</text:p>
      <text:p text:style-name="P1">±§îé'õeèpí‡F##ÌY«¥¹õ„-èF©Åf,¨+WBDúÅC¯©.›4sõ#E#ÁÛù÷\z£Q€#:##Ä{éðî#û½�ÀÕ�{b¨&gt;Å<text:tab/>'1�”å#½#ÄNUÕKT¹x“6'ÍN’¸½ô8-*Ð3#µž¢¸©èÊ}Ày²#š¥ƒÃi»*z#AZšMF~Uj#mO€vC\5]É¾� ÉÕ¶Z#|ßñ�nê+#ðÁ9%`ï×ô|g?Þ#³##lL‰&gt;ŸobÚ�#Xd9}qëÙ7 µG•|Z#ƒ—3#˜œNä€³³†¹T<text:line-break/>­ÒUo†êZÅQ¿¿®àß]°##ÿ?½\¶tÏä¼qòÜí&lt;SÞ±hO‹”m�*rÝÕ#ÔP##»_<text:tab/>së©Ê!žœýL+4¥#Z©ä†F0TÃÛ¤ókËƒnl#–"ÁQ¦<text:line-break/>Ïù##ºQ¢_¹ba¸÷²#aÛC„(žg0/”Æ#¹þ·¹Ü°É¦ÇÇ=D’O%“›~ªã'#/°J{f#Q’ °Bñô«)Ø#(�###à*#Ð{®¬˜ä®8</text:p>
      <text:p text:style-name="P1">}%g€Íáìmâ#—{Á…#!ö1�&lt;Ø1µ˜s##'ñä‰ºÔ=/z0B‘hÝ3‰K`­#þq£Íô½xGÐÕU#¨#&lt;ì«PþþÿwÅìÊDÚ�&amp;[J[#ZeÚ#«</text:p>
      <text:p text:style-name="P1">°Ð§ûCõütÞ”Z”ðð÷#wg´röUÙï¨³</text:p>
      <text:p text:style-name="P1">#‰&gt;?»F†.ðLP¯�9;ô’çÅ@¹º0ò<text:tab/>”ípòÏä�#‡#"´ko###Ê«áÝ‘áb###GiAVÞ‹Î¥Ì’<text:line-break/>|ö##Ç‡,Ä?-²ö7YÕOj^Nª5˜Mó‹H­h#}õÈú)ý›#£E×þ1<text:tab/>u#—#Œ†ˆÑ&amp;È±–;¶£(îLƒ|yÅÝ’7G`k@k|6î#H�#Þ/h#?žòü#Ä#:Í##Q±-�#!™Á#Äû—–ðÔËèè#)•ûø‚6Š[›_ö‘(g(‘Þèi^n#GYw,OíÌ##��_ÓT3Ê&gt;¨Î#b”'ô×l‚DkÇR’í¸˜Õ8ùÁäã‘×#ü ÆüŠk#O/b{Íí#²Ç6¬Î—d#[H‡ˆèáÔ®dm¯*h^{^ë¢[Î~E#.#1##Ò¬ju›-§ã±:e#Nz´€=¬HóÓ³##­_«fÁ–Ž(&gt;</text:p>
      <text:p text:style-name="P1">à�¬ˆë˜dt©˜F#^h¬�ä,_•=ÉaaÓC4#÷;ÚÝ³ß4È˜ª¨hn)#«;&lt;#B³Ýž3Ïa&amp;¶#²äÃÅL5]Ð‰*àépÍara#¡Ý8íWœ#¿�#¬Áïõªåœ#€É4U®(ÿB~©#‚Öó:ì#„×½8"PË67“ûàÀQ°áDÄló›#ãpjMQ2Œ‡8‘�#MB#ì$]ÂÅ#ÉOp×#çõæ#Â�µ©QÞƒÃ{Ê·wœz0Á¥ôÀšãC##Û^B#![…våé•JY×)ÑZ‡ŒƒŠ�ê0#d#‡�ÑÐE1;~á#@]�“#'û›œßÜ#bîEn�w†ÄIh[##Ð^²Ý[#¬?s³‡S±»—’|NN´:ý{ô“±#™|“|´ª`šá©{ºµ%ˆG@‹}‰š]ƒ@tN´r�¸Ãág\±Pz(1„´BÅÔÐ<text:line-break/>YgQ</text:p>
      <text:p text:style-name="P1">°#e¯ÿ##ÙÂ1&amp;nß]‡æ</text:p>
      <text:p text:style-name="P1">«F<text:tab/>Í+J«2Û#?°œö<text:line-break/>"í#Q“,¶¢°—#`S#n¹B|»{¼|(ª@ö‡Vo¡Ù½�u¥Æ½GÚÆãPœ#[1éŽ†¿bp;3T…º).°/#ùi±Çÿj#�rèÇñòã÷ÿ|¬¤×ÇKIhi##™#™M‡�oˆ�]Ñ±<text:line-break/>c0&gt;ànøo4ø©Šk#ÿ1ox±@ê2ÃÒ¬üò)iý´;új¶X,K¹Cþþû#üÊ¾£œ$WxÍ#­M°##Ú®hx5ø¢#Ó#3Š€6#&gt;ÉqÎ9#^Z#�</text:p>
      <text:p text:style-name="P1">.Íì+</text:p>
      <text:p text:style-name="P1">c¼ZðÎØ õP—Íý™%¥J¥uQƒº#y#ÏXÅ# ìsÒìü£##Æv’èWÌE]ÁEñ[x±Î#›~Àp‘—ñG¹###“O#Ö®š“aÃ®Í#ãÕNÁ�X�^î#ë{:#\a™¶‘Ú#�Ì}ÇÆù)³Èç¸¹#°RÀÿ+m#X=˜Ï™Sž</text:p>
      <text:p text:style-name="P1">æ!ö[#¸Û¹EõÕ®$ºÍç#<text:line-break/>bû˜jó ã'®ó‚ïÈ¶#÷Š#½ÝÉ˜‹™o9ò{C¶�é#,óÉµºß!#Ê%T#åÄ`ßtžÁý#…ŠéDø]È,%šQîLÚD�”S`ÒØ]ô!‡A#</text:p>
      <text:p text:style-name="P1">“�Tõ‡Ø1U¼]g-}ïÚp±#ßˆ2ŸÏåò#Tï&gt;|¤#‘èì­#¿´•#†ËÏ©†ë”`Þ¿âž¢B3#-”D­¼IúKšì›53œ„¦#øµ#ñ</text:p>
      <text:p text:style-name="P1">˜’8</text:p>
      <text:p text:style-name="P1">³t#¿b�#ŽÄõ¡„ÇŒGvÔ[káÂ™¹íè##œuF?$ü)þ‘cÿcó<text:line-break/>o^S”=58»£&amp;Írw«qª#BÔBßÏ�</text:p>
      <text:p text:style-name="P1">]MÅòM‚.T9dÕN8öÄX‘Ÿþ’`Jû¢<text:tab/>Sí#¸bœÌ#”÷ö#k]‰/�‹#þB"å-S¦ŒËÄÒÜÓ1½¼#U#i¿�€z.L¹-bwº!#5‡ÕÎ#~</text:p>
      <text:p text:style-name="P1">¦è#^ãL³\±Õ�¢˜0PÿBßÝ###fŒd;§ƒ</text:p>
      <text:p text:style-name="P1">Õßê¾û“Wùˆß#}^]nüä¥ž¦ýÝˆð[ó@±Õ¼ñ#^�è�Âè«L#Ñ{Üù#æ#;8”ü'`´_#A9áHE¸#¨º™ÎÂÙw#\@ŽB{;ØÙ+ûý###KL¶#ØÛáy+•QBÉˆç÷#†¾#¥?ŽÐ<text:tab/>&amp;hzn$ #ñS#%ÓaC#:¹`õÊÂ§ÔìýÎ›¬v#ÿ#k4�#²‚,šá£á©?@Y-Â£œª/ÎÀ#äDH“¸K M~4Dàó†ry`&amp;ÄÇËŠ¢¢O#è¼Ê#6†$¯­:y`#}Õ 18—eÀ#67‡ÚfK÷ôjX#Ž„,-#ÎÕÿ##Ô#L˜h@9ÝŽd9º0Iÿ&lt;a&lt;Óá­ùEÄØŽÒV#‘s#¥C#Ðª“#Õ¡Ü4</text:p>
      <text:p text:style-name="P1">7v#ç#¯#^OVÆñ½&amp;Ûn÷t#q¹…èwÿ#ã@ùð</text:p>
      <text:p text:style-name="P1">ñÖÌ#)–éFaB#MÑÔ#SLy#eì®##î¹môö¹Ú</text:p>
      <text:p text:style-name="P1">0‹ËÏ:%#%æÆ^¼‚òÅoã¸µÿv#­ã6ÿ8ìÝ#fž*JAJBááfÈ‰Dê×„…#9“ÞE^Že63Ú�#æ¡Â‘™œzqU&amp;‡hä#"s¿#¦ì0<text:line-break/>M.ˆz#Åæ¨&lt;?Ä…#¶–s`gRïÚÊ�¶#&amp;ÆKÔ·ÔËa�UäÐ¶j#<text:tab/>#!#°Jsµ�øyÝãT†¬ ¥#ìÐWd�[™“#·</text:p>
      <text:p text:style-name="P1">Xd#â–ì#õä#</text:p>
      <text:p text:style-name="P1">#(ôÍ6R§ê)‚-þ�óVC‡#{¶h&gt;Ÿ#fÑË}/å¹#ÍÀçú&amp;ÀjW·ÆeäDÛ<text:tab/>�†ŸŸCf)çòŸã›ÿ:#î$­Ê#–Ä™#=¬#îy•#{QÞÛê3#gÃ‘…<text:line-break/>`²$ý9Ž#ófüGeTÇˆRú�~•€Gnñ`Þ* "gmA)ëÌ�üu¯�­¶ÐrAÔ¢RQ^íeÀ<text:line-break/>FXt&gt;“Ž2##ãX®#K¢AÙ¥I¡#_#¸ÍD(/�t…}Ó#ÂƒØZ#rz#ò±Pz×z;WÛh¬Œ‚Â˜æ³#ZB£·“Ù3@ÄHhS¤æXÏVN¬Çþñ¹÷=¤a…qŸªãV�´{ìØL²ïe×dßD€Ï¦ü|#eGê#Ÿ§&gt;m„)­<text:line-break/>"‰MUç‰ñ}j#"g›j­¡Í›àM.#Œ^‰##k†L AÈ##ËVj#-�‘oLh; Õ~nÓ•bï-#¸€ðàL_V¡Okbd?‹%G##ü}ÙµÝ#†Ì“€|5••�*#Ñ8`áŽÀˆg%Üˆµ5JZ#PÓP$“ŸîÂ$Íãˆ·ÓP�æ§é#{uë‹6·èPsÌ/9µ5”3¨Ó¿x°#Œ#Ç�CõÈ##Ó7'é##Më—¤e°aaA#ð#<text:line-break/>#�™á#¦9#\øÄ#@¸ËgâÙ0ÐLl&lt;LËúg R­Œœ#<text:line-break/>T#</text:p>
      <text:p text:style-name="P1">#<text:line-break/>êÕ£¿„s‹ÑÄ(¶!.]åNÀ,‡°e·b¾#h{7ØE#iÏ›9#Y#C<text:tab/>ËvJ#°Œ#Ö%˜›±ìÖ³K¾5}hÍ}íÉé#SHß¿8ÜaQXCª<text:line-break/>¸+M¥´ÂØ84#“ÅÅùÔ‡<text:tab/>Úvñæ</text:p>
      <text:p text:style-name="P1">½Î¤\ßê7²BÌ„ÇaZo#Îò_é¤Ò.�³0#g2Ý±Þ</text:p>
      <text:p text:style-name="P1">#¼#U…&gt;´c¤vÏžÄ­j\#$Ï¨õ#Œka6##pMD¶#J‚</text:p>
      <text:p text:style-name="P1">,¹±h®¨—#å2ï•#s‚?�âY'1 ¶Þ##b€¨0u!ä÷##^õØZ!#ó)ƒ#„Òø,F¿<text:tab/>¨j¦�­y—¢l-‡°ôŒ„£d`Ø‡<text:tab/>#‘÷›J<text:line-break/>ñ#ã#U#ë#ú#‰µ°—½‚�PÊ7ËÑžws8®##4ð<text:tab/>LÏÔ®Õ•�Q5Ê#Îv“ûD.wJ\IõS [¢ê±¼Þ†^�</text:p>
      <text:p text:style-name="P1">ö¦#¶rÒ�Áô#~x–½CÙtY‘#�ÜÉ ìËç¢˜‹Ô›uW¹i—æ</text:p>
      <text:p text:style-name="P1">#C´V7–µ#¢tÇ”„ï!,ÐLf9\{:ÔD½Ä›Oƒ¨è˜;_Ó³¨(š‘}åH@Ä�ëªw&lt;�ß¢Ox1ÝeP(©(Ÿ#6#*I#]cBG)¥Ië Ø£à#ûèëp•Æ‘ÚÒs#rbÑ=#Ïr¢Iøÿ/DZ�»W#�G¶%øP#1ÉZ&lt;÷µ6#@Ú‰‚ïú@.c+�ºš|@j‘ÎGW¶‰"Ê#ï##fÃb#ž#Ñ8‡Ród#:Ó%c5Ï_S‘`{®â</text:p>
      <text:p text:style-name="P1"><text:line-break/>µ #&amp;#ÉšPÕìSÄ.7 ²è¥Õ»¼‡#´zJTþ0ÎË#¼'<text:line-break/>´¶K§8ÖòÅ[Äz#ƒA##ŽÇ‚&gt;¯Sî‘Ð/#×Î6#øßªî‚w“c´ÛB&gt;ÉM[\!&amp;·è¨#:ÒY¡ÞÐ;šš‰oÝï$èåìÁ<text:line-break/>%NÑ</text:p>
      <text:p text:style-name="P1">÷#Ë¬rŠp©R ö8*Ì‡É·˜F#C­Ý{"#\¥ÐAª#Â²yu™#ÿIaì²­#‰3Pþøì^~ö�.ß!ëÌ#<text:line-break/>#<text:line-break/>@õ¿ýN®ïþé„r´ê‚7ç€#Àpý##Šøá#Ó:¥K#Íï#Vçè\¤@U#,I·û#^Dhx,"##+@†xy©„ #2#‚u¯#—Ø</text:p>
      <text:p text:style-name="P1">i ³´•gY½åE’»qL]gêÌ-…tñð½‡#S]òKçI=í{Zf#øúò_8#¾ý#àÊµgö²:×©v-„4y€AÅuÉ}SÑñ_Œ”v0”Ê#¢ô=Ú÷sËñž¿##5‡6Žç&lt;Í&gt;¹y<text:line-break/>=ÅQí#2(À©u•r|~Mv»Ò©s#©ÿ|²D¿´þ0ã†™‡LÒ3—5�"Âá�¡É#ÉÜì`"ð®Ø®ð2Ì´#ø‰)#t#vî#à#ÙHòÁLÆÛb½p´#kRØ=6ÅqDðÿ#&gt;Œ;ÍJ#1Š�#^aV¤¥iz#ÑÆ¶1i[£±ŠžHéÐZ#é”¬5¦M¥!äKý#ÈÆ¯Ò?Û"Fî¤</text:p>
      <text:p text:style-name="P1">ÿ#É�#Ã¨þ&amp;<text:tab/>�##fò¢Q#ÏóI;0'÷EXÚœº#±ŠÙ›ë©]%#±³„EU#?O…!#�3|ðl�#œ-Ô8‘#„öw±±ãÂ»#ø¤5Ï1Ïèþ#ÄTÓÿb*E³(#¢GãWž¦…#5o/¯-ÅüÜ?±ŠÒN÷"Òï2éçQ§|!ùa ðm(#B4K_›9yb®#ëd€#[„ùT¿&gt;<text:tab/>"&gt;¨ä #Š+Ï#Pê›¬î2Î#�®ö#g›Æ(þ@Ý®�#ÔOÐ÷äçgg¸3@Ûô#iC</text:p>
      <text:p text:style-name="P1">èHôÈK–#Ê]wìû#sýM#Ò­H#´GÞw#|±÷BE#:™Ü#–4ÂçA¯AüL%å##Êº´¨³V—.³O#lM¦ê1hgIÊÜÌœúGÄãß#S!#‘ÔžbÍñ´®›";¦on{b%˜Ì#Õ”ß(“À¨h�øªr•Ó˜U/ÉÆ@ÉDÕ¿Oãõ`�Q#›Ž#0#HW—¸Ëió™m¨¬&gt;ì4þH##�ë;Œ<text:line-break/>1z#å<text:tab/>„&gt;È¬clNI`#·‡—ößsß#C$•ª“úy¶´øŠ¢$Îb¯EÚá­ö@¤ZK�~3¦'Nþ"4<text:line-break/>g]h#æ]:oˆù‹¯#}N©,Ð¶çÈ!ñöw¼#5Tµ¾{{½°m#U9|È8~¹öFTÏv¥Œÿ###íÊÈR¹�#$Ù0¢P¶Å1ÄP„#;™¨###xñ%”Ù</text:p>
      <text:p text:style-name="P1">uêÆeH ,gÓ#&lt;qªþ#K|OÙøôÕõ-C*àî¤ø(Nª#OQ‘z#7!†N×‡³R{a=FŠ\yH<text:line-break/>£3 dwÖ,h †y'0#zrs#(²Ž#2~©œžP^ª¯ß#‡ñ§·&amp;J‹¿#É@êlúéw*©¸_Ó#"Œ-ûy¦äx‚‹dZ?/C�/’&lt;VÒä#î@Œ¦;#Ì¢�#x#K#°Ù¿_e�Ð##îT#øuLbžkx#«dÖr»ÓÑ#My#Æ#‡#´pËA#Ü#</text:p>
      <text:p text:style-name="P1">ÐÚ###4Ö¤Áh¸‚]#²™§#ÿaâ—KŽ’#ópÆá0È–f#½øýõE=×“»Ë\æ’w:+—(‹cýþõ&amp;#ƒ#Kf�##ZZáÑ4°tû¼øõ—##K†�¯@°#ã©úÄ|`Á¡¼ÿ€zÁïÉ‚#fÞ¥#:Í###¢#öºÁŽÀòÀ³ƒÎd,4)ûä†°�+#�2²#ð) ¹`&lt;pÂ-®ê#�x¦8VçÞ¿`Èé#Ð˜×ørÈ(C‡OÄ5ø(iZ#ú€vH÷#</text:p>
      <text:p text:style-name="P1">Lì®ès¹(<text:line-break/>½à~#Š×\€&lt;†#L°#]Šn¦#µDèþU#M²½ûÌDó#o#me@ 4�'#|·#­t�1vÌ¤ú¯!#ïÎî¡# [�·<text:tab/>‹Ë2ÌÓ<text:tab/>##��àr}çkÓ×¦é#±Þî5?,oÝ1ª¼Rƒh‹žŒ‹#_—E"ûÊ6ú&gt;‚Ð###¬”Ï#D’•¬&amp;=‚A]RØ�'4#4˜5‹#é�6�–—»’Èi©B�1x<text:tab/>–þÍ»v–ŸÖP÷ª#Ï¸}…ú›#£ÏØ“Ãš„Âx‘Œðy#Äf?<text:tab/>ÊÝ.!##·#¾7À)g#èQ#Ú4F##ËV­Që</text:p>
      <text:p text:style-name="P1">rË2#™&lt;Ð¨emà#)[£ù#óÃ|"R«�œ##u®13#d}Py±º&amp;‚£´#ÿ&lt;©u</text:p>
      <text:p text:style-name="P1">#Ph,‡˜u<text:tab/>mÜn÷‚Õ\âæ-Ó[#WÌÐ©Â##Ëd´^;É#Wu#ógêK&gt;evŸ€\û´eƒ_ó+†;ÕÃ#:[RäÛZ¦å%#`ö Nì˜n`ãšh­UüØÚÆ»tßÔn:x6·ò#}B:×#Q¾Šk#\Éé©##³4B#w#k©##â­=#'ªdRËòó#–&lt;xêàF¥#U#º‡Ee­”íŠˆs)—ÚmÞzè— D#ÇÜo3#á‚ $úÏ*¾<text:line-break/>é##Ç8=zÛ#?ð±µòË¯$YÎ</text:p>
      <text:p text:style-name="P1">1Å#ô¬á#L£'#TOQ$"D9¡ý&gt;BµÀ#Eçƒ²ÓÒ$#nÀ»¤Ê’9#Î•Ú°ÏP£W#&amp;[</text:p>
      <text:p text:style-name="P1">˜1Úlmã#-#©Pö <text:s/>ßž_™ŒˆZ5ïSI˜ž#Â¯#óBÝ”FáÚ˜A�œ#ÙðóZÿv-¥°ø–ÚŠ1t#Â^- @@PÄ~�Y9ŸfÁ;«éó&lt;$„Ÿ§ÌÝ#ô‘Êw<text:line-break/>#¡ýÑæÒ‚,zN#«@Ð##ñ2ÄÆÖ#Ö#ý8ÓÀðé#œûa#*#Éí}œÎ‡‡#àqsDÄT?©ÍTlºi#æ#›:N9ÀàhÐ@Uè¬™ÔØ³i1m°/#„#…#fÁåævßñ«±¨~Ù#ck!#¦é¥p�Â70’]²#TÅ]ºÉ`L�Ó#®#Ê::ªÚöF²º&amp;ãE£¼eÍåE¼çäˆ_fÚãÑ*˜v#GÎbƒ±#”#Vô#%t#�µŽ=½#öiú�_s#Þ##äÿ)µÐpâDC­ªÔoàºA„Âþ…rPs#ñÛlÆÖ"—#€†a±ñšf#ôàã#óµ# #hÂ#[¸<text:tab/>#×)&lt;bˆÒå#r‰P‰È##œ$.Á•ØÃ þ—-#ó^¦~#&gt;#ÒF #tïYêm‹h|ö¯Z¹bÙÜÁãÚ+ÏHBƒ#Ïîo¶Q‡[hÝÊ¦¡QÕEW�#<text:tab/>F#¤c#ôŽ€·ŸÒe}$#ò½�ª#Ú‰G½Që…æŸ$#q,#Íø#yE5vç¬úª3¤�qýõè¿#a# ¿]#</text:p>
      <text:p text:style-name="P1">#±Ö¥y’xØ"X/í\%’Â#1Ä·¥ÁHÝŸš¾_°7#@s!— ‹</text:p>
      <text:p text:style-name="P1">ƒ@.Œ#tw##/Ku½#÷‰#â5#¸åûU&lt;#3¡ �,–ªt”l_Y'BJ›³=K8åÚ”ÿe{]´óÌ»VÿZ¹#åå…#ÏÌçrÍÃ|Ô†‚#‰ŽçÔ&lt;H#Qu2™V[Î?L(ëöïHW#±</text:p>
      <text:p text:style-name="P1">enˆ<text:tab/>##O#à­#ÚŒÙ&lt;Vä�vß¯º#•</text:p>
      <text:p text:style-name="P1">üMv<text:tab/>]óÑÿ#Fžú‚ê&amp;®|BJº#¹`Oóüwàa##L</text:p>
      <text:p text:style-name="P1">aö#ÔØÓ,%Ø¾^�_Ù:ƒ�™ÙÇâÁ]ènš</text:p>
      <text:p text:style-name="P1">¥ãk#÷'$½ã÷'þµ´�½‹RÍg£æª!*#k#  ’Š&gt;›^ì1ï;¸ÀÔ7-ídL^ìå»a4]##l‘~”Ÿ—lé"ÃJÍjŽDÊ–#¿#Žæ‹2Ä#v±mƒ°~’#±¿;#æè#yTÐG™y¡O+æ#ËssË;»#Ü7#ÐábAùÈÿ.bîS@«&lt;ð#õÕ}9Oþ�§÷dùÖ}Í“Š#a#±##@ñ¯\/ZÌÆs,«\#r#6#ƒ�™#Œr#¡##�žþÂæ#f—PÃÝ/ÜµQáÿKÖBjÃâ#Í#ÆUŸ§Ù—Î4‡ŽRµ0Èå‚<text:tab/>‹K¢Ï¢AÏú¸#h$ÌCÓ”Q{4MµØd3™#=ËxÙàm®áju�ï#¬#éö#s#�}(`#ö§Ò"#ÐÐI&amp;Üµè¨ý1�)#©M˜¦ ·#©0séÁðÀD#ÒõÖ±–Câ‘¶36w</text:p>
      <text:p text:style-name="P1">÷Úô#ó{�VÓG‰âÂœÛ#]b=üÑ´áN#-^¤±&lt;Îã’^"©8#ŽªÍ©“G˜?,}ª¥|<text:line-break/>”#Ó¥ÀìñF‹sKâÃkUÏ/ú0‚à¡;œ#Ù#Á#ÏuiÑW0öTš²íY2yýë‰žú’K&lt;7#à#^©¬±6³øíï#B¡ØTSn#‡¼¹2:#z¼<text:line-break/>¿Á#Ä)v+Cþuxà°é²ófÚÙ#7ùî6G$Ÿ•v#ÿ#ÃÿU#1"zZàQw¹•ƒH½d‘0†8hûó#±Ë3}¼ÞŒ4e#ž##e;–úžM#Ú</text:p>
      <text:p text:style-name="P1">"4ÊâûÊõ#;¨€h#»D·rEÑ'ê‚#Šë¬(Uƒq²*Ì£Ù•™#…éY9t÷7‘YÇIýD#ºÝcqÞ)7ƒfwo#p�#5##‚í¶KEaKQ</text:p>
      <text:p text:style-name="P1">€[ývL##Ío<text:line-break/>Œ|ÝÌT¡£—&lt;³@ÂLñ#á<text:tab/>3Ÿ)�.»Žf#"ómÂþ##å‡ê$;|IîÊÐ#‹fY&gt;ã–</text:p>
      <text:p text:style-name="P1">?Õx8€&amp;Ì€�à¡ŸÐ?<text:tab/>Ð÷gæÛå+üF'BêŠ´¨µ##´hÝ#Ãv°</text:p>
      <text:p text:style-name="P1">#w]‚n#Á¨Èhï–ÅÐ‡v'fãêP ¿^·›Ó&amp;hª#‚ÐX#Ó#u—G#kÛëðŽ¼�#</text:p>
      <text:p text:style-name="P1">2#œã#×ýäkãŠ#uî?°#EçŸÑrS(U¨GÊÞr”Ë§;¯ü¥ôï#¤*aç]†ýit$Š#‚3ö¨ô›Œ#d…“?2#UÜÙ1.ÞÀn·#2º™¹È#N#�ªÃFãúÄWÄ@#¥µÆòLB—ÏÜ¡#�sº(#uAÀ#¸ŸÄé¬T##½YÆ\®¨È�jFss3!›ù‹¢K+Ä½-¦±?Ø&gt;r®›ô#6z›hq#4</text:p>
      <text:p text:style-name="P1">3­�]÷1</text:p>
      <text:p text:style-name="P1">A^å©‚#˜2[F*#‘å½ÎÂ¥zç&lt;©#YªôYVY–ULŸDu~"Ç!&amp;IÈóÉ¶#Šâÿ##K&amp;B_ù/Yu#è7#ý¯]§“###»Â</text:p>
      <text:p text:style-name="P1">#<text:tab/></text:p>
      <text:p text:style-name="P1">Œ˜<text:tab/>2##¨ÈÇïåõºUo–Ö#ÿ:œ«*#<text:line-break/>·?,#ºÔ• À#='€hmA•Ü#¸mÅ³#_o¹Ê‘®¢##ê‰Íâ#“•#ù,oAqã!Ÿ)ÂÜ´Ð,ê­âDÔ\yL<text:line-break/>##J#lVŒŽ#¢Y°�ÿlQÊ#Öè.#H½ˆÎÅþˆ|s‡bÜ</text:p>
      <text:p text:style-name="P1">¶ÔÊ;ù</text:p>
      <text:p text:style-name="P1">L=QàŸ#Núï¤%ûÁŠßz#aí-zßvx^Î#Úù&lt;*è^reGgM#¨©ÔªÚVOfëGsŽ{Ïj£œýž8}ÅÎ“…o0´#d#ë8ëie-€3#¤#Fó5äã@/š÷ð˜#çQ‡Œ~U³¤'#_x}Š–ÕWc!Ø]é<text:tab/>Ô#‡#uT#æ€µ§ÐÇt°#‘@1’ƒ&lt;Wp�x˜‘¯Yš‡ýKµ#IWÁ¤†.#¸&gt;#âWÜqy_vþ�Å#U$»Ò¦ZXo7ÒfÅà‚¦×ðö›#=V›q/�œ¤š®##</text:p>
      <text:p text:style-name="P1">¯Æó~�#ø²Ÿ#o³ãÅd%##OŸtT–&amp;ÇJ#C¹|¿=´”½P#Mó�/»µXUÍ¦#æ'jáÿ1#&amp;ÕO¿eBÌ²s$´vÿ#Wå ìˆ²Œ#€5</text:p>
      <text:p text:style-name="P1">&gt;²%ö#Y˜ƒÒ&lt;ã#KÝtÓ#HÐC‰G•S=�Ò#g#ì�öä!­Å8%ÄŽ“ð7æ´)¡ö�t½âˆäOã#“ôØ§</text:p>
      <text:p text:style-name="P1">Ý.«É®Ë#¾úCŸ#àéÝc7U˜ÅÊnF„#øã#£ÒB°-—#á%gXÙ#ã”„€òTÚ)</text:p>
      <text:p text:style-name="P1">ðØ9_ÒP~Ù¦±qfôî.#yÀoî”#¦u–#Uã}2ý×’ÿeïÃ-½÷mÀd�êfõ¸#fÿ`5zµæ##ô’ê«x#:×#K#X�œ‡çÒ#qôgòª\#Ð¹Œ#ówµƒ¯åéÉ#|S7‚#@„\`-§F#T¡j6€?²ÿM°#D#ÀÁR5ŠË¢‡#<text:tab/>&gt;±H#¨Å#¤V”=ˆ#mš0#çñJ¹ü�#­#fÇX##E‡|ÚŸÛOgž#‹ o¾|™²êÞ¥üüžÄ C°˜Ån9b#}Ï"ð¬°šh¹m5—¸#®�#œ€ª^”Á�I’%#*|Lâ…Wâo%•Âø‰æÍÕ“»}ˆ�¿ó'æÆ#ØF¦×ªnš#Û</text:p>
      <text:p text:style-name="P1">€nÞY÷##|Ôi!�Uçæa"¶`#?jãè#�ÇÙsþ####-<text:line-break/>ì°ÈŒCÑ²#³*ƒÄ#è#×ý_(N#$Üº ‚í¸#“©*o</text:p>
      <text:p text:style-name="P1">¦z¸~0#²##ž»f{qp#„}¼×„³#ó™#ú£*éÍEÌEH%(ÿ</text:p>
      <text:p text:style-name="P1">BBåý7Ò›ÕH†yVÌH®¶¼,§;¯#Í3×ŽöƒA5åQ©›vJ�É×¤#&lt;ƒÙ&gt;€Ç#l’&gt;*b,|:ð~ÈÛâ"òÛr#Y†]Ò#ü?#;Œ¿ŸÃ3#z¬¦2j<text:line-break/>Ò \&gt;˜·uJ©¨É³¶G�E®t<text:tab/>ry‡s#ä+##^"å†‘�ð7#ÏBFŽëÖ�òÒ%Ù™£/�L (ò&gt;‘wÛô#Óú¨ÁH#Ù~§ú=Ü\r»Ðá”áÇú#ŒÓÊ<text:tab/>Â©ÖG›iù‚D¨u'ƒ¯|Q#'‘íX’¸Yà²ÞŽFyÙV#–÷˜ÑÑÅ}j}ÑÚèj#•Þš"’º(:</text:p>
      <text:p text:style-name="P1">æ™£`#Ÿ`ao&lt;F.]¬~l[IÉ:F­@‘##ÖA#eNÕÊlpHÒz~ªz#¦t¿ûB–#¨#vñþË#ªT#¶î‚#Ûªx¢ÜµT¬D~h]æjô¥„Ï#ÓÉ"ˆpÕ£›#öÚéšk§�ù¢c›à×œ#Ì£6¦4ÐHž®5½ôY“#Å%‡Äï5_äB¯­Ë#UÿO_ë†òN�CHèŽÛð·1O5Œš#6Ôo};#„t�<text:tab/>ë</text:p>
      <text:p text:style-name="P1">j;##D4jgÉ³ÖMò##ÛÂ‘#·É###6#x¤âZ¨WCãSQ‡†«6Á#·CLî#–á@Ì!“øæ(tÆã¢“<text:tab/>z‡£nÇÀ$#ÂXÏmÖ¦ª¦8±w£š×3;ÿ#X*Åv#Tp}¾KÁ;89½-+r&amp;‡Üy„’N…º�JÉ‘íc#.(„È*Aß0û#þPÿz«J¨öôfõ€ãŸ#­•Xm*-ŽŒñ‚†h`¬–p#\M6¡fVr¸ð2¯ó</text:p>
      <text:p text:style-name="P1">#³TlÈc#”¤@¡8ïØ#?›#JÞ#^0P(»s&lt;MÔ¬</text:p>
      <text:p text:style-name="P1">#™Íaá­=&amp;2SœJ¶k0Úvü€lBÎïˆ‰Þ¤·0#c4lül<text:line-break/>EEãÞkDÉÎi¢^×÷B¢h¼�¹°™#</text:p>
      <text:p text:style-name="P1">KÏ#õè´ÿGäÐÞx&gt;È`#Ó]#ƒ#šn#Šíß#“Y<text:tab/>öÛúµI5#íS#¶Ž=òÿq*€ÿ#3W:¢n#°##ÆO#–#é¾‘%U¡FVLïòF™W#’z‹A]##¥syzÝÔâ“&amp;ŽV8µ6#uÿmÈ$&amp;Ahi¸?#ùÑ7ôð²</text:p>
      <text:p text:style-name="P1">áe¦í1Ý#ž_äÙÀàPÒü8#I#+Ç™±´¬Ðqô-~7"´�,m¼S¬Vb­#lÓ/¤%Ö##,Ÿ#f#9àLäA½#ìßˆZÉ…(?å<text:tab/>o###×v—ïtƒ° èí©#ŸýEo„]äC�åZMœ3Q“¼'Qu3X~dæ‚</text:p>
      <text:p text:style-name="P1">ÈE;&amp;Áz�Ú0±Ž½†2k0R##aÎÊÍêIø�ˆ�ÿ%¯_#(pÒïÞª–¾²z«ÿ:ö#¢Mu[#02ñ“–™ëº¯#]6íK#uÞDT¸ËªØ±F#<text:line-break/>PÅœdñ&amp;pªF ü¯2y»äëgÑFXíÊìýÑ%�¶#¾C#V^åhEÉ/#™»##%*#_Õ¦èÁ#RÕ\œP…&gt;(#Çò¥àøÒ##þ+°#yÔZA–öäñ¥Ð#á?Ëü^#8â#b1He#q#eñ#=�ÿWOÄ<text:tab/>#ö~-¡7Ó$!#)SÔC#ŽØxî…*{p#Ì^eb#ãõ®¾ü###v‡›ð¾!�^œâ&amp;#kÓ###ú_SãP#=g!0Øfˆ?wŸ”uVN#w¥™«ÍL#­S;##Èzl¸Úï^Ï½.ò"ü¤Ë#¼­º#‘)ZàU#´æ%Lz°¹äÃë&gt;‹#Ô#ŠMaœ##”#_^¶X‹Q�I™°î�‰?¿A#ea#‚#Ó¸#t</text:p>
      <text:p text:style-name="P1">­öÝ!¬%JÜSjŒ¶p;0’­`£ ¼Z3 [V##G"Âàñ[Ì6Ãùg�ð‹+|«g)èC:ª[E\ôé”IN€G&lt;é­8¥bàÖÞÍkÅ:�®ÑŠ#"P#2</text:p>
      <text:p text:style-name="P1">!”„î<text:tab/>§1<text:line-break/>_T¨Éû#*(¿ˆE¡ïˆ¥#4eÛ+ýNµ7#B:qÆñ,#ÈEz\æë7ÕÏèazúÞ¦Å�)^¿Ép‚ZW¶ð#ÒÐ###ô~¥%Å³ƒðJ(”ôK#=##ÿ‡ed‹4°‹Ó–’½m&amp;2#ÍœO›Û ²g˜H{uEzmã«ÙÃ##Œp</text:p>
      <text:p text:style-name="P1">?û¸v#Ïùô¾`Þµ#²#—Si¹#6#v �¬Ä§°}Á!Ú##/öõ<text:line-break/>õ+#™RºÄ#l@s™Ôà#X#O¢KT_#õ6$[@°¨¶Ày’m#Õß�w„*0Îú„{×»8#›ôðö\À)÷zT#ËšX#+Ìü ´#ËZ!w#ÞÐ#ƒ�ÀÜ�ÆÑg#³æmŽ½öÂ¡#‡xÝ##¬Ÿ&amp;Nž«„D¾î\ŠƒðQ¹ZQ¾ÞI#±±íŒÆ9Õ#¸"Ã&gt;*þö</text:p>
      <text:p text:style-name="P1">gû“ˆ4I/U\##�#ÂÍ/&lt;C‡H¶¸Äk°³0-?æn“#SB#‰Qk“Æ]åËä3‰êøÙ{å#ç8…#Y±�@ëé÷H…#ôJN9\Íž#S¥CÀ#=#)6ßXÃ8‡4/ƒÞ$ŠKÀßþî‹XYÜN|ª»ÿ`#T1ªƒ�ÈÛ</text:p>
      <text:p text:style-name="P1">F#ïÍ¼Ú'‰ª&gt;<text:line-break/>­4ñcP£��rOþ=¬Ä†#¢þgðñÃø6à§ŠÐ†%ÊÏ¨tJòø:#õ2&lt;m&gt;ÛÈ#ÈæèhŠÙH†E{¤</text:p>
      <text:p text:style-name="P1">„k(hàÊx´œE²mA'‰‹'I{kœkÎ`<text:line-break/>ã#</text:p>
      <text:p text:style-name="P1">*C†j%:1c•F�Žª­é~þÇWº˜QºúD9Ðuóü#€þ#»]7#÷ª”½x@D€7TyìO$×uŽ•Ê� £%<text:tab/>×žMÝâxÃ¸Â"ÆWÙ£+?¤2�#QÍ[Y¢ßÀ›tä&lt;‹#9„7öi�YwAÞð9F*Ì“%#’ò#²#8Öæ,e(#O—çR#e*-Ši2S¢Š…#=�#w�Då-y¹'~‚ÂÏ‡/Ÿ~Hä#Âeü+�ï+uLó;CÀò’†iâ„#ÙRä~ŒÃWpn##[Ð#—«9f¼Ë“C{1•#«N#XëS6êò˜fMê2#6Žš™uYÜºp‚Ž¿\›Dk+#"gƒ'#‚ÆÓ\{„6<text:line-break/>!8#¸#¥ÃÃìC<text:line-break/>#ˆUÖ?Væ</text:p>
      <text:p text:style-name="P1">)FA#÷ð»nË#žÑ#Þ5êß?~IÞ#ˆàººåíÍÙPTµ#Ð¨#ÏîÇ%:6{¤QmôŽÃ¥§ua&amp;Š ¹dpÔ’(7×î\ÖoG&amp;ÿ'¼¾|rhÒC¯×1J#~Êfq^æÚ�VÇk›òQ²£œ+5¢?,#à</text:p>
      <text:p text:style-name="P1">Vv¢##t%æÅc&lt;Ÿ`¯‹”½jkœ�=<text:tab/>3üðVr…¤F7™##LðôÕÙŒ3Kä*#Æ:…(ôîç¿…#h"o†¤p@CH</text:p>
      <text:p text:style-name="P1">i&gt;îØÔÔ¿a9‘�VÙe·V”öM÷\f£I£&lt;Z…¾&lt;šßƒ#z#.ñ�#Û½ª�¢&lt;(Ô#´·#™Ÿ#;æ½mx}‡/ð#ª0=Ô'ÂEÄ·'øü$ŒÎmç¸F¨&gt;"Å\êÆ#‘µq¬‡#‘I#�‘ZýÌ]Pt·g@ÌË²\&amp;#p¡Á#,¯RSš<text:tab/>×ˆiz#Ä–ê##³»ðZ<text:tab/>ê%\còe¶í#wù##®¤ûW*#ÃA&gt;#kÛfÙ�¬ýB(#,“#D©W¾ñêªq)oqøïwN‚H…† `oCú#K#Ÿ#°#–j®¶»ö¬Tx?ì#lØ-ŒÔ¬k7J#Æ[êñ/Û?#—1&amp;$÷½7+wà"Ÿo-Í=#°#&lt;�#ó•f—Î�“#yÆA3W9wÏ#j#}#…(–fä#ÀˆÀœÈ##Ü‰WüòŸÄ#gR#�×X‹:Qµ­d#—á#ŠVEKU~8á7pd##ØPùoø#ËRÌçÚw8Rœ¬#</text:p>
      <text:p text:style-name="P1">#�dÒ¿#ÝÕ”„µ</text:p>
      <text:p text:style-name="P1">ÌLø#š#ç¥¤ï¬ß±âÞ¾à¨³uýj{Nü¾X(¤&gt;J9«5«iŠí¼5</text:p>
      <text:p text:style-name="P1">@š:µÁ#ðá{Ì#e## §Ÿ³Q‹)„|Jü&amp;Yã‘TÇ2b©”Zà—gí<text:tab/>L»c—¶úw:UYX.i7Gzÿ|#o pzÐÒ3L¬#r†#ù�V5aÙ»á+°úòj#ÿtßa§.“ R$Ç#e¡²_(û¸ßè¿zoyR#/#!¤ðö°#O´êÒ ²ž$9è¢7û–gB,#&lt;Äþë…ÇßŽ¤H6ŽJa¿[šÅÅ¯#æ4Û»ùPª&amp;'a¤#£1\Îéº&gt;Ûk%#jŽ±+òÛµ###´#þmZ_#Q#‡õ2#Dÿqk·œuŽå@T½ÖÍ¶¸åàQ€³#ÉŽÃr#VV#|ýíc%QÒ§R;g Í3)ùh-S3¢¶/ÌØ¸T8#5#Þì©Xo»î¾±¼õ~'±ïÐÑL#@£TÜ«³ë] ÚV.8�4#Ž½,#%#Ü¹ªÿxW#•`ž_ï#GÙÍ–z#Qwb-,åº{<text:tab/>!p¨ÂYE&amp;ÓwŽn®Ë�#˜ûaÖ]R•¨Øìˆ‹CCtñÚÀf°¬bÀ+¡@##Ì"­„ù#Û#«%/µÆ6î#Q““#µ#k}Œa¾Øøk”#`·ç–¹m#+\ yÁœ#+H#‚ò|#Z¡2°”ÆùÖ%#Ó›Ç?¾hºg#@P¾4‚^CÏ_¡ wd“#È„#w#5˜^Û<text:line-break/>N†*°¦U¼¬Þ'Ê��##œ$#á-NüýánOL¸–›ƒ#9##�é�{#&amp;#{/áï¦¿á18òl9šÌ]#Æ¸Tªðþ1ÕJö›¤geîÂÊè8=Ê—§#~¶oYÉƒý| KÈÀÉÙ#­¨l&amp;#�©X�N##;•¿+â2#ï#•Èë</text:p>
      <text:p text:style-name="P1">#ã3ž¼%¦no�p@7Õ™ìlK›¹6#Ó#33#×#ëA#vN±w#pÚÓGhS<text:line-break/>ða×�²EØ’B�oG†jmo¶</text:p>
      <text:p text:style-name="P1">#Jeø<text:line-break/>à&gt;‰</text:p>
      <text:p text:style-name="P1">„#k#ñ$@ÓÄ#H†œr;gl™0#öK###¸Ÿ©##ðaSÙâ+Ä¯&amp;Ï“r¥ß¾°Ù:Zm¢#¿¨ïp‹z#ü^0o˜ç¹áøÒ´¹(ðÔ<text:line-break/>™g4ñ³(ˆ#–#�ëèÑGÖ´�{BPC2Ä\7�#³’#ÎÞ‚G€ £i<text:line-break/>LjðòœÀÏˆ_¤7ŠÚS•�#É5##ö«w #ìFid–�´uê©¼x#sä“Š\ž{~¶t#²"Ë·)ö¤á¿�E}1#Þ7ÖÝèð‹•°,SÃ{`¤à@MXb‚4&amp;#Cçx;âIËÅÅ-x2##&lt;0Z[[vÃ¬t#ü</text:p>
      <text:p text:style-name="P1">X#’Rê0á£NoºK'ÿPZL„~›Ð-zØ¬SH÷#÷O×…T#öç’OG¤\#b<text:tab/>N¤ÞI}ôÆØL|cO7‡ñ /Â”#Ç6þ£“/�€+®©5}‚<text:line-break/>Æ’A##SýØhåý‚•™WÇ3–7#¹Ø†ûÑ¤ÀÃ§#®Oß«4—7c\ùÐÛ#aI(#ze¢éŠ¸E‡#?v¿£+”1#LhÅ�V#:ür</text:p>
      <text:p text:style-name="P1">„ôõÄUl*#]­ð¶—#PÏP‹&gt;K#1Â#ÐpTòâ�¨#3øG¤<text:tab/>-rû#</text:p>
      <text:p text:style-name="P1">ùX$fçy †ªÉ«oÈ˜Ä+#™#L<text:line-break/>Ÿ@%Ö3a�#À##&lt;‘Dä¡¥Û§µ&lt;±pŠ:#˜#Uæ#�¶ìñ�#3!zfi#’­Ô.ÊÄÕÏ#Pôï¢eÉ½½µƒ4õr×(Þ<text:line-break/>�õ#¶*Úv</text:p>
      <text:p text:style-name="P1">É%u‘Ü##¿&amp; (^WÓ#.c¯JëƒEv/Ç�#CrÑ_êšê#(¯ÌÑšy\ Ü#”#9,Úiž=5ö###ƒy0~Â#xº9##7y.##D£c ^#°\#</text:p>
      <text:p text:style-name="P1">#SÆ¶`#Øù½p"©Éìáû`##</text:p>
      <text:p text:style-name="P1">ë®ÑÚ²y8‡##ã”Qƒ©I•¨“¼#cƒ‚½#|k7üã·¤#=àÇ�~‚{##§^o2eÕ¾¡@##.´O3(“Á‡±H„°×~´#ªÜ#kJ½6#ÍoÅ=#Üá#Ub"Ò&amp;«�ånÿ#'¼Y#€÷íTM</text:p>
      <text:p text:style-name="P1">Çã“è#é�‡ø¿äæ“ãú-Jï4Ø�4Ñ‚[&amp;XÔmÐ{5ŠBš³ ï'‘™?º�ÆôrWIíÌ¸s¨#s3£:ºë#Ç×‚‡K#K3Ê##¸wdÿ</text:p>
      <text:p text:style-name="P1">’ï<text:line-break/>ìULÔ R3™À#4‚€¨ïR#Îý &gt;˜Só]X·Ê‰ž]A˜=6x3Æš&gt;‚ü#|#��—<text:line-break/>ˆÊÔWŒç¿Gg‘ ¤#w0Þc’«z¿t¹</text:p>
      <text:p text:style-name="P1">+ ¢dUJt#škÏ¸OÛÕžÈb#®Š/#î#(äN’'Û‹4/”˜y#B°_à&lt;tB™K™#ú.œlÇ»Ä#š##Mì°@;Ušˆ�D##ŸHdÙ€˜qXH�Ì#4©#8¦ÿ,lÓ#!#ìIï�</text:p>
      <text:p text:style-name="P1">§øã¬näè™-º£»‡S•u~…E'(Bí"ÙŽe#üìÚO¾)U’ÞEZ°ÑÎÌipËOF£¨#û;±#5/6¾PÁ&amp;Áy÷]½JZ©#«™^F*)�#ð†o¬jw###AIwhB˜#{¬ýw#,Å†4ÏtµgÚÈ€�×ý##ávYdú#Ô‘‡PA�T_f'Y®@|tŒö°à�P®÷lÉ™X´#Å;q[’ñYÆXö„¥%'#Íð:<text:tab/>GCû–</text:p>
      <text:p text:style-name="P1">�#OiÉ#F—ÌÇÕ›#¢ðÓ«È###ís…›ÛuG¾,G^ÞÓËþŸãQËR[ñœÕ$â<text:tab/>ømµóš¹$ƒdçÍäàªÂ¥³2Z+#±#%®hÈÎ,›Î…ƒ”Šª)„#;s‘8y%¯<text:tab/>àYÜÕÏ #»?÷·ò#¶³–yQ9¶ã#¦ºÈ³ý#´!¶³—½¬�#VI›ÒÙq‘?Ý0Ç‡§9êh#³Ö5Â#^|m‡Ù&amp;îìç·iny#‹:ý¬Ã^eçˆ-Ý»™Lî #ÕXöòK]m¼•øîbºB¬#}+‚#T—#À0·©óHâîn4š˜…œjT|.I›Z#ñh”èV#)�?.ý{—#˜žž£\=§à#Ð®éþ´È~?È­ÀK�$î#)Ù<text:tab/>¬D‡KµËÆØ-‡X‚¡·=Â_·#SJd¬É=N:{™)„A’#‡#PÇšÑ¬#‰Ê</text:p>
      <text:p text:style-name="P1"/>
      <text:p text:style-name="P1">_ŒÕÒ2Ï#8ŽBëˆ—T`ß#ð’×âlôuYPk{##ŒéJb##¥^.#†5cæÎ¦\X·#IòçvLHf/D›ì##`6c2Wµ»Â]îó½‡#…#å²½+0B€E-|Â ×#2`Tèíš#<text:line-break/>#Oì¶œÑ¡¢ÃŸ®#ŽJ7k<text:tab/>#Q;.Äëô6ÌÛ±ò#þ#Øó;Ù<text:line-break/>#õäÁQßt±Þ##èlÀùˆ—ÝôÒ$Áé£Ù’y/Ë½©ìE} #B#7~�é¯#h#P�Ëä·Lü#"#ß{ŠA¹Â=zuÃ·o?�ˆ",-Z_¯4’*”òø#ouøS#ôG†ó&gt;—ˆß%¹L#H##&gt;#H-&lt;<text:line-break/>&lt;yÓâóV¡îëfVv#œ†´¹#4¤ïÏï*#‰#OÒÜœ#ýÈ#á'#\Î†Û-Ê7JüKÊx¯6¸##l£Ö#“œË©£I#q{º;ñþíÃA0Âé“#Êbå:¯·f,OÏ¬#Ek«Õ‡1Ï‘ÕõúŸdöêZë©#dv</text:p>
      <text:p text:style-name="P1">Åís÷<text:line-break/>¹ÓÉ7~‡Û¼<text:tab/>p‹˜ÌóHLµ•µ]ƒl³Î#%A E­“èéÅ±#§é(u¢Z\ÙBŠwØR##Úú@à6·Xú4Gí3‰ƒ·YcÎ›»#Š‡ïûÔ5)$Ù#¨"£l_ª¨ùxX#Á#</text:p>
      <text:p text:style-name="P1">C[ Ù—»]ÛJÝ|ÚµÉµsÕ#n+##Ép#<text:line-break/>™¦:j#È0</text:p>
      <text:p text:style-name="P1">###£9#Ú=¿“�e'Ã)“Åòˆ?zòŠæ5�‰VkªàéJ¦9x¾­aòË}#3X#8ÉèÞ´#v¼b#1a«†#ŽN#âçUó)Ú}ï©*(ë#*ƒI�œuCžO^ÃPÈeÜ9à##Ù(Ý�¤¾'Q#)W�Ñ#L`#¦##—‡©#.ÂWA“E!uòo#“/sð÷QÍðpÊgõ á#ï&amp;#GaÕ#Y.’$í¨ñ˜ù£xmí¾7˜ª¸­0?Ý#1×œ»›#k)ûo`äå£f{</text:p>
      <text:p text:style-name="P1">Yt»#o„¦ö�ìpj<text:line-break/>©»i´t¥ë#¸”á¡#¾#“6¿åª?X#?r#b¸m*ù¨v3eFBƒ¸¯†!</text:p>
      <text:p text:style-name="P1"><text:tab/>Ì’é‡dFí¨#–X”<text:tab/>¼&amp;adrW²wÇÜé!\·O�lª¨%OVëv\úë—pæ:ù#j÷ø�ÕgØ¿†#]6»þùOÊÒ #“‰ç·c­•ZÇ1#UÅ¡$³6îh�Ãs±3LÀçúf¤6Ýy/À#•Óæ'“�£à²`X�ú.#¡#&gt;î„^#ëÖÒð‡®-sÇ#Í‰#Åð5\«È_"×</text:p>
      <text:p text:style-name="P1">Ì#˜ýËC¬#…SYŒjð»D€”U£›</text:p>
      <text:p text:style-name="P1">qGÇ§aÞ"ð&lt;,~¤ä””{zöZLƒ3H"u·@õK¥ ‘¶</text:p>
      <text:p text:style-name="P1">s®F}7å(7ƒÒ5##nU#®á£Æ9˜²D</text:p>
      <text:p text:style-name="P1">QM°õ</text:p>
      <text:p text:style-name="P1">�##ÞÜMì0#º¤ÂmrJ÷ýwç¸ÈpÉ�‰™�ãÊÂ2�í|#×==À#DD»¥šbf®#"X7&gt;#0o#?B®#&lt;…=</text:p>
      <text:p text:style-name="P1">¤Yížæùnï–VLL²r#Òõ$:#ti6ýämG…J#ë°Ê=øk¿gûqmþ#Õ×'R��ÿV#�#q</text:p>
      <text:p text:style-name="P1">Á†#Àäê%#÷Hï</text:p>
      <text:p text:style-name="P1">Ø ‹ð(q;#.p~h«E·~áê’á\Œµœ%bà&amp;7p#ß€M3ö/øôÅmîÝ´“\Pí#ŸÑ’µ#8.#—•#¤îFzüÂ#´K–r# �##JÎCÓ\¶È*“drƒÈòZã-lY15p½…HÜy#T##,ñ'ÿ:„Zhb¼#©±äušˆè€x#‚ _F$ójE&gt;#’PˆÍ¦£„*<text:tab/>ª#ç-ŽDóÝ#O8‰6&amp;ä�NvúpP2sLyí»#R#òÇ�§q8ŽIÿ7'dU¢¶#Ž"s¿U<text:tab/>­@¼}gª‚›Lò#õCD¥¸Ã9fH"µ£÷#²¼ˆòq#ù´çYAÉŠ¤íñ+a•,#8#@Ïõ?Tó×KöÃ¤œq$¨ÆÂ¦Ô@`µÿC#éÏÌ’œ1“KòÃ[fcO!#íq­ÙT#</text:p>
      <text:p text:style-name="P1">’Á�'#¸#¦o�#§Ní¨KÑ"·—#÷#âš�Ô½v##NŽA¤’S2*ðù÷&lt;#<text:tab/>-&amp;V#)</text:p>
      <text:p text:style-name="P1"> bÂ#<text:line-break/>�•#Yà–²5ÌFˆÞa:_ùàiâûh;Ò—!F‘±#ajˆª#n#¼¡:’Ï”–#ªG?#Ö‰#Œ##©�(Æ†yV®ó</text:p>
      <text:p text:style-name="P1">#%.,#)™ec~ˆ##j#&lt;ü¹5#ø�ö#¶_Ë‡)àOÈ#&gt;l´S#ž*X´`#u±s�,Vlöâ#~7¤£å.#, 9L§#”C¬#*a&lt;ÒÕK—]¾2ï×3ù×½#Ê¬&lt;ðŸ0À“Àh—#QnXŒv§#~,=3þ;Ú¯#®</text:p>
      <text:p text:style-name="P1">&amp;F�§›V]##</text:p>
      <text:p text:style-name="P1">Å-La]GjÝ5w<text:tab/>ìA3Q%ãK#„×YLgÉ›¬ sÂ#|óCµ+</text:p>
      <text:p text:style-name="P1"/>
      <text:p text:style-name="P1">#¡Å€ÀO¦Â#Ã/#,�!èŽëCŠz¼Ñ¬Ê³÷#?ú/n@LÅ�öS¾]Dñ¨:@'‰|r¢¯#</text:p>
      <text:p text:style-name="P1">qjij#üz4#Å›mÉ#Æk_ˆ¹j­i.fžB[)m#�ßLÿ##^CV¨úàÄ³€¤,Ì#:}D#%Z¤#u7´’uGtvŸ”ÎÃ¹^#œ#&lt;DíÎ+Ë¸›t…¬Á[ã¸#³+`P…ŒL#0###µî</text:p>
      <text:p text:style-name="P1">�´#;ê�Ð“‚Šaœi¢M|#CÄüi.R03ŒWÁ‡Žq¢ôG##,ñÄÜ~þëv!td&lt;s•d#£#Û*8=�)8\P¯mÚ`w#bã0#ÁÅvï#‹øMè{¤s'1õó‹<text:tab/>Šmq/†èïÜð#„‚9S¥Üñœ?§òî&amp;#Úd �$¸#ò#LP¸s®2Køa€™M¦¥#«# &lt;#é¶³#g~Š#‘Ö6#Ií]­œéâ#à+ŠÑŒñ¶’#ï#6I]`ìù#ÃZXè#»C‡ÙÁäa#8#È­Ó<text:tab/># DV½„#/u#qxr#4»#m:€ñ&gt;ëÃwfñ#Ø##&lt;“`åžÈ#áýb�0SÈU€#éó·ÐBþ-­ ‹Æ­#üiøÂÇzE�)Dãc_Òk#Í–‚Ï#=5ÍØ#×jUþqÍaWËãXÖ¸LqbÑä#ò�0#Õ#Ö#t#íí#ê„¿ï{Í‘:ìo¼~k@�B¤JŒ#Áüyê�M‡ŽBŽU#l#&lt;8ûxÄ#tnO–ÄÕ<text:line-break/>•ãÐ�*10#u³à£på«&gt;§ñ+ù|Úzä1#N¸îTz#.8àenåz8 Ãî#…¾`/_#Œ</text:p>
      <text:p text:style-name="P1">'‚e¤m#:Jêá!f|éÙÂÙaØ.^e &lt;#°ÞJØ½K#ê!AqnÜ#‹z¹ƒY‚Kä]‚ˆ©¯¨</text:p>
      <text:p text:style-name="P1">#I#Ï�ZF~ËÅ-<text:line-break/>KUp##ËNr­G•W/ö&lt;\w(ö`XH–^•##9Nh»Ó9¿÷Ñ¬;´¾Úî&amp;ŠA#»P•��ñoÙx£Hu¯0Ù+ËÆ$€</text:p>
      <text:p text:style-name="P1">–Þß##Ò8KþOÐ#xÅ# 0„¢KQWÍ*úõ##A»›6]Óà#Ðv#ðjÓ#òÝ5Ï1Í�9Î¹y²Êã©òÿ#„d³gt#ˆ¨#FM&lt;©#À&amp;3ÃTÆ#„�H#'�L£uäS‚Ù</text:p>
      <text:p text:style-name="P1">g4#X<text:line-break/>“Êð§uzÞ+)l]&lt;-Ø;š¼Æ#Ê�nšª¯ó±Ð}7L]íÛá›ÿ#S×Žÿk—æ¾Ç&lt;×v#”P#£:Båv¬Å</text:p>
      <text:p text:style-name="P1">±¡³ŒÿLÚ#~Õ°#™È#»"#á#ãøÍûÕí~êaFIÓ¸#ì3ß¦çúö##î*#nå{Ø$|qDåb#óû¶¾óJ½¤Š#ô#�~íÜ�TÇ#¦¬#Þˆ¦#ôNX*®#{˜ #çç2g‰ãj˜4ž@#<text:line-break/>¾ä”Æ†�#é#æã##È§»#Î%V¬…ÐÉU…üÔéÔá?#ã;SaUè¦µP#c˜QÜ”1àÑ¢¢Û1°rƒ#ÅkÐ9#:Ÿà.0#íy^##&amp;‚#ëÂ44o ³¢ÕÔiP[—.†Èí¯vâöúT¦›óQK#¨Fâ#�Gƒ.¡)Ö#G¯£Z#ãdˆì\<text:tab/>qýfCÈæ0j€Lù8‘é*¬¨_]<text:line-break/>TÙËÓ�‹#çZ³îÿz�Ë¥p,#Kq#„#¼(ñ´vÚ{^¨K®�#Ê¦<text:line-break/>#üÑ�Íâ¯~=ê+#úð �)G�¡#;L’#ãZ#@ËXü¹g5¼½XÛxÖ#Â]#ö”8kƒj#<text:tab/>uÃD8tµž—6/#Ìc±$4x+œrcmïeG„“xàG¸á?·YÆE!#"G)Ýu&amp;Ì0=¬r‰#a#Ó®^ås øš2±#É­ž#ÞØ#T!èr¸Q¸ï?ú#U¸lîVÏëeÕKè]_ªŒâwž#L¢’é#gCŽ’�Ú#Œ©µZ®íO£##ÐQK�“ÛÌ™«ŸxŽQÏ#'$ð—#„¦\¸E[k6ñ„6{/õ#3D=³³JÇ�¤##ý•hy�=â¢™ï7akþÏÃ¼:z%~D#“V³1=kµô„.ªS×#?®é%W*v]—Í‚�øƒÂú‚#Ña�CHQ#‰Y</text:p>
      <text:p text:style-name="P1"><text:line-break/>!G£#œä!DBÖmR—ª#×öñ#^�#�9Ø_z1äü€Óø¡~`)h</text:p>
      <text:p text:style-name="P1">%òÄÂ˜Ô?××E|/4¨Ë6¬ÉG$Y½“ÌK#Pf«#*#÷'u8´uþ#</text:p>
      <text:p text:style-name="P1">##,(#¢#JëÊ‹�#„s<text:line-break/>Ï_tòA†¿®w•ª²xøYRÁÅ§2#í�ÂK‘^å— ê•Ôòè#,Xµ¦&gt;&gt;Qw%v6J#$# ¯ûÓV©##Ä#ÙØ&lt;ôû¯®w#DÎÊåµ“à##j#þ7»^Ë&gt;=^û##MyV«#•¦}ôýÀ&gt;§äÐ�–õ= œÀ0e?ü#Þö/#(2Á’&lt;½e##ä³¤¢°#i¾/ž^#o#&lt;#Ò¬ç@v-Ê•|º¦Z…#Žm¶#;ŸäPÇð´€&gt;Ex#–6Â:À£k(¥“Û1If)Ógà€b2’ùÖ}ŽZ¤M¼H#í$@#Ô¿eˆAQcâV—#§w¸qÑŸ«Î¹B#nP„Œ8y¾ ^ŒãP“±##†l¾î#�K©ó¯Â6KyåóiÇ.4S#›©ÐœP]þR{í,¦’¹å;h#gáÏ=º¼R|}±iÒ¿Wc#<text:tab/>§à0SÈ#.¶o�ÅÁdþÝ7;e#‘oj!]¢‰</text:p>
      <text:p text:style-name="P1">x¿WÙoáwšÈþåŠjÓ%;###žÒ##³]TÆuS›…s<text:tab/>#WéW•»ù#Åb œ#mî4cWÈ¦Ì;$üäÕþ^#2#5R™j´Ñ¥1‹È#+‚óF</text:p>
      <text:p text:style-name="P1">ª›t#Äž™¥#Y¬nK„ªæ#%©äk¢¦˜“¬#„= =”��Ú§Ô{#N)".ë×Q</text:p>
      <text:p text:style-name="P1">&amp;$²æu¶3æCvÌlË 2=v†§vÃ®^Å¸¥”ûô´#‘A±'\a÷# ¶Õ66ëp‹® ‡~²Á¹Ÿ#y¹#*]�Óæ£ˆ8¾¯‰ #zéîôÐ—»lJllX£s#,W{Q“lðâ¸æ#&amp;œÄ##ƒ»lñ‘&amp;Õ#™ß„ƒžcj•`°ë«“WÜÕÍ‘,#{Äj¢�9¬¿.¸#ã@jf‘#úQwk¼_›Ú b5R�#áw2#Ì¨í####I&gt;¡ì¦Íßâ#ÈˆœPm¥–T#7¸�DéÔ#´x”\AJ¢Ä,ß­#‹�/n'r€z—ø#áœB�#çñ#l#€.²üË#4Ý—3Ç±Íï¼Àû#q W#`t&gt;¿@Æ###~zÕY²Å#e#;¦†ö#¥#.#‰$#l=$8À'‹í­ØŠ¡</text:p>
      <text:p text:style-name="P1">ACl¨¸ž�g{'L#<text:tab/>)`#S#”B#Îµ#</text:p>
      <text:p text:style-name="P1">M¼o]n�Y_rbí¯Ûäq]ða¥tÝ}|##Ã­÷</text:p>
      <text:p text:style-name="P1">×äÏH</text:p>
      <text:p text:style-name="P1">DŠ‹/ÍƒêCï`^U#XŽcN#^=¤‡Åå`šÇŒ­#$¯4Ô#\½Mqì#Ì¤¢ ê�ÝaùAÁCŒuã#</text:p>
      <text:p text:style-name="P1">pBÀ¥âËÏû ír–#O5tí&amp;#(‹R„nlõ#^##IöÜÏ#h[MØ¡X_*#Û}]û</text:p>
      <text:p text:style-name="P1">™H3««qt$‘r7¢þ)âkt_C;x#Çô9#rEE�ìÁZígÆ)»©no´×�Ìü!`ÊòQˆ_ 9&lt;:äÌ³?0NË*#þ_¾sjãÒ#ñà##\#±íý;�èÅD#ÀQ’2îAGý¡K)ç#C/Þ€•«›#uòœç</text:p>
      <text:p text:style-name="P1">³Ô¯š�÷(�í}Aô#¤�—#ö^#Ç¸#¯W•#)#¥ñoÅCÿ#¯à&lt;*1^q•hÃÖâ@x#Z#Žó¸8·f'†6¤ÀP!®&gt;�ûí#­£<text:line-break/>%¥ *=GÀ¦ë#³<text:tab/>_•‚ Ž3#.œ´yH'{¢AT<text:tab/>DðPý±�"Jˆ¶TPOs#ŽÑ#3#õ­ïÂ#áDA€?###²‚"ð´ç</text:p>
      <text:p text:style-name="P1">˜Õ"Ž<text:tab/>^D'Øÿ_Vuº@¯%</text:p>
      <text:p text:style-name="P1">#ÞµÂ%^^áÞÅ{pÑ-E#Ì@�]â#mq'k¹Þô›RÂ#‚¾¼�™šôk½+È PâéµŠCqƒ#Û�|M|Z=D˜S7Ð#O�ò#ÄhhT##�(�#Â|«5êq{•I�’¢Ðgß#J3#Æp#*(oå›&amp;#dršcÜ*ç¤øUˆß#*W#H‡#rC#¬w#�cƒeS˜éó]*gg‹ô•þhx¾#0­béÐâ”#k,8mŽ###—76Ù"ê]N®1äK%w“�A¡°¬.Ô-8jîƒg�"AÖ€H#‡�p«¯Hl­¦#IìwTZ…_†##fø�D½/##ª4ˆU##-A#/rïtôciâ›JÅ#õMqE#üßR„j#„Ï#Î#WštìÇ#N##_–#[úbêîÆÉâT4³�/ÚØx¶àc^èX÷#¥ï#ân‚u²¾yFœeu¯j#¤#¾å“5&lt;æªÌl##ûŠ¦ñæIv#[#/�#ÂN?1¹QwOl’3·öâY…›#þõƒ#+e�5Û#Ò½…¡¡#B·µU—æ2Z"÷÷QV/�Ê#<text:tab/>$Ž#æ¹#8¿¬˜X¥VW³6#¡¼””ƒ{gÅ##ïß#Ê×Èhg‚å#z‹ëWÖ�sî�éè¾æ¿#õ:½®~¥#S±ö¥E^:õ&amp;Â~ˆK�#ÏÃ¦ºîZuQq×#¡íì!¸Mm%°¢yDÜé²ÿ!«#ˆ­…Mü</text:p>
      <text:p text:style-name="P1">{4N¿%Ië8†èÿM#TÓ&gt;˜þ¶XˆßM+µ #ë�n‡åoÜª˜´ûÕˆ¾J1!�öCk#ùy03¾i�âbCNn.A�OÙ#�iÐ¤€H°yÆ#†˜QóÑáPûg©Ý#ÝÏ³¾|ˆ=~ˆT -,± 2œYÜ¶#™?#(›ô#úí¦R«#}#ˆ9î™#/AíêÔ#×dÖ²7x�«E#íÃBvœ=#è#‹ê####�#v$‘™8^3$‘B¡j<text:line-break/>1uÒ<text:line-break/>ù·p’·6¼…¥—w•FM÷\‰˜âÜZ}#mÊþVä—µ&gt;cxöme#çyBïÕÒÃJˆÉ!s|Î##QïØ#Oß×÷TSÁªZ#˜#&lt;èàòŸÁoîóÑÂ²§6Œ½_øñ0îe4ß#ß%#I#1D</text:p>
      <text:p text:style-name="P1">#€&lt;x�</text:p>
      <text:p text:style-name="P1">´Ë’ž�LïŠ«Eý#Í{Óü?ÿÙTaãY<text:line-break/>endstream<text:line-break/>endobj<text:line-break/>550 0 obj<text:line-break/>&lt;&lt;/BitsPerComponent 8/ColorSpace 551 0 R /Filter[/ASCII85Decode/FlateDecode]/Height 28/Length 621/Width 42&gt;&gt;stream<text:line-break/>8;W:h0ll&amp;'$q9DqEtDE)X$&amp;m$D^Do5%MGYtYHesA7&lt;H(r.e,S!!(g`bj3.XreOnia<text:line-break/>,Oc#Ip&gt;9:o@]6"djW-SRW9N$iD:Q4cmFIFH.'tj_#iNR)Gk:)*9c#:eeD6.u=gHRj<text:line-break/>&gt;=5BY3Kuc(%DXNCUTtT7Ad=aE;M*!uV^[7aFI8aX="6-FmW+-0;Q7eAEea'jOZb()<text:line-break/>k&amp;nRr=tR-n8Pbm+'T;1D$hoBS*KZVb=-X.C(ATT,'BP'r,g&amp;7Z0@%%iU3kSA74]`#<text:line-break/>JQGo&amp;7]p`"/]![7=]0FYmBr&gt;5%aU5kHMe])aOIT^;-?nu[2ht;VYFUP\NbB9,o8MT<text:line-break/>mQt?*VN)2sYmXj*\a6d&amp;giuGmE=8,k`XYT&lt;]97q8^4O5#'7TL\Hed#CC2q9V=4Lql<text:line-break/>.DlgK3K%RQRZC;=N1Qn"\L[LF-D=uEfJ]*QPDH&lt;(M3DYEaY"EnY)iC'(jW\E-W&lt;cA<text:line-break/>U.AqVb]B8!IbjZ/TC;cQCsRP$#'l;!O"&amp;E&lt;DsZ=o+amej'cF3%.1Ypr(XqccVr3.g<text:line-break/>-8S=CF$H(X\r+$AVK-jq"-^g&gt;1DOq[4.5Q.amX&lt;5\lJL0:[/&amp;RV6Y.]5&lt;Ah3-^/%V<text:line-break/>aSgm7&lt;qb4DM&gt;&gt;T=&amp;K_)T.s8(W~&gt;<text:line-break/>endstream<text:line-break/>endobj<text:line-break/>552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553 0 obj<text:line-break/>&lt;&lt;/Type/Page/Parent 3 0 R /MediaBox[ 0 0 336 229.44]/Rotate 0/Resources&lt;&lt;/ExtGState&lt;&lt;/GS0 623 0 R &gt;&gt;/Properties&lt;&lt;/MC0 624 0 R &gt;&gt;/XObject&lt;&lt;/Im0 627 0 R &gt;&gt;&gt;&gt;/Contents 554 0 R /ArtBox[ 0 0 336 229.44]/BleedBox[ 0 0 336 229.44]/LastModified(D:20200108144128+09'00')/Thumb 628 0 R /TrimBox[ 0 0 336 229.44]&gt;&gt;<text:line-break/>endobj<text:line-break/>554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627 0 obj<text:line-break/>&lt;&lt;/Type/XObject/Subtype/Image/Width 1400/Height 956/ColorSpace/DeviceRGB/BitsPerComponent 8/Filter[/FlateDecode/DCTDecode]/Length 105339/Intent/Perceptual/Name/X/KSPQ 75&gt;&gt;stream<text:line-break/>xœì¼#TTM×.x ‘$QAÉ�‚d�(™&amp;H#ÉI‘ŒdE’dh� 49##M#’#ÉA$6 9*#šœs¦{Zß÷ý¾ïÞÿÎZ3³î¬5s×=¬¢OUíÚµwQUûyªÏ#ý#=#�=QPV#°°###ó# §#9#####÷#&gt;#####&gt;!##1ÑÍ›DÔ·n“RÐÓ€#èièè#™yX#ïs1ÑÑ±<text:tab/>³sñò<text:tab/><text:line-break/><text:line-break/>‚YE%Eø%x##ù+Á" <text:s text:c="2"/>ºIDELLÅ�î#ÿÿí#ý# Ç#5Þð#aÝ#°É±@äXèv#Œ±ó#ÖŸ#øûÂÂ#áÜÀÅÃ' ¼‰#¨"#°±@ l#Ð�#88˜Z_L=€C~ãÖ=&gt;#ÜÛšfx÷�(ø#b2ñ™dË[(µ†ö˜#Ì�ß##Þ¹KEMó€…•��CPè‘°ˆ¨˜Ücy#E%å'Ú:ºzúÏž#X¼´´²¶±µsq}ëæîáé####òþC(,6.&gt;!1)ùcJVvNn^~AáçŠ¯•UÕ5µuõ­mí#�ˆ®îžá‘Ñ±ñ‰Ÿ¿&amp;##‘KË+«kë#û#‡GÇ'§gç#¿ýÂ#@Xÿ\ÿC¿È1~aãà€pð~û……íþ[€#çÆ=&gt;Ü[2šxfN·ïó#àSÈÆd–·#0<text:tab/>híQš;##Þa#\x°ÿÛµ?žý_sìÝÿ#ÏþåØ¿ýš#ˆ@X˜?#ˆ#€#§#lYþ„ÿ;ýïôÿ÷Ä<text:tab/>Ÿ�¶¯ÒÃŠïä/æ'e-(½ipæ™¹Ñ‘#"`áè9#œ+Ÿ#</text:p>
      <text:p text:style-name="P1">i¿6"ï�û*é#;�z±ÇS—«Ð©b9Zü~¿]˜L*MÞIûûý´[ƒõwDØï-¨�gæÕ°#žH</text:p>
      <text:p text:style-name="P1">©ÀL½"(—ÝA×4êmç°$:</text:p>
      <text:p text:style-name="P1">ÁôA£le#;¨²æ½‚)—ætÜ#�#”qÿ#-Ô4~#ãÛ–ÿ~,ÆùãÑ°ÅdXÀF¼~ÂbÜë» 1›2Ž?BŸ‡Œµ«“þ*aŸ’1&amp;ÆÜ#”á6 �¨nÒ&amp;…@f"­#ÎøÓIÎ–#ýÐ'Ò¤^¢�ñ§Ÿ9[œ`À*ì¯ûV&gt;åw6+$Ú³le#7Õnª$‹ª»f5Š�Úñ#dcî�²#%xˆEˆÞf§Šª;d5&gt;-Uêã#¥pyÏ¾íª#6oMÉ%ÇÊZE·ÐãMO‰¼T“\_p:þ-j”Õ#Î#�âUªJ‡\–´‚#¤UfÚº¼¿·Q©Ÿø:#ßi8ÒqIò<text:tab/>ìàÊÔ™=¹�n¡Ë+�rI¬" Ûä%ò”¸OÅ:¤¼š©Qåªà$ Ë«�rÙR”åSMŠ#F®Šr™ê¤àá&gt;C‚ç=Ð#ºùt©õß##g5Ú+s²„š®Éè#à#D#‹ã#1VnÆëG“Ã#ØVï²o<text:tab/>ê##÷Æx|zú!µ1º‡oMD(C/ÒqY2#¶¯%’—°øû¾#¶�KEINý[%f###'k|¨ ‹%åh #~Á]xˆÇ¾©£)¯yOžB#ëÿ£<text:tab/>#·#</text:p>
      <text:p text:style-name="P1">ÙLFY}-7â=Ó</text:p>
      <text:p text:style-name="P1">ª#”Dñ(W ·\§^À)ÎüÀì#wŸjé‡J[�¿‡##]é§ûHƒ÷Ÿ�i£# [­<text:tab/>êANÓÝãß¨7ª#Ì†WTe'XOù#:Ò|¹3ý#.yaž“¬Ê®—1ã¢XSð|M“§Í#�#)¹…¶b~åx<text:tab/>#Ï;#kç¿œ¿#&lt;¦äÏ«'V=–²ýø ˆ´JîÀ-QJgÔOo¡ž…D#k¥É[ïìÙÐî'éo#ê/¼#[NˆQB«)5ïw\###²Í#Á#yÄÜe›#®p²w‘gîe�i¡#Ô­cL#9U<text:line-break/>“09#çq:¦·Ã¢é#¸#B�pÒâ‹×ŠÆˆH#i`k</text:p>
      <text:p text:style-name="P1">&amp;G|”]¬«ÅÓFZEº!üQ%#‹Ñ0à¨#¢ÿnç#ó­÷ô×Š£zíÂf<text:tab/>&gt;žyh`À<text:line-break/></text:p>
      <text:p text:style-name="P1">#*gùíêšð¢ß#æ\ZãÄ§W–ÐKí<text:line-break/>ãïœ#“|-½w’¹~âŽÒMð\të�^×ûá)Fšü#»#®·c?p</text:p>
      <text:p text:style-name="P1">%÷HÙ~yÛŒ°züƒ…)ëàégƒÐ5/ý#\#ö\dÌ‰åºÁ+‘2º‘‡#ê‚Æ–<text:tab/>m”#'µ<text:line-break/>-hÀ¿`Û("½ùóóŽ�K4ù´°#WuØ#e§…•ÌýuïeT™(e#Úi,·ì~ð~¨¡}‰dè¬¬5Å¿#°&amp;³˜c-\@zV*hr± |PÒúm, pF:]b8!#++tì}&amp;´ž3Û,R’ýCYÍd²#ñ3¡›o3^r‰#tu&lt;mMV°Á¾Ïù#³68¦˜Ph#å?#)ÿÚC#Ú¡o‰#@h`�&amp;eZÝb¬ #6ÚË–##~'Ž´ñ"#K6Øâ‚…³°iàpq×”¾PËY–ÆÅçòmš¨ÑaÓ·ð½h[“Ã3x</text:p>
      <text:p text:style-name="P1"># „,0#7¯îC˜P”«ry6"ý.»#¹œ#kÍÿ'2LÑ¢8</text:p>
      <text:p text:style-name="P1">#»j#Äqo#7^l–u<text:tab/>Ú#ã#ŸSÏY²Ai#í#mmÜ{»©&lt;'qq`SË#†Y#$ñÐåß�) ­2¹Ð�E?Å+Îþ—&lt;÷-Èˆæ}2Ž#³ñ20¸e¨ù_½Pü6ð9bJ#n�éÑ*Ž¾#�ž­–#æ#—ó#«IÍ#ÓGÔ™’k1r;4½‰ôL?50šŠ�oZë�Òz”Ú9}ÄUö�'‡ÍmRï`&lt;xY˜½å#[Ø0[Xà#4#o¿Š:ÓOs§·ùŽ“êƒ FÅ#’Êÿg�ÖÚÿ#Iwm³ñ·‡¸<text:tab/>h##z#ÞËFÝ"æDAo#@#Œ]##ÒI�ë2P‚ÿ�#ÍÿlQ&amp;¶¦fËï#-#ù#3¤ÂWÌ4úW¨ßcŠñP°ìüJ½#</text:p>
      <text:p text:style-name="P1">R#Æž©½CT#ø*¶#</text:p>
      <text:p text:style-name="P1">Þé6º!a�#9Ð™Nm#!°P#</text:p>
      <text:p text:style-name="P1">h DçkÈÉäs³4aå¸ÃN…UõW'Ç%ŒG÷m#ª.qîD#�u‹ÄÈzÙºt@]»ÆQÝœ‡ðÎ7˜úõãfO…•¢ˆ4Ö†ÓqÑÈ‹#‹#E‘ò„’™Î½ÍD½õ‰Z¡Áµ÷jªz¢B*¾‰0#9Å`í)ÑMƒüBR‹ø½W·&lt;¼·³l5W­i™Ô#M4¼ÁýU¸¹´#I,“ :çzyÆä×?^öøúÚg�Y—Û#……qª‹}#t'ì#$9Á[“ñ%o,—##,‹¶#LŸ»“¤ê~ÈªwÕ;�ð‹º½¾ÜØ�#ÿ¾#…R#Á+qø™s‡F1¹à#%1›´#¨#tô9*W® 9ñÌÞ¦#Üc#û‰¢DhnØ½Ö9ïä–b#Ì3ý×ðÌÎA#Z ^«(ƒoãWˆ/©Æ&amp;u‰”Ì¤ñ®LéïšÄŸ6xo‹‰Zª&amp;#\Ö</text:p>
      <text:p text:style-name="P1">Ž#L;’TN#_##0Ñô�ºß#;uUÐT#kÔi.—E,}µ„úu[^¯³÷JÒ^##œ#X`fm#Ý*…ÿÎyùDµ&gt;*Es#gw¥«#*+|c</text:p>
      <text:p text:style-name="P1">˜_²£s1¢o#¼R¤XÛÍ˜ûÌãü„Däb#º#âñ<text:tab/>#|­ˆºŽÚÏêå<text:tab/>§áÔ{Cbÿè€jeø</text:p>
      <text:p text:style-name="P1">ò/}�#Â}Åë›õQ×—`¤ü»µïÙ</text:p>
      <text:p text:style-name="P1">ÇÍÿE†àß2Ò;¦š/ÐÀ^°G6*xFå÷Ðd£ÈÊ0#x°#3–så(Á#C#°'s˜HÁÚ#9âÙ€œnA#À{Agùÿ4ÈÐW¸Aù»#u#ô_½¨ŸÉúhcÌÝùËÜÁ»<text:line-break/>$&lt;ú«0÷Oá(ŸÇ‹öÛ3†##™s�'g‡Ùø#</text:p>
      <text:p text:style-name="P1">^ÖéG$+’#ífÿéÑîO�#¯îIa¸W¦‹##h¶¸²¹™</text:p>
      <text:p text:style-name="P1">¨Ê#+ê%j7Ø#ð_#ÞÔ8-Ì9)#–#J+¼#E#^™#"õÆb0¸vg#&amp;W4Eg„Ð©&amp;É»8.â=þ¼ÞEiÎ#BùàŽø#±ÛX™àÍµÛ#'AÛ3#� È0Z#0#}@­$xÓ¥cËLJ_—»Òí´¥LïÐaˆ#qª0yøóµ�èò‡ûÑ±#N#e”3#Ï[*RîÁgº#}7Vžº#Kçvpã#ãÄùãª¾´Qä›W #vF</text:p>
      <text:p text:style-name="P1">y�û�Ü¥‘k…Ç(ÖhAsŸ×:G;80¼#R„ü8#©\îe0#{ìo£&lt;<text:line-break/>¼*ê©&amp;¯*ämZ¨<text:line-break/>b�ié¿Ósø²(¤#soÇÒR#•Ì0´]#\Üôíjø8Ç…µ¾®i—ØŠxñh¾¬ç¬k·C.pØˆpÅ„T+·×²%úa¶Ÿ¤S#¡_×Ž)þyÏBLK#C�N©›á½-u#</text:p>
      <text:p text:style-name="P1">i</text:p>
      <text:p text:style-name="P1">###_²¥í2§È#f´A¿MGK#‚##ª6×¹­*ƒ#E%ª¼Ÿ#h%�#¼Ž�#<text:line-break/>Òæm4»^R•àÒ°"u„ß9~#ÅùZJ]öìê##ˆp5HHš*Î</text:p>
      <text:p text:style-name="P1">ýÊ9öap#’ºôc]#~ð{Á‘á&lt;KŠÖÚ#Ð=&amp;É"ëV&amp;#G#ä7##‹•å¡ŽRð†ü‹#Àÿ#ìàô*H�ú#ïPhn#Z$ô}sîà#d‡tS9 Ñ%=C#¹Ï�#?}„#,jHk»½&gt;™#ªÛì##�##góeÃ¢ºÕÌ<text:tab/>(:#¨ $4Q^Z{.qÒøÊkbÖqéñÐ#i.Å^^¿ºÜ#€#9ûÎí�£#®Ú</text:p>
      <text:p text:style-name="P1">#1{=e�#„Óâ�7Ì###j^b##¯Š#_CÇ`‡3TÐöa�t#h¯L¶<text:line-break/></text:p>
      <text:p text:style-name="P1">EÒ#æeÔ¿á##ô]óæBóÑKÝI�'HÄˆ]E#¬¸²‹Ëç�…½v"¿ƒ!è��¯á¨##Æp{Ÿ¤¹ÐF,$À’~4ÅE¼Bâ3üÑ#çé‡®su/ªÄÕ#“ÜÊú·£î#ªE�[Mg#™îôû~5#:sìC#„œ�2_—|?OYçíòKÎåMî###,6‡#«},,MÈzÖw0MEËµ&gt;í801Hžþ¾éµ=„Ô#±#{Øš‚Màð€¯Îó#{B{Aoû#ÝÃ% Ã^®o·QqóaÐ‰�÷#ûëlu‡ê¹IñÆÖ¡t©5#�"###«Û'U*#’"ò°#Q«¿4j0*nE:Ì<text:tab/>6:t”O•©�­aàÑ‡™####ªºH&gt;#.###ì,ÝeÏ£i&lt;¡Ž</text:p>
      <text:p text:style-name="P1">ŒíGÙa/ž�¢##Bš�‡1øI#a&lt;a¬�œÃóø¤3æó°`Ímü@=§3¼ÕV¶ æù3"ë˜„m#/É¹#áqî»z#•6G‡Œw‰oú,ˆ#W%#™nÎ×\…#E#e]hàHtó'gû‘<text:tab/>‘�ò^zUÉôZ½ßGfƒ#D²jof$HÔÐ,Dê¼ìÉ^ø,GJÿüYédÏÍ#Æ#ùÌžx„Ÿºh&amp;H##ÐÎ@ÆR\</text:p>
      <text:p text:style-name="P1">¼{¾‹òŸ)±m˜Mq’�#­—E#l#&lt;ê~»9#“‰½×</text:p>
      <text:p text:style-name="P1">"¤Q&gt;/ŒØaFÅLæ&amp;#_Lå*##C#yŸÊ"gYè‰Øõh<text:line-break/>.&lt;wƒÆ0ØçCž)</text:p>
      <text:p text:style-name="P1">‹è#º;g#Â÷tVé‹#Î|‘##o³Uœ#/…f¾#Õ#=š' ã•z�w Ô«â½Ÿ2Ý”ek Ùõ*À£4ÛÁÛßÈË»lõE3Ñ#1$P°¨º¹V¹Šó#'<text:tab/>#RŸaMH<text:line-break/>mDH#�ÄSØ²’ßÁØ2°ÿ###ýæÊ×-hó3hnþeàyJ6lö7kf¤\�… �˜�Vøñ#†{Q®½]ý&amp;õ###*f#—!ðµ…¯*#û#ªü[^¸î-FŠJM#ÀnÓÁÃî¯O½O#moP@#_Ru'Íkç&gt; �#Ò!è#;åoÒ,®xÙ#G±Bm¡Àþ�¯ƒ¢ÒÜŸRê¬TÿûÇ;õs¬(Ù#Ì#°Iæ³yŒ)j»¾‹¡C_*çúãfˆ_õç³ŽŽá#²~à#[Ø#ûº›ªçO©™ÌSNxêA{t?#¿&amp;î#© ^˜M‘¡M~cˆeXM]æjÃT‰šyž(ÝN&lt;#b##Ùv&gt;òfº-¿kþåö$^©í�H­Má»±ýûˆCáYîñ¯#Çn-ßý1©#kDzóû#¬¼B‹&gt;#—*#×KWt¤;ý�#GK(Žï#Bï„â£ÓtìÏNæ#yåeÍSú3#è$Ê¼Àî,QÐSX ò½‹ÀítNYvP÷MÚüäflÕÚ[.ƒ#äºBEP#ªþãW]^ÖÃ#‚.î¸¦Íýª^zt×Åi³ï­1å�×##îWÕ#à'Ë®þj<text:tab/>wA»5R�#Ï#Â¹Ü|)e¡#Öìxñ3¸AXæÕ5Ò°9èëõ×ÅÙæ#</text:p>
      <text:p text:style-name="P1">9üeÿ#/ý]#”#ÚeÝ#?ùS"ê#R-#ÿ4:|5›˜Ó}œ•\y—xóbh ðjm#†K-•—Ä::lžèO#×Æ</text:p>
      <text:p text:style-name="P1">Z#</text:p>
      <text:p text:style-name="P1">‡Z*ÿ0ÛéX0^#Ë#¬­€Ü°é Ê¸Ñ},Ôkó#ÃþV;RÑ#e</text:p>
      <text:p text:style-name="P1">¾Ü�s#�ÛÔs9#Nœ‡#�¸&lt;í�¼#U¿ßYgá¯vCFÁ/7œu¼HÖÉ‰ü´ð˜Á˜ïøs�ã~úe°ÖÏô|#ð</text:p>
      <text:p text:style-name="P1">¥ '±Æcç¬|Y¬M­çŽ®ù¥.O?,#&amp;Ua‹¼¸ôÈ#ß‰v:ÄCÎVK#bO#–n%#—:b×õ¥¥#”#Ÿ#p9ŒhÉ68#!###¥ï6\3tø+¨qžnàÍ¾JWÚâøN§ëi#nH@OYSÊ¯(+¦Ã?#/0äŠº§À#°œ‡u¥~põùì!eiW¦99¯0�Ûçj&gt;áÉ#\í##§ž†K</text:p>
      <text:p text:style-name="P1">Í#úÔ</text:p>
      <text:p text:style-name="P1">÷#Ø-%ý/›¯í‚§ËîWeÄ*…qlO#„(ó*#Ž8#Á¾lGyË3:ûôÆMÅÉç­m�‹ä‰«s³ð“¥|e¦½ÇÁâ�]£½y\¸nºéÌ™Í9ùQ“,è¼‚–5²©0I ÒêfàWà#Òª(x¾€+Ë#“œþòF-Ó•#Y´Š`##.#’ã[¯78—Ôññ^OˆB(-#m¼;"÷yX¨"RCÖ#.#<text:line-break/>&amp;„”&lt;#»¶)úðÑÑ5#</text:p>
      <text:p text:style-name="P1">~#ßAµaÒ#&gt;#‡D#;<text:tab/>TWå“w^–‰©ç‰\Ûë�  “¤çH#%Å<text:tab/>#¨ÀSEáBfÅv1¥èýåé­SF§«¢œê¸žrS¯V|ÈS'ÃêÌoHãryj¾#j?v¦SÖJ?½ÎÉGùqÇ# &amp;ž˜ó=„#9#­ëJ{ÌGü@#ß##7�ä°ÒÅÜŠ�ìnÌ#¸#››|#¯Ê&gt;OÔ¨Û¬ÁÛ#AÅóÒ©òE<text:tab/>1yëXÚ#…§üÚKF„n¡�yè#HOfý##fAÅ¤</text:p>
      <text:p text:style-name="P1"> ðÐ@†�PíÇõJMy;+<text:line-break/>Myàw’ûýE</text:p>
      <text:p text:style-name="P1">£�ZÈÇÏBP]4#…™€ŽP##§#ˆ—fÜíeRû{h#öï(æ¯Ÿîq#í°]P¿ØD#_<text:tab/>Y¿ ëÖ"!#s#|êŽî5ôëØð'Y<text:line-break/>‹ñ„~sZl“�&amp;ég#ìN*#×#†¤#€4gÄY##`¼¾‹j�Ñ·ý^*°#¹ò°i&gt;¡€å½ #OËöEJ›Ø¹Ð<text:tab/>±¨—h#Oú²Ë¦¼‘ª¬#–µ#]7</text:p>
      <text:p text:style-name="P1">¢È&amp;e#ªöh##ëµA8Ñ<text:tab/>çµ]be#Uû+}ç#Sù÷?#ÕÈ—ÐY?<text:tab/>#�M�cBWsS�ï##Ø»ìÉR¥Ug|Ã³�[Âàˆ·ß¨Abþz\#c¢#ù°&lt;E#�·¥/ZM#¨÷­¯ƒ!'##þ¥&amp;­*#öÿ#Ë¬5aš*ò##™#N-ó4y€…-_Sº=+#¦�ÅgØ#Œ¡Eˆ0È,f`#9#:\hHÿ#LåœÊ?È#ób·ÉZü¢E~P38&lt;è·~AÃƒ—dï)66p9ö#ÖT²zé°y½‘Sb¸ªEÈÞ&amp;š³a#øk�v²·;)#¦###0#ºa¬@5p0 Î#¿eMñ�Þöû¡4@ÿ9mþ¼~lOòsÚÜÜº,HŠü#2žËtói¸Ïîq!xgˆ»…r€¥ÀÎúÎ#ÖR</text:p>
      <text:p text:style-name="P1"><text:tab/>Þ)Ô”�Ô2#£#<text:tab/>.R"Y5ñ­¯öic‡VÁ#òú‹¨Z_0â¬®2Áª¸#]§èŠƒÈô%æG,*ä]˜+$†oÇö</text:p>
      <text:p text:style-name="P1">Ðm#_h),#š#p¸Õ”ç#0Í#â†;…#n#û“Ì-(j�ä2Ä3à*A‚#€(.ÒË*Ú¿�.ÊIeýBS#ÏGsîÂkØtµ#!šÙF#¼Î/ïô«#r@©¥ŠÃQ¹ô#ƒ¤#Òxe.ÊQjGuHH<text:tab/>“#gË¤º3#Öl^\##~Â·†g|DÆ/0!#4#ŒZE½‚—åÞ£#a…ÿ˜M#å#ôgÙe&amp;m‚É##ø]’l#†ó`I¯ÎÆ#T:˜"F�¤iÄ#A*#¯�ÿ<text:tab/>Qw!“¿CÔ¼ës0ˆ¬###Õ#«#DÝ=ËW¿ý#</text:p>
      <text:p text:style-name="P1">CÌ5;¬#ÇPù#l¹ØI#@rnnn#ðÀ<text:tab/>NŽ#�mò##ž£;¹X;ð#y</text:p>
      <text:p text:style-name="P1">×CÕäïŒ•ÒŽ5çZJ¦Â&lt;Ö</text:p>
      <text:p text:style-name="P1">+h¯ŽÍ¤¾aŸ#¡0Öòã!#áú‡s¥6##ÑOé#Cùó¯ã†+#•3è;(âÝ<text:line-break/>©òaOØ<text:tab/>°ýÉæ]sú½†ãTY#2Ù-#ed�ÃA#‘£Œ›öÃ…vz?#Æ<text:tab/>(sÜ·¤ëüyO#ú}¬J#T%áß£#"CÅ4ª{O ±¦â¹+Èž5é›è·¾ûÑ.i3^§t£‡#ý#L5</text:p>
      <text:p text:style-name="P1">ÊÞ†</text:p>
      <text:p text:style-name="P1">^ªûI®#òÊ#Y#°2Ç*úñzk‰sÜs#¹Ù-ÒÇ¾’‚‹`e#at##ÄÊÍ†v=á;.“ù�»8#\_Am;½ç'2</text:p>
      <text:p text:style-name="P1">‘×^êyÖ#Ÿ‘Ü¿êpðÐ7#Ó+x½#÷hÄ”ORtm,Á7Ìs– :˜Jë#™ÓOX¦ø«&amp;›Ÿ.ßéÈ§`µ</text:p>
      <text:p text:style-name="P1">œR%##œ¡eñ‚^’¢R#‹]i~#fè¤D¢®G=æ •}®{'T�ªh²#</text:p>
      <text:p text:style-name="P1">1ß&gt;OÉŠ&amp;O©Ö^#ÂA#ŽÉòòÌ‘÷|+ædY¹—ÖVŽ[¹#É|1n!Àësm¯cÕß¦#Oûò¨4¯_-ù¸”V¥–üWQykA7"÷­�j«á#BðuüÛž#m¹01™#¤±w¡#ƒZ‰¯]IUÂ™!ò #Å”#P#&gt;#¥ìƒ‡÷Žw3##qš²wªk#[Ó÷Ñ##�o#_gô#û’q´k#ö:h#‰3‘ªãŸQ¼¯PÎÏÎ!=³n\ ²&gt;#Ÿ˜QMŸÎ¶©š!¤<text:line-break/>«Í/¹—#š#€o›—P›7ü¥Ý#¿e}&lt;</text:p>
      <text:p text:style-name="P1">#Èt@Ö¥‘0#Së�ú§4Å÷˜Ýa�#’8èÈÓ³×Ÿ»%Æ0‡Yx3—Ï`]V´SÄ“løú#e±#Í¼�ó$#Yä]SS4Ï#eèL#g¯´«2õz«!GÁè3–xÃê^þô¯ç­ÝÖØ]§T àzhwW[Ýö3÷’,»y,oƒß#ë¬¡ë#ï#ým®Å¯av#î#/#úŸ##<text:line-break/>â—ä¯ß¹ð¦Ö…úÈÐ;ß•T#=#ò€{iÙ#</text:p>
      <text:p text:style-name="P1"># #‚_‘þu</text:p>
      <text:p text:style-name="P1">"0bó_Ã²<text:tab/>ëåãy8f»/Eý#¦1K5#¼…!#¼ük«¬Qù’¶¸^tÖ#¹l#�á˜#]*n1›´#í»Nù¤@ïuû[s&gt;•‘X�]i çÊFôd`]ñéí¨'€IÏ§:çlÇó¯5áÖãIŒn¬çÃ!›##X"xt©©Çë*é’k9Gh@$#P#q9=ñí”´¡^Œf#Œê÷§ðvÍ1\ŠåuV4\ò#NÏžõw‘&amp;#¥C<text:tab/>:+õ‹n°+#^]</text:p>
      <text:p text:style-name="P1">ú}&lt;¦#Â[#žÍ[—Ð½ó²˜*¡íÜ®;¯#Ø`³ÒÑê•- fN#Ø€îi\‘–•´t#\¥#æÈw1þ’<text:line-break/>Ò’’×6Xjüxe^Òî@#</text:p>
      <text:p text:style-name="P1">ŸÕ¿ý¥…Tú#V`€?ž&lt;#Ûÿv†#£ÅxÚ#(—¾Þ&lt;ºVwz#4±)}÷H�¸ ½G#Ob"sòw@^­#­D##Û#–@Ç`98¿ß9ýëÿ¾ð#?&lt;;ÿ‹¸–l˜ü#©3¤Æ*Ý0áùä¯§¶goÿý#·L™Ô¿òùh@–BÅ4r5#2÷¦0›BxîM<text:tab/>v�ìb#…¦4.»“t¾#¶yí@(xáO@Þæ</text:p>
      <text:p text:style-name="P1">?‹Á„T#Öëàû…ém‘«vm«‚æ©m+‚ñÝ„#Ú##köÐgŸ79;Áìe[ÜÂ‡¥åŠ½œñ{#¯¼íá'w&gt;��6</text:p>
      <text:p text:style-name="P1">‹ì#[—Ûüœ0D€úz##qï~×3}#å‰–V©~=<text:tab/>#ö0e,f€Üh¼£&gt;ë„##î=~5ÒJEq<text:tab/>hqÉƒ‰M6l#öíÉ"©##)(„qA#¤’n#Dª×Å#¼Uáí##¾,Q$#£½;û´éÕ</text:p>
      <text:p text:style-name="P1">¼àhÁü#â!x#%(##B˜e#àr;5ƒI™©0#ždrB^‰7Ê#™zÓ[Ó,Ì›$&lt;#ð#¹Nä•#Ò²ý#” |•k#wÄeÿÖ’##¿#½\ñÔôÿüx„##"yÒføSö¤§9«È#»ga`üã'?axa”ßW#ûæ‚Še.ùvùÛ÷¡êð^Œ9ÉHÿy‰ÿ·#…çÆ�ôõ„a�°wH#FU%`#}è#0Â[»GlzåfÊîQê###‚¥RÅñüýª#îÈ#fú¡±ÖaÝW#w¥U#îˆj#ÔÆ0}ÂÑ"—½¨L{Ae›¥Õ±/4UC1õ#|#¶Js®)¬`#~zü\ò-²—çùÈÍ-¶æZUqc;–#FÎclø¤Œ7S8#*Ð÷Ÿ¡V:VªaCÕ—P#ÿAÎ4#ÿŠ˜#bt¯q#øéŸ$ìçéfE'C‹î˜kNŽ#</text:p>
      <text:p text:style-name="P1">ð�</text:p>
      <text:p text:style-name="P1">ôùÁÈ[K#ÁŒF$ŽäÁ#ˆ#§Ûíøò###�ì•[#�#ÒDæ5Ôñžm#ûÀ�Ù"A#ã#×W\yj‡Â%/|€ú¾²¤NÙg ¥rÛ4Ãkê\/G³F”#~¾­@m<text:tab/>##íî;<text:line-break/>¼ŸZ#Oä¯#ÁOçg##ÑŠÜÜÏ„ éý*#’ÞÚÞâ/V³E#!#Ë±™�}ÿ#ˆ½PfÓ|&lt;.&lt;©wèÌji­yàšüš"Ý¨5;V¹6ëâŸubH°#)÷¸#W�k²Í;®�b!—ÜûÍ6VèXô¹Ö*VáíwAP…3W—EùšÖeÑ#z=@pþ/~ÀšÜÉ#X#Ç�Ë�V.ùÙÌÖbë¸6OÖ#Í!TQB1ˆÿ.DÊí#¿iÑ#üû]pƒyCr¾#½¸b.ÝšÓ</text:p>
      <text:p text:style-name="P1">l5•‚hÃÖ¥äõƒÂ#‹b5!Æõ#?$#ð9ì­k0~ÞO#‹#½½ùA��I#˜8š¦ÑW4ú0q¿#øFEDÝì2Wdœ¢æ</text:p>
      <text:p text:style-name="P1">Y#Ò¾N#·Nêú­÷�9í#Ð±ÜÈ½K#Ýžï@#“º¨#~Å÷##À#æ!&gt;x²q”û#Ð#¿‚š# �”Z…Ë#g$ï</text:p>
      <text:p text:style-name="P1">˜-¾¡ÑM#íÌ`i</text:p>
      <text:p text:style-name="P1">t®ŒÌM‹µqè*QSÌ‹i9ƒY»/úbVCeü"Þ#ÿ�Q#þta DªÉ‰K¡ÂG#*ç€Þ¹äx0�ž#ãÄžìó«¥E.øª#"í0:#­#]ùc©¹M xý#Nu</text:p>
      <text:p text:style-name="P1">£áaî@k~Ø<text:line-break/>0Ø.æh09¹f�Ü#<text:tab/>À#$#'¦LrÑÅÖ1#Êï\RÁzŒ™‡ÑÌÑýW#ð'¢&gt;#-fÙmÀ7Ú#ëÞîtwËÕc8œß?Ö#ÁÔHä+*¢C|6IÔß›H <text:line-break/>®#§‘ #4V##É�Z…Hëé‘¨5€nüõ#ÙE]¬n%ãr</text:p>
      <text:p text:style-name="P1">j#<text:line-break/>÷´Ý‚5]~#º›âw¨·}Ý±Úg¾;2,#eÛª·#’ð™&gt;2ðÅV$4«(KÙ}fô–F)°¡—Yp%¦</text:p>
      <text:p text:style-name="P1">’E#uºÌrÛ#F°#â¥÷X##ÄwˆOÂ$šÓg;Dp#ÕÑƒ4«¹€œtŽÈ^##ëÑÈþ�)ÝkupÍu^#£#íéˆ«fip‹#pÈŽ#LEÏ&amp;x½v&amp;Z‰{QD­ü…#Âc‘*DÏ5ig‘¢##¼#„«##‰àˆZ####Â#ÀIDaˆœ[##–v«öfìË'Óøø�H<text:line-break/>NnW`ßóUV›à¤ÝƒÄ#f¦b5</text:p>
      <text:p text:style-name="P1">U£Ÿ#WÛ5¦µ#Þ¿À)†rD‹â›u¢¢Ö###�ò#æž9D‡E®æ#y/ê.m»#€#§È#\†X|—ÏC¯n0V¾Ë]•…I%#å¡33Zµù½k#Œ#—°È8¤4Ý</text:p>
      <text:p text:style-name="P1">5x#Iã�ñºÁï_‡±\H¥D=pÚNËÕ×#¶:Õ* Ü°õ~Ö2w®tXà¶EÊV##Æ¼qØê#`P›úñ 5H'J= &amp;¼—”ˆrMÛõ./U²‚›G�äð³Ç“Õ€‰ZµPi„òÅƒÓ‘Ýñªz¥CL#±Ú%Ø€‰½`Žº½6ƒ[ðMžÅžnœ#\k##ùœ #ÇeAËÙ|×6ìÍ<text:line-break/>…ü#¢íÔÌèF‘áö=#­##ïT#‹X [:#þeñ.�—ïÚ?mNíÿ› #ÉS&amp;ûÚ$ž2½#¤ÿ“‚Î»‘ÜuÕÌ‰ã]#ß¼&lt;P”¡]/oIüîòi#ÅA«ÐnP�&amp;#Î´�Â_?éAl3#¾»á¨#ôiÔ#Í5¼#·›#·¤«2»B›(š:š¸žÛé‡F#J¾Ã¼Ç÷¹yp‹c3Í%{#í|#Ø~ÝÙ”Ú¨J(Eº­^/þ‹Œ­×4Fß±#]"Lá•ÛÑÕKöbÇ¯##<text:tab/>##õ;3#.æ-·#þDËuX  ‚Òî5ùÏqäÖk}&lt;'ƒK[�^#(d¡;i1##ô#\C•ò½³÷¾¢¥RVt„ó#´‰7ƒFD÷#n)M#…A#¬Þ.Å'ö´1_£ÊO4W]‹8ê~+$<text:line-break/>²##.œ�ã|Jž#Säv¿`¶##ÏúCZ÷ž[¦:;2Ü°òeòçj#ï#¦o;e@5Å"#,:M&lt;ôG�|è‘Z¡0¿)Æ½)ëšvßöeræèäæ¾C/u#|Á.×#ô#€Ë³ËY�4#·Ò<text:line-break/>ÖR2]2V’#\j£ñz“œxíï#çJŽôÀŸŒ…Ó�###Úˆ#øG„Ä¬ØÅ‡/—7àî#«u+s#—ß#œd;#™<text:tab/>8Ë]Þ†=ÍßR^#f<text:line-break/>4#[0ÃhA¾I+Û@Ú7‡š#”#Ý·$Ý¸z#Ÿ’Ó¶dÞ+Ùî±ç¼é¯IËX�u#•‘#×� Sø###Y+á®J#^ù™</text:p>
      <text:p text:style-name="P1">#„„#ë‘Îrî2&amp;@´#hØ÷~Ú:¥€Dç4±s#hÙ##1d1¼ÑÆ#árö`bá#ï½ÇŠ|TH0¿[í²(#0#&amp;Mï§é#åvfI#CïêYf˜m‡"û¥*Q§3¦&gt;Q›###"6òÞ©³öÑlåíÍÔré#8!b#¨sÌ÷}3Yp<text:line-break/>#(@"]oÿú•ê›ÝÁ#Eº#HÞ~º`uU#HaSØ®PiÊô§Ouà#<text:line-break/>jšI}ª#Ê‹äÜ#¼2Þc#KË}�ç±$¢#âÇ’Š&gt;¾8°á#f³3N”ZÌ­Æ—©%G:c–?… —K~Ï!#A¨$Ò&amp;(¼øo)¹µ&lt;#</text:p>
      <text:p text:style-name="P1">ï5€á#rÁì(ú#ò#âhÊ#æñ\Y(pPé�íõ|u</text:p>
      <text:p text:style-name="P1">¾Ê†QD[àXûÑ«\o^/t¸½ùgzûx#Ô†ü—w¨•##ràß#*øØÌHÏ</text:p>
      <text:p text:style-name="P1">mRv†Ò±#MB!Æ«Ó‚ï¥å#ò©y¤‘(¿HLÚ•íqV‘ÅÜNçg#U™î#þ</text:p>
      <text:p text:style-name="P1">umÐ6He!¼`ŸÄþ§x�ç@Á‘SÄ<text:line-break/>#í·p#ÏVÝ8h¡#¤:DbÈ+ßeó®†ã¼LÐGÆÓ»@ÁÆ•ý›z‡##¤Ç?#ß£Ñ#L-8,H_«6¡N*ªŽÖ#Î#Î×úÚø¹#ü€…£»#%Ù¬´#ßrß¿.|©Q¿½#NÑ#Ñï}÷¦#<text:tab/>#9¿Û*£™HnMOã¸bH»õ·™ÉÆm¥–#›Ë�¾•¹ –€aØèdèƒÐ# �Y(i4/ï¨˜V’Zà�ù½ˆÆf#�Ð·«µž/¡UÁ#óÉá¾6Ý8V±¤#ñJÎB#?ÍûÌ=Ãîeº©#Ûß1”UŒøiÇãÂ²; ÆÅî#Þ‰ð)ÝÔ”èÛ8íï›‹¬¹#�¬éÖÂßÙ&gt;ï·#C_#^b2[†ùx‡„¢$ËçóG’#Ã±X¦#[êi‘9-cº¹öêZ­š«S·|K#Wàì‰æ^hô#§#€”ø#<text:line-break/>ÃŽÅŸ6q€</text:p>
      <text:p text:style-name="P1">X<text:line-break/>Pÿã–Ü�œªP¤œXr#<text:line-break/>–¢_üŸ#äøð-#åKP†w†Àž8ŠZdHp#™¯g.`#</text:p>
      <text:p text:style-name="P1">¢X;†õ=vn#²g­?cÈ#~#mÞ5?Ÿ+#å÷j|�'ºÅ°Âî‡¢#¶éœ#œÇø½HÚìp?#í/PÕMØŽ�ï“#Æ—³#d&amp;<text:tab/>j#_‹&lt;ó</text:p>
      <text:p text:style-name="P1">¾Á!##¾”c…¥™á¡¹t¨vv8i½44#^%Ècu'FÒ</text:p>
      <text:p text:style-name="P1">ÛªÃÿS)�þvQ¬vç™üì}Fè}#aÌ0®�ºéNÎ#ÞN¶h1b#n#,;</text:p>
      <text:p text:style-name="P1">\$ÿe¢Ði²X-Ókóês˜1á¸Qîƒf’3Ó_lzñG/#üõÏ#úvƒŸ-&amp;ŽÌ-»#þˆ©/ÃÆó‡ß3òdÇT¾#4Õ un´Ï­€JÑU0ÄŸ<text:line-break/>Fõsà‰¹Õ‰3|#÷NbÙ#¬´¯Ed‚0›qEã#¡#ú #£éê##�+µ‹žb?¼’(š%ÿk„À|</text:p>
      <text:p text:style-name="P1">äZU_\”žæ2#­ïcÍµ1ÛØg#\;#HcÀ‘ž�}oË©¹ˆçŽ0Ýê†¡?Å;[öÝÁõM¨IÕê»YÐ#Å#sYê#ÆDØ¾y#\Ú¯É7##Ü®Pù#[ûlTX#ðà-‚ã=ê#÷œÁâJmu4¸¸K(MÙoG#ô6#A#&lt;|#{KNý¶Z‡-BvJw*“«aùTýÈ9ãi+ŸÁÞŸ¤\sQê6#”'é*'µ¯6ôŒT³ˆaú~…Åäòh#)ø#ØT#7ÕrT�qÞãô†t_%F·š®ŠÊ£îEaƒžj=#¢ÌVvá�nñ#ó°=�#x¹•#X</text:p>
      <text:p text:style-name="P1">#<text:tab/>S#emÜŠ÷ãu0NMº(9_’"ý##Õ@\²2ï†&gt;Û¹³h29k##^|S&amp;7aý¡^Tô@î[½ŸúÇï÷dæ�Gîªv¤Ê‰{u#˜x#=<text:line-break/>d¨p©×ˆµå#3N«:Lë`dÞF£�Pm– 1#9Ñ”&amp;#!Õ<text:line-break/>î<text:line-break/>ªp‹6fQgâc—b±~SîbD‡MÓvåÛ,!Jn#ƒµiÈdö¯–q¨(†š¶p#ú&amp;Ù#¤}#3�­V#Tû+ÁÏM”çÈÐË±ã^»TƒÇ[6}£#n‹J.ƒgB#ÃE{œ·ªü#l(ä#@™#ªî‰©Á…ŽM:#kÇ4b#ÆW.#ÆÍNX¾#-•H'T©ë@-#0ñÖ:Òøíú#ðÑ¡^³™pÊ¿#¬*™¥r£Èi’;#Y� åäfA÷eAÓK)ÌšÜÔ²3ç�ë#JV‹¥Õ¦�åS!^/×ë¬w22h_J¤ùyV€#ƒ#œòö¦øý�£‚Ä·b�¶jí¨QÄøÙÉY##A¾ÅKÅe#yp</text:p>
      <text:p text:style-name="P1">@#ì)²¤çR…_~I»÷ã]uÎ<text:line-break/>zsE¾#XEw‚###ŠV�Ä7Äâ#b¿3#Á²¿@##O^c+óqÅwB#Á)#4#x¾\C”‘L‚—OV¾(^âDPz®#…#•�=#µ]_K¸7½(</text:p>
      <text:p text:style-name="P1">€�àÇ§b#á1q”‰‹ÜÇí¸6L#ñ{§Å<text:tab/>##éf`ûKþk#¶NÆnãó¸b¸ëz+êÌ“nA@F#cÁÿÔÄP†_##°Gík™çìâ#@î{#a§1Uœøô:ˆš@ƒ;¿ß�%£á<text:line-break/>ÅÇƒø,?ó)8î•«É#Ëz‡)ZÞÃ[ÑÄÒìî÷vjk“ÿu”€èô ù×²rM</text:p>
      <text:p text:style-name="P1">ûež’8tEá</text:p>
      <text:p text:style-name="P1">øZó<text:line-break/>êSóµ˜u##œ#Frû2¿#Âí¶ü<text:tab/>¬#¶µà<text:line-break/>##*0#Yî¦</text:p>
      <text:p text:style-name="P1">µ…ˆ2€uì*bVG/#Å!ÏWu%ë3¤(›¼\IM©Ê2¡üÇÓÆ'±K=b#ô##^T#‚#Ãé£;“£#’ì·Ç9ÜõeR0<text:line-break/>‰ägú~}@u,xÍ‡×�Ï#•<text:tab/>Ì›Õ1u–8´®…Î$¥õ#_£ð#Aù9ð;,gK³ÑË„‚„p&gt;ô��^·½?mq^#ÂÓÙC�1¤åD¬ ôðõšùn%ô</text:p>
      <text:p text:style-name="P1">lË$#»"$ÿm##ý¶ë¶ÁQ;Ø~�o#¸¨Dg»P‡#r…2]dië##x###û_2#:gâ##÷#÷~§ì¶°.&lt;ÒæSÞ‰šœá8ÃU£/D#¿ ¯#þâk_µênC¯Ø9F–¼¥|nÕ¸•ûŒ³CIjgh­oÔ§²TÃF$¶ºÝ’Ñ–t¶òƒ²GÈ÷G¼»•-Uzžû—Äy#2Ô#´•ï:ªF"Ú÷eìaŽhÙ#úÐ‡¢_öžµDå2Ákä###®<text:line-break/>fÆ[šq#Ó+¨¼#šÄööì†nt4q�{¡g%,»ä&lt;km©ÜJÄç¹á#ðtâ#3qq#×Ÿ1}øÌ#0¸—¥MxZA£n9#“w%0¥ÖI=hzM\&lt;±I0�64)ðQ¦#}a/6áÊ#õžŸò­åôxY…&gt;�”³x8ÒæF†X:ó½Õõ#:³‰ú6##éZûw/pO%`Æî1]#)�«#�B€bqÆ×ôôZ#£�·�d*e)¿çÖ�#—e#«wSÇ…Vë¡4Lrˆ�¾'æ'ž~·#SSÐ²#Â6ÿIT/‰Õù©ÏƒÞÆ#æ#üÆñðkä¼R"#RA##U_!m‹_f!#ÒÎk†¬1ÑUä#é#¨#tAoý§?E\QNW¸.±“¦’¦~“Öò¨*Ã#§Ú4åEú�#êBŸA7°Š#š»"sÒ&lt;¾"ôžÆ!“Îµ‚IóI£±¤6¶õÚË#ÖcVÅ#“f#ÑŽ]#ÑÓÉ¸6Fø‡ƒ2O³C/VBíg°3ã‘C”ª#oˆ1ngÒ¢¼.�¡vuë,1¤Ù.\²Àï7(|;?Áú³I�³{ª’¥–#r€Æúµ¤‰Ñ<text:tab/>=ÄDsÁI–,Ø–áq‚“hín"Ê|‡3°E”eÌE<text:tab/>íÁ¼Ÿíãš#2&amp;ÜIÔŽòõÔo§gä</text:p>
      <text:p text:style-name="P1">#«Â�°Ã#I[à’ˆy+#øGk#C¢y¯ØT0F8vò±©8*uDÇqB;kÉ´#=¨æ1SE~¨¹9±F¼•EFn$�#ØüdÃ„…_šû#€Ä=�©÷#¤qD#úÁÖéÿèÜ¸ËÓ=z‘ì#‘\:PÎyÞ³êHž#(Ì&lt;%®Î¤›LAw?%$SZK#åC©·“C6Rä�#¶ãÒH#–#ÊxÁ(ôI#–p­#å·#ÿð^#ÊÆ3H‰:‹˜é|&gt;�x–GNz#Øù_jL ì<text:line-break/>1æ#EÿŸÉähïÈõ¯¿°^ÁG¥ÿ8ñ-&lt;Åþ#(#¼ÉÄ&amp;;#9ÑðY˜¾õ#5­#GJpšŽ­#êpÎ‚ä0}ãÂ#‰ nÁ�™ì&lt;æ#?;#‘yv#áœá`*#<text:line-break/>+Å—PrÏ#±øÌ¨é#‚ðH#�«\‘�V*#:\àž8Ú#¹OtÜŠX!#h#L%#0ß#~.#˜#çˆà3è92´°°§ÜƒÌ‰2#×nìŸŽþ#¢"##(##•Ü&gt;4b:#eMêø9žÉ~¡É/&gt;/°O#¡&lt;ŸÚ#YY¥‚l#þ¢GHãcNÛ*¾^oßóÙÑÕzúLš+ÞraáF†ÿý$ #~#ñ#&amp;’‘©bý#í¦B#ádO^Hýa# @–Á%ÓÊ`{q™‹ânëFq<text:tab/>h#V§´F(Í2#Ô##Æë0eÆ%îxÏ-I¹¶‘b#ßÿ#…##üwÄ#ŒRDt2l%#+#<text:tab/>#ŒýkˆôèLÖ: &gt;&lt;~ß¸'ù—¥Ÿò?ZqN)êã#Í#Q##¼ÀTy"fó¤mÀTvd™}#0�#F°&gt;nÒù[P-<text:line-break/>E-Ë�·,w’#ñ#ÙKÕÏ§ûí#®p¬3¡ç#èîŸ÷ÒO€�?`"#ñ?×V<text:line-break/>y„ÀÔ&amp;æ�OŸÀ›È‹²#ýi‘*{úJ#z_&gt;§ôp¢|3</text:p>
      <text:p text:style-name="P1">¤ÑH0‰áDî#%ØõíÆÃ'Rõ#“Kmøü#À÷ûÙh¤ÜXo‡,Œ!4™Ÿ’#‰Ë"¼Cƒã¦I#§`Å#š6ÁÀTËÊ8†º5#1¾_^{ç/€•�#Bu¨ûZ#ßh‘d{i÷</text:p>
      <text:p text:style-name="P1">OÂ#ª&amp;ð¥#mQ#Ì#©GÛ€¸/#(�Âú¦[¾Y”üµÿ…#“Ì ×H##³#\ÆúYÃm78ÜêiGôMl¢´ŸH<text:tab/>øÈVí&lt;½…=¢k TÕ‹ô=_)“4xû‡#</text:p>
      <text:p text:style-name="P1">#ãBg3SOÂbZüq£îP€O�xüß#Ú‚{!B##ÁÒ#W</text:p>
      <text:p text:style-name="P1">žØŠ3çvèÞ^ë¥Q¡£(hO#sbU:œ÷#<text:tab/>ÐÅ<text:tab/>9Ä#í„¼Î¾Ù´#ØUÞÊ×°yH9Û`dåÉ›ÇjÁ»Ìƒ]ÑR#§¿wš~ø£#&lt;Gã&lt;]#Ža;#ÇÈþBŽ£ë#)¼õn‰D�}\Ž˜SÃLpÃ#T.”úµß¬Ä²Aä­eærf#Zj÷Ói&lt;V)f#;{ðÛŠfž#¸@j#ÂGú$·ºÊ&gt;›¼Y()ýÖBÌù## #ˆÉŽÔmçïŽ#OÊ#cAçeÞ#Ê#æ_Œ¢é\Âä#Â~#¶Ã{¤ÑÝTÛ�A8Á¶Î@–+ˆŸ5/]#²ýÖxöŽõKg•þÂ�E&amp;H3#bk¸4?+Õ¶¿NêÑ±á�„#ë£…Ô#z™Ê#–èë03ŠÙyÚ†ZHfí�</text:p>
      <text:p text:style-name="P1">�#ÿ`d|ÄVÙ–2_Ü½©Øóúk`wn8#<text:tab/>Xý¡6™#•K™£#¡q­#cO~ë–Sm�ò¶c#lM#9ðªto##g^˜à�Ûkzº#RÆ?ã%_ÊÓ¦.­Ýûù¹#¤­\§j#u ýÑ(A–—†Û¸w¤/·ÿqr)#J°G¿à‘¢EÙ£Ìs«�þÝHñ¼�GX˜#öåVµ¢3#�$j:éøR#ˆª#—¸FD'øEkÕâ"/Q¼HÕQhòÛ°×¤ò#ß{lœ‹°½&lt;#ÚNB™ìè#¿Ú¡¢Á#Ñ#w-ß</text:p>
      <text:p text:style-name="P1">² Ž“¡Ì^UzíÓyûIÚ#€‡V3Öe;Ñ"PÕ#8‚O#âX#/9&amp;#Ì#v†WÙô+øœ+tìË1Œ'G#{të¨c®nð†#áÆ+–¼‹#V7–dÞ¯êpj‘«Ÿ%I¶JÊKX¢#»šÏ-(Û#ÍÈ†W˜ÇiýÊ|ÿkóþÌh\#6W'�è#¤#Ý</text:p>
      <text:p text:style-name="P1">¡™&amp;7†:v—²n‘–A#ñ#ÃxõŒvSœF##ÆßÐô(* ã</text:p>
      <text:p text:style-name="P1">#¹aK· â7msy²Ž[v%Ž�¡þÌ›Xý€##«‚Š–úI6#ÛJ~‰£K±ž###âBðˆ~Ê‘]-ÆadWÿ]Ý#àÍˆ~Cú·¦ØOt¹#o‹Ø\‹ø’#šoÑ�¢(&gt;M/�—æµ€”I¨åö�õ##êh?®Êv·Ì##ðÐï#r®h[]¦Ï¬d&lt;us##·eˆ¾#,#²„�³k.<text:line-break/>Y”l×µŒ#¨/XyYãÐH�T’™\—ú›T#õ,Þk6â›##)jV8µƒõ#˜cß9Qv#¨†®¯&gt;ý€‘Ïª7à</text:p>
      <text:p text:style-name="P1">jŸ7|"žñ‡–u?[</text:p>
      <text:p text:style-name="P1">y©^Yu#Sb#Oœ$Bš(×r\ÚNþç#ìç½Ç!Ê¯/#³ñ<text:line-break/>â5§‰ð#(GýEé#àŸ­g#ßP·„€ÜËƒ#Á#ùÖkê§<text:tab/>™Ùö9ÞCd?no#—õôÌ##8¨ˆZƒ˜.Íkü)Ôßù7œÌ|4::jû5Çµ#¥éëMÆL#/#NdËòCQb"º#ÆËŸ~?ÅÉÌ6ôÌ³"Ág#a¾#Ë¥=Ïçó&gt;ü|8öú€~V$Ìô=¬ebañaÁƒ£°Ñ#Â#ú¨Šð�o##¢høH“L</text:p>
      <text:p text:style-name="P1">Y‚°BÞûæ.#ƒ=#±ÀÉ¤ðÀ^O÷Ÿ'šÿ†“�ëËÓ˜<text:tab/>#&lt;�#?#Rº&lt;›'#ú#Ž™ð¤&amp;Ð¦Q#<text:line-break/>PymÇ#°{Ü9ý#Ñxb~#Ì#îÇûþsxÀ#Þ# {#˜ýï)Œ,#ã‡<text:tab/></text:p>
      <text:p text:style-name="P1">zð_~ú¤#‚ChñFÿ5•ñ¿ÕÆÿ·×©CDû¹ ÞëyD�—f<text:tab/>Û#­,##�‘Úþ×X¯ìû½'X�<text:tab/>ÿXÃÅBô#â÷�KVóšo¼¡?F�ðÔÞhÕ™#ÙÂ~;½){˜ÉÙ—#‡Ýz¨#�#Ë+ÿÂ‹²?ïÇŸo’ÁÑ�É¤ªéIÌ¾#¥êa…##n/²°ºu#bÔäkë˜œðÜXæ4‚�Þ!¡ø####W~²›</text:p>
      <text:p text:style-name="P1">ÇQÃ%*ˆiœÌDd‘–È¢—“¿)LsÂ#Ÿ#êE¶Í/ñõw#“v#Û#×ë/9Þî“4—èI±‚#c#(UJ)â»Íó¶zù¯�º�íT#�\ñÓŠ™cÚïõq</text:p>
      <text:p text:style-name="P1">Š�B�˜Iƒe#vÎ�#ÃûŒÇš�Áç‘¸#“Ð³*&gt;¢&amp;k{ÕÌ³öÛ#¨®›Ò!âŽJmnòÙ#nßë"åœ\b##*##1#k×Oì‰BGr¯ärô&gt;¡·¢rø$é#-#È|ê#êV¹ð(Ýrž£»Á#)<text:tab/>###"i]¾# ×y#šQ# N¥¼#RJ<text:tab/>zË_(p#Jé™#¶ß¡�nåèqS3ððï#¦ùÄ 2¿¥<text:tab/>##Þ™Ž5Ñ&lt;µÏ&amp;o‹ Š5%^D=Åô€d(}…Ö\†.IÃhì¿äK=ýÜ—ªÚ^›A”�ŒÑO'&gt;Ë¼T}Un*džYñáÚ7Ãÿ è#ðC=áûØú#À¦ž#v„Šlcó±±*Q=V…èáû¶x~ÅÜ‰qÂS¦iæíiÍ# #í#ïrÂeûaÞ÷#åÕ_ÿÎÔT“„_X¿x•Ö’ô«P</text:p>
      <text:p text:style-name="P1">wâ±ÅÌYçú#Š#Z…‚¥TÑ#"/#<text:line-break/>F­#ï#y7#y#â&lt;Ž95W×Pp¼q@­Å&lt;ÆŒ‚#ß¨ñ&gt;#Ñ|</text:p>
      <text:p text:style-name="P1">fA#»%ŽðÂ -‚gDe\ä#fB©¡¥¾ëÕT€TÓl6#KlKZÌ‰##¡#{çüŠÚ´}ðÇosä%#+öi÷aÝ“Tœ†û×­üÍ�·#ðà.ÅbÜ×„‡(ú½S#$@¬oÎOâ‘—"A')Íõÿrº¢#ºŽÌ#ÛP®µÖE#ùˆŽíd*W{¶äDŽÀÇÊ2ÄA]�sú#ÀMÂ×ø#0ðŒo8¨--^wêNg#</text:p>
      <text:p text:style-name="P1">ý##¶ÀÃLù­ÿÅÜ[#Å##m£‹'�@p—#ÁÝ}‘à#Ü#‚»ëâ##‹»»Cp·#wYÜÝe!¸}äµºuÝ[ußªûãÌ�©�îçéé9§{öLw¯ì#ÖEsÿ#-Âx„­#aaýŸË²¦¥Žç‡¯uâ#¥Ÿ–"NÞÁM×Å™«„~#Ñ##<text:tab/>E¾+µLvÚ#ý#aÈÚ•}N[</text:p>
      <text:p text:style-name="P1">7#]$»­°^¶¾*Õ“s#Œ“Ò’²ëo#‘fÿU½¯x9Î§r#…±‘#&lt;©×$«##S3oš5ØÕ$µ/#wYÖá#0ðr#‹t)&gt;5e6�##ù</text:p>
      <text:p text:style-name="P1">#a#�ìð–&gt;²H8#ÁR¾<text:line-break/>¿1b#(çp®<text:line-break/>v8¿¿òûMïÙ# f·‰}#²Ã#tw#¯ŠÐø*ÆÒ</text:p>
      <text:p text:style-name="P1">ÌÅ Ü#R¤¹±#r#±¯+*�~#jH¶Ô%Â•ç’q›#kWˆ›#5ý^[R#g)<text:line-break/>¦òˆª:(N›#K<text:line-break/>#M½&amp;î’9ò#ê&lt;�Ðf‹ÞÄ|Sï§ß|¬#¹ÔŸËä$°â—¸úDÞð¨Ø#ç#�´F</text:p>
      <text:p text:style-name="P1">¥#¾Aþ&lt;„�¯™E#%òÃŸÞnåªÕ[ÑUHjlœŠ)²Ì&gt;«R„ËÝ_ò'}NÈ^Í¤#¶iMY½°|ÒÅ¢·0SU#1™E$J#”~#ÒEÉØØÇ«H##yä=jAêK#ðaÚf|ªëKg!#W¸N#÷&gt;#4ÈÄÀ#e�[ôIÁË©³ÃÝ|¯ÆíC=ŸyˆQK´lö`<text:line-break/>ñW#ðÂÐÒ#“ëJJèKä#f###—DoÛó›v…wqœn"kÙ­MÐ©°æôË°âÙÔ?LeS#i²¾ˆ�šó#¥Z«­ÁOS´UñmJ÷Là<text:tab/>ì•Xvò&amp;ùj(ÖÎº ¯~q%“�œiå###Ÿ[rŠ”4#&amp;$]”~^#ÖÆ?6ü(¿;º#»:g~¢/éËïaNþ#M"#^m#%#º­lg‹i\wáDñ«4L»¬rùê¨6‡¯ [˜jÞ|Eå®c…##@S#Æý'§#dF}k)À¹Åo�qx¹"†Òxµ&lt;:wË5# Á×(Ë#ñ-æ €þ±ÿ#Í#yþ¬¯€ÿ¾ÌÚ8#0ð?Ä*#hàHÿ#\òŸÅ#iþß\ÇGˆ#¹ó¡ógý¿&gt;#ÿ[[ ÿ</text:p>
      <text:p text:style-name="P1">­Û/##«ôï¼TÌJ_#æ#òÔçz<text:line-break/>Äƒx[-ë#�êsúŒ#'›è:</text:p>
      <text:p text:style-name="P1">$)g„\õû##wþdÏ5Æ†l#}D#Ã9ââY#:XQ7##Ð)¼Óž#ëÊô#À#c#ÙAþ•È#%Œ#Å-Í0ù¡\1Ð¬ÀNõYNÚ#[#_Ñëâ,KÝŒD#ä#4a#¸F¨}ïªF#úˆ9JèÚÔ�Å#Ïð#æZódî'˜éÜP©|¥¤ûÎ„›,.AÅ]9“’"Oè­ýt#‡ù]<text:tab/></text:p>
      <text:p text:style-name="P1">$a†Á¯«�{Ll2{8#uŒ‚@‘U±zWJG#ÎO#Æ\Ao^´­#ËÃkÌ#®è8†üç¯#Ý“®þâ"ß&gt;Ç%â�ÙÝ©ËÆße#‡”GBA#^Œ'7ìO\]3</text:p>
      <text:p text:style-name="P1">¤c²lÈBÎÉãÒ¹#»ó<text:line-break/> :›#¢{å¦»¹ñÎ#ë[#&gt;]á¸hßA´«<text:line-break/>s½#�#g¢œ#xã†kœG1‹&amp;¤#íÅ<text:line-break/>Ó‡Ä/#p�Nt}Ü#:QE#ÝÖ##Î5Î©›½vÐ¦ÙöòÂQ£QM­ÃÂÓÀßª«S'.…-q\dâO-üþ&lt;=¥0Álg”##U–Ô1ƒ¼TÕˆéßÕü¯Ç¨~÷�–ã8ŽûZÑÂÓ¤ºÛ'ÿª¸#Ÿ2+þ°®ÿ‘Ë#ßh0õkfÇ¡®Ù##¶ÃÈ^&lt;DMÉ·õÒu#Ïh&amp;­ä#…kÏ�ÿ…Sá}ôòÙ+À³)ö#*]“~ê—[Ó0DžN4}_æÎµ¶U«í)Ð�#ì</text:p>
      <text:p text:style-name="P1">ñR…Êù¬¼#}02q]Õ"Ý5tìSo�<text:tab/>ê9J˜a'ò</text:p>
      <text:p text:style-name="P1">]sþ¦+ÿ8Öu2ƒN¼ø|ÿ€¶«#�Õâæ[#ñ¥T#hQÝøä­6¢§0·Ù©#°—¨Xâ�'²�Üºd²5¡ö'DlÉ(9ÚêpÛ#Ÿ&gt;)W´ÇZö;»^�¨pñå&amp;½Dk|ú¦Œ¿#0ÏƒJëNûBw�4å2„Uú«©ŸŸê£™®‡è°‚¡<text:tab/>ú_<text:line-break/>‡¼n‡²#AK9¸&gt;#w#‚Ö¦!œ#:TèÕƒº·v^ÍÇOÊ|�¬Š<text:tab/>ºý#i"#ÆE²‹ñQ½Ñrjëu#Ï}…�#z#</text:p>
      <text:p text:style-name="P1">ü*¹!é÷#ƒL�#8Ü„ûÍQP¾Ôcï'aãË¡¸#Ý»tü#‚ÁN÷<text:line-break/> å”8#HXð�ª·ç#Ê%# |#WÆ#–#çŽ¼«xò„#t_SÖNÐý<text:line-break/>64ª4ï¨%§m)$êÁ[Û#W_#Ì©#Ü°w6GÙÅ¹Ÿ®bu_à<text:tab/>n#µÌC(#Sµàà®±]u&amp;S(�q<text:tab/>PcÙ#}¹Ö#0±¸oØ’Ø¤¨[»½#Œj�#zÁ%‹;Æål±icÒy#©ûó@´³dªé#^I³X·´Áä?­7#»/#Ÿ# ¢îp÷o#ðƒrèvÐ�#]¤nÉeøµFT£~#¥</text:p>
      <text:p text:style-name="P1">ÊsûYÝS,€¿{»EA©Åf)5íðë#C·m^##Ï„OÖU(ïP*Þ<text:tab/>#¢Š`_áˆ#�¹¼àBûs7#4µÒŽ#'Æìö#oÅ##Ue’�ó…ö[ÁÚ#Úuõ¾Æ#:¿tÆ„##Ì#ùØHEùÕN#Ï5Óbå©°æ<text:tab/>·#“#<text:tab/>Ü##{#[GŠ&gt;#×ôy#÷VJ3¶##Up·üŽö*)¯5«Ù_¢#å*ò#ý$l^8O€ˆ•#‰àÃP‚#</text:p>
      <text:p text:style-name="Preformatted_20_Text">¡€�ž#õß?#,#€ždD¾ÖK/$õ�­UÉ†ï.#ñLˆQû�ã­Z#‚N#4å”ÿýv�ž¢7‹¸#*#çò8C#8fP#}4</text:p>
      <text:p text:style-name="P1">Ò;ñGVÏ¬ÿ[#,þ#•ýã††#‹UH‚š+#5K#ƒ#Ý»ðŸ¬#N¯5ZZ5áírìýhÿ÷G#Keÿ^¿%ë#X‚µÀöòéˆð0kÖ]gÆlŠ</text:p>
      <text:p text:style-name="P1">,M<text:tab/>6`¹Àv#Óõ%p•WS:##¯}éf`CåS/î</text:p>
      <text:p text:style-name="P1">ÙˆÅ™¡SÝm›äº£”3ß£ëÏ…„t#½Ëz@P†³¶vÈZ&lt;U&gt;¦¬Í•#7ì�~´Jª#<text:line-break/>ÆvT#VŸ�¬#Éˆßs#¼#••{øÆ~p&amp;ð¤bú¹TÕï¨m�³#U�b­~Ù#Û#�ý¬LJæ,&lt;#¬]³9ÿÍOï)òC%PB#”é’õnô�ªÎ#QŒê#ÍQ÷%®WO#—´£)–Å/õ%±zƒ°©#RE®&gt;�ŽŠ¶aa|ä&lt;w =£ô³9Ú#¸ÊéYû‚7]#Ü##éË#œù#&gt;P¹¦#š#O¤MŠ4»ˆÚñ#¶fRÂÍP`ÁÌ=#¿eQÏž,l´#AÌ«Éþ=`"(Ž�()#JiWç(:=Ï#œ&lt;³íûM#Ö¹IÂî5L#Ûü#„þÂäÉ}XDeóV; A#ÕAÂ#U—´íù¨# )ª#Ýq.#Ùy+<text:line-break/>S‹5ø æ�žw€–&lt;t|*ÿÁø'ü+ Jœ=¸_Bd/#}¸·ö)•xÜªž”+×½›‡~}©Èóf›ÆQ5çKõ9kìð&gt;©</text:p>
      <text:p text:style-name="P1">¢•c#�îV�ô#é#Q¨jDÆN¤—³0]u$—7#¼¥tI3c‚¾$<text:line-break/>]åìUzìà#‚J’H¨¡Tw?]ÔÎ+à�#‚.÷ÎUì#€ÉûÒ5]##t~¬Î)�)ã|#LTÃ§N3f#óu¶#¹³#ä#j»#<text:tab/>ÃìGk®�›Š #kã[à¤×<text:tab/>#N€õæÆv0¬Fl#0</text:p>
      <text:p text:style-name="P1">ä›-áD.÷±Iˆ=ð,u8#2©[#P’·F#ÞòPz#Ü¿ªð¶GwÑ<text:tab/>ïB×Žµr‹gRÿ&amp;ÔÀeQ^d&gt;±Y®Åf#»e/6XQ##{³‚QòÅ@UàE</text:p>
      <text:p text:style-name="P1">¨#‰Ü³ÏÉ¡úâ[Þ?®3m)âÇd‘}pØPpìîJ’Õ:/¿’_‚#@¨—â#Ø…¾£}Ñ¥¼…ïœ¢†÷ª~¢C®›k›ÁÀl’ß#Î=Ù—\‹ eÅg˜òà‹¹#[Æ¥Ýù�ä§ß|éÛ.ÌŸ¢#�73¯#ñ#µk\±¹’¼ˆIÿÿÚÅ#¨0À�vÅî(#¿ÉµÜ###rR)áôï<text:line-break/>ß×´Ù¹=-ŒÓ[•ë#O—Ød­|Zç#­pG3FCºà€‰µ#a#ÂÏØíC(âð×#F+(é†ß™SðÂÇÎ¿%€Á#5s{:–.-8j©¶ù½#êÒ2If«“¶j</text:p>
      <text:p text:style-name="P1">#M"ñ}##îÊQ¦-</text:p>
      <text:p text:style-name="P1">E#ÍWœµc&lt;É­�#NDw#¢?û’Á#­G¸wàeÌ<text:line-break/>¬·«ì�]V™Y[#KZµÝ#;,#VŒ#£Ï ¬G:·•ô™/Ý�”§�#\¯Ûd##™´=ÀëÜÎÜi9¤#ö<text:tab/>Y#žx¼€ü"+í¦##Ë#ƒÕiýÖšäâ`Ju1##éÔt‡/É·#ÍÛ‘·##‡#×³ó?zÒt5</text:p>
      <text:p text:style-name="P1">»jCM—[#,‚—#6�¼9(¥®¾ê‡OÒ”#•(˜"ïf#òY1#b’IÚ"ÊÑJÊµ;;@À@ck^#‚Žßí<text:line-break/>&amp;„‘l_ñÆ"Ák:4”®ôÇ#S­#ƒFðêÊ’öö(ê“á7¯#xvúí—{”ü#Ž�‹éªšÒµÔ!ð#•”ñÀC’#|#¨£#</text:p>
      <text:p text:style-name="P1">$xòGÁ³8âŒ3êka¢<text:tab/>�0¾^_À’–#ØË&lt;§öb§X<text:line-break/>RÙ€ìoÇ¼ùÈ.#C1#NÕ÷AQpñ9u9^iÕÃíQ##ÏUúÔ#üŽò#É4#^#ÕêÓó$ßé~</text:p>
      <text:p text:style-name="P1">ï6#ŒŠFÇ¬€ #ÎqÉ�‡½Ñ§‚äw©##cX2#4D¤ü”nK¬�™kÖ*­!çbMƒ#WŽ9?×¶ñò#Jõ#žßr#µPÑä¸�#4[.N_ª¾¶V®6gá<text:tab/>´™Øã/ÕÚK^I™</text:p>
      <text:p text:style-name="P1">­#™2Û�(xLýªéx™ö#SJBL#ú$I#8##×ªõ#!nw[â»ÎAµl#Ô‘#’ú©ß‘6ûEëéžÑd�b´M<text:line-break/>ïÏ§ìc):&gt;xxpè\¼oÉñ#v.¤0Àxf»Å:#Þ{ïJ_&lt;2ëC #¹##¾½HÄrç¯v¾z¾ÄŸ:©Ê8#Û#DØ”\b¨"ƒ‡`ßš´±º7�ñôzšz:‚�Cò•û©OÁõÕt‰€#¬#²##¯ !@u¡žÕÚg°ª­øIaƒÿ×1{#£3n#óÏ#÷#=!H-C#ÆÄÔ½Ú!ûá.‡UïÁÃ·Š#$#¶#=¶öÔ‰)-¯W€ó|&amp;²=š#�</text:p>
      <text:p text:style-name="P1">ötõÖhã#Ê„3&gt;O¬»ß#B¿ôŠS###EF½ÇW�ƒ&amp;&gt;ßÄîð<text:line-break/>·c³Ïø—Ú##Œéó{ºÙJ}€ïëÖi#q#IÞÖÙL#¿R] `øXŒ(êç'cþ‹òcõ3×Ÿ÷#$1bÜÉ•²#–/ßWlSÝ‘bÐÌ$b¼"½fË³‘“#ç––6#&gt;-p¦¿‡ùr<text:tab/>ýÔûŒ~uÜZ)¾y#Ý‡yÔoh#'Äxsñ…Œ~èš&amp;¼ëv¾# ?]õq-ÚÄ©7ž±Ý<text:tab/>cUA•Äj÷Û##åt=1¿B’#Ÿ¬ŽfŽ%°SM4þn›Ó/à=•U�–IÈc'ß#é™#û#»“N·#üÖ#Ö–hœ¿\&amp;Œf`Ñ#p#¤‡#ñ#Ö�,–ŽB#W|3#›ß5µP“ŠÒ'Ý)#éè[áÞâ²0”ú##*!/fFñÕÊ�#Êzy’Çåö– <text:tab/>$#�Ú­z�¨küËæ�êŸ©¨¦€3“Óxý¤#ŠHš#eÀ##Ø:×÷ éÊ#ðGY›#¡yù###Ý%mqœ&gt;jO|«#_#Á±¾]èc—Åå+€è{G¾n#Ë!®Sü4#Pˆ~èì4ú‰¾·ƒb/]ùûD#«üû˜'&amp;~#Óõësê¿U#[6¡‚°³Š0ÅãBþóø#C�#�ì##ê¿Õ¢ÐÐðµÏµM!v_#©#‡w&gt;Y<text:line-break/>ö#…ETø�l0£Ä°(I#/Èä#•â(</text:p>
      <text:p text:style-name="P1">u</text:p>
      <text:p text:style-name="P1">„¨�tà*QÐ#V´Ëïã°#ß!ü@ARðÒ#8b;�8“{Þ##jO»yV—</text:p>
      <text:p text:style-name="P1">“îL?±�#ÝwîR ï9×!pöÞJùÑŽ†1²u,Ø'ZÖfÖê@#¹æµ­´EöŒ©3‡#5M»Bƒ3#/º‹ªÚëy###o#ßgÔº½::îOý¨#˜Íøû†I¾"…Ð¹Œ#Çˆâ#ÀÀYwõùä¶.›u´ö#à.À|§æ–$=NñE%7æ#(“Æ#G<text:tab/>@q¾Ÿ¡vúÒt™“õ�×0ØüXiù�¶´Ž"ô‹&amp;LPÀ¤Z[ˆ³#ÅöÎ îv‡ë#\ÄÌ#�'“![�nÆ§–</text:p>
      <text:p text:style-name="P1">m|çH�¼¥�W#Š7W#øF‚[™‹O&gt;{ºÕ;û#</text:p>
      <text:p text:style-name="P1">øY®ýâ:'IùŠûaÂÀJ&gt;/îÓP##\lZµW¨žÐ&amp;šÇ˜#ë‚å1#N&lt;�æ#R$È(Æ¤’HQ]‰‹¾³$½\©#7•mù$A·##½èó�#¸#' ÆA&gt;¡#™Ý†=ø#¤žPû%º#'#÷Vô„‡dLNŒó]çØ¶#¼¡@#ˆUÉB}Íô¡3íh%ÒÐ#Ï<text:line-break/>#Í(}#¼#Œ:¢Bœå##´JãÁ˜èmZJÀÀˆßG��Ì’§þ5Õ¶ùÌ¹¡#Ea[’+¡È9-#_ÒåLùæn˜2#3V~[Ro"õ#÷éZ°##Ù÷&lt;‰5#3,Lpûì úo#¯j�Mk”ÕaFJÂå’RÛ3J#M{ž‰¿¹#Í½žæÜD#s¾ÐMÑ‘x5#‰##ð,¡Â#‚¶0oFèî+àC©ÝŽÁšQóJËS™9ƒÛÙ#I·šŽíº]##±#0#Ž9Éçz+½cÄ÷)Btœ#^)iB##À¦ü¢ãÜ÷­mb‰ß•4D¯Ù¹!¹©R¥</text:p>
      <text:p text:style-name="P1">äY59Œ8#/§žN‹þŒ#µq#¨4ÖÓ]Y’2n<text:tab/>”¢D"4U.êp—i�9q#±æ©2Aþ€0#ô¸#fj·øÒ½P`/k+âã‘‹~d2Ü##¬–#áÐQ8(ªèÝÔm0R©[rtˆâýx³Š&lt;ÙóG'\}Üözc#Õ‡}Š+lË"YyüPm£xN#‹düû¢H4›4³µ˜©¥Á©ÑS##Gõh@´‰œ8;#ña¨È±êHófBtIÑ}v#@÷ŠÖg�.<text:tab/>z,qî#»ÛÅ¡ŒÏfUê%0á%â4‘ÚÇ#­¦Z—#�¾)‡}�‹(nt�+M#�Da;#¶®»˜#eªþ½&amp;</text:p>
      <text:p text:style-name="P1">���˜v‰##8(‘ë�#›ø€ºª#7¹Øó¡ÂáRrTTÍÖ#j2£ú¥&gt;ª¥# «vP”=b�ôe»mN1¼ŠúÒvR·‡d�z®ôäKK‹µÀï¹O�#B"³þU#C&gt;K7#íV� u¯#eÑ_¹Þ}#Ê¸Yô#&lt;_ª+##ó)#ok¹Ïß£òùaq:R›”B+#—&lt;¬nhÍBL#¹#L’x9·´#úb</text:p>
      <text:p text:style-name="P1">Ô±#Ê¬œ×“Ø#G5¯âã#[*#¥^6‘ÊÕXtÐ-å(Ò$íÏ6Ðô­å(“?¦zˆŒ�^#Ž)MÍ8¦†Ù ¤}ïâø±«Óßgb¶òç#ÒkÐ#1I;“Ú€IâÜ}4_jty4kN#ì¡µÏ’#+þª`þpXqÌ1#I</text:p>
      <text:p text:style-name="P1">Ì³JæÂ‰«@Á#uÒŒ#³Q¬6#2±‘ï�ç%BQ‡­â�Ã¶#´Á#¹‰=•#FUJ*µZÿ”do#$íS;¯2ûž�kòØ#ö-ãïcü˜ÿ¨¼Êt {Ëö<text:line-break/>�A´^’Óž##µÒ9~#S��¤ó&lt;7—[£sô:ò-yj·#8^!b›èós¦Ø!=Õƒy�èÊ#Up89‘"„Û##•Ìá9 “SºƒRX)·Ðë"òÛˆÍ¸½µq‹É6Ä#’`ÕØó…¶PB¢gk%†ý¶™<text:line-break/>J5Bí/6ûKY­#½Nªª\Ê_—Œ·Æünd1û,#[t#£¤Í#RN·###7Ô3´­</text:p>
      <text:p text:style-name="P1">1úKß'|QfL?¢Óq¡Â##´VÖÁÃ™�Ò##Bö6`n2ÐNB´Œ#Þ âž#"J!ô#&lt;Ö#iÆ#P#‘‹Ý^</text:p>
      <text:p text:style-name="P1">V?\ø†(ýqù~–ßö#`×Þsö###—ãœ#?##úž×#]_TCu#ïy·#º²e¸ž#÷I#<text:line-break/>ÀÂ#3°øM)ã#Ž}êéä##iÍ¯#‡ÝºÁ­2]´µ®9^Ïœ¨B†o®û#çubÏ}Oe’Ñ_Â:&gt; #,Q"—E�þÎ§’‹Æ/[/jLk´nÓ°pÖh.#Ãñ'1o#2çSYÿ0×7xRÓ #Ïê]ÉE2àå#ˆ®n7Í€!@xxÝ$èñç½Ò</text:p>
      <text:p text:style-name="P1">X÷\VyÝ#o#é´Ã|¬�ö£~la‘{Þü# _n`Õè.±$µ8ª4ŒœÙ&gt;#½"_ŽæKÇþçkT´Z<text:tab/>©p�ã•öWÐ#gþ[$ŒšÐ»§AªZš;Ëqx�±‹ôø#«�$#ùNCÁd,</text:p>
      <text:p text:style-name="P1">oa!wt×Î##Ðaø‹­fcmõ¢<text:line-break/>S»ã\M&lt;dÊ†‰‰Ÿ’^õ\ýd#éÜD)kD#m#žh8;Ó\ß`ùÇ&amp;‰Åñ‚2¾@ÌèTkz##šx…­ÄìÎEA#GT¸Ö/ï¹…¶¨å#-¼ì¯#œ¦µ­Ô×MSÎB #,4GH™O#?¨ íÈÔ«,ƒ#&lt;'ôsö§§ú³1’Í°hTí?»©Ä¡#$Úö /ýï#<text:line-break/>½*'–£êücrû=)gbò¤‹Dlj&amp;Ð#rXþÞT#g¢p«HÎ˜F#_pž,ytqÃ#@™$ÍÆ&lt;¹ºÞ×Cqrá\µÒ2`%Â#™üF¶<text:tab/>#á?ž}Ãà3%ø«ÑÔ"m<text:line-break/>–Ý#m?(Cò‚Žx.-#ÑÎðç#n“äµò&gt;YÄ·Ép”<text:line-break/>ôóòïñŒah`¸<text:tab/>R+G|F\dÎæÝ¿M©8¶tyÔiˆ­BF�JžÀÞwº«z� â§7#ª#*;ß"Ö{PÄ#�õÓ:Õ\‘,¤½„a0ŸË:.¾¯#3èõÒ­#�ê=©¹#6#fzœ¤e#2¯C¨##y°ßµ7G#=çi˜@ê¾—­ö9Oq¾#ðô¬äwavE…N¤»IUÖZ,™¸1ú:‹Ê–�œ###</text:p>
      <text:p text:style-name="P1">¶O#;0¾´¦µ3#Mc.:ûã€›róGZ—¿½6=:‘#ÑcEƒ#ËìÊ�#BÙT±Xü¨7d·çÚJG8t@w#PDK#„÷˜drYŠð´¶</text:p>
      <text:p text:style-name="P1">s§äP#²}ˆ³Â^á</text:p>
      <text:p text:style-name="P1">”±Ö«ZOä‹–I#�C0$ö†DTG7çù³jSSf&amp;Ê¼K1Ðó<text:tab/>‹kß.Æž±MŽ#JDùÔ´ÄôÃOš##Ž-ÒÉ]%ÂòÇOÓJûwl]\Îi(ïÚcêa&amp;#4</text:p>
      <text:p text:style-name="P1">]™QgÀ1#Óûü)ÉFBñ<text:tab/>1ÅXùH}!ãÂ‰N†÷#À0}/9ÝJZWsh“#Ejâüvf‹4##ÂS#²‰_y~²å•#· \•Ið‹òì¦�Œ%Øœ˜æò-«&lt;è#xˆWÀ…nž€Õ½ßh#o9 sà×óî#Fdfã$ÿ*#ÕÛHÐâr¢Ð#¸xaræ|]øˆEæÛ#Lt›äK;‚?#—v€Pà##¢óhR# ÉA±öØEýP:X98¿‹¯‹Á§’#8Uì†</text:p>
      <text:p text:style-name="P1">ò#wVbþI*j¥  ó4¹</text:p>
      <text:p text:style-name="P1">S®w•}o)ùô…ï~ðe¡�g#›%b#Ž##&amp;#Máo#lŽn#ó-X#ÆÄü##û“á+ wé#àÊF`#Uow’¨q#š¹</text:p>
      <text:p text:style-name="P1">ò ¤jô“ŽïÔœ&amp;@ëuÆŸ-#·û4åqî;¡?„*Ó®ÏOÚ#œíêË‹´ÐîÝ#‡“yœ²#²HßæéŠVÒ#¬RÐ&amp;Ip<text:tab/>©E²»IÄµQ±¶É‹àÌeá#B<text:tab/>#Îá½òžÉ®dÂG#Í„w;#p#ã˜Å•~¶)V’•ùŠçˆuFH¶p}—Q#¯…<text:line-break/>ïË9,Ø°fGÒÉa3ù¨!Óoù</text:p>
      <text:p text:style-name="P1">[c�gãÃÍ\]“¡3Š)©#bÙ+Àøð˜6ÑfSCP“™##�Ÿ}#•Ñ¸F#¬ˆ#µ¸#n×&lt;¦Ú~¥¡’Ñ##z&amp;¤;oÌHÑ?ÙEsª ã¢ò›I(¡%46ÛÒ“O»¿,6#7;®Ò·è#â³#³€¢–ûé/Ö&amp;^~<text:line-break/>ƒÃÚçiWyÉ^œñ_##=H)hÃ9$Îza‹vxOób$ée“J‘Ê§ð{oHãA#„)ùJŽÃ#YòZõÓŸuh¦Î#6¼Œ«m‰#†Q#ü¨#÷Û6#Ù4�÷,#!–ÌˆÖ©Ü#B9‹¾‡ð</text:p>
      <text:p text:style-name="P1">¸Sïxgª¡B#nH¢h¤¨õ^|™Ð�Ó¢Dà#«l?kD</text:p>
      <text:p text:style-name="P1">ýwõCÒ=Kµï6¦4å&lt;ø‡ÂD3°5#vmÝB¿sC‘¸q#<text:line-break/>íò‹§ë›#¿‰"-™?DïJ™‚¾ãï¦ì¯%èHÎãïÏUls4o¥DÔŠ–##ë7 ÷s“ UZ|úøu2({ÜŸ%ÒÜ#n.</text:p>
      <text:p text:style-name="P1">q¢sbSœ‹#ó–0#L#‘ê'¬#]##DO©#y<text:line-break/>û�ÇÈðùqØb�xOo##À4#ô#±Œý<text:tab/>›æbJ#8^h�‰#n;ïiÛ&gt;àZ�ðÇî1&amp;Þ1¼ó¹˜ë###�Â#ž‚qš1#^Á¡ÌŸ##€„#Qäé#­Ä»íX…#l##§ö‡#€²PCôÖÇ/</text:p>
      <text:p text:style-name="P1">#Dˆé#l�@2##Å#!¡—#¥mRùÕós-Œb_;~Q¶ë›Š#Ä^#<text:tab/>f¥Ù´kb$$#§ÓTMržÊŒ;n‰T¤”ž$RÂñHe,IfYÉ2</text:p>
      <text:p text:style-name="P1">_8FQþîùãß™*c°�Ñ¢°_N’T#F¤á˜##“8ãÍ�·#‹Èºv¼q#8<text:tab/>÷k€!»%¶z#/î#)~‰## râfÃ÷�#¥õtvî­Èåñ9BµŸWŠÙÈ$_žÌ#”Y&lt;ZlÚAkúVU#‡i&gt;Îž’tR×ûAÂ?•#‰|*ÐJ8žÿØSDTTP'$,…#yaÊî·òjD%¶šNâ2Â¬jFèMd9üÎ“„{#Ì+‡áO#Üs</text:p>
      <text:p text:style-name="P1">ñ#KŠM·ƒbÏ•.¤—#&amp;d#†ã#¯Ÿ#`#ÞÝ'cÏ&gt;q�B#þV9¿4ýG#ÔŠò@Çëg¿u}ªo7…Ûƒ¾#l²RRÿ£+À~è¾#Áÿ</text:p>
      <text:p text:style-name="P1">Ù#ï«³ÙxŽØØÇ#ÌE #Ao#Vá<text:tab/>…ç&gt;8#éõÓ#/•º»gÚ÷ûø{<text:tab/>Î#ga$øiW{¿#g6öcp}W%#¬ #ÉêÁõÐ~S#óeÁi?ûß"#0ÿôßóÈ©é˜}$xó&amp;bZ€‹#Ä#??ÐKÙ#Ìïõ</text:p>
      <text:p text:style-name="P1">¡¦•#!<text:tab/>x˜²Æ#-�2µFÑf#EG#331#ÍSB¦)¾ØsßÏá~~ïçy&gt;ïï#7ìíÞ¬Í^{}#×u­</text:p>
      <text:p text:style-name="P1">¸½lÑOã½#]É7&lt;ÇÑ/jÎa'K1UÖC3"Ç|À7ÆP�‚l`F†¨x¹ûZ##ôœ�,ï£?cÍ68§#’]p­¡E6x»;:9ÅÅXÑ##‹Mf#oÀ#åÄŒGÂ©›î8ä1#¶3#ŸH4bÚÁê/Úâˆí“¿¯€M#¨ë#qF0#þÕM#­¨0Xÿ�ÑvgÓ¾#@#�Ÿ&lt;šö¼=þH¦#§³æî;EŸjw%'#:&gt;óIµ·#«lI³;#CÎ#Î\&gt;\nAtú‹yõÞŸÿÚYo.ÐV#¶2­÷Kµu(¬}üÅv’”#$wˆYÝª#b#?oN&gt;Ýô,–¼}Í#×Ê¾.­‘o«×I’#¬à‚ÝQ‚ÐÊÅ#gFµG## #Ýô‹ˆ£:p«œUõí$³c#¤U©ºæ:oit|Éì’N9TG8ð<text:line-break/>Lzíxï#Ó™b�â#&amp;Hk–|Ü[­ÝŒÊ¼gË##ÇÚ#¾«hN»P#|3íUXÜÏB…þšòEö#ÙT#~<text:tab/>§1C¨ýIcü-ûà_õ#ž#eî�#šš<text:line-break/>#ÞÚÇµw¿x8#cs»~kQÁâ~ý±E�à»šK»Èž¬ÂžKmC</text:p>
      <text:p text:style-name="P1">Wóge#Ãå&amp;»�RÊR#@gî�Y~[üÍõCÇ”ß3\#ëh¸ˆâš#“7#”Á7”&lt;_:rk¼{÷¶##ö\ïù�wÌ#Þ®Ã¯�°É~^#Ûw„á#‡è##‰¸!ðtÒ½Ê\#ýëÏ#¦þèñáÝò#IGfî#[³´ 3¥“ä2�¬þ�¾¯ª�fL=1#¿¹m^ö<text:tab/>yÙ„cm#¼­OÉ§®¤þH©®<text:tab/>›{µgIó »Óã!#—#ž9?š¯"¼)u~õÍÓ’##eÜüÉ§Ý#—³ßö<text:line-break/>¼&gt;vßýÎðSe™“g%“Bl#®#°tj?=pÖ•X#Õ�VìÔ�Í•Ò|.üj#_*#‚Ý»ˆ#ôGïK‡’#ƒÛ#èI@ƒPT�É÷Óz#r\t§#y´</text:p>
      <text:p text:style-name="P1">&amp;ý¦#J³ù€ê¹#™¢“ÌŒ$#Â{®3à‘n’«×#›#yY*Gs5u#ÈX§‹/gWù*‘Œ"3–j@8×.#òwÉÏöGäž¸°ç)8èºôW-Óî4ß°VÁ«"¡ó©#©óšá¦JáÚv�Ò?XÛõ[#�#‘ñ íI4Þ*#ÿé�äVz#¶#˜ááï&gt;ùí÷;” a@ZIÈï9³L:##�deæ±# ‹3ëê£#™\”l</text:p>
      <text:p text:style-name="P1">l@‚!_#2Œ­(¶‚½qmô#±‘MVv§oý#Î&lt;ßÄƒFªä&lt;##á±6</text:p>
      <text:p text:style-name="P1">y#“#^oÇª~Û›ÁÝ¿9ÒYNÑ³–^#§g#Q­}ûž^Ûò&lt;¯Ö�,ª#&amp;¢#–¬Ú‚w&lt;#¡Rî®÷ø#Ì÷É#†OÊ#³"‘&lt;xYvqçð#GZò#ÜY#zLÎìR<text:line-break/>¬™B³</text:p>
      <text:p text:style-name="P1">ÑÍ� qT</text:p>
      <text:p text:style-name="P1">#a´#"#¸îðE!üCJf]Ç#tX‘/·…‹ß,ï–{D8&lt;T)Â7zž|Ï=÷uVýhä½Û#yG…âÌtñßSOÜº#‚Zjfž<text:line-break/>áî—Ýaqg»~ÛÈ¾ð#›#ë#H:ë!ò¬ûêûŽ=Ó_½:œ–äs0�#Î&lt;ar¼êB_<text:tab/>¹ãÂöí#´!˜ü$_#—«x¬#­°Ö_¾C›ßætÑÔ³ôã6ÙÀþQ+bÃRùEWú‰ôœ©ÖOWSöœ¸Ò'}7²#R²–#øp8}ã_—‰_</text:p>
      <text:p text:style-name="P1">¥5üt�û&amp;#ÿµq\ë.#ª�#Ä~Î}‡•W&lt;[soþ®¿eq”e#<text:line-break/>¿Î#‡nƒV"##%åÐßà#Ï9ÉFXi¿##þU'ÏÄ÷"CÑ#ï#‡ôÛ=°Q´wZç±ky7#Må;æì#¯/”–.Þ¸rã»5#{–lœÔTü##�#X#/Íyˆb5##ï]µéìnÿ~#ÉwKZË¯?Å#)"�##Ç#¹¼C#©»dÏƒ¸N²~ßeÍ^q¦iÇ¢ŸÕ#n4�ØîÛ‹</text:p>
      <text:p text:style-name="P1">Õgåe6Îó´F8ÊùyþCºŠ#½Gí”Y#~—uÕ{R</text:p>
      <text:p text:style-name="P1">QC£7fœ¼#Bw¦´G� $±“#X#;îþ7FZ*¹aˆŽ##.Xóš7Bkƒš÷Éæ#ä”O2É�.l°#ˆˆCÒ<text:line-break/>¬¬#®meGû(‘&gt;@m##gTšÅ#ìˆ$Î8|nÂ3õƒ“#€y+KÏ•Œh�#f½#¢§##¢æ&lt;#…õ</text:p>
      <text:p text:style-name="P1">#ø£ï¥ž<text:line-break/> 7#h?æÏ9àPœ”Èó¬‘õi›#áUUy&amp;“wœöoüFá³s_#'ôÓ#ü#</text:p>
      <text:p text:style-name="P1">ßø®Tó”¼í|øó ÿ#pã&lt;Öm—ÑÌÃëôm|ù—¨#Ò7­gÍ#"ª·|sdªpüå³Â„™º†E##Gä/ä�;Ý–t‹lÖÚ^™×™¾«÷‚</text:p>
      <text:p text:style-name="P1">eÛÊ½úæ‘##SHÙ_éå#Ä´#“�}œK�œ¤¬kvÖŒ#úÔÙ12#ÀåÄÏË=#–Õ­.¢X�ìZ&gt;·ª#…</text:p>
      <text:p text:style-name="P1">»%¾á½ãÜ˜#T<text:line-break/>¢îlb™ô÷Þ×‰¬2c®ãØ='‹/óÚ·Ïý”äÜ#»Ÿ#•s•z�gÝ�iF’,óu—ÜSçÄþ¼#Ò$K‚nˆyÿ#¨ùOW##ã$##ò‹¢“Ãêt­[&amp;Æ}`\ëF£#ùÂ¢$í�}#)€r�#›#ðÝŠy�Â—‚ï#¼ËÞ¦�##Q6‘#Îµ6[�Ñ¸+ Ë3f#“¶#ÀÖ*#-æPó.ö:c’9ìN£i™cþ»ÌVXf¯###IÓåî‡Ï™j^k”÷Ê½Ø#ˆsŠ¬z#·t)##ó¾´ÃZD#wtÕH#†ó</text:p>
      <text:p text:style-name="P1">#</text:p>
      <text:p text:style-name="P1">Áyd�õËA†ÞHÂâ‰#O£É¶“&gt;ª�Ú4¹|Â#Š#Äµò@zÍñXÄ1¹ç#½å-¢G=…#úòéaõ‡|·Ï×�#K&amp;G@ìr¹‘ÖÜh#ûV–¯gH#K##µ�—­Ýy[C¥`Vä<text:tab/>#Y´‰…Î«@1í#°f</text:p>
      <text:p text:style-name="P1">g¬áŽ*¢#â«ÜF#j#š2?Ii#<text:line-break/>Ãtë7C,&lt;¤H#lEiA#*Ì†ø##ÎØÇÒlúˆ#­›…¨8�EÐ–#Ä#-Œ8ÝÞUÃ#ÝwVÝÛ</text:p>
      <text:p text:style-name="P1">ÅŽ#¸YcËö–#M£yá+QP€Î8Nv‡#MT–|a4#¹\.8ÍÐº�†G#&amp;Á*KæÜ#4\j´ž†#²\#Uô8O!8l#ùªŸ[ù}##ÜúuÒ•¶´²##¹{±#ºå#íñ(z�môqvVM¹u#7Šd@Ÿ‰vó¤Ø—#ÌÑ5#=;ýK<text:line-break/>eÉnßm##0ÓjS[ý^µ"rÌ#â##¾×HîÒùpWÛÑÂ†ïx‰±µy�‘X›sˆp[#X±}#ÙA¹—·EG<text:line-break/>º #M&amp;#·Û</text:p>
      <text:p text:style-name="P1">‡#›]í$©Èw¡�”u­Pf€/‘ÇŽh#`n.fš##KkÚƒ#öX#º€úêÌwÏ@Ú³C'“—ÔV#zpçöïžAU#·,?bUŒîž¡#d*#Wñçò[Ç6«1³º\¦J#¬€#Ÿ#K:ÛØ¶Ç(#{‹ÖE¥)'ÍU#gd�ÏC¡]÷‰Kc†»a¤‰†á&lt;¹¨nç;ÎÉ#¼õœ.€“#'Ýê=í?ð#0ëŒ7!oSÔ‚|#ö�##4Û7ÊZ$aûznÒ&lt;¹AíÀ#¦Š#ö¨#½ààç&lt;)ª#Ðtñ›B˜)Á@#d§Ÿ'òöÓ#çè+J¡ÝÜü,2M’Ñ§9’jÆÐ;9²ü.þƒPüÖ•¼Î#Ö##aè�Ho#��ã;</text:p>
      <text:p text:style-name="P1">³aÑ8Ðì&gt;­¢K”-"Œ‚q#æ�#Î_#;#K #ƒÌ®<text:line-break/>‚^4</text:p>
      <text:p text:style-name="P1">]+4GûödŽÅ’&amp;)Ú0ØS;n#pã¡kxV­†â c¥R<text:line-break/>fvf#¨\¾uRÕ®&amp;’yòàcÿâ¹þ'þ¸—;|D#³¿‘Ýp�4ÂŽá.·�ùxwípr�èË|D*lc®ÈAŸ}##Þ·#éd¤îK#Ox-GÖ¶¶'ÇÚ#VæX#�5Âü5¦ªV##á¨y�q&amp;g–ÍÍ¯Yx&lt;#‡Ñ�ö»9v#Lî#i´Oo•‘Ë#œç¡/š¹B</text:p>
      <text:p text:style-name="P1">ø#öS#�*ìI†$é c=£#Å‰#’Îñ�.(Ñ5rW_ïTB˜éÕDÒP‡†A»DÇœ%­C±br_“S«PúÍ$á¢BZ</text:p>
      <text:p text:style-name="P1">‘#ôÿz¸#~àÅ›—$o#p#±Éˆc3‚FãKšˆ°®Yž&amp;YÛ¶·‹Àƒ#4ð¹µ-<text:line-break/>�#��Š‚áU ôË,¢hWß#ò¶ñy</text:p>
      <text:p text:style-name="P1">×oQyŸ’##oð‘ž6ümÌ<text:line-break/>#ÎšCö</text:p>
      <text:p text:style-name="P1">'cja‹•#û£Óînüò›‚&gt;ÁöŸ?ûû&lt;Q¬Ú·~#ôÖ|Žp¾;ä"µ\XÛ¤&gt;#¦úþ/ñ‰Ÿ¯¿ë±_ÃŽhlÛiÝÃ°p#þÌ »B`ïÇ'×<text:line-break/>N Oª µw#Z]ÿŽ$‚N±ÿ.É<text:tab/>¾»ã\EÕŒuWmyE`üïgØd2®Öþþ±<text:tab/>ïCqÛÊ#MµÙÅ–Á¯.Úo%}wÌ“#ëaž7ÐÙÏVì‰#†Nºâ¦%7Ô^2fA"Ý#�çV#LÐux<text:line-break/>Ÿ#&gt;ÇÓjBãm']“xZæ„›&lt;5Hº#ÎóË‹##u8X#ëtÑ#þ c‹$#s‰£�Z•%÷#l#À##‡3ƒõ$�,rm<text:tab/>oðí\Ã‚›²Ô=ú<text:tab/>üH:õ€##žQðýÚ�Í1È#šûqf@Öi#�#p¢"¨ô–feQ#žwêXTmiÑí^ôOw¶x#|“&gt;úàï’–?8oKÁíMþ¢#��¥ŸÈ#Ü¼»í&lt;­ŸyÚÇH�‰­&lt;</text:p>
      <text:p text:style-name="P1">þ‰$“²¶�iòI¾0eá]È4¾ ZœcpšÅô#%#²þœ¢üe#/[½€šÜ’#•%Ó²RÂ=GšR°¶ðÏÊµX*žæ•Î#e#j#Û¡&amp;*ƒÅÀÖ&amp;B†#,»àD#“b–R&amp;##¾ÇtƒÓ¬#|##gœK�´kíŒ#Å</text:p>
      <text:p text:style-name="P1">½#óà¶=7²ƒð</text:p>
      <text:p text:style-name="P1"><text:tab/>eÂçKß#Ëø¿EQ8�­••c.{;sbmÜ*Ž</text:p>
      <text:p text:style-name="P1">ç,GhäŠé¹&amp;'lèÉÝ2L~#HOž#6#Ô×•¼n#j^(àiš"»ØUs</text:p>
      <text:p text:style-name="P1">ôP/½Ã„v9##ÉþÝç…�âòrÍ£bL7DGˆŽÚ›Yba£s6¬##½œÉZº²;mÆi#rWß5±B¬SŽÁý²#ÒWÀØ:Ÿsæ•ãûý]Î�ü¬uÎ#«©òEb¯Ó</text:p>
      <text:p text:style-name="P1">k&lt;qâC¤Ý<text:line-break/>øíŒìÝÜknÆÓôÙ#K?Ú#-'«ù�W¸0#úó#6}8=�D4#ÅÚ#pô›“¤Ì�Û¿Ñ#c¸ûY+€›#ÂÍÓÕª?Fô†##Yškå?"0`4¶}r#=Æ­-·#S…-E‚"Ïà¡8³#Õæå&lt;¨&amp;}#×žÊU$8#„�¶’0#&lt;-éŒj¿FjV</text:p>
      <text:p text:style-name="P1">C¸Õ™´gnŽæ¿þƒg‚Çâ_^ù«#‘|í‰×©L±XM!»##nTŽ#þ#÷¨\nûªêþÍB,®‘gßyÀ{ò_£R)#pœán�ça°G#f´¢Þ<text:tab/>×5</text:p>
      <text:p text:style-name="P1">gì‰7ll#ªlEçÖ™üÐB&amp;Npæ#wjPq°Bmˆ#kžPšÉU)#ö]ü#{£[Z#e¨Çš¡‡£q#˜úÛ¨o�Ôü¾Ýf°×#½ö[µ#{ÅÐŒ#<text:tab/>´#?#ägP¦�Ÿ±÷aTUŒÀ#Å¢nÄ�ò�°žk?h†s##/¶#;¹#š´m#‰¬m—#!sÚ<text:tab/>Ìgç—"û DsÌMA£ÌPìý)#´S­RëÊPyb¨P3w`†¤l26$ÿœ$ýøÃ´;</text:p>
      <text:p text:style-name="P1">ÅâÞ”s»__;bèç#ƒ#9É#ï8ì‚éB˜Q«Ó#`þ§s;ÂûD&gt;KÚŸç 0u¬ªÓvº9AYÃ¶²±íEG˜Bï§–°#aà&lt;š�Ö#zÚ3{Ö?é�–K#‘#.#&amp;½¼- u`ª*Þ³®7´ÓØÝ</text:p>
      <text:p text:style-name="P1">‹YéîPLþ<text:tab/>†+##&amp;&lt;µ¾DG2Bý»%�=Œõì�ü—L )-</text:p>
      <text:p text:style-name="P1">é#a##½ƒhDÐ#ø4}WgÁ0c#æï##÷ì#ªÓæCßþðXQ¼#ÇÀÔ©ªÀ{+&lt;ÂÓvÚcÁ#ÒË´~‰Æ‰4ý?#€¦¯`Ðj(º</text:p>
      <text:p text:style-name="P1">bÿA`Œõ</text:p>
      <text:p text:style-name="P1">l™#ˆ�#à£aQx#$š¬…</text:p>
      <text:p text:style-name="P1">Grü4X<text:tab/>M€Öáß#’»#*|ð#ƒÈ7"GFã O0UœO�Oƒö1#òd×Ã.Z^#?#ö#ÉÈI/##�##á\<text:tab/>´ò#žˆ.\ÖJ`œ�ÚE¼-:½å"q”Ÿ3Ä_Ü­–Nšµ#¬.jr§¸‡�æt#ÑÏác(kÝ}<text:tab/>þL°Ï‹ÕÙL*f@=2=i#^</text:p>
      <text:p text:style-name="P1">_#Põ½µ¹|Õ<text:tab/>Ä©ÑøÄÿ#�]éRa<text:line-break/>l5mð#µloŒ°Ö°jè^#ûwv#öE¡#­÷u5Ú&amp;­#à�&amp;VÀ8#Z#Ø“#</text:p>
      <text:p text:style-name="P1">¸uQ<text:tab/>=ðW#o.g#0YÈ#Y&lt;�=,%ÛIVÀEóP7ß(#œé</text:p>
      <text:p text:style-name="P1">îÛeÐ7ëLRd½cÉ#�n<text:tab/>;#{ÜÝm/5åWµàìaÀ»£ÿÆö"9s^M«9ˆælO;ný###’#<text:tab/>2/Š‰¢ÔnT¼9[•ŸjTŠù}ƒ}#=Ô|Â#èq#ùs&lt;ÀtÌ”»ÿTÆü‰<text:line-break/>#Z[—ä¯#ý`�—#W@î!ß#p?­»7ÊîÐ¦Ï#ž£ÿ#àùï3#î#]#ww�þüB€</text:p>
      <text:p text:style-name="P1">c,°³�ƒëm/a#uî�ÍåÂ#[Pï“Ó”#gšö©{åùT}¶Fes<text:line-break/>}&lt;áˆŽ+Õy##Z#Íx#3Oïe:Ï…rPáÕ;]§žÈ* z#‡†0&gt;&amp;;¨#ëí%Š³˜º#¦�¡¦oÅg?ùiè]¹ãº_æ P”Æ�#ùõAÞé]Ü$™šÅÖB3ké~°?.JM3Ü&gt;Jr#F†Î+yz15¹/<text:tab/></text:p>
      <text:p text:style-name="P1">#­$Y¦ÏëÞ·'(¯ÒÛÝ*§"_%)W€Óm</text:p>
      <text:p text:style-name="P1">·Jj‹_#ˆÄ¿¦´#‹w–&amp;r`###¯õ]p#}h#-ÇbÛ#‘#ÿ‡</text:p>
      <text:p text:style-name="P1">yöìþˆþ{.é_�0À<text:line-break/>Hº»&gt;h/|TóÑûû™¿¿~o öµ]úKý•sM'ç¿:ëš»-Ü‚4_&amp;\#ÙUŽ…9üeŸµnç~…a›×f´Ã§#\Ì¿£M#¨)õïÉÝ›P|ƒ¹×Å#^’9é¥¾Õ;4¤ÙAž!ùº¡ÆH?�y!’á-eâœÚ³…#YœWý••AõW&amp;âàŽ”#Ðî²S#£Hài°6[»!#Íƒ#„[³AÞD&lt;q«ð <text:tab/>²#ÊÔ¶zû#úKljõ—»wY#í<text:tab/>l]ìú­C#2í&lt;¤#š±óÁM¡@Ú“#ã#­Ó¤o¶e®#f#Ì##óý##pEý•/Á(#Îñ÷êÏ«#_!9ê#,</text:p>
      <text:p text:style-name="P1">Å&lt;czÚë‚}ÝÌ`ÿÅN®#„!o/ÎzM2­Y~#�ÌuH#�éÑÃˆUŸž[�ÛÑÎŸ•È©|#+#’{µón‚ˆ0dßµõÙ“#úPÙB�\µÞ#d«º«ôü€]#­‹ÀCx®i#Æ¨8#[ë«/�a“U#›æcŽ#ßwly#Y;Ìþ»DÃZÆŒ”SÍ<text:line-break/>cq#[*•æÝFNBG@D##¡#ŽdU1k’ËÔâ#9¸€œm#{�#¥C#înRÊº1z#4ÇÍ3#_ªäAQŸ#ô›p„8žvhÜ2&gt;Ó:f<text:tab/>»ˆ¨ö¤Ó|#àtf####Û;)6§#‡ŽÐ;4öMkòÊÑr�#oÌì˜GŸ÷#›1µ=r'œ�OøÇ¸Uk`ÚaÔÈ+f®@`#•»&amp;wAª#½Á.l&gt;[?”¶#=øÕ·#ÝT®?:ý[„|8#ÃwA##ý&lt;7Ý-<text:line-break/>7IA=¸’6#Ô½#&amp;þ­þ¨æÅ\î¸KŠÖ#Ôé³z</text:p>
      <text:p text:style-name="P1">{?‚<text:tab/>#§‰</text:p>
      <text:p text:style-name="P1">��SÆ Ðtñ¹H;�:£œŠ€4Ìµ§X%w²¥%öq„¬#PÒ¤û! Õ</text:p>
      <text:p text:style-name="P1">¶íî&amp;¢éàÃ'jJ5Á©Ïâ²êÛàw¿Æ#ðíùåú[#÷ìÕ#?#&gt;ÈäVA]œ)#“^ÙQ¾žûà|I¦—#@mÆ-•-E@ð#j¦ãg?cè’†³ßº#K4#Š¯g#�×+„“”á¼úÚ#ˆËW–H0Ø];éFÇAì#æQþ#%˜#%o¯z#¡:)Ã</text:p>
      <text:p text:style-name="P1">`Ý_Ø—tÀ#q³^ˆ#åU#Á«úò'¿üí‘YúÕÓ9œ¼E<text:tab/>+N`&lt;õA #�ŽLöóÝ#†</text:p>
      <text:p text:style-name="P1">##�ì·^ìÈuÀ°#'<text:line-break/><text:line-break/>¹]6ÝÃ0#ª¿#¤˜M{‰¬#el`wÇÏó1Š#œp‘æ‘)§è#•üAŽ¶–I‹6c}§#KO"UÛŠ=œ#&gt;·[Ê#fí‰#ˆà€0f€UŒ;ý4COïS'ƒ(ÜÊòƒ4#žèîMj#8</text:p>
      <text:p text:style-name="P1">#@Ø1„³ôõû»o.ÎyßZö###<text:tab/>Ìœz#Ï*#þœ€÷#Ï½ƒ¯"÷Àky0Ùœ¢d4ÏÔ!`##ò²¦q4/AhF—$ð`##Îr#5ŒPô¶fà¶Éú3'):¶�‘]Tr¤ #¢�?”î‰wó&gt;Á€W<text:tab/>rph#üšW</text:p>
      <text:p text:style-name="P1">ºŸ&amp;cÎ5i#êäÕ(ïE?È k½íDNž§#0AJH¥_´Lú˜“Ç OKn�ø™mfê·±ø:º‚Ç<text:tab/>0h ÇHr ÃÅ�¬#›Û¢ùÔkŽ1&gt;c‰r9E¿²E“Vøí6#ÿ#Šg‚ÿ2Ns½#©Í<text:line-break/>^ÚŸ7A##4##õ`G@ìý"}<text:tab/>ù @&amp;üöã×iM¾áâù# Ð¾#ØóðÉV§á²F#ö?2èSêâŠ#Ù|Î¥Ùû»E�·#«Aƒö##¤ªR¯)#ÿ#€Ÿ&gt;½#±Y/½‡#Ó0Ï7­lCí1­7–#ó.#7Òž›¦{ìØ#¡95±•§%2­†-</text:p>
      <text:p text:style-name="P1">Æ�H(i¥ÀñJ»[)2^©Í0(#¼(2_#y5&gt;×CÍ#ãd#pŸµ</text:p>
      <text:p text:style-name="P1">#ëÛqD#0nŸË lÏŽŽŒM=«—#£J‘§]f:Wa‡¡F­r#Oó¬#äÇ¸‰×sÂus¡# CÂ“•FCçù#UfØŽ@;ª=ØÉÝî“ja#ÈÁ�È¿vÉ]#ô2EÁŸ#¾ØÂÌ#‡¤à îDâr¤#÷ð©,è#j• ”¥œœtn?@µJj#ï#&lt;©Ñ�†N`Q*þÇ&gt;Û«¢#hŠ¢4&lt;rÍ£·“ì"O<text:line-break/>TS¦GlG”Ö×A2õ«Fô¹·Õêä¬�‚##”FÛf¬)#h L#$#&gt;êŠ##”æ*„-##‡#óü#˜'#ìzH—\h#’ÁjÔM‚#8#=KÑ:”÷Úá#¦»!ø¼Ì´´«ç·#�Uÿ~SÍg#r#ýì\»õ_Ù±g*?&amp;«14™ƒÉ#Z¦í]�=jüYÙ²WUî]ÛM4“°#õÆu �VÙ£ý¹~ÿÐìÑ=Ì#Ôò/(NµØEƒƒúÌÝ†¸Ò‰Ã­Q##-Šæ/#EyÛ=ØíŒâëƒÛP_ù\2s¥g·çDSÝ—äO#Â¦#/2~Xî¤ˆd#þ�SxnPøTv<text:tab/>î}×§</text:p>
      <text:p text:style-name="P1">#&amp;f#o+#¼õ–§‚x½½ï(“Sà“Ý©q1#¹&gt;}Y#]0Ái¯�`<text:line-break/>Œ;ÙÙ�#¹#áS_YÞÀÎk#ûY¾q#RŒ·Šå©�†y¿é‚„·^¢²’¤Èì#'##Aë#¬#8#‡çº:+J.w¤#þ#ß©ì#épq�#¦øÖÛ#J#^/Bû&lt;â###OÁ'Nxë‹²Ã½çÃ¦˜ÚN³Èïç#±WöœL2</text:p>
      <text:p text:style-name="P1">Çñ<text:tab/>#ÿ…®ÝnËMKeêÎû)YÁÓ:##!#2èÙ#Ú#Õ¸j¿ú˜èÔý@�9#pÊMýÝ’"Å-N#¾_Ù®6·Æ1#šë%š¿HØ#6eù–ª_úù$¤h—¯û#’°·=Ã|§#¼õ/ÈÃªÛ#Èô�À_`1&gt;úæNÆKeÖê}�&lt;A€«#Ó;Ûßãm™“z#‡*Õ°j?¨Å#ç¨¿™zml©\/rõô ‰JäMõææ¢#ì5ó#F*ý#?�‘„­·¸I[ó›‹^#§àu�U�É&amp;`„Q»ù\vq&amp;êdÊ_"INs�ÓVÕ~Æi×©bþñ_w#8Þ�˜Â«‚#œ#ü+a3#ÞRÖéÝ·¹gíé®Dö\Ü?õµÑTÍÄÞ{çl�É³’‚µ9ÉÙíW#–ßx¼5K#û|•î®6</text:p>
      <text:p text:style-name="P1">#Î3%»É&lt;Þ–8#‰$™›eê#ÁØdÚ}°÷{÷#ð=W\4½ÊO‡S?�Œíß=Ãñ›¾ø#§r¤¬€ãå«åÚ®«E4#ÿ­ˆf#ôV}ž#h]”6û�#øpYÊ¢¢#·#Éæp:§ÝSœ,tˆ#L<text:line-break/>”(cÚ)Ú05«Ó###Õzp‘5ç#?D$ÛaÖ##ÍMƒ¡wò½#Ýßía#¿CmÜ¤˜çB3#Zoÿ�##†®˜Â#˜ºYÊbg3œˆ¦Úû‘Pa¹#íèhZá1¡¹&amp;m¡ÃñI‡Æ¼¼<text:tab/>‰#âš€ùGI#ÌHþº´Î#%ËžðÔ#f@ÞÝA�iN)ƒ±í;EŽuËrÆm_#¶ÐùNg1@#Ý#3ÙŸý€#².#¶ã)šô€##Ñ”éUfúô#±”²#SÜÿºX¦,û£Çƒ¬;�+€Íl–#g²#ó#E#iÃgÚ_ÛHU##YTøZ#9w#\q.î##Ø#¨‚ibz gƒ#;«†wÉ˜#�â.&amp;hAy P#•—îQƒúviì�Þá„�'��‡#ëe&lt;�&lt;Th:s/­#…)­\ôK�<text:tab/>°~L#9è‚#Ï÷IÓU<text:line-break/>¡#æô"çþ›Lñ¾«‘ÎÛ</text:p>
      <text:p text:style-name="P1">2Ô\ÍXÿ°#ÌØ¨;#{ÜÓ##Ã.§y:sô”Äv{<text:tab/>#†#Œ‡ƒ#Ž«•íîˆ##¨å##rªÎy)íÚ#S£m¡<text:line-break/>##�CËIÁ;ò¤hß�]ûµ¼##SE:å#çk={Íç%í#7#L¹«yÆ]ì¹¦a[ŽcU+ò7›éSÛRÞŽ×;û¢Û#ÂJ" 6†ñ0Nü´û#·–'ßªPŠ6hnïº¶�0ÓÊ!uWŽÄú¾¥##E“Ë7î½#°Îyœä#¼Í“ðZ‘é#U&gt;#v3šŠq#ÈÔÆ¦Â¨9–îÏ]Ó*:##<text:line-break/>5#<text:line-break/>•^ÕZ</text:p>
      <text:p text:style-name="P1">q×ð`zþÓ&gt;c#b²#ö##…›žôxÜ1KI##Kôo�ìH[Žn#9#b#˜¤I#¼•Ù´§L</text:p>
      <text:p text:style-name="P1">O‰¬Áä³<text:line-break/>#n\ÂÔ-—·4Î5ëŒ#ü)ëš</text:p>
      <text:p text:style-name="P1">§}ÅŽ—X#J4OÒŽ„l0œ%#¬€´#@‰j1%V#­Q#m[d³ãj&lt;¼[ZÃ#•tºl¬ÍùÏõñßý£&gt;þÁ§’§)¦•ÿ#‡ÇÝ�ëtS§ß¤{¼F‹·#([<text:tab/>ß#¡¤H†N£8õ6&gt;YEÈdwŸƒ¸Ÿ#Sß•tŠm#ÎÉS=ö³ÊEÇèDsã™H�yA«#µZç ãX£ªÂÀ¨ÜL%/n*EN£¬ƒ#Åä¤&amp;¼,»—#wMöC iEþ”µËT"/ž\W®#ß^–ŸN»u;�<text:tab/>âMˆFË¸ÉF~}06<text:line-break/>�Þ%ñÒY§3{‘úÍ##÷#™Sº@Ú“þ#ý©“#ã­)jãæ×ám#Fà#… |?ø5Ì&lt;ÂQV</text:p>
      <text:p text:style-name="P1">9õÏïˆ¦­—q“î»\rí‘#Mxþüv�TU#·›/YµÍ}«‰HþçœäŸÏþ%‹#ß×”ö#ù£ª&amp;{yÍÝµuç##¨±9í#Ð#wïTmq_¼Ë##Çª¥®/#t÷™4N0ƒ¼“;ÓYº¹Y#.–ûÜü=¸1”µÌuÈK#k™Î^j#ÀtÓúÙ©ùœô6ã/˜ä97z¨##Q�&lt;Í€«ªê#›Ì"ÄQšh#:’6áá,Ÿ¦&lt;w˜ëaãÔÇ¹X¿¸#º&lt;÷R"4„BK£˜N·#C^Ç§^³,Á�I¯Á¼~ö€#È½Z¤„Û)c-Í#@Œ¬ŠG#”ht*ù�*�Œ�W‘Ö\\;½s�±é¥²8ïA</text:p>
      <text:p text:style-name="P1">#K…†¥#a#†A<text:tab/>nz9âC1ÃÔ÷z’A¯</text:p>
      <text:p text:style-name="P1">Û#,;µ°�é›R:[ž½@`P—#øušsbdƒ}‡�DÃIß‹<text:tab/>&lt;CŠó&amp;\ŒõNÜb&amp;<text:tab/>#Ø8@ÆÛ�oÓ„z#yÐ™âëÙtp&amp; ~8ŸSh]#HMšÃ×¯2Öçõ³òzØ‘¤#M#�(0ö_*›#y‚s6Ñ4·¨˜F�¨Îj³#~rÒ#ój</text:p>
      <text:p text:style-name="P1">Rçê. “dÈ¡D¹»�#ešñ`‚ê ¿°Z¦2hƒwsvV·¾~¾Ä!iKþ#QÚ±<text:line-break/>�%¹½ŸõO/å#ÆcòkJ~;gœy<text:tab/>½NçS«æq‘ÿ²‹5¼¢H7­¥íŸ™ÄÊ_¶‡?+zo#”Ö°#­¹sÎ¼Ržïï#gô9#ˆ.ãWƒXî®#�{F-Ù#ücrn#*Ç.Üh—bÓ•´‘oþ#Bód.³'�ÑN^#3’»#Ïæv!QÐi�#NªkŽ6�õˆÚýÄ¿9æ£¬ÚP&gt;žv##/úwäMzq#7‰­¨#²<text:line-break/>€F#j–|</text:p>
      <text:p text:style-name="P1">Û,Ï#]#f0%#†Æ�Á#“nÒìÕd¿ìÁ{¡rœ&lt;fÞK`L¡â”&lt;-1±#)YsÎý¥ÜÓ#z_Ë’¨#º¤<text:tab/>Š\îIjC»¥=cÀm9*#”Ë;I#ÀP</text:p>
      <text:p text:style-name="P1">ÛðŽ·# våPöÀy¡”ýêgÜ¤kr#às»õb¦{r²CbÚ#^ <text:line-break/>á(yˆ³‹’##]ÂNÀýŽ{ÿÛS0RþNSè#^^NÓí›=¼#˜×#ÒmúŸk</text:p>
      <text:p text:style-name="P1">€¿‹ih!M+x#¶-�¢ãx#i#Nþmy##m›Ñ#íÎW´##ý£ºå»�†#</text:p>
      <text:p text:style-name="P1">'½z##Ô#T#¶É#<text:tab/>-ý)$ž–)“Z##b7/ài~#®##<text:tab/>¦$ß@Þf</text:p>
      <text:p text:style-name="P1">é*ô</text:p>
      <text:p text:style-name="P1">ß´×7tqRkÎ&lt;¹ŸèSkaÈ#ï#(#šÌ;ûq“</text:p>
      <text:p text:style-name="P1">!##X#Q�&amp;#*#T#M@DZ€P¤÷þ®èÞûîsö¹÷ýî�ïyÞ#k‰3c�9Ú#sŒ¹æ#³Jnçdºl#¤Šo¦™#¸Kî�¨##âÍ€cÈu†š–l2ý#î/¯ûÜ#ýž/Æä¨î)æï##À;K7òûè</text:p>
      <text:p text:style-name="P1">·"S¦´Î¼n#L‹,#=”¶4æ¼#„¡@#&amp;ÿõ##®##<text:line-break/>•÷­<text:tab/>¯#¹¾-Úu=#t�Ý×7€#�#€€ñ«</text:p>
      <text:p text:style-name="P1">„Ø#\7#ì¡-g##¡ô‘<text:line-break/>·ê•xô¤�#?|Ôq¶ÞúÓö^¢ËØHÈ•’Ê¦W?²ß0v&lt;úç�o§JÁ´ß£ÎHçúQ%H­žaï·Oe—úF´w<text:tab/>î’#bÊCd#ÁT_ nÁv~i##.Wf;a©¡Žxš#š�ùûA×‡d¡îÀûð•¡</text:p>
      <text:p text:style-name="P1">¡¢Ôk*2í#êùÕmÕ‹é`ŒnÁ*,Øu##!ã##(‡4#•zM#jKþïl# ã­´@#VB"h›–#‡Íj#L-¼:K\J‰yÁ</text:p>
      <text:p text:style-name="P1">:Ü_#ï<text:tab/>#mé”uãÑdŠóZ#Ñ©øpýü@0o#k†'ª±#m˜Ž#‰7Á@*"#Q'<text:tab/>F…@þ#ýü¢ôy#„šà#Aœ2ñ°Šl}°YZž” +�+ž�e‰ãÁ˜&gt;¢##Š¡øq&lt;å¦:Á#°##o¬×^U7Ñ#&gt;#¡¦*</text:p>
      <text:p text:style-name="P1">•BûF¶ÏUITÐ6)¢¢Ð#²›Ô{L#˜–#_vÔ#;W1 pÑTP#±#¤åÏb(!7Ïj9]Â‹Q¼qRê£Æn«[#•]|#tªzÇ}¼#2ˆN±m²æ##<text:line-break/>M»{#qRŽ#Dô7‘?âÅ·…X‡ø¶Æ`+`ÖØÅ#^#?–V™Ñ^¥Ê1¢5ï|F&lt;k–1lÀÂ½##’és´¹#[?- ÕD\Ø—p¡å6yŠ#Q”|#ã£¤=V#Àí­òEY…Mø­À®:5##þørP}Z”Á#Âu9‚#tÂÖ6ÆR±#€#Ví’¥3”##»ã#+@�*B(3¦f?”Ý†Â#ð##Už‹viÛ¿ròpk&lt;Ïä)³Ùd0‡ùôg#C<text:tab/>„þJZ$þÜÄ pBª¶å�!Í}ç–ëO&lt;æ‹?Ø)Oõ7fæ##ÛÏ</text:p>
      <text:p text:style-name="P1">žÞ?#L�ÊQ|UðuþnïíàŽ·ÎQ�aü!m)#a™#TDó¡‰­ÃÍ{r’¯úªÒCT.|ßƒQ# #Ú¼éwÍÜqïq÷KwO¶£è¢yØYWœÎUã`yg¯‡o#÷BâDÃ‚�ËÖ¿!I#ƒÕU'sÆ�<text:line-break/>O!ì#DðèGj-1<text:line-break/><text:line-break/>#YT·Ç·%gdÞå##å@L_4ßpe³¶_ðx=éqø¾ûuOgØÔÄ1cË##²##HØ”'½ž¡;'#²/?qkò</text:p>
      <text:p text:style-name="P1">èà/Äzº{ä<text:tab/>öï{ÎÛë€÷V@b</text:p>
      <text:p text:style-name="P1">ÆŽ##9ùæuaÌÝì</text:p>
      <text:p text:style-name="P1">BÐÝŠ ÊÁÕ*íã[÷#{¹+6ØEHCÿñ›‰Þ§#Ÿúà;0žîkñâ/�ÒM\ÔÍ®GÉ#[ñŽ×#w!FOé)ÓÏº¡Ä#}Ú/Ž…Ïû—¾2Û##x`éŠsí^¼î# #¦4�Ô”fÄ+9 Æ�µ]¶#¢ñ#[</text:p>
      <text:p text:style-name="P1">›$¼MXVâ¡Ú.Û€íú#À#l#Û1�ñÿ=`.##M³mü×#ú?/g-#ô#µÜ#~ßLJÊKn¶~×Ÿ}…0‚ß}Þ2å#Õ_pÄ"w#ç*,¯ñ°èÝ-¹˜bÅ##ÄüsGø°TÔ÷®ÈgöîŸž�###Q©N9#9x#@@oÖÖBºr##m&amp;™„±q£œd!ßŠ#Õ#ãÏ¿ì¹;‰-3#%âƒÇ•$#P¿#�r·UzcBC:ú4{öX##�.Ö2éË#²#R‘o›-,RÉ7.t3ÓO</text:p>
      <text:p text:style-name="P1">§»[›ù_)Ü­Ä)Úßê.rRBBB[#©yê#òÂû³�³åBgÝ]�™ù#ýðG"wØyô”*)ã</text:p>
      <text:p text:style-name="P1">§£×¾#p#¯ûá#¯)»S½ÂRq:|y²¤òT@?fn´Jë“#ç³c}¤‚‹sÈº#ÐÛJZB*¿uÁu;Ö“5ô|w»¶7ó¬!#'#š€#¢Ø</text:p>
      <text:p text:style-name="P1">ý3ye#Ì#W�‰�äúäÁ#ˆ™�3Œ#çá2�žÀðò(™àŒà¼›úþ«C3—XËU«C&lt;_Y¼##£–#Æ¸##&lt;š×ôöT.#-&lt;1†Öÿ&gt;œqf&amp;ztŽeî¨¡‡{îXÿ@¸N‚‰#|8h²6·:¬÷#ºv<text:tab/>¤iùˆP„åŒóØnö¨éž;°ëÇçFÑ"LÌCÊ`’6§;Å5YÖwP#;j#«&gt;]ƒ_sã™ý#b¹Ý˜_¯<text:line-break/>eg6X�‹Æ~K#‚Ó#S\È+ÃK�ƒLòÜ½¥#Hq#4[ó31</text:p>
      <text:p text:style-name="P1">#</text:p>
      <text:p text:style-name="P1">#Ûfh›�J|!R˜Ãz® )ÄXHZ#r÷#šB%G”-�ü¢Ùl#Ô#hF@O˜ré«j·#y�Ì{KÍ7jªÃýV‡ñ½�®]x#</text:p>
      <text:p text:style-name="P1">)�6#ÉhË#Ù÷È;ìß#Ú#^GÖ¥¦ÐÏ;¼Ïn�€:j€0&gt;…�##<text:tab/>Êxß7ªüÆBõŽ&lt;ö€‡Ã§ÈW×##»ô:|Rˆ#‹þ¨#k(ˆè#3ù�Âùº«¸$BåQAÁ¥Q˜‡ï}#þAÅo#@v#ëXI$3…š?#ÿzÍ«7#p.õùMQ#ì{¤E_®ðþG¶ÍÁºß’…Œ/#ïå5Ç»¼$ŽËÃn¢Y^SÖibïù§pÎ�—å^#QgÊ�r?±�qb?üÁoh“g¤|�ï�‹WÊÅïIë.©ú•ÖŒ«¨´²tï×zÊ„ï²5Ð–�o“¹sèpAß9•�ï·{~–íûré¬Í¥•&amp;eI‰Uíe#ZúÄ)#ûïo¨<text:line-break/>iÇ:&gt;aw”tò#Þßô®#Í±CM####©#Ô™X�Žˆ\’WÛµ’ã #µìäÚÉÎ£mÕÙ¿Ym{XFoo~3§È©é‡ÒGˆÂÕ#¯Ï#//(Á8’Ã¦Tå[#Ji˜#¥o®#ìÄÀ.îxl##~ëâÌöç#ü»Þl</text:p>
      <text:p text:style-name="P1">"îË]sžÍÎ6&lt;q¿c~‹´#&amp;ÿ{�ôÇ#é¢O#'òÝ¯#ï#xV÷�lá=x®(*g÷YIê‰#‰¸Ã#í#¦ƒ35Ÿ‡Ü³Æ?a°Þ½rîXx÷óNGÃ�&lt;#É²Ô FBOViR5"¸·\øá–Á»#G4-#&lt;ˆ- Ä¶#{{z�#Þ</text:p>
      <text:p text:style-name="P1">–ÀÉ~è­ü#=#ø#ÿ‡a:#aúM¦~+g#ÜO×aoÅvC €##El±õK&gt;Y"èõ–ój§^5å¯ˆ#‘&lt;“{ŠÜ©h¢°¨yt±ü“CyO‚ºX#/BïÝ³ˆº/#yýP1P¢ßp:Ã`ë[=Ø¬wè6­‡çï##ºš:&lt;K“¢/#õULÇÄA´/#µ|&lt;-=S•4a“#á²S×òú#sS¾™—5þ �ê*�Ÿ#¯#çA##áAX�#œ##¶×ÒÊbÇUû-nª#0F~TƒpgŒÈð‰ëo,¶&amp;$eþHÚþíÌÕ��Ê….Ú&lt;äS|c¶’/#Ðâ¾û8Ñ*¡fx^gYºXö›B��—Šåüêûxä¶óóc#UðÙ‘œ#ª.°#1ÅHÁ§ýønoöÄM</text:p>
      <text:p text:style-name="P1">#ª£æ®Í1í•ûØ<text:line-break/>D/¯IM´tÂiÍ'A­,Ó¼ââ·#ÅwÇ®ˆ²„¿æ©–<text:tab/>è?¨›Tž5"ð</text:p>
      <text:p text:style-name="P1">òaTÕ¶</text:p>
      <text:p text:style-name="P1">½QT#|˜ö9úäÔ%ž<text:line-break/>ä$#è|üò‡ÿ§Ð1O»¦F™½/ÔÇUšÐ£¥ûgµ¡�¡„ºÒ©‚èŒ´g]#ƒûo[–X\i×¸|`$ÙÑZ†°v¢#jitÙÓ~îí½LÃ€¡™»#$¥8Õœ3s²•�êóvöùÀ¿oïþs¥­:¨týhÞŸëjNá‡Êú&amp;–¶#ýQÜ"rm¿à5·×b™#Æ=~t™ÛlCa&amp;Õ]ÈmØ¤×D›#³éô‡4·FÜk°™£OÑÓ&lt;Ð»Pª˜##'$ÒMr�#ß–â$ÉçK±UêPgöZ¤ff„§&gt;1¥ñFXB 9î¸Í€à8?†¡&amp;™Î!8~ÄosÕë#eDš‡„Zóò</text:p>
      <text:p text:style-name="P1">[Õí=J~È#</text:p>
      <text:p text:style-name="P1">#ö##á;Ë�<text:tab/>#O§ºñ&lt;#Cùãö¡³0�°P;rsŠf#ÑvÛC1ÉöòDémä#Ô¾#�6õ:Ö##Ò:!“éJ™‹;§#½Æ¡þ´m!~4Ã#ùë}Ë³ŒŸÝ§Î¦³å#Ä+Ðw¹ÛZ##ôŠ¯‹#-T©5á%ó4# 2 ÉE+Ï–ìJüGÑ#£)üZ`b†5é5nYï#¿K5</text:p>
      <text:p text:style-name="P1">L#8<text:line-break/></text:p>
      <text:p text:style-name="P1">çáö#†XeÆF¢wŒ‹Ú¹D�#¸!«+õðRÿÍ{#Í¤|Sª‹#•.Þ.}C‰3á</text:p>
      <text:p text:style-name="P1">�¤A#¤ÅâöYÞm¾´~‚ÍÂeÃ\[c#óP BöV!Eqû#Hù™­x)#</text:p>
      <text:p text:style-name="P1">«A½´'#ð‡'Œ÷7ø¶[C#TQ_r#ÌòpEå‰Ú·Ð#hGÒr3ÏC±•{sUG#k#Ê#Í¾‘òÓ8âx²Wèíšâ±*¥cC'1½VLY6#ÖÌS*Æ=Q9##&gt;®¬##5·,º¶#8rI¤#´ý,ôG‘�Ô�&amp;×l9Ðd?ªê'|¿£³{ý¤ÜcÐ#‚–NOsÍ#T^<text:line-break/>”÷��z–¤@ñò)V”èé#¯ƒNB9C¨v�#„ Þ#Å²oŸÌÚ##qÍåÝÜuLîqRMY�<text:tab/>�5##û##^ß&gt;wóüv‹¬qÅÒª�Ü„&gt;Å#�¥û…vM¼qÆVp#}iDËúÃRü¿“’è#‡GÅE;Löüˆ«°0EÝÚ†m`«ŒE¬šüvÀëñ#KÏ@#•œo¶šäYÍÁ##�Ç&gt;®µ9#Pß# *wt5¢a<text:line-break/>÷¥v##Æ×ç®5ÕŸ;iq•êalþæ­SGÑž÷êòz©K#fÝÚ#uT2#­½(Œ##å;"ºÿQ@ì›Dò'<text:tab/>ø¨F²ü—WÍˆñ!šˆþK‚£È¢�ÝäìT�*m~TæÅæÏ×,Ð±ÄÃêïoŠÐ#ª°çã/7ôÉ4�-—·o=e!y‘Ð³6=¶íøøBGZLö²#¤&gt;óEa¨€ÊªNÒôG##Ï¬Ì`A'à²Ù‘I#5&lt;O%$Ð£8÷ã</text:p>
      <text:p text:style-name="P1">RP#)½’QJP‚¤½¸õíÌ—Cû#ñ#W#%zÝÅ#bh—Îû¶\9îúÅÒÅSÇ?ÒSì}#68³â¾òu�«#5J±¶-Zÿ"</text:p>
      <text:p text:style-name="P1">¸ýJV˜}¾Lœç�{R¡Ô…Ô§ÑVÕÇÊ[äoÄâíÛ¦»##ç,¹#ÙÅ#�õ9^¹Æ÷žÛ×^Õ4¢</text:p>
      <text:p text:style-name="P1">UÇV´<text:line-break/>PET©¢ÇZc#éz¡!</text:p>
      <text:p text:style-name="P1">#Ð¼D¥ŠY†x2«</text:p>
      <text:p text:style-name="P1">P®ås#m#LJ{#//ãî£É4çW#¶#3k~m©4&lt;G#¼5´wðÁ#^™� ×à†v$¨y®b­ÿ–™È#Ôgk¾öOÂ!!¶³Œ1¦½¡)àZ,#T#AŒ#ëR[ò�dŽÌ#¤!\Üy’Ž</text:p>
      <text:p text:style-name="P1">s#�FÐ#™%zŽÉ#ZÀ‡§bU©#]#<text:tab/>g(‹§ê‚A,ÔCgv##‚51lÂó4w7ÅÃlˆ”&gt;"ÌšW#�L‡­)·¤®4ð˜‘##Àè#º#/#¸æ#T)§�#‡</text:p>
      <text:p text:style-name="P1">[^Œ#™Úìà2Îi èF,5ð:g+Ih‹‹.5A#üXÃh#«#[j~ˆmhHH#Ïj#³PüR#q.�7\&lt;í¾2¶j/bì8ß‚8~ß¬#Ë&gt;�7¾Á#ŒiõÀøICÏÄ�‚ƒc#¤òÈö_'Ÿp#§†À%îþ)îî¾Ù”¿&gt;)þôÒÆ‰##YX&amp;útT–ñ#˜uÑ)ñ�+­&amp;«ò)…«Ë¸þc#€ÔÄP–÷qÆ^#°è{º#Õˆ##æÝu­#·æœ‰ö#@¿ÑO#úWÚ k#yëÈâ`ó#°[q‘»Wª+—¼8»#ÔÜ]?4$nó£ÁW“UÞ+õåÕ# ›¶$Šª&amp;/#û{9ÿøùw#?#™"|%xj²õ¹#ÿ/#Mä­#ï!üÎKÐÞ#"Ø#@</text:p>
      <text:p text:style-name="P1">w*ó¢Õ‚o#YËFMïÆE‡l#÷‘#IØ#Þ#z†ce®#Ãü&lt;#Øó#|z˜™ù �}!Ò#vG;™Ó=#í#jˆŒY%¤±Ío#y#‡jX#™zò“ÊšÈdê</text:p>
      <text:p text:style-name="P1">�Øë§7€4Ìê#�Ø##Ù:¨®Þ#ðGÿ\#á“Ñ#¿(ÿ#Bó#Ä¹ÿ#BWo1Èó4ë0#×vìç#ÓR_JÖâáó�ÿ%ó…Uyû·"Ëj\™ÑAl##À§´u#ÌT®Ácò#�—ð#‡žõã#÷‡#ƒ2Ç�Œl#¿$œ‹þ##rCóÙAøÐïa{~1âyºg‹#yyè§Ôÿb$ûœöŠâŸ�œ#;ù##¸Ÿ##D]#]�¥ØÏ#¬=¹ò¸€#}üS¿¡Z°Ï3#‹Æs¸¥™_ê/#ÙÝ#f†7€X±UÏ#%Ð<text:line-break/>9?­p¥œÝLvTÿibs78?Êo?(ÿ#‰eÿMb#ÿ†#´".�~Ñú#Ý¿ä‘üS·õÙ¥(#ÎzÉ/Ý#ù»HHÇ@B§z³ÏÈ#Ø#þ“Zþ²Ã¯}¬¿FKëßF‹Ö_vØ¿#&lt;#G#Wu#p¸ø¼?#ÄÄqmqó/[#-(Ü×}v­ï#¬¸ÑcÿPþŸFeÆíå#æ0%€##²##1œ_¼‚ÄÿTxVŽžÚs3È¾Ž#ï7áBRMØ#¢©oîÆ‘çþ‡ol#m'@J##�#pK³?¹o£5š¼2¨géÿÔ#k5xj#8ÿ§ú8‡ÿ6¸#~#ZùŸ~#ó#É##Ÿøå#N¿·g†‚¨f@óŒìMu”Xùi•¹G<text:tab/>&gt;”+ø&lt;Ê#C¯#”#g#Ôçô¾Ÿì€#òc¦²7ÕIøª#fMË<text:line-break/>eïøÏ&gt;^Õ3£æÂ¾®ìÚ#ÊŸpMˆ8*©Íu'Üñï÷kXBoùãÕç:#ƒÉê#cýÚ¶õ”ÌÅ¶G¿XÕ#ys=[#wùe…¸wêÏÿð8¹Ç~Ùr —ÎW”0òÔŒÝOQ8Ÿùkdßåªÿ+Çð½#ËÐuqéÉ/#xTCåÜÚ#È‡Ê/&gt;r#�æÒ~#:#‘6yÏ#õ§f#³~Ú9#÷N�»q3</text:p>
      <text:p text:style-name="P1">#†ë¸½$œÄ¼ÎB|ceŒèw#W³ZI.¿].ÙG{Ëçú<text:tab/>¡Ÿ_~•Û##î#—šqx=ùç=Ic‹#—�ŸÈ1#vq�ðd¾‘â…JÕV}¯#ý»kW##V'Ž#¼ÿà#%é#ÊÏ+</text:p>
      <text:p text:style-name="P1">#™5CaÇéú1¤_çüp}Û•v»`ÿ#…#ÆúŠHõ-ªQ¥*Z#²7Ùôd¸W–n^Zˆ*#Õ�²:¶ØÈ1[›_nqÕVðÁ¾[Nñ#_:[/è &gt;Â³¼ð¸Ç’ûãê�¦#x#Ñ@Œ’#âç‰ñõñ+œ#Z�ÚB##ž</text:p>
      <text:p text:style-name="P1">¿q·N± #¦#'#éŽ]·”›¯œ£m’€�nFVÖ:ñkCËËv!#:Î!#u#Ã±qº±«Y&lt;Þ#W‰1s</text:p>
      <text:p text:style-name="P1">¦)&gt;F#ªß#ÐÃóC<text:tab/>�Ãù¹¶Á#ÂjV³jj#fé°xR˜##}"KMÐ¸-á$,€Xö£S&amp;#Ò‰ÎK¶þ=D#`#Ñ½#ä¢G</text:p>
      <text:p text:style-name="P1">V•X#c¤±nO#€</text:p>
      <text:p text:style-name="P1">Y##Ö^ß†�×†9¯ºqrÔ#IeaÃA#í&gt;ü¶Äcµ#kå-¿+�žz»û’ÎàÑ¬#Ô#X‘ººD¿#ÜÆòšÐ—Â°¡­˜“#Ê¿#<text:line-break/>ÏIþ{ÍºM¶o#˜baûÆ®xàFÎ</text:p>
      <text:p text:style-name="P1">@ñ#Ù*õ‰îÕZN‘^S#5lÙšWØÛw‘àÀnž¢w6…</text:p>
      <text:p text:style-name="P1">â…#~˜”ù¯ïL¸·5m,¥_Ÿ2X’&amp;´#0‹7€ /ï}.çµ<text:line-break/>'äß[0RñøÇñgÿ«ëö#F:r+p©#—cŸÛyb9â#��xºˆ�sF¾ºpMsñ^Ãè£Éè#ÓK×•#]ä#®œ¯€Û*#¤.ñ<text:tab/>L½c—ç¸›\#çÍµ#ÑE.¤ •2#”ýÀ##6m’æ­##V[#ÌtÂgšH¡äwxé[û£W¬‚ä#XVî`jä2ím#bm6‡|#AiÊý#ý†##%#Mk�¡¤–¾À˜;Ýs1�}ýåB2G{®NÏIÙ#P’€##{</text:p>
      <text:p text:style-name="P1">c‚ì¡Íº#Ú4€wâae¸‹ìCëšAc¿u#·÷Œ¿ë#À¶,sV#cvÎHˆó"é"¥q¡DkHÒ®#ÛÏàùÙ-+ëZ¶&lt;D#+]jFR¹= =_¥"Çì#m:Ø™î’[2éÆ#z‰#CÖPŸ°ÝÞ~µ4#'&lt;žœ•Î§w#îˆ·ˆ#¶óxÛ#y/øÏ¾;ní=&amp;Ãba+à¢¶¼„##ÅŒÖ#eµDh¥S##ÅælTàwy#Y6</text:p>
      <text:p text:style-name="P1">Í°bä#…J£B#íîVÔ#N0íÖµ¾Ô¢ÏˆR™YË+�¤sƒµzøPk^¢+#wH¹�#Ií™ïKA�;3^ñ­Eäýr#p8YXbÜÁ#ÒLÒ4·R¯T xk’'#óc¦æÏ#S&gt;Î##</text:p>
      <text:p text:style-name="P1">:#wàw¶LHDS#Å¦{ÙÚ7’$</text:p>
      <text:p text:style-name="P1">#P�pHÓ6#^A#…l/�@#Ô<text:line-break/>Jx~f®${Ž#ÉÐ#5Ø#ôg‰‚[fDoAIëÝÑÊŠÜ³~Ñü¦ð^##Ú ß¦†�#Û®4ˆßY`¤¶</text:p>
      <text:p text:style-name="P1">F½j!Qm"¿Y</text:p>
      <text:p text:style-name="P1">ÀuÃúÉj�Z&lt;1i£#«ÊKœ#R (“Ú#¡Ûé»Ìæw$#ªx©À9£¦XòC<text:tab/>(Aó#[B›…D*#]Xµi#[Œ7‹oá@H¸T<text:tab/>I–#›|�Á+î43j´«F#²7iu#/&amp;¯ë£#\¥¤</text:p>
      <text:p text:style-name="P1">U˜Y´å—ì#¶âÇIÙ<text:line-break/>ÖÖ#Â¤#ñ}9â#TB&amp;Kqs�â°‰Œ6›äVÃ*#Q#äc|ŒE®ÍI â9Né¯Åˆ®Äž�æ©#m#&lt;vUÙ#œòg�2l##¬#ôË®'#Œšò�Y{ó,=Ä"Ñ¨æIFµC\#¢Âknž® K<text:tab/>Y¶#Eoi±S@Oé#}#­##Ö/{#îEQ’9hÖÓðÙÆâê#æenñ+(oú5ÛƒÝ‡Ã|»H#H�q�HÓÌ}‚#(û#‘‹hÁo¤Î0wÁoDÞ#ÔÈ¥¦�„8#¦×zþvýÉ~ÙÛÙÀÞî„›u</text:p>
      <text:p text:style-name="P1">ê<text:tab/>Hïq‰'ÛY#‰0_S#á#¯</text:p>
      <text:p text:style-name="P1">#Å’#IgD#ü#ô[Þ¬)kÆ&amp;J—i�š‹ó_#6‘#[ñ;›#'­¹8Úû"ÎØŸ'}3#x:@n#i¾¼2##zsd´Û_#wöÛ#ýO+�\G¾ìRîÝÀP#³K%¢Ê,vè„k¹xÕ#à¨Ökå%´#-9®#ßñòþ@v”Þ&lt;#9Œºã"#Êf¨<text:line-break/></text:p>
      <text:p text:style-name="P1">£a�ËTw¡ƒš##0W©÷ÑÅ¢eËB#|ÛPQ¼RA1b¥#ÐÌ·aÃAWêÇO¿Ð§—#|#r#<text:tab/>6es #@#”#�ìŠ¬˜ #¥³.#rVS´÷DÀ„QË-€‹Í(#Édðq# ŠoŠl#º–#�a‚ˆl§Ÿxdà</text:p>
      <text:p text:style-name="P1">¦«DÈp\0=¶:ˆÉž£Ë#_"—h#^3<text:tab/>Xš#€Fÿ0¹ð8)×«‘Ja#É!Ú¨µ#4lf#Œ´í„#Y#¾ìr##1wÙ#F#,/Ìe#ò;¾äÎ˜ßOüúÇë#‹#;’žâž\gxœºòd�ñ6�‡S&amp;8—Îù6É¨’yö ýø,Ó°Ó¶ñ›$gØ</text:p>
      <text:p text:style-name="P1">½¥5F˜‰ŠR[ª“¤ñÍÎÎÓ8²<text:tab/>é</text:p>
      <text:p text:style-name="P1">aÀBšD©###m“œïÄy“[Æ*¬Œ#ÂÀ<text:line-break/>gGK�Ó`ç</text:p>
      <text:p text:style-name="P1">E›?G:^…”#&gt;ÄHw,Qö´ûGFñ¿¹Ò‘[Uv</text:p>
      <text:p text:style-name="P1">îÝƒ(mHfˆ'##@Ÿ/R "£•ê}G›I<text:tab/>T{™Ê##ÎàÖ#ÅatU—`…^?ùƒÿ#ßxŠó¨Õœ~~r…6‚ékŠfnÆÔ5#Ú#}j¼:{!“ú /¡—lk¥ã#i)}Ò&lt;&amp;B\#Q­Ÿ## Äª{‹b#ó±èÍ‘##�ˆˆe!ë¯•#’2š¦_�—Y#°ÝÀ##‹Þ|Ð*ÔO+Ò'"�IIÛ#NÊ¿Ê#´v�]#ßú=#‰«W®ˆ—#J¥“Lø–#—­7�##oÍ¾ìÎ]Dé$ÕÌtõ#‰ÿkÁ’¿WÊ×¤Á‹¡�ó#™D<text:line-break/>G¶##â##9=µî·#Ì€Î_#ŒÓƒµç´á·#0ì\�ª€"ê¾¶øfÃÍ#·ívb1z5i7¼¾.ašËw¨=JW”\:#Ñ~#¿³¸ÚØ�Á\#Oei¯'#áoæé³4N3eM‰-<text:tab/>%###»|÷+#±÷#ës»ä5dQ&amp;A9{ß�'b:·o$Ø#{ùÓ p�Ã7™Š¹’Ã#fqØH"ü�sn�Ú#ZèÖ©#¹1¡#”Ø—Ö#!˜#qa#CómNcÀÖÅ#k«FŠX78Ðš’<text:line-break/>CÌ#{eÍzÝF#÷P_ÐPé0‚æ�/Õ×˜_#©#pÀya0©#W#Ã‘#à#ÜC#x˜|þÃ±6##}Ã­</text:p>
      <text:p text:style-name="P1">¶#÷€¤³ðVJ X{ëÿ÷…#çÜå%Ôæpo#›#2"Å�###aÎ&gt;#}äsF±§S-Ó*¬Ô†ÔÙ$$›,ßV tZN]²ó0§-‹Y&amp;·“ÊìfHö#Á³•X7ÂÅ…xðJ#®#¬#é³õ#”ù##vù°É##0�$RÂ#"%dn{#ØM÷l#i¢#q&amp;µ#'juüäü£×q#&lt;•ìQãÿÃÝ{†5µ¦mÃ+## E#•@#(l##UM€@ØŒ„#šŠˆˆ¢R”#:A €‚#cèˆˆ!#BQ##UúF##!4Aé#$@#¤wxÃÞ³çÙÏÌ#ÏÌ|ßóþyÜkå#ëXÜ¹Ö½®ë¼Ú}ª¿�#€Å#ÀjÙ#]<text:tab/>F\Z¤##C¹ë9kX&amp;#ÇÄ#l†XMM #°BD$~„´</text:p>
      <text:p text:style-name="P1">žÏ#qÐYuý¾Ä«$‹`V±*O##Ê†Y‘ðìtGjG##âh¨¬6©ÕæÛå&lt;¤)#ùjÄ7ZŠ`xÙ‹ÁC¬˜·­]#º¹ðü¡"JY=h‘F×Órâ##h#Ë—µÐ-<text:line-break/>Å[‹Ù£Áˆ�­˜|Ûœ#6r§:b�#±ö¨ySb‡o#ˆQà<text:line-break/><text:line-break/>fB8éÚí“¾##p#£³é#š'È®#±žGCòýe Û@\øÊž‚Ë#ëø#«¯Q�om#%îOËÕ?s#LÇÚŸY–úO\“ÿd#´utÈD#Ô¼¶�#•îçIw'ASäèüËá###-6D#g¬v³:éâ�#vŸNÏcâÖ¡#­ñÛ‡"Šþz#Ùj#´¬ùµ³#i</text:p>
      <text:p text:style-name="P1">#‘éùh)«ÿ³uýç»lÈÆr�#.—|‘l&lt;è[œy#ûŠÃ´#\+kJ(##Ù�ƒÉk³#œŸs›œ�\#Æa½Ó „ßFø¢´i¸½U…ì)�)#</text:p>
      <text:p text:style-name="P1">�Æ#zÄîÆ†4‚ª:&gt;iÆ„|å�ðÓýf·?Ä#‘þ¼f³Ú4A</text:p>
      <text:p text:style-name="P1">ãú›B7Um�á•šj[äà=#4K'©Õ�’”QÀï]É–ïÙ#òM&gt;\ð–,”WðgÐ#­ô]#�l„€Þ/ëƒ•#4¤ÂRãTo’WKEˆìCÏþ�##|#O§ñ‰#…´z§#î#a¯v¾fHÈàÖ,AñXÞkþ</text:p>
      <text:p text:style-name="P1">w3#ýÚÆ‰„FŠ#o&lt;åÚè°¿îVQU9#œD</text:p>
      <text:p text:style-name="P1">«N¶bæCtœ~ˆÉw#ä]å]y#W$kAv¤#9—|#C;5E¹Ñˆ¡ÏmH##$G7¹š\#4~j7J¼¬šª #á-¦#1Á#LI~-«qB@O™ó=4ÏN•WIº¦wb¥� �† ´—¨Å0Àx#I-<text:tab/>}‹æGÔ#»#ð»`##º4c”¥#</text:p>
      <text:p text:style-name="P1">}[</text:p>
      <text:p text:style-name="P1">&amp;•8I±##¢#¨PeA#¢“ð|&amp;Ö]ƒpz·à¦«#˜#U#¨,f!#©+Ñ!ëVmÎŠ“XM \33(d�þpˆ?µ@2*Ó€®#Ô#_# ¸N"#©ã</text:p>
      <text:p text:style-name="P1">GNêÑà�WY\Gœ ìÜ3K“©Ê“ž~’#ÉWqT#‰™(ã7•dŸ#p-ž°d#(#Âî}²¸˜#×vé�#€k¤M·à</text:p>
      <text:p text:style-name="P1">¬H#±¹þ¡–Z-¤”uæ#åÒgæG##_æB#ø</text:p>
      <text:p text:style-name="P1">‘ÔL:áÄŸ’–£##ò²Ðß—@ýwŠÕ'�=bŒ�p‹ìd</text:p>
      <text:p text:style-name="P1">kcÒbëSRÑÉŸŒ%’=1ƒ6õ*]#´Ÿ#ÚÞ#aàNM'þ«#&lt;ŒcèÑM×^�z±ä#AY`›�#oE^žOæU…p#3­è&amp;ú##8ïŠß#úýD#w)Ø&gt;#óT#<text:tab/>xÔ&amp;EÄ£át-Ù­âÓ-q-v÷#”/Õi´¢Ü#ÞÑ—&gt;##ù}4õx3ŒŒ�#×¶�ÁYK##~�#m#FÓŠÑ9ûŒ }Øþ´ Jògú#¸hmø‡Û�ê�Và»ö–&amp;ˆcˆªÑ#N#SÁÂh^R#&lt;WX#Ñ<text:line-break/>öP”do(ï#Ï¦K{;<text:line-break/>¥ÂŽz‡##À&lt;#Ëä=Õ�†ÙmËÙ#öÿ%hW|ë�¯—o:wÉPÉ#ØµŽ}—¾~(ø!#Í�#”#ŽÜ9sFRH#bï#Ò#‹ljb•J#�ÔšbI‘†C¯®óÂ¢¦b#‡5²«Ün}˜ŒÈ<text:tab/>7&gt;#<text:line-break/>Ý•@¦¸¤;Ì#q¤ò¬Õ@e9ÏQe†îF#%b^—E®À­<text:tab/>#V�¤#ÊzÝ##&gt;Þ‰ðY.¡½ÂÖg#x#Ç±ÐþåûMý­—¶;Ï¢ÁØ&gt;ñŸÖ<text:tab/>pÕwNçNíŠ#cmÂ·‘#×š�‘›Së„#~5—åŒ.#Ç†—â?\L-Ù[úT±ÐÑÍ[+#1#b</text:p>
      <text:p text:style-name="P1">Žé60I#Ãœ:| Í‘¡#nü¾##p%à'ý:9ÜP,RQÁ—Ì¯eUlòfJ#kE*Ê‰¯ßAÁù#,Ò·7ÞYfµ®vÒ-#</text:p>
      <text:p text:style-name="P1">###”E¦/Ý#X³êÂaðf×†§ú&amp;Ð»š8uÔ# d¯1#/;›c<text:tab/>ÆE1#èxrÑw#1\Çã#‘</text:p>
      <text:p text:style-name="P1">\&lt;#)õñ]#™HîS€7“û;@ ÆÆVÔ„&gt;&lt;F¦+F^^�¤e-</text:p>
      <text:p text:style-name="P1">*#hd“ÕÐ¢M­ QÑ�#§Û•.^#é’Ã{‹2#ÀI¦Ä@h6Ï&amp;b)‹7#Ý÷6ª-E'P¢j+'#Ð^#yöP[R¶‚¤îcÌœc¸##1þY_çZx&amp;í”Ãê-ÄSOyÃæM»#þÖ¿#_ƒv#Hÿ&lt;.àsÖR×ÎÑn¸gþ^Òb#„�¨®šÐ##c;Ðëf0#¤®#D##p�#è=9~8xF#Ò#kãYZZ¢&gt;•Èø#ªÄØ##<text:tab/>¢›J#Á##I[³#¸¶Á—Äïª#Ø #îˆèë©VÒŒ‰h[ï#…ÿÆ¹ˆY±&amp;¥eñà2ñöb#áZ€~#Ñ*^ ‰ÓA¢8mif§ñÁ7'###&lt;#ä2Æk<text:line-break/>°Ä®É?#�Ž’’Ó#H•°XU#–‚¬U7A"¡³û]ÜNÕJÍ†@Ï1�+eÎ�Nš¿îŽ#à»5û&lt;z´ÙùååwÊn;Øÿó?�«ÿ'CYÌÀÔ#/#4Ôl##Åv#LgúÛÐ­ò°bÛõµ¿ÁüƒÄ#²+¤Ð3T©#N#6ò$JTk÷F4Ž‡çûH“¶ü:b[#è0#Êºÿ¡d"K�äËÀ‹#×wÖÀÝ#bejqÌªC‰ø&lt;›#2k\</text:p>
      <text:p text:style-name="P1">/ˆ#D5ú$%ªrAút4U¦_ÊÓäU³·÷SÜ`ü‘¼@ÛƒißÊ¾½R3‚°3l.<text:line-break/>�ÖØ-#&amp;û#ˆìÿQ#¨[Ýõ5aH#°##]odÁ•} î####Ë§•@’ò[SK‰ª}‚Ëœ8³Î_PÑÆY}ó©(#º*bI"‡w7^F##SÒ<text:line-break/>TË¡ÒåtˆïLœÉ#k#¹¯¸e\×Z’‰ÑÎŽ~À¤+`#/#\s‰J#tºøMG#){zÅ&amp;¦”m„cðÎ÷#vÇèð[ªM$eÎ§Ÿ“~Å�@B³§mäô›÷T€ŸB#ó9~£mÿilf#°†”oùÍ?)#�1#®ë{</text:p>
      <text:p text:style-name="P1">D+�##ÅŠ5#¡Ê#dF!’5Kác#+q2:ü²#øw1u#t³<text:tab/>¼–÷$#¤bdhè¸t´Áðî :&gt;€Y¥"7*ŽRÕ²q&gt;CR�µh³P÷å®�œ»<text:line-break/>ÂäzÍrÅB#sQÚ#~iB“Ld†##A)ÑõG#¦èzRæ“­�oÄÔÐ<text:line-break/>þGÄ~ÆT‹h×À„#Av‰¹lþa´GN#”Q</text:p>
      <text:p text:style-name="P1">Ñ##!#G¾wIèÂß &gt;Ô½u#G.Ïs‡#¥ª5±##9ð÷-Aÿ~�#±</text:p>
      <text:p text:style-name="P1">#º#Þ¹"€ø5¾&amp;#K;èAùVN#fÅÙ# Ø�4Þ)GŠhuF‡äî°#�#X¤˜‚_­l¾##´ô‹Z¢ÄìŠK±´áð{ß6Ywà²»žlG²“�¾¼Ð{O$=h`&amp;#­$GÀÈ÷&amp;|&gt;´Ÿî­å×¢ò#,F6#Ê�ç4¨î}ò~š#æÜ×ý�„œèH#Ø¥e4º…+0ÌU7öH¦Y¨ëhÜå|Þ##j##q‘x„ÔS¦#ä“z²•}pQÄu?*</text:p>
      <text:p text:style-name="P1">#KÊe²�¾Pç™mæÁÅáL#œ$aQ�òe#&gt;#Ii*Öõ`õ#/8ª##pÑ##@6éø/Q€#‰ø—ï#àærÇ.}úà¬w#Ôª64”¯#‰Øñƒë¬ú¹¿NY÷Nˆ”àÙ^;–"¸¿ÃÃa–~Q#Þ¢äÔðš,*æéºû®¾á9¨ƒ#•pF<text:tab/><text:tab/>&amp;Q#ðÖ,R0…œ!S¶Ã]«þçÒ–ã<text:tab/>lÔ¿J“f…éµÒ##sŸòÖªz[xã2dsðñIq6q#ÅIýO#„·Ô¸</text:p>
      <text:p text:style-name="P1">j#¸L/µ†t°y­Œ&gt;#ð4€&lt;#‘##<text:line-break/>©:Hš0Ò—�fÈ+ÊÒàÊ\ø¼ú#Íäzê?=&amp;#áZÚsJSqîèS#<text:tab/>#‚¥#*žÊd?=·9�÷#÷6Z#­Fº@×\bƒÆâ• Ú¶§T�`¬WL# Ä„6Èråw#€-5##6UB#%Æ™-Ðhß‘#k–&lt;2#�³#ò†h[°d-£<text:line-break/>R‚ë©É#à�¯-'/##¦sˆWH§JBuŸLt#P€ðÅq*$©7#P#)‚Q­HÍªš|Í7y–#ŸÛ}ÕwÚ%«?éæ<text:line-break/>òíÓl»#¨O<text:line-break/>fb-”ƒ¹nÔø#áÀª­5#MßçX{ƒ#OJ&lt;×#œAÒšåbëôÿ &lt;r‹?#m</text:p>
      <text:p text:style-name="P1">–û�‹�÷TTŒ[<text:line-break/>Õ“Yø=#ºéÆž</text:p>
      <text:p text:style-name="P1">#ÚÁ×€oíTƒ’&lt;”#©R,Ós#BLªú#]#¢0#‹#NÎHd“n#«'Ý �½H#œ7”O#0#Q#Nøàúýe’Ÿ#°ôºã�³ƒv¢¸RÝ¡­w &amp;Bþ3ÉMâ‡®#;£Dmða¢VX•2#7#LC2ÌÒ¹O—#â’®M#’—v##3 3qô¸ohàö#z#?<text:line-break/>â®</text:p>
      <text:p text:style-name="P1">&lt;1ž#`‘ø”#GÅÅÜ±·} úƒ#;KK¹ÊU‹M\Z ðHˆô#]HEUåMkÖ"ýžtï ÇäZÇ'8ã®ð#VF#$Öš%#A2=“)¬žÙgqÝñ‚™^ž®ŠPj¦½ àÂËz#¥€‡æ³[&gt;šcÁ`^6¼EÝkÑ|!»#üóŸ1sÚß÷”ýžæLÉù#;[BÈl¨#x#£ØK‚H„Áñ=j¯|ÎÃC|�´üX¯#&amp;Že<text:line-break/>NmAu#0\I6#†·bv###‹Ð,Zƒ#Ð�h#+JPpM#nbPy…µ#OÐ#H0rÂ´</text:p>
      <text:p text:style-name="P1">”#ÁªGŽ$#ÙØT#(ÀføÚ§®#ç-TÍ°a¹“Úÿ]-»</text:p>
      <text:p text:style-name="P1"><text:line-break/>b~=Áÿ�•áüƒrMEQ±#+�w¡##í�Ür8°Lf8!ª�¦ýtËÏ,íâ#Šøà@Õ#�Š€#²h·#½µ®&amp;Ù«#ä#´¸n†Ç—^-X´“7¦ŒÂÏÇÏ“/`Ev¶É˜ŸZ±%DK§”*³åF-_D&lt;ø88Õ#¦H‚á1&amp;€ªÆ¦›7èZ‡/ƒ#„#¢Ü€Ç#suqfÎ¥=œŸ‰#?#‰ü+ñTÿQ`€„ØÈ«#Nä##mã#õŸ2<text:line-break/>®­•#*–d#Ë»¸Õ6}× ¶ñ,h—3Í¬¢HÁYPÞhù$F#Á˜®V<text:line-break/>_Aîô&gt;#Â#µ”ýýj�=ƒI°Qâ«™<text:tab/>“`†&gt;g�Âÿì˜ë#@H+�ÖèÑ(�ÐÓ…·^‹Û#Îj¾¶®(ƒ##Ðºµ5Kð/g¥##Qó#%i·–X=‡##Mó&amp;#�ò&amp;#×:Ë#Yƒ# ÈNÕ›q#?#JÇ�+­¾íË1QC#XØQ²)Ù›½Ÿ<text:line-break/>}´å™!\u`¦ÿgWïl#×æ¤¿ýý#´Þ¹±[½¾PŽUc#_"0œh�€ëV‚�‹ƒ+¢8Šåú=5l£ü²½Å=‰ºW¢##4#…E##µé#qt#6ª¿sYíÓ(ãã‡2H¿h×¤##L#õÕ_~#wy&gt;#PVå#$#&lt;Éa¶�ÆU-B!&amp;€#Óäò¯ñÎÈ%îª÷ÅÜÆ#g$ª#¢Þm*A/@K“2vçH:àCñmà×QC³Y<text:line-break/>*¾L˜�#ÕŽj×ƒp|t#ë°¨#k*§</text:p>
      <text:p text:style-name="P1">,v–êCÈ"KƒpmlšJ</text:p>
      <text:p text:style-name="P1">½}48†§…y¼ƒ&gt;�“#*ï5bˆ”€H$f@;¦›¸g#èÉÎˆüøQ§ª¼¯4[k~h#-JÿÚ—î¸Êž0?/|^Ö/W¾;%*Õº#€#j”…†Xƒò$ÑjQÄa##•çS±4ç#‹Y##$äöéì“�#”#y‘á#eHÔ<text:line-break/>0!5öŽ9¨Yb‡p#]{�)#âYc�âúúœö)ŒbáewÀ`5,ÙÉ…#¼b9H»'¹¡ÌïËÅ�=#µŽ¤D-ÂçQRø#åV#”ž#r3#gÄ#_ahÞñÍ°D.Ó&amp;#Tw##¢ø0[avg‰#Æ¦#&amp;ê<text:line-break/>,4r0……ŽÉÂ.kVddƒœðšŒ#Õ•ÿäjÀ,Ñ/Ç##Ñä#RUUëH#‘Ž##ñ×##ðªà�¼Ï,²#à´ÊüÀÏ³Ó˜WŸ#Iš2âeÿUƒ[(o–Á–³[¶òª“»‡[v©,^Íÿdºsì¦_ù‡ˆsúo#ç'×'�8ãõš¨%ÞaiÔ^¢‹ïc`#‡æZ=±A^’¡w¨²¯#ï„þZæ#j&amp;=j#½k#ÜÙ‘##±jsÑ±ŠÊ¤©‚†$*Û;'ÌÁ@àZ:úø<text:tab/>ˆîB`#D�#Äµ^#zLÍ@jŽŽÕÊ</text:p>
      <text:p text:style-name="P1">¾î&amp;¾I k$lijAŽXˆv#ÄÝö§5#�ØI</text:p>
      <text:p text:style-name="P1">Ññç#¢”�ª †DTTÄ"-kŒ ÆÁèX#K¶¢#à5t#x#ã&lt;©Œq°#5Dn¸#l9Øµöt½#ð#xÍ#´@%={X,Q«'e¸^NGWj”ý…Â"—¡#È‰Ž###çbÈ�#.¶#µÀæ+ºÛ›#j¦g#¿¢ù½1\óSüG¾oµàbúïj˜½É:/Ò”Ê°«ñ³îàjââ¼ˆßü'ÃZ&amp;:•#ªA÷Ã·ŠÝÉF’z´‹]zÝ±/2À#Î«çKþi+Ý&gt;´_ûÃ”^ vœÙš5‘E;#ÿÙÉØ&amp;RmÂü²†;õëc·�±&lt;Äu¡o§`Œ7<text:tab/>#¯4#°8R±#Åë8ÕÁk öØ0Œ•Ã²æ�†Ù$|î#ê…ç3È›ynå¶Žu˜<text:tab/>‹‰!~‚¤ä´·Ud®äÕ°åÂo##îÊª<text:line-break/>a#4ÒÕµgMÐ(C#S^³Ö</text:p>
      <text:p text:style-name="P1">wTvã#@#PI##Ê†�Ì##uØ92É€U‹Ä�„Fè##<text:line-break/>¯´Â#kÌÒa¨Ÿ#ñ�CãÃ$¾ñ*<text:tab/>#bpµ4ØlwD�#pG¼¡Ú!î]0«Gsz¡‹÷Pd#IwV’ùµ÷<text:tab/>šO#æ-ª#ØÀ#ç™</text:p>
      <text:p text:style-name="P1">\¥&amp;m^#·#’GŒã2BvÀ##-ï¨ê¶_Uã¶ª±¿&gt;#¤6î­¾€‘Ï£ã#–i#)²ê*¾ó.s'wú'õ:Q¡ãÓ‚#£K¾OjÅòùºØlð`ÖÕöL#Ì&amp;°#Or#ÌÆ•á¹#ä†+£#<text:tab/>¿Ð¯#6\ÜšÛò#h#kãZ¸¹JAø#¯´#ñõzöæ�&lt;¹þ#&gt;##°ø.¼o#­à\¾‘GëŠÜ¯O~Ä+ž³ázŽi]#–YåÚ# h¸##5Ž‡#\È#}T{eµÃ#kÅÀn#«Â[!##}F<text:tab/>Jù.]T iZ`$Òò•B#Ã �ë#ÍNÅañê#¤ÍÍ¼§=ŠlèŒá¢#|`¾ŽÂ#A2<text:line-break/>4Løû×3æÜîv-Ãd#k6Ý##§G###<text:tab/>#m¢°#­bî^i#ñ÷³ý~zX{kN…t</text:p>
      <text:p text:style-name="P1">×']fhŠgMyêÇØ{~«m#Çá¥Îœmõ<text:tab/>…h#¼Ç!`’·râü#¦•Å <text:line-break/>Ã6K©»÷õa&amp;þ¦÷�”ÿ¹í½å·¶w‹¿µ½//,Ð$Òx£&amp;0¾uµ#¾NK(7\o#©È#ä:e¤1${#þ#</text:p>
      <text:p text:style-name="P1">—L#T¨[¨Æj»#ï¸kk8Ó#¥v##'0</text:p>
      <text:p text:style-name="P1">L�L‰˜8šLZ6OæSÍÌQ«6«Fø6#Bƒ†¯m#þ=#¸SÊq4)bRûÆ»Â?²‚¿oHò¿‡©)##áãÆ‘ªÎ#b&amp;M##|<text:line-break/>·’ædY—ø#ó’¥è¡r©­G¥’#Z</text:p>
      <text:p text:style-name="P1">ìÑš�^ñ•m€ì#f°áîõW6Ü#ºyf…^ê¥K#×ãß|# &amp;òŸ–Å‘3»37_ˆ™'²ÆõèÙ0âÆ=·#óR—�²#� õ#nifö&amp;xAÄo##* Š=ÈÍ#á#ì®ÑT—æ#nu#Xj�a”ð##[B¼™O"#&amp;6›WóW~jêdr}ßÇ;î¯æç&gt;`ÊdY&amp;þv!<text:line-break/>5ñÛ€ÔÃ?X¹3CU6Š¾Ø/ú)þtž%f&gt;'Ü½~³)üàÖI•#†á#ÖßPëø�àxÝ|Ikç_š#D#zºnŒ³Q##æ�pÈJWÍ#dÄ‹&amp;W¦ÆÎl¾à÷}s¹1ü�âÒKhëo7:ý_7J#<text:tab/>N#w¯Û#t¾mÄ¬tZäñÿøz¸‘×¹t&gt;ïo¬Ú¿Ï:jÝ#5#ì¹#</text:p>
      <text:p text:style-name="P1">�­/¯ÙÔ#Sv¤ºÅ•êåÿ&amp;‚C[]¥�‡‘Æp„,Ëè¤#¨µ<text:tab/>„<text:line-break/>³brlþà[Æ|RŽ)}´û#…¥ÖœÉ½‰”�»•QÝ_|B-”ã#·6 í»5ò›Ü5Î›}ãsÿ¤�Ð¡ñ#œ7¾÷÷#þ÷¢�.›ì…C#dO×•âÞ7†£#Á–Ê™}%Có­^ë£á#°�Ù�$3Îb¹“ÌûfP®¸´Xº1ŸÉ]6˜�Os�·VeYV¿qcÿ6¹#»#Ã½.†3‘ÛÀ</text:p>
      <text:p text:style-name="P1">×#«éë®™ÿðÛ�ÎüA¸</text:p>
      <text:p text:style-name="P1">Ë=aºYu“+³ìm #³Ò#ÇŽÿÙB5X#£;à®÷‡4¾éû##Ú'DI|^èÕ£'#WœºG¿’F?ïv‰*9A*bþé:ýB{#$E#Ì}|#Û€—={Óvh¹‘+šû,#¤¥#žÓ½1Mº5Ê#Ò<text:line-break/>óûÓ¼0š×±ô–¬¸½o#â”K•###5¦NløÒbáÆü?þÌ7Ø)Ž×*ûôæœ#=î¿&gt;RÿXø$Û#ðÃÅnÇ&lt;¤1¸âhÑ~#Ý#Í™~�ÂÖ`<text:tab/>w1øn#Cò#n¢#·0kå[Üåmö§kdN6;#ÖÃ¬jþð'*;Súg’‡#|þ!Ÿ#^‹YéšuÄ##<text:line-break/>vgAôTŸ×|#™°ßŽÿ0ÌÆÊèÄ­ú­—¶ÉŸé#$&amp;¯þÓdÖµ(%·…=<text:tab/>h#=çV+ƒçõƒ(öÓ‚1ÓëaÏž®óà…#–níVtÜ+½§#Ìï‚ãJÿï}W`÷åM£èÑœ�oð#ž““�’û%jçÜžWœÑúGq=ïÂ)–ÆSŸ; Cn½¤G/j]:½ò##Aø¦¾�#Ö`2"æ<text:line-break/>KÞL˜8SÈ\QP#!&lt;¤?Xù,Ô^û¸ïåÙ¸#¿/Ç‹*Baï;ª*ôáŸÚ¹¾ÎnÁÚÉÏK3#?6º·¤¤&lt;#GÄ„Z;.#=.æ”Ë§^9ºpÃÂÌ´•_</text:p>
      <text:p text:style-name="P1">#Å´&lt;†ÏX#Øÿ†±¯áS¥ºñ²¸ñ&gt;ÓP#ÇÔ#çr]2qzDÚO#DóŽš?É#“ú1öˆet#›Ç<text:tab/>H¸Ô?à¾·÷ŒBSji¬^<text:line-break/>ÏÞe£ÑÑ«Ô#‹</text:p>
      <text:p text:style-name="P1">‹æŸ6ß³ò¢^|p—Ñâæñé]#{ò{Å±9ŽÕŸš7##š_.7`#gºN‰ýr¢ãP[ž#õ#À"h_-#8`ýcc##]D‰{¨›c.¤‡Ð¢#^^ú\¡öùWó2I##)#É(c#{áÞY°##È}šÞ1#ÖÙ[L#™#S'ú�žO¸$âbÝ­Y#äèV*õÎMÊVüÒ…üÆXä´ÐbºÁ'C~~Q#¬Ù§#Øó¯ºýBUê÷Û_h#¿ä©</text:p>
      <text:p text:style-name="P1">—#<text:line-break/>·èÜÐÜ’9Õû&lt;ü}ïÍ+âf»#¾½È6õšªŒ½âÜãpFü@BÊ#CSµZ‰C</text:p>
      <text:p text:style-name="P1">(äc¦÷æ#gÜ�JEÕ#MX&gt;û¶Sr3˜ÿâ#–ØŠ�Þ�#á¿ÞÔ{¸™²´</text:p>
      <text:p text:style-name="P1">#Ú7r#(þˆˆêwIo[Á—¤†)÷øÍˆöWõD[É§È#¦%ôŸ#´MZ¡«b#e?‚ÛÇÿ&gt;Óúo#Ä®#ì¹î­ƒî2ð¨KZ<text:line-break/>ûOÍ#‹3Ä5KïÒMy†7^t#þy#˜+#O4ê#ñD#µG×:¿+¤ô¬ëò(ú<text:tab/>AÚ#‰¢(e²JåJès¦¯óÈÑ&gt;DáKÕÓoÓrî¤ˆž:mÓ##&amp;~‚Ÿ`Ù”¯ìËkz^9‡Ý|#$Ÿ8|#sïè÷#Ë}$¬½ÁQ#Ç ·#+®[GÂ÷5ã4Óo�W#ÛÕ¾�.3È¸Ë†Ê§#û†Žè<text:tab/>eŠ</text:p>
      <text:p text:style-name="P1">¸woÁ¢#X»²Ý»{#ƒ_ê«#JÂœ`¥‡²fe"‚Ÿ¯Ü¯?¿4µ;Æ¼&lt;ñBýkÞ#‡ù#‘Èµsì¥#iNqþ&lt;F¸´Þ³ýbÙ#XÓ#Á'd#N#rk»Î#Ý¥´</text:p>
      <text:p text:style-name="P1">?#ØÌŠ&gt;8pï¶^h–Ù˜fÅ#F¥p<text:line-break/>Š¤=&lt;Ü#ÇQVê/¿ê\8îæ÷ùÖñ±_¦#å#¥›¦##yžZ#%ò#ë}½”B/ÈË½¿ëæ…i¶´Ùà¹¶Wyã—Ò"V„3o�½#'nÀÛ¹</text:p>
      <text:p text:style-name="P1">ûé±uœMÌ#g^sÉÞ„¤®#å¼¬##ä÷Ë—T'Æ¦Yæ•w*_HìÖeªßp¾[+ü3{ó™ªº…šÕé_®üÜfìâ]:òÕ£»mjðû#»}ÈÞóîo]tøPt%è/7Ÿ­ÄÙÎ##;Øí±Àq[X7&gt;Ø9åœB»|’.…¹-,</text:p>
      <text:p text:style-name="P1">¨ò{cY#Ïuè\#ù|Ü¯ÊžiÒùÝz#Yà#ù5;˜G#qæÈ©QRV7�Æ<text:line-break/>A�¨›&gt;qüÄ~;O‘ÊîQžñu}ÇG¼§V~ø¶×}Gwx#(¦#o#˜éöè¯ur¯ûæ�xp¤QžRGÅÒÒÓâ?#ÍéM&gt;p#757Ò#ÞÛÔ$D»p�«µê#°Olóëžã3ÅùXÓ¿ø¥×2ÊJ�Á#ß#ÛFeqÓGOÍÐ»O¥‡#â=Ø‰ðS#Ç#;5%¿}~=##ptÑ#</text:p>
      <text:p text:style-name="P1">(‘EÕ7æšÜÕSÏ¶@O#©Hž¤y„¾`üÔû*1$ˆjœzó¾×ñ8ÅÛA’MµÒ#Úó#&gt; ¶×#ë%½�à92kÂª#^y¤½/Ë#ôÍ#pÚä##=�^#÷5¢`p¢Ä+ïroã™�Ö3�?ªiþ’hÈ#^&amp;Ty#ãhŽ#1u-‚#5{h„}Û|¼²{Þ�þ9üXmë5ç�¿¨Š$%%b}Ñ­#�</text:p>
      <text:p text:style-name="P1">óãÝr†Àjâ##øœÛ¯GÝLUI##Þ»<text:line-break/>è,3«|Þ‘c&lt;DóÝr&amp;#0nKUº#Ðýz)#,#¯Ê`¯øî-Ö—æß¨Ž<text:tab/>Ïz"[¿¿@eøIÁ<text:tab/>O©É#gƒ##‚ÖR#&gt;#‚A÷ØàC#ð&gt;Ú‹&gt;#ÿ»#T#OÍW¬•H‘ÉsùXµZ°ÐÑ„Î÷Z#5"w7##™f7¨ßÿ‹eÛ£Óró#»õ"b&lt;u~EM#FŸòZ|Ü¢;-9}Ëo&lt;‹ÔŠ´TWºùøÎu`vî¥#™‚ë##¿#$»&lt;,#d#ôÏÇ9X^C¯ïÊ½íÙGÆq#<text:line-break/>O¿Mîsß/#ÛØúÎü]½ü~…Ç#Nütÿ˜ñ(HJ7|âÑâ‹@õG:g#Gx#”_U##„ã#Þ;#ÙåþñQýW<text:tab/>ÚŸü‚ÞÇ~h44#ÇcòOæÜ=ÞRo*õë�àøWB#<text:line-break/>|;e#ë¿#§’eu÷ˆÞ^ztüŠÜðfú™#vÎ#[qÊ2Ñ·Õ½›\s«½#E¡ÈX¿s<text:tab/>ÔvF#PiÏPª›|:#~%~Ð'¢«l´ X#rîêÓˆ+]àÆÂÓ#9$øi+s]…âuÛžÝî<text:tab/>ÃÍ¸ªËÍƒU?Wm½ˆpä7üâŸFm«”§¹÷ÚYåÞ#¶³x~z@Ã¾YÞ“qÌ47üy›F#ñ5a´±</text:p>
      <text:p text:style-name="P1">[é»#V�|_çÄËæ#»c„</text:p>
      <text:p text:style-name="P1">#‰á·Qq##Åz~¥¿µ•åÀõRKHÛò¬–Ï—#ÏFÇ#]‹êæ ØŠ^˜¶#©*Â<text:line-break/>,i1iè�#<text:line-break/>NÚ</text:p>
      <text:p text:style-name="P1">¤ù&amp;»#-ûå_ŽíË#O­p‰JÍ</text:p>
      <text:p text:style-name="P1">ŒÕ=Ã% &amp;Ò—3¨/�òlÜi#âÖ.IÝú5È!¥:N´}!À*œs/ãÝ:×"�Óº�#_€yÇ</text:p>
      <text:p text:style-name="P1">Biš�Ý//ÖÅ{áYQ~¨õtüú#x/T##Lài#[#°�ìT#¤a„#…Æ1×4/Ï«”#ÎÈ</text:p>
      <text:p text:style-name="P1">Ã2:û&lt;„F#?D·<text:tab/>#ƒ¢72/†Ú)×Îš›##Äs³##zþÓøàÊîÉ§MÊÒ¯ÓOh#VmÌïûz3�µÝ#"+#Wß!Ž#ÌÖ#.&amp;mÖ##¿5EØ7Ôî##5õÇûi5#|Sà¿:Ø'%FVë?€*(Ÿ#¦?Š6�#aB®P�UüÏt»IÉº:“zaIÜkà7•û-¢#X±i#lò9€!tå#'£«€¿n£ë�</text:p>
      <text:p text:style-name="P1">#Ãðaà#aä</text:p>
      <text:p text:style-name="P1">ˆDN”cØ/©#0á#Œè·B+|</text:p>
      <text:p text:style-name="P1">)r7ÏÜ¼Ã°#„Þúgÿ”}£1mÕpšÔâ9I</text:p>
      <text:p text:style-name="P1">Ëº]#"šéë#ìù#{fàaÈ3õÁr6Æ¹-£Þ@#ë@²YÑsôÛ5#ŠD¯¯D+=<text:line-break/>D²Od##µ®#Š Ÿ&amp;÷²#yG¸#H+½¬&lt;ÄÒè†ýêfŒê…�#o–]!&lt;5oc5*ÏOŒjkŽ#…¦š;sÎMiv6ƒ85šÛ½Rô#LŠDýÒ*XKw#JbÐ™öì3ŒÐ§c3âYi­#–&lt;®œ]òõ3r4—�Å<text:line-break/>=#ö›EÂ �w­5Ï#‹¢öÙÔÿ[æ¹¬y"9<text:line-break/>xnynµ</text:p>
      <text:p text:style-name="P1">,ÇŽSÊÊ·Ïê#¥nw#C­</text:p>
      <text:p text:style-name="P1">^Lá¶~PÈ¥Ïß�$k•ó…@#ŒÝO##äÖNUsÚ#Yš#l#ÕÃ_±"Cn½Ž½u=#H§YôAÔ}y­Z¿áVbS:Èîy)ÅlÍ5ýYV‡ÑbK•3/g#í9#ôùm##J“|óó\Ü‡^…îF#</text:p>
      <text:p text:style-name="P1">¸RG#G¹Ÿ¿µ; ûý¤a{ÿp­QÙ#Ó###qt#$ÅÚA¬hGãª²�|¦zëF3SÞ�œµögPš#4T¨Ã#Á~“&lt;åÙwÕ#ë‚4�Œv</text:p>
      <text:p text:style-name="P1">ØR©oK×d«-3f</text:p>
      <text:p text:style-name="P1">Ú¤6#Rj¤[=½é¢Ò+Œ~÷{M¨#xù9%</text:p>
      <text:p text:style-name="P1">ÊÍÍÂ:8#Hý9*ãRà–#”#Rf#+¾cÈ\Ï5|��ÏVé­#/«å†13æÂž¦#H7�»&amp;Ï–Ÿõ.èí&amp;lÌ&amp;HßÏÃrÜy¢B‹$Œ»JF#ˆ#9ÎÝJÌæ1€H#nÁ¹ý!Â#’}Ç�#™CúÎà_&amp;ôEvó##šÙ”¹ðô•ÆÔ®P#¯#ECÂZöøÚ#†|þåÎ##îÿ½Ü#ášl#™</text:p>
      <text:p text:style-name="P1">!#©±&lt;ÜÖ\¬»j¹ú¥#[Ï!š;—çiî#|ÁÌ®¹7#�#ÊÓ#‚¶#fJ¢¥1{åñ²Ôøñ0©#Œv#YÞîÊ£Xi-j*Z¾X™Ù#íò÷ð¦##—#dýÁ#’#MªoÄéqÕ/# vwâw©Í˜—¨½EoŠJG&amp;G<text:line-break/>_,hæ”</text:p>
      <text:p text:style-name="P1">#õÿÍËà</text:p>
      <text:p text:style-name="P1">¨v�œNÛx'ÃË�#îvç9DRÛ‘ŸÅêjŸ#\8#Ò-Ôô'J¢a;grÎ^#^��ÅÅ¡-</text:p>
      <text:p text:style-name="P1">#l+k�ýÈË÷}±#Y#‚?#p;uÃKIc1ÕÅ­#nªÎõy/u#âË#ÜÚ’É*’LÊKæRò~&gt;#€#ð×#+§š</text:p>
      <text:p text:style-name="P1"><text:line-break/>tÁ#ç™H¸‡�¡ÇõÖ#n)‡Q#½Wa&amp;­#D#J…@aÊ Ðj"”:òûXí]gÎS§¸ïŸFÅ)Õ¥c£d¶ÍI{ßP/A“ó½¥rfÍƒ#Ý{2Ö#­#ýªÖ‡Òð�?ð#�e{¼­#lž#Ú”¨Ú#B¼G 6¤#UÛ#·ª?5q#¢#9ÐòóÁ##8#ˆ\Néš zZV¼J‚Ã#âç##OÝ£ø¾c˜�¶èàM³‡[™ç€¨#¾</text:p>
      <text:p text:style-name="P1">#ãèŽ|ò˜V#Ô«/æ·##hnq™ x2R‹#bb#†õý(ê·lYqR#èrU’öš‹.3L/q™qÆ2¤Vx2¬Ó<text:line-break/>í##ûê«N~¶�LèhJçŠt&amp;Ï#Cç#ÝÆ#LBCo•³ò#¾p—ÓI›/9#Þ;lrc×˜¸ë#2u�/§##?¤|,‰–‘ŠT«˜·�ç|¼7ÌQ(œ¹ä#I„~ÑSÙ‡xwŽy#ý###þ?þÏ#Íùü#ø`#<text:line-break/>endstream<text:line-break/>endobj<text:line-break/>628 0 obj<text:line-break/>&lt;&lt;/BitsPerComponent 8/ColorSpace 629 0 R /Filter[/ASCII85Decode/FlateDecode]/Height 28/Length 514/Width 42&gt;&gt;stream<text:line-break/>8;WR10m:Df%*a&amp;/GKCP1l9Uk1lGQ!Ra^WCYOp-6(I`XPY1ddBHcc5t`qYi77o'a($<text:line-break/>Ff&amp;;9&amp;X,gb:H^tsI&amp;2j&lt;LkAk$A3e`+'uWf(Zl+/:fub&amp;"/45j="/-&gt;(l=DS[QT1PB<text:line-break/>.V0&lt;\(X&lt;9i=4&amp;d4/=%lYS'F6g,JME03f[9\!c"U6*1Y&lt;c6S^CVm$U'X1j#1R1(=JY<text:line-break/>\2%:1F=MH8*oqAd)-/b&lt;WFN]`e;$I1Q'pi(#=p-rR]m7e=W#^GM]QkMoHc7q:?[e^<text:line-break/>i.&lt;)04])nM4_'*@eas6[Qd?A8f^?F1KdTE[8kDpi@7j8q9nH\7Erm&gt;0H-UXY')#2a<text:line-break/>'EGC7hp.PUJ4)&gt;%D/d)HXu!b3&lt;o2Pnar-eD\u&amp;O!0uBmIg`16]^9Uc6JY2DL]r_!.<text:line-break/>`@:g&gt;0:oe(aKU"^nZodIPA^i'm5kBeM@@I#\KPm!F&lt;j+eV8&lt;OLC!LV;A]`$6IPnnY<text:line-break/>/NBHR2WUaAeZ:513PQL\IZi"7Ds/q'](1"u[Jts;-U.\5gqaUI~&gt;<text:line-break/>endstream<text:line-break/>endobj<text:line-break/>630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631 0 obj<text:line-break/>&lt;&lt;/Type/Page/Parent 3 0 R /MediaBox[ 0 0 336 229.44]/Rotate 0/Resources&lt;&lt;/ExtGState&lt;&lt;/GS0 701 0 R &gt;&gt;/Properties&lt;&lt;/MC0 702 0 R &gt;&gt;/XObject&lt;&lt;/Im0 705 0 R &gt;&gt;&gt;&gt;/Contents 632 0 R /ArtBox[ 0 0 336 229.44]/BleedBox[ 0 0 336 229.44]/LastModified(D:20200108144133+09'00')/Thumb 706 0 R /TrimBox[ 0 0 336 229.44]&gt;&gt;<text:line-break/>endobj<text:line-break/>632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705 0 obj<text:line-break/>&lt;&lt;/BitsPerComponent 8/ColorSpace/DeviceRGB/Filter[/FlateDecode/JPXDecode]/Height 956/Intent/Perceptual/Length 160572/Name/X/Subtype/Image/Type/XObject/Width 1400/KSPQ 75&gt;&gt;stream<text:line-break/>xœ#:@Å¿ÿOÿQ#/#####x###¼###########x###¼###################ÿR#</text:p>
      <text:p text:style-name="P1">##########ÿ\##@@HHPHHPHHPHHPHHPÿd#%##Created by OpenJPEG version 2.3.0ÿ�#<text:line-break/>####r’##ÿ“ß£X#†§vël¿Á##Ôþ&gt;#s:B4"Šý+‡äQì#œ#_Dðµ�“«Û+Ú%xd##a#(¼ÜÎb#`† =Re¿¢öJ-/#ŽS‡†�8#Iþ4Æ´Wq•‰#*Œ¹$#<text:line-break/>c›&gt;¾åáÏßFÿw#þü�Õã?ÆYH·��FAä•6&lt;ÏRÆ#ö'‘ º¾##�ÝŒ©›U´#XG=ú#Ôø¯øç</text:p>
      <text:p text:style-name="P1">Œ<text:tab/>DSí¦#Ñ/üñ”ØXvÏÍê###÷–4û#^&lt;ãèŸÜG�é##.v##7 þ];</text:p>
      <text:p text:style-name="P1">#o#ÂJŽA#Vâ:@ÿ#.3</text:p>
      <text:p text:style-name="P1"><text:s/>)lŸU(U@#yf(5ëç’c§p{.ý#5&amp;¥¥#Åÿ#¡4)Úç‡"�ê˜ð¯·Ò— q|0#¨,àº##¢.#n÷Ùî4éì%Œ/&lt;ä&amp;{iKð6®&lt;Î##éÔ¦&lt;Ú÷�ár€ý®¹t¾CÝf³Ÿ3ÆZo6ÂóT0Û #yé�]œé`#n[û#áûÌ;-k-¾ö#»=jcëÐc·Ìó#/Dé±</text:p>
      <text:p text:style-name="P1">#nîo##h#ÔdÚ<text:tab/>É6#6„#­*&gt;ÆŒ­Ø‡QçÝ"øRƒ¡é@¾#‡÷ªBÌ‡” yw“&gt;S³r£X!d½ÍŠí2þèZd&amp; éG#ü?0wsE##–(mZ#û““w)e#|®]‡7Ð%t“Ÿ#Ðn#µ&amp;;¯RßÏ«o#Áw˜Ï"R]#áüa#ÎÔhDLä#À¬Ït˜Z<text:tab/>gó!t”|#�#^),</text:p>
      <text:p text:style-name="P1">u½Ë\ºÚHH¢ß¥ÈþýmÞáâvÄ&gt;X÷³ÚRG¬#pÏè_#í Å§|.j?È&lt;hR#Ü°ŠþÓÇãQq"(­×a*4æÁ,q,Ì&lt;ê'ŠzcQ…â@ k#‰#Q¿#÷ÜäönÚ€d¹¡ßþè?#K¾’#@„ˆðE#Æräh©Q#‡¾M2N%üËV�à‰n#i#_s#oy6�™|Ð$8N##¹É#ôãî#BL[±Ö«##×þvÑ#›PÞyâÌ…:‡ýG„8è#q�Yd{à¦Š<text:tab/>�#›‚Z*=û5éïÅ#‹#`†Y#¿��M#&lt;ð#ì ##9´Ç° m#hàJ½Yd£##lgCí«}õ…a^+#8,—9œâ[–ÝhÀ¾�qNóò=*=&gt;š /+„U#!Þ˜|“<text:tab/>æe—#-bñÜ#µI?¨ÆÝV"¿UÆH«™õ#cÝ2a_Ns^ô#k|oQÓO##.3œ#Ü`úÐ¬Œ##zI3²#'WH</text:p>
      <text:p text:style-name="P1">ìîyÉÆ?#%”Hó#ÇÙ�#Ú#a%'l…ub7ø#«XÁ©.Ep›Ø#á�U_U‡#WkñW_(t~ñÏ§µà†Õ_²�ƒånÃšÛŠ#uôƒ#âÏ�‚¼•»AÛ²�#ø9@‡ÄãssPu/&gt;ø/_ëœ##¦Ëë:À5ƒ–C[</text:p>
      <text:p text:style-name="P1">�&amp;K#fîW©7HÙYöë&gt;#Õ¨p¶gÁ7#úÄeþæQ“’ÿm¸~LÂUŽð#ž#øÕÝ!#"#vCg#Y­BtUW¢<text:line-break/>Z[S¹n®yÄ.=$†‰&lt;&amp;ò’{####&gt;#_#Ö#àúŠÂ·/Z<text:tab/>#öþÈíà#&gt;�¬Ež(62ÿj@ÆN"Ë##�¨¬Aý#A0i<text:line-break/>½x?`#çxÓÑp‘Îå-^`ÂVÛ$õ‹çô7e#˜ä#ïöås#óí#</text:p>
      <text:p text:style-name="Preformatted_20_Text">¦Ž—F~oj)¯#Xä#2š4]õhsî¯õ9”ìK)Cð:Œç(¯`ž##õk/ïŒEH,sÌe4ÅÇˆpE5ïZ¾Å–ùqïò;Š#.2Ø</text:p>
      <text:p text:style-name="P1">y#�6#9+þ#F®tÌ<text:tab/>:S0#E»W]hÞø²õ^âaH¹âË8»—¾Eý^˜¹V¯^²ä#‹±~Ú<text:line-break/>‡#®ð</text:p>
      <text:p text:style-name="P1">#h{-¤›:]D#��Ô&gt;Ö6ÌsU^##æ”¨óÕ[ôy*ùtÍž×ãIlB#jÝ[xªM#R˜†¯»¦h¤Ihì#W¤ÐÈ�#T#Fú¬ö/¢-ï÷0KÃŠ˜¾�#ì#e¨¨×Š%#</text:p>
      <text:p text:style-name="P1">]£Â?fžååPÆýŸx#jäÂCuRt£Æ/G%Mç Î#þ}#G=#Q²#ÿ-ùÒ(†Äe—œÃO{ì•ÓSŽM¢ýºÙE�»)db²·Õ‚ÂZ5ÉÉ×Ø5²u{ù&lt;²*^ÉK‡#ãÄ#</text:p>
      <text:p text:style-name="P1">é{Q#Âý-##|¢ž‡Íë#Ü@+’`�Wû#ó‡ý4!L</text:p>
      <text:p text:style-name="P1">h=×D4r½PÂ³#UÑÎ¨ÃÔ¨™eGqm�#Ümmÿ{odÁ,YëëE«QW^]zj˜ÏIíãœ¾© Bõ–zyWûÄ,³«/#“\#�‹0Óöß+“ÓYj°#‘#j@¨ï#M·ÊdÜ„ÊÚ&amp;¥Õ·è¬H›#(èa…é§ri�}×#X7xe0r‡=¦ #�##›_é¬‚T))³À"Ê"«:wyñ°äiÕI5ã^ˆTÂœhTYñüh•»æµ¼À</text:p>
      <text:p text:style-name="P1">ƒZ&lt;#‘#¡#å•##ŽÂˆdÒ�‰�#¾Þëe"É%víYþ±ìÓe#ã¯Ü§™žóˆz6®¦­…ÿO»P¦)º³b#¾¦fÊ|#IÁm:Ë«{¤#%A™{·#p‚#±ÖË#<text:tab/>s�~A#òr,«Í##u#½è#sÍ«<text:tab/>ª5“¼”+À»x#5ÝÃäÕ°ù6&lt;##¬�ÒXwíTûT#ü#H#^kJi�#Q°Í�Wo#ñÒXY<text:line-break/>‡#TîP#Õq!4K#ÉÇ½&amp;äAµ<text:tab/>~“Õ#&amp;pâ�¯âü¨à°�~5RÝ�Û]#•#Ìöµ˜%1„¦:#Lš‚ö®)¦Ì�x-Ö&amp;M #°vêcÅÎ´³‡¾³#æ#:|®­Yd2aÉEUëŸz�~1Ovæ[Jx4:D}ªQX#w_$#„\ µoÓÓíbì»V‹ÑgðWjûE‡#Î×¦{º#f‰\òHØû#ŠKŠíú¹º[³’™ü.±h¤9Ðq”ÌÄÚ®x'd Ín¬*ÓäU4z\áÛÿ]5œ#¿Æ#q3¶</text:p>
      <text:p text:style-name="P1">(Åwîõêqy#·ˆJ‡ÖJÀu/üo#Q<text:tab/>ÊËi\�Âù9¸ ú ´Áðôä&gt;Mc#¶`</text:p>
      <text:p text:style-name="P1"/>
      <text:p text:style-name="P1">Ý§¡ÇÐ÷ûsg¹&amp;ðÚ‰3=ÑD›å-!ƒ 1JÁí+Bm·ÂuOa<text:tab/>Š©ƒØ:¢EVºUŽ�1M#<text:tab/>U#³øh¥÷hÜ”–�Ø#ì¥w</text:p>
      <text:p text:style-name="P1">s#&amp;ÙÌ!l#�aÕIÜÇ#š#5‹ÿ%ì<text:tab/>ö�¿á�©K^f#­µ‘rú&amp;oÒ”'ÝÑ–#Á#IÁ‰,«ó·!Ãæq]1šsíö5Ö&lt;×³K{Æß“O„j#°cA{«ge‘Hmm#óÓl»¯È&gt;ã#J²uµ#Äbä±¤###Œ'n¤5i{‹xèÖŠ/�##kd¿ðéhhôí_‚^#l�#�ƒvö#‘8} šÅçüuxÄwPˆËrZd#ÈÀ„#”W5€úéB#<text:tab/>± üfÆWý@;Â÷„TôN¡!*ókÔ•ÙÆèF##õHG#Æ&lt;]´®Bƒ¼çêô!¾~¦çêôoý[#�Ïê§ôu##`A·Þp¼u]=ÉÛŒ¢Ðä(¿¦$~Mn##OlÅDoq[Xúbì‚T­&lt;6l°*1q&gt;Y#³�Mžà|r‰àô6ÏÂŸæ0h«ÛåoÀ„ôU’±*+,Ýê&lt;¯Ô�##-¡¬#¥©9ÛþR¸hÜùp<text:tab/>�$w]‡#½#”ä##¼¹zÔ‚nW#®Î#¶ˆ&gt;¥½·###jL/YSM8Š*¾ŠÿmœŽ‡øâ¯Û!d#‹Î#~#Ú :kUB\ †B~ÓÆ‘{CùÒ]v#ÛÄ¨¢iž#Më°ðk4@–þº%u-#+-Ù#¬ÿ%ñ9¿”#‰ÐÍgØƒË€#‡7ÀL:Èµi‚@O�Ü5~ž«„x-+R#.ŒM)'æ4lA‰ÂP£#Rq?t<text:line-break/>sX¿%#Àå¿)ObO#ûE0½i="#ª<text:tab/>l„8æRPÁ¡#Ñß‡B»Òâ0Ú Cp/#X…¤ð^ýüòÔŸºè{•±#cº#1œu�{¿Í‡úÂÎY±£ÄS€ñzP�v_iEfÜƒØe•x“ ˆ&lt;Œ¥wíæ#_ÿS##…w ´¸,ÉÙ#0MOÍ†##éáø(5­a^###’tßG€o?Æâx˜Ã¾þ¸#¡Ò*ç#t{#"£ç•’þr#°â#'¬L‘ü7úq9`ÜY—ñp±¥«sÔ###ùž¼ä#�€‰¢ôd}YƒØqü’ÛÅ#�‡ &lt;P—#€»## ät‘à_åÃ�¼Œ#¨›þ$•7øÂ¶.ê&amp;#î�Òì�hÆ#³z…##ß´Çô5w!<text:line-break/>d]#Þa+ëmyrK#žCñ÷%Á^…g#RîÚàG<text:line-break/>é#½ðÌ"3�#ÖiÍ&amp;éé‚ÿEZÝ#s,û´YE'nN#w÷í³O|�½Bžºt“ÆÐýsMRÉÄFù#üfÇemyÐ#¦šÙ�‹Œý3Î®'³“*ÑúV-#UäÒ•#h­ö#Ìa»SÍ‹Fœ‹“Ïn„õ#“DTü“rÜK�ª±Ü#Î+—@#@Ã7~cRòV=E#þ©Nê«’Œ��ñ‘#ò"¤jü@</text:p>
      <text:p text:style-name="P1">cM*ê·°›ø "21Khh(íŽREÍÌÙ#ù†#Åégä­ÆqG#¯ÍŒGaU±Mo$…@pc]@##ù-�Ïòó]Ö6R›%ÏA/‚Zñ#a#c¶¦</text:p>
      <text:p text:style-name="P1">ô½Ç­�N#)ù#UsË6†”ú¸€=r­‚:YÜèû¶ž“w7”Qm<text:line-break/>«/¨(#J¡JKÎÁF§ð#;#~&gt;j™o8ôX·�1Ú"Õê��#™†.ÿO€ß…"+è#8ßs6!”&lt;#$ºÕ«#¨#ýSÕW×##</text:p>
      <text:p text:style-name="P1">à¡+*í#KÇw#O###-ó)fÓªÍÔýiiö%ÛG(žmmÒ|U#uØ#×##ù‘;w#Û2Ô#€ÛïÉZað‚z</text:p>
      <text:p text:style-name="P1">#y#ÝØ“ú³{$ƒài7ž€æHmœ–#Ju#�#à¹#‡#Y#ÇÐâø!¬’#ãÂ‡á²Ä°ã£Vì#_ó œùö¢#ÄÙGËva#³ßÝ·5ÎA|##c|ðv�JT</text:p>
      <text:p text:style-name="P1">ð²õ!£¦r8VeäúvÏB¨t#ú¸x.)àqV‚¥ÑŒ¯8rn##G@F°ðãEÃiß]#5&lt;;ƒ{.¶Õš\_ á#</text:p>
      <text:p text:style-name="P1">-ÉK/Sö#©0Á1ÛÉHn0‚#ú«H#2ÓÖð‹ªû’bÜ†Ø#u#"'4Ç¨�!Êø`¦Zºä:O#¢ÎÉ§þ!Ëœf½hKá?åo²nò®o^”!gg¾R]4^"L'#9™#O±““#Bi¡}Æ'#ûðm4�#þm<text:line-break/>Äª#Y‘{o±æÕð­•æš·nZ�Ž#‚#i¤#Lë¦åwWC{qïW#îZš?ðò©FæÃ#¡Ôu(€¹#U6#?â¢­»Žæö­; ëïF#h!ÞØ–sY@Ee#ŠÒS  ÍÓòº Ï¡$#�BQðã6ÍM&lt;ÿQ7¶2»•�èÎ##/Ï°)˜#Èô’.la‘V#º-»ÙÐ&amp;¬çë=¯~##HÁw0Rõz##O‡s#ÕÜjg.A#{##Ì5‚*¥#ZÆ¯óå¸g²ePï³#àdú°5ÆÊ†|#</text:p>
      <text:p text:style-name="P1"> #]Q#CM“*E¶´©É¤Ä#—¢d˜Ï^<text:tab/>ÃS¿žØÖ“‹\úÉB</text:p>
      <text:p text:style-name="P1">:�ôÂö;�Þ—ï±Úy#-Íô#úMª‰�Î‘#</text:p>
      <text:p text:style-name="P1">Ò‡Šg’L¯ë#l*"�ÓË6®t#�Ui°‰‚aDÊvÀz#-M=ü#Af—&lt;gXÌÝçI(AÌLc¨––ý#nóH#“©–ƒJ!ÆÀ@ÃL³Nù"Ð®ÌJ8##v½Ü‡�*Ë©#ä*#f£ËÉÅ¸À¶óàa4dûÒõ�CK¥p3#ch{#ÑiðÊ³$#…”~xLÆÖèô€ïL1«ÏÑ�Ù¢ñ¸ÄÞ¾)¡Ÿ×¼#&gt;�ª#’ÐhS…Ôl¥Ïè9mÄ¾*Øª�D<text:tab/>z#Ê#1###l<text:tab/>´ƒ</text:p>
      <text:p text:style-name="P1">öpå©4L{ÉS‚2ƒË¡L½Ýy–ft%Æ¶;S#Ä r“•"e�ï]¼ÂÉüÍrÔ®"ø©</text:p>
      <text:p text:style-name="P1">ä2âõ&lt;v®`Ó##U’væÕ#Ãp#H¹#ˆ%‹#X}Dê<text:line-break/>#O �#:mžÅ$#°Õº¹##ÙºŸü#Ë,#¨¸ªÙ.##Ž¦�‡<text:tab/>í8Ã#Ñ#¾ÿNk#ö²2öT;ž¬¤[š_Gë#±i•oþ†âèÎÚÕ¾£)÷ÍGroeÖbDmý‡#ç©�GüW#¨ {µàq,#Æú</text:p>
      <text:p text:style-name="P1">YXUÉø).gäÏžébflfÀœ,‡‚|Àos˜a›{Ø™Áí²ó§Iz¯Û%�ˆõ#ó–¼#¦vín#¤##{ü"xÑÚ#ëêÐmL3ýþ9Ôð_#¦ôeD ëR–‡¯œ6Q×¤óïëÙáûJg#“µs<text:line-break/>�&lt;º#˜ ½ÛU#¦W]#\Ï-LÚÙÄO#ÅÆ<text:line-break/>L#¯É½„[<text:line-break/>/]ÿmê�.\ |ˆ1–÷6#·âÏ›##¢ÊÕ^n3pR¤!ü¤„v¦ñ%†Ó#·�yü™#2##ˆº#»#™ k#Ér#S</text:p>
      <text:p text:style-name="P1"/>
      <text:p text:style-name="P1">cA#lQjÏ¸#“‚</text:p>
      <text:p text:style-name="P1">6�#¨ßT7 [év0Ì.¢Juá¤#(Æ~?(:÷ÎGØi¨è~­{R#¬b”F#ë0ÞÒZIƒÛ£G#KR~0gÞ#ˆËË##µ#�&lt;#²s´+##ûÚ#û•8F3ã�¶èÂÞíJÆáîáG0ûê{K©óB,Ê#Ë¯¬úÇàw</text:p>
      <text:p text:style-name="P1">Þ@&gt;DÕ†,Co#ìë%#P#Ý¨Ìpy[kµ#u“·å†’n&lt;§4##À‚</text:p>
      <text:p text:style-name="P1"/>
      <text:p text:style-name="P1">¶§Y(õ™K2¡ð‡áX;ó^wÀ0&lt;ù�ŒŸN:4##f¦Æ×EŒû#jTuÎM6MR</text:p>
      <text:p text:style-name="P1">-�æa©=§"'Ý±:Ô¢<text:line-break/>Ú&amp;ê‹‘¯&lt;4P# )ÐáøzKðÚcòi»áÑ°»¡þ##È#^’¾œ ‹#0:#</text:p>
      <text:p text:style-name="P1">âÃŸF#¶ÝÅ¢ƒzCx#6€43#Sgo·f?œSi·2‡½„}#©ïF)#÷¿#ÙËCh“÷�Ó#<text:tab/>/×kÖ”�²‹W0øjU#e##ã†x»Õ&lt;ºho~y!.D�YÖ^l@‘#Xnµžþwo#ƒî.WlôyŠi##º@Nu�èÜ&amp;éLþÒ9è#kæÿ8Cit�[s#µt½'åË8ei¼@N?PªpÃ9#�]äMIý?P0k3M�(ç)†æšÏnü2ý2ÔW#1§rM±'@Þ#8æ{4\go#b¥›p#½¹Ë´_8#½#¨Ö´·šýÚ4âX#ùb©ùúÑ#x#EQYÒÓ#Oe»óFÈ1q„9XÝ#ˆ™‘Î##JQ±=#m#¯[A#R#5§JÓJòòÖžlä#æg�_&amp;º&lt;!ñÃ/]œÙ²æèÈm#½Ç</text:p>
      <text:p text:style-name="P1">&gt;#ËMK¬úÇ#îë4eÄ€X*»</text:p>
      <text:p text:style-name="P1">#V®&amp;÷#å×b#ÿ\„=š².ƒ#&gt;Øu››#K#¸/µæç÷¬«$ÆeÙ»EÕŽt-.òÑuèÕ©#<text:line-break/>Ži¢�Õ—@Ð7#¬²5-FãÀ‘2¤\©#…P&amp;£d¦°{G</text:p>
      <text:p text:style-name="P1">&amp;t´#§ùƒ?U¾\ÒXRÇ#Ñœ”³ð¹#î“Ä�®&lt;ñ;[#¿÷õuÉ|þ�·çï·ëëjùúûùõ·?ŸÕ#çö-þLß£ÓÕòuâù5ï?Ÿ©—ËÞ]ù{ûú=<text:line-break/>_/b?7D@Øø##bnØQ[œØ³Àú0†fÇu#\œ#%!BI*hx®­##�#ãÖ´`å&amp;é‡”ºƒöÚ#†ÍyÄ-©ORˆ0”éý#íV&gt;P“#›#—x#i‘ý·#uðB«Ëò#Ã~Ê#—V°ÖrB3˜K|šðÔà£IÈ1pR&amp;M)†Õ&lt;[)X2ÝR#2#</text:p>
      <text:p text:style-name="P1">EMššhMË¶qš&gt;Ò{#ªÜo’õÈtë×`¿ÍuBhVw#</text:p>
      <text:p text:style-name="P1">z·ðãª®öb###OÎù‘ò#ån‡ˆsgëØb€È¬1yKY›d#ò#æºøÒñX�²C\#±âT<text:tab/>_’ä#¾,F#w|<text:line-break/>Ö6##ìk#éïš™ƒÆ«U,Œ›`†Bz¿o¨lÙí#�©#ß5]#,�wK×�Ýž�¢UqEWÈo÷#¸8<text:tab/>#"§“Î#m#÷&gt;í=õ#¹~§l#fˆµú&gt;®#p¨™&amp;Ï<text:tab/>0²##›#|H6)[ À·�Eaü=-µ*U####°Ä°Íˆ`#<text:tab/>H×Ê#AÍýF3ÿ{çÎx#‡XšÖ¬úª¯#ç#~KlBA#`nÑë`#fK­;àL#ùêû#âùñ1ô%QØ</text:p>
      <text:p text:style-name="P1">##ù^˜É™É!#YËF‘$=ý#i¾##»Ìú Â“#-tdM‚3pÜç#*<text:tab/>�Wv§›;³…Îwc'Ü#£<text:tab/>#5–Î^m##„ð50þW8ßóôÞg*kì9”àï4N.öÖsyÚZŽ$È#ç�gÔ0„#/#³4#ó#ðfJ#ýŒ‘#„+i#Mu#WÂ¾´“.åhT)ØCÞ:Y°{~8Ï#0#@$OY##Ø‚AšnÊ±îZ¤ˆ#™S#8æ»eR³Z.¡ÖÕ~º[ÿ=gw«sa%61#‚l8ç‹q�ùßàjBéÝ•!ö~Ü&gt;`ƒöÖÌ`»»/±X#¯ëäß¾£#g¿¸áô'~êõ(¦‡…Ù=PVhÆ~¤¨+ËA!ÞO€¢�_l\áY¢¦�”7zÂÇ˜qCEnàuÈ#aìË *¸<text:tab/>#þ‡,˜„›Mîÿ#R#é#¿+Ò<text:line-break/>S4`¸‰t#—‡™ðóyÞîÛÆFgÎn#+ø</text:p>
      <text:p text:style-name="P1">k&gt;�LçŒëhñ#¦«ò##7×^§d[#—P1XX¥t`'*˜@³$VÙ“½A¿#¥!Q¼þ,K#%×E_Ùä‹#zä#°tŒå;¼Qú’Ú&amp;#ÀÖ</text:p>
      <text:p text:style-name="P1"> E–Ç^ÞÊj~nƒ©S.«ê‹´ìÎ›ÝhÞ$#êÚ=ýV#ñí-$lºr3$##«e#î&gt;äÕ°Ô+ÒÔ#ù×^€Ìßêy#œ´¨â^BA�’‘'šî»Tðæ^×-#ž×#j#f#«Âcœ#Ó=sÈ”l¢€­izÀ</text:p>
      <text:p text:style-name="P1">Š6Æ#Ò#åJ*!ÓúàÙ„#à`&gt;K…Bëâï´³É%s56Z@»¿_VIèÉëÂ#ë…¥;�/¦]èh"|‚ÈíQ�HåÌ*</text:p>
      <text:p text:style-name="P1">#'&lt;o¥õ�G#¦&gt;žLç�6z»Ú‡ÐÉ¬æ=Ë,.,#­±LLŒüÓ#Àª.{ÿg™ŒÄºˆu#‹¯Ÿ#”6HEWöÍðéqä%¥#ðš§#±^½#w“g˜C#ð¯#êp#«VÍÆú?%/þƒ</text:p>
      <text:p text:style-name="P1">&amp;÷Öêœ~´&amp;</text:p>
      <text:p text:style-name="P1">/õú¹¥PUxhùÎ;#«äNÅV¿-Ýúi„“’­ÔYv®~�*#Âf�Â<text:line-break/>#}#vZ#˜Ù�ÐÞç+Cî##c¼”{)ëà¦dMH~²t0WÚ9Y+§Ø#àé³#M#èùc�</text:p>
      <text:p text:style-name="P1">#á#—”Ð®Ñ.Ãò*x#ÄtX›#é##˜QW&lt;þ&lt;e#µˆÖüÁ}°Ü#µ!w¤û¦u�C#J–ý#¢ÍÇtm—á•–Æ-¯nî´*#Š\#¦¾•¶cÃ@î#Á/ÛÎnQ9##GNÞ·9ò8�<text:tab/>^Òç'ö*Fù¤Žé¿“#$®‰n##^#¦å¡Të‹¼pò‰Áe.»›n6ÇÙlÙ#ÉŸÀ±=›ï¥€#ÔÞÌ#û™,3#T|*~#6###ä#™µ#</text:p>
      <text:p text:style-name="P1">b×#�q‰¾ºmuâ#68ïŸC½/#žoåâñ¬#�‡Ì<text:tab/>#vcÓÚË²h~�›#ÎõðÝzÚ8ÞÆ½qà" 4i#zÿ$“ŠÕÇüUÚ‘•Â©'ÿZJºý'Ôé#¹PäVG×ì˜#”�€¤ü#1bÂD]6#Ýª•Wã}pœ &lt;P$)âYs##¶C#zw:-EMÓç#tØéÖ?:³g#›œcú#Ju#jz</text:p>
      <text:p text:style-name="P1">…ýCôö)‹°Dv#íí™Q’`X‰™qÇÄ#KLX ÷ô+ã.N½ËŽ#g¼#ÐJ=N#Ñû›‡Sùå˜a#½X¹?À½###mçê&gt;n�IFœxúx#Þcû##cgx ÿjÒ—Öê†êµ?Óq÷-Ý´‡#€s#ÊP(¾Ðåør#ÿQ@Û#T!Ì•Òí˜#g¬'`7„#ÎÀÉ´€ª®¶8në\ÚS7#MW#yl©¥¾‰�e#Ûó{K(5Ê1Våc<text:line-break/>¦#èÍ�tR¸"Ar¸Ì­ÒPiI#³N´}ùÔz$�;·½ƒñ(a/˜o5#é^ÿQó4sÛž„7#$�ÎX@Ÿ®ØÑ”rmg#uTcvP@…#W#Ã8+#°]b¼Ï\'¶,‡¶#‚ï‹ÿ�ß',#­#ªýc¨Î##™¼<text:line-break/>ëú#ao¸#†#'ŠÅ°úëWòÃ4ðcp–¼]#Ý¢½eCËó;å€Yá/~\hR,#[Òù#ó\#H&lt;ÕµfŸ+øK/ã‘„èñF¥åüÿREë9žZŒ'†©Ÿ¦&amp;ÄÀð+Tj###è}ÎÌ™ËÃç8¢##`mx½Ô¿×5’•f¥)DA¨PN"Gé™#,"òÜÛÒoòÍ€`#Š™SÄ?¸Ð‚Ì¢±äÕ®èaŽqzr<text:line-break/>‚"�Ž²##¯Q·#ƒíÔµ›:nés¤éE|ê#ë#$Ä.Ð#;ë}‚#Žk–‰#‹¤b™’&lt;±s£M¯¥‰‰pƒò#b#€#Ãö”z„0“</text:p>
      <text:p text:style-name="P1"><text:s/>Êÿ:</text:p>
      <text:p text:style-name="P1">‰y#—‰µœ{³#Hû_äÈç#&lt;U=oàúd™¬†_M˜ÃÂëK§”ü#õxÚ\ÞDQV#îõN«7¾k�#¤ñ\O\}$Õã(w¯xÜ&lt;s´¡¤éÅ˜#¯##`½Gö##ÏçU*èTÇ#�ÿHÐÖ¶#NÑÄ~Zû#¶#èžÓgªº‹Þm9Wœ#AÁ\M</text:p>
      <text:p text:style-name="P1">ZÖe#^äd#W uœ|-°Ã˜1Ü3ž#Kõ&lt;#k.c1^*#œ##$c#öÿ#aæ_`Ú¦ŸÅ[÷#a'cl#ºr@#Éì˜“ž°ÃÎXM�ojâiwìBá<text:line-break/>fEG-ñ½€#×‚£#)²ùH#äˆ¤Q#RÐ®Œ?÷%þûà§~###Êà#±#d##Q„Ô#½QÉÝ@ÐÒ<text:tab/>#ýÄÆÄ`ÃsgwòpG~µƒÅ$•¢#ƒü#‹éä»éH¨il-ÛÒçtÌIÜ‘\¸\¼(®4vyîr¸0ßÛ#Ÿ¸º¾#öî"¹ý5ÂÕ¤J¥nQÆ¦ë##ç56#qÈù#ßÄz˜Å¼Ôr~³e#6ÑŒ #¿‹#âÿÿqnõåµO#k¹ˆýÉ ¿eÇ˜±</text:p>
      <text:p text:style-name="P1">nÌ÷OŽ=c€ü#É#Ì¶xÚŠXï#MLj{"wqT#ñÈ&gt;[ F·Rõ4ý6´#ÂõÇ#e&amp;Ø#Ø&amp;!ÔRWÇ(›£i"”î#<text:tab/>á¶CúÕø#Ü1,Ø#ãƒ²óUÂñš#Z’qE-!@—&amp;$O#_væx=ÄÆy{#dF##x²##`IJ$›îÌBs#¼.Fö:�Ñ#Ãç</text:p>
      <text:p text:style-name="P1">Ó#|¼&gt;Œi‚RšmMÛ…##¹üp#r…‚ö</text:p>
      <text:p text:style-name="P1">d¸</text:p>
      <text:p text:style-name="P1">ªÏU¶Üm°u³4E#/Ù#ûôõÉiÔQÒÙ–#KÌ=�WG¡-’Þ</text:p>
      <text:p text:style-name="P1">ÿ##º @ý`T×##þÃ#·8#Ï#úœ<text:tab/>•æj#QèNŽy5j#4ðœ9iz-[#”Áõ”#¦\^³³#„÷æZß›MÂ#^p— ø°ˆtñdµ¥E@ßÓ—w y�A##8n#ÌP4#}e¦#›r›q•L¶S$X4†ÿ‚¼µÎª#»ÙVÊöŽ�i#Æ^¿‡<text:line-break/>_NŸåÔÉÊÎ]i\8¶³6ÁD$ú}5ìr</text:p>
      <text:p text:style-name="P1"><text:s/>ÃLÄ#W¾¶«øÏÐÒ##]"(ÓþUB± ƒÔRa#Wi»#ølU[Ç‰x÷,`¤1È¡�¥4tÕEJ</text:p>
      <text:p text:style-name="P1">#ÇåW–}¢Åô�#ƒbù#ô#´þW"ÝH—â½#Å1Š# j�s/ÊðÂ(Á£Ž¦!D!ÄÂ$‚#Ùœ</text:p>
      <text:p text:style-name="P1">#�sà\#èA{"reÞB#|ôÌ•#Áô¤##[ÃX‰×Õ#ÔâP¼Æd#ô±\›Ÿ5&lt;á˜#•¶ëã±#ãÊv#ÿhøJß®#ä$ c×˜b'¾+z#z-#&gt;Òço5##&lt;#</text:p>
      <text:p text:style-name="P1">ØišÁb«²w‚W# l#ÜX®€ÒÉ—</text:p>
      <text:p text:style-name="P1"><text:tab/>(=Ž)?BéÖO’ÇÇÌP#áŽ&lt;sD#½Cö{¢¾#SM}ÿnSÔ¢ÊŒ#ã#Îð#Æ˜#LÕç#Â@¾##É­Q¶€kÅ¼u5éÞ9ð#ä†ax#dß#Iš‹#ÊuŽ;†Ñør</text:p>
      <text:p text:style-name="P1">#TÝ£{####£|ÿYºÁò\jÒB¦Ò#×^±~®TÉó¥üct10i¡RÔ]º!á?B´Úš”‡÷X¢’_á#T+u³a÷#yx&amp;ŒNh#÷ŠHýŽØ&lt;p#x#ƒ'ª'_s@L_‰HW“‚B²Uç!ó#©[�V#%ñðô¸#X#…¦xöAÑƒI¦+Ç#Š€f#&gt;¶#¯úë¦Úrðº‘�=T¶ºÍ###xsÐŽ8ÖŒ@‘ÛÖ‘Ó¡#ÏƒÃ6<text:line-break/>ëç§á2#X"µ¯½ÑOeÎ¸@à˜â#£Æ»D»A¬f‹ðÙMðíc®Ü,&amp;¸#Æµß0È+p+#6¯&lt;Mè¢š6Òµ¢‚�5%#Ýd¯TÐ&lt;ºTéd³6L{Ðg]# £ñ&amp;Þ—ø+ÎA”#WM}#±ž4Ï#—Î#â`<text:tab/>—áÿ6”öÖDmšQ.&amp;##ôÄ#céŽ## Ÿ4¡±#ÅëŒ,Ïáý#@#Žjn#*‘#L·ì;Ð�àLg�N#ÎFJƒu}ô†}Q¶l¬IÅVÌ»éÉ-œ×#cK#Ü##M‘rC7u®í'8#{w‘Ú3BPµÁ{ñÉ½Î©~îåÎ¾†-Jû0ºÑLêð##$#Øâºv÷HOÒéR“Y¢#3Þw[B’örÎw#/A¬/ki§#§íS#Y##ÖEi#ci+r‹X#á�Fú‚²#?fÈ¶­2{ÁŸÔÍ+ˆüÈ×# Ä²–iWå#5š½É*<text:line-break/>ÿ+Ô—M#ô,“ÛS#DüsèG±Fú#&amp;ó#ÎÛ#É##%ænüÊ#DÇ°oÆHl:²X¡ò›é«|‚#¥\##½b¬‹¨ä.3ÊŒßAÕ]¢Ü†#+HÃ#÷øÐ¬A0�ÍÔ}ÂÊÙ­Ý¿Ä�ò@¶{Ë#©^A°Þ##¸¨„¨œqHÆõÑÒ�~í\;½ã¤61/Ìn»¼õ-Ö¤�ÛQ-gc<text:tab/>)?#ƒ¨#X÷Ž6âžp£cû#Ôï0U¯�xôy3Ä¶ÞÝÈíËMS9•{#h5—\j7w„¡¤’ŒfXp¥Wsj#ÂØ�ÃÚ·vâÌ?{áÍÀ.×åa#®Êëš™Ž{Wã##èµ—D[EHì.#”§¦ZÑ#œY</text:p>
      <text:p text:style-name="Preformatted_20_Text">¶ÎäÅuë›èq†Ì€à#A–,#ç–~¡O­šc—ûU^¦|¬#QÌà©_t#ºH–+²™ÜuJÉ*ö¹¬}nŠšÒñiþP#DóytÛ#é‡;LäÛü‰)�#Ô-d ##S#t##lüª£º²#Ùø#%ö–Ç û#ã#ÏÚ‰ƒXí¤Þ}#xƒ£Éi¦#a’Ý{Q#¡ð÷€;Ò#?ÁÕèÜ…#†È‹#¹¯Å]ÎÌ¯øZ“Ì�°Þ—2#ŸßèúR]#ëbTˆ##ÁYn¿l^»#â.#á</text:p>
      <text:p text:style-name="P1">¡Ê“ýÕÞ“#�]ûËÐ)�éSF‹ÄŒ#ÁNqL#ç*#=I|É&gt;#bû#VBAÑ&lt;”6ã"#‚noåC´äK…‘ÅYfŠ#_Öêg0q#€ž³øŸÚ³•$B˜@ØTÛÌñ#}Z‹µ!Bw£dPÅøgh5Þ¯éÛ#.ÂÃ G˜[ŒC5&gt;é<text:line-break/>»è<text:line-break/>÷´ö3+­ý#×N#H#­##ˆ¹ÓQà|pí±:²7h#»*�(¦‘Ž)-k¹##@ï¿Sµ¹t6±'#Ê¦lx#ÒnÑ#.#š©¿×”#Â®�IVçþ,—Êâ2ŸG#÷mŽ9¾(<text:line-break/>;k8#œ,Ãí?Ký:ÑÃ#¦ÊIÕ‡”É¥…Þpw#¨úë;#š7Ÿ#}Tm„•ÍG¯x##tù^.ð‘“]2Ô[Ã&gt;)É#Áy#‹ö[M&lt;üîòiNE‘8¥®·Ê}úþ°&amp;#ªÔ-©~®#�N#-å#ÉeEÎ:¿äsbCßrgÏŸƒ/EPW¨VožË¹HôÌ2Â¹H#û”ñ‚n.•#?#Çûr2€4ü“5½›"•Ó=â²AN›®ë:ØM#È•ÝìÈø�|–tmJmŠG#XaKo¬º#!œ<text:line-break/>ÿc§ŽR”#å� ?ü®“¸¦Y#æRÁ5Mï`«�Èm#&lt;¶_ãÙË©?¶vÍü‘#±#I‰áCë&amp;ô&gt;‘Ï­a#Ú#<text:line-break/>ž‹8YGú¢86#Ü0º :í…N3Þ¬ø¿F¾Jê<text:line-break/>½(;#äm-9Rqv####ònþX–#Û"§[“#(ï@60Qc</text:p>
      <text:p text:style-name="P1">_YqE8#üF¢#áðšÁ1Xò##V8X'”V‹mÎ^†û”#</text:p>
      <text:p text:style-name="P1">nEÁ(ûK`È…ö#Tš�R´##k#d#*P)$ûƒé'ûEí“#3·S#ågØ##wwÃ–÷ìË¸f}šY v&amp;ß¿?€.xºû#�n”Á#J¥#¸ =#Bu#/¨»z?y�åÔ¯ÔœÒìÂÌ Dü²óà@Pš¿7ð#:{<text:tab/>¤ºS#÷û»ãŽ¡Ðº´hAª„“O¦Q½TUß«@.#áÊÅ{Ÿ_#MÚ#i#š¶'§«Ì's‚:ÌùYo¿­�#À#o<text:tab/>UÏç®Ó®#ã’|·3ùz##òS:{´$##Å¤\Ï½v¯# ð®##€»ïf#¦ø67Ôâû¦š<text:line-break/>èûAnOèq¯fpªÏÝÄØ)Æ’!�V—�2z:U#&gt;¾3^_#n728Õrìë­\î#<text:line-break/>‘W#Xpe#L–sn*H#Â#K™ñ#ˆI3Qà&gt;åÁ#ú½Tø,##\¾Nšº–Ó#[Ë® jUqò'!ªà�õÖ"}&gt;`#wá#*¯#ÄœÊÁ›í–µó…#øF~Q9Öò ™Q‘%ŸK:^äsÀ#HR{l)¾�vU“J##‰günåë]\×ãÿ#½åÊÇß=Ûü5??˜˜üûœ7ºšUÆê°Žž·##°õ#÷†¦6Ô#§^’õ¯”hÔOA#"yl:H#˜Cãƒ)•˜K°ê1ö$k&gt;€¬c¸£õõP«*BÁå’­Ñ•#°V"Þ·£û†1³’üÐ#T#F™ôö°Úøì(-u�ý3ßï¾M¿€Ø›#èÏŒuM»“Ë§tTÅ\[Òä‚vÝ/mÌá·„o‡(‰Žª^‚=N{&gt;úJ³éá‚såk!¬¾ï¡K) E#�ØŸü<text:line-break/>oB</text:p>
      <text:p text:style-name="P1">ÂÎ¸#Ã#íž¡9‰Œ#9ˆZ#áPÇã¼ŠXƒ@rê†dMu�œþ#Êü#’#�@�#ÃB�|áA×õK’› :»Õþ£�&lt;Àmi(þ#ÿQn_@ÿ#Å&gt;$æ.™b5ŠPèê‚äCtõ—B#sýQžé‹£µ:â›�Tª¤…#nRò#ç#â#Q{‰´p �Ð±±b)ÆQúéüNqÍ<text:line-break/>%q#Ä�# ˆ`´7#³ö(“7h8#‰Ã•’+˜$4¬Câ`=Eö:#gV�Ã\LÇ+zaÐŠ</text:p>
      <text:p text:style-name="P1">Á_#ë=ÞµÐnÇ#b&amp;%#\:PÁ{´†P%¦ƒ³ø#ÈQƒ®Tïué»)RÖšF½zwÙÏÙÚUÒ©Mgµ®&amp;Õ�$0íb¬#]»r¼ÿ+Ç)0k#Uâ¯ç#vœ##„ð#~¶…œø#Ýê¡&amp;ë#&amp;VZœÉ##‡Þ%2Vc…<text:tab/>’UºO#/-È¨ê*‰ô±Ø#1&amp;¦é#ÓŒ#S¯ZTW5¹x:g¦‹Y#Õ­½ü##ùÁ¡R–ç–MØGÜƒ¶;&amp;X«_</text:p>
      <text:p text:style-name="P1">ˆšIîg#™G#UÎô#Gµa5”¦‹PÀ"nb&lt;Y##nÏšÖg¹�¸Ð1�@pá;$É#ù#Ñb·É##ÿ_�6Ù²&amp; è<text:tab/>ïFW±G›’ð##Òr&amp;#q ºZMI#å/Þ$:9*HÂ�yHÆ�îaRêï#ÙA¼-#^$vÕ'‡š¬È#ÑÌË1#›œp#HìÚ4Íª÷3@6ÝmÓ5ÜpÌx¥¸î!oÈýÛ_NóF±##‹d#éRf¥#¡XÆ¨EØ%±¡÷U/-ï“]#­T#;¾&lt;´P#ù­#tô#óª##+oc#fûÿ|{ƒ¥&gt;ÂÏqÞD¥ik.#2#'+D{Ú##¾òý‚gÙÈe#²û…8Z#eå]#)ˆ¯äå#iàê*� %{t¬û#o¨¼#B§#PñOHÐ6¸ŸÓŒ.îÖýí©#jô$žÝ˜4—</text:p>
      <text:p text:style-name="P1">íÍ#)ÄIà#ÈÞW+ÆÈb+ôO2+�!Íd#4fb"½‚#0#ØÈ’ð Ì5#Ž&gt;;~bèšåZ­?&lt;äÄßPï´Ñ+óßtÝÏ»#ßêymœ¡€ÔV4=a#åÕû3ÿ</text:p>
      <text:p text:style-name="P1">7Ù9#Ê°¨Ð¨ÊuµóÿMg…HžºX-Œ�µÊÅµ|&lt;tªÒ‰acu6C ûDJlçÖ‘#›€#š¹ƒY†Ê$‘²t#æ™´²å##'˜Ø[m™#æ¨¯‘Å#Î0[À–æsäÚùfPåÚ¬®‹› "à#Ÿkñ§2#)ðªH{pÑ�21</text:p>
      <text:p text:style-name="P1">íÅ¾ü¥·#PŠÜê£û¹7²XDª—ZT<text:line-break/>9~d&lt;"#¸#Ï�#€ŒZ{#Dë††#2°Î§5Ô#5A\ í#þÈ?I¦3j�³-›=�°·Œ^ÑIzƒ&amp;qÌ­í×T<text:line-break/>±÷ýÓ»+ô|úÝÁù%Eö…0#B\nr?õ½½òí!žq¤˜‹L¾‚¶ÿ&amp;ªÞÝ‘c¾†É$ÜÖ¥'©×H†´~÷#vH‚%¤`#^É&gt;£pŸ#£#4Ií¤ƒ*1JµžSòËC#ÿ}xÉ„ü#z7°R#nÐ#&gt;'“#‹h¶§“¹c#Ð#�#Ž*[#¼xm¹¦yÒ#«QÌƒý—Æ2ŒÃí¶÷–êYhy¶ßÿ6W#©#»#šÃÛ�ÄS��ÂÜYÈT‰M¡�óìu%u—¸Ø’#‹æ*¸#é¶U¥ÈþQ5#RÉ!gmX<text:tab/>#îi�Y&amp;PŒÜv&amp;DYqK/¢ÁNÌqpš<text:tab/><text:line-break/>‚ÿ€ó#y¨’#‹ƒ#)Düj••~¼¤_…‹•Ü:âf#‰$‘ýì€;^#`u#—Ò^CqÏtÅ#çÌ˜#Ü‚½#_%û#šù{)‹$£#Ý”ò]#©´|‡³*Ë#äîŸOÑw)é[ê¸2‘úvŽ§à¤Íi•eøNšÍ#¯ÎïšrÆøtô}##oŒ™¨d¼E…D¨…®#«e#5ñüZ®îÛþ#�#</text:p>
      <text:p text:style-name="P1">�¦9‹ </text:p>
      <text:p text:style-name="P1">Ê�#ùÝ©!!ÊF¥<text:line-break/>± õ˜¬</text:p>
      <text:p text:style-name="P1">ýÊ-¨8t”ƒ%É“+¦Ä<text:tab/>yœê##?Œ¡WÁä‚ÍÞXã|“„$.<text:tab/>°#xñë§œê^ú÷üï®#1bÀÀ#´#™�#‹2Û™gYj#†É¬û‡àÏð©Yaªº#…¯#c‘¨ÁÚ###Ò&amp;</text:p>
      <text:p text:style-name="P1">Ö#a¨AÆ±###¼TÆt±Å’jôâð#·•¥Ê# ÉÙ†&amp;O#Î‰<text:tab/>ÌÈ„q%#X$)³xÁvª3ouÊ/#¹##*Œ–@ƒ#Ð!í±#ïÄ#×z�$#*ã</text:p>
      <text:p text:style-name="P1">¼ä·;¶&gt;#Kc–¡ÛCY�æ¨¡¬åa“Ö|˜°}ÿ#úY#àh#|&amp;{Ñã”|„“7#ë0êô~ÅžmÂ~-Ôñq~Ølj%E™YgW�u#7.vJV'[¾SxÂ#â©öÍÕ§Ù!b#?¬#M�bìL"®âQw«‡Úf»#¶Þ»ÐŠ63#ØHiC#£\gI»…#áÐ5¦‡o½�Â##§Dî©8›#þh}T¹&amp;ð/\Pè#ô#ûØçÈ#ß#Óc¹#º¦#EÂ</text:p>
      <text:p text:style-name="P1">Q#ô#òÉ¨‚AÀólV###èxOÙtÈ#</text:p>
      <text:p text:style-name="P1">ç`�‚+úË#¼/ÔíÔn0Ô‘Î¿ø÷ìÌRoj™�8ß˜è­f‡Ùò#K«I¡�ôð#Ü%uí;L«&lt;xJ#s5z#(eg…Ÿ;#ù»7é#dé´Ñ##k;þ½#ÝÉ#ô®<text:line-break/>ÁÑ#+á�M&amp;c§²#è(##gæ›Y+Geê(º#mÀ�ivø”8°ÍüÖ™¤#$rO7ŸM¹®�'Y‰’‘ïˆ?Œ‘6]§$·ñXÇo7Q�TîU¶PM­êÓí±íÎÝ#5Ö#†‰#ˆ³š##ÚÆ˜…Ãø¶ƒã#Ÿ5¨…P÷û#ŠMH?ç#UR•MbZƒ*‡ë¹ò#^ß?xÍ¢JtùÜ8!Y£T;^Ïµ#B™Xñ®#=hsv#ñ�###€gý%¯æü’Eû!#QTF¿CHbÅ#ø?zsi#6PÆüæbQ*#òÃ[¨�ËâFÐ^ÿª ø�AfL½’HMê&amp;UµD[ßñ</text:p>
      <text:p text:style-name="P1">Ð·qû#5#[¼™ä‰F!t©BB#Sa‹#|#}V#é«ÔK#ÚÁFù3#°…�#f‡õë##‚s#‚#Ò¤w^»÷Ôã#Ü„<text:line-break/>�?¢&lt; ŒÏ#tB¬*ˆ<text:tab/>±Íî¬ÿ</text:p>
      <text:p text:style-name="P1">‰‰iÀT÷#ÎvGdßêb@¾#ø#¹™ú¾õ—•#±ÍuANÜy¶Û£ Å6##zÜ\–ù#¨</text:p>
      <text:p text:style-name="P1"><text:s/>#</text:p>
      <text:p text:style-name="P1">áÙÁÆë#ÚP{d™mž‚œ9û#õŒ<text:tab/>Õz´ëØ‘¬ÖÙW#¦¬¤F3(q#Ð•7tíP0FƒZ„;Š»íôª¸ˆ#iäï€P¡µ##_Ö.;è˜b##Áˆèª¹ã€Ì#HôƒuIó)ý¥$I#”„¨¶#®E#æú#ä»@35�W#ìÎp®#fç=Ôü#�<text:line-break/>#¶^O§+Ð#™#½e@zzØ#ˆä*;#L‰ªc¼<text:tab/>×ÙÚõ#6øÛ²sŠÇÈ#‹#Î1)ì#­kË#</text:p>
      <text:p text:style-name="P1">#½ÇÈÞÀŒ:ñ±ë#Òc¶Fª^¿Ö÷®Ž\b:uš-˜„ô2fÒ#çä7$¡•#|�€×ï##°Á#q»XãER#”ÐA œ#ž'N‘YŸ²WC¢\)Å##È:3(õ@#‘Jäeò‘ŠpÈ÷ÃD§ž—œ7ßÃ&gt;¶o¶º„#|}m¦/öbZÆÖßž§\§@¿#�Žv�¥N„ #</text:p>
      <text:p text:style-name="P1">ó'#m‘#çu&gt;á#Ï9˜&lt;RØþ¢õO�÷#OÌO_ïé€ï¸�•OçèÄ#¦–<text:tab/>jÁl"»\&lt;¯,&amp;#”iÏž”r zÙ»ŸºÅ_`¯#-x–åkÓ¡¿#Ö© t##Ô�Ómu#Ý`#Ó}ã$¾q#Œ#É°#¸Ô´#±4ªs:û+�[<text:line-break/>üC7»;p–#þ/ßˆSÚœIaROêŒ”9#X#`²;º##Gu¾<text:tab/>ÅŸ&lt;ìŽÅ#1ùPá#W¤2W<text:line-break/>¬�#ÎõK<text:tab/>»ÕÙe“#Ëßê#ùHØ#}UY#<text:line-break/>õiÌiŒ&amp;#T~##CvS˜…#c-#ºÙl‡·ìl3³#�Šk#U`Dÿ<text:tab/>#¸R�QR(ÕòM�’}=µ#»•wï‚¥›Ð#Ÿ½ÊA„ví­l#�Ú8##¯jº#›#�R<text:tab/>ÿ#‘€íªU€~##µVöWä�#</text:p>
      <text:p text:style-name="P1">r;#:aØ#Cõ½f®##B…;ÃÆTNÃï0ƒ7f›#›Í¢_#X5ž<text:line-break/>äD¢r#1Ò"ð]œa‘_›5#´#'D</text:p>
      <text:p text:style-name="P1">ýsÂ×øAóoÊ4¢£¿8v¨’H½§[AI#ì¢œ3' yß–R¤¹©Þ#2#è8#5èµ#b#Ü%¿`4Î9Îcáo¹ÄO</text:p>
      <text:p text:style-name="P1"/>
      <text:p text:style-name="P1">y;ÑŠæÒ¸ZáH»)ið E‰²<text:tab/>#d#Å^T;—N;Ò¸##…ï¥##$ÈódY</text:p>
      <text:p text:style-name="P1">ñÉreb¿�mpgVÈUŽ8p+Q¡1ˆh#á±#îpôˆd´K€:äzÖ#ó_ç€&lt;–ó=–�ûÓ¨¬¼|jÅ¢#+P=<text:tab/>ëìÝ�.Ã;¯é(Ñx¾É#±È#Ž¥GÓtÚœ%45Kn_5d¶*¸Lm€¸DöÄ##9ošî½x%¢#×p8rôwnä¼2uZ##oËpUŒùÓßMøb&gt;#</text:p>
      <text:p text:style-name="P1">móð¾y</text:p>
      <text:p text:style-name="P1">W#@#ßd–÷ÿ##'i##ýZØ;Ü„üJÍ8ê¯\Å·y^#ARw¶#¼Q"#ŒíÃøö #¤Ný#ÿ{)’<text:tab/>Þâ#xqõ"oŠ§¡i~ò«–´ñ0… ÈŸŸ#Ã¸K¶ÜZµm½7·Ä½0WŸãnØ¤##5XØÚbÙÀh'Øœ«ŠåPœÖÑ‘(ï_!œO‚5¦øÑ¤‚ëu#¨ì¯Í¢#oË@*^�Ë†m4&amp;#á:H–b„|éâBçm¬'.l##à›4õëÔvðƒ»Bé­aØ&lt;¡lµ$Då#€}Û<text:tab/>Qãò… ###&gt;##äj†“í•dªQEÐuY‹¤@»„20¥DY#®ÛâšWQØDÉ##&gt;#—##T#ƒ³lkÒ†#V#Ÿ4¼ÂÑõ#â�ç#¿Qã¢´ÌepŒ5#Õ­Ô#v½û©sº©*Á\ð#Ä�Átô#œ³%ªê#®Ù­²[¿Ù1Q�¬émó5Î§š G#ˆ#)×8¦#ÞÏ´ÁG˜s—PÒ&gt;s6Wí</text:p>
      <text:p text:style-name="P1">õžÛÒA#Mò8óÁbhAÿit##</text:p>
      <text:p text:style-name="P1">Fê##</text:p>
      <text:p text:style-name="P1">–¹Õ #Ö 5#‚�ò­¶wý#&gt;`ë#<text:tab/>òé`š#Í¡nr¸£ÿgzŸwÕ#÷y”tV¡m�“&lt;&gt;ª«½‰²ˆ¾X#n•¹˜i¼`#»#µNþù"Í#ªST&lt;£#þ¡EØsÔZã™šÃª&amp;Y##ž#;ëö'ÚÅˆic¹´¤&amp;¨€Ž`eü˜#/ñ&gt;;e&lt;_Yº³ÈúÿOÆ°Ý_Àøæqcýº#ðd$Qëà°AÖRx’ÉBæÞmöêèèŒ¶ªñ[©#G`„B¨9F</text:p>
      <text:p text:style-name="P1">Z#¯ÝØô�I;…Ø#Â#ô¼Õ›o#ºé`:Ã<text:tab/>ÈÛ#ýjÓ¯~‘þ¨ª:JÛ#ú«#(#PñÿµCæÎ¼§0±¶ÞN/&lt;:_È4«nÙiÃb³°iÅ#sÌ£Ö¯ÿBg#ž´hçiŽJ'4V#Hx&gt;#UŒÎa™<text:tab/>UØ7</text:p>
      <text:p text:style-name="P1">]Ç##PQnQÖ«”.²v:#¬#<text:line-break/>g†paIVá_d2<text:line-break/>n ûÓ#Áq”kh#8¾¸6ž-NW8À('Ï#È’�Û«è#€wÏ#P”F‘ºm+Àj|šÎè##Ó'Jowør½`Ø0JP™#í##`±ãÞÆO=?‹YÃ·]å�"›Á®J)#¢ø”s5Á‰Ò*¤‚#¾`ÕQ#µ×/1Xn4vÇž*Ë.J# ½<text:line-break/>³ëJ</text:p>
      <text:p text:style-name="P1">¸È#\Òy\µi?pM#gP#É�®‡ãê¼l#ŒÑØ?–¯#À#…([’Š�•-ÀÎ‡ßÈÓ#Û9Z~X`¡,#lZ¥p±Ü#p¾}bAá#Â"˜î0@¶á;â3r#Ä#Å­±c]#�e#Ùüþ»#ÎZ§#nz‡¢ñˆþ#ß|æc"`#Õ\´ó##@,|°‚"Þ#}KA‡ƒqÁ+#sòZ#_9»v-©ãñ52ë½³Î°‚ÇOE)</text:p>
      <text:p text:style-name="P1"> U(k"</text:p>
      <text:p text:style-name="P1">8â#¨(Ž#¿|ŽÚÇæxž´L€d<text:tab/>üU–P#Ê‹.™â #Mÿ#Áiöaé~6ÿ~#öMY»yf|9ƒ‰�-h¾#A²»””û×´ÓàkF</text:p>
      <text:p text:style-name="P1">UD=ë#”&amp;ç#²gÚDâîÔ`Wô&lt;#º€b#_]Î8Ú*{#9l#žM�HK¬“ª‚zd¥“E�ª#c&amp;ÛÏ#ê¹#ÒÒä#. S}#æíÔ##ße±æÓ…v,c;&gt;D±ñãFÄ#^Ä}í#Û#†5Wø¥ƒüœÉ$ŽÑ¨ý�ï;éfïÎæï®kŸ#T4<text:tab/>øh3BÅ$Tî##ˆFß#dV9©—Eènixõ8F¦<text:line-break/>s½qZøå¾H#çŒ˜3:Kp�Îœpðó“èkÆ¶Ú¯twš#R Ižç|õè'^²prŽ#X‹#¾'�?Òd##¢yK—±aÛ¹ï2•ì##ß¸¾ó#v</text:p>
      <text:p text:style-name="P1">#+ó²P<text:tab/>¿ë€KM&amp;/h’‡#üJGèÂhç¡ÿ-ìÏXÈªéÁ_ä#ÇË,‰¬ê¶#^Bfd¼#íË¶#)ŽŽ,åD8þø”6÷,ÇnãÍ²#eÌ#5šïKtkËž!qk#a©+0&gt;µW¸úœ<text:line-break/>öÞ8 €”4'#£½#m�=mD×#%(#“³{åmLÔ‰†Ig*¨í4##‘(9&lt;A#«Ê»O7Z:<text:line-break/>9†—6ÇÄØµM±£Ž#2ff9€ƒªHL#„{SY¢#Bí?&lt;¢:&gt;=îÅ¦ð#R5#°”G|a‹«‡j4J#èöË##¯b§é·Å#b¿#,Ç#¢#ò#‚Å#Eª^¦]Ý‰?]#š§g2ež'###¨¯[ô„A5#iÝÄQå*«k%ë9##³Ñ|[çQ¤[#Y‚à##ÛÑfN‘Eò�–Ä»ã´w:~+’#äFßc_äJé&amp;#‚¿7#|‡%Ý§j-¨ë{#ÃïSÕéÐ#s¸¾ó#wL%1jEåúë%b´ÐÂ�±Ü#¾#øï˜à¹Ö–bI´ÀŽ½¨ap1èðW�#^ô#x­Ù#Ñ\Ð*#Ñ‚Ôh¢ü´#¯�n�aj#®1¸õ¤®@"×3,�‘b1<text:tab/>P©Œl‰\aIzáÚ[#<text:line-break/>óÁ#;·#—"l˜‘6#&amp;È@#H«#�j#Ì#RñÞ(9 Vq ×Õý#©#¢z#Iâ¦Ó�8R“#ÄûY#ŽÃ�‘³�¤Sj.�b#Ì{ü*¿½‚#µóÆÖ#Ö#°v˜4’#­Þ¢R#Í#®#f*®Á•Xíõ»0,q#„¶®—#u›B‰:Q,o�qéï#n<text:line-break/>Ü</text:p>
      <text:p text:style-name="P1">¿'Ðœ.´#_ŽFA‹?–àr.Y#;ôÖ\#ª8€B˜ï6vPÑ</text:p>
      <text:p text:style-name="P1">Úâ+#-ÔÁÆ“–4?"ñ­#‡Žº#€öR°ãž«]Õ#Ó¤¿ÜÇÙJ’#¦#Ã ac0[ØòB�†UH#+Œ#FÒŒu#è#Q”dPd¦¿|L÷B#@y#âk˜&gt;ÆBYq¼¨F##c4f#»#Ë&amp;ÀS„A‹#¾ñ¬ÄÈõ‘ÅuÀ##Ý#«ÑP™0Üû%SQ_À##_†z¯æ 0#OÊ®üG[¦pI¼<text:line-break/>è/·hõõî¨#Q0}û1ÛÔå©#€LU##XþÓàï�\</text:p>
      <text:p text:style-name="P1">|¯Ø¯$&lt;óN=½iË§|Á-Ç##á]“�œ4:#�ÊðIö�s##@ÿi#àe©¯\ÛMöbhÇØÐy#"÷µùØ\wT#Ü#wŠÆ#–nÈ#_G#Æ1¼?V(ø21õn7¾¹wOSÚ#ëÁÅ#8jg#îÚø1C#ôVt]ªUI¹Ù#ÅAÖ$G#&gt;#n\„ºù‡£�'X[«ã#PþHÕ·Á#–Âï÷cž[ŠœLw‰q#V</text:p>
      <text:p text:style-name="P1">DéH’.cª#%•°’FƒgÍ_îVú§J‚l#ù#ýoŽ.Ç�½+#2%Š¼Ê/Û&lt;Èì2§#uÎª-$„#tOQ#2\AÕ0y}˜˜ú­Zª8ˆO#Ñtª�¾Íïd)"o4§ØÂ¦HÙ–</text:p>
      <text:p text:style-name="P1">Ü EG'“í¹¡ŸæãÙO×D�íÄAÆÒ#kC#»ùY]é¼…Þ=#</text:p>
      <text:p text:style-name="P1">¯PWû¼oUæ#c2_#;Oû0›fE#åF–ÿp€5#ß#Ò¤.Bjï%Ï&amp;Œ²##á¡þ##¢p„Þ#„C%#ˆÏWÀ"IN†ÑÖ#ím7.FR7m§ß—e:u´‚#5üò|6*�éºJ:¥62º=G�oÐÿ</text:p>
      <text:p text:style-name="P1">Û#‘‰žï1wêK…n…  ïéo('#o<text:line-break/>^dÃ#ÚÄ&lt;³|³Grg�çê¹@Ï–þ86]¿5#¼çžÓJ#AF¢m�z[#È¤µ#–‘#Xe©, Dî†\Þ]«2±+ñÆ9¯Y¯,È-È\d”q[Bo�d³CÀWÙ&lt;ƒmI#})‹ó</text:p>
      <text:p text:style-name="P1">¶„ì°/ß#=‹«¼*É�`£1#;(üz‹L¬S–ò›U`BÎqõ*¾”ÈyÄ#è^tç”#7ºó„[#z%“¾¯n|#Çë##WI”–í�k¾£ó##t+<text:line-break/>²âáð#‰ÁÇ#QÆsÅ$É0ªÌ¥#H1J#­öÎÀ]n#=##ÒØY#‰#laµ€aÓÁq#¡6ù(H##È�ü†Î8×#š&amp;žE}§ºh´#0•çd¦…Œ`�šIZèyk¦E/:{ˆEÀ%‡™÷‡ ß“;</text:p>
      <text:p text:style-name="P1">n(##tÜêPðdˆ»ÄÊ#¨–Ëé4¨¼î?„$#U�iƒ˜N#BaX­ÏÉ Ì"$*Ò!�ºò#ƒ)�–Ê##€ÙÍC[®/QïYÑÈñq#’6c“#!V-&gt;g£{&gt;‘z¨#6¾Ä¨»0(û_žJ�¶ÇÄ</text:p>
      <text:p text:style-name="P1">ùÊ¾µðª·x³¾=�Ô@ÞÍ:iþ%#„ÂVkèÝ#*#+‡Ì î$¬”2‹m#=¬;#`÷àg#¤9#×e<text:line-break/>”##qj„†�S@ñ�(#…#·@<text:tab/>›å­#°Í·Ÿ],+##N(ÄP�Iz7ÚM–j{æ™ÄRf¼ÆZ�P`ƒºËg¢œl¢#+ß™Ö[®Î#mÞ#"n#JÆX�‰ÎÐáU=r„]+Š#n=J4#S#¬Ss ÁìqJÓÜ»Èk*3®¼0á¦1�u“ÊœÛ <text:s/>ú´bõª—#NS#m##C&lt;ôÓN&lt;#5#:ÓþÓá&lt;â"Ä__rÖéÜ­#ñY)A¥�</text:p>
      <text:p text:style-name="P1">‡zßÄÉ'#lð4Ep¢Pz’#EÙº}íÏ�&amp;òT®çãQ¿ö_òB/.ö¥ý‡#G</text:p>
      <text:p text:style-name="P1">·ÕÜ2<text:line-break/>E7<text:tab/>nd×6ú÷b÷hhò#£'“–Î¶#€ÙÍC[®.»©4çã1#ø–kW°F‚U¿ÆÁnÍJÿw#Œ</text:p>
      <text:p text:style-name="P1">&amp;(3½#þ#Œ2®äù»º§ÃF'&amp;0ðMN±ô/Ú‡_T(à˜3:©Ú‹ðŽî]¶†ð#Ž1Hy#!™®)þ˜#%P+#¾vb0Ôªf=êÌ´Â{V#�####›OLU###ùY‚2õWì»NñšÑ‘Ë}#Æ#¤SÛ#û ¾3¢]ÿbîþï´¨é&gt;-Åøöæ#£-ßÝÿb}Þ¸Œé#äÄý—g³º‘3#,FR¶æ!##Ç Lì&lt;x]�#×Â«¸7YU~Ta#œ�‹&lt;ž#ðç�R2#§6}¦¦Õ(ç#™··ç¡#YßÓ®H#L±‡OEyOóß�‘‰#%ý#ÓÖ:#Ôaívn§çx6]##Œ¿7y¡¶€|�«²#t³#ý8R#†X&lt;ÛÙ¨á�t.mÿ#4G#_¥†å‹¯#Òd#$³õ$<text:line-break/>#]$æ©¹š¢#]Ž¯'.Ö£#†&lt;8ÔO÷péP�Ø¼Æßøº­§Ç#`A|ö;ê�Ñøfš†E4Ï�Î«~¸<text:tab/></text:p>
      <text:p text:style-name="P1">¶â6ÀwêqŽOm$„0"é¬#îŠoIuhÙŽ</text:p>
      <text:p text:style-name="P1">çêaçõ‘á#eÛãñƒ#ã‡L“M!#î"ã##rŒ(y»;8VM.¥8E£5D2#îŸŠÙFÿv|#ÛG€º¸%s©¼”#?."¹‡#šzr½</text:p>
      <text:p text:style-name="P1"><text:line-break/>õ˜Š#Ty´É]ÿz#ºXs¢Qš¿¸•hZl|#Æ¨#¦ïµi#;ÇÚåHÝá¯ßè¤ï3nmHÅ‡+Œ7#ü±ž¶Àø�fßï2=î·Õ#x&amp;†ItýúÆ8fÒaÞ/xÊ4¢§¬5èó¦ï#\=t„‹Ux#ë#7</text:p>
      <text:p text:style-name="P1">cñ‚a#ô?A#`M)#v%}y³SòzôõÕ#.:pwbk¡'$£Œ¨x¨’T#éÔ-º#~=Ì¿#cÅc‚ÆqäÓÜBà›)’Ã–ãÕÒ~’ÔXaàÍ€</text:p>
      <text:p text:style-name="P1">›Ž’+áñGJnÁïˆ¢º•·ó#!#e8£#�•k¸^Ó]y�yáCM®|©#UˆÃÆdƒ€Û"c“’½##äG²Ø\‹š/ûÄ¸oŒÞ±¾†nü#/Kø©Ûâ:÷%‚YÆj#Nã±9PÖ?å¨Œ#K#Ýøe”#½l)žòò³&lt;ÄòXr‰<text:line-break/>Ûcäx(<text:tab/>³e2ù#ù±+#<text:line-break/>¹ú&gt;­½#“Š¶WÝÜ#\§# ytJ¨(#Í|\v#Í¢#&lt;r°F#5…LÁu&lt;b#¼é#½#x#u·™,¶ûûˆP™‰ë³##FS#Ä�Yý)¶ñPu;ê`¯ÃUÚïK ®}^ÊŒÚµ”ñ–d”#ã$#N˜³afÞ¬tRž:#,‹¤AlÎ�¡&lt;8Òù‘™=Sœæn#\1÷¡#Ñ)D|#+C;–à&amp;¼�aaEgU2ô? #�›™Ìm#^ÞKC£Ž##I‰{l#Ÿö›ù[a#¨¹’bBÒÿa®##�Á´t™O#›\GËe~#z##S#µ‘6{(ýôxr:– .O­#ÛLúÜ†wjS”,Þ#Ù.dC…ìÆÀ‘¡(áŽiB2}R_²×#;ÿi&gt;»ÝÞmÊ‚y##)2œÎ&amp;Üö¸u#¤àI™##ŒÆŒ{¸È*tÃ4šS#g�¹À�ˆ#Žc¾#`À³Bá/»BOj´Ýrõ#w/&amp;¨&gt;lÉ#Œ\¼##­#+ÐG(S#ÚP-½ËÕo&gt;#2#‘*Â·3°¼#Ó†Õ#J§"Ç€&lt;8^ô##LŒÅ„�ƒ#öY°Ìñ#&gt;ü›÷#y,¬±¾óÈù�Ñ§ìÎ4Õ#ù# #å2#£Bè×J£#�¸+#k&gt;Ê®?rN#ówñmø5¨#ÙÖ¤\kß_�TUDÅ#ˆ;ÝÎY¼Âm#ÁÇ°OK'¢óÂëÜB‹æN·Ó$r»gá/ÕÈ»ˆ</text:p>
      <text:p text:style-name="P1">#</text:p>
      <text:p text:style-name="P1">[º³€”#Dï#K`�‰Tæ²´fÞÚ—#aèÍß|N‡‚èè#Õß#Ùb#Öý#ä×fß¤l‹-2Õõ[­”Î›¯ª#Î&lt;éYFü»LnôP¨.F#z&gt;Á¦lênË8·ä&amp;i##gmêQyÖç�e0¤Ú¼oÏr†¬”##÷^Zoœ[™¾×¡ý€#á®#�îŠ9Ôñ&gt;ƒ¼ÿtµ¦#Ý0##~öX6rÑwë¶ª�ËEº×Ë+#o¶.#_‚ÙúÈ€¶ÏÎ#FÕ#íˆ###ð#~E#h‚#vÒc¸@w#­‹^°pô=59œRa¤‰A#¦á?3õ› ‰\#™YôÞnÐc6oNâ|#g�P‚<text:tab/>…úð¤'�ýf1V¢º_7†¿¿žo÷V˜ÆX‘DZ#¾«ˆâ2ó#È)#@—Ëc…AÆÛÏ¶PÄ#ûþ‹ûË)?b±ÞƒˆLb·9#Ú„â#ô%VA#œ<text:line-break/>3e#ž÷&amp;ƒË_VÉ_)Ž&gt;žöw#B-±v##û ¤…f#ð5-g•¨##.žM#×²û3Ýdß_!Ö©UÈ]£w&amp;^Î%Š+°’m‹›ÂûKƒ×Œo1/##—tÛ ‚##$‘•žª™�N]¢[##›ÄwÂö##)sƒÀ¶p¡#Qe€«q4§ÐñÙ†'</text:p>
      <text:p text:style-name="P1">#Ð¡</text:p>
      <text:p text:style-name="P1">#<text:line-break/>�4„#e|úp.ÛÔp}¹äÅB„Ñ³1qÉÇŠL¥%S¥-¼(6</text:p>
      <text:p text:style-name="P1">S‘#¦#�¾xg#Þã#î`©1#¢@ñjrNN(.Á#$]åµ\#ª®…oaáÃBí›r}]ü#%©ü##…D6#CVêÅS(~Áa@Z2|®¤4"ç#m&lt;</text:p>
      <text:p text:style-name="P1">êl"JÐž=#ÝëßÿN�¬i‹yÞ5�#©ü#¤l¦ŠN2QzÍcqG†1gÝ¡¹§d¯±r‡ƒ#|Ç¶pàÀ#¦l~‘#Y»¯Æ®žÓLo#<text:line-break/>mé#K¯Y# ¦U#¸#ÑŒ4ïÇ—øp¶;„Ï•£®ÚN$äwÎGaµâ˜¨Óè’³$i;¢M#3@ïëê#‰_#+^•á&gt;#Ž;oëÎ’s"Œ¦[Æ#<text:tab/>Ææ## «j5�$e3#ò4ùê03#ß_##|ˆ‡W;ï"#d…YB*LÇ:z#dcÓÒ#ïAéý½ö„ËÃâîÉjç¯øÀÏGÊÑ�û-ÍÖñ¶¸¦„ÔñMˆ„û¢&gt;Ý€n##q Å˜×çW ÷�ãÚè©dT#SMÍGzÄ%|þiÅÃ²­îÍ˜�#BH]EÒÊ'`)›lí#¤#ªí##o^Å³ ÇdjÆä#à÷(ViF»2ƒh#×#Mé?yœ#£;NK#¿X5í##ZÊNÆ—†ý5#«¹¦›�°bF"õl#¢±©lEa}+æ’]ÌpYzQÇS©��[¢%#©ZÓ#\¦2)˜'ïæZ–À#Þ(…O#Ód_Ìï\ú€#x˜#ªŠ¯#¤g†b²ÂˆG„M¿vä'?§y)Íäi|E\Á#V</text:p>
      <text:p text:style-name="P1">x­í9@\#Ð<text:line-break/>ÑWy#I�¸3¼‰Îõ=i´.|*µ_o3<text:tab/>#F#‰ŠWGè#Ó7Ûƒ÷M&gt;´##ïcê¿«}áöË©›;#ä¸Øã¨â›fþ…ä÷ýÛk¤™‚ÿ#Sã°#?­°èrƒ#Î�*Ð&lt;@e2U‘}#%Ç³÷ç<text:line-break/>–#</text:p>
      <text:p text:style-name="P1">!</text:p>
      <text:p text:style-name="P1">eÙ…</text:p>
      <text:p text:style-name="P1">#Ë¹0ìÁØ;¥Ãù+#Æ"†|ˆó5#Ílnty#»#ŸiEE¬Š##ù(íA·ÎÛgÚTÏ&gt;#ãÑi�Ì�#ç{ˆ’�#J</text:p>
      <text:p text:style-name="P1">#?#m„J#62jŒÝ‚Òsæ#í3eÛ£%7Vp4ø#Å#i&amp;ÃVb3&gt;,�°ÎÇ¥ƒâÖ  &lt;•Öß#á¥É#‰‚pžÉ¥-Û‚Ò#Òz&lt;¸�9Ào0ÎË jÕ#cw##îØ©ª¬C¯¥0-]¹Ã×xªhÂ¡#Q</text:p>
      <text:p text:style-name="P1">€#Jæ_àÒ#<text:tab/>\�#§=•³ÖÃQ×%ñ-. ‚V#-oßg5Ï÷‚m'j›tuAÔ]#W</text:p>
      <text:p text:style-name="P1">5å¹DÔ<text:line-break/></text:p>
      <text:p text:style-name="P1">#‡¤#zº:�‚)ÐÎ%#Œ#¾Ð@TõÁ]¨¬ ’ñŽ#IŽƒ†§Zk;Ì“ø±#�#´ÏâíÏê1#ƒ#©¸3dÌ#¾ibÓ´ù¬:6ÈD×ßÈ^Î#Ã@%t#—q###]·4QÛO"ÁõC#‹ÉØ±$¿à@†iê&lt;Ìu¶¯¯<text:tab/>3À2»Ö'c+Ú##�‡ƒÿ#»6ô”sÝ3‰¾Ð¦#|#¦oò</text:p>
      <text:p text:style-name="P1">Xur#�þ¸º#R^¶l±àÕ:Â#ÖF#Î“×</text:p>
      <text:p text:style-name="P1">žôdw�þœ#Ð’aLU.¥ò$“#¶yzÖ###Ebt_8¿5#±É Ã$Ÿ:.GP#íBr§#{‹V­|5¯Öó.A</text:p>
      <text:p text:style-name="P1">�#Â#K´„�3À#b&gt;ã#)¡3í7”ôÐÂšãä#‚™ü©"VÕ÷?uw&gt;(u~ nCm#<text:line-break/>£Ÿø)™#v²sWŸu.œM$Ð#ìæ(ÚÝ·¹0-”Ê™A£=ñ›}»fó?Žgë¹û#ú"½v=\ÀB/¿C’¬úÈ¦VÈ_åH3ÔÏqêàýunYmÎÝMÊÊT©.Ôf</text:p>
      <text:p text:style-name="P1">‹¤HÝÓ7äùqE¦©�QÒÝ<text:tab/>wc|(jC‡¼##)ÿI"#{Hå##hý¨¦#ïWõïû ×ŸQ§/äÚ­ã#æ6¬fV‚H“§½w#£ƒ-#iôizúl@'¶"#ð-#G‹</text:p>
      <text:p text:style-name="P1">�ë1jåÉý.AéŸ#£ƒT=#,æwCª-ëôå„Ó#aFîJï�g#¼z»â)ŒQ#</text:p>
      <text:p text:style-name="P1">]7RL#Z×¶å\#Ï¢ûNÕøIEæ]'KˆcCÊxvŸÒ#‡.&gt;×(®#º­#Vf&amp;Îáo~Ð_Ó‚š÷†þ»5W?:½°âÃøRÓòûŽxBÞY„#u§¦˜f#ÞÜÂX"ÜÛ#0O/ê)ùT3¨FÈQDî¯Ì#Èß­³‹±Òj#;�k×ë*zAé#q{™—…§èf¬#ˆðÀT)ÿ-êNø#k#²vÕfFg–IC”]#œ#èjÉVM¬µ#Ð#™°NÚ(uÈr9âK1bCxÉ'®#¯91ñÈ#ïx•t###�ÜÒ</text:p>
      <text:p text:style-name="P1">K#a�­#êoòf†_}ç2¯Y,�c¾b‹…l###òymÞ-#Ë#ÐY{À##MÈ®«eE©8.JÞ¥ÿnÝ�†l#<text:line-break/>û#qæž”#(‡ª#¡á8QpC#*±1ië’.ê ÂæÛ#úX*ª�[�#gû¹"aòÛ»„ìSBGæ#©^“#.l3šzh#Núˆ#¥YÕÉºE#¸ã¯¦ò#ëŽã#™+–®ß9¬Q&lt;[gzuB#[[ï}ÖtÆ<text:line-break/>~êgX�¢„ºû]î#½ž��‹�n·\»„ÝœÑ-#B#&gt;Ü3‹r´;ÁC�lN‰'tj¦t#ë©QCt_7¿óŸž:Ù:dXz ÒA#ï˜H¼ã,N�¯Ú¬Ú§·#ë°ë#ÙcÚÄµàö§,}þ®“Ñ‚éñbF#³ØŒÏ·¯Ãù¡¡X‰ò#oÞvã<text:tab/>ýžaÞ#u¾ñQg#¨#¯y8°q0ù8™@#NÖ$&amp;‡´)�Ø3¨z[•êBz"fEîßV­pÉ###Lh;S*užqý®¡ƒi&amp;#êº,#MáQ#ÄyÅGu)·VVXÿR Í[Î#ù–##|¿�îMîÿMRÄ#Ùçåü#!‹QYúÿ*Ô†ÃiÑmµZ*”³¶o9îOY�\èÍM¤·`]K"#o9v|r‘ÂTz²f˜§£)#uÅ já#£Ö§®ô#F„è©Í™¡…/ÜÆøã#C÷w#vN¹/Nl•#ešãaLé8|&gt;¾/ÖeXÖ0gÐ™äPà‘Û#</text:p>
      <text:p text:style-name="P1">Âó+S¬wŒyt…ØÁd÷«K~Œ‚±<text:tab/>ŒÙN#{«‡#IMÐ~@÷'Z©?¶¬‘ÑÙÍ#·¸ÔëÂÞ(èjqãFÛÝýçn‡!ð-ð #î^Tùt49WB�IË��~##¯M:/Bz¸Úf#n5xÄ(¢æpÜºY®1ù{###Yò^ê-ÝÞ1LË/D#·?€í2#8Ÿ�2Ò‚˜�àeç•-�»n?£r!é##jfÎÄÏ7Ö#CøqÎÏ(~BÏ<text:line-break/>�,##Æ#ã#¿îg“Ï‚BËÅôÓY#Ùyp#Ã¾—æ†Ì0öq¶?Ü h¨#„Pú²f#§BgÿyBŽµT‘]*ôý¡ ³™ò##ÕØ�'#@Œê«ýcŸ[{Ä™{³oª‹ÄiýgÄ­�ß#'ÆŒÝ»øÚ}cƒbs¤,•'(›î#ð×jÎ#Ô#yƒ#¥é·˜<text:line-break/>#§IÊó5k#£€iž#/C*<text:line-break/>#Dvüó&gt;¼N.É#8f¸±¥;‰$u’­Ž#û(k-–ÏØ¯•–<text:line-break/>òüã:#péÓµŒ¨¥�)i@#Æ‘’áX�z#¬#ýq°O²¢CdÛuxø8¢À©_�!»SSÓnPP+Oq‚µêe#ô##e¥e4I#Mè(I&lt;ð±²$PeÂGz­B�`Ê&lt;ZŸQ= ëÛ0°ÏÌµ©G%##ç¾‚#r-#È™!2#rø‹mK#Ø0¡âC</text:p>
      <text:p text:style-name="P1">[ÿR£iŸfã�#w¯2CW˜<text:line-break/>#èê#ý›Š#O­AiX#žéº¯?¨€MÍg/ÁZ#C…†ô°˜½0˜Æ:r²½##_`#ÉÕûZ’”#•ðä�#](áyf†?R Ðø•À½Ç�åtkpí£T#õ’™JûqG¼&lt;€7fÿut€¦(åÚ¤—¡�µ÷á;îv¤Â{´ù˜Zat`T(<text:tab/>Zâ®_={Ý×âú5™€º#A+ãÐâó&gt;ª°2Ë�#û€ÀtUëc;^0vmÍZ#<text:tab/>#ªç#Ø#Ü@’*¶úCÚ#¨|âÁ#ø@Ó)`^:¹…ï</text:p>
      <text:p text:style-name="Preformatted_20_Text">{zFrEP”QÒÇ?Ø�p@=Œñ�)0Já#û_#Zø‡&gt;ì„JTÞn°7#TKÀº#§Í–�•»Ú#MÀÇ&lt;HgŒ1VúþK,)#¢d\˜s¿Äè¿»###en#^¯ï“=#šGMˆðgâ5þÒÐÖ8¸g?!ªLv<text:line-break/>#ÿ#é×Ê�rDc</text:p>
      <text:p text:style-name="P1">qœg‡$Ô°dUÙL¢©#áü(ÌüLCo˜«Œùƒ–‡#–#{#ö�G�Ñ&amp;nÑm‡Í×æÙ…/anºÁqÍâ7d7¼�Ç�•KMI6¶"õ@‰#Ò#b*{KV¡{6/—<text:tab/>Bð»äâÑã<text:tab/>º’—###`Ãö°ž}#Þ8K»ÆåôïÓ</text:p>
      <text:p text:style-name="P1">#b#Â¡Üß~}a#è­½»Ô#ÜûŽÄ™#'¶È1#4&gt;Ð·ù¦Ç#ÌG|uOüÊý„ç.G‡¨’ˆqÅWI)ˆÁW#Òñ<text:tab/>šÐ¾½|ÚSœ’'Ì mÇ+Šç#M#Š #íïLgw\</text:p>
      <text:p text:style-name="P1">T#*l–#9##ÍX°¶þ)Hš¤*#œÍo_#šßý#3í¨¢&lt;åBþ¦9—#åþ#¾3&gt;öXý–&lt;þD#Œ¬@ÍêÑ#SÂQ^;ýe|Tö�Èå–ÉçF™¤$#Ô®¤|#Õì['&amp;¾_àSÐáŒ±#6#¾1S&gt;#*Žfæ^X##C;]…ÉŒHó¯#´ë I\ º« ®�ÓÕ#søñÙ§#¡J#…ç¢;·½÷#÷�#¤@DHžÆªÊPÏšÕòÝí�ó$#o/&lt;MVªvt</text:p>
      <text:p text:style-name="P1">t!�øÉgÙ–r-zåž]Ý1Êh.#¥ƒ÷Ù¸µè&amp;DdE¢š<text:tab/>'<text:tab/>!éKC¹éS<text:tab/>QUGŠ�gäH‚MÕÂ©àëv”8á^6Í</text:p>
      <text:p text:style-name="P1">±¦¬âÌ�*C­mËLlè’¡-Ýï¤ ì=�+ƒ’#å÷ÖF“Á�‡’#Û#¼/b°ó,#ÃR$b°‚Õwaæu@¾#R#£ŸxOá(§êz#4äñ��Ä•#ø#</text:p>
      <text:p text:style-name="P1">ýgüc±#</text:p>
      <text:p text:style-name="P1">?éZ•õþ;'ŽF8á*†0w;!…#žÌ�âF¥R°#¨˜d±Ò_=bow"î–#"ìêJ'†Ï#·’##Çæ</text:p>
      <text:p text:style-name="P1">ö##tßmÑÊâZVc(Ž‹(gn˜«Òä#îÓöœB#ró1_0†#¿&amp;Ë#±[æ</text:p>
      <text:p text:style-name="P1">Kô#·�öÏ–Ö(Þð#ßL<text:tab/>|(Î}8?_ø2¥k€Sú##m‰¨ó-·“#YýQK&amp;B#{Qÿ1f"#aö²9±›gœ´#F<text:line-break/>‚råÚ9#œ‚?7]r5</text:p>
      <text:p text:style-name="P1">#Ä]51ŠSd¡µA</text:p>
      <text:p text:style-name="P1">o#ò.›�ßÔÒ#/'7Vg9~# –\[âfÚðsÕÙ#V›N{²h<text:tab/>h#J£#þhL@é#ù\“ËŽsGo#Ú#Q<text:tab/>ÄxSÆü9#¦nÅ$56¡V9—Ï—óþm[µ¤»ÜÒœ°&gt;ðO#A#ìM˜#piÚµÓqˆ^‡È¶##LT„½!•e#Z}™Ö�IkhöÊgÓ#Ss#¦?¹<text:tab/>Y<text:line-break/>ñ#î¥–?# ¥[3ÃšËÓŸ¥¸PÞþé€´¯È´ ‚Gáh#ÅOb;xYH¤:#É#à#¸ÂPB?#è#&gt;T&lt;H«Ú#²ì#hPþV‚Û$F*§àÃþÅe®q#,°Ž:6zÄr�Þ¬‰þJ¥&lt;Gq‡##£#@#%J#T!�Ô…#â±©¹w+ÈÒOþ¢8#/n'ƒó!Œ{êÚÒ«|1#È¿1úìœ„.òò¹=…é#pÝz@¿]Ó›»è|l¨´;¶ýüNÚr€ra¦xñvkÿ$#¸2ô#ÙX##�b*øl<text:tab/>¼|Ð1îàg£¼àP·‡q[l:öå#:ëãÝÍ¯ti¹•‹yB—�´’òŸ†/²R-,.JW„#pØâÔÕÃ�#�Øò7Ð!°"èÄ«dò[eÜB#¹�#ç–#Â³"{WÒ]‰7#X#F†P[1ÝmzË#˜#÷ó?#¶ƒCx:¿¥¬ž#ÏçÒwþtŸ=‡Œ¹Ù¤Á#B##Ü­¶÷�|Ei½=##0€mõÉ{êªË##ï#ÙÂŸMû|k]Q<text:line-break/>d&amp;2ÍÁÃ¾xPðä¥#_"éÍæÜÖÐB#QB#,„€ãjî9�ÚîPÕ¢#šü#Þâè×Òr.<text:tab/>«_ÓÐL2á) ##Ü£</text:p>
      <text:p text:style-name="P1">Ö_C¶š˜õ#z#»á##c#±öç#ïBC»'<text:line-break/>û#õ1¢|­#„§ç¶ªoÑs¿¡16r®†€ý&gt;¤&lt;yûÄ°”2#–#’Mùˆ‘à</text:p>
      <text:p text:style-name="P1">„Œ½‰·—&lt;7¢ë#R�É1°÷ÊËkL”¶÷ëm$#Û#œ†ýW</text:p>
      <text:p text:style-name="P1">ï]XD_`g/¶3¶#Œ&lt;Ô#´‰½9Ÿ#ûÚÂÑ#Ž›@‡:©ÆaœPZÙ‹uo¿êm®€Üÿ7ä:70Î�#<text:line-break/>5IÐ#Ù#– Ã#Í¥#IÜÞ�#e¥Ÿí¡Ê":¡L#û.˜ºT•Xå¥hh"&lt;®1$J› æ;Æò#H#ž!xˆ9Æ´×#˜ƒ«ÀEµ‡}#™×#™DØZ#)‹ú¦(WÌ&lt;#3#&gt;+Ôµ#ÔÎU#‚z�s«õ¹c]¡§ÅÄÌc…æƒ›/¤#Ø÷×FÔ©è^†…#{‰Lƒ<text:line-break/>›#æµ=]âÕ;+`I˜õ5·z$ì~»# œ»¦S#xNôi�I#!#—Ö�Ï#¡¬<text:line-break/>¥#ÿ36#*Vª</text:p>
      <text:p text:style-name="P1">â.üÜ~—lƒç8õ#UÛÄ7‘´«¢ãÖ^^úvsª,\nŠÅõzØ;#ðŒ»</text:p>
      <text:p text:style-name="P1">##aÆqRQw¹eÑnqNQ`&amp;p¼</text:p>
      <text:p text:style-name="P1">ËT»"÷•Ë÷ûC*-Îí³ˆæxT£#'Û\#a#à7#…æîüzg´£#4izƒ`ÎJ ‚NâÝÿNn±¼Tx#E±¢åèD#ñh b¶¨lÕJÁ</text:p>
      <text:p text:style-name="P1">{«ôÃv)(ÃHî¸#Ï£^¹`r’9÷“~›Èš#cÐÚîç}ÍÑ#[PÚ#%Xˆsh3i#‚=¸òc&gt;Ëí*¿&gt;œ##3¤î™*·¨##²‚#éÏ{#ŠW/¤ü·=üÐ<text:line-break/>¦ÃŸ#eÛ¡�RU#fa�ØG¯#Ü##RÂ7ßÉip9Y�A##:Ì<text:tab/>A¼¬†ª…í#÷P8{8#\#ò¹…w&gt;€¹;#(§ÂPs›°üÆÙ<text:tab/>X¾ï}#D|‡¬ƒ8l#µ#ðãôÂÈcÞÙ+#É!€#MçåXz€g#"²îQþù^#.ö‘ÍV#ºÛ‘}1éWÀçŒaðMN<text:line-break/>`å<text:tab/>�•¸‚õéÔß#J•K&lt;=#ÚÃ¼·a«#Í´#º·AÛ¢\</text:p>
      <text:p text:style-name="P1">‘ ¸I×ñü&amp;ö~³:#W%zæ#š#(â`Êˆ9†åóo<text:line-break/>$°³#ÁÞ‘õj¬É³pªÓüL#ä—Þºt@</text:p>
      <text:p text:style-name="P1">Õ�ÏIN{áÒ›pÌÝï•Î5RBì»#gª#£Ð1#Ã½g…÷ãµö†ãz¯¬â›#5“#Å™F5S�8#’ñ÷™§Mñ¾#`Y#Õ/ÅQE¡#D*Cµ##Õ:#†6Ñ\R ¿Ó#æ=´�.ÕÂ‰ƒŽ£#/3Â].ñ¾¡‚·2@pÈ#+G÷7V{Å #$`äâuÌdh#ë»¤xÿ#ÙB¦ž`n­6ÛÇ#­#<text:tab/>Ïà}</text:p>
      <text:p text:style-name="P1">ááÜšaÐnÈ1Yu0×ÊL@¹ŽZ�ðÓ@ÜÚ.Æ£Øí”#&gt;�žDœ7#m�ËbÇõ^ÐàÒ#7yå‚—•;##æú</text:p>
      <text:p text:style-name="P1">6Î&amp;ç.###Þ¬iÐ<text:tab/>ë¤ÜgF‡Ód~§#j£°U„8Fù�ø.&amp;&amp;.#.ÃÔ#§í6S#¢k#Šœž€¥æ&gt;Àp&lt;%®—WDT@°#ÐCí##–»’ªCÓ.Y`ún@Â5#Öb£¸zø@È_î±l=F®¿ž##ÿlq{Ho#£2C#l1#a›¢§wiR¥#�Œ«#lÃ#Ÿ¾iLPL¾Jšû«n«\3Þ²�^†}Ñk–±· o¢ä #¿’ú@ñ¶©ë^†Çmn¡#¡ø4tÔ"mw&lt;Œ‰gxòvzÁö†˜¼‡?ŒF›Ä��hEìTAóp·€L×1˜sà¬ÙJ#Ð#Ã“ÏÑ›F3#”üÂ¯¢»#ÔY�\À®##æGaº€m%NC�qJštÉ‰™þa„°¢y¸&amp;è®òçÉ‘†Ìß#„[9:ÄZbo_Ñ×EJiÛè#rÕ:§Pã8</text:p>
      <text:p text:style-name="P1">Üˆ#“mA#ê$#¨j�TÓÃ#‚55;#Á#ò}ÐW}&lt;D—ý#ïq^yêå¢1bÃ#)n¢{YOÍê::wÇüÂ,Ï<text:line-break/>#õªŒ¬%J#¡Ç�x´½Í7ž.=¿&lt;ºÒ#°fy¿¼à”ˆ-ÎX„žÆ###-R+'ôŽ6Œ2’D™Ã5o§½,Ûù®ŽžlÓuÇ3z_#õ{EËÛ&lt;KíðhÄäõ�û%¯)”áß<text:line-break/>Áy$mY¶|°-`èË#ÿJ#(#kÌoé%gý ÑÑ#zh#ãh”f¥TÖ*ø‘#ù½&amp;»«7±XŽär¯#“#“’eM#ìSh½Mö¿»b#œ‹§I~‹©F‹#½“#µÞµiÑn‹¶�Öh©©­StÞœcãö#NVeÜ;ÄM…#K]úhÌVŒ</text:p>
      <text:p text:style-name="P1">gø¢¿^#¿„’#¦#Î¥#D%Ê­÷#E#°ùŒpr0ë…=#!¡#`º¾cöš¿#$3¿#Q\#<text:tab/>#á#‹'ÚGKh«”k#¶±¨2j#~i,ö¥ÜJÜŽ&lt;#B#*Æ[ë¡déÒ�«CÍ##{#üÇšUfàD#ðs]ÈônïÈ5’JãÂ›#éFý½•Å#íM™Îaôcÿ6²}jÂQŽr™LBèsTIzª@#´ûÀæÂxÃüSjÝ„Ò#·ÁÝ�&amp;LÃÚD[Ó&amp;#üë¬#eû¿($Ã#à¢F³�æÅøj-E$¤}ÆãùÄùþ<text:line-break/>&gt;8’ºâ45^x®Pìâ#Súô2�2h<text:line-break/>™ˆùZ»#Š#È©<text:tab/></text:p>
      <text:p text:style-name="P1"><text:s/>ÚÒ#À–mió€jmI?ïj#¼Ÿ¡Õ™I¿#'DçNÚ2¢ä$ÍF[y#‡í#_°�##¥lÛ</text:p>
      <text:p text:style-name="P1">°„”##)3Ü#3Ác#¼ð?�Œ##ôøu#ªÙ¦#¨~�”e~}õ#»-"#H#sw#Fiž#hã'òß#;îe™ýà¯8…c‡b‡#L(äØ=°³Æ+"§-dÆHá„±öÀf¼Gñéµ­Ìq5ÅìS'%‚4¡#°ûˆf#±fï#’gpS·t##µ×¦€<text:line-break/>Èr#´#`lú•A#|\UœéÇ&lt;ÔI#Ì+”víº_</text:p>
      <text:p text:style-name="P1">JÏs¡ì#+Ún2= TD”‘Jí#{÷þÒ#HÒý—8‹Ò6¢ÎÝ.B#v#—–#K÷©ÒC¡«‹ì’â&amp;#&gt;aËP®ôÌVô#Z™v#:�­#`Ýl­Å7Â™{…Rª#ì&amp;á¿óŽ7–±FÙ�Æ&amp;7#MªØLóí=ÒDYç##tþ¨†#s!XÝ#$–áÂ‡#˜#"] —ß3ðì‚i¢¡ßLý¼Û#¡VlˆfElÜ qŸîö��$¼#ŸÂïžf÷<text:tab/>%çwžŒ#<text:tab/>Ù˜PÀL0°³€¶x\ð•»@´ó%­è€ìJožãç#_Z�Óš¤×cõ«·4#²î�wÈÀB|@ø¼Y™¬#Õ»›Ëzxû�PÖ#—</text:p>
      <text:p text:style-name="P1">0ëZ~U</text:p>
      <text:p text:style-name="P1">ÜÂhÄ’A³©Êyø],zOMTœtòæì½&amp; #@ù¨qf@b?Ýä$gO,~!�ú�Õ»Z“ïÜ<text:line-break/>ì¾#$UWlïpK#‡„ƒ’-</text:p>
      <text:p text:style-name="P1">ó¥#}VTñ#5§—dhÈÿ#Dm¸º!�&gt;ç…²J&gt;þûò`ò</text:p>
      <text:p text:style-name="P1">�Ÿv#¹6##´“ýcQìïßŽ-æ_¢Œ¨#?T÷#á m²%ü€ÚmÊ`OMŸ™³ Ð}uSÖ#^§®æ<text:tab/>ó"ºÜãr#’Ÿƒ<text:tab/>ÃM°—#k:ÚjO@ò5à2â¦C®ö6fLU#*#KóûÜi#/x�#ó¥¬##:S›…ò&gt;“<text:line-break/>)"�0ÓVw#mD&amp;òãb#=u2ˆ{À6'Où°=HÓÐQô0ÄUß¬µ4Þ#ÉÅ˜Ô©}#rŠe´ë¨|#KßAÔ–‰•ÊZEer@Îw†{m*WÄ:J¨Û„«áè±ð#Iê(v‚ÐEöÉ#lW^D�7�Ó#�‹5vë‰¤ãÌà,&gt;=„å86N?æ”Ø_#=#t</text:p>
      <text:p text:style-name="P1">à1Gc8#ûÐ±D'”žÀå#�#.„‘ð0¢#âý”2–¼Êy°vùY#&gt;Ú~Z¶I�ó$œÈN#“y ²r ˜¥¨<text:tab/>#@¬$Ñ-ñ}£‰»� #Í#Ô</text:p>
      <text:p text:style-name="P1">ç.SáÜ+ÿ#´„«ãÚžçl,K^&gt;¸v#¦ÌÄ´=¬N$¨h#l&lt;#’#|#zäw²”~ö#Øˆ"Ú</text:p>
      <text:p text:style-name="P1">ï÷�Ó#</text:p>
      <text:p text:style-name="P1">Vß·„A€Èx³#Û$Bÿ#¶?X#ð#Ï#°Ÿõ##¾§ÐõˆÂöøÛ#œâª<text:line-break/>L%Å‡z¼…2hŠõŸ#×Œ·è#P#hú[›Žˆ`#ìßÝC•P`í�œÔ ‹3€m'H ùãÌ#<text:tab/>qþäa�§®1k@Z’###»Ö#äÈˆ¤¾y#ˆnöñ8)#)¬í‹A®U jd™�6©æèŸ`³ûDZ'™#<text:line-break/>8á#µ§#¹$)º’”cÇÒ‹Co‰F#™¸4Þ#‹2¡OxP&lt;ùÝ‘&amp;ëçÐõœ¯Qç a@üŽ è{¹¬P³véŸwÝò#U#(=#´hU‘�#¦#Ä„=W#n?##àgO�ü#©ÐüÅÈ]5ËÕ‚6‰‡%?×þîHÈ#c###Úñ3$<text:line-break/>:˜÷i#À%#õsÌf™c<text:tab/>`¨¡A;#3gŠ-ÔÈÛNÚôÆÉ#p=O|f|BË Ðq¡É#ær¶–Ž³¿Ðt+'#°Ç#£ž<text:tab/>ž�²KÐkÌõÑ#&lt;¬f�U]</text:p>
      <text:p text:style-name="P1">?éR‰zaP2Ó³õØÕˆÙ¯¢#„%Z#À-</text:p>
      <text:p text:style-name="P1">Ý»å%¦#cWUž—í#’~7ùnäp£#2({g¶p�•ìë#.Oèã¤�RWÌqÑ\ci</text:p>
      <text:p text:style-name="P1">Üj–î5¦,#õƒÕŽNc#=×•^µ˜ê™u–#Ž¸;Í×¸2I;##ô‰é»ýŽNu&gt;:œY\fÛY�#áVÚ�à"Z~gÊ©T™�\Õj#äª™B©ÔB¦u‹`#FÈYó 8M•4—.ëX#û¡iô¼?IÒ›žyC‡õ-#æÅöð˜‹TOE#rðúq"åØ ¨ÓVá##—€F‚é#Q#ÁÚoY®¶°_@^t</text:p>
      <text:p text:style-name="P1">•íû#€±|9Æ$#+§Y##¥ÈžUE›Š�øS#�‡#/Û:CtKAŠ-ÍK!#YœÔýVå[dp#ƒ&amp;?Û‡#,¿Ôcâ#½#nòß#´�yK—±<text:line-break/>ð°¹Ö‡Ñ‚Ç�Å^h#3XQ#ÿd#„Wüë·[°#š”a®È{'ª±H�9‚@á·¤‘ä¾Ÿ#Þõÿ5#„pöl#û# +~« #Äô”dÄ¿+œ}?#}ðäÏA#¥°bg…Þ8z­‚�^eŸ§J¿yÊÂ%êb##.Åù Zãwùä/÷kÝpã¬Ïxÿ#</text:p>
      <text:p text:style-name="P1">tî#ñíV‰#¨� #Ö#p</text:p>
      <text:p text:style-name="P1">ñóžÔõ§×c#Ì½JæûÉÑ'VÕHW#ô¾©Š&amp;YbÛ{#EkÃ#Îá#z¦\¾{—D££%²#äÐ^IO¬ƒÂ†�eÀìy\/2#œ±#§»eíUc<text:tab/>Z�ëýçXñ“ü�<text:tab/>Êë‚–fÅ'"Kë¿¢•e'iá�G13q#ØQâ#"^#·m³#ê×#É#Ä¡dELë#zs#=Íïn#J#9d„T7¼Ú#1ªEÂ6##žµX#qÑš˜ˆþ•$MþŠ=êÃ09‰õÿ#˜ë„hþnWª\Ç<text:tab/>*¼#Ys~ïq�&lt;ä:§¥üüšòQÀ¶d2D}#ª##&amp;Vð*6\#ÃLâ#F]z¥š)‘®‡Èüü(À¢²h½µu®hÑ#¢‘Õ]úWDõ�ñÚ›®"w˜`Çñ_½Ÿ¨sî6²ús´êÀþUXÔ©‘RR·U#sYx‡##´d™·#óG°âÛž(…Q"@#íÕ´„öRpÇ#T¶¬U™†çƒO¯™#ŸajÜð/_Ûeë×Š-I#�-âÖ\ü@þ8D:v)""#äø#–#ÒÀˆ´</text:p>
      <text:p text:style-name="P1"><text:line-break/>¹ÝìD½‘ß#™x—™,zòÿ1sAßÜ»pk#Ÿ{ÃÎ|Acšd##4W&gt;²#fo###&gt;GËº²s#Z€§w€#Ö\)½îcþEÙmý)aSµx’Üàí@Ñÿ#îb½Ž¨4U©q…]{öÍ°­jÔVrÚ�Ô�¦·³Ü#â#:#MçR³AóVdkD#|ðµV|ŸWLæ[ó¢2L=Öv!k¾9ý(€�ÃÉp»#@#='Ø#R·¹$Ø<text:tab/>ø·_§Ó_#¡ù#_ýœ;p¤þÎ%êt‘Ý“0vs¸(}4T(…�za¸úÉàúŸ’#hïœŽ#×áð‘#Q†ª â&gt;Àp§¶©�‡æWSe…Íá3ˆ‘×‰¯…¬#N\ÿ#¸H#G²*6ëç³”‡*#4œðt·¦#|{ð#úßøŒ‰¯y<text:line-break/>u¯KÀÌ[é##Çþ²„LÝ$§#VTÀ#©<text:line-break/>õ�Aý6õ­X¡Á(#é-•Ð#ø##˜™ìuR#ðàë¢`<text:line-break/>lF…#K¶¥�y#lÕác³NU¯}iì„HÏÂ…“6`HNÁ­Qn´#ÎtÅK‡#C#ð&amp;_�#]«°#¸üïÅiü:wù;…ù5_Îì—ÃÐÛðu¿áôƒÿdí}ðý)oÃô#ø{ÿxz{òz?¾#j¯‹SþJÏà·ü#-ðn÷Á·~#MãŸã°^ÐkðXëš/Ám¿#5Ãg”#¯‚ç@»ì¥Þøoñì_ð#øõ×þ#¿#‡üwŸÇzÿcÑó—ÏÉÝ_ÉèÛòz#üž�&amp;›üt_É¢¿#Fqvø}¤ï‡èâwØþø~ƒ§,YªCñô'ñ§ü{÷ñµüW#Çª#“øö#ç~##ðôWù;#ù:SïÃÑ¿ƒ­ûáúœüž§&gt;þ#s#ÒOø~ƒ¿#I~##òwËòu#ðÙþ</text:p>
      <text:p text:style-name="P1">ê4±tŽRÿB/-0cÖŽKá##'öðžmiÝä#5ùüg�%?mÌp0i‰Ÿcæ+µ;‡]`Š##«0bó#ŒpºC¤›Ë#1#‡&gt;#·L_;;¢Ý�H¼ûHžÄ&gt;^*#µ ßéØ#¨lKà#è�=ù#‹ûª\7Hì%#`S„‹Sv=âçåßn¯�!”Ê·ÔÅ©�\yÂñÐ#yZÙ7‘&lt;•vÌ´®0x)U§ïž‰Û¦¦¸•ë§ÔpcÒ</text:p>
      <text:p text:style-name="P1">6f/#iK#÷Š7F´Þ#8·ë#·òjÚêÔ6$èpùÕàöÇlrÏ;0.�N<text:tab/>»¶‡b<text:tab/>·ë•D#ì#ªÉî©‚©QÀ†¹(ZgYF#P°úC8 ü’úüÿ#öË¹çµÙ»�ð#w&amp;uèFÏ¡·8#Æÿ#ƒ#ƒ°ñ‚m=P¢ù!´ÈôäJ#øyI&amp;µ#ÊZÜ],Ø¥Ð-Ï#</text:p>
      <text:p text:style-name="P1">#îì'­#õÖM/ '‚èT</text:p>
      <text:p text:style-name="P1">)±È×bv##o$½~òIRlßqA}%##<text:line-break/>@õ¿##bî¨§Ú��#ŽÌö¦è)£âÜ«6#W¡jñÿ"#v2M3˜H4¹E</text:p>
      <text:p text:style-name="P1">w�‡rO/Ç##/É6#–<text:tab/>‚#(…#d+LÜæ)uà¾#:s®[‘lÜfþr¿n<text:line-break/>ÄÔ;«o#ˆ¢=xÖ#~7E)§¾næ<text:line-break/>~z#•_êº» /m-#1#&lt;8åv21ë´#£èßó¯xS�¸Ißß¦á#æ•öLOÄ\dß†ã¿1#›£1‚@ëO6.õ�P¬CzJŠç#"#~€�ýg</text:p>
      <text:p text:style-name="P1">óÃË�ÌcÐô#:#&amp;¿†ŸöW_.F7½##¦‹w^#)+j~‡ëÙï0¼T,Ñ?gx¡/#¼RVô|@ÞOWàøÆ+éÕá±”FrÕƒM¡ô#,##d#——þ6íÄÃé­’9_Ý½ýRW¨ñA•</text:p>
      <text:p text:style-name="P1">#‚£@ˆ#ž›zÝ#Ø‚Pû¼êÄ›9,‹Fh;R#¬~§*üœÎ</text:p>
      <text:p text:style-name="P1">cˆi¿Ó—N#ßÈ¢¸\è#Cgò#©�G‘Ÿ9‹ÃU##kêñ•Rn4òo#«D##6œ7mv˜Â!—�ˆ�ûX5##¿­äîÙ™#À¤ÄwÜS#zW#�aÎoÓ #ê#¨I•7ç#vPÔl`D#G…</text:p>
      <text:p text:style-name="P1">Ì‘›#™¢”ÄKÿ{*UÔ‡eë#AuÔ~#Ã#M#[½1\#´ùÿ#�¿ýv‰ªžp#a1áÃåo¸—¬JŽnNÒÆ�Ðî)ýDhÙ€¯ìGÐ™ÿo#ëÕ¸<text:line-break/>¢XiæË·D#™#À˜ Ô[#|þ</text:p>
      <text:p text:style-name="P1">¯VŒ#¾ðí±#âþfïè?�âÉ`ŠnI;)¢¯#c–—f'§»Ç8 í©iâC#ID#á ÁPÞ<text:tab/>—îf&amp;…ÃSÒ<text:tab/>|§`þÍíeŽ?Ý"Æ}$^wá3#ë##yÑö¡#º�. 8©NlS:¯#ï¥iÇÑ#¸ÁáèÙúë#jí‰¯ìÆ#Ltný#‰àë?Oþ_½²Ú\¨Ë„#ð+±ï6.VåßÅ¬ÈÆi(�A.iß“F²(þ#›×y»73ñÂ#zñý"£É##r)ê ’#�ˆ”]Q#####T)©¤9#Ú;ìþ#QÛî9õx(Þ®y[<text:line-break/>QF)é¯YW#?–ƒŒ#8#£¸PÛ#Jö²ø«{ðócVý\¯;g¸J¦×ÁtêldoÂ\I$<text:line-break/>«ßEZçB#Ø[ëæ.ðØöz(<text:line-break/>+‚#DSè¢‡ûæmtïBË%·$b6ÈëÌÍGsFfiØ&lt;Æ% ªÁºú#°u} AÕF¹#$¯ö)ÿ{¯­(—#xqŠ##N<text:line-break/>®#@\ä#ã®@“m±Ìÿc#t´#zÞ¸;”(�Ä‰’.Í?NS2„Ô¤€Q#¦}¡Žk*fœ#»##*:P³&gt;§<text:tab/>Íå=¶&gt;ƒwÅ#£¾8T#�Ë#?c1$‹!££Ïþ|•ëLCËáá&gt;KÏ#M¨à{œ#ç …¦~2.L`Å–DÑ´Ž¥ &gt;f#;ºrÛ•Ê’Ù2\i#ÉœÑ'#¸5¼iÐô#î*©[ÎzßÝ×#ù#¶ôgiöÜ —17§¼#a!#éÎïXwúeÉ=Tji÷q"{{�­Ñ�n#�#°¼E°\ØÃ¯›4g®-áú'ZO”##±#±†™Ê÷mN¨ÞX ÔETë#n†§÷uy M?gk=nâk'qcç¦�ãV�)€ìzò»˜„5×YpÇWTM¾Ó¥ˆˆ</text:p>
      <text:p text:style-name="P1">²k–´#à#ÿƒ?##‘¢Œ#ZÄì»ä9ø#šcÝÎ‚b#?2<text:line-break/>×ÆâR®ž’h¡­Wbï“#fç#H•P# ãú‹¸O1ÖUÇóÅœ¯äMÔõ°êE¢@#‚Ö�™º#¢ÕcOÿ6–3#*ø/°‹§mL÷oÄ•#r#«–#½CÇT¾ô##é¯ê™UÜÂ]é</text:p>
      <text:p text:style-name="P1">#€q¯�â„¼×##ûÉÑõzt###˜£Š8Yb#hX´GÊ5Å;êWI#Z‹š%##ÚFM}êÏ##SŸ²š½#K'#i<text:line-break/>M;¬—/²~ØŸ;éhº#‰YÙ³¯?Ü¾<text:line-break/>kãaUŠmý%ì{²W#¤´Œ$</text:p>
      <text:p text:style-name="P1">&gt;6½¼ïö-š#BÒ‰H°#XÖ`žÛ óõ³</text:p>
      <text:p text:style-name="P1">mH«c¹·ä¨2¯IØywúªËãQ|·Â5Äé&lt;#«`–®Ñ‰UJ×r#àa8€­<text:line-break/>#ã¨#ÿ`S)#–ù‘QÝFY-I£(ñ¢#X³r#</text:p>
      <text:p text:style-name="P1">/#¡¾P#ª©¾ó|mh�/ÕI�¨@KôL×£fè&amp;ýŸ|–Çx'¹l¾<text:tab/>###_ |ÞÍõLÞÑ¥Ø�##ô</text:p>
      <text:p text:style-name="P1">y`î¢#Ç½#³£Px9›®"—p¦D%ë]8#ô#‡{YzMØ�<text:tab/>5%Dé#¾#P�ë’^o%šÈ®2yðì†&gt;N#I#+R#¶—â#C]ú‘#@©çÚ�Éª####íâÞíE?—`</text:p>
      <text:p text:style-name="P1">íúŠü©’q9¦×#��<text:tab/>Ø‡EÖÕ› ŸÁíÁjÀ<text:tab/>#á:Ð#¶ø�™6þ-®°š<text:tab/>‡ÐTóJBµ#[Q%£»ÊKÛÇ?#Wæ##s0Õ^V�k�#Ï:ÝÖ9™#ì#œ§ÿ<text:tab/>##‚d…üwÆP.;øt\à±¬#gJ#ÐT•à<text:tab/>¯#íÊ•³v”0h†“nIý#ÒM„#ô|~ž#ŸE[#.%#O#‰žØèkÐ#â¥`C³á|ƒ\PÕÓ#¢5…U¤?ÂaGŽu±ûŽÞ¯ÕUŠÛ¾~©üÙÛËPb~#„/4º˜#öd¯¢Ü#H²Ü«e—AÜ×$«2ƒAG°)</text:p>
      <text:p text:style-name="P1">REðyCbæ{²è~#è§¢##˜¶$#â‹NMÃ#éû}k”ý#.³ážH*#8qD@°gït´ l©##n›#÷Á�[#á)</text:p>
      <text:p text:style-name="P1">#Kc#à###8M#˜¿ÀE[²=U#&amp;¬´Ù¬ùƒÔ##‡Qýwx È¤ó7Ž1²wYÙ#p#ÿ~0!v<text:line-break/>#O#VA™‘QÊw#HMý­°Ü#(##ueìì#bt#R‰ÛMð1$7Š30#.Â</text:p>
      <text:p text:style-name="P1">”í@^Ñ“àUpž­T»¬ƒ®</text:p>
      <text:p text:style-name="P1">#ò6ü*½#ª~IDð3;ÀÆ#|ÊÁ6ö&amp;‰ì`!—‚þˆ‚÷?·ôPòJÀæ?Ij£¢[þÞ`û;™ç–2p•ÖºD„ÙÇ§íÞîºö;#±°�<text:line-break/>¿ªÝ¼:ôƒñÙ�¢‰àÜ#1¡sP&amp;*œ˜§#:íð2’á#í£)è¯[##±»Ü§7‘V€Û«™Jêöå3ä6«™7FÙBþis¼€¢»/Ÿ1ãÚ#/�á6·#õNØ`N¸ð9</text:p>
      <text:p text:style-name="P1">Â:¢#�#@<text:tab/>ð¬A¾#+²¯5"«#³ìcö�B¡Ê#�a¶w</text:p>
      <text:p text:style-name="P1">R’¡`#M§v•Ê¡ÄÿƒcöìPû#zò‘</text:p>
      <text:p text:style-name="P1">Ö¼5@#¬Üc¡¯âÇs‘ÍÝ¬bûo÷&amp;K##Cð!ŒêªÈ3Íiv(ª}ž¡½B�ó!¹%·ê§ƒœÕ™0B.©¶8~#E$K###Éò|ˆœ#–#óD¢*¯¥è*d<text:tab/>Ú—ºI×o&amp;ðw#³…=m˜O‰¬¥#õ</text:p>
      <text:p text:style-name="P1">§8S“3HˆÌ¤B‰Q#/uHGDc#ò‚ØŠ#t]#ËrÉ—<text:tab/>½¨#!3ºƒ b­õ#»š<text:tab/>ûµê+«Ö˜š¶É}#A÷q#B"ú`ù\ê#ôl~¢,##ó"Ò#HŒë#¥†Œ…˜�Âx1&lt;�D@LŠgNÔØÙwN#¹0hE6šŠ“½‰×é_…”#ì#ÿ~î`<text:line-break/>#1›!jM‚#0,#U£g×"˜&lt;åe}%‹#$ðS™((</text:p>
      <text:p text:style-name="P1">ëTÍL#y#®·÷Ž¹ø+U#Â”¿Œ"ü¿Ý‹#¸á³#äT##�F#Ï§ÚŸZ#›ÿ#w…"*ÂúÇ�íÎnþË[jõÍ±‘š{#\n`ÔéÐ�e2H[é}$-ÿkPJ“Tÿ#3-Ú#HRºSàÁ#ÐÛ+àö#Áê¥s4èþíYK8ärÖoû#©”€DQ7³j1¶ü9½#Ób@ÿ3î:¥0åã#TñðÄª¬Ò×1Ú÷çéÄ##ºÅiJåP#*¤üÊ’#â©ApL#�Òé¦äBB#i]\wbòÑ�y#ÃjøQsò®6Ì#šõ[/(¯#'#÷ ùø+U#Åö©`</text:p>
      <text:p text:style-name="P1">À#7 ¦)p&lt;¬}ö·#¯µ�ø#–êõú3G#Üö»#üÌÁ`êhZf4hÆQC#¶#©·q…ëÉ#8 Àˆ</text:p>
      <text:p text:style-name="P1">ßÂÏõòÚgL]‘Ø&lt;¼§.H#Ãpäs#Èa÷5L–°^óÎ&lt;j`Ì­wÎ0ÚÇŒÃ|ÅJ#</text:p>
      <text:p text:style-name="P1">‰çKë¿Xè|H#H&lt;êìÂ°;!£¼##€­Fúa.‹#†u†úœ³ú^<text:line-break/>P¦&amp;+EZ®#â¸ú‰–Y?#Œ�wÚ„…ÑùF`ÏÝ‰:f3þ§#4µGYÌ%é"×#</text:p>
      <text:p text:style-name="P1">ÅŒâavô s#v‡7ß«¦Óå«r¥n7ØR#Ç+†)]ž«îÍ#sþ„†m»ÕJÉ½Ò&gt;ÅwÐPþfSt1c4Æ€ßñ#�«³¨¬¿bš…`#;$„‘Ë</text:p>
      <text:p text:style-name="P1">ÞÒh#</text:p>
      <text:p text:style-name="P1">ÿ!ukSè#Ú€§e�X­_*NŒõÝ‹�jbi–’°X ömwÿ&amp;RÈ#´#ƒ\eh¬E#ª_</text:p>
      <text:p text:style-name="P1">÷hd õ##xV#®bƒ{¡tò­¯Ÿ#b~/3ª[ÉuC©!/–L;r#p–[noÇF«#÷å#*~Ó�ÜB^S‚`òwØ˜FÑÞ«[ØÛ(9½ôí¥w:#}Óå‚†#×’Iâ##N##39$=]N#ä•›í ž©h‡]cµ„#J¸ÃÂ}Œ@·#¿FÑÔ€’‹™8Pÿ4Œ›Õã&lt;¼ø“&amp;XŸï†=5*/<text:line-break/>ÇŠc£#</text:p>
      <text:p text:style-name="P1">B½#ü’�4UÇ‡‡ƒyÉº×œB<text:tab/>‰—y9×ˆrÔg“’g¼­ÌŒÝïp:ìHÌY#R2â5f¼##Wá�Ð={¯Äø&lt;”òZ##„<text:line-break/>##èðg#îP¯ƒV&amp;ñKù#�‚7}ûÿ#Í›fÃ!‡{b*l#è}¶<text:line-break/>Yï·#…Ý¢¨Í#ßž#H¯­Öq˜ƒ„¥#W##ÈáÐ€S¹ß</text:p>
      <text:p text:style-name="P1">2˜æÆ—kf4àb4†###F#œôçÒâØ§–Û±CÙ&amp;ôt#Á�]#�8…Ôk#§p—#Oê#}ea8=nLþ°»#y<text:line-break/>º’Ç‹Ï# BÊ.cAÿ#€U#C%X<text:tab/>cËw6ÈÊtiÏ+“Ò%ûè0S©ŸNñ…#F#�#$#e£ÄN�*##l&lt;#Ä•üëº#n(EyG&lt;aSšµ#ÜsEebB#ƒ™G#_ä–ÀÑQ‰ Z¬}²I¿ë§^ª’�\##ÿ#Õ\%C×#’¡@y?ÛœQÃ7##pãæÇ’h1õbù¾ÝB#—#gÚ&amp;“ÄT_Ü¬‹™ÖÅÛ¢Pi¸µ3,¼MÀîêP#Æ#Z¸4Q"—«¿¢+¼&amp;EÌh##ñÖezÆŠ3[É##ªjaa$J#9~û¼{R!èOžÅ#Š2##žˆÇÑùF`ÏÝ‹#}–UÇ#¸#·—§¬°BÌÏ-Ë½²s½šNa†câ�w6ýp##M¼P#¼»©à%ÿu</text:p>
      <text:p text:style-name="P1">#êýk#U�à»VB##ÿt<text:line-break/>V·Dîè#óAŒZFÑ¬»)KõƒE‰mù#¹Óò#(ó^NC#þ”™¦ž™[X###JåŽl'‰/#›#/²£«ÝÃÚÑZ¨›Î-³É)#£+ðJßô¼JäõÁ#!|½Iš#¶<text:line-break/>?òrüL`4î&gt;G##õ×o#{¢#È0ƒÈô,©e¤##…</text:p>
      <text:p text:style-name="P1">ÆàŠÚù™Öý®#iážS»|Ï¥ÈŽÞ’½#P#9~&gt;Ž'kí¿mŽ‚�k²XA«È#™#B#§#á¢¥½p-&amp;ÌÕlïh¢Ù6æŸYû˜ÿ#/.†|Ð## f#×´Æ¾.!5g›#2¾t�µÐ=`’ÜÐI9Ÿu¨#˜M###ïó²Ò—–U#ZtÄ~#ù—0YD*šT1NÈ£õˆþÔÙá¼Û|Ào#i</text:p>
      <text:p text:style-name="P1">R#{#iÑ‰Ê$##GT##<text:tab/>Ä¬Œ&lt;çŠ##iðß®$J›¤#÷^øQÇA“${JÃž#ÒJÙ¨÷;Qµa«ˆ¦¯˜#@õmw£&gt;S½_<text:tab/>j##-Ñ~&gt;è™ZÀTé2µÿ+Õ</text:p>
      <text:p text:style-name="P1">zªý#ð{vL_kgÖŽ®ïA#[ŠÜÖ³íˆÛ›¥{$|#Àq$’&lt;ÎX#ˆÿwÏí<text:tab/>äÑ�½#)Z’ÄhB±9¸</text:p>
      <text:p text:style-name="P1">Œ›áNÐ—o0SÀ“^,<text:tab/>é)ôHï,Ë#ýƒ³A:üãÏ¦3#GðÖñ¶ûð#�ÚíiŒJ’ oœ0!##ë#]8sJ¼‹ª k3û7²'afÅ_�È#&gt;¿4-#*ï0´¾G‘ùK®(,þñTnèk°}·#ƒ‹“##Õ#M—#”<text:tab/>oÏÄÔgÀ®Ê—§VÐzX˜j‹#°ÉÆ¯)Þ%#ö¯)ÉÉV£ûÝˆÔ9W)ÂPO¢º^�¶b+Õ%uáÏùy#*Î#zú½Ë#ÀôÅ:#íœÜ¨ÌÃr¹#f«‹…Ëbž#Ü`‡#ì—š#îàÂä¿”’7¯¤wá#ß¾##Ë-~ÇZ!Q+#:0#cÛ#6À#+þ†=F1zEö�#W22šC´OZeU+{kòÓ¿Z;õ6³ù“ty2€ò¾@´‘Ùöi»½Ê#‰Ví}¼rÈoFå#@ÒË–§´TX¦—WÍ2ñ3÷'‡è8&gt;Â§ÂZ@üß0Ý#[xŸ§#|~ÈpeXÖ###1e�–ïÓ5^v79#+„!4¸þ##ê+&gt;å?â\Uˆ¯¢i‰©ƒ)tio®$}#á;¥UhÄðÊñ7O#%¡#P�*³<text:tab/>V·èb#”#k©íøÉ±²˜Lm_c2#&amp;‰;S#ˆ3C?#ª@&amp;n¬ð r[##t ¥ÊÒ1”4ìÒ¹##*#—úXÕÑÈ“¬^Ó#_ôï|q®#ô‹èY˜›®/#®z�î¶½`ñ##0Þ#‚»</text:p>
      <text:p text:style-name="P1">ÜæV�(#¦uÏ#•O‹´»‘]ÐKåRÓ$Î4Ò¥f§§1#‡ïÈú”ÐU…³}cwˆÜƒ«£#—/�ûCvÊ&lt;@aÉé� ]#.V#y4½Üâ</text:p>
      <text:p text:style-name="P1">�S#þ#õþÅ0Òà¯s¥#9ÈŽ5�Ì|BD+8qà÷ÅÕ¶M&amp;ªkÛ©cvbI8­C&lt;tjhŽÑj“Ïš‚ž{g¹N˜#:� ÅE‘´YCÿEk=/y%/ß#&lt;x«í×�!ë¤[VÜ¼NPö£ˆC#Á±-jm�#ž5P#?³#¢OVú#-ÔÍý²šx0Ï§##êAH—#XÁƒH§Ü¾¥‚#Ïny#†Â#sf­xn¼±‘@©I}&lt;”•{L#‚—<text:tab/>´ÇèÞÅ„#Œ½äH#Xo�xR^Ý?]#�N##Ï^¢aÿ~g¶###­#&gt;)fÙ ‘`œ#€òBú<text:tab/>,-Xá´Í#ÈÖesôàˆ#4w¡#}&amp;4Ç¿êþá.bÖžµïyÀ-¸|#’&lt;Š§L4#™F{l´ª‘®•R&lt;Ô7i”#Ö•²:ìi±(˜×<text:line-break/>Èõ#‰KÄµ‹Q#@iª…(Š™RÆ$Ûñ}#Kàuj</text:p>
      <text:p text:style-name="P1">Q#-#©ýü`?8uR…#%P</text:p>
      <text:p text:style-name="P1">+·%¬±¤=ŒíÆŒ#Ý&amp;ÕÏï#ý@6€#G#|ÁS8“º#8ÅÚ9º˜\#ªÑÚ</text:p>
      <text:p text:style-name="P1">!Î#(€¿Ëùü#x$îÏ¥xÈNZ£(u#2j’#bjž#97mlerñ’ÕŽÕ62#Á—&lt;'_õ�\me±C#U8&lt;—£ã‰î€öÀt¶—ø�×‘â­¹ô#æ&amp;Ò8##¿ä‚/j]&gt;ä#É£¢ïÜi6#\ÝYâ#!#@#î;S²##]�ñ#�*ûµ#r�"nÂ´ðÎ$ D.#ˆÙüÙí#I</text:p>
      <text:p text:style-name="P1">x#{êœ`#Q##€ƒÚ$·#àížù`á‘D#ˆÓ‘#é·Ó###�Š#Ï=X´(µ!£`—ÈÂÔÊ®l­]Ž-#fBhê#=†O¨a#<text:tab/>öè #ãwPü&amp;�‹<text:tab/>éžÜÌ,#úQ,s}¬£]&amp;ùbª#3¥{Âc<text:line-break/>Ü -<text:tab/>&gt;#5U"ÏÂø8LÌàC</text:p>
      <text:p text:style-name="P1">,™$úÇÌ÷·œ}“<text:tab/>�ð*ÌB.q«œ¦Ü&gt;ñÒ<text:line-break/>õss6–4MTRÙå##$R±‘©ý9“lŸc€[ï#?ÿHhŽèÂãÍƒy]‡Žú#f²áèâ‚\H¢™�&lt;û8Ø¸·aµ÷-çÍ…hr¥É©'-¨Ìú8GzÛ9Û1eñ*–i¢ÁQ#%âçÅ#½k#†ex�Í.•üÁ­· •3<text:line-break/>ÝÖ?˜Y"]DaåxhŒ8Âµü,S <text:line-break/>T§VÚ²ä÷ª…ÆÀ#È%ÿ~hGGÌ–6#@Ðò#ÿ#÷©–~#ÁµèúÎð÷ßuÎm#+§Òƒ¨ÁoK üïõTCÇ#Ks²Ë=w#¿å#ƒG”:ÅX%*�Š#U²kR]j�‹æÛÚ1�Y.£Ò#Ñ4DyMJEøamç:ýxµ|oÝÕ€›ê.ûY;¿!#è—”#/¡a<text:tab/>èa¸Õƒ€ä|ƒþ#M‰C�mxÛäq#<text:tab/>#é:£ÙÎÖrã}‰©]¥#¶Çxso�a#›’EõV’ô&gt;#…™d#Ö©µq'âBM!4ï#·ÔCŸÝämuò¢y<text:line-break/>¤#r�¿ÍË„ÓÐüÞï�‡[Ñƒ±YÓ†?H÷-êuº‹ZJ#b¯oìÈ˜� ì^#äN£bì#ÐwÀÙv}îþðö#4íÁ#‰æ0dˆƒQ”¼g#ÖuÐw¤#žð#Ì�µú¬�zNóKì®æ<text:tab/>O)›á4#˜#�lUl</text:p>
      <text:p text:style-name="P1">d‰ýUìkk#~µ#†Âµ|¤•íß¶ö•9L&amp;Ì¤^g##ÈìÙW#ê#�&amp;�¦phËï9ÓïÆ\‰v#BÚà·ÃÞ‹KÃmab#9¬#m’°#@¨#</text:p>
      <text:p text:style-name="P1">…IH=«xß{=‡Å—0 è##±†9:Vº‡*</text:p>
      <text:p text:style-name="P1"># rS/¤·ÒÙïDÙOö¹¢#„Œêxy{¥˜Çàš“¤Ò¶[ å##0~v “�{ú#Ë©ÊašÌÀ$d#„&lt;³º¶²šë‚ºR#ó</text:p>
      <text:p text:style-name="P1">`öØ|¹±÷(¾#f|[2Y#•N÷¤€D•U+•#°þ3ý!’ûˆi‰Ù#V<text:line-break/>âlþâ™¼Ù¢ââPVx7ùê¿ô»K#gí¦º‰ÓÇž¨æÐÛÕ#z#l þ##—Nßa®Æù˜ƒ<text:line-break/>E#7#~2»æ Úz€,rš&amp;€Ž[ž#:ÎÆ¬#.°ðb³ÔÜãeË#@ó¦l#ã!ñ¶OÃ#I9#T#�9:ÔåCd¥Š‚5Ó#óPä•ÕÈ¿d—*ˆÊvðcvÒø#‚ýJ<text:line-break/>`ÚƒýïG(X»Wé\Iäù#ò@# %þv#…«aÕCápxÙ#ì«IŽ|Ó�|»Ý^AUTï·µÌØz“›mÇÙ¹ù+ªÛ’Q#p#²°5ï#òÛ·3#Oéµ,ro§ý</text:p>
      <text:p text:style-name="P1">0ÿoLâÅ¨g8ý#ò}Œþ#šƒ#š` ï{#óÝXèÏ#¡rÊØäK#ø–#gå5jxš#ƒ</text:p>
      <text:p text:style-name="P1">0#Ól_²§å¿ÂL÷m1#«²·»œÒ@ú#Vé¨¥paã±ï#Œc$ûßP¯£V–#¥S.&gt;NÆ#zQÓ¨*</text:p>
      <text:p text:style-name="P1">Ðµ#:³hf¤V�Y`0íx#ú‘-Žpá#Q#Þ#Ù{^#‰†´Œt¥‡ð÷nstcH�ûÊ#ôu^`mb�Þ‘#=OMº´Yà#X«ÛÊ#H†#”¤²Î³;VˆB3ÏÔÎ[ì#stó®3ÕIÈ¨æ´…MÍH0œºFw§À#�k#$Ð#~ä#¼0##,DG¾ßó�eÁ¼ß~¯£\Ìß–†«FO#Hªe‡Ý##y"XÇ¼í#G‚êù##wˆ#Z�VºU#–ÊšÞôz#µEÂ–ˆ2#Ã5�__1ç!˜#¬Ô7-ù²i(ÓƒÃ�rÎ¤ìÜ# ÒG «</text:p>
      <text:p text:style-name="P1">r<text:line-break/>ª²y0âã•ü%Npz´k#ð¤®#@##<text:line-break/>#“2 €iz·#ð'ú×#Š‘#q+¾#ˆ•…ë(C¡Ü</text:p>
      <text:p text:style-name="P1">##üh¨ÿdVBŽf#é«aðãôöçñ®ð'‡¥¡#0b²,É<text:line-break/>p-F8D=3‘ˆÝ…÷*K#ï#�#²ZÚR#úPŽ±ÒÆ¦"#(7R##ÜQ<text:tab/>’ˆÙðjÄ#</text:p>
      <text:p text:style-name="P1">eÍL#Â‚…YþÊºÕ.ZëþƒkÐ#òFºÏÐæù 9Múø¼<text:line-break/>#mv=s~#RlN#/\*#�$_Ä¯D­#©‰±3Ýj#ïÅ#…‘ª‰9ß1;éRfp­‡C</text:p>
      <text:p text:style-name="P1">#¦ÊaÞØQµ'Ú#$®#”ºa…2°ns#Š#½#ñ—Ù›ðT#îf�LÍ#U1¨Bsie�Ý6±ƒåÖ‘Qß–3ô±uu¡#RïÁà(#W·#Çí2Y´r#;Ô~`y†NU¼TùC|T×c“&amp;Ð²&amp;Ð²mÛì²mÛ¶m»Ë®.Û¶m[oÙ¶�9÷žù0ó#v&gt;+#rGæêœ¹òœØ›³~B¤ï}²àÑvN½ºFàµÏ55‰jŸ@ìÄ#FÒ{`ú*ïÕ+f¤ëÚ#6"#äš#”ÊƒB#j5¥ð( €‰Ð„#­#È¿"¦Wr1FŠ#QD#¬»ÃÁ‰‡#u¡ôY$?åÛ#f~,v°ç|�}f~eè#×j]ô£#øb²Ä#åó‹Ô®�D�uÎp"Éå:;qC˜G_©kõ`Ø—&amp;#“¾#²jaNa#¼Õ»�»</text:p>
      <text:p text:style-name="P1">#ÜÕžƒöh)++àé^#J##(Lõ˜Ÿ‡Ù¬g©#(€#ÖˆCƒ‰¥¹ö8#öKÞ0#åKë#î_Ù»$‚vÚiÏvÙ °É¹ë�/NêV»µÿ¢kïRÇ`#'#ƒ´÷oŽ#9¤@#H¬M×#þõ%6ËÓ#¹ZüáC½Ý#BX##BÁ#ÿ¦ÒìlÈy°ñE“</text:p>
      <text:p text:style-name="P1">ˆG«Çw‡ÖæN97á-#)<text:line-break/>ª¼g#GmÍ’"ÚÖ:Ùæñ#J5£ÔÔÈy‘„×Â1`4ôà2#22´</text:p>
      <text:p text:style-name="P1">*1Î#Y`ES#ðCÂÜ!…²CÅÍ9¤Kä`ÎP]¼ê€nÅÌ?±$Þvá!oNa#„ÕÓ—W#Uè)MÏJ ïÚä‡½Á�…#h#µ</text:p>
      <text:p text:style-name="P1">¡Õ•À…O+Lè†Ve0_‰#[LÒ*#P §tû ó€ó\+€7õ#^#Í Hñ?Ø¼@·€5Q¨�</text:p>
      <text:p text:style-name="P1">ãlIo“…SdiQ!n¨#Íëë#¦ &lt;×Ã#Gd}ÃõQ£ç,/òœ°Ó„þâd/ÚLÏ+¨òïÅ’ô+Ê©Œ-¼FãÜõÓŽxT²w»úy#¥©ðMÏö&gt;H:Ñ \#•Ë\olôGë«¾†5##h`�Ð�ãYoé0N´G#ššËPsÏø#“²�I#õ…?Ò#$}™«),ë¨##9M™1”|î3&amp;~0¾#o#5#;°‘’Ýáµo#þØæÀ°ÜA.—Ó$j*aÍas#þ‚#i�úL##”Ü�#‚eþ�#�b�õã¥o+è´0K#Œj§�…8÷Ò</text:p>
      <text:p text:style-name="P1">\#jÒõ›©r#Qcyœ®ñ¸C#UP£QÖ\ VxW#ÿ´î&amp;þ¡‰¶ìÊ ¼<text:tab/>&amp;Ü¿‹#|]ö¥N-#çTƒRf=,…ÿ~“#Q„˜#7ô8+#¢<text:line-break/>"†xZ�N#&amp;q ##ëÀÑœ‡}7ÀˆÙ#º¥&amp;£Ä_šH´[ÀŽ5Hö°#‘ŸŠ(Åû‹Ú‹`#jMÕÃ€Ñþø‘=ó£Æ?¤'BNÃm#)I·jõ¤�~-[ÿ§ÊòkHï#=”ÐÀ5Ø‰tõû_ˆ¡(vE÷#Q[u</text:p>
      <text:p text:style-name="P1">o}#iÕâýÌÞ¬‰VJáª#ò¶ÐÙQdðŒó#.Ö�;ÆÆRÙ#Ðþ#W×¥Œ<text:tab/>ld#}H™ì'Q«‡GmBNÑŸ­Æ*P)ðIÈZ Õ#+kÔÀL™‡</text:p>
      <text:p text:style-name="P1">˜ˆ±T»óF°Ë]#3Dˆ¾³¬SW#UYØ&amp;ù'Fk"åŠ;SNzDHEÉÍ‡c™vÐsí­Z¼—uã*<text:tab/>�1&amp;©»½ªòçí£#µS¥sŒ:È[p†nrG#.rÙý«#v}]a©Ö›éd«T„ôçÊ‹]c8•(#B&amp;‘#æ#b#MÝß�#l&amp;ÓÝÃ­ÃSÒzÖÓì<text:line-break/>Wwä&gt;Ö¥FW2ì¡âî�©á~S±_ß§Û,º‡lô³IÏ_#Í#(‚ã#Ôº�g##h#Ú#GM´ÞY#ØåV##‡¢¬–8mÂŒ—Tðô�P'è#µ)âèì#«ÿbÒl#Äð˜Eu\ #ãv#­ð}Tžs$^</text:p>
      <text:p text:style-name="P1">#2¹4ú7½”™œƒ{ÜHhµb¡_µä=</text:p>
      <text:p text:style-name="P1">ùãÒ›/Kƒ#ðÐ|</text:p>
      <text:p text:style-name="P1">µ@{Â0•f#KjŽ¾‰�¶ÉþÚ�2Þ=Þ<text:tab/>#ùË$A)�Xw</text:p>
      <text:p text:style-name="P1">­ŸÈéâyâ6&gt;�æ#1LP£4£îÙ<text:tab/>¦Rú#Þs�µlA#J`v# ½‰…½¿#íÅË#&amp;£E®‚ßÔï'#1uc;#‚#%º#4L#p|�mÞ#òœÈ~�ÉÌùñN\¿LŠ#óëëØv*ši,@jºG]Ä#{ÒìåÿŒz#žf#åPÖÅ4#RUr}]CeS]#Y#ø#ôK*¶,o’wÊ6µÞidlHV,ÙÄ©°9Á}.#3fËìçŸ!Tà�þ³]Ëe¹~/L¤c,1L²E¾àßìš»OàÉ†î“m#*H2Ñ øÈvQ#æÞ©Dß¼ŠêaÞ‚ì#f (Å\µ´}¾V#x#‹ðkuk¤#�Ñx?u£&gt;5ºªÊyN��–</text:p>
      <text:p text:style-name="P1">VÊp#ÈI#Ž†</text:p>
      <text:p text:style-name="P1">N£öé#o#¯®h£#!W¤îŸ_£ÒŸ#,î\ØT¤i¨•#‰ù#�MÙö•T &amp;âh„g6#ñIç_Æ·-„# CùËÙÊt’Ö¢KRU.#z#«?#@ív#ÇnÉoJÇ\Þq—¼ã01&amp;]Ô##/RÒÿk0d!S›#1¤##á <text:tab/>±¬ƒü¼8 .Í#çiD'êã³|,¹¦jkâI¾©‹¸Ébn&amp;Fd'?kGv±–d#È&amp;ååßôâtŒ#X#Ý–</text:p>
      <text:p text:style-name="P1">¹ÉR×v4uR#</text:p>
      <text:p text:style-name="P1">¶ü#O|¢ažàNlÎ÷µ‘¿#.g,£b¡ÇCïÛ‰žj~èÊ#¹:©XË#BZo•øÏ‰M•cw�ª}#Œ)_##¤O)ì#üfÂ�C8°R«öìý#Ã¤OìÞeWQ:arSä—šÊÿæ#`×÷#B#Wn¶Rþqü#e“¯&lt;“f‰Æ8%#ò<text:tab/>üæfXŒ†(â_¢^©Dõ”Ï#LÄçû¡ç‹ M#­á‘ÿ##¨‹ÝEó#ëPÊú‘¼�3�°Èÿ¦ð�'!Ÿ#tG©#ë¹“n”Å{E¾0ª»#Ó+§ÕnJê¬#ù#Î¶™§¤<text:line-break/>÷i¦Á$.”³###Äí LcË#˜7UJH.<text:line-break/>`®¸Ñþ*ÌI#‹"#Ž*�t÷</text:p>
      <text:p text:style-name="P1">#63b‹V~´CÖý˜ÌÛœXÅ$ýN#$-€7à—x#˜D_¸Å0#ÁÕ(~Ëy%êg‹ÄÊCÀ#ˆÞ/ÐD#¹DŠ#1ˆ{ØVÇÙOˆ#G&gt;##tðPŒ{%ñ:¥e ÜØÎ÷</text:p>
      <text:p text:style-name="P1">žý‚²U~LÂÐ¢#_&lt;&gt;—ã#ÈG#&amp;ú§ M-‰­`ƒŽŠ‡CËè</text:p>
      <text:p text:style-name="P1">t-S~îâ#[±¦##€#;Õk#³j„S:9ŠyºO¢¸ç#@wW*óoÜÄ|Uæa,gÂ¦·¸K#ö#à#§‹D0j¢4&gt;1Í\3{|fÐ§~`=#ë<text:tab/>#ÿ òíYÙ†##ï^Ýz.#ÝÃÀ O°e#Àìh†l‘ÞKÐ<text:tab/>5sÜG§£^J½à&gt;Åj…hÿ#<text:line-break/>p7¨¡™ˆx#³Ž#³TùÇ#9Kú)iQ�Š$èôøz@bí<text:line-break/>Q]#§#·f‹Š#e#B<text:line-break/>,&lt;‹7Èü·E@ßŽß#ÔÊs#êñ{~.?»#£#¾W}6Ðæiuè##C× â##õí×‡¦Aß®fœwÍÐíE„Iñž#Ó”Ù~‡£|(;Ô#ãñ5·ìíWS,{Wï¶¦ŸX»Gë#ša�#˜oÆK%ë-iï½€#¦ÄDL†<text:tab/>‹KñU7*�µ¬ )#µa4¨¯f`—WM#Ë#zß¤qIÙTsù„#ÝÓî{?VÖL»p#Y9¡q#Õ¯¾¬“##€­Ÿ‰ƒ'#ÇR!3ŽK�†”g<text:line-break/>¹òy! On##J Ïù#éë##`íK¼d£œmŸóì2ºxÌ]hM´$Ï#4æ��ÖJ#ªtÊ ÍS3Ñ#þòh#…Ñ8#<text:tab/>}Ì}<text:tab/>H¾ö±[Y³&gt;ŸŸ¥cH.´Mô»Â„3D½Þâ‹#�C¤¨õÛ–j±upñ×#Î¡�Ùà­:¦&amp;þ;ÿÿ</text:p>
      <text:p text:style-name="P1">Yá›ÁÒFm#-Ê}mV#I#6##È¾”$ÎšïH”•^Þ¹pöÃ#|(®##Âaõ§#©#Pv</text:p>
      <text:p text:style-name="P1"/>
      <text:p text:style-name="P1">Š^±P®§ é##Žna† j$ªWhgøÝ‰=iÃ¸Ã#?D-Â%GlÆAë¨ß4ì+”jüìÌ#Cm—�m#<text:tab/>#–7OúrA#<text:tab/>F<text:tab/>ìý+PUØì#å„t4%##áú#á�'!Þr<text:tab/>ÝLdå<text:line-break/>½#Y9tAC§#¼I</text:p>
      <text:p text:style-name="P1">Üy#Ò##ËÚ—s’‰�Ä&amp;,‘Ó###M#<text:tab/>ëâ¤¬’.v¾ýJól`;Äèi5##_#óË#ý,d¼ð‹ÖëÌX·´¶î¥fÙ¸'¼t=##àã®ÉŒ#p›nÃ#âd~âèŸ—¼µÙvz'ô#[c#ˆxùóÑÔÞÉ!àˆ/Ó­ž#ª$ª‰¿Á”ËÍ+±B«Mº×áÎ•’´#,5N¯ôp]àž#‰e�uQq0Ç•Æˆ„…¨ÍOetèë®:ÛøKz6�ë/Ÿ…wôfK#³MýF§e3/tšJÎþ#ÊWz#„�&gt;§­ w!£zQ3#r—†ûf§÷#Q#Ä7ºS$+##hDÆFþó#…V“ýO=ú4EÞÏ¯œÍäH#</text:p>
      <text:p text:style-name="P1">âêÄ]B…ª¬¤ÆÏ8#Âù|óÀ´{´¶ä3\ÐP)@#/"¿îgþÔÆ#�U‹í"_#�Nç!-¢ë}ËUuŽ‚ƒ9Æ‰ìÈŒâ6†ÿÅ®"×�!Ý#cÒÓËf#;ÇòVŽnc#rÜ ±—3V‰Nv¼ô˜J%ÌZç###F÷¦["L"CcŽ³#ž¾iãâÈOÕÿ¢#þ�#j\Ž�e[­gÙ,Îá~¤õÆ*ÙD|p¾Ç4EÛü#‡Ë�¨PNÉx¬ÏJtI¸ñå##3[†GÂ¶zª</text:p>
      <text:p text:style-name="P1"><text:line-break/>8¸…##Ç#UMãß#{Ýi¬#®3Î¾#¸Ã“Mt#Xµ#š#o&lt;œŽ<text:line-break/>¨##á°%üÙ˜Ý3Ì�eä@Æ#hŒl°£#‰ðlN„ª[®|*h³Ðš×íÍnC;‘°‡<text:tab/>m;�Ôé}°Œ÷ÿûIèÓyK|ó÷P#_Ì¼GŸ£zðËiŒáÖ®Gf´$ã½ÉÉõ ê#|_šëG„ã¬ú#ØŸÈÔ”¿ÊI:ÉwWeûx#ÈÑ9*’<text:tab/>¼4EÕ<text:line-break/>ÄçŸm•ÛÈ@ª\#÷‡”Òá£`%-[çû‚ËWã&amp;ë#§&amp;{§</text:p>
      <text:p text:style-name="P1">ï#Jq#&lt;õÑ&gt;ËËÒ?ä�•qmµ“#NWR*q»�9ŽŸYì;H,Á}Êdjj0@ /qz!&gt;~ñ¯z#ìAóîç·}O%ýÜ§;%SuõKÑ~ƒœËÛßryþkX7ì@§#Á­òÐ#Kð<text:line-break/>/(—kÖªÏ´lë('0#]ÈÞ¬t·¨‡<text:tab/>#›Ô&gt;ŸÒéN(T</text:p>
      <text:p text:style-name="P1">è3]�</text:p>
      <text:p text:style-name="P1">ÄžÎ~#�ó##{ià<text:tab/>�·�rÑ‚ÇŠ5n~¼ç#uKÐ„ì½Ë0úƒóhãE6'J#ù¦±#B®„e”êÉ¾sŸÜ#<text:tab/>ÿ1˜Õ&amp;Û§*èºÏˆH¿½#2Xÿ$jâòÁ×å]7È</text:p>
      <text:p text:style-name="P1">Ú#œj`##²#Ó#3/</text:p>
      <text:p text:style-name="P1">#®#|-YXIÍ‡]aš@#n/Žo#‡ª&gt;4»x#Guw]é/¼ÊÁ“ ã²#„›#MØGÚM#àØ©‰‚ª÷^Ó#</text:p>
      <text:p text:style-name="P1">@}j*#Nœ%Ñ!(zõ6|³Ø¦<text:tab/>·å�è£uV)–ßÃ#µý0¹'™–�…±•aK³�|8<text:line-break/>#<text:line-break/>åB‘^¢ÞÝv]&gt;Ÿ’Þípƒ#Óm#ôÍ#Ÿ¶,¼…ÊøÕ#8`#²‹“#&lt;Q¯Þµß.†I7#ÿ^”U':í¯õïÁ)UàðøÙr¿|¢'6Ç½#'Ý0?#gÉ–téö|ž˜…–Ôõ#wP“#OH<text:line-break/>Œ-)L®#ìº)ºÉß#T¯&amp;<text:line-break/>Ô#} ³¼If{½d·’J#æÝ`ÐD_</text:p>
      <text:p text:style-name="P1">Ò9^¶†S“Q†]%#ê¼</text:p>
      <text:p text:style-name="P1">üWðCh•ÉÂP9¹G1èj#=·êFuò##Óyp#ÎZI</text:p>
      <text:p text:style-name="P1">6f÷¼Ä†7Í&lt;Ñ¤Ë*‡%‹;hÈŽß#‰§«xÌ¾É¼ñÏnœ#� Øô‰O–§�‘k#Y¼ê##:Ÿ</text:p>
      <text:p text:style-name="P1">¸^µy„TîZR#ÇxÆ×ëè¾ Ñ##L?ïlÍÅ#‰Hƒ#¶rAj#D#<text:tab/>dw'p#~¦s¼ŒŒS&gt;±àF#U´‹DÈ‰Â‹ðâÂ‰Tòå#ªÝ&gt;BëçïH6íeºÔ#¯Ÿ`¤Yåÿx°¯vDAb#~­»Pg[<text:tab/>Œ$ìS�–uúÏ³åþÇ=ZI)y#KIE^Â°¬Ï2=ëbæJ&lt;ý<text:line-break/>AhÙcÞ�x0ÔÌ$#lôˆ_&gt;eÆ™nÝ›žŠÎœ¸TçVS‡=#fÎo¢ƒ#v¬¿ê¬D</text:p>
      <text:p text:style-name="P1">�“ì«À™ä/êiwc#’ù•ÛÖþöÆ)/C¢Ô�Ÿ#Ò#ßtÂÍ‡|Œ$HóW¬#�M~Tº�Ž#šÿ¿síáä„ñc\÷Tã;i—Þã“.Y…ãI›Ð#^</text:p>
      <text:p text:style-name="P1">õù;*;.#5óÂšâ¾àoKôÇX¢°œ †µ„#"ñ…c�Î#ÎžD–#4#Üœ©¾Öé"qƒ0##‡#¢™Õ5#$#ª±)Ã�$¢Ñ´þ#èPÃþ&gt;ÜÄ½ÿÃ¼OÞ&amp;´­W #'Æ±�#HSB§¶ó##¹ŽÀK#nOˆ‹#åÏ\…<text:tab/>#íq.(š#Æ!ž<text:tab/>iÐ# å¼x¯Ëéþà#5�û#6^<text:line-break/>N</text:p>
      <text:p text:style-name="P1">·e×#×Qí0»Ëë—Óæ~|ÁE¿L#Fv###C¹bUá½û�¯#&amp;èuÆ_ÊCV#è!#DEyf#ké4Ì´ÿDèL)</text:p>
      <text:p text:style-name="P1"/>
      <text:p text:style-name="P1">/#›g’ÜÃf#Â„N‚&amp;y™¢Wprv?Ée3ÆÝøgOâ½›CqRçìÒc®›#çXpóÎfÏ/C#­c´ýaˆ¢H…;##ÿ¹k¯Í‘çãû}�ÌîÜhªÜR8·Gd#«ÑéãY<text:line-break/>*Þ#{ÇæˆÍ¢0S3Üì‰˜Æn�dœÜC«­#ÐŽôÄµs3²|ŒN¼¸Ò™]u”ÊçVß™#Â4-Ä#[°"õ4°£ý[ŒjÔ�×‘·êÚNës9|5¦;b–ßX#11â�Ÿlg#t«#0Ïzf &lt;¼ð&lt;|Æ©N‹ö–æ¼°ð_jU‹lŒ#ÝÖ+V:¯nî‘#Ê•’µµ¥‚Ý÷­Û´öÖ5‰æ¬¼ÀL^Qt'ªw###ÉPÉ3e6$°‰±#'èÕ„£ó[ûtÝ©h#zS\<text:tab/>ýB¾»m##²$Øt#ª‹KSðXÎÑB¾&lt;ä¢XÐ8Î"ÝC÷×¼.&gt;|#.ñ÷#ßº,:WUÓŠ}žÏIÑ*AÖ©Õ3À#d™mó¹)dûí$z†a�¤#³qÚÏgk#‘0ÄåxèæÇƒD[«”j �W8âœßõ¹°y]¡#b”_@Á#*�'ã¢ÓO4#Žá#Žòç³¿#©ÅâC8˜##»&amp;µv#Ð&gt;¸L_K�5im#¡½ª#{#öN…²)¾#;]u#‚2pÇ4_##Z�°«º×,PÝœ"Näl!É˜t#~­’#¹ŠÙ#µ³ÀÃ#ß}[#Ò4®v#I–É#úÌ#¯ÖefØ«n#vâÌªç[Þ�„7ñ9#2ô¨sá+»­#D=</text:p>
      <text:p text:style-name="P1">@t“‡j#ó#ÏâÂÑ†°¶-Þ´3ÍG#v4@l¤#¨Ù=ÙFÃòÏ¤¢TQ®… ´¸<text:line-break/>©�É#¢øE„SU%sÏtæ›l¶ù³S+Úw³Ó#Èº8¬ ¢÷wºQŽƒsI##±#°oçSIL-#æª#“�ª³å ”‚)M#lNæ´0Ð#¿h#´1Û{Ì³J‚Q:âèhª#·»åš#Db×eF™PÙ¾ù%D?â#²µ#Z/n×õáï@ï#Z+#ƒ89/—#—ˆh</text:p>
      <text:p text:style-name="P1">Ëm#Rö*Ï£ƒ‰{š €xz<text:tab/>’H#z #_x#YˆÂ##œÚ¯„“Z®##IH¥_&gt;#_ ©<text:tab/>#ûo/HL˜!ºt‰°„˜GN·­5ó#Ž¹T"Ñ#ÙŽ#ë›�š4hýaàv±##^°Ó#ýr#|ÖÁ‘†h–�›Î­)8{¥õdðüj=Ãe¨û¿ðÆ­‰g¬Ó#G›#Rív�·4z‹s&lt;rj#g½zùüõãø{¯##Qõ3h&gt;…¦#NÉ«ê¿¶ÀXã®¿P[me#j–ý´œ˜tX‚¯ž##ÕÅ#ì/L˜#º¾j�3_¤›#êC�Œ#œ`fp©ïÝE##dJdrüÂ¬ø#ØÉ�½®:Ò|H¡X‹ª?Pë#+‡#yêbã»#e'x</text:p>
      <text:p text:style-name="P1">IhëÁÒs#[�ÄV¶ã‹¿n;\ð�A¬Æ¨×»Ô0ÒäC<text:line-break/>q™'ÝZþ=5q‘ÈŒóÚÈN¦ï¬­oS¾d�¨¤»U?È#Ìn‚B'4{3ŽõcQ#§K"¼´_UÒ÷¹¤Æ»iÆ</text:p>
      <text:p text:style-name="P1">(#(˜Ó–Y†r^î#ºw—B#½ˆ‡Ý##r#™²4OZ?¥h×l‘ëžî7f¬¢Ã_#5G÷—#†</text:p>
      <text:p text:style-name="P1">�Ü'®‰#z÷&gt;2Ä8ÏwˆZcWß�xp©r�ÅÕ#'Ýz~#ñPSí+”‚“#ê ã¶î4ûÜ  4#Üþ4lMŸù#ÑFn¡µí6ãÆh¼“’#oÀí@Ø¼Ù#)ÍGP#„µ##zQÕÏ¹l#L|&gt;ÙYõs‰#(ýCNû‰êE:Ì¨çô#åÿ</text:p>
      <text:p text:style-name="P1">*�4#F&amp;</text:p>
      <text:p text:style-name="P1">béPï8R</text:p>
      <text:p text:style-name="Preformatted_20_Text">ø#Ú¯(#s#Ó–šå#nPÍ¥\³ºæxð¸mË`r¢#Š˜)¼ˆ<text:tab/>¯D</text:p>
      <text:p text:style-name="P1">~�Uù##P©Œ##&lt;¼©‘s×·�ãT#óÅ#°#ºßœEþ[ßƒM#Æ&amp;&lt;#È\�Â</text:p>
      <text:p text:style-name="P1">Ÿ#_Áx./^$zEÿ#{=[e#´™#šÄô#‹F÷b»%ßoòüq¯—ñ5õ;ÉŠ¥Ë¾#‹yCe#^ 9Ý¦‡´¨ì“#–}iWÓß¶%&lt;ç´óð¡G\#M_-uÜõ”/Fy�u!�F&amp;þ¡K:&gt;ë¤�'‚�Îc$ 4L#»–x}ü×-</text:p>
      <text:p text:style-name="P1">ßl³¾ÇÁ³çMk„­@ä##¨ó‹kºY'©xm€ú[8ªÒ|r ^ ï«ˆÇÔnŠCÊE½&gt;ù[í;#ð)¿‘K€0&lt;­s¥°~›s’,�¯ž*Ž##•ŸO”¶ìíØZÍ›<text:line-break/>,ß¶~o×#Ž_+!gþEy#Ü­oŒ#g</text:p>
      <text:p text:style-name="P1">—ÀQE/}Ž¡Rèü–û##ÜO###­ÂN˜j»±á®°###4ßy/¤¦Øöî[t“2ÜNø##ìåöqr¾#Døb3ƒ€N§›Ž}#ã##Æ##Bä8<text:line-break/>PsSÄÏü#D•2È#ÓÊ›Ò!##hÓw(º×F¨L¬†¬±‹¹œ#±¼º£#¤\N,¹Ikæ¡#¾##Tüæl²•t#ö)#7##áøÇöiA¥ð#’ˆ¥Ÿ£û"</text:p>
      <text:p text:style-name="P1">#¤ó</text:p>
      <text:p text:style-name="P1">jajúŽt×!ºÍ¢šÛŸ#×N#¥mgä\••¿›E$À¡#Ûõ#Dª~9¢½J£Ä”¿ Çi.n2#d¡ÃüF_NßG˜ûìSÃ##§IVÍ(#;‹*ÈY.9þs#�#En#©ª</text:p>
      <text:p text:style-name="P1">#2çò.#�šöA™Òy°µV#ùï¦L’³þ‘3[º…ŽSV#‡›�!(\ü(óì?U•…³0#Î#å[3IeêaÙ#ì*.CF+¯#1`­µ#<text:line-break/>‹ãBRa2N8�2­?æ#ŽV¸#¤Ÿ”Ïç-#ä##—Ž.r»®£‘®}Cy#ñFúRâQý:ð-n›×YJ˜³¡o=="G2P&lt;ÇÇ#Ñøÿ?J#Äà`Z¦ž®4Q±c’ª®d€Ä‹#=?€œF'#C�ÖÊu¸sÄÔ:½6øÏav0o–£MpªÂyhÝq¬œÃ†#»P5##ôTÆ�ÖW#7à_½b=m-$®&amp;k:Â²ñm›#ä:x#1(\¥ÿËß l##¶p#a</text:p>
      <text:p text:style-name="P1">J¢íÒõ³ #ÕucFôìäMRa#ãÍ#f�z#çàƒâä#@Æ#ª###.ƒ@q›[Œ�NM)C#3%¤+à{ÇAð<text:tab/>#&amp;‡(–‹BëA8$Ýð¤|_Ã��#yLýž)�m[8n™O'˜a¡xgUç¤ñ# </text:p>
      <text:p text:style-name="P1">!¤8Õšj#üÇ_£db“_#ÓG�á#\�bÓÀ#I÷#�ŒY†#�IðB´«a¬Wìße·á(#£U#‰x#7»¥ª»mM#ú„Þ.þ&gt;P³b#÷B6òœE^—Õ#@##ËÞ�Ç%¦bw"<text:tab/>dÀ–#ì®çM £ìûµ"!#8à‘|Zˆˆ$Q8¶ñò##éÉ Þa2ˆG�úKâWæ/gU~ù#ëßq#ÝBƒÆ#(@8!z#;‘$®›#›– òóå°x6­R«bI#I¡ª(Õƒ-ŒËts&amp;3èÞ…é2õµAj#�zn‘N|.×##ù´Â£å#;#\#</text:p>
      <text:p text:style-name="P1">QàO¶ê#Mú›qPè#§Ì…‘:o&lt;ÎKÄ©RV#ÞÙLØT³Zuõ¬#ª?ÛdWìý/ˆY2%T:Ò¹ÞÇ/•ày”Ëù</text:p>
      <text:p text:style-name="P1">[²Â³ã°�ˆÞ#Ç–5)()Îó·÷Â-#í³##±W£þ¿æ |Ë{†kQ<text:tab/>‡©�#Üï«##ýë¬�4ô#2ú!A°HÌ#o,#(p,#3©ç‹Óºù##†œûöaâ#jAêã�K;ü¢»âGL{?ƒê0Xx¾Ò #!ï#gšØ+#_!»#žæøâ&gt;ZmÛå¢Í<text:tab/>�e“¿DUuu«t#Ár<text:tab/>æ#Ü #²õÇ0‘Æ�#!DÍÙÿª·W·tØ¨ØÅ#¯#Ð„O¥xF�Nh,uýŠñÞ#ï4fö2#×e½žøhüƒß„ <text:tab/>v‡5Ô½$#uòx¯#b‹¿Ù&gt;žý#x”##:ÙNœå�6k9)š²&lt;Î«S Ú¹#?EzBcmÒÓ,[T±o!s3�ïÃ3ÌR÷¶##<text:tab/>x¤~ÍÁ6ò$`öú#X.#"TySÓ¼</text:p>
      <text:p text:style-name="P1">¸##:·hß#ZÔÿ*#Ñ§##:nü"—a’Àÿ™t5_}¹äÎòŽ(¬ð�y5YÞ##Ä­„#­ÿ{z=Y#o®ºroæSrï„¿ZT<text:tab/>†rÞ&amp;¦!ú»z3ŠÉ’¡8(1M,*„Ð5ç;'CY#<text:tab/>�\ÝÝ€ìDjÙ%áü ¥MuÌ²ÅÐ›¬¹8e#ýóãFgÑd¿##½µÖD�¶Ü*#ü##Lm™ç##÷`D*=ü…‹´È,¬§û÷—ÊÞZè××5½¦"¸C¬È¼hf_®ú¡,ý“+Ãxê#®Þ¾pæñ€hã^ÀÕ&lt;Çò</text:p>
      <text:p text:style-name="P1">èZ\™*:¿"1ò�Y–‘¡Ï-º,@À‘#²(îk##m¬#ö)ÅaéZ,ø�ðåá�Ú:1OÜö#.H½</text:p>
      <text:p text:style-name="P1">4¤#*ÏÒKë"TŸü#H£0a­´”{€ÁªÒ« #ñ¶8H&gt;e#xi#¼sœˆ›3“oÝª¾»Süƒ"a‹ñ5Ö‘‚&amp;!áœš+õ6�#¢#‡y§Jw#‘©ŒShm#ûˆ¹Ž2Ã£GGé¡$ãè™È&gt;###õiÎL?�#Încµd,ÂÕœRªÏŽÐ)�«#$ÝXÑ#~#`íq`Œ•j|3¬7C#^õA&gt;�ààŒøì#SUgÒf²CYá»a)›U–±"U£›JÆ©wY#×üÃe#®ˆ9áØ#À­1x¢°</text:p>
      <text:p text:style-name="P1">E�#âñãª!ŒŸ#Ç±Ö#0#õô#ª³&lt;{#š#xEœc##0?ž#SÉà�ŸB´§Æ …½qùç#JY7Áö�¿#†w##XÐüÓP#’Õì¯ìŸYÙ)èé3xÛ÷½##` #‘`_T‚Í#´2€Ó#`&lt;#n1R²µßà€Ø÷™Âö~Rºû-‹sP5</text:p>
      <text:p text:style-name="P1">„HÏ¬Sõ~î¼òmõÔ=–öÎ6NOtÞ¸ª„##™´l�5#H¤~¬#ÚlÎ#âå�…èÆ#J”"±ìá¥Zz]’‘;ÏQ&amp;Ç2jö‹}Ú¸£ï E:ò#8×ñ#</text:p>
      <text:p text:style-name="P1">Xk</text:p>
      <text:p text:style-name="P1">úÊ£é³&gt;?ƒôË#’7X-#‹3#óMå#’ZŸ²È�~Em6"ÎAK—y{%#dYšÈ¾4º8ÿ##<text:tab/>@ö¿ý#ÖGj­¦ˆÙÃšÖGY##Ð###Ú#éÆ²…ÜL«JÎ#r#}#Ç´ñ�ó‰#½�#ñ}=1c<text:tab/>Š„¨dÚ{å#NÜn}¢‚´<text:tab/>w<text:tab/>8®#ˆã˜#–#Ö^I@ì#þRê¾‰Í!g°#&gt;OÍÀ8í&amp;îæS¯</text:p>
      <text:p text:style-name="P1">RýAñ<text:tab/>Ýg#šA#Ùü4U2#oÓ,‹Ã™_ÐÑ##çßÿ##žü#ëw·e¦C�##¶ÕéðÜ#ƒ�|!{ÊT×ôÄ)ö#ðîô1™hë³&lt;#L#žÄFûwûÅ##ã1—#»Ê#´Ø=#ò7MhÄ#`ÃÂ2už#<text:tab/>¹ð�“bÕÔ##åXñQ1#'W"€ÆÍ’Æüå#Øš–%´&amp;#¬#xÑ¬Æ“@W(óòÚÓŽÒ[t#`šUÓ8EÈ½#�Å1Ê#àóL¬#r¬x»"#{Ç#—2ˆS¯°%ÃR#û|±ž†ƒ¸##èd5‡4n#`'<text:line-break/>…Á#-&gt;#ïDw7#‚Ý#YÑnÜ½#Ìa½¶IÞX–Uq####:&lt;7­¾|’”˜</text:p>
      <text:p text:style-name="P1">âQ�#0Öƒ,ä’ÌÄ]fÁ‡@ò#Í¾˜òê¶#½6#ÂË?P#ô 3—i¨[Ï¯cp…ëb#ßT%IŸ9‘Q]#4p×Œ6%­|#7ìsvôDUéâHÌ‡##®Ty´#Ñš‰;b##óÈ†ø<text:tab/>M#u:�“²:³±aá=ƒ°ÉèSË¯¹%&gt;:˜•ä3è)ã#�FßCfÔ—½.�D&gt;¡…éÀ##i·<text:tab/>„íxÏk+Á³X#ºZx&lt;¾ˆ°°U?ÊNï4�'Ù(€/æ&lt;#ó£6</text:p>
      <text:p text:style-name="P1">[]x#Ž0HivZ«€#Aé7WG&amp;¢!T€û7$‚3hÈ�Vë{*|?�ö+cÚÁ#óbñ÷,n$ò¯Êà#‚gw¾i</text:p>
      <text:p text:style-name="P1">©é‡ƒMÌÕµ§ié†�¼Žêþ@ÛøjéebR8#v÷#</text:p>
      <text:p text:style-name="P1">#N´w°#Ó#ô»•Ô+¼w#€<text:line-break/>Ñ(^A#X9#MÝÙl#bÞ›z½ïï</text:p>
      <text:p text:style-name="P1">#ïæc¤|lyv¬ä</text:p>
      <text:p text:style-name="P1">]TáÛÓj#5Wcw#‡G/òÈr¹”’.d#/�d#f3àµÖ Ñú#?ó<text:tab/>\�ft}Ÿ##•KdS- ¢ß+##‰§TA¨$Y?êÎ^#žó]^E(#</text:p>
      <text:p text:style-name="P1">»&gt;²/c&amp;%%€,}AT@&gt;}#R7ê#‘Ä</text:p>
      <text:p text:style-name="P1">#ï±#&lt;YMPàþ#7I#Þhç:*¨Q&gt;ÄÞ#šŸ3“#,¬ï|èø2#â##uÙ�%¤##®—2E -~›</text:p>
      <text:p text:style-name="P1">e�#z„SA¿çVº»,##˜ý?%#�#Â�ÌÄ<text:line-break/>U:3‚¬Av¬&lt;¦û#¤‘b“#Àëö)&lt;œ/¾†/3�˜þÄÙ´lËþämƒä®í8„D·¸²¿»1_`Mói9wù§¹÷šéÍ}Ë!Ë‘Ê{�¼ÔÎlni#±òÏ#:ŸÕ(µ‡m&gt;·£�ð#Y*ò#&amp;&lt;la]#'à-œH›ªØÝ#]~Ò/ÞÏd2¢'^##(Í'äÙµÃÌ°#s#28Ã­,”#dp¾@Sk‹ê¢É‰¥P&amp;QU·æ#[#Öœ‡##µs¸:×/I?Ç"´#Ž; Š­#Ð‹#þG###ý­¸ÿT’C##)H#,!C#îù˜¿–åä##G&amp;|h³¶#®š(öGÌÄH(L#FP2^Ä#7;Š±ÃÃ·:ÈB#?n×*oðÃ¥6›s×LÐ_­VîAÄJš##èÊ9î°­”ë</text:p>
      <text:p text:style-name="P1">ª�¦u^ëÑA$P#†o�Â²Úê#é«“–Ù6ý#¬‡€#'„Ël¨£Ôù#ˆí#¹ïú—4º\#T_u¾Ž;›R‚è-ô#�BM#ì�¥±øU#¤<text:line-break/>K¯#ä#¡;™X°dÆ"“+#S€~qÜþA##%_£P#ÈëñxQ�²Ú_"u”™ë�Z§|¨…ÿ$­ÎT¤PÖ¡#ž+Ü6%_x¡áÃ9•é²7‹À„†#ÚCwrÑ</text:p>
      <text:p text:style-name="P1">#y#lT(p#Öîyí»ï„",¸ø×ë%v8³·`y#íÜÞý;FFLè±ˆ%ñ^¢€=##'�|þ^rdÝ#¦‡nWh¦'T</text:p>
      <text:p text:style-name="P1">ñhÇá#÷q�:TN#%ž4&gt;&lt;áMˆùU�~™eÖs:#HHòÐ�Ž".#kW-¾ƒ–mté—:Ú7_÷žê½ÔÕ×œXÈJzÚ8Ûkd#N1z##�õµ\Ÿa</text:p>
      <text:p text:style-name="P1">c/�LEZ###‹–“/ÈW¯}6KM¦<text:tab/>í¦^##œç#‘v#~Ü^Õ½</text:p>
      <text:p text:style-name="P1">À?##C¹4¾ÎLR;½<text:line-break/>…©ÌŸÇ›Óxbóä#Ùi6�m#g"#&amp;™Þþt'Å#:¢@(g^ÇË#ÐËfùu{Î HoIÕ¦Î;'a#n#pÔµ¶ÑòÌ#À´#o?raqß|�3Èya3‡#Üì_À#%‡·Æ|7’#úbœI#y#Õ‚œñ¦0d'xž¥ôÏÕtfë½/g®jD³M˜U#O$:yêGÌqeäá¢b#˜#<text:line-break/>£Ç###³#ø[ÞáäXî#</text:p>
      <text:p text:style-name="P1">#í#!á f¨E»rTá{�Aè‹Üó‚³„`�ç#B#?À1“Æ#!ñÆ’À#—nô:Ps¦ø�ðXé£7×ÆY„e›*.­›ƒ´�ï#œ£Ý2#àè¼”tø¤×-ª+#È¾? 1Bnt¾2÷5¶”½&lt;n\Î»Ù„Ò»”L#ì¾Íw…ú=*Œœ#½ã±µ4ílÃ²v##Ë&gt;ËDÄçáM¯#ãÊIÛ‰¼?]õïŽ#ój#˜0�]Ñ</text:p>
      <text:p text:style-name="P1">*?þ&lt;hêAŠ�ýÜ2ê#1Ú×}#Åéè_#’‘Y¯Š9Ü#ä##Òõ“#ØCÐXH#'#»Ÿ~S±.ïz»+y³Š#1"#3Yˆ`ÿ9�þËp_XcÈÿ#Œ##†,"'Fi^Îªrª¯:²HÂ/½KÂz$HüôÊ„##1‚Çm]gå#·ö†:Œ®°6�ý‘‘ÃÜò%¨ã#�¾q+zØ]F)</text:p>
      <text:p text:style-name="P1">ÆÊœ</text:p>
      <text:p text:style-name="P1">#zx%Üì[#É&amp;z@BB#Ž{Kp#b…Q#s#yBÁÅOäôÅp#Ä#ƒ’fFÛQå°3àñ›mˆò´U§ñ|/U#Ó®yÅ÷ÿQøÌ›?œ</text:p>
      <text:p text:style-name="P1">ì6??ÇO¥£’ƒÈ{“L##–#£*#œ_Y#=š›#HÞ.®”å#Ž¸#…õdçýDqÛÁ¿w“œáz#:\´ðkeÏûÙu"ã�ÎN„0<text:line-break/>#WÕº@é³ü¿c#týïfô…êµëÊ9&amp;#H òteÑµ4!$r¯ÜÒZ[##C½ùÂ"Ùü#š3Â#i”<text:tab/>#k=F</text:p>
      <text:p text:style-name="P1">#vþŠÖžÞK3þ+Œ@ùÍÃê#¼‚×ÄT‹Õ!=$[`#7®\$?#ŠˆÊg¿Wk;WªË¾ÄƒnŸ¢¢›…¼#¹Ûé‘Ÿ#€·­Ë$E†Œ#˜ŸÎÅhs#0Ó<text:tab/>ÎD###z+O#RÊÿ*sÏä-—VnûÇçTi('vi#A#õÊã¸#dŸ#QŠ'##©TOPï"##•†ð�¢ßZ×$ÁY¹[ú#�¦ýœü*AùG,v†L‰Öÿ&lt;ž˜”ºY#YÈ#äõ˜</text:p>
      <text:p text:style-name="P1">#1ÍÿA÷#Üc´õ¦�{§¥.^$O»6Á·µ#´¤©ÉW1_Ô†õ½¤�l#3Üû—“#kÙ0#ñõ#y­#í§š# %¶ÑÑ™ çýÏ�¼L#\M¨[à¾­€3¯ÛXÄ�##•<text:tab/>#—#©Ë*’ÑÕÒZéã#[¿b4‰ Û—br#^##ÐW–Êã›‹)#�#ø`,O–½‹�¸R#†ˆÃ<text:line-break/>#Ç205Æñ÷ÎØvñ„€p#©G#)Ökm6]-H8í�@ýb²VßÕ#%Ò”#qºÙ¡^­</text:p>
      <text:p text:style-name="P1">R‹ã;“¦‡�##U…Ø#ç</text:p>
      <text:p text:style-name="P1">QÂ#´€ï¡.l#FÊè#À¦béþsY#9¿#Mð°þ¯h¶9µÆ˜†]QjW€ð·wK#ú^#+ÏÞ=&lt;’Ô›ÎGjâ£%ä*Ö'C`;eß3Ô</text:p>
      <text:p text:style-name="P1">•�·#ì‰î¾#¯ÅQò<text:line-break/>ÑŒ#ƒÞ8¹#wsæa3¦£¿Ù‰âV-Ìdîc#6î8ãÿ_ï#Ôœ#^=ô„z”Ûx¸!�iÖ˜K1üßÊÂ#Ä#€îM#íiÆ3æ�Œ#s+”Ý Í²ø£rÇÿ Çl¡iì[bœØ’kž«"ÂBöÿ!-o"îX–çO½²#[å|’æøÚ6<text:line-break/># ï0Ü{…$#ž„?²q=XC×¢o�[$•]Ì¶Hlõ’º×¡®�¶#¨ó�D#ÚüŠÝyŽ#lOÇÿ&gt;·#AS`¨##¹~fg¨ÞˆIÅaT/ÊET##¼»œ—ž)&gt;¦Q};</text:p>
      <text:p text:style-name="P1">F9¥­Š²ryJK6\0#¶ˆL&lt;³\¡åTóœV½Ši«fñÒÁ'É*þÅ 9ÈÐ\Ûî{¥p?Áå<text:line-break/>‹óÅ6ÌX´#á·AòNÔ¤?|¶Ös#,÷<text:line-break/>‘å#wËÓÆªÉáû&lt;*“Ïm9¢çxK”ñÃeÀ&gt;Øä#Ø�Ò ëÒä#r#ù›Yá³°¢òEü-éÔ”’äv@¯#ße(</text:p>
      <text:p text:style-name="P1">##…èQö©ú#�jÅŸâMìšÖ”·Òc3÷##è§HJ%s·)¢`a¯¶`ÿj#x#ŸÆh¢¹ÆÑæ##D™!ér©#0÷#×qd#P=fzˆ~i‘‡gü]##ñ##†6‘øæ#4»#³#|†£âFN„ƒwõsYþµêÃÑCgP‰«ñrË\%;Ó¥˜Í‹<text:line-break/>”Tµò-#€Üg8#\Z£ô&lt;Z@pÜu#&lt;J</text:p>
      <text:p text:style-name="P1">¬##vù#Õ#dùãâ#'#�q—¶SMqz#Oâ} #9(IƒQâ~¨‘#M9</text:p>
      <text:p text:style-name="P1">=ƒDŠÂÜ/Ù›83÷5›fä###†Ï#0é#)»£¥EÅ#â¦qÕÛ~tþR&gt;Èÿ;‰ý#œ(ïû»¤û�"…™!e¥àt_F¿#õ™¯oK†•ÊËX\4˜jÜ5!ÈÁÎ¨½'8&gt;içÜG#‰A-#YGÁ·ï1“QRWÞ¬â/&lt;Ï¦)#0î#1¨·#ß-QU�˜½ï7š#òUå°„ª×<text:tab/>�€ÄÓz¸Œ{^½¬åE$U6<text:tab/>á+�_aÎ##Ñ%Ï°óà“ÂWŽÖfëT�õ(#ÄK&gt;|ÆTÐÜ°#O#ÿo“ ®#*äí‡ÄÁ±Jî#m#l¨.9ã§ê#Ú•##±½Ìé#úª#¬UÈNêTµt\F–»¬í¿ÏðIµeI–S!##Ë#„(:Ò§ihˆöh°#ï³&lt;ølï€ÿ6Óimp"œÖ'b�ÎZ¬j·äö#„ˆë6é´#›&gt;KØÉ#P‰Z²,§î#UÈA",½~tmv’+,ÎZ…#É#p2à<text:tab/>)…DÑ­õNÎê×#VÿU¹…#hÅ#P²#‚Ã�èH#Û'#…~<text:line-break/>‚gG2Œ!ˆë#‘;#g†ãõ'™#F#!Ìò[<text:tab/>oú\#ðÚ#%j^ã†µº´³‰#fÈ”Ò�1‡AÑ##.ÁÅ}#aÄeÏ¹#N#™Ïn###ß#÷Ý¯¶¶Ö#ºÂªEx@—s§ *0ó4h#4¡#Å##,#ðêeSà•)ã×#µ|§¸£I#ûyÉuÆ¬#Å##@Ÿig###sQøîß(q½].­ãùI</text:p>
      <text:p text:style-name="P1">æóW$##¡²«àq­ï#ÜFY8º“aý¡¯#E�±Ö]FüØ#{à¿#O<text:tab/>¾#MÉÜ(WäVÎ™b�ÿu#÷ü²kô‰iûlýå3]»d#œœþºš#&lt;ZkŸS�õZã#NàÓ²2Ç4»fÒx#Ûr˜#N#€Œ—‚þÒ—@Éæ¬¡#·ˆ{°�</text:p>
      <text:p text:style-name="P1">«.,®`#$•T™éEW‘^2çô®w»oôòÍÁš¼R&amp;çeU-å�?„Ìˆ² œ»Fî„‰`ÊJc#?”Oº€È×ƒ]rð#$žÏn»p#Ð#¥Nj¶Þ]:;Ðl#s.&amp;âO.¯####Ãÿ`fV‰ #�Ù'jg$x‰Ñ:SÊ�§#ÛAçå‘mï~#»/™çó;#Ø&amp;£¬Èå73¼mË§ƒiáß<text:line-break/>öv›�Ï#s�%r#®###I˜#Xí#[<text:tab/>#Þ×xUNGa¬‹¸Æÿ6¸úÜÄ#z�hê1}(¢Ë�ák3dnœ‡ßóÿ[×&lt;¾Ä#F#ÀP“ß8Hîíéu_1</text:p>
      <text:p text:style-name="P1">yö˜#à›ÕŽzåŒÔ/„%ÞEšì$âÚž#–÷{##L#tj#Eý:µ�4##ÎÌƒÑŸ&lt;íšû#@¬ï~êaÇìt:›Ö¢‹É,sšz##åÙ#÷<text:tab/>oz&lt;*¥V^#åÌŸEƒ0šý&lt;_Œ¹?ž$î'ÛZ”LÍ‡e«h³#¡0äÙ#Ö-&lt;ç#ÂÆÃ��khº#U½ð˜÷L$�Ê¿#7,T#?#Jð#’•ðz2<text:line-break/>#7q¨¶è#!(a§K�7›a‘)#dçSqôÌfŠ#5##²Ò#¯#†Ö7uÄE#}lfÖ´î)7ÖúÅÞ«´¾#GuŒÝKª##¢ÖTG#š"°Á##êLÈ˜1®ù¤##€#[@¨ê;ò#-a÷.}ƒO–�Ÿ#(ße\ýØÔÚÒ#Ñù½ëþhL#š8#¨Zh#KM•f½Z##^µå#0ÅU¶KŽ#ï•#¬X‹©hÀ¥#&lt;ð,cÛ®Éú»ÕµMµÈˆ"Âàãó&lt;NÛ�#6li,ÁÚÈÌ #D#Š#þ`Y#R#Ùƒw###Ðž\#c PœÄ5<text:tab/>¾vûxS.8N}â[Ý³Pk[3Aöø#r0Övêô#</text:p>
      <text:p text:style-name="P1">(#c½4Xæ#ÍýsvH£úÄ½À#w€¸ì{ïä=i¬\x/kÂ&gt;®™ˆÌ‘õ¸E##”mA€ †.�#â‡7##¨C Þ¢ˆ…ÌN�äº¶ä#PÄh£~#¼#Ø�÷d##è&gt;ô…¬Pâ¾Ä?ö´7L!6,�ý÷ä¯#�Ú_Âºo‡@3#ãV#‡a`##:@#J-é#?<text:tab/>V-#°îL"¢éEMY�#=¸¢¯#ZÑÝgvÖ“÷Íž³#Z£å#zL#Ð�åv#°�'«à3Œå#{Ïá@A#X‘KoZÒ#(#q¹A#Ÿ®ç#ž(#Ÿ[‹1òü^P##z¨Ì<text:tab/>A(ìªTµ‡ƒ‰ºWøLû&amp;±T71Óñê§4Ÿ(¤f9¯ä#Øæ¿šm±#”d�¢tLâ¨&amp;#ØÈ�-8DC[ÝÎ6Ÿl�¥AL¥(ðëë¦Å ú�™Ð7}#jf¬‡`Xüí2</text:p>
      <text:p text:style-name="P1">6r¼ èï¶•×€+Å½Rt¨#Ó#Y#g¤AOÁ-#ÖüûÛàÈ;#UYò#Ú#A±4ó£ÃÝÄå#'µûU¼ÀNÆ–Ýà‡ÌYt”åÌˆní•#Áè]‚ÿ‚ñs¶HU6Ð 3#5–èÄ—##Ä#Á›#˜Ó:Ô#MLõ—´½.HÕ=àÒ—üãpyÙ9àÞ«#bÖ,#`YÒç#Ý#ùTm´eÓ#jÿ'ìÚƒÆ�†¹ÓÌ È¹#0Ó<text:tab/>pY~õ ¨À##iææhÉv ×Ïâ#ì¾###7m‰œ8k#$ÃfÕJ#P�#ÊUAz3½þ³è~‹d8reZHN#«¸#vN##Š1—#Ò„Ê“Ì#œ"ŸåÂzf<text:line-break/>Ë´§ˆ&lt;ƒ½ËÅØo#ý\©mÎQ#7__#jZè{AUÇÝ#5V‡Œª36p##Ø?#0²¨€#—#X#YvÑa/#ýÉ{¸ÿJÿfß]ª#:§º‹‹ÄV&amp;</text:p>
      <text:p text:style-name="P1">ˆÂZ7õl#ƒÄÄË8P¯˜Y‚Fy9ÉÎÈTÇø9}¡»Ÿ¥@×*ËJ€</text:p>
      <text:p text:style-name="P1">’c3€&amp;Z#–Ü81#ñohVöãz´AÝ1W²®}HDQ›#ŸTÇû°#v4÷/¬òR„</text:p>
      <text:p text:style-name="P1">"¡r4&lt;Šÿ{âÞ.‚êÇCŠðv‘#™eÆ¹™÷|#ù##Ÿ�)Êù¤yµlö§<text:tab/>r¿˜##�<text:tab/>ÌôäÏð‚[È¡DI#]ËŒ#Yn#‚®SÎ &amp;;à¹##î=&lt;�…U¶WûÚÆ°</text:p>
      <text:p text:style-name="P1">8Ù3‚#pÕ'‚²Æ*²™‘d¼ç#•L##/}#j#"Ú·XWÅ#¥ŒŸ¥"\Ž›S#²g†“;ê¦—4¬îÊc #e#ÊSðØlw¶#G»Aza##«ar##*#£ÅÝãW#]]¦ä5ÿ#á+JÆ-d�D�mŒ„#&lt;p¤Ç˜¡€ßg#ÞÂ7õÂ#}�0üÔ*Lc9#qh#V9#oÿPv^m(ùôœzç«Í{ÍH€x�ƒÜâ¾Ë#tãF´u¥$enÒÝ'›p?¨§�Ú¼#+„ÓiŽÞ�%,ÝÐ°ãˆUr#Æ¦¥‹êH#</text:p>
      <text:p text:style-name="P1"><text:tab/>##ˆI3¾A„#à4H¬Fm£8ë2¾!Ù#ãæå”öÐZ”GÌ-Ýeu#EšåÖ²#k=Ò«þÞŒËã î.õ</text:p>
      <text:p text:style-name="P1">ç#˜¨#�E¨ƒèÍ‰CÀ‘%ýlÄ‰#ó¹Ä:½Ê�ýém,lD°“qö}³áKÿ5@#¼ä�–MvÇ"</text:p>
      <text:p text:style-name="P1">ÏW¦±#õÎe#˜#˜.##Øå¸‡ÿ}´‹Ó##¯k"Yíj</text:p>
      <text:p text:style-name="P1">=ðTeg*&lt;F#5äôk¡(ÇãÉ©÷¡¨–À¬¶¿:Ëš""#1Ërq M­VPºÝ¾^ÇCÐš½O##*#zFàÓƒI¡Ulé¾B}€úU—#Ûë‰Ô#ÊÛ”f2ð#ûuŸ“Vçþ�•êu,##að(</text:p>
      <text:p text:style-name="P1">Êm5[ðÿ{#_lè7Ô#p#Ü»ÑìË#¼'gMZkíA‡Î¸#Ò#Lü@Ä³K,•QÞ#nøƒjm`]íá¹ =žÜ# ö+¶Å”�ª=ì�€_s#Õ³¶%U³‡ÅßIµRrc#OƒÞ^Ñ#ãL_W#ÂPøá#šV¸â®#( aêWñ#Ñýa&lt;zÑõ®ï ÿ#ï”Ý:^âÕå$VLÆWt²°0ÓpˆxŽ,ó~ü#ó/×4#ÂF#5J0##¿lê¹/f#J&amp;á#¯›Ô##ë£&gt;gâü$à#c+&gt;î<text:line-break/>¹ø'Íßó&lt;1K×«ýe²‘£:Z¾@O#&lt;j#£0 ¦QÒÏl~ˆtª äã÷3È*_­›º?�GØ#N¥S¿E˜4<text:tab/>##Ž‹áÅ#;anã_¤#±ŽLa�Áí§ŒEõ#èÎê7•Ï&lt;dÖQòœ½+›ãv·=#mBáxÛÊ«Í½çM¶ì¸åÇŸ-ýqæ™3VTráãóËßÊ¦×yÜ[¯5ß#KÊ#•7šõlÎ\g#¸ñå¡ª»CÚ�´wXv¯íkåóÛ�zÙïeùèÚ¸á]R³¯i=#Zv©™­_öÊµøg‰Y¨À7å, 5n÷#C«)Í|</text:p>
      <text:p text:style-name="P1">#s^Æ$kèÛpý2u</text:p>
      <text:p text:style-name="P1">#Yw]Ÿ•…<text:tab/>þÃµœ&gt;õË$ö¡4#”V#ð?Ì\`Š#Ô±#Êçç§#š°#Y|¿æX £ŽÂW#âÊ¸=mC#4‡#�¯B&gt;AôBl2”„æj##*##ìþ}þ#÷ÜÃ.€Ä[¶-<text:line-break/>i¶È#"#!¦#�™LL#ø0Ë¢A�‰Q#ã‚´T—mÿY¡‹#¥K§ƒ 4×û�àÇä¤Õ.é³q</text:p>
      <text:p text:style-name="P1">]¼1¬&gt;ÝSÍ#c#,j®þ[P£@bˆÎ##D‰€Mé˜ŠÉœv ©jÙn×¼[ÿpMÐ_–lö!]#ç#Ÿþº§­#sýÁíœNä•#‰ñ)MLûŒ²ÍÜØ…n×Ž�AéÄZó�M±†ˆQyÔ®‘¥ó¾¥Ï¥J`Ž5ñ5ý#�m{…_suÛBPÄëÀ@¿L¯¼×yäý¼-“ïUÍü°¨²ª#©®g i+£D‘4‹éÇ#‹ÃS~<text:tab/>$ªTrÁñÓÞ#6Á1#†ßÚó#³ª¿á%Ü#`#y#pø#sv&gt;Ùèc#ç#�š+n{kno;iã¶”3À.ÝåÉ‚”Q#’7-ØhÈ#Û!éZŠç Å3=ï¯Öm½D([¤�ƒ</text:p>
      <text:p text:style-name="P1">�#Ïÿ#®Fk;Æ`¤ÛoT„|ú¡æ,puÍ#íx†ÚëeÚ#é9íiƒ&amp;|ÈLÂ»Ê#6õ:ÛY#Ãí™&lt;##¨W“2ê4×´mñt||å{ç#ÿNâÉþÒ¤‚m2Öî™&amp;J#ç8so#Ê=N#\k#ÈÉäA##ƒ�#õ##\ôÏÔoî�±¶°W#Ñ=ì #Õ£ì»•¶�š¬cõ€ºâ#Q9-©#�{,%ÕŽ„½]øäÛš)€ÂÆ²G#Q#&lt;#LRø#1*„×cz#z·¶#àÙEæÅ#¼áúÁÿh3ó*I‹F$Q”®#EŽôcï]ÚQîÍ£^"(##³#lB’—hl#qs’#ØBûT}o#†ÓÀÁìÖ<text:tab/>µ§RÔÀI#êuÆÒjbgd)³›dÚeÜeE¬Qu~‰ôç‘‰ýu’ÖñûÛ2U#~µ1¥Qxàè~B#ò##n––šcDŒ{…#Ä¦Ü#cä9</text:p>
      <text:p text:style-name="P1">lW€c™Ž­#&amp;olV0%³#µ´ÎµÚW­�#L#�cˆ«VjV#ƒ8oÄ_¼“¥ü½Ÿ)„P<text:line-break/>_eoO<text:line-break/>e'#©È¥ùSÛ”ÉÒœžîkKdi¤ptß#^P#§C†¸¦<text:tab/>Š÷#©,¬}M+<text:tab/>ü;Ôãmm¶Z#)ñí¤¬‡I#Ö¥®~I4ØŽu¢:nR‚’ûZþÓ#!®|<text:line-break/>LdÒ§eòHWµ#ûµ*#l#üù�!r¥<text:line-break/>},#</text:p>
      <text:p text:style-name="P1">A€³£XSfä_p#S7</text:p>
      <text:p text:style-name="P1">ç¨ðg«×#1#L3@Èø×@utÄŸ»÷"úÄ¹#Z/µ‘G#%Ãu?¶m–ãû€�"@ƒ€šóïO—/###wG#Q\Ë&lt;ì#ŒY##+w#¢</text:p>
      <text:p text:style-name="P1">j#‡#Cë0##¶í¨KeVç$y·#bmR&amp;¥ê}#ž)2ƒö–à¯£:ÅCx³yI6÷#“�Ýka</text:p>
      <text:p text:style-name="P1">ÐQ�¢åá6##Êƒjïëø-å‹ó·¥VâiŸÁrt$Ÿ¢®&amp;#û.ýîqªë#ˆª¬°“»ó­ï™-Œ#U##‰5µÍ×?ƒ8Yÿ(°ª¥&lt;’ôÇî#®v†¨×!éÍ¡ãÒ6Ä6#õˆ)###ç##£JJÔã“b"O#p®jsMÛ=(µÚF*ùŸ�ù|§ái#·?±·ãx°²~Ôåø#­#þÝóå)!V6CUCäA,»&lt;Ã£</text:p>
      <text:p text:style-name="P1">'àâu{¶Ä�Ú‡9£78¥#ž#Pþ8g\É#ëW´)#:#&amp;gÓÓèúòV³‹¨=#ûßƒý{Tp#õ~Ó#ü¢¯<text:line-break/>JoNË#'bO)€Q†ú¬*%ä¢úˆãxL‘#üRo¼¸å½f‡Èœ&lt;›ª�#Ð#$,JV|ÛÇ#¶i¥{?BøÕÒe/Äœ###Ç#}:úC?ÿqCõ©£Den‹#L£#í#)Ÿ‡A#!íõŒÌm#áÔ¼#Bi¨ÂzZIUHÌ`-ð÷m”+ôC�“á‘yP€i1F4</text:p>
      <text:p text:style-name="P1">£ØX¼œ#N p)á&gt;«¿¿nDoa#€ÉúZ©ž|O‘#<text:tab/>Óã#›¨n½êÒXÕ‹#'ê™Øå±Ž”ò#ËP£òýýÁ�*W›_iè#Õ8Ùv#ëKõcnn%#=W¾€ˆöÝÉÔùŸÕ#êB0~œ&amp;ËÒ###5±&lt;ð�#JOO›ãI‰»±¸¢ö¶Ù”LÜaB#3Î+aKõ(žØ±ÒyÖgDù</text:p>
      <text:p text:style-name="P1">4S¥¸òÃ#ÐX@Úâ¸o KÆøó6ÿBoŽ¨ŸÞ�¯zåÀïRie 1«^Ô„«i‰òôêLàûÒ²H# [l#+#å¨$–0x´†ï*#–ˆ«ƒö#</text:p>
      <text:p text:style-name="P1">©°</text:p>
      <text:p text:style-name="P1">Uúz<text:tab/>H•£½·…ƒ&gt;‹¤…z‘õ¦­HAZ¼¬YÖ,#žb[IOÕ[¯Ê™Ý#—/Žòž÷Ë”³##Ù°[Â2ñ#Ž‰—ª §¯”bz1ÞØYì;Ô°iQ&lt;ÂêæÚ5¢c¸bÁ†#²]Všø</text:p>
      <text:p text:style-name="P1">Ÿú˜QO±ß#±ÄÇÈ#¬É30ÎÇ°ñ1Åÿ#ßÖV�a#ÎîÈP2®s— zêûÒ‚H©§Ñ•9#’@S¾nuÆÄ3êh#N#F#©eß"ðoÎñ¤+AWîš#ùôì#£R‰É##ùÇ;[­µ‚'#.U#ežš§/»ÍhC#JãßÝöÿE?#-aë…±fI$</text:p>
      <text:p text:style-name="P1">¤n­##[â¢CA+lµ[#‰ašÛV@À</text:p>
      <text:p text:style-name="P1">^G´È#6ê(#ÔŒz˜iÃ3Âlu&amp;´Á#­#„iÌ�ÁÃV#M$Ðš®û%YbÅ«p6àÚQ’ñó�RD~¢##ôô˜õÊ9J7°£v'#g@dUUè@#d#$$­Òþ$nÆ7uþ±yßÁN##zÖ@¿ƒçŒî#n¢wÿ€</text:p>
      <text:p text:style-name="P1">JÂŸØ$ìÆ•0i,ÜTÄ±¢†]¼(ÙùÚW#äÊ\^c«çë±6!QjÙ³</text:p>
      <text:p text:style-name="P1">–ðH§ÂPÀ²un"¹##É`³cæS#®Ÿj\ÿG#ï•ƒŽÂ#"éYC“ôÒÂ|àB¥D#r÷‰2yT—)ŠÚ/òŒž£ù_Üë$V»»·•lÔ  óöp�Ç/ÇYM�:@#¦QÖ¡‚…ìWÍs;1œÞázíš~@LGÓ\"ü…è#câÛ¼TÝ@#_ÍGw;îê#"ªvžÞƒ�ävÏ#T°#ßšjª„Õ¬½M¡öBó~)#üF’X#ÑÀã[#cc|vÔZŒªŒ.€�Ù’D&amp;Ïn#6&lt;¿/Þ9&lt;“tñÀ###‡#á(_„±[È,#atÅ¿¢¼9�´Šõ#3Œ‡åô##ØgD#jß’#Éâd#Í€#9»v*¹…My·ÌäuKy).V˜;54%uñ—Óœ¾Ô:†Ü#V_ç†¶­¹–0åÕ"ç-ó¾�¤¡ï˜PU„#Š #ëV$Àž$[(]ž&lt;#é—´Ø2Í\2ŽzMÖYxk*X§‚§ÓO"¶ý6~Xh#¡êÈuž½«©ë^”Ý–r¸#¸Ss­œ2_#UhÖ#oÿKSÌFhß Ô{™!‹È#ëùØ%üÍ?ÎÐVËwÜFViÅuf¾¥mç ö~³¸˜+ÒÆÂÌää°wæ#r’½ä Ó[EèôïÔîº€#Åeô`6?·úQú$#QÁÂ‡ÏêNQghÌ«V¾MŒ0ËÕÏ©|#ëtÓö»²ºI�¸U0”�3Ai#XV›ÝWÂ»¸ø#ì‰M4Ü#ôÀÇ{‰gÌQ»1´Ñ#9DmØD¯v·##bû6¼#¿�Tã-žç�z#!Ò‡M#‹&lt;”#Š#ñ}rSÙ£‡!:Í[#H&lt;´!fÓª#%¿D##[v¯#Œ—4¨#ï#â~=^4#àP{c¡ÛlW´C;#Â}³J”UMU�d¶)á9dJZÁÐIWq•ÑŠíÑ=ˆLm/#è<text:tab/>^x“ßž#ë´b7+…¨(Ïyx@Ø1•¿ÏÜé=O</text:p>
      <text:p text:style-name="P1">L9#�í#öÛ½@c7”(i#¯oCûj#þêèw„—H,�‡ÊˆçÉ]A#Ø­#q.ôÖvÉd/w¦j|ÓE�Hx9E†ÃÌâ©Mh‹Î@#œºIÅÉ*Ö³.</text:p>
      <text:p text:style-name="P1">½œÎ´1¹š^##Ý#@2vœ#YôlÐzu¦=saÅ¤J¯ª†7°Ógçë�#®P'cˆˆšññˆ2¯ƒÌÊ#Ëàc`t�!½KÛ…##·#JLB¤#-÷\o#jU¦ÿ(#°¨_#ÐqÛ#¦„#Ö©â²±·Yç0#Wë2daQýW#5d7“¹’#Žº�Nº#¶ŸŽ#Þ oå3`÷âà#¸×íaâ±öµÕgÅó#LŸ0œOŸ#É“”^#½BÏ•ì�Ð##À9…§:Æ¯«£ØÔT#ãó:-ÒAÜmÌOÓ’#ŠYäœÐ#òÞð‹Lÿ#×%§{�Føk#¶u4N`hm4BQuêXÜ##.Ud#)›GUR`r þÖÑ#à#g#óã@tvqæ##Šg3ˆºKâ|ÔCœ^³à½7�#ÿƒH#ƒŽ#¢h*³)‘rç÷x&gt;1d¨??Xä#­Ø&amp;Û#¨¶È³G†<text:tab/>ŽÁÛ²á#’r~�Þi¦GÏu#</text:p>
      <text:p text:style-name="P1">ÝË#ž’d%{q?6#í•#µÄ!³Ø{}¬ó<text:line-break/>…#Mò¯%†¢#ÊÔíë.ƒ»Ì|¡W~ìD]œpÏP)´‚yÖX#/ì|C\‡m%Ì#Î­Ç;4lìät†aý'ŽÂ•YÿSú¦@�ê¡6AþTGÉš]#?K#0#x#É¼#„ÿ+@N|¿á#2Ü#.Þ½hF—g´Dò\K#û2†éŒàÞÿ:µÇ[`®b8àYï#ƒ3É##Úú$í�ä5�$J?§!æƒÒK:„ÀÆ#…Póü`wÔ²6-¤#Ì#»6un¾ÊÐöÉéy¾&lt;¾o£›‚Ô#Ëå:f‘h„¡Ú'�=##D¼-X#"øó#sÄC�7ÜøLm�J#/#Úw§#­©Uüó2'–#±OÃsJ¤¸PgAäªQk|«‡¦M«?1Æ9<text:tab/>#Î‹#n…Ì×kƒ<text:tab/>»#ß^+#!úÑ("ÎÁý(ôF­BÀ”¾ÙV°óÒw(y±ÕRtRÿCÏ#ðh1êX1#wQ¿)&gt;åk•xN‹TÛ®´#6†çé`ð,ý¾#Ï#”8#\œ#Ð#pó Ú@áÙ¾â##IŸñpaŠ†~�D]Ø%{#™{<text:tab/>Þ‹Ð#¿;#°%·ÍÿIÍHø.;·¢{(q¾UÕcz2¥¼VÄ¡NbÑ²ß?’dÃ#T¢„½ZsjR##qý#½ì#"nIX¦#:’"Ç‚}µÑPŒ¥¿5œSµŠ,ˆžüÕ|2Áàâ.žÀØ#ß—¾9yÂæÞA¯9öÖ#àÈ—oš#ÇŸÁæ([dÿt­½ŠEÃ#õtOWL8Éž°³ê�B#žmÔ#Z#–#GÛT|&amp;‹_‡<text:line-break/>6ñþÓî:ãyýæu…øž#QPã¤#,bÐXÒ9®aÚV1.¿:É…4:�€n»öÉ|+¦ðÚø-7+O_v×‚ÓE^#isƒj3ÇªQ#'šgú¥]äzØkÏÉF</text:p>
      <text:p text:style-name="P1">Ï</text:p>
      <text:p text:style-name="P1">ñ_òII</text:p>
      <text:p text:style-name="P1">&gt;2ú¢×ƒ#«e©Y¸¨Z&lt;¯å.nûYØGÐ\~#&amp;‚—#³RØ¢š/Ì¯Êù³ûùO]%ŽåÎ´Ý^bË'0#`à¸e2„##¼S%žÃ5##s#fÜk^šú¼¬</text:p>
      <text:p text:style-name="P1">cc|æ)</text:p>
      <text:p text:style-name="P1">ÉùÇ=#¼›ÆD.#Óï#Æ,Ú§##$nT#t»ÀgóIÐRl•#vÚbþ@D¬#K&lt;CÜè_¯Ñ~h¹¨0rIûD#f&lt;”€ÜÂ!#µ,#üÕŒÚ#\#B²Â¬-‚#PÜ#ò»«#€ß#‹pE5„[}Â#õ#ÃòÝ}¬ä�$gÓiJ{gƒþã#"Ü01!¶K²ç9##Ö#Ê}Ï£ˆ%×‘Eµâžñ…#³e#þ1JÞ©V2g­,ÃDT#C4z?Únb­-ª]»</text:p>
      <text:p text:style-name="P1">ž)_2Lh¡#ü]Õ6«##ý¸-g1##«¥þ©l#¿Æ£–öa#KPÞ#“H¬�—Ô.</text:p>
      <text:p text:style-name="P1">4##´Æ¾­ÚÔv4~šé#ÛëÐÛöSî#’öt9¥‘8#¦~©#÷JO§7#B …å[�n‰í#ùÂÆ�'ÎÛŠºq4,În^&amp;�S²ÖK#º#1@ièo6bÒÔ‚|‰&gt;ÂÓ9÷C…¥Æ#·î¸#¸î##u¥¥#6#âò|¢K•ø©ì`S#Û²”ª##ËÞn˜ç÷×óäñÑ%’#ÆÌ#­&amp;5Nx…UÅVT®bíœ©eÌ[&amp;%Ís™Ó¦#�QVeýWÌ+w6#µ•#l}¸)‰€˜ksª]�QÐ=Íc1#-(\·€Ñ‰à##’í�ðN¿ßk).¯è</text:p>
      <text:p text:style-name="P1">‚¦P7Â#æW##d#g,™O#‰”&lt;*÷#CnÔy&gt;«6WƒAÒMS·"¤"[Aj›–âý¬%SÄac¸\Y#wÝb¹¼—¶+º9‚åðA»Oì‚Ê«±«t#²9øÝõ6 ³‡Iþá›aæ˜#È&lt;F#fœŽ#½×(!B#7#`/ú#ìûªš6ßo#zN®˜Ã-</text:p>
      <text:p text:style-name="P1"/>
      <text:p text:style-name="P1">6#hiK¶e#ÞS®X##¶¸¥™$-|à´chÙ</text:p>
      <text:p text:style-name="P1">uów2;ñèÝS¢…Ð#”ò‘x–²Ó˜#IÆF0‘#øl—§—žËærÑÓ…B�&gt;åÑ`ÑIÖè3K#z}�§®4yénl$Ã#Å#ÕÇ¤#qØœ#}I�#£Lr##›U/B#·#q#_ž%/*PGß-©ÊU##¿GÛ²MçaáÄÒÂí0öÇa“[/È#¸#8ÈÃ)Jz+ö8ÿfÈE#¸@¿Pê&lt;¼#EK¸Caá´*‡°=ˆ5�MÈ˜‰#‹Å¹xtÌ’uòæ$WÀæv‡ Oc�¸+è: Q–2“#2%¸”#®ŽðÑ:°»7¾k”::\»Y­¸ß²ãî�»”'Ô#±]®­KÌåÍ#‡Xµ¯^Gï%€#ñõgé¸bpïêÂ#1W[ñ‰G=#¯#Ïç2W…<text:tab/>#‰ùÙ@ZDõ#$�PqNFª}#cæ(ž\�õèç#¢ÿ:#îªh4:ô’¸éjéÖJ#¸—JEu6þ£!=Gå•ÉÅB</text:p>
      <text:p text:style-name="P1">ãîŽ�mÂ@Ç#ŽH#B#Ñ‘³È`�Ëß&lt;÷âiêÃ#&amp;4@ñ_*”(##Vg³‚˜ S9šSž#˜b##°E<text:line-break/>ñ°~¨ò*RP|#ú¹ÉƒSÎh.a@e$Q¤R##•_#2ƒì'Ž_­uS¨</text:p>
      <text:p text:style-name="P1">&gt;�#R}V�#1oYs›-…/Á½W#«B©öc#Å‚M##¢ˆåpŽ´ÇÖ#3äv‡`åÎÛ#tˆ/�Rçjãm#î·ê&gt;Ýý[.œhMz#Ã&amp;ã'ƒ=â!ª‡ :ä´E¯"03ÔÒ©©gkÆã#Ä#Ôº<text:line-break/>]@È®A&gt;H9CàQ¨¥ïÒÒ%}'3‰5§Õàƒ#OC�;ÒÝ›YØ¶(KïÎ ‡&gt;ûúÝ¬¸˜#</text:p>
      <text:p text:style-name="P1">óø#Aí3ê###¥#-#òTc##Ú#e9~Y¾êO}ë0Kv@y®A (Û#«J6ã#gŠÿ#^´l/¨DUee¼M¯#é#­X¡</text:p>
      <text:p text:style-name="P1">õœ1T_xaMàI¨àNe{É³*Ví#f�N2örw¾Mp¶R¤}Ëó–#³#Nu¢ú#<text:tab/>#:Qº#]#›^F[</text:p>
      <text:p text:style-name="P1">Æ#±Ž##áÛA?R.FµD¶(ø}ož?ñ]‘2ÁÒ§7Ï9J54ÏZã›-HÎ&amp;©#øÍI#œè®ï¿që &amp;¢Ît¤�;4o,c7"¤6ˆ?ùZ#qc€F–Oð˜¸#¿##X#Å[á@0péé“!s®#ãÝIâÍÈXÈ#ÓÇÁy�‹õ˜"W¤™Ò×L³##0�yçLºSkx#µ&amp;##Öj#”&lt;à#EÃ9�h¶†êuæ#; Ñ#Èÿ##õõÖ<text:tab/>°WŽ„ü%j7wç“hì³1</text:p>
      <text:p text:style-name="P1">ßã\à=ÒÔX#bù±«#'ÃÈÕŽ</text:p>
      <text:p text:style-name="P1">=#y</text:p>
      <text:p text:style-name="P1">!Uá¤î¥†@«9U,ÝÖ×ÞpGˆÖ�pq25#K4‚ßæº#4Q¿� X&amp;˜&lt;æï°�…xù’#\9·Q2êÅý¶sÕù¿ø¯ñpÃM€¬�ÙÍa2{Ë#°-°žÜù�þ4õ (Ÿ¦z�Al#C#¢†;õ�"¼°ê¾ï�c-&lt;)RB9ê|0Xûnþõ$á†8Vw�¨#NkØ²#wù�#…Í�—(#q#ñE¾#7#®Î#|ÒâïbäUYôKZ#“Ú×TàüÉÛ�l¡g%Ì|"õ•åƒö�'«¿˜óûå@t&amp;</text:p>
      <text:p text:style-name="P1">Ôþ#åó #™òiÁ`.#–ù#¸[ø·mª@é#nÅ#'°uMØ§ò¾rHÊ2SR#!kõ##€»+µWÚëøëçødÜFo#ë¹lÔ^ldÕPÖb¸àJ~Lsz#–#ð‰")/Y1®È#çä#û#[î¯¥xAŠ#Ì$uM####Kû#ô¾#»ûUþB3©{^hCb÷Æ†Xý#úÛä˜¯õÑú#�#ñåh#ÿpÎŠ‡¸#/6|jHaƒ¼#è+Ù~/îkËŒ#Ü</text:p>
      <text:p text:style-name="P1">Ñ#v#qÆƒ#æZïªV&lt;O¼ÚàèÈ˜ÚC#E§æŸ£,¾T#�b—[5îŽ6&gt;#AØV§�#Y#­[Q†p?Û¨Ñˆ#a&gt;“ât�÷ò¡&amp;;/RçrÉ$&gt;!<text:tab/>÷]FßèåÙ#</text:p>
      <text:p text:style-name="P1">¿�ÀôÿCê¯p¿1ð5–¾Q<text:tab/>a#*íu,ËX9%#ù¬#:ì#š�fÞÈÝG"ñ‡#‚�°üE1¬OÈPTd</text:p>
      <text:p text:style-name="P1">ñq�î#Õé#ñ#me¬�­(ô­¹¹„Šëê#ù|e#Ä#&amp;ò#NÛ!)ëÌy›¸6øýý|#šþ´Ó½</text:p>
      <text:p text:style-name="P1">üµ#Ù¤v� mÝ:A#Ê#DÙ&lt;°#Ñ@o…l­SÚè^+ùp&amp;Æ¼b#&amp;s‹ë#<text:tab/>�‡&lt;´ä#:å#0Š#2<text:tab/>¤#dfÙ3x]“#„#ú`|bÎS9hÿGMý_�TCÔ#ïnïæ. iZK­Ž÷ÓP##ÈºnàJç/#€Ÿ{–##É•Ìb›ÌÕz##þv#)#5•“`ÉT##†#;ÃK4#_ÜF]½#þTî½Œ&gt;I#[ã¥Ìßa!##1*’ÖþÝn#=#ä¾Lj#Ï™q´@»ÿ#û°„mí¸ñò@”j gGë–S¶í##¢#�ÌD#dÿQ•ä(Ç€„û*TÄ®×±#IÞò#]Ç´Q+D�{xô°.tÅ€Cþ_ �•WÔ¢à#TÇ‚ù‡øNªDÕ�<text:tab/>ÇÁ#ÝZ9=9Á#o¬táð É#$&lt;®å­ÀåkÃâ¸Äì˜ÑÂÖ†#1ý#‚aÓ±f‘ÔRz8GýzŠ“œfïcQÎ�˜±T4@½#X%ÏÕ %&amp;ôL:</text:p>
      <text:p text:style-name="P1">&gt;îÞ#â)(EGÒ¦´s~hâþ×±öÄŠàé7—Ò#è°c‹0##Æ[Ìpw¢Aô-›#z$(Ê†g#D`¿#e#7¼8¤·þÄà~#ð)ÜYnÿJ</text:p>
      <text:p text:style-name="P1">£NÒ</text:p>
      <text:p text:style-name="P1">9|™##»#n1#ñÿa}¡Þdÿ7‘]·S#¶VFÏÖš�~*Y•#‚¹Ì4#<text:tab/>(ÅŽ/Í»Ð^&gt;#y2�&gt;qÂR?H}#dâïJ¤È­7nLÏ¸Ö†V¸Ñ´a�þ‡C•<text:tab/>¯åŒ¡Ë¶V6+Ë]Þ2ÇQâ¼..# v�Œî.�ÎÎÆ£K)$Z#g#B0#/oÛå#$Ñ#cÙ1u@às…#�bq=uÂ¦kaðŠ¨¶¡dgÔ‡#…CP–ƒfÐ¬¸ÁÌ<text:tab/>ë*�]#XM€ö#ûù|d²C#Fï~yƒÝCªä¾¥0¨ñ5E®°™##P�c#eò~j®P†„´OMK</text:p>
      <text:p text:style-name="P1">LË%Ï�!m#¶#ªüÛ†#xÏöT#ð­â¥¨W#ùñøAà¬ô!Í#Ž¢{­{@ãgÍ/</text:p>
      <text:p text:style-name="P1">–F#(¾�vý&amp;8j ôkp´C’#|Æ6áŸ¾'#Ij¿#í`-2K 8#˜ÌŠ¶’ÍÁr6¥‚â&gt;í±ÅÁ®’æ Å~#ä#!z;#+ÑF#Û#ŸƒÒä#ÅÈ�XRÖ„7#JÄØÀœ##¹#ùM#s™j2DgÂ##‡#üÖ9sm*šÎgê#Á¨Ó Ø6Èõa Ò‘c#CË&gt;R@àÐY¼vÁ&gt;ËŒk‡Ð#ø„/]Ç QÈðW‰&amp;&gt;k5"ÓÛp�Ö]¹°SÓ#OëÂ,qúnlÄýÔÜ�##ay</text:p>
      <text:p text:style-name="P1">{N„MOáAÝB_#œ�Š 4#áâ–VH,ç#�#ÁÔcTí”¬#aTý·!$\%v#&amp;#?‰A1†;(]ÏçÓJ\|#E’#RWÕß–í£)•‘ÖœÇ6#N#‡§Ô#•°zÀÕ#£_“°aZ#Õ#›H&gt;–™¥_#$#æò#½</text:p>
      <text:p text:style-name="P1">²rès&amp;éXP)™#­’.o¹ë€Hôÿ"/÷®K€##€]JŽ#Qc¡©</text:p>
      <text:p text:style-name="P1">¬©¶agÀÂ¶XoG;¡4úÈ#±£`�©#ùå&amp;U[#Èý#¢@5#²×¶îUñ©Í×íV³ÿ5K‹ñ(ÎÒ#48»]Ñ°#®¿ï#ªSÚ‡9ÜD#4}Á<text:tab/>Ôh#H{àìâ”æ#m¢Ø¯—–R°i£†ã#i)–ø<text:tab/>¨Ùšõ¯åe###Œä‘UÎ°¯2­'L­&lt;ÃnÒ—¯·+¡MO´K=%kéaT4Iˆ…ýÛ#Ëï#5r‰D'’£ žúPÏBðòH«ë<text:line-break/>Aï¹Ó|]…Õwéx¨®&gt;­ß‚oh#Èîüª:\#Ø¥Œ±ì@YRââzâ~#à #_{í#£Y¢Oã)#¾þCêR%°°�ËUzûäáž¡%JA</text:p>
      <text:p text:style-name="P1">Cƒ­¯¨o›cKÆÀ#gf`i-^8EkEÓ5aÏUh4œ#»Ó`S#uYÑ…^} ñ™¡ä)1\„½##=#£##ƒ…Ä['uéÌ³ô3`’#å�#fr+È–#)ÅŠ|«‘#�AV ƒ“Ì€F°yRL›#;hÒ$«‘T#</text:p>
      <text:p text:style-name="P1">_#w+#Þ·Â5Ž~~º#x£~#j£$#á###ïë…J</text:p>
      <text:p text:style-name="P1">®«#ëèŠBÐ_^œÖ#©6:qàÛwPkM6ÀWµ;†óOÇ«É9N#üXB!â¬ñ¸)¡D³å#Õ#uzÐ�ežµr#ç6´##÷3Ð©{¤P?Aç-„óÇ@$¹]‹È##—X/e/#L3#ýÁEê·ý^DâÕ#VY·=#Z#u“ÝšœƒÌ·µÔGèÿs¢åüÊÑ#&gt;u?e#±�#ý¨ç?<text:tab/>ÅG##µõ}Aèi·Œ#ËŠXùË7&gt;¹ýôw &amp;¡‰##t#4`</text:p>
      <text:p text:style-name="Preformatted_20_Text">Üºñ¦ƒØ#:¡¬‚‹cC6±£¦J*„VI›qIÙ„b# rµº«ï§p®\_«=Ì#Ù}:#ð^Xuì#�*%%XSi<text:line-break/>ÈQ_SGymï…íèlX#av#�-lllÎ#pÑ#õc#h±ðDQmü=×.+zï^#ÓZ#œ®²„3§4)E’#@xö~y1’n</text:p>
      <text:p text:style-name="P1">|wJf,ý¥çšdå¼“¬VíÔãž</text:p>
      <text:p text:style-name="P1">l ™#¸Ú˜:cÉÅ##¢<text:tab/>6‰ŸØ/#‘£AE_�\ùb#îà¦]Ü#„¡Ä¡{fO#ü2‹/…$®T§Ê÷úaE°â&lt;/ˆHó*Óh`#œ'{óþ-ÂÅÎQ¦õ"ü#±"û#-�#xÁ¾õ‰7‚HU¾K©'TÓ3½þ›#—?!Ð?Ý�äb)=ÿ8u��zsŒ&amp;ì›»3¶JH_¡ýE<text:tab/>#f ïî‹±æ]œ›Ý q¼g#mDð0´Äg³Èt…õ|œ¥@ÊËÔ#ô#nºj•Y‡2F'Å�¶Þ\#Î</text:p>
      <text:p text:style-name="P1">w#þ÷uD…]hüè�›Ÿ²##?à=#†aˆˆiÒ#èÉþg‡#¡\«�ÑÚ,å¿»°1<text:line-break/>T°Tà½”#“ÒmM¶ˆ¶ÑÀ‘#=Éµ:èWÇ¯øý.B³WÏä##±Ð#'`ÕY_WõÜU<text:line-break/>â]í3ËÈÒðF¤øó+<text:line-break/>ëCû5‚ˆïžš7§=#¶¤’(eŽ²[ŠHˆÞè#Fe,:[V+)ª#}äØNä'ÁÔ¿Í¸ðÝ{ç›ðÆš#m±–Êú#öý¶!XK#©D{#¤•�û9##.:»'×Ç|‰bö5«[ý‰G´�KKLç«¢I¬“�#+v?qGž„OŸ�–—ˆ&lt;3÷srÁgà*5_È#Èƒ4{º»WÏBÇ"C±°v7¯­þÖk»#F%œÉÿb#ƒÒÝ/Žýw‰•&gt;Ž¬ÅªàDqòŒ¼¨ï&gt;›[²rDØbâ¿Þ²J#2W#»pÿ#ç<text:tab/>A$)#ŽW£##¤Å�#:7#Å.4ÉˆÕcÌ¯`æò—Œ¦#ö ßG#g½žÃ±P'Ç ¶í%™ø#µr#$ ¶?0žäþ…*Ë&lt;(6ƒ•óç##ó###TÕäÌ%ój0J#mÁr#Ã#7T©_‚$#Ý·Oý»CÿH\Ìt6$Rx·Š%ÆT¯#3#¹"-»®#0</text:p>
      <text:p text:style-name="P1">Ä#úì0!�åDÊ"#_£#ŒY#�ü+T3#2h²3îf#Øç^4XÒð)TTcÈ'ÝÓoP„Kµò‡õ†ò×£qkÈ‡ëSf5;�&lt;x™7Z~-ZÑ+¸´ªA­ÀccnÌ7âÀæöœ4ß‡ÄŒÐzKuvµlF/#¢##Ò#é#-àËÁS`èß=X$›#÷S‰‡Á#—ò##¦ìU8RBQÐQ2b`*«#Ñ)•gXþ#§÷bÔÞk5Ç%ðØtå“#]cš4îƒÎ«í¥åêèü±8]M‰N4[—î#¶Îk#^zº­#ødþæ8Þg#“ª##š®À²ã#Œ#80y##"ä#…Ý˜Á€#D#Ï�#ŽÍ<text:tab/>:Ó‹#Jh½ÌP#íÄ#/´óÁ#û*£U|ØkI¬#™+ƒŠ¶åFó&gt; 3zëtP`,Gl� ™</text:p>
      <text:p text:style-name="P1">#ÒÛ#pGðÉ#é¤;}##—ì`#ü£YtT/é©#$#Ë!¹#“ý{#=7ab�Gk#GC#Z0Ô#™l^õrúÕòwêçDwY'ð°é&lt;ÚáZf?ìÚŽ#�¥¿lCªÌüÕwÉúkò§#Œhè##õËí#¨†##¶á6q„/<text:tab/>6j##ëÔ7ÛÆÝ«ž†”ú¡þ¹á)ã/­G,ãW#ß6kÆ›”Þk¸¼bmÒ##H¥¾ü#óO8 </text:p>
      <text:p text:style-name="P1">ùÞ×á«¹M®šû�ª°»¼Z‡ÔòÙÀñÊÜQ,î#JH•ËÇõ V/†ŸÚ$í‚×º�¤H�Š'8ŒàÑsû®c±ñõKÇ#˜®O\ðgfö÷e#Ûç±Õ¾+¤&amp;’&lt;}'#ãå&gt;#O&lt;Êw?G‚õ6ûøýò»Ù#î##™#�¡#›¡³l;<text:line-break/>é#Obî<text:line-break/>N#c#«€¨§§</text:p>
      <text:p text:style-name="P1">^‡ì€t˜ˆ†¡ªïp?Î4ÉÀ"â#j7#ñäI­çŸ´W3ŠÈ@�4Û#†MºÝË&gt;«Cý#ìÿ|—##Ìçc(/"�ÍO¤¨À#µ##Ç#=h#<text:line-break/>#W?&gt;=Jÿ]Z/</text:p>
      <text:p text:style-name="P1">‚ÊopPZŽœ#ÿt#pA"&amp;##N;1I6^¥N#Ë;"UV‰!1xÙÀ»›à¶Ï#´�ðÅƒU´ŠwÏrÃsüŠMÌæ©”#¬€u#ˆåÜŽ#v{çew-#}k_gW÷…ò”ˆ’ š#§jI{!‚Ìöü£#</text:p>
      <text:p text:style-name="P1">Z1ÖÛ#!�==3âù0J@yo#)Å##<text:tab/>žÔ628¹ú¨™jû2Ã*s²%³mÁ##oFð<text:tab/>{Ý?†:=&lt;Ô¹#i�rhÍ�#ëä�…#êÝºª[%#!~†í-mxÞçšOZî1¯'žps#&amp;—ÔW~1ÐpÎî##8ž²¸1ªg#‰o¿âfK#¦‘ÍQËÊc¸(#[Uø·˜é5#d„#æûª/FLúˆÿ#tVlŸÞ§Ä‚­h—~c4hïø#‰°&gt;=W}²I<text:tab/>Ù#…T#iº"½bã†D¢#‰#=kä#ßêæn-¡YŠ01à·j¦#žO“à¹#^##í#Ï*ð&gt;óSêS­þúÅæn™n „y1sÐÑ#÷¿E¾…z¡Xz5©#^#o6NY71:Bo¤vS¨.˜»«—Xj#“#câ#ÏÎ #QX¥é&gt;qáþíÉþQ” €ee+#ð˜€ìè&lt;Ë^6#Ó±i#;2¨¨�Àh2J¨£2##5Oë.–È°Ož7#<text:tab/><text:line-break/>äùE9’kê§##P#Û#eÊÌd-ø}ÛûÁ#C‹È#Lú*BäC#°8íÍ‚ÄÆƒìð©Á#j#nè+Ð</text:p>
      <text:p text:style-name="P1">ï˜ƒþ®YˆÊ–QJÎŠõ!×#Î•ÚÒDfëlŸ#¹ò¤#¬[#~’Ì0&amp;Æcd9!¦†GŒœ<text:tab/>ÃaÓµ:)‰ÃüÚQ¹‹ÃßYÔû8_ØNt'###ŠQ»¤’Sk&lt;_K@Ð�Ø#K|›\]–U¹T0F#É###9õdyÇÌ/¼qwýÆ#1r'Ÿ,ˆø#(TLêŒ`#’÷pÖá<text:line-break/>OÀäH#’Ø#“«#ÑH¦«#a°1yeÃÆñ6¤«.#Þ@#u]Z<text:tab/>g¡½#‡#v##;YØ÷#Íº<text:tab/>Õ€F#µºò#aûÊ5ôü}õ</text:p>
      <text:p text:style-name="P1">’@"šçÂøÝ[À#Vs#tßC·p“´ßûL¬¯-Á\ÚnF#‡pÅ"!Þ‘2y£Àó\²§ÑoÙ› %C8ì ‰j™¶ôvØW÷q#²±¢¶ä�‹–R“bvŠÁ#:&amp;?§# {jÚ5r;F°`Ù'«&gt;Vôž5Ö#F£TÅMˆ«A[\®####»Y_ÅÈÖevÎ¹Z.#8&lt;#ëI¢Éì¯/¿–)0šKÕ~5jûµ</text:p>
      <text:p text:style-name="P1">¯Ñ#¡ÿ/qjÍAìSL|oWåF¹##•#\�žÄ€Íto</text:p>
      <text:p text:style-name="P1">#¶Ù¾~­Ÿ##þêøy AÅÑo:ãK"Ur�‹#Ð#É;èyXcïíƒ—Ígk#5„û—®im#Í'#½mòÅå¹ÔËX­?:#–~h#lÞmŸ#Tå&gt;n½ o�žh#°÷dwóÂÄwÒ¹Î·9Ñ§~Š»¹¨¾jaÖÎ#4ø*¹£w·}ìzÓïXÍ°|Ò—-¯4±­\×9Ñ#û/ï´nXÞS?-G)g�m#é#ê¼ø~Ë#¾à˜µ•auþ-Ê&lt;y‘òÉæ¾óPê—#3#«&gt;¡|~8±ñÏ—®n?5OTr¯ÊoÚÙËÿ#&gt;¿&gt;á‚pÇöŽ¶Y{ôé;#/#¨¦Œ#Æ¡�¥ò[##ÓÚ#W@&lt;F## –·ÂF1#µþ#êLY8’(9ôŒô¶R#µ:#¹öðªšÆôySÏ¾#?HÃk†}qc</text:p>
      <text:p text:style-name="P1">ºäšn?#&gt;`¿t###@</text:p>
      <text:p text:style-name="P1">¦­)##\&amp;î‹×ï¡0€Û#í8@©ã#Õ=}~kM$#’<text:line-break/>�ÍîOÜÔ¯·¸Ôî#Ù^·Ð¥híVK#G-�v#äCóê?#­#À#ÒÎør#øUF#Gæ{¨²#µMÍÍw#Æ#<text:line-break/>&lt;w}##YW÷î©Ö›0š#EºÝ«Lã™ì‹…³Å�8Ô¼¶ÿ_7¥#T¢#ß</text:p>
      <text:p text:style-name="P1">L}†W�WV@Ñ?”êHÃ#N#ñ˜]îÅ†×&amp;Y#M5#hµ�eÏ'HlÇû#X;±…Ñ°,þs+ »´#t3¥â­z› #^r¼–ÐRÀŽ##@YH</text:p>
      <text:p text:style-name="P1">¬Ú}#"¸#?­#„.éS+¬ø#ÙÓ­«</text:p>
      <text:p text:style-name="P1">¤«#w9†Cf`Ýh‚#t#]#</text:p>
      <text:p text:style-name="P1">–Re.?‚…Ïä»y×VH{zn£¨ýp³~¯gç†æÚ#­Ÿû€KçÄúˆ6™ËÇÃ47%†n�!Y@\#öÚ�xÃ#&lt;%#ÒŸ^Ð‹Í#ÔÌ9§·kŒ«6×pímV#Á›i+ãx¶î,°çË�Û—#<text:line-break/>GÝÛû{é¯iÓÇmÀ##ŸÏÓ‡0####6^@À#‚8:åHÀÖ½Ý9!�##ê��#=ZP0£SAˆŸ\##CímÝ´«Ð#ÇQ#VQ—äˆ#ÂÝëš%–eXgÅÂ##†&amp;¿H##È•yó#6”½Ë!#fåòÕJâ^cÉ{Ûä`áŒJ¸®s€Ð5ˆ</text:p>
      <text:p text:style-name="P1">óBR#‚ï#&gt;ÜG¶¤ú×A;¿›ç1XÈ~šq§@H:õ:ÎX•!¨æë­#äàójy#Çã#ÿdñIè]æ­T�#ÍÄûã®Õ #t©,k!ãD#ìï?u={#H¡�&amp;¿¡¯Ö†I{gÑñç�Œøþ·®Þ®Ã</text:p>
      <text:p text:style-name="P1">Öe##”Àœ#Äšø±ÀFYA¡T¿9ÉMK##×Ÿ-<text:tab/>íÈXl¯÷³ïmVå+Ü.,## ãuÊ§Úá#«#-%@9J‡ñ™ñ‹Ì4@-‚ªaÏ#�IùwÑ”Ð[ž{nîoÕÜ¢Ä©™Ñ9ž2u”#sñõ«$E·*—_Á&gt;¸Í ÊÜÛÿ#{##¥”&amp;##]äÓsÌd}+D</text:p>
      <text:p text:style-name="P1">?##Cƒý­aÍu#„�Ì·&lt;¹0I­ý©#Ê#QüO¢…£ZCnÀðÞ²CI¬êp‹½‚øp#csg%þWùÂOí‹”è†îøXÔ(•#)XChÓ•2Bè²^hU ñ½#Å[(­¯öZŽN�í1#¦øÙ» ¶íðs=#å#¢##ßËßi/^vdµåLÅ‰“¼�c‡ ÊuYv##×f_´#P#¢¨3•ëMY³,èyãggT#ÍW«á</text:p>
      <text:p text:style-name="P1">Î~#n#§„Ë%Á$?íÇx½#øxA#ßâÒ#�~Ui{Ö C‹2</text:p>
      <text:p text:style-name="P1">0–úÑUø?­²E]“Âü”¦–x#›#¯,#Ša¿#;üÄ]OÊ+Ù##�Hã�…O<text:tab/>ÊáDÃƒ¡ŸÛZ™˜##¸e²Î##ï##»´è¾##Y“¼:ýlûXUñD#lZˆFRrÅî#3n#ý#dÄ‡‰š=.ïï£ jíÅ¡#"b4#¨òmß²#¼ááÒ™¾pM/uÚâÉPa•·¬ø@……îX–%#ä€-Ã·2À�#Ärßçè_ŠEqÜœL9U÷~ƒÇ“p$qkJø%¤Ä#õ#ëSÒŠ5å-Ý&amp;æ}¸›W#šUäžwO’—#ÿ@–Ã|µí###ïBßÕ?ñ#SÍeÄ×gÃiís¥õSÎ&amp;#¤K#Ñ×/BI÷:ZøJŒô$¦Œ«õcº‚t„´SFï#1¡«F”šþ„uo—Anbe¤ÌêÂÁÂBÖÝ™.e+�­å°: / dA§Z5"p&lt;OT|ˆqf:*Èã�©•¾8ôÄà£ŸäK¨ãòb­#o�#­’âiÎ+~'¹×-µ-Ÿ#¤*‚#š��&amp;mqÀ‹„ùCÿ|6‡.Ð‰õgÝM¢á¹j&amp;ŽfÚfÅr##¡ä9#/N‰?�ÿ</text:p>
      <text:p text:style-name="P1">"v#þán#Mæ¦�}¬±}=#!¡LÐéæ¨Ü#</text:p>
      <text:p text:style-name="P1">Ü#Þ¿…á_Î#®[oÆ#µùò�Ã#¯®”#[*ê=Ð-¦þÈ±† #L¡Â–�ÿ#‹xc;#}r�#ÛÛ#Ä/›#G¸ALùã®ƒï\`ÿ!è‡#OÕÓ2Ñ&lt;[Î:ïqÙ“ �Âó« ƒïDÃ®#e&gt; ínÉKÉE#Ö]½e´6ž#¾ýu”)ÍÄDB„#i­^##»1#]#÷5©P0#…ÐÁÕèQ½•ˆ˜|!ƒx9í… #H sò#U·Ä7€#×G1Ôçù_#øý‰=9A°‹Â#ZÒ.ëbéaÄ—!##ýEýÌ6²b¶4×‹,¶3#Ê`Œ�×^##@ü¿.žV\#�&gt;õk#~#Ð\8ƒØCŠyú20¦˜[V9\3x%:hÌQœçWûX©¼[#˜fàÕñx#raD</text:p>
      <text:p text:style-name="P1">¿p&amp;S+Ø …Õ5ÑÑÇÁ#ìîE%1H•Îá×'¨µÉQS¡áØŠ;7p‘àCÞafÛµŸJ#WœJÆ4j©6W­a)U?Š•”õ#µ,cFÏë<text:tab/>?‡Ê�Ù¯ã#\-3#�Ê·9#[ÕîH„*ÒgO$Úu'<text:tab/>q#DËêŠ´\Æ’ßY²<text:tab/>·œ2?VqÂ0##ä#</text:p>
      <text:p text:style-name="P1">h^|²É� 9#¯vÅñ„#äÐG1±$©"À‰«##�ªÈFL<text:line-break/>3´#�ÖÑid##ÉY¥#@##@&lt;|#ÝP#Í$ç&amp;’�mTÂón#t–}–Èu•«Í^eÅý:!ºâ#±Ì’)zqÀ&amp;Ž&gt;¤ã ý,?{c¼÷9â‹­0x£ü®t£#ïæ#Ÿ<text:line-break/>ªÚÛQ#ûUZ</text:p>
      <text:p text:style-name="P1">ã´P#—¯W½°k©##ß#•Ö^eÊøVé",</text:p>
      <text:p text:style-name="P1">ïžãvX:B}0NN‚§¿#R°„1ØÒI…?&gt;“Ú¾¥R—�7÷#Õï‰žiÀ&lt;�Ø8Ž#]Œ#wu#Mð/T,è]a¥ª#½Î{·‡}#R&lt;wä#cóBË Å??ô�ä¼ñl</text:p>
      <text:p text:style-name="P1">c#èÌVròû¬Ç<text:line-break/>ÖK:1íz!##F#Ç÷­‡lf¾Sµ°á#Y‡k5(±§#ž«wIÆæ¢¯[0â##%Z+ü##ç&lt;¤pG¢�##�g…6<text:tab/>Æ9›ÌQ_#x–#tQˆ £&amp;#p}°ÔŸ#l#ƒ2¹¯_%Q{„ßÑ•ŒÂ/#n#2^õ#Y#†®æ‚ãŸš1[#b�­#n×•ÎÂÇƒ)â³×#Î�R×n</text:p>
      <text:p text:style-name="P1">"ÄW}Žl—xFŸŽ»×™Ø§Ë#Áæ$®6›ýï#ë8c””ŸqXý²í²6¦+¨u#¶%»•JIOÕFÖ</text:p>
      <text:p text:style-name="P1">Ç‡#‡#Ø2##VmR#q�¶ëê#»T0€s�#\B##cŸÅ‡ùp5¥L‚+pÿBÞ88¯!ü¸„}»ÕY#îíÚ©€FÜ{¥‘£8#åZ#z#‰þ¼OÔ#;ú#De\¨5#�<text:line-break/>»ƒ-¹þœ˜%Ü6ßû]Édà#?sÔ#Ñn#ÛÐ</text:p>
      <text:p text:style-name="P1">¾E#”Ú#W@F·îtå#¼##r3 Z[½Û9ÁK/Òm¢F4‚’##Æ€ì_ý\?è(Ö¬¸Z»�"#¡~œÿ†õ&amp;h¾E&lt;#Ìwøa‘<text:line-break/>##é©žnÙÚÌîF#£™#—±/v#Á7&amp;®#HW#M$#Š…Ò‰¾cëÓðŸz*Š:#5#ŽŒ</text:p>
      <text:p text:style-name="P1">i^#e&amp;#iã ¼.ŒÓhoåî‹Ë‰[óºl&lt;³¿#»t‚�f€¸ý®Ÿ¼}SÆÌÂö6²hN|ííÞU^Õ Y\�w†u‰(#=<text:tab/>/’ö#�#Ž«s#�‡#±“¼†iÍ—4­ÁO*±#©Ž</text:p>
      <text:p text:style-name="P1">ëó#&amp;&amp;#[ŠJ£6äoX&lt;m„ðáå##g„Ÿ$</text:p>
      <text:p text:style-name="P1">E„,ƒ#¤#T@´8z##øt^çâ9:�QÙÎ#%É7`t%Ýdçü…#ªM‘63ÉÝ#ŸtñÇŸhE¦ÑÈÿ=-ÉP·#Ä#áPg¼o#JQjDj‘D/cœtK¤Ôí&gt;#�/#�@&gt;</text:p>
      <text:p text:style-name="P1">ŠgMˆ?Ïäße"“ÝóøŒÛ ï¶‚.wœj–UPO™:†ö²‹ssî'ß.™Êd‰w#Ë&amp;½ÜnÁX‹òõ9ÃØª?=¼-‘°#Æ¸ê¼ì#âï;‚^ï²åÐ#H]ä###Ÿ€z,«»#(&amp;##œõÙÞ{f¢}#[æ”žÄ×7êŠ</text:p>
      <text:p text:style-name="P1">LÞŒüï#Ï…éìï#Û4Ã¨émŽµA¢¼÷�çÌ'ïòÈŸŒ�sÍ:#CàLÏ½"EÒ¡{ÖlÀ%£ñ##²é‘ÍxZxmNÀÏcÓ#Å\HsÙ:#±ê#Á§þ¥#S&gt;‚&gt;@\#x±÷~ß£#Øã1#(žý}8Õ¥£#¼##Þo¥‚Ô]##ˆ^w—­r¯û*\O®eºU#B&amp;²8³?ïQ»##¦#ƒÌ:‹“€a9#ÔÓM÷£ýÓ#X#¯Çfš»U4ön<text:tab/>#!ø�µ“«‡îlŒ^W ¸(ä-ÅÇÞÚ¦XÎ^¬Xd�Þ‡&gt;õ*eäOòþ»tñ&lt;Ž_$Ú(Üu�6Þç°;*Cˆù&gt;ÑoÀ#0ês<text:tab/>C/N #—<text:line-break/>#äâ}ö¥da:@ËêCk'%¨Y°˜àyz3#Q�—Ç#Y1÷vLq‘z#²T1#W˜9¸ø/€#å#x#ŽÜ€¿°BÜ“á#3³ÚCdõœ22ÚdWÿT–™œ¶#yì#ŸNÑ«ó.AÔ¬„Ÿ##ã�À¦�)¦_Í#Z#[ªï´WÏ^G^õ�652„u#òÑ”fíýîZòYsar#(,¤×#Š(|» û9¥8¼ ²"#07#&gt;I#eä.]#Æu&gt;z³&amp;~sæ¾#k¯?JÆwkx#¼tvs#!•ÝH„î¨¬#ö*"0ÏÌzº&amp;_#'®òN¿[/#³~•ÛÎ@ãx¸<text:line-break/>#ÿ#d#È%!÷ƒ²#9�q#§Q�[ò#+ç•Ë¸»Êo¼Váß�Âî#åT§Íî#h#÷±™pø(èZ</text:p>
      <text:p text:style-name="P1">�*¶Ë#-H#ŸÑ;#Çh©#wnÏ</text:p>
      <text:p text:style-name="P1">#;Î#»LC,�Î¬Ú5•¡ÌD*Ã+N�ð•áYÝÆRuš‰ùzÆÃõ%¯ïaç�èlIWóëPy”C�ø,OI#_Ö9 ¾@Ì-)¾ä©'<text:line-break/>²#™#ƒ­##+tž</text:p>
      <text:p text:style-name="P1"><text:s/>Šè}€GL##cmÂ�ŽN#äÄ®RAÛYŒ#úñ#kåf#ä,¢ûæß#'ÜË#n%(4«W®#©°Î¼œó2w«¿ô#œ#·¨l#Hüž3D#[±&gt;³'Vkª«¥›lj»ÉV[_&gt;0#K§ÊJèRþD#z`4üÔ&lt;yäA©ý§ÈMU¦¶##²eò¯wYjêyjY«º‡­#¡¬Ëpß¿}þ‡#�œ]æ�ˆ</text:p>
      <text:p text:style-name="P1">îKÊOÐ‡Íd�èa_t �û¹ÁÒÔ"@‡#–#íÏax<text:tab/>&gt;H#Ï#_ñr­¸½”bGiòÆõ�2}Ðr]©†Á#ð&lt;Ý#|Që#¦#�Ù�B#¥°º è/z#æJí›¡È´„�#QFîƒ1Ó</text:p>
      <text:p text:style-name="P1">&gt;B#ø–;û2Í�#ÌYk#Ä=;Ên•—ŒD#µ2D#{¾#™U,‡›]%#”=†øŸî«á]Æ=Z#ò´7äí#ŽüòƒÚ~È$ß[|&lt;ƒM!§3òüÙ##ò#+ 2µ‚QT&gt;4F#‘ŠìI·‹ø³Û}ÜÉ#F&gt;ßù¤5#åªš¬#g#&amp;œ®#Ð#l(�\GDÖ##8Ú#r°„“=k3?Hv©Ô°�¤-{ó¢M³ê©ç†�R<text:tab/>7#\Ì¤# ÈË�3rLIJŠ#xÊŽz—?##zï#—Ïœ‡ñmwT2:Â<text:line-break/>#KÜ(r# ¨‰ønQÐËg Åü{°¨ÙTšÛÉÍð#AÞ[#ns</text:p>
      <text:p text:style-name="P1">®µ]]dJÑý4§2VUÃC4îóÄóK™#Ð##œ«Îª}W<text:line-break/>/Ø#Ê{„&lt;#í#�¸‰sö#¢V#íæóÒŸ&lt;7é2#ÔŸ##Ìv7¬UÅÕ—<text:line-break/>.+€ÇT.”"rI#.##ÿ#ü#L`«è%+ú×#v�W…L#.ð<text:tab/>ûìd.#=iÕ|J'#³p##0é##�ª$›#z #cÍI|ÍG2##Þ##ö#¦Ø¯:4`ÎûÈ~–Å##—�ô#ƒéH*9±¥08·N¾·í6íu–á�ÿ#–Êj%\P¢a?Ï2</text:p>
      <text:p text:style-name="P1">#Àˆ2?·<text:line-break/>x&gt;=³áž»fP5Ú{¨hÉ\·Bp˜T÷##wm›F#M#úÅ½;™<text:tab/>ŽÞÂ5—&gt;æ²UC£Y²åeG##~¡|p¶¬7&lt;¡Ô¶S+ÿ#,X?œ;º³DVyê#þ2m#±žU(#�2“â-¨µ8|W…##ÞÉrï¨q²D#ŠŒdìƒíxö#-Ü4½¿Ý²~<text:line-break/>m^#�^‚ÕÆõ«§(Kß{7¼/ÿù#�oª�}Ú—</text:p>
      <text:p text:style-name="P1">éê0Œ:–zˆ&lt;m½/Js{K*²:Ü´X#/ì#óOl##ç</text:p>
      <text:p text:style-name="P1">pÃA#ò€†Ÿ´cRÝ#H#ºü0$ÅFÈTŽìÛ‚ø-#”2–âŽ´˜³7^"#Y q–±õÄòØ</text:p>
      <text:p text:style-name="P1">#ã)#H¿þ¡hUf¼íÇ€ö”ã =#</text:p>
      <text:p text:style-name="P1">*!º=k#bÀ#e˜íËÈ½Ð±ð3Æ+#Ë!Oå(�1?pî$9Ç¡#�½�Y#•­êÓÓ¦+šÇëÃô#"&amp;¢hg(æö�e‚)g#?Ú°³õ/)ñâ#¨ºöL¤ÕKììë‹#�\�m•¢{Ç!Þ'ñƒ¢DÕaŒvÇE5…£Q#Ëz¤5n]#a ##/'ÔèŽz²?£%sy—u@&gt;ò¯áô�#]´£mFZ#‡</text:p>
      <text:p text:style-name="P1">$ªâD.¨¿“/{x;-D:I'ak$vPÉ•°¶z¬óäqâX#%#E</text:p>
      <text:p text:style-name="P1">¥à#þóð##â¢øt#šÉ@ªû,í#&gt;?„ùK5ZBH™îƒzA„"Q*‹rÈ#Õ°3#‹œ Äi¡õG§oe7„Ï‰e³Ci÷‹7ñ#$j˜Í2›v»@9çùMiö14“C</text:p>
      <text:p text:style-name="P1">B»÷àîõ€“ÌÅ?Ñ× )M�ˆ‘#6QñÇP}™g:�#3XtT‰ü#=*ãhDAö=ñ¹óC¡#½]Ö¿##è;#îX`]§¯¹Ã&lt;=“RÎ&gt;’öÚ­Žµê�­¬##ça§##‹Û##^r©FE—s¹·Îá«—³#ÛðX±h¥¤M3{#nr#lÛ#\ÄqÀÌ'!V¡—:d$!ÊòBêÛ#I#wZŽ¬³#&gt;�ÎÜØL#€Ä9œy#—.##ºšöêb–6á#ˆ“Â&amp;üí¨±Ü Ù¢Œ@šåw:#TÀvµ)#½R‡'Ì�êóçj¢R/]]Rá&gt;†V#0‹R#/#q³à‰�#pŒÇË#©ó·J“éVÐ-|±˜Ø'™SDe#ÀI¡Ëw(ð#&amp;</text:p>
      <text:p text:style-name="P1">o##×~7cCuõ1#ªñZSh¿m�?ˆ/ù#ÍM«N»ÕMÙ�k#rdRYžI"B³ÜF³qÒàGûÄ#eÌÐ¹íÔ�v##Ô¾#*ûŠœ(‚#ò‘ï=Óíz Ÿ#­†~G#¨#ãq5ËkX\Ïé#æ{fÀy½�:Ï˜ÿaÚå6<text:tab/>$SÐ<text:line-break/>Y4¡<text:tab/>ï„C@Ô:‚G #µek””<text:tab/>4ö¹}dq©^ÑŠ#9S³,³æv-#</text:p>
      <text:p text:style-name="P1">Ê}0Ž‚ÈG�#.ëqo§K#Œ^ò¹]_º½Ý#2nY(ÕŠ�ž:Â#pËC#(Ù*�9ËÙgã##ÄØ¡;Ñô·</text:p>
      <text:p text:style-name="P1">úsÄî?ò#úg†d,!ÙÕåÝ¥ËI=ò3�Í…â¼"#o#~BT_ðí©#gý+8-Øð¨-L+z#6#Š#&amp;…®�UÛHß-z½E¢“[*NR’æ74+Â ¾ç A'Åk:ƒ;ÍŒ|¤;÷V4,Œ¼*Æê#&amp;#ø&amp;HÒ¸d@Q€JËHÏ#ú.lï™�ü­F##Pµ6Îe�åªpm#ç•ÛÈËÐ°#F</text:p>
      <text:p text:style-name="P1">³­{“ÄZ�…†Ó„#qÞ]Ó&amp;#ðcW3#WÞâø</text:p>
      <text:p text:style-name="P1">Ô"´Së[#@d\Ž##V�#Fm�<text:tab/>B�VO#^žþç<text:tab/>j#ê÷ï#'X]•è¶jyÃ/½cÀ#õ�#"6õ^•YcÕ;"Á‹Õ#&amp;Ê÷×˜xËÿw#Û#×›Ùé¤ß²Âø8È§¥Œèv°à&amp;ÙêŒ¸Ÿ##R##ÈZÃ#åóH7#ÙÅy5Å</text:p>
      <text:p text:style-name="P1">ù5—b‘†ù—ï­ ÿ#¼Ý·"ÿc¿èéo#‘Nô#ìí\.[y—&amp;êÉ_'¤H­çÞ¸µ"º#UV±õnÒ#¢Û„¬ð�#ã08tsAúù#ýšü#±0E’ã#²EækÄ+gà#Ðl/ÍBmr=¦¨é;W<text:tab/>©˜ÃmvM÷&lt;¥ƒ#3#¬K&lt;#$ ©—Ö%U##àúª��&gt;#¬#˜#Š3</text:p>
      <text:p text:style-name="P1">˜#%š3š2®…úásZ</text:p>
      <text:p text:style-name="P1">N¦Êöµ<text:line-break/>-Î×&lt;v#�<text:line-break/>$(n#L´ GHn·Juil[#!]¾ô#êN5Vójë4#¸bP`ÿ##�‘W®œeØpH<text:line-break/>&lt;!•íµö�tÒˆœ¼#çfÑnR#t{§#ˆ"S8¾êU#\‹#$Ä‰ÿ42¯vÅÎbÔš[Î[#­lÎ®6Åf5£?#Ú�y#lD?Ã}Y#æ¥ó†â#1‘3ª·OƒìFÚ•¶J#ñ3ƒGÂ·‹r¼#y˜1\u¶(ºˆ¹-�ê,#¢fïÁ÷÷Dá�ã#a›ËÝ­5—#¥)-ƒ/Çßº#ó¢#v_êR^Q�‘�ö‹•</text:p>
      <text:p text:style-name="P1">‰#ÝìG­#vóg©—é(°¯À¡rw›éç—AÏáSsåUã#!ëÞd#øÊÿk¦úq#ŸxÁ¦~à�²&lt;çh4y#²¯</text:p>
      <text:p text:style-name="P1">X#bv###¼![#&amp;€�þ¸#ð#}…?|ì‚ï¯cŠc‚BNiÊƒ~[{«áž@#ÿj˜³#ð&amp;„ä</text:p>
      <text:p text:style-name="P1">µçX¬-í@<text:tab/>0yê##"Š#Î°®æHœžáÓLlã:ïNm:rŸµmÈ„|ý7¬3ã#ï#¯YX#öjw€²×#½d�„Ç#ë<text:line-break/>#`~#</text:p>
      <text:p text:style-name="P1">ôËI^®#üš##“HvR1U­^#“�‚¯Ù*0#q0n#à«¡�’9#³#°##"áC*dE›gô¬˜RÆré23‰U#Äp4(Áó#ù]¢˜<text:line-break/>’à&lt;VcUBÝöÏ###6ýKsà–#Ú8›×/#G#EÁ<text:tab/>¡÷3‘\r3ªBpû‘„]#óÀ#&amp;ÕÓ/#t0H##Ì*Ÿ®2bo�žç#M#á«§¤…ÈlEk#Â#ñÜf‡‡*bgæú#</text:p>
      <text:p text:style-name="P1">##õYIµaïÁz°ßÔ‰üþFÇMÔÃ0Y�{'o»eºW3ô»)êãy#¿ØZ»ÎE§Šö%Î»Çñ&lt;É¢¸4¹#ßUS�Òîû,bVB<text:line-break/>ŽôN[#ëO®m</text:p>
      <text:p text:style-name="P1">Ö§X-¯#+Ä7#þì?»ƒv˜ys<text:line-break/>W#9¡#…=×À#æG{ÔóüÌ<text:tab/>^´´ý‚^##Š{ajÖ´[~ò�#¯W'?éß#|Þ¬#ö</text:p>
      <text:p text:style-name="P1">·{M###È"<text:line-break/>j‘—|ç$£~åM‹˜ù²¥›Ý©EÕH[¸5@#Ö$Ï×#Â¸"ÐŠôÑ#V�ñ|7G€É)Ù#%}™</text:p>
      <text:p text:style-name="P1">¶ù,?sDöwT#ÑÂB—#G#Fh#)=o#è3é._#Xõ5ä!üÇ<text:line-break/>ŸÈ##€&lt;Øne•ë$#]ÛáB5x#\«Ô÷Û³q�&lt;0#OÃtWž6[úFf#qÖq:x</text:p>
      <text:p text:style-name="P1">älÈº##Á# ‚�åŒm#Ô¡t¬å�c:N÷(pOFâí�òr#]&amp;ñ#Š®YoÓ—UÊ�˜¶®fù~[s'#t)Ã##–æz@9Çïì#€´ÑyE&lt;WøqÐjæ[##álh#ƒ»#�Éß5‡##Œð5H#Þ#)ÓAî–æjQó!<text:line-break/>sÎñ#öÄyªÏÑöHSR�˜?ˆ-„�</text:p>
      <text:p text:style-name="P1">#s#&lt;Ì#<text:tab/>ãŸ'x§D&lt;�íý§Û�‰Í#úab–?\Bs)#k#Ç°_bÕ#YÕ‚ƒ#Š#Šº¡,Wì„ˆ‚ Ác“8D¯Œè#“,ð‚Ñy</text:p>
      <text:p text:style-name="P1">âÞIîÖðÚÉ¹áT</text:p>
      <text:p text:style-name="P1">rh#�æn¬zk##j¤#ä�ò²þ#° Æ0‰ñ=Þ#\<text:line-break/>¥#ç</text:p>
      <text:p text:style-name="P1">ÕF�Ä™Ê##ËaØŸuž(8þ#Q^#T5#ðÐÈ/HCrîÍ›o�óJC¸¬ƒí~l#</text:p>
      <text:p text:style-name="P1">¤.æ™Ütî'¼ñÒý1€p¥²Ù…nn#0$2#tW#©r¡##f†ñ´œÅ#,Ù&amp;{ù#Ù#¬Éq™?c#</text:p>
      <text:p text:style-name="P1">¹4,¬Çô#%°èÔ¨ÙG·ôÏ(3€ré¤&gt;:è¼´§à#/ðãiï#_Æœ�["÷ëû¦ø‘#,(³/Ú#s¤ôÿPv~ÊcëËÉ_f#Ì�x˜àƒÅò7ÔØN’c„T:x­E?Ž"?á˜À=Ls'+£çŠÍÍ#Ï–ÒLžÏîÊ‰Øü»#ÔêhëÔ¯dz†WPcÏ˜å¡#,Pcšl#à˜Ç™D'«o#Ú#ô˜uú^H#ÒFuÂžè&gt;aèB›#%µ½ØÇâÊ#q£A#Þww˜šJ+<text:line-break/>míÎiŠë#¼o—s@sÃ÷D›á€.«¬#)j6ÌØËúd¼#è&gt;•�Ý#¯#(ùWÒ²VFë¡ m—¦´á®þ^e#{nuLm#©Ha;­‘@</text:p>
      <text:p text:style-name="P1">ê¸#¡G#ðH#†#n5¿Cª?5#rk�#äÒ�‹š<text:line-break/>'’b71ú$øÛt#=¯öW#†Gqé#Ž×‘S:Û$¶n#èQRs±X ‹VWàLP´¡^œ¨Ú#Ã¼</text:p>
      <text:p text:style-name="P1">#$LÚ#+eu§ó6ýŒ§Å…È˜#ì&lt;ÒÒòç#ÅÎ#*n´£c§~ùûµtøíþ#’ì§+¿{µ70Ž&gt;XZ#´õÆÀÅ</text:p>
      <text:p text:style-name="P1">&amp;8#Øû##è#c`Å#ÉÁI#œ#¢L‘WF°·oé�¨#`5µÎÜeë�sè®šlÁ¤T°‹Z·<text:line-break/>Ò³Äò\!Y$&amp;ÁL†Zyâ&gt;ÞOIs-I</text:p>
      <text:p text:style-name="P1">™8wU„øzá{¦Æ&gt;`´uyó#.·#²#›2Ëô#¬Ì#ñvoW#1ª'Ô]#Ïå£O## Ò.¤<text:line-break/>‰“-ï #\1L Íå�Û�ÒÑï#Ÿ …¹t#:÷Qnf;²#B¼Y±ë½#¼¯ÝÂ–ì°6#Œ¬R##Û(-�‚¾V}Ä¹##`$#“Y#S‚­U´Ä[Tëˆz#�Äûi&amp;ë#ñ+¶ú£&amp;Yáº÷iâÃ�.êòª«FGû#G“#-Êî†›·&amp;\±‘™)ÎñÕa<text:tab/>d0#</text:p>
      <text:p text:style-name="P1">o-|Òáþ¯b#ø#¼ˆc#¶�^£##}÷#ä/Ié+MHã#avŒl#Ç‰ÒÞbÐ0×t@</text:p>
      <text:p text:style-name="P1">)‹#âvH˜€#½9?E�àø~@</text:p>
      <text:p text:style-name="P1">^#(¾œÌ#Ô¼‰Ü1±-Âj–Qí£eñÃ–¤&amp;|,Õ„3_­o#ŸI{ÂÜ©ø£×F9J#œì#æZ4v­C#Þ™d–…´3#pc÷èsÞb<text:tab/>#Œ�`…fø³ýéRƒê6¯Ýµ°</text:p>
      <text:p text:style-name="P1">LàvJ—-×#A{6�qŠ#<text:tab/>¨±#)gLg#ãU?</text:p>
      <text:p text:style-name="P1">a#@MYúÂ””ä+†p[m`L‡e¤ˆ×I½:Ë&gt;r#0Åãz³##ÝK#kD#Õõ•#lñ»Ê´Mõ²%=¦¿�Èns‹#d\ŠèÈ#¡Ý4Îr#Ü@yžYtï^i#åF¡.²„µÑ7Ù?qÞ#óúâµ#Ô£Û</text:p>
      <text:p text:style-name="P1">÷ßßGµ‘tb«rüµt#«r&gt;ÂnInkíùõ¦b¿ò”WÏ™ºöŸ†7y‚aW#è##˜[1`<text:line-break/>;.¬LQª![‹´‡‚ù«`â•W�¤L7Ý#_bñžÁbÝ¢Zp¤å[#�´ií~O!4®Q^”êîÔ$ën#u²ý‡<text:tab/>ÑtÅÐSð›&lt;'Ê•Q#„Rð@ž‚3Õº¿˜#&amp;©¶´jyƒ#àÓÝŸ##?¦Ÿû-ÌÁ®ÿ#Åî#Zþ�MbÐ<text:line-break/>@#ÐÉu&gt;$õÄ+å2­ö6Å#»F#<text:line-break/>Aí��LÜJ#(#{›•©€ˆVñ‹›ŠC·ÓOÌo°y|ª�#Wòü+-€††eíM#�€KoV¶5#•©­®2</text:p>
      <text:p text:style-name="P1">#„Ò­á#©Ésuÿ/ôur<text:tab/>#Â3’¾×# õ”#ø‡àc•‚ñ###™Ni+ú#S×pÒ&lt;ZDÖ#•##9</text:p>
      <text:p text:style-name="P1">¾|#M#nÿi�#›‚BAG#»÷r#Ü##ùS¶¼ªË¿õÉ\·Š<text:line-break/>b¸r$#ÛB�­4u{.P¼‡ˆ¾T¢�=Ô"mÐÅjÉ¯#eŽü~¼<text:line-break/>ö~ov²KÐ@„T¹o#{#ÞzqƒKzp ¶�-ÖÂ¤y#§ÛøÖb<text:line-break/>ÑtÉˆœ-7K+ÁElå#]#Sµt÷˜Ÿ2E$#šM„#ªc1þªDÈ»�ktM*Œòoðj˜¬HE@�Œdù¡¤#�ËÞîF\###r!#&gt;À):¬#}#‘Y2</text:p>
      <text:p text:style-name="P1">“A2¡–àÞþ"íÏžÐ¢«ÇÚ®�E@B¼7ø#Ã6¥~îà�}Àsñeõ§&amp;# -eµ~#Ð3öð· <text:line-break/>›«Ül7Õ#˜!#¿Ø#§B{F§â PŒ,¤Õ#®^ì&lt;É¯b&lt;ÄÊÐò¹–Á</text:p>
      <text:p text:style-name="P1">Àš�q#Ô<text:line-break/>##_HÊõº#sËxI##öz¨Á#&lt;|##šð©»‘žT/Î›¬¨»¸½9féE‚èyj# #ÜYLÜj¾,WžSÖsÄˆØ�úu*(¿±Bs?ü¹ÇøA&lt;##Oí'ðÁ‘¦Iuê§Æº?.¼q”&gt;†Øâ&gt;¾y#â###Ñ/°�¨nÔÖM'­P}RÈæ�„#FD9¤Š@0j#t;‹k˜#¬Ä'ˆõ;”—Ûq'˜L#öC@ò¾Ý=Ì…5¦½d˜*.©&amp;@#Ì®C<text:line-break/>úþžl«#à}#|#SFúZÂ#g9¤§‚˜ÇDô=þ#q6jYöŠ›ŸœAù%LÝ_¡íZòÿ<text:tab/>¦Fa˜U#.#/ø_"~…â²ÎžüÒüt^€©Ë#õ#–Ê±ºu$#ñ#Ö#)¿#\ÀªH¼¥<text:line-break/>fæ^‘4GÇàÄP#ÚhÎç‚’Êk­N’nÖd¹�š³nFeC#šº¨#+#ìîÒ$\b±#<text:tab/>¦–8·Ýˆ#F�#ý&amp;…ÕÚç{y!#ý'–@+ÆVöaŒ#JêŠÑóà«n€d¶½ÊDÝ£³DÛãÖ#V©Gâ§C#mo´E#`o9Ø½G£#~|\‘h¦ˆã•0#ëÔ</text:p>
      <text:p text:style-name="P1">‚©h”#ú¿#›ÃˆÇ9hÍ#&gt;#oMùnE†o#[¡|É.JCÔ5#ôŸKïyl?lÈFéhZ]²´Å]#œ±†8c‹ƒÌ´B1s0K;à¬É#Äà!RH˜#°¨h"|tÃ)zˆ‰^`FY�Þ�×«¡¦ËY#ŸŽÛ&gt;X—ócÖ‹îŒòÔW|B±Ù9|Ò­¤T#w#õ¶.a·kâ</text:p>
      <text:p text:style-name="P1">P%iZã$½u¡‘Â+#Œ¹#:w�5#Â#÷Ó¼ñ;·Ÿu($Óñ/yÝ[(#t�*:šü#oæR2«Ó2Iý#w¶Ÿ#5<text:line-break/>¯º%(Ê#(�@¤#Ø#K´K5–ÿ#èîÏŽ##¡‹¸æÆ#9"<text:tab/>Á##•#”=#úœ�´À±#Ï©á(7rØUÊ�ˆc/lÑI¢+½ã9º«<text:tab/>Õ</text:p>
      <text:p text:style-name="P1">‹Ú§´##æ”:<text:tab/>™î\”¸#B+Ê¢Bi#M%#-ƒ#,¼#_##Y´¯(k1þPÂ#”/¼Ÿb_6µbÞµ�svºJŠ</text:p>
      <text:p text:style-name="P1"><text:s/>ÌÑÒn~ÓlgP#ÿt‰rS!%UÉ›i#Š¹<text:tab/>+këÓ­q‹¼ˆíM¤ÌGêÖ†â¼&amp;‰ÚsrK½bþ##Í!ï§(r“V#Ÿœ^ø8Ÿà#ù©h<text:line-break/>#�£ž="µîÔõ· Ïð‰#¢JÜw­</text:p>
      <text:p text:style-name="P1">dÙr#EŒ¯ðCû/#§#5#ø*##}¶Ø­¸²‚4²Ø#%/ÆÓLžf„#Ø#£Œîú@=%c0Ø§ê$·‘Äèk¸#í##A#P*¦Ý##Ö#?L÷Œ«#Eó²òÌ~;±C##¡#ÿ`#ËÒû#&amp;‘ÉYE\�ƒ¬Nd#3=Ÿn#?ÊÖÅ.QKA¸@&lt;„t�æÇ;�þ\Fš¦„é½×~ÏF #m«#X##,²žñ7µh#9iŸÔ©bÛ#Y�#l#jÛÂ“ž#»;Ð?<text:tab/>ª³mÜa¯]#°µb81#W�‘ …¬Éêì‰­</text:p>
      <text:p text:style-name="P1">H#ànrÀÄ6ÂƒÂTÂy#]¡Ã##Ÿ§š_jC#´}˜'K</text:p>
      <text:p text:style-name="P1">i;›L#]QóªKÑƒì¨~š<text:tab/>c #ööW½#˜3ƒ&lt;ò_×?Ûè…å#&amp;a¸<text:line-break/>ý#vÓðè£ãÏ26O2Ã÷#Á&lt;óS##ûÑDC</text:p>
      <text:p text:style-name="P1">”4¯##d£¼#9i²#A±O�#þ##@ü¿##?ïº‹�Üô.|ñ¬Af#�é3ÿh‘#?ÃÏG„ïYœÑ##ºáÑ7&lt;6«Ÿ#2#­!¨n##7k[ïÐx0ÕQ'ã:qºEè#qlëñží�îÑKUUU¢:‘{�{–ý%#á$"q#&gt;}$?©­Ô</text:p>
      <text:p text:style-name="P1">s<text:line-break/>.XÕDìÛ]y–økt«x1p]ü“ÕW¼2#ôV¹§D)‹#¥÷È(##</text:p>
      <text:p text:style-name="P1">°­š†þ#¶¼u!°f#¤÷²«#ÆHP3Y›#8¨cÿ{…p7Ðz#Ò“ÝÝo6ï0j#%Èˆf,('#�µ£â‡#=9#ËP#µA##}FÂ#�O¼Øš—{ë¸îè‚6ª#hŒß´"SS÷–�˜v�k#°#mÈO HÛ</text:p>
      <text:p text:style-name="P1">Ùý<text:line-break/>�#@€,’cä#EþŸOù#Ãl�¤#TŽd#¡~o²#</text:p>
      <text:p text:style-name="P1">twx<text:line-break/>V"¸y<text:tab/>`¤Vq#+©##÷+#’G‡#½P6üêBœjú8åxÉ#apk##³$.—#èW‡×#z[###à:#ÍF;#ztª³dZ</text:p>
      <text:p text:style-name="P1">-#?<text:tab/>¶¹ I—ÀEg##XÑ#==¸¼3^ãxÄÎcÉÐì¨Ö‰ù#mþÃ€�</text:p>
      <text:p text:style-name="P1">ñ9DlaL%¯]¬U·P:#Pãü;ŸñGÚRZ0yÛé#r\fÆ]‚µÁ;¾¯ôº#�8¡ë]§ææ¡¿›##€ámÁoæ#z#t(‰WÅeŒ\#uýà�#EÙ#&lt;#ót“~o#Ïk&lt;Üíø¦¼3L¹Xÿ#k�†Ñ1#r¨}##©ºnzâ9½úÍn=@a2ÜuÁì·,üë½qÉ�Œ#¨Š{v@w5#¯ã¶j,#íÂ# Ë­ÔÏ�ÏhH2-Iik#]fï¸œ,#ÊG=ºùJ#�Çð8«ÿ;UÓÿOmÕW&lt;”R�ö˜##Iªÿ#_ÔS\Kl©fÐ!#½" #š¼·H‰]îX%EÜöž¨cFyÚ<text:tab/>¡#™‰ð¿sû#$—äÑÁš$.=Ø¨žƒÌo¸¡bñ|(%&lt;Xû¶bö_¨ôI</text:p>
      <text:p text:style-name="P1">#E{Æ<text:tab/>D€#QÑö!ŠìOžÐ``^d¡{¡X#R#™‰£çM®'#(Ì</text:p>
      <text:p text:style-name="P1">øÐ#T0äD•.¯˜›##½ç#ø¦t$Ò’1hýßL¿öæ|##ì4)…</text:p>
      <text:p text:style-name="P1">#mÝò#M#EÝäib…H†©NCêà[”uÊRÌo#iÒènÛ˜#MÊé‘å¤l[ÂŽ¥UƒV·Áˆq~ä«·ÂŒ#•#ö©dI•+AH{n##÷^##zâÉ¤/LqíÆ˜f®E¯è7Î‘[#uìTQàh·#¿ÐY Ì¥Ù~åN”}sÕ.’##©Y£ýš¨Bè÷sÊ#Ã#!(/Œk5ö�E¥##yÇ#à°uoy\êi)êú"[)#kWŒ×Ù%Ò:Å#f”#äýïI¯<text:line-break/>Q#PX###KÁ¨˜:Ã¥£4H™äkzß=ä%#_uÿ…Ûç³TxŸ”ÝkÏ#Í#Í�Ü{®þ¯ÕÇ˜²Óýõ#oýz‚qØæÿ#à?š9RŸ‡Ï¿¥0ÿ6—¤U#N¬³À%G¥%#/Ö #jß¥ÃÁ¨?#Ó#¢g^#ºÍ?I</text:p>
      <text:p text:style-name="P1">=Žè#§…ÕÝòô#¢âúÃ�¯+™ò8Ç‹ïCþV#è­Ö&gt;®¥#A‰—ˆ9#P�Q¾­³Öæ'©†¿ê“¯#ÌGÆpc®wÙõÒC$ƒIlˆv~Ðª*ßRž##ŒÞ,%i©<text:line-break/>HŽ±§U#"#‘#ø#6‘~#cÛ¥/&gt;µ</text:p>
      <text:p text:style-name="P1">+yø¹z©ÊC•‡PŠá|_qÒW–~Ÿ_&lt;#ûÑq‘p!€˜ÞBƒU#÷[è#<text:tab/>#u�$[v»-�#¬ý#ÿp½³ "$a±#hææ#4¿.Ì#ã·ö5NÏYÜÈ€Á~è#¨ÝwÕD#Õb8\äY&amp;ÃžÈ1z½°š±À¢P†ð)nÝ'</text:p>
      <text:p text:style-name="P1">¸"€#ýÔ?zï$<text:tab/>èe<text:tab/>—úÙÅŠŸÇ#&amp;±_È¾|m³½Ï?Ô{éªâœ„ð%Ë&gt;BBëâ&gt;•WVêº+ÙKx€Ð7²v|GÇFÑõ®|#gQ¾à#$ï ¯8¢ƒ$ûsÃ7"!/‰&amp;Y¬çáEùØªÂL#þnòd80¡X&amp;‘Ò™&gt;ÍÆB¹ÿ4Éƒz[M'##ªÑ#R'|6ÁÆE?ÔXçÄ%RÁÁ#ïBº#n’Ò¨%iË#h ä</text:p>
      <text:p text:style-name="P1"> _Øøõ]îÝ#A¼#�e6Ï ¤s04IÝ™</text:p>
      <text:p text:style-name="P1">QÙWˆ##‚ß(ícãO‹'C&amp;ì£¡ƒ!�3Ys¡#†÷^p­=ç-«Å ¹æ##~i2×#±¥hÝ·jë/|Ê)[,¯³#£†##[pÁüH+ÙÆáªƒ.â^óæŠ»‘Ž#fîJ#ü'ø™Ñ###œ¶¸:&lt;pwøAÚ#V‰Y|#.À&amp;‘ð#]„¨\iÚÀŒã#ßüê##�ªîªðlêù a‘Ixi®û»nŒ(*ôŽm.ânâ#«Ì#E#HŽ“ù=àqÒå‡õœòeð¾ßµ�&gt;àõÔé@o`XGA4ïå¾®^&amp;=`##§­rfù‡ª‚T¦’uðîAÃ9Õ›<text:tab/>ÿ/¥š‡ù†p#/u<text:tab/>~¶</text:p>
      <text:p text:style-name="P1">ÅXgÍð#gN E¤rå#&amp;$)öüZÏ#*Ûwõô�‰ O#›P^Ó){*«ï#ˆf¦ŽÄCÃò†¾“Ih²�Æ,©'&amp;sŠ@¬-âàYÝ}°�„#Â¿¹ê#O¦IÊ\L”§#{A»Îå##ÒýOM\##¤15&gt;#l*àûHµ­úÀŽ`ŠÆCB&gt;#ÂÅ!¿OsûÝxÖ#*Š#ªû#¬«&gt;#ï†³éÚÌ&amp;�</text:p>
      <text:p text:style-name="P1">#€6ï#¼’#2˜¬—�©QeRîþÿ##–�98ËU.&amp;0Ùƒ#</text:p>
      <text:p text:style-name="P1">Šß¸3“šN5Í#7 ¯@º#Ï##’###ä´ÖËX)Î2&amp;o¡A¡ÙÄz+Ü~#né¤‡LýP�/†¢ª���®y#}DN=ó¯Ï#Iáö"#Í</text:p>
      <text:p text:style-name="P1">š£�;#õñ“–,"wqþ»N3/¯¤#·5Q=û!ã|FµÚ¥Þ\æÊ°</text:p>
      <text:p text:style-name="P1">’öÂðlÚL+#A‚á#êÅOÿUì##ž.¿é¿ÞÚ#A¾›#L„Ê#È²w›”#Ý!A´{Îe#{B;,IóîÄç˜zFòÉàfVÜ+©ßþ5&amp;F#*nmÔ@,SQ}­m«uð. 2#aKîH®w####$\.##Üh8Š#çMO]ä#=¯.õÍ#‹±Râ#9oÈ#…ËŸâ¥4¯"Nñ\éò#¸Q….B€DsÖc#‡R&amp;l{îÂ�ùH/7•;�/<text:tab/>à¦€IàäcN˜##ÄËz?ÿO#“)#ŠCææÙ�</text:p>
      <text:p text:style-name="P1">Q#9UÇs§ß-øî 'ß!ì2<text:tab/>ý±-B}1#=\X½)©¿‚üE™#´ž9é°ñN¾Ÿ§-&gt;Á#X™CÖ/÷'~DˆÃþÜn=Ë&lt;�ö&lt;½n‹_/95î�G±Å%x·š#ÿkýI'kÊ¿ByB&gt;ö3ö¸Ö#µ³žÞ¡q�k#¸€#zMìÃXqâ`­O#@t³übð#&amp;»¼ÝkFú–•¼ÔÀÈHù‘šò&amp;¼vý#_Éÿ#Ý€à¼,LÐôƒ.úŽjŽPÖ¼!ÞËû|Ø²Ì¡rSÖ^¾¹:~XÞK¦"Î(Œ#ƒ³8#ðu„›ž^÷VXïn<text:line-break/>ãû®ÔÆw ##,Ÿáò¼³ä</text:p>
      <text:p text:style-name="P1">»…ÿOÚÛäÅäaÛnÎ–Ú</text:p>
      <text:p text:style-name="P1">‚Xf#cx#W9ãvgG#Ò#ÒŽû¢ó# P¥ ”6Æ‡-y»OÍ#ö·Né¶;2µ<text:line-break/>#š\#ÖÃ°†‘#ŠÒ##uþ4#? ±#,¯k'Wo¢ÍØ##ì*#åf#,öîÎ†#&lt;áp�ý‚üMËwÎá¨#b=%#î&lt;àUükÿ#™vK#I^å½Í¼îÄï–9#sEä¹õ×œŸÌ&amp;*û§¡è"•W¦â}ú˜#9žçÏ</text:p>
      <text:p text:style-name="P1">Be7##¾S)‘*ó¨ˆ¡Ñª#;ô?þÎýôœ,H™­Ðß¾s Õ2(Ž…:[.²\3?Æ6#Üï;Û¸µk™O</text:p>
      <text:p text:style-name="P1">?œÐ¡Éâ###</text:p>
      <text:p text:style-name="P1">ˆ‘¢BªLŸï6þvõ�Ú¦Yª ×ö«:ª•tM}ð#q†ñ¹$­×lúe@v#²s-Üƒåš#‡•KB#ÏÅUí¡²^»F</text:p>
      <text:p text:style-name="P1">Îšü�7É÷müñn#B8t@ãÒ#*Q<text:tab/>$f#û÷Û1ûer¨Äë£ó•BÆ”¿#–W‹w,ZK!0ÓÁÈ9##oìš�fÏ#*#åa–#VO|`<text:tab/>Ðj�W`#náäl¡‚Ï _Ëñ ?ÝÜS=&amp;ñ¹4"^ÐÕ&lt;-#Í&amp;ò­²</text:p>
      <text:p text:style-name="P1">Ê½žÐ#©º±º¸1�±.zÊÇ.�õcçÜÜûw&amp;^µ»Sóµ'(Üy<text:line-break/>Á�&gt;‹4¤ jæõ®Gˆ³aôâ0R</text:p>
      <text:p text:style-name="P1">Š|:\EÌ‘#Ãë7àM•SÁWZÃí##è¢ÓØ4«Ì##!L[.ú›##±äî™r“nûŠ¨ìúqè}€ÅöQáþÝ</text:p>
      <text:p text:style-name="P1">�Üý##Iì²¿w§dûÛ:–#QI}“XÌÁÑdþÐúýz%Adä¾Åú&amp;BjÙ#&lt;%ð¤Ÿdô=#Ä´¥BÎ�ôÚø�µÓ#æO#T‘Ûr–¶õçur)E¤tÓM#¬©vé‹rX\Å#ßÂk#(«Ó¨ž#U#û�Õ["±„)ñ¦ÔÀÑíÁÚÓUºÐ¨ëÝ…ºJRåµ©�#‹T¡5³K‹T½\äÆ/<text:line-break/>±½áÀS®$n»�ÏGeÕ§¦##Û¤Õ¨8©Æ=?î‹bì¶UígE###&gt;œ#b#™t®‡ýžÛ#Î##ž8Ææ#ÿc*Ô#JXPù^‘·#à#™ÊÁ¥šÀ±xx#¥—˜&amp;6áþ#ï|#°## Oî ^</text:p>
      <text:p text:style-name="P1">6PäR‰Íä4îàNv'ZZ6c'-}ôÅ¡+Žxj¾2ß­«2Xw#OÂŠF³#6�#À·ºv�…³×¾ÆÍ]8�#ù÷¿üoÃÉ-#ß);</text:p>
      <text:p text:style-name="P1">—:ûÎ1?X#ï„:×’~gs–#µ#¯ðÇfþ’rÒžbZ#W#*}ª#Y¸ðòjnÐA</text:p>
      <text:p text:style-name="P1"> ñ#\ÿ~ú[œ&gt;#ÖI’wþgÌÑ#à#3w#Ÿ$W</text:p>
      <text:p text:style-name="P1">/«bJÀÂ#ð´DsÛ½5üº}¯�šZ¢ˆó#Ü-Ã9K»ˆM4#=¼é´€</text:p>
      <text:p text:style-name="P1">¯:V¢ÑPáXï†jÂ—M®e9%D#&lt;xMª#tÏM†Ã(¬#_x}#PpG&lt;#©G6ædš3Y¿vˆŒ&gt;�®í%%¢1&lt;#ëþ#! ##Y&gt;Úé###ÁÊöÐ#éOšÉ##´##¨1¶jÀÒRâ|ª„c§q#NRcN###Ü“è�ØÝšHU¡�7##²[#O“&amp;n“y‹·0æ‚ÛîîÆ#§øÄ¨ÁÛ»þ¾ñ"ç##¸{4²ñ‰`#ÿ#b##Rd{r#hTÅxFH#`¬¸R#à¸DT#5#¾c+�‚—ö¡äþ,54¬¦Oæ’¶Ég®f</text:p>
      <text:p text:style-name="P1">‘F|Û¦°###7##¥VÃU#X"#mîMÂp ‡þ#±#™AN¤ÅVà·é¾]V"¨ZJ#EGìú›ð—6‘Pî&gt;AøjÁÛJ)Âš'ë#+yÂØ–_Þ}I4üç¯º‹2ˆ@Ÿ˜‚i�Í¥LÕ'”�Ž#ô#1µ­_çm#H&gt;º7¼HÊÚN}½÷ôI²äD\#+X±A*n]—ýt™è£ƒR¢“#Ê#:ìîß?ˆ�%h<text:tab/>çì_äíˆÉ~ª„ä¹žãfàæ,8ÿ#Ï&amp;síE“Î,­Óü0àgf ³ã¨ì�¶°”Ù¯m#”iÑ#$žü÷ ]#@Õ‚±á %’?’¡oÓ_½#Žà´ªCß»õÅ�<text:line-break/></text:p>
      <text:p text:style-name="P1">i&lt;±tÊ–Ãµj;ŠíÏ/3*�ˆå×W¾##Ý]�nY#µ,‰`i=|#æ.~¦Ó™ø#˜å7±#¥­Äç.</text:p>
      <text:p text:style-name="P1">�ínà]ü$Ç¤˜#Äé¯ÏÆr{#ÝÀ"Ì/O+«?#FúEaÍ¬¬##zQ‰U#8�#ë÷hy{9ñVdžªó,›Xè&amp;-Ê¯AçC³£Rïf…–¸.•É§$</text:p>
      <text:p text:style-name="P1"><text:line-break/>{:#*š…³ÛâìÎ Saé-�½çÓ˜€\2›=Ð›P:&lt;«é±Öšq#÷ŸÌ#í¼G#§m‘ŒÜ›ìÄŠ#0qq#’¤�KAA2ˆS&amp;×=·:¹IoèD#mZñîÙ3™6­(#úÖ)-RJ#�ØÿgXË5/H#³#,ˆÊ#NqýyÅ9¶ïR##¥’Ú8y#�I#K”#áÑF#<text:tab/>ù.##At3‚ƒo8ïKü#Gv»Yo7ª„-�Ã~#l]è‡a¸3ü(o#ú¼¼¬€®áÖ\ŒL#~hÃ#VI¥×?}ý,ÚÄ‡)q2ˆA7¨’©}ÙlÛ#‡—</text:p>
      <text:p text:style-name="P1">kÆ×·Pœr8f™ $§—ü#Gy-¦Ì#g³ác÷†TËµPâQoAQk~Q™’ƒ#�‰/¥qØ˜]VÁüveþ•¶#k#j#2Â#å&lt;#~#E)—#Ã9_;½=DCÞô\ÌÞ#;#Ku®)7ƒyÄ±À«Ò;›ÿ=vÓ‹#‰#tžÈñId=ÿmP—Ùï-©MG#ê•åÃä±#Êˆ½Z#íïÔõÇaRp?æQpW~#;8×[•«÷x<text:line-break/>zB¾Çt<text:line-break/>or±/w�##ÇØG'”�œa”#_|¹#°…0†#‚3÷ºìÌ{¼g#­Ü¿# Þê�b‡ø]òŸ˜7##V#Ù&gt;qÊ¦z#”œÞ„6J�³ã8¥Müü:Ô#«Ü##Þª¿hwÙ4üß#¿#çî<text:tab/>6[êÍ†,¸ ‡°)g½`.8&gt;#fe8¢þÉÆOÑ3Ž&amp;øÒÎ</text:p>
      <text:p text:style-name="P1">M�/ˆÄŠIû#§#=&lt;##eÄëÐ#ìÐe-¼«L%/ÛÛÓÊ•^ºKþ¦tÇã0ñ˜#—¬òç¨ó¨—#ú4U#G(º-û¢-œ\Ä#©#ClÊO`71##ä#%�ë!#Tp_-#I”#jf›²öc¤#þ#!%¤×t&amp;‰#C<text:tab/>–YŽùZlŽ#Ë|b¸z<text:line-break/>vŠíaC#HÊì“täuà&lt;7tƒ#¬#Ù)w‰éä5J†#šIçQpuŽÈZ/þšh¾¦˜‹«ï##z0^O™Ò¬f##[#ÙpÈ*\Þ#¢Û¤6¿#j‚<text:tab/>2W”¤±xB}#{d¥+&amp;¸Ð2ÁB+J)Ô{ÍPÛ¼û#‰',ºÎO1~‘\5(•»AÝ¹ó@£ê¤Äo¢É#4#±#úE.lç½¹%Æúßƒ('ñæŽfl­y¬¾#5rÿ:5˜Ï€^s]3)OÕš�€Ãî´í}ÒÞ#œxí™�ÿ8¡ùäq#Gå¦óåé@* •L{9?j=-UÁ:’¹û€"áÜ9#§™é�#áƒ#a£¶ñ¹¦à&gt;\ÁÜãLK#í)‹›C~ìeèËe5áLv³¡¦ÔÐ#Ùø ##f[²Æ¿{3ß9rV”ˆ#€ÐpéMî#Ú0¨0#&gt;ô*œ‡¯à#¾K…Kí â÷÷;0‚AÓ=ô-×kõÎ9­#«#|Iáˆž’Hä{Ç²À#EJ¥·,Mx<text:line-break/>—Û#°&gt;W¹OæÓ•28ÕÞ4ã•&gt;#w#H#„#Në_ž¾õ(#(n#'O·é³&lt;Å„ÏÄÃ©ú­o`ï8\l°íõ"È·w•´Ã�éJ&gt;#…ÄvÉ#–oã##V#ûéü#Bæ�Ü_<text:tab/>#ÃŒºn3!n0ÕÇ\:n`a‹#ùª;|#�íÎÁ´®Ôƒ#?Rgç_¨0vâqAZ/½r¦KlËš&amp;#"ö#¿#ó�9#LJÁ$:çi<text:tab/>J&amp;#2:lê‚¹ˆwo#6ã#àL¿Mf&amp;%#I¹áY›.rQ###ƒÞC±bi“ÄcÛ›çJ²�º&gt;‡ #KÃˆŠuˆ#»Òn¯µSã£?ö¸!X}Dd8‰!#ú^#q#�ÖÎ<text:line-break/>Iÿ#‡ÝçV#ÒR}ýA#ÊÍš›°#£²P2jžå*àX&lt;¼²^:x¿¶Ù³*þ3îòz‘©É~‘crÙ Þûè&gt;\âw›PïÒ*ì´##06gÆzÉ#[–Äï#’#m3sç÷a··#û_##Ö)ùÌ&lt;ïg×HÄã€a</text:p>
      <text:p text:style-name="P1">XìÅ­Ä¼#ïH©&amp;##Ásž4Àž‚Ï4¯hI~ÏhA##iQ+ß­#ïpk�.¸ßl0M6ÄÒÇ)qÚj±^âƒý#ûB¦§# ,JÝ5Œ&gt;å#'Ê»öÃ¼ñ‰0ìÚ8'�#}º¬Žð9¡�M#‘³)Öt&lt;ç«#±F£©õNÄÓ$ÐÁHô–…É°gI#˜özá</text:p>
      <text:p text:style-name="P1">üŒ½¼ãvK�†#Û#‹‡óüÎÄ¸&amp;*ÝKÿ}g†c~ #0ò‹¡û7´§#"#;.bÅ»�’‘h#¿#êpR##d£¯nfCÊÅx%qgÇ£ Åuž‘#aGÜÙ�ìÒ()Âè{žC#ßŸ#‘?Xä##`T¨#8ï!ås¦Á€P#{u#~#+Ö‡b<text:tab/>{0#Ú6f1CÒÂ;‰ÍìÛú¿: U²u&lt;Œ&amp;ˆûÐ‡Å¤#ëê&amp;¹‘NDþ#%Òëâ£s¦egd*v#­�X³‰Êwl†tF‡¡È_¬w“`:ŠéàE#(³�2«Bb�ù�–â#¥•ƒIÄ</text:p>
      <text:p text:style-name="P1">u</text:p>
      <text:p text:style-name="P1">N,#Õ,`3k3Áà##½:é0ÇeÍO�#èAšÿv‚un¢!¾ãdX:�¾w‹O#lâ;2žj²j®·[-7¿’`ÇDJ`UÆS9à?à#o»õw–Êoüÿ## ·E#ñ•#ÖoGGaƒü·‹6™ÐÙç«¿ÃÉçu8Ë®=Iß—/›#«®¼mÛ�¥v<text:line-break/>UÐ##ºWf#Éyˆ¯ö3Â½FfáK²¶j’+XÃÄ#Ÿë¼.Ù^¶Ta?¾–#ž½êJ¼<text:line-break/>„&gt;ØØ#Ú0ú:%¶Xô(##ƒÏg#˜«†cÐê’˜#"—Á–#Î5ÛÉCÀçõFÿ)#\#ßzD2—ƒ;è]ü›!#-û),…&amp;i˜h#A-#ë¶¢ê'Ù¨·</text:p>
      <text:p text:style-name="P1">]ú)�r</text:p>
      <text:p text:style-name="Preformatted_20_Text">Ò½þ¦6çCv½ÿV=aÌ##M#A5y7#Ôk‡“N5###Bx˜Ï1U:eB|#æX?tÉ9˜æ$ÉñŠñ<text:tab/>|##rboAiC@TÜ‹ì¿UÚ#]‹›ö&amp;p¸L#VÎ›òË©˜ê‘¡õº‘8#¼µ0·#tnJ%ý�ª0ñmœ;#›„ë/N8”4|™SKe\�áP�h#É•$yÍ’À“íoã¶á‘º\1;¡†[*èÐ¤Ì+6F6;ø#<text:tab/>?3–ÖÞØ�#ÖÕ–´ìb‘ñêä&gt;‚vÈ1V¢kÛßßfï£W¤·H÷Uš0qc^#Œ}#ÒøLÿ4Ÿ"W#Ì•üIœRP�A7iHGàB#jÜ#Ë#m¾e;B‹#€¾–g”–©¥áË#‡UƒC<text:tab/>¸.Ã|ƒÀíËÿg#0S«#�º#™É°Ñ.</text:p>
      <text:p text:style-name="P1">{²úâ�ìÊQÓ¼òù#°eƒ˜�ÕÉh²Í7ÃÙ®Ê¿c“ƒr&lt;UÝoôÈ?§h1Ä,±#¤P#‡BŽD¶7Ÿ?üMº#·´ kå1;#œPà¬¡eÛHî#—#2{¡ƒÞs·¤Ä7œûÃZ<text:line-break/>T¨ôv‘+õRÿ</text:p>
      <text:p text:style-name="P1">E]<text:tab/>#À#ßï¶¹uëìóôÎy<text:line-break/>fþ`·báKœ"E<text:tab/>„`#¡¬�2ÐŸ¬|²#ràÆÙå››©ç@[ì�ŸMfósÃÁ€G/Rþ#~àRÅ$ÅËY ù/¯~N›Ê¾‘,óÞ¿?ò9“Üü#ÑQœ¥½Q›ÀsR9£¶!Çh�#Èñ¯q�=Œð3™@H#ÿG®¦:hèE&lt;"ž÷î</text:p>
      <text:p text:style-name="P1">ÓÂ½hc?½#ð.ç}‰’ó(6ÑÍX47kƒSªÒ7lJb#F¨´™#=Ö_SlKXÐ¼°¢PôIŒ{LûÒ•å‡ÖtÓG\Äâ½Í#û#!ŸFZû˜cpíHº�Û+#~úÒZ<text:tab/>#­î.ÍÛ#“�&lt;hþ¬#]±prì¼g1ªAçHŽïÂAÜáÖhí²å#'­Øñ###@#�À/ŽÊJÈ€k»½µÔ‰¹q9í#°#¤àU}ŠL×’¦8;VaísÆ´Û3Vž�#WÜ§Ê¯öZ¶#TµñfìP#|@=–ý_d—àÿmE|#ÃO#(\#àÆ1S«„|#Þ*îÔ‘ÑW#+þ#©nÿ€tÅIWlˆdvÂS”#Å@úÈÙY@€*mt´#áË´/Ãôó##@#�=æX”ë·2ž•aÊ@�|;€nó©þ„œÁeÛ}‡¸[ñŠ#¯�Ü#�ˆx²¦Št �p·þóœ±oû#™”0�T&gt;,Â#Cì##in¾¯ ! ¨4ô##/ŒÉàñº`.Š‡z¸#3#ÔøêQ_p¦³…_</text:p>
      <text:p text:style-name="P1">Ak,ô‡žéBðL˜ùÊY€Gã¯˜</text:p>
      <text:p text:style-name="P1">8EÜŽÙp¥4FüV</text:p>
      <text:p text:style-name="P1">§¨kÞàWòë(Ù#Ä</text:p>
      <text:p text:style-name="P1">Á€l“™ä#@H^zº³#YåÙõZ©pìf9B�3ˆ&lt;Ž#5×šþÃ¨QÌØ ¡ê=#zK^˜&gt;v¸?Bq›8.Œ#ÉSu<text:line-break/>#n</text:p>
      <text:p text:style-name="P1">�Y””jp™fÎ.¦#ì§ƒ#ûÇë¾É##«Ï1qÚå#TŠœî%^¹*=#³÷hY‹Lå?æ(ž¼#ÛÙ”|ß´Æ##Ë#]tþM8‚}›5š:.Kö–K§¤###ž:=@J—­&gt;#‘òH\ÄŽsSqT‰#ÍL.¥Ý1ÍÖ#‹ÌRi#ËXš‘µµ"Bþ#—#¸Žþú¥EÛ¤ï¥ÓÕlexœNƒ#\ù¬©#¯ÚAî#q�ÛÑ°Nî#KÞ"Äº­Ì“�[Œ{Ü¬Ñå®\#Ó¾:[®Ï#O¥Çë#™ï1Þì¾,#2t#äæëXfhŒàØÛ$»à—á Ý##ÇY^íèK¨Ækuö#“#&gt;ÙdÂ`õœ—#\#¥˜‹#ØäÖ{žZ#KuÆð¥õ­WU8Œ##BÂ#°P^YUq#ûGk°#2öK</text:p>
      <text:p text:style-name="P1">)4ô#}G</text:p>
      <text:p text:style-name="P1">¥×e##�ô”á“q;é7š&gt;3(</text:p>
      <text:p text:style-name="P1">†Ê�?v#„É#"þíT#~#¼çÖïO#)7#Ñ¼Óz¡J#ˆìŽ#ÔxE¯¶#|¦U øWSê3¨D##ž�ñÒ#^™#Ÿb6ÿ=¬#:@#Ÿ§}a¦�‹¥+1éîÄWeä¢*í#ÒŸµa/½#[Ú^ÊØhû1)i@§.#¢HOpíM™*œþávHB-3rZ#ùÄú#L›dI#(ðA#Aw�U¸,½#ÆðÔ†kBè(pùgPü#ýRéZùô�÷Ô/I‚x##ú~®©K</text:p>
      <text:p text:style-name="P1">M�-¾«&amp;…8w-kÂ[²c#-#^‘ï�E!WÐ›'#ïê¶u„ÁnE÷Äõ)×aà#0C#Ø8ô#qE#ø&lt;#§�ìUû+.£šKr÷t¨Øt#$‚#ù#¢</text:p>
      <text:p text:style-name="P1">T0ôÚøòR:##ÞË)5-#…azå¬üë½#Ü:J1}</text:p>
      <text:p text:style-name="P1">ïÿm#�°"J]#bàÔZ±vÁ#OýX:mMððØ#@R#öe,#™ÃÕ{</text:p>
      <text:p text:style-name="P1">�"Àv W´#Ï|A� S@&amp;#"êõ#Ò °#”£</text:p>
      <text:p text:style-name="P1">-˜Ày#gÌ,9É??Á¾n#·HvjåÌ¯Ò#úB¤Ô£©#ôÖÛ#-€“+Ö‘ûF÷íìµ³b»˜_iò9j€</text:p>
      <text:p text:style-name="P1">ò ugSÒ#ýZR#5ÀQßeŒ#»;¡qXC{ðšà{õ³ýnT%JaokØËÏT«{M{É€Ñ*R¸_X¢™÷:LG+óÀÏê.ïÂ×N#èQ_­:’</text:p>
      <text:p text:style-name="P1">@—#ß‘Ó1#:ý§Y¬ý#£ÏM÷-#•mÿ#žÛëuS…<text:line-break/>äp@ÃžçR##5¦#×æa›#¦�jOÄØõiÀ##p#Ö„ve{­íe‰¡°ª#||Ä–BE]Y’ûö�‹M$´‰#ƒ##°è¤#ðÝ¥'ãOõ7SÒd#Òø²#SP‰›wñ7&lt;#){�Üži˜oº&gt;WK#�R#áx9#‡1òÂ»ý#ƒ�À</text:p>
      <text:p text:style-name="P1">±n|"÷�.cQ`»»âqJW¯v¢úGðO#-¾#Æ##›¦š™Ö</text:p>
      <text:p text:style-name="P1">ÄÙ|Ð„»ó¤šÅúpáDLäž‚5#§‘¯5÷ŽÒE¬Ñ³A#ì«Áš#P_#lõ2X|$#9§!Î#žM±�ð#<text:tab/>™T[O76ÌŽû·}û{SØup—X##K;ä#ÆÚ#ùÎ#Étg#ì`]Va×#XnŠˆ·È#v”¢Ôäâ/SÃŠ¸pb'Â–�ñ‰†iYÞ‚�WQ°#TDå#&lt;VÖ´˜/ÌSch##Ïs&gt;#÷m‚Ç`ó½z##þýÍÐÂG¼ š©Ý¯ää¡–—ÑGÁ’K¯£1#N~àµ•û?ü##ÂÅ íxÞ`lu</text:p>
      <text:p text:style-name="P1">t#fp”õK·§ Â¸�…N÷Ù ÷#ƒ¨çá}|ê��N#uŠ4Ff·#Rn’¥ƒ+‚’¶R_IÒ‚É¤</text:p>
      <text:p text:style-name="P1">°ò›#Ú|Jg#Ìù###Ê‹ç9Ã#h#pç•ø#¦#í…&gt;Ž°àmù×†V»*ô�³##Ò#5¢ Zü##óÂ @ÌúKQjW`V`&amp;·éf¯ Õ›ý’#¶sUuï5g&amp;¨@Í‰w�è#�é#÷¦°é#»Löí½¾í**®ÐSZ&gt;ëf^À–üØodãâ©#yž##±Dƒô^KQåÍ–òš7êG&gt;W#ÜFš?–=²É=¬ê;#¬~s#d«R%Õ#U¸»#Áú±u›âöe‚ åéhÝí²#Ô�”=#Ã¾#�Æœ½#Þtkò#ã7–hôžEæg</text:p>
      <text:p text:style-name="P1">ér‡šB‹i'À—"ÐhËÓ#</text:p>
      <text:p text:style-name="P1">5÷4ÛÛ�#®±¸eòÓ©ä’[ŸŒ#V#E+¤«#´YØVdšr°±4G#¹=ƒyî±³]tbâYOEÏ$@|“5|»ý˜wï™g¸íTð¯Áà</text:p>
      <text:p text:style-name="P1">ý<text:line-break/>‚#•±#é½çâx$N}÷òÜHw‡žM› \Œ#ïPkÖõÄÝÛ#»&amp;DÜ]²AP&amp;%…#¶sª#'¾uÑ¦Åý¹ä�</text:p>
      <text:p text:style-name="P1">‰£Ö@[LÈ¡#âËp®•øS&lt;eÔ%Ð[ˆ#"­¦9#º.#œZ§ÀÃtlÛøÕ##Ãå±—<text:line-break/>Ñ=ãý#µT-9#‰ñ@#ÁŒÇ].t&lt;z–,Xv/ñgš<text:line-break/>§^TÊ#:Ù1#­##Ý¸#®‡ß/Ô#0{#ª#�žïm‚#0#‰ZË#FÔO”#±Äôª­°?äŒÃâœ#'‚#¬Ílv5‹É&lt;Z|:ÞPƒb</text:p>
      <text:p text:style-name="P1">ä™·f##ß�À¡®#Óÿgˆ0ñ@ñÚ#í:‰?ß?ƒ#í#tÃHx#<text:tab/>Z[#»ŽSy[Úe†qbbä&amp;`##5ó4&lt;79ú83×ž[’#=�S‡ºÖÅ.—ˆ™ÈJ#ÙÅ5F¦÷ª�ó##’:[Xk#É�á01lÝ‰ÆØ’ö†],¤o2ð9"#öC{ñKæ~Ê"VGiËÀe¥µ�#~÷‹mgK<text:tab/>Õu#„s­j#†ød•#¥ö#+¹##Îí#FÓ</text:p>
      <text:p text:style-name="P1">#[`lÜ­2îâ#÷##»‘¼D°#ó‚üE'öŸFºq!(tíäÁ�Ñj9À</text:p>
      <text:p text:style-name="P1">ê'¿“˜LÇƒÖ#¨XYlÛ^p’B|™Vc~&gt;f}µÀ#Í÷</text:p>
      <text:p text:style-name="P1">Þ§òø</text:p>
      <text:p text:style-name="P1">œ‚—íÜ1®ú´�A‘Zÿ�#&amp;C¡ZZT�²Xv^’‘ à~ê®jºzs�Q¿•_@0#u#ãÈpâŠH?èd�º=([—#å-ë°#qœ#£#ÿ^œn(d»¬†+3¨¾@k##™ëì3ûúûö4‡¤™yd¦/39ÈÜé»#ç2)Å[í‹!kVlŒƒõ ##ð#ýœ¶ÏD¡,'#)[êÑÿqPîjäZåä»„ËŒ@hÖ¹3u£ #�~oFªÕv_\®ûúËÓ&lt;</text:p>
      <text:p text:style-name="P1">É}F«ÑjÃ#S#¬&gt;;#Å#§¹£ç##,ü_¸„«™wyó#nøìÞ#Ím=7º#Eò°Ýógò¶]##6LÅ$�’XKðÒC[¦"®Ãµ°'ƒ¹ä8œOÍ&lt;<text:line-break/>(½(­ï�###T”áÀVå¬XÇ¤Š#Â#ür«Ÿ]äyô½RÔ†¢Æ”/1x¶‚#Z%²žJ�§k…ö1¾~¢#î31ŒY•?�¯›°~ÅC2?H±Ý€°àá¼,u”Ÿ#­¤­]UuVnÔvÇ•¤ST|yAð#þ¾µä¦1õ#&amp;—TvÕnsý#ÕÎq{g:#@Ti##Š’;·ç«¸›‹L¶Ô+x,&lt;îÔì‚ÿ#ŒŠ#ðR<text:line-break/>Üq#à³3í'È&gt;Ìí)R#•ÀØ§d#C#,ëmÏ##</text:p>
      <text:p text:style-name="P1">ˆätØùãR…Á´H†”w5#GIS_p®˜�˜j·"Zæ¨Å#—a#Éÿl·¼x)^Ö</text:p>
      <text:p text:style-name="P1">ý#Q›4DöÁ6LV#f8|ì#T:¯W¦K|Uö”DZ™F‹Þr—¦E&amp;ŠNÄz#�ý¾Ž#*eÜ6S’#vÿež&lt;##†AÐ+Ò·#‹J¦,{E$##ÔAÑÚwWü#�5#(Ø#0B‘�§ßˆø#'#K‡¾!‡e;“X#xevÑy#·ØƒCYÍåHix-»#Í‘¢</text:p>
      <text:p text:style-name="P1">#ýo’²#Û#ÝÀk„À°èèÐÂ„ì#'¡cÕ#´#šçÍIð=:###§¹Ñ¥#‘€Î+ðù:¨ñÈððNèÁ%=nýJuà#¯#OSu##íž#·À9ˆ#œÎ#ùuø#ÏÿR%Õ»Ô[/3:qý#¸gbý¯l£Ä=­¸-R¯rÖÛ{‰#¯è—i–/íü8B##ÖªÄö„·-k a)tX#¿æ\¤y_•˜‘ç¯lS##X#:˜ÚÄÔ¬WU#íü0¨p$äå«#‰ó1¡ç4òšË80m‡ä–IÛŸ–d´fê#B¨E#ñ-Ýïk¯‹Ï "|#Ä±ñ$¨tBå"”ê¡¹#º#‡#ÌÝ!Qš³˜3Ø¶'„Zºª#ð@V#÷�Â#Æø+aýYŒ)¬##Ä�äÒWD b¸~5%¶f…+#Gœd0(Êí#Ë­D§ŸD/¸V##-�</text:p>
      <text:p text:style-name="P1">ˆËºHÇu.3<text:line-break/>L{òc<text:line-break/>hÈŸe5ño+z³Áº#WP #Š"+E&gt;È`Ô—³&lt;&lt;ÈmÎ8‡ðûVüŒešâ&gt;äH=n›"<text:line-break/>ìÑÎ¥ÃDÑÅZ9#S n”vk#ÀJµ´é¢‰ƒˆ�ýå¢€Õð#¶ƒ»B@%oèñ#Ù®ÉŠ~&lt;²(LêŽoaNô¹ÓõbÖù²Œ#ÐÍ€ÑÖ�##eZøËÖúXÂhÈ]üÙ£zº#³«/™</text:p>
      <text:p text:style-name="P1">ï#súýõ[#ØûÆG#\9Üýêúž?;P9###{Á�¾xî#lÄ•#­7pbøZ�#Ç##Ü@W"</text:p>
      <text:p text:style-name="P1">#¼B1—‹§°T›ÎòÜ#¥#¶Å9I§#<text:tab/>±ŠEÎ��cN#�jd#¦8©C<text:line-break/>/å×f#N“#»#~fº#™FW#L˜|##Fæà ÿN´Pþ§jÛ0þl#3ŠÞ˜Ïój/ùh"gÉ©¯<text:line-break/>‹b$Š×87<text:tab/>£„Øï „YÔ¯Mi}¦2E†Ai�T½ÿI&gt;õÓ#áÁØ#áöÁÇ##ßÎ»#)é9M�˜@’#†¸ßùôéµÓ7˜‰€#c#3!C7Ò0¿å¢úûŽãô%…óOû¹c)PéÙÏ#4\´h×O#8Å<text:tab/>M'‰ù&lt;i§#Ä#Oõ¤/¸&amp;#ý#œp»ã,zL#Šah˜‡†Sé3ö@†÷ší¾C9e+Ñ</text:p>
      <text:p text:style-name="P1">WHnÂ;È))¡M[õÊ|×Q�ý‡tW”A«ï=´#np«Þ#ˆ#³õ’V#üQE=Š#÷5—É##‘¶b©Àá¯û°Pu#Â÷##Ÿ¿Ò#uJåK7è#&lt;²B…Nà7</text:p>
      <text:p text:style-name="P1">’bE§Þø#ž#à;ÆE�&amp;qÖæ8e¿-¦­b8ç1O</text:p>
      <text:p text:style-name="P1">ù¹r[„7o€C¡#;#SãO†¹ù}ŸiX™C†jÓ0#Ä”##›„ðµ„€‡&gt;³pMM¥?O#Ã#D0## ‹ùºkáÜ7ó¼ê=Ä‘é#:?hJ¢é¡IaÀ!#þÜ0 <text:tab/>Ò;bŸ6È¨zÍ&gt;#vý*²[j,¥_œÑÕt²+#†�ZÑãëH##�s~##$|Ë’°­‡žò4&amp;öq€\a#ÐÃ#Uf` <text:tab/>ßük‰¦ÀÿS/#××</text:p>
      <text:p text:style-name="P1">Iå#aù&gt;B</text:p>
      <text:p text:style-name="P1">ûŽê“7öë‘Hÿ�2Ä</text:p>
      <text:p text:style-name="P1">S]Sð"×m-Ÿó‹�Çÿ#3:‰æöí§Øð°#·{æ÷çp6nÉ2ã�ñ~#e##¤“ÞK­£Yðã#534h*Û5æ#ŸŽ©Á9#eÐ­\·##º7Ìs#yL##a&amp;ÔÅì<text:tab/>¨</text:p>
      <text:p text:style-name="P1">"1W©-JOÒ¢ŒŽðß¥I�#»<text:tab/>²qF²gZ#“…Ê<text:tab/>ö|f±V=Ï#V59~÷Y±“µÃ‰Kî€¿œZ[#[J\.’#%oh#�÷—‚r®¯Hs<text:tab/>¢ð" !#­ßx#Qšêš#‹¦l;—ÿNJOËœ’ï+Ûq¸I#v#Ðúp�L0È"6~ñÍƒ­É­i%ƒ�F-)›ãûÈ#˜­ÞÚü©GýBƒßŒÞ#�Ú##m¥98`ÛÇ£</text:p>
      <text:p text:style-name="P1">Q5Z�Q#�ÿR#Ê˜€òÛiïB#Ë2#p#í™¨•6YÙé5#‘#´áª™L6</text:p>
      <text:p text:style-name="P1">»’Þ#Œá¯k¼™Yãì¹mS”È,ÇTÔ…Üà<text:line-break/>*(íDìTiÊ¾###òîŠsÎ¤´#lL˜:EEÕÅ¡dko„vTå±ßR#ì­f‰P#<text:tab/>³Çâgfº†q‹ë#=öëgS¥õDÍð#Šã%õMˆY¤²’FOôn°kL÷›.Õ ÊQ†k¤Nç0&gt;ˆí2R—Ï»ýFÚæbNÒnêø#Â–Ó#</text:p>
      <text:p text:style-name="P1">ç„S-$Ò�</text:p>
      <text:p text:style-name="P1">Q#ººh¨Â##Ea[¢½ŸUøÂ72‰°´ä#R…ÀœÙ¦«apª£:w¡AŒh´8#Á¨ÃkwÍ–<text:line-break/>ß##Ë¸`R™ÑÐ„|—#îÀ½Û$ätð-Fæ&amp;Ùä®ð««h9#sÏ# ò‚ŠÇêc�s^³Ÿ#ÐŽ÷„}Àð#</text:p>
      <text:p text:style-name="P1">ÈaŸß½Û¦yÅÑ‡= #Ý(]#®îHÂÀëh�0Ç3Šó¶E@ÁÜ!ù’#C‰ö¬ºuÝ¿Ô¨ñ-¿#¡û#ò0ÿ$‡‰f=ÿˆi"¹h}#}«§h’¬#”V—G-Ë#7KÚïZN0Ý_Èiå¬N�èÇÚŠ±#Q›dÚ##Zm·k”(#ÿn#„÷ô<text:tab/>à#œyd–$9HyÌo#a¦#ÊSRA“æË8{@øÐÈO%!F)#1û#�Äñkfâ‹ä#bPeŸSÒ7²‰Ú(x¸</text:p>
      <text:p text:style-name="P1">4�êš«ŸLšq#e˜Gá®�÷&gt;ä“ÛzŠ+ÿDiK##<text:tab/>qq9?]­îzY#ïÈc¢Ñõ\x¦‹</text:p>
      <text:p text:style-name="P1">§z#(¥k=Ÿ3ÕñÊÐ!#!KÅ$'ÙÈ¤§�XLbš]ðm.²ß!€ßcÃ�#‹�•ãà·Oøåèˆ'Ö•u9ÛK'</text:p>
      <text:p text:style-name="P1">æÖY†É�#¥¦ÉV³È#s‚Ø´uBÁ–óœéuè#Vîe#QÈô=#ÐPg®!áÑP¿×–’#ÁT4#^hÔ^#9#™#Å„™#F³¢’¹&amp;Ê\Ü…#&amp;#…#Ã#Ý#h×›ã©#‹GpˆïQa6</text:p>
      <text:p text:style-name="P1">ä|€˜›#2€!#Ò÷Âã‘##´¡L#e•rÖÌYQ÷eJ~²%Î�#^³'####Ñ™#9#µij/dkÂXIuržÇZ¦5n»]àŸ«ô#záÅ¬&gt;Æ4—4</text:p>
      <text:p text:style-name="Preformatted_20_Text">«Gl#nÅ¾úÞFå#@�Ÿo¦:â¢#²#�?»Ž”ƒ49Ù¦Ù9&lt;!¨#®EG#7#`çðÎõd(UÕd€#]%Ê@#å‡‡°ÔÄ€¯¨#PÒðC¦“ü`#1¶@Xx“#6F?—œ#_÷„#7V#¤¢39Âø­à&amp;7J¤V¥#Ðñó­HkŠzÆŠv“gœ;´ä/GlÕL¾1v#NhQ#œ#Ú}­n##a##÷=öOïC¶#†]}dÏý·#x#4€v–š�Ñ+¹#ø#.ëRm#À�#í&amp;ùÏ¹2û¿eæ#€¸õ#þCÄÕ-ÁàxuÕ3Ê#3T{ãk(ý´ý#CàBÇû</text:p>
      <text:p text:style-name="P1">*=jJÐàÚ›ë†]##§«!õ!#Guî#vz¼òà·#,“¨‘ßk²7f,,éÙ¼#Ù<text:tab/>´õª#H#ì#ëº÷¡7¨¥ŠŸo@K|„àÆk§¡aÏÓñäE#c©{½„R#¦7?|ˆ²“ÕJ)Qž«¬•I2##$AP³#öþ#Ò9æ Ëâø_C¼²<text:tab/>ÖÔ¶Ï¼§#ÊgµºÜ.#û#ùÂ.4JÚÚ</text:p>
      <text:p text:style-name="P1">+žÞ�¶‰F�0Aª.N×ˆw»î¤è$„[÷lOŽEJr#sÖ#f°L?©TL^äƒ®#&gt;#T´ÇºY&amp;²«yÒ##ª+S6ETÑ±ƒY_½fRºœg®­+ä:##|3_À#™cT4¿çü�ã;vàwÉQTÝ�x[.#w¤)#ÑC:Œ[Ef,Us+áÎ�Ù+ztÖ"\SùfþÚ#��</text:p>
      <text:p text:style-name="P1">×%\ÔížL|¤›4u±Qš·##MDããÏ1w))µ#¨H<text:tab/>#ãšÅEp#‰#âeà %|Ùf4ÖN5¤ù##ò‘pú·0WÁ#ÐK$ #“Þ¼×:!DW}–hŸáSº³Cw¢�ÉÇ~¼@±#Ö˜à/'FªŸˆÉ×5´#‹§'ë#µÉëqy2Ï‡2ZO�#ïÊGd¨:ß'µÐ¥ß÷ÚöäÉY×»ôŸUâ@ÞÔ�#Î”Cì÷cHG©Ð¿µ’°##¾©÷$^;q##¤;àÖ#c«_O&amp;»Èý#†cO±ï#d¥,7e*éSuô#¦è)j*b@ŒçÃÊ³*I#�ÜiTàÛ¼#ê„àÆ=¶a´ó!Â5ËRw1+,m¾öu"#­±ÒŸ°–ƒ6Rõ#ÜÄ«;†#mèÚ##Ñ�þJ•á@°÷‡kUæ”}N§1K^øŽÑ@yºõÁbyjQ$áqq¯”émöÇûŽ?#èª_³‹¾|ØÏ�t\‚ÄÌ]Ã#Q°¶pÜÕf.Éº‹mî#Zðz#ÂØ”x*PKm/ã(#�#Ã?m±Æ·ê�üNŽË/»^€¬ê¿�ÊVß# —UmÓÑçq~#½Y#¤m#ÞEå*##qü,f“#;###„w9_(##�CŸö@uð¨îe#'Î#ÑZU&amp;2ç-¦c˜š#Ï×”+R˜•1x¾Æ`Dæc# 3&lt;L·ñ0§õ •®ßyö7¹&lt;½¸Wß#˜Œ;åñ`T#Nçˆ3#¬ž¦I &gt;¡X6nÏ4±�™GÚRLÈX‡#ú–P˜)Ë–ä}M0×­(&amp;Jª“dÛec#ª�ûS#â[Cµ‹¨õ4]±°ìžµT}×P#M##<text:line-break/>!}*”Ýœ3#WÀd#Y=G¯x#Û*!…#OÃU©#</text:p>
      <text:p text:style-name="P1">#2Î#lï5òqÆä_#˜â#T#®~#53Ãb"gS-!"¹p#îy#eðé{Ì±´ßÑŠfèž#q=„†±pV8çÌ±õx`<text:tab/>#Q×±z[</text:p>
      <text:p text:style-name="P1">##¢Œ#Mä“¾zÜ#´{qj•mªˆ#”'RØÝ#EÛîˆªÖæŸµ=Þ„ü&gt;¸ó¨‚æžãÅ¨¿4¾4gˆ#.ëÍWçL~#&gt;w#u#ðÏÁSr…Å,u¬·Pñ<text:line-break/>y&lt;©åLò˜#t;uÿ^‘&lt;(âˆ3‡KÊ`/¢##Å#Ç³KJM!€—”gz"##­?0</text:p>
      <text:p text:style-name="P1">‹´!qÝ›R&gt;01¿&gt;»#m&gt;Ú¢ SÈnm×V###±(ž”ëŽ#ž#ÏiTÿ\’&gt;Z‘Å³ð’ÂUš÷<text:line-break/>#!-îR:Ø#³ñ*hñÊRn‚#â#&lt;oIóT†8<text:line-break/>i�#ô#ÍN#(¥##0°�;#&amp;3îô}mçj‡#@Ï#îR€þ&lt;H,ó{ÄRŒüÅ”èºË©ðÏ"G###á#ÛVÅ#8»ˆÛ÷ïO³oÛ‡l4Ó•}Ä�»Ý�#|žåü#q/C#5#úºö&gt;Þ$€º¯p&gt;</text:p>
      <text:p text:style-name="P1">�ÉîN&lt;„s¬ô#«##Éžõ×@=üÌµ±+#SÙBá~'\•Ë$Æ#É#gÀ#_�ŒÀG™#PÜÎë�w'Óxº#}/V¬ÛåÆ†S�×ÿ"#ÚÅÕ¿ÔÖ”n^Â*Èñkö�¹#pŸ#Ÿ–ƒf9#`à#¼Ë#]#Å&amp;}¡j–Í'çD#×Ro[7‘Û©#l¦Š#±Ælj#ž›1'ÿ(õÊâþy�èt�V�h®,€#6ôAÏ;fï´#¦ilžì~aúí#</text:p>
      <text:p text:style-name="P1">z#þÝà¼”QÛD8Uó%Ì_ô |Ñ™Èx~$Ê’#âo6ƒ–áÓ}qÄˆ## ð´#¸ýLZ‹]5Á#ú¤äây“Õ¥¶D(Ç##Å#á##¥]�#þ#æÕä�Å9„ì§�”êü¦Äd-uó8ØÔîä#¿ÞÔ8[²A¦ö5¦èG#í#Ôµ¡j*Ë¯GK#.�´z� pøýÇ·##À#(ya…â†ŠýlãŒ)#ÈÇ#&lt;ƒüjÔ?l;nŽdO•¼K#©SüL)x«¢°héØ�##N PWæNùE<text:line-break/>#bÎ`•Ó²°)##þaÍÄ-ˆ\ò¹ð#ßIÏ«&gt;CàfRÂ#e#]«Í·àÇâ­.Ö™Ý“¡#ï…Ëöá˜ö�×d—rÛÄ†=Ú:­¸ÄdÓ«âªh</text:p>
      <text:p text:style-name="P1">T†¥##ôa¨Ãd×j¹‹"cr´Ó#f6%Ô#ÉyOÂ#ò{#HK#?MCŸ´@°©�Æõ/ø…IÊ#<text:line-break/>Hð.·¥Õ&gt;àÅcêr‰Á#þ9^F^Ó™Â#¨#ø‘Ð^*#¨#�Z5@NJuÛf#Tq)£å—•#ê ”r?#óN^Ðµ¬�šç›R²j×#&gt;ú†{Ø2(°ÛP÷�¢¯d,°‹˜KÝ#H#€Ìb{Hˆ¶žÙeé#KT#Ô®¶š¸·,ò+t¬‹¾2�±9¥ƒ3™Ë±ëô¶+¦Å!#é9Vlpó¡7ê/nþK#vð“¢›m}š#&amp;&amp;êª?¬Ñ#,B#”#<text:line-break/>­#%ãXÏ¿¾¡xTÇ4ÇÄ§÷#X¿wŠ#èvmvUžÄÃPò™j`\ÊeôÕ´Æ"?Øà�o„IqÕJö�6#£hµ�'Iü$###ã¾æ ÎÜí#s"añ</text:p>
      <text:p text:style-name="P1">äP9#`�¬Sg##qï‘!rí¢�øR=F%½\#ƒ@F#Î· LÝ#{¾<text:tab/>J€6±#n8}ò±.z'ózî`u##mI‘�­NÃsp¡òòULñHŠ&gt;¨¬$X–€ùÕÑeO#ôª×þ!ä¶»PZu#õÇæ%/ô­Ì¬‹=,jæ#&gt;‡þÞÍòÑâv†0V&lt;Ÿ�òù#qM.c’DšÊ}$~ÂóÑÉ¯+ý¨Ût#�õ}‰Û§jÈ)Pu˜’ž½·'!Ë#Ðõ;œÞå¸Úk#)_#d&lt;"¢1##î˜î<text:tab/>¡•ÓßÇofäºÂ#P–\Œ(Ó±ë#~™"ñ‚ùÞõÂàš±¥f?sêZ—C0#9Üêy¹Ï“˜¿##<text:line-break/>ËY_ïÔÛH�^õÀUÔ"#4#l%0”�ode]/Height 28/Length 589/Width 42&gt;&gt;stream<text:line-break/>8;WRp6#IVr$q7(`p**h24\N.#Y0qqjS*7&amp;GMeGP^Efm:K+C6E@AYYG5##Z&amp;%0s'ia<text:line-break/>09S6jo%HmlcJ,duWGJr42T"-@D#enPh5'jqTkC]0YVWh3qLc6QTW\3Lb9KCtQ`g&lt;D<text:line-break/>rBi0)4*X#?X/^^E@/f*?XFh3]q"5Rhmu-uE]Ff^$BK#4nUk[G&gt;[FVnp)&gt;"`hC'j&amp;#<text:line-break/>^(E.IPK]I,alk&gt;jV'0b_&amp;Bsj$$5J9gc6tZ?%@t?m2++5V&amp;m%9Tm%EXj%@*osB6Vqr<text:line-break/>R'DKC6_p2+F(8afr)AS1AIbW#F5oE]81JhtXdtA7SN3Lm^6i[hAkEFjAL.]EW$Ti9<text:line-break/>LXWO)KEh30m2=cU4I!d'e\&lt;+ncS3b&amp;3#E]X\ha1*H@KF^'&gt;9"FpFMD'6N:Tu(9'aY<text:line-break/>I#Njh=8!.u,h7;MY!*Yc5@I1Zm-.HskFBFRn[[6Dm]IPi%b'XeR-U=3^Tb4#5&lt;d7S<text:line-break/>;*JAG_s-Qg8#9!0do'qNkV_"H%=2P_of;RfKJX.`0^5!UH=0bqYGcE9L?b$AGP;uq<text:line-break/>#A+&lt;]5$-XZl10,$B*dh;R#9FhjOR"S@$W[F(B5^Uk3_T]e$o?/jnf$C5O&gt;3~&gt;<text:line-break/>endstream<text:line-break/>endobj<text:line-break/>708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709 0 obj<text:line-break/>&lt;&lt;/Type/Page/Parent 3 0 R /MediaBox[ 0 0 336 229.44]/Rotate 0/Resources&lt;&lt;/ExtGState&lt;&lt;/GS0 779 0 R &gt;&gt;/Properties&lt;&lt;/MC0 780 0 R &gt;&gt;/XObject&lt;&lt;/Im0 783 0 R &gt;&gt;&gt;&gt;/Contents 710 0 R /ArtBox[ 0 0 336 229.44]/BleedBox[ 0 0 336 229.44]/LastModified(D:20200108144122+09'00')/Thumb 784 0 R /TrimBox[ 0 0 336 229.44]&gt;&gt;<text:line-break/>endobj<text:line-break/>710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783 0 obj<text:line-break/>&lt;&lt;/BitsPerComponent 8/ColorSpace/DeviceRGB/Filter[/FlateDecode/JPXDecode]/Height 956/Intent/Perceptual/Length 160613/Name/X/Subtype/Image/Type/XObject/Width 1400/KSPQ 75&gt;&gt;stream<text:line-break/>xœ#6@É¿ÿOÿQ#/#####x###¼###########x###¼###################ÿR#</text:p>
      <text:p text:style-name="P1">##########ÿ\##@@HHPHHPHHPHHPHHPÿd#%##Created by OpenJPEG version 2.3.0ÿ�#<text:line-break/>####rÄ##ÿ“ß¢h###“k…\öé#MtìÑQ‘J#¬Sª_â#t›|*Ðƒ ?÷¦†ÑôÉP<text:tab/>´ûß3~#×�q~YÁÿy+=s†i£¢#e¾ú$KÍƒ (röýÔz[šæÎ¢{&amp;#²#í#à#~¦Ôl¦#í#Þ^ÁÃ##Ì#ÁñÆŽ4$ïÌUb#�ñ`­M#Ú«Ü</text:p>
      <text:p text:style-name="P1">##Jˆ~Vüi##&amp;<text:line-break/>|d�ë°Ñ¼ét@Y</text:p>
      <text:p text:style-name="P1">Ï\±Ô«0÷@»#—#Ž}è{í#«#ùsrZ6É’2ƒúÑ!#‘×ÄözÛ·5¥ŸËÌÉòû!çÀ<text:line-break/>Bq#I~Î¥yØ0Yå<text:line-break/>#Í #c&lt;=¡?u##1÷Ã#ô|M!ïO(#™#êw�íì�§Ýëpö EõB�ßrq5wÜ¦2#ŸÄ</text:p>
      <text:p text:style-name="P1">A@##§¢</text:p>
      <text:p text:style-name="P1">ßËÚŽP[Yk#Î#ì;,7¶ç#+ÝW'Ö�Hº3‰‡¢##:Û‚ ªX#ZÑÄ` Þ®…Zª#ø*Z%pÿ,�7#Ÿ´Œ9##BßqA°»^ÔW¤#Ý##’¦# Õ(#K#„õá·#Õðaö#UU¾ÎÐ#¸…êx#ª@Õ&gt;“øhB¼#AT+#Í#¬þ]Í™6dàÞ•}#ywxÃ0À#µÒþÉ˜C#%ØI…s#-Qa+…ðTQÈ÷tN˜SÐèÒnK©Ã#1¶*ãv«‹ÓÌç#T.’óðñÉ‹9•†WÇ#šHcÊ™#œÑÇ?Xøé´mÎú6M#›#<text:tab/>####‘²¡RˆRS#Ùm¾Æø##;ø#þ¿F§ðNÍ#Bû³í##*Ñh³2ñ##1¯¢#+M#*8Däëê-v¶yI‡ð”þOTËxV˜#&gt;³V–±nM­º’tìëÐÓ6±BÏ“…sÆíîÛCq#=¢ŒÜ--#öRÈ-õ2#[âIÜ#t7P.Oøß#+—Ô#²H</text:p>
      <text:p text:style-name="P1">N@ß</text:p>
      <text:p text:style-name="P1">„'Åžˆòâ#èð°!z™#¸¸Ê­Y</text:p>
      <text:p text:style-name="P1">‹år–5ÛKùåØ#x*ï2Þ½Ç#{Ò[vb®º`€ÑW<text:line-break/>ã#Q</text:p>
      <text:p text:style-name="P1">ñwV#ï­:#l#¥·jÖ=(#“kò~&amp;›Àå+'¿:E#õðD{&gt;7r#-Ï#kÜ#*´LŽ#¿<text:tab/>ó"o<text:line-break/>r~dîÓê·Ó…Ö"#'½#Ø(#c:&gt;‘^¸Áf|v_§ŠÃÝ~w¶óÍ#?Ã?#€;Þ•Ss#ýÒ©ž<text:line-break/>&amp;�Ë9�#å’Ü#üv(• í)‘£¨cãdé:_Î†Ÿ®y<text:tab/>éíUŸl#u�#<text:line-break/>ó#}Ü<text:line-break/>ï`åpñ~Â� ²µ4ätÚW*#KP</text:p>
      <text:p text:style-name="P1">#oË#M###Ò¥ó|#·TzcLS«ô*ìÒMÆÁ�D¾lo#mã#ÒNÐÚ�Ž¹Mî(¤†[–#½ØÏ«o€Í'e#ð±ÜðÔE#»øí„}u¾LúIZe–ñÿq#'Þ�8%“=@O8C%�ƒå_M#Œœƒ#´~pø\¿�Q#¢µ#ýžäç¬#xÖÍ40u#Çÿ"%#Ë‚{Tçý#[v÷}–#Ï”Í¤èã#_`˜#Õ#²#Ö#4»çb�ÖÞiBkµåŠ=j^†¨•‹yp<text:line-break/>¯òÇ_i0…#&gt;I–(|ÁmA¨#çCè²Þªû“@ÿV0!éÁyuF�SZJRzÊ#hýÙ#¡CÛBHf#_²¥õƒêk#Êæb�ÅŠU~‘#™O[V�ÙþÓ#~ˆA.##½W¯¨¬}_°á]#Ìw#é#5¦žŠUá·‰#\øHÍÔè5#)%ºòý†Õ:z‹S•ãœ™#nÛù)3?§.ø.a"sð*|Iž€E¶#ÿ-Û”<text:line-break/>ª<text:tab/>hòWDrÉM¦#¸ue#qjõB~3F\ÉE,áÁ.rYG¶B1ŽZ n±.êrp¡hç_#Ygd2¬#B&gt;‘.#Uƒ—Öÿ?4‹%»#Æ)"E’†I#ä</text:p>
      <text:p text:style-name="P1">Ïñ##ïb‚‚³¦0#Û#M<text:tab/>R15JQÊÛÈ#¯íÅÇË,ø¾#¼Jm¬Hû4|"/`#À#áåyz™ïÍ##f²ãªµ$ÇÙÚDü;`�¯¢ÀµÔZ¾!@€°Šð»‹/ïùS "²aÞÓQžc.-œç?ã«í¿‡#6Üd#QSÈPÇç˜©–#6‘ŒIB#h�#RÞT@ÁG=�Ö#‹[—¼ÇT#çðK#„SM�wd"„#è‘@#ðÉ.Ë7†Û#\#í]¹Ö@˜aÄ[##´Žˆ;•£ÿZû’«#Þ¬¬ö´#‡ú#W#G ãñëáôðç¶¤'¥ƒ—sV¬G‘YÒY#£Š#U¹Á†‹C"###5 pß#±Š|¸lÀ|\ÍXa=l ".´u�q</text:p>
      <text:p text:style-name="P1">íå5#‘#Ý‹FÜ^è@EÂ#£ˆXX‹(gñÀšÏäíf]##Ü"¸~Z&lt;RäN0e¬ÇÕáµÑÿ^®<text:line-break/>b#®)(0ƒ?#-ž÷Ìß#ßR[#Ž#€¨zÏ2–ñ8ö³#õHÔ%_¥¼¸•=Óùr³BÆÚ°#DyqËè+:ËóƒôóÅ#Ôþ#ü”ñö?¶#=þ™#úÞßè)÷´ê#¤™#“#éÐ«</text:p>
      <text:p text:style-name="P1">•³Lt#gÑªö~Vä#,a’ä¯Ô#û¸Y#g¨oÊôíöMRlvÎ“Q#z¢œÜ¾;#ØF.3#pW’­âÐP<text:tab/>ÄG Wf¥8í#9Ð“¿VÔdL'eˆ<text:tab/>Ýå­"ÛEÓ¯«(v#¦¬°Çï#bÑÖ€8”ŽXj¾¡&gt;åp¶#ü‹Î^#FØo~7C€£aV<text:line-break/>#®##ÒÂ%Bi¾CšN#�#™|ˆ#I+÷«#ÝÀ#_kæ¼B �ä0eF¢gcêÿ|K�#,ý<text:line-break/>#$.Á8™Ý½»ý•%ÏJS¿C¾÷¬¯ÌU.ÌƒÙ#±—;êûRQ#R}#Ëˆ;#Ø¢]#‡.’#'È#&amp;H“¾]#A•?#;×°_©"¦#²øyU–MKh#WâkÕÅ—ìÁga9éAp�AâºOËZ¯U;{niJ+�g</text:p>
      <text:p text:style-name="P1">ñÍ˜I</text:p>
      <text:p text:style-name="P1">á:Éøx|sÁ_¿O&lt;þ�å§h#œ”G\$B^­e#~•<text:line-break/>Õ‡r–¢kO8#|Ãì-#†)µì‹»9øéô²#(¤­¶#˜#¨kõÕ( qÕ##&lt;XVüé®Ò_ñ</text:p>
      <text:p text:style-name="P1">|Þ##ˆi<text:tab/>NIöüÉØj ˆ#ƒ!y-¿Zvre#`&lt;ß‹ÍY˜|###b$—O«„=°•ü“Ö»»ËGjkƒV(Ìã†##à#õø/Ãƒ*#5ð›@úQ½]JBÄXëlÁT˜¤5.#+Õô&gt;íÚÃOóûc#°â+Æú�²U�ª#F¿Ë</text:p>
      <text:p text:style-name="P1">i#M}•#Û{ZC&amp;ëà–#</text:p>
      <text:p text:style-name="P1">ä#o@.íÈ##1‰#º›A3(#ÔTè�</text:p>
      <text:p text:style-name="P1">,ŠF#åDCÖ�²�2õ#MšuÕ%úòpŠo5x•Ù#?#e'Û´‰1zf)#0Aç®•ùåÔ#wQgn–x¨rÈ9~&gt;kf­a#è,¹é­½#=áW¨mâœ¤îÏd¹Bê#IÛc#‚#•#KóÌ#ŽOÞÁ¥#ÑýyhË#HˆwRg¤FZUÂO†Ž#ŸNõÝ&gt;UKÊ�#�T€&amp;Ž†1Z</text:p>
      <text:p text:style-name="P1">q›c'#¥EìVBîÇI˜¸—#!²-¿î¾´}æV÷#zärÚÆv##õÆ9hC1—CnàA#À2ýÊ¹ÿ<text:line-break/>­—7û÷)Z‘#òá!rß<text:line-break/>�#™ú²àJ<text:tab/>óƒÏI\þ4ò¸|‘¡<text:line-break/>}#Ïl")#ùÐ’Ë2#xZg#ýÑO#’þR˜¸Ý¶¥3ç;äÚe‹#ë{a0Ï<text:line-break/>÷#îksûÇ–ôÜ#Îð“ª##ôýÎ¢Q„áÄ²´Æ#�Æc##8�&amp;1ë¦»%¾Ù~ZµQxî-#Yu#z¸% ³ *‹áÜÅŠgo©“Ÿh(Ý&gt;Ž^#<text:line-break/>-¾û^ƒ²éÑ�Ð”¬ˆÊU"#rLù#Ñ´H”ð#&lt;”dÎkê�ŠÅ�#%þ�™¸G×j‰sù#‘Q#�æ¿Ò´ò ##©”LIfT=nî#[ØJ�¢viL»†˜­0aÌK#èÿ#S˜»¢à(W˜Œ£TV[&gt;ç,¨¨ø•rÈ&gt;±™#¡)ô_##@§Sí##F–Yç9nušøÊÊ°ó÷ãøÙÊ³çœlê#ÜŠ&gt;ÕÅ"#&amp;°%éns&lt;Á`´­$�#j’ÉŠÍ?HTÃÙ º$¦×y#‚£#2­½&amp;õuâ.#Lù÷·s´#¨w#&lt;\B×s€‚Q#¯ˆ¥g|##L#¤!ÿF&amp;¤T@Ã’ñ2!#é™åO€Áê½¦-ì�8§‘™•#¢„ó˜ªË^HÊLÇÏ´aòmø&gt;#\Ðî#W�{È¦Q{$D‚ïÌ<text:tab/>#Ï[~Lá|Ñ#:AþH54¢À<text:line-break/>’.ý»åZ=åÌ</text:p>
      <text:p text:style-name="P1">ÃíX<text:line-break/>ø¨Õ5¦#¡ÝÓ¹�„$yŠP#Wt™ÆÀ] î™:©¥êÚFQ#›ÒZŠˆBORÈ­r´#£�’Èàn%<text:tab/>Y¹üK#H±D‡X¦Q‡*v`‰|k#Ô</text:p>
      <text:p text:style-name="P1">#O.#%##ƒÒ#´#×#Ä1­Z×]‘»J|³acå*ízˆ###”Î™À#ÃäÓÐù5\#</text:p>
      <text:p text:style-name="P1">³%H#Éu8Êi¥ˆ„}žpNå|a##l]¿IŽfK×&lt;(‘+#B¼¿#õŽ 5##‰ÓÍgWtj{‹w”Ú±ÛõÔ¾:Ç¸ÔZè£#ï##ä…{në#æ°²‰{)ÎÜ#¡+&amp;�ç#<text:line-break/>±ç~Ï¥™#š1ÍQ|÷lŸ¨Ò–#™OÔ/Ñ¸›Ô#áÏ¶C€DÍ&amp;æÖ‰;ã“G¶�y]÷Ð#Xw€nf]Ù#Å§\á¿ö¤#@uôt#h0ô.ø@n&gt;:"###€“ß##Žªš¡2-¡Ì·¼#‹D©»·Lí‹tî°†�#"cr|2F·<text:tab/>¸)I¦ÿg#Ïú%Š„äh G±4 ¢ÃêšDž<text:line-break/>e9¢ïóeå#(™#¥#¹B5þ#Eåà‚o²$¯´UÆ#Yfu‡Iz…šU‰.›½##yW#Ýƒñ3#†"WÖÄ{…0t###¸¹H5cÁUi##6-ï%iPpÅòËÖß#ô¤Z#‰S/!Ê D#íMñxFÿFüè#+# gÎoçëõ‡¾ŽÕçëõ¡ý{¡Ÿ¯¼Éòõ\å?Ùéñ—õ„†�‹þéN</text:p>
      <text:p text:style-name="P1">uXÑ#ÐN¦ÖÅé#&lt;ÝÔgt#WÆ yWËž–F#»»’¸¬„çÜ¿Ý##ìVºœ{øX�9Ù“ÕÛi#Ó?K¡ÒÑ¦#©‰ÈKas##I#k—í’Î- bû$¿¥¦D#ºW#¬#H:ö#5#o™L…Œhž’#CÅ®¼ycù“Û]¿©ßpã</text:p>
      <text:p text:style-name="P1">Cƒ]…ã­Ý.#/É5#ù%nÛ#{¼˜Ü”¼%<text:tab/>#yGwæL#Ó2kèn#Ñ!†â,…ÙT¤Íû•ùÙ#IšýQŸg,ÂKÕ–þÙò‚Ó¸I<text:line-break/>9r» %Ú&amp;"½†höìËve'</text:p>
      <text:p text:style-name="P1">ï:`ë‚Uƒå-R!AF‘A…Ss&lt;##ç¿ØV•�1&lt;#ë|+Å#^íÖk6!’~#ë</text:p>
      <text:p text:style-name="P1">#ýR##„£5£‚–K##©#<text:tab/>#nA s¤Ž?¢-¡Q#Nˆ“Þ%�ùmÜÇýf‚�-Üd•g#–QÔ#'Z#µŸkÔ/#€g½Ö3 ¡öÜ.6£^ü‘½v²##Æã#~#¦#‰ä©#X–[›V\Œß|ðÔù;Ž#ñ#Øbw¸�Ôì4#–¼U9]µÄ—2ö,la¬ƒÃ…ÂÊãJÛI#eÁ,#2!ñ;çëÑtMñ#Öe</text:p>
      <text:p text:style-name="P1">#,R.†—ŸP#~FÞu^#Š#ô</text:p>
      <text:p text:style-name="P1">cÉ*—#aúÍÆ8(À¦n»¤õˆ#ÆÝŒ##'üèX9ÎJ�»_(!#*µ#*</text:p>
      <text:p text:style-name="P1">Ãsp¯oY“DQCÈt<text:line-break/>Gv¦iéBÛ­8Zü`#Ë:Ž˜¯ëò™RÇæÁ#ÙâÈz9|#àµ^##¿ìLíŽ„Še "»À‡?O#ôá“##¦öôjpoïBkÃ#ˆyé±9à�¯¦r›#î#O##´7#<text:tab/>#]n-ìu#j@´Áå±]“#¸9ÃñI ú•Ë·#S½##cÁlJ##5œ–#ã#Ë#¡.‰Ö7†ß¿W Žò¬zRÖ#�#�Ú#¾#ý[_*ÅP`+Ñïôä#èJ®,#ùg9ÿ?�9þM«ê4´#nd’z3<text:line-break/>Š¾PÔv½þf¤œ)ÙÐ±9#Y²ëÚ)q~a;±u#—y#²�Š5"©‰—[l¨#‚âµÿ#øñ:ª\Ì%\·#:##»5§„èî(×ÿ#¤#Qý#‘…#³—z#°…‡c#GúaÛ÷¬Ä#hÝåIÕA‰»Fì#·tWö»^okõ?çâÛ#�t;ëé�[ßÅ#&lt;Hò*Ya¦#’4öA­³Ò["#a:’•»À¹ŸðŒ0W$Ô³b#�I#`dû#?Í##ïZ{(TN;ùÞçyJÎ¬Šû#3‡##ãI#</text:p>
      <text:p text:style-name="P1">Š¥”—–¡4Kh�#_#·Ç÷#</text:p>
      <text:p text:style-name="P1">Ææq˜[D#õ•¬Ù.:_#kš#x¾¶ÄÔ1Àùät�§#SaÅÊ#þ–Ô”båŸljä##X„'Žæ#¸ý###nš¨ó²#š#‚Û#@#åh#w”Òí\# ‡#$Qx##õç­GI&gt;Á`Gr}¤Æ#ÏÌS7çÈå…·Ë‘#²ªÊ~�}YY%x,#l^¼`ÇÑñAœ|9|°«sMiì&amp;µzá±2Ne#—Aà,ö’#ÍÝ¡º¦µ"©­¦#/š<text:line-break/>×÷m Rß#Ìª6?º”Ì¸ˆ¸ªêË³Ùô<text:tab/>›êÍ#ác.‰2z¥ƒ—^(­5 Õ##ù¯Ì„ãu[|}ê(AŽæ¹*?ª�Z{�Ò&gt;·ä÷<text:tab/>¸dád\Ä#»AÑHVÉËÏzÐ#'H#”#»#^‹#q*ÔË<text:tab/>;Êk¯„#(¸ùYNÀøÀ#ÚX;oä}¹h|#o/#À#fŒE%`&amp;EüÈ##D ®„(ökCXNˆÙ]d3®µrÃ‡#ãÓY*Ì¬^&gt;Â3#¨<text:line-break/>2Ô«Ë=#é‚RØ#¶�8Îå¹ü5j-HH #O¨</text:p>
      <text:p text:style-name="P1">fÏ9#ì¶VtbÆT&lt;´%#F©Fìö?i32äÿ#ZQèr‰°ý# »¤5“#Mk#òj=#ÕÀëÑD5¯#[S)ÍM…Þó</text:p>
      <text:p text:style-name="P1">‘bŒRüÉ¶¶:U�ƒD˜#�ÁŒ˜(cë\Aqè[�³Ÿ„Ž�»#ŸÚNÓ\0ì a¶æë"^=qÌÉâ#x­VÀ…SOQ �k6y·¡ûèY�=ˆ…§„€#îä”§†#«OQ¦;rq‰ßa6/é £â#ãÂø [ÖÛ›$å#U##"þ#WT#oeò¿ÑñÏ§Àiý«“l#Þ÷<text:tab/>wº±Jïk-”Ù°THP6î±ƒcöJè#¸µ¿ùl­+#Œ.ðâê–zJ¥AN#Q3¹\Í/¾#�Ž¥IÏÛ#ßÂ#Bÿ^"X?—]##ºÍ7:#Ð›#_YÓ=cnñ#B&lt;¡;4¥î¢a9Êì`ËÎ#####ø@fWþÊ¨¤ƒžû¿¼#û#$#Qº“#TWfxUÑž›¦ÝF#ª‰#”)ÌVi«£8KÐÎzË‡ÏŸyHM[#n¡ˆæo¹ûÄ*^`’’j€3.IM:i– Œºò=¯##OW#–#</text:p>
      <text:p text:style-name="P1">õ1±¾†è<text:line-break/>eC:ûp!:tž×Ljø;žt”òÛô=m—º¥×81#©#se+&gt;*ªªýß#¥Í-äQ#¶QƒÍ$Îö¾á¬óëÙ#­Xã¨{Po÷÷éK</text:p>
      <text:p text:style-name="P1">KËàÖù:å¨¨ÿ#ªSèã<text:tab/>#íFÅ§áÉúF†ðF##íà;�Vÿ#[DP‰éj]@¶N(##«±uw#m¨§‘pêat+‘—ÜŽ·J8#ØºFÃö#õ‚HƒØî08¥FAÐŠ##=ÃQÝè#ËnTˆe©…0#„55O¹Ã,:ä1Û-u´§lí|z&amp;ž[Ùl#u‹¦¡¾³:(#o�É»fÄ#ƒÎxK”ç‰p&amp;ŠÞA#G›þKfÔw`ÔV»ø¡�‡¥%§5Å#lè½|H /L—ðö‰¦UºùÊTñ]ÇòÆü/%Ryhù#Ì#gþÞÒ�©ý{#·¯OÄp#K#ª—NÚ|“mgnåÇ·yõò½�Ë¥É#sD{Q#ÜÏPßÖáCˆÃBß¿-ëô¡iý+ã&gt;„~€X#”¬C•ïW¨,G{êŸ«áûa@Ù{#(¦R</text:p>
      <text:p text:style-name="P1">²ÀÐ\##ìvo˜f?¤!‰XŠi¿¾<text:line-break/>ÞHuP#vÝŠ0*'ÊKóE</text:p>
      <text:p text:style-name="P1">öV#ÄëÄÖ²Ì¯„šJaÄéÆ¹5s&amp;H•:ó}aÉ##0&gt;†‘#…°¹X·¤Rvyãè#çamEÒA&lt;�ÊÞÊÕâp”7##t{�Ò`3#-s#öÀ4™e?uw&gt;Î¡&amp;¿e®å„ÁL½xèØÿ#þ#8Iv–G°4›T³ªVÌ„á¹</text:p>
      <text:p text:style-name="P1">ô½¨4:/öÑ&amp;Z¹VôáÇ�TlJÌ!ÄáÍÜGá¸ô#Q´88x¤¨[*š¯7#füsµÚ+ïo</text:p>
      <text:p text:style-name="P1">ÿ.„„×‡�½ÏîÙ½bk5#ÕÌúï-¼ðÀ©R·#×#|)¨€Ë¤\«£uðÓ#2</text:p>
      <text:p text:style-name="P1">o¢Ø—œ[#ˆï�1QËPD•¨)Ìë‹#-¿]b‘sÄ�/£—&amp;E”?þ#:<text:tab/>e;Ž5@Íà°&gt;gÑ#‡ x÷e<text:line-break/>=ÿWƒRd\Õ˜Ô(G‚|áÅçéú¤ÿD�´ŸóDEÕl##aS•?#¯‰ðPWôiàa]O†#ãâ�xà#bL##�˜##ùÓ„œëPt#½##VnÇ‰[ªcwC#jh_èä#j\ÄvX ë‘p#iÔÝéyµñNÆý¼Ò¬‘7ÇaÆ=Ró&gt;¾¦"�eLË<text:tab/>p¼Ö%<text:tab/>6#…³‰l˜,·#ÙžT÷</text:p>
      <text:p text:style-name="P1">–K«¦#_×iRù:�ôTö€õ#MoÏÃÁ¾Î˜/è§âpfÄ#ÛŒ¢#³D„7æñî1#÷¸hƒÊ{„î—#QàÏ/FëÈ«Ï#Ð³QÇj#×ö¼‚”ûÔ—JÂ[¶üqtáøzïñiì?#k~#Ã#àØþÔ@Ü()�#/ÎE##9#µøÔ#E#N£QîV3r!ë`tå¬ˆ»´›{“*u6Šd#úó&lt;�„š#0#÷¶f#Â</text:p>
      <text:p text:style-name="P1">oé„Ó"®º‰J¾¯õÏ¤ìg#mº}ZA&amp;ûò•;ëI’ä¸ñ²’Y“ž„íðÿs»2Òù##‰rUÙTËëÁîxõ[j†#—8ÝíoË#ä²˜ˆ‘h‚º/ªçtM#O‚AõT&gt;bN9�ß²#àƒ§_fù7ä”c</text:p>
      <text:p text:style-name="P1">-.±ýoÝ¨#3ä3ˆ�íÒ&amp;Ú#É#¤î #Wô Ú�(<text:line-break/>#B7íò°½#B#«#ùn�&lt;Ã©éÎ#òçè•#úeðÒ›arÙ„0�#‹&gt;#3ÑRçäs“R¿®Ü3ôjÌgÛ¢MH{L{Rb½Î÷ô)“�†C|…Ý¬çÈ+\`# Ž#Tÿ€¤p¤“"Þ†Ö¼]¬©Ú!#®eÐìþÃÅªŒëIÊ¹‹ëÿ<text:line-break/>CwŒ<text:line-break/>÷h#ÈÉ§MK¸”(Äþ‰ FvrËc¥|(])IƒÆ#&gt;‹,z##‹'Õ?ùºõ…Ó 5 d<text:line-break/>¨#</text:p>
      <text:p text:style-name="P1">Küa&gt;Þ&lt;X]Í§&gt;íW¡‚„<text:line-break/>™�Tj9k##�ÊYPà‚I52EI„n‰Š#nè7™Ù_MsRýþ²frý`ž!Ä�+h�FöuŽit#5²é%#¥#VÒöfƒu#þ#ƒ6ÝÍòzx#"#Ó‚©8##:<text:line-break/>—S:ò#·üQc·i#</text:p>
      <text:p text:style-name="P1">­•ÉÒŠ<text:tab/>‘Ü‰èã¼Nuu�Ã#-:uùŠß«1#JB©ÔGxÀç®)¡Ïá½Ñ•›˜–íÎ´�<text:line-break/>ñ7R›ÆŒx#mÓS#â(&gt;a#{.‰2röUÿ##§ÿ„Á»#u1W¶m¯#ÿ#Œƒ�ÈN<text:line-break/>‹+Âç! Œ¦k¦[?ê0N#å—û°²ÐÙüü#\Ÿ¤1#cFa•#(èLN‹›JžùjMjÈls</text:p>
      <text:p text:style-name="P1">f£s#lüxfÈ\3p#[ cç[”üØT5cì×›•ô1#®î#�#HGáøwßÃy‡âè'â¶àûAü#`èø"…û)á<text:tab/>Sµ›”¾:Ê##¢ªÀÝl#&lt;äÁï¯¢#q/'^êª³”ëä{÷øz÷ÐÄ'19ž™5Û1ÓƒÄ.Þ##ñÐN'¦óÏ¨N###êlùëã�a·](`‘¦o2òü#Á(Ã#X©+<text:tab/>Ñ#–#ë°ùí2ûÍ†Fôcœ:�#bµñ[##¤Í@#FB ^�ØÂ#ç‰#à÷#dïÙÆÌ›u»ò#^8</text:p>
      <text:p text:style-name="P1">Ò#Ý»âä#îU»Ëã*¶ ###¹T=Èö#è�ä}ºá#¬0íÖ</text:p>
      <text:p text:style-name="P1">Å=­7{ÿeMŠ$™&gt;g1J#Î#i<text:tab/>ÞÂ:#£6«H¥</text:p>
      <text:p text:style-name="P1">æV&amp;ý#¡¶`¸#ƒÈîÙ�!àˆýA”ïEp#áF'µJÇW—£ÍB%§}8®#*ÒZ#—6~§T#€,ÓÔu€Vë’'"?á¸SèâYžz<text:tab/>NÝ#ÂºÊ­g#º## àQò7ó#ã³Ë»[#Ü^#ŒUm›‚»#Ö›ce0Ra'z\…UGp}z#–$Wê1)äödDtÚ<text:line-break/>#ƒ-¦\/ê#%#¦ÚäÂp#Ö¥,‰ÌOÝnŸ<text:tab/>[Eý+"æãØß«Àp%§*RŠ%“#ÙË#@´÷õ÷/}#èß£ÒÅô{P¾Ÿv?£Ô#o£Ü#ëé£~�GwÑï#ú=ß~�I|ß/|¯›¦{ò÷vù½/~ŸX#›Ð0¶#yâŽ}Ï#ö¡NçCÃüÍp¼„€M:nfÒdIû–#@5UqÒU—õF#Ó#0SÆ•›9’.¿@@}Îgé&lt;#�»#üòy#¨„Û2qn)ÃQ¯j¸Ø»�:Ïÿ#”—E�ñ</text:p>
      <text:p text:style-name="P1">ØiÞÃ2ä5G´š4#È¦µŸ78(I¹¾Éœ%»#§™³u###Á)ßælÖŒí¾_CËÅC”k²`#7ä.##ÍÅ�2•â¨Ô$ô³’Ã¦¼ÉVÞíY:##¬³</text:p>
      <text:p text:style-name="P1">nnÆùšG%!U#~Y3æ¢d)öXÇ™U#</text:p>
      <text:p text:style-name="P1">ŠtX›eÊ¼¶:Ò#³Âì]uŽW¤— XÎ0#ƒ‹�JW°¨ì&gt;YX‰#‚å¯÷AÍX#;lý·È8›½U<text:tab/>#i\J³¨à6Zj&gt;–½#HW�#³Ü‘—{„úåé¢`ôs^œ#­#Æ,#u�Hµs&lt;"Hû"§¢S#‰Ì“¾÷ýKÎÁê¨ˆâ%¸·4x#RLUð¥i‡Ñ€T©Í­xÄb8“#¸“¶ôÂ#,§M;û<text:tab/>ò­ å)#</text:p>
      <text:p text:style-name="P1">K×#g‘#¿# #v.P#éÇ,àÖŠÆ#qžž#B#P#�CKŽTšY#Øþ}4vçm#Ž¸oôƒM#å#y¤¡`¡H¦¨£º3Î{àPy‰Ùõï¡ze#</text:p>
      <text:p text:style-name="P1">##3#0Œ#Œ`,´�ÍÑ–½$#�9¦#Œ‹ðøf�áF®þ#ÙR¤”u_ü</text:p>
      <text:p text:style-name="P1">ç&gt;</text:p>
      <text:p text:style-name="P1">UçÞ#ÿˆžä¬.®«Líà!N7</text:p>
      <text:p text:style-name="P1"><text:line-break/>½#�á¯ÐØæd©ç,C#�¹Ä#C¤¬FÓ<text:tab/>Ü#é1èì#3#0Áßë©|°k£ÖâûÄÎàÆ$íg”H##�l£#!”0#Ê…]}GÖ&lt;x#b¥õMùê6¬#e]4'²#jÑS¸sáWÉ¤Ñ:sÊÝúÊóç¾‚#®2²¹vì%©™#ÜŠ#Ö#ÍÉù#s‘J„«HqŽ#EÜ# ·I.+#ªÖ²Y^#ŠdÆí¡#6�~‡‹#NÏß­#s#%Þÿ#eAc›�0Gç³×#t¥�”ö¶z­þ.î¹2Ž&amp;G#ºÚ’¸#5±¯ß±/<text:line-break/>þVõ¼Fx##bÖýúQœ“sÍ9³bDvéŠ „¨òžé©G<text:tab/>ô2÷[I\D ˜‡Y©ÛžÂîb#4ñ)y#+ï§#7P*¹‚#oÎ(j#77!r ÕúÂü®Á #üQ±G#[Ë#Œ#Au#•Cã¹`]#Äò aå#dš1è+Žø#Ñ�<text:tab/>f|®4^FFÝ¶¾©iQŒ¢)…»j@èø˜’½çHÆ?Èéy#œ#�~##‹ </text:p>
      <text:p text:style-name="P1">3×IîÝ6*Q#¹éšòèG˜#é´¦-j#»q#´Ú¤ó²##jÚÇá¦ê°„bUétwÎ'H#�%5'¾G#\7�ÛLDù#9Múcñ©“&lt;'ŒêÈì#ÁÁÎ |1#sÍ…­ˆö��î IŽ®§…ÀšòM¢*Â-ÀÞ0#J}¤Ò•º!ö##yÎ¹H_t¾#ËyþÌž#Á�ÓC¹dÒì°z‰n53Ú¹€ë�±Ï&amp;#£€Õ</text:p>
      <text:p text:style-name="P1">ðN<text:tab/>PHÃ†Q,¯Úå@‚dÝïbî#ÁÉ#¿­Âä!Ð#G#</text:p>
      <text:p text:style-name="P1">‚˜°&gt;N˜U:V#È#'¥_ã!Õ&lt;MÇ‚:v§�œ</text:p>
      <text:p text:style-name="P1">ûN#js#/^U#?6ëûÉ™#›çÂù,c#Ç(#–Úƒl�#'#¬­¹�P��ÐÒêR[uŸàsàFTY·�=#ºóu“#h#x<text:tab/>µÀÏÊçZ¢prI?ÍÓGíÊ':áž##ŒÎ,e#Kª#cTGGt–…[v]Y‘ê^ô1Ö#œ=@¡®�®-\#t™#^8zÅ~#-¥Oìˆr!#Sæ·- .åÁ#å+Shá,åF#*Å¿‘O##</text:p>
      <text:p text:style-name="P1">qÊæ¤L+#y!Ø+J…²£š#Õ@è# ˆ¤kíU&gt;‘BÆ~Éj</text:p>
      <text:p text:style-name="P1">Én¬##$#žŒÌ‘Eš¹Ú#™—4øð©#Yú_7?o„ì#D#æŠ+:#¥eqç×,ëóVÏÞ#o#ö¤#(G·ßÐÖda`#HEòN4 É3¾Á–‚½ël–ˆØ”@]¼Rýmà½¨önNpº#G^</text:p>
      <text:p text:style-name="P1">ÎD©##ÂF¸||58Ò)ìŽŒUãø#ú¼å¬ye<text:line-break/>¢#;)må–¤,%†5âE½Ã$d?¼ü÷ÃºR&lt;§1ñ÷|ÄL�c”øÖ&lt;q­XNwåKœQí#øÄª<text:line-break/>ó·yb=]Èä�½#N##y##˜é#3™âX9 <text:tab/>ÕnÛ4¡<text:tab/>˜^ý$N#2&gt;‘?ö_ö#&gt;nl’ÅLSÎ#â#Ë\ø¡##‰ç³˜#šóœ#¶%ødŽhg¯Î#Ñ##Ã“›#ö»G#50#sÛ#ÑÂ"-àjæ™ä</text:p>
      <text:p text:style-name="P1">Ïà#</text:p>
      <text:p text:style-name="P1">Æ±¸‰Od?.5vš»óHe&gt;›Àèðô##&lt;¤tÀ#în\#äö÷öLÍÀÓ€t###Klš#%õÛJªµÕÐ�Š#k­&lt;®–1öÉù*•Al§š[5,?[†58¥2êg¦[Zï£bÒ1+#U/!S‚##M´¬#Í</text:p>
      <text:p text:style-name="P1">¾HQ#ëúd…Ð~î\†=pû§uJ¶3fà!ÆI#Íc.õ<text:line-break/>�&gt;¦Žö�íæù«oóˆÃK2sþ $q^”¾Ö&gt;®ïšÜæ…+^´ÍŒïZ´šÍ¸#+¬šYSd‘Jy#Í#&amp;#Y(¢r#ûu$-ëÒV™èaçDÕªØ=ø»’éAÏ&amp;¢‘ÎÍÆ#<text:tab/>éð`Å•Ïê[Å#„f#ô%».Ó»f##Ùt7VØˆ]#û#×,�/13Á#š“tT·�²\æ™�¯##hæå*»Â~$Ý^Èà‚_ûÀ÷B#ü&lt;W[„QÄ#\ê#‹<text:line-break/>ÚÙ‡;cûô˜”µO#ÆtÛóòêµí–#gR”Ì#Ãt#ü#,qÐ#€Öc.ÿ#žó{#ø#±íG„á®S�o%ÞØŽ#ÀT_m#</text:p>
      <text:p text:style-name="P1">#j§#³ùã¾£</text:p>
      <text:p text:style-name="P1">•‡\à™óV‹nÖë#i”RnwædÃµ"¥ÏÞ#a{û-•ü�#­</text:p>
      <text:p text:style-name="P1">v4á#_¨‘#‚ow~#˜tŸªSEÆX-rôÛ#Ÿ�èû##Å0‚«v[#*»˜ðØiFô¹#þµðˆ</text:p>
      <text:p text:style-name="P1">#cƒòb#€™#5#GôŠ–\Åð#éÝÞj£UÓìç#?A�è*¨q###�œ6²Cf/#Ê¼—¥xü#Ü�ððã#ªáÄœZ'ŒË\ÎW¤Þ%R¡</text:p>
      <text:p text:style-name="P1">»iåÊ$“¥P@~##ˆy##šO</text:p>
      <text:p text:style-name="P1">ÓA#m$û3ë\#Ähj#Û‘Ë#‡¶ŒŒÉìŠ#]Ò™ÉÏþÇ‚CYYÁt¡#§Ó#ZÕ~Ã|#Vc#&gt;²\H‡§±</text:p>
      <text:p text:style-name="P1"/>
      <text:p text:style-name="P1">Ë)�Ò_#‘¼#ã##a&amp;á?«�5ë¢Êœs“Œo‘/IUé'Œè##Ð#5«Q¹jâ$2V¢šfø›YÀæ#u¢�#¾¯‡GÏ+‡A#�ø:#F%K¡#AÖ:&amp;µ²#ö'Xü}å|Ú€|{·#Rïc«¦ˆ’†tÎ#/O'Ã¯¹è<text:line-break/>—,‚£#x¨#¨mè�‘O_&amp;ŸúògÚòW»…—#Þ3%Íô¯#£#4#u3¨3…^^ê“M9Ô†÷›Eä²›h¸+Mñl½ãn^•â0éO##ug¢…=›m7»âx[.#</text:p>
      <text:p text:style-name="P1">Oä�øÁÝÖu###S®ÑÕ``A�~#|‰#.#GÚTÝYû™™©ç#[Ö•#e##;9µÝºæ6…‹Wsç°1ƒÏñöG#ü«ÇôphªÒ#ÀxMãl*–»</text:p>
      <text:p text:style-name="P1"><text:s/>]õeg®#ý\ÔÅ¿K#õæYF³Ú×È*^»m+¼ŽAe#</text:p>
      <text:p text:style-name="P1">&gt;z\ &amp;¿#§#©#°Pa;Sš#•Ø##MâÏš+¿&amp;ˆ¼KüOÖv@ä,arÿ}—‚áˆ$ßF#</text:p>
      <text:p text:style-name="P1">ˆÜÐ#8×KìIã#_)µ´€¾·Ç¨³#ˆêË"•÷#Ë#Ñ+„­»Æ­¤`Ôw70H&gt;Um</text:p>
      <text:p text:style-name="P1">Ï‰#ˆªíF#ÏtÈ‚‰R#ö±·;#g %%#÷Ú8zÂg#É³Å(#######gqÄ»##ìGÍ#Â�™­HTÚVMª²J^ì#ð#0CZ{ó»$Í&lt;E…x%"ãH®%ï±ÿuóâ`¤ÈUs‚Ç·‘õ#<text:tab/>ß=¡+¼v#JÝå#»ãõQ²#8'y «@aÁªMªË‡¤A#Ó;#<text:line-break/>Â@ç‰üsRÝ#¶#=’š¤„#-#þ•çô:ËÐ!}Æî8òŸ{³þ’P%4"q�CäHˆ##=#šQD˜Ó±ù##�š#8ç–�“#C†õµÄu#yD,oÈ÷3o#«8ûªƒâqÃÿjÔA)ÏDøÅUµû,</text:p>
      <text:p text:style-name="P1">n¬¯ÙRŒ˜±¦ušà#èµx£NÒ±p;5wºˆ‰ŽËYtãÑbrÙ#Ò#6!Ž|U"&gt;DrpÄ™ž}ÚQý—x0YŽé¶·BÇ­Y²</text:p>
      <text:p text:style-name="P1">4—Z\É—Lº#ÇÐ}êþ#8¨OŒ<text:tab/>µ#Õç</text:p>
      <text:p text:style-name="P1">8#×fxïOì4�##ëLµYœÐ�ÜxC�Ÿýš¡ÓÌv—‡ê}#âÛ3‹Fäò_ÅšÔÙU ]�¾#¡rEÜ3<text:line-break/>4"L‚nmlÝP##NL¶¸«#‹‚a›=8GÒ6Á•7MÕ#0y£Áˆ�d¥/#qZ=õk…}¼®¥¹„"}#Å¤=*ƒ¬¤íQÞ]*z˜3¼52f©b›è¿#Yàý</text:p>
      <text:p text:style-name="P1">�&amp;NCìÜB#¿š“'KÆ#lm1sðÐ¦Îï9Ñ÷˜¤t¹èß’…#àÛ®#H.O Ç”²ªi {ù;öÕ*‹#ÄŒ½»Ô1#´ö'#P�ˆwœ#€ÿpâa´ÿ#S²bóeRÂúÅÍ�PªI¶YÍö#7ˆ#sB#ö#B##3#oBùY•ÊŒÓCf2Ëi¾YãêM|¹#1~uö»Á!_K#Œ4#ël|t4Ëóäæü+?Ì* ,çÒ©#Ó#m÷„X#¼©Ôö Î¬úÇ##·V"ÿZÀŸ™NÉêÅÛ�|ý³ÃÝë#Õ·3µ“-¡gz­ âze�‚Œ#KÒã°#EfÑg#ûnÃèQ,ÃÅˆ¿TzØ#K²îæ##t#¥·d’#lFèóN¨ê#@(#[]äÕ§âr##ÃŠ#„</text:p>
      <text:p text:style-name="P1">íˆ#�ÙL#)ßÎ¸bÔ©#`Ç¦F##†r|âø¾WyŠ##9#ê#í*ã0t­w\IÁ#q¡#[àŒG z##óþ'á“üo`2ÍÄ•]ìøO#‹�Hw¸‚yK¿ãšš&gt;EêLÒü#š|#÷°œ¢öËcSµð"æÐè°�X#Š###wo:#™ÀKbï²øÉSuòÄ²ÐÚr¸ ¥¯ôä #G#¸nÓ€n•ø€y#U{,‹c“â,âï@Œïø¬:Jt]åÇ®34#B[bb</text:p>
      <text:p text:style-name="P1"><text:s/>ÚÍº.#žâ�iŠ<text:tab/>IÙ+ýÄÉ|3x<text:line-break/>~w‚ë?Äµ£Œ#š[VÀ0ï?»¥…#f&amp;ï#Z###“ù#YõÈÁ<text:line-break/>°ärœhR,3#wûšhI‰x@šy€c¢IÐ�Vü×OwT,#h¢ª„°?3Ú¶ k¢v*bÞÑ#Z¶Nü#qŠ1`³üGÈŒ¿R€µk¼öô¹�¹Êc#~ÝŠ[5bÑŠ<text:tab/>z±‚ =</text:p>
      <text:p text:style-name="P1">žÒ?#»è´e#Uu‘wQ#áBE-~Úò‘Ý‚t#kÅ”“ûÏ<text:line-break/>ð¼#R#zY �KD#-#°ÃÆ¤û<text:tab/>¼`—ö#û³ë|ý‹#</text:p>
      <text:p text:style-name="P1">£SÅ6ìÌü-Ã–]Éb®th�$–# Ð!ÛÅ[7…# [RÍ$:UD±½ª¼åÄâ#åÆì#2ÖÖ#B{#(m#Ò‚¸Ù[�½¼_‹HUÚô¤Æc#5´vèVï#mnÐŒ¶¬'¶èÁZòFÔtù›ƒÏVñû—RÙš#hª‰o##¢ý*àÏÄjI•/vÈ”™Á‘#‘Ê¬¾þ&amp;—ìçüŠ#ÀuoðU/“…'²VJF›„ÌÝý„Æžê‚kW#pKÙ‚P&amp;÷D¦ø†#äcývW#Ñ+‡/N‡Ë#wÏ»]'‚_ü'«bm2e#ñ#à§#FEƒ-<text:line-break/>MõŽ½Ü@mtZC¢³×æð#Ô‡ÐØuÄEv#·ñ6|</text:p>
      <text:p text:style-name="P1">0©#ën#âõÉPk&lt;oÄ³a¾;ôÎ¢+©�9Õ]¤Ð�íËNñDÿ(_÷_yÜ*’×Ê&lt;¾Gzñÿ#Cîlç¹§ü¡–oOïO�œõz#¹4(÷g#•ÝwHhA®QLs€Ð¼c?„ÐY0³BgÔ_Ì€žšo“”¨J'E#\Tƒdk#v#)û‰õ#a™WÝNÎ¿1‡SŠîw.U�5)#|ŠÖ«ÐŠ†�#=ÎJO!-ÝJYeSŽ‘]ñ9q©©ŠVÌ&lt;Ÿ#‰#²`èBø6†HdX“"è5^…ã„o&lt;º#-¥Îs™#</text:p>
      <text:p text:style-name="P1">�ÆcëÃpçJ��0·n7¹‡ô:|Íç=#t*�ê# Ó#Pj#’ÖÙnøÝˆ#ûç*Hæë[x�jtxp†TkÖëoÇx&lt;4€­˜8ø##,ô2V�Œ#[##8##½èÒ¹¶#c‹3g##ùCŠ0ÍÕ©6'É#—|g�Ò+Ù c¹7#ìC†°ˆhî#†</text:p>
      <text:p text:style-name="P1">íîÈ#F]o5‡íq#W¼#úµF§%?#ˆg‹#ŠÅÂÇw³4ôÚ#%Ñe#�ü&lt;##«×®Åö²##@#'A½@#&amp;£#àR0KëdÊ# #Áx;‰€R#&lt;¡#º~#</text:p>
      <text:p text:style-name="P1">ð#‚êKU¯¥P|å÷'e<text:tab/>0m#&amp;Ghœâx#�^£ #YÏ¬œ£M’#È=0¸¥ö{ÑÉÌêaxìØyªC6º[Öïv\ÖÈèS&gt;2†Éb'HÖÂ‹¯x÷Æ#Š•G#r#G·æ .¾Ãb.#�ÓQ#­¥##&lt;q<text:line-break/>q#T#¹ø&lt;#K�#¢÷‰¡æ/Æ¼�ú�:iA È]#.6#:šUí‚ó/™7™#ï¹L¤«|[ð–E‘#M|É#,sžI#„×u©</text:p>
      <text:p text:style-name="P1">ß¢sSQ\�Ó&gt;öÙÖJ°úÐm&lt;###ã÷®ölQB#h‚<text:tab/>ÀJ?Î##Òª“ØvD¡òK *</text:p>
      <text:p text:style-name="P1">¾�hlÚ\ŠžÍæV‚æÆ##R™…q§2 àƒV�6¢åüŒ§BL‚#˜¾Ø…ðþ¾x¶;¯Ó=Òs¤/|¦ê/#&gt;¢�µ<text:tab/>/ò0ÃèCÙucÕ¦"#³:‡‘#a»û¢(kÜ,Œå #û`MNÛŒ°þwþå#Y±¨í2-æéÄ#hßië‡Pó¸†J</text:p>
      <text:p text:style-name="P1">O‹#½)‘ÛñòÄ³V«ÉÏ–Ûø##.#¸µrrXÌ˜]òˆl�^4F ôV°#ÓLI</text:p>
      <text:p text:style-name="P1">ëšk£Z[t.[ÌRE#˜Ù .#±”kVß¿Í?i–Z ú�…ŽGì#øal”À-o,ÉÅqXV$†&amp;âNýÙã|#D#cÎö²ó#µšÃçŸ¹=mî#dó’3Ð×`*îH]ª!r#�ô6ÏÑƒÜâÅŽÍ5 ´{3[äèŽÚ</text:p>
      <text:p text:style-name="P1">#úo¨“á#²›ò#®#S#Óä¹¾ŽÛq(i]^#ÐvGÐŒû$+F�”ë#vfHàgôP-3Éq—m;PÈð\³[áym¸úÒ#e§Ñ#ÇÆ#¼ãŒšFì©tÚJ#¦ñuñèìf¥rJÛý»*Cr</text:p>
      <text:p text:style-name="P1">®#i½_@Çª#x#„èô#™«JõÞ‰†ê`Ä'&lt;<text:line-break/>†QÚ´Tµ§F°5�#=_w.{ÓÛ»¸[#7Á5ÏüHUgªå óÎñ#¥</text:p>
      <text:p text:style-name="P1">Ê¤­„J"G¶ŽÙ#*ç#]s-##¤RžÖ‰#¨ˆë[;<text:tab/>ö£ä#‘#!6#*Ö%<text:tab/>*rÜ</text:p>
      <text:p text:style-name="P1">Õ'ÑÌ¿ReO¦R&lt;ð0#Ú#ž)Tƒ#æ9KåÇ:ÚSæYÞŒÝòŸ#hdµÅ</text:p>
      <text:p text:style-name="P1">µO‰²#qOfü›¶¶-ŒŸ’#ÉÚ^"Ü¢ø{n&amp;`Ó³<text:tab/>JÎD#\fV.fÝ#/f·óépï#·Ã#ü3,�!îð}kä6‰ÄZÞ|h#²p#¬#�Î“¤Y‰zXk‘–ä!hº#ÃM^æ=ÿ#[yýÚ#!¾##—…#</text:p>
      <text:p text:style-name="P1">–µÊ¼j–üÓ|$µå±Ò¸cœ#ŒŒêÀ[¶"ÛÉ#õ#Ç<text:line-break/>±ì#žÔbë‚#+ë</text:p>
      <text:p text:style-name="P1">õö»Þs#M)'’9!<text:tab/>#[Òbëðˆ- #J#jÈÒjöþ®úrcPõ³²œ‰E?ñ’Ox/ 0a·®y,½2áuULÅØ¢[us#Æ‚IßˆcÛàó~´#q#æ</text:p>
      <text:p text:style-name="P1">ÌrÉ¶üŽ¦Ù¡`ýµé©#(S7V¼¤ßUf#™D@‹Áó#%�µ##iÂ#coñ/SBõ88Y�Gc˜µTå\#ö0¨ê£‹_D›o˜�¶ç#0'�¨Ð/™°ÈÏà‡½&gt;ÚhÏÒSaXo#\km&lt;<text:line-break/>ßIDÁ!Ok#�ø’Ý&amp;Ú©ÔÏ##•B<text:line-break/>ÆrÞûâ#3Ä#Â×å™#uX.</text:p>
      <text:p text:style-name="P1">¯¥íÙ#SØX²#“ÛJü?F¶0ÚýÑÊ&lt;‰ÚS#Ó·T®h$€H¯5:i#~ƒÞ„;áR#ó#c#ˆ#b‘Gz[#ÿEÕY#»µ˜ü#xñ‹nðF�2#”v"D4Vîô/Ùš;_|´ê##XÓA8Œç¨:v&gt;^¹o”vÎÓ�#Õ‹­-##ew…ÆkW#f!##Lè½ÔsÉö‡šLµf·1ær#Ë##4Y}%ç÷ÿF˜(Ÿ«Š¤j�ú:­m­ ß„q�×©ôåÏ#Œ¥tÎ#3;w{�ÿ`x[#¼Êû:®ŒT‡„Ñmç+0ký¹³¯†%\ª’Ñ±WîJ¯%9tuøÑ#øLÃìXh6�9#*ìVéàÂ¶ÿM#×+ðÉñ‚²ýM?&lt;³ÆØ¢“êšM/÷pÞ�I#¹MÌ~…46###(Á¯úT•WwQ#PÉÇ­"D)Gü–”¡µº9*{…Þ€‹D#ÿe¤“5ÚBÔ##Þ¹.ic¿8;á_5Ù™ÝÿPÃ0#’)#ïë—ÇQñ`„¯#§#ÓÔf¨�³TàåP±À¡FÑ#ÝNÏÌôÀ´ç–¸=i#®u•‘&gt;Â„MŽ.É~J)|#%#ì._ŸÊÀÞle€¤·ˆk#S²¹g#ý#¦lé)/_–H¢{mSÀ&lt;</text:p>
      <text:p text:style-name="P1">ñj#ŒmÀ$¸¨Å«Žéâf<text:tab/>ÆY#{ÚËëÅ·.D#ÕuÓâ(}¦"}öBÔ#á‚÷2l^[W#f˜"É#ÖDr#M|µƒšŒSyÓVP!¼w&gt;2³•@ˆmèñ;m�# Zèö�fI¢®²•µƒ#År…#2TÈ#duŸ}ëvÐ¡&lt;d#‘ôÇ_#x2oŒì„d#‹^Íà{#Ç°ÂRüÒÐR�Ô#°t+RÐ#‘U²™#}Î4¡@· yó.ˆ##ñ7¹BŒçÖ­0îüS&lt;$™##„V&amp;##®h ¹B�1Ó-NI»“{‘Ÿg</text:p>
      <text:p text:style-name="P1">Áj¢ñ¾É#´êé</text:p>
      <text:p text:style-name="P1">lº¼±¡ÃrS#�#åx'ö#£XFk%Ù@~ÚÐÅVº!×þ##�¬Et#‚ù^0ÐÛíû#Kå#£²-ñî‘‰ ‚ÍûÑ¬ò¡‚œwo#z-×¯€u(¯øo‘ªµ#Õ"â“D¿·#U#RÞ##&amp;]ÃÅ_Bˆ‚&lt;´—Åäõ±èÛ#/•K</text:p>
      <text:p text:style-name="P1">ï…`t:«Áš­b®vD­ñ”3´§ò·�„Ú�#˜’#ÓcOúf2#¶©“á09Näe[ÆB€.#§Æß7ž$Â•#¿ŸsÏý #qUx�C?™¹¥¡ï†\õMŽ#</text:p>
      <text:p text:style-name="P1">~›§‚õUhŒò�¦6OW‘íµ«âò#<text:tab/>|#u#¼þŽ†</text:p>
      <text:p text:style-name="P1">#´a*•##s‹SÈ#œ¿suQvÔ�›#öo~NÃáõHãÄ¾ŠÅ#ÿuÄF9ZtNßI¬Ö?ÿ#Õ|Ð)éJ¨š-Lxî</text:p>
      <text:p text:style-name="P1">Pò#WÉ~Ð#Ô†•éµ &amp;);#!ä%Opôú+#nÞ&amp;v#SmÉÌLSÞ�8¯ê­7åµ¨Î½KTSåC%µZT#ÏÓ#Ë�$e#÷PŒ#ò“¥g´&amp;·^Êk¶±E¡#'“ÔQ#É…«Û|X|#‰,v{Šï‚þÖW¯a²öŠn# V¥å Z#˜;¯+­™#Ìä8×¤¦Ú:Dš]#"�#“þ°ñü6</text:p>
      <text:p text:style-name="P1">�7éCÏ#8M1ì#®²é�ûõ#8Íö#aÒ/V±Ž#Úç¦{W•n�R#û#\SëÉÒ…#¥„6†#„''ÚóŽ”p?o]óVz6û~^�ß#ã�‚Ê=ª|øº‡&gt;&gt;�þ^©~^ìO‹@~ŽÎþ�Y“âêvüÝÛ¾&gt;ÆóãÙÿSëký]ÃÏ�zß#÷üÝ</text:p>
      <text:p text:style-name="P1">Ÿ#a?O¥OÑÜYñX=þž‹_6ýß—|ß#€íñõRøº=&gt;.¸_/§ÿeé¯åë#çõí&gt;#Z·åîMñv¿_#e?/£#óûAŸ#¡#›©—ÇÔ[äô•ù½#þ^ÃOƒBó~=#|#sàj*~|&gt;šO‡ÑÿdÕÿG¸§Á¤þ~¢þSÓáô·~==|&gt;“óàÐ¿? ïóúÙŸ#k_#sß#vÏ‡Õ�ÏÛ¿ÍÙ¨î´à˜ï”³ŒäEæ€«ƒ##Bi©ùaŽ”_ ÐÑ—p7,�&gt;!5#‡¥mÝ#RHüêƒE#"t§J4³µ©|#××Ïÿ{Çç½â¥uB…h}#F’­&gt;ûŸàáÈÙñzÃÓ¸îF´¥iˆ~¦Ê¼Øo–:eb#ãÃ�%�9”'ä³$#P„éCGØVû©e&amp;ö*#ÅÑ˜¡éŸ` ¡X×ÏTè'‚ËÚ¿…º$#­]³û#éîr"#sD#ù�»h#ƒ¾#Ë¤¨�± £×,Â#\¹Fà#¯#Ä‡êxú"x$| Ée•Ø.šV¾R¡#µ[×‰XŸK›c¥Çà‹ÙósÕ”EÇ#¶yJÒ§@pºñ¦šÄ¿×Ó�ÖŽ</text:p>
      <text:p text:style-name="P1">¶ˆ#_È»™cÓV&lt;¼`§?ó÷#ï1 Ë°“ŽËSkq¯Õ–ðTØE¶à&amp;H’#Cò##¶77#z##¤D<text:tab/>U` #Š#6_Åh‚ÕP¼­]±Ý®ïmßh0‚˜¢#ä&amp;¡6%"òRÅø=Ï¥3²?Ç#È„#ÓE³#Ëq#t#¾#5*uAÇ#!ðÀi7#¯#½ü|^RÈçúSðî4«÷©„\ñÑ×àÞëKjÁõœ¿#=ôhÕd#x¯�–¡‚#íÓ�oÕ#dË×#âÝæÉØ#öe³•#‰›Î#ñ*‹yÐ¬&lt;Ÿ-†WÐÏeÉë×@ÜU_KŠb sû�G;#¹ò.ð¿^##nk#æ®hæ¬Û™9 ™×º#ØìDùö•â/q•-#l8_axÊÆûµþe ¢ #‘,<text:tab/>SèH»hÞI#g2Ï_ p¹ÄWD#Ð^¸8£Ò#8œš±d#f‡µÇqv—Í&gt;</text:p>
      <text:p text:style-name="P1">É„Bª#¤G#N{*e ûä N/f�=€È=a#ãØÙ¸Õ´áË:#MN#&lt;#3`à;²³PôßÅïÐ#Lõ]W“G Ê#ðz-¥ÙÞé„#Õ#Ø·qý(í#%#è)Ð#&amp;i‚¼#î‰uc‹�##Ê½leQÒªIdó##‹µäðîÎ#æ%Ü#B‡#N¾Å1žþQ*}L###�#—Á\9—¼Ÿž#<text:tab/>#¦;ì‚¡˜mÐùÀ&amp;Hê7�<text:tab/>#TÍ#1õ#€¶Ÿ�oÇƒç#÷NËå#Ó#( ôl!ú#˜yj#Ò#ªNáÃ±#}#ÿQ7Ê3,ÓU`#ãÑÕèÈ†$€ùˆ˜…»)#;´„Öþþ#»ƒ#˜Üî#é#rê¥#9ìÁ[½¶Û·ÔÈ*ÂYN<text:line-break/>³&gt;®´QŸ##Li:Ñõ#sGz#¥4·#G#ÛaðÏ�×$Œ�ÃðFË[#»U<text:line-break/>djplŠó‚:u¤ý#ÄE$ekÒw,#Ó7ÙÃEI<text:tab/>˜#‰~^ê#º?~}h#¾*”Étý]©Œÿw½{ä[*ˆ…&lt;\#„Bœf+”p{J¤�D¢#5Ý1Â×Drµ#ø"ñ µ<text:tab/>’ÖT&gt;y#Õ-×ë&gt;àèÅÔ`%ïyžÊ€ô6§–Us?\###ó#½Ô#\ƒwÎ;#y‰JÙ&amp;å£³)kŒÜ5‡šV#‘##W#&gt;¾Ö#¶Îos-É#‚2&amp;j#²A%Q5„5kQßm'&gt;\×¡Wøï`K“?ëY=uU»h¬4f;·jty»Õg^°##.`æ#$;ví</text:p>
      <text:p text:style-name="P1">ƒB##œ¬�¸#¤#*Hr#^°ö›®p~lv_ø{K©Â\¬º#ü¨wåßâK#G}#ç,œ÷ï€}#«#Ï.ÚQ#âÙD#&amp;@›!Ý#IWÐÉ©±#›'°K�t7#Ýv·%ì5vyV#@àý®-›·Ð�W«U…ñ#Ž˜Ûý#&amp;÷Â9©%ÒäS}“—#ÏË[C-ÄAÆŸÐr°hÙ¿c™íÃ]�uT_†+€#LË¿›ÛÎ?~Øé¹àJ#g@¡Áª£þKùÍ×•¼#·GSä#ŒVÞ'\ðÅ6K'í„ð&gt;V’Ã�“�iµ“ËÐ €Üh##ØY!™LÍjX#æÖ#�#ŒT#°z)ÃðÅ†C#_è#=D#É#Go¬zu:–‰q‚ò¶Á.ë5ú#.½äz#ðå#\tV##‚ú‘¨p)§Á)ÆâŸ\›S”Lñÿm%Ë§É#âÄoZSÈÎÒ§#Ù"#¤Vñ½œ?^</text:p>
      <text:p text:style-name="P1">|D¶´.Î%#ÏBó’Û—�å#Û�Uê}øÙ«;ÉùŽ¸§ò®ÃtÉ#Ìvò&gt;¡#žõŒàØ‰ªp°(Å¬UecYNÝ?Î„…ÍÿsÙêß#g,V°#<text:tab/>¾å¼€éjM#pˆÃæwé#3pÈ#‡«ô•åÙŠ#Õ‡Ž§±ù­­°Í:�9#O&amp;úW¦—àÛTä/?&lt;ï!§«I¹E“ %‰—BäK#byDµ»9xáýx%¾!AsO#…™ïGó�ô™suNÖß.3I ÆŠh”&lt;|3ÚSï¦®Xªö£ˆUü^##º{*ü¤6§“«—#ÿ,#YF{�[<text:line-break/>20nœY##wì,#“Fð#</text:p>
      <text:p text:style-name="P1">á <text:s/>°b¯ê�ä?ó#âTŸ#a°èÒ»´##€ð##¬:#›4�ŽôfV</text:p>
      <text:p text:style-name="P1">½ #š#–Î.#'</text:p>
      <text:p text:style-name="P1">ÃV}_9qÙç�n)¾7ýf.#Š’#Z–Ê#Ìu·_¦}D:@×ò‡£g»þpÑÙFe#ú±¹Ù*+#B�Z³‹ ‰«L­¿Z#Áƒ| ±è¿#â##ø§ª&gt;Ž%ÎËª%2/*‡š€7ÀX\#oNa¸ý¹w&amp;î#«DI»çÓ#ßÃ²Ž ä#Dv�G–#ÕMrÄÈ|1�ðs¬ÎÚæoêmxÃU¤.#ÛÅ5ç</text:p>
      <text:p text:style-name="P1">-ƒÓöùïØ÷#¹Þ°G#C +æ.:~ODûÏô,™Èu`Z¯þë¦§</text:p>
      <text:p text:style-name="P1">ì#zû#Ýá<text:tab/>xè¯±YÁËÚ��#Ã8YþgOAŒŠ®Aºµ<text:line-break/>;$##47Æ#F#x0#Ûš$8óÆRjBmy«™¾´ù0b#f³#Iä</text:p>
      <text:p text:style-name="P1">Ã#çÕ›"ŸÓ¨ÿn�ŸAÀ–#’ä#B§ó‰<text:line-break/>ÿ=%ScïXyØðÏÞ.WóRyQ#‡‚#§Å÷xvª ~ &gt;#z[)ä5PØ'íµ1¥Ó–§#u#­ôO#cõV‡%#¤X¨ð!sú#t«¿€ˆ!Ž#ÊÂ0ÿ<text:line-break/>ð§#®Ng†—Ç*##{ƒ#1‚ƒX3W#þJQ’²|«k#‡ð*Šøü)&lt;Z.»8ÛÜQ‚4CŸTP²ÿ#'ÿ#ÝU›Ê±&amp;Y&gt;Þ›Áª#aÓÝŸÂû=</text:p>
      <text:p text:style-name="P1">¾®LŽˆx#Í#"©½D“<text:line-break/>Z{Åõf+]#“�#£›#‰</text:p>
      <text:p text:style-name="P1">‹€L@Ñ»<text:line-break/>‘0b¾JRàôå{É±ê#UH4J#ëì¡#"üÅ§éð§<text:line-break/>ëc€ž#Ä–#ˆÐØë¶› WWòµ¿#Ö</text:p>
      <text:p text:style-name="P1">ar#©B‰#kH­l”X^ø#1[NÚ&amp;‡ð¾8V#0,nÆ°ÎyÒ‚#ˆVÖ)Ï3ŽÝ#v#&gt;^a_1#EÑ§\6§ñ<text:tab/>ºöSì</text:p>
      <text:p text:style-name="P1">B%Â©ù³‹Á™–#Ý=v¬PdÃ#D}bï°=Ì°VÃ˜óìzÅ¤­#ÖÕ:#.0ïæÚ‘µYŠ3¸-±#ËIÖ™Ád-8¶�="�q#1�ìzV,�â3¤‘�+&amp;”3¾#¸1#0�€Êàúr#<text:line-break/>¶Z–u#…ò#�·úÃ#J##àÿt…<text:tab/>6¬¢l#”+Sr#'vyú‰¶ª1ç]Ïí&amp; <text:tab/>»ûÓ#¡#ôG#šíÙc¬F”^ÓÏë­Ê÷Jqt.\#£ ?Y¹#¦†¥Þz 8ncúV##¤ÔfA###�!</text:p>
      <text:p text:style-name="P1">Qu�ùX#ÃÖÊèä#… 3#ÓÂ#&amp;Q)®¢Ay×`#§V/L#¯<text:tab/>j(…ÀDªSÄ�¡äxa"7#(#ª�#Ë”Ô³Þø½òzW#h†#é#�LŽ{e##Sƒ5g¨##@U#9#�6ÒX…#b]ý=#0¹&gt;@ßýÄ¦P4Æ~|Î,#ƒ2ÖXTvó¿Éx·°¸¥h,�Uì# Š)T“K»Z¸§#…Þ­È7s@{*U=¯rÄ##€¢#9LS¯g’#å„ra¸™LíTEªx/Ž4ªÀ;óì6?B#a#Ð@/Ôú~�ßò–Ñšw4#÷zYÃ~6#X;öÄrlFAÚ2!`ê9�#î{÷±Êy;SC#”Ž‰¸#3’cl¢¿#�‡µcVü¯¸2##õ�œæÿQ-#·ù”ú9ÚÌnÄßìôbS#¶ q#MÄÖ“ƒò#<text:tab/>Û#ÄÿG¿å¤#‰#°Ðü%�bI#qBôáÊ±#höP3b#z6lÜ"M¤#<text:line-break/>Éya#ÂD#‡…Ù„Yò˜ _ˆšð†#ëò˜)c#&lt;###Å£XLp%h3ˆ#']#L¿Õ#Ø«#ûÚ‡`)�º#cÑ#à‹Ø#F~âš³#EÇ ÎûÏLé£vòÏCÉòsX‰3r~…Î»®¹#‚2º¿““)hƒ÷(&amp;«ë={÷hdÝ°™K`Ç€óŽœá«<text:tab/>#GÃnræßù®”4NÀ8Õ…”ö0ÏyNˆÇ$Ìõ x##0æ#p"eÔ²ÿ‹o#ÔUgaNÚ;#k,¾©Ã#¿èQäÜóX‚À¹û¿+é¾VýV¾èìh�£Ç¶±'ä—9ä›Å#åï‡·ŒÂd–ò:ÂEÅ"A“8…rè©Ô<text:line-break/>iæ|ÚW-#ÐÍ½[i#¹ôà¯¸a#lG®L0Oç5Š#¡BÒ‘(íÛÀš¿‘#Ž¨âUIš#�|¶¾…cp[7 ÕÌ€</text:p>
      <text:p text:style-name="P1">t´Y¾±#ú;'e»«­í3H½&amp;2<text:line-break/>¼#U#4²üx¦#±#†¸çdfÕEˆ#5##â.WdÁd`ãÎ"ˆ ¡Ç'x.xZ¢YV#ÃÝ(»å¯SyaáÒÀA4SË##8–Ï#j</text:p>
      <text:p text:style-name="P1">#øÏ¾ÁÂ#‘ÉiZ#ò#L#<text:tab/>&gt;"˜#_Íîl##�#s±‡+ûW`4u#µ¥�i³€Àš6</text:p>
      <text:p text:style-name="P1">&amp;U#¿ã\þ]¸S+<text:line-break/>%Xz,!# ¿Â</text:p>
      <text:p text:style-name="P1">S##k2ï+ #Ò,Û—‡Áîê,¯ì"ïU$u3îâ‰£�<text:tab/>s �syg##<text:line-break/>‘2ÿ i#6<text:line-break/>#Tþ&gt;©âÙž×J‰x,##ŠeÞq+««¯¬Rg|ß¯00¯KNÍ#Ú¿f®)6;C_³‘#žÅîrÊQÛ:¢r¨—I#9¡¸Nš¹Vë/"•Ê¾‚#Ä?â5öBvS#,D’P®##ã6ds#t á#,]#»!‰Ú_–Ùüt/d^°”#Ÿ!ø;(ßB�«ð¨¢UpMÉ¤™b�##È,_û”¸Ä7Ä¡ÿ27Èý#�&amp;~!JMZwæBZÞ©-#)´#¯¶#²˜¯#[ë^#9±#¬fP¯:GðÂýú6›öÍž”N#Ï—‚Š¡òÿ22mžŸæ#</text:p>
      <text:p text:style-name="P1">{9qD#ÅdÛsLƒÈI•Fù9b0çìPUuÅ�àDôæìxMÖÖtQ��½P•æNBõÎ�Çº�C—L®fí#Z|›ø#Ð�–Ønv##"™å2Ç{ì#ÅãkcRó#»¾~Zå»÷Ä\b7Öh#‡Ÿnlø“�³ XÃî¶–#í9P</text:p>
      <text:p text:style-name="P1">…ö*/ý%þð%&lt;|<text:line-break/>ï#ók3%Ž&lt;í· @Æ#Ç%yzÔ¯[#ÎSñ!Ëç¹(G×—#Ømû#žì#SQÅ* Ê™˜¹OQD’.µ‹ÅÞtÏ,É<text:tab/>m�0#±ê}&amp;ù;«E¾9ãDrf8¿#ó­·zöb#P­Ü#¤—Ý ³!õêð7#ð‰4ñJe–:¶'m#�ßß~ÐCH¢:|ï##QñMÓv##»¶ieÙA²¾1_P£#K#¯a#Š'–®%Ä#-p©##3#\D?€[Å‹Ë8¾ljŽM“—R#UÌˆ”üQE#ñœ–ó1â+2\1¶Ã#áX²É�³Ô(Š—aaÞBøÊß¡</text:p>
      <text:p text:style-name="P1">4! ‡###‡[ Wp¾óž</text:p>
      <text:p text:style-name="P1">)(</text:p>
      <text:p text:style-name="P1">f$š#¥#¬#&amp;‡p&lt;¡PB¯~ÒáôüÎÛB<text:tab/>3–XéÚ%&lt;#\3ªuXõ##8`RCU~#P…‘®Ã#‡<text:line-break/>ÑÆüðÿ#ho:‚cZï@-å�™T?ð#ý#…Q�”â�ÚQ-ã|øÒJ/#J#EÐ¿=åá#Ëœ#</text:p>
      <text:p text:style-name="P1">ê#Àg‡„a‰Ñiü#NÎÜ5!#NàÙo¹aù#¿Íç»&lt;#s»·####µ#ñaÇŠö‘$,ÉŽžÿh#IÛV±jWÐmèLL?#öµ#�á–?ä”U}ŒTÛƒÊâ”üÓ2ä‡íN#+�YøÉ…ƒ¨C{<text:tab/>%s0j|„D�+H×Ø\ùS‰ Hsùu<text:tab/>_u[D#ÉP¡È&amp;jÞÎµhÈÉT0mûqT#ß’ùe%¢r&amp;„Ô�ô##wÕ Ø_<text:tab/>hñÑ�Ê¹*</text:p>
      <text:p text:style-name="P1">úÑA1óô³WDk¹Ü#7j[ª#ÞKHrþ×½HGÐ^›l#ˆ³0´ëö"‹S#ô…ÇQàü‹ûã Kàý¸›ª—8o«¶o©#GØXV&gt;#!á7gøêÛS¼‹X˜ª¤q5#Š£;6ðK"#&amp;XÌ=«c„È&lt;ÓÝ"#˜ÆøûÕ„;r±@ì#### éÏÿnLÐ‡( ã^#i„°#hAÕ+ÿfá##&gt;ÇLn#@¿Dÿl%ç±­¬@o4Øá–~K#w'c&lt;-n##¨™pYm#Ê¦”úª¨############`N]b;n·-#é?ät©Gœ-# „bA¨å4³xìÑleà#øõ#M<text:line-break/>#Þ�×ü»“#êû­±³ÁÓ§qt############Nñ®2„#Ó.ê#Ä1#Q­Ê½×Ï_ü7líµ÷ÀÝç™“+ŒgfƒÛAA+°àî÷¾#­8_â<text:tab/>ÄlH�/éeJ¼�ÛEÿND•À¬7'§ÖÑ‰Ó3üé#u<text:tab/>À±;|$sEè#-äFDË ‹hýŒ†OøÙ\#˜l#;–Õû=0ù±r¶ÁÉšG-átN<text:line-break/>þ&gt;¶Œº#¬£Að #¯hôÀ9Ï|Îæs#S#µÿyµõ#æh[M»ó@âý™#_–YnµÍ…yÏÄµEš­¨•]­Ã¦J™Y8‰T¨#w'#²Ö Á%�˜#ûv•)7§yùôÿ#¸_‘·#s†U#–#jzdÍQì}¿é=¦#³€î“´�ÑÅ#­øY€CÞ±b[ª#"‹¡†„&gt;�#¯ÛQ´Oü&lt;b/Ö_6Î°Å(‚ãa(9W\ô# ,Lx"á´~½¬sæÍTí</text:p>
      <text:p text:style-name="P1">#óÏEª#Ø«--7Þ#�¼#þ#¥«D~øÆâ‰yó]øÞ #KKm2ó#¨=#¸R:�¾m#|#âl›#äq!¾ÀG˜×ùúµñWÝð{K#Y5Ð&gt;$¶#ç`W90+)ÖVHxX€\ÿq#$.‚æíðß#NÑ¯(é<text:tab/>d±rè#J8¥¥ÕÖ¢^</text:p>
      <text:p text:style-name="P1">Š¤¤##51¼“#Ô‹Å# ü¸b#Fûx‡ßÀí#uý”p‚»‘[»Dä×ÃðÇu‹o2Ð{Á4¢#˜‘+1kíØ)7‡<text:line-break/>oˆç6�ÅaUp#B@©a´oÊ±t ÏMukI¡N#ì·éBO¹›î[<text:tab/>•#rÒgË##fn(#å˜#ô¶z`LZRƒ›ÇÈ#g6ÚfNp=r¿î³{ \Áò#®ÜaA#ûE&lt;Ž]=å²­[wƒ(ÍôÐ#PÅL¢„Z#ÖÑÊ#}#þGåí</text:p>
      <text:p text:style-name="P1">»p¨&lt;~Êpã`?§8Õ*†!¿NÂÔÕÌQ&amp;4ùƒ§0\L#¨b#ºKQ�jûÀ!Œü”þâsLà¨h…çsÛÉ#îGR#¶Û˜ºÂn˜=\ BÊø##N#S#ƒ˜…¤¢ò#*v#J€Øó¥*{Šllbì¾cs¥•'¶»k+ÖZcßd¾Zï€¾Mú�OO#•<text:line-break/>Þ‹rÉr#ì#/Ü+ÉõÈ)žiyÛ$3#p#Tü###­P�èIö“1ùz#pŒ<text:line-break/>6 €'LÄ##Q/÷</text:p>
      <text:p text:style-name="P1">XoY#0H</text:p>
      <text:p text:style-name="P1">#Òß?ù�##·i#�#7²½ä¾ÞIœñº‚&amp;&lt; è#Î)ñW`NÄÑ~jû˜©ÛÅ°#C##J#âCÈJ}ñ¦Ì³f·g`Oj##lh›Ù§vÈ$ç×#K\###°8l¼#Œ#ñ#ü…#´èK4lC-U<text:tab/>÷Õ$0ÔŒÕž#\#hä‹#Ï¼&lt;–’_å¹5Å##&gt;Du„Z~eeëÖÁF3ªR#ù×$á#`}‰ÕC8#'(\¼»úb¨€Ê#Ø‹+1 z&lt;µ4 X.4ä]ƒ</text:p>
      <text:p text:style-name="P1">=-,¡voûjžT&gt;r&lt;çQö„ÿPl�?³‚#Æ4Â€</text:p>
      <text:p text:style-name="P1">€:Ù##Ãà�Öœ/ˆò‘fn»oF:ê½&lt;õ÷Ào:Öx²Þ�#ê#zô¾Ä™]'#s#ñ¿Y+ÅÍÃ¤‘<text:line-break/>Õêúº&lt;]ü&amp;a66’¯J÷Ä?é¸*ñ8£]ØÊg�5#`ðdª‡KÉe°ã<text:tab/>lèø.�f#t#‡Qä|ŠÎ�K'L ?:0ë#ö#D¶ ##•æ±#'&gt;vÏ;<text:line-break/>#ý=Ènåjµéó#i êÌ\š°»}ïOågK&amp;‚¢~¡|ø^#W/Ë¥²5+…Eãœ</text:p>
      <text:p text:style-name="P1">#E›o¹‹#ú«£l##]#šæj#G#lõþ(«Y˜ÁžçõÔAƒ#ª•ÍÇNÏÛ#¤\{¾ç#<text:line-break/># ²·™š˜‡"»r#VíÅ¦)aùSÛ²J²ší¥c<text:tab/>#÷Mšà@ýi˜#mî#c#Ä´##ßÃJ¹ìs##?Y#!#ïÎÿ3ÌœôžQô#o</text:p>
      <text:p text:style-name="P1">Ô#C¡#ŸiO#�Ý?\ƒsÈnHVˆZ)Û{3âƒ£ÑÍk#</text:p>
      <text:p text:style-name="P1">f´#rÀ¶=#&lt; ¢ê2ò#´#‰Â'#B»Ïn#Gvl*µ„Ès#i'@Ãœú[š#ƒÔÞV`Ü##rQ5¥#C&lt;®#|–Ô<text:tab/>†²²¬héÌDG fmê3q’OÇ¬ÿ#6NÂª@`5Ä}</text:p>
      <text:p text:style-name="P1">™ Š#-#èþ½=BìæÌ"þ#~aWÓ« BÂò�€mäÄús8·q›Y$£5î’Bí#K¸ÄmJ@ï¦c%#Š©Í¶j”|ÚKçU¿Å##2žÈ†oÇ"K”+®v2³…¾Oäõëôõ{Lp¼Ý·¸oÊìl¼†#ÿJŠ^uh’÷ôU|#‹gCÀ#À"#vîè9Ý;)ñ­]ãÍã2ZEö#ñˆÊ¾u6#Ÿ‡1B“@ÛqqÂíJúméÂ¡yà“<text:line-break/>Ý¸úK</text:p>
      <text:p text:style-name="P1">ß#s¥³÷ÐmZÝ#}Î`zäU×Ð6×q©»F¯Ô�¼ì™ÍÛÌj#«¨È_ˆ<text:tab/>ë+R#W#{TtqÉ#ÎMæÕÎ=ð/œ#õ²½‘RvÏá®ž#Ÿ#Ói­$Ÿ#jt1Àû#kƒ“PPg¯*lIÌŒ;Œôž#×P|'ÖªV¸‘ÜôE9ßWªBÌV™äËkâ=˜${<text:tab/>}Ø#ÌdøT#Å“#Oå»ÈÓË¶#:ƒ¨ã¢Ån†©×ÝE�î#’ ­f1áôby]#‡`ƒå·#ý°U•#[À·ËˆûþÜ�$âF¡¿s#Y^Û‘»T¶m"Ä8ˆ"ÒX;4#½÷4HT%d#W‘ê</text:p>
      <text:p text:style-name="P1">ùÚÍ/Í,½þ’OçZ#£—#Ñ«.‚°#‡­¡M´9\‰#ÅÀ#–³ÖRÓÇˆøó�F¨ázH1</text:p>
      <text:p text:style-name="P1">+�áá…#UY#+›#+ƒ½ß#ùJyz###• }Èdñ„È¸º­#UÅ#üº$µ#3Ï#á˜d$'÷ŠzV• <text:tab/>�þd#µ#é§òW#?$xWa)¸±.0Ñ&amp;áAÓ·“#Â#¸1×Á†o!m?jx¼M&gt;@Âce”JOvõj<text:line-break/>ß#½q<text:tab/>gsÿr]Þc¦#¿Ë]ÏÑÝs¦®#/Õ#ÉM##¾áð@:#½X##%K¦9#P(çÁ#¸²å¶Å\ùZ¸Æ##,jµ˜ÒÙy#*©4í�##ÍÃÉ¹#&lt;ý}‹üz¶ù•Z#õ}I–kÁz#É[¸§&amp;iŒÀcÿ{ÚçW#¼¬I#Ð[êõº{d##8</text:p>
      <text:p text:style-name="P1">¯0¬4˜]�‘˜R{#¦›]2v,r=#bƒª-b@øv0#�u3Oý{##{DÐ¦ðâÉÂm|5"Ôpüˆ‚+# ‹#c½F¹jîCÃ#<text:tab/>ø¬Çí# ÑVä°±±##«vòñ÷î¬ÜŽº#ã‹�š#¹ç°#Îsi)f6®˜;oÇ¡Ý¯O½#.-Bû5u&lt;Ó##ßèbÞ‘cÎ}=vƒJJìÇgF5wOêßÅÌ’#.™ñl#Œñ###kÊT#äØt\Õ<text:tab/>è¼#Ñå³^p/ŸÖ‰N�Yµ?yÖèèFq(Ô¥z¿­Õ!ð‹€(”N#r}³#™¾<text:tab/>¨;�S##^rã[–QO;ÏâßÛÊ{½—ß?5´ãÓ±</text:p>
      <text:p text:style-name="P1">f7„›œ|×p½òòÈ^!­øO¡Äp¶s�–¬`ÒB�ÎººK—÷©F#µv'2©#qà¬×_ù0±#8&lt;aÕ8Á#/'ò™mf�ëq…¬àwƒ#ÐíØ{ø�)ÈA•·¯##‘ ø#Ï•åV# @—ë#*,ûE,EÕ#2fŽ]eáó~#1¥÷v#p#‡ï#G¦#mè—óÁpçy÷„7„#yÙ#¦4#~ÂºbŽàhô#lÉ#V[?Y#Ø#9‘<text:line-break/>1,p##€&amp;Uwoß` t#ø0ë¹ZmXm¹­Ëþ¾õóJQÅªÄð«_ÝÛm˜Ý#e[‚G#µ×š`tiãµD0b#yHÙšù¦±8m+µ#Î#wmbEŠøJ¡_Ú±€#!‹0ü#‚<text:tab/>öWàÇ_QæE#b°ËË�/D#CòN¥�`»#Ð„ÔG¹C“•-#ÜUMp¹M#…#R\#Œ##Ûë#«ºr’"—f-ÀóÇç:�,:EÎ#CÝÇÅ�®þ#– `ðÁ#Gò*y‡Ì�—tÖ&gt;¿ÓãoÖ'#]@M bà×ÖãàY##óÝªE‚ÛÚi8ÒàS\úºî`®Âr#êísy#ôûüH'r#</text:p>
      <text:p text:style-name="P1">k[rÈ6Jw#hU½�<text:line-break/></text:p>
      <text:p text:style-name="P1">†ÿ^h1<text:line-break/>Â‚#ô�¡¾@#OM#¸¿6˜##¼ cä·â#6##£+2#ß##·ZÃ˜Ç1r#o;Éy»zóœ9°íØ6·õl©â!±T#¡x##</text:p>
      <text:p text:style-name="P1">Úh85MÕ#ø�h¡»j?`G#,ý*@xè5#'hÍŸêâu1ñÇ#º®Jþ#ð”##U#c@L}#Ý«UCo¼µµ©kPD›LÏÂa¨ˆ##K½ïå±@#†ÉÜ­–¿72:<text:line-break/>1#Ví«À†ãªŠ Œæ¬péÇ&gt;#(•#žóˆŠ{J#ôïË#Ä§r&lt;á#÷+’rþ[‚#n;#VÓ¿Añÿ2§/¾Ï¨‡¡?#r]ÕŒPÛ2é#Ð#Bvü˜<text:tab/>Þœ#;"UrJîE‹‘O®¬Þ#¨¹&gt;c‰ÖÍÇ£(“¶ÞCˆ…Xnâ?µÈ#wáHÓ£%¯šdÄëÓNÏò²</text:p>
      <text:p text:style-name="P1">À|z±# #ú¤´B”Ž <text:tab/>§ÄÓ™7k[#&gt;#JM¾ð#]L3<text:tab/>7ñÉ¤©$IZ¼UÄí"ñ#ÏˆþGºœg·ã� &amp;Æ</text:p>
      <text:p text:style-name="P1">Nº×+#'¶#¸#‹C‹[]à€½8a5ð�##ÑLi Šœèær@ü#€Nc^#Ð(#ŸÇ`ÖÔªS`ïƒu�k½ð ˜íi#°`›Ì@“8D�ü#ºãà#CÏ^NÚÜä©Hz#ósŠb&lt;]GÆC7Y6¢¸Ë&amp;Â8Nhš{&amp;²z-ž#âêÅ�2D‚Ëî¼:ýn#PIa·“#²#U8¡†7Mˆq·]EÐê–H.°<text:line-break/>ìmÉÉ’ñi=&lt;~</text:p>
      <text:p text:style-name="P1">‚-4ÓÑ;�#µkÝv+R#í<text:line-break/>j¯y­oyÖUèÐ á#`uVœ6=êe¸VCþþ-È»ä0[$›îÔóŽD[QÂ¨?ôßˆÏ­Îñ=ÿ%Þ<text:line-break/>l¡,lŸXoñ›%U]Ä1Ü‡±OòÂAàÆÞrÞ‡B=</text:p>
      <text:p text:style-name="P1">š:Jê€¸#HM#ÕSÓ¸mã¢Ø#ÒÈ&lt;öVÕ8mŸ#›9-ç@€ó#j¯à‘y#øu9ñ B<text:tab/>N-ÞÂ½¯ÁíÏÄ¶/�P‰›#<text:tab/>¥gHj³7l€$—™þibÁ.#æº4<text:line-break/>Å/#ŠÙw�ön¸I#j¿$¥;ÂÓ##§¹Ëë##÷Q#ÌÒ›³TÚ©µ¦-ÞÖ#8#¢”#wÓ\ïð±¬Òì#f</text:p>
      <text:p text:style-name="P1">™Ò€-þ#Á»–oÁlêY¼#²4°†ü˜ó°W#¦#ø##:#¡<text:line-break/>MÞ×áös¹ÆþŠ@”]+Ü`<text:line-break/>É·{¥{zŒélf]Uì[ü#ó½Ÿ›Ëý™÷€Ø�#¡#^#y#ú‚ê‰«ð{ö#Ó§</text:p>
      <text:p text:style-name="P1">Â¢?Üp›9!„hõ</text:p>
      <text:p text:style-name="P1">'#‹›�#ÇÙ‡÷#•R*iÒB#_ºDü#·#�#®§±\0;šúŽ²%Ï‰V+pÃ¾{c@ê% Â#Wõò#*˜uÍsÿeR½"RìÄ:|Á#•ÿ#ª£#iêwsÂ ‹ou#T@n³iãÏ&amp;µò�ä²äªµóM5áƒó#LÇm{ b#gäqÇ“r#Ì@þÆñBg±˜T¾É##¡4•#kM#¼gâTŸ###i‹“¨Ã#cÙ"mIÅ¬:Ö­³# Ó#¶IÅc#D9±–æB`ÿ3Á�¤G"¥°ÅîE%¤;ýÙÃ¨×?Ì±#S^5#:²#„#udmÛ#Ç1†ËÒ#j„*°­ÀÈ¾ÅTë¹Êð[Ë&amp;»"m\4##Ï‚Ó#74SÂFN–îæXÓIÙ€#!<text:line-break/>òºwâªÙ›õBÎˆ»Úân-äy²#F8F¨O:†;Ï#�HÃã­W#ž�A#©ÉÃxb°­›»±zh€M`´;ê$%õ‘Fµo×Ì`;”$Âe÷AªòKè‘##"F%s‡ÆMIsž&gt;fêü‘U4Ñ#“P�#”mÜËYÒ';á)»$èçFºÍààžô-â#¾‚-#£¸Ê{½t´É¢Ç…§Ârá²öáÿƒ-àƒ#íàOnÜ”¹<text:tab/>ÜQz§Q##`¹#�#á|·Õh÷.êÙø|h#ODBÉú²#ïQâx03¸²ÀíÀ/¡«¢‡q_#Ð®T#Ð²Ô�#˜ž‹&gt;<text:tab/>áb"ªZ¯ –©&gt;ñø~Åï?6Ç#«(ñ³<text:tab/>žwÈ$Jh#*°#ÒÑÎýµ=Îb#wy!cÇ#á«#¸Ž##´Ø—#ò¡¾##òN•Ò</text:p>
      <text:p text:style-name="P1">³ÿXíÎœX<text:line-break/>#Ò#–8</text:p>
      <text:p text:style-name="P1">·SDqTiÑÜ#õ2[í#2rÉ‚y#+{WÒ#Xþv¨D¯ÃÞí¤¢ä#Â}®&gt;</text:p>
      <text:p text:style-name="P1">fçE‡]ÍÐþ#�ƒ[%r@#0#7�ü#v|U£AjL#rŽ„Ñ&gt;–!·½FØ¨Í#îµ«gÀ‚úš&gt;#Vˆþ#f*·çÍ#s#î€W\n ‰ïð—¾ÆzñÓÆ®#‡kœSrôÓ#Z¡Ó;ÆS#$XË_–sêg–à##Ÿ´•Í#¬ªµÿr_#L##MÜàI’#ü«Ž9I‰J1##Ym¾ŽÊ•m€þ\‹2ØsnVaí¹ð#0çk�p#Ò)T:ð#"�Ý¨O¦d#‡¶#S^ÿ¾³ŠRPÔ1š–[#ÚãÍ&amp;”§,fl[ ‚£xîÎ@ò©jg�TRK�5t#–</text:p>
      <text:p text:style-name="P1">#Õ»Sz.÷NTŠ;•!8„3Œì<text:tab/>–i—óþ�#Ž�þb##Öl{ô-7TOÎÛƒ#@ØØ#AErXoš;—‘#^l#“x�2xÂ…iEu›¥™e`;#`_ø�#½­´w¡ìý#¯ïês!‰#K%ù´DxhwÛ–§�1##F£#P#ÏÈ+P˜ç&gt;ûý#öÒ¬á"æ{ów#­#›P#±Ýâe{‡</text:p>
      <text:p text:style-name="P1">zëƒ7V1F&gt;#k§Nõ <text:tab/>Õã( ñt¤€ê##DPòÓÏò,·/Þ#˜è)#‡Ê­&amp;T¢#ò#Í#9#nØ…_sA<text:tab/>åbËŸ;-w�ª¥ÄŒ•7½“}ø²÷,¬¸oKÍ*###z&gt;#ÆÂR#z)ìê#é|{#ýÌ##[`å¾�ãy# #Ñ¿LD�Šny#}…#67#3´ # ÌüÛ©ç¡lèÑ†q_rv;&lt;+kÝ#Ãhÿ#6—ÐeÊ…}é#Z0S§ï#ð3µ…ÛnCð#å</text:p>
      <text:p text:style-name="P1">[ª#iF.C¬k#U#50w�S¡#Ãð3<text:tab/>*­Ík,Öð¤Ç¶ÊœÚ(‹Å¸#òš®#</text:p>
      <text:p text:style-name="P1">ÏÓXöûšÉ9à,^¨^à0 ðÜõî�¸VD#�<text:tab/>ßþ‰÷37ùMn#F•ê+AE,˜&amp;xStm_¥ý#e…ÒF©#T×3u#±h#£g�Àöß</text:p>
      <text:p text:style-name="P1">2�#¬^PpŠºkû’¯|¤#2�au’Õ</text:p>
      <text:p text:style-name="P1">_ók!°à×ýÞÔ3Ëd¶­¦O¹–Ê±¾#É›­J3Ú#q ÐÓÔ¨x_&lt;ØÑé#Á�_�c~…ÐT0‡‰3'<text:line-break/>‚y¸YªMõäùYI&amp;Ø£&amp;o­#�•#¸‡`ª­ÑŠøcÆ±¨</text:p>
      <text:p text:style-name="P1">À`d8Þ^)�]#¸d‚o�r#HDJœZåÑÄs#D€Üx�¢Â­¸’‘#a¢ÌÚ{'Uc‡Aª*¹Ær#:&lt;.E0ô#ð¢F#×#?•‚¸mˆ#&amp;;#Îp</text:p>
      <text:p text:style-name="P1">ác®÷öUHÈ##/þë#ÝäÏï\=jºl[#ÿ m±Á'#bóu#F;ûðSÒ#’›É#®&lt;Qâ­8žÑ5OuÍ‹#d²Œ³Ù¢#Ìusk#¡ç&gt;¹&lt;!:…<text:line-break/>,…;�·jME~üÏ"DÐÑ##ëéô*ÖèÞ<text:tab/>ßàN@YÒ<text:line-break/>fþ#’#;##ñHAôÿ&lt;‚I##ýAT)#°&lt;ú‡V}„jÊ#ö?º#åÔ�½$ä½#†Ùc%eª«ÎÐ¸kß#ýÉÔMSqDè&lt;úåÛËu=ŠÓ™ê�'(Ày¢;&gt;#b’ø#Î(#¸ƒÎµ#6p-�O§;Áà#Õkæ{#$ˆ™"ün~êºàG%#ŠG.»ñ¸Y#�àöE#X#Ìw={Þã‰Ëq˜`*Éž</text:p>
      <text:p text:style-name="P1"/>
      <text:p text:style-name="P1">#›�#„'à¸³_àøiçïc·ó'M[™4ª«‡±‘#›±_JF®º¤#¼#EòeXë§2‹Q#ïR_ö´û/,Ä�.ÛO#ñí^–K<text:line-break/>*G¨#Î#Ÿ.œ#‚é3z©Ò„[Ö#XÐðr#.ç×«.#$&gt;¥ÊpÝ#D¨Ÿ`YÌ4ÎGÍCdò##ø£ãÓ#’h$Õ#·ÉæíP<text:line-break/>ÀÞ§ŸíÊEð#­È<text:line-break/>èøÕq3ÖÊ›/ç_Š±âòNÝ•'þ¬§'Ú#_üÁ3(ý±BŠ¢#Ìa’j@#Æ½"J=#0Ú€œ�#I­ÁZb#(2‚Q£K²*Âli$~ZQ„k7—l#U˜@e´#TUÓV×y#:#")T®J€Í¤3éqƒ_4¤MX~v#—ª5/ALzbô½#h˜„[m³*í ±o#ï‚´¬”#x#–|à˜q#×ELž#“Â8ip Q¦$°ÛàDÏÒíÔÔävx#äÃ×¡öXåŸ#ãÑ�/#6“3ÚVøÖÍÑÆÖ�ªù†ê+Œ±yÒ„+†ºE‰Øs‘#ÿ#”²“#* ®¥#ËØqŠd[#˜Ñ#Ñ]×§ƒÛ£¿:–Êª©®ïõï¼Õ&lt;š�ül €´C##wWÈ]Ìý¿“ØÐö7×Å¿ƒ¢Ý™",y‚#ÔÅÀ#/ÄÎ½â9qûÌÔð&gt;QÔw-ûD®Ä�Ÿ#ê‘#g#o1¢ùj’H‘²`#‡7îQS|Po½Éx-#ø­#köQÖUûKD¢çö#ÏoŠ#ÝÝlNæ9Æ‰2î‰Ý�Ù¢å&lt;.�‘|ä±“tö|ÕJçyÖ'ÿ/#Ùlö:›É#ÀH#Ýa#æõ"ÀO‰]”&amp;¼*U#&gt;íÕRÐgZ·ýFg?–#›úèt0{„BÔ^Ò{’F4’îr«àÜ¡aßÁëüRAT¸¶L¥ñ¨#SžiW¯�¢�âêH²©#P¥o«Ÿ##žÅ#~;ŽÆ#»õÝª#F}G$ª\ÇÛMß,¢pe¥g~ˆ#µÙ†íµ##I#ˆQ×±ÿ!Öe</text:p>
      <text:p text:style-name="P1">H9Ú¢¤µñ½r´6eˆ^„‘x™§{“ýÔ|#¹#<text:line-break/>e#jN&amp;éŒØ+­ý’kžà#›#_VkAï¿¨F‚Clh#åQþÏ%tYv i²1O´mšê9œGÊ#Â=#ƒ4(#„¨FóÎo</text:p>
      <text:p text:style-name="P1">÷ÖÒà�`›#·�ñpÉÇ#Xòº#�8ä�ö9tý#@´h#®›à#ÄŽ#Ã#±d+#\ø¤e¼¨àÂÝŒ1¤îˆ##Ã³#�Ÿæ¬qîíîîÀK²I$áõ¼ñz°#Õzû#ŸDäºBh�Fp€9ßÿVi8aÚiÕGwª±Ê#Ú‘OåÏO W#¼’@¿Uÿ,ÐÝàMø{£p/có<text:line-break/>Ø?&amp;%¾ SèñBív¶Ý­#vþ@+èoÊ°äi�#°œô·#×Ó»ËÃ¨ý³‰aƒÞ‘Š##Ê#;a“$‘C"\'õgµ#mÞó.ð‡r‚œ«¥D\³¥#Í#ìNBm·<text:line-break/>Ù#Ó#?ÈúÙ#W#¥jTGì#÷XæÂtóþê#c¦K<text:line-break/>œ#6”GûVm#`…ŽØ&amp;©#qÇš.TËw”º¸#£'BÅ— 1Y]Î'C-¥ùfê##›9Ïä"8dÁ%x€dõÆ¯€P#÷#¢I-¸#¸µ#BK�–¡%œ*'#‰ú¹ÈŠ7’MD¸¿VP~)�=pü«Ì…çÐÄ]P/]ØÇpLa=ë‹/chGžf—¨Ëùüeí8Õ‰<text:line-break/>TÉQÖ#ÒŒHô%"Æ?XÖ7¾Õ#ý©#»À�ô�C#ðîò¾¹ñ</text:p>
      <text:p text:style-name="P1">Ì™¼÷#Ÿ¨¨#è,/ø#ƒo‹£oþ ¶ò'J"* ¸.£ª#kÃ-m<text:line-break/>â8!Ü}((ÛEFyÝŸÛöêÏâ#Ó;_</text:p>
      <text:p text:style-name="P1">~&amp;G#ñ<text:line-break/>#¢À¾z•EG±pßyÈ¤YeùXXwQ##C#tâÆ\#ƒ[#ÜKh4R°]¤Vüƒ#yâþ´‘YÅ&amp;%ÅÅ¿öÑ1\ðM##¶j�yÃ"þ¦ã#¥cV’ýw5EFbç–(ƒœf­&gt;ÊÎÓK6�[*ÑÛôM[ÝìøéSR,#�</text:p>
      <text:p text:style-name="P1">|�­¿u·÷�+ä#*QÑ#¤4Õ4#¤’#u­##nþ»|</text:p>
      <text:p text:style-name="P1">#‚gåbWoÓæj@ä#E(y æO™0QàÉÅò.@ýá£#è�õgê›!ž\0#üI³|+ªáö!#Ð#3#ºY<text:line-break/>W¸ÿq50ÅÞç´zÒ×:êFKPß`œ9àëîÿ##ú+³�gkçËYm·È5›E##iGºÇ+Òë_,és&gt;lþ ¨ÿ 0#/¾5SÆ˜{¿“´€}dÁ¯€aÎé_##/üG#0^YöAµloqŒ%«];¢L#<text:line-break/>Úk#:##Æ#…#a�Js(ö#¿=q#soo##7‡ûÔã¿Ì­###•Ø³Ì’¹#´ºyyôÕX“¸#?œþV˜¬#L–ÆÆËŸ©M×t²zTD¨êCeó#¦^ä#‰ÓÁÄ·–µl²œ«Õ‰#)â" #ŽŒßë¹dä##¤–Ûy#ö<text:line-break/>ÿ^¤Ïr#'ƒ«{î×"Ã#´é#÷(#&gt;Ñ·‘Å‰VŸ?6¤.¿zÇÝ0ï&amp;ø¸#vÁý¤çœq;]#‚Á.hë##óß®Byã¶UGêÅ<text:line-break/>ÚSŽ9####1iqXP6š_‘ŠIþøiÁÊ#Jz—ÿ„/êRøúòˆÜŒ</text:p>
      <text:p text:style-name="P1">±¥é{e¦@N$Ô’œqSìxn ¯à½0Í�</text:p>
      <text:p text:style-name="P1">ÌTÝ#Ê[¹hh&lt;™”=øôœ$µ4Ñ§Îžª|œGaˆü©Çò<text:tab/>‹„ D(�öÆ\##ä=F~ž##U/v§€ŠÍ®u¡`Ø¹’6#eš ãk¶ð8ÕKÄ‡­�#KQêÌ##3i„#iÁÿ9ˆÈF¾</text:p>
      <text:p text:style-name="P1">y8ñøv—9öÿ#ßã\~‚X~»áõ#mçc</text:p>
      <text:p text:style-name="P1">g‰#D“ðm.·ÞàÖ‘þ fsPhÌ+g#ì”³§.Ø‚µ“ÜíFdÆq¯×‰Å‚ê–<text:line-break/>m§Ì)ÿB*ØGþWè#“Ôš#úÏäO–-9ä¸«# LdªlâG¶#Bm1#ÏaT»–‡+§-…+ÖR#3ö0ã�#p-Ø#21)@Ìýx#û@\ïV¦.¡¿æ:Æ‘¥#ü#˜#Ž²#0@#tÁÙ</text:p>
      <text:p text:style-name="P1">#˜Õ<text:tab/>ïp##0X„Z«d##„ì*¼©<text:tab/>#x#Q¡üÊÊ¶R`=üí#G¢k¨{žÐ#<text:line-break/>÷Lþ¬g{ÆpB#Õ�!Ö™zn£óJ§ßLÅ½#¦Àb‰~Ä÷yB!b#"­#�#4�0¤ª§aÝLL?æ\=(éJ,#&gt;Óþ‚¹ã6#Ï#ÎŠ¢g<text:line-break/>EŒA·*€¶#ûŠº°Rà#'</text:p>
      <text:p text:style-name="P1">#e{O-rÙ#YÝñËÈó1œ_À‚Ùñ¥£×#Íƒ£4À¥$#=núÀžŒ91þf/Ž¸#��##At¿&lt;p?DWbÈQUç÷©*ã##$t‡Œ²;0#úFQTHºÜŒFØ#éÞh#ÔØÏŒX|ñï§�Çˆÿ#¯“#oá#$J#Úà¹…�Ò�*-Ç#Gh#±\ãP-F#²‹kß1mò#�g#/##¶ù›#¨U6#W·##¯Ýc*#à#{L|#”ã¬¨e¸Î?I¤ú0®,‘#²UôÄƒtÁ#g×¾ŒÂ#vÊÛ~#ªLúÙ«ôÐrú'cJä1'fzà�ÑQ�OÙé˜#M}#þO¡Dnu#¸zWÄ#JŒ#XÎ÷5†\#×ž˜�¶á—Ï)p˜3þâ#‹½#MŸµG¯—,—f‚¥¡aêOWáÿfiÐY"AÑv÷Û&lt;#6î±/.åÉ<text:tab/>#</text:p>
      <text:p text:style-name="P1">=&lt;}#�s&lt;~}Z´°#Â@}„$äà¿ÐBž&lt;#¥˜~Œ#&amp;&gt;+Y€=' #ŠbKþ#¤I­gTQ™ýš^J1«ÜX#÷§0º_“‹Ûbÿ#rªqDu¬ï#*õ\Y,9ö#œt;—]+–.�¶•„±&lt;#á&gt;VÎ­ÎèBmíl;x|#;#Ïã;…4wG#ÿ3öh�##YQ\_ý§ºµ~�šÎ½�#xpÃV²</text:p>
      <text:p text:style-name="P1">¶j¥=#qWTS›º##î¬eF2œ|Up±—ÊÕ±ÇGC#áž¢„œïo;X£ ¬Ù;âbGó�7þˆÁ+8;#F©�#ãBX&gt;Y%Ÿn}DÖþx#“#Ô#Û˜#ûA</text:p>
      <text:p text:style-name="P1">'ºÞîòÃX&gt;Q™€ƒtì#Ñ&amp;*#¨þt•8=A#o#.î=Ö~Ï»·³8&lt;ÏÇÆ8¯Ñ4ÌÄ<text:line-break/>O.Q.#F#?q¡w5ÙuÏh‹`Óû`z+_FÎçô¤Ÿ}Î#ì°5¹D#j”…� ¢ß#ÆÕý¢pá##ßÐ®Û©Ÿ#x™###ÁÚ�rãÛ´�#}cO±É£±ô#mö,TÖN##5·™çGÝ¶íò#+#¤�Ç~�ÿwç7&gt;<text:tab/>Ž##¾ÒÍ•# dk|#¶Ê#—D#Á#÷¨„ÿ #´ˆØ¨#ØÓ¥Ù:RŸŒ#v‰›0wƒÝ·î{Ÿ0Õê)ú�qðønÝë´›ˆ½_Sÿ[E©›ø`î<text:line-break/>##i´ÔK�#Esk#ˆ£+!îf˜èÒ&lt;Ž#±6ctjca5¶èÀ€±#)I27˜ÔUÍË.SV©Ò’þ -#ôò=r¢#%V€§kÒbK¯Ê®*&amp;þlù#vãWO;½]"!hÿ#‰¯ Y# #M#‚¾‹×.#B4jfX9z#Â´#ÄÂ¦iø6ÿUïƒø±ÂÒ(ab#7)øØ!s­[‘#ôÿe‰)?ÿsˆõÏ;Þñb,ã#•&gt;ÀÄ\²;v_]ó÷áÏ##¦ÿ_#›Iÿ&gt;è&gt;f?º�ŽrÏh#'q’ù"#òoÌ¼Ë</text:p>
      <text:p text:style-name="P1">öM#û”ü#žY®%jÁÕÖîí#ªÅXŽ$áOÇ§ƒÿI%—ðtyAã¥¨0Ì÷ƒL­É#CW#-ŽwS8Ÿ¿#^## Á�#N2O‡¼¬™çÏ�ÿ#Zª÷d#ÀK¨¤´�Æ#<text:tab/>Š8#²í9t7‡Ò.0uZù#@´ªÁ„4#Ž›†ô—4/Í/-½ÊË#ù‡ø¶Çù€R\Ö#ßWh…«Ÿ¦r6Q#Órù�;¡Ê°K°·$½�]ÿMß#GÌé#Ð&gt;@BÒh#ôÜÊ¿”W¤�#4n#Z*ÀV�hoÀü®èÖ8å#J¨Ó ›8#�|•ÉN~tf×b ÆTØ¤#uÇòÙ#Ü‚:¤w"TtÜ3OW&lt;òôf#§JÑ#t9Ý#ô_ÉJˆ·h5$y###Ú#ÿ#õÚ‰À:¯ÿ‹î¾<text:line-break/>mµ\›©´˜GP¡ýÇ#E#Ã;Vû¥©:#“</text:p>
      <text:p text:style-name="P1">”–«�pÈdë4vÌ#V#¿€~…ÝKZ£ú:jû’<text:tab/>#%Æ^¿Í±BúÍ@&lt;ýãöÕUŒ‹Óbü�´k#ƒ/ú÷âB�èj}ê#Þ##&lt;#v(�¤u#˜ o…Ï#Rƒ·#$<text:tab/>#ÛYå{¥Â8Ùµæ‹Så¯Î†­º"#Ê�#”ç#;¹XV<text:tab/>L&gt;#ª…YÇÚa#y".fY#¤NæN‰Hõ—òp"S¶¹EÖ•s´I‘E#Éõja:þì#øq#„#¯Ö˜¿Ø¸ô#‡#¯ûÏV#O«Ž×‡´—ìo#ÅØ�¹€8BÇ#ó</text:p>
      <text:p text:style-name="P1">r�&gt;¢#ò®p#VIz‰¤x÷œµmêW�«Ð_ÿ2Îº#ÚÂ�çUVà“#ÌŒnxãóÏ“”ï^ý¸#,0É˜UÞ¤¦à_=Ý�¼þ<text:line-break/>B#C,Z ÀÃi&amp;<text:line-break/>ˆ©”õl€’Ìß—=ŒÄ84-#„;Ç‡Âþ¼�gk:\kàã<text:line-break/>é‰¡zÈ“#��wª#$+ûki#·õÉ°zF/ëZÈ</text:p>
      <text:p text:style-name="P1">.ï¹z</text:p>
      <text:p text:style-name="P1">Ø¤ðØ?&amp;�Ùò(l3.ù€&lt;&amp;ß¿�{XÊ#z*ÊM_Z8(½Ç*Vk´ºÆ•‚³ï#÷üÏ§O‰Î#bßíäÛ˜6µ¾L¿"&lt;0Xø#ê9#ZãèáF&gt;¨eåE�*#•?Ò’#¨ÄÕa¯0tû¾cJ™g%V8ÎS_8a)#µ^½8Ñ(VfÃ™àí´õŸÑdÅ|#ÅÛ3ã�&amp;0Î¬á»Ö@|t?$”�I¥Žxx#‰¯ÿ79ŸßçŸ#†ÖmïáÁ##Ij0š7~&gt;!£#Z%öCïEöˆàÙKÓÆûjV#÷‘¹£N</text:p>
      <text:p text:style-name="P1">s3ÝŠÕÆay–…!(#ÜúS÷¦d„,„þG0{ãy¤¿Ì÷Â£#\v#A#�Ð"’#ÓE—wiâ#z«îIÙ)N™s^k-f­#,-#B¤#^®7È¾&lt;Ãýµ*W‹-ó3�ÓŒÔ#¼¼#¦`iP#ßÄ#]ý</text:p>
      <text:p text:style-name="P1">Nš ‚ Ôs#N#zº•##‘rk*l•¯#+' #ñWõ‡=á�§®ì[Š#Ç…�Ï¡#<text:tab/>f­##É!^‘obõevÙÕhÓ¬·'#ñýž#õk,ñË”°#å?+{¤##žý ‰ 7#ý½úÕ"U%âJ#F3bíªpR ÞOO�(</text:p>
      <text:p text:style-name="P1">u*N1¬wþÁÆ5Ç#ýÍ#)×çÖ~—ë­#àñÆòç•[Ë~Tñ#ø:#ü##\ë¿ƒ ÜÆòƒnjóFsxës¬‡¨ÏÁ®}²3FðÂÿ#kîô�w_ü=#ðÂj“2àa«Y)#ì¥Ó�´õN/#</text:p>
      <text:p text:style-name="P1">#&lt;‚#m;#å#n†#mŠšíË#»ñ#'½†±Ý¡SÖc ö#g™&lt;m‹#*ö#k6¬•9¤È[ÕŸ¶y</text:p>
      <text:p text:style-name="P1">“�Èg£{DbG±Î×m(çt¸¶­v¡#¤##HÿMó;à#^gü–‘`äœ-mnµ‡l##’m#2@#õ57üäpxç</text:p>
      <text:p text:style-name="P1">¯Z&amp;òÆ##r#Ø<text:tab/>¥ŠO¢éøs#E=ñþoˆJa‡ûôœˆ°øh#;¬Í‚\J�ŸlhÊ%sàØgÍ6¤G«+ÐæEÝèQ÷ÅœMæw#.¯[k½ò•}yê…ÖíÐ&gt;¹ï®985Œ,ÿ2ÐÙ#�#é¹Š“ò#oÝºÅk�<text:tab/>‡?Þó,péßÆ(pr˜)MÔÓb“�n�‹SÍ</text:p>
      <text:p text:style-name="P1">Œ#û¢$ÏæÊ0#;Ä«E*½¬&lt;"#Ï9ð^�#<text:tab/>'Ô’ÿ*ë#¸Ñ&lt;ùðe]</text:p>
      <text:p text:style-name="P1">Ã‚À"QFWŸpü™‚ Å#Í.{kF½ÿq|Lð©;o#Ù#P‚JÅ¹ýØ/š#7ð~±¤#_;�}­6”MYÞ·C!êH¡¥##JÄG’]¼{@*<text:line-break/>M[z©#Ê8#Y¹ÇÓ_Ñ �#¶þðÓ~#™|#ògÏ¹q#Ìôc2nç¥šsDoÙ)ªã/B4y#¯¸’ì©K#p@¾˜g#L#‡&lt;Ä±#ýý=¾¨ík@yå#i</text:p>
      <text:p text:style-name="P1">#4ˆ»nð÷Øî=#·Ç°mñÿ(Q“õD#Ú#PüØ�ø#,Á›O³Œúcã#h‚n2üØœ6#Ù_o¶ö`0@o´p#ã�#Þ;</text:p>
      <text:p text:style-name="P1">—á#Ó£VRI¹]ç,›Ê›äÈ*=ï¬rÁÛ2ºuQ|º‰DïÎdi?{¼Þª,÷F²ÜŒ#ÒœÒwÌ úhüÿIr¾#—ÿ</text:p>
      <text:p text:style-name="P1">LTg~##×t]øl'”'h'§Ýñ,?#Ó—áú*ÏNõ]vÖö©ž­ëýñ#ü�#ÿ</text:p>
      <text:p text:style-name="P1">ÿqß½#çüšKòm#ñÐï�_~#ßÄï~#'ÀGéÅ]ÒõÝ0�¡�»üZJn‰p§áú#ü&gt;øë¦Ýº×uÛ�ß‡¥¿</text:p>
      <text:p text:style-name="P1">†b¿#ô`#ô#lÏêÄ[V±#=û#Ü_ŠV¿Ï}êý#¥Î<text:line-break/>Ý#Î³Ÿh‹4€'#MîJ©#c#0½ÿ qºì#Š_àIWý¥ö##‹#îù#:v##”;#ØUÈlJq¹ø®–¡æc›#Ó�øa˜X†2#{#o9ëó¸¯ê6§B¸ÑC*j–·äÈµ46Ò0þ›ÒÐ</text:p>
      <text:p text:style-name="P1">zw’#�¹NšþY×€¸,ù�³Éë</text:p>
      <text:p text:style-name="P1">;L¶ó§Ëu)ü6¡=]¯â­€L½–¸,Ú½#P1áïe#Œ_ðtKêëùÜ;³"˜##‡ÇoD“Š;áî\Ëü8#<text:line-break/>”z™£�ÐYgX0“ �#tùy‡AæeÜÉ'r&gt;Ñ</text:p>
      <text:p text:style-name="P1">4ñ“##NÕUÄ}ð¶W]Gg¡‰#_áµq[ç/àªmDÙ„æ&lt;EyrGÅ‡›k#�aK!K”™R#Ïç#oö÷ŽFbp£4##þÿ]™žÁo#B3­ü­#®€u�-Á#þ]Eý#b…ƒ|âŠ#[IR—7Z¯ú#{S#�€Àfè–#&lt;#'-¬ëç‰&lt;÷#™Á#,Šî7"u#„Ê\#<text:tab/>}Ò Ôj#’m­#•ºN#“\gøë­Lª!N/#Ç5ø¤DV¿C.é"ÓìJ¿n†µ÷¸îžDKöÛÎ¬�VZEØÏ°#P;­‹eA#TàŽt&gt;X‹êÝ#ªÊ+‡SÉBF¼M#!##¡Ó­~ë2©P›ô—hÅBïp¯­»Ë<text:line-break/>^€#6û@##˜V[nñÁã¾£CÚgƒ˜Íéâk¥N�éFÏTK�Óò�l­k##ÊGøØ°·�J9#ÌÔáK�c/å˜û¯Ã@<text:line-break/>H¬Ð˜#Êù#„+#O•¢jë+#¾ÕVaô—Lî1¿÷]=YG#UåÖ@Z�ècÝ«°�ßMËhå#G›wSÇm#¶Óke¹m �#F”“KÃÊúþÖD=FÄŠçœC<text:line-break/>ËÓ2¨%#¬³‰ôŽ‘ÅºAiuGäl#pÃÁƒ#çÎÆEj(7Qê¼›Ù"é‰#-ÕðtKÛ##[#"<text:tab/>Cƒå8óÙÀì#×Ã§¯‡œÀ†#UïN§ÄPènÂóý…#¡.•mÀàüT<text:line-break/>vòÚ§‹kò³Î¦(¼#„oMaWÝý~rqú[æF±’}#n{ýMö³B#4Ÿã\:zn‘P~ÒfFMv‚äã“ #p•|€2AFÂC—î«øuÎrZa�ö#Z |u.a�•Æh²mÇ ¬ŠØ#%7&lt;h#üÏF#ò6RÜ&gt;ÚYL$w5N#<text:line-break/>vP_‰I1¸eâÍíI#GkP;�Z#!�Ú¡#‚ïxÌßPbÄÄ´#½ÑöäUáÓÓ#ùEî³¨##º`#kR#V #`##XBTZTèE Ô<text:line-break/>qE§#‚É»#h<text:tab/>ã‹jÖêF¿û"ksÅ‘wP<text:tab/>]&amp;'cÖ</text:p>
      <text:p text:style-name="P1">.#ˆòw?·×�°9mR„$T±úPìÜ¿öî#ÙÒ&gt;Ž9sÚ##Õ¦"Z¦¨##ÀÏwfƒ¤</text:p>
      <text:p text:style-name="P1">}K§#,Æ/ˆºXZz##X7{VÉæq�#V#ØÜ„$X­ôŒÞ:uFž ˆ¡+#‘)#.Ö¿#èzg¼ÏÂz€#Ìæç…ý÷°}KÀ­ ÝÙ#ê¦¿©Á¤×"èÙ¯ø#MéëX—#;á�„¯€Ý@’QÕKî#`�æž#K6�[KRÖHÛ«’Û#›ŽøŸ#NÒ£ø6 qo½#ƒƒ’)O½8q##L~Ž]Z›€±KÊÇK}[{á5d}ä�Ô—X&gt;ÎÈ#¨&lt;Éþtþ˜#ä#2UƒIP”¸ëM/t.#áur¦?6a˜…¾8Ô¤#ÏØF�;</text:p>
      <text:p text:style-name="P1">N~&lt;Ü³p#»Î¦Ë##y;]¼ôâ£õk#s½µ3ãü)#@}c#.×§óš#cÿ¦µó\B¢tâiíPƒ^Ìs#žà-ÿiÜ</text:p>
      <text:p text:style-name="P1">#7×á9[Ê&amp;ó¶‹Å4Ãâž]Í#æÃ‰&gt;D¯Þ48µô©("v“ø&lt;‹Öø¢ü2|X®ë^</text:p>
      <text:p text:style-name="P1">#Ò</text:p>
      <text:p text:style-name="P1">|Y¿#(•å”&gt;#§°#Ö#�'–‰˜£<text:line-break/>#ÅÃÆ#ww�Ò/#n‹w†Òcé2/_ÉQ?Šr±|#§³#¢W"</text:p>
      <text:p text:style-name="P1">##ë¶3rÓêß8¡¼]</text:p>
      <text:p text:style-name="P1">“®Ð;é¦Çoû«û#A`„â„�¨c›íÁû%ßË~</text:p>
      <text:p text:style-name="P1">�û–#t­IÉòô#ô&gt;Ì#�€˜Ñ]#¤)</text:p>
      <text:p text:style-name="P1">°+ã‹oT=&amp;ÄbBlíý£‹Ÿ|$s8�§#E‘ºtš¡»ëY’,¦ºRþâoÖîÒðÛ#œa{#$+¤š&gt;Š€ÕÏóêàÌf9Å#Þ—–#jfX˜x#›:W#/&lt;œ†#ð#Ý²ÚÓ4q3<text:line-break/>øæ##M)Ù§¿O¸x+s#N##±¿Ï#˜¦ÒýI3x¢Ã�#at­),Ð`§˜gm#Š#–û9ë5²U÷7Ô<text:line-break/>#[#ˆä#´#þ#ˆÓ&amp;¡}#èÊ� µ&gt;å<text:tab/>ƒXy«ƒŒm7—#¸t#V##ÉÜ\&amp;³ÏËïfÁ#XéNusa#sõ+‰AÅ{#}0ã,&amp;#Q³£œºã#%y1Î</text:p>
      <text:p text:style-name="P1">O’<text:line-break/>½ÝÍò(Ù¨–Q²¬M#]}nìÉ€_4éy&amp;£¢ŽB{#�[K7\#ë"˜ðC#påÌÜšñGÁÕ,yg¾ª—Œ.RàôýÊ^€#€‡¬Êa$¶¤##àÀ#\×ò#ÊÑ#µÎ†ßB¯¯M;Òpái##‹2ß´çÊu¨ß§ó±OìÍ#ï±{18#Ø«â.–}ü­l*[îõh#Ü#úPj\àé#®~#t˜Å¿’Ó#m³#oO#Q‡¢†4ôÕÍà°Aß‰¤#{©ó#õ·F#õ“d¸#•vöÑg</text:p>
      <text:p text:style-name="P1">,‚ù-�$~Aýo~ïØ#b&gt;‰¸¥ŠñžL½#¤��Ixý·5·‡¸ íz[#Kd¾˜õk®û‰Ùó”#¥Â¨hÊ®5Ü ¶ÞÙFçœQcŽ‚ñd#·ç¾°<text:tab/>”#{Õß}ÿ#ÞŒÕçz1è²v#‹5„$õ5ù¡DñŒ°éx#De#jyQ‰¹a9¥¼›rxp*�ã˜&lt;ÿ##7³ ÷9y€2n#q¦`ŽHšèâÎ"Ó'œ«#h¨</text:p>
      <text:p text:style-name="P1">LîlgxÚ–Ý#½¸i‰<text:line-break/>gýRDŒ¤#%Í+·Ux`¥À3¹&gt;.�&lt;^Ì–¦ý`e</text:p>
      <text:p text:style-name="P1">#µ�=;Jß¾¼÷w!ÍÝÚÕÂÂå#L5ê¿…%Ÿ¤bƒ\Ãò�#g#»&amp;x�Ú–&amp;¹~yió#sÂOõÌ¿#'��k·Ý&lt;—ÃR�ï#</text:p>
      <text:p text:style-name="P1">ú#P#”¬©ç†õiÁô##“òÃXJ›ç‘I�ªÎ@ø‹dKäÃÔ—K„©#EKxß&amp;##ë•KWFÄ`@#þ#<text:tab/>#¸,fLbÒºµ’Ø&gt;ÜžÃµ…|–ƒA#a°n$Y±×åÈí¤SbZI±ò<text:tab/>"#DÁ"_ÍðÂ¹3²ÉöÁ¹�@U##C#ªf€æúÄ†=#9[ý-B#òÚ</text:p>
      <text:p text:style-name="P1">‚½0##Ár¥\Ûæ#×`¹Óù)˜W…)„q#azFØö4B¬é#ÞL#}á¢P#_Eáéœ<text:line-break/>#!r</text:p>
      <text:p text:style-name="P1">««ŸT#à\éTÐÔ7J#íÏ¼¾FY5#’G’UWSŽ×ì# €T‹_}/A@àzò¨-Xçi›7d]¨“Óó{öÁ#ƒ—`#Y#t#p)Í¹v’#Ÿp‡j©–›=c#Ï¶Ž]¬ÿ#k&gt;F†cÂ#›Ü5ØÎÆ—¬jDÁ_</text:p>
      <text:p text:style-name="P1">¶#<text:tab/>YËB'W˜f�&amp;¾@Z¾Ä#M#Øå¬…&gt;Â/—¬ðø½:«1ß#ã�Šÿm#/cúhø§ó±N<text:tab/>|ÓŠkÍw?[û'#RÀ±o[7qôf|Ã/My&lt;—°ºS…(��Âo»ñ<text:line-break/>€#¯#8##¦-Öºþñ"òõIkà±/©rN¾±ŒPÖ�é#nðöŒc—–��o o(*Þƒ¼HCNâ¯•®Ÿü4Éd¿·B#8-ìÈYšnÃùîïí&lt;õ(Ø³­…|}mLm##~º™JãŠY~Q|ýf&gt;Ç#ë�Žpü{‡#Þ##ÿ#¹&gt;Y™¿,´Y'Qýts¢#ÚÌ˜D³r^ŽÍæèÌN"qqõæù´Òs#ª4#l#äÅ„©¯Š¬`mÔhŽK¡¾[û#ÖŒ9ø�Z#a²KÉW†à*ÌÛ¢‚ŒŸX{Á#YZäfÕƒÞÀb|!¢ý_ÿ#³‡^##ÆN1Pñ/¢1]:ZÓ©MMVâªÓÝS#Í</text:p>
      <text:p text:style-name="P1"><text:line-break/>•h</text:p>
      <text:p text:style-name="P1"><text:tab/>ÜÊWëÅÒí#&lt;àœ­s#¢?ÿ#õ$ëà°§#_ZJßškÜÿ#ðËî#BU#&amp;"“Ma�\èŸû-#�ÇØ~ð#Œ7##éª¯‡:‘Â=#z®×Þ�ªÎ&amp;¥Ôcç”û:à‘Ä*Žìè“t#ã-p^îéiÖ‰¬„–ÕŽî4¾.·YRÑ¦³#bÊQ°i¼ŒäË±#!«m#ŸG^ÍóÀw»5¢“Ò#…Ð#‹#rÀY#a#K#¸##Æ¤ÝÄv(#;‘8B'°A#lù—£Nà—¢™Fà*É}#ÿ#kµ&lt;ô´¦3BòUá¸<text:line-break/>³6r8lE{_ÂjÐ€îi8#Ï?ä8^H·“w÷gW¡“¨äØe#á¯Ð‰›¬&lt;íŸÐ^ëãjB�ÿvIs÷0¹{q”V˜b!¤ÑLë;ŸÝA±Þ{l(†#ŠœÑÂ#ä##+‚Î�¸«&lt;˜N#Â–Ï####¥p'x8#ãZï=^ì«»ÁÕŠ#é##Ð#Ê×Bá˜AÑÊ:GÁ#›’•Ð£äJý²iiû¾ØÉ”&amp;§P#A÷h€##ûÐ+NÑ/#N™#€©Ú¾©~I#ÖÛ×Y¬¤RÏºÀ#ÆŠ%�^&gt;_?Ûô®çöûŠöL›ç´ß ž9#</text:p>
      <text:p text:style-name="P1">„„‰#é7##ÚY“BJa#…i{<text:line-break/>Äå¥#</text:p>
      <text:p text:style-name="P1">4¡ÎP!k²Ü</text:p>
      <text:p text:style-name="P1">�#ûI!ûc˜ˆß#N##Ù9¤F´±Qµzwý°…‡AÏ‹’<text:line-break/>#¦Î&gt;+øaMq|ÈN‡á²�ê##ýþ´#¥pCà ìÅEM##ó#ä0#Ï®jžyðŽ‚Y'»$)‚¥ˆÀ#—¬éýØgT÷ÓbA«º7à¼ó#Wq&amp;¼#úd#,G^–¹Wn5b¸ËÝî¸¯#N�Aá6·4È&amp;Ã•Y##]&gt;l¾È°d#’ò3ŽYÿp‰5Õ©[ø»Ã¥éŠ¦?- Â#›##¯‘Ðø†®ð'l“§ó±J´ßxD&gt;#…LGê/�’# ó¿-»$ÐMG63œ# iK‹˜Ý7¡3�Å�^õ³jØgkÙéM–Xü�haAV=#;A#k#ú#Z—#•Ug³#ÿ<text:tab/>óáÇ�—#‰Þ‚Dø</text:p>
      <text:p text:style-name="P1">Ç#¸êZ‡“§Ìá�BŠ\Ü²ö]Xñ1V«M@##�‡KŸƒ‹Ú!Ÿs¯›¬ñÀ~#×*¤#nm¢Ø€“GñíCsRFD6Æ#Ž<text:tab/>·¥#*Iô«#uÇä*<text:tab/>Z�už˜8�ªauª·‘[ªÅ=#Àu##x¨øÆQ›|‘Ì7þ”wL*u{#</text:p>
      <text:p text:style-name="P1">#</text:p>
      <text:p text:style-name="P1">aÊ‹¦”ð!##i#Ö##EG)#•Êß‡Òåq&gt;Â¼¨�Hœ#|¶÷Ûªtù}#å#Æâ°#8ªŒÉ•-Pñ#¼w&amp;ç‚k]í¥ay#"ö#­›W#½€#¶š7ª#7¯Ú#†Œh#H#äàØ‡F¨#/ú#¼ðòà#¶â';]&lt;ø3ì#[à#Y2¸›<text:line-break/>Ý*_âÙ¨ü‚ŽãT!ßw�‘<text:line-break/>#²Êá‘¢</text:p>
      <text:p text:style-name="P1">»#:¼wù3H ¬4ÑÄnV™ÌF\$³á íTo/#ÂßîörCNu ,LyXû)#îjwæ#\Øä&gt;tÏã¼n…G$#ñ#›¾Pøñ×#»´²ì-Ü<text:tab/>ÿ$#½Olo²ŒšpÎŠ#ª™œ8,NîÁÝ]ÚTéâçáÜ´ã2çÓp5#\"*ô#I�Ï�4úHgÉ™súCˆ«#ëBÊP—Ü#¨ù¨Zí�ƒ¸´G©#,ŒØ¦®çÍë4»ô|1¨v’ÏV“äÿ0Û&lt;pÇXQ#Õ#DÇ•‡3´&amp;&lt;¯]Ð#ê€~ÉÈ‚å%­a†å40öêxdòèÎnq¶¸‘µº!éêÇ˜–9mOý###S##å#'#Èö'•µlŽ¡³ÇT|�/ÞÛÿ{Ì¶ðQÎŸ%‘£àãôKáV¤ÏÒ¢S°ƒ¤</text:p>
      <text:p text:style-name="P1">À[fø&amp;A‘•½ƒïå#êªCªt“‚ÏlJv³·ðºu0#¯#q¯¼¨P##z¿/­#üI#y1¯�=¨##c#B8¢#¥º«¶#–&gt;h&amp;6ÀTŸ'ó´f`\##TÔ%Š±ÿ#—#ÿn]ŽsJ£\¶#TÏŠ#E#-pÈŒ#$Câä‘ó#ä#†ÄŠ#úzáM#[nœ+½ùëò#îÆrÌD#¥�ÛD‘ñª¬òNÇ›dÞ�T×‚#Žv-g#q¼Ã¥[M2ÆM€º’™Í #¾ù¹‘þ#:n#J+E;¸¾#·#O#ªpmö#°[xxæ3Ó‘FÞ~ž;Áï [ß£WÕþ£’Ü¯¦õ’ÎéËLV\¡b</text:p>
      <text:p text:style-name="P1">/Šçû#ë’!ŠâSŸöáµ§ó°Í#ã˜Œ~h-ÆõZ#·éEbR<text:line-break/>«Û#†SW8µ8;V#º­ð]}‘&gt;¶OÑ½�úÛï¥#vSÌyö�Á-ëƒ)##Š}Œ8”„´·½*±¾b#ëÚ#wŸÔù#ÃËWa•„%´</text:p>
      <text:p text:style-name="P1">z<text:tab/>$]0ì]¾HÂÏC_¦IRg#E#»ãÊ�,Õ·X¼Ï€¬îëêêÇ÷‘kà°­,·�*ÎŸeÍ</text:p>
      <text:p text:style-name="P1">Î=,Ô3ˆ5¤5¶h#&amp;¤€Þì¨ :Q Xq#Ü#ä„¨ñCšî•ué&lt;#&lt;#F###3c&gt;qù úU(´µÃé#ƒ&amp;y(q6&amp;¦Ùãß€u¸#úÈ=þ#‘_9[Š#åâ¦#�#m,{¼]ÃÝ’ø—YË�&lt;D#�ãöãs'á³QäÃ‰Y##± ýå­p“ûP�7=�ÍòÕ#ÂâüI¯[üsLâdÏ#.mþ#x<text:line-break/>çK£Äa¨ó–#Ž##‡À”ø#]ÜÅ##‹´4#.àðÅ§&gt;ÚÂå‰îú¼(%¼i#Ž#þ€˜X|ò½#Ø`£L#</text:p>
      <text:p text:style-name="P1">)ÂÀÍ–PX†²#E¡&lt;kb”÷#(âMÄ`3#&gt;pAÿwÇU#™¹Èxö¸</text:p>
      <text:p text:style-name="P1">‚KÚâkàáÏ¨6#‡‰8Ø¢#›ÅÕ�1~Ž¢qÒ##0²ñ«7™¨ðÂôÃ…¯‚î±1[ì«#À³–íúNÄó# Ñ#Dò4ñ<text:tab/>fùWãb×D³±^l&gt;iª€µ8Ë¤n˜òxþq;#¿X±]s#de#2E�~dÌ¸÷<text:line-break/>¦-°¯ß#¦³ìj"wU ù#ð„AH‹ºËo–-ÐÄÿSa*Æ#º##!#‘èàéÏ<text:tab/>%#ƒ3#@€#f##˜~"4ôÅ5ëå#·bµ#•[áÄàâ¡«»!#`![¼×Eï1•1è*âÍfñ©¶¡í=ÛK<text:tab/>²`“p¶~H9yæ†b¾k{ù2Çº“Ÿ2mqa�Þ}Ñ#?ÿ0##œ“ì#©`ÛÏý°#ìP÷A&lt;Eœ¹¨åc²L#M�3¿Q�#^ée-W`yA€ƒðµèµ#ýs¾—#µ´#ß#Òñx·#ÉA™#4#08<text:tab/>ã¢¬üÇ</text:p>
      <text:p text:style-name="P1">pG`«$<text:tab/>dì#ÀÈÄÑØ@A†çû¬øÇæ€±õî!z®¾#¥¿$œš¯ïêÎÀé¤w"�à#µëœ#büÂ"1”eÂ¹«ñ”n¦Ã®†0Â#ùI›ÊþsæÐ±k#‡Á¢;©A,#,Î.eÄ@"µÖP·œ§ÏÝòaF#ü#˜Å9öÍ(FÀ#?,ç’Ü#†}LÕnHÑ#c@V²pØ\A##†gBÀÀ#�AK«x�Äe&amp;#xìÎ÷~ÇC#·N™½#ƒ#”ù±´vžÅÌÐLòW+#</text:p>
      <text:p text:style-name="P1">6‰²v”Oµex®—»*#–šÇ”²4‡#ïÿxØ$i</text:p>
      <text:p text:style-name="P1">F‘i0!–ÄJv²ëz©~¡]Qc"þ!w#ÿV›#]r.»âMµy¼#rsáht0ƒ}`##:”à0„¤þÏ Ã#ÖÎÁY+Å§ó¢Uü#w#áíSK#Áœ|º;¸#_¤ž×…N&amp;„<text:line-break/>¹#èÖ­úùƒoµdÿç6”Ûƒ’—ª€úu¢�šþeÃw™º†éý[i™#òí�</text:p>
      <text:p text:style-name="P1">Ý#š-þ‡;##Ýe###yƒO#Dr KO›â;—$ü}ÎÇ¥#8#˜*JxòH##�<text:tab/>Ë^ Ð5Š£ÿJ#Ä�Il</text:p>
      <text:p text:style-name="P1">îÒÇ_ˆ¬PÝ9Éé$n‰#‰MôOß¹}&amp;ÿTèzj@È›Æ&gt;S£p—s!]ÇJ#jp#0�€+âb#›“KçøZ³N(…#?Öïõ‹#-ik#t&amp;âÀúUä3fºêé'm•þ×Ó#ö##</text:p>
      <text:p text:style-name="P1">$#Ô\?#D#�›#*‚###########-¶Èz"º#†¡¼ê#Ì¾J£¢–~#ašASâ›Í¯Ií"ìQ©æ##L¢Ý#›ÔúC†</text:p>
      <text:p text:style-name="P1">yªÎ8äßÅƒ#1UámU£½ã2¬�#…ÿuØ#ˆ¸ëñ#Ô÷Ú£`nÚ“±.áÖ;Â#qª*›¿“U.ãþ<text:line-break/>¸k@##„„}°´ú#åRT™à¯ÿ#:#ÊNñRÁHl3àB‡mËbý¬)xNí#S‚ïiå®_Tý¼–Ñå'çCkˆ¹¥*—Ì�€###„„b^#Q!]•#ÞK#ØŸ�‡ôŽÅ0#############<text:line-break/>˜·b&gt;Ø¢#Þ•HÌ¾J…ïÉÆ+înõ#šÐá…#$«L†xÏ¨Û]�A3(¥#|‹‹ #HJFr##û²Õõ_è##</text:p>
      <text:p text:style-name="P1">"C#*####¯Kó†Ã�öåN#†IœÅÈ½P2"wÙŽ„¿y<text:tab/>böåHÍ…¥ybRÛTñ<text:tab/>/w&gt;Àoª”`UùE�ç0#„,Ú±#:Ä#ÌaÏz±ÔŸ#êöåN#†ˆ‰íž\E6JÒ#qRGT)ßê0[×‘´ö#•#wQ‚Ó`êŽ¡óÞk„½Ž®:6ž?R#{-ãÝO™÷öåN#÷#´”h\##mD·*2•Asø V„ín—Ÿø#¾„îm4#~óø##&lt;#q}^Ö1Ä#Zß,Ÿ•Œ³(y##+ÿSîTÀd ‰‹ð<text:line-break/>öœ´Œ—ÅËÃ÷Jv)ä#„Ý#æ�¡#(Ýð§$¯öbW^bý‡#L‘ç¨)÷<text:line-break/>{mÑè™ÿ#–—�,h0ò‹s#K&lt;„(û›eíTìk+Ó;ê”œÒ_O‹ª#Ò×ì¬$;›Ê<text:tab/>##¢xË¶p2¯Ø°#Ô¤²@ÌfH##�½9GŠ…“7IÀ,ÀÝ;GuFßàµl•&amp;pÕAŸÿPÀÇê|‹øà–g�#J#O³³�4ÛÆöù#VmµJw</text:p>
      <text:p text:style-name="P1">Ó ‘»È5*#^#qè8B(Ÿcêtø•OÆÒ£�Jï·ä¼#r'ÿ­øe#5º…S‘_&amp;~¼KN15t#5­×“¢/I©ý#&gt;¯»!ËéI##r;Ð¹9;�Cð£“#O0P#Ì®‡?<text:tab/>#\ÙÉ�†GÇ“�a#HùÝÂ@µ¯ù�ŽR|/±ßt#0Ø×Ïåì«Ñ,Õ|*ê¹ñÒd(ø‹[H\!‘ýÃèRé7¯.2#N²Ê¿Q##í2STÎL#ù½Ì%ºçGË#</text:p>
      <text:p text:style-name="P1">½2[€—T+E°ª9žÕçI·óMw#bbú##”0¤#º-ûl#ø\»cŒ0</text:p>
      <text:p text:style-name="P1">¬¨9¶mÛ¶mÛ¶mÛ¶mÛö;¶mÛ³ß9»w³Ù4išþkR=iJ<text:tab/>·é·ÁÂÍwûdÕ˜€-'Sà…#f?ò#Sbß8ÔÑ'ÈžDfJ�ó„÷Ï/±=°SÆ´`Ê8ªÇÐUÙÍ·Ø#,âØ�q?z0:¥d»#Vk!-ï:#¨#‰UXAó)<text:tab/> àg»Q#ú#é©*Ê­¾Q©</text:p>
      <text:p text:style-name="P1">âöZùÂ5RK[qY¾†'‘FåÌMwºfëún#M#û¸«¸+üTà}.##aW¢7x]T¯#ùØ|)&amp;<text:tab/>ÿ±#ÿCl3{Ô:##Ñ;£N#½$¸LOS&amp;+^_R</text:p>
      <text:p text:style-name="P1">Ý#fšE#lÝ�¶áÛq###ô‰n êñã@‚{#"P¾#ŸÝÛ¹##…?#X #µ@n=#“#h</text:p>
      <text:p text:style-name="P1">XIšLØm</text:p>
      <text:p text:style-name="P1">QäÆÄÂ#wï‘dã«f â‰.Ý5[LúDßÊäœ#)#3$t¥þn¬5LÓ–£Ü#ßT`4\V7‘³#”#JDÝ#z½hÁ#ûu/xûí‚¦Ôcú¾ëå##Ò–wÒçx!òL#/ß#0ßå#;î¯#}ŸI#R¥3±œ#ÒÅÖ#I#¶IsQ±¾¥�«ïh�‘i3ñ“^##W@�#ÉÞ:#Í#}HjÉ”™°#�´åä`ì-ÑK�0Ý#Fñ‹p&amp;’J×f<text:tab/>7ÌY,þ¨s²}ô­º&lt;)#YvŸ#+É?#‚$Ñ ïƒÓš…úÀjt¹ÒÞÃ#¼ÇÜÎ#¢nç&lt;XÍþn`¦„î1CnÔ³t9åƒçvh®º°R]®jTµ�\JÖô#=õ#›</text:p>
      <text:p text:style-name="P1">Þm­›1B3¶çaòœs#Õ#"½(%Óóý#${AÆuµìøÊ­ð”»…‡)¥÷›ÞlÕjûìgùv‡±þÚ8uúD/j!ù¾ÞZ™¹Ÿ¼�aœbÜ#¡!###g*0èóß¤&amp;Ôx"ë_¡S¯#N#ÌÕó¸~"#Ž#*3e'ÊSö#ÏnoAU„0wxt¤�Ú€ÐÓÞÌ×óÚ-#SymXÌÙ0[vå#p1OF»—i=ãiÀ”~×œË&gt;iš&lt;€1õ‰x’4Ë'dVtòXLq¢ÉÐX÷§ñ#L#ô‹ù¼ý¹+}æ4�ÐŸ&gt;##DHë#hu$=iù�å#W#_*Û`6¸Ì(à’¿³4‹#ÖI‹Ûò#&gt;Z!é##Ú(Mþ=Î#¥ùø#K!V©|8r#Tˆ#ÉÄWaî„ñ+Çà#’¡ÁWÏ}Çh·kcdmasH�#*yR&amp;“Ò'#Ë©Á¢}Gû~ËD¿# í­ÿ#<text:line-break/>\®…a#ø:{—</text:p>
      <text:p text:style-name="P1">#TÅÙ=T�žç�pO%Å#lüWåñ˜#Ýå#Y3‹#&amp;èOÁ†Ø´#ºmúô®êÅ‘qË^?×$3ç„£EÎs“#’³Ü®ëÎé°@¯#sgØ+<text:line-break/>¤`w</text:p>
      <text:p text:style-name="P1">3´ò#xn#%d¡Û#�Ž¤‹Åa#n#H0#á¢€é§#Oâ´Þ#_~#Rä·R£ó##±ì#&gt;pÑ‹Yú«»Ž1n)”Êá—ÂçäïN#BŽMÏFˆ×f™(§œ¢Œ³ÍaÂ^°Üd¾b?æNÚ6/–,ýYÁ�PØñ#�V«C$-&amp;ž}#r„k-Ý¢Hl�Ô# o5ö·FôóK€Æ#Jpº6Fç[ð�#V##»Ti#›í#²3°qã‰£<text:line-break/>#¨u™(%wþ#%#§ZG˜%`Œ0—#w#[ã÷ž²z®ƒ´g#~ÑÑsŽ#[[e»9 +·&lt;eû^#J#rûàTäOúïáê2#e¯|#+°¯¾,÷:rÂ'™Q#b#C#JŒ7ùJ#Å½hm®JBI#�{<text:tab/>TŒ¤z¼Á£¤ý`c=åè</text:p>
      <text:p text:style-name="P1">#T:Í˜‚ÈjÓ$¸#™M´ï##JÍ]ew\#®##ÿ$g5#”<text:tab/>ˆÝI:ZCE¤.C¼PVQâãêRŠ##Ñe”£šƒ¿mû¿äC)È”ÿc</text:p>
      <text:p text:style-name="P1">°Ž€#Ï_9<text:line-break/>x#øÆüG@¤‘¬ûé7áù3[#‡ö„#„#D®Q#kxyÐEû¤Õ#þ÷&amp;Tö÷8</text:p>
      <text:p text:style-name="P1">#ÿËë‚ô#è€p�¢”##[Ð.oå#›fÃÔ#Ø_¶ía#QÑBÌÏ<text:tab/>ç-ë\ŽV‚"d†AŽhI[,##þ÷úÏ,Ù#'�#++íO]ýäëwÕÕVž0G�€2ÈG##°T¹=gÝ“Žr##ö›¼œßÉÍ#¸¼d#Ü#ô#±*#®þN#²g*ÅÏ</text:p>
      <text:p text:style-name="P1">™fD¹ÉâIJà?¼÷?ÑBYpÛéš }<text:tab/>?ËÍ—?ô Ÿ[#JT##Ê€æ°¤¼N#D!Zä]2,~[Ö„Å##ï„½X'³Bt#‡UX¡Èªl’ÜN^ê¬##MN&lt; ?O ·#´Ù°#âI%Mí‡##ã4Õ\ˆL{v™Éˆ&lt;##¿{!#�#’5“özù'P(Æ/¯[QV*Ñ+#]#gæ3ÐŠV¸êÉ¯£</text:p>
      <text:p text:style-name="P1">È\¯Xvsì##8à¾|3Ô–T</text:p>
      <text:p text:style-name="P1">#7Îer#ž—pÔÄ${.¨ó#N¿zvÕâË#p�#U`#œ=šƒS#ïÖ²�Eìr%úâ‘¬&amp;æˆ#ˆ:Hè‚éÏ�/ë</text:p>
      <text:p text:style-name="P1">ÙÁ#ˆùp€nZ.»ÁË#âŸ#,p&amp;å#CŽÑÅŸ£ö›##8¸”#3¾ÚG#@hà]7Å»k9GM9‚'�e,_øZó––›� </text:p>
      <text:p text:style-name="P1">Ôm ñC�B×#)?#I÷A!–žîçM„Ë&lt;Íæc#ÔÆ(wê²Ì´�#@</text:p>
      <text:p text:style-name="P1">ô#n€o9óWV— h#Ný„ïù-‘•Kûo#kZ�‹) §&amp;i¼e&lt;b×92#Dñ#D"œô{ùi&lt;·IzC@!È|Êñ¹ÃÞSñþ=�#ûÐ#ÂáYnñÒ‚Ú#i¾38n¿üá«–#”µî%âfj#Äq ¨·cyJkõ#Y/‚½&gt;˜Dc³­€±©ù…AÕ##¯rç¸§k+¦±©Š#�[HLº²™#Ö¦</text:p>
      <text:p text:style-name="P1">U1;·#oý·ÏS{„Pa«_Ÿù°zÜ¿G�‘#ø2Ó#G‰9~wù‡ _x¦4œªHüQ‡G�Ô¥Â#÷Á#ÚžNŸ#|##i#ŒÛ*dr&gt;c##¦kýñé)#'##ŽJÃ®j�#|†¿‡Z¨“v#u<text:line-break/>„á;<text:tab/>$%°Ž.</text:p>
      <text:p text:style-name="P1">v÷G®rš‰Œ5ÝÍ€6ï$#Ÿ»tU×°#/rØëŽã##ˆ&gt;æÿâ</text:p>
      <text:p text:style-name="P1">Ë[HÍXcÈ‡ž6´b@#�Ñÿ#­\#,‚°€ºŽí]#“RƒëÊ“•‡«@1:‘ß€¶#�B#|i9žòA¤²6d"ðg–ˆQŽ##ÖäXVCq)iôÇ#—Þ n‰(¤qLýÍxñ~Ï(•#´WÛ†# Ú8æ…$µý€Y”,è¸`&gt;üæ#Ìu•·a"KFÜ6¨##¶‚¸#A]ºM­<text:tab/>Uî%#wÕ#\ÜŽ€SpQÖvÝ#</text:p>
      <text:p text:style-name="P1">¥##Ìú¶ùíšwè·’Ö•gm‘0Ð‹’ØÈ#÷úJÛš‰Ù}'Øë#}¯„Ê&gt;.ZÕ}Í?’ÿ�#ã¼#Ù›,›él7äýÄç<text:line-break/>ñ##§†¯¸g¨b,;##Kö~ú#Ê#ÿ‹xN�D#ð+„†[_Æb%þÀÉQJÒ<text:line-break/>¸{ã‡€4 �ÜY#‹#C3Ã;ºô*@ˆ5W#¾&lt;«ÿ¨B`(D&amp;Ø#arÿ®Ð]�YÄ’ p¿b·þÜ–ûe¨ü_†‘œÂÊÌ½Ï#sÃ<text:tab/>AV*F#½0Ð±|‚"ÖOÊÚ#:V¼€#Á´»óäò<text:line-break/>•#äÈ#‰_#å¤F[‚#*##Žcœ#&gt;¤T<text:line-break/>#êØ¾È®è#f#p#~eÈïz|£Ño7*u¼P0&amp;ÿŸÿýþÐ‰#aÁ#Ü?Þo#ƒRÂ###Í´xÑ Ù°�[ƒ;TÓWA#Vd%×?$#Ó‘&amp;”#1Á·¶Ð&amp;—¨#¡æ#~pÇ½U„¥ò¦�áKò#è¤ˆ*“eÐT†9Þt4jÎ¢Hë·�a”‹G·&lt;#NÀ°ehD¬e©Uœ»#àL®¬·bf0­"¨Ñ×H(©(š#AG(“ÕÂ°žn[#¡eî¸ž¯#Öuªÿ¬Gç[^V–¢$FLÂÇ„÷:#„ãK#b!Q)©&gt;A#iY�ÒÆLTÐÿ###¤§Iæÿ_–Lñÿ²Ä'###�k$�p³rï:¬×ÚáÂ–#PIÁEÏ*{#HþÌBã#`�¹#Pß‹GºÀøÖç]à×á#mÝùŠ©!›{¹ÌòÛO=é\7#4##ƒqÌ¢iî0dÍÐ&lt;+ÒŽ©�“ ¢</text:p>
      <text:p text:style-name="P1">Í‰¬###+Â#T˜l;ÀÓ#“ÏˆS&gt;ÃŠ;ƒ.ö0teÂ÷Þ#O“##¬­c^Ã#Yafn¶#„÷$Jäm³üGB=#“ž##‡)hÝ#]áš(ËÃò·Št•Š‹CÊeßÍ</text:p>
      <text:p text:style-name="P1">ŒàO<text:tab/>{R´�## l¼$È</text:p>
      <text:p text:style-name="P1">ì=#g#ÄT</text:p>
      <text:p text:style-name="P1">#‰;ÅpÇ¢‡ÄÖZ�vO×V¨0Ú#M³Å</text:p>
      <text:p text:style-name="P1">#8#Ârü¸#ý«ž=Õ6ÞäV#_µƒÎ«#†w¯è#Å9„ºpçô#`sÃ<text:tab/>#©Çt—F#¯Èîª[‰V(##Á#ø#Ì<text:line-break/><text:line-break/>ÑŽ££·{¥²sc�°ùóî#:hÄ±#7&gt;G˜##~28C##{*òc ¼Š#Þ#êõ{ÚÉÐÔ°[»'8&amp;#Õ#÷Ýpb#œ#</text:p>
      <text:p text:style-name="P1">#fj¹Aö¡#y&amp;qr¡Ó{z0u÷°#E^zäY ##b�ƒœw§ç#²</text:p>
      <text:p text:style-name="P1">q#ºz"Hj#“#ª‚ÅÎ#.AÕ¤Iq#î*#°¢‡”¡ææZÔ#3+Ã#cÚo "—±Q «x6»ã¡9¬#Œ ¯Í+Þz#Ì"5TK¡#Æ#F#†�%#=-,’®#Å#È#©Ôœ#¼ÿ×#Ncrh0##ï6�ô¾½§)]üÚÔ#9Œ—Ý#t#ÐZî‰6Àí#N#gµJ#+f`(½åõ„Ï'##jŽ=øí(w#Þ1CŒ´½dÏö«a„m#ìo�_úgQ?d#ï`³Þ”Ê#ÇäÙ×b9ïž�« RRƒ‡Ôö�œZ€Ñ›yô=²9�Á�ô#î#D5…#Þ#‡º¿ìÚ4ö#"Io#àHh%#Ž«÷ë·]':gæ­.ÖÎf.Sn�™1Øm\T€:«##7}²ƒ<text:tab/>[ !#C«L <text:line-break/>j#[nfœ$e“ÏÏ#y˜¹#ù‹#@¯L¾qœ’¸¥+Ü˜$@«9#˜##Ý|yvUEäÄ/;#yebÏ�ÏAsOR#Ax.Cû#Sýãå‚š±#¯UÕ#´–(ŠXŽkBµœð©ÚN-##“ÃŸÕ{#AÞ#é#”H#0š‚û4Ž#žl¯=ë«8ômÒ¢¡GþèŒ#`ã##»-=#©NÁd61[8#O¿Tœ¢D�ˆJ�°–0;<text:line-break/>Š”ŸÈq!ª#ã«Å#ÜsÍ�Ž©UøÑjû£°YM¦oÖ`Å<text:tab/>j#=+uX#äŒ‡Ñjüõ¼g›#CO¬.Fˆ<text:line-break/>ÔTš#L…–#Køøè#Ž4:aVR€â‡¥»-=ßŠ#¶‘�)\˜R##õ#â�ó#Âö´Ï}Ö#.Z¿Û#mž?§"äý#ŠV#õÇ»2<text:line-break/>˜mûöò1STYò,#×ÈµD#Ú|nž&lt;•:##ÃR#ñÂ@/!Áy_@/ƒœDÃ”÷##ÉÈOfý7µ#PÖí˜Ï&gt;ÛÁ¸•##qúÏv#kF¨íÞíüT-æêoBUºŽëEB#@Öv¢Ž·Ù#@’’§=Ð‹ÐsA#ƒ'rÜRïf#‘cÑ/ò.ú/å»j#½6ÄÍ:%�Ûðz™uþÖ�Ôè®ñ#ƒÊéÜrã#+£Ë—Î#&gt;±“„#³#iS�Ì#´wñM¾œ˜HNw¯#ìk31l¶àfŽ0²càºòQç#œ­#—`ö°‘ß†xmêÎ¼¦#AªÇôƒK:}ÏM¯#%§q³#B‹R·#6’N!ÃŸ#Z<text:tab/>%½s«yx=«#óä?Âeœ-g¹Y7±(ù#µIv#kÂ#Íž#á™#¦$¡#;b#£{Årÿ¿@#ùwMÃPs›¹ý}§×!¶èÉ*1}¥ÇËnÁS©##7#Ar·ú¾œœ^##bù#å�bP»êÕÑ±a{Z##!;\O##h4tž£WEƒ2èÝuÔ§_3\h­v¨ä#¦#åþb‰±#£ú…pºŽ#½üÛ#+#ÿM¿#ôz#D#IÒ-_l5;žk##.!:ÓtpPW�x7GÃŒ#¸UøƒÒ[/Å#&gt;YÌJÍwa#wøBr§Ç) �#ˆªÊ.h#:Ic©2]ö¹öÊú…Ù#¶l|%¸d®ò#<text:tab/>–rT…þÔ1(¢��LYì#¸ê¾ý5|eø’ ›ß7–ñT˜»‚¯¬ÿï#£#å'$¥Òæ#wJ¥#iÄ#Ñ</text:p>
      <text:p text:style-name="P1">jô³0Ü#¨”©;Õ#\J#H¤0##ÏˆÅ#Ï'™4#(´$˜_r—º#.\uêK·#=u×E#—^¥—TB2«}9P&amp;ÉDË½0»ä#d—ùáÑÐø‹¨°o�=µI#„~ªÀ#?*Ã£%¬ú¨2*¿Ëmž&lt;#ÆB##,ì@#jE'ò-ÁRükÂA7h’#(üºEŽKosäí,KÚ¼Âß8#Ë`´AÜ[ÏõydA</text:p>
      <text:p text:style-name="P1">#”3#Ã#*†9&gt;&gt;}ÑVýü€ý²˜kéºîW#TÁ#­M$Ãu­aÒÖÁÀ`Ÿê(£:·#BW@#guë#ËÖ7CcˆòtQE¬åx. #j�Å»6)…N#«;#{Ä@füzj#F¬\j#´#Ì#ëPvÚ#¿YëáÞ¥#tÝÙ…çàl##W�#Vm;ôÆö&lt;¦ÏR###ø}©Øþó“¢Ñ_L#,ÜÓ{#F1-ÿñ�[ñ+âÿÃC'ÀÊ«µcƒ5JgH6ßïþW¹Î#Z¥æ´sJ¡\šÖ×¸È#ƒm. #�à—ˆF@OqÍ#‡4æFV™o‘D÷Ì£}i�Y�)ÿèÀ:sé1° ',#Q¥¹öýŸ7ê#ôFÏ&amp;?&lt;¢@ÜÇj9#:G:�V#£1‰K¾Eý*TõÒ#8&lt;€</text:p>
      <text:p text:style-name="P1">„gÚ¸¢ÿ4#)Eÿ3‚#ÖT.R-Z|ÿ×iù?ú×ž„4Ï×¯f�t¦�sIÏ#ªîp¦</text:p>
      <text:p text:style-name="P1">ïp!#ž,T&gt;ÜaÎ&lt;OYzJ+8ýV$¹¢½Ê"»#²P[P#ŒqïŸ“p¾+MÕw#ô#óœ×m^ˆ2âÒ|…I·)_#CêÕšƒ°##ÊË#O##àpN:·DŠÇQ#=w"“ñjX8ëõQþvos^#ú#è×Ñ”²~Ñ#º�¼på]#_{5E <text:s/>4‡˜›“Á#ñ –#o=ñSËwLømi„pN—ÿ&gt;Ôèk”#œPÅ‹ø#Ê#V#ìi _ž8u¦#–5#Xó‹’g0ËE#»ÍI©ðÂ›±#€\vò,n‡R©¹`ÎÏq#¿#Ð#G7þ÷ö#ƒ…ýc8ðÕâ*ýCõt‹`èpexŽS#;'q×#6ªØÍÌÙäà#Z#ä#"{Þ#ñ€5&amp;‘w-È</text:p>
      <text:p text:style-name="P1">íŸå²âI¯Çà0Í]XÃy#‘­CÄÖ(œ…ÉÆd©r#5yHu–#¿³”å• #Ýo0ŒuåêÉ:Ó##Õ²³‰‰XxÏ[4ÿK¥í#D&lt;e#y¹\ýˆõ#ôüU©�sóþŠÄÛd?7JŠû€”oþß#ƒÒûF6ç#ºg]Ò~ùH€#y#›ßJœÉí¾›žCP}Ÿ¢6û#²e#È“÷ý?„(èÞâ#ïA·Ùü‡œá†H€C"l»OE"™t#çÛo‹°½‚´MØ#ZhÁp%&lt;×�ýS¦¢*#1FÖÔ“++"ò©[‡õ#&gt;0„‚ùÀ„####ÂÛ!ŠT•êtl¥ø“-\ ªH¤#y®n#JŽ�†ÈœR{È{#åv;É#¢v##ÉÚü‘<text:line-break/>k&lt;O6;…jDsXI—«çÆû)új#“#ü#vM#Ã#Ój˜Yäƒ:âºç'üÿ<text:tab/>“u€-#ÄÊ.9D~3€]¿û#8#Jat##+š§Mylý\iÊêŸY.r_.;€Õ”¥%.'ÿ©$PXåìëyF#</text:p>
      <text:p text:style-name="P1"/>
      <text:p text:style-name="P1">½f"¥K�®k=M¿¯B' òñdJßôÿïÎÑ÷aò*#´#w0ÑŠ7Ÿ¸D–y¬</text:p>
      <text:p text:style-name="P1">ô#eŒjçñü‡&lt;Œ-¤:§�¾^#Îu##Á#ÀS/x×m#nˆª#@#‡_É:&gt;9`»Vã�#@B¦G CçÑ“æ/¥xp~Ù#N@!Y#ÔÇ¡‹h[¸Ÿ‡®&lt;ÛÍƒ3F#0#Ä‡ˆ#Ï�$Ögúvè#|3$„õ#�Â'##„uD[ZÙµ3#©íæ•a#¯#ºhA”</text:p>
      <text:p text:style-name="P1">§ßô…¾ðýZ¼#<text:line-break/>ÿä:B�Óö›#J7)ès#þŒ“�¥�¼¢ÃŸ#G^#Ø²ƒ#z`-‘<text:line-break/>$9z##w]#ËæË�Æ##;#¹ªÆo¦#OdP‰¡n¨O·\#‚†#uŽ$ÖH¨®¹ðYùÆÝâŠ½Ï¾”…®jÐ¬æ-#ƒ-–÷#ÉÔ-ÚPk#Ú#)¨5”è°hø¤YWè5ƒÑ© #dŸY·v@# tÜX#�Q=çVäÓ"íç¼R&gt;&gt;#Î˜Rƒõ:«÷«/²Õ°›Šh¨Evc–|l8tØ#òÁ#œ</text:p>
      <text:p text:style-name="P1">Vb]/#´<text:line-break/>-¬j_diÎ@®T·Åjë,�.cð•…úm}‚&gt;×%! õî$/Äñ###�fÈ�eÁQaý#Ë¸}#*ê¾æWJZ�bDç�›Á#F#•a¾räB#­ ×ªÝGeæŸ/tkf0J#_—'ðBáÜûV5SdàþðY–…à“VžTÍIE#1kª­&amp;‡<text:tab/>*!�Ñç ’euÔRÒÎ·Q#Ë×˜ôç#Ý?±�¾)¦I·Zè[{À�Dvêq}8”</text:p>
      <text:p text:style-name="P1">6d%#!mBµà#JL<text:tab/>ñA#—T4¦k‡º</text:p>
      <text:p text:style-name="P1">{ÐgDZ#‘VQ#]¬#A£‘Ë±”%Ÿu~Gi¸¢*#óB#Ô,9Më‹=‘L;ý¬â#Á#BoU#e•KT#4</text:p>
      <text:p text:style-name="P1">/ý#åá�®¨¯|ø4…â##Z2!ï#˜nÓ„oJ#iØ!#÷V?G%¦¸#¥à,ƒÈÿOe(“#8®Wè¥#ýbNûª³#{.kZÔìiQÞþ#˜##Ù®0˜x#Rní9<text:tab/>#fÖÜøºñ##¼V…¦#GŸ#(#]öMûQ{×x\ßòž#.Ü€ëëó:›Á#¼$·ï�ÍüÏ­&lt;Â~ˆ¨V5™ëµ�vò‰•îŒÑ23×`</text:p>
      <text:p text:style-name="P1">}/æ×¢�I‰øÃÕ<text:tab/>þc#ÀÛW�EÔÚ‚##¡FÉóŽ­×#à#È=˜$?—‹Á<text:line-break/>ˆ!Žþ‡®ãOü‡Ó#%3upÖZT¶#y#@+[^€fìúrÏŽ‰î†q’"¿ðº!Fg�`K¾Wf;zÙà1ã2ãLåUa°Ž##&amp;Àëœ{Ðã"(:Ò{ø™#(/#¯#"¬#ÌwÎ¼Ö=5ì©«‘'¿”#®Ñ##ÖDZ}²ú³Oý°#]�#ƒÅ2—(## vßG¦$Ñã×Zû<text:tab/>#$Mú#Þ##-s/e_VF"Í#f§ Ïn{§v¬µ¡•që#þ«,b2#@#Å<text:tab/>,y[$ÕÒ¼�f#ú#´<text:tab/>�SlU€¼h#Î#ª ’ˆÛ0YËyà#2ÆŸ�“½¾£ðH</text:p>
      <text:p text:style-name="P1">Ÿ#ZÀ,#y¾â·Ã¡æ#ÿkË]P@¶Úeµ#†Qªã�e�b#gŠÁCÛ’y…¹#üÏø•5@þ=o¨4J#¶ÍŸ#K‹•Ç›5ü©Òõ#ìÂU°#YòSÖ<text:line-break/>#Ëü#jˆïÀ™p#}#š#¦‰}Îö@Ä€$##ÝËÓœbAá‰#ý#}omÓ´z¦À#&amp;Ú©ú÷ÔÚLÄXô.¾[¦#|T‘#$Ý‰�º1ùŽ‡Ìz`ÃŸûY##p±z,Ë#5éÑ#¼âR›íxLydRe¤¸~WàððèÎ#d</text:p>
      <text:p text:style-name="P1">Ô©�#ÔÐA¸'#eI1Às�°ÏI“júé#Î#µ¸™Àà-·#,,·</text:p>
      <text:p text:style-name="P1">.ðT#¦7ØÕ\ªø¾P§½N<text:line-break/>®O#˜Áíg4b#÷�ÑR‰ÿhÇ¡…2ê</text:p>
      <text:p text:style-name="P1">m¼‘ J®/•ª`™n[ä‡åâÝ‡I¹‡ö�ûž·¢RÚ</text:p>
      <text:p text:style-name="P1">�|1Q#Ö<text:tab/>;‘9Ã¢ó¿Wr1&amp;´ø#£EXƒ#@Ìfmd#sïÜx+ÿô‰°Š(¶#÷#¿¦4#v;òöX#g±è#Ð(;ãˆ#½[éD#R¾zÍ'</text:p>
      <text:p text:style-name="P1">×[Éúgª˜.ÂÔp0ŽJ®êƒO6Yrô"#(]iž€µDÙÊ#çv</text:p>
      <text:p text:style-name="P1">Rý­#„;</text:p>
      <text:p text:style-name="P1">à•Å#ðëÔ#7#›í@¦Ž,ÅAÓÙ?i</text:p>
      <text:p text:style-name="P1">#1yÀæì#�1#kzŽ¿HˆÑK±’˜¼”!#¬’jÚ%ÈŠú×ï¬W�¤û{Ì0ÚL%</text:p>
      <text:p text:style-name="P1">¦×#²#Ñ¤)k'oÁñ06ûUØ2#õ ##ªý6¼U´</text:p>
      <text:p text:style-name="P1">®©xKŠ!äMa§zãsBƒ˜V#n#æDØPqº¤ãó”#€z#÷</text:p>
      <text:p text:style-name="P1">§¥åü�µ¤#ÿu·»épQmù#UUâþØ/¶*È##Zà#åº½b#p¿Ùbñ�Èôƒ¥Zg'©dûÿ##@ø¿OeHû3³º¦ngû&lt;&gt;y½µ&lt;”?#&lt;uf-P"O¬'o#+.Vê®kg+«¤E›MŒÓµS#�–ÿ#CÐ]b¸KµjÜë¶Ò&lt;EÓy¼ùªöbÑ¦2ð‘‡×b#è•¢$##8#lwN###Gø8ÇVZ#°×º!÷DÔæ²5fm„¯wg˜|�#õû„²1�o8›ó'©·3Ì}§Ë&lt;k#dQ§—×Ã#æà&gt;.2Ã�ÅÓlº›çÔ9úxyuŸ¶'§�å˜#<text:line-break/>�§�#Iˆ–Üq ##Ã##!–#²%ìzY¦i¯ž¸Ý##°»#�üË#EübîµîüLYGì#{UŠ3!u{i˜¤5–“¸Õêim¡éíß#6##j8£&lt;1ŒuãaöRÄ$BF’Î#M#±J©÷¬Rð§#×#l\ºÆÙè=7µ#*LÏ1œB³]&lt;<text:line-break/>ZÅ@!jçÃíÕtp˜­�ãm##Áßá¨- pü#‡¶l×#�[7'Ê8ºÕCs;5K#~8§ênÙú‹#µLX</text:p>
      <text:p text:style-name="P1">.ÂCúb3Ÿ!_x^|µ¬‰WE#¸ä{¹&gt;KSo</text:p>
      <text:p text:style-name="P1">û²Q„ƒ³0Tu¶[#6õ8äA�c¸èñ„®&amp;W##íg®üj§ò:ˆ†C#Ç˜yäã+#D“Þ�»È#û¨½ÕŒ‹mÙ#³n’~I{ë#þýí</text:p>
      <text:p text:style-name="P1">½@V3EÒÍs##o4y°ã´ñÙï¯#À�#Cˆ##å‘ ž•»á"6 ø´k�°cC¡ø]J}Ç{ô8c¹H8p#µ·Õ#;í3ò¶*ŽfcKK#$»Š##–£|‡Þ|;Õe“#CÄ�–S4pM€S,[}½#ÿn{õS&lt;#E:È#FzCŸn‰‘{©#÷ÿ+Â#v%‡¸ï#^‰åh#¢ ’¥` ##ƒ¥4Éa0L<text:tab/>@¸µ###@C\€žˆ#è¢õ{åë_]Ouœ€:#w[¨#¸Þæw&gt;Ðß##ÜšÞþÏeôo##é¨1)gë;ù&gt;J8†¶AÍ#÷¿ŠðþT;¿?X&amp;�ýóD¾f‹#]†/«Ò##×ü Í¦#^¶ó™�ÓVØ×¦D,‘#’ë’Øæ#í·Ò‰Ê#šÝ-‘†##\DCQ</text:p>
      <text:p text:style-name="Preformatted_20_Text">x.-#~®WFËe##îI÷IŒÈÞ$Š@v¼pg†$#“ˆ#€#£:f#�yu¬çÔ*}##^¥•Gã­9.##¯ âÅÙÌˆ”¸“£#D…n)Ê·˜ýÌ²ËØh³Š›�îÔšö#]ñÇ½x¢þt‡w UÝ#trÝòó•#‚#½ä³³#¦Þ.Û£æý˜·wÈjŽp…ÿ#YÁƒ##Faü8#öÎ'Õ�°6ývù²R¯àS÷#…-µ#­ÿ$#'¿&amp;B#ÀAq##ÿWÕéŸM=èÐ#å€#¾°#4°áL°Õpï¹Y6Õcüƒ�8÷#„#6RM_#&amp;Az6šs&gt;î,Ã&lt;äµ”ÐÉ#©OšÁ}ã¬##ÍýtozÆî2#†üàgˆKÛžï+##¾RÌ�\¢:9l#‹³H<text:tab/>ÞÛ#&lt;</text:p>
      <text:p text:style-name="P1">Ã#»VMýS”ÉñÃ�#„#Ó4†#¢×Ä</text:p>
      <text:p text:style-name="P1">%ø¬<text:line-break/>Ç&gt;#MEP\fh#Žy±º�ø­÷Oïj˜†0¶ ·AtYál#÷ÀÆ^#]Ü#Pßîx´ñÅÐ,5ß&amp;cÊ‚#aþæ#&lt;t“#¼yÙÇgm7T¾N�0ÀÊ&amp;mÛ3‘FO¼#qÔ�eóMÍ”:#E-îÌÚ]u##ÇDË#�Æ¹'¦çQPÞzöCý</text:p>
      <text:p text:style-name="P1">q«Û&lt;ˆ_.Ž]#©#G@KXæKËê(7WH)^ƒ8#7j#Å›k’#1#¤Ó^Fç#ÙöÍ¡;˜œ=°0#?®q]##m½#Y¢ó#¸#!8#‹c7¹âöE#u##+7:–¿³à ?Mª</text:p>
      <text:p text:style-name="P1">ü#š^å#¨�k2S·þ‰ôñUA§</text:p>
      <text:p text:style-name="P1">ñJUé<text:line-break/>¯!G¶eŠ{&amp;�#k›j#Væ›ƒoû(ý:Ëý#eÛ¼–#ô�v—ZEja##¼mÂ#£h»ÐWAì{##(k{P5ÂDXÚ#ñ{½~‘ÿPçM¯/9L5 ®V#×�‰Ús­‚#˜±Œ›#"m/‡þ#p­‘ë² j÷,NsÝ#msµé#—ˆ—@»­•ò#aÞ†&lt;#</text:p>
      <text:p text:style-name="P1">çs#t…àjü^clàQ9CÊp:{þÉôwf‹Ë#/žË#SN@Yø£#î#l#W #ñWÕ|G¹tØ#šç_ã#ó3</text:p>
      <text:p text:style-name="P1">ˆ%wBlú#Ð‡ã#yÁù2nó²tñŒTI</text:p>
      <text:p text:style-name="P1">|_#z­Y¼Ì#J�%*¿~‚+#µÏ´ò�²‚</text:p>
      <text:p text:style-name="P1">##$&amp;óÂ‚‡Ò“Ý]%¿îUÃŒÛ8’X<text:tab/>#Ã</text:p>
      <text:p text:style-name="P1">8yjQ<text:tab/>Q?0b»Ž#{Àš]¬§¶¡ã#p±d3Â•jÀz#Ý‚4}”Ë6v#æ8è×³×#¸0¢JÜ‹L##0d‡†#ˆ‰#~Ô,TÃ˜à—Ý#<text:tab/>£|ž#mn(#U-’j¤š#æ·îÎÒ¯A¹„B)JË#.Ýv~US:pÎ‡ëÑÙl##}û##÷‚#ënD¦[)ŠT#–ëÕ#Ãc"ñ©%WÛI89­²ÿV#Á¹_1ŠdÄAù8##Æ÷è¦X`###×ˆ%î8Ý}µçdï#‚<text:line-break/>;ÚB%#~Ö]ˆ£Ðf�ùVr#ÄCD&lt;—]‹Âw^Ò#"|d#v�LbŠ½<text:line-break/>aØ2</text:p>
      <text:p text:style-name="P1">t�##�®i#q#cwŸG‹¦óÊÈêÃRüZrûjõ‹#±©y+–Ÿ–›#9±»JùVkÝ­&amp;V€Jò~DˆÐEœJœþGÐ&lt;0±å`Ö<text:tab/>W¦‰Ñ&gt;"$a#Ëþþ'dcÞ"î#þ#K¬##è§~8¢{¯P‹ì<text:line-break/>##Å«Ú##ËÞC#°_�#=ô#=]7.&amp;hs°Ï¦c1îî#bÌƒ9„#i �_ÙË¯R®#ô@±^øy#ˆ°KŒ^ï88ƒ##J™¤Gê#Š²9`P™�</text:p>
      <text:p text:style-name="P1">¾&lt;DJc�«ƒÂz#</text:p>
      <text:p text:style-name="P1">“¼`GKÕÿÌ¢­lø‡#)‰U:#q²RóMêå# jeÉÎ€#éjRp”~…z#ö#t.ïG<text:tab/>œÎ"6Œ#êgRë&lt;&amp;Ü5¶Hž_JMc¾v<text:tab/>EpiÂv°ÑCGv[À#ÀÙï‰W€©Ø‚Ôà&gt;N™.²šÕŽ<text:line-break/>#ï¡Ò#g#SpNl?Ü•è#çª#ý*@§YÔqŒf#ƒ¾ ]</text:p>
      <text:p text:style-name="P1"><text:tab/>vÄöùŽdŠYRö#Õ)ã#)"vd"æ¦CydþD„ÀbúÃµh)Ð¼ÆhIàÞe÷Ø˜ÀõBWÅô#Äré¯&amp;©Èçù1FÕ®$Á))ý7p²™GÜ(ÃÑ#wBövRË‘/I5:#+Ïe­=ø½—[ ébJaã#î�O#jE&amp;</text:p>
      <text:p text:style-name="P1">;ùeLB,kP*#6#T«)YÍ¥b'«ôÞ|#ˆóB#�Äš#DìaªÞ#Jö§Ë�# "ÑÆÕ#Žœ–“­°U‰¹/xá†ŠZfU#ð##rÜŒwq,ð#ÃÃf4£ºRU†Ê!r#ë`#r¥7cQ–L1#ffåÏO›£Ÿ#Ò†~q’†ÛØqûa=ôÒ^r<text:line-break/>=$iãÆ&gt;#J}#ŒA{¢œ­T7®F„°^Õ¸�~<text:line-break/>Óã#6Kü¦úO€Ìý¶#À¤Y\ˆ¸î`›_#}Ú#àê#}“|À¿èEw#¶�Zçœþõ¨ò=BU¹»‚ÚÂ€aš2õ}÷æ3ªš®t|½/ñŽ¯‰E<text:line-break/>ØZ+¡#=.²šÇå~žj#¿sÕ”#ÒIñsG‡Ü–œcÃiO¡7…#—A2É€‰›Dõ�àò##w0€ÙS2‚Úˆþ-Õ…#xÉ¨„7“�µf#+p#Êo{#žÁ(×ð˜vß´#’#˜9ª Z{ËY0¯¯vQmc=Á²Ûð%Ô7‡Î5~#O.¶ZýkzÕÕ#3i«n9u3#š#a#¹:1Û<text:tab/>bDÌ#±QØ#ÈT#€#¯U#c/¤d¢#Ì�³”3{#P1Ë¶#³¤ÎJ45wãtÍs*#»õ #¥ËIÍ_gÐó˜V'3µ€#e#vRy‹½##®øZñHö#@÷p#»k#þÀàÇðGŽçâ_µÆ�^ö‡Ý¥HjZ52Öœ</text:p>
      <text:p text:style-name="P1">½G‘RP#ð�W(•<text:tab/>ÏrmåÀpXÕ|#eEr³"ZÎÄEðk#A¤ï2Gs’L#b�ÈÕŒÞF§¨$o$»Š##IbmK#Ò¾‹:^4À#N{#võ)Y™)&lt;P©Ù#CÏhxà#I¤ÀFÕŽ<text:tab/>õ ,¨äróÊd[&amp;x°\|I*�8ñ¢¹¾p¨Û#&lt;t#{Wå##x¥TûDðMûŽ-¨ªT¶R¾�Z”GÝe[ÿs±)gÆô½Iì9=,##•[ZàGþl#Œ#ïˆä#×#Ý~YÇn»\j�‚oP&amp;@d#¤¹¤ÿ#h=P‚˜³ã#ô#X�ÖÀ#ÚõÊ‘‹´&gt;ìÈL#îÖî‡‡ü&gt;#Ä™#-¯R_#d½Û—#»¬VD\#9²#D;F¹U±ß‘u#ùh�,mùÐ°Æž#NÞoJI‚”ñ?‹ŠtÙa_¥Ô²„T.&gt;"�ÀøCÏ###¤ó¡U]Ê%�#Á�·ß,{Ä1Fö#Ñ†§í/i##Féì#\7#Üè®ƒ³¼%j[=#ŸËw##WPÌî³�Ðãã#‘±ÍM‚ÒCS(PÖM#jÅCÆÞ$]�Ù5ø�À?³<text:line-break/>�%#´&amp;0¢ˆŠBH#Ò�#´™À#Uó©™#Âì`îœñž°µÎbˆqÜ##¬§¢Ë[°:AËÈ&amp;"ôÂ�·1JšûNE„iiÕ­@ó</text:p>
      <text:p text:style-name="P1">W,#Ìs·Ql%L #Lð�R+�ó#É#ä##ïMèN#cå9#ÓèjØè‘#"—^¹”‘8W#™dàÑð##Ð¯###»h</text:p>
      <text:p text:style-name="P1">‚ð�{É­-vâ6Ú÷#‹l�ø÷#y#Ò}9%¿mPÁý¡µBÑ#I‰tR‡#)‚P-ÿ#×ò–ãm#$dT9^#Ók[#e4;•‚.85 èŽÃ‘wÔ±ˆ×Ã#‚</text:p>
      <text:p text:style-name="P1">1ÈÀD#¦åƒO›A1þ®g#|#Mh"+ÙH^æô—#f#t#»í¥#'#“ÆýoÑ¦aÇàÈ«[ÒçpXø%ÄSö#‚.~·Ç# “•¯›í#¥êÃ"Må#â###†Å”!­~Ìó&lt;YÝæ\ÛejkÉ#ÂúÔ‚•MßˆXÃÏ3rÎ@#n}^â›<text:line-break/>É\’#@ÐYzÁºÈ]#W¹“§<text:line-break/>½"§#”ªÏ#�nNwÞÁ@ì6gŠi\)•Ož#i7ü#ßÒîÕ‹ö¥]ø#¾#Ù#¿+Ø<text:tab/>”î#ë»N#«X¨é„Šì›8PCÉÞ…õÀ®s¦¦´v#ð##À#</text:p>
      <text:p text:style-name="P1">#4qh†à#ã hÁåqzXËÚ©&lt;‡ÌCô0@È(,Ù#ÊË#€#ï·¨ÎªÏ5±#Íi£�Zÿy¶4Ú ób¶ —t#m�¾x0¼ßÝÕàÍ#‡JÌ5<text:line-break/>ÏÊÎcý ~Aï$‰ù‹oÌOu*è-+šqê×[´�#Úõ##&amp;2û/ÕytÑ&gt;Í#z#õ3”¿=î*MŸÈì#ð##ž³'§ž}¯ i=NV„(¥©² LÕ$Q]ù&amp;I|ì<text:tab/>ø:î#”Î`Œ£ñ#ÓcXðí\lM#r#¸¬Ã*Ž1·º7</text:p>
      <text:p text:style-name="P1">l½ÖÝÎ!D#?M#ï´Ü€^ï"¸™²Å·Ÿo+Nà#’wL#^h·=¿°#œŒ&lt;8*Ø•{~</text:p>
      <text:p text:style-name="P1">­#cc¹ÛE#6E#¢xF#&gt;£ÿfè¯_#k:Õ—‰Y—W##`PÅ”qˆuŽöhAí\c#MZ€Õ2Ø…‡Loÿ€©ññVvä#£ÖLœ|G S¾éTQI‚‚Êã/T�¬"|ã–¶†…ÌM¹­úçPèµZe&gt;Ô�ë6•Æ���z·4‹ë´sOhå:ôóÔ×#³ï#\ÿ##;�žª£d(ÏËŠ"t!Iˆâœiã¦:î�8Y§û#öð2·“šÙIX„åGšÿbi‘tÝˆÀŒ½Ä</text:p>
      <text:p text:style-name="P1">æc¦ÅÍ#:X]#C¢ØK€µ#2¯£#åaío&gt;Ê�±Â9&lt;òß¾�ïV›&lt;O/Ð#Öƒ§.#x#N<text:line-break/>Ü¯§?0Ë)câ!#ùÕ�¤ÒíÈÊË#„kÀ¥.Ú ÍëÙ#7`ß¢éGßQßLP¥óq9˜5Ìiï-’Û€#0#éÚ*ÏG#k?ÅvÐ1²u�)¤¢ñ‹^#fú•‰oè§LIa¢ý�&amp;ÝÕ:Íñ£ï¢÷æ›»ÍÃ#­#o8²OO&gt;›™#}#8zG„0aHa¯½ÔðÇÁác</text:p>
      <text:p text:style-name="P1">­þŒ´Eû#ú»�_Æ˜¦Õ\(#Ìþ»³#és—#Ë#</text:p>
      <text:p text:style-name="P1">xÀ%—äò##SœÒ·s#RÁ#�DÅùîTg¥b0Æ|¦#]##�ŸNÉï:tE[ëì­äpéxa=h #œqëÝýœ¤WQ’5³‡G­¤n=B(Y#™Zé–wü^ü{çOV†½ª#&gt;Ì„ÌÎH¦˜�‰Sì.ðâ^ïlŠžä¯</text:p>
      <text:p text:style-name="P1">AèÛw™ó#ðÿn,~#ãšWušÁ»#9™œ˜âCÑ|X¦½c{�à%‰DžÆVT#‡wã~C¬~aýw‰+ê#â#K9d‘¼7f#%*'‰Kf<text:tab/>c ]Ÿýz1#ä?ÊÉ##u¡#U²</text:p>
      <text:p text:style-name="P1">#ˆ®W3]`dõ€»­È##³ñ#*Ô9é·”Ñ¥#Œ|Çõ/JœŸ€lÆÊ‚ˆÖÓ–Á##(„o»´¸Òí#:^Þýî#¼Ø')!™’‚&gt;›G#ªa&lt;·#ƒèä·#û#ä§þe¸##-ûfñ&gt;4Z’�\?«Ž½:.(¿@ñ5P]mý_ƒ#,×5×ÆIOEáò–•Ùæ/·�e##„ö«M`b�ì<text:tab/>Sñ×åUñÑ</text:p>
      <text:p text:style-name="P1">»¾#+Ê[qVËÑÝWÜ¡D&gt;aE¾#ð³ß�ÎÒH#W•##x/­kiŠŽ¿¥3§«›¯�#¯#Ü#•ðPê<text:tab/>¢§N#üã·Q‹ZßÚ•Í#åm€ÙÙOr¿Âð=2@y­Ìl…’ª2êXÌ²‰Ç(sI()ë¿V’›®¿�#W´ê#¿Â�¡Š¹£õ´› º¦¶R†ö´#©¸u¿)oÃ?!$üHD“¸[12?EI#¶#Û ®##ÛÄœ…m#äjlÙÛ¬ŠI™¼#´ÖÞ[É#Í �a{#Ä¢þ€6�®O7È‰#ð4[#°çÇé#°# âðÔÂð1§¿·#O+Þ”1¡8áC×wóœo#Ö#½#õL&amp;ˆN[#Ö»#ï#’#2##0™�ÿ*Xdí››&amp;ª)�#0=#@ÜÝO»ÍÂ�¥Fº#NCPyÜgu#Ëuô#�®#òê½^»¡èÒ è##Pk<text:line-break/>}ãjÈð½Ä‚š#ð÷�àiT#d•ÿsþ‡7Š»jÍ-ÇS:3#ª‹\z›­yvØ‡–X#È�#{è?µ¥ê&gt;|#WÎ#~àcQÙÍ2þçŸa¤µ©sal%ÞÔº%ãÞ¹Òé#¯»|#d"TäÂˆô//##GIDvmžKÅtœºÈÐF«îó‚Ä‹Ïä]Ò3äëµ'¥±¨ÞÃN�$N-©§&lt;ú=½âå<text:line-break/>°“<text:tab/>àye%/n¡˜Ö#&gt;§#}gû‚6#ÊƒXQBõZª#l#´†A™›#¤ÞÑ|Êk#¶˜</text:p>
      <text:p text:style-name="P1">xô‡ÈH…’#æbe®#²&lt;Ã5QXb&lt;wÙLJšX­#€n9)¬6YùË÷À˜Wµ#«¦Œ#Co##nÈJFA##äµ¸#wžpµ#¿mËzl:÷€„’D¬‰#.ŠC¯y�œdÔîÈ„YßÜ�š0�#®º#LÀK£!¢›LiOî¨##Ðè#1ä#%rvÊ#óàÊ=wÕæ`õLÙmV§$˜##³_#Ä²#k _Lò�!qË‰w#‰&gt;z¥»Û½·½Qù#——#ÅN_ö ##(›ŒÜúÅ#�…rT�æ D¾þ#íUõí=ÖXÉÂˆ¬îÚ÷ bÃ=¨e#ýxÜÈOT­ºI“…ÞRv„˜–žœóÈ1°&amp;##©éR cÕ6Y¡Ò#¯m¯ÔÌ…ãk#t©¸zPPÉ,<text:tab/>Í“f’eËý"kW†&amp;&amp;‘Ú'‘NÓÁ*#ö#O6ö¾<text:tab/>ª®ðCGój�£Ô6Y�Õ:·½s&gt;#‚Ú_+Ö³Õ#,©@Ãùzq•?¼b\º#o#Ñ'? F7ó‰yÌ¶#Àuq³1œ;e{1)o)ñ0h|#ü<text:line-break/>¥#&lt;è�œ‚Ú˜Ñ^Ï5“6#É½¦èÕ{F…r^+®#w�òæ«÷_…Ú&lt;‰ÏN_)k÷3ò%‘#÷(_#Î)</text:p>
      <text:p text:style-name="P1">###ñ“7#d=1é–žÆã#ö•3ÑE63q#naôû&lt;ú:KtøµÎ¹Êò™Ze3#úæjC“8ù#çý*Œl</text:p>
      <text:p text:style-name="P1">fDM#‘G)#+˜#/š#m#O¿VÁ‚„K</text:p>
      <text:p text:style-name="P1">ìX2ØZq,mt%¢½R°µÌ�I#üÂÒ¨†#7$aæ</text:p>
      <text:p text:style-name="P1">à½m#˜Hø©˜ªf#³Ø#Ï{wC#óÍ#NÀŒ E±#¯€Î=¹wm»BÝ¿]¸¼#Z</text:p>
      <text:p text:style-name="P1">¡ú;­CtM|û âÂ›¯Bu·à\[—ž6|n·�#mHÍ#Ý£#¢¥’üN#¡%½Á=‰C‚š#Zæ#ƒÍ#V¬X:vŠÜ+#k×©šZ"#”¤ÿB0Ý_¸ÄXÏ©×No0Í#rG�qÅ~FÊs#âÁt6“¬KW7ËED�Ü±Ü^Û¬™S«€Ö#†Q–vj²Ò™æ^²ÉGUyl«Ë§=^L&lt;¢º5¶'au#ie,�-xà?ýšdv;áÐ™1&lt;ªg#=##ZQ¨ŽÏ„œmO&amp;ò#%…âÌo#w/”JŸ¹”#Ü¨uI5RìŽ�d Â#Ò</text:p>
      <text:p text:style-name="P1">þÊ##…õ;p™Á<text:tab/>dÕ,¯p²þý</text:p>
      <text:p text:style-name="P1">ì±’xØ�”#7áì<text:tab/>ç¯ò©f#DÀ<text:tab/>[§ê°ÕÂ1 $?_#¸#™(Ý{�¤:çþtA##qx/tù¶##™Pç© Öi</text:p>
      <text:p text:style-name="P1">ÿtÉÈô�³{r###VIL{Êl</text:p>
      <text:p text:style-name="P1">7#ÉóO™�ðÒ‚OÖä€ž Ï—\­ž¢0#ß¡#[#–z#'‘</text:p>
      <text:p text:style-name="P1">Ã¬Ax«ŸAÝšÍ™ˆ&lt;ìÐ#####Í{ŠÄ¬f#­†#.À##[—#•Áú‘¥X#êó%õÏ)#4´Üyi¿Ï*”òzz7BPøÐý§VNš`õ#Ÿ-]ˆ4|³—‚CgIK3£ $‰ã*#»9I</text:p>
      <text:p text:style-name="P1">#ÏÁ#z‚<text:tab/>Òxl€"P#_X¢ð¹¢“†OîãÅ‘#ï£hÑ¿vÚ•Bˆ$–­#³�ëÐ¾õ¯³æzšÃÿ[L#y##å(nÓUú3åQ#ù%$#ü”W^*oë™Rù›#X‡a\ì#ÀD“#§òÂËšn…ó#ecMÏC</text:p>
      <text:p text:style-name="P1">ÿ‚­ˆ­íZsÚ##†ŠYÓ#Ïˆ÷0[Z¯—8Ó#q#J8¨KçÏmA­ç#</text:p>
      <text:p text:style-name="P1">�Ö¹�##„m³Z½šúDùØy?e“¸»Õ##ÎzsmV”fsƒ†æ0©ü¼„„¸Ý##iÝ�gBòNC…'}&amp;fˆO«7¥¿ãÅž#ì™”’b_�Ï…õˆ‡'ämÓ£žRy§Î_‡ÀšÙa6ò#‡Nj</text:p>
      <text:p text:style-name="P1">ØQÑ”pLÚ–Jhþ,C¢²Õ¦Ü#±ôŠ®†¢JÖ3«Xñæ¬]o#’'ÔF`²#ò_³æÄ*qÃ “ÌXÉ~Ž€î#©pŒ­ãÍ¸±Ï8"^#¼�ÿ#×AÚa­eK#á+ÃwÉdY�ÜI¬ÃŸ®ƒþv~HÐ,3S#Kc@Z<text:tab/>çPK¥üÜ ŠµV¾»?Vmjæ&lt;ˆØt#¨ê[í‘™Šìvºû#’mÈØ\â¦[”4#ÌXWB»û#àöÉÑ#&lt;‚G™&amp;‰#(…###ŽÙ•ë‰Èó#Öy##¹#.#'#Aó<text:tab/>HNÚ"#ÐðaŠ#ŠUì5t#P–Œ({#ŸÏÔä#W#�´{tonv=­¯Û¨pâÎF#ùÑ€dñáö¤†¤5ä§w�ç4IôwÌ^åÌ»§###„(Uñ$#Õ8@ÝcvTÁ#˜Òï&amp;¯�Ä#™¦ ##îåK‚È%]#Ø=¹ÿ#åª$Rùk×¾Y¤y8#¿€1°Vž;àh�'2º#æ•Câä{K”Ä å0#Î]…#æŒÓ,Õ+á2‘ #²#TÇÅÏ#‡T¼æ ½U²è‘#¯Ç#îa_#�C5SÏmá+@ÐÌWá°|Äz6‰!;8Åk˜#4[^ Ÿ###ðKª§¡òªC�#–ŠÝ…¢rÃûEÁ#]r3#C�Z#ù#„ñgòuÅßÈDc%oš&gt;øÔŽ?ì#½¡°z…tj#.X‰Î'_#@ˆÅ#} �šñG,äô„|æ¥##ü#$Ç7 U</text:p>
      <text:p text:style-name="P1">-d¾Ñ{ñ´#;0c|Ø”_#J±#ò#º%@çh#¿5X �×‘øÜ:#À.Šæ+¬#®ÎY*a·YŸNë©®u‘–#L«#5Ñ~#GCÐ^››ØÍªŽS®µsR¦×’ýA#‚fK�J€·§Kýcâ�L#‘Ê#ä§aìJf#©WÈ.ÏÅ»ýOÓ<text:tab/>V##­¢#|_Û#Ôé_jÍQ"ÕµøÞ\õ£®fìÁæ###©¨R§6³X6‡H–{†ÏÆpq8C£¹Åúk§##úÑ‰ÜöW"˜Ô#s—Gåÿ##q[#ÈkÏY5”NÇ�˜Ë„*²í¼#*9œ³—ÿ]#BŒ¬M#“X</text:p>
      <text:p text:style-name="P1">�#½³#{†#Ê‹j#Çæ§+ohÍ?L#KÁ@tôâð#2#µc84e g£Ç¦5º9©²]‘xö#úäð¥'þ…ähÇL_Ä<text:tab/>ÝóŠ™ü#b#™E¥1sØ#Ý¤‹Øþ”ÍDê }dRÄž'Ç#Ða2üO,ªnF ¦Ž»îl×‰_'¬4¾GTMê�Ï¹<text:line-break/>±#úÇK:E##¤®“U‹õ!Ãv¢N0#®Â#ä»`òqx#f###.ëÇ¦|MÆGì·E&gt;$€#ø#ÎLôª0®âÒ#‡\†Á#ŸAŽtÙ©YVH#OK¼†¥þéenø‘ç<text:line-break/>¢E# Bcò\èÄ0g)ƒ¬ˆ&amp;DÃ$(wõ#4¡0ýOWo‘¹÷…×i„/2�kBâcË1e3O#qVU«!Ò_¯Ì`v“JY6$«Ž+”ü#€e¨¥#ÙñT#‘Ó÷œ0˜…aE</text:p>
      <text:p text:style-name="P1">ôe©#�—æGµ#ð–_Jà³##-æy„<text:line-break/>¡cVL¨#»#ë[hqòíGð_]Šc­Ä0##äP</text:p>
      <text:p text:style-name="P1">mš0,î&amp;²mâäÄ#è–FúÝ²!y`OÒ¢</text:p>
      <text:p text:style-name="P1">¹ï¡##&lt;1Mz.Fç‡ñö?äÌMosÏJãxºÎ^±R’#°âÙzÔËjÀú|C�»âØé0—B»$ÜÝ.¨ì�®G#³»QÃ#T–þ=N´¤&gt;©¤³§c#bX(</text:p>
      <text:p text:style-name="P1">D¶+u<text:tab/>4Â##0¬sòLn#</text:p>
      <text:p text:style-name="P1">Š–#2¥ÖW^ÄáýAh0®¿¹à&lt;ûeC$½?nÎ#‡_9àjXÄ¤tŽyÚÏÚ•‰õÑ:òQ2#<text:tab/>ž¬#õZÄ#F™ðb# P–q.WŽxª#¡c¥E,CÏ`„h"jŽ×#R</text:p>
      <text:p text:style-name="P1">´uÅè‚¢#eÆ5Áõ™–JçÂØý#Àtì2#ß5C*uöYOH##gç@LÉ##µ#<text:tab/>¦s!HLˆ# £ </text:p>
      <text:p text:style-name="P1">#þóŠ)#{btcÑ##‚˜Ò©#àÊ&lt;#</text:p>
      <text:p text:style-name="P1">°H¦ã…úap^äc#ŽrÔÍ/X#¦§\#çëzÔ#SùoFl#“"c�æ#TQ#3D�±qŸ#1ŒD¼ûi,#“D#:= e¿6ìÊ¼zKÛó|Ö}Ê§~«°¢QÁ·‚#­Ÿ\÷#Wô#^×ZïÃ¶‡�úÚ‘æªÖôï—#,œpïPÎh##9#bÑ°z—ÏX`c€<text:tab/>‚Ûãêðš#Îpz^Ò^©8ƒ%™B ]#}:*Ð¼¸ªÌ™5D0Íü##±sÄ!<text:tab/>zÜQ©¬.#t�#†6„úëÝ@Á@P<text:line-break/>„|Þ�¬ Ò&amp;#…òbÉ��.°p#ÄÖÐß”#SŸ¨#O’R=þõ¥0‡^ÛÑ¶Ú]×fnò-SÝ¶ž½¦#3�=#=@¹‡åE’;¡aÆ­²#3J.cœÀŸ#¼##ëœzð6íãš•#CÁÈ##Uhq!¨ªX#j²'¸ßN¼#ÝæýM¶Ø§&lt;ËpÒª#‡ašÎNÝåvÒ›E‡ÃÚ¹ü##“#a#Ñ¯B #}#µ#]”J\rºþC#Uô</text:p>
      <text:p text:style-name="P1">¬Ì‘è3Ð#“®ÁÄ#N¥y´úñvçyW#44ÐWÂòì=&lt;#àÍeè#5##{ýKš #.Ì#P¶!…×‚-Õ©EaAB×þ3:j–ö±›‚aäÖ#@Mô&lt;ÕÞ#</text:p>
      <text:p text:style-name="P1">.i#¬I@ÅÐŒ</text:p>
      <text:p text:style-name="P1">4¼bY8#÷#çÛò&amp;˜#Å]j?áªãTñ¤#Ð‘-“«Ž¾#Ö4“##1WNØU€~%%W2†Pºc\ú.‘Èšp®@Ý#�(bœ60ö»šÖ*#b*t_u‡‰š�k9+ÖÔV÷k-¬oð#Ëº'ÚÞ¾(³P_–9«PÙä#âé\ó#î—Î###Ì¹6í;ö¯W…Í#‰&amp;#{#”#¬#ìtÁË‡$´Ÿ#Ã~ûáqêB_¦�¡,›˜æ‡s?`GÆvž$k#ðt4-]q¥ÞØð$#¹\àÚR+¿ŽÁ8³üJØ­ýtŽ—Èm<text:line-break/>ð¯#ó„q•É5½o–‹b¼#´Þ#ëv=-¾#KŸû#DlˆA•õ{éE»¦#�§##ï#¸é•¤#i¿âïV—#`ãË8g8›#5™-è7Nv</text:p>
      <text:p text:style-name="P1">Ü—©|ßó’?î#¢zsÉ#€g,k#5&gt;þ}s†ê:ú-›³<text:tab/>Ñ6:nÀ"…É„˜ih2#EÔ¨Å4t…<text:line-break/>â²#Ž*ðm,C†Ó07˜ßêF‹:Y#—.X</text:p>
      <text:p text:style-name="P1">½P¿$¤'¬•§¾?Íl#{w*õù·+Ûè°èª˜#¨tÏžr£7ÝEsÂŸŠ:ôµ³Àœ*7Ä2.Þu‹xZâ#G¯CÁÝ#L%/#Ê Ÿc##ù#7#zŒsã«#óVðç†ÔÍ›.Pe¨æŸ#`</text:p>
      <text:p text:style-name="P1">ˆÃ&lt;'hlltª<text:tab/>Ê#[±J_"</text:p>
      <text:p text:style-name="P1">é¯•ƒKe#ï+µr:¹ÄC—G²2øþ“)#z­„<text:tab/>ó$##»42epž¨%qF#$ƒÈ#º‡ª»À½]O¢§T¯nêÆÚà(¹¸i)VÒíj7â#</text:p>
      <text:p text:style-name="P1">»Ÿ#ømeÓ#'#”U#\B¨&amp;ŒÎ#Ó€Þ™DíšÝ(Îúƒ#–­»ªp # É#ü!xcŸ¯û°®�ÏùÓBïÄ/‰3åNtÚÖ)Ki?g“!_¥##?Š�¶#ú§¢óVüF3œ‡=XPUœòš4º)“¿G#68x¡ò«ÖMÅ³Î#€“å4b$Á‘Øoü$¨j£#±<text:tab/>gäÇnÕ¾¹ËG•ëé¥´.S4±C¿`[@Sµ÷®näá‰#,�ø{§ÉòÙ2Ã#ÿId-e÷É=[\“‡}F#çh\â4b‡#Øv¤}m#°Š<text:line-break/>…îª'õxÚò#Îa#Ž©Èy˜eHD##\}ðíg{r´ª°l¯ã%pE¥�##Ýü¹bBc~¤“øõ hŠxö;##V¶·X##�#q×‚Í©éUu¢€8Ë#]K(²e#%‡#R––ú±#F~_®ÿ#”#-Eäè4~Wr#6ódéUö«×Î#žLmÄiw#D€L¥µÉ#9Ïèœ~¨®s]¡¨=<text:line-break/>R&lt;Ü|ž#�m*\Év#Ix±6#Üî–"Ðjt³0›¼k¬7eüHâ¦ÖÏæ›àWÓ#e¬”Í3 #¨V#7òƒ¡Ëd¦×œ#C°z#®?Wè¥å#ÿB9ñ³°Ãz³i.·#Ý˜¦F›ì¤á±Ì_#(§É#H‘!—»ÿ#ºp3§Úy †Ð#Éáî·˜f<text:tab/>ûX«M'g?‹6ó~£6#v##š¢ƒ¶Oß$5–p�î8]NNýÅ^!øÏ%##×P”¹=‹ÖÛNz×îÌ,‚]¾Ó,¶Ëó<text:tab/>tp±™W*0’qO°Vîigý²E#^R¸WÆ#5ï�#ÌkŠøÓ¾ÞC×x&lt;î´#vSþ]õÈäBç„LC› ¸WuCnÜQÎ›ÝE·Ý³#;YÔf¶]Ÿ.<text:line-break/>sœ'Q+###.Ëö0#ÁÄ±�Ë?n‹#T/¯#E\"¸îÚ0Q§5</text:p>
      <text:p text:style-name="P1">!º²—#‰#âTà¤9#¾Bæ&amp;ŒS�ÌÐŽä7­ÖP�!‹�íþ###®Z#+#¼¥ÙÂ)é¹'¬ÒL¥†Öì</text:p>
      <text:p text:style-name="P1">#üÒ¬�S«ŠÄ¶^øjƒ±?/´äÙ|\h¦&lt;¤ç–”!</text:p>
      <text:p text:style-name="P1">ï&gt;#</text:p>
      <text:p text:style-name="P1">Çïo³ªæ«ü¢qrxe¿O#G…fˆk}Ùöì—ð&lt;É¯ä´„¶À�·q)#à5Éâ,i¤5#</text:p>
      <text:p text:style-name="P1">y¼Ê_]Î`A½#óø<text:tab/>µ_</text:p>
      <text:p text:style-name="P1">TÔºP##ÁëâØÂ6#xS0nÖ#ŒÖxÿ$ÀQ“^ ˆTioôÀÑQ��$]´rI9®ÔøÂ“&amp;#r¡€ÿ#&amp;Í¯p#�ÜÉ/Ó#ÐMÑ*ë¦Qc#ø�#D¾[Û#òE»°#Ð½*üù‚"CÃ¥—�†#‡ZØÛf=[Ú#k#�M&lt;‘#¹Ý»q�17#‘—â&lt;aNnfi#Ëý#%¢Òù2…ÔdvIG¤XûÎGÑøJ¢ª#¥¶ªôº7#*t’ÄZÄg|£×š¼’ðâYÐ0Œs®Ç›“¥Ÿº—###\#¿¦#</text:p>
      <text:p text:style-name="P1">ú^HHéÉç1ðƒ�#sƒ]5­Z2’)hƒgžpÚèÎ¥ëcÜ6À$ºãÎž•…'©&lt;ÿ#þb3Y <text:line-break/><text:tab/>s###â¹¯1RÄ(ÙŠ¿».$áèJð[ØÀ#K##Ä*2ÕÛ-ô}…ÚËOjRØÞ�ÆH¢##£%üÿn§f¯ªŽ=¡¦"¼®¸K�4qO•Â[:#§Ü‹L~#Ôf95<text:line-break/>+Q(###BO##ŠVÄ#�Ûçt”û#Œc¦W#Á#³£­# (#X€¸J6C`aL¿™¹LÌ<text:line-break/>*Òæ9òë6¾;K¡ã8ŒòéÆYÐ#"4Èbõr­W¸#Z�Qrœì#tD…Ãe##,žbÊÇ#:ÏþÀÄŒ÷,íbpvn#6#}d¶¦ø~3º%eï#R”¢Ï/*vô·`u#€#&lt;#q8…0kÂTdªŒBÌÓuléÏ�Ò©+0ºÂ¶…òG�ƒ:@(xÈË�Ý</text:p>
      <text:p text:style-name="P1">/v­ù¨Ë#S}1H~4¶É�Â:ŽÙ°‡çû²Ž‘¬š¢v„#�#!„ƒ#ç#Œ,ÑÏáÿ_kÁHÓ%…#™ß*Ì;4½Y#£Ü˜P#‘Ðl#Ò8X´ôµGÀz##b#;##<text:line-break/>�F#¬â’Vµ#‰óh<text:tab/>ÕêkB[µ&gt;·¶#…<text:line-break/>"€!ù#áÎ¢n¤Æë&amp;ŒÌKq‡cUÁ9-^¯#êŠOÌ#cÞLQBþ…&gt;#K#²#i ×«ï#¡Ð1—©šÙ”eTa#Å9oðãšñÚÞ±,n$#Äâ*Ëixƒ#]çÔ%9´Þã­µ5o#eY†&amp;¶0·Þî#ÐºMsfÀÁ#÷è#ºF]Ö#ñ¤°nÿ\DEå¼<text:line-break/>}%#P Ü&amp;˜Uá…Çj‡7<text:line-break/>‘¨+ÙÄ#™B±Ð#ªN~P#Æ@¬µÞ ’ßX#8#7$x#ºŒ*|y#ÑÈ…A^‘/œ¦¢°÷Õ|¸¯UÏ##µX©¤×2Op™Qí¯…y•€#&amp;§bcoz|YX8gÁç…¯„Óº‘#¾E­&amp;#ÄDGNÂ…—#Ô#è¡‰È‘îñÔ#@PÕ#ƒB`NÿYQDY¨#²§ëÿ2#å8#CÝu#ŽŠ#DSKÙš‘Á%QÒ#Y,¥;éÕ#uï#u4&lt;M+7+y&amp;‘ A9ö@oˆ#‰€®#M#çMå0æ#Àú5¥¬I¯^Í6m}‰#þÖ#ø[#e#yê`#»ÈtÜ#²S«8G#ÚXÿz#m#_‘#¹#ñ#ê¨jpŸv–ÿ~‰@#ØŸ´¥Ìh´F•<text:line-break/>ž#ÐxÕ#˜f#"À8/cŠÌîq#DàcÍ®W÷k˜Tµ÷�S²µS¨5�dÙ0#¢½#àS4<text:tab/>LÞšÈ½|ÐµØ#ÓÖÓ|oÆö¶™¯ÊIÅA¹4ó#=¢e§ŒX#Û­–@†#ÿ~ŒP [È†‚0’Ücû#vÐ&gt;#ÃÐà#®Ë¬ûšEq•ß®°_ê‘Jƒ3ô½¤§#6fÄ°x„-'Db¹¤#Ô#óÃ7gFì&lt;q#{µó<text:tab/>“ÿ# øèªö˜œ�ÀÎ^`nr#”#ìÄ³#É´³á#«TýäÁ'p</text:p>
      <text:p text:style-name="P1">¶·CÚ#�Ê¿âd…�#S¾{²ˆ&gt;b~ðÖ#¾^aèäGõx³‘mW¼Y#Ìø¼å_:f#s™Ñ!¤ÃÈRîLxz#àÁi:*Ä###„#£¡Ð�–#É##óµâŸ=äŠPç‘##Ó¤ö“xsP-Õ0¹(ÎteXC†?€T¨†‡�AÛä#Æ�á\Uf$“Åð­KSâ&amp;ü5#)ë#÷{YñYE\­ùÒ #î#œÑ/^Óì”—Yræï˜ÒÎp/™#;…˜‹S°ÈjÜoé+ä�W÷âÈ#“Å?ôÁà)+'Œ#Ï‚B¸ˆ­êÄQÊª{ö?�#˜dY'À±' _#�ïÓÆX‰¡PÆ´£íœ?ñ‹tuåñÎO`ú¿¿êúÝ#y§ðä.0At�Õ?ähCÃî7¸ÐªKY¤Ï&gt;#¶¦#J# jª¹ HâØ&gt;�[ÀåÈu\ß##?Öb3ó»�#ëh#è�#jéxäÛC�#IÌ™+G¼Ãò‘ †—5n#3�#<text:line-break/>OâEµ÷´±É#º¯l+#å÷}.ïœ¡¹#9(�q¶cå1®öÞ’Ö¯lí0 &lt;ÑµÍ##¬þ#æ###©#�Ñ#À&amp;b‰<text:tab/>Š€2„7ÅÒª8(ÿA2^·+@%Y&lt;_ýµ…Úo/Í–)##<text:tab/>·xzˆ#’Ÿ®#U<text:tab/>æK#ãJ–Ì•¸ÊUÃ_¹¡�ù5n[ƒò1!#`�xö!´<text:tab/>;ÞæÍ#�Õ{¯·#ú—Ù"#só#%#�‚K�PÌš%aIš�Z#‰W!#;™“ù à®”!-^Ð›ØC´ÿ#{#¶4ª#‰#b#+Ê#¸9™#¡"¼®#àK|r#÷÷^�B�2~#KúJ}MÒÀHÅ+¨²;2¼+Aßl|œðµsw¶GÔh¸¯˜ôü#~¹ÊÙÎŠn,*Ú0}°_éÄñâRjË#!Djw£š##…œ*#¿Ÿ#àT</text:p>
      <text:p text:style-name="P1">°8M##¢$¤f½ò¾šÂ¡�¼øÁ#™üRîB|1Ð I&lt;Y#Þm®¨Ç,)}p[#p�ªLOÏÓš%—&lt;#ûFA0ž�a‚l2š¶¸ªÅØŒrÊòôW®J¤#œ„“ÖtäÉ#ê ïF¨hzo #P}HyežUÿ#!Û»Ñ.: #ú€šã#Ê&lt;¿:Ÿ#`\›Üb•˜KÇ#�´‡#£«\ìN"#!<text:line-break/>§¿qÊùy—„\ZÀ#‚)j-´%J·)TõA“�!…Û,�F/·lée;lÅŠˆGÈ#u]üÄáp1Ó¸äË#«#o#ú›[:5#lO‚³#uP#‰0(÷pÀçø#?ì#‘#/í)­dÞ?#ð=ÖU|.M¸ÁS5‹_³:…Ça5hp ¾÷-˜'L#‹#}k#àïÉ¶7#ƒ###Hë#î7#—Î##Ÿ›#l•}“Oe‘çÂÖ¿<text:tab/>#%6 ÄK!F6#$Q W|Ô#^WÒ;è½#ÆŒc#M®ÙÔF)|yµPÇñ`N²<text:tab/>xÊ#f´e’¡l„#iV†�z&gt;#IaTzø¨d<text:tab/>.4#é­’EøË·2W)£I¤ð|³°<text:tab/>9Ét1€#!›¤*0#æssd]ŽuÉ3+s‚#c#S²&amp;Ì#ýõk¤w###j##FKz#ÌU!7¬#À#‚ÅÂÅõâ)Þ@‡X0«âw³c¡ì##¡#¶#</text:p>
      <text:p text:style-name="P1">êj­ëmý[.a‚Î§�PwvpV æ¨&amp;yw]ü:Ó×ªñÁO#F<text:line-break/>ºz##‰�®nˆ÷ÒñÊ¾ü</text:p>
      <text:p text:style-name="P1">üô¶ÌÍšCM#‰ìj#Ü#MvÎ#Pnfv9<text:line-break/>åùV~ÖÀ–,ç‰‚&amp;#õÞìØ–÷¿6#ã#[%žñTÏC6Cj#—r­ðÖ#Ù#æö#MÙèÿ"|ÁB</text:p>
      <text:p text:style-name="P1">ßàé1ˆ#Ò=´öÈ·g#jLwœêRµîazöW±R</text:p>
      <text:p text:style-name="P1">#Þµ‚</text:p>
      <text:p text:style-name="P1">Uî#g¢y#</text:p>
      <text:p text:style-name="P1">™¯ÉçKð#æ#cjš#ãvžB#ÂIÂv´#ø·KR7ÅC#Iþ”X—�#›Òák«¶†#Œ‰¶–XË½#_#</text:p>
      <text:p text:style-name="P1">=[3CÊYÌÙ£Ú#Í+âþ~îïãp™~Ò¼$…È§s##sµ_0'#ó×lù‚{E#Té�â§x›#´ÇßEÒâÀ#Áä^t3þ}<text:line-break/>Õê9¢�f�e#×¶¥Žœ$Ö®Ÿ}#ŒÊHóC##Œ@!˜œEÕdÙN@-o+†4¨?ôPö~#E6ap(ªßne#P+ÆÀ#ŸÂWe#ÎBÁîâ“tÕw0Ìo çµQ£Éè#Ñt‹Bi*œÒôOªØW=Þ$#5Ñw#ÒC5O%xà<text:line-break/>ÝZÖ“‰Í´åR�)ù]/]ÔŸÆe#aYI&gt;ƒ,0“ª9Æ¸##5}¡pWešH£Æ]V¼0Oâ[ÀÊ¯#et6î6)i#��#J###„#ðàõ–'{ß×0<text:tab/>Ÿg C,:r”Z² &amp;Ym¸èl#¯#þ(å™/ÒœÆ,7³’#…¹£&gt;‰–ÚR”½7ÇY¡®.ä ÒÌ#;�YV#¡#ñm²�Î]Ì½É#W#£Át½#”¡{pÛ#çú#¥U�6.�äKÝ²�Q¦ŽË´�¢·OšŸ™ä·ÁVB,ñ÷=ùÒº^#™�æÕrƒ¡¿¥�›^´zó×zsR#È›#$W#o11€v0›”õ#tkL¨ÄcMN³çK#d‘¿+öfn›‘KÞ�]m#[cråÁÒZ�iÂ#DžÏ8M´�6¢/S÷=…%&gt;W¾|#P(&amp;�ï[#n$�v#H?!EÀü#ÞÈÐÛ0�/-¾þiÈ£#�þkœEïÓ#DÒÞT(«aj\²#%gK6#Ô¸–‘uk¸ÁÎhÛ#üöûiHZ#¾##‹¨Dÿ&gt;N|ÈTéM#U ##ŸäôÎ¥Oý£{�Ä¨y«¥ÇŠÁ?£E 1éèQ_�i6ì÷#¬D•£üVA§#oñuuY¯˜Q#�¹¼#—Ëÿ^¹‰#¤‹ËÐ|Á4Úïî�#»M8Ê0äùa@9g“eFij®#ù</text:p>
      <text:p text:style-name="P1">,#n^Ÿœkÿ#$ù¶o(j¯ÚçùcŠ\�š'6i</text:p>
      <text:p text:style-name="P1"/>
      <text:p text:style-name="P1">##Ø§y‡•­z¤Þ#m—¼#r^f<text:tab/>#-ô#xÍ‡„³z�¾”ñ‘=#‰_#×ñÅ•ã‹äx#Î”D8Œ#‘#¢wZÆ#àô‚\Ïe;¾ÃÂïm1~$³4ó$ÐA¹�-d{þ8*#AÆwÒòòý&lt;Óè¦�DXAåÔ’»O¯¶ß6:Éó¿Íß#W#Û2v/</text:p>
      <text:p text:style-name="P1">ù?È##²�"é#<text:line-break/>ôv#�›+šG]¹6###ú#Sò–›ÊÕ\Ó5ÃÓlo˜•2xØY³K×ÎVicñ4ú‹#ÚxHÙ{ÁQ#'ƒ^#“(¢²�œ›#$öëz†çÎø&lt;5^œ—|Dî#å`¹#</text:p>
      <text:p text:style-name="P1">Û&amp;#M2#ì&amp;’È#É#<text:tab/> ³’w I ¨´ÑÖáÉeå7êñ#z,ÝQ§í[ðKõáã þÀ[ LJ7÷,ÜRc¸6á#p#OkD#IýÂ†�}#!g�ˆ¹²#ºˆÕ¢ªÍ#œ©B4zJ9íŸnêÌñ#Öóã:³$Gß#ø¨~Ò †#š]#&amp;TtŽ¥ÐÖä6¤ÅÍ²CÎ KÚ6¨ô#Ð�¨WþDM1#ªÉ~ÆØ*ÇdoÃz¿ý5##KðÙqÛfHKi#æCHr»Há#Ä�‡å‰Âl`öº</text:p>
      <text:p text:style-name="P1">x$dº‚7(&lt;#L`\#X=#…WŠ ù&amp;¤Šƒ$Ó·°j®‰{�î˜##N%#®HÌ�‡‚é6#Ð¼‰È&lt;”‚si0kEhÍa.³E›‡Å¹½</text:p>
      <text:p text:style-name="P1">åfËa8Qeà@…{Oƒ@8�µeÀÖM5P°U^µ†Ðpž#úžM„Ó¾Ö:<text:line-break/>#—|;ù/PÝ‘#€®¤˜ú¹íîIzÏ#&gt;ŠI�46îàG$j“UÀ^Û#0#Î#l<text:tab/>1�Ò™1=&lt;# #9‘üÜãŒý#úÇÄºÍ}Ðüe¹“bú�‚Nv»]¦Ý³½b›æ#DªD#CßZ#.x—Ï}¢Î#ß#ÈcÚ‹HâUÖ#*³x4‰W#6Bðß!e¼±öÖ7ƒí¬RÊƒ×¢ÙâBkŒ5###½çÔ2XÏÚUD#z„ úÓ·!##&amp;aÿ}#ó^‰1¶ø44q¯„#�p#žŸ#†ì/Rÿ;hÆC‰Šv´l³/ã®N#wT§Ùi$*½#ð²ÓÞ¶—© Éb_Ç#E-ºê$^}:#+Vé#)~<text:line-break/>_N~AjC¹Ù9avO€€ãYˆ§ ëj¥�EªVjGšLGä!×ºÈ®ÓZ#I{®¼�%Ó”#vö–H„3u’*ín:ëÂŽ\»Œ#'#ò@é¯tÜU�ú#(Ü/½,Ø]#ˆ @xÞ/Î_Œ¯¬5õMèÛ##£;…ó%Éÿ#Å}žÒi¬¤±ÙK®#ß&gt;g#xÖÔÀ”_ÌªXaE†;êNû×#\)�tÜ³ž²\ÉìºLÑm}¤€ÐMÊgMÁŠj)0ëpuê[#%#�#ÑR·÷ªæ[î#d»ÏìòéÆñ#=Èñ##þR¡M�ø×·D�¿i¤C#x#klŽ¢#ß³ô#¸å@&lt;w2L§7Ñšjr¬=¬VŠ<text:tab/>e)?Íl€W%'ŒMU%Ÿ“sbOøB8˜ï§Ãõ\0hJîõ8 Ö½ûî#�&amp;Oóÿc¿á«Ö%i#†8•#¯%"#W’Â¤�ŽNs#</text:p>
      <text:p text:style-name="P1">ö‡‡^^±^Š</text:p>
      <text:p text:style-name="P1">¬«¸r÷5…!®ç�ìQe.…ƒ#!5)#s¨–#œ§ ñO�fÓ#þ^Å�Ò9ü#ðTD‚º#8p¤¸o?'»µI##£c#¸{&lt;�õA.Ç€%#§åF#dÍÜ#™¢ŽÔn¹µDŽ@²ù5ßÞ Í«©&lt;&gt;³;‘C´Fys#ÔPåïƒv¹ÚáyE¦eN#iY#Í#Ò#sŠ#ñŸäÄ,ObÉTðÿ0rù°¼¦§ö#RÝ£òÇòfBbW±/#¼”$½¼ø•Vp¼L‡—–I5‰Á</text:p>
      <text:p text:style-name="P1">-v3Q¾17#ö^uubˆ«™Í¡‚!#ô“öp­—‹<text:line-break/>rí###©P›ßÁ.$a[˜¥†c0¦5;©dò§Z}=Nf#yÔFû#DÖ#Ýnµ*V¥jvœ…Ð#¦˜79’I&gt;õ?1í4S†‰4#Uc†„o^�ä‹%‹ù.p#]nLÂÿxµ<text:tab/>—#cÒkï[£èÏ##Žu&gt;8aŸyef#Ú“•Ý“ê©'P—˜xÙÏK|!¼{¾1Z&lt;wè##b#‰Þ##²A|¤Ï’Üó#¯«³n¢1½E�ê]ˆ·ŠÕ�@ÇâRRH=Ù<text:tab/>C#"ªÁö#Á¤üß†®—q›-‚###Ð¹U #åç#Ò×%#Õ#'Ý†�eÃ#3™âãø##¸¢#ºçæ#‡‘Ù‡»jÐ)ã{«‰`òúè×#’ì­bó#V´šò¦#h�u#</text:p>
      <text:p text:style-name="P1">ï‰e#óªË#¢2 p„á�b±™d®r#«Gâçã&amp;ðN«#)wWÕ®#e;»2KÏ°&lt;D¤#ŽÁšm#xŸ†SWqQÖ„J#!g@:�#Z;ç‰‹ëõ|+Š&lt;ºv»#xäÒ"¢Ÿ0j¬³q+#&gt;|uåh,�ZHÜó#(½"#374ãç]ïÕ#~"ùî‹_—«XúÆÇ#·^‡VÌÐ“,=è8¸,ðÌŠ¶úÛ”ku{ý’9�ur']7îD®ö1¾t:Œ#„#å.B4–c#ÛîÞI]0F(™\I­‡©#à›cF^Ôó#0Hý3#x}«‹8#•ø}^ªÁ¨#=á##í�dó;#âBY;/ü<text:line-break/>¤ïãp4‰êLü383‰ð#Ä[›55##ãs-];ß%#é#:Aü„ÿj#�lÐ"oYrz##T(.°*X?_ü#Ežºd#[ØV_=þ#è®d8</text:p>
      <text:p text:style-name="P1">þxOf`Áa§Å:9+&amp;‘ëà‰·&amp;›¹#Ð³›««Y§¢¬##XÇõ0##¨¿š:Ö¶×ÌØóÅ#K#­¯ýŽÓ#æ*Û¾Ü#ŽÎðÄ+à`C#ØRž&amp;©½#!†#‡¼âÎ8¼Ç¾ ï�ùýá”@'—_ÌÁâÛ%ÐDÇ�ñ#OQ#B¢Ç5Oõœjé¶-[#</text:p>
      <text:p text:style-name="P1">}</text:p>
      <text:p text:style-name="P1">sÆ#L##®¡NØÐ_<text:tab/>šÂ%Ñ��•ä¿«:T¤`¾“ê80m&gt;7#(›—¡ÍSt¹\122˜)`úLLn3È#«¤(i#¨iŠýD#i</text:p>
      <text:p text:style-name="P1">Yë/”íIƒíU¤úá¢¦{¹D¼‘Àxe##Ôº_º“�hÂ#QªOÃ„²Û� ?—Y¤ÇÍ�€ e#ŸõÍuŽÙ-8&amp;+‚ô­ ¦#;ÛD#EzéBÄ7\~x—ãûç#×hC¸Æ´##+)ÚåXlîNé‹VŠã…‘@è£&amp;Ï ðxkŸo##)mÞÈu†x•K#â†à¥’Q#éÇ$±À3ê#­#'àÐzÞGoéøFÙ‹ö²­Êc+Î_S_~ÀÑ*™ýözü</text:p>
      <text:p text:style-name="P1">q@¯-'#0þ#](8‘¡Iä…wr#âÿ#¬/À2lãiƒß-ÊÎ7º###‘ÍYTx ëÇ¤2r<text:line-break/>U#</text:p>
      <text:p text:style-name="P1">µ#V<text:line-break/>îY|3cÿvN¾j©#ê2ÔMª©÷m#¡@Š¤n§\È–×¿Å#/A‡%ìÏÍ6§b)ê3¨k$b+”Û”TËÉ<text:tab/><text:line-break/>Æ3áVnwëÂÀþ+¯D\;ëiª¬ëŸµÑÙÚ‘ÕIÓ’ï]3Çåš###ÿ å#j#ÿIûºÚÆÉHÌðï#Ô«rúð8â÷‚~ÁvÏÙ#l<text:line-break/></text:p>
      <text:p text:style-name="P1">PÃ²#×ü×¿c|3ÖçkÕó�Þ“XŠ2!4ì�Ì ~ïøÿ1&lt;#à#­#œæ�M‚Gý�k�(#në!ð#­ÔˆñÂÔÿ|›eë±¥=¤l½}U !#ß¶t84ÜeÛ.##�Ô#R<text:line-break/>¨vß¼ßÿ7(X‡µW]Ñˆþ®‡–IÛî#è‰+ñR"2&gt;#ŒæßÒc%�\«}#%=§°ð&gt;}WÕ‰é»ðÅfu#”##}{C#ø#¬SM…6tc,<text:tab/>###Vó|+#+Î1½"Ø9#x"ÇŽu#Zü#Ÿ"##‘¶«#š#�ÍïW†DýÕ)D)Õ#PÇâFXÏ]~Õ#Ðéf#z0»#‰¦´#1#'Ù##ma)AvŸŽAº#Cv#Ãª»/HÑÏPå¢‘…ÊÙqH‡³3&gt;€«@.À1eZ}i#¿¿×æÔ·žìÛ�q#8ŠaB™&lt; q}#ò;é@óëðôé&lt;T^eˆoGëµ#ˆó’Ë±¼8Ý##UMe#GC&amp;B¤;Ã±£)#É&gt;Ëœ#Ô×ú##VîóöºMNi“å|jo?‡Lt®.ÏžÙp×ní<text:tab/>¸¹Õ<text:tab/>Oµ®:ÊÊ##W#£Ý¿K#)$*#µ)ÎZû#: |Ã+Ÿ#Hþ½–˜Þ\eR?ÔÚ­,�«Se`#¡º0Ÿ9‰ñ'#Ì/Ù¤_$&amp;™ ct\ÈI~&amp;)Ùó�®,HíŒ23$S[£�¦Å&gt;xŒÙöèD£‘–�oË×^ØÁ›18‚yÒ¨½ŒYrÇ#7##î#|å¼<text:tab/>C8™Ì2ÀÆø´çÙD#ßaŠu¬"#b‘#Ðù´ÜO×#ÿ# Ï&amp;»ò¥Á+Û}S·âÏdšèõZI#ÿ\¸à‹/#}æÙ#u©–£ÍGAÕ¸ø]†oa-!#ç‹¬‰ÙrÄ=UCÙr�X+ñ¯ýD¡ß A�HO#Í²ñ}WKyV7±½j²##®XÒ˜#µÙ#7)Œ1LÜ°"b5t£AœI2@�¤­zy#ù;†k\ì-F¾\è#Bˆa·B~î�a#µ–#tSÙmóçš-—Ö}:S¾bu#¡¦±Á*™Ä«�ÿŽÃÅ</text:p>
      <text:p text:style-name="P1">\Dß#·#²Ã™™ò¾ž‹“KMü###g±‡úèÊÓÅùh"T’s8€ i#¢¹À�8O#</text:p>
      <text:p text:style-name="P1">#¼jÞØ¾„“F^3Í#£¯"/]_Åf…Ê^$tC"Âz MÅ¾ß‡ÅSM^iŸÐ{ù#Ýûlt(ó# ÓÊ#™Ç##¼1,'Kap�Ü#ïÆ— .}ÂHD;Á×#Û|ëgÿ1#Ò'ç"M6ˆ‰Ãlå)L^6'ÚÅ#I/ùÊÄ«œ#—Ú#YP#&amp;+2&lt;­™žÏ@¯�¦ÎfÉïºfº¸X­ÛO’`]÷Ù¶8zËRG…ñJµ÷x`†Æ¬+º¥#úæ¹ªàkÍ+eôùaÈ#ÇÞU#8nLr»©¯<text:line-break/>µ¥ÙŽ¹eTü×1Ì¥</text:p>
      <text:p text:style-name="P1">DØ‰HZà»ŒieËôª=ž#€ž0¦n€¥#™¾EÙÃ)XFp½²%P#bUUˆõ�Õe…Ø'æº&lt;ÎsR]|­##›ä#˜å4¼Á„ÕËUòÄ1=#Å|Í##r=ìÖ�uQm6<text:tab/>RÎº=d‹Å—gÎèb#aóøïÄµ»##<text:line-break/>¬g_Sß×»ËˆÇ#·º#v°±?�còQ‡èÌ$')ŒR8c*03#?Ú</text:p>
      <text:p text:style-name="P1"><text:tab/>¾±#†ý·Ó®?å#Ã›#—ç¨ßR#¯’òOÖ.Ûµ±îi]IÃRSÂÞ¬X4‹%ò#/ÙC9Ý¶Ö&amp;#´#“ÜãÏ#ø9à!XK<text:tab/>—ä¸=À8ÄUüó`#ÏÐ;�˜ð½Ùu#ŠÊB<text:line-break/>…<text:line-break/>O5</text:p>
      <text:p text:style-name="P1">ŠÇi˜´$­0•7¬¡ãÜŽ}'˜+‰æÙ##Ê_÷~5Z'Aå5…{¡#øá�Ê#ÄÄ#r#®XcQ'#Óel€íéâ«CçJ#¬X¶¤</text:p>
      <text:p text:style-name="P1">Sô]@#ÍÑûÄÇúªê–Ýè…<text:tab/>ièòÖ7Mb°xæÞ'�<text:tab/>Ýò#kDV—Éÿ:¸&lt;#öYW#½®-oðý�íªÌ–O¤#ôï¸†ƒæg&gt;ì‰ŒmîìûÂ”ýOä#&amp;’�P#æ7#óþ{9[Ãb¿®‚úýŒQ2Áô¦ü0-#¢Þ<text:line-break/>#“u‡šÚ‚þJ ùËMñú—O@¤&amp;ó—!X`Òˆ®ŠÕ©!/¨V71\#f'#'�­4"•La‹¨]}&lt;#"bâïOà•ú�"Zë#Rƒâ#·#þ####Œ'~Ÿ4ŒˆVpÜ&lt;"äö·ëÄ¼L}¥µ##ß%ŸÈ#3®‚¯,£’#ÎŸ2#·Ev¬yÚR#«¶iÒz"Ú~ëC`3##õ�ùX•#™D;#ÓK´J##\@ä^ífû#f<text:tab/>´#åiÃ€¾¼“jƒÀ¤áÁ 5³ä™(?#¤‡…15}6�Éù$ÕÅÚÀ#’J†~^ÐŠ©ª¤wç#ãP##w4#P%“ê›D#Ö]›#úŽ:&lt;n#Ø¨#¶#¡Ú†4˜#</text:p>
      <text:p text:style-name="P1">­+ë#é¬ÅîMcÐ£Y˜»!</text:p>
      <text:p text:style-name="P1">{ñ½LÙŽh_'€&gt;#$i«­aš}—‹8ëC##EÀ¦Þ¯R##‘[Ud@ÙþÀG#›œ#ÿþú02‹ÍwËùN<text:line-break/>áñ"_é7Ælò#fq˜-)X�}ýÌh¾wàWÆA!½ÑãpîW½#Â[##Ò9#h¸¯d¿w_A¹á˜°#3ÒN#À#Q#&gt;�è• Ï½s<text:line-break/>²Í±fƒÜ#l##‚wPÁÏÉÌÏ(ÁžÌA#�#]¶Ëü6##Ïå*]#86="_#U[­jö|½n.#Éõ6û®#Ú4³�ñ#@¦òÑì¾rf‡�hÅm##°o#'#f)Èb’Hin#îÅ#<text:line-break/>7ÆÞ`š3-F##rf¡­b~<text:tab/>Ü\Ž/¡#Ãh+úÄyð?<text:tab/>¥#ÜQå§¿;÷»SÆïyø�l£¶&gt;Ãõu]Ö­#ê¡Ø÷#ªÊ®j(ðð¯#nQ�¤{˜AUêÍB#Ç#é„ÈW¸‡rÆŠØ¨3#GW¡^TÑ½<text:tab/>#­—6o˜?¬´¯fæ¤ù¤#ªqÆI•K“#�d�T¥.ûô±##´€#Õ/ÞA«î2Ã½P…M§(‚²•q‚›¨#’Ö4F¦Hï0´Ïç6ÍÿBØœ&amp;?ýìÿ\CÍ#K£#�6'éJÑæª#+Mƒý@ã´:Q’Æßq9Äå!#‹5~‹˜´×©!û†#&gt;":</text:p>
      <text:p text:style-name="P1">Õ¦D</text:p>
      <text:p text:style-name="P1">'QØŠ-ß˜w™��ÝöYG#R›iä¨æýðq"/]#ÚÖ’Ö&lt;<text:tab/>úÞÁs‡r–Æ ¤qâ¢Ù{/Õ÷#'Pô+Ë#¤]D”U´’N±#a—#šþÒ#Ë#i‚�kAGV'[ÖÊt&amp;Lo##d"@º]WÿH&gt;'´ê:¨gç¤€#±³</text:p>
      <text:p text:style-name="P1">u-…ÀÅ!##²#Î(WJ½9{tg#t[LsUWàéýè½Ó®v®v­ivËÝ?”«Íc¹oš#_'´ö§o)y~ûwÎ�î¯åO*¿#Çt«[').P/ð&gt;¼Ñòë­#ðj]ßQ®lìŸÁ¡þ#çü# ÷à#¡~SuhóâcŸy;h#,ô¶³¨„#</text:p>
      <text:p text:style-name="P1">lí%#u"’sJ]aßÕ#Ö#,+#pó%0œÖ#3H##Peâó†<text:tab/>aYù&amp;#b.#‹#d£(KŸ¡ÎE:+¼Ð#,A¤4Lvmï#9Š+#»ñ"#P#K²�'t&amp;î#áè3^ð³nY4©%¸w4fôtÔMÞu¶ö#a²#ªw#«±#Q#®h]ÎY©áf•Æ”˜îN5†#Aç½ž#•ºýp¾"-)<text:tab/>B‘#�TŸñ˜ƒ# ÷Ý0äL#_‘ÛNL˜I)ÜÙý#»oòÕ##Ýƒî#§Ö=ºd¥$^</text:p>
      <text:p text:style-name="P1">Ä1\–T&amp;Ÿ°t�#�ÃÀ .Ò�G×,Ø8šT«ïgþœ½ôä©hŠ½%ïÀ¸V-s#5NùÚ$¾$á\Bhs^™�Ý�9ú#Ðñ#®Ë+áí„¡V`"îÉX##™L'è×gXÃ*Ê6€¥õ�€Þqéð¼N#F ÀÔfóé#ê@ÿES4{##5ÙJ&lt;##$#ÆÚ‰v#œÔMãÍ5dÐ!ª4Çñl¢°¯3]N¨#•ûØhHOÑâ78#ÿ$#—ü1# lÝ&gt;7—×J¸&amp;TgZh±F#ÖMÐZÔ·dg¾##@ø¿ˆá¯å#Æ¡#ÅÍ#OnpWmÿkPŸ#}§p<text:tab/>�@ŸoÊÕ´çiÆ6êÍŒ¶�+ó¡#]~#9! *;v-¼¹ÈFT{ÿ=eRê*ý/„MÉ4zêÖj#jÕ#ïýDM‚YÁˆ–yWÄ‘�¡Ó�t36†3—µ¦<text:line-break/>‹Ü”·ö9üªC°#7‡nø¹¯æ‰š#ˆnIÌV¤–yÍô=w£KœÏr#\Ïì${ÒÀ9††#Õé#¼#àªÌå`&lt;!€{õ†½ºù#ÿ#šÔ¤~F5HEÂsjTÕ]ëÇ#�á#s#|)+r@J£%C‹î#íFžý¶(üœfð†Gâ³mÐØX# #X#âVÝ9ó&lt;6#<text:line-break/>Û¨#&gt;“kv</text:p>
      <text:p text:style-name="P1">«zû¶{T�{`ÀÑ¿ì¤#v#»Öj&amp;Ã#Í¿•çb"<text:line-break/>ž¶ý\lwÚPíÁº•a�ûÍ#É3.èÌ¼†°{ŽÓ#Ôk\Q¥¥£ž¨#]û,ÝŒµ7ºñ&lt;Ù³‡•&amp;ú˜à$#îE±¦Çý´Ù#bÑµ¤•ç™#{G\#À #/”Zà#¨×)³ñœKXµÀÀ¯|³òßi¡œÚôß=B®C#õ\Ø#ËþõI\óÄ”Ç]‡ÆÏØëóßäöŒ›É@;Ðì¼pé#=]1Óè:«õ×§JÛ\j#øø»@I#KTy¯#mùqK‰„Ç‹#ý¢f¨#ñö%ûÔ�áG¨…µ#}#ÍÐ#ƒ"Z#áä¥*+jŸmçDÓ‚ Ík=äÜ—À&lt;ðƒšS#¢ÄàÿN²»#ÔÅP–U#ÕvÄ#®Â#c\£Ô–T#;)q#Ù³÷sÞl�)Þž¤/ÿCYéÕà­ÁÅ•Änª+Z#ÒÅ8dûl#®êèÊ"<text:tab/>EÒûˆ#XüñðE#¼#Ú3ÜŽø¡™þ#c#pIÓ_ßûã</text:p>
      <text:p text:style-name="P1">r‚»O‡#Ö#ê#-Kaû&amp;a;ëé4ñ[Æ##)rÈ«…#)Ž™s#9#ZŒ �#³š�##þ,ªz&gt;ÔhUáÔ#$æáõ`1À*,v¢à¦·ì+.ó¼¹˜e�—…°#~o»#aÈð„èTKYb¯° êRG]óôlÞ¿áàqg?X5‡#^ê&lt;ÚÚ»ÝY²²‰#ñ#³³äA‡©¾#Þ7ŽÎº³y�u·‡3ë çCJ_"Ð±iu˜####Ý™w#ÏMÇ0†#«›ÙJY×¨5€†‘Ž‰œ#üRà#Má¦eÌƒ¬­#æœG#xt=n#gyc'Zy"ˆ¼Û"´S#œk·<text:tab/>&lt; ;�«Ðsÿ_irÚ¯¸3##Ú÷{©!G0n§#Î/¬�Ó£ßp�&amp;[˜¹É`†#Ç0™eM}�¼µe7áÎXÂòJ#¿üsMI(óÝ¾¸\'ÁËâæ%c¡ì#™4j¢ØHì#4i1úÚ8#&lt;Ä»ë�#DR#Ùñ&gt;2#Ÿ#•o#ÌÜ*MáÐ#Š#~2dËy†ñ¸�#É"H#»2€eV?#ñ……#C‰#Ý¥oRù*T¸Üp[.Î0Ñ`#û#Û÷ògÛÄñ÷vºw¨©=»=Ë</text:p>
      <text:p text:style-name="P1">R*8b#&lt;îU##/�ìÈ#e##©ÅÕó÷¼#‚Sý?Âª«#?r…:Q•­«ö6Ûˆ#X#õ4Š5‡š€YYä[8#Vn„î6óP#öÛb•0¶Bö¥¶)y##ÆŽávÂ˜ÿ<text:tab/>X„#ãX#Bu¦‹ZBÕ¾ÐÓpøÜÂq‡ßÄÊèÁ›²³\<text:tab/>œã¿Áp`j^ p†9<text:line-break/>G\v?é¡?qãÓ_ªD4P+#‡ˆ2þ‡uÓþÅ=¡YèV#Sk|ô#UE:##À4o è9�”÷"Ó‚¤#ÂÞÖú#‰çýÎ#]«äöñ”M'\ý¼Ì#SËS„#ù1Èß�b#¡—T#WüTð¿EK6šë &amp;##˜E»p€PýÊxw[Ø6Øî¼ß„bñç<text:tab/>Ï�û�åb¹T#ààG»#‘Ê#j##ê#„‹#ØR}~?ˆ+ò¿#”™à/°:à#ZGï‚ü8€´ŒEfk#Sl#v#ÆìIT¡we8#QjEx¢�§R #s²PÔŸ�\3xõ«#À“Þ##pŒ#©ŠOŽO</text:p>
      <text:p text:style-name="P1"><text:s/>ì/#<text:line-break/>ìÃ~#�ÒÕ½häk###/7å‹.Ï%Ü#äÒ‚&gt;óÏzÁ#‡&lt;Úöª›\G#F³/#ÿ%#¯#H(‰µýg#©RÃ1w«�<text:tab/>â‚ï¾k</text:p>
      <text:p text:style-name="P1">u$·îÆ¸ÛžKÿEÆvNž ù#©d4ˆÜ„#äÞn¯î*¶#õSäÉ{ˆSÇl�\³aÙ°Œ$d)jÙÛDÆÅ$@ªâöª^r#FêŠ«"p¿ˆBä÷ð</text:p>
      <text:p text:style-name="P1">%&gt;´JH#ÓÝž</text:p>
      <text:p text:style-name="P1"> Jº·JÑ›ÅcJÊ†�Ïç§¹Ê#»A‡K†wé~Î´­</text:p>
      <text:p text:style-name="P1">HÞ</text:p>
      <text:p text:style-name="P1">?Áácü�5#e� Óš&amp;?ûä##Ó ü¹#¢*ôå\K#”ŒìŽÐ,Æ&gt;dÞFMìý‚ª]@~˜jÄÑQ#®õ;DL­›‡&lt;#žp–ï�ÝìÓ#€•*�›šæZÜØâ¥“&amp;°75}Í#ø&lt;î92ìÊHêþY#$]×®Ï#�O8.Ø#Àå¿ï×1 ˜©‡¨ÖZßm×¯ÒÐZ—TF^ë#r3©ù~Y#Ížœm™#M`åé{¦‚#h"Wº#õÄ”QÛýØ#ëÃ#‰-05#—�Kz=àzrÃ#¡h@9#h”ªÙB]ÜÝ#ÏvÝL‡ÆÃð5m&amp;CÍõ*RˆÀ˜½›Pmd#à®S×È^;0%Ü˜% ¦„Uô2›Õ#â#ç·#žË¬_Ô2�†ø’P‹ß×#|¿à#…ypF´ï&lt;yÓŸ##§dÂ.°ÙX#@Qoå##�#<text:line-break/>â‰¨Ã9T£gm#õí€lcÉÿhùK4{]&amp;#ÛŸÐ7ÑURPsÒ�</text:p>
      <text:p text:style-name="P1">ÿw#9#ÿ#i£�úDu8#"Šôrv�#l„éxNN»Ì†¬|‡&amp;ÆÓ#¼##O/`¦½ó#ÁqÑ/¯ìX}àÝÐ4w#kt{æ™#@&gt;L[âÔ;#ôKqF#'g˜<text:line-break/>u­�çujÑÚ#&lt;b#U'2û{ŽñïË˜iø­˜áGƒÂG*‹<text:tab/>WeÜÛÿqðH</text:p>
      <text:p text:style-name="P1">ùÜÐ@uoÆ»,ËžŽ$Ò³Ê5?/ª(ibÞñ&lt;Ug�xÁ™s’RÞ#–žŒ›`¼€AÝ†\… èY#v7Aù¤€l�Hù«1Å{…éÉtK�Ò‰Z2Y²{1•#<text:tab/>�#y#f‡ÿnî‘µe^j¹˜ˆ—õ¾Õ÷6‹ÍÁ»Iÿ##Wz…Âi#¯ü\‚°a‘oíLýúvÝa¯�¿&gt;�MãIž¡¼ãî¿‚ê<text:tab/>îÊ|n²ôÍ(™2à39)#/¦ÜÏ#v³Yë�&lt;EUµµ�#/ô÷d#“#Õa’aŽàhŠjúõ&lt;BùUí•ÈRCVŠ¦:#ö#K-ÿ#¢<text:line-break/>i##rQUp#q#</text:p>
      <text:p text:style-name="P1">½|ü¢©<text:line-break/>çSÎd#ÿY†Ÿ¹ƒµlP“w##ÙÚ yÿPfq</text:p>
      <text:p text:style-name="P1">AÅ«!­¥#³Þ¨'Ý#gÖ½Fñ&amp;j¯d{fÖ§ÔÍ5$6{›#!á#îæ®äwÕ”ÑX&lt;K‰#Ž¦#·&lt;œãÁ+‘(¦1H’Ž�B"*ô¡Õ¨ûBA‡\—UÌ#ñì$sy##Ò��$=–A##Ý~íEq«?…-Sigÿ#�!-÷ròûÎ)´ÞšZÐ?×#mÕÔ#£È(-òª**$/Q#š.aóVL(#°ËÙÑ#Mc¨#­]ô(?â8øÞ³-#¡n!þ3js$Àìh#<text:line-break/>zTÈÜ6#�_Â{;#ÔqW##rbûÿv#e#özÒzÃÑ”Fÿ.³Q</text:p>
      <text:p text:style-name="P1">Üzü§DýÆa°xö%Ÿ­ñã#Û§‹‘#Ö‡šdú�u6{#± #ò0ÿ#ó´“ˆ¼r#¬o¶(]#1lí¯?6œ³ƒPh'ñß!Ë•‰uË#zkçm¥]½˜¾OEÐ&amp;šËÉHiÙÈÊòB#ô�¯!Î#g{fIw1iÖUy­ç+—”9­ðg##’aóTÞ¦#ÛÙÐ##Rk;à½#Ò�J#³ÿ~i¢<text:tab/>Ïù¼#ð¡ÎþeN‹ÏÝ</text:p>
      <text:p text:style-name="P1">Yô›ä”"À+ï’±SCT®™¶#¼€Ó*è¯##2ú#)û#[ûL»#`Ù</text:p>
      <text:p text:style-name="P1">ßoB</text:p>
      <text:p text:style-name="P1">”Z¤c—µíâƒþ@�Œ\AØeS´ð°ì�öQâ×û¬§Ñˆ˜�#ËTR##Í#¶¦'à«cÊhËy<text:line-break/>ÇÙþ§@õšó×‹Vf„IÍŒÆéŸ;�n"Öé'íqÈg¤„#IH!†åd</text:p>
      <text:p text:style-name="P1">¡þ¤&gt;t†�É</text:p>
      <text:p text:style-name="P1">¿¹#ñ#0‡€·pòåÂAJX#€±#Iy5çÕRU¤Œ˜´#a=j™[c#&amp;1#²œ¤:ZÃ¥à_5ÂêQá*÷�‰¨À`ît#š”Äß|±ð#Ïå~0v²æ�ÿt#U’¾ôCáÚë¨Ðk/ï3ÞÑÉèV¿Û¤#Àè‹5#»ë�¨#.³.‹¼,4­j´w<text:line-break/>ˆ$#Ï¾#×Œÿ#òøÛs¿#�'/ö#�©íUR#þžZ6õXõ(t!(šÛÝh<text:line-break/>×Uží÷Õñ}²&amp;#(#‚�G¢Ë´<text:line-break/>X¸#ÉúÇ#çGíPWA#øw\9f†Úà#°6ý¨ƒZx�­ðBâ‰#Àm\K¿ýÊÑùwò#@ƒVšP<text:line-break/>I#ô¯Í¿ˆ=5òQ¥$±Ðè#°Íþ-œ5_�J8@#Ù# 8 {‚=@J²ÀœŠ_ÓuÉ‡Œñãšžó§hj (<text:tab/>|¡#'ŒO##ƒ##‚MŠÝ&lt;#ØtY§\À##dà##“j</text:p>
      <text:p text:style-name="P1">²ßŠ¯?æ##$þ&lt;îL¶ñ†£#¬ä{7ySò¯üÜÂoïiMè/2Ò5Œ)?ƒO Èq‰¾#ø�Z¼Jø<text:line-break/>ªÕ!–¶ˆº¤#ß##ÇÆ#,#�“QÕ6»g]H$gÂéþêJv«›Õ#ÝÀ#Ê¦#D+öš#Ml#Œƒ�È½âa»þ£Bù@KÅf#¢Á™Zñ3aŠX™#Ç÷A„¹£#î^~‚Wn€Ë½4o#“·ƒŽ“Ì‘# M6@·ö½WŠE<text:tab/>§xØÄŠzÝ$À¿‰ž‰ç##Ò|ÞÊèk+;##Ž#œ¨§#Ÿ‰(Ì#¸q<text:line-break/>ù#ÔSÌvØ3Ú„Äé}$Ü4YžÃíúa[#~�+</text:p>
      <text:p text:style-name="P1">—L¥Þç<text:tab/>§&amp;Äá#KðíÞ¾GôJÈ#kŸ÷ ÔÜàoúVÝ#p«Ya.^ÅÊñ.#¼¯íšÛm±YmÙ¥=Â'$ÍÃ#+¾Áõ#ª¹mÂIŒY”Ñ˜.áÖOÍüþu¹þ�&gt;±™®�#¹«!…„ûÁŠ€•`"&lt;q[@Ø:ÁWIÓG"¸£ä8ô6¤š¸0›æ0KÌ%üÓ#«ûl’#ü„(Q¬žï›åœÍ</text:p>
      <text:p text:style-name="P1">¹§ ý°{1Q8%þé#³°˜A;S^6�˜ÜÍšúÐ—Í�ãi##ìÅDØ Œ¶~</text:p>
      <text:p text:style-name="P1">Dû¼äÄ“Ø#L]¥�Þ<text:line-break/>#@à<text:tab/>#3ÔB½$Å[(#�a´³P·Dõo+ºøÏW€#S#ze4l#lu^†Z ×Èm#äÀG#j–dËßÆuk P##5LÕÔ#1+DjL²ôDI¤‘ƒ5#úAÛ}#Áü#Õ0t3R­F—‹þÂ£#U#ª³š«j¶]«~h–—cÏïAiª^¾ïk1ÔÑ ½W–ž##`#Š€2#&amp;,°WÄÆû©p›xÑ’#LcÒ0##÷=Í«#</text:p>
      <text:p text:style-name="P1">Z</text:p>
      <text:p text:style-name="P1">#�êjt&amp;#</text:p>
      <text:p text:style-name="P1">¸±ølTî¿²|y›h°´Ï·…ÑeÚ#ñ®</text:p>
      <text:p text:style-name="P1">²m#K^³ÞºÇ#:�$Ò#îº#­#¯#o#Ïz�YRoS†ÒUe¤I«Ë#þÅVP#¼È™#*ÆêB`˜&gt;6##¥3z†lpDrwm)ÑÍj/R [g!{#îßt�jŽ?FÈ�öIßJ?’#í|~ïç»´°Tí—ñ3#™’S­lnûµ„3�·#b,Ö#)2#sMXùÌ#­</text:p>
      <text:p text:style-name="P1">ý&gt;õd`9´ ¤OÔJè8'‘ç’sØã'`#I‘ÕªJj„#ÿv†ñÿQ%#OðaÛöGµô´#3#BZþÆ###âr ~®C³;¯±¡”ô#ïÿFé­ìë‡""P#²G\§h#s#òŸú«)atõ¯×VŠ¢iú4&amp;&lt;YOI#Þ©õÜ#!¸ð¥SxK#ü¸#</text:p>
      <text:p text:style-name="P1">|ù<text:tab/>h/HÇà#õHý”$X#U‰(]ªµi#ªòsm#lu##‰®é~Ò## æam|#}®$¼ eÊˆú#2è¢###MÁÙDÖ#sG£”Au¹#ëÜQÅÖÇál�:FbrÉOÐ‰�ûýZó±Wž#hXß�ú#Pâi{-#¹E#Ž &gt;K0#'¨ø•SÚå#Doß¡!#ž#º&amp;Åf}#ÑÃí¹áË</text:p>
      <text:p text:style-name="P1">ÝÅjð##¬”ÿ#ù4¯Q#¾2#ˆ#åd#éÿLb!Uqê#øbSÂ˜£ý5Î�Ø¿ ##oýFø Æãæ…7#</text:p>
      <text:p text:style-name="P1">Ë»#Ë`c_e#Fø_KeMaªôô9&amp;O^#»#q#Vú#ôŸÎ²#öj#DiE&lt;HÃ¶#ÇƒêŸ#—×Ñ#À}6#´á9#gÂ#LÏ_&amp;$‘å»ænÂÈ9ý5ì3¡£¾#ðV#&gt;UUZ##uÕ#�;¢C¹í#îÄñ˜ÇW(PN'˜‰#*v¤×<text:line-break/>%3iÛAéó�À[#;#4ï1Œ-…</text:p>
      <text:p text:style-name="P1">[œê^#ñ#C‰3NWrÊ9C/–ªB«”7Ç##�O›¾k�«ÔeŽ#TnY}[•Nxæ¨jNµåqåÐåêåœÔ|Ð#N°ä5/4×�#æÀrÿr¡ÎÚ¹ÐòŒÏ©¹[å€ã�ßj§}Zæ»Ë²ýÞýèï}7å¥ÊéÍvîËwÓï€éÅpÞWößµÜ§Ç8^Qø,·”Þ1Q›×2\##æ#ã3ú®v#ÝˆãÿeµÈæ§Í-ÝSŒš‘ÊßWæŸrÌÉùpçîhœ·–ðÜÕ®[Þ\žY÷5NyÖí¼ñV4§š!Ígåõª&lt;Ùüë}ORó_óLåhã—Þ¾w§=¹¹¬u#6:'ÎŠ÷ \¬¼°#Öo‡Ñ#•##‡´ß‚¯®qÎ#P8¶e„g„:ÁËÀ#I#õS¨çP#ÜG5w=ž]ó¥›o7¡.znç¡®]G­Œß½"çj7Kûpjû´##£~</text:p>
      <text:p text:style-name="P1">=–3LÝ#¥Ò.ÆÏ&lt;#’›m¥Å;7<text:line-break/>”PÓš™î,Ú�#m#ôŠƒ'ì˜Kš“ó¥@#6 €#+g#žû8žZþ,^ðN#’Ãÿ8Qûqà€ök›«{=‹˜‚ŸÈ÷eA# óà#´/2¢¤¸éCÚmÝÒ\“#Ï|ä„#+"#:“5ôtó ¿uÌzW›®=ŠÈ§§Ifg|ç@B2º~Ùr‹“Ië£¸–0#K#m@NÌ�êm¶ÝåøšBlL4+###L#­D]ç# €1O#ü#ŸU###Äà\ôº o7ÏU·<text:tab/>é¯&gt;”å}ãd#{6‡#ºPCæT#¶Š#Þ#ë:å<text:line-break/></text:p>
      <text:p text:style-name="P1">#3+z</text:p>
      <text:p text:style-name="P1">Þc#Fg$Úb&amp;^#ønGÊ¾_÷)#&gt;xu×`#Ñ</text:p>
      <text:p text:style-name="P1">T6#`ö#È±ü#=#àÈ"YÉ'Ø™á�##õZ„<text:tab/>.Á#ÒL#Ë#ÍñÃ#†IÞî= c¦#×b_ºMžÚñ#þ=¿#9VL�B#Ð3$H#y+X³�uˆ$QwˆAø.•ÉÞ##Cµ¡t¤Y#\²v©#¤_“#ÀGí¦ìîˆ#ˆ?V#‰#UV<text:line-break/>&gt;„Æ#G”ª˜û#4#½®“ê^÷™‘¹öµÊµ<text:tab/>õ*P"#äY–g3Œàh)Û…s7ÆÑ#$#4irJ¤bS¦Ï¬ÚOî•|�žè‚/*‘R#eŒè##^œª#ñ¥%óÉ�­‚ÀƒN©ºÂñ à#KqÖ\áö=—Ï`¿ÊÅ#Á�lËv��##ƒ@,FÊ—sëñˆ\C–S</text:p>
      <text:p text:style-name="P1">£(¶:#Ø<text:line-break/>ÖÆ¢6¶¸üd¦µ^@"­ªç#Ã#×#øæ±–éSú§42ªFpÍƒ#œnþê·¸#)Ÿ#cQÁ</text:p>
      <text:p text:style-name="P1">#Q?�UÎ"Œ¦éÑ:W¤#¯#=#©6Ua³#G¢ýWê<text:line-break/>ó#g^1#/^ÜÛ„¨Z#Å4Å$Šk B:è?A<text:tab/>Cd[ví##œÐÁç#H8#`(Ï)$ü#¶ß'îT\È½‚�#h)U2‹Cá##¢MÕÂE¹d2×ê3</text:p>
      <text:p text:style-name="P1">(à©²SŽ#|#×#ï#V‡&amp;Ä»ö‚g,\é�‰½#-##2JÉÈÑ‰yÕÿ#¢^ˆâ(&gt;ÖEríº±»<text:line-break/>÷—#</text:p>
      <text:p text:style-name="P1">³èàT³#[0Ú69y«iH!Jgåþ<text:line-break/>$d#v#ß²úž-DõÈp¨8#Ró/ª÷â&amp;qß¼#¨�ŠÐû%V–’1œíµ#±.sb¾J+&lt;”÷#?\˜p4(êÌæ‚#ÎÏÛ–<text:tab/>´</text:p>
      <text:p text:style-name="P1"><text:s/>¾PŽ##òd#ÔHRY%Ä˜9ÚËÙÕ0¥i¸ö÷9�#JÑÒ–yŒ˜§sD^[1##KÐÐ;˜Î¯�Ü§+##„ø„©o›eæ²+—F�`]M�¾_o#�Xµq¼Kbü“hØåæ­ˆ#¶ÖÁÛÄ#+Š®#ØÝ†N©mq3R˜&gt;K&gt;Xð</text:p>
      <text:p text:style-name="P1">öY<text:line-break/>Áói#s^Ø[Žnb»&gt;Úó/Ù×‘L<text:tab/>Í#'‘?÷�˜#ø——7</text:p>
      <text:p text:style-name="P1">3#šÑ+#Æ-…##–À”æŒ£<text:line-break/>#ŸP[‘LR¶^TÚ#`¬Ó—3†œJUïšw62<text:tab/>'°�,#L×·§+rÕ-Õ|RsG©cPšU¨#’#³9wC%²ðÊ4š~©Ì@ª6$€V#D#&amp;f+’”ô˜‚ñô�¼b*7‚##¡®ÑšiIª#c#¢<text:line-break/>fÝC�´m#ù#+®{ùAã™¸´Æ#wÊûÒ]j~aùÙÙÅ½zø\5$¡#+‡Õ÷²)†}(lwÍó8f’¤’(H“#SWôNåþ#®´¿¦#n#½+¥éNÂ#nh)óœ9S{^ocj#.mî4Õ##†)-<text:tab/>##Ìªàœc#Ñ#ƒh´»–s_#é#ûñ[ÕÄ#C</text:p>
      <text:p text:style-name="P1">¢Úøªj�3õÝ¢ì#J˜ua.²½1#‰#Äïz?#:Óûiç5ƒ'w'×dCì'Ä8©hs(¡8Î¾ÎrW�´‘"¢<text:tab/>ÁR<text:tab/>(R™¨#š<text:tab/>ë#ÄÑ#'y§ò#A,\­#c­n#Ô§"�‚#Ž_¸X¦ç3ëD€#Ü€#÷n#2¨ ©)W—UF1�Ÿr#</text:p>
      <text:p text:style-name="P1">ÀQ0.5fx´ßŒ¦©Ä¢óCÒ½U±]#q¨aOãæ…cÙ¥ß|</text:p>
      <text:p text:style-name="P1">r%us#êwQ4Ñx�c<text:line-break/>£#Û¬ª#L#�#qÁ«’c)N,#V# &gt;x6ÝGbZ–ð”æ–«#L´#´å�Å#ç—²ÙÛ³RÝi_</text:p>
      <text:p text:style-name="P1">wÖ"®çJªp`]¢‡zF#€†Ï�&lt;#ï#ßÔº©}Í«=D#jÿ„#wz:ùŒ2j‹uÁ<text:line-break/>¦!#ƒÏåÎ&amp;6b‰{”S£Ø¿#.AúC5C.¸f}[ñS&amp;#òÉØWp##IÉn¦&gt;@­ñå»Îƒ#ÎŽU½"¶í�##/¸q›IÕÔœƒÿ##gƒD¿g#;U2¥-°ý#œ�</text:p>
      <text:p text:style-name="Preformatted_20_Text">š¢9&amp;Í#Še�##�[Ê(ªÒ¶�nê##Úá#á®.'kÀd#F#{ÂTŽ1#³åàgÉËët–ñ‹Oª\n„ý´”…26�Ï¢,G#Ijü7#"xá›#®9ÒÌ1´##N¶#´Ö‚RÁnÛ}ö#Vc×ya</text:p>
      <text:p text:style-name="P1">#¶¼#:#û$ÝšíùÁÇt#UŽoëgXÐ][#‹5ŒÔ­ú¹ULO„#ÚË�âü#|2´?ðcC#HAQ</text:p>
      <text:p text:style-name="P1">#o]w7(ý<text:tab/>îö‘¥Ê$Â§bOýƒŒ#=¤#�p!½F\g#g«ö5/#®uä#ä­¦î øc�½8#Ô_&gt;a###½%¯Â¯|¬ÏãI84 õ#ÍaÞ�F.g\5‚7!S#ë#b¸~-™«¯V%=u#[#½Mæ÷Ø?Äì#-#•$¾#N¹³8�é£Ñ€øIä0Ð#ê#Õ''¤ö¸##Í#ó##¥#‹_eÇŽÀÿA'õXC!MûÀêÂŒ§#&amp;ÛbðþtãÐ´#½ÅñHE5#zMÎ&gt;«mEzÿ|^\Åî3</text:p>
      <text:p text:style-name="P1">qÌ##öžÔ_<text:tab/>å€o?¡~Q»[5Ç&lt;JCN÷Û¢õ#¥v_xb</text:p>
      <text:p text:style-name="P1">é#yœ°ö»ÍN6Ë32zÈFÈb#’ì#þ#OeÏáA5#�mwåXþQÎ­É²{ÙTÀ#Ìžh%ÛûÂ©Å8¶#Ð€Ì¯‹#]\bä¶˜#6¸#ŒàÖ.œ#û<text:tab/>HbZ££òz#8BâpúH‹®&gt;ºb<text:line-break/>¿yÎbÃüÜˆÖ�W'à#*nÖ+øÞ¿¦÷ùÌÈc#icÃ&amp;7=NÏ1ÌI,#oiþ,?­–0ï\#×8##î)×YÜ´—3"f“ò[##ÈOë# á#è§Ærà#;%I¡¦hÄâ,#Ó0�—#B˜#P##j##È_.(#gÑÀ©f#¶a´lróVÑ!�Æœ]í#QÑ‰&amp;!›”#µZ#›Ú?Â‰¯¬úD~Ñ#fR?eó#1äULä’BS�ê&gt;ÝG6W#žïY=„#k‰#Î$“?ÿý#ÒÕd8ž! “B¨�2%#\ä/ÉÐŽfc-#Æ-nLÜ‰Ö–ÿ#ÞÑ&amp;#ôO<text:line-break/>Ã¯ì�DÁ*“yÕÏ»Šf“#¾{ø&lt;#\=kª#’_êÄ#†)GàA�‰z#±rÇA’M`eÓ 8Šµ##ˆ´J¦Þ—¾Ð×±‡¨íê%cÆ�|v46Ye�£iK:ÊŽñâ#C«â/#Ñ:Q¡^f©_#Ê#0)[-¿³#~°´«ð#�P„�#ˆf$â•O‚3üí#Á�Â#Ï#•#1#2Nõ##¥ä´çÐ#WÚd»3.#Î#þ<text:tab/>G‘•Tï%˜üAã]ÓKQ�##Bå!FMã|\ÓH­œ5Ý#¿ôc#]›ödA"ÛR„ºæË›¯Vo„0ó‰ž³&amp;ÁÄÏ`M\#í�#ÿº†O«~©‘ã[\§|¬†ñ9™¬èT&lt;»4*I†#�_#ÉÉ1#m+[#Ø]iqª¯#8#�“ŸNL›;iZÎ¡FÇÇ¿## (·€˜«ñoW7´$º�$·ZÇM#=js#ã¾IU}ð##l#˜#óDTX+&lt;’ª]¤wö#¾#dwDªý‡ú~�&amp;èt¶ÑH¼óƒ#JPÏo­³¯°Ä&amp;#vcøÁÑ#Šÿ„ï¸ö#;µ˜Ê_#</text:p>
      <text:p text:style-name="P1">ÕŒvÙ•=‡#gkjÂ&lt;A‡ÿC#9ží@#ï¶#*ü½V÷Ëÿ#õÞF'jõý#l#©IwàÈÞæðÔ�Ü\j¢(‹#„,”!_u#ì#i ó\µRÜ#‚+;JÜíŠ“4#ÑÎYÿ}NJ¾Ã3‹4ÍÞ#©L=</text:p>
      <text:p text:style-name="P1">V= Ž#JP\jò:¾?t2…«#cOÖlÑ›fˆ#P</text:p>
      <text:p text:style-name="P1">fæ]„éÞXæör0â7ŠÂ]#Hµ##¼Õ°ÿ‹mo½##üV-q©áâ¨5#¯×Rêœ¸Pë@î(�##í¦o#::#ž<text:line-break/>æít7½mu¾ÝŸÊ#ˆ?ÿS³ãýc3Î«…ogŒ'Ç#P¢“’ã¹#±#î¦<text:line-break/>#¹z ¤x±ìã˜�M§�º%#ðsgŠ™8qªNáÛéÌ1/.ùPÒ®G#ý#äÅ)„ù§¯</text:p>
      <text:p text:style-name="P1">Û›%Î€ÈFÊüñX”)/óìÞÚÁî'¸™TPó�-ðsó(™8#Y&lt;ë#Éü{��ê#{ý†#€ ‹€#÷#Å‹*¯/Ì:¿Éš3e#Å|€wM#Ø#N</text:p>
      <text:p text:style-name="P1">_­8F&lt;ï1ÏMy~7:�Ãòãvg�»#Ý#LÏ´#Øÿ0`ý7Tè|ý#ËÖ,ÊÔá!à.#Ùä‘ñ«/#¾ YCM“FÏ÷’¿#\ŸIŽW˜Xt s#5Ú*Å˜C¸]7f�#ŠÎ€hßô¼e#ü&gt;!KQá';þÁ#l¯õ�‘ô‰E{ÁUX#+ÐJÜ<text:tab/>¤9¬##í-£Cär”$ÁÐ²D³¡QÈ¼##Ífs6.»ïT#Ù#±)š_ÀÅº… ÓÞnƒŒHMŠ#RHó”øä)³#†#•�Ã#ž u*•#7æ4‚,ÆÖ#¿r \#ý˜h¦YÇ#Ö5’#p&gt;QîÃ·#•ô§£[ŒJcŠµy#Ø"%�!|µ¶�#_I;„�g÷#<text:tab/>�N6ÿWâDÜ?™ì•ôÕwOüQ3dÍ‡"¥#Ï:ùËŒôÀ/�R­‡8Q¦UFC##]™U”¿*´l#–3—›#Ë##E°•Þ­iíD"WT§#ûõÙ ##4”ã¶y„n±Â¨9q#0Ö#òwü›S</text:p>
      <text:p text:style-name="P1">õ°áA#º.Pxô#‘-QäéoA¥þ;WOÏ^ÿ</text:p>
      <text:p text:style-name="P1">øg·rô£Ÿ�¤P!n<text:line-break/>j¬Út 4L'+);œ’#Sy*#împL@×‹TÌ^±^#†»õAWU#</text:p>
      <text:p text:style-name="P1">næ&amp;è`ŠˆS©4Æý#Fÿ@‘{y5R¨³² SÏ¤6»{^Ñ(–^#Í½NØá#Ïô£#|·•éåŠƒ¼YF'¿ÆöæÂÓÅ½äó—¦#�#å</text:p>
      <text:p text:style-name="P1">:åìv#rvu#¼Áçµ²Ý¥mÒÈ7%&gt;ÿ##­‚1¡YØÖÿAßÿb¼Èž&lt;ü)*Û()âRÝ[yxóc‘˜I”@‘˜…JÈE£íÃRÕM#Àçˆ?VrXH×¸ÀÇ^2˜QàO½ÁUP7¯!Ü#¡c¨R#`ÚNäwEä»òO </text:p>
      <text:p text:style-name="P1">([v «<text:line-break/>cÂK‹Û×Ë#ä™?¯ý#J©OïÛþ#ö­#ZGÒ#i¸æ"²ˆó[[Þ—Õëã…Í¨I#üªÜNíÿYàSŒh‰A‹ð÷øÔ¿È¡#êÈ'±Ù#ã¢2=‹AZq¤&lt;@‹‡ä#Ïðm3Öo7—#š¤íØÙ²#g#c×v#¨#¶&gt;#ìÿi¢©àV‘²Ó§ßüúì#@ëò§½x@ë6MúVü·)÷Ê5(÷Ö<text:line-break/>t¥¢#,_7Ù#Î-°÷##5â¾cSOÌ—çøÉ°#ÙÌ¤#óõ!áÔ×2#œ'</text:p>
      <text:p text:style-name="P1">Óôg¡{wë—#„)ô##Hävs&amp;ù#|r‰uëêroºÚ�ç<text:tab/>W–¿þ5¤Ð¾Œ÷åŽ¯Â-#èGâªµ²#Rm#²/£lj##@#ëBk</text:p>
      <text:p text:style-name="P1">iXHnc#©Þ¿ý�åUäÜ7#‰ÀüÛÛxAê†#B4=!ÃAê#ºãÓðdY�ë#¹#=|@”ýŽ{½`fç/‡ºÍå%I8ØswŸ–£ü(t¶###¼#Ë¡ø†L#Go"§Þ´×#¾œsG ÀÉi</text:p>
      <text:p text:style-name="P1">ãjÉCÂÑ®»§#éiê¸+òÑËr#cÞ#s##&amp;P8]Þêì##éíbýð¥ðà#´:5êú#CÍ•ªšÄÚ-¾ÝÐƒ##ÅÛ«?A\n�ÿ#‚Zð‡g##Ú¿&gt;¾C î9#Ð!¤ÈHþ”½¦#ùÀ³` #¥Cý¶##ÿ'#kR«#œõ…FMq##^^ä»#Ÿ†BêWv�œÂÚ#pM.¡Lüø]m'¸x†#ëM‡V\Œ8#&gt;;aî&amp;Lê#Ø# jW²% a 5àã Ô\r·#=ÉøÇ#Ø�4.<text:line-break/>#ºÉ7<text:tab/>*ËtŒ£„4Úøo¸Hêë#ªòrv¾oˆ„#êŒSØ±#¥Î¾�‰?öï©;lÜ3Õ²B#a!‚‡å3Ý^fxŽ#½ì9�j¼â#ÆeH¾»/'Ÿ¾—Å/S.ùÏ®#xMÖd#á Ú\ØÀé&lt;ß³Õß¸8¨ÔKÕ#^Ñýž8wZºœjGÂ„FPUñ##Lž”‹¹<text:line-break/>o^'HCöU€Æ-œ²ŠúýsNŽˆÉ»¨—¦HÛÄÔ+°#j§_w#´¡‡#ˆú{J#</text:p>
      <text:p text:style-name="P1">îm¾#­«##¾†Þá&lt;K’ç#äõj×»Æ6îMm÷rd”¸2Ô#:îÑÚ¦«¡¿õƒÇ4#*#ÂDëüryÂ3ú»&amp;#Vrâ##§B…`/.§I#¯¬V&lt;~#6t«÷§U‹4/›•‚ÎŠ·×‹ÓÍ#ƒy‡U®¨ˆÛæÆââÀ##äÊ½�_"FE½Y#Ðï#a#žÌV`´üP</text:p>
      <text:p text:style-name="P1">#f¹¸î5�6#Š¦#?­²©N¥Œjîqfµú’#zöuzü‰�º bª£@¬# =zAuÂ</text:p>
      <text:p text:style-name="P1">$À›#z™ò&lt;è+#¡æTLN#.ŒÝƒ¦=™ÌJ&lt;qK*ìkw·Õ“#û¿„Ä\ý¾-",ÜQ#¸b“&gt;Ã¶îKàÔí#"©·ÈÚ#âÄ+á{h¿åßjpÌ#‡W"ã;á²ýÆ#{«”ŒÅ1¼*5ñã+#¦æÛÃÛ6!Lë$ÿ[¯#:(sÉ#ûô#‡”8#™œAÙ##ˆÕÒTVã,.Ô¥™m®~¿yey4ïwÿƒ#üÉ�ÔÅ\&amp;™&gt;'ÏÃ%·VFéÍ…Z¹#³…#Ùb#L,©«Ý7&gt;#¦Àd:Ûî</text:p>
      <text:p text:style-name="P1">&lt;aPuÒ÷¢Â¿çŸ‘ +R#š¹ÁM`bB«îõšÏ³ËqÃÄ�”+›{kÛ³ó¢#øf\|‡Êœ#Ú´ú¤ëÙV{ó™ˆ1nQœ¶j#Öq#Ð¢ÞÕNOÍ&gt;™&amp;</text:p>
      <text:p text:style-name="P1">U`ìrÄ‘2KZ‡È#U*#æxŽ6yÙj7#Ÿ#z…ºðÁèwQÈ#@M„ÜnOÌ#&amp;Ò±Ñâ2¤‡¡—#@ûŽú"%¤æ,É#ÔÃ#}z£#«#§3?³##N‡­RE ÈJî:@kM‰9Ô¹#Âñ_I&gt;é�ÿhiXR+FÍ(õ©®iƒÃ©ôw�###ç#ù]#¿‚�tøªÿ#ŽNP|#Žç±i—#d#Jv\Q#ÕfÝo<text:tab/>Ýpö#RuY.€ÕšÄD#fŽVg#o$¥#®ÜlsI 0tiõ_ŽŸ#µ^#Ë³Šðv…cóê#&gt;G“I&amp;ö0Y_cñÏÕù¤Ù0æË¼õ+š</text:p>
      <text:p text:style-name="P1">ì÷Y&amp;)R›Iú…¢<text:tab/>ï%®°##È6Ža-#�´ë³ÐªT=í#"žÝ#ª†|¼#d„�ãY‹àä,_Z½‡˜M+åø ¦ëÏ#®t9éÎ%<text:line-break/>^#£ïMæ½Pg<text:tab/>Ã‘@®Ï«¨y•Ê°WN`ú²—©žoüÍ]@Zx0¦k˜!#é%ÍâjÈ¶ùoùð[â›<text:line-break/>­ƒçE»K8eÔÀßkkÝ¾„�‹Þ±ÃO—8÷†­Í˜W×¥¤H|ß’Õ&lt;#Ìž`#—$râò]‹X×§##@ø¿#ß²žcu##º€EsØ#âÆÃé#ÛÒ#çæ*‰'y</text:p>
      <text:p text:style-name="P1">#¯'‹šJÃPÌ&gt;có|*$[M#Þ{›`nXÛ»u®#Ùíº©kô­§\½Ø©s(Ñ¾"êÜ`@û²°eÝ1(ŸQ#g±#væYwïì~é£M]yÅ#‘Bªw~€#×�öòY#ž–�Õc$I^”9öñCOÒý#I#7†Š</text:p>
      <text:p text:style-name="P1">z#¶ÓK¼#Ÿ##ð¤#Aÿ3³#7#ÔÓ&amp;!#$n#„#c###ƒµ:Å`¥Þë0#–×ÀTßS2#Zx#”Ý¸?</text:p>
      <text:p text:style-name="P1">.QN¶#¿#"#/##ø£†›##îÄj³î’›#°J#‡ð@<text:tab/>·ÃÊO÷ #9CŒKÒF)ÿ#@à¹Ÿê.X¨|Ã””)0×#@3èx</text:p>
      <text:p text:style-name="P1">/²e#¬#Ho˜!¹H£©sjd„µ²âóG�³~ü#Û­íY–š^�¨5#œìcö#Óû«øÅduÖÅ#6ËÍdZ»Q#ó‰Iì#ý·| ]H¶� öˆþÃóœ‰j<text:line-break/>J™x@#!òÚ7²`V#°ï#eM’Hä1nÜ9k½ÿT›ó!úD„m¨ÿbžz„Sfá¯/Ðà#cÚØžtîé°í¸–§wØÅë‡y)ne–#5#”LŒN’{¥#Zàš¾R|#î¯°x‹™Ž#‚JXa:Ø1�‰»#QØ¬þˆGç!„Ð#WÀž##.Ù†M_ÿ~C #jd¥07‚¦ù9Zì##9#Uïö…bâr#è#u+ÍJzx###&amp;s;‹sÕ{¥cöPh bsÆ#¾WlX#,mö#ˆ´¶(Y‚°µ\}hÁÙ1EøŒÑD,EŸÜ.{n`ËÆ�UìöNY²#ï#¥ÃeÃNïÀM£#€|¯#ÆÀ;#}“ðêXúFñd1«û¾½<text:line-break/>ÉÝ#“¦™üoƒÁZØà#¥®—#3##¥–¯ú2éäú‡#a-lBûùnç:<text:tab/>9+Ôƒl£#Š^¾&lt;ò'%üÅ##D#ln¸#&lt;gÞ"‚6¸÷\#l«¹c¦ ³#ÀÙöóHCDW¸Ôp¢ÊkN@0VË</text:p>
      <text:p text:style-name="P1">"¼#î"d#¬G¿Ç{oÑë›˜CÏ##Gk#ƒ¢à½Yü5SsmôàÈ&amp;Î3jro##L&amp;r##uÜ�zìQDq·¥®yLtÕgNå#&amp;Ûy#&lt;Ô?ÿ=E“]Â`#�Í#ëÜ)Ï¡�“ë'ïþÉÈ<text:tab/>Qëë¿\Š#ö'µ##fym6#&lt;é3’,´ÀºFRÚ¶Fœ÷W‹g±Œ@S#s#û1q#»öûì#˜¶ö#íâ‘\Ž·€#²#ŠMñØ¾qÇÒ=r`±Ï$´P™À#ký-2£l,mú#¬#§Ì|«p[“mGA#«äôLk[§ÿn•S†Hço¼H#•##±°aÃU¢€²çiÆaDæ±“¡iiMø3à8<text:line-break/>#žYLùÏmùv#oÍ{#•FS_&amp;ÖÚUÇ#®¶Âò#nÂTö÷Jûm&gt;®4•3ve#<text:line-break/>–a#f#FÇ/5l#³&amp;Üj¤­Ð‡P\,+�òù«\ÍÒ.¹Pl#Ãn#kCJœ²Öù„ÖÚ×ge#r#ƒç&lt;r4±.¨jn÷�bà'è’/#<text:line-break/></text:p>
      <text:p text:style-name="P1">$#w„Šð#=~È³</text:p>
      <text:p text:style-name="P1">|Á#Òf�#ððl#B@R’õ6ÝYÃÞ‘‡îXÝöÜw(#l&gt;ÕŽ##F´IðËLÿr‘òITu58»˜#äß¦0àÒ¬Ìã</text:p>
      <text:p text:style-name="P1">V<text:tab/>¶hU7ÕÂæü€M#@â#}ŸÒ€'1#²0�#Íºr é2#b·'¢ÔÌ#ñbuÔhÄB®S™‘ÓoÛà#ˆÛ€—tx</text:p>
      <text:p text:style-name="P1">ôß—ô#Ý…OÎ0¬—ØMƒìÑÎ#´ë0�ÊHÃNeÂ©?mô?Hêo#7+†‚^kåfz#MaÙÂƒcZúãoÂ–E€!#ï…#%�—&lt;YêÛ�#]s*›¤Æ0Áß##ãB�a#Õ•­øg^#ÔÌ##éëvRðSóÎƒXBÉ£mÖ•÷Þ#ÍZ£dA&gt;!#Ç!'r#F-}4˜4-ê‰ÃyÆÚd#uŽ#‹#<text:tab/>Óñ½ÑýÇgT³‰ò&lt;ŒÆ-\<text:tab/>jx}ù&amp;I#˜<text:tab/>#-yÜ˜yƒÍ\ð¼¬‰1š$#”hD##„�-i?|#Ú#ÊÚ##!G�WTÉ`µ®ú#1?�_åò¾##³Á9þÎ°ß#¸íøÚð®V—Ý­E#ÔAÂ¼¾##&amp;#U#‹ò6ÍþÎç:#—l´�?~A¢X¨�Rè-™#U’´6º¾#A§Z#ÐÀ°dë#œ#SG`#óÚÔ�÷ã¹8ÂöqâK˜#3„œPGò#ëc5ý;5ÇGÃ<text:line-break/>‚#:.‚Ja´×Sò+ÈÇ#}h;ûó<text:line-break/>{p6:Qš¬*…4æ‘©#]®ÚA…$¢#†àøýí#Vþ˜ŠBZÑ¤ûµâ6®P+(tO#º#¥Ù„ox˜©ò¦sg¨è÷A|#ÚU–ïÓ­)îÓBU@*å¾�§™£µ›,b#~¡#¾Â�x<text:tab/>#Ù+#KýÔ½</text:p>
      <text:p text:style-name="P1">,&amp;F#úù</text:p>
      <text:p text:style-name="P1">ŠÞÿ#z#._LþiÖ©$6K{cÓ!EYÔòøÉŸéÑ�°ö&lt;#.–&lt;Ã¾Æ#ï#¨M#4õ‘Ä#`7\î&gt;<text:tab/>9</text:p>
      <text:p text:style-name="P1">åÞ#¬iŠ²Çj##Ï·‘#-”#Öò¸ßÿ#j"Q#‘ód0°µÒ…FmÚ(3ÃAKæ³=ç8¸´¿#�#™¹˜¶Ràx# ÷S# 1ÆC.‘³E+dH#¢‹#ÃJ¢Åy#vi•#yÒÆNƒ8çáaM#õÛÃ³Pê<text:tab/>###ìY\[¨Â#wud!�‡½`ù„B¸Nz[¾_Òp�²€›‘#&lt;'~©&lt;«Á¢Âgt#wˆo|lC##¶tê</text:p>
      <text:p text:style-name="P1">j�&amp;è#iÄc#³Y¶#Lu£Š&gt;?kmÜ#-.<text:line-break/>‡´¬Ë#x</text:p>
      <text:p text:style-name="P1">õG#¼¡0<text:tab/>]ÆrM##�ó€¸¼�#‘#óŠ¸nm<text:line-break/>–<text:line-break/>pocÈ(.šýò)0V-m¢<text:tab/>I]¡Ž ”|pë-<text:tab/>]ù}H#5#ŠÇÀ›#"#!ú¯¸dÐ¬)áˆÎªE©ÏAß0ác})j#ù`_¢oÚc®®#£#ÛaS¾Æ2|W‰#"9ÁuJ~9Aï€##tOräü U##û3#ÈãMlæKv�&gt;¨##o¨‰bzcÊ¨”#u 9I¢0##j(ŠÄ‰G•³|Æ’dŠÓo3u“’Ï#X$‹4</text:p>
      <text:p text:style-name="P1">›ÿ8µ#-Cy&amp;nœô#œéü:^91¾PqÐTEŽÆŸ6ÔÐ¯ÀÂZ/ŠŽª˜[…%##Ä[+BÀx»+L#1‘î=l4ˆ8NÈ#£IU‰Óç"Ö~#S#Õ#Ëè#‚ÇÈ(œü##X##çsbÍ?Ä‡¢ÚÅ#ÙÎR9&lt;?EÏ•Ù</text:p>
      <text:p text:style-name="P1">º!ÑCXlvÄ8W##ëcAÄo</text:p>
      <text:p text:style-name="P1">1##=â##/##5¨¡”#Š()hxDoÐòC�#¡”¢¿Åô/Ê»Í·ì#�p#<text:tab/>Q\#øø©èÄ7Å!Ã+#ôÛ#¸(QÈ#Q#•2<text:line-break/>õ#NG£¶tC8@óOÜPQ#’—#</text:p>
      <text:p text:style-name="P1">#m#2ŸÝXš¹eù…ŸARáÐº‹O¿Ï&amp;�T�c#EÎAô”&amp; 7¦##]ÖÍ#æõ›§³¦ê[¤‡òÅâ!p'è¬†£¨6#]Œ9£öPteP˜ŸK]ÁCÊÁ?ó¾áâ ÂGëì›ýÕ6ñù</text:p>
      <text:p text:style-name="P1">¸9F­œ‘4)GXc#_U×#XÅp•8ØŠ7f#³r-8.ÓÎÛPœÌ¶m_‹e#wæ\•ìC}ü$mªÜnÀ3#ëñ §‹F#A�#Äd@)Ä#Ú—’ôè#¸##JÝzVå+ñÀGÏo…\X¢-S¥Í�#²Û�‡5›Ý#Å%Ë‰�##XÕ*sM:Ñ#8IÒ0ñüK#LÓº#œM¶Å7üÖÌÛ@Ú¤S#Á#*S„¨P_d½öLå4¸„6#â«ƒ~ØÐ²#B…×ý#œ#+wùŒ#¢qa#LÔ7„JÎ#'‘VþñÓà”…#:ÃçDC;dÛ€‡„,° aJ#É,d‡é5•K+ò##</text:p>
      <text:p text:style-name="P1">½###G¬#¦Ï§"VØ#)Þ¿«#U¥’#M”º‡�Læ#Yt¥å¯¢0UõÛŒ÷#+ñ+ÐZÉ¥<text:line-break/>o(Ï¬ÍF_Òï%{ñAæW²]Ô“—d½#ÝFHÈ›ô‹ûÚ²#Àí#¥.¨q¸Ö§À##´cðp°#ákQØ##øë÷#…÷<text:line-break/>#-àë#x¢@Ñó¯Ý¹kˆÁ6iKb#VÚËì#��|ä�##”%6¶ÆÅqÇ6Íbô#â:ØX<text:line-break/>#D~##FMà8¯6ÝÐ­°åèË1¾?§i#ìç#ªíp#‹^#˜C1�Ê#¨#</text:p>
      <text:p text:style-name="P1">ò(¿þÛtv¼$µþ2g§ue€\#ÄT-I{ºÜOïvø/Ù~î\)³1z’¬v¦4æ#J(À^ûHmn#¡N¼Ùp‰c/Ás:ßùÄ[ii«R$"¿Š oð7rÖ¾|#¥$</text:p>
      <text:p text:style-name="P1">=##åY,#####9Ï^#þéíyqŠú#�Q&amp;¨Iè¹¯ðƒ‘“1L.F\.Üñœ¹·f½¨Q&gt;é#{±ZØ¼&amp;‰3#ÌY iê</text:p>
      <text:p text:style-name="P1">&gt;Ñ¯#¶mGÒÆÝ²©#³¿�#¶šö—dŸ¦#!mÐño2h9<text:tab/>E�(‡#Ž�]ÙcÔ)fc1&lt;tàQYhW{$ÇN*·•Uj#<text:line-break/>#ðÍõb‰Ü#Õ`“</text:p>
      <text:p text:style-name="P1">DiNDµö »ß‹p˜íF#‘&lt;#ý&gt;»P##0à#Ñ¯#Ã&lt;óWÖ_n¡ªØ’ÿYÔ#áNT¡#V#WŒ¶H`«Þ÷‡9ùí#¥8Iq‰Òm¹#µ$Ù¥³•#/|Ï#]/1A�#èÊtxt_Å–ŸÎ#�¹°�m:o¸#YÞ/ðFÁ–ÿW±÷xç³¹Ñz*#isHÞIð~ONÆ•}Ä–Î&lt;dla#OH#½on¯Å™;0÷¹…'c$#�#âô+�û3ó¢Z¸�Eoõ</text:p>
      <text:p text:style-name="P1">_‹J#ÀÚ·#ðÊ´#œt�#”È\R#xµ ‡žëïò6u=IµÏbŽxä#ç#*~¶ô|_™’Ùr¿Ê­Ñ&lt;ÓÈ�ACÃAÏçktÛ/È…|¯çXê®Bîâëkl�‘4¤B#nsëŽø™ª±ó½G|#�ç/#/�æ{††ï#$»}KÜp¸h#KÑ{¿ÿ#öÄh;óâ#mÝ¨ØE‹wâpÉ¶—ÆK#åfA#‚è#t§îƒž2j##¾Œº§#;,®ê³ãÇy÷<text:line-break/>”gß#¨‘ËÛû8JçœHÀ-ÎòÆðÙ#\ù#þËB±”#ƒ#”�qNi†#;wn#lÖ�â+ê'ËÌi€Kÿ8a#@)&amp;û#(1“/÷TZ�’|8#ÍM=²è( á^Jå#’µ#,5ˆQônØ¸^�:CVÝÙA›9&amp;)ÙÐ&gt;€ó#ÏË#•ué#¹± ócðür‹hä#í#–+Ýg_‘®ôÁƒÞ#¡l-™Èm&lt;_xÞz�#¸#û##Õ%¯En]m#¯º#7Ý#´#?&lt;ágè5¹ý *[šqx#¾Â#Òà½³ ž˜ZÔð JoÈìïd=F#^Íp¦ÿ0Qèsd4#š&amp;#JˆKÆt|õFñìÔàÉ©Öž#àÈSÓ@|ÚH$PvD#JàH##ñb4î ²ë^Ú¬5®ò#*ÿ#w¸\•T5¾ðrVYz#¾úù÷Çôôô#“</text:p>
      <text:p text:style-name="P1">Ì’#¦Èß‡x8~+·‡Ò,y#æ#áy&lt;”ð\C|#½&gt;#Å[¦#$Žß*¨-ô#¥�#_6ë&amp;#�Öý'l—ü*¡§S##Eí¨3|Èôiî•:2JžÐ$#^‘Âõc÷*¸¨ä‚|ßs¾¯¨Š##1tóŽEÜ#×Ç#é</text:p>
      <text:p text:style-name="P1"><text:s/>ž×%­Kaà#¨‚#-Úøh¿Òª€y�šä#ýe{·O[ã#Ù«Øøi:##ÊSýÈþæWâ#1€…x A…Oú=Éòæ<text:tab/>5=m#Õ1M—±·Q^HÑd1°Ä#»¥i.·#û#ëXE#i&gt;ãà<text:line-break/>ÁÞMA:LßØ´H�ÑŒ#Aê34m{€›ó›–‰gIt#£#ßWù#Õ#NV#ÆäÅŸ?‘#P¹xèÐ�ÐÅ:ÊœiñPÒÌè7í?�4I‹ÿj#ü)#Öù</text:p>
      <text:p text:style-name="P1">11ï¸lŒÆ#Ù9~«#“³…˜ì##mË.#X‹}¯90b#{uTæ®îCRUx5<text:tab/>B¿µ4‘ÄóT#� iß…@sËÆøm¶ØNà“#2³•^÷SÛK‘ô‘ÇO=²9®eÐ</text:p>
      <text:p text:style-name="P1">[‹Co|Zp¯Ì¨A®#€Ó</text:p>
      <text:p text:style-name="P1">ì#·’“8#+cpTÐ«=qx#5íœr„¤qÿ##~ŒÖ#4M#}rr$½dÿ(wpR®.r¨×¶˜f"_#ŠêÐ</text:p>
      <text:p text:style-name="P1">`†ìF#ç—0#ñsž•Ñ±S¯dgçû­N÷€H¬2ê¼NÊ#Ë¢�####²Ù###ÿCbyGë­æ³Z%­qý#ZÔ®;Zÿ<text:line-break/>##9VK¾È#â($—˜žãÝùyr¿ÅM‡vmìCf‡¬/M;^³Y#&lt;ëCÊéý/•Û#^ÚÆ<text:tab/>#O#^ÑP«Š#9:-Ìg¢ “#�î#ÿ#à##œ¥siþx£?×Z<text:line-break/>z�¦‘Xkï7)#*—ÀB³/x]ªK©º##¶Púz¸¢-æÓ÷\Q##aðF:Z†}uÂ™ê³¦‡ê#CÿaV3xÂ¥šèŽ¬�#R#^#ñ’È›KBÐà#Ý5#Qw<text:line-break/>HNqòÏNYå¸W˜]”##T&amp;'Ñ‹Ôæl#Td¶hb#‹6ˆ’ÛplÑuw–Û§‰t#%#ù4ÖÿlƒšUDìç6ÔâãÜ‚ˆÞÛ#-^•½Sh~\aÿþÈ#Î¤Õ–ë</text:p>
      <text:p text:style-name="P1">¹;·‚#¤²°Rcú³wù-�¢#yèMU<text:tab/>ÍÆ”÷ñƒ²â“[#,M#|½ÿt&gt;#¡,£Y`@{¥#àñ™c›#bP¶#ó{½+×j‘ø#ðÊúpÄ##6¼lZOL`ZlE€;­|áC|Œö5##õ#7sÁ¡´#5t2¿µN#K�³Ó©f©ûÒ…šOÐ‘�&amp;^Òy…<text:line-break/>œ/lD~|[‰#Xy·È¥í3fçãõp“—L�Ždw¦</text:p>
      <text:p text:style-name="P1">‹O\P—¨·#hIÍOÂP€Vf#†•Jüœãªï´å£ö‰2Êª1yÿ]##¦[#|ƒ4¤‘€<text:line-break/>ž#/{ûº3ÂJ1·)Cù“#ÖTÑÖ•˜„»?9‚ålÑAãápâmR§»W’#fa-!4(<text:line-break/>‘Ë|Iy÷‰#YZ6v…s#f#‘&gt;…OüY_#£ŽÎ÷Þ.=#é�ùP#ÊeEM#Ñš´U&amp;R‰—}# ¿çåÇ#È¾™-lÃI•�­Wgy9#ˆ„hzæ¿8¸™ÅÒRA‚–#ž¼Ð#™¡´¦™QHc»Ä## Yÿ$#Ô–</text:p>
      <text:p text:style-name="P1">#ì›1&gt;gZÖLÛ#R‘#oeŸ.HtÚêM#_#f`LÕ4T×áu#ò;-‚4#�l#ÆƒÒÆÁduÑÄXç©-WBëÄE‹^ß#,å#s`á#00½#4º¡÷0ì©«¿UÏ##OýæI4ß&gt;Å# §#"ê#7)ÿZ€{›4¨¬ÊSO-…<text:line-break/>_-1M-&lt;ÔšÁZA`O<text:tab/>Î_Y#=LMi/usÅîË#éŠub²ù#Ø¸SÄ#–·#s*'ˆ(##Hˆ]Êñ$Lù�ÿ:</text:p>
      <text:p text:style-name="P1">#³o4#w¼¿+æÿƒÄ‹Eû(%#+Ú€¥XÂÜ'©N”ÄùRÈ¥"ó##p”U&amp;|y</text:p>
      <text:p text:style-name="P1">j#:"¦%ý0¤â<text:tab/>ñý€'YkP#$#=l#}óìðB}'¼¢©ýâ‹#ÑïØ#ÀÚ»†#Ÿ±@#ƒÚo,#Ñš˜b#¬+V7/À‹Žß]€ÁCß–j</text:p>
      <text:p text:style-name="P1">/C#;U!Î1#K##——àÎ#Ç·â$½4È€²#p•a#;�éækú###FÊ“^Oz#Í<text:tab/>Õ’Ó'#aó#=,ì‘Ú33`M¼È5ìvðO�~—ºðÍÚìIä¨-€Ï¯„#E ?}}UZt{Ž³™K#ÿF�0#3#¿Û]ýhB9º#•ûQÎ&gt;9b6^Àì–€ÜQw#Ÿ_9ç#,öju#VWÕ4"¯]yE@¢sÔãà“#Çv4èÚÙ#¶æ²™#ô#ŸÑèä=Í#Y„+µ‡«„#Þækû§R¬ãž"Uj~�­Ø#õ#Î�ü#Õ­ašæ/£|A5»ððµÊ©#W½bM_éw}œ§ˆÍ2�-#Á#š#Œïºý2è£ L+##�;/ô,Ê#Ç¿¥4Õk<text:line-break/>ƒ³¥§@§ãK#zö'Ý¨ìP�žI¦kåÆv#ZÙ�q{#ÿ#�Ä2#¸f¶MqG3÷¥ag¹aiä¡Ÿ,æâ§]æ]äÃ²¸u ¥£‡Ù}Ùš°w�</text:p>
      <text:p text:style-name="P1">Ø"#Ž«l#UÑxŠm#k³¢œ ÏŽ#•Á¢&amp;ðp èAšÚ^îtõ ÂM*ê‹×C¦Ø#WÝ»‡XC¿õõsîR™Úa‡#¡UÆõö9¼Âp#»<text:line-break/>ÔË·à¯xèÑ¦âm(%Ü·™‰ìÀ"j–ÉqÍ´gëÁœSv@¤Â§å#:ÐòÚr#`YZñ„GÔ„+&amp;Ž£¬³#8ÛÆC£#J#OI3$<text:line-break/>ícè×öGµa€T&amp;CS8#ÐÙ*#öõ¢¨ö(#¢ñ¾ñåô‰Ñ2<text:tab/>‰ýGÉ¦�º#îC¹ƒÔ0%ÝcÁK^#�</text:p>
      <text:p text:style-name="P1">BDÄ7Ë’ö#‡?9 ]sü¢æ#„ì -J _²I„tûÅOý¨PœÖF¢ñà¿‚àI•8°L„hP;�$ø�óâ�N»å<text:tab/>´ûB»#�#§µ€÷!ƒV9Rõ#²úq#øyöÀ##±7‘„¬#Ì#?±#<text:tab/>Üâ#„Â€—ÐÍt#¸ñV%<text:line-break/>’±..Qà»LÂöñVì±Jª$)#t»#Ã S7Ó%ƒef/(\ØÌÌÔWüþË•#€èøˆ61`Cê¸´#rß•#w�¹)ÓEêê<text:line-break/>±7OöqÚ#ZAŒ#B“Ì­\®ª �úk³”M¾t##ÆC„"“Ï%#:ê’Ó#*ådZ»et#SusÍ‚#gë#ýÒØ�#B \b#ð1Äj :i¦—H5W=#(#JKý—&amp;fˆ/Ÿ¢½##îÊ#WcB@_<text:tab/>#·ßŽŽUƒ</text:p>
      <text:p text:style-name="P1">]�#!•VƒÓ#y#vö€(#' ôcàêSYQš#ŠÕ‚†hNuÿ#�‚íØ–ÕÈ®O¶#äÅ�‘%Wä###}dc�$#²ó#å^ÄCÉ)ì•#Ïee2ôµ###p#’Ç#Qý|}#œÕ#{@\¯&gt;zÛ%#‡nsæZÕÒò#QŠÅ|má§Su_ðhŠááÅ7àô¬ÁÂÖÚ •“ù*Å›žº¬Œç|X,�¨Œ�¼~‡Úh##øg'â˜ØêÈõ¸#ðE\##MÝ¦#=ÿ/ó°ü²ˆdŽÃ0NÖä†7"ëfòy3D£IÀ)’¡‰•#KzL!­ôÄO›:dŠà}ã¦X©#ÆÉ@­`r#È#;äã¹"÷2‘èD#—8XÞ8ž#3#Û†ÞƒSè8<text:line-break/>°hå3¥™s¤¹JA`9P&lt;câGÞïM¯Éö¡}áÁ•?#�©?ë<text:tab/>Oz2�gB©Ýf9œÝ�#¾eáz2›SU^</text:p>
      <text:p text:style-name="P1">Ä»®—�©ÔÍ:°#„5‚1T1€¹em}�ñpl7Z¢ülšÐ¯gËŸ eQ—Ÿ÷�QÂf_ãÀÖ#¨ÿOÿ#•´ßYd±YMÚxc#&amp;"VBò¡°gÍã˜&amp;6öTÐR±&amp;ªj#Çý#„ªkL#MêY…hO×#A€™Î6#¸Çÿ#À#®#QS#‹¯ôÆ#Î#4{+#p–Jõ‘0‡"æ#iM(HB#W#ñÛA%ï#÷OYÊ4<text:tab/>´Õ#r¥æZ“Û�<text:line-break/>B#‡ƒ´#</text:p>
      <text:p text:style-name="P1">Ä”&gt;#¹ë™—)×ÔðXÎm#1aN�R3å¯ðìZš‰<text:tab/>Ùé&amp;(UôPƒÅ×/Çðj[DRžr#9�bÃ·[¥dm©##·ÿ|?¿#&gt;ÄÄÃk+Šæâ¸+ñEtÀ§/#°sÞÍ»zÿ2äR›#È#O·„Ýæßþìñoh~##"{lº½]^$Ã�/Ê¨E##P#d##Áò*§¾<text:tab/> #xGÚ2&gt;O…#4€#¹#ð#t’#&lt;#%Ì*üžàp±œ~##~e¯’f#IW#¬rhD\0 =ÆH,y<text:tab/>šÔI™Ò-q#õ¨èðSæ#nz)##ð‡Æp@;å#…¦Ë#e6Ù£æ##&lt;¸J#rðæî-</text:p>
      <text:p text:style-name="P1">ïbæšÁ»¦gº“q&lt;.#LÚî�?##ãpÓY¨,</text:p>
      <text:p text:style-name="P1">×# #ƒŠ#‘½#öœNÕÄÏ¦ðã�¥]•ÎCQP�çs##?šR ’#±²¾n&amp;#®PÊ#µçy`M#ñl'OÙô™q‘/ÃLÿ!@#¢dµ#<text:line-break/>&lt;ä/r‹<text:tab/>#®ÑZ##b]Iæ×ð9g#gá¹!ê¤­éø=#u‚4ÙÎ™E&amp;|‹4Ù¦9]¡8Ü»r#çÔ"T#ý#Œ¾ì&lt;Ì‚æÍÆÞ¢j#@ÅÌ;æ#ù··IŸ½###K]Sá#c##U÷#µ¨þÅ¢PIñvÓºý%2#áåÛqÊá#8eù„`#ô×Û¯Å¡ôèx#Ö¦kSÊ–#BŠH##•Ï¶EíñÍÍMVHo–“þ#4µ%Õ«ú{(v0Ö#d#ÁgÔp8zÓûÛ#×Ùà:##.#7?&lt;Ì##ª¨ü�°ÔVåTñMOo/# c#�AÍNC¼34-/Ž#Ï+`Ù¶³GA½ÉMŒ#có8¯¸x1Ú##åk#&lt;[ºL4’5üôÊ#ø(²LT®C�Ò5Xo�*®ƒnÏƒ¥*–<text:tab/>öQß</text:p>
      <text:p text:style-name="P1">þçé¢qƒ&gt;D(u#È½å³e�ÂÆÙyË=#Ó##Ó¤á#‘æ#‡ÝJ‹P…4“s‡š€eÆA¥’#íQ'HÖƒ£Ç¸Àl{°1Ã˜Ù†#œ­�ùÊÇ#]ZÛfh²üo:uÈž”êí{Ôù#¸p¢�ê#ZÁîµ‹?<text:line-break/>ü0~$¬ì-#x#­lÐú@#Š3}³õŠá‡Ÿ�Í&gt;Ÿ¨äêum¯#mj¬ÁÉe°ôxt“Ÿ8-¹À.3#±o­Ò"?· à9E#ä�ø&amp;#?ua<text:line-break/>�þÄB</text:p>
      <text:p text:style-name="P1">ñ-¾õ#gmðÓšó¶'ŠÍÿ&amp;&gt;Ï}—”Ý_Îq�*ª(E#RoÕ _»­È¬.¹ 2iJ-Øœµ<text:tab/>Î #ŒjË}„º¿ËÃ²4#ÿ#€ Åh</text:p>
      <text:p text:style-name="P1">Qùw #U*´öd·û9Ð½Zd##3Ïy{yÌp†p^ËüÀ^k0wpGÍ£ 9µ#—üÿ#á#W%.#»æ‹±új#|ü#¶Ð:ï›#˜Æ›*ÚOµ¸5EQ¿²3�ƒ8-åQW�ª#˜–Qt"üƒ@Ô#�ð#kDÈJ+»´Qø­Ù##�£##ùx”þÅu#T]˜r–Ž&amp;UÀYøhÑ'–&amp;U#£¡`Ür;#¹;ã‚~C¦Ò|¢#”[‹ÏÙwf³ÝM{âÃü\»ã€­áÉsà¥l&gt;ôˆ¯GÌ'#’#±#tÏMƒB]#!´çÖ{e°rd»#¥l°+.5C¨L½€Õ_C:#þ†# m-^­6Òj*è‚ÌK1ˆÂØ#Ö'?†almOëe&amp;&gt;#¶l±ºo6#mÿ#Q�–ñ¦E0¸DÎ­Ê—­¿Ÿ²&lt;¾”ºÆc1ºjj:<text:tab/>Ü¢ZsÖVÿgF¦HÐžy˜Äé˜#†#6]4ÌÇ6o.ÚÅx�Z•˜‚»à#jÃÞ#@õÔi˜[;Àç#�^$\Îˆ</text:p>
      <text:p text:style-name="P1">Îé#&gt;#ž#«©ª#;ŽüèÔËqá_º</text:p>
      <text:p text:style-name="P1">�¾#Å¢ f&gt;ë¤ç#–#èiþ®”uMÝƒ¯#£�##›XÓ„#Lí™7‘#/{3ú&amp;#Ü)@ÄæRä#sŽI#BÑ#ö»#cp%#H?¤Úv£hd$é³ûAªum¹<text:line-break/>f#ÐË×‡f#_5š!'hÏø`f:ÖMÆIfj4ßÜÐB</text:p>
      <text:p text:style-name="P1">±*1!¤2±R<text:line-break/>öìBè¾–H@Ô24È#a</text:p>
      <text:p text:style-name="P1">:Ç/&gt;‹­#Ú#Ž`¥w›’›Š¤#~Nœ#øÝ›(â#§#KNý#êëù#¤*rˆ"Ð#$##o ƒ#‘V±¸òí·#y#‚�Ê€eÒU0B&amp;Ž#ÉØBntÎ#÷�#ŸkG¿å.«Ì�bQ²l²:#*#ž¼þ3¶å”##ì&lt;\<text:line-break/>#{ž#¥š?¬„©í+##X#ãÌ#ð5ì–£«}°™öòÇ±,Ð#Š#¥Í#|3ƒìè</text:p>
      <text:p text:style-name="P1">3Åe©:Ó#qbê0Èx*Í÷¹­#ë¨Ý#/þëY¡øéEr¥</text:p>
      <text:p text:style-name="P1">I!X)ª®€Ê#NÆ·Ã#<text:tab/>”ÜÉµ‘´#‹‰…7±#û°ñêF‹##¥Ž škov8Žß²h‚–Ãð�‹ª:º]žØÓïÊÛ°O/�I)Ìír¬ƒÿksªÁCÍ‡€#B###<text:tab/>ßŠ¾#üjÊgü%_XD�ô.Ýh</text:p>
      <text:p text:style-name="P1">f·5ƒAþV°#«À#Ni#uízÓ#-èq#P{lzL°œÝÃ#ØÐ¤9±Ö<text:line-break/><text:tab/>#ß�ÓÄs-W#FÕÖHÑÅKÊ,È#6]Šä‰ÂCýáæ‚#O*(ap‡#$çmÔO8GB#Æa`K%#E¯#B#þÒ<text:line-break/>i0G™.#møAÓ¢PõI+°Å™Œ[4‡Ûö™þ~zÔ±#8C³xÖs#¶U¢´k##Z#–ÑòÈÁ;Üš�¹¿�ŽàH­É<text:tab/>#ôë#2¥ØC�Ô^ºìiÛ2q¾cæåŸnEx”€ï#…_r†Mùâ&gt;ŠšˆÚ‘&lt;û#Ò*Ø¼ü¹©Bm³_þÿ(PÉ&lt;�^=#ký…9Š#]#$xèb¥Pe7¨Ûfí¸ô#Ø‹–¼0ÈÖ(´5BÀ£Ï5zt€í`N$ž´|ýž—¢sl\ÔòIbßŒ:ý~'¬#—X{#&amp;\ŽsP<text:tab/>#ôÂZ‹sÿ<text:line-break/>$</text:p>
      <text:p text:style-name="Preformatted_20_Text">‡!5N‡Ú¯Ô´0ÙÉ!ÐU#ðq#‚Z{¬�eÄçäøÄ#$Ç…yT‡ËYP–rHb##ÈvJN±#c—9&amp;ü##”4#¿#±e#„#€€Ÿ…»2BbçR#O÷iD‹�ìü;#ÊøÙue##Z¬Ò�d&lt;Õ!êÚÎöñ#</text:p>
      <text:p text:style-name="P1">ã#�Ë#ÚGN<text:tab/>|L'#ü‹%T…H)l¾AÁ¥³n##&lt;Ùÿ„Œr°y#j7Æ#ÿ?pÁ#ç#¬Ÿ7›©¿#`¡îÅpüÅ §èÎ’ü�~2öµ#°²#¢–#õBpµw?1¯6LÞ¬ëÅâ#¡#À=aäD3 ßgÑ…Õƒ’:ø¬)c$mÏŒ#ªÃ6Þj"”ð&gt;½èäaèÉ3Ú™XÙo°#fw#?,‘#ÅL˜ˆ#=Ð#ãáI�;h¾ò^F·ëjÃ¦ECO#ý„l~G##XŽå‘@#Ó˜¦((PÙ#Á"ô©2µúÖø’ÉíVè=em#£Ž—Û I8'#ëó#Viƒ›#Í¨W6!#´ä¤/å###óè7Ù˜tš�</text:p>
      <text:p text:style-name="P1">„ò¼)·¤ñ2(#O#¥á#øzds”<text:tab/>M®#³w‡Q—#æªð»O&gt;üäã?_ñ_ÛÎqK "Ù^MPîð#â#&amp;ä~½ðö##J}Ú.Ö•›åIÔÛÆ�n#<text:tab/>¸Ë9nˆÊª:VÙ#¼FóqQ´¡ßgÄo²,%Î+</text:p>
      <text:p text:style-name="P1">¯òë­ìÏð:MÊãø#÷&lt;j'1tQå:'<text:tab/>;—-%z„ÁGé‹iA#Ð‰ØìI›~*›Ø·¶Ôü©#1|Ç²‚�n«ÂžÒB¢\ªf##[g2'bUezÐŠ¦ö,ÇàJ&amp;5šð~/šyïd]Ã‚­)&gt;tÔ½ôì#2ˆBQ®#údN›x—)^d#ÔdùtÅ#²&gt;#—òê#ÀøíÔ´þå¿##­w5—†™È"‡ö#ÉGôˆ,ŽæT/kn´#ÿ‘mq;¼"{›¨mË¾&gt;'Ä3‚#Ê×võoIÕA�…Ñì{š�#8dÍ!L#uî­kíI—mÚ•Myñ#o–#eà•¯##}á^¨-x#Öú#k#¹0˜y%ƒæó#…˜#¡</text:p>
      <text:p text:style-name="P1">bSUÌš‡vèx@ë®´Élh�2Kß�š@#õa³æ-q+ZFŸÂ†E²‘X½</text:p>
      <text:p text:style-name="P1">[gåP‰sA##LšÝUÍÅK[<text:line-break/>ˆÒt|LðÉÜ‹¸NK×Å#³#€ô#D®˜#èŠJ¯{œ#èÓáf#òÍ¢uØyü#õžl‡œÓ90&gt;ã�#*¾BîE¹C-G¨&amp;ÑY‚RÏcÑgì*ßª#8ô#?#¦á-öíw¢###G—‡#¬D à±#~Æ#¾ÑW##…Ú8Ù &lt;#ÜU"/É¨{W#›^ü#¸§+ÉÛêdW'Ï³¶½ZžaÜ?K­ÝvË5ÔSô?y¬Ó¬Âƒ™�</text:p>
      <text:p text:style-name="P1">LæÓ#]ÖÁ-ý’„(c#ÖX{#u‹Ñ¦öÈÊ•B¹8‰P¯øƒÞ²ñQ#¨*ÕÊ®ª­nëÉûcÍÑ‡%ždË#®øºpÖd�xûX�#ŸÖ&lt;£#“0UÓ#á#Æª&gt;).Ùoj¡^ÒðÔè,@U„#8#f¨#¹}8‹}Uò´#µ³&gt;vÐã#È­##Õ×Ê±ê‰òØð:0K˜§'gã+#Aú5|Œ™##ÙµÛW}àÑúš#ö–'Ew##þ$¦ÁtšKÈ±$´6#ŒèvŠ¶#-HŠ#Yö#¿’*ä#˜q#·8#©ý*Ÿh�#JîÎyG-’Ó%¿ç¾ùðA£’h‡bç„‚‘ÒZòP( ##CË%2�ò`ÙCÏq9‚¸®µ…·</text:p>
      <text:p text:style-name="Preformatted_20_Text">øôÕ#/˜#ÇÓÙ””¬~œ<text:tab/>Õba#¥4#6‹;/–ÒsX#«³æ7¶5Úk6Ï£¿Ôã¿²©BÓ¹¹#’Fò</text:p>
      <text:p text:style-name="P1">©±LD# ¿Î…{£ßtªh}‰ùW,##…!¡�9U–£X#ª{€ŠÞEÐf:1~9Á#¥~åR­##w6#,§HíŸ`"Ñæ#l‰Œe§ #ó#ïNÌ3UŸ'0¡Û�ÚÙXZmZ’Ì²ýG‹#âE#[Óˆnö#±##qÁJÅTmñƒì©èKV~Å#Æ¶¿,ÀiKk»œ‘�<text:line-break/>‹x#ÁþbÅ@úa~¨uÄÜìâÍçœ‘#¹�Ãƒ¾�]µúŠ“ƒ+3·5ç�UšÏwƒ#ïv#ŸW·²kÙÿQÛ#œ#æNñU‹#®LâCóˆž�¹z»±7.ÚÈ¹áHg[*·(K›+eîÅtß…gÂèv²Ó¯ä#(%!"Íã“Í`#~n#÷1#Î‚¬Öè›+îAëE/j“#¾*%žA¼.·]Œ#È”.###òñ</text:p>
      <text:p text:style-name="P1">#†#‰qòˆ…±PVQé×¤G5à³#�ãu›˜ÙÎ—‚«xQLV‚dú*Ù#8#›#o9|6#^]-7S¶(«Äå# õÊ#È#"¦:|lÒ#A§#�#Í®sá7,¶,–íêÛ­Ì#˜At#¡õö,öñ{,êÀÁ =<text:tab/></text:p>
      <text:p text:style-name="P1">Û­‹‚™~#¯i#~Ç#±/ƒQ#�r¸Ð™sZâQ|Hþý§ªkÆ†U®`5#rê^Õ”î€#5˜Íæ#¿üˆ&amp;åi®#Ñ¶±#ê_²24‡¢##¦‚$þÕ-ÙiÄÝ–lÓ¦ƒÃ�Õà@</text:p>
      <text:p text:style-name="P1">•gLô6†#ªzy¥#l#d’Çy®+VÐŸ¬éG‡j#–#3¶#2øcwÂ##»\#šºNþQlxþ¨·J^åÅ�Nt‡”°nÐä•f{ŸÛj8Ú¨øn#�«¿¹&amp;õq‚Þ#T4_O�Pl[=}ÏšÔÙÐ#Àà÷Á#DÐÅõ½Ù•ó¯Mœþ°ê¼4Ud|6#Òqé˜µ&amp;ºr˜#ÒOú##Š ú¢wbˆÆx6¸ n#/€ë#ˆ#¾õ®BÆízÐ£</text:p>
      <text:p text:style-name="P1">$Ø#Î›Ù#š¸–x‹ö§ŠeÐÓ\»Þ¹é?[©Q×ä2Žé÷E+dr7hž#Q#ùpy#$%Î#ïs"^A½VÕð^vFg#/Ûp#Eÿ#°X#uh#^›ƒ•#Û×ñùX%ôÆlÿyli2#5ÎNô#doíüÛº¶ø# ##,#œSOSòh##Q#®¤3ï#òÂìynæ±ÑŸ</text:p>
      <text:p text:style-name="P1">—a³mO3i„¿Ä#á¹#îY¸vó«�RºÓÒ#GùÊQ@g#,žùý#äà�2Ï#fÚ#±EšG#+›@„a$–q—8Š#èÐæé7u:Ž§I¦ÐaùƒúºZäˆ©¢#ëèO }ái¼cþ†j#eh^ú#2k÷#læcpærŸ“°ÛóŸÜ####mO#¿ÇŠƒû¹þ&lt;/#&lt;à ì;®…\dƒ àèÄ€#©uŒÂÎ*1XàŒX##*£9XêÜr³=ª`#(Xí¿ø##</text:p>
      <text:p text:style-name="P1">¬Ó"ˆÖB�*È#©-c<text:line-break/>##à#ýv§ç^\™9Ñ«#‡µCƒ9w;\ìZ</text:p>
      <text:p text:style-name="P1">ØÜÄ³Qy½SÜ&lt;³‘ùCü;Mz|+#Ím‰#ÿmnš®Ã'¯ñ)ô�±#ÿgË#��@j#ßåÄ¥­EÖìAŒ”òñ2Ø.›¯Æ³^™�¼qPåhb&amp;”¨#<text:tab/>#[ÈlQÅ,]Eôî™Ãšl`ÜóëÛ©&amp; Òoß<text:tab/>ìŸ�D|&gt;mœˆ²</text:p>
      <text:p text:style-name="P1">:z#/ó“##YÜß¬&amp;s«�—êù[</text:p>
      <text:p text:style-name="P1">ãN.»3DÑÍ#otªþªª\Ûäh�ËUÏ#ì†ûe³îÂEË2sfl×·ô^</text:p>
      <text:p text:style-name="P1">&gt;–ˆŽ÷¬sºˆ<text:line-break/>Öî6X¿k#›ƒÈåô�¹‡q##bå&gt;t=Z(�!3W}qj@…Gõ##½ÐÿqœxWm&amp;Ã0##Ê#KÅ/G9ôÌ´tzGmo[Ž²#gY—ZW�ÜÃu9~•³)|I•àì¯¼šù#¾pÉ‘pÑu%\X£WRõS</text:p>
      <text:p text:style-name="P1">P�#‹#©!�…œB&gt;Üô~ž mÑˆsÓþ=b#äcÀ9èM#±þð7›#@¾hž?÷<text:line-break/>ÖÕ}¤Å</text:p>
      <text:p text:style-name="P1">Y…XþÉj•VJŠ³Š_!#…#¼÷t#s#ÔVUÁ-`‚#ÿfw¶2]¶^Vá£�‹¶#ðýefyæFÖÖ"fCàu_ t:n«µTZMËßéŠ<text:tab/>)å¢Æfq=»Ë›<text:tab/>ó1•0‘«)#Òû„"Øe­÷Ñ‰_#a=#d�Qâ”x3Ñãp¶)+/dä*`ØË@¡‹&amp;ã±#¾ky¢Á!¶ÄfB­Â+#-ê°#’Ð##º“x#´#Šì5|#™#¢šK²#'###K�°hfs&gt;½�"#Ý÷#]Ã»#×î<text:line-break/>cQÃ³Ô#µ§¯n±5×9(q/Åÿ#%#ÅWOM##å2#ðhÓ#%Ãi¹\Œ+?Ñz&amp;{ÉD#Ý#<text:tab/><text:tab/>#�#ª¹<text:tab/>Ö2"±Ã#¶±Æ—³;n¬Yw‹dižcC14Q£²8#Žp¢âDž,ÖTÝâóþÇg&lt;Õ#UÏ#+ì¸È#‚·#šuql�vi#"£¶xõ"TDÕ8"hd#LœY{ü¤m#ººGÎ”9Žd¨whÝ¶#î²¨=º­»íÂÅQÌ`iÏË3þ#¶�BÊ<text:tab/>Ap-é#•¼Ì§iÿ#�“##•#`A‘/æƒ 2oÄ³¢1ú+¯'f¡ÂUˆ#Iîed#3†Þl²«y«ø#a“ôê#E</text:p>
      <text:p text:style-name="P1">ëj###£#�&gt;#nDomCSö‡š|Áä2,…o</text:p>
      <text:p text:style-name="P1">`¢tHÔnâ�L<text:tab/>Þí½ª&amp;8?€è#½çÏ•À</text:p>
      <text:p text:style-name="P1">#€ï6æŠF#*ë‚ï&amp;˜-£â?še)½‰#7ß«#0Ï‡ùè¤&lt;ó¢tDB<text:line-break/>¬�‡E#¼¹‚ƒZçY—oØ…###·õœpc?ª——�­#\82U—¤_±0¶É3­‘nµžH�#C…îû¹0Wÿ_#ßÁ/X#(Ø‰"UWk“#¾¬Ÿ#v˜œmË ##}üòÈÈM€#ÿj&gt;.PH;o!4¸vEä.+¤ír1h#xÇ#W. ‡ïW¢ ˜Òì@?|QÅhƒ0�°Êò(…Ç_<text:tab/>kCÈß^•¼EÝ¦#™3'ŸNCK-ª#&gt;QÛì#p³�3ö–ÜŽšÙh#í!#<text:line-break/>#•#Õk#uk9z´“</text:p>
      <text:p text:style-name="P1">,x:q?äî¶AÇªÎ$Ì ƒQNw\iÈ;##Úd¥#z?b{#nÃ#Ì€éþXÛré#«NÅyÏñ�¨#ø=àpýÖ#<text:tab/>]í</text:p>
      <text:p text:style-name="P1">'¼�¯#²%YnªV|©#!ýx�æ#­y^ Ry÷\ª/´�/«–üøÏ=Q&amp;pMgûïkê¡»˜èCûœá#˜�€[ÀËe$w#„5'Îù�D¡±¡šÞSô#•ó°Ò9dÄZM‚‡ä+ø</text:p>
      <text:p text:style-name="P1">'›Ÿé<text:line-break/>²N#ç¾*�<text:line-break/>HáN'@ôM?ÍÎü#ŠóÏÆúÌ¯DuE›”#ñ'�‹:éC�&amp;Çš™á9Hô#C†e„l)�o"øëòø`O®ôöa¹É7#ˆA#=ò·NŠ�#&lt;Ö§çz�d|AtA¢È€Û#N_·gÊšY#�#~,x‹y,ñ*lŸ</text:p>
      <text:p text:style-name="P1">^kE#©l#×öáªé†ë#vš_ÃifÀ¬Úl«—uÒZÏ&lt;)Ù“�¢@-’ß4"sDÖ¼~B##$Ñy<text:tab/>0¹:Ó"#¯6<text:line-break/>„É9°ç€Bû¾"#ƒ1N·##«§éü;ã#-›°I!nCŸËÎ#:gý#ãôÉ x§#2 Ìëb²‡I½"# à–E×�{I9”Bìo‡ê[</text:p>
      <text:p text:style-name="P1">'{é'Á#‡œÅ#‰ýÜï,áéîW@S.»jÂsµ­e#;1YÚšMkŠêjÁû1Â’‰†G/VFA¢öÐöbX&gt;ñ16‡ÌyMñ«wÃî.¢ÂIˆ:#»|�#˜&gt; ÜÛïÔ/òÖÿ1ù�z×Ñ‹¶²EF</text:p>
      <text:p text:style-name="P1">ì#Q÷¼óŸ#h.R€hëS£™#Þ¿r#ðe¿R¬Lí¬È™#.Š�Jw#ƒu3V###\[h¾|!4žòØJq_*Y¢¾m#áCõ}õ#ö#µ¥ÇœàìMü«$å<text:line-break/>)q|#ù8b} Qå<text:line-break/>^Ž#®@­Ø#ýDþâ#ÿuzÔ³¯ór#m?r�#œz²<text:line-break/>u#Üg‡‹lå0mrUµ„°TÌâÓ§yñGÔÜÉW£7u)#¬×S&lt;žZ¤#×ÕÕØª8ëàöv'±#¬l„¬´Bµ›Ý15à¢Û¯Šf£'Jf#~r=Ò«áÖ�ûô#Lñ#»dæË”#LåS]é-#‡H±+Yf£°ç™úB#½)FfÖŸ`Ýl#k¢Y3Ú¥¯ž®#qS#WŽæ#Þ&gt;u¶Àå.pä##1#°#M&amp;ÇË#Ä`U@™�®ÆŸ#ÕÚ½d&gt;#þï³Ò\ÈÐ{Œƒ#GÿG</text:p>
      <text:p text:style-name="P1">j¢›Ú»‚{¬àî#ži¦#B7�õl#Ï™b£’ÒT2#ƒxþ1®fŒ™Ï¥þâÜ-¬¹_hhž°ùn#�C‹˜&lt;ÆNlÃ|ý#.L×Ä~®øáœÖ<text:line-break/>#^î#²à[º&gt;öæø²7áú ÷ÞïÒÂ:÷Ð#÷%P#y$Á|O—#ùCñÞìßˆ#¬ÚŽ«ôú°ü:#wI#wÝïÃíàW½·þ#È\Y2¾/Ý¯î†¿#ùT#¡Þh&amp;ö+{}ö¯mðø#Ù¬ÃgØ†.$üíšd&lt;?&amp;#g#2]Úª#î3»tŠ7#?_ú®$êaûDRÑ·¶UT±Œçwt#lhLùúÅj˜ô#Þ#¦´Ÿ£K÷÷#»1U­šÄ½/Ì#…#swátÊvH#m+Íª</text:p>
      <text:p text:style-name="P1">¿v µÕZE#”EˆŠ#^cýËƒd¢a#sƒ&gt;Q†#)`º#�J#F#ß#åþ¬#Œø#µ(DªŒ"Ú6&lt;Ìì#Ê6šÐt³uŒBÆÏºb…ßR“#Lè¼z*-#,]þâ…¥ÈÎ-˜M“x#ùçP]-&amp;Jê�L”.¿Xžl‰#<text:line-break/>x‘}</text:p>
      <text:p text:style-name="P1">%ÝÁòx¹ïBQôƒ�ùèQœ×$`‘÷üºŽÎï^„ÙX’#9ŒÚ#E·“©Åƒ#` %×©«¶ÏV�H#"#è×#EöÈìzõ°#)BŒí)6ç~í„+ðˆ†û54tû$V#p±•#aO±?68õE½å¥#c#ˆ«¥øikÒÌ#h]</text:p>
      <text:p text:style-name="P1">'…«ò»á…à6†c(àgü#ÞHE¡WV&lt;¤†È`%GšÛmøÊK</text:p>
      <text:p text:style-name="P1">¶Î–B”Šbèåi}ÿ##òíø#=Yé”À#–¾¨Eî0bWÿ(!#ô0o}2ÄA3—�#=r©&lt;&gt;½#Q‹@}žÉMŽé#Oç#<text:line-break/>ô#d|xÁ„CìÔ®oG‚sþ˜­•Ž.É|«œÏË</text:p>
      <text:p text:style-name="P1">©ýkZýR•Ràö#Ÿ}t�Z{Ü+¶à</text:p>
      <text:p text:style-name="P1">ÈM?H–#V*Ñ£6xz§i*díW±ÔFòóò</text:p>
      <text:p text:style-name="P1">�Åòˆ™•j8Ò#€</text:p>
      <text:p text:style-name="P1">{¼O#¤ïÛ$šSÇX#5¿y˜ðé#IíF&lt;òÓ!©–ƒápS#U ½#ìõ—ßN#ØmŸ©<text:tab/>%Ø4)<text:tab/>–s©/Š¾eHÜëB$—‡wÜþã#óšòõÉæÕ‹¨a¾þ�</text:p>
      <text:p text:style-name="P1">##gÛ´}$#4ß1fQÁ÷:ÞÆ�Ójn¬&gt;Wp#++â[6&amp;(¡ÿX)-%#ðx†Lê’‰¸p-ˆÏ=ŒKërÍ¹#ŒGŠ—#o#ì8}™ë¬}J4)IåÖs¦?)9##Û�5·æþ×¿};Êôä#¨,8@®éwë ˆ{‡óA</text:p>
      <text:p text:style-name="P1">™#È#nOèðË#œ;3{mÀ`ÆÜoÊÝ°Ý'­+#(ºê±z#x,###žî×o”U©$#ˆC#æÓ”ZÙ]-\žÔ$#žä#?#GÉ##xÉ… «›I„Ë#*ã¿jhfv˜ƒÜm;Là³v÷IÓ'q#JâûE<text:tab/>?Š�((#ª##8dëû5@@<text:line-break/>çc§:³bŸT‚ú*ÿMEHRá‰¦6ê.Éc~Ã&lt;“G¯#•†&lt;¸ï&amp;áÿ%Ýú7#—†d</text:p>
      <text:p text:style-name="P1">AÕ</text:p>
      <text:p text:style-name="P1">–N‹|�ˆöÏ#rrõŒôvfX¨ËñEÓzká÷J^8ªþÝˆ³óI¿—?�mîÑ³°$%#3#?ÿÿ}Ä¾›*Ó:/\ ùð5Ä##Ø%àqãÀ<text:tab/></text:p>
      <text:p text:style-name="P1">UNjUŸá*Ø±F%^j&lt;#XF@Ð#ÿDŸbIñ#¨8#«ÊÁ2IÜ‚#ö ÛŽ1jeOí&amp;x+–Â#X#Âa%D¡˜~±÷$§#È ÿ)ñ½2_Úâ–Í%„—¿�#Ûâœs”ÌL·FHv��•-l¬%�Z#Lk%†‰âŸVðA+b¿L#©g‘#6#N¯rø6#o&amp;²ª~ÁC.#¬:3‹Ì&amp;Î çkr}õï‚#ÛA*#žDz<text:line-break/>M#$%õ‡##ÿü§^|#x<text:tab/>ÛÈËáá#ó$ªfúÛÑ&lt;N#ìêÆaxÚ˜#‰©œ#n³?›#à/ò3®Õ¡ð”ÂM›ÓJ�Ûýç#q"Ý@Wj9’p#�$…=ïÁ#"½t¾~U×o#|#ã©<text:tab/>gZæ*ç‘ÅíT#Ð†+#&gt;üÚ‚·ÔÐÙjU¡#á~ÿO#ë(:z}<text:tab/>�Ä’àd#’I™,”—}#yFö.fëíõ½¬èZ?³bû¬mé#¡¨Ú¾cÒê3ò¥3V@¬W-nŸ#‚hBbnî#-`�#±Ÿ?¤t#Óüº°åT9#J˜&amp;Ÿ@ê+Ä‚D#Ì›%.g”Þ{»ÿ3ß±€�ñ«ø#ÈæÎæ—Zg¦À7êK1 ,�¤ÆšÏ?�çAÃ</text:p>
      <text:p text:style-name="P1">÷“¤àknÙÄVaº¹™/›ÿM=÷Wü8#çJûïXæ�sR€-­Ÿ##;ë§ðûÔ;Ôîöp</text:p>
      <text:p text:style-name="P1">”Â#ÝëûÑå÷~ýé`#ŒÁó©¤�ˆ¥öùSñáéêÊXç’Àúè4ºÉV-;E–#IàÎl,S“iªÿ#&amp;¹wÜ#ûÌJœ–#`¥&amp;¯î°@˜™®&lt;q/éouÞ-ˆÎU…ñZ�:óQRd‚æ¢ˆ­#@…R¶½ãÁÐdÝ§ê#Ð…@_#\¿º##b‰;ºk8€#/þâð¢ˆý®Ð�U5ôs#r+â—~jµ…#F#&gt;ªBZ#Â�]št˜œ©</text:p>
      <text:p text:style-name="P1">(tÃ.x##³#¹•é£§2-¼À\À#ÂÚ�cP€ÿwµ#ž»™éi=ÄÀ¡#© ÏtÂýÏºG#PX]m?áfÊÎ&gt;##.#L</text:p>
      <text:p text:style-name="P1">hº©¶#þzt3¸#–d7#˜*w#…BS¿8#c(¿O##Ð²/âÛEùƒƒéýëã<text:line-break/>#¹ú#Á¦¬öeœq#�ê+­â#’åüÂ#´lu#£.]=êÒKªÒ2£#‘#äÜ¹¹Ò—¼Ò‰m/M0Ù·Ø3!µ#n#b§§1R&lt;Š¿Õç##¾©%  ÃÑ±ÑPˆAW-2áyú&lt;±5°,t�#½†Z®‚<text:tab/>©Ô2</text:p>
      <text:p text:style-name="P1">A©Ð~#ÈÌÞYK«#·F#V#Ëñmþ…v#æ#dèöÈn}ÄyÞÚo&gt;­P¸×ê�#5w_ŽÊOPÏô2T5Û›<text:line-break/>#�ñÂºÆ-ÏP#öt‰Ö†“rc4d5v#o*r#îQºƒùøžô‹iw\Wú&lt;h«w</text:p>
      <text:p text:style-name="P1">¶6œDõî�B—¢Kq¸Û~r¾v°R#—#¾*##@¯¶:�­ý}ˆs¦*2#¯xp«·}~z_³U##AŸ"`õ #ÿ#lŸ£#ÝEî‰ò¨#ì¶Ë1ÛÕ”#Ž<text:tab/>¬-—ÑQ}\1#(ºÏ96U#ÑBñ¸ÚaAè&amp;v‰õ#çðª[4GÔÃ“X¸{“�!#L<text:tab/>�å†{eoÃüó#ÐÖ¨±#žYà+#q3Û#`-0X8¹àgþã##`ö–ž#�ÏLOh¾C-ò²#ê®´óùÝa—I1ÿjrä$ú7^y! ]r­Åo• #FòôncìÄÇ�ìMÞ18CD+³‚ž$F½šÙQÑ–·œ»IõÍ³VÎêVy#^#–@$d® ##ªzÃ3Š”UQøP=û¤–0ñ67###*ŒÁê~S¯CB%Ì#&amp;ð\Š�Ê#7Þë´D#â#™Ìé#½¬é+Ž½[#:³„#i?©ONú#Ü#r¦LHè­!×DiàÇþ‘JR-$#</text:p>
      <text:p text:style-name="P1">Š„%ü#Ù�#TÐ<text:line-break/>#_V^¤#H#ÙV+ó£SŸmâÿWÇ‹Àÿí÷<text:tab/>Ôç¢»‚#*o½#$+é³!‰²FlfÛ#àä#¦,#Þ"�6ë¨I¦¨®€ù„‹…4àLºè#Ç!ƒÓ/<text:line-break/>##U#‚Òö,¨$ì5[l#gŒ¡Cþ°#áA™æ¸|ÕËÝç¸¿þ]ºlæfð©YSY5P�Ë¢ º‰êÅÿ/‡êÀÒW£)ÔF#ù#Œ�iªÁó¥VÀ9z‚™øM™—IÔýñà)I4�S%ƒ(#ôÝJ#}$;#°hVÅy‚ê&lt;p1#§�äÂ#/×Lu</text:p>
      <text:p text:style-name="P1">qUçÓ#Ó�iÜ¹uÓ*</text:p>
      <text:p text:style-name="P1">L#š±„W'ÊNímR¹r##K&lt;J¯Þé…Ûç¬~wÌ¦Ž›#nÌ”ylçø�#¼Å#Z�#6H;ýø#C©åfœü—ÞV?`Ï÷¥�6M™#‰£uÑ)ñhKÃs#wå÷„òlpÎp�°#×¨›òT€Ú;´h/îøM©G#nÃ¶øï£„Ý##ÈòE^#Ã‰#McÒGÏ`È#ÇŒ##W#�œL@N#=ËKªÄšÙ#¸ +¸iS¤‘ˆ/##šc' #éÏæUºÐ/­§c¸=##F<text:tab/>#VÝ#%Ç<text:line-break/>Àão#ïµ#l#Õ-Î——E(�YkãS#œ&lt;o¼×˜0Rúûý/À#ù·¿“ziƒ#53#´Ó</text:p>
      <text:p text:style-name="P1">¥ÕtèîL�DèP«íÈ&amp;#[#ù•Õ\#ž#ÔÕ##ö¡sâÈ¿’zfE\†#|ý<text:tab/>šéÿW¢=fáÄ#§e#&gt;så˜±#°Â</text:p>
      <text:p text:style-name="P1">×Èy#½#·xŒÇ²ÚÆ#\Ü�Aêb³##C6¤#{#Ö#7«qæuH³ýi]Z·ê#üå#ÿÿLºEY#ú<text:tab/>�,#‚Ï_Åbyy›ÝÔ<text:line-break/>#«¥š,„ªø#™)ÔaÃÁ</text:p>
      <text:p text:style-name="P1">®!®9ÝIV&amp;£,ÓoîJGòm¨–Ê œ#Õ™z ¢ä‘fEA†¼Ò8¨ˆ½FSNýn²b####¦aTm[#š3C59‚–ÏÂ¡„ 5åÁJA#Z#{#Ò#%»ÿ</text:p>
      <text:p text:style-name="P1">~—ÿ##tT3‘|ˆ^ö~Ž‹#k é©‚§#Öp–lø}]###h+ÁðGX‡#†ªMÍ®7#xñu&gt;¸Ê«îžTíAôÄRotate 0/Resources&lt;&lt;/ExtGState&lt;&lt;/GS0 857 0 R &gt;&gt;/Properties&lt;&lt;/MC0 858 0 R &gt;&gt;/XObject&lt;&lt;/Im0 861 0 R &gt;&gt;&gt;&gt;/Contents 788 0 R /ArtBox[ 0 0 336 229.44]/BleedBox[ 0 0 336 229.44]/LastModified(D:20200108144116+09'00')/Thumb 862 0 R /TrimBox[ 0 0 336 229.44]&gt;&gt;<text:line-break/>endobj<text:line-break/>788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861 0 obj<text:line-break/>&lt;&lt;/BitsPerComponent 8/ColorSpace/DeviceRGB/Filter[/FlateDecode/JPXDecode]/Height 956/Intent/Perceptual/Length 160416/Name/X/Subtype/Image/Type/XObject/Width 1400/KSPQ 75&gt;&gt;stream<text:line-break/>xœ#.@Ñ¿ÿOÿQ#/#####x###¼###########x###¼###################ÿR#</text:p>
      <text:p text:style-name="P1">##########ÿ\##@@HHPHHPHHPHHPHHPÿd#%##Created by OpenJPEG version 2.3.0ÿ�#<text:line-break/>####qé##ÿ“ß¢È<text:tab/>CŒ©Ësn&amp;#çq!&amp;_+I#sáw§#ÃÀz#‰ÉÚ˜#ô†8Ý~Õ1#ÄËI¶#J»ã†ÙS»2�Y¬$|ê¢©±#ˆƒ#ŸOé¶Ñb×#s#Ýò»¸–#Zv#÷g#üÏ×##&gt;­ÛÊkc6./#V#á‹ÐE1Lå#,š#‹ñ0çw^##Ý…¿)•©(m‡#y¹ƒ<text:tab/>�2#üòb¼Ÿ:¯­£‹ŸÅeØÁóü]þÏ-#« p½×p&amp;(š#Óã#¹Z#!µP#oÜl(¢Îq##á»—À™„è·-œ$˜#5Ÿ¶xH›¶ÜœìÉ-#…£d#j#ñ##V«sGú#T#øå#†#Ø‘Þ‰ó#Ü#çˆà»Ús#�4<text:line-break/>.­Öª¦à¿O#<text:tab/>¡#/NÛ®¼ß/Ñkb�­#ãÅ›ø*| õ.£}�#9–²x1×—wÓ–—ê|#å‹—#!2¤ÃR±#™¬"áe;’‡&lt;pï-5Í<text:line-break/>}¿ã›T.ÑÉ##¶ ŒvÊC!#œ0Ew™W##˜in</text:p>
      <text:p text:style-name="P1">ß±ý%dš#�%#Ã6ÑýÏa[#?KG¯G™|^�O[ê#Ô;`¨S(¨ßˆ?ñÖD‘dú\Gˆâ#ÎÍv##Já"Æƒë#•#üM‰PÇqUÉ¤r»GìzChpAòð–†ˆç)</text:p>
      <text:p text:style-name="P1">#h</text:p>
      <text:p text:style-name="P1">#ºTW3…ûó-ºöƒkä3÷:Ë½##s÷wsM<text:tab/>#ª˜îòè*ÍÍÖwvß&gt;Ÿ#3N#7–'õS˜…��£y</text:p>
      <text:p text:style-name="P1">úêB5x&gt;¦„#p†ãšKý¥#‘hÒò\ÖÒÔ˜�†#©N##´#ÃV¨5Š##1<text:line-break/>ž¢‘ù ÝV„y&amp;ôWùÀª*0 ‚#²ýÁˆNO÷ ÜdÝóŽ–h�^9‘÷ÉE#†I‰@7�§šÿ<text:line-break/>Ž#DàJá0Cr¸##�;ÖÙ#¼‚4X™7kéËÎ[—8\¥ªÆ1¢Ì¥|jE^"þžµ�A½œ<text:line-break/>s‚“[çìEj§#®+l1Ï§Ò#ÊÛ&amp;Ä�5zO%dtèÒ|zNÒ:ˆxnúB#‘¡v£C\#²Á#:#öýÁA8#!ª<text:line-break/></text:p>
      <text:p text:style-name="P1">§öÉçGóÎ­ˆ¥º¿#·Ûxãwþš#]5MyãT¢#æÞ[#¹Lµ;#)Õ\7K±±ù·è#%­&amp;�û�í<text:tab/>7Ÿ#[@á#x##-ÿ.‚š##nˆU#"#1Ã#7wRÏc²ÿ#[«�©#ä_@¤ßsðÉ^Š8y’s¾]V-&gt;¤x»-Ý°¡¾YÛ‹u#ù±c”3_ê{#»¢KÞÒ0ˆ#$<text:tab/>u¬#n�Bwä#²lvro\#'ÄC°ÜL£š¶‡±Ì#OŠ�z`åO™h“¿)›´Êx¶+Iª¹¹<text:tab/>Õ](5‡žÐ#R#í}õ#¾Éï�xüºØð‹##íø#@ÑÀz'Î¬#Y"TÖ'#8#ßv#ÂwôB9²Ñ#$Ò#G&gt;##<text:tab/>#³úeóŽ#W7-@(qÅ`¸#ûÇ#õt½#þ#Ö—¹Ô®³Øxøíô#¥X#dKÅÝûn‚¤T©#0ìõš¬ôKÙ&lt;*B#û¤<text:line-break/>´Âã½œüVˆÈ#à4þŒGh—ÀSÏòH)‚Æmé¢G-ç*L<text:line-break/>ÚB†u3›£qmÑ€0ÚŠ€Dú¸P”l##âŠ¯Ò_#öôEÛ!iÿ…D##}òYT!güÒ±›fë²M#.³½.í£/ùëÓÃ#—FK¢R”òEÞ]</text:p>
      <text:p text:style-name="P1">Î##U³aE$Áxˆf@##4r)Æ7è~›ta¡ÇÍß ƒQ8ìGÕn#$kÈ#6)*Ú1|`N`o#(ptV+©Í“w~o#$õIžHÌ¾#ÏIúŽqil0ôâ÷È\Q¾ÌS�°ˆˆ»ü1Ç#±£?7™«&lt;öÆ±sB²ÆâhIöÆ¦<text:line-break/>u¬H*¿‚#áøM<text:line-break/>kG?*’HKðýŸgrOÎ+�‚MK¾ã�J˜¯®ß6#‘JC#Ð#Ï#sÙ&lt;œL—^)X##}iðËEvEÍ/#øªH'%"|é«#tß·yRƒÀa‚ç#}m©®&gt;%!ãÇ%<text:tab/>¡m<text:tab/>åüÈ]#È‰ŒO&amp;#Õ*Uÿ*{h÷è±/S…!¹ºËŒQ$nŸXÃ—x#P#oº#8#Œ¨#ƒ#­ÔùÏOö”8CˆT÷#¤ÂÃÍýZºjn#µîéYo›òÅIÖl†#öWÔ<text:tab/>7ÕD{èÞÊZ¶÷QärÔ‹Œ7U½_2!"6&amp;«gt¶{­H**\#�#gƒ=(##ãS</text:p>
      <text:p text:style-name="P1">(Çÿ'p=,$ã—ÿJ2öOøŒÉkG'&gt;t˜Þ$<text:line-break/>›Â®1Pž—W…d¼‰¸-@K¦yo=;°ùQ#Z‹Ã ™¾Ú#bŠç#f#U=5.#…À[#YwÝË,Ußù`Û‚½pOB°,Þê‰###±V:<text:line-break/>Ê'ê}.î­¯Ð#ÎþM#VSØfO#†øþ€</text:p>
      <text:p text:style-name="P1">ß\ä–Ý¼ÖJ´#Lcáè§„¾ŽUW##Ö¨•.ÓæœùÌX##éc¬‘òær¸ëáÎu¨[###ù¬;ç &lt;˜&gt;š…'È</text:p>
      <text:p text:style-name="P1">+ÝÒÛn`#·{"q0®t0Rñ€ð#ŠiN�#r&amp;…~£Í¯¡”0­oÆ&gt;'ï^JcåS¢é¥òOÏmS*$¾ûP[�/#îºÇÀl£ÂË&gt;â*‘Ë—ñšV¬;¤ÝÂr‚H˜#�ê*\£àˆ˜™“Ù{ŒGc³#F!-_™J†ÁþUwa#t#ù!#tµƒªãÙ&gt;#¸</text:p>
      <text:p text:style-name="P1">#.{‹e­Ù¤˜¥”÷åí4f§dèÃ(ýØ#·z¼x[F«#~å¨‹…/è‚Yæ&lt;#ƒ@Aòƒà4XøZ³§(}ûoøçÆ,fÃ#Ì»vœMekÞ&gt;#ôEƒ°Í³hÚÌØRé#s.cÆ[ß#v†]3Âz×vaƒ¡Ñb?##úEµó{OÓ^`I:ˆYp#‘#âå‹'&lt;`#FA@x³·—c¡zó#ŒFmQ’ü«¥uù³~&gt;á*h,)'+</text:p>
      <text:p text:style-name="P1">ŽïIÌì#�&lt;</text:p>
      <text:p text:style-name="P1">&gt;Ò»ö5ìv#&lt;eSß¿#ª¨mÆ¹}ô#ÀÇ:œü)Ò#²‰¥Ñ#�£èKb#Ý</text:p>
      <text:p text:style-name="P1">1‰#¯ã)x-Û©ÿ0”</text:p>
      <text:p text:style-name="P1"><text:s/>è##jÍ##'#ºj?###æRêÞ#4)S°îÝ¬*¦#C#ÂQä¹§j"Òš<text:line-break/>+!³ÑÚmñ#ú&amp;#ÿ=ý#õ�S�ztAþæ#Ì#¾I*BU&lt;ÜÊÏ·ŠØ|#</text:p>
      <text:p text:style-name="P1">möBwü#O…›&gt;ÉvÊS#†4ß}šð›#&gt;Šr#)’ä†÷ºàr!#±—[½ž*{ÏRº#¬‚h�</text:p>
      <text:p text:style-name="P1">#<text:line-break/>&gt;�F â¯x&gt;fZÄ³ª¿¡#ÃäÚ�ù7t##â‚#Ú,3xÕ#˜Ò»#6-ÃŒeÜÕAS#</text:p>
      <text:p text:style-name="P1">¡#&gt;ð_#„€h#ªWx­#h—$##VÞÓ¯w]°7gÌW�²À8!)B#­å¿<text:tab/>Ÿ)áƒ3íå##é#Túò*ªsÖyK�iGÅlE{.ÂŸ#y‡‡Õ#”TI÷#—až¡÷#n</text:p>
      <text:p text:style-name="P1">§Íê#ÜÓÈhŒ</text:p>
      <text:p text:style-name="P1">ÁðÙ’#Cƒ3L3|:Œ91”á#�ÕÚfb#<text:line-break/>µÐ�Eì‡ˆ#Õ&gt;ó#3Ü¬êç#*Å•q&gt;*€2b™_#ËórœÀD`EN¡(íý#¬#çK'~†#õò¿�#æÌ##<text:tab/>#è?ˆ�p›µ½h¢Œ###<text:line-break/>f‡uÆ_w) y$S%ü‹´¤õñu3#gƒÁKó¿¿��jLŽä #áE#I[ÿ#ôMäõ”Bû•s‘#ß¼#LÒC##I#ïgu-4®åO#N‹›TÜ*&amp;°�Ð»'©Õl†ð YyÉŠŠ#®<text:line-break/>g¹#ñZ«{ 9üÐ"ÄÍêÅE�žÄ·´±8oj¬¢Bžö'In½gštüá�TÝi½¿®(Ó¶¬M#­{¶\÷9ŽAZ^#ÊŒ—#`³H•)¹Aˆ%pQR)=ï„=íg}˜!BoîüM–ÞxøÕÚ#¹O£�$­#…=<text:tab/>Å#ZZ‡ê<text:tab/>ñ~h®þoÓYA–n©�*¿¬­#:H##Ÿîüá¸è‹#?X+Â¬˜Ú#Y”ˆOaÉ�o#:3Õõ%k'e#¸\þ<text:tab/>¥/#·õÂ ¡#Ó»kÖâ`™ã<text:tab/>^4z.ŽŸ#È-Ú™ï0[3ù´Q`hèŽ#¦Õ3FNñ^Ÿ[HV8RœÀ@«œ#åŒ#üˆØØ8Ó(##®5ËÙSÌ‰¦¿Å-8)iEN³Ò##ÃôX÷ú$ê²ÁT</text:p>
      <text:p text:style-name="P1">Þ—×Èš�—-äæjü#àßËG)R^ Ñ¬#Rá##"bÆjVQ›!™žâS#»¸Aœz9¶noûˆÌ`¥*v#‘b—-Ò1áùœC:¥<text:tab/>Å,Ó˜µÙ#Qê€<text:line-break/>a¸ŽçzŠL#åHƒ?Lœ÷#ˆÂ¿ÿ</text:p>
      <text:p text:style-name="P1">O#ð²óbp¾ƒ{Vg Â÷Èm°Ÿ#|¡Á'Õ_Üä¡h·+sçøšf#6Â;º#«¦„Êrÿ è(\j˜#�#î<text:tab/>VÕÈâ¾s['##èßËw#Ô?OÀ|è©?&amp;<text:line-break/>A”##@¤</text:p>
      <text:p text:style-name="P1">0k„Ü-#NŸ®#¹†#Bá#o­}x±üâÐ&lt;ÙÌA¤!¶ä2Ìæ¸ü¨q©æà¶íõ<text:line-break/>oãµJÐ‚ˆ€ÈyÇ¹÷#IcMö3ó#ås#ŸÑb±=ºFx€EtTa9GÀÄÖ¤#ÎØ"þ#ƒØ<text:tab/>Å{)Iu;�óæÎ##B)mÓ[#;Ëû ˜g*°*ä°K?!ƒÕ—è=Ðd<text:tab/>š##”èƒþ#Øû“:ÜÖ~ã8SºäÎæÀÐ</text:p>
      <text:p text:style-name="P1">I¥-y3#Ž,l£L#ú#Á"D˜Fš#Z’¯Ç##d‡4%¥1#ƒ&amp;Ý&gt;#ýO®#Ž×UJâél»##tÙ•Kc`u&amp;fÁ]is[Ýc90¬ìÛÎƒúÉ#¿åy¶™MI�]Æ›</text:p>
      <text:p text:style-name="P1">?Ë\çùA5˜ô¦0#`¢p-èÀØrX¼2ÀP²#-mªFr™#mŽe”yæœ#Ñ .## �÷##„ao½Ôï¬«#À4~ÓÔàA¨Û£X ~Ø#O*# a‡/c÷vH&gt;šŒ¼—æ#ºXLEÏE%ÇMª™/—“�ƒå#ßñŸß ##qGñ�á|Û]#Ê#z2Y#/ü¼XFö~ø#E¥ý#�”‡Êû{¸ #w³í#öë‹S#:$ûð´K7f#Ï]˜#{êtwà­•##ú”}²›3#®Ä.p##x9¤ó<text:tab/>}#%�</text:p>
      <text:p text:style-name="P1">Û#Ÿ\ÖZøcÁyŽg‘|æWeäS’‹©#$#uùe#Uv�v7#NT#WûQÂžoŒ£›ë²%ß’‘7€AO#i¸Öºä8ùê¯Rë¶WÍ#~µ/Ö¬#.&lt;|ï6Ú ©ics�pkJ®…P6¹åT###÷X¦ö¬ö#ÞW¯NCÀ&gt;±µ9“�ò#ÜYïï#K<text:line-break/>ÚwÆêJ(¦­âòÑ6Š=#Ëú"þ„###¤)™VWrlè#šœ•V¶à79G<text:line-break/>Ò#•#Yãnùg"m#Åmc¦Âõ#<text:line-break/>Ãv Q{#YìÏPr2û€ºX¥”T#íŸÂQ×;æëI#Š;#ç�TÕç˜îŽAâÂ&gt;SoÚ¤âV6¥^ÆATÌkÃ#_ã9I3Œ#œb—÷òºøÄ3¶#±ä#ë�y}€k</text:p>
      <text:p text:style-name="P1">´(æ'6#Ê#ó©)5¶•#`°#Ãèc´_m<text:tab/>�# Ÿ<text:line-break/><text:line-break/>ÆÌ÷#Á_#¥Ñ˜#ÎPj¸Œ#½SÜu»‹ý+R�$òá8#pqÞíüâH®c—ßùD¯àÏ¡Yþ†ƒ±¢s�Î!¡@@ˆ\byh##®Â}9Ïñ¾ê&gt;-¿¹¨¡#y™ð…Ú¨Ï#�Ÿ‚Y?ÎŒyoM#Z’Õ#Yü¶ ¹î*ž#ê\eø±…ßôXmã<text:tab/>U™×Þ=ûE[þ_ùr#U<text:line-break/>[rãVpRÕX:#Lul—~}Ž6Z‚´ôrÔež,íƒè“Œ+]HRiÁ#h’#úHüÝ?ÍÆ#-VÅÌl‹#D)&amp;QM¢¡´†÷@&lt;­#¡„¾„ÄQ_œŽ#‹O²BúåEv�Q?~bf3��µ!8Ê#¬j=ìç*©###éHk±?»¨</text:p>
      <text:p text:style-name="P1">8QDoÖÛ#íð\É­MfC6P{c#ì‘Ð&gt;#9õÔ_§®&lt;q7y #V—oý¤â=apP(Û#›ï#é~¥H#´Õ<text:line-break/>lE’È-c˜##ãâx€ê‹úA¶G½ºÍ*é#P#€§÷UJyû�‘#Æ#QAánTj<text:line-break/>‘‚Òö~\¾dêÞÿ&gt;–u¸ãœF…TçùR?£F9{¦ñ&lt;Yä#·†B©¨ÿSY0#¤áéh¡o#ü{Ç# [#¶j#(ÑÁ#ËÆ+uÈ+¢</text:p>
      <text:p text:style-name="P1">FH¢#ñÒâ&amp;!¥º_v<text:tab/>³„¯áô§©œð#ÏH^c’úÃ›î†f¡w¾R#ˆãÁà„¤ú·øx!üu7' ‘##'_¼##ÒœŽ“Ô�#m¸ò#Fi¬ex<text:tab/>:Û0‚“÷ý#ïmjéÊWðÇ@AžyÛÖ©š‘�4xá¨…š&lt;›ë0êÖT2Ð#’¼.þ'§ïº´‚±ÄD‡¾¶4¼¦/X#çžŒ#àÓ#å´˜Î¿ÀSv“ª„pÁÏ;â&amp;U4òö¯¾j[ä¢7q</text:p>
      <text:p text:style-name="P1">Vü\CqX§0’y#ª,bqXR3­�Ø&lt;Ûc0+�áGò#ý�#�¬Y#)]/”ÐH¯VÉ&amp;ƒÔ#nrÌTŸ¸ž›ÐXÒ#xAšOøÈÅ�#yIÞ¾#LÄ6½L•~[ÈéFgÎõý##&lt;1ÆèŠ#L9³Ø*i2ê#É�«õUÔlÖý[¶ä# âí�ôsS#L¡o‚Ú…Blæà=®Ï¨&amp;¼èÙp,#¬W¸ÙU±Êâ'¡Ç¸vl“‰!OpuÍ‘#ºÍ˜hìl+#]…‡–ñ£!}=�IÈ“jœuµ¶–ùÃ]Š[‹t</text:p>
      <text:p text:style-name="P1"><text:tab/>•÷¿¾JU«ãm#K?Nñ1´áb_tL#yü9J:ô{#¸#œzú©Äø1¨=_±4îÁÀ¾p#˜ÏF£‡Ú÷Js›{³Xc›-´‰?MJæ)m"#½#®#•jáöo™{ó#Õ#dÇàÚò##ÃÈ#0ÝåÀN##êJŒaë“ã.ö�ÛYlüà¸�##?�‹)‚ rì¿O€U¼#é¸�ÐVÙ�¼ Ž##Z5RsÌÊøäÿvÃ#á8U$·</text:p>
      <text:p text:style-name="P1">ísœ¨­T<text:tab/>Ø#+#c¶¯Œ&gt;##&lt;`Àu@Üc</text:p>
      <text:p text:style-name="P1">É@·×«dIg­°2�]Øgœ!¨ñÅŽ±5®6Ÿ½!–¢[#¼&amp;IywB#ŽE<text:line-break/>#]õÛ}#�3y*ž"1W#÷¹<text:line-break/>4™¿…‘0ŸÔX@ÿVøè¾†%#`7Y#"e‡¸bgÏ…¦Žü‰dê�+röÚ#¹-J]»5É&gt;§#ÌÁ##�’#VUT[±X#;×�÷®~¶èoµ .û×2@#ÿ}“#v</text:p>
      <text:p text:style-name="P1">ýJb™7ú„UG�^V#žÍÑÃ#7}JÖº_çÙ#*_ØØ#cÕ·=[/#!Øç åF#rôÒ#î#‰ãÔ¹g#ƒ##ÀØ###G1¡Î*oÞ#Ù#B<text:tab/>¥._ñï##]ªPÖ#ç*ºX4ç¶ªuŒ#³ÆÛ##·ð_�CÆ`Á•N&lt;#j¬†Ú62Z#ƒê¨äÒ…ö$Ý[Ü¨lþHÌ™Ç½µž&gt;#H8½¡THdWg#ì£#"M#¦qHEÞ¢f!ëå]`Ù%ÃÅŽïAVÆ‰áºòŒ<text:line-break/>îÏ½²#É#ü�±óŽÈk¹�ß</text:p>
      <text:p text:style-name="P1">û®Î`†T#¨¬Ø7úÂ7#õC#s–#Y0éÂ5[Fµ½�»ØÊ#~�0Œ7´\-8F¯˜02ÇëÇ4Eß!§*¦#s­vùDS+g|†{“ÄKÃþ!×1#bý‘PøpßR…&gt;°•‹T,ê(#Á§h¼Ñ#²æ]âE#V#‹[�#¨#·Í‡šÖW’È#Œ;ŽX»Gg"#DØK¹ò÷–'#K”d»ó­ë”T°Ê;`‡™&lt;í#¹Ø6¬›o#ÀŸR»È#M€’tÑ;˜ê)hìT¨O®ÀPm„##�[é`q##JVB##D÷knnÒ"#tÂR„Ù±X}H�p¬#:#ÕÊ¸)#‡]böè¨þu²#dóŠÂø#Ñö’ij3«_#xÙål_pÎ#¿˜¹LÈÆ#oÖWN&lt;j¨MÔVå6EC#ýòÁ§Oj”Iu%ã#€N�—1uðæ?$È5ëw&gt;J„�óÏ6oÄå¹¿ÉúÛU¢%ÃœÕß"ò2-#X‹öÃ¸J7#Û_</text:p>
      <text:p text:style-name="P1">úÞ}EƒÝÉWÜ</text:p>
      <text:p text:style-name="P1">##1y…­Î1yrºÚet û)<text:line-break/>Èß¹‡#Ï?Nß¤6LAãf#*­7°Þ+#M4âïÍ#&amp;À3‚­2\º‰‘ãµ<text:tab/>ÚÀrJ#[•-`×‚¶#êp j"&lt;Ó5•@)ãÝÚ°ª 3È</text:p>
      <text:p text:style-name="P1">~×$‡Hèÿ;„²±#Ö#"‚é#Ã#xôÉ Öá—Tç}¥�h<text:line-break/>êîøÙ_Ë�šHb#Ï­¶#4õ\êc�‹²6_¯˜üŠ›T</text:p>
      <text:p text:style-name="P1">.½Ü3#<text:line-break/>æ#&amp;³Ù¡¾°#“™~}Mu°#(N)PZ:'»ìó¦˜ë##@÷C#¡#Lß+¬»&lt;<text:line-break/>¯Jw#¬M”í&lt;3�zìàÌ!#E¬ëm</text:p>
      <text:p text:style-name="P1">###tTid�O;&gt;ëÊ#­ýZ¢»˜Cð#�î×1­@•SÇƒž#FÉLšDÀã™5• àÑ–{éÍ~–ý?õl‰úŽÝp#üÞßq²ZÌÊ·òsEx-k#‹Í5g#Ê#eÁÙ#„ YK+¹#Ö]D#Û‘ëÀw#ùâZ„Ó#Œ5–¹IæHiç #‚fÑ<text:line-break/>#Ší4€é#ÑD×Ë†^L¶Y²3ù8¶«_£¬xº¨"V½tÈÆ¢#C#†E</text:p>
      <text:p text:style-name="P1">cfl;,Ê&lt;#ê–¬ ,„ðwå[¤[# ±ÀËðf�SãeŒ×~Æ¯´; ªáq&lt;?w#ß¶v*ÀKÎ##,~º¤�µ*·Î'*¡ï£–ÔÃ”¼¼ö«œ#Ðœ,c? $‘æ1GÇ#Ï%÷™¸Ë²ËVØÿ(›¤#Qõáû$–¨Ìƒ#C f/Ü{?z/.‚0r$âÈ?#¦NN‡ÿ:Ó1ÏÚÂeö/‰å#H1ûø4š¿#^îK–Ì«ƒþRT»äÄœ&gt;ýËH�#€S#m#ç&gt;�Ë7Ô‡|ŽÞÒë$&lt;&gt;ÌÊû\#Öóùý½þw#çë¿çöùùýÀ~{·?Ÿ×Wçö#þ~©þ£uò{™üö#_“Ñ7äôïß'@?'§ŸÉêWóÕ@ôâp÷Õ2#-¶¬#&lt;#eW#ö¶,ëë‹ÂË8|ˆ`—ö^ |ôþ#Vƒ#½”Ïbj˜&lt;I<text:line-break/>#</text:p>
      <text:p text:style-name="P1">9Îég¶#´&amp;E¸á<text:line-break/>ËK“ŒœÎ®Mb¨0­JQ„—S?Ðîm,À‚x;#‹u£0îíòç»×~%¯ÈU½©®É3´#K!Â®À#Å;�ö2ïo»#P�ÕŽäßT</text:p>
      <text:p text:style-name="P1">K#Ë¥ß�ŒôÉ##Œ-&gt;†©#‰z¤#'sõ$ò¹Ñcvª˜Ú#&gt;A</text:p>
      <text:p text:style-name="P1">}3I÷Ä1]#wˆèŸ¬ŒVòÑÛwþ‹#8˜iSRÞ#<text:line-break/>šl2“¼_q#ò?À8HÓ‚äº}Q#£Î5#~Ì:§`'"~þÒ­‚4^¼-jPã&gt;|üèó“jûb‡jVEš#Ž”Ôëñ²s5+{Êˆ##<text:tab/>�¸èf#)€ß'FÄj}ð8¬Š!õ~Lïß—#ÛöC„)EWócí˜#kü/+¡&amp;Í¼é¡#ÓÎ!UÒ¤8#k?2?íuI]#}8¢#ðh#¤Üqf#Lu#f#7µ&amp;–2#zÑ#Wæ#X#8#À°#Yª­Ãp##1žöþ“#€�Öâ±áÍe#ïIÞ_ñêâmÀ.z·—Âƒ¥#9ÂJ+�¾,Éy|O×™-#tµoBL�v#m/k‰³&amp;Q†/©Ã¨wŸ5&lt;W¬cý#Jùí#µ<text:line-break/>ñ##+ó»åŒÔ</text:p>
      <text:p text:style-name="P1">¨§ŽÛ#O–ƒ)Çää#g]Ûæ“*öSajÊC#˜H<text:tab/>ZíYË#ók#˜î)/&amp;P�faÙyÉ#ƒq#úmówƒÉ÷')¤/!m™ua¬&gt;“RÎìEf:#²J®&gt;®œˆ²</text:p>
      <text:p text:style-name="P1">6Ì#±<text:line-break/> mw#š˜ÿ#žªbM¾#úc#‹Ý‹é¿hÚÈbË,#äòÑÇ :¾Žöö™·LÅùI5áº`š9&gt;¦ÂõEdÃb²Ýì#ý#¾d©:06&amp;ª##oXwGKµ©‹F¶SF#Í#•#Š#¾e8Ñ?¹#�ø;âq„À‘—Fœ&lt;#îÈx¸</text:p>
      <text:p text:style-name="P1">Rr®eï#µv#�Ž]áK®�#�A¶a{ë*¬OPØ Ñð</text:p>
      <text:p text:style-name="P1">¤©�å¾B¤œ¸Ö/œúvÌâãâ#ú°+3�ÈE5Üõ#ì^•”]AáD}:P£#ÕÈ­õãš‰Q×ôši@)µX»&amp;ìyÏ‹‘ÏZÓYÕM¼OCcëPGŠÞØ­ </text:p>
      <text:p text:style-name="P1">ÅÕ##ÛÅ©Ê‚–&gt;{QšN}#PàCü6Âú^#O’„p…f¯xû#..®%¤e#žÖL¤p¡û._^Ð#'ÖøØ9 a#‡ &gt;<text:tab/>´K…dP½ËB;Ï#39�ƒØø‰W&amp;ˆ#ÄÚ#›�ì®)“žÙ<text:tab/>¸;™ÆÖ#²žDvò¥#)"=#i×¨ #Ó ëåÝ@Ü#�t#èC_ó]È²ÀK �°†‹#þÊî.vãÍ”GË{N÷âOÀ®Ù#·SÏŽÞ</text:p>
      <text:p text:style-name="P1">g}½`G(#óœþ#l#‰++#gZ…&amp;oB#G$:÷##–ãPW�3(•F##+˜£™pÛtél</text:p>
      <text:p text:style-name="P1">2=-§*éõb\#aEù•œØƒ#¢ÑÍ#“b!¬r#w##œaöRû/ºÅÌŠˆÖÅb’¬ø¾N#Ñ&lt;‡''yŽx’VÚ;˜àG¯oŸ}ûQs€Iâ#cæÎ(!/#ÔßÇw/îk2#ùÏ#ðòé™ê#áŠì##Ê¬ÍÌ#ÆÊD8õó#:L{�#º,p“ÍO&lt;×’ÞXû˜}#RV;¼#&lt;##Ž#IæÈÿ#Æˆ</text:p>
      <text:p text:style-name="P1">&amp;#ñÿ&lt;­”g?€|E#”#\xõ¥##eÉEët¢˜n#•;¹¤Vn–#Í¹¡Â0#»¶ò%¹‚#•˜ZA!ëlìšå;FÁJV™@«ŠO|�O×ç!ÿ]…“™ŠõÕ¤%˜Û¥"Òå##Çã9|·r#\_/</text:p>
      <text:p text:style-name="P1">\Ò.#¤²Ø9e¦sØÆG9i<text:line-break/>�z#ºfÂÈêýM#«ÝeK°mo4uù‘�Í�##äÁ<text:line-break/>k‹#Bûª’Ü½÷J##‘¹R‘z·ù…#&gt;\Šq½äßžÿ=õQðhÈÀað#Ž</text:p>
      <text:p text:style-name="P1">»"âý ýB¿#¡é1¡D*OÃz</text:p>
      <text:p text:style-name="P1">|1‡Ã·%Ô�ÔoÁM#;þ#M/œø</text:p>
      <text:p text:style-name="P1">£&lt;‚òü,Ú~#”/#Öa0#Dv¼#0Üµ5#}<text:tab/>–PÀûüè‘#è#¥‡«##¯UF¾Áÿ/ÖatE˜š¸]%ö#ôVþrtCÆ�=f’#èþ</text:p>
      <text:p text:style-name="Preformatted_20_Text">Lòï…«âÈ—p#vI/g#öÑá#c&amp;T#sO¥y‰[øz[¶–z]#¹:®°Æ“+#v:#‰Î¢Wè'îd¦§§Šú¬�™¨jú*#XÒè#ŒMDbŒ#OÈ¾t#%çåBçu&gt;q�·+#k¯QÈv‹Òç&amp;î›a‹ÿ(ôÎÁº”S#gÿ½.ô`TäÍ_‚hX¢Óƒ0Cis©øvô,$­ërq¼,Ð#àÛ`1<text:line-break/>/–-s×2/6~reÿx`#�xìê“vZÐ#Óg##uJ‹¨~�=yí­¿ÿ<text:line-break/>wqg¼õ0ÃMUA#óöu:!MÆ#˜#ŒUi(Ëh·�'±a±´#YYŸo&gt;Ü¬¥þ=�Iø#[±½ÝòÁ#CTñiÀ×D�ZÈ#¨Å#H·sñ‡ó«“:¼¦F:.ÈQAB#ÝÖÊÌÿJ|Ãa<text:line-break/>Ûý?5]#ÊšMìƒãf#êòü£ó###£#ë”€Œz#N#PŠ·#c€áò#Hã‡P ª6’ž##�ð]f<text:tab/>Aäâkd'#�[[ßWC™»#~D‚„³Ž@`ðn#`!“/rÈ2‰Â«</text:p>
      <text:p text:style-name="P1">°&amp;I¾7#ÏO³´5$$&gt;õý|EÖ4'Š#�}æÆ9 —ë#‘ ×Áú#x$J4ø›#ÏfÈbó0Ú«´&gt;ËÂÖ#³#›/Ü#^‘#åôú³óºŽÚ?dLõ#@óË$ý©.#öªÃû)·íÚÇ%rfŒ·Èo##ý¥</text:p>
      <text:p text:style-name="P1">}#+¡B#fìÂ¬³#úø4ÖPL¤\#Ö(±ÈJ&gt;#æT�©±*G#pï‰wÀ'K(4¹#ò¾§##æ&lt;ƒ®¨#˜W~¢+ôœÌlºÊ€#9#È#Àÿ8g’J-"#[}_Ï÷7+^º—b®Z#cZM4±Â£#â#�z`#¦I;Ÿ3&lt;#0}&gt;#¢}}–yGærzj¤#ö#†XÏh###|fSƒ¾¼ý�º‡#ó«Ï])muì~�½#<text:tab/>ÃõîþÚ¤þ9a$#Ò�„•èð¤Ž"c{#R#£,#&lt;Bµ¼/#ýûÆ‰<text:tab/>+ßž˜‹ØëN�^-”Óý»—ÙhÉ˜54#¼`§Äž†OÚs¤C´Œuïó‹ç¢ú</text:p>
      <text:p text:style-name="P1">{à#Ïš£úX™ØÑ)Šô!itŒqMy#æªáÍ†M*…ZùÀ#÷36½iAí#aÛðÀÝßÍ#Õ##ÍÍä�µ¬&lt;## #~l##¶#ë#)#lø…Ýœwµ²Õ™I#'</text:p>
      <text:p text:style-name="P1">&amp;ŒQpÁ#*0#~Žû##�iœÑ8Hí|‹^#RÕWŽ#R<text:tab/>þ#Ôyã¾ß#s‹Øj#˜Sø<text:line-break/>å#ùˆpnþÚ0_'¾#,J"1Y#ðNW##&gt;#ÂGÿ€Õ¨'£A›ÇÛ#o#ë�3Y#ö÷¸qåË#w§|WPQYvZ#É‚äXv_ÏzÎä;#Ú\‰Ïd§À—C­c#</text:p>
      <text:p text:style-name="P1">ðÁ#ˆz#L(òÞ½àñD?1#ö™?mi#ªˆCÖ…]çk{#¶#p�QDL~3F(|VØØ–Ü¼�•;Î¾�dh8ëYŽ"†QLüLƒg­smˆyÂt#¨ŒŠ.À‹É\ó#BoäšØÞë¨Ï‡‡Êî#ß?Ö–yÜ@+VÊÛCq9óƒ¹]M!Öëü"ù#ôz[5#®ŒãÏo2`62Tð·###üöOì#H1sb#·4¹l‘MC##á&amp;w²=à¨Ò#ó¾#$R€-!ú¯Å#Œ#.Yfg•Ä�N##E1“#ü</text:p>
      <text:p text:style-name="P1">_,}t@h‰²Ži<text:tab/>Ìaíü”K…~á±C#¶„#GŸcàZ;ç’l8‡ù¯¿MëêÉÒüT_ah¨nO#q#é˜ù¦k#ó#¼‰#bõ#,W†‡ª¶iøÀí,¦#Ð¬]3èœ�r^U#Þâò¿VŒÊ}sÈ<text:tab/>÷Ñ#û::np“ð�§‘###÷/§Il#Ý=“¶#°¿ kcƒ~Ÿ�XäÍÑ#}[¼IÇx‚##&lt;]¯8Aî&amp;eµ#�F(#X##‡Çˆ‚å~5#úXý”á#ùèe�Û1¯cUx¿ 6ÌDÛ÷WÍod§šJõÝþ%/ìŸyÃª«#Á#+{ËkÖ&amp;{åiDð1#!#å\"·ÿhº#´P</text:p>
      <text:p text:style-name="P1">ãµ¹°õ÷I&amp;%i/<text:tab/>ä#€6</text:p>
      <text:p text:style-name="P1">ä´w©TKj…—ª™Z¢S7Ä&gt;@&lt;œo#Ð—¥ÛŸ¥#¼ªMœºÉØ¯RDWÌ$žrµ“Tèmzâ#N&gt;áTï#&amp;E·#b1b˜n�&amp;�#|k#D¾48þ#¤FJ†LÿWByC¬Üú#¥íŸª'¹Ã#«š«</text:p>
      <text:p text:style-name="P1">µÁYª#RT…#…ˆ±¶*#f#5GÝiðõHËip({¤èÙdM88Ë(f8X #.¼&gt;„V#ÿ~*l�›Wè*PÕó#W#*%€�A#„¢)í.¤Bâ¹élJ##“Þ#)¨#ÔùßG#åÆÁº0!#Aö#ŸUõ½ÀC1&gt;#ñ</text:p>
      <text:p text:style-name="P1">m#€éã#ü&gt;C#Ñ{`ãÕÐ#<text:tab/>«�_2â#¦Œ#äiÕYp«‘Ù’¹Ÿùù2ÞY�#,jJõ\ô@Þ#Oßå#GÇ{v#„Žz™åEÇ6Ì§›Á9ð³‰#ý�ÌK�ù±#——##£™�gã¾ÒâO8ô##[”ÞØH‘á¹­~#U#Ž#�&amp;iÿm%#Ä#qƒŸÙ�\'Y#Ç�[Ó)#H#©#"l�(#ª·Ç«Æ</text:p>
      <text:p text:style-name="P1">rfkcíT°A’npÞ€Åá¾¾‰—ô®:÷Îí3:äAoÀSŠ�vX¹�¾–Íöi[Œ4û#ó“.QH~#‹&amp;²7X¸WZ„ë(T##üWWQ›6f÷�6/h®°9›€#ElBˆmp8ºo„ÁÖE®·ºz«¤wù.#bÅ¯âj�</text:p>
      <text:p text:style-name="P1">ï# ’ÈzÕèwŒ/½# #•ÿ&lt;#�@#»á$˜Ñ#Dë‡rì½}ØÊÝ#X=ÄGJ¸Ö4 Hþ:#÷#÷VŠ‚Œ#Fß}w¡#4J·zÏÜ½å‡ÇQ†T,+¶ˆr¦Üæ¶hÍÆ­#¦~N‰±26•%Xþ#n+5ÚÙ)_#“##FŒŸHþ×Ï°ÐÂé7tõž§/Få`ì¹«…$u�ö:÷#ìÀVS‡iÕ\ø[Ì„ª¡7ñ@&lt;§ÓüÍ†#Ä·½¾¨ì#ó)¤#ã¢X <text:tab/>§z÷¸#*í“�píÆR7æÈ¡‰�÷®ßnƒíúTá×Å‡ÿoÿ_hL#o#›ë…×•p©[#™¾Ïèþ,2T@Y×Éu¦)“í3d­‘3î</text:p>
      <text:p text:style-name="P1">æò(Øìe²{ÉÛ¯I·÷²²Å<text:line-break/>˜ò÷Dp“#Ð#(w‹#q‡#]&amp;€^ØBpb&gt;/ç^#«I?R#ª˜På}¹#¿òàÃ•ŠhÂé¡ñ›[x}^˜qÇØÝ?¯#§#÷uÃl9Ä‰NÞ•'Y�#<text:tab/>¼s�#¸×#¼@«GRî­‹ÀÜX#al#“#R…P–5#ÃÆ¨phðS+·Ð##¡#¾l%‡&gt;#†§þpUã7y&lt;D¶˜~ø97#£"ºn”�FÆèø»ÖòHhÃà# ¹‚#æF¤ê7¿#§‘µºeÄ?ˆOD9#‹[›^IJs›©##c#&lt;#S#��ü}-­ð«¦T….Ë€á°€!;##ÛIŽáqYüÛß#o×ò##è#Y#f6ùPÿWsYâ#“xBQT4</text:p>
      <text:p text:style-name="P1">'f&lt;«ÿ#»±#ÖuïþQ†ÁãÍØ9î#Ÿ‰è@�öðþ¶h°êöà“�¯##ž†*U#€#pQá†</text:p>
      <text:p text:style-name="P1"/>
      <text:p text:style-name="P1">#oÐQäè#™Ðº·Ìp¶»)Ýð’#</text:p>
      <text:p text:style-name="Preformatted_20_Text">’Ç/dü4óÞÝ@¦¯#üâ&gt;ù'##ó½Á…#&amp;$5#!BÜÝ‰„M<text:tab/>#T4¶ËÆéª[…¯#ò…Î#ìœ_&gt;]�r GódoØÚL#Ï<text:line-break/>Ë<text:line-break/>I÷°#</text:p>
      <text:p text:style-name="P1">Ùê„hTå#@¹wtÍ#.)#ktß?HxÑ8È*ru4„“Fƒ¢áÇ3³¢Ä¦}“K-àpßµÍOå:ÈÅˆ-‘çy¤D</text:p>
      <text:p text:style-name="P1">ýÚrv¿Ï)ˆ3fë+¬ÿq¬©ñci#fÉ t£Nå¸</text:p>
      <text:p text:style-name="P1">Ý#-°èå´‹<text:line-break/>}!<text:tab/>UëYg]t#‰N¢�‚ü#n,_Ú÷ûî³Óý%‘—¥ÂLÿ#Æ?#àšdÂafR‘ã#–•„Â0jÀ2Z#ºe[_0¿#PlÊ�#oÕihÆm©0ÌÁ#&amp;øû¼ÑŒ±=Ô½#^ò�:ó‚¾–#’¯rþ#ú’&gt;‡|W½#oðÂÿ`ƒ0é©¿#»fò¯#Ê —jà©ŠÒE[W(›:�¹é»Æ…R�Ñüi<text:tab/>wë¨rRéÔó«®†Ô(�<text:line-break/>ùj­©ÇMð%Ç¤£€kŒ#¥j#ã#[2é#ÐáŸ°<text:tab/>ÙÎ-<text:tab/>d^+H¢î©¥ÃT¬÷¯¾f*wúƒ„#»ã<text:tab/>Hm]§#Ý…âTîRÏp}ò|¢³ #)OÂý#PLÞÉ¯—»5›Šc›ö_%@wü]Ö#ÕÒ®:Ð$iOaõ#ýTA»»À¡1'û!ù±G”püTâ”‹�™ÏÁ<text:line-break/>Ü5“##Ê¨O|‰</text:p>
      <text:p text:style-name="P1">ˆàpŽ7aby�²2X²Ø€@ïJÁÎ<text:tab/>+aS)Ý÷t)~#¢V€ÛÏzŸàX0M#Ÿ9îy–,;b…&lt;ðŽLàÜ'ÔhI{#”’#iìÍ#ËfŽj‡ï+4ÃØY/q4x6Œjs~{ð#{Õ¹Óä íG’œùI<text:tab/>MþâŒÛÉÂÁ#Ýïs&amp;v,`-ª¨ôl…·¡#@ùaŠN(#]Ž„Ç9)!P##MX­#Ÿ0¾#+Þ#œ`„&lt;uö�g«Ýö�úð´¶i}ÊÕ�ïC#ï9&gt;²ù9Õ¢&gt;x¹)IwˆðÎ¦;£#1Ñ¬U‚ñî##éã‚ÏTíëH#Á8#9{Jä÷³ve##m±Ý*W;yªÖéGfæSba«ã€ˆN�#</text:p>
      <text:p text:style-name="P1">ÒŒ#§keÑŽåxàF}YV»#�¨bl¤+b’Ü�úZÄJOrC™ygóû4Sâ¡#©Ä¤¼’#?¨eóí�_AÌ²¢œª1Kxí·Øþ§ô#hFù#&amp;¹�ÑçÝ_XµzzžS¯5ú#Ó§As�Q3”3k0y##ÇZw:<text:tab/>&gt;vãô�ÇËú‡e"“¯�ƒ##Ú»Þ:¸¢|¥#°cûñC1î¾=Uÿ3…#¼Ò�#´U?€v\«Û‡#ÅÝ¯A6”©Š¯=7ö½ý\G�^#”‰·#”‰ðoEi—ý€#N2ã—Åî¯X#Ðx)¿êCNÁuÕ•Ô»!‘#—)©,�|¢ã#¤ÛAëa‘*¡#_‹‰¥xK#Kî#µŒ#÷t¥¥ÉÄ17â�†[Åítüj7»]µ8ãog×faÓ)+›ý(##€s›ÿ+×&gt;IÁ‚)#½a«4À#U#ë#CM�#c ©8åƒƒìJ# <text:tab/>‚ºgá¾##Ú,èYK#Aƒ#ñ#‹u™#ê›ÛÁ¥ösW#¶¤ð_síåëÑw~#³ #3#¼R9=›ÑœEQ#EØ#a¼5_Óò#Ý#¦ô�#“#=)$ƒFøÌ„;þ#:Ï#Õµ?,ú·Ì¦Ù'#n#îño©�»1é�\xö“.„/ªÈ°÷</text:p>
      <text:p text:style-name="P1">###˜7žNì[¢ñ/�#VCg</text:p>
      <text:p text:style-name="P1">�##˜kiÕ_WÆ#Ü–;…Þò##®iÛ»¡:anŠ@¹YiNhXÄ²=RRVªßûJ¸å‚ñÐ/¨A^Á¢.b§}q[í'2B¹�¶ÿ#µV†</text:p>
      <text:p text:style-name="P1">Ânü¤6eµIé#û#P‡#DÿÀñü&gt;†~#»ßU]Õ®èþ™Çðõ'áßw�»§Ý×ü_#º##ø.¦#§¿ é#o�a}H####\X#š#±7$›-„n#–!ñ[d##ìÈ¥/­#Ø¹ªê8¼{ÒœKV=—#az#�\Ý&amp;ì�¢#ø»£hãæº66‹–Å³þÉl2 Ç�ÞeM÷¾^']m#�#N~#@S#Éj¯w#tÅ#ÖU]]Êy$œ‰æÖ\MÆ#û¤Ü]‡¾¨ØVû«�#=&amp;–Ž,Êf~1´?eKˆö€®þk#ŒÃŠh{wØ#a§T‡Ä?s¾ô#0œÒø#'7³‰ü9»P�È</text:p>
      <text:p text:style-name="P1">æüë¾�Úù×(cL¨…-Ëž†$4þm#®W³ƒtzÄ½óíòá;<text:line-break/>+ß„i q9^&lt;Åæ5å±‹w##8Ãéõào#]›#ÿgãDr5Æ#ÄF#m¯vƒ e¤Ž×bEÀõ#W§ê;à­©!‚=*‹Ë’ôè\Ô$r½ñÔÊÇ*V#Çƒ§§V(</text:p>
      <text:p text:style-name="P1">6*jSX{A71#ï�.#ÝiñVêçŠZ;5#=·ÈÈÕ£êÙÜ…x*ë˜fØºš#(ÎÔ»ãk¯¼œ/K'ÇÖÜ#æÎ¯_n##€#c&lt;¸3¬‹¥½#ØÄÿ#á‚ª°Ny^óÍßî-·«¾®d#QnL„®#ûS’B¢“žI³#_÷#s*÷#(Å½/Ù'›07Q#Îz÷jZ#9”öÆŽžérK3ý8„¬VC;ZoÈÊY#F±¢{&gt;#_ëÏK#-™1%?Ö{phÄ¼­‹y#9Cih/Îì##óÌ8ÂÜ#±õšÎü‡BC0Å?sº“ƒcKGD�€.õÍŸÎM#d­¹#ðÿIF»/¡Ö(=æ#ð(|=óÉ¤ó<text:line-break/>@a!FÓÇ#ª?ÏW#¾›„t¬Q¤£RÒ{6÷Õs¤`h…×ô41#Ì¢×¿¸%eÿ#ú#!</text:p>
      <text:p text:style-name="P1">¡‚¯D#üÏoUZÏár?#@Ë#ÐÍé&lt;@�`Ó¡±%8¾$±Gj#Ø¤#§ü¸#'Ý####é¶Ë*Dß5òR#IX‰#4#&lt;es</text:p>
      <text:p text:style-name="P1">ûå]Ï##“ÏqK8p#)Ã¾#Èêâö€N©<text:tab/>Í—-&gt;¿ZÞ+œIðx©èðdÀKM@ŒQ#BÒÖÑ$a .:#1pt•x�æDK´öq#1)äè#ªÖææ(k;#˜Ð;#éó¡ÑÍ¶#g#óW&lt;'â\Ûùº#m)�ìB#×6~ÙTRsˆ#/#/ý#=!À%##‡’M»wé¹š�wP£Äµ=O¦kìU]?©âðâ†re#d#‹<text:tab/>Ÿ#èç\À4ºœŠ�Ñš¡#rG“wòéµð‚¸õäý\È»#bG?ðgÉH#OŒ,TöÎ�ÒXK#&gt;#H ÿ#›}P&lt;Û}£#±®M�mt##BÅ—vÓá]bt€N;~q(#{ùtø#âá`Ø#¿?;tß�ÆÐ#†ž¼¦�ö{##û_#—ù;=ß'JgÅï#çÃëëòwŸòz©üþ ï“¾ŸŸ²</text:p>
      <text:p text:style-name="P1">I=â È#Ð¯!<text:line-break/>¹8ÏO½(:í#Þ„:©v@©ý‘¿Œ#BßÕB5…·5NpÐJ;(¡/##Ìß¨#|€î#¸zÊ¡¶~ #|8q#¥TàT/"l«»##Ò7+ÄÇ`U#±§±„Íb&gt;<text:tab/>#yæOK÷‚/v’–‚T#½#V§#!<text:line-break/>þ�¢##óh4¶Š„­#Ë­»úÈ}”ºë#«&lt;#oÕé÷v#@HßBšZºÛQù#î“#çŽ‡›gw</text:p>
      <text:p text:style-name="P1">|ˆË§þÉ£Ó38-‡€é</text:p>
      <text:p text:style-name="P1">êjÅÊ§û'ÖÖ³##¼Ó</text:p>
      <text:p text:style-name="P1">žhÚJe#Ykò]ý²ÓGIˆ½úårÔPQØ#</text:p>
      <text:p text:style-name="P1">4Ï#L4#òÍ _#œ##{½ð¨•!’´#‹+%””×Ê·#ý5Îœ!½oÓR¾�hÒDÔ8#·ãé�‘:)ý3vscô¼l°‹©‰/x##¥µÿ</text:p>
      <text:p text:style-name="P1">B#Ýœ’Q:#+#ö#Å›I�#t2#�ûù3ÝM#JÍ#ëbëÁ&amp;¶§˜#ðó0l©a%#k¬"#&gt;Ãó</text:p>
      <text:p text:style-name="P1">±B(’Œ‚vÏExñ�ÍÅ/±ÁÌ³¬#WwMe"#ŒM…ýW©Ï0FD¦‚##Ÿ#é#&lt;5]­Þ</text:p>
      <text:p text:style-name="P1">#dp<text:tab/>eï2‘à#Û†rZj<text:tab/>GK##?Qö«Èv€&amp;# @þ.aS“)äí.y¤7Çæµ�‹¶²Ð„É¢2¯#tgØÎÄÜ&amp;#uÙó)�›û#Ú‰R##ã¨b…#+×Gu###¢çj#½´ì‰##·#Fn‡ ä¦¸#èü1»#³³kUR“Ü,Fý#P¹â4³#3cøe#Ø„Ê¨ÁV#LŠ&lt;„šŸTqâw/µõ¤#Wš#SB#W-•ö©a#»ºÜ;Ÿ<text:tab/>¡ûÛ|Ìjà#L#öC(i|@õÜU#´î¾­##VJM#####çžÈÌ3EðJÈ‹²`Ó_Ö#�¾j(ŸÑ†d<text:line-break/>–˜g#p­³�#Ùf&lt;#¥EÏgÇDØþjÑàÏËÅîê¨Ö­µl-#Aô#ëA9iwÆ¦BÀ#Å‘zu,«Ö#,Þè?#RÓÒDX7mœ–1qFDY3d»T#[·LÄ“‚G^B1ë ™¢Sž©¶ýøƒÓ#ª#³#¦§bay“#qÛÑþÑA4(#€Š#ãŠÝÈžÙ;/»@ˆ7##LÕ'Þœ?×<text:tab/>#œ÷#¾ùú‹</text:p>
      <text:p text:style-name="P1">þëëmt™þ”ñ&lt;##æ#g®p/Á7ª2«Ê[Ä‰`ôÞê#ßãð-&lt;†ÝÚ#n×ô2 PÊó5=lf#08ßõ¤ÛÊ#'#³ëÅAˆ†Ñ#ou&lt;</text:p>
      <text:p text:style-name="P1">$5#ÞÇA`ê#Ôp‚´%„#}ˆÓˆ]ùÓ#ñs¥˜F(U“æ³N¿Å#O##£±/]rQ½½ä€Í<text:tab/>�#ø¾{ù’ŽÌ¥OîÂ.##pð³›Ëo{°#@G[Õžé.iIÉPÎfúV#%?"7— z¹Ã»6^¢##îç#^L~é¦«#Ý|h¡ÜóJ�#0|À?y|}w˜zw_#ä;ƒÈ###Ë°•c©Û´ÑlÜí^¤jòÝÒ:ð#&lt;Øj#áRE#«#%„­†Ä#ôíãjK×—\#‹hhsYè¤##w"9#7³£*õo�¶4jù‚.£è\@k�##ÑÇŒøÞ,&lt;ø„@åÙ�j#yä*.Ö¥½mL¥F¢6©Bbäe¿qê4Ú«œí^Ü#rVÚ¼#%peWP#ˆRÏW<text:tab/>’Ù_I�‰äiï<text:tab/>dE#+‡î�ðÑ-#.`#<text:tab/>„#GdA:É}#'‰Zïq ¹Hœ„îYIˆô–.£ëƒ¢#™,ñjáe(QÈÜ=ã`aÇ#²v´Ç0¬?<text:tab/>BÊÅ!QnTøIugdÅnz™½}{</text:p>
      <text:p text:style-name="P1">#ž6£q[õÃ:¬‡/ðM¦#Ð#12o=©]ƒ–*Yož‚,óENûäèBºÝ£2s/Þœ-Hœ#Ï##¯</text:p>
      <text:p text:style-name="P1">#ò$‹##(§VV@¼+ƒ�Y“3ÕÒ3## xi#OBÅ,Sá=“#©’À bØ#„ãÃP¢(]<text:line-break/>ù4³ºÄ=\íd]t#Ã¤�¾ÿX@Mmþ##ÍÓ±åóš</text:p>
      <text:p text:style-name="P1">€ þoÑI@#ý¬‚##g_ñ¢²Á#ð#£R(#1K7ÏNû·÷û®¬È¯)ïôÃfd÷È�ç@|-„Ù¶(a)#ìxhÞ#—#$œ�bÅ#s*#Ÿ˜Y—2#</text:p>
      <text:p text:style-name="P1">Ë¥k±)F##}W`</text:p>
      <text:p text:style-name="P1">“ ¾¼Ô¨%P#c#¥*[X)G&gt;Ã½#VÆ#—Sv¥‹Æ#Ò»¹/`´œÆ”„.n :wë#5“óæ³#¯#NoŽ#õ0ëòKDôêé«»#›ñ#€háˆL@#ì&amp;Ù##7(m#xi#|;³‡0¯c‘¹í}ÂŽC#Ì!ã4³#q§#ö‡„##°Žù²#ìmxRÿwâ÷y#}H&gt;ñ‚ÚwN<text:line-break/>ä÷€zã¬I#‚ŒÈýQí®Ù«$Ì›#ŠàâóxÕåy�¶ËÆ#³B{ã<text:line-break/>ë¹� ^•ª#„#¹ŠF£�#ºÈ·u°Â÷¢¶b#Êà´ÛK†Í$Ãfø¹&lt;ÝH„ƒ"Ð#vV</text:p>
      <text:p text:style-name="P1">3‹üZH½0W-²ßv˜ž¥#îé‚õ—²ò*uOy#|«EMËI,-#¹¡ØÐ</text:p>
      <text:p text:style-name="Preformatted_20_Text">}bÊëÌ-™MÊ¨ó§™ßžâsRò#úØ”#IZø’Q)º²Ó#ÿ"<text:tab/>dD¯~6ýÚíÍy�##ÇC�#Å# Yðå xª÷9Ï8ÆÍÅ—K� ïø#n ##UÚ‰m0iÂ¬·£ìþ•ïï¤x}ð9#e}Ä²" ‘#å#ËR\½zú}ôª#yyQ#Ñ#ê÷ˆõNWm# áóUAè<text:tab/> Ê¾<text:line-break/>–#Ý2•X†,Ñ#�</text:p>
      <text:p text:style-name="P1">%ÍW½g~û†#“0%Y«tÙþ3I8MÆbø`­"sz˜Ú0É#ÌMgR#ìŸ­Yn#’&lt;p»4ÚOgKÅ¬pÉxQØ«²##¼ ##R|üI&amp;œþ#ÚK¥[RÜ"Xô‘�S#×£1#+='ÀùãÜ…§7¹õ½!“éëhc¦Jÿ])V#ýJ@<text:tab/>^ÄÝ#Ùj[IÈe×Ög²¹^i/Ì</text:p>
      <text:p text:style-name="P1">&gt;3øŸ¼-ØÍŸ[ L“å)ýU#X,?ño›ÜëgõùJSç�”úNãcY¦õ#O¼*$C}<text:tab/>rŒw­¨þ#Ñª#•â÷543¸Ã Öƒ{MÅ)ƒ#Ø�7CÄ#I„N#‹÷2:C³"<text:line-break/>O#æ4÷QÂ#=‹Ý¼ñbzËb2ˆ©!}€Ë¸B@ñk#þïM4´<text:tab/>ÙÆ¦¾TG²F<text:line-break/>¥Ê…z#Š”#Ÿý#œ#ñ-#&gt;éõÙµuåïÌ_eÐ™š³ùÒrù®*Í#ã„#,¬›#ðªGAâN#Ëf×#24â#,°Ae6Ë.ðA��æ#êô#�#¼Þ#k|@\�¾]ý¹­H€vçÂ#RE&gt;a{ø/ØË„OË€#w#YªN#F@â#þL7’ÅšõoÑM�Lˆƒ…¶u­ebé˜íÝ#½OÔÝ˜ÿvÔî¹ÿS#¹ÐuSÓƒÚ,‰ÍµRìãÞ##KŽH„`#ú—#<text:line-break/>ˆ%Š¡#ñ#B0ª2#4##B’±×úlCM}#£Q#åþ¶}Ï‚##"ƒ‚ßC¯_ˆÔh8Vå/Øßy0†#”�–MüZ†öxm0#2Q”ïr#–œ:¤#Ã&gt;û#Ô##?\ë‰Žø#mê³ðl‹¿ì�#å#½ôvöÁsk¦åÄÔ^þÆ#=N#_3WW_kI<text:tab/>Wô2-×™®�mD.§#O1I2#ºŽ=îb©ÄÏÍD#d�ð¯÷J.#L°#uæ"5#Lß¡»YŠA#0xT”I/&amp;øÁ#ÈdÛŒ4Þ†2\ç#+¶ŸWöíØ#’3S4ÑÑŠ‡‹N#£¶Â8hãÿv‡#4vº}�žŒ#Ž(»�³p=¶�N#'±ïµG)vÏ¤ë#ÏËMShÞ³Î-§.S#o¾1fí)èÔ9#šB#Žþ:m}á„7/±‡nI7Ð„;í:˜¼áZ#{^Ý�éÕ¿Ì#Ö#</text:p>
      <text:p text:style-name="P1">$q†<text:line-break/>§Ž�/a![§“Ý#qµjZ,#tWüZŽV#™líG#uw˜Dœ)Œlò&lt;¹7ðSE#‡É#Þ(“Ãþ—Í…wˆUøE;Üo…BÁ‘wí)…#I#×À(H@ÂÎÇÛ¿¹d##ü</text:p>
      <text:p text:style-name="P1">][¶j#RêÔÈt�®¿Ñf®²éøí#F•r™8¼{è‡è?·##°#lÃ8÷”GUóÇç##E÷�ÃCYvÊðÞ"WÃ&gt;ð‰í8ýGË¥´š#æÏ#3M@</text:p>
      <text:p text:style-name="P1">hâ#EN¹¿/#<text:tab/>‘Òö¦_´#ÂUpÕ5Ï±Õ¿ò#ÖTlb³iü1O`o°ô}[gçDù/#Uÿ)ášÆV®#‘é#»Ù³Ì#)‹ˆž#û%Û5¡KÕd`Q6<text:line-break/>Áü—¯\{Ý¹x×ñ#ãÂ³Ò</text:p>
      <text:p text:style-name="P1"><text:line-break/>·ñ@<text:line-break/>´±#å#&amp;´½#Pu#íË›‰žüñ½ÛD#êÎñj¼[“O›f-cJº#ÂÐ&gt;x¸í�µÇ?vŽm³¿'VÛÍ:Gm##ŸÄî³‘POÄ1ƒ7#�ß|³�.&lt;¦k;É#G#äÉ¹© #-èþÑ5Ù±¢Ý+&lt;ÄÚ##©ì#žÓÇ6ÏvÉuÀ#Q�xˆ¨|óÜi‚9Tb’m²Ð[ùt›OSØ6Ð»­Þ•úï#=ø»#qÂ�$üðôæ(0/¯ðNæEJ�®®ƒj»?æuÊ·t<text:line-break/>(2å ~#‘m£#ã¢ˆà0Sq£#T(}##:Q¯?çŸ#c£Êt#G#×P#A#u~Dvf¿–Ö—#nò/€˜¶¸—Ñùñ¼n#™PªÊÒÌ#@‘óm€ù1I?c$º5yëXYä®#xzI(—J&lt;uË×¼3#ÔœÏ#ZåNY##v&lt;vB…¯#�aÂ²]än¥ŒI3Ü5¦'p"ú4N±</text:p>
      <text:p text:style-name="P1">üVã`ˆtËùíI£ˆ#Ì#¦³=zÉøä'PÐ+¾U_‘š<text:tab/>)Þø#…Y×Û###Ô§¸ÙNm½¦ûŠ#¦]äéñtYtþæÒ¹dÔ˜Ú»PìJ2«Kè+ÃpT[VÑ¨&amp;#÷ºa$2¤©Y�î‰±s#[g»µV</text:p>
      <text:p text:style-name="P1">DÂ#Ô“<text:tab/>ƒ±tE­A#ÿÿrºà¨^xêS</text:p>
      <text:p text:style-name="P1">{?Âb¨žè§®Tˆ£Œð#ã!Ý#uÇ#<text:line-break/>¾šÂL#xèj•ÂÅšPD^¼#Ãt#po#£‹‚Õ#Xò#�i#ÿg+#ÿx�¦ïôrü1{</text:p>
      <text:p text:style-name="P1">Årö&gt;)»ñû¸FqY#6`á…”±#�S#ØŽJ‘Ð#÷g³¯}ÎKþ]#Â#r,�¢‡#´q©i°%~»c¿<text:tab/>ê'#aÂ¬&gt;üÿ#+…àÔÛ"œÝœ¿Õx³øŸ@#ÿ~#Ui,Î`ˆôI!#¯ðd–¦ö##$Y–g#ò°cÀ{#¬y'úo±¬&amp;�N¿$#[£5<text:line-break/><text:line-break/>ªÕõQý%#v</text:p>
      <text:p text:style-name="P1">p}Ý²<text:tab/>¸e³JZ™B:·#°î%##Ö(ç¸ò�#“ Í#?ÞMŒ#-ëmêDÉ&amp;Éd6#¾#e</text:p>
      <text:p text:style-name="P1">-!ß8§8B.V¬#n¥­Iè6PÖî{¬ÂÛ#Îât#ct“#ÛÛ#oH~#1·�1o“f¨W.B¦Fš6b“t†¹ß<text:tab/>�¸#¤#—&amp;3Ý$balOÿ&lt;*îQÜ¬!Ñ™o#íAóÔ� ²jB(#_µMÞç#k#5Wm#2˜Z#–»”2¦#[»C5¿;###í¶l#ŸH<text:tab/>¢Ç<text:tab/>û[#mì3Gþ#*‡Ê`­tp\#Æe.f#ø##¨�û“###=ü#FÞ*7’B#Ó#þ##õÐ&amp;SQ…ÜÝŒs#sÛ®ŽX#†#9ª±|j�#XÒƒa¡7Ù#ì#Å®¿žò‘õ«Ñîò*8##h##tÔ#”#®£ÝòKe5e#Øß{RT£#ö"¼bØ!'Ê”¯¶#ñ]ËË§PÔ¤œ¦ðP!×Ëd…¥þ³¶Âž*Æf�#øÐ#-#URe¨®ð†aív­ºHWo‹#&amp;ö÷‚!Oº#_q#þäÆÁã¼*U˜û°¬Æ“#ý†žðj‡#L—9tÄÞ?§««p™–¾Ó¿éX]!ò}âÊƒu#’KNˆjuÚ�±úç#Án8åÍkÙ³®çúªyRŒM7“#‚Æ7Ð</text:p>
      <text:p text:style-name="P1">DÉ#p/w…3F#pQ?8/äk0ÖSkY#0~sDõÞ”¢3{÷®#¿“êo‡È.KO¬¸:ý#E»òŠ#}ü-Høèµ–~Õ </text:p>
      <text:p text:style-name="P1">û­#&amp;$Ý#ó÷#k˜ç•ƒAk� šµZ¿2<text:line-break/>”¯¸#©3ò‰$’#AO™.ØÌ=stM;ˆ‚»vÂá7wÓÙGÃ¡Ñ%##h�É#¬Ódå»=ñfý²#4ÌÜ·:Nº}cÇUåäF"ÅvÉG8†™%_#D»&lt;ÉX`ÂiSk/{m†�)Akš—#˜õ^%ßt¾„-æ¶e#ª‚Îè#½€;ÜMÇÄ ÿ}Ðñ&gt;�<text:line-break/>ã€¤[:(¤•¯#äé'8ààH/%¯ªt0[éK¢‰#u#ãÆ##€pt<text:line-break/>žãÖ!ÌÇ-#Y#hY#N#‰ú)E¯Sh##ü<text:line-break/>(#V4,+þWu4–ÈZŒÁ4˜&amp;Ó76?'##@ú¿Iž[õÈ¤8kðÖD¹¿Á˜#[‰äçZÊ#À»¹�}õÙTòH#¦°J2ç#zL�à2#X<text:tab/>š0B–&lt;u¸@=#Ó##6ÍÎëõw#&lt;#`ø#ß#`�_ãf0i+xíßSò)ô„…#¿#NVðq‚‰¹#pígqLRƒ¹�¨è#ÝX#2ÓàL”wÚ#Ó# #ÚüÙJ;UÞœEÿ431’Š�w#e¹W.§W###J#=¦ó/Už‘¬šºˆ-Ô*ÞÖ{Cœ–~Ÿ.^Û+mñÉ[Bœ<text:tab/>#'–ø#ÿ#&amp;Š#èäŸ¨5Å;‡³&amp;Ø^ä‡^°ùÛ#u),¡mlÍƒÞ#†¸Ð?UÝ™#AÇl[gC8ìß€#A`-¼$N#ãGšbI#Á#óžä#‹jß¾JQé�ó†„´Ì#]“Šõí:;ãÄöME_#k</text:p>
      <text:p text:style-name="P1">þ&lt;##‹}zîv|FÝ…<text:line-break/>ä¼�û#N”çJËJ&lt;PøÈMÙÙM}ÍŠ#ö7!ÊI^ÐÚÎ=xžÒîÀ#Oû51š-i#mcwþt#à#—6×"dòóØ*#ÕQ¥ÐZ#éÓ3ù�ñ²p?ñfÐ’á#Më‚ÿ@·—Æ¬rt‡<text:tab/>®N#®#È}…#SF4"lwqn†¦#³Á¶QµY#x¹óBÅ,¨;@S‘#n½à# ÞZ" "É#K­ËƒYÁ�#÷ðÙé…#¥Æ¦ÿ#¡ýìá¢<text:tab/>–#¦Ø;cB§#=â÷Tœ½!~#,ª4Ð#9#D}€Ÿ’eÀ¦á<text:tab/>Vi-¥ŸKó</text:p>
      <text:p text:style-name="P1">Š[Ô¸h#ð)ø#vÍ’JK¥Òð½%#Ó5kL#é¶t\îé½#iLT</text:p>
      <text:p text:style-name="P1">ªu,##Z##(ÝÏ“{-Ó�åŽ*(ÑÎ#¨æ »«ÿ]$##Ów#˜Ñ|üÄIªÝ˜�Ò¸ãas#**Ý`˜•éaqÈ#)#¡sx�¾–Zæ+éò\ß¡ê#Y&lt;pÙ‘åµ¦G®#hBÞ¶Ñ”ÉC†Âk)###°SUñ�Î<text:line-break/>AF'###Å#¼§Ø¤;#¥ZqÌø«¥ÍÏ`rÈË‡]¦Ó´¯#Î]©·åÅ}{ÒîŒœ#?4L�#¹�ƒ%#ªìR¢IL½4Ž G#F¦’£NËY¶å]Ó#ÃTÁƒ##Ïë¦õi“â~»–�##/°ÝpìA#Ùª²›6Xji##Uú@™##ãf0CýóÔüÕf#À.w¸Zgx¢J§%©%#©,#ëø¢/Ý'·“„ï_§‘•#óò[(,aft)$ÛuD¥L™ÿ"o¨½€´‘þ§š6úQ§<text:tab/>~#p«éšŽÌ“#$#ù#Ø6¶Ô �ŒX#ºmx­qÛ•ØËrî¬ðtÇé#ôèf{Qå#ªGÎM^»ŠZ°ª[H¬ÑiôÀ#¸öš#ÅõÕ-ùaeoütY#±Ûßµÿ]�'½r]#Ö"&gt;ðk#IÎ³</text:p>
      <text:p text:style-name="P1">•êSÎ6¡©œð.CðÁã0Ãf##Ãß-KÖ}:2m˜SFó´i¼GIéi#<text:line-break/>¯¢-#C®Û”G‡÷v@ö</text:p>
      <text:p text:style-name="P1">¬##ä]çãišþÚÜ_.ñ#<text:line-break/>!Ño%›»R#˜Y/ªÈùˆ¯(í¹ä#2J¯q´&gt;<text:tab/>éO`UOêˆc#S##a�¾‡u5!„xø#ä¶=sùS##ó*_#yÓÉ#É#7ŠûUg-{6¬Û#q™´¡#üe<text:tab/>3’7Í’#ŽßAçËaUz|I7›£Ø#ò&lt;±¦&gt;#Ñ¦X^Ucö#p\„ÉÝ�#³#â#5ô·#Ÿf Çw»› @MèÕ§sS2E_²A#¤ÙÄ&gt;ùØ®¿MBé„~k.º#+Tß&lt;½CÓ¶oI’hØb'<text:line-break/>}(Qí_À#5# ¤##Nc�•ÙŠ\½</text:p>
      <text:p text:style-name="P1">cQ=0»‚q&gt;µ Œ§€qú4�œ-#¯ä#zRÁØ¨J·î…ïÐø#ÍÉÞ‡#Ã©#”™“w#ùä„”$½C#H»¶K×GR.¢­6#-áÿ$L"+·Áüm\ÛÜ—´£#‰�²ö*ˆ#^Z@9AÒ›œJÒ§Ìÿa¸3�…ØÓ^¶M¤¦³s[4l#HæT&lt;e_µ¯gd«^xJ# «p€ÁªõL00#÷´‚ß‘àx`}ptºTÜŽ¸+ÔÑñYÉà¤#N¯è™#Êß¿-]9#\ü´fq�C…V¥'§IÄ¼ÌÚ=‰ü ,ÝûŠ^*ç&lt;ª‘µ¼¾#‰·¨±¤È¶õÚÕ ý¥úvªÕÏ#£E#nv$ô®ÓïŽí#§++õ`%|¹Æ#me#�€#£¨Ñ2Ú.áY#�(�¹×#^é¼#_ëIð&lt;Še3²®?-<text:line-break/>†µÌoDøtWê#å…Ñ[h#Ú#À#NÕ#{Ÿ&amp;*ã#U¡5—k"uM#ùœRÊîÚ#.Q#=#ÁÍ#C##<text:tab/>Ã)JöæÒ·žÄž#ï#&lt;?ÇÖ¥N´#ìÞûýÞ?ºë³LÝú\l!ì#ïù#©�v’åµUÓEc_&lt;0</text:p>
      <text:p text:style-name="P1">Ýž£»ø�¼¤ÚNßÂ©wF€@éÔë­}¼Ö#÷²€Ø»ð#c1Ö##òÉâ</text:p>
      <text:p text:style-name="P1">m1ß#§b¸¹J5ûú9Ž‡:•˜“j©¬°HßnäKƒ_x{­#Ge*5rU¾A#<text:line-break/>Á#c#èùÄ#Ç¥(QÕ2·#û—­àEFï©ÒNœ7].ìë#Éý¬åg:+Õ|CóBÀ"#Kq#’´“7Jä�uBìÙæ�!ý#¾ðÇ#Ÿ¤!#V$'isl]#4cýÄ¦­\¼#\e•8).ƒ5ZN[ý#ÛXÍrè¼©þó²'ºT!õ###.#ïù#ÇJp©×D\z#ÌÁ#f#µös(F[#Œå®#É&amp;³¦‹JÑ‰¬é¹<text:tab/>�Åžúg™!ôÎR¾ž�I%­`I#ùŠ#,p,ò1&amp;ªd/##.pÞ~ïxzÊ÷›ž3ÖÐ#áð#Ó#Ð)UI#ä.Ã## ®Nƒõë^Ÿc<text:line-break/>9Çâ[#0ì³«²¼ðP‘é…-aW{J@%ÃØ#_#�§™û<text:line-break/>Ä¿Ør‚#Ú¤áG×=¦üÄ™tf¥²#Õãda+¯((Š#–c#˜#}¬#¶ìÆ#«4]rûˆ–-#<text:line-break/>#I/øµýæ•©S#™Ù$#z”IZ†JšP€K³ø^‚#e´�sð#¬œ6þ:bLÈ#iQ‰|Ä·Ì‹R}#þ�##†íh,À�<text:line-break/>ºj#ÕiÜÍP<text:line-break/>_ûe#Œ#2#é¯�0”:–5l#ñ_h#.ÄÆ—Â�D~</text:p>
      <text:p text:style-name="P1">³ ´X½_#uç”Pã“n-L€Eºx#ÊRÿyêO#�#‹#?UxmÃr0)ºN}}#Ù¥ƒhm)�~#-E!ûý–à~bI9#UË·ó—k�eñ,8µ##+#!�.k0í-C##Wô(¬3´‡pÀSº¡#1#„9O#«ÃàŠôÑ,PHå¹Ûol¢{#ýtXÏMVsÆÎ;oh–ÔÁ¼ZSOOXq‡#º�|ÙéªxN7ä&amp;KÓ#ÿ##�#vñ&amp;K#^5Ñ�/È#wx,@µÐƒvÜS#M½##í|"‹,#Ý†w˜ÍC4swÃ¸½åCû#£û“qoð½’È:ûÁ«ÏCíÚ€âF#7¥##_ %×xž­lÆÇ�¥Aè.Ïïñz#ë�k0=ùÄ¦�4†¼ÆÍ&amp;•7LDòÍÎ^ª#òK*8/ë&gt;LÿTÒ«¶¼z#¬&amp;k<text:line-break/>-~M#Õò5Â§ÒÈ{Z5¯‘!æw<text:tab/>&lt;#ç6#�0ø“�‹‰˜ëÜÐª#Ž#d¿k­}¡Ü}ª“MÃô¨)Ëô#Ä{§–Ÿ</text:p>
      <text:p text:style-name="P1">�)ûGe#ú§{#LÍ ŽÙ­[úU_q1£ý‹ó#¾ûÁ¤Äþ‚Eæ­ü#zb#8ð¾Et$·¸#¦�²kª.Óø#%ÜK–pŽhùtN‚#/##?*.YOÍUï##º›Gï÷«ÒV#“ç=%G;3°EkžS‡Q*%5û0¨M#› #Uj#*#(‚xœ¨#zV¾°ÀN!¿s�§žIsË#÷¶í=|¢Õ~=#àjøY#¢,x§É##Rí#5sŠ¡ë##2ë5-ïÆ<text:line-break/>+sKy!|’ŸÓ$û#¤Û—#ÎµƒÌó0&amp;*#«T7<text:line-break/>|Ø@F.üT_¬bÝ·Î¦#ã#¶öõQªéeŒÈº#‚Çò•ç¨#Šr2Å#hÊd#Û*ÛÜ¾3É#+[?ýÞ§Œ¿Êa4âM c™1—ð¸·ÖP…q/ñI8‡</text:p>
      <text:p text:style-name="P1">#</text:p>
      <text:p text:style-name="P1">åÐŒŒ§Æù#Ü�âwþŸž‚×<text:tab/>®#ìYþª×›9?°­Ú?¢î¤çÂÐ</text:p>
      <text:p text:style-name="P1">½¥]‘³)R#D¤#<text:line-break/>#Fã,Û#Ÿ4|ZMNíz½NI³è^™‰ä+Ä• #µ»Š�t6d‰‘K‡¦½#žŒñ¨›!(¢*ƒYÀ½Ò†õ=Y¨Œt]­#¶*—ëÞ–ð#Õƒq#ØŒýÛÄÿ#'!#Z<text:line-break/>Ÿ(Î&lt;»Øõ_</text:p>
      <text:p text:style-name="P1">¡»žú#©çòY�Œ¦8#?oúì“vù#èQöp·µ§ž$³¯—s%#.�Çh#XïMÓ###ìêÍ×@aÀo¬~.ÞTbÛ|##�ó�¦8ÝžÅ¨#¨w9Žš###�“ûb)Ùg··å�«ß#uu#¢&amp;7R®£_ujLñ½ö\Ä#<text:tab/>&amp;##$‰s¼‹À‚</text:p>
      <text:p text:style-name="P1">¥„�b×Ç^\§šÆ˜c#<text:line-break/>[Š}è#U&gt;##Ó#žµ.ÖHÂ#ºXÆ#Ç·K;†e8…ÆÐ</text:p>
      <text:p text:style-name="P1">‘ÅÖso</text:p>
      <text:p text:style-name="P1">#ð†#üÙ6y†Ã@D#Sš|9ñInp®šl­_%É}«6Ë*U9S°ÖÞ$##£I'˜¾Œ!#rà#Ôƒ§Âr(;ø[W·#šd…ö5ý?Ñ¼õì1#e2þ­Å¹[¬O&lt;#�#þÃ<text:tab/>�¹&lt;{&lt;0P%v¤ù8}5PXºÙcŽâŒ"Qp·“¹¤V##&lt;Ì#9àœG`4ß¯ÁaYÚÝÐY</text:p>
      <text:p text:style-name="P1">,Ú…ñ9¦ÜW#²)^fŸ€Î3##\õVEÐRªÃåKÓu‰Ó…jNE#íAë##-Î#Ž0Ýc¦W‹¾€¾Œå“#�#ëXq~{weZ™tÑ)"QñÔ,'aaþ#-ÍFüo‡M r#Hx#À{Éx›$Vuó##o6úÇ#€‹9…bÃK¸À##<text:line-break/>?âJB?#=Iã#ŽâÍ�ì#8�5Áº¾¥Ûc#ìÊ#(„@®#]Æ9Á#Z#ÙB4ÕœQ#å«ŠwI##øU<text:tab/>7#`Õñ¯†�«+¹#`9m¬_WbcÌ.«#2Â3ám#qýÎ/<text:tab/><text:tab/>�·=@ùá.Û²‚#¡X›#�ÇŽ‘›Ä#eT”¥ßÐvÇè¯Ÿ;&amp;</text:p>
      <text:p text:style-name="P1">nYç"Œ¶ÃJ©#¢U#‰î¤´—#õd#ºÅÒ1ÌH¥xnÜ-LtÒa¼ç9Èj³?Ôò³–ørÀ8¬þ…Zè#þ#ÿ# ä#p´™\ŒcÄa'(¸#À&lt;gyÇ_X¯A¶ñ’ñ#Û#òµ#¹#&gt; ¦Lú¼¬7?÷Ù,5ÁŒÿS\NðC^#G×&amp;(#l5:&gt;Ç ”##b5Šà|è#&gt;#Y-\?‘ñ9ä‡k4Ç#CÕïü#9K#·3P."Ú8“˜±jZYj¢—#pÕ¬‹b#Ãa«#�è;1‘#û49Ü–#Å-b#mw6È{�€»Ñ;4N¸ˆùÿ#DÈ_ƒ#œ#msRª3ð=¬ö–€Wég¬Núº‹#¦·‚¿ž#Ä–€6ßnk#æî=¼�€#‚¨FÆÌ�•õýnaø÷ Ú‰\ Äœ€kÃ¼�w#hæÍ½”Ðs#ÿ],#{#;:Ë1S¬y¨}ð#ÒÛf°#+Ü(Ž#1Ã´*£´a#mZ1A2Š–­þ#u“c��ŸÐºÒ†</text:p>
      <text:p text:style-name="P1">‹ó¹Ö#˜Ôæ#'#þs‘&lt;«J#æ‹„<text:tab/><text:line-break/>&lt;øvFì"�±âlÿau8q_#ÿ{x#¼#ÊUI­ä~iåOË##eÚ‚Î#¥…•kuCÁvµz¦Z°î"ÿ%#*\)�W±?™.˜1Ñ†¼*ºåM##…PèQ&gt;!(</text:p>
      <text:p text:style-name="P1">�`Lƒ#ò‚Æ|€*lí/Iô#MŽjnW</text:p>
      <text:p text:style-name="Preformatted_20_Text">-×‰ÜCÖRcÇq}k)W˜rÝºMâOS%º×½þ'¿üùüØP²‘Xkç#ÆL®š</text:p>
      <text:p text:style-name="P1">s¿ù#JÀf#™#^ì�3ˆM#{H¼#8p#4ð#k¤À62`5</text:p>
      <text:p text:style-name="P1">çµ’ht_Q#:'¯ó ¬"Œ;±#ÖvããÏ·¯ë[¦#Ò¢!Æyu™xV.¸šî?yž)¾#¾9”-Ô#Ê³AJš§#W(6\£]Þ›ß°´ 6Á‹¢5#a²ê##ÉÌ^Öt#.û47¶2ÒB<text:tab/>#þ##¡æÿ##\Ä ýÑ,à€eTÅH‹###na)ŒÍ/&gt;5uÚŒ#=ç#@…&amp;{HUÿ&amp;#&gt;#Ë³ŸÇ#CU#$×ÁÌy#¸ãVc»/#q­­g#n#x¿5#�#„þÜ¡�gû\5=&gt;+²Ð##‚rkùj\‘²!¶Rå _h¸45³ïw3^#è#Yh#çÎN¸b†‰��#fiïFA#H¹ËLþB8ATü #£í›#�0x{|Û…o#h#a"Æ</text:p>
      <text:p text:style-name="P1">'í¨­_Ã#“”À»3ÑæZÂà<text:line-break/>Ýr¼/#òê&amp;#ü$¨‘ö#3�ùá+_*vÀÑõ¯#œDÀrÄŒb<text:tab/>ª##˜&gt;bu#ÊÅjàÓ—¿#îÈfê#–#ºøš¥ð‹Æ|ÈŸù½®í#•ÍI<text:tab/>ž'#yn-{5W#vo#</text:p>
      <text:p text:style-name="P1">BÑ#°è¿f<text:tab/>‘xì#¨å|ú’õ#am[kœö#Ìžr#v�±$À¿_¸w•Ê##•ÇF™@#Aý#c#Wà¬�#«UZ‰y�Ô’šàD�ú¤V@�o«P</text:p>
      <text:p text:style-name="P1">5mì®:cáJËœ^#˜¥Rs1HsðLJ·R²w¯&lt;èkn]fý;~�#õŠ'�B#§#Jò¢ô_xEæÕò{1f#4$6 ‘A¯#-##½P‘Çâtr¬#æ_ûxwU�2D–¼FÏÙJ¢àùçT##O^Ü"${:Ô,€é˜:„Ì##­rÎÎë%#PIŽ¥:_‚™x-<text:tab/>#¤“™ÌÙ#²£cvÕU#1QS#Hã�ÍºkßYùk‘œ¡òêMH*ÒP#DLð©ç.¨ÇP-c¨ð####yÞšD0#Ù <text:s/>#Õ#ò9bFyë6'L×±õœè“vœÃuãšc°_ÿc…Ýã|#¹Mcù�E^<text:tab/>@#1º90Øéëø#</text:p>
      <text:p text:style-name="P1">ªÍuï#ÓÈ5#¥'éí6=jÍ0C*ƒM/¼ªA‹$`œeïd#Ö·pˆ[nµùWUµèïò###Y7ò²[�+þ'lÊ¦–’€‚6Ø#)¦ª!V“î<text:line-break/>`^=uÙX)k�ìÜ« ð*ÈÓ6½Z1Éz¶# Ö÷×�##ô</text:p>
      <text:p text:style-name="P1">òu4Ä«„¯#ÚÔ—l#[#2x;»&amp;éïd@n#Høæ#×©ðÅ‹”ý‡¯¥#·#µ2Žh�ñ‡¸Ú¸rÙMñú#^ŒC+'¬î&gt;�¾¶Â#êäY6ÍYV£ÉŠU&amp;ÉAT@#¤</text:p>
      <text:p text:style-name="P1">yù\Ì1%*ÀÉ—D�i´—ýÏóG#¸ùþˆ#ÈØáÃ#ýæØ¾Go#\š#†�#/IM9ììLaT<text:tab/>!@Û#BS#%ÀÄù*~”c/ìb+½#ð#¯Ðâì#t#ðj†Sër#&amp;BÍÁ#2¶ÞÿnóQšÐ¿Ö„4~6ŒÖ#t‚=a ”VÓ¬Þ‹Ô™àSƒ¾º5#áÄ1´ØÕð€</text:p>
      <text:p text:style-name="P1"> ï¡‘�#éÙ#"Ù¸þä˜ÆJ‘^[#€Í#X%È#—Pƒo#L†</text:p>
      <text:p text:style-name="P1">(#y##ÌÒÉ#ƒl¸½¯À�ë.G´ª6‚šÄ###ûs˜‡|#Ë-Ö2#u|#¢ÙÖÿ#ß™Ó|*8ÎÁ&lt;##©…�##7@º�¨þ{HOOˆ</text:p>
      <text:p text:style-name="P1">ÑG=|‘dâ|êˆ»e8zÉÿ:È#'bòËˆ‚pCXd£Pˆ#¦¡:ah&amp;Ã³¾Úf#äÛ8ió« <text:tab/>#Dct®(2ÛØ£ÅBîô[Ó…�vðG<text:line-break/>�Åy:©#a$3j# Ò#G|‡eñQS‡¡`p4¿)4;LU™+Â¸ÈmÊ~Ý¸w#‘Åžª½ e³�L#h§eq]#Š,ÙÌ#¾µWYÜTFk#0tN#ÁúÖ#­2#sNÕ˜Ã�M3êQ"Í#É\j%ÄYx¾[è¶ø­TeÚ™8P3Í¬VP#ïŠe(t#</text:p>
      <text:p text:style-name="P1">@UÈ#„=#£[²Y"íªÏ##j#_XÚ["bó¼-2F_8å# áYÎaYÜ'\]yÇë–Ü•v?¢›EØùp¥#ë¥ômÓ†u¯ªf%ûRÄ�{‡æ�¸=Œ¯ÇA+¶#Ûüm%?Æ‡›ÉˆhÚjÍ</text:p>
      <text:p text:style-name="P1"><text:line-break/>½fäGê79VÜ- æ###ùûâœh#”}ž¼ôºÐå#§[ÓYÙ#„#KŸþ‹##¼¤#�#ØÙÝÕDPIŸ¥üûó¥‚#Á6ï`°§(©w#Ví®Ê~óÝ#EëP<text:tab/>�#@D´ƒG)P¿Aºœ##uÍñ\ÍY�&amp;#æ#&gt;Qx¹dÒ;µî­º8#È&lt;èÄ{Í‰1#]»\#y­×#fùb ?Ò`íß±û6j##9ZV…WÛGsçvt</text:p>
      <text:p text:style-name="P1">JDs#Ë/é#ÄoŽRxÖ€agãúúq/##œYQyû'#å7ß†[²Ü1Çyi¯€øõå</text:p>
      <text:p text:style-name="P1">„á:‘Óåpm©×|ýa2ˆ�A7D#W<text:line-break/>áŽnXÂ‡ø#ñäÜ{ã`SÕñ#…#Gá9u#4î‘§ø¨3TQýBööÑ(« –cÝ=€’ÐT“ƒ#³#]-`�|Z<text:tab/>�nâ�6KíÓp¶{£n×%Ð�6Õx</text:p>
      <text:p text:style-name="P1">éŠy&amp;,ÊÇ\Öw%¨&lt;¶¹'å¾j�|<text:line-break/>J#ÇNøWcŒ²c}T8·*µ±C</text:p>
      <text:p text:style-name="P1">&lt;ÿ"n•­¡hÔÐòW¯…ˆ#�qý³#a|Oç)nf#�<text:line-break/>abŽ�2qÌ@Œ�…#—#•¼YFÈÉì)g##‚ð¤ÅµŸ(m¾«L.†*à,îª'###³ºJ#©¿­Rµ•à“È##^GìF¼´þÓ#¡à1¿Œ{ÙãG<text:tab/>†¯…îu} _vÄE/uÕóÓÎ#ÏrýúX4†f¾?¼Ã€�c„ò<text:tab/>¾á?=eªz:##Åv¶#8öÅ�å…µý³¿ÝZ#u[#²ˆìè\¸#3Œ]‡ËÆ–#ð­#EF¸vÉÜ†–*±!âö#rS&gt;‡“š5&amp;A}8ž’}�ÓCÄa”N¨ãU1¢MVÖ###t¥#ö5ø#�)&amp;‘“Z#iHu<text:line-break/>âÇ\ûoÃÒ,Ù!�]#µeNÀ##i¢#g7íðo…“¨œ&amp;ñô#ÛŒÇáW&amp;ª,æm#+ª/'–‰›~&gt;.B5Ò­#¼û[—0M°vÓÁ#O/;3dÀ#‘º ìAºw6­#¤µ�ûLÄÐ</text:p>
      <text:p text:style-name="P1">|~S ?f—5#læÊ(&amp;œ½:ÝrƒýG™w}#XÔõ#nPõ#ÉšŠÓÙ 0ÖÁÚƒÌ¤[ˆxH"#Œß#”#Æü&amp;k#ÌGpQ##“/$DÓ&amp;Æ%Ò#7)í×#ßçñ#ÇR4öÀZfB÷}°##�lj´¼)¢w�7ìØz[</text:p>
      <text:p text:style-name="P1">=AãÃE#”§g<text:tab/>þs™|+M�åÔöƒ•›×LÂŸ*'aî?Yê#dï&amp;#M#î·A@, FÕ‰dæ#<text:line-break/>WšÓ?Ãø¸#*,�t#‹ž‘²,òGT%'Y•T¬8þf¯‰=z} äµý|#iJ#±Æ;©=—}ïSý#Ú÷•f##Ý†#é¦›‰äï+š##ôˆíF¦”ÍµÉ~,q‹Qå#4\[lðEKgN–æ½�àüS#¾qÀR=#u�mÍ:¸#5ôŸ#¶�¡8z#v;0»Y�'²#0ð¡Crdá¿œ\[¿?\…#X"k®·Â�w#<text:tab/>„líóÞ¦Üéœ†Vî×9Z÷ßþ°ËU#ôÚ”ƒ½vÖ#h×æEšU¤Z#ÞJQ|ûfO#SF#!ñˆé-hƒ}kË‚}†S;™d#ã\D</text:p>
      <text:p text:style-name="P1">»d#·äø#�‚=Ú/§£(ú(¡õ!#m[ê#�[G1ø#j#­Ø4^LÕnŸþ¸ qb°Ï7ßí1&gt;ô˜#îl`Óè`¾ª¹#Iñþ#U##vú##ƒúü9uŠï#§LIgÊ�²#$Z#HJ¬gYë½Îí|»#Íõ£õˆdÌ«¾7Ã#��hi#“#.˜\›ï,u•buÄ9Øþª®Rrí}t³Õa®�ð6Y21E}Ö½#a#âÔ6“&amp;`</text:p>
      <text:p text:style-name="P1">doÆB‘Uho«I1&gt;‡#i#hÓˆì&lt;L#»)eÁ™ôÅ#­xÀ…¯8ù\£�&amp;�Fbi�Âÿ#8PH¶³?|¿%aîÜQ<text:tab/>Ë#Ü¦#Å#Ù——üÖ.sNŒ5G#Ñn#€†S[ÉM–R �Å#F±ýo/Ô8##Ü]ƒö^‰é‚§ y%ÓÐË§c#,‹D‘##ûàÚ¢xgo×[¬Â�?ÑÄ’–Œ¼¿ª¸¨ö##Œ¹#©õL,ŠMm#uËA�Ù#nŽ¬å’ÐŒ#1Öš#š##B#Ì#²P5#VíŒnó#¾¸á@Î#gpÀ###'Ü¬·ýcÃ.=Ýœ†Ù¢ìñâ#^2î#˜ûZÙ – ¼!J#Åù+ømÜƒ#çC#—ƒ5#Ï</text:p>
      <text:p text:style-name="P1">72€‰¿˜­·Ó(e9µw#±M§døIH#Tã¿¸Å›E<text:tab/>V¨ù^-rS›ƒ#t]ºSB#HRªŠL2#pzÆ‘¥®‘‘]-gËØ#Rô"4{ŸÑ©Ÿ°‘#žÒ#Ëk#ÄYGsóº%í€™Z##Ü7§­ýZ�ã”u¦$qí&amp;Ãµ#”âV|#çé#¥lo‡=€øár.ð#r&lt;`_V§Ú³™»ôn¥»õ6±#ÒéåQøyÂdIG«öÀüíèðiUæÞ_#¨ñQ¸ð#ªÈ®q#†Ö#ËûP¼™$wœ#è#iNXqgdC¦u…/®<text:line-break/>²G+2ÊÇpÃÏ�–ôJlgËwU#ìO�·~~Þ�ÛzõLp•Õ`â‚Tü#Ú«&lt;tÿ#™wHDç‘Œ#ˆ¬imôƒ”­}¶#vÊ9…<text:tab/>D2º:òØ'�)àœ</text:p>
      <text:p text:style-name="P1">Ê#^+</text:p>
      <text:p text:style-name="P1">À•¡î6<text:tab/>÷¦#¤¬#�Ÿª‹ÕK#ç#3Tz#¡#™nt“ÎˆÛ#�½#�#[y#êb##/Ú2ð ¡ÃàêË#¶õÊ</text:p>
      <text:p text:style-name="P1">n»ØŽ¤#‡í#›Â#‘o#Íßpºm</text:p>
      <text:p text:style-name="P1">¾‡9E´JÅë#¡ãÃ#•½´å¡%7.zg1Ë##y§`~c¶ôo]D‡</text:p>
      <text:p text:style-name="P1">NèQ#"ÛÂò²úÆ6¬‡I #+¬+#«Ó<text:line-break/>G;#?œ#&lt;H6©ƒÈ#¥ çW©¥<text:line-break/>Ù?t##L#Ä¨g#m°û10�#ŒÁ¡\_²#MÞfS¡jv#Xå¶m8íõŽ#iHwØ“¨G`ž‡]Ýumã�þÕ<text:line-break/>#Ü�¢¥gg#U¾bf’#¥©ª6G•¦]A¶#¬e¥)#tü§2íÌ‚nkQXŸ²##u&amp;±'õ±ÝòŽ}µ#<text:line-break/>£ó� QÿVÁ3#£õ$…Äð_m,´-ª#ÔUÍºÚë#U[xá#�ë-Å#©›ý‰æ# ¾:5</text:p>
      <text:p text:style-name="P1">#DÙ•(<text:line-break/>å!©ýøv°ZoœiH5ò²ŠÆ×</text:p>
      <text:p text:style-name="P1">Öü=#EƒŠ#{¹#</text:p>
      <text:p text:style-name="P1">l&lt;¹&gt;#=’öJ Ë#</text:p>
      <text:p text:style-name="P1">&amp;å2Fÿ##W#<text:line-break/>Ï”#¥Ë8Nˆ’)±#õ‡oµþ“ý#™ŒÉozñ¸?ö´h½½#Ý¦|#T©²)9lôýd-ÙN)18ªA§eK&gt;¸À=í%#w�4m#U­¬šËíŠa�öJHË„p3½µ«Ï[å#Åœ¸##æV#Bún*öóÐ�2\0x‡³Ë¯O6›uV›#‘3"«b#+¤³{#´IåÕÃTÆ_Y¤©ÀA»&lt;Ö5#²¯�½Cj[#ˆ9¡¹°£y#r#Í?ïgÚ¹#ò–##PùP#RÐåfÄ~¿ÖêT�\&amp;2=1VÔöð“vlv] rS#ïÖú#¼¶š</text:p>
      <text:p text:style-name="P1">.³›ŒE1UÙ#éB·ÖÀzÒÑwÞ»Ýt#˜:'Ûé#o2#çm¾#3BÏ°|í</text:p>
      <text:p text:style-name="P1">y#}Ñš†š«¿B#«ç†Cl®#ËHAhH#È#1‰#¡ùwÐLºo«&lt;˜C:ÚA6e¾#éeÜ~À†A§Ýí-tù¯g0Õ¤?Ã´ßx÷�QiDØ2E0Hu4cËtI§mÔÑ±2~##éaž9<text:tab/>†-#³Ä¢‘•¡`ÑaÊã$&amp;#ÏÉHG#i•�Ù�^X%¡</text:p>
      <text:p text:style-name="P1">V³šÆé˜#çY#„#£%ó#&gt;pr²â‹‡|O:°##´AoÎÅÜßssþÕ¨¶#«÷=‹/#‹�jDšørŒE/e–&lt;·ÉS#Ä"Ž#­|;]�ÆÊ®HRW]Q#¯k&lt;†�g_AN•)</text:p>
      <text:p text:style-name="P1">u#PÔ¢%@5$ŠrC™#£qi˜óÔë(O‡ ÷Ä³©¤°¤6{È Ž¢##ŠüS–8ÉO,†� _#&amp;#Š#<text:tab/><text:line-break/>#†n#Õ“Až”Ÿ×¤Ø#n~#W#€H•&lt;ÉaÖ#:ÌySñA#|ÒÐâ#öcÃý¯ÎÆÍ¿'{ Öã¦ž6£DÐc»x#Þ'OvÌC;6T§#«þiftv«•„#</text:p>
      <text:p text:style-name="P1">1Aïšz8ñD2¦Âp#i‹¡«(ÞûDp<text:tab/>€##AK3ÄIq�#\�A7%gúU#a']ç#<text:tab/>#ã°d[#œ#Î2zÖ7®ÀôÉÂ°Y›!§Il�vwSÜq#�]ÇÅ$l~2�“uu¤„##Gy!z÷=4#™ÔÑ‡:&lt;#ž#ê€#Ñ<text:line-break/>ÍªwY×°…¬˜—ž—¢(ˆ5#és‰+öþµ&lt;·A´Féx…áXe<text:line-break/>™Çj�÷ L'˜—±Tx##ä�d^Œ&amp;êÙK}5]Í!&gt;»“´M¢«¾ïù¥#yž#—â#æ3ä¥~Z·ËMÆ#ôT™¯œô#÷#UzVOkØý÷•ºÞ-ùM_Ÿý�è–lU<text:tab/>¦½V</text:p>
      <text:p text:style-name="P1">²çÑDÓ‡‰ŒÂîá##N�z—_#`�¶ì<text:line-break/>[ú¬\¢S:#ÌŒŠ›K�@®Ý¿F²óUÍ™oþ]…„#~Îˆ€Ô\F##eIÛÑ#pÂ8dÕ½7'ËêÃ4™ê</text:p>
      <text:p text:style-name="P1">»ærxt3Óå#vø³5ˆ2ÿxeÁî#R|*`‚³Q#ag÷¢#ÍsD«ŠÓ`�##Þ/öLªWsWþ”ÓpD�Y?GÖô‰ù+ïh¹!‚ÜnsÚ5+�©w¤ô¼Šã[Òoë]ïAaZozñ#©;�CÓ#\Àµ##Ñ‹xª####";¤P³/###ß’ŒÂn&gt;³ª˜ ®Ìƒ¬bƒaKúþÚžô<text:line-break/>l¡ß# !#'ª##}ëo­#V³ÛPU%(�Fé4À1M<text:tab/>{`‡xŒ'ƒû´YØ#ÿY#ïC¸Q;î²ós‘åÒ##90þ#ÑY$^XŒßu²ŽÉ##UŒ†H#‚›#ç”#�Üu“êã¥wCn—”Ž#Ò©§#Õž#l<text:tab/>zêsÆã‚…,ò-Ž·«fò©#Æ4ÿr#Y#û�Ø úˆ�Ó¶Âà„:nùó#"#hÖ×Æ¾â‡J#wÇd‡©&gt;Š¦â#’#8v-³ŽCÆ#ß¤yœýœ�‹ô¦'#Ã§³5`Ã#%RA#woíï4æš—Z�QzH_#�4‡fg8?ù»~^Ä?Å#Uº­ÕÍ³óüâýg£#)ú<text:tab/>—¾ò»ó</text:p>
      <text:p text:style-name="P1">#k_I•ˆk„«Û##˜¤¥5Lî</text:p>
      <text:p text:style-name="P1">ÂÀà@#®¤•#3#oMÙª<text:tab/>¥›eL5\¥#ìUÿ{ ÷&amp;5Æ#j‚÷«Èrxkœ@Úkç#.âËð�É»yËG€!tØ§)²l£/Î�#Ç#âáØ­/G#Åé#ÍÙ#À$�b%¾ÎõÀXŒA{ì#ÚŠ#MŸám</text:p>
      <text:p text:style-name="P1">~ð˜�7} š<text:line-break/>ŽnÒs'#.£Õ###Cðï#ŽIS;xÎ§#çÑKÝ‹S9êa0Uj�ï!gú1q&amp;Ì###¶mw#g»¿Æƒ�µo#°Û#¦�„î#Ÿ!3p¤‹#˜ïÁÄ¦"#&amp;Â(9�ûtžÕ(#</text:p>
      <text:p text:style-name="P1">R+’š#°Þ³’à6´ûÒ¢ ºùŽ##F!Xáµ}¤‰<text:tab/>#°a#Üxº#œCñ…æ#ïg#›ŠØN0mºôƒ‚�&gt;…Ò»œ#Eîhän�<text:line-break/>ž–Ôï</text:p>
      <text:p text:style-name="P1">áxîÛÝÂhV+Óh¯\ëB¿Îu^#ð à|#U#èV#ò(L-].7#²¸¶æ_ŒÍ¨ ÁÙ3Ö!Ò#WÐ«# ###0âÀvâf#K1œ¶ÎöÈ9#LuCRÌ#õÇd0uÓ"Þ¨uÅE�!3f&lt;l]øÀ ½“###ìÄ#DªáŸ#¾#³Ä-P»ãaþv�¶€oI }sÅ!£Wè~äì#}UÊÞÓ½##�&amp;W±qE&gt;´ŽèO8–jš&gt;Ÿô`</text:p>
      <text:p text:style-name="P1">Ñ·B§¿�°äA#ØS½5ÐèVÛ^J—b¤�at&lt;ƒ!26¢_Cˆ&lt;·—WëJ$â¸æe”m#ÿ‡S#Rh†£#’—Ì“2C³5”##i›p2F 8�%Ü•�Ä÷só</text:p>
      <text:p text:style-name="P1">Q.†áÐÂãªS#ë</text:p>
      <text:p text:style-name="P1"><text:tab/>‡</text:p>
      <text:p text:style-name="P1">r<text:line-break/>&lt;±quÃFoB?£x{Ô¨c###SP4ÍÚ*xÛÛ B·,G#F?ðø×T¿°rgeìòõ�îX“¦À<text:tab/>X‰F'£3f1jô#ïé# &gt;„#âi²T‘„·À¯ªk#</text:p>
      <text:p text:style-name="P1">Z}SÊÖÉ8Ð¹ÃºA˜r±¸�þK¡Ù5R²—gŒ“:# ½Z˜è:Î#áÝÖ³Á–Jq}#�€Üëà4#ê…#êø</text:p>
      <text:p text:style-name="P1">T;B,¸z<text:line-break/>¥¤•¯¥EÁ·òþé•»¥_#žEcª#”##…#Fù&lt;##SK#]‡¾áfRP·ÐënV[“JZoÒxªY#Ê•4vïƒ™æb“ÔÈ?‘fÒ§'#ñ:9#eš<text:line-break/>š†ñàÉBæ™“N‹QŒ˜†Pí�|Ð=ì€Ó#ÃWB•yÑÝR=ÒÚÍ¥«G!·ÔÇ#¦</text:p>
      <text:p text:style-name="P1">eÒ# Ed&lt;ìöÂ#°&gt;Xv»õN9sˆ#'ÄÕI8a—ä#×ïŽÔe-ø‹#&lt;ãŠc#ãj`Ä[<text:tab/>##)Òs‘‰¢Ë•×•Ëˆ4é¡</text:p>
      <text:p text:style-name="P1">»×=(“ž9ßx#'^§Ù#þ,#ƒåÁÄŽÀdÍM’nŠ¨ô¸�ú{;#�"z ‚;î$¤œ{f#kê#%é/ó##ãŽšaŸØ</text:p>
      <text:p text:style-name="P1"/>
      <text:p text:style-name="P1">†39970(¿-ŒA¬u¼Ó89¿!Ò/Þ#L] ñ%¿µ�Ž]ÿ Ás¶ü�E#â7Å¥&lt;â�Ð¼‰6K¥“–}Á&gt;áx¸&amp;z½âT#ò•b‹#´Æþ:<text:tab/>ÑÔ•n0X!—97(#Ž?E�g|j”Â3&gt;_#Y#ÝH#j„¸ôÑ#g[†I•O\zÒ@9\F#ÿN’Ô¤c•ôåÞ&gt;y2"~#a¶ƒª[w¦&gt;ˆxÒ¡ô�êWåÞ#ï¹å²ÍQl##Ž/¢##!&gt;L#ñ!v¶äCUŸ¥,®ê#´&amp;¼ƒþ#È©ÍÉx�¸[nÔgœf#u‚#²ßÙAÇ™ûXK}òæ]YÕ#Å5�ÓÛ%#vÜ¡YôƒGà›#KÚÕ<text:line-break/>óq</text:p>
      <text:p text:style-name="P1">ˆ#\Ùê´#m ±ç1Âò‹úØ#êÊÙLÝø¹£]¿ÔFÊ’âc#è½3ìu©Ž.F•�4„·»ã/Òåö?I£áùþ´Tv½Ä�bž</text:p>
      <text:p text:style-name="P1">û¦jöçnÃ#†‚Eé#</text:p>
      <text:p text:style-name="P1">#ÃâÏ/Ìôt×¾uœßcfnµåE)ð©]#òÝ#ýGâÉRªåfá$C9ºÚ¸”¸z#ƒëˆv¡øÎ</text:p>
      <text:p text:style-name="P1">ö1‚,ÊÕý§oôõ|!$¬›­##¾ªT·éâÔàp&amp;ëT—�h3Éœ#Êáçyqp%</text:p>
      <text:p text:style-name="P1">&amp;¾æ=ŽÕ«äÏ¤§þ÷“Ë2##rù«[B<text:line-break/>#�h]út#‡–#ä»˜)ÓŒø�'´¿¡±û×9»í¨p#Å##V#‡#ÅþÀ&lt;é&gt;ò�ix#_[ÊãB_S«TÝ½‚':X£¢¥iIž˜I|óâæéW1N)¶J]s_²:Á’êÜÍÖž#£JÒÇÄÿiÓß]Ý²£‰§#rf9Hþû<text:line-break/>¶#Ë#‹yÄ»²;ë}##†#a!¼f#¥Èvëg=a#«Í#@r#�g&lt;™Mç&lt;¸¸³à�ËÊ#ß#t!K#!Í®k�Óá#*r</text:p>
      <text:p text:style-name="P1">ùLÎz#^ÄÙ•Õcÿk®Tä²"ŠK‡q³3Ó‡F#?</text:p>
      <text:p text:style-name="P1">2Æ#z§.8"ù¥‚:0ó#äîz&lt;\è#&gt;™£#½‚#‹ë�AÉÏ]q½¥å#¶õq®&amp;l³Í’#S‡jGOi%es#t#í+F8J#VùÊdÕÚ#k#ü•¨=#!æ ù^ ÕFãŸ#—bµ7Çš(#sÊßßì´±uŽ</text:p>
      <text:p text:style-name="P1">ëÉÝ1�rÈ{L2A#Ú#/1·1u### #$…‡^ƒW&lt;Eê=#4ZêYC„2ÃˆaC$•êV•uÙ##£D#@†¿ôIœ‰0ï#.º+l„þ!™#6Ú¤DHzÓÔØÕ”½(óº#Ë‹ç&gt;ƒåà ?#„à#ä2;:yd|é#ÉGæ#</text:p>
      <text:p text:style-name="P1">åbÐöµ`…ül.ºOC##‡"’#É#)7Bq Â$e†êXë_ƒó$íÃœ#ñ‡%¶{(¢“‚=ýG¿Ù¢</text:p>
      <text:p text:style-name="P1">do)Þ#;C#±.ªÚQt6qN¿?­ÖªjGÐIÙQ¾^¯3ï#=:ö—L®I¥¶#†?ðPº<text:tab/>¢¾éz8&lt;£Ók…‘½*•e#üfŠ‰¾â¢#¦»&lt;tþ�Š&gt;£?õí¬#Àð Úgå‰=³¼ö</text:p>
      <text:p text:style-name="P1">æ;#‘œÎÙºÉ#?!#š¹#žBGüÁgœ´##w±?6T#µ‡‰</text:p>
      <text:p text:style-name="P1">Ô¯”÷¬Â#¾Èt÷þëÙÙ!.uúåà‹¾jþ#"u<text:line-break/>|'é #e{ãXt#G-¿•f##£ê#‚j[3de$œòµu#O[)š#£·#ª½ÞîÆ#GjRL³ðÿ‡#ø%º€iO¿u‹#]”„V~õ#…%ï#ÃšeR4…ºZÑ0Óë†#5ñÅS†Z¼/;ÖŽ#°t(</text:p>
      <text:p text:style-name="P1">%$¼õ‘õÇ#„Xrê#¯Õ)mÝéÛa1Á9ÅŒ¦w.â#&gt;g¨=häÇFC Å(</text:p>
      <text:p text:style-name="P1">¿¿m#-„%dÓ[ó„çÛ$O‰(Ów¨ñm#z¢/whyMÓ¶96ËÁ„Ñ�1îý™XÀÝà&lt; ì¿:¢lé#,ç´Zì.ƒó¡�›#~j#,‹˜?<text:line-break/>0·ú.#¤ÇþG±Œ"ó°žÜqý‘#X™Ö�`™µºÞ[#fÙ#�m#žù#‡Õ~EøGA¯lxSñÊ#â¥¨æ#7ó¾<text:line-break/>Õ:Y­##Ù~Æx#GíªÎßÐ?[#[b&gt;ó#²sÆßöÔ5«LŽ]aõ&gt;c…á:Â#Š®#@&gt;øI¦Ñf½¢‘i¤J¢nÌ¾/ž#cx�ùC#ègtéI#¦±ÁBªÅ‹d4…5z|Ú#3ŽY#’#§H3Ò¹¤¶öñ;#²<text:tab/>ˆxÂëžÉÿiOS"DÐ¢á“ÄµÖHä#Ë#æp ž®:#Ž4Ykd_RÆ7Ë¬æz@Œˆâ€XWnH#—z×?Íýh-Þ?r&amp;ƒo<text:tab/>{Fkº´õÝÝ</text:p>
      <text:p text:style-name="P1">„ #L£«®F®]Y}ˆ©µM†½,³)o;¯–ckþ÷–Ý“[PY#ä&lt;ù#FáyËÝs0<text:line-break/>“4V#y^3þ.ê%víÍ¯5Oÿ&lt;­î8&lt;#Èé{lˆ¥Ÿ%}p©GÆî¨5?Nã…ã¤##Ø�’8Ä#£ÓÅn”\Æº&amp;.JaÝ#Kó]î¢LžôÁ‡ØYVfa#K##!µZ¶¹e#ÍœUeš¸BG&gt;‡Ê#gÕð‘a0Þÿ##z$®g&amp;�X|sx{0Kß#Ð^ý¡ƒŽ­àe*´êän�zÛÀÇF±'(Nb„ÚGŸiÞð yŸ–£J*Ã³pi¼F~ÃÕx.¯6ž7##UûH°#'U–8'šÑdj#ß4œ#³¨æ#Êò!`À”’IjÛ8ÝÅæ#9#®©Ÿ.4O°‹‰…##ÎÖ#DHH¯%ë³Ub)¶4š¤Ê„æKùËPÃ¯vn3¸ƒ## ZéðÚ²&amp;{‹=Ó­0&amp;#½§#•€ÇÎ§Ñ™#vè0#±©EcK#(ñïð»†¾#»&lt;Z‹@È»#‚³db¾š\î#ñ3¸Y,ÚDh­–át¶í¼M#­2·ÉàAÂ<text:tab/>2tÔ®#åP#‡rÙUT]</text:p>
      <text:p text:style-name="P1">&lt;'ˆc×'#†#w*×êCÒXÄUÈwŽ</text:p>
      <text:p text:style-name="P1"/>
      <text:p text:style-name="P1">nr¯#Î5#Eñ¡�V#]#»#‰d‹ÄC—StAp##$JÓà�Ò:*ŠjÞ#üã#¨Oñ|—$I«ìÊÑ­?S</text:p>
      <text:p text:style-name="P1">”2£kU#</text:p>
      <text:p text:style-name="P1">-##ò~Ùp"–(iÂªUšg_Ÿ/#n#†5ž²RJ¦ó¢e�xz3*r3ã sÌ¿¶wS;0ì0~Ü*‘ÝÇ2‰ÆÙàè#a#=+Q%R7…xÜˆ¤,×®¡Å#«û#2A½ƒ#�í‚±÷ ±ï#�V-#€¡ÏÓëíZÕmC6V=—�Íæ#mÝn¬”ÓJ#&amp;&amp;»®’å#+Ö#z##m#î#BCƒè#anGlPyæÆ*€Üë@o�#»|#/#OE#™Xó#2Bæ/#Þ3y“#„X4(­Œý¬‡ë9ƒYÐÍm6jÊ9Œ´S lª×‡#ç#èÌ‡Ý#Ìƒù+V˜qË+À’Ì]&lt;ÔŽ�&gt;n[ß2IÜÂÎFUp²Ý#S]F#ç#o´#Ìn¶çÝ´#@##àë¬##8ÿ<text:line-break/>Ø°OX#¶3²#;#ø#@kÐ#4.qO�#Î¸_#“YH#*]ÕíÔ‚Ì#h(ØVCŸ“ˆhq(½wzPeÁIq## ÚPXŠèðÛéÈü8¡—ß=ö¾g.Kô ±eËuóQp¼ÙòÔÁzh2íÒ¬e‡c#é¹Ù*ƒù&gt;…@ƒº#¹`Ppºâä0rV§Â‹Ì¹e¨õŽDêán~¤##X<text:tab/>8=�v­*&amp;#¶E¨#9#ãº<text:tab/>m6ÙHo”½ÝDS_#à4#uE™#ó#ë¸TC™G]¤E8‘@ñ#K˜�pzž¼±X#u#€Š+�#=Ÿ75c 5²#œÈdÔ“%U¾¶A¸ê°o:ëáo#›£6„9âŽ—‰†Ž#¯â£œqÏ,^##Zç)¼ÿ /ül#nbñ?â#*Ä´è¢–#ÿA#Yà®#�ãêÕù «˜`EïîPgaÜ2IÜÃ ú÷™$Ê5JÚJ©¾ç#kÁä™Krg|y�€„††Óå‡¿{;w»„#lä ##ÀªwG~\(î³#]æ/œîMÊfÜ2sIÏ¡qÒ„‰-8#†#Æ{`�Ê5ž Áe4(U¡xZ#—ÿFû#ñO#ä/”$8#*ˆ[i.Mft#k¯=|Y@f#š#cÖðŸÓ!·êu±¿#°U œMLW,¦Ðz#.n #SÒ##�æl�fqÆÏ“ƒGçž}”tonÑ¾õÓáß­Ñ~)ïÈM¨##¤]úä.aâç#¿^#›cý#üœ_x±Ódsè#»5€.Øï#ÌÃ«ÚIA#9ˆ2&amp;;ƒ2på‡kÐ|†wâÇ¾Sçþa”Ue¸çÈÉî#™ní…|°ZÅƒE•"‘E(Á"]g&lt;&lt;Í#ùªƒX«ªzŠü5!ì`}¬§Ä`#�Rk#A[VLJ¯*ìt;b•"�I¢¬G#5­C8, ¥·–Åñ-kè�Á‚yÙ@å�Ï;å7##@’úçÉ§?ÃTä#Ä#ªê„#S*(Áê§¸c&gt;Üø½çÀeÍÔBaZ#FäÝ#FåëùÑŸ#XÈª.°mkå#¥#‡#;³W#o×)^%®ÄIþÆ)œ¬rŸ÷#¢iî›Y7š#y™·‘#«:aýˆp+Ow¾Æë¨[]Û¹Ka”·ÕÑ].]'Qu�£ºiü</text:p>
      <text:p text:style-name="P1">ð2Cœ#]°##*³Lµ�ë<text:tab/>�ÄªXÍ�qÁ£öëù0|„ûD “m#*Ez5ˆ##ƒËØEŒ™y#!ˆwÖ¸È¹]#ö.S€Ò'Ñw#ã»ƒDÌh1l³ƒ#£¡#3ùÚÊ"HÿqžZ­A­ÞÃ·¶T�†O†”!ñ©j#Cõl#‘S„iñ™GÇ_šDÒO¢’ƒ‡5½§@7VX¡Š 1_ºÅ=]�å##ç€¨°f¾</text:p>
      <text:p text:style-name="P1">ÀE¿ËÁ#;`À¤e´&lt;;ùH\#¬ÑÚ#ðÑÕ„#·j3/#®÷OJÀnãïÝÔ÷W™VhŠ&gt;®œ[Tp½k�9{ð¥É†ó™#‚�AüÏ9_þ»#˜\R#©#ÐI#Ú#;ÈHï<text:line-break/>ý#ƒ)¿`%”HÝ„¬#š<text:line-break/>aq{µ],±V#Ì1�</text:p>
      <text:p text:style-name="P1">Ž##¼®k'šòl|N¦A± #Q# #“bÞÙ@Y¯òÉ4lû#­�Þ<text:tab/>s*##£�æ2 �XÓ 9™:ªuOB÷9(#¶­We#!·2¢›«e�à#¯{¾eË#k�‹#:9C˜ó0#mP°mÃ#Â±\~™¯ç‚±Ãaù©Ë7#G^+#\Em#L£ç#Ýš.á.¥Õ¦#zeC+Ì@™õ#Tð'¬Ð#îýr<text:line-break/>úd�#´‰·5#µ%ø÷F´!L¢«"Ñ¿[Ü®_ã¸±Äx#£###c¯ŸXöç##IýGô#«®#Zú#�Wƒ</text:p>
      <text:p text:style-name="P1">ö#Í™j##”T}È#»ûì#“ƒ ÷@ÞÐ¢s¨½õ#’#Î¬OYf;�¥s™ÜÙ#&lt;•#=Ó`å|÷ùuÐ=ÁÌÎ“¡�…k¡DðšDêŸLB</text:p>
      <text:p text:style-name="P1">Êè0õ‘ãÖ#Ð»Ä</text:p>
      <text:p text:style-name="P1">Ã-8žïém#aODL#N`#®H^ô`ª�mg…5‰ƒvŽÎÃÐ##Tšä{úœ÷¶ÉÓ€!«kr”~Þ4¹Ë{m‰IÓQ:T<text:tab/>Ì�z{cÁ�çµY³‹ß Æ ¥\#æ¥mg@É¹"Ym‘Ñ«vâüë'#f/Ù¼;íÒ9»é9nL` ó¤ø‘##öÁ&lt; àår˜##Í+õË#·iÊ“ó-dÅ<text:line-break/>#&lt;Œ¤–ÉáÖÚÈ<text:line-break/>zí€óC#U##N-/#ÖÒŠ#1Ìôº—x#ÀÏ<text:tab/>&gt;iK##·¹Z¢#Ápõ#ïžÍ³ó#¥´¿DåWÑwW¼ÏÁß#¶.Y1ð�œØ)ß.&lt;wn<text:line-break/>ó–·Ï �äÜ#&amp;©‡¡�cÀ·4R´u•ë“2€S#œ#É};´#†&amp;<text:line-break/>¯sQ}¾oñN5°jÒõÙüÛ`<text:line-break/>èQ3Ï÷NkK`x²ì‡2YHC…¸Dn~yu#.eÛÚÙqˆ´##œòô�»ˆÿ€U]."–H7Rù~ôùÜ?}r 5#ØÌ#m’WC###_›í{óÖ</text:p>
      <text:p text:style-name="P1">“#ÖüÇp•P#+« ÇP#uþ‰‰{7¦</text:p>
      <text:p text:style-name="P1">&amp;Ô@…³æ,„#¯F¡”°@˜sg]¿Š×aÅJn"Ÿ�Í»##H&gt;ô8Œoå)ªŒ�Xyc<text:line-break/>öA6Å\•²Œê’™´šÊ#á<text:tab/>µqî±Û#H#:T#Óði^y¡Ðø÷#Ýá#°�¢";žZÌm÷#þ’‹¤.c·Y$­GÇŸ#áÜòåì<text:line-break/>#¿¶r…wÂ§œhÍ#á#D;BY�4Ã}JœöðÙ#] ÁàY¹iiß|ŸÿX#›)ë<text:tab/>#û¦‡‰En¿i{#Ûm÷j©#Š$×ñ##¢å=¶ànaÎˆG�#UÙ$F�$#6#Æ#0#ò2Â³#Å¿Ç#ýR�’ð$ôåjÄ¨#}#°Õ#¶á�uèÕ?š#ÍÀ##iC#é,û»¼#U6ÅA»åÂ‡úZ§ak˜´\¾Pi×5ã±+v#yX¾<text:tab/> L+#”�#</text:p>
      <text:p text:style-name="P1">Ž^öÂåJ¦ªá³#pÛ­ˆc©Î#A²sÙžýUŠ½-|k^8ùº#�æ€#Èæ7g¥¿á®6#^8sÞÍ#Ý}ˆn|#Èøkv®#æ˜Kî{ÖÆ¯�¸¿cðs#½ÓÇf™r~¢ÏéFçŒUÒå#Fm­Š_å#!n8t»Â##Ý¶‡``�PmX8gébüŸP‹ü…Ü�%Ý¥üãÕVH¢#D™ù,àWæ“#1y]vÃUÛ¸Ð#,?%ïL”¯|‘}ŠÐÏ»³ù¹Zì?Ø6¾Ø#3#ŒZ‚l’Q‡õÞÊ­Ò¸/}O¯GªÖòå¸f®æ[#ur¼¼Ðæ/Á™$!JmûyƒZP‘#ôÒvî¸##€D™35©¸_ÅìÒ£#ë#æ¨h:ìpWLÔå[;YLíAö#Í#ÀÉ#—½#é·æ<text:line-break/>4v2¢;Ò6&amp;\¢#¹¢m�¦²°ñ°#KfÖGÝ4´B####ï÷<text:line-break/>³`­&gt;R#ñÖ†ÑbŽƒ´¥šTâØ‰ý#ÊJ'#à6å</text:p>
      <text:p text:style-name="P1">è˜€á&gt;Ô-#«ÒÅ¡H‹±@õØþ=¯�éýh«š#˜õÒáv#3’�‘J¦åŽ¥`Vp‚2ÀÍz.¢òed~#&amp;œ½6—6T÷T'Ù÷ü·Œ©¼Ûà#7#ØNØ�#ï•¨òS7&lt;¨ø##aÿ‡$4c#æ</text:p>
      <text:p text:style-name="P1">4é–²ø¹t#µÞXdHä#°#íÁUöEœŠ¨#%#À#§#±€#\è3Ò’"î0ç]úºêe</text:p>
      <text:p text:style-name="P1">#Ä#XûCxt<text:line-break/>#ÛÊv˜/åçy#�k#jRŠž}BSI#ÂzBÒmä’²N£vÎ¯$ÏpÇ°»aÖ¢##†—ß#™+T)#ªÇœ˜Ã¹²#ôÀø#žž�‹Ôx·òÜP—Zo #¹�Iu’‹5Åê@<text:line-break/>zRÉ…A8å#ä�_#¬”#}{“$êïbÖDÓJaØFØVÃ`�!›š##�Ç¶iÃùhfð&lt;/ÉÓÌQ#[6YT#</text:p>
      <text:p text:style-name="P1">Jòôô²ºµmA–#H%Iln®ÂóÛµÄ#:ØdA©'#Žw¾þ#,`ðâÚ1EZšâ\ó#ópK´#óÊµÄâŸêJƒ{#/:…#íMUþ#’·a<text:tab/> /p·fùáËæÊ/<text:line-break/>É›Â#ýîÍ•c‚š.f#?_[#\Èo„ÇQOåGA‚‡�úGž¯‚IS</text:p>
      <text:p text:style-name="P1">ÂÕ1s¿¥0@#B1)œÒ`½ê´Í#x™#–‡Ù„¬Ë¬—¿«µ®ýCíªf#¤ƒ&amp;#Ã|Á‚þì€P¤ßíïL}©ù#ÉB÷R³OyÈ}´~Ë’3S|¢‡À�î…1kR#}“¯d#0Èûåâ§êÔ¥ù]4Ë=óÏèË#YÝb*OÃ<text:tab/>Báa.ND?âÏ#Áf!£+n/Ïá¬</text:p>
      <text:p text:style-name="P1">í˜“.z­il"b#}¸ýœ#9†Éˆ&gt;£„#ƒƒ"$¬ö‡V�Ld�ÖÜ&amp;±�ÌT7íâ7Ú#ÏU“\ÛùÄPÇ»|Æg0#Ñ×#“ŒÖ\y¾îØ####(ìõÉÆÉúšPå¤1}</text:p>
      <text:p text:style-name="P1">#f²loÔ#Ì÷ˆ!#Ÿˆ&gt;¡ÍË#M#r,‹þa#¨#€Ó¦‘î#î±Àq#«"Æþ„ŒÆ½¬#ðç˜#_©½ÎÇR£zM“M4‚˜��9FjwÀ¹#�Ú(°?Ã–1;G·s¡Æ#ãY»ÄùJ^p¨6¾çÄ”´Ã#@ÚfÎn,’Uˆ'fÁ<text:tab/>#ûî`ÔÎ½ç¼ê}zv§^#PS#ðÞ6#.IùŽ1lƒ™Ö3÷ì6‘ß##ø7'ô4~Ì,`#£Sd#žÄš©º¨#k— ³)k=•È¦KÆYFÃw#å8c¨ÀKE;#b ¿a?d‰#I¬ß]‘&gt;#4IbT?L¡è?ÃI‰&amp;®¬ƒ‘E#kc<text:tab/>k©7#Oú–#¢ê#qÖÐ®í�8o#vm#<text:tab/><text:line-break/>ú â @ñxP,#Eç</text:p>
      <text:p text:style-name="P1">#�;�/þÆãì�PV#ÚÁ¿¯·îØÿz##S+’X †Ç##zªklP##°N/#ž¬Yèt«#ù9l/#ÍªJ3ÇùéÝc #&gt;¡#ÉZ…½Íy*×ŽÛ�5NXžõþ¹£#.BŽ»ŸóŸ^£</text:p>
      <text:p text:style-name="Preformatted_20_Text"/>
      <text:p text:style-name="P1">úŠ�</text:p>
      <text:p text:style-name="P1">Ë�ivtAê•™.17ÞØ#NS¶ÏtÛzÊ#Û€J8Ÿ#P##QÍÈ#×4%¨ûÕ"#B…†¡•ŽvF—%GlfÁwZP2Pú¯â1ÞÎ‘º›&amp;gÇ‘ËïGÙ:tÜzŸ¼Èá{#Üª#¾ék(�üÈFÍÐVq‚®º—ÓÙ˜ÍlOK{…#&gt;œ#C«Aù†®¤“9:#ðQ³óù�&lt;„q¢¼ó#§&lt;/Î€##áî"ë+À#þ#ÚF#Í]ÈC²•#‹e‘–ÂtÃ‹xSÆ;ªÍc´,T_ÁÁž«ÚÝ“”«QH#¨èšÏ�PSzf›Ë×…”¹‹­#Ð#</text:p>
      <text:p text:style-name="P1">ú#&amp;#·##ã»ê”�shC&amp;÷ØåMY#…°ÞoþFEº#³ZYç#"|ªj“¥ø·</text:p>
      <text:p text:style-name="P1">##ÕU–“#ãEôä#9Ý’|V]Œ'®Y#À#Ž•bPÉ#ÇÍàs#${ý#àà¤¤ÄÆè#AaÜwµ­bZ#Ç­às¸°ü\.ôé¯­wSÈÕ1##‰œ…#,j™<text:tab/>N#„‡VnAwuÌ[½�„¥P¨Ò$ ¯Ò{Ë�÷a®9§¾Ì+é#îv‹Û×¾�Ÿ¯Ô�ð•hšÚ¡YËÉ#‘Ç^ÚÀGÅ.#½–ÿ#OVÚ1�¦cÐ'Õ§º9Ví³#È)Ûq#</text:p>
      <text:p text:style-name="P1"> u$1æ´×ð¶ÆU#ÝS³D#ož#hØ�|êêT</text:p>
      <text:p text:style-name="P1">™%MéjÂeG/Šåf9²«æÂ#ØÈ_¶4ÇƒS­#fzúÕ#,—¡Ë³‰W#–#r#ÕîXÇ*#íMz¯ÕOjl¨¯#}#Ò�ò"qdq#¨y(íÐj`ò©?Ë-À##</text:p>
      <text:p text:style-name="P1">k›5D#é¹%Š#Ó#+�#m#a‡eìÏ#3#V6Ï«°wzm#!&gt;·Ñ”##Ésç#•W#?ó=ÚÑÆÇÏóÔV#-2¦ZUÙ‘#S¬ç�ž%¿›™Ã‚ÔT#Ë.ÂÍÅ\•#Ë½DEc:|P’Õàg#›</text:p>
      <text:p text:style-name="P1">ÖiÄ(#Ÿö#–`¥Dý:ñ8Jiåt¬K{#bã£,Kÿjã£,K~#j�Ì1Âü#Ï</text:p>
      <text:p text:style-name="P1">}E×é÷#ðw&gt;VÞš$†</text:p>
      <text:p text:style-name="P1">#×r«¶#“fŠÍB–´—#œPáøÅ8ªÇ»Œë</text:p>
      <text:p text:style-name="P1">œ#4]�¤B®y]¶x58Ý—Ò•ŠÉ¹Õ#VnRÍ#ÒD#É}‚} à</text:p>
      <text:p text:style-name="P1">«\<text:line-break/>ÈP¡#�MÜ#V n›#ZõNW2#§cêùRÕB½Í.#nËœ?MHw#m�#5#=&amp;ö¹Õ„rNØ·¼£IÑ<text:line-break/>,S|íNMÒO3ŸÇˆAÔ²Z##xo„\ÉõV–=¬ +³R#&lt;Ö(‚RÇˆYåˆG8„~»?à€v*F¯N4öÌä•Õ0Ãí„ÂÙ™ýÙêPl`sãN,Àyæ¼ÛâÄW#ðpAöŸ¬ï(í»Ä#UHÿ#$b©¹2k@¯&amp;ƒwÛ¡#›)W%Ç@H4?N¦­#&lt;Îêô&amp;Þ6C##+\È‘FH€-ZR©ßÆsá”¸È#¿D„C###h£#’¢ù´{”ÀÐ´s"©’nýa§‡:Hm¡ëÓƒ—ñc%C###rêÇiÖ¤#D #ÂR¬#\ �w3��)Kû÷ð¸§Rá™\öï¶#—ë×ß#:r<text:tab/>´cö…#:ø#ÜD(-ŽsiWDg#“bBS#’¬§#í#ÓÅú5!j•ÐróHÔ#A<text:line-break/>«&gt;Ú’ì½³ #r÷#¼ÓÅ”„Ø=–#å#·cüÖeu,ªw‚‡wf¶#ÛÓ</text:p>
      <text:p text:style-name="P1">°/¶dŒ#ûª€næû.yr #_Pm@¥o#ù¯Ï(Bp‡YWY#/„#†‹Øµ&gt;ÁCœûH</text:p>
      <text:p text:style-name="P1">eIãÒõÜè#�so²Ý�Y&lt;ˆ±–Æk‡³%#ài-,ACµ6¬ß�SÆ­;ËØ©Kgt##åü¨¼†à</text:p>
      <text:p text:style-name="P1">HiA-¢Dï.�RXñà5ãIÏV¬�vé‰k#�·9ª~zèC#S÷ò�#ÀÁg/L|#�#Ÿÿ&gt;Q¢”t(MÅ·Š¹diªF#&amp;#§6…ûäÜ¦øø#¨HYf#\ÈhMEÉs¡6#¥˜º‹#U£?ýa¨Žü+#ví�jñßÒvB¡8<text:tab/>»—X*�®AöÑõ M(äC0%#R‰,“è#*½#)M§Mß8É;ÁÆ1%™�Ó?&gt;g�#f:ož1<text:tab/>@Â3#û##•Ùû©n¦yP/xƒ›nh›2</text:p>
      <text:p text:style-name="P1">#áhjôƒ</text:p>
      <text:p text:style-name="P1">þÿF#‘L;#¼­Z’�Üa&gt;Øàà#B<text:line-break/>ësC’Ç</text:p>
      <text:p text:style-name="P1">zãÔ@xhÚ€ —ÔÄÆµ–.ýb§ëû¥]ã6n;`¸Û«ˆË`Ûß�#ä#êºûTˆiñD.­(Ÿ@QYïþQ#ø‰Û]P„ÉŒÍ!éÉ(#l#÷Î/^¨ùâpÙê!±¹#óÈÐ#äÊ…ÜˆðÞ&amp;2*}·­ZÏ„#$““;kb\ÑB_DèÜ)˜¨èWVÙ;</text:p>
      <text:p text:style-name="P1">%,Ýªjì#kÉ¤a#9EzaªGûB6I­2;�ÒÊ$©Ì„ÛB)Ï˜ Ï‘pTÛ#ÜcL´œ8#hH‘ŽÝÔŽM*á0¸4<text:line-break/>·&gt;¦b#â]wN÷Ø@’°#Mµ#^Qn¯#†ä¬?þõ#i Í»#žq#\)-#üY¾]•a²Y\7T·ð±,³Ø¼Z#²I.©#ŠÁ¡˜¤·ŸÁ…·‹*†c9L(ÍmÙb9~Zºê“C÷#ÊêŽ�¸<text:tab/>#ûÀ©#_øÏu­8ÚÒ˜#=#¹Orâ‡íœîY#ï}ùq#­#Îå#øùŽÕ›•Ì#%Ã;²mä•YDýå8úà:ÚlC/Å•‡·l4Í%#×T#%½¼Y°ŠN½ÄC4Ó�#^z^!m&gt;©jGÞITé­@RÐùà¸9¬¼„ÀˆÌ¬D“y#J=£u1K´d¾9Æi�uâHŸÙ@£…l&gt;!�#]XÝU{ßüžÇÀR.c›Z#d#<text:tab/>±¥+¬Â»#6nt¿O+ê#'— ]K¯É#e<text:line-break/>#°&lt;âµ#µˆ\OH<text:line-break/>@ÀåÅîb‘$</text:p>
      <text:p text:style-name="P1">#ù<text:line-break/>÷ÛEÉ©#'¥ž°Jˆ›L�ü ”ä”HÜF5]ÉU‡Ê.1÷øb#ý&gt;:ÌÞý²y#`•Žc¡rJ¸„##wžŠ=íþZ$øþ�pù�ÅÅà</text:p>
      <text:p text:style-name="P1">#yÇ"¹WÛH¾¤jA•½�ö“<text:line-break/>ÏF›`oÇËBÒz0öøI4ÒU¾#€Ù#ˆo�÷_®örg¡@�1¡˜‡_/‡ÿBì.¡¾~gx-f@^Ñ¯]ó0##Œ</text:p>
      <text:p text:style-name="P1">®#¾¿(Aƒaá«�£Í_#¢wqÄ/}tÄ1œ##@þÏ#ÀŸj­#1ñÂ#’9úË”S#+ô#b·Â}„’T‡#Àó¦ŽÏ#ÒÂ~:áÕ<text:line-break/>A#Þ+\Á##ÇleTà#é=d¤#rïµ‰]Ò÷Ù�Ó{«Ø{‡¯</text:p>
      <text:p text:style-name="P1">jmúWñõÖh†‡²9¬ÞWŠ2%™</text:p>
      <text:p text:style-name="P1">¼4Ñš#/A#Zö†‚###Š#&lt;Sðê«S[a#}Œ­#j8V#tÙ¤ÅWX"ºè€öœßNÃ?iù,‘ƒ#{Ñ£#ÿYràþ</text:p>
      <text:p text:style-name="P1">kÃtî#XŠÍ#å#½%#žF#SY?yß#†pPW¢{´HJ#0BÛ™###-ÝÂ<text:line-break/>�]ˆÿ(#e²P^?å˜¥*#ã4ûÒwr~Ú</text:p>
      <text:p text:style-name="P1">6[œ‚„5#?ªÇÂ?r8…!4x=XÏ#Ôå¤ÆJ›QÊa#Çñ�Ím]@ƒ#�–¿YäX#ÀÖúË#¤ ùE„#qóÔ…#Ô##&lt;Ÿå €ý.…ŽScÅ&lt;¡Š08³jDø&gt;ÙûÍŸ@À#k,£#˜«Ua§&amp;WÀ&gt;À#õÃ##å.O¿ªèw�ãga}ÿ-ÝK#­¯ÎâÙŠ2G¡0#/Xû…xè#îÆ� #°¡ˆkH&gt;u5f'"·úBkF½gt êou‘;ý#U@¾ûÐ®´K<text:line-break/>•ÚEB�P{2�³–Ëî j½Gjù8†Ù#È8vâ—ü#€­#ø±Åwû*sgPHô¿*z#ò•hð/­òÀ#H&lt;ñ#êôúÉSVÿJ/‘§†õôÛÐÞ#ý“Qºž9&gt;·</text:p>
      <text:p text:style-name="P1">û^y##jÐ6M!Z–þ#;~#iJÇÇ­­½#~vÇ#³éšûÐr#�ªší#qŽpCÒzÞ{÷]&lt;ÄA#ôG&gt; �Ô“ÎÄ#éƒ�Ó)-9 Ò]ŽUY8N´Ç“ox‡p0~#?s”Esl;ºŒ©W0ñœ#S=®;fr¡Ì=NnpGe1ñ…°`6?äxÄ#Ôî9„�#c™ŽZš</text:p>
      <text:p text:style-name="P1">FR#­q}À"ŽèÉVÜ�ú{@Æ*·1Ä#‘BÝ¦2G[é%#S(¬#ÌL¡upŒ+‹�¾[°Ë#:�ów#}y.&lt;�NÌJÅWg•48ÏJÂÍá”Q=ÿd«$³@’9Ê³9™Ž_$=m×h¡ý�HyàoÞZ©#ëa›Ÿ“¥l‘º#~�ÖLxøY#Z#}Ó?¶|„ºEó¼ô#o.‹rW9ÁÔ%l‘;ª;Ë¬Ý+@!˜Ò¥&lt;÷‹Ã2i�¾4ÀÎz#“Üt¯¸#WÒ¤¥Ó×v¥›æòeSÝè‰™z~Ö�¾È<text:tab/>#Z”�%4„­�9˜##D*fè�{#…Î)#A¯Â#0ŒÆ44Pl"Û§•`*_&gt;÷-j÷R#Ê]1I§¹GîD=TèdDKßa«ípÄÚ¯%#©ÌÐÚ~ð�`ä:æ½¢##pi…ß##Ö“šY‰Ö#u##9Î&amp;0þu*EöÔKæ’ë#«ñ#ù$Å~EÃí¨ZWÍËêOùfh…_…Wø</text:p>
      <text:p text:style-name="P1">#/fk#h[#ö##d#wÇ&lt;¥žË¦rÜ2‚â#k�³²0žZ©±ú�ÏÖ´wê#gù„4U´±º{b¸#›Ó_oj3›†—˜Dxm@nHW»�×ÿ#áä#YOÎã¦OÁ#š</text:p>
      <text:p text:style-name="P1">Œº<text:tab/>##o#¶—#ª:(ÙV�‰#¹94M#,�µDƒéò‚<text:line-break/>ÏÕ¡&gt;ð#§"òd#!$y TA¦¼<text:line-break/>˜±¾o#®–aY4#’�E[&lt;&lt;øþDKX0«Ø#�åÊØß#PçjÍÝ#ŸÈ°É©¨#JÔ¾N(HÚº¹ìs$<text:line-break/>ÿ&amp;!m#™#uñÜø©£[¹÷E&gt;åçv#û%L/Zg#Eqk#$™æ#Ö)¿¼F\#Ütn#«Ë©ØI)¡aUö G;Ý&amp;'É#´ejØå`/Ìæ#àÌ(ÿ#RÄ_#Ý#[Ï¦</text:p>
      <text:p text:style-name="P1">ño»”“Eq#«öžMëÚ]f,<text:tab/>³}Jê¦f{v«?#ú�ž2Usç¾³“&lt;:ŸšPºA¢üuö|Lcñw£÷J:ò1#¿#V¶Jf|# #R8j¹.‚ÜD·+™{¸Ä#0w×·#…"»!g~ßAä¦¯|lðÀ!Å)#Ù#æ¸X°!<text:line-break/>~©½�*UV#]è£ã~O##ûîpˆ†ð¿aÌöO°•<text:line-break/>”BÍÔ0é‡�s#�®(ú°Á‡¾g‹~�÷##ìw2ú#ðc(#”½ëâKš&lt;#Ú-ÖxH¹÷@w2L#½Qð+ži:8“/-›##I)³ë­¯òÁ1#Éþ5Þ” ¬~#™ˆ?º|øëÛÝð�Ì‚q<text:line-break/>‹å&amp;sœÃmð[‡ø˜<text:tab/>«FŒ®Ïy#÷¤##µ;6¾rµ„`tÒÙb###E"ŸyBcâö##½�]¯Óäß#›)ƒÇtdþÚiw#Ù?OŠ%V¸#¦$ö�ºBÝ#…f#TyÄô«²NÊ$Gàâ¯=9#ûˆ¯QƒrØØš<text:line-break/>›2#�YÏ~¸–úg¡û8‘ÂŽ½šS¡ÅÇÞ+œ#JqXÈÛºj,Õ&amp;œÎõ$¿rüÿ#¡c¾SÔˆwÌg²ËãÒÚe4–ì#Æk’±#åÎÔ@IÚ“#q#kæ7ZÔÐ´[Oßÿf÷#í#O–N#Î„¸Õ`BÝj¥</text:p>
      <text:p text:style-name="P1">/\#¯‡�Cß#6C#Í#À7## Kt.í@##püÌ###Â#Öw„Ùif|ÑôÓëT³.#ƒP�4×ü†ž;þ_q¿8ÏÌQ56ë( ØTO˜ô÷#s™#þ_Èp¥:P]EÏK$¯Ð(¦Ãv¼¨uDšZÄÄ$APÑG+###&gt;.|é„ÐÉŠÙ"¼¿¦·_OkDœí#½‚~Êx[È³zŠýkœÇQ’GdˆŠ\Ù³pÞÇ#ZEËXL5KWIÅYÅMR7+‹T$9agÐ30¾iœ0Š3¾œ&gt;H#Ð~ÖÚTMŽŽ5©Z'#ùÔ\=×®g##êHä###.#žFø¹J¾ct6ÂJk#æÓŸ0!©ô#Ãµ#Ê#•#Êµ#x#Ë¹b#`#ì~#¶Tõ1’VK¿áZ®(¼ò###©0#6�¢M#¿ÔÆ§[¨#Eg##\³###Ï¦&gt;%!¼®#*Y#Ž&lt;QÊE+™Zj,üG¢Tõ¬ë#:»yjè#Z2Ÿx £PQûîÈ`Ð+älûã#3Ë8y•Ñ¡#D#÷*;H»½øxšôr›°Ä¢gþ®¹yÐU# Ÿ#kZSS•q4##©½;0I`Øo1#�JŠ¢Á;&lt;‹MÆº#˜#á¶ÌÍïõº7W/¢¤¯ÈÀ##ä*LÑÙƒ(x›çoß×#GZ�ò~#‰ =Eú¬Ãæü#Ì#;&gt;=#,„”#&amp;Î8ÛÀ6ÜX°f®&gt;D‡œ6\þ‰8¥M¯o##5#ˆÖÍÁ#•„‹</text:p>
      <text:p text:style-name="P1">j#</text:p>
      <text:p text:style-name="P1">H]+8ü#ö##é#û‚­‹#^úáÛèÕ¢xkt##„q#×°-ƒÕ&amp;$#õöI»Á\h•’êíÐa³6#}Ð#×KóÌ)exP#%{^Û-k Ô-#ÁÃ†I+~##•“šñÊôä6Iy5¥£3½wÛ%ªâ„à|’O¢;DæRa|#�=LQS#›^wä÷€å–#®ïþ(Ah.€%žZ"„†Q€¢BÃÃ˜GJg¿úž­z„ãRD(P#u#�x&gt;µŽ&gt;ïTeJŽÐW�Œ,×ŠOi\ú#4*ëËïQ¥'¿êh###¿U#Zp#¡¬BckÄ�Â—&gt;##¯ÒÂ<text:tab/>Îu˜i’¬Xû@ †$ZŸÔÈ+åm—ªž¢#ùõàþÈ)r�Ã&amp;_ó?AÆŸû#)'ó¼áÄ#cï-sÐ�ø?¿�­�©²4##7„`Ä#“&lt;õ#5~çºbÅî�</text:p>
      <text:p text:style-name="P1">ï;ú�í_</text:p>
      <text:p text:style-name="P1">AGª4Á8AZ:Í”<text:line-break/><text:line-break/>?z#Äò'7Bº¡2ÐÛ#›Èu_‡ó#`¶À1R3îRR¾_ë#{õ#Êk‘Ï#ò[c‡¤¥/Vâ¨·Òf¨2<text:line-break/>* Òtãì2œ‚Aa!xŽŽDq##Ã#‡Ôà&lt;vt¡H+p±Eeg£Ð*)</text:p>
      <text:p text:style-name="P1">†ÁK\œõS ª#tK#æ-Yt#¥Äøc&lt;#yé;îÿ#9ÖNwÈö^†Kœ"·Dè¸#r½#³l‡dö1#Á*áF†\™#</text:p>
      <text:p text:style-name="P1">£ÀqÌì´º4#›�–a]·û=È´«É¶¾b§Ê?«¢¡È#hCmÚæø­ìÓõ#</text:p>
      <text:p text:style-name="P1">‰t•t#3#æ#Û ‚ËÚ#}‰Â”µ;æ½ò'3õç Ù*#3ü¼'#ûXÝC-#|ìÇø#&gt;#y<text:tab/>U7MVMÍ#8ª#r–.I#›ßà®�#{^#à¼²˜›GËË÷s¹§5%š-ø$xçº=.Jv´Ñxï+Ç]&lt;lZ½2·Ý ¿:ÜŽJ0ã##dáæ#a¬š­ŒkIïôfHžë–ã’ËÂ×éñ(Œ™„Âj®X˜#3ª¤#0®Š~×&amp;#~h·:û•3S‹U1/!ä=Ä#QGt•âKÖ?åë¤„j#+&lt;¬jýÒ˜íX#S#nÞ]¥O#‘õhl–²6=Õ(##�#ªÚØ–„LçŠ\f\ñL*æÆ}­·U?OK0^¸)#œõ-'#øüyâ#e#kq</text:p>
      <text:p text:style-name="P1">DFÎq#÷äÌ?¯äã#—†¬#Ž##&lt;)#¯‹|bÆ[WO#�sî”À#$S†E#Ë�„¼ììã#G†ÃÜÆÝN­§É¼¡"ÏpwMÜ#BrÝcða9å·0ü}#¢#Þ7i¿E:£&lt;ð#�DŒÑˆ¶�#˜d(_šàÅ#<text:line-break/>™.ÚE«ª¥Îž¦HtU&lt;ß%n§Í�˜¶ÍÈ”›JZ¿¦7�+½üËK#ªÖêc#š;ù†ó]�­'ƒÕ¤Èpd¹Ã‰O‰{€~Õä"P…#DÔ÷#ˆ#0V%›Ø×F°"Í–"(Z<text:line-break/>ÙªÌ›#\·6²O##3žÕ#b%9×#çò½¯#¼#1[</text:p>
      <text:p text:style-name="P1">ã^V¸â0ÿ#¶#Á_Ð&lt;§=ñ#ˆM‰�)Èä#Ì¾+É?;”-ëÈyáX#$­•§¹}èíšZ§°#�ª#º[#'"#Ïþ€Ëì.#,w½…zmÙµž…Ë¥©GGš*Ñ¹úhtTÿ%±v¸Ã¥,}a#‚×Ëy#ÿaüÛ#´8Q´G "P#âP\Â##8&lt;åE™qT«!´</text:p>
      <text:p text:style-name="P1">ß–zÍºÔlP³!ñüÁUÈÐäÃöÐ­z¹ËÎ¦Õ|¯¾þ~…ƒ¢,áPiM·P#×5###¨DM#dŸàà€JR›îUpN#V½„?i(=,˜7#M²#{rÔ§ô&lt;_#Ž²ÅÂ·F¨£tóœÙX#¯PÇ´Îýg#(¢®8:3�œD"##G„&amp;¤}ùEW#Õ„˜<text:tab/>wª##ÀédéJ“&gt;B##v#°k#¢kã##æ‹VÏodà#amå¢¯$Ì<text:tab/>¼iÒˆîe##›á°um6##þúÑâzC:¬#j‡Ñ##’míŽÕOF#Ôþ±z#x•ZT�##Î,#ÿ#ù¯TÅP`ÖeØ«Ñ®ç8UâSò ô&gt;±Ç7­’�Ó†<text:tab/>õB��#ãZlâæø#a&gt;hÙ•iJ¨}!#s.=jn£¼x#êï#£MIQ9#�#ìs#&gt;­œˆ ‰#²i‚¿*Ý¡8œÉñ$¨=õH #·y�5Si#»æŠgGœŒ˜5ä|.D'E#ž##)7Ú#ÁxP4G(##í#Q#¡"#\}B¶L</text:p>
      <text:p text:style-name="P1">‹æ3Ã®ùÏ×(#§ã‰ä…b##Ë0œ#\#¡ß¶âS°¾��#Tc#{ÒGß##eè·~D`â8ðî€rÜ#´</text:p>
      <text:p text:style-name="P1">¿a#h=ü‘¸##�€^Ç‘ŽT¶U/„ö]Ýe­ìÔ#çeî=yæÈEˆ(†¹^##áÆ¢F;Ó¸¡• î:À#:T# Š±UŸ¯Ýú+÷#0Ta=#Á”­ÝUçêhgÃ„<text:tab/>pè ^°Ä$#6bÎ™ðØG:#j§€Ãÿn·"‡#´©½#ÿF#¬Â�ú%jYpÙ¹�#èW{Ôk;ŒÐš·#Æ_ñC¢MíQ#Ýs›EÅ#w±ô5a</text:p>
      <text:p text:style-name="P1">/nïM®#t0¯�ÝâÈD:µúñþŽ›ýpÓÊbáº2–#õ„áÉ#IÚÎïù#‚êb#ÛWeìÑ MMÌ%#0�#ñ</text:p>
      <text:p text:style-name="P1">##Ä°…‹#’IT#KË€·¿go�„fáônÏÌÕleIÛ=3òêÖ%#Ê­U™Åy&gt;e¦cý…"øSeB</text:p>
      <text:p text:style-name="P1">ÍšyDSÀÎ=Ÿ¯‹~K¨#t#àß©çVÛoaâ#Äõ#0/#VE×Ê@#U#ª‘[÷#}y6C¬1‚15WœÑÉ±£#9˜�#N[%P÷ž¢â»:#µÈëºœz#·N�#4‹¿B•ÚÂøc¼4&lt;§ä™0#Œ#xê;7½±-#¼# Ù‡Aí£#¤lËè#‡³“#Â‚Qëû%œ#‹ 5êç#I Ú¸#ýVöDÖ<text:tab/>Oc×®À™#9i9“È¦˜&amp;ç-A›*½ý#8`#·ña&gt;éwÔ+°çÞ�WìG#Xû”›¥o¤I‘@#v.#õ‘,hƒý¿sIcsùß5x#Ì¥ä©¨ æjó&lt;”Û#”òÇÂ&lt;àW2gá^ÊeÍÏ&amp;Â(ÆY9#—zµ#‚*œ²ì#A…1pW®ú‹ëÄm‚Žx1©í¼�B,å#ââZ�#ÀàÀÐ¦˜â6F#6í#l]Ì</text:p>
      <text:p text:style-name="P1">#}¦çýøêG³Àü�õ#G¦b÷á&amp;·VÌvÏÜt—¬ãˆ-=¶ì¹#ç#“ê±Œ~¹¤LØé&lt;þw#ÅïŒ{:Þtž#Sþ&gt;çª²B#þ™#‡{z¨à™‹@oï|¬Ïž�¦æ�Iå¯oƒ…ÛÐ4‹'#¡#Žp¦Ì† £Ìÿe#Àî^l7ì‘#à##À9</text:p>
      <text:p text:style-name="P1">œê%`y0ÀÊ<text:line-break/>qJ¾#¯ª ,(�³ô›ï#âløá8^f”#©ŽÈ£~� Ãÿx·¾##&amp;’®¶m¢ËÃ…+ôT€0o¸\î��l�B!ÀŽïÖö÷R#=ºí6xÎ#¿B#È‚ŒÖ©&gt;õÚUz3CBhé#æ#®+[3{1Öa´wÎ_•#Â3</text:p>
      <text:p text:style-name="P1">«„)&lt;“#ú—ÏK)^‘O#µ#eê•næ#w#s</text:p>
      <text:p text:style-name="P1">ïvõùŽ±ï#.hQÙ÷\s1Æ¾@#ÉÏÒøº#´#ƒ,Á¥9@ý¾##f@ô#ùÒ</text:p>
      <text:p text:style-name="P1">é¦��@­!ÁÄþ]×³</text:p>
      <text:p text:style-name="P1">=&lt;=@½!ÿ##3J[.¿²Áoja-ANÓO¿Ü·‘ÌcìÉ‘&lt;&lt;w#Í.Å…ƒ«“Fm0ªžÿ=w å{¡W-„ywNËKž\jA#'e#F$LO„ÍôPÿ#^|‚XhgnM#Uaã×±#‡¾À˜ßÄ!ðÞ,mv¨.#Ú#/#  X#W}¾ÿ�ç”0¹¦Òl&amp;w³°#xÛvo{³•j¸Q_iŠ#U¡ÍÐg;ã¾Adæ÷Jø&lt;{‚‚</text:p>
      <text:p text:style-name="P1">·áäú#‘2h8‡#t‰¼?i<text:tab/>¼ý+ç©ë±#ü7ÖvsXþÅ{ÃùÛ#(#ùt¢x±#ýkJžeø–Ÿd´áÓ#–“#9Y8Vñ ÎëõÒþÀÛöÕ´6‡Kæ#õÖOì¥ÂwªäÆQû=4#óL6S#¹Œ#8Ó²"À2Íá÷f_Â¼š¯d‡#¿#±]b}xŸw@ä6p#˜¾œÝ¿ƒ‘K#:#–"E;#üV&gt;õV¬d&gt;Ü+#•#ß+#å$ÔEÃÆg\”ƒÁ¬/.wûbÇ½ Â#¤—Év29ì?ÇB#­ªæÊÖ¨o€PIã½W#J#/#UX£û#Ê„#�<text:tab/>#¯c|#%`-égü“ÛqÀUÃ'ø<text:tab/>¾#ëåŒ#µ~€6t{ü2`"P’û¯ªI²$ºÂ#€3z²K£#gTI#À-5ð—û ³=­ÿQç#§N`þ:#›_£¾Gaì¼#Uú#[°!G#ƒ##c½`‘_ì»#yÀS)#Äqó©^« M.‰§zræ­‡iè³0A#—#€™+4‹#Â!ÊÑ¦€þ¸co�òÿqŠØ¢Ð9§#mz##¢ƒåé#ÿ&amp;¨·7#'&amp;ð#U¼ö×˜—¡#ñ#?Sc|sß’@#ƒŠé#,Î²y¢#í#þ"§#Äy.º.#D¤EVÛ®‹üT2|Á;#f*IÄ+Ê#‰#Gi©#k°#ôãRMdõ9ÙŸ·x«ä×DMìªñšsqƒ•#:ªLó$£Lï#·Ó#ôþ&lt;#Á#ÄújÆ:ÄõÔQ]š#$Öó?Š#&amp;¦�#Ùªp¤¸PÝOcHŸ5ÎøgÐð#Æï#</text:p>
      <text:p text:style-name="P1">{#¾$#9iÚ�Bˆ#Ö%ï#C_\“_¢Ÿ{º#«¾Î&lt;#-,{ƒä†À�Y{u9‹&amp;#T#+Þ\r3c#žÊN� ;wS2#K‘Ä€VûZ#á¾^A.S#v###u=QŒOŠ‚¸åÍG:{,¸»Þ³#›²h.?e#Aö'#å˜#2ÇLr/%XŽt3$†ØëkÈ#æMö§öÁEvp"s/Œª-0-¯sðiÆ#cslÞAÿ##y±†)ŽÙ-j#rÄÅwôzË=÷xùÑŒØ²¼HöiC#—v<text:tab/>Ž&amp;(ûóoÝÅ_ÈrP²»Ø#ßµßÏŠ?ÿu‡÷—=#g¤Û#´YBvÚªö¯¡X.e^øJ%§ò'F=e¥ÿB0‡ ™_–,#µ„Ð$èØ:Ý£â�ëõÜ�-Ñ8=#H»4ù_#‘Ñ¶~yëO#µj] �)¼#)¢]{î#†r.Þ™Õ#OàKü'ÁÇmo&amp;¸0á#2]f;µúâU}7#œª5kYÍì‡R$0Óla#È#¨r  ð€Ó ÿ#¼EH}�ÏRš##©z###ÎmB“#Àdœü#Ý#‡#ÇP­Ï¿Sp'</text:p>
      <text:p text:style-name="P1">‡°š‰:#¨ý(</text:p>
      <text:p text:style-name="P1">AâÍÄ|N#x##áëJ¿#ó×‹O¦—øaØgù3#'<text:tab/>f¤–‘žÒS=w—z¸Lv#ë²;ÛáeÇøä#ò#}¹¤ˆÈ2hÏH¾(­#Œà%oöpèá“U.·|##™×WË¹4}ˆy#ÇZäõaW/ó#`Ù¾</text:p>
      <text:p text:style-name="P1">ø–`Rå¢�#\Úì*§=ÿ)åL#ÜCâÞ£�rOmzû#à#ë•&lt;ü8(YD�õù}Ý×N#"#ø¸P *ò#Á<text:line-break/>#Ä\ø&amp;Žû#™§òE|Ê7ãƒ#±"ìêµËÖdÁÍ@y•¸#FµÂjß#6éj###còuõÉÃ-U[.Ê�sõ (—#´£Pnî½Â##a×÷h#òôÜ#¢³ô#H€I»4##C0#0ce÷•õ©·§¿h{&lt;#âdãèÿJ]Ò=Â±l#ªèý}ØzO~Óz</text:p>
      <text:p text:style-name="P1">,##]b„÷žÃA</text:p>
      <text:p text:style-name="P1">5êšûB•#=‘\`×Ibááäsj¤Bš&lt;×Ö½k¬éI±0’Æ3•-;‡ý#É‚étƒ##™^ª###¿­ÑŸÏ$ÏDô&amp;##<text:line-break/>X#_Ó�‘kü®.oüG#ÐAëÄ’œ##ìì‰jÒQœ.Ì–ÓH&gt;Ìyx«›JOcÞB_f#á-¹ãäR¾­+Ïø†Þ¶q)§Ÿ#F#<text:tab/>#y�ogùÿ#éÑe#nQö#IÃÁ(gù#N#¬…‰j#L#ðÎ+mè‡Wð¦#³lÝßž…#2üù±ãýt/Xlëé(¦ 4ôh©—ˆ»ÊN×$qPÓ&amp;#2##)#ø¢#�Dsç¿þzMû¢Ê’#Æ®ˆ7Ž˜ëÜ#=#`##³›¹è[+ß�wo�›ä</text:p>
      <text:p text:style-name="P1">#ú?#þ�wò�JþO›5çò^Ö„Å˜xÜUoY#ä#€j.#´&lt;�Y}$´_ªûdÝþ#�°ª÷RïE¸ÉV=i\Ÿ?cûH&amp;©Û¦#Ã¸äOE<text:line-break/>ÚèÓþÉÅ‚hŒ+y_õ#òžªä…›Hí#¯#C[^„##<text:tab/>aõný‚mTOXö</text:p>
      <text:p text:style-name="P1">·U®À!k_‰ËøÝßŸŽN<text:line-break/>#�h„Ïkh¬¶þÝ¦­Cøà~‰€Kc5n§^’£�#ó#üÂ[%#è«<text:tab/>ì/É#</text:p>
      <text:p text:style-name="P1">i›C###u@Àšw##9¶Åx3#Û23‚ú¾i¨#iÏZb¢óÏ·iŽ…Á—½›ÙÌ##Ö#÷é �AÊk#²<text:tab/>Ëj»nòøæë;Ã_ò4)·/!);–~iû½šð#˜^Y–?žž‰é¥#8�ÔŒà#»#2ï¯ß0—ü]&gt;Ì³‘U|5®ð}ýFB¡#ÖC yt#ì]sªƒ²jõ_(­e›‘D3#Ìå¾åã#¸’«PB†¿h:ÊÃÀ=ÌRk„h#ylW&gt;#�</text:p>
      <text:p text:style-name="P1">6ˆ<text:line-break/>AÏÎ×wSÔ?IãOQë</text:p>
      <text:p text:style-name="P1">dt¹#*é#QÊ(«Å§LãÙô�þjÎò°ö”yß#ÞÑÂ#Ê#î–</text:p>
      <text:p text:style-name="P1">C</text:p>
      <text:p text:style-name="P1">ÛV¡±àá##ø9ÓàýËÿK##Q#C#E#‡r&amp;#)|¦7#¼+ˆ#d°4A‚@g#’K{ªÄiï1Ù#&gt;#Äp,¥êdºþ#0‚ÞÀ1˜e¨}rY'^}Bž##ªœ#È</text:p>
      <text:p text:style-name="P1">Ä‘d�o##Ë´Åê#­r[¡•yÒî{;ÃAÏ#oÛ]ùcD–š##¥êÎþ�–#<text:line-break/>Öœ‡\ºìö2Æâ#¡³L$’<text:tab/>ðx#ÛóUqchH´�=}þLö|M#±Â=2æ.¥œê¦&lt;#`j´JÚ)/õ#&amp;ƒÑn÷ÌìS¥cÉT|Y0£­’®¥Îjq°«‚;#©U³Œ´ËY]ƒ}‚šÝ›ô7#(S�#f¶Ía™Ý¶<text:tab/>§#2/#+#xü²Œ)ï~¸WRúÎ¢'±?�çá÷#u:�.ÕFá«iÑ0"#œ±ø#.»š#èÌÉ¦�#ø�Öç3#½^i�©LëÃƒ#µ×#D8ó�#w�¤b–Ûœ–Qræ#N©î^#GmÖ˜J#Úè¹Ï}Æó'˜#kÀvw#�]pE;3¢�7ï#r¿È»K÷ì:�àª†Í<text:line-break/>¼-T¿8¥rKÅÀ&gt;##,|Õf4t¶#ê6#óX##–ˆ"Fx_¨nH#îüJŽûRø½”’I#”­È•çË”<text:line-break/>„ §+ôÀAŽ§âŒšƒ§#½S</text:p>
      <text:p text:style-name="P1">#Þ�§öOÄÞ#—·ç�?i(#†#¹#Kæ§Y</text:p>
      <text:p text:style-name="P1">kÓúÑã¾7I–çç�ð;á÷XgÙ¿#_ñÒaîÀ¶%$îü#"#þß'ý…\Ù#LqKy�c#’PÿQPó##ýoÏ!#iôÙ±�U'Ä]RÔ…”…ò…Œ#Óˆ#V#Áø´«\`�ò¦3)æP“ÏCÌ˜ÛÒ£Žd,ÝÈ¤¦b#ŠÝêð½ÒÉý­x žNwªw‘É!Ößû#HB`¢##&amp;‰`˜W�!ýJ0uk²|}=§�œF�â/�¼ª¹«#v¡&amp;Ä#ñ´…Ï¶³fÙÐ ç*GÛÜ©¶Ø‘##\+®<text:tab/>#ù<text:line-break/>¼##Ø+Èø#ñ0L°ž&gt;UÃ„ØR»/»!«àd�£#¶*ZÎ# 6~##&lt;ßzç</text:p>
      <text:p text:style-name="P1">ûM#CJÕ$ÇzPòªåQª#&amp;#<text:tab/>Ne_ËWd##¬#˜#“¢*Ÿ”¬#”/#ÕÀ#×ÈŠ:$¤h"ÃÜ</text:p>
      <text:p text:style-name="P1">ÄuMIåfJ##’¦“£™†Túþ×Ot¼Ê#AþÄ3hPØV</text:p>
      <text:p text:style-name="P1">žs#Òñgl®ù5Û)«ÝÞím#ii2d&amp;�54eƒ¿ó�#@úáì#/Ÿ«³ììÔØïØØ#TZú7]²_å#xÞ;ÍëÏ›ÆŽí©b0´_\Õ*m{WCªBÏLR¸NÛp?P#?IŒ*À#t‡Áa#pF7àÚøN&gt;<text:line-break/>³MÜÛØw{º±7È½D­#àu—�ð?#ŸL0!e&lt;[ç#¬Ï,•2Ú&gt;#</text:p>
      <text:p text:style-name="P1">Ù"ÎÓˆ;àkbýqYö¨#;`¬œv�6##o?äEÓ£†7BÉ¤Å�ÏRC=¾eqËç</text:p>
      <text:p text:style-name="P1">O</text:p>
      <text:p text:style-name="P1">/í‹U8’E"ãÞÎxæ•‹&amp;Ù‚¬}$#™k:IÍ#ôµ™ #ílzíà?±2yâ|ÇcÅ©#Üšåihé5:N#ó£MÄ³¦7<text:line-break/>Žd Š9ö¦b#&gt;<text:line-break/>:îpSzP“##«5I•�¦X‰n#öÇ,Z-&gt;õp#þE×à`</text:p>
      <text:p text:style-name="P1">å¿ìßØ›®×p!Ä#£H)�#`ÑüA.*;}™Ÿ#Ltó_Î¸jæ¿$t#:·%¬Y#µÈLß›#ðynö¬¾+°HkS†¦¤™òèöÜ1Œí#¸</text:p>
      <text:p text:style-name="P1">c¯4q&amp;prûéZìPr©¦q</text:p>
      <text:p text:style-name="P1">IÊr(#úc‚fÃd<text:tab/>Ó$Hnì@÷Y„#ŠEÚ</text:p>
      <text:p text:style-name="P1">;7ñs•&amp;=A#¿ßñVe|S±”Øü&gt;##ÌÔÅ#Ô¼ÝJW½ÒJ,±ØáÎòï</text:p>
      <text:p text:style-name="P1">Î},Ê¨7Ü7•Õ&lt;K\îôG%O�Œn•;n¸O!¡6##ŸHº"OW*mv1"Ÿ¯Ü µ±™Ø®aìD@óøO"#Æ–à##æ=ïÏ�ªw}åab­£�Ò3#C<text:line-break/>ç®ý#i^÷ƒ-Ûx‚×{¢ØqŽvçõ ùB¹D�Ì,•²&lt;ñ#r"�#G$‡;­N•ž&gt;»`Ð#‚QL7HuÞšÚ�Äœæ)Wb'v]·…§ÆÌ##(,¬æ#Óø‡#lóö7“#ÚÞÃ¿##X ž#]-xq]#à§#</text:p>
      <text:p text:style-name="P1">&amp;…1<text:line-break/>l#¥Ñ <text:tab/>×©#Ý]4ð¼*”F�Õ/Y#ø#Ü&gt;#H7¹’–Ýsó…¸54”.?#î#‚Ü´3ã-MOôÇGFäÊÏ-†Úí#LÜ'úÝÎÖª#’t×/#ù} e÷#ÎV3w#†7<text:tab/>–§û6FrÌqr�aèQ,#Skm®ÅÐpm#þ•”BaÃÿN#¶$èÿ#§Þ</text:p>
      <text:p text:style-name="P1">#–ìÏR�rá„fºv®¢#”È»#:OÛê!¸|6}D=#œô²÷jio~|W</text:p>
      <text:p text:style-name="P1">#¹ûê�ø#Ëñ�ø0Jˆ#RÆÊ�2<text:line-break/>0ýˆÌ’£UÊö0·#ô²³ô‹@§-:S=eÀ³#¶#%ÿ5‹¢š¬zðBªT¡</text:p>
      <text:p text:style-name="P1">”Or#M}cº#R�¢ìÆŸë�Hå“¹8Íú3Ë š</text:p>
      <text:p text:style-name="P1">JYÈùÿ|ÿÖ¨&lt;�'ò’#KfÅÙ#‹#÷\#\Õä&lt;¯‡±#°–#ù?%NYâÖz)¾j›§u#n· b;Ÿ!eû¼`¤b##*Õã�é¸ÞµbºjS#•Ä�tó##�·#‚#Ç§[Õfã</text:p>
      <text:p text:style-name="P1">#Xæÿ,#î¨Bu�Prq®#?ž®ÂŠúÙÅ“G###f#Þ‰¤pHü#éü+ª#ôZ Í&amp;]­70Æ##¤�&lt;vV %#©#¨F¦$œ</text:p>
      <text:p text:style-name="P1">Ò°Ž=#Do##ÍˆÂ®ŽAµgLÍá##|hfÇ±2bq¶ÐÒ:Tž3”Á, ÔUcWÄì¾<text:tab/>Äé2‡Î8äg-U#Î¨ÍJáŠC#ç®™üG¸÷÷O1øQ(í¡#ž5¸nKW+';Ÿ"ß§jEš‰Ñˆi­#<text:tab/>¯=7½#òU'¤"¤.‘#]</text:p>
      <text:p text:style-name="P1">ë#–³�ŒsÒ QÁð³#&gt;G_#b8`ÞNŽwšßZ"g‡�–#†àiâ Ñµ’ë;nÄ™ÎÈ#º…/À²âqÙXD:î8#mß—•P®a2Þ…¨.©\aUç|:#–ê9##Uï˜ÿ#¿ŠðÂ##ùÑj#</text:p>
      <text:p text:style-name="P1">%z´#qˆ‡Á¾Îe5 Å›Xjr@BOñ¿cª#¿½q#¦OÜ¤ÏþßCŠ#öA¬#x#íƒ#•FK#â·xçZ¹ú#‰ÌVü#ß8‹j…ù¥¶v¼(/iŽº¯¬��æG–Œçû”ê÷D#ÖŠþ-‰¬‚°ˆÂ‹¯4dŸ#p—¾Ñ#{¬u·ç+ÅäsL÷…„è###äÃ{¨“ZýbD7##û“El#Ç#l<text:tab/>Üú¿bŽ¼ã+Â'3ÒÉ¡Ú›n&lt;D;oˆJ^·€RÎß;.üž¿ijÿ#J#�ùÇ5Œ&lt;2ŸÑ�P/·Ö#Á(_7—o"å</text:p>
      <text:p text:style-name="P1">K–#@$Žï ºRóÑ,m™g#<text:tab/>¾#ÌŸ58Êz$L­&lt;#Iäø“8¾’Á¾À¿jp#*áu)*žõà#k |¯R##%èš#çç#Q##ê #hÌÓbµ@s�KŒž#Ý±?#<text:tab/>Š#øÀ##nZQèb#Vž#©š§�“å#|aâ#8¨š¯V†j#<text:line-break/>S§¤Ï rÌÏWya”Îq?é#\¶‚­ì&lt;“v,Ù#‰#î±ÎŽ©©–íyý^îÆË$T�'?#�SÁUwtTë#dï#÷#ÅMÐvjÍ&lt;?#˜‡g@ºz:$ÃZÆ&gt;î</text:p>
      <text:p text:style-name="P1">;`˜</text:p>
      <text:p text:style-name="P1">Of# {˜:/BãÔ*up#S›î#9ìÕÔND#VÈ?f‚‚mß®oô¨ #”´ž¤8#D^yu©²Ê#&lt;¾?±Ü¹·EÙà#å#˜”žUƒ3�½Sß?&lt;åŽ##(â!êÍË‡´‡—ŸX&gt;_jÕË™Í&amp;ÍÆ®üÐ9Lõ�æ‰òér½rÜ#89ÏÅá#V÷&gt;…ö'²›'¦#Wfª#•Õ²##«¸ åÏò�‹§#¿Û3V‡:[üM#Ìæ}hEŸ9Ípú‹Ä÷£¯p#9)#Ò*±8à‰"phž<text:line-break/>#«,Êz&amp;#–Û…#ÜO×�×žçt“ã#Eþ›4Œþëès‡#=#�ä#¥Ã!œ##pØc…9{¶.#-Úì#Ò_¦ï(ÒKÁ\ñ¿¿iMiN%ZøèPö+·Á&amp;U #Oµ¹#1#XŽk]a�”#Ú#Ô^šöf0€íôaà6�½v¢AÈ‡ª»ì'Ìj#«‰XZL6ª7Gi]`É)#s8O½�ø&amp;03mÑl!#°##Kª+yöÅÎyr±¬Üje‰²Mk?A#6ž”á[àH°æf¡#�#ÓÉjÕ#p‘ã¢#½liÂÁ1f,ÏD(&lt;‘Öï0Ã(#Iv/©t2Öâgp‡mqâÜ]uÃéJ##e#ÇuLâ##¥ÿ#ˆöÈóèÉ0®è‚d(ù�ñ)/î«_žÿR+þgÓ‹<text:line-break/>Ñ#«H…J•R,cQ«èN�pb�Ñ”î"g|tÙoU©6û#l²âú4M#•)V¸V #Ç†é$hÊÓ#m¸<text:tab/>ø³1#ç5##4ý£ÃR#kä##ãn×i»#wM#ó‡efWu#¥ƒ•œç†ÆdËJ#f#`,Mñü&gt;##¢Ð#Ýøwµ­‘%È9Þv@““À#s)¡q2ì#Çu</text:p>
      <text:p text:style-name="P1">‡Ô¸p*–w'#+H-ö&gt;&lt;Ív¡M#Uª#tž<text:tab/>Å„ï#¥97O±+é�¢6`:ƒéøÖ• ##¶##I±V&lt;µIÍsÙ-ê#›J‰#¿C±4jÇ`ËÝíä°Í#šÍ%ç#Lâ!•˜# N¿J˜J½©¸#ˆIìè›!ðòD“¤Ä(xæ@œ•Þ³"Z¸2çÌ�Q³:åºz#©�ë\ÞÙMÚÉþÅ2Ìl#Ö“ë�«êˆ¯¤#M#rRjÈÊƒ�.‚#<text:tab/>ò##`ÖýÄ#×Á‰#Á¦¬#Wb,–'¸Ãt#7#ŠÇŸlõ)<text:line-break/>T”57Ÿ÷ó#›N£IUV´æ«I3³`#Ž¾Ku#Ue¼qò819":8{fñW</text:p>
      <text:p text:style-name="P1">ƒ]ÓÙ{#7¸ö[‹ÐŽ¾Lf“#¸qÐ&amp;#ÃŽPäÇÈñU*%ŠîN–##_%#�é#fßó2¹�ë#=9|8ó  ¼0Ò‚#.,Æ#j#Hˆ##MT,S¥A7KÿE°x—&amp;P</text:p>
      <text:p text:style-name="P1">¨# F\Íá#ì“Ï¼#^ˆ;´!9¼ŽQþ�;cmòÏ©Ç®³Æ~#^#‰C›_ƒ»“#í#íqž¿*#öÒ¶ø¯‚�:as·9ïÕtóÑ6#A=3kMÄFA­‹uÍT�3Ô^Û�kÏÿ\#}oª~#=óí#ì#`#‡­Ûº×?ÚöãE’¥«#¬ÑÆË@âzç|Ä”E™Diš“¤ú‚èUÕžUK¨Âá™àöçÉk|˜/Ž%?ã#rñp~Ä¢AÃ/º”ˆ£\Dñ-æÄN®TÊÐ:Bô<text:tab/>lÎÄ</text:p>
      <text:p text:style-name="P1">/yÞ#Ú“&lt;âlA¯Ç›CøÁ½</text:p>
      <text:p text:style-name="P1">&gt;oå¿â·Ã½)óKíÅ¹Ï®#U~'mÖæg“ð.›H«¹‡#yæ�0sˆ#X cé“</text:p>
      <text:p text:style-name="P1">W#„##Þ.x¶É]#!#ž#x¢Eÿ'«ZØüþ#ÿIÁO]±F'ë½<text:tab/>»ß¿×ÍRýºkTdÑÀD#ý´ñ#û*Dþú@h�Àj</text:p>
      <text:p text:style-name="P1">^„Š8’:úAb°&gt;õ|3S�÷{²Ó±#nX#\<text:tab/>ó”‹ZËÖG#ÔÑw]cÔº-±º”UP²»CŽÛáÝÀã»‹ÕÈa#N#ý#æ&gt;è#´q#U‰Ô‹�|q#ÊQ#aÅ˜T‡ SK"ù7øw–è#ÅÈÏ#Ñö£ÒuãMÔ_Å#eÄàÅ##Ä-Í(˜Õ¬§ÕüSæÓ2ÿ9¯fs£§¬ž� $XÌx#àQ<text:line-break/>ÆVj'ê‘Ù-I#äIMºõ#N*Võ L#NÙ#³©Ê÷è��(•xë2¼°ÂP ÅÝ{`#\ðê^[Bc#íÀU¬]KÀ0b:vRÆ#+#¨ÀD#˜# #Ò`ÆD#KŠªa–#ô+ç¦�µ±hB¾#ë</text:p>
      <text:p text:style-name="P1">É</text:p>
      <text:p text:style-name="P1">##O]£ˆ-ò#r„÷ß&amp;#¨6ºZrs×</text:p>
      <text:p text:style-name="P1"/>
      <text:p text:style-name="P1">µ®#¡7�Ô#ŒÄš~¼/“z�=Ûr¥#•QÅ�°À}ïÉ#÷#kŠñ=×‹K#˜</text:p>
      <text:p text:style-name="P1">¢ü^ï³r#où#hãöû#�“+kË#Züï­NX 2##</text:p>
      <text:p text:style-name="P1"> =v].#1ÓÄ4éÀý Z¿�±#u´Äë«</text:p>
      <text:p text:style-name="P1">#òÒ2h†Q�càxA”™ÙÛ;Á8ã®</text:p>
      <text:p text:style-name="P1">ÚÞ#èþoÊüóNÚû”‰ýªEï&lt;ÝŽS{/#SÃUAœÅêŠ^#z¡#«w†ua§åÄ#y:9Îu¶Â#C5#jÐ<text:tab/>ç ’eOÉ_V#®ùTñ;##us )›î™JiôBýã¢Jw</text:p>
      <text:p text:style-name="P1">Dw##$#ú(Ñ###ëÿ#¹ØµA‹ã«Ÿð#��óüu3#oÝPÝeþº#ŒWÜçYf:Ö#§mAa~‰0z¤#¼#xó$ß¼Oý ÊßW™xEïãŽƒòºX7#ØùéjÖ~*ECˆ�</text:p>
      <text:p text:style-name="P1">Z#;#¤—;’#MÕYÎ o¹¾1ë#£ú,qð#ý#„8ßÂ]t{}y³$·$#–áJ¹¿¥QÉy= ›c&gt;éÉ#Ó#AÀÐq#i¸H™f;õ™#dŒQ##Æ–"—âNYÃ#¬·;Ã%ä;é¦###½#£ç¥#XÆ#Ò*rw¤lÂ€q¥)p¹w/#Ÿl•3.øó#fÇŸ<text:line-break/>#ùh·x“ƒ}DC(}�-#à„##á#e</text:p>
      <text:p text:style-name="P1">­¸ZW#—´a´s²90#­#“—Œ=e©#6fðÒËÖîl‘ÿ%vTÔß#½™uŠ#¹¥EÙÜ‘¹rs$c´kço#X$²’ï‹ìÀXÞÁ~Ù#.o«# À!Š&gt;Ñ#³"¼÷#°·‘#˜#dƒc‡èFÁF»œ�zJ1‡#uû™$t�U#éô#/&lt;âÍÑý‡û³™ÝŠ#»R#&amp;gSAhÕ</text:p>
      <text:p text:style-name="P1">Š'#¤ž#}&lt;'¶#¨###éYó,;DàÏH:i}#â‹Xä“ïÍÚÒ<text:tab/>â·÷Û5P&gt;WGË¯#)3#[ßÆó#¯X8 bîú™Œ#¿Îà•#w</text:p>
      <text:p text:style-name="P1">)ž|#‹ù)úÃñ1¼#ý!Êx</text:p>
      <text:p text:style-name="P1">�q#m*‘¢{š^m0<text:tab/>,ƒ9F#Gë•#6g–¢6hÑòiðë]³gdËûÃèyËDïÍÿ?hhº9#ð#|æP÷a™Çµ&lt;ÉÈÒ¬##Ý##¥løÿcdó#¿£þ£†cX,¬äV-#™¶_\NgNuêNñ¿%½ò#¢7\;Æ#‚#P½L&gt;ºškå#,¿Jl½Q9#†gá?ÀLc#®Äi\ïÊÇ½#</text:p>
      <text:p text:style-name="P1">iö{ÔÚ¥a­F##†ª_?î<text:line-break/>mhOd#n~‰¶,##`%¢ïÄ²fS8F#’\XÃYŠ("&amp;ËkÏy «„#ø##Fá&lt;Jª¾##ƒ�ºëýùSØÒ•U#Ô#~ÞWBGM+##2#÷Ò|#ùW'9#¼8ØV',ƒk0SÑ¼×Î—ä#‘ÃÛ‚ÕkIW‡^œ#òˆ#<text:line-break/>F,“Ù#Û#&gt;ÛÊ/®³æW4z#¦óiµ#´?.j'6cšcð÷Vñ¿�Ë½D|¨#-</text:p>
      <text:p text:style-name="P1"><text:tab/>î7˜Æ#Ÿ<text:tab/></text:p>
      <text:p text:style-name="P1">¿ÝBÇšA|DKjÃ åœ Ú˜Çæt²`#‰;µmºzU!»9##‹hq#­#Î</text:p>
      <text:p text:style-name="P1"/>
      <text:p text:style-name="P1">€‰”uÿTŒ®h·Úœf#\¨ßÿ(‘Aë«+®:à:£†ä#åQFˆ©˜ßò6ó,#�@-dnœ…¶÷Òõi0#BÀel#Kƒó#Ê<text:tab/>38!#1¼þ)‹#€µ¦Ý·#Bªá›Xýg"eù|¦wó#W�#�jW<text:line-break/>¿&amp;oÝ#Ï½c…8ëÄÂ/q‘=Ð#A<text:tab/>##+ÓñJßÀÈÄ-'h}d´‚:8ñæ‰*�j1y„‚�Ù¤ô·B�ö#kÂ½M–å"” Šav#îõçG¨!¿.sm<text:line-break/>Ôâ7]&amp;_¿#Lí##˜Œ]Á•&amp;#6SÒ`ö#ð)#éñWY=# ¢ú³†#?Q!#Ì<text:tab/>Â‹</text:p>
      <text:p text:style-name="P1">g³¥n·Ÿl64}ë»<text:line-break/>¾œ·ð.�I)#O—ÐUÅ2ž®°/!íQcW@^âw#iÿ#ù…dW­¯ÕÏ‹#´ø<text:tab/>ƒå\Å‘ô=ÚßË,(¥ZI•Z¹ÍÅB<text:tab/>&gt;#÷ëB#5#$G##aºÁ�Ç\òÚ#ÏùÉ‘ØÔ#r|°#í#ÝI�Hö4Ž�œ2##û$žÅ##4\i¹##G!&amp;‡ Ëy#{ç##¶^ˆ#Jú8Žö.\`tæ¢'m#</text:p>
      <text:p text:style-name="P1">5W+Ës€—iätð¬LÛ€##WšÕ°</text:p>
      <text:p text:style-name="P1">H#�±Á#ZÞ#Ý{@…0<text:tab/>ÂÀ{€#eÓWÞBßlS›#Qâðk°)V…I¯/[�#U±t9z4f’ˆÃÓ²6úÈX|ßA`G§¸þ½ —âèg‘,#"ó##†###Ã&amp;÷Q##aÄ#ü‰#ÈÛF[xtÛ¼`|U#OQH9U#ÛW#vf#T/A�’QâÖQ ã´˜#ýÌò51LÓÓÐW®tj�/i_#[#®û¸mž¬ÚÕc]¼‚L¨—‘.K#£aîÕ#‚�½éáú7#°¶</text:p>
      <text:p text:style-name="P1">B½#b‹Nÿ^}Ês]#N#þhÛ[ÌòâŸ¥J#»^Ó#—ûWT\#&amp;#‡ƒ/lÇSfÛ0Y¹c.~#¯ärÍV^</text:p>
      <text:p text:style-name="P1">Â×#È#4:ô¨´o@€\2#ƒÁ©»ÿ;Ï°#gÿ+,*ê¨t"#Îa#”#pZwê±Ü˜Yj~�Cîê^Rc‰ƒ�"#[¦#‚e¯Cw»{#cR�?µž#+Žý(›š2lß#£ã+ë#Žî²pJPŒXê©·[«6’*zu‘¬9D1�Ÿ8Ä7¥Ö ƒä«#ˆæ³#°`ç¦###×$#„Ä</text:p>
      <text:p text:style-name="P1">#7ïtÞðèû3#w´ª=§|.#E¢…¯k äÉ¡»õå�™@ÉïÌG#Ñ##Ù�¹ØT_�##€_Ð‰¢¸#˜fJ"É#j#ìjÀ#NúÆ÷tWöEùàA##3&gt;Lmvõ8#ÛE^#Õ#Ñs!öé:|º±õéü¡#l#dõ­ò°3ž,îþ`'D-±#…•8M˜Q¬&amp;(</text:p>
      <text:p text:style-name="P1">œ»ÎYB¹Û-ñ_fÁ\oØ#¦PU##úÖh¾#^Þùas™ºêïâˆ»àrz</text:p>
      <text:p text:style-name="P1">â</text:p>
      <text:p text:style-name="P1">9ƒ#�ö�lfÈ$#o#Ì</text:p>
      <text:p text:style-name="P1">D7#Ý§œþL¨# ê­sý.cy\‘†cy_žBÜ#S#æ%… Ê#qGœ~~Æ3#z/Üê0J###t#N›º•Ÿ÷âÐ#¢(‘—ñ."v.##4÷|qö#í¦<text:tab/>§ÖD×�Ì‚‰på‹$##ESžÜé#¤Ü}…c0bŸëj¾#Ÿ�‰®4q8ÚyÞÂ´•ï]}èZ#ˆB«ò‘Ä…n–#é#Ìž]Ó#ÊÜ©7m[¥rêˆƒføÃ(#/##õÙY…Çç1‚8</text:p>
      <text:p text:style-name="P1">Ä�</text:p>
      <text:p text:style-name="P1">#�ñ‘Jí�[#ªÏÓ„|HS&amp;¾¥´¯&lt;Û#µ’Nò¾y8##Œ#.¶•k�#�#DB¢�I¼ï#´¶RVL—“æn#£ ¤#Q—Š#dº…eÎ#q&lt;`#TÓ#¡²À7z©õbH#.|(+ó�#ÖÊz4¾#¥OO(Ž·H“ììËn¿à�í#7+PUH£È#[´�åóoJ;?Ñdƒ“ƒÕü±+#7/,#ouéóù#~™Ò#9õÆx˜cÛüHð�@*##òÅð)^'±#Ì1?r´</text:p>
      <text:p text:style-name="P1">#ò‰Í#ÕÎBs@n\ü´\¯#ÚÞo#›%ÍõæËrÏs`9Q¹bù¤{GI¾jG.Î&lt;|½Ì”æ¼sN¹µ¼Ûw,×4#Ë#‘¼ÖmN8ÏsH¹BL|×‘ùWq~Æø÷™qc–MV5Qªì…æ®b¾#r/# òHJF­Ê#`2¤g‹úŽ,#cê‹€H§ÖY#©</text:p>
      <text:p text:style-name="P1">#¾}§E�Ár‡¨ÓBÞš^âÊ¯²³$Æ,èí/J(wqö(*jBæ�ÅTÉz˜ª’¢_W—ÐÕÒ«‰¨ª›Û-|#÷</text:p>
      <text:p text:style-name="P1">¤¸ê#{#]ûà°˜-•Üeâc"#¬ž#VÈHíCMt„&amp;lCì#FîëŽ­#.×WÒFÂÂ�m5 Wî‰þÍåµ1·�¹ýòe‹ýõ##¿ˆ‘+Ðˆk9Òò¤*#±˜\êx¯*r‰’ê</text:p>
      <text:p text:style-name="P1">p:1õï77ëþhÛ##$C�Á»_pK?«×|#ê´-uÁxè™bBƒÐ'’ëŽÆ¤åŽñ¹r’_M8í5A«ñÌUbŠ¼0#Á§w‘</text:p>
      <text:p text:style-name="P1">#Âzí#‹r#S#Z¦#Á¥¤#H:�M”#Q’VK©œI6Ò#šî…ôíž#�¹u�÷Ò#õL¼Ë”Žß6Æ¢Ê�p°j##¡K~Š}I4Qý?z}ïˆÞ#C›Aÿ</text:p>
      <text:p text:style-name="P1">¸³÷k^™#4G_¡Þ:ƒÒ{}9C¹‡+…šžÇ¾Nrºëwô¸ÛÝ,&lt;=ÖKRÿÿh;C=¬ýdï!¡»ÖÀïnpVåñÖ</text:p>
      <text:p text:style-name="P1">Â�à÷ØØ2#æ˜O²#û•4Â8H¹#ûËžÅ¾t]#Ëæe#†�(‹2JçÞŽ_(Ê(f‚t#ò##pÖûd6#j#)..ãb"f›�=-â Õ«T#ÍÌ|Æ@¦##ž�oÚ#+%’?¹Œ#·å+o|'$#µ��§M*ÚmE&lt;¹;c!Ä×·a^ãÍººŽ#w)¯=M~#Ê‰Øû]¾xšaøé›e&gt;ußûaòÐTG†Ú÷j3</text:p>
      <text:p text:style-name="P1">a¿V‹vIü0(Ms#ÎÂú3#aÔ*~°qº#Ä,û_²#Î¾Ewþ)/W«`9#€ÖÝ)wÒÇŠº#=ÎZ½ÞÜðaêÑƒüÌíÁ&amp;¶#-ùB˜=•'F²#q#ï=o#À€_a®¢¤”#jÇ¡3´­#<text:tab/>›£#0Ž7þ÷3uˆf¯õåïêsIª›·?Ö#0##Ã€%þ4<text:tab/>»›#r##ÿ3�õÃÀÚä1C¬V&gt;‘D¨¿Ùçd0Î÷š�µ$Þ#³@G#lÊÙ÷ÞþºÀÉå8û;ÀÍ##<text:line-break/>‘#Øü{##Iæú*^²¬v{#§Hî{Øu2Äaµ_UÙ¿b3#è%Å7Ý###)“¶Ÿu‘‡#é—i²–#»q</text:p>
      <text:p text:style-name="P1">ï0ïã6ªÐNlõÍá¥¹ô5l�„ìÜè^Z…Šd§‚Y/Ìþ1té»%#G`7#»Ô’º•K^'#’�Ž#Â»TsZŒUFÊÍÎÏŒ¸#¥ìîÞáñèÄj=ÈLÃ¿<text:line-break/>œ{™x½€•Ï#9|d–mæÜv®ïEúeoÖ®YGþ2¿“[#Zˆè7†­çª#ÌŒg #FŠ°2€ú¶º„C°‚#vµ}H#†(Bv°F•I<text:tab/>Ê¡#S¦×pÄ¾ÕÆgú”Ì#æZ|�Ç#]ßú:jƒZ¤S¯ç?ò#íÎg*ï¨#S#ï%YÌ÷o&amp;ò�M</text:p>
      <text:p text:style-name="P1">~»l•ÕÜ½fæh=F\‡VÊ‹x<text:tab/>æ#Ø† R‡ŸGí\½ˆÞb‘#¯ƒqÅF#å�#*#uPŽ˜’~4û¿`rM’ê½#î¶Á‘ÃP~‰Á=z~#‘cEo�d©##�ê q#ð<text:tab/></text:p>
      <text:p text:style-name="P1">†„#À²a¢¼�ŒB#Á^Ê#GË_¼S #j{œ/ùVçÿqå#÷»#ð"!Ì~œDh®#TÝjo|£È#Yÿ]T#}·Û[|#š¼#ñúw#%­‰Ç2wÒzpGú“##¯Ðî“D¹�©[¦##™Œ#2KíÝ%p…¢À##õ[´l¶j8y¤8##:Ák–#�›%?1†éÏ›æ‡KB¡Ø7…1H(¤‹% Û%Î@ZmÆ÷a˜Ž¾m²ˆÇ6oEDç#œ&gt;ráIVÁ© #ÞÙ÷ñtIÌa³;ˆ#ÿ9sù§ôF#41!º“LYþ�·â#ìp˜À0ŒXé�â³áw-•£#í2³±˜J?##�#–Ì#ïaôSÃÔ`ƒp´#Æ˜Ìòß²…æB¡</text:p>
      <text:p text:style-name="P1"> —óÞi®£ô¦ °ÂÔ_+Å�ý#°õ#Ù˜VWEÑ##C^/ã`#gtÂæ&amp;|êrlÏ©#lY###8`<text:line-break/>#: ##šj¿¯ ÷#</text:p>
      <text:p text:style-name="P1">g+ýW¦Jâ0yL<text:tab/>o'-»‡#ýÄå·±ÍÒ#oc†#‰Kß¶P#”0ßJƒ�¦ë�#°Ê$m#²0Ivì‹u</text:p>
      <text:p text:style-name="P1">Áð#‚Ñn3cÄDÔ¥ïZ\#4ID`Lº°#Ð¦¹#‡Ÿ§]#Ëç‹ì€saOÎÇqJ#­Äõ‰m�E•ð%"š#€#ƒ`4#ÚüÛž_vþÙ¥áêŸº/uAú"#Ô‚#¥(í‘�a\[#o#´####ðùÛ^¥6Ç€K#ÉPI€#~#X¨#Ò[ý–¥§'�HëP##Ð#·#Z÷Æ� fµuøëñÁä’zI#sx@o',{#Þ¶^»�#5¡EÂþ“RýDÑ•¦wÊ¦€ã+ÂéŽ#ð</text:p>
      <text:p text:style-name="P1">Í…ãa¸á…&lt;ÉL#È‡I{8ðâS#X7BÉþ|’]z#H,‰#üêð«8ÈÆÚ#¯‡#‡R�Þ#êú%(&gt;ÑuïïŸ+š#Ð<text:line-break/>b‰ÊÕ¿t##À¤AßæOwŽH+-ÿ.!‡q#Qóÿ#ÎD<text:line-break/>¹–#éD#<text:line-break/>œd</text:p>
      <text:p text:style-name="P1">g$¡aÙJ[ï#ü£~A5Þ±ÿP^£ã\é[£¨û#±+<text:tab/>ãÌ¿E9)–¯}Fä ýýùˆú#¢ñÄ»Ö#zÊË7#r}¡Ë1ÆX“:ôI\w#Á‡¥–ÿ&lt;wÊÔ9#öï{ÀC#àTœðB¼%MLÊ#=`³.,#J¶bW#</text:p>
      <text:p text:style-name="P1">ƒ‹rÅÎ¼É|{2�–*ï#—UÎ#&amp;<text:line-break/>¥ù�#¨&amp;Iô/?Ž<text:line-break/>ÍñŠtÖ×Ÿ®Ðæf¥ž§&lt;Ê_Z##Ò#SßjðdæÐ—Ó"WÈ#”LùÆ#iÇ)¹n¾¨G]#‡¤–Í¨,#TÇ#;­í,‘%Ÿç#áXÈ#œqg÷©Üãë#îÞï@Ô£Ä5(tÞk#å^LT#_bÇp{#û*#ûÔJ(�ø¼±ïq‹TÉEò½Ùm#­™n•«#¾</text:p>
      <text:p text:style-name="P1">##@ü¿uÔÒ×ÔÛBs§óÐÔì_9y&lt;#ÉÝÎ|#â#‚²ï3`é5L#Ÿ#k™S#]]®=#{…ì’¾–gÏ#vE¼ZÎß3þwÓÓ#†û+lª'úï?A#1Bm%Í!Jzèô9’ÑîŽn#û€#æèxä3ö†5ž^rð ^4ŠƒYËÕ#Ø�ØbâõŠfÖ�#ÝD(—tŸ×Ÿaß°P-þ‚‰‰-áãÐ�±â&gt;O§A"nxZözCj¿kO)U#Äµ—,Cm0jÎ#ƒ/æeÐSoÒ®ƒ®#èQi±6à!-NùºÅª#H/pnÖ˜Z#@B¯¨?$#‰#÷ƒD#S?#Î#¨~Ê¶¯¾ç#©�Â)Ð#£�L#ÏÍˆ#«ØXI&gt;So×ˆ¥gAÙ6Á�e*DÚà…#¶N##ïˆÆ±öY#8î5`ÄÆjŸf±#ZL'}œù­Å†#'@;ˆùaªñ|¡#7Ý#u#ÛM#õå#”¹*3t(òoÈøŸ1ãb¦åfð×Âüª#$~¦»Ÿê<text:tab/>J+$#ý7)PÆ<text:line-break/>Yâ$ø#±¨#�_çýh&gt;�6(#€|#^0¨#Cð÷ÞùV\½ä”#&amp;èP#ŽÏÕUS#ÛöÚÕáRN¸Qß�Q<text:tab/>ˆÇéÙíî²Ë,øß¾Î-#K#Bh›1%JÌÃŒô#ËÏ*˜\#Û�¤  ËUT|'ùí</text:p>
      <text:p text:style-name="P1">#ù#”=·Il0ef—î•Ü�+�krŠópu`#_ÖØÐÎÑT</text:p>
      <text:p text:style-name="P1">Â##M#h=ÝâÜh†¥¼”äº¸¾¥IãâÈpÏ{ÕVŠ­;‹uø’³¦F�ô“1‚ªáÊÎ©ô<text:tab/>¨#?žoêƒº·�I#¥%RBSçõ´#ãQŠ®“0ÉÝÊìHt¬Î»&gt;[Ãu'¼#»plÙt#×k&gt;U,ip</text:p>
      <text:p text:style-name="P1">Lä�ÊgûcûyÔ##È#íu &gt;íÈ_qeéÃæÒWSBàf{ßœ_«.é×##ÐI¼†[Ðdƒø#¾ÑÓËŠÁÇ<text:tab/>##š–tS£#­#ÛC˜![FùÄô³HÒ°Æ¢w��\•¸CI%G¶]îß0Û#á]#É vÝLÐnîÄ</text:p>
      <text:p text:style-name="P1">Ÿ2†„¼aX“ÿE‹êµrÿ#9‘5ZY&gt;‚ëXš‰Ê=ÒŠáÞ¦ˆAµÙ#ýüÍ—‰»#Ä²ILÐœJ#Á<text:line-break/>á´29éj#Ê´6MÔ#“ÿdñ)(ÛÛ#ìuñ¥G#Qm#}]Ž#GúN#RÜã]¯ØÎ„‚’‰‚¸qKuÒ"zðZÅõ5Åœ#?#�pÚñ‰+,#%#£?à²Ù*¸ÜC:3øå2Ç3ÚnêT!#ÓÒ¨¯q\ÌãÓ'!k÷ùÛ¿â#Žãd¾�È Z2çAzßGïb‰t##Ú#;Rsl»ø0ùÔIH#!Æa:(Qßâ,»ì#ç…þo¡#CÖ°ní)õÿ#×SÜ‹œÃp2\p}GšÃêlÙÍ"¼|ˆnÉŽK×Œ¥l1‚¯É!n�¡&lt;#W##ƒ£š#á;T`áÁ4Ê°d¤œu9KÇ?ýùBæŠè¾ÝÚ�ì€ýö�uPû</text:p>
      <text:p text:style-name="P1">1=&gt;_¸Ð"w½ #nÁN}SÇ¾#ÅA�´�ûîvÎv²Ì¡WÖñ[‡PÁÏÊ·¨##ì·ú##z1“</text:p>
      <text:p text:style-name="P1">#›ñ:öX#‹�'lÕúñ½½%T#&amp;T–�#ºè#i¬#8ê€í¶PVWÀ}²|iÕ�ÕCªôB†</text:p>
      <text:p text:style-name="P1">ñ2l5z.°âÖ4,f­¡Mõ#àk9y�YøH™V»#O‹%#:C}#qšøkø­„NU3^â‡L3Ÿ5è?zŒpY,EgÒ-[##ˆ#:ØÐk!±®#4$#ºD<text:line-break/>õ¤ýù�QÈ&gt;pü~##­F^#íuh¢nL]äÝµ#^ZM,â€Æ"®RÙ#j##ˆŽÐÖ_ê$‘(á&gt;�twnDnZ({/n &lt;|MX�ê#ûÙ’.Ûöâ9òÔ¦#Ã¦m‡ÿ#v$æ<text:tab/>±ýeà¤è@„û×Z!~ûâ"Ieï;Ž#j(###WŒ¿h�x?…5£}»‘&lt;õŠ:¦†Ì#m$–|Èc#M¢Ý´aãŽô©A_�*#%�ì<text:line-break/>iç{Þy#fá¡Ÿä,ý#*#óJT#æÊSG¿9áâ‡[Ø##FàQC¼÷o‚òH«Êg‰õHiýJò#»)ô#§’[¤<text:line-break/>�ì&lt;íy##Ž<text:tab/>�§9\üõ‰8)hÎLõ[}]|=# #tð#s0„ÏK#W¡§#£ë�¤—¦Yˆ¶~Àø*½#øZ<text:line-break/>¦#¬Ò#–E¥#¦q¦ªî%ýX!Ç»E�A0›ªFFÈïl+¢z¿�R#aE4³\†mæ�ºñÁî+#h«K-é™%?Õ0bVÊJÛ#åSSug`\mèf—ú<text:line-break/>R­�#DÜqêW&gt;™�åÁ#¯xù²š22L•g‚q1&lt;#±#–€š·Õ8ˆ�É�“yŸþˆdR¯—yñ#/Ò#´¿#Ð�^¨œÁ#=þØmÙT]ðõØp;­#8I§¦îšNF#Í@S?Á«J×%^à¡‘6#]ã‚³ ®{ÏÌð~Û÷i`¾¨=€Ö¯Ì;½±õì'¯ÿ#gp�ôP†õÑµHù#Û##©ãq4‚þ#`çZZJŸb¹Ü´1øéV¢X#w·tc¡°¤w#±ƒ#ê­óç22²ú°©Õ£#�Êhm·‘ý#ñx¿#ÄžüÂ"'¾#)�pKŒ&gt;B«</text:p>
      <text:p text:style-name="P1">½RŸ+e#uûœ1Â¤ù‹GÀ¿ZÄ÷ßBŠ#Ò+ó#åsóêopÔ¸#Á#&lt;â¥#%àêP##p7[‚�ÄY{üª#À&lt;�3tS#[^r#ç@Hœ©~£X#s„[ ##ƒL:C¬‘›g#9Í#‚JB#îXŸ#ïöÁ]^Qo®¢0_ÁE´ã²Oš&lt;A”’gSªkII¹#(\la He1¸O‡ƒúç�ÉYróvŒ¢&amp;çæ#†n\äœ<text:line-break/>£® Ê#¦j©v#k</text:p>
      <text:p text:style-name="P1">ÜýdÀ­ÑÅæfxºŠtá#Í</text:p>
      <text:p text:style-name="P1">�ã?øt^’ê#¥yü#r�B#Äè#Ä„Tˆ‡Û²¥f3ƒ#ª˜Em�ÈC/µ$PÇˆo8P«'¤²&lt;µ#Å‹8ËKÊX”</text:p>
      <text:p text:style-name="P1">#z&gt;_£+¨T*’ö3$æ#«ýkc # Àj¹</text:p>
      <text:p text:style-name="P1">”ã]âê5ÝïÄ#ÝÏ0@öË™ÃMßî³C7)ŸÔ Ró„èà„#úƒ—Ù_~tû¢#^�#cƒÕ5##ü#19û]/þ\#ñ,÷ïv¤Wø/êK€‚Ôþæ´?�ÊSêÞy^ß\3lâŠ#žeH³+#Tt¢søº©œN0#E#�#§G#ž#Õ�Fï#pÁ¾„#Ã-ù¶næ<text:tab/>’ô5•&gt;Ÿ�X!ïÔ#x#èPª4üMFÙ.##.xå\ò÷k##NB#VkÀ‘6¸I¸¹z‰Ò£°®þ#GbÃ]5¾#D##€ìñ"###BîÀ</text:p>
      <text:p text:style-name="P1">í#òI </text:p>
      <text:p text:style-name="P1">ñòª#/|³â#”•#žj·UÄF}t##¥éJÒ&amp;½FUÇ##¨ß|¡_#5Œã …ùÅ«Ê?GÛ¨™�×c¤×öQØ–ÛPx3]Äô#»K¿&lt;™#<text:tab/>ÍÑY#éþQSßÌó@šÍw%##éé8¬#B“O¾ßë‹÷Š¢0MÈ$#Ãµq#sHq›…§‰³¿ýO¡;¬#HìEÁÀî§#Æ6ì}Ì`&lt;fq­]õêBpÇzPŽÿ#Võñ$eF�lÎI+•<text:tab/>Ôíè#„9¼J</text:p>
      <text:p text:style-name="P1">J*ßŠu¥ ÉôÔChHJØ#R</text:p>
      <text:p text:style-name="P1">]Þ<text:tab/>f#TÁ#¤:6¢¨-â—,¢###QÊÜ�évž‘„~#2:-2Q'ò #Û{Þ[CÙ‹øp#Mð#÷e-†–&amp;[ub!Ì�¸:yþkg##</text:p>
      <text:p text:style-name="P1">y|äÝê}Ú¢N_Ãß§pÄ”¢Brg�0æ`—]s2TGI*#1&amp;¶˜aÏx«HŒ«ˆ#MøïQw›Â¤…ÜåŠ%-#ÕšÜÚó'#°¢#ÿ9R?IQ#u·´Oï×Œw#›¹ÚR#ú½Àq~#vSkš5Ùð##ñ#Gä#ë®v\RP#Ï^'&lt;êUÙ×‰2u�h÷C8H•UÍÓU¯#§Ì38A#ÓwÕKû�Š�ƒjª÷ÞWª</text:p>
      <text:p text:style-name="P1">ž#uÑF�–tvk#31a2µÞx#Š#—##‰a</text:p>
      <text:p text:style-name="P1">NNX×l:|0¨W0žV€]‡ö</text:p>
      <text:p text:style-name="P1">ü×#—âù##†Zñˆä&lt;šdÓQ·=ÄW#"j#ÿf?&gt;Ié<text:line-break/>HR©S@¡Q˜¡¶#v#ß#n#ñCK#"¡’·"#ã°hå¡SZ„¦9ÿ</text:p>
      <text:p text:style-name="P1">pZ¸”å¼ÒØhFGñø#Ó#ãF ´6ª›iØf9WZUŸ###›öØ##à,¢²#!˜äfûD \'�BTÕÞ6ì±ÂõÉ¦¢nøÌÇ'¼É#esï#KžÂ#WtÿoìòfÃ¹Äƒ¸íN`½J´ÉØÊPÝõ¢´¬'«‡iu/@µåu àA%€=K+4‰Ó#º##GƒÕ½=,¿ƒQ\ ÀÁ%_L1i®è#®#ø-c´Mîœ_‘#!èV.Iþ•ÆÆwã±¦Š2}#©þ¾æ�÷#cÞ5ÜŠ6òÖý##xGÕ‰ÿgí~6¥‡#O±�1fÐ´±KK|íÍ)Fƒks‹Ï&gt;Êç•y�ˆã‘ÚÚÊª'æd–¬Á#R#2ÀFbÎ'gf#µ‹"ß.#¥�°ÛÝæ´€Èé³CÂ<text:line-break/>ÔK#pOró´¦Eü##h<text:tab/>#s�=î#—áó’èe</text:p>
      <text:p text:style-name="P1">#ÕÆkÒ"#´YãxTãûs}—#èµm#ä#æM#Ï+ßÖ”8+#þ#”á&lt;ªùó£P#‚šß<text:tab/>ä(P#á###_í</text:p>
      <text:p text:style-name="P1">8ÇµÍ1É€#kM{ú(#�‘L¤#ˆ´¾¼J&amp;C“&gt;—�oçÅX¦qM‹IAUUÙ¦CŽØv“`A`ðG˜#aQ�øCÊ•ù#Àã‡#Y\#J|õÉ|å©¹©#2#á&lt;Èûð#÷úÙµZ¸{ç|oòùÂ8S²h�^öD‡ëàd0Ë#¹¼®ÔŸÌ#¹0Ñž´ÜÞæ}ÙkÜ„ãk.¦ÿ#:±{Ç ™¢‚</text:p>
      <text:p text:style-name="P1">#=ã#Û¿÷—Öv0=n¯Ò‰‹gq)<text:tab/>U!©</text:p>
      <text:p text:style-name="P1">Ðo¨A+#JƒÝ›Ô</text:p>
      <text:p text:style-name="P1">Ý[&gt;çZ°sÙ2�q=TµO=ˆ"Ö#Ìpz´˜Ó`ÃŒh<text:line-break/>�¶c½2±Q¥ô#ÆPF´ã­�ì#W#TC</text:p>
      <text:p text:style-name="P1">Ä</text:p>
      <text:p text:style-name="P1">i#í&lt;#“#A#J|¬’E#%ˆÄ•ðÂÅŸ«JÈŠ#:"°ò¼3#}Œ#öo�“=#ù¹/©fsbËÈÚÀJ#²û¼</text:p>
      <text:p text:style-name="P1">äç†P…Òp�†Q#U<text:tab/>D¸ƒÍ~×²¾…}#ìRYDP%ü&gt;ás#iÂ�#óýQ9ê4•§›éŒ‚ú¦ïRïz#ßcŽi&gt;ö‡½#îŒon}Ö·–&lt;»†##]¨ç@ë7}WÈæ›íã�#î‹†#Öìßuè¸åÞ’:#Žý°÷´³Úw#µ¿#¾#ñ#ê¡áÀ�Ž2‡VrZz%ÜiôXœ #I¥.Œïm‚eÁ{ÄÝ¥k—¸ºDÏÛ</text:p>
      <text:p text:style-name="P1">÷×Qzj‚éÌæHÜ¬cÁ:‰ú)ì›ZÄ8Uˆš—šUÖVU==ØéîðÊÌnã_1#</text:p>
      <text:p text:style-name="P1">#ßa˜©þOª0##è#"{#di²=ü™’¹Î##Â]#ÛŽa¾M/—#Õ‚ü##Y'ÈEÇÜ‡lˆ}v@##·?´G©#3#Ìð“imMz…øæˆòÛËÔÐ‘#Ÿ@–2�êÙ×óV(Ïmq##w#ª½¸ü€·w›i­Ô‹(\ç#o�ŠIEÍ–#.*“’þ1ípeá±ž%ú·#<text:tab/>ãF:—äÝ#�&amp;¼-×kA›ðÐFù#ÿ,/Û˜M÷ž\´ó‰üP!M&lt;Êa#Q02<text:line-break/>ì+õ#ÍZ#ñ1Ñ¬Ù™Šíö‡Ê3pA_EÚÉ#äÌµd=Î® tKçOº�sDf##ü#¶½ár­°<text:tab/>¨ÍO#v#¾é#Z[I#ìÙŠºû#¯ß`2&gt;NV„Ö#“/Á#–F##¬ª@Nu"q²(œ—6 #)q&gt;h&gt;Lá¡fi#ôáÁ½‚¸�¥}Ú?¢#V˜4_#GÜ#Ãø)ÁvÐN##È#Ó#Î(�(CE</text:p>
      <text:p text:style-name="P1">#.[™Pk&gt;#¯Úoø‚ÿ#ÐÖ¥Œô¥wŒ2)Æ#ë„#{#¿$_Í†##Ûöï,Jè</text:p>
      <text:p text:style-name="P1">¡ÇkáÔÙ#âÒÇ##?·UÑ¥[§Y(<text:tab/>—ng</text:p>
      <text:p text:style-name="P1">ÅòŒÛõ#’#ÀŽ�ã:ë##{^îVÿ#÷#K*{î#Vý</text:p>
      <text:p text:style-name="P1">#;(~œ#É–M:}×?ÜÞª#)Ï†##s²÷:Â<text:tab/>°s¹Ë+Ì˜##¦â½y#›TÈ#à<text:line-break/>Ž0˜¡=ïDzÓFÈD<text:tab/>#TÑ¯Yë{#H-¹¹â<text:line-break/>|ü)FÅàÞÄ&gt;Kæ³C¶¦­.dNÂY†Ä¶šC¾=b`¢ÁN“Æ�y×1§dãÅ˜–a¨w¨%©ÁX‘ÐSâ&lt;^K�+B#6�óc&gt;â#@¶Ã‚!`ª»t|ræO‰-æÄ¯¼–óîöí#·«™=€,AP×zó##x¶_‹·®Ã# #´òèü#R:¡#™GŠóû*”çMóv»¶µ#°‰ëñ†##O+D‹#±;%#_ì # ”aAÐTp“¾T#„¥¼ç#p#×�{ðÎ™pšæ‰öÈÒÚ×6?#»Üü}ÕO'rÎ<text:line-break/><text:line-break/>\:Ó—neSQ[æô8Áv¶Röú…ˆ#G##›¢•S##¼^#@yÔ¢qU3Ð2ºÙ]ÔÞ##)öH#8*#djØ+l¢…–</text:p>
      <text:p text:style-name="P1">†"#y)^{³sl�È=õ™##ï#„…A</text:p>
      <text:p text:style-name="P1">u¯#eŽQŠ® ù+ñ5! éE¤/�¢Ðë‰µÞÓ1%öÀš±¥©!mòÝû#*¬Õä©·êH#Ù¶Œ_ŒèV¨–^¦Å†Eò%ƒ/#‹$æLßk#µ$[ú&gt;ªïÙ#†#X#®9#$###/ï¹X½¡Så€íZxZ‡ü"0#Yg=$ä­Té\#×#±”šúxLÓ¬_)�NP#äúhbñ…Šx%Ñ###JÕ�š6W#¹Í##¢#j±##DÁ¬?ô“#=ôå%�####c##Ÿ&lt;²Ê£# 4|ÙÞýf�ç«0h´ŒÎfU¦eòÔ‹�i#Ž?\ç£›¸V€Ã{œ!Q†ç0hE**æ#Ô5æ¿ÑÊN6¿†#Q�ëïà¾<text:tab/>‰�lÁ"uú5�#s&amp;A³x Œì<text:tab/>#Â#²\'ï9rÞ�¦TX†¢È¯übˆIî#5#~IJ5ÅòDEË#é##VBZïå:¹�Ä™"#®]ª¤ÜìJ‚`ƒRÏÈÿqånxPL¿Ù¢t#­ö»#éUÙMž ¥Æ.<text:tab/>@Z}±ºòŸ#ïP#.ìòë¸##çXf5¹]lÕ#‹²¨]ÿ-—Ëh€#4À#áaBÞïA§#gñÅ|„#*¼TQ®g#Ýy�5#=#»'#Ý({Ú8###Qÿ##€…ô2wáì#ÐÓÕKð‡þ$ftsÎºÔ¥ÒÖ¾Å#Rèí.#BT&gt;#</text:p>
      <text:p text:style-name="P1"><text:s/>L”5øÄ»`•<text:line-break/>#úPå² NQÒV[¢wÅ=#þOÔs�PS##i›ú°¸yìµb·r,hÐuRþ.Ýæo\*§õÉ5Àô:(¢bšØ&gt;ì¥‚y(¢#ðQ¹ò™šO„äí”ÆŸ</text:p>
      <text:p text:style-name="P1">i‰È##r Zë¼é_©¡#´¥ßÃÕœç#¡f›_#jV›æ;vÕ�Æ¯šÃ„}##EÄ,Œk$¿œªQå#¯Ô:‰è[­´oõ#çäÜBªhXÞab¢˜Žl#UX€††~9Ä­1O,Éíb„4:eÑ¦¡#ÛïY&lt;4Žkµ’###z#×l¬´¶æ#LWÐ#˜!M¡°“8#ð²ß#3™@óã�,15a+÷#ã–’ÍÃßLáPãÌ_(ù#ºØ0Ø#ö7äÖ#^«:¡Hv¿&gt;B#ÉF¶TÞMÖ#êD¡pZômH#Ì#—K_yÎ9ÈÆ®&lt;|Ò.±BÍjµKß###ä’yì˜ž#ì»#Òkû#4ÏCK%#�îKê^#Í#�õaáÐ%c#à+;è¦PpŽ‘÷È¡°P²#ðÝš«�’“zÃ#± OÂ#btúÏrq0Â#•#úÑ##åÛ/##(Jœ…#fÔ#xy1Úë`î}˜|}Mðc#´Ôë#"ÑñÀ}úH#Ã<text:line-break/>œdÜg÷#(![4®é#æ:vXâ###ÚÐ7Ç…ä�p,ÌÃWÿHor}î#åÞ8ÚSÚ¡}FY[ì9EOK`#‘#õž#š<text:line-break/>¹ÛD[‘�›…ro\Ðú=#å]dS5:Y}I~#Äè�Æˆô8¨#œ###/óÌ¶#�lÂ„8îÈ</text:p>
      <text:p text:style-name="P1">œZ›¾pC'm ¼’ý¥¬°|õ„fâKG—÷ÈOºk6¢ ?#hûx¨þ@WS#,8Ÿ#êÒ‹Óˆé»Ý}'EÃöK4#ðÏ5c½#¾R@¯TGbç„<text:tab/>ÉO#üMÐêËâƒ�3#Â£8#%Àéç´—#(!@ÿs„¤/þÚÀL²°ÉìÑhÏ~\øZ~±‚Ÿ°˜¼5Ð$Š:ò&amp;ºßÚÇ«#ÓŒ¹�#šÅåàdÖUÚ#h›7ÓË½›ˆl´ÚY#`#°E›¹‚§šã¿£²j#7-zàlBR!é#êÄeQX‰ó8#\�#ßÓyæ§†#Ï(‡ØªL</text:p>
      <text:p text:style-name="P1">u#€âW#Æ‰=ô¤’&gt;#‹]ÔF� 7#z^)#Ý<text:line-break/>Ë#.§…®Ð*×û„#®^K¬•#$ªÿ^$´% [IÔ.#Ð³“Ì#¬‡E�ö§#\å¢Q„=¡ÊRþ’Í#µu¯¸#åw&amp;š!#fàüB#<text:tab/>&lt;QúÑ¾v²pL#ÃÉ/ÏqLvï7ãÍOÖ#Ë±##0¿Ÿ^#ô#¾Í^ù¸8à­##g{Å##lïê‰B´Ç*šÍ¾Ä¢jR#ÏaFÍu¯�/�2i:A!ÉrmqDJ˜ol‡‰F³##ÐÝKÜ0Gn —k„:ì###Ïð™#ÚÐgzú!�™—2Ptd•GGz|*Ä¨§½+O#³çŒÑÂ~�t-R<text:line-break/>§Z#Ë&gt;êFhùÆ«TˆyX�ï45ì? ;ÐÂÎÎÖÍ#¦×Èt%—#IèâÊ”#0ƒ»#Öxp&gt;E#ižnTd&lt;#|F›Þ¼¿‰Õù#}'›�-u#®æ#³+\#“#{+¼SÜÿc`u!û# _¨}�O±PÖ#Rc#ÿ4í£‰õ]Ú[-_ú]fÁð#s&amp;õ˜&gt;T1WQc”Æw|##0&amp;êû,M)°Ú˜•@<text:line-break/>i</text:p>
      <text:p text:style-name="P1">Öº:;-lß^Í`#ý]W6ÝÉ#,;¤C##“YïE„Àµ×áJLT÷¾Ï|q¶s¶#)DË#šÓ</text:p>
      <text:p text:style-name="P1">Ýv^vó??Íqò#ïÃÛ#bE'Ô½Öy@CºJ„Â#¬<text:line-break/>·os##VgF#Ÿ4RÁîpÿ0™¯#iZº…ÓµEƒ”<text:line-break/>RˆÍ</text:p>
      <text:p text:style-name="P1">ïÿ~uàæé*#ÏÓ86#˜³Ü#ê##£””ógÀ ¤È#Äóßæ{Ð##�’_#«#Ä#8#ÖUøL“ÝNÄ#¥©wYø ïCì¨·Á©˜±Ö£×ÍB³’#µ[##ÉVyýf&amp;m®ŠÊ©š!ÌW##A {#ÐŒ”¾W7»#À?RÀP©Qs£pßz#ÚdySÃo4iº÷”#—CÝ¿Ä2Þñ#×ûAûj-nƒ¡ûX#¨#ñ^õ\iÿ/AÊ®¬v.(ñ#›�‡Ø#ä<text:line-break/>ù#FŒù¸è=jéøë_Oª#æó¾àªú:~È•—µ�DêZ,¥[”Ô³&lt;.×0mvAè¡p#d4�´³�ÈÜfS%)²ÙO”û#éGò¥#g‰ÉÊt-àÞ¿=3È «#�¼Ty S~T2#º^ñ#æ“Ë#'çˆÓ£¯mNÅ+²\mõÇ™…##&amp;É#â@P#Ï#ê×v˜ÍêÜ—áð)ðªz r¢#$wDg~zö‚GêjQˆÉSKõ# ân­ëA#&amp;ôq“WÊs”c~›½ÅŽ8½ú#&amp;š´°SˆP/ó²$â…ñ¬›#™Ú)cÍµGxT¸³�…;¹vš)ø&gt;œfñF�q#0Àï9´#Râ=WO_Á#¹bªN1##ôGdÒ&lt;ðž#Lÿ<text:tab/>efW°¹œ³RŸ˜Æ?Ñºn—£###î¦´€ª•î5ø</text:p>
      <text:p text:style-name="P1">¡ÕsÝ1öè©‡pè9V&lt;\-iLäÛ£‡EzÁ¬#w(xk#¡‰;Ôôj~”ÓT�°×i¨su#b¯µõ)/®ø�Ø6</text:p>
      <text:p text:style-name="P1">v}EéÐ#Z4Ç¡œ_:ýÀ)üí«Çz\v¥B²r©ŽL´•#V…A®z³r¡øÝaHk"ä#ä˜_<text:line-break/>,¼r1#õ#é2Hn_…Ï##”#€#[.bGòZ¡#ì2Èý*ÞR#ê½Æ2’¯ˆ^® ÷&lt;#JîÑ¨Ó÷#Ïî÷0l{Ýü,š%Â#Ã˜�yPž'Ðò#º#ñ4°«Ê’CÎ‚[ƒJòg«ùv;²d†#�õž§}¢Øñ¤äŸe‡{K×ìu</text:p>
      <text:p text:style-name="P1">Š9\:ßOS¯#;ØžZ‹#¶O%ªW�V³r…ý#ÂÖ|‘·¦#Ëí\# ³ùV¼ë5#TÕïjÅÑ;[¦d5!Úr¤m#´#®½ÖºÏšå²¦TUMQçi6öÔG.ê£š=«?*^´œé~Ùþô3iÛ¯Z¼Úu´B¨æÑæëî…jFÙWCº~^�w¡¹ì¾hVZ|#ÑÛÓ#=6]µ½3g�f'éÎû{·;®½ºíÏžÆ^ªøu#CðXóBÚËiƒj=¸Z#<text:line-break/>¡´F®×; #dÛqn ç@yGšóiÛy®ù«÷eµÑQ­#Âk#h¦»5uÞ�ïc[w.•º{X»I¶†íé´«›'vƒodkF#*#›‡€é¥„#öâuˆƒþ¸^|�n#X¯BqÙE]�)3xæ´�¸#ä#†pªø–â%·@¦‘^�¤ÙQOøq¸Ãß#�ÅO<text:tab/>=oãï­2Q¾UØD$`VDÄé#ÌHNHì</text:p>
      <text:p text:style-name="P1">�FnCIÎ~ùåöÑM7Â›\S¹§×,VñSv±t5#ž¨ç[2Y¡ýòÍKf¢5#Žêèë&gt;$d(BŸcEæ#,#ùÆÓ)•©áöËI¤Œ�Ü;-Ás°#ºàÓ&gt;Õ�BpÜ¯äžÓ#è…v#ãfÈë€Jü›A4™#©^Ç9Ä¶</text:p>
      <text:p text:style-name="P1">ä¿y&lt;&lt;ÒÖ##<text:line-break/> A##©aÖ{Í#§°ûÒæŽò+#­‚ÁÓ\°W#öo<text:tab/>rX1#néä#]¶SeOa,˜vzß#y2^Ôð</text:p>
      <text:p text:style-name="P1">-^Ø#X&gt;šš#ÕvË#k›ï·¿�"j¡Ëh ÖÀPoc[0#Êsê3µ¹.†3álgŽ^¿ÅÈ&amp;¨`ÌÛìk¿¼cŸiú¿˜P†®ú@ê#ÍÞ��#uj!</text:p>
      <text:p text:style-name="P1">Ž#òX®%cIC#~¤gmrœ&lt;ñõ–4¸géÃ#ü­}$’µ‡—‚W<text:tab/>·s;‹6�…‘êí—Ål…5##@ü¿qsëvîXœçô`#ñÀ»#*b1ö;o—7ŸÀ–ß»KaŸ)<text:tab/>pWS‚¾©PÌ¤�K#‚4û­ È1ˆÅRBOZ\ëùåØH2ðæ—‰#£1Üõ#ÆéG,## 0®÷v#wD¥Bš…Q´”“ÛŸ#“W=jPß#Äé‘}B‹#¥¢Ïô„géÖÏm�#K&gt;#¤Ä#X'#ê¹ž*bâoIà#�¾Œ#Ê+âAñ¬¶Öÿ_È£Me[<text:line-break/>þY#ÀÕáö÷IË–Ø#ÙÇúe+#ályø#Þvkµˆ</text:p>
      <text:p text:style-name="P1">#º#ÃTÊ ‘°ç|êd'�d#Ô<text:tab/>wEU’Å¼ ¹�#ª]°?#fù&lt;<text:tab/>�¸¼ÿN</text:p>
      <text:p text:style-name="P1">!€³Nµ´y#uÎgYým;EUC|Í�vŒfzÙÆŸâº”#™ô×ÙkJš_Ç"c“Æ±Ø#¥™.?OSÞ!ž†#aoc#â¥ªÔrý#Înž�É##(.<text:line-break/>#å�Ôýž#ãóv¼ÍÈ‚T#&amp;</text:p>
      <text:p text:style-name="P1">#º)$°|úÁÚÕ&gt;Ê#Hž</text:p>
      <text:p text:style-name="P1">#WRŠ©´™±âJ°†^ÓjÓŽ¯`r#å!#g@K‹Ñ0Ú Z#�VÅZ2®P##²#{»û¥Œ#„Þ#¢ÐD99“À#†—<text:tab/>u5!}òfï~øh–#¤A¬$M#öp\ŒL©q1CUêtz€&lt;çŠ#„oÙvË0^ú»T3„#Bš!ZÖ;1q´#ŠfH•-]}k8ðHÓàÛ÷Z&lt;è˜ƒŸË»#r�ÊÐ¯eº@#ü#ŸW×;#ú¹¬HÃQ8&amp;ÓrI™à%Ã×&gt;zFÜ#$Q/ýÇ[#}#;ô</text:p>
      <text:p text:style-name="P1">4&amp;#’Ž'Ñµš#-)ízÎ##þ»ÇÇ9î$èM_}Âá[2œdO#¤~N5cÏ#¤MH##›Ôx¼0AÇa#‰¢´%€¸÷±á„ æë#fì;0k¦Ÿˆ#ÍÐñ|;î'#˜<text:tab/>´D"ëŸ0Kóvœ­’=v†éþS¶B¥æèÖßœq×#Ô„�ô~¸Šâ21´¢eF\Í#×)#­³6¢“O-ÐgÊ«Í#IXÆn#»÷Ö###Òk|Jä´"rY#!»å¤ì##¢ÊÔ¿@®­¥§C#GÎ%¨Ê#§1sY­7Í#µ#÷‰ KÅç#Ç'È<text:tab/>å#&gt;¤¢oŽ(&gt;\mz#"í@Éøx—«·¥‡</text:p>
      <text:p text:style-name="P1">X�#Ôë#¹ç#'‚†Û#,K<text:line-break/>œû”ä%ÄœÙ#L#[÷îÕµÌÊhtÔ-Ÿóéù#&lt;/a\�§ø³¸lkJ!;„2#òsÝ.Ìm/M8*8eËUû</text:p>
      <text:p text:style-name="P1">DÜãûí#!‚h=ˆ¦:Q#T­Ð‹Ø6#õIy¤�¤=ÊzÑn°7V~Ö‡“t&lt;øH</text:p>
      <text:p text:style-name="P1">#‰³´#n­é«s£¿Á?ª+‰#nÅÁ—µ‹t˜‹‰x.8#(Ã M&amp;ï#‚ÏY·¼Ÿ»�Î�\‰t&gt;#öÄ³Y#v#CN,p= ’Ö[ˆeîð8cYÅ¡�È)Y~¶ôþNo#úìKÊ‡#¦¸AMg¦&gt; Ò†®#¶{Ço¾â#üVÑþ¸/#K´Aïþ™žx¨-Ùõ®£ú#ŽœîŒ³ßr-ïeåñc™Éoœ»Y±ÍrpJÓK#hR)�Ï#Bÿrb$Œ#ýpã&lt;##%R”v¦Z4!’É{¹Õ~ÔÁ#Œ[$—+d@ÚœÑ­ çâ#ufî#p£tú›&amp;S+ŽK¾–¹÷#É##Œ°¨ÚÝãÊIÉèïË�¸ÆÂA(d$wôdï#Ó�X9H/(-LŸ´Èz!#èÂ*oµåœó‚¡07-zÿ#0ñÄ¯—„(¯2ÕDRÍÎûüe=ùéO\#”#^ÿˆ#5ËúAŠ#šó„�)#š·Äõçeš‘èÞH##A³¿N(«7ÂC#‚ä“m*bSò¸,HÙ¦¬?ÝÇEÞ”w{Í¾Ÿ¸Œ9¸#AæîXûý#Ýxƒ+”Šo$#ëyÒ“á¡ÀN©ñ Ò­g##©ÞS#Ê”Íè,#A#„÷ï5ð¥Ýmˆû#P</text:p>
      <text:p text:style-name="P1">?]S-‹Þ÷#§›%Z4­KÇJ÷&gt;q#—#pz*sD´#X3#L8NuíO½Òm¬UÊ#¹‡‰ß##€Ò'TLRÈ¥ýG›k#ì‚Ÿ¼ÃpAž¬žÎ˜Á</text:p>
      <text:p text:style-name="P1">0"ô?wŠHi#ÙÂõI°Ñßô6ôl°þ¨HµÛ4$avBM…a# 2Ü}ád´6Í<text:line-break/>~#³ç‹Ä`Në<text:tab/>Ýntå¼ãû#YCÙ¾äU¯ˆ9ÁÑÅ#UÕB¦ËOžïèùØ3m2#›Ÿ¸:ct¡]þÊ±#tÿ+ò#O+!äÿ#OL–^°âÞ9#bEˆ&amp;WøÞ´N¢1°ä##’Rø•A#ö©ß<text:tab/>#CíHF‘ŸëóéLÙ\ñ.ó£B`#R]èµÁÆ²´<text:line-break/>þç¾#ÑoJ#N#r#Ä˜¹è##_C—fºOÇW=†#Ïxö¢Í#z#O:–¹R�=l#2##’jnÄHå¿„RµQ“#Öðª§#¸ç&gt;$1™?Ž\##p˜w&gt;‚KQ)Ì³¡0x„4Œ�G¨a¤Ì#</text:p>
      <text:p text:style-name="P1">¸O#ñQìe*Ä¢þ#dÇU@‡<text:tab/></text:p>
      <text:p text:style-name="P1">#Rò·Nn0wÝC#</text:p>
      <text:p text:style-name="P1">&amp;á<text:tab/>ÒKü­¥']ôÊ####Š“‘A\JÝ&lt;ÿ/õY-#øI´zMïMº#7gDÜy3êx_!ê#`[é)Ýd#X#êÞäÖp#3#]óp#Å###U÷� d‚¼l¹¯“+ž##â‘j®#N,ã‹ÎåL;šþ0³ŽÔ«S½.O×ìÉ³Á˜“±á#k™õ©#ƒó©ÐoD®ô·lTØ#þ •‚©mYÁ^#d¾A¯œ¶ß#g~MÙÔK#C0;´ò#¹£lâ#¹BÓÍ#Ñèâú@â#êodù#</text:p>
      <text:p text:style-name="P1">–½#$�²ö$wÓïì{<text:line-break/>élYÑÍ4¢ÐT„]T¶l‰ÕB4##õÍÏaLtÿ#àx|ÁóMÏ˜×#­mà9N»#õ=Œ÷ à#ß#ÉïWÊ</text:p>
      <text:p text:style-name="P1">A¯0åáÚë¾ÝŠ�S/Lm�#hHçâŸØòÏYÙeñ&lt;# #&lt;ðÃ#´XÂwM7&lt;#ð&gt;##©‡ñƒê°#æÜø#Ö´£#‘òT;#<text:line-break/>Ì#Æ#‡#A¡‡c#©"D#¥Ärëx…@¢8à </text:p>
      <text:p text:style-name="P1">Â6`Ä#�l¸iõrX÷úÄˆò</text:p>
      <text:p text:style-name="P1">o#ÚßRo¶â:#´,‰|%½“D8•û[d]ú�[×g?¢v¦ñ"Îmef#&lt;6�#‘F x#Þe=èµ•í#Y„]q<text:line-break/>B%&amp;œ—T æágVk†3ŽC£#_Þkï#ÓúRŠ©eX&amp;ÿ0J#»#+ÏæÇAIvéhŒå•Ôé‘o¨ª­¾ê­V¿àë±€pD±@#)z¸ãh##GÄ:?¯äu(¸¾</text:p>
      <text:p text:style-name="P1">#Â‡ƒEf#i‹<text:line-break/>P pHÿg¶Ü#*õÃƒÞ´IQêÓowO:�8&amp;n¹€)æü#’¦#fäŸ\%0šÓÕõ�=�iýûP%f##‰¯Â¸‰¤‹Èçj##°,&gt;u#væwõ‘Ã#çB3·“š—Â!%ëû R�mÑØ¼k##(Ï Ä»#o#0xÊ#˜6<text:line-break/>b&lt;ÂÎa</text:p>
      <text:p text:style-name="P1">&gt;}¬câlx»yžLÏ¯�hÜ#ž##©9Z*‘vhÛ´mÞ"ÅÌãÊJÍØ‡V©Òé¢¦Ð|##æ,~%#m#H—´cý©ám¢ã‚¡‰‡†ÞG##ÙØ#Ì¹eç�ƒû5”§ÇÓÀuuÁdÄ=³£À$êæþ7d%#nó!ü×#ïóQ¸ÎA/¸#Š÷$<text:tab/>0öã)Çû,L#„²è¨k–é^8”A<text:line-break/>:##ò(¥’ˆ]n</text:p>
      <text:p text:style-name="P1">RŸG&amp;�##£øù#Ë^õêêr‰#å#Ç#å7#¨#QBÎ#<text:line-break/>&lt;I|‰f3Â#Z�Hõt�c�eg©Ö˜……##Ð²¬®fórêÏ´</text:p>
      <text:p text:style-name="P1">�ƒ‡êk#³¢¼2"˜œñ#,\�@í#n2ý¹Yàeß$§�#¹�G$·#æŒ#_v‹iåˆ~<text:tab/>�ªÍ°&gt;C/àÀÏEBdêß¢–&amp;VÚ¡%`”|ÿ#c÷naÂeaê/¬—œûMøã°þ²¼ü‘ùÔZæü°Å–èÔˆZ‡#¡ñÇ nüçYØd£ö#«k#FÁÙ™Cq</text:p>
      <text:p text:style-name="P1">³&amp;“vÄžVÜ"G#WXæ,çùœãH¶#\</text:p>
      <text:p text:style-name="P1">–—¢g›W0Ÿôv%##ºÏ�z2R#�–øJ3õ_Ü@#‰Óã<text:tab/>Q~ma#I#�E</text:p>
      <text:p text:style-name="P1">ÐE“dÉ<text:line-break/>¼mœ5##/4ðL</text:p>
      <text:p text:style-name="P1">ˆÈ›•GudºCžoŽAÌˆ·.˜¬#ùVÇàŸ#™íL£«œ@Çjü€LÛÁôu-1U#¶~ivîÓå#7Ü/3˜=Â§nï�ÃÂ#ØB+#éT+Ú,_"q#ž#â—e#9(f#(ƒêCß ½ÛQ’ç¯¾ô[¶âÈ]&gt;##á#Ä¤–­TwÚ Këûb\:à±úV)Öåœœ·oÅWTñEvãì#—±gúHÆè‘ý#33&amp;2M?</text:p>
      <text:p text:style-name="P1">¸‰<text:tab/>uÈBo�#¨ðž÷##‡NlÔº#9³†?–"³ÿ6(n°µÐ#~#ìu…åØÎUxhn#ÙÇx3RØ8Í#g‡–y%�@%#Ãp”ÎãŠ©È;·çµwik5©[W#º‡–¸pœr¡Ç#Ì^±i£†SŒèø¨�Ch‘ïÚiÄ]¹#±?|kO¶Ò�#Ÿ5 ¯áV#š¯N’<text:line-break/>0ž</text:p>
      <text:p text:style-name="P1">¹áÖ_#Š]ÐOý–Â�#Þþ)ãÜ#kOrúiZ]<text:line-break/>Ý!ZÌäÊ!ü#,$@Ëº˜éÓzH?Âj6K${æl}{Aë7Î#|¿Í�V†J##eî4)T^Ú#©Ê:ˆÛ#[ÿmÚ`##Ùóp+ÈR#)Òmª„VcÉ€/ƒv•z¯‡j¤p=Ö�='‹6n«øŸ`4G7î2Gj³Ã*!„ž¯güÝ#õ&lt;cÇ#¤]Áý#–W9Mm„žR…à=våùäO#c#¯U9÷Î7&gt;(</text:p>
      <text:p text:style-name="P1">éˆø²÷Y­É#ñvXâ<text:tab/>ˆpãNÖˆgÇt›’Ã›÷§Î®àVF]###ÄÝäPü.8øäw…ÓÊpUÃž_ª'.#‘Ò#~\5kmÙÏßØË1®&amp;�n¨</text:p>
      <text:p text:style-name="P1">LVRŽþ.'#ÀHS8#Ä�4]˜‘6ü##Ë·„bjøˆ]P„¨ÝÞð=#</text:p>
      <text:p text:style-name="P1">¤@D§#Šºq�M”Øyj&gt;m#˜çÇ5-4¨#%£r#ºR</text:p>
      <text:p text:style-name="P1">N©ÿƒô–½!.Ó#X†Nß#A§úoÆlÀî¡­yh½1 ºqÅ#ôñ/Yß|ÙH&gt;ª®åõ#¢Á¢##ÿ#?®¥##/r›Æ#6²Ç#ÊÐh#®Ì<text:tab/>n‘Ùoó7åqS‰`Ú¶zèª#,æ¡¬# ÓÿJV%Øò#ê##êñÒ)—4MÅNÛ#ó• ªç¸0Y#zlÛSE,²Gd6‰¨üü</text:p>
      <text:p text:style-name="P1">¸¹…]h#Û X¢yV®åjcB#·¼ãxÁR®#[</text:p>
      <text:p text:style-name="P1">ƒv¡V½#°a#\Ø¥1˜³éfßÉùÂö¬¯Ähiù£¬´Q,MÀ†ÉŒmªI#Â.³-#Š‹ÓmÒ€ëKÌ¦#¡IÞ#?¸#�&amp;ðN</text:p>
      <text:p text:style-name="P1">®ž&amp;‹÷X#nIÙ#S%ÜÀ‡€<text:line-break/>,8Gˆ�À3ßÍ#)•˜¥kî}=Ü#2b‚Z_#åÜ#"�~�ˆb6\¤#CrH­#O‡í¶Ør× ÔÜ#í;º²ôd¨gzù}@#<text:tab/>¿$­Î–ØìR#Še}Óv—äM#Í­šÄ&amp;hYÿI|¥�Pñš{Z¼\Ú.„Ìr÷CÒª¨û­K¡ ¯Œ#~öôG§ÝÝY]QÂ^nê{¨B#¶!�<text:tab/>UÖø#T»Þê?H¶)A×mï·¶õ#7›yü'éUoS‡o#‰</text:p>
      <text:p text:style-name="P1">“#Z1À¸tÔ-#K##‡¡XàÙ&lt;#œ¸Éë<text:line-break/>#d×7Ü±#¯Ëg#3n˜ûCœ#1#k˜·\æó”UÀ#^#¡#ìÝ~%BÇ7uä#;�#Ìí°#w"êÝ•`¾´šcó”#úžNvšk²qu#~ËüÊX(Ê#OI¡�Ø{#võn:‰z� !'#Ò‹îÅÚÁutVY#Â9#</text:p>
      <text:p text:style-name="P1">ý#SoÊ#ZÉ¾5Tòjv&gt;M:#ò;N×#Fª½6þ^</text:p>
      <text:p text:style-name="P1">vt¸·¸Áï‰e�“I¹Ê½Ð_#º##õ"ç?#³¯­ø'Ï:Â&amp;áýöV#ÑÓ¥qˆ“T±[·¹#žºiØ‘�Ó¾ûý#p0Œ�È##ê#èÕ<text:line-break/>gpŸç¥å#^Í/ÿ#¥¦µ\ö:U@½#<text:tab/>|ùúXüìr‹£›è%�<text:tab/>8ƒüw7ëÏ·Ïð/d®</text:p>
      <text:p text:style-name="P1">™Í?Çœ®Éa&gt; |dî…sÅÔõ¬@1Flï†“"BÁû;¥ù—¯`}Òãøü½V(`ãP¹ö_øü(#)tãeÚþk&gt;4ß(</text:p>
      <text:p text:style-name="P1">0‘Ó#&lt;®,#}¡Vñ�‡ì)TO×<text:tab/>;­#X£q™…#Ç¸Á)ýï#ã¶)•3§çåø�„'#ãÏ~<text:line-break/>Ñ¹&amp;Ìòú’�ãm#¥ìNi‡†²ïÜ#Ä+ÿ#´¹=³4(_G•ÅÅ9ñ1=`6¾­ù¯çÕ(žßéácŽ¯Ø2Ïhê1OæxpÛ#Ù#ëÚr)`#&gt;WÍÿ#hä¬�#,<text:tab/>vnÔmÿþ#U+bnµ4Uªé@#¥ýüqÚäèñ‹v¥f�ùô#å)IÛ\#bä%l#ƒ</text:p>
      <text:p text:style-name="P1">ëNVýq™º˜`–gyU.÷eeHTÕ[pïöFrÄr™Æ]È·™#ì@Ý-##ô}9Öò÷©¥|#¶ëVÃˆtš ˜u9~­h </text:p>
      <text:p text:style-name="P1">#°¶Z#ï#†##²"]c­õê´z|´%ˆ¶;§€­BóNö×`\#e¹xy‡A“m#cØAwJ‹8Ú&amp;ý=#@"»œw‰�¨eVŒ‡=aÐÛ1±»ñ'§i¤u#‰„‡TX#ùq^_Ø¨ü³‰s S£æ5§·ûåÙ§·ÌAÖAn#YMÜ54¨RÙå�2²éöö#ØhnNgRezSsI;Í¤Zhy€½äm7×ø8»Fõ.%û—#–·ãØ¥=�Nû ü°˜#f€D¿ª)VÐB²#gL»,•%©æ×#yØi„¶¸Åf×–© ä·:#Àþ+8Sü«ßq#éˆŽÇÛR:Cûä˜#^Ì{##€##P#?Ô'()&lt;½O×#Û#)ã##YuB‹ÖÁ™#åôfg©Z#q�#y ¸#¸Ý#Ÿà/ÿ~‹5ö®rü¾û#ºÓI:£Í[Ï«R#¿(Ð,ÇäÕ¬Ãõ#�"û]€#ö¹è‹&lt;»³"œ€vYí¡�âàbG5i:‹"#c$dô6#<text:line-break/>ZG*ò›56ÒBô##êÉC=Ñ¨ì³íà#‚¼ÎØ##ò#¼Î†ÓgCPb<text:tab/>©ëz¾C2^C0î#)#è+Oÿq‚Elw�#ý#*d?RQÉ“9`ìK}Ú��pi</text:p>
      <text:p text:style-name="P1">†ž˜œðDúlª"Ââ™#„U…¬#û5�zn4esÚz[VõoŠEUSKôV#÷t#</text:p>
      <text:p text:style-name="P1">aÝ6}rº#¿TÕ¶î/##¿ŽV[BrÂhÿgN÷#‡’ æ]aöIå<text:line-break/>"hž,T?H”#Ò•°#(8Ì^ú±ÔÙŒ$# <text:line-break/>c#›ó#<text:tab/>¥J�ó}</text:p>
      <text:p text:style-name="Preformatted_20_Text">³ÿzŽE¨Â£*`?ûÉa#þ<text:line-break/>BÅŒå’½õ‘½#ÿm‚¶ä#Š2½#KÓß2Ù×V2Ê&amp;4ûiYô3F"1¶�?˜Š#´#Œ</text:p>
      <text:p text:style-name="P1">#ÆÀ# #“„;ûó�6WëèS§ñ 8Dñ†2pƒ:aqÖ�åÞî0³V]úbš®ŸÃ_ÿ&amp;M#Ì,Û“Æê´ÝÐOø#2sÏ¨)èF)<text:line-break/>òÅÓ¢Ï#DNŒµæ¨#f#G&lt;¦ƒ#n11ÃÀH.#(@Fç#à%¨¼ é~Ýn“¼U.Ê©·£<text:tab/>#Œ¹¬wãgÕì©+#E#©ŸK Ç#õŠ¥Þ,.�á7#¼#ã±#(H´Ï™[”w·UÐèÓ#™&amp;ñ·#u·Ç�ÎÒ°a�¸Œ±�+Ÿ�ðŒ)œ#Ûó†Ž!;åŒ<text:tab/>#M–ðƒn</text:p>
      <text:p text:style-name="P1">·ˆÀûx:Ýí¼°´]#T†#æ#V#jÆêÿ#[aéWÍíÎéö_ü­Ë#×]šbxÐƒë#{­¬$lÛ##,</text:p>
      <text:p text:style-name="P1">^¨`0#ÑQ#¦+H¦Ìn9Ã</text:p>
      <text:p text:style-name="P1">v#¨#áƒ;#;‚‡!m7©~</text:p>
      <text:p text:style-name="P1">#˜—�•¶Â#–ú#àæ;”‘‚K“#�d¹Ž²óÏ2¥#n“GC™8§–##RÏëå�ì%###f#›˜iºë($l’ú¸³6Šq#áƒ$®Z%5<text:tab/>Ÿâ·š#ïî›ò¿Æ\œOÇ)¤ûðÖÍ:</text:p>
      <text:p text:style-name="P1">#uÌV¸Ü#'4Ë·¯UÎ¿N�õÅâg#':‚&amp;±#ÍýÏe{Îqû½#<text:tab/>æ…ÞÔµd_Êæ#×Ì›#R`¶#W!¼mo¿Ò4Ø&lt;Ž¶<text:tab/>ÍáRˆ†Ì#N<text:line-break/></text:p>
      <text:p text:style-name="P1">g#ÖCüÉ$C)q#Ó™###èëî—è¯##ž#;Û§ø #f¦§Äÿ#´2#r##K«Ã\©‰Æ}#,Õxðw—##*•!#úöŸ=#|¤ï�Tâ¬Á#Ÿ«·¼D#J#ù#-/L·î2ž#6Ñ:B¨¢°Wn‘FÿKrKï##alÜ½ïRKZÖyÃÚû#£YPV¦Ç<text:line-break/>åª´ÿg—Ô‹¬#tn_¡?###ó#Z× ¼¶N´#xÆžuDÓ:š6¶‰Nø©&amp;:#B#Pîà#˜¬Î¤Ã®¢"k—{‚-…#†Ë1#<text:line-break/>/¨ùÜê4_#2ºt#¼Üs-”§Ò1†•š’âß1#àMW Kãæè)#Ã~’�¥�2ÒRØá—ûñ¡#Âœ###|Å#%I2k4®"Ü¿›¬Ù&amp;é÷ð(é‘â`�â›¯##Z#@å1$¦TüÓg)õ#&amp;¾}#wæ‰8n,�ÜöÙ~XÏ£#¥"ùÜ3ÞlÔwkwo‡m#ãß</text:p>
      <text:p text:style-name="P1">xÑ´ ¢æî$»”h£úh-OÚ²#jX™?ü×#ð™</text:p>
      <text:p text:style-name="P1">øT#5ªÙ#“ŽYG!Q¹€˜#~Ñ‹#.ñhñÍ¡#Ølt#ªXáD6´#íòÐTt®\¸Faï°¾ÕÖ-<text:tab/>#|�#ò’(ì#¤ü<text:line-break/>##›BtV\¿„õ›RƒGöÍÅo»â6£éPæÿYÞïíJv#M#¢/Ø®íÐ"+Ç¼—Ÿ*“¶ÉfÆdg¦Vú£Ø›Kö#ŒWÛÏdÈ#6ð£òC#y#0&lt;gÔŸÊ*H°E›eëRfþ]¦ªE<text:line-break/>h#$ƒô‚ž†P#=''##R#âŽ€þ­3å=Q•z´ i�èï{Ô@òÉ/—C�â!øœcðR3Ši0þx™Ëèb\<text:tab/>�ÍÝW•å"6#UôÓKŠïÉ#PÍ#·Ìóxûre‡e¥Ãã©ö#<text:line-break/>¦ÿ\¾Fñ€µTïã@|aAÏ’uñ~#cËˆtoÃv#ù3Ï#‰Ó)e<text:tab/>jAE¨a¾ƒZyw#¤þç,ÙG–×.­Š4O©#ŠK&gt;£ï\£�?—{<text:tab/>äâR0Ú¶ìªZ¬G ŸŽIrA“#É÷#)5ºŸ§E²¢=L¯‹€³°o¹+à#ó/Úè#Ð_Thú¹‘J\ÄS‡¹XË#V«</text:p>
      <text:p text:style-name="P1">Ì—ŠBN‹Fò•`4È�ÌÏ,�á©™÷!#;P¯of#»íÁ#é¹2�##/y#é’ê#sŠÜxNs¨7ãÂ8R=#E‡#{#D~˜A¥¿�yn+#¦º—ß$`¸ë'æn</text:p>
      <text:p text:style-name="P1">6?Tµ£‘Ô†F (;#»2ŒòrzPÆ+#Ÿ�8ùÓÿ#5&gt;ÞÖA#D47±*¨d¦a,8’U8,ÙŒ¡š#©õÕQ4•<text:line-break/>.F¾ñw6#@Wß;b%#I®çåœ€e&gt;¨aÂRÆÇ“rD#3“”Ø#wäxWîÚ)#fD\ �##&amp;A##¸c+#zîPw‚îa•<text:tab/>eH8#¡]=ãàº«þZ‹B®´~2Jš#¶)øÅ¨#%.+~¼##²*a0ëV0q{Vœ#Ü×°}#¶Þð#½¼�e0IŒ¸áK|KÏ�­í#ÀÇrœÀÈo=#°‘c!�ò*ê±µó#ro“</text:p>
      <text:p text:style-name="P1">&lt;¤·l&gt;$Ò»V#†ƒ|.<text:line-break/>.ft’¥æ#p_œ¦ÂVì¢�è0˜‡QãÎ°7Åe±´ª·áÌÛ„çkÅàkÈ½f¦—#+Ä’#¶âà?²‘Ž£ÀÒöLÎTÄh</text:p>
      <text:p text:style-name="P1">¼â£#éí9&amp;x‰±4#èØÑ&gt;�#§T)&lt;ÅÑüÄÚ‹ÙÒ##Ø¶rÃæ-#Tv”ÒL_Ç#£¹‘8ë¢NÃ\#7##ûP)'•ƒ•7SÊÆ�Þ#_HNÏŠpá–P##¦H##Ï#~kDà¾Œ÷§E�ì½</text:p>
      <text:p text:style-name="P1">½ÁÌBï´F‡­oop[¤#ó1#[öË9kÕfl±SkkmË¯‰“9ü‚pìK 6î_Â�Ì</text:p>
      <text:p text:style-name="P1">îÆ×é hÜ&lt;##O#EJï#šñÅ#0)Îâ‡ò##4ƒtŸ7–5Äñ(À©òßŒ­tÎÂbÊ#‚1¢øz»#9ŸÊWP#€#zþý‘*ØÐñ#þf¨ÿj‡x³Ž&gt;Æn#9#EÂÿ8L#ì¼×U¼®è#�¯´ÞÈ '#lŒ½X#–FQ 4Õhx‚ž¨rx½mu#:L‘#3#/0Ñý #3v^JË5&amp;®¬dê¸<text:line-break/>V#Ýíd¥|+ñÝ£ýÞ#K¨zà$fï½wÑþš˜dÞ#½Æ~ÕA¬Ýç#b#5®ÖÓ8BÒ®ENó#&amp;bD#ÎÖŸç¸œ)ÕC~2#!Ùpl¤ç2]j&lt;æ9²q#H5‚<text:line-break/>Ñpˆ´*#ÓÈµ×Yu#‰#Ñ›¶ãhb;#ÿ/d#Fó3´GtJŸàê;ý#g#$âM_µæÑ,ë^ëKg#Ø8×y#uC€#Ì&amp;ì/÷O¡hšf#ã3 ~+2Ý#½ŸRi¯ši±¼#oÖ·c#Š¦#©ÈÅgôsM¦=}#ûÝdðYT´H˜Õxe�ýÑË#íç3Î#¼¢1Ú# ¥#Ž¹™kØ/³†ø!#ªÞôdoÄk9T—˜*÷õ#R¡ÀBG�ÜÌ#öv Æ:§É&lt; ÓN]#¨V#$öÞ¢”!ûst³±-¤#dë¡´žFB$ãs:fOˆ%*@zFƒi’·÷}ª€™ìÝÚ%ª)9Ãh…wÝeŽ#F#ÖKÍ½ýÅ„ò#eœ#Y#ü®#7{±["ÁŸ©Û§Áî##¥–!šÊH‘Z/bzh± »#¿€��ÒÐB#m™ÄDiM#¤0†##\ç•ðW¼ØzAŠþùì‰¶Á¥=.9[|70¥ÿi¨¬˜<text:line-break/>úsÙ®„"êøò:‰Ð6�&gt;²9¦+.ÍÖ´½`D�GâË5¨qå�À÷Ð#›Õ#Ô;###<text:line-break/>2#Šé0öUƒ%~üÉ&lt;ÝIúïŠÛâÇaÕO!¼Â–4�dú×ù”‹âQ°î¶ƒRá^¯Ù‡¾ð÷®$hƒ#UX mA2#Ó®:#¥ œTôå^À¬x/á?(Z–»Ã#áuc)èÔŽyÅ]cÆ ³#½#àÏ¦¶çñ#<text:line-break/>›‘zR�¦éÌÃ##õÕÛ—úþ:¯uÑ‹òJþÞìx0[¹ÿn÷oBp’Üîõ‘#lN#þµÙh/¾þÜãØèÆ%¹£#é©±ªQ‚²ø*‹�¯[Ùÿ#ë###—õaR£[^#˜#’ž{0/#ï3#Ê—Úi#¦Ó­šë6Ýä{ïÙ„d–&gt;ÁÅ¢i`¿%Ô:[—ÄëÝ†/±†Þ3C¾#’ŒHÒžØÒ¤Üˆ�Û7´çgóSà#ÏÚc)Ì#OÁùÒ§SŠiq‘¢‡„ÈëÔµ#Bytej.Z#I#&amp;ï5zp²’#­€##./¬å±l/?##&gt;</text:p>
      <text:p text:style-name="P1">×ü¦#Ú…ýåAf’:ñ7r#ÿXiÿT;©_Û\ÛOÓ##œP#Ki§6`Š</text:p>
      <text:p text:style-name="P1">õÓÏX³£#©@]›«#°ÛUZ§uÙ#ÏŸ˜#º½0&lt;,#Z•�ã Þ½×¾™Í�”#Ä�y•f!#&lt;•5}LÈªk~iã#~áÜBÕÒ´bJÑë2#;Ì±¦_6#)’ÊÃÏìïŸFMm#.œÅ#Â¤#³–ºÕ#] Ô „¸»Ç¼âì‚˜ø#‡Ú¦ôÙ#ñŽöF „#èÎª^ê`èÑ#UŠ©|#Z;NC{¯÷º„#º~nóÏ#t×¸�Aí·#Wöú$Ò#ú´"âáòÕnu=#½Z"-užT</text:p>
      <text:p text:style-name="P1">O#MzäÝ#jUmà Ô¸¶¯)##]d·~Ô;z#|¤!##*ûb-Øb*#@`¶ºk,»–º…æ÷Yø ³i»Æ!�o‰‚E�Ù#OÇ¼cH¦#ÍŠ*û‘òmõï·3~ã‚RÂÛý™§Á÷Y*#µ¥G©pç#/îµÆÂÈº#��#ÿEè`÷¸35ö»Ý8Í²þ2</text:p>
      <text:p text:style-name="P1">«#ÉX#•Ä#}#§U|#ÃÛð#ÐF»#‹ëk€ñ´a+öé#mû&amp;\ÌÜöZ## 7wÒñ\" µ'€€ôn]îUÜ4\ÆP###êÒÙXy¼¨Õ!#ƒí°&gt;#nð”Ä¦#`ó‘¦H[<text:tab/>ÑÛ‚Ã#Y##²#</text:p>
      <text:p text:style-name="P1">2#?&lt;8Y§#9uáš(„#]µÎ#Ãoc0Á­|#¦#ßÇÂíâÇ¼=’5uÒ8€ê`‘÷&gt;+’"kŒ#¦®™‡O�O�#i˜ySE’&amp;##~#l/ó:Úónx#Ç}X§#A'Ôi#ÿIFgIpüþ�ðûŽ[t»Œqû#½#Â!ž‚¨_’Ñ</text:p>
      <text:p text:style-name="P1">êž'#ÖIì#Ï#ËÜÜÙ!Ð#÷Ö##¹j¸Ô_…H¿#qD£ á#û‚#Ü=#ÌÃÿ##@ü¿\¹%ŒNI##ù‰@€ÇñPÊUf¦ý˜óuÝk<text:line-break/>†r(ˆ—zÞÚÍÅ</text:p>
      <text:p text:style-name="P1">bŸ4Ï¾¬#õÚ#ü÷W†ûôµ´#5#‰WW­w½Zê6Þû¼#§#gK#s¯ô¯¹\€«J¡x­ß#¦{Y3cBTåœ©§h«ûÔ²úÿgA#�iðf#—#·;Z²ùÁZ i¸d“3Y9<text:tab/>9±+p\ u§�dÀ×Ü</text:p>
      <text:p text:style-name="P1">×¸€Þ”|îK¾Eg4]|iXÃ|ùj¤ìû”“¢ß�*¸q×]#Ô=±P]À=#Ÿm¯Ž‡ÖãÁdmgq§#ï~ÓýÁ!Åÿh}=¯1°Up@¹*##&lt;çêÉY&gt;®ü#?úú&gt;<text:tab/>&amp;#{A$Ò·w”DÙZ¶ì¿Dº|?T¯›”¬?bZ ÒåQw×:7[éc==Ð#¦[ˆ¸©öŒb#?#‡w#£“ÀS†×ë×=×\#—öp×êŠß[##ç‘,Ž×%nï°°zCÒè`7Œ£ß#zBM¶ÖRÞ¾"#XºVS¶f/##èš#öƒ+†!ÊÓã£„R#Âj�j#z�8›g</text:p>
      <text:p text:style-name="P1">M¨nTŽÀ#áƒCO…ýK7#•v~–#‡¡ðžÓÏªKVÀ“Kx¢†<text:tab/>hªF—™³\æT¢PÙ<text:line-break/>ðJ­1¢/Ì–#’~±3àp‹#ZƒF‡é°&gt;¬ÿsJ;ÏŒØ8‚/Cpv¼¨Å#�#ƒ²ƒ,JFfÆ«#aj#5ìöÙØï#ÑÜØžàO##l»¿ªC*-èþ#7JÆy#*#šßÇEMg##!;@%cžh#»ŽÌO�F#‚Ñ�—eÿ##:›�}g9v±.1…^°Ú¢¨##+cm˜ÌkîQÃSÞ—lFñÓ˜¿"_™i�0"§####{MÙ¿Š4qìB8û{#yëü�PE¤S<text:tab/>#ò##MÞÂŸ\r’#Ê"²n‚z$oþü’�ÛI/¼TÀLŽÍ �À7‚S§Û#D#Ó0Ò ýëóäõ#m#4í#ì‘Ÿ±÷#5¼¨è ÝE##_pzf,ùñ#¬V&gt;3#§ÐpÐéû jìaòÄi</text:p>
      <text:p text:style-name="P1">û®ÃXWrQ#Û€¾&gt;8x™É4#ï—•À„#Ò�_#ïï¨¢+}A]Æ'úTæŽÒ™p=†Ì­[#%z§#§&amp;!Ä¼’•vÃ#T©†D3~J0»#´ÆÇ‰Hºé#0#µ±"×;¥®'²Û#mD“g«(Ê#fs#¹e`Fmáº[½Æ4n#&lt;‘XO”R¨?b¦#êpjrˆï‹GB™-&amp;bU•Š‡§�o¼#·cÂÊ</text:p>
      <text:p text:style-name="P1">�8_#ýå´4¸#WÛÏ«�Ÿ»b/eó%¬C{!#³è@äÿ#Ñ)ª##¿V-#####BV7�<text:line-break/>ø#·Ï™P’\Fy)l›</text:p>
      <text:p text:style-name="P1">£ÐIU|#È™7·[öW#’#d–q)<text:tab/>÷µ#°)ÃÏYeÞZ­!ÛÔ#äž¯ü#Ý#aãíQ„#9…,œ¾##\®ôOqÃvâe„Ëmdúgo'îÉA</text:p>
      <text:p text:style-name="P1">À#†ÿ1¯#ÐC²#˜Ár`¶¸ëHH¥ÉKòý#¬›8r+&amp;ŸôruÖ´§^êí‚9ÇàŠ#@ãý%Ö¨5#Ê½Âe½ÙÃ™¹#�µ†&amp;ˆL™&gt;;ªr�nÒL^#ì ðP^C#)Ó?ú+feµ#</text:p>
      <text:p text:style-name="P1">Æ«›Gmõ(”ç;ð7VÏgïcÆ«ÜèÊMâÞ?¿ô&lt;ûþÿJ¦YÉ¯#¹±÷¬*H%ëY2…;NÚQŒÊ#»fpz·õ:³…?{q#Ê\?(h¥#ð##z#Ù#rw{</text:p>
      <text:p text:style-name="P1">€_�+ªÀÝ&lt;€/å�±òIvœñ.9&gt;ýŠÿu°v�Oµä3Æµÿsò|n#3Ú¶í#reÜ¦¥|¬û`Jpe$&lt;®#ó#ä÷¬œFï“âžElŒ„°ô#:(*Óú#°Ø#$##±„(f#0ïÏëì¦¹‘Qt•Ôªatòtžnþi×!&gt;Q¼ƒ:˜;9O.bZ•3&lt;º9^(ìÞñˆ0ð#ÆÊƒíjü%YD#¬˜FLi^wð)U##„V²‡#A§ê·(¶æºN{çñ}E 6,*#‚1dÎy¨]Ú%¿Ôx9`85#sË#�°</text:p>
      <text:p text:style-name="P1">¡ó#O2�´isPBÎLÃÚÝLù#¸ãBžÃ§þ%ã($ÛhÃ=R9&amp;€çÊ÷…¿°’¿Ê#œlËªŒÀH|‚®k±2óÇ#Ó2ÛbƒÕþêFej5ËÅeÏíþÐúd½9#:É4m™D/öxh k#<text:tab/>h¯.€áX#/+·ß#U Ñáâ’€#÷§^òÖ›°õÉµ#KíyŽ¢^ú§“õÕÕæ½”AÎ##ciòžgjÜé$ùãôä,+�ÑRnÃf#*Ÿ“í##*ï0‚¯q#½åg¿Ë'ó'CŽ+q)¶R%¤[©zb#H×î¦•#ç�#¢ùÆz,žü®‰àÿ5}•º®¨]IOKÇcµ¢}A›°Ls‘Ž…<text:tab/>Œ~Ú¦##X’#*ƒ^ÝŒ\IŒß-#‰÷Ùšè¶‡XC_�‡T)+BÍ’²¥ê#“ñªÙµ1Ý#­l&lt;¥‡˜œÚ+#Wú×Ö?Á’õh,™#‚#É[#·ÿ#ü–ï#�äÔ#ï¨àã&gt;£ìQ##•&lt;Fí#›ÿ‚Ar[ž6’¨#9#È#!BùE#ôyü#$º�Weï|àñ¡¤ÓfÚÅ-[çG(Ëð]Ñ÷#ÁÕ#ty­{#Gv�î…#bÒ#T•?î#¦ì</text:p>
      <text:p text:style-name="P1">jâhr#êÒ#V²„Cç#®²a<text:line-break/>#:pÏt##V<text:line-break/> áXS¶†¤í#q#SÅìËãjÁ7‡¤�ËþZj#¾Àü#™^Ÿä?ÿI"½o·±#M&amp;ì…¥½¨›&gt;—#îô�Pü`##N“##f–GÄJügr;²N4¥/9ÑMÁo+I?g*Ë±n6I&lt;‰Þ#ÕÚ¶©ÇéF#äV¾Œÿ#´â</text:p>
      <text:p text:style-name="P1">ŸatŠ;‚­#U¹Jš,Ïìú�ñ# #9<text:tab/>##àçÿ</text:p>
      <text:p text:style-name="P1">g#AnCæž\-½–áÜÑ‘·DÒ¦zXº¡™”ö“û#®èÁ#'#À4¤¸Úrþ/ß^Ê}ÞT”à4kˆoÜå&amp;SŠžå'i¿(À#$A%áüçô#ÐI°#7X T×ä¯k##ô]<text:line-break/>F)÷ÐÕŸkK,UŠÓ#Ä+žó7/Ü°Ñ¦´#—7æ2´P#Ró~‰2<text:line-break/>Œ#£#^{</text:p>
      <text:p text:style-name="P1">2í÷g[Æxõ=—÷#Q��¯èo#è¨Zðÿ~#ÊÙ\…Êž#��Ê‰I5vù#)š&lt;º</text:p>
      <text:p text:style-name="P1">?#{�`à§8#Ý#�5ÿ##_êIË#õ\°Ý»’«ø#®</text:p>
      <text:p text:style-name="P1">Ÿ8¢R#‘Þ¾ªºð£Ý•›+4Iðð.™RÞPEÉ¿#h°õ#O*®2Ù¢ðÕ£ýÉ¬ep^9#�]ìžm�bäS¢àzz+t¹b#–ú#T„±Ä‘ä®5#h¢*##×WÛ�Ê˜–l(0¼#P#‡Î…Zæ#+$]Ù</text:p>
      <text:p text:style-name="P1">­&amp;_|%#z0æ4³</text:p>
      <text:p text:style-name="P1">Ë²H¸7‡0@Ö#`ùÚ£«J/Þ�#“#ÿm&lt;bO9Ì#b#9ù\p¦¾&gt;«é –_Q#À&gt;Ÿç)‚~©#=Yøá¬®~ÛáÒ¸ø:<text:line-break/>=°Ö#«8N`CãÇ�µs3«###´‹#ój#(#÷ÔòvŽ±äU#c}¡Ž%\žô#Ë##E8¥&gt;iÆ¢Ãi^#‹Ýƒ+¡yF‹j#�q„(Œ#4Æ_ù¢®ŠìùC�ü#÷v³éµ•{&amp;�½#gT)a&lt;kÚfš¦š0Í:Š³#@â ôcÄj¾&amp;òD</text:p>
      <text:p text:style-name="P1">3õÈ+›-Uv™»&gt;é#3¹j##�ÿ&gt;«</text:p>
      <text:p text:style-name="P1">F#(–Õ?Ö ð##ü§^k­ç°TÝ=téy9˜1�•T®‚Ëè†1h-Dô.…Na#¶V·1­säôâ#ú#´}Å—Z¦#FËý=J#ò#¨·X#ãía¹eD#èa�ùE#€–d0+#ÿ<text:tab/>=#Œëç#FJ¼!3rD¾&lt;:OûÙ!"#Ÿ«³®<text:tab/>#”£éc½Á»LGF!#Õ�îîÉÇŠ¼4¿“£À#íâ#`É"AÅ¤xÊ#1!òj©y+Ç íÐÉC«Ä,rK#oU0#g‘0ñ�Cã5<text:line-break/>�xk˜#êÛ†ZëÔen¥úÂ#"sçü äÎ�^9R„:²ªöÆàt$ÉÒçŸ›Ð4†‰ #«ÀíT¡Mxv�ò#Mü¯#ýq¤¬é�ÀäôwA^ëû1­Uãl#à¬gÁ“i�[ÀÙEkÅÿJƒ2LQÞ?</text:p>
      <text:p text:style-name="P1">l#H·Ñ²]K ˜fb Þ##ZVú#^+ËP�Í^##Áw###Æj…õ•##JTÂeÝ8Ô˜ù5WúBëÏ#~##¾#K1###Ðm§ÔÇà­@##Y‹‡¦¦÷.ELj£#õcCí##™µ…–<text:line-break/>ûÓ:#¦˜‰»Èº#Å¦+#&amp;¡#=×;qc;ÉìÙ›�©@j/NöM•wêó#©Š+#Š&gt;®0#04ÏÐFäÝHc“#n6F÷¯¿W#s³Ð`yT*ÊlJj”jª‹×~«išR=œêHçýš³</text:p>
      <text:p text:style-name="P1">Ù#��Ìø3V0ä#Õä#ïD&gt;ž‘~ð</text:p>
      <text:p text:style-name="P1">Šr¶P?ï<text:tab/>1µ#íy##îeœ˜</text:p>
      <text:p text:style-name="P1"/>
      <text:p text:style-name="P1">09°…}F9Ý#Ì\5¼§ˆi�ƒDnO€,ÀGŠ</text:p>
      <text:p text:style-name="P1">L�¹´�kócq¦#—/#</text:p>
      <text:p text:style-name="P1">ðã3#�v!¯“Ø#Þ‡#4#ô)ö#„@i‡#qS.“#s|Ñ”äZGE†;&gt;ÀÈ#Bú]ºd:HÌ±í©èºjaè©#lö##l­±£ÉªóÙç�0µ°Ì##�*#&gt;M¡Ýk\ín4çê©OD~#ç—ÄìÞµœ�ª}yT´Ò#œ%‡e$°L³ˆª=##$#¨è1ºL4¢Ó#•#5Ø#žKOw~¸Óë&lt;¹Â þW LÊ#D½,˜F<text:line-break/>˜ˆa¯Ý†‘±|#…ˆ-»y#z#»„õÕ¤þG@pGƒ_ï’7À]ó[¹#8~)Ä™Ò¡~æ½H±N«x­<text:line-break/>ï¤›ø­$y„“v«¼ûäî;üæ®è‡û#uÞ\³&lt;%k83#è#Ø1g#F†GeÓÿmé8-Ú¹la<text:tab/>Ì#~¶Ô.®I#ë�0–ùæJ�¹‘šêˆ�ñúNå¯žu¯#°yÏ#Òp#_6#K²gn°º©€Š#ÓnàÏbpêI\¦ç1Ç#w´Ö]ý#s°š</text:p>
      <text:p text:style-name="P1">«&gt;�§¢|#ƒt�v)1ëãÉ#GÇMö�L³”V”×#²®#ONÒõ<text:line-break/>x˜§”U6äÃÁZ#ŸgðF-#õ6q\Ìd_E0™ÁxãsmÀ’A��ý°#NgïÙŸ#s­Ô*•(ø#¨ÿCZ—#-3Æpå<text:line-break/>êÕbhÐ[#y}ÑÙ”›2åÅ*hq‘ÙÂ9¥�ºiúuÆç#çXžè#´I6ÅÃA¿#f#‰ƒúà£<text:tab/>‹#;-#ã)­àëäÙ#»&amp;# 6a#</text:p>
      <text:p text:style-name="P1">#‘#]ëÎáoõJUðñcñ³½š’R~#À#™wB¥,ê<text:tab/>ÙêƒA¶kk•\#Íè•#É�/#EQã¾ÐJ, cú¨"{íO^b#Ûø#»<text:line-break/>aër!~7yÙ5FÐoézYh©5Hý¦<text:line-break/>#C®jdyv#‘‹¯ÊCßMG.ÃB#¤³vJ-_f¸Ð#Þ(l=ÇˆõMÐ¶#HË,xÁ4xØUýh##-Âœñ#Ç°LÿDéÂ#nÌ£Ç·o]®m#²ŒPñÏ¡xBL7ÏSÇø#ý#ïY#9äÁÃ`²ø¬TM6Ì]H—·@M¬¨lå#þ4t/…àD1œ˜‰#JÍX##´–,›ð2·#_åñvVµÝò¶UÔ‰å.ò*ÜÜv�#=*×À#’IŒÛfv 3#.#XI­‰¸#r¬#äd ÿ|�€ò=rhâÁy€ÁXFZRs„#¨c¬</text:p>
      <text:p text:style-name="P1">�ù#…K—ºKå«i›@rµç\@{!Z„<text:line-break/>Ôð…Âœ\þÔCm~É¸˜TÅQ{ñþïŠê#åiÆáÖF½ƒ³E”<text:tab/>Á7õ#ŒZ…<text:tab/>,—‚†Â~£##êã«J„}el]î\ïHþ\;#3î#Ÿ²|Ü‰ür'=eZàŒ&amp;Y;÷Kc¡øÇ&amp;dæQhgA'ðÃ…<text:line-break/>™L*&gt;†[#†[ïE$Ó,Ì¸í#ß:3#ó#ãÖß¬á#-¢wÌ3íÙ ïœª³œÁ$Û„ó<text:line-break/>#ûP</text:p>
      <text:p text:style-name="P1">D‹HÞ‚,ˆÆ¹7ië)LW vs”ç—ëãÏ$ÿ€#­##‡�ÿ1#¿#z¾M°#ä4#M²p ïÇ0žÕŽ\Íß¡0Î¨°+äš;´A)p¯å°‹RI=HD R(bÅ¢zÙ�™™Kµ»#Ò¿Ä##ì{¬0y–ƒAÆOÇÐ"9*ðÿQ©Éœ<text:tab/>#(¨<text:line-break/>,lI#œ–Š*#T�¶ÓzÑr©:L×ùúƒ!;'# ?NLþ&lt;õµ²!#-ƒ¤Ü¾×Ê�ÍK¹ns}8žø–Ÿæ·Ì#Ç#ñ^¶â&gt;.õáš™Ðs##æÈç6ó¾i¬á#·§ˆÈ#š#F×GðtÍ~##Wµø¨­l{WEµ#’äÓ##:Þš#! q¾ì!#m\*‘´hÿV}½þÍËp##û‡#¦Ž|$ES­*GÉY)R‰©Ù0/dÙõK3Óù#þ|¤</text:p>
      <text:p text:style-name="P1">h‚#<text:line-break/>#¤AÊQ[Šµ¡<text:line-break/>ã3#VP4</text:p>
      <text:p text:style-name="P1">�,Šôy—ØÐ è¤6MiÎ\Qz˜Ô‘u3¥OÀ#¨#Fs}Ãt#ÅŸ*ï#<text:tab/>ÍÒÏà#²/ì@ŠØµð&lt;uB<text:tab/>é/ªWüLÊ‚Ö?ç¥&lt;‰�ÂÜÓÝ&amp;#Œµ<text:tab/>n#Š�ª£(#„ÐÀ™#JÆ6¥#Ó•…Qø‘Äz?:Í#ú!ÖHÌQ„{#&amp;JYjÃÔló³äüß·É!-!P#\­é-O#g¬#TàÊÂ]èR§°ƒ"é##À4áÆ‡«;s÷#Êcã¡‡¾¯E#Å�¶ªG–§##éF#-Òn</text:p>
      <text:p text:style-name="P1">M‚Çf=!7çh(k</text:p>
      <text:p text:style-name="P1">c#2†à…ôœ¦5å#Ö#8„žÁË÷•�ÿÿ[‰$P¯µñå—s‚#Í#ÛkÅ#Ç#¥u‡e#ËÇå##Æk¸cÀ‘=�1øv#îä‚qŠ”v</text:p>
      <text:p text:style-name="P1">¢¯ÊÙnûÛGCHmÕ&amp;sƒ­]ÚßRº?9#ø¼¤{ÄÞ¨Ú�mó#&gt;##ô°oYd©ž##jµy 0(üv×.¢%oZê¬¤&gt;Þ©#&amp;¬À3</text:p>
      <text:p text:style-name="P1">O€v‡BGáy#ÁX#£Ù»Á¤mü/™d´Ã9<text:tab/>&lt;ŒY3û°�Ìê:#§²Q6ŽFŸäºšýœò$˜äàù##—=_Ówdó}-²</text:p>
      <text:p text:style-name="P1">‹¤ÿèðYˆIp#¯#ïãêA÷êàeìÓ­™ŸB¶œ*·Ñ1#ü&lt;ÈW'Œºô#‘#È~‚ü‡Åc™ÇV##NP¸è#Ä-¤#Ý#ÀD#Ç#eðnHçµ7«ò�ìÊèW„#”<text:tab/>qü�µó¨¤G¢#þî#“J²žKjP¿ô0&gt;#þ»5#Îyn7¶£|cEåÆ¦‚#âŽÿm#cÁÙFaŸ{í ‡bˆzL’#D§¦2{#Ê##Îþ‚Ùî¼iTÀÅÜF/@HÌõtàÿ#~#G¶½#¤D,ôD/Ì'ÔAÌ=VïÂAÎ÷�Š<text:tab/>pQfˆ¶ç9�9á&amp;l'T#aÑóË­Tÿ\†,²ga#ÕQmÔ</text:p>
      <text:p text:style-name="P1">V¸÷Ü&amp;�Â#Wõ×ò#xˆV Ÿ— XF_#Ñ#K!›¾&lt;/™Å#?Z#íÜJ¢I‰#;É«ï[Ô6?Ý&amp;ý­#6žzýlåÓv"#—²#ëß2F…ëÄ—N”TY³“*ŒBõÝÒºô÷ìàd¯6‹}#¥DC–"Î#êPic¸ë«EÄ�«Ôæ¿ø5Çáç/®œÖ#{pÛ’k¢#`9ÿ#"^ýŒ#†_¨X\,öi6‹|ÊPë±#*#“#9Q#IÞ'#Þo¤¥yöÁ¾WÉF»#�£(Ì„q¼Šût…hŠ#)¤»Õb,#©¿¬ŽÜä€9F8¬..øÝôWî{ypUw"öý|¶XüsÆÿwÚ´#&amp;Þ}›G˜gö\j&gt;Îå#ôj¥üý[#[Öùøis#Ó«ì###</text:p>
      <text:p text:style-name="P1">'èØÌ^ãéáÄGAñ$é##±®Á<text:line-break/>Bcr#¥™Š»#ä###°¡</text:p>
      <text:p text:style-name="P1">#-…˜‰Ò½õ7{KA©#ç#'!)9+Æ#vjÓþ}oh^´ÝsŒ˜¢V†#¯#õ#n</text:p>
      <text:p text:style-name="P1">WBç</text:p>
      <text:p text:style-name="P1">y${þ²ÎKïWýÐ÷æ„Ò6ãª<text:tab/>8&amp;#9úkêÆÞ#jrÛ@#©5e²¿¡ªÇ#{Þ#“ù’JMrÜÊ¢C_ÉH#ªÃèd¨*#•ž #²8V"KÃ¾9½Ã;Av°JG’BMJ{°;#�n8</text:p>
      <text:p text:style-name="P1">"ƒ</text:p>
      <text:p text:style-name="P1">A‹'kw#\3!‡F’\$ïøž(I•ñæ§áw‡!Ö¥;#·¤bµEÉÝÒÅ¬�QÐîg®…™bÙ#û‘˜Á§#DfMá=Ê#x#F¯9.üàöÌáˆtøH#²I64hß#+�fSs0,¬3ª�è™#ÝÓû© #Â#”‡ƒ°ˆëœ##ÛÂ#Å#køýgžÆ+ šÏÀ|F¾„÷š•÷âçÔW‚OC‚ô« #H&lt;É–¾"ì&lt;¶DVV\#*«ßR¼�¯£StqE&amp;#O##iëu]#•è#Ìs0�ˆ#V|¶ë!$°ªbx#A—NG1#˜¦æ�#a?^wæº##^yWl]ÞÌ“!âÐËŸ·<text:line-break/>&lt;#´®«A¢4Œ‘&amp;­«?×t…®_&gt;\È^&amp;V�:ï|#ß&gt;…tÄÔ#A&amp;˜#vPÇÝ¿RNP®‘¶¾›¿–€Ï°ûzÂwßí##˜,3�Ãhª¾ðøÜÖÇ`±\=É#r”Á2iYO£#RÆYoô¶:Ù?m²##Ù‡Œ/9&amp;M%’ük1ªA#îy#`MÒ‰#�Ø´·#oPó#X#hÝôÔìÛâ®•ÙÊ¼<text:tab/>óÒ’‘</text:p>
      <text:p text:style-name="P1">qk{&lt;ä9ª¹v`-LEQ8uj¯í¤B|=%ðŽMKûŒWgŽï=ÒáØp3•óÉ¿õŒ?!CVÖ$ó÷&lt;öðiºòp�¼æ2©2Ùð¦›#Z»#��µ#ÁIÒ P¤ÐÉN[EZ³ñq1#s£Â#i‡M}k.øÊˆ˜ŒìîèÙi%Œ~GFh¿| Ã^;”Ñ*##ò½N#ÔW`R°#°ÂôúÌ²Ñ$�RK2)#â##Lò„êÂ½2&gt;5#}</text:p>
      <text:p text:style-name="P1">Þçd­yß'#˜ÑpBœÕ�—/¯8¢”# /¹'ÐÃ$¢öÅ³$úDm�sx\©á™†#UÞ?<text:line-break/>žš_|b™S®‘›:¥sÔŽJiMx#(HÅE^#P»søJìSÇöý¹</text:p>
      <text:p text:style-name="P1">#�u#</text:p>
      <text:p text:style-name="P1">(»h¤Û\�V#MdÚ!#w[Šîµ&lt;^è™#±ÝÝ<text:line-break/>¥ì#_#W76û¢7„Æ¹{ê;ŽnR#Ï‰îi�cuÃ#Ešx€x#Iï¦Ý#@¼€f#Wzé§±ÖÜ&lt;0Ê�ïxçê&gt;Ñ7@:Ó�##%[´ŽrS¦¸ˆ#|“#(#v­^&gt;ÏÅÁ¤F�W~_§Tßçá©Cð� Ö[ìÿ#{6ÿi&amp;‰±ÞBâšþ#�#€`ùÌÛñ#–Äð6=˜’Þ##U#R¬1�ŒVÙ1Õ/–cOêÍyaýéô</text:p>
      <text:p text:style-name="P1">´yF¶Pc\Ê^swþèïÂà¯��cz#^h/##R=Ž£ëìd2••×¾~òD¿Ì</text:p>
      <text:p text:style-name="P1">Ÿ#|Y³›#oTèCþí#ƒUÊÖsƒ#&amp;J?g(ôá«â!Ç<text:tab/>= ?˜�VLÉA}¨“x™×ûRæÞD’Z&gt;#d#xaRlþšÐ:¸ë=#2½ªEuù*Ã0#”w*ö{}³#vÈjÈ#„)ÅÍÊOÖ‚9Ï}¸t#©#</text:p>
      <text:p text:style-name="P1">’‘ãn¹°öN…†#tÆÉñù½ˆ³#=J[óVd�›‰x#‹#„ÕÕï<text:line-break/>J¦M¢%:€Q›‰©‡c-Ë\´gHB…øû#XIÖ@ÌÏË¬ñ­5Ö�x#Å#úê#˜Šµ7aˆ<text:tab/>ŒWfóŽÝýËK©LXþ#)ü'L#"Ð<text:tab/>X+ø‘˜„¢¯#T@?zÒ2•üÆÅ$#×SŸ*­×Ù‘aîãÑ##ØE¶#¨ûñPWr÷Qå¥\äËxnÓAk#Ý#Mör@7ùÓ#„ WÇçÓº°¾d#Ó#º#1Õg=KÀa"¹ÈŒ&lt;ÖfüHk–mÉ1™?c#^3’B</text:p>
      <text:p text:style-name="P1">Ì#·WqB\i¥Eë!«<text:tab/>#ÿ(zÑ…�ý#e”ÆÏQ#y²:1.‹Õßb¶9ÖÑ’r*æ”#“µ&gt;â%#Y!Å³+ï“q Q$E\u½»#cEñ#jÓÝù9–##Ôæ#ý»ÒæÀÝ®j9#rFú¯Æ#6YD—Âç­BÐ¬°é»Lê~‡—T#“OQ–¶*3Ð„jš“„MÃ#èôÑL-DC#YÓ$#ÿ#^nS¬¿T›¿²/•\LÑ#ef¸p¨—CöR`###Ê¬á‘h#vT&lt;“p‚D¥yC«Z-#z#©e‰‡##[À€¢‘‰tþ]00°W#èÎX�½§ …¸ IÝžÊÁ^#Lß/#{¹¸°÷ß##½n#&amp;###+¨#ê<text:line-break/>·¸y‡‹T‚g&gt;Ù±4ö&lt;»wIÖ#VMU pîGiUB—„Ù«YFþ#yMP#=±O­×À#×8Áóm&amp;zØÑ##5æß“ 8ÜË<text:tab/>##µÈÓ›a$Páåòoò{¾²Õq!;°,æ&amp;òxøÉ73¼é8…gk÷j`á®:øcx#A“¾»÷0« 3&amp;jhìÜ@-#¾/<text:tab/>Ð+Éª•K&lt;»Æà#&lt;2#ã#’›T¦c;#iÏÃLäNÐ‡w#Á}#Î�º/žm;iê|*´ek°82Ð‰#ïÐa*'Ïd[ÆËE#0#Ë-j•#H#ôQ†šI´þ€jBíµf¤#cU# ‘(#¤#ü#Zâ&lt;qˆ‰#ò|#ŠÄîãïIJ]ZµáË�z#HJ–�Dl&gt;Ï¾“#I*t«´ÄáRŒÍòçš</text:p>
      <text:p text:style-name="P1">S<text:line-break/>öÉ¤Bßª"<text:line-break/>pPUiêA©B•]xÇJñíH7uð{î$#¶•ÀYî€tâ#ƒ�æ#Ò³Ê!¥±óð·ä-</text:p>
      <text:p text:style-name="P1">séD~hÂ¼/®ŠþY€#q`#"½AHz_ÕZhÃON²ì‡ÑäÎuñ„##€ºz<text:tab/>#3‰³y‘Ï°#¿&amp;#©Å·Ï0ƒ »&amp;‘Î| ‘\ÿ#]#/4u²&gt;ð²Â‘#g-</text:p>
      <text:p text:style-name="P1">});ÉçÀæ—–ÖZ‰ŽÐã±ñ“÷"ÁÁíZôÛ˜¯(…å¦Ød÷îW #´ ãQÏ8#ÏSq ##bW€=ƒ#šÙÐ</text:p>
      <text:p text:style-name="P1">ùH#PØz#õ-&gt;Wî¹&amp;!&amp;ûÝ¡#8¿âh#vöÚý{ë°fÓ¥#æ€©x¡#‰ýì)U#â†õºÌ<text:line-break/>##@0SñûÖÀ½HnñáiA#KL#à[^‡Å¹«¶\lép\ª™åÝ*p</text:p>
      <text:p text:style-name="P1">|#*n#D´`²Æ)#Äç»Ì¥ ´PwâmÐwÑ­#Ÿh¨ýo1ç£·À#Ì¢8LM¡¦&gt;µÇƒ­#ûyµ¹ý¨—®®Õ#²èûÉíÜÝb#ö#ª<text:line-break/>ÅHÖ [†içTaØ#;£Ö¶[â¬ÿ2òŸ5#=À)##{=÷#j#…:<text:tab/>'#Þ##/|†#ˆœ#IÙÎ3Kf#ö„wÀß÷†¤#Î#â›#z€˜4wE###‘/#,L÷«Û­€œíþ* HãÚv#åñîF/¢$»Ð°Ü°\(ÐK#°cÔ½¬»¸™:�A5<text:line-break/>œ&amp;Õ#°#ì&gt;5ÒÍ,~&amp;</text:p>
      <text:p text:style-name="P1">q�#</text:p>
      <text:p text:style-name="P1">#[ã£æQ"|µÒ<text:tab/>-�.¶#�b3£Pêt�#F##+®¸ÁúšhË#ûÎþ#åÍ‹[¨CpBÝ²ÓâVëÚR*�rQ&gt;×�Ùb�Ë†Ú##<text:line-break/>¯##C;Ù¤â#9‘®X“]%þâ+i¯##I#`ß•]|#Ì_�fÛ´¼ŠÉ¬´ÛDµš‰�¼ŸY;1Œ«ÑÍ#n#Z#†×#</text:p>
      <text:p text:style-name="P1">i¤ÙÇŒëêlÐŸ×îË_&gt;<text:line-break/>¤£C›y:S©þ÷–d#åÒØldh#Ð#“ á´@h�s#Xò#ÛÿdVíîÎÃ½¾R½Uyöš`78#_—%!äno#X#Q#‡çIá•#ã#¬sðP#å€Oö&lt;ßSÀk’5bÖÞ#U´uë©}{«¾</text:p>
      <text:p text:style-name="P1">c4#$ogó&lt;:‡G0gñ…ŸMåê<text:line-break/>sdƒ¡êi/è"©®±„Ô#xJwžýW�ß³Ÿ¢SB·ýw#¬'MS^¸#h¸)ô#f#ù·}#Ml#†z.#~nÌ#Ó�†[�§+¨‡É&lt;é-ë##Øô</text:p>
      <text:p text:style-name="P1">#½ø©#˜¹#I#Ë�Ú )±aô&gt;íÄ/GÖ´ú,–dð®&lt;ú/#|,2áÑ‘UÎG) #¬ì#�ë=</text:p>
      <text:p text:style-name="P1"> £“{Oß½=j²<text:tab/>¯¹+YLíg#3Gôlº�|8é#5O#3&gt;äNÉ}ÀÑÑû½‰<text:tab/>œéê+$K8Ê§räÄÑÞì##ÆÀ#žC]ÿ##HMU·µ;ñyQû#Pç#éû#(’–Òæ(\�¤i’¶3¡V…#µ#[˜®ã»Ø##Ùÿ6jµ]‚lî�.H#ÙŠDÖÂƒáÝ–#ñ#L•##�)#‹Óè#þö¦#ÉvÔuµàw’mÃ¶Ô¼uöƒ¾,8#âïÊ­n�bÇ¡áQX)<text:line-break/>B3QÌ*æb÷Ðp '#QƒôÎ²í�F¨aÇN°Ñ##Äü®£_d¿7G#ÓÂü#‹à5#°¦÷}DISeI#ÁÐNV#v®`#®ì¶çrs®�±a\�¾Ò™#„#_#®õ5<text:line-break/>U·Þ&amp;%@ÜÃf<text:line-break/>#T­F[ß¥°/Ô,JÁ#³;ƒDà{v<text:tab/>w+Ap„c1m“â#ËÔ„æ%Àís@¥ôË8l 3@Žª?)�'ßŸ¬r`$¸Ãž#ò‡h©)¾Åë&amp;#1T!}ø°(#þÃLpÕ#2]#Ì£rrÜŠ#|eë#"y¬c×éˆkÌ²?X]m¯}#Ä#X#q³ÁÒ#7½ª#‘•EÑSNÅ^q¡`V#wÌ ‚±‹?##bSýÛëXâ#;™#ˆ&gt;#üêýkd#M#óK“áØÌÖ#’ûÄÀ©P#j¸¯#Úyö;Ó¥o‡zòÃ­}8~œ¸¬N|‚Ôd#l‡"¾ws•¦Ká´R#�’H˜è4qBì�«šlk</text:p>
      <text:p text:style-name="P1">7##ðà™lŽ+€dm#Ü#Ë$Öã8=l�Ä¯O;#Úý—�CÖX¼#</text:p>
      <text:p text:style-name="P1">Ù’÷d2#Ÿ«í¡žøHø{<text:tab/>éï�öN#ëŽ#›6ãÕ—k#¤Öµ<text:tab/>¥r0hƒËn±¬^ö8Í·f(}ER@þp#è�í%æEZ×f VÅ¥ðc­˜µ*�K%Ýo™�¶‚žVA�¾t¡Ž#V#æ&gt;</text:p>
      <text:p text:style-name="P1">pù<text:tab/>zµ#¢¦9’#XV#"@ÛïÞ–#3#Ä˜lo2Î#L#ø!Îí/^ÂÈ8Ô^g_qì4õkcyÕRK™Cp¦ì®É:ÎvT¦$,¶##ì&lt;Üà#®a´#g8][#c#æ¢þe£YŒn!2C4TOsY¦9ñ</text:p>
      <text:p text:style-name="P1">#RN&amp;×À¯0&amp;</text:p>
      <text:p text:style-name="P1">jv©‡¤B€oÓŸÂ¡™Ïd#¯ˆ˜žŒ/#nÅp�`#¿„"‡V÷°#áöÁÈ"åº##ç###Aìtm<text:tab/>Ä#wCå#ÉF£DQ&amp;Ýq#¾âƒ“=#6Ÿa#…ß©ìÛo¯“3¶JJ#U$–#Ã²·“Y]Có‹¶ˆ¥‰Í°h¬ä#í##oª¶§L'b&lt;R6V®³±Ýü Zà9#Â.©™*F-#"}Ðy‘á�Ý_Y`»7R�Î#·%Ça÷ÐdŸ0°h—p²<text:line-break/>ýç#ƒ#¥ôÄM|žgó#‹?G</text:p>
      <text:p text:style-name="P1">S#Æ¶þ##GJiß!7#®xX¬ y¢8Úæ[|[Ž&amp;‚ñž˜«##Õ…ñ^6Î¬9¿«á4uái¥Âê_ÎjãÖ"B@‚¤ºögdZþ{ªÝ»F~#ØH#}ÿ\;###¬T¸#µì†}KyŠ‰å½##Â#Ø´RnD‘ÿ!Y¼|ƒ\<text:tab/>úvšjG{àW­ù1–ç#1#ÔÓé®u#QqJ\æB�ô/óúm�å#SùË4Ë~V–%–¨P&lt;ó ‚ÐÑø²òüõƒf_À„†9ó#£¥¦7ød#!—ÎÐ#KMÏ‘sÐ#5†{U'|#û#Á�ý?:nC"•Whú@:Ú#÷Ç�#_f$#Â#²a#.P#FÃªó]Ö}­Ìs¨ •</text:p>
      <text:p text:style-name="P1">§VêÚ7#3“›#ÖêNÅ”&lt;tf&gt;Î#âdGÙJlJŸBÚ×›hû&lt;õŸ#«¦¨ßÒ#­òÞ£;#éàFx�ð°ÐÅ9.#·v#ÆÆ#™eþhÖ‚!#æ·*FI�9H#é*œðí¡</text:p>
      <text:p text:style-name="P1">SÔW†&gt;ÂgJÏE²TL¸»&lt;Õ¸ÝÎ{YÔ¢E²#3È</text:p>
      <text:p text:style-name="P1">Ö#Ýäg#ñÉ¡}�‡4‰âäe˜›##cá#ˆ_ho‘•Ã¹ø"p+™xôk¢réãÛ07ê<text:tab/>…˜�#su#Üßl<text:tab/>{¥z¶XÄkSË·ˆ#¢žõXk</text:p>
      <text:p text:style-name="P1">»e–Vì”<text:line-break/>¿‡-’áìUnD#¼Œ&gt;÷…xfa##We:#TŠJ#ô¢,t###ó…ÇšH—‹´œ4cp#ßv ÛOz#ÒÑøG#Ð@þYU#ò#€i#øOï?</text:p>
      <text:p text:style-name="P1">U*b|#º;#›YT‘#ó}ÕwDÿ2:lõ’ˆ/¯ì1õS8â&amp;¦4lÂ:8o#tŸ"{ƒ¿%ék¸¥Ž#»¶…�#“#¤1…ûf#(qÈîŒ„#¨I|cÙZ™E##}s­g¬¨r#ÛðÎrˆ²#Ëü#€#7êd¸� ÊlMNÁ0#¢ùI½¤ä±6-½†ÿ##�z##·1ˆ#�·˜ebkØ•‹:¾Úð9êÝ|»g-IÑ¡V#s«Fø„;fÈ7õà�Kwfohú ‘“)©#î¬®†}×wŒ®º�¨##(v”ˆŽ&amp;•„–Äb5Ô‹W³~T%}#Õú#�á€2cÊ[&amp;X‡#r“fC#V&lt;hù¾ò#îëÜPëtØÇö½Ñ�ï90I—#°}S#<text:line-break/>Þ¥,k8z�M¯çÀÜAM’sv#Ð�È‚ö#ç�‡íìÎè²�ÔIµ‰lÞS©M{ÍW!ú#7f£2l!Œª#r#¶###6;ÆÕ´¢W#1û2�c)#…Øw6õíýD#ãS&lt;N{´&gt;*MUºÆgCówGSÃmJíÅ?Çá˜©ìeG$#äýbQ<text:tab/>€Ä#x#=H@%ð#õ!zqÇ]ày°Å[*Ò¶,^Ø�´ô‡2v›ìÊ?S…!ŽŽ§wý()t6\#’“Çœ[Š«'¨$ñ†#å#åD€j»n¬f±Ê•L+Î+o„ûˆ#¾ËéÐ—¡â^Kqº#ÂÕ2éfÛXwûa‰T#Kèˆ•YMv¦“õé´ä‡|üw;ÑÊ’B?##*+¼ �ÈËµOX¿2#ÞK«éí´#þÌ8‚#uM‰ÓIƒzà#’yì¹&lt;(#ÄÛ¯žÏ›Þ&gt;ÚÕ<text:tab/>#V“qìiú)Äi#Tl?ü##ÃÜñÌ</text:p>
      <text:p text:style-name="P1">,#øÁLÐ#z(å¶ŸîŸcZÌ½#q¡Kæ2&gt;²ªž#‹#·{/fœ'#<text:tab/>‡#)Ä#Ù›Û1Öm#&amp;…(a‡#÷W#'%š¾2Ø™³#‹#Ó#Ò[ÆâŠ|#;£#õÌÞýÇT†š1Ë.b!#€O¯Z©�yÕœ_ë÷dÕéQx&lt;UTà89_#xZ0"x“£#ùL·Ü/pùJ¯Æct®ÉŽ¸t&amp;¬-y/9#³®^÷%M2Þ¸J"¢ÅÓMDsõ˜¥#½TåÎÉëðP�#$XŒ#–=|aïØÔ</text:p>
      <text:p text:style-name="P1">ù�r_+Ã#!˜–à#é)õxÔ~F¬sJ#‹eçœ�##t0Û¬/ÚOúï&lt;t‹&lt;ËÂ#*_\Æ5–ðÇC#¯&amp;J</text:p>
      <text:p text:style-name="P1">+\°·˜û&lt;–Þ6•´Tc#öb2Œ^¤tg™iú¸�ÈäšÑ_ �ÂV2,Ò°”#Å¦#õ÷È#f›Hð#�SÊej#úÜØš¸ô³ÑÂsTùÁÒþŒöišsôÁœ’`#Á&lt;¬Ñ</text:p>
      <text:p text:style-name="P1">€B<text:line-break/>F#y#·^ûkq~D˜Ÿ%Ë âNy*M×¿7</text:p>
      <text:p text:style-name="P1">Ò35(¯îâ«AíÃ$þ¢js×ªe+ïIkj�Š�7&lt;�=¼‰é¯+‚Ýl ±í</text:p>
      <text:p text:style-name="P1">+Ø”S’WÞëÆü�/@�•æá# <text:line-break/>#(<text:line-break/>Ê!ÕG9¢^£ëòÊmÎKûÐ#{¦¦#…~ÄÀ#S’¬:Æ`ÝÙêbmF9mÓ(G#ý#¤6#f#ùµàãàw©ª�ÆÍ)#wí<text:tab/> �! NlÒ5#+¦ùÇ’#ê ÄR®P# 4Ñþ3�‘?fÀ+êÿ+Ã“ÞþØÅ§‘û<text:tab/>ºÅÛxù¿�¡%#`åÍÍú}Ù_# &amp;#îB–Z8å­†<text:line-break/>³BJ¥Y—tDZ7:“kÿ€öAÒT!ƒáR@�ŠÔb/`#$ä”ÁÊ½snyÖ–´#Ë!íÄù¿�sn=sòµÍôø=#¦3ýpE“#‚ó�Ž9Ü#žPÒ±—##AÚJü�•Éæ³#s@…¿%#1uc±$ÞRÝðù©^!N#ç�d#®qQÀ#TeÜZæ1åÅ&lt;###ÈçÉc·O##¶-R­#T�]�aÃªÚpP²‡#„3#1ºÞäÞý‡W#IøšÄÅÏëJ­ïòè`¸bôÂ+ÕÊÐïÏ‰l¥[áœ}‡½#ö!O&lt;.3œ#XDhPˆðgñ¾!ëÔÈ#Îu§¯yáyVß#V#±73Oi§Ô0/ë#ú{#C±73dzŸ\#3a•!ÔÌ’ö#</text:p>
      <text:p text:style-name="P1">k® 2z–#K-uËŒ5#</text:p>
      <text:p text:style-name="P1">©Å•–†´ü#˜)Ð©Ç3%n¡ÉeÔ½¯#ï†m#Ú­#ý�#e1$#]Ñ·ÿ[™Í#ÆçcÅºšµf#hjkÈz#SJQ¬(ú6p�¿È£##¹#u]Î ]@WÃõ/2‡9_#iÉÏøQs#(ÕÏò/Œ#å‡_#JEÀ#ÇÔ™L</text:p>
      <text:p text:style-name="P1">´ä#·~ºZðè#ËAMU-ÖÔ¼?XÕ’6ÝYrk£Xìö<text:tab/>hX�D#ÂÅ%P¥L##ââSqXu#âovTa|gM<text:line-break/>fú##Ÿ¬Àˆ·ÜÀ³¿dý-#S”é#\»#J##Ž–#•, #LÃHí¸¶bt‹y#µj!äóI# µ(2V##5#aA°‚&lt;Ê#)êŸº¦ù#KÒía&gt;C•^#¸¹~nðûïa*—�ÿKH9“H"TbùGiåm(##²æO‡&gt;¡BÈY#</text:p>
      <text:p text:style-name="P1">[à&lt;•s#N:ÓmÐÊMÊ#ì¡¾Çö;æ±Ü##Aà10Åj##\¸tÔq»þVs÷]EàœKN›§±p#¸—H0&gt;­�#µR#7ª„#~ÃÎ6èCGp¦ÌÒC3</text:p>
      <text:p text:style-name="P1">wàœs¸F3„†Ü @²”në#<text:tab/>Ø|�£#Ð#2/À#wš#L¡#-##Ú2÷.^ÌÅÅ#˜2äª/h€ êc+#j#z &lt;<text:tab/>—ØBIÜož§&gt;7»"lê`E¸Ÿ�Û�˜î5(‡##Þ²P`Š�R¨Üw!kõ#"ˆº#žYG/RÏÒ�Af#«ä*ï#BŒ##f²âÞ9Œ™YéWHÉ­ëCaþSl©üÀ##[È#äÈ»e×‰UÑ±MrB€s«u#£ªèjãy=`æ'V–Ï<text:line-break/>Bœ$Óµ§6­sÄ§´¼Ó#�2núÓùÒ¼ô±Y#[ÿ]N^¯¦—ï½q‘9JÇ#þÀŽž#mˆN¿g]i*X¨ÄÒ</text:p>
      <text:p text:style-name="P1">•xVc€ãëïÂIlŽÏ¶W#Œ�YÃÉ¼EŸóÐ±#Ç#t##4‘ƒ#÷##O#5½êÐÄR<text:tab/>^ÚÓ0ß#Èá–q�ÜÞ”õÁF##R=V#6j¸„ØÄ%+¢ x#*¦‘�(üµô@IŸl”~c´°##EÅmÆ#-ûÆ#`S6Íl_sƒ¢!û¶6öö–õrIŠQ£/;#GHÈ‚#äLé#™d“##êR/©këT¸ˆ‰äN#+PÎû 5v(wÀë##Ìqò–oHªŽP%#&gt;ÐTªòIG�#è6èhÜ—¢'DþÈ&amp;Ê%"ÖÊ·ìtþpö#){óäLþ¿ï#ÙneDE#–Q¤#aŽå-#Ä†+=8×[[j.?#;Oî#-5#ôE&lt;X&lt;Á<text:line-break/>¿ ¤É‚#”¾Ý##HY€+#CSà# ¹Š]¬ÂQé…x…wéOÎ#.#L#ûù<text:line-break/>Ž”‹#Ø#�3V,¸$ÉOÄ</text:p>
      <text:p text:style-name="P1">u4Y[ÚËh}”#&lt;üám€.­f(9#wŸ##¤¹#Ó+qz2ë›E#Çý˜ÀçêI¶#Ô3¬#g<text:line-break/>ED]…�9ÅeÒ</text:p>
      <text:p text:style-name="P1">#¹Œ#€D¤#þßC M�—#ðŠ##C<text:line-break/>¼^Ö”�#’$Y#èvÆx·èÆÛs#B ¸#ä„˜ê##*P#õ¶;™ö}¯OzM#ë›Ü ­4–åïp#DmQ§ùiÔýÆü#Åôû‹#H##e<text:tab/>`Cïk¾ðý#ÍK€¾{h</text:p>
      <text:p text:style-name="P1">[Ñ…�#³$#I6±##ç˜Ë¥X K€�5¡�1´b£EyÃ'#z£ë9pã‰¾1†õ$@Ÿ¾!)°vp.ƒüíc�uIP ˜N^ží7â35{øÈÅ§÷î–ÕÇŠzUr#O!/‰sÄÆ5äZ™"âØ¼;_.\¶ãÎm</text:p>
      <text:p text:style-name="P1">#žÉì##äœt¿#?�Ú’#N‘¢=Dº´°Ã#´)/#Ný+°&amp;’™Ó²Èézdi#–¹0†®#Ú…�ËºR÷ÓÌè</text:p>
      <text:p text:style-name="P1">Ô<text:line-break/>Š;’«Œa�i]R–¢õ!<text:line-break/>X<text:line-break/>VŠ¸ ä×Œ~fñÙ]ç#=:#¶T*Æ‚û=]sänÜpEù#_ëa?£'ü#�7›ð×”Iý<text:tab/>%^8»cw´‰#›&lt;#(96.(y1†##I#Îyƒäïv¦�Õ<text:line-break/>oúƒQ£Çà"mÝa#]‡<text:tab/>.]:ÀC¹§µùY@ïÞv××éáÈ±à&lt;µ…®:š´Ç#ßv£#ö‹C#«Xß#Ý×#5<text:line-break/>#L,0©#+€Û�¯</text:p>
      <text:p text:style-name="P1">‘ãç·Í*</text:p>
      <text:p text:style-name="P1">æ–çóÛÒ-5Úx#ùe——©õ²Šz\{y#Lr¹#žD#1;xR##é KÞWôœu#Voä«Ý–ŒÐÜ£ÛÄÃw€3;:ïsqmd­y‰1#Ú#X#‚wmÉ¯¼—]![(êH#„Äxó}ÄÄ°?Z›#´,E#‚‚ßoÄ£FLŽ�›#÷^Ñ#¹›#yB8¦’ÔcªÈ#ª#äÛm;5ŽÉ;9#¨Ù#©ÃŒò°‹–#R‘VÝ��îº…8¦Ã**.&amp;‡î</text:p>
      <text:p text:style-name="P1">æ#Æ#Rúò×#¼ô»^‡Âƒ1áÿ#c#.2ñòñãBVÒŸ�9åû‡mÉi‡#è4\›¤�ñ6ÉÏ¼iÿ#8ä¦òSù 4ÕV€MDÉj#�¥[wù~##n#”)qõÓI#tIƒTdÊúÞPGÿ"|s•v™{XÒÃ‡w}ey59ÖIïŒ4Á­</text:p>
      <text:p text:style-name="P1">á#vø´øòèš&amp;&lt;Þ†×#u</text:p>
      <text:p text:style-name="P1">#;f'·™Pòº˜uú#yÔe}é‡‘“k##ýs(âi##+Jjà¤h™uŸc€¬€ï3&gt;#»·{$öã*Ä“#®+‚›SÃ##'u##Ñ¿›ˆŒˆÊû2¤ö#8ÏhP#„6áa‰¿~T•�_d�½ÀpaÑ°-¤Û#I[³’#�ó“bùí#�Â‡ÝíîM##5°åÂ#¬;‚ê-#�êFÞ#uêQ`ƒÔéG'Pì±Ö4ñ¶Ì=›vˆDÉœ»Û´ s}÷YUë¹'0i?#�‹@#—1#2+¹Þ«MVŽg~×Tsûf#ÙVÚ©ô™##<text:line-break/>ì#jN<text:tab/>ÖÔZU~#�#Ï#=‘³HïÚÉ¼Ž¤Ò‰m#åbñC�J¢ñ`/6#÷Õu#J´€ˆ*íŸYÍÙ}`Žî#†ÐÈ…J¼úØ�ø¼€†úÉVž#°?QMZ­Ë“.Op“ýZ#ª/;ß�|+#­ZdzõÜ&amp;C##X„*ÁÈ2v¶µ€PÅ¼�\È®vx‰Ù#¿#øû }A&amp;I]†WÔbž«½óÓ�ƒ�Yý!±Q^‹2c#sO##O70‡÷¶¾"#Á€#L”«ÿ^Q‘ßÁêD;ô#ÍIB“Ð9ÅÙŒÇÅNŒ¾7ÎÅwCHL&gt;=WMJ‚þ¬5Ï#çé²&lt;|ïJ#ä²¨œ3Ë#ÿLÊfü°Pàî¡1€„×Ç&amp;º###j[ü›¸ÙÇk,v‘áÂã#pa³?ÅœEw�Óð+ìawÁ#Õª—Ã¾ÉZi#žÂÑ/…Ë##MÈ»Ê"yQü×DnÍ_pÂP‹#OS0˜Œª{%B‹ørþ)ul+</text:p>
      <text:p text:style-name="P1">•±ÞlÉþpp)#—»Ô¥½##þ0+ôð¾¸#4Ü½ÏqIs#9‡äœö##*n#æj#’dÔß–0­ú#a´0#rÆ#*#6ì��•–}å-á# g##¯~ç8d#à #PPÎA“½*yc#eì”Ù�»ÎYœíÙßË9¢éÈýO£4š#ò2]#Ý#ìí[SXKöa]ÔÚ=:¨(¢ )S}ŒŠÖ#X\MUYqÏvÈT*½z#Í##ag·ÖMÐ1‹QÕ°]</text:p>
      <text:p text:style-name="P1">ø#&lt;Mp‡«y{Í1Î2}«1##.Íxè)##ZY&lt;</text:p>
      <text:p text:style-name="P1">#)ï`#�‹‚ç¹bäD</text:p>
      <text:p text:style-name="P1">ÈÌ·sÙ™^é8É»#“p/Vá#²Û,¯“É×¡Œª¶Ø‘›ô###ÍF1 �#Ã×5h__Çc@¦#"##¯w4xÂDQI#vÆë&amp;BW�É¬Ü$0’�E#</text:p>
      <text:p text:style-name="P1">PxMqÏcÚm6&lt;é#BãHi#lmó Ôbñ®L¹É³&amp;®_$’˜âXªä)–´#ÁÚå#ë…|Œ«™t4j”ÆÂ0â#0Š^$6 ###­#ò³¬öÉÕ�‘çÚèà#Ï#¤<text:line-break/>¼¶}b##ÊLÉ#@Ä!ÁPÃ#‡ü±úyÉà</text:p>
      <text:p text:style-name="P1">2;,.#ZY™Ø‘]ècF…˜ÕÑãù8�9#‹#ÊÜQ%ùÖ§ª�2#fÊ¬#4)</text:p>
      <text:p text:style-name="P1">Asî— çWŸV#ÊæØÄš¹•¼ÓPœÅzœ%êaùî~FÀakÑ#ðâu—£Ì3šät‚SØŸ´d ßR • -X}û¬Ù‘ßÚ<text:tab/>oÂŽF°Òg”ÁÌ<text:line-break/>WŒÐRû#A#úN±Ôšq‘yÛ_ìäBÇ‹c“û#mÂ#[l­«¼]Í�×ø÷ b€¹ø#AË</text:p>
      <text:p text:style-name="Preformatted_20_Text">/ð°íLý#þn<text:line-break/>Eï#</text:p>
      <text:p text:style-name="P1">##¾’Þ#P(u xæé<text:tab/>#)8[ƒÒ¨#}ýy„éN|Ø,�ýÂàV)#ný&lt;è ºZ�#ïK&gt;t¬ÞÂo#ç¡ÀÒIBTâð8ºëMÿ€V]3§iš#5ï#,¦E]#½^Qšƒ“—A…"#„–q;Ç#fuÚu+cœ§#³ƒÑ#û4#Â�œ‘ü#äß½EœLC”–Ý©'+:ºI#•]'#Ö½\?úZhÏ»/G#Â¿ÞŽ™bæÓ�sc!£ÂâDƒÒ</text:p>
      <text:p text:style-name="P1">Ñ×#e7Ú¶Ú·S†“#</text:p>
      <text:p text:style-name="P1">Õžï}[¾O±Úí”ï–”#~^W°#.™#TÖ8#ãO#¨v#‚#‡3#Y#la#væ˜U�0LÛ-ü#Øä.âæ#g‚ßVýOˆ�‰t7‹#;¦v†ñÐf‰—ÕyY‚*#õƒåœ#©_›û‡€í4)#t¹™#ÎÜ=Œ'jh  #!÷ò#/Êp?&gt;‚Î‹N{VÇ$u›ðáú�#ÑF»Ë[:õ-Þ¬ÀtˆÛvƒ¤~#EW¿%…ço|áfö`#9m##Äv#�Xå‡Òd7•” šïœ84\¼õg#+#ýÑ^#3ä­#zç6VuRj÷£±ÑÏä±E!</text:p>
      <text:p text:style-name="P1"><text:line-break/>€REÊGëqgèå‹!’¾k7Âå7€Þçâò^©üØ›A<text:tab/>¢&lt;¤�*x£WPõ,["»#b¾l#‘ˆ³¹KðÿAÑ“à#µ6´ë_£8ê®u#}¯ËÓ™Ï]Ã2äÅ#‰#°ÓÈHH#E<text:line-break/>(éç•Û¿öÒ~qÁA5”#Z#[°É##4lJôþšX4ËÑàå¢€Vm¸!ë¤‰(îÂýf¦SdŸ#Fºpñg%C‚#»#</text:p>
      <text:p text:style-name="P1">r�–<text:line-break/>)ó¤9¹#É##€#y\ZÒ{,F·”m=aœ#¸ñÔ¢åœ}Ê@AÍ'dst#H5Ù#</text:p>
      <text:p text:style-name="P1">4"×‚¬§POó##Õïç)ÿ#ÞàÂ™¹_L$Ê{Î¾�#zUb!Ÿ“Ã!##Ó‚ÍŸœFÅaÔÓžJžŽ�9/eø£‹N­¸#6æÇ«Ž³ºø#Áùÿ:\%°s’J#�9,”–³¾ç#�#°¯t#7Ñ½¿-käf(ÞémZ�Ñ#‰çgÅ#n?ê#[#9zD.ß+ç1ÄÙkûm+¡÷6<text:line-break/>L®¹¤†Á®p¿Þf²´MÆ?’’‹õÇf\u#C?A#;#Zî°Õžw²Qû2#¤_æB&lt;#¶ì#”&amp;Ê×l�Ú#g‘O¯s,# <text:line-break/>#j³�D32#_<text:line-break/>o§#�õ#&lt;S¬ãFU#wëìH‰##3+Xæ#óv(¼tO¿öGß&gt;#pfky«Ú…È³Ó/#™¥#e#Å•ÓùÀuÛÌGÛ;ß?Ja,!“#Á—–%#Øéw½sz#5ô_ƒ#<text:line-break/>ß_È��A8Mp±VÎE …–#¹N•¸Ø:y#)L`î.#Ò‘#ï¾NÔÎ]rÚò|5Å¡5ÄÙ$u{uòÑBR ÿJkå‘[ú#šÉÁñ|£UR§Ú #ùPìYr#Ñ9#Ê<text:tab/>ZA/</text:p>
      <text:p text:style-name="P1">‚Ûõ×:�ý)#¾&amp;Âi#ÿUQ#óÙC#U8sRU#øá”œÉ˜ç8ÒIõo#”%û(6¡ŒÝ²ý³£Ö</text:p>
      <text:p text:style-name="P1">-‡@Ÿ×}ê‚šjw#nžÄ –f0šëäk† €ù<text:tab/>r&amp;Zo©ø¦Gd/šNZßX</text:p>
      <text:p text:style-name="P1">Hòo$#*P\#\G~#&lt;j­Äc¬À#¥#uÕl)‚ÏÍæ©h####Ú¢e?#ð7Çþ8 oä1¨#iøŠAó$^Ê#!@ž£Â²ùÑÏ¡'ÂD™¡&amp;#%Æ_“ˆ###‰·E�aÖ…b®g}#Ð½:[•ïB|á®¾bãœ#¤éãÝ]0¼O“Ö–ôk xu5³ˆ—·QI…˜�éã‹#èF#0Y4c"G.+R4¦L�ÁØó/nü8ÿ9p#u9˜*#ðòHŒÙËò¨w6)#}#÷#¯#&amp;›#+cš4†µ/´E4Æ€ÿO†Ò êí##"á#˜§ñjìJ@�óŸ*###¡n¿·ÌL*]:#q‡öà’ì#úy­þý#qX®§L#ÆWQŸH#:Úózª#0#�ƒUtùž–îîS&gt;³BŸs³‚ xi&amp;¹##G•�Ñ�Þ#nÈÞóDn#YÓŠ…ØvÌÚ,]Qºåïz#/�gMD?Ây#ç²7O,Ã</text:p>
      <text:p text:style-name="P1">##########ÿ\##@@HHPHHPHHPHHPHHPÿd#%##Created by OpenJPEG version 2.3.0ÿ�#<text:line-break/>####rà##ÿ“ß¥ˆ#†§rZŠšS:¼#®T¶«¸_êreþ#:#-È#Ï</text:p>
      <text:p text:style-name="P1">sßÉ#¦šëXŽ/#•«#ÄR#êû#ññJ(��ˆy€2Râdžü$E5x##™.ÿ/3°-Eñjz÷’§<text:tab/>#%É‘Ú'¡ÖM#n#TtT�dÆ”E##âˆ%#7ñ³-pýcV#§‘Xº,¸#Í/‡ß 7³#™Š#@H¢Ÿ<text:tab/>ü³</text:p>
      <text:p text:style-name="P1">z,#kÁ9áìõÙN#&gt;Eöº&gt;AX&amp;Ö</text:p>
      <text:p text:style-name="P1">ÎýlšÙÞf</text:p>
      <text:p text:style-name="P1">ÃºL)&lt;ä€fú›Í|w#¨¼##7®½^"ÿ@òðÜIßvV#`ºÐN­òè#T#l—#h)fÂ°Ä#žlº#ö'½éöØi!Åäç-' U=�##ØQÄ[\z°Ì”@r#sÙm °Þ#‹ÿY³I#‹Ø#<text:line-break/>”©m×Ú…Ý##°#„ÿ#ãé �a#©</text:p>
      <text:p text:style-name="P1">##ÕKk°##ÏÏî+JÜ­yœoBå#ÐÚW#Â!Jß†‹-ÓÄ;#_DßŠ™Á(<text:line-break/>#{awˆrm;#ÄÂº³K&lt;¨²È·’%•‘ÎÊ#·1</text:p>
      <text:p text:style-name="P1"><text:line-break/>€#ÿ#ÙdˆÒ#pxË+wG9óI<text:line-break/>ý;~ZîIm#<text:tab/>–“‹ñ@Þ�€ïè»è=·‘ËKËbÏQ½@^#�3ës#¿ õØ`¹·Ó‘##ëIí¼£õ</text:p>
      <text:p text:style-name="P1">{?fàOe#âh#„#ym-#IÑmë5{#ïˆœ´þÞ~oþÕÁ¡¦Ê=±¼€Ùß/ê3÷�6(t‰Åiñ#ÔÓPWÌ##¯–+#“N.</text:p>
      <text:p text:style-name="P1">l#¢†#ä„hÀ  Ý¬P5ü9ºº`#ê##Z‘ï³x|©Ïk¡ùÀó×çzÅÆ-´ª:#`ùjˆ#~#W5&lt;Vˆ#p5%#££#Æ±IgC#~�7¤5µ‹#1!</text:p>
      <text:p text:style-name="P1">Q=¥)úôD)…#pê‡ñä#íãŸ#§7¥Üþä#0ÉFQSˆfZC¶<text:tab/>œ#™yäoc#²¼#-�/¹#µoz’ÔƒÐÕp®„4èUÿa¸´;~0hÂ¦›âÊ#¨Ô@#8çü¾ÍPÐ6#¼ÜýèVŠŸóVÒ#\mo##vbÄLbÛrLÁ¤#_Öî ¡a‰%Þ#H°#zVI–ç¨+</text:p>
      <text:p text:style-name="P1">#D#×_î%!?#”#…‰É!.S©·Æ¼h‹ln³<text:line-break/>µÙçî#Ê4—�l¦#8�Oã¸=-W#!ó³?</text:p>
      <text:p text:style-name="P1">fÊ™”q#–Uö#DX†=ä¤4H=Œ°=W~õèLD,#·ÝåêI‘#ø‰-²aVVN%Ë5„×ÒQ¯Àã#ûˆ¶lª˜¢<text:tab/>�:ø…TŸ èG€^`ã„…_/�‹ÿ}ˆŒ3ú¦ñ‘4mZ©Ò##[~#xÏÿ,=;“G[6©½#‘_ÝÏ£» œ‡ÛÎêZ</text:p>
      <text:p text:style-name="P1">î›†NLH7¥±È8##Tÿ#î¿�ß^Ú20»¼Éi×·Ÿ°÷a#~i(¤o@l6ü6Uœ­¦�ý„ê}¯Oi#×³”Z<text:line-break/>c¯ÀŽI\h`¯ŒÀ#“pN@—ŠäÃô6×ö#œ\z²û#¾”4ˆ##~À×*¨{/Ž_ªÁÑ#(æsOÉvØìÆ8¼PÆ<text:tab/>ÖÅ*Âî[¿ríßþoUüÿ‡&amp;ÉZÀºf#%aXToèT#‹�#²¼626z»øÏÀô#Ä÷Ê¦#ú<text:tab/>Ãá»<text:tab/>p#Œ,%fK#oÄü~60´1#¶#M0ªX`#_[9˜#Xmžlæîzï#aiÒèØ—#½#=u+@ùÁœéïá¶ÈÒ*…t…KP#OØ</text:p>
      <text:p text:style-name="P1"><text:tab/>å¹#œžóê ÆÕ#Wˆ±&lt;#%Þ"#NñÒ¡90xd=2õ&amp;d±„ü–)¶èx##Ï£Ðà†CRâ-+?##=9š‡×M«‡°#—</text:p>
      <text:p text:style-name="P1">(0@6Ÿ#I¹O=#zž®çÀ’š6·#^�#eÐf**î¼Á™#´àÄgë•%é¶�1}†…È¹&amp;ˆÑÈøIm‡Áz�¥ùAÛ#µ“S#íÚ</text:p>
      <text:p text:style-name="P1">u°yÒ­á©4§·d£8’#ÇÕ#—l©&lt;9ó›ñÛã^K¾"8±#µ1H!Å$CW¤(¼Zx¿#«(„öf±#óî�;¬òÍ&lt;kj—¬#8Å¸® ªƒ8#¯ß¤1Kƒ#¡q#$¼‹±Ýw¶f#šSã&amp;ð^‡Õ&lt;'X¶¦#ŽwUS%«øQÀÝ;�¸$îóÚÒÓÇ#ÄØÌxø‚ÕB³[ß´h#±°6»ŸýrÅëO#Zƒ~#ã‹#È‚á^÷»Eð<text:line-break/>]s�</text:p>
      <text:p text:style-name="P1">#�#¸¿ü±lÍ#u•=L|w#…¾è‚9š#’� ] ¼Œÿ)A#‰§hXØ&lt;)ÿVOýªö§}oºÎŠ³˜¿÷#ü¶!‚Ü|{6‡‚o˜ÝÆ</text:p>
      <text:p text:style-name="P1">Ú_#"ás|ÎãköR½õâ#¾F‡ó©‘</text:p>
      <text:p text:style-name="P1">ç”C@Ïó¼u˜[ó#Å&gt;uo+©b</text:p>
      <text:p text:style-name="P1">|#É.¹û6#}½ßblá`ù#$ðø\íè}ñ£</text:p>
      <text:p text:style-name="P1">Qô3ã‚„9²”&amp;/!Å9/|ê*ï™è«ËÜx!#„Œ#®]‰øF—#þ&amp;“°ƒ&lt;#ˆ¢™ƒŸ&gt;•oih#7¯‹ÔuæØ#›T4h6ÖÀhed33#,/$V|;Øpö9#z¤¨ñ#–##6/ÿ.&amp;ÂÆ’Ó#</text:p>
      <text:p text:style-name="P1">ÈÝèÚ\0½îˆ#•y¯­R– Ï•¼#Þ</text:p>
      <text:p text:style-name="P1">#Îöœô1‘üE#…:]##E~J¨¤ùÎÿU“ß9#±ûÎÕyöÖ®Ó †{Ü#‘_wòEOìQÔ0eñvÑ®Œv0Ø½™#ý¼Ù�¾‘-<text:line-break/>�"±Š#�sö</text:p>
      <text:p text:style-name="P1">#´,�hU#à#()%a<text:line-break/>&lt;µ¤Ú{˜É#ži©#xÅ#„û£ØG#p-Uš¿–Ôîj®/|©Ÿð#–é@#g#ók¥#æ&amp;uùü¤êÀ#BmÍñ²¶#Ð+ÀÏ;ßýlðý3­¤‰Œz©<text:line-break/>šÛè#Tží ÃJÖTR[…ŠW–)'•#Í [C<text:tab/>#U#[#Y###‘Ö¿t«oã{"ˆŠ#7†€…§îç8†ö#)‡¨Àï¾ºÇ¦Öì…#+C+–!¤æ"-�{s-#œ±DØ8ýLg�h8á´�*C‚Øøø*v�Æ#­‹#ˆ#ž^°Çt›†ÈOûÕ½ÿZÛÇË¼#åé„&gt;- Æ×]Œ=»P˜S!u¢/@ë�¼#Ì›ùÁ#ôâ±<text:line-break/>­LË`ãLŸðœ†Ë###f#© R#®Hö#ˆ~Y-U�€#:nO##Ï}*Ë.µ3#ðµUAä'P€Ž¿)Jv…ù•ù$ãñ{5�(nXÇq)#cœä?�‹ßjŠ“ÄÙLõômÜþYåÂÊò`Ph##´#§k"í¶</text:p>
      <text:p text:style-name="Preformatted_20_Text">¾3#®!#Ù#I’dl#ÕçŒë=›Cw…)#Bï™D*\ö:1¯Ís�þ¯˜ðñ%eÅÛwl#-Çî7°ì#�]DZ�à ²×±ÞŠ##$|€C“o’#Ð…Ä$eLŸŒ'#±#<text:tab/>‹é##±—ˆ~¢ƒQµf#º^q1Øw#kdk]#&gt;«#i%‹f##`9ß·-èõ-Ò(3“¥¶*–É«V#ÆN'åÉP#ùrÛ½Ûq_#‘ü˜þ\¢›7â§`‹è[R«ŸÉ#ýá#gGˆ#C/AQ¢èÒi­:¯Yz’Fÿi‡~Ä\#Õ#i«Eï&gt;Äx²Òµ[÷3;©¢�zn#¡O^o"žVúL‘Cc*ò£1À"±n~ &gt;#Ÿ�6®##›:³ /##Zæ/óNvre¯`¥gÙ#'¦Ëu£,Hx´`a8##�NA#‡y†°xì- uÚ#–Ì8m1Ã#B¬n+OD#E#ø…«póNr¡<text:line-break/>#4#�ßhú�yd¥Û3}é.¾š&amp;–v9¶È¯…:¦dÀN:ÎŠ#sˆ#uc#C°ë#nmd#2&amp;å±)cöÒ@Óï{#v®œ#eÕ¶##ÖQßÒÑŠNg˜+!‹�§Ð7&lt;#-#‹«@TôÛ<text:tab/>Z#Àã©¹‰[FÒzûëý…2…Á²ØºùW&amp;¸?Ñh&gt;ÎEÃï{'#ç$w”#ëÑ×eT`“„Ó²èÄ¦w‡T”#g#†â^V_›<text:tab/>%™ž#ñ‡ßˆ=#8Qÿ'^èÿ@#¿†E&lt;;i�ßaØÿ^GûÐå#Ö‡U</text:p>
      <text:p text:style-name="P1">²äužžqü#ø‘lo"âxµß#Ÿ_Ã/B#QQV±…4+ú½º*y`ö&lt;#Öp¦µ</text:p>
      <text:p text:style-name="P1">R(ˆ:z¶mÏWi›#j2X¬Z#õS##¦’# !ëùñC<text:line-break/>#ÑIiÓÜæËž&lt;œ#c°ô#ƒ8GÊ¦à}0›#«µ#(U0[�{4é€:†##–«š‘t&gt;½j–_5ÌêHD‰X’h##l¯f­œ@‚e«¶­28�å+#pÕ×r?‘Ño&lt;�BF#ã™ù�êò##©M#AÀÝæ�€####œø)#á¹-(“ò“¡S#‰3È(([±J6*Œ\ƒy#»;</text:p>
      <text:p text:style-name="P1">åXo~±<text:line-break/>vzB‚ãÎ#<text:line-break/>¶–2ïß#dqƒeÜ#®ðí#OÅ#¨Ÿ(T�<text:tab/>Vr“Þ‘c#Üƒ#4#ðœÎ2œ—§«ì#¹úìø*lÕQ¤V</text:p>
      <text:p text:style-name="P1">‰SºFˆÍÅÛS÷n¡Ÿt;Àh›#ß·ÿ#XÃ#&gt;Óå#c/Œ#º�#&amp;&lt;¤AdhLt#A©‘5éí(ôJ#º##jYöjè3#9—àS‰�Ïú#–K#P#’Ý£í#ÍÖÏtñ€#ñd¢±Øgº×büb7�#ª&lt;ü</text:p>
      <text:p text:style-name="P1">žG-L·¡c•ÜJGJN</text:p>
      <text:p text:style-name="P1">!žåÕƒAÊ¯…ðú#,�Kì%S¬JØdJ¨ #8#ˆ#Ÿª(™#×4?ghÌÏÈ0#�ªŒˆ¹)#E²ì‹—4Òío-å##í�å=#O#&gt;Ð�=§ë%äœ¯'Ðkèž#xÇ[u$™€#�Q##»o�Àožr-è##ñƒÐG ôÚÍ'€L#¿ÚÊÈe</text:p>
      <text:p text:style-name="P1">#éÄ­Ë»Þm¼•#£+ò#eY˜·?ñ�±¾xÿ#®´<text:tab/>"#=:š˜¾£?ý#Ü#3xuþ'î#4#Ytê‘ÊnàA“ BÖJEí·‰##[Ófó{Þ9ˆúê�p8#Íäàð^&gt;Ü«¸!Ûrc3Â±úô)8Ç‰Ÿ°�§Âýv#ÚýîÃ¬p3vVMalÚ</text:p>
      <text:p text:style-name="P1">r+.Ã[N#£Ù#ÚpMCÛ#XŒVB#…¦;¥e8õ###&lt;Ÿ¹³z##[¨”mX[‰1›&lt;FÓƒ‰ÎÊ®iÇz¡#­¢#¹qPs×Ë#8�®5ÿ&lt;yá##Õ@Èt{?e6Â•Ó'###ŸÄ‘ÌÙÉÜ&gt;#„'ÄFð\¦óß–ÞàÅÑn*ÀiuÎrNÕƒs§×h#P†©Ÿæ¡#à»6#ÁW#âüžCþ˜ÍŠ&gt;ò#</text:p>
      <text:p text:style-name="P1">Êvcú¥&amp;MÁäÜ¼J#þk¢Z#™O#0–ÎçèôZÇ{°òQ4#+ÒRÖ_1#ñ›G#�d/¨PÍPÇl„§Õª¡­#ÝÜ#Ý#¸–tö#Ó\pUÚÖ¼û¸K#†k<text:tab/>p#jßåä»r##ü,1#±#I¥6F,ÄìÊó¹##€#Ïì#Û¾ºtöŒôç#¡#�Û]c±j§m#´##ù™Ó1&lt;êom®êp©UžMÎ¦#ô¶ÂÈ:à­È»Ñp°w#Ù^.ãÛÀLÏ\%p_CK#ETa9æî#ZVáŒb¹ü~Pï‰ì^Ô/.#O¢2Á•™&gt;y¡œ#ïi`·#³##²RÎ#&lt;J_ä‚####ˆ‹‹èêÂVhÞ/#÷Ûçæÿ~@Õ�m&amp;Àüˆ�r±2.5W+å�ê<text:tab/>i#¡ÃmÿYÉ‡&lt;ÔýÞôn`ë#ù3£[~½Ø½#I�4Ak#4#îâ)¥#a?ˆ]qŸ_##Ë�=š3ù”î¨úµ¢3h#�‚9<text:line-break/>^8#Þ†/;#J¬“ö#Ýù�UÐÔ–@ñ¾=CDüÐž<text:line-break/>#Èéëž#Sx#bx#Xf�éa_8q2=#îé1k§åËÂ(�ïëj#hÔ6œ¼#nÿKéü?e@sTF}¯IÒE5#�5##çí#YV..é”µµˆBk.¿ÖÔ'#°áïÞÅufFÍþR�;•ÜE¾�#ÁÌÍ*ƒ¼~Ä£Ãº#utõ¾³Í#TŒ0b<text:tab/>#ÔgïÈ#ƒ!z_�#í&amp;·Ù#Äµ#Ø…·Ÿ¯×.‹dÛ^Í#"`mJ¿¼Ôz$wdÝ–1#´T8Qm1#ä#Â#°˜º¸�6#î‹‹¾&amp;TøEÄýU#TÂ£#0�~µÕê¸œŽuø_–&lt;#�±#Xjpš›5Ê*«+#�[#½Î�Æ”‰e##OÐ³­ú.1o#ºl1ü_8ÿ</text:p>
      <text:p text:style-name="P1">Z´v#ƒ#äU#b¢ã#2°Àë5#‚#8/##]#`##Zå#÷Y|-U¸´M{vFº‚#W#j3ÃŒðGDl|##W‘N#*˜]ÖòÃ#FêoÄ#Ì#´ÆTÍ$é#ìÚe®#OÔ¬†LMÍ¬“G›¿##õûëÔEHâÄŠ:c†©Qœ##Wk’@v“4çÕ1Ê;ÇYÍ#Ç#£'É’cN¬ÆÍû#_Q§#ÎŠ6³”û©#¡ó&amp;»#æwM#íQ#òW{žYE#g•#q©m{£ê8¸Â”]“ï‡#V)ÏÍ#m[qfŒ.#ÕÖa&lt;ê#ì;Ä#É�a½vƒ±5Û…</text:p>
      <text:p text:style-name="P1">HK³¶aÞæ�¥Q¬@‡ì“×¦1µS*½—T�s&amp;r¬ñ qÖæs‡ˆz–; è®ö÷ó¾%</text:p>
      <text:p text:style-name="P1">ŒhÙOè|~Ÿæ&gt;#KÈ##Î]Úˆ#8í<text:line-break/>=QÄÒ£.2zj”ÉdUn°c.ªß†ŽŸÞÕ¸}Í½²ç'°!‹—í=$ê'ßâl¦#)™Ñ¶2­x€ï#&lt;ÿ'Ådv"ÌŠ°PP³Ð#;^å3ÿ=#ï¬T§ƒ:GååÁ#øØ&amp;‰5Å0bÃè¾ìëBAöÀtîàr‡#</text:p>
      <text:p text:style-name="P1">1Ç66¼ÔŒ#r®‘®\¯»v#=NDm•#×K”Ä®#ÄWà]Ç##{´«‘hRc6+ñdÐQŠÐ¾ø#«Ì—¾ºÜ{æ²eÇü<text:tab/>Œ…&gt;–Š§&gt;è;�ìÝ†^ÃKeg#—Øºôã</text:p>
      <text:p text:style-name="P1">�ìVý‡@wD#&gt;¥¥€#Ô</text:p>
      <text:p text:style-name="P1">à8¦}êqïÑ+xìC#ÂjK@ÄœŸpV�)Ÿä�¼#GÛ#«ÚNÓáîâ{#“#¹mÛ±</text:p>
      <text:p text:style-name="P1">LÆôr¦žn€ó¹›ð#B+ç×éX”[TJþ(»#T.‰7ïþônéT5ã##ó#I¾?#$IBsW#|r§#��à?[¯##ÑœˆƒTH.�Baò�SP#�†Ô‹,~</text:p>
      <text:p text:style-name="P1">#ÚWò’),ÑŸò#Púì&amp;`ºúOÍ8i—òY¸ÿ|4\Ç¦w·~#ÿ+)t±QŸ#quU#KÏ<text:tab/>#jçB¦`ò##Uò;ë²HioWÖAFkD%½btt÷*·¯@#1€0�]:b†Ò…¬ã!×¤¹kËõ¤ÌMÐªÏtkb!#–,3èOqÝM¥Lò</text:p>
      <text:p text:style-name="P1">�åQÐ-û<text:line-break/>¸®ÌŠ¬øg�f¾YZÛtJ"ñ#ï##2t#TZÿ Ù#Ñ‰%</text:p>
      <text:p text:style-name="Preformatted_20_Text">Å"�æIyá.è#{R#‚v#Ã#Å»`€£0#</text:p>
      <text:p text:style-name="P1">¶I^“`EµP#’$¾7#ã#^ß¿F£#:¸�À¯¿}�;BT«Îì‘^ÏÌ¿Ž´oE<text:tab/>ø!õ#œªù#Ò²¹èÆüÞ#Z#„ã9</text:p>
      <text:p text:style-name="P1">FÈhË#uŽVÜR¡#ÿGÚ¹Q</text:p>
      <text:p text:style-name="P1">’Ž+'í?IÿnR6õR"%‚EŽM„c½›õõ¸´<text:tab/>)í#e#]*b#ßó¥#Ep¼#1x{9ç/#aœ€¾‰"®[™Æ6�¸6�Iˆ#</text:p>
      <text:p text:style-name="P1">�BÅ#�<text:line-break/>—#¦˜�u##”´¯"sb#mŒ®)::oLöÜM\XWŒ#nËÁ¾#BK#(&amp;U]åOÝ�ÐÔ<text:tab/>ó“êU‘-·«œäÐiö¼#_49V‡àH#B±¹�…îúŠÞA<text:line-break/>y##á#ãx*Âú<text:line-break/>ö8¥�Û½Ó22µ#cøwï‡eO##‘´�ö®ÁÖN#f±gÿ##¢T«�Ù|Ëa#¨„##&amp;†oN##ÝSÚã�m[�%_±ÔŠu#h#´#ÿIc½©OQ¦</text:p>
      <text:p text:style-name="P1">íŠ%#Ì'#“Ø°ã1€'¡þ¨I Nüü##“ŽØñ3ç—7Àn¯i·'ºq#@</text:p>
      <text:p text:style-name="P1">~z5c)Z 0Xhd&gt;±îu+ ¶¸çâ#@EKsƒ]L*£#´`#½Mz?”Œks¶u×‚¢•Ý8/RK·#3šà/-PzÅÊ4¯_ª-�Ç´í###­l”!Và–Š×<text:tab/>ëÅ/}ÕÇ#Ð�#f£Æí÷•™y#«DThœ+#ÿ_` ‚<text:line-break/>¾å#FYp#Ú#ÂçËÓL‰èU]ÿvÛ3.ãÁIÃS�PFÜ7`óì¥�#”\¼#‹3~b=‹�TÏ²Âš6Ë¤Ë4ˆï#ƒ9ZNý�Ê#€Ôv7í^+U·œâ45¿}˜z<text:line-break/>°àLÆÏ##QÉD‹ó¨#¶#ÊŒkà#<text:line-break/>!#‡•0ÈGt‰Df¿##<text:line-break/>£#jÑ³zŒh¯çûÃ²)n#;4#p�#gÊaÏÜ�#_gŠ m!ÕMgZÕÊ¬¨+‰à‚#&gt;õç®X!-]º#Ö#Œ¯ïn#¶À#b°íÿFaMCŽdºx#x™¨À7˜*-#‰n#ž†µ—œD]ô¦mSø•\¼Ã`ìÆ‘#c=ìxRw-ý…qöú¢�-î¾°f'ørá´Å™#˜èpI¶4ŒƒrxM©ýøîQ‚’#&lt;#�IQ†#øú{4#&gt;tq6ƒž•¢.ã�7³ÏvpX¸É5ÒÇ¨#�ão#�Å9#ŸÑm´ŒÌCw#5#?8ïZµ(‹#ñ—r´&gt;MÒjH¬Î,í.DŠ`˜Y-iœY;"ÞmM#¹è8Y#ÄÇƒj6#&gt;3·i#2E¾Þà´#pß±#•—tÂù1åœ{Ý‹ÀÒQ#Š5#;\ah&lt;#$ç#.ëÜ}#¾Ö‚G‡È#ó‚þ£‰Nï¬þ9q:aÑ×#’1Í#ÿ+{`ù.`#^½Nþ _$`»B§,�</text:p>
      <text:p text:style-name="P1">rÇf¢Q^DÅ‚'å€5œ•ôÑ</text:p>
      <text:p text:style-name="P1">þÉbÀûnþŒ-à•x;V•#$Áµ«#lþV#ƒC­ˆ.†”Øú1&amp;d0ÇÔ8#ïzVÔÕœµzR�#B!ç§í†#Jöù`ý`é•Ký`Ï¡×LÀ`!Ç¼`óÆ&gt;Èƒ‡¢¾Ùä#œcÕfÞâX”#PHˆVu«VÀó§#°X4çÚGç#Ü#ÈÝ#ˆyu-_wbÄ&gt;Ï�F##Êüâî#4Êâaâ<text:tab/>Ø0/K¼ÔŒZYok,“X;f¹D™eÐ#-µÎûÏä†õ#ã$`QÉ¤ÆX´-?`§eÅƒüš®[›Rðõ”##1°5pÚUb#</text:p>
      <text:p text:style-name="P1">À¬�Ïn•i\aCÇ ½¨</text:p>
      <text:p text:style-name="P1">pÓÄÙ#ž#¬.×q]¦¥Dz#—2‡úÊäž$ááÙ#å"_š�:ùƒfÕÀ##ü¬Fï#ÅÝð[Å## ™ð¾Ô�</text:p>
      <text:p text:style-name="P1">W¨–�ŒÓ¯î#žEkÞæ"Åþ®dÌy)Oª« hT½žªÉ‡Ä\¶#ÅzÀÂˆaÈÏ{ú‡&amp;�£˜á?¨ËoJdÎÞ»`Bü­Fâ­^5Ý#="•À�%NsrçõøôQDªÚ¡¤YŒ{RŽÁà!24¶h…#dgK�#Ï8&amp;{HF¼£#ªÙl#í#I{$[#Ì��aNqTø¸gïM3²ˆ‡#Kš|÷7‡o é³'J*àKŽ�##¥¡…±·wv–Ø$â„ëìÞäed##¿#Ô—½„ã«døÇšû3Œz¶/v-Ï©Í¿û›Ûî¡d;#E¶6\åÙj#�K0TY#­c-ØíÁÁu.O_eÝ‘gòÄÿ#Æq‰è«5ë®À#ÖÕ#øé¡ms™O½�8—…«°ów#,<text:line-break/>.µÃñÝÐ¼SÍ¥õÇ¡ë¡Ò##ñT~¡â¦nC´øO�#¬þö)µB9#4(ÐSx\÷œ}š#Ñ-©ò^P¥$‘#ã=µîj»X[–#*uÑËOÁBOf³5Øs|jjtñå2eVkQùÜîËÕ#9òÊ²<text:tab/>„¦*90 ÷#à DcAvR!K#y†Ë²#£t¸'¯Qùu�€ç”qMÌ™n‹ªtmS­¥H ÖµG|øIó›.Á#[�@ cl²#G#Qp##Ö†#n�q/–H´ç$#\.†,Å’##Ý3<text:tab/>ó Úhâðy+ò/DÂà#ëã¬žÆßy#ÂÜB</text:p>
      <text:p text:style-name="P1">#Ží#�Â¸‚£8«ébùª¦ã�Öçè¢#É!#­Ú{ú)�—hv#&gt;iþü*#Y?Z#–®Ì%Îy«�JÛ’tvg‚i#`5@«Ø&amp;bVÒ#ÖÅÃtfrÁáâK±a¨b¶#êÜò œ(<text:line-break/>‹£_[çzqu�##‰¯{NMvj½B®Cø¥{Q#àúÙ9#\#A|rî„<text:line-break/>&amp;ìtr‚Óe²LŒíu#F÷Ñ­#0[ä w¿cCÖh,E#É#–éß&lt;ŽAÞGî#¨5�š½i#l&amp;þaT¦l¢Á.§�Óþb#/Pt†Ÿ$çÏ)ïÆ­ì)#6æ,Ê å#ée¦D=£U¥X8¢x¬ö6ÜW¡æš�H;ÍÔgw&gt;#]£»·#Ú±Øœu#ü.ý³Ã5"o“ˆ#Ù´Tú~<text:tab/>·<text:line-break/>ÿ{?#²Öéu#U·‘W‚ùné]”é¡dl¿»th#OÔ¡###hm¿þ·£þûãBŠÍ\w"BŸÔ#‹ØøÎÞ#^##�5#Õ‘FHÎÄÂB¾@wcrO³z#æD13ÂÙ�Ää^eÛp </text:p>
      <text:p text:style-name="P1">##o)ñ&amp;‰Þç”¬dZ&amp;˜–ll#[ºÍ§#/6#Í+gc&gt;ƒÓRZqÑ›?-Âüˆª#€ŠG´Š¯¬‘øþÀ#©ðçØÉ–T}ýq²t€ÃEAyE»�‰Žç§lù„Ç)</text:p>
      <text:p text:style-name="P1">!ëŽŸU|ìKr*#î¯°çÈ#š±¤–ý¶‡_}cÖ#]À„D·:ÓKlT7Ã­È% #óÝcœÔµ€8ÔxŒ¢Dò#Ù®0µŒ‹!‡:ñæYØk1*GsÍ–•œí*†!/aAf#_¼ì#—¸ãß#°Ù¬™Ù§2&lt;„¤¦ûèø##á¦×u¢Ã9Z»ª0Úÿ#:Ž¹˜+¼ñÊdÌ¿N˜#?V#û*Üà###â-ÇUw¯#�tÿS8‹±Z:¹ÎÜvG#ß‰€</text:p>
      <text:p text:style-name="P1">}é(#1�é \øó#å;çÞÁ�<text:tab/>R(6#cñ"tÕÕ�g§j’¨’#iå#@ÎŸ{åƒÿ#WH@Ë�,QÊÃbÃ}#X�JÃ[?.G66›°’$nZÙŒžÿZˆ0</text:p>
      <text:p text:style-name="P1">Á#s½XS£#`7AÌîû#O©eì¶P¿•ÜWmæÐM—÷6¢x�kkxÒ¨Ql#ãx*…##™šeŽØ¼#ÂË�?ýlá&amp;]÷<text:line-break/>ã~´¥”ÇlÐ,ý§#³BšüGpîËífKà¢Ü#)#¢s“#”'ªMÉÄ/g&amp;šZ.#ý�\,'ÙõJï{#¤Fä^a’ÌP•ï#è˜ûxë.7n3;ˆ#óQ\SÒŸ##ð«|ÕÎ[¨ãè#ÖñãJÎ</text:p>
      <text:p text:style-name="P1">5“##¥cÓÜ6ã2qš¡#œ#~zÈ#†ÙÉ2J#Bv¡Z?”#»#³®_)#Üá—(œíRºÄ8úÁö“3Â¨nJ1XÝhw=‘«¾Y…CÑŽN#%<text:tab/>¡#<text:tab/>5Iš´}ÙhUÓ¿ÚÂ0"ÈÅ'G#f!»QŸ #è1òÐÈDˆƒ±ö�x#b³~ÕH‡^Úz#ÜüÂD:/¾Ê#6‚`+žŠ8($Tù#Ï¥þc#ý¿·o##<text:tab/>Q#¤\F4aW³ˆ¯øÞû–¿:¼gÔvum#|jÀš(Jæ¶™§#Ä@O“ÜÞ#ŠÝ�%é�jjŠ‰§ÌÊg;#F^‘±O„ðö°D—¤"#g<text:line-break/>C_Þ‹ºvÑ^�ŽXF<text:line-break/>#Qhû##Uãj#Ôe#öÝÕvZ_0]2õ€##A-#ó"i�</text:p>
      <text:p text:style-name="P1">§|Ç5RçhîØ×KöK†Ô5Ia”ŸŸâ­#ùŸ˜½rÓ‡ªS}xRùÐ#œ�êìK‡ìT¯ê#PG]È³äº@#ãNK#qysû{È#Et¯#Ž&lt;ßãî³‰†$a*óy¦Ã#œ"„N<text:tab/>d-©#</text:p>
      <text:p text:style-name="P1">#4#j‰eXšãéc‰Z4?äÖøý#R4Ñqú# (eâê#–¨<text:line-break/>�##ëG¢#˜?6�À~kçä¤í¼v`ê?Û(4Õ9g¯:�}\È/‘!äanŒJQ#e =#@{üü™!~ËÄùÍÍwô®ã“ßþ©Ît�«ti�#Ÿ Ìíß™¹kRÚ†ö=ò#Å�#·“}q6TÖH!Æ¤H#ì¡Ÿ#Þ#Ç‚Åy\��&gt;²Wî #þ</text:p>
      <text:p text:style-name="P1">%„Gò°ÝöT,–¼Áïõ&amp;­·ÈÈd/K@ì\H³#¸#×¡í^¼#[£kÈðLzì¡FJ#“Xê#÷3·(ÒÌ¾ö#Ë8©#Gù?#†g^Œ¸™BfÙ.c/\d#\—÷*õ#ávw#/#« ‡</text:p>
      <text:p text:style-name="P1">&lt;ºKaf½÷#Êh,¶¶:€y#m+'áÄW8#m/†ƒÚ48Ó#ª©òß�á©PÝ÷T#çló-Û¤#™q¬+y</text:p>
      <text:p text:style-name="P1">yÏ—##7ïÊ©âˆ[X*#&lt;bZ:$#»Àu¼†¯@Éî–ì</text:p>
      <text:p text:style-name="P1">s�ùm†åMc*³_/0#u„‘þ#aÀ#tüˆ†‹^¬²Ì †9åY›6#8æ|UÛIÔ#až<text:line-break/>�ƒ,ý:O9�juÝ#"{^M®·Ë##À#+vÆ#·<text:tab/>�ýnW¨ñ“Ø¾ÎÛ³.j&lt;O†³A</text:p>
      <text:p text:style-name="P1">Ò´ã�ÿBnÆ�#õ‰Â‰”*5ë°&lt;ÊSî##»×ÂŸ©¤ÿn;r©IÈqás¨¹ý&gt;“ù¢#xCåSNIÈç#ð‰º¯°JÎ#g9jq#¾8€ö</text:p>
      <text:p text:style-name="P1">#·u}#R#?û/TWÕñwT¯¹èû3¡ùvãEµlÔ X‚#/Ò­Þº»@*—3š#F™^ã</text:p>
      <text:p text:style-name="P1">^ž®¤–vš­Èd</text:p>
      <text:p text:style-name="P1">LQõzø##[þÈX#<text:line-break/>!õŒPÖ´ùeOƒšè#•ãp#ß:œ*Ó�ì³o#`'Ð‘g½â¶AÁú¥”à%“âOðA.Ù„à9#8Qªk³�9|q[÷u#¦üòîÀö¬î#gZâ¦6ŒïoE&lt;@áG0#7L8#‚÷#[`$ø¨€#o…,JvØeËü<text:line-break/>Fã�x|pÀõ?###Ï·Ì7Å‹</text:p>
      <text:p text:style-name="P1">"F##NŒ Œ`D;d#è!#°öÍiîl#­´‰#·¿ö#U÷¹#4^#:*4Òkf,ƒ.Ó°ùM¬Ôo#ÿ|Ÿ€„ºõºÎ_Æê#/ÚûCœ#i‰Þ;‰©­ÜÐQŸ\k�í]1#öÒBvÖ�ñÊºNÚ%Õ}‚ºïè`Û2Óe#Áf#h©˜#*#¬¸"#¨Ypœ#±¢CeæOSçeÙÃ#Ôw„äâÿf×�­ÑGÊ×cÑ0|O×H#Ú®‘í™^pëàº'#—J|;á#Gš|U÷Q²¼Éôv#ûƒ}#yâd#q%nyîd</text:p>
      <text:p text:style-name="P1">Q?�=ƒ+#„Åg##Mm¼þHÍµA7Vª#ÿ"²–m.A™#PH#ú|·ÅÛZg#¬s�#Ž#Òâ+Ó•Z˜ªÇˆNGÑ�TüáLMyq#ç"#�õF¼uÉú”YÒÝ</text:p>
      <text:p text:style-name="P1">}#nã7í�F/ñÈ¼¤à(=—î(dL¼¯àœë-À÷$<text:tab/>Jz@˜#i&gt;ÆU0F˜¹‘¾®Ó&lt;N¸(ÿ#<text:tab/> &amp;æEg#?§+2#Ø7$Z%)XúB,Ì©swàüÔÏÜ¯(Ë#1á�#¯<text:line-break/>#?Ë'{žà3åCÏP^J#¤(÷ø›#4Û¯“›#QP:&gt;#•sÆ™#«4I%EÃ#q:Àm¯¼:´ÿ#{´k­,ºÕg×NÊzÓ–NÏfÅM¥=ûìfÝ&lt;Ù###o¶##Ì®øÿ#õHŸmiq#‚Þ<text:tab/>¤&lt;ñÌ7#K‘¹&lt;/GCøåÁž÷ÚUr«Ö´o Å3#ÙmœÃ¸1L†Ç§é2#~*’'Æ»w#Îy8;Šn²*†@©™äSÒ¡ÐÄ²ˆ/_¹ó#…‚#6”ŒQWXé#=õ°ÅÆXGVÆ#­B5ÑÁb” ###²âˆ8‰“ÆBá<text:tab/>µ±kŠ)^E³Ê#¡#Ï6"ë2Ç#:Vh#qô‘àn-</text:p>
      <text:p text:style-name="P1">¡-æƒ#Ñ~##º¯s·)â#8¸då¼=¦0³‡#wâüL##F#_ÁoäØæ-#TÄ#©¸#tˆ¡ñ¾¸ó%#{²Õ3½n%'4ä¡C.Ê7ù-Ê‚ý'üQËÁ²–ž#�|%pY#êÐ?T#ü6•‘E]#¤{Ì&gt;¶/&amp;XØ-‚}</text:p>
      <text:p text:style-name="P1">8´÷&gt;µ°œú<text:line-break/>¹º¸¥²Ú£#â#w˜ÑYwØI#éÃÃ#{–¨2¸«�ôãÑÕ‘#„™ÿ5w#¶û#§#FÔ#Hx‰ #ç„LÛ#î*9#›ûc¯áHy#hqp=N†¯ŽïV›#ÛlÛÍ</text:p>
      <text:p text:style-name="P1">T�</text:p>
      <text:p text:style-name="P1">ôäfÏ½&amp;§3",ÁzÂ##/ªÄÞsk<text:tab/>Æ</text:p>
      <text:p text:style-name="P1">Œaÿ{Q&gt;#\‡Ú#q™Ì†äMy†�«4¢ìU#@œFõ"‘Õ#³</text:p>
      <text:p text:style-name="P1">%ó³‰Jq?qÐ¢œi}Em©£õeŽÞÿ9òÅ#p#Õ¯~#ï…</text:p>
      <text:p text:style-name="P1">í`�Ö#HEš±T–qƒAÜú-ò##â0ü’çìngõ#iþ#gtìr”º¦ß4<text:tab/>^T�q@KoŒWÇð¨¹¬#,—#^Ô›ˆ;##fÁ¦]ºÉ#¨»�ñ‹!\j,ÓPƒl#M­S#f*s*É^éôU&amp;#”˜T®M'Lžè`#pŸ.û×„ŽØ0hî#Ê£–t&lt;ü|°›×�"#ß#è0J#*Ýi=Ï…Öøulf6°Þaí¯˜¬¢:##Lz#"ê“Ý#q¦íÄñŠZ…XÑ-}c»Ól#ˆ‰T</text:p>
      <text:p text:style-name="P1">¹úÉÓ#íÕúg#4#æ¬÷GîM6½#ž¿¨òX�xù</text:p>
      <text:p text:style-name="P1">###àÁ¢½##,<text:line-break/>ŸfW«JÍ¶#…+¦ªZhz”èù“Ê˜¯¾Iv¥'#ß#·‰œë7ˆ#%�¦–¦m9þìIæÎÏ#CNo­ÒìÇd—\r #©”ÛDv¤kãïÐo9®ÞK|.Ç×"Æ#ôÞö#pÉÿ(ú[n¹Û¥huÆ§ç’`Ô¶CHã##+¾Ñò#<text:line-break/>ý-½.#xO�„#;#™OOLŸƒU&amp;ñ´!þi€ &gt;#HÏ×ÛG=‰ë</text:p>
      <text:p text:style-name="P1">Å{:�ŠµŽtí÷é#àÒ2</text:p>
      <text:p text:style-name="P1">Ý³-ÍùØË×šµ</text:p>
      <text:p text:style-name="P1">Fž#&lt;øþîüJr”È‘æÈ¦WáµâG.ó‚–"#ò#l7Ð°2#Qd[k4É¯áR€</text:p>
      <text:p text:style-name="P1">Ô#­</text:p>
      <text:p text:style-name="P1"><text:tab/>ö¦`Éãþ·‘Ð�Ì#«#äW#e�êÜz?ßçéAQs·°ü¯sÃç#2ŽO#á´#£»ý«v¢åÎd0Ð#Š#c�òþÙÌµ¡#dØ]¹» #2„ñµF#FA#E<text:tab/>#GçõY˜Aã#¡»€™7€v±</text:p>
      <text:p text:style-name="P1">_z•ôßó#x÷#Þ</text:p>
      <text:p text:style-name="P1">ö#AHó­!•|àË#$á¿Fž+È#ü}÷&amp;³Ô^ód�ÞTj¯žééŒ•QUL&gt;�ìYÇŠ�§Ü±û“rªûóãÑ+X�5EÕ¼œ!�vZ#U9…¾#å+Šú†´þ¹¹’†ÊŽˆ(œ²±2#8J&lt;#±2Ïu ‹½#šåhÜ0wméós/0ç?ät‰æû§Þ¢ÔÄþ@'”+#K‚ ¹# m6`Â9çë3�¶#”©#)#…ÏÛB&amp;ê-º³È##o#ÿVc%#ˆ{¼¼˜uk'–'—›ü�ª-ý~šækßÙ#Ž!@?çe¢´ñÈê{&gt;,¦(<text:line-break/>6ÀYâ3L#75#¾’3Z\7™­,†Vä±g7¼ãÚÛéðÕG~•¹ßxKÞz†n#s‡Ç¤‰#cbë#)cç‹`Bœ@aÂ`…#¶i¤e7š�{ß—0…#ÇÏkî2Uèw#$#û´ü”=##ÿ„#ãà‘J#`#ZÛ#�õ·®r#8v#Ì‡AD¼%"p­0#yC‘ž·<text:tab/>‚ô##6oÄ#iú# z¸ÄH(�d'fyÉ##g@��a#Y7ó7M#*d�gWá¥C¢“l¡~Äè^ìNJ#‡ë‰ˆ‡###Á”µÎÄM_ÿc&gt;ž#§ºa¼ MŽ–P#àÐñ’#tÊdpŠKU#×Å¦z¥#fË#úXŒ…^ï#<text:tab/>#^€Ès#n’g´#Fe˜.Ì#íÏ·žwÉ³©òýmJg_þ{ºõÝzCÃ####</text:p>
      <text:p text:style-name="P1">pý»¤Ú\ÕÄ5�u»k6%¥V:®&lt;#}ô¹Íì5#&lt;êøŠb„UO%³þ¨ìcÈ@ÏhF?ÿoƒ#h3¦Òâ<text:line-break/>U#lq\¯hÚÿyâ“îk˜¶ïc›Bñ#mBK€)Kkh)##ò‹ÁÄ#¬#÷#uÃ&lt;–ÓÃN#÷ÇDˆé”¤¯}‚˜Z#,"×jåLéoâ†ÿ~‘áª"#›ã\Ÿ</text:p>
      <text:p text:style-name="P1">IîœQ!uø«ËËæEÀnyäß;#8[#Ùm]U›�œx#0¨;ø#</text:p>
      <text:p text:style-name="P1">Jõ#ŠŠ#­1ÐX‡¦ÃéÈ1&amp;ûìÕ3Ä#‘ÏÒí&lt;#ƒÆâ~oŸ"+#�c³#�#°#$ï¢<text:line-break/>¶AŸž#³Î9±#A€Ù¦<text:tab/>/üSÑŸA_ï8/Žú#âº4GÓ#×¸x¶{»â¯þÅ¾�íÑ+{ó§#à#]’ÜUi[#k¯n÷LïŒºlú5­î³Q,[Onz:†¶S ?±ìò#|£`¿z?bÖQ�Y¾×ìQú#s,r7Î|9ÝV#ÝÞ##Ã„#¨ÿA�ß:²ëT¢í#…:ÿ8#XŒáGœ#¤†+\¹ëÙ1f0ÎV#ï‚0ÔµuÒ#Ç¼õœ#r¥J_‡‡Ö�#(#™¬õCL-Þ�Èÿ<text:line-break/>6#Ø#Î£ý#§ô]R#-NÔ˜š+h#¯#k‘#</text:p>
      <text:p text:style-name="P1">qFôQ#„‹O”|Nò�Ç¢ËÏ#£ùîÎöSÌ0’�§V÷dPó’´#.½‘þ[F<text:tab/>#ä- ³òäÑk¶<text:tab/>œ¤f£Š™M=Ÿ—YíÙ,EOÌÍ\âñCõ�Ž#OS±Ê]#</text:p>
      <text:p text:style-name="P1">ÑAfº'qÝ¼�ß¼ãU~ö’ÑY|Ý=cÓ ë€UÊ�R‡x›ÔC##è¥íðÀ</text:p>
      <text:p text:style-name="P1">¡#³&lt;Š„Oì�ýHZ_£~#Û´fŸ</text:p>
      <text:p text:style-name="P1">�ú^¡;(#7#±Œþ#ŠƒSU©#†Æt4�u*x±Ž##"$ué˜vP|˜,E¦ð#môPÙ#O/Ì‰ù×™u¿bI³˜Ï^’©;#ê<text:tab/>6­1¾Ûe[#Mw$îG»f#M®Ñ’4ìæwA´(¨ýf“kV¬Cž!ßš%U¬†p#-áÃM§\«has#—ˆÅc«w�\DAlÑBæ“$<text:tab/>&gt;ÓNè‡ÓI#R&amp;÷iòZ¹0H#‚/ÒC{KE„ËŸ�è—O#L¡#¥¾MŠÍúG#�°sûÏñÁ"#·OÐÕG3#€•#­ÞìCÃ¿¨0Â#Š‹#’&amp;²È%Ž|Í8ü,ýH¢£~e#ç-##±#±#9³šÝ½#y„àâ`§tLr°#„‹E#åpú#9Ÿ¶#/©&amp;%*<text:line-break/>ÌšžMÒ8gGæà¸�#@wÝs¡ÄÑ#u‹CßcØx³h1{1Ç|¶J»”‚ Ù€±(ÀñMiÚ-çtiÐ¥##6 Ñé†3¿]&lt;\{åZ#E�Z¢�©oÅ3G±gå]@!?œfÿZ<text:tab/>#²Ê»ú­n…T‰##ã$¿²œ +ÒêxÂ�å¨^(Ö7&lt;f‚####</text:p>
      <text:p text:style-name="P1">L9@·}ûÂ’#Ž##¬‡bò©¤áª#�–#</text:p>
      <text:p text:style-name="P1">Úx#ñk,kj#j#bñ#^c</text:p>
      <text:p text:style-name="P1">²ÿooÆ#ÎaÏñeÚ§×z,</text:p>
      <text:p text:style-name="P1">ê##b§</text:p>
      <text:p text:style-name="P1">‘Ã„3X#¾l÷Ì‚rÜ#³’Ìv�Â#³#wê#Éng#KmÎ#cøo6©ü‹OÆ#10¼oh£J}nðšfgEé†X#æŽ•¡g#’é»jÔ§Y{=T›ˆlÖ§*î&gt;VYú#²</text:p>
      <text:p text:style-name="P1">ê2�]ž#!±sé¤·mÛ³#û²vþ&gt;#2dwˆªÐíì;8N0÷Ñ˜#¤õõŽ¡·�c#/yÈ�®‘ÌäüÃîè#tB:#-ÔM#}Ýl¿I¹VM|ß°à#Û#\@÷"ôV;#ßÅÞéå#a<text:tab/>ø#ª":</text:p>
      <text:p text:style-name="P1">ì¤ê$çÚ<text:tab/>#&gt;l°EO#.ÖV)–#¶È#Xª8�`t‘#X²ä)¾Oæ´W©}×#_#2Aµšœš#EìÕ‹ëmµ7õNyçŸhSqL8ƒ]ã;ùÀôë(ó#ÎŠ,#ÅÃd6ŽÉh²óÓÇ#wŠ##¥bA#â¦•é£Ç{ž^"®Í~4Âå##WT¶‘[#9##ÂAfVŠ9%\#0“¢2)##ë¯#äâ#é˜…³[‹¨oŒ#¶¿Œ5Ž(Ðu##GË0�»=#R=®ð#ŒDÛÛ§ïÐH‘RŸßmî@-#6ƒ#õ¤RÆ:-o\à˜öf$Œ»Ñv±# #­n#M##)èvÐYÓ#,¨ZÐ+#BáŽg<text:line-break/>FFQxn6Qú’X3Hiå…~#ñtðÕ@ÆSØUé#þÂ;À'.#D³·#ƒçõY#ž/WŽA«ÿ#×�%÷´*ù?…EJ¦;tYñû#ö##î¬©Ã¢#ª#ô¥Hw×ÛŽè#b#MÞû£¼%�';Ë·�6Ó.##…±Ñ…„.ÙKÊ#®FêÞ¼IÐ7â¶åQ#FJ\lx EK#°#¢X#8¢¼&gt;&amp;#QL#Ë�ÇdÛ\üñz1%F®®Œ<text:tab/>ig$‚ä”–âkY~¢ƒ³ÍR‚œ?\�ö±¥€^#)¥”Àµx3©J#z(�#jÔ#ã( Ó#ÿm|#7Ô«=Ž¦Ó#ãß]:ij#ùÁN#}8ò©·ñ†###¢[Ô"•!ûú(ò#ƒº&gt;#aM—9q:m„# )°–#Ÿôþˆ˜ÇÑO7Ð&lt;1X.8ñÂ#?ës#¸#×êƒzP%èØÜ%# #$æ•Hr¹éªrÑ˜Úù#|¿ÈE0Ï#âÇ½Q©#%›’ê%hoü&gt;•Ç`$ÅFj'¿çÎIsÁ”#„åˆÅ‘A¬Ž®4¡bâ“Q#È¬ñ#-ãè`ýï›#öp#ÖXÄ##ý</text:p>
      <text:p text:style-name="P1">{ÇÚx&amp;@ î^ÅS\¯ˆ#‰Îþ³mÔ«ÇÕÈ¥³¢eL�¬ù<text:tab/>½™4Œ##æHyè%Õ##òr8nÛW«½n¿e9«ˆ.·##-#…æ]#IZõškáç*wÅÒ÷<text:line-break/>#+´sÛù±º�ô=õ�âe#�B3t—&lt;¬Lwò‘‚¡7&gt;</text:p>
      <text:p text:style-name="P1">–#‘15¤K#wž¶_ÙËÿQ®#ðgužÚ#ãÿ5j`#ª,Õ\##ÅZ’¿##ÓB�fB0#’Z¼#@Ž &gt;%ö�ð@¨¥„©´j†#®VOïÒ1#Š#­#]‰t_õÀ</text:p>
      <text:p text:style-name="P1">ÝÝRŸ&amp;#¾¸</text:p>
      <text:p text:style-name="P1">vHMQj©££LG#¨®C=Ô2#+Î#uÞ#6N…×$;ã nFNáÐ#ôÂg#} ë##ÏÂÖ¬PEKE!#iŒ~z)4ïBê##$è]ÇW0£Í9êjË\#80Ñ.[I#«*riyD#MgÎïj#…±K‘!Ð#±Š®•dõc÷mêCØ9r¤%{$¹ë‹™À"p<text:line-break/><text:line-break/>q ¿yk¿ ¦—Ð„.]_}#_ÆÆërÓ´©øn2lˆ#oX(z6‘Æœ¿«#/€›u«?ÇÖüc,R3¡ÿ7þt?<text:line-break/>ÑÓ0óÊÄéø¢ÐzóY¿�ÏùÐN4}1#{\ Ë¥eYK#‚ç¥Ešš[#®¬æAÂÓo²ãÒÍÇô´#¤7PÀ&lt;ä•ß1ýÁÙ§£u&lt;j#_N¯#&gt;pÆ¦2µnX#{ˆÅAO<text:tab/>d¨‘ßWÙf#,#ç°^Þ##<text:tab/>›RPy›$<text:line-break/>ŽóˆË#,»/ñÄ;ùþ_uª,RÎÓ6ÿ##u§y{¨ïA«]žö"ú#¤âëll#‚‹@ž$™i�#Ê[Þ#4¡‡Ü#àŽ‚œPÚYa#ÀÀz^&amp;éPe««ŠÆR»Ïþe‰r‚Ö`Ù@A#O\çiü=ãB###sD„íË˜2ëX<text:line-break/>&gt;r‡èõiV!º#ØTÍ8üæ®#Ûs#v|ž</text:p>
      <text:p text:style-name="P1">7r##[¸ÀÀà•cß#ejÞ##!#Ú#ÚzáÃ/#/]lð©Vf#³%m‘í-#³ølq¡éì3ÇµÍ×¤~9¬ðV¯J-#Ò#c6¹##-í'?Ì=e°}ŽŒl¥z<text:tab/>–Á˜O™hÉ@”öÊyzzäc#r:#Af–Óu# 3T#_tzÌùÝ”+rˆ3::ææ}¨#!Ä0¼Û#[¸Û‘&gt;8#Ù]Òs½k#x(&gt;Ïè6eÊ~é‹:#¹Ü2H#X#Ú¢N#h&gt;FD�t2þ�=U—#Ô# ÏàùµÌU(ã~^ŸÀ$hNæL"S™\æ'Ç8g]7ùD~¿!’ PnmÂwüÍŠ3}ö(#oÔÃÅKØóÇ°#ô†Ô²Îi¾¿åC’#÷²VIÂ#º“’êFáßú”öf_Ÿ&gt;Š$¬uÿ]#æ{úÓ’,ë#Ó‹¹!xF#Ç#†êŽ^ëŸ|Ž|§#÷&amp;Ÿ–‡</text:p>
      <text:p text:style-name="P1">üýûÜØÈaE#žÓ°È#¶Ü%rÒâ#ú<text:line-break/>ÁÉœ¸#‡÷å#ÍhQ€J� ###L#Äp5##O¥K:¢‚°Ÿòà…�8®<text:line-break/>!Ôë'#£‰Mû€çäÓÉIêmøÍ¯Åå‚L�˜­<text:tab/>Ù°K0Ìô"½·Êú¯Þò<text:tab/>µpG‰+Ÿ’*ÀøÙÉX²·Û–”Œ<text:line-break/>Oöª76^6°3Û#4Þvh™#u•‘~öÙ€#®²‘N…¾.¦ÀÁÝô#*_Ò×-›/šú,# i¸’ž<text:tab/>ÙÛ#¢RK'#C$å#WCiL#4§#ÜÝ8–%RL¹}´ñ#•�Móø%ì#ÂE(½ÿ%aceòÒ#òÍA]Ä#Ó#­<text:tab/>V$˜ÕïIŠö#ÿ{‘$)!ƒzÖþÖˆés0¯+zÛè]¡#�%m¾%ò÷›j÷<text:line-break/>ß #�m–##¸DJÌ#¥¿ŸEi¿ÏÊ</text:p>
      <text:p text:style-name="P1">“J¹ô<text:line-break/>ý$#ì£[þß)Ï##úv#¹d#ÒÝˆbj@l#T©¨~Ó§Ä±&amp;##Eì{îAƒ#h×u</text:p>
      <text:p text:style-name="P1">%¼O|Ùhh|ƒ#Í1#HÞk¶Îj»p¾ÆüÃ#Ë•ô)§ÃQV!×V<text:line-break/>ásÐD#:</text:p>
      <text:p text:style-name="P1">ê%æuvåv!…{#£ßö3üÊ~q#k##�ŒÈá6|K6˜O¬U#Ð#$ŠüÙi8":¯Ñœ:ÒöPØ#9‘L¾q!åÇ†—iðc2#æ*Š‰/ÞÑ</text:p>
      <text:p text:style-name="P1">ëR‘$‡M\U$vA“†K#¤Tö</text:p>
      <text:p text:style-name="P1">y#�2ñÅrxè#O¡\»#Ú#¬#I|N#§#xÒD|)¯#Ú<text:tab/>[ò#c¶`Ùm±ï#2ÌÓ#jð#~÷óMs21A¢ÑÙG&amp;<text:line-break/>##û˜°ŠÐ#I #Þ£<text:tab/> ›J!a#ö£îÐíÕ¼�§:ËmnÒ&amp;Ù»#ó@¤�Tˆ@µ#£4–32l–m#ª#³šÆ÷hDOó5åí‡¿&lt;¹âÚ~#³=<text:line-break/>Ž9</text:p>
      <text:p text:style-name="P1">DÎz+{“‚ö³Ú1##×</text:p>
      <text:p text:style-name="P1">.#Ot#x#ÀJ%è²Òb»ÝéHƒÞ×‡ý#úˆ‘#-¢’Z0«Ë6»�ÑÁ¾=¬©ªâÞÔsHÉ÷`}–#©{<text:line-break/>$##:²¶#–#Ï´ýX#Á¶�×ôÚ{©¼dh¬}</text:p>
      <text:p text:style-name="P1">##ÍÈ0×@1]½\íu#œnŽ#ý!9;P¼a#†€bZ!Ò#<text:line-break/>p#�¯*#žÆõAð8#:#†Õ##~¥õ®½#Ús•Ì=ïðü?#¡´û^X–Nò8·`28<text:tab/>#YÕ#BgÆÃö¨3H„�PZ”ë«ÿ0!mR™=Äk§Í#²–#HÏ2ƒö¢µÜŸB3í¦j#Pºžõ0¸šH¨N°—<text:line-break/>’#lîVX#Fcr“í—qã#®ðÈ#�Ey…Æ¾Õð÷u¶#</text:p>
      <text:p text:style-name="P1">#ioÏ#•#‹Ã�ñ“—žI‡N7Ó¸Á¬7dûšO‰k9Ò #0€g�Á~Õ%H#ûç¼$úì‘7w#…‹#Ù\Ÿ</text:p>
      <text:p text:style-name="P1">&amp;#Õm°óÐÓÂä™ßžÚI×ù;ð‚ÃþK‹zK—á|¹Ÿn3�a#ÜÔ(£#”qµ#~Jþø#ÕÚ)È¦/Ï�€9%&lt;¿ñ#k#—<text:tab/>“GÖNiãbz^™¬óGI<text:line-break/>£Ôñ"¦ŒóÅÿ)#²B#ÚižBnäY˜q#Ê{ªw#1íÁo�U;<text:line-break/>BíÑ#?£âFQpžnñÄ¾7„ßûË££À<text:line-break/>#å–ÓÞ¬IÖ¯eËÓ`,4x§+�çWbnÂ<text:tab/>CK+�sÅµ#,^=›Ã(8#ï#í7ç&amp;Ž8le±aD#øN5@Ú÷ñ–O'œß^CÚ^iH¸Á&amp;#‰ÝËÆ,ïÆÀ1áÓryg¸F­#Q Ó®VæpLZ(kì�0#ô¨2¤b</text:p>
      <text:p text:style-name="P1">#Ëáë</text:p>
      <text:p text:style-name="P1">pùˆróL#<text:line-break/>¥#¿ÅÚ"Û#—z��þ#(È·:ÍüRÂ`çhÕ jfY#¿Óß;d€:Üñ¨#*\4°—#ûïŒ›í©#Ü;W#=œ:WÒ½ÂI§îW4¾ÿ}0)Ù&lt;4^�³®Qí#ÁŠ×þÎ‹�z~ÂÃH6Qÿ2Z´eÁ#Ãói+–Twü#ðálã¾f#Ñ3¤5r£ê!è&gt;ˆxqå#³GÒÜýZø´p^[éYa§ß½ItÅîŸ#Õ¸ù¤‹Ðªr#_ÄÁ#ž”þå#/xê&lt;¾Mó#Hì"-,ÇL^âc•ä_“_#kÄáÁ?ñß¹‹›Z|�#zr#×HIáÛÿe’­�SðÈ#°JýØsÐ�ö##ÓÐœ Ò¤ß #sŒŽ¶“ê#¶]Œ4ñ­T77(òÈ#×I…@SWQEEÖÅcUÓ]q£ÇŽ©˜Y¸b�Tãfê#C}Ðß ½ï!0^ÊŸ#9`Í#É�LLI·ë£#‰#Õ½:æ€èuÛg##ûI~±r</text:p>
      <text:p text:style-name="P1">.^KøäM"Z–ˆï_`µ:m”ÇDwn#Zê’#wV¡—m2Ÿ#ÁNã§²°#w<text:line-break/>©íÄ›sm#pÖ¹0ÔàøPÆn8!Š†“#”­qqðÁ#9¿á&lt;4�z#)Ü�!áJj#.ªÕAFm&gt;ÄÖ{ïFZè%À#óˆcTßWÆ­À‹ZG˜ä1º{O#÷#�#OÓ,µN#OCüUà#PÉŠ#RØƒüýc/ø#®€îXî#e¸Dft+;#–ÝuéþI&gt;3n]òÎ###VÀ#Þ�ö<text:line-break/>#×µ6WC#ž'ß!œ_#ðžSá9-ˆ#–tTÐ—'“]&amp;§©´·^AŒi×�—LÕP#M#5v¿Ì#<text:tab/>@ö¿"C©#é<text:line-break/>‰w}V9á¹#Wàù¾Aí#‹†kùSa*ÜšcÚ��=|&amp;ú�»’#å‡{eF{•#_…ç?w#0@Å«„6^#îRï•[Ì.u­w®FÝða#"Hƒ#«�æ÷ï‘(/"Â%Õ&amp;#ñ#ñü:·èùE#¾åz0Íºkj×#¤º©}­™©Ô‡t!F#‹�Þ/tº #¶À#4äÉ¿�E�ãzÅ#Ý#BTgÜ#t#eú¦iæåäïI#¼’æ±=#I{ÛoòB#m„FÁv¥ É©�×Ku¿Ì”#\2ÂÔE#v6Wúf—[y#;-#¼%Ï#L8–Ó·ê@¡÷ÉÛP¾:Zùr×Èk)Ü¦ŒÖ#t.¨ïv#½�¾Š­tçxo–#_Úv§pî&lt;WuÎÂéÜ���h#Æ¼ƒ‘ãû}#¨¥ÌO•÷Qê#k°¹È‰=¼IeÀ# Ð«H#¾ù�—Ü™ƒ</text:p>
      <text:p text:style-name="P1">#„�9õQ‰=-#J“,ÚÔÆò#7##Z#¿lD=ÌSCŸªQ8ãŠf#ç###*«`Ái6tÙ8ê!"~¸™!#m#ûTº#eVüð¼Ajä#ÿ{à‰[qÉöé�2Î½–#°U#ø#P?ËÊ¥ÔÒkúÈ.-+º+zé#ÙÊ8ÈLhQÛ?�#é<text:line-break/>#ûºz#ãø·¹‚ÝïBs)F#ÖµÖ#JÿK5ÌØ<text:tab/>Å€o!#1VIýû7Wý1áG!"XÁŸG‡ö#Ã#"ùCmŠ"‡ë#«žÉŠ</text:p>
      <text:p text:style-name="P1">~–b®à¯‘³4Ù§#L?^$y0F#II#�ñÃ##2½Ek�žA#Ù#è¡R³xx#ØA(Ì1Àì,7i¾ÞKþÖïÏ</text:p>
      <text:p text:style-name="P1">TH8¦°[˜#¡½n#ïÀEí#™#•¨#CÃ<text:tab/>6ó.ç´#[uôÃî#äx#`.Hç#e#ìMÏ.á1Ä� Añwœ—á·°µ1ÄWŒw:ú#ÉŽ§Ô <text:line-break/>J¯žÅÈ­ØìIPíÌ€#�¹®5ÚjB„|bp*Y<text:line-break/>ìS_û!ÿFúþØÔ#‹›#�UÇôŠñ3PÜ#Kà%?VIô�ØîÜ##"Þñ�Û�/ŠY$'ÖÕ6ÜHqQ#AÄXâÛ#tê#E–ÍÝ#¾M„øyïH##1ÛAw#(K¯°áª¾Þ†Oð»##Òù@ÖÛ«@›Ä…#|x#â#V&amp;­Ó‘4¹BvZ�<text:tab/>æ{Íì#–üÐ*A##¾n‚#RdÌöw\¼@#;ÞqpÐ¯;àÕgEÁ‘]²2#)ìþKn¼~/Ö'ÃÖ#ü¤}L;z°Ðd“cç—µM�&lt;¢GZFJáü›Y©h 0Ê‚8‰VD™~ëuC,W³¤)´¶Ñ[l#í'Žºj|_õ©gæ-8î�‚h#f‡ÿ_�»(éj““#ì(!0=×#«ÿq£ùTWUôŠ'Œ§u&lt;xÒ#?„#Ûw?wV|è™É!0¯G8‘@5Oß6¤&amp;�ç¨Í#P•e|#]¦pi6#LÇépF%ï#…_Ì«#²·‚ã#õu£'æ¶æ#Ö#ÒPžqÕm°SÀw£ </text:p>
      <text:p text:style-name="P1">’ž¤ŸºÉ¾¥®ùöœ‹Ì*Ö=°ç´‰9#}�Œ¸'b%÷Á9à#©ø4Yÿ&lt;»µÉ¼+###@‡?®¼ZöÐº#;ZÊE1#+F�€Üc5’-¹\š’e¿Ø)TÚÉ�„í—?E##Ž#"–›ð½&gt;‚º&amp;î µÙ Jë#ç€§xÒPÿ#~åálçú###Æ 7~/úçZïéF�çÐzT¥#<text:line-break/>¹a[Ør©Aä—ÿ:Þ·!Lª#lUtók²¾û„#(ËÃˆS#\2l##}Ò¼/Ž#rÆø£¶f©å@k##e›¡žûÝç&gt;¿T¾L#P³y##®ËŽ+#—,7m—#ðw�Q‚x=(øMqT‚o#¡wã›æ=R$PÔ#}V<text:tab/>©#¸*œæØ]Ò¯LZªÛ&gt;†ï�àUn®JÆÖO*¹î��—çm­?R+Øäƒš÷žw#Î8#/ð€+#ËÑ~ý‡¥Ã3^€õŠ#JÕmk.ö¯Í#.Æû#§</text:p>
      <text:p text:style-name="P1">ŠJà6Š¢ÃºAÚúº¿Ñ#å#� Çì×D"#f¹$#ø1âÕn%ÈX&amp;Ï_<text:line-break/>Ó5DÙÊ‡1#’ÇZô{«R"¸iÿëÊ|Q+Ü##µþs6*çÑ'š*Ç#ŒÖ-W ¥ÝòþIz##{\Gøeš|v†f±ò?#ÏdRD#ÒDg2›”f;À#bÖ¯ÒåðÇbùRœ†ÿM'xR‡ØÁ*#ÞR ÿ#›#Ê‡#Œö##oÒ}Ç~˜#gÉÍ–B‡Ù:¯�Sd#˜"T»›.3cìÅvãnP,Ò#{û#cÆÇ­;¡.ÿh.¯Ç7¨ˆYa«!™`#*›�#¬�Oú‚lm§#¬I_#ê› #|ä#=ìÝN½o«ÎŸ#lëƒFÜ_</text:p>
      <text:p text:style-name="P1">Å#‘;Bw‘ª[DÞiÃ‚¦:#ç#àŸ…1ÀPª4Ä6e©§SŠž‡¦MV#C#›…½ñ–&lt;£†#uõ# #ô¯†¹</text:p>
      <text:p text:style-name="P1">#\<text:tab/>P\¼xE¿‹<text:line-break/>&amp;ß­º:#£±?÷kfÔ’X#2nÒ#ÁM ú’{$#‰·”Ýøˆ÷çu’|¶Agóì8/-ŒÆæ#ZhÖ</text:p>
      <text:p text:style-name="P1">ÝQ{&gt;<text:tab/>#ß{¯‚ñ^Û+ˆŸ7‡óº�Øcü#Ôƒ<text:tab/>7*“1+##5�øéãò#J¯Mn#î_Ã<text:line-break/>’‚)##îRÀZ·&lt; Ã%7�#&gt;:ñiÉ±Nt¬b«}ÙÉA####Âõõßv##ð69#í</text:p>
      <text:p text:style-name="P1">ˆM»æ#�j«�qLÂücúkúÃHòÍÁöl–y¦)##œ¹ú<text:tab/>;¦BG#‰ìe(î8O%úêaŒÒÚ´&lt;èº½}J¯õ3¼ñtÅÕïw!.¸WjU-Ÿ#Y-&lt;#L‘ï¥:fÉ%\�É¬b$�å#:û°¼¤"öÏn‹…&amp;m÷¸@ƒ<text:tab/>¿ˆ9#Ý¥¹Ÿ„œ�:à`§L[~</text:p>
      <text:p text:style-name="P1">¦W�#ã‘%<text:line-break/>ïÀLß…gŒÝ#Ù*»‚#8IU#u'À‹6PøÆcø##ãŽŒ##•ÊYçu#EÍ1Ø<text:tab/>@úU=TBv#:°;vtG½jŽvÔU{âR~§##—¼^Øý’È#4#3#</text:p>
      <text:p text:style-name="P1">‚M™�ôã^0æ·áG÷§²#/•'M·{7#„#r»##;v#shøe$z##ÚhŸw#&amp;#¶N8Dç#š1©ò�ãN##Ð�c#§aEnÑÂðÍÿ#rœSŠU&gt;äÏ£û#Œaæ!#Z±´àô~Î†¶<text:tab/>##£�„¿›Û0ßKufüÅíÃš1ŸWí’#Ûj5Åveá�–Ó^¯kCÈQ–Ë-š# OÃ¶ò‹ �|zº½Q?"i`ÇùP4?õ###¸7Õ(¿ÙŒzß#lY¸×ßd÷{¢þ7£Ê¥i±ž¿©à#Q#vÆf¤©#l†ß’ÖŸ,¬ MêwP1ÎJ˜#ÅT.Ž#í°­1#?©í-ëkBGh#¼¬š8‘Ûí'#ˆ»¨øg##¤Ñ@Y'Ã°f¦s˜b­ÃÙ²{‰5]—"c0ŒE"L§aK:äçŽjûS½Â÷â­#´U´M—Ã×àq®»#ŠÜ8Ý:x÷#Rg¦:îVÂh#ì9Â­�—#x{#þ#@<text:line-break/>ª‹'�Y™ÍH#s™š{`Ð=•ûß3[YŠz‰ud 8ôƒ¾»'ÑH®C¥Œçaó0#íó.ß_dº…÷##‰4'ZÈ&gt;+.?cïM!Ñø#&lt;#½m1Õ(…óª0<text:tab/>J/Öœäf#òz„ê=/ÜâÏ«ª‘»RLÏ@»sŠí#</text:p>
      <text:p text:style-name="P1">Üø#2iÑb¼9pŠ¥#’YÔ#SôÌÆü##L�dbÖÐQÔ*ÇØ#õIUÐ3a®1Ë#§†HGí®ÒÛÏ#7~Å&gt;ûg}Yó#ÖÑ�}a¦GŸ\#:#¯#u¶#R0<text:tab/>³rxZ#œùS�Ò&amp;õUR#¶jÈÜ@6Ÿ‘þ•æCeŽ£j-¯ÑÊØÀ”“ð#í«,¹lœÃ5¦‚1hVfÜ÷ÓŒ…À2}?œ'”ÿPâk±Ogž‘_è?KüÄ##Ž#úJ0{+O=rë D?–#À#ƒñ[#úª’û�õn#2#ƒ#üŸwv#R;Ë&gt;"#=�õ#±#iœ¨ÿ96”wÅePØ„˜—"Ÿ#�=Ý3’£¾’¬¾‹'P‡3_�Ç±•G ,gÝÊ+#RŸÍ5#hr–#Ì)æ“Þí¿ví##Ì|´¨“Ÿ0Þ*'t-)�?ŽK#tßË#¶×#ÖX#H™Rþ#~ý=m;ö ®JZ#¾ñ<text:line-break/>F¤#¶ºJb$#ö#œ÷�\úÌ.X˜"ßI‘+ý´�Öž¸–¯â‰%Ñœ¥#Ø”¬Y+Jù@Èô˜n·#À“skÿ{</text:p>
      <text:p text:style-name="P1">î¡p¥Ù€#¥Tº&amp;óg.JšIWõn#l˜9] ‘È]¿^†Ô±k´#À.héc©##ˆ'õ#óûëª4r$#ƒð^_rÐC–?Ö#´^Ãb&amp;#·ì&amp;+±ðg¼Ò£*Ò&amp;¿ÒäÖ”Ñ#‡ÏRF5Ô ²ÿ+Ú†'tN;ŠˆÕ###Ð¸7LlÉµ)»÷'KsÂ|r"I»µE²%ªûÈÐ1Œ3ØrYúºI|CˆUÅ1Ì##]¸"(·…Ú](2<text:tab/>KÍôx’’7Ù¢#l#¾Bæ¶12tŒ‡q¬ôG¿L~6#‹o#7NE#<text:tab/>„?â#àk^d�RËÂ•€ºJT½<text:line-break/>¯#À#^?c‡.µ#éC¬åÂ#{må­<text:tab/>VË°aÛ´J�#5Þ%O,#±#e’Ï´¨Ñ<text:line-break/>gÃ^þQòÂ„é$[}-–,ÓJ##Cè‘%–WEì—Œ¯?ƒeÜ�™á°‡}#ÿx Jz#n3íÍ¦ÑÜà•K#N–:ÌÿQy¼nOkð—oS9¾vêGRƒE�#3K|&gt;²©¯�ß'ÉêDYÈ×#ˆÈE#æ?…™nœLüÝ#‚c�µHT¨Q×ívÊ##ŸÑ·</text:p>
      <text:p text:style-name="P1">,#hz˜j++ã#Y##%ð�h£#¼LÎµ#…#”##$Q<text:tab/>m”`#¨ïœ#™cökËOªš3c5Y|XŽ#�R#ˆQŸ^#ô#ï##uê²õ|¡j=<text:line-break/>Çû4fy�#Y#xAaðš1#IŒ/#AX¶ÛvRšç¼ÔyìH#1DüúF»W]ìŒ¬‚EOïÂñµjÚÜÑ#-#ì[Æ�&gt;#-t;úŠ^ï4™Wvë#</text:p>
      <text:p text:style-name="P1">k#„å%a£•</text:p>
      <text:p text:style-name="P1">#¢~tjÜ##]†9`ævAä\�Ë4öþþ—Ú9#”pö#úO#as{‹"7ê¡LPÃ6¾TxNQÒòÔ$u–#@4À!ÎG¸<text:tab/>Öƒ­ZÅ0Â#Î]¶”6#§@žF4r•ö</text:p>
      <text:p text:style-name="P1">ý‚Û·ÌoÙ&lt;Ò[¡0=º˜º#{ÏàCŠâž3RÃ;ÍÛà�ïaC8Xà_¶}èè#K©ƒ…ÆŠ¾NnÚ�p5#¯Ýã¡cßš"#"4¯@pü$�„Áíf…TØ#.ßø¥#…f’�ýÚ#a6#µÏ°µ8h×#q "L&amp;HÄJ&gt;k5]ù�#)½íØßxÎh{#Ðlôòï‹A�#ºÉXûît¢GXeHX–So0¡n·™áY«¥ï7::&amp;ö²‚#Yy–ÌÃH\˜×*#G#ï‘*,#ÖaÄÞòU%'`=A×#õ›$ò�¯šž,t«Úôœ�´âgÑŒ5áÛÓL#i ;™##nß#<text:tab/>ŒÐ€ÔMçz<text:tab/>#TÙ�C¤T–&gt;Œ½æ#Ðvä¾�24�œ#ÛR7x�L¤8êœ¸ÜW³üj5ÄÝd<text:tab/>«£’<text:tab/>ûÕ#†R’ßÄ�Á½#‹N#.C¢6#+Ï…V#EN}o‘NË2¤Î7}Öà#`T¶n#a*#²—Â7Ù</text:p>
      <text:p text:style-name="P1"/>
      <text:p text:style-name="P1">`#æ´?h™2xÞ0D�a#~‹#^ ýŽ·°oŽ9ºw‹¸ìÑÝµË »€ýÌ#?ö</text:p>
      <text:p text:style-name="P1">¦KÛ#ü#¡`î�šœ¾à†c%&amp;ß{ïPV·#ý÷ÇèGÇËàpÑUnGBŸ‘åNEÃ#×‡š «êßË#Ss�%ï¬,S#jžó2*$Í…# V‚yƒ#/.Óh##ÌBö£­óÁt#gc}Š#Ù´##‚‚ïóPŸ?#Á}ü=›|bH—¾ðuOÅ</text:p>
      <text:p text:style-name="P1">¨##ÏöGè|œ¯#ý#(ÑÂÅh¯R½§25â¾#ÈŒfò#Ó™vØC‘¦x…@Jº#ßND#GÏU#5K„Îúw“Ÿ##a‡¿/#Å&gt;â‘</text:p>
      <text:p text:style-name="P1">á¿3i#8Ä1Å^m¢»R#�º#;y&gt;;ÛŒÔa­ö#ï)ÿ'##;#n¢ïC…ì’;G]:z·#Å]ÖUæz—æ#uÉÛ�­ªÜ‚R#Î¯;¹¯Ã�¡3ÖÓ#¶‹#¥¡ó¸ùX,¡A0AÅF¹WÉ#{4ïùR!Ðy”-¡r##)#ò#³âr¡¿÷Ñ4jþ</text:p>
      <text:p text:style-name="P1">3#…Ê&lt;�÷ðñQŒ©©Ý¨±£Ÿí3”Í#CÉ9:�ôèj%°tÞñÁ,Ë#,)#+;i6#úÎ}` Íh'a##:z47&gt;`ŸŠ</text:p>
      <text:p text:style-name="P1">”j‰Ó‹£‰§¡\ÕL+#ks³D÷2#J k”(4bóq@ˆïŒû…#g°Û• Õè×Ì¸zþÑq¥#Vz*J÷#*V,—J{?·•�Ï–ÔMÑ”d…#£é[–€)Cþ¿ü#¤##=KRf&gt;yhïL2ÈˆÙÊœJ#‡£âå#d|·ÍÉ%â˜fnCMÈ#Î¿OóÈ|ñ¶Õè&amp;%ÃáBè²óëÜ#†#8“#Ê³(£é#c##Ùã¿z#õŽeÍ‡ñZç$A2¬fè#D©(öN%¢¢Z#ƒn…(º#é#˜öÍäƒ ­</text:p>
      <text:p text:style-name="P1">Þõ7¹°#¨®A§$í##&gt;ê*˜HE@ðG&lt;"#Ö#@`##)�EñáKÍ:ûC�Bq\#ë³Ü½úì#›ãÓñÝþ!Ã#·êÆ§ù5˜KÂ#/e­2#åcdt9LReÐËVFÞ¾¨„¬F.#Ë´©Èà=Úè±6ì5#›ƒ]´\„#Úy´­—’4›ô~#”Ü|ò×˜#yÞ]ÿ&lt;Ó‡àëK™“´$cB#øZ…ßJÖ·¾CÉm#ÜŠ¡UÌbƒÎ.ˆGfK„</text:p>
      <text:p text:style-name="P1">×›KÅ¸*™tj]©#El`Zq ðb4&lt;RFlvþ#:##¯ÀYBàæÛ%¹ží#�.#€äÄœ�(#Î1°#)Ä$GœHxåh¤„²ó2#AÂb˜Ö˜6)æ“…‰Ëž¡Å*Ž¼Iô…0tíŒø@»j#Þ<text:line-break/>ý“ºÀ�#ê÷[1##¥—�ûÌà£ÍŒâQs~W:N#‡Â³c&gt;Å<text:line-break/>†fÎ²b#ÀœŽÉKåŸ~Ùd¤#a%&gt;¬ÁEJi#CÖ•QNÒ¯‚ƒ"#Ñ æÈÍk·~Ðí§Büc¿°·xàÉ…&amp;òªš¨hd³IùV‡‰ä¢#&amp;iR™¥HyÐN—#Øæ¨T=ÍÇ!ú˜®Î¶¶d3&lt;#)S®Ï)h#SºV¢WVM•##Ž##ªÎ—úŸ9{8ã<text:line-break/>(åadE`’É‡v˜#¬"ÒQ;MŒÓ?Ú6òáöõ#w!ž<text:line-break/>3Ê`¾ãÄÛö�=m5H#`¤~î õ#Øé&amp;§#)#ÿ#öÌ�§¦$…kdBðÌ&lt;DA{€#7$#Lvi#-­</text:p>
      <text:p text:style-name="P1">†ÿlâ##Œ¼õžÕ%‘K»Ñrì¢#-‘™F‘¦³##¼Q÷CÑ#Í+wrvÈr°noÚÉ#nFq·Ù 7+šÖ³¶8xº#¬ªo~î®ÄÉÿEâ”#þB<text:tab/>V#[{ˆß#–ùX#Ð)º©ÓË<text:tab/>K“#+##GÏ¦¬Q%2¨mNydŠ#Š##È‚VK#*w¦4ð*TX¢6_FÔÍç’úÎ&lt;"`M&gt;ý§«€‘#EÚ[‘#ê##�#©ô�ãóÃ#îÐ#Eb{×á'™‰=ºtÐdW[z/x¨³¿ÅD¢4#&gt;˜j4E#Š8s0§–#Vð~##ä«©ÆT»´uï-#-ï¦#7øê©Ì##DÀÆ©##’ß#›¹‚#Ð!`0#Ëº®Ã#³û(Ö�ÂS�w­¯#á¾Šý%mÀp!¶ÙÑ×-'ýÏ«½lé#Âyo…0Š¾ÿ*­Y¡K¥j™#²fz Â#BhÊg3 ½#Ë#qÇš#�ÿXGb#OªªÎùŠ&lt;„£#›Üî”ÐÀtñ·Û¶ç:a\#�##úTšü#çô«.º%¯ÿCÀ?CéÞ¯Ü¾Ú»¨&lt;œdÿ)›0Ê¨Uó‚4Ø1yl²ž#qàž’</text:p>
      <text:p text:style-name="P1">o.õl,Ú:'“#ÍS¦HÃ=sv†#Æ#…áÑvjšcø</text:p>
      <text:p text:style-name="P1">þ¡2Ú&gt;7Õ1°#XO�#læÞÏ„)Ž#Ù«á{`cjÙYi™±êÕ8g#¯ûq•V±üb¦Ï#ˆ#%=éE¤ñ“HÝ¯#Û+˜DÆ##=#`[</text:p>
      <text:p text:style-name="P1">i÷#\øv#ó&amp;'×&gt;î˜#cËÛ #×::ÝžO?�#Ë#}ª4#_¨ÙºÔÄq×Å8ç!(œ=ù#²æˆg# ®ý#+]#�¡û#ËMZlØÎG#éè�ðT»#####(##Ó¡òÍ�-X#;½Q¡#©ö#[”<text:line-break/>~##Üt1</text:p>
      <text:p text:style-name="P1">ï¼š@;~&amp;#Å&gt;'©öÏ¿g#4*ìš#á;vßžìžíÓÍ”ê‡o#§ÐW¥q¬¥`È—3�ÆÊ</text:p>
      <text:p text:style-name="P1">#à×#|»þ#ÇaÝÒWYÃ T~.]Ú;#ôLøáÄ`[âeMð#=‡‰#1ÒC^å­­ú¶Ï¸ªö#÷#€,x@wvçª³!&amp;#é]</text:p>
      <text:p text:style-name="P1">…NkK;PUû#ÝÔ§](Ø#Œˆ#ÚíÚw—¾I›#2</text:p>
      <text:p text:style-name="P1">ç‹VL-#Åj½üsüG8 Ü#$9uÊŒ</text:p>
      <text:p text:style-name="P1">„�Ì</text:p>
      <text:p text:style-name="P1">-çƒ§‡#ÇõÛ&lt;-:œ åØ×ðÓÞ‰Þ##¢°¹Öz#ç]Y¦+˜�…ÞL·u()?rŠÕydöPÒó#ØnBèÐ}òT#Ê{k}¡Ê�"3ÏßÒÀ®–<text:line-break/>˜2qkaQ½#÷à—É«���(†¨¥Úb#ÞÞ xÉZ½J-G–O}#Ô#g#qŽŒí”hðkr±</text:p>
      <text:p text:style-name="P1">Ê‹.P¤õlÂé�È�#ïažÜÜ‡x×O¬ë¼#ü‡Rÿ#7;-#ò</text:p>
      <text:p text:style-name="P1">ù#ª¬V#2#¹†#‹&amp;Ðï[â‹##e·MŸö¡‚#4ÏD^—ÃšÄÜ<text:tab/>##ƒø¯#Ïõ#u#ƒñýì#ÌŽ#/ŸX#¬¤ès@H#¼S}�-#aJÿ/öõsûv‡###ç#Õ”Ö˜’�é#“óµ#ƒ?Ž#�#kï"CÛ6‚ÎV6õ¯ÿ]¬©íîs#üöÀy#ó#dèÚÞðƒÅÁ�#8Nü|pÒ0Ô·AZ#p·Ÿ#¿#åä#ß•å#ÿ#-­ã9–K*ÁÂû�Þö#ÍdÞc#Ø#‹#@q;ß#'ÿ`­*##=º0dÈï#Qã*Bì®DW…</text:p>
      <text:p text:style-name="P1">À¥#0&gt;–gÐM¬Ã#æÃKc·È›Õ­o7C#</text:p>
      <text:p text:style-name="P1">¡ºÆÇš×i³ÃÉ#Î˜#hêH û&amp;^Ë¸ÇÒ#‚#‹##§þô,Øí±×Dò�ÅZQyOÌ#À#û22¢Œ­ÖM&lt;n�ßÀÅ#Mê®¢s²e·#&lt;‹#'Œ…Ã†–I8Q}!ö#)LiKeBk9]R#ú3zs#¿ßé…œA„_]#ŸÞ<text:tab/>CsÎ#øjFÝù*Ã;D¼#ô¨*#Ù#]E´-›ïmt!–¥}Èëð¸,A#©^/ôäˆ•!·t#!ê#�#‘#Û�3³gè9¿AÐK##×Î.#¼àg#$BTŸ)èh\˜h&amp;öžAþ­ÿ^þ#/ó!e�¦t#Tó$)Öº»h'q_´õ¥¾a¦*#"©í#£#ß»™#uá‚#Ç1àÒÂ#¸ç©š­îaòi(“µÔ«?#&amp;#.#ÿ|Ã"4îbÜÖF×#¥#?¸aMr*fC"#î#³-¾õæu&lt;ò5E¡;©~¿€Fsz�##r†RJì##áaØË·Æ#Æ»­‚r÷mMO~pªÿM6“ºû#¡C†Ø·™�#BŠZ’óºÄ¨9­À&lt;ý£�á|zSŒëY÷²ÀÏ"½ÒH¹’H€vÝòNÇ<text:tab/>êF#´ˆ3#Å¹»ÉÓ*F[íÂl#”üG#xF##bnÃ¯O`%²#³^#@6ïïŠê¿#CÓÚD[?m’éñ¡#åg8s÷TÔ‘”4Ç@ºÿ#RÏ|ZÂkâÈïóè‹Þû®ûöiþaÊÎ#~(Ï˜BÒð_·#+Å#&gt;…C#­ W<text:tab/>;E\W·##…¸�Â¶…�##£</text:p>
      <text:p text:style-name="P1">ú<text:tab/>…}£G‰CvÖ}�y#Œ¯Wäi’v3�m#Ù#y ²ˆ—#ð##à#šu#Ê•</text:p>
      <text:p text:style-name="P1">ƒ‰ª;éQ#™›¿,Þ1[ƒ+ŠŒoÿn›#¥¡œ�„þ#X5â4d 0Ú£#3¸C;Sj»#bã£™õ4ÞÄ«�¦³Å¤#<text:line-break/>h“`Š_ùL¹T¦cÛ#ÒmY##=U"#švºöºÒËpXEnÞ#¹N8S##Aâ7±[!BrÉ##ô#wŒwo£¨ªÑQ*</text:p>
      <text:p text:style-name="P1">�Ø}•Ø‘)õ&amp;µËÚ#?/õG#ó—Ê'N#.jO«/T¢í™#ßÉceôôLPÎb©©ÄÂ£ëýÏ¥k/„Z,V&amp;þªø‡</text:p>
      <text:p text:style-name="P1">$�ñBÅ’\6yÍz#™�Qn2åvå�Þ7&amp;ïŽ¿#³Ì#""„Tt#¶à#�#3yÿ#bwHF&lt;xÆpÖÃ¸Ø`w“C!ÊowÚa#vK§W+\Ãj™ž¢_«v#™Ë#´€×í“jÕ5§Úd±¥h#‚\ŸÆ[£Êsg#RNv[�X‹ð«ºFèôè#vzäŽ##R»—†,y*Ì#|®<text:line-break/>Œb3}Éi©#ÇÅè¡ašñd#™ŠgÔÇ&gt;KOäI_¥îQ&lt;##tf˜¶½ ,ÏWXôÛ‡1É5~ìÜãeÔ#yÏÅò�-±8Ö{7ú&lt;ý8c÷‚ë#lk####“#Nùewhw¯¯##Ÿ<text:tab/>NI¯÷ëU÷åF</text:p>
      <text:p text:style-name="P1">ƒµ#Çòï&gt;q#“#Æ'9Ø*ACšqÃÍ:U+¿#/ß´D¶ÀÎn#‹æÿu;#ît¹#&amp;#‹Å#¨QŠ#Ã<text:tab/>­=íd@½Ï®,ì*d&gt;’È`¨:ÌH,&amp;#…v»j\s­#ëåQÌþ#Ö®#bNMh9H«Í� ¿</text:p>
      <text:p text:style-name="P1">s€LÿaàX`#+m›á#e0‹Š“!KÜç”#±»¹ºÉM±4!£v¤)½¾”¶¼##D1-å<text:line-break/>£j]µÚ!#U5–bJB›8#ÇäF¼É5#'ë1ûTP3G�&gt;$à#k¹à‚’DÀ¦#c {=[#Ÿ##dW#9yÿ@#ì€GzÖ#c–Ö%–;#Q;ØTèK#”L¶?ÖÙ¢Ô™… a9çîF`W&lt;qù¥‹så¸vhÚd{û]#ƒ]½ÏÇP´P5<text:tab/>µ#ei½ù#o¶4Ì*A$Ê¸_#,Æ¥ê§7þùåM˜#ÿ?ªu|éÇsY¢Ø#Qå^</text:p>
      <text:p text:style-name="P1">u#a7#####ÍØ‡'ã.a±¹€#}#¢#JŸèõ°Ýñ.‹írÛõR»ã#�T#éïŽË/~iÁ#8¢Wå&lt;c³Zä+-h^#¸à�##bAí—(áÃé6ùrò#:<text:tab/>&amp;#ÉÁD¥µ2FÎ…\¾#n#ºÂT#ø©´|Ï(*€ò#á«Aß”#®v†ü‚@p?¾###3^ZZS·‰_¶ü×‘î\ÂÎ1^&gt;-N¨Zhâ¤º#ÜÎ#O</text:p>
      <text:p text:style-name="P1">Ya\$</text:p>
      <text:p text:style-name="P1">{£ôX##Kà º’G©Ò�±ë##&gt;½oÜ#äþæ#w¯“Šƒ#L•ûmÆ›|"Þá­@R»vs¤Òï°¯´o†0#oý#:XæØ¨Ú#­ê•#bëyá�ÏÞ¶‹r�q(#å‡´èïì#VÙÅÚ¾]î´f2k#ÑÐ(§^âÆŠšÞ«�½ò¹£·{###Ó7 yŸF}fýFÓôKµ¢lÒ##ôÿT#�D¬2¡#Â#œA�¾ù###ÜêJ<text:line-break/>ÿ#òP¶î= #X#e*-ýÝ¦Ýu�˜#Ú®7œóÜC dÁg™G"èù•y¢¨LY µ#Û¤‡(�V¶™·#T&lt;6ÉHÏ÷#m"#`ñÍ±e#�•š�áæP3¦ó•×#%áUíÌÒâ[#&gt;¡Œç˜5{Œ?óØÄó ^b</text:p>
      <text:p text:style-name="P1">›în�z</text:p>
      <text:p text:style-name="P1">,#¼�DS3</text:p>
      <text:p text:style-name="P1">#«†¨"#X"#rÐÕ�×_#‰¾«ï=…¡#xÙÒfÚ#)Î?‡## ™ºèZ•#"ËÖo[‘Ÿ÷&gt;q #òO #ù#ï#´~üú4]ñ</text:p>
      <text:p text:style-name="P1">¡?ñ‰§¢â#Í Ãt„¯"7*##Ú#8‡s]Â�Y#íHM=#ŒUƒX##ØD“Á&lt;yp ¢Ø#¦ÛÁ�0e«#y\#�Nz˜\jÍ?mŒ8<text:tab/>#nª</text:p>
      <text:p text:style-name="P1">WÐßMÊWŸO¾® ¸#c^¼°–wêÞ¿„ÿzèÑŒo#Z#l#É0SYš#']/#@PµqÁ#á‰#!�VÑãAœ</text:p>
      <text:p text:style-name="P1">¦Ì�Ã�Õ®#ð‰W#–9#‹í¨¯á¸Ê##Ï°/™d."ˆÕå#=O</text:p>
      <text:p text:style-name="P1">j#JÂB®ÚI§Wá$-³oÝ«½Ñƒ&amp;÷”wS{…�§#Y‚ús,n³�€¿Ü»¡m’ <text:tab/>#Œœƒ~#q³pFáPÍááñcS•Ó¯ua�[&gt;´ìEìÎúœ�a^¢6"<text:tab/>wHMp�#</text:p>
      <text:p text:style-name="P1">5îê‹ØuMMì$Ì.ÖÉJ4,;ðèÕÑ'åáŽ^Îð­;_ÀèÛc¿</text:p>
      <text:p text:style-name="P1">#YX}¶y0î#Mù¶ŒÛµõ|RÊ#6ž»4-ŒJÃ#¼žÇ£fŒ~ÑQ7#®Z3ãÕ#½bvÈ´eë„ÂQhcÝ#é}iWù—|©å«°#c#ºßön-£+U�Ó8##Wžå|v‰„¡àæs^,ðŽ#.Á�™u/ë¤Õ–8c#†µOÎ<text:tab/><text:line-break/>€}eÛ†xâp#xºùìº¶•R�ÒœC¡fðpì{€ž½5ðˆ#ûž™ƒÉØ2ÆB�¿û…¿¥³B#$ŽÊMæ§K¢=»’vH;~î¢Àß…¤_ø[eÈY#hŽtä#”NpåB¶$#¯#Ä</text:p>
      <text:p text:style-name="P1">À#=#5dîý)p~–é6Í?}õÂà#Ç#À#þZî§DÑ‘¬kTô¦ô;»&amp;«gæ„K#œ�###Ö{#‡À?ûö;#âùË</text:p>
      <text:p text:style-name="P1">7ŸñT</text:p>
      <text:p text:style-name="P1">Ð�3#0##ÛÝ]FUdÌ/B’¯ÿe#å#-##x?{ü}þˆà#òrŸ!&gt;ŠTH–L#µ9þ‰ˆâdkåJ�–#2ª?Õ^�ÌH###Û#o“ôè?·#]:L·Ón#n,4…<text:tab/>ÚáŸŸà¥eë‹#rbD�¦#Ò}éê�j±ZrQÇ</text:p>
      <text:p text:style-name="P1">Ñ91#íeÚdí¢#4¡Ã"|Ït #$|#UCè56Æ#š7##ýDBŒT#uÀ#�Pì</text:p>
      <text:p text:style-name="P1">í¸š]¾ 3Ö…Ø¤x�Žu¢‚#=óˆ#æoú0ö™§É¿H7#œ&gt;Ý¶##•²€Îœ=ÑF‰ñ±(¥å*2÷ÅÉ¸žvŠ2­vå#ÿo"d£G¯‰X˜”Îî~Â#Z#Þ_âgÿ!È�À%'y­»x—Ad¬[:Çƒ#`¸1ƒi…ù#¦‹å#¡ß¾yÓJ‡É#Ô�##´##‡fÂ#1##z‰$#[#Aïiêb#%r¤yË5Vú­�#ía•šüª°ðppÍlžúnê</text:p>
      <text:p text:style-name="P1">T¹Û¦�`:·ëEŸ±Â#÷W‘ŒÝâýsgš#}¨õ</text:p>
      <text:p text:style-name="P1">¬vj›åyåòŽº#o×�¸ð’`ó†�žÖÄÜÈ–�XÚÚ„eV‘n: <text:s/>½{ýånYlW°#Q</text:p>
      <text:p text:style-name="P1">Tþ(:gPŠ#À"Ú#æªj¢™~#m�#»,K&lt;&amp;Œ#“<text:tab/>lé¨ƒ\#12ë5­¤¥¥w�W#ÎÅÀ_”ÝŽm#½É8_—ŒjªòÁqAm�òÿJFhT#×•[�#Ä8¾½qì’•</text:p>
      <text:p text:style-name="P1">#8##D#ž‘á‹+¨äàåÔQFt’ƒ0#§-  €cE#3#¤g½#f8Ö#5 }#¿õÙïÿMQÛw5Þ-�ƒ/ß#�#.U¿Ú’ó†!n#ƒæ4l»#{]žr]Æ:Š©1;Š</text:p>
      <text:p text:style-name="P1">£ntj*h#…£ŒÒ�%#Hð/‘ÛÈtYsW#£¶ èq.Î#bì&lt;ˆd(È�oŽ¸Oñ#ÛÑ®þ#V7'3#cï­ÚÈŽnÔ#ŒG~“q#'é-ÎFF#x#qdª´åt†GæÙsð#…i'ç‘r�×0#î3¢fÝéÖ‚Öá‘nÆçç’u#cC³0îjöGIs#Ÿd¢</text:p>
      <text:p text:style-name="P1">ö##@ççòŸ)~#�6S«~&lt;"eT‚¤ç=#§ çfˆ=#î0±ª½}%:=#=¨ÈT`…Q#˜</text:p>
      <text:p text:style-name="P1">F³&gt;,õ†¢n#ª(`]#</text:p>
      <text:p text:style-name="P1">#�á`A½‡<text:tab/>cdÜÙ#_.è7hÌÃ½3a†¹-¥;v«S‡“#¿õ5F­'l™9´á,Fx€Œ#Ý;R#–!Ì‚6#¶“jÆ#2#/&gt;íº½‡jº#×<text:line-break/>øÏÃÖ#ð~ÊC1Ys®Ð!g¿xµ#’#</text:p>
      <text:p text:style-name="P1">'a Ô�"K#ÐÞÎë%h#8ñ¨ä¼#±#y#üÀ'¢}ó´WÁ„_£T#7Ax5‰]§#­fú#7èïtÓ#¦„©Å]'#\ÔvÞ3Æ‘¥$ Kˆ‘ÑOX° ××È¹Bó#ºbënÓ¾x?Ýþâ$ø8ªm^”/´#Žo'#B—«¼¡=ÿ+@#ùm##’l‰xmv{œ~Lwÿ.•&gt;#Ìýãhˆ<text:tab/>LÀ¿#ëHØ�–#;#²d!*7…Ï««Æ�#ûþ¬#"£†#</text:p>
      <text:p text:style-name="P1">Fû*rIÚ2®=ƒ#Œ7</text:p>
      <text:p text:style-name="P1">»#šd�RyœÑ7ø¸ÏY@éR85NÅÃ½{]JEîV®�Áì4ßøìpC¬€ÌÝq,U&amp;†‚‹i²‡¼jAÑD°¨ñ£Ú­)Î\#»&lt;rð“Þ½#Îr#bÇGõ°øçÖÁÊ8OØñn{Ø°Ž&amp;oÔ‘‡Îº#?ÞŽ##ÔÃNÌ–<text:line-break/>#%ã§Ÿ°ßKl^r•Ý+#JkK�Ä[žÃ†rÆ9éÃÔÀÞ[,˜ã®Õü™µ<text:line-break/>#ß™##‡kUuk+e–3`•#ñ2#â-)Mj”·À7#"zðß4²osV±�jæ_1^5/¾$#ÅA›m¼–ðc,�é€–ŠÍÚ�'À­Ñ0‹N.D#iÍÂ&lt;Ôî_n#Îf$žLæ=W2†ýP_À¨#8]áÓékÎ‚m#&gt;ë£#™#Ñ##Æ§DzÏpEÜ2÷#úHÚ#</text:p>
      <text:p text:style-name="P1">ùT£d“‘ÀüŽ#‹#“˜Õø¯JDN#E¹�tÄ@¢ú/_üVlùûZ¬~‹^#’%ÜÌÇØ[P)æ^•m—W€ /ŽŽÏ„/šð#›1h&gt;*PµtË#5ò…#±–##“¡µ5‚�×7#¯#êNj/#çZVœÉ“ uå€</text:p>
      <text:p text:style-name="P1">s/‘Ì¨íí§8=#ÉBiWþAl#¸‡$ÈïWž@È¯`îËàc©Š5#;7 fÊ##ÉîþI³¹®#=#G´~I÷ßEÏìý#ü×ŒÛwÛePHs(#á±Æ­ƒúf„ì”‰ÉÝ»hÿ#Ht#e=«ÀoŸ"#i##5–z)‡¨Í¯a#­¡ÙRxÑ¬##É#�W§5#vKÙ=E#²q�â”Í#&amp;¨#ÁÝAfdÉ¨#Rõñjíjµ</text:p>
      <text:p text:style-name="P1">xY#·©ÅI•JK#i*ç–´.¡š¨à˜Žÿ `®#”Ú#ÿ$#3#¦Î#ÉØ-/Ýz#K[LÌæY&lt;ó##4¼¦#¹öÿv¡p¬¤GQÖê""„Œ#A�QkH###BgüB'Þ‡�?å#!Ï¡O�Ï#ë§#ØY6[+#J¶4"Ÿ¯–#�{YiÓù­&amp;è0`¼#·#«Ó« ÜñåÑ7#ÞÝƒÎ%^ê`,[ç#ipæÆ»õjöyf—�•¢À†5?q<text:line-break/>É¶#ñö#œmçm ì’&amp;&amp;Ô#39/i4Qž†J #é¿»¾5ã¶=å¸"é#†\¥<text:line-break/>~(ò@Ó·=Œë†å¼.KkF�#âŸwssfä‘ÉÉÈÎØ…úOËyV×ºMT¦×ÜˆO Wß#dúöÐïÝÛÞa#tç&amp; Páû<text:line-break/>ZŒ•uy</text:p>
      <text:p text:style-name="P1">ëÅ#ý#Ù@²càî)´é<text:tab/>{2xl<text:line-break/>}·Qtø¢èå~ÐÊÉ¤Z™ –#šx7¿?ò£ÒV}Pþ3ßôwdÑV1�7#à×#©#ít¯36Ý "&amp;a#ûzO£jxöZ#Ó9�)–jÚ<text:line-break/>#.Ò�ä§</text:p>
      <text:p text:style-name="P1">–~T<text:line-break/>òAsN‹hD@jL£Ð.gÈ¡¶Ã~ršÜÁ‰Æ[¾#äŽÐŸ3D7ú^Ó#Q#üdB5ž¿8}ð<text:tab/>óóBÃ8çË¾#„àïq*<text:tab/>ô#?ÖHŸÙ¬ç:k7wÑª#¡Õâè,###|7»ò¼#åÕw½Q�–ÿ#¿f#_ìO2{›ð²íwU£´#…#)øð#»c¿f(ù\›Å¿#FÏÝ##Î#xè¯@±ˆàÐŸè¿:##éBõº=*÷#Ð#ý©‡Ù#ˆq ’~aÓ#:¹#àùŸûG­í†bç`—##ŠÝC#™#'áÃŠ–ÜŸk?0QÖA<text:tab/>äˆ�ànÔ¦5æ3q¥êöß#æ=œÙ]”YAEŸT^Xk’ãŸùÀ²Kl"#ÊfD‚ô‰=Ï¹#î0¾Á�¦“#´öÆÖè#ˆe#d^êéS zïýÞ_Æ8³‹#KGú#Žk\GM‰.f_Å#œÃ^×å#0#xýrø‚¾�EÙrB#”Ø##‹Ø÷·ox}#�&lt;##ƒK#­gx&lt;fŠö˜²õA}–ˆ/«É#S`]#gcr#B¼"ÿ#b#ÑR[ˆ#zÎ+%ß”ÞŠIÄ¿ÒNe|Ãß“m$qNb™äÅñ½P#¦šoñS¯ä¾¢åw[Fwx¤•è™‡#áÖe}ÓË#Ýcˆ¶€²•o?ƒÛ‚#nä@ŒŸ#‡7óÉ*ùç<text:line-break/>‚Iâx#ZÊ#^z#ÄÐ#îöÍ?:�Ärwl£¹ŽG¸F�q‹xî#žÛn#dÀ—p‘€Ç¸]‹‚]âWC‡àœ©´‚jdeD#Y#WPmÔ|á}�÷O=#‰—<text:tab/>5@M'ôB?u{#n�l‚c^�Åê##ÌYþ¾0#VM¬#ô¾'ë]žNº`vð#ì#°@œøE2‚ÏSV</text:p>
      <text:p text:style-name="P1">-á#5Dt£má)û¸Æ¼e#¯F# ?.²/#Ã#ðû^‹u*,äuƒ‡ ò#Y_—‚£¾§Ô(1##½QÐì�`#fÓü(­¼L#gËs)#®ZèœÃkÈ%‹#£# ä#ã#OÜ(ÅéaòÏ‚Ú#1rš<text:tab/>#§Ö[#ª½Ã]Ô÷&amp;&gt;N?íUÌÑ#i</text:p>
      <text:p text:style-name="P1">z³LH#c#t˜Ãˆ©#�##²&amp;†ì�¾€j€–ûfB×%©µ</text:p>
      <text:p text:style-name="P1">ë$29%#¹€·��ž<text:tab/>T6°*®rýr¯ðiáô×ðjÝ¸¬uŸº#íÝ«ðôîù{àsðú)ø~°?#©#;ö—÷E{pxmî‡í_ø}š»MûYê6µ»º}Ýã{cï½&gt;ô×áìË®ûÔj÷u¯Ãêíßf=èÞûê—½!û®ûs÷v_Ã£‡¶®èžü&gt;¯~#HóÝ³Æû¡Ws^¯w®ÿ#—ðï×u?ÃÖŸ‡©ü¿ùSÞŽýÞüGw°¥­ÝÖ.è¼îý;×Ùíÿ]#ÚOn½´»{ønÿ#¨_�__#ïžø#½Oþ#žíO®¡øn÷»÷¶½Ü½è½éWlÿ#·¿#ÑÿpúQá=ÒýÕý©#ÞÄ»Òÿpú±wxÞêÞÕ÷wßÃªÿCÓŸ‡«w¶¿‡ë#ðú#ø{‚î«îŸâîôÝÝ‚ï¬_‡ÜïzWÿ#ÛË½Ï½éOu¯»Ò#‚»ü=¥wOÿaõgðú¯þ#âïNÝè¿w¿u»½<text:tab/>ø\ü;UË#‡¤®õ•�½éO{/»Þ7zû¸Gw[—]ÝÝ.ö#öÇÝkÛŸÃ­þ#«ðPþ#ÏÃ·¿#P\#Ñþ­þÔþº˜¹Ó¿#¡ßƒ§{—î?yÒQ{š#ðw½ÎÉçC_#ü#åÎçy³ûžµûSÞ=¿Sÿ#^àèË�Ãy`.jl‹hßT#e$?##ðï¯Û5Å€àdë½ú¢B#úÊ#õ¿#›ÿ#‚†#¡Î�’•?™K0ÒŸ.#hW#3¶#e+)B;#ë…×¦EöºÆdÐ#AY%£~#)rN#=ÏuÆÂ1o”ü4!Y##¼#´§Åˆòî–Íãb�)&amp;A³E#²}µ×# /`‚b®D¦Ì6d¸#B¸3ùõïÍ#]½á#iÈ�mº@°ÖÅ_Xð‰GR#Iò</text:p>
      <text:p text:style-name="P1"> ãNŽ�&gt;#ý§]Úa¿0Ù¤#þ�¿˜n’–©Ÿ“Zã,#4þŒHÑs#ÎõÃ¸ÿ#´Ì#q#Ì¶</text:p>
      <text:p text:style-name="P1">€&lt;aY |ÒÌ8#…$ÁðW#vÇÇu�a·†j¬Û®_I#´«ÞvßõòÕÐ“Ú+#kRnP¦øüˆ#Ÿ##*Ü#@É?#ùmË«íþ##ãß)<text:tab/>¼VQE¤Ô°#{ñÀr@<text:line-break/>~pQaq#ÍµÑƒÉi#²ý¢Ó’Æ†þÐ<text:tab/>¿MÊb‡ŒNÛ0òH¹#³qHF­sð\jbÝDk##ƒ{%)4Ö|ø</text:p>
      <text:p text:style-name="P1">ý…‰9š#Œ�’#r#²ß#÷(^#9\úƒµ#Å*"«�²V©6#SŒ™n##zNïgô¤CÆøÜ{¯#;+=„^e#ÐÇ##°¸NùÒˆà#”q…#ðú€òœå–aNì;•tÊ°#5‰VDó%oÛç£¿±ç</text:p>
      <text:p text:style-name="P1">NôïLœÛ%z�W#9T^UTF¥"Á¹—:ã#+½û&lt;”ó@ÀY¶.gëƒ#”/ro?‡Û#ZÕu#œ¸æçì¦¤Ëct|m_­ÚÛÄÌeÀŠŽ°##š#ê+KÖþZh#âÃ:ÖŒ#º# åR—¢#àÑú#ä½6å©¨Óo=¿CÐ##;ý¥Ršø4¬»ÿ#ZC€¬Ø�ÈZþj8ì%�õÑ–#%�_!¦ý3˜m™KæM#2$º¿ìãðS­5Mý#½2?¦ffÑmK#¯ç4#Ö#šcw–`Ðcª´”_ü×*ö—äÊ@#¦í¬s.mz#\r“÷8ç�gyWØ%ˆªÎ.XéËÖ]#’#púÔ–ôPõpXF#ëìkWl§Û °žûg#'#Œ¶#( <text:s/>ü½ûÀ†Ðm#Þ•}©%#h&lt;Ù¦Ÿs#&amp;a2äHáñ/ŽZ‡.¯÷T’´<text:tab/>a@#q•</text:p>
      <text:p text:style-name="P1">!ZWžéDô·~Rúó�####Íš¼"ùš�»#€n#æ#A³´¹<text:tab/>´øª�Ï#×©¥aFƒ_q¼ß;Õ„‚ZÊ‘¨ÕŠï#Æ…ºåš¾è;#îX4#ÁÞ0\lv%#¶EëòÏ(Ÿ¦#&lt;õ@ß#‚MµNoÒCU®’j’‹#¯ºk<text:tab/>¼Á²ø^Ð</text:p>
      <text:p text:style-name="P1">&lt;ýõT¶dcùUµyíŠ#¶ æ</text:p>
      <text:p text:style-name="P1">6í‘·îšÇ•#Ÿ\#u„À<text:line-break/>šÛ#ÔOåw7F˜roÝ¢è~²~BR³¯Œ€µ/òôcêÔƒO0Z1G=b#HmëwRé</text:p>
      <text:p text:style-name="P1">8t—¬À­×<text:line-break/>Ïˆ’#ÈÎÚ-</text:p>
      <text:p text:style-name="P1">Ñ"¸Ñ°!@û#¨F¬#}#&lt;#0Y‡#G#NÙËRÏ×AÃh5W6˜<text:tab/>ÞŸà`#0·Î u=?#</text:p>
      <text:p text:style-name="P1">3h¯O"×q�û·M#�#Ö„fR##Œ¾›ì#Õ"¤##5Å#‹´;™ñf€<text:line-break/>hV:€úÆ4C"Í³ì�góö|î#T##’žy#�#ìú;Ë/}®„ï#kÇE#¸·uV¨Á#~] 4=#ÒÓâ¨‡4ò|S}#¢õQb#ÌÁ@ÈàXý=:|2ï #œÈôî)Ü_GðÑ‚ø#Û�t##Þz0{aDaân­øV)ÈM#Ô¦‘Õ4¶çˆÊJ]$(™Ö§HR]Ab8C#<text:tab/>ž=J+Ýô”Q²YËkj8ô‰×Lî##añƒÛdMt‰cTïÝ‘è&gt;&amp;%¯Dá°‚¯ß}4Ê —Þ‘Oï™ý±*ß˜·Ý¾†²oÄþÉöt!?O#­¿sŒ½?ZÞ¥×#ÓG¸Q‚?`m#Þb88Æpæ…£#=›#Y“Íu®#ÑP¼^NŸ•?«#Á�Ò¤#žˆàP›##• ``�Ð1×„…ü+«@vQ~™Æª�øcÅ##D#±±Má‰‹žvï­ª+3QF&gt;?}Û.ÍØ�h³‡‰#£ü###åÚôk¡mxÇ<text:line-break/>ø÷ŠOêL1#ÚGç®Èþä"n—Æ£Åkh3õ@‰¦êÅ?Ø5ÜÍ•#*aD#?#•‹Oe+DÄ¦b#ð7rŽ�´TûáZX§#5@Ê¶ZDÙp¹}UBM„Ãw¬T(n“Á×Ø#`–ZGùž®ž¡</text:p>
      <text:p text:style-name="P1">er#/Y³FÊöSÒ(#p±#åiŠ&amp;ÓØ)¯õ;ÙbõåÅ(%žâ##CS#Ûþ˜=#LlN^›#%m'Ð¯%UöÇ]œGÉ+#nÅØ#DLÑÂüÄ˜#Y1#�l§ä#f¿/£ç#JRGËþQâ#H6ã¸#ÂIªs&amp;n]#;…ŸE#À¥¦ÈÜðÀÿD­<text:line-break/>|ò#0#"Ÿœ¬C^X#ö7</text:p>
      <text:p text:style-name="P1">ÌcC‘÷Ã�íI®ì¯##žšÊ�—#Qëo+”KM*€#Ô##|8°Gû;¬õW#ü</text:p>
      <text:p text:style-name="P1">Ò¨!¢Ëzc› ##2¥÷2Õ«“NèþäœÏ#‹CEx_™ÔNñ8¦ª"#ÑÙ@­##‰©kýþt¨ˆ@éiðe3ÒÌ#*�’}ãÃ+ªýÅ#ØúƒuhŽ‘ê©×#ý§Å#•ë#œ£í<text:tab/>ë™ Èûa:¿Òð³é#Ï#wXê�"W@‹ÉÜÒ“â-õôÈÞÍmQE'ªíÚ7#Ú�#/<text:line-break/>#åˆ2§’##<text:line-break/>|›¨þ�#ä¼ûw#%žÐ#ô1I#ªÓR9œ¹#Õ†ÇG’#ª¡·##¸ï¤¯Ì™Õ2p®ZBø##Ë#Þõf*CÕM]¢Mõk·c#}²¤ª#÷w|A�q‘|´Ñ=†ðúWžSê@ÚßâmÊFü-</text:p>
      <text:p text:style-name="P1">–—à_#2²VQÙa_"ßî'¼</text:p>
      <text:p text:style-name="P1">Aq:êNn#ÈØ#z�#lp1'#PwŒ|ìD3ñ^¹þ�'ö›#ƒÅæØ´ñzÍæ##þ ¨</text:p>
      <text:p text:style-name="P1">]õ1¿´Ææ#E§ÏÈ#¶§#Ø¬¬å#Ê]³HÛ„ÿe“³#ðk*g7–ë#’Þ(Y³Û0ïÎú¼Ž#hEg:š+¤®DVp&gt;zŸ†#íúŸaŽ“{Y#ˆí$œ#eôkBË½j</text:p>
      <text:p text:style-name="P1">È‘ÙÏGú#à·¯Až‹\¹kæ]•ûñµ#, #@Sn�##©³Í\rÚ@!…c##Õ\#¹ÿf</text:p>
      <text:p text:style-name="P1">2ãnÙOû0#zeS[Ú6hŽ#úZn57 ð7#)TG&amp;›W�#ÏŸêñ#=Õ)+O#¹ì{j#P#ÞÊQ#I¹´�#hhd�_naE wÄø¬zo”‡ÎŒTn¯/°½=]#â§7‹×#aNà3#óÉÂÇÐÞ{˜Œá#Gr.#Õž«Œ&lt;jý�«”O#B¼A4#0•ñô®š#Í#-.~kŒãu|8Bæž‘Ù¡VÔ@#Tv+=­³Qé·#h#1Û#˜#žÕ2}‰Y0"ÔlOý¸¸§¸#á#</text:p>
      <text:p text:style-name="P1">-„ÄÌ##3#V€#¦Re×<text:tab/>ö­#\QÒ±ØçÁ¿y:Y¾¼,'ø@MÂ¯¢«¾ÛýGB›#gIÁNþ#¢wÐ×•ßVÛi<text:tab/>•ƒ#aßzö#…U£¬UÍŠß¥?dXÉ_O½}��ú—þUÓ,ÚØ�Œ¶?#—ìú##„ªèÏÙ^õDŒ³ä# ,#t‰:-</text:p>
      <text:p text:style-name="P1">¦.1#ºž##÷Lu<text:line-break/>#öÔ'µ9#zÄƒø€ÿd`ºÒ/Í�##h0Ô¥ý±ÎgWŽ4!(#�#ÿxëžZN‡âÅý#‹…Éà³ðô:|ËLkñó§|FÓ‹_&amp;­0R“ðØ�ÇíMR)m#„Õ&gt;#�¡#Q?‰#Œm#Ñ#\#,4¨Ë�Ng¸åc#šL8&lt;”&gt;à#±d#h®"}šÆ�+nçzYphW:*#3#"åœ]&lt;)3´#fê#ÛXÓbp#*¨è;2ÙªJÚôÏ¬C�#që#&lt;«Šbb#9v†nAm§}#»•’J…Çk–#!¤²ÑHù±óûQyÍþ’ÛðU#õ#§W0áU!{¡ˆß¡?#²Yð­‹#‘#úJA 1*j)ù±kæû¶ÞêÇ<text:tab/>Ï#)#½,ùnñàô7ÄCà,¢F#Kˆ #Mÿ#îŒ›á6##o¾Û�6w¡kÛ…â5Ž#lÂqY=zó¤ŠÿvHþU)1wØ#óÂv¦#_&lt;ÙåzÃHh\é„l7/<text:tab/>## `?`#,¾l‘#èÕ6a"%ôÊ�ÇxN~ªÙÕÓ#L4ô#�ÞYl¦¯Z¨<text:tab/>7‘âŽÓi‰¬•c�4a®Ø:&lt;¶@^/§# ŸJc#ÿ##:4é#8``tÌç#cÅ\Póm</text:p>
      <text:p text:style-name="P1">úQÆg�ÅEnž37û#¦Å{ô#h€“À�ºT]ž¸=\)u„æ8X–[Z˜ívFÊ)z¸r#Ñ$Íy&amp;#QªŽ´#ˆ1•{õaÄ—Zdèxßj#Ò&lt;=#Ä<text:line-break/>`üDà<text:tab/>Ê#gZæH—ïFÃgÚñ‡´##)¼‰#EÎ ®hR’Ê/A&lt;¡##ÚMDkä³;ü0žËª&amp;#</text:p>
      <text:p text:style-name="P1">##)Ã<text:line-break/>#ºy<text:tab/>ugj4¸ØG,‚Fhx##HÏÎÜõ#6˜¯©Eœb{</text:p>
      <text:p text:style-name="P1">STš7,i¹¶Bu—¸øúòL+²å&lt;Å@4à#Íé#Æƒys‚ÍƒîÙo/.ÜˆË#5å{ÆÉ‚áCo&lt;=õ&lt;fÁjn#c##ŠÖ#Ýßq¶BÊ’L<text:line-break/>‹z"ÏÃï»YEB#®<text:line-break/>–°p##$A"ü×¾VP"í³úñ#|+,@Çß²ùˆÕUæîæòqI#ˆk×pL#K°%[ß#vª¿ó##ÅÞ­¸Ñá«R€$#nlÞÏfÛ+SL,žÖÈpÙl¡8º(p¡Dn[#&amp;H¢hÀÀ0I¿0»å»•úi/Ns×€9ý–t•wëSÿ~ÇÑëçœF�Ô#O0\ô|M#lkD“‹Q1UçsŽ<text:tab/>ƒ°i###½ˆ#à<text:tab/>S$5¯·AÃU#“´VÔ¥¤UÙ«iúÕeQDÔ‘#ÂZšÒßX#þ#!¦=�‘±#PPR¨BˆðhFð¨{#1×ñŸ¸oÍØ�Ûó›L¤&lt;³dŒ#¸tÔu•§·j�Zƒæ,###ñ#ëL%%³4BÄ½Œ6fFWT3BÎæ[#‘+ððX÷uå##×ûrñ#ù~ª±u’ß#l#¥I#Ú~üéû“y&lt;ÔOw´R###&gt;EŽÑ~Z;ŽY}”¶óæÅ©#ý<text:tab/>6È#¶#¶G{ÉÚô™ÙÝ÷´_#¬ÙŸ5#ÿ+*##a–Ò^µ#,ÇÀÎ�íº#©#cæ•j¥äY}g`PPkÉl¾m`w²&gt;û2³’I›’½%píôþ�gÉ\¸{&gt;@yçÐÂn:÷PC²Š"ãP˜÷LJg‡ÑêŽrsiv#²Bp#0L#¯©C)‰#²M„�#[###L5]ŠôÕ7ÌÊU÷«R#øPƒ#Ä<text:tab/>‘a#Wêü-9?ntJìÍøìyÊÐ2"©®}ÿ^Ó"!ÜãwÞ¹}#Ï@§È²t¢e#‡#¤l¼Óm<text:line-break/>##mï9@Èþ‚È"PÀ#A­6÷ªyêvÞÄÀ�âG¢E•hð…";#MLi#Ž‘fŸçÌ#›&lt;0Y#œœ³#<text:line-break/>o+#Ó’V9þl#</text:p>
      <text:p text:style-name="P1">+…�§U´u#è#P#˜Vk«ƒ#m#Zô#e#:(#ñ#ö;_Ë�###n#?#ÖW„w##úÈ]°#UWCG?n©#(ÃŸ#.O‡9E–K—Åhi?´i¯=Æ·Êè/¢)B»¢Î�J«íbº#åBëø¤ež#·˜i##È_#<text:tab/>¯k�##3uaÙ�Þo„vÑ&amp;¹9µøÝKÿ&lt;­ö¾#oð#AfíÁó+Ê</text:p>
      <text:p text:style-name="P1">DxLŒg‘ªºø#0zC~7Šëí|ÊíA Ô´##ôú¨&lt;æFÞ#„7!+fxpVO2<text:tab/>Ÿü3€AÍiÐEgÉ“í¦ô<text:line-break/>*x»X�À°–j©ý4”M#’ù%7ã¥##ñ7_&gt;þNjÅ#¯0<text:tab/>06Ì›# aª!P7<text:tab/>8úŸ6Ž?éÿwé#Ð#�q-o`$Ôòj½&gt;ÖÎÄYâ(îD›Ý#+”¹P½âûÑ¡réçs¼#<text:tab/>2#±ÈùÆÒoLXñt½˜þW"À‚q´¶¡òX7#×Å™C¿#VOr‘+'¯)ÛU¯}5[#ÆýWJn¦îkyG‚Î]D&gt;#[lÐÈ#Ò–<text:tab/>#nL#xÌ ÜÍda#Î—k5IøÎê3c-<text:line-break/>BBßKÐ‘]_;#hÝÖGÆ#ÐÓ‹0OF1Lõ_ÒðÕ�?b¼œ£#†ñ¸y#EqR#[�#ti<text:tab/>‰KÜ #ÕœÁ#çXqQˆ‡ìþÅæP|rG1/¼Po° yá«â¥'#‹cË÷7;™Á#)7¸#ÅCm€žÖ6Š–jw#‚#&gt;®†ã–¹™ñcˆ#5zb�˜¿úÊš€ë”§Wï</text:p>
      <text:p text:style-name="P1">#†a#ìÇN#H#èæ#30’“#u##³LüDè÷##â##ËemRÚg”z<text:tab/>ç�Yfƒ�#«W¿ìö"Š#ïÄM—õÈßœö¬Å"q*¹°j:#�‰^6w# †�Og‚#Û##:-2ß6#±ó#ÄcHî#vÁ.fkÓVNçÍÓw%Lž—ëÏk–<text:tab/><text:tab/>#œßùüDËö# ‰1¾©¸ý[cºFš”‹$ì\r#2=øec11##öÍ˜Z¦³þ#7b#öx|®á4Y{-~ñÒ’,²'"lúÛ~«jT¯n‰ßž€…˜Ïh&lt;Ö7;€[#Ósl~g2ûVwdµ#ø<text:tab/>=‘‰ó"¼u2:ëË#øöë?¯,{#û'#ðíÁ##œ‘ç##Ø<text:line-break/>ìewŒ�_sgAzRÊv*Ô#m�ââ¸#RÁfŸ¥'Í²SÆeâHØ2¹¨ˆ44###ê#”Ýù#Ob‰Ê#Hè¡ßö#ü#ì©§c#°˜¥^Zn#Ôô#ìcñ#¥*×ì€'!Èú+Üë�?Cfñ�Æé=ý¬‚#Ô&gt;µ3b¥_ìDff¤¨#õØ?ßk"¶#ùO;G«‰#nmî˜6÷Ž4<text:line-break/>ÕÄä#tö#|[Á¸#@B�.b´&gt;©Ç€°û#…Í#Ò9L“p¦û×�ŽzÙ›#$;§bƒN�°w•–„#ŠÝã„¢ªKÈƒ“Ê™?´?<text:tab/>ºÔïÙàN•ZúyF¶JK+’ö¬åP‡‹¸h,€áT�JÞåBî$„™‘Ža~›y4Ñü›sÛÞ¦¯ÉÄy¤\$i›#‡}žÛÊCÛ”:¸#…‹ì¥¬ß•M¾RdÛ#¶#æ_#�à#ýÌ}PŒ-ÿDæ°#aI×oDÄâñ#Üp…¤#Û‡¸¨áen­g]µ9º#¾#Ò#ËJ˜×Öº‡#®ö€[@ØÙzp#L#±úC</text:p>
      <text:p text:style-name="P1">ÝIæ÷s<text:line-break/>QØ÷î<text:tab/>�ã14™ÖóVŸ#õ1è¤Ó##êˆ�‚Ož"¿¯·#¤uc_#Ë¿éiñ#¿M_wâÀ8ª#šºQOw##ç�kÐ&lt;1#G­œ<text:tab/>´##QAË[“!Q‘Ì³#&gt;G¯¾,ê�KÌ+�‰�zøuñ)#oþ·ø#wãä#¦fhÄ %àe#Ó�¸‚„#</text:p>
      <text:p text:style-name="P1">#Ù9Ì}ý#ËWÊm‡ÅÐÞHþ„#0í#¾yÓ$é#«¼#¾#%K¿¶¥ýx•0Êr!šîl#|EkÕ#=*‰CœUX6¿À&gt;w±ÿ�%ž×·UVÂÿ,pÎ##¤#é«’¬VcZwÓÜúÑo#’l}#I##Î”#ÙÝ&lt;ž½Ð˜Ü%#ÁÔË®Ñh•]‡¯]î‹oQ‚#¬êo…ä#!bS”ô²Ÿ«öÞ#*#Xp¬˜-qõÏ#&lt;âÍîælŽK²É#Î—h~¥ÖiÖŸT+# #0#�sÊ†##cô#uºñ#ÑŒ¨lçkAhdYÊñâ#/0fy,#£¹º'Ë�‰&gt;ã…ùX<text:line-break/>#Í‘µÿh¶ƒƒÈìžl¶æå{</text:p>
      <text:p text:style-name="P1">9ø÷ð;=ÕèÝºŠ#=ŒÄ&lt;‡I+Ýá~³¯£ííUÞßnò[l0Z#›ËÝÄÿ}©#ÚÉŠ»-Î5?#`A&lt;|7 GÕ�##Oç#)</text:p>
      <text:p text:style-name="P1">à´t¿6r#�ÝG#¨È</text:p>
      <text:p text:style-name="P1">â˜§#§w…Ëš7ˆxZ…µš²#ª/</text:p>
      <text:p text:style-name="P1">=ÁM#Ö#¥ý|jv“ŸÿsSkäîà‹&lt;J¤ÿH†R#DSE¡#E</text:p>
      <text:p text:style-name="P1">~½i”g:©â#ú0§Ã¹Ã0Éaé®1Ýº.&lt;1#‰Ù#æýj†#Œ¸O#BÄc?##B»`.ÇŠw¦)%:_H§#DZ¤¿ù[\©mÂ³:Ü—ÕŽÁéˆ+ì§t‹2ÀÁû-5Ç›gàëAj&amp;OmŠÊF#éºìfž3àðS9ö!æ&gt;vQê˜5*ve~yÏø#4)´ûŒÚ<text:tab/>ij.ár«#‚<text:tab/>óÃ·z÷çoUZdŒ'ÍWM;Ì «+sX ðv##g@X#(õá#vFÍ¤á:…ù&lt;‹gæ1#Qs'»ž¾A#�d:WŒ&lt;#�¬±å?ÚˆŽtu!&lt;ä¬Ø6…æ9#VÞ#2Ä#E)�Ú#ïZï</text:p>
      <text:p text:style-name="P1">ï</text:p>
      <text:p text:style-name="P1">WîO0#Ç#³vwÅ«©tlÀùÏ#Pì‰/³•/ê~’&amp;f¤IÛ›çz–#æ{’Úq#¥Šó-Š,}¢&lt;zp™4qäB{§.bF4áæÙªÇV•¢…Èr)¼%_ò1Æ#}‹¿zÙ9Ð#œt#Ã&gt;Q`˜Í#%x£1&amp;±¹’xO#ð*��ž4ÐŒŒ‘–r¿7×Ö#b"_n^q#ŸóaÍTJkäFãó‹kƒáâ #'äˆ\}X[</text:p>
      <text:p text:style-name="P1">¶2#?/d?üR,‚ÞUa#‘t#C<text:tab/>Bp�Š`ðJÀkfÃ#ßÔ­<text:tab/>™€#éA¯"½-QNl##sÝÅ# ß-ã’Ô#,#�“:ì</text:p>
      <text:p text:style-name="P1">¾°üŸû\Ó@vñx—×bZžH¹ÊlÔÉnq–e#D##)·#gF¡ôª# #62^|\#æ—tžX©Ž[6Ž§êhµ@ôp#²<text:tab/>##†®ª#h›¢ÒÃúäÙ¦ª#<text:line-break/>N;IÚ±§sÚ#†4£+�<text:tab/>Ê˜¹¦Õ˜#04€3u#·”€PØ##µ.‘<text:tab/>õ#ß#£])ê#ÇL‹èær \NÊ’#p^vã'½»#ÿ#ÕØe</text:p>
      <text:p text:style-name="P1">Ci.G õÐ·#Š„˜Éåã#Æ##8Œr˜–ªàc"</text:p>
      <text:p text:style-name="P1">ÀyŸ%E˜/Úô#i#g�LÞ¤Þ’&amp;“²#ˆØ\ôÇ®‘†ÕÑûy3<text:tab/>AüÎå÷À#ûO.2ÿ/hk±/Y¢½‚‰0#Ì9¾Å9tüäPHZ..#O.I“$nqƒ­#â~ý�Æ@\úc£Nn°çh©q�Ï¦½RÂI±xÖK¶f#b{`Ù#p‹‡a°#È4#�-£ÂX'#›a³Ü›t##Œ#À¾ÍZ#ÌG”ëÙ#¥œ4Œ#=‘</text:p>
      <text:p text:style-name="P1">Î<text:tab/>öÊ&lt;ó˜#[c—°Š³h’á§WÍ#‚98#î&amp;á LNhÉRÄy#ÛBhý©x2'Ã</text:p>
      <text:p text:style-name="P1">J\#<text:line-break/>�xzµÂ##»º~&lt;<text:tab/>¬–Kxo(»X­�©¸ÚävŸ#çÆmwWø7#’»Ç±ÐÌ‡n6d¼##Ó¼#¯¨ã�ÅÒ2D/�##É¶Î‡Ùa#“õ#ÞŠ ú¸ñÛ/#³3VºÍ-]PŽCEåÛx</text:p>
      <text:p text:style-name="P1">ç</text:p>
      <text:p text:style-name="P1">«T¢¨</text:p>
      <text:p text:style-name="P1">5#ÈTpµÍ›£˜#`CÒJG«ú„‹' #“«8#mÒ#åDa#i»-4¡(?Øú�##¨C&lt;ù×¯ãŸ¨&amp;Þ¤¼¡¾°Ô7¤™t¢�¦_×ÚB“øi�#VV%dÌ3ÿ|�ÏN‚Ü{Ep#Å3R#Àl</text:p>
      <text:p text:style-name="P1">üZà5F*Ûø¥:ôì3R#¹ë£�³S¦–*yç~ÃÓr‰©;Îæf¯Â#ôªüíùnÐMNDÏ#Ém~Vµ&gt;<text:tab/>fußhÌƒþˆfÞïC)Póÿw“®©‘­à(#&gt;#Št#®Ðß9÷#µ#ó:cŸñéw^¬#~+</text:p>
      <text:p text:style-name="P1">¾´ ÛXEÏÃâÂÇ2€ñ/væ¢4‚¿ÊÝú¶##(!ÿþ~áéLä#­ä§ÖÂ›I#Ëì÷ãMzœE…ð#*KHø#Ç[eÀ²Ë®]õÍ~$zAËWr|ú‘%ˆ¶ã¼ŒOü+Ñ¶ðF+ö###S[##?ã®{9#bK<text:line-break/>ª#æ–a~] Âµe¬~#ÐòvïIÜ¾}|</text:p>
      <text:p text:style-name="P1">ƒ˜#) ÉVwë=çÿz(ÚéÚ#ò#Û—çdÍ ‚#éäe„æÍÍÝmLC©›×¢#ÃÐáÇÃôÐV#^é#+{y]?š½,YI¾OsVðœQú<text:tab/>LCŽ¶ÿR¤ÃHÃ«GöÂ¦dì/9¶EB,Ù�‹#„³#ÛEE±úF°œš@×'Ñã‘èr0nBE#Z#„##O�w</text:p>
      <text:p text:style-name="P1">#�#‘û�&amp;#a�E#TyzÂ£Œ¶¸‚#Ñ4½#ì4Øø#¦;zž#fÛóÄí,ßaŒkuž]*…¡j¹�ñ¸qÜ®9F±”�Rák;ëèUŒëôøƒ#/]¢íFO`YìÒ6¾Ý%#ÅÅ«Ç]±</text:p>
      <text:p text:style-name="P1">èìÝ7½.½pwéÿf©Z‰#íßw÷› Ãa·Wé‘í#X9åŒØÞã¤K­:Â�üêwçµ¼Õ{æ(m…¿¿#½#º##öÉÆ@•/Ã÷&amp;÷–2#Ü;Xþ.‹�í�]Œxfœ!½ÙyŽµ:Ò#“‘»_Ï—E#ûÒ#2çÕÿUbªœÎ:¤ëêûoD#Ö�#Vîµá#'#}ÑO…û€“we:ªº­OÞ’©a0ÍR_Ú#³Y#ç¿#PAjúõÍ½‚º#Ö3/6#pÏ#¾ŽlWžÜk¨‡Nrí¹#®þJC#<text:tab/><text:tab/>#�ª# `í#· #Y}#¹î‚üìÜ{&amp;-³»É#[ønrÿl¦åÖ�'pê–çm#$íŽL#M¹â?À#pí‰:¦#ØÑµ&amp;Q####®<text:line-break/>·­Úy~•C#E\hÀo‡¯&gt;#­</text:p>
      <text:p text:style-name="P1">KÌŸ#ôèmˆõ<text:tab/>õp@I¬Õ¦Ë#²¬#û¼òÎWZ#VC°gšÓRö çÊ#VÖr9}b³## k¶7#«Ä‡–“³­€#Y.e¥#«˜#5ÙU##ÎjKVƒËÒˆAqýÝ]#–ô'RYÚ«e#èC+êµ¬ÙhÛæÜÑ£øsÔ*#§ýÅœ�uëÐ²#ûûüþ#Ê#h#Âÿcˆ�FìdÊ½`�Ž²‘›©PÜ##¨{›#<text:tab/>RfÅÒöb8&lt;FÌK#,î#Œl/0¦³ÎvOdL#(Î©#FÉÇÐ(ÞJø·#9”</text:p>
      <text:p text:style-name="P1">À!Òß·êf§ë#b#5²ˆÅ_Æá„‰IB´Ø%#eUÜÛ€¥¨™üÁYšPxæ#·n8¨Û#Ô†øX!ás-t#|ž–ãÑwoù¨‰�ý´˜Cå*íÈd­œ7êéáSL'ã_íèââÈ=ðÔ…ýu##e_Ó<text:line-break/>[G#Ô#¯'#jšü;®²õß¶*#ýÎ&lt;»��Õ¾…{ÞäÏÐey6cz###0#»¤¢Ã#Ê¯�#—ÒK½ª~×|—O<text:tab/>Ý</text:p>
      <text:p text:style-name="P1">!:‹#¶èô#Þà†a;B#ë#/ƒn—#6B1‹¿F#ƒ¸€TG8‹#—E›íÄ®„9ßL@#5òuõÌ/ÆQÁ”¯0Ç#!xÙ°êŽÑuf#JqZÛ’“VX¾^P?Ê#tyØ#1Â#| Mjoå…<text:tab/>Z©Ê#(\#­ê5ÒÆ•ÄF­U #NÐGÂ[¡ ­:#ìÑ4#r_ºi):œrŸ#ßj#ËÊp¸°C#óT¨›†V#QXkÚ÷†]E#Jª#Q0´B(ó1«¯‹ˆ#£¨‚QªX{Nèa</text:p>
      <text:p text:style-name="P1">ú­c™#ÿ0µíÍn�%#Út##{b#5ÉO–|g$üânSc3‚$2#³#°#þ�Àï#&gt;Ÿ»PðçCûøÕæ#œm"¶&gt;+‡ïÛw±þÐ1å‰þÓ(Pj#</text:p>
      <text:p text:style-name="P1">®l¡ÖŸ¯ùé÷EÏ˜wº#¢ÊñBÒ?€š#/˜Æ²#ŸÄ1!fs…€„Ç±:¤í®WœB‰sßnÆ¿Ô]äýhF%�ºÛ|#ªß:Ùç#|ùžF#d#XáT#&gt;œ`Óù·#[Q«³@]øéF~7ÜeÔ&amp;y6pR##zl¾É­#B<text:line-break/>¤:ÇP{LÇÒŒè¨Ï##Šûî#kp†˜øŸòj¬—Öú#RŽ®[@RÎ##`Ç—œ)êÄgžßÃ#`#ýh+&lt;#J_†{#4ÖY?#C)zòª)p*I`ƒ#±ìÅŽmþßy°êÞŸ#cB¿fJ&lt;¬ð?•ÃÁÁ�¯#˜#÷q±…ý#%”)#f–#wŸÓÐ½¦y#r~R�#5(rûÀfª##s©‚ƒ#‚#UÎ®$Ù�l,–PÇÏ#‘#à&lt;#$Ø#·dÀ¢°·Îxä8Ò©#®œ²ÞL#ø7\"GyÞëiõ|a#˜cf­äÑ½#^.#‘#Qyì.#ÀnPa#Q |åjVæ</text:p>
      <text:p text:style-name="P1">o”#åŽš5þ’Ëµ#�Ìç#Mâ#��L0Ew]œI^4j#E¬¡ó{¾Ÿ±)#³ì`õp¤´Ñ<text:line-break/>ÊÜÁÌãš#…é¯´R#~#ÄîÑ@#Â5¿##ûúÔ</text:p>
      <text:p text:style-name="P1">m5èT½#ká}Fj#ÝWÉ‹*a°y3è#NÞö#ÁD##äè¼¶ë1(¥™�(ë</text:p>
      <text:p text:style-name="P1">#=t±¸Æì¤Â¨†€&lt;#xžt V=</text:p>
      <text:p text:style-name="P1">z#¬##Q÷óÔÈ#¬Áëë&gt;d5)e†›X¤# L¤X#®%#ŸDò<text:tab/>Å±#uè-<text:line-break/>�ªÜ#i˜ÓþÉ$w[Ø#Y½é=&amp;BPC¨ª”îxbñmß#%{Æè¬#žòi?vË&gt;Å#CçÿTÝ6Nñ"�@UNõ$ìeøÐ&gt;Í˜;</text:p>
      <text:p text:style-name="P1">R<text:line-break/>O#Þ<text:tab/>H“ç#×Sªvæ˜^ý 6H&gt;È,*™¬÷L11ðÂ#ê-b&amp;2‹#v@óÇË–jÝeÀn˜##Ÿ#ãƒˆ‹€?LÛà360«ò3#MQÚBÿk9ð›šjŒ‹*¸J·‡³fÔÄæ@!šÎFÎòz^y78c¸ÌöQ0<text:line-break/>åûÅßõ##“@ˆü�ž)b¾*îHæ ##¥#¢V#`†É+Õ#˜#˜#Qãô¬·äÇ•|#&gt;5_Ç.b8,ü&amp;,„ˆ#Y#îª;äbV¯'$</text:p>
      <text:p text:style-name="P1">´C€·ƒ[,#µ]ÍØšiÑŠkNÜ#l¢¾#$#@ŠŒ/nÞ2Ð¥E(j»DšM•Ûý`„2êz5A×…-¸#’#:#IUP###gX@:¼"ß›¦×#§œ°²#D©#Ù<text:line-break/>ê#j6#�â?�ú(sÆ#Wè£¶Í¨¼#ær²Ý·ñò±Þõ+Ç²(�Ýâí4ËòH³S#§:E}3­ÒÀZ#g{}îû</text:p>
      <text:p text:style-name="P1">##@”No@#…}°Rí5vÆç#\¡ùçKàÉ#Z6§š%</text:p>
      <text:p text:style-name="P1">ô²!ÈzIÉý@*.´Ô´�Ÿõ#©,è#@w1^##D°™Õ#¡r d¶=#Üy­‡”z7åÜ�ÿHl#ˆWÒv‘n‹#}&lt;›ŠÈx]C;#âYu—†¿ÎG[ªÓ±Ê‰‡VàkD#1ò1|ØG´õ ¨S4\°Rve�ôŒ¾b!##sÚ¥Ùˆýz<text:tab/>ýn#-&lt; ”`€ÚÌ#{¨</text:p>
      <text:p text:style-name="P1">ŽICÇ€kùšç##ö!•ß#àŒKáE]H”ì¥‚#d”x­;‘®V#Zœ–#c%›#—·.½<text:line-break/>®;f–P”²ÖõÆÜ…"#/kÕK™£ÕÂ¤VÂÝµú�</text:p>
      <text:p text:style-name="P1">aÅ‰MÂƒ#?XÓ‡' &gt;ˆàG¡=.Œû‘c‚²;Î›#úE##×HE]Ëö#�Ê</text:p>
      <text:p text:style-name="P1">O•H¡#_##y0À“Ý¡‹#Ó¢�].Ç8í‹#$#¯X�w##�m'³Ãå±y^“=A#</text:p>
      <text:p text:style-name="Preformatted_20_Text">È1çè/¾\¡cZ¬Ö£Ïå*g¿`gÝIÔý<text:tab/>MœŠ]&gt;Å#3nrØ-”5z#À~Ú##*uZ©Î€Á¸###´#µ##Ù¿&amp;ŽÏˆ@&gt;ZE"ë�µ#f#Ú%]3¤zï�#·M«[ÔÔab°vˆ1##SZI</text:p>
      <text:p text:style-name="P1">$õûq#%#ò+#°#n,•Fª0'…ÙÆ+&amp;#Rh—Öëpq#ü&lt;1A#g)#D;•Uq÷kÌÚwÖÔAò¿RRsžRœ#òæ…‘ŠP)<text:tab/>—”%.#¹Š�¯3¨Â¥½·› [S:</text:p>
      <text:p text:style-name="P1">,ÒhùI²ÚN}*p/(Ò#–IÎ¹„3ÇLù#J##Û5à&gt;ºŽ©W&lt;hÒ^#õ]Ì^##¹ÁnÙ“#C|9íÌÅì#]ôA�Gnqd7ˆé¨‹²ÁŽ: nUú)`º˜zJ#hÖÂw¼Ë#­#=ÛÁ#¤eea\G]ZåÌ‡à#C¼Ÿì-¦#™¢µM#„r•26d„é®Ã##QS5¡Ñ“ÔÐõ÷ÎÀ¿_#™KÂª#æ…„##Ÿ3bü…®ÉT’b™©wpÔïJ±##4ÖüJòÝ#&gt;¢cÛ)Û,èš�"e"Ïî7</text:p>
      <text:p text:style-name="P1">#ïUÖ`Î#Ï7#:' Ï 9�Ê¢�Ö+Î##Á¤…tjò?<text:tab/>�º#èÿD‹ÐRÄ1i#©Zž¹4„ÊÜŽ#.bé¾¿W<text:tab/>p…[øAÀhØkˆººšbôh€#ærÃø^ÏÄVõýYü…åì¡£Š#‡#ÙÆ×#!;rö—#?Ò¶—#Ï#¿s`áF¯HêO'«#ä##iÀ�Ó»'õðº#ßbtñS#È•“¡Bc&gt;=aÂ$|Ù�&gt;ƒSë^#y+�žêtÃÆIƒ!àmj#1Î<text:tab/>‡</text:p>
      <text:p text:style-name="P1">iÚ‰¾šnºÆëH#ëý#8™&amp;·à=íùsø</text:p>
      <text:p text:style-name="P1">ˆ+Ë#ã#ºZ*#J�öÞ4Åg@Ú#Ì°°÷.äà(¼9ZáZ”í(Fôz/4Öôì¼\z#â¨CíìzaÖöv#©‹ídÓŸ8â^?�</text:p>
      <text:p text:style-name="P1">#ŒÝˆ#‘ÎH�7ÄpJb‚3¦Š©3š»<text:tab/>“šk¡ìÞ¸“ñß“##Í9,#­E�<text:tab/>Ýw s=lËßúÛ #¸å|É|#þ®ü,[MÎ#ŽwÍ²ñ\¸š©hyz·#*÷Ô˜J�ï¿ÔõPŒfœ«#œ#Œ%,Ýlâù$›øÊ×+jµ/!#×#|lÉ##§8Ý%Œñ;Ï&lt;u8îªr#£ ûëŸÞ&gt;mä‰##?‰Ð#Ë½ó¯ƒt«#`<text:line-break/>ÖôÂI�’7_Cëwöeèa#‡j¸ñû´‰Cïóy±8B+X³B#þ³¨žfZ}�Åçî#zñ¹™x0zÚj#*PÅ‹•”X¼<text:tab/><text:line-break/>#<text:tab/>…úƒ#Rë%¡Ù'~Þo#§°õ¯lÖK+î]v 4Gû¢Î=Y}#îR³#7ÏÝÑ'#¼¯‹Öö=#§ÕKe^#|�gíp-øS,“„µµ#2Ø‡~Mà¨1€‰œÜ_t‹™Ï¡ÇCÏ¦ó�Ów‘­MösòEMÇâ#nkú&gt;a<text:tab/>a_æ</text:p>
      <text:p text:style-name="P1">‰øÖsæù®ÏL4µÎÅJƒ[ñá##'&amp;jŽF›ÿ#Ü#NÌ¦vstÙe�¹GLÕ¦x#{Šë|&amp;o.Â$¢HJã�ÀwÃÃóè#n1H2##Ð²NÂº¿JÞ}Ó�–d¼{r\ôÉí©gy¡v*�##Pç®#ø;FNo#Gj°±÷ubå òŽ.##åõ…6</text:p>
      <text:p text:style-name="P1">$ìì}|ìpã{ß<text:tab/>ŸOZJ#pö�@¬�º2àÐ½VL|•‘ôB9æ#®ÍZW�çu«ŽF#FsÀñ¢ö°|ŸÅ[#EÐ—Uæ#�l-­âÅS®Hà÷ž?#�ÚèZ³£©ìQ]´®Ü5ï9à~8#7wŠ)/’bi´s#D˜±QÝÂ«U#Üç¸#v²#�±]ƒ#Õ[O:ÈriÊ¯ìêíæðºj˜+¦(ž˜`œ#??}Mu�ÉºßmÌðýM/#{#<text:tab/>þ## {ÒU#¬M¢râöû#éÄªDžOœKuZÌ#Þ–'^äY#y…#E’è�#³�´#‘ñ!&lt;GÕ"‡íD#ˆÒY1Tk#…#UÚ�Ž#8rÝ…ïãuú@~Qƒ¤âJ¯iÅ.²ˆ#Ža±Å…’ü•#g'á#ÅªbwL#{A{Ï##¾�Š`º1EàNVØ?½XÕmJC@«õEõ##Ý‰nž�jíe+‹Ý$u�†ºiHÌ:Z¦fdB]�ÃO„C–ƒ�´Ñmôæ-‹ïý~ÖA¯Û€Ïß#ÀNË‹#</text:p>
      <text:p text:style-name="P1">z¼�®“à“ØÇ�N»#ŸÐ?‚l¿cÍr^!|Ø#ÔP…"#J9˜±J•ïº&gt;›�Ÿ¬nƒð^x›{\¨_Sœ¡ªŒäY¤ñÈˆ’SURÈ#G##˜þ²AYÌ###ü#ª###ŸGé— J9æ¡#˜Ÿê¶�kÀM’#¼P+�Zê=ìn#&lt;€ƒ*äÆ ³#øI¤#+‰#‚šX×/øÓá¢ ·hT-C#oÊZÊI{Ÿ1áõOJ#µàA8 'îâB#ßNU´(T‰k#uåZ­‰ÙØ‚®q¾z^)!´C¢´&lt;#Åâ§Ô#¡d#³]#}{=+FWîRN£#=R#¤'±</text:p>
      <text:p text:style-name="P1"><text:line-break/>÷#iâŽšÓ#^;»ÙÈ###_6Õ–ÝÇ$¯Ð�3lê#¯ýP#í)¶P#†ìÂ©ÑÍG#ÓÛcÓøb]ÔilM ä ´&lt;�P´^;±„XO.7µÅÖ»Óß›,F5##Ù#€D&amp;H¸ž%†|#Ÿ¦e±ƒž8q#™2F4s##!ÞS{Êì¶ËÜ›aºãGmN##¡sRö#Hd#‡,ÍjG#¡Øâìw�¦¥¬©63óÄ#éï(Û‚±¦4Cª#·Þ¢.@ÂêÄ7X#¶_åæY…ðoT ‰•u�<text:line-break/>u®<text:tab/>$O</text:p>
      <text:p text:style-name="P1">ú¯¥°# wZ$lYnQZÉŠUI5ü##ì�zcrÏyj÷&gt;.A×=Ök/©C##3slSMB#=Zd�|Ì#›?°#þ'fÇ Ÿ#Ù]F)!NZÌõl²�ä#± ozÀ,<text:tab/>‚Í&amp;d»##.{u#ZNp@Î:1f#p²<text:line-break/>#»%Ìm•###Ò#Æ(Q@‚ú¼mgBv9#´ð€&amp;q‰#<text:line-break/>™é)g§„¶0P¨5aÈu6±É;# Z##°ãÎÉ¥#ƒ)ÚÉ�#xÄo½7d¦"†Ò!ü„è€p£“ÀÕ[zÏˆØ Ssö½iöz•åÅý/Ü•…ˆO#[¿vJ�¡»#é#Å’åÀ£3-®SD#htj7¥2</text:p>
      <text:p text:style-name="P1">—ÃÔqÀÇ’{n#…Ó¢ÇV/Î¦µÔ#…#–Õð:»#•yé¡§‹�šô0më0�e#S§=ášæå÷Íx¬éÖPKQ#ëAWœ·ØHY^0ºŠFgx~$Œõ#ý€£##›1m•¥Œý—ô¡4KrO…#|ÿ1…Ñ0aä|•_huvd&amp;##</text:p>
      <text:p text:style-name="P1">¸�H#)Âæ—å€«§#™1ñÖÊ#Ä0í«™{¾NÕ‰®®` ¤#Ï7ï2Áþ##M]</text:p>
      <text:p text:style-name="P1">~ºœD#¾</text:p>
      <text:p text:style-name="P1">##ŸôP<text:tab/>í#W#1Á&lt;QÖºØªðzOªÁ²ßýÏa�pm##1ã #…™K7˜#S©™)Ö1#ÏÆ/KèáY–#Šù¦n&lt;äx×##ñÿ#‚v#'x¿ˆåª{Çmu�Éfz!_*²€½\÷.h×ä&lt;u¦ÓV}ÿ#Ae¾õi&gt;ãÿ2ß!ñ_J#¯²�þïÙJúç#ºvqCÄ¡K#[Ës#õ]‘*&lt;”Â¬</text:p>
      <text:p text:style-name="P1"><text:line-break/>¸dÏV#£8¯;cù&lt;fD™#ñLX�‚k#ô±‘Æ<text:line-break/>ýÐ÷K°©ž"n#q&amp;Þ6Q©ƒ7¢</text:p>
      <text:p text:style-name="P1">F�¸·È›×?§ŽPŒÏF€E‰CÞ;ãôAU,)°_4-X‚ÕÇ÷6#~&amp;ø#±x\y&gt;¡ª­þEÀ</text:p>
      <text:p text:style-name="P1">»ïçÜF ¼&gt;&amp;†</text:p>
      <text:p text:style-name="P1">@“¬ì»#MÙ$l##e¤êU?'–§ÞÍž</text:p>
      <text:p text:style-name="P1">Ö“ÇÔ”ã_¥&lt;*âe$mh##–µ�b~…b´ü~®²Ð™oj#�ˆR´#¿:qØ±n»�b#h…Í»H#nÅ#—"#N�m…‘d#bGâp#þå#&amp;¿Q~Ž\®ß±[Ùsô‚©õîlŒ¥y�ž.n#ñÇ#AÛÖ#›¸m�É=sÇ#õÁ†þ3&lt;EleÄ.j#²#^#“ZçúÆ²#AëYÙC#¾iÛö#è+ù€‡ŒíZ¼†ÈïÑq'P„X#Å/îÐ�o#ø#”?#`CÆ+H†ÜäµøAn—#Õ5»‡o`}h¯###�L—øX#W#ßâ·_sK°"»¯ä#3#Ôáï3Œ…GÕ@ªcOa#Öd«#€mÕ€âU/cg5B#Ë÷Ýà9###!~ÑÞ#?-Ô¸ƒ%#ƒƒïdP#MS##÷¨X«‹”�Î²ó$&lt;&lt;€ZjòÝ¦·¡Å{Ä&gt;{‚.ÀÔÜ·, +Ÿ#&amp;EY©“ð#QáÏ£#"”7ªº<text:line-break/>«ð98#.Ç‰›n'ÑÂHO1zÐN7Oè&gt;7§ØÇ„}¡D¤A# ­žj¶#:GË7£"—„ÚÂÝ§%Ë|‹@ËžÛÜ†är34#þÕµ±áÔä?Õœýà¸&amp;!#]™©êwÒ#Ù¿9Ks#À#p½Ú¡Æ'²#¾ãZ#”Å<text:tab/>°Ê"y1Ëüp-&lt;0×JÚDjÂ#v+º…</text:p>
      <text:p text:style-name="P1">Ì"v½###O#ê#<text:line-break/>ƒ·#�##r#v#èy3ä###ÃJ#:'Oä²ÇK‹Z"#j¿#Æ¿ÄÓ³ #t#</text:p>
      <text:p text:style-name="P1">âW†#yRÀ#wVôd„›ˆ—hÖÀ###¸éV###èHÓÕ*:#ÑuÞ¥½</text:p>
      <text:p text:style-name="P1">Ê#»Åß•A'²J­D½Óþ¤K</text:p>
      <text:p text:style-name="P1">31Yì˜Îó¼#R�T'Úß˜èÓkf#ogûÀ;·6¥À#Zá¯»#ÓTCòëªZ!#â#Ÿ*¡}u8ÊöZä #^ÿk¸[_„c«*ˆ&lt;¹#¦$‘ò6§œ±±�Ñ¸%Š5öúMÿ&gt;¯M<text:tab/>##¼V›†×äÑ/7šÝÉ=î¸¨#$LåW=#gÆ!-ÐØÒí]ñ</text:p>
      <text:p text:style-name="P1">s<text:line-break/>\&lt;ÒH}±Àº4Ó½êªéŸ²w,x¯72h¾œÛB³#B8ü†Î»#(#¤à0\¢�¡#�^J1ëN`XdÉ¯*#‰àñ#“<text:line-break/>Ÿ]-¢à##\Î(b­øD©Îªˆ¨;;#QŸ6#»ˆÄ„×øÅC�•üŠ# Ž:UÈÔ}g›Y}à™æ�4ÖˆpDŒï#ÅC¿ó&gt;Ó#Ø<text:line-break/>#§›½iÎžèôâk†õ=ˆ#\Ó^¸®fò­zIv/Æ8³V¦#¯Ô1eUÇ0M^û-#<text:tab/>8[‚#“v]FÃþ5á½È_&lt;2ÖÕÙr“Ô¾‘@ÐQ#‡#Õ‡ÃÛ³æ‡Š~ÕëÁÜÓYQüe¨Í±žt.�-#QâÈ¡´iz%åT<text:line-break/>#/^OYø&gt;)Ë¤ññwÀõ7B##¢# ·</text:p>
      <text:p text:style-name="P1">x#�¹á"ÎOÒ#0g.g</text:p>
      <text:p text:style-name="P1">c”]�Äö2ÐÚñ˜#�‰#V6Æ2Æ±*?¿jŒÆo‚«Ž½\,^B-êa¦³#ß:#ç{j*Þìóm€áÔÚ2#±Á¯Ì#¼6RÏ:™?É½Q@#à#›‚Í‹;,®2„íz#‡ºt2óvÉ&amp;I#~ÑÂ#Ñwýó%aß½[’iŠsž#ü~æ2 U<text:tab/>X®TÎÌ</text:p>
      <text:p text:style-name="P1">*½Á%#½#±�#C,|›Â¯}‹Û…;Æ`'ÉØónïQ#œImâÖ-[¿¢¾Q�È¹÷£#—þjVm?6ñÈg®¦?*"xe(3À©Ú©ðƒYøÙþ¹ƒl#&amp;žHÄÊ„#t#…•#QËïõ1­##7##</text:p>
      <text:p text:style-name="P1">,#oJôAÆÀÒbéä#ô{##ÏÂ¢çÆfÈ¥¶�c-öhª�.B@È7ó%�ø½†ô”{´Á°„¯ƒ_&lt;Vy¢Ø�ZO]#N1³Ž#4[M¿ºà2Çué~�åY×ïOM�#<text:line-break/>@Ãño�¼w#Ê¦¥«ôKó»§ü#‰™»'úY# <text:tab/>¹­X»$Š†#ôÝö@jÔÃ”|úìíVøKæëSÊ…»Ãñù7ˆÁ(¤°sh*Ý#ˆ<text:tab/>À%ÂBæŸw‡ñ%Ø›ßÕ${#*Ê#¥ÍÜûgQðùìêF~´E###û"mÑŒÞ2¾ÜEc8Êº-åeÍ°¯°#{w®.ÃBøz¤þ74ã³$w…Ã`Žâ*F&lt;¤£¡TñkM#$õ(#û�==~#šÝyö####‘Äò##ÜÐ##¹Þg6¥ÿ],êú#Òˆ#òù…¤E‚oDßV#¿tuN´pa%üHÄÅ8­jd}©AvÃÏ9Í”Ÿý#Ôø­ò#‰Ì�—§~etÛi3,#¯åf©#hÞ‹/âÝ¸äøl€…¢NÖ©/6€#Ú6wì?Ú}„Wá@#«Œudÿ#c·e#Wü”Å)\Ua» ¦&gt;”³ü»ÒÖ©õ†HÀ=¿RXI#+û¼U#÷ð#“{tÔÑ#*ä±¥ÿaS#ò¿âå/J¥Ä#–ŽB1O)O“zK•K#=DŠ«;úŒVv’7Á‰²#é¡Ô</text:p>
      <text:p text:style-name="P1">#U^˜6�ø#‡s¾9¢ñÜÝÃ°Üoˆö#Ñc#~<text:tab/>'òU†#»:[\«ÐÐ#=¥§ÂP#Ô#W#&lt;�%S�Y‘béÀø4#’8ŽfóEÞ™Ø•©J#h<text:line-break/>#(ÊÆ&lt;ïÉXÃ‹#^C;AHÜq_û#Ç‰DÇÓtrà#Wý„µp6ý{#B#5&gt; cD›�Å#Ä€±Èf#OÔ÷&gt;ký`äG@V—¢K#vø##Cö,Xû¨'S*�<text:line-break/>à##Gé¦ß§z/SöÅ¡uu,°ý”¼°‡�#öõNäþÅöÙ °¡RWEª#</text:p>
      <text:p text:style-name="P1">±x#ècèã®/—ÐÅ1,¡¨i#Gú00%,~5È#�JXz|</text:p>
      <text:p text:style-name="P1">’‰üÐ¹ï¤##rûq</text:p>
      <text:p text:style-name="P1">#&gt;<text:tab/>îÏy¹ôèy<text:line-break/>¥€žc£ê»ú¸³^A#´Õ£„™\Ì=„yHÜ…?ò&lt;ö•Qdâ##jy7–o+­7€#–±ˆ@4çë¬ÉOŸeœ9ÂèÁ#¶</text:p>
      <text:p text:style-name="P1">�ëx#±£[#Ž.–FÃ<text:tab/>£Y/<text:line-break/>ÙÄm“³`ŠËM Jû›¥ÍY\P¬$rVM##Q¯˜¤ìæNŸô##Lûyxì¯öSõ€4–‡ÖÌ#<text:line-break/>ÜzàQ#àâøÆ÷‡?¬&gt;dÞüÑÕ~g7¤Í8Ûˆ#<text:line-break/>#�QÛ#5€iÞÛì##-ÞS#¡#à™)v&lt;D9M##x#%,#]#ùÈ¬03…#S�¢0Ô<text:tab/>¢¼A##Ý’ßQ¬,V#úî’#ÀjÙqõª#ÑñYKòŽxí×tô|#6Œ#°Ê&gt;#:âó4&amp;žxt#I�Q¦CæwÒ†û«ÿPV.‰&amp;¢ù#šô€º�¨4_tëeÖ�j){ÿIÎ#]£#+kztsüI3‰ôõÖ6¨cŠ</text:p>
      <text:p text:style-name="P1">€±üggþkè­#¨ôùŠ¯__+@’ïèañc�Ä$T#Î8\Ò3Ó²y#CÊ#+ž@#iãâ…Õ,‰ #K#hXþÏ5�ìa†^§Ñ9M®uºg½g¤®Ž¿3¶S†E|Ë–xˆÓö#@¬G™#®XIª%1àuÉ-$È?Ûÿ#RÚ#úIò¸òç|×ú3O#pÏ½±#<text:tab/>éÎžêiÐ·áŸýr&amp;»ÏÊú¦#¾1I´<text:tab/>2ã#šyž�#jÓ�¾cí7�ê]£èŠ3\dr&gt;QM‰hƒ¯gAsF3vï%#ýV!©#ìøPÏÄ0þ#ëñè </text:p>
      <text:p text:style-name="P1">·¨õ¯##ž#gÎ#&gt;¡#N„)…›—šªØ"þÜa#“i»#ó'PÃ¿7š~éÍ8�QP#ä£±×’ÄfTã'"½…z#¦#(ò#b/©³#”#U##Qà#ÛÊ# ºŸé“žQÒÍS¿±#'éÛ¾µ#ŽÐÄ¦¾4ô#ÇfW³P¨¯Ûµ#9/{ò{T’rÌ#ê)ÐñÇÇb!Ž˜yÚ\#V-ñ#fãÒ.#õ»-OZtDñ”œ=tÔà•ÂÄ#²•†Ò#lPàV</text:p>
      <text:p text:style-name="P1">·Á_Z^öã#�5 î‰{ËÚ”ô¡H™ïè[#ž›<text:tab/>šgBÔ“ù##$�ŒUû¶&lt;</text:p>
      <text:p text:style-name="P1"><text:s/>÷ºŒ*k#¦</text:p>
      <text:p text:style-name="P1">Õ+bÃªÇ?=#æ¼˜#I’<text:tab/>–Ð#åß#Ò?#,ßò&amp;6p~\#KkŠ‚?ï–ë[Tçü�Øù–-X¸[H‡sÝõ¥ÿ#+µ�NXÒ™@S©#Ý¢g…Ç™ù5vŠ‹â†#Çíž¯;íQÙÄŒšÞç©#-ñìÈ¶»èüø³</text:p>
      <text:p text:style-name="P1">Š¬¿®²ŠÒòk#õ.”œŠ}#ap#3X):#t$…ëÙôˆïÉ5{Sd»UòÄ#Ï#©Aâù19VZuZ´¶#C×l#Ó'Ç:$Ó#³ÏR#’Œ.</text:p>
      <text:p text:style-name="P1">#Þû½/X�‘Ï¢&gt;¨ýÔw©°#ÂÁ:#³ŽÍ¤É\�#<text:tab/> ˜ˆ#¢pØY×ØWûbk#\µ¡w#ò€ß/:©ï»øp&amp;Ý#Ea#Ñì¶#D#nùN#2qä1ü#m</text:p>
      <text:p text:style-name="P1">E¨;G‚o#×</text:p>
      <text:p text:style-name="P1">®þ@0zþ#þaÁçñò3¼kr}KŽ2Œ(##L!¹l¤Ø#*#\#pÕ��ÊŽ}ý+#›žšÑò1ôêbªl=Ù±ÃÑ×§3</text:p>
      <text:p text:style-name="P1">fØüÀâ­5Ÿý{&lt;ýÓð²2�_v6ÖË›"#óFrÄ¶ÇA?¨ò�Àÿy#`ÁáiÁy˜Ž<text:tab/>«*k‡�Š™ÌèÑãÎÄûK#dŒbñH8ûþüÍ#æ™Í¤cR<text:tab/>SÊy6#›V‰Õ'Èœ Þädr@ü½À�g³#¥#~œ<text:tab/>ü¨ï#L##žuÞcÿBÎ_ä<text:line-break/>u…Ï#•Ó’Óü#£ ª¡Xªî$SÐ°ÙÊ`Ã#±"'ã#-×ùoÅ;DatFRúÀ*#ƒ€52A#Ã÷A©Éç�¯Íø#ñ™ÁÅ‘‚²¾ÏH$øk|ƒŽ#.B˜##}ÄQK²2IÂ»gæ˜ï,¨ªcþo¥#{N’‡öDSûü¤52dE¨µO€F&amp;#qVãkBý�©÷nª1â†WFs#B%’e%ÂüÓ12ç‚bË*#à##¡###˜‡õŒ#i#<text:line-break/>£ŠoÒÁ÷&lt;Jú4Ñ&gt;XM###õ-¬#ÚÜ›Ï#l…ÔLòÁ@íÔ#wÑ¨å##Fù##—v�¼÷Î×ˆ#¥J+Ûä�gä</text:p>
      <text:p text:style-name="P1">°:Üù™#ÔØ¬QÃq“óãC"ã¯#e#²#PÆ¬#ã””#Íü#´"¢OÖ#Vp˜®#‹Ò'"“ó#ý¡qQhiÊBDÜ#ù¿R•Ïe2(ÓÈ´±‰ÀûÉ#q#V#ó~</text:p>
      <text:p text:style-name="P1">#|ÄÊ#ñ|_M«#@Q,Ó¦!4#Rò¼Æoa#ÊJ#9x‰µ0#õR;frÞ#yˆ?DðÌ]&amp;#ïWÈ�;Á®#ºþ…+^ÖÒÇ¾$Q;Ùä�ñ»ÃŒ6x4º"»#P-F¿¹ÆÒ�ñ#2`;‹5™öõâ+×#)#`a0È ÐB­#o5}õ&amp;&amp;Õæ#)²\+ Õ#³({Œ(‰‹jº¦#7Þk#Ú�-£Zf¤ÎÂMØúÑºYî×QE-#&lt;›CL³Kß)ëk¶�YC$#û–ã¯ñáÊy$åñ³Ðhï‰‹~#Ýu•{u#52`þrç‚™�‡cå%#‰#/Ë�D½‘ª<text:tab/>ÏJ¬°MY8¡a“”#Éê¤—@Ÿib #¾�„pl@ÊÒŽÎ”ðÜ­#<text:tab/>¥Ð##ôi¨ÉèˆePÿd¦C&amp;íž##4ÜÌ#Lî!W#7¬ºµöÃ�œß#]…à|Ë</text:p>
      <text:p text:style-name="P1">è+6#ì¸üÀ�võ›ãlÎ?#¨Ó#¾'¶¥¤wŒêý:w#<text:tab/>##•×=÷¬Ù#wKÂ¯<text:tab/>¯Ÿ�4###*Ó‹/a#F##"#è<text:line-break/>#AGSýà¿PÂ2&amp;¡„#!#ãÕ¢3Ô˜ÚŠ½lLT#®ŒuÓ#sE#ûÇû Á3=Ž##&lt;Œ½î¨¢+»d(–Âî#ñ&amp;–/bÙ¬»5P#ö#XÞ3ÕW™pÝ#D#µˆ2W…‰§¯À#Â`Ž Ir#=äI–Xv¢]°¸rÀë‘Ø‰GI#ÇpÄŽ8#ÞôZü-&lt;à#"€\#=Í¼þ€¯ãT[W-ØŠsš#ªåkÑ’G#f±Ò#A#§b“»D)&gt;B-ØÝ#6#þËÉ4#_³^�#</text:p>
      <text:p text:style-name="P1">#‘c;áÇ#@ãžïÝÙÙC4pª#ÎáØ¡j¸#¼¹V¼ä#“˜Ãš'…%oüº9â§cÂNæh›#g}Â##¾%^#PL€8Œ�Rtr»ë&amp;$ˆ##D‹<text:line-break/>Ì#Œ!ùå£i×v¯Ê-s`Zœif½3ý3òe·Õ„T|€Sk<text:line-break/>�‚#óO�#µXS</text:p>
      <text:p text:style-name="P1">Ø‡^&gt;ÿ+2‹7€°.çÀO#~Ìø"_s#¤§J6ŸãÅÌ#óm{#+Zü?—×k#u#C$T4ib#š@M#B9l©ânR#˜ÈPc}#*²¦#išó###ž­6ñUÈaÎŸGØÞ#ÛC¬øÛ’~iKþý#°Ñ#‚Ì"ËìM¹&amp;~í��ÇŸ]#páà##�â%ÆËOöª"´ÄZv'ðCª|¿ù�.\#ìÖ‡(0X»%´Œ#u¦g‚]#Í#ÅR¦ì�Q gøI6�##@ü¿ã¹NØ g1îX¼N!ÔÊNQ;ù²L1o=¼#ÜÝ–H6%]uÌ;ìÕÚ�û7Õ–ãw’ñ(ã¯êõcP›Wh "/òÊ·#*`p,«c#†ñ^þ#¢WÌÈ-ŒXÍœ#ëÛs#é¾ÖÒ|#¶Áß@®*9¨ú3Ùœ##ž�³µ§#m#Iº�¬®S#eÒ½¦‘{ÕÇ÷Ž!¶:á#Õ_ö$=Êüß”2Á*Õc"Ñô/¥hO#i|9©h#�ªúY'&amp;YN#k™$—sêcÈu®£#ã#º–=æ:ÌÏ†Zï/cØÛ À´¬öô#¨# |Hü-)E~Ù6#)¾Ú„#U×I|dçî² ¥ÇfåfÎÉ¿#;g#äjbèÞW­ZNBåR³ÙÐ{</text:p>
      <text:p text:style-name="P1">#X±™ÃÉ·—�q#zG�#ï#8k¤&gt;#qu+½˜V&lt;jæð!#Ã##ØrÒ™cˆ#ä»#…#wþ2hg#h<text:line-break/>G÷žUD³¨¤Hræ³÷rR&amp;#%”¾Fí)Úª¼Í‡‰óIöq¶JØcWÊµ�â¯XYz²ŠåL¶¹_å#~µ—’”vÈÜ&gt;’1Û‹ô"¥#=#Øjàkr&lt;À¯ùž##PÙ##ÏãÖÇŽ#�#~dŒ¶q7�ì3A©-B#×º„´Vk#©:e9#,nz#Å#_D¾#g~#÷žÌËdP§Ë4×@Úé<text:line-break/>c~žüp#ûº£VqäîNô‡Þn¿</text:p>
      <text:p text:style-name="P1">¾´#£Y=í#<text:tab/>Ô#l&amp;ã!½°ìF##v›ß%«V¶­øKò—#¡‘w#Í¿‚ïk3œ‹Èù#£÷þ#œCÌ;O'?%#5áã#(=sÚn�òÁä¦qÕÃ•ãŒþ2Ü¶ÜÔî3õßËZ¹n€jò×+A-,4ácÁÙ÷5“æ`#N°£&amp;ßŸü?ÄAÃ¼2#g&lt;TôŽb]K+jþ#NÕ§#Kr“#hÒ¾~/Q˜%’íe²d_&amp;#–&amp;J?Ü#±ñ÷Ø¾#1¢VÂçZ6Íˆ“Ú=¥ö¨EwßÉY,àŸ2*Šÿv†DÈ³�–lºKÛhÏÿB/Íí´îÞùZêá{Å–<text:tab/>ÕØ�£#þ³'-bóT3êmgV¡/ÍÈÕ2Ã«&amp;#§êˆ</text:p>
      <text:p text:style-name="P1">²|§#Y1µúÕ#­#(â¤G¶s</text:p>
      <text:p text:style-name="P1">¦¢°²£`î#ÞHkb“Y˜O›#faµ_…`¢Ü{Lw(íÃ#WVk*‚F#íÜÍ“mê‚}¥‰ÈrUY“þ</text:p>
      <text:p text:style-name="P1">#ÒÖ\×y#»¶L ÂÆ#â#&amp;#<text:tab/>.îEE-®²#F‚–Þæ�òê‡#ë#Ê­,ÎÛC[k!£!âÀÍ#LåÆ‚šS¤#aoNèG\ ãh„)}¿î3iû#Åè½¹#}DU#{Þ#hêæ|å‹#8›©^ÆÛÓ»²j�Äm#Ü#]Õt1×D7#DÇ)#B°|#z»2¿#ÔŒàZµ|â¤?r�û</text:p>
      <text:p text:style-name="P1">¹y|µÞÂ#ö#‘j9µ¹Ù¾ø<text:tab/><text:tab/>U•IÀ†ãrÛÑH#%#‚#êA&amp;‹Û R`, wç&lt;âÀc®õro©#ìD1ÿH#ãêØ#Ô³P#�#SÜ½#à»K…Î’ðñ#¥“&amp;Ò#x r¯°õ#œ¡kDàšu«Äèx’k¤véûAÝ#š¡ûi¥yA'‹=äÂJÈ®¾)˜ãJ3·¡s¬S1c|¿ îXXo1*S#Ï�7³™##Å:t:w$û##&lt;¾l|(.¨Å�+åÏ’ÍJ tx‡0A#a£rF€ú#5Š#+#³‹#6Ývƒ_”œ¼‘ÉcÙ²ÃM#V_FM„zM#ðùkd$k#¨R‹K_€:õ#õü##¼amý®#ýc×N&gt;PÏë#Øã#ðÁö¤y‘µàBÊ¦Sÿ8ÌÂ#n¶C•#¡÷M‹#ª•"iÂœ#:Ïªž½É#T¥�#PNA®YÌÐyªu�œvM#Í#`ÿ%­£PxNtY…‡##œ�‚Ò }ûÒšJ÷o…/ÀÎ·³øI‰3C£â‡Òƒ‰¯#ø'4o¯­&gt;SËéü #kyå°q7ÊÕ}=âŠn*</text:p>
      <text:p text:style-name="P1">úð�?”î$…_4UÀ˜ý#8Ê[°ØúU</text:p>
      <text:p text:style-name="P1">oßnÛ#Ï�qÐÑ8„u#–Øä@ògÐN½…ÖKåóyÃ=X</text:p>
      <text:p text:style-name="P1">6ž°’Ï¼ì#}¸h•òµ‰áü\#è•Û]\¡¿øÐ á#—<text:line-break/>•Š¨²Õ®ŸJ#§u5ôË²d�þ~€ð¹PåÃ–iº„� (aaAyÅa¬u1g#ÿf[r#`A7)ì,</text:p>
      <text:p text:style-name="P1">˜—â#™ƒDg</text:p>
      <text:p text:style-name="P1">©=ªôªÆm.¼L?�TÐ{–’~#KæŒ§’±ŠœÒçÌ#fÊ#Y)zi#õC$×è¿&amp;Xo#À&gt;è…G•\¥¢È!LBÓÞÓD±i2#mIéšpMnOð(À×òå;z§Ê#l¢½(Q#¿#{ôå^–#’q×zGn¤9@#n6#ÞÇW;š…ìTì1�ÇH2}¥òzØ#:<text:tab/>K‚d#Ú­‡sz{Ý~�à@�&amp;õ�{#üÀ¨#‘é¤xŠùìŽ#I÷·ŒÜ§¬ö÷-cwîD#ª)yXúÝñõo~Á£œ</text:p>
      <text:p text:style-name="P1">Ô#¬ŒÐÿbË.#£ð##EðEW¨‚Z#Õu9‡f�qbyO7<text:tab/>#,ÒÊ½`ª2¦ê.A#§sD¶mNWØÛV¬¿#Û|£àN##"ó^±#$a–ÊÒ%…i£gñÀ«¹Xn�]‡#¥�3¥‡c‚ÀT”À¹ù(°#¢­#Ì,Ô¹¯\#‡!Ù�Þ]—¨äªáX}W'šîâKŽ©b'@EkÞöˆY`Í�êƒHVÿ#Šõ—#©¿èp?VIê#*ú÷vÁ#¡,í?Ù§«ùO#µ F89ýe#+ï¨S­Ì#9x}ÇÂD—¶Ø0öç=#&lt;doÖ�Ôªù#÷#pñ#~¨ºF°Î/‘mÊ–¤SÜ¨×á¾~R%#„�~m›æùŸ/1µ#Xö*Zâ[#Øá‚8„W#0uvÑˆ¡—¶#7vƒ)Sñ( (VÃåŠ]#È4çKƒ#&amp;p’¨#íW;.¦_2);Æ}“z¸â1%2G¿?ƒ+3KÏ—ðG</text:p>
      <text:p text:style-name="P1">¿iÙíÁVª¡�#—#;‰#¥<text:tab/>€Æ…8sç¿#—Ð#ÿIs•#Û(ÕÀ@#{»#Æ#/#b¦mü‡}êã;4#k‚P#UkyŠ3~ISÃc##Èåkµ<text:line-break/>×#Ç´í"Èž#ô.÷¢#1#)#BU™ÙC##ý]¸—.#XDmŠqx:5Ì»‡�†&lt;F‡£tN�Ò~2mOK+þGÃË~9ZÌ„¼ØÎ]¤‡<text:line-break/>ñpþ�#ãtJlw#‡y,*~SØ²·oÅaË±#Û÷U|L–¾ÂÇ¨½Åvõ¾ÊHìQi(iù½¿#­Í½Ç#©ö®¥ˆG‡"¥Â#“×#þ­¼"Žó½u |&amp;wÐ#J¹#›<text:line-break/>jË™öÎ =™p#qÃ9#WìM§Ç#ªJ'7±ï*#ê¿D…Ä'�ÄiÁ­²YP#†®û�¨I Æªß#$#ðÖq#\0¤#™~##ædRð’<text:tab/>ÚsBŠY±ê ý~¯ÅO#/#Žæh§ÀAôÑI¦›#©¶g’c#Þ§Q%³´�¢#ÿ#õ ÍSüÐ#ä®77ÅÙ.§##é³j‘­¶‚â#º¦xayø#_#<text:line-break/>LÛ¼ÖNÁÞ#øŠ¸"n##~#V?&lt;:f½ç&gt;##ÎÑ­Ës4¿Ûlú$5oüÃú¥‹*ó¥=3ñ,pL¸=„~àÕ$š´(õ##ø&lt;LÑe–Š–‚Áã&amp;Ù8º/ô�¨ÒÃ6æˆÛÎÁ´hjyäâû–Ç¾Išp}Î#„—ZÊN.PI‚Å<text:tab/>�.#A�&amp;Z+öV…œ‡Ü)dO#õV#=dGNxI@yÈ#�`sˆº´##âTÁ~[f%ÕÖDÈ#lÉ}ØÐ„fr#iö@Œèò^6Ž#ì‘À$y#ÅÂÅv¾Ÿ�õ"®Œñf(ˆÆêm</text:p>
      <text:p text:style-name="P1">è¢9#‰#÷ìR�åu‹#å.Êï‘#ñ#sîÏ<text:line-break/>&lt;2à9úÇØO=ë@ì‚í#Ê#¡e#™½òËód3F{� ©?vÜO7È£+iÁÞ=ím/¹eÉÚ;r¨a„“vÌ7#êr#e/1Á"`0$8ÌÙ^Lþ<text:line-break/>Ér¢lZIà‘ÍŒþJÃ�”#<text:line-break/>¸Ù‚ÿ²u•#ÓEL?#×S¿Il8í’¡k®P²T)Ë¿,¿#µŸX#Ò#�&lt;à#!üBÊæy<text:tab/>ÎÔ�SN#ðÕŸÉ7dÇÊ‘#ÚR¿R~ÿjä'#ÈÖ_êÇ)”½‘v)&gt;{Å‡”Ö°I¹F\É¦€Nrœ6#"È£„¬ÿ&amp;;—#«ô(Db¦šhÇ##ÓÞ„#ô=Êv­çƒâFô6¥#ÑŸðK½Âd#j¦7#§×ÉBf#´#š‰#ÚS{Ä3$–›#wjúZë“#¾P#…#ÞÂ¥</text:p>
      <text:p text:style-name="P1">#(Cç¦&gt;¿###W#…%jÂ)#¦~P6Üqì#€œ%ó</text:p>
      <text:p text:style-name="P1">·òÌÿ|Ê#}Ö#ÅË¾$�{{Èe#68@|#E"oGð#ÝW&amp;†È5bA)Ãh€##ç¦ªÑ#w##ü##Rù�Ïž#ç#)ò‰Šu•Tlá<text:tab/>˜#Ð‰H“eÎiî¢’à`åS¯Îˆ4°Kˆµ%(Ž#�¥#ÉÞEÅã§(8Ç,�Óï&gt;ê%nèè„vCž9#Ðýö§#ýMùµµŸ¬éO3ÙÜê:#ÖÍa„#®ú#æI¯IU</text:p>
      <text:p text:style-name="P1">¢·&lt;Ví¤#^^ºUX«#Ò#øp™Ö�ÁyÎF§#­'ŽóhYAµ»§‚±–#ªÏ�-›#eÂ8</text:p>
      <text:p text:style-name="P1">˜+‡[]ðÏ‡ð”âH’²žõŠŽd#+#¤GŽ)xyø##¢Ã…˜#ônñw¥¬©ÁŸ#ÛåÕ3##T</text:p>
      <text:p text:style-name="P1">ŠCÊ½ÖÒû.#9kd½#ê”9KÐ#¦•|###G#OÛÞ{QÚ`#‡^{ó­Ó…ï</text:p>
      <text:p text:style-name="P1">hÒ#W«OÜ#¨;#o@¿<text:tab/>^sÃSñÃ`Aø}‹FvPUÓ”w}K#o¿ø«.#ã{U:5óò@´ò#ã˜cËcT¦¯ö#DÍŒ:åe°Á<text:tab/>á#Û©€;ùÄ#�##îß#Q×Uíƒ#O¸äŽ°<text:tab/>PíÖx®Šq3h7ƒ_pn�d7uYt##šûñê×Ÿ¨#)##ËM¬ŽýÝ‚Z¹Æá-##˜xà½#š#J£Ð¥#¦7#’˜ÔUÃŸ=#‚</text:p>
      <text:p text:style-name="P1">&gt;Ú÷DýKæ§|x#Ow^#É—ÓYÕët»8€Q‹:Å¹;#ýÏw·Kz‡oI­Èª.u³9»#9kañ­Àåœ4<text:line-break/>`µ8¶Àý&gt;8Á#|2&lt;Í##¥Ê¼###B­!Ï#ä#W±†´Ã#tYyE<text:line-break/>¸(�váF3#dåX%QÜw¤#ºb#<text:tab/>«]œŒ#£¯øÿhÞ#Ð#¶˜#h###¿™÷Î{u5ß¬Ðø#¬p+²Ù™D‘æ¦:-#RU��m#Y3û‹O®~ÏK#o›Oiß¢#†<text:line-break/>îã=mþûy#ž¡#?†T¡P#í&lt;iiþ‰¸XÏoè#�p‰!”Ñ^ü‰c#ì"d¥/:`#‡ßBY²§¹‰O|{'†î~Ž¸#ð™’�@<text:line-break/>µ™gR #àê‹n#Ë/’‹`GŒ¦#ÉÐþ</text:p>
      <text:p text:style-name="P1">ì#,.#�}O}F‡é‚lìªÌŠ¿îh�:´Â#5n#žIaó•œ4²O#éDR•”[DÄWÎ#V©`H¸x½Ñ…Û!¸ëƒ’·Þ-ÿkU§+;¯@¤šÈ$#Öôç¯æ¦#™ûºùÍ;W•À—"—8öÔ~J#Ò#Ï#jO†øÇ}å�#¿à;÷#Z7¦(#€†Ð�ñ¶/�L"</text:p>
      <text:p text:style-name="P1">ón8###4l°¥…‚#¢ÕI-##Kn™##ï#s»#–{Sû5]Ž@öF)¡#í[-Ê×c¥-«¬šw#‘+Ò5Â+ü^ŸwÍõø¥d#°J#‰Ù9Fßú‰£ÿV#;;#Å(”#ÝEu]y#‘(?/&gt;+}ó:ÕÆ|©û#õ#Ú#ºÊ{Ùggt#D/Ó#Š—€5ž[©-|#n#$ç#QÌ’#+0&gt;�ªï#æ¤U-4§Lvi÷?k2ôT¹E<text:tab/>ŽòŠÆˆ/”U€#oz#2ƒZÚ"#Zó´—#°#‚ËÕùÎ#É2¦¢</text:p>
      <text:p text:style-name="P1">èà‰Ÿi×Œ3XTq×¾bÔM‹ÞË�Ó•Q¢#M#j¡œ#×H–â#Ž#Þ©ã¬#Gm&lt;ËNÃP2K#Ö~šŽ$Ä´½3iü##í6…³(ñŒcÃö»”4Ðæûªñ#+‹ƒ� ÍKÚ##ÿ7í&amp;‰‰¤¾êµ4çg##ÜôqXî»âœ¡ŸðäuÆÃ›ˆíh#Þ�Hÿzž¯Ó%˜ßÕ#‰š+Âi£¸#Ë0Êk^ÖQè/þ�G##Š#(U#</text:p>
      <text:p text:style-name="P1">»Lû‡2`ÏmýÕâºf˜dê#I¬O˜!=à!Çn#«3/#YAäËNwQ›=/#«AÌâ�ßï9Gw¶##n”#“#»2­™Ü<text:line-break/>Ýð©|ƒ?<text:tab/>ítÛœ´##WÜÓÛ#»%7¹¤##=î©#Í#ö´‹oî#D4ž~õ%9Œji=h0¨‚#ùGt&lt;BÙ#)?Íb…ôÁn$\²¨JLCqM®1¡„©#ù3“æ<text:line-break/>=³¾ØSÿl‡á�Š6©‘c#ýü# @¸ŠRj#!�X</text:p>
      <text:p text:style-name="P1">âpJqî#0Eq]#F4•#Ø+(M¦ãZ’7–Ó±#¬#úº²µ####g_<text:tab/>#j|µ¹Êó,š##’#ÁÅ¡š0"'–’»âdÎÔÂ/kÕO€ ü-¬{g4Ú</text:p>
      <text:p text:style-name="P1">SŒ•.CÜüöY#Sè</text:p>
      <text:p text:style-name="P1">&gt;è§ús¸Ž#rÝä±#I#é¦=Ó#³ÿ\š,˜ü#¢84K–Ø‰•#NÞ_é#$±éÎ#�#1ý­##�Ö»ô¥Õ#ak¿£F#kúýÊ#Þ‘ÍK`h&amp;Œ#ý#Ø8#«µë^#Â#ê·wŠâû÷×ÀÉ##ÛÒ#ÆÙA¯ö�·Ápæ#×ËóÒüRkÓiå¤[žb#„„á#„GäÞãtË�ÜÏcQÚç*Jêt1XŠ@Zn„#Æ‚ÀÅ�I#ÛdÓû[hb#�#4Íî�Uá+›##ÙÔßûL-6ÖÁá�È&gt;'Ë‡TýÄÓ,§<text:tab/>§üÏ&gt;½{]##ÈÀ#®#¤$#ŽÁ&lt;k6³~_£+j#8Æé#ü½</text:p>
      <text:p text:style-name="P1">#ª9¾°â:¢Òãé!#�Hm½#&amp;2©##Ñ½öá[þ#ØV‚^#bN€$4Ž#™EÞ“`^=¤ã#"*lz8èÒÏ%5ó¤ÎªYã)£7ï#³%¢Z±œ âJ”&gt;’##æÑ‰|¡ø^¸¥Ñîe‹W‡ ñu¿Û:Öƒ…#ËÛ.[îÑªñNr¾»fþ+ÖŽV6²ÛaÍ&lt;bÙÄÉ#tM<text:line-break/>M±ÅÑ]2éO$##5#Ç­x|›ÌÙk(g}_‰=È&lt;wãÙÆž¹ì©#…ßZXÝ</text:p>
      <text:p text:style-name="P1">JËÀvl�âó£wÿ#àK#/±éÑslD©$"&lt;8Õ¯‚!`•'</text:p>
      <text:p text:style-name="P1">(1.ˆ#L=af³ýÇ�Óð£Ãµz#Û,…›™dy#g§6#À¾2EV#Û^v#D#Fq9¿#!##÷Ž½M+[Ä¨­Ê<text:line-break/></text:p>
      <text:p text:style-name="P1">_qÙCðÇY#èd”##¹m(#•–Áakžöur%#¼€[Ø6</text:p>
      <text:p text:style-name="P1">CÞ¨KÔã8D‘W6¢¹'%�#?#±³#FÉ#zó#&lt;ñ*†÷\Ñ’#5í&amp;‘,~Û±´¦‚9­ê-¥rÆÇÃŠÕÿ 5Ÿ«¬2ô�“#„aq¢�8¡�L¥Ý½öÌw6—ÐEäÕ#[±#~-#JS÷†/iÿeáƒh²M#K¬ÙAû²ËuI�çî#EÊþ*/»¬sèÜ§]L›¦m¨§#Y•å%ë´lwÕ!##&lt;7}a###ó�îäÂKàÚ#»‘ÙÓÿ1Ü×\ä#åçOÚ•æ&lt;Q"6zH}žöÙñên �#Óí‰ÆÓ�ê&gt;Mµ]ªé¹íiö£vŸj‘ÊNè/h’ß#SmM¨m+ª•«wQ-ÏÊ|Ý˜U#inÓ;n¸-V­Ê¯Ú#‘íd¶úßÖ©Ú‘œT#¤¶¸Ý8·#¢­ª£Tfœó*ºìrÒóF¹r2áÇ|ß^h£š¥ËwÇ»3åaå³ãÏ�#å0ã€ÿ*(ûÉÿ]–¦_1#î×jýZ€Z:#;WÃQ#À&gt;Ñ#éGP¾Iñ#­Ò"d’#1~×™¹##züSOÕ¼-ÛÛ9#ò€R†ª°C# ©³dü(;¨N†:ü0#àªïþ�oåÖ€"�#k@ïÑÅJÏí##MØÊ²«b²@ûm&gt;ý"å’ƒ*‚Vävuº›ÂË2�aé´àp#Ék�5Ù#pT#ÀÕÓ"Cg</text:p>
      <text:p text:style-name="P1">D#WÍ#- ¤¬õIý†j#� ®õhbÍöüvÎþdbÆP–‡15‰¯#2ÓàT¤=[éœ</text:p>
      <text:p text:style-name="P1">ï#<text:tab/>,&gt;á�9¥�ýÙŒƒ%#^#±Á­Ûž°Ö5#ÔI´vŽ#x##÷#3ÅF|y+"»#Fsm»’#’Þ#yð#=²Z##0¥õU-|v—Éƒ$wÚ#½·TÌ@£ù¤E</text:p>
      <text:p text:style-name="P1">{$L®¿#›²Äv#³Ïã‚# #Ý#&gt;NþW—}X ¦Þ#•=S—æYº"¡“¬#y`</text:p>
      <text:p text:style-name="P1">{#É</text:p>
      <text:p text:style-name="P1">’`#F�OUöË#ÞT&lt;#oHá&gt;PE#ð?##L•D’Áè3`#›Â¡¯#ÆÍañÙgöù#LYáœêOØ™™!$$“Ž÷ª»#7ïèºi#óv"µ»Œ#'#E”#§·Jê·š"#·(#ƒF˜#TRRý«,#ü`¯‡ËP¨X,Ïp</text:p>
      <text:p text:style-name="P1">Øn†1¢›rEVø¡;tî•=ëøD#<text:tab/>ÐÉ‹#8ÒKÞ}‡-½#ošÑT• í�Sò-]Nò¯iÑRÍÁ ¬�[#ëóæÖcþ�ÖþÆ"Cu¾XŽ³Ä)ÒáY™‡Kb\•ÊY`##€9øŽ%*¸7#­Ö`‘,#Óóå†#|)Éz<text:line-break/>a#‹·k9:`0|gë#P‘®9Çƒ^W•ñ 3ÅÚ¡Àd6÷“é€"‚R›3ì^£7£M3�Q’#?¶È</text:p>
      <text:p text:style-name="P1">�²#o8¾bd+Ø##ûwÞHG‰ýë˜cân„°ºöCññ%Ù#ÁyYá(…æ#B‚Ædg#{é„ô!“žÑð&amp;òºC†Y”ìj§}#?8XüLoŽ›Z#?‡%’áËw—O¬™ß®Æx T÷@õDÈK8À¥#¬Òª‘ð,#«ØU|È‡#øL9fÌÌˆ921;Ô<text:line-break/>#Ü{ûvÎWþÏ#öÊ¸·*“#öù1·ÿ_#�¹,×åõö=Ø#ÎZ!&gt;¼¤####nú:�–‡^=<text:line-break/>#ÍÞ|}à=Iq#÷½dA I{BÐz#QÑÍL-RGÝƒ’Á(õ¬bªsþ½ïÔz‹á…{ìn�êúÐÙŽ÷ÄŸ#`¥ÂÂ�Ótœ*#àûüÄiGMYD¥##™v#Ý%[§a¡)#tï¨K`*#¤Øeç¦“#Z…Vùš×C¸uND ½iªöõK##}¸#‘ø&lt;ì#S”•#~·j¿Äq#Ç„4-E»îïˆç#C¦0ÊåÃH#ùÌßw¡„s™a$”J_VµÔíw9(£{!–#bé*¥Àb˜ÆžšLÙ¤ÔmŸRÅ#Wþ##±ýjV–h#˜î³y�”vÃ‹HjŠ~\xÍñ*]¶è!ŒÖ°‰ŽX�Ÿ„×Z%mDÜÙ '—üg÷9O�äV#ê$ÄÍÓÂìÛp#iö›ÿ@&gt;ž‰’F§##</text:p>
      <text:p text:style-name="P1">¯*}îhaÏ7Ó'Sº¸ª#1Djóß#ïý.ô#ö##èšäƒg\¦�#ç­z£­ãïjüÜVð!€##`³äŠ)­üOÀ,©DxN†e§Üÿ@—&gt;çÎ0e#š¦ÞÌÇ'\em`ñu¾("ßH#é¾¯Xéî�Þœ#ð;ùœÖLÖ†#Ûæ#§Ô#Ñ#,Ç@—ó4#±Þ‹˜ðtl«‹#Ø²?flèkßM</text:p>
      <text:p text:style-name="P1">øô¾NG°"#lNÑ¿g£)�¸ñvN#G¸�ÌÜ#¤#™-</text:p>
      <text:p text:style-name="P1">ô†</text:p>
      <text:p text:style-name="P1">²W½ûqìcwìZ3%ÕŒ#‰O##çà¤_Z�¬d\gD####«5ù%óôE#»#§´1#OKû xÔD{™JèÍ¸Ún<text:line-break/>óÉz”p;  #7 ±"^ç�_iÙðÆ#âð4c‹S¸2Á“Ré#º=’<text:line-break/>t”:##h¡#¯WõOƒ¦¡ë\sû!^ý¥i2¿ñ##È–#<text:line-break/>¸·2pKKþ,L#Q#uT$#ŠrÇ?^‰#ˆhgµá%û‹C‰#iZ°W=#[Tê#]î%Š”3ÆR”$ßÄ#HÈ/{2£#™MÃ# K€2QÚ#êA&amp;ž/3‰‘ÃX#Œ'uò%uBãÄÑé�3#“k}ÝÝ÷€ßï2AöýÏ™å½ƒ¡ôçÒo§»_�Š8›Óé`&amp;M¥Á2™„“ÇÿpSâ0NKÛ¼51Ñ#ÿV‡ü‘ˆD3Ct¡©¸¤§{g®¢\˜å¡·IêýÚzˆF›3´cM³#õº†dlí-ØñMR9­ãð°¿U4j~+©#,Ì^ý?.#WtË4½X#nû™\Zó´È5X9i¸}~bOäI ð&lt;Õ€]#WESce)ÍwR¿s(´›eõÜÃ‰�õÃf|˜#:†_#B“§µK«#Û##X&lt;÷¼r"*u$¸L!Iê#X?Kj©##ÏŒ0Aýk]¹Â_Ó@TÓ#}(/¤°QØl˜ðý0Mi&gt;?…Cä;çù×6yËm#F#a_â.ó#Lz'ràä#ÿr@æ&amp;µÔÂ­Ì�û#JÝø#Ér@˜áû,¥êŒ##š›sº˜åÕtt™tÀA#ÁÁ¤¯`ˆ^(kßŠ‰.UZì-j2±5Ãâ¯—–§kzæ(7å‰4K"~ë<text:line-break/>Š$½îeŽšÔ/#K%aUg2xúðIi÷j¡</text:p>
      <text:p text:style-name="P1">äÐ##:}}Ãÿ%Ø#HÝ¼½;³¥1</text:p>
      <text:p text:style-name="P1">ù{&amp;#Ép#Üg9#ÓÂPU#T�.JVÒÐRdZ,##SF#W5º„óà#øÅÍ·¤‘zä¸™I&gt;*ã2S5—Åa,­`#Ô|ÏÇ#~‚#âžÜéš#?DðH#:�+#ÏÑ#</text:p>
      <text:p text:style-name="P1">i#Ó�iÃù###dÉ×G­ÿP²˜{,âøýÒ¼œF™Eçˆ¶M #¾^Bû</text:p>
      <text:p text:style-name="P1">9åÿK”í¡#SÒµ<text:line-break/>BšFxºI©h:¼Î÷Žf&amp;Qž„éX¼ª©ìØ^"¥“¸ûóôQnÕIl&amp;êHd¹##([&amp;Õ]ÚÐ“�FxNÆ##†�#—‰È_z•On#ÌE^ÿBMvaTŸçå‹µû«Ùï#¦Ý##�#—‘ðU[ö54«êgCé¦f#l�]Ÿñ#¶‡\Ó�k</text:p>
      <text:p text:style-name="P1">~ñI¥#ÊmÝ‚•S¨Êh}rÖ#“Ø##Â²C&gt;³ûÀë×tÛñÛ¿ðgzæ#ï×‰ÁlýV�¹#Ç%L�Ø6Æ›êÜÒ¤sžHÓÖµütè‡{S#·Üé4ªš Ny&amp;#Â#ç†R…X#Ô!Ž{œ;Çy#N/óÖoúìµÈ#§</text:p>
      <text:p text:style-name="P1">¤Xkâ^Rˆx#b##íq@£§éFì}#¾#ƒ²ì¯}#Gqy@Ê»##¾ÇW#ÄË)µž—3Ím(ÇC\N›u–&amp;!”¯�St<text:tab/>ØuË0ä@ÛŽ<text:tab/>ÕÌŽl}{#¤†Z#öj #ÓÛ<text:tab/>##£.È#þ¦7Ï›¶.ë™=²Žk'~µ»†#<text:tab/>Œñ#ŽÚ4}##9×Õ##–#?˜­ˆ# »a®êíîðÃ</text:p>
      <text:p text:style-name="P1">%;##^a<text:tab/>Ox¾9Éïÿ~Aÿ]ÈK.…‰€,@v^…Næ#¨€¡±¢i¦¨qXXšp#¬#K#I­ÉÄÙBañm3Ï<text:line-break/>µq¥d‰s}|#Ðx#\S×—#ÝofÔs]# €Ú;�##@s±~óóïðK·s™%6+ºâÔÃ¯Ô¡©1&amp;D=0Ó#‚#ÏÂ¢v";îºv²Ô`}âJ´#(Ç‹HÕŠbpï+èÐ#7ÝÆ3”_r#À/q—U¶_y‹Ë#OE RžezÃî£#2Q#$Ñ£Þ#®lÑjæ #ÎTyÚ¼“à÷“H¦PtÏo‘-¿Û<text:line-break/>VÛÉÃ&lt;<text:line-break/>›&lt;´2¸µ©#D#?ŽF!�¼^&amp;#<text:line-break/>#ž;m¸My##ý¢¤*c}´#ÊiB�Ë…5¸#`#\ËrÝâW’a#fÄ«ÐDýo&amp;×çáe<text:line-break/>�ÁF#ÑÍ�&amp;#…#8Ô#}så˜#©Qâ5</text:p>
      <text:p text:style-name="P1">"</text:p>
      <text:p text:style-name="P1">d#çó†ÒvC#%#ùÂ#Y°£¿ZÆ¡Ñ!Ô&amp;’!N'Ê¬1(· ^Jˆe+‡#?Ä<text:tab/>µÖ#'‹×Ì¸²&lt;×#¶dŠ§yã7N#”þ<text:tab/>I##µ¬ZgK÷#v#r÷iªK¿î¦!#p#×£q=Ìq»`á#ÓYÁØgÍA¸bü»Ø#“%#eg«#ü#ê¹ó_M0ÂeÊ#:aNS#@n™R#K¬5œ,–ü²~^$L”%Ç€3éÏc‰GqYgYU-ñâc ºÜ«-åµ·ÞP†&gt;Sr…5#¼O„ÛÒŒê”«÷ÎøDxo[ÞQÉÖ‡qTÝ5Ç�Oƒi¥<text:line-break/>¤”‰#Isêò„bº—ùðž2Q�ÊëzzÚ#k°7Álú#b}¿©#îÆQ‡ªhwí#­©_K9›Ê#Ì#z#òð™Xè‘ƒ‡*ë¹#F/Çr.…#j17xPŒ##ú¸b”}âÌR£ü'ëà‘8y™B­½¤æ[èƒÊC=#pï¤Ú™°ä}#û#a±y42*ä#R‡iÖ)#Â#Ð^µÞ;Ðúç¡#óIÕ#ñþ­Cä£%#³$#WµC0ú‘F</text:p>
      <text:p text:style-name="P1">ð6�È#«�ÖPè¿Þi®L•£F&amp;<text:line-break/>Ábi�:7Ö#DÃ¡Íi¬O’#€­’)Óˆë—bÐ&lt;…:±ì#7ª~ UcFp©<text:tab/>R)#Ô¿)¹‡É:àÒ\A…²´óVN{&gt;ò:ÃS&lt;£¿#%b/ ª5#ªWû1s¯J1}#<text:line-break/>´Z0¡"c\=ñCü#!1#Q##{&amp;jý‚è¨ÃÛ–Óžt#yŒpF#•ñ„ýtg�’¨ý°i°ÙYÉÞ?ûìYÏÉ´#ëg##0E4ûabÆÂãê¤Yów%=¥¦A9®ãØ‰¦!G§™¥pH£½€±ç@÷�³aMÀÂí&gt;ö„^8#z÷‡FÈ#’¹M¶¿2"BïÑŠ/#x}‚:&gt;à.#´#¸#ÿ%¤#³`gï�Ì#‡##O”†E¢r¥�P#Ù¬ÊÝ`Çc÷m�d4æ6u#þ&lt;§Ô½ÒÕRX¡xò« Ne]#xüø±#X€µ?°î²µ¦ó_sô#<text:line-break/>•ˆ#’¾ß9Û†¥cÝ&gt;îr�°4</text:p>
      <text:p text:style-name="P1">él#·Q#ñvEØÀUåö<text:tab/>8‰¯ÈM�NÃÄn [@÷¦)ífR#iKø€çä�û½KóKF#ô—„åîäœ6#N¸f@ç°K&lt;Q#,@#ß�wÿ#Î…ž#¹éè=#7#ÙÒ®2ÈuûL„•®…Ô#±Ñÿgö#}žX^½Ü©K‡õ1ÈwƒÐ#¼S#Þsu&amp;}ñÕÐn¬Â‡nxÐY¾#�vB³#Òsú¤fõÙ±+3ÜNÍSDye¶”#�îÊG’J<text:line-break/>a¬¶c.#¤##$L¶ÅîhX&amp;¦Ï)¹ú¹‚ïŒ÷#ùZö<text:line-break/>Í^##Xñ‚@Ã¿V;Ûbj#È�¸¢i#”,<text:tab/>!­Šr#L®´”�ä÷öÕÐRùòw‘#ïH&lt;üÍ©æX,##Îü«€üÛÝm@#‰ ® ö#ônÛ+�[ÃÕï³žbiÂ~ÐØÌÀ&lt;Ñ</text:p>
      <text:p text:style-name="P1">#þdú#ü¹Qóöm„�»ÍößVÃ# $8¥pØã</text:p>
      <text:p text:style-name="P1">Æ�Qs#%H#ß«kaÁÓ�#$6#³(o_'ÿˆ²zPûÉU”x#G«5ŸgÅ‰ƒ</text:p>
      <text:p text:style-name="P1">d{</text:p>
      <text:p text:style-name="P1">�`}5BN#/ïóÇMå™­dYigp|áýlðïxÄy˜¡O£u,†0#“—§~`öP8üÃåp#Çe#ó#oŽ<text:tab/>&gt;4ˆˆ†#»;ò[[#,é´Ý¢f=c5%#Ç½)ž´æK&amp;h¥æá#9ðA/B(Ý#W¸?8�Ð¨µqœÛ ¬ŸíTÄ#Ð#ËQL;U #I¥W6ü#¼™pG2C##,$›¯½ûÏdx?n#“ƒn#ù²#A_”%þÒ7›Ý;%X�½îF„¿–f#ÎŠ#Â…uìu�½îîŒ###ECl’ÇÎ#³8##‚Bê�îøÿ#</text:p>
      <text:p text:style-name="P1">6#œ)~Ín<text:line-break/>=½B#iIÈÃŽ`C2¼ÚX#Ë¾á@##~1#?Ñ`ñ»9Ç`</text:p>
      <text:p text:style-name="P1">ß„^ã#Ü#[·Ð»Âjª#¸rJ•##[Úþ#êAØ##%s¬TY¢#!@©�6¦Ä3#qZ"Ï'Þ`d›î3#~h¨c�¾ÛÉ7ÞÌ^\xèÔB##ñ�Jh<text:line-break/>JbÉƒXŒÐC¡%LŸ#,Öà¹##X\Ûu(,\,ÄëŸRÜ™*Š{ƒ©3Kš#?##RÑæVŸ}##Uvk3›Œ‡oŽ#WK#öÿt‚ÿQ\Íƒxä[nL¯»#}—Œ¾Û“±Q»ëfÙ#}#È€#<text:line-break/>ÏBW/�K/ÝÍ˜*Õ"ØÛsP¨¨Ü#îÎþq§üèÄ™ošÀe{f5#`Ún)ß<text:line-break/>ùy#o?2K�uUØ{###ƒ no��¡|·§#‰ùÅˆÉH$(Éú'ý]›#³n{™ßÄaüH<text:tab/>á#†”éÐ¤Up‘‘Œ#SR•­�]ÜJÆÈ0##”#�[ŠT�ü2L-4Ðý›#‚C#3VQ#áöæ(ßó#œÝ$™”ß6#Bˆ8¯Gáù�¡Ê†ùYó;s[#«ö lßÝ9KöOs·I38R¯™ICäÕÒŽÆ¬ïö›¤Kx##Iíƒ`#ÊM~(</text:p>
      <text:p text:style-name="P1">†è6fâWÃq¯°DùöÒ#X¾#»œ=#ò:}##/Ÿ‰X%1©È“!ûÉYbí·�—íWŽO¤#lÌ‡Á%';‘#ûÍ#˜ÜNQHa#r*�¤+i“%ÕÈøCAäÔÚEì#—ŸÚÕOÂßõïíWí[ëË6¨l®`Ít</text:p>
      <text:p text:style-name="P1">Á6Wã#G‹“6åj#þª(læÚÁ#s##4'‰††¿MqB^È5¡­ñ¤¥&gt;Ø_|D_m2Ÿ¡µÀb9púÖ#?#¾MM·ìRêŒY=º:lˆUNúÒôä#•<text:line-break/></text:p>
      <text:p text:style-name="P1">Øyï#·µ\(òYï«Øõ*ªÛZ‹q’$™¯ä#½‰Ó”²ˆ#`9äôÙ&lt;ÔÊ#fë­¹#™×ÙŠu#©€Q �Y®ò¼^S@#wbÖ]­ß|AÄa#•IY#</text:p>
      <text:p text:style-name="P1">Uììzz#E—TF–)X#Aº#Û½Ù^„W÷å×ùF}#á£wŒ;#×#Þîê›ÝKÝö#‡Y#"#bv#~_h#Uá&gt;vÛ°Å´@T°h#O#„„ïL#0#Æä�<text:tab/>sKå#\»§=Æ…O#s±BµúÕÄª÷•###xU[ü¯;:†.-XÈžp¼#šÒ×N#€nz#ëëjçÙ¢DØˆé¸Ûé\†a¤#èS’ã`ýc ­ã#;lLÝû#I¤øš5×Œe�©`¾ÎKú¤#{TnM‘‰ÆEk–¤N#$Œ¸</text:p>
      <text:p text:style-name="P1">zÓ”ÿ#¦£ÖZEY–#u¡÷øeÐ­l•c÷¬½˜¤•³�‡#ÚÒù73"õ@#ŸIJ#ù©Ëùõ#ã<text:line-break/>=ßˆi#ÍÊl¯árEt#ó8µãlÔž®þ`’ÔÐ##t…¨##uûë(5v£0e###ú•/“š¬(ù&lt;#EÖî´Ä7ô/<text:line-break/>&gt;µ%—œäè*‘—6¶¦0úE½ähœ¡#p!«?ÛšqàDM7#UnÉ¿HöòI!<text:line-break/>MËÝˆU#)vˆ&amp;æ#«7²ªmT™ß^Qû¶ê\â”—xˆ#7ö&gt;”´êiL’‡ˆ»QŽ\TÐªÎ®ä0|&gt;#â¸‹auØ“;ý-kº�Ä£€#£ùÂG0kì¾xA³4yÀ¥òÑÉ3¶Ö;Ë–$Ë[»ÕÈ‹#áï´###”›xãš"ùq¾9jËK´ËÐ#‰á¾íÑÃ±1Úlf†-ßÌ,ñ`&lt;È&gt;ûçº}¤Ü{#M#¤¬õê�›îYçÕ##[*¨�+|Ë%#?Úú£×B»VÑÓÓ±ºŽz#1#†#•—£˜p^¸Õ�</text:p>
      <text:p text:style-name="P1">¥7ë#0&lt;Jý‡Åð‘<text:line-break/>t#-Ípþ40©R0Â#þ=3#b\°!Œ0<text:tab/>‹Za’àÐš”ý#Ó–,jæi#Z«¼…Åº£¦#nÇG `›X9Œù¡#êþS¨#Ê#9u•«4ñË\ænt¯Ô�©'d�R#âÊ1öonØd±’EÌ#–nÀâB#�¿™ìŸ‡ÑE"È³#ÁX¼)jc—ˆ#BŒþ##‰F#FLòm­Öo{¢Š&gt;#æ§ÚZ#ì#®ãcë‡Î#G#ºsÕÉº†þÃœ ¹%ªƒ</text:p>
      <text:p text:style-name="P1">ýû¤MÍõRp%á‚#™¾dD_#H½#Õ.®UÙº#¦¶,^‚qÔ<text:tab/>`d½�ß„ñ9ò<text:line-break/>•m</text:p>
      <text:p text:style-name="P1">qIwæœ#«Ï‹ÇƒmŽ¦×NXZÚ¼¢ýX#$QçdxqÝ#Šß¢ßçzƒµóY‚ž\7&gt;˜ND#Š¨àEßf�†m½z%E\|q###d²ýÑ¹õÅª}©Ajæ##n‹ÝD</text:p>
      <text:p text:style-name="P1">-6`'ÃÖ·#Ë#Ô&lt;Æ#³ñ‚”˜mÓuµ-ªkŸí+9#Ë�u¹wžfL5 ö¢Va(Ôfð­]#sÇ</text:p>
      <text:p text:style-name="P1">ÛÅOË‡Ê^SäLšÕ0åTõ&gt;;µ)ÿ\`Óe7åƒ#—#­¢-à¡$#hÛ¯ra9”###?­}›½ò@ÁF‰‡Ú#Þñ"´‹É¬l»èíRQÚãa#†Du}]/ayV#Ñ¨ä‡k&gt;gj#å#þ#l½*Â¢Þ#3#]#Ô´anœ(Pöÿ#í‚�##Q‚C#QÜ}xX¿Œ4©9#|íÍ�Ë+`NvüªÂvú‘úëøÐ#(WXÄ#<text:tab/>™¬r-Í“Ð"Áy%’<text:tab/>@ô#}ª</text:p>
      <text:p text:style-name="P1">±g~¿SWü@Œ ©IQÁ´!�ˆx¸;–!”3ÂÉÏUH@F™°²#òQU1šêiî”ŸjÙ</text:p>
      <text:p text:style-name="P1">ãV#T&amp;ÌÑæ]</text:p>
      <text:p text:style-name="P1">/#W#€ÿy�¼É##i#2Ö#&gt;²½#Îr§¹ÔÉægi”D##§####Ýé¿p§*Áþ5�¬AD”á_Š×6†F</text:p>
      <text:p text:style-name="P1">‚˜h#FñNð¦Á 2ÁQÙ</text:p>
      <text:p text:style-name="P1">ô3¢­#VÍ‘2s¡_�+%S#ó#ÁÃì¢�‚šñ{ð‘$#©R\˜®#¾-EOä#î¥ëÚÁ›W�õ%¬¿#)#Ê#Ç#&lt;ÎÕe‡êñkôn#�ÕÙªW4ÐÅ#O#f|’€d”5Î½f•S{YÈ#Ù#Ù‰€U¹b•#`NÀ[++S²@:¹:U¤s†³Ëá#qÌV°1Eî#@÷Mÿr#Ìël%À=×ðÎ#»ã¢òA§¢Ê=6þ+ïø#×Ž*##ty#×"‰F..°#®/‘éK Uÿkd‰–äÉ]þ'LïE#�&lt;»#Ø###â#Öäöqgâ#ä¢#&amp;#ì¡mXŽ[Ÿt7.Ð,6Œ3ßM4u#X##Áb×àÞ®ÀìÎ�ÍH€œ•j‡¦Š„p#„Ès#H</text:p>
      <text:p text:style-name="P1">¸õEÜXçÀ/×ÕYÝ</text:p>
      <text:p text:style-name="P1">#­ï##t´Y|xü¥Ä£.#ŽŠ±Ømo#ÜÍ+ï•ËÄ¶é?Lã¬ÅªÎ#Z=ÆþÂu1“Ž�#r²#F—MlÚ¾#°€^#Ïêf©V(Aªõê#ñ5?Àdúäð#““SCLÀ¿:õ##,Ô[ïoçyã;=•</text:p>
      <text:p text:style-name="P1">Œ°ygrÛ¿Ý<text:tab/>_ÛbÆ##Èˆáx‰Ô#.#ë9¢6Xw#œ¸{õvÇkï|n£^qÏ #/ñŸ;*+#÷Gc¤#MK#˜¯Æ+O1pzoÎçf€ò/0=ì;ùˆ8Wô(¸&lt;#³õö¦k</text:p>
      <text:p text:style-name="P1">L¸_Wƒ½#ÅÖŠ#söK#ƒtdðG#ÇZ˜q~AÚy´éfµì{ÍŠ­ÿO‘Ï«#¯ThÑzà¨]-ßë�ú#”s#÷[’#�é#¼â$#ýZ–íìÅt'###º#¡ñY#Ö#†Çš¦£…�½1IåŸ4U#IO!õ#JgºB´rª¡ ­Õ(ÚíóiCÙ�­_‹#Þj#M¢€ä#5–(SG§©ûZÚqh#¥UoÜÒ†¢#¤I„�RÂð#–#I’#ú#„�V#pXó¡#=DV­ç</text:p>
      <text:p text:style-name="P1">å¦Ù©¿àcãœ•st#é#$¥$~µ×h§UO·W(¿„2GùF½GËz—#�`e„ÓÔ#-¡æ†—b©dX</text:p>
      <text:p text:style-name="P1">Ç!…â�‰¦'Î…S/+¢tÒ#l#¦M\L÷ÉB„Gœ‡#š¥ÝÄ##<text:line-break/>YØp^x#³;#¥,~÷6#Œ¾P÷¦~n›#µS±I<text:tab/>ƒþ]÷þZ!ÿY_HÀý¦#ôŸÉý##&amp;ô³Ë6èYÎc#ÖêÃ#?�Bâ�'#)�·ù�âŒÅI‡#‰#™’›¨ØM}QŸŒ»÷ýç²£¦Éh#«<text:tab/>�‰#Q#�í joŽÞùÑýË#¯&gt;x®ÑâUÇ‹P¶#0z­‘2nrñÑYØ*<text:line-break/>ù¼¨Ì¹1Ü#s#øg¤·ú²)¹óLP.Ç#GCû-R�n½<text:line-break/>¤�Ú¼á°fÃh¿IŠ˜†ôqžPõ ¥#·#B!àþ@8&amp;oéÿoÐœd�BsˆæÉ1##…Ñ�^­Œ½ÐÛi »ñÒ …Êìù¨+#N•nßMD#”ÑÿmÝŠáÏJ†s¬ûÌÑ#úÅ‹Õ\€#+÷#d##ø‘ÃL !#qo#¸¬Ž6oÕ£#ê\]5#9ƒõ””#—ñž<text:tab/>Ç#St½,G#ïn—ÚÀôÂ}øB#¶#µ}##—#2ESiº$…n-N(##ÙU#Êï#ªe8?‹#Tù¿o~¢$óX</text:p>
      <text:p text:style-name="P1">!#³jéVñZ†\Ã+*T¿O©“ÙF#\BÎìÿw}«a#Ë@#Õ#:{ÆÏ##/ÔÓW­6®ü‹#­#Ï×""¶###"#áL·§ÇpûÞ#¨a#ç!-#ÿKß‘uEÔ“„.{üGÌ€T2hF¡‚9Åu‹qx]Ý»F##û"ñòœ@pñš#”á#âûGÈ[5-#ÇÄ¸sTu[v}jð,¿dÇ•8äkJÀ#ð×�ñ2‹úfÚ´þÐÁ6#’š#¸±jGg‡Ã`@•S#L&amp;P1¹4�.?‘Þ‡÷_iá›õ¯€çRƒÐïr÷#²¡‘¤AÇ###oÞB´xv€k[œËÖN„Zd</text:p>
      <text:p text:style-name="P1">#M4Ñ#%µý„p^yb»LBz¦¿k¨íWvZúf›¯¸:T#s/„Ç—ôééA›Þ{ç¥VR•[íˆ#nM*Äò=”0ZG#w#nóûÕÎ#D#¦êk&lt;iÜªœÎø~$¿#ŠÊpžW¾}æ¸Un&lt;ÓæãN^#daPb#í®¬[@d#SV}Áü«d&lt;¼jœW§ ”¦~/}CqiG<text:tab/>Y‡\Œ?Ãí" ó�I®¸ûJ§}äŸk¤Êõ¡#0Š0Y</text:p>
      <text:p text:style-name="P1">ÛÝ#Rk³oþQè#Bœ#�jWC+#è•ÿ`5‹üÙP&gt;ä¹m šFs3y©µI‚™Ô,#˜ÈÅ#Å»~¥çÂŠÿ#ö™¥w�#áÃ+}ñ¶‰*y`ilÅ«#ˆlZ¬ÆR|ÄÛr¸ª×(ç#;¢vˆLKv#˜™°‡{±ÛZ’ž#ó�4ôƒy�x+«"þƒ#`#,#)0Ù<text:line-break/>¨Wkä[#ìk`Œ2Æ#¬´êÝÎû†2Î†0l�’EA9¸0sà##ÊÕ#d#“e&lt;™#Ü¥¤##_</text:p>
      <text:p text:style-name="P1">Õ&amp;QŒáµaä#h("™�ÖóÝ}_ˆ´}�„»#ÂU›##uØè#š#W’ØÅb¼=™û—ÚÒ$ƒZ­±‰ÎNçát®#/€#°¼`Ò##†O=‘Z«å]kÏÚ² F#±Íß:t_#�tˆ’¯e##N k#=cãOÍ#¶¶B³Å#?ð#—bÜqÊû÷Þ4ð¡#U%º°ª„&gt;Éiùw;ñZc#Y¯)êj]&lt;¨qHËýƒëNmE<text:line-break/>¿îX</text:p>
      <text:p text:style-name="P1">õÛ2¼ˆ#W.–CŒ‹©º5’É##y#:Þ™xk‹#¬Ã",…y=÷®¡ñü-E¹™�#"%øs.�</text:p>
      <text:p text:style-name="P1">µFôçX#âß¨#ÛsŒ“</text:p>
      <text:p text:style-name="P1">»"+g¤R6¦°†…€Y3o#9hyB�™™é¦xË#¾Šií&amp;¥#ùNãá#–b0¿v¸³¸ÈSÛD3</text:p>
      <text:p text:style-name="P1">##³ÒÓ-ˆ¬ÇÏ¦¬É‹#'I-íÄ‘#¦ÎŒ#®éÒÚ#¯0ƒÊ¯#*©#R¥¡ë’¯jA»\U#Öì#Þ~ÔiÜÚ�Z›ËD_Gçƒ##;V=t#‚£*¸uëõ³Ãî¹è�‰*ml#&amp;{˜î3ÈT#býö<text:tab/>CœÙÛ,«</text:p>
      <text:p text:style-name="P1">‡•F˜vñï¯Ùu#Ú!fŒÙXÇ#†W#…­PŽ9ŸOž<text:tab/>-#˜MYå„þ„¤²î;&lt;uš·1�š‡Ì²,¯ûÖ`ìpãtëaá©ê#M&lt;‹#y.g+ö²²€/oÐ†üˆÈˆ³ËTÙþh<text:tab/>9Åob™²è^€÷ÑÞDïIBYÜö-##r³‡ù)öx¶V·ó—ö—›�Å™r�’#FŠ—#@=’ËÉâ#�:ü–Ð##våÁ¯#À^"¥æººrAd[Ø</text:p>
      <text:p text:style-name="P1">¡ý$¨¹#6œD¢»ÁºDþ{™äÛ~ Evñ|#_^C¸‘#³å83†@³#BVH�M¨o#ÁhÞ‘´ñöôÓÒ8‹#Æ#rÿt|FCÓZ�í²þå##ÍÞ#=ß2#ÆØË#ö6ÆPuf¬¥##Í‡Òr$Ãt?p ÛFsVÇ:###sÉ&gt;=ñÞ¿í#šî@#í|dþ¦¤ãæ¡²³Bæ?Š¡…9 9‚H1#¥´<text:tab/>¿=:#Ç#ZÉ‡Êîs—p‰â8J–RëT_!á#¼{`Šªµ#ÀMþîi#N]b{�Œw?$øãÐ×ë#</text:p>
      <text:p text:style-name="P1">‘m=|³SIMq!Ír—ì?¾#,#êSÉâ#»BÆ'(“2s²ôt¡ÁógH0–›[uæl,½–¯##Ë¡zÁZK?Šæÿ#]#ƒy#</text:p>
      <text:p text:style-name="P1">²#1#Õ#m•Ä4Ç?ÁÄÐ~ªz#A#å–î#±5x‡½,Õ‹Àí—|Î#¾«ê2AýL#'-ý###ÃûŽ¼‘D#ˆå%y\ä¨ämçqÃR¼[“�…Ä}#Zú#� #·l¢ËŠõ=N˜Ç˜#mÂ—Á£.Ž76âÇ2èBX©#Qìv#î#™¶# ŽY#^q‚#z�¦Jÿ@##V›Ýo\ô§a#Ö!ú³Øâ#RJ$Š/"¡4#O6½û6g#Û—†�ã“Ôv³HàpÛ#vÅ##~8çúFyáâ£I#P¡ˆL¤ìO×ìÝ:ºgù*bE�</text:p>
      <text:p text:style-name="P1">Ê#‘<text:line-break/>¹##Ã©«#éÒ(Ï#œØWîN´xzâ##zÀ‘RƒR#Ë/Y“�Ð-¼æi¼¹ƒü¼9,g_�óÇc/ž=êË#G—D&gt;�#Î$##Á#D`YÉ#œê#TTEó}WÑL~##ÊÓ…mM1.[¬Ýn’lP¤x^º4PGõd£”`±\#Nô9�7Ð¾Í[¬:¹ýq·kÍº=ÔQ€¤•°œr#ùÖ</text:p>
      <text:p text:style-name="P1">1ÏS6—„i+«â#X!þL#¦Ìv(™cå‚~4éD(„9#Àµö5PãMÉ4›œ_Ž!'èi4A#Zs"‡éFˆ\#H¢RÐ#™ŒžJ#HÝÿpûç‰Å’l*x#m£’…#¤#�»Q¨Ìa#qï</text:p>
      <text:p text:style-name="P1">xIÒÙÐóß½08FãÍ[WI[fÊ#ÝÁûµÙ.ö·Y&lt;‹¹ð»#¦S–ù´;‘À#Ö#¸VsÝ#4ü#c#¸ƒçJ#¬zmcð[Kf™D¥l{ØbAáôRâ��ý3ÊxVìãz</text:p>
      <text:p text:style-name="P1">1WÐùkÌ‰#Gš</text:p>
      <text:p text:style-name="P1">h#MÐ/=$¹�##a!`Ç#:’Ø#ó4k&amp;tÑÑ³ÁÔ†pÙQ™)³Ö¬#gœ4�ŽØ<text:line-break/>n#u&lt;åJõµxŠ”e%<text:line-break/>^&gt;æÄ##¤8öÌO·Ø</text:p>
      <text:p text:style-name="P1">ñ$CSXÊ„¸0hÆc~B§J#&gt;Pd#N8{“¢–‰¤»Ý#3mÄ“ HÓª/-<text:tab/>Uù&amp;I',Í&lt;#ÙWƒH###¥€\’#Ú£¬râ#C#7Jâb#¹¼-pˆ?Pc²@'˜ò_¾ÞË[.r9‡è8ýÞº#FSÏ</text:p>
      <text:p text:style-name="P1">Ž6\öáZs#ÉÕ*– +�9çüqóÂ#ªækøL�Q#À6½^Ùu.ôæºzØõ¬¥lä{KÂrA}N³ÛA¼#I#WåLT£h#7g „Ì»¦Ië D[pÙ�˜yBoj¦X‹#J›)výïâò¹#Þ¨Ç³­5-—kq^ñÔ]�Zd­®A}�#Ï¦®G©À=Ý6¶#_È5mã#÷#õ##¿ÑôÖ\&lt;Zè#›U¶Æë±#°øì»:•Á&amp;#¤#A·{Ì¢š'</text:p>
      <text:p text:style-name="P1">0¤s<text:line-break/>é1“‘&lt;.#ßÞÉ£#N5ÊN-#RvC¦©$<text:tab/>žu÷#‘ÄÀ4dÓH·ÈÝÿ#U#.ÎÞ#iNª¢zùùTU£¡w</text:p>
      <text:p text:style-name="P1">qÐ½ûg:î<text:tab/>¶™­§®#Û-–Çõ~$ÂR³Á¨€pˆ@ða‘ÿ@à"˜Ìd„$ãb5Œxú#z�7îŸ##+õ+„�z);'¹â</text:p>
      <text:p text:style-name="P1">Îec!ãÎáE</text:p>
      <text:p text:style-name="P1">È�-¦ŽŽ#/ˆÙ«jvHŠ#Ø#îAGS­mkÉŠ#6¾µÒ#R�ÜÎvËßè#uËÿ#î.{3eÁÓÂ#zä&gt;#,û§¯ÊJ c‰|Ç#J„#Õ#]B#ïó5f#þÈ“#}###b®µwB8tp“XF8ŸåæŸ³ÃÒ·„wÊT›ÎÎü[x³º»êe¯é¹W¼#ä^«hÀD»#wQÐX¥s©g"ÇêH&gt;ºN¸kY³–™êEÙ¿¤ÜÍ’‚_½I1ˆœ]ä�m]6-§¦º#þ#Å#¸R¡#_4)äóW‚_•Rô m</text:p>
      <text:p text:style-name="P1">új�Ž¥Æ™&gt;##Î^4…ö`Ø#m</text:p>
      <text:p text:style-name="P1">«¬Eú~</text:p>
      <text:p text:style-name="P1">\M#úâÏJÎ�#&gt;µ#Ês€LÂBáŠë&gt;]ð›Ã(#ŸÇ#ÇOþ#VøTo¥�ä6×ï¬Äcõâ3yß÷ñnÅzBæl-£È|ÃYµÎÖûîI}ÆãÙ*ÓŸ×¶Ô}%€� o##Çw75KÒðÊcˆ#bØ#ñô#;‚êGUuJ²ÿ#e|ö#0oÃLí1³U#i´J_‡j¯Ë^1¯#v']:uñ‰F#Ÿ#ÔÉŽéZJ�#Å#öþ]#­†EË#;+Ÿõ w4#ô“¥s‚å´##Ÿ¥áÈÍÔl9{²#<text:tab/>Žƒ�{#Ä#¿,]¨7‡#²N=y!#¬T#;æX#±ùùæ±“#zñèµ%plPC|º#°#Xyw#u‰«‹™çÑ—5#Ø&gt;ÕÄ#µ\¥#u Íj#Ÿ&lt;ð31A6a|-+ñbD—®}„Kù&lt;<text:line-break/>ð'€¸#Ê&lt;<text:line-break/>ÏäP‘q«ððþî}çæ¨î#´µù®<text:tab/>w»%7l“lõ•##üìM¦##XÑð#Y…Ðà4y7uw¯À×§#,³ƒ#¾ÅJ˜²‘Ð)´N9Xg$1'ƒûÞ``%#™&lt;#G¸X</text:p>
      <text:p text:style-name="P1">½O€#‘ìÚ@Çú1�ê#)“Ð#jA·¾(Á¤žÓY�Ì³Š±¸~…œ##Õ#VÞÛª÷÷r€¡GçzPÍÿ?†ª�|!®®²»©UJÒ£#·à##è¸%Ôüûê‚'#eá”ŠS¢'òëf…ÙõþûÏ»}øÒé:##³Â¡õg‡ÏÄ�ÉÔ‹t¤#Ëã#ì,õ¹#=ž¬#l#�‚.#�#Ê£&lt;¯ð£#y<text:tab/>œ</text:p>
      <text:p text:style-name="P1">î~�‰+8ZC•¸Ò™F–&gt;,</text:p>
      <text:p text:style-name="P1">¹L^{ÐÛ�ÚÀ�Ã</text:p>
      <text:p text:style-name="P1">#ÉþÛ•úv—†‚^“ˆ{¿[#M¢ðÜV‰q#â¿ß–ÉÕy#@ˆX##Þ§}´ëjìB#7÷¶#Æl#—Bíâ;#ìÌWí»}</text:p>
      <text:p text:style-name="P1">@p–yÊ½¹òv”q6#"[åƒ•ì#¶0Ð&gt;0Ž»ü©@ìŒ#œ«Þm÷+-ÞM#D36­ìÝÐk_‰;<text:line-break/>A“Ø€ñš."E#%øÙ[Tiz0#ûúšiš²6#�»L‘bõÖ½s#V…Â##O#€Ò‘ä</text:p>
      <text:p text:style-name="P1">w¹NYÕq_*#^y#á#Ÿ£Â¡Ú<text:line-break/>_n#“ç#³#ª9•â'#[)!ø‹ª=#{<text:tab/>Ò(•¿ôe#½á_…¯ýd$¹Ü–+PÃÏ#KP8[W1&amp;#'+ú¹Oÿ~Zóv</text:p>
      <text:p text:style-name="P1">+ø"(û‚!Út.¯ê¸à #6I#&gt;#�G{&lt;,o£ÍD-Ù|#Rmïü##2j-ûÝ#åŸ¾í¾Þ™—Šk</text:p>
      <text:p text:style-name="P1">$çh»¢ÝuÖù¶òŽÞ»Ò#ƒ 9Þ#(ùÛO®###Túbå#Í/áöïð<text:line-break/>\{</text:p>
      <text:p text:style-name="P1">#ïÀðg¶­É¨f#š¼##[#vÂêÍý&gt;Ém�ôeó¸#áa†/#ï}#¢’JU_ß‹›[&amp;ÌŸÅâ#‹^xx¨É#¯löÎµÍûÝH ,#U„*I¢{Ú#Û��7"-éÅ×#-¸ÇÀ(X‘öG##ª#l#E(d#i£sm·%¿|JW e¶7{ºµ#,# ‰Ü##ÂÇ$#=',æRãÄ»¬F?###¹bHzc¡gÅ†TÓ˜</text:p>
      <text:p text:style-name="P1">#ô]÷¿µŽÛßh­²J’„S�)€Z¡#e#y:# £N#I˜‡“¯#OM3_«#¬Œ‰#«Ï#‡d=ú¸#A#ù¾ÂŸ=|c€##óqgßó|-|~——§X#(u-Yíö5Hö-#è#nŠ#8·0#ºv­åA¿†m¡zÂ˜´åqÌ@J,Š£|øé†7–Y…ª²o‚ÚMz[#ð#p#&amp;+&gt;êìCl±.,^Rèsil½ÚÒUo#�‘ç'#½¸4</text:p>
      <text:p text:style-name="P1">‡ö„‘L6H�;™&lt;ˆ3/€¬ø#®Š”Å#</text:p>
      <text:p text:style-name="P1">1R»‡Èc_]â�éÌy}#¥6ž€Ý&lt;‹#íØº�/Â«)ÐlQ²‚y³ào†&lt;CË™™ùnì—RéD}®¢‚»”ug*Ž�4#’#ò<text:tab/>·´#WÕ#„J‘`C—#×uQøøÎåq‡X#¸Ø‡ò#BÎà"º†<text:tab/>7l’”ö‘Æª€#€Í¾nœ#ÍµEWa¥#£Ø</text:p>
      <text:p text:style-name="P1">A#‡8Æ�ú#âÛ&amp;õ#gž^H|æ¥IE•#¦ú\#á^¶|¤»JZ#7–¿C¤ŒÿYïbÉt¡^Ä#M?#ìíÌ:·›;Å�8±ØÃ=€{h£¥…X¢m#Ž1�÷Îêè#åºMEKÑPj¦+Ò;®)$'Ù ÔÆæxI9ò:HÏƒSñ�–ñvòu“º;k¢ºB‘&gt;##—ýc†’ÖÔ5#Èê#EjåG«µ#„r»þ£‚"4b3MSÅNÓ88i&lt;�T¸/°]Ó˜f^&amp;ÞÛò#6]þA¢ÊÞÈïœðÕÂ‚¢åUw¼f¹€Y–²ÞyÞ<text:tab/>…±#šÿ+#+Cx?"#}+�aVè€#V±S@ñà@¨iJ#8#)ª#—Âb¼Üó#�÷#&amp;#=åùÖ#Ç[¾Äš¹Ö,ð*ˆðbÉ#¼Â1¦Æ###¡Ðp½§ª°ø##è©L<text:tab/>#ÖÓÓžÏýÚ#I#Ú’½<text:tab/>Ü#ßÇ#å#Xãä§Ò#©ñ~##Š¶¶6–ÝW•p#"Vt‡sl8½êlK#ãq�´z-¬e’ãðbYeD™Çv€ê=ì°M[9\‚h_.;‡–’˜’h#·¡"</text:p>
      <text:p text:style-name="P1">‘#¹#)y³�åþ0Lë¼X÷íà)‚7uE¤&gt;[â”ö#M¶Öœ</text:p>
      <text:p text:style-name="P1">½‹&gt;Ô0ÒNA¦“¥“ƒ+g#¯#·#W´# -¯4#Ó÷#+Àåü##“#&lt;Ü|i#¨¹�ð�Àlõ*Í�3ÌŠ3#N²ì(###�’á</text:p>
      <text:p text:style-name="P1">#ÛRd/º#’‘�´-t;ËØÂ‡#×B…P$½¨</text:p>
      <text:p text:style-name="P1">##Ônð¬•#º�.Ø#Ûr.åÀ�÷„cd«Â#ÙÈŸSŸ×[#×—h]—<text:line-break/>FZyæÑÛ«Ïò#%sŸ’#•b\TsÁQ#—z°§#</text:p>
      <text:p text:style-name="P1">ajb7tÃ.e¹†õ#L‡Lnú#‰¥#òž.„ëŒ9–##mßL„<text:tab/>¸HÄ#è#æNp½–¿×öU“,'3×údáŠbd£BùD¥ïÆÕ6#|x˜­*#®¿ppWŸ‡æ`Èõ¿8#0ÖÅ_#4Â#Å##!Ÿxf0t÷›</text:p>
      <text:p text:style-name="P1">O##’“ ›Á·_}ä#¡¿û#�7#Xa#¡ÜÊ¥d*·C—÷ ¢9µ##7`¸Ú#Ÿ#Ò-“(‰àzbë;�j�t�uêÓ#ÍÇÀ|÷ö²Y#FŒÎÍI&amp;Ö#¯Iïe3VÔµ€Ññ°†#Ê2®^ÜPw÷#$#UÇG±m##Õ#€xïTà#‡ÿÿc###:#g#ôá#Gz I#“ëgÅû,»c#y#¨#Çx«]óÕ·³#ƒ2ï–#}Ù­#Æ`ý²#¸qÐ.l#œuod&lt;0Ò]¥b*š#®*.ò#F#H#Ù:KÚVÌw=#-0Ô</text:p>
      <text:p text:style-name="P1">##ÜÉÂ…�A#üƒ9ý<text:line-break/>\é�ißµÙ#ÉÞ#ˆ§ßqá¶§{ÒˆðœS£'pb</text:p>
      <text:p text:style-name="P1">~Ý[#4÷'Úî]?#çKo#^9ñ' CWª¾t2å‡ž˜çÝÕ#ê·è¢‹€f›í^k#�ðÎO–Ù�‘n~~¯#†#}qnR«#fTÏ¼m¸‹x—# ›b*#¶»ïlãa#ô8½i#ÓÈª§7�Í™‹ŠÖ0L</text:p>
      <text:p text:style-name="P1">'#¯RàÒœñ#òÇ+äÀýÙiÀ%»¦¹}</text:p>
      <text:p text:style-name="P1">ã}nÓ²�VÞ##=YÙY”&amp;0:<text:line-break/>Ìõ%û¿Å­’Ô)œt/½žˆ„´h#7s5Uq1qÜ¬¾gŽ#!&amp;�Æ)YHBÆ<text:line-break/>#‰˜X“ö…ƒd&gt;ß×&amp;<text:tab/>¤MÀÐ#Gmw«£,î›#Xú¹2�aýg/¾�#æáQýw´b#˜<text:line-break/>7#¬3›4MÝî¯i#g¹</text:p>
      <text:p text:style-name="P1">[[©Å�X9À¬U:*U#O eõ|ZìjG2Šëé�š#MóÔŒ¤¼„r‰LŽ¼²jW�¢8—!¾Ãtï€YÜ&lt;œ´ˆb×týFÇþ mÐÀÅ[<text:line-break/>±O´âŒèõpÍE‘pk€#”p.s###èsMdqL‚ë¹§È\o S#†ªm(6(õ’®¡éV‹ß†’nÓÇ<text:line-break/>'ÇØß#µc”#™ÄÇYq#ê¾#e#ð|ŠW'<text:tab/>R·</text:p>
      <text:p text:style-name="P1">‚ÌóìR#q#âÖÊ#‰fM</text:p>
      <text:p text:style-name="P1">ä#G7±Û�ma#ƒ#ªâwÚ±Øî¼1rÞ<text:tab/>ÙD[&gt;óÞ##&gt;Åp#œd¹ÀÜ#</text:p>
      <text:p text:style-name="P1">é•Üz¨ÅQ#F#ì@"ß##S<text:tab/>ú¿¹¼¡|ù#çÑ<text:line-break/>@S€#–#²Áù#òò‚q�¾'Š#–¿³WöÍÆôj#ÜAõ@©#ðâ?R#g#)ÈÔLCÁ&gt;=¢"§”&lt;âÌä<text:tab/>È¬šÃÝs#GÐ*9u/ÍHŠuó6(ûŒ#Ÿ¶#¯#€º#ó#zK«Åb›1û#:µ</text:p>
      <text:p text:style-name="P1">îÔŸ©6À%#ß#¶</text:p>
      <text:p text:style-name="P1">»í¼‚#Ze®Ì#p™ï¬J#.ï8¹#]Ë±în‹z</text:p>
      <text:p text:style-name="P1">AÉ#Ö|…¼q€K½æ#wùýà�O#B@0Çþ–¶�‡¬3Ù©Qéõ©$•. }0Æ’K-•~JµÂ#N#�#O#SõaçÄ##JÐÒäJùq¬ÖB#Þ#�ºÕv“õbÌeñ�#3pÆ¹O#°è¢]$&gt;ø¨ïúŸ›##á•´z *}�½35„#Y„a¥èÒÅ`DN °{b%æŠ|…ª Ýg:¨#a¢’Üu¤™`#ª9d^#/Äð/õZã*T{(G_â[Fðå×YàYYWUùáœC¾f#”#ÎxCkALºù»×†¬M<text:line-break/>#+3I=%í¢µ�Ú®�ÁcÂ›†wT`"†N#Ñâ#</text:p>
      <text:p text:style-name="P1">I›Ì+š1�ÕÈdâÇ™"~ž•ZÒÓê/;:#J5 ª#«º´ÝÆ“š÷AÎ”“</text:p>
      <text:p text:style-name="P1">#£qê}‹Ì¼u]âßšVüuöÛõ�¸E£Ž#i¡2#£ŒÅŸ#ºù#;<text:line-break/>%f·¨�P?µ$Õ³#ÆD#+#F#”5%o¢A¾yÏÅ,ÈåË<text:line-break/>ê�~à´#</text:p>
      <text:p text:style-name="P1">Ó!fvµ#G.5©8ÄwÝ$Òò;'`³ñÜ´#¹�O‘ÐuXÕò28%./·{È³½c`—�Ü ßÎï\œÛd™” _#árÊ-ÈÝ4£¡<text:line-break/>óm#€ia˜:Ðo³U##® ß-óÿW#U“:N#(—dI¿Ðq##¿"#5ªév@’Å·Ó¿µ7B†u#ËD,gUñ#€ÓÛ‹ü¨0ß£ßA</text:p>
      <text:p text:style-name="P1">žø!<text:tab/>/Ïg+k8§¿¼Å–Z¥©-Ì2#0g’‹'$_Œ�¼x9#²æGP’Ûwßè)¿#=°úªË³¤£JXôd^¢±#|\s@ #£#wu@N°D#¨3ÉÊ½—¤&lt;#ï"ñ#Yod<text:line-break/>äáà�#ÎAÃJq®#¼×ö&amp;)°À…hð<text:tab/>?:’#r²”ÌÿEIÌ[«ïÿ##‹ÊÇ«ÚùJ#¹ûG‰�*#´¯?‡## Üý#7-“ëI;S£ÊH{Áj=Y¹‡y#Ÿø#xÃ#rv=,«TÓ#ÄxÇ«%@~éb¸#žY0<text:tab/>JÝé;#NAm#îGH‘6[Å¬"ìßJ†{œ$×?¸Ù�|’P¾Ápá"î6N-Cq'#ÅW)¯$##^;î¹^Èçç#žV%H·´vÙ'o##W#æÔuâøt.û1Ä¦«@#æ©œp¦™Èm#‰eÄ‘�U¤?o#O’Õ]b´#ÿj¡³Û�Øn*³#R#‚##9c‹�£«©“q­Ò#ìE¿¦¦#ÅG�üq¸µNF•I#þnI¶##@ú¿Ñù°#¨þÚ#uS‚_,ì~æÊ#Nùl¹Ðh¶&gt;Ù´ÕŸï#Õ–ôùç##N# ZÎÂo.–#ü¦osÚàˆ ò#E‚Èˆ®«ŸYš”]¬BÕ~¤A]#¸Zñov#7Ž|�D™ärTœ¹ªSÂŒ]S#<text:tab/>q&gt;;-w—ý-WìnÜ6#´3µ©ØÄt #È#fýïš•<text:tab/>»fËXv{SN˜ÅÌò‘6ÍÞ#ù#Z¸Ë—´)Ý*¦`â�æÜzB�”ïÉ##Ð†#j¨1ÇÌU#LÑ¨É#r##–`#B¥Šä#å»eHÐjt#Æ=f8óø�cj„Ò´?¥qAjŒ?±36çÖRÆ ®åüWT”#�çG­ø›ÚÉ`†5ÀßYU=¿ôqh~þŽ��#&amp;õŽt<text:tab/>u#£um“Y?ƒí$è##»JŸõ#ÖS€ås#Ú#+às£«¿½4£!ÎÀ84JSi##¬Ùé‰#ÊNúÖ#Fh</text:p>
      <text:p text:style-name="P1">ÀlÕÌ#wŽÁ</text:p>
      <text:p text:style-name="P1">Š‚±×##,#¬Ëch#½Â¸Yv¼oA·<text:tab/>€{M`f<text:line-break/>q#=#¹°5Ú##|#YÅ#·GUøÕR¬±q€â?°‚Â)š”ÛEÖÕÜ¯GÇvºˆˆG#)<text:line-break/>#~”°®ä</text:p>
      <text:p text:style-name="P1">ù¥oî7æ#ñ¾Q§LK`"ž:©HðàÿXB#c¼;#'ÿ/#þí#V_#,SNãQU@eØ�ÉS¥ÿAŠÕ’#†G†¹"¼I¿–##³wó#¯À§&lt;…#jäFéÑ¨e•�rÀåú#bÒŒ^#·?ïßQÈÝéÌ#Ë+Ìj‹#:`#u#J›_#Ñâî‘§7#g‚&lt;ó°#ÿ<text:tab/>ZMP#½-.ïídûý#õã¯�##ûŽj#mMi#Äg‹Y‚7í©øGTæöèÿ%¨…ç…µ¼"èý</text:p>
      <text:p text:style-name="P1">qÝ\Iï#øóV—½Åcuø#îgÂ¸~övÄåÝ#î‰&gt;÷Û±ð9ÌlÙ¬/ÜŒä(?Ýü{+=LW�Žš¿§ÔmçóJ©é�%ÌUÝÜ2¦ß¡:ùîúÆík#YD£®)#ú?ë#§buU}âºšˆÅ#ÿNÏÕŸœ?g-á/#š—}Ë£^rÚ#3Þ##b&amp;{’äµz.Ý</text:p>
      <text:p text:style-name="P1">—�®£LF#¼#X%“À</text:p>
      <text:p text:style-name="P1">AÍš"V¼”¦¦Á|=§_6 <text:line-break/>½ï###Î|“Êû|î#†çe#9• ‹£ò˜:¾«Ì«öÒì##}5#£/#rûwcœ~`‡?a²�#`ù###¤‚ã#o8]#]&amp;÷[Ð Áj?MÊU}*Ø6™#"c}vÙ&lt;#lÕ#ç1#r¨V#ÑÜî…ÔÞ”Ð‚¡8©Š;Úòp€?N®{#uûÐQÅÿ#Ú?##+ÅRmIZw&gt;ã¤#Ó&gt;û’y•ÑùÙ¶…Öœ6%n©þ4ÄÿE</text:p>
      <text:p text:style-name="P1">Äö#›²Z`kÏÞ¾L# [=QÂ»¿##K`s¥î˜#Úo¸Û#–#G�<text:tab/>é#ý-Á›fÙ½Xš ¡AÀHó^w† ÈßÌ˜Ã(Ñ&gt;Ý~È—ãx#£ãë#„²#—#¦ä3@¾ÂÌ¶ó#-¢y$Ä##ÕI¢ƒñì±Ù¤ód—C¨ýE\xHÐLñhÎ5Î<text:tab/>“¡·^oÎEq±Å+áÞâ#t¯#ÆÛ#p#Û`‚êSå×#“rË�#ðð#6Š#X¡|</text:p>
      <text:p text:style-name="P1">vrµÞd‡±’iç{ÏbÃL:#0##ÍÆsÄOí£üX)¯Ê£ƒ#ºŒâò¶Óæ0#’dò#zÂï~Öbö#©$‰ÙÝÎôÕ#î„Éô,e<text:line-break/>@#pÇÏke\2T+�,K_e©àd#/‘<text:line-break/>µü#ÇZ#“~<text:tab/>|æ‡f2»ò# ö=/s,¤´ü“VÄë"Ð› j#þƒ¹ðµSõ�¤’þŽr}ß½÷¢g##M—_ÓxíµL½ –-&lt;QðY^Q#5?õ5š•]ÍÓïC©XÖ##Ñ®ª›ÔÞ</text:p>
      <text:p text:style-name="P1">½Ã� ¢€Ÿ#ˆ§0.^Z£c*È#Q®é¾Ó#ŽÃ#“úvKŸíâEI¸#�#½£�Ä°¤†&lt;#šdúæ#TºVeC##åYþ#a#3È#/æ&gt;(#0F&gt;N Øéªô%¹×úÎ†õ#`/u‚Š¡C�ª£ŒPpºz–èàŽcÝL#K@‡a#ßÞµXc¡k,'ìÁ&lt;^á0äóìù#�˜eu€—ð3QpüÈUs##okù³Æ#³·ðU¹#£fÉ�Ñ¨ÜM‰y</text:p>
      <text:p text:style-name="P1">º q§ã]#Âñ3ÌÅ¶Å{™œO#ÝrÔOmË˜ ¼÷ÖÝ’##c’#¼ß#Ú#vÄ¡oò*,�ÑÆ#Îš7#™ %#]Á§á­œÎ Õ{ÊÑžmÖÐÂõëDüÆ#'Ù?ÒXÀ#ìÑ=´¸8©�lUœœª3ãCK´ùYQsÊp#LÖo.î_”#t™gÌxµë½¾Ï†T‚™<text:line-break/>WcŽßãŒ¤--Ë</text:p>
      <text:p text:style-name="P1">0Ï6�¦¯Ê�#Ôd×_!­ä7ÔÝ¬â-ä) Œ&gt;</text:p>
      <text:p text:style-name="P1">"§ZÂÇF�#$_#‡§øcBO­É®îoë7uO@w’†</text:p>
      <text:p text:style-name="P1">dk{ÈÇeˆC8Ýqƒ«ª±á¦T#äŽöÎè(T—ÜY•}Øäò�~\–r$OaŸÁ”ÁM.oTá˜#D��l##‚#(òC.W#Gm‰#ç�’àWÄ9®õË€#àˆªµ,¹Ú#·;ó;“oÏ€–Âí%çŸW#¶O3j$L¢‡,</text:p>
      <text:p text:style-name="P1">*‚9äÎÈÖ¥ÃÉ_äÎÙÿp#‘Ž#<text:line-break/>E?#l##i,�##:\½Á€JâÌÀ;g]#N ÓíƒÊÙM”##?ê #CÚ–##œs#,#qK_íà#&lt;2t†s8¢¶</text:p>
      <text:p text:style-name="P1">õ©#€öT–##—ðà#ÕüböòóMý¥¢l]…Ææ‚#.##åþ‹×fFŸÏ�Ã·#€.^�f:T—øFJï #�[<text:tab/>¨#” ûSR#eoxôw#�.á#OÆ�‰X²¨¿û!9(!&lt;á·žïI’�#ö ß�¡J:,îÖ´L‰dFMÓYøoá‚æ{Njžvž‹�ï#6Þo|È</text:p>
      <text:p text:style-name="P1">ä³–âVb«Ûª#$òÞÈhw<text:tab/>#°þY`’Ö3üJ#<text:line-break/>y#å#|ðBøWùŽœ#!nEÚ�È»üù##¢?2##8#�Á5lÁK”Ô9©Î{\³J‡`ó_žx-2ÒYøÈ™—CßŸ¿™ð<text:line-break/>ýö¹²i’ü�‡|ÿ?Y™Qs™)¤#©è�Ë<text:line-break/>fÐP_#2ì##3,f~±#èÿH‘]B3w#0Þ(r#µíñ</text:p>
      <text:p text:style-name="P1">'Ýœe&gt;F.zD#.%À5p·c´`½# ëk##¬Ýû™#Ã#<text:tab/>ãò}X» ÿeÊ„!ÂŒc<text:tab/>îÓX�LÅù¤d)#“{#&gt;}N9"™‡©.Ï†À\óÛVØ¥õp|:##}ÄD¿(˜íJöV{#-B3ç¯›WtíN%O¯“•Q~N¸îÕ9dË&lt;žÅk¡ŽÛ]çk#€Ê#ù¹_ÉIò®›“)ˆÒ#Ÿ9#�–™ºdH+Cˆ?##&gt;ÄUuÝ‰#ÇV#J�ˆã@¸ÉGñ.#å¢ð?¶¦M#r#Kþ\5##ïd#B©w#¹#oq+'Û/íF'™fS66ñŽ#…Sz�v<text:line-break/>¾ïY,çœ-;áeÉÁ_N£ÍOÀ </text:p>
      <text:p text:style-name="P1">ù®ð±W’£h»ž5›¢¥2#}Ë#öÍ#žeC†‘#Ú#lØ:@Uˆßâ£B”-–¦6à</text:p>
      <text:p text:style-name="P1">™q#A#Ö#Eä5[¤#-#dZ–‹âŽ_Ë{#ýo½.#µ,kÑ£8<text:line-break/>=›ÔÝ#oh##^ÛdçnE°°\Pm$#ªL…È[¯wy©o½ž?#–ìºÒÏNò#nQjÏp#:âÂ|X×#`vx#ñçÍÀq*µnœ:Ü#‰ÃÁz#R®5</text:p>
      <text:p text:style-name="P1">ÄnlPKsŠœ#ÑJ�Ëª#_¨Ë#Æ‘†z#ŠÎrÎ\#L¾n{JÓ#/”ö…pP##¸¹#rÕ#á!%&gt;ˆ¿º#8h±Rá9-´yÎ}Â%þç*"#}ìÐ#´6ãø ({½³âd9úÇé=n\ñ_K€Úlœ}Êjš›'„€R±:Þ^Á¿Âu!­V†¨ÿ.p!^ÄÜ^9ÒqTÚi–#›ø�#gÝä±�;Êf&amp;Ïz¶­°(¨êVá#ÞçV</text:p>
      <text:p text:style-name="P1">àßlÏ`öh&amp;*âäÄS&amp;„™îŠØ®%#Î<text:tab/>'ZïrÕ.#9á©º'ÇÔÎ^#ßÖ„#)mî#<text:tab/>`Û#¬1eJÏ##-­Ä¿åb</text:p>
      <text:p text:style-name="P1">#ŒQŒìU#b×#È&lt;5É}m#|9BÍ&gt;½�N‹�§¢ðÍÿ:áãó#×î¡Õ�#ê)®¾ø#NÀÊ–‹dÍxÞG8ÕäÙÅ¹þÈY8N†Ë%õCbÉh‘õb£Œ##þÿ$Œ)ÂØVñÕwÚ/Ú.?ò:u‰#iüaÞºsB–¨Eòvw6Ÿ#ÙþÕ$##y˜9»Ú”,d÷J—&gt;#t[<text:tab/>Ù,#¤#X4k×^¾‚1ìX#yš—¶ÉêeâàîdnA–›#×#¯Òîu7¬ÐÄ\"š~udŒõ#?#àá¶9°ç¬#WI#‰#ÃiE~/A#ÌmÍ0;8;#=ÓìÂ�#<text:tab/>¼Xp@¾F{ß#RàßQkÑUÙºX¡I##pü<text:tab/>‹bQç0Ë]#� Õm#\ð0‡#ÌçŸÌyßDÌx#tS0ÉKÊ{a@ñÌ×%6ü_¬|›ù[_g®%éßvé²®KWL¢â°©&lt;ßÝL‘’##ø#z</text:p>
      <text:p text:style-name="P1">#ÂÔ“Š#Jã3˜¬¯†#³#·463¾«�Æ§Ž&gt;ÿ/¹)XY­"ÕbÜqâ½«Î#}\#\Þ¯#i}©+»a_ù�D?ó‹sõâPªób~tL™Õ#[�)#…#5m2Ë#—</text:p>
      <text:p text:style-name="P1">ÀËã/#£½¤äŒßÈ¼û¢Ü’ª‘Ùù‹Ø³X;wå##çŽÞ¼nL¹#EÏST�â<text:line-break/>##Îá8Q#”c7õ›7Úg8è9Æ#q¼³�RýGîpntð÷Ç¬#ko²ÖÁŽjœ‰^¯É¯�‡Ê##¾j¯U#`#�Ã�MX®cÖ�##8]J³”Œð�øÕ'ÿeÅ-v]O÷Ds¾V4#µ‰ÿHÆÊýü¿»A#qã#M#Y„ü#zˆ|q#õ#G„Y0ý¬Þ5½#‹*v~‚¦<text:tab/>¤ë#NyQ#•s#ã2rLR˜³è˜Œ#‹#:†¢|&amp;…¡A‰Ña#cA<text:line-break/>µ#kÆËS’0\�œ6a#~Hò#Ä`ó¾&lt;þ³´#v„ª\Ê†™Ë¢ó_µvÈ²ŽèÍ##¡Ö•##`µM[ØDJµ£ït S¡#¯Ðß‘DX1˜HwÙÃÜÍKJÖäçyÆZZ=´©�Ø:##AÂío#”DÝÅ#Ý##…<text:line-break/>#6ùÁ×Éò#“ûË�óÕcBWy/‡žáô×µ÷¡Ž¨ƒFèþ¶ò!Á;Ù#%NæÔæ÷F`0:*®³áÝ£½#Š˜™¶#&gt;õ;</text:p>
      <text:p text:style-name="P1">GÕ#ñGzÂ0ÍÀoÁÐÒ@¸½!‡ÆÚHC¨KA#Í„ù·é,´gE}:v�=Žßb—žŽNÐ©#ý©Ú¤OÄœ˜ÕaÞ~U#±ÿ'Æ¬¦µ•�#¡°ynìžæãª</text:p>
      <text:p text:style-name="P1">ÊÇ8#Yøª]¹0Ü«‘gM¬G†Fåïÿ#y|Ý#��\PÎ{õóÝ #E#…</text:p>
      <text:p text:style-name="P1">Ê×</text:p>
      <text:p text:style-name="P1">#ÇxØ4~„,#'jLÐÜ*ã#)@¾ÇÊÇñ¹ÃÄ#Ó°ˆ ñxÕèúj#Ø#¡]#v“Æ§�/ŸKbˆ#Vç]°ü.Š##?#·ößïÆk_m#é#a*r”…]Àá# !(`õ#Ù¼Eù÷À #C-_z}J RmÚº•ŽQA#íµõgîBí&gt;¨"ÚzV#ëâyÄ#Óæq­#bÙ½º&lt;ÇÓJ#æœ•TZŸÎÊ/Ù×ØXZ##äFS#±]-6~@#òáeèÁ#¹{ùK¨výNN#0›6lu–Àb##³Ö9p–ä,õšälÕÄš</text:p>
      <text:p text:style-name="P1">##tª#@Õ„Û]rBŠM"ˆÖæé”Eþ¦d+áþ#c¥vl\§¨©‘&lt;#¤Ø�›</text:p>
      <text:p text:style-name="P1">o›É+º$†”8-I#"µôºQ#ÔÀ<text:tab/>Õgq#[ª›‘ž–LÆ�êTä¾*[#¥|¾&lt;+#<text:line-break/>˜è #7ub+öáæ]‡¼yÅ&amp;#Áí´</text:p>
      <text:p text:style-name="P1">ÿLµÜl#úk.ýéã‹köž8Ý##Ý#p‚Ói¡P#ï±¡¸</text:p>
      <text:p text:style-name="P1">¥ˆÑ&gt;X</text:p>
      <text:p text:style-name="P1">ÉÎ¸ø7Ë(]¼Ó.+6‹¨#ë?k�rØ±¶#'o+?ËŸ#Št#ô.�ÍãòÜ}[Z×#þ[#;Ø»q#¢K#ZÐê`,‰¯)Šf #öÌ½ �W—ƒ&lt;#,ÔQz¹'K#Ü#µR–F®ƒÅ»#¯”a@¹IÿN»Ç*œâÛâ#\o(ekÔ¶Ä¬&amp;^öþ&amp;Nz#ç´µ?¢</text:p>
      <text:p text:style-name="P1">Ÿ`®<text:line-break/>##’�ÿ?hÑ#F•_„#˜ÞóAµeùË @#&gt;ÅF�~´Jÿ)#¸lÛTæ/©ú–î#»lCù¬#l$šô#LD;TÆíPÆ}´t|.-¦ž¸qsß€ö„¡Â©éš#'ðC¤¤Áˆpù_ð€ Uœ#oÌÑµ!##²öµ-</text:p>
      <text:p text:style-name="P1">Ó&lt;##«ûÔh¬9S-#ðTS@#+#Ž¾BÌ#¼r¤ÿ{Í`#¾X¼¶#™-}�qûâï:Î öd¶’¤b#­Šk#«¨WnË›"#œ_ªÐ½�\íQGþâý¸­a#6ãªÂ#ÝOtè%ÁÒðÅ#Ó{?×#Âô-“µ8<text:line-break/>¹¡¸ÿbî-#‰·Dö`eÞ8˜#¸e¶#y+„#3#€#~q<text:line-break/>#á�¿êbIQd</text:p>
      <text:p text:style-name="P1">àFë½Çµ3cmò=##</text:p>
      <text:p text:style-name="P1">#['êK##®å9­‡Rwe»¾#\&lt;ÒýgÝZp¼o¡aS?,—9…<text:tab/>u#'Ð\<text:line-break/>ò”¹áÙö{Ñu#n€Pà?ºåv</text:p>
      <text:p text:style-name="P1">×´oŠ¢¦®#ÈsóåÒI9¬YRš†iÎ#¡#ÛJë?Ù<text:tab/>ËN˜#V#öã#ÐF#�òãŸ#±i;æž7( \Û•#‰#¨RT$#õ(H#Â¸D:á²i¿2ÛŽ*;QgÇaÊcp‚›¨ù‹ffº"¥&amp;</text:p>
      <text:p text:style-name="P1">3ñºZ7Âú|#ÿ,…ãö&gt;A#ëh¢tÌ”LŠ#§#�¥YU™Fx‹#L÷‡#I-</text:p>
      <text:p text:style-name="P1">[Ê¬îFzcäê=’&amp;à3®œüÌJ 4“i$Á­ÜpO&gt;à@›y �«ðÏ’’##Î#áD îa°¾oWúí*#ÁÒ#É'£ÒtQ }…#º##?#¦#�#tÝ{0&lt;#K###Æõ�Ç”}#û`#Y#AÕÈ9ÿRxÔ€¼éT•###Ÿœ#F</text:p>
      <text:p text:style-name="P1">#nlä#V­%=wå¯<text:line-break/>#V\�&amp;DY4<text:tab/>ÙuÞ§Þè$û##=¸OKÔ®:#xÀ×‚<text:line-break/>ò’U¼Ûéè<text:tab/>¿#Ú§#»ºµ”##6�„¼#´¦dÏÎÛñã#žGÖC»okÝ·c®›R#Mô#Åvôtâ÷<text:line-break/>„ÌQÁ¢s×´¾'€#Íw##…K.I™%â;œ‚EÕ³ù³&amp;5òßÆ|B##2�V{u<text:line-break/>{#ÿ#Ó'S]¸Eã¼×{'i</text:p>
      <text:p text:style-name="P1">ƒßP(p–˜…±ü‚#K#`‹Çó`›V�†­Ë]Äú¿I"MA#ªÈ¡y’&lt;óš##7#ÑG)@vw#H/‡#ÖÂË##ÆÐEk</text:p>
      <text:p text:style-name="P1">öà ýé#ÝùõºY#„äw™…`w„Š'–øÁoo#pÃŸÅš)<text:tab/>?\›p#¦&gt;•¢¹MŒ_ûößºæž˜4xö a©®žÏ5#¯’Š#y-#¡‘;TÖ™DÎ€×Å&gt;à|gPJã@²„?àT)¹èÔZj4Ú•ës</text:p>
      <text:p text:style-name="P1">##°8‹ØAî=Ñ°ß©¶#¾,M# ›âs"#Êrvf#õ„#Pj#]LÈé-BaØ€ofÔ_°Ò<text:tab/>á¸n#DÕ†™l#½p?wun#YÛp,#ú#6;[+r­ÿN÷?»àÂž#A·µäÿ##aœ¶�·§÷!ïä¦¢HÚÛ‰oIº¶ˆlJ÷#¢#uL�òn</text:p>
      <text:p text:style-name="P1">D–##©¼á+˜L„éÁÉ#¿ß#”ü#Y~#”#j4ÍcBMìhŽ ¼y¼ý#ã=d#ÔN½ëõøe##=2bÓúÖ†#Áú~T‡9‰†+åi0€åq.!M€¾àYG¢ÔMRÿ5b¼Ä Ó#ä#&gt;.t[íäÖ@nÈõÑ#.ú2&gt;¤#3/#�dÑÚÓ#dK…�+##ºDûh20yNClCÚtÉãŸ}fèlu'Ý\ÿ;™Û#¸@ç&amp;‰¶ÿb»�qn$V½¬¡c½/Óàé#èOÎ3U�Mh™o9öî§½;#eœ�ë�:#‹è}</text:p>
      <text:p text:style-name="P1">µUÚ×²‰ðD�}Ã5Ç Šm•iJ#3#�SÈPµ�"#U¹z'3ö§q¹¯h"#’yHÊpêÄØPn!ŸE“®#`½/Â6ü*Â</text:p>
      <text:p text:style-name="P1">Ú‰9íÀ€/YjNíø#ëÔêÉSÕBQ&lt;O!ZµM[P5~Jç™</text:p>
      <text:p text:style-name="P1">gCŠ§š#.“ÜxŽ‚#æˆó0ˆ¦) ˜›:#·?À&amp;|ïzÒo‘&lt;äÞ]_›g†<text:tab/>J�&gt;#-©#§#Ú¯þ‹€Å˜=þë#Ó€Ð«6·µ°!sÃv‘1 ÐZq×›–ièã–˜çŒÜã¦M<text:line-break/>çMHµ�Ò‰Š ­)À¸ýîßë#z7D14[—ÔYBÊ–â#‰#ï8ìêƒ/¶�.MHÀ#¡vÅ#ÒÌl#&amp;gÂ†#Ò"#µ*üP#Ì+ï##›<text:line-break/>öúÒèê5ìÙ…í8Ãb3à»-Wïì</text:p>
      <text:p text:style-name="P1">z)œ/w{Ÿ#Ÿù#Ýq�¾µÜ+ñ˜™Õ:ö¸e½Tá†_Š# ƒÑ)#•\5##v¡ÔKÞ'Ar#V#Ù…šÄ·À</text:p>
      <text:p text:style-name="P1">¨U#¯�s#F&gt;Úâ#›Ä«~æã9vZr´$C¾z=Ž#í:Ùù #Å¼µ#_R’!]¢(#Ž%:UÔví#báf#€.¯_ãzƒ�d`­Ä�ìÉÙ*Ae?0d&lt;4×�½#$ÝDWz†ç�K»r</text:p>
      <text:p text:style-name="P1">‹#<text:tab/>.™yÍRžêEÍx¶¿#ï–#�</text:p>
      <text:p text:style-name="P1">#~Qµ£øSÔ£#³’¨&amp;Ö@¨<text:line-break/>#,ã–W•tBO#¨_&lt;#ž…5ÂHúá%j5t�Ó2î#ž#Dž–®]”#™Ô#B”#o&gt;^<text:tab/>ï÷#$®Úü[ÔqÕ-àÏÎœÜÿV!;m¯úxHÎ¾…À#</text:p>
      <text:p text:style-name="P1">,æ°#á<text:tab/>¨†ð™UñèÃ´#‰Úä#ÉQ„à$ÒûÆ®&gt;™³]Îz+#ƒp#ñ†Õ¹’YJ\àœKã™ÿ4¡©é BÜ#py#‘ƒ³–œ##túH#I#¥¡ÌwÊ(â#»@ÁCŸpjCr´dâEt#Î6 �%»Ýúß'šÐø¡¹Ú<text:tab/>fBßçâ×±F¸"#žú!4¢ÙP#ñ#\\QU›m ,ˆ²ÙQ VX‹#T:Hi\·1('¾&amp;Ì«ƒ$!jÆüÀ|#ê#tÅ×Šš„C²Çªw_pî,#?È¢ütï[øÐN†Ž…º¬@}êƒl#Ã){ˆ´0õ1ŒÎ\fÐ&amp;Û±6¥#c<text:line-break/>ó@Ë#jS0&lt;#±-Ë²ö1tYÎÑÿj#µõ#ƒ°”kÃ@e2¢R †À#4I¡#Ô<text:tab/>éÏ#F:ýY&amp;�äYY�#73ãõÏzzK#åÊšýºþþbþƒ^—9¾)##éFZ¹¬qªx[þÓ#ÿ6æÊ#£ü�x]-ô*»ß¹EðåoÃB{:þuÐÕ#ÆYçÍ-S�ÛákM*Åþï�i®„{9#PäÔ€àîx¸¹£#˜vÞî)#ÝQx#ÄúæÒ�#ãº#»1Û´…Õœ¢t</text:p>
      <text:p text:style-name="P1">æí&amp;#_¤Š¿ˆÂeÁb×#i‡”ø#=pQ¡†Ðr#yK;æž×åÛ¶ö—°·XþÆµ2èQ1!?#•òG˜ò9a‡¥5ÜyCq£GÇnåÒû‡#sôß&gt;à±?v"^â˜b<text:tab/>û##^3“a¸sØ~Q¸_„Þâq#²Ük#)G¹K`_Ü¯Nfî»#1‘â9¬#×ä_ÀÊ·#r¿ªxZMM#·Í9¿¶ˆsÑÿ\Vª#+Õ«VôôÎ}›q8·##�?gD.W¹°íþÈÏµ[Ñ³¯±niºk+Ãã~#Ú#YòàÁ#pY°°#šÊÈžÊyÒ4È|Ô,#)Î¡#ÀÌ[&lt;#x#á€K#5#¼Ñ¡aÁImL`Ç#µùŸ¨qû¡t‡#~q4÷Þ^9^#ÐHo}#Ëf……nØ³{»‘ñ‰žd&amp;q¤hÙÍiU§Ó$°B#V#çCŒ\pj#ãQò#2·ÙtNô#\~4¿:ìÚÖœ–î»&amp;tÄŸî&amp;pò<text:tab/>“b)³#Úà#œ²¥Vž$²kÊâÏ&amp;ÐX¥æ¬¢«§^šbL‘ÙCD#2##gÑk¨HP&gt;QÙ†Ï�ÒyÄ#TR#ê¨¾#äí³#µÜ½¦€³ä’–/#$ä[Ÿê€#¿2y#òùm ‹º#]po?<text:tab/>ÁØ¼R“Û#Óu,#Ðµ]ß¡µ°˜HØŸÅrn©-FX1#‘æ&amp;�#¬zòÑßA êé</text:p>
      <text:p text:style-name="P1">ÆØ÷$SWãæñ5ƒ$ƒ(n¿÷.'„«k#KÞÐUµÖ•!€ã|7</text:p>
      <text:p text:style-name="P1">y#?ÝÁ��Q#PˆG!HÂ¥eÃ!`u£##f#&amp;„##ûÎ#¾Æßƒ4ßØ±—#½'ˆz!É"fF†§žF#cÓDo+##ûÚÆå&amp;°'›ñ½ë±'cüX_�#z�ï�ärÆhE<text:line-break/>í4áYŽxmeÆø–^«l€½&gt;špûf}Y´ì¸ yç#Jö˜»Ä½¶Qø_u–7##î'š›ï·Ð|îûZÌÐ0ÁñW{#ö.ÿ&amp;<text:line-break/>Öá#|ZcL´Ü‰¤&gt;&lt;b�#��œÓ�§Þz#( #ÝàÅç]¼&lt;•ˆïá¾#T6QOx*?g@�#š#§÷#jo‘…\ù^Z#OH¥±àˆ_)¥#&amp;[hòãð…E<text:tab/>â9¢ë÷íuÉq-s—�s†#¿R#3#hBªè€#QˆÀõaÕëÖ#×PEóè#a?9j#g�D›#â%e+¸&gt;²#tè§#½_-#ŠÅlL¢„©-#ç«\¤G#­¼|#ÏÛ ŠˆÞ##a˜ŒÁ‹=ñ#euçÒQFØ#„ a}R#R97#ú~j</text:p>
      <text:p text:style-name="P1">#¼Ýù·¯‹bÔ§^[Ù&gt;Â2O#_$#•ž£³C¡›##Žòóà}|„óÉjûÕcÙzÐŽ</text:p>
      <text:p text:style-name="P1">#©9é}új#�êéB=¸|—Vÿ~”#B¦E#ï‚Q`Šà#.ç“a¼©Qb1l##`ôèƒV¬dÜØôÅt×3­#ú+&amp;#ƒZ«þ#2ôíòÎ±à¨ù#PÓg#…çò#÷�tsq7¦Û¡Ïm¹QTÈ²#Ìl~ÿ"ßxÃ¡?ñÈêœ�'–õt#3Ë1ãS^¹áÔ9S</text:p>
      <text:p text:style-name="P1">#¨Ü#¤FÙ¯@á¢¯#B»Ë</text:p>
      <text:p text:style-name="P1">»Â#¦#×L4oUã8¢AWÆÞ#E#‚#âp­=ÁÁ#Y\#.Å#5Øëq#b¸›Q#ÊJÓÿGO ªZ¼·�&gt;D1$˜Eê•âð°bP/ß%EL1YO#«Å#MMYÿ#ÆÏßá#Ó&lt;Ž6ãÛi@®—ÔŠŠ¤#ìX®?Ý|Q TIå#ü¼‹åàk#¨Æ.Æœã¬eê°*Bb¨¿Nkhý¥</text:p>
      <text:p text:style-name="P1">GÌ9±u¼J÷iìª•#A]…(®.5Ü—Ädöç,ÓÂj#V`ÓŽN#®¸#Ë6ÃRõ UÛ#èG#;#</text:p>
      <text:p text:style-name="P1">R&amp;!We·#X²d#IA 8ãpþÊÿ,##0#S·'J„ôÉŒZx€Ý—PïÃ§t#S�IV#™ªiVL1ŽhGÜ¢¹# {ŠŠ[›¨L###�#�#2#@Ý¨&lt;s'*¯Ûˆs#¬�2#¶EÚYÈDâ#|#ØUÁOÒ`±Ë&gt;¼´f�F¢sÌ<text:tab/>x0â#÷|+±Ÿ#ÉJ#µÚ+=üƒtñ˜„Ù¤ºÑÊ#öå‚™LoõªäjH:k®ïOåŽá‡Æ?hƒ:o`šÿH~`�32‘¬Ïþý�ÌMÆô&gt;r¡¨Á#ª]#°&amp;5ô~–êð¹ª�#ÆÃÕö<text:tab/>ðz’ïGÊ<text:tab/>µˆX</text:p>
      <text:p text:style-name="P1">Q#yt! Ü^gm#F^�”›#ë,³äÕžN*•1#˜mÀ:Z#w×B`g#‰Õ</text:p>
      <text:p text:style-name="P1">Å•;ÎjJ*KðþÑW@¤3„´#‹ËŸ‰#Þ[áƒ¦Av§#Né§ï½iõ‘5#õâ#�ê�%P#X#ÿ!¢3#;ˆMÿ#†™m;YOìhL#wÏŽ±##KM#NXbVx|Yt¿µmÈj‹„†"Kû~{ #ô&amp;ïï÷#'�÷</text:p>
      <text:p text:style-name="P1">´6:</text:p>
      <text:p text:style-name="P1">EÕ1)_nf�Ùûaª”r’|õæ#oU#ÕåÜ*Ã•"ö#YGM†5ëßá’G÷Ã#IçÀÔw#_FS<text:tab/>É8òÁÄ<text:tab/>¹[#“CÑxNë›1îvy¿¥ª&amp;?]¦°-eÂÆ]ã‘óxŒEÇmåâœÄsÂ†µJ#$ZŽ˜;#]r×l¡Ò#ÿ&lt;Å“˜e�¢•j#Jké¿#EÈŸF¡Ž?Yù¼+ê`Ïš!Â#Ó<text:line-break/>çvö§¯*Ü#AêÚH#gxµhX8x&lt;sö€P°rü<text:line-break/>#‡#v##¸<text:line-break/>IÚðÆK…#oÕ[^­R<text:line-break/>##ulò ,œ„uÃ$‹ºË#"&amp;##(#Ñ5Ã#Út¢¤`Ûhã^NmQF¥t’##-#SàÊ2nîb&amp;`³#}�{#®##ž#ªÉt=?#¤áÙR7-D#™qR:;ÂÅOÿJ#­ùt#@#½ý¥ý##&lt;(jé³æ©V*ûs##|°å­sXgO=~i<text:tab/>#w„Yƒ%n™”Ä–ÖóþŒTÄòÆF]c/¼<text:line-break/>C</text:p>
      <text:p text:style-name="P1">V…¼Ï@µ#G”©/ ˜ê Îíé®dI Ã—¤À e¦ËÓ#Bì¥##gØÚ1Ç‚wûæt ÿ`]æ¦¤z†Oˆ�ì #´ÿ#"ñÞÐ©!åÚ½Ùc¾Ï<text:tab/>n¸s\##ø½ê#´p–u„Åh1<text:tab/>ÿ#W‘èÖÃŸ##¤N</text:p>
      <text:p text:style-name="P1"><text:s/>i±8øúm%#f}##isÞñ#§Ç‹ãqÏp»ðü�³t'ÐKG##ŒŸ#=îÕ°Ò£&gt;!*s#£éžrÍÔl#…hoê`ºà�sÀŒô#àíƒI§úÒÖ6�:b«è\\ài³Fš#&lt;DÓg÷#Yô+ŸÙOñxìŸ#O±V##ß±°ÏÔq”†�¸ÿ#¼÷ûâº¼##ey·ò¸¢qšêýžd9K•¼4Ñ¦®#÷Þ^N<text:tab/>89äi(² ºÜ8{ÐFmk~Rñö0ýë0¢Ôá7�Û¾‚#‰Ò�W(vI#íŸ\l°¶; �¹ã FD[ß£Ò2žëmy#\t 7#ÝŒ­ö</text:p>
      <text:p text:style-name="P1">É‰®{#ÂS#ÛlR•^#1TøròF¿\'&gt;¥##a·pK‹#ýbœÏ7i¸Ç÷#‚ÀYjly#Ð#Ø(¹ÍKÃ#„™#:´øÛ#0á|bã�þäÓ"#VtÌºùôu‰ÛÖ`—ëÂ‚·¡ÄY§´*6› §Ì¯#DêTÍëdÁ†#yÕ©“#q1êéÈÐM#—E–# |Œ®</text:p>
      <text:p text:style-name="P1">"rLÝþ!o#€ÔÊ}%#hZ##rñÇ—¼¹Ã§Ø›�Cò�ÇŠ„Îþ!B4ºÀõ<text:tab/>wÏ.g+L® </text:p>
      <text:p text:style-name="P1">ü8¹FGtÈ#–ÍC#¸²GW$§«‡=WCÇ'q#¿^##&amp;XÂ Ô¦�OàéböØ~’#1s#O¬‰N0nñüjT,õv‘#v�eg ×#%sr·þÊ.#Ò�EˆžÁïi#â##¡²Â2tr#aøt#ä#Äw…†[CÂÜZ g{(±L&gt;¬O:Ófi‡éÖ\ºµ.×ÊC0#»·³„Ï#B#£g!Æ0Ð¥#`¥ëÑV[c##×Éû#UtZ½bô#\‚EzmgSXBƒu</text:p>
      <text:p text:style-name="P1">²‘#·#êQ˜¢ÓvüÒZLäknñë@ÌÊ#!,¾8Œ1#‡/¨h#6#À»lþ#e#ÂBÁ#®BÊ‰`ié#•Ñ@'Ý3þðAôÁ"”¬‰#ö#]¦í¸áÚ²þÖ]#.üÍ#/—q<text:line-break/>ÇMs#ÕÇ‹ú^¾¢»&lt;ÄŒÕ/¥dŸ›†â`Z’â«ªXP<text:line-break/>~#I#«</text:p>
      <text:p text:style-name="P1">zEÚ0#U§püÛ?³Ç#„ž‘W)ªÍ»Ê1Ý€•ã›#Gå#¡ë4km,Â'}´Óú¶#G %h½#Ð-‰#9#Ô#þDÎ##Zˆ«\—†#ø´½äMö2^´$çDYýâÄ0;=6¸ä#MWü'A¥Ú8”c5ØÈùþˆÅ#"nØê¡á¹¸J©]</text:p>
      <text:p text:style-name="P1">r’Å±#•#a�&lt;:;zñöë#Mk##é2EØpš)®gQ#W#s²¹J¬jµÀ»¬\ÌÛCmÈÆge*&lt;#4#÷#k¶8“róK}L´(4Ts°`#“j+µh~ýËÎ¡×žÀ#s##1zK¾DôG[¸)s#ºäÔá¸åÖ–c†õÖ³\[@3ºoX~ÓÕ®€³ûËF#œ#-¥Þf3Îì$O0¥ÃŠ–`#`ˆJšÈ¬#û½©Ö</text:p>
      <text:p text:style-name="P1">…fSq#üÄÙe»ØNÑŒ¢Œ<text:tab/>Ñ#Gã0€ }V¿‘i|T™Œ#á#{Ø!šŸýÿ#Sï±:#Ð•†Èû#«11f#K²Zã{#‰v‘¯×~žý’6Ý²ÐÍÕ¥Éç#K€&amp; ÖlØ°¢õôå|ð##æv�­9(@#m*Z³Ü± é#äîóÐî,÷#4—OyÕ&amp;§¡Ü`#iŒÎ7O$¦/eßxü…ŸøJ¥ˆÓÕµ+K€#½¦ãÞ#žHe7#;š#a„ú”</text:p>
      <text:p text:style-name="P1">™ÍÕ�Þö#“+8/B’1ÃH #»)¬‡q4Ðö#1Ø+4¶##isúÌ†¼#yQY�ðn“QÊ#Ç#êïò=wcyUG,Ñ\lýGN#F5ŠDgÊl’x·P…ù`´#¹Jwï‚#c#ïº#O#2cBÅK?1ŽxŒªW_)#èÆãÞâÖ@(*ÐØê|#!U¾Ì°°žN,fß#þ}b#_‡|pØM#�#{Ø·v$9Ât#V#:å&amp;°ÏŸ^#MBÖæÂGkM�$|*+ +µßÂù½�š•R!»[Ó·Š•#–í##ïx„løW�#vVn°ÛŒ÷##8‹ßå<text:line-break/>ÄG#Ù0ö</text:p>
      <text:p text:style-name="P1">Ïª+äA#¿q$kGª¦°,y«®Ëu(ZUuKÙ8Ï¸4}£xú(�î##6\Vm\Ê¸);p_Uz€séÞº#Fÿ</text:p>
      <text:p text:style-name="P1">bRmJ¢J\˜Lk Œ£†And¿" cÅa#û{¶+±æC,-\#±q®Öw–#Ónbˆ6ÆËG•´ÇsŽÃ¥CÙqÀ£ë³#2'#¹`ÔŽõP[T##1æþ##û<text:tab/>ÙË##š"ÀYšîÜ£Ï#„v#r#—#áO˜·ý#'’Ÿ¾_Á#÷&amp;=JžÙ}#ü'b9·ÍÏØ¤÷#ªÎÀ#1##q#ˆÉ»ªÎ]ù#©NCHÔBÑé "ÍÞ•&gt;Jj�˜F¥Ý)ÚG`²Iª¡ ù#E•‹##‰gÚÞR•l2|£uTœcX1ÞâµÑ#ù¼Rð#_#œŸD_Lm‚#ÙfÁiä<text:tab/>Î¡/–Øf'#zƒ%•úF9¼ŒuÚ¶Ê&lt;¥M1#¹#‰ú©—|Ð3Õï-—°ì”#¹‚™ìè£t@Úpå(OQ{îm€ýw&lt;®dê/ä–Ù:#…Bu‰Ò‰#(ßaÖÝÛ#æ5²òù˜6Ñ,#È°Ø&lt;i&gt;ð»ÕÒò³*e#–t¡Á.fÀ%#éÄüý\#Ò4£�Îœ‘6P#½#Ù÷ÎÙÄ¦{mÚÏx#XI'—ü_Ä</text:p>
      <text:p text:style-name="P1">ú½]}G†Jš@ÙE¥È¨Ó-###TÄÈa^˜</text:p>
      <text:p text:style-name="P1">#åX¦§E�ï÷³ç<text:line-break/>BôKZ#)ú¥�´#ÚµðË£ò›¤/#–R%;k’C# fƒ¦Õž´®[¯##ø#t•ö„Õµó$õÓaÆ©¾7PqßL–‰;­Vš{„#@#»#\ëÖó×8�GˆnC#UQÞø‚#3±.ý«!ÁIŠÖø=soýþ¢#º#¿JD‘c"w¯¾&gt;F‡A#U¤¨+#|<text:line-break/>œ#±�Bç#Û#°ª³®,f`»™åyùøh&amp;4ŸÔ(�#ÙÃ§ÿU" #¯�+ÐŒ9X¸ü¢�’�f¾Ôw4ÉÙ<text:line-break/>#{š@ÿ-nÈ­HÚsh8ts¢£##»§ý##2##Ì#t¢§‘ƒ”í�é˜ìº%ÍhýŠã#è#ÜYõ#ZÑz#ÑO‹s»%×#¡T4¯¶#R6Å§o#1:!Ó‰û$Òk/#±#+A(2O¿¦—ï„�Ìaáûª#2Ã¸«_¼gâ~°]·7ž¦ˆÞH†Ü1#ô¡m</text:p>
      <text:p text:style-name="P1">Ý%îik2ã±›c¸À?³ØÏV�bº+èü±È#</text:p>
      <text:p text:style-name="P1">×À,§á#7,½-Æí�´]‰ð#Ú #</text:p>
      <text:p text:style-name="P1">à LÐ’öÞð</text:p>
      <text:p text:style-name="P1">€##}L€##VJ=ÿ#wà#ˆ“#™# Ï3€13˜#ê#ôÔ:§ç›$÷ÓíÍ##)-_‰PÉ;Î·î»ÉðÇkšŒ˜1AbL�€#âî¼Ã' 5|È4Gò©”ï^–Ù¢–{äéú¾î³@nJ¥úw#äk6x°tƒY#!i25(|ŽÇ%#4çWïô¢&amp;³i ¦ð#ßûW‘ð#C@¤¤pŸ&lt;jÜ#@f#ÚI?çµ{A9õuÃ÷È<text:line-break/>R)”p`Çe˜~9ªUá\#òþÓª…{äî[^##*&gt;”#�®Ž`eŽ�ÅêÛ#\´Û3jQ„</text:p>
      <text:p text:style-name="P1">øFHrhŽ<text:line-break/>&amp;FÕÝyYì#%#â‹ÙÝ�ì¸WºËˆöC`jò#6@µ#6hN“JÓ’Û‰EÞzv¼</text:p>
      <text:p text:style-name="P1">|M{‚�&lt;.¡Yéï�e#»ˆÐQ�º¡#9ÑÞN8n+&amp;###À„1D</text:p>
      <text:p text:style-name="P1">À0øË]#'|yÁúÁúúž›ô_°¸l¹gÝuˆ­¼“ûT?#¦–.Ï4²¡Â–ôß#'</text:p>
      <text:p text:style-name="P1">õ¢þeéÓ#õQ¸‹/5Æ�~³##O=ì"¼ˆG�“#×�#‹Ê#÷Œ9</text:p>
      <text:p text:style-name="P1">Ì`ri²,¿¦ÿC#rQ#»ª¸9.ºå°wO:ú‰#ŸR¦zâÚ0mÔ#M##ùB|,ìœ¦sð#½¶£‚9‹—„ÒÓJ#S#½wtpLÅ”–%“4i¡Úz&lt;žÉIHô'HÆÊ#^�~`õÅ##âÖàAkWb#`ÊÖtG#‰Ã(TLÜñ³}t¶ö³ö+7DSÚne?Ð#È¨ŽÿM�ž†£,}eŸ§#úo„<text:line-break/>#åÓ‹jÀxt#õ„Ý_×ÝÐ#OQ²`</text:p>
      <text:p text:style-name="P1">##S��<text:line-break/>ÑzxÍ#�6c’##wÈVB#5™áÌß¥eS[ï#$©§+£8µÍ#4{¨|¬xíe„q9š##FnO(yeÂ’4D£ý]€<text:line-break/>¿#¹å³LÜ¼.hâÚZ#KHÙ—zÍœeØ1hwe%›#¹…LOtÎlØ#&gt;ƒ#HÍ0#<text:line-break/>|#&amp;eÎË/</text:p>
      <text:p text:style-name="P1">OôR¬T…&amp;1¶hÞ„&amp;ž–áª#”�ZA–Üñ’`÷ÔÖê#.#ÞÐE‘Q\Ö…o<text:line-break/>xk1^##·Ø@³#'Å“Ú””l€òÉ)!j‹T#^#<text:tab/>*IÝ×%´‡œï#\è.##<text:line-break/>È5Gµ®Â.óÉAÓ žT]g%6FÌ‰Æ^!²àHÁj’óvzMÅ­Í�KÍ¹/­‹·®ìÕ¿Œ#£1¹#œ‹xñ‘uÛË×6Úä#ŸŽx</text:p>
      <text:p text:style-name="P1">që–#ƒ(³?#hDþÃ##&lt;pÝQ1ïÀêÙík</text:p>
      <text:p text:style-name="P1">žßXA�_#!„£³„@Ü�ç¦´s`¤#&gt;#4ù1”Ð###Èê#.4æBß‰s&lt;^#†#Šºòp)7å#dÙ,è_&lt;$QðJ]È=g]</text:p>
      <text:p text:style-name="P1">Q#r@</text:p>
      <text:p text:style-name="P1">ê]­#Ö¸gH##ýz²»$Ÿ&lt;#¹³à#.;Ñèâ¬°vØ4è‘<text:tab/>b:†<text:line-break/>z2MÏ’öíƒí°ƒhÜ°”i”)Jµ–dN&gt;ì/ƒ‚Õ†ÍN�÷ísÿ0*##;6"¹:õx¯q˜·&gt;šZ9¡#çúÙäL¬ˆh¥O#Ì}ô%#¼F¿n#á)Àk…Íªa�elÕ#É#s§h#Fý÷MKÉEâöñ†ÌÂN9�NpPðŠ…D2jeI<text:line-break/>ïW#£4œ‚#OÎ</text:p>
      <text:p text:style-name="P1">Â#¤ú(¡Ïf#Í7PÙ#L²Y#xÜ##ƒìÔ</text:p>
      <text:p text:style-name="P1">’#Kg#Œ#’#Y S##D#§brêôZPô¤"õÙ�KfàlèN:ð#ìã°¾+#²*JŠ?#´ÒÂ@Ð@ˆbÅ#¢bÒ&amp;¸ÜâG©&gt;#<text:tab/>ŽÓ#ù#j¨ƒ2æá!#käJ¨ZøjÑ©úRe¢Óm‘.:D=“}\¿£KÞC#Ú·,#”omt#{³Ê×#;]Ø#ÁÐ“®´`€#i¢#ãŒ—‘{«ÆŒ6,…h·##·Š×h#:�Íó2`�crQø¿Ÿ#ëgwšº#Š…#WÚzu‘Lç‚­Û•RLXM„À|¯Ð§#wt#+qvÌ~Öm£Mì•ø3'�#é|“##†¹ü¾#‚Zeh­ÐÉ</text:p>
      <text:p text:style-name="P1">ý…ÝÑž#ÀKM,:ÔÉ#žì·.TŒ#;Û4¸ÎÅã!� \Ã#QàL]‰{˜fëk##5”#åºw¡#�Ê‡å�ð#Ñ##=å²|ÍÉ¶R#çÀ#7­°#[g</text:p>
      <text:p text:style-name="P1">ÜLy4PŸe +yk#à#eD</text:p>
      <text:p text:style-name="P1">#çj6;°H�™–[ßïO¥+Ø#Z\dýùQ#Þ0#’…TÈv‘´ÌDˆ{õ/¡8Þì—,I#Øf~å,-ñ<text:tab/>sc‰õ_Î­~#¬X¶óØi6O—¿,Tõg(Þµ„×7âd†Jðß·Û¬õÝ#mßoÈ[ßÀ#jÃ#8b##d#�ÍJÁiAdÂ¯$[.X¥ÄšVM›´˜ì{W¨&amp;7$€–hO±ÖöÆcµö/<text:line-break/>è,k†,Ç#P9�Åóâa</text:p>
      <text:p text:style-name="P1">pÞ™›`NOj@#ç9q×D@ø'W}!þ[Â#ž†Ú6´Ü|Â½˜�˜žÓ¢­Á'”Iü#S"6ÿwŒ½xÀ“¡«¥¿###²#Ü#åü#måõ¬</text:p>
      <text:p text:style-name="P1">#'È¹&gt;#q#O‚)E³O&amp;Û7N½#×7ÅÀI`²�#„g–¤#&lt;¬¶©67†</text:p>
      <text:p text:style-name="P1">,´[¥ä&gt;xŒCW<text:tab/>?�l‡[jñš*¶â.#I¥+HÝéÅ½2Œ¥©~m##‰#³&lt;=æ&amp;4^v€%6½h¹ÕŸ#D¾#›:¶�ú/­†=$YÍ7#‡&gt;+Ñ/JÌ¡¦¶dÎl#«ÆiøvgZ]ÀÝò#á|=\ÜåMœTùÏ#·c#�e|ipëåw­</text:p>
      <text:p text:style-name="P1">š{Pñë?º2ƒ~$±Ñ²/</text:p>
      <text:p text:style-name="P1">s?v·âÝÆúîp0fB×œ›kñ JS•¨¬‚ÚÈû«Ûd^}N#3³&lt;ž#éè*õT€#;ÑU#1™<text:tab/>bÕP€§òŒ¥½û)&gt;¸ß¬•…¯×c<text:tab/>#.˜÷ã#÷xxµ#wåèËë¦«#P¶<text:line-break/>§¨Ð~c#ÁXîH�#<text:line-break/>#¯#<text:tab/>°#ë#Sb°˜,iÿ#'<text:tab/>GOª¿J�ç½VrÍbâ#I!*R‚#UŸ8[¿###ŽAHCb¹S¤&lt;ŸüÅ¾ö‹#úþW1™##@¾Ö’‡µz®f…µ�Þë"Åz‹¦%ïµì¼##ä‹#°ÔÇ¡Œæ­Q#'U½¢¦¹#¦#Ôƒà#š¢<text:tab/>iu</text:p>
      <text:p text:style-name="P1">ì¨µ'Û¢o#Çß¯–&gt;!ÛiX#Ø_VoYÍÒÛ¹HfËåî|¸Mötl’j#ñ�õu_î{ê'jÂM#!@#ƒ#V•/°•4×¡ëBÝ�3##£g¯][#$ëò:I45nNÊ#í{²³`¦ùíæÍ¬‰žœ¦N#oVB#ØŸç�û©<text:tab/>Kù#¦axà#ËÁó¨.,Éc8*Ì#Rÿ#$„ººB€U¢]¬Ô#È$%2ëS˜Òð&amp;l§X/ó#ŠA­ìõ‹�GÖhî”j¸œÒí³–f—‘€8¬+Ô!šÙ£FçhìL„Éè”#u2Ë«#‘äÆ#' #ûü,¶#®Rý®Õ¸B#åø#ÁÑ¥§¡í˜&amp;ÔžÜråá›Iã?#]��=¡,Ø!T#lÍ›ò7š+%5#¼ŠÌuÍ4#ü#ÓÃ¶¬Hë‚÷ÓžœÙiV#¾ÑqNüJ‡¶#X</text:p>
      <text:p text:style-name="P1">0iˆ—(ßŸC�D3’A`ÂøÛvåVìE-$\”Ø‚ËmÜpƒ]¢5©5bÓ5{Ã�½nD«œÌr€÷9únñÀë”#…q#ð/…#aj‚¶#fD["œ gK)_¬Ö¤ÙÝ6zOã»#¯SB¤žyyGÆ6f4#),—É#1õ[p<text:line-break/>øóf#N#ÌýU`YsÒwÄ#vWõ£ö£�</text:p>
      <text:p text:style-name="P1">\ÕW|‰ÅwûbtI&amp;˜¢Ï#QÄ˜™`å80#Q¯§¤úp&amp;þ#›OÌÏ#Eƒ’\š'¹#<text:line-break/>û–#uB–n»ŠäÆ¨orS“Q /#ÆK¬ŠžRâ¶ÕËc‡#b#ØD!ûÓz=,\mÉ$åÏ‚Ží#(o8eE@#|öÙµã$^æÌ–íÑO—ƒÐÓ#nÜá¡Ð}5ÉÐ™#±1Ë#ø#A€¹ ¹üLÔ˜}ìK#‚’®�##’##ðùI�â¦#v~�n#8.§õ¥ktŒýB4hFTÌÕäaE�L¯«i‚±a�\,+Æ›E#6áß“úÖšM‡ëÒ?8™§#„r!wA#Ùoçžô##ÙVê£ûN$ÿ?FÝ�ìÿ#ªŸ#ì²Ï°¡ÞÇî™YX#IUÞ¨&gt;µõ!BÁ#6‹âTÝ…«Ð�#¯“L†×ÚÀ¥D¶9RÀ³÷¬“ñ±S#uá�</text:p>
      <text:p text:style-name="P1">Ô¶çX‘á›#+ #13¯Ò“è`×'Ý#–cÍX×ú„­TR¸†öf·:#Ž•Òžö!æFR$ÙÓ]iR¨##SÂ`uæÛÙ#¨<text:line-break/>#$‘¯#;#$Þ¤ä#O#U/´Ã.¹ü1n&amp;#O²*‡¯ïý.N{†qD+#øm°#JË¾#~G#ÃŒ�ò].TÚ¦GüÀÀo#šï#|û£ïN–Å#&lt;4¹�.I’¹{C³+C5W#¡Ý¢Ú°tïÊ12¿iÜ}Ø÷0µx©'³ÌQf×G×Ào‹WÈñß1ÝQ=#ŒŠ…k€ P#‘#ÆõÀq#Ó#Ê&gt;ö9®Ñ±h•Vˆ¡s¡Må÷Ä#ð#À”kù#“Òô#‘o��8ÏK7#VZ!Ë×y|(+&amp;6ŽÖ0?k‘Øí#˜Ø[Åû0ZÀpáêŽ‚&amp;õà÷I</text:p>
      <text:p text:style-name="P1">­ÔË#®`H3{M/ŠFƒå$MÛ�YJ+<text:tab/>)#X&gt;žfƒ¨ƒ#Ûæèim•#¿b</text:p>
      <text:p text:style-name="P1">Ë+�pÅ#‰ƒê¼î`lýµËA �Z™¾#Ä¥³¼;¨:¼8#4&lt;#™ŒŠ5º¼®š:a �÷ #ý?#/uÂáfåç*5»&gt;Lò.½Ž&gt;dŠr¸H&gt;æ<text:line-break/>{P�##¾ý�èS"#/~í}#Ów#?9½y‡Ú¿q©ï™¾¯(Mì0#Ù¨ºÔ¡ÉÜ#éàv¾)#T%‚ášj%¢öŸÁ</text:p>
      <text:p text:style-name="P1">Ôdœ:8Ëð½#jFý#ŠÛ)¹PGSÈ“(?Q¹#7“èþ…¤KÏ‡Í�²ï²Ê£&amp;##</text:p>
      <text:p text:style-name="P1">w_?‹2J#s1#\˜­Ìá#ØŸ°##�§–Ûi#ç$&gt;[,¶8)UFamÝû$#å|/=</text:p>
      <text:p text:style-name="P1">vÈ{m(çÁ‚%¶I"Ý#§ò,ù«�¨«ƒ¬)äâÕå¯áô-YçààÎ¯¤çÕ-#j_ÅY‘žô¶Ò<text:line-break/>ç#Â#ËÉ5±}#[#S­ºúon0}²÷_’­Æ7%#[####ðC)àÌê®óáË�ò#Ûá¶e^¿«.Ê8ã�ƒ&lt;ŒWmûÆ…øf#£ëÏl=#¢;È#+Âî€# çpó•6#&lt;Œšä¹"epÙ)#gmˆý*RcàïØ=y'Ê#¥[\q„</text:p>
      <text:p text:style-name="P1">x…0ä —~ðM®}2š#(-~Ggfážú#Œ</text:p>
      <text:p text:style-name="P1">WTalàW¼6…Ôã#›#]á”`a¬"#¥1ÝIr*]×#Ž#_#M&lt;~#,</text:p>
      <text:p text:style-name="P1">#ßþ:ãÃð#ËŒL3Õ¤\Óùx¨Ò]Ð†Œröqö‰#ŸÕŽ‰yhöx•ž=­Øð}É#ùÞÆ#¼�è#èl;N$ºò0·Cb”°Ê7À¤€Þ#)#þœ#Ùl</text:p>
      <text:p text:style-name="P1">ó#"AÇ¸ÍpÌ7_E�Í5ù#ý(6ä.è‘é#’à1#$T—#D[f˜³£'çÂKÎ#</text:p>
      <text:p text:style-name="P1">#'ˆçd‰ç8Õ®§¬þ˜ÇÏ</text:p>
      <text:p text:style-name="P1">±`n½a+›è%EPþ¶ÏÑ4m¤ü#G#&amp;ÔÍ`˜¥ž:ü©¶Éø’à“i#Ç#1Š#‡Éƒ¸þÛn#ÎöC<text:tab/>—]##€#kà#Ð¦#­ñ7.”� 4k#P°æ#•#(LN4U­ã##‰#ü¥ÉÎÀå&amp;³*“#¡žõ¬¡ñt¹Ói]]åê=m¦›¥?#</text:p>
      <text:p text:style-name="P1">¬£##~Ã,åþ+Wöf~</text:p>
      <text:p text:style-name="P1">Ž“®#^fL+œ#e7Ñœ÷ºG¶Âðy;Cýà#O-#LG?#¡òVÒµˆæS</text:p>
      <text:p text:style-name="P1">ÆˆJ¸S¸#–Æ†Û#‘#9ÑGª#•í#"M©ÏŸã#Ÿ¹&lt;ƒv3¸&lt;¢ô¬p®]^Še-ôÔÊîïÔ</text:p>
      <text:p text:style-name="P1">×‡#©#£}—Ò—;W€Ì‚-Úh¡#%Éøu‰¯JP2I#“Ðš&gt;ty#ˆ#ºâ�2êp7îãOÿ5û#d!š+O!æi»`ÃÕ•#%ôç[ÕúPÎ6ï#O †Ç@±ˆšÙ]³®#ô##”†¶&amp;:KÞ49Sh0yÊ­ñ¾61ƒ×QÀe##Üþy¦ÊlBdx…(šÙ¹‘U¬,¨Xˆ’…#7'Ö‡…¤à3÷EÄ&gt;#} Å#©V‘xµú#úæ·ÿ?fžt</text:p>
      <text:p text:style-name="P1">#Ç#Få#TŠý…k»®z?+Æöß…KVó#6uå‡:š¥KRÍ±¯ O#x]h¥‡£#ü}öI�\®Èç(-W¬+›±#&lt;ÙBÛ˜5#÷?ò1Â¢ï� É\ç#¾‚‡|#2#Fþ�-‰ÃÞ‘Å÷#9àr¬Ù'#‹#¥2ðÚ93¥šæùaè*¹ï–�#&lt;õúF<text:tab/>=#É=­oÔ�¬ÔÓ#’»v-À</text:p>
      <text:p text:style-name="P1">ëÚ�œ=—C{ÖQO@!³…-#_ÊZšÜ+O¯Zà#O}„3@&amp;¿”›î£I'€½v×»YÜ#j'#7ô¥uîp©­x¬3#À´¬T#<text:line-break/>ÕD‹.M#vaTq¬„ý¦âÆ;Å«ôK#²ca3ú%#âˆ4l¹¬UÄ0sßÚÇ&amp;®ÀÞåÎ�á«#ßÞ%‡ggˆ:ª[¿Ÿ«&lt;ÎŠ!#€~</text:p>
      <text:p text:style-name="P1">àsû…/û@#è&gt;âY#Ú Po@ 0Q¥JØ¿ÑZ#¹™µ¢�@#¬}ó1"Íðôã‘±9Å##6m)f¬I¼</text:p>
      <text:p text:style-name="P1">ïQbÃ|Ÿ·U°åMÁú×9máÕ¤m#8æN(qž##©3�j#3�#æJŽ®p¶ÕÍ?³##ù'‘ièm¬}#ÅAdó|ßö#IÜ÷AkÉ¹a&gt;#|è‰”…/ù1d„£Í8Žæê#øË#<text:tab/>äd~ö–c”¥#6&lt;ÝH�Ïÿ#s?)HÖ6¯Üè)]I#ªLYùÕÞ1£…#ÑÞ#B#¦ê,Î,##5xËLd#yìLÊDˆ#ðpz¨#”ûƒëi¶º#ìˆÀ±…æœ“‰PòWÈ5#DÚ»ü�“îÿ;ò#ø±ž±<text:line-break/>´</text:p>
      <text:p text:style-name="P1">¦ÞLÍˆ¹1Kï&amp;tŒ#ù#õ‡;ûw#ùý‹Ñ##uEªu#•Åé&amp;ùý#Ô2Ê¤ÎDk•y##'|^ÃX#~#GS#¯ #Ö0„¶‡~r[#*#R©%îTRYÏe4µÆ#ÒNl/C#™µõB°ý&gt;†5œ`ŠpÁæW#ÙJgÊŸ×q+#!–²HÕºÌ£Wùpóë4]t™8°¡½$r##©"Áò4ocuåÙD#×5#Bn†´¥\!#n##„”áiûü #�´þà##UvØV#mä,b#‘È�˜¿#s &amp;.#¯J#õ„‚N#%�z#Šd&lt;#<text:line-break/>÷s"#e†¢</text:p>
      <text:p text:style-name="P1">·lbçÇ#†í=HQW,áò„#Že3ù_£L;#Ÿ#2¹æ˜@ä&gt;³ÏÓ)#yå|U#�qIT�ç##=×0 Ý&lt;ƒ»#�»º#‚âÞ# PjÀy›úb[×##/Î"Òg™úLÖAU^#6v#j±gú;;4#„Œ#´iôg#þ*ûÀ-˜^C—q#Ž¢F§Ð„#Ú1{6z#,J”I™PÀÕ#[A#</text:p>
      <text:p text:style-name="P1">$J<text:tab/>‹#p�²]’Ï##`#bùQŽ•„uu'##nd¢¢{ÄÛÙµÔ=cøÜÅÙ#l…?3—�##m$#uÜ$%„½éW¦øÝ¡žÏ¯2tÏ.šr&amp;§&lt;f#Y láPÕÖãe!™»‡qJR#–gZ#¿ð‰»(#HlH›·fýùÐIqÀ¢ (ÚCX0VÞµ¸þ</text:p>
      <text:p text:style-name="P1">ÆÜ]¤Ÿ—�€þ˜.#æ$T2¸ÓÉ=hÎNíá€##Å0</text:p>
      <text:p text:style-name="P1">)Ç©ê##Aì‰#aO</text:p>
      <text:p text:style-name="P1">žË'V³#šÖ#ž#&gt;Y,¥{,¶\@­üz#&lt;ø#Iz;³»Ctëò#0&lt;7õy#æ¡¼m5#é7ÒÃÚµ“ M,##¦7è�ã#’8°#</text:p>
      <text:p text:style-name="P1">ö¥.6µ+W+°¸Ï¹^Ö�&amp;¨»´z</text:p>
      <text:p text:style-name="P1">y49Ú=1~sÔ¼CÌeP}—ì#A#ÚpntMüY6œ‚_N“LiHSN�´…“�o¾´#ÛSLÀÕÝÑ(¬¨�ó€#Âà«}ø•*#3ÖU8ýb¾n«w<text:tab/>‘ÑNK&gt;YvX#4#�M#øùJõ|�Ëö]¹ÓÕ‡#Âœ</text:p>
      <text:p text:style-name="P1">uS•þ+tWAÏÖ¬u)³5#}D�Ò’‡æ#“LTZ#1møE£&lt;#<text:line-break/>#Š</text:p>
      <text:p text:style-name="P1">wÃS%#ò4#&lt; `zeâaw£Èë(·¹{ƒÄ©‹#º©ß<text:tab/>zÊ—eÛ#÷óRã\(D•®4“q#ãX²o Š#ÿ.�ûˆ­Ï#Hž#É¢m#i8�'ŸÛÍlr´8#Àjê1Ò+‚#^##¥)J~D«#²Ñ¶Td•‘V7GÈù#gùØñ™7·\ªÏ†^³™Ç$ÂÙ“�#…[qk¤˜uƒÒù##þ6^‰W#•ÑM%�¸º×j´fç#ì#%æ‹�)@˜_##m•!#ïTTœ¨ê#í¯aýŽ#jÔ´p0ª™d6žó7†Ý#ÆõÜ)@#&amp;â·Ô”_Ð)}×ÎYí¼0#å*S##¡‹ô“#ô›=~x­â$71‚ØéclÀY##AÓŽšMy#“#</text:p>
      <text:p text:style-name="P1">v“â’ðy4Éc7Zà#÷g]™K¶?tÄ’û«‚OoÃæ##°¿«ë´Ûs²ÔMÏ»ƒD<text:tab/>”Á¦²îŽùƒRÀâ?ðØÝå¬:‚ú4&lt;¾)3«&lt; wàÎqì•÷å#1Rú,ªpsD„æjƒÏ­H3¤Oîl97#¢v;´#ÄPä¢òIKwô##Ñ#À°vÈzñY*´þ`Ëti2Ýß0"”¹€n#ç‚P†Íú{,Î«S³ˆÙHtzö;#�˜t#˜^#Äé#sî¿Ëe°7Õò)púX3 ¯ò™³¦u²žw&gt;k¶ë?PÎ#ÖÂþ¯c‚‹ør.#ÃV ·�TÙ##<text:tab/>#Ñ,N#CröíaÅ\Õ!|fb#vS£¢S@¦í„Ù<text:line-break/>ˆÌV%###E‘Œvxˆ‡»XY$Åœ]m£#r¿{e]%º£Û»R„È²q°/4ÏÀ##–B5†ÉP«²7#íÐÌ %ÑÇ&amp;D™’3s#¥•M‚�!ª#î�ç#šÜ#ìáa¨…„áW¨ê=ñ’‰#¦¡A»†Z<text:line-break/>H:Šf0ƒ#²˜³Á#hM¿ëO@‘+<text:tab/>­T¸aà#æ{è=`Q)6l[HN#&gt;ˆór#,#Ô3‡q�"|´§À`_##_\¡X·+qÇa7-—–éÚ÷’#œ]Ô°ñMžb#ó«ô2E‘ð�µ-ê!q{êaß&amp;KyšùZ×ðøÍãqåls-#æÏa4�J‚#V]#<text:line-break/>g@µçs³«@jý†oS+HC³#ÖÃò*ÏÐ(#Ö:F4‡ˆÙSªoÊ;7VÇc•##«#½ EÊè#t\Ž##@x#‹ë6#)kr‰®#Ú®³uêR4Å%þ#ÐÙ#AIôÕH}<text:line-break/>fÜ#½F#E¬3#tÖK*3ñÎ<text:tab/>¡Gh¯�óõhÿ#aP?w#ó ý£ÇÂ½#é2#ÍsL‰'H�YÀu+æ#Â\ŸwXÅöpÆ³ÓWb=KVª#�DLG_üø#{ÁXvÛ#¾B#òÉ#*#§UÑ#Wn†#‰û&amp;¹û¢s¨àî#å¾##hlG=ÞHx<text:tab/>XŸ</text:p>
      <text:p text:style-name="P1">#þëŒ�5€ñ³)</text:p>
      <text:p text:style-name="P1">q*hê€Æ¶##ÌË[c«ôk%#én#u÷ÆV€µÒTo]ŠJåy·ÿf¢# *’é´Ô¿G€¢#òÃ÷êö###Wq:†,,Ë#¢#Þõ_#ä*ÇÞføo¨#Dzí LÜh þP•Ë</text:p>
      <text:p text:style-name="P1"> 5‰#Ãs—à²<text:line-break/>/#®.g8èÌn‡ÅA$W˜ï�$ìiAbŽŒf»ÑùÓmj.<text:line-break/>»»°—bjC¯¶�—mß&lt;</text:p>
      <text:p text:style-name="P1"><text:tab/>©ë#Û-Ê;½¼1/¦�]IÀØ#éŒ×Ñ##Þ“Œ»ý’QÜÌ#‰¡(º D##=½#š¯÷·�*p#‡zÏ#áERJaÍs#Ù¢‡;ãÑy</text:p>
      <text:p text:style-name="P1">êUO#j#6Oƒ•g¸ä|Õ¶Btå#ðzx#ý‰#ø#¤*#1:Ÿ¯#4Y�×·y## „[,By#‰‹¾èª{2ÉXž„am7%Þe¾<text:line-break/>#5‹¬ø”#î&lt;l#–Ý#�¿"#ˆŸß.+<text:tab/>#–</text:p>
      <text:p text:style-name="P1">xjRA—ü#;IG(©ìKôNô¾¤PYeÛð<text:tab/>e3¦Œ�bIöàX+b?eÔ§rÞ&lt;ð_x•0-#áfƒà#N¨s#4‰™#U¯�¼ð½›6ñµáW¹#«|#Ëg]îÚŒÊ%#ìœe~!†#�v#«£ºt˜/Ã0n&lt;ÍÄ~¼£kÈ�’r‰Mé€�jÒd<text:line-break/>²bcöÝ9©¡•Œe;8)³#4¢m™2ÇˆÇ1#ÔÖ{0¸�#0<text:tab/>GÖ#Ð›À3YTÈ1šÞI¸�À•ó€t((~Ë²‚ËrÏµx##èÕ#W.g.¾Š–<text:line-break/>(ˆUt¨~½âZT³Œî‡îA0F§ChK#s¤îCÂ#âÿ3#qƒÚ#u##;¼ðÂ§ˆÙ¬A„9WŸ'¬) ”•ú¥ç?YjDº=‡\X�~t"’$##®eÅ]Ûê�¿�'ãœýÅV[Z†SÍ¶d½Wž@6##�#€ª§±##Ö£—#·ü•È8Z(z#ý=»]­»^’#‡ëËZ;ÛÎØ}›�[r×#¤óoÞª…÷#°ÿU�ê�è#£6#ùÅMK"vÁÖÍ…#¢³ÔS7S9;#</text:p>
      <text:p text:style-name="P1">æ€‡ºçmô&amp;;I#ý&gt;BR)XqõíÎÕÜì#À#Ã\Æ7/³ŸÎÏ.–Ä¾uã&lt;##”(Ã¸3rASü£±##c³#»Æš/“#jü úÕý#ç°�°#¿÷j—ø+éO#ÿ9&gt;:È®ºZ¿Y�7½�Þ#�”Áê¢®`DqMêL|#§¶Àî/¥jq…EÒÎÄ#</text:p>
      <text:p text:style-name="P1">bó#;ù‹w³Æ„RÈ®#ÿ$DxËŽÆeíô#›wÒ@: JP²SOÆs®Óšù«Ú#/6%©kî7­É!8„e&lt;Ú‘&gt;W¥€qÁ´J+"”Ý@#D?› 0Ëïù#1ƒß¡Æí•W–d#”r7ãÊ“Wd¬Úý¦#RôSG‡W#ðÎ4¼ÙRç�¡##<text:tab/>Ÿ+­[E_ä!#F[d‡]˜\Í•wv«#3#óíüä{Æ×#èé1 —Œ©#â¤c‹±¢¿U¨5�üØ#=™Ã<text:tab/>ž�U“‡õ™<text:line-break/>:#t1rÉ\�†&amp;žë‚™�ˆ¤@Ï{hÑ¡5›-4&amp;ç¥#¡�¿ÿ_S¾ÔH(c~#</text:p>
      <text:p text:style-name="P1">#*Õ�w$3«¯âúã¢n'ÏÝ$%¬°•OZ°‰Í8‘ÀiÆœû–Ã‚C#+Ê…9)ù�&amp; 9ˆwÝg#ŸbDÊpúˆm`� #¢#Ù_v#ÒtÔÿA<text:line-break/>Þn™š@1ˆ¼2�éZ¿#¬Û˜V[Ô0™ÊJR¢ÒuyÁwÙM’`#ÌI¸5�d0»­´@A®H„×D&amp;f´#Àm<text:tab/>P�#¿²ó•�ðZ#h@#„4A}w =óË’¦¨#ª…‚Œ3ÿÍðIMîø#cc�@ô#¶Ñq#ßŸù#B#¶Çð�Ô9ˆ=§Jn|ØZŽyv#ÊVII#Åé#'_g#!À¹#1</text:p>
      <text:p text:style-name="P1">´X^ÉzÂÈ Á…#ý¯Ÿqs#éfà—­‰Ñ<text:tab/>V#oÊ–‹[ž</text:p>
      <text:p text:style-name="P1">²+½çrPÏ—³….ô#q–.�³\oP”¹~&amp;½###HBÆ1.6Áf­ ¶oN#äƒèA9§^æÙC\#ä^k²¯ƒ{ã™À&gt;£</text:p>
      <text:p text:style-name="P1">’“ûÉRW##HÞTÐ¦Í3ÍÔ»Ü¤²#Ñ›(ð‹$Y:þ¨;ÿB—_##@ˆ5#Ì#â2#xçû­ÈP`ì•6›�.3’%V™zº^¯#«#bD—p]Oí›ˆ,—4Q�‚ypùîM‰øV‚þÞ</text:p>
      <text:p text:style-name="P1">}�¬|U#}¿H¦b9#ÞŒUµÀ#V</text:p>
      <text:p text:style-name="P1">#È—ê±Î°¶Uµ ÷ciÌÝ¤÷Æt”–¦#Ýà8ACƒ¬FXh#ThVƒµcœ*m(³@^T»nøƒ²¢Þ„aja‹¶mÇ¶7mî2F‚Ž:MÊ##}#èÿq#TT¹#À</text:p>
      <text:p text:style-name="P1">°£ƒ�Wk£TÓäÖÛûP*¼°ÕÎÈÝ£</text:p>
      <text:p text:style-name="P1">.#öàÞ£jGN›%¦™H#d#Û9�=¿##jÞºôþ#T÷¶ÍfÆ<text:line-break/>ô’•XÔ.�é#±ç&gt;ˆ#Ò³ž��#´Šã'ŒùÎÊ8Îd¿ßxyæïtá§ÀbÊR’õu¥#UK##/ #/#QCÑìwCczØ#´##…MNØämáÑˆ[#¶Æ%ÌŒý#<text:tab/>’WéÛ#i€€ó##= ##Xö³#?z#·´3SußB^¦^2n#æ�ö3�'ŸHò#P$ZJa2+##ú�Ä²°¼ Ú¶Ã¡ÔdV&lt;J9KéNQSòNN&gt;âSS�«ÂÍã¡²ÄÚÚ‡.#5Öº&amp;žÔE)ø|0ÙÃÆ•#è†¬#V’s'­‹_�#3)@�’ü?§WÌ„Å¯�h"#oþž±‘)¾{;D},nA‚nMÃ?<text:tab/>búYè�º#ö+!0Y¶</text:p>
      <text:p text:style-name="P1">c°ƒð­=£�šy9#›¢´¿Ç¹Ïr_8©2¡Žò˜-­ý£UÀ&gt;«##Æî¬Ï¶#‚[uZ.«eê(*#éA¡Õ®Ž%ŸHº#„¸.Ù”Ñ¨eÛ©WêóG¬ÖF#YQ#ÙŽ#ã][#Æ/§îgøý{&lt;iJ#%wñ4Öz¡Q#Üêg‘¾0×R•/é+»öžÖ#‘~²##g…x&lt;&gt;gAŒ#‰}Ê§‡(u`ÂX|^¼#Ìg0¿“L°soïÑú#<text:tab/>#aM[š#˜RE1#ò[Î‹dË+à*ÿ#¬#0K.Óf#„L#ëXÝ}X¨½#Š’ï˜Tr„µ-�ÕùÓà^Ãñ�{À·3#</text:p>
      <text:p text:style-name="P1">“õ"‚CSÎÉ<text:line-break/>#J#²ï]#7lˆ#�è$þÒß‚…·´vîÏŽÆ”ôÿF*?wŒrS &lt;�#ØÔ“#ÖdS•Ö#"$HyC——X¸##e¿&lt;«*�Öû<text:line-break/>FŠ9ô{:™–#H5</text:p>
      <text:p text:style-name="P1">û îó¬’#«„`â#</text:p>
      <text:p text:style-name="P1">'ø#¡$�\#Ò®DNNÀ{8ò#9##;&gt;</text:p>
      <text:p text:style-name="P1">X}<text:line-break/>eóP]·0åöú 8ç­ ÎŸMGF+œ&lt;_ \#ß#\�¸Z@�#·F#�KwÍµ#R&amp;„6#ª!rÖiqL³#p–.#v|Ùä¤‚6v-ðRø#g#µ<text:line-break/>¾úš\N%ïž¡Ò^•&gt;ho×—E„ZA‹#�B‰k#Õ›ÖDä�lø%ˆ‹Àâå—¿#ñ^f¯§ð]yÍÐæ#Z©‰«##:IÀ#©F#-„‹Ã7(VX…Iñò™öU|\[…j#�#!kÙR¼.û4iþ"kÞ#ÍáS¥(Y’Ç&gt;Œ1µæ\¨##Šµ*¡-y¿ˆ@Á™=¹kènyÂF</text:p>
      <text:p text:style-name="P1"><text:line-break/>í±—¶�Öh#x”ŽÜÙ¡ˆ##�MGTš˜€´÷###Ö#ß±UÍdç›ÞÜ¹¹oŠ##¯²r¶„2“æš#®0}‰#Î‰ÑIwá]¯Ü„ÐBá{RêÐª#b'Ê#êåõ{kg«ºe6D</text:p>
      <text:p text:style-name="P1">‰#äë¿:XV¦LÀêûC2/</text:p>
      <text:p text:style-name="P1">HØÒ#²ìbÍ#.yÊ“5ãÏìV‚Ð;$IòÓ#¯�<text:line-break/>p&lt;MúëlæysŽmMzÜÅQ2O6#ÆûuB{‘<text:tab/>&amp;ï¼ŒÏ#­Åô-E‡_Ð)4Û‹gÄá¹E€×ã #$ëÎ-È¾)¢#ßÉ#H#�;*úL[#ˆõ#æÀ%®ôê™ß²•øS¼ÍGó7‚hÿq´#€¤¥Üq#~«‚„ÎT]­Ç¿ýâ�·†~3p�Ñï�ú7Æü%&amp;UQ#�³#:Ó†ŒRÔ¢<text:line-break/>°²#K·Äg'¥8�†·#hi#cIß¡i#®R›ä—0áQ'ž÷ƒV˜Ë.=Ëù¹Êÿ9ßË6<text:tab/>Ö„A—·pÏ†K¡Ëã¹2ŠsU#Ù[Iò©#Šm‰úAä –öž;Q˜Øz¤·tø/Q°ä¡#âÚœEt#ßv?ûë|�èqÏÁ&amp;`ŒZýÖÑ÷4+�Ð2ëùâÏDy#8ÚHòJ¶N~ÝÏ,nw·X%÷¼:aµ/±—h·À�Íý×eaMc##©yé˜#+33eköR#KL!#`˜^7‰8#-àD¹˜$§hŽ‘<text:line-break/>rr,a0û##$ÛÛÛØ/§À1;@ßlŸ·î##M"í#'#„¥‡Á‘®�ãñ±RQü—hÝ™†Þ&lt;4ei®æÓŠ8^‹…Zöñ’˜IßNc#rÂ°#8t.###8gïEúS¦##LµêØ#Qµ#€¯ÑÆ’ç“¶Ì;pÄÉZ¤HHWE¤–Ä7</text:p>
      <text:p text:style-name="P1">¡´Ö}¾trP#Ro“úlÙøf#Õ¼òpã\BŸÙ#M…v÷#ñê—º^­PI¾„k#C#7ìÊ�-Ô¸•–l“’w�.ñp`A€#9<text:tab/>Å#ItÃì_</text:p>
      <text:p text:style-name="P1">#n#äk%èÚÍ¸#eãÄp ˜ìz]#“„#—þL‘‚#ï5#ilçöô÷K–W'#:­�#Ær¶####¿`ú Ãlë##˜Ò§¶#cÊ©7é#»œ%9øÁŽ8íêh###�Ú¢^4*´kÿY=‡)EÇ*v…e1½#\ÈpÎ#–•‘#l·ÏŠ#ý¡Q@m‚üw.dQî?—÷èKjËåßí¯#ÞHPÏÖ˜á#›û5çhå#Xm,Ó‡°½#‡<text:line-break/>evðÆûæ~|Þàý´#`1ùK9</text:p>
      <text:p text:style-name="P1">Wr9�yr“Óè?71@€#w�¡IÀÃU¥vj‡ÊµO<text:tab/>¨keß¥v<text:tab/>umn#µ_ÉÐ†Àâ–Q#M€ÅÇ*…I�Q#üF÷#½*Ä°Y�œg#(ÿ#Ç:„f¨Í<text:tab/>šà&lt;ìÜÇ¦ûËCÃé’’a¬—+#?�#y#Aâ†‡ŸKWúú”#\#/#l+‚‘#­#�¢ÞRA&lt;œtÜ@#(Žë¢¶–6çFcèðýw#W"±¥Mè#F�ÀÉ65Í�¹âó#K2ô($%ß£XÜÔBbö­i‚¿#Òi©Š<text:tab/>ïîÎMû,zï�é”ŽoÉŒ�*øÜœÞ{æ�~RSE Å¸èÖ¹Ÿÿ#v±º#Ü#Ÿ!$X</text:p>
      <text:p text:style-name="P1">_4+ó²rõ0×CÃ<text:line-break/>{üíò=&lt;JÇ7ÿV#„LûW×�‡Ö#&lt;Çðx&gt;#øß£‰Ç#“ÓÝK�PXb®r#7AÂåò§•1</text:p>
      <text:p text:style-name="P1">bq´¹ôl’9Ïÿ#F£#‰@º#ÕÙ#÷Ú?#  ŠQ·`I‹É¨e¨ù’ÃÁÖ#}ýÆù®7ì</text:p>
      <text:p text:style-name="P1">P á×¢’(v¸Ç‘™#ìPG“Á&lt;Ä¼s’¼ï&gt;Öã«ÈV|ŽS‹c÷¼í…1“câ;ÒÝIÏ«"ã‡o¶w‘/îá<text:line-break/>f¼#×J‰ê$ó›–¿µÕAØ#]tÏ#ÔiC¢SdÜ�K#7P¡y#‹ßáÄ#éÞõ–@çµñ#Z¼1kÝ##<text:line-break/>"’ºV#(ý©²ÑLôôÞ#{ÓðÅ##<text:tab/>ê‰ÇšwÒÈ#yñÄ�wò�Ø÷Æ¹ÒJÑ§ãU-9¤àe#²Á?Öâ˜ÿ`­ŠãŠ</text:p>
      <text:p text:style-name="P1">u;#³jKÄ÷%#âõ#VÙÅÑOpvi##'F##P#³DÍ##ø¥‰JRžºÏtÍ›Úe%áµÅø#g¯é¶~÷GÖÑ‹žÊ$•óˆÐÞÿ0Œ#Eç#ÿ{#´g###»•ŠANIdÃ#l«IÞäú#�xr#9]«Ã#IÇ¡òA±×Ã=ØŒ}îÂ#©C`#gÆ&gt;�ÙOš°)Eµ&gt;Lì}ÓÓ#íÈ‚#¼‘�³–¯„R6#÷ñÓŽ?åÿ##Žû¦×Â#öš–�]èçr[ën®t&amp;#s¥,ÃŠed«h‹ÔðÉ'6Â�›º</text:p>
      <text:p text:style-name="P1">ÀÛ##</text:p>
      <text:p text:style-name="P1">J#ô‰_"QÁ Žü8í%Å#xÄIc#j3Õá–ó�Æ4ùT.#2'üÌ¿¿s#CPˆˆ1Ó°„Uâ�Oâ#ðdçP·ø¢›ãÍ¡HÌwÌuç##u</text:p>
      <text:p text:style-name="P1">‘„œßF¼Œá#ÿAÜutë0Ì°é&gt;/<text:line-break/>·…</text:p>
      <text:p text:style-name="P1"/>
      <text:p text:style-name="P1">ïOÜCs#Œ¾Q8q&gt;þ›#Eeœ#/#óLü’ùðV{TyáRÄ#‹lcVu�¦Vö#S¢V|Ša»#tïk:4rÙ†èÐ²b–ãs*q&lt;,¿Pç­”É�È(3¥2#ÓJ1�ƒ$œ'e”E¿ÕÒoXýz»#5‹oo1†ß;¡�ŽÜw#Q8ª#Ô^“Ih<text:line-break/>&gt;?�åÄ´A##öŒ #Ø$bÎÒ#fwµ#;ež0Ã¨™ ÌÓé<text:tab/>Np#È€‰“„à_Ð±ÇÄë#­•°°p#QÍ^iIß¤LuØ#î"A?BÒQ#</text:p>
      <text:p text:style-name="P1">ÞØè©Ä'÷#ãì†@^#Bÿ*¯šœþv…‡‘#u¥_rL#ªÓ_hä§Á0‚,y›1‚œ£ÐÇîåD§áûßHUì#±1 `Fr L&lt;“!#W#ÄÃáåYý”††!#'^<text:line-break/>#yIe@#©iÜWUM#Â‹¯Æ=c¯r—�#/ã;Òÿe0ß9;­š#R'ƒnãÿ##¨†½¯o8IÙƒÝ#.Òæ##%æ&gt;#ª[Ä†gGà]µOSc ä<text:line-break/>GÖj–X#BTÈ#Ñ¬·îm#™ŠÛÐFñ‚#œE- î`o–ôXë7%é·&gt;ÂÍ„1#øq›#(#Æ#Á¬#ùý„Q<text:tab/>{®#Ðj#</text:p>
      <text:p text:style-name="P1">#¾ŒØëÛ#·ìæÙ¿#R#9#^#_ˆÛ9Â¢èù#ªK#L#&lt;’’©9#°ß¯CZð©ÂcÈ~w<text:line-break/>Ä$#³#ªË‡Çý½ñÏýßLŽÚjÍ "¼ä/#¡fÎ¬W¹á7Yç61Šå</text:p>
      <text:p text:style-name="P1">™æyØx&gt;ú¶¬`U4¸#f†Ö#×Y#(Œ#?~,/.@'#ÕúMã<text:line-break/>´êÉ4´„p?Cx¸Ûë˜³š#Ï’Æhìõ#ÎÛxù¬�G‰Ÿ¿Ü–€—ò#8±­•#vÿ#ç&gt;</text:p>
      <text:p text:style-name="P1">-)¥# Ë:ªüéJc##KéÈÈþîé}/â­S#Š@Ù¶µŒ½#Në}ë3�$ËU@#_&lt;€#¾_zÐ�uýä+½òñšŠ jÚèñÙÿ&amp;ß{&gt;lc»$í##q©ê‡GÎŒí¶ó‹ôº¹^¶¶7#Ì¼#M•“õçz#±©³ÐNn§<text:tab/>„Høê‘|o~!›k#JF²ÍRn™Cg¸­?¶,ðÚÑ^!Ù#Btªžù—##–‹•*w|˜-</text:p>
      <text:p text:style-name="P1">#=##É}úqXðöÔÍðTÅU‰##~[ô®ä#ãŠjçhÍ(—FÖS35Ms�‰ù×›#ÿAWFªN?›zëüÿ�5‡¸5Æ/ ß²â&gt;l#"R·#V®ñ�¥‹e41<text:line-break/>}m±$¬‹Ÿ;#óQ|#6–#"¢ßÜü#A´ùPX†A�0#®çÍ7¼b)¿çí!õ9‰Áºo1š</text:p>
      <text:p text:style-name="P1">�#Q#üU¾áSR?šµ<text:line-break/>Y„…Ð#ËÀ#ÈÂß(U½Ù]Í#|#H&gt;�¯#}n´ÁÁ˜½#ï</text:p>
      <text:p text:style-name="P1"/>
      <text:p text:style-name="P1">#Uc_#°1šOý###ö³™#0‰km#BC#kjfœrxº?~õ|ø™õ##Ì`…k‡,ë)#<text:line-break/>gßˆà@Üxgò#ëuÑ8#ä?#ˆ‹8ÃŸd´#Ñ:"#Ê“aÃÑÌ6Ü#V—¡?%hÅé åÈ�®½#°“¿#ÛaŽDÈAä�B##û“ëË7¦/##gì]²P{##€øï#ßG2 ~ ïÀ¯š#Ögg�ZÔhí/#”¥a]©#=¬†nP–#(#:ñ#Èã</text:p>
      <text:p text:style-name="P1">#ße ünö3Od¹îZëÚu—Ì×ÍïNXR2XÒ´—#VYAZ6,#xx</text:p>
      <text:p text:style-name="P1">ñÖ+ëâB#þF#î¼%^c#ÅNr+#VQ]Zr¿Nl»#Cá#;#2#^YUVö^#&amp;×µ!##×ª\óGUÉ#©éÙ¯ÊdÂÅ#µå##ó½æTbtã·âð#‡½çg#Ü‘&lt;}#ùÚi6�öŠ—h4;Š�)=#,"A#H8®Ó"Ï…UÞV{?$g#Ü�RfÑ#/‚‹+<text:line-break/>3ö÷åç’úWê‚ VA—Ž1·Œ#€<text:tab/>W§K¦#ì#qPÓôCD"M#È',×¬#Ï‚ </text:p>
      <text:p text:style-name="P1">œ#VÍgÃ}‡#÷ø#ªÆdI9C¸›$†ÚKÚÞš8@ê#œ#·†hS#K?…'23#ƒ#È½</text:p>
      <text:p text:style-name="P1">Àlàd###9¬ó�Îeÿ##�#l</text:p>
      <text:p text:style-name="P1">F#¯QˆëÎ‚q­×½Ïlå#—·´;IÇ#³„òÖÝ3è�~ñy*#†ís##‡Ø#<text:line-break/>z†U#/Êá#Sâ?##Ñ!&amp;Ó</text:p>
      <text:p text:style-name="P1">€ZõÃaÓ‚˜)gºL+‹ø##‘”#›#é)öøI:##,e#„ü�#Qe¹®“</text:p>
      <text:p text:style-name="P1">‡û#‰_ÿ#í¯üÑ± ÙW­-hü³Û'”|°#V##‚#‚üU×Uû»û§ž¸r¼ÓyX'½Íåcd•¨#õ©æ¬õqÞƒ#‘ð£}ù#êD½Ö=hÐ\ÚÎSöå”Hx·�ùËü5­¨‘`mî#‹ÓKˆ^õëmÓ�.í&lt;×ÆŸ‹ØçjPK¨¹ièµ·œ.%Ìm#˜ÒÞŸñ)¥÷”#Ã#</text:p>
      <text:p text:style-name="P1">×V¤u”„ÔË«#†Z©îd#ê¹­Ói#ë4IeoK!]è#U-9pF"Ï#ÈNÒµ©m„9ì‚&gt;¸–¿!`,<text:line-break/>##·Ã×!Biü6Ñ§##0V�#ÀÔRaëSy¸#ÔŠrùšh|¯# rW�</text:p>
      <text:p text:style-name="P1">)‡7q�#æ#æ€‹îµÅ[ï"ø#aª°#&amp;&amp;û»</text:p>
      <text:p text:style-name="P1">Í†Ê‰ÿ_ÛzÔ#é*â¸8üî‚“ŠÕâ·#Nv#ìv'sß‡Ü<text:line-break/>".dõ-Ñ#�K4™·¬geú)NlU•6<text:tab/>¹m›#à#<text:line-break/>#³ <text:s/>&lt;²ü²Ë×õÚÓ+J^Ö y�Fó(h2Vò(‹;tsDd#î oÚy±‚ù'¤KŸ50Üq#Þ&amp;ÉÄðá!œ#8<text:line-break/>‹¨ò##xØðü�™«‘kÉ®Ñ‹êBÇ¡##4þæ´¶¡«?ÐîÔäR†#€ÝwÄ#l(ÝqCÖÂ¶Ã‘x\ #gK¶­e^&amp;.gï/“¢™o#o’yÌ#¥�<text:tab/>¹‘z5€·æ5*±<text:tab/>£*oÐ·«L‘Q�¬ÔP&amp;Eå»¤#ŸÐ#„þ=õgdÞV¼Ù6¤ä#? KüY¹¥�›gú;•F¿U\…<text:tab/>P²4\æÓ½¼‰¸##T&amp;Úk²G}î;&lt;â#k+Í›CÑþhî]·ƒµ##[³Þ~kšsgXÍ<text:line-break/>&lt;2¸R×ªÅ#º)ò¥øôwè&lt;&gt;˜-ù=#ÜTn##%G!#ûè$##æý.¸ããð¾M²#™È#ÿ#Ž#a¸ÛHš5ï#NxŸ##yö#ñÀ#ž½E&lt;DÏuýgòìdÄ#TüÏ¿�±#ÏàlÅRl#vÁÑ#Ú«�é6I�#fê®#HJ€Ê!D®#ˆ–ÉÇ~)#ÖdúrIÙªÈg´‹’ò‹7#·"jðKÔºÉ–KÂ#¢#�#ô„´Y°WÍDÿÙÎÔ-w<text:line-break/>endstream<text:line-break/>endobj<text:line-break/>940 0 obj<text:line-break/>&lt;&lt;/BitsPerComponent 8/ColorSpace 941 0 R /Filter[/ASCII85Decode/FlateDecode]/Height 28/Length 803/Width 42&gt;&gt;stream<text:line-break/>8;W:h0s]7n%#.Kq78cREjf)G2!/J?!X+jUmS3s@sltVg.GMn2?\[&amp;AjZsd@0JJkb'<text:line-break/>a0GYlqb+\?p&gt;6t*&gt;c6tth/(jDqg),E[d,)[k\r_R.Te="YaJ1Old_hB\*\L2&lt;7IP3<text:line-break/>:/@dh&gt;ad83fF.RsV-N*PJL9u2Pt=AKam5T\Vc#(r0gB[;'M=^@\QgI/Mb73+#n9mW<text:line-break/>`4RYo?=t(;\I$jhJDgZ6&lt;bWXMpTm'6d:qY-k?@JuUKLgASE-f8DE#\`[I(E'jeoBG<text:line-break/>=ECTeaa't"qm3N&gt;2c8C%MNjIF5.]euX&lt;Ckan@_QBg15N5S)(6QY4g+Vp;\=Yr;=6_<text:line-break/>;u`&amp;LQiF&amp;XZD=S&amp;hdFVlH$/O*aOutm266T]dl+VqX0!rQ%-b"Wa5Pd"?j4pS@D'h-<text:line-break/>4D-O(!otkbN&lt;+T$5Y.!$cuX:!bC*rFV9=r#6b*Oknp\1*%u&amp;igYe9%N&gt;?AgmlH9&amp;]<text:line-break/>,tr'fCP/G4@X$cm'AklMJ0F@6$der%BQ.hs_&gt;u*Q1F'H^n;4&amp;r&amp;"a!ni"ZYAk]$S&lt;<text:line-break/>(g_uo4%E/a9F+&gt;RiNn4O9&amp;u9\+_,0Ijiq$4'Eukq8kd@sM36J,pX8i_-4[enU,(pq<text:line-break/>,P3#cE;o%T@Ht8fIR^&amp;&gt;7\*25ZF\AFI&gt;fmDR$%aQLQALR@oC"4O`_[%bf-pF:HHu8<text:line-break/>6megY?BddeN'WHW6e3VKg@,Blaf-YAS_7'uq)?bY-a0&amp;Ob8&gt;e&lt;jqs2j1OTo*d8+4)<text:line-break/>*k`Ob&amp;h0^`F8!MTJA$fp4,86*ML:=$60t/'f4'4(Ug.qQdM\O__r'7&amp;35Elsf"[18<text:line-break/>Nr]5FN0mr~&gt;<text:line-break/>endstream<text:line-break/>endobj<text:line-break/>942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943 0 obj<text:line-break/>&lt;&lt;/Type/Page/Parent 3 0 R /MediaBox[ 0 0 336 229.44]/Rotate 0/Resources&lt;&lt;/ExtGState&lt;&lt;/GS0 1013 0 R &gt;&gt;/Properties&lt;&lt;/MC0 1014 0 R &gt;&gt;/XObject&lt;&lt;/Im0 1017 0 R &gt;&gt;&gt;&gt;/Contents 944 0 R /ArtBox[ 0 0 336 229.44]/BleedBox[ 0 0 336 229.44]/LastModified(D:20200108144105+09'00')/Thumb 1018 0 R /TrimBox[ 0 0 336 229.44]&gt;&gt;<text:line-break/>endobj<text:line-break/>944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1017 0 obj<text:line-break/>&lt;&lt;/BitsPerComponent 8/ColorSpace/DeviceRGB/Filter[/FlateDecode/JPXDecode]/Height 956/Intent/Perceptual/Length 160570/Name/X/Subtype/Image/Type/XObject/Width 1400/KSPQ 75&gt;&gt;stream<text:line-break/>xœ#?@À¿ÿOÿQ#/#####x###¼###########x###¼###################ÿR#</text:p>
      <text:p text:style-name="P1">##########ÿ\##@@HHPHHPHHPHHPHHPÿd#%##Created by OpenJPEG version 2.3.0ÿ�#<text:line-break/>####rƒ##ÿ“ß¤X#÷VwK+­íQÛ65Y¿üÉá/VíÓ1Ny€§°Ê:¿j&lt;¶]oÐX“0£CÓ#û¡P#Ûj#†h#|01ªåî'R#$8A²Ç)»·²çÉiV|Ì¯òÍ.1­˜þ##R&amp;jÉ?uÝ!Üá[/Õ»#z#O—#¦Ãu#H¦.æ{ïnUA!“÷Pdœp¶#Ïa­�¡ÀÜS$#PMˆ§"º)hqÛ9©¬56iÂÀ¢~ON´¼–ìM&amp;Uk/ç*|.šÁÔ#6¤jÂ?DŒ˜a#ò±#êÝÑP²##wë$ÅìæÊì#îv#è±#S#ËÛùèò�•vÍ$mwÃ#‘D#%å#í<text:line-break/>0ù ####ÂB^q#¾r�#¢cI#†##Úª,óÆø©[#åÖCŽœçR£I#¸,@Èþ×#r²éøÇN:Z§×Â��à^�i#I°#¾#¿X�ËÇàïÄóén4€¦H°úå§¾ì‡öc</text:p>
      <text:p text:style-name="P1">q›÷'áåëUåM-xšƒXH#a#Æ|Cú^«]Ú`#±¿™.ÝÒÚ3+�ˆ†#9†Ã�Y#»ÿ!<text:tab/>´�§w#T|¤NZQU…f€#þ9ÎuJÚ°#GÀà[˜Y##˜÷Lmí#eÂpêKcH†iw#”d#s™'ØŠ¥–/›×c&lt;´‰7</text:p>
      <text:p text:style-name="P1">ŽyrÜ"0pXãlàE˜§‹+IÛ°ÅùÐ€¾�äCm<text:line-break/>e�¢Mùxˆ)Î†$  kÎímÍ+ßÑRŠ™#×áXqŒúÆã#X#šH¦�ÖJ##Rï˜</text:p>
      <text:p text:style-name="P1">3j‹#2(cêzö0?^q~¤|#sÂ&gt;¨†·Êcxÿ#ö#ï‰#‚5##f%6Òi©=½&amp;ü;^qÄø#µ’ãSN2</text:p>
      <text:p text:style-name="P1">#ëEn‰¸Î%æ J‘#n!Àð„šþ½yFýxë&amp;·#ˆº«ŒqÃÓ…AõŠ®e.ùÏ·cëƒ#.#ü¹ô÷#¼›.+1éÿ#ïí^¹iÃGuU[#)ú´é,ËñËñÑ¤¹m¹æßYX<text:tab/>óþbQ�®0YZ…#kç_Â,Ùy‰#×Fý+=á</text:p>
      <text:p text:style-name="P1">k¾D#óÃ##ƒ—âmøjâ#0$vŠÉˆušžÂEx#ÜØp±Ê³#B|ærP—·Tœq#âž†dkW�ŠÄ#*Ú‚ïŠí”%ãœ@=De»�Ï:]%Ì“öGc:óîùÇYPˆâ¢µŽ¾t`@y#6™8é^šZ!!pÿ"A#k#&gt;ÐÓ.è5�.Ý#‚#x6-±…ï¾.#XJ­õºŸîr'#:F•&lt;?ÀSÒdC"{S#žÆæ</text:p>
      <text:p text:style-name="P1">¢ÀÈA7ã¼«Ü€#¸™ß�rê”–�ïƒ#]¯à@„Š­"/PQÝn&gt;é�Ïï</text:p>
      <text:p text:style-name="P1">ì¾]ésã*6W/ú!$sš…o#¤q†D¦xfxËNˆ&amp;5\##Êmá»5ÊãðDÒÔ«#YU(Y‰6Y7ÉDö1Qâõ2:þ“þµ##C¥›,x#¤$Ö„åÐ6k=o;#Ix÷ Åæ$#•…çt÷SÖŸ$r.£Ñ#LœfÎ„Íš=p#Ö#Îb¦ö—-× u#½á³¾<text:line-break/>6BÕÇ·¸#D@g³e#Ñ#ò2¥Y“X7Îpøm„ëFƒ#~$�#°ûËß•}j¨ªB#;¥Žb#õ¬9mû#ë‚�ý¬Ü›†zÀ7HR–GCê˜á�û–DõJ#Ezõ¹#Ã%�x¾iù¡0Ã—¯ÌœæµÆ#h†ÖaA›ŒRÖ/ÈÈ#ml#_</text:p>
      <text:p text:style-name="P1">k�šæ:WÐ#1{CÑùåbØ‡Ò1»</text:p>
      <text:p text:style-name="P1">oáŠ°#í#ÉR#õÔj##Î®)p¤K3ÖË¥€ü#¡Y##Gc…Ðøw#*ð¾F\)×#Ûä#\x#Ê{»Œ›w#®X#n‘y€“ÏKÓ#8êL©ù[Á##^Æ#wWåYMó-I¾¡µÐy#Ò¦n®Zÿ'GCÝ/Ñ##˜/Å+UŠZ</text:p>
      <text:p text:style-name="P1">`SG3�Â²Ç´w¨psc%0pxY#IlwD›çó’ÛT„r*Ö¨&amp;—¢¿&gt;Ä¤ç´È^¦¨îƒXw#OªW</text:p>
      <text:p text:style-name="P1">On={F÷RVï»´#È#'•Ž–Å¾‰ˆ¯#iH#Wà$ƒ÷—Žëþ½ôÓ@�#/Ðk�ÿ}ku°��-¦6õçèúTþŸFùú&gt;‘ß£ÑF?7¹_ÏÛ°Ë£h4#Ä‹#Í�Ü#ÕW�_¥ÓíÀ©Œ˜L¸QSv</text:p>
      <text:p text:style-name="P1">3Ã*Øæ]#$‡^J³®�ö}÷Ëü%#øíµåÞì™¥µË¾~ä´fÅÓkâITÝí#.•ýTÓÅƒss¶ÙqøìÔ3ºˆå”˜ÈC#dº”šÖþOLãÇ¥šåî¹»rV#Þ�x_Ùò#eu#jð2�##Šp##+óˆ“#</text:p>
      <text:p text:style-name="P1">ÙGDäç0l‰#ê†Ãaæ½î”âVùÚñx“ºB&gt;'Ž:#`#}´e¹Sx*###W;²#œˆ#7±Ã) €…¥z¢ý½¼Ø„<text:tab/>Ô¡¤“¢#Œ¡ø�zóÓ#B{¦•h#ì##Ñâ·nT¼ÇÙæ¯øl£ïkG#u”â<text:tab/>œâµÒ¾ÑaX##ïš!#¡äé:j#Ò‘ËýÖÈe#D#+šŽù:é#Ï�#é,ÿ#L¢¼þhˆ�ñ;q”ùë##¨å»#ˆ×‘2=§&lt;n?W|Ü,ApJT##÷/ãñx~EÄp#øOuù!h¯ŽÓ³@øLêLª#G§°È™ùÁI­G»y#›=¾wT~,«#b§ø)´Çn¢òA×:„#xüåKe#B90T÷kÙâ§OÜKB1Ì”¹¿]#Õ##ØSHø^0Ù;ÙØÁ)IÕo)A ™#I&lt;"ëß#Z�ƒpô‚•C#´##.8‡\##Ö#Ò</text:p>
      <text:p text:style-name="P1">…�)?4@#ñši&amp;†§éÊÛŒšðÐ‘‹µ/Úÿ&gt;qú|’\94ÏOÏ#`#m²ÇÀ#ŠL'$#ø¹:ý#{Ä=‰íªÝD#‡##“‰§"#å¼:…'D)#</text:p>
      <text:p text:style-name="P1">D</text:p>
      <text:p text:style-name="P1">êmî‰ÔÜMN/ªD#Ð[¡‡.#4ßâz¤Vûw%§Ø×$û—je%joáœ��dVQ#Ñ‰IÃoja#êŽ‘¾ÙAx(ôËMNÔ¶=`.­Tí#ÎèH#®±ÑÎ²&gt;3#Œ&gt;#Y7'#ßL#4@gY#Éšw[##¡qÓ1?#šÎþ”#`üà#�¶]LÅBámºJbÒo=ïé®#ïÊbòAð�´øK0Ë‡*#„#!®]##A3Wvšú7#™MÇºŒ�</text:p>
      <text:p text:style-name="P1">70Þet”�]4Æ4„Ñ¾#5¨6#â#‚1ý##®I^]N]„òÚm+Äì¿€¡'›Ž#‚ %ÿ<text:line-break/>Ù<text:tab/>òóê°&gt;#Ó’ÎÜ¸#vÖÎ#ÍþrT�ŠšI©</text:p>
      <text:p text:style-name="P1">K+øg#›¸¶5[wÄÚ]¤{Li7†c#�ÚkâwCÞ‡ô¡q##“�3§±‡�¥zýmÔŸ(ÇÄÔuñpV#ƒ#(à'´�#®„pr#ËD¸<text:line-break/>=°ª•™­\Ç¾Tí=ßòv V‡DþýÖ˜¿úä¶#Ëï«5s#¤¤Cò#·èÚW}EÏ#ÆCÒf†Uzbé¼\«¢!#z™\ä/¹¼�–zÉ¥‚pÑË¸ƒ6´#úGxð1ä|M�$a##ö#g*æH#8ACîÖªÅÀôÓSnŸëW%#B#%[1,?#¦7i«ž�#Ì�ôõ#Ld#H�³#Ò#�OyR¤QÞpm#HÂ\‡</text:p>
      <text:p text:style-name="P1">åûÎŽ€Î˜âš‘@õràö+o6µû|#Ñ4�ªHOÙ^TåJ™Ãò§ö‚Fåã«#5oYýSUXDÜ#“‚¤ÿ,Â#G«�¨4#ˆ¾²cy…�#­U²zWÇí…’È¢ÊTÖ</text:p>
      <text:p text:style-name="P1">ÔÄƒü##œ)X�x@z#ÄÌ¿f"ïSÏ<text:tab/>ÓÂïwø¿¯#D)¢[x&gt;¿Ì­è#VîJá#±K´}</text:p>
      <text:p text:style-name="P1">C#†�Ò]‘</text:p>
      <text:p text:style-name="P1">##³#~_ÁÎž@KÈÁG£Ù\ßéX#HÀg[®è(¤»‡Mƒr“Õ ô½÷ñîÛh#qè„D¤ƒÍxÜ#æœû“£³#Ë%&amp; –#Ä'Y#:›7«=#ØÁdO}E#£„oŒîêR�âd##ƒÿWUØ£=œôoU’##¡°3#æJ—ÿdóøe�È#17Q"žéübö</text:p>
      <text:p text:style-name="P1">N³©Áº.ÎÕ¡]‰õŽ„«þG!;¡WÞy#CS"5�9ñð§ºþw#“0#i!ç”vJRˆóÎ&amp;6š*'ˆÈœ^ƒ+ÀR:#N…vV]EÛ#ÊP.“##±#°<text:tab/>úÇŠÿ]F�gâ÷#=Ÿ¢žÍ„ÿ@ôUudâbáxz5ö¼#?£®###†‰rXÅã·ì")#c´îèÎ‰#�õ#Ä#<text:line-break/>0�#åë‰Ør\Ha›4–:#Í±m‚4µ<text:line-break/>Á!s1Áä#Ë£#Û,, �åO¶�Åyxå¯</text:p>
      <text:p text:style-name="P1">ÿ#6üÿ#Ú…ãW©žmŸx˜(öl…‰ó#}�#"/û|’�ó+e6#¿ú }—›Ô#ï½#¿�#ÙÕ)+BýX,¦òÉ/d©@GKN•™©MÐÓˆ2¢b#ÿr8øßÿ%&amp;l&lt;Ò#À(¼�[+¿‰7ôèHÚfrÜ5s#úË}e·#.µ0ôSï�XÆdRøÂtýøY”ìçãYwËùöþß…#ÙeØòßÖÐ—Îº“íá•À‚ÕJ#ü!uÖºÝàXB~L#"=;#P##ô#Á#Å(n�á#›#þ#Êæ�â[�gP+#Ql¡²òu?å#41å�™ #Þäw~,]#:#Ïhu–'</text:p>
      <text:p text:style-name="P1">îê{7m8²Z"”¦jTàÅ©<text:tab/>Œ@öM§Ýòùë#Ñ­nmQ¤-#M½ØqÎ#/(ÞåˆÅ<text:line-break/>6OöËz»qC¡</text:p>
      <text:p text:style-name="P1">(~uÕ</text:p>
      <text:p text:style-name="P1">Ëáø:‹í;#¶/Ç¬°¹°ü#`¿Àê·`_H�ò"¡L`Ô:`„1y‚ò»ùa[e:#«ý†+³©ˆNÀLÏg ²�#ïn‹üBK€F#ûq#</text:p>
      <text:p text:style-name="P1">ðl</text:p>
      <text:p text:style-name="P1">!©o2_\Q"q$S</text:p>
      <text:p text:style-name="P1">ÄÀ#Ïã#Ú‚&gt;ŽuÝ1‚ò5¤F¯!GcÐB¤ð…{#˜ì#·Iùåž~*µC‹Ô0s“L�.‰‚l?½'ü/#ãù#’ÎØPfCKÿgÅe<text:line-break/>Pœô…ÙÔÓmêúBëþÏðËƒ#8H7]S­*ì�(Ñ¿´³&lt;ò-~ÀV'wJ~i'###ºí«ñ9ói[ÿFnâöJ×ýqÜÊ7¹›Œ3î'0JíÉ.#*+:RÎþ#É�†I#5èž°ñ¾ÜŒá#ÚÇ$ZfäYOñko#Ë¾#[#¹ê,‹�«T®9``O#‚þ¼kÀ ¨¦—3‹|ßî#~gýË#œ|¤ª|zÍ×d`àJãµ/ÐõZ:†#1#©è###„v‹#iv‚2È¥âÜK˜äŸÐ€#Úâ#©V#X’#¹À·ÖÏ5#E?<text:line-break/>A%¿ÜË)É#º#È<text:tab/>bMÚ2‚kÞ—)JT.9-&lt;xõTa"„×²ÕJX#ò9ÜI1¡#W#</text:p>
      <text:p text:style-name="P1">+µ�,NÀEJ#)#6"K§Q¬j#™ñ®ÄH¼à^E0#Çè?gÄÝ4ó=·Ï#L6¤ÈÊW#”¢åðH_õÇ*#Bï:¨H„ÿ&amp;yhŠ#óWtï#�&gt;#ÎÞÔk™Èäî+E°#æBˆI#ô/åÑ3éó}ÍŽTÞoæúúÌ+¼#÷</text:p>
      <text:p text:style-name="P1">s#€Nü+Ež_”a$[§ Æ#nÐ3Í–òvÑ™dgws#</text:p>
      <text:p text:style-name="P1">õ<text:line-break/>SÉÄ·*Ð‚±¬ÅÈ:ÿÂ#y¶h5„eE*cÄÙopÃÅÒqšÜxÚ©ÔE²KLs\Fç6#;íI ýËó#Ç†fë ¼O¡¾@@�ü}ÀÊ</text:p>
      <text:p text:style-name="P1">g|c7##9¢#<text:tab/>4”#(F»©*3#TFÍNÊ##‘;#êöPå *ÌE¯ÔK³÷2×¸òÎ‘Tü,"ªÉJ¤‚%Ž‚mj#RÙm#~P#ox</text:p>
      <text:p text:style-name="P1">#‘à-Ù0g#X¢‹áNÝNº˜¿C#Hpaôð##7K#~GP«N‚í‡}ôüÇX«Iór8!Dƒ¬.îe#ßÞ=³3g#J+0˜E#Q“å#\VD3]´#O-Ý�#†# è®~¼ï†{&lt;Ëƒ#[;:ê#6Îl#}ñ*ÕK–_î#“#-#ÿ}‹áŸ’Ä=Š</text:p>
      <text:p text:style-name="P1">5Œ1Å~À#žô…dÝÂ–ó¼#œ�VÍ=A#�#BÃÍ#a-‡µ€ŸÕ+#H9#‹0‚ô›ñYowÃ Öá’‘[²Å¨ß]e#U#‘›çÚP„?#|Ç"¯®#Ã�ÄÉ……\å¿h6hÝ#‚’T#’w= &lt;¾…„###Öò‡}õˆ‹»í�#ËUî\¦Ò«;ýI’³o®ˆœ½#Pýzð¦Q##«÷ô…÷^�##OC#<text:line-break/>#†‹i#âóÐ$�žó¾ÉÞ-#.Ch<text:line-break/>¥Ý .Ñ#m:nSß°#8‘##mpÄR&lt;S5&lt;�¨e‘ürB¨ë0&gt;.1#œòÔ`L‰küoUÈ¦#RÎ«*sµ0äÚØN†ÛI® SÒá\—#ô´#<text:line-break/>¹<text:tab/>LiF"�âBˆÎ”HðZo#RƒÍcÜ##ªÔëV¯í–om˜ÿ#¼8¶&amp;##s#%Ûõ§)ƒ¤cU#„›ûU|=‡‡¶|!¸7ªäo#"ø­õ4] j8z½#¥œÕ™èc|’E.a‡÷ß#„…ßÞrõSÖ]ýEŽ&amp;þ˜Oùåºñcô“q#³æ�cÒ.D•JòÐütR�¥#¥E##ÁüLÅ„ÕøŒ ¹¤@AðÔ#x¥Ôª##Ù@S}6ÓßBgÐ‰«#u´ú‚yîd¢Hù#7=©lÒ¡„½˜¡?È#«²X…çÌ%¼Di±#Ç‘š•ž&amp;&lt;ÖÉ Z†­´KJ#®²¡ªÑëb‘ò±Î’ûF™öFó|êác²Q£#z#ÿLä#òŸ|-#1Â&lt;�ëË&amp;#Œ}~}žfo#HƒÒ« ºA……†Æ„I@u¢0~í£lð2'c`(–4ÇÅxs#ðÎ²/4SO$m‚<text:tab/>[LâxD?SçL Û|�Öÿ)Ò“‹#"yÀ±ï9#j¬Ó#•##þž;ÓÚöIš</text:p>
      <text:p text:style-name="P1">?´#QŸ#s§~·-–}³</text:p>
      <text:p text:style-name="P1">1{úÝk§AÝo�â`«Ï¼ŒŽQ\ƒÆvÑ¯Ðd#*|š:†òûw‰Ê?†ø2ùÂñøÿ]#D'‚"{Eý´lwáRž’ž¼#mü—±H#–ˆ�ôñÊ¯­&gt;®¾$±˜e5µ8gýU­RgŸ4¤#®jµQ÷åƒÉ#<text:line-break/>¯ÉÝ§Î;#/<text:tab/>#Ê#³z½ªmÊ™:à‘X¯œ8…5»U=öo�E]Œ¼Äð-#á°qo÷j…”b�ü�&gt;D'[]ƒØ°&lt;Èò¶šièã#q£öãòM#</text:p>
      <text:p text:style-name="P1">Ðú!#5‚Œø#Âþ</text:p>
      <text:p text:style-name="P1">x#ž# ˆÊp„##xœBSIÌÚwY#vÿO²™X›9tÂF#MEm#›Úîè8n#‚ÌÈNñìš¡ÿ{RRâf"W@ª• ¦2Ãùö*M!››‹õ2âBð³j#=#êÊ¡Äy&lt;e'Ï0##¹mdž.½�SQÍØDRó�¼ßìps€#Å)ç\Z&amp;ã¿:#†u¦ë-#@öœ#‚Ó�{–#^ÛÄrË<text:line-break/>#T€7ŸŸÈ+Ò#øøÑ�Äž?¦�7ìmëH™\pÞ¤Ä#Z\�iQ¬å#4È&amp;S#ú²ºp.FÉ-Hó#)@?f&lt;Ozƒºëð2:Ó°6à<text:tab/>ê¯€‹##%oÝ³Ê?Ï€&amp;Ê/özûK°##žïxI##¥ð’�Æ#üñ#´¨i‘žÜ’é‹Ÿ#{ß-ABÈQsbrm´´�ß]SIx^d¬²gMQ"Ø{�Ø�p#¾1C&gt;K¢‹#wwïV¬Ä‹MúPUôÊEyVjò™ªá”,ö�á–ØÃÐ5žXE™§5’�ÏE‡#¾tw‘#Ttñ#Ï:Õn#$‰#³#,&lt;…‚8R„##Sªo#U]7#­íS[SÞãëb®©##°#o3¡é¿#¨ê#¿èo#\ì#?“</text:p>
      <text:p text:style-name="P1">ì¬&lt;õ�#ù•@�baµÄ#÷#æ…çAW-ÃU’#"Í6Ê/%#KHï#]ÃWÿ#ð}AïM#ž5¡ãsúsk#{Ñ¦ŽH#Ð~pá#·#MÆ+‘#`UŽñiJ÷‡‘¿#5#–Þñ�#ûf½ƒã›õs;óÅ{«�\kk÷]òz½’–öÒJ’˜ˆ7#ÞN#</text:p>
      <text:p text:style-name="P1">=Mé#}#CØ!#</text:p>
      <text:p text:style-name="P1">#2#<text:line-break/>‘Ñ!�ÞÌš6#IÍ†~Ö¼ðêhÖ{#ò¶#be‚êR##'ÛKIjBÖ#ï•ºEŸ�û¿#ø# 6¹ç@-7“äÓÕÑ°°†õ#¦l<text:line-break/>÷}Øüóªßh³°ÈõÒ?kˆ3GÎ#•g·¡<text:tab/>#œ¥sþÄ×$€™€#Ž©šÒÏ#}#a±ª‘Dº/blò§kë#B¤ÔWþø|Ñ»OV¿=ãC”í7&gt;í##ýþÍ”~jÉ’ÏÕU6aõŽ„ª—¬”„^Y"‹ê·¬UHõ#ßº#Õä¨ŽJ##+Š–Â#ó�ìL`Ñ”rd#'É#õà›„#r³Y�ÜˆÜz'#X# bbþ##Š�•H+Ü#ŸMµ’#H�#SçmÌY#e‚5vJ_#Â'²8§M€@âÈ¶1_±#Ï¹�d®l«“Út#«mé]±H&lt;JO›ný\ÖÓÿJÒb#1#c©¼ßÎ–&lt;kº,FŒsû#Á#l#ýè¢ØX</text:p>
      <text:p text:style-name="P1">eR#ö#D5g§/HT#1é}¾cþ¶œE++34…ß#ó]š#GÅ™ôn#·–‘(ùIH8'þ)¥V#øÞ#Ÿ‰›æ(%ÅnzØé¿ò½À..bËŽ.msÎÛ—íÁãXF#Ö#¸HfÌ|#˜ÏÛ&amp;Á‹£##F_e`rwY1-i»Ì–ÞšSÄõM]ŠÙb<text:tab/>Duö÷<text:line-break/>#˜3Ù+^‰=–+„BB #[±#™}ç#gù¯AõëGI›CøË¤+#_cRk!ä##oØ&gt;‰¥Ò†•÷v¼!÷ûß#S2#%0Çn~{Q[ë�ëx§Có&lt;\ÍÇ‡5®�˜»Ì;(GQ“\ü#ºl«KÎÅƒü&amp;ïc^ï“=î<text:line-break/>˜JÃ?#'o³xt´</text:p>
      <text:p text:style-name="P1">ÔO#B"EçnJà¨#ÍÿlÅZ4øM#�Kà?}’¿­#eQU#�‚—ñêr±rÜ¬¦±ž�-³q0#Åÿ9�ü˜,/–#@¤#rÔÏ_9«</text:p>
      <text:p text:style-name="P1">Ç#}#U+—} fM]+þª##ì##ZÁ—Äkvu:}$<text:line-break/>Ý�ôubÊ¼�#§]Éÿvsõl</text:p>
      <text:p text:style-name="P1">#\y#É¦0Ûp&lt;##v„ª#¥žC pÕ##+A#ší-œ{±™#î##!l#§–ú«Ú=R¤þ4m›#+#3B@Ì#Ü¤¨Œ©m€ÐdŒÛ&gt;[IJÊ‘©Ÿ‚ #¸Ö#äBXùèÀOµS6ÜvJ›Ëè#²¨uðI#Ø#¸ØÒÔ�†7#Œk¢j„CcÏÅÂæQZQ‡</text:p>
      <text:p text:style-name="P1">øV¯úÉ�ìˆ*ïæDâfWuÓ#KÎ&lt;µD›÷›#Ó#ÙÙe</text:p>
      <text:p text:style-name="P1">gžë"<text:tab/>3tÅbU¾&lt;³¯=êË#&amp;ÜÇÚ’ðÄ€t³@/½9W5F«cÐÔÜmÚ­/#Úÿl=ØB‡B#¸C¸ÍT·pçHµ#&lt;#Ð3D“Š#[´#GW!ž##×xcÛ1–I<text:line-break/>©!#ÅSÄ…o#û†~(^ç”îR-×ÏR¼dšièÝÌ#§vAE¢È¡@#Œ½#}X§#</text:p>
      <text:p text:style-name="P1">Í'õL_¥#*ÕËªÝè¢[9”×½+Ÿ@WIgO@m8#£d9</text:p>
      <text:p text:style-name="P1">ˆØ:ç9U\XK—�ƒç#»×|�»‚eeåqàÆ#÷Ë«<text:tab/>�#8#"�Ž</text:p>
      <text:p text:style-name="P1">}tU##1(ý†¾</text:p>
      <text:p text:style-name="P1">-^Ëôæ ,ÐÒ‚¾…#�Ú#d ´‘üŒ*VÅD%)ì¾e:¦°Žþ—¾#J;¤èîåuü#úfÊR^AËqå…àäéhêÏMq¡èÝñ-¶C¹GZK&amp;¬ïr#xÝ##šŠ^Cýšç�#ˆÝ¦Ó’:ã#&amp;Ä„#:™x…”[Öi_o¯fîä#x'\ª&amp;kÿ#Þm�Ó7ºÐx;÷‰Cö#”#a#³#[«^§êÆp</text:p>
      <text:p text:style-name="P1">µ#ø##J´=™ùÖ# Á¶µRv½ïBÿZ†/‚Š£·ýØ##ÏÚR)#bcìéo� ##0’ê‘2Ó#‰Ö²;öÐ§4ì¼…Þ<text:tab/>;8­#R\ó]`´›ýL#vqã“‹5j©#M&amp;Ä#B,4tÌ]x&lt;Ë«ÏO#u<text:line-break/>#â&lt;êŸ.5ú—âîã¾Ü<text:tab/>Zž?:üŸ#•ˆ6g4#zfC&amp;.=Ä–šh cDs?»„#NæÚs#)=ÿ]ecÑ „ê®À{Í#Ÿˆ|²fc#é‚À£0 \*ð!àÚ³÷…O¨Hvƒ”d6`&amp;ææØ�ë*ú*€Tx›2úãJå?�ì#c+ë¤##ð6Ð·îÒÕ#j\¸Ì¿Éå©_ý¼»ý4é‰q‡Ô"­Øòv#Ú–š]#=­m##,L##f#Ñ+£pÀ¨U‘$D`‘´Éƒ È1¦žh]þXèÓ751GA’Çü¿‹#ôÙžžà�Tªîv¬«pÑ;½##5<text:tab/>“#.Œz§wC�#T5f(7¾ú###Ro°)çHó½B¾ý]yÁ+R¢µÜÀ</text:p>
      <text:p text:style-name="P1">ˆØ#*±SZƒ)Û#ØPXŸæ#�-Õ$"uëqâ#�½lÁ=íÑe6¦#ñ#›1M#�Ji_—®3?Ø‘ŸþÄXŠ:Ä<text:tab/>~7{eƒýæN’Xü˜å y„ºaÊ‚ƒžÊá<text:tab/>Q+²ž)¨½suk¸4Ïþ±C#&lt;Iv¤±à¢ödGá#ƒy„î#Š<text:tab/>óÕ#¥Õ¤¼Aê#+&gt;#I ^ä#Ð‚¶°+X_ª¶œqŒ…(#kà-0ë¯}9#¼9Ÿf#÷m¢~Úÿ#”´çá"#ª#$™x±eGZ¤KwÐ&amp;„çziˆ‚f\</text:p>
      <text:p text:style-name="P1">Þ6EoÙ®ÐÏý#ÙºWŠ#»Úè$G*¤îÍä#ƒïucPá#­œX—ë^·wVÎ+Ð@¤ÎJÌî‘À¾”ÒÁLÕw³,æí\a¤z&gt;JT�³øü¾È8Ò#</text:p>
      <text:p text:style-name="P1">Á¬¾€Oœ~Ëœˆ¯¤žª¯ªÂØ9ÖLë»�'øB&amp;$�ƒSS#‹Áonê$0</text:p>
      <text:p text:style-name="P1">r8Šoa*¸#ï�·Å‰œ³1G†Ä#UJa#86™§•|Žõ~#ZðÀêLÞ·Ò</text:p>
      <text:p text:style-name="P1">^‘ß9úy¥##Ýù-#¢lUÕà“#Ê×…aÛYª1rÅ<text:tab/>#Ù#1|Å#ãÚÉÄ{##)û�·œÖ`p¡ëŠR…ï##�Ýgºí:i</text:p>
      <text:p text:style-name="P1"><text:line-break/>Égz”Vr:Ãu8#×B,mrŒÉ´1júj*#7’Áþ4qun3ÿ-##<text:tab/>#*L-á#—#=$T#Yý<text:line-break/>Ú¶W¬ÖHÇNå¤º#ó§ô#xª–]Ü±®¡j4Ò#÷Š.Db¹ÍLr#Ò„óÏ<text:tab/>Ú{ëóõi#*eè²fþn#°Ö¨µ’Rè#Ž­®*ÉqÔRøT#U†‘GöÉBè#«jú}Ì£BU­éNÌ&amp;8#gØŒÖ•#â#Äékÿý¤ÆÎ&lt;FŠ#u�ë?)ÑµeK©#E7#;€˜N²p²Œ#£NÙ#wåf|jS9GB#ÑeÉ05òá«Q;Êô#¿#SL#(¦7_¨·ú)¯M6X[Ò£–#o�v¨•#foFdá*›xõRþäbòœ-ÕOè</text:p>
      <text:p text:style-name="P1">�#¼M_#¼”âÛŒýGYÃ…G¢'*ø+ „3ØŸ</text:p>
      <text:p text:style-name="P1">»I˜Óq$Uí#s##&amp;ÈÒGJSA#¬Ú�§ÛNW~ äOŸ#øŸR##Þ#fTŒ:0#å3<text:line-break/>ì#õ¿1f/�26=¦åz�#°ËôXŠUä”ˆs��#ïo„ø¯ßÃk/cZÌ1#´çÌ lŸ#YÐ­ôO#1÷tO²á®0¾#}Q#J3£…Tc·oÊ*#m‰ïq´~#½#X‹\òÀ°#Æ›c‡#l’`æq@\#­</text:p>
      <text:p text:style-name="P1">Ü?Ï#”¿ßƒ=÷Obþ®#}29Ø­»!g#d#°ì-†‰</text:p>
      <text:p text:style-name="P1">€#i©Hª;|²ÑÜÜYzyh¦Ê0ùV»|¢×¶ÇjöØ¶¼a¹Q�?ôÆ6</text:p>
      <text:p text:style-name="P1">–…SwbÜ#(ÔèwRWÿR9±°+¯Îu‡h#Eã¿¦#µZ)Ý½9N–Gï²9æ#©ýíôß¥ù#÷Æ�##î##l2¤äójØ“O5&gt;Kæ|#HËðD‘iz�Ú#WÙP@âÊª+"#Òpª™‘#RÎÒ›£ÑŸ#��š�#†â|C|²"«#a#–�)###B#è#þi!#×¯Ê#ô¬É&amp;ó#¨s¸…wVJK1##�%YRQÕºå-XžË²#"Å¢[£”¦­NeÉQ¤‰öÜ‚#<text:line-break/>—y°õ^œ¾#Ï®º»óDý###-#‹‹æ#@ÀÌ¤##×ã( «�à#AËýÝ*#®´P�#.j×À´oÅn¸IîBñ'ú§¯vÄ\�ÈŠÍTeÖ#óÈ###ënG”­g·»@®¤)Ö¤</text:p>
      <text:p text:style-name="P1">Œ·A�q`ƒà¼ãTš$·qŒ¸#!ÂfbcPÕO}�Ì‹Ç{«ª5SeúÓØcÀ ô_5Ö#4;ˆ#.Â^©#%#!ãÔ™¤&lt;^Ž#Í€S#ÑÒ«o³…õÒl£%«hÞÐ�hŒÓ#Ðœí`3Ó]&gt;éèsÖÔã¼#ç}•ºmÅOYÈ##<text:tab/>)#i5Ÿ£T�Ì2J—ã×HË<text:line-break/>‡ÿ#„*##Ý�Ù�ž­‰õð™#A_9@ƒßŽ@Â’¾†‚½1_ÙïbB·¥</text:p>
      <text:p text:style-name="P1">Ù¨z#R‚€Ö²#ˆöâUvAV¡Ÿg<text:tab/>&amp;n†Ì2÷æq{î#ñø</text:p>
      <text:p text:style-name="P1">»^üßU €öAêìÝ&lt;##O5Ü,îEC€g;H””úË#˜#�}Ý#Óâ1³ï‡!âSä{©ÜÏÒ�#ÙC¸5ÿ&amp;ºmÊl(æápb#Ê[ì�Ï/#�D%mg[3-Šôm¨#èy†aM¾À+í¨×:‡¥C”Vv62©­æ\n6ŽâÝ(#´|›Ø`ž#›nåñ=”‰1N’Å}ëD-ÿm‚z›Ð]£‹”&lt;É#4ä#[)ž#¤jŽ'ëÍ##�#„ea‘e|Û‡ï§#Í<text:tab/>¾?‰èùÁ�ä`¤0w˜ÄŸ5<text:tab/>rƒWf#ü‡—�Õ½d##Ÿh³h±M##‚"</text:p>
      <text:p text:style-name="P1"/>
      <text:p text:style-name="P1">zu'ç*gâÀ&lt;N)#äÜ<text:line-break/>4¬#2}¤Ì#‘#9¸K×Í™I_˜Yš.Õº½Z®YÂ¸#Ñ�¦5Ï�µ®Ë%ÿ##A�¡g~YC–Ö#tú#!puxðµ›½2Á#¯#Ó#+w=Dp½È;<text:tab/>¤#Y#˜pµ X#¾“ø,BürŽü#˜Þ|�##T²Fç'Â#8a¢#±Ð·�¹Âàªæ–âÿ~n•vtO�Ä‹‰Þü×ÜCh#[#¡#¯ÁÇ#Ô˜(¯#ãqoÆî#ñe#n#</text:p>
      <text:p text:style-name="P1">ðxï##âUK¢øo1ÐØÕD#ó�</text:p>
      <text:p text:style-name="P1">zoÐÒ#=IÒ=�õ¡:õò„#¨´5w&gt;»ê<text:line-break/>ªRŸ¾ñ#ï«�«(‘<text:line-break/>+}Ðï¯KühŠ1Oâ†E."+\ÁÖ�Ë4#Dõ’2#ûe7<text:tab/>&gt;Õ¤€:G#û5ÿ#¶#ë/##ðãX#lÜ0‰FüÜÞø()#Š²�Ûd#"Wé¡CŸ&amp;æ`‰Mïö“#h›#ñ#Z#B#œ^#éØ—ÍÑ##n˜k¢€*RÄ'Åu”Å&lt;cP™”›ò#u2€##d£v##ž#P€§N*L§7²Â3øÓ,#%µ§U‡x&lt;,~nC#ï ·ªãLG#Š°&gt;í•Hj”ã-#G¸ðæ##(Øºì#Ó“#Õ#uTîCro#ˆë.{»#TGÅ�Êñ\o…Ý ¥&lt;RÆae›#w­®ö`4˜ÍPaJ^¬íl (ê#j‹�u,P3„!±<text:line-break/>ß#?€fx._‹øk©#0/#%HÞ¶².Šƒ×#[#qéƒ×�ýÒI#¢„#x-ú,ÚÈ#1SäVÅÉù##Ì*£¥Êû~##\¤a¸58â2†Hö¦¬#š×àãóûfïœñ¿¥Fcöá#îôÁ&lt;ý#�½[G#S#yô(ÒžP/fsËKýAêí¦o€lRéã›Ó¯#™N·�7ª#&amp;À/#]ÁèÄý#ÌëÑ#«°›C#%çâCçn­(%v†+.¶úOÿC­Ôw<text:tab/>’”ß^###ï´Ñ:#ï</text:p>
      <text:p text:style-name="P1">]*¤ñ‘l#V»Ÿ #™ÈrÈŒo##ëÐ#4õ�Q‚Ù\oŽ°ü‹ïYÚ¼#ÿ,Jån#¢#á¼…ˆ#WòùB³V&gt;AuD#(?Å“]ÈGË—cÃ×%ŠÞ#¯ªÓ(:ˆ##G��ÉÉ:êC;#Á{)ñc“U—èk[#M #Œm¦n•Üá“)#�ÆPêP]O?þyba#�áøòÊ×$aúÔgmÎ³1+#ÙÝÄT¯#J<text:line-break/>+‹‘Ï¦Äƒ###{Ö#K¨#­#9#<text:tab/>õøyZ]­`</text:p>
      <text:p text:style-name="P1">¿™##Ì‰¸£™¾%nUŸùTý!.ï</text:p>
      <text:p text:style-name="P1">ÛQ#@Ñ$ŒƒÜEJ##¼#šß#Í#ß<text:tab/>Ð¡#ë2.#Ôz ­Ò&amp;y##?ø€eß ˜&gt;</text:p>
      <text:p text:style-name="P1">#+ú„–&lt;­seÌxE#Žä0ágå</text:p>
      <text:p text:style-name="P1">W\‚šá·‘;½#�n#-*é'#œM^‰<text:line-break/>PG%™Œ4‡^©®p{Á¢|Ù#—WøÏoJÛ®��Ú›ôa#U:îÃÎÔ75Ùñ‹LRÿ1…häwoN’DtJóQüeŸXÎˆqëa´£v�##Lž#V…ÂèÜ</text:p>
      <text:p text:style-name="P1">Ž¤#Øùš…#ËÊdu#ÜpÊ ŸXÕ2N¸xD2Ì½¶ÙÖ�ååƒ#vÆHxG¬%B„£B®rÜà#‘Øäñ¬§æ¤¿—n·gÄ€†E_ŸvD�W&gt;Öé#M»”×’v,Ô$´#ïñ• uHÒöîyÀâå#4N‘{˜rH¦ª3?#MÖE#ÔXkÔÌ£{#Y‘ø‘Z?#‘°ZXÝ#k�Ø©@vN”íYr‰"+#úí±Ö&amp;–³®d+ôœ„¢‡²ºw#‡b´�#¬;ñ#TÓ»(¾„2}·ž¹aˆ°à<text:tab/>f¹Áù5ºæ##�EŸñ¹è?Áyþ</text:p>
      <text:p text:style-name="P1">#QŠ˜ÂM#üÁû#³´"#elë;áöwÜ¸�@*v\CÆh¡#®S«R(ã[æ8#v§H\$r#©%§#*#Hç`…r_‹B#Z®Í„Ô#Š#õ”Ïì~nûÇgà^Wí\š¨#¾À‡‘--Úx¾aø%îÈóá�=Aô!@ô`z#n¥öÔÆ¶vÿQ61ªDtîO—ë�÷º7##Ë–¿],É##šs©¢”rw@Þ�‰¬·°´;#cS3ágd{s§·ŽAÇB¥IR‡"í</text:p>
      <text:p text:style-name="P1">©ý Øa+)™ä#1ÉÒÀÁ›òVÌÍ\Å‰´#.Î§<text:tab/>x0í¡8£F¥3�úæ8#B§#Í­�</text:p>
      <text:p text:style-name="P1">å#Msb‚�Ô+Ð¦¯º/Y#¾â£vVx#;$�#ômÐgHÝúìZófÜGz#é(ì¥#¤·o¨qªa#ŠâŒáºõvt°‹Žò¡S#!ŸwqÖ~Çý$Ë%#%%!Ô¶ØYõa#|·ËUã£Cad<text:tab/>(*'BDln1¡fWO0q|lÞj¦Þ„#˜¼ÛÝ#}J&lt;­ÖþÄk07«#•ü#0#zFÉlT#I6µv+©ÞãÐÌ¹\l„€…±=IkÙO´æOpO¬Ý~AoÍzCôP"äßüÿbÒ§Î#º</text:p>
      <text:p text:style-name="P1">äªYYáÔ#Å?qÒAYOIî&amp;éfWßÛ#ïì³™Ç5«Õ#­V”6W#êôG,8iG`�ºF³8ýÉcs#Éš2ä*p^«#á­<text:tab/>G"&lt;¹xV‚Pû-²ù;¦‚áï'c­Åæ&lt;ê;tyN&amp;®Ò#&lt;Êªó</text:p>
      <text:p text:style-name="P1">#*Ò·¦ŽcÀ@2G&amp;Hÿ#}ûlÏc·ëY#ë<text:tab/>Z#î[#†À‰Xsã2ïì[£É=#µQ9». öïqCÒÉ8`š<text:tab/>h#\i(ÔÆwÛIDX<text:line-break/>ÌÑæ5¢¸'#</text:p>
      <text:p text:style-name="P1">Øòü³(¶9##Ä#¯ Ðº#psÙ¬##ñ¶²ÂÍgµ¼5\#½##â›ÛÂÐzµ–{6n¹Î"{„Ùè,°gÏuF©ó##�#e^ð×<text:tab/>é$#|T?Ïh€—0#ÛHUÓƒm#TI´táÉ#nŒ~h#†[JçÄ”Ð}ø*‚ #§Ì.†mª#šÀ#mS6|ˆ†Ë#~¨‰#ÝÕg¹(ÏW¸™Ã€óòWŽB8$7[6á'ßg¥7¢kfDEöUÆ÷# �#Km]2#DË#GA§’Šô/¡óéäŠ#ðEûŸ#Ó¥òzšï“¾wÇÓ¿~Nðß#P~GßŸÓ_çî…òz¢ü}Òü{C~NÅþMãß'°Ëãú#wÇÚ#îõ|#Tå#Í×OÏÛ_ÍÑ›ã?î|&gt;”O‡èOŸ#qß'a{ù=s~NÐ~~»þA¿›kß'«OÉïKòv_~&gt;ºþ&gt;¿÷Éè.ù=‡÷Áêkñ°�©¾N�~~¶~N�~Džk¾Œ~#u÷áí#ÁºwðûYøz#ðúYø}·ü#Wø}-ü&gt;µÝ×É©o‡cï‡Û«áúâÿ#Ô#ä¤?'A?'Lÿ#µ¿#@ðW#½Û'ô—=Å3šß</text:p>
      <text:p text:style-name="P1">#�.7×d8a<text:line-break/></text:p>
      <text:p text:style-name="P1">YZ#1G#x\~‡ê%×¸ÙËQÕÖÌ#*%™þ{dá#•MT#Ño#R#â[�ì+ž$’fîöm‡õ#'#'—¶”uD@¹bïzÐÅþBá ?ô#xÌðâYñÔaÏ•Gq¤#½Ü²‚úA�ÑÈçˆi+™<text:line-break/>©Áy#ÎƒMß�O#Gh<text:tab/>Ä Òl4ýñ###Å0Š#®/#YBÃzzL½‘#)î;¨º£#6ƒ®õË5¨ruiS(Ø¢³*ÖÉ·üô|–ì8¨ì3á|õóä#}AÏêd-•#@¹p�¢­2EU½ï Çï£äÑ™ø_àÍX"}†éµ-oá_8ñèl˜‰q~WevÏ¸LÜ’y­Q�G’ëHÊ�òÃ•Gj‹�¦žˆ#2ìj!¥‚-s°‘Áü.###å#?#¶Àôß¡§ë�uçeX¼=”0gê~ïgk\#…‹…¯ªënBYúo± vˆá„#%»XnY�×œŒu%ô¦q´¸#­##™õŸ\ç†ÒpF40ü#Tqâq·•ëã\&lt;(#K‘~zÍ#m–µ*† •¶E^Y¿Ö1c</text:p>
      <text:p text:style-name="P1">Ceõ4hœ2Û§#&gt;àkGZU#£�é“W3X 8e~ ,“pöïú�¹wŸ¥4#Ië÷"èó#UxdUt±µ?#¼´Ì&amp;«�o</text:p>
      <text:p text:style-name="P1">ÅåCÆ‹_ñ¸r#¥ÜÒRTþI€¸ô×:##w2ŽÑ‹Àidš¥ZcX–#-wl#p‚[çÅ}oWía.¼ÏOÆ�ÃC<text:tab/>ÞåU#ÿY#Æ�Š©#‹J#½æDz…#�¹7###v�nõ”gìÎÓZ#‹«,ÇûÈ#eá²¥U®Ø¢à#âºü#­##ÃµŸ^àz�Ë^�gTf/v"#ÏˆÓO�n4ôŠÈý.êt#q¸L/®Ü#˜Ø#’F@</text:p>
      <text:p text:style-name="P1">Í¿Â9&gt;‡ò¿�ž#äOY~[jé¸)6#§²Œ²•[ÌÂ�r#&amp;ö#@©TÕêÞº]óB®Çðr~›m#*Ý¼.²¡jåF(Ÿ#(®AMÓ</text:p>
      <text:p text:style-name="P1">î##�ýø¡˜„š#–w?¨Šê¢ˆÃ„QâHû…Œ##ñ¨#ógüƒ¼˜c#Ú(®Í×ÁC~S¤####-R™´†ÒöúV#ÙäÓU#¦<text:line-break/>‰tI#íÔrÞ¬Æ#{&gt;##LÇbãÚ?â�y1q×M•�‘gLÿ#‹F@^€lÛ7±óor4ú#ÔªÌžR–ÍðAáµ©‘AÐþŸA##+^¹Ž#Ö#³¹™•Ò</text:p>
      <text:p text:style-name="P1">ðÜDHÓ7#½å7¡†(Ü©q�‡î##ìnßš&lt;îPð#�# ã#|ñ×##uL×» [n"*'�-©#GùÄ#­!ç#R’1§±¯Á�£·¾afr»ì¾#”#¼###‚czÀy##RfÈÚ#›„—#:@ò†;¸®™nk#\;�&lt;r‚¯¤.##O»ò#‚òà€±¶¬ûsƒÉ‰Ž#àÕÌ#ïäí÷²#½ñÓYùÉô]VQ#"ó¦°k[{aì,)í·ýÀ&lt;#RiÿS‰*§Í#õ‹I,#U¨<text:tab/>˜XN–sÙ–tšUk·1—5g1Ônlì®‹]wÄ]¡ô#å5oä†\ž]’ê÷B#³Ý##Fy#Áµ(žÙ;Óá€<text:line-break/>’^"nùÉDÉaÔ#ÿr&gt;³,2Ô‚à# Œ¾KCšÉ%š\0ƒ“"£_ï&amp;#ø(ø­®Í#—ËåJ#¿™o#Ë´ ;€ê÷„(#0zs97Ò_lÙ#�˜^#v#¢¯4o™uô#°*/ÖB#Í=##]¾z#0dZzo#ôbˆ‘']ðgs#¯*éú[#'#o’ øŠ&gt;#DŒfÏ?»”#0Yq¼Ž/:Ý#d”(¥¾Zöºe2´ØÌ"›Z.@o­P#à™Y3#€k±#<text:line-break/>ËÑ–Fnœ#Hñ[ŒH###!ðšÀªŸ##è;IT¤#å[×##0ýæ`D°xBX¿qŸcþ¼Íät“%Å=Ò6Œ…l|#}ÚóN3h¨ðœCÑ9L!Å…I9Ôeó#iTCÖLåÿ#Mí#</text:p>
      <text:p text:style-name="P1">¯znŸ³2Ö#5#¸o°qÑ|×MqM##<text:tab/>Uß^Â8óGßmžôé$UŠ©.ÕrƒÆ6“Ã·™í°B¬À˜6#ã#%÷e¡#Œ½Úù,ÔÑôãXgïžv#'4#­«@å³%·¸ÒCM_¥�”ÏA�fÄØ*²§ã2£&amp;]@#®`�†Ô¿#æt'ý#”#ys2"&lt;mK å]Y)�™¼\,þ°�ÜýÀ°üáÌ¸‹#¢ˆ0ö¸ÌµàÇºÂScÊw #Ì£[/XB#XúnðÇíÑ#@}�\=an&gt;;Zaêþêwì©1E #Mv5§­~É##ÀNØ¡¿(BèÑ¾ï”#Ú’)«#®%#¶œ¦p¿Œ5¡4#h<text:tab/>œíþŒU4Ÿ%ÍÄÄ^#a“œ-}÷¬#ðøžÃŠ"îc^Ú8Q¾!ŽÛ?í#+ªU3d¶˜ÒÑÐåýuw</text:p>
      <text:p text:style-name="P1">d/ý{�xµ—Øâ#Ä#µ$¬­&gt;Æ@#q,ñsïŒYË¦Fû<text:line-break/>©#öv#ùõÿx€<text:line-break/>z5~‹sýœ-ƒk›#j|^ï#�&gt;Ø®7îE_#»á<text:line-break/>ËÇ¶î#(š5ODŒ&amp;fÉ#mÞÚ¤ö·&lt;'ú¯_ÒüÞ¤�õ#õƒQÿBÚŠ[çT+X‹YÁ</text:p>
      <text:p text:style-name="P1">#•#|BR„"ÆÑÒüÉ#Q½³¸fœD9C#r‰Í#™#F8¸×Ÿÿby#˜Ä™[3˜üßÔDkŸ¦#%œ#·##“ªDê#JB±ùÈH&amp;%PáüË�ã'*Q#Ãnº²{ßÛ×#´K0y|ãÕ‘#5þ�[m¦IPŠ²Iƒí'h®‡ôíò&lt;à#(s½×›#á#²�ÙJ#}î#ß\AyV©#ð3#×xsåo</text:p>
      <text:p text:style-name="P1">Û½Hk€ìòŒ°™G¸½#½GÇª/óë’¡¬Q#½·Nà#<text:line-break/>ÙÐ#{±#PÏµòQ¦�ùVÔÖäÃ–</text:p>
      <text:p text:style-name="P1">ô-Ç</text:p>
      <text:p text:style-name="P1">±¹[qÐzúY%0b#ŠÌ!�ù„b‚#.¸1e»##ÿ#JŠ#[#�¿r‚00°þã#eð@‘xÉ,ô­Ý^ºz¥pÜp#f_Ì±8ØÜ|ÏÔÕÉùO´ú‡g&lt;FÓ‹#4#Y¾À‰#8Ç¬œó‰ã0ãhêŸG&lt;</text:p>
      <text:p text:style-name="P1">Ä5Ý‡ótõ0ÿ#´†9¤OÛ7#A3û²É{Må#</text:p>
      <text:p text:style-name="P1">º•·ÐÃì+d³ù´gÜ7´Î9z#<text:tab/>cæ<text:line-break/>åŽ~ñD®8 °~5ÀNjë»#é…MÃ:Éy¨VöÓ¨èôrÐkÚ£v÷·¿·`xè”¿làá]Ó'0¡m^Ê{�#¸|s‹ÃáíŸq²õsï{UŸÆµ#P´ñHž� {–"X~u9Iî~§Ôqôÿeí~�§é#öõ^�œ|2h9ñÐ(èm(ë%#†ÎLÔV#ùüjZÙÌž)Ç¥°Œz¼“œ:i¯$;–8#Ë‰ma¼o&amp;#É�6ÿ}ƒŸìjJqË3ü™Yw•X¥#ª“Írðsd�#¸\#Ô¢·«É8¹#J#é mÓ\#®÷¸¬ÇŒRŒ#–#ºò©{ØefV�V)iŒ“‡luèÙŠ#¡I#ÿ#±{Í�kì®¢¯<text:line-break/>#1Ä$Ø*#</text:p>
      <text:p text:style-name="P1">#o¥Ò y®‚O„âü”p'_¿PÎr</text:p>
      <text:p text:style-name="P1">á;»a¢Må•ƒÎ*B&lt;FæþÍDK#Í§z÷âÅ6‰`I›Žšô´7c‡#–Á±ê’Iì##3ó«�ý±##õO¹·#a##ÈG’�#@#Ç�oßÂ}×#Èm#á­‚³S‚Ûe˜ó</text:p>
      <text:p text:style-name="P1">€µŒ·#1#uTç åEŽ<text:tab/>ôt¯Ñx«ã¢#OU©4ñ¦##<text:line-break/>‹&amp;a&gt;I;×opæš€uãnÙÈy”E(#qV�#D±*‹oò9PÄ.¯#sŒ›rRùš#\©#¸túGc®'##e¦ÚŠµ#ø€•\¡Ïo#pá-œ#?–L#8#r(�WÓT³)„Ö’</text:p>
      <text:p text:style-name="P1">ÊØ#»\ßÐ»Zç\*½@C0ô�µzv»WáÛ®†Yx‡å{#ík…Ò#¦ Ô<text:line-break/>üÕóH´O˜Ú"ŠÇ^—p;|ð<text:line-break/>×ê~RCïâAý%+0ºƒ#;#?OW©p[0J;oÖŸ#ŠPö1¨7û@hÿVÿ<text:line-break/>Åð\§€ö“'\&lt;#V��'¡O# {ˆ6_üÔ!žm·Æ è.÷Œm½—Øm<text:tab/><text:tab/>;¶#3U-ÿ</text:p>
      <text:p text:style-name="P1">=¸ù)¬søq¼‹�e·ÑÛ5üaê##�eKÌ¾=8³W¨Ï¨�YRÂ=˜iÑBEð“u#fƒ&lt;À#·F#P¹`é#zíü#8mÞÛ,76Q7ôjjSh+¿BaÇ²Ýä#ë¾€s©{ž#¼##jf¿##÷¶Ñ²½¯jV’ˆ^òK##1°Ü)2#iÃ0Õæˆ”¿bå&gt;�Üb†óñs®ß|°Ó�˜Þ[¹`###uƒòŒ#e##Æ‰² #©˜@ÐËíX##¯®M”FeR)#YøWO?#™.#QÒ5As)#4/œœÕ3­FÀø|#O##(ìÚ÷o7##~(»˜]§#ˆ@;¥9#€ºD±@&lt;#l0Ô&gt;-#.d’ãmØ`d1Õ¯ *æ°¶,,¿#¢”ýÒË�ˆsX#¬œ†#œú×Aç#éoj�z¨#h#š#~C‘³#}®“#ï#$�ÊÑåC8…#AÛA=M</text:p>
      <text:p text:style-name="P1">ô"+ËH#”¸ƒ°›$®�üA4Üh»Ì</text:p>
      <text:p text:style-name="P1">Ûœ]…ö�#ÎBàÊÚ½#_üh#E”0×#&amp;#0ÝáÚ#×Æ‚ –?S#T÷;lGƒ=Þ#I°~o¬#ÛCb#®'|àdñ¾PÖô#déYrTýMvK_#t##ršø#Ó±|ÒŸ8ñÙË5�›ß_í0š#�ê#˜roÇ–Ìð</text:p>
      <text:p text:style-name="P1">±_–Bƒ£V·IøžÜ2#´ú÷ÁUáó� #¯gÆ])ë÷6d#Â�8Y«u|èÃÝŽ_M#‹†àJÑW¢ª§#EŒ£�éå#^!ÏNP5#�“bÛ#|-9UÊÌ0C¹š+Í&gt;¸³”Þ`#È¹#OÌGÍ�œ«? <text:tab/>¨#ÿ[“ñtÚ,GH~¬¶Q8Šÿ!øã¢Ó&amp;Pù³Ú«,Vz²ÏÉò¨#‚Õßæd#ƒ€~Þq•ÞÆoŽ#µG¸#v„ÌÀÙ¯õgHP!¸#â¡U#¥%?ÓÁNYGðu#PÖ##�ŒÂ×UØ#\Oi#ˆ&amp;Æ&amp;m3Ãñà¤‚²ü##¬#i~EÖ#4ñ$Œgæ×Éñd�ga#œ4„y±j#²#¯#]#‹ÅM�„7ÈúŠ¥8zWý&gt;E.H¾»@#7âdˆÕíÿnr#</text:p>
      <text:p text:style-name="P1">—³�ð_ïH&gt;öÔÙ£CyÛÁñ</text:p>
      <text:p text:style-name="P1">�–»&lt;1A±� .çÌÏ¡ÜHë_½Rš¿¼[ü"qkWÜ#¹½{º¿Ñ(l#©a©Z#µOH¬Ð•G#Á±K†…2Ê\'|ý¹#Õl‹# ‰#ÆQd`ÚJ#žCû;þÒqë1Ð#r\t¥íR&lt;¸K¿3Ï^ž</text:p>
      <text:p text:style-name="P1">Ôýe¿#yì¯};‰�³ëq«—à¯nè'#P#ôãzk‚ÂI#LQkíA’#„gDªýs#õNÆ#y¹2x¯aØ#ÑÏ�¤Á÷‡#±!E}à3#`6# ˜#8ÝgÁAü¹˜SûiZš•y8#Û#£„&amp;É#Öÿ6}îÞoÔ9m#bª—&amp;é·#¼¶#pF#Ìµ¨ifl{'</text:p>
      <text:p text:style-name="P1">%5úH�_##v€YÙ¿ÕcAƒ_XŽ#O è©Æ3…<text:line-break/>šæ#tk;Ña5u”#�çì##òÇ¦[Þ˜#ÕŒ“~ý##h#¤þìú¶ÏÀKc‚+s•�qæ§@#ÔW’#Ä`¦&amp;#‹“£ ™Òž‹[Ïrª¿FDñâ@#2„È<text:tab/>Ì#ÇP72ð¬&gt;ÿ#lcKã‹&amp;#zÙ›Mñ#kåð`ÔÃ±þöÿS,öP#½p|NZš!ÊKD67`#vÁÜÔ³XõG#ò#œÑ»Ø<text:line-break/>#ŸÕ1u')<text:line-break/>e0ˆ/³z�5Éã¾¤§÷©”:Õ«¿ïS#:®z“*@#º^È#&lt;!É#ÊáŽ#ÆcP&amp;®-³’Öû¢µØU·W#Aˆ#? #=¾‰Ê#™Ù5Ó4­¤\µ#ÎñJN€TNs•Sð¬.ˆ·MupÙÜƒ<text:line-break/>&lt;×U,éI^�i#ÝÌQ#£8ýQ@—øÅa½ªš#²ÁC#V“�Œ†ðåØDÁÀá†_«l×?¯È¹â#„t­œÅ#ÀÄ&amp;Ü«ŒiÂO#Î\Ô¤#Av6&lt;ö„#E£{õPÅ #¶�ÞS##¥”ÆñÆèGWõ</text:p>
      <text:p text:style-name="P1">¿‹#†«#QÄ#²fe#7K##@ð¿W#öøû¶0F¥ãÈ@ä!#�ÆÌ—[ri</text:p>
      <text:p text:style-name="P1">M%z™J#s{ìyÏ‰Zå�#FÏ æ ¥©›`ÈC#6##EDØ<text:tab/>#E#Gð1�‹ÎŽc¸¨!æ#è ©J@¡˜bZVrê#�•ˆôjT9ÿY#BIUÇ—ds(…</text:p>
      <text:p text:style-name="P1">#ðÒ#™"¸zò;#3…ÜWVwn„Œ« #2º#àK]‚äg³ˆ&gt;Ôÿ_#rÆ##&gt;##4Š÷e¢aŒ‹Ú-ÝÇ”_?/;</text:p>
      <text:p text:style-name="P1">“ï¾ª6—âW·ß››z<text:line-break/>TÊyÝú�zXA­ótãÇðÆÔ##-Î&lt;#Ñ#ÙEÐ%B$#<text:line-break/>Y„#‰</text:p>
      <text:p text:style-name="P1">#Ê˜m€?b¡";¸#¯JX0¬]Ú#¨se±­.’#$Oš:sYw:ÏÓÝÒÜùž4¿o`ë##</text:p>
      <text:p text:style-name="P1">yúx¯H’¸4#§ï�ò¨œùüs_‡GêD±bº´Œo#¨##ó.#i#éùÊæÖ)l›ÄGÝßñ”µ™ß¬HK‡<text:line-break/>&amp;¶S#ªÿ)Ý?;·‚­ý&lt;Å‡ tŠëÌ¯Áæz#o&lt;#Fº†“�JéŽÛ#&gt;Ø#dta2</text:p>
      <text:p text:style-name="P1">OfÏ¾ròˆB#n¸“ŒÁË9jšð#~Þ¾Î'öyå]éñ�j11<text:line-break/>#rÇùž.™ay’Ñ‹çÔ¡UÜã³]èyclµ!ºÐ7}Œs¹<text:line-break/>|IN;e§#Â#fäÐ†#oRj_#ý;ëŸ#_H‹VÃx§M¤&lt;jhá;z#cøg#»S~#ñiÐ}]ý“Ül-}ñ‘Fþæ#¨ƒÑ×è‘#U˜Ž½é%›Ë/#e´€s€ŠùÍCfe¾yéÑ<text:tab/>ü#w+V�ž#�âxš”7È¬È#Æ#éóõ#ž….#hñî˜X÷=AÈñ±_�ÔÍ`-ï#êÇrÖµÍ¼­+#ôÆ8[—XÏˆ^œš¥»ò�zû²#¶-#œiYx­3Z¿=#æ\’TF;ÂR¬d`*Çv&lt;# ä&amp;9š¾g^lH~##¤tÛ”l{.cžHju{kÈ2c‰ò#.5&gt;#ÛÏ#kItY}œ&amp;Ü ^ÕÈY§*#‹¾n8U¯I!mjZMQB}ñ˜až¶#¬‡±w0AÄ’/Ó¡<text:line-break/>3î¹Ý�4Å�3Ð«a‘}¦R# Òy×=]<text:tab/>t#EPr³ú¥#e.ªç%q©£#=Òe¿&amp;`r©;©´”eÊ�v#G(é°æ¶¯°#?hýÿL�ÃŒóM[ë€ÿtPÚÎÔ×Ò#â!Þ</text:p>
      <text:p text:style-name="P1">àâT,�_#ÙŠG-DåŸ·ÏVv°�QïÂÆ#^Oh�#ƒæ…Œ¸#™¤˜äxž�*~ÚNW�rþ#¬Ò##QŒï‹ðúGÉX;&amp;#·0Ò|ï#rô¨¹ïùº¨QÛçÈ#wïå¯yH7€®ìÎ…#ýÍ¾N›ìD{ßcK4åå#Z"�#éì~©ï¿MÃó{OSÿ#žÆÝõØÞzëè#þ×›WH“(ˆ5šª#ï¼Z##x0PÈoøM¡�f–F#+„C+Å##š–#¯Õ‡ŸgÎ;?¼‚0»uR4J4³GynµêŸ(w¯##öïV~/ºÑºoT„•+ÏcmÌe��õË^~½§ø#¡2l­°#Ä$</text:p>
      <text:p text:style-name="P1">#µì´†³8cÉ£9<text:line-break/>W�©-ìÕvÐ#o°ó#Ì#Ð ûåi‰óF�ý`Þ0–ô¡z\“ÃD%E·å¥àb\v ú`êÞè†#ûŽÄ§J(¾1yc/ŒøŽ#ç¢#ÿ)6#6<text:tab/>Õ:ÑÍ_Ü)^_E,RÞÆº-³ô#¿#pƒÈ#™ðc‘ª�ßŸ¼›(ÁVAa#dð3#å+#¤À7[ø•@-Ð—#{m(ïÍ«zŠ"³x+µ<text:tab/>#+-}(#DiÃáJÀÏÆ½Åß</text:p>
      <text:p text:style-name="P1">Ò}K#6Šù(íÜœ'ž’ÁPÏ¹—¢BNY•’¶”N#?]Lí_ˆgŒÄ“~3·¬@d#‡¾·´¶#ñÖÓ•òt"†Ž2ÒðWWˆV#7þ#š÷o«8ÛW| –#§DÍ_#šÖ&lt;¡##‰B#»È Ì´ƒ—9¿B¦@ZÕ#7#‘_ÛÅ¼Æ»'ù#Ü¡#�#ÒÆà™+g6Èi##ŒèÓ8À²</text:p>
      <text:p text:style-name="P1">‚#˜Ù#”ú�Måny&amp;#Äàåë+#n</text:p>
      <text:p text:style-name="P1">*ïgLnGEê#ÌJPóV™s#dÓfÖÍ•9ê#wÕ9äXchdÊÉß###å/CJþ¡^.TÌ-%c´˜…#tŒ##yÏCÉ.âãí…N”#»¢ï#lV9n¹&amp;3µ&lt;Q¾Ù#&lt;Œéˆþç{r6�ÿ#ƒ¬0?�]#á«&gt;!Å\1)è4Úû;Ÿd*1ñ#y(„¡ûÓí›s¤#“¹]“-#ÞÙ#‰å°<text:tab/>2ÿ###†›#­6JnÉªFg#R›ÂÏÑ™ð&gt;}ZÇ �s<text:line-break/>ù</text:p>
      <text:p text:style-name="P1">Žä#~÷cÒ#àW#¢²˜6ôF</text:p>
      <text:p text:style-name="P1"><text:s/>^]¹24¾a@\ãÆêÝF¢##u#lÜr*žÞ[r###1#¸!ßæ#@Õ#ÍhQÓ#ôõtXlAF£ÝÜ#dãT[p1a#Ü„KýÜÖ#2Ì<text:tab/>Dt}7(¢Þ#÷nô9</text:p>
      <text:p text:style-name="P1">ÃéË6!I?{&gt;·8Ðp#%³´(*I‡4n�§âÓ¦#Vo:ƒPpMŠ‘~qþ Eú#Ÿ#š¡™‚V#Ãr#êr:7_3Úý#C€Ý¤jRr#¬ÕÙþ„ðËšÊéE“¤F}qlÔÏÚe}#�‹,#=&gt;;€#£â#H~ª•È@#í3ì&gt;÷¢v™š;#&lt;#£”#™óß#¡¹"!#l!5</text:p>
      <text:p text:style-name="P1">íñ&lt;ñÛŸÒ†§¥ôSåŒµè#w#“ÌÇæ¹íe§›³ÇM#ì¾ÖÂûpàD#÷œi#O�ÍCQ^\c_~è[#g#â¦‡Œ<text:line-break/>©ŒBTl#©ÕÊÒšþf#6®ß¬õ ;###üÆ°b!Í8G¹�W,1·R#?¯¡Ð+û#¯iOÖÒ`A±(Ë¾Ž####»Z”hù©­u}³æ65</text:p>
      <text:p text:style-name="P1">JÐñU#8�š"F5å#Ï°U#Ô7«Ý#*ú</text:p>
      <text:p text:style-name="P1">{é#mžáG¥9ìP'Á¼p ´ñ›Âà_r‡qiä‡,6�ìƒúJ#@ª#n¾·+ò#ô(Ó#SÀ’ótcUón#&lt;D‰«†w&lt;4*yƒ#"#“#­B#`´ÁO##ÍŽç#[6!?”9áÕ‘q#cõDZ"L%ì*ïÆÂ#MQ�#²¶Q¬Z��)³#k`Ý#Ó#�ídê­X#† Þp#9P8Rg#‹1�ÐÄžÌ`;9;S„"�^�än®ßj#W÷¿þ7„Ù®ÍõgY*Q[°Þ28ÎMŽ€ë4#¾Ž#z–)#Ž®[##¥®lt=H›ÔÕsëkðˆî‰V#1#r'É#Ð6m‰Ù…ã^Al­Ì�§#Tï#pº£g‚#„ÛŽ#W˜º‹í›rî†3cå£w#Êºª/™y*®L6Ü×Íß¶iP»~úÝ@«—dÔ##æ|@lF.Ý¸°g2Ñko�VpXÆ…<text:line-break/>Øhë£/é—Š¾</text:p>
      <text:p text:style-name="P1">¯#0#"$(/a¸#P¹QJ‹œ0Ð#åûš©ì5#„{Œ#¯]ÃF³xd�ùÅµÉêHçìºì#óÁ#F3Û}«1Á<text:tab/>È™miLÏ¹¤ØÔå##‚˜êû„ØŽGS#Àh¹\ÖÒÊ�BQÿdÒ&amp;•#å¨WŸÎ¡¼×ÍK¬Kßÿ=‹!3à¦��ýgÒñp½v–žÀC#{�'3#ÏE#¤÷QãìJµRÑ”Ü¥KJ+]’#5#•ö¤#¡/#u<text:line-break/>7)ã××#UJªùÖ3#Nðvs#ÊÈð&gt;;HÍd“‡= j†ò#œKQX;è˜sU'ˆËî·�Ì)ùº³í!£µw·Â^™E‹„ÕxÌß#Uc0Mîœ�øƒ˜ë§’Åí™šÉý?žÍJ1’ç\¾ú#³ÀoÒ##í“#ø#X&gt;¢}š �ÆkçH=#aèþÄ#)#š|¿XÏŸ#ç€Ý”§�žgÅç˜šlàwË­Õ�àÀ~#¡'I¤²˜+F­=#X9÷1Ðj°1ƒ##/=pý#Z æ«·¯å?#N¾ºw</text:p>
      <text:p text:style-name="P1">-õú™é˜¶æ4™óV�•#öz\4í#Ã|æ<text:line-break/>[òû*Õóhã“4óø×#n#0œå[FÁ�ªö)Bx«½T³¥1à"ùJv#Å`#„±#9.DŸÃÃ#¼W�,†&gt;Ë#Ç¬¥xþQ##ò_R°'Ìn“åŽ°#âÖ"'nÙK#”ª×é#‚ Ã¯˜~Ï�#ú(Ç#Ýi%¥J'�#lÕÃxégb�„Ñ7äïú�óC9÷#3#66&gt;ï'a#‹‡ÓqœäÏ}äGÙ&gt;ÜÜwl#ß¦µM¡p)}OÂ–«ïÝ·â#{ÌxÎÀÕˆ#0#¢¸y�Š.Â0‹Ã¬0#qköÖtà#¤“´ËÙ*ã]¯›-ÿ[#zž<text:line-break/>çu3_ËßÓ)dû+¸Ê‘v·#×[·ãGO½®E#ì5í´£l&gt;u*=ÖbšZv[ìoäMýöÆ4#©rGµ»›,</text:p>
      <text:p text:style-name="P1">G»zBŠ4<text:tab/>ò#žüŽ#oZÔì$#»œÍ{‚k#9BþZÔíG{B$ÉF�#œm�'v¡õÎ#Åc8½®ÊOH7"çt#gÝ#Ä:õèqn�³½ZšÜ=+<text:line-break/>#t�m�G¿Å#æ��¥^7Ù#—2öóïè�w3×We#jôŸ#x^«gà{Å.ßÀ&gt;ˆŽ™ŠÜ•#OŒº"¶Hë¿×._{˜ŸÚ×€]µ&amp;›ºã+dò#L…™©Û#s;IÁ¡Ê-ö€Év‡m#K!Û¤ÙÑçø’NÛe#{(9ð#ÀºfñRe¨—Ç±¸#ôS1]±¢ÐE}�Gà#Û#„0ŸÚÝü�@ºÈYÀ#D±¢H�ûŠd3DÍÕó?h[žŽ”¬žwÄâß§ü</text:p>
      <text:p text:style-name="P1">S˜ËüªÚë µ#~ˆ�ÇT@##ä…ù‚&gt;###™Ë##vXnÅQÎÛý<text:tab/>2\’ùT sÂ2÷U#…•“R‰(�»£8”?GÇD)#@W#’îýÖçÃ&gt;’‰¸•øèg¯Iœ5Ò®† mlç™ÑY,ˆ„ª*m´ë¤sB(ÐZ”Ç~ì#xƒwU#%#0„#:#ÈUý###Tz#�B4ù„#…4¦5&amp;L6Å#</text:p>
      <text:p text:style-name="P1">â»³åS8N)JÃ</text:p>
      <text:p text:style-name="P1">F¹ô‚Ü9�*:˜Þc xò×aå]#»#ŽtW�“xÄ�#«�ÝedQPÇ#ìÀ#pþ6 #œupŒ¶“8àÛÅF€Ãi*è%Ú#e#ŽÙØ³ÞÈ #,ò÷$‚17=?¨Ç</text:p>
      <text:p text:style-name="P1">ß7Â»Í<text:tab/>¼XÌn#+2’Øò#¢þ‰ÁÏK•@bxQ¬#Ñ•¸™û_°#XW##ß#Ž©Ëò½2GMŠ’¯½zˆÕrö}X9ì`iñu#3Ý“</text:p>
      <text:p text:style-name="P1">â#y»#Öî€s‰�‹‚(####±#í#›9X\”¦�ÕùÊxß×y#H7±ƒy##‡###ÇÓ#�vQ¹ÛK›øø½Ó|à</text:p>
      <text:p text:style-name="P1">r‚—Í"~RÔÊ$‚¼UÕ�‰#<text:tab/>#¹�•ô#‹#'ì¢éñt„6-“</text:p>
      <text:p text:style-name="P1">Qý—2¨¾ÕÙ#í_#?jÏ5#Øø7@f#*n¿:½°Ú[ãH<text:tab/>¾(#‰·íƒ�T½®²wÏ#n9‰Õ&lt;</text:p>
      <text:p text:style-name="P1">‡àÝ=»z7ë!×[VY#9ôÏ#ï,å-zB6D®E„×J#‹ßD{„<text:line-break/>1õ4�%S'ÇjÐçÌænÎ8±E»#«µíñ GVi-Ä]</text:p>
      <text:p text:style-name="P1">×}ÌiQ]iD ##f4í²o#†˜Ø§#üõP6{+<text:line-break/>t¦8£Œr_‡FÝŒlµSŽ(¸¿”Õ\éRý2#ÿ#æà#çY™œÿ#…š°(±#÷nhõ&lt;�#Ð=@Sl˜4#Í·#Aª¯�gâØ#{]™¯#p´8³öa®ôè�{�U÷V@#Qhl§#ûØ# ¢Ÿ#6éMˆ’#ö#&lt;:p#09øÆi;#ßª»±Mp‹</text:p>
      <text:p text:style-name="P1">ëÐªeÇ‚¼$ÊÅN‡pìB®ÜÍJ#’}#Þd¼y‰µM{Bí×ÿu</text:p>
      <text:p text:style-name="P1">#L#Ú8Â"3—­«¬@5&gt;]¬#�F÷#ÙÅ±Ì*3bè<text:tab/>t²åŠ³!G�#üÖïÀ’ýÆ#ÝÕ�ß]ÙÖñal1#FÑ#Wl#ñ³�8Ÿ2.�¦ÑïãåW </text:p>
      <text:p text:style-name="P1">`kÆ÷#„Rw˜_•{.U¥Û2ç¯†¥j´¢ÿ/�uPMÈCï[çÁ,ÅÑdP6â�y½4#å½Œû¨ƒP’pL&lt;ô®</text:p>
      <text:p text:style-name="P1">™#ˆŽ™#é#N’#l'„#ºMCË#NB·'<text:tab/>(Ù#§jJ÷/Ñ^H¼¹çöß#�åB„,ª#áÓúèDzŠÒb}9…\åD#FhÈOÙÃ.†#Ø˜¢žÎŠ¤¦ÈÍZb¿Å„#I‘ea#O(å©�[qŽ#%ú1uuð#ÐÒN:uóÆìz‚&amp;û6ôhÉi#ïæ–e&gt;ƒî“æ­ú´O:nHªaô#MŸ�«Ïü<text:tab/>#<text:tab/>mÓ“#ëÈruc¸�Å#5û`ý£†~+#»°”ˆ%�,2îm˜¼èä€4!©8##-0¦Óm¹óÄ»æ?#‡2#¤#K ØD?›-ÙÊ�]#š.³#6#zÇm¦C¡ŒI4°N</text:p>
      <text:p text:style-name="P1">•Ð!Ë�#P¿³ûy#þ? á—ÉX¿‡ûM##š#Ä?RÍ$"Gp#<text:line-break/>Ç¸wšxê\!®x,¦%àhðÉ•#©ÉÏ‰¯€ñ&amp;";”™Žmñ<text:tab/>”©Þô±‚"…u&lt;áåJ©=ž�dBÛÆ'#ÕP##Ä1;Ç#.#HÏ^L¸"#waz#::‘Â0####</text:p>
      <text:p text:style-name="P1">Š#LKìš²cÚk×£/+…£H#±ò”,ñ$ÒØËboç•�éHKà=}#î|–UA#�çãá½ôwlìß@#…]¤*í@ƒ÷<text:line-break/>Á`fìxÃŠ Ô‘)ð§Bš³</text:p>
      <text:p text:style-name="P1">CÌ#&lt;i^5Xí=™ÓIÅ&gt;æâ)æóS#q•ïÀ!{eí±Ëm‡0VV87‡¬Óµ¸¹2B8$³†géan¾¾‰x²{×LXÿ3:¼N#IØ3R‹‚È”þâ±—$(¾í5™³##×u»µní´u#Û#(3ªKý~ÂnÅw©Â</text:p>
      <text:p text:style-name="P1">Ô0f(âÔ+:€æšÜS,l‚[-Ü&lt;œº«Fg#Xù_p*'#�çrÇ·##Õû8lAÐÏ¼\\ã#7c¸‡]Œ`ÅÉ¬·#Èg+#Êò²ÓÿQ‡´#¥ŸjÔFQ/à{ñÚ«VöÌª;1#A#r†ÖòAõÓW##ø#*Í#á#GC)ÍeÔÞƒ�„#aó—‰~Wµ#÷]!#Öî˜ù*š&gt;SŒ#áKåÞ^zam¸Tr&gt;°Ræ„éV÷ÇL¤Î†Ð`7B#œÊ5"#@e¥Ty¯øÖ#Ë#òÏ\Æm„"�†ý¼Ë#D®#MùÞžB9LÌ?#Z#ºB#Vy‘¤Ñ?œ2?¨~+6Vèl0g7´ÞÄ²#Œ+$$##î�#HSO^ƒ#Ô€‘H¶¡#¾3î #\( rVCüXAª3°A¬Oú&lt;b÷ý#LE'#Ã#®Ú#G²^5µwþ3h#\„n</text:p>
      <text:p text:style-name="P1">Úñ¾&lt;ÝÎR##W³#¡êƒÃ#ÈAõJ1#e</text:p>
      <text:p text:style-name="P1">V##‹äð##Xd#�Ñí?v#F%œ##5ùCÙàï#½�„�ñ#¤ák<text:line-break/>äAx�-v#BI¯Ø“7#û;s%ÚHD.PÉm&lt;[‡RÍõS6ÞìhM=#ƒ´+&amp;€ðÛ—#Ù#±ìosz„Ù ô&lt;=´Ï§</text:p>
      <text:p text:style-name="P1">Yˆo¹Wºÿo#oÝ�<text:line-break/>%o<text:line-break/>¯x¥’I¤&gt;ïhƒ’)¤¹†z™l#ˆ›b–ê›Ë##¯ƒ<text:line-break/>m©Œi¥A°­0j„#¤•„:„#q¤’Ó<text:tab/>#Ñ</text:p>
      <text:p text:style-name="P1">¹EÑ‚ñO—5Ê#Oâ¶Ö³S#+ç#U;o#5é·</text:p>
      <text:p text:style-name="P1">wÞ×¢�ð<text:tab/>À6€o#X#×&amp;n&lt;E%™ù#…#Õ/`ÿ#ÊÚ!#Œ…7#¢.û�‰Æwé¹Ç]ó}vKÓ#‹ê{#,h@Ê Ý·å·¤œ•íð#Ø#’w<text:line-break/>ý#±±7#$##(ÄÿE{Ô#±¶óÄZCÂ‡#}w#^`!#„È#ó€ç2æÅøPkÉ;7#l#Ï#vUJ6�ÿY&amp;é§UãB#j#J¯ˆß#í‰Ó†!™?Áu#ø.iOi;¢v¤#eçïÄU#f‘V#éÂšõ¾…=ÔÉxcµ@#&gt;@bàj´¼¼eõÐ0˜Q#G#ˆä`£+ý¸#´(Y"##w•2#Õq{î#ýAU^U�Ë7ìÊ�#ƒØ</text:p>
      <text:p text:style-name="P1">œÈ|#À•l=##Š°¦|#°Š(#FU#!“PÐŸ¹Êâý«#M¿�Ww6áÐÝÎ&lt;æã##Ž#Éë´ë<text:line-break/>#r\#èÔ¡Î,.až#ñz&lt;�#O#§õºzUÎÅ,H7#éQfÃmz#Å�·^…d›èdž/ËU��L÷^Þ¡†ØZ8µê•`OõN´–“ð</text:p>
      <text:p text:style-name="P1">=#È_Ï’</text:p>
      <text:p text:style-name="P1">ô</text:p>
      <text:p text:style-name="P1">#¸#</text:p>
      <text:p text:style-name="P1">#šNi†ÓÒƒòƒõkäÃ2¸Ø#¤•#ÑôDvÝÔ:)£#Av#Æaë#e2˜KQ#"ñ####ÀÝ¯aNé“2#KÝ™rhl\iGŠDü;###T#vÐy9ÆÏÜ&amp;ü"æ##`¶##ô¯“Nq©ûbv^:‰94GvA&gt;%##IV#®�¤7#&amp;­ªˆ#IÀ<text:line-break/>8a¢óPW[ðþa¨#*ÍL4ó©íÅb›À·ÿ@Ž)•‰jÍ�æÄ¶ˆ#ìîÃ�y�å#¶®@âìAt#eæÛlL´ï½€6#v#Çõ#æÎ&lt;üçm¹é«Ñß|S\ å#r#¥#;ÿ{*B#É6ç1 \ôÏ‡</text:p>
      <text:p text:style-name="P1">*!#»-%Êjb#÷Dá(÷¢…e”Á¨:ŠwC9ûÔzªå³##Gÿþ°T©ùxR¯À#ã#Z(#ÇÚï-Ìãhµªu+Œ‰O÷&amp;t½l#8×ªf=ƒ˜&lt;, –l„¬Z#üc•Þ#­.�nä°#êžH[<text:line-break/>¬5‘ÌÄû¸!#v�²w#]X·OL)%#å¸‚ˆÈ{jÏ²Sö½×Ç##õ!¿À¹ƒŒHÎ…æ#nÊÉ(=–ä#bç×Žn�É,</text:p>
      <text:p text:style-name="P1">#À—øŠ÷ï9½¾�ÃLô©¨˜</text:p>
      <text:p text:style-name="P1">Eº.‹ EÃk«q2ûkB6æ_hZÐ_A™á“²áÊº¶U+îA#æ#/ÊIp&gt;Fñ*cë%…6ÉÄd°Ì##q•oÎ##ƒ#ý%û#9·ð±Œò‰u`3â» ÈLó)Ü½#�m×w|ù„7ºÏD##§•RNìÞ ‹™¶¹`+™ –l¯œå±Å¶#¥ªMyý¨Lyb‘MÊ‚¯þá…Y)k)Û ,b+·Q#4¨'#øz—Ñ¨_qÂÙáƒ‰!HbŽ#÷#Y9¿Aèµ˜Ã—ãQ#Â72w&lt;Ë##ì##B{?@#®�$¦|w˜óE^-K«¯#ºxÃ#þ)b'Ò¥²Q#Aí#ø÷\Ÿ#c•ˆ##/×&gt;r#\NôWh##‹&gt;¯#Fp|l2 Ûø#ü Ò…»‘Ó9&amp;&lt;™”÷#j*F<text:tab/>†rÙ&lt;îc###Om#�žS#</text:p>
      <text:p text:style-name="P1">qsÄ{zÑñÚPR�Óp4#"vƒqáu2�Ø/�S#€ñK‚#Ó¾#)í#rx©ØÝ£¶###¿a£™•<text:tab/>ç#ÈÑRP¥ŠSñÅ¼‡1#�6Ÿ¡£v%##øÒÖÈÓ#¢Á# #†Y#â##&lt;#P1cI<text:tab/>8#w^ÑÑ×#†�þ�[e¿�#Ò#ð�##9œÉFÉÿ1mÀ#ù#R#ÈÚ)¦#7</text:p>
      <text:p text:style-name="P1">Á#¥d¾…±#›jÛêõ£D¥###þÑ±¦PÏ#P#¶8�#?ïÇLà€#|a#¹#(Ô#õM«õ8„�j°Ã#ä#Ûè_#ùU“^g#6ëµ#x©Ú#é#\~ØÃ#¬—*—�cì.vk†²ÈY/#\ý4i6â#}!=b.+�›#•m£#|Z–$B4üJñL:#x#›ª…iÍ£j‚Ø­&lt;#¹èËÃ½$ñÌp¹QË#Å‡2œ7t\#e4#½ÁP$#¨¡\ƒhcÐg5#òndq#Údä Š.¿[ØL#0SÓ`‚lvæcD•ÝCý'¡^�wâg#ºj�°�##ÚÐ#¦¤#…##Ná—;Vìb´HGû{YzGX‡¢(¯äoE£m¸‚###¬ß</text:p>
      <text:p text:style-name="P1">lß#®&amp;�gùšîHäœ#ÝÀ§‰k†ìg$ödõzeÞ‹hˆ;n##-÷“##¸+åŠ</text:p>
      <text:p text:style-name="P1">w#÷#Åì#òËÛ#1p½•eË{ÛÒ¬¯#æÿ</text:p>
      <text:p text:style-name="P1">Å&amp;#ú</text:p>
      <text:p text:style-name="P1">™õ###ü¯³\ßÑé¿E#íŠF#2®¯#8Í6‘ÜãÓæú]#�M§ÿ#gë™rËÑÙnÎ_Ÿ¨L§üOCñ}MÏÏÓ<text:tab/>#&lt;X•SâÑì¦2zMÓ#©#ÞˆFŽ*#Ê9�þx¿ß*Žjne5gß#àF"zÿ&gt;ÎÇ#²máE¨4i‹p<text:tab/>¤/ñ#¡ˆvš</text:p>
      <text:p text:style-name="P1">Q</text:p>
      <text:p text:style-name="P1">P</text:p>
      <text:p text:style-name="P1">UŒÁ*kñï9#\c^ÈR###Aé¦–"Ï¾j ÚFQæ#rVì#B¿”c%Ãý|á(`#^Ü#©à$#}à‹H!lUY]##±‰é}^Ç#ò#5€½Ðæ¿·|Ô#¾€—S‚&gt;nŠVïÃàz2##èªï«Uâmðk°áá¼#n3Ý]£8Å�&amp;U»üM-öœQó­[#‡fçÅâÌA6äãª#´±)�l—»H 3qã)V</text:p>
      <text:p text:style-name="P1">™@Éþ�Š³#±Z·€(âÀ1EíÏïü.ð¸´‰4#$ª#Ú9Ñá‹ÝF|E\¸è#7#•##´È&lt;å5ÿ4bs"¤|ì#ªÓ�##Y,ª (<text:tab/>Þu#]¡Òõ¶ù‰&amp;t#ßDûî*b2ùK¸öfXªÓ</text:p>
      <text:p text:style-name="P1">O<text:tab/>ôbY¿O##%RøÊHwè#Xõh#Z#7&gt;‹³ìû#ø…L�fÍ6êáŠÅ\—Êˆ#� tFË&gt;b„#YÚv¶pw#´íT#Ý#$#óžX#£gIÈ$�Ôõ5š¬?»7É²&lt;éçO�6X¡Ó<text:tab/>ä6OêË7 Îò¿{##Ì&amp;Zœ»aÞa‰©³×q›##T<text:line-break/>­é�“´ˆõe¾x#_@qr�cýk</text:p>
      <text:p text:style-name="P1">%À[¨#ï¢#ÉP™L÷0</text:p>
      <text:p text:style-name="P1">xÀ÷‹»»NM^.”ú#PãóF<text:line-break/>¼T®Æ”ì±ã³@ÑïÞæV###õm´äˆà&gt;¬üžòá##±e«Ó´D…Ÿ2J#L‘#³BBN#{€Ý¬éÀÔ¿Xdv¨€`éªìÈûnŸP<text:line-break/>Õ#!Ö•Š¾@@ÇM[?R×#3#ÖòÛ?áÿfˆ9#SË+#ªïÊçßuˆc÷Kƒ9O‘-Ïõ€²˜´‡Õ�¬¸##ùSíèuÒŠ]ÀÂ0)áÖZ¸×#¡#âåŸ¦å ##îç33#[#-#Í1±#÷ÀƒsÀÅ£#³€NBßô#S‘tÐá#<text:line-break/>#sR¿?ÒÉîN’Ú¿q�M@bÔ€¥Çï#®Y…1›4‰tâÆÙfb^gpü¥©î¾x…âP[Â$�XÁçNç&amp;#ä`ùã,+`.nåÚ’ªÑä#‚m#—oþ€=êy„š‡edÆÿ^Ä˜#ñ”–Y°±D0J#êzÈ‚v#vþñ##Ût\Óûžô—^™|ßæ°w¶ˆXÿ#ÒŸI�gÉÔ«#</text:p>
      <text:p text:style-name="P1">W=îE&amp;àøu#ˆ·™jÍ7Þý€²õ6Í¨I¿ò#üF'D#Î{ö~Y<text:tab/>ÓØà‘õ¥ÏP#,ÝÜªÙfžò—â¥ç$±hv#^‹Âq^#Ó)búºúÐüc¿¢1#€,ªA#æA6ê°:Ôlæ:Å</text:p>
      <text:p text:style-name="P1">%Öí³:7L</text:p>
      <text:p text:style-name="P1">á##êº»'mcc#Ó#=é(ä,ö~J#QóZ#5°÷Ïá"SÍG€+#(Ð(el†¹#?ú…|ð¡|]•ø#kÙëÏÉ&amp;Ü•ôhým+LÈç/â#2s™'!^K#Û(cšdŒe*#Ú#AorsyLúvÆŽˆÐ€ÊôHL™_º£Å0=�4ÿ`:%÷0××ªK†±ãŽHã�4®È<text:tab/>œp<text:line-break/>Ïü@íÍEŠ¨ìlC#,hòÙ¯{Îöhò#Š�#oL\#±d…ÞWMÖT§˜ôˆì#'ç”q#ÚÖÞ#új{xß›Ç”–ä¾w#f6–ì#;u#žøR¬Â%CfnZøw;Zê#‘ärq¿e®íôè¬³‰a’_rJJqkÃoä#Ä#Š�Z†Ú#l3ÜmurK#Ûw‚7:_Ä;ûR<text:tab/>I#¹PC_‰n‘—Døš„%<text:line-break/>Ý#X]ñ‡aàËæïÆ#ýñ|##A`Íì„óÔÖz-±-£ÊÎ#7#�È#ÉHJ#*»ƒ<text:line-break/>ƒ#&amp;ùò#Šd_3—%n=f¤!½#[.&amp;í{(ã´].iÂ#Œï&gt;#Ëv ÷ýÒJ’ß#õÓ;6hì¼èJ�¢{BNÐÅ­zç3#4ã¸æ¼ÿIÕÿ5#»=k#<text:line-break/> 7”;œ#‘Ùp½d.&gt;‡#Ø¼í#¿îIäÀo’åŠë#(i‘ÿN4#õ”äÐCùÐ#�#¶Þ˜~Ö##!Ê#ù6³…ÜN#3#Ö»z»Baªé<text:line-break/>†]þ‚nº\Y¨Ô•¤Î÷Ð‰£’h€TÓë#T�#™ÐÛ.VVÕ”­I‡CŠ#ê«F¿†#·#ÛYrüa9#Ã6Ÿ##W]xÝ##&gt;›#s@ù# àö°Ú#�â#Þ» `CnØAÕÈWà2Aøå­E„¦`Ïê”#³/Ü£òÓU</text:p>
      <text:p text:style-name="P1">'I°~pø# #?¨G?“ÅB§†›V#ø£©#îúM#Yæ�^Ì�fâ£ðèÏŸ~&gt;&amp;ì¢ÚIà'x@±��÷«R</text:p>
      <text:p text:style-name="P1">ç€g„þùr_Ô##@ú¿²E## º%G#°¤$#qR</text:p>
      <text:p text:style-name="P1">ëYùš³�#}3?J€×Q´Ñ!ÂÔ—–Ÿ§È�ó#PÊÈ(X½#Ð|**n½–Š¢‘ÐiÔ\Œ¤#M‰�càHd<text:tab/>#™;²4]ÐÅrm|/¦û#»›»_##Mïâ6³·ÂK�1Yï#ðS8,å&gt;®,øëwÂftõô#à­ÖM‚¡`ÕÑ÷šš#/&amp;DÉvoý:‡*—¯rtDÔ</text:p>
      <text:p text:style-name="P1">A‚Ù&gt;œI¨–¨ÿ#ƒ@cœ##bÙx¨ÎÜt?bõ#’Kò#«•æ¹†#Hý»gJŒ#£##Œù$ýË�ïÊ•ý#ÍZbŸ÷cg#šÔŽ®êÆ#IüÁã#^R¾y“ö�H“w·ð3ÇX­Gu4¤?³bÜ#i85õ|…‹%¿ÃÇÚ'T0U�Èó%Ä¥Å€q</text:p>
      <text:p text:style-name="P1">ÛãÌ\.Š–�#â£{R#f˜­ãe”¥7Ÿýqâzj#üÊ»˜E#/s<text:line-break/>c#µú#šÔ#ÒÕ</text:p>
      <text:p text:style-name="P1">GÏ{ Jè#Ð#è®ñ×Æ1FhŽñ‚t…UJ8hð</text:p>
      <text:p text:style-name="P1">äí[2®t)nä7#›ÍÊ#"Œß“5‹áxÃÎ´WÆ$¯´#%&amp;’<text:tab/>0#‹¯#Ûõð¼W1#=dÜd&gt;¥eX¡-­$W#dZRcýŠhLjãco°”œÔ#6B#K1ƒK&lt;ë‰#t#ö2<text:line-break/>§##ò#¹&gt;–u4½ŸÓlàíÁ #�7É:öú,#À–æ­Ûí#ÿ‹®’'#ì£æå#àZQÌ<text:tab/>º</text:p>
      <text:p text:style-name="P1">Ëm#!E#‘Ô‘t û”¸à#HUxQÿ~«a½#ìúd#€Û[#-Ó#ÏH#©lØ#ìû#Ñ‚#�€#Š#~<text:tab/>}ëÍ±X<text:tab/>K#«ƒüê 2Ër‚¿˜™Œ¡ëÏ?7ì#lÞÕÛpÝd#öå²{_ÿ$^R­µ—rFáC~¦Øþ¨&lt;Ž#ëSðLsà‹!7Kãe</text:p>
      <text:p text:style-name="P1">#[íùd”Gç}‡t@SÈÁœ#Û‹¤Ø&gt;4zN#¸u<text:tab/>ÅGþ.op’<text:tab/>#?íº´oÁúœ<text:tab/>#fÀ1#‹‰ó#šJ˜‹óP#ûv#�Ò’×#«Å=(##¡Ä–#„|Â§g„9â‘÷7yøü¨˜&gt;ë?•&lt;8äãòï•v×&gt;?¬€ó¿Íœ#¾îTiù¯,l#Y�y<text:tab/>÷RÕv###þ»h:†O€¤¸5¾+y#ËÇ”³}#þ"¥ß}ëF‚§#‹†6eU&amp;Ä%@äÔœkÎ_ê«'…p©À}™"^ÏÎ&amp;îKä«#z5²7</text:p>
      <text:p text:style-name="P1">,ž™•#.¤øÂ=t#Ú€E`#ÝãÑeÜçñA-&amp;¥“†•âù#Ñkì×&gt;xQ#ƒ²N(Cßö™"ƒÞØO#ã…n™­#Z†f&gt;¸-qo&amp;ö·Ô©#³¦#&amp;™Ú#Ù+Œ’±Eí%#"Û_r‘¡I5—#hì4C#å#íÑWD÷»þ€#Õ=‚0'ÚÇú„5Gÿ^™ÅUu[ùú#Ë5;wËšëã›š¤­’#iØ!'##M</text:p>
      <text:p text:style-name="P1">¶’Å~6u#bGu´:^ÛÖ#Ú##9m²ÒÈÑ7PÍ#¤KÝ@:#ô‚–â¢b©® �›ãœ&gt;–‰Åua=Ûé#$3ªj™@)üê®#¶©“q®,ó™§&amp;<text:line-break/>&amp;¿™+õ# «¾hÁP (e#´Í»#A¨��#?º‚ÚnbÑvfË/ÓòŽW¾of#&lt;�ÉÕ}ºt#©¦ûoÏÚã#ø™6é$ªŒ#ŠîqÉÁ2#×Zþ!h~ýÄG:€Òh¿.##s</text:p>
      <text:p text:style-name="P1">\# Zï›Wƒ_«Øh©/ÀÔÎÝê“Û*Åq-4‹°½E�m#ÌnU×«ŠçMñÍ#!iGäIŸ‹²¿EËùü¬Yã;#?ã)à&gt;mª¢¹}#z›�#pÍ#&lt;Fæ'³GÚ#¥\�#¡J!ã¥“#„ÙØâá##EáH¥�7T#5Rø#ÔÒó7#ª=­g+zpx‡#Ü¤Í##S#�Œ‚šç5V##êf¼|½9¡CÇ</text:p>
      <text:p text:style-name="P1">Øš&lt;Âb#G«gQ¢'Öô)JOÄ#}‹$ÙÔÄë”ò#ö7Í#Áßeyâ�/QÅ�¹à#“–9##×#oõÓ›þ#Pž{¯eá¦ªö²fuô&amp;Z‡#[ª 4€R&gt;6åd–ñµG¤š#~–»´’èÜé}‚�ç×|á&lt;U&gt;Û_~fs£XFr#ÄýÕ®�###<text:tab/><text:tab/>“#&amp;w#è[ØØ¸mÈ·Ž=X†EìN</text:p>
      <text:p text:style-name="P1">¬Ð‘'Nÿ&lt;b°óíã#?3%�Uõ#"Ý#i¢Lñ</text:p>
      <text:p text:style-name="P1">"Ÿa‹Ô#h^A”Ô¾9è¬–»�‚;Õ‹Òºãå¾ #^ð=±3A=ö"T‘Å#šù³B%x{^ï&gt;ó~##wG2PKÿLëæC##ÇŠ%\»p#â²Ó¸2JÃ#Ä#’î±ñØ#éöM9#z—Ë×zçÅ¢€þÏ®÷)qM##£û»Qe‡–k·#õåÝy¼@d½ ŒÃ±—aiÒeXíæP²­^'#ëØ8#æ$Áž#z2ëÈ#2p¶z##ƒaŠ�…AÞË€#ÉãûW4<text:tab/>nº™ ä’+Åé‡!9ƒfô³À%JÙ�®Á#‹°#¥!W#”a’ïUÝ&gt;�#ÁÄ¸l##&amp;‹}Y}#óË„#Q£zçÈuQdÈg«#üDµ åöªÜe¢°)æs†×Q2#Q®ˆL`#ó½r•ð"øë�öö…# _«é´L{ÁcîK&gt;÷ÄÍÏ«<text:tab/>:ÄúÝ#\H„èä˜#‰k‰LïÒ™c€{�ø1#rð#Ï#ðôNÛ_¤öÅ#Éù°rÂÎ“ô8úa•08»¶0nSURËOeûEÓ2”‘ìÂÜ##å³M##·$N¯¤{LU#¦!ì. Ø#Ý½#2Bä#×§</text:p>
      <text:p text:style-name="P1">lvð£Ñb</text:p>
      <text:p text:style-name="P1">­Âô-•H^ú«;Ð�7jd›#ÂJµxºv_Üÿ€×5&lt;õÈ¤=Sv</text:p>
      <text:p text:style-name="P1">#4pviøªCJ#ÐÃ·í#8ð¨ŸÖ‰\¡oh#a®kûÌ5r@D˜¬øÚ¶ã©#‡èm#ä#?Q#"Å€," ¹éç¥´-#Á¦¦×ˆÂ¤±lœ(ÒméhÐ¼=8Lq#êÙHOäÁ¨QŠÄ£I­¨Þ#�U+ƒ&lt;#Ò›!#ù#ì¬¬‡#€YBWüFÌ2Èëæüï·&amp;×em‰;Æ ¥"d9:#GÜŠ«¥ÙÕÙÕ�J?ˆ¨Ô›#˜~@L##‘H~ì C—À–}sH%b##�¸ËjÛ�ã»Ò Uˆt×T€�#¢hþþ­Ó</text:p>
      <text:p text:style-name="P1">@Jc»3¼þRN‘j;¯.=ˆµg¾CÞY‰¾<text:line-break/>x3y.#ïÛè#?µï©Á¸õÂtqÍ~¯9î¡wbzX,ØÅYSùœß)3)þc´‘±Pþï+),QÞ#gNìÞ‚n˜ðâÆ�ðæuú#�86cÝuÁ#¡V{™#<text:tab/>�{#¸#?í#•õâ½x¬4œœÒjD‚©#K¾¤Q�#Ë‡F¡�Í[=nùû!a¿5#”,#˜ÁgJµ¼î#(’éMÛy"êgŽsŠ‡#ºœëÐ´Ýñˆf%IÁ#Ù³|ƒ¤#¤###íxRp<text:line-break/>##¦</text:p>
      <text:p text:style-name="P1">A¸Äæ#nÈí {âkÏ}»#™##nIå—ñ9P#“š#ñ:Ç­ÆPD)ÖwOÕXNn�uÒ‘*º˜#ßÀþ*S÷6[þh#p™Be#ÕàÊOËõ™2#díÉŒ#IÁß</text:p>
      <text:p text:style-name="P1">dÞ#0W½6�s§rVÎKµ5�Í»#éçn¦£‚C-L¯[Ï²ˆÆÞì#ò³•!^5˜Êx5ƒ</text:p>
      <text:p text:style-name="P1">ì#HÉ#ª#Z¯›´Š:ó#ú�£òÒ#¡ë#›]#³ey¾¨#ŸLÝË_&lt;Ñ#(9xÄÝ+ë¶t’ÅÏ5¸.FòÖ'»#ÞøEŠšž÷@*Ýª”ÛS<text:line-break/>î¡ë¬#´</text:p>
      <text:p text:style-name="P1">5#Æn´E½mŠõ¤°ÌaU-#"É#ïë}<text:tab/>ït</text:p>
      <text:p text:style-name="P1">ë˜Á�š³#ö`&amp;ÈAîÜ_à·‰#å¨Õ/ïÞ<text:tab/>#Éú})¬a#‹ªÿ#šª=#±ÕvƒÄÊcÔ�ì^#ì.)ÀÇöåÀåÎ&amp;Æ~´ïs˜w%P8ˆ#·M0Ú-ð'DâàÛºa°#åA°‰#¹Õ#ø[«9?# kŒŸÇþ€þ•ë<text:tab/>J±/£)4?¤<text:line-break/>ºØ¸qewÏüEÒ#Øu¿ôAoÕ¸ûMFbš=üdF#„C*,{�¸Çk#Û¥#¬?Žÿ%!çÂ”a;aÆ-\Ýe(3p+Ãke#ø #qèaA6<text:tab/>GŠF½ÿ!öâR/#(#*Ðš#—&gt;5zÈé#!‹—È#<text:tab/>™ZÔZÿ9ö’Z¯ûP”Ãöå#ü³§2å€øY&gt;‡<text:line-break/>=ü¢â¬·UY#kkq©l\õÑ#ç‡�P#<text:tab/>ÊÔ#­##…#h³ŸðbÐøH+#UÎ·*LéyŽ#ÿwÕöŽx(nOv#)Ù÷1�k‚àÈ,õX</text:p>
      <text:p text:style-name="P1">á)­##ˆÍ&lt; Zã#ƒKÌªÿkä$9]#s�¦»=­#4—û8°)Ïp/ª#¯#º#ñ)�¬#÷÷Ðà;¸ò#ür¢|ãFÒùkw&gt;UFf#Æ�Ã¾ø‘v##ô�%ä.zecé¡<text:tab/>#á20É*#ô5üÜÖ_ÕµPÿ#MEÿ#Ä#‰˜#¿ÚÜt}1ïR</text:p>
      <text:p text:style-name="P1">ço#¹1Ô‚Õ‰ZA‰Äàu™#âçÀžM"²”Ä£sÎ5¸XÉs‹¸2&gt;XÓÚ&amp;PÛV5¬Œ†&amp;/¼#¿#&lt;Ô¯#p©áÚ"ÀªÜÏW®&lt;2&lt;G(¹ùN#×‡‚mI BÙñ=‹�5ÚS¬.@d¼#@‰„õ‚Q×#Ÿ<text:tab/>F‡#TZ|"¶ì!äÈëÇ<text:tab/>æÁr&amp;H!m@^#z#Â:©›—iÃ\þ#—í•ÚU/Ú©LûóZÆÓ£Í£)Õå÷4l¯È|º5#ƒ­è‘™1&lt;ñsâ^ùÆ2w„‹‘dv#rèåZ[ŠåòQ#’E~é�#ÁÌ±2Þ\'&amp;muKVÄÅf±Yl#NC&lt;#ž—Ù[”JýÚåV‰å¯zOf¼èb‘#¤qotªv°)toŽI‚f #Cbß#Ú#áT#Œ”,³C¥bxh_‡%Ý¥-¡##Í[!'ÑùÔ•3=O²�T.&lt;_Å‘tFI#ýÖL!#0#¿qè†aÌ)ÝÄ]_#{/†B‰ÊÕÂÛ}“*ÒqTß–“³8Ô+2úÈ‘ª;#�_¡¹eù�f¬5Ýý_rÒ�Ùg›ua"i ŽÚ �</text:p>
      <text:p text:style-name="P1">YQ&lt;#øi,TE#{NíÇ¶Þ­üV:3€´6#â�K• ÛZÈ±7%Tª¾oá4JåÒ·íUe8ú®ƒ¾<text:line-break/>ú„ù#6mÖÐÛ<text:line-break/>º#­“7:b # Zp#ºoà%#}¡õñ’Y#Œ#éq#¢<text:tab/>-ô°!í™òŠ</text:p>
      <text:p text:style-name="P1">Ž@#Ò˜™�éN€IÎó3#Ô#NN#:uÄt#OTCH_¼Ëš%Ñ@qÚÌ÷öW»D—ä)ÿ-çmŽö#Ûü8u¿r«ã#Ë-1X##ªÉ#°V{M#<text:line-break/>#G¶�—È„:�â=�}”‰Q§øœ8ö¿ô˜èšö!#JZ##s4#Dí#°ÄŒmuÿ#5pÍ#Ë#ü«À"</text:p>
      <text:p text:style-name="P1">—L8Äo¡…â†­v©r€Ë£vmÅõ(U‘}WÏ#®QÐí€Ž¤2œTôs##å—-/#Ì#"È#céŸzð�ÌŸøIòç½øOÀ;­##·ÈÒ#’o•&gt;o¾–Ë&gt;¦g#®QQ�øuOB„K#&gt;�#aä#ü_)­°m#Žýš¾-ÅÜùÚÑè6S#‡mˆë¹×Ã#‘.­’d3Ž—Š#‚Tç#ßêñ;#²s½Öè&lt;##¤#366Ï#®3ó#•óW#²¬m@$#Bqºýšÿ#¸¢Â�Lá¹n×0¸H¹¼¿#5s/-;Èº#ŠXó&gt;�—ºnÀ#!à##@ŽQ‚ÝWýäng2#"!#ýB‰bñ©##Àç­¶×Û­#S5C‘±Š±¼_3û©*œ„²#´3fÍÿpŠ¼þLV“Ýx&gt;-B_zø»òœº}#</text:p>
      <text:p text:style-name="P1">±\�ñ�Ê#•(¯'ùlÿ�7†õ¶…&lt;<text:tab/>™#,¯j½1#ÚnÝÿ7E#éz�ùÌ›Øˆ#¼ªoSÿy¸ö—CÞîB¦Îï·œrS«#X#êÝËÉH,¦Ð#×##—c‚#ÊäW5u#ƒûh†*4è�¨ˆY¨%1(#,&amp;#îU{ÐZyC«Ì&lt;•´\#"'‰(Ê##Ì'kÖ#¾¸ëÕF#zçŽ³œžˆRêð’´H_¸ÓM#]¾˜ßy—ó/öâV##cm@æ|ºnÄu`ìp÷{#[°#2é0£oÁØÅYf##a„ä¸…·Ï¸ÙI^Èˆ�(j2€1É#³#Ù#l�¾H�<text:tab/>—ƒtØ¥,w‰gÃ½KTØ±‰à‰ ®ƒ†x#_á9Ã*›|oµ1‚™##%`¡=</text:p>
      <text:p text:style-name="P1">Y|`h#;ºÌT)ÿPv×dÓñ‚ù�7ÙŸ&gt;p/¶ž'<text:line-break/>##ïíf-aÞ%ý•:ÚË™9Q#ZH¿�ç1#H</text:p>
      <text:p text:style-name="P1">œ#*€·ˆÎÙõú¤H#—#Ù»´+#‚##Ä‘7}”#;#óõM#ØÈ¬'š.##(F‹Êß.ÝTsQj¨aNmº#°äEœè�&lt;†è#bTÆCmëŒe…Ó±**J`#Õ#û‡ƒ4{3Í¶#åÀDÌ×”Á�žvÖ»Ê#£¸ÒPÇ#žT½7åv&amp;ó%(b±@‚Ýý‰ßÏìW[¶Ï^ýü`#€3îs—0#9[€øEAaIsS¥pbþXÔGA™¬"Gm#</text:p>
      <text:p text:style-name="P1">##Ç”ŒÜJóoïgÅQ(XÌc#Œ—Ì#I¡ü‹EÖ#HåÉ�#2RYôcÌòVÿNp·c´!ÛÎ„¸os#å#w²Š!Xþ#P* #û'eï‘\Îý&amp;øQ¦#¨Èž”Ÿñ´“D#òõ#Ô_Z#€ñ&amp; znFÂd™#SÝ</text:p>
      <text:p text:style-name="P1">¾RÈ##›á#e#ðË##Y##G¬õ#ä™¦#Sðv5æØ#â#V##Ì±/¬Xi÷�Ï!ïs$Ó“ƒlÆ«”7„¥qÆ eC½Ä, ’*#¢’<text:line-break/>DkÛ#ÛÔ¶[æk¼#³­¼ò¹©eò†µ</text:p>
      <text:p text:style-name="P1">Ó¹¸ŽØšæà­+º<text:tab/>Ù”m´û^£#Ÿ)ü]ËV+¾,S¨àa.ÅÁÙ##†$#;Çr*k`j#\#��”NI#&lt;i²zURì`‡6÷ ¤OOÿI¿<text:tab/>í#²"øäÂ_}‡·÷ ^þ–2Œç#çàËìÅA.¨v&amp;¾à’$m„ã¤ô?»¯“]¿"¾ñàeÎŒz£¶$#'2Rÿw¸Î¿##ŽØ•)‡#ªÌ2÷’¡-�$á0-ë#—j#nrÈD�“ž6nã×¡‚çÜ#ï<text:line-break/>#–#òo#:5,�#½ƒôbsVÆ²?Ý¹›Q@Ü½¢ŠÞ÷$€ÝøºÎ#ÏG/Çå<text:tab/>#ØnºiÂ®[&amp;´#þpÆ$</text:p>
      <text:p text:style-name="P1">•EöŒ#&amp;#…î¼Ç<text:tab/>´›óòÎ/jVóÞ†en]Ò‹ÝÕ¾#-o¦•:#AÒ#}7{™“Çqë„×X¯ÒÔzcM:bE…ŽçÙ#÷#‹góÁéžctu##Ñ##¢Ó×²ï“Ç<text:tab/>#¨4i˜²&lt;é#åIn;#Ò`kˆŠ·,ìkð#j?“`%ñq#!ßs#å‡)Î±#�Í?±3H?qRþ#‘mr'Î.ùQˆ–Ci!,�}xªkHÁâ:#yÈ¡¼[ëŒ1#hâ†"'ék,8#�ewWzU5#nèiëí“°‹è#[È‚#ßp#‘‹©Ø#ªÁÑ9¸&lt;Ž½6/’N~þË#==ï€ª�Tñ!ù]¦#S#A§&amp;ºÊoþ#Fb+K­×™)Ò‰‘[#„ÎßV<text:tab/>ƒ\27`ptž³‘ŽòâÏ#¸•‹¹pÔ#™àƒòôÌu#zYDr�‹6D�X"x¡ÙQÖ#\$-©##`«„#“Íó:ÓTª$2##BÈ—¾qy¯%�mi°rÞðANUí#‘êÇó7# þÒüxý´¦##zei¨ø=¸4c —AŸ¤c�œ¦„~KíCÅð¹ÁBcko´w’ñx¶d–CAø7[2Åó#Ñ/Æ¡l¼©A}#D#®´#œð #ÁPÎCºÖT¡wd~–‡&gt;~†^¯¯nN&amp;ïÆ2‘5ÆM^„s¦šWã#÷PPªç¸–¸A#tÛæ#›Ô¶Œ#</text:p>
      <text:p text:style-name="P1">§ŸÉn#ÅP»�3ò*jÖ9ebD™#j:¹#„³ëÓ#µ#6Æ#2A#f&amp;ùec#hW8EexJ@¨Ñq##šÏ#é#·ßo[]-#«íO#LðHQž,½¶Äð&lt;†$~Èð-°###Êq´#ÃÝÄ½¼ÇÁ8 Ï#8øD�¤5.Ÿè%Ä–3ªwEƒ`,aµ²m¿#î²ËÆÅEZ}õë h#=wv¼#–#röÎ}#jÔ¿kÈƒY&lt;�¯ûeš#�éî‰¾ßôÊù«} ÁtŠ˜ž*ÒrU™Œ–####Oýü�#oƒ+£È##<text:tab/>ã�Ñ+}&lt;îa±µmÀá–äQVTM#èÀå}ã»�Ìø#<text:line-break/>5&lt;ŽçD"+q–�ÍF#PÓŒ¸oÆÈõ#¶�–#,ˆ¤e«V³#½…RæÖ&lt;OŒ#ÔmºÕ™—QàjHUt×†œò@.š‹¸&amp;²’®çÄñ¥*€L_[/ùÏÁH<text:line-break/>†c</text:p>
      <text:p text:style-name="P1">TF$~Òw|ö#bv#Ózaßô†bä#&gt;jP##(€,Í#ÿ4ßì#+ø×‹,&gt;4!ÅW+ÔCg{lXÒŸ|ˆ‹|öÿW–ý`|èÚ#éqÌøiøÏR*M4##výL&lt;x¿YV�èHíÁ4Ø #ÍÑCtH\(##‚q#�šÌÔ’�îA#nÀ«#ñœÝÏ#4†#Ã½{%V&lt;#‘¦#¿6p&gt;ByYÏ¨#ííîÒ4¼#v‘ª¡T#‰Š`/Å;ÇÒ##æG#·Ë2Ä</text:p>
      <text:p text:style-name="P1">…#kU.Ãàè#€#f ›¢Ï¿œ•¦5"@¨#ˆkŒöÿW¿ò6h”÷ÅYeñûÓKˆ�p{ÒtGy#�$¾#Ö“ù›`#íÀþ¦#õš*#™¾*NT{á÷ý¦M&amp;§)#°0xã ê—Ð#w~;…Ñ-ÅˆÏâ#·#y­u7AfÀ‹?WgE## £½³lóßz9^<text:tab/>8Â#ñH#aõŽK#Yá#ö#ˆÒ#­%‰q\0ÈÏûR#Jijþ#ó#€##°#p&gt;zÿ‡çÛ¥oà˜¡#ŸC•Qï#R�X§×SF‘™1O ž=ÊÿcÊOéÃOr4+„#3¥ÀøöÔ*–#O±mx</text:p>
      <text:p text:style-name="P1">R##¤#èJZ</text:p>
      <text:p text:style-name="P1">r1QLñhÔFÌZ¥÷hÑ¤B|LA|}üŒÉ7ñ—@–Ëf'êÏ0ƒŸJ¶#†±%Þd&lt;¸¾#&gt;`vç%#-=·»#[ù‚"Ÿ#6ÞÎô ³òz(hå‡·a¹\ÓŠL�x‰ªIÙè‚ææÎ#'MŠÃiu—A¹#²XIÚÑñÛNU;|ÙQ#ñdJ#Q“3#ûéE‘~š±µÁ�šÑÏq�„mÕò[#ðUàÚ29:ûÊ0Õ#õ¦¬¡d»ó„Ñð#·hÈú�‹æ|ÇÛ#å"ö‰ë¶e¢¾ñë4çWÞW_*­I–#QIð¿ˆrŽ8€ñBbÖjÉ¢¶úŽ5WX p�g#±6ºsØ#yv£¼9-<text:tab/>¬#–¦½©#‹Š#‰#ž²³Îk°@½#Î”#ò8éªª\,Dt¯‰Íù!¥C9ïIâåŒ#³}ÿ-`EW#ÅhÄ˜ÏaYõ©O ,ò#é·‹#Ò#FÌDãÑ”*Dh###ÈŠ,#Å~úª##ÔÍÓ³Ž°ïæîé’ø7�haƒ•Œ*N#EDù£qÎñqÂ›T°#n.‰8</text:p>
      <text:p text:style-name="P1">Üag#t˜Læ#ß·©£�LÏ¨#p‚M$IäÊ°©ÔéúeÐ0ØC<text:line-break/>îe‘Æ´]ôuøv˜;~‡#jS­ˆËHc#7#àpç­=c#ë({ÐÛçÅ[È³&lt;ºl|ˆÖÏ*º´Vì-»~Iâ%3’�##¾míXµŠý¥ÖgD�##0®#U#õãóaG§U¤�#Ã›</text:p>
      <text:p text:style-name="P1">ÏIçü&lt;#Î#3p,#añ&gt;›Aý#7#u8tÂ…–hH*wpu¬HB™%K#dxõQôÿ#âAüGIC#e�…¯b(#Žpá#&lt;¿ÂTØvs·º<text:tab/>ù¯M[R�ó#ù«i°5Þ¾&gt;b—#ý$­&lt;#wµ›•Î»µœ¶˜ÀhJJñµ¯³À,Ô…é²Œ#,ê™"ñâ#q�%§ ;ò?*oh@øvƒ­_b¼:áPM±çÁCiJ»ŽN®àÃè##¶�yˆN„zSø»¼Â%…T¡U×Ê%÷�Ý;‡×,Ø*`hF#ìûïF6#®�I^5”¥©IÖ‘Ž³R�#Jãd Ô¬#ÅpV�:•+åOU�#â€6ü=ûA9##P‚µÏsÄó)îT‚#àÜ¶Öj#kÙpïèv�=Îý<text:tab/>|Rübã#%g»�#ðôF^”&amp;¼_#8C^¤Ñ×&amp;,</text:p>
      <text:p text:style-name="P1">â6U7y¨*0­gH`O##†»¾Õ.Íÿ=t´#°ª#:#’Ê(×ÖvZ«<text:line-break/>^<text:line-break/>¨#¸WPeÊ�¶0'‰è¼ø#ÿ_Û²!&amp;&gt;#™²¡##À&amp;oæ‚_-yhE9ï </text:p>
      <text:p text:style-name="P1">#Þ³N�û_C#v+Ð+ï3cFcMÜšºì ÿ##‘¹gÜéO�<text:line-break/>#}é%yÒ^mg!,[šö�;"@‚m#</text:p>
      <text:p text:style-name="P1">`–žqú¥</text:p>
      <text:p text:style-name="P1">ÇÚ#0V¿,©+âGc/ŽEÆH]4‹´¦¼³à"#—HªŽyœs##ì"ÛTñ#¼b¬�‚1¼S¦øp/#GG#º*‰tç÷n#�µ»„ò¡#êvA#-É¼È“~šu²¨##?÷Vy8ôbD#†’:CÆs�#Yþ*ùAÎˆZˆ�³,ÝŸ#í’n¸#ýä -‚á#Ø;1èŽ!#Z¦S¶/~&gt;¸#+´\IÍi#‘Å¹¼G!Å1TÑ*ÌƒúO</text:p>
      <text:p text:style-name="P1">#ÈŽ#ãÚ¶™UÆjCU ›#Ûk×}G×=½bo§zðçúï�Ž[v·Ý? ¹¢`dÈÝtd«àš¥#T%h²`##Ùqõ#</text:p>
      <text:p text:style-name="P1">&lt;ÞAæú<text:line-break/>êxã—·Ïp%þ“Kn~ˆ=°'³cg#§iÖ¾b8#›åÜŒõøüh„îb­”vp^ñß—¡#;°�s±?“eo!sÑQØ…°ù#Üb¤ƒfûÌ#&amp;6Ãé¢Âå#|ÖQ#H½Æ®Qq`+¿$b”@#ü´;”û#ˆeä�4•6EkÚ<text:tab/>¹$7‡²Î³›Ø]Œ,ýæï<text:line-break/>#§¶Ïì<text:line-break/>#Ö«×a¼ôé_¼ì-ùÓ¸±´9[ä†|”Á´ø‹èÓ¦�QQüS~Ô&gt;Û#¬7ädTªŸ(½õÞ#Mì{FRýÇy</text:p>
      <text:p text:style-name="P1">u¬ZùÆ#ù<text:tab/>Iv©ÞÁ¤1…\nŽ.Î#AvÛ/¶Lc#¥†mý{######ž¤úSÄ@�åÀà#»Qésß£#Ó#Z­q#R�Qü±FîÄ­Ö˜&amp;šÀY×»zÁÑ#ˆÚü:¦r&lt;#„#3ºÿ</text:p>
      <text:p text:style-name="P1">}dœ�#AÅ#~´úQœZÒ”#W<text:line-break/>Y&lt;;õr·w#VöD#_‚¬Vãœ³##Õ£Á#jöA×}ð¶dú9#Ê�X%úø½àÎ#ÎW½CW°ª–ÆZž/‹#%÷�&lt;ûÑÒqO]âÞgø\ª#Žî#Õp�lh<text:line-break/>|gÊ0˜ªaU¤œv#Y€#“aY#O”#Ô##¶Ÿì</text:p>
      <text:p text:style-name="P1">ò/E#úgÓõç,ˆ=…ÎÂ¸#_§é#IáÝ«©±sq#ÇvA?äº£»²SÁ#·«#ç#Ý5#</text:p>
      <text:p text:style-name="P1">L<text:tab/>úi§#*Ê†ôYI¢Ò<text:tab/>AWx<text:tab/>5Ì¨¿ÍE##ÑýêãÊR�žô6#Ã=N«²2;düÎj“9½#cöV<text:tab/>ó÷é##;QçK5ÓÒ##?4šÓ§èÃ##?5®y<text:line-break/>âìo ±•µ</text:p>
      <text:p text:style-name="P1">ëËlœÍâØ3�]Ü±#Ì¯ §ñù…nXc¤„×äÐ¶«ækªò­{_häð“Ì‰G¨|##™#e0Ÿ¨z»#4ë/Õƒc#¾u†á?¤¤&amp;</text:p>
      <text:p text:style-name="P1">A@ß‘#bÆüJïzÏ#+Ëgä#×ð³®7</text:p>
      <text:p text:style-name="P1">t#&lt;Œ‰#ç#¢.‰õà:²ý‡V´b#)�#R¶#µ~A6x•Î"¬¿ÔA=™~/[�)…&amp;hÆÕ®u·PÝu­Ý‰U###ã##ƒU«DÃNék†u ÆH#‹0:~”m†f~baK±/#ªNBO8ãŒÿ7�„oo#;�€#è¦#�y^ŠçP5½ê¤ŽÀ6[#ìÏˆÉŽ;=xÿ##€�##¦dwëŸêi…¥A4Úìfkæž�¶M¿±íÝ#&gt;9@˜[[IGõîj•iü\5Ý<text:line-break/>R#R&lt;Ñ¦ýf*è‹&lt;é¾D’„~I#ˆR'G_Ú³�ïÓÞ#á –Þ,å¬ÆÕŸ7å]Á÷|ü#&lt;â#©¢#&amp;Sl1ðCŠij##Ÿ#€�V#tONwP#DJÞˆ[wn#Š~-v8íæáÝ5x±}Jó¿#0í’&gt;ËŽ¥$‡Ï+ö8#�*0/‚(z´n aÙ\)·Öô—i®¸ÅÄv#0Gvýñ¡³¿aómrU´©Ö¨�ÎOn‹é�f#�#.¶#b)÷#2Ó­)#ÄÂú^T}U¾ ^qÝ)ë9&lt;åL!#ŽiÚ—î—X#¤m#ñ*Ž”øˆ#ñ¥Íµº^?ÛÌaˆþ</text:p>
      <text:p text:style-name="P1">Ûò|)¡ïžîMÙ#�=ö�pòÎ~8P#ßAz74�"Œ#£Ï#</text:p>
      <text:p text:style-name="P1">Ëª#s`ð±§¦1#çX��dUµ.1�?éz#–\©##�¶$ç=œ#"Q5È—x®[|Q”',Ã&amp;²õ®éZ#7 –IÏêf#’CTòLá¡d\#³·U#&amp;I¡t€è6Ù&amp;ÿ#ãŠk#×#�_úb±Ù65$q8:Ðo43Ä¯JÄ-##Gö#d+´Ôo9##\Ø\#Lêå&lt;î!pðwªÐój˜Âu�*&gt;³ÑyeŠ¹ãÏU÷¨�Ò½¯œ#ÌŽs�d‡ÿh‘\¯–<text:tab/>"éJj)·#u`#mýNhmµ5©éž#°-èÖäW#¿-ÂñŠ/.#5P©ìÐKûZVD#dU–ý™¨¥Ü\FÃ#A^zëÃz#ú¼yãm”úMûV’u&gt;Ýì—,$¹P$Š–çá?W$L±bËðéÈ­#NC‹Š“à¾øî˜ŠÈ#?ÂÒfKzE±õ#ÆyMw'-ñË‹UzVŽŒ]Ûþ#Ëùâ¯“Rä_ì#Õ²µM#’«½³üÃ&gt;qÏÌ4N#„B'­¨Ë"§ó‹#¶�@—gd#¯?a=HÐ%o:W4i|„¹##Då×±Z<text:tab/>I¼#A*[§A¦Ì##Õw<text:tab/>k(SÛÖ° 6B#T~¡ÉïN#Â{Àí}CÈ¶ãÉKå—ü^37fG‰SwXMJSò##À#±h›</text:p>
      <text:p text:style-name="P1">g—Ëä'¼ä.#”-.hBöˆª*™R`Iˆ#ôp÷^#¤�ÛâãéO¥#G²#‰ÚK&amp;á„[#pSC#ÑF‹è÷¹7e#m#-öÁÂ8´ƒ±x¾Ä‘™1™csßÂ’’Ô.øô€<text:tab/>Š¯ë`”#ù)Š¥ú#�#XAÈh‰ï</text:p>
      <text:p text:style-name="P1">#M.Td##.6–&amp;#víÇaú#¢#Óywð02ü§</text:p>
      <text:p text:style-name="P1">[|íJß<text:tab/>3EÙËiN(ÃG…rTl=V#ºÖsŽø³€×Î×#YiŒ#+ï¿±XÚd8ýÐJÁíÊ!#šðî'œªÜ&amp;˜#ð‘1ß•—]#.Y#öÆŒR'O¯TâE¸2–9#ä³ÍËÚÐ�¿¦]e#øƒ?##Á÷#ñsË7##ºÛB½4.#X4~ê#S#ôàq@#</text:p>
      <text:p text:style-name="P1">žÉ£ÙTü´ž§©Ê’­_®M#?H .”œ“+#Öö#QØI¤™€2ê%üçž¥?#ñ‹¸›A…1P¨Ÿ5Ê`x#uä#G#¨mßæìJ©t±’çSËÖ¶Åf+žMÌýquôB†¼þßÅÊ¸9mö$A\##ÆLù„±#Ö"ˆ‡ò#Ëó©ÁHT€Ò›a}ìLdðÓRˆrY#jßù#Zu‚6DÜB#»pJ®JB£I38¯2Ÿ˜7<text:tab/>#�£ÈüelªHë|Ìæí/çJ/Ó#–/:ã^(¥Rè#ÁŸÓê÷àZ=HQàxéÛxB—</text:p>
      <text:p text:style-name="P1">`‚~,C]«\âikÌÖO#¾M3A#“A#:1#4›åt˜}�ÂÆß#šÒH#Í#¤##³u#‰Üˆ@·Ê‡E!8ž…Ök|GºÇJlÔ¦¢#‹yñ_‘wa=#I#�Ú³I±îÒqDû�…³Ñ¡˜-\# =ù_7~ªu”‹±hvö�žf#jú?0í_#m#rÕç#Íe÷u­Ô»$ ™o7zIZÝlR®EOq!�ÅÍ©7_÷#[œòºxÀq(r£gÍ•1#Ü¡Sž×€</text:p>
      <text:p text:style-name="P1">úE+_ü÷Õµ¯kÂ6ìž\Ò<text:tab/>+´Z«àb¯Èé#˜óÇ##1Ö³5ÑV¥!ñMDü<text:tab/>¯é�#‚Ö#&lt;@Ã¿Ùç³‚jáp#×Þ‚##.šV¼Ÿ¶"Ž/1S<text:line-break/>§"f‹¶&lt;o’g#Þ#‚SÊHõ#mæ™</text:p>
      <text:p text:style-name="P1">5*tR’åƒ##4##³™ÈZÎé¾ûˆàñ¸#Ëƒ*##�%*—U†2#ñÖ `B#8¤V8Ê,6#Þe5�w²zÀºï®\ÛÂ¢¬rXÄ: SK¹gB#½¦�ù#ØuN#í1‚Ž#ôÈu!Ý û¯öI*Üÿ#}<text:tab/>d¯#ˆ#;Wì…ÕÕW‹“J4�„ ÞbA9CO”ôà¯1#d†üƒò#Ð¬j$ÉÄicã#­M=¡Ï#_|#Ü?à¨øÆ¯JŒ!B§#Ý�Ã«ðzØªRÈ#ÊætJ˜j¯Ä‚žºQBN*V,v:Õ3wfRåâÆ#Ó##±f™.k#/µû¦Š¼#W†‰à!N¿œóÀg#n’&gt;ç#Cºè§#Ú##µcÆ]JÎ3„ÄHû^è^N+ÊqHN~&amp;É«€6±³æ¤{ÇBõ†“#µ(#N”È#t™#¹èhíž1ab#~qžÛ#EOs4t:ügL¬â#Á,#^»1�È##Ã#?Ï#7�#¯ï‰ïÔ¸*öJžð#qãDî#~qÌÍ;˜ôØ±pY</text:p>
      <text:p text:style-name="P1">O¤T#{EÛ=-#i#ª#±#H`#õ#øë_ÅŒJ²áG•0Å-ü“#õ|#�&gt;\þïVò¼×ŠÛÕëóCýG!<text:line-break/>¹X#HU#†,#gú�îœ'˜Ã|#�#LlòLU2š#µq_¶_#,·¬»ázwÄþ#DÈ-}´E1?#,1#v¥#ŠNxá#BEü¹ýù6#›Äí/k#WØ4¢C,##åB«19§‹ö)¶Oë½�#Q¹8#h¦IVäníT—äûj� šðwŽYY#ÛQF#Ê£ •¥êSX‚´…æãóÄËX#–bØ#’»'CÃ9kC#qi}è#�y¦4Õb—6‘,xçßû8ˆÇ#ÖÛ÷¡#ªë#:ó/ºÛ&lt;Ë9„;Y¢<text:tab/>1=×.gvF51¼·#ÛO<text:tab/>#ÚÁ#]¢L#àZöŠ:#�?�ß#ÚªBU`²&amp;è#îèªa}#\B/J4DL~…‡¿Ÿ„ò­È„D&gt;aL_@D##�Jz/ã{Q¡LåìÑ€¶YÃ¦,E8€#&gt;ô�`€#9k#,z{RûÔdázX/_ó¤Š#AÓÌbÕM8£4ô°�¾ŒMîÕ�¼u‰—#ë#ç=W‚à"Q™hgÏÀ#‘×þþæû£ÔÑJ#t]˜QN^nñØç&lt;­cå´Ö©+VÖà¯/¬#ù#âÛª“È</text:p>
      <text:p text:style-name="P1"><text:s/>Ù$¬£¶º‰¸�Î�î™�ÆJ#+£@Å§�A(œÛ¦Ã$Þ#<text:tab/>™~RA#Â³ãDï””°m¢ƒ×¶#¬º'#©AÞÐOd¡Wþkü@#²Ò#‡\#Wa:ôCŸÄÍí#ºÆI˜P6Ù´úš1•õ#¬¢#w“2(²Z##ÌùíË</text:p>
      <text:p text:style-name="P1">Ë<text:tab/>œYÍ È·X#p#c#´Z©#ºý-Ë`é!óöÐn¡�¸[šç#Ð¾hzà{©±Í±uì´¸#»ê€Ò‡‹a©DB"C&amp;÷&gt;ì¬\•·³KÅ:n-zŠ#@I ®¢+òw¡¢Iôž#hÆô Ýóq†óioçÑ#M/y÷B@fˆ#tØ‰<text:line-break/>åÜ#ƒ$þ#Eœwªdý€þ#ð¸á#C§‰ÍqR"¢Fqhî4°CéöEÒ”àmûÜ&lt;a}=##"ïVm&lt;"q#[¨<text:line-break/>F:£'¹øœAh ¾ôU#–gPBLØ7¸¯+ê×’##§qàë)râ7 ‹¡7šøxÔ]+ìåšï*##ö_Šæ×÷àâÐ¹¦áÓ#ZÍÄ‘4¼÷*i„ºCc<text:tab/>�¥$B#$#mdåTI,v~_Û‚ê*H#ê|Æ Zz%ñ##BSb¯�‡›Ÿ�ÁN#¥*Hqµ5‘¢YpŸ3¦ ãÁµaM##&amp;ðŒäD#Ñ#¾y&gt;#9;„÷ i™oþ##óhÆVè!û¯Ñýl¢DÜ»FÍÔ#öž³/{DésÉeP°#¯ò.²ñ\~Œ##Ê#ÒB#‰<text:tab/>µÈú²©ðl¦#ñjG]ºŒ}µq�#ÆÂqQF�L¬+ç9#o.�{^`jÔ</text:p>
      <text:p text:style-name="P1">™16õÉ@¼‡‚šë£4ŽO5”c<text:tab/>£›¯§ûIÓço-###[âG#ö¤@¬_ Lh´#­U###ƒèûGh#Ò@ž‘#¶D¹#ÿ#º�¤CW#òÖo×Å`#ÜÍ’BÎ%ÅTbÐ.ŒÏI8õà#VsKJVlÙŸq‚¿›]oC#ÿY_ñep#Ûkr?8ì¾#’/#Æ8^Ëéªóó�Gl!ëz#Ã#c…#[U�‹}]Ê�#ƒ•ÄzåíçËõÉ@¬ímZæn</text:p>
      <text:p text:style-name="P1">’˜Z¤&amp;#oÉ¨×§#£X&lt;ŒŸ²Å#w1#¾i¬V6Ã8æ)™°,‹ˆ\ð•KàPC#/_##&amp;c#A¥8[Ó&lt;™C¿îKÙÁÐ‡¦Ä5²÷"#ù»Ëä#h#ã?ImB#_ÐÙ$Ÿ#|ÊÀ~ÛpnóñVŸZT+¹±ƒ�[·„#¶;ãØŠ$l¾kP##i0±##·;ÛbTE#ŒÕÈÝª#-ùþÜÆÕW½59o{¾T=#W#Át¢ž†~îb#”#Þ�¥ÐSÂûcŒ¿ç„f©èÍƒÚZ#Me#ûhDrö§J7L«QT<text:line-break/><text:tab/>µ÷§A[Å‰Ã##Ë#ùgˆ#÷Yq{6Í!Nà…êÖZü-ÚÛ:É;wK#Kkœ5c</text:p>
      <text:p text:style-name="P1">ÓãçÃ˜#ê�#xn'/úÉ#Œ²Íª+–tò\£ÖT#1…\ìB`.5OX"_#p•0›<text:line-break/>—ß–</text:p>
      <text:p text:style-name="P1">ÛÞ<text:line-break/>FÊ.#ósH#ã##´#ÉÕÝ�¬`fýÎeš#‰“ågœ/^];e†¿ÃëK_CÙ�|#CÐ¶^u+§á4ò#“›#óÔ›g€~¹IêfÂìá#è!hÑŸäÍ4*ã™`)Áâùÿ##²Î#…ä²ÕÄ–—îu‹_ë#¤[8#°–e<text:tab/>:—·¶;®q»²=0äùÁå©Ä×Œš‡Ð(fÚ½!�</text:p>
      <text:p text:style-name="P1">w±#/º´#€#‡H£#°</text:p>
      <text:p text:style-name="P1">üÓ##(ZÏõiX#îO«{#©1&amp; -º#Ü,Eî6Ffµ#r¼…EÅ[à#Û#¨ÝÌ{-´#lîœx0éÔÇ­ãõ_#ÇC,–§æ#ºp#<text:tab/>�2þ±Gcã7÷«’N!~ñ#õáÌ‹g‘"R<text:line-break/>j#¿­Ÿ{�s™�ÉG*„Š·Å"iç##ÃØ¦cõ¦|ŒìÛ®<text:line-break/>6ÿGÏ#3ÍAû�\Kñ4²Ÿ#­}7sŸš#*®�Óô2‚µ™%6Îô#\##ó#†'G¬³:àl”„€#h!©Ú¹ÅÓîÀÒ?Fühšó¥×jö.¹øQ“·)'"�€#¬TÐN¥#Ê:#±#û…�/aÀ¸&amp;êßhCŸœÇ #J#ûü¯b,OÏ]ºÓî§Z£#Ï#¦ªG¨GÕ#µ›'ýúêF#ä®±p§##üõ“ù©¹¿¡@"DÛÈÿE÷3Î@ïº†)#qo€[Üw¿#ê#i U™’î2Ä`À‚™kùA*Ç#?‡RÒ#XÌ·ú"ç£ ˆÏQä&amp;,O9wþÙ#&gt;r‹]Ì?Œë¡æ#$ámY�ÅzÂ»£üŽ#;ñJ´#Õµ¯iÁ¡XÌ�îŠ#”‚,#tx.ˆ£! P#™˜åÜë#‡*šñ©Sñ7áó¨#üÀDg�3Ó²HXIN¶ìÞV´7„‡/<text:tab/>¾°NeJ£—ÌXýv:DxŠ##³K3v{ú!)õ}N#fÂ­mžJãU?p Œó{Ì�’ôúmHM®#b™#JjM^#Ö Ö#Ô Ì½#&gt;Ò##h¼#»ÂµjNl:ÀW—#"žšš˜#R^¤YÖ#Fñ##Ù”#ðkáI4#RÕÃ2ò-4<text:tab/>×«O##àÉ½Ý�.¿Núÿy5öJ5<text:tab/>{©/1§<text:line-break/>r##¸Â�ïÏÉ[ÉU–x�¡ë#N|”#m.“)PÚŒ¯áâ¦à#8™#±4#8Ê"##±ýæ…É–8J#³ 3ìÊT:#Hž?bæ¢K§œ—`?Ü#ï&amp;®‚¼Ò˜¹à##�…×J#ýKó÷Gª#ýªòŽFjéËÝ,PjäÔ³�##CûNš3#}oH<text:line-break/>®ø#XJÆc¡ºžž#IoÞ´Îâ&lt;#Få„ŸÞá<text:tab/>ÞØd‘#Ž©·Y`</text:p>
      <text:p text:style-name="P1">#‡{|ÄG¬Pí9<text:line-break/>{‡$önµ<text:tab/>{©_##�äµ½Ù�§ÝºÚ&lt;#;(«Þí&lt;%MPvá›÷°y#‰ßêè&gt;�6\�t#£W}ÝŸ#™Á</text:p>
      <text:p text:style-name="P1">Ï7)##¥AÊ<text:tab/>þÎÆÈï#þ&gt;»H‚OÀÿk¸œ¥ Òø×lµâ$xâðÝ#Ut#Ó¾#6Ü�þÑ‘—™Rägœèév*6¨’¬Fm5#·§`&lt;E}"b+;RudÍ¦$ƒ¦1#ÑÑ¦?'®žN~Û�ƒxÅ°B#*#2'</text:p>
      <text:p text:style-name="P1">bEÂÙÙ|Fr)#tì›‡H#›ðv¶D@ÏUšÕ\mr¡§µbä•Øû#¥Y~õÝOD#zîÌÝÊœ@7m“#ß&gt;&gt;h”#L§Y‘Ó#ß9ë0Œ§HWv&amp;â0�Wåˆ`\Æ¶…@#¿D‚##$‚Öö“5<text:tab/>{©*a¢5d#[<text:tab/>,‰#¨3•üýbÌ!##HmBn7Mõ#ü¬&gt;˜¼µ#</text:p>
      <text:p text:style-name="P1">qÇß9W=†#ÍomôÍd{1ÿb</text:p>
      <text:p text:style-name="P1">=ó©#'™§§bü?#B¦5•~ #gÏ}ÝTègIêöèÂ�Bê“@Ñ6B|�†êŸ}</text:p>
      <text:p text:style-name="P1">Þa#?O{îu2B</text:p>
      <text:p text:style-name="P1">ðß‚¿#ö#e#©X(ãŒT##u1©#6úUâ�Õ'Õé#ÄL„…&amp;#Sù~ž¯P##Í§LPš–fÔyGâ¾ý#Ûd5�Ü#ÕÃø ØJÆc #A„<text:tab/>¾Ép©}Û«�ó‰¡ÈH¹Î.˜¼&gt;¿È</text:p>
      <text:p text:style-name="P1">£5×Ý¾„Y1/Å5èÄŸ¨Ï”{\ó!ì‰ní¿Ó\:#_´/~#=Å$DÔŠì•Ôÿ#»Kh§#¸h†*¦#ŽÝèLi,y#¼#L#�®ååÖèÒ7$^¡ûòŠA»,#rOÉþ¢¤{<text:tab/>&lt;¹ØO²/2Ì#Ž×l[ÍiÖš##P@¹R½#�#ð ëÏ0&lt;¦×Œñ5Ñ1”##ÙØ#Ú&lt;Ãï›Ï(¡#"²dê#!#¤r¥#$M=ºµ7†‰=˜òc³ßH|gÔ5�°¡ýã¡#·ÈŠII4�†Þ?MÝ0{Þþ8W/Ù´™9#ŒfeeFª##ÙãU#Zx(Qáo4¨‹Š5bÆ7÷Ç#Ìk/~²ª&gt;vÙÚ:z»;;þI�¯›TdpúÈ#ÖZë/<text:line-break/>/#3#@ Mê¶&lt;ÒÝÌåI[Ú©¥¨#”!I#5¾#²lÏƒ+´ýº¡9þ#—yõ:Óø1#É®!{¨Ðz®`<text:line-break/>ñy?5RÈÈV1ù^ÚÎçæª3Œ¡#wÿU#?&lt;z_ÇÏ*ÝîŠ‘#Ÿ#1�2†aãSbf#PÚ#uÇÎÇ=]W�#¸##tK%</text:p>
      <text:p text:style-name="P1">M)‡•##âWþø¨ç¶o¹è#À##º”2{c�¸åä#$¾#òí´�«+À÷û�]˜úLË®ÍÌ<text:line-break/>(Gƒ#Ì#lyüÆ�eù„¤!�uø¢æÑ¬µžýoœîñ¤+ÁT ‡ïv:ªa}—ö?[««t#ƒZŒ-lˆÊ";#mœÂªpA˜#œX‡Áµ5ZúÞµ`C¦©&amp;å¨/##?2#Í|Á“#¼€ú€�ÅŒ:°e±&lt;Y#kÎvÃC#w#JýVt#�„5•ÞÊdD#|}á0{¼VÜÄñ`÷¯PtÀJf#;öY�KG†7:Ïü²\–±¡aæÃàRÎ¦³“fû Vjb¥6##L6µþ/#ï#Ü#¶Ä#q[<text:line-break/>8¯tÞ§Ëµê÷#Gœ2nE#º(Þ»ñ</text:p>
      <text:p text:style-name="P1">¯;x#®#ò3÷-X«÷‰Jšµ#Ø0GŽg<text:line-break/>ÈŽ®¯–4</text:p>
      <text:p text:style-name="P1">#|§�ås“Ç¥.tXól#°_Qš†^¿üX�#!ªç+-?å‰f™àÛ�Ó#!öK#&gt;íáíè8«€÷õ##Ç°Šz�™#PLå–Tœ]béã#ŸœëX-~@jdÖ#—Àö*H#Œ####]Ux–Ou<text:line-break/>O‡k×lÀ##¢RmŒ#æû##ÿSW'9ôd�¿€Æ°¶":W#Ò#ŽÃD˜{øq&gt;5¦µ1k8¿#õÒTlFž“²Éî¶b_^¦#'A�#€ã…ê#~àœ¦âœEÆ?&amp;#«ÿ#j·sêû�</text:p>
      <text:p text:style-name="P1">t1r¡C$V5?%jçùì…#‰˜/OR#Zå``&amp;OË%Å‚ÝÈ€�^)<text:tab/>sÈö½ñCh¹#¸YŽð©¦·‡žÍ`aÝô&amp;¬3ûÏ80##û#:<text:line-break/>óGÝ#0\²ó#­)—WdÒ¶ú##Pf¬™ƒ&lt;Ñ�bCó?À.|'œ#¡rË:h`tô»‚sqr#xÓ%¼coÈ€�^)<text:tab/>sÈöÚåï›9#O#…GœÇ¶ê—W#@@$ùHë~·!—?4#9_#Ånî#ÿ|u~d“³åœ'Eþº—Äì¿÷|Ëb6#;ˆ#‡‚P#"#5x¤%Ï#ü#Ñ7ƒ3î*^~U¹Àø# #Öò#%QJÌ,Oþ‡v#ÎLâW#ˆXv#o¯#\_##Séã�?ü�³º,ß##Ö&gt;?|ˆh#¦øH¦Ö?#è¿Ý|¦ÿuÑH‡£¼àpEO×�E¨Þ{ã¿».Ãp±#ø</text:p>
      <text:p text:style-name="P1">…Z¿ã´¾#øáõªÚtôÑ§<text:line-break/>ê#; iŽì¦Ùså7qgE¥Ï÷y¬#¬øGzxPêÜöÃŸô¿@Ç$ï #'ëüJj{Ä#�¢.þ;¼$I�PIÿ#¿þWd²#D­% ‘##ïÐ#Å<text:line-break/>`á#ì¦O³</text:p>
      <text:p text:style-name="P1">ó{#¸“cýëŒS~D#(##ÈàZ#¥£Á#Ûk0gQJ#!é»=#Ð#ži,#LÍ3þ\õ[˜|jEµKyÑ\‡H�<text:tab/>löÁ#;ÂÌ:Æ#æà#úi3ØÔcwU‘9�À##Žª�)~f�8¢^·›u)QBþ¿ÖÃªv•­:Ý½wÂÄ¹¾’—„á#NÎ3#§—Hn$–Kº¹eª“ù`z#T¹Ù¤&lt;œNG…zÕ{4s¿G\„Gä²</text:p>
      <text:p text:style-name="P1">LÌÄÞÙË‹Û‚½Ê5û¡ÕH„LË…+à[Wa#jê¼™®#Å‹ ¶ïPô¨XVå«ƒ²µ:Ç]Þ#!àˆ©µ\ð^‚‡è4òÀv#¾!Aû•àj“m#}û·Üð##Œ…m#Plí8‚Á�¡L#2¼ð!É¦;¸ízeÂÚpÌÙÈ=€Yñ#–œY|›MDq#iøi6&gt;Ð^¹=@•àÁ}Ô¨öCyÌ ÿi“Ž‡$æ­Ùnˆù³¾)JŒÜR</text:p>
      <text:p text:style-name="P1">Ïn(®�Ýç#—×D¥Ä–£$—y</text:p>
      <text:p text:style-name="P1">L&lt;PÒ_óúŠ‘ð#�„B#“wß&lt;›&amp;eC#V.j#£Vò U¤�µVcÇ¿kñi1õ¤é�yÔ…!Û\QLK¥ÇÉ#t`#‰¸ô{#5q#ˆÔhJ"{{²#&amp;á##¼ÛD</text:p>
      <text:p text:style-name="P1">TŸ&lt;Wà‹g±•Ÿ}»#{ˆ×#ö›G1Ô#$’P×&amp;_ð´¡Aæ£ò&lt;�¦“Â7MP</text:p>
      <text:p text:style-name="P1">C~i‚P¨X a,�bÂF6,¦#°5I6ØE#�”#íL¤¯¬…#ÙÑÆkñ<text:line-break/>›#bË<text:line-break/>,š#¸g%j°`iŒÁïjf6�í#<text:line-break/>SÐÎ#U</text:p>
      <text:p text:style-name="P1">Yd+\˜ÀT®#&lt;u1íÌÂZ´‰má"”#U0»m³U³?ñãHøj#Z¸T##}è‡#j+X*Z#</text:p>
      <text:p text:style-name="P1">#(¼ÓqÏç[Äº¡´å (&gt;F#¹rs‚#ÚûŒ¸ø)#f_¾—#Ýò·A¦_ž˜#èøfËë#f;å#âsÒ##¤¼Ä–ÐG¥8†XQJ.ëú</text:p>
      <text:p text:style-name="P1">ð#.Cù#¹¿¨ûÈ#ƒò®õ²ªd+#ùgþ5×â'‰#–’#Ø#Œ)5éúË”^‰JÒÂ.ÈÓMò=æá¦ˆZÃ¥ß##@l0±çNáÁb„É—#¿ËÕÀlÆËMNlÁûn�¦|—#iÃfÑ-†©þ…£#ðÝR#gˆãÉšÀ¼x<text:line-break/>õÿ_9®‚"¬ŸûåÒ‚çL#98¯\Ž&amp;Ÿ¢</text:p>
      <text:p text:style-name="P1">-Ú+ÚŸ¶#a<text:line-break/>h&gt;‚”%Žƒ<text:line-break/>#OúÔ¥.#ü'{#Æ˜à#Ú#·#ÐH×ïOI³ÌÇÓÚÖ#.ØY@#Ã[CZñÄØ�sñò5#Ï#ßV@"ÖÏ&gt;âVÉÍ‘4¨òÝ‘ŒÞ</text:p>
      <text:p text:style-name="P1">„‹Â#E#</text:p>
      <text:p text:style-name="P1">ŠD&gt;ï�I</text:p>
      <text:p text:style-name="P1">'#ø_4¤\�ßª†#x¾#Ïâ#Â„#O#¾ù#Ä/d¼µ½{t!Ç¹ô#Ílš¥##¼ò~#<text:line-break/>ÖiñŸsÕv»OÒëvÌ#qé*±4<text:line-break/>Hñ#<text:tab/>UOž[#ó¹¤zÆ×jÒÀðA0<text:tab/>yQŽßš¨#vÙ³»ŸRDe/EË¦®CÓ&gt;§’„½R?òèþ ur#_�°#Ù°ÖÍÛ2¨#ê‡ø/Sâ½$ã#a„TÞ##-¦Ý‘Ûè¾¤|5'#!ÄNÛ#}ÇÌ¸w„¶–­,ÆŒ#ÙŽlÀŽÔ&amp;~îÒ#D®¤:”QÁÒÞ9##øeµœa™</text:p>
      <text:p text:style-name="P1">¼ªõ}Ü</text:p>
      <text:p text:style-name="P1">ÐÍ#{•¾è.;#-ÑãÃ.ð##÷h88e“•…^…¥ÙQ£ÇÌó&amp;%2,é¦z÷Kÿ.AÓ­n^h78#¡^£ù#£#´¦‰?Ñ?\o¿@­*Ù‘<text:line-break/>k34]YRÂ#Ù#F¼&lt;¢P‚²~Vå°¬â#ÙÐe¾82<text:tab/>è#ÂÐCPÖÌ&lt;ÁBt�“í˜#ö7£èq</text:p>
      <text:p text:style-name="P1">›4…#Ø</text:p>
      <text:p text:style-name="P1">èÜBÓ##c</text:p>
      <text:p text:style-name="P1">ƒò¹¸;^Í#ÔÃÈõ’#©]"#£7ìg##epu’éëD¾¶òÑ#Ê‚vÝ� G’Ûœ²›nÏ</text:p>
      <text:p text:style-name="P1">þ}ÌO¹¼ç­µBj#Q]å=`#&gt;#jþ‹#QHAnÏAˆb3&amp;p5,µ¨õì£X1IwHÙÿ#Ž7?Väm4ñõ„.”óZªóÒ§Õ/8ŠQ0å##¶#8³‡‘?þ#"�µˆ2…$åÏ-¾ª†UÁ-½àõjÞ»Í°8Çãú&gt;#MvI</text:p>
      <text:p text:style-name="P1">#¬ê4N%S~Q#*ý5CmÆÍV‡Ö#»$nÅfÑNñ@m‰�_Ççâ§\ûc#�ÓWÊ#=ÊµÃ</text:p>
      <text:p text:style-name="P1">#èix_ú\}|ý¾ _†#™×ÈèY+£#ÑÕÿ-�ûîë#tc±–È"ú÷tW1× ¨ò-ÌFd´4Šó\ºõ°#¯ä#�Ò )™ð‘û§#Ì?_,#ñÝ|O‘ú</text:p>
      <text:p text:style-name="P1">#jÒÆ6Hvþ’5Ž–²c4É·¯uÉW#O#çH¢ºrô³t6‚€â¡†àÊ#üdëý^#öa¢“##D#p#¢\#ªó&lt;j�%#´‚w]l#(#WË+È¬#ØE@##GtÈ–ÜÛ#Œ€#-dÑ«¨hÂOr…AuMF(€¥<text:tab/>xæýê›áÄÿmu˜ê�</text:p>
      <text:p text:style-name="P1">•±V˜ñ¼:iåóÿ#°a „ˆ’rÄÛüXa7TªË�#{&gt;œëƒj.pÐÖÓ—§d5ó8õƒLm_¸Zj¤&lt;jêF¥$î#‚9íäGoºâøKàx#p1Çé‘0#™j1ûO¶ñÚ¬Ñ¶³G###<text:tab/>£&gt;#øÍæ�H`¿4Þ$K-¤#Ïi¥[©¤³œæ«ýqúGxWr&lt;ÁÆµ�Äswüˆ¸’á€&lt;V0X×qÝLò4¯keD## #*¿áŽX##RTâ#3l#”¤ðÃO¼;™¹n'äp)ÕPØ“½ÿ94,®m#gœÏÓ|3 xóVË¤ �?ŸûPi2×W]òö($nUÖO@jœr#UÖë#:k—‘»ï]g?™4ä##Ä#¹‘#‘ñ)t&gt;‡“#27 –0xñæ‹5P§þw ™NòºÑªE2##Ö#ÛOËôÚü #oÂûVÖÇòITäýyØ"“#ÛzðEÛ#Xà+‘“</text:p>
      <text:p text:style-name="P1">ÜÉ»êçÍ5§ˆÌ{»�¤ŸIáƒ•D©#ð#y</text:p>
      <text:p text:style-name="P1">}ušþ¢–y!Å</text:p>
      <text:p text:style-name="P1">_#tF©Ïm‡Ó�«0ÿ`&amp;µ*Ð×JÄË]¥u#´œT#Ý×JžÈ#©dNibu‰U&gt;±aäÙ¤‰¾Ð€­</text:p>
      <text:p text:style-name="P1">ûÛ¦c¶###æÞŒ8#¿ÇOŠÎ¨"ö´ý/‘|M</text:p>
      <text:p text:style-name="P1">ºg\@.<text:tab/>ª�#Ï#:‚l"ÄQ##ç‰#Ü‰~°”.Úª#P<text:line-break/>ü#k¬Ë¹0|€NÁ9vC†Ã#�gC*#Þ #ƒmº6åÌ–„¨Á·BLÎD+¦Žé;’^ãÏüÕz°³ #ë¤ÿ&gt;|–Bº¤ni# •U÷#&gt;ù:HŸÒ#ÒVÌô‚Ñw.Åé#bæÜ\‚^ÈÆÖ1v&gt;†éâèý¦#�&lt;ðn¯)ýðsk<text:tab/>¦sãKÝó‹#c¬x K(ÉTÄQÁ#'‹BÑ£Ô4=¸#ø#¸Z¹ˆ�N©&amp;¡™À##ýŽ’LÁ’öS¥Kd,qŠYeàÒTÄ¢##ÙÊ„›ü‡G#zgÉØöÏ#<text:tab/>#ên(É¸}sŸóå¸j˜Q�­·‡:’q%\½†¹n#†4 Ë=#… ª#�ÿ#égC.bÜÓ#˜zá-`¯xÐ#4#ûGÁ#„#éý#¨HpÔ_##ÏyË'�v¶ãèU#k€?wŸ##ƒ�ej÷à®"·#+æÍä#H¯¡AK=#K�°ê#$1�¾‚mgÞ½#_®À#–¥Ÿï¶ÛYzÂ§Jy£$�¥•Gá–—w#X‰¶~é°'–´!g$C#èçõõ›DPÌl<text:line-break/>ó}Ýžu9#À(1¹–g•f6wý#“�µýÁP=áLð‘†K#Â÷±áõbž¾ù^R€à\nT/ú&lt;Y�w5é[cç#a‡´šò�˜öSB—c##¦Ü#ïÏC”€°ÐËX|@#¼&gt;…&gt;Ì3Q"¿Ó";SX°ç·•ßƒJ7½ÌfEâ#•#ÿ"####AºÿJÿu‰®Ì‹P]Ï*ótp';(óÕÞbv#¯"Ç‹#úBkS°TþŸ‘ü#Á{´ñX#ZÖÑxHÙüJ—Š¿±”„Ø!#ï#0W…‚Y®Ù0›#MJïÛ{S,#V7¤ÉÝŠb£Õ#k#Ò¢¾¤,NMÚ¯L‹éw#³º–¸*ŽFõS7#©!&gt;#óõ1 ¬#ñ¨ž%ŸÔÃDG�Q#Š9÷Ñÿ#û„|–‚zq9±Nt#ërow;"”#Üú‘lú»xp–Ö;„#`Vùà‰®n¾æ0ù5\ÚÚ‰RäÝ›¾èOÎýš#BÊ<text:line-break/>#šT#$úŽô¡ÝG¦•òŽE6¦€#xvþ#ö¡ºH8¶£°øFî#æW¡€Àò„{²#Ñø’1}î#~ó‹Ã»XÍ� €6ø?Ð¹#ç}ù„}¾kR#t\®à</text:p>
      <text:p text:style-name="P1">#bÈa#”MPöyÇ7yÅ#¬¡&lt;kH#=æû(£jãôæ°##›kF3 #�.#ÚLuD¾¡&lt;râífQ@s#Þ¾×Øw�Ç.�wŠ#VÎ#þ#fW#ìíP¡WRCÏs£n</text:p>
      <text:p text:style-name="P1"><text:tab/> æ4U#�ƒÌSôöm0# ê#”ó†#žô.Zyx_®Â}#¡¨¡wy9Þ§Ú˜R¥Ù‰4b$XÃÆ¶Ø¿±ênÔ$UÚ°][Ñ#‰Äs@˜#½¹‚á‚h«c#|®éOÂÚP×ÏÿxÉ�«.’UÍ¯#ÓÃA#{)Äú:ä#Çb#ëÐ£#KþÇ0ö89�#êÜÅCÒ—òÐƒÇÒES#x##E!#}#xz#\áÞ#c2¾–­Àÿ4`k¢Ý#J¶*ý7Ì###õð4"�¿Ÿ‚¸›ÿ0o<text:line-break/>½o,.$h#·E‹²!ùK@°)If�²µ|éì0lsÛ#ÎõN4ö}‡¾�™ô‡ÉÚë¯à<text:tab/>‰†®:�ð}zhÍ³#¹#—Ãí²TùÚ#\5Fã½Ç##Z'6/#�3“<text:tab/>JŠ‘¹#Ô©##57,#ÁfT¬Nk¨¿èÊÝÄâ£eØtÂ;!CÂÍ¶#I#9qD#&amp;¡#<text:line-break/>#“Vs„##H÷¦8°Ì€NƒÅ,x¾#Ì%Ÿ™×¡¢£…á=#¯</text:p>
      <text:p text:style-name="P1">#SýPD (¢©-#{“# i½#)7G#²B �šË#´vQÉÃ›Žÿ#</text:p>
      <text:p text:style-name="P1">89#ÃÚ#ä²ÑižÜw˜Šò**á¶_~Ç�#¡Ö#V#ór×øŸÛàç°èÆ©ú®$(�Æ\Ù¦ÕRûg=‹ÙR(�ŸÇà)ñCrÅÉHø´¿â#�ž:q[JÕÎ…k³ÛÉv#©r ##–@†�¢–</text:p>
      <text:p text:style-name="P1">#ˆb#w„#y# ‰ñuX‹#í<text:tab/>èÄ#WŸ’SÍµpmíêË‰(!ã™_kˆ�uGêZ#ËÐÀ.®ªþ·¾è</text:p>
      <text:p text:style-name="P1">þÙ\Ñ‡éúà#NJ?#…Ž×Žð#G¶P¼Ó³âÂ70zZh’»hÈå" #}<text:line-break/>Ì­‰#’Ü·Ù2¢t{§a#;tÆ4¨€û#÷#Ø#¯/£0:1¡ªß&amp;]/$<text:line-break/>äm‘Ã*‹¬NÀÂ</text:p>
      <text:p text:style-name="P1">äýg<text:line-break/>TŠü¢šqã7[.�#_áO®.ZBï#<text:line-break/>íWå#w¶r�j¨¸¨­£m�Âs</text:p>
      <text:p text:style-name="P1">×ÔùÆ°#[F#N4�[ò!šÁaÅF#3_žcfŽM##5ô?J©(y„Ç’ª#vã—0#Ä¤P„"qÉlÃë#9xÐ#¥p­áû1Xc 7[./ƒ#{9ìÜ l‚6SŠ¦.#$f#BÁK#»úâ‚–#@1�:#E°~BíI##»#Q€(Ÿ+Ô¦†­ùP&gt;ƒÞìmX²Ã‚t|#Ê„#OŸÄ</text:p>
      <text:p text:style-name="P1">ñ…éN‚qðÕoç0#ûyáp÷a£V5#­Z{&amp;_ã#É«¨êú#-#H+ô£#²(G­!<text:line-break/>„ò'3ÅIwëûÚu×}#{»~¾:È‹SŒØe2##@[Â¥¤#±×#?##V#_•ybKN<text:tab/>âgsZ+#BžÉù#\Ö…Õ##›##.#Ã++7rÙÿoñ%q›õO#y€ Ž#Á˜Áu‹d|ŒòÙþ#Z) #CìÙ™$Ñ�wnyÅí¡´Él+â#J&lt;�xþ#Z¢:iMÓ¢S#Ç¹NpªçA#Æ‹#$/#÷#U²Pq#}U]�#G3yþ�ô†œ½Ü#U�då#|9Hl,#ùó¦Q¤|ê</text:p>
      <text:p text:style-name="P1">Þƒ‡w‘g#óº#ÉŒ¼##‹.[‚!XV8MUé#¯#1B¶<text:tab/>Á˜¦##¾!ÿKõ&gt;Ýä‡Üîb.¹Q5zÈ#&amp;#å#Þþ#õ##‹ö9Jê�L'n;Þ~†¶J¼*<text:line-break/>â¹#²¡z¥ë×ß»Wî�¹‰</text:p>
      <text:p text:style-name="P1">oV]&amp;,&lt;‘#lšr_T#hQ‡êoóÜ#��8#Àa#œ#K¶ãÏšÏü«@"Tò”¶¸±´E#„8#DúWr_Qœ#Ûò÷M#Ëéåå¼xïqþBp�åN¸Ïm¼ƒû ÎcÌyÂ#gÉ›¹#ÑÅM†Ç#Ü¡q¾L¦ž©Ø`()o/P#ï5ÚE*ž“�6Ô©</text:p>
      <text:p text:style-name="P1">Q/üì#¿#�Ÿj„©9U8!&gt;7##_„³”¥y¡è€}Y´(ð{Ý8#&amp;#²+¿æ›ŒŸá9&gt;§k®ã#hçf]š,#1tD¨ÕQ¬#•ò50¯òþ gUêJ»#ó[´“–¥d¢žV3P–L{#A.GêK‹º)°Ô,È#ž@0^ï­#•®ÚÞ€%{G#¦‚¶u0ë#´—</text:p>
      <text:p text:style-name="P1">‡vù#ÁW#Í†#0?ºà #|ðÃŒ«Yïxî#¬ˆ#ï‰qp�Þ‹ò7¢”=Ráî¸«:DGá#ÁÌkDÑ#Î#[Û¯ÂÃ&lt;É½ ÷ûDÚwømÇœ!ð‚žaÞWÒfô#§ÿ##f-féDfý—^HJ|† –-8Ð=»#Ü›�ûó#Æ2äÍ,ê ##ähéoÒî‰Ÿõít�©l##û#ŒÆJi«Móéx”�#&gt;ÔÅ•äOÙZ±#†Vlî;XhÖpb~òÝçGòØËüÑÜÝ€‘ãk-;xv7ÅÞ×}&amp;épÑõúÚÍý#°»‚½~#:³µX4Š*P#SÁ©žýuyÖHC�a#°©¨’Y5š²¬í#sP&lt;!#Z�#Ê#-äÑ#™]çjmò•#2ä€##ª‘O.#^x]€z#•Gá¢%‚òe'`Þhùšm]]!wÂ¯b·â{##åŸ½ßÿ#‘#Y&gt;õµ9è&gt; kÑ§rN&amp;Z3Ž›ûÆ®ááJ<text:tab/>l��#P#;ú�ŸC#ÐmŠ#ÇŸfÍRûõ«CµÞj´$tžŠr9€Î2“´L�0#ÁW0{÷</text:p>
      <text:p text:style-name="P1">•v2g÷ŸP5ÝLû†sY„geï¨</text:p>
      <text:p text:style-name="P1">/jmùAÓ°KÖYK)¦aCl#xñâyA#’„#žˆñŒt##±h# ¡°U;­Ÿš|$eÇ?pîáÕàÁcüÌ(xñž¶!#§¿“»&lt;ÒF###ò#�ÉgØž</text:p>
      <text:p text:style-name="P1">áÔùöæ÷¾Å#TjZø4kž2Â–+#Šx„#¨ª¦_äùâ­~õZ�äì¿#¡K?#ÊLmþZ»B¢±&lt;€&gt;8W&lt;îüá6)øs‡Û›}#DY#"¥ÓÞ¯%dÂqú’Ó#ñ##øœÏ.úZd«*©wd@ë©#5‘LL#ÙA#€´åþIOSL”¸&amp;ÁÆb[&amp;</text:p>
      <text:p text:style-name="P1">üGð5;n¿â(þ…ŠHc,##‚Zà–‚Ê&lt;¤H#«#NS<text:line-break/>ª�òÔË@'wm2éýM@¿Ÿß‘#+#ü&gt;á@¡œ`›ŒØ#;þÚÉ‘³Ã=´#ªÅ#÷7‡¿Õ†8íÕ`#�°£JtµvÊOÀœï¶©ÛW3h¾V#¸'œg}ÿR;ï#NwA�#°/###‘‡ç6«'A4ùä#‡ÌÏì‡#4#²æÚ5€~içí?&amp;##.#.fA¯}##êE<text:line-break/>£‰emÇwMlEÞ�æ@#Öqù]<text:line-break/>;i#C#g�vˆµ#zT#B#s¤�y#�¸ pJiM»#Š!Ìé<text:line-break/>ì��W×+…Oc6ñÿTrlˆq±ê&amp;}‡ a#÷Odx�IO7´h##®@¤#†#åújðÎ?</text:p>
      <text:p text:style-name="P1">t-y^6(#3#8V#½hßÁñ‰çÜŒr#êñ}‹#ñôx</text:p>
      <text:p text:style-name="P1">#Ñu##�-IÀÌ§Õ</text:p>
      <text:p text:style-name="P1">CMÖ»¼ëC*Èž#RÙk'äò#qÆD&amp;]›Äh#E&gt;éÜŒ¨¬#}7HªŸ}0##ú5¦­r#å=²Á±#]Å&lt;„¯îkò#I=\77 œK#o©Â(#§#–¥ê }#Û ÌfÛ8xî1#ôÄúÙ#°»áÂ«_ÓþÀ *ðþI­×šj…Ãô­/èHÖ#Ø‘Ú�²„’ tžò¹ ¸áÊ@/rÛ}Ä#ºãèŠPŸŒš…|æÙäëW®°—&gt;C‘ eU#‘Âÿ#Vµ&gt;‰Š¨©?#(Ýâ‘#!d�#)t-8‚–#:#+õ–</text:p>
      <text:p text:style-name="P1">üAÁ}=5‡ž#=u¢-ypR2æž�g#“c½ã#òkxèû„#-§#R#Þ„MMõzYQ+­^mQ_#˜�§¥R1Ñº× ‚b#ì$�«îéÄ#Ÿ�°¸#n"‹å#³œ¿#ÔÆÍ&gt;)ð›¿àº#8Žá#•™LÒÁ2R:†á#ª–¼'ìfNœ</text:p>
      <text:p text:style-name="P1">¥©€¤O#Ó#^#:</text:p>
      <text:p text:style-name="P1">ŠÄÖ&gt;U­4˜M|�Æ5ûÕ##áî‘ï¹##GiÖö#Æ-‘c#¥Ãœ�Å</text:p>
      <text:p text:style-name="P1">7‚�%‹‘Ç'›Ê™q&lt;¤ïûí#U&amp;©R{#q#…WÎ©¿Ÿ´&lt;W· ÒN�Ú�—aÖjÛÍñ;ˆëŽ#Ñï„aü¢­ã41Å\ëã¯"‘±äÚèæ¿TË×çÌW#„¯#?.#†Â#Pªœ¼Þ5!#úW³�Üýéïz[6î}#ÿjböl\##ÐùD0“svºX†Ý#"8&gt;t”ç&amp;Á-&amp;•LAW…B,#(¶Ëe¢T#V"##ûÛÐz×(”ùÆ…Þp</text:p>
      <text:p text:style-name="P1">$)KÁÍ1Ñ}¬.èpÄ#=b€{z9p@#¨pA¤W#­âÍQòŠ�</text:p>
      <text:p text:style-name="P1">�'#GYßl¯D~®õÄ©/#Ö0XÜÈÿuëÆÓšZ2_Ð`¯#Dó#¦##ž¬äà#¨žßÝÏî¤¶ìøJðÇ·šÈóÀÆ#Û</text:p>
      <text:p text:style-name="P1">#H[Îyk#9i =ñÃên�ãØBï3#1®j'É#ð’ Ê¢v#Q}#C&gt;#Ïf³1S#¨„#/iEE?oÎz3Ž#cÉ¹.)�€zÓÒ²g”ËªG£&gt;A|f-Œ#Ì‡?.­•·&amp;u#nÅgÝ#öÐ®<text:tab/>š{ŸnAªÙÔ#ãb#œV¼T©9�åUÓF£#Ô~#ÄE-£8¤£ÏûR</text:p>
      <text:p text:style-name="P1">ðÿp« nM—áðˆ¨8ú·EB&gt;º#”#–£7M„<text:line-break/>gã¬#ß&lt;+Üÿ/Y</text:p>
      <text:p text:style-name="P1">²]#P;”‹C›û#[¦Ò«(ù</text:p>
      <text:p text:style-name="P1">#ßÀœ§ãøý”£èÏ$¥˜-#™–ŒqUö|/—#�'#¬FA"#âÙzëÅ#ð[#¬�†*6jZ}+x­ÒÌÅôçþ2Òåi#Ô{?kÈAä.�©"3t¶b»³í#]sºÈš+K#¤ÑPºo$|Ä"¢Á« !­ð##½ó¬<text:line-break/>w*’6W´±By›Á‡ºêº~·‹î±“Ï®¿ë#8_â#y;0ð+ò½#?oÿCavGÂ#kà‹D?–2Ï½ý¸›³Xo0½ÃÃX?™ç<text:line-break/>1¥t©_ôƒ²_QÑ</text:p>
      <text:p text:style-name="P1">+ª}Uš@ÄÚ³(�=ù®±öFNKIU-WHÿ#÷Jå}ßK•ù‡ä¤ù##ú‘5í]®Ã#Î2è±Öð#�d3</text:p>
      <text:p text:style-name="P1">D_,Á3HÝ&amp;ñ§êuèa##*|ˆ-i‡ßÝéàº×;^M</text:p>
      <text:p text:style-name="P1">²Êz)ëÄ ¸ýÑÔ¼ŠÌ®Û-rvãU##�ô*##¢#AŽQ#âE¸xû"ýú¤qÛ¹#§!##¹ëÜ#¿·Ví°Ïkš&amp;�</text:p>
      <text:p text:style-name="P1">)ºj#&lt;¦ë@+¶Ä3)½#÷„i#ŸäôH#x##o Þzð¶�#ø</text:p>
      <text:p text:style-name="P1">|ô8»K³á#Apb¡ø)j#ˆÓ+‘‘´w·š#®µ#N#s¶e##ñ½ØØv#°|‘ÎTÃ2ÀEa”ÄéN|�#èž½mâ?”aÎ®¬þPˆÂÏà^ÎýYøÚ�#šFOÛQI¤É?X#´#¨x“òY##;,ÂŒ(L×¹ïï›'çUÌD;Ž ôÎŒÖ™Kb«p…ÅÝæ�Kf#ïÐ<text:tab/>{W½˜f#fÃ–"û¡¿5</text:p>
      <text:p text:style-name="P1">)€ Ð©#vÃDÒÙL#¬ÊkáÌ3X#²öÙÿ?ÜdC�µ€Oë‰q,6®#èM‰²ë²ÉVí%·0êÃíýg3˜é#òv2N÷ÏnL~S'(ß-#ö¨d#Îû$…³3‡Ò4eI`›æ³€Âî‹Ûzqª:æ#–ÌuCiè9û˜#ôAÖÃ#ÃË€‡àÐûôH-‘#·ÿmà%êøy|®A[×0#¹æ‚}#óŒ6Åsû¨Nr#{$s³�ó¬”‹ÞíêÆfaD­ì¤}j*¾–;#i¹ü&gt;uËÊòíf©�e÷??PÝÏ²‘TJW‘"b ·dA?`~1Æò"<text:tab/>#u„Á–}v£Ÿàð9é—ó�(pÇ½a#ÿOˆ¹—#?/™Î#½ o¢#Óãgtû?#-ÇÕ]òd�&lt;_©ü¸äÕ$ �»</text:p>
      <text:p text:style-name="P1">¡Rj4Èÿ#ó-Ú¬¼�_”½©Ÿ¾íBmÒe¬`ž#–“,#fßú=ý</text:p>
      <text:p text:style-name="P1">fÜô£˜rOÆOç¸†¢ûØf@á£#g—rû¦ÿ#æ#‚ÐÌÁMS$²‚çÌ,#kyŸjQ51[çv“3Æ#ÒV‰#¸ü</text:p>
      <text:p text:style-name="P1">#�îs#€#yŽ#5¥#…#‹ßåÑc#óº#œEGÆ‡«ƒr’y‚V³™r`e•È#ËÙ#¾éÍ&gt;;Múù¤LÕ#Iwp#eÈŽbDY´]#››#×íL3âñ—ÄÉ#%úz…èÜpz«{#¨B</text:p>
      <text:p text:style-name="P1">]à_É#Hé"báuÙ###yð#úì�›ÃR²#q%‰»9##ge=\1k#3Íù(#Ž#hr�†</text:p>
      <text:p text:style-name="P1">¡¿8#L€#Ž<text:line-break/>Áy fÅ‹x¿Ñ´ªr</text:p>
      <text:p text:style-name="P1">˜mW&amp;£ÀÂ­2M0#·}\Ñ™#p‹~Y¸h}7ºUjAÛžMÑ®ÄWxâ<text:line-break/>#'Ç‹N'ÿ<text:line-break/> ÷†€ýŒÚPÍí ï[#+º’&gt;¡¶1_8ò#¾<text:line-break/>ù„#o€ÁØéw»fÈKð8##ºï|ŽžS=4#z–Oñ&gt;éZ¢.8Ö€d0¸#†.#</text:p>
      <text:p text:style-name="P1"/>
      <text:p text:style-name="P1">í#FbŠÙéˆªEn1#µ</text:p>
      <text:p text:style-name="P1">©‰Îí/Ó–³Å&amp;7‡[¬»XÏ#ó–B&gt;1…²±Î##¢n?×Æ Œ#Å÷²6£¥ó¤ ÈÃ</text:p>
      <text:p text:style-name="P1">1Í###¤m#KO#�åe~4ò4AZzzt®i‹ap#â‰Ø‘¬÷BTËT°‘¡Zâ?\#¡oÓ#1Àø¤Ánrìn#1Ãê</text:p>
      <text:p text:style-name="P1">&gt;=)«F‹ #¡#g“Bo{L£’•]`Ñ—h‘Ø##Ìv#5ä~í³ü#¹¨#áÀö#5Ì¯</text:p>
      <text:p text:style-name="P1">*q#öä÷f#Ó‰•²•“è8¾ Ã/~¡FÑ#…#ÑÚ”ÕÛSÎ5[òw§ä×ÄÑ½!ÖÒ’#~�‹ë#|##OTÁU4I¼ü##d¾Hý@íŽ#¸J##¦ì}ë6D<text:line-break/>ââGÞ<text:tab/>J¶Ö•oàà‹éŠ#ûS#ÎÒ##ú\Ã¸ý›Œ_^BÊc¤¶êhR'#�¶m©Mü¯mó#ùÒéï#¹#¤sy##ý»�Ù%Á#5X€##6è0Îõ^×ð’^îä‘#iÌ%¦þ“#È»‹ýa#¸##T#ŠEO#Ïb#T¾S{</text:p>
      <text:p text:style-name="P1">?#,Å&gt;o‰ÁBD2Ñ#:v#LP™Ë#!Õ0##¦Ô%³È*8Éä�µd¿©ñŽùÚ$b0š#ÿL##¶Ckó·;n¾jvù1?—4#Ø„®ßûî#\çÈ<text:tab/>ƒ V#ýï\BAôÐ#§}ËsîÄ¥</text:p>
      <text:p text:style-name="P1">Þã#³#)±�¬jÚÓq#ûÂ#;m�t|y˜‰ºðTQ#2?¹°ŽFFyw9Ï�œÊ™µ©’,º¹'óˆ—•aõ#+„)ãû2às¥"¾L|#GéºXŠÜ{�ÇœLRë&lt;<text:tab/>öm�t«Ú5â‰EHsüF*âÀI³ œ</text:p>
      <text:p text:style-name="P1">Ek¨l#.ùh.Š[#°SÚ*¸äY¿·býr4§”ïÚ�ä5ü#¬–V@IÙ¿œ0p^üñG'À&amp;ÁW8LõFÂya)3•x}„õæK#‰Ã@dTv½#ßåŠÇ²Wk×|“8@Vs# Ìã#`^#·ãå#ñÞ9ž8##çû¿,ZB´ú»Ë¢o#¶è2î÷&amp;šÔ]l</text:p>
      <text:p text:style-name="P1">VÖj"B³8aº#žòÇ#<text:tab/>®—`õá…å~G±��v##2;Ÿs#¿4Ëí|Ýì8ÔÒ#¦I]ÇëÜ—ÑA{Œ#î€‹È}Š!Ùnz^rÉ¬i#W°E-Á¸Û²SÜ½9#û¦ñ#Äø‡§y®"#qÍ#ÿaSë×¸â9#ÆVÏ]¯·ÝÜ·¾%F’#pálÃ#</text:p>
      <text:p text:style-name="P1">\$:Å#&lt;&gt;l»¨#î¨nÔDn9M¸d¤ ##D¬ðÑ#$ÄIg.##Â‰òA–ÏBVq|Òî:H#�ÙoÎh‘éñ¦î‘¬'#Î###ù|#<text:line-break/>)I”±,ªÑe#8| qÀ¤8 {#D¨#L;D‹�‰<text:line-break/>#ÿm#ŠÏSð†™#‡«¶89;7fàëÑà#»˜#Þo6C#)7Ó#(­ºÇï¹ŽÃ–œ¦qÔë:öô#u%#á#—™#´�zÉóýYWEæ£o2ý<text:tab/>ÈUdˆÆ#Œ`ÎG½z‰ù—»,œÙ4µ¿1Û?#Ñ[û‹Ò[Ô5#à•üÑCï“ ß<text:line-break/>ýaY=ÓnÞ#ÜIìiÔ#Šäí–YM #¸´¥¨”`å#LU¸‘ùÈM#àÓkïõõÍ�–Å#þü¶En—ÿ"’aßÔ™ê(9Ÿ&gt;«¢"ý##T6ûž#ƒÜ¨¦�qšåy^Aæž–#°»€ÙaÀ–(a¨F#Ö#…‘f1J#ß©”=²&amp;</text:p>
      <text:p text:style-name="P1">´##oå#™«V¼Ê#¾þr&gt;Ü²mÖ¬Ù·9?û#tC³ #ÿ^#Ö&amp;AÃÓ&amp;Ó[µYO¼.²�\õ8ëþÏîÀuç¦›î#ü$ž=�#`s#Õ¤kT\¬G7˜ï\�qÙ&gt;‘“ñ‘Ê</text:p>
      <text:p text:style-name="P1">� NžªYy¥šüÜŽ/#h&amp;ü#Ò„#‰ì‰™Lg#õ‹ã­ÿ|‘áhO¤ÕgemLk½##·8Þ2à¨àŽEcRª°‘Ûçó¤È#Ÿ)#*•xp‰êŽýX·q"ý#.]˜~‹2xE�o%Vþ2Ž½mÂN##Yçw~#µŠ`#)4ŒR0ÌtVš~Ìs^˜ëÎæýâÚ<text:line-break/>/8jñ¯¨`AŸ<text:tab/>ÿ#n_Ñ]žÙÍI¬C­7œ#«ˆ‚0E¼Ñd}�˜n#NCä¤ú°m#�¦[º€òz²o<text:line-break/>àÃ[åCÿw#A¦¤Ït$J&amp; O€íºªŠÄäG4E ‘ÀQ è</text:p>
      <text:p text:style-name="P1">)Œ##ÍÕöÊ£ñ–z#Ï~lUØ�¯&amp;Ãì�Ñ£yƒ;A¾b¹á~7##¹b6fœ#ÜKl™ãÀ#3ñè¸o[ÛÑ#Îb×çÞ#¹–¡?´%ô#ÇÄdËû½#ÿ#+ìóz€‘Cß#•SòB#;KÕ¿¢w<text:tab/>fOtùKœÝ§×#]##y#¨,ùZÓ°…</text:p>
      <text:p text:style-name="P1">Úò•Nô–¨Ž+Q:”Ê#à#b_##2Ûòù7(5¢W0#š:u¼—J##Åß®Àö…\ÞÇ‡Î;YUmýê{¶5èŸ#9Ï�\#\çáS,ž#`&amp;–‘¯CÀ47š#è#ª7#õ�Â•î�¡o6D��ýaSx&lt;ì##¤L\02í��:I�#+°Sÿnm7Ç8Ï`‚aVz»«l#Ë!#/#ÅGƒü#à–##fº¼f]öÒ#àÍùƒÇNAuçž#d¬a è°:Ôü'»ÌO# Fª€¥G ùF6£"¦c�,�ÝêÍËâ@¥#(�ÿƒRÉ~#êÏ#Ïf#å(ä?Fœ-Î¾»Êwc†ÕÚb#:#X“çAúxxáÂ;#šø6“#ŽYm4ª‰G?•�ê&amp;h)#�†³b—<text:tab/>[wCõ€¤_æaåEƒ4™&gt;Ñ©ûÄ&gt;#íç¤¬ýý�Òp'2PìH˜f#K‰qô§›ŠW!#OäT±Wz#��¼&amp;�¹j ƒd=Ôøþß##\`ìJ5K#¿$ùØÙão_"B-®f”4ù05#]Nd—°iNØÿG¹¥#,š3€)|#­ŽAÌ¦&amp;ÈCÃóŽ|ÝcàÕ#.g#³v#&amp;a�õ–Ç&gt;</text:p>
      <text:p text:style-name="P1">ƒ¹_D•ð#ÎûÈoÔ@‰7±&amp;›»•brµ##fDãø¦##Ç»##Á’ÂVÛ¨4S¦¼›+</text:p>
      <text:p text:style-name="P1">&gt;ÅÈý#l&gt;Íî×®ŒÀ‘h÷�#p“qÒ#´'À&lt;âR3†j|€Üa#Æ#h­p##òÏê&gt;#˜§,{#lœt6ZÓ)N‘Äø#dê4Ytº�½u½X*A#ý#ÃµoòÓhJCÎÁÏ#NØLUi‡2îf!¶Ön¼»##£#ïS#6GB �#¢q˜</text:p>
      <text:p text:style-name="P1">}6ÙŠOxx]ó™¦Î#Š~G9ÖËSBÖŠ0í¢kóG˜óÜ#7m;Ì&gt;zj&gt;T¸SnA¬ç•¸�#†Ab{zõ<text:line-break/>‹G&lt;/�#—Ûý</text:p>
      <text:p text:style-name="P1">ÉêÀš#ð9#m¥ðÓm‚hw2Ñhˆñ„”Õ{ tÿ#þ#TtŠÄ§wÚ'd˜¤#Ýo¥¥#.t—#”äÄÒ~!ê ·z©},¤ ¡’</text:p>
      <text:p text:style-name="P1">Þeß_äÅ¶##'æDmûmƒ!’ëô±“E#çEØ—NV’{##o`#ø$õìsâvâMãÎv)øFkš¯ê·¬#ŒÍÍù4#ËeÀ @&gt;&gt;Õ‘2p»o›&lt;&gt;²B}Üˆ?Ã…toÕô@ä™#Ñá#í<text:tab/>¶i<text:tab/>°!Øx‡’P}·œ|×è#nÇžOôí<text:line-break/>ÃþŽl#×n¢EZ.©ð€­„“ß@_ â�°i�#)Î<text:line-break/>}</text:p>
      <text:p text:style-name="P1">•ËqSÊÓú#ÎPP#‰¨</text:p>
      <text:p text:style-name="P1">#c›B1jÜ}ƒ=@&lt;#ˆ#è&lt;Ù*ëT�#;8#Hþ®ÁòLl+-D:ÚRž²c¢jår€:¡‡“*©øx#¤Å3#Jð#¿îä#’N:ÎØ#4Ä#ØztlÛdÐò#rD$Ê"$#?Aæè#/ºuSÍTÔ#ú�_Š#5Ëìq#ÞA'à£;/sE¡ÅëÓm™H�ÔiN»#b&gt;éð»t#ÆÏ$<text:line-break/>y‹'®#en)'…ðwkh�”Ÿ#¯ÃU-Oý#ëÎä#±åc#Îf´#¡Bß.!<text:tab/><text:tab/>%ºWæ#ã�¸#M]ïÔèL}’Jÿ@ë�3ŽÛš¹Â†›#1#À2B+#�§ÒX#6™eÃ#{vË:¦iòH¼##¼­I�<text:tab/>ˆj#Ï‡fnÄì#@#:°ªOÛ##¯úÿIW ¹"ê�«Aë##þ##Ý`á”Ðeþ<text:line-break/>æ®2´5§%Õ2ï‘y</text:p>
      <text:p text:style-name="P1">TwË#Ýú@#ô@°ÕšÄ‰ÔY# üRÙžØ‹£+QñgS#D¨„côZìðíH?�ÌS×#8¹Ç¼è@Ït4³·ôæ¼ô�Ëê»¹p�õŸ#¡q#ýïHx`¢<text:tab/>:743:)ðë°ŽÔÎ2�¸#°#Ã ±#o#�Ö˜“á©Œ€ÁÅ4;¥‰¿öSfëÿ_ÚEÍŒML¢€ó=²8·A�Ú§§ýóÅ#°&lt;Œ�Šs#œ,WÅX©‚›»£´Z‹asÜŽ#&lt;ù59ï…Œ54Å–"ÛuØ£JKä»#Dkb9‹gìÛ#$#z#þÞ®ÇEAOÔªãæH²MƒTßZšÔ^„qb#q#jÔëæó?#Á@øX:/k%íF±š˜~0S;“rzás©4úãîó#ô¡tx#æ/!ßò[‡ÞÕ¾s,¬Ÿ&amp;xløX`ò#.—·åö“\’[Þì#CR@V�#|#¿ºÝÉ#¸#õfâC˜I Ð“#a÷ÒÔK$õÆ°Jx¥¬#ïÔø_åËú&amp;À)#›j~˜¾S#Ò{j.Ç­‘Œ§�‚Ã#§‡­A*h<text:line-break/>V½&lt;M/ÅJ_®M©ÞÅ#uSâ»6Hì}D�T‚è´2’ó##W~÷|ñ‡„Fmnhß8ô¹ô¯�—†£¥o¿#Û–#F¯,{Èƒ*r®ÁMÖâZU'#O&lt;á<text:line-break/>©ãC#) ÄÓ'QL²8+•Ýþ{#Ž†ž[cp#ØO#ò9¤"ØU¼#‚Ÿ&lt;™èéK</text:p>
      <text:p text:style-name="P1">5ëÛ:a×#Ïõâû#¹#ã ½„˜\}K*÷4#†é¨eUi/`Ã-FI¤I ]A$# å»#�8"¨)ˆG#Ñ€Iê#Å=!œÂ‹cüÙºzÊÜ</text:p>
      <text:p text:style-name="P1">ž#</text:p>
      <text:p text:style-name="P1">¸-W?€6ŠÖ#�Ø0#¹#@»ß+ÕeóBÁb“#ïd#ÖEŸ4üIz6ñ2°P´|È@·°ø÷dú#=‹k¦!œ™díÀÆ[ãñ#çíÎÃ#T'#õp»BCá4Ä¥,·|Ýò\õ\)[FGõ~#´£®v·#Mb…Þ½W#ÒW#Ñ! àž—I]¶^éï_�##¤!aŠ‚Ü»i#Ðuµ#G<text:tab/>gD­ärù#Ã¦G6Ìxâ€‹79Ž³#ÿ`#+#j:YòÍ^##²7#ÎÅ‰#Y²xO�k!ý#Ÿºl5Š¬­uû'42'\#"³àãï#Ò»ÏäŸ/·»¥ÊD&amp;#¸8¬q[ztÄŽW·È(ðÊÏŸpÞt# îmª½#¡¨C#Å�ÀŒ@KV¿�êØ#œ¢è##)æ¶Ÿ­'ºkkC?)Œ’Æå5#žõ!ãÊ2ª�òvŒW.#$µ‰=Ì#DY„pP5;Šeûâ^á¦‰F#Á¦ùuÈ…–À˜6ï#9ðâw#¬t~<text:line-break/>×x— Œ</text:p>
      <text:p text:style-name="P1">Pý]ÍÃ2A#Ú¶ñ%G˜ÿ~îo^u Ù/)ýØ‡ì6OF¤%#bt7£¶jiº?.j`#ñ6+WævÂ¾&lt;~vxËAH#ˆªa­#]ÝTÅ‘� ‰J…Šc#s©2K#Õ‘Ä÷7#—¼†ìšàtœå@ÅQ8ž1z#ŒÀ¯“ï™z,¯9ºjn÷ò•³`ÚÄyS/ÆÑH#Ö˜#µ‹«‡JAÅñyÑ&gt;JôF\wPTÌ³V#HÓ‰%ûÙåã+·4^=:^Ò_õµ¥ë@S3³îî&lt;ýCh€¯~³ÂgbKZÄ›�wtÍN{s%M#S^Ý#WŠœ#{#Ÿ´Î#Ð</text:p>
      <text:p text:style-name="P1">§iQß`»–ƒ½üX"F�ø¿DŽ�^¤`##´ï5#kE4ÅhKmtå-²½ªìrïº#ÔÒ¡¢<text:tab/>Õ‡Iõibô¾Â¶ñ¼#^ú#\ÑZíª#êä#¯mõè#ž,!=À‰9­¹<text:line-break/>#ê”ƒ”MèWX"‹«È˜î£ËŠ‚kÑ#.‰rƒ##j¡ÅBô§<text:line-break/>é&amp;—ºïx¼ÔÍG÷#ú‹£Z¾Æ»#ÌŽñš•</text:p>
      <text:p text:style-name="P1">ÂY,F))</text:p>
      <text:p text:style-name="P1">W§âìõ¯£Þ€»§�-#š#‘(ÔßÞ#îYÐ€š¼`ç#&amp;v#ßÏi¶‚#À#m¯ºÐä#� 6W·Áó2l¼f}ÍP#lwÖLzËÍÝ3¯é@ºÂ/¹#ß¼Å–ˆLStãF.ä#k##Ž¢X¶›eŸóÂnoÞƒ}cú#FÒ.xÌbC¯Å'/°#_÷ú„¿#æ###)Žžc#S?Y@1Š-Z[#¥q#Ž¦£a#3–*ƒ�xWýŠÙ›,W#ÑŠt¤²äiP‹»‘#ú#M –)1µ]#‡ò%öiŠ•ê#âq/}ló;oínœë~XŠg˜ÅêZƒù‹ÝŽÕ'ºQ3€Z´Z�â`2ÒD##æ—íx÷i8 šÿ#)rª´#~·}A¦Û‚{Â</text:p>
      <text:p text:style-name="P1">×š{t]„œ�K›¥ùK4’�¢D©#T<text:tab/>@o—/Úèuåç</text:p>
      <text:p text:style-name="P1">šß¬Ñ#ƒW+gª-##×ÃÙ#Sé¼6¾‡hJ¾íÜï�#ÌtçójMËþT‘~òØý•#Q–Qƒ.úKÑ„d…“&amp;Ìêe#¦uó/Ö#R$.gL7#2Æõ#ö#¡šÁ{á18<text:tab/>lYé‡_ùt¶Â“ñôÀ¦ÄGYÕ7it#›#ÈaH<text:line-break/>žÃ~&lt;G‘™’È7#/+##·.Î£©#§þ‰£Äô#@###a—8‰òé‹vÕ$[ÜH¾ø³ûS#ûµâò�»$š@ùÝt<text:tab/>Kà1ëõ_Iá•í¤ž´™</text:p>
      <text:p text:style-name="P1">©Ÿi-½®»Ø¿”±ÁÝ<text:line-break/>„WˆòÌww##ïï¾}ÿqÌ–fQUâ’#$~KØ›&amp;!S##�ö#P,/e»ùå–*5J�v#«f”#5#Y;È&lt;;š™†¢#x/Õ#˜Ë.Zö¬hß_5Â!33f&lt;’�uô|#oüN¨q„L#ß¾###(<text:tab/>´¬xrêƒ?Õä#Î¼ŒZ#àV€</text:p>
      <text:p text:style-name="P1">ÙtØ†³,j‹eRbDnìôÍñÊ#8ÄR·®Ô#û#ñ#%.<text:line-break/>´?ª/##Í¾•Ç{ž&lt;½¥4ÛÌ$#ÉÓª#¯&amp;žóÀ6‘eˆ#Nw½#ÝXÒ&amp;cÔø�é.³eF#sÆ<text:line-break/>Xš�#ƒ�9'¤&gt;#£z¾5&gt;E©#Â÷¬IÎ@#ˆ±l#�ËžcÝ™B“#6HM}ö°;ÜEF#ƒ‡Õcš+î.âÿ}7WÆMJø¡Ã#¬¬#)-#­‘�</text:p>
      <text:p text:style-name="P1">ë¤‰EÆl÷8Å%#ˆí•N+2‘Îïµ€‚[#FäÑ$ÕIlcpi²nÚÂ—#­Ü¬ÃëDàÏ¯xµ!#ê1ÒÔÁèX$û�R„</text:p>
      <text:p text:style-name="P1">}qB#8#¹ý„ù§Û#†råÀã7a_Ñâ]fÅõÚ¬j§bvünƒ"ØL+Dž##œÙ:ëžK’cÁ¥¶zh`ÙgÞ##ÒN&gt;ôN#žF#ƒ<text:line-break/>#—|%xê5Y²#ïzl.DŽj¯³KD|}ÔíÇ#sª#�/–òÚýnƒFø ½ìÆŸ^M]ä¡dÙLÔÀ_Y#$#¾<text:tab/>#<text:tab/>@ö¿¢w#°s†Ö#4\€@^®g›#S"t#m=„|VåXéš²X²"ò#l-Ly##Í#¦7·p1ÆkdÚ#ªB“¨ÀïJ~O¬è«6)™IaQæG˜U,#²#ã#bðì*Ýªƒ¿žüµ›€”5áoa?á—-­ø™C#þFŒ‡#$|¡Ö:mØ·gS†¦##ün}8‰L{âÃ#°Ö‘‡^›I—è/7çWÎw¥³#s�•øªªVm�_Õ5¶?Ms;íVƒØ`§#/A¯&lt;Û\‚E‘ÔÕ#b)MJ#3Ù¡xc‘!–CÀZ“íV0åš¾ñ¤âé¹óz#ºµþûPÇ\¾&gt;màöQ˜§_/÷ÚòÌºSÃ"©(</text:p>
      <text:p text:style-name="P1">5‰�J’!UHûuŠFj“‰õ›04öÝ#¾pXÕ-÷mºm½ßêÆ*##i#Œ5Ïµ«­##õÎ�,j�</text:p>
      <text:p text:style-name="P1">V#Êç÷×û#¢oÑ4(¢E£88Z³ÅèB—#±¶Æ2ýxZ3Iè</text:p>
      <text:p text:style-name="P1">#ŠèŠ</text:p>
      <text:p text:style-name="P1">|?³%_#9E5T­‘##/?ìŠa¢èö$E$$4„ñÀ°½ázûðs#‚·ê—•###b7†D#Òã</text:p>
      <text:p text:style-name="P1">�l‰#‹2°:`áøú«Zm¬#&gt;</text:p>
      <text:p text:style-name="P1">Ì‹HÞä]p\´87#V#yÎ,Odsé# ë]®ùßáM#Ò§#ŸÒín6ï¤xÛ–¥Q#6#Ðv#æ¡Ä!5˜’š§·±R#/‚zu™MÐÊJE@Ç=Šcï-#Ì(Q³@YP#`òUo#]@ËIýþ;³:Ðßð#²H«³#{†iy#&gt;*<text:tab/>œ§œy§Ý´ÒU#éå#¹n#D�ÁØ[~´±JU¢êû½·¼#\#9z#Ö‡†ÊbŒÅX†'.ÒÌØw#‘õ²ƒ�#M½‹yàMIÒ#r²O&amp;}QÕX‚#N#»•ãW)$#rÂ#É¯#Ó,O&amp;J©ÚB¢Èé¿‘È6{¹„Z'U:#$ï6a#ä DŠê¬#e�îà¢_DRŸèr#—|nX|±È‰m8jÝ3ýœMž`#6© ÝÚ‡+@ò3éMà÷L{#ÔäIF ç#–Þª#o`##q†Ò#Ç{q;¬ûÑ9*]¤¬<text:tab/>UQà#g•9åÄAÛê4Â+´t.±öëØ(P&lt;uXÿk{¹#?L]ceº%ÈÃà=±ïênÁUyD Wº9</text:p>
      <text:p text:style-name="P1">à5�)e·œ¸3Ÿæ�Èò£û¥¿Þxƒœ#<text:tab/>Inã#Í³Ûéx¥Â(ÇNˆD9¥NìÝ•ÀÛB{îï2,t#Ò</text:p>
      <text:p text:style-name="P1">vÇ#[1#éo{ó`§.-Žn#%î]ôñ¬ï#Ø#¹<text:line-break/>$¡Éû#$#uOÏT3é­¤"Y#k‹— Æó‡LQ™4Æ�#ùzgðÙ™Ššè5�‘#°Ý5#‰î#ÒI@?#</text:p>
      <text:p text:style-name="P1">ïë#ƒ½œ¨)j#Š{ÐT‘ê*—"#rzB9Ã#ÖEå¶/‡Ö</text:p>
      <text:p text:style-name="P1">×n1ˆMM¾§#oÑÅr–­Spê#‘#»ÚÄîÔTCÂ#i6Uû##6##íBšë‡’ëNgÀ½¸&amp;‘òB“#ß¥…w#Ë¯</text:p>
      <text:p text:style-name="P1">³Ú8ŽamÿHù!éÓuô/;g@�vž#¢|÷±&gt;z#F#ÏÃ#Þ Û\#a‘ñ(&amp;¬Üçêiï3c#8ouÞDVð%×ÚÁDª°üs#PÊÒÄžcM3=øÛ½n–G#Sã</text:p>
      <text:p text:style-name="P1">ž##ö†¨m¸ÅÑßçX;â|Ê^¸Å“Ñœ#øWc”t&gt;4kªw°#€;»W•#<text:line-break/>)ßÙöèX##N-ÜtÖÎH##ÏzœoÈ}‰Ó¶½<text:tab/>–e#ï�Î©#ÀâùáÍ€ÂâÂ#ÝË#e#e©Ñ"Ÿs£Ö,#¶ƒ#Áï§¸#=dõÊ¨Ôœñ†õ‰9ý#z™T”ƒ?ŸscË÷¦#˜ÜnpášX¾Ý)«ó#ö#oQ&amp;_G­3e~ûÙÒ”U#Ë#×Ç ú±(ù‚#¥¶ãKzmè€5=TŽ$#•+Ø#¡Çc,«Üœ;Yœ…H##{&gt;x¤ì·_º™vÒ»õ##:�Š)­K#@“¶îß¡]ò<text:line-break/>õDEèÅ�cÌzDó=ÅPÙ�\·hQÛyZž0mÚY&gt;e©x±ü0•u’ÃËÎ@ùB}Ì8]íŸ+Â*ZÚŠYù+òó9¨ÆE#ºÜ&amp;#L#S„€"#�#7,õ’ÿ#%6kÉ~Ò—ž-¤ÂÜ£"&amp;T©Z<text:tab/>)ÿ|ªS@oÌè&amp;Ù#•€VË¾aLƒ½<text:line-break/>NôÂ…¬#ÎfIîÚ„®³Ój†0N°§¸‘£#óq�Ê^÷X˜Ü„Á#þ‡!‡<text:tab/>„ƒC#i…ÏðfSyëÒ›6+;s³ó</text:p>
      <text:p text:style-name="P1">"4­Oìd`ë¢,#%#Žw#ƒ¼(�#û%Íf#<text:line-break/>wpLvT #â–%q'Ê#ÝÛ:#3Ú™##Öþg®Ó&amp;||-€…ç\Ùîšª»­4¶Ï·:Ãi¯#“&gt;)^Í%�màÈëb#é7$#§éž!ìàsmJËÂŒ¯##ãñ�ÿWÇ½-*gC‰</text:p>
      <text:p text:style-name="P1">®#dû†vé M#@’m¹V# �d2å[#W+ÑVÕ#%^t#¦�Ò®Ü]ƒtúq‹8ï6×Ÿ#¶¥´]n#</text:p>
      <text:p text:style-name="P1">,Br,év¨%4½[±’Mòšµâ^+#ÉØ­õùPp¥'XÓ6&amp;ëyøüåõÖùÚT1Œ¾·+VùÏ5#Œ�ë#4Äñ#Ñ=3dI#h"ãÊ_iwn#G@mï†j¡½­‘ÿ<text:line-break/>ù#mÙŸ!<text:tab/>t–güQ#iø##ZÍ|tïS#e\Ñ#"##u U##�]ùÍ©}#÷#é_#¾#¦Ð•Ê¯‰Ç ?##ß»„gz:ßM6'®+Â#[:ïKéyGlII6ùm²�ˆà#:@(#2FF4ª½#%R#ù&amp;h#ïsâ’øø#§Æ#á##Õb�ÿ&amp;#Ó¯‹'TÀñÃ#mH‹U¥Ëb¢2–úÜñ¯.G|ˆÓz™#</text:p>
      <text:p text:style-name="P1">®À$Šr•RR_ž}@z¾K˜S8#h-Í!#óå|â#Æ0#M#-÷ÅiŠ‹õsBYyðð“ù×¯7ˆRÓû#<text:tab/>¬jˆè##ÒXö<text:tab/>:;�Úñ##´1ACŸ‘=ê›u#/áY#4Wa­®­#ûTZŒ°Í'¦’:¡¯"­Eõå¡#Š.Â#C&amp;oÔ#È�#(üï#lzÈ_8)à¼›êZÿ:z¥b#á©x �¾aåyîŒ5Í±¹VÿxhÑû0…Ê´p[hÓâ8ˆìX&amp;Ø<text:tab/>ñUcŠŸò#FùÜ%98þ×Çºj­¤<text:line-break/>ÙÿiS%²#f!á¿mãéÊ^ˆYy4š</text:p>
      <text:p text:style-name="P1">j"DÅ¼#û±£G9ß%ÉA#n…ž¶ÝŸƒ#ëÏ#K—S¢;¥#lŸ‹\�|qåƒ¡#&gt;c¡¾#Öç×aS�c<text:line-break/>bµïqâ”tTs#Ž»b#)³#û¡¹MCZRL÷[]GŠ|~ƒ©Ó_¹ë�®#Lî4˜½Ç•mwüÝ#ÿP#RÈ4d5dŠ˜ì^</text:p>
      <text:p text:style-name="P1">%}Œ€# R�Jò­ù#îfCá#ë2yÍ…‡|uvOOªë{#Ú$2pîj„#²Ú] •wÎð|LÓ3Ç(­wD#³#ëpuãM|*—�ÂÓrB###•#i#ôÇ#t‰#a:)°Å&gt;#<text:tab/>†øy#…-«#¦~¼eÜ'�‰=<text:tab/>¢#åú#¯ó#Rn~.&gt;AÛ£`N»ý”#ÒÊ´‰v¬#ØlŠ!ôáüC{.êiï##+=«:È<text:line-break/>éõýa##�é8:±ð }ˆ³p#{í€dz.Ãbu#ÜpìŸ#'#ß4#(##Ö¹X<text:line-break/>#ÿt˜¼#å×ï¡#EÔêRÔ•#»Ù#ÖÒš###t¦#™•Žu‹Æl#Ï:¨êû«ù¢JÄ‘ K-T@±#ä209…$¤léP�##çxÏ}iÛˆ0I±œ¹#GQƒ$j¿G</text:p>
      <text:p text:style-name="P1">uÖöhª9��d_‡`TÉ©Â+#®¡å¤<text:line-break/>óR#õçâ3#bLû¦úîs#ß-)¯ì4‰#MåéŸØŽ“#aí[ˆÀEŽ†á0@ó#“Ê»#:�€<text:line-break/>³G¥<text:tab/>#Y£Œ_b9Œ.##ø#dÖý2+L#ÚùÒiù'j#šZ##o;r#</text:p>
      <text:p text:style-name="P1">û #”™¬¬´,’RÔ</text:p>
      <text:p text:style-name="P1">`ÂÉŸ¶4</text:p>
      <text:p text:style-name="P1">#tFv&amp;&amp;P±t5)Á<text:line-break/>ŠMˆqˆ¯i±Øå½‹ÝZÎqú¸n @<text:line-break/>&gt;%˜±m###UŒ¿j˜‡n<text:line-break/>#(ukˆ##s##ÌöS£v‰èÛ?.$¨rmuL¼Ò#ç!)ª]´š$œ‹æ#˜Ï�ŠJƒÅ#ôõ:ïBd§¢=‚[#û#Ð;]1ãÖ#,jˆ®™#ß#/–#<text:line-break/>¢Ô�oË"°×ùiñ÷BK8À#@3#§Mƒ¬‰V#nvMÂÛ�Ö#ž�¨™Q#y<text:line-break/>N1Ó†Å?I·#¹è›64ÉÇ#lä`Ù4;¹€UY¤ëÿ|‚�BÑæ'/(ˆ}u*ÿ:=˜laÅã›#V##ÚVO¶¼Hó¸ ˆÙ&amp;</text:p>
      <text:p text:style-name="P1"><text:s/>„ôgõU©„—#ñxç¿–SÄîNåK#lXïÏŠ</text:p>
      <text:p text:style-name="P1">û9=#AïípÅŸÂÈYÌÏ¸,¼#/AÛ#s-™è&lt;³�óÑl–‡¤Ì#Ó‚™Qê##,(¨#nTÍ¸ ‘R#ù#ùFß¨QxºÕªºËµõümÑ¬ÛUs}9ì ##mòÉ×ø¤ôô#öÛð$oŠÇi6Q$¬##ˆêñ¡X</text:p>
      <text:p text:style-name="P1">Vv†#Gwq=Udn¯:2�VÏ#nŠöã½)´ÌI!ÍFª�#@“ÒN&amp;E#÷TõÿS¾</text:p>
      <text:p text:style-name="P1">Â.´ˆ­Ê=ásvÖ'M”&lt;š7Ì,^2’;#¿#É#4Z#±«ÝÖW0þçÚlÃi�Æ5</text:p>
      <text:p text:style-name="P1">[S#OÍäxt#°­(å‹ˆ:€¯b#�ˆXU#/gü¦§/«#&amp;“áš*rè##—ÌaõAUëÃÿ#ÆIÄÓT#&amp;ÁƒŠÿ#¥ø+|#‡Ó«�m™&lt;x#üQìr#</text:p>
      <text:p text:style-name="P1">Äí‚‘«Ç•ž¦Ö$Û1×^|s$ð¾`p%.úlÇ#V&amp;P</text:p>
      <text:p text:style-name="P1">jmvzÆ¯•Î³Áüf•CkƒÚÓk3[‚#¶�¦#RÊŠ÷ªÅ#ÞÍQRbí„ËH#'¤„lAmÜèÍÒ}2#&lt;#Êk=#i(Æ1%k#Âå#ªWôó­¾ÿ#_�##‰H¶#ÜU</text:p>
      <text:p text:style-name="P1">„«J[“,!åNüEb=£ºb;v9Îß!0QHõ�Î9ØÃ»ï##¤‰#".lª{Ã41#E]fnÍKŽ]’|¯ENt+|È\¬ÞK›–�ÈÌõá</text:p>
      <text:p text:style-name="P1">-ü­^"4w]8àÎµm^#FÉ3Ù·:yÚO¹:ÐR#«¾E</text:p>
      <text:p text:style-name="P1">¼ï¾‰ýx(õdÿ{#È¯�"^¡#Ú¯Z‚Îú\kv?Ã#Œÿ{®ÆÛVh3§#¬##®#`ÕÌDà#GïH`¢fªÑ#/à…¿¦m.Eiú<text:tab/>©¡²–¯îDLœa#’d‚K8±#ï#J###ÙXU</text:p>
      <text:p text:style-name="P1">ƒ"2|µÙÓ#¨ñ”dŠd¥ã#¿#ž#¤”#ª¡tÌa½”#kƒSý2Öí{·Iž--£œm#àºÊ#bÀçÜ›69pEã\ë&lt;ëÀIË?›íÏD#…³Y#6<text:tab/>·Åz½# m(œ´Æãº#ke·ßÂ‡jÖü¼ì€#·^‹Â‚èÝ4–Æ#çW#³AÖ1sT##ÐÀÊØÄ«¼ÒµŠ#ù&lt;#‚!P##p\mŸ�‰#î×`pÓùõÇ}üuõç·W”G}-ä9°Ê#{ÎJŠ#œ¤È{*¡º¥õçôžs4«ð|€jªÿx¡]vóŒü#¨e“§¸Ì#°##S¤á¨*e©_#®#¼4bpÎw<text:line-break/>ØJó«##.4&lt;Á]ƒÌ#¿T¼XœO3i^ì •íØÑ#®Ô#uß###�a‰)kA<text:tab/>Ð‰7�nú8ëÏü1#è#nhF8ù~èÆ’oE#„¨Ph¼›:éãÄgPú'*1gÙ#ºJ‚ÆÜ(ü]à­qúÔY–bþ'{fÖ³Êe{ä�Fö½ 1‹t&lt;âîÐa#A_]kœp#¨¤ºöû½D­w-ðr;E�#À°YV#‡íðä¥ÚvUŽ­rÑÂ3A#ª#}œ#™ÝŠn¢‚Ä7ìZ_#1û¯®�Îûð°J1›ÍÉqˆzƒn?åÂ+)]•#Œ#È÷3®äº¬l�*A"Š"#)“##`Ø#õ×E-#9wFôÒ*µ'¦—0*'Hª¡#ž,Hµ-Yñðª·<text:line-break/>#¡–Ác$# â†MÎÓ¼aY‚f#’|Än#¶sîˆ©ˆðÄ†+Ê�U#z<text:tab/>Png?�Š:·cëÀe•Ç›òLÅ†<text:tab/>Ïeè×+‰‡#7fÕñNžõ#€Ü#IsZë#E�/5J«L#qã�¯–½;ëOSÊW“YÏ¯ {##Âë#ŽáÇÓW]CÛƒ€N`ùQá#Åeöœ;cx#Î#_|�K#<text:line-break/>nbtp#'ŽÔ%</text:p>
      <text:p text:style-name="P1">#q€ÓO#s#++#l2[*®$‡ÁXÎY¶6ÂØ)<text:line-break/>‘‚ÞbŸ</text:p>
      <text:p text:style-name="P1">Þ#çýbá\ì@€[«</text:p>
      <text:p text:style-name="P1">HD—ø,IZc©K#ÞÀúªõXa## #ã�€©Áb[öóaåô�#ñ7mùèkí‘¢Þ#|J÷p±vK�¬kŸö#d$tâzš{Œ##Õ-¶(ƒ`¿#œ€…)¾##<text:tab/>’&amp;ù#¾##Ø?</text:p>
      <text:p text:style-name="P1">otÄË#é+¿¢ì†µ</text:p>
      <text:p text:style-name="P1">žÞ¢ÖŒ#!qˆZ}###<text:line-break/>§#©Y¡$2µO#f#¼#×ÈËúHQÍ&lt;7ì#Ì"³³i4##¸—##_Õ^íNY£âìlõPx\û#¿B+—56et¯©#•’XÑ™wÇç#':¢ÅFI/‘â6w'º1æ}Å</text:p>
      <text:p text:style-name="P1">Ãe“¿ø‹ Ç#<text:tab/>´Báp‘X¥#Ka�BÞ{,¾^˜˜RNMãU<text:tab/>¨Æ-#’…Äâ%#SlÊ5¨¿Õ�‡_W#Pª\‘¯„¾l¼÷Ñ¿&lt;#:u?cA#™wPj#ºü'PÙ!«¬;¼‹M�#£îøN®g,Íw½eÔ]W¾¬àvª+#‘‰#}#‘</text:p>
      <text:p text:style-name="P1">¤ÅDßxó�†Ít,8‹ùÉñ##ñ&amp;‘¦#~jãK©Zl,#H#zèã Ô0pÔY'&amp;‡“«´#´S2o#%o�)fß9C#ÏMÒû¸´###",Qw÷##¶#GµD#'Ú@#ÚA¸¬�ˆ�[7Œ%#Ú"#²Ü#œÿAg#&gt;p`#ÄP¾#qBF^‡Û<text:tab/>#ïß}]äø@PîÓ#F({æ ^2owXÑ�Ç?õ#â;_#Î‘ëÿy×#ßf„uKÝ##¸tÐ~#=Ñ#ôMŸÀJ;öíH�¯#u`:£ß‘"„ï#¶#„#a›ëóÌq#Cì5üÏ#Å¼P°0ìr_j`B#}‡#+Hƒ"oSÝaJ“ÿ$uO·dÏ#‹#zÛ¥K2u #A!ÀÍX¿ãö#ùi€…g2œÎ5<text:tab/>È’r|k—R#ZÕ†ÐÁ#ËŠÉZ#á¨OH…¿÷‘—sJ²EÆN…”¥?<text:line-break/>H×lNZ1U]0^µ ¹#U&gt;xÆ]•¾Æ#Ö¤ó¥zíðËì¸)l@#Þ6Öwþ™ü2G–Yçð#ôø×1îð#®pÑ4LÅ#ÓIö#e“‰#+¾q6Ó&gt;µ—Ü„Æ#Ç4�#£pþ<text:tab/>�xØ_w�!¶#ë…Ù)Á"›&lt;…#ò%ÌQ$B‡#</text:p>
      <text:p text:style-name="P1">¥b‰?*#—ë3Ù=Né/�#Ûnx!vTrrV%�ˆÜ<text:line-break/>”÷ï#Éª=¾ï#â2/ÅØ·ˆ¸Ð9Kåÿ;}�X@Qä#è(òÆ]¼°#¦f•SÿBV`$eY9Ãª”ÐÍ×Êp#»d2__A¤’]ýÉ‚ªÉg›õ¼}Ý#x¨B7ÎßNB]uV#a¬M&gt;Të�Ù##•þÞÿpò‚&amp;›@bÔŸä´‡d£æšví#ÜËƒ#S½š®u† Píëà‘<text:line-break/>†¨rö2�#¸œÑ }+åÌÕ#‚²É+µÕÿ#|8Ž;³Fá_ŸVV}Ø¾¥#Ú<text:tab/>Ób#W¼#«B#ÁÎ·�a(ÐIåç¶äªÜ$©pŸ#‰“­+ëz‡&gt;p##¬Ô‘Ôi�i•#ªý©ßž&lt;<text:tab/>*÷O##Êš¦µñëÒ' þAÐêùbÙi÷ÔJûn£[Óœ5êk4Álž#V«B\##{[#‹.Vž7¡wkKÐÀa¡”í=Ñù#,áÖ</text:p>
      <text:p text:style-name="P1">Ò]ÿI#eõ=î#%ý[cjRÓ‡n¬#×¤½è#œi­2ˆœ‰¨e�~ŽŸVmÐjç¡ˆ§‹3#ˆ#’l'‹Ø({‹„s#Ž­§n8#C}y¯#!€ÓÈt#8ü}—ÍâÝk#Ã�=Ô«"ëIR›FUg±±je/C#L!À„Tá#„‹‰¢6œJûÌ/#:#:¥ÔIŽÐcE#ŽH‡�ô,øÃ¾Ù"+FÈÛTËë)‹Ì###è”#ý#o‘†,Q</text:p>
      <text:p text:style-name="P1">y’TÅjòõ�O(ÉÀ²âö\8Ì‘7Š”'ï<text:line-break/>/üÚ#Uše$Ü1X#.#×ß#PÞ<text:tab/>#Î«F"ý#ˆÐŠ²�0¿##š¤Ñ#R÷8©^ÿC£“¥%ÅéIkaÐ¤Ô 1ÑYÙ©àýˆªêÆ#G#r##Æ@Í¦ÿ'6õ@0�û¼"µèûChpÂ­(„Ai2#Šæþ¼•<text:tab/>#æoÖ²Ç#ÿ8ž#lN¼�[hA j¯##¢#Ø'Ý�º•Ô#ucMàg"Í™v=#)kòÓwBMüm#Xh##Å#@•T#®†è¿¹#Ÿ|ð.0B##ÙÆ#WÅ&amp;�!ÉÚ¬#A#ü&lt;°-J†|“#,à#@€4Õöý­Å#çFIs.³ëOÅRüºøB¤¦<text:line-break/>#�#K%bŽÒuÒVò<text:line-break/>g#.#B<text:line-break/>È"]þ¥Û«K#ÉyPÝ°D·[¯HÑ­Œ'#Ó‘âÚ]ÝÑiÂ#�t„#6CÈÚ#²À#f]ÈHçÙµöIqµ#ö'˜äì‚ÖndÐ#Î-Ìê#ÌâZ3#Š#3@›e½[B.Ð:l›ÚúB6]W�$×ß{w€¾nÙ‚/øí½œ#÷_#‡à|g(Ã#ò¶û!ò2ýÍÖÛ#ˆ”¦JFø(½L*­wT#Ú{#ª)/#ÈZË%£´?;!VÈb#‘#¥#‡#”EÑ€™MÓº·@W¡FªIj#Ò7</text:p>
      <text:p text:style-name="P1">@,â�£€aÁDºRŠ·#Å2€ÊBF#0ñ¯QÈ®ð¯#NÂÜ-P9RÂ(sj&amp;ùK½1öt#1ð%Ë#k##ù‘éßUòLó#x¢ö–Ø#¯&lt;ÛìH«·—G#óÎ#òQ¹Sl±#×üSJ)þ¦Ù³_¦÷#b2å‚Í)M##•²v]/HeÈ9`¯#Q#Ý~·+¨²:¸# #Æ÷#÷(çví#ò¿r(ãWg‰Â#:ƒ–ƒL#‹Àâ#±ì?—Ø#4�µH$t¸ö#šÍ# ê?¿ÿv*ŽX—oÌfÎ·jl.¦z¹Á#'ó�{-Ñß‘:ú##pñVUÚ0q#÷#4æð/~£üôßs#ZÌûS¼‹óAÐœNŽ"ÍRð#‘äó›Æà"ª#&gt;µälvŽÍIi&lt;#*vY"#/‘V#Eð#åj#hÁó(Ý¾|8%Ä<text:line-break/>„dgáÙ‡q%²öŒ)óÒ¶¶#´«###`5á¬nNLzáp­4dÅ#™&gt;²#'jÏ» ØÍÿ}Òþ)_.Æôé2äu¹q¿Ž4#œ5íFØnéqzÂPÊ+#3¦`ÝH«#…#äwm#.F1€ÇleD ¼aâˆ‡­MÔÂ)Ó†9�Õä}µÙ˜Ãõa�Z</text:p>
      <text:p text:style-name="P1">àéL»º­ä#GÜ#Ü~U^sÛ#‘Qhþ°o ˆx˜|#7D›q##ªz#³ù#Š#Î]îx#Èì#²Ý¿EFþ²<text:line-break/>•‘ÍQ¸F#Ž#Éj*�;Ú]õ<text:tab/>#…�=ÑÊ^ŸƒÛ²QIA'Ç5!:êÐêFÕÕ°ÿ#Ìð#[#w)</text:p>
      <text:p text:style-name="P1">¦¾©€.ýMZ–## ïs#RÁÔ’æä3Óg#¿i§£;X#¬ø•€#;EŠäÊá�Lvo×ù¼¨fQ##‘Ëïà™#‡Ð#Å:¬w['Çr7¹—Ñ×�o¥;êÂsÿ‚,ë#:ìû ‚âzçB_##¯¶ð7ªB¾¢<text:tab/>¹#Ž#µ#7ù˜úq¯×Ÿk#å&amp;Ì-|Ö�7$<text:line-break/>HG#6×ì±æÍ�8â|è»ô#Óx¥´^#D#@Ä�‡##&amp;5Œ&lt;l{gØ€ñ25Õ$T$›¤yÛßÊ˜�~Z�t¥—¾Ô¦%Ý#a#Ë\·Ö”Kl# iÄüOx �7&amp;­J¨]ˆ#¡3é#fy…#á#]#’Œ¸n#SoOoTŠí(&gt;¶Ì##`ØÇ£!d#-xöÜún|Ô#â]#Åáy”Iä÷£Š,Ïrƒ±H`_gGò&gt;#�Y\foPÖ£#~š|#§vâ©â³Ó9YÊ#�#ö€ÍXÖ}î=ó®ö;#‹µ°‰PÇ<text:tab/>G™TµÔ2Â¦ÌÎˆ‰{#ME#í`ð##h²¯2##ë#ˆ#kd£»ë~·�V¹\5Œ­£Å‹Æ�N'D¹âÿ#¯TããÒÂF¨�c–¿ð·àÂò;‘#¹%­bíÊ_R³]Ûøa·z“¾Í=+m=~²¸:�#NÁ#œnd</text:p>
      <text:p text:style-name="P1">{#B#v&amp;b<text:tab/>b�TÏÂøá•�ÝG#@á¸ï##o›#îøò�35®Æ#÷Â•OÎ¦MÒ#&amp;“…û³àÞ#P¤L‰Š@7´F‡�$²‚:Iüë÷R`#†¡9n=##ý#~#Ò#?!À-#g]«UßzUnë€n¶†Œ#n"kGÅk#ä÷·¿‡Þkš’å�ÃègáôŠå­YçDI#Áæ§Îçrƒo|Ù0ý¹bóÕ=ÒŸ‚º¼pxz¯}#ü ÿ#¯m|O½!ë&gt;Ròúú0#!˜^­©0´­çC#æEsiKâÊÃ¢F#ûóŽ�›…#±€ø¾�6V'�u)¥J’þ¾Û&gt;ï¸¥Û#ãù#§ö€§w°1Åù½ŒÑ <text:line-break/>aIpm_½°`Â# êü#oÝ¢¨�Ö#¶Âö`ˆCjD„?!Ì›#‡#d*÷x}„k#aé’#bù³mímZÑAÚ–¯CŽ• !¤QHt…šBW`J#;á«‰¸ï#÷ã÷#ÙôÀ}nÃ¼‰¦n÷#U&gt;<text:tab/>okÎÇ"øóÅÓ;#ý·yâ�#QÃ# }½#›Ïö›#aB<text:tab/>Ñ%¼-#yS#Q›5¬ë»ƒ¢¿¿úœ¬¢ç‘¸=Yx¸cCÖMÉ°îff¬#Pj!@þ¦e–Š#ÐÓmPp)�#¯ï#¹##J#Ÿì¹#'</text:p>
      <text:p text:style-name="P1">#Fæ¦ÄÛÝ—R#O+Cn# Ý;Âgm*•Ê#¿æì·®âPë)G°¹LUL§RZçTänÂöµ‚¥#nU9%©^Ný¶G#§V…Ëþ]Ò³'gÚû{®RgW##�VI"ªl ûþ6=Õ¬‰#‚pŽ#)/b§ˆý_#M£�ø#&lt;R²6¥}Ç<text:tab/>À¬mcY0˜Uë.òF[^Žã70Ý¸:PÁ¦±ob!ã¹#´$L^&amp;BXk&amp;£#\Gí#1#c#üX^pî&gt;½#]$¤´1$#ž±XRì9Ê,;?)!m5q§Ù¦;—ò#^ä¡!-ð®û÷ál ÅM±£R##¾#ë�ÍhÝž–²$Ný˜Üî=é#£</text:p>
      <text:p text:style-name="P1">ó•\‰H¹òƒõ¿äU¥DÀ‡æÍö$ò#ŒDlêApÉÃv#v”Ã#b´FñðŠ(=¯êƒ›Š£</text:p>
      <text:p text:style-name="P1">cá]##0^ì##q½Š#ž&amp;%©½#‡\0ZIùÜè#(Áu„kÂx%-úé#%ÚÝÐ†+„@tË'##Ç÷'Pë÷Ñ›G)}#î##êÒ ë–p×ùTäj'#[y0ÅMf{¤Œ<text:line-break/>µ@°¬¨YãF›¯dñœÝ€�·2±|÷6ÊO"ÓžMžH¤t-«×;ÆJcï2#Û#&lt;5#Ü­Ý8ý<text:line-break/>#�×ììZ�¶7¿#ª#:Â^#zÄk#§òUE°ZÙ#]Yç</text:p>
      <text:p text:style-name="P1">ÁÉn)S#/##�•#ÛZ<text:tab/>¨¨HI·=Yuµ#˜P‹Ê�IO…yuÛÒsl<text:line-break/>ñ#Ÿá#¨ƒX#¬ãJ#÷#;#þøàÌênØY<text:tab/>€Ž®»n6•X#�¸$ÐmVc##Þ/È|Ï##‰</text:p>
      <text:p text:style-name="P1">èéIxŠ´#‡~NÓJfš²ÅÕ#Øy#¾£6@‡e#:e{êii#¹ôhÿY#‰#óŠh#äÎ]Fâ#ýQ¸x|¯Þ#M¤°#%Ò#'{G#Ï/˜ÓÜ�ªW##è©¼ž÷Á[ã–%H£Þå#´—ÙGÄCSÈÉ»»&lt;c×M##m#2Å—"Æ�AÊ©f #dt~�=·ˆÂ#q§W¼žgkfp˜&lt;#½#8^?CØ#ØG¶\ëz·dääD)u9ðÄÿ?¸³÷#º#¢mnýú:#WZV6#¹©#89¶##; ¹(¡¤{cjâs™#Ô‰cn^Rº€ýPbXÈ7%*ÝœcøÞì#ÓòÖMã#&amp;5„Ù#P‡ª,À©8DÞû*=M/#üç+Ò ,A[UJä#ÅM¢�Ç#û»�²ØùÇ</text:p>
      <text:p text:style-name="P1">ßÌO#F¯&lt;S#ã—ò"»í•…—¬#¥&amp;ß#³ÜuÉvâ²JõkãÍGì#è�/™&amp;#Ü8Uˆr¬üão#ªpèE7vF¾v#P`ÂIw#Iµ#(`pˆF�k^øüÕ( ìRíyô~'…óOˆŠX@S�##€e¦¢»YÚÖªÑ\mª�dáx&gt;â÷Ž·�×¡#’Á#LjR^®</text:p>
      <text:p text:style-name="P1">žðW##üpÿn‰#¡Œ#BZõi˜š&gt;„Ó¦#úaLÒØHü¾iÈì€Ú|í‰}'@qÆJGç•&gt;Ö´ØÍÐü­¹�ß#ÉìÍ5r$<text:line-break/>W1')øb½¯�‰#š›“ü�”###íö,#­V&gt;#�’]0“ÃñB,áëôãS%Ï‰#Úåî%þ#$#òA6Ï”ÉIšÄkE¬²æØí#§(š#Ð·ë#?#Õ#lA#45lKÛ/#¯�MÐtÅ#Ä’$²�ï‘= �qUˆ¶öó;˜Cqò|Í@´Se</text:p>
      <text:p text:style-name="P1">�/¬dKTDr]os6£�p²Ø6f+âïÇ‰S©éS#íTÎ0(d²³Ô#ÂäþÈ,#–ÌnÕÇV/õ'ª~Û#ª£#æ<text:tab/>šú¸ã‡5&gt;ø#©#üÅ$Ks‡Jeó¤÷Ñ#Ìô8 ÁDFÎû%hw#µ–ìçwÌ.Ñó©ÿ#©îkCTîteÍ¯5#•ù_rÕÏjsÔ^wàæ¥wBc–_+\Ðß:P#ìª#Â0#c#Žƒ#a4ú2§‘3 Ÿ#Ê)µóƒ•9…¼Hfdãˆ6E@‰ià¶â•êF‚9tC#Ìâümáö%_®w0èË+=úW5è#n°#Å¨tkr#VÚ`ÔË¶#ºêú³~\#LB#$²§-Ã#—*T$ðìcj…`#ù##ÔBo'ivÌ¥ODÛ:#Ã*y<text:tab/>Ö3#®¼žb#çÏ`l¯#á/¡#â%rè/ŸðÍRÒ;’e²Jé#¦²ò­:pË÷æ#ÒjŸŠPIëÚ±¡O&lt;b‚,s4xÆ°#R<text:line-break/>|</text:p>
      <text:p text:style-name="P1">Ayå<text:line-break/>��Êc%àICZµ©8—x\#Y5±TSŸzòê‘øc½#0P2</text:p>
      <text:p text:style-name="P1">¬J±;Ö�¡&gt;Dšõ</text:p>
      <text:p text:style-name="P1">¨wý?ý]ú# #y7š#ã�Úò ###eàÅîéÄH*9b—ƒ¥—Æè%ämÌÌáEÏ&amp;ç-R`Pz£z6cZÞÊßž¶—ÓåÈ\üÆ‹Ùˆ¤:½‚$0Æ÷lî#”##ÞVâ#}kÑ€›#ý#Ü`Ïþ</text:p>
      <text:p text:style-name="P1">½‚Â^i##‚‡f$Â£#��µ”éæÆ¥h#Åü':#ôÔÏµÆ³Óð›úfÒ¿[Õ\¹¸‹Èò¤]ƒº�Š-ú¼éú+^](3Ø}&amp;PÕ3ó3X.ç­=½MQ=!_»°Õæ.ñTúˆuˆ2”'3·#g%</text:p>
      <text:p text:style-name="P1">uïÊ&amp;þÞ2#£©#õDß2µ#TìrJÜ&amp;Ž¶p_’Å†cªØÖ3š|¨¡#¿Õ�f+P.øäP÷l0H—·ýZÇ;fžÛóhé¥U0&lt;#k(\]:'%BT‡tËa\Z—‚ü<text:tab/>vóÜ½xš�CÝ¡¿###&amp;·ìhß#_â#=œ±Ø646¤�2Wb÷SB#*áÞ#:·Õîª#TÀËr¾a#QÞ•ÏÁƒ‹####³C+—:<text:tab/>]ëØŸ¢Ð–(#–µu</text:p>
      <text:p text:style-name="P1">#¢ÑÎ2ù+š#º'`¨v8@Ö€½R6^</text:p>
      <text:p text:style-name="P1">#ñôñ¾¡·'Å·#ˆkç#8|#ïf¸\÷‰‹�‰]ñ=“´Ç¬)(¶_u—#gàŒâ´ºr-�_�šEEœÈ˜…k¶ûÍ#³‰#.8ù—G½#ü</text:p>
      <text:p text:style-name="P1">fà—¢#‡éØ´¾#œÏÂ@&lt;[ìÂ#Áÿ?âˆy#TÕàŽü©˜;')¡)KºêfwE»´#6:VÞg×§H#}ðmÙ¾}#ÞÎ#‘ÿQôûÁìd;#C�tSð"Û5šÎÏ</text:p>
      <text:p text:style-name="P1">àý##{ï„‘E"¡#:K73›¹BˆçÇž%—¸¿#ú#¯t¾ù¯&amp;*ú[õc¹Ë´iÂÙÈJøZÝð€#a|EuðŽ_´Ç&gt;###2ËyöùhÏÑØi#‚#l£#ö7mLoT¢&amp;Tíj##Ã¯b1#º¬“#M#0Ú£§œç‡Ž9#o(þë®‘Ž#¹Bœ([¸ÙCüå…<text:line-break/>ÉÎçŒ$Xõ1D##°Kå¹¬™“ÔQ'šÛo™&gt;Šö³z„�Ø;¢ ùGƒ#ÓH­¥&lt;5Lšf~#`ã¹y�fb:#`©#ÅH]Iö[xàPD#í[g3¬¦MÍ<text:line-break/>üÏÕ Ë]�¦gð#På&amp;e—Ï2T#è«AÞVÁ#w¾Ö~#<text:line-break/>#÷7ç#cêx¶QØ¤#ö#m{?©Pø62OúÑ;í\Ö#Y</text:p>
      <text:p text:style-name="P1">Ú¬K“EõM##¥6ÿ\õ#éTÍý¹å�3#%:g(Ùó¤ÅÙ£õ7ÈÛïÐ6AÏÅ#yçëQ¬ÀcxAÂûP###±<text:tab/> •#ã##@é¿¹r/%§³</text:p>
      <text:p text:style-name="P1">¢7#X#¿ñ5#/ð#R]M[`ü#Ÿ‹„#¡X�,#©Ž©ô#ô¸½®þ2!×ßž[®Ýyœ¾ÿ+é.©ë.5#s›#s#Öy|š©{¨íÈ”õ?ûf®ç¿€ˆ¥Ô½T#œªrØ#HM3</text:p>
      <text:p text:style-name="P1">ÉL«†ñ-×#¬HJ</text:p>
      <text:p text:style-name="P1">Ñš»0öí—C¥{UÃµÁÉêÓ”Ôã#=‘I‚1##çVØëShFÆ##†B$ d-•¥#É`u €4Ü</text:p>
      <text:p text:style-name="P1">›e¶‚0ÀRZîŽ”–8I%Ô|#©Ø§…#P#èÇ›ŸÃ2¾<text:line-break/>]6#) í#£áG#6[E@×¾�#†a#ÁÑÕB:#u#€#`|‘Ç#,*wÄHp#ÕW½®Sh¦�_C&gt;m</text:p>
      <text:p text:style-name="P1">¥#ÉÅU$ºÝ‹voÁç##¬qn,#òW@�#?‹Í#¥ê3Í�ù¢rñX#º‚ËíŽâÿd�</text:p>
      <text:p text:style-name="P1">#</text:p>
      <text:p text:style-name="P1">à3ˆ¡#¸ÃÈ�tf)´#t#1…#…rRã5³##úºûÊ¹Aû«ø? <text:s/>Ê##</text:p>
      <text:p text:style-name="P1">%!#SSƒ-�xE#Û·µýX<text:line-break/>´#’óøý±#Û�qF`ux“#ÇJ;)ù}X˜}ž•##¿a&lt;š"•þ²¾™VhyíPF`##s¯#ùBû~A¬ÈÅê#û*±ðÖ2#u&gt;##¥#ÕÉLcóÃ¹ÂˆZÒPXöh¥O#|3¹X,›«…òõ`P#¾É‰!†ÄØ#õã²Ã![#s‹</text:p>
      <text:p text:style-name="P1">ÝUö#e§ëÅŸÜ’ò‘�½#r¡î‡#)"Ñ)2HJçÓÿjŠÌT4Ü‚ñ¿š#–Ži.jü¼ö×š')þZy[Íýæ›yy¹¦nm##NsAóXñŸ—&gt;Z#[¾YN\þT&gt;kNDò»òžòŠòÖÈê-K´}_Ê|í3½Q;¹N#ŠÄçZ‹Qò³åCãÏ<text:line-break/>y#†õ<text:tab/>|´åÿJmÊ„åâÄÞ?·×sœ²§iùZóMùfc##Ýª»±àŒÀ8ã‰œÙ9¡9¸´y¼ê¾\yÒ¼¯½ï}*æÇó¡žk#}#Í3šC–o*-Ž]#ì®UÞm#,#t75&amp;.¹Yùa5#Ë.Wä¹]¬ò¯7nvŸ:QÎ§s»²#kÍÁ3ÎšçFùjsQ9h�yæšïYsPó~ó #lO4ÏË</text:p>
      <text:p text:style-name="P1">î›ˆ9DsA9\r¢r­ã†?ˆI’#®jnz#ž°õzŸšÎk|ÓÿU7:ïàè.ú–ïn#èãðk\³yß¿#çÍ3Í§wS½NmŸ”ó¯~</text:p>
      <text:p text:style-name="P1">(#&amp;,¶üc$ÛÕNÕë @`Ç¿ÝÌ¸Dà#‚ö}zì#QKZ¸Èí #¨^¯L}›:3õ8ûAþ¬Ÿ}¨D³Û­t~oAå##8­Q‘ëüB­)£#8÷íX]9¹#</text:p>
      <text:p text:style-name="P1">‡&gt;vkÞÒÏæäë0h¢<text:line-break/>ú#áÓ~cý0?nêr¯|6áû#�,0°ÎòÒÎù¸€õÈ‹šÙS…î¤¹¶#ªw?¹!uò##KZ##ƒ×€µ\€.Á@‹­�2#ð–�8Ù&gt;#3äMs©?<text:tab/>Ó|žàÜ^ëú5Ôÿ§^˜Y3�÷•&gt;LÌºppÃÚ;DY#Ôè?ý#2#¤µõMÎý¶ÀpqÙ’·#¾ôE'Ð+HÏ×a#¶bŸØ</text:p>
      <text:p text:style-name="P1">ÃÌ·6ô†Œ›¨#Å##ôõf§##)#=V§È#|‹y&amp;^/#õ×Q®ÛÐÌ•M+h»nÚÌ–›Ró¹òéšj&lt;JIå`ùýºùÂÁžY</text:p>
      <text:p text:style-name="P1">Çù=�3<text:line-break/>Ê9-áß£Õ#&amp;x(Þ� í§ê_¥ä]#ª¤½Ã±á�#ìÛ{AÖŠ,ö�z##‰BÑ§ëÂ¾­Žô‹ÙAAY¢r#0Dc°</text:p>
      <text:p text:style-name="P1">¾ìe¡n0#0d&amp;w#\Æb#_‹Š#ëMG‡Â#hn%šï#P7’ÀÐ¦â#ë}»Ó&gt;.i"C½k•á™•#‰x&lt;XŠ<text:tab/>Ù#Q÷<text:line-break/>Ñ#u¹P#BŸ•Ð#Œiê�îOÝ#w“…#b¯ËsTÿJ_àü‰W±1¸âöd+çtRÖÀ¿êlx1XA7#,b#ü†þí¢</text:p>
      <text:p text:style-name="P1">¬<text:tab/>¯#ÅfÎ#Ä˜­&amp;#Ž0»Øî°|þ1€‰Ôx#ùAë›¹=.pµ651&lt;#ÚXRh¸»<text:tab/>Dè€%Æ­›¢©»D¼IL&gt;¢<text:tab/>"ýÃ¨§aŒØêyº£Ÿ)µ~Ãp¼�$ï`y#3ï�.#|d^Ìý¼pOà©V-' Šôõ'W–BâF##Ô]çûM WúÄZÙO#éÐÖ#ÚûItä#†¿µ˜‚¬þü¦Çìâ1¥�À95!ª|ïMæ¼#À#?##ó¬dïE‹Ü~ža#Ç%#�‡ª¹éœ¤_ŸãÅžT#tXkvÐ##þ#ñ?µ¡D£™”Hœ�#í{òr<text:tab/>U#ï¬ŠO&gt;¥ÒJy?»nü€I#M<text:tab/>ÌŸ±þ##FoàG#Xî^D#œŠƒ#šØü®—¨c�¶w7##Ü###ÛtD#Šð“ÀC)ÿNáKWg×bÊ|�#€(¬¿$Ú&amp;¶ž{·Tª«à#N‰'ôãGëÞ¬~òŒ¶#*ÜÍšƒ‡#ŒÉá`ÊÙ½</text:p>
      <text:p text:style-name="P1">Hlà÷#^]Y¸Q#LÇ#—cÜˆèð<text:tab/>Ãb¢Q]6#¢æ´KiÆ3#ŽíÃ®u‹</text:p>
      <text:p text:style-name="P1">,Jþb+�ø›úãƒza#bóc±¬~�}Ú±ÔÕ#'¿L#Ñ|"åü²ÇX¢Ñ#‘æ‘#šW3ÈZ)åN&gt;J¹Æôö}Ø/×b#½#‚¾Bƒ‹Y�´¥à‰L¦=Qí+3uúIí‚#—&lt;Q�ÕÐ##xTã‚vk°aµ¡·á»Ú7o?T´ÚÓ1«~ÌË9ã_©ªV¯vÆ7¹F#J:ˆÆÀ)§Ã:ÅH##K$.ÐläU#š#°ä‰ÀÙÆŽ�#i|üˆY¬C#Å&gt;žUPØ�w€UGaËtÝŸ#ÍDnœ�¼É`øìg¤#â=I‡ç a›Ð#MzÖkcœ[¹�™#U¬ÿ</text:p>
      <text:p text:style-name="P1">Ã¢äMã`xQ˜aÕ½Î-’pö´Wn‡#¿`TY„í«‚¾Üâ Ün¹ýbNžY™##é6#ÛL¦þn</text:p>
      <text:p text:style-name="P1">ÃüˆÜŸfSt±T#\‡�™ÐÔ²NhÉñP#ã#X²'h</text:p>
      <text:p text:style-name="P1">”¢òí±­6#.×p#w¾6Ô4#&gt;±ÐìñMn×\‘P#m°\4}\ý#%�</text:p>
      <text:p text:style-name="P1">#"-x}+-_#¾€îû)ôà®ŒËÂŸÜM]#¢�8±:Ýø©§|Z0·TÈÛ�#Wn�Öùˆâ•Ìôƒ­�N$ÿWûx#Ø×#UÙÈ_|œe&amp;}#åŠI7øÄNï#Kd#›ŠËÛ‘|qÐ�›”|�wÞ¬ø!##Â_Ø8÷¾½zy¶�ó—#´ª1#©!~ÁK7 &gt;_Ž&amp;d�œ.»í�#“FÌƒß�±N&lt;R±#}Ü7B#0I7[!pØ#</text:p>
      <text:p text:style-name="P1">#Amô##EúÙ##µÛl¿Pküæ`PÞ*ÛX�ÀÔ$õ##üOó9u?_5J#º#9&lt;#ãóMc#õB|ævôËlÿ#Í�ýZMý²<text:tab/>a</text:p>
      <text:p text:style-name="P1">U%æ/Xl#“{a§2#þþÌ#\©#=•åSD2Ðã„ø8!FÖcÆ#FöúOÃ*#ž¾XëQ#ž½ÆK˜2ÿVãõÙØÜU»ü· mƒ·úÁïeþJTÜ#´œ%LÁÉ+t1Ò˜£¢#U‡–ppÿA±â#D�5§#¡lò9Â5÷GH,#ë°µÛ#ª7ÂŸÖ©¨<text:tab/>ãh&gt;ââ#;žcøbbºÃ� ÁŸƒÒ° �# ÎV©Ä6ú²Ò7k÷õÍþÙxÉR³Ê‹ö³#ìèÍÃ¹Ïüu‹Ø#Î»º]$#j,#§9+¿#"#nGý.À9ä#Á<text:tab/>ë#¥–ëT¡#´ûÉ„…á;:ØRQîQ#gÁ#]´ŽR#)£ß¾šVÀ‘§¬í´9=IÜ®Æ†IP`Ï#Q#6³a3ÏúÛ5###RqOƒ|TbµJ�#u</text:p>
      <text:p text:style-name="P1">r¹:€,-õÜÏ�)™�#Ë‚o´(��õz¦Øu–‚âŽU#¹#­b�K#ÝŠx!×é’K4oÌ‘¹»q¿K­#E#¾ºÊŒ#ê`HÄØ#÷k</text:p>
      <text:p text:style-name="P1">;#›¹€ÖÝjÅ9žëš‰%ASÂYÈ£B#Áß�œT÷Â~�€#`î#â—ªL#}ëQmî¦Á9#H&lt;amçmî#®½}1æ·#øŽÙ+P -çî*7#gž¡Tû*¤9#üžç&amp;à#AÐušÛ¡;6d˜[è©6¦]5ÿ77öŠdh(e¸¡kú‹$Æ&gt;ÁÖ²›nŠ#Rb„#ïòÅ™è£#!suò?#àex€#e›¦ÿtYQWðO<text:line-break/>[âª¥;øQ!rÓÊÛ!Q»í¯OÓ�á¡ÀS´sú´›¦Ž|åL×!1Û¿þ</text:p>
      <text:p text:style-name="P1">ód\‚ì5#¿âNÓ=‚ŒX;;Ã#�X7#.‡R“#q�‘<text:line-break/>J#�ûƒ&amp;&lt;(#KÕ6#yÛñÁ q®DÑÂÒ*gu_�¾‚½ÍÿhÎ/:9|•#Vï</text:p>
      <text:p text:style-name="P1">ð#Ï�OŸ¶¸Œ›ŠP‘‚ìPÅë[W4QE²ªúbÜŒ|ÿ#pZ#\¶y[ÌC¬ª¢#y8¼#;#.eUZž#©&amp;‚¼#Vj"óa5âýø£Ûn€t�åÕ#ºÍÓn«±E#ð‹íi#4\$·KÁ#¾v0k]s&amp;93…D}“–#'@¶#¼§:IP#d%‘Ê•#Ñd¼ñ•<text:tab/>~Ÿ## ‰B]ÂAQ#©2;#�#0##i'Š|#BÏ¸Û8úSžïîw›u~_#cz##ÚE‰</text:p>
      <text:p text:style-name="P1">#¡¿Ù#<text:line-break/>€.–C<text:line-break/>&gt;¡•7"Ú­cS<text:line-break/>F#ïÌ#ñn7Y¿#b,#ó[{CYD´ÀÙKŒgÏEúðœG¡·(<text:line-break/>#w#Æ†$Ž5€/´¾¹ÈÞ###P#‹©‘Ýâ²{1Ö¯ R¼/Am^ùþLèÔ#˜ÈråðˆÃØ´#„¦ÿ#”2ã1©Wy.#</text:p>
      <text:p text:style-name="P1">Ÿ;¶^‡ø¢�{À¬EÂ\XŒN¼zC‘K#=Ñ=ç#ˆ7 ºâ$Í®§§Äå#8## tÎPmE¯]™Å÷mË ËmOn=ÄT&lt;#¹–�WÉ)ßï÷w¡-M</text:p>
      <text:p text:style-name="P1">è¿Øè<text:line-break/>¦Tš##'Àg\z#v#sM€#—¤#¼ï#ê9#</text:p>
      <text:p text:style-name="P1">gÃu€#™RÈ�"SÇÏmµ#a–zŽ½l±ìM#8£òØÞ#�=Ö¥ÃH#½%ûšŒ&gt;�t€#ÚZ' «Y:uÖ‚,PPÁ#¤ªOÃ“#lñ9·#ÇÔ×#©&lt;â»¸"Í ­0j€D·ß,:¶ö4øt“~MïH�ºþ3ÜÓ/å#¢xº¦°C#q­U[�t4êÕµª’÷Ø~õbE¹è#?TeotµVX¡Ã×•*ò^_�»#õz·ÒÆ#m²Ö?&lt;Xõ´²#i¦#~gf~î¨«%MëœÎn™¿6{ËÝäí¾1D�Ün«RlD^ªÐÀª°àÔÀÐ#ýx/€(ÃFö˜Ÿ@Ì</text:p>
      <text:p text:style-name="P1">˜*éx}¼4àNƒI.#È–ÌrN¹#›§u#7##iò”¨å ¹###'˜¦·‚ÐW×�#�gä¿³Ï+m”c##Lq¶‚a#¶Ç#»fÒ¯lŠé</text:p>
      <text:p text:style-name="P1">N3p¦_€§}Ì-+ù$‹À#&lt;#©È3)|‘"ðÓï¾Õµ€=,¤£)`WôN’õRØñ´Ô½iÄ</text:p>
      <text:p text:style-name="P1">Eà</text:p>
      <text:p text:style-name="P1">¯¬0iÇâ†Œ#×ßsˆ-»Âþ¸6˜#hÛÓ½~è(¨ß#�²@ý[#%×˜†ÍMðöùÛ#Sèn‘#wKôƒ(ÿ|×’#åSÎd·#Ü#Ü¿Á¯Mµ˜…#3-#Ñ\<text:line-break/>3�##‘óqZÂD\#µßØËÃÆ“###†39”tA¯â6ñEè½-I#K##<text:tab/>)¦¤3îÕµÒJcœI#*ò‚Ä€J½‘#X#RWõ…¨–#Y {<text:line-break/>ýö<text:line-break/>A¬ê1¤2Îjè¿…�ýÕûÌE'Ð5Là!F‡¦[É¾z=Å¼ŸYæ‚òT‡ÉÍ’|—„cæÐk^w#9±OKS"'g#6|M#aý`®n÷OfáUj#³[ÿjõgWg#{œ\#­’ç¨#�º˜tz’¸x•€#ÊK#Å�¸õ^´ÏÂˆPÂ##²BÇÝK#3X</text:p>
      <text:p text:style-name="P1">¹º¦k#&gt;ÑÊ#$ s7¬}ª#�¤u°)ö]f#p7ËÙo?.)8#!U#²A‡œ²í:G-yñÙ¡%Djk€þ.#IB[<text:line-break/><text:line-break/>Ïí†­¡¾qz·Ljzn«ŠfÈ€J"ƒyddeI#q&amp;V#¾J)ûþ®õ{m#‹{ø"µÚ#˜éHƒpkzn#½aÙÐGe·°/+„p–<text:tab/>•B—‹ØÒéßòQiÍMÔ‰sÁw´~…È#òmœ~#l«œ…„Šôˆú¢#^#îp#Q¨«Ù#Y*#ýŽœî<text:tab/>³^(j�¦&gt;##ÄƒrŒPX]‰R*c�0ï#•¹£båù¶Ô}i^ü†üu¶"šñ¬Ì€l&amp;#¾´t#Ú9˜¢ßÙÊ]PA#�M³ì‚÷³4ëŸÐIr)ó‹z|É°3­D,ë£.ýh·qÓEÛV›#P#™–ŸÅ•#ïD#:%�¨`zXŸßeJÛ´Ê›Ú#}Ï,Ü#­w1Þñ¡#e5^1¥#sáé3»F¼özðšòÞGÍ®áÿXíÑ#…ôç¸¾#v{~æ#ô¯búð?D'a�~#hL#«Y0]#´#(HwF?ŽÑ"éò‘{Uì‹0‡�#i®´:éCh#ƒ£BT—otrKLÑïÃ[“gï»¬çQ<text:line-break/>º?&amp;ÉÂ”†%ümTˆ8Z#o &amp;ˆ6<text:line-break/>û�fÚ¯M¢×*#AómQÒæO#êTÐ&lt;jŽDY</text:p>
      <text:p text:style-name="P1">êß:#¶Þ±×ó#¯ÐèUŽÿ|÷5aŽ}âZØn_•Q)„U›Û¢+#ý6Þs#"o#‘û9AÎö©#=�#†”üw#3ß^#áƒÆ#Àyÿ&amp;\[ñç|#&lt;Ö€ÎÁábß°dœU%¹fB6wd x#&gt;ö#ë##Ž##Ùˆ&gt;¨,÷¶ì³êL‡â#–†+�#Ën…qCƒ-R#s###k`-pV##²%1«ñ×6g8±<text:tab/>m#¤OÏ“ã¦XÙŽ0cÚ1Ã¥#4Bã<text:line-break/>ŽüD­ÖS1A$xúÛÖ%If##�#™3Šlk<text:tab/>khc¥�#dH7&amp;k¾kù#\9¯V¶¡#aÆÌ´Ã#ÿj$</text:p>
      <text:p text:style-name="P1">à‡zZ_›å×·dO¾æÜuW4Ø#}#zð#²£¨V&lt;Œ€Œð#ÉÈé<text:tab/>¼‡vé¿Ù#q|Þ™Ëlb‹T5`ÞˆZ–âÈŸÅK½#|#[‘e¿6Mò�”)Ë—e&gt;«æè1#ÒUð##Ä~Jv#s8öw#°Í#ž²ÌªúÎ¡$»]�Ä¨Ô##lJ}#oÊiu#0yòê;˜›m#gíèðüˆ¥OGÂÈ&amp;#&lt;7‚Š#³Îï#àÆKá¼À#d„×®t#-n�#ò4##O9m#Ï•q:#Ÿ#Qpž£Ô$¼'ö‹#'þqcB(~¡.<text:tab/>qÚa©!LàÞêWãˆ#ž“Ö–½ñ#THù¨Kî‡÷d×Ç³œÝ–Ï¬{j'O#;ËRYˆú</text:p>
      <text:p text:style-name="P1">½k#³�¡[&amp;fª¤ŽóPèÄ_†Ø_âD&lt;îeÎÝlæÃ÷£### z#»#äâØ¦.@²/s”Ô<text:line-break/>#$xÕøü£nsÞí#œ§IêÙRÂ…&gt;±æâ#</text:p>
      <text:p text:style-name="P1">#7|¸ÇÇciKíL&gt;#n!ÓÄ¦KÐ=ån¸w#v·¨&amp;#õ¯Å#Ÿ(ê¢@•ŽHô¹·</text:p>
      <text:p text:style-name="P1">½‹aHÃ¿#‚"?/dãºoÌªÒ|#ÍÍ}psõ</text:p>
      <text:p text:style-name="P1">„gr¾¥tˆé+ÂÑšhhÄÇ#Õ*<text:line-break/>#²F¦�¡�¿ÿn°ðc•Ø“ý¿U·±¼Âî\�ÒÌp]##ë#Öè×Ñf�Dø¸�9I##´Ç#Æ¨\•3ó=øõ¢G|lâð¸ësRÿeÌ×î¥qZO'ÉJ#h#²Üóà»ð¢°ºÖ#3óN7MÓ'ãûâwf !Ü#Šò�##fq%˜­</text:p>
      <text:p text:style-name="P1">Í§wA##›###ŽîvàTà–{‚#�#ž"Òý#T#�ˆ,¾ªà’&amp;ñÃ^+êñô¹Æ##š#Êö§<text:tab/>³`ƒáØŒŒa=lÒîé ¾šý#´#¯#DÔ#J˜�{F#Õ”`##Y#l'#ƒv«&lt;\/?Ñ#çË}4åÂ#|š®¹-¿BU#<text:line-break/>;#pAî¨j�¸s<text:tab/>N%u</text:p>
      <text:p text:style-name="P1">€ï+#mWK|#S</text:p>
      <text:p text:style-name="P1">ŒÈS#è[ñòûf‰¨%RÇëìCÐØÏ3#ª'#ìÜF#ùÔY{wËRì<text:tab/>ªÍ€+###Ñ0Œ˜#–³dÓÐ9ãbú(?ô­cÔoûÁ#�g#Oz#=Š4ëÑ</text:p>
      <text:p text:style-name="P1">$šÿ,-‰Þ�-ÚDÅ#UŠIL#IF`<text:tab/>Îâ#ýa�üR#ænq”›œUygi'²&gt;~é#îâÃ§Þù"Ž<text:tab/>Ž#æ÷#C¢|“R#ƒÅ#ÑTÞù#�Èpˆ›…ñ#�¥#Ö_ÆA«Ñ#bwæuÏñò&amp;¾‰ZÆ];‘IŒïìª8«Ï$æ¦#2ÔÄo×%êù­ë‰„vuRè'<text:tab/>¥o!M\#"#t´Cf5</text:p>
      <text:p text:style-name="P1">#º˜#¯ùíNÉØÌY #}"åŸtô#§3 ©�ÐO¯`žN‘"§Z#�ù7IúQ#“ã_–�#YIÁCm4œº<text:tab/></text:p>
      <text:p text:style-name="P1">»G#Eùkn/-%#ÛYÆuŒÝýn7×µAq#j›ÏsÝvüžx¾</text:p>
      <text:p text:style-name="P1">aÌ“â_æêí•#j+™Dˆ¢]ãðOãÚSô �[¥_#Ëó##ÏQˆ{)¾_@ÊÄ?™ÿ//åþÒ#öFØå¯—ÏÎ6ûPŒï ##?lå#uŽ‹4º{Öµ"Ô;~Ô#Êiƒ#þiA®#qg� ÙË ¢›�§ÈèÞc×#3#D</text:p>
      <text:p text:style-name="P1">�øv<text:tab/>£sõ�„q#5t@ß°ó‚#¡zà#RwB9?©¶Íú¨º#„..J²</text:p>
      <text:p text:style-name="P1">ÁÓÖþ¯Ë]ŽòÍûÀ`Ø#[]]«“Œ°ê­~á�í24ë�©vœ‘g~k‡6kô"õò<text:line-break/> óf#|€swà;ºbÚñæý</text:p>
      <text:p text:style-name="P1">Në²;—¥#÷<text:line-break/>|ŒLÌ@àÊ2¤</text:p>
      <text:p text:style-name="P1">WÙ�ôV!#éÚoó«B¢�##y'ˆ#¹d'7˜«¯åô#”X4¸x«þÁ+œâ/0.DÃ�Á˜¨éÅ«®Tê#Î¢</text:p>
      <text:p text:style-name="P1">Z&amp;#�5nzŠ&gt;*ú³)H\ baiUU|¾6‡ß%:u÷èó–UÇ9¨àC§##^##¤§#xiJ´ÄZ<text:line-break/>C�ÌÞZúy·s®ÁV##E±Ò��ü##þÎ2Â#±ËÞöÞ¹õ…Ëø–o<text:tab/>j}%½Ë#`Ðx…Ñô‡Û¿µ[GGçn¦Ç-#ÊM·ƒ##¬PÞB÷¬f]“ #‹©üU¼kom.·üÍg­#ù¦Ì2ñÂ`½#*Ù@Â&gt;5#˜ï¼Ž-ü*uæ‰Ò ¾€?#Ë#cÖ#egÃK’û÷G!‹×‘Xß<text:line-break/>�#ƒ|¼@Š¿Ø¸PJŽI#¦F%#¼ªPmé#AobFÙn/kRvw½#æÛF%w£ì�/†¼£Ò\‹·añTèÇ«Ä<text:tab/>#¹##³˜øîgñ±Êg‰î;‰ÃŠ(?ÿj»#¨Àk­·”#Ó-ˆàã#qÝSøtÇ{)#yA##/4"#6#'###ðÈ©€ñ®{!ÓûwönÀ#3#yb³ÑFwÐU5Ž=­ï„~#xÏ#´g_D®Ý—kW÷#‚âkMaºN'æ�È#Ü?ÄT#~Å@zñ#<text:line-break/>'Æn"Cl4øÁM#V+�\×ù(G-Yêk#o#VyÊˆ“êû¬¦y§¨NöÖ)8¼“?]Ý‘OïS©Ç¼‹'Â8':¦F##9+P}_##*&amp;TY±HÛŸ…Ù™5oÒ«Îbû–#þ’Ûœ­Î#ôú‹Ÿ£€#@Ç##â##wUSCÃ”#5•åÆc(qnÂÚçÄB�JÑfÝ2Éœƒ##PÇº†#</text:p>
      <text:p text:style-name="P1">Á‘¨¸­¶Òã¿#p®ö×’šû</text:p>
      <text:p text:style-name="P1">6®ìÜð#D#</text:p>
      <text:p text:style-name="P1">#·\°!R­¦x^?#nÇM`ù"š“GbzÚÎ–ìS3NÐ 3_#%#çL´'¬C�"m×#L6=‡ßß“w&lt;#¡P½PNÇøsH#t</text:p>
      <text:p text:style-name="P1">=‹‚&gt;Œ¹È=&amp;#�‚‰ëka#m¯B{#Â�¼°/D2^•“m##I¨™ÞòÉÐ+Ã[#€if^Ý�1)qi€{½Ñ‰‚‚p’!çyzŽ#ÈPfò¼¡%œïY]…M…kØ#Egƒ1:ýP!ÉK#]–…Ëù³Ê\a|#µê~1ÿ#X C‹‚vsùk�pF6®9yn�#Öm¦<text:tab/>.È#&amp;#ÍI'ã1îKM2Uî(/ˆ#Ö™‚�99¶</text:p>
      <text:p text:style-name="P1">¡AX#Ù~÷G¼¿®q¨Ø†�0#´µ¢ø#‹.ïÜÍ—×:!#ÇHÕ;à]SÆw¼ÔmÛ†ã.’ûdÿMß</text:p>
      <text:p text:style-name="P1">s:—Ó#3#</text:p>
      <text:p text:style-name="P1">¿N,I#–ð#'!%#óiYË-±‡«Îô]#„kN¦{#J�Ð#ôÔ¢^†#ÂbòÈ›ÑVn#ð#¡#•</text:p>
      <text:p text:style-name="P1">Ò†#îSx##<text:line-break/>ÞQ}�ZÕÌ%í#8Ý Æ—‡#¢ž{M…w“Óª#0CK¤#SŸCÎD#€#ùx–F-©Ý#öp”Wºˆ##dE¬ƒí�´Ï×y­]w9ª¿¾ä.ª€/LjŽwnÿ¬Âó#cªgl”¥=Õ#¯#â×jl�Æ#zˆ‚“9hÇöØ:#FPM­®+;•“Á¥a7hwŒ#zàae©ëK&gt;ù½­ÎíõÑ¿„þPÐÅz§A{É#Eë7r‰·ïàÏ#H|ä×ù‘RÆùHCÔ•6#Ó;Ó#Œ=ŽÝ##¡°ç³å�¤@jì#Ø½Ð#·#ö¡#Çf©#<text:tab/>Ðâ#/–Ëp¿Äª„ùþÿ#‰0ó®ë##@û¿¦ŸA¡#ÿYÒõå$,1r#ÃÝ#â#]½‘^ÎöNÅÈf¯ˆz`#ó�T4R‚ŸÉ#T}(Ô©4j7##«ÂºSÖê‹ò2#9ê<text:tab/>#Î^[1P^ú#£|î#*hg#QiÌ�EpôxC…]‚F«Úé##²&gt;R#ÝSØxò¦ç=ƒñ#¾ªì#ÞµþU˜Y~ºðäf¿Í³‹#§Í%2#?%o’¦åªkšÔK—ä—»ƒWO7÷–i±#ëKè#Tƒ¨#ëÆO¼#[ #3á,×Å.í¢#†ØBÞ# ¡ï�</text:p>
      <text:p text:style-name="P1">)&gt;Îò••V1jõa¼–°ì´EH–ó,kÙ£¥ÂÀDã¤ó#N#âÜuQ¯t#œ #ýH„±0E°›_AÏ9#ÞQ<text:tab/>šÈ#9lœá¿Á$oø#KÚ€!Š#</text:p>
      <text:p text:style-name="P1">'YÖE-góZ.5ŠÏ1³NÙK¬­�Ëç�:ìÊ#|ÙÚŒpìK#Àžæí0ðªAæ�#�<text:line-break/>²F"Í$#¶Æ#Ú#˜wrîëëv&gt;w¯FEx½Ù%ö–yöl(dÜýÊ÷Y,#‹†x6 ä#0KÝ’?òªØ{ïïŽ]¶g«C³lF8Ž�8h­#4XQgÈï�:u#_&lt;#Ñ4BU;Ÿ#�HÝWÝ]¤ZäzûÄÌ`G=ë]DžBa%T¾�Á#–¾n„óu 'ŒÌŽ#¬ëã#3ûŽ5#[#Ä+VÎ‰$T"&lt;˜#�/S</text:p>
      <text:p text:style-name="P1">M˜&lt;àá4#?]›ü¹“#‘j#�Ê(Ç#-#}f—ŸûÀ#l­UõïÝÚêõŽ¸×ø&gt;lØ#¡#³",‰e@šd+UwåÑ#/PÎyð¥vÐ¨;#$Í4Ž„ \ÒJöJî/+s(6Ruÿ#$ê0ð!Ê“#æïÉØLD0Lò&gt;x�–½v#¿^`ÕGŒqížö3oP#G#@†Æ)?’Û{Rkùåøàß’)�o#¹ö#€òÙ#À'6{Æ$Å</text:p>
      <text:p text:style-name="P1">íð™v‘ö9˜|ÓÏþ|#m¿ºàV®RàßÞ##¤éËŒ#ŠçÖi\•VÄYi#s!fN½ƒ‰#Ó&lt;™dsE©#»L#ÕšPã##ã#k¶±"#Q…#v&gt;r¿/£òu#e�®q</text:p>
      <text:p text:style-name="P1">è¼#Â¼##Ò#ÚÏ1êÞÉ##6ç+{#ùn#Äµy£(:cÇuW�æ€ÎÌÄð¬6;ã_Ü<text:line-break/>1##</text:p>
      <text:p text:style-name="P1">Têx§Us?#Ÿ©Ì_¨ZßW##¿ø/B#° 8ïrŸ#"zØ#&lt;ðÅ˜�#QU@1Åá‰È�£yÚ)9Øœ®ÅgQ#âç¤Ô©é ÐðŒ"=$¾ãYQïò»ød,‡â1Ä½VÒŸ#™ù}ü6#F¶Ì#Fª<text:line-break/>7$æ6À*e`ëuÑ†ô|*O†##SÉr;ù#õr#[#X£hs¨”Ë‘À#ëèe£DÐÁ;hF»róvsS#:(ü³“<text:tab/>»#™&lt;�]yÐËZ­#Šè›Tni×ÑÉð#0º#¯IJ$!Œs—#·”Èë…ºà#S˜µ</text:p>
      <text:p text:style-name="P1">˜ï#\ãáAùz°NÐ«€4#b«7Ozn­/É#Oô#ò¹¤¢T#]#†qq}$F#È‰¨#¯IÄõM</text:p>
      <text:p text:style-name="P1">a#×ÅÑ"ˆ9ò†òIÉoÏqr0Ñc}"#ÁôÖð*éÈŽ¬l#cÅ@Â#¥##°ìg#e#�ê¨kÕïÁz#µ0&gt;Nô!¤›õÌ8«¡J^¼Eße²UŸHdpá«D†ç4Ô4# Ì6#z¾.ÅÞµÙÉ:,%4d›Þ=—”#ÆE‚«ç¯bÇ§¹Ÿt,#Âw#J†)¡]EG*à·ABÐíKë`—\ékóéVC#ýì</text:p>
      <text:p text:style-name="P1">ÛÂ¥ó=ä×¤ÛŽÛ</text:p>
      <text:p text:style-name="P1">5›Ç¾B_ÖlÎž�zUAiÁ�ýBÌ¦§GÞ##Ù‹#t í\#6�o#w#Œ#$Èà]<text:line-break/>‹st–Mæ¢í™ñÜIáÂíºË©‚{</text:p>
      <text:p text:style-name="P1">¶KT#\òD®¯</text:p>
      <text:p text:style-name="P1">&amp;ö†¯=Û<text:tab/>#ù®”Û\]#Žq§Ç~a#±×\^ò‚Ø°v%Ä$Õ#%^¦ÈÔ…ôŽ½5#Ù ¾=êåŠŽž#×d#HÙä¬ª##k¡d³ÙÐW·Bü</text:p>
      <text:p text:style-name="P1">…<text:tab/>õs¾Ke3£“ŒÔ€gu’ðJ…g;XÛq#À)9¸˜Ç#ìH’)Ð=ñ#nf�ðõ�e›ãW^Cã•° #Éñ'á¹-##Ç‘ë‹h–»-�#Q#ä}#hS#Œîø½ÝaËgË„Ã*¼,#›…û7V‡Í#Á×&lt;qpl½Œâ'.³««½Gü #x×K¸“Øs~4º¥##DÞ$¤Ó ¸š»7ÂL$…óÎ&amp;­ã#þDå0è##,˜¦ÔY®º¨¸;°Õy#ÎlaàtÅ{s„ÕvUU—Œ5µ,îÐˆ“Áï´5�—~'Û`‚#a#‚)#�Äáãš}</text:p>
      <text:p text:style-name="P1">Ü¡ìÏ&lt;Ö²¿$BÜ"Db##ê£##˜#ó—.šp¢%�#²ra-#ÿ$˜rH#¿*#R#ÇD?#õª#^i#×Q&gt;7k=êU¡Z#j’�3~ƒû;#w##<text:line-break/>Ï#¿h#&amp;?#…/ú#"»Ä�]Nj'tP7{äsµ;YÿNse#Cš[<text:tab/>Hœº#¥N#³Åe#Ú…DÇû§ØèRž#¤Ús�ÆÅ2àF8jx·´LÅI•�ë¼ew#ñm]×#W#c^ -³8ë#°¢Ðë#¯‘‘Éñè/|®ZS{#ò5xë#¥íÌT#¢­0åßeàÔÕ0’#˜zj»¨ÓYLX##ºYm#$û5×¼éÔdC”o…#t�#pÖ#/{”¡u:Sc÷^÷ÍKl·{#ÊìïNœx÷lH#©µÖÅ÷&amp;õ½¤¦¦°1ñ</text:p>
      <text:p text:style-name="P1">dNõ6àä+'¡Ú€�µ(Ýb·8Û³Ðû“H#Q9�`ñ#ú"×ßÝ£#„ý#Þ¿-}¯##Ù§÷#Š°{395mÕÑà�</text:p>
      <text:p text:style-name="P1">ä÷ë#»r¸È7W‹&lt;#g¨â¬#í�@Ç</text:p>
      <text:p text:style-name="P1">ý#",!„</text:p>
      <text:p text:style-name="P1">Åü‹Þ›š#5ã{)K#ÒÃzŠ#”&gt;ÏA#k¢I¾‹oPe##æÖð„»AIäâ|UoÉ¶ÏÚ#7´(üÓû¹rÞaØ'ut</text:p>
      <text:p text:style-name="P1">Í�¨ë”�#o´¦LXz9Š##þ^•#Â£# ¨2©Ë/¨þ0m–ží#_;†Aä‘ê7˜[*&gt;#Ü¡##k!#U¤LËÝÅÔ#Ëûÿ$¹</text:p>
      <text:p text:style-name="P1">YKì&gt;6#¡`Ò:Þœ*‰Yuƒ{ÏoH»ö”#Ò¯" #ú™é_©##t¶(#ðÁƒ#cÛ#VdÝ£›`ò#û# \@#ú¹n</text:p>
      <text:p text:style-name="P1">Ôµzäý¬�#ªPôé½#ø#&amp;&gt;]°ó</text:p>
      <text:p text:style-name="P1">×Èd3Y5##€6#ZÀ#Àkû‹#³ÊP˜?ö#SÅú·ª¶ÝŸ*—H##J–wƒž<text:line-break/>¼u¹ª4�BÏwÉ]³ù#‘L�b!nF‘–*#V4õg#§</text:p>
      <text:p text:style-name="P1">ÏŠÖ#‡</text:p>
      <text:p text:style-name="P1">¤ò$TtÍKÖ÷|Âá=)ÊÞ#Íròâ£Žh</text:p>
      <text:p text:style-name="P1">ÁQ2ÂÁ#Zš($Õz�;ÕYÉ#ð\°&amp;ƒÙˆ#ÝüùŽ§.</text:p>
      <text:p text:style-name="P1">#šf£Xâ]�vÿ=•“q##¥À•©z?¾‚™x<text:tab/><text:tab/>&amp;¾þ•(õu#°×]ÁU¼ÐU&lt;#EißÉ.§]E#`ƒ‰›#F=è#;xQCu¢ŠCQGäÙ{QÊ#‚ÓHóŒÎ°´û“ùdìãÙBœó/¯$SëÐ#bÿ#šÂ8‰Í#ÑdCRÁ{#Ó½ú*/kŒý¶ž7#63¯²×=ZŸ4#tïFâûž4b#³þäàbú³çô¿H‚œx½¥›x÷dðAç�H…Âcçeð±Ì‰þ#ÒŒ:&lt;l#þ##¸ÊÂ&gt;&lt;##ÅvjÝ#�ìe\³##±ï( 2óº÷ µ„¿œP£c.Åï#°sÿvu#i##Í#wž.}4,#Vä¥o¯_èë#3V¼aðuò®#„8js5ÕÒk?8‡,îKŽ¡—4ÎßHq#Y–#Ë¥ ]#�AVÝ&lt;Å#m(š×Eè¡fÿZ8+�OŒ†#ä5à�å¤‹ÌÌÜ¢##»ñß�ï²ÎÉ}#ˆ"‘ŽÉ•"3ƒa&gt;NñDñ‹P#}$±ø$TŒ‹2=ƒá#z#2‹Ýª09Žá:¾ÊI ³†MS÷ì/{át­[·Ø¾##&lt;Bäž#YY</text:p>
      <text:p text:style-name="P1">R9–Vfñ</text:p>
      <text:p text:style-name="P1">*Ò#<text:line-break/>° €HMP<text:tab/>lgS,Ñ¤À6cHhN¯r±Œ’ø£Á4ÐùçÛÀG¢¾ðŒU¥°sß]&amp;¬çÂë£#ÉvI±À#riÚhçŸ¡##ÂT##U!o�®##6¿‡b##çCy&gt;<text:line-break/>@àvÙ¥i.äZ­A#:¬év$T«K”Õ#û‹t²##ÍUØ}WA#©#Óý½#G�~£¥Á0#ûæ1]n÷MÚ##ý¾W«&gt;µ#ˆ\]##QÇ[EQ¹ß8®O|&lt;ï³ô¼#ðÑba…^ú]‡”¨ï_j^</text:p>
      <text:p text:style-name="P1">ÿ-øû³“CŒÙ:Úš[”{¥T!¼ç¾7%ÒƒyÉm�*Ësº%###Q•½Á•iˆ8ÒûØœ½##,{q­¾Œ²«öì9b¥#á•PJª)`aÀ�'ÆÅ#RÒÜñ¦z¡“;¯ø§·#Ö<text:line-break/>#kr¯&gt;4#tí/8#1öÅû$1Ím³‡é'±ºÙ²#­#¶##Y|¡p#|j±##XrO*œáš%ÿ‚·Ò•(¿Ž-›šÒ¯¤7·0Zã#è{'±CÙ3#¦êî¦áõ#6µf#!#~uÌ;ÃÂÜ¯%§ˆX&gt;ü#cˆ¹ëJO&lt;ÅÖ’#×#›Duž¤#Áwò#—Uÿ_�ª[#�#õ##x?s­û„â)ØÎ=ÝÌ</text:p>
      <text:p text:style-name="P1">$pÜƒzºD#…§K#«#ý"^�rh3O)„ÁJ)d‹Ø@{˜<text:tab/>"…œë.Cwó#Ÿ·žô]� ß.äÓLç•ˆ¦&gt;#ÞX#÷#qx�#†¹Û<text:tab/>O'¯'ìrJ½##ÇNu–”“9ÃÂü¿‚+¿�êd#E"–™#=¯Ÿ‹ ÍEÁ<text:line-break/>î_-+mZ#t&amp;@j#€#[z…~Øt@Âóf#2›º#+�]7#Ä¼¾À"Åb÷G:a2~ Äu‘øÒ#$R ?ä#�ÙJÇ-~_¸</text:p>
      <text:p text:style-name="P1">5zÆã=Û„Hº#ô»µ+Ï`ÚÅ�#L#í+´ö‰æ¬£-—ŽÆ…MìLÚ \éPAí#0X¹PCÄ#š‚ì/X)î}&amp;ÈÄÃ·®ß¹•¢€¡µ}þ%Úš17</text:p>
      <text:p text:style-name="P1">“à‹] [¬ýIŠ¥W,TòœŠŠâ_šOiô#fbÿˆH‚}wòö#½æ{«(hÍ×¶Ð¤`ÕãÔÌÓ…'IO˜Ú�</text:p>
      <text:p text:style-name="P1">á#Wü·ÂàÔ–È€ðc‡3b#ðªúnã<text:line-break/>þ##3 #üÄë\#ý™î#›Qso(âS</text:p>
      <text:p text:style-name="P1">k)cƒ#?Õ"…#çÅ&lt;Q#</text:p>
      <text:p text:style-name="P1">9‘#eoT¹R</text:p>
      <text:p text:style-name="P1">«0©Û¼{hÖ#—áí#öêc<text:tab/>»üÅÈ-€¢JÙÚâêÉ™#ÞŸcßèe#E½{uèÌiç*ƒ!(ëŽº)æ�©hÜi#•–éL##IúÀÔ#Ä#–íg„#£]öV�C¦ª…®ÄØ š#†vŽY&gt;Î#Dnî#á“”âSO#†u¿tÏÄH&lt;b×b¼ò¦'…a|¸Fp#3#U`ë0¸¥è#Š¸6ä˜6�#døU/Fñ%ÿ0#&lt;W3•ˆ#zRnMù°&gt;</text:p>
      <text:p text:style-name="P1">ÔXC.¥Þ¢RG#èjAÇâ#¯aMö#©MÇþŸÊI##}z×(#·ÙQ#ÿ/´©iäÄêûdÚ}!³#…¥¬ƒâ|}ûa##N–#Qø@‡Š6“#—ÊújòÛƒ.ì#=uû&amp;}âU‡ï²“öÜ³A##¼)pmL¿á##y#³</text:p>
      <text:p text:style-name="P1">t£wà«¬)þ”°CMõE¼Xçœ9‘ó3öÔ!#Ã3bfÃ#øvFÒþ&amp;†¹’#;kœõÂg}g¤8h*µÝ”#�iäâŠ3ÃÂX~Xw2ÿHëÂsò<text:tab/>7åy¬¹ˆ/#Ât}E(/¼”ú¢²ÓJæ#QJ[ý)Õj//*�3žÁ#`ˆ³.Ô#oÝb{&lt;ì,#xVJžHËŒŽ’\Û×<text:line-break/>´á/a´@#þÓÙ�î=ýZOWMz³¥\›ºÀ±ÐÏäkš˜Z­t</text:p>
      <text:p text:style-name="P1">˜uJå�€Õ[#VK</text:p>
      <text:p text:style-name="P1">œ!|2ä¥¿=PÀ¿©A´#á —+uÕk‡W&lt;ðMÂÄû�÷ Úsø#N#ÑR&lt;›˜z#«S.#ÂäÔ}6$Il.vqµƒ3±P£ù6ÀÙípÍõ6p#pƒƒ:”2Ÿ##£#¾É'í$ºO@#,€ï#9­Í##;^k!Î¥†Ñ<text:line-break/>J6¦H�# ¿4(»{ãÊr¼¥#k�9ª�£EŒ#<text:tab/>BÄ�Ž&lt;º‰I«#&gt;¨¿5ó2/Öò#™×˜#ÿ#'#—#Øâj#l@„#«¦W)¼#/H…}.±rÿ</text:p>
      <text:p text:style-name="P1">›„é#©Cƒ~è#¬KT,#ˆ¸Y¢:+þ9#•k;Òç‡#*?ˆ#þµUr&gt;¹#=Ë\È)2Ldë<text:tab/>Ks#°#�f¸ô#©�à¸+ç#ó…a^#;Ë#ÀÌ«#®™�'y!(–Ú»Õì#â@´Ä©ÀAõŸ8Ç–',K“&gt;b##‹˜ç1 9Ð¬ùe¿ïãý‘}#Oƒ²MS¡fÅìŽ1¬w&amp;U.Ô)#©0cJ®PçVr4®êCêÕqŸZ$?5#¢gó¾</text:p>
      <text:p text:style-name="P1">®¡˜º##ó#e|f¬O~z‚¬ïÑyë�*ð#•íïsÔg1ÖµU±÷#¦#çÿNN ø¢#æÈ$N×‚#�¿9 �#øÚ.Y¡»Å*½#J\À˜ÉO}#—ÏY##üyI%oI©C#ù{`×±ëëCÞ#XŸý±&amp;«l³¢j#ÀGED�»^#R©ÈK6É#r_F¡º‚9### #’žÉ‰PM}2Ñîó7á»U##·#J»¤�Ö&amp;y�{•##|Šé.ÜÛˆg&gt;PWH¸kìü#Y¯âÊ,‘¤ï´‚([#;Ž�±~#T#¡ƒ##64##“ë#1‰#…‚DÚ:=_€]C†9o�·#ª<text:line-break/>®=’Gõ†&amp;à÷á†#ä²Íø¡”zËîþ#JñL¢*i¢‰¾}DG#,oò4†#ÈbC# :<text:line-break/>L…oìV”#aÿ„Q–º‡JPõ�¬Þ##+3s5³lÞ‰#Ú¶E(á#1Ÿ)É¯"WŠ#LšŽ²4!ƒ,ò�í_[“¼</text:p>
      <text:p text:style-name="P1">o¨]bÐRqsë.µš�c5Ãï&amp;¿¢T²##±–Þç‡µ&lt;‰ðòR#Áê¨#¡¾S˜cl#ÏŽ=#rp#\­ZaZ(#«¢ø"#c#›Gù,·ô=Ì™ìþ––Â¹­0¯ÈýE# Úó]ÒNØ3#†äª�]¤‚´µ#Ô±\íl#d##�OgFù</text:p>
      <text:p text:style-name="P1">.ßP\ÍNßbì&gt;Ï©#eàÎŠ7#z~¾dÿL”ŒoÒ#qØhKrÝ###Ô[€•f&lt;³ªQN##Ü7o§à"qƒÂÆZ##Œ¥žy¿:^Êöš—Äz–å#WÚí#sÍWe®#½¡##aï=Ï^K#‚9PÍ\#[Ô8‰Hì#¢ÌYöƒLØ‰µ,8"Þ€#ºd#@‚q¨#�—4‰2­hL)#„B#c°\,-åðw<text:line-break/>rt#¤—žß)ßÏÿ%\bC[ªÚ#¢ÙT&lt;—W„¿&lt;#pûŽí#2ÀjÚånúÐÑ‘€$#moa#Gœ#!(óìm¾åÀ#w™þ#;Ä2ÂLg½Q²÷mSkmNË?¸[û–#4#Å±#÷C#ûc�0¸¿rd3“øuÞN#Žºý#ã‘#€žâþè"</text:p>
      <text:p text:style-name="P1">-e)-zªE‹Ð&lt;&lt;lõw¾£##ýyiV©„µ ý]•#M2•&gt;å#_Þ¥l_ØÖ©U„âiÖu¬R!`´Œ†¯YÝ¯z</text:p>
      <text:p text:style-name="P1">%€J´A€õ•Íi</text:p>
      <text:p text:style-name="P1">»[w#B'þ�N¯±5#•–¦“Ð¤ÚÇ#Ë1PqÖÙÀV¢ÄÓÂJ_’Ø#[j[^y'E#^f#’{#|G¦#R�D#J#¤·Ó–‚E}à¿}Ž¯#¹ïfó#_`»îØ#‚©·#T^¬scƒr9OÈ�Øz”’Ë&lt;rá\#X¦ÇØŠT#za##þ`Š#œ"¥Qwi&gt;Æ„v##…R#¢�}#Ý×S�ï¢<text:line-break/>H´²ÁJßYlâñƒÅ#Õwý#ã�ëŽ³jˆ#'¹~</text:p>
      <text:p text:style-name="P1">]‹[#œ@¨÷¿#<text:line-break/>«#yÏJD¼ˆí#AŒ##éæó#‰T¼$#!Ae¬öd¿Ä–‚#­ôúâÍU|¥v###œ~Öñ”ÓH‹*±Y@-%Â¨#Q¯.Z5#¶d)ºå˜;m¨#,~IvQ5ÐÔùÉmÒkþ •!Žº‚à~BÏþ|-˜u±´ÛŽ "Ý&amp;GúóÃÂ˜8Ji0¼4,¯ð¾I#ªAÓ¤)bQŠp$À#»Ùâ ##‡�ç°¶àˆŒ#0Œ#–È½ÄŽ°#˜#;#„o¡#‡EÑ#ùÈz�¦…´##xm¾p#z…@èºÔl#]…¦Z€É&amp;Õ4Ù!&lt;�#=h´<text:line-break/></text:p>
      <text:p text:style-name="P1">Ë¥F}ƒ5#ß"×¿„u„OMqp#àbJ]k²x¿Ø]SêônûTf(Ë�P½óbŠ%É##¸#ÃW#œ‹SP·ƒ•‘èW�grÛB·ÅâPzgËÆ:Åá‘#K�¦&lt;&amp;t#JQÏc$Ä÷f<text:tab/>ä</text:p>
      <text:p text:style-name="P1">J/[HÎÞã #d&lt;Ñ¸ˆ„ÛçK3„#É#º3Ÿ‚„NC#%�Z?l,ù@~étÇ×#Åþ¹Ÿ¶á ­Æ†ŒË„ŽVcœjfŽQM{#%úâê|é{7=áóðëÕúÑ¬Ú†i#e‹è™ÍVL#Å´Ë#nòZÖm/!s{Š†ã\†ùI×íè›#¨?ïñÖ§Œè)¹æ#g~×s˜Š4ó<text:tab/>~Èj�Î%ƒé,Rä#ùÏµ.®4��K‚\‘#*hð ¡§4ÃS•g·ÇÏh###·^#ÍÇ6j­*ÏóSˆTÎ¥#_��ÝëŠ)·à…©…J`##‡#MZx##ˆº¬‘/äŒn•Êý—/NF&amp;rûvûwbÀþnÌžáb¶mâuzb#KÃ</text:p>
      <text:p text:style-name="P1">ã6¢x#8‰ýn#éëÙØ)Ô8#</text:p>
      <text:p text:style-name="P1">²w‹AŸ³Ž#v#Œ‹n6</text:p>
      <text:p text:style-name="P1">pùÇ;2ÿ;#Pü­¿îˆšYd3ú#Þ##^p«ý#ÌaÆQînŽ×üÌÚ##ã;¾Þ#¹ø·#ã#i–##ººæ·˜¹#µ#_¡Rèêç°Ò</text:p>
      <text:p text:style-name="P1">@#¼#hØ×0nýÙÓi1þsÅ³IzËÊ÷J!§<text:tab/>x5#!‹é”…W|)×#ÕŽ##…9Óÿ#àLØ×�L”?*/</text:p>
      <text:p text:style-name="P1">8€ #b½úY�“3E</text:p>
      <text:p text:style-name="P1">ð5Åƒ#¯J&lt;GKp8rwµ7shËl6�¨ÿwŽ�</text:p>
      <text:p text:style-name="P1">ÍlV©#KZ¹é5o8”-n®dü#»·ý#¤ý#hh¹�#†A^(‡;&amp;¿Jõ:�®´#O<text:line-break/>¹º#J³b!/þÔg0†³·#òvÑê<text:line-break/>çñáD#º_‹þà¼#ð#V¹1Åš#dà#(0]vDÉ,„È#_È°Ã‚˜#</text:p>
      <text:p text:style-name="P1">:Š#³­d¡ýÝð“N†ÐÌ1#�•ìu#%¶-ÀR#ˆ„å{ó#ã²¢¡#9l#Ë#®™K#T‚òÙâ´úFêqç½u`P€——å#º#âCÃ�ñy  @«A~#'çóÄ"Ÿüã#Y#÷Þ;5PÎ.å¶#]Ü[Ñ ‚`<text:tab/>î&gt;Gn½#Æˆ\#:¦ž#Ú`#s<text:line-break/>³|lŽ9?µ”ˆ�:Ð#m#8+-™:vÊ#G*Ñ¢Mñ‚—P#»Wv�lBÐcCh#Ä¸OŸyA^¸Ð×;pé©–œ�~&amp;÷Ï§ÿPtjMçö_#Bk{DI­4ãd#fÛ‡k]î‹GUaêB##Ý(zžEÊ&gt;•G™äÖ—\ß†#hÝ<text:line-break/>”MÉéwÒ#?@ê^Ž&lt;89T#÷Ïv×#Ò Áï÷¿X$ÒçúŒ•¦¶#‹ÅXíèµe–ÚÈÞZtOG#ÛjÂk›ÿˆ¼¯Eë)Ì.#°#ì}#Üqw#D� €V–žÓ²&lt;+,X‰îö#€¼F#\�n#N“�ïžsˆ##Üðï¥MãV#!sþ\qýˆ“ºªiÀä­¡¤?##’ÿ#0ÿv#=ôZÃ¶86â5ß�=Ö#€#YøÕÆ#”(µõádŽ<text:tab/>2¡Øo¯â(#Â1à ##°=âr½îµ#²–¼:âè§CYŠóRª9­¹Ê^€á4#Î‰#Sýu!Z)~½Õ¤#—#Þ½##Ë|�®5ß#à‚aÁ&lt;œý&gt;#�X_#™ÅÊ5X™L2 ÁBÝ¬w;,/Ú#Æ;°Vûï£XO³C.s<text:line-break/>xr‡+‰#šòÅïÕ�#½~õdC£BG#oB#ô..ˆ$q&lt;íyG•�«)#müòñV#"j#®2Í#®Qvo#ZÔÃe?hV#Æ<text:tab/>û…‚»zBÌù¼èþ©°Äõ¿è.#'ïGÄ&gt;ÇZ</text:p>
      <text:p text:style-name="P1">¾n#é#@˜âŠÃ #ÃÉ#T†j§[dÔl#ÔíÜyf62öÍŸó¥#˜Ac#�f#¸2CäXSþ4Èˆ#ÈðN…Ó4¨JTxŸëóöP#S–Ç##R8U#Ãc"®h}Àc‚3`¯�,ã9ÖC<text:tab/>#Àâ2Àþh)ÿ#þ</text:p>
      <text:p text:style-name="P1">SN Àá€ ñ˜töH#D#~®\XF+âž&lt;ÐÇ„#ÔæÆO#:óÀ#þŸ#›J</text:p>
      <text:p text:style-name="P1">&amp;#b#°Z</text:p>
      <text:p text:style-name="P1">€Ó¬‚’}C£Ðý`Ö�Ä©ÝÄuB¿CÀ¹§¡O·«­P·â#Ç¥�VNX#çŸü5</text:p>
      <text:p text:style-name="P1">î:M°#ÈHÆä±³jjV¥ÜpŸwW÷€&lt;Ôº™<text:line-break/>ISõÈ(Íªä ˜sz##bö#(ý]'{–&gt;”«‰'¯#ü#^e#XÚ#Š�#:Â¸#ÂŽÂþ—kè$&amp;¾H]c#Ù&lt;�Wya�(Š�ŒDÅœ¼&gt;"Í™Mt"~%#ê7�´Æi#…t½”ß ?;U¹# n³#“¯äUm‡ò§ÎïA‹3\###ãKT#cêI–—´o&gt;³Ÿ#lËHÛ“¬oc#“h#ÚR¹ð�ÎvD·D“»#1cWfÝ#Õ#Mv##4¯ÍrF�"÷Ez,^d×evž+8rv&amp;½¢/ÄhJqA¹J½#—oÑ#C#‘#È›Vý!'=;¤vù7d#gN#:È#d¿</text:p>
      <text:p text:style-name="P1">²hëÒ^#Ð#Ó˜l2›¤�g#l¶Š#Ó¯ÉÒ÷"$`l3np‡b#k0Y¹ê‚íåâ£ë¢$»a\z¾Í¿«Š(Cp:¶û´·�†#4µ½d*5k#</text:p>
      <text:p text:style-name="P1">š’#—)ÀÇ#!B#Twû@#€Ó÷”JFÙî’€úª�@9#Õ �;¢`Te�|)J_^)�6ÅN¢&amp;U�J÷+·O{OÊ�4/±##à×¬‰ç&lt; –æQ ü•Ì<text:line-break/>fdÆÃà*|oo‚¿#<text:line-break/>oqµ#W“#W#ƒd¼pÂø<text:line-break/>Å•–­q7ÇzRH–QáUú#í(”žÿ[éº»Â®ØÙexJ)oŽ&lt; ¼ô|½,P|„NÊ#@\?«\Ø¥¾þ¨;O|”ãÐE#ó³ý–9Ìl²bª[Ìx#0ñ�SùZèh²ý9¡vyZêWÙ›ÿLfÂMÂ‹x"7„ZÖiZ##Ž#F¿¬úD#<text:tab/>#€#u“µ#Öª?ý#F#!Ôä¬)&amp;I#žKr¦%wÓu#<text:tab/>­#î`;zMt#d·ŽmI»¿&amp;4#¸#Íi_W¦â##*QÆi#Éììf¯ÄA”</text:p>
      <text:p text:style-name="P1">f±‰Õ#0œÿz£•Çc#h?ÔA#Ÿ\M^Wž`:r§-ßµK##ž%Š•È§a&amp;#w«œÞ9ìî ¬ Hð###©‚›¥ØY#_###§àÝ„³‘I4Íò:#Ó†¨]#)#Ïèò'=B&gt;A€-#Ì%</text:p>
      <text:p text:style-name="P1">àü&gt;úz#9&lt;»šËoIKRáã&gt;¨ð…#ŽsI„´¥$V<text:tab/>½1§‘1IŽ?‡M½#ø;Ÿì#9EœQ#§šž-eã¯0&lt;­LæòlOiåïVÐ¨à¿Q_�Ù…å#Ã|C¶#l]P#zÞn¬úß*TqêCŸ³á5ÿ€ëE¬#cŒYÐq#b²#²‘*ù##&gt;÷h#€Òê#JÜ"MXx#c6#4¬"Ñ*³#ßW§Ø¶##°§û�ç#I»ÌÚau6)e)#1ïH3q)#ˆ#=œŸ"Þ‘åh•Wï(™×#ôvoHè›</text:p>
      <text:p text:style-name="P1">y¨‹ð´½<text:line-break/>Gaj²!ƒâ###+»&gt;'ÃvS·Ðã2#/k¶ámú#�‚Ö#ÙyÎõ~ôš^¶km#¶ÁmãŽ#Æ&lt;uw#=–dSxÐ[ëlï›(&gt;�ªå�ÒÂ+ÓC=6Å¶$Ç”â�I<text:line-break/>[#¾�ÙK2[©ƒ3,Ð~#óÏÌS#ûÛ9 #e’#ÉØý%C–~Û=#³;NåQV½¥<text:tab/>&gt;ôÊ(MA�M8;‘õ$Â##¥</text:p>
      <text:p text:style-name="P1">×Ø)[è–õ"é’·=FeEÚ3Ù],'[åš6þ#ÿ#µ¡Î£#“Òa|i#òå9¤<text:line-break/>Ë2‘/ÜFšk&lt;2êì‰ÜyGp‡µ�ÝØ,Ñ¹#¡ÂîÂ</text:p>
      <text:p text:style-name="P1">+Ï#ÖND#i#A2¾Í7Øu.aZ<text:tab/>Œ~T#S#Fw##Ñ8#wŒüéÈÅ×›â^‘•Š¿xçzÂ#H#i¸X=#€@pÁ¥«¨8#ó"ÄÇH‚Á¿Olµ;&amp;Eñí[#êË©ó#?Šûó[Ÿ6õÚ# ÉèÖÀ™:š_mÜãh©<text:line-break/>#à,Ž2AtlKâ~QDÓÍø+`#›Eë8c8ü�Ý?HÌ#%ùËò#äûbu</text:p>
      <text:p text:style-name="P1">…`�È²#Üá#d»¿�Có é#?#©vÁ#uÄR`�CŽ##¶¹#P€òÌ[ã¦õœew##ý#�Ð¿Ík}#F·�GYÎðqóÆ&amp;E´ÆPèñ÷ì¼Å‚B—õùìU¦~Õ�ìì·#JÖ‘<text:tab/>¼52÷=Ó¶oÚ¤O•#Ù½ÞL#ìÚcÕÎ N<text:tab/>MÜõ·Ù#œÌ?³c­A =|Ô“#<text:line-break/>KvuRYRcÒ•hD§ó–×#í­ÉvP®åàRL‘,›6­îˆÁƒ7'I¦0#ù<text:tab/>M�‹H¬e]�ˆmA/5?�@M¼¹v)xf #sm¼N†&amp;�ž…B#{á#t]E&lt;f‚#-‰ß»-#å�:¼A®­#¨oæ2v#9å�|Ç</text:p>
      <text:p text:style-name="P1">Øò ðö¿E+|Ë9|*Õ�‡¹‚###þò#u‘Š%)ç×{é—n¯ÊÃP8¨Ñt3</text:p>
      <text:p text:style-name="P1">Dyÿrsð#ábœ�”"#LØD+�á(Ýó##‹#“Ò®£DJg:IÇKOÏDjT¯¶ïDÞ0Š¼¯Ínó#A(r‰”8sÌ#ÔÀ&amp;´Ç;#ð#r&gt;#ÛÛ«ð#\Cº#U9uˆn#úJ#¢¹{…{ø#fžÿvŽ‘ð_üSýµ¸Zñ³½º#U8ØÜI”¡¬Þ?åhÈ?Æ=NÕ³Œ9b­S £õ%æ%ù³ÄV#KŒþ`#�R,6Š¬*µIæY¿##=2#™# ¸¥V‡x#<text:tab/>2õ=#Š#šó[ÿdQûºJæ#•úfÛa=‹qÙŠ7~Š#ãUæ.Šßd"ºëÄ6¬0¦bniÁ</text:p>
      <text:p text:style-name="P1">:)ðã#ö#¿#nì#;žh#þ#~Ÿ§ßN¨‰ZÅ#Ê[Äð›¬ˆ›6Dí #€ÈËŽïE^òW›öŠ€ÿ&lt;3Š#a#œ¤çŒ‰»s#2ªˆÂÇ¢<text:line-break/>OíŠ#ßóˆkÎý\‚¹›¹wMò@«<text:tab/>bÝŒw&amp;‚pT‰Ô6é#rÐí±A#…O¸~1ð`¹àn É4(q}Á`Y)˜^}&gt;¨Y=âQ#MÑm¶ÉV”{£‚Oþ­#ìIÜÏU†êÉIIêHú‹»?N˜¨Ç</text:p>
      <text:p text:style-name="P1">zTÊ#¨8ƒŸÈ¹Å#¶\Œ´�tbÄúï�0</text:p>
      <text:p text:style-name="P1">â"Ã#9dªke-ùpÕ-Ö<text:line-break/>Ö<text:tab/>¹™6#œ#0§‰f#ºÂõÂQÿ#Ã<text:tab/>ƒÇ#Ž#èí–SHwCOyÉyNVþœØ#ìƒèõŒ¹ÂòI÷ úU@ú.!ÁÛýk9Ü´¶œ\ÿFí#“#_vâµŒ3ô0tLŠVÚô¢¾³.#×Š:–«ž<text:line-break/>#R‚|#²c&lt;â»L››a)Gö®öJ«T¤zdó0¿�œÉ#‡8‚3íÖhvzÂx€ì"&amp;P(¸{|vž#/,#6�éÖlÂºƒçSV¦¦####<text:tab/>wHT<text:line-break/>vH,"ß©î[æÜ7#×#i´sà«ÓK‘âk#zwƒ+Í#1”h±W¤¥ß#ùJLºâ</text:p>
      <text:p text:style-name="P1">!sü¾ó|¯÷y#y÷­(‡dò÷°{8ËÔGžjÜ£¶A‡#A–#�¼Úü�Ypu3¶ûŒûm</text:p>
      <text:p text:style-name="P1">ZX#R~ŠQ:f3f²“#<text:line-break/>8uqºrZ*ùÞ¥2ô#&gt;#ê?+èïòÙMÎJa†N„°è[0ßµ¯…&gt;=q#Þ@#Ù:s#A\§CYGÊKÀW#“vÜ2Y@oI‰¿(±ý4Íd.H…—Ÿ#Ö#c±‘ísdÅþ ö#Ûl!¤c ø¹å© Âf…Ô% B&amp;T<text:tab/>¦þBáÌRz»ê‰lâ5¢ÿ&lt;#6*ïØ¿‰AÏ»mošZ p##úRˆW4Xqå„(­Îúÿ}©Uñ#í¥###·�^…žõÃÏV±ëã³jÝ@ÊùkÒüŽÁv_®ó€Û#Ñýž#ùÙ³4Þ«É=x²ý¼¸{°</text:p>
      <text:p text:style-name="P1">m# J¢î¨</text:p>
      <text:p text:style-name="P1">5`7ôÓùg³¯.läëñd8?p;cÁcUGL##è_»z#R#ƒS¤¯±Ù¥�ÄfŸÓ¶B»#çQO:R'Í0þ‰7SS3kè#sžD?##®Ž{³ªè<text:line-break/>D#£id€|¾'%OÊ©š(;«ýw¨hnÛ&lt;€Õ<text:tab/>#'Q©#UXÉQX/Ùwµ?©6²�‘#/Õ²G»ÕB#Ï¥õcÅX¨æÄï’#—Õ2NïÎ$#–ã##U:ÿ\#}ÈÈÙ�­¼|^EØ›{LØ[bæºäó7Óx#÷›FÅ À¶zWm‡‰®õHþ*Î®U3|Ã#S96`­¬l‡Õ¨š#8Gý�#.ûäÙ&amp;Ç­<text:tab/>zÄ#*ßO¿É¢ák°¶brïOç¥#ÔÒ##ÒVJNæø"#&lt;“k”ò p‚�#]¡¬#ëlq‚ÿ#�#(J #øÊBTâo$ë#</text:p>
      <text:p text:style-name="P1">µ“c#u#.dªqñ¸#×†d„æY;J¦KÆë#¶Ô#%¢i#Dxì#��{Ð"ªúß#Ö#˜O"Ö"|#</text:p>
      <text:p text:style-name="P1">—³ªN-Æ·?�¯£V°ßÁÕI#2¯�b#ïô4ÞÒ‘‚²&amp;¾Õÿ1mAšXÐTl™÷ü#®Ûõ"Õ#o|#C~uŸ&gt;˜#²Â#ÂpÊñ#$#Ÿ«<text:line-break/>/#Ñ~Â#È4ìOº##³$Z#írà{{"/åÂYÂÇá'È#ê#»?Þ}#ïµŠ#”"'°4�©<text:tab/>S’¨�ÚRºª#h�i­ O#+ÁµÃx#õXÂ-L×GU¢4Ë!Q2’SœuW-Žyê«~Ö¢çÉI¸¡ãµ#jfë›&amp;Í5“#N#&gt;·«öÖôí¸�eÍ`#7{É#òEïdÓ#Š¢@ÂŽY0##D�]³¼{x=©èWœQ´^G#t4�u°###(^^[·#}ÿeà»å!Òki-¦Ë&lt;#½YÙƒ£ ·hgÕÃ˜(ÿ&lt;0€€d°Ÿ#ÖM‰Ý²bŽë1§G&lt;‚Æ×&amp;#ã#-•ã#up<text:line-break/>¯‚Õí£ùðŽÞ*#³P##àñ™¤}W#96Ð#ëƒ1‰Ž�“ýŸOs�†ï–Ô„ÖË­#ME'&amp;ƒÊÞ##ú#kZ+�|?#)Ð–¹#X$¸Šq#°+Màûï³•ÎE¤`}§†#â=ñ©âF9²øÑ¡�#I~Þž’àI#¿uì³#ô†fÀ‡IÒ��=ûÅA¥({%{~™À¥F’ÑŽ�øîÐEª‘Ú#EXö¾eñ"àó¼†ÈK.›0Ú!sDt–ª¶"Þ#¨Ïd9#Ü”p§´ÐöQäiÔ—C'3#¯#Œ¿·“HÌ±GÂY=…�™.Ç#"åÁè=ÃmÍ(c™Ž#ãd#�¾EÛe­›Ì®s—Õrr6=ÁqB.qÝp°&amp;7œƒ+##Ês)%â2“„ “½É#ƒµÖ�#ÎÜ»ŒYXJ*û8¹u&gt;èŒ`väÇÖq¿ÎD»Ø¥ÒËrØWŒnæð¼X¤.D#&gt;—##@t4j¹v:û#/# ÏÕušÿ9šÿ&lt;.<text:line-break/>U×ÂåE)+8#¬�ÚÖïi¦ðäS�4-š#ÏÃ«šðOX##_è#ÖÛêqf;éÝû? °µN5#(&gt;šÛÓO#Çý"âÒ¿“1#ÀéëGhÆý&gt;#iÙ÷/^#8##</text:p>
      <text:p text:style-name="P1">åÍ�4nw0Á1NÐZ5Ç¨(å�@#éþös¢!Ù#(ñÍù¢œ¡Ü”õ]ñªœ”ð‘€Þ±�F#?7!½•H*lˆÖÄõ#£‹'(·ƒ#¯•Å5`#dÄ^ÄÓÇ.�‚ÖêÛ¢Éš�¥ÝÆîi]#X´öjdÛ˜#Šþ</text:p>
      <text:p text:style-name="P1">åB�|æRƒAþwä¨…�A€î#Ö*k=€.`<text:line-break/>ËB#V Kò�#õÍ#„Ç~Š»$„¥+~À­˜#14gf#UÌŠPåmo„ÓòdÕ¿C#Óº#¸¯#”Ú/·KÃ”­ðÂœ8dj’†ö3ç»ç#~#~ðŠ#Åà#d·4ú#(XOšm¾#a²#šÉ“PN±§##Ö#Ì’#?¯#FBœ0+##;ªÍãQ®ø€\û{/¥a,¥ÀUÖHàR#ÆjÆe[@LK™Q#B^'»MV“÷0VËA«###xÇ�pÄ•££\Õñ²)##HBsQ ¿ø=mÖªc9A#yŒQŒT¨¬#<text:tab/>•£@¢¯Ø^Q+ùy74}45iåzøõ:ÍÖp#›:ý«Y�U#l0l­¯##ØèÏðìUÎ¾¶^#Ð<text:line-break/>aN#æÂ·üŠ|h#<text:tab/>H€#ß#†3­ú‹B1é#óÛ?rÙ#†ÐÛép£ÕQ”Úü9</text:p>
      <text:p text:style-name="P1">‹hþgòø¸#ðŠ×##FñÐ#¤£Yú#ˆ#k~5</text:p>
      <text:p text:style-name="P1">Ý®“1#n´ÆDÝ„#ÊJä¨¤àŽÃ#rl\çŒäÃ#/·Â…7C7Å;”</text:p>
      <text:p text:style-name="P1">n\Vö</text:p>
      <text:p text:style-name="P1">±S‹#=Qþ### ¥½ò}#¶ÔãÜ§«6,€R“Ïµt#Íâ1ºŸd{÷Úù##(èYLŸ9#’ŸìÒÿp*‚³d{…´#Ÿ[<text:tab/>C#BÍd›äÄŸ</text:p>
      <text:p text:style-name="P1">#=&gt;Ÿ]#x„½¯ôÇ86## •#…Û´Ì²¿D"NÑú”?#æ…Ï#^r˜ô#8ü</text:p>
      <text:p text:style-name="P1">#ð#/UKÙ#‡&amp;#]##'„·Ä7„µÂ6Þhîðç#ž##§ša-´ÁG<text:tab/>Ë#/×›–2#Îó:"Ò´§Ê�Š·\&amp;ë’#À#bä{#u;æøÒÁMãd¼#ã=#Á§:ô#“»5-�˜¶ˆËè#·HF9¬äîÕ\�"4‘¬[s#Ã‚…øå"¶€+Jü~{‘®#‚ìf n—�' `­CsjÎ#G<text:line-break/>,</text:p>
      <text:p text:style-name="P1">ªFüŒƒ¶#¤œù´×Î+(G¬¸/�9›—WBìC¨“Q#a=0"ÏÓ</text:p>
      <text:p text:style-name="P1">4sAñRê�Í³c¨#�Î^®¾ýˆx®ÁuŸ#ÎQ°#7wúZKP.ªûú$FŠxò¸áT#B#»6#O|ùÅëéèÅ`X#¼B£uŽ#¥ï?t—#+n,Wsœð—w#J#Öm##›íö´Þ³#å-)Ô6Þ0ºV<text:line-break/>ˆf‰ž£#‡#5s</text:p>
      <text:p text:style-name="P1">\Q-®#¿öÇ&gt;#Ö¾##ê£å’o#Š�Yþ–a#–(}¹›GÒØ\&lt;RØ'Ã#Þ»3#&gt;Bú¬=]ñ‡†—Ü?ãõ¦¦ÎB4®ðãœ2}£ì®ô#=’§î+-c^’In€ÖmãÐvIƒ&amp;<text:line-break/>‘h«÷,#ÇÞ9# ½ƒ¸/f#�±È'a#B:žb8ä¬‚#4Ee»TI¹Þ#<text:line-break/>Œ‡«),#¼©”ÿ#jäÓ##B½®Zÿ#?#ÅõÈœOo#Vú##çì†#~s#[r™Î#&gt;KaßýH###ÏÓ"â"²##’”%<text:tab/>G~§«#Y°Œr[£'Û#U.#Z’Rsö´ËûoèLa¼#“•#S1!#Zb¨Eµ¾µ</text:p>
      <text:p text:style-name="P1"># ºÃ­-Òg+×y‰ gèîöØ#gx¼Oý˜wp<text:line-break/>¬0œ#¸s&amp;š%lõlw=ê-#‘û¤#bæ©÷ö©ô#u^ýT°g�Ð–™¹†#?Ë#ò/'ÁW@ç¼“c¼S·×Ö÷G—v_wB»¼ýÐ@#áü­µÁù{ÍH#ôÉÄŠ#íD2þê)0#Ú©H“oþQ#Ò7�Ìó Ö·”^¨þ’ûö9èk#c</text:p>
      <text:p text:style-name="P1"/>
      <text:p text:style-name="P1">”’SSæ&gt;ú²‰_]ù±¿â„À##Y³£C/ŒàrÐ÷E93hém�Î¾`EÂ‡°Â #,¼/G^m¹#E¼jºGˆ##µtæù…#8qPá\}­</text:p>
      <text:p text:style-name="P1">|q„æ®#Ë³ÛA0Dsï"‘âF</text:p>
      <text:p text:style-name="P1">Å¦Ü‘´Y#bQôu‘±+Ü„l§iAIs¹#ˆ†ýcbÕ##S­5”�šõ?#)Š</text:p>
      <text:p text:style-name="P1">uéB.lå–è6“¨4T¾û#<text:tab/>j'}#K›—óìz�àÓz‘‘�öëïôEN#{ñëVÖ1•##ùé#1#kñ¡:˜¬Øœ—A=</text:p>
      <text:p text:style-name="P1">IŒüö#“#§³açª#ÞrM#E/€î¢,Îìa¨5 CòGÂèIÞ‹|+3ì0ú#ì®%C&lt;6K¨Øæ-�ø˜ Ž ƒ#&amp;‚}"#»##nŸñ)› xCÍ÷�Hìû®ØìÄp™çîÕOW#æÜ`jM=ý/èÌG#Ê±‡éuM@ÔÕ#2Qèw£÷ËáÑ„##³òˆ§1³êûÄæÆ»=5ú!ªø‚.#œ8!?�!À*²<text:tab/>##ég#…F�Obuh#šµ»#©Àkcbqý/è#–sÃ#Û@g³›â#¿#¤{�˜‚™Ð&lt;s@ÎŒqka[OT#/A<text:tab/>bU´w£ãras)[4ùl_½¨�ê*è:ÌË-#úL�¦â~íi</text:p>
      <text:p text:style-name="P1">ÔPkC&amp;Îoh…7¾îoí'$á½##ÿ Rm\#ÑoŒ<text:tab/>N¸t#Ú«ï':ÊŽo#Jº�#™�#[Ç£(í9µK¥í5œ32#sâ�<text:line-break/>#ërå#·(#­ØÅ0öD3¼$àS¢Ë s¼3·’<text:line-break/>Æ¬Nï§Þ^ž·<text:line-break/>¾#©¨M�#:#¯#‡9|;–ñ°ÃlÚÆò!ž}ü�8S)C#oVÑ�‹¤�#ãWk‘Æ#Öëj+é#Ô#¯P#nMiÌJ+ju§’/|Ñí¨á˜„c±§r/Ë�W;Øq#7#UÜ ·2W¡#Òž½Üøa †Ä¾I›#¥²^üK}É…No@'ÙWÞ[<text:tab/>—«²µãð§#»Då½Î-^ÆÒó5:sn4#óïÍ$¶ûœz½€¯²u„RXì#Ý×#ÀZ³@äŸÃö„R#`Z�Á#I#ÄË™…ùï#�K‰ýH<text:line-break/>jKƒšr�Qx</text:p>
      <text:p text:style-name="P1">Ý1×Óà½Ú\žïGH‹ÌºÃÈ©’H%*#[k#ß{Ók(Ÿ‚</text:p>
      <text:p text:style-name="P1">‹íËIK&amp;mr&gt;#ûEÚ¥‡†#ßªÀB!ÙD#?)¬x˜Roéñ#`•ù±I…�ÙË<text:line-break/>%ørîh–”6¨äÔFê#R­&amp;`#IUûµ§E‚˜B/¤Ý#‘C­#öu#ŒàXWv:ô#•»Ó‚ {EôèQ¡yŽ!·ÔþcJ�¸î”QÊXïÎ²¼S)é#dñzÙv¦„S‹ìê^—oú©­<text:line-break/>‘?^ç'§ê`<text:line-break/>ÒõÇ##ˆE¢Ñjy</text:p>
      <text:p text:style-name="P1">Ú##³NõÀÂH2°E#Ñ&gt;Zæ8�¯Œ°�­—!uŸb›ôb~c¸#õ]�e¦)Q#Údâ˜”‰#zÜ#µ9Íw)Ý-â6i³#³Og£ lÌa¤&gt;ð#T–à¤»*^#\Ýe#ÚJlm{#[Ã3Á9Ø‹e;÷°¼V¹'©#•ô ZÙç0#h•§[|##»�äI‹1#ñ·á¥f¯Jy#xêÆÞœ,fn�Aš#$ÜƒD¶”#woøTX&lt;<text:tab/>¶~Å(#/Aðó##H²#ÒlSIJÿC##œsyOÕ�œ™+ß¬¡Þõ¸ÿzÑ#ã##àk¦júŠ#¦‘›ìzŽT#|Íïì¼çü}A®*#á"Tœ;|’l�îKŸ¦ºÚµ<text:line-break/>³}øÊ#</text:p>
      <text:p text:style-name="P1">YAxñ#8ïß3<text:line-break/>7ÎÜHÐÖöÈz�¨#ø##u##|x¹1ñêé}Ï»#¸‘###Aš<text:tab/><text:tab/>O4¶##"'ÛÍª’=ž#ÿ%…@½&amp;Í§úétd5RNA'yvR®å=X¡#I#'ù|ÄIÔiÜ`UXÑ#¼iÔ *'#T*#R�65«Î¢¿µŸçyƒØ3-špÜ‡§¸uIPI!ñÎýÙ]ãn¸oG¼##9ŸöE¼ŽX�æ8ýf¨#</text:p>
      <text:p text:style-name="P1">#Õ#§0##·Àx%Hßø!&lt;#’#Ë§#áû—91Ï`Æ«²¥ài•Acê8-nÔìµú#U«Ìóï„Ö‰À3Õwí#èÐxõ&lt;#œ#ó!¦1™²I•5/ì ý�=hF™þ€zm•/æ!##%#Ãž­#±àãt#ô¾ßKî4�6Æãƒý#‹Š##ä”#ÐËŽ7##\#V#ÔVòÜ¿&amp;îŒVô#Ó_ø8¶#b•�K=:Jã'¡1ÔÖØm÷ïñ# ‘#7#¢0Þ®)° Çè øÅaaÚ$ƒØ~#õTI@#z#g#7vŒGÕø‰KÙ#ÝØ[‚tÏ¼R/q&amp;òæUL5·#,è*MWŸš�q#éÎ#ÙÏûÒ¤eˆ(#Ô@iF¨#Zé'äöšç{ƒM\¶œô[ý22Éi¤¸ÈÛš…�k&amp;?#vTS¯B«w~#(S§#p¶kÖù¯¹‡…¦Öª =žø©u²#˜åÔ²âNCgz#îÕÄÖ'#R$*Ô´rzB¶Ÿ{Í#žË@Pé'²¢&lt;#âNƒQ�Ti´p"/èõƒ‰©þÀ¤#û´ÇÑ…™–~ë+9MNdcï¸(7v«ÊŸS÷‘#5…Õ#_0k;¬·•zËÏy#ü#8+¬OS#i Zz†Ü+0Ùß#n#§îN(ŒÂ��Œm`ÿ@‡¡=eF\#à…ìpª§8ƒF[dÚÓdÑ#Ä†O£##=z’#Æ¯·õƒ#áxOû<text:tab/>´/±*#·û-ƒúj#áõÒ\àšE^NÒòóW­àxå³#’#PžK»‘#,ËV”DÒæIÔxº#</text:p>
      <text:p text:style-name="P1">¡õê0¬hRka]ÈGê#¿j,îA#^iÈ;Ùß—ì˜KúŸ òý‘gz#~œN&lt;<text:tab/>û‡{lÚ-l#ñÅ5:�Í˜Š‚¸#„Ñ›ígú¡#¸#{–òª»‚ŸH##Ê{X»Í##ÉQA¹#Æ‹¬¹#",–è]æ?#‚#«:#që9É#‚x#•##©Ü’öÑA#Ü¢#)ŸšÇb›—&gt;æ#ù¯D#úq{'~Ï†j#òu—ÄÆÜÎ•±ø!‚:Ý”Ä(n\Î�"î3Å÷}##õê#*‡ö#ÖÕ�èöê#h#Á®“T†=v)}Î#Ñ’Z£-"#hˆ2—ðÍf÷;j#P©–2�‚ÜAî&lt;Â#{pF6#àögú‘�%Åãc&lt;´^{/£¶&gt;*# ¾‡ö:@t[ cçÆ°¥»0P“n#â^©�¬–#Êr­£®±#IÒ÷#RW¾`1j»Ú‘©‚ÆÞ÷ËÑäviÃ´-ÒÍ##•ÇÃ<text:line-break/>»ô-#³æ²·5t&gt;#¸^#T;#ÿÙ¾´9#<text:line-break/>endstream<text:line-break/>endobj<text:line-break/>1018 0 obj<text:line-break/>&lt;&lt;/BitsPerComponent 8/ColorSpace 1019 0 R /Filter[/ASCII85Decode/FlateDecode]/Height 28/Length 700/Width 42&gt;&gt;stream<text:line-break/>8;X-?0t*Q*&amp;0t7.JfAR,j;o'G9)%ej](g(O6=XkBku[lhWLttFRd4Jf:/W?4P82CV<text:line-break/>cbo,9N.Cp\Eh6*L7!@R\DuEUFl\U2R$YVVK)@!9_^#%`hQRPZJ,&gt;tsB)6WY(H3"1[<text:line-break/>)U%W-[)T^0`.d67)7aQfhQh-IVS9jWqckW6/^;ml&gt;J]&amp;Fo&lt;K4rVBluL#5'Q.C&lt;*GH<text:line-break/>mfm%cZ.t:Z=lVWj)q(#\R))0ad\qf9$bK\WN$\NccXE9W_DJ-k"l'Zg:n.=@?I/U5<text:line-break/>+Pq&amp;2gDn$;0:/%L`&lt;O3));:Es*/a2Lp6#LF`b?Z+jsfln^!9pf5b$)f?M]uc3E!)e<text:line-break/>YQ)=i_C,(H`-KsUG([ZeH['rY$tBYNIT7mQ&amp;]@`@1a&lt;*7h,Hm=lY)DC:NMM\;PS9n<text:line-break/>3).WDUGGN%U\p9Qh,CXUA)_(ZSd30co:?Cja"I1%'-'URZIP@`H&amp;g*7NCVj+2&gt;J1(<text:line-break/>Lmmh,,6Zs:9\rS"m&amp;u';c.LJ!&gt;;g"D&amp;*ZOrg;c/k-/#+eh34XfVX":h#TUKg6O.*]<text:line-break/>3:#DGC*HeK&amp;'cdM1tFj5LW6XsK-!uPZ]&amp;=W*SGOo?$7lPJ&amp;f8"BqSr^$dEu1SW'm&amp;<text:line-break/>!t)."p@-kW;&amp;R@4eknoDFLp+Y1J[LH3:.V+Z`DSlnlCXHf[U[_Oo386+!1$M,f2N=<text:line-break/>_rGCeO-?j,:h!eS5;!a_GAAih@!E%V0`^o]!J1~&gt;<text:line-break/>endstream<text:line-break/>endobj<text:line-break/>1020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1021 0 obj<text:line-break/>&lt;&lt;/Type/Page/Parent 3 0 R /MediaBox[ 0 0 336 229.44]/Rotate 0/Resources&lt;&lt;/ExtGState&lt;&lt;/GS0 1091 0 R &gt;&gt;/Properties&lt;&lt;/MC0 1092 0 R &gt;&gt;/XObject&lt;&lt;/Im0 1095 0 R &gt;&gt;&gt;&gt;/Contents 1022 0 R /ArtBox[ 0 0 336 229.44]/BleedBox[ 0 0 336 229.44]/LastModified(D:20200108143321+09'00')/Thumb 1096 0 R /TrimBox[ 0 0 336 229.44]&gt;&gt;<text:line-break/>endobj<text:line-break/>1022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1095 0 obj<text:line-break/>&lt;&lt;/BitsPerComponent 8/ColorSpace/DeviceRGB/Filter[/FlateDecode/JPXDecode]/Height 956/Intent/Perceptual/Length 160613/Name/X/Subtype/Image/Type/XObject/Width 1400/KSPQ 75&gt;&gt;stream<text:line-break/>xœ#8@Ç¿ÿOÿQ#/#####x###¼###########x###¼###################ÿR#</text:p>
      <text:p text:style-name="P1">##########ÿ\##@@HHPHHPHHPHHPHHPÿd#%##Created by OpenJPEG version 2.3.0ÿ�#<text:line-break/>####r®##ÿ“ß£€#†§vëŒÕGä',úaR³É##oËB … Wxš<text:tab/>»±®#</text:p>
      <text:p text:style-name="P1">"6²·‘##æ+äå‚x�‹K’ðæCÉøa‡„4š¹ä¾#¯#*#‚ªw)Ã#"]¦#ùä@]_Y®p##¶Q­TËä;‰è{q<text:line-break/>‚Tfª’<text:line-break/>Ø™ ‰·lØüÜž•çôÉÿt:�9#f-Ÿë?MÉ^#</text:p>
      <text:p text:style-name="P1">3?|Ó{Íý¢´þMÌ˜’zj´Õ¨ÿo£##Ùß')Ö×Ž §J Z.Ó¨¸ç��NHœÚ#;û¨ÛÕ~†Í÷*=œF¸VEÖ”ø¡5yw\{Ní£«ñH# =óå"õ{ì–µc¢’¹a<text:tab/>M#Æã˜1Ž½p‰c_ñÐÛ-º#¨Ôö5Øé# Ý#.Á�šKô#Ea£k†A,4A»?äšRÌ-ö­‚»]�¸$wãp.çªÓa€ó#_9#2J×¾ÑxÒ÷Ç2‰K²lhÚ‚ÄÑ@J#¼”Ï##à“²Âµe###ÈñöK·N¸ŽÞãÏ�¨ï&amp;JQ#‚¨¯#gàÆz&amp; )xáÚ&gt;É“'‘#È&gt;’«Cz¾þz¸­Â#</text:p>
      <text:p text:style-name="P1">Oz9#Óhþ}éí1Ðê‘ÿZ¨a¤=ºê7âA¬)Rw«’òË##D¾#Sœ×˜úÃtM©œC9øòüilâ#\Ùæ¨#Za]UŽIøÈ{+#fd™Íû?,Ý]S+·#p=°e•N†¤<text:line-break/>óµ#So¼õ#~·÷§Hì—iCG2Ž¤ÊfqiYÍ#™¦Á7Ýyé‚ãÜ¦Í#(½ëG tQ#‹Õ0­"¶6¡ˆÚ#ìè#Ê©RÞeÈØ#ê##£gF&lt;aÃ­#,e&lt;8Þ”Y’mö)X,”ª±"#±Èø2u+¦³nƒ5"–Õö®(O</text:p>
      <text:p text:style-name="P1">�‡\B&gt;A�'­G£ã]dÙ&lt;!�#–#g<text:line-break/>f¡g;»’ª#®x.¢ŒÎ�®‚#˜fÏÒøÊ:É</text:p>
      <text:p text:style-name="P1">œÙç('™â*ôr‚£#»:GOßçGÂV#!4„</text:p>
      <text:p text:style-name="P1">Wˆ9xOÊRŽ</text:p>
      <text:p text:style-name="P1">vCEÔ@,|¦/F]¬#ÉKJjA#J)öOCÌx¥,5È^“J%ÿ#ìAoF§ •)ü=#§Ö#²Ž5ÎkŒ¸</text:p>
      <text:p text:style-name="P1">Àí#SjV)…+`Í¢"‰w‚m</text:p>
      <text:p text:style-name="P1">qp³6<text:tab/>ÃÜ#Ï·¯9öv=#WH€Å†â@(|Y¤È¦’èiø°</text:p>
      <text:p text:style-name="P1">M#e§õcË##Â|Ò…Û–`ñÇ"##ƒN¸#Û&lt;[eÊš¶ß~îéÀ&gt;}¸`¥<text:tab/>þz™#3<text:line-break/>þÛŒrd½¼¼#·b…õ!�=¨mrtŒ~ni.ŽC##Éú�nY!…âôx¬ñ×K­º{WÌŽi5v_ëXúP6Jð#ø#t½òü#6ä89# ~õ·w²I#5»¸·mýŠ‰# íê'0LD=QæcY#N</text:p>
      <text:p text:style-name="P1">GÏ U#Û`Öí·%o©4#rG`0ÍI##5³Î£'�#Cº‘eœv#téáßß�o­Åu¶2#³‹#ûÁ¸72_ê#Í/‡ÿ!%¾5=#Á##°</text:p>
      <text:p text:style-name="P1">c++VY™úZŒ”?g#Žm#�™®cÞ¡†Š#I3ë¬÷0<text:tab/><text:line-break/>("#âV¥¤;Ì49-&gt;½™#b ’ÊS_jý+Ð=¸éîþ*X¨V©Úf§©?œsCÌßéŽ¾o(Š•0b†Üy#½Ê:"¬#</text:p>
      <text:p text:style-name="P1"/>
      <text:p text:style-name="P1">»D�Õ#µéÆ;#�ãÖ)ÊyÕtó)D[|êd&gt;§¨b#{h•™ò<text:tab/>¸û¹#ñ6·#CSkoZ#..<text:tab/>qÅdDÿ#Úèœ¬FÇ jˆˆçŽÃ¤\ä#îZ#z#¯¦iÈ‚MÇ­#£#)žuÀ’N&amp;SEÉ¼š-å@”�jvËŠö‘ú#�ôl37±€òÈ±{"x#“%ÚäóYËí#ãÆ#�Ð¾ö—#</text:p>
      <text:p text:style-name="P1">�=‰Y¶#ŠøTLM—Ú2#r�Ÿ0’#¾7vÉµò^#Q¤<text:tab/>Õ‘ÉdXÇzjÀ|QLí'</text:p>
      <text:p text:style-name="P1">ú##'µ#E¡#?dCÝAÕÙ®##eûx¡#H,÷#=#ß™3zÿ#¹<text:line-break/>§˜'§CËÒfY”<text:tab/>µáâ×I¬#&amp;:#|îÁ0ž$~rùð±b÷/vÿQÞ—ž¤ñB�þWæt|®�á†3wC*7¾‹l5ü®&gt;TW#ÏI#4�ú#Šøáµ##x+-»XfªÎ£#.@xˆððúI5dƒª#@ììò#GÞ<text:tab/>#9–#íÝb#�è¥½+Ü*Ô=)¬ Ó&amp;Á#ËÚ³’p##z</text:p>
      <text:p text:style-name="P1">Y¥—ž#‚Vžé+íK‡?láz½‰#`të¾²&lt;�¨d#ù/Jwjuh,ÇÌ<text:tab/>%=“#Ó™A_�ÍÙjtØûŒ#¦-‡äÛu]sð#h*fR%Üíü6{#6ÊÇÀÙ«¸‡jºðky Ä1S#o'#kÓ)‚&gt;À#«|ÈIcN+0Ìa;¢ÀEyª¶ Õ6ÇÌ&gt;g—åÉlyM#„Áêûmåªh^±#Ô›¨IÊzBy:—Ò²#5+å#á‚EË^r—¥Èc¿GŒiù#é#ïzâŽI&gt;XdÉBÑHÕ†53#MˆÝ<text:line-break/>Ñý##\_ÕºÝmÌT<text:line-break/>ì”«˜õzÊúV#=d/ã·2 @Ç##å :l$ÉjñNMÛüW¸</text:p>
      <text:p text:style-name="P1">KÂÄõ8^˜–¬PªIU#"&amp;*âotŽ{À~r™ÙÓÚ‹1pn‡#ÊÍj#|ê~.##©71-Æ\Z»<text:line-break/>üLxLÂ}î9¡äG¬´ÉE?+.•#-éôÃåõª3å0ýóQ{"­#<text:tab/>WQté°##tšV¥Y™+¨Jšú¿#Õ<text:tab/>{ÀJ0„:VLi…†áû#—B�D‹Îcæƒm…ã¾Ôr#’3ü�Û¸¡#©D“¬z9dÌÌ‰)‘G7 m½Ýœ$K5ãZjÞ®Àp#�Öžè¨›#zm</text:p>
      <text:p text:style-name="P1">ß;óÝ—gžÍª'(hêÙ]#¶¾éZTà ‹lÐÇ#�É¬¢¦öø#ðlÿnüeš5#ÇhñgŒP#¸#Šz"f¿öµÒb+â#õ˜&amp;Ñ× #·²oÇí##OÜ§54ªÏ7K‘õ²5Ù^E-iëy¶#eúüðû‚#|#imËÃS¸= t&gt;Ý#4ÔŸC2?N#0™Á8ÿ#.##jåŽä©‡Ô£2Q|2œ##Cÿ#m #³ìiÔ#Sh<text:line-break/>uÂ¦¨]�Ð„<text:tab/>ÿ^Æ’z®Æº‹ [#—-ù6ÑÆéb€9õŠ„3e^êó�X°­#k#ûú</text:p>
      <text:p text:style-name="P1">ÃË‚FRË#QNAAk›øý.��I5®#?Ã›#|½Ð#í/¿#È4Úƒ�#Ë)ôg##D#¡�gpÞK„¥³…%Æâ’#’‹##)¸i#re##Uh#ªÛ‘#ö£�4Kó1ä[©y#�pG¾#^Ð#µ####Äb\ïc«†Î½##-fÚ#›êÏ#³[Ñmjš)#AÊË�©ÓzÚ�#ß$äý´#¥#;ûOÕ#¬#¹Ùë1IÃhù€fKöT°Èñ|¼øn^:"šÖ£–“�p‡ÀM1ßÆò#DÂ�0¸î€æ#möZÛßÓ”¶›`®Ýp×kÂ|J©<text:line-break/>™#ô8k#�A#�õš#/¾ƒ&lt;RLý›òh£Æ U?œQµOóGil€°9##s|#¢ß–Ó#8±Â^åÝ0dggÇ¦&gt;ÿ2`9$ši"MÁ¯(Á¹â@ñÉ•#Me:^lÑ»Ö†ä#å#oµ_<text:line-break/>[¨ÞÈ#4ñï¦y1M©#d²ðÄ_ñ‡*òÿ#—ÉÖ-àEàƒˆãS’Keè@#z±‹#ƒÍôƒ##÷Ë3Á9]wÓÚûþU8�ñÅaÃãëÔ&gt;&gt;×CäÞ#9rÙPF3b˜I&amp;¦JCF±A“ºó#fà#ý*Ÿµ/žôÑz¿##�¶7­@L¢˜CvÉ¹üœß”‰zM##K<text:tab/>ÞQ««_x®Ju…#Q#d*ÂX�Ël|Ž«Ø‹0†„&lt;;p×¢½PÔ°�ÌÜ#üžq¾›hÜ</text:p>
      <text:p text:style-name="P1">#b˜¢ášž6„'oýIMÝc<text:tab/><text:tab/>õD’6PJ¸Ô`~¦sC™#A‘S@sfOä³##Þ¸àaüEÔ$#fxÊ�«FÆ¡#þò÷RÕÔ.Æžpÿ(#ÇãØ˜¨ŸSE«Ðý–6##¯Ö8!ÞÔNkãûuÌ³k U#Î¾–·´‹ï¹�Š#ibU#¹:€è·:†›QEä#”ÝXìå}ˆÑx°l*.*óÁ4”òä##Í¡Ó##„9ös¶´s=Å4·e.£hü&lt;‹!GØÃ0‹¦µq#=##?#àÕ@;‘#€Õ5Õ1„¼#â#tÒž�K¬Ãz7/ì"„#c‰ß¿ûª�égã QÏßiV[’ð%Tžu#Å…ýxC6ó²æÀ#C8�®#,ß#äð{#é@ŠÏQê¥ô˜©î#4¤)%dzöh</text:p>
      <text:p text:style-name="P1">k&gt;Lx#¥÷<text:line-break/>!/=\ï¦F"œktkÆÕÁ›cñ##üñ[þ5¦Ì#á0Ç1‡U##º¡'Òd@C#“?ò#q3â´Ò#¡æ</text:p>
      <text:p text:style-name="P1">¥´c~snõ}íc©‘*²/FN–·¨Ã%c#âðÏÃ×0<text:tab/>JáÎ.ûý€®®Ù.ëF </text:p>
      <text:p text:style-name="P1">ñ<text:tab/>¸Ù?&gt;CÄ™]r¥#Ùü#JåYR#~0ÉD˜™Ý3ÊØ</text:p>
      <text:p text:style-name="P1">º#Î/À#F*#þ#"Ìwz^&lt;w#1 m¢€IFiAÉ2@Žy#æ¾ÎÖÞ#0‘l‚ ÓÆ!Å7# ®©G€ÜÁš`�‰@ÿ@³Šò</text:p>
      <text:p text:style-name="P1">•–”ëàÎ¾<text:line-break/>€#›-í¢#ÆqGÒr†ýSgWbp/Z=�Jp£ˆ¨¼ÃºòwN#�ßEˆë¹¯#L5£ IiÒb‹ÿL,$0¨#q9ÐFv#;áp†X&lt;ù·#INáÖdY…Ehš¯#&amp;Ì�ØÒ˜Æ#”¬È#£J#ÈTipÇI@ðÓ!#£ÔO÷v”#ÍÈ#4ÓkÍ—“|’Ç-,€¥#‹Ÿ¼[×‹##ä#%G.£#ÎQ¸~·ò×£ÀÄøo�Ô?ØËÕD#Šþ$Æñ¿tÿfÌ§¶­Tö·<text:line-break/>®§®Æ±ÕÁ)’ŠB#¡ã(`¤TZ$íäþ’›÷#9™‡�!6“s51Ä\OÓ»þÒ#„²æ0ƒÊÓß¤##p«“?\ùÂqÇÅ*`a¥V#"O#�-ôà)n­F%îÜ¾#€;¤#Ü#6Åo[¥¦Kïæ<text:line-break/>â¨#.ýŸŸÙ«Ñõ#àXˆ¶í·Í^&lt;ä##ºÞ#êâ«#†º4#³‡=ï#™?#œŒÑ#BÕ¨ŠRq/.#¥¤##ÕÚj˜ß#</text:p>
      <text:p text:style-name="P1">###$Ê#§·–Û‰ýD‰û�#ø<text:tab/>ŽÑÂ.Ò_Ì–¯ÿXlšŠ,!¤8Uk</text:p>
      <text:p text:style-name="P1">œ†O#h7îd³#Þ?T�L³<text:tab/>X/i�ñ*s$F/ò¹¤¸çð�ÌxŠxŒ¦/1MÿK›XJ¦ÞšRÏÆ…ú¼¸`#ó#No#î�ƒ-sÜ‘`.(#Œ¤ÇÞI[¼å.ÿ$q6Æ1¸ñ#ö#T(ªÿfnL#7úŒ‡¤ÍEY´H¡á+&amp;­#³aÛË=H¯ä})gnÙ,ÎÇÇÇÇ˜7<text:line-break/>#áŠ+#‰‚Ù¡úõñŸè+0</text:p>
      <text:p text:style-name="P1">Ñ…—êì##�«ù”~Æ#Ž##!#²#¡‡K€ÇÁvÇÑÀ9¾ÿ;÷Ÿà‰k·_ä«"Àü”ÔUv#MŸÜ&gt;{Š³*¨§þœ`£‘®Dml#Vê‰ÎbþN71Öú—##u�-õÉ¸Î^Ï}˜&amp;³Iô#-€¤î�#Jã+²·v£ìDÌÇ¡#Tä#ýŠêÌ`ô“,‡²BaéIó6KOî##‡ì#1µ‹bý;ÞÇ#g#[Möà</text:p>
      <text:p text:style-name="P1">4ã‰ñ4Š€Xµ7WV¢!P¼YÕ�$1ï!}#<text:line-break/>ƒ=™ö<text:line-break/>PTŽü;Röý2Oû?Â#&lt;ZÙˆBÜÍZ#Ý‚blåÒ„ï›#2a#Ý¶‰#</text:p>
      <text:p text:style-name="P1">I##‰- #æ#7ó:ù8jõ–SEëì¼##x#M¯óŽf#Î.#õ:BýùË7#†¨‰œ÷#!#ú“MWxMÌlØßjìÅ¾Ìž�†�rƒ§–Æú§’‰Æ#›¢Ìóžl¯òÍ&gt;æ…5##Ý`9Î¢¿¢D##+"?°­êP##gÍê#½|Ñ�²kx#Æ!Úe9#u![g¾)„ˆ`WTw ‹^z&gt;\T#¦¥ÐØ»[%•#çG#‘&amp;‹Öçµ¢�›Òþi¨ÌÛ�#ä5c#U#µK‚#BéaˆRkawæ¡hàš,Ë&gt;�Ê#<text:line-break/>zpû#cÑBé¾\¡Kóïi[æƒ •áBXÏ#Ý¦gËý~Òd^Zwkäœ˜ó[Ô#XØŠc°yZò#KŽ[xB#kxÿ+Q#'ßV¦6i1bP#SjOýa#lé_ùµqa�°4hŠ?¤ ##‘ŸhmŠ»#ƒ#C‹d=#†ÿLûí#BS#Ùz+#œNÏÿ5­~l'£,¼`ø["RGø#ÒúöÉ#Tå“”ƒ!¬˜wŽÁC•P@›Ü…oy€äáÍx£º‹#9<text:line-break/>…‚i#ä#^t#ð‰æÓæ.£Ý{Ëe4ÝmS3þô*šò#ÔÖ¸rÓ‡#Ç[V·(#9iÒbq#Žw:½zßÓ«õy# °õ}W“Éš#Æ3SP#æáÍë¿c±ï°#§ú&amp;6ûÆò#¦wìn##D##U�àÄD¾&gt;{m`ë:#RR›#^òæueE÷#+#c.d&gt;Ä÷:ñòÜûy8œ0g&gt;*ß€<text:line-break/>+×žÏc•#¦+9w*¹Æ#ãõ#B«CZ~µæM#…#ÏèðíûuÖ#`Ù®#¸A#}�@#`¯7ÿdA¹"T€Å¸#à({)×ƒÆxû#+UA'&amp;�–+8&amp;þÔó²|øG/4È#IzømÍ·L4=ØY•ÖcÆ¹~jÄ@|#‰‘HÏ–£ÃÎt»Oú’ÛÕŒã\Gƒ#�=Ô#Ù`wè</text:p>
      <text:p text:style-name="P1">·˜#o,9#ú›M×¬Õã¾}ìÕ;Ó|„Þ}#š¾g®ç°”5†##ß+þdð‚ƒš=##Ýã�R£ð�U‹Áµ#»Ío‡þ##EÌýÛ#Cš;ÊB¬VŒê#ì§Æe3‚BÕ#-##í^«Ñ#¨Â_¢Êí|qZ‘ÉZ#ïÆôm•´õ“m##uéW!ýü¦þ¨¶â€šÇëXÉˆãæ³ueD­ƒ#Ôâ ~’#G�éG#tùÂ#¢ÀA{ó,�Ôî#�}¯¥Õ] EæN«|é$m´6LÝ#7µ-oHü{|Â#-Ëè§Ð#Ÿ#&amp;Ñã5ÏïAé¬Â##Î##0z±E<text:tab/>‰eàï#L¢´òH/XÏ’ô&lt;=ž�y(<text:tab/>#% îX”¼¢ó#ÉÏF�º «×&gt;’Mð©L/§:/#òY¢~wâVÕ#]S¨gŽ…NY0¶é'‡eM##ìF9ÍëL#µÉÌS#µCr#ØÚ’{eý¥"m|®!å`+#¶s«Gýyèôk›5#ˆ‰#W#˜ðk`°²(BZ-»™</text:p>
      <text:p text:style-name="P1">X^†þQ¸k#[¤ ßèþÒv#.=#iÓ]Û*#Ýÿ^åo "@)|�sþ¥</text:p>
      <text:p text:style-name="P1">ÕU#�uv#—<text:tab/>Ö„# Ûì€#{¸uËnu#&gt;4Rkô8f=®»nÞ5#û,tWØ¹Rð‚Ü##aÌÜÌ{|ÝÝ=™Ö</text:p>
      <text:p text:style-name="P1"><text:line-break/>6­#0CyæÓh¢§V±›ŠH”àâ#,Á„³ô’£¨›×fÇ¨‡#µ3ìzH%š#K#3Íc##˜×ÉÍ…÷—#ˆ#BÓ¯Ÿ#Bm“#{?›¸üó&lt;Åtf²Ð½Ë#‰,—G0+œ�{GF»k 1=5~¼ïÒ#Zòâ–ƒ·É«Ÿ2�Y³y®ð#æ###õÖÿ#´æ#3#÷Ï#a˜úE#Â2###íâ&gt;m“ #ƒ-„ÿ]#å¼Ÿ;#ñÞžHáŸY…µÍ²#sŠ€Ž±ÿ7ˆ#«çJjk°#|xÃd:^Äéó8¨“Î�É5Úêõ-þY·�YËºš#ƒ{Ê°²#qÑ´h&amp;™–Q&gt;§/#ûq CNC¦àžµƒ#Yõ£mT¾{##”ðQã##�]1 ÇÃ€ù#"²#F¢YjÆP}#‰O%—ë#*©Jš�g°7É!#J«&gt;|ý#�##ýò}a…#H‚T&gt;:¢ŒX–#=¢0Ë~ò�ÈB*Žä#�ÕbJDî‡“œÖ“Ayh‰Ð¿4ß¦¨##‘å[##(8DZ#-€ô#¶#Ê#ƒÉ]‚#ê¿­$</text:p>
      <text:p text:style-name="P1">DæÄcnyÿ7ÁãV9g#t7kíT&gt;dQ#j~#›ÅjŒkoÅ/W’gê§w#ÎG#ØÍ›RøÙ5˜##8Mßü�‚‹$¾ÂÀ1cl##Ìå¬Õ¦ž#('?ë#ÏeÒº!´~²¢Äár  ]ºçê·\K·@<text:tab/>môV#‘2&lt;²#E4x¥©-#ô#üX#éótRã(6ôö²àõö¬[¸�¿€žº�­Ö¤»Ñ÷#´{6º®“„#¤ÈñC&lt;Â&lt;ÌCo8#ÛšËç’#|ØV÷Ðé{„ÿ^G;XÁ9sßo#xÁfè#ÛÖT¸¹#[…Í[G#·gÇ#»œ•T#0ñX0æG#îQ8…ú¬.¡#I#Â$©<text:line-break/>wÐ:4ô¨X3D‡sksÕ,#’IW#p \¸#4#'TÑ‰Øv¾©–€ÇbÅ/°�“#Ä#x“Ÿ#âu##2#L­:”¿¾#GŒ&amp;í#­w;Py#Ý¥#`„ƒ#b#á¼�D#ÂâÃñÆ@�Ëy#~oÊê‡&amp;#f}ÿ&amp;„ÃYÎ)LÅ“¬hd"#Ò</text:p>
      <text:p text:style-name="P1">ô#äíÎxERb™€ßy;é¿ëqµ´(Ö×÷`U¦oä¹Cà"÷x‚É[VŠ·º#Æ�l#g##šeEXèåA»yÂ#eÿl$à`ïhËš.K�ã?­Â·£»Ì¹Á#•JˆeVþ!Ó–#…@nÀ¬1&gt;</text:p>
      <text:p text:style-name="P1">º#;òÐ8û#®¬h¥*#8˜äõ´#mž#h´Ñ¬ÿM02…„Í°#ð%˜ÄJ…#U¼‰C3\.¨H##Ð4\¿8ŸŸ°�‡Ëôp</text:p>
      <text:p text:style-name="P1">+#sÂŸÓþY#‘#Í„!ð3ˆ«º˜</text:p>
      <text:p text:style-name="P1">~OX¿“Saø}U–àáI�##A`7zLïØMõúå¨ÓH½O³T#gñ!áåÇÌ¢#ž° ,~Lu`6øöÇ#5HídöÃÓ©Âß²[ÒÊ3\»#Ø÷¸e+W#úªšLýÈ5šXg[I¥•ár ½°�' #W#=@Vƒ®7¡3ø“·Zmæ8¢¨J_###6ž#2•%Ò¶#u</text:p>
      <text:p text:style-name="P1">[] 1Ë~V0´ÄôrM…ïx“##—&lt;oEföRÏ•mïÕÎB6³4óOÇó¢#}|ÎV³·Òpd#ã‚ïrÕÆ`ó&lt;w•0¿_#Þk«»Ž#ù<text:line-break/>ñ8¼ð#ûÌÐ�Pd:¯âFÁ<text:tab/>Ð¬©#°ÚÁ#yÎí ˆI[��<text:tab/>Ø##�S#</text:p>
      <text:p text:style-name="P1">FE„àµµ—÷à0X2uÕ#8#Ê</text:p>
      <text:p text:style-name="P1">#÷ àL`![c*#ÐJÞI@#¥#Y#(…›8ö&lt;Ê¼¥¯sü‹·@#ªÊ’Ù»éã##¨È#°ÕÕoÄ[Äo\¥¤§wš"#ûƒ˜ ê‘š8’¶J£Ù#eQÉ²‹V<text:line-break/>/#É�&lt;O«u#</text:p>
      <text:p text:style-name="P1">#ž*±[?˜ÓŠíÅlt|Û‡NRæí©ÿ#î_Y�šˆ.Ìò4»ì|[!‡ÎŽ’Ä¸x¾éf† @�¡Å!ÎVtJ X÷ý#ÁûÆ¡Ž“žiçXé#¿T#u—Ìs‰Äî#Ž¨`Zm©t€/Z`ëeìâeþ°úë’­b##$Ì14û###Íp×ÝÉícbä1T0u</text:p>
      <text:p text:style-name="P1">]×§­+yÑÁ4uz0xk®e#¿�žö¶VÈÕ¼#- za&gt;ÃY«êá9+ÃÊe„ýÉ€ŒÒkõ•#¸õ</text:p>
      <text:p text:style-name="P1">øÊÕù£Zœ‰ÎÈ¼#½&gt;iïn¬â•ø€ã¤WÊq#{N›Û¥#›3ôh6ŽÔEQåEl¨µH¹�òïÝåžš…Z�#wÕâ#?m½Ñµ“ù,SY#"Üñ±#óùþ¥ÿOîs¾M•ùý‹þJ¿›«|þ­ïçú0›ª_ŸÔ#çö#ùýqsùý»~[ÛòikäíGçê×äé(|#p#®L×,#�ž\J&amp;u¶þ|{#¡¬o#[ûË#†*rQÀ�R\.#š×R…ûz][÷Àè#¬-2æÅ“ê#¥Ô.|ÜËŒÅvõNÖ¡&lt;ËkÓhåëg,c_ìfÓ<text:tab/>�é„Ôê¼##ó<text:line-break/>\º¸Î6Wð²kAáãìÖ×"ÏÄÝ#.G=fÄÅ’#{÷V´ÁH#ìk[YÇ¥œ#q$#m3<text:line-break/>hö&lt;˜#vlÿLT2ï*mÆóøÚê#KI4V!É##�]7’ËhJ#É´‹ç7ô#</text:p>
      <text:p text:style-name="P1">_•ìÞkQËÞ‹¦(#‡ß£Ç#ìÏåÈ£ÂhFÝœ\Ÿ;üz4î“#W¦|&lt;ªÆîõË#·©"Ây#$ÈB¡¾Ù€Zä�µ�Ç•eö8’peÆÆ+o#Ÿw&lt;¸ÿ#Ú‡_§â¢�E�Ý£d!#,N·&gt;ïªãMÄZãŽMÖ[P×ì#�5ú¡ŸTÃôfP, TlF°€#E##Z</text:p>
      <text:p text:style-name="P1">¿ì�¹/z8³ÞÚô£1„##\¤n´WQ²¦ðoAÐ#®Cð0¥µ#Ï3h³lÈÝëª#î’€æ˜…!##ŒµÑ�n‡½1Kí‡Õ0#.Ø1F#/5#ý‡g#hÐ‹…©:æ##WJ!N|”xa£ N&amp;U/Ã5aú&lt;“T£îJú+`{j^šBÐ1Õ]P7GÏ}7¨&lt;Bõ,#À�T‚"^õÊÁ’“#%¿$×º#ªÉ+s®~£Ê#Ý#ö•h¿§õUÀv#”2àéj#ÞŒŽMagÇ­»‡Ë!œ^nm2h(h"Ýþ#hšˆòä)#WT{]_ö¼r™Ï[Ë##ÝVt…èF)</text:p>
      <text:p text:style-name="P1"><text:s/>Éý¸Vè‹J#î�p###}##½,…¼hD™:�«¸¿à¸I†ïpïÁ�#ÂÂb&gt;zT»#I¨Ð5=°bŒÐ7Ò\(¤˜v#¹k�’Kà1²¤äª0Õ˜`3ÄºT#\c5=s</text:p>
      <text:p text:style-name="P1">}a#Á#MCHÁésÇ|±ë#9�¿onB&gt;ç#œß˜[�*E###?ŽÎnCkþé®Á®€�¾t…@#ÚÒN!døÈ•p##Ù#n³—°ñ*ŽYWð¡Ž=¥‹Ú##@ø¿ä1n¿ï©�½ÙD†Â—# Ò3ë.J¿~#Ø¦Q2G©<text:tab/>bš—›ÔõÖñ“åS"¢s’#0Fb#l¤´.ð�yãFŽ«&amp;÷#^š#�”:¬‡¶–tº#E<text:tab/>¨<text:tab/>Ù#‹#†¼µ###×™ÌŒò-Þq“¼­"È™`œ¶DE—^</text:p>
      <text:p text:style-name="P1">\”ªm1ŠD6oN�çŽöA<text:line-break/>òJe‹K¬Üh&amp;ç"Íf¿–ð�L#VR“</text:p>
      <text:p text:style-name="P1">ÿo#µ“W#±W#¯‡£.Ó¼·hfK:#¼<text:tab/>[ø¥ƒ'6~<text:line-break/>Z6;µæ¹v´±6ÑNÇ#œ»€TIT¹Ïl</text:p>
      <text:p text:style-name="P1">ô[�Ï#ìn1Ñ¡`…©ô#Òé#�Z‹�Æ·©#º{#B“è8##¥#-#•›È<text:tab/>‹ØCéñåÀ&gt;Zÿ#ç#.E"  L8ª&lt;�I:ë¦”ù#òk:H#Ê•##–íŽæR‘##v*IBÛ„¢#'€Ò±­u#Ôç3ûçâeÄHk¸`sGÜõ¯Ìc�‡—ST˜¼Öÿ#¾0_+,û‡Ü;ó.8Ë#7*<text:line-break/>DS¢¦šáA#½³Q#U×¥™Ò¨ÏÿG…#Š‹#ZwÑÒŠ{ƒ±OHÞ®õÿ]Òòþ&gt;ÖÃ¼Úñ&gt;—`g1ÀY§yk”6zÞËî×/‚�-&amp;µYËÂó¤#�ZÂÄX‹õ'ýˆˆ#^­V™Üš™zSö#n�÷Í#ƒï™Ûß#Þ4ÁR(„öàºø!™v3y``#X“æµdæÂUÒ›¬û•Ñƒ¦”#†#l¹##ÁýW&gt;&lt;[ZEãê#–7orU¾ù/€7,)#dW�ã�X’dÚ�¼'­Ë#D##Š#oS#|##÷6ÏúÊSâ¡Ò¼r¤úé *°]*'Ä P=/RÆ7-Ìþéü¤7u€Êñì—N÷!!Êù÷tRCIsE»‹m#Üµ¸N#rkY¸÷ºþ¨�&amp;é–0‡@Xª/¥[øÀE»p.rELö™ÉŒ¡ÍU(8#7?ý<text:tab/>ª\#�c¬pí\•!#5�òÜN‹M™�Ž{‰#2™”#ä3ˆjDÎºÏQÂ#©÷õ&amp;¸a«„àçu#</text:p>
      <text:p text:style-name="P1">Ã#óüù##ñêsKÐÝdÍŠVv<text:tab/>[YÛFÖ5P#zÆ�x#ž,Ã¾b‹ðo¯Ï[#PrõLÈ##MÞ³,b¼~�#²V5#Y3�?ç#|#g�#Ïë¢#f+tH#^”œÊ¼_Ä ŽÙØ.D##WNCË¶#–z#£oÔ�9W·xª#p§óœµŽÝVm1#¼¼[P#à„#¢"sfÐŠ˜¾ËO�{pmf`)Ä�d8ö‹­šßÇæä”ª#øÌØóÒ&amp;8t“/#C#e½nûa‚üQWvãÍø�…µÏÕc¶<text:tab/>‚Hâ|ðÚ2×¹h8##;##¾µxÈòÐ&lt;&gt;Ø‚Ç9öt|Ü&gt;ŒŸ¢=2«H¼à–�ÇxeAÅ�BÆI§-sÊë?W¤#X´ò3€À�È�×#¢ÞBÇ&amp;¥lò”J;†#yÐ_&lt;%–NÌ–�éöÉRB²S#/p—##-ž¥</text:p>
      <text:p text:style-name="P1">3Y}2öñç©Aßì×¯#q#Š©hª…Žeï%4xKÓÓ<text:line-break/>S*£†Ì#…í˜£@œŠßÇÑŽÔAèˆµÀXi¡8Rslå�\Ú#‹#-$n#à&amp;Þç—ó4ÂÑË‰›#‚–{Žû à-svÉ|§Ï•·ö²‹#ýÓ„&lt;#¾bÕÊ+#ù|·Í#Ùÿj##¢ò˜¼#øœX­ì¥éëGÞA#ô(¨#åÖ#Ü#<text:line-break/>õØ#—ç¥�##5#“Åìx#¦7‡ŸsA#.XŽ¡®vyQ‹luÝ…#„Ç×Û#-ÿZ}v„th†bX\F#î@ãâ­€UJl«Ÿ *Ä¶Ôó5a?Ê#Ò#¬CEÅ}i]Ûp'y­˜U#px-Øƒiþ|¶ Á#Ë.Yñ�·‚¬�n_{jLÁŒ•7Q3D¤±Y#AÂ�ñ#wú?õ<text:tab/>ïqeŒð�»¥#�MEtT¥ùÚŒ¡`Dž/#³##*—•&amp;#È“—ðÁ$÷È††)d¸(#G:Ÿy#Þ&gt;²¥ZT…ÿ}lGp</text:p>
      <text:p text:style-name="P1">&amp;ó#ÒæÁu½6¿|‹ùMã­èÜ´c¾##,:OxBï!ÑTY#Iü É–¼z¼#â#éÊ*7dH®â&lt;#<text:tab/>#ÁŠ[J|s/¿èüÄ#€p?w{#†5Mõ{C"¼4Ö3D!S0U!—£¨9#Þ¡+£(EªÁ{ÉóHZ¡ËãtrèÚ`ÁÇ$‚úåK¡##ùqqT4Hæ‚ó_‰ç,"'ÝÙ;ö)çíoòc¿…w#»äˆ#/§”¼õ#ÿhL[ˆàÛYA:6$ŽK”</text:p>
      <text:p text:style-name="P1">åPq##VA#Ñ,:VJÂ«¯ã0ß¥L#Å¾|¶*\Pü#1<text:tab/>Œ`\ÒÖ”o#=G·À£nl3¸E¸#b#ç~øŒ[ÄEYQyËxyJü¸ž#…Ž¾Ø¯¹Ð¢72®ML_-Þ£Í¥§&gt;#W<text:line-break/>#K¢(#ƒk¶R÷¡#ùÂ†#Ö°ÿyK@<text:line-break/>�#ó{Û¸ðåÒ-#�–³Æ#-«;j##p#Â»#á¶·µ¬U#‹ÿ#Ï#º*WÅ˜¨ŽÒë¼0%â</text:p>
      <text:p text:style-name="P1">mê#ã¬©„[p#yc‡ç¿ÜÏ#¿û8A€0[Ì%ë;¬%c¯qK€˜ü9#Þ†x?Ã]#À#�&gt;…†#¼NC²Qiu<text:tab/>Ápëƒ<text:tab/>¥#v µ?™¤êÑ#åÚ„#è#h#ÞË¨##Ôº„vc•#àhDj?&amp;<text:tab/>—[Ôß#:nVD¦ #D`</text:p>
      <text:p text:style-name="P1">*º8&amp;ôJ#[wÆj´¿á�àÀ4�Z_</text:p>
      <text:p text:style-name="P1">5Æ¨#—¤‘¼PÚkñƒb7¦­ÄÁt…¥ða<text:tab/>èIƒ#J°šyÉ.x¿“öi#£®ƒµ#Lo$-«íÜ#è¡/ˆ«¹E&lt;2È#‡#g·?1#®žòÌÆýD#</text:p>
      <text:p text:style-name="P1">Ë þƒòq</text:p>
      <text:p text:style-name="P1">+ê¨™##{©äš#¨7#°�®Í­ÌLJ³Ú#ÞyVÏ9Ö«ô'Î#�/ÕGþ©Ã.#?òèrF,•##¨3ÙŽ�—Ý™ž÷¬/#dõd¼,Ë‹˜¶x%òã×#f´³�¾óu&amp;#9LæëûüëgECOi!OùÒu<text:line-break/>é#¹2•#†ò¯*´ûµGüæ\–/"*##P¢{‹Ü7Esƒ#p#£È—Gç1€I;è3##åõ­r§Ûˆ¡#¤Üä·ÓÈòb_ff¢/}¢<text:tab/>è*²°o#</text:p>
      <text:p text:style-name="P1">©tYDáÌ‹k½#Ý<text:line-break/>ÇxÜäï©drâäü¡èPå {òˆ¤æ|Dþö#E#&gt;IA3½#F…�¦—âWµ?S.ß®î8#ä5¸1p“#¨â.r#Pž#Áƒ‚Š[Ëœ™9•AŸè#ˆ”t#EG¯Ê3—#‡%ª• �µ<text:tab/>Ç©Jš#J7#vº#9#`#][A#~�–9ÐyÏ,…«1›¤ÐH#Õ #¬íÍ¶Õ=ÉÃ@æ¶Á4z|§œdW“#ÿ9”i¡RŠ#?�Ì#‰æS¡¬Vœã/#vo_#</text:p>
      <text:p text:style-name="P1">2FÏJ)"##I<text:line-break/>#¼R-</text:p>
      <text:p text:style-name="P1">C:#ßz"Þ/ÞhÍ,#½·óÖñO#�|ªF;#iÊD+z·&lt;€qåþv#s#Xi‰=#F©ùïž"–/#ºƒ0vÙÄ5#Ž²Ëå»#!:*C#R</text:p>
      <text:p text:style-name="P1">ô”*#Í+­˜½®GR+M#Z</text:p>
      <text:p text:style-name="P1"><text:s/>_€•è?<text:line-break/>�</text:p>
      <text:p text:style-name="P1">Œ[m‡9A‘_UÌ\/ÉAõ#»?/†­Z'4„³!¸©®ï##¶rcY#ƒ#ùôîÖI"�”.š¦Ý¥1Ãuë`ø3#%öç5:,n#éÀ#aŽw:§é¬©÷­jd�#wƒ(’¶À#Þ’&lt;#é[Ö)Ýó?Õ)sxÒ#ît#¦Ð###\_s#é°¶#˜U\"èÜ5jCø¿:�#²·SÌAM†‚<text:line-break/>Ñ|V”Päû?¤#Hã„Tàòe…T#™ü#¢�±#âµm#ÿ#ü%õeÑy¶&lt;�†´»ô4M8¸+i�Èã#—w#ŠRŽ‡ìb–PáUOÿ##êøª³Žú†œ¼6T##mœËá=7ù"a�LrÀÆwà÷d.í9(yD”#Á-l¢R¬Ò+:LH¸Q@[ü^lÀž;\#1¥NÜ¦0lK¹’º’©~h#á\Ó#|</text:p>
      <text:p text:style-name="P1">°Ø¼nÙqmË£­ç#æÊ8#dÁõ#âGI!Ü™1di]ä0y-&amp;²æ"QF#­#2›µ Pí^wMˆ»‡Ì%ð�Ô2µ&gt;Fw'R1WF9#Þò8S#&gt;0³�¤#ò£#é¼#ò8,`<text:tab/>b.6ï_§�žNŸZp#EÖ\Å2+##ñÿ&amp;#ÇÈiéñW#ƒˆû|Éí)„_R2µÄ#‚¨9ä*=ì›#´V€s&lt;®#(³Å,[#)¦Ç–IÏyßÓ‰U~�‹ò_1È#Éã##ý÷ð#^E##¶¨</text:p>
      <text:p text:style-name="P1">+LyÌ#nMá“€üƒž±õ“‚Ù#Po÷#Ôù#éÿ1§gLû\:ÃLuãËË�{õèÙ‘ÀÁ¢Rµ9^Ÿmwë;×#¹Æ€Ñ,Æ�mùà¢#vYmÕ¶µ ‹ð(Ë~r@÷<text:tab/>á[„î†###“]</text:p>
      <text:p text:style-name="P1">ÔWÑ##ý·�YQ0,ónv¯V#õ#n#</text:p>
      <text:p text:style-name="P1">#—vöqW#¹®¯1#V´::`¦iºkg#œP$3®\#¾#…Xmg”#îèlÎ‹]w##­b;š#Š&amp;Ë:M‹ÇÒHÒX{�´–<text:tab/>†`5#ÅNÜi#Ä#H‰##˜Í_ËðY\‘&lt;Û¦#çÎ#Db=p`�Š0S¡#|ŽÂÎ¬‘Ã£xoPsp)å~ÈÄFæœN`\%l‡?Ïo©hþ¡ÀÄ‚GÝ##Z&lt;™ºbh™</text:p>
      <text:p text:style-name="P1">±&lt;Nü‰+ƒß^Sñ×8™p,$k<text:line-break/>WhøÝX ‹ÆBüØ“ŠÒYÉt˜è#H&gt;#ø›Ÿ&gt;pQéŠIÖ&amp;#´�¦l{C.UÙ–*�=4sãšž �uhh4oóf#µ#</text:p>
      <text:p text:style-name="P1">@,p�ß?µ(I~0+#�}q?Œ</text:p>
      <text:p text:style-name="P1">m�J#¿¶{á˜Èâ?¨þ ¯ò###Ï^ýMÅúr##õµ´êü&lt;¾l­ÈdFß¥#'Y*´EØŠ#ŸùEì¾Ì#jI,ˆ®˜ÿhóCNÚa��§ñ#Ï#;À©&amp;Ð–M£ˆHtrrP:ä�§×'oAê4EÌçœ#ßR*#\¢0#" þ##���åƒýŸP3©#Š##Ã#¥ö�7ï ó¸�«¹ÀS¿ßœ£|ª¤##g‰Â¡’ÚŠ�Y¼YÚ#~—»Rú¬&gt;ðç8J7$£#èØ,\êUåãÙäf&amp;Ž_#‘#d¢j¢ #ŽçÉîè“÷@½{-U ”äÌmŽ#É�žÅï&amp;#{-#-:õ¿c&lt;ˆ{è#.)àØ²è4fêº�2#Ò#y‘*V­7;(â”ä#Ææe</text:p>
      <text:p text:style-name="P1">w�ˆb÷†</text:p>
      <text:p text:style-name="P1">í½8#</text:p>
      <text:p text:style-name="P1">ƒCF´®#³#R|Ë·�ü#t¼#¥#1MÀv�Ì##üáqûpwÈ<text:tab/>#…#„#¼ñ˜T×fˆÛ‹*0œ:›ÐaðË—#xäé&amp;î#ò}“åâÚž.où'‹ÝäF&amp;N„—Ã4Eé;çT¿¸Ý#¢«#b’™&amp;Ã†—‹[&amp;@èÍê#,s#î<text:tab/>4:#¨&gt;„ýœý‹J_¡µKèzL„ùÑÈ¡ƒ3îþšb##T/×kÓ¬/¨Œöà±„V�«8‡€Jþ5=KÍRÿmIÍ5]£t#9ä’é$g¹»ñá‡d×‹›í�nø½H¥òt�b~&gt;rº†Eh…Eø¯öU##uWýÁ˜ö####hõ{ë7�DÎu*ØÌ­ [�ŽÀŠ#-Çorz2ˆ6šFA„Õ–#îµx”¡#³¦×G#“:æ�Ú÷Î#Š#qK÷§Ê¼•–#ÃF/L«˜g(#¶;‡åÃÖK<text:line-break/>A–žû#ÌS@#$Ù#%Î¯ÐmAp÷zC™0¼‚»‹ç#@ù%B¦ÅRŒ#5¿ÕZœçŠ³�.•Ô•³#êtqÍpU{ELp#X°Žµæ“±;éÌ#²�Ìl“…í#s*rÞ:¦Ù—J8ù&lt;Åu±f-7ãä”X#H”«#�u‰é~=¥¯ðYr&amp;?EïÏÄe###Ó3XHÙpv##mX'Î?ñ#ý#8èvãü–0[ü#</text:p>
      <text:p text:style-name="P1">#<text:tab/><text:line-break/>‚ÌJˆûéîŒmY˜xµ#cx=?cì¤Ä</text:p>
      <text:p text:style-name="P1">pþ‰±#]#*lNã#NÜMU©9‹T5msœÔñì+­VË#4{æ ba»&gt;W˜(É#@½ûS® lˆ¥yi#’ÀÂ�Pe<text:line-break/>!j»+q#!#�c$!8L#N"Í�:ýa._ñ‹‘ÓÄ…Mb)�¤ëƒ#ÂyÊ^ÔR¡ž`Ë½"¥##8V H^Ãÿ#Èàí¦ž$‚#pÑ¯®Ü#R#wt#ªÕeúÄlóo�î##§åÎá¡ª#Wv9Á6õ—#Á¶2ŸV#Ÿ#ir<text:tab/>S\k~ò­ÃûÂ«±Ùh¼ç$Â¶Õ‚A#ÚÆÚ{Wˆ­#B¾…Vy¹#+zfÉ;B3î#GWµ</text:p>
      <text:p text:style-name="P1">¦ònZ•Î´¹¸ZáŒ¥W6##TÔW¬W…R•#é_XôwÒ|Ñ#sÞ”ßÈž•#ŠÏ^#÷(Ç¯#ž�º�ÅS�Z&amp;ÿ+W~ô¤6#ù_Z#YG&amp;À#å %z#:ÂºlOGdêT2#û«í¼#J#õ%#€Žn®¢DZdñZmV›•-xQð³#,X¨#I™Z</text:p>
      <text:p text:style-name="P1"><text:tab/>³…#àû~qÆ</text:p>
      <text:p text:style-name="P1">Ÿhª#ÂKÔ�ÞãõyÑ&lt;€¨Cß:|#¬�ÅõÉ=‘«¬ö&lt;]Æ¼ñ#|#è##/ÈIxr%8##q,/Æº~&gt;óþI.‹»#x›0ü±'90s #ÚŒ4ô�#&lt;ù<text:line-break/>z##ƒZBl…#6 »ëç�ÁL#&amp;aŠõao#š²#+ÜNÖŠB-MDÞëË—ž”«ïâ6í0Þ<text:line-break/>û&amp;¿›Z’&amp;])&gt;Í!òÑÔ</text:p>
      <text:p text:style-name="P1">(ü»–›/NíZ�S£ã)«ñ4â\–GöIF&lt;Bi²×Æ#Ã›±ö^‹a</text:p>
      <text:p text:style-name="P1">W¦êºfÍ##õÞ=##RT^jËˆSÔf@{E<text:line-break/>ô¡ëø’GŠ `©ûè”³ç¾WæñN¼?µi¶=�¿‡×¥7•’2öR‡#÷�ÑÆÊôe¦»µŠ`.¥JF_Çïy½¦##O“ Ìl›“Ë #Í˜+¶«5%YNQ# *ª‡ñwÞoÁZkè!¸­h</text:p>
      <text:p text:style-name="P1">@é·ÅÒËž#EýÅê#</text:p>
      <text:p text:style-name="P1">##Bß¡ôQ²Lq#ò3S“µ@¢5•Í#~#ºÓÍ#¹ñ#±@ô€##žß"°i¸9»2j–æ#‡y*Ô#Ý›Lÿ1œ‹xC|è_ç¹£#»#÷Õé##ë¿Ÿ#)}üä¢ié#g-‡#±<text:tab/>y§­¥¶­</text:p>
      <text:p text:style-name="P1">OÜÀˆýT¬]ÿ6#w«”õE#º)ûÎE\2wøÖ˜ÚÓ#©…Õ@ßuÖÊ�¶Ì�O.áÀ#nä¼Ø##�#^„ãòÔ•BÚònž.ý³¶¶“#‚Un#ckd# #Vš@#`###5-#à,#ã1és*žu@Da­&lt;rŠ‹#`¯ç¥ž`#q�<text:line-break/>På#y.Ï3çDvq#|x#l—™æ#=ÈÍZÎú|#í×'#ì°#Å±#á`¾.Ä_u×Ç‘9Pß“6²,#†#ŠÃ#šK&amp;kÉyâPÍøEJv##z"K¸¹û»ö3Ûó†$�‰S#+;¿#ÿz#ÑfY¿#–¯ðŸQ í°�Í#,ífü˜Ñ##~&amp;/¡W###€pø"„}wsO#‚‘#_h×9#-Ûq�œ*‰ÅvUMhÅÅq™êü”ˆâ§#�#Pu#Ö‚«`—#ç²½y|#á!o'ØéØÇ®`èÙRZ„&gt;øM±-G# y½½�ÓU«3N##j¦­‚ˆ"[”}ÕyŒÖ?Õ{#<text:tab/>¶ÄéŠ#ôz§n#j#¾÷#ŸjÔÂ~×àŠ©ø¯#9Wõš#+_#ù#áR&gt;¤‡Æ;YcÈ‰´m\ó#tæÿ,#ÌG¦VMúFYuËPJZ0(ë9r³ÎR¨Ä®#yb#6•×¤ò|$û Õé*œÕ™l`##€¹|�œ�¥�iÅCBt`©‹{Ÿ”GÌ#æ¸ùíïæ‡%„ÜÖœî¾Nº2r{-k(Š5-J¸×½ŒÐ{áÿ#XÓNýÈÛ#áÙ##M6ÆWµ@LÍ5&gt;(w#caÄ##×‘^##;¸ÿ)c#­#Ë«^sEòB{šUžº÷Þ;</text:p>
      <text:p text:style-name="P1">JN EÚ¥:øƒ[Ú˜±##</text:p>
      <text:p text:style-name="P1">Ž®¿Üdê7‡ÔÖ2|#@v*údr~ö3PiéÖ¤)d¡¦#úDeã¥íÀl)évYUÆ0íì’g±€#%Gý©…#†ù-‹1|#€�3ÔÔ ¶�##%N6‚ñzùz²¯ÕUÃ?iÝ=c#%”#°3#ÍjŽ½s‰A##ù¿|^^½D¼›Ï¥°þ9šÎ¾<text:tab/>èºN&amp;@™¦¸E·&lt;�“i<text:line-break/>Û™J4Dµ¤o°"ÿAb@„å­"‰¡:S–º#&amp;©ní�?L„.R¦WT»¥¬##ã™)ž~NT­ç'öÈ#qÐø“#ut�%ìtpFQŽ-Ìè¼5?LF—#úTGË;#CÎ™r[MàÔb†qS</text:p>
      <text:p text:style-name="P1">##šlÿ|Ì]$äO\ÀÒNòñxã99#~�3^È�i­²#\«&lt;5�ÚÁ£JÙ^ÔzŽ¯aS´sš�ÜŸ Uœ#dÅýIQî# žR³ž(ðŒaÊq¯êÀqÍ##6#S<text:tab/>|¦õY7ã^³ý##Cº#ÆöÕ�þG¾*­b#µ#Šû0Þ»Jû]#»/#ÊY#JèÎˆV\Áubî#âJ:rQc2ybÛím2É#0„×ö=#‹ð3±õÂÃÌœäž}–ªŸ&gt;z:Î[õÞ°ÉHqor4†™Œa§#=ž+ÇhQ1:#;ýÿz¨ÙU ÑÆŠ¹\##Jõ<text:line-break/>Ï£`:¡ú°á#%øÞk¢¬W¾‰</text:p>
      <text:p text:style-name="P1">~­¡xD##�jNLêpÇù†Õ|{¬šÔPÞž÷/•¤¤Pµ\ ªOý¢<text:line-break/>#Þ#'#2K"#Ùûq?2�#ÚÊŠæé«#ÃHDN÷ÁŽ}”O. <text:line-break/>óÎ#Ïõ]õØN'“Öx$“×4Õ#–#ÙkÐQ‘¢m™Ã®nY#8kó#·#VŒ#e�IgÖåô¬#|Pg¨##$°¤#6\‰Á‹õ#î#l¹Œ#Ü="™ºÃRãdì³û8�#²aW##Sg?K¥‡žlõ´úñÃèŸü–Û‰˜—Ú#</text:p>
      <text:p text:style-name="P1">�_ÿj#‘©ÏÚ#={|<text:line-break/>e</text:p>
      <text:p text:style-name="P1">«bSàx´«eõ™êùÉ€ç®<text:tab/>#ÖÑ[Ú–h‹XÙm1#NØ2/¶Þ‘#‰‡ÑÒ§Û­›Ð8Q&amp;!Z¿k#Ý#&amp;Š�.E M!#;ªÃ#5Pî®#Œeö�ØÀ_†“˜Ôv¦ˆãí¿qœôÓî%&amp;®¦##¯¸®#0|k6òü=Åø}@—#ükøÝô3ðûUÝ]w¡?#Ÿ#”½ìxùHõš¯Kx�ˆÖ#l�#A</text:p>
      <text:p text:style-name="P1">l2#aÞín•#�á#Œö’öò9ìOŒáÝpDm‹¿0u©¶#=€»Î\ �%Ì#Ê#¾Ø·‹SzjèÜ¹öl–V#.�I‘ âÍ©Âg#ã}C˜¨M÷QO~†#g@B#.N@1ÓƒÝù´Z¼‡~Àr´Š<text:tab/>×yð©¹<text:line-break/>#„mbßÈ#iw{A˜Ìäå¼6#<text:tab/>##ù†KªZT”° ÞÚ…¦íÞÈSúà #ÀÊÒØ‘#Y‡*#ö#_“×Slñ</text:p>
      <text:p text:style-name="P1">n#¿þçh<text:line-break/>÷”#2%¡Ÿ#Æÿ6Ê¸èWöï#À¬%Þ%ôÆ!Z¬�A‰ß×º8#È,ž­íØzÉæ{¿"�</text:p>
      <text:p text:style-name="P1">Öé÷Ø€”kûb#&gt;OÙDE{+<text:tab/></text:p>
      <text:p text:style-name="P1">ÓÄÏ`,Ùø%šÜI�#þ™#�;¶0É3#s¬ãŽÇö¸ß�¶«65%I</text:p>
      <text:p text:style-name="P1">#æ™ÙC<text:tab/>T`š‡#«Ü#Gj#½Ï#›R#–YÝ##_�;[ºö~###l|¿uš# ºjº#¦õd~iÌ|¸,,Úžtä<text:tab/>NSÉÔòÆ.ô+o#<text:tab/>#ÿ+ÛÎ‹2&amp;0m#<text:tab/>h¾÷úúXÑ¿T&gt;¨4‰Ì©ó‡žŠ#ÝFZ‘|gÿ5¥x&gt;FÉª†#Ð#hé¤Ô‡#Ô{yÒê£Bèâ­¶œŠÇN:YŒ$#\èíÑ9›VÖ˜ºü¤©ÞÂ3YlÇr°°#ÿ|©k$éøÃ#×K™t’Í#/øû¸÷{ºy�=�îþy› ò;ºäU].R68#È#Ù63#*³êÁ·îØö° [í¤#“UxOR #¸±®#F2#?j;’#Ç<text:tab/>Ø[#µ<text:line-break/>DpØÂ=š^Ã#©@ÓäÂ_TÍ&amp;åœüYJ<text:line-break/>ÄØGxâ“²g#ÛvƒÔ*-«&gt;)º=ÂÇù2mý°&amp;~»áÀÁˆµÝ:h—#òÉ»R#/^™ËÂ*V™Ù#²@6»‚RÞ##vë#Ìá\T¤)#v</text:p>
      <text:p text:style-name="P1">–¼“±K›ô¬/##��ûýŒì˜exú¼#åš#ìiäB¤4PO�IÙt¯·ýlÙ#’×r</text:p>
      <text:p text:style-name="P1">èû„#'Ô^épmyð¸P#E&amp;#†£#?a­óÞ¥á##7/—§uîž)\ý'úƒÀ_X8uÿ#à‡ï‡a|÷YÆå» €s3¨+Ü3TÄ×—#_A{bá§‡réø#1©cô³LîÀÕ]ª¥’êUù#Ä1�R¯##T#‰ˆÐ–#ë¯ë¡3‹Yÿ‚XZ=#ŽyŒÅK+Ö#Ó#±#Å:C#$#m™É²¦m}#¯pÊÌü&lt;Ó¸p&gt;Ñðç¦²mjr�X6Ý#b]ßSà#û</text:p>
      <text:p text:style-name="P1">#)~‘™°#s#RÕò�kU’…1Tç3tîúRTø#ÖëT&gt;19€û‹R6’#üô+u5<text:tab/>È„”ø#Ûa¿©¥$¤@KÎ}r‘X5˜}žc”4e‡a†üÅ�´¸P©Š�Äÿ,ŸÒé#,#E#,ŠŠÊ#œå#7z·#L2#7£p#ü=#ˆ#"öTÌz°ƒ,¤Iü6d¶ãÒÐ##$ÛLRõŽÒHõ‹ˆ)'’jJÁÚ©##Ä­-ãÓªrrO»&lt;3ÜqBë</text:p>
      <text:p text:style-name="P1">1Ü&lt;#'¤M_&lt;‘— £ˆ#Þ©,Vx#m›#ðp‰¨(&gt;Š0ï#™’Ñ#Y’m»ãeI¼†8#¬µÇúç#ÖåŸ\”ƒÔ¼w±#ïyT'f##•­­#(5ôõ),#ƒ,Á¶#w#q#Hˆ¿˜åÿeŽG�†!yä#Øw=�µÒoùO'¯äÔÁÚ<text:tab/>1|ªB|ÐUèq#'<text:line-break/>órÄJðNÒÁ•‡CR†Ã#Š“ #.¡yR©\ÜatìûŠù�c,U²Ò$¸!‹##ó</text:p>
      <text:p text:style-name="P1">ì</text:p>
      <text:p text:style-name="P1">1#L¤`¼hH´,¶g #Ç#Å#Óm]br%0þßÒAM®</text:p>
      <text:p text:style-name="P1">ªnÚüì&gt;ˆÏ`##X¾#QÀ¢Ž#LçþÝvktoØ45Û�ÇÚ#mJ#&amp;�ä#Mð¨DnŸ�±ËyÌÐík¶#</text:p>
      <text:p text:style-name="P1">?Œ|#©:B:9`2#v›5¬Û#ÿ#É#²#U&lt;kœÍ)BX#Þ3#Ö».</text:p>
      <text:p text:style-name="P1">_ƒÄ¶#îÿ/{É–Ámôj¬7¦.·JÞ#âMž#êõÄ#„›ëvjE3l…×‘Ðz2#*#3wÇæ'd·ëO†«S·Éài#s9]¬#ö)”-T“„#lå&lt;##æä?t%0ã£ž˜‰##0„·fŒ×£##ß½#z)(öM�õ{#òX## ö7ÀŒÏÎ,#á¿#Ì#=�¡3^ëX,O‰½‡~ößI0%“#ô#?0Q#lôæNÌ3ž*H#Ü‰Z±’¡¾yß##VÈ</text:p>
      <text:p text:style-name="P1">#^#_xòšn#�á###t­—IäúøÃÓ|2=÷ƒGµ˜®!Tœj;úÕ•'ŽmHÂ"Z¨Hîgf#1øwPÁ[Zâü"`ä«g9‰6<text:line-break/>fc.ì`J§#ú3íë´ò’#*øÎDè�;¼tŽü#Ã*63øSE{]°`Z„X#Ï×X#ü™|\</text:p>
      <text:p text:style-name="P1">{<text:tab/>ñÈÃoŸ•Œ#Líº¹</text:p>
      <text:p text:style-name="P1">ÿ##ÖÎi%åœªaSŠ wðÓ#,Êäªë70ŽV#‡&lt;œTÆ?!ü,#Š€!äá#&amp;¥œ¸Ü#Nª#XE’a²</text:p>
      <text:p text:style-name="P1">�é…Š¦£Œ`-l0�Î{ä#_ýÄi²âÞ®Ç�rQ&amp;•‹Ö'F6úáÕXóC Ÿ#T@bAè#K9©Ø\u¥tb­/#É#Ul‡.íÁ*d…~§M¼{#Áå/‚éi#„ôká‡ã»Ch°Y8T"?#6#ä$´$R*x‹y]è›ðmÔ…Ã#Rý#‘™4œŸÓãVyHÔž#&amp;#Î##ò‡Kl¿þ#jÏæ K-¥‰##þfþ”ˆhÁ#ïp)aô#×77‹,�Ø~?#ÞÃw=##-HÐàªDØ&amp;…+#×·T#'#</text:p>
      <text:p text:style-name="P1">Õ#î³#}g^.Å5Ú“�M •zìou–†·ò#ÝÌ#!qÃ¶°dÇåúž—#&lt;‰5bqj#Ò¶ãÔ"k#V{6ñÊ#ü[×ÃÐ�Ÿ</text:p>
      <text:p text:style-name="P1">Pþ¶ƒ�ØÄåžÃ©-TÔØdFé#oåÐ ÑHÕnû³�`#‘#`]“Y##êý#˜ÁÐ¾ÏyØ#¨!€\žJ$‹#Wße,m§¶+‡¶Ò.BIðn"#²‹¥p„MË$#ålùØ&gt;#”Ã Þ##ò&amp;¬¥L^�k-—„b�k¸•§8ö##¶ªÓ)’”âV<text:line-break/>yÙUO6lyhÀ¡^\</text:p>
      <text:p text:style-name="P1">#òçjÙ##‰us#k›Ûërb#ŠvÑ�3#ÍàÇQ¿€éC#:…¼Y;#!Âä}xçâ# }Lþñ®4†ûÿ_#š�vß*Z±�›á�Ë±ýØ”R&amp;Ü¿àî#³µ#§R<text:tab/>À4(E×&amp;!»ûnºñ#COòT'®»uï7ÖÈ·þø<text:line-break/>ˆm0Š¡Å¥0?�ÏÓ¢¼#amª0#$6Ò.Ð¥#Óñ$EW,:H‡## à¦˜†Ðëû)\A²nFcLP’#‘UË#&amp;ŸëŠˆÆä»í!è#&lt;|�#<text:line-break/>%ëdÑƒ¦(ýˆô~G€ð¥#‡‘ #â'¬ÝÍž¼È£#ô©":�"»Ò#c¼SŠ#1ÐµŽã#'{&lt;</text:p>
      <text:p text:style-name="P1">‚Ì©þ|#¦r&amp;ã</text:p>
      <text:p text:style-name="P1"><text:line-break/>*#ý0K‹g</text:p>
      <text:p text:style-name="P1">¦d²)â¸<text:tab/>)CY#1ÜŠ#ë‚ÃƒŒû x¶-»]‘Ër[M`A_¢&gt;ÃdùõI–#Ö®•#^&gt;+&amp;u##Ðaâ¬ÝÝJ#¢ùs#$]…b[C$Qe­�WÂ¿Ôo)ïföëÝ¥iIŸ##&amp;&amp;ÂiôXp$×ë!#´Úú³\ P</text:p>
      <text:p text:style-name="P1">é@V]áß¯b¦3çÿ bU $#|�:#pçª—$:;ÃœŒè#ÅIË|ˆ¡ìùÌážNÿ=(¡5#±#—­ª%´Èìóú•ù$Š</text:p>
      <text:p text:style-name="P1">®~#ŸNá=‰oöåSðßBÉ\Ò ÿ;åæZ½I"‹¢­ÌÁøØ#@˜9#âØâ#À$ý îN|�#�Ì-7 #ÚM»lçO³~^µ~SE!.#Ýæí_pPÀ8#Þ¹¿N<text:tab/>#™mr¶»‘1œ#aj</text:p>
      <text:p text:style-name="P1">DV“¹± ]#sÞT$8&lt;YÖ:žóhmm‚#û©œy� ìKà•oÌÊËåÏ¼O('A«¿#F<text:tab/>ìm#Xð�&lt;¡Lþì«#Ÿ#ï0çóoÇåª‘ržy#‡5T’*ó#Žß%mÖ#,`j#Ý€ëg</text:p>
      <text:p text:style-name="P1">È­y, L›Ý‚]W¡#=eå#ú"}*ÔåØµÐw¾àí&lt;€#ž‘‰§###Ñ»Ç³ \#ü³Z##º··Ë.l»Z¡â;Tà¸®0ògN¹Ò}¬Ô Ðƒ¥sšH¸wcºz»'#y#º�·#Ø#I™ó</text:p>
      <text:p text:style-name="P1"><text:line-break/>Ée\Þ©[ý�¼Åñã¶Éo)¿ª­òQCõñ¿/#<text:tab/></text:p>
      <text:p text:style-name="P1">jzÎþÖvB#¼ß63¨�(ÆoÉ#Ð®i±#4–Ó\F$±#%°pWÎ¯ÞSüÈ8##7S<text:line-break/>#‚á</text:p>
      <text:p text:style-name="P1"><text:tab/>ø‚°#Rƒ(­&gt;6™š</text:p>
      <text:p text:style-name="P1">|â#x\í4BÏ#/#Å~ˆÂü-±pY#åDÓÛ</text:p>
      <text:p text:style-name="P1">v·;Åb¿2�ºbª®##›Q§„Ã#c#«4$8t1#&amp;7õ"ÄjÚ×¶�Ø´û4l‘€22#Á#Í«Ñ³#{%‹ˆÉ%tÀÎ ÁWG™"£“Ø#_[#•l</text:p>
      <text:p text:style-name="P1">#ÍÈïL�•#‚çò·)qÄ#T�#§½&gt;#+Î|šEú##~-#ú:##†ü£�þa1ÌnÅuÊ^œÅÖ²E{v/y—#·”gÙN•TH(ÜÔi&gt;ë&amp;Ð¾ÚˆÝÈWÐac•Þ‘n-'#ëdû&amp;(/±.n¼Ÿ§‡³«‚½¼!€F›y¶##&amp;é#Õ#Ð+Ê#AÇ\Ò·b<text:line-break/>¦í…®ÈÙo©À#&lt;¾ Ê<text:tab/>öž£ÎÊÊën¼Ý”#&gt;æ'X#"ydÏ<text:tab/>##&gt;W#CÆTÚ&lt;1ªçB\ÂK ZýõÕœV’A�æ6³ªþ#k—vîtÂ@#¤¢THJ;/#¥ üï#²+#tK&amp;¬ûRó!#¸½ÎbÉ¼õø#’#ÜÉ›””ZP?¦_¡fµ›_÷Hšàäó‡Ÿ¶v¤aþì�œÇ¤l6#Â{ÃðyÑ�#®Èž~dd.+&gt;¾ÆAb#Ã3ü</text:p>
      <text:p text:style-name="P1">8ŸJT;’¤S##8/É¦gŒ[#ñÂe±5ÂÜÞÂîXÜÑz{ƒÕ#|�§Ó»Ñb&gt;Õ¢#ÇI=²#ùŒêÖ¶#.#`pßRbÃB°ûOKr‡‹Fbÿ#&amp;èÃQƒ£&lt;73(ÌÏ&gt;ã¯‹áw#Cä·/ž¾#.]1#M.3#‰}ï30iÒî5Y<text:tab/>’<text:tab/>&gt;�¡A,#íÑãØµÌ F»&gt;$±ß#¢ô</text:p>
      <text:p text:style-name="P1">iF¾cütACžQ#;›#�ùÝ’üÓnÒá�æA3Bx7²#‡½½c' l?^#º'2<text:line-break/>Äô<text:line-break/>H@#ÙÝ#ÿ#!ð_ïzÓf”-~×Ñ ÓPPXª±ñ7¦ò#R3#-+ìê¢ö#)úX“Ç’&lt;A+_ê3ŠhÓrBÁðá:Õ#ŠT®ÑP³#e¤ÕôÔ</text:p>
      <text:p text:style-name="P1">è*8Vù“T2Õ´||á‡ß¯#5#¡ØÔUa°:Ï^åê#4#\N°¢à’^<text:line-break/>�0UD#Ë¼ëù™#e‘ªŠ…·ˆCßoµLÖ½#ß’am;<text:line-break/>†n¸¢ç!²¾”*žDs'õGÞ#×¼_æ�ÅƒA ^�#GÄ#</text:p>
      <text:p text:style-name="P1">š€Ó±I¹¦m,FŠ®;÷«{q##%#Ê#Å%›#èEŸ'ÀkÅ§*‚¸ü)ú?¼#A}à–#"¦Ñ‹ÄîFç{\P##i�¦ÞôBËo¥™Ï¯·yZ#ÔÑf##%áyÐVüŽ³²j5”£XžAÐ�Z™Ÿ�#[¹$¶sª†</text:p>
      <text:p text:style-name="P1">ÿ{O¼A|W›ñŠ#u_¿#.FR_\éo¸%#%#‹Õ�b/#é|½*L¬�#A?Å!8T�PFV·1Æ#Ÿ#:ÂdÐL¬•Zo…ž#-=áêV<text:tab/>#›/ñŠŒ#rÑRðäX|^Ý#gÓ'ÉÈ¦„§ysË(ÂÂŒÅ›:BLÈé§ó4Ë</text:p>
      <text:p text:style-name="P1">4ï?’‹BkÐWËXý-„ù¨ +#ï,Û?’&amp;&amp;Rà‚#&amp;qËðuB.£mIVÊY&gt;IÔ5^###ÊœS#‚0Ë«¼1&gt;Gû¦ëÓkC#­œšÔÑþ-aXQ#5x˜7Lø!á’Pß#©;#uºÃÉ"o<text:tab/>ßã`È&gt;/EmŸCp?Ë´C—±#[ IÂ#ár#˜?Ñ`OŽ8#ŠÒ¢n¸Ò7„^#Õ"@é5ö6}ˆº’D9D#P##þ#fËnn}ãà—Ön#2ê5ì_÷#÷î´ÎåEM™�öoTU��¡E‡<text:line-break/>Å#És‚7#C#½à¿ë®rnÓnÀ#ýs¾Ìa—„¦ëÖAY‹J}ôjTó"”XòÝZ$º!Ð$¿«*#K:##Õ#PA¦ŠQöŒÂœ*Í|Í:-UÜ#ùá8ú„‡Îàª#ziíÊ#žôHo\°#4|måíš¡‡oÏv#à©#cÖ§Þ¼øÌ Þ##‚]#xçì«ÀM€¿êÐº‚aÐ‰Ì#Êä�ý©½#òDp¤#zŽ#[.#ôÀ]…T"˜‰ÿ#¨¥„#�569àsYz›ò~#0ˆAc*“`t£�UV</text:p>
      <text:p text:style-name="P1">#GËÙ†.oK#aì”&gt;P±ÎŽ#˜ß0## .ï×¾$C†LìBm&amp;ZíãUVY#9øóÏ<text:line-break/>Õ7•‚^VÏa#¿#¥åÅ#â[V5p<text:line-break/>ÞQ¨�HÉÅ*‚æ##‘3(ióR?Dù²ÀócÞË—Ú¦‹†ÀYN###­]øñ(Ð¾</text:p>
      <text:p text:style-name="P1">Jê2w#ÉOªýÀ@ºžÝ -íI9èA°ç]Û›#ŸaC†ÌfâÝþ©xm`‚Ë,ç0P¨zö#÷u#âi..«Õœ®8øŸ#Æ,µ=„(VÅ#ô·‚gO#ˆŸ{ò­¢µ[+ h¹.·#É¥z#SD“ûŸ¨ok÷©‡p¶^Ç|è#Üá®Ôa±ø#ZÜ+z)€OKv*#ŒULêhUAÚ ¸SÅu÷#NŠ-Ë6#êÀ_«Ï,"bw_–Ãc6ç,"Æ#å%¼N##¨‚#ÁM[$iÊ&lt;X#û^pœ…fÍÿ#�mñ- À•^×�d&amp;„´#Z-*9¡ò=DS}Zúví%#|#Ñ½¦ú¥Û™Ü,w�#°(È;··:’åá¬%&gt;W¡ùñ‡#wùïË~`èŒi`“#òùñ#R##�#ø"Ý#jÖL´#à<text:line-break/>Räð/†,M7°$ÍÁÁS-bþX#Q-ë#Ÿ,½Öžç®</text:p>
      <text:p text:style-name="P1">øÍp�E#œÌÙ#/T#¶Ë`Cht²#Ú§ÕJPç_›þ'piàå“ÞAº•*¦#fƒ›;ÝÌ-y¾Ó#æ&gt;�&gt;#Ý¹Ä¹£Í# L;—gE†2).y—r^ðŸ—+Y#.¶u&gt;x¬.~j##'š2êæ##rZd¥deqü„Z×F&gt;Ëý&amp;#ðÑDYkEKîô&amp;åA'<text:line-break/>²&amp;ÑˆÁ' Gññ¸qÙ##'K�##%±c¸#–Å:ÜEêÿ#6Íü"èË+�ãJ&amp;Æ`#•g##}¤b#Y­eÙ+ÐžV‰1�¥Ö##/¶B‡+šY³ñN÷#×#çE#�~hxã¸~#�ŒÎÊËb¡¡Z•©½vä†�khôË,icÏ‘—”LÏ0æ3~pŠ÷#�[ëå!¢#ò„ä\Ú"###æ:ü-#ºÈÕÝé@“Nï·TÀ§##�#â�#hlÞS:gò¢ó´Aš� *|xò1} #iÃ�S‚#UÙ#¾Æ×L±</text:p>
      <text:p text:style-name="P1">#äæ³žaŽ#œàÃ#RA¹—%(ìã•öU–1ô#b­#ý›ðžáØÚsý-³9ê´¯ÙÓ#¶\#Þ#¬FF#¢Œ)#{–£°iõo#o«&lt;½ór*cûH#œw#Ö¿C@6vá\ ®#oôYå–x®»&gt;`uÔµ¯¡#Mò’#3¿T¯#sW˜àºËhåC@Ök{¡´QÆ#[¦#X¡„wxHüòä#£Áe#]üù#1 &gt;»½#†##]nŸé¯#læ‚_�eµ'#8:Qxt#<text:line-break/>ø¤R¼Š‹êôâ#öµO^}##ý#^#¼g#¶Í2-Ð#Hœ#*#+#$«-¬&lt;.h1[œ·…˜v##Ü•©×ëì`’*óþ–†œ†#AŽb±õ\ž+àí*O`(X`µã�#0–Ì+8H®“#ÚÞøÊ_t$]hX<text:tab/>†·</text:p>
      <text:p text:style-name="P1">#¤™WÈÜEe2Ö(üàÝ«P/ˆºÈ4#Ûprú1P3o2c#}týžC###®CÐ9I+Ò‘M¿r�Ã`�# àW_Ðî×ï¢9Þ\©dØì²\b½Úù##,v²,3-Y’p#…m ¥z*¬#D9;ŽlžB$@ÇG1ƒ¨g¶</text:p>
      <text:p text:style-name="P1">ÀûP–#Ùí$ÄµQÈûK</text:p>
      <text:p text:style-name="P1">#7Í1µ30Çâ½¸ÚFqÑã#Üðd##çD‹#¶C4,_$ûiSfÈq]ôè+;c\±60®ø^&lt;*×Ô¸×É›¦�…ië.×rO’dÒ.�§±#b "Ô##«h=E'A¦˜WBƒ.:ë_¨ýìâÃ#iù#ç¡¿$##½‰±Ð‹©LÞö…N.¯q7T#ßA¦#]m�(ÊÜ#]±î±è##°´‰M,‡×ê»ú#wjÕ##ÓFÖÚzÖ¶3ºÏ±W#ÁÂjÛgåFÕzÝiç</text:p>
      <text:p text:style-name="P1">_#P#ã<text:tab/>ÞÒå÷gè#}ý#Æ0¢�<text:line-break/><text:line-break/>½&amp;ïN@##Œ:«Æÿ2ìl&lt;Ùñð³}q&lt;01#KÍ�#ò’¢/#ËK#Õ·-}€�Îß¥E™dé6</text:p>
      <text:p text:style-name="P1">�öÔW¯ÿs##Œ[™@]#~Eì#aÌ1d1î[…‘¢ßËD%$c´wfC·éaÀV‹#î</text:p>
      <text:p text:style-name="P1">4¹ÓÍ¥1&gt;…·¡IeÄ54##j#*#�×!ƒøŸþë¨"€í,WŽp°u#ÅLHí�Wn8ù#y#N�¢€#õ’ÓÈ#ø</text:p>
      <text:p text:style-name="P1">U#òî‹(’Ý…U#v(»&lt;¹#»öŸÕ#&lt; �A˜õ_ðN;í¦#IBWô‹)§##kÑ[<text:line-break/>Á'Ë5#WU:k»þEÆ·¾°:#uA¤%#KC­8Ò¡hèúñ¾´Ï'ê#íXCõŠ`ž…|Š#|Û¶°-#˜• È©jDûi5Ì[Ü±+ää#n#Âzðž]ðÂ0cm3„dZ[¥ùôÕþ&lt;#?‘,W¤˜â¡##‰ÐU#«ÕZ/*ÁO„W�Ž^6„&lt;¦J#…¦iükãã#!Ër#(I½è��£Çòk`xL#º</text:p>
      <text:p text:style-name="P1">Ý+v±##rKù[V.‹«áQw²žòÊ›&amp;#Ù</text:p>
      <text:p text:style-name="P1">2#ÿa##~[@;å\#Ó#è7ª�…¯P~Ö~†"A@#„��#3ûì#_.hõ‘gN§·]—ñÓÙ×#€Ëú{\#ø©þƒâ•$4RñâîàT–ÞùMlãjì#|Ãª=›š&lt;{‚:oãV#h#i“ó¦Ì\™Ôg`µ®~#2}d¤™‚—^&amp;#L<text:tab/>üŠ/b”<text:line-break/>!ýŸÆp*ù#ÚÅÙCq]¨K &amp;ˆ##2¿]Hr(‰ÿ;¡"KÝ 0ÆÂ<text:tab/>“#X#{##ü#ép+ëY®²ùéE²Ö¿e0Þ¤ñEÙ##w·úSàÍ#›Ê$õYí0ó#»#ÉÊÓe~#›0&gt;C##%#‹VÛPú+Âwuý<text:line-break/>ß×jßÌ…rT#«!°éÐ#:Ïƒ»ÍüÜ##p�<text:tab/>Ñ\‡å‡9j*Â!ÝmT�Î—#ŠA¤ï¬Œª{1N)"Ÿ"Ýµ|#ÔµðMÇýë¤¯½#�ÁVþÜW˜ÚO²ž{È&lt;µ##Ž#Æ‰WêûÃµ²)¶1ò‰j~«¬×#cÜ@JÞñÚ#y=irÄ¤Ä</text:p>
      <text:p text:style-name="P1">e¿ÓÑæ=žî2j(4"br#ÜÞ¾wÉd#&gt;x¥[úzŠÃ;_ÿ&lt;*þ‚##ÃDÿTm½‰!™Tà&amp;;jæXÀO:<text:tab/>Ž–ü¶¤jñþÛ#¡ç±Ú&amp;êCo ùùPåØ*#í3"&gt;‹r#“ÒŸÊ§7�‚</text:p>
      <text:p text:style-name="P1">¾§sN#i¯ttÐýûþå</text:p>
      <text:p text:style-name="P1">Þi?=Ë×£_‹�Œ#†CmoÈà‡8I«×”7Y¡…¼Ùï\#^?A#Þh¡LHòÝÕû}#ôÁ*ED£Côüº#ïkí"“#x¯Âê3žî,òJ<text:tab/>!mÄ9©&lt;#£kÂÁF#hÏ·.u1xÏð¶�y˜AÈæôƒ2Ò#¸C°^DA)#‰ò8§é9€û`ïå2Þˆÿ3¦Î¸÷0¤.o#âÁñPÐŒbêýØ®Ø+W##Ðô#È</text:p>
      <text:p text:style-name="P1">ÿ3 ê#BBÁ%ã1Áš•£&gt;{####µz#a#Ô*#K<text:tab/>m## ×#�ç«R3#\É=y»#òêüÖG)’"ò##°#<text:line-break/>*›S¢øÛ#ó÷€²)¥î�Ÿ#Ñ}�<text:tab/>ª#kS=æ�;#þ#»�©öi#&amp;%©õ°(Iž#‰6…@?Ì öÔÃç÷-v<text:tab/>²ü® BÃ</text:p>
      <text:p text:style-name="P1">Y#ƒ¹ãÕ‘ue#ª#Å|½=æ"['Ê7èYÞ!„t`!†ß‚õ#ü¯›™Èm##CÁ-·§Š#¯##FJè##W5JX”f¼#²Ž’9´už³_¸\</text:p>
      <text:p text:style-name="P1">º]T##q"P=±ˆÏ-èVIÇšd#Ç*3ig›D¯ô?®.Cu&gt;WÀbA¥¹øŸÊ³Ùï#TøÉ#Ì+Þä:#©#•qF4ØG�ùgN![ŒvqDš##Å[-rOÆ€-ç#38¼G—ë#�{¼®}U’©MÐ_„¡ß3<text:tab/>l4Žn•Ür‚²d²LŽã#orlt</text:p>
      <text:p text:style-name="P1">Ê†!ÐX[Ä-m©'?#€krRn#¡•±NÌ � ‘$ÊññêK^Ù”â@õ%ûßu#6#6Žò“+ÇÈ#ƒR</text:p>
      <text:p text:style-name="P1">i\»æM’ˆCLzÆctûf–j&gt;·E½</text:p>
      <text:p text:style-name="P1">#6n#)A#<text:line-break/>È#ŠË#!Ó¡#_#ÃxOfªpx÷#…ˆ#qp¿HíŠÒpe˜#Ei&gt; ¦Î‰:‘a(©œ%OÞPeƒê#C#åùÃ‘·qÁ##a#uè##`|ô®©a##+<text:line-break/><text:tab/><text:tab/>#jð¡###kv¨=##Ó]w°æôÂ!Â™¾úÛî°&gt;Ò¥-#y#æSµ#^…*çS;‹–.cía²Ÿº{ððŒCÜ—zþ\_×Øï„!Zó¶œ÷Ñ)#=À©Þ6Q˜#Ê­;SÇö#nö×Ufxk`{µAÈÍh8ƒÕ6#rîïÓÒË›(œíóâ¸©#„#¿¼J#ÝÚÿn­#{A,n¢T°ƒØ©ž1�7(#–úÔ¶j›VÒK’~Ží³·)ÄPí`#Ì–UyÁ‘'èømïÝö</text:p>
      <text:p text:style-name="P1">žÒ#,#)Ù</text:p>
      <text:p text:style-name="P1">##jbÞ#¦b#÷ì§â¸S:™@hRê²90´¬ÿ8W}�"¡¾ç‰'#####†Ãy¶�uyjhŠ#r�šOzì¯¥úN#¨#-�¹Ä#-Òn#ë†#íý[¶�¿H}…vðô7É»þ#l//W$ä‚=+m\u#^ÌXßJ/„@rŒÀ'</text:p>
      <text:p text:style-name="P1">à&amp;¨ËC*5#î‘#=ÀÔnjhé!¶<text:tab/>Òc#L.%H¶3ô ³51Åf#<text:tab/>2‡ÃW#§#²�-#�a´'Y'™+Ê##.÷�kÁ|ÆÌM„â9±í#\#&amp;iR#—</text:p>
      <text:p text:style-name="P1">#°OèFlê½bQ<text:line-break/>#4Ì;{¥)€I-åC§Á“û#(2ÅÒÌ3N\j#‚U�ê¦1¾º¥#½Wx¦#/ÿ3SI·òô¬Âe˜ä âºiÿ…ø¨»—Õ�'#1W£�¥n•ÿ##‡³»Ï7›�ë”°ÆÔ##‘#vr&gt;EÑZ¯C¬ÀÙBÉX¢J#ÐåÌ[#‹SÂ#¡àä#b|ýy`ïà¼ß%LÅ°#í¸t_#%1XWm÷;)##¶#ÿ#L:z€ŠÀá$ýÂj˜Í”{^Ðô‡³?&lt;¿#2]Âfg)I‚uóÛ¶rßó¿ úX¡.MI#ìüKÎ²#u{Ýšqº¥Óp&gt;´zÍûÀ‡Î’*b#•Sç$•&gt;I#+2p�ð©8Žß6{y¯##qR¸j‹##¼#s¸#e#$ë~âìJu‹“�#}Ôá#÷ƒÒƒ"³uËPä¹gn¤•fû\Ÿ</text:p>
      <text:p text:style-name="P1">ð##«øÍ#R“##�Mï »/Sõp•ôt‹˜FÈ~õãi=ä5be?@s–Aÿ</text:p>
      <text:p text:style-name="P1">"§/Ÿ‹q�#:Ÿ¬ÿ<text:tab/>b0ÎHÀjI<text:line-break/>ðÉÂqó½0‘ÿyc¿¤##a_°.í„¥‚MrXmÎLs”Y,iÓü„†­çà‰ ýCý#´ÿ#×.—•|�a"–ŠPüÙ„_§#Ênyš#åÙ#­8•iŽ¼å†õaÍß@®"o`#GÞuI)è‚ÄB#¡Ž&gt;Ê#­1Ò¸âÿ#§¥2§}# #«I/böáûÿht…¡jP##ÕŸ¨SMÙ.#S1€×èÝŽ#­½§#Ñ:#Ëê•#¸YŸ™œ³#G$Qø<text:tab/>9¯L³H#�n÷�ÂÑ-@#„IÇÅß÷‚ä‚ÞLâ×?ýj �·w#–ŸOfž¬¹8Ví€'©_}qy#ÃôC¥;Ð#¼iJY¼#µ'šëÈY¢‹}#g9eÖ‘ß—º#ð…YÄŸW4šÏ‘@#uH.5›Tèïå�µ##Œ/†\#Æ#™Y7ÅDƒ2€°Å#„h§-yâÊ×Äyv##ŒYêyÉÙ�ÜÐ�‘�Ï“#â?üh�×&amp;ˆ*®#å;##A¼QXU³”»â##G#H,#¸(ßý¨j²Õx_@ÁXÂ2èàSUýÕzeÁ~*ƒP‡<text:tab/>¨Ü\oW#¯Ä×Ÿ#»l#`ÃJ‚(#Øo%è¨#5*<text:line-break/>ZñÛa¾5#v//#ö&amp;!ü#Æ˜"/·ð;ï¥�4¾##�]?ÐÍ¼</text:p>
      <text:p text:style-name="P1">#Ð4¿Ö÷ls°ÅP#´Ã¯#2’¼ôD™X}mš“Í.#Í*¿Ù¬·VÐšO5ÛU3aÐL#|t#Ë¸Ä</text:p>
      <text:p text:style-name="P1">Ð§¹–w’îà¹2Œn»«ÉÞvú“Çp�WvbÙ#|###-Aåy#PIQö2#üƒ�rèö¥Ç|jÓŒ‚Lž™Ú#<text:line-break/>•ÐŠÝ¡<text:tab/>¬#5o##˜ÅÃB$£#²{â#I+¿ž#ÑµÞñ#`³þâ˜ Ë¹"##~FÅíÔû</text:p>
      <text:p text:style-name="P1">@ðä{¦JîùÝÌA+ƒ_òÒ×#µz#PB#›²ó/¼¿@²ñÜ¶NíW#Âlˆeý ™ó(ä#ñbõ�±#'I×�‡ÖK</text:p>
      <text:p text:style-name="P1">#<text:tab/>#‚ýlº=oŽˆÄcèF^@*’Aj3<text:line-break/>¤#‡Íþh[#ö�Aœ,À�µd¸|Ú#ûX4Ve#åÂÛ?ðÓÚ:�ñË“ß8#_6F@ÿU1t��îƒ#9€/sÜIÂ_%#?X&lt;öš#H,—#R##ÿ#G¬©GÔ/u|#ò”=/í˜ýU#F7&lt;�#ßB’[í­#dbcÕ+÷#‚Ïþ#2ƒ#ò;¹#&gt;##ÓDé“@2sÈ´± Y‚</text:p>
      <text:p text:style-name="P1">¬îÏ.­ªÀ§1‘#³Æþ\ø¹ê‚°•£#3ÿ#ßh`�Ø 6ø##¬#å~ÈRœÑà#˜N#è,#éü<text:line-break/>È¸)š½Cc�#·k#T#74dî¯i:ß\ID¨qÉ#¡#¹sðóœ…J#Ç#&lt;Äóh4D#çä¿&lt;$"­~#Ú„n„öÈ`Ì#�²2­Å¸§èí4À#Èjtõ&amp;"ðRõÖá###6¡p’¬÷#</text:p>
      <text:p text:style-name="P1">btÈQt#Òð#Ô {pUš^³ÐÊºã~ø`Üc”“³÷äµbÇ©†gu#¥”ò“M17¶#´1#=#sü€@î/®2âÅèh¿²ÿqØh»=ÏòÙ#�ódÂ#Rã‡##@ñ¿‹4¼}áùµ×#¨+$Ø¬#&gt;Ö@Y·C'ÀXa¿g#2ûÓ#àïA‹Å#¹#S§@</text:p>
      <text:p text:style-name="P1"/>
      <text:p text:style-name="P1">[C™uÜ"àV¸e~#ÇFYc*#l•›;þÂ1¯Ô«—È#¤#</text:p>
      <text:p text:style-name="P1">�Ú#æÔuc�tïoí#ÿ6e’ÿS»´äR^#’“¼EN©#=¦#È.#›¤ç¹1‡¶˜#¤�:Ž</text:p>
      <text:p text:style-name="P1">8†¨#¢�$ðÁ4)Æ(Í|ŠwvNÇ×&amp;m€<text:line-break/>M6·‹#�ý¯#'`#qžO%<text:line-break/>Á—K<text:line-break/>H›ðÄ#ýß…#+LØRó•”ËÑû# ÂÌhnK´</text:p>
      <text:p text:style-name="P1"><text:s/>=]\</text:p>
      <text:p text:style-name="P1">À±Î#ïýS&lt;#�¡ˆÄÅæ†8^¢5rVˆoxò—ÆPSXGûžA4ñ‹ÑKö££%#<text:line-break/>©Ž”÷¶Ü#•#ÑNÑ&lt;&amp;ó\4‹×4.å�áÒØ†#¡#'1ù›—}„È)Û%ñ][íHq#0‚„'W###Ž#ö6^vƒM°K59#’¼"«è—«Áí²­ÌU#$#BYCëX(##òl2:Î¤;#mÐ;#Õ#yí#YdœË=§}˜ÚråR#Ï–~Ê'I¿¤ì7ˆ#¥yƒŒä�ƒsá¾Û¥# YÈ=Â#ÔÓh#ZPhµ#&amp;ÿ<text:tab/>6Œ¥~#ÿ|Í<text:line-break/>##ãµ:Çáôâ#Z&gt;#àÎZò†�#M´%uV³€¶t½e‹j–ClÿqQ5»#HÔ#´Öd¶#§#</text:p>
      <text:p text:style-name="P1">)##›†?¢¦Z’ô²}„$B‘Wè^[Ã5ŠòÓ–üXÑ•H_„gþG8:¼á+ŒBcìE„#Çlù;ô#�lQŒ¼gK4ì#FWãÊJg7ò4Âtÿ#ÃV?ì&lt;w#øÃÌ#Ë£ò#V.þ�•PX</text:p>
      <text:p text:style-name="P1">ÓB£çóBÁ¨\~Á##-*±†%#ˆÂˆRúúÎj#,3 awt#ÿ<text:line-break/>£A-#Uº¶@*ô#iû_‰!#îB#ócš²¦#îìü»A–ýv@=°qØ#Í­Á#²•¯#XBEš¿m×òœÚY³Ûàjaî‘™[UÍÜ"™ÒçiTo# </text:p>
      <text:p text:style-name="P1">#n[{¬X^V™Hc¸##à×…`õ¤K¬Þ#é�lùy•í#§{zw#’½LÒ8##ƒr#k·"6</text:p>
      <text:p text:style-name="P1">pÿ+×ÝfÞŸÝÞêma#qT\³½àË$A½s&amp;M#\ ,HýÞ�nÊPÈIÙ{#y#•ƒêæøøù]Á÷íf©²áä•0»#d›ò#:)&amp;fDg`æuB)#&gt;á¶Š™%Ùg[,ZÉ(o®DðZ§Ïw?ê®ü£#WÏ#äâ…7ò÷£‰Ð&amp;#Þ</text:p>
      <text:p text:style-name="P1">2ïÓî†\//ŒOãf}2–ö‘.ç—Áí�åS·%ÃjÐ?#&lt;:ÿp!ÄŒa&lt;Ø¸á#›J#7ÖÍ¤¹#u—óÓlØ5ß»Ÿ3Ò³#–�›Á#ÈíÒ!Ñž¦#1ãjm–„#T#p&lt;]ÿP%tð#:ŽŒc"›ï¿#dPâ¤&amp;§Mµé##']ó8Ü¸C#» Ýt{0¦UÐ–ÜuÝpã)#å®rZÆ®Xzßø@»=yv©¸®hwÿ9°6GPÊÚˆOvûÉÉ#û�ûîs•æGEkŸ?='®“#Cð4®Ø#¬.Ú##X##ŒÛC? #§ê$C­/Ú©RµŸ�##Hž]îJ#¨¶\Ô'#e¯½l³—|Ÿ#öåÈ¢“M†y*9#¶úgÍ?ÕAë5#ëˆKÊ?##ƒè†X%Ù#Ó˜~ž†#áCÈ#ñjk/Õi¡NUµãLxÔ'¡ÇÄ}F?ß¥z®¥##ÎÐ#-#¾¾ªÕÖÑ1£f¶^Ažµ69¥ÕœÖ#Ök#Þú¿�ã²H¡}ÂÈQd·#Ž€w]ðM5¶\îÔ·ÚZÃŽ#¿#ï8<text:tab/>Ø#î“7|Ô##Õ##M½ÀÔ#Êñ¸º$µ×Ð èû#±„­ Z•#«�8#BRL�ŒjwŸ&lt;!MÍwÔ\#täëH‚ÂÊØp#þøýßUš{¥‰_+|Iå##½#ë^·¯{#Æ½ì#Ÿ#ïI~è¯#v@#ÐÅ�üí»âÉ#Íx##¥€Ë3÷@ÕW##‰›“ç›g¤KÜN#Ñ##S¥m¯ â´#X™wCº0Í€‘lî¤#©³‘“ö[o&amp;•œ0=…¶«-�Ôc$l.ÿ ïzŸuiuÄiù*_½Žp­#IÔ´#‰¦`N#®#…##sššpÇÀš;HMâ#öç~h#Í•÷ò�<text:tab/>äÚ&lt;A#m†¼÷#.ü¡1Èv²á`ußV¹O2ˆZj¾#ŠZ¥Ts’WOÁÇ‡X#¯ëªU¢À##4˜ªIâ¶±­ ‘¹Ý#\ÐU$r9±�D7Ä7ÌÓkú#¼_##ÜþÏ›}¡_~ò#…#9_AèÕ�¢Ê{\l‘º~æ9#™‹#ñáZ2#�É‹ñû—sÉ#&amp;èQ<text:line-break/>#:#«@@‰N…†#zÿ~#‚.Ožz#s#Ò#wev�@Ý �¢#¤ôô¬818ötâíDMÉø±#DŠ8Í#’3D«"#“š�&gt;Ü<text:tab/>§nä%7Ý´##ÿg<text:tab/>Àb–!ºe##ØÏ~#�¤É¿NQ„##x›ƒžÍ”#È.i©9á##ÇJ #íó3$vú­njrž·¡›P,ÝÎJ¢#�Ýc„m°Ö#Õ9Õ.9†•#&amp;#v”œù�WéðÂöó‚â'ÆY"ïÃ’Îç³&gt;#ÍÊ6åóPÂ÷P×‰Ý:ÛùS‚¾¬gõýý³M#†Â5@ÿ<text:tab/>Æ[È[|»#çS=×U®</text:p>
      <text:p text:style-name="P1">Ió#ÝüÇ†&amp;}oéYË¿©õáãºK¶<text:line-break/>UÛ™ÅôŸW##Û§îÛ“¿#Òããè„×###¢ï\#¿è^½æ##'#^“ð{[é\qB²##5#äÈ*†ú%M#/óXÂhºH-¿a�ÍšmÃ</text:p>
      <text:p text:style-name="P1">Ðjª­¢¹²Ù\ìœ5¢n0¯6±öC•#­#›„#×</text:p>
      <text:p text:style-name="P1">kŽnWßå�wu�#—EƒtòôÎƒ#+jDnKk"#ÎÔoü#½0#¶ò\#o¯–D#!:©0po¤(Ž</text:p>
      <text:p text:style-name="P1">-ìÅX4ë#öhD#™§G·ö¾™‚<text:tab/>Á,ô¸ØÔS~ð»#Õ.ú×ýóÄê‚R“e1¸jÎîü·Ì-ñç#û r†O&amp;žob½M~·'™�§ÿQ¾{�Eƒ<text:tab/>ˆ“È62É#üV¢ÇOèh­ÄÉ,´mÿb�BÊ#YY+#mà?1žuú#üÿ4Ý#QÓã»MÒéN‘•FÆ®§¡&lt;Œn#oõª!¾l#ä¼;¹Â¤h1¶�Bj:¨ßTm§u´”…-»µÄ&amp;Ú°RV~)…#</text:p>
      <text:p text:style-name="P1">‹å7êMyóèf#j©l(#hÚð®ºóõº#tø…[#º2iÖ›t)sEß¨4áaÛf�RIu#8Ö]€ù:#Šžmÿÿ~4·#‚ñx#¿ò­o#¿ñlã•¦u_ÄÓˆ#lÁ2##@ô¶#É#k¶¶k<text:line-break/>#í~Fµh Èw—“5XPà˜è²UL¸\ÅÌ×�gr#Ò##–#Na¬#–å##{Óº+k#RjÂçè5–TCÃ¹[P&lt;#Ô¼wÁ#Vºs££=$Ä¶Ó#WÍ¹"P<text:tab/>ƒ²#ÄP"Ô#LßDÔ¹'~qÒ(š©CÓsŠ~&amp;²N##¿Îny¡LR8x&amp;R¬#Å"N•5œ#bN8àÀ</text:p>
      <text:p text:style-name="P1">àÆœ#%=rk#…êBÐ#@@&gt;7#4–#MQåø|ƒ±TI‰-uóxî&lt;)¨´ÎNé)1™E…µ/l6Þá&lt;xÔ–ü‡6Y@äåÈ#C…MD³Z¬ÎÓ#ØXæž&lt;ðu»ò‡'‘ÒVPìõX#H©OÆü^osØÂ\P\<text:tab/>‘œd8¬ÈA°â±m(‚hXIÞ»#5Fò#Öéù<text:line-break/>ÙÖü£‹h+#ËÙ#Ùn)àO_â�õ—÷Ap¢#)Ë3Àù¿3±éžq»ÓÐÐÆ'EþÆn#Œ§¾RŠNk«â##§Hæ/Ø@#Rêê«HO©h,ö7n§Dìñl#Kt##Ž§û¶É�p„[’Áã##cv iC#šcU‰€#É#Ÿ#v±¼×âqê7'#w§©ºÁ_ŽS@ó¥Ý<text:line-break/>�;à?ôh##f`tî«#¤'ä«­yiÍ¦;¢-ŠšÄ•D’\Ö[.ƒ—<text:line-break/>;<text:line-break/>¾Y‰Vx¬I#–#þ±†#Æk¯¢#Ž#E#FzºÝþŠôù¨]îÎhéAK$‹y¹+a¾Á¿a_Á#AåÎ94Ëª(¡7ˆ†!´r�È©ØRÛæ#­É²¬#†# Çc-x9,âwÏo¿#L’‹#/GÏ–+b#Of¢*‘ÜA#‡’œÕ#<text:tab/>¢’+áë„ùB …CþÙû#ðü‚rû×#�’H;F¿I;7�ëß â#”ä{JK#…¤öâ Hõ,vç¦�#²b±&gt;wDˆ¢Pë#£ý¢Þôjßw##wÕ8$#V#Miƒ2­UÛm8#(Æk#(ëÀ%¥B+ïâ‡'tL;Ä¯#Ÿi˜JL#þz#oà#™ÓMÆ§ž6N—#÷Wñêíá)è#”S‹�Úžù-|##ód#1##/¿Ôõa#8î#'†Ã©Ê«<text:line-break/>d½NÝûâ·Ÿå(Í¥OjVèà�õÆÕ+àˆøÛôäVbì{3LÙŸXÊlæ®Û)hÝÍ/*#ÿÝÎ�=†_÷Â"vÄ@kèNHòž`#ÉÙ#šx–ºÈ´1v_­<text:tab/>a¬az;k#Ï#ønŒõ«û—RóJ/˜R#àÄ##Ó�‚ˆ^d)çW<text:tab/>—Zš¶íg§ÁÌ�€P Ï¿Î¦Ù0a›W`!æ#½#Ž©¥MíTüƒ¸3}<text:tab/>©˜ô»#‡4Tí#5…Q%#ž†):;9#</text:p>
      <text:p text:style-name="P1">Q¹¡¨Q½,ïþ&amp;“Êígúw†#å’J#Vwí#½#Î�|¯z-­,Àrï+�Z�#¥ÌÙÎ_#EKÀ;µCÄŸœFZ`²HÏÛ#ƒ‰oc©hp»e2ÇÍ#mD“S#Ž—ÈÃ #”*b±&amp;žœú#‰É–ÓÉ8~óßlã¶MD#…#Øo˜�k#³j3òjÙî`</text:p>
      <text:p text:style-name="P1">“h–ñ÷· P‘#Bü#å˜ã�4#“‹:WxËm-‰Ëk¯b#&lt;}Z�Yñ##)°4#ßõ#ÅAžË#ÝpnÑ3¢lêüvÂñ‚?ÓSb�£ùÛÿ?~ÛUpÎ²8#9ES§Ó —áU#Qã}I(üÿEê#÷wÏ¾#§/Ì¾#kàÝ¯ÁÑ_n7¶�Å¾ƒ@oÁÔ_zK¾è_½DïƒÑ{ßB=ð}l^úl—×#t#»j÷c~#Ðü[þí7ü[¯ðRNG¾£ö�{¦{oïk=K¾#×ü:Oþ.Ð^Ú·Ç…ÄS_#¼ü]=½IòrWµ9æ©�E¾Cø·Wàwø´'áÛžÑ#‰ùÿ#Ö#âëÞµ/´ï›k.ç\ú#ø;w/ƒwœï^Óý¼ËÓ#IýÛ«Ù{Ý—øº»Þé›º#|#�{êW½ú#þ/s7—¨æî¿#k?#¯oÅ×ë½#{­?#Ooz•{¬ÿ#¬n7µ{Bü]6ßuïº÷¾é/Sßt'»'¾õ¯ÔÀ&lt;/ÝÇòRÅ¯Î#öÉ¾ëo½5ïw|Õ¯âÙW<text:tab/>øv/Å\~#­£ùoÅü4×•&gt;?áõ&gt;îØÉƒü#7ðQ’Ýõk»îußjb¯CðöàÛ#ëvçþ</text:p>
      <text:p text:style-name="P1"><text:tab/>lœ#Ýñé=FV¬;#?¦Ùë¸da~f‘áðV:##FW"�C<text:line-break/>U†Ì&amp;„B#…sÞâMŽ¸(è1Õ#ÓEŠ##F'Ô###'ž´$PGy²Œ¥ßv¤Òñ¥#MJ,á"»`#,Î"Àº—ò‰Ý6<text:tab/>“I##~#Õ#¬àN\#@#8##2Ä#TÂ¥Õ/beEi×úÙùÑƒÖ¤%Àý–##’ìÑÅ#Ûtª™Ï¿¿§™¬¹ó[—¯ÃâÅM#Z#TÖª#ë”®À�3ù¢¿füsÏCP#•¸R-×ÝN¦KŽ#ë##0µ#žó#Á#ˆe2À…‹Œ¦Yê²á[&gt;lâçT#D?ñ#äòïÕÑÆ¦­¥#wëÃ1ÊèË°Øt¨�#Šf¤CúžÆ#µ#cuð¦jê1,I{³ÞÌxÆ‹Û)d8cT1Mƒ"75O#ç……†Ž`hž ÒÜù£�†"Bõó¿™òzDÁÐ–#¾#«æž˜ÖV÷¥é–÷K&amp;tá±ïýÑJÖ#!#{vIò¯#7šgÖ57</text:p>
      <text:p text:style-name="P1">ƒ#%t~Î—#d#ØŠ`&gt;YXT€²y6T¸’õÌî#ÿHÌ¤ÆL·ÆçµÀ¹­=§?##—&amp;&lt;Á‰…ûI#ÿsôµ3‚íëØ_¾ý!°#´#Ô?à€º¤õ¼SA&amp;"ˆ#3=°83yçJhh7Ï`*34ÆåàÃ##rèo#úiOO-]e#?##…ÄÖT´þÕëcì¤¢+ßÅx†ÿ:u¾#<text:tab/>#Âg"øQ W«#CÙ¬ŸÆ×©ã#Œ#úÎí‘:²ïAŽª$“Y#–N@˜¼##6ÞƒÓúhÁiƒÍKDÂ$mö\…##€/<text:line-break/>Îý¯"ð�#þu*(º3;</text:p>
      <text:p text:style-name="P1"/>
      <text:p text:style-name="P1">œš#Ÿa§BYéœæÖAByOüÐEËx°´ü<text:tab/>\#;Z“ãû©‹\n l”wèëƒla²ö©¾9ê‹#m­�*è#1G}#Ð+#B0‘#r^‹¯p�‘¯i’ï[•@Òõ#xØ#1;ÂÍßwc�’Àx Ú^¦hd%Ëë‚ßRÝ²#0äÐÎ#h+•Ú™X¶µ­—š)5mcöò×•ÜšMì[1šõ‹&gt;„0÷—U#Æç#¹Ží^$¸Þl=#€#Îa#eÉCÔ¹i™#z0R#Ôè=…¡##½‘üñÿ*</text:p>
      <text:p text:style-name="P1">ÝÓcÎÇ*#ÀÑ~w‡#ëa;“ÝE”°oá˜#k�ƒBÍ:K£#§óøA8…3Œõ"ZÉâÒ¸ olübJ L##Ð˜,7P#™üÅï–bkN¦#`#÷š&amp;H'£çvyªfÃ#Ï‡@Ã@#ù0AŸjÉæ?_#ó0Ì#ù¯~ÿ,ø‹ÎŸ¥#Ò\efî#2þaù”P¼õ¿aÅWÖû<text:line-break/>#[#7ô=ˆ#)@Ä<text:line-break/>ŸižÇh~Gn–)qð#á)Ñóa€Œ�f»TxÕÒfSæ$t¯¡P„ýlb-ØA#á�5üÊ@!Ä_T¯C€j8@ƒß‰ËC^‚ËLÐ‘æ )š0=MñG|DÇ#)}læ]YLÄÒÚUe##s:§LÜX_ÏâÛµC#RìñÈt*‚ÈóDdr##ò#­@æ‘#Å1‘ä¤¡¬¼¯Á%ïâ»ÒHÌeÀbyÅ¦Ñˆ##™É¡##é#z#Y:È#0%€þß/#�­³�ä##\ˆü¥©ÂíPkRÄ—##@ù¤‰E#õã™#¶LéZi&gt;#19ñ£#AÍò3E'VªÄgeç8,¯°û}õß#(�˜óÊïž</text:p>
      <text:p text:style-name="P1">%~M#=…7�È¬¢É2Mí-áí�÷–ç"Þc!Ðâw’Ù#(w+ŒÛ#Ì#·ieîèg¯‚#ð</text:p>
      <text:p text:style-name="P1">òƒäŽBL¨^#ÜÝ�Sp§D_ã×k#£Icá#â¼,0‰‘ê€©éï”º§#¾&amp;�ÙÇ</text:p>
      <text:p text:style-name="P1">¼ßWú¡à#žXG ô�Ý¸�r(#Ì&amp;&gt;`¬#µƒÜÊ2¦JDHOÝGö®Wâ#þ#D¦Æ×‘wÀ<text:line-break/>ÊtêÙðbKPÉq:múÜ=‘÷ò*¿_!QQGÍY_F—#´’#c|“H"Í¸ô8 #6#P¶ujÌ³”í#ÈöXõâT`#2âçbË#ö³º­#mÄ‘!4æ#%§#v#Æá#^T##·®ÜœŸ4ƒg¨ž#ÏTÅ��{B¢˜<text:tab/>ˆÏñR/(V#'íHl•§‰u¯LÐ#$æq«##T´Û£Ò®;#s’Ç©O`&lt;</text:p>
      <text:p text:style-name="P1">Ø#Ç_X&amp;ME##&amp;î—à#ý¿Ð¨§…"\ÚÈÿR„^³Ú|ÓøŠ;Ùš¶¦i|V#Ã9T²ñÌ•š#‹¼#bêRHÞ©ö8#ù0´#K3•šÖ#�‹"5�þQK##· XÒ�9¥#øTš'®x#ÞÚ=ß</text:p>
      <text:p text:style-name="P1">3ì»\c¹/PK#—�^œûÅËl„š½ôˆ˜äQ×èþ#’u÷ÃéXÀ8OôJ,™œô#Ã. &amp;#MP7#.�Í3šµE„‚¹›½jÄ2r´OZÓP¿2##¯</text:p>
      <text:p text:style-name="P1">¹#×úSC®’ºÊj#'áU˜d<text:tab/>&amp;_ï�#ÏþK-Oí@º—_ï#iÉb«…2�$]“#i˜�?ÛÇ8-Ò€Iù#Ç7é$(™hÎ Ý–ÈÔÇn‚ªiæ€‰¥tù¬«#ñn,Ø¬ï,%^÷\Æ’PZŸóë‘¶#•<text:line-break/>sÔ_)‡ì£5#¬¼Û°�´×ÊÌ’éV†OŸÅ#Ö…øóp#µL#@�'î4Óü#cÛò†Þ:êŸõú;=v(W#bÕ~"2¶¢¥P««#ø}1/ +JÊ÷d_#·ºÄo¢#×</text:p>
      <text:p text:style-name="P1">‰_ê:Úâ¸]ššŽX<text:tab/>4ÔÀåNs“J"<text:tab/>f�bÒA�á¤"8³=Ýoš#¯šI¼G¡½#ÑÒŒƒà#�{üwø?üšfïØ½ä@Ü#&lt;b#]ÂÈ&amp;ªZM¶Áý#‰]dlÜÁ##¶¢ +#æÖƒPG#–S¡í-×ïžRÐ’Ó �¼:9øø…ŒÿzÙLq~ê#$„†µ&amp;ºj#ô!»øš?hnJwÌ’#ßÙ&amp;Gï#�—¬Lúƒé¹»ANÃÈ®7;Ç##æ“�vÑ#¥‘ªÙÝÐ#K„Ù™�@‰žW‘%'#/!™o#&gt;ˆ%#§Jj+C#XvQ¯(WI‘cêh&lt;ÃÛE‘ÏÛº¾ÔÆÃ�##ÍkRó{&gt;â(#òÉ‘¾ZËhWù¿Î¾¨V)kJ]�)ì1á/Péô5þF#UM'°nùá#Œg.û;²òþæ¨#;Üd# ß3ùL�œJÒÖÒ°Ñ`#GK</text:p>
      <text:p text:style-name="P1">ãú#ð­#NGž&amp;I#•¢[âÒxqåž#ÅõÁÏ…s–#ä?eéíåjJžL$Íÿ"¤4q^ç#x{-¯ #U¿#´&lt;ÛDq&lt;#m!Ž#M#øô-—zö(Æ×VÒ g1£Ú;xž†úŒˆ#ñEBÎTLhèAv#Ø0î‘U�<text:line-break/>�sÙÇ‹T'ª;”R+Ü##äètqûÔ1a!yì#hC#Êåå#ŸyWµb„_#LIÕ\Éo"4'¸#”ë…Šœ�¹�#S›ÉÙ÷: FSVgùÎ¦¨#'4nùç#</text:p>
      <text:p text:style-name="P1">+#âr  #�Í(ê‚q1ƒ?&gt;„­ÀÆ+©ÿ;½R1©##›#Rn‘D#3šo7­h##QbÚ#�hY#ð@ÐÉëª1‰s¾¶•Eá^X§ßdgºÎ|ƒ»<text:line-break/>³|Y%šÆÿt±ïB£†®Y‹+Éä.2Š@oÿTÄÓ#`É$€#'ââ�Íp5xþ#aÞºEÆ¡ðž”¯g·ôL¨<text:line-break/>'"uàH™^à*nþ³¬âüéîÛ?Ë#¾"#ô†—`äºáþ##ðë’r;Ñ“~&amp;<text:line-break/>Ñ^J”2#ú˜ë5¬®¹d!ôÿ]&amp;01ër#s€c#*Ù-&lt;ÀÇ‰:}�áZ¶|.£^#„XEÂœŒ´€Êä#¥~.b8Œ�a^×8#ÒHP#·×4ô¯çÈx#æ­�1çü•Ä##×æÑÀ#�þòª#�ôhŠ|¨ó&amp;#Nœó#Þß�Ð#d#›‹&gt;x…#ÜB!eFBn{*p”t#×Ã¹bA(ï&lt;þ¬Ñòr&lt;“Ü`</text:p>
      <text:p text:style-name="P1">#Ù6$å[´¡B-##\Ž»_,4�#’ë#¹r¬&gt;Ð#FŽ¿(S#Ê€·_íT+7Ø#�6a˜!âí‡#•aÓçN#˜ÐNâ6#añ=áÎ“�$²èU9f›AÛü#YãÝŠ7</text:p>
      <text:p text:style-name="P1">J¹¥RˆÑñù<text:line-break/>?V#ÿR#‹úÊñAC†yÝO#™i„­�q¤e#Ü{#Âæ‡$HëÛ™‹´#›—¨5#K‰3î#$—C{</text:p>
      <text:p text:style-name="P1">A·N#ÕÈ#Xm‚“f#s©Cép+-®–û#þï©#n¥@Ê0FÛµl.Ç#òg8WÌ‚å#è‘D&amp;¾Äµ zI¹Ò#ààÃ+F#|.m[:Ïr3Š! «ý´Þ b#8 ÂÛ|Åê�úMpÙ#ë3ðæ±ùåI6þg#ÿ_"öDz#rnÒ#�IˆÑñ˜w|Ï™ùËy‰È¥¾¼^–¢3·¿»}dæŽK*GÑÈàI#ùQ$P#–"¤Lÿ„ô.�?#�ÿ[#reÂ+¬Ö(ŠàŠjM�#)»XÆÒ%™Q<text:tab/>áÍ#±‰g‡ùK¤»s¸c×IAý¼¯ýŸëÐ€ñËÔj-Ð:V4bé#£æ#]Ï³&gt;# </text:p>
      <text:p text:style-name="P1">bÆ#N##½‚htHX°_VAõÀksZÔxÕ#¬ÑüˆJaÉbsÐàÁÊ°løŠ¤ÌÆÔ«ÏxÊ#˜"Ð ›Ž#”µN7YŠÆà#r/ú#Á#W�#‡}L—#Þr#�&lt;kÍ²‹Wsµë�eìL¼ÄU#¶s;’®7o˜E�qä�ƒ–z¦B²»F›ožëg™#�Ôl#É„­¸#ë«#¨†4<text:tab/>IUíð¢B#¯Þƒ#Ã#wôÙ@·#ý#ž6§¶üÛg]9 âøi³A_Ü#iIj“#�˜R,„¥ø7Šò•³¨‚«ý0#5#œ|‚jçK.Oìâ¡‘=™ây›ot½/}86ÕÆì/ Òy#ï¼&gt;MÇ§Îôî#Dÿ|Þ#nJÃÃ#;lÆÃE‡°ï<text:tab/>aÀ5òS</text:p>
      <text:p text:style-name="P1">À\‰€ÏŽƒ8nø##Èª4<text:tab/>²®7q[n«'…Uh# ,´g'BD¯2nêbí‹#&amp;$Gfu�?,I©h03ø’ô6s|Ë^Œ#ö#c#ÏDâ&gt;ê,ˆègÃóÉŽM_ó1›÷Ï}¨Ý×#yþØÊEØÕæ4®?Â÷&gt;àf’#G#ÂòæÅ„„�˜ºêl²×áã#ò_£ê®—\œq/#äR&lt;üvÇ`CÕ¦ÑýxŽ’üä§##ÙmB##¦Á#º.ÃµAË�#à#•dÏh#¦sxÃ…@5o=C3é[zõ.IH<text:line-break/>S</text:p>
      <text:p text:style-name="P1">LFgù…ÞY#5ÞºàOê#g³õÐ\##¾—RN»Ÿw´N˜¯Š/k£ê##ý–Æ!#Û™¥Î©bw9u£cüÿ+˜³lÀa­#~‚vðÿ-_è.ùl±fÌD^%È²ÜÕC|Ã×�ge#™4£�Z¸f\ŒS”#ïd####lþ&gt;6-!d#¹žòô¢\šG#2aË(˜ç”[oØ¼ü#</text:p>
      <text:p text:style-name="P1">¥Þ°##ÕÝ#u^s1nÏˆ—M¨½49·ð:#¥ú»Êôó&amp;^</text:p>
      <text:p text:style-name="P1">  Øñ###Ê#Æês;Õ8ük“ôÂµÃn—#Ö#AÐø·à<text:line-break/>9ld|ñyõ:vƒ��¶Î‡†#U­”Öƒbâ«¢&lt;ã#H;³KÏ™‡Ùe›#…ßóèÄâ¶]9WPÓ?Ò¢#Hëk–¾³™Cç_½—(#¡#€MB¼ÑSzÓÜKŒJÖ„<text:line-break/>¾º}®TnEV#�©[{n~^�êÞŠ#”ùXé­ßËÙ<text:line-break/>ø°3öÎ</text:p>
      <text:p text:style-name="P1">Ôn1¢Ö#-„Þ86±® ™#F&gt;öªM#­#Ì7D�Í…ä%™�©Ù/#¿¸<text:line-break/>Ê×„¢~#wt±*ú´è Uà†“A‘Òr:°&amp;29#�±ðð�«‰û]Gm×#ù™ &gt;z›#Ih#ö¼Í¹¹ñ‘#(3:}Ã<text:line-break/>ÙG·WCŸ×</text:p>
      <text:p text:style-name="P1">ƒ(AŒà™#½ˆ‹Ê™ß¨�–cØ�2jøü#Â#L #Qz0?&lt;ï*/-Húy)—u<text:line-break/>b°#PÌXC’¢dE�ÚÒí:#€žmªiŒ…·’cZ„#Åà<text:tab/>&gt;“U!6#ë¨ì= Ëé¸#dþŠ�Hõ^.Ë#]v©×#*‹)\#Ù|#Á=Û…#¸#ÕÚ#º¢T¹V”#×$’)Lx®šî­#=%SßöFŽ#½GPOf^:r•xì%ò#Cæu¸Ÿ~¡c#ÿ2I§³‡</text:p>
      <text:p text:style-name="P1">AT·`×NÝt#"»ôkéÁÝÓÔéá¯e9G¯À‚-Ä²G&amp;¶ê.##o·åî##ýÆ‡TYP:cš÷aÈÕçaÉTaÍàÑ#f�wt‹^##¡#æx0#ÆÀ�#3Í…b’v€##‚#d4NJ#kñÓZ¯à²7Þ{ò#«ÊŠ{xùo{¦ñ’¬ž°$07ÌÂøE$KæEí#&gt;¹iûtQ¯É#TÇ¤°§Í## é=‡ÌÊ#Á•üE¼Ü#l#š#|œ¯o#0KÆN”k7òÊ#&gt;LÔ#€&amp;©-Û±ÊØ#Å¶«{#x²eÆ_z6åñn#clâ+Ïq4¸#’~,[##(¢Î##ec–’8$ã¬&gt;"Ê¾;¨g#îJ_R%íò?#uümÔbl###‡##5q~ãV{Ùß##Í‰A�‘ý¦Ëj#Ú«’g·Á(ˆÓøwnÿ#ªT¯˜f¢q÷y¯šš#£ø##ÞœYÛìA<text:tab/>ŒÞ6¶§#�]š[�ž›g8×[×##'ÅÁ€#94�1˜K9¯ÈÚ#"Ð#þb#ˆâÉ²eˆð¥[ÃzÇ_““©ÅØ”4ô#QO[#O&lt;ˆžó<text:tab/>ßUÚ£SPa¬‰‡b#ñ-çþt¨Š¨¨‹’ýx·.+#\#ƒ]_&gt;Ÿ¤#v^³F&gt;'¶</text:p>
      <text:p text:style-name="P1">5)ƒÐ¡Û{vl‡ZÜŽ:®#|‹=#²f#~Í°÷&amp;Nä#VíI{¦–q#WOÁY·Šhñÿ2§‰3q#cUÉ¸·#Pîzß�ôý{êÀ¥#�‹ß#\7²ïËÛÝ‹#zH#NT ô“Ž*7D#tr(’ðIÎ�p[¸Ì#¸Hé:qâ¡,$#Ã#‹Y#B²}dÛÏ�</text:p>
      <text:p text:style-name="P1">q¡‰�eáBpz’—.w‚†…á²ÿE›u€ûèQL9HJ#Žv{Y¯ü¦fæ2óe^‚·#´‚FlV°#ß}ãHªÝ/.j#ÏÚ’ (5Bÿ5Óê}7¯©ª2Ø!¾¦õ«½êj#�¬›¼+7-#@§I#Ó<text:line-break/>£_0#×Õ|JT•Jtd!c[Çbïþ9Á„£##–ð[/'OŒŽQ"ŠT6æ‘r#�b#l†IO:¿lêÀÆ#E #ÔÕ}‡»#ê~FYo#1Â</text:p>
      <text:p text:style-name="P1">QœJpJ!òây@p#¢vŸ)bn#šËžu¼¸¡Ô#Ç­üi#ßl#g©“T“¦#^#Â†#ÿ#¹ÆÕ22iï!æ#S”#‚</text:p>
      <text:p text:style-name="P1">5©ä–cµ*í2Ö3BÝ'§î#âZå#^döB®#ò+lƒ„#�4íc½#É(Ó##? û#‘Þ#Î„žTZÑ�éG#bºëp#œ½CñÂÐ#pa[#õñß�Ì¸ê#ÌŠRbÆ?ÖÉcp0N#ïÙAÌ#�¦�.ª¾ää÷<text:tab/>•#ÝÚoÖ^ìº#$,##dÂ#F¸#CdŠZI¹iZÈŸ#'‰©¨­í‰*öI#ƒ</text:p>
      <text:p text:style-name="P1">!_)›xÃSþ’žÒ¬S#*ŸÜË³ Miœ5#vi²�Jà m#Êp(à,ö‡óNˆñ!#�+#RW¹$#yD¼ˆ–˜ø•÷p�öcÍm†XŒ#«ëS¡pTv¹##S</text:p>
      <text:p text:style-name="P1">”ŠÉËÆ#ÉÒ�Úe‰‚‰ï’#xP¢œ»##óä]X1~J@\^õfPÕSöò±÷v!X¯Æ`ó:</text:p>
      <text:p text:style-name="P1">##ª¨�{–¯\©e¼žqoñ•ñ8Oî4y0V(Ë#¨›ûE�M�ðŸ#ý›ÁH`9ÑÜ<text:tab/>Õ‰#Ç÷ŽºõŽiiL{úÒ�Ÿa)#Æð†�ÿ#B¬/È#_5±<text:line-break/>îÈ§9�L‡Ÿ#nžŸFñe¨!­ëñrœÜú„Þ,#pM19‹Cì#ËK&lt;WÆa#Ô’ÎÉË9[#]¦Ô#ëdø#O¼£#Òk^7Ç#O[¾\ÒlÊ…›5‹Üë{ÆôeÞ#I9­\=�q"²²</text:p>
      <text:p text:style-name="P1">##š,#I„Ñ#,¦©8#Ã°Xqô#0R¦®ý_¼#Á™î~à#]’P0&gt;§XjQ|#©/­slu_ß«ÄðÕø&lt;q±ø¶áøÙ8—#U!,F§…—œ‡#S#FGœ #%d•o##¹|�œ4ãšY#Û�#Ñ#ñÔïØ#I]tWk#…ùë¡à<text:tab/>x#¢�f#ñÓÊ#3]@¯ïþ#}`Zªv¿ß�#*lÊ£†l@J';‚#*º“Ô¬³˜Í^Ž”Þ©îioº±€¸(´ÈÄw¥»{\••B­†E{›Ê{yµÚ#PŒuäv-ž#ê`.ê#¹ëhq#;#˜¿÷¹Vò'ÑbH.i<text:tab/>íIéèåÇï^–XRžŒ¤ÚeAàÅ##úÕ·°T¨#›»&gt;Êe##DU„ü”fSÔÌ&amp;t[òó #÷'#+~Ð#Zåø(Û�e®UîÙ<text:tab/>ÐÔˆ«##G1p#I=U€d‹++Âä<text:tab/>2Lœ®#ƒí#Œ~qayÝ”¨Ø©}û‹3#UWoá+^…Û0#`‰#Ü­"ÓîF&lt;</text:p>
      <text:p text:style-name="P1">##0REÁrcü—:º55Â##š&lt;„p–ÛR¶ü=Ì</text:p>
      <text:p text:style-name="P1">‰:êÇ¡ô(¾î§™Æ=¡#˜#_(×÷†«#ïÕñèöÆ¼Ø##ÛÄxŽ¤_Yüùì …#­ÎÐeFpaM\b;*Ä‰êÈú*#6uÜjnOiŸiº}0¹y]#N#3}#ò&lt;ã#úL#ø�]¾6í¡ÎÊöM8‰#Oh@ùûuÀu¹0œ#GºFR�çµ!,ZÒ¿ó.#Ó#‘Nº×?VÜ</text:p>
      <text:p text:style-name="P1">#à§Òà8ÌPµÀ4°\su�Ö,!†%ŒqSA‰aÐ¥]ƒ#_Ú¡DÎ'A—ø²îé`#&gt;ÿ##stñÂ)A.3©þ:¾?ñø¢#“Ñ³ò®w�êÃrê½I”{ üJµI##Fî0RÑà¯`¥ïá©vä�'h[Zª·J -Ë í3×#9ÄoqZ*Š±Ôãhüþ ÞÑ#gô’Týìëé#*Ó#¬X2¢Ã#ú#@É#4£ÜÀ#«ßÖl„´#ý£ËP#��í_î©VÔpnUfh�Aãß.È…¿Qg¦’ Ã@øk%Ë0v"nTÅ‡†ž##©Þÿ<text:tab/>ÕÇp&gt;¯$Ð†ù°‰óò4v‚#ýRØm¥~x#[Ÿ%úw#Y#@o#wìîëØáZ<text:line-break/>êp#‘ÎW<text:tab/>Rn#4…h#MõÛ©’§</text:p>
      <text:p text:style-name="P1">#í&lt;Œ•Bßß-X$F�ò¿<text:tab/>©Ä¿e#=“O„ÌëX{·W|#‡&lt;6jOÎI¨‹ž#ä%t�°V:r/­$üûå4†°#‚`ÁÒXºþw·#PtW£íêÐÃ–÷#ÿ##È#Ñûf‰˜#`GÒJ+¢~š#<text:line-break/>#/I÷#Ùñ›A{ÝVDù´™_¨ÅI&lt;°f@T¾jKÃm#¢û“#0#ÈÊ•i#½©ý:�W�r#€�åÑ%g›ÄTºùä‰&amp;“‡NRì¸EÞ¾Öò#W;í@†#^†N2cì&gt;w</text:p>
      <text:p text:style-name="P1">cÛ#*_ÿ= a@(Ãó+¯CÜ|ÚóÄ›#Vw‚ŸözGóIã#,šÔpçošrã9ö_</text:p>
      <text:p text:style-name="P1">a;#Wd4<text:tab/>#Â¦</text:p>
      <text:p text:style-name="P1">”÷ÂGbù�8Åa`«}ðßÐpß·6Ã¢Ê”6eƒ÷#äÉ#„Ï##sR@'nª¦#¬?ï##”|#`ðXoKÀÎÕ£”Û#âBZ`X¿¬§ÞùÝ¯ì.nîãÞšš'þ‡Y‡¬yx¼z²iªXo÷#�—J•#£O Ý«O#†#NíkBöåôòÝ¥7Î<text:tab/>PB†Eñ¬ýdØ#•ù&gt;Àí€*™YBÝ¸ BOª¹ù&amp;©6ñù²qò#ß#®@²,Â(æ‚X3#JFâ*ät##ë€0#›½…ÂÑƒy0@¢Î£_Ê&gt;n-5Ç¸i{“·ÍÏþ?±çÔyZU#aãøŒš1œ‡Tè}JÌé�|’#ž¾|‚™ãl7›§¨Ü#±“þ1Mq„EÝ#¼M×í’#öîM#ž#!h#Q„¡‡™ÄIðg7Ã�GäÅŠàÌ×œAB‚<text:line-break/>€ic®$9Új3##5•_Êcgƒø#ñe•ºÙðjeŠ¨[qïƒ‘## é‹q¦ÄY†¼Ú$#Éô#;5#):¹Ó&amp;ñ#íˆþßðs*‰ˆóY=Áõ!p&gt;¢Í^#ÎbäK€Wû1ß£ÕºÛ#!ß#â·ÃÊPðƒ~m“,´†E©=š;[#¾R##€Úë‘¢Æ‡#3¥8¤ï<text:line-break/>à]©F:ì‚|#&lt;À#rú#0çŽ¥#–#ØžC‡Á{ãûéÊïq¡#Ýå#o#õ„9^ú¾¼è–´VZ#äF,}¹Ãe…Æ6üñæÒ#kÂ�#<text:line-break/>uˆ~]ö<text:line-break/>*ò¨"¯“#Àüþø��#�@€¼3àÐlÿXL(IðvD#`êXîƒÝ#ßwÖ„øü&amp;#É“¬cÒËQ#‰ÏÕâ#…ŽR##Õ†Ù‹#U#4(j¼?Aà±IM¢#I#Ú»Y·ýSc_0€UÑáð#SîÑÞ<text:tab/>#­@ÈþÈ" »ÿI#rN�]#.qÖ#¹—‰«#áÊb´I‘`nÏå<text:tab/>¹Ž#&gt;,#îa.#ÈõCÇ&gt;J�§í”YGôÍ^7Ž#æÜã–¬ŒKÒ´ÐE¸Í#¶'*n„C†(É=íP#mÞƒíšO##›D­w¿&amp;€!¯N™r�#$?#d€5Ô×­###C‘</text:p>
      <text:p text:style-name="P1">!_rÒÃäƒ#»)‰FÄ¤´$-F</text:p>
      <text:p text:style-name="P1">¦A›)#WËìšPn¼¿]“‰ÚDesÁmõÇwnR#¨#¿ùy£Õ‡n»&lt;æ��ˆ·#æ½ò¸I##„õfm¢?®f§)`$Œ–F¤²ˆ¬Ð#‚Ú/¸ö¢—ð;³Œ</text:p>
      <text:p text:style-name="P1">ýÌ&lt;Ü\5wÚ,ÎZ[gÊÙJlyÂH#2÷#5ØpÁ<text:line-break/>L`®0#Ü#*N##)ê{~«{kïˆÄ‚@r­ž+®¼[·û¾Re�€*1õ‡Ö�)mï‚o›&lt;*ÂÂ#ñ9%õQa,Õ›y*##K/#x2×Ð@½ç/1È#æþkôl“á#ØOØXãÉ½ç™oï#èmÛÐò#¶�+1ÚÝ¸ß­ül#k�™OzýGdmI™ÂœV•<text:line-break/>¤¾#Êyˆ#g—�¡°¥B”×ªlPŽ`�ä#”¯ÿ*mšÇê~!š#}{#é¾#&lt;0Q«fŸ#R~2û3ÐG <text:line-break/>#8÷<text:line-break/>ÿY^ÐÄŠ“,#œ#�Á¾¡###/#�&lt;ß#Ú;˜U’óÇ.h#wG¾kÉa£ªÉ×~qû#e;C‡ì=Ý‹â$¼T#‰ž�p}«Û#håAG##¡þVœi@Ü¼ÔBÔ´Â$‡ H8óKËÁ9F‰<text:line-break/>Ñèdð¹ipz‹ÅCCÃþ#q8f#=Ò«j|?o³“}é…Z7çuñJÃ?AFNvÉ!,ú###Që9X;k˜#Øî°·/ <text:line-break/>#X6áö�Î#p##ß#„ƒ#Ô¨ÇØ�óÀõ#v#Æ#)YZß§ê=•#:#7¶##hÃF###ÇÔ$‹½Àº°#n÷êSzùw±r–</text:p>
      <text:p text:style-name="P1">OVÊ_7#Š—µë¤Ä<text:line-break/>ø.{å/8+!?^ázµ¥ŒÊõç‡ê®0#ÕmÖ†Ÿ#¦dÎ“Ý$#ŸÙ^#Nr÷oC~6=’9vƒ8k#–WùwSø#™.ÒÃÞšŒ&lt;�_wO•©Ã.f'…÷wZ#Gö7¦Š<text:line-break/>3«¨+à#vv#•Wì#ýÏ”kF¯Ñà3###Mêê‘ïÌÐŒ.òÂn9³#Ìð5Ê%##m3j]iF¬”|ß(°žÓwóÎf•y¬ñDü##R-ÜïÐ8nþ(ÇG\6#ƒE}³»™Ó#š#$B+b�TØòªà£¤Rw.oxó�Ë7_þWñ¢&gt;&lt;%#DÓsÔ/ÛªÙjsƒð·þŽ‚í#Ù+…Mb #Y]ôsÃ#ÇUú7Á.•¬Š%#Â]ð</text:p>
      <text:p text:style-name="P1">™(}˜™‹7-Î"5^,##M..0ßîov?Âbq(#-[‚ŠM#¨Xrì#k9µáyAØbl Ï‡m#ÁÔ<text:line-break/>MÚv####À=¤ZüpžK�þ8ÜlDt|ã1y%êìY#!#ÔjJ##Â`í#¥€¬š#ïÚØ#^</text:p>
      <text:p text:style-name="P1">(^dWò#†Îü�#Î#Ä‚×±bA#"«¨\2}õà­AÙ¼“6³È†ÝHŠù5£#ÖczHÌÜ†#(£õ#§*�¼j#×=•½ëqé‘ü[ìhôçCˆ#%˜û%E[Ê«ÅÛ#×•Y#3VÐù);j,£z0#�­ú¡#¾°.¼áq#uˆ.#úƒl€³&lt;#Âhå#�9z{�ÔñMÙéãþE9ÿQ…Ö#�îdá§JLõb#_63:�‚}Ç</text:p>
      <text:p text:style-name="P1">ßúÇI…8&gt;\&lt;Ãv#hhÑsqx£Tæ_Î¾#_Œî¥?#‰#š£CÜ4o#UÀ#U—l#ˆß™“ÏÌ¿#­#4#Tc­#¸µ#M‚ø+R#ïBor’‚áˆ›=E<text:line-break/>5|1«AÒ÷]#,UnÄ#ê#ŒlNyr�#I~Ü~#ºËrƒ@™Ô#ìUú,#”Æ"âW#„M</text:p>
      <text:p text:style-name="P1">ÎOŒèAÉ'ø#6´ó¦¬»€ë ##èu�çÿEÔxÁïÎHí¤[�°üpê<text:line-break/>Å#x‚pd±#ˆžJ� Zñ#‰·F\±Ò²†Ó#™GªPUeÖqi˜õTãüÉ…=1$¥PÊß{“µdÏÓ}#Ð`¶#�Ì€òáÅ™D&amp;š#9#ÉL{Ïˆ™kŠ</text:p>
      <text:p text:style-name="P1">�#¢}Y;êm#Æîf ÄÞ@¥%òÜ-|#Û#:š�##(#|Ä|#ËôYXä<text:line-break/>çìÕAÐs[|éT°ÕÞÁ”–‡#™VÖHkØ#Nîg¦°„×œ‰øT##ÈÇ}Éf#j¤4Žcâ”#p»lle##/“2ŒÂÌ#[[Æ¯Á/ÿfr#¿Â#ªÊˆ#Å¨ç)š±#!ö�™v0K�TÂ–·­Ó###,ä.x˜÷Ðþ«Ò¤s„+DDª§5YÜ#ß¤ÑŽíÚûËn9§Ó�È{Ç#,¼†#Qàb##D$<text:tab/>‘Ò</text:p>
      <text:p text:style-name="P1">^höW#¸ª&lt;2ŒOdý #†#PòÛ…•]n¬ÇðD¾Ô�%{&lt;Pq¹l�l*&gt;Ëÿ&gt;³hœ)dÞþ!</text:p>
      <text:p text:style-name="P1">Ù¨WåhGrhnº#½#fúø=0›¾=Î‰lD/b@‚Ä</text:p>
      <text:p text:style-name="P1"><text:s/>’!</text:p>
      <text:p text:style-name="P1">#p#c»8&gt;ÿ#×ÂÐ¶###8Eò]—k`~8X9éæ</text:p>
      <text:p text:style-name="P1">¾¡_M¸/¢ x®ƒå»ÌôâÐÉ÷\øæJúœFÛÀaµÆ_Ôòv5#ä„“Qù�=d÷€Šáæ;x##ÜòØ˜°è¥üÄ7ö#k:|l#`êF#îÒý##LÕ2„¼/$ÏD4¥ÔLRÄY#7( ñî#`###F”"#Üœ²‘rcMo¡ÄØ#=##´#­±#š&lt;#;�‰„¸±º„üx¼_kpî˜¡sÆˆ²?šn#Èo^3#™ëf#\#vdÍ<text:line-break/>ÇËÐ÷¾cX˜D¦ó§†ßò¬#Š­~„8Õ&gt;_„½¹£+<text:tab/>›#Ïmô2Ó«#ý</text:p>
      <text:p text:style-name="P1">ps#´‡—"2½]È@ó#Ñ#n ämÈ¶V¼#Á½¶qà#Ö<text:line-break/>#'R´</text:p>
      <text:p text:style-name="P1">×#©R¥Åy #½(q–-HzÎ–tž#Š«ã#HQGÅ§#õì³ïižP#™ü�ÚSÓwAŸóç“Ávø¼#§HEÔøoïÖ~Ì##‹¾ýæúÒú#î#/¯Ù<text:tab/>“#œw-lä[¬9ñ</text:p>
      <text:p text:style-name="P1">¯&lt;u©¶Ý.Bo#+[&lt;ðikáC}n�#‘Ä¢ D#"ù#à~ë(j<text:line-break/>ÆÁ#]#¤#P-j�üè#3#ø�Ë¹ÚÍ'##ÀUl"_U5Ùç¢<text:tab/>ö|ãÃ#¼y#•Æµ‰ëOå€dZY#ý« #$ß`#Ë»ÇL·#µK#0ÍZ#¬?hª!� Ú…Ò¢È/A&amp;‹Åý#©#jG)Þ0Ö#O":y)îÓ#ïö¹võRðdbrp"‘‚ii:^CÌQ#c~î#Û#Žàt÷&lt;@ãŠzÖ´#‚ì#ÇÞgžøƒ#§Õ-›0}#ŽP•?U’˜l¼HFìO÷–²#<text:tab/>#†íúÅð¯Yy(@d##·ù8}�÷ÆtÅ€I9#uNÓÎ#«üK-[�É½Ë’‘ÜâŠS„ùJU¶ôíúè.#wcs�n½)\FŽBi�p—ºËgÞÚ‹™^#³éÎ <text:line-break/>##ÖœÛF#¶ò”î’)Q#`i#ÃæÚåpø…§Ÿ`£Vx@PdMâþÂ‰B*ªÑ£###¯A6¥‰‰Íïk1¦uµ+ç#¹#sz×IÐÀ#_U�~a’D##^®º<text:tab/>Âäæô¢#1,¯H©Íñ¿½.ÖÐx´#Ý#Ão£</text:p>
      <text:p text:style-name="P1">j÷*Ý&gt;fíÜYLƒí¦O#áÌè/ÔL¹[ü$ñ ÷CFÃ[B[{éh§€ÁÎY##—;í%¶5Š#j¨ÑÙÉ~qì;K5R#@?e¢#ä¸¥D¹€ u!#0è!±<text:tab/>#9 P†ÃØ÷]=/SÁêž¯T-ðè‡#¬*`““èÊÜ '¬î¤CÔ{µ#H&gt;,RŽÒ”èi[ml˜as„àÿ|U1ë¯ÒçXÛ°#î~}¼D˜ií‰ù‰âÏÃ<text:line-break/>¡(!ß #¡(ŽLéš#�”dYk&lt;</text:p>
      <text:p text:style-name="P1">[A‰R#?<text:line-break/>}—Ö‘â½Il#°¥‡@2r�q.’Kkþ�v`ÓÒ&amp;òŸÅ+Ü{yŽ#‹Kgÿ=ôC•†#^#a##×#Ô†q7¦˜ƒ%#$Õ‡C‰–</text:p>
      <text:p text:style-name="P1">#|Œ#Ç"#)ø#£ªáZ#1&amp;2&amp;÷Â#É~žg¹</text:p>
      <text:p text:style-name="P1">3J“§�ÑC1&gt;(¤å###Â/<text:tab/>³Ñ÷ ·Î<text:tab/>‹##7#Ð#%\4+¼¢ÔèUQt#‰YªŒŠÞ#�àX»€#Ÿ#„ªf(´hdaÐ‘#¨b#a4¸kÖv<text:tab/>°[¸|/mÛ þ�#…b·µb)g��9</text:p>
      <text:p text:style-name="P1">`ÒKŸ#ý‰r#ïÎ—Q�æaxø#üÆQU¢#šú#‰uÃ#ùvÇª#•â¥#JA­##ÁªÙBÈÖâŽø#´<text:line-break/>&lt;¡È)#{t8Äø#ÿ Æ'îß$®#„ò&amp;²q#1&gt;&lt;v£\ŒÄiõÊ¾zÝûãŽÂu9…³gª….‘Æm¡õã[e¥#ý�j'4$^vË°##ê“½ÿ0�Ô¢×# �##Î#gÙaÓ=[§x#“ý#Š/5aæ#)9×Â„Ë«êÕú#À#ù/#b5ê¾C#I}#_‹'"êé5#R|Q¢{ì<text:tab/>7ð•â#òá<text:tab/>{Q‹Rîp5Â0àá»£Ÿ#';îè‰ð¯vèÆ²èð‚�Å£èyÜjÉ,vM#T¼Õ�Ç½­#ýý#cqõûžò³?þQÚºÒ-&lt;µ*µ#ñ3d¯J#1¾5Unçx¿Ffò#ãA)`ýe\�Gm"g5Æø<text:line-break/>m$@…åsëø#öLVz»ïPÂ°Áõ›ó#û#¤�4¡Eï³7š#û´?KA´#�eˆj@ix#</text:p>
      <text:p text:style-name="P1">#’Uï’7xÔ#uaGA*¡ÌÖHñf¬\#¦¨Û§|ù+ÞÂm#¾ãâÛZ³F#³#›#¦wF# €®‡ë² ª„8 ¹8õ™Q.•</text:p>
      <text:p text:style-name="P1">Ü~#™#</text:p>
      <text:p text:style-name="P1">¤ž½`B0ž´v#XÝ‘Ìÿ=QbÃz@@ŽByg�„ä*Š#˜#L±%žÜåƒ#©5rÒ5©Bm#èËu2?¯† É…Àã#</text:p>
      <text:p text:style-name="P1">‘ü/uW#rÕ.mJM¯²·ò*²#šÎZÿwà#fõZ#B7²ªkŠ{qï˜<text:tab/>ØÁs#ã�9T6N$œ#C³¡îºÃ‚Q×V4�,qM‡ž0��{È„éScs#4\ÎFÈ˜<text:tab/>Q #áÍ˜ùhA¢çPÕÒµ¶g#Cí#sx›è&lt;XÞk¸xr‡úb$nª·Rnx›#*u#ß'p’+Ë#œM5{ÙE¦Ù]žÞß6}·à›­è¸¿ð/}JNš6¦˜i—4´õ#2Ã~#ÕÊDh¼²2Þ¬u"¼Rö¥ÐÕ­“?ÔO¿Á©ÑÎ—BWmMCÖA#z¾[›l(.#Ôæï¹âˆ³A8¢dÈŠr©CmUñ'#ûÔ%\”_9Í</text:p>
      <text:p text:style-name="P1">Ð®É#í ÇÕûés#ž�´~+Ú„áò#ÉÆí­Wû`êNG#Ü€9v&amp;­§b•®##8iK²hîB¼çÒKUÝ!&amp;RØ°Ñ¢¹Š÷––ÌŽÃÉ#Ì#sžj1#€Þ¢Üð˜u›Å#”#äÈuÛ·&lt;xã##J]¹~L³#®#Â#”Õ�©rÝ&lt;'9¯ß/#™j_##p±6#¸1ã@##�†#¨-Ý¹â<text:line-break/>x¤N·íEb#ª#sPã7#’ÂÒÑ¨:ý.º¢ƒ€#ôª;—Ê#0#X@0°åVI¶±Cø í¤ÖƒÞ<text:line-break/><text:tab/>#?ù¬&amp;#72ž¡àÁ4-È#</text:p>
      <text:p text:style-name="P1">#|šÅèÎ,z¢ÁÿI#|#ç#<text:tab/>…éÂÍõÝ•3jÂ–#ÐsÑWLˆã¤fjeùßÏZ&lt;Àß·©¶R²|H´®]Ç</text:p>
      <text:p text:style-name="P1">O”Xß•ÁÖWY_¸€G#ŠÛQK~ù"Ó#âì™FxhÕO¾®#3å#@rê[Fy$‹#@±ï·�$Í#AQÒ##)ÐÍä</text:p>
      <text:p text:style-name="P1">an•Ü�Í<text:tab/>ü-àž&amp;Ê£h#’OÅ›$p@#Lß÷s#ž#zÚÛ�õŒE%�W„O‹ ±i#&amp; v˜À¥º´<text:line-break/>gþm,à7°]põó˜5“<text:line-break/>Ñb²#u</text:p>
      <text:p text:style-name="P1">Tý!¸XTpÊFòÚz¿K ^É2©a•ø6`=Ä•†Â_[ Úm�M¢Ã###5YÁ2ìk!‚vÝ5$J#Å»<text:line-break/>Fºï‘­“#2ä#</text:p>
      <text:p text:style-name="P1">#LÖh¼i‰³<text:line-break/>ÿBwÙ3éBÅ*</text:p>
      <text:p text:style-name="P1">î#”»D#º#áðö5êw}øjHD÷’•äì€#xŒ{3B®E3íš¸ëò·[z?Ívõ*ä‚ž6ÒDÀAž¼Ð#Ñ#¥®&amp;ü�#5“m#Õ<text:tab/><text:tab/>„¤Ùóä…×&lt;Aë#)ÁÛîÏ#¦=HæÕoì\0#Ê%¡&amp;)O#^öÑz½›•#‡MéCÝÂjä”lŠ¹TÔ½±</text:p>
      <text:p text:style-name="P1">dæ¢»¥Ì€eÕlxUYw¾Ì#½Å�\#(¿ÖÑÙ##ú(&gt;êÕÑ´Ñ…òY¶ÚTÁJÌ£#�{V&amp;®N‚ˆûN¶Àwj¼·ó!Òá)~\à#7Iª}^1F<text:tab/>@Eu\L#pÑ9F‚##«™`%.#É™#]Ì|ƒæÝ/kâê+Í‚=qÛ’ô%"\Ü'#´ûÝ<text:tab/>ùÿJVB#</text:p>
      <text:p text:style-name="P1">ù·óïá¾›#[`#ðbG#íS_#ÀÉóZ<text:tab/>‡##3&amp;’#ÇR„Õº4w�<text:tab/>…O˜OÜ˜§Á#òÝ�Va(¿Ê%‚#µXŽ##|x”ã·kÖ¢^èþª²yæt#Ÿ¸ž�ÈüM_í##Õ„ ²vt_(oèM#«÷2#¦*"O-Ð&lt;õ#0#n¿¼x»�ûßò²ŸÄ#ít}C¹‘zk&amp;®á5µa¨XLÏ"û#g�B[‘nä#=Ú?›Ê,×.#„ñ:8Ã#-çæg}M¯{.š»#Ü5È#ôîÍZgYxì™Ú#e#ãÑH#n…î.¯#GÁ°#˜qà1=×jwW#xoÓ¥L#LÜ„*‡Ç9WiFÙßé�††ÔyðÑ&gt; Ùj# #r“r‰9¡#Å¯?™»EjÑ¿'�#iÅÂOw###¿×!¡Î$F²UbÝ‘#e:öbdb…úM¹3¿¹I|!#&lt; Rö#jóéÈ… }«TZö#u#u#æØ”C½¬e¼#«ò#É¬Õ##ýÁDç¯³Œß…O"#’#m#§NZ#I#©5Æ(ý&lt;#û|”Û¥�Î#—ç¯ì }Ùq’gÿ);<text:tab/>!V3æÍy°ötyã®ç$�!…5Àµ##½z™6ï]£¥GÜÌ&gt;˜Žü#HŠ#nÿ+B¬•½@õsI7""Dd¦µ¯éºë‹Ê˜jºñ¿.#%ˆc"CðÔ…‚T&lt;–Û£·x'^R–¿KÕ#}{5K#mÞ-ê˜*¬z*Uƒj¦d‰²{¸^Ð#f#©#Û#ë5#1#§\J‹Ûö,g¸úÞ‰Œ</text:p>
      <text:p text:style-name="P1">Aƒu€U$2ÃÃ3š°ðŠì#·Ë€,ý#§#·]�îçGï#,lš##‘DÑÿnDÀKÖ /0êÈ—]bÖ¹—¡c~q&amp;#,‘U´ëTc­`éDw‡Öqó&amp;8¨1–Àä³øãuö#™+2�§\</text:p>
      <text:p text:style-name="P1">c ^Q³¢»çzë#­Â÷N#,-_ì�ô†#</text:p>
      <text:p text:style-name="P1">Æx#–C#Á®Ïuz¯#îÎÔ#ÑTzˆ¼¿#Î±Õû¦ØÂÖ#Þã†* YsK¬€Ú†##ÿ4ŒRó×æ7æ³Xúøßw™@žúªà#hƒÒmû-ŠÙ#¸##ñ˜¯ÈÁèÅÍ¹íŒ0Œé#Õ­WNUôôãè˜Õj<text:line-break/>ÉõtH+ƒF€yúy</text:p>
      <text:p text:style-name="P1">œÃ’Ÿ§-�rµÑ©aéûtïueûå#Û0#ÐåÛ[‰†#øÖ#›0¤Ãà&amp;ƒMmzÎ$ðe¡ý˜ZŠ¹l|#L®þHJ˜FÌ#€’&amp; RÖU5¤„®+Ø0�Œ#U#&amp;¥Bò#ÆÁã"Ã#2í|²¹#À#º#ö/ïÉŸÔ¼6ÈŸ MäL,‡&amp;ýo#sB½Z«Œ7òê_#*#€®ÿ07¹#ð¾bÞÇx�î8õI—^Z÷‚”S£oA#12%,×ËÛfõ##ÇhxÇ[¡ñV#Ô"#J#|,ìŒœM#�# ÀXqƒ6[éB®Ùô­°ª7þŒ¨#"4$)áÛ)¯:ÃR#öÀ¿¤Þƒ�| 5Í©â$\)#ºeÓÞ#ñTA?økEN{#H˜ñ#¹ÿT#†#Y—#<text:line-break/>L</text:p>
      <text:p text:style-name="P1">'</text:p>
      <text:p text:style-name="P1">!czÚ!ƒ®�Ñ##XîÔÕ#-�Î9É2ß#¬´#_M7¢"¶ÆGôfWÃG˜#‚.‚#py¢ª®Ó‰§µ}i ##IÔó�ê[�¢¡#ÉTÆüPa¬Ã‘V˜©²#”Û##›#?xË»8]ŽX¾É#õ-&lt;æñ˜H`™6÷FnÄ)Å&amp;"þDÁ#ƒ#`#\3}pè#¢¥�BýEB#Öbå˜ê$ZuS=¯_Ä‰yÊÇ´Ð±#ÇZ�änµ¬&amp;DÂ:6DktÐçÿY¼‰Fãx¥?„Îx³�ýb­%Ðº<text:line-break/>%N�f#Õ¦2R�î�…Dùô60�±#wi#Çãªl}ŸÁé#n—#lzšó©#UÌ…#œtÛ.E|2##‹&lt;‰Ã©�âíÁ«±-áTª"…¿##ò#‘T=ÔÑ£òå ##Ãµ™3ráî#YMTm#:•¦¶#ÿ9iq{ôø]ï#Í#w#}.R˜#íî°##]bÅ¸Ëñ—?4S„‘µMû4ŒÄÁ€WlØ#DKMã�ñÐ#6B Ý‘B4Ž÷ü#À»(#Cþ\_¼fmÌ‘ÁŠ�\##‘|9Öô%¬¶ê»•§+°ªŽy§v#å)IõÖº#ä}È�#é##ÒFîuf<text:tab/>“èxÚ€�°“‚ná#óX##5{­($ÄâýßÎÃ¹Z‘ãŸ²¶¼€H»›û#ÖR˜ÅY°¿7z?¦öpdâH#Â´üÈÛ?#Ön#óE</text:p>
      <text:p text:style-name="P1">‚ºäôS‰o#<text:tab/>BI/½Q´¶³�Žïã<text:tab/>ZtÕpÎ•¿EQ#®Ýp§"û{…ˆ®]‚|ŸL�2àfY³#74†eRµ#.‘ñ«ƒz1#Šþ#Á°#ßóÚOŠL#¯4ºc}†ð„#/dÅN/'±HÆ�#íV#Jüî—™¿ŽZŽŒi“]/¬^#@Ì�I–#Û�•.ìÖ{Mê[ì~ªÉö4¿e#bÈ’f$9‰™ÐƒÚr�LwÜ¿«Éá<text:tab/>m!¼wÊ- š(#÷£É§Ó!úåÅÍ=‰�ôŽ ÒØòžA¢ÈÃ#Žƒ‚o$¢/ß•­w+ãº�¸�ÏT#O�nÈó·×ÙÙW</text:p>
      <text:p text:style-name="P1">#œLI«s#€<text:tab/>^“à�Ç&lt;àÜõ©ŠñÿjÕˆû®##ï#¦Î1$ÊEà# AÔTÖw#j¾Ì�<text:line-break/>n×Ó#„#+Á·#– �1€9####‹#eT8;æ:J;ØI#“?:£#ßa§„ÈPx#<text:line-break/>*áÄy9</text:p>
      <text:p text:style-name="P1">###]?µ’/ òöháxúŒ¤#ðŠK@õxMW´#É|…UW</text:p>
      <text:p text:style-name="P1">ÐÙ#</text:p>
      <text:p text:style-name="P1">}ß³#žW©œéHõÀõ5s†ÊÏ²Ë#Š4l#éÐnÎš!#Ò#41ëÆÂ;oË­uLËIOÉ@Ó‡ËŒu&gt;ƒ#;�p/dùÞþ4é]L#ŒŽ¥ÆQ#( ;‘-3½Ê‚©ÔÛj#Ž##EB`Äd#››##TK±oÅ·Œ!#êQ#h</text:p>
      <text:p text:style-name="P1"><text:s/>š³U¢=ïÉeN4×rxu­#ãQg#¤ÊYçPçm0ŽíG{4Ý#êƒuiw‡ò¡u5<text:tab/>#&gt;Èª¢úù#‰FÈWI?B,û°ïœ#ÿ#cÉ,ÏFûÊ£#« y<text:line-break/>pNö/båÍ·Ë¿õ#Þ#1×Ú‘¢Û#:ª##"3a¬‰etÌÎÏ\UŽdn‰ë™j �xÝ#'¾Ü<text:line-break/>p¾ü#;üöWrtæ?=Z#«ÌÜSé:®Íí�v¥¸”÷ú±s�o°|##¦}Ý!·¯#ÅK¦H©šwØ€&amp;Ž¦½#hhx¢í±aûF°¼d^ÃÃ&gt;ÈÏü¬ÞÉÂ#«b~It+±Û€5hÐÙç–î#òæ#î¾Õc÷ëŒs#£Ë#å#¹%cÔM&lt;#üÀ¥.úŽÇU˜èBù</text:p>
      <text:p text:style-name="P1">Ì¹M#æ#/QnÁ›#ª€é‹³N,…ŠÖé#)ûËQNÌÛh+‡;æ=£"�öMù</text:p>
      <text:p text:style-name="P1">ÖÉ#œÍPÉoçPØúAÖí¡CÜwŒB_� �¹ÌÓ"ï/—V«óol@ï¥)µ�„#Š×¾##ËkûÜLzCü¹ø�î#œ</text:p>
      <text:p text:style-name="P1">#ßØ</text:p>
      <text:p text:style-name="P1">í()6#0#HŠžWjÏvúþëÄ‡ä Ü~�ª^±¼¦3�”š½X#ÝnC]4¾S0 #5Ú#úë#³šH³«‹‹ ð#ž.È¢ÎÜ’Á!XT#²pärCŸÛDÑ›Ä›#B@yõÄF�ƒ´g#ÝµYËe¨�e##È#*êÄ‚¹`õýL#’w#‘ýÆ##í#P&amp;2yj€u¾ñER î´Ø²#</text:p>
      <text:p text:style-name="P1">SŽø5ŽV9%U&lt;Lÿ-%£-#¬&amp;#`*¦¼oÃ0á–.Iƒèåd¶©#¾Û×XO#:#DF½8#'5Ú”:®ªƒmÞ¬d#×sêßLø&gt;½AÛ$®·ƒ-�Â#§K¡«k7œ$ŸÆ´b?Þdl#®M#è_#YLš³Ë™Þ•#ˆô¡]ñi°œ p<text:line-break/>‡œí†j##‹]æ?†KJ‡: &gt;#‘#faÆÙ’IêÿMLí#Ëë,Æµ#Ë%µ#:’0¾º„¢#6Ð´§P#ÆðÀÅîˆ´çE#ÿ€—„¤ñ#yh¨·„Åž¯]«»nt#ðVØ"ÇéY#˜¼Ùƒ¯P¼Æà\Ä¿ˆV,u¶Æ¤Ù@Nb‰sù#¹þ:æv¬ØÆ©WÅ+|#ò‘µÞÚW–ÿ,#n¯)C;&lt;®¹m9hµoæ‰ùq9¨9²ÜÕÎj fAerËàkìG_Å#g¸]ß§4ªêð46sìÓÆbWõ}‹#Ëßâ©=g£tŒ;ÏÎN‹àAÃº±ÿU�Ã#<text:tab/>¤ 1ìoÆ[z##¡YáJ‰#LJ±÷˜µge|–ÉM’;ÎO÷_çï#á6Äe¦ˆe#%wî#ï²B3.RÁ#O|#ò#ÖÃ</text:p>
      <text:p text:style-name="P1">ž†C¦ ð—Ž`s6|•o°U##)’ji#n°š“#}Óä­##¤:¯\MµÉyøòó#�5¯kSIæ›8#µ#zA0ì;k¥X#UóB�#Hã#~éP­'©[#�›œÔØ&gt;3åwV5_#ÒìÐ³À#I?##;#¦ÛM®x�#{Ò@éj�%=¡‘TQzœNŠh</text:p>
      <text:p text:style-name="P1">È’€™#ãT#_qÛÔã+@hº&amp;^¶¨¤b5Y–,#fe;lTV”&amp;2„ë`Šê#L‚#þ=Œ¹½�j#�+ªé«ûQWße_Ößu#è�—Ò”<text:line-break/>Õá#FSwÞú2³½xÍ¨+¾|r#´(àÖzÉ»ŽÅrÒxFWGRhb&lt;+r…„#×D#p'.•£œ*#Y�#¸¡ÀVhã##ë#Ýr°^º'XÞ³†/æºû/Z#Cšà�¤<text:tab/>ä.±Mò0£)LëþH­Œ#Îº#]4“pšÏóÜ— ¾ HŸZ#“À�Ó#�ZÑÌ†oXæ#ß�/½lÌSU�‹SPæÓÔ${¶5¼e@žgñ�´FÅ€q&amp;S/06<text:tab/>wA~w##thR7=f#o#]#;ÍêA¦Èö«#ÌC†˜‰Œý#Ø#¦W]Å“£Ë}ç·&amp;Êjò#†•µ#Æž8u»ü‘b1lÕEï¯ÞœÈå#Hµ#«ø/×¯î #{h#º#cäúÊn^úœq¯»3»R#Û.ã·V:»~öÊ­™8ì1ƒ’(Ð¸X#¨x#'ÒŸÜÝp‚Ø‚ñê##-.ùuÌÒži#ÕÑ1^‘õ,Bn.ø–ôÿ#1# #©#*XóÙ¼°X\ŸMI³† ÑOCË)ðÉì´È�vÒŸ9Y¥&gt;Øtý R‡8¢R"#�fPàF"eß©�#ALÒ¸ä6Âä�æÃl·#Ê”ºjb¼žê†˜ã€÷Ap?T#‘Â‡›Š^aÀ*†Àu‡¦öš#gœå)„zŒËÌ½‹XCZZ¸ä&amp;¬¤1#grr�]|øú�6ö9…K‡##'|sã:‘ú#œ<text:tab/>#úàT�F ?g[Ã`M·5”<text:tab/>x/# ù¶¹/1¼¸Âˆ#fgÓ,ûÌm7�\ð#ÉdÝn#æ##ð0üÞ#q#g#ZQ?/æžË»¯n¦�852.ãGÔ_—#Ç×çâÏê˜RfÔ8#ÒÐ_ÇCb#›ˆh&gt;L+YÕãz#ó##\y¾e#Ø¢ã¤›y¹jôÇ¾í@&gt;þú]©.�þ#\Å*�“wvÌ¨T$°&gt;•&lt;=qmà¨Ø€¬</text:p>
      <text:p text:style-name="P1">¸—Vº5\{_Í8LãS#Kqˆ«4V#‡#Ñ#J:{‹q&gt;¹Ä£²ô�Ë­ág‚¶H<text:tab/>¶+�##ë_(aX#°„ê£.ÐäP#Ç †#ÍrŒ# ÖÐ#Ñ¼ßóá«Q‹UäRåµ<text:line-break/>O#~€îIRÈ#&amp;ˆ#[A+#éA‹ÿ?¿U¿^Û#ÐªâAçd0^sÐð&lt;_ƒ#pµ0¬(z5+bUé#*ë¬<text:tab/>™~@#mõ#*Uwt#½ÒÎJ{ZLÅÓ˜@A4få#úHÄ#¿øp¥»²×#N‚j#û°}#§p#ÑÝúwödOð*ñuå:'¼bëâyk#¢ofÉH)híf-Š¾#‡å~i##°k#:ý�YË´¦ç#Àg#V##+#xM‹iSÙ°#Æÿ<text:tab/>¸ëY¬.#|ÅaÜp†®ÔÊH}$.–ðŸb‰Lwœûmè^Ð¡ßn#ÕÖc0ÀùîÎÚ}#útÖ#ƒ#4q^'[ë#š–Ò„Z#ãÚd2<text:tab/>›&gt;A;á•Î</text:p>
      <text:p text:style-name="P1">Ž0™Á#Î úÜÆ&amp;#Üíh�‚#œ/î<text:line-break/>1µšÝwõã6ÏEe‡­cÆòÀ¡¹l$W#ú#œo•È�qÈß"¬±�#äÙº0#RÙ<text:line-break/>i’ìŽ’2G#Rg(A$ªé†]ùÔ?1™êv‚¬##FaP<text:line-break/>[Îµj#—¸zQÂÿq<text:line-break/>Ý÷#à·Þ…ëÚ gÁìµˆôX9öJ#v‡”Ð–Bò?T…L{�îÍå#tµ-šfê0#¿¹òÝ~ŠæH†FH(¥XŒfóè�Òî¤O ik##ÀÙrqvW£ceÞá�#N<text:line-break/>6¶ÕqZ¼#Ö­iyi£¶}ö…˜bKèê #Òe?7ë‹5rKIÉY#©¯ªª‰&lt;æ`x²#‰#Û&amp;&lt;"*%Kµ¹#DÌ_‘«D&amp;Kv‹Á1ñBŸu~º‹Í7³#úä8O#í##²šâ#m#´Ãž�9Â&gt;×vQ)Äõˆø*”2•#£k£™’#F#</text:p>
      <text:p text:style-name="P1">÷�`Ÿ'WLl³§£wìLèÁ^oP’#W™G…#u6J¥ãî4–j²œ¶Ë�Í—²#ÎF@âp #</text:p>
      <text:p text:style-name="P1">r×¿÷‰Ky ¼ýœ¬XfÛ`#QÊ`©(!a¥ñý~‘fÒ#îÑÐËPK÷�=#¸ãª¾.¡Cúm"/*D¥</text:p>
      <text:p text:style-name="P1">–Ô#è5l-ú#¡ƒ®#¯èy�ÍAw„×GofÛLKß¿í#&amp;<text:tab/>cw‚¿Œ##”Ïélv#‹<text:line-break/>™¢¹å�t4&gt;–ÇË;ü:µ#àç/¸›ZÝÐÌ&gt;±Z“”‚#exü€B™»Ôdnâ“–&gt;f.ÔXÁ¸#d<text:line-break/>ø#ÿL#ëà#2–é#›$�p#&lt;ttmú#ãÞ#Í<text:line-break/>36#XA“×–X#•Ü�?¼µâNÃ+Y‹’¸#D@Jã‰u#–ºÁÆ#4¸¨µ&amp;LPYŽ})OHôVN¦ø2ÛuyX«Š‚Ü±«###ÌŸXOÃ&gt;K½¶;&amp;M#“Aþ$'#™¥ošg</text:p>
      <text:p text:style-name="P1">Fƒ¿P&lt;?‹¿.ú#–&amp;ß##U–ˆ÷•ßú˜Ç)ùzõ ,¯Ñf‰#2`†##ö#Í‡ãô=oë<text:line-break/>##�Þ)&lt;=è#/##2G?Þ´ÀJ#L�žvSù‡¡Âj­?###üÚ¨êw´&lt;Ž´XÄvÏ#÷Œtyq#a#ËˆÇÈÃŠ•&gt;žÓë)rÓYÁÓ&amp;ðMw(JÎ</text:p>
      <text:p text:style-name="P1">’I³í#«�#_#@-]V¸n]ÞÏ#ÖþÝ#¬›Eà_ÖÂêœ°:]p#¯|8ó#ÊÅkìœëæÊkÞ#††Ü�#¶-½ý#èÍSW¿3”BìáøÅi#¸i#(=ªžF#+JUÅý”±$;Ñ…ÐÆ¼ÕÓ�jâðŠñhÙê”HEù2Ïà­tau</text:p>
      <text:p text:style-name="P1">ª#†T$%°</text:p>
      <text:p text:style-name="P1">#÷™¸°4(êeJkÜüß.® ‰z#&amp;®@çò#=‰|#×Š�ÐòÅ#DÌ_##š@Ê�4©å#Ùu†HÑ²„œ#Û¶#c£##:œÔ#&gt;ôËÇB·Ï}´Ÿ+�.ú¯°º¦¿Œ�šjü¨&gt;9ã#3Id.¯#GM“UQ#PØãy#¨®#G¸È#·##¸</text:p>
      <text:p text:style-name="P1">¤IªÚ#Õ�#´J\NJê.²é[Ì—S=g§Û¼‡»V…ÞI#+³`èj[Tá</text:p>
      <text:p text:style-name="P1">°ýø###£#¤Ø###—BŠ(ô&gt;TßhÀjS#¾#<text:tab/>œ</text:p>
      <text:p text:style-name="P1">#×uZfL&amp;^¶×»Æ•4ƒ˜R-#o$¸##´åÚ•Q�«-6§Vy_Ç·ÑPe™ŒÓµÉîˆ9~UGbÄç·ÄÁ³<text:line-break/>D{q 1Åy‰žŽë,-Ìom0ñ#äÊbdýWz^‰#=ø ç(&gt;ãûŸ…A…ÅË3Ž#e^§�¯ÏÂŽ#�F¤F*NÊ‰##xd³#2­í?#L#ƒÒhö›gqÞóÈ®wñ`;n„{§´t&amp;9\} 2ø‡ç…³!�8.°‚'üøA#½6<text:line-break/>ï»Jà7×HŸéõ"ÌËÆÖÆ%ê#ÞÏAÖb\ÖNb6sv</text:p>
      <text:p text:style-name="P1">~’�Zþ’w#¸W·rhd÷Â#­­f3 ä»!~ƒ~®»íDI³(=jÏµß�ˆ€G##ã¸�!Â</text:p>
      <text:p text:style-name="P1">#¼ˆS¢½4·1™Üp­�g]‰#ø)è#Ô###à#l@óxÖŒ _º7#Eã“È‹á\¹@#j2„uøìLu#Ö–#Ãâ ###±™@#-‰¥&gt;Ð|þ»##Z&amp;G™#7´×|j]Üž¤<text:line-break/>/¦€]2�##W#S:†½Ÿ#ï\#„;ÎÁ#Cšäföá¼:#ÈE#šôíØ##ºý5JP‹ž�ã®+óÖò²8ŽpÕÿ#Õ##W#-‘�Ñ�ÉÞ#‹u@+#%‚A…$4›#Ü©Šßg$#›Y¬Mt§“7@º´èíR¼zÞ)üýž#ÇèD%CM<text:line-break/>¿�½#t†Ûo#;L™±Ža³[3�#ñ¥#0ñòóbÀ¿„@#hS##Šü–‡ëÙÕ*¼Zàþ6*#E±M#¸#ÌV¶f–G2H Cî…[M=š#c]¸úš-™€óÉ›zwr#ÿj<text:line-break/>\°H:kX,Ö¹~\¯• #H”�ÐÜ2¶Ö£#t³„ÑR›#÷ŽFð›žÒ#›�x#Óêê‹ï¾›#»vç¬2‡ôŠ�|ÒX#jÍ:˜EÛÊ�t#w#þáàèøaRçÅGá¥€šÄ=æï¤)Gí_ì«"VP.Â^Š¿i<text:line-break/>qºÛDœñm#u��Uí#x_Îh{¾~#êò#d]¡ód#„:Í@¥âÕÈÖZR|cõ-^Õ=~^3�¹I1)˜}&amp;°Tù/CžO_:x#p5+"t|äÎ#a@.ß—ÊìÌ##íye×#2u´#Ç{ØÒ¡CYHÿrªÕôÞuŒ#ñ</text:p>
      <text:p text:style-name="P1">ÎHT¤#d¦û1ù÷�Û‰uÃy#u¬;xÊËêVg¤‡yŽ'#N3ÑÜš€Ì<text:tab/>#9w(#¥#Y´3ˆ#lÆøG#°m[ÁJ§#8(=f^</text:p>
      <text:p text:style-name="P1">²#R4y`#µ‚ÒEÅ“}Ã?#HÎ#V.RÎ=Át#2v'qÍU—#á#))#ã3‚ÿ#YÌgµ_û®T“#–PG¤h=#Q#m‘</text:p>
      <text:p text:style-name="P1">Dò#Æ·ÎÈ)Lv¬—Y)#©Fø¬Îåê™;ó#—Ž�Y‚Õÿ�éLK9Àµ5¤ÍÚ|c$#îãëÓ ÞW_þTv#9ûÞ8œ“#‡ÿz°¾#:ž#¾ž-o##¦Å#ä¸DoÅBáŠPj##ê#ä9#Pj„´'Ý{#QM#‘õwÏ¯‘E&amp;0kRSÑ#l²‹´èÏ¢çž¬å?™ì¡%ÀúÓc±×(ÇÁ²#MÓ{�#�”ùKòBZ»¨Ö¨v#e”õf %5 7—ÿuà²GÌ2.ƒ</text:p>
      <text:p text:style-name="P1">#t#Q#EMÔ##¤ÙÃùŸ(&gt;¡##Q×##<text:tab/>«9n›«UÀ#Mê#žV[À#J§”8½-ÎíOúúñ_;J³#7ß2€þ"¼¬R•®”+š•u8�#Çu…."#«#É�âí*SÊiõÄ&gt;Ô-¹ò&gt;þ!¶‘¡:Õ®"Åµ{â#×­@¬•#$ØOˆ!ŽÞ4#û#i�œ<text:tab/> «ÓgÚÍ)ºhK<text:tab/>"PíyÄý#“#Ö_ö•ùúÒ#‰ƒ#úÍÑŒ.�ÂØ¨Â�» m[fìF˜x!b#K©‰sÉ¤4Ã}7’+Þ#ûˆ9LÎ#¢Éb˜u4ƒ7y_ÄžYÄ#Êæ½#ÏúâÍ{Ï#Þzð®r<text:tab/>P###,#×Ÿ-Õ›þ¤aÝ£#È†ºy²û¦d@�¦Hï« ”Šc`¶##ö~À-øëâ*#&amp;U#Ð¸u&gt;i##Ï˜</text:p>
      <text:p text:style-name="P1">l˜ß#I‰ÅÞžÇó‘úà:(³xœnƒLõ†U1oEŽ$Qõã#¨{»+•#lPò_˜#g€½#KültäVG™à;e##|èeÞª¹‘?S]¿@ï~•˜gÔ»‡#æ#rûÜ ÏÒ—½Ú²i×#Cäq#õÎ#5µr UoNm5#+õ�#ÓÓŸ.KÂ"&amp;Á_#¿|]¾'µ#v îd•gP�ÒŸßMé68šù##/#^îƒÁSú�€b¨Ì•Þ·QÚ.º’Bt#WÑãå #<text:line-break/>‘;"Ÿã¤#ÞÙ­#(<text:line-break/>#à2ŒQ–Ý* žš(P»0ªu:{W¢…‡—PmÒ#ð9éM:#èópœ00õÞ#]H[°Ïï„&amp;#æãÑGÀ8ÌNgL�: `Ê#Ñ™ÔŸv</text:p>
      <text:p text:style-name="P1">«pha#n”‡###çÇ¢[BÃ°o)#x#ñéyIbòX€º!ý·ô&gt;å°Â„ÒT¿P(×]Zß�ö]†®#C`î#ï¾T ôÞ„k�þ0#�5S–‚ÏÄ7wa####ã Gv­#Ð&lt;�€f«</text:p>
      <text:p text:style-name="P1">Ï™­#_œüò##—´@™ÞÌßäú*.ÏSð<text:line-break/>ÊñZn|€l›bÒ½#]*m£¿R=zÔ°tÝál¯Ž€Ùn5÷(#ËM{##sÒ9(_T3¥<text:line-break/>êÙ¾##E„mI˜,*"P`0‹b#5#©¹ÏK#‰,#|0*œ“Ûî:þ6Ot# ÙùÇ#ÐÃ6”@øÎáÏ*œª·ì¹[×±µß Ä#8&gt;Ñ‘Ò‡`«\°{øÍ›ëÙÚjb6&lt;#z³UÝ�Ù’™x4#}ï÷B#TÄ�� X^#ÂŒÑÙ»hÊƒx#Zg0:f¸Ë‡9V¬–Înî°#(|P4ìœA<text:tab/>Ü"#ÙÿTÉ#�|¤:‰%Ð\Ô#a9MÙ7##n¯œ°ìÞd^=�ôãø&lt;^=¬¤f…#Ö¤Ê##0ŒÆ£uOSí<text:tab/>ÉþgñÐÃ£#</text:p>
      <text:p text:style-name="P1">Ÿ~f¬# s·@Í˜¤ï#]ƒg7s#</text:p>
      <text:p text:style-name="P1">-©#‚ÿ#Ï'z#”#Hò#Ù7ñDL´NÓÌ,#Î´Tþ•î#·#r¨“�í×òû'yxW2°ÿB!õq7‚#‘ºàq#!/H�Ú2�#]ñh#¹ôÆ·Xp“w##&amp;O�ûu2‹phWòÃÉÁö–×±Ì#@’&gt;#ù^¿t#°høÒk]§;id_U3\ûÿ}TÁu¢] Š#T�#±ë­†¹œÜcÌ×†ÓS³#6qÆ£6#Lv¨n)¸8žÆ#:~Û_ ‚#rÀæüduÅ«Ì+iÁŽíÊëÓ#»µöæ¶Ìðä#±HÐØ¤kî©¶6ÄÇ#°t£CéO{KêÄ#rÿX'¤IÏáI#áj#Š#Xú‡w6öþGÆ=#</text:p>
      <text:p text:style-name="P1"/>
      <text:p text:style-name="P1">Š´Y</text:p>
      <text:p text:style-name="P1">Åp?F#L]û¡Ÿ±Å�žlDà¹t–Šc##:#E±¥ëuY'#ÏÇÍ#†’gÝÌ#sFê½Å"JqúõLºÐ”K6úwã*,º›‹¤re0ËÒ'#8###£�jêÉTxþ©ðd�Ùo¬˜’·7-å�t@×#0÷e¶A‹×[#ä¶#™r/È7zÉî#×“Ö#_Á¸w°+Á¯o¤‡4)Ç#tÁ]W|#›ài†´ê¡Æ_­m1#r§›f&lt;}m”—éH{¥##²¡Ö#üªÙJ{«ŸèªÇ#çFâñ‚ü#µ<text:tab/>ö’e½</text:p>
      <text:p text:style-name="P1">:.O¤TÈÎ#¨Ìg0!#ŠùíÂ#£ÑÛ?òÿ Ñ'Ö±AœÄ¥�hˆ|okŠ^Y#½#&amp;hlÕ¶e›ßaVKÔÛb÷##"¢‚Y°V#×gAGYZ–(<text:tab/>#†Œíøëäô«S‚@·##<text:tab/>Ù� øÅ…ÍUÞ»U$XÊçšA##Ò#(Z1¾’�B¢‹.MàÝ�‚m@‘HKþRFt&gt;,‹™m#¯Ô##º’ÂÉSüC|í##ŒGâ‚MÈÏuœÓo)Ò'jÔ“Àä)oÝ»#¹NegcÆ5œ#’ÊkG¡ý#þâ¼8£‚Ü¿###P#]Ie#³î�jù¾Ý¼#{</text:p>
      <text:p text:style-name="P1">Áâ/'²DGUm#+–R³æÖ¤Y)T]ÚÔóÏ_�‹x~#d</text:p>
      <text:p text:style-name="P1">É#Oï-Cç#ö}u£1¾Ð€K+ã"#ò²##o0$=F</text:p>
      <text:p text:style-name="P1">0!i|™#7KÒû“ò'}„ÓÄ8##éÉO_Ãk‚„Š"éÌQ¦`óBYÿ]ÌÊŠ®&amp;|(y;(Wï##w^|%žµã#Pt%#¡(##h·#¨{ƒÀÚD`S=Xº#QÁxI $Š^ÎÆüË#jC³</text:p>
      <text:p text:style-name="P1">5e6¥#s}CËÆ#uÎe¹8»êÿe#·4—I»#F6»¢ÆÔFå9ð#‰NyE¤@qÆ</text:p>
      <text:p text:style-name="P1">+[òf#3ýœ7”</text:p>
      <text:p text:style-name="P1">ø##Áh�ZM#JÄäë†;#9äªZ¸ôÕjS¼›#Éª"ö¸xv)†ßZEt¤¨§˜ûqlnÿD2:</text:p>
      <text:p text:style-name="P1">nEäHªsuïÆK/,þH#Ø#çA£VÉ@u&amp;#Áh3I–`ÒS×(íY</text:p>
      <text:p text:style-name="P1">|~7Xéy1�µ¼0þê8Ó}8œe¯##ÄÈ2T¼ØõiQ‹×µ#îp_o�Ã¥$— w°BÖÏ#hz&lt;h�¦¯â¢Í©tÍ|<text:tab/>s8Èc®á5ˆ</text:p>
      <text:p text:style-name="P1">#›öŽ“%˜#ÅCÅ…f%aE‡#¹·#uùñ§0=Âî`?§¼`ƒ£O“Î#w¦öŒý’ïéÄ9¢#÷Î#�3Ð#+##ð¼‚c’ûãUw¥šG`ú.6#8C½…LÃ9£u6ŠË</text:p>
      <text:p text:style-name="P1">«`¬ÂŒxÍU#ü;¥²#�˜#kEtºN#p–½è\èÀÊZ¡#U##jò³ÎÎ„ÜÛCCjÃ¢šíê4;é%¯ŠxÚ·ÒX#˜’ôC?žlÔ5ódÖ`È/j`W6s)#ÿK¨&lt;«pz:phTÕ##”&amp;#‰#þ1ë’U#¥lîÿ###‡Íc#qŠéš#›L_#ÓÃ*Ë#yÕÙÜ±Æ##&gt;±È?£¬(Ð7F¥#«A�Ø#öñÉ<text:tab/>Âk(R#CQjrîDÃÇ[ý¶#ô‘èS5)0##`\ÞWÌª#s}MßÃ˜nE],�#lNÒ¨#9òv²¤66N#+--Žë##ÄUG¥#ZÞ#ÈÚ"#}ÑGôy+1%¾øäáNK^–gô·¯#Œ‚ýÌÍÛÂ#ôÊ÷·#@äYÁïlw¢�ˆ³¯#ý#¢T1ñ}#Òžª #¥ph‹(�w~¢Ê£_}UÕóÈäÅH¢x¼_F?ÀÂVm#1‘ Óƒ‹ýæÇç##Z�Ç^�ˆ#lh0­JåŸÉ¾�HÞåÊ$j</text:p>
      <text:p text:style-name="P1">Tœ#¦×Æ2–ÆX¦Œ¥�;ð!#“ÀòÑsj9¬¼ëAª·.Ÿ-¦±}ßOƒkrêräsJu»Ý#ü#éÍ=çJyXóD»¨Ýê#_Žn#6«•üãÏËÁËÁË=Ë}Êç›;ÍŸæ²ó¢.iC—_z‰##@ü¿Í—˜¶ sT9¦¹«&lt;ÒÎhï58åHå#åLã#Í\çJsV9ÓÞv#.þktïT÷L»esjåÁÍm;¾#;I˜³2~.c˜#´;í#ëÿ#¡ªz~ËÖ[HQµ#4A�Í¦&amp;ô2EíŸK#}÷ÝVxK #è‡)«ÁUŸûæ@ƒ°©#ó#ø.#¯…&gt;ª#TëÄ(±</text:p>
      <text:p text:style-name="P1">Q&lt;ÿ8g</text:p>
      <text:p text:style-name="P1">#F6­zW(ùàNNÔ^„áºoYWòkx]±Þ#:[p]é—ÔùÑ</text:p>
      <text:p text:style-name="P1">öNìyÕÎ#y?®ÌË#³ÑÀ7â¬ \#„È™#E#ÿ9©"‚~h£dñ##¸B&amp;jDÁ#¥E#4Kõœã«V7ñÊZ&gt;#¨KÄêÏa¤1o[ë#2œc#X'#h_Ý|¡'²#?Ä}9o32“\—ŽEÑÝ</text:p>
      <text:p text:style-name="P1">LÛíSÅDâ#tSx#eíì<text:tab/>†œù\Ÿ×b'#Û\ë#öWÙõ#²#ï!„[CºR‹;=º'¾2ß’}îf ÜU#…M?ïn(Ý!I¼¹–c~#5J˜,#Å�b„lÕf1S.i†û)"‘]</text:p>
      <text:p text:style-name="P1">‘pohå9yôº’ƒ-ÿGñ¸¹€`Ðïa##ŸŸtùþ¥¬’p#Rªô3Üƒ÷Çˆvz4ÆƒW¬v:R¥H�7árþ1##kˆê“ð¤Ùk—Ñ4YòiÌ•­5#^Ø$öïÍ~Î÷Âò‹YÐ;+#$¥*â÷”S÷«Lºc¤¹­“S#1^Ñ#j�eóÌ�#ÚU­iâÝCŠZEMei#Ž¨*ì#ª˜¥ïáš¼#ÊÜ^Ul—#Í�æV#v#†#,zTÅZ–—#UÍ &gt;#ïå##¸„V!›õÃO«#H„"ó^r##bdÂfÚ#Á:##’˜ê^@Qî2œ&gt;bXgº,##FöÞ#NãØÉ9#I¸Äo</text:p>
      <text:p text:style-name="P1">@˜|#žƒmˆ˜(.<text:tab/>RqÄ#yàº#õ)òe¹±<text:tab/>°Pë­Üåv1ùcúhÿ*#yÝ^ã¿/#.#ü#º#¬&amp;#Bª#Ô›#Q#I.¦:¶®#âZr33²ÁŽ(f³–vü$û’#%1�#<text:tab/>#x$ÂhWÜÐ»ÌÂ</text:p>
      <text:p text:style-name="P1">þŠTkÊ&gt;¼µûz®=L¼‰Ñ_#°Ê�#F%ðÖãŽ###Äþáòëÿ##ÆBÊ8Kº##�Í(ä4&gt;&amp;…³`Âú�¬5+ÒsÐü”Ÿð#&gt;¸#ŸJ£MÕþÔ‹9�íCù=±—'qÔ*‘–Î¤…UYgº§5#¾ç*{w¬8ž«•#’êµ•3#¨döm“ò^K</text:p>
      <text:p text:style-name="P1">ß„&amp;ÆÙTx<text:tab/>|žÇ´ð¯f—�#¡dje×Eg####º####9#ÈV#F£IÃÐ‰¾R¢6Ç¨#oƒÉê?Û�aÿÔ"Ç'F$Ý{|d83/»ŸæÍ#çû#”�'Ô;•Š±«è¦õ*œuž#ž%##_—Æo K#úSQ##°à#¢û›3pf¶Þ#e¼ {&gt;æÿ@?è"w·=2#Ç“Í2##^£€Hf##è¤Ýw¸·~”mš{ àÄ5#@-Íi¿$ÆÀôŸ¥G#‰Àën#X¼ÞÈtÿ]ÄÇ0�###ŸX#þ04+÷ð#Ãz�êPªÝ¦é m•#%aaUc7¶ÝË$w:&lt;øYÒmÄÃ $D"¬xÈžÈÛŽ$?#Ô×¯›”ˆ|ú±Ò#hªº#oO�p##ËÔ</text:p>
      <text:p text:style-name="P1">ë(·¾ÛK™jqShp$6}½|Å#–#.Ê¼l#S#Ÿ#:e½ÜÉ#Š˜+Ô¾®;Í</text:p>
      <text:p text:style-name="P1">�jñŸÛ“åu`9›éþx#$'²ÄZël#&gt;%Ö#Ž¸u‡ßÄáƒ6ðßnßŸ\õÄ#V¿æŽv<text:tab/>H##ü²’_#3kã+G#ŠiÁù‹¬udÇr}ÆCCâ†”°Nã¨×®u#Í|3;mõt‚qI¯e˜0µk#t�ß}ÊnE`á8týÍ¦íÓ‚öJ¥vð¾ccÕr3Þ#çê#{®..—�œ½�Å•&lt;=&amp;Ñ#Y#h#ò°</text:p>
      <text:p text:style-name="P1">R#*Î(™pjä+6Y´ÖGYåš›Î¸ÌÞV<text:line-break/>Æµ�v#ÏºÀ�jyu\ÃWÖ?gÜÒŽ#_û#ÄiV#Ó†èô…¶…ÒL£Ç|6pvná<text:tab/>ùt4ˆb#ÃÅêþîB÷¬æÝšiï!Œœà÷Ì²#˜7*šî#ª#Ý¥ŒjF²Yªcï#s8P#îáùÐ<text:line-break/>Ü�#ÿhƒ#èÅa#\WpÔ°##5Ù´aäF1#÷Ô#Í#™“#?j¤×¥##â"Kôì3E_\ŒïÖpNÕÞwÖŠ#e–1ÍÏ#q+#k#¨æ¦iîæÌWŸ±šÚËi‡###Q·®ñ˜T#¶ßÚüø#µz†C#Í�ß#‰tì*Ýžø#ü¬eßVðLfýåð„É##*H%ë#]±Ý1}#‡¹?¤ÿrSŒwdBiR#ÑcÒ¨ÈVÄsdù4ƒP½×#z½#|##zÎ-#&amp;#Kf#Ö#ïDS##¦ÇÞØn6·çnd-2É¸8Í\ŸïÏV###Ùwul-N)ß˜›‡n¼#&lt;„X‡“pô]Ü�êí�cì†�ÕH¹0J@à–Ï‰¼Õ¶Ì#íô©ÌýÚQîs?rlòmY‰·ôeAC€áê^ŒœxÆ…_&gt;¡ˆ#ñÎäk{L•Ï#<text:tab/>¶€\ƒk€Pãé—</text:p>
      <text:p text:style-name="P1">Ÿ’ãÅ{ÝSóï+„9…$#jÓ#…Ö#\¾„[±øù—?%Ü…p¯ès‘ù#ò•q)SQ¯#Ó9ÍZl»þ«ÌÍT#åŠ�#Í¼‚^TËâ‚fH+c7ÙŽ³z—2##f#é3Ò#UªÉ_&amp;¨?Ûìô·ÌkpµœfŸ»`PñKn'¤lâq/#A#�Ý58eæ#¨#Ý¶tØÝe^‹»XÀG°ax§ù·ÿ}˜ŒÞx=Î®Š4lêß#bûóèÁâr¾œ`›#×ÅŒYBüè“#3U�'Œ#:i*³#L#ÖüÁ`#“‘w#gi›×S#÷R^#×#&gt;�.¢~#}á”CËÃ~,Š%¶ü:"z?@EÖ#§«À“ú"W°š¸îÝ#†œR³C¥h#VUÖ5òÀ#Cä£]#Qê—ðÚÒ#<text:tab/>?*ldoþKÙO&lt;:–#3„õ</text:p>
      <text:p text:style-name="P1">&amp;Ø³íõªWê</text:p>
      <text:p text:style-name="P1">#ïáíÄãò¡ÃDé#’yç]¾#ÝT¤úq@£Kiªát#¾*Ë"³ÂÍŠëm¤Žµ¦ÛÙŽËà…XkÃŽzý—ô�×e</text:p>
      <text:p text:style-name="P1">í5#–<text:line-break/>?ÿ#áÀO##¼&lt;<text:line-break/>ì3ì_×³|?B,‡ÔG&lt;# *�#é=Ç|Ü÷÷µñbÍ�Œ©þ$#tÚ+E#|GK##ª$#û-Ë“í#3/€#†ÛÓåìƒ#P\Uåô2#ÝR#=8Sý÷M&gt;‰¾_\â]vP’[œ%úNž°æ##Ez#'Ý³Î[ðµ¿i0óW`$#§#§ý#sKê<text:tab/>E±§�j}šû+##ü0™|-ƒj#CK¦)ë#eR÷pØ# #Œ #k�6ê�E<text:tab/>&gt;©-4Õ6ºyQ#B;ôàvC§q(ªM#¯]¢ÇÜ##&amp;4µ=ƒšý�P@¢#×ÚÆ&lt;#úžÿ#Ìh#1ŽÙ‰Ï³šŽ¿ï€ú#Jt#ð®(#ý!øó</text:p>
      <text:p text:style-name="P1">¡ñša5à#b· Ea¹=ÍX¯]óÎ,‹#›¸ŸÙ#8¤u</text:p>
      <text:p text:style-name="P1">S)ŒcÏ•æ6XÇ#Úf®²Ó#íMy!Ò)Ü�gPÕSí°If¼_3#ïì##±Z'åÏ#ÞZM£‰uO'Nè‰I(þÑ¨»v+°$÷¸Þ+@#Y­�#ž¼¢Ö`Žh«j#~N¶GŸœ£D£lÄq##øõ#Þ¿o���?´¿X*ìÈ4ÜÎÌ#¹á'øÈ"»Œ½â ©H�ÚQÐ0œ%Ë’Ú#œåñŸÀA#7å&lt;»ä¶aý=,N#j‰Z##É©ÿx(#­À@og(ÿGíG×<text:line-break/>î=ŸœÓå#}.ã13:tŠG–‹¶‰±’çÙÍ0kÓ#¢ªbCãŸÊ‰}ß#U#ë³7#ügÊ¸#ê##Þ¼8wGÐ‹��ë#W0à#"Ó²ÖI€„,k…#0Ç\üÒd0¨‚ýI�JÒÓ#q)Y-e#–W˜ç¹-‚ƒ$</text:p>
      <text:p text:style-name="P1">@8)âÅÐ­r¥#¹÷Ö#ÞÊ#Ò½#´#d<text:line-break/>Ïï@#+A¯J#•W¬#]œ^vï�õK#üø<text:line-break/>=¹².5~V+ÀPÏy^?æ€–:#â‡Ù.ióaW#t­ª#�J™êO#'@mÅgŽî€ˆùÓ#Q##Àš/QëT/³#OHñg†gžþr#úš4¤÷#SZ�×7QŸ‡Ø#<text:tab/>«6ÁÇy´—£#“öQÓá</text:p>
      <text:p text:style-name="P1">æ:#Èð%3×ð##P½7k±@qçQ##~8GÕP8V›Â”%~ãV‰±@ª[�” Êìf÷,ºT_G£°†ºÔ#‹Þý#Û4sLø†#Š6e³ŒUO³äPà³ù§öçúÙAé#ÉÈúÆ<text:tab/>Ÿž#�]#j|ÍøÅ;7á‰%Bª#€Ñk#HV#Â!##¥ùPû3Ä‚ÿ#.$öÔÝo#áÞà<text:tab/>³%’oÚ¢0&lt;nÔH£˜¹I,®\1p[#__ #TuoíÝA#NŠžãk6P##äçÇ##aD¹²#9Ë#çi_·yUTSbéŸyüs®5ƒ<text:tab/>þöŒHï¦#¿^­°†#jÿqk#å##•Ç²îømY‘{¨Sg�#q#óË–:€ÝˆÃA” #r(j=9écFyF_9ÿT¼KxãÀ¡�Ý#˜ÏÌ¸O/ª”kHbp˜›W±q#5#gùÁÂFc#U#˜[§uÔ#ë#¶ªËn#^#ƒ#G:é½#ê�ÏªŒ³™#(#3#fT[z’ñ}£È1J'§lkÀ˜#qsT:—NùÁ�ù^`H–Ê</text:p>
      <text:p text:style-name="P1">šÇ#]~ÄÑ¬/*&amp;#2BÌYÏ¸ñbNß9'¥P&amp;X!#÷+TíäÔ×œ_L&gt;b¨MÎœ#A{~’#äm�8#Ÿä#~yí##h'C+##™aM‘Gge#â#…#|Í¾™nK#ìý`#’fq`íqàß–Š# …aú’ŽFPÔÀKp­A‚²##{å</text:p>
      <text:p text:style-name="P1">#Ÿh|ùú1_Ú¾WN#`l#�„#T#-®##²N”)Æ!ŒQ)ôHP°ŒâÛd8¥I€7³î‚ñJìë&gt;²9ä#,Ó#gãÒ^åƒ[ÿN�)óÖy+‰F6#iià#RËÒ³0‰&amp;#¦én›.åG#‰ë#Á©®‘7}´#mø³¿œì?íØ4Ü_išüöecì�¿K&gt;%=’gSyƒ�l6Ú·�Ü™JwbÑ”)Þ¨¥¹hü”MÃ�.è×q‚Ì&gt;�™·™åCZmÄ#‡mËÕ</text:p>
      <text:p text:style-name="P1">¬f¬¥]Öù Ø×†./—M�¬ƒë#D#Þñl©|#Sr#ƒI#v‚-H§ãŸ#rÑ»ç5áTâ0‡ÍÅXÕÌx#@#dY�Ë&lt;{&lt;÷­#OºÍþw^š<text:tab/>ÃY¸Sá�#ú¦÷æMôÞV{ÚrfÏÄ#Ïý½ÿ:ÑYýs†­K‹Êô†‰ù–È<text:line-break/>eÏË�%##Ñ€!dXaPóPž#ç##j‡#\ÏTéqæésÄ##<text:line-break/>Ü×îY+###uTG#ºJ|3|!hÞtdã®Þ}«à†#Õš#A8#²ÚÅóædÎ´#¦#à#iöO)#WÚÞ²gÒ#è*¡‹ØëƒÑÚ€°¥½G&amp;Jcâ (=ó‡—?Ý �Ç,�¡YíÑíC ò!C¯ïÆmþbåz#ß²#_ós.##Ùîí`ú###›î�²³ÌÈ#Xá|t�˜:/^vºÇ#=özvxVMwp‡Z#znqà˜ê(&lt;ö#›¡&gt;?±•v#Ûry#&amp;Câ9œ.9·?#C˜&lt;�@@;#@t¬#ÙF7Gue#�¼ç‡^d¨Ã¿lo8¦UáÊÑË ÿ3”»ITˆ“Çïæ:#“_<text:tab/>‘Ôµ¦#Èz#“š#þ�OMRš/ôî„R1U‚Í‚#ÀÉIw–ooE-I ?‹.ØÒ<text:line-break/>#Û–ä�mÉ/â&lt;X7ÓÓ#Éý½¦#Ž‡…E³ã¾¶š#ú¤#Q#°â(Î‘ã§Še™ô^�¤˜›²x</text:p>
      <text:p text:style-name="P1">Œ…ÞššLP²##G¤iC“°“O†³C—×RÚŽRª†¼#dO“ZØƒWTÅðç¿=’•ƒ?š#vw#cK=1WÌPAÍ…#óìuþ[)[#ûÎß»NŠdŽäÌV~”ä4.tË##�în#áfÀ&amp;àÓñ#YÝ#'#¥ž}[#÷tI�&amp;AümÒŠbI…nÐ#�#fŠE±‘˜V¾¤uµ#oSD|II3ð#q#)ÿ</text:p>
      <text:p text:style-name="P1">#Ïœ©jìÎNQ0�“nãŠ5Gø#»cÃ#^—Ä?¹6Ï#nü{€ouÒø3Ä³2]&lt;ÿ#¡‚~%fÍ#d#cí�Ä·´V‰–¦#«f_O@bN_“ØŠC+ì ãò#e#Ì9#*†Nd9M§Ì“|#ƒ#G‘VˆÜ###§wM;#›€¨ùîV…s’T¿Ê##�W#¬®S A#Ì¶Žj_½#úÒ¿S©#+â¹XÞ.#é¸C iZëÉ</text:p>
      <text:p text:style-name="P1">ŽÛ«þ�N/i#ò9v ÎÈ#]ºÐ/š###›]ðÈÄw„BHM#ùª#|µ#ý#ONQ¨ý$ê£ˆx~Ø¤…PhK~&lt;Ó=µuÇh©ó&amp;ƒ#&amp;�ˆíòÉ-Ëª7+PˆŽð)Cú#ºU`UF—Q@ôlôà4Üx¢ü…ìÖ3ò5“#~·#�Ï#¯#<text:line-break/>r#P€c¤#™†#çÛÊ#X#¼àæä'Ø* ,]}áU¿.Ž�ê(&lt;5Êc.&lt;÷‹7##Åø#TÜßA7£NÈYM#j{¹h2G¹òÜm¨zóú4#éÀ¯#ôA###&amp;+{¤eš;M¶“ubP|×lÚƒfKù®I—sž�cˆV„S¾À##p‡uêà¾Lzé.1!\Û/%’¸�¸#ÈÓ—�³:I7¼#«Qxš#oJ@ýè###å#ÙÕ#{%Eã‘Õ+t"ékÆ«#=&lt;m,á·ÇÇ€J“D­)«JU[iZ#†×@#.!}}ö#ß‚3iK#</text:p>
      <text:p text:style-name="P1">y¸ßl:ýÚØúkÏ†_=f¨«Ñ£‘<text:tab/>Ô�tì*#±ìL|</text:p>
      <text:p text:style-name="P1">v^°ˆß‘N@C™</text:p>
      <text:p text:style-name="P1">#€3ÑC’#ð.+mõaœ#æX˜FWŒ#ZhŸ©¹�ó+|íü–*ù¬Ñ[U¹zf|§]c×e'#N–2{ðCZâ²ýÀùp¹ûú×#½‡à#</text:p>
      <text:p text:style-name="P1">KÔiwï¢H#Á@êO#��SÔî)##z�¯’ªYÅK:å #û.Ç«Ê ¿çÈ&gt;T¦[ý6#¶ZWb&amp;RRÕ#¶/…¤I¢Ooë-Lë+k²³u!¾9Á×Ä)#8¶á3#é“#) (#</text:p>
      <text:p text:style-name="P1">›ù]T9.ô}û:Pt‹#�8rd¶¶IÁ»6¶är+/s•K%Ê-b-úþÅ(¼¿#‘&lt;«V[a]•�Æ_ÿ##Ô—ð|Ç#'žwtÓe,�­‚0/º�ø‚#Šb‘ #ž‡æ°#Uß ´ûAj#áº¯™$#é#â#¯ø&lt;”#3´ê·ç`tÆ?šß°Xmƒi#¯ºêv'Cö#<text:tab/>áYØÈâ·Z€#Ëž#/È¢Ù!#Ö#y#®§#Z¯ÉŠ¿Íñ#€Û###É“óÁ=ö={Ç##Lö´Ô#�Š*½÷›‹+×á¡#E#©ug¼)Ü›êñW€ýÔ"Ÿ#Ñ#“W"2^Ð###</text:p>
      <text:p text:style-name="P1">Ã–a¹¥|=SwÕ^ºJ7q†ï^’UBŒ#©ê“tÉ­##TÚªýŸ#&amp;ûÃ #µÐ —Psè¶ŒwðŠèëŽ šÖÛV%#¯Ní4¾È0¿ˆ#v#ºOè ##“îºÂ6J#À#Õßõ€÷ky¢q˜&gt;‰_I#‡Â´<text:tab/>š�N…Ó…ØxR0Ù##*#Mô#Â#6o'èv_AŸ¦=m=�)]itµH#ëúWÍ»«è—FÉ‚ëR_#ýv,½ù+#&gt;a#ïVÖÁ¤#Ò„&amp;´OÈ´¨#%ª#�#Àƒèu¨#ÒŒ¥:ØÒhJWõ©#.�ËP}’\ˆP6¸ÕæÅj#eŠÔTÓ{€¨�«Ão</text:p>
      <text:p text:style-name="P1">fô#Eˆ*žyÇê<text:tab/>‹‘</text:p>
      <text:p text:style-name="P1">’zØç’õ¤®ÈŠÈ:dC˜Òv#ä–[*ç#SDy½›‰¤Â#×x'¾ƒi¨3E'“/KÅzŠÅL5(Ùš:\ÉRd½Gœ™s«"°R›X½#L.»œ</text:p>
      <text:p text:style-name="P1">r-m#Kÿ##!ÖŒNz Nh^_±w„#ìô¯G¦�¤œÁðÚ{P6Ð™úÂ^ò?_�5ÔªØžt‡5oA§#}#�Cšö7S�rëªs¹õü1##d;’lÅ1§ofÜúÓ^ bg#³A:1Ðq$ô1xM.*ÍûÙ#A�%#¿Ü=h-[ýBáÀ&amp;.ŒÔ®#î#”¥Û‚ ¢Ã€ðÜûÁ¡†Uò {Z¯&amp;&gt;E#ùQ3j±_á#Ñ£�#$Bo#¶</text:p>
      <text:p text:style-name="P1">ö0ä1²‘õÏõñhT¶ï�b/~Âf’-°¥±,ÉÿIRüK‹~EšJ‚ÈWÆ§q‡e£à^�#6#ÞY×a‡çb…ÍU‰‰z#öÍX##µ„zÎ4jAx(Ù!#ÖrL³ÇŸRUA¹Ðl#|ßS¨]•Á¾-#ƒ#ÙØ`<text:tab/>çwpÆû#AÅ3¨¤M¤Ï#Ö-r#mÓâ˜BÍZn¡„#€1±,#ZFÿ~ªë*y‘èP²¯,„ÉmÊ±#�—×Ù &amp;—Š#%#H&amp;ÙqÑÁòµï^¢|’¼ü‘ŒY‘N¢cPL¹£<text:line-break/>å¤£#Èä¤Xò#lI.�7¿#A¨qa,–†Ü<text:tab/>E=)l/íÛÂÿ%·©A#âÓŽŒ#5ÈŸ#¾Í¹F'ä¹!#Pd9!&gt;—#È#±­„ª÷#ˆœåR�ŠBlú„úŠ—××«ëe–—A¢xùHâx@##†ž+#EW*##Þ##Y=yrŸZlüÿ^.û#X™‡¦’L2,‹Ûø´’€cz#J|ÀK2QØ#›Òw P¥ß‰<text:tab/>’Â)7#&amp;6ï�<text:line-break/>3</text:p>
      <text:p text:style-name="P1">¦A6lfX¨þ#uª“ƒ#£vÙß‡Í##Ç¨&lt;</text:p>
      <text:p text:style-name="P1">œ9ÏÉ(8#Ï#4#dkŸtß‰Ãël,gÏï#k&lt;}&amp;#Ç#xÙô#:¢µX#3A##Éx4ràû,###iÉeÔ#y#ˆq#^„Ò }'24#»&lt;N</text:p>
      <text:p text:style-name="P1">ŸX#1&amp;#6xÅµË·a*#5#+Ù¤#7�%�Ub©´ñ.ê@ÃVë0ˆÞ</text:p>
      <text:p text:style-name="P1">Ê#åÒø«�¯0õ´3#L¡#Û0¥ús#ÎÒ¸�¾Ã„’3ÐGb€##"#�’ôú=##µ’¤k#2–¥#-M&gt;LS!î</text:p>
      <text:p text:style-name="P1">ï“�JÆóI‡#ú™­¶#Æ/�ÅUtk##¸©#%#^o#'+ê O#@\ã…}€9#�JXuž©þä’Ý_§ÑDx”#XQ (ß–w­øÐ#šØÒqd–À#jZT#áf%ŠÃwÚ·'wäÚõþõ`uâ{™/ Ž#&gt;R"‰‚##^cu˜#G#Ò£E#eêVÊ“U#çU‘ž¢�?¹qXÉŸ»³&gt;r£lÖŠ›#pv:•Ññ?prüˆvK`òéÆªºÿ#|;]‰šÈBS�#ëÞ^#Ì#¨¾#)#ÎT¹£#)] Œšx'ŠŠÞ#*¿*WŸûdi#jHY£©ž»5û</text:p>
      <text:p text:style-name="P1">Q;#ZÃq^ ÅVe¼'-Ûå##$°cÂ##ü#€ïŽÑíú–š‹F#¸·„«8SVB”›EÚ4é_Zû¥˜êJg}¤</text:p>
      <text:p text:style-name="P1">"Œ”¯ùû¼�Hˆ##úzö¿iM#“¥‡ú&lt;)°ðœ#Æ,#¢#_#lÊb #¾cÉÖ##›¯ì½¾NÑ‹xTÿ<text:tab/>#$#Ü©vœú<text:line-break/>#�³‘n#}Ú<text:tab/>¸Mµ÷IÌ�¬Ý9]<text:line-break/>Ù¸|žë[ËïG##É‘xÒý�:<text:line-break/>#<text:tab/>Dýrˆxôt”:_#KhÌŸÇn˜¦#Ì</text:p>
      <text:p text:style-name="P1">#P˜ÏäÌ¸hCä‚þ¶TûîãÆûØ+÷mïÈàæ#ÙØ”øÑ#ýŒÓ#Ì+Ý·;KÇïšE[~ßz7#©1TÁ˜¢àÉôg¯;ÃŽ###¿‹«¸…ÁØ#ÎÀ}ö#Ìålåõ7c#‘_Ï¢#4îÛõ8ñh7&lt;}p'y�,�#$R#ÍDvâmÿ1\U”\{###¨,¥##Rm#‹z# ª¹=ñZÜR–NQ‘ðB{T#THó±)�4#ôÀIºæeÆZ§-€íŸ}]s@þß|æ#¡¥`#Bb¡WÝ¬’ð±#ëØ.‡É@O</text:p>
      <text:p text:style-name="P1">ó#8«#¨•Æœ#„ör1¬61þë#“I?K<text:line-break/>Æ+#œðM#&lt;œÂ#°íÐ#Mæh#'´Ûì¡Gì‡#Ä#Üã¿56D#0�Eý¥ÚÝ|w½ÎõXÌþJ:7¿<text:line-break/>#.óó;’~š##.ccS)#C†U§êØ/!M#°'#4Ò#€X¶wS#"'k…OÙ�Z¿õO9Æ+Ù¡÷[ÍèÌ­é#û:î·æø•Œ|#L]$ÊÏQÕe7Ì#½»HÍCzr#ú°±##ar£ìþ‡TšˆG(#:Y&gt;¹œGgÙB­#f 31jþo@j,'#\&amp;!#¦Uõÿ(D#?#Àæã¸–61„•¡i<text:tab/>Ø—&gt;ò«{Ñd»“®ça#úèÍ‰&lt;šDîŽolv8¯</text:p>
      <text:p text:style-name="P1">R¼Yýz´#%Z9[’ÎXÑŸ¨</text:p>
      <text:p text:style-name="P1"/>
      <text:p text:style-name="P1">}o#(+;¶éA«×x#–†#kîu�;£bƒ}UÕJ&amp;##MÊ‰Ä<text:tab/>†ãwZ<text:line-break/>`ŸÖ#HµÑ¬Ú #Ùš—\K{#„¡�$$K¾#†ô##?|<text:tab/>¹Á’�4=²Š<text:tab/>s_q€Çw2(³Ó$V¢##ùÔ†£†kC˜ÿ{ôFï#¸s##+¦éY¡°?#Ÿ’##…`p¸_=tz#�</text:p>
      <text:p text:style-name="P1">¼ÑÚ#¼&lt;í¶#ð‰#ž#÷ÅÖßÞôÉê#Ž“&gt;C~ƒ##^¬«1ç¢AbO€eþóŠ#Œé¼Çßkq#{<text:tab/>8â4åB</text:p>
      <text:p text:style-name="P1">#x#½¥—##¹Sy.©K‰#�7#Sœ##ˆÇt#mŒ¤±MA#Eâ8Î_��.«hÅ±R™#á#øV9M#¦ZEÑ‡‚Ûõ%ã#</text:p>
      <text:p text:style-name="P1">#)W&amp;1“q¹^Þ#×#ªš#n&gt;#ý;Îí<text:line-break/><text:line-break/>¢*À#)ž¸¹Ì##[YFñ9Ò¨ †±JºÖéýì3¦Ò#JÃŒŠx$¼Žd£@#€n<text:line-break/>#·²’]×8,&amp;â2�åÒ÷o­#K#ù4]#ë‘…þµÇ³#Fù—j¡¿¢*¢küºðÁÃ###</text:p>
      <text:p text:style-name="P1">§RÈr»#¯}ºLJoy¯%Žî</text:p>
      <text:p text:style-name="P1">ˆ^¡£‘×ÊËTÅÈD2$k�S·Q”ÐÿnM;#t5_B}Åád¸&lt;Ã# Éž—m## Ã1Ot2P#”¿%œTÃX˜M®&lt;µª8#}ýdÓ­˜2pe"uíA#�Ô’×¹#Á£÷-{pãcS³#‹Ñ#v«Ž<text:tab/>Œ~«Â</text:p>
      <text:p text:style-name="P1">õ±Ì</text:p>
      <text:p text:style-name="P1">­ò²&gt;%.#x2M#±ÂË¨#¢‡€fØ fr(ÝÏ›¦<text:tab/>Ð¨#ëoåßFÆ%#�GÂì ÅiÆ÷D-ÿ#·1ÿ'zÅ®ØÀìëJŠýÿwŠH]ÿB_bÜF÷ÃO^Ïæ¤�?ªƒ·¼yQê_+¬_Ýµr1çš¹lÝv<text:tab/>uŒò0I’8&lt;qÊr×ã”ïŸ¤M�›*eüOï±#ßO+4Y##Ä„Ÿ–+9&amp;9#˜®$™#�ìsþXV#¼º3&gt;•u´#äyDg[üŸ¤/}¶š‹C€zr­½Ës###S·#þ·ÄäE°#eR6Ý(sReR#‚þŠÈÐEC)¥##�ˆÈ¹C?</text:p>
      <text:p text:style-name="P1">S</text:p>
      <text:p text:style-name="P1"> T#&gt;B2#+Gô:Lü#ÊŽUjÝMà#è|àûÜÌ#¦€ô¢k3wž®àÇ„#g¥Ÿ¼Ð¤9[1Fd´îâ¼€óâ–»¹í_Ï÷Q4?#»îý#ö$dš«À…ÂH#›×ëä©î˜Þ</text:p>
      <text:p text:style-name="P1">D= ¤4¬“¡#z#(DÜ¡#‚F-6îfA#½#)nVUá×gÛºKnô|*³ÍUr±©9@µ&gt;é4Å*|D6H�#Ì—ß¤Dþ»###ÂjQ�µ—£[ÖGJ†êDuØN6·t</text:p>
      <text:p text:style-name="P1">T¯</text:p>
      <text:p text:style-name="P1">_tdP�Xª<text:tab/>×j¡z<text:line-break/>÷�5HŒq°#5ÇUK•+`¦Yð‹#lQž9aª3#WA‘¹\û3# Ãù#YoÛ¥bl�×ª/09÷µ/#§ÀMH5+Ä…QpÅ$�îÚ#Ï##�áœÅ#¦#¦§OÀ#ÏÙ„‹T+S„½«µªÜ|##›`#î#A!D�+¾Oy¹±·&amp;<text:tab/>#�¯ù<text:tab/>Q¦Œ»©àó#›²¾Â�@¸#gÆÖ¤6##±¼û#Uø{¼÷#÷#1=™_œY¼Ë-DYîØ@#r‘Îà®žLQkÎõ#Ìd,¤Ñ‹;UíÏ›ŽdfÍGW:9#K¤n&amp;NkY;#ðå€~ÀTëh#›ºu#ù2P¹]SL#f#Ûe_º#É</text:p>
      <text:p text:style-name="P1">YcÎ~##Ûê2ÿ2ŸC¯#{¹°¿#5?ILÈEÁg2®Œ#^&amp;�ÏJlò<text:tab/>®</text:p>
      <text:p text:style-name="P1">ì÷ðŒ}çÍ¦Ìp²è4à!WUÏÓ¤³‘Ê¯ú‹w…ç,Ö#/ã¦Z—¶S¾÷ÉÃÞ‰Oç}}r†vQ�HîÓYdÐ&gt;~£#øè#ôÏÃÞ<text:line-break/>fiû½f6uP¢crv+Q"ˆ.4øZ¨zœ­ytÙÔX'-jÁCe</text:p>
      <text:p text:style-name="P1">#Ãˆ–Øeí]òÝÉìs;„²£Š†5ËSS#ARHAÙôv#Ãt#«¶*"jî‰5#ðI^�Ì­L<text:tab/>\z´"–üQá%Z¦_DH0Ü:F�#•o�Hé»¸~#1—#üšƒ^´u÷#1»"##"³yÍkàÕJÏÆu€'?®*¦Ot©p?Œgí!:8ô*­#‡Ìw«“î¤¦c)–#5±MxÙ¼2÷””Ë�Ê¡*#íZÁU&gt;Ì#öwæÛ\</text:p>
      <text:p text:style-name="P1">mÀÿ#©<text:line-break/>šó�#s:µR#]’Ò›#}!»4Ûq�¶g÷†£¹#šOƒ#&amp;h&gt;Ý³#úˆh#o«ëºA§‹’ë##’)J?ÕNŸðŽ#¤#Í¸<text:tab/>Q##”å¿áü+#2¨ÞæM#®V…N#9-ÃáC¯6Zò*#‰l#iu‚ßá²WYàÅb#¼r##)›Åwÿf5 «MsUÀà#®on^°(#á##øGC#Ÿ«ð#,Ê#f2¿ÊõÁ#ä##JðšãÍæœZ0ÞAkí§h#¬ÓH!Z�#Œª#ß&gt;#qáeJ5ÄŠ¤Àz®'OÝ#æt#Ò#Ue*l5##=%^¸šŒ##œP{Ùn®êAb™µÿ9ª;VÕ©‰à#�¢H‰R#x#wë-#Šî -þpúú[“r¦hii»¼þ&lt;�È#×"òîU1y§#R#÷tÍ×Cì®‘#Ùòµ›d{ó##�ñK-¦Ë#Ø9a({*Ñ#¢þßÑ#g÷#„«1#�&lt;Þ³FåªjJ‚€Ð;³¾C</text:p>
      <text:p text:style-name="P1">Ò=#®«N/$Hîm9#Îª##‘´;Aö—ÓC´L #"ÿ+daüw#æ#"°£‹opô4�M#Ûîb8¸nbÕÊBÎYÇvN7##Æ‚¿$ß7±…ª„êRÜ—†J÷#EVïávÔ¦¿#ãS¹˜’˜¾8¼#kÌÐ=¤‚æ##Ž¡N‡NUÒ†–áAœ.J"Y¾¥#&lt;É†,#œèUdÖ#¢ÉtÜ6ü�û#JR#nùç¢U«sžBç##÷ÌžÏNhÃ®{êø5#QÈÀ±#]lsYÊFŽ2¸ƒo$²Õ…ê#g0Ñ±ËƒEU#õ#¤4vžAÖÙ¿ßKuÃ€éCH’u#OBå–j9#9ìÙÀ?ç…PAéÒUçc£ŒC#×·½B3ÖÞ#O&lt;ÌK#Q‘—ñÉn™#·e¸(a###²çà‰!Ð#mÂ�Ö[ø½'„WN]#ËwÂ[Ìeî‘.#¸#'ˆÂEI©¨Ð-…Ä%FÍ­7¢€c,¤ÏÑh�ú¨`üÏ#Ò–R˜J{P%+J¹#=üöWÅ#ˆHŠ¼]#r´|°#&gt;|¾2‚�}F?Šcâ¢=ÈáÚ£ÌÝÈLû*'#¸ŒX~{#ž3#×ì+Ñs#jiY#Y2g§«;V93mj#Â©¾ u#Å¬áÈiZ#w!ç²Ê|Ñ¼,ýÅP¹#"# ù‰ˆ¨g"G#˜ßìâŸ¯s-e¾ æ´:##¨Å®Ló¿e+nùÔ@$@ëXƒ¢#6nJ-í1Ê!AÉÄNh#)çíKY¦n1&amp;Ë#÷½ÏtT„²#pDgB£$�Ynf°£ù�SÔk’¥/•�ìONk</text:p>
      <text:p text:style-name="P1">Gâ±ÆRøØŸ@[Îð°C¯ÝqÜ#RJ<text:line-break/>‘Z·D7µÞÉe|Á#¸·•±’oy#9Ý”a'”Êy#~Aô¿]HÊ</text:p>
      <text:p text:style-name="P1">#®&lt;</text:p>
      <text:p text:style-name="P1">;D÷#$�Üö/#C½Áz#Ì<text:tab/>àýö•°{q##Ò|Xgî+Ü#ü=®„Â#4ž#+aÓ£Ê’#á#t#šî¨}6¿õkƒ²d?õˆ#Ë#{</text:p>
      <text:p text:style-name="P1">×ÎÓ°¹#Ã�#‘È¿Ð!@õ&gt;A°©|#ÿ{‡‰tTØ2kvQƒãu˜›4ZêŠ‚###•ŒÍê­Ô#G^vÙ§ÿ# ×ÔŸNNaôMAÑó4¡®#„#T@—¡l�²•-þ#8&lt;¿dß#¹##Ì=¸“ãÒÊYÛ8££wµà¨k…™<text:line-break/>&amp;QçQ-ìÕ9ë·ÄÇ:¾R#`žˆ#ðÝ[üf­ ]ò#K#ŽläÑ¥h#ÿB#ÆÀ�óòGBa-3Ý}m#ÈÓ‚<text:line-break/>¾SßGáÅö</text:p>
      <text:p text:style-name="P1">íóRÒ##Da&amp;#¬ÂòÆÈÑÔQnÃO2ˆ€Vë.#BdÙ‡#@BÔ»¥2ûÊ°</text:p>
      <text:p text:style-name="P1">à#äõýÅèn2‡<text:tab/></text:p>
      <text:p text:style-name="P1">Îá]©FpZ#(ë´#À#—Oø#í¾Ü<text:line-break/>e™ôYÌ(7ŽuÑ4Õú#.ÞýíèŽ/ÖÓÜ#À4#Àëq~#xþ}A÷##×ú�ß#GæçÉV&gt;já‘u½sû¶6¿ùnŸ#í3WºR#Í«�qÀxÙËîÉ¹w#ÏºµÚ#£ªK‰“ØgÍ®#.#*xçÄ1ŽÐO•E«#H#&amp;&gt;pË»µa½.h¢­y</text:p>
      <text:p text:style-name="P1">Ö^P¹u#ƒ#Qèuç“uœr</text:p>
      <text:p text:style-name="P1">(&amp;¯Œ93#(iêÒ</text:p>
      <text:p text:style-name="P1">ð%àÈ@ÿC“2\##UQÚ#O2`‘5ñ##zþ‰è¿´Öè êk#ÑÒ6äyqO3g™ï¢€¸IC</text:p>
      <text:p text:style-name="P1">t†ñ#i2#zu…4Õ&gt;#øàrðÀü·[#t[wž½=#'"+U7ºÍó=#Æ#R&gt;G€B€]=]ò·±ÁÖSùV´ë;#šØ##g#Š#Pû<text:line-break/>Ë�–O}#R9f†ß#º#­<text:tab/>(×jfì’šÝâ@vIA#fb›3€ì�Ú,.?u²#È¡#±r¿k6±çVñØÒ©TÀqë÷$ù««ÜX@„÷æp#7j£(i#‹D&amp;¡«</text:p>
      <text:p text:style-name="P1">##‡*=‡#´$9ùOœC#�#:4#|lÝJæÓ( <text:tab/>#(¤V�¤¾ë\Ô™Jöä,</text:p>
      <text:p text:style-name="P1">##|#ª#¯³Ž+Å|ÎÑ·r©½‹=ãÂ##1#;”rU¸»ân"÷E#¼ÿb#tjæD×G¥¥ì‹S8,#\c7##àÁƒ°ë$“^È…E#Ô‡#vt»½D#ÜÝ%±¼°`9tuÅLk.Q�Bâ%õpüpŒÙ3t}µ€8"lIlaÔúap1ºq”9”Q@#¦øS­¸&lt;#š»¬“¯Nâáš#aÊ###cÌôcM‰#²Â�¼D#6ÄT#—#ÊE¢Ú!E”[ëÛ##S \¥nÇ°ô�v‘t:†m¢#ðñÍblŠ=Þ.€t#‡�zqù#Y‡ÙY[#ï[ãÌp!o±‚o[yím#£%½�ìë¢‚_‘#7æ~_ÏÓèÇ####¦d…æ¥#”¥ù¯;E</text:p>
      <text:p text:style-name="P1">!`#ÿ@T~(¿�=nCþsÑ#Âjo“5m7#&amp;—Ì…¿ÜIà4¤ÕWU~Ée1ã2Œ•{,—F©#bÄƒ[œA�aä</text:p>
      <text:p text:style-name="P1">Xˆ©ÄkŠÆ3va#}DÁ©ò#ˆÍW##”JÌY#‚³Ñ02…ÊaÄÍ±T‰žIûr##«L¾ØÍ}»ûî(=;#e"›?%U##ÎUÅ‚#("x&lt;Æ&gt;·uøkV³##‚C‹`#2Ý9jÜÊ�ˆÆ1#<text:tab/>4#"##LÆ$•#ˆ#ýÍ #@·èœ#“Ê#ù¾##è#Z„##<text:line-break/>ª^"´¿úhd�ï]»�Ísô1ž,#³i#¯Ù&gt;hbÀ‘µ‰É¬pô•+Ï?Â</text:p>
      <text:p text:style-name="P1"/>
      <text:p text:style-name="P1">=_#á`ÓWH¿�#¤ðêÝ†‰uÓÒQŠYÖ6X´#_Ç’dvøÌl¾„¿T##Ut`ºæ</text:p>
      <text:p text:style-name="P1">°Ú·5ˆ#x�&lt;éiXÿ#‚…ž#¿#�½Oô#ØŸieAßñ¢#3Ò##§œ%—OóX„&amp;,¡#§¥=Ù#›@ÅjÖˆhÔ(#$Ž¿F¼Zs¶</text:p>
      <text:p text:style-name="P1">ñÆZ#B#ü`Üï#ékámD###Pú#ß”6ð·ÎÞI¿€Ôk#¹¾µ#”D›#_•æ¥¡¢w#d¿## #¯¯H"O#±dõì¬%Aî¿öžÞƒ¢#wTÏ#àŸõê¤‰µÆ¤5$—t#€Ò}º¾#âßDo#¿&lt;R‹;f#s2¤=�ñÝàÎ‹Ã7°0ýØêÆIÏ¯_ÕÅE�.˜�§=‚Û#ƒzû�ÎZ86#.8ÊÜð#27vv‡ÌþÄ{”³œ§#§âA3A#s‘DÐ8ÔU2#rÐxã</text:p>
      <text:p text:style-name="P1">Eùbë+4#8ð2 ¡óœzj#¨#Ût9ÂzÒ#/+Á{##OÁÚ¼î³|¼7#âš¦D%hAá§ð8#äó#È–Œ9ï£˜±¯Dü##Î¢ï×ð}Æ|b##¶ÀqBx?CÙø1ìsDa:^#]¯o&lt;é2#K™«T”0©™.)ŽÝ#¾ÍN#ƒ�ÜÞÊbÛ\Éé”#Fˆ†#£.`Ïd#%®@ýÝÒÔÝÑ?!‘!#öŒ w€`­ ÉÖÃö`}}#</text:p>
      <text:p text:style-name="P1">j#ìú#k7YžÃ–\#7~{Ì‘æÝiÆùà¯c[�9#ŒsA#N+»8ÎªÞÇÁ(ìRµV9#q#h6m¥cœÝ8IkQ\#~A#�j¬9#x‹ì#(öÅôáøK5#ï`ÖÝ #.]##›#{ù#,y£#ÖÃw½Ré �uôŒs#ð÷¸¦©ü‚.&amp;f#Å²Í³#ÒÍ##j#¨8#†<text:line-break/>ø7èoæ#Ï�·VQØžõ¨ÜÖ2Å�@C�#· ²â#Ê½º&amp;…#\Jòï€ÏWFãœÐkÒ&amp;båŠ}N“�#z+ò#]ë.WÑå#½5Fs˜##Ñ^èP|Ê_ì´ÄöåT‹#æÃWXÙsª·8Ê9(„###!z9›Þ'd¯Ai2•-Å\##`±âÍÑË„¥T YÒ#¿ˆ8'©úR8¿€ß–j#«B/K4±»oßL„vÓ}0y&lt;›$jp¢¿;_ò#ð²�ËŽ›'¹-#‡³ØÔÓÌé##Æô%)ÑòÛ”ŠŸ„è*¦âÁ'Çš¦=�+f1ç</text:p>
      <text:p text:style-name="P1">L#SÌ#òõcÃã#u*5ðv¢³rd<text:tab/>óõñŽ~†dcÚý=eX.…D5©ÿ$:Â#Lª¿Àñ8¹¬‚d#P#Fc�VXÌª×0Z±�+)r+ßÓð#`Xrü«ê&amp;)¤Ÿ#ï{_§##Önõ,T3èÈ#nöê±#{þ’àÝ4aÉm#PIÌx5û€²*�þ÷¥¹Ç¨±#àëSmOì#áW2wwùì×;2†¤·Þ<text:line-break/>Î#²#[Lî#îœ8Á¤ê#üÏ$<text:tab/>©®õÇ¯¯~Nã€3š?x</text:p>
      <text:p text:style-name="P1">FfF©k•¨9#;ÿyAO«l¯WAÖ¸|t#"HÙ¤##‹^Fæ8Þ4¤›F¶Ùm5#Û<text:line-break/>­] 0Â#Cš•ˆ¯ÝÖZ[#2®#±jÛ#\\,…à;¶J\„ú™S(î#Õ˜”ÄOÊ9që#p~©ùS#Øf#Ò[È=oíÛ Nœát_sžn„Åœ—;!ŠúÎÚ#àb³Ìæ#ù\Üî¿#šþ{#|üì»ÞHõË##Êª‡ªdJ�)#1›‘</text:p>
      <text:p text:style-name="P1">#B&gt;ú_}#C†Ç€ÓUò„Ž=#�‚Fžxî#÷œè#µæu”##„X°w{ÎœÒr#¨�†Y½I&amp;ï œ’#°›ÏžLMVdÌPº‰›#¬oÝw—+AuÀÕ‚C„°§#¨õ*öïsYï×ü­GÁª¿ëa##E7°«[nïþã—#‘-#÷ýÜ#U·ƒt…ØÚÈ÷H�/Ü#mP�t##yÊÅ'A%\â#t#_&amp;:�€¾##eâ&lt;ãË#%T#X&lt;¤‘LEî° {Ob##+OãÆËœýrYÔ!�#U9�…-­¬</text:p>
      <text:p text:style-name="P1">ÓïéÛ¤‘QÈà`S´è&lt;=J´Ê0|#AôxaùCê!œ(è¶uÎ/ÄWöCO x·îá”9#B“#~SÞãƒÀm</text:p>
      <text:p text:style-name="P1">„�#[#¤ ¹áuSáSPs26…</text:p>
      <text:p text:style-name="P1">ÁÒ~&gt;8€†=§þzöÆEC</text:p>
      <text:p text:style-name="P1">|…#B</text:p>
      <text:p text:style-name="P1">ù~aºu„²À•Ðà{Õi¡w£ˆ¦±T#æå#…#È¶!…�—�Ñ#f{œ#\#¹ÉO¿Í×K#½C#†æäi´c”C#ðÈ&gt;÷\&gt;#Y€rüO#vòí‡äàXš‡#£#óa+£ó·ŠaÚ!Íx²eèËí##I‚##Õa—#h{~µ&lt;å# ,76 Ï##‰½õ1DK#œöÁÌ�Ü3’0�óeŽézjöÀŸ6ßºzŸ#“YÄ€## �h<text:tab/>z%%K9$&lt;ˆÊµk©žV€¬¥Þä¹™áö›S8cå##ÕûaiË=Þµòú7çˆYT_äÐ¹$nK¶¶#ž®ß¶Oî°Ü�b¥Ð¾åxµoû #o.}!·³¿#Uè51ay¹Ëž�³èù‰i òºó›¸#Ï]#ó•­°™ÊB#²h‘»\÷#¿4ô4W“g¢Ê¦mùQ¼óq"#ÕÏEVö##Ä²@\</text:p>
      <text:p text:style-name="P1">##õ†,£}·^,äQ²«÷9/</text:p>
      <text:p text:style-name="P1"/>
      <text:p text:style-name="P1">aaóŽŠ4R#��-õ²¶Å#eÄ“¬</text:p>
      <text:p text:style-name="P1">ÊhÕ#+mÈO*9 Ñ“…ÕÓà¹##1âë»tê@ôÖW?È<text:tab/>ðìÐyê½Éóè”#3¨,‘öŠv€#¦4/…ó[*�‘M#Ù#h“5@#Tê¿}�g,=oüúÿ!<text:line-break/>ß²ÎY¡}¯bß†Ö.‡Ö#¦›ŽßAÎCÉG&lt;–F…¤iß®ø¤É 8ÃF#÷€H¸Ý¬ïõ4m#Z&gt;#³=Þ€$K–¥pÔÂ#ú)z#ñA×##.†\</text:p>
      <text:p text:style-name="P1">lf<text:line-break/>Öiu”¼\ž#øZZé±#qV|’×“#Å¦âGä‰6ø0“YA•X(d¤ #‘�Æ®¥ÐHÐ�Áqô#y#45(/þ<text:tab/>Å1¨=HÂµáXÒÃúÛ#I2°D?w‰•r/”¢­##«L/�Šˆ;ªb`ôw4ã”\ì`¥ÛÎÛñlœ##lÉ�<text:line-break/>ÉQj�òýÉ¤#¡º~Í»õ#’Då&lt;ë#^Î!,#Þ!Í„�#¾¢Fõdº7Ã”W&gt;#†�§Yzî#ð#o\Bð¶<text:line-break/>^÷¨àˆÂ†'Û‰Ø×#lÇëg#dRyÔ#A°ÓÏl.âCÀpîŠñHÄ••TõEÛ#cÐ#Å#‚ïøoÑQ#‹#UÚ&lt;SÞò1çí–{Ð#S¢I�#LÅt|Þ5Á#ð8Å„Ußm&lt;#÷#ÊœHãº#Ÿ/;Èµ�f ¾k#TÅOã¹‘9Ÿ�ÏÀÄÏ(›yØƒ#¾##¦£®&lt;ÒÜ…&lt;#3b°¦ÒŠå÷yµu#Ï##aoÏ±¡D#×�ýl¹µƒK®°É½¦ÎG09X—¤s##Uß#a#&amp;ðªœÍ5#VyVô§îùg#“`ÎË]#VÜÖ^�KhH-Ö]¼¸ÑHn·Ýñ,Âç²“�¤º&gt;ê#$Ø#p³ç#<text:line-break/>÷¹}«¦Ž'¥±eôšFŽkŠ®z˜#Ï#tîÍº´ÁS´HME}¾®åÜn#x.#8#ÇòBXÊã=Áž­´°þuvim¿9K0V#"­žSù=§f¾2óÐÍQŽc#±#4[´†è1P#®iƒ#´\öH &gt;ò»#‹HW`üêJü´tÂA’&gt;•KD}³X#ëG#‘)#´FXÕõ)û+—±Ñ$p¡ûk#€ÈŠ˜ØT�7\#=ý"D«™:Ÿ3!”N# s.MÌh®ùñ¾Iê.†Õ#êvÖz¸#*ùI+Ä#=8##Ñâ¨#Àà#å?çÿOMUt%<text:tab/>ý}k}Õ#££÷ñÔJzVÆcp´¥›á2Û“À‹n8#.1î½üI#vG™Vr9#nÀ·#Ì$Ô«­µz‹�y7as¤#&lt;ù^ßS~XãÎ#`<text:line-break/>Ê#•€¦ü8XÏE½(r!gWN+9X·Úþ#F%##ô##¦§vôoš#9’lÂ-Iÿ##ž#Ð%&amp;ÙThÐ#åªgÐ×SRÎ�3ºÜ\u×h�)�#cVê #§:!§</text:p>
      <text:p text:style-name="P1">÷€¥#Àr]#×û</text:p>
      <text:p text:style-name="P1">4óiÝØ=ÚðåÞ�æ¶÷¾ýõaðûË#÷}Þ€¹¤÷«^3Þ¹æÒæ›Å9oÝ×ð¼~sN»è=ÏIóa/_õoðõUÞ²¹´»ªÝêËµGvÎ[&lt;Ò×]ãê^+Ä}è/}=ü*ûUý¸#Õû¹ûRv;­5<text:line-break/>#Š#‰?+#¡d¢KqŒC</text:p>
      <text:p text:style-name="P1">¹é.êä«P§#„¹¸v¦,¡ãNl w/0h;#\?¿à[‹^V#7º_Ç‚ÍÖßà�d–\JãQ­¤_°#žsñB5#Îÿ</text:p>
      <text:p text:style-name="P1">Áª—ó#®Ñ·1p¡ÇG™¡²‘É<text:tab/>²ÐÆE#9€#çò%ê{]ÏY®®{x#‹®ºŒxÒºŸ‘¨r€L’]ÇñeUQ¦ÜžŠo?[#?WÐ#/^˜|ù#(#lZ­CoTÏÍõ£#°áª¶¹+x# @Ø£º—Žÿ##÷`7+_ú#‚oE#¡�Öž.Þ^�Ø#ÐT#VÕ3ðõŸú°|yOv8Ù…íÕcfb‰UA¸f¸#ä-Õß@Ã9Ž&amp;¦‰Y§Ò/‡F±êI"å¬<text:line-break/>#`%‚1©úœè¦BNj{ô“#ôcl™5oÎðÓf#¹Væ¡#Å?—æ•°1dàtðv#‡WŸ5;º#§#ÕŽíb#x4¸e^#7kžì#ñw#u 7ä"#³×/3þ©½A•RT¢�N~øž®¦†ÐòQ‹§¯*å³ÌÒ#O?fw@#OTôãEû‰#Ñ‚ðÉ#�‚1H•¦Ñ�#q<text:line-break/>ò‚ƒ¾ÐÎÛQsÒ*nè!Ñ˜‡#Æ¹#t�#<text:tab/>#@‚³Lù&lt;«¢=ŸX�8x/#äËýà<text:line-break/>ýfÌ#—</text:p>
      <text:p text:style-name="P1">#5[÷þ###<text:tab/>‘ˆwôÐ÷û‡R%—ÏÅ#ëÒþ"ÿjt|#_ôh#Ð#¬ôD{ðG„##9²•€{~Y±#©#õ¯.+-{n(?X‘AK/Ûì;µ#A³à\Õ#£,œø#ê<text:tab/>1¨Ìvoñ#té##n‰É Ñdb¯Cj#R#sð­Û#§ƒžø­$óßæ�jÈå}©RÂÑvƒ'~°<text:tab/>¼qËÙh½®¹PP“#fÄ›^Ó«2#™Òý§éhPŠ–(Ç#S¶È}ã‚‹Œç#ÝæÕ{øê’#0kÜÓ{Ê&lt;°ß›‰’Å”ä!v3œ½z¡ÎùŒ0úl(RlFùkõêe#¯z§JcÍîj#@mÆ“G­]#9ÎN±”&lt;#º0ï.†rc=?­†²¼#ðÁ{¿D-#â:²M</text:p>
      <text:p text:style-name="P1">a</text:p>
      <text:p text:style-name="P1">ï</text:p>
      <text:p text:style-name="P1">#.ÃnWù!ø#æ�šC^#PêZ</text:p>
      <text:p text:style-name="P1">#</text:p>
      <text:p text:style-name="P1">##{Ñƒ</text:p>
      <text:p text:style-name="P1">ýÎò@#žÉJ)ZF:RØ«¡"Û#íL#;#Øu@ð#’ñë˜ÿƒ#›Íœ¿ˆ–v—ã/�[Óå8Tþ</text:p>
      <text:p text:style-name="P1">òÎ[#xYÆ³Ü¬‘q–¯4øjYÓË‹\ð’��rèó±5¡V€_!ËDSz’SÝräMb†I?ëÇýY.«.�îG@#'*a2ÓiÕã2˜“Æ##ñù¦Í$¿#½µˆWM9.h#fŒ�#¼µ*73P}Ù^S‡j÷€Qç�’€À{¬Ì�C~#D’#æ&lt;¶å##Wü¬Ó´ÎR³#ôØi¯�Lù)##¦€?2Gþ’iÿyj‰}›#z–}©5_##1¾Ã÷Qï¯V¨Á£¯í½®m£äî,7ÛOV«DMR}âÈšw6/Èj#½‘;qU¨ÄŽ¾²ÒeYAÊ#z¤Á¯Äo¥©-#Ÿ##›#H©#Rlüe’k:£ú0`"aõ¯öå</text:p>
      <text:p text:style-name="P1">ˆK#ÃîÉI?JçõæRš?%8ä<text:tab/>£#Þ#u-w’Ï²0«.byÑi8MœI¨óˆ4ÐI§¼îðj3®ÜÌÃ°JNg&lt;#ˆ:#Ç×BÐÒì(—VDÔUF#*›¾#ÝRÔJ#Žv#oQYÎ</text:p>
      <text:p text:style-name="P1">##°pÂ&gt;ËZ#Ë®8£ˆ#�§|Îñ¸Õ���GK…ïŒ?#ñ2,Ê</text:p>
      <text:p text:style-name="P1">R•B‚¯²#°#NÅˆ–#àü÷®oø½ŒŽ�½¹]#ÇÑVn!š£‰Ÿ¦N©‘@ŠÙOí§f™¢›-ŸžÑ_æ:d„#`#U‰ÐÍÂ2Q(¦s#’lË»9#"AóÁ#�ø#Hw…Ú�¤)^ç3NŽrDÀKß\{¿—ˆ#2|ü’&amp;¿Ê€ñ³U`�1ëä]d#„L+##u˜ŸšUˆ…Á_Õ&gt;‹k#ù?šgv±ŸªKÀ##Ù#5$Z4“tØÿM#'#ÜÉmÖ#£=§R</text:p>
      <text:p text:style-name="P1">&amp;‡’Ìä=åO.Ê`—#X÷ƒ_LBð. Ùót¶#�#¦"�Ýò&amp;Ø#ºÁÆQAáT¬<text:line-break/>jL²ð¹è#ZM€Ó”.ãn=Å4P˜.7#b:#ÔçDöB<text:tab/>Úè“?#&amp;¦dcSi*ž¨ Ç0»#³Ÿd™½VY®™éÇåäµ†›I60G¾ÚCfÇë”}ÏK-ì¡#wãJ#³‘N #ßéwXÂÉx‡#¾íHã6#Q¸@õY <text:tab/>Úw</text:p>
      <text:p text:style-name="P1">#ÅM#o£OY‹^ÕZä•ûÃ#Ó#¦Q#à°##)£ž_Ì&gt;:4éÀ#Ë#¦n‹#çÉ\^Qœl¬82ŸûÕNmÿ#ÀŽË#<text:line-break/>&gt;¡Ã1+ k#ìpqÊ#|K~#Ž¼¬#ØX·ÄÞ98që1™W©¬á'Råsî`#S³º“Ø#x_Ø½ÇÉºÛ]##�Wv|ÿGµ¸­#™¼àÿ#*hªÙH)ŸXïT²`d#lå'»O­ò#p"|ÌqÖN1Ï¬ÎA¾”Æ#zf®�ÛÊË¤É6çè�q/+*p|w¾³¾ÙÆ�.-*ëît,è„9¢Kø#H[ wÚ“»D#S²m„¡TÒ#!qÿ~¡©Ú×#CÃêõª^–‘K#“#kÍµ«9ÖzñAcøqõpKí€¹‡Ó#÷­¿ÿ*OVï#¶I9==µÆhû½ï_ò1£‚§N"ôZþ,#ÂcÆgo#»J›{##ß2ŒeY#„jãgºg!6e{²­¥^¬ˆ‚*</text:p>
      <text:p text:style-name="P1">#à¶&gt;`n�1äÕ#T_Õ;U™s#E®ïÆ1(<text:line-break/>)Ô</text:p>
      <text:p text:style-name="P1">#lo#º«ó#;%äc�Ðý¹…</text:p>
      <text:p text:style-name="P1">�Ó?˜L¥¦}Ñ™+ì#&gt;…#‚u;÷Á<text:line-break/>”êÿ#Ñ#Ë`#³#·#ß#f#ö5çÆö#)ÄÕ</text:p>
      <text:p text:style-name="P1">AÕWÅS]@#£¼âgýUJ®›m#nOM_+›=@i#ÞÐ…HÐ=ì##E­À¤…#ß3#ÙQÎBü³,o-7#A#—rü#}:˜š=óSûEòØäwbX1ìË}+xÞ8Õ¹w”È•,¸ðÉg@cR†5?ÿv'Þòvö+ïÝ#fgêÄ<text:line-break/>‚ã#</text:p>
      <text:p text:style-name="P1">ÖµÁ]H)ÃÐú©þœ-êsMË‚@Z¿[ãn2&amp;W#é8£sb“›íÈï@¼¨#™P~$]_·�ÁozºJÓ3#V“ýÊeÞ`.=Õ#•·2�®#Ö:€¢:å~˜ÿW`8Îö­¹ãn+)1’õÙ*Í#§ów\Z@;r©ÌCn•o#�É}Êr‰ÿd‘grrŠ&amp;�ƒ‹ß#’gœ#Ú#_#™ùúÍ/˜]øQ–Ô3</text:p>
      <text:p text:style-name="P1">.Õ<text:tab/>˜­;¹£š*##ùý&gt;jÑ%ýpD#ëjXX#I#‰##—›Ùð*#Dû¹</text:p>
      <text:p text:style-name="P1">«‰FzüÁ8�†ç»ÙKÞòsš/_#´êZYEè#6¦²Á”#øë=Ä~#»‡—.]êîWü¬IÅjô#,j#`¹CVnSNú#.÷#ÍžpËœö�O#O/sC#zÚT9²…’Ö#Võxl¸#2*ƒ¿RŠ…ÔuX#<text:tab/>=¯#*#m@™‹±å_ZpL–#ð)£�7µWÑE¯ˆGå"æ:#GUÛ#êð{f!#€šKÌ,a‚Œø##kz¦ùù²øìÙ$¼Jy“Ô(žçvO~ÇkO]$ó¯Uè,º©ºœ6öÞóv?‡ÑYø##Ïb×S»ÿ#ŸOõZ¨¤däDÉ�ŠÎÛÊãOrç%</text:p>
      <text:p text:style-name="P1">dJLa##uV#nVç#`u—$¾ÜnŽ#‚ßý¼ÁsòDum#ÙÞçVßµß##ôÀ|»Ÿ…ÿ0ãˆ”ßé¸�—%C($À_•o0,­Uþ”#ƒi°ÆèïÊiv#j£´s�¢#-|{Ì#ó#ˆ#U~0D[„‚º#ìM“<text:line-break/>~S×¢yª›±#QË ##fov|TAÇ_™æ¤J™‡ã¡fâå‘·Íù”%2Z�àÑx#Ò#è#ñ#t´(ìsMlr¢pýËÊÜÀI#(Ö\cºØ•óÃÓ#B#•JÜß##…[·#¿Š7Æ·4Œè\‡iL÷’þÆ}#šÊlÐ†“‚ãuTñe;£ÿPZXš#ý#Ü</text:p>
      <text:p text:style-name="P1">œíó³#&gt;�þN# #9–‹&gt;l#{¼Þ¡. †pšd#</text:p>
      <text:p text:style-name="P1">æŽõ½Â3W·2É<text:line-break/>1nbÜ5¢r@Ê##[&amp;ízbÏ~ü6#f›=º£</text:p>
      <text:p text:style-name="P1">c'#˜&gt;Z#â#­aµW1Ê*Ó¿aKÆZø‡¥\ÿpâÖ7Ê#å+\´1¼DÑÍA´¿‚<text:line-break/>ßÏrrä�`´#ÿ1µ¬T,XáçB##GŸ#ëß]QÇOÿA'@)»“ƒB#)¡#£U#ò&lt;#7¤7@ ÷TÂov„Ó##}6`_t¹š€#–ûƒµ=Í<text:tab/>°¤‰ßü·`× ˜ëï²xÝ†›-v0Ÿ{Kª�</text:p>
      <text:p text:style-name="P1">ÌˆÛ`QÚ[$§²Bûak™³†’ºÀ�9^Np—E#ù#fMaŽ›ú³o\#ÕEé\•#A}úi“XÆW#CUá�##˜à¹</text:p>
      <text:p text:style-name="P1">P?ZÓ</text:p>
      <text:p text:style-name="P1">—KQÈÅñ”šøÔµƒ‘Íf]d@Dzp</text:p>
      <text:p text:style-name="P1">#È=dQ#¦þ#!Y™­Œ¡Õ½zÀ#îÑVræ÷#çŸ—ÿ#Ìmi•~ƒ#,k(#rTþ#²—ý7…ÉñÉÜÇX¿ú’ŠË#éìÉî<text:line-break/>6Eµ„Ù¤#½ì’—]*¸¶#Æ8Û6—ÃtÄâ�¬#BÓM#Á¡Ãì®‘àzòy’#kÆl³#N"ªºÔtÝßN#Õ”Ë*L##÷Ž2<text:line-break/>¶Î</text:p>
      <text:p text:style-name="P1">`Ä¸ƒ#Ç#bÆQ¹\—:ÊqñyÒíB�n­#ÃœXK`â¸ƒ&amp;¤ßXªÁá8L\úMš€ÿwžUØ#7Ò#Ú2ÒmêGÅâ@^X]”pCu#°ï–#°R#°Õ±»û•ÌkNvFÖ©Š p|•W Í#‘ª½�L¡ÀÛ°©#9YãLÏöÓ3öNƒí¢çÆu²­!Ág€Á#ãz¥Yª#twÚèCÿ#ò¶Ý|-i;Èñ€‹ø�-¸‡E#E#k#Tqh¡�ÌD#'„'¦Â/QZ�~+&amp;‰ØÜ#ØUu<text:line-break/>uf2G`²8u###¦?˜�Öª¤!#÷0è<text:line-break/>ÿ#ŸÒ¿Ëº#Ö@!ÁvF4J#à#+#ŸºÛ&amp;“?ÃÙ#¼îíÁÂ} W#Ï¯ý2#7›# DÎ##wN6$#$Ã#E¦#T¦ä%ä,qƒ,‡%ÀW6$Ëf·Pñþ¾ð¿0#�Ö—'t#ûŠ;±`¦*Òy„¢¬š$Ä)#Ùû¾éã€G#¥ZÄˆ"Msv"YÍ«âŽT0Žgìò tº†"##ÊòVò#Bß)PFÄ‡pù1ÃíuìxK#.F�ö#¯Óê$ƒ²ŒûþNä$ùæPBÕi#½Ž›*$€úIÈgÝŽ#†,qî,óañé˜#l/#¥#B»Q—G%„"÷55s2Ž’Qð]#xæ¦ï…&lt;î~KìòR#E.ªn�vP‹‚LüÓé²¸#×`f¬ý�!»cq=|'•ýsPó#‹#V Û#±�™Tqf'#6�#¬m�èfR}qî‚#Öû##r§ÿ6<text:tab/>²ôZx†#êÏ<text:line-break/>…»,|º##—,#ìÞ#yý×Ú?%¹#²ù/–`V#B(kU'ÕïùýxÆìªýËœ¥·</text:p>
      <text:p text:style-name="P1">##“å#î</text:p>
      <text:p text:style-name="P1">V#éØŽIœêþ€í_-„|#{#þ<text:tab/>¹¥:T&lt;#ƒsÙ@Ÿ2#5[ð%ws¤¬#’µºŠ Ô·###â#,Â#²¥;^#�±LQ¡8™²G#D¾ƒ#Ïž,0#Xü'Ô·î+‘¹#gž!æ÷ ù³¯ÇR#’-Aÿ(ÕjàÜíyÏ;åÆÀÑòÏŒvß\4B#åMàöNŸ#vH2ÁM#…#æ (#©ÐâÅ###ßrçŽ#<text:line-break/>e#¶x àE¬ãæ·|Bv¾.ÌÂ`˜(ï8¾l¤5ªþ�Q(%#Ud#'#Ž2…´Â�è³IÑ¾ïZð¢%ªVº›Ûâ±#3¥OðÉ#ã#|#KàZæÉ#Ý»!@�#³âŠ$²#‰úS#wXìS³`§öv6Ù=‚;Ð  ÞÝ#R#—/ »‚àŸÚã×&amp;ïÆÒ)$·&lt;iîE2-l›#Úr³g#´[Å¸œ-ô«#[§‚øhÌ"ÐTÊþJÂfÐ#Æ#i´#3#ú³##¶ÃgÆùæÙªuØ6#…ð×#®xJËWö6‘Cö›ä¯¿ô-M#®j�#Ln¥epZå^ÜMâMÑP„à¤]`¦þøu·Ð###€O#HÎ‹H&lt;9ù5ª<text:line-break/>‘#@Ï#M#„©�½žÀÚã#c]÷W&gt;#ÒúC#‰#Ø’�o6D{á#¨ÔDö#ÂÿT#�-ú¥šª{€¸§–bOÝ›Z²à“¶Lƒñp #{bŒQãûæé#6z#äNª!X#¹</text:p>
      <text:p text:style-name="P1">öŠ«&gt;€%®�£|3#wÞâ`¨#Òa1’¶-#~âŒ13¶ÐY9ó:ü¨¹Ž6Wø#¡Æ‘î…‹Á±õ#‚:¢ÐØk#�3ó´)¶¶¯{ K¡ ‚‚#ù�6#éŸ¶#%£Gþs‚N¹™keÛe˜Á¹'`À</text:p>
      <text:p text:style-name="P1">¾`#vCÆô¼›ENOÈ##[…‰[¤íxûrŠ€/V�÷ãëL4pRm¨±šÚ21˜YáÁ#Št#ßË¤ò¯5Ÿ€iÇ³G3[«œdyþgìc“b##ð¤YNÇ-‡Š#”</text:p>
      <text:p text:style-name="P1">´<text:line-break/>�Í#DnÌ@÷í¬ôÍ(ë¬#¼#‹Øu#’ödˆÐðHÎ#û3<text:line-break/>]9_~##Äê�Š&gt;­~CÅòn#j:Åëu#W#¿�#^w+^¾`#jZc|4ÀÅ…”°Æúm\7&gt;áƒêg:Aª[Iü‰Íûñü³#¤ã#àZ¡…rWcˆ“é›Þ¶´Ï½ãë³«¶-Ÿ/Oîb–#&gt;ÞX¼‚®ºiÿ.•(}8#Ê#"zd­”•òíE•RÛ#.�™</text:p>
      <text:p text:style-name="P1">‰±n§"`7ys#rõL©k&lt;¹¹x##�¶?#Îã/#¼SmˆÊêàÊÀáÝ#æ«#Ò’�+˜<text:tab/>Šh?´A�’—#°$ùv¸G5_5#÷X‡è#È\*¥õ7ƒó4·‹mÆ•ríÚ'˜u_w&amp;»'k</text:p>
      <text:p text:style-name="P1">-rÆÐ½áLìO)<text:line-break/>¦jÎ�ø#$zRíhTÝE&gt;³wkk bÌ�¨&amp;""²�ü—†[#zóÀýáÃÀÏ™Þ#¾#Áþ#G÷±Þ#Ëü`D#…1Dß</text:p>
      <text:p text:style-name="P1">ÙÒš<text:line-break/>A²4##{V]9LuÔìZ…L##×‰zÐ##ö#z¬ü#</text:p>
      <text:p text:style-name="P1">š´Š#þïö#º#½¶¿\k€È#¦q=Þø´ôü¬~ÏÿwØö]«pæT¥\ôô¬ù¿5~QáUü#T³<text:tab/>³#ÝŽ#·,ŽÈ#cëi…Þãùÿ2<text:line-break/>Q#*+#tUGƒ¼d</text:p>
      <text:p text:style-name="P1">�ƒ]èŽDâøù›}Ì’Ú˜xÂêU#É�×5#9ÎN‡MÊB#ŸÿIH.#µž2�#³˜›…#–›#Hl*ç«W{#P£9¶Ê´mfßEÿTJ�.Ë</text:p>
      <text:p text:style-name="P1">Åˆ+ý#2bc#«CBT#?­“k</text:p>
      <text:p text:style-name="P1">¶¤¥¤:ôOüRZ¬<text:line-break/>×•oä6‡à ŠÜ&lt;#:í$9#lÓÄ–•¢Ò#“Z</text:p>
      <text:p text:style-name="P1">#¨$Ž’Šp</text:p>
      <text:p text:style-name="P1">¢#êP*b #ãð„´O9#+Û7”�d]%f4Æº#h£:*0òŸ\ž\F:ùÃè¥E÷;ËÑS�Åù²#÷¬Hõm•C#Ü·ÞÅýE‰¦‚{#Ú/®<text:tab/>,b`t Á´ƒ£rQl=€NØ³Ù2ç#³œUæœËô09#¦N##K°¤!9ÂC½3õF#âmSV„$&gt;P«"#“á¯‚‰ï›«²"Þ¥Ç$á^#“—Ý ÌôÇÚ£·ûp"i%²¥&gt;#Íà6zMNÒ�Á#ÒÒ%#¤k#ÜÇƒ·ƒ#r‹#óÞTsÂ¨a@#&gt;ÿkßðˆf¨%Ÿ5Ï-ã\�#D~JüoD#j™pœx#-Cm�#úR‘Ó{`|Uo«FòòëG¨#-&amp;-</text:p>
      <text:p text:style-name="P1">##ôq.çß— ;,y#®ÂZ³¡–ìü):0à@£Ë-¾#ÙòþgÒK�û##P9Ç=ì�ƒ6FŽQ<text:tab/>“‡ 3ÑÚº˜—#‰#Ý#�õØ,'�Í«£;<text:tab/>ï„ŒK*‹m@Þg‰ŸH-S&amp;#è¼sèÿw0Î</text:p>
      <text:p text:style-name="P1">œ5âSw#ëˆ`îä#qš»ì%âA�œrEÖ±Ñ�{Çqû±IåŸ#o#2À§#{#ã]áI1ËÀç#È³¾ÿaÈ‘™lEån^*<text:line-break/>#ŸÓÚVRÃ#&gt;</text:p>
      <text:p text:style-name="P1">tT#b#.yŸW##Ÿ‹�Ïð`s&gt;ÃEE‡<text:tab/>êZJ{µf þƒÌß/&lt;Pÿ]"R£šÙ0xá_Ñ;mL</text:p>
      <text:p text:style-name="P1">HÝ#®#XY¾FÚ'%6`#“ˆŸ×#n)ÃöC0%Xšº°®å¾Ðw#\’ó˜HH"‹˜”&gt;-#O [ða[S��ûfþ&lt;m$èm#<text:line-break/>oP÷#‡#ÃTöGÙ#Ô#Œo5ø4É#T#Ì#÷,"Ûë6ý,©-|�¬m</text:p>
      <text:p text:style-name="P1">´jSß#<text:tab/>‰4Á�kQpE »ÏônoŽt¯SÉGGÑ�±@Ü;tµ1ez“7Šq¹eæÀóôªìÞX_&amp;S»z3Ée#ˆ##J#Ÿ—&gt;�ë±þï##.#</text:p>
      <text:p text:style-name="P1">ëË?èeMãnÖ#`³Ÿ.á#=j½rrËŒå7§c£6ŽƒÊJƒÎùêð0@÷o·6dÆÃ¡Á´#K0#êÍ3þ{~…1�nvü©ï#î!I|·#</text:p>
      <text:p text:style-name="P1">_®sËB¥#íüï<text:line-break/>REPêÎ‡’±î5#B»šÌ_&amp;åRIæ‘ñ/gW#Î#Xp##ƒäüö1ñ…#›©Ý</text:p>
      <text:p text:style-name="P1">~#5#D/Þ›öT�Ø#F]$_Æé&gt;&gt;ìÓ{ ­™ëd<text:line-break/>L¹èm O‰ÝD#¾bl¹íÅhR</text:p>
      <text:p text:style-name="P1">úå¦´²ŸHN,¨6l#öW»PÚy#w•;ÕdOïmÑÉó°�:ðUÅ=AÛ&lt;#è²{#ŸýŒÜFë—/ø±bX šûœ«±Þ•#¼�MøôÅ„¦xÒÜá€3FX›K›O+#³ÚüizÁ4K4b‘…ñYý¢÷Ož<text:line-break/>Û«r##D°ž\ò1TŽ#ä"Ù`M•#á#—º”MªHó9¡��Òº#_·ì’ùÀ¢I#çXëF#ðU9þ#€ŽÈ###GÍ�¾#�·#@P0fX)ÏÂïRÜ¦@<text:tab/>Ypðo#)t#¥-q�<text:tab/>)gÖew&amp;&lt;#›###â\2Oµh[SäÆÚ6tÿx¢5£»##b¼Ö#1/ò=Øƒ‚#ØÏg¯üë— —óRe«ƒeÝí,ß§F2O?#¬›Ð«Ý#î#¼$¾{�z#¬2ñw/úJ°å.èÅÀñéêDÞÍ“ü¦d×TêŸí#ðšV\Ì¯ß×ž¹5J%</text:p>
      <text:p text:style-name="P1">Ð¤wb¨ä¼Y§Ûc+¶Z/chaj=I;K#âZ¤pN­ŒzÜC#¥ï°2,Ó§@~Z´·3†!ä8%¸Æ#j¢kVÐ‘IÈ4›‚ùD©#¾~šÔ9½Éc#2##8¸±$kÙBÙÜQé#(¢„D#xPbº¦ñ´’ž.ù´#</text:p>
      <text:p text:style-name="P1">!R6ów~eÀÐ¦#¶#šV#8ŸÀBd¬ž#°êÉBç#Y³mÚ°7(±˜ñIžn›Uïíï#,òÛ4]0‰#i¤f§Ê#DŸÀ(ðQšüwÅ¦­–ØZÓ`gÏ—�ËãÝçc‘xÃÂZêÔAÓ…ë¸yÓ+Ñë¼+’#êî�¬Í1é‚#àœIÎ˜ð+‚Á­q•IòB#Z~È2#†JÑ;{5™#˜öËk#Wy‹#í=l#ÃÂ¶ŒôËÆL¦+ä0#¥ÄZ%Áqà#/#M‰†!/e›b¾#Ú &gt;=š‰#‚ü?Òo#ØËüy»Ôƒx#Q0ía#·~1##Òj‡‹Câ\Ôå;#ÊEç=æ#·&amp;½¼¢¤RÙ´4÷m£kæw¼²dþsg#€ŠC#Â×÷…�`Lbq5UÜ¢úÑ„Y#�×8a½½OÏØùŒ7#{œÚãºéÖds¿#@‡ºŒUbîÜ 0l*GizcmZK¢.ä �;të###Ï+:nv`¿1üÅN#�~¿[d0Òøj#ÌÒƒäõö\#lïÄŠ„##ƒ¶ü&lt;ä{#úê³\Â'#ó­UÊT#bì#&amp;#O#æ»ˆ#óËoà-(]R</text:p>
      <text:p text:style-name="P1">#AÍ</text:p>
      <text:p text:style-name="P1">ÁBPQ„ï¹(øV|€(Ç(®#î#:#&gt;#Ðæ2¸Ë#î#�'1°Ï¢•Mâ·‡@•ŸUe*W#kUr•Ç##ôÍºV#fCºUên‘H³[¯#:#¸u#Z È×NÌ:ªŒ°B0Ž¿Ú&lt;‹—é¸°GBs#e@#½‘õd8±}nºc</text:p>
      <text:p text:style-name="P1">i#¨#‘.U#€È##Çg#ì##ÛySm&lt;&amp;x©ùè-˜¢l#œ¡Lç&amp;£aÚlsÐ[\ÍÓT½lT#t™ÏÀ)ŒëW#2#Q§Ãºqš±88›#ön{•,‚ê·Ï*T›NxçåÒé'A°w»e×uj#@älv„Z###ñ-¯#£É:24#u9®Aüeí�HºJV´N(¡ƒ¨<text:tab/>Ý2[</text:p>
      <text:p text:style-name="P1">@€±E{#‹þ ž¹m#�#²k#ø¨ÿ}±#×#½�~6q[ºÍÕ7z#‰j©Øg0#ŸZÁ_1</text:p>
      <text:p text:style-name="P1">!§ëâM`,·QîgdlÏŒª#eÍ™ÙÊp?]{ºÜ#uuwN–Å¾#</text:p>
      <text:p text:style-name="P1">##t-ª#Ø¢S'˜›9ck9#ž†Å¾‚í¼#›ÓAõ$[#Áö Ý$ôÝ·²µSb�Ì´^J�vÚÞt�¹#±###uéVÿjeÂ#•*#ºO�#e÷ó#&amp;›Û©²_ªÍy‘öÑ#”Eá#ÆHè’#ÀUqZOK%!bÂî¢#fíCá—éÊ#Ÿ‹·)þ«…#À†ýþã¿Ÿf##"5/¸#µû&lt;CÄëK©+µºí¤#YÁ#ß#^MŒ_L±ê#›#m\wRt##·##+O°Çiöš¤qqoiaUÑ˜-ýS</text:p>
      <text:p text:style-name="P1">A¶©€4˜ª¯I×å#”z‹„ƒ#Ayki5#øïèWML#Ž|^÷øc©ª–t’s#&lt;AmÔì°U¾C#- F°Cd#)#p•#Ý%â0#+w™JëOþÂ‘Ï\Ü}ÑG•c¹%kT#Vò[œ0 d°©¹Y=.~C‘TÙîž¯»Gïgp<text:tab/>Þ½ì#âl”¼#EC¶#j&amp;ëµp…´{ñ#1#÷þeó¥�ð¤é<text:line-break/>�®c»Ë#9Àj ¹z›™@#Ë##ñ</text:p>
      <text:p text:style-name="P1">~®,ð¿»U#·#žO$ó@,##9:eX38�#BûŠ¦½#­pFÑ©3·æÃï­#îh‡ïúšG.O¡™sF¦N#K¢®ã<text:line-break/>Ã#Ô¶=çucìØ½#©IÄæWØçàT€zM+5sm#Ž†ªð×Q9ºÃà§Š{Ç#ŸËÝ#o¸¶Ó,�ÔóÛ§4}úìÃëÜ³ÜoòZ´#•Á#&amp;¯ükú™‡ÇÜu«àƒ4Z‘4ÄÑ†#á¸½‡#ð#þ¡RT´R#5RVÿr#”IÙDà�R#§ÎûÊ¤xvvËê°*H�r.HY^å·O</text:p>
      <text:p text:style-name="P1">�CŠ;@Ÿ#¼·±##[š4¡.ê#A¥ÆÄŒ#wïÏÕ*5×ûáÚ'b##$ük�X7\£ß—#G#CÒ¿üme÷"#Ÿ�§N¦Æ`œ#Æß`-#‡[gl1Â¡QC§oe´ðD!ßðì##«5ÊÒ7ë#8)#b1-Š#qZÃf&lt;“*)€ª</text:p>
      <text:p text:style-name="P1"> Íx�gºÍ»#R-ÙÒè­¦BV#:##1#¤U_CAP¥##á¦jü5#¡Ð¨ld#X#�&lt;¹ï'O|ª5#(èMG—Èã]!0¦ö[¥ –�%jÑ¤™2<text:line-break/>ï�‚dcHB°u©¯ŒÀ÷“UO1ý#ûe"åK#yÙq<text:tab/>îÑ¹Äù.dpÉ=úïP°º#+w##‹z-@ #ðëG³Ñ:Iaúƒ&amp;Ñ}LÀÄ¯<text:tab/>ÇËûUi`Ë</text:p>
      <text:p text:style-name="P1">­ØÛF&lt;à#t##=ä'jue½^ÐÄx)Óÿp=ÇþZ#å¤]=â´žéæƒŽn³½Âd@$#(É0=a¸¾º#É#s¼&amp;#<text:line-break/>#jd#e÷z*áãÛhSsm€ÁêK„ŸO®öß#;Ñµ’nº?µHâ-ö:²#\üç#ˆa/#×�Ì##É»¥ÅH‡ÀòZ#wßóæ'µ qF¡(’ä4Þa·wõ×f|Š)#@ �Z#‹}‡œKu#õfÒðñßveÛMß#¯c»þH#jù#.##º2CÙ#5þ<text:tab/>W7²¢§Ì[0«âå‰í#TÇ.##Ú#¿##k$~ï}þN1#±æ#î#J9€�P<text:tab/>“A'rÓ-‹pXHŽ&lt;ƒØ›3msyÒaû±Ò£dŽEìœõ“L#¾ ¦º+##ÛbøÎ„KL…TÛpƒHIgïi°³#ÛNÿS†¹#¢$##•hiAºúi#à•È1h‚¥]@¦×¸s¾ÞV#ò÷Ð#@~#Çš</text:p>
      <text:p text:style-name="P1">Øó…uœ?ebÁý˜`ôLM§</text:p>
      <text:p text:style-name="P1">Š¹Ž8f¼šq8&gt;/#Ú•|#oéj#.tà{¸“ƒ#rWwŠ<text:line-break/>’ðåbÕLÝ#�zWò#dÏúF&amp;ù©ú†#©†Pä¶Í</text:p>
      <text:p text:style-name="P1">uÓi#‚#Á</text:p>
      <text:p text:style-name="P1">s;ñø^¨¥qn÷#¤Îw¤)`$á§ôPÝÓÖ#zZ+</text:p>
      <text:p text:style-name="P1">¾2®*ÈÁ„¹OMv9pÂ¸°=¿† \Ï"]‰C#ªO&gt;ÓhS‰~«M#­r¹L%T&gt;îSè#rDˆ#ußùb}0y�éóú Ä¯…5æ#dÉN#‚Ç;:=­Te¯OU�Àßÿ\r5ÑoÜã#†<text:tab/>ùüñtÈ#þ¶p</text:p>
      <text:p text:style-name="P1">NZIãE¯lþÍß‰íçB×”#s#Òi#�h�ü”wc&lt;% 8‚láw!=ª‰–“Ê‹Ñ#aé<text:tab/>ß–0—6/\hcj”%#ÙÐU½[—Úæ°�#r¯ºèOCŠÇ¥##�6á±ã‰&amp;"</text:p>
      <text:p text:style-name="P1">n/¬Wö6G1‡{oÜŠÓ3#¦q»ÆÈk#èì&lt;%=Z2</text:p>
      <text:p text:style-name="P1">J|f #ëžo[&gt;’ÑµEgIY-äPÏ#áó#!¯Y#áñp##$í‡z&lt;\ã„ RîlÊþT[·ÿ#12s‡È„õÀ�.Y#=#Ú“Žr#</text:p>
      <text:p text:style-name="P1"/>
      <text:p text:style-name="P1">~#õ#Ë#XRxï2•</text:p>
      <text:p text:style-name="P1">·##²ô#‰ÄJr´ñÿR¸ãû±‡œ°�ÒÑ=mN‡öØ�ß¶Pð­ƒCiyM#„P/päÑÍ†;¶†àêøæ{V#ý‰#ß[81{NÍN##DÈ–^#ISÛc#C0§áH­##oV�äÈpä¥­##%</text:p>
      <text:p text:style-name="P1"/>
      <text:p text:style-name="P1">û[wVPÕf8k�Pyå¼KZy¡##xÛ#—û…š³á€–=�#=S.ÃN+‚#]£¾CåúvW.#Å#9<text:tab/>Ä÷¶:ÿSÕ5xöm2ƒ#‚ü#�ÇŒi\Ê#©#ÁÄ#gõÂ##SJ¼þ¾#ÊÈÄ‚#;©–Míø:iLða†#€#ÜÉ#±Ú)ÇAÂ�´¾NËh³©ÎwÊ#\ÄŠ¼,4�š¿š/æÎ{Õx“¥B±FÊsÖ€vÒpP‹:Õª|#Ä##4å,I:ÏA</text:p>
      <text:p text:style-name="P1">úœüC#ýíFû¥# =˜l#ï#ßªLXúæ^Ÿ™wÜ^ƒâ+`¾<text:line-break/>Ý«q%Ñß�™ÆÃ)¸r�îZ#WÙöâ#?ö",Ì¸¬±cå‘ŸE†O&amp;L+ð¥œ¥�ÊÍ£4µ&amp;À¶ÆÛ�n#¶7–µ]mÞ¤IÅì€#j#Æ‚Ô\ÿ##¡i†�Ïy# #Ë¥öÑñP›ÛÿeiµêÑÙ#¯M-Š1l05U0¾�Ø~wv—ÖÒ¯Sý#Ú#hgžÜ:¾<text:tab/>µhGjÄ#ü%Á‡#W</text:p>
      <text:p text:style-name="P1">##{#’ZÅûãÇŸ3ÁZ;z¾#©ìñ@%` L7ðì¤48bŒl�¿ú–jüŒ‡4=¦£Ç�C1Öïž1�æíòì„J#d;#1!×«‘Ù,..2#ƒéO<text:line-break/>Nm/wJœÊs‡æÆ¼Œ�ÑPIW?HÜ#(œ~#OJ„á#B�·&gt;"ìg}nÓ¸!ÚÍ§##N“_°‡Ùªîõæy{™1­&amp;ÇÔXQ™üJÆ¥TÛÅØþ³=k�#Ñ#<text:line-break/>#ŠuÖ*##'Øúù²ÖÂÁWðÈ#Lå#½#h#j{Ò–�¢‰ªE#å›{Á_ ÌVunR&lt;…—æ#É #×ãŒí:H<text:line-break/>à�Áv%¡AdS,Ë#úžîØ#¡ó¡D#²üÄ%«)H‰3)ÃJ#‰@Skøõ—<text:tab/>®<text:tab/>z‡v²Y÷X»ÄU#/Ó¡ ‡·“1#6## À#ÿ_ûA]±Í�E¼tc®4(d��©#1X#.¾<text:line-break/>I ˆ7#b/4—P&amp;—ÕÏ#áBsv„·®ÄB?2è#˜</text:p>
      <text:p text:style-name="P1">#»yÇ…Á�W?2w;/zOi¿#ê#ž‘µ:¨rp¸½¢<text:line-break/>°B##¼G`d°Žb+àé¸.�5/€˜qf´ón#höTH*9ô­c®8ê]õÃÐù‡§#¨ýn<text:tab/>è�Ø#Jäø�ksê‹‘d{�Á.Ä#S4/&gt;�–3#‚&gt;�F“ã²J¹|Ç#«0Ø:º©èþœÉÛ#Ð#Yœ³2hëÞRÚ2*»ƒ#•aÝ83š�…\6Jü"Äm1{Í§½ZrèkG˜yŽ-9O½ž9Ààæ#Â—˜Ûã�{_æ4# #½Ëu·æÁß##%Q½ÅWT±##@'gPí˜`§ííf#Ó#Y7&amp;›n<text:tab/>¶æ–|D“iûè*#¦¤x�«˜�ÅÈ~þ/|�•G#­1=ÛŸ‰Zëšê±Þé+UåØ¼ªè‰êss&gt;¹L·&amp;ÜûöMÁgÂ#Ã‰ƒáÁ˜2‹2</text:p>
      <text:p text:style-name="P1">¤¤ã]g‰4`ORDþYˆ-à~sW?·CNãùŽyP(g"#<text:line-break/>Xk�˜</text:p>
      <text:p text:style-name="P1">¾&lt;##Ç#²Oo¹S·ž`s¿ #ìý&lt;òeJ_É·­ÃÆwxÅ#æã"Ú©¢Uè¿Ç}±É�5.¸ÝèWë»·}#Ã#�qÂ:¤ý¶#&amp;AªEÐžc�n`¡ç†õ÷[éÔÅZ#8•FÊtïÐü«fƒ#ÖU%â«]¿žD_#S#|SáqÄ�g#jÿ)âßm#`/#XÙ÷)6rtä##!o�WU�e#ûÏ?;_é–)#„DÏNE.µ#¥¾&lt;Â‰TòŽ®N}w#†4¼y#À¬ƒ[Xí0É#ôW#×Ü©†#M=6q`™§¬©eµÁ,?ß;˜:MZù#©R!çgMm°¿ö<text:line-break/>26»%\È5“l##xþ,v«:¡v�ó”áx?yIˆiª¤¨}ŽU1Ö"#ˆ4[ç#÷§w\mÍÆ¡1xa (ßR°�Qá÷#gJÌM”ðs!éº'²@A²Â</text:p>
      <text:p text:style-name="P1">#Ò8)�T</text:p>
      <text:p text:style-name="P1">þ#�-VÌ{{WAÌ?É¦#2&gt;Mn|×ÍüG˜g¦Žæ’Ò#pIaû1,÷c5£ a¹×éR›ˆý#è&lt;Û#Õä#Uî%|ˆH†™&lt;^ìBSy¢“HîßDr§íÇ6•Üÿ`w€·ÿ<text:tab/>/6H/ÓÇk3U*�jüÉd¶Þ¶7Aœ\bòMD¼·Ûž±U#­3Ô‚é‘�Ð]#—6P»9°£ÙKjN oT#‹Xó¬\Í�sî0›õ¾#ã#/„¿íÖ|bÈ°#�ÃS#üñÇcöY²l–Sey(HX–®ä¾Â°‰¢– î#UÎeÀEûüªÆ�Ï#<text:tab/>xÙãä#“9Jã‚¸t+'·¢EÞãW#Ç~#+#iÆKdÀ¬“'È¯«ÞöQ6##Øƒµ#®]~#Ï'umˆ#<text:tab/>öÜ¢ªRé³Öl/#¤Q…™¨'V±—8Ói­æ#ï’¾¨‰ÿ‚4Í�NÞ‡#¬™·3#à3å8¹.!Ç6fQÌûÂx#4ü#x#b¢V^­èd)á&amp;f*—w¸«sìtøræ¢¨#Sm<text:tab/><text:line-break/>HÜ2Å÷¶¿�í«$K#�ú#‘O¶y}#¼±h4žS!$[�ê#[;/Y~ôÐ–²KY^ð€####d#<text:tab/>Î\B^#jæcÀõ1a#Ôg¸Ÿ8¦qÎ;S+‡¯îéqæ#xÔ¨äãí‹Âi¿~À¢×ÙÀæª~Ÿ™-l[ &gt;Ãç'$&gt;ø?š´#yzåÌ#L–d9eÀ</text:p>
      <text:p text:style-name="P1">ŒÃíè¹™oIßž#0/dÌ#Iœ<text:line-break/>R¬ç2ü„–Õ±h.¹!3¬Äg€½o—R¥·bøù¿=°e™‹7µÅ»@@“</text:p>
      <text:p text:style-name="P1">à…’«½û»�Ÿ#bøœÖ‡</text:p>
      <text:p text:style-name="P1">Ðf°#_7†#ÀB�13DßQE¾Û›YfFM6}#2íÑ1’bÏ#Ì9€#\#“€©I¾iä™#Ÿù##Âµúj“˜ò,žš#uÄºh�¿‡(¶<text:line-break/>L‡‰c&amp;‚<text:tab/>›Àá€D…p#‘®™ð™_###·F•8ãÁ#ykØ#/Fæƒ¿úùÌ÷›”<text:tab/>ò;¯#ôéÑÄÀ�ÏëXªW#f²†7ˆ¥L‚°»Jÿ�pbŒ h_O</text:p>
      <text:p text:style-name="P1">æ&lt;”#EÀä‘[É¡XG#õê#N¦Î3"²#¡#¤2jøÍÙ‘ÇûÄ4#þD_#Íªz1ó1#e÷ögé«¥ó#ž]$t§ Ú€kZ¦�1¥Å2{'oïÔ%ÐVSNûì©#Q¥#c(Û: †çÙB#Ô•ð8Ú#ŽA®”î„5ßx¬Na°ˆœ&amp;Ûš.Øu£×~ H=›]¢Oi#·ŽI#¼²îËä¹n#T#ÝÙ•#%ÿ_îÝ##QÙa¤G8Ø»œ"t±ž!‡œày€‰–&lt;«t½s%3S<text:tab/>#;##aNñò¿ì^`x]ç÷ôºïÈ\" &amp;Û?W#¯«D”ˆì…&amp;*¶¿#­×µ8#ñà#ÔÚÈŸ?Äð¥F¤õ·Á .�§ÚOÌ#;Íþ“Ý0‚HÉ9Ûa­#o<text:tab/>ËyôJ#iº­"vÊ_@éå#.a6#êeÄ”##¹œñŠB#Y~ÏÐû#</text:p>
      <text:p text:style-name="P1">##zÏ÷Q<text:tab/>”&gt;�C6s‘Â™ÔØ#hl 1›½Só­ØßgæœÆU¬¹Ó)›F.2ï#í¹#ˆL•{‰##ø‚—™w´Ò€##%ô'†V?ÿ2…#ì#üÑÞÅ¶»òÆû#A˜OWè e¶—##¨p4è#c3#IRì#DGzâ~#V¡ÑöÃ0«ê™###ï'BÊ"°ªÿ:áhlø&lt;qÌ#Ä¯Ps¶OìcVAÕgÔv#û�Øcì�™&lt;Ù�·ðÁu=)óW,÷#¸ÑÏKC‹T`¡—4%¦ÙâµIAMÎèT®õ²¨U©È7#Úºö!1¨ë%#.+s_„û¤#Éòœ##E‰à• ­Ïjï&gt;øk##åôf#×%LOÞtçàþP¯£çFöƒÁ'…Ë\BÞ#ˆ”íRiê…F4Ò•û#Uà¾,•#½Ï× ÐüPÎú’rq#R±#½‚\äHwV›ì[²ÅäX,_œ#Ù¨#ý<text:tab/>u¬ãç ˜Ï„Qˆ°Ÿ�ÄT</text:p>
      <text:p text:style-name="P1">ÐýÙ¦ä™»¶ñ-Ù#hp«#É#�µÎÙ#&gt;/#Œx`MRÕ9Æ¦Ð##:äá·e—ãP&lt; g7è_Ó‰ öŽ9Ê|Áù<text:line-break/>º¦#lxcÙOnï##Ù#ÿ!Á##]#ÞåÅÁ·Lr###q}m—¯æî##ø &lt;nå�#˜#Á#)ÂêÉ#,-#MÏÔ##X!#™_ŒK*sÅvƒ”#“E;�iÛJÓ¥ Ÿæõq¢ƒ…5ííp(£¢#½êp%'~Òï&lt;Zòu15ž±ØÝQ\òoM&amp;Õ¥#KµŒ·#Ébh'«úŸ½Æ¬×)Q›Gá"pÎùâúvSâJ‚Î€--V=&amp;c�H²·�#G#x¿` æàµY¡%x$‰Yà0¦‹¢�-ô|;ìr¼ö¾¾‰)W8#Ò#‡AM‚*ü)cýs#cPËõ¡Öè`*#­}–fó#1õƒ «h&amp;“äAzŸQyA#e##¤`&lt;:øà[ôšŒtï“ê#ã##G†Tõñ™éj‰ó##§¢Ð�îö!ÅukÌ##°«®}š%ÊØ#�ßö¬#Õ§ÕÈoZäº3üžäðjS¥B#Èï†þwŒe¶}ÍÄÚ7Á´-´#§P˜Ñì÷T÷#‚©òãý##�?q@ÀjYSX#®\cK#S#—^w-Ûx[5#ªFƒÔh*R¬,#Ø�#ËòÖ€ “ÙkShïw&lt;£W#yW,@êþVÖ’ÕÁB-ÌqfXñ*'Ê#±4Ž</text:p>
      <text:p text:style-name="P1">ƒ*r#¤NT„oQØ­/#º)Î«# ‚“i¿‚lèÁ_T*½F#Íßo”]#8™ÿE5%e†####o¡ÂùG­¡¶V`#î/#sE”W¨(ŠcÔÿ'2d¯</text:p>
      <text:p text:style-name="P1">¦#gDÌã}Ÿˆ#Æy#g€jˆ”¡ÐA3n: EáŒÛY€ß=#^#d¯Ì&lt;õj�ˆ±Õgtž×</text:p>
      <text:p text:style-name="P1">5bG’éŒ—ëõ‡–Ö#G####¤pŸ'e?ûke¤jÉ#QÈ›Îq®‚ôîÍ#«°É+HšœFžb�Ào[Q�#‚µ#cÌX�|h|ðÿ###™r#s2wHåf<text:line-break/>´qfíuvj¬Ÿ#*P#û=¤#ÙÑ˜7�Ý§þhÅ®#ð7–ŒÀ##ªÍküWè-»ÞU)Tˆ'ûW#M{d¡%œ-=#C#˜¾a¢@•?#Þá'‚#ˆ^å‘#¯#½K¾O#¡t#ÃâUƒK¶#Ÿ¥¼”g„#³}½ý§d¥bÑÞ rr—%Sufì#‡Ó#6Ÿ#[[í´#èG5#øq½&lt;#*á•[C† ”ÍG…\[N##ur{ðÁ#w#'Ó‘d�#ó)#µ</text:p>
      <text:p text:style-name="P1">Åk#ÏGP##Ç’„OÊi!–tÓ½%&amp;@å#£(Š§ÔB�Éò€¼â(ªÄS²¨ÆÏË¼ÃÂ#¯Ž˜</text:p>
      <text:p text:style-name="P1">AÿG•##×#÷é#.±3R#m¢¸#c;tÝP#ß<text:tab/>1vbÂ</text:p>
      <text:p text:style-name="P1">#Píg�#UH²�è#DÎ#ÿ,¼šû</text:p>
      <text:p text:style-name="P1">JG„V~á#†</text:p>
      <text:p text:style-name="P1">Ì #&gt;#a5õøåTúvÿp.ë+##&lt;À1�zB'}þOŒß)P˜ºöö±Í�€#?##2ýST’­¯ºÔonû'\R#¼§3ŠR½eØ4î8­#ï¬šÛÆ~#ÿzTª‹`Œ\”„lPŒÑÓ=F!)ËS•E;Fíh¥#Þ®##|9ü&amp;{ß|#«Íš™í¶#N##•‚uk=¼´©dE-š`#�f#‘#cÝŸ6çd”M#‹#ºÕá#Pyé‚È#Ã›ÍÛX™ÿ$çª«¿–=ÉD0Åa¤¦ä~ø#‰bfU#þPÓ…k#%ŸæŠ´Ý®Ê#Þ˜9&amp;£¨D,dQùè#ä#&lt;ú�”â##?Î.@I¥‡£é’š­ÐÜ#kH±ÞÅjAïïj#=—Rz~…&amp;ÿ=$ã#¦å.¤#‘¿£üS</text:p>
      <text:p text:style-name="P1">Ãó6æj5#¨ýÖÞéÓ#Ðœò�“æô‰ô¤#Fû#!·j .Énðü¦îgº&gt;˜ <text:line-break/>xà#™û`i#y5ø•JÔZ+#ð:“Å"#\#}K!®5ìOU#*›±s@¥Õl#(Ñ‰‘®Ws–@ñŒ,�ªš‘#ZÑ'Q¯/Î¸÷½34É/áÂl#WûŽ©úæÿd‚Æ89ˆ˜</text:p>
      <text:p text:style-name="P1">¿&gt;Ð#ý8�«ü™Œ�¹#�~öqh“eH—å$#AC—º�##c³YRÖû¦#Àï-=â†G1Kí¡Š9â÷#2È#„K¸@o­Z°l—stWsàH¿i¢õ`ýˆ#‘eÛc#žÃ’†ò�ñâ7Š©##òÎ­™#Â£Çš#Ì²ˆ¦#à�)u#Bd#žb</text:p>
      <text:p text:style-name="P1">þ@#¥Aác�ÚÍ<text:line-break/>—o*ê´ñ"#–ovY<text:line-break/>íÙÉ!•&gt;(j{RÔù@È6#õ¦Ö#0ùX*;-§mØµC“™¯ƒ&amp;1^q;ñ†#wRKñ¬ÑÂä#BXjÔèy–ÜŒ+Y¹#:h­¾+#”³#aˆ×;Ã-ª„ïÝ“rÀÊ"i:�9Z#Œ­Â�)øÓ.&amp;##¥þ#ƒZpøòÓ*èü §Œ}³¾¡ Ð»©°Áv»†ìÝ›xÃåj”Å^†2Î¦ ×»ÏFL&lt;ã3ÚÈ5(øÀÐ¹õüêûy&gt;&gt;V|</text:p>
      <text:p text:style-name="P1">Wl#n)r’\Äjì9!ÔÅ/ì[² �Tªò#Î•"O#Ã�—#&lt;‚§AõŒ‰»##</text:p>
      <text:p text:style-name="P1">³Ó#àY-î<text:tab/>U³±# </text:p>
      <text:p text:style-name="P1">õ”Ãì»<text:line-break/>ÀÇÒÍ›XwÈ#‘¶¸Àn9yHEyí-W#”ÝÈ1—q #Œ##rsda0·Ãö;€##MG[Ÿ]¹7S…²§°�Ž—Ÿm&gt;Ê8*üêAdÕü9ÕRÀBbzžˆ‡ð0</text:p>
      <text:p text:style-name="P1">ý#™€o�Pd.œ±©–1a4µÅsÆ�#&lt;Èÿ/~¿�¢IÖœ#Xoj…õ&lt;ŸJý0¬Q*</text:p>
      <text:p text:style-name="P1">C#ÆŽV«#y\�'Ù8ËÔ?×ˆôpY˜ÏÄ„ €…7M½#</text:p>
      <text:p text:style-name="P1">°€EÑ³ÊÉÐì&gt;…êrÍn#·&gt;säå¹ß•`ÆjÈ°KŽ±·Ó##ˆ1#¯®Æ¤¹×½p)¦</text:p>
      <text:p text:style-name="P1"/>
      <text:p text:style-name="P1">}n<text:line-break/>Êª#Î#7±8…ö™¸Þô[¥ƒ#.äÈ‹#²¦#,»ã#T×Y½ÿhŽû¹kÀ</text:p>
      <text:p text:style-name="P1">¨E#j­#Üq¿#nzcIÞÉÁñ?«<text:tab/>k¼z#Ì�A£Û¡FUÿ4ís×¥Ý{U#•x+ñ„\&lt;„9u#°u$Aqž.Ã#Å‚#yv#XŠcPËnáòñˆÑi„#Œ˜Ý7!tjrNÇÄ#µøðd#•³/x%°TÀY¥š#…é#¡#r#Ê�Á<text:tab/>ž]àsl #¨ò’å¶#�#„µu#s¯3ÚRjÜ#‹YLã2¨#‘â#%ûã|7�MFi“Eü*È¨Ù@4 WTÀY¤ï&gt;�šDï¬GuF·#™‚E6#ÖûÉè{#zÃ•+ˆN§0s¾R “Ätæªá•86•&gt;RcUd&lt;ÖfJ8„�0#½#Þ�J­Ñè�¿)<text:line-break/>]c@ûpìÈEÏXù#|òi–Iä(^V”}pL‚ðNµg´o„Uì{ñ»åò²ë…&amp;ÄS©æK_6×AcÞÊë*/ß##æ$#4;œß¸Ø�¥f�/9~°îµ‘Èâ—#¦i�^#¢”O¢ÑºLÞ)1Á5YJŸ</text:p>
      <text:p text:style-name="P1">ÅG�±zç#!¥«W¾X&amp;5nØ‘HYnö#„åÑæ°…\#n##¨à¦Š)(šeæ$#RI«9”ä4}è&gt;<text:line-break/>pÚ#‡#CjÛ m/¸#dPLy##n†B#°¼©þ"mHîI#,<text:line-break/>^‹Ûr’ð&amp;&amp;·ƒ¹™ðWV{K¤•#È»¶s’µçæ¸#Ï‘$×çÚ’#‚õÔŸq¥�Ä3@ÀUn2{œJ#<text:line-break/>ßÌ%:¸Öi9¾ÝóèÑp®ÓN—#sóŸqt®`úÃð@#¬SŠì#Áœ¼Û±yO–4Œµ5‘#&amp;r×ùP#¿%YctwÛ#krYÑ#<text:tab/></text:p>
      <text:p text:style-name="P1">#‰#›žˆ'ê#nDoåTÝ»�ÏÊ&amp;|Átº#}6v1äæ³#_ú‰S#f¬#€¢k$wbVÐuÑœÇñ&gt;œ´ö®ÝL@�¬�•ª#ˆ‹²º#z#&amp;##í"Qëš¡­ÂzÆ#x#=¥#Á¯mô###±~­¸5’ØR)ŒÅx#ÎZ# ¹Ï!T[®ò™#3�Ä$‘w#lg+l#¡ˆ@z$LÓÄJd£X—ðP³S].lfNöuÊŠ#’Åmß#(“Ü·æ</text:p>
      <text:p text:style-name="P1">“I”u#'ãÓ³#Ú!&lt;#á¸ñT¯0â¹`~n#y7ý”#€m˜I#�@#¼“ÔâÚÔ+üá#ãNK�#«ÓX#Ô¢#SÕ#Á#˜­3ßè|p@Ž×%�I˜ÌÂùlï+¢O#HçâÌCâ6Ë`Ë™@#*Z²‰»»³ÿl#]i³p‹ü·´�îÖ¦Yá#7¡¦:#œ‡ô5ý²ˆé¶ÄÐ6#LÈ#Év�##nœ#ÇÀÔVÀXb–B×ä#ç#iHÍ#Ñ˜Ýkî²úX#›R¤Y#\ßÊ  ïXƒjÿu8@‡¶¥" ]:«§°¹(Âö#RS`Bä�:¤µi"ûh#¢b\ÒJžøOú{“Ò#Ðå¿ÛõJ=Ýa#ÜvÑw#ð.à#ÄÂO<text:line-break/>÷UVme#Ö³w#‰Ê_iAÏå¹Ù¸�ï#¡©eÜ</text:p>
      <text:p text:style-name="P1">#çWLïIÊÓgó§é+Í#¶ó^c#vaÖRˆ7�µ÷·ãOæíwZšHi–#k#íªkãËÜz#f±š;é«h‘±¦¦</text:p>
      <text:p text:style-name="P1">ñŽðÒÐ‘')²##kòQ‰#ÀS¼H�<text:tab/>oônÎü</text:p>
      <text:p text:style-name="P1">œñQC¾ ‚ƒT$ÛãafþNIéh.#kñ%ç§û³0‡ƒkêõ2#'BÙ²B@†–÷ì###pnÖùˆäøfù¢[&amp;</text:p>
      <text:p text:style-name="P1">òŸšDÚ@KÈJùÔð(xTf&lt;x%‘ÊA©1ÁR#ª0#dn&amp;üŽåE „)'#[C›u ¤ðfüú‚k#6#ëò±�Li<text:tab/>UÌ]éóJ�ˆvŠ³i_#³³Ô×</text:p>
      <text:p text:style-name="P1">\eo›�âù`‰#´Ÿñ‡·öPWµÒ,x¯¯p¤ì/E#í Ï„¿qá•]:N#’hb#¦&lt;Ëx½—‘#ËoPb#Gkjî�Õ áˆa³m—°–QLELX¨/ž#\Õà#ïë ÛÉ›×*w4!xx†MãÊtls#çbÎfM«4¦¬÷µ#xv#ÿRìÛ#–¿Ö:öÔé#ç÷¬/<text:tab/>çm=Šl“ÉÍQ„žÁ#˜M‰#¬·2ŸU±a;dñ·¤7ÅÒšç?I†‚+ ØvÛâ)</text:p>
      <text:p text:style-name="P1">&lt;#ú#‚†##:JSAÓ##JÃ¢µ¾r¨Î6×þpN[Aà›#~úÉ0.|Î9T‘¯¼i%…ÒéÄk#F­Âè{’h¥##@œ;Jjum†è#M�#09ƒäŽÀ&lt;��ÏÆn!¶�m(†îñ@ÀA#Ì+ûÞãg—#ÒÆÈÞ@°c|”#-#</text:p>
      <text:p text:style-name="P1">ºµ»�ˆ�t;ö9V¦çz�dHtzZU&amp;Iúª#]#¡¦Cç›­�#k&lt;²Ä#­gû¢O›‹#%#Å·„h·ïtfï²ÓJ<text:tab/>¢ÒÚ|ëµî¹PY»j#ÌÇ‚Ë#UÐH<text:line-break/>#³ß8™^¥`€œé\#†ô#XÏ;æNFŒ##&lt;'-ò#9#˜÷ž#–\L‚~�¹,Å<text:line-break/>=#ôÞ#Å~#j9Ìke‚£³�x¹#êÕô6ÈõÀá Z„Q‚LØb{ÇœMÿ]¾¡l·{':›ºfþºlXÈ7z#l¢#}:­«Dçå�Rc§S™YH…Ÿ]˜ê3&amp;ÃhÑ¯Òž{0Ê#òR#âø#Ç5Á�Ù¥8C##á#hPvH#[¨d—»¢û‘V6# ’+­ºOÀ~#¦ðº¼Q</text:p>
      <text:p text:style-name="P1">ÁQ'fd5‹¸mIu¡®#—#�íýª$ç·ì</text:p>
      <text:p text:style-name="P1">—Ï7‹èè‹#</text:p>
      <text:p text:style-name="P1">€#xMßCÞîdøb#Uc›Þ½b|jøÇÖ#*Ø9JÞ*ŸwRE&lt;Qc¥£qDU=Ðl³yÿ7ßmÎ²uh«zÒ€Ð3¶#™Õ¶¶„#K#æãƒ%Oôù¼#¹Þ)ùÒ¤^Èý#:)€*ùÛ¤pÏUÄ#…æ,O}=¥Ö#‰¸Ð!ô©gÜÑ ãz`#+FlûôÎ#0É?$Ûò#2ú0ô;#)½2m#ù"�Â��Ï…áq�ÕCô­@Û—o·##ÔmE^p¦#$û‹ÙÂ#\K¤ŽnÈ"¬j#/œóì°¨ÿ?@a€ªRµeù#Á#&lt;J#%¦-�é#&amp;Ë1·#–þc’a#š9‚$h#*º/;AÙ×Dó*—¼$#&amp;ÆL†Â¶#k‹õ‘@�#C!5Ûí‹ÅJí•Lc#š#/#åùµ.¯ØÛH�'Ð‘3#³#¯}#¶Œ#/#”ÔAŸQª#‚¿¼Šß·7Ü™B#„2x##g¿j…�&amp;�G¾#Î"Ã#E«|]Íå|=©%yÂ\¤–äcãÌöÞ3KÙˆV“&amp;†K}]}#‡Ù9#n</text:p>
      <text:p text:style-name="P1">©pv¿óa„</text:p>
      <text:p text:style-name="P1">¹»ÙM™#È‚ÏÈÐƒ31NØ#]8f#ë”XUû‡û‘‡s«#œä#`xƒ#ré§(#:oxGÚ³ðY�ä¢é#Ix\q †ú9ãQ�?�#XI\#…nË©aD�”Á#6#€#VÓ�¢—?À]Î7œe-ÏYBž¬ø2#Y'K™ÛhŠcžõ&gt;Å4îü¡&lt;#›”œ²§*Ÿ„í%{h&lt;5ßŽ»„"Õ#“D��8ÂŠ#1L}r&gt;ß˜Až›AõúÎÄŸ+ú'9#gJ²[ðK@p&lt;Ä#õz#è#`í¶ŒÏrÿ#?@;ŠÆP×àu#°ãu�æ#ë#cæ#ºº#####h4#m¤üûo#~¸¦ªb¥[¯÷ÎÃ#½š_cV©—+Ô#�2h]òãê&gt;+´IÃõ#šf</text:p>
      <text:p text:style-name="P1">�½#Á#z#ú½ˆWá# # ÝœLÇ¢óI#Lû²##sVå”X°</text:p>
      <text:p text:style-name="P1">$£È#àg‡Âª#oEÞ…{Õ#Ý÷3•#‰,+P{/†ZÍŒò÷ë4#8;b#ý¸›Ù¡*Â2,#å‰&amp;Vƒõð©O­³'àÿU�ó¼#ãÐ|xsª'¼2#ü~Ñá&gt;ß“òFŒ5o{ƒ“»±~#„¼ç­B+±=ï##ë#‡wdÂðŸq#Ù@_##Žl#½*#4ºBg´…€’ýì‚ÂbgwÂC#hÙÐÞÆ‰#56CJ~#=Ô#7m¦°§öÊ-P®FÌKÍ÷#žÉÏÈR‘Üåž)<text:tab/>³ôž#“J·Ö#†##ïó}x$²qK^¦éÅð¢#¿¾º###Š‘»#–k&lt;h«##_d[#Ãïð³ é1]h#¼°Çý#Ò4ÄQø¦O´Ÿ&amp;ô’#þ##¼¯{Ã®#,ï##…zRvÆ‚#}#€ÉÎ®#Âi</text:p>
      <text:p text:style-name="P1">#¬BL*XIÏ&gt;øŽr#�</text:p>
      <text:p text:style-name="P1">­wÓž‹#]ÌrKñ#9</text:p>
      <text:p text:style-name="P1">¹‡þh#)W##IÜ#�–¡˜¥#×™‰·#ï0Û®# à­ÒÌ<text:line-break/>†KÖ‰<text:line-break/>Í00±K’Õ¾Ç-+\NtÓQ`Õý/Ì0A�6n_SU#5%ÿnÔ#‘þ¾}„É¶rï½¯zøk#$PxkAP#®š…‡ü</text:p>
      <text:p text:style-name="P1">²ì@#U˜/_#Œ]�‰BÐfP¡Ê][4Âîù#/Ñ¯M#æïµ.û»–ä=#¬uš1,«ÌG¨ÉÏ&gt;#ã#ô^€Ñ#e÷ÍâèÜ’»çå,÷©ºG†ÂÅH#n]q#öÒ#2¢Ù‘Ú†##²ôé#R#èDâ^”Ã6øifË#g”Ÿ…Û¶mŸ÷êŠ*#®Z³³_0ž#/s1áÆãlÜÙ“˜#˜®Þz#�B¤##üäž›„»¦Ë#uÛ#•ì\ú##¯›âðßU|5}­ºÎ„ª<text:tab/>v3G8úÉ#J</text:p>
      <text:p text:style-name="P1">œ8ÕhDkàÆaT#*<text:line-break/>j$B&lt;â0“7Ã&gt;ô˜wøqrWþ#M�×Šï<text:line-break/>Æ,ƒý­v›’m(‡j×DÞË#ûŽ÷zýÜZÚt×«ÞTµ”ÿMrO�~B¯±lM�eNW#ÂC#Sñke–oíœéä¿y®~¤N#°Ž)}ªªIä#`q”/#Xóë##6Ñ+iNÕáÓþŒ¼¡½w#íRrxÁ:®M²Î«"°</text:p>
      <text:p text:style-name="P1">º™˜íÂˆhiá</text:p>
      <text:p text:style-name="P1">BÑ#áºå“ò*æ¬’.E#Õ‡?6=]NýñÞR&amp;&amp;W¤F™˜g#(ÝÒ#Œ5«ð^ÎGÞ·S&amp;HP›§çø$3²c#àª5�ö[-zµø¦#"lFN¸Æì%6mx« þ¾A™HÁ¶ª„¤eY“#T#[JÙÙ§a¾6<text:tab/>“é#k,þã8n#.ßS'…iÚ&lt;•°ñ:×ü“C#©åÿ|Ç#Ï¨Ê#æž</text:p>
      <text:p text:style-name="P1">1ú²ÅI‹.±æEâ£#<text:tab/>;Ì¸ú}@"ˆ#nØ¥</text:p>
      <text:p text:style-name="P1">°#Í±ð#ýšKcg¦­###ßFBWÞ(*#W€</text:p>
      <text:p text:style-name="P1">z#ò‹&lt;#ä#EÅj_ñ‘ï ®$V©)ôB#ó‹…;]¨ý�F#°\›']j</text:p>
      <text:p text:style-name="P1">:_·J#;Í+½#èzï##Ì5Ð#æÌj¦�¯žã½©`Z#HdU#&gt;h¾#­óæ™#t</text:p>
      <text:p text:style-name="P1">e·¯k#?#öùÄ\#µù­˜#ö]ß*¶�§bq~Ú7#|Ê»#¢#£#ã#Ù# ®#–E'…Ts¦ÁÃ#&amp;Ô9#uÀo¢‡&gt;eÉ#àÝUÿ{à]p¦Ê#Õ1ž&lt;¡SwU#Ù#gáù.¨ç#8”¦/Ò#"õZý½#xb%åÙ;H#fóoÎYt#°­ŽÉ&lt;�óR`÷@gð{yBLþ×?)^I#;¢ª˜�<text:line-break/>Ù¤þó#f4ÆÎkZ(ôT¦Ñ##f##ÿ"9×d²Tnã,##cùíìûìBr#¹†š]oÊË°¶Ú–¾�"ÌcÏN#†ø¦ÆÇ§ #0t&lt;%d#ÂœJ#Â&lt;J¾Æ˜#À/ì•ÝÃÛ}ç¥%ìöØr”i…¾)i�¹œîê1#¿lØšþw.Xu#ª²#¹-½“Ÿ©Hßæ¤KÒÇi#2qóUD#”�DîsÅ#k×›mž#­ˆÉ#V&amp;`ã¬2"Ï#œ\)#</text:p>
      <text:p text:style-name="P1">#›9-È±P-ã[ô;</text:p>
      <text:p text:style-name="P1">Â#ï“þ×#ëé§òØ9}²g‹·#T#¦/1övkÒ¦�ftÕêeÿ#+8Ž#µ˜Ú×#—lMÈâ£ÿMû‚‡pf#ÝýXNKŽõÅå#»7•ÒøÅ� ltÿdÓ2f‡wßòý#²Âsâ¹âÓs‡¾Fh^¦#Ü\×ÅÏÔW.<text:tab/>_ØÓ&lt;Žññ˜�Â2Z#0€iZµ‹£ôŠ=<text:tab/>“Îf·aÄN?3†Âsì1}Ë‚‘™Õo,°ƒ1Šõ#ißñê#§ÅÌÅo»dY|(áJf—¨`Í£#k—3#·£¹‚º#É</text:p>
      <text:p text:style-name="P1">Ï¤</text:p>
      <text:p text:style-name="P1">t¿çÀ­##£÷RRre&lt;#%ê#}àcÜÆ‡d»–±/'�´ù=`ÿuÌÒw.Æ@[ÝÛä„p¢ã#à«(a#°4\ÑÏ</text:p>
      <text:p text:style-name="P1">fÝV#Ì˜à±·Ü#ÖÎ^èHÄ~ÂCb‡ðf»ÐÍ×##ÎÓkVC</text:p>
      <text:p text:style-name="P1">Î9ç#&lt;Óz”x#D:ê©¶ #=T=%KË®«‰¢åó÷µëý­,²·#øg6SA—ìb"xÙÎ#Ø8#ë)2­Ù³1Ò$øŸ�Ñit5sï#ƒ’œ’#áË-0M¤î#oP[6•¾º¬#`�Ÿ]^‡W©T³Š#š2lAaû9?Ý¢:†,rBÖ²�Vd³_ÂrK&gt;Á,ŒÄ³0ã33k¯é#‹*#øÎ«#rë¾ê±�ÝB&amp;¤÷®#çÉÍ¤üªIbo#Þ"í€#</text:p>
      <text:p text:style-name="P1">½ç#µä‘#^}=õ/9G6à)�sÏ?#�Ã€-{#–V?<text:tab/>¾’Ë#</text:p>
      <text:p text:style-name="P1">Òûéhˆ"B+ÿ~ëÎWèÀ”\<text:tab/>ž#+év^GÀ‚R}Zó#t#G™#ägÜ|t##ÃÐkVVša#ÙØ¹0r¢2Æ<text:line-break/>åäAô‹|çã´#^{;iŒßbÂ#"</text:p>
      <text:p text:style-name="P1">#©#t#œulŽ¶Aá„uk'¦hBdšÍ/§v¯ñŸvó=r]ÏÝÊUˆå¦.Êc(#^¿{ßÍ#–oðb¬AÖ3þ±#€2ò»?”E´Ä–C�mü O#�£]OÞ'�Àç¦7Ò„´#?ñ1'´L#h5�c§V¨_¶š:³í°#­ÔÜ49‘#¦œY</text:p>
      <text:p text:style-name="P1">ýó#×i_¾#{–#‹d§Ãh</text:p>
      <text:p text:style-name="P1">:§?# ]W~–#äÅPSm“#ÒW¨#@„B#Å####ÒdÈ40ÀÅ~#Ñ¯h!ÚÏr�a?‰â›ÿ#©~·+#ùá</text:p>
      <text:p text:style-name="P1">S##n#ÞÉÞ§#&lt;[cµñ#nø¼?|W°]Ôp`È#Â²C–j•Ó‚U#yÕB\-6Ð{f$N×¾dzÓ¡4ô0£'e' HŒ¤j�ó�•sô&gt;~#ø'JT§¤#w#Öª#P}p@‰‰ÎÌ#Ô‘�Þ&lt;ßœ¢v¦óÈ4ÆZU”Ù­Ä </text:p>
      <text:p text:style-name="P1">ÐfzÇo#õ#•dhðóš#ñnjyíR²í#®3æ³èaÈ—˜?§NãR#W#×N8O3ïÕ¯HM‹4ð‹‘\„Z<text:tab/>|_ò�§Þv&amp;]]#Ãfðçûý¶Z¨K#b:s¥ð:A¦ÒEüf�1Ê¡vc)%È‚É+Ô</text:p>
      <text:p text:style-name="P1">#°�h—A#9³#L#¾ÚPÄ¦PKÖüãG¢í‡Ú±‹ÊCÑh</text:p>
      <text:p text:style-name="P1">¸ D«Ø_ó�#dÆÐh¨¢—ùr#À#Y##.W®\ÿhG†üÌ‰Z,#Žœ³ ‡Ž#o¹#.ÓL©#\E<text:line-break/>¢gà4#‰…™·à…Žeú‡êß¢mÇÓ“^È™Ÿ:K‘F‘—iA%T¼¬Å„­Ê#‹Uwð Á¶–•Ú@™þ5À-‚#¬#Xw5‘AêËYß&gt;"Þ#Ûäû ™#2#bá#c$$$Dh¸FKË›˜#±ˆ[†×¹è¤!KÝÉEt#�žxÍ§É¹Oæª¥=ŒZ##!¸¦ù#ý:N2¤#rNÔêÑcX“:©Újk¨s(ÆR�</text:p>
      <text:p text:style-name="P1">#iË=m˜Mb°�ÿ#k7ìÐ¾Ô#Š#~’™žÑ•—JbØf]A#–Í#ÍEí~N*� „#È…</text:p>
      <text:p text:style-name="P1">urv¥u¥Å#Ê¦�5iÐÝ%g!ué¯Uèßå#X„ $o¾S1W`?si'¸#ÅsÚ,O§8t2##m[Úbiè^*o†’éçüM í¡ÛG�”-oæ¤¡<text:line-break/>5C/Äu)zZTÿF‰£²Vck/ÅÉÎ#â=Ä#6§«#«£§ Ö’ezüæ$ú3X‚#z;‘#›åœ¿j6Ë”#–ß#Ê#</text:p>
      <text:p text:style-name="P1">¼1¬ùñ‘_Š‰ø#‹‚›Ã%##"‘äÇp)ÔOäÈùQ#ä„^?Jò¨Ô›�#N#qMŸ#«#¦%HÒáÍ½Oí2ž\³&lt;Ç\Ç8XÄ„/jyMìX<text:line-break/>»ó!“„œ?¬L@‘æ¤#à#eFm#pZ;s8\qA*¦nXÒÿR#</text:p>
      <text:p text:style-name="P1">##########ÿ\##@@HHPHHPHHPHHPHHPÿd#%##Created by OpenJPEG version 2.3.0ÿ�#<text:line-break/>####qË##ÿ“ß£Ø#†§uVŸœ.#b!</text:p>
      <text:p text:style-name="P1">» #Ñ#õî<text:tab/>V”ÚöY)#alI1ÿ"%ºá-–yéÝe³#¤ÿÿAÄ Ê#a gË#¬Úˆ£²Üÿ4ÆL^=«d±‚�Nº´ƒ2(\�<text:tab/>˜é"ñ©fH</text:p>
      <text:p text:style-name="P1">fcYˆPx)IIÃ´#âµl¿`�Ìjd¹Qù‘¼‘^N¦ôÊÆP¦¢96­L§#ü‡"ÿZ#`*ýJÂ§ùRÔ#ÌÍ##ùöâ,Œ9¾CÏH-áþ˜±�m,ÌúŸkÐ<text:line-break/>€žæiJ‘uM¡ñÙNú)�#é°T{nÝc¿w#°vögNÆp¸—”¦´ÌÇxQë#ghŒô#²?</text:p>
      <text:p text:style-name="P1">#(€€€Ù‚ÆY�¢ÿ"#‡¡ ##š9®ì#pô9q6°ž#]vó¶Î1…‘yëïB­Y©ÏÝ\’éd,9„ýx+&amp;6“je@X®·ÍhëWZƒ#d#H£!wpï#hhÛØ.j<text:line-break/>nß×h9•-tRG�L#œ ›õäNˆé#zîmú</text:p>
      <text:p text:style-name="P1">€#î#^]S‚##wû#�íõŒø@�w#haV#rˆ[ú#o8Û#ÊU#vÐ›#&amp;�#Ú^ Ã`–”' ²ëÂ‘£‚³DŽLé#§²C«Í#Ó#N¹¾×#®Â"o×S°€õ`–#&gt;þ#˜r¤·g#¢s=íº#ºaÉe'7#ÝÞìéF½²JÈ¥t£ŽJW&lt;¢´)#H#Kã¼£ÅYâí p¨‡„A÷</text:p>
      <text:p text:style-name="P1">¦õ¥ñð’é@2?Š ¡îö{ä¼¸#6#.œïäÚƒ“u�¸é7ø„RÒ4B)è–;#N�»#‰#Á6µa�5G<text:tab/>‰b¬™·ái«�J@&amp;ã×Ç#`KSª#“#‹€#�#æ#ê6k#äkÖ#'iN@®BÜ!/{l06#àÚS#·<text:line-break/>"#õÄ#³#÷­#2…ov-Å}uÁ7‘#±¯:ÝÞŠüÛš#ª##�¦…‰Ý#E^$pk#ÔåHe�#{#¤šxÔFn…a#X9‰‘;+Ï#`</text:p>
      <text:p text:style-name="P1">#¦#"ljÎ#ÑÐÍ¶zL°i­^m#*i##Ýj#Fß@àæê8'.{ea˜ÓY##p=É¿�Œ2#ÇWæ�žž#Æ$.†`¢#&amp;b‘ƒùßgG#ÇŒßS#æißØF7"Ù#À‹#SuÖí.ä„#Ôç˜EË#!Ps®7òD0eýZ¦BuW0pÏ#.B°##¬á##–˜K_À<text:line-break/>×#9rObîH}Ô˜##øsfêãôÔ#©$•D•&lt;l»úè}¿cÿ#þ#÷<text:line-break/>Ä#ôÂ–ø‚4Î«œÅn&lt;�u#!¯—{;©‹o#ÂošŒè,#³#fo÷¦V§Ö$•]#ƒ#×i1³¢##¤”Ø#&gt;ßgj&amp;#\#\¢HÐÕ¯›#š–Ç£3g*k#÷‰CôÃTÒ‰+¢Ñq8ÊMË‹}³,�hFþFÛ”R;í#gþÐ¦Î##õ¦°‰�GÄ’ÇYN/–s##¢jô@&gt;byöA#«ZÚõ�®*¸$P‰ Â\”+oÂ}g#ª‚#¨#ðÈ–®Â¢!4N¨]hY¬y—#Ð:£b#É¾#›¾{#«hvIü(&lt;ú#Æ&gt;h\#|#Y#^˜ÙEX(ýl#f¿#ÒâÙx¸X#eœÈœµJ~ë2##° ¾u+<text:tab/>ÊŠ<text:tab/>À“ÿgX6#‡�›‹å¼Ôì,n•kÂàß#ñƒ/oÌ¢¾[_å°r&lt;u^':P~ò~×##h|}L8vy/æª#£)J±Caç}vÌ##9*z€ªè#eËrÕtnþm%žèbµ#›9â¸Í™©í.W`##�'vÏ»®Žt½I[‡{#CbËô©©#B»'šw^ÁÓlùºæ\ @Û…®5#l2ëìò§¦<text:line-break/>ÓÜæ‚##ã5©Ey#Â]R#H­[‰&lt;ÆNþá�;Š#A‹Zž$W#GÍzÅt’`,C#Ï·¬9öv+#WD#‡PFXŒm�#BØ%T½Áõn#�b¹­JEX#Ô®#‡œ1ú÷ØMªf€è?#""ÐÇë#³Ì¼¨Û¬ #ÀT#.#þì�V€oh$§{Çˆ�<text:tab/>#Ò›#žÖ2`–ëðJçŸUÂ­#=aÎV|##Š #‚#9</text:p>
      <text:p text:style-name="P1">‡=¾Ãµ­ËÕ#2¸¦<text:tab/>ðƒÊïC r©5íëé4ËHX]×)_ŸéV²ó</text:p>
      <text:p text:style-name="P1">­Ü;õ¬‡(LèLñ)X#L¯k&amp;çÖ£_`a×¿#[–£å³±#�T –[âybEÇ#þ²Ä·#(Ð|H—kÒËƒZêÕ¦íòl-±#QðkÝFd#íl:#ÿ::9ûÕª¨ƒ#ŽÄOU'{H#&lt;®¤Ew–öZ#úÞ]<text:line-break/>™<text:line-break/>%.´¡gü##�]äœt—¥Î#€#ï;ê"##ØGJ#Ýî°¾ŽN®ç#zë&gt;K¢#Ü–<text:line-break/>`õ•‘Qº¸dy¸Û�¼›PÇ\ƒ##MY¾###,’#p�„gè5Ý0<text:tab/>;À½³Z#€Û N·Gæ#0ïr˜Î1…1#3# ‰Y*nEˆ#ÇaX¥#Ý¾»æ×ÀA*Q†#ÁÔÚ¶�</text:p>
      <text:p text:style-name="P1">æy™¿íýÁ¶s§ìpaÞìåâÎÄóF×sf8´ËÜ½°é“é#=ó@¬7¿Üî"jšlm¯©-"#G�†#PÕô„&gt;#Š–ß×¼Uyx‰U#ï¯Ê°§mìÀ¦@wÓMð][„=V|n.“<text:tab/>#iÁ&gt;ÒK~²N[²1’#4ø#/#</text:p>
      <text:p text:style-name="P1">#ËxHî#Îïd”QnR–ø§#è‰NŠz#¨¬´?<text:tab/>úLÎ+LdiÞãæW#îÁê!#ë?™ÍÒ?i�nï#Ù#û#¬@&gt;¸SOt}få1Ù#¢Qí##¶#¶S&amp;gÅ<text:tab/>¾e </text:p>
      <text:p text:style-name="P1">„Fïí—x]?=óç%¸×�#r#d´ÕqÂ\™œ#®}Žº…B#ÈÞIÛv?ý)Žd‡¹�2åó ÔÃÎ#þi.Û%~#zQpN´ð8‚ã¥Ùº/</text:p>
      <text:p text:style-name="P1">û#¤dQm0w#´gÑ­RxàFÜ9]‘#ýÃŠÕM¨`xª"t<text:tab/>ýá¸ìçCû#míS<text:tab/>ö½EIg^Ÿ5FN)�$ÖE8GR £##Õ”#sšo®ÃlBô</text:p>
      <text:p text:style-name="P1">M=Ø#±ôÄE"þ„i‘úf}]‡r#Xå²qƒÑ#U4&lt;M+Ë7øPÖÇT#]ë#¼?fÌ›…{âèá#‚¦&lt;v#n@)aœÃ:#Š#ËqM)¦[ç«–Ü•‰e¹÷3‡6®¯nU|éL#¥~ó¸s›®Ô`• D†ÅMee§#œÓ#'[h#ë#ÏÚI¬Ï9ÕE¬/ü­E9Ám›çp#T”¦¡qA×/##7][ö7w�ãl§µT{FÕ¦«Œ#lc#¡®#·Ä5#:awˆVìÝöœpLK–Z†#Õ¼„÷,HN"'ž× #§'Ò¤Cš÷¼þ\Š##À#”i#_#ø&lt;Ê/Ì#±RQ¢&amp;N� Ì#–&gt;+²vÑD5&amp;H;g½1h+g¸©#¤##~4“ë|‘ë¨ÅH/Ø#T#þ}Ðªk+#<text:line-break/>¸äû„àV#"#ö#\äù°„¥É7CSQkà#oÁÛ|ôp¥Ô<text:tab/>Hs#</text:p>
      <text:p text:style-name="P1">2#)b~#»A:&lt;�¬»õ</text:p>
      <text:p text:style-name="P1">È¸Òù&lt;ï•#ï#J%%ÿG²ŒÏBþB#�ÅöÙ8ºôÇX-Éq#eS³ƒ!h$tñ%’#‘ö�jI)Z ô~x##ž‰’H##‚#.kBo3˜6*i#ª a3nWžVæŸ#žñMfóRÖÃmW{:#]ãV«öJÅ¨—üÈ¾ÊÕ˜ÝêJGfÜ#CølX¤Þ®aû�M3†S¯je#^#õ#vPð ŸüX°nRGÒ#Ï�\ic�&lt;fiË#è=À÷{l,­È¿l³#äc#¯½Á[</text:p>
      <text:p text:style-name="P1">Ú"„—Ë##¾©7ÐÔ„#ŒS’ä#GšŒ#g$ëúÊÜ#�®¹#åud_gxÙY•#</text:p>
      <text:p text:style-name="P1">Ëµƒ’¨õzt¡#‘##(ÝDm#ú¼BGÓ#¬º`Pû5‘)„Äƒ”Ù6ôìÜòld5�¨øï#S‚&lt;äÕîqw~cÖÂ#£5#˜dÆÏt;ø¸´vý¦U-#</text:p>
      <text:p text:style-name="P1">ŠÁ&gt;Ãx»##zâd6h4# É8;äóôr#sªG¢T³‰¯Ö?¥#2Î#§#{####éN?»x)è~)ô;Éö@²zr…¢J¹ö&amp;Üïd#Ü##„K#}½{æ”‹×#/#×`µ­#ËZ#"xÛ‰Ê#cê#^NÊpv¼_øLáN#Q#ãN@2Uñkh#ç.±ÆÓ£H5Ñênµå²#¦ò‘‹EþE.T</text:p>
      <text:p text:style-name="P1">#ËÑÓŒ<text:line-break/>ê¯¡ã~ž#�×æ#8Gã#JuÛ†"<text:line-break/>Wà¶³øyÜåB#ýª8êBª,âA#§ú™­=s<text:tab/>êÆ’J­Ãp#“gPYÕ±j`C~íËfRð¼</text:p>
      <text:p text:style-name="P1">¸18[kxÐ˜8Œºí#^˜¶~¡Lˆ–‰.Pš.Õ1"]îëá#¼&gt;Âs5É‰,†ô—$Ønü·Ê<text:tab/>¬,×#õ&gt;á^„mKÔì8–•Ê0sf„³Ï?Âm¬P¬‰Û#</text:p>
      <text:p text:style-name="P1">2mÆ+#=G�_+±#êdöôÞÝvª{­…‚†l£½eWò?3Aíö“#úIÂ…#·:ãcß#&lt;+¤Ê_•:5&amp;‚í$y-»nÏÁ¯´ ²ò§PCJv</text:p>
      <text:p text:style-name="P1">ÿqX‘óÑd##ñH;š•Œÿ#TÐp(###w€½ãN›-êøÈ=#?C#¤</text:p>
      <text:p text:style-name="P1">76Ò<text:line-break/>çêôÕý[#Ÿ«×Ëõn#??¸oÏÐ@¦W#”y¨7HZ##5îžì®£#—ÏjI+}Ä;É¤¸-I#çû½,šB–b Œsæª¶L¥­IòÔN�L4#¤¸éRøñ˜©–æUƒ##®#ßß#7ºí-Çiô#©`u»)ø¢Fbx‰##â¨ë#�º#"#°#ø#rÙWç­÷ŠÇéƒ##Ø3ÈÛ›yPÎ S©š‹é¯�¼À¿ò-¶ð[£#zòTÁ¹"öË�ñ$VÌà]ôÉøj-:# º�`¿“bÇ¸¬{##ÈdÉ6îý¾ã,I7ðU±‰=÷Ë”#<text:tab/>‚,Ð&amp;fk6ËrS¢C¾#‰èŒ##ÐV!#Öî=J*à¯KA�C&gt;Ëþ(W#r|‚ëÍfG�ëÎyðT~Ç½‰ß¸f�€mÎ×È#*?\áMÐã<text:tab/>#þ#u#WÈ##ÿr,ø¹#§ÆÏ¨b2iñH±²júÄd’¿ZÇ™tøx4¶ÖW9Îäµd"¡#øj9“?Õó==ªZi&lt;;LýÎÑ#(#ÿ:©øÔý².01‹L³ï§#Ûåé�¤ôúìcÙƒa§l##§#Œ±°Qf.ŽÆ3Qxü#è×¡½Éª#Ð[Vh7Eõñ<text:tab/>j×ùL V¸Hj#Ž¦gê¼û#G¦&lt;jÊí¸Pf#Ïî‘È#s‘‹(úG¢W±#!#Þ&gt;Î#5NZè</text:p>
      <text:p text:style-name="P1">I~v¶Û²œ�DOnoM<text:tab/>ÙÒ6U#.#&lt;ñ#rÔYiÃ#”HÖî#"ÄÎÚÌé›<text:tab/>ÜGév#|±N#bÝQlLÞ™f5Òh(ßÙ/9Åå#4O×#µx<text:tab/></text:p>
      <text:p text:style-name="P1">®¢T#w—Tï#`˜#�#óœXœ6‰“aL#µjÕ¨#£7ýv¶Ö</text:p>
      <text:p text:style-name="P1">#¿ü„Î¸æeÞ©##Mã£t“C�œÑNonýOê#uÑO#s#/6##�ˆÔ×æÂé&lt;E…</text:p>
      <text:p text:style-name="P1">#’Úá+P_¼Fo«�¾�lË####ÒL~íûÛä(ëHÖdåíoä#~¢tn–ãµR{Ó¯#¥Ç$ñþ•ˆWÿ(#Ð#ùò°³b¯#ÖGm#3ÿ$Ÿ‡#}¨•#pJ•/š³9ï›É\#�#ZåÑ™ŸÏªfUÚG¿$s„†gvì##%p½Dü~æßœ$£#ºÛÍ¦eÒr­«K6BŠ#4’#É-‡È§™Ò‘­#2šN†ã_#çf¦#WQ#3¼aµž$w•#�#l¬vO&lt;([¡#ÉÀKùUDCgd¢#Kq)wl”PÞdÃ°°�øÐ%A<text:tab/>õ€•»\f#O›-*^}í)‡Ob}bù™vMx3T7ïÜ.#~Z#•®3¬Ÿ^‹2!#Tµ*Äó#á?P¥¢b#®U^êÊ¨faS#åW#£#§l�Ž[’C£­à�Á‹#r6VdoX�}†eê^˜##xð¿iÌ¸#ä<text:line-break/>¼5#ã˜Œ ì÷¢<text:line-break/>Ä´,]tJçô®Ëœ1ÕRnt°½@Û›HÝA#Ë:Ýÿ{Á³m]#4Ær8Pq#9ÂI#äX#Ý8Ð�-#qq–…‚ô?™[\W2øð"#ß‘×fÆcb]ÖDçÇÕ³·~ÔeHÚ#Ì#Þà3b‰¹3#”$îRÌè©:X!¼î? <text:line-break/>W#ú"#@ Ë#‡1ÄõÊ�‚¡ÑÁqÝ#ÙÝW4#S#j#E{#Ô)ºØK/#½#ð“Ço½aWs¼e#Hèä?Aþ}1Œ[È�l·½UŽ'³ ú rV=ìÙ;‹OF$V~{#¸U©Ñ#¶{B�D#àþ#±#¥ #•àf#îA™½<text:line-break/>Ï#«®Ôcÿ~C�#ß=#s#J#¡V#SIwq´dw°-¶u:9—Â-â­’#’½„#‰5ùb³¸#%êcõÑw#±¢ýÀ3ÀâáýY0ÍE\üép2µ</text:p>
      <text:p text:style-name="P1">‚ZUYAú;#ÔC/Ctù1</text:p>
      <text:p text:style-name="P1">+›RnÈPö#ñ#¾¶æü;|@÷�i`;äÏ“&gt;#Ce¿Çô­Å#£KŒdþ#@”¥#Ò“³ÂÅæ Þ]–#$á«ó $#öå´OyW8®ƒu«*¸kw#š¹2»üc+«âºÖÙ#£›#Aà#÷'ÌZ¶)Õ³›ýÁèíý#*#ês#Õ9Ma°UU;Fõ‡Œ|c#©7Ì–xm·|Þ#):è\œL¯t¡mGyü€#äc¡�,à#ÌõeÚþ`Û±àºÕ‡ÔJà4+ …¹<text:tab/>4•,##È¡bñ— þFíŒäLQsy¬W2†“c„CIÉ´fÐ€ÜÑŠw…ÚáDñW<text:tab/>?#LØÈ3ìT™½ýppt�]t4÷#åqÍ;�ï=°Ëx–JÐ¶r¥á-d{ÊÃëY¡5#óÄ#™SË@œùHÍ#ð c</text:p>
      <text:p text:style-name="P1">…)3"¤…E0ù‹cP·#O{S#W##&gt;èªuÝþî#Õ~Öê‡¯Ù÷]#C“#ê|œž›Â¾Ç„ 8”íYWÙw"®3gxÎC“eÄ]# c%ådqRîßD~¢#</text:p>
      <text:p text:style-name="P1">�a˜Kêë(7KPÌ#=g8¢Î‡‚^*„#iHŽÄÞÕoº"„Z'G£##zøŒ"ŸÃœÖÔ#©ã¯u�ÅÁì·pÈ}a6µV?âé¥Q#Áœpz»#è“#Æ©Pt Ò½¾\ä,###Ýa#®ŽÕËÔLnV†ÞÊ#u¡¥X+¢}Vî##§#Î #)±°v«Ù°x"TƒÈ&amp;Iuôé™^°#7-­Sëžá¬0°I´¦¤|&gt;ÊB#«š=#,¬çý÷Ô«Þ_ûî#›O9#"Ý¤¿YZ÷x’IºI¹|á‚]Ÿá*c{J¬nâ#—„#,°î¹Q0ÿ%RùÇÍ%#T£˜€ ¡#«�«n#</text:p>
      <text:p text:style-name="P1">{¡ú@¼wIÕK)p¾ïyŽ�’k§,®#Eî#ÜK,Å#½Hnä<text:tab/>Æ�Wnªk`å“¦Üuá:sÚ_ƒ{äLÁi¡Í##<text:line-break/>’tjt##N­Ý..ÎÐ]é#iˆ}#ü%Û##˜#O9¶Ló<text:tab/>ÊòY›·<text:line-break/>0á¦â<text:line-break/>Ö%Ï'ƒÛI8hE»Pâig–###©N´Ä#„#£Šþ˜¨ŽÚ÷<text:tab/><text:tab/>¡8Š�#6dÃö<text:tab/>#ã�™x</text:p>
      <text:p text:style-name="P1">n'#7e›íF¢;Þ¶W¶þ+?Qõ#Õ{Hx¯Fž#á×åqzE©XÞYÍÓŠxM²äGÙÎê!^mM—·9„©æ=çúß‰TXxßeu½Múýë6Ÿbj]#Ÿ#óëƒ)%GÉ½`K[°H¹îLƒ’#æ ðê¥#QY°q�3’2<text:tab/>=Á‘£ËÂsƒ7pœx*`Rš‚|j¾5âeÖ 4##7#B-##Õôë¶b·òñ¾1Ã«ëýk#Ÿ#p®ùú</text:p>
      <text:p text:style-name="P1">Á[#ƒ¥ÀÅxOþB#Ü˜þ_#o“ ›èÝŒ‘èE;w¤#…âŽy•¸�»k­###È#"Jz#nòš#¤7º&gt;ÿNR…Úõ‚_Y¦6##Oµ¹ïªrc×àK²#^#ágö#¯\ø¹úsÕ=é @Aez%íâ#¥æ¿œz#!ªÑ#zÚ]xÁM­#üg�‡#z###ÊÔ·ë-ŒXµ‘S£Ã#ÀL¯{#2æ:˜°ÿ#/®}�+ÑÞ#P{5Œ„¤âd#hŽ®uŸ©–úžŽ¦c&lt;~h6###®v½�Æ�‘#KìþªÍÅ{–zý††ã#ŠS‚7žðC4¡DÙ6iä##¬Ù¼»¢�Ÿ¾R#æù@ÀXû#2#äÜÇu#S\#‡³¨ÑKà¼Ãë</text:p>
      <text:p text:style-name="P1">*"#@˜þ#D:�|éxºa3ù`\»Jþ¸M3,Õ.HEK6Ä¾:þ�3�ª?[F#õþË&gt;âÿ1}ƒ##Â�›¿ÐtŸÝÞ¼3”óïÕ?–nie…2“°r�`RdÈ#ÓÆ##FírÛƒU{Ê™##Ôƒ‡P�›Â¸FUªÏI3ŸÉ…6#~Š#åo@¹c3�pCÜÙ#êvPfÀ}K÷´Râíoö#òæ’J]OÇm¿ùŠ(ñ�ËÑz</text:p>
      <text:p text:style-name="P1">#u“ã±“¹›;1vÊ$PS#ìþf†g#c-­3ÚcM4À×»5…ÍMs`„�Á�øgú¥ÆrƒÕ]#‹\0ÁâØ�ªìc‰a¹Ûæ@#Iò*^~Å¯eÁ{¼¹š -Œ;'C®õIÔÄ?#é;&gt;ò«#9cì5':–#‡¨g#+Jgf|~@CöÒ#Ñ…ëhì¼¿Äq<text:tab/>‹F“ÔÅ</text:p>
      <text:p text:style-name="P1">é|,Éet•Ü<text:line-break/>/b#’·û#ÕÃ73g[`›öª“RµµU'4CxgÏ¡"êzi™##Ã#‡x#}#.î�X$oRÔ)µ†À¸d6ÆäÜ#¸##¶SÚ™üÙâ†gE˜Q¦'¿xêÖ�#…—·#J²#+`Ø…#µ</text:p>
      <text:p text:style-name="P1">Í9Ìú3|/NâµØùKÚô#mú+Õfk›©ÜyN#�E#˜¼Õ¨û);Ó{aj©—L#y0Ø"ÓK#vŽáI#¶¾'äì‚|Þðr�Vbÿ@5Î##[WB�Z¡ÜÕÒñ�Þ¤#™xkrÂ##à#"#A8¼#át™QBt®"Ü&gt;###’°ž}ñ«O%Ï{Zñº†š5yÊ”ìmäàûrQ÷ûV"#u[<text:tab/>#«&lt;º©M<text:line-break/>O###ŒøO/##uå</text:p>
      <text:p text:style-name="P1">Y“¼Iˆ</text:p>
      <text:p text:style-name="P1">#J#ýag~’ç§l#–Ô9Kú#s?Q#Ð+¶#_À§ƒv(›•ˆOJ‹õ<text:line-break/>wKV–³Ý*#·ºo¶ÆãòtÚøv</text:p>
      <text:p text:style-name="P1">~O@Ó»ž#‡ªîÐ#æfçñý(ß¢b±^Á�i6ç#:•é‡#</text:p>
      <text:p text:style-name="P1">‹�éR d¡‘Au#É^{#»�WµÃ–ÍXÐÑ–$#VŸVG#pY##¨ð#£#×¡…4yí‡q8Èáºã$]¦÷bÉZÝó�#l‡xêé#[ÇD#ì'´ÔZóŒ~i<text:line-break/>8öèzì÷©kË?�Ïf6‘#"ñ&lt;ÍM†©å’»úí#5pÓðö&lt;¿é¼„]#�#Ž~°#rY<text:tab/>„Z#&lt;#;¯¹HPÿOÌ#¼Ö8 §%ÀY#Mlµ(åxú±#</text:p>
      <text:p text:style-name="P1">•É¢JEg;#;ô2 Ü­89]Ûð¥tíÞÆ�¼Ñ&amp;oÑ’HÈ<text:tab/>µRÄä¦€&lt;£Jo\¹P« ±E^m4æ�#àl#$Å##ÆáÊÂKÕÔqOU#À#þBRŽ#,“6GÙÿF-#z¼×#;•ð—ü*#Ø³dXà,&lt;#¸pÊR‘or%ÂÛ#~HÀÂÂ:~V¯Á#K ¼'ñî†G¶†</text:p>
      <text:p text:style-name="P1">±9!%æ##Ÿ’!ŒnðºÏg�Åµl—##z #<text:line-break/>#�_;Ò�#Sl²®ã±ºß#–¦än0sLV´ñªÇ§®õâ#æ(ø_ö3û)üF<text:line-break/>!Íë4xÏrlg,ãæG†g�Ôf¬]5•óóäi¥à‡†õ{#;]#?˜üÿ#_#@s#Î#o­ÌËî#û_ã“ÂÜû</text:p>
      <text:p text:style-name="P1">»·Õc#.ûÔzø•H#G£[{�#!ôÒ´#5Ü†ò48ƒÐ#A#í#&amp;!ÉNmY�ù#?&lt;Û$#Mü¸Ñ##Ì6þD#]#Ã(sjÞ^#þ2^f]è¾âÙjÓ\bé_#©©�8qö­Mos¹‹Ç`ªÏ=×Ù‘#Ç#|1ò–:##u´§\*æ-8æ#)#J0mÍ#åîVpµ¢¥##;€Ð4§O#ºËšêõ#¾#›;àd›mÃ#ðd£QªÙé#QÈ³#:#}#qC#êh¤ï_–@ÁÊêÅâ Ê•eJbú8'#œŸŽTJPJyÒwÚWÂoÄ¹¿®N¿B·¹÷r#,Ã9Ç‹ƒ.#-</text:p>
      <text:p text:style-name="P1">"Ä6�|]<text:tab/>1±:&lt;ªÑÐ×ŸSÏg¯Öm³#S]#“ŠQÂ–Z�ð/ZÇ#fId„€JXÄ?ý#€Ì¿¯µG¶ÎOÊœ€A</text:p>
      <text:p text:style-name="P1">qâñ¸ÅÀ#×Ý·:«‘»!–Ä‚ÂP²—&gt;Õ#-é##JÒta“â2KÌè§ôÖƒ¶Î #»™ÖˆõŸÐÃ©+<text:tab/>É#5ýyiÍ�Ôf/E¦éÅy:Ú$xÝŒòf´#ôDÃ±#?´zÂ•Ë#m—�Ì3Ú]¯#lm·*#Ç•­ü7Œéû…õÉ�„"”!q´;9Pú&lt;WYP¾T# òö|úšÄ##¿æ<text:line-break/>å=ê#ÈÁ#Ÿ6µP8¨ç}´Ût~<text:tab/>_ƒ¨#Ý-º¸!&amp;ÚýIB¼÷»Ÿen'­</text:p>
      <text:p text:style-name="P1">‚H[C¨(üÅ_C#�°ÓáC”�²”�øÏâ:;#œç#NÏü#Z’qhÎæMI+</text:p>
      <text:p text:style-name="P1">á ‡5#Ñ§™õÓ<text:line-break/>g“úí†Yƒ¾4ÄšIW6¤‹w(3;|)·ú]Ý<text:tab/>CªxY¯9ÓV#s¡=”¢VÊ&amp;ÖU¤#¡f�°I</text:p>
      <text:p text:style-name="P1">qò¬_&amp;¹ /lÕ3´úÙ�7~¶@¨Ÿ‚#È¼p~$‡3UÖ#Ž&gt;Ý9¡&gt;1b×#ó¿Š#‘=Ì(#R^#i. ŠdEÞ1äïY#bm–n¶:ùÇ#÷#`&gt;ð #tHq‹µÖ#�lÒ%7äs8Á^§Z�I#¿vsF…Yò®kn…L5M6½k#Ä®ù&lt;-øb�Þ#nÜ&gt;ÿ#ª#+#ñ#"=áè,æÂÝ&lt;ò[Àt&lt;?ði·Ÿ$#H#UhŸ Äâ&gt;#¥Råšä#çTR#áKu'‰t¢÷”®ÝF¬~Ú æ¢Îí}Ï5#Xhµ¯!­#ÍûžŠó‚#”—q#­Ú#&amp;ÂBwy›ÁWÊ##…ÆÃŠ»™S#Ã#¼NÝÚÃ»©##Ép^þ*;�aµNêîdÕ#ìÆr÷Nf`UP´ÁâŽÝæ#Øe$‡•‚Ñ÷ß#Ý#�##é1á#²ã9]ö&amp;Ï·ŠÜÁ·K;~‚—äã�nÍ"#Üçù#h¤Ö8‡"·q8#öl<text:line-break/>xìš�so#� <text:line-break/>ws÷˜[”áBÒ”÷ã³ò‹7oÄøfE#¯Â·ä/é</text:p>
      <text:p text:style-name="P1">ßÆBfž#]�¤9wŠRË”Ì¾Çö§#~#©å¢‰]ò9£Ì¬ �…#Âfóš‹#OßXs¶ó;¦ÌÅÎ§&lt;QNEÃq<text:tab/>K]#€{»ÐÙ{_]µ#d%#Ô™MÜ¤ÉCnÉ#œÉ,4%#ìàtDÕ„S„#Gl#êö##^u+Ø)ÝJóÈ/§ÜCqÊ,# #ž�#ŸA¶l’Èv`MÇ=r#;&gt;±¹#l#‚¨ðþ#/´#†œÊˆkpM<text:tab/>Ïø/Q:</text:p>
      <text:p text:style-name="P1">×ül£·|k</text:p>
      <text:p text:style-name="P1">d¹HSe0¥‡˜£#õ0�òð6Í</text:p>
      <text:p text:style-name="P1">t±Í#ësé#X#�‹°ñNR;J<text:tab/>oÅ-ÌëZ½û±ýio#Qw#Á=óyœù</text:p>
      <text:p text:style-name="P1">aôÅ½ìw#øzû¾Àe¯�hˆ#²#XË±&gt;$ð¸Þ»ÿ�â#4h�#õÙKa¼`’X‡NôZólŸ‚37"#6#RnÐø\—bâ</text:p>
      <text:p text:style-name="P1">ùª»“’"##ÿa_‘? ­ƒÕqÊ¢ÞW{�Û‚(lÀdÙ#NXË#¨#qÍy#@aKIâ|OçËúÐpã¦Áºi‰2ïN(IØ-##yÌ¢ßùÓ#•’"ú„xÓ##sõ_##g¿å$]#”ßYÐšÒ·íp#‘X‘£ö7ÛÃªþÆY^n†€NiÛŽ‰E#D#@ƒ</text:p>
      <text:p text:style-name="P1">ÉÌnLJ’ß­ªœÏB#–l´FðÒ#<text:line-break/>Ó‚˜</text:p>
      <text:p text:style-name="P1">e´üç<text:line-break/>6ÉÞsmc#Æ¶¨âE#2n·ê&gt;,~w]ý#ø|±î�!®·Ö‹T#†ÿQhG×f9)#j½#N#-z£�Ð‡ïÐXOô°H(LÌ»Çý–PMýóidDº#D6&gt;MR"Ÿ#^¬®q‚îåC7h³#ÐüAô¯ÎCeØa~¨ë2¤~#Žvç#@(îCzÙ#.;#*çx±ò€¬øò—#­6D·nz¹ÈOáîd?¶#p×5pS¢è +Ì²3##Ï9…Ð¦ŠÜ<text:line-break/>.ƒ)##&amp;ð�öÄ</text:p>
      <text:p text:style-name="P1">¤o`X§C¢9�##¨6qÕd¤Àkn©iñ§ÌW!þ###V#Ë+¾’Ž•ºÇøn}¦%é‘¤€µø#XÓëTýóæ#w¦�¥àÞ sü‘ùûxFG"Ô#Š�cï­L™æ½#Ì<text:line-break/>ø###Y¤+ÍËo»„[¶s#h#VØ´ñeD`l#õË&amp;î=tÚ\M#­?Ž{Á‚#þI™ëMå'ó#Ø)€®l˜3uLÎšDñæ1I##Âb`xé_ÔEÛLY,|áEüðE±·$kp%±ó#á##rÀ‡�=âKÑw»±–F#'Ž·le#�"lì8îï·ˆ0|#¥3#ˆõt¢Ã#s¬å6#S#”¡<text:line-break/>Zó#N$g##…�â*¦xcV#Þ#Á·ÓèG�|·¿bàÜÍ©#Þ#Äç<text:line-break/>Úg_Ñ#­#7´Ž#8(ë#`²Ö ¿4¶åÛÎÉ#Ð¼¶Põ'#^‚é_†ÿ@6‡±å…v#4ð#Æ(vÝå™Å¨”’ôÊxø ÖBÌ‡iõ`�§±l3ÉúÉ87!cÈ�‘ý°ÝE‘—ÉU5©KZûIŸáX</text:p>
      <text:p text:style-name="P1">&gt;Ž¦~²†àËl»¾œäá<text:tab/>K�1$ùa¤ÞÄe1F+u°cïZ…#R#ƒy<text:tab/>2Ññ…e(º”×ýw°šÚbÀö4¼¨_h»q#i^”¢3ç[ä#ý)‘D�?#Çk·†·ŒŠü9#ÇF)ï&lt;|ôù\ëíe#ÅÍ÷‡lÖZ#.k¤j2t½#i®!F_N#<text:line-break/>ƒ7‹,zô#ù-½žˆœ!xxÛ#é/ô##Cpâu²ÏJG#ÏÐ+¸##//`pó*L`O# #™&lt;ð‹&lt;Æü)�#`#vÌ»-#IWØQÈ#°ê‰^#Æ8’hd#v¥Û#S‡ÕéÁ#R‹{ÂkÄ#Õ¨Ê—KÜ##@ú¿„­œQ‹eð<text:line-break/>_3‡ä(#E&lt;w###Ý#ûáäæAHrTbHuÜ¨Öm™M#!XñªõôöêøÀ—�#‚s»&lt;Éà±-#è°åe¨Av|#¢›Æõ^³]#YÎã=á#Ž, íF@‚ø#xî;`—£¯íìc¥Cá¸žêr£&lt;-û¦};#·&lt;p#3µN§TëNá“Œ�|â`##§|##Ò\ˆY½v#S,»fÎV#šÁQÇÉ#Òlï</text:p>
      <text:p text:style-name="P1">ÛPZ"6¹²§r</text:p>
      <text:p text:style-name="P1">¼ç#pÓçgJßáÑT·E�†½–áÖþŠ�…D#š:0‰ê.KÆÖ*ÏÖ?##Þ÷áäh¡#×ÔxpÞ’kƒX?I��h</text:p>
      <text:p text:style-name="P1">§ˆÕ¥L‡%¯Þr¯)ù9(3Z#¨Ï#T~#z¬Èd¤\Ø‘¤óŠ]W¡ÂÚÏ‚Ô:%ˆ¯µ#Üt-‘JÅ#†#†8pim$$ü´Â‰_ÝTO#n#Õ7ð�á�÷{dÄê­Xu¶#ÿ8<text:tab/>¬-ÙÝH‰è¼¬¡#<text:tab/>tc«¿n#mÖ<text:tab/>D° ½eßª�É”�—^äã#¿G‡T�ˆïÚí?$ïÀµ#KþÓ©…Ö¥4¿aôF©ƒîHóU§6<text:line-break/>þoÁb@ë5#_‘U#ó#y{d#N)mG±OÁ#?çÀËÿ#,c„EêŠ‚›*Ç­Ó±•¸¿#aô#”K</text:p>
      <text:p text:style-name="P1">DŸY¢#Xv¸šî##ù#L#È¥ö#“õµ{##^w*¿9Çä##‡¨CI?a*€Ì£t½#t/�ÁŠ��¡ÿ#é## æ.¡#·Š·"lØ#»Â:™Ð¯'vî#µl ±¶%aÈ\Ídÿ`¶,e#ædÖÊ##´ÂÇ.Ñ¼%!Ú¡c<text:line-break/>…#§Ñ‹ï&gt;ÿ#É�w5¯Éä�Á“cüÊBÚ¾#!ä‡}</text:p>
      <text:p text:style-name="P1">T¶S·##ÊèÁÞÜµ/##ˆQ)-pxí’øHö¢‡Š‹DuŽ­#;Ç)’Q‰óðoÅ…U¯æÊ@Ó#q¡Hžj%Ý=Øy÷Ñ¼ñ¦&lt;`jwHIçûz“#0Žd'–èƒ½xÇ $Mé»­-¬‡¥1¾~UíÅo£¶ç#ÅµŠ•/K!TöRçÉ’</text:p>
      <text:p text:style-name="P1">_#t,Ëœ€&lt;##3öH¼¨°#¨ —J\’ÇÌÊŒ#&gt;$ùÇËj›##‡e#wº�Q#øoÝ'¤ixÆˆ6õ'Ç,<text:tab/>Z­Ïú#É¢&lt;¬<text:tab/>#Ý_&amp;WÜÊ?�#w�|ü &amp;ˆaÀN=äÝn*‹í±û‘i²&gt;æN/²³`#ê@A`‘Ý#A‹Óˆ©«œ#H:"±¸F @‰]UÍÚNµ§3ie$…â�ä}oíIOGh¾YYRr#gøÝð­t?.çX#W$È“<text:tab/>ä•¬ w–##v#¸9ðiPœ±cEð„&lt;ÐÁÜ#eê—#©Þ#�A#d”#<text:tab/>ró Y+(«8^%<text:tab/>LÞÊ#~µ*ø�3‹&gt;‰ê—#9à˜ ÿ7HžÑQÅ%N°ü±IfÍÞS¿NŸ#{”÷&lt;</text:p>
      <text:p text:style-name="P1">#¡ÿtGÒ#N¾a#á0‘½ÎV_/��¢«Ìš3eò,"¯#û†÷¬Z³­Xð&lt;`v(hbc#Lµî=qÚ#íÆÇ¨FbKR?.{ä#ó}[‰RáÕ¤‡z¯æ%Š$÷’gÿPP#m;²"PÝ8Ù¢)),Òƒ·’?Ê#‚§ï{Å</text:p>
      <text:p text:style-name="P1">ˆB�ÿ1C|š}#‹</text:p>
      <text:p text:style-name="P1">¡®e±ð…#w»Ý¶#ÿ</text:p>
      <text:p text:style-name="P1">^z#éæ´: #|üm©l;?#•`.ÅsúÂÀ1EraÏ1Ìà+##X.©M‹c$#eÆ�HÚp…þ¸âVo�QõÅj:¶£µ#·Æ¦°¦Õ&amp;#.y_V1Ý”9'¹#H÷š:ÚÍª– TÄ+ØÙBµÃ¢§EK#„‰æÝ¬##|üÖ#íwC£nƒ¦Ð¥?½Ð7ß´‡ÃÕZ#õª£#iÄgx#º¾Vz C$V~·­ÿrš••##:#ÍV@O&lt;�‘•ÙuÜ4�!õ#eê1</text:p>
      <text:p text:style-name="P1">Æ#ÜvÛè´uL¸p"44M…ƒÎ#ÎËÞžÉ”ÄÏgé”÷W…Ý#üV*£ßÖÇì¤:÷A£üAlz/mS‡(¦<text:line-break/>tƒÊ/„\Ž#Þ=ìÍ7#7s‚y—¢Ùë#¡#Æ{##Ç#v)ŠMÛx`®#ë?ì9#”âˆ\KÁ#Fƒzó'<text:line-break/>‰Œ–!†š #3‚‘x-:~#QÂýë¸##á"a�¶·e†<text:tab/>e‘#oíÈÐÍ¾p³=PAû:7a##º�Æœj"däZ9¾ÀÂš#tí³gÀ,–/ð$!dÓ�N0Ï<text:line-break/>—�A¹ó0$^rlžÕ/Ó.‹}}ý0)£[#žá|õ¡0QL9u°q?B#Êó!p #¡þWúðš7Œ#´¶#½V &gt;i!À³Ëëè=YA½îS®#��lŽ#b:�ƒ'µÄçSJ#ü@³t·om#</text:p>
      <text:p text:style-name="P1">#¶.—òÀu##‹§aåëì#Î€-###…â5ìý™€#+<text:tab/>®ŠfËìJ«:ïúT#ÇCÛ¡Ç¿úhu&amp;iâŒ¼Ä×xfuÐ_«W#*3cRÙ•#:6¦�FW#¯¾wÕ˜#lOéA�q2}jÚ+š#Äïž™#c�ú¨Óƒ½Ÿ&lt;Ã­±-�##ÆJÕ#åÓVlŽ^G#:Æ�²"##ý)ÆNæSŽÍ-+Ç&gt;D·#ü#43PÊU5<text:tab/>$)ø${/û¡#$#5#Y##Ð'ÄØ(•¸Q#7|òizÜ-#œ#ˆƒH#¿#(¡v##CiF¹lü@MíWÓYÛâ#T(×í(¶–Â¹G‡#®oŒÖqa¦Òp×iCA…ª á—Å+7·Ÿþ÷öQ#çñ]Ÿþ™F©ž</text:p>
      <text:p text:style-name="P1">$ –ÿr&gt;¤~¼#ijÊÃi%öÎà)R“B\,œÝ#x?¢3{##£JPó`Ÿ„#R «0­û(£�#é#ñ&gt;#S•#f[jo+òæÑdìa{Ïõø#=*j #"/H€†ªÐ"bx‰.�âò#”�E#¹sOñ¾“Òò#í#øÞ</text:p>
      <text:p text:style-name="P1">z#Eº»G¨P/ë##@#ö�†˜Å™úXÖG#Õü%�§Hë2^GþÂöÒI†è%eê��L•ÅzÿT*”!peñ�‰{Ó)Ý½n# †Ïo#˜í€#×%«O#‚�díUB#Á§WÏÞ’“œ)m?R©Q#P#�#þÈuñ«5ä”™{¤Ÿ2+#(/Bé8…Y#ô#w&lt;#<text:line-break/>²õ¦víW¼#ò.?##sn¹0¡Šã#°0</text:p>
      <text:p text:style-name="P1"><text:s/>x7ë/##cùQ¢€�"qNŒ¿N½ÞÚ4</text:p>
      <text:p text:style-name="P1"><text:s/>˜Á�à­LÂº</text:p>
      <text:p text:style-name="P1">Õ–’Q#c^#jð½0¨Œv#¤</text:p>
      <text:p text:style-name="P1">#Ð¤µ¸N[%¥‹!�#5·ç™Ãt–a#õ#ßmõ›d´‚‡�Y Ø#—#ˆ¤</text:p>
      <text:p text:style-name="P1">³$~fnw#OyjœfÓ#ð¨N ƒl¤Ã‚@˜EáD#Y3=ÇQ<text:line-break/>¾aƒêôþé`¶D3¶Ÿ§ýb=l#¼ÉMj#’#¦øîv_+#ˆªÏÇ´Ãé$Q###‡u##ZÍ°É#Vr�¼@ø#qLöZý€%aIñÿ#¬a˜¥Þ#þµÍó™²ðæF7Ó¨š"¨´x®ý�‰¼#{K5ñ‡Ió#</text:p>
      <text:p text:style-name="P1">^ƒ¥ZøüIS…ûÜ4#|PÔàÖá\#†Ä¦Æ—T##‚ÑOÏ£â‚¨Z%#bƒ×yí4b”#`¬À9ãv‰&amp;²<text:tab/>Q#c#÷<text:tab/>Vw �n–ê€</text:p>
      <text:p text:style-name="P1">)¢3ÙLÙèO#[¸Ò#@!˜#ê˜z¨#C`k6Ñ€”¼ÎE#¿™}#mŠ5¡~#'�÷úÆ#1JàÃJ®Âß_#!c.–I¾U#Yy�ãÝš“æ�JM#"Ob«‹Ì¼ã®Q³�‘L÷Ä~B<text:tab/>ëßà?,šíÉ‹„%¿çøõ#j¢´×¯©ê»æÜ/\±fÇÔ#Šôý_V[“u#Ó#ÜCOßÝ?ê#Ý×óï}=?W˜vaù©P##è‹^^N;¿à„ÚûÂÑS</text:p>
      <text:p text:style-name="P1">‚x�äÅR�öÉ‹#„7NCA6«%j…ÕÛôº³ŠÈÕò=A»ò#Ss;[·E#œŸu©©;(S8¶#~nŸDËd.##„€è#÷­(“Ê#ŠšÞ##B9#$IŸPƒqùË»sË�Ê�)fû#ü#}e#©z³#.„¡þ#ºó&gt;¬¥0 yHå</text:p>
      <text:p text:style-name="P1">Ï ´ö`îNªW�?jô�<text:line-break/>#š='èt²×»œõ&gt;¿ýÏc×ç#^'sé™ŽXm8.aÅ�ÕqÙ±#Vm�ÿƒwÌ@9„ÔýÞ.šôYXØPb«¯3V@«#4#ùÏá##cÚ…Æ#ƒ’Ž#‚#[)<text:tab/>5[i#Êð/FÀ»½Wˆ‡ºŽœv#xÈM±²öÁÌPN­Ö<text:line-break/>¿Çëé:#`ºB?,#I�”¸Abþq#4##f<text:line-break/>oª¼T;#c%ªá,”–:†ÊÁÞ·ù(„‹ø[:<text:line-break/>ï_k=<text:line-break/>ÀÒaœË:E$ÞÍÝiTV±,Cˆ?ñ#m#*Šl¶¦$a\#æ¹)–Ãê�»|û/ã) y¨Å##&lt;‚HxØaè‰Ë½ñÕY½}ü2F†ù¥žâ†”b×ã‡È¡#ùM#óK#Øˆ o“</text:p>
      <text:p text:style-name="P1">°ýr##&lt;¥Ì#'(ý•Dá‰„_Ÿé7ÀQVw~ÇGú�÷¦#g##ËÐõ4—P•ËY-W©@òŽ\€q~#/à´X“w�bÿ##¬*¥0qðEÝÅðÕÛ#g”ßLz¾Cˆ±ñ*†qñY#]Û17</text:p>
      <text:p text:style-name="P1">Ùðæ,#…IÝ§i{t~çê#RˆI\#Î•#á\;�M##ëÝUk›–*c#U®žòDÞ`OQ¹L4g‚ÁÉÂŸF°#|ö#Ž#¢Lcö™ÎÖ#ß´‘W#9ç¯£Æ,AÃ 5åZöŸ»H#“Nˆ##Ó#¶ý°#7/ÿ^�#"OÉ#”²p#YŽ6»ÁŽ½¢¥!¹½ó¿d"#O#2räM)&amp;x”<text:line-break/>{¦+•áÏc³'­#ªz“ÖàØ»9ÁºL¨äe«á¡ö€½1#À#G##ÿ#¨o$<text:tab/> 5·&lt;¸C#;xNŒ#ÜUã/Bªé##wè#</text:p>
      <text:p text:style-name="P1">‹(v#^ƒ#-#;&lt;ùÅá®Æ�•oD†äÁVdúTD#c�êÂth2�ýp4#X#ã�#À™Õ|-ìM#à´_¢g]Z#G6¹p²wXùøš</text:p>
      <text:p text:style-name="P1">e£j�á</text:p>
      <text:p text:style-name="P1">U´šÌOˆ#</text:p>
      <text:p text:style-name="P1">²(Ð�‰çB�²ë{õÊ[Ò£z#;Âa¹-n�âŠ£#&lt;�;pŠm#p###ìŽËDôMpg,Œ4¼�#ix&amp;H–#M‰w¤…{FÄ(t½iðëãIÙ0õ#;#ANÜBŸìà‡œÈÐ�##ï6ø„CYƒ?ýŠ¡#�­b�2a¢Côô�­##b~˜î�Ð#L 5#³`ÑX‡gÎýÄ#Õ·|æ��nÍÒOž6EÐÝA^ôò#6“äuËu=÷#èˆþö\‰qC}ïí»� &gt;S›Ì›x¶½éÕx##–Wïi1ø©ú5T¸£îr¤</text:p>
      <text:p text:style-name="P1">ô&gt;G##Î&amp;Ÿ,LD¡)µA{Q}Ò#«î\BÚÁÒ¢ ª##òõF»ß#˜ûýŠ\^&amp;#</text:p>
      <text:p text:style-name="P1">¤T&lt;„É×\ë:@7#:„«##À×n#?3Ô-VZ@&lt;•¹½ÌQD£CöÜ</text:p>
      <text:p text:style-name="P1"><text:s/>#…Ái3Á‘#´¾=8å‹ôpæ4±á,ú8#ÓTýyª"dÔŽTÕµ#ÏæFR8ŒOEä²#õñ¤Á##°ó#¨1”ZIUê�ž˜‚±ú##y×ú²ÐÉ<text:line-break/>¾##ø¦v|øŠ¾œ#JŠà…µ^Ô†&amp;—ò#‰þ˜× ³g##±Èóå€#Í×#†©Î#Œ½Pepñ0#Î‚ævÏfž›#Æu�›j!#ŠHÑê¿Ád%µLÉ|#»#Ÿ9Ò#üjh#$#Ýó=3‰¬B-V?Ç­�5ÔÀ�^¤óO†è-­&lt;ÏGþ­¥mÕN#(#ò¦È;#ÉÑSª#¯u¦ä7x¨�F¶"#¸Kâ»T™¢¯#ÅÝ#l¢q#ã8†?Öÿc</text:p>
      <text:p text:style-name="P1">¡ #?ã,™ÁÜ�fª§Èô»#U/ÎáOK#@UÍ[Š^T#p©îrÛÿ*^â„Þhª¦wÎ�œPì²å1§p#h.@THt<text:line-break/>Ù\xïƒ(###o4˜j˜K-]<text:line-break/>Ê`òøÂÀõ›�#Jt#–±¿P{éLnýüz#¢##d„##7hˆ¢�ò�3�Æö|#óHUý_,ÖsO/¤Ëi#iZ9Ü/Ý#ö#Ïí•·ƒkôD;ŽªÚ„î´¿ò�EÑë»„�A‰-ŠDÎ£á#õN#%¼J‡rç8Qæ™h›à£“«2|zõ×#àx™a<text:tab/>$,Ø‘šÎkåâ¹–æª#Ùc#S¾H9U#`Ñ#Lûµ¥È#¡˜ÓcnÞŽ¼@•òá~«H\iH”sè`Ü•$5ö [#}ðŽZ·Á&amp;+6¿</text:p>
      <text:p text:style-name="P1">÷f#è&lt;Ó+á–`&gt;V•K¸|HEä“”þ#iá‡�ªÄÊ#ŸÆ#iH=V$T{C&gt;o€Î¦¿XM#"‡�Í7# ¾ó#¡1Ö‹2ÏHX¿åÇ…/éÝ­2Ž»y #›ìz#ß¡Ïj#·##`±Þž#×#Í‚~j‰Á~õ&amp;[!*#ïü#lÜE±F#5RzÒ#æl#m6êcÕ¿Ygœ˜”©<text:line-break/>_Ãa#rØuŒ(î#ý,H#¿</text:p>
      <text:p text:style-name="P1">ÌSËUÆ²à%ÉYL´#ÿ#ùú�úfÑ—¡ÙPd²íSu,Œ¨Eë#àh@Ï<text:tab/>žLÔ'ÚŸN¿K:¾¢�uWØ°†Ñ;*tà_ë(9#¿ùÿ#R·¥b7ƒÁ<text:tab/>G|</text:p>
      <text:p text:style-name="P1">Ž] †#ý<text:line-break/>þc#.¼­çØ#™¼a¦ÔÛå#áj.ÈºÍ1#òþw`o:sëFñqÌè®Û’û2L!€Oanög|Û#Íè.©·É‡m²aó#®i~°q·~+A¤Ê”œ#Ž^yý+&lt;¡àŒ/¨&lt;›Pç†Óœ±m#ö&amp;‰»#‚#BL¥ðY##Ÿ–<text:tab/>J:a</text:p>
      <text:p text:style-name="P1">#S±™ót ÏÁ##8#OñŠ=##7UË|ç^U.œÎ}•…ÿ#¨tdN©Š¾o�6÷w#�çV=nw#eçî^#áÏúÿ ÔûûT# =ûS#DlêZýŒu[kÅyÓ¶"±¢‚{Qû-â»#-Ü#Òp2##?öïC</text:p>
      <text:p text:style-name="P1">G%Q1}“´ÊZÈ¾�æE«ÇgéU�6í5ç(ëkdeè•„[°î#�#ËƒTõé�P§ÇeÍò#‰#T÷S#6L”Ü©«”uª`ÌvE'jñÏ?ñÄ‰Rw¿Cïß·Ì#(#Ò,Ú¾#øê#Ðuú*ðŠòï#VX#€t"ÿ‚a#´<text:line-break/>—Ð°µ)Å#v#mÅ.õ##Bñ#ï³‚)ö6ÏFN§#9ÿ;ç2êöh[ÄY#ù‹žA’#åóÔ“Ä!¹#ï#.º#Ô#<text:tab/>C[##UnÍJ±øœ#û£³À„¯ëþm€ó|;·äÑèå##Ã×_‡©w´‰Í}ËünÝþ##ó­™¼nlï‘KyÕ’ä#t+]i½ëÖH•Êj—‘U¶õhxB?#órËèVfF-Ì¥�+4!‡l#VJ¸1#óÊáÑÃ¦�=’#‘ñ#G×/1D7¬¶#�†&lt;üNšnºb#Qy79ÄúÎ"#eÖè,Ù8š×Š~�ž7š~Û1#Lñ 3#-•lµÞÝ©ì?ÀØÆåâÜÝar¾ã&lt;JºŠ*º!G"]#V4#Òu±u�Ù¿#pP_mÃ#,e|å)|Jî”Ãº##;Ÿo#ÙSQ]&gt;{�ÁÃ°<text:line-break/>ùjHþ¾œ#ËÎ#F¾üü#ÜØŽ#·(ãp‡</text:p>
      <text:p text:style-name="P1">{’Ë#W#ìý.÷ô#ðƒ‰I¹‡Ê”ÙÑ¨IA–h#™—Z77Z0�J¿Bw?œ²ðtsâ:ŠYÀ›#'O##+Qò?$N#:ÂjW ###ßÕ}�!—¢’·pÖè#{zVéŒµ ##W|#cyú^ŽwU,Zg#ìž¢-#gi$àÍÇ¦|?!Ãÿ!\u?‡<text:tab/>Ù²?¡¶ÖýŠQí¢#Å§"�N[p&gt;(ÕPú/?¶’ãIüÂÎõhÙ<text:line-break/></text:p>
      <text:p text:style-name="P1">NºÕRõd#”½°ö#]�,™§z?º#ÙÕpÉ¸ËHI�ÒêeòÃù�{�#`»ââÈ‹9˜¡ãíl}oŒ!6$åj9—U&amp;&gt;¨Ó%KbÖØnŽS2.|?cU{#äNã�’#˜47mK¥6ûyŽ3šU-TrX#?~"#™�”€˜ºˆ»#ÃÕlä¡ã###êù²+f•û·º,ï‹õŽ0ò‰à½J<text:tab/>?+Œ^�Ôo¾/þº+qþoƒ#'Œ´</text:p>
      <text:p text:style-name="P1">’#�ß¥DCD¾­¬#œ“�Ü#+#š@fÉ÷|fyÀâ#ôìjÜo S6;#Øƒ#Vµ¾D¾Ù<text:line-break/>õ"ÔWÔl#ó&gt;b_Þ#¸d#a#��7#éú†ß##û_#D~^�ëáèŸËêß—ÙOåy|&gt;ç~^èß#¤OÉ¬¯‡~ü�¿ÑëÇô{ßß—Û\í¯ùô%òQ¡Í#6„=Ï‡Ø»åö{¿'w/‹Ô#'zoŠÏú=´ß/»_Ëì#òõ¾ø·=ð×£è#ú&gt;—#òý#gk¿É¨?%<text:line-break/>&gt;#O£ÞŽOƒÔ#î“;Iæ½Ð?‹YoÇ»ÿ#wwñu2Oøû#øöŸãÙwÁ¶ß#S¾/V—Û#ü^Ä_â©þ%Äæ˜#àTÿrà_òKË3#0@#³‹ÜðG�#qæ#Vc5Ž…ý#n¶¨t°U÷#]f##z¥%£o6#u‹JìˆÄ×¦{=#¢Ï¿°#¤;&gt;f#Ü#˜¹Joü´ºâÞy�ƒ€'KZ….à§âo&gt;²i3•�¨#¬ºp²#}¹-HsRÅ#�@~�yËûjÕ�†”Ñö#é±Û?#Ô<text:line-break/>¡gçnV^¹ÅÏuÄ(ÈŽÿ#ëRIžÔyçŸõ±ÝKÅ°u]ž#âj…�¤‹jÈDâ=‰#á‹ª#Ì##ÃÚ#bG g®Ž¸b/õDduý�YÆ#Ž¬ªzu­#Y�hÝ‘]7+He]³#Ïd##Ž-‹|O#+Uyd€V#[ñ©#Ó—±Ï3¡##jÀX6##ÅìàXF‰rSº¬òl‚#N&amp;R�Ù—ß’ªíEÉ•5•^£1æFLe¼¦+EÁÉkò¦</text:p>
      <text:p text:style-name="P1">­#fmK¿Åœ #9¸#ñ�C\¸'×`yy&gt;#à#55µ&amp;#Ø#E«q�V_#�%§##¥*Œ:¥^</text:p>
      <text:p text:style-name="P1">f#äã-KÉy!ã^–AmÏ—wÛ!<text:line-break/>7°vÑêã:Ï² fÁÌÃó9i#=rxh \éý#««Ê#€#Ø™Tµ±"ƒ#P#ü^ÅP“íšJe°÷žM#£Oj@û*VÒÛ8_Ö’�(D±ûNÚ7j###¥ú˜ä—¾9Pâš]Ë3a9vöá–####:í)–ì2!ÕüÁ±¯5vÁÕÎ—ç²…up+}0ÉòxŒ"| qü/E##�‹0#¬#µÒÐ\ã#½3GûÍ‹uQiü|ü|�•¢ZDUñ<text:tab/>ÇPž~PúY6ÿ#</text:p>
      <text:p text:style-name="P1">G2#‚¤Æ�tË²óRÄÓTgËÀJ…;¦œJ##Tbþm</text:p>
      <text:p text:style-name="P1">#N'¼1ô</text:p>
      <text:p text:style-name="P1">²‡ð%Á7#:Ã#dš¥±±Î¬L1YžÞ”ÄÉÎYÞ“ç•#ƒI'ŠÌ Ò0b,ËN—î¾#C:°e6N¾ëÀÉM0&gt;k­<text:line-break/>ï#LZ)ŸÏ&gt;?&lt;³i…/#jçÙ¶í#õRg2#˜Nƒ#�3¡|I3#ò@Ê:9#†d8ÚÚPÒG"j_AØ.ÆYÍô#³#óu#DºöB½à#âü¯iè²Ùg#Ä-Ë‡»#ÒS[ý˜ÒR#FW¡$Qg2°Ô%æ#ÕÝd8’:<text:line-break/>#ÐsÚŸ«Ñ#&lt;&gt;ŸeÙãÐçãž3A�‡˜:ÂÂÁ30Î†²}-·%#È†±Žj9}#£¤Íâr#E##v_pŸŒF»#¢#iåX#6#gœ‡ü °„½ÿk¯Ë´Ös2õýMÐcFª#;®1z<text:line-break/>áÁ¦¢#83ig–|)è“Û#B(•Cn/###?#aè€ç#.&gt;æíà#¬�e#^’¯&lt;#B–X‘ìZ»¢#—°mMŽtFÒîÿ#Ùš•&amp;…æ#8#sNa²œ‰ƒô{*.MÚN)?¶¹a¼Qð²#Æ¯##'S:Ž¶ŒÞÄÈz^<text:line-break/>JåæY#_‘</text:p>
      <text:p text:style-name="P1">–Ž#[[q#ê\ª^#Ö</text:p>
      <text:p text:style-name="P1">#Èë#^}˜ï2##�ë�…bëS#q#J#wž#RÏÈ[#<text:tab/>Îr©#Û/åžÔ#j3â%çuí)ëùu[W,Û7}Q¼¤*¹‰°f,^#’9þ`#ÕMÃŠKò±#·c=ë###6ÅyóZÂJÍ…�ôü™ñßïãtëeBŸ,-$šû<text:tab/>Úo#Ô}rÖ@2áºÁÑ;,×&amp;B"j2,;\Ä#×D`²´ëO‚ßy(</text:p>
      <text:p text:style-name="P1">Ä™²£î@NÔ{|#&amp;é#·ÂÀSÖtàÀ#©#Ì™¤'3£˜cmóp¨ï#B#^‘höºˆcŒõö`·§</text:p>
      <text:p text:style-name="P1">=×&amp;##•�#¾ù½Å†´Â##Í‹#°»#e#7Ëà¿E•”KK#ƒ#Ñ&gt;z “1Ø=°#&amp;""/<text:tab/>Î¤#r#®ºD¨çÔ³#ø#˜##Ë³&gt;#ˆ#)Ý##Ã#<text:tab/>­}ƒ�L$Ùñ/g#Bæ#gÍ®:#=ñ#¹lLBÂ</text:p>
      <text:p text:style-name="P1">Ï·õíèjÃJlgåÿ#SQx`kp(÷RnýSuÖ•m4à"}Q3�5f¥ÄEV”Æ§#2YÝ</text:p>
      <text:p text:style-name="P1">#&gt;#}ƒ—à#!×õþ?;Ó°¹ô+à¸š�èã€õÎQ‚ZcÄÖT×¼’ðÊÐé½#Eý+&amp;# ©¾H‘æë„˜3’ßš#<text:line-break/>ï%N</text:p>
      <text:p text:style-name="P1">þ ¿,7 ·Í«Z-C¶#U“L•©#¾s#”H‘­WC#\+^æu\§h“™˜|XbHf%+#û!p#ÚU¦#(&lt;�—Ä#ŒqÜÝ0·¬ÿk#&gt;ê6�Ý)„€œ¿#Ô“)Ï{{„£¡GË¹š#d#C:¿#\G ËCÍø?[ùíœ$ÉK‘ânRÐœÍÄçA!nÎ¥#ð�[u€Y�Ã}^ju*"ÑæW?#A2B|éiðêÌ»ì¿ÄAÜ“À÷MR+ˆŒ‚#zWñÃïÄÞÃ‚’al�ÔpœVCwX#™{¡(†ÃMçå#rU`Ý½¢X™€~#¼˜Í<text:tab/>‹HØ»##.ìN+9±eöÕ#@¡™#È¤SH~#�e/[žrq´ó)“oT'9y#Ü˜™ó~AbH4I´õÒ©A##´¬Ü&amp;#Ï¼TkÉ‘‰nÇ#±#k#ãQ¯ br«M�7Ý™ûZ)—E˜å˜šf#ŠLô–z¾§VÏŒ#</text:p>
      <text:p text:style-name="P1">~�Ù¹£àÐà<text:line-break/>D²#â›#ù!ÿrlÚªz©à©§#k¶&lt;Ë¼i/#·#Î#u#àoo¯T #0¹ žÈ¼iRù#+ƒ#ÒÊµVß:ÿpäúÅ-`*ðª°�²š« æ&lt;žõ½~®#ì^f$#úu¦<text:tab/>‰kÅ#”•#Q¸�Ð<text:line-break/>&amp;$[í#êã#KÒ’Ï6|! 7�&amp;ÛŠ…ª¹û�ºÌç:¤#›dT6#=¢=#Ðl~zM›½#äh8ƒãUkÆ]ý‘´JövÐ×<text:line-break/>‰#¦ÁzÊ©µÂTkÙ!sÿ!R#0¾A†ˆ5ûÅ#uÄ!ð3#�~ëN^G##0R˜&amp;†çpõçÇƒB'{r‚ñÄ)öiê¤¶2Uù÷#'©÷R² #a##³…!’\�aÅÖ nda’;#•©p¸�g‰œ#´h#2ua(#1Ó#³÷ Ižš WØõ�V—ØðNÕnº;#1t&gt;Œë#ª�ù#ußa9#-_¤Ê#mÉõÏ�¨vp#à‰#vûŒÏ#kÚ†m&lt;##Š]Å#iÅ}ê#kÃÝ±”uá×Q#úÚÑ«À$Ã\‰jLØ²Šˆ</text:p>
      <text:p text:style-name="P1">2Ÿ#¸ê##‹‹Äèóø#›ñº~AõÁÔ`MÅ</text:p>
      <text:p text:style-name="P1">2#‰å“S¥#î##"}©#hã@ùô#¹ä%©W7ìõ<text:line-break/>Pë¹·#j&gt;œÚ#f¶#r#]¾ó×•.ó¼#�AŽò…Ž›Yt'E’#2##Jú$P)y$Ÿ¾##o(} aû¦µ®—ï#h33ù¤Â¢Å<text:tab/>¾•å°—GôOÛ</text:p>
      <text:p text:style-name="P1">YI®°Ë-_ì^²Ž)º£—S‰-ï¼Y<text:tab/>#8„ˆÚW!áˆô‚M#ì�ö-LdOá�-ø ‰FË›§kÔÖ­#y|óÈ$¬BÐO1(^#uv‡–d#cÇ=#mæÀI¶'«h#&lt;¡6#ÓÅë‡#§…#ÈH\¡0s´d#Ûí éÝ#·¿^*Õ</text:p>
      <text:p text:style-name="P1">�ä¿’�¢p8š¾IƒôAcƒ#&amp;Æ"‚h`$ ¬øž7#È#G_¼õGAý#Ú#?Ò-m#</text:p>
      <text:p text:style-name="P1">ŸÃ#S¸!ÀÒºÐW§ né#óí€°#œ##x�#ðc 4…EÒŽ#¿6�Ôúy#iõN¯wAÙBz+¥#ÅÕ¯;¿´#¦ÊCŒ7s#Zè#VtòU0?©0#±®&lt;]#QŒ…#‰·#�‘Ê¹ü#Ô#dGuÂÚ&lt;*##Êöü%,5w8?7íDÀ2n»W§º^½ëŸñ”ú³Ô�•1ge¸‰0Ô�‚ÈêQSë#‹&lt;O‚Ü¨±øN_ËJ¸Ü#ßj|<text:line-break/>Ÿ*ý8+#Ý˜«K}UÔA#�Œø,15±Ö×WfMæ@##ºµÏò±:„¹þ¸bzÓlN7çáÊ•ãÒdsF&gt; ¶„ï€#ÀZäñœì°åS#w½Ž¿q�·ûØ�Õ¦L#â”‡ˆä&lt;Ä¿h¤/Ú#Y1ù?#‚¯€Ó##)®d)nBÂE&gt;#1#ÙÁœ,8@#Ã#tÿG,#NoûÊyjOÞ°í:!/</text:p>
      <text:p text:style-name="P1">n_þ€”¤‹#Ñ“jÂµ# <text:tab/>Êzb§†WŽÖÆ</text:p>
      <text:p text:style-name="P1">K#Ïˆš#…‚zùTéÄm#Ú#E#BJó¿Èê<text:tab/>·˜í#@?ñ…×#ÿ#ïEÅâ¡µs•c§$T~#*&amp;##šµ#¿ÀáÑ× :~rb###w#•©#ý#ÁNBf¬¥ùgã##<text:tab/>@ö¿ïsÕ43K–G:#CÊëõ&lt;©r§ï?ZÓ¬�¼</text:p>
      <text:p text:style-name="P1">#Ü/#·å'iæ·\#Óˆ°#1ñ##¸#«›’Š“†CÑŸÃC#½†U&gt;Œ²¯U#+ÑyÏjºùt#ÜS€~÷ë&lt;iÖÿspöMRúeže+[/<text:tab/>#È³u^#D£7þÓåS±#‡Žä!&gt;·2…#EúÍyÒ¾Ìÿ#rÞ__‚#ŸÞf±09r•;# -#ÈèK›Kz&amp;¢E491ÙQkû�Ñç�vý±òe Ý#Jw™|·!�¢™#hŽÌ08A"ÒLWP#ºiÈÐ5G#e#"“#V‘Ôú³0‹û-½‹-~IÜm#Û´#œL¥ëQX]&gt;#Ì#C#:kv�=òN…</text:p>
      <text:p text:style-name="P1">*�‡#‡FEeDŸc[&lt;¾G###äÎ·û˜Cñßèê#ÖbÎ#ã#øõª«¦˜"#&amp;<text:tab/>€öC,ö#Á:ß×8nItrÊ#<text:line-break/>\-Ø#²"#ÀéÔ†ÅZW[3ÿ!#Ðïíše½°´L?Ìt¶�1�8–<text:tab/> *‚®#�#À}«/pA‘ÐëÀ´¦}ÿ€1”µ<text:tab/>î�õ}ø´:7Þ%0ü)¦ž#=âÝ­ÀÊmVš”üŽŽÞ•·bW#‡d‹Ue<text:line-break/>#uáº NàaÐ#¢É‚˜#pÒjcµ£#¼é©ý01)àaÈØ�r²ºÀbèM¡�#¶î÷øÆ:jŽUä9~ó#�#�8<text:tab/>Ê&amp;ö˜jY<text:tab/>oÕ^#ù#²ËÆy{C¡µzÆ†?Rï6ý&gt;B#,EÃJ/¤ÔPåP]|ÉHM�é‰j^]™#�!Æ�¿#!—#Q­�#R‡ÂpíÚ\¡kJ#ŸQµ+#y¯;5ä7ç¼[¢(–…ËCq¶iK`wÇ´šu/#·D#ï}v#!1ý¨�kC�UÍÍ2�#t#d¥u W </text:p>
      <text:p text:style-name="P1">-*<text:line-break/>®¦­„…®NÏÃ<text:line-break/>#€¯†Í¶ ¹ö¨'KóÉ#*I#„I¾�ç»#ÚÓ'Š©M�S·À‹¤Ò#©M�##�.Ê¡ºÛ(¦#¹êæ#m8sŠ<text:tab/>Ùv¯Lóv/bÀ2šI¼Û~KFmuHX�Ê“#må+ß=‹*Ÿ®%�[#8VtgXga#Ôh5¡“‚Ú#}&lt;„§ß…s…&gt;×ÿ</text:p>
      <text:p text:style-name="P1">L›C"#^#FÃ</text:p>
      <text:p text:style-name="P1">p#R</text:p>
      <text:p text:style-name="P1">9M´_#‰ê#ÙÆHa1³x7•ž#dtã˜&gt;Å:ÚU„´�b#³eÕúB&amp;é¹N</text:p>
      <text:p text:style-name="P1">#MûúŽ•*¡.»ßjfÆ#W†PÌµŒP#aª##¦l�›Jc]ðËó#èGáœØ“¡Ð|ÏŒÑÑ#)Áì„õÅÜí¨{�’o##'L&gt;#Í#›r9MŒ¾±Iiuf#ñ(`‚aíŸ.#˜�ÓoévXïê9</text:p>
      <text:p text:style-name="P1">Ñ#›F«Ú¸###ß%úÇÝûÇ+x²³÷WëúüãÿHirU”)N�ðÔ$l'# ªÊ§»&amp;&lt;8#¹˜Îî¨þAÈÆ#Î¢W¸¤M&amp;5vŽË~#:Õ#˜âÕ¡Q3C3‹Ló#¡a¹¤M5;ª´Øü€,â›¨²1p</text:p>
      <text:p text:style-name="P1">;¾Y[­##iz­‰ÍRnw÷Àbá#É#h$.•#K6Z^öxâK?</text:p>
      <text:p text:style-name="P1">í�KsÊ#²uX<text:line-break/>#Š%#�œ›°Õ#%áa/]¹DIâ•ü=„jƒav-#¤##1î)[¸Á<text:line-break/>jŸ­¹»¤HnzÚž��N$)Hmè·ÂÁÅ#AbØ©cåðŠÄfRNß¤¼#Ú#MA½#‰ƒeJ)�V]½ðÖ#š##D#×Q‰ÿ`ß|×#çÂÕôi8Æ¥ÛÍ.#Åå#ÀkŸ.£”…‚###/ÍÔ½úb{J³¾#Â•�Ì;Ÿ»bV/|+¬{¢¦­“ê#Öî5Æ–ayý#ýk©Åb<text:tab/>d¡”€##j½åO#ˆ##Ô×5 9q§Bïí­ó!Q–ÿ#Þ’$6»Ý—9Vgê#ÇÇ†ä#Ó£Ñð'9­#Ù#/#A¸8#Æš?yh i§r<text:tab/>|3ùÀ¥#1Ú-fH±ˆmE#ŒæÊ]Ä€ö»Ò&gt;_#Bj€5›Œbš##uÔÙÅšïŽµÕ$Ýl•Û=#_zÜÏ©4¶¨Öi¡1jq¡t##mL0tÉ:`]&lt;~WÄ¬äòVoKËû#”#¤C#‡Úˆ#õ5èP –+B#@Ä'ƒï[&lt;îØýÕö!#š44Õ&gt;¦NrròLz‚Y#t2#!y#HòåpñUðEÁÚ‹Ù*íÀ9‘ÐÂ°8#„v´êU÷+ý&lt;õÚLe(·`z¼¿="®Ò„ëï#‰*àÔs#'#Bô»Í#oG¿#<text:tab/>-@Áö�¶bßlÞÒDþñá?¡’ò6#�±Ä‚#,åk,€Ç�šo¶—&gt;.;wü#n\•##±Oû»è#ò*y#ÿ@o”#âuö"¥ç}¶#£³{u#÷'&amp;4å)[¥O<text:tab/>‰Ò</text:p>
      <text:p text:style-name="P1">(B®Õ*¢6�÷#õ,##‰}o-</text:p>
      <text:p text:style-name="P1">þ�##ô_æ.<text:line-break/>u#râ®t</text:p>
      <text:p text:style-name="P1">ì+˜d#à^Zy˜#Úñ¤Kr{&amp;|\íE1 (Ö®v’Gy©A%EnZ·#Íö¿Üg(TÄi½��#</text:p>
      <text:p text:style-name="P1">Óœ¿$³T#</text:p>
      <text:p text:style-name="P1">#z­v™´Ñ#Éüò</text:p>
      <text:p text:style-name="P1">!#yžõÛN*\#»d<text:line-break/>¥þa=nÃšŠ#5`;Õši#9d�"˜-Šg€åP-#?Ú#GNØ�kX=Ç¥mÏ|#]<text:tab/>þ�×}¦ÌFe€Z²þŽÜ#”A…#ål´{k-¬„gáx¢È%êó„¢U*uØ�¯/dåÊ!‹ƒÍÎ�_×#ò�áÝkË`ó#&amp;ûÓ°�óÄ�¶r»øœ}MbjG›…‡¶‹DÂ-Ñ­�á±9ûù¥ü#FNâxw#ªÈ!ê_<text:line-break/>ÌCžÆû#*VÞª„—ð+�# #‡�šgä#‚iñâZT4öb#¡î#<text:tab/>î�R+„Mö²7##–§0ÚÞI½u‹\™¼�‰.el�jrjNý7k?ý#m¶Ì°ÒáøôcíZ0#Ù7&gt;#j±¬âfýÔÈJ&lt;)Oy­¡Ñ=úû’×9+###“ÀÅPØ¹ß9˜L„œK�ÃK"õZ*<text:tab/>Œ© ñÐ##ÐÈ&amp;~y.S„{`ƒŒÄ:S‹7döP##X¬ß÷#r.^</text:p>
      <text:p text:style-name="P1">##(~d‰b¨ät`##,‚#eï®þpõBŒ-Ã<text:line-break/>#&amp;_Õ#a›#Ám#Ïèô§øs_Â¨n®r,ô§#%†JÃ�LÄ§T#bˆÉ—N§³[ùÉ{’îÝ�#U`Õ~h€Aÿ#Î¾ý�"</text:p>
      <text:p text:style-name="P1">‘G£#I®ê±‰U#Ž#7##Ä“…~ïä<text:tab/>ç÷¶•`ÖMá8û¶jL1,#˜#Gšä##'ÜQaÅÊ�Ç#¢ãvßfºÁiŒøg6W×1#Ê#&gt;�Äs&amp;”½«Ä–sgª«ŠëÄ¯¹((.#•ÎE�{¡ž#B ^˜){×Ø‰ÆòmK#þ#þ�ŠaÅ#T‘°û‘(_#®L©d9XÉî'ÇfØÑäµàV–0#nPu#+‘íN<text:line-break/>¥Ò¯|ƒ`ßìWÿ@#3#âlfü”Ë ¢=CYÓ�#$~¬5!\?ý#‚Æ#“kmª»ò)�‰xÍ¿#ý@ÌèÅv#]”¦G'#~c\íl·__n5##St#œÚ\’VÝ,™#À7«aÓTØZ#&lt;™êav’-ŠU£Qè¨40ä&amp;v€mlk</text:p>
      <text:p text:style-name="P1">»zv#Ï¨³®¤àl#·`yÙa&lt;ÅÜAìÛ9#x˜°¬pèñˆø�àŽwü2œ�˜d#Ï3dRé#”#:#d[ØSQí°šÕŸUÜÀIgP³ªiU+º#d#G¦cž!ñù#?aÊ#„Èc#®–µõTT2—£Ñ�WJi"3É*‹#½#þv¡ïr#d&lt;#2—2'•¹™•à#‰j##nÝjv`&amp;Øû•MŠç…LÏŒ9#ÞÍtõ©&gt;P:##AjX‚&lt;•#”¸Ð~?Ç5#tœ#�#†ðòýo›Ÿ¤³NÝÐ#ð</text:p>
      <text:p text:style-name="P1">1#÷�õã#UvÚ&amp;÷##ï%•Ý+¬îgŽ#Ug€#†n‚#4öç(vVäY#•WD~#;Ø[f##²:M*Á:ë!#e›¬­"õñ=Þ.¿#ä`?g9[Ò6Mˆ�õýüûv#2Ö#éó&gt;v®‘i#JÖK&lt;<text:tab/>ôÕ°)*–7Ê/½S�M6+ºã¶#@9#»ÐÀµ#Ö¿©†&lt;Ò¯*¨eþ²×#TÄáÓÉ+ÉÎü‘´U#Ÿ•…{²[#NxÍº³GŒâö¶²éþW<text:line-break/>¦ÿRÿ#±ž€#z</text:p>
      <text:p text:style-name="P1">#á¢ÀÀ^lV#c¨\ø<text:line-break/>�¢Ä#çÔÃÁ3þ‘ÛèÔEp¶d›¤…^¨¯â¾Õ*Àró’*¹ò†;ôª’ïFMýö##8</text:p>
      <text:p text:style-name="P1">A<text:tab/>Ø³·¬#4r‘#Pâ}ÀÒ\Ç±_GšÙu£##»#ú‚Ç1Éhë#ýÅ€íÆ]&gt;ˆ#p;Á(ŠÀ³#ªÄQ7­Û{aŠ[¶Š¤#Ç¬ˆ÷AšJå�-œ$#¡(Â!üÊúç•<text:tab/>ñÇûÑ»#:ëå\X6X!¼ä!™#p#•L••°�E› <text:tab/>åÿ�ç#ùWçpv#xòZÍoŽ#è;}</text:p>
      <text:p text:style-name="P1">ðÕöj�#&amp;èÊé#§*#X#Ó½¾³b!îÔ##ã´°É—#œ¯ìõ##XD#b§´S^#ô&amp;#ÍÕ£âýbc�L†¼¢#ºT–I¼#%ô_ã&amp;ƒÏÒeÇÈ®T#vŸû&amp;#~wåÍ%óBÎ0]CŸŸ}pº7¤”0vîøuìm#‚%&lt;¦#1Û{ë-Qu#fêe#â*~Ð#(#cÌU‘aa5m£TsA•»#ÓÀEÅm#[íTß &lt;Ä&gt;jB+I@—@E°Àää#1³š#<text:tab/>6##ý#ee»gøÕxyÓ¸ö$µ#</text:p>
      <text:p text:style-name="P1">�U¨#‰Èý#âW¯jÒ@»µœÇÿÛ#çó##I�ýOªÏ#°µrg#™EY#wŽ##ÕÖ&amp;¯qH`@\ÔpE#w}Ÿ#<text:tab/>FÎëðQ#/†'^¯ƒæÄ\k—–ç6ñÍÍÊ™Â#_EŒX7ú€T¿‹ÊÔ?Â#ò#ÑÔ|3b~¥#™à‡pî#Å‘î\#û›#ƒBûÿ#Š#YLßœ~W�&gt;q#wEkÉ</text:p>
      <text:p text:style-name="P1">×#¢nkÿ<text:tab/>Sæž§º;Qs#O©›[®c#ïâÎ©ßW##L#‘ý˜ƒ#æäŽw¢&amp;q/„'ŽYdµ#‘WK3X&amp;œ‡ôté¥ü-=1ir#ú,·9Íi#JR&amp;#´V¹7M’^ëô#Ñ§Õ«·µ&lt;ß…&amp;"Õ</text:p>
      <text:p text:style-name="P1">Æ\Ì—#OÝl™H&gt;Eã#%ái²uØ#Þœy‘Úí#æ£íT«€c/®VYuÏ�{"Áä<text:line-break/>Àç¨=Ø�#í±š÷ZÔÉç¤·WÞ™#,å#à6ûãÀ<text:line-break/>BÙÁç¼ÃÙÜrÇU#î#fBMPÍ? ®#t-‘ST‹<text:tab/></text:p>
      <text:p text:style-name="P1">"¹;“�LÉÃµÙ<text:tab/>“æ“PY¢¯'ù:J}yV#“0öp<text:line-break/>jGp4ÎLEÏ™Ê#£‡0´#&lt;ŽÏé#H�•Yj÷pQ§ÌE<text:tab/>NÄû±°êq{`F‰B#¡i±</text:p>
      <text:p text:style-name="P1">'«J§u#sÒa0#¦1œ±g#Õr¶Gqá#}Ð#SÂ#&lt;z/,#ãYª"Õ˜­ßâ#ŸÅ’±§v#ýÚé¶,!7 x‘}2b$ÂKÅüÒ™‰i#Óµ#ÞÃðž7#áAWô´pª_Ž¬*u#‚@ ÇÉÃÝú×aNÜ’oÈú\«t™¾Û- Ô#;çà{&gt;Ø¦~�?ê¶##h3~ög(ÿS+/Ø�–ê«U-Ÿ$Ô†ÀŠ#íƒÄ:ƒÏ#JÀ?*ó-2Ç#?‰˜u#êqÑð‘r¢½µyuXæ&amp;[Q#Ö/ìaÿ�Ä1”5#Ì¬K´±#ÒN#oÌŸ%µuÁ#¥Ï&lt;`ï�E¶î¬_Õ8ˆç¼­BŽÍ&amp;Ú5�¨Á§µMzaÑ#Ò=u+ƒ#[É<text:tab/>ë�’æý?!902ÿLk&lt;##«„‡õ¯ËOx?5løIô’DV½Ø®ˆ,Ï<text:tab/>#¬u*tÖ#¸÷qëZb�«Æý„ÉélDä¶Aª</text:p>
      <text:p text:style-name="P1">#µU#J±ÐÁDéh##C #_+4m;¥'ú&lt;¤</text:p>
      <text:p text:style-name="P1">R#)&lt;#²#À,&amp;Nê@ˆ8#ïÄiëhïUP##Ÿ“ò#ƒ#}– w(Û:sã2è/l+ÈLàÃ¾#sU##ª#z#£’D#ò}yèÂÒŠÈ†áu|#nˆÒT2|…ñéJÑ»5`z$åùÖƒuÖ;ôl�G#Yb±j#ß</text:p>
      <text:p text:style-name="P1">X�“(»vl‘<text:line-break/>#êõ¶dT3ˆä1™¾wÚ~ê¤˜##�Í#¿Y�ã)‹û'Uß-x@4óß”Q#À"¡#ž«N#"{#ª ~F¨'”½##»€-</text:p>
      <text:p text:style-name="P1">}#}hêO</text:p>
      <text:p text:style-name="P1">¶fõÅ‰° •²Jr2û#ÑÎ“�îà¬z&gt;VšDý_k##K}Š²a•pdj]%š’û7‚É½å†€n€0#›â3ÜfEÿ!6nM¡=XÞ</text:p>
      <text:p text:style-name="P1">Ë##Š!|¾1—�Û‚us#1Ùø¤ëoTX�eø°�-.V#@Û6#V°i�g##§cë�‘Ðˆ#L±v.#R¹ýˆ}­¿DˆóÈ�9×öYª-ZÖ»#‡#u‰ã2»h-÷.øÄ% #Uðý¤Ö#«'#Y&amp;Ä’d#îdÄOHkÌr5^ÿ^Ò˜"Ò«#Ì&amp;õ¬,</text:p>
      <text:p text:style-name="P1">‘/:é1{bŽÀ Ãk®÷8¸žæ&lt;##äP?#ââ¹SÁ¸## zñ#ÐÃ0¼Ý’9V–µc#</text:p>
      <text:p text:style-name="P1">#)ØçNt#’Å£,ç˜îé#f„º!“êÔ1ý¨í#2ý±õÛÏ &lt;þcs†##×¸‰öÒ&lt;1öL™ÈmhJÄÏ\##gv#©›‹#ÇãÝ2&lt;Œu#2åUë…ÉkêŒS#_#Úÿ$„õÃÞœ“:#œ}uY/Á°x_</text:p>
      <text:p text:style-name="P1">ŸÝ#û¤“þüîŒBb‰uùˆƒ#L‘ÕÔñŸÇ#}Ô##ÿqÕ¦m»‘âðÕóä”ô¤*XR&amp;ÚRA®–€Cu°š#óOöŽ#Ø£f¥ãv®#w+sã#R(øTæ.qÉiËµ#êå)³¿[Pè/o#ÞÈ#b¿ÝO&gt;œ™tôWÏK–?o'ª{£A:#™#lžÌ<text:tab/>ííÃ#AKM#¯ö˜F#ˆ#ž’Ã'7#p¦ÿKÑÊåô+�¢½=H#*WÊ#eÄÔ5#wM|àÆâ|Õ›'·œ{{tÃ—»u¬YçØ«Ù#Õ¯øƒ`²©öV¾i±ïN#Aôä:ö7§”YØ©Ê¦#ë‰TÙ±6[r?ã\qñM‚óÜ</text:p>
      <text:p text:style-name="P1">:</text:p>
      <text:p text:style-name="P1">Æ„=~PNñg¥Wêp¢³ ¤û¶AÆ®P##ë¶ÕÜŸg˜÷èÍÉTÂ¬Zì?XŽ‚»âfYú˜)Ð1u=Æœ#w"#{g²÷;°Xo#cCAJ?ÿi##6�TÑ—&gt;–Ç_í#F&amp;†#^[³#¤##¦a#?xñ¥„4˜Ú#W#n;×U3'&gt;”U&amp;Øêò¡ðkëû#sä&amp;³#kŸAžeíÆÎKÜ 2qsbë#êXÃk¢ÏmSî9«[Â##ôò¼�.Ì¢;t�ËKP`3;w%�n•#à»#R</text:p>
      <text:p text:style-name="P1">vü…ð</text:p>
      <text:p text:style-name="P1">Êê…¼Ÿ¦¹Ž%âSh#$hÞ‹à]þ####,¡RÊ/·ÊwNÌÊ.e#†HQ«|éÎðùóñé–ay##{"Ã^©G#Ëx‘‚8#=Æ6çÆEÄ#¢n—`'{¬wÇ"Xþ’ž<text:tab/>šÄÚìãZÐŸÒl’„#e2¹¤\ú9Ì9)ÿ|@#þw<text:tab/>ECçrO‡Oøó</text:p>
      <text:p text:style-name="P1">ð#¸h5ß#‰L¤µá˜LXfaq#Êejø¸¾zë@0D3<text:tab/>5Ú3�(ß3h¢o†ÂÑ‡a;01;ã%$Ò…###¢�ñùSócÖ‰¾¸ç sOàÑèï²Ñ¹ƒ3-d'�L|�‹</text:p>
      <text:p text:style-name="P1">ñfŒÙ.LœK×ÁêF##ýÜVw=…Ç©�##æÉr‘Uò@ˆê˜¯a¸§æÞ­#ŸÔ,'qˆ%×�Q¤üÈ@#‚V�–Pæ˜YÜ%þ­Æê#ºwp#dO~##ò4#jnÕ§úN#û7%§;Ä+Éiœãnú&amp;#c.�#ë&gt;ât•žád#ÒævþÍÍ’##Ž°•d!+"°ýiˆñ#3ñ’‡cŒØ</text:p>
      <text:p text:style-name="P1">ó’árTÚÚp³#¾~¦¯à¯óVGi'YñéHý#½#)î%<text:tab/>ð‚òáŸ…fC—#å###®ß*=Þú#N#ŠEÌÃØÖí¿"sUwVï#�zžèâá#Ù.`#^#!u‰#°ê�B%èºé"¾~“gIÿ`…Õgœaoýý#Úª;j</text:p>
      <text:p text:style-name="P1">¯!5Æ™³=úöpäÂ�#å¡!­`ÄŸÝ§HƒÐ)KR#˜›Ä#œ#ÎÝ@ÅŠ�ÃÈ¾tx}·þŽ©pVn½¾#Jf ]#{“¯Œâ#®TƒÚµù¬#£‡fy<text:tab/>N<text:line-break/>æ!=È#ˆÿ#Ô™�£#Œ#Ÿvh(ÿhm”¨i4V¢8ëÙÜ“-7s#•&lt;¯ÿ-È#W#¥ÝöP~OkÔhh—#&amp;¿</text:p>
      <text:p text:style-name="P1">(N%0ã#¬7¾·”:ôœýÅlÇÆ‘¾¡#ºÒ"0DÎiÛL#u³/óÿ5óR%E^øŒ#…#�ëM3Ö§K#¶ãR¨rKñÄÃfCÐµ##U{k/<text:tab/>ý###kÓ#F"ÎAŒ2’ˆpF {{-—é]4O#R&gt;UÓþ;³už¾XªÌÜ#�×BJŒu##Dí\â&amp;ÉÕQ#ü"##ÑÄÔØj6#4€Ó,Z©xæ©Ëðßª”�œ&lt;”°ÌC##. &amp;ŒEú£/ÖÇ#v/0##$x'"(¹#þÚ›ŒêÐ˜ø{fáw‚h6#uX}#¾â&amp;Îœ®éÔÅA#[Å(#X(#Ç#ÓMðçåè#P)1 D’íiÀšÌ�öçð}#‹®¡ÄÅ# sê1Ü#0FÎ­vO¬uˆT#Ì#ijå|#2Êó##Ín&lt;a$&gt;+`ý&amp;Ùè#óCÏÑ1WbRtÞÑ¤ŒûOÞ›ïa–?Þä„æ³àç—‰ÐýóH‡ü#Ñ&lt;#Ò#¾¢z"/f’”Š;ƒô�v¥CU‘zbP¦’jóRcj#WÈ˜7&amp;+0Ò2ùZ.;°ï[°ê[*yHò€„Lá##Žâ™\ê#ørÖD…pU§NZ7–·6`Ç¸o#¯3#I–#ùÌé)Äµ"|d¸h|±!f2€d®"­r·†;B•.#„¢<text:line-break/>œ;V`È"û•##</text:p>
      <text:p text:style-name="P1">xÑ§#¦Î²0#7yrò�&gt;##�C¥Í,Ð=ˆŽÊ[Q8†]÷#Sâ#6º¾Úð¼¨ª_A½qµÍ“—]ñ(DÊ¦‡Ý�€¤#Pp~öËr#8Dç=A^|€?`˜##òA#Ö_(®¤Ëg÷</text:p>
      <text:p text:style-name="P1">¦m¸ä_#j¤í¦TBsc0#Ù#á5âm#^#ò‡K§ˆfÉ#ó#¾PÄ¾ê0##JXsöŒÓÎ|ŸøÄàœ*yk&lt;ŠžUô©vý®p#¼@nÀ–�=7NÆF‚t#¬xíUU8ÕÏJ[•#ƒ#»–¬ž=#-#æM^Ç{ö}È#�ÛÊ½8ÿ�§‡d|¨ûmŽÉãÒ¨…&lt;¤…I/þ<text:tab/>¹Ö%þv2�#~q¸”#$VC#l&lt;Ð#'ÆJÿ5#Òg#àg"ížžÈèºãÆOxüÍ#QŸÍÒÏ(ÿ[1ã¡ò:ŒO?3¥«Âµ¤#X¡ÑnŠ¡##çTÍ#ÝJ]A£€å#¯¶k#S'#b”§˜M#ƒ¸Âi:#Ë&gt;K“lQW<text:line-break/>o8# ÙžN¨‚¹M</text:p>
      <text:p text:style-name="P1">HÆ-?f#°X¬‹„#gÄ¥h±q#·sü~º_~ª&gt;„(£;�n#gQçÕ¸ÁÚYS¨x#=&gt;Ã»#õ‘‚ #Ør#H¬-áÕ|Ä#âp#¬8¶Î-ÓÁ:¾Ü<text:tab/>“ê0�óG°„©&lt;Òˆç®4'Ý~Q_{R##ÈÒW‡ŽŒ]#`4+ÌtNä÷&amp;¨#á€Öz'´#‘#Ýþ�Ž 7¾VÜÛÀ)ÎE#´³÷åzµ#�##‡^#?˜86#vÓ‘ºw#4k#X#AEnæŠ~~Ó&amp;KülmD®Ö¸÷<text:tab/>±Èn#Wp#ðÃAoÍ®µy¥húa#plÛäb#œ0€<text:line-break/>ë_^k¶€[ì56Ý‡í;4#èI¾@#‡žó™£ö‘~‹x•ƒ|0{àmEªe¸�M€.ÿ!O¸FÚ#n#á2�lÑ#žqI©Û’©`ãXÇX÷…</text:p>
      <text:p text:style-name="P1">×Ë"#îbxzÀV#Eõ‚þÒ†æˆùà #-¤î#JD#þ±.ReÊ{|‡e=;Kœ#ö#P×@)9=##ÛÊô##È¼¯‘)H§äs˜ÚŽ¼÷D0°¹‘_z#f6seÂ@`]sxøÞøÔ&amp;Lhl�›e��‡#T$8Q(sz#ê�,<text:tab/>Ón¹Uõå#{”¢úf#8#«¸›¾<text:line-break/>§Á(Wf#Y›ý¿-¦#æ#0Ÿ|Ðí™¯«</text:p>
      <text:p text:style-name="P1">›'Úmž‚—fèü¢·€v¾°#ä{#j4u˜ÎTÂâ#­&gt;|Tû¼#&lt;'™T\�Fyó]&gt;àK’á1#lm#Í#iƒs#¼Ñµ0##nïÄ-¶»úªtƒ#²æÓÅû�]ñ#œ ÞÆhVí¹[SÏhšbOÆ#ÝÜýj¾ÛýL�iq“œ­ú#V‹›#­^#À<text:tab/>#Ä#@Ë‚å¿Mfº,g´úønÇ;#GÓ^#ªm#«GwqõÌÛ”Ž@#°MI—¿5•ùš�ù¿´áÃjHŒ,ŽÐ}/ËÎ¥µ¬NÂEþ¸Cs</text:p>
      <text:p text:style-name="P1">¼ ßõ#XÊ:ýÁ]j+¥:#B¬ö*71y"‰&gt;±ÅÛ«0~©älØWSÖÒŠË#âûà#`J,·#`‚#S!7šµ#<text:line-break/>dïaÁPï#ÞÙeþ+¶µ¶¸ï#\#ÁRùm&amp; ú³�ê#x!u_TgÈ&amp;´pM³o‘¿<text:tab/>,�–#ã�‰þ^µ;GíÎ*où�9†ãv\‘ÃÉm#’#ð+ ±Íc!A#v°wûI�jàÂ2Ü®?¬‹¿àç<text:line-break/>!žÅ‘#9#%¾ŒÎT¾�#Ðí7×##Ñ;Nk7x·—</text:p>
      <text:p text:style-name="P1">‡¶òØÓïmk¥ŸøQMŽ€•zo¬´„Ãüˆu####œáõ+Ó#A6§R²ñ"oSí­r³yËæ‡á8O™õ.�‹ìQ&lt;]6#*Í£Ë#Š:#ñZ#—˜ÆU:ìàmRŽ¹�µÞiìñÖ/²£'è„#ú¡5Æù=#vqÍ?¨«Ôžj+`aÈ2R¬V¼$/#K!#î!ìTIcqÎZl#¨R•yº)-"´šý]#Ÿ#ÕYú##1,æÕ| Lˆ'f#"±©ÌgÂ</text:p>
      <text:p text:style-name="P1">=/¸J#a²)üÏôˆ#;ÿTæÍJ²T|ÿ*ê¤Ežc©K</text:p>
      <text:p text:style-name="P1"/>
      <text:p text:style-name="P1">À#=¾Ybysb¼6#[ó#p–#¹‚L#3á)ÎvA#º……g�üÓJ‚CEÔW°p|^Uq#^#$#ûÂ‰Ñ59ÈØøti#„žŸçç'</text:p>
      <text:p text:style-name="P1">”™Ú^u#Ë…1#†î#ˆ¢×d(0#+HƒüYðX—¢C-ÞôµZ#¨„íÄ¤²�#¿n¬I÷èW&gt;@œ˜�Xüôî¥'Á})K�À�$K16)Ÿ»kç”ƒ"ûðE3äE–œÒÉ¹.<text:line-break/>.®¹;›sAŒ¥%Ô“ÒÊ#¶=ÞÈÈñÛSÄF¹CO;ó¯º#-#€ãjÅà½Ô�‹P÷ø#¤t#<text:line-break/>#ë#)a¡#,’yï…�`MaE#<text:tab/>Cø#2 ##’&amp;tŸ</text:p>
      <text:p text:style-name="P1">²ÊÕl#ë#þÆ±¨£ÿd˜zþ&gt;#c?ü……vg#¿+5³d!@Þ?ï²ñ#<text:line-break/>×xïöÓV@8æ½hY_#%i##ºwK\¤æºø·<text:tab/>˜ :#ÞfFËFœ##û³o±–­<text:tab/>�Xá\Ë”(ñgY›/~©UnzÛˆQ¦×ŒÛVtUŠ¾?E±¢¯9Há”Ý1;i¥¶¥NÆ ò)´ø—öIç×%#¾#Žæ¬Õµ##ÒæÓ0DruB•üwJ°×^Bâî</text:p>
      <text:p text:style-name="P1">×®†ß`þÑ&amp;œ“˜o‹Û;ÄÆ#Œ#B##æ½HúÑŸ#p<text:line-break/>Ã</text:p>
      <text:p text:style-name="P1">™í[SA²YOÍ#~O¿x„ù5xF,}‘Â\iÇ�¦Æö\Xø¤</text:p>
      <text:p text:style-name="P1">ú~˜<text:line-break/>K8L8t’}r;è#À’##Ûà�R#<text:line-break/>,“:êrIÁÝÏ##:òyr"bþ�AÆEZ<text:line-break/>Ûš”ÉÚ#ËyÞ¾…<text:tab/>Ì«Ý#úü±ÝÜUÕ}ß¾�Kœ_šQ›¸#WŠ|ñtÅÊ«NÍän #œ0pH�##:æ„8ò#¸a#ƒÈðåïZï##'S}7b&amp;vÞ@#ÿ?ï##|#ó�ª{~†0³õÃ<text:tab/>DÖÅ©4¸Ò·#´ËvÁ&lt;vƒÍsð�ª‚�Xà++„Ø�(?îÇ§¤Çáž#aãb#AæR�?¿ƒÔM–#ªö�7#ç–iÂâ7IÈ`§Ä</text:p>
      <text:p text:style-name="P1">%ýÅ</text:p>
      <text:p text:style-name="P1">Öa</text:p>
      <text:p text:style-name="P1"> Á[×1fj­r‡Í¥S#{Ð#e*{9Il#ùÞ{š¿Çâ<text:line-break/>#ÃÛó–.èý|Y‰}½¹xü¢ƒ#:æ¨¥#ÅÈ³a½#˜Šo&amp;=|].#Â´Æ„°k&lt;~[ë¨ F.@üQísC#ñ=#«ôŽ7ŒŒºFiVr�µ=:ufCQÀ€Ž¶#ÆäÁ<text:tab/>#)£lÚ/õ÷Š!ùòæ<text:line-break/>sçp#w�³ªÈ�Å„7zj#�¿Ï7É</text:p>
      <text:p text:style-name="P1">Ò�##&amp;#ÕI¦###‹œÌÝ"'†ýIa$•?Ç¿? ž#DÐAµ¼#¶ÉÜ¿Ìð&gt;Aoh%ø«†j ®ŠŒmÁ-;Ë×�#zN|÷ži#ÊK</text:p>
      <text:p text:style-name="P1">ŒUÂß0¼aÄÚéìL°›Fådº\�Zå~\wOØh.M#</text:p>
      <text:p text:style-name="P1">@ó¿4-cÇž¸�~##ùmÇ°Ç¿ÞÛü1®Ç±×Ô#õ#LQ‡®HjÈ&lt;|ôßäö #rF½m=Ó jò€‰ÎþŽôìHëçÑ¸ì¸#"œ6£×v˜#´±7#L#ûÉŠ#ºue#¦à7##æE^NeÇJ{Ýr`##Ï¸›ƒ°i:&lt;Þ+#g#B3”Ë#$šš#×`�‘§S#·áº#<text:tab/>##½=#4³ÃeÁY´ÈI�¬©_~„Z@Æ�#ã#xæ0z±¨©&gt;<text:line-break/>#—šÔF9¨yn#î¦Ž1ÎŒ]—=¥6‘a@o÷Dz#5A~~Mçro-×…M#›â@�Ep�“à—m·ÿ#y®Ý<text:tab/>;#êà#¼ø˜®â</text:p>
      <text:p text:style-name="P1">"†óí€˜Ê#|#„#)å¤,Ö¼tŒŠ_tƒ„—C_=^#2¬#3úØéhK#ö##g°#öâF’?,ö##ÞLö±.�Æ õ½±+†µ›,¼Ëd‹T#1‘€x‘Ë0[Ø<text:line-break/>/êè#=Ù»zS%Ãe#ÒÒvLÙzˆ1Ã†À~ÒKf¦4’Ø°˜NòÎ¹S##ÀÖÆ•Ð#­#ù#ã‡*éd;ª#aa=ôÈ…#÷SÊ##ù@F…#]ž-+¨÷n…À</text:p>
      <text:p text:style-name="P1">²©ÂÈ¬Ôf¿ÛÀƒäÞæ#5�µ€#õ\</text:p>
      <text:p text:style-name="P1">¾:VÄ#KÓ�ÿ7�¯\ýPµ£�†#šŸ¬h†ëNœâ‚J£­Z+µ³lA8�‚9)ÊÏJMý#õ#tŒ(¥š¿.b#Öu¥ë#ÔõHngñç—1#{#’8¼Ìàùˆ‰õ</text:p>
      <text:p text:style-name="P1">3áÄìƒ)ä˜OÎà#{M#žÒwx­KÔïrN1Š…û#7›#Dz%eªZ‚­R­ˆþ\Z:HX¡¦�µj#!-öLR•ÐtÁÕ4¸j¿1œWŸ&gt;Z#Ó×<text:tab/>Ý&lt;ô‹!õ`XŸ#€Áè+ü"ê†ó</text:p>
      <text:p text:style-name="P1">dã©ØÜ¢j¸XZkRA#)‡Y•î¶hö°Næk#‰:=oÔvc¨ Ëét_¡B~›q†</text:p>
      <text:p text:style-name="P1">#í8ƒÙ};Gyúcš~×{÷"üïÃÐ�ñë#áè~Ü©é}Ý#ðú-÷ðö§àW§ü#w#9Zq#š»´]ê¿Á}wµ¾[~#^îvþw°çu¯ðú#ø5Oðè·5ßàvå_ðP~#‘¹Ù_‰�Ìþ</text:p>
      <text:p text:style-name="P1">#ÈŒ:CóP#«URÜ“Ìe 4°®îSXû#Ia¯zÈ¤œwÁ]˜Xv#7�sMMxš;õM9Ö¥Ù,NÑá›aÇ+È#D#m5|a];äï’Š;ú#^ð=b#zþðã‡«zÖ]öš^#‚_do’ÿ#&gt;ÿuž~#v#;Âéï£í«ÕÓŠÍ#,É#Ð#€§‡#¸D¢�æõ©°—¦ÏœœÂÞgZÒFr+<text:tab/>Hø#Á#Q}Ñ|D³!##œÉ˜Ñõ#ö¼ø_Réü~"ÿ0ù…]�P#;É¬º¦\úÁÃê</text:p>
      <text:p text:style-name="P1">3#™æ³¯Ë#rdŽf¬uŽhç¢ØHy¡2/ô¸fw�â«ï¯S=3Ÿ…#`oDù,Lò÷E.¥€ÕéÇŸõ…ô#3›#%Ûž¬æXZÿ_üU×-#Ç+<text:tab/>j{¯#¢&gt;&gt;ãÑ«ägÐ#7Üé3²]ÍŽ/½\Ê[3#vù#�çX­.dÛËk¤WÎo#á2#Gµ¹"¡Ð$b###¶�±HZ+•ÆØ#&lt;-�Ají#RZ)O#ß�¶èâÝ|7Ý‹…±}#TvÖ²¡#°#ŠUÀ:›‰øD .*x</text:p>
      <text:p text:style-name="P1">ÞHå+)b»}¹¶knø�t#²†‰L#ÍšsãòÓáÿ#4sº5@T</text:p>
      <text:p text:style-name="P1">¦�ƒ?##œ\óìÿ#ù{dµ`+áÁ'åQãævðøg°­#—FhIZ[«yl P¶¢Óã.#XêÌ#™–nL?&lt;DòšJl#~qÆ^e#&gt;#ï#•#<text:line-break/>#æ##WÝe[«h¥ÏZfVRT]pJ#âÂ“�¤BQ###Œ¯kéŠôWÜ×ˆý# ­cÿ\`ªûä£Ðú#£Rõ ow#@<text:line-break/>Ñ3é#OÒ'=ïzîWNæ#8#AE.Ž‘#’#?ƒC#ùôË�dóŸÐVXÔØ´•¡ÜÍ;Õ</text:p>
      <text:p text:style-name="P1">#’#YNð&lt;[7Šð½O)g%áB9r…##ê9ÎêŠÜIôaCäý½#m×‚œbÞÇ¼¯ #?[³�¨�õíj˜‰Žjæ�¸#L###T6à€=##³2þË2…xî`#;ò‰hA8NqdÛî-ÿ#iÙú8³+7º</text:p>
      <text:p text:style-name="P1">#FR¹ÜÌ·«ø#…ÙÐþÀüÊpNC§í&gt;Z€Å^Án€V.Ö©ÏB%È#</text:p>
      <text:p text:style-name="P1">=ì;##¤</text:p>
      <text:p text:style-name="P1">é#ü4a#aC®×##Ï'×»5ä¤•'��ñ¹ãˆõÁFC-Œ#º#!gêÖH�ää€xC#àÇÏc<text:tab/>…’Ö“[#`<text:line-break/>#z#¬Ï32%#Š#Ž#þµØùv)#2„Htñ•¢f¦}O+Y)ÓÒ‡=ª¾«è¿¬ð##Sqü¶õÉ#Ž»Xç©\}¸’ãx\cçJ_EGò6C&lt;–{</text:p>
      <text:p text:style-name="P1">#l&gt;[7ëœ§#ø¾“$ÇÁ¹p<text:line-break/>ã1â!:kC`Ó#fZP½#‹##/ø&gt;A*§</text:p>
      <text:p text:style-name="P1">›…##Q”ÿr¢›#ä¤‚Ó6V"�~NŠ¡Cô#üç#Úélácå=2�,õ{\­)ù)‚á#]ºÚ#íÚO##_#þÆåH¬#î(_#8Þ#ïWý#C¬kí##0ßÕ–/›8w#;…¢)Â6Ú�Â‚KÖÿB/ÕP+Õuk^ÕúåyI‹ �’&lt;|ò´ÃÿmÝÉi Ó�Ùœ¢ ¢#Ë°&amp;}##Š;IÁï#´#}$áŒèPnÂiŒ úM\ =Šâ{½”}UTJíŒ‚}|�»_å#¦.Í6ëupíõ‘d?dÉª–ÌÖnÃ�#</text:p>
      <text:p text:style-name="P1">¡P#J/§Ë&amp;²Èzðú›#ŸPÃ–KLÝV3Å;ÕR#2·Ï#F#ÇÐ##Þ©ë‰¬±£—Ÿ#¡aa#y“<text:tab/>##�è*Ëà#”#¾IÈúÌY´zTÄ’sKl¼Ò„#˜ë<text:tab/>„ å1´¸SB#žÈ¤ÀG¾ŽúÒ‰tï=°#…”maŒ­ª#6[šXž¼Ç&gt;|^{#Ì0²5h�çKÑ#ØC#ƒ ÕúH#±ôêéÀŠ</text:p>
      <text:p text:style-name="P1">Ô¶# IPÃl#ÏïO’#4Qò€Â#Ñ¿×ž¯Ù_Ò¤�”`#ïÊt#œaÌCq#³£;¢|/öÍFxÊQ3ñ Im¨åÞY€þ¼3o‰ëøbüÝ#‹¸æ”¹§:–J6€qïAÿ.É#NçN³Ã¼#½Î{™XŒÇÚ@<text:tab/>z}Æ4fÃ Ue¡ÊÛ</text:p>
      <text:p text:style-name="P1">-h-#·#ð#¤�Š\å=Ž5Âk0#É"ûà#3]F xŸ##C#£Æ� Cx‰¿kN÷�3oñÕ]]«lãº+‹¸ÔŸ##iœ˜F#k#‹ {˜#Í#Bm¶‘øÍ#™¤Yb&amp;Ý’±#ÿ&amp;ÁÖ!¨M#û÷]"Kí¢#êá¼#ö¢#£¬</text:p>
      <text:p text:style-name="P1">Êš|�ú/L+B‰Ìk3‘�¶ýteDâ§#^‰#Àt®€n,‡#”F#ü#4#ò#"<text:tab/>á·Ûˆú#Á<text:line-break/>Ö##¬#²í<text:line-break/>½õëÞ#¼F˜±£S:F{Z8@;–—JRþÈIÒH|EÄ}P‹Öºø#¹Q™ÆPÎ</text:p>
      <text:p text:style-name="P1">_Æ¿·0#}Œ’K#k©)‹#5¥÷³»#øE#H#äÒ¨#$Ú.ã/`Åñ‚‡&gt;#IúN#Ð#‡­±·ÂŸ×¿û÷N¬6Žô^‹:U&gt;B¿#�"^#»ûWñm•3##£#’·ÑŠ\iŸ±#23þ <text:tab/>“S’</text:p>
      <text:p text:style-name="P1">­–�Î›=Ä�!ùàUÓ¡7ö]È#À2ÿ@<text:line-break/>¹RQð[m÷´†J.ICÄ##½W6G„W‰~SP5(nß#ÞÅ‹Áõ®üñ×#</text:p>
      <text:p text:style-name="P1">#i#j6"_ýZú’d†ñ+0É^�Áç®3+<text:line-break/>ÓÙZV@Ù¢�õH¸šøÂßÄ#_èi±„W»ör9#áµSêœª#%ƒIj#Y½ô…:÷?�ò</text:p>
      <text:p text:style-name="P1">A,u‚îƒµ#7gÐê8#.MšÙsñô##Þ–AuÈÆ#[³JîÚv@qŠ¹#e�®Ó27p§‘Ÿ�#¸2$…L2Þ@X£†¶"#¬#3À¶ÕO¯õ»#ízléü&lt;æ<text:tab/>½à0˜¶,®\-±#V#—ÙÈ¯##øÓÔ#KIÊhRX#Úy��##¬0ŒZ¬ö##PÑw#´#éùS¥”Íó#Þ;ãÇì##KGh&lt;<text:line-break/>ÝÍÛ ö S<text:tab/>}‘�#“#ªaÍë##0#T#p##Úf¯Î¥6FÁ¾Bu"'`#LžXß‡ÅwvÎ2”"•Û¯â)# 3C-#Ü #õÏÄŸØ”��!7½¾# š«+¦nðA_±ˆ#LôŸ©`ÂrÉ¤ÉŽó#Ùœ6#ÌgB#7#5¡q˜–”ú#ß#¿š!2Á–¯†¾©¤</text:p>
      <text:p text:style-name="P1">1¿u#ýðLÇCW#‡p_4ö‘LÉúÝÎàÖ[I|vÚÝ#+wÙ´EÂø#ž¨„Q¢¡w%Ò#=</text:p>
      <text:p text:style-name="P1">O_Ñ#öòÀCÕÕ4ïŠÂìÙ¿´:W¶a=ñ#]f¿ª#ßF#�÷­;Y2~Þ¡Ge#lˆà#»"$#‡Þë%h7çCqÐ»ˆHü#<text:line-break/>#2ñ#¨Ö~-¢<text:tab/>Nj.KÃ÷ŒŒM#?´€�#ÂÀ]#¹D˜5#&gt;ÏqI¢Õ#Ÿ›¹òE7nü%Ö�Ëx„~Ø#N2¤<text:tab/>‹%e¸co1iƒ9`m+½)/#¡M”&amp;2¶¢È#LŽ##µ##µžmÉ‡¯#ógXÑÙ&lt;±ŽÀ9Z�Èÿe# ¢8-Í|¨a?’Ñaî‘�6A�té Vcû#¶{p&lt;;e</text:p>
      <text:p text:style-name="P1">emë€z®Ö#ò6�ò@Ï#wŽï0^#‚¶'ì#"Ñ##y8#õK€ßðtc%§Ñu½ÃJçî¥ï±/Ý!p­8CÆò2¡Ð^§:#ËÌ§+0sâ�# ¤Š+#$ŸPr£jÏô¾Çaƒ©ˆÿqüäß#ù¶‰ÛÈ¦óœœT—íªj"¦£ŠS]=†Â&lt;§‹H�Ñ†eâEa$#”·œ‘¸#:+ íXÌp#’°fµüå#©Œ¸ÌX#5Íq‡K#/æÁ#0,¼</text:p>
      <text:p text:style-name="P1">Rä#�H##‘�®¾±##{-¨Dû#*p¸�7Ál&gt;</text:p>
      <text:p text:style-name="P1">¬2O’:PN�¼E`t##—u#åðÔ4vá1FÓ�@Æ›�2P#ýXþ#QÏ¿#*1Åe‡ñÆ2Fìí#€j«{:éƒÔDÛÎ&amp;µ</text:p>
      <text:p text:style-name="P1">#8­¬6<text:tab/>›#bY xÅæº<text:tab/>uŒ#.îf�#ÿbªvâQ\=#˜PUU#¯#\ÊP“Lo#‰ºóæ§­#PQ&lt;B’ñ™þI·#¨}#2‹|ºT¨</text:p>
      <text:p text:style-name="P1">q•#çË%MÆ®“þ*1÷áHÖ#DßõŸÄÎÊÓðí@x=E¶#¸ÈÔ¡4_4óF^o„¦?Ð‹Ì]gô#="EYKçNç#þú#&amp;7‘^AjÚý#�&gt;¡##MNÔß#ã#ª™<text:line-break/>×VùÒ·§#,&gt;Wþ«•ïúÞ7#ajY¨Ü<text:tab/>è#^#î#a#&amp;#Æ»¢ßèæðB£,`±‡@5ûÙÍ–0</text:p>
      <text:p text:style-name="P1">#¿Ô…#ü##wþ/¥#V#D¬n##ÊŒ</text:p>
      <text:p text:style-name="P1">#˜±G#UÆ½J#ÿ~‘#,Æ+¹é~½ç;C‘{J¦‰æÌ'D¿<text:tab/>#yþ¡«¨#( 2Ã#(B#dCù”#j¬@FôÕ#\ZÏƒI#_ë7n¸<text:line-break/>ƒ!##û#‚Yw&gt;v#ÔŽÇÂ_</text:p>
      <text:p text:style-name="P1">)#¤ß¿#ò[øh4±ŸY”T- ##i##œ##T§ŒÌŒn#£û-ýc# ”</text:p>
      <text:p text:style-name="P1">)k„$ªhYsÄ(G¬r ?ª­ï«åë[#žŸ%méþ™#ä<text:line-break/>™##OùÄú¥#Çž´Bð;ÔTÇÀ}##9ºå4Û‡É#ÂiÿOÛ}</text:p>
      <text:p text:style-name="P1">»ê8÷º4#—²]÷@ŠÚ#¯j¹ž’E­ÙY#�#kxI#½jí#–k¡áÃ#Q#ëñÒàf•)¥ž##Ðk4\Ç@�îh#9</text:p>
      <text:p text:style-name="P1">–.7á/y-$³�#BœûI½Yï»Z»�ÍÀ‘– ¼z.dÕ9ùv‡»ðÍÀQ~#FF€</text:p>
      <text:p text:style-name="P1">²Áê`HÍÁß¥#ôe<text:tab/>Õ˜XóÞÞÁ#¿Ë#šÓ°i¸Â#_#åª#ò"#œh€!+µý-Žä#Èƒ#</text:p>
      <text:p text:style-name="P1">e¬XæG#<text:line-break/>[x(#šÎžÔ¥Á(¾˜#éd£<text:tab/>Î(–Û#yyì0N&amp;ªxµXp</text:p>
      <text:p text:style-name="P1">ì</text:p>
      <text:p text:style-name="P1">²#›*_)##Upê}©v_ÚRDb¬èjÿ5"ièµ·ÿ#š#1#fæø†´ñ¥¼[Á¸#@B�#Wao³]P5Šá(ú#bT^ž“sÏ7###©E/ÊP#À?lŠÛ#ß´Y`M´#™y<text:line-break/>¦#nÒËFKˆ*š0žYª‚æ”#�¨~»#Z…#�Ý‹1¬¿ggé®&amp;ª#�Êå#›]8®–f;«Ð�!�¦¯ã-E¤Ëòé~a##þI¤Ó#Bù×¤Ý7fþ#¯##ô;(Õ¥Dì4#ÛÞ„â#É–°R#»Ì#0¦#ºówDã»nšåâÁZ—·“õ"Ì4'}‰”GthFÚ#¿z&lt;“ò€É�J1#4 ð’.W�#Ú#<text:tab/> h-ök#ç�g‘_ã=#õÏ5*ÿ`<text:tab/>´�³¹ž^Ö”€T0#,##P‘`(á#¤¯ë###ÝeuÅ#¨óh#?'¡F:ÈØ#i¹+ø‚#ô~XV#ÕãðB¬Ø’¢¬ân</text:p>
      <text:p text:style-name="P1">##N¶ëæ«2@n½–p�$#rjzZ˜Þ�Ú#.2#®<text:line-break/>*?ÔútJi‡š#V#ô«{S#O1'¿#êÔ/nTg+<text:line-break/>ÁxÃ*‘ËH‰¨Œýè#¯­œ�c¡”D¹-#­'#_á#]¦[`&amp;îÉ/Á[††û#\h­o#ˆùšZ#¢ùë#ž~à²¨3ÿÿL�(H#òÄÔÏwÌÓ<text:tab/>.¬#­˜</text:p>
      <text:p text:style-name="P1">ÔP<text:line-break/>�`1ïoeó«U3›#ABž]áyÛ¨bJK�û|:#]¤</text:p>
      <text:p text:style-name="P1">7#É¦Û¢2¸/tC'aû9»<text:tab/>|</text:p>
      <text:p text:style-name="P1">;é&lt;ƒ‘y'Ú�¦¾“˜„ø#BSœ±W##Ípô#Q§{€»z@7,×Gh¥EàÄ/¦¬W~û#“%ðiÒGã·K“zýôäØU&gt;O8°&gt;#W%rHô~t"TïŸ#Ø�)¾åugÈì~#ªµ‘‚ý#�zçÁ#òõzÛ–Ý#wb+Ï¡Òªh÷«|¦àg-)‰?OÕò#6¿1O9Â,ÆÏèþ•¼</text:p>
      <text:p text:style-name="P1">¡W­oSS{ºî##ÓzµKÞ</text:p>
      <text:p text:style-name="P1">º�L€u¿b8O±¦ý±‘â3Õ¶öŠ­ËwØÀëô‰#©J"T#fÚsXŠsò¦ÛV</text:p>
      <text:p text:style-name="P1">/MÆ¸Èr7)ÎgViï�<text:tab/>#Ì<text:tab/>Ïù�#i×†ýúòˆ1y‘Ãº¥˜ÃBÿ dà7#ËÔ±ÊŒ&amp;þW#'c�saòÀ‡Ì2.ä</text:p>
      <text:p text:style-name="P1"><text:line-break/>»?‰ê·ŸJZ#·Í u£3àù»áyßS#äøçKÐ°Ò¼ˆQ¹#Ür}$7Ñ…m«-t�XÏêß}ˆZEèá##DÓÊ$ÉÆ#ÿ(&amp;"‘“vÂÉ“î@#î#FÌÅÃÐ…#ñ»6i+zlï×o#wÕ/-ã°kl¯à#)BX)##6¯ÂTÊÈwS</text:p>
      <text:p text:style-name="P1">1&lt;ÂIÂOÕÇ1Îí6Î|:(%�“ Þ@ë¬gÐI#É\ÞcZ#KßØÔl…;”RÞg#Ý</text:p>
      <text:p text:style-name="P1"><text:line-break/>/#¢#úÔ“YôßDS#ŽÂ£R</text:p>
      <text:p text:style-name="P1">øO²# }UbÝi–‰9p#“k’ˆ;~&lt;Á€¬YòÙ8Ñ/ ƒ¿å‘œÇÎ&gt;)þDp]äÇ "wÓ5 ]zE¥j¬#Y×iìsÓcA²+0hö¿÷·1(2U<text:tab/>ºÓw÷ü|#Ùþ@_»³£‡�@.<text:tab/>êlpãð‘vËRÖXúõãäZE#*ÒÏöLyn�wÓ#$¸úÏmO#</text:p>
      <text:p text:style-name="P1">ÇÔuL=_¬ARsšÙ{#ä9&amp;§i#üx—V'‚O­�7Œ2@¥î:©ù*´/§F=&gt;Ï[Hˆé6çF’ˆÃ#âóÁ#5¡(…L´�<text:tab/>º#u®#â˜Üâë#\##Æ*TXZÔus :²ƒ#ötëÖ™nt¶;#ùSÊÚ<text:tab/> </text:p>
      <text:p text:style-name="P1">“_¡OÀ##$sC©E·v)îèÉ#ÏD®#™V#¿ïU�³Í#ÕÍÕ£VÉÐvH·`E'�')jH'é# še}#…Í›°U×–Û#Ž;¼K‹Â¿Àn;gDÖ�#8Ð}|#E¢#‚?¾Ä##j-VOn»Lª¶µw‚'†Œø�‘#‘#¯ð‰ùQíe# #:# ª\kCFÌ¸*M¥øw#»åÔËBÀv©?.æ¤BÖéëÆâ™Úã#¬$Õf¶ã¾–_#<text:tab/></text:p>
      <text:p text:style-name="P1">##ÄEÏdE¿Vk*#$ç¬†•»?ËrÎ^îŒÃË@üá—?#…¹[ÁÈ›sU+YÔeÏÉH#€#ªC[±Ê$‘&lt;þ“ó ãw#âøK—‚¸#ÏÚÃáEaúž®Ìî*tšÍ’ #³Ú#ˆÄ8²TC#ë<text:line-break/>±x¡‘—vj#!˜#C·pOÏ‚‰v)¹­£Î<text:line-break/>\ÓÖ8É#*rŒ#ò”Œbü%š—¥!/:#åÙ#Q¤#¸</text:p>
      <text:p text:style-name="P1">¸RxÎlC—vù7ëha#‰ê#hJ<text:tab/>…ÔA‰HéÍÕ°«n#ÙX#àsŠQï›Q�Ð¹Ì–hc9(Œ#õybBj3ÙË35#Ø#É†¾#�#‚Ñ#ç&amp;Ù_ÝV¶„Q)­#DJÚ=¢2f;¸+u¨€#;#ˆœfg#|¼÷àçùÇ:¡ÎW(CÜ®q”êÎü¶JZ«ê#5Þ‰WY#Ïh¯##éh#³#ùÞs84wX'âsYï�êQêÝ0OŠ,n¦XH,ê###r)P</text:p>
      <text:p text:style-name="P1"/>
      <text:p text:style-name="P1">¸¤–žš}Ž#¸�2?þ©^ÓT—o#a#&lt;ž8\éMœ®á÷b›#€ /ã</text:p>
      <text:p text:style-name="P1">�#ø;hÆ/S°ïÊ#l'gƒn#G–o«Úë0˜õI#¸gcrÊ™qï¨¸þ¢ŸTzlÓùó¢/dºÇ-)Áq'°”U‰ž€ŸXCC#=ÊW##m¿/<text:line-break/>"G°,#É•¾Ñx€àÖ£pr…?{ã^“6ÍT3+†n"•!…®€#ôä#¾rÄ</text:p>
      <text:p text:style-name="P1">áI%ld</text:p>
      <text:p text:style-name="P1">7u#p•J=0M#•9"n8³*/Ï#TWß†!*ÙD%ŸÔ!]#{,¨´gç1µ¾î¤'v#àªÑh®$íæíbºø</text:p>
      <text:p text:style-name="P1">�&lt;*år#ç{#aÔ#œÖð÷y#ACM¨·áT¦ÜhíRmŽ3#åNQ€J¨‹“A/´ú{Bû#áÞI#8ÁrÇv5#]##f##»]Á#BC#Wq#3#F8#5##ªÒ3ª¦JÈêW&lt;îñ###F&gt;*lúCñ#‡/ç#„!äj0¶p#Ópþ¤l¼<text:tab/>�:û™qx##¡#W“ƒ7x.€Ä#§T|×Õw3±z¡EÓï=</text:p>
      <text:p text:style-name="P1">#yï¡ê#Àd#‘#K##ª#Åf‹Ÿ<text:tab/>îm_{Sˆû#F¤Þ#‚Ó�µïˆ¯Ç"‘Îw#Å½–Òf:�n</text:p>
      <text:p text:style-name="P1">ÓÄŒ`ä¹2Ò##Œ­MülI4+¢#ûótÐ¢©^§}\^e¤ÐÅ¼ÕzÖ!&lt;Œ²#z2‚i�ÛÄ^#Ý#ç7[ÍÞ³F3#ñ{4®=óÚ‰#ýŸAcídì�øÛ#N#a¹äsÚ#EÊ|ÂšŠ”aßž²#û^#ô#g)Ì#ÌÐœ#Î±€.ÿ</text:p>
      <text:p text:style-name="P1">ËÊ!G#RIöa#-#‰,Ì×éñàÝ'¥Èü‰6þ{ó„u6ÈDe±##!¨P#Œà£(™#Ï¾ö]ã(NOFX6#q+Òš¦”ÑqDµ#=Ó#ú‹˜#®{¾@:mñYx‹ø‚x”¨¡`‰Ý»v²#’à×�Î&lt;öšS#"Âû¯#i|Q¥£vW2Š'Ó�à“?Ó'¨«òb\Øm„¤D#qM-½1&amp;E#äêÒˆ¹ì*G”úÌ6&amp;Ñl®pµ—5ÓPé€*×°•yL×¸q.ÀÉ’#Å‚è—ü</text:p>
      <text:p text:style-name="P1">#›èi3=”Hs#›ÝC–üÊ±ø&lt;ËnÌ#Õ#¦m#flI‹##�Ðk#»GÇ’—W²#;ÁÊ#÷Gñ#[“4ŸCÓ¸\ASóK“]•€ñå…Êô}#Ñ¾�*‰#~f‚ï«]6ÐÀÈH8</text:p>
      <text:p text:style-name="P1">#Ø}#A•áç+#Ð#ƒ#CÈ<text:tab/>ì#ê2Š#ßÎ‰Ð¼í#WBê&gt;ðøò!RMÆ&gt;ÊôLs#ÿ#�î'ƒä7#&amp;#Ùqó#3 ýUT#T=ÂÈY–ÒW;Á»�\ü#apù#&gt;a7›J#f–#kkŠ5Dì¾sp?GýfmÊÀŽ</text:p>
      <text:p text:style-name="P1">£8iÛ™À2{ƒ!¨È—„–ªäXCŽp|b‡!ä}RJj„.Öj{—W#ûoý#IÄê#ö7ZFW¨·a°ÿ#™¸­[L†N¦þø###@ü¿#˜#ßæ+`–{7##,öâ»Î7M¶ý#:"˜¿´ã2¿##ñx´+ã�#w©9·ðÞæ`óOXÑÿcõä‘:Á^ò1</text:p>
      <text:p text:style-name="P1">#\ìš#0õÂÀ#Å©#d’˜T=òÚ¦##6ÒžÏd-›¡peö,n–m!rÊé’¥©ùç1‚izÝO ÕŠ7ñ€u&amp;³!ò#~#&lt;ÈòJÉD’Ë©#|-fð±“+ð‰�#Ïðî~l¸lóûðÓ®›ÄÏÞä�#&amp;OÝT&amp;i#YÍ¹6‘¶#oâ¶^#i<text:tab/>!®w¼Ô'üÂï##Ç½ŽwÛåUÝøNÝÏ„ÌQ$Ú‘ž¿¸‰#ÉŽ½¡Ÿ</text:p>
      <text:p text:style-name="P1">a4Ê#Ì9¥bîçƒQY#Û<text:tab/>³6sÃêâ×4ÅB‘¦#“F½‰#ÉÛS”ünËTËH\2JŒ%&lt;W#Ž\^Æ¾¯#ƒô#“m¢âa#q#v‘¦##C#¾ý…ƒH7Sò£RÈ¦Dc#ú%Ý#+Ëzç#É-¯#<text:tab/>qz#ž#˜Å»UÒ½´È3Ù·©ž##GÈ&gt;úÆ#0“«ê_p’Ñ–‚&lt;åYë8‘ã%cB<text:tab/>#¥¯+("#"¬’Íøµ®©SØœ)“ª¥ ¸ÓÿL„0<text:tab/>“#ºø©#¶�g«#5‘Æü#'Ôc©Ë£s#A�ÌÑKI&amp;#h#1�6¶ûYæÄ�ÁIž]ûìjÓ¥#±OÈ¾õ#`E##áLb¦U|�œ§âTJõy&amp;‡#¼›Ñ=t˜gAÇÉSÉyº�@QÐœN\^î–#y=B�ðhl#Q@èg¦j&gt;±Ø+9wW94Â&gt;Aªm~¡|c4û!#{{¯äŸÛÁNOf##Èt5ÜdB#n‘û›sÑÆ/ñì^m)n;fqïFßÛ!#äòþômüI#ÖM#b,ä¨õ)�”O\DŽ¹Ì~Ã‡"2#w±Ý£¬p»0WþÙ9#h³¤"gôv#g"¿#ª0‹Ç-¦NÞÎˆ#­·ÀãS9¶#“##›Köx#!ãa‚E—åÐÁ#ÛN#é¯ä~òO«¸#[ø#¿M�è8Ê¯u¥#ÞžlåOO5A¢#úuÜ3é�êœï&lt;#Wùh(·Ü …�c³CÞ#MòÓê™|D#?À#²ÒŸ¾�<text:line-break/>¾</text:p>
      <text:p text:style-name="P1">_°gS l®P_a†#Ò,´%P&amp;Õ=#�^wkŽæéÂ’G€ñ®É8#"Ñ#6³¹†—UZ�N�å¬#W`###Ê…4Ãû¥HÇÐ|Ö9#uµ€A¢#"X0‘^fI©2_yMÃ …²ÿI±4”Í}##&amp;m[©”ßçSÁÍ=!J¿Áj_,|Ô"ÕÉû#=CàQñ#ëò#Ârí²Ðúå#xo3ŽVû#Gï¹c]#Æ!rûct¼ŒÈöM#oç8$ˆ#A˜Ž##Ÿããñ#ÏZ#Z</text:p>
      <text:p text:style-name="P1">4f]S#s</text:p>
      <text:p text:style-name="P1">ûE6c,¹½C ©¦£êÿ+¢dƒÍ$±7ì¸Ð¤­#g#ü#ÎÖ#M]Ã•#�Ù#sˆ#4‡O=àÄoÏ”]]2îìoJQ#O9Í+à³¾íª¯#ÒÁãTêC#E`›©Î(½#3ÿG¾8##ÒÉzŒ}Õ¤"Z(�_#¶#aØa¶Ú&amp;“ÅiL€à›…#ÄÌ�È¤¾(ÎWs“¤�k4*3pèoÕ%¤ãÜ#</text:p>
      <text:p text:style-name="P1">TE#/«#¿¶C&lt;ì#Ì%#'ã{DHÐò#…ÌÆrOÖnÐT¢/¡´%W¥´¯NX¶=#…ÓŸ³#-²ã�ëçµ§“!ÈŽ<text:tab/>3~köÞ€Ð‰xôÑ!&gt;@#«4‡Ý=6álÏ‚ 6Œ7Æbý5Ëw@C6&amp;±Ž¬Ûôÿ1#Ï#®«€s8»QªB½”5ïg#iÑ¼#J(Ÿ\ô„™ÐC?g,þ‚wc+[4~#ø<text:tab/>'ù)^ü©#o?q™GŠ,¦­g�`Þ†OÜ#ý89¾#åB‚#¨###MlXÌù°ç?#–Á¯bº#ÓK#Dkª##ùR<text:line-break/>Rày‰–b#Ÿ!åX÷öD%õ#u¯ç ÐÝ]@ëaŒhñÊQ´Æ8I#ÿH<text:line-break/>#Fó?é(ÇH#×4u¦¬þÓ%*#ËÌ*þÏ#‰«Ù2?uå#Ô›#ªrþša&amp;*,ï#™9#ÌüÇî±�[i¹I¦:|8õ‰i#Íæè«³U#«ã4ŸuÀÓælWEªrMkj#²<text:tab/>‡3R#zÄ#—.A</text:p>
      <text:p text:style-name="P1"><text:tab/>w¡h'I#ÞòR“óU#þ41#�½###fÇbZž2ý°×FB:!ù-8öN¨}Ëä×<text:line-break/>„ã+K·Jç¨rwè¦O[—ˆñµ#Þ¨QÓðˆ.##pt¥."B�<text:line-break/>n¥W#Í¦‚ÒOB@àLÄ#Îów#Y8¬U#’é# Bò9´G�1�ôvœˆe¬#�ø&gt;eÓ£Ä=o-nÍõV){°ÊûrS£r=gÿÑ%^#B{\µŸf˜#™¼à=ek«ïw‡øn¾Ê t"„Ú*�ƒó#yt”žø|d}YÄ#IÑ#¾ÓMpú�U}XTö#óüu­5š#ò##çóõm+®aÖÏ[#Kó‚€�#½ h6Dé#ÇÜ¬šû.O¼¬</text:p>
      <text:p text:style-name="P1">öNÏÉØ%ÔTÄ†"Áß½##|Ï?iø°Ê½™#rÒJÕ�n²²æ##©#é¥ñ�/¶’šO×¨¹pSãæ~&gt;µÊjˆ°zƒÊQÐ,‚#‘4#‹û&lt;¸;1xpˆ¦¢³·i‘###y‹&gt;=èÕû#! _XT#»‚•–r®×GŸ#ŠL�uÎ#4QžîÆ7^©±pµ$Ë&amp;Òû�¤#Ø#úX</text:p>
      <text:p text:style-name="P1">Œž‹/²¨øBr÷xF5Ùñ{§Èo="üî:"ÊñILHª#,#ÿ#Ùéõ¬#ÌØÀ #ãò’#Þ<text:line-break/>ØÚ#.Øˆ79&amp;©ìBa#°.#u&amp;#�"s##µ"#¯ó”‘‰AÈ#_§¶´yN”{Â]K„</text:p>
      <text:p text:style-name="P1">š#¹<text:line-break/>&lt;Àf‘#�)#ÃY‹2ÇN�R#¸ÏäcNÚa<text:line-break/>ïpsqR“AÝP##ÿgQ¬ú#Au#ÀÂß<text:tab/></text:p>
      <text:p text:style-name="P1">ÈàâO1äÿ%L×²PE»Çœr3k„¬¦RQ3ÑÓ_ÅÖãË#±k—ê÷j«#6óŸ`/ÜÌf9#Í—À–¶Ò÷©ñQ</text:p>
      <text:p text:style-name="P1">\ËŸñV=U*kd¯�½�zíp"ZN`;H#»m»¥…)L¹Ù”ŸK5ã#Í#´ð#Ÿ|]…º�ç0Œ™8B*#p‘ÔLÊù”¼ÒÆ·$â³¬Î&gt;#:¸<text:tab/>¾R8�DæØwûGÄ®OY</text:p>
      <text:p text:style-name="P1"><text:line-break/>#@I#ßd�ZDÜ#Å~†#HZ¢è-êùu¢÷|-#í¼<text:line-break/>ÿE#P7g£ì### ÕúV�#•†ž·èéfŒX##BÃRÄÌôÏåQV#ÙGÕÍ@#wPcû#rÝü– I<text:line-break/>&lt;á�ÈŸýÉŽF4‡ÛnõHT�Íó#üžd6x¿�#÷ƒ äÑ¿û3{÷½mWIÅ#b?é’Ã‚©QD’±Œ€;e"rn�™=ía£lã…×Ô#óù!¸�´ÙéÅ_CTy°­¤å-6Ý¢ehÿmK´¶,#¾‚jHÈë`d#wÚj•<text:line-break/>Q÷À€Èa#cÖÇ2t�8X‚6$a«(–c†„´Ðå3›¦<text:tab/>9¢ûpEÛÁ�k¶b…0Ò#½í’žV8„##šˆ7&lt;ŽÎ¶æí·ò©–|ÉXÊOù#º1#Qÿa&gt;À#?#¸žGæº¼#Nnû.#^x<text:tab/>#®V4/V“}Jø¬zÐ¨Š‹�Ø3R#N·h^úžF›$4ÇoDáç#šÊ5Fø`D]</text:p>
      <text:p text:style-name="P1">›ÒÆ¤#Áà&amp;"¦)Ï•õ#‘Ý¿"ÿw™cÚ€#&amp;�àÁ#úõ`b#Ñ#8~#‹#4¦#¸©ãÎ¨Ÿý¨#Plò’~[Ã”2´šñ°Û+T#XJ¨Þ/ú4L¿‰•¹\Ô§zh)Ëz¼È\#-`¬p!¢g/zxtM##DV7`,ž‰#-µiÙGRÙ#©ëÛ;šiääÂè³#-¸`Lÿ#*»wü##ê“F#„^�VgÏž¹¦Br#sSÎ(¿õ</text:p>
      <text:p text:style-name="P1">Ž5zÄýÄrL;\±¹©#¤#ê…§å_#»hó~¤[#l…#</text:p>
      <text:p text:style-name="P1">n‘Þ�k#œ#Gu‰�-Ë#D®‹šÁö+ês…f#Ñ[ó##ËxK�ø&lt;³%–x¤ª�…ŠÄ?ôn’3"a#N¤ÏåÇ[F.¨%!S˜</text:p>
      <text:p text:style-name="P1">¸Æ)âŠØÝ„!t-§´Ê�b$×´þ9=ý#�ƒ#áô“ÑHÁ­Ü×#:#Ç`Ú2“ô‰Í##Nw\Õ$úû</text:p>
      <text:p text:style-name="P1">#ºÓÍ¦G</text:p>
      <text:p text:style-name="P1">œ÷K|}—Ö„#®@5B#ºîÏÄæ‚hÿZÞÝµEG[^Cìj&gt;Ù†ÿ#jø³‘^¤°u^1#áo¿×�ó]?ž#hñcq-#</text:p>
      <text:p text:style-name="P1">Ú##+Ÿ¡4AÝkèÌž#$#ýíJø¿?²#G3ñü6M)ôkyCí��L¯¥#8ò2 nPp#“mr<text:line-break/>3#øŸ%Ž]{;m¸#+#9ëqÎs#L#°w–#rrÏÏƒ5ÂZ'd‡ã#ä¥¾×°</text:p>
      <text:p text:style-name="P1">ô®#"&lt;×ð–æ€¡|#@RqÙEI”%c¤xwÀV‚ê#</text:p>
      <text:p text:style-name="P1">Ÿ'S^ÿey,îœ#‚O¸C/“tà#2b#!†zñ’Ÿó1ÄÑÈê#;+B0$#œn#ï-#{#B%©ï³#””·|C³#SÎnÔdIµ"y:###Î£# </text:p>
      <text:p text:style-name="P1">ý¼’Ž•:öpfã#îuØ##ytþÌÀçŒè#º‰¦Ì?(#ñýK@<text:line-break/>àdqíl=Ûm³G#‘ý£&lt;,–H# ß€ñ#�k#³Å'ÓÚ4×›JŠ|BJÂT±�X.U#</text:p>
      <text:p text:style-name="P1">_:#I#6vŒcn½�F&amp;/!NÎ)ò;GÑ&lt;Û¡p«I¨Ñ#d�‹#I,hŸ#$##Ÿ#|àüµ¤¸_~&gt;h˜#sªÀ###)½Øt�žÍïØIúÅÛßX¸oø\¢áü`d##¹N¹|¸ó§�qÍER—#³JU£ƒê€eò}h@`<text:line-break/>##È±çªœÂîRÛ#À#L¾#óå4Yzé’*#»o6z‹$AP…FÌµå‡#5##X</text:p>
      <text:p text:style-name="P1">O"Ú#�#Lºÿ\†ø(‰w`˜Ÿ;G¥}H|X»8�|#;LÂÇÿJØâa¾Ëî#Ý�õÊ{FÚ4Q#O#©.üuU–¤EÿV#†H###^#Ù¨)ÞuY<text:tab/>Éšw�­”‚Y<text:tab/>†:[e#|##q?#K»�8á¯†#</text:p>
      <text:p text:style-name="P1">–œÎœßŸvfùyòØ#/ËÊof##DÐÖ‰#ÁZÂCmšQ..#§/DÃ²½(õÉjD•%âE�t~Ö#H¢#¬²ß)ãÃY Í</text:p>
      <text:p text:style-name="P1">«±?§<text:line-break/>q€j#^°¦¡Ê´###Ê¼G¾L##Ó»|JõEdL¼Ÿ�‚yY óÄgb#Ô,ºšÄ§¯.ÜÑ7È#�\/S†C5#^êæ9œú¶ý´¸ª…™¢}n¯v#ºàDMzøe#¹=/Ö¯L#Ï—ÿ`¯,`O™‘#q7'Æ¸òÈ6#ºÅ#ŸlÜÖ-;úƒ©###ˆì–®Þ#Ì#ÌªägÐŒ9Þwéšu¥#uÜ™°#U¥?Š£Iðc&gt;/:B`õq#¢</text:p>
      <text:p text:style-name="P1">;#5##Œ�#Ú#»™îqùˆ#iôÐØå¬ÿ#°=#A$#¿R¥Ë™Çq#ª|*¥©Òèeû¬˜`¼¨}òoHÐa=�#�V‚"#­Q#=`_ûØ×Ï8ákÜÕyJzÇÁô#cÐTt†ðàµ#Â#êÙ#çÆB#¶ß,�•�LVz_U·¤*\„<text:line-break/>Y—Sg]‚fS�;!=ƒÌ##ŒX’MË�~##_/úzT]i&gt;(À|…±#!Á#Íäª´Ý#‚,¶öFè‡–<text:tab/>Í—ogÇû"t#ëÝ„Q#/Úñ#Hd\îü†ö&lt;#dŠf;þª</text:p>
      <text:p text:style-name="P1">¸Øú÷‘~6Ê¤Œ~(Š[�#†#[~##�iü çÔnžDO#Ÿá,�ÇÈ€#zÈ›®²èË)&lt;Ô#,5¤û©Þ˜oö÷cÎó9ïß0Ï,m#†EX8ÿWß#£_`É¨%ïõË�ÿkÉWàöµ”Ìl#&lt;Ïû#ÿY}Öûœ)#˜#*Ò#±¬\)W°JA”Ý#zi`ý=K5ë“z###Çt�åd</text:p>
      <text:p text:style-name="P1">oÆ©<text:line-break/>y)</text:p>
      <text:p text:style-name="P1">¤!|#3%##<text:tab/><text:tab/>#+¾;j¨�—¶#ûC�b#Z}¦¿sÝÓÚ¨*#îÜ<text:tab/>¸ƒED8ô#É#]H�œÞè&gt;[îXàNòÎ&lt;#]Ä#ÁÉ®©Ã8=DÙ~b#c<text:tab/>|#�öžÄ&lt;[#±A#7ŒªÌ#2ÞÞ</text:p>
      <text:p text:style-name="P1">4W´Ä˜íÂ´#‚MƒòÉ­4ÉšØ©õjÞÎú#“IÌ——#¤„‡ì#|¿ßEx'#AZ\°‰6OŠÐžd]fæÛÜí#XÉ#&lt;#A°ä#Ž±Õ##&lt;þ~}Im½y¯</text:p>
      <text:p text:style-name="P1">)</text:p>
      <text:p text:style-name="P1">&gt;Bf±4ÄÎëQ#m‰#I—rëñ®#GöPoþgKÛ“#}†døÒ*BÌM°#$½Oˆ#Uìðr;.þ&lt;‚—ÿi»yP…ËjYÇY</text:p>
      <text:p text:style-name="P1">yÎ1#ú#‡3´SÂ2iÓÁi##øEÀz‹0àl'tÀB¤É½\ÑÁô¢ó ¤ádmÝtÑ®–�‘5’I#¨K¯@*þäÞ°d×MûÐÌæ�&amp;xÿ‚­dGÄ³ï´bñ#Bd½Y½à¹D”’•a+eF¬†f#¹Ñ'xA‹sd¤#^êP</text:p>
      <text:p text:style-name="P1">‘VÏf—KD¢‹î##.#‰Ñd-# �¤}#ú+|#íä[é�#PSõ¾×=o&lt;×Tu#ÄçÍ4Î–€ ²ã–@»ÝêÁ�Û‘¢åÛÂdópOŸ#‰^l#k‹,wzßAÚ#½�[.#,Ñ<text:tab/>/ ¶£BZ�öº‚rGÂŽu×¹´#&amp;½óµt,ö¸</text:p>
      <text:p text:style-name="P1">·ãÞ¿‚—Ç5</text:p>
      <text:p text:style-name="P1">äÀŸ#</text:p>
      <text:p text:style-name="P1">IØ”?3#wÆÛsœS+~.œâÀºW~Á“ðwËØê##þ½¨t¾d'##N½#·ÒŠT#ÏS5ê.õ8À4«#§É}™#þA|Ì ú#N=JXR‡Ÿ.{</text:p>
      <text:p text:style-name="P1">Md#=;òAÙL¬,»Š} ÷s¼”w6‰¸.miå#02</text:p>
      <text:p text:style-name="P1">&lt;#*€B¶´e™‘¶</text:p>
      <text:p text:style-name="P1">QÕMÊudC!ÿ{\¿Z<text:tab/>Q°õ#óp9#jLÕÈz+½#|#KŠ#ÊÌÿf7·SD#ÃAp#÷lÅÂtÚ´è5þ…;#ÿû^„WýS´ÊÖ8cþVtzÞs[Õ®½�ƒK›¦z‰ô›*°Ps!?Am•êJñðµ#Å±JŽ-·q#É`Óç¸—Égz#á\snä™“,­¹[æDˆùOáHvŽ¥D0?ÿï#[äxˆÃ#‘¦¸‡½}*ü×ÔÃ‹HJ›ï#¯,ÊÒ3V#›#�Û9Í-‰9Õ¾uˆ+‹Ðÿ##í~Úx3]Ê›€«ˆUjTI«ô#å#)#î¼ž##õ˜…Äs!È’‹æGw8‡Ž ?Õ•”#öÆ3Ä�úó#ö&gt;(„®ü#™ïHÓbñjjäTûx'Ò›òãpiOÏAU‰oøX¦™‡éæåÙÁ<text:tab/>Íú9×ßY#N@Éà¿ùÛ¤údö­Wæž/¸B€<text:line-break/>tKÁ|hÐ;ÓZjUh;AÖ#Š…°Ÿ˜#n-¢k)³ÜÿUÀNÍ#b×Ÿ#÷-Ü-_V¯›=~qÔ^=±Q§¤1ÀÁ¯ãgÿ#á#“#ç»!ìa}ï )Œó3|#ò¥ç# Ä#C F�)n^</text:p>
      <text:p text:style-name="P1">S#m¡–õ¸ºP)jm##KÉÖfÆú‚kˆ¸ù#(¾Ðu’JÚ¾r†³NÃœžhhÁe1»êvÃ®#î‚ÿ Ìå#ÏÃ.,““#5#GôÌã'}Bð‚#„l«G&gt;’Ýl§Ú·Áq/pæ™n#U#âv#_#²¹x‹#º¸²²ÎdUEñ±#<text:tab/>|/(ïœ¬¡Ô©VõÑ­ÃÒ#áX÷Ý8êëB#·¹Xyßþdè­#YI&lt;ú87kÐ.é(§Ól<text:line-break/>oÏ¡?ú‘1™žÅ#{I–ôÌªe©í¨.CuŽÐ#¹UA¾£œy#�ê½#æl#¯¹ÎÒ#Ó##�Â?Ÿ8x’­&amp;#•gãYÑrÔ™öæb¬ÿt×�‹Ô»r0“Â#òÓ(ÓÁ.Þ#,“³ƒ#¼›3#’ÕÄKà‹<text:line-break/>r£¼ò´Fè—¥Á_Å¿7qWyK¬<text:line-break/>µx´òGìÌÞãûÚÿ</text:p>
      <text:p text:style-name="P1">0=øÖG}#|�HJ¾R�SÛ#ÑgÐÓ#¾ï”Q:u4î#qÖ§TºäôÉkä¸(èÇg„Êy–ü¢#’¥3¯n#<text:tab/>æ#×á#Ä</text:p>
      <text:p text:style-name="P1">1)#e°ýÄ‚ø—_WcLTêÙ©)côkw¸e@Ž—Ø[âe#ªX·#¬#‡¸¬²Êha¥e‘¾¶BZo{¦}#Õ#X#¥vfÄ½#.#éAÕg#ÿû….<text:tab/>Œñz</text:p>
      <text:p text:style-name="P1">ÖÊ’»ÔÊÂG#å×#~·’jÃ«ñßúæ#ö�O¦"|#O$C„ê�ÕZ1&lt;bõ%VÎê­L‹GgÏÞ…#7¹C#âûb©ï¾R¯¼±<text:tab/>Ô#’ƒì#Æeô¥Šë�¶e{0¡#¬ôZÛ#•&gt;†Vg‰Ü=™äµ¬3XZ</text:p>
      <text:p text:style-name="P1">�F´ö'ì}’{j#Óã5#’›n</text:p>
      <text:p text:style-name="P1">â#ÕnŠUÉŸ�###Ô´ŽR9#–&amp;Làf¿È\Û#¢ã½ò#°økl&gt;�/êuäºÎ*œ&amp;</text:p>
      <text:p text:style-name="P1">B‚#¿:È</text:p>
      <text:p text:style-name="P1">d&gt;L´º¡É\)0gQ†fkK#Pö#sƒ#È»F¼L[ÁÜk�3yÑº‚i9ŒÐo±###°ìl/&gt;kïÓ^v¾ñ°#ý1LÔl5Àsw#)g#±£#=}]è�&gt;Ä�Å‚vºÌKo¯½áLKûñîõ#U™Úpä\Êi­[œ#NüÄ%MµÝ·q—›Q$iî²<text:line-break/>/¢n%.dêPê¤,teÅ-Ð]·"ää©Iée«éö0ha”<text:tab/>»7Z»ÓwÏã…�÷loÈ½Ï@#ÚÒ­—ÌY¹õÎø¥ò�</text:p>
      <text:p text:style-name="P1">K„#Ž“áÅc]Í%U%#QITnƒ-íØBU#²Ew�ƒ¬è#å#h„&amp;¼±Üø6¬¸ÀÑÒ|­‚Ã‡2g½#Ù–ù»ž[©}#QâP@h–8€Q•C¾L)ÁW-#ˆKAûç¸ýŸ„çœE#PîââÔ·^Œ#6júq#*Èúâ2##w(±nºp€7#ô8&lt;ì±#4*ªËó~#]Ò8þ#�ž¸#�'øØû Œãèè<text:tab/><text:line-break/>åƒLñ|`� …#‰ú·¬Çv7Ç3#)™#K^Mˆ­|º'R#Xü¾èva&amp;øMN#�#˜#¸0#&lt;(†#¨µÍµ@`#æÅÞ9R}k8�¬€ÃJ«woê¥}Ï]É�#§'E4ôÈU‰IÊƒ ¼¨]¼.ü½T§#ÃÐŸ°#â</text:p>
      <text:p text:style-name="P1">ÿ#ö‰ÞC·Ö&gt;¥:µ4ò#À×?nU×®#ÌŠÛŸÊ�(oØdfúéØ(†dm#eÏÙÁ#ƒz ÀÿYÖgæþ&amp;¬�u¦]c2’Aÿ#=¼"µäØU%§Äw†ì#ÚQQ³Ë¡#5éMZàê¶—w##½6Ü#&amp;“Škü#ûm<text:line-break/>’¡­Ì÷‚¬zÒm€£™.ÇÝ¥œ<text:tab/>Ù½ ~§&amp;4øôƒ?Ód:=Á(È#�–êÍíÝ°ÔžVzû¾åX×ˆ#<text:line-break/>û«Lpí‚éî1‘sÆXèŽ#�‰?Ì#�åôa@“#\á€#á€#­#mH„Ä#e,Z³îMÛ5##¾ÙÒ…¹°#´ÂšÿK¸,fÀ*d"™Bü€;2Yqæ#Úæqáå`i”Lý¹.Hýò»�Fiw‡®5k)#—�žÈ½iç›«¬kLÈª[Z®_###!ÿ#Ï\‘‡ðág’IB¯“iH06¹–3£¡ë”ë™xÉù(–î°ŠÜâ<text:tab/>#D˜ÈP`†##H°ß[#¤ý;ˆ‰_#¯¢{f»q§#'�"�&gt;'ZZp`¶Ûð#ZÐ�[–°#}ÂZY Þ##ü�ù½z¤</text:p>
      <text:p text:style-name="P1">##:±úãt‚éU{hø‘äöš¯?Cyè½Ó00#ÀJ!H¡íÔ"d�“/LT�ùõ—¼ìoT!0€…9#¿È_�d~N8�ûŸ#§yŠm&lt;»#‰TvÏ›¢øŽ¼jzúyâŸW¡¤<text:line-break/>6Ø#4##±#Ô+¤ZžBu#'Š4Íè&amp;K~Ú†þ"Þ‚:oEKüÃrô—#]k�#ÆØ’ÝD´½ØŒõ#\ì²!ñ#?F#iâ2hOÏ#<text:tab/>Ã¨[##ƒÜ³¢¨LäR<text:line-break/>rW#Ž</text:p>
      <text:p text:style-name="P1">³#žðÁøùµ¯÷#ñ3¬[¹@#Ôo#œ¨¾�?ÞÃêEP—’f!wb��ùéoˆš¢E™Ö´ÛñÈPÔk8âV�R#Þ„#¦ïÙ#À2ê•àHâ•ñ#®'##‹Ï3»b8Wl°`ÓðeäR{–(‚##)}=ò&amp;u;h¸5ë²fÿ=£´ç`/I‰</text:p>
      <text:p text:style-name="P1">FÍ?½'ñäÓ‡`bR]e=W-%H$Aõ¶ó­\VVüÁ­ðŸ?#Œ�±dê\Õ�bðúÌ=ÃÃì<text:line-break/>`Mzœ¿ÈÖ¦áÑd«£È-3R„æpÇ,#§ÑóA®N#<text:line-break/>#p#Qüd.%±ê#ñÑtWõý#¤Ã¥£A#¤×ÿ#Êö+8óÝî®¶#{TH<text:tab/>ègo™�k#pB##ÄÞ</text:p>
      <text:p text:style-name="P1">#øƒÊÂM #’‡_ð#ÞiNÕ#™L0»óiprKOK###ü“ÜÍ¶#ã�a d##¬'Ö©ž¤I#­6rRg)ÄÇ<text:line-break/>Ÿ#þ#èÇ</text:p>
      <text:p text:style-name="P1">ñ!#ÓÙ]ˆt~b™Ø<text:line-break/>pð4aoýe#ô¯•N]þûË#ø¬hò1ýè“Ù\À#1ü×d#ðÔBà(¬Càj/Ó"_Ía°l#-“À[AnXFhXP##w#áO9—lX#æ¥]§Zç^#’*¾!+ãEœ°’Ž1#eCå�§¶·MˆÝ#aäè*4ÃjÁŒ1Ÿ°##ãzyUAVZÞµ$#FQ€lÀ%#Úd|øƒL?”es‚­ãá?#°6ÖÎz}å#à#ê#åE#ëÌó|jl#`|Ùò¼r#ã&gt;#Iû`*</text:p>
      <text:p text:style-name="P1">ðâêáÊ�O.#¹hm£Ö’O€£ôj%-Î</text:p>
      <text:p text:style-name="P1">y#R/#Àµ()##4»:ç�&amp;##‘�XõÆ�v#ê˜#ëžò`Yäb0d+ìö™¾ˆm#’</text:p>
      <text:p text:style-name="P1">žE‹#n\=“ôË�Œ%Ø¿#Ì2(¼]ás2f$ÒS#}‹#ä9f&gt;ZA¬Æ#æ/«G»#è##ßmPFŒBd^¾ÜMûg#­�­c÷÷‘¹–ð¶ûÅé”øå»#€#ù!#¹!lX_=+E×KIùÉ~(v°#a�µrîX”QÚ£hGºLW êÂo±ÚÚ=ÃDíy‚=µc#6aÚ4#¦#õ@h#§îûT°é#´&amp;øå_Û©Û†{ýahÊ©/p§fºÃ‚SÏó®9Åkáæ=w—§]¤É#];.ÜK–›ûÏ$ÔæÐÄ·3?u^u&gt;#é˜<text:tab/>¨°ê VŸ<text:line-break/>ÈÂ3</text:p>
      <text:p text:style-name="P1">¨Ñ8®wHÐ#�Ó”±;¢‹ùqe°##ÇÓû#§¯Ç</text:p>
      <text:p text:style-name="P1">Ä#-’tlºnƒÊ!ÚøÇW}Þ2½vãW³Ÿß[g5:}h³ç#ž•¸ØÔÐ</text:p>
      <text:p text:style-name="P1">Ð,1~Ò#TÞÜgÜt </text:p>
      <text:p text:style-name="P1">pO#íÁ#SnÁg|ÓËÖë~&lt;Û9�M"J†Kb“#GyFA†W�#¸Ù<text:line-break/>I&lt;/fí7?ž©Û¥‡h²ï+<text:line-break/>h‡Œí#ãsë#•#ëcìØ¸˜«Ñ`g_¿,…Z´MºÂ#Ë¹i?ˆçÓ´o</text:p>
      <text:p text:style-name="P1">�^ëÆâ¬ìÛ#Æ·o#|GÇ^A##Á#åñóªy®yÐ@]¬Í2 #À+øBUë»v#3�ÎBž]¢-t—9\,&lt;Ù¦àu#÷+v<text:line-break/>i•»cÈA¿Qð}/˜î#j#¼#®–œÓN¡V‡pÌR##h¡ÀôD×zÏ½ªkßQ0wà?####áAþX“4pB&lt;!hÎ4ˆ±Z{CâÀ¥##jô•#3Uaš,Ë¼sž1Ÿh·¸þf(Cv{ýå#N9`†ºÖûŒ_ŽÄT²S�@ã##EJ»ë#É¼T�§_µ‰Ì#ôÄÓÂèJÃÚ�Nã:‡¯»QTð#L‹[©SS\#DÏC<text:line-break/>å&amp;û¬PÇOŠ</text:p>
      <text:p text:style-name="P1"><text:tab/>ºç¶¼rã5ß##á¶Ÿ›È¦üÞÇ·âkœ#tK:—9??”îÔöB• ¢Áf–ò­€’ü äßþHÓT\ýúÞÝFrU9Ø l»˜¼,1c;äR(Ãž»X[gqÄ·2#¹…æõ#�Ô÷ „Ü</text:p>
      <text:p text:style-name="P1">{„ÿ#ˆÊJÁ‘½ÇtQ´ze#Õ0;�´`Î#A1j´ÛÞá <text:tab/>kÃM0ƒÊN­nÉ#en#ªbŸ³H€³#å®E�ÇV‰¼#Ëµ#U¾#¨</text:p>
      <text:p text:style-name="P1">»</text:p>
      <text:p text:style-name="P1">º aWÇÂçÉ”ô Ô›#½¹£ô#bÍCÆ#æ�Œî#<text:tab/>Z²ü".ÐØ¸¨¢×mU´Øš™‘ªÝ9ÿ#£³a#Ç*?ãjo½;„úøY†dÊûîr�˜eÜÑ¦mG}�„ßƒMÛë‡&gt;»}b©)ÁI&lt;Ãc&amp;;Üy¯Gÿ4Žo¤#l¼ªÍH{hY"ju#v:#&gt;¯;tÖÃ#á[¢/9x™#ò �ÁØ8ã&lt;»BÕö&lt;KYA#¯Ä€™®Ùhf&lt;×(V§###a-.z’Y4kú$®çÈÉ»E�¿ÉéÚ„#/<text:line-break/>\</text:p>
      <text:p text:style-name="P1">ýƒð\nN—#uµÝ¶#ºE#”…£^èEß%�T%#”µ É&lt;?bì‚#QïÒ¿‡+ü„u6;³ª1ºz2ÆÎbÿK}(w#'¬9#ì¹l^b~:ñðDu=¼¿[ŽW#@„!¸#¾îuCFNˆ*lÕ–ª¾þJ�Qq0n¯ˆûM�aC3ÍCEØ6ž#ÆÉuGyHpS)7#&lt;£N}i#</text:p>
      <text:p text:style-name="P1">�´#Sš·gb#Ü=Mz,</text:p>
      <text:p text:style-name="P1">\Æ†#�M)fê¬Ð^TÐ¬à�·Ã{Wf‡ªÃ#WYY~D#¤¨Þ{¯^³sYÚþ±ýA}øð­%T#9Ð¨Ð#&amp;ê•ÿa2#`]ÔI<text:line-break/>#ñŽôn6›)~ÈI]…9m¹ôc.h#$#¸Ñ«Š4°õ#c¯*#rÄ¹#@</text:p>
      <text:p text:style-name="P1">K</text:p>
      <text:p text:style-name="P1">&gt;.9#¸*µà�‡}¡ü\c#ALón@3Þ##¬U€6¹ê‰{]lµA6Ñq#m#T##�#H#ö¶œL&amp;·iýè"¶ º‚@�Q–‹äd¢#Ê,äÍ�–GS7#DLÊ&lt;œµ÷é–#wK#­Ýà”zkÿ|~^»¬2mŸ¨ê#F#èƒìá Š÷´ÑÜ³÷#L!¥##Ý@9ÿ#’z#™åAõyñ®#2H¸`†Pü�~LKæ#k#10ò·þà¼ÿ‡#åcR¢K™ËS#¸=wˆ9ûóHù£9[ù§ùos`ò</text:p>
      <text:p text:style-name="P1">‹gþÕ#}ù¸•â5ïÚ¼8KcBÐÍÅp¿#àè]ÉÆ€##sÐY#ˆ“é</text:p>
      <text:p text:style-name="P1">nú=Ìñí¿”$ŒÛ-hÅ#:&lt;ól6öá#llC</text:p>
      <text:p text:style-name="P1">#l#Îz-ÈÐ#</text:p>
      <text:p text:style-name="P1">¬µòue©Ù%…ØþÞ#®G×òH|~#”Æé_F#‹Åå#qo3¦¡ªoö‡ñ¥-7.±Š=•&gt;#†µy�#ôî¸„ËÛG1–#¯@%#TV#Ú÷ÑE…ãš^ë##Âg#‹t0&gt;‰ø#²-Ñ/atã#6þ#{,�ÊgJÀ—³¬kÈq'7õ#”–í�¸¢§£À# K†ˆ;Ý#¸gåÁ#Zìã×q#5ò#xîz¸•«#dš#Hj„—9#¦Ùv¢ÓZ#©&amp;a+Ÿ15##å�tydî›gj‘8‹J°?¯X#Â¹#A~n}dÞü#ËJîÇJô2+ê#ê¾ </text:p>
      <text:p text:style-name="P1">ö<text:line-break/>Ï“¬Åmô8‚L8MÚµlT³üTˆç÷H‹•¹éM�óâ;W7“²ýÌ{`W?q#—ŽµÑÖ#p ¸¸·A#ó}•#úºî�v—ZÙC±xœ#</text:p>
      <text:p text:style-name="P1">+•^Á×#yWhW¬µP#«#ñ/G¡B,1ƒDÊ#»VæJ<text:tab/>'®È£ƒ<text:line-break/>¶Àd#�6”5#¼îóœ8&lt;ý©”^ÉÖš¡­¼L“¹#GBâ*ú’JWÜ#êIŒ##,}ý§›2ÁŽÃ¤%#Mgg¡K#5]TßÀ¦HÿuÐ#…®ÕF#Þî#!7, ÁhÂ#Â{kÏ"è‘#›#aÃîêQciðu¡ƒ#\J#ñ&amp;’�È#è#û)ñ#Ó@Zw#¥Á'9êª%ÿ#WÌ#©&amp;#—³ß</text:p>
      <text:p text:style-name="P1">ab¼W0ïaþ`Ë</text:p>
      <text:p text:style-name="P1">¡J#tç.2p„U£L–f¢·#×XÉ7\ ð#µÂ#¼¼¦/ óå˜{Kz2#Ä#m×<text:line-break/>šlÚe;VÞÁÐp#Fz#I#1R©ã#ž##¸zUEd<text:tab/>6¯#+#xõ×K|È</text:p>
      <text:p text:style-name="P1">Ûu.‰8#™^j##/“ày#»ŠÛÖ\md?ìþî»#ÒJ#H'ž¤×¸�%Ó°KÎgªÇÁÈ¯#§¸¡0Z\&lt;Ü]’Ð-ÑÙ#ïX{ÄÙ\E7Ú$pŸÈ#KGb¯{R.Š##XÑD&gt;xgewÖ(Ü³@ÌÇŽI•l#_©*û'VŒ8¯ŒNíK="%¯¸yé¿»Œ‘x+#Î SqüsÒŒ#’Z¦#lpê–5iÁ#âôˆiìµ¬��&lt;{ÒHV—„ËI ¤ •Bˆ<text:tab/>Ã)9ä</text:p>
      <text:p text:style-name="P1">ô°®ECÀ‡oòb</text:p>
      <text:p text:style-name="P1">…ùšý*#YõIE´7##¸ê}ì"»¶’)z#Õô¹#ñ¼</text:p>
      <text:p text:style-name="P1">#?¼÷tsô#ú0€*—Zë¬„¬â<text:line-break/>[Bº9³¡X4g|m#+n=}<text:tab/>ÊûxÆÏÙÉû#‚b×^R�È¨ÐBD¥ö}©#¶®ý#_#</text:p>
      <text:p text:style-name="P1">¤#qIˆ#”–j%Sx#ê=</text:p>
      <text:p text:style-name="P1">#€1#&lt;.ûR;D#E&gt;OýWHœ·P{­µÖ­ž­£Ô#Êâ–fkÆÐìc‡Á[³##2kAŒ¦7. ™Þœ’€a$4l8´X+86²sZ'Dš4 Jq?»cFeSV+Ý.êÙâWSï—c</text:p>
      <text:p text:style-name="P1">„Ã##v’Ìq…îaTIÎâÉþÃøá[àNîyyí¦5øa5wÈ#]#\â.��›ÿ#A#ùÌT#è,ç›#™êøS¢ÉŠ=;7ƒ­Ú{‘“c‰e°-#œ�sH<text:line-break/>ìà›Ô#crå#]#P#?K##iü#SÞéSúHŽæÒ¾e</text:p>
      <text:p text:style-name="P1">‚às‚Šã ‰ß^�£L¡FÀ#ã7¦b‚ç#&gt;þ6Ü!?Æ##Äg#ÑsˆX)Ba&lt;#´F#¿öZî‚¦Cg®ªd–9"âš#Ïå?d’/òû#|å#Z˜â–³ÃIÿd)¾6#<text:tab/>oJ#³Fm4#å#l™}A�Ûìªw•ùñR#œ÷#=Ù”R„ÿJƒn°þã�&gt;˜¡@ýEüôJÂ,ÅÖý8£#Î</text:p>
      <text:p text:style-name="P1">*DdŸPòXâ‰2–’"šÙ#\ôÛZO#²*9\—¡ì¬Œ‡òÓzã^³²Ü¤#—=</text:p>
      <text:p text:style-name="P1">1íß:®J#M&lt;#s4Ì\ëd”æ#t#»<text:tab/>öB²ˆ#Ú—a<text:tab/>™·ø„x#È¶îÔæ¢<text:line-break/>pÊÃ"’³#ú‘hm!ê,#‰&lt;�£E#VM©Ü#”ÿBî©X—âÅ�öl¾þüN#2çk.#f!"Ä.a|ÅWŽº=#$9è#øß$¬‡¢Ð=?êœp1�]#hK#¡Û<text:line-break/>#@a#{‡|�#o¸ÝY{aìíIþ™ÎìX½GEã\&amp;JŠ;ÂX#2ª¡‘ÓÌ^Ê#</text:p>
      <text:p text:style-name="P1">*Ûùf[£å†„Òú'9FK#öãr&gt;J‹#á5r46–øÕÿ04#ÆÁö÷ûÚ9ˆ<text:line-break/>­?ã2ÕJÍ¥-#²—� ê¢Dq“#Â*¢ñ¶¹ÃME±yãÇˆ¿Òc##ÚZ#Öù#!?#&lt;­µI˜ \¢°ÛÿOžœ#6#?#³3)‚ÍñœQÌ##YDï´MþÊËÎ#T5•Cª#m</text:p>
      <text:p text:style-name="P1">E2GP^ë¢<text:line-break/>X™ñ-‰`þbþÇ˜#–CäÓ»</text:p>
      <text:p text:style-name="P1">PëÕ8#™¾‰ãÈ+¡¬|A##Sš¥k#&lt;Èû·'##EõkÞðhú</text:p>
      <text:p text:style-name="P1">dboÁéÉûæø#C#'4s#VÀÖÃMQ74ãô“##Gxó°#I</text:p>
      <text:p text:style-name="P1">I»’ù#·Î+Büê#¤šC´~P~${&lt;‹#%Tä›âÜ»x£Æz#�#e#Ã`#Ì¬­ A^govB!ÌÐ€h#'ƒeecË&amp;ÅÊ“:¼ª#1™¦ÚC6#Í“Ô“þ£ï</text:p>
      <text:p text:style-name="P1">¬#TÈÓ™'Ö#�Wñ£�²#ò²,ã0‰ƒº^²H7#†ØÝ5æ#ErM<text:line-break/>q#«È´�´a(</text:p>
      <text:p text:style-name="P1">gÖóÝFÌ”)lUmòCëÍZûŒ¥ƒä4¼ÂŸ^p�Ã\øò±˜Q¤BŸl_€§\#`mpÃ#¬¦Ý¼c¯¶#°°|ñ÷¶gqüµ#¡êú#uaWø#ÖùÎT›|¡#&lt;Ru8#„âL�#¦1¥£ñ<text:line-break/>�­&gt;‹Û ñ;#?I¡#®¢/Ýþž‘˜$%…*<text:line-break/>n¾·Œã;\i£Îã#“ÈþK[k�…Æ#Ãã#±ÕÂ!×ÞZ9¶eé”ü!¸w@ßž p¥ê#ƒw~éòÿ#ýØk�#DÍ#/â1¡ÎI;u˜4f#È2…�Es£xG*C=®�Ën#b{ÇA¡?Éœì��OƒâT­#¢™©lÓ/¤™&amp;#A«MIsýE®Û!</text:p>
      <text:p text:style-name="P1">„�¡ƒÊ#`iW#ÊÊBÔ•¥Y#D›*;�"0#<text:tab/>¾¹‰„x§¤</text:p>
      <text:p text:style-name="P1">ŠûÙ«Z#ÿZÙ´žËøµèf</text:p>
      <text:p text:style-name="P1">Éžó¸A?©#4ç…}ÃV#´í#o',Cì##Â¤nøßÞÄ‚ŒTZ°�ÿ,¢$a…ØT<text:tab/>á‰úÖk#XéFç"Ž_”&lt;É¨�¯,³Ù3ñ×†²µ©ŸS×aý]pÁOgÌB¼ð³kÄy¥‡#lÊ›b¯mæM¦µ#­›ÿ</text:p>
      <text:p text:style-name="P1">­H%Ä,ƒªKÎ:êæðŽ\ý»##L6V=&gt;Ó`ƒ`€#`k�a\Ÿó¶V¿®#uSª##ª36hI¼¼iÒ#Çù�Ë"ë#·ÒèqcÁ#”ÝÍ¶#™Gla#©éAò°0ºêè«©ÝX#šÇ¯_í’ˆ–wïÃ“Ê/Ñ#cÉ¸#«Ö#U´06\ÇtMzwˆå$ÌlhxzqªÃ#ùNGrã4ui;ÕP€*ÌãQâÇ€‘eÙ‹mƒžÈüñ°Ö‰üé²ì#sm|ÇŸLsŸN•1}Inÿo'úñ?ÃçÜ b|ÕB–##u#õ˜_+÷œzˆyl±UŽ[#·I#þ3@vª†)#|c¬­cÇ±pÖ†#üÔÔÖ*‹o#¤gãšäŽÁ#ýÆÅÅï#ÜÉsA t0¿r.�î<text:tab/>NÏÚ#œ˜cZÜ°*d–™!Kty‹—xÀã3Í##è¹žù##†í/ù#Œ`»÷Ðãã¸4©öEòÓÅ/|ž'E%õ\¼â/ôiªK® ÷w¢”t@�¾#Aãh5‚�×#ª”´z#Ú´V_ÙÂf¿Â¬É#hp$µmaIÕTà#E8ZKÁÚgÀ;�H²†¸#²È8I.##÷d&lt;�Ží;·èz´ÙÔ"Ë#†##5@áü#œï`&lt;Y…õ#¬4¥#^áé<text:line-break/>#gV#Á·ÿkL�¢R<text:line-break/>#¦àés#D°é¤Ùéé!#Uñ•G�‚#‰TÎ{¡º#W:¹¸c @Nÿc¤©�5p#€r#ððEEçûy¼#ŠjÈ)4OÇzýÏŸM°#yRºÎ—G#ygÈÝS\BHûŽ¾,mÕó¦`ëS8GÁs›ÍØ¼0¾:ÚÇ(#ÐíM¯#‚#ŸúWØt–«Ö5çÂ†¹#ê°¥±ˆ‰ÎçX…�äðº?È�#•#GòŒø¤ÔF£ô«vÆœHÂÕ#ò°´÷#mN£&amp;%ìr##µ�„ø„ö^‘7°##x�z&amp;¸&amp;}}›#xxJŸ#g°AºŒ³N#Û%wñÔ)˜›zƒõ&amp;ŠC#N�##:Õ#`ÏÆ#‚i#/Â#[&gt;ÕY˜:ãÈÉŠ|\§(# ¿e#Âm#LZF0¡|ËY7#;ÇŽQ#ˆ#ø#f.p)‡aAþBh²–Å�\^�§þÒ–éeî¦ÅöÑ¬#y,Æ°z¬º#šÝ¨J:Tü'¦#p#"##Ô€ð.#®µ&amp;w’h#­8Dâ</text:p>
      <text:p text:style-name="P1">#Š%†#i[æ]ãô#o¦^2â¸ò#%Ù¸ûÕ#²Éýu†¬7'&gt;úh #WÓ°#~Öë#è`þu´jËÑ"#y~éÝDÛ#,##É%L‹ìÁ#ýú-4ªÜ</text:p>
      <text:p text:style-name="P1">ëöŠ®‚îw½#•6KƒhAb#à•ê…‚Ò“‚ÆF####&gt;Q-ETåÕè#já*awb$#pŒÁä³-.ÙØ'ü­ls¹üg�ÇT«#�BXæ‚ ö°×ï0µ¬£#H#ï®øþÝ•k‘#TìLÛ:#ÁßÆ(ÜØ/_D¬À#^åw¦Dm}=ÄÔÙ?«ÀÐ#ÿI¼·ð#6�BYÓ##?dgøØ8ok5Týþ#Øš#S¦?1Mâ²<text:tab/>wuiÐÿY=8#U#Ùá##hÈQÖîf–#µ#Æíû½</text:p>
      <text:p text:style-name="P1">Dù¢~5##¬#«Áÿ‰›=´žÉ#œÈ#í®BÜt#—œ#o‚Ã�##aéÔù‰j½Â´#º„#¼e#‚ßè€#ùj\�Ã ÂÂ#Q#|�gÜî:±Y Ù¤È‡¥5'š#«WÐ³í#½›ÛT¹yoG"ë�#Ô?šÑ„è»˜`To1‰½ÌXÜ:#=Ã#»çrê õcMGŸrLÝª+&amp;à�HJà#¡,+œ#v×#÷šÔî##4Š¾By :#ÓbÙðZ###ÖM‘§ë;Áâ#ð#&gt;J²âÒ·Ý˜}yÝJ¤©±îI¯€Â£#Ã¸€<text:tab/>Z'#�#Õ,0ÆN„ñŒ´T7}�Î0A*ÍÀ.{ñàçp#`&lt;#›É–¦—ô‰¹*áQà)²¼‰·êD�óN#2#z|Ø6ÏÐ›�•Ó—¼ˆoÑP¢Î¬Â†#l`î¶}ž%,jÙ#KÎú#¶ôØxÈà°E0</text:p>
      <text:p text:style-name="P1">Ùú;XÏwÞû©ë#„HO.×iÞÁ¹Ñ#ì�¯¶#€a7±&amp;jÌ™[YüH<text:tab/>¡-ú³ƒ#Ô¬{#|Ú�‡…ÿI#‹¢B#iº#ú„ÿj¡ã«µÑY##^q<text:tab/># #†ÕŠ#^Éñ)åò³#¾<text:line-break/>ñö~LI£²€Ì@#ù{ú©<text:tab/>¾X3/!½yf‹#¾5‹##ÃhuÉ#¤ÖH#¸ßŸA£T¸]ÂÚƒ¬"Åh&lt;6#[P#jF2</text:p>
      <text:p text:style-name="P1">Xªuƒ’*ì!góÎ4Hd+ûV#</text:p>
      <text:p text:style-name="P1">šs4`äl#p–êü5×9"#\ØË®##¯Ž`jÊ·Š#Ñ4#óìyÀkÊ#‚#\!Õ V­[Ü&gt;#Ì“~-RwÊ#¤#ÏÐÙËˆYw.nù\,#˜‘ž�UD&amp;GÍƒ“rÂÒTÏ=ì‹×þoàÐE›#ýx—OÝl7‡!á^ÊR©}[X29¨Ý�T?<text:line-break/>*­ƒ�Sß’Q€©þÈY¶2]fÚž#(Ù¯•À¥+#4È‰e#öÅûÕõâå¦º</text:p>
      <text:p text:style-name="P1">Æûì·HÀ#švê…Âµ)Œ«k¦‡%)fr:#a&amp;e(’œŠ#1 ­¢ŽWù6 F­Æ¾yAÃåûb#¯##R}d#gù¾§€j”á ##ÌD"&lt;…â‚ÂomeZî#ÙÖ�Cõ#0ZÚ#–™&lt;´v–X4-#Q•aþè™¼¾y[¤(&amp;š!#dˆêz$yËG0b1 “##ŒÈ…#ºåNã#—´Ï�—t�'$#¨"_ð›¸%}fdN#</text:p>
      <text:p text:style-name="P1">í©¯4Í!©ÊPÔ&amp;]Û=C–¡àŒÍNnIdÀ#×5š²xú0Û­âoL¥ÁßË©ø‡ƒ#÷f®S±Â%Ô@<text:tab/>#­#–#Y”²o�­ñc#r#d##Á#HCc/–ÃR€û‰¹#ö²(”#©¦0*õ&gt;#@”;‚Uz#F ;p®šï ? ¯¿ia#Îº’·È&gt; $3G4¦˜G¢Á#c#Atº:w¢ö$xÔÆ›—ïNH#3k�<text:line-break/>Ý=ÛJG‚êÉ#Âe›°ÒQÅW#šþ_S§L*äPóEô¨ÆWò’Â'#0Yºp×¿È5ËO”#n×#w}R¨]UA##š½ÚÔYŸ#Ü�TpnŒuëÓÃÍ¡&amp;¯#F�ž<text:tab/>ee#žäõ}UxjNÓ)ˆáAEm€]Óg×Ý0]ùìÓ’#„ˆä˜Ï‚.á¼Ö�ªýçU#�</text:p>
      <text:p text:style-name="P1">´²Êýf½—Þ1</text:p>
      <text:p text:style-name="P1">T5v#l1-3#$ª(ä&amp;ª#˜#{#¶#?9Xž##¤€ä¦�0"‡w‰æþÏÎ¦‹\ð'9„}rtŠµ·E#7&gt;H~si?qyj7I2 kŠat#Pô&amp;ø#•�µå&amp;œ¡#ºˆ·&lt;¬ó99¶™âí•-Ü»#¼\räË</text:p>
      <text:p text:style-name="P1">4"Š?D&gt;Æ#så©âû#=^G”‡Zeq$(E«ˆ`J†Ï®b4`r¶·@wg€##Œ„N‚+ã•×#Ð#íŸÿT#n};gã™‡Ñ»p^#³#Î`²º¸#Ì#4è#úàó#ƒÿ)xò&lt;õ÷&lt;xQ8p(]¶_#™²u”#Í#;x«#…#ò#‘YÀ›#�«5‡(ÅZŸ×Ö}vK~À×#U¹Î c<text:tab/>¥<text:line-break/>Ñ¬Mû#î9áÕAÒka‘–í„k</text:p>
      <text:p text:style-name="P1">ÎÛ¨Š‚:à|/Q|�#ç$#šDJÔ{¿y¨¢¯Ÿå!,¥ý%Æ³eï+ZŒxË&lt;dÐ·PHð¾�„™·`¦´B†aO#zDÔ^æ‹#§»‡´û¤vcW#ÖŒ4·UÝ#3 #2ŒIS|##Š'###¾8Çq}sJGlÙË�"Î½<text:line-break/>W—èdDºû Á8J#éƒã@ÝyôÔq¨ÃÚïö»ˆV##�á#3e¦3#I#8z#Õû5!†¬&lt;k!&lt;#«Û‡#þ¦�e¢·¦’h{¯×¼ý&gt;Ä)úOz®ì1Û�<text:tab/>xNnølVª›½¸ãi‹áN(‡ÜÐyV#ñ#xÕhÓ!#¿ìŠY¹(ÌÛõÔJ®í!ÍÆ wÃºÐÀçu# ¿÷”¦#I¤MU#.~f+#ð¡;³&amp;#�#ç4§ÃÉ§=LÑºÓ#Y A~#Ò&gt;#îž.��°#CA�£#.Ï7°3w2”‹�Þ#Öµ-#£%Óè#Ãm»-ù#$w}<text:tab/>®ç#lûzF—ò¦#yÛZÉ„'¼iqõÂ;C0­|Ñ—y�!3ù#L‘“Oš"#\!|¯›9ð‚##ð�\¾|#!¥½yŒ/Õ#×“&lt;$ÉFD*‘œ®&gt;#6!Î®GI^®¹K4:ÂÖšk#ÐçÄÝ#ôSo#j&amp;e</text:p>
      <text:p text:style-name="P1">4¹£,p-¹‘;#à‡“rˆ®;óP›##•#¡£§#»…’##’•g~cDË'ŠD{ŸÖÊUC«PðÂkÅ½)ÏP­#WÖ€ð####Kþ×<text:line-break/>ýƒ•À�fÕ�#›#Çá*g<text:line-break/>èóëÝtæ¹A#´·~þšßz†I{‰Ç±É6i6ƒ ŠÁE#n‘ YýH¢Ž›ÀNc‰ž#á#$â _ë²P#&amp;¯Í¬÷Ç$Ö</text:p>
      <text:p text:style-name="P1">m¢#~ý<text:tab/>¯·�0D¬ò½§#\­Š<text:line-break/>Ë¯]lo«&gt;ª©#¤š#†Ýû,Á¶œA#h§¥‡�ü±€1Œ²õ##U#s†Ž^#Ù´ÖÒ#|‰¯¨†g \%áb#Ü&lt;##çœbÁ!#”î#.¥eáü$ù� #</text:p>
      <text:p text:style-name="P1"/>
      <text:p text:style-name="P1">—¤-©ÏØ„œzS"þ Y3ª�=#</text:p>
      <text:p text:style-name="P1">LÓÊËÈàJœ#5{ýËß_#ÄuC6HK/ìñ™#<text:tab/>D.Õß#�Ã#´r$|»#À“¥#,ûn$žþõ©Ê#¤qnây'ñ1ˆÑÅ!|CÈ¬æ^¡,4##I�Ÿd#`²Õ6—86w¨_@âs×–‹dwôg$#¦ÂNÌ/NÌŽÑd­Ã#‹"#·Ood</text:p>
      <text:p text:style-name="P1">”`'ˆÌ#ªY„MC–¿Ñ"«ÜDËSÉüûVX¦ö5·#$(*_&lt;KÍ#Ž#&lt;¾Ñ(zÍ5a=¹¶JÑ &amp;ò¯–:‰×q’¬NûœØÁ#ü »�Ó“ÊD8#=_8#Ê##Lˆñ´/‰�Õd#ço#)¾ÝbÊ4v3#&amp;#úÝÌ¾Õó·sÛ 3|1#Äÿ]†Üò#Û¹)‡4IÊ</text:p>
      <text:p text:style-name="P1">ƒX#t}“cå9â�kú™¥Ð!oƒ!kÅ„wKvK‹²‘I®»#æ#`»7ê/y#š5t</text:p>
      <text:p text:style-name="P1">4¥ÐäƒšõØ‘Yy²µ—</text:p>
      <text:p text:style-name="P1">Ó…É´¿UQ-›*.?�¨¥ÑçŸ€Iˆl”Ï ïØ#áG{÷ÀsXxK÷ÙŠ]v{ÔŽŠL‹Cï¾$#zH¢Á&amp;^ãÄ—†|5’–wO¹þôËW-EêÍdU#½ìŸÑ×ç=ÏT#Z¼eì‹ á@#­ê#K„”Ã�B#0#¥sPt]}|#…{-7ã,®’´ÉŠ¡^(Š#a«†;ê.Æƒí#|H’/Ë(­É#²ëŒ#;œt</text:p>
      <text:p text:style-name="P1">¤ßˆW%‰#›Ú�TgÔG·½*qIømYêµMÂ7ÌäN#ZÜ#Œ?‡\Ì;H&amp;M¶#-õÄ#Þ¯#M¶ð‚è˜6–¯kÐo5qÒoò÷0b ‰œIV7—†¾#Ô:ôè#öú8&gt;:mÑ³•÷¥#:&lt;8##Ï£Â²Hó(}#Û�²uß#sÎ»]+q€fß¿Xâ#®�Ò#³%ôÐéàgZ&amp;nª#Ü#Ð#ˆºýË4èéw‹á#Æê­”£Ä#ÐÊMOòÕ#k89]±Ò&gt;##)°îæºW?µðón?<text:tab/>#å#ü¯Ý3~�d|Ò$#ïÞû#•</text:p>
      <text:p text:style-name="P1">/-hÛa#çNÁ’¸£6#=è#j‚?‹ÔS#ðÚÂ#ÆÃ‚#D¶{»ä¬#^Í#6Îä#w˜òÓ#</text:p>
      <text:p text:style-name="P1">¢”…#3_tÍhÜÃmÍ„13b�kn‹ÖM##_íoñ&amp;#FÇ„Þ†ž#1)#&amp;‰1»À@S¹#°Û¸~¼‚Q&lt;Øk�#=š«oÏFÙb£Í6,Ûq#%Š¡Ñügr#ÖÞ# Z�/_Þ¥y|ëM2³dš# u#ªcÓïUOœõ–V»^A”#¾</text:p>
      <text:p text:style-name="P1">á#ÎHàfv¿¨À#³?&amp;¹Õ'�$9<text:tab/>Â4#H¢F#ºz##câzÉrMnÈ°g‰#Wë#Ì»~­ŽÄ˜#Pqgê ½‚½a�&gt;X{(‹+Èø\B€5¼€,\'uð—E97&amp;û°Çx‹#</text:p>
      <text:p text:style-name="P1">ªó=Ò#öžÔ#”’¹Ä÷ëòƒÞÜ#*¼ú<text:tab/>_äº·«Ì#NÑåˆ$­\n<text:tab/>ç›7Ý˜G.##MS¡ÛýÚL#mÍ+LÍß0##²âìóÙCNQ#a©â·”q"ÿz*m�Ê@a¶!&lt;VML#Á–´</text:p>
      <text:p text:style-name="P1">’aè4$üsÂ”~×6ÆCÿ~H—{©Uq¸#~z#P\#K#‹„#-°Ö|t°‹üÁ€[ç¤ºi#±KmáÕ½r4Ì§í¨º0€ÛÈW@×##,5B#î#ìja_#¥##oºŸY»gý^_k›™¡:SqZÕ%Ø##8›Å#ƒ#éî#Oùïæ#u}†™1Û#åzÿlìá#{óÞ§«`Ç@¤€#† Ñ"1€U­]T°º‰Þ¬è&amp;3#¢</text:p>
      <text:p text:style-name="P1">¯‹]½«„#â!ëJm®&amp;ëMAõa#¯^5�K|#¯P›C#ÊÙ�ÖñÔ5õQ<text:line-break/>0¥qÔÛ#úŠš”§eF ‰,K¬ì#!5=¸ËvÐ¬VÏN@²©#çHúµ«ÄQ&lt;^#ôÑ#zç7_òæÔ#-ŽWÞXnt®U^oO-?4ï6:/+#,ç+Ï:w� æ¿müé|{Ô$&gt;#V¡Ú^××4SÝ‡òÂ÷\\è~[&gt;[.W|µ®#Ôx«ñ~â«Í‹›Ã»‡(8ÑÉ#vãº#—'7îØüè#6#µ›N7VweuÇ›,ø4&gt;TžYNVÉðVwPó¦GÁé$|&gt;«s¤©ðú«#tÁI#[#á×ö#ÕÚ</text:p>
      <text:p text:style-name="P1">QyìëÛ#^í7 sp}_ù:Ø&gt;ë€Î¢#EƒÀÕüÙ#·šËÇ?Kè©Ÿ#ÄL#˜g#o#Þ&gt;ÚŒÄ^«Vg`gðVW¼a##A¿ÇþUÖœi#Õ#%BR4S #ˆd¶yÄjÊ#ÚCß’nÈ®äwvkQOÕcl™îx#ž‚A�äµ#ß“¡S©�bäIÀ{±{,¡,¨a#uä{HçÚ#dL5hë#q#&gt;aG_#*#”0´™þd#&amp;•�Øv#°T²©®æ[#1ú&gt;‰7S¦YøÆù+Ö‹Í$P†WÛ¢#f##âß#Þ�e™ÊbZ#mÜ4üt½~ŸïbZƒA®#÷</text:p>
      <text:p text:style-name="P1">œUx,¾6!õÈˆ¾ü¤‹â<text:line-break/>s£.;ÁZ#®#[6\»Ô«Ú</text:p>
      <text:p text:style-name="P1">÷;$ÍÛ Á’:Æû#ÃÛ:#PY^©´$_-N0›²N·”;•'¤"2Q¢äÉfXë²må½¯#Oàc1]¨</text:p>
      <text:p text:style-name="P1">#ùƒ˜ ¾!µÄ—é²Úo¢6r”72##±RD#Ôj‹H]4#¸Œ$]w‹ú=v#Û#)^&lt;M(#aOdásk:ã½ž#œÂP»ò/á#U#÷#i=òëi‘#÷ïzå#ÖK(#LÌË4"-b¾# ‰›Íì#i×è/%ƒJ»Êh#K5šêÆã#2˜EÖ¯«èÕP�Ð¡Tõ“ŒøÙÚK"¡!#¹ž# úc#5eD#àêwXõÛæ$ÇýÍIe—‰×úi¤]£_%VJòý@f×#ÅâZvÃ8#ó¤#w,5Ò¹œ½P2áF[×³ÊGjà‚œVÔÎ=dE"Ú~&lt;E¬‹Z*Ù¹„Ú8uÚ#Ž–Œ#Qa‰óªU}.¿Ça¹0#xv´Þ[�(\Ï£/O‘ý1"š#&gt;ô�¯Æ:bNÅRá&gt;…¿`#</text:p>
      <text:p text:style-name="P1">"caLHÛä#|l#ë„3ÿ#1#iùäWéÁùÆjã©_tGõ###ö×_é·‘#pÎæÞz¹#Þ›•±#Ñ�Jx•¢ï¤êAôÎ7#ì#³ó=#ñ"�ÞÞÜ##,<text:line-break/>¢Õûò#,-*óöÙh®ÆÛÉ9Ü•O¯¹Jôø°âF#Ò#$âR‚ôÔ¡ì™¡EÛNé#t�£œ?#©#ªÏ#=&gt;è"ÐlcçtÈ #Ö](Û)4V*FoŠ<text:tab/>¯B(�"<text:tab/>�ÛB™P‹ªÂ4Ä¢&gt;PJ1ÿXyÐ„å¹%*tŸ ##3#Ð‘Ã§!¬#Í‰LÎp¦æåO{5¢#ÈƒèVd#²íûðí™&lt;|4ë­w ¥»u:š¸¥'#œ«ø_©³#¸Xl«…v\�ÞÐ¥¯Ì#rÙ¢[Ñ7Rïê5§Œà÷Vµ×IøôAG—È±7æ]‰¶<text:tab/>¶‰á###ûeKÈÖ­g¨x3¨Q²»r<text:line-break/>Üû6aç6v“]‰mN@�#½w)#æ#�1$Cy€Þ92!÷r³ú¨#¼ò#t];ÅÔ‚º#ý[×#58</text:p>
      <text:p text:style-name="P1">½ËøG(Ôo€Ù^WäÛÝêò#áÅòÈiÁâ4’¦çõp|Œp-&lt;d“|¤1àºŠQmLKÞyú÷!fg™dì˜�F#Œ&lt;›õ¬~D#›À�—áx#Ÿ„k¤ x£[—:oø›&lt;óÁ<text:line-break/>öMûÕ)ú#E%J#äÄP"#o.…szC~’ñ=Ê0#Á3±c·¬tÌ{Å#DR#¬</text:p>
      <text:p text:style-name="P1">#“#!šC”ï« M#V\n�Ã#ACÑ}4[#‡¡üOë/mšé·•3Q/PÜ1Èlö†½Ä^O$#SG¡»ª¦WMq¨H[}ï#œ6KY¡uþAql²€#¸ð(lxÏV¾¦�4#HÔÍMµù±v;#ŒDØêDÐf~#Ø#êè*-Ä‹%#ôöý`è2Zx¸±€·Dg#÷øÛ`º¨=zŠÛ«¹ÉÄ?+¼%-2ß#ž¡ùPI#þ¾®îŒ¹F92ö<text:tab/>@m•¸Q‰I¸�t«S`#‹J#êþ6«r#:œô’v‚D„~#…W´÷&amp;Æp«ºÕd²S·Ïþ“0¨~ÅR&gt;U|’#·5A2ðç#g<text:line-break/>xJ_h?*ƒKá¸ø}@ú`l#W-´ôa#\N©Ó#—ø4úlÒ~ŠqdW@À©£#Ëô{Óñ#¾#fQPæ#š#èÂBwX‡Îç#zŽ&amp;6‰á#Ê#w6\HOÞ<text:tab/>u¸2#Ž7ï$Øµ¨s¬átåÈ¤b§éZüö#{Hè#Sª#DUí#ñç¬/¹¶ú|í0Û#¯Dþ�ó_1ò#º–k#èžµ+ë#t”†Bå9#5ôO™ú;7|³”1!ã#X#±?î&lt;©®jt-¸+¼Ë:™ŠÖÐ«ãŠíHÿ#Ze&amp;q#‰T±¤í)ÔÅäíÐ9Ñ#n3ˆ5ií³]k´qó´oôhžížå‘HÊW†ã*"9€y“~|©#M[Êè¾‚›Ëþ#N¬6Õ#)5õ4#¡#r™X›%}ì"™xæ<text:line-break/>Á!øù:#-¡¨‘ú#&lt;øAs#ó‹#Ì”h#£…j#pR#Aà/#ÃÖšÔ¦v¯�ÀiÜGõùÉ#Ê›/ß5j·#Ü#ÔÒ##Bî�r€âe!”¢lÓ</text:p>
      <text:p text:style-name="P1">#`ZîrÐ-\§¢ì#Ý9�’è½@¦q(˜½z=E÷†f¸#|´–)6Èûð´#w#}Ï�ó�Ûª2ë=^Rÿ#·�:Ã-'•è×€–#mçÛi¥™¿suXÀ«-oC9#|…¶�g#ÓôæóbM##)Ñîg¥$OÕ–øupoÊ™r'¿ïeOêZï</text:p>
      <text:p text:style-name="P1">W/#Å[#‡› ­‡£#‡c°‹#âCZ#“#I«Ëd'DÄpÌ##Ò³^ŸÏ}b</text:p>
      <text:p text:style-name="P1">NJ¾â®<text:tab/>ˆÍŠ�Æƒ#Ï@¿—zë¬ï4€n¢‰Å—E‹#uªS±X|â8háo ö_¨qGí�Mª#uVH</text:p>
      <text:p text:style-name="P1">#×SÙ„ý¼£Ž¹Ïb{5€#Ko%:U|_cº±õwB:þZí‡¿MzY#ÂI#³"xböi+²z#)×°Í¹¨ìÇ!›HV+þ§}‰é‰¶</text:p>
      <text:p text:style-name="P1">‰}?�ñ®</text:p>
      <text:p text:style-name="P1">ÿ#]Yì¿7&amp;</text:p>
      <text:p text:style-name="P1">U,’#·"Rá#]™^~ßƒô#ÖeL¸JðÈ</text:p>
      <text:p text:style-name="P1">gšù‚¦##·�8HCÉ#Ûé`7:ê³#å—#µ 6#¤a&gt;Ð—¦ª¢…}µ¸å¤�ÇôÄ™Õ#U•ŸÈàÈaÞr ;CŠ#tA#ð4NÎ9#ÏÓ5Í2##rõ,CSoO`Òó6¹#š&amp;XYãá<text:line-break/>ftFê[-éÏŽv£ÅÑ@ÇgSëhègXx]K´#!ÃÉi—ƒån##íbÇ#Þ`#$Sc#7Cm�Þç#EÑYÌÝ¡M­¨¸¾#;¯%ç}{#Áðhð¦)lmûÀ&gt;È#áÀ#="çÒlŒ—Q?n«Û</text:p>
      <text:p text:style-name="P1">9—Ota„»î%Óå?Û"4#åÌÈ&gt;éG'E¤mÅs¶L'«X#žáqÞ?‰##­¢5¨JX#ìÙUê¢ÇÓÿø#³@øƒsg#Å<text:line-break/>#òb½ÐŠê¥�#š©fxMôu¶‘#1= ÿy÷à#²0Ïw{‘Ç</text:p>
      <text:p text:style-name="P1">4áø©I§Ímý+ÞúXiƒå_ŒŒ?ÉF+ñ#n´qep##Pÿ##MY¯#ï#¦#Õ¡ã#{#</text:p>
      <text:p text:style-name="P1">&amp;èÈƒ�Ö€ó¢¬:j#‘|²##¶ýÆ#iƒ&amp;xž'y|�F€</text:p>
      <text:p text:style-name="P1">#°1Û·í]ÒX#,‡Žê�`g4Áâ`*Deßn£ÕËÛ#ê[j_###¤Î##Š#…ãTcÄzNMB(žCÞ¤ÿ8ÂýÞ!Gê0“Õ†±˜#Î†#f¿EØ#ýgtf##{™ ¥Ñ±øw˜åì°9ðd7$ÒÔÌ<text:tab/>Äïõ‡…·�ŒKW&gt;SÍ\#¥Âú Ää<text:tab/>$Ù<text:line-break/>C@›ñÃU¸€ó|:M­jãˆ á¦êFð#{3²¤[#­6 V#_­ŸÈ«#h�#êÇü¬¶##Z±Xgz8ªÚ)hˆ2r÷ÉQya¬#¼##M[]eÔx%#f¼‡…àámã#ðEgŒ#âÎ=´#í¸\"�¨9á­ßlËi~Œ@Ã¶o#‘ &gt;Œ#Šiñ'¸ì$#"¿žºîh¢Þ­bè�(}ZiFÆ“ÄÒŒaFÿ|ãŒ^Rš�Ð5B&lt;ÚÕÊÍÅã�[îP =«’ä##‰ÉyÂß¤X+™#™‡=kakM23&lt;!¸VÖÛ#8÷ÅÕˆüÜÌ©ï6e²Œ#Ï­Ñ§—“ßsÆ¶‰íszÌ#4.1*œx#�ÁÑµ§ç#Ñ š™ÓÉ##ÉÎ#;t/@ÑOúÍ›ÿ �æ#a!ä“X@Š($#\ýM#æ#K3ÍÐÊê›Ô‡</text:p>
      <text:p text:style-name="P1"><text:tab/>#FO®##ˆŸIv#N#€?O#ª¦ï‘!‘Ø)·¯iÆÉ05&gt;{/</text:p>
      <text:p text:style-name="P1">n/‡ÈØ¨,íæRž<text:line-break/>nÐSoFV</text:p>
      <text:p text:style-name="P1">4##ï†«#ƒi¹X#„«ñ›ç<text:line-break/>E“(°Ë»n²‰hþ5{ñÅmŽ{6ûùç‚#øŠì´v}JÅií`¿#×&gt;•Ã4_×•°…“»ðÒ0BUç’ ¯ð[fe{(»#8›vy¸#uÜõK¦_XM7#&amp;ØÎç¾ž`~°#Ì2â½¼›l#ü�†'#¤#ªº•åüŒhlÆþ0ç'9#L,›@Ó#�Ë�Ý#­ÑïŸy+s²÷ß—Ž[±sí‚+ŒÏoj#NNü§<text:tab/>5äÃw&amp;Æ)tÔºÕ±ö€2#xå—#©F#Â.E'M42¬Lx;Òq®#w#ŽLÐ#©ÿ5Ï#&lt;þñ{¹EÛÎ#jŸ‚úµ6#µbö#p~‹±ù‹dB�Ë#qUV#xðd##œJn\Ïï<text:line-break/>áIa#:öºÊ#�‚(+Ý[zÊ’4÷¢¡|.‹ÅæòˆÐß#½MÓY/�Í#Ã0|~¶7</text:p>
      <text:p text:style-name="P1">9Ð…8ÎOå#æOh¬Ÿ3wÚ¢tÖ#Ù½ùç.žc/S€Õ*{öà:¸´»Õ#ÔžùŽ¥Ý¼(áX­™eH^é\ðøÉ&amp;þ#9åô’QSI­#±4¿ºkÕÅ¡±8·J�â\©™`:\Å##8ki™f÷­˜ƒë$ñ_cp�</text:p>
      <text:p text:style-name="P1">*Šk¬°ý‚€øm_4åyëð#¸P—�Ñ#s¤</text:p>
      <text:p text:style-name="P1">Áf# £Eí7þÊÚ´L]œ</text:p>
      <text:p text:style-name="P1">fŠ#ãÀMp”`„¶</text:p>
      <text:p text:style-name="P1">%©#îíÑùEýNì`QÍ§du#k!)#Ñ�ºi­¯g#{Y"�q—¥ãÁ ÿY.¤Š9ýOÎ¨ùÒ]7kq¦gb#ôÂY‚§å#3ÅCº‡‚21‰¿šêu#HEÙ­™õ�fÿ,ÚUö¨»$�w¼ãuv­*ÙÚt¥VFøñ  ?ÏXÄ'l#_4¸t7�#Æµ…™‹#„:›v2¼#N0Ê±¾¤&gt;Ù¸FI#6#,R¼ZföFÎªì"Prì}³ñ.¥ßüËçb�øk„„´ dY�¾#“Sb¹#ãÜc#g #·ªFwzj#èO)¨jTð#^”Ø¡Lkê5Ž,ä%A@•3›˜#’0#©ˆ#Ù*ð£[A¤#Ð#Öíd#�ßK¦<text:line-break/>­È#VÞ#èÆ=8h»[z8vänÈ†1;ïB$#^?#'Ê#ä#,¥Gâ´yÑCß</text:p>
      <text:p text:style-name="P1">ù±uÏjÏ�=~ÖKß$ ÛoØað;#Mç]«ª#Â_å#9D³j@jÝ#Ž##”’�õ&gt;øÿ#mö!ùë–º&amp;Æ#^Pb#*Er¡ç ²ò™5<text:line-break/>2Ÿ÷Ò]šX+©û|üK###ó�–#?!p#</text:p>
      <text:p text:style-name="P1">È”i##T¤Šiº*ˆ;—#9`;#À#ýwN¦#—r¨###ùá#Ÿtu´EpC"n¯RZ•|µŸ·ŸÈ#†§S#ÀDŠû#K4˜Gð5ìn¬Tz¦#‹IƒVÿvòÉ<text:line-break/>RÅË&gt;¯</text:p>
      <text:p text:style-name="P1">=‹L9¼Í#Öœ#9OwyRØÔ¸Ÿ'Ùƒ[¹øsLftá¨'y(s#,R™¥ÝM#ÐcÛBTù\þS\!Xê|\¦Î###1W–ö<text:tab/>Î”#Åbð¯{E=<text:line-break/>4û9ë¢-R Â;ô=ÍÙ É€�#¼„#<text:line-break/>”Ø»¸fa#5#·–¤#Áè<text:line-break/>TG&gt;)#çXh³—#cœv”‹áÛbÑvP´‚#V".Á2ëúØ</text:p>
      <text:p text:style-name="P1">\~úº–gÄi</text:p>
      <text:p text:style-name="P1">Œ…›·ZÏ#(##äfZzŒ‘LÃƒ%yí#b€vôl#ÎAÉ”ßS\Å#dZ<text:line-break/>8§”Z5F:rÕ-:</text:p>
      <text:p text:style-name="P1">Þ#]#ÿ}!ÉÈÐnRí±Pä¨##©s/#ßõJ#<text:line-break/>Aßm##ƒ•ãÅ½Â+²+�##Q™#ê`ˆêy\#ÈÆ€ë3ow=#)ÿlxn'##ÉØ$œNX¿<text:line-break/>è¢#%ŸÞj‹È&lt;7&lt;Š¥#S\²kã<text:line-break/>Á#Z¼1Šœ#¬C_?w¥~(ùv`mðÑ®#Þ¤Úôx€O#³»—$X##’ZÎj#‰aï=æ�M*Žÿ#CXÏ#÷bwa#°‡ÿAï$#ÎY#36#þ™Ïb$ÊH#•·ÀDnûC#Ò¬BÛ#÷ö˜ÒnŽ'Eæ4NÑ#Ô¡*�E#&gt;ÑÃ¹o#–yKà0–7à« #y«±�?ëY²±’:#~¶þ�íZ©�<text:tab/>*##ÄÈ#Ç§#;yÐ</text:p>
      <text:p text:style-name="P1">ü&lt;…÷#iC¸òÉ!#*Š ^¢<text:line-break/>°</text:p>
      <text:p text:style-name="P1">hMyÔ#Â¨Q#\#çÐ^Ê<text:line-break/>/#%º#cÀÿ&gt;o¾^ðß¾v#°®+\3)eÊø#€#:‡†)¹ùïÙ/©�ØùÍ#|Ÿ+5òó[wy�¥m3{«½µš�ùhó#D í½õÏ‚“;=ì£Ì#&amp;¡Ä|+a-#þ?#&amp;#Ë8_ïÅÿ%rÁ#³¾XV{í#n’Lç¤kÁXb’Æ</text:p>
      <text:p text:style-name="P1">uî“&amp;¶ŒH º·û!'°Ø�&amp;GÜuëðÝÁ½#®ú#dŒFTŸÆw�×¾?íåÿqnðöÆØ#ØØœ¨&lt;øÓ\w¿#Š(øµ·‹:òŒ—#¿²Ôá¹##*.Ôpáv¤P`##�ìa##Zæ*&lt;_í-`0ìMAC#œo</text:p>
      <text:p text:style-name="P1">“ç#¨‹Ûo�Z@Û#7äÅªTè{UÌkWj-²ã·È[£#‡Â™!M#êÎ�ú–&gt;õ…#<text:line-break/>›7fÉ¡œ<text:tab/>SŒ$8#ÏÅbýjÝ7ÌÌ-nÈ¥}¶JýÙµÔHÝyaú€Ûõ#v-wIwÆã«fˆc˜œÚ#ÃàNµRîj]ÞÕXOy|q</text:p>
      <text:p text:style-name="P1">###¢eû#˜[ß¼�Ó•8OI,IP)#]#l�YÎò”§h(H#œƒfcÔÕ`·c‡#Û’á&lt;¦9$Iô#hûúÄ-¿6#¨Y4ó•�ç[lN#óT&gt;%O_ÞÐê‚K»À‡Í¡ÿ##Ž®“ÄÔÇ¶°�ggm�iz½|C¶©i#ž#,#ky2X#×¦#/s,2¦#è</text:p>
      <text:p text:style-name="P1">#E&amp;»Û‡&amp;T°Q¼<text:tab/>„ý/!ø´Ó#©€"fOòv÷ÆZÓx?n</text:p>
      <text:p text:style-name="P1">HF�|„=Û€</text:p>
      <text:p text:style-name="P1">›&gt;ˆ-¯©­¡ßçÎÍÁÝ½Ä^ÔjO²æz</text:p>
      <text:p text:style-name="P1">œ®Äpj(æô)ïÆø+Ù^ÈX�”^6#`§²õH##¨—©iÐ/tÉÿB¯í´¿Zün4Àæ�3_[ðã</text:p>
      <text:p text:style-name="P1">®žS³‘]&amp;½ƒäéHÙìÛ›¸´#æB#¥R‚2#Œ?Õ#Æ5¨ËÚ#"R!rXÂSmA�a#ÁóØn"#k#"Ô[Êºûr#ÄÆ#%n#à°ÅZ}!6P#ýêPŽ_ò0œg##y</text:p>
      <text:p text:style-name="P1">¿3ô7#Â�)“QÅ5jØw—ÝPè##ª#‹­=Ü*¸Öz3Ûl0Âù#ŒèÞÏ?fß›ûžIÅ‘¶#ðüAëAÀ#3æDœ H!/Ï"#r#3ËI»pNè‹ºÿ#2¸Ì/OÆ<text:tab/>LíoÎÁAjx<text:tab/>°s…™#</text:p>
      <text:p text:style-name="P1">¤"%EWû#8˜3ìpÏõýN¢¤´‚¹÷è6M\Ò#ª²ÁrQ€ß¨7Ù¸#tžÿ&lt;Rh#Ü#`—8;¼â™#Z‡ˆt#‘íýõ�P�#ÃRL¶#Š}#<text:line-break/>†‰##Äb¿ÿ~#ÎIÝ&gt;Ïô_1!z_{ywÂ#âb¤½#`<text:tab/>Tå,£"!ˆú#R€*mÕä <text:line-break/>##�|­6#Z<text:tab/>Pë;«vø#Q‡H®A#h,RnR,#ÿb†Ðä‡�#eÜy #3#$lôYÎñ&lt;³ HÜË7�Rÿx¡#sFŸõ’küEÓý#ó®Hº)<text:tab/>XÐÃ³Ø»–l/™\kA«#|·&gt;#=T^žôÝØHü&amp;þW#ÂA÷#{°#e;�øRs/À:@#ê“©;<text:line-break/>¤nf!#Î#ú#‰#I-&amp;:qÐWñà#�qJ”ñ¦ávkßÇ¢èœÇjâÃ5¿&gt;ã^â�JÒ#Ôã¢<text:tab/>9º^õÞú;¨{žŠ`ã“L¢¶ë�Ö¢â^°9~à</text:p>
      <text:p text:style-name="P1">º#HüZÌ$‚Á\¨PTüõ#±¡•ÿ~µÒÓl“æýå#Ÿ¤æË!/š�v\A�ã#|Å#÷.;#(##�éX4Ø;ý#</text:p>
      <text:p text:style-name="P1">X¿ó&amp;¡QMŠ�ìÚ_fÂ�q##Q´#ŠÚÏ2¤Î�Æ·•]¤ö–¢À]"êg,M˜+e’‹Œ###–û$'¤]Ý.@E#,­¿ý¨ÑÛrdÏ˜*—2vÁ#�*^²?ÆežQ�3æ“IG#Yð�1[<text:tab/>#¸c¦€0‘Zêº¬À‡3]UDŒ4–Y#Ð5s#Æëô†"ûÕÎôMÁw°#Ê#e­Mï&gt;b¢Î’Ö</text:p>
      <text:p text:style-name="P1">™#ÀáTÏÒ#æ¹3Ñ«tµ#'ZI#ÊbK ñ<text:line-break/>i|U#</text:p>
      <text:p text:style-name="P1">q#�é#ssÌú*#°�z´ùô°NE�+ý‡‹c#ÖË’Y;¯@ËÐá²#V,qNtÞ[Fñ¤éó+`ë�í:v#.÷§²Í¢ªÃ¾;#é„\#vµ`èK‰ä##Ãóï</text:p>
      <text:p text:style-name="P1">#›%¶å5j&lt;U#-Ÿëvïmš]È##š-öÆ'Ø#^�ÐW½Xl#&lt;ÉÂRôdÞ�#éÔ# ÇÙ÷=:ä'Ÿî#¬³F¢Ó#JNt/Y&amp;fŒ¿1 @ï÷g.&gt;Ç#RN]¾ÂauIT‘ƒC‹~î4ÁÆ'8.þwÇÚT&gt;0ÖqAb:ê\ô×#mS”H8®</text:p>
      <text:p text:style-name="P1">Í#¿uî6ºÔo5�l#v4#ìdÏgOpÐ|ºI&amp;ßzê�Œlu³|äëœø‡b¼#¨`¹}Îé&lt;£Foy5~©¿«##�àf#WtR„ït�âYubg##Cü„„‚</text:p>
      <text:p text:style-name="P1">#MŒLbò;²›i®Gž—#Ì‹`+‰#{Ž#øQCzŠSM·òãÓš×<text:tab/>éØŸÈY<text:tab/>šLÿ9P¸#ÞãÞk›®bÛEãg*ëSRúen#‹„ðE^êø‡·ñ�2ëp CÏÌÇ¾æ1û3Ê' E÷;"å‘óðè¸_ŒIê5=qà#.&gt;.#‹�;n#Ä¨Bf£  2<text:tab/>í¯±/ë›–cbÃ`2åe9¶{_ã'yŽ##áAŽÞ#”Q�„ê¤´ÑâBŠ#ž ø³Žg*!'-äÕuD2à‘d,%ç#aÿ~HØÐ$&gt;õ#;˜Qñ#Å0#Vòvæª­PšÙÓE_|t÷�ä°ÞjÈ2Ü<text:line-break/></text:p>
      <text:p text:style-name="P1">¬äS£##€_&lt;�F�Ñ1#Þ¼²n#6ÿl#þé ó#</text:p>
      <text:p text:style-name="P1">##Ç#"#¯#èþ&gt;‚ã)Þ=Q Ù¨Hp‡��ÿ,Ðé£=Ð¢�YnÏ#c1#¼</text:p>
      <text:p text:style-name="P1">³ã'#ªÍ&lt;q—€/«¡uW|îxÿg#Õ@•#%###´gçoþÎ#�\�g»ó \­É"‡ðUwn:||&gt;(8”½ùN”æw‹ÁÑšÎÉËÄ#3ëŸ4ê’f@Ó³1OççdWUqà(ß#ÖÅ0$ÓÓ^"�-†fPGÊ�_#ˆ#°cä^¹’?¾æ»´wXûÅ�^øvm</text:p>
      <text:p text:style-name="P1">×R^Þd&gt;b<text:line-break/>/¾h»y}þ(ˆý'Þò&lt;#Ù ð­½ÁÞ®E¾ûD¿D¦2µÚ###\##TO#ª###´â5Õ°kn&gt;û{g(Lf…Õ=ƒ"#Zkg”fòÜ=é#VªN#Ž,Ý`e9·#îâ}#oP[–À‘#\æÿsgâ#UÒ¬ÙRN'ïº®[ï8ÖA‰»ß™¡…¦¾¾qçaà‚3ˆ#´#»ñ5&lt;#ÂÜËæS…AB`HŸ.«¹‘át#0ÔaC´#³Ø</text:p>
      <text:p text:style-name="P1">è”\£ÿÿ#–AŠÛKìos?##2J€Yµæ6-êÓ|†°Òñ#JþBi·@†’„‰##ª#»^#D##»&gt;£�kwæ¿Â’5h¼û¦‚Î*#oe÷’D—Ù#¢¤‡;¾YÙelÉ·PV—ºUàpzöJ!#k~èôèìÒªÐ}ðy&lt;m*õ#Ï@¤›#=´(zTX IMÁ(Ï†O</text:p>
      <text:p text:style-name="P1">#0!#,¿ë;ˆÃ¯ip¢À-ÙJ}Öx¨Al\.T“0Û³µ1]9#Üc#ZžÉù=Gm/�@Í@,j'=ÍÓŸq###óKž##Þò#w#ÅðMd<text:line-break/>†!^Œ“WÜÆ^ßûÇû�ý=K™y#‡A•ÜÑé»�L</text:p>
      <text:p text:style-name="P1">g'haMêØ×j#íwíP#Ò`Æ#øù…ÐÂGB@R¡íƒ¥±E2&lt;¶#„#Ã³�¤è#}\C¹eF„#Bä´##Æv×�‰Þà#&lt;%ô#âUä;YÈX¶ðûþ@#£xbkÊ3#?kì«ø¤›ñÞ†ÂH‘2ü#}»#</text:p>
      <text:p text:style-name="P1">míQÍ˜ÄÊÖŽ9®‹³?|¸M#˜ù&amp;´ÓÖš|Í#ÅÐ/N7Øÿ#î,–¼ Å1#&gt;—x;ß‹¨#˜#bÞŸ‘<text:tab/>÷#EûµÐ#)#7#1yJ!p¿±&lt;ð7ö]'vtæ÷)#Œ#6RÄa*š¢(©PÅ…Úeòýœ#“!S‘¯ #îÙì˜«#N3•ú˜†ËÊ¸¿P›ïÇAõïDLz†¨TÂq¥†BTŠ9š</text:p>
      <text:p text:style-name="P1">vªOOŽ’ý¡­FÁ7bðõ#Æ#U#“·û%ŽÑ«Í</text:p>
      <text:p text:style-name="P1">[íŸ›¢$Ÿúñ5.@NûX™­·5�üÅˆÌ»;Où-ˆ"#º#�uÜ§[ªQ2ú ˜D±¯#åB´G#×ô#S åÙÐ†ÇºÉ��[`ûÐåò</text:p>
      <text:p text:style-name="P1">Á™#J#’ª¶ŒÏ#fEÿ*€#^Fëô#c{‚ì)C#Ô?#WcÚ¶C]º™ÓÊ‰°Ç±|´?#,µ.•#É%°É›`ÂOØ$gÉO#!¦?ˆ"1ìíí‹#z˜[Âƒöl;!kkØÿ#­¸ÀZÕ1Ö¬n#Qh‡%ÚˆÓ‹o°©ù·aƒ�,]$R«Õ*õ‘ê´€�J5‰^¸(Ÿøc¦#Ö¯‡ÚÜ�TKÂ‚ìœB}#Œ¼÷YÏ*e#Ò‰ž«D0�’röY@#©‡#º�wÈ#$õø��ƒÖP�BLIom„#êï#ày#’\í&gt;r&lt;(O€:í#¦ÓpDc¬¦<text:tab/>l‘„e#wÙëËª¼g/kWÈ ›##­d—åÁñŠ#�ÿ�Ñ##}=Yðy¯W„<text:line-break/>˜7~…9#×#Ñlm##Ã(Ï2ÃþþÊBÜñ°óù[qÑý1#D�yG#:M</text:p>
      <text:p text:style-name="P1">1[w6ý#gP„§rß#ñ<text:tab/>Ù2ƒu~¬‘\0•®Lå8¶°èT=ÿVô¼ìz#pð©nlÅ?#”##ÇÍL#Ù7IF„o·8+-iy#AK?Ÿ×<text:line-break/>…«Co“o-—&amp;²B¾m#°È#dòzF#ÔHh™á³h}Ã@0k¦(I÷³´ES##ë#5ÿ#5~.2›A#‹¸àÐw“¸eJ€ÚlšòpPŒ¼'#tløõ#ø#š¯qJi)Ù~ö®µíÞ</text:p>
      <text:p text:style-name="P1">ü+ï¥h#®ÊWI##ƒt####²ê</text:p>
      <text:p text:style-name="P1">1c£ÎŸ¬Œ*#ÈIÙÑp|Š{5úÜ«\l°À˜~±0Í##ÇÜÝ*´É[Mé#óŽÉ#çk6ð•»#ü_-ïA#ùå™#hâ¿šuÚçf<text:line-break/>‚ë6¹}ä¤‘þ(º£<text:tab/>å#FuôÀ&gt;#±û«!‰îzö²“Iå�mÄ%+ÕŠœp�°-®ÞVÉ½¿mA)Âk#=;H¤kÐW#Þz+#Uú#M@yz_ÕÖ#D³Ôú÷#c»#p¿&gt;#ÈØ†žp:.#íœ#ÚMÄ‹# `ùWZ”##¸ÄÿyÊ-¨C#7*'@¾]ïXd#cM�Sò¤æ]ç9Ôº#ö#l#¦#þæWn˜~Ñé,µ#$¿“¯{ ëÅXê•Qt·4CÆ#��0èpÊž¶¸Sßz–«ª‰­^&amp;.ˆÄ#÷µ‹i¿0k·[ëyZÙÖeÔ#P‘°#›çœÛsÙ&gt;#QÖÓ›#u%và‚j‰¶}aú•uþ2Êi#ÃÖVl#Ê&lt;ºHÅ�cæâzÐ€l�œ#�¿w(Þ;¼</text:p>
      <text:p text:style-name="P1">#Ñ‡#wÕ¤¹øãY#ÌÏ#{ì„öàæÓ‡#û·½{vÖj»ÌWü7]¨ß`èû¿Ò9ÀÃ</text:p>
      <text:p text:style-name="P1">#³(N#xöD«ìw¾{)rÝvkFClh€·€#{$|ûÂë—}fÁ7Æ#¨&amp; G76×øl�1¤#Dý7wA’¸±#O#¥ÜµÊC1vÉ&amp;Å„#ÓR~3ËXTÅøaÒjb™�½Þ##þ¯ø1’v1#ŒT#Ë=�½£/ox(U‹6#ñ'#</text:p>
      <text:p text:style-name="P1">4ðþrÕíd#f[Ç­²‚)[Îx,b #^y¡Mda¿ò�&gt;Äx£›™³ u–##eD¦òúÖóhZÆ+ÌÑœß=øÌqC»;ƒ½”E‚™Ñë<text:line-break/>–©#ºÑjx#dÑ##è#É�–ÂMîÜÏåû</text:p>
      <text:p text:style-name="P1">¡‹»î</text:p>
      <text:p text:style-name="P1">þ###Ë‘3##;£5u#¢À#Y£<text:line-break/>8Vw¤&gt;u#ÿHð¯ #B´þ¼œ##—s$Kµƒs½çt#5-#|'·5ÿ#t;@ÂÁPX##_‘Ë=Ô¥øO¡üV#&amp;#7#†@�¨¦ZÐY²ÏwaÈ‡‚¬#0òl~màüð#!8!2“)•½#Á•H*w*á#½±=ö_xw&gt;®Ó#RþD#%DR;Ö´¹_õpB#½W®¾:�_Ë#uƒäyi�Á#¤±B ¶E`DÃÈ#_gÛÿwå&gt;…0U¥SöYnt7)å.Q²¤Õ»JÑ„vÊWdùáÐl46¬A�</text:p>
      <text:p text:style-name="P1">Û¿þÌ#Z·W�%{q2Â´#–/zâ#ò‚$ß#Êk#¯YpÊ«Ÿ”%à#0õµ©z–ß8A#Om&gt;fÍ1Ä#yÇg«Iæä1ÀýÝ-’ Æˆ`Ýcpa\rR×#Õ##öŒ`òþ«Ðñ®Ž&lt;²õ´?€ê«)<text:line-break/>ÜzGšÇ�îÌ&gt;Ð¿}e«Ç1„;JT¡íhlm£5 …Í#&amp;p&lt;Ê/CÃ˜#ÙW"X#y#â=»¸èŒp3S¹•�äÙs™|ç:¨Î²ž<text:line-break/>E»›«1„î–bõIŸ‘–*RØVEçm$0ÛW</text:p>
      <text:p text:style-name="P1">#|Ë«#•#€Ð#�#q</text:p>
      <text:p text:style-name="P1"># ßƒðšÏFÛ^?Sc9´™þ(Õé#Ç</text:p>
      <text:p text:style-name="P1">õ™^{©#fBÊQ~`-'+#â%§—î&gt;u~äÎŸäBÅJ¿ìe©�ô›à~=H@c#GŠáîäun#sÏ—D#Èm‘¥èÌa<text:tab/>å·HŸe²</text:p>
      <text:p text:style-name="P1">@#13î?ó##XZ-xr#´™u/ª¼:²JáÙˆ$w#�ÿFÍÿ#È#×Î [óÜ¹X#Hy##IH¿´�Y‘“#ìò#ö9åaVì·S&lt;Æ½#Ð×#$¿€#™#£<text:tab/><text:line-break/>±#z÷bO±#ÖÏôlÿ#}…zL‰rrIò…f�º²iâ ÖÖë­Z�SØÀ¥Rå#?o+¸äûÙ}`##Va?#øXã##3ÚŽë`K: ˆžÌôß›ßöùH:ÒÜuð4R</text:p>
      <text:p text:style-name="P1">s#P6ß»Â‡Ê6�ÿZ[Ql8&lt;-—#ù</text:p>
      <text:p text:style-name="P1">e¹ïƒÀÃôýŽNï„×TÄq8Bó=#«Þïî.7#Þ#ƒÂ©)úÒÔµ[¬üpçúEkÐÜ‹|#Oóí´##D^Óý#N#½&lt;/,XÒ#$Ù¢UÄ÷óâñ@Ñ�{ª#”##NÈ¥‰!ÔÕ+Ð#l#­Ê##@î¿±#qˆ#8ì#õ×_soô‘±ç#ð÷@âgq-T‹ê‹ </text:p>
      <text:p text:style-name="P1">¡ƒ<text:tab/>Ôï¶¾CRïNƒŒðÜ:ÞÃO„ÇìY£·í0Ù5Ô­è#ƒ3—NÖ~Wt»¦°MÝX´Ÿó#¹ÒþS<text:tab/>e##à#+à×ë_</text:p>
      <text:p text:style-name="P1">_¥•‹Ó¢büd×º#gü#™'‘j#Ù´òW#w”@¸#ç†#R¼7ž<text:line-break/>t¿›"VGÚ“ÿj{™ŠWpMÜ�d@ãqÞ¹z�9ŽŠŠYE</text:p>
      <text:p text:style-name="P1">Žk¯i9aJ ¤\HâG“"ÿ:Î#IÀ7k##@#úO#¤¸¿¸O±##Ýº‰g+cê´ó#ÙUï*#Mà°7¯Q[&lt;6§#óå$™§¥Û#zlòy¨¸'ï;´î,å�y¤à#¹#†#B#z#‹vÀðmÑ…¢¯¬š†q#èR##ÃE´¨4 ëÒ�am]í6ßckD¢=/ž‡T0½Ý#^#ŸyâO·L¤#ÔÌµ##¾ªµW;ñ#hUùÕÿZxnõ)AlÿAÁf#ûþÁc­�¸�ìû–ïñP¹##§ƒ�ƒkÄ\k&lt;ù!§¨œ#RÛð½ål•#Ï#,1Én{#i¬2]Ú#7#~�1R</text:p>
      <text:p text:style-name="P1">Qu–—é]y#¦¦ Âq_Yjc8aì²�³§oOe¡~ ñ</text:p>
      <text:p text:style-name="P1">¨âmÞÛ##ý##$ó:º�WUœA~Rì\#=É/Ø##%##T#((³%#O#båº#S0V×á�ÿ3#6{] #là‹ÞÅ#ßZj~¬hEÕ#.µ#¢Ó('‘üy®Âš&amp;´“âÏ8<text:line-break/>u�#sv«NSï»#Ý7w“1ÐÀ#§�#ÍtÔø’ GHñq�í­×µ@Þ$#†÷í#7ûûæv±ÿs"eÆfjbpÆàÙo˜¶ú©ÄGÞ4�i©¥hv_j]ÐYç&amp;)ïT€Ä~#Š,#AïQ¸†a_på¦ÐÛnÓ#0ÝÑ¸£!µÎ#—+#_’Ý×#·ÿ^€ûY<text:line-break/>×µÚ·Z+£Æ|#Ú·Ô�;K¦­jÖWG]�µ»°{t¶í<text:line-break/>½Êº»àµ½«ë�#gyÊ¿ƒj#êÀÜ#øú8Ð7hB%®#œ„yc 8,&gt;k´Q/##D¦#ÉÐ›ºßá#Ï#;§i¦8VÌ§%è#_Z#ì‚ˆ&gt;û,Ÿ#A;Ü°4«G#˜FJzXwC¨OÊ#»º€ár«E¢œ4«¨ì –AÜOÍ˜äŠ7Á›3#ÉÖ,Ä/f—I#Ix2v[u˜EÆ#Äì#G=6-#ùkÀ‡Ó5ba™Z¦##@v7±w¦°ý­§ÄHÞp‡#</text:p>
      <text:p text:style-name="P1">#|I2Yü##£³?~ÚB_÷|#V±9FÑ»?€¢;kÎˆ(i?Fk¹#hÅ#àhäx×ìnHîLK#(."y¿ýùN×-+’R*~+è)ôÌðSº£ÇbHªÊÈ“[#R„#-</text:p>
      <text:p text:style-name="P1">ßjÀ0®»ÃHÛB#È#|##´ŽÒ2t¦#©ÄÎ}{L¼–ÕÜXÉÅÍw<text:tab/>##ŽXäïÅ#?ŸhnÒ}Yy±ë6-ÜšP:A¹ji¶7Ê{#Ø}Êí7[ø4FT”g#'ÝAY#lÈÅj,íI<text:line-break/>ØŒP###‹šè=&lt;‚</text:p>
      <text:p text:style-name="P1">¤#…à/ `8Ÿjt@ê#zS®¶-#çîýªÄÙÊž##ƒ¹H”v##ïæEn#Ïz¼Á2Q�Ä³;{Aw’ÜUáVŒÙ¡#�^ç„dÈåó#¾åLcW#¿(:6úÀÚñ_emK—ÖC¹UH#ÖÕá#e</text:p>
      <text:p text:style-name="P1">­Ÿ?A(¶õ#û|8òŸ&gt;áÛÂ�BX¡ŠW#;­´“t ÖN2¯^,üß hÝ‚Ý ™ÙðÉ{m#hW÷�#¨#5&lt;##uAºÂåÛ­PÇ�#UÖcO</text:p>
      <text:p text:style-name="P1">‰Ë¢õX¾Î##ãó7¡o#—7j“ËZ‹“³#×{ÌvörV3à?Žã†u™w#Ö·l°¿öYR [ÆX´(æ?.–u_-è&lt;Jø×©Z2@=#ž�ÛÛõuy¶¼¥Qq®#4À.</text:p>
      <text:p text:style-name="P1">Æ/Yü?Nõ#?äâArõh˜"ýØ#Ð#–¤ë”üYXÛl’ê-&gt;&amp;Š^sé###ÂFë####aÞ#Çž�Š##øÄ½<text:tab/>#H%ƒA !XG#Ç±´#û#Ð=éÞMró;Ö#¥©®™Ò*¢#a{GýÎœ#ÇB#.`w#)s‹œe¦õú#*8ú|ÝìùÝÙÁC#Ç•7</text:p>
      <text:p text:style-name="P1">…I<text:tab/>ó»!zoî##a¶ÊÞ~:##«t‹“÷šóP^!s(×3P#¯ôDÐÔ?ÒÏ4ˆÉ«~—/êd#‘æ7×kü»##êA&amp;¶Åî#²ö#Ày0¿n€&lt;n#@ÖÀÿfÜ!Ý¨‚9HÛé¼ÛJ—ÎÏºžc"eq)î�#oÑ�<text:line-break/>Ab¶##ð™Ò°uÈ#WmU9ÕØºsv¨Â(YÔ y f¸Ò#¥èdz‚òF#Ú0¢¬¨Ô#ñ€“,¤#U¡Y#ƒÞð@õŠÆµÿ##N+5#8V˜¦k `ÆÃ” #²¼ÇÆ†˜…#C¨Iš«�ˆfM·+k|¨¾ÐPôž#’Jz­ó�+fÞ##å÷÷žV YØKï#s/^Ø%#òm#�ŽˆlmÌ³#£&lt;;±…ÆÄ—®ÆÞbßøüRê»À#Œ.wP¿#£ÆŠ,eÛ9˜­s•#2«»#ÓÖÆ\©œ¹'ÏÓ'/ÎNí#’}'#H0’2À[4XÞ`ÿ]ƒ6N#ÓtÜŽ¢ÂžÙ-qw½j</text:p>
      <text:p text:style-name="P1">Ë}Ab!o�L#˜1íFî-ÁïÎ»å&amp;u####j%Q€ÍÄ9##…#Ç_1Ã<text:line-break/>%­Ð#o†â#g#œ¿õ#Ìž.*‹¬Ü­.õ#ßož&lt;ªûämtx�ìÏcýþ#è&amp;#‡j#5#Î�=R[ÞErvÓ&gt;vH›J¿?ûÝÎ!îá² Ð]p¿Ia»²\LW}ºâ0xû‡Æµõõ’qšäÜ</text:p>
      <text:p text:style-name="P1">iÆZ#Ó4™™#‡ƒ&lt;]EÈ#+ò°Ý}#éðÃB^É‰„ˆ�µ¬œr#eUøX\ºu‘¼‰Ã^lU‰YÅæŠš¼ŽGõ¬Ž¿¸#¡�oýŠÑ[,˜</text:p>
      <text:p text:style-name="P1">•i*ø¶Xª7em9#çÓ!�#Ú·¸}!œç¨Ä#žh%j¿#</text:p>
      <text:p text:style-name="P1">#�Öc”#"+M#’#ïÄôR¡1žŸÕ‚ºjŒ!Æ�l/Ã#h|�pŠÍA®ãY_#¹»�*#Ç�#‡R‘{Å0SÏ5ÜiQ×´#W\ ñ\Ü#3Ôù�c#:–Ïoô##Ë8»ý5ìÊ—³#À!ã˜#‚•IÆ#ƒã�#ŽO~;É2PE„‡q6ÌÙ¾»ÔÔØT?æžžá¼&lt;�}m.uuNZ^)÷#þŸõûp–Ü÷öUTxBR#ÄO·aW–—#€F#·ÊtäïpP»#ñ•p“JùÉM4!##0Ò�JÑl¨€ZàÆuÆxÉ½Y)Œý7þ°�ø#�ûÿ-ˆ&lt;º¦Z:Ý\#¬XA#WÞ’úÆ</text:p>
      <text:p text:style-name="P1">œÊÌâÄ#NªƒÂ-“Ùö`‹ŠÀ¤�Ó‚#K6Òhª›i&gt;�¯WØ„&gt;o/##J·…Cþh¤—RóÖ´à2¢~ßº?gQT4#gMBC#EŽ0#uu¿#�â#l#/qnðô!#u(3–#¼³#™GD|¯y°­9"°9ƒÄ"]6”­EQz³í^E:#J‹-ÿ&amp;ÒVþu–#ðÍò3##=±ƒtÑ}åF‹9#SCsp9WÌH¼ïÇÙ�Ì¥Qö¿ÿ</text:p>
      <text:p text:style-name="P1">ŠD9À#¤�“EÙŒãù#ô�mD#•O‚ðûVve3‡Ñ‹E£)6àg\ÜºDG‡€%LÎu¦f¡Ùëã#¶''¿Ô»#YßÙXÖ=v)Öœ#Mšz`ßÆ|#W``ÄŠ“£À·I!E‡€O}›æ#á 2O­%vpoõTk#þÃ~2§ûN2Á6ntL†éTr#",JlrWÑŒ£ð#håû¾À–¤åC‚##òx2b¹êz@v›ü^Ö3Ò)àUÉL¸o”`‚Ç#Ñ#¬0-Ê[¢Åž;°_#p#òq˜D”Øy#«##4u¢žôÎ4b»øÐ{¤D÷#æd•ß·þåâo¿ßå5™×æ^apVYCoÙÙÜfýÿF#€%Ym;<text:tab/>Z{ŽÏ±QÕ"ÜGšS*Ä´Ðw.š#¤·å„:‹Q#¾±5£º%ŸÊòíÒ&gt;uÓÈO6#Ýv˜Ò-éyÙÃœÝ#¡’I³È¦Nî[ãÛøgD[¿(�ÖóûË¶uks¸ÚQvÓ§~#$©R]D|bêÉ¯¿#åxûìÏO3¤F?¨²‘�]»'Xî¸9#¯¦;f±D(çºé#„çœ#ˆr¢ÍCnêFEÝS&gt;&gt;±îÑÞ¸$¢xh¼Ë�y®©ÃÔ €¤0³"##Â�å9w###Ö2aÌ›�¢êÅ#Q%(Z³ÓÈ�ßÆ¹=/8ºnJ/#eÂ8^Å£n±Tò{#Ð™±s#&lt;‘#9oí�|$SØòÞZ�¥¼¿•v+í}gŠ~°SëâºY›Äî¬#ú¯Ã”MØ2Góå##((ýÍ¨#R�<text:line-break/>ÜäÐR#”P#*7B½×ù�‹‹‹æå„él�##.Ô#Û#]+#j]Ô/ûâ×¥Pÿ9”‡Ï…’æ&lt;#�Œc–ûO#^¤qMÝ#à3ˆÐ</text:p>
      <text:p text:style-name="P1">Ÿ<text:line-break/>´^ƒÐi³„##Ÿö#$-˜ÁÊé�#EB}‚n—éËÿmO##4°9=W#çu#‡&amp;�4#RŠÈÌ#‰#€–�‹¦e#&amp;‘{òì[ G¹š„hÖ•Tû'á;&gt;A#{Zûè¦#�ào{Ž�G�G&lt;#A_¾Ü#Æ6¯ÌÇÓ#I–+</text:p>
      <text:p text:style-name="P1">#jè¢ N<text:tab/>°ZDqá#íâÎS»uçvóGÊ#±9©w@"Ñx¥#VùP&lt;÷Vw_iü6œØ“àèNõ¦sYò©�ê~;yÞÈÛÛ°nÜœ¿$3#h€Ü÷¬ûK‰#­LyØ‘°øu¡“WÞÕþ#T�…&amp;’A¿#æ8i'¼Ù#</text:p>
      <text:p text:style-name="P1">�^#è–Ø´¯yB�È/;Ðeb6[§²ú!ï¨#é‘#Â"ê4Ðze#"ÖŸôÉW#9û&amp;Å„H;£S±ß#Æðš¸@öñA=òÌˆ”óÆVY—</text:p>
      <text:p text:style-name="P1">ðsôO#6‚ŸL'u�s×õ~-Ò~#5#eíuu°##`ßW1¶C©"þ¹#ÍÚd¼¥“÷þ©ïa˜à#ì]äL³#¨=$°HÜÆ,###l0¶Ü[±Z—yÆ¾�@I—3‹¼×…/ŸzÁAeE-<text:line-break/>�–ú#a#ü#ßV%wMÁÞ¿1¼#H:ôqX­oÓ+O'pM8(##*sgÙ#F5çc¥-HŽ]#þ€0µ¨L8‚þyûzô#ê8~-\à#$ôKlgš¢-#÷O5Ð~ÜbœyØÜ.¬ˆáUÔ!›#w$#Ã#Çˆ£Ÿ'aÒM#-[+ÚL·#Ð{niBÝ�Æ,þåžSdÜ)~2µ9nrñgòýw<text:line-break/>#‘À&lt;ß ¨,†áÌý­jÔQŽÊè#&amp;#A+jŒ #Uô!#&amp;ž#d€wWÙÂ³¼#½­‰üÉ^$+YàÝ5#¶O§Ù)×#‰i|ã#Àc0¬k&lt;›:}í`î+àê^Hò;T®#à7’#úq0{'Œ�‹c÷Ú÷Ë#S#q«úÒ#²#µ÷elšPi¤“1óÐv/Îg6—v'©qû&amp;‘.Ô;\L£ÐLK—¦#y“#2}PuB#</text:p>
      <text:p text:style-name="P1">Æ#ÍuFµs";B'ª'm¦Ý</text:p>
      <text:p text:style-name="P1">#E°Œ#I·{Ý}GíÛ�¶ÊŽ#gz#9"#@5Ó</text:p>
      <text:p text:style-name="P1">]“¥}Rg6­#{º#ììúùñDe*7bõO##=&gt;#¢]#„##ß‡#L9äÂÂw“’##"$U@—Oî#=ÿ#—ý#<text:tab/>#r®x4'jÂM¡¾S!j5¤Œ¶d<text:tab/>Õ�í�yAëˆ¼¼²u!Œ9õ—´0@çA½sM5Ü#r–ÏY›&amp;oªÃ£ÂíÀ)Ô+Ì;¢y!ÿ4Ñ4¦Òu,yR&gt;T##µ#PêãË„…f‘°E@òHÅÄà#Ù–”‘ÇRŠ‚8vò-##+SZ8Vß#(é²Î&amp;‹G¸^¡o(£Ü;1xê,e€jbrýíU°†</text:p>
      <text:p text:style-name="P1">/LæÈÌýÏ“³#¿ñ*ò„Ý#ËùÙ#g2yæ�\b‡rÔf0GÕ5ÿ3#"-¢%Àh#Ž(j`� ¶Œã¿#r¿8(ÌFqÈØH(ž#ìÄ²M#¡‰(r­Ž™»ù„77þ–%#v!³],ø</text:p>
      <text:p text:style-name="P1">#8d#•«¥'#L&amp;#÷#’�Æ:«Šã�LYÆ{#¬‘Í#:}ö`%É¶ŸoF 8ÔØÕk#m,é·ÅÛ2õ…yÁ##ŽÇµeÍm©]0·û:jßýÙq4#Já#HÕyª#</text:p>
      <text:p text:style-name="P1">§ªŸð –:­œý´`#v 7<text:tab/>¹¹^°6íóòÅG¿tù¦x¶#Z4iiWÃð¼ür.p²§¹zÈ’×-Àšï×IP#ã·[ë#v$î·}#¸O<text:tab/>#»Æ±�Nc#Ò,#Í#xöl^##Ç’Oögç…,“#Yà#ÊHÆ´ðüãÙ„ˆ?¥iðæKRˆª¡×‰˜$hPuŸ67r#!��þ§¹×)‡é0PÝ…#ïÀ¥�Ï*�&gt;™Ì€ý;#l#ô@QqÞc¨Õ¿�%˜#ÃˆjýÖx(ë##%ÀpæŸ˜×P%#L2&amp;“™b)#e'WŒ¸›„'¤k#–=ª‘#±#1#Ä–DÎ7=K<text:tab/>6á # #–Ü1šiŒÙFPò</text:p>
      <text:p text:style-name="P1">2HdKÿug�°™3</text:p>
      <text:p text:style-name="Preformatted_20_Text">Xr#ub#É1ØõåÇ„]-#&amp;¤\#-#‘ªŒ|;uã!JåyÍ#5†Sæ³íç–)ÿM"åï#Î�æï–&lt;Ù_#¥ÝkšN°ó¨y¢|¹¨O,ži…£ò§÷_³#ÑÜÒfùWÚ#Ç(çBîÍÞƒæ§âgn',E³7,w)š#Ú*ÚZåqòWtTrœ#ÖzÿTÝdÚG\N»ã}u�-1å#.ãË~VcÄ±å##7œïÍ#Õf¦j?,ù§#ßÚ¢¡Ä×#:®Õn¥õ)Ý¿º™ÞÌTÝa©&amp;tóP5¥¨/5þ·rÌÏy¦V{Kç#$Z“jYÊTœè#­�_²GÚ*Ô?©s-²Û½tŽ¸î˜wa;]»gûqûL¸;T9«3ŽõË¾ˆ;ÚÏÃô-Ÿ‡é¿ðû#æ²sañð#{¤=Ó¸Ó=è#u¬­Kt.=´=Ó#º=n&lt;.Ôw¬¼ßb“» sO—[q#ë]®ÛÎéÏ·™Ûzí¹öú{JáËwm&gt;SÜÓ\Ñü·òÃ�r�#¾ãÖ#ãM#mK…L,n•tº¶×è</text:p>
      <text:p text:style-name="P1">Ô#@&gt;##‡#š™#›�¶ãä§–Î[!¿¤CÇ3Ñó##/i@A[¬£¼V‡3h$£G##;™¤ÎRÒ= ëÓêÕkw›#[œ}çmñª�¦.zBlEdgÙ½{#Ks‹#Kó#'m¼|6£|J�wÞÃ„Xiæò€¨còæ#öÊöZ#?#e</text:p>
      <text:p text:style-name="P1">d‘"#`Êê¾Ê)"&gt;X�›#¥•ƒSs3ÎÿZ*®í‰Ú#Û�|Z,}pºù²kN²¹ô¶56b[›ï„¬{*##õ“^ŒÀé Ù2D›Ù#–µgRê1²é™Ì¬##�äa#�#ZB}€#:Â1•UÓ#9</text:p>
      <text:p text:style-name="P1">ÒòKã#Ílÿ#,¤Ožä#�#uæNÝ–â#©}eÐRÍìÃÇþ0#ÃÙªa<text:tab/>¥‚#!ù�‚ÜGÚ’6%ÝcêBK*­ñ:ÓP#œ</text:p>
      <text:p text:style-name="P1">**=H9å#HÔ;±#éØ«Õòh�CØÃ´smS<text:tab/>é$Ê#T#u…ïÚ†¶û°í#Ÿ#M«ÌPæžòÒfÛ~3öÛ�#b@#Û+&lt;óÏQ¿uKè@‰uP*<text:tab/>*‰Â‹´A§é­‹šôPB#”#&amp;T‰ŒVýšüÕÕÀ###Í&gt; mçºÇ##mäá!¦Þ5.@#šã-•#ÿ##O"‘Ö¢ÇEÆr#qxu.p}'®dïÓ¶Ú</text:p>
      <text:p text:style-name="P1">##XY#'##PÐ##UÁkb˜_—”´¸�ÇCõ‚#vçê]ÆyÊ#rçÑ—Oÿ#½Þö‚²½ƒ(ÀÐåE<text:line-break/>ÈD#Ux'#l!™Af#¯=©<text:tab/>”™á}ìÈ#‘šèEýº¦O‚dTˆ°J¡~Ia¤J�Ÿ”n##yÝ#Å§##i#ÿ#F#Ý#ª¸:7#{ŽÝh¼Ì#RP…ê‚ÍÉÂ»Ð[§ul#v¬Û#ø+{#W°#|##gb•–�Í‡ëÎsd¯##iæk"®�ŠHÉ¢ #Ïœ@“G~††ŸÞ)ÄðŠ§\w#~ÅŒ³g^¡E8DÆ&lt;a¥F€›*ÒžÃ¡</text:p>
      <text:p text:style-name="P1">#ºgÒé"ŽÛþé’##=µ¿ÐÂ&amp;#Úã@ÅÄåÖ#Æf¿\#v �A»Ü²3ã#Æ¥O#ˆËïÝé#¢ìÛÞ£GN#q&amp;ë¦Ø#]jò{ÈÃJ½`¾Ãg#å‚b#—)É?*#gx#ß=Ûìð6°›ý´1_s˜r@#<text:tab/>b#ã�EãPø%0#~R¦##·•#ø­‘{»^Î°“Mk#aÀ_k##NuÊã’iÂq^Rš¥ò&amp;Yuìoìâ•-‡›²‘ÏŠ&lt;*«_R<text:tab/>œ•j)QÐÆÃ•"�Q#î¿è#9<text:tab/>8†×yÕWX»#¿Ñ#<text:line-break/>p®À ùÞ¨ÖÆH„Éž#ÿ#È¾</text:p>
      <text:p text:style-name="P1">Ñnæ³à#ï¶ ÃÏ1f-Æ3A£#–„P÷bšj8þzŠ\#‰a#Û•%Ñý?�Çag[—¸&gt;7Š¹óDGÌ#ƒ;ŒŸ;Ö®/ÅŠäÕ²ˆ=Èüp¨¤~Ûi0N�¶#_#j\K°—==ˆ|ë1N¤\Â#�Û7'–�ëý&lt;Ž)êù</text:p>
      <text:p text:style-name="P1">#©Ñµö<text:line-break/>Ôß#��Â]ÿ2#¾Å##R.cŽß­·K”¥8#KI#£Á,HªV~#0c.ÊØ·À%‡�Øi‹ú÷Â0|ŽT‹R9Ô‹#1à_#ù“w¬Úr»ƒûlyù5”‚ó_”L#&amp;ª�ˆ”Þhâý¸{â@\#JÙ #ÊŒ¼0ïp/'`ªa;…Ší&lt;"&lt;éä#üÐÇ@§]ü4</text:p>
      <text:p text:style-name="P1">LÈ�iØV½BÅ²#i[#ˆì¢9ž~B‚}¢òW¿6µ##Àa/Ã#«/AM:é#ÿ)#œÜñb: oÎ ¡q&lt;è-…CŸ?²ÔÀ2ÄÐ#xí!¨#ìvŠ—HkÌ{#šÝD#’Db�¯ØE…²Ìå#£Ìey4½T5ã¦H×z1è_‡ë?,#Á„Õ½³#›#é!Ö$ëÐPâu#£#”n¢¸¦Í{Ãå#Pß.Éo¹#ã#þ‹=“„‚ì‚€#y/(¿Y’‰¥q#K%¥ðêT~MÝfwÐ(q'L;#<text:line-break/>ÃÓ#&amp;E¹«ÇµÖ¥‘£AÇÖ“#ôÚ5]f«[´†q™@nmÊŒŠg”¶€Èzp£†#„}yÀx#°úÄ­ë;</text:p>
      <text:p text:style-name="P1">¼#sL�E¦v×?¸#ã8é#239xÝgØ#G##h#ƒlKfi0¡ôôÕ#Ël;7¬T¾KVŒ#Ï@ñ#ëí?#Yô#@#ò#“jf§Ñ#I‘üœkAÝ¯#žûë¿;E#?Ö`ìH¹è–ßìðBwy0…¢##mÍ#M</text:p>
      <text:p text:style-name="P1">}ê¨¢V÷u˜éõ'fâ9Þ#59#[„7l"&amp;�@gEÊÐ˜Ò·B6#’×ý…7ˆ#Ä#tv#k#(,#�7y#'£€à#S}A·GŒÍÉ¬àvÆØŠ5¨¬Ü#Á<text:line-break/>zgÎ½¿�pÀÀÂ</text:p>
      <text:p text:style-name="P1">Kâ</text:p>
      <text:p text:style-name="P1">œü”+¥#@</text:p>
      <text:p text:style-name="P1">j?¹­žM0#J–Þ</text:p>
      <text:p text:style-name="P1">$Þ•Ú–÷û\·ëbý¥û§�óÖ</text:p>
      <text:p text:style-name="P1">S¤]÷{#)Wœà¨èxC</text:p>
      <text:p text:style-name="P1">CI*ÅUÓŠF8y#5¥#^»X#ù³Ë÷|›Ø‰#|#?x#Ë.#3Û²#¹&gt;·¿#G#¢iÇJ™°#b!¼î##[Yö!í‚:/®‰#ZæÛ³D&amp;þ„*DÅw#*r#½@‚);ÿã¨ŸŽ1,2G&gt;Î(¡«úÌE¾ò�##(Ù#+%#wy##BøAhxÅ@]uÒŒšÔ“C”�ªÃá#}ZR.#ï@,ÿ0Æ¡F£FÑi®Ü‡Ý…Ã#J­3Þü�Çm##Öìùïe²�Zb,“B°îaZk·�$¾˜28ÑRzR#‚#k~`�ØU™#œ)#b,#‡úÆ¿¸"ò#Lb”ËÞ7F  #”¥¦](ák_êSCõ#7U;17bcÁ�<text:line-break/>¦Ýx#­##Aœ#ÈÅÚÉE‹N~X,'/#ÆØŠ|2·C¡ðB¨EYì#—Ý#µUÊŠø#¼ƒ¦#qx#ÁÃK¶RÑÁ‚cÎ•D1™…LX�çßã##î#Ú¾¢ô\þ˜ÿ#EOhs,</text:p>
      <text:p text:style-name="P1">Å-Ú|§2VŸ|c&lt;#(âá#2üà¿Ù\ØYÇ#óà(Ù‘¥8#zH9³“é»ÎËRWƒÄ\å6¹#—"uß$Ÿõúÿ}XÎ<text:tab/>ßq•ä¢¹Ø•%?jO94;G##Î›ºF<text:tab/>_4ÁÇ`ãL##í•ü‹vFÞ®ÌYõ=Zu#B’Ÿ·§## ¤Œ0ëºéãKñö¶ÂRûWóÇè<text:line-break/>#uJ«¹oðþU0V�å*#ð]¤òV3XÙ7gë-tÑ;�jÔ#2:<text:tab/>5¸2™ý¯qú³4CTQ½X#¬(‹m(ˆE=Bñb:U€B«#<text:tab/>�#ÒTök�~çÌ ®%¢ýoö:ã²Œ_J<text:tab/>§v#æ�#lLµS{=;1¦í+›ÜwI�Å@ µ^äÌP#~"Ÿ(¶§¯#þ#ªð-2åR#v¡X@eKHÜ¿‘�WÀ(·’9)Üy†Öœ÷¬G˜U²RCú#F#@è]'6#ô®²[###ÏxMïFª~Že&gt;Ë7]�*òÛ##°=vìÚÅ"~àöÂIÓ¡7Zªõ×6Ã9fÜ#õ+Ê&gt;Æ¿úO#’�@”[yÑÊL†J.¯¥†­<text:line-break/>½™“€áDÑüÐ¯¾</text:p>
      <text:p text:style-name="P1">Mj 6N8#ûÛ÷#½Û—Ô$##�×Ü.5‘à]BD#Õ7×¸‹å—øM2Zð#—£òxæUBâK#S-Îu¾a?²D½AûÞí#å{zb�:’#%2D"8Ü#:XA¹€ë#™/’ËN©²ï#Œ,ƒ#%Â#ñÐ7:##¥w›¤ÎÊ¥#îR9‹¾ý|Û‘ƒP7‘#×�*#¸#z¼‰ÐÐ#D�[�ò²€l�J`#Û¯œßÜ0SåoÃþ&amp;#"##.</text:p>
      <text:p text:style-name="P1">2¨oñ# ©ê0</text:p>
      <text:p text:style-name="P1">®£qcÍ#h!ÚôÐ»"|2-#¤­œÞ¯èJ¼y</text:p>
      <text:p text:style-name="P1">~ÉŸ#�­³Õ[/‚�ÊûIRåÊ02}¢H#øuÁtS�#Ê#%ZbéJè¬Z8F£V®&gt;9¸Ê‚J�Å”RNÁ#ÕWTî(ý&lt;.#ÞëÉ¿_E+#à…#½Óõ,#âC"v¯Çt‡ž#ôœ©ûok-U×¨ßˆ&amp;#ÍÖÈ%o2Yž##7í#ÿ#¹Cž#ÔK˜a[&gt;÷&amp;)9‡#_„Ëï¸#•#ciÍ›îþÅ#Sä¹ÎtÃ[YïUTLq9H#š@ð�¹‹#¶q=Eœùaº°vP #=æG&lt;‚ÚF€6\ýnœŠÝ##r¹Ly”Ì#BÈþ3}ôG#vîÞ#w‹ü’¹Hô##¹PÓLéƒ#™##ð„œ¥*#ªŠÌ»ŸKÎJÒŠ$üš("É€€…ü0^-ãê##k²–¯•™</text:p>
      <text:p text:style-name="P1">À 0òiÙqe¶6…#ªm^‹Îw"ê‚mV#”Îý#o<text:tab/>VRœ#1˜#M�|Ne#Px­##ÑH#Ø@C1îÝó@Ó·%óJ#¿f‚9#^qZ—26à5=­v¾�µ/£:×+¼â�Òá×äÉ#ã¤â&lt;J#^ôî#é«”Ã©#Ìç</text:p>
      <text:p text:style-name="P1">t­ü€VŸ®ˆ¥#TcØ}\¶KæôÜ#˜3Jo#ú´#ÂlvÌÜ#JDì½Ó””n‹¤#(kq‡D¢#‡¼‹#&lt;nîÖ{3ê(Â–Ø`KüüÛg#Z©_ïé¢$’ð&amp;„K;</text:p>
      <text:p text:style-name="P1">éˆþû•[ºqH##wŽŒ�€Ý:’¡—#UÜF)D V#°#ïÈ6Åi¢wäc™#†•[®<text:line-break/>ÛžA—¶Ùâ‡#zd*žxº‚&amp;¶#bC#–©H¤,#Í2ƒ(©‡Bô¼D±#TüW#s„p¸#üGž�àp# ÒEN3@##NKr‹­`y!«#ÔÕ†•4c#=«å™\áç1DÌ#ù7½bƒÖ¼É\œÈîÜâ*ïÖ‡Iª;´€ê­Ÿð„ÚO#×Õ4e6#Ü</text:p>
      <text:p text:style-name="P1">ä(ë0<text:tab/>Ìëõ#êÕº³èVOÿ#yËifG˜i¥þëï¡�×#]l—.eðiBåg’"ez÷ÌB,)íóƒ*M�½5}'Üf$ØÞ¨/É¨“ô#€Ö€»0¯¤d©#nHÂ²…Ìs#«Í¼õ<text:tab/>YÒ’3÷|ƒngËŠY^âžÙ}i)¤pêê:#ÇûaÎg#n|ŒéxÀg�ÈF„s�#¨@#“ü.#¯ßVÕ#S¸øQ®®<text:tab/>É$Ÿ¯) #ãÒºƒqB†�èŒÂ3ì·#P¹•œÓ¾Ì-óK#hæ]#…&amp;•</text:p>
      <text:p text:style-name="P1">Ô'##Ó<text:line-break/>òÖ5#zæ±#æñ</text:p>
      <text:p text:style-name="P1">SrÁ$xj ~ÿA¨ñ‚nÉ#á¨ÈÅ·zš#Ð¶ÄÓŒõ‘¯j,<text:tab/>º\R##H#=?«/S#DVD»”¿|8ÿ7•#˜?#‘ŽB×–%‡¨</text:p>
      <text:p text:style-name="P1">’È</text:p>
      <text:p text:style-name="P1">–C;H<text:tab/>×cFKoø·‘#Fœ#r|ç#}3÷·t1#º#<text:line-break/>pÒèè=”#IY#Ñ.Í*Ì¥¶¸õ¯#o@‰›û#Iê3¿ù#H‰¢‡Ò(*q¥#Œ˜÷³º<text:line-break/>„ÜsdQô•'h©ƒÛ¨�ç,Î)ÐHB\nšvœ*–»#ï—bN™Œ…í§ŽˆQj­Ó¬8#~ÓWu:–,t$Fýé%NQâî|é™ ï·×›,²�#€±#R##òV5ëµ¨Ì+‡àqÝ±}‰9#qQý–Yˆ#&lt;µ#r<text:tab/>WP1#Q8HI»½¨ëDC9Ä¼#ÍúMf@W@�o0ºú¼6Ì##ÿ##VÂHÄ+ D~Í•‰€N»Ä#ðþ4U²à</text:p>
      <text:p text:style-name="P1">S¤—}‘QÛ#ºÚŒhÖ##</text:p>
      <text:p text:style-name="P1">1ôA'ø|H8¶’F¹¾„+}S4eB!#Þ#Æ˜&lt;#Ê&amp;Ž¡ ¨ò¢#ÃŒÝü¿òZÙ™ÿ‚½²&gt;æ#nHNª##%!·Tfþá7¿2P$¬–G#!¡u©º5#±÷)ÃìüKf#¿Ê–#%¼GÆ/Ä‰(&gt;yÓùÈ#¡Ïûue:¼�¯C##  û¯¦‚dæ#—ð<text:line-break/>@VMà�x#A‰KªÒ}°'|‹þ##�{Õâ€‘åÜý�Þ™ÄŸåŠ##iÁ‚=²jJ#»‘©©öŒ(Ãõ˜­/�#?‚+´s7J#Cb)Î0##d!2íû"¼p¾ðå�#•…0”¸n#[²¥¥³#ÒÚ##?w)šë¯Ë[²�þX†¥ä$#ý0¿“’´”ÿ#;RþÊá#Gè?pmðÝ&amp;”Mj]øø·)dJ#Œ�˜¼ýcÓ´Ì‘¹Ví�6�çž\#5©ÆYþlºBÃÓ÷ÿ(~TLèûuéŠL&amp;wÀM’ü½ãñ#J#’ØàjåÃ&amp;^+?´+ô#Õ0šD–ô&amp;ÿ=ð#Št1e##×íÝíiõ#[O^Êk·ÀvwõùÅ;&lt;:£e0ÊmäÃ-M ç6ÎV+0“CÉÒ·Ì»J~™™œÚÛÈåª###Ü“N!#ºg5##«ÐqzP1##Ì#È®(fM¾ÏØ</text:p>
      <text:p text:style-name="P1">#‡.\v#@‘Æ<text:line-break/>g U¤È#*ú¡Ü##þ-ê#ZõÝ)žMá&lt;òátÊí-�~#ÝƒÌ÷&amp;</text:p>
      <text:p text:style-name="P1">,¬#šÚÜgàvU+§ÿ&amp;|®ýÇ .s#ôÇdŸëÛ*‘…R/¡wk#|Kp[-ý�¦hy#‹•<text:tab/>Ïv8ïê¤QÃ`#“[¥³L€#´&lt;ï#—##˜zî##ƒì#Ø#M#Ã’}#Ú8^x �É‡çÆ4æaïð]¿.¡Ý#œqà/·/#þ÷#U9§\PÅdœ&gt;–�çÔˆV¹­Æ9f*å…#ƒ#Ç)Ñ#Eß[j9ÕbºWÕÇ/</text:p>
      <text:p text:style-name="P1">Ašð”�êíç¡©!Ì{#…œÏ_Li\uœ#|'Ð•#³XÍh¯ó¥Õ ž?4r#ø#]B¼x¹T</text:p>
      <text:p text:style-name="P1">~b4M7Ø nXVAÎÝ×K-]ÍÐLyÈt¤ÝßbC¢òR©ŠJêu#%þtáœ‚)ÏÄÙ#§Ã¡¶v¯›Y‡l´i¬£�ÿg3#ý¥�ú‹cÚH½²M¼âìÝ#[q#ÿc†òp%I#&amp;±c#™¬#[#Û%¥°J Ï�\Y4#£Ís˜ô©À–�2“�SMÁ#ý:yß;C6#POþ#DÓÕXÕÍ#_#m¢Í•#a6™jvh–üëtòm&amp;#NUØsÆ5Ý#™Ü#N˜.Ö��ÿ$¹$×cýLž#°iß½W#Ñ¶€�#¸:¦LíÈOSï#ü›…"²å#</text:p>
      <text:p text:style-name="P1">‘d–?â#&gt;…r©o£`ËìWÞ9jSk#ˆ.§˜4ã$Þ§8‘ �ˆYú*’ÿ#©PhsÝÊÑ)÷_DñJÞ¼Úg#-ü#À…Ì»ÄÀù##@ú¿ÑI�‰#)Ô+J‰ot«Ó,yçÑ(#žSõHí„û&gt;¥KKòÎ3¾¥‡ÐApøXµ“(iðÁfU³‡Æ¿)</text:p>
      <text:p text:style-name="P1">“# ps.‘6 Tr^?#f¬2¥ÔhîBî#öMq•ç#.·O#þá~Ÿ#®�¸¤<text:tab/>*®è#O‰#P|ÖXu…G“öõ¾L#Rjv¦údÛF;#«#8ê<text:tab/>ý–LÃT!}åÑ­º2Qw¶ûPÌnÑ#D˜T–,¬ÕG;š‹ó¯©gƒE´hÆˆ�Ÿ—Çí¼©w¥#Å$ëïÐ“ÐXÒB#k# ßz+H•k„¥t\õê#k;–å´|­×ö#@Ø¯-DáMè0¸#Aº­1ÞÓT#WG¥¹vh;y[ñ1#Æ¿# õ</text:p>
      <text:p text:style-name="P1">&gt;(Ç�Š##Áiè&lt;¡Ö®ÿBÉèf’Á"Ýõ}é–ò�n­#ÖâB¦g’Q##ãn…,¶N–¹ó§´9zÉÀüßÕoÚt##Ü#ÛRm×èžÖ&lt;W OFü¶›Tm#îøÅk³ßêø#8�õ3§ùýt7#ô/°x¶s¨#%##â#´‰a¨71Ä‘m¼Y</text:p>
      <text:p text:style-name="P1">ðf‰o~ü4†~)bz¥´a#ê#ž’#íñU]ð–ê¼Kµ¸M~hä’{##]ÁêÝK&amp;HQf–#~¬#Z<text:tab/>«ïUt<text:line-break/> k[ùè[c“OŠÂ8OÊ¦®ÌÚiØHÂ•gŠ’{òbÙÇ#ý�#u€oø#m#70ÑcáyRª3#œž³6#ðürƒ8ƒ#Ž#—©…Uo‰<text:tab/>ÓKƒ¥in^ÏiJ¿ˆu�X†H{wìðÎaÉ×ëlw¬¾sÕhLD;,ä/<text:line-break/>7]$ÐU#<text:tab/>wx<text:tab/>ÎM¦›”räØºc’Q§</text:p>
      <text:p text:style-name="P1">å#ØA#$gb#</text:p>
      <text:p text:style-name="P1">†D#­#jßŒ#ò6$ÇtH¯¶¿jH##¦¹#J˜�ÈÛ#P¥­#nžÇ…?#c¯iëAˆÎò«¼Ó-¾#ÀÆ##Üé!#?Té–t2ñ„Ì�¼†Ž¦Œ#¯§ñ7[«�Ž÷#s®=º'ÜJÕz°Xj-ª¼¼#×5—V”“&gt;#®êXd{1#¨˜#(!t#_1</text:p>
      <text:p text:style-name="P1">§~f###¬§#_PÏAÂô�PÞ#IBíÓ±5j?DšÁG&amp;©~ÅFÕ.É#‚sQ:ÉïÊ˜µÎ##ŸÑ…#¢ÖoŠCÿVK:¿#³ìí‰±êþ[#=ÿ#Ž½§ö¹|žŠõS8­æÙs•m[¨5Ax#ã�÷0ÌS~�MwgÑ#3*øë(†Ê(˜¿#áãÚ ”#rNiº[ÑL¡XÞ×3Z|þ®ÄémÓ›�»ÎhÅg¤Sž~/Úà¯ÔxAï#E%Ð#ÿ#fº#["m¢z#m##f3Îã€°#aqSù�u-œUÕˆ:dñù¬Ÿ3Õ o;·ª‰ò#vh##náò_+bU9t^1‰M¬Öï±Î&lt;í£ÆG_™C&lt;�à]ƒïº#þ(–¨z%º’¸š0F#<text:line-break/>‚�8ä#vq26 È5FROy²ß\4ÃDdùç—¿,ŠQÑ</text:p>
      <text:p text:style-name="P1">Öô­\€º{ØpÖ¢,ÚBAØëÉá#ŽðU…È#epËšr –c<text:tab/>ûº³ÜNf¿Äcï#ŽÚ^�d[€Ã:#Ðuµ§9‹à94í“a<text:tab/>7o#õ´ë½Ñ1E#JXáíÅ6Ð×m ü‰eÃ¦ï/W</text:p>
      <text:p text:style-name="P1">Ã0´Ê•W#ÚÀ€ËÞ:ÎÜâ</text:p>
      <text:p text:style-name="P1">¥â_Š³œ”Ò##@¼àH]áy.ã•Ú¤M´#ëÅ±#•ÐØþ#©‘àGÝ#õs5#þT�#ÉºfßÕj#Þv„—±#°#!Ö›pç#‡IOÓ\K#�µÝÿ~##ZèÄ¡ûg¢äòQäºOíy×%G%§'Em&gt;`##–5IÄŒ’ø<text:line-break/>x@P~óöj‹\ÕœåICèoNgMêêº1Á#¼#â)ô#ËˆŸ^˜B pü#Nª¿Âl#®\­î,�#ç*À¸×#´†O£ÐÔVÑ#«ðJ–ÿ#¼s&amp;âó­óöÞ×Ø#­8?€[yuÙÉ#Î‚T³À�Ô#ù³Ï#Þ!##¥B=Ã6ÞTŒ¾ž§Ÿ###GHV·~¹# ÊÞ¯%_CÀÒ±ÅÑï�3ú÷B¯`#·d?#QÆÕö#]P£DNË}‚ò#X²dsigUï%ÒR#Pªz.7GmÒHÓv5ªF™ÇzñŠý#ÐƒÖ(ºªlQÏ'Ã4Üzí”<text:line-break/>#×|:…é8R©#{<text:tab/>#ÝX¡œ0¨#š¤Ó-±—ª#fQ…#y ###Vpc=ŽüdW##T#†D,q�##nµ»t#‘\QÍðÙ%…‹ü#®Ü`$g&amp;¸‰õø«�“*Å€mß‹�#þ#SïðK§<text:tab/>|;&gt;æ¨#{�¾?†8�#·W,]š#Àß¶Õ…ñiÖž”ôÝ¿ìÙ&gt;#§ÊÏïóâ'ÃƒÈ`#H­p@¸ÑüVšk“BWÊ�ìçÃp£êý¼¥žƒU°_âÊWz#é¨<text:line-break/>yÕø#ìs<text:line-break/>shi¥Qˆ<text:tab/>îÓ?ûH†nNöÄ:èwô­è¶EQP(#¹Å‘E#'Ü#&lt;#f7sÇ�Y]#Êü¸®#¡yAã&amp;ÊØÕr¶VijAå•ûýÐ{Ì#åª#ò:Þ6#)ÃéÎW²"1’#´m¸œêtu�-žøúipÙ=7T×</text:p>
      <text:p text:style-name="P1">g#àEm(#‘/œ<text:line-break/>ÍË‹²y@1�Œ$Ëb¡V]�pz<text:tab/>#a•DJW~F9ˆ?Ôqè«¼ˆ­L&gt;#5¬#°az#œêÀºÎºP¥eI|Áè`‘•Y©#êÎ½þûKëjÝeÏÕ#<text:line-break/>¡Eë#� î†¤²Æ¥¬*¬ï4Ó‚SqIŸ#kTQ&gt;×-#„I#ÓÑÐ#ç€¶þ­öœAÛÝ¾)b3e#Ìú. ð&gt;êVÍýÂDn¶##Œk­¶ø|eE\Ÿ.6»Ñö0ré+À¯„ÞB€Ñ</text:p>
      <text:p text:style-name="P1">#z™'èïêˆí¬%Zƒë5B!h`ü–‘ñDÝ,</text:p>
      <text:p text:style-name="P1">%#ÒzÞ’§#è6úºT*"ã"ºe7�¥Ë”#s{ÌhLûRsþA##ÏbÄ##Dbû¼Šs#U-&amp;¬H+LÞ\–,;5lË`/±#2ÚiùÞŠN<text:line-break/>ÃšŸx³4Hs¯ÌRº–<text:line-break/>Ó#XùÀ�À9ÂuÜÅøy"ÜMâ­&gt;Îçƒ¾lëä€&gt;'Îˆ¬\^î¥À#Wÿ<text:tab/>ÒŠV…å|Kv$¸´l½«†�jpØ#£©eÍ#`h’�ö�#›ŸôÔž¢Bâù85—(‘#‹Rµó&amp;S¤#&gt;»9ˆ÷#µËç�´@&lt;…#÷ÃÚ&amp;#`¸ua7ü»$Þº•¢�o?##Ï«¸„Ó°åµŒ#</text:p>
      <text:p text:style-name="P1">Èêª#èÌ[yxB7ƒÑ‡#©ˆ~šÒ^O¦ñ�¬¼}àÔÊxÖ¥#ùÖÍ��æîÀ$#Q#.¦#×JœÙ&gt;¦#M¼}2#Å¡ëµ³m˜I!ø˜¢*¥ ##—ïœè�¤îßÌ,Âç#�&lt;ÈÊ`äW(C#~¹;`#üÝZÍ�a¯#²+JÐ©¢}²°-{³¢Öôz(Y™�Rý¬»<text:line-break/></text:p>
      <text:p text:style-name="P1">“JÒÈx«R1üZZÍ#œ»#à6±š#é#ß†³†ãì#y”×[¨f<text:line-break/>‡£Ç#™¹€‰<text:line-break/>#Uæ# ##“–Ä´â“Æ›IZß#P=Ce‰#&gt;1CÕ}‡À!#Ù�*ºß²ÀqFÎDX�4#7Øà¼#×á#z{ÖÓÎ¥#ÒóÉfë #™:eíý×þÜ”fäq0Ë#ÆEI±Î8k™¤ir&lt;®ÙÆzûÇºÉOü&gt;Þ#›6ç#·²[€5²Hf{#ã¨¤ç</text:p>
      <text:p text:style-name="P1">ìY®ŽáÜi£PÊC#-ÑØš@–QÏÁl#6a~#¾‰â™\hyËí¾Çƒ#í¿£Ï#RY¢ÆÒãcWú«<text:line-break/>ÑÒ¦`òh#;è€…ø€É[</text:p>
      <text:p text:style-name="P1"><text:line-break/>0½<text:tab/>#. d#�ÿkRŒ½#Ü#qÃ1ÚÈ'r�ÖÑ^0\øºa´# WÈ¯F:;ã#<text:line-break/>ïß#*Œ’ñg.m*òIß ÃêÅžò’#ÓÀ½ƒÁÚým@Da¡ñí}XÔ#FÊÁ`JžùlµÇú,_×#l×�#+}û~Y#çÑ@@õb_#ß#�É2Ÿq;¯8ñtÁe¨v€&amp;âA#á#•¦2Õè¸#ÄsqwUª~{dy‡øu#¿™O’.DRtóñm©;&lt;Ç²¯•×ªF%UÖ�#dõùú*É~¥„#.:#½¨�ÀÅi^½D#�O¡#Õ�7¦±,rñCÐUû¹þ#¨¸ì##¦ƒ�§�¹ÄÆ×e<text:tab/>ù#š»|bq#“¨Mý</text:p>
      <text:p text:style-name="P1">#á&gt;„èw…#�)e87¶åMô#ÉKú•Ö¤qnR!Œ,TØØŸ#±³é¤èE#Üˆ#Q9þQUq#OÝIÔÁ1n !###‡9vðw#*yw¼0¢%ü-##_2Â#j²tÂ‹Tf_ÏïÛA•#sô~×&lt;ÉGç‡…`�#½sØ4$Ëþ9‘l®·-R¡w£+#ºL«e¡ÃJÙSð<text:line-break/>�³þÁbÑÍ#¡#3#Þ¢l‹M¥##±K#úUÀÿa$&gt;‹#ÀÚÒ&gt;Ù4Þþ-$¹#+-,J</text:p>
      <text:p text:style-name="P1">‹ŠüþUNÉÊQBækß�¯C#</text:p>
      <text:p text:style-name="P1">Š4Rä®ÐzJTµ’`nc?o•*ð�)¤hK¹[#ˆ#í€‘tOöRA„ðX#JÓIÃa½�¯U</text:p>
      <text:p text:style-name="P1">‘çƒ%ŒóºZiôY#õ¸ø¾Øí&gt;#Ô#å­#l�5d§;ò$$‡³#œ—Æ¡"´^bt;ˆðDÃºó×Ñëµ/�{‚#t©ºã#ØÞ#</text:p>
      <text:p text:style-name="P1">å®cÛ?ª^ ¬Ñ¢Ø)#Ûïvðç#AÚ#é0­©ì‰²N¹ŒIbÌ�#ŸuGÏ—&lt;,€˜{Ý¥¬ <text:s/>��‰nd*BƒN/HæFŒ„ïUõ¸D�Kä§C&lt;­5ênå¸¥é<text:line-break/>tŽ(##ÂÑ÷Òí#e5Îêià¾$Ê#Ä(H#}j#žA#ÁÎÛ§OãvJÈ‹#Ù«MÃ¬#È;—–#rØª¥d¸#”lûáw²|¾�u^#'ÔÞõ#Iö#]Åé«L^*^#WfõßUná##M“§íåœÚÏO`êïYN#¬âXO‚#z®„¹'#¬#Ð°#iÉâ%äâÑåX‚–Ì¸üçfl¿£$`#'æ{ì#›—_ù#í&amp;…’#ãÏ##œ<text:line-break/>Å#Ù#KzÁÜ˜yäH#Á# °›÷œ‰‘Ïâ]È¤ë™</text:p>
      <text:p text:style-name="P1">ˆQà·ï</text:p>
      <text:p text:style-name="P1">#3’Oá˜êú#PÈM�‡o#²ÎÝÖnÛ¨h,J¹,Ž#‘˜~&amp;y©#b#ÞÉƒÅ&gt;DŸ�¨©KˆX#°ÆE#xyÄ×#¾™¢ õQjuHÈÑ#�Û×Côµþ=ï ¹‹–½ü7-#~¯Ã\-Ò²F2{œð`‚Âª‹þBS8Ás#|ÑX—#‹#WJzy¯#+|�–M#È@$`Ì•¨#÷=ò´ùšSQÞk## Ò¹šá†##Y~m©/T;5#¸##3<text:tab/>~#Q�‹#ê3|°°§¼ãôŒßÖ1‘­³0sß˜vPI×ãbk#ÿ#¬#¯³#™14÷”¥{AÛt)ôGôˆÃáªÍÄ#ÞEÒ#„ô##&gt;žÓT¹âKª³NHÀ6ý#è½åE8`§\^r¸²ç³Ï#Ü(H£[õ®ý&amp;(�Ã�#Mß<text:line-break/>#ž†ò‡E8‚§#Ü�#¼yÉÛ### ”Z?ÖßT##ÐÝ#±ftl�Ó7fCÓå4{ª³ ¶&amp;ì¡#·µÄ-ÿ�•­ñQ®vô#Vý</text:p>
      <text:p text:style-name="P1">_—Bc¸#3´Ê#UDŸ#^¼é®?ô‘­7j—%#©Z«SÎÛ¥ª±Œ#ÈeÇ.óYå</text:p>
      <text:p text:style-name="P1">XØfú&gt;æÔ·9D`³ë†#&amp;K8¹#\j#qÐ~ê,#&gt;5³KK,-Â¤#)cŠ‡òè�f"#Ý##_œŒvËEA%¶›�#<text:line-break/># …Í#‰s##åÈkl¯#òôb±·</text:p>
      <text:p text:style-name="P1">åo.ø#*ë##+-#Ö›O”‹1-4’�ÖÌÿg-;23gp#�vPpèã<text:tab/>#&amp;ßÊf#ij#×|�’Ìk:#õoY²pàLe;N…ÏiªÜGg�he¥œz´cÛ#…DˆmwN_rv‰¿…±QåÁ;›¡Õ#'†–Ð&gt;Ùc–NÑ#éçb9‹Ý <text:line-break/>eØjÐ5#9¥ÖÓüï##Æaá$È©W†�˜˜|ú##zuhŸ9q(é0²o»¢Ð•®½²</text:p>
      <text:p text:style-name="P1"><text:tab/>Húš†Õ…G(µ#�#Ò˜Š»×,#üwÜy5 üP^Áçp,Sv�Þs¡¡›"s øQÚ=*PœÃ+ì1oÿ#iä'³ò½ù#Iæ###‚=HP¬Ô=1Ì</text:p>
      <text:p text:style-name="P1">$ƒ#ê##…#¡Ð¸#`Ad##tâñRH9ša�#Î…##ç+Ã9“ysI^ÆH;^´Z#±ß4c˜b‹ÐºCÓ=A­àÔ¸1\]^±å»…?T6þ#ŠÔ!Û‰µ±&gt;�¢Æc|Ý³å:úë*xÛšÓG$¡#oÌ¬$)1</text:p>
      <text:p text:style-name="P1">Ä¶1‘º|‚#ª¾1%}ñÃôù$G©‘…4¨®Õ '8m[ò´Ð#1g$�Zh.#XyÊN“ÃÅ#Ÿ½•©Vn~�#</text:p>
      <text:p text:style-name="P1">'®I‚DS²úºJêÍy#3T§#§@z’èÛ##‚ë#^òþŽ‡#¸Ÿ3´ZCF—ÖäÝ<text:line-break/>’,¸£*ãswH’¾×”ÏÄ#D¸NX##·ß|Š!Þ</text:p>
      <text:p text:style-name="P1">#VR•›“Oivÿ@'Psñ¡Ip£]Ø�æ#ˆ#u{Á#W#¸#y<text:tab/>@Ú#1o_tžì</text:p>
      <text:p text:style-name="P1">ÁhŒ#ôg#P«##6ÊK#AÃg&lt;i#°Þ�§ùÍòÑµ#OF×{ï6vä èN�I�Mô1Ýw«/»¬ú) -:8û“ì„Ñ#B†áå/0M@‚‰V0­ùîqJ,NÄª$G½#ÇNø�.ý èí˜#&lt;f¶&amp;Å%˜êtÑZ¼æa ;P±rÁu¨TËo,oQ’Çñ#g!6ëŒ©4æE#@®úení‡#€M#Ú»e2-RÞ`bí”B*kÊH#›d##Ò#¶C``û#£?;#ÔBš£8»#P¯ãÇ</text:p>
      <text:p text:style-name="P1">#©<text:tab/>$Žj#Ö~Íñ7ÄëžXZ¢Ç6 û’`-ÌU[#Ã#÷äðPÍ$zL¿þ®¯‘[#ÅM3À#­#†\¹¬0ñUïûBóù)£#·Å¡#H a»†•æû{yqE,qÀ´!9=#£"ÓÀS�š#Ì#ÙÐb[Yè~Y#5õ¨EIÎ^”5…ÔPó¯#¸À#‚æöÏ"þ-~Xš«#¨n¯á1Ê­Tõ%øy‚#L#^ÿ#˜ä½}JÕ¸ŠŽéˆ<text:tab/>¸#yñ.`ÊkŸ!#e�‡Ž³2ML±,#oa„â=W2—³³ÉùFT·r#ÕùÚ#FýÚñß8#l±e6Õg#ø¼¬ð³pPæºH</text:p>
      <text:p text:style-name="P1">y]£#zsž&lt;C[$ÃSælá#jë=…\Køó$†S–Ó%Ð#xo#à¾#¼›¢–§ÓàW�#±0Ïö#&lt;</text:p>
      <text:p text:style-name="P1">n„†_Œ%#³,�Œ+ÂÆ:H¬È##~ëv^¦Ó¡ ;‘ú8#uãØ‘ *þ0²Âvøo=EÝ,|ºŽ#PG–bu,{S5s¥ÕÜÝ##—F¯ù#—#"ÒúÄpÂ)³”GŸŸÙ</text:p>
      <text:p text:style-name="P1">ÞÚ#&lt;#We£|‡„¾RPjÙ²º1€ƒ_¢ô#Òëè£Åm#_p_Î#Ù#÷§�{9ý#†�ÚÃøFÖ’NS”k¹<text:tab/>$§Ñ†�2#ˆZkÜ#5##ÊÓõ"#x#q~#ÿ(ñ/»¥4#úê##ù�t·#ƒñ‘D� HÈzÁPŽnª|ó†Î ÒL/þíÊÍ}jGRñ</text:p>
      <text:p text:style-name="P1">p‰Ü#ÜƒR3™6µW(8!Xl�I[·V###W»—Ùòå\?:‰T4«ï#c(V°¹Dð(õ#®ÛÏuô²ié#\‘:×#ó&lt;K#�Œl·#¥Ã<text:line-break/>Ûü§õiGÉÄ#k‹+±#9’#LÿP5BZèm†«V½ˆ€#Ö`7•jüÙFG‘x*–#¨°¹ÚÎ¹è ÈZþ‹M•üô¹«¿E#˜!#–=q5&gt;Î#u™¤Jªç¡ø¤rLÈ#oå&lt;®™#W#¥“;&amp;[�»#‰#†s1=#Â]xH|Ùµi­á'\ÄÛx#[kö—ü#õNýT·:¢„&lt;–÷‚Ð[SÈÎ�˜ŸñZ°.ø…~,´3Æ##Ë&gt;–#‡#_Rž'²’1#³#ŒdW#6¦tÒí</text:p>
      <text:p text:style-name="P1">uÞwe|]äâ·�#Ýd##êÊkÛQ#ˆùÌŸ­ý@(Ø¯ƒj<text:tab/>™j/º£$'ˆnF]|úÕ¿²#”"$#:Ænœö4·d•)#ý•V</text:p>
      <text:p text:style-name="P1">Ûôám9ñ¹)²nsh#«\#Ó*Ïë#Né##„µ#cäÖŒ1òÛÈn°#"¬xIÞ8Zaï¶aúvK‘ˆPÃÞj#hŠ$v#/1_Už×Ý6‹ã#ñ</text:p>
      <text:p text:style-name="P1">?.Ò:Ó×¹</text:p>
      <text:p text:style-name="P1">ÈU|ßøæÿ#-Yùu‰®#Ÿâ×)ÿy#fE³¯~–É1#|.S#6 ŽÝÌ#ËN1š</text:p>
      <text:p text:style-name="P1">.ì«Ò„lþGEé¯BíÍ ¤¡ÐŸ!)ütsÒ ÍÝ}�0<text:line-break/>{,~ #Ø#ß¼3š#’3óv#~ŒN•_K—£p#'#ü§ícÚØ‹¢%¢*.�Ù-</text:p>
      <text:p text:style-name="P1">©48þ&gt;’dUOK¤ÁíÀ##…Ïêw‰ÇF#z;19Kú&lt;3EÏ*<text:line-break/>¦Yþ#W#“ðâUÓ‹‡€ýèB,l«þúšé»p##Ô1qÍ</text:p>
      <text:p text:style-name="P1">Á¾n‡#^í5í¯Kt†##ÓŠ/ÖÈ{öp#B¥Dƒ#ó#øn�##LA #üáøi#dY</text:p>
      <text:p text:style-name="P1">Þ¯Û#</text:p>
      <text:p text:style-name="P1">#Öi®<text:line-break/>c#´ìjüð°ì��øPØ#o�ÀeÈD©l"I#ömª(pã—Ü�#‘8°Z�»¥ø{#eò«�—ó¿ËÛ•n(##@#ªRˆÆÉè+§!#t9úgèàuœ³t#è’øx H’F_^¯^õWwà#Üø`pW=Ç¤t3#Ó�t&lt;@—/Î#Ú¤T·$Ã]Pë VR1j–X^¤###¶XO4#XqþùJ]Þ#HÁ&lt;FB›##o ÖÍJ#_¯µ‹#�¤úæ;p�àìO½Ñ¹L;#mù“#¡âN‚6I.'m[¹4•$+ÝßZDÆâ# ”†ñ¶î,ñßuçng¸½ç…L@#å¾Êóú#Zœ–€›Y#Æ#K`#é#À„øÃqPt+ê@vYå§­™F“h(EP÷™O#™‘##ãcêÁ.#¾G#Ü³#-ÞÁN´ÿtP†sxõg˜„;å#²ð†#äUaZ<text:tab/>ë<text:line-break/>×#ÅB<text:line-break/>Vjvh•Ì@ºy;Æb/úqê‡nfÛm�#ðj6##D#Eˆuç¥#ê6#.ú#F#-´Ås?¶öbkË¾î+6äÓXù³#À[</text:p>
      <text:p text:style-name="P1">yXuƒkÞåªsÇàñ~ ºY]ÕLƒ^</text:p>
      <text:p text:style-name="P1">¬à##µ›ƒ�“2f#B9÷Øƒ¹ÛwG»®6ëUv#‹;#2hqd!#y%¢èÎY¥ï@=šX¶#½}…oÕjá–®Ê,95:}#èdœìÑÏ˜œ#[¯«0U#¥‹˜#»ÕC#ë#±N###á~Ž##}<text:line-break/>"</text:p>
      <text:p text:style-name="P1">˜þ˜ò!Ã9#]ÇÖî1×$#²CÁ/§#@ˆ=#¤à6#ëý#º“Ó¬±#Î2‰,Dð¯ØŸYóYò4Æ#Î'gœ2×^4‚#-Ý¡#$H:‘:#<text:line-break/>X#ÿ(pöÙŽ}Œñ­úw÷wÊøÛ«×#ÙEi"çŠþ¶Y�Œ:��© E#LlÆ“Æ:îš6qÍÈò<text:tab/>#¨T&gt;š¹|þ]±D¤�¨s#­Fî|Mé§£§¨õ¸ÁŒ½R_˜&lt;~DN&lt;Ù#éQ1</text:p>
      <text:p text:style-name="P1">zÿM“ÂÞO)0n·3Q„¨3Ï<text:tab/>tMÁ6T›gK'å#u˜57Ø÷(ërÿ`yývg3<text:tab/>xš"#</text:p>
      <text:p text:style-name="P1">‹ˆˆ#ÿ!</text:p>
      <text:p text:style-name="P1">ýõÐÇR�3#Ô�ßj“¡QÊT�raÝØQŽ~�‡yY#»tK!¹hS"%•Ž6�#”;Ç«#¶Vm# èÖ‘u¥qAšuŒ+›</text:p>
      <text:p text:style-name="P1">¼Dro9š#è?Ã~¶"8œ¯</text:p>
      <text:p text:style-name="P1">Ã#þS#Ñz%#�•®)jcÄ,QöE‰èk—ú#Wé&amp;nùŸXÇcÒŠ#D^„æ½y</text:p>
      <text:p text:style-name="P1">t×#Vx{h‹'ƒ`##Ø#l#˜ÎqECO°0#íþÓA)ÞŒS#­!###ÊâÂÅ#w£²#¤d‹#/£…´##²\+êŽçìUÑ~ƒv=#x#&amp;9,0#<text:tab/>²&amp;bÇL#¯”e1-Œ@§<text:tab/>¥b™�#ŠNP$Z•Ì`##8SçO³{îav®Dƒ7D#×½#û­#¦Å(1�ì#VfEoÔ/S€�Õ^p&lt;ì×jÇÒ#i!ma3ó<text:line-break/>#úÕj¶B–³º�i»†—A�¼)"~sÊÅ]=59SoPéšŠÛ{%ÀÚõPÜ±=övnë#šZ_×3Nìxoð¥þ=ú•4®ø8ØpiuÈâ¹6âÕ#[#U—(#ni®CuÚØîâ{¦1#Bó¼õZ‡š÷uÂ‡ô�#‚Èîqn#‰õ’Ï#2-ˆˆÕ3Ö‚y#@“#<text:tab/>âFsw&gt;¡#Ät#±9XYŸê.e(¼M#È##l%s:¢ÓØÅ&lt;ùp#CpjQ6##Îm&lt;í@ÅÝ#ž#Ë2.›3Ù”_A)(ÇVêt@ÍaüåP:œ³��Iä0zï&lt;÷•ùdlwòdcÐ#,l€8Ckˆœ#âïu-ã�&lt;ˆ6.#Ñ²fì¼Õ&lt;"’Ÿ4“:MÑ#ÊG#À‚ÔÌˆñM6ÃÆyp†?Ÿ#Ò#<text:line-break/>lôî-Ú×T³B³&gt;ÔùútýÓbî:‘îž&lt;;�š#ºœõÉ##ë^Î®Á#Ò”bÅ�OKöÍ&gt;Ù|ÒõÄF‰LýºÎýâžm_¦'o¨&gt;Jˆ}</text:p>
      <text:p text:style-name="P1">6r,?ß-y‹­„E\™ n œ±F£Ã#ý#Š}l´…®*"ëÑ�*2ŠÝ_Ù“\w/í:ŸÖ@¤ù””jŠFewƒš#Vs¤#:¹#fŠŽâ#=’Q‰ND³Ì›î«žŸ4X(“ã­bº|Î#/öJœm»ê™×óÅ“®“#€øŒ;&gt;¦Ä?£ÿ&amp;#nÉDÙËå«É€ÇJm:##¦#ç0—ü!K÷�#p6l¦0r&amp;##© )7#S#ÏKfK#ó&gt;±·4sw##øn¿Dí¤¹}"I#X{Õ²GÍ¶°/®#ýji¤°¡m#âãU—ì¡r…dƒ[²ê÷*1º#<text:line-break/>#vNá#&lt;ÎîQsÌìoªÌØp¼#:(øâoÑx#<text:tab/>®ÂÁ&gt;’}@å®#—À–¹##í7Ó-V—…Ì+ôŒ#{#ó#‹NŠÚ~BF°VYrO¾‰Ñ¸J*#kôµ’#^›M</text:p>
      <text:p text:style-name="P1">½6òÆÀL«g#­§Ü|q·‰èÙê)òÊnàäž@%#_b‹®v{ÎÛF¨�I~ËöÄÖ¶Ó!RÑYô�RáTqš³ð.sú&lt;è‚0¿áˆÕ#/&amp;�#åa</text:p>
      <text:p text:style-name="P1">Mÿ!ájoÉXã#ÑJù©µ„GÉg¶¿#�Ý#Hm(««û·#p¡ç#I#³Ã¼"º”¢ˆ÷ÒeY¯¨\á##°ÿoqO6Sà+Í¿3##k)##×ˆ#õ¤#@ »±X#ñá5&gt;/Œ?&lt;#”ó0¡ùrXûÆ#/#ð#¼Ê“FèûåžÚuÊ}ü;Î;ê¤Z4dB3–<text:tab/>¾{Õm#J#÷##iìY#£[c$oQ;ý;T#ãÜðP#£lŒAî÷û0¥X#2$=]9ð!#¦÷uÔ…##AU‚Ý#Šv6�ì]Æc#9_LJ'qíêëQ#L•Ý#ŸD¢pj«Âh#¨q�Ý‰$¯</text:p>
      <text:p text:style-name="P1">a7:m×é¨Ú)#ü3œ¹#�â#š–öCy#°×</text:p>
      <text:p text:style-name="P1">�~Ÿ:(ú&lt;µK</text:p>
      <text:p text:style-name="P1">šá#dÇ¥Y‚©ýEéß.ÿiÛò#{°Û<text:tab/>#ÛÙVAæ±”‘#¡mæNé)ä#;Pþ0ã›%ìÎâÊ= »}&gt;©&gt;ÜP_KéªîÐc¬§œ ]v!sDsg#Ò\¸†}#</text:p>
      <text:p text:style-name="P1">y˜Ùg_½ÛŒõ´-ìe#šžA</text:p>
      <text:p text:style-name="P1">t¹âšê#(_Zì·‰Hr7‘ãŠ•c˜®ÈÔ1~|Œ£#&gt;K6ãõ´N#a¾;[sòwb</text:p>
      <text:p text:style-name="P1">#ô©2�Cß#“O&gt;ÀT±4L*Ž #UÕ&amp;©9£/=âü�LãäT�L#·¢œƒ–E8Ï<text:tab/>Á»#èAB–’#V—##,™ÿ##ÌA#·’ŽOÕ{QmîØ\ûÍ�¦#µ—œªIœÐXÜ9ÆÏu¥:Z[G‹{9#íN#—ô|q ,›ëñsF{ÐÿT#‹6Q3”yê*‘…}X-œó­#8´œüÌÒIZ#ŒUznÖ…#?#ý# ™§zG|#ÐÀË§žY{6¼jyÿwF#Þ#$ÂL~xõU ~»fß®r#^Òë=‘Š-ExŽcó‘Ç(�ýf–[!ˆš‘ˆ##™©q#w°™Š“Ä{Ï#µ#”ïá³;Ï‰æüÙÀ,ðÎ†ÍNÓ£ö0„#n¶,j‚# ©Ï#YÉF‘t¥##Ò Ñ¯#pÆbKŠ#�OFE¾=¤ÕuhÓ“Ô\H±A¹À#Œl##¡#•fÑÓF#1ô¹ÉJÚþ#¹¯c0VeA;LñQàå“<text:line-break/>h¸«‡uU“Ç0q­¢‘#2�=Þ#H\ÐP#Û#÷ Ý¨på#2nSª›;Á fúQ—˜,G#D¤Ã™ù0{:ÏkÖz*ˆÙ¦©ÔÏdqh#çÖ¬Å&lt;\&amp;´ñLÀi�‘!`åÙ#ÈN#¿ƒô§.pï–ÅÅNò»b§,þ“r,ê[A`É#kJ#Ë´¸ø3°9hã�ß7¨Fò?�ó#�#—#|#íþÎÙ4­c*mË[1µŽßï@÷;#²¼@ËG#GCzšq–z·éA™Ç‡#„’u~8È.ãÇx*´S#‰##œr¿‡"€##,v¥ztš„´cèøs#]D#¼�\:é^;3ß“%¡eq€ÑÌžxC#ÍfgòQíŒ|µ@m§MEžèÀm8ÒI#äòP1·KX¢:W3±ÿDcp0ë—#¶zí*x*µž#Rƒføra#îÖalYˆSÂ˜ó·“UÞ­:Ž±MÛÆ#Ë##sAiY%„#Èw}í�gK„?5qlª©�G½­Óø­ÝøÝŽe¢~ò®§7#¬ó;#Ú#ddthÄ_<text:tab/>Ðbk0�®ÝÕ</text:p>
      <text:p text:style-name="P1">u^�À#KRÚ#ƒm:Êq#`5s)[Æïß{Š#Å{þ˜ü!øÌº#Ñ¾V#§#t‰£�[èü7ž{©‘Ñ#ÕÄ‚#2¶¾]ËLgS¬1'#&lt;Ù€aj‰#©:0ÐÑüY³³ø¨²+ô;¤À´å#E˜”î–¼`ò’W&gt;’4D[R#E¾‹±¤&amp;ÓÆ¹•j¾g#êðŠç#ù<text:line-break/>pŠ¿}¢J#�áŠ(„=8�Pþ×}šÔ¥#šO#˜j ¤!èp¼.ìA#šÝ)”šµ´±‡³#ŒÃ�#üô×u##:¿xªô`¦É=ì‰G#m1#e;€±ß#ødºŸbmDuTï¿Fj«&lt;�)þÆS¸~µ«;É©#Ì£¥$–#ÐqìO#{N3^#Ú‚#Ó1,Îš#‘ãáŸ0<text:line-break/>âº#ý¯´‰'#Ô‡k�</text:p>
      <text:p text:style-name="P1">ˆ³vx:Ò*#VÚÿW’Ä#KîÌ)7Ê_Ã Pe#HqÍˆâî}….×¯ÄD·‡s’)<text:tab/>d«K%rÐôè_øA"ø&amp;uï+–®ÁÔ’ÞD#Ei`­„:ƒ`sþœ#²~™¬X#yÔ#o1ÚX}µ�;Ö«ñ…½ÖÄ[Ô#�Ù×B¬n¡Ãˆ.Ó,#þEk“#‰ñ## Cá4Ó™z#LC}™þ2¥þÓ!</text:p>
      <text:p text:style-name="P1">&gt;¶t#¢Î@ú&lt;Ü–##ôbƒ#˜òrÐ#) ƒ* ÂÍŒ%i<text:tab/>Î</text:p>
      <text:p text:style-name="P1">yý”¥}¸•p8�¬à#êaPöÍP€�¥8Yýî‚q¨Þ½<text:line-break/>¯»éåÎêÂR½™ë#�“=,™#xóÆ@x¨·ÿ\·î¦ðD#ì7&gt;½§&gt;}uæá›P,“#ôçØ/à#²#Tô’)#«#p•ƒ-Mí¼ Ÿ¥X#r##{{í¯ÚñÎáûB¥Y~</text:p>
      <text:p text:style-name="P1">j#?VŸý¿J#"#�#æãÂ¿·!±3³#Òp68@¶õ³ã0Öìø†Dƒ÷½/{••„�#À#}5#÷#x%&amp;Š5›ƒ$‹ð—¡+#sŠ#vIIƒ;ŽëªÎ<text:tab/>j~Ä#¤îºQ##žtµCW1‰ÒqÛ�v…n#hå#=F‚b\q&gt;¦‡2Â|!�EÝW;H#äZþ#]”ÓrHíV"än³vÐ#bÕ£3-S#©†¼Ükh�žX4’Ø&lt;@¥ãU|7Éòd˜¶¦|ÑÖBÕª�{<text:line-break/>Açœ#k·#ˆ(áËQZ¼8¿# </text:p>
      <text:p text:style-name="P1">#ü#¦Ö:&lt;¤´#žòÌƒ¿R¥ã‚.�#œ</text:p>
      <text:p text:style-name="P1">»W#› k³R0ñ$Ñsá<text:tab/><text:tab/>t#&gt;#7Æÿ#œØ‚Â÷¤ÇD¯×Ppe/\U„™õT—#Ï4‚$P…¶)##)0Ü# ý%¨ómY9|#�ü&amp;#®Kð_ËØñ#÷£m##HóÁêº½ü»˜ãz#ç�ÉÙî[éª´��ÝÒÓZÌ‰ü##ç##c¶ô</text:p>
      <text:p text:style-name="P1">ß°#át#Œ‘þ‰¡§ÊÔ„Ë{È#q­ wZ§²#s&amp;#€®U;'{î#</text:p>
      <text:p text:style-name="P1">Ë/6!šNÿ%?fá[�,–‚¿¿d«ŸpUÆ7×¯Í oÚ,¼d#M"à|t©‰ºŸp=�#Çø…#Ÿ�;Ô"Zå¯•ûÎÁ^Ñ¯¦ÓVþ©ºnH#Ttz</text:p>
      <text:p text:style-name="P1">ÚüˆêÝ­Y#0N#üf#¿ V)Ó#˜|#%l?#L<text:line-break/>�Üy�­ØY×„#„�Am�†$Š#tŸ‚ØEþÄ×#<text:tab/>#?kîiÉÉ—ÙaÂÆŽ¤~Êb‰ÜY #Êÿ3Wz¡p(Ö‹�J¡</text:p>
      <text:p text:style-name="P1">ø³í“Ý#�,H�„v#ûh#*Âðú�¿�<text:tab/>PÑÜç§²™`Œì·žqpÁô</text:p>
      <text:p text:style-name="P1">áßHb4&lt;;×œøÀ4…¨îÊ9'™Â�@#…</text:p>
      <text:p text:style-name="P1">/ô#ëÿ1OÍ|V–úî˜!Þ#|ì:ïÎ'Ù\¢”Aw.¶“#<text:tab/>l£±#&amp;#ú#hØŸUvB²Œxëƒj^9ÿ9#„ÿ'î&lt;b¶a¦~‹Eù</text:p>
      <text:p text:style-name="P1">#Ü#²ÖŠ:/„û=CÎ…¯&amp;#ÃònºäÚÈÿFµwõ#HàøRð[ƒ#&gt;AHEfÀ}…y#½oÛÇ###…‘#ÒèìÄÙBpÊ×a&gt;Ã#�#&gt;çq�çøI:_ØœuùK2“ô¢8Ôï±ÐÔ#÷hmóŸ<text:line-break/>Á@íopTù’Õ<text:tab/>ÎÈs_Ï7ÚI'j\³ÓjGG@táváºZ™¾˜Ò2&gt;skýt¨!*E•Ê1�Õ#–$=Â’£#‰]k×¯úíå$òY°“¬O</text:p>
      <text:p text:style-name="P1">N#ð#ñ#Jp&lt;Þ#P%_+¥¹ó:‡&amp;Ýzº<text:line-break/>ƒí•I¢·ói#¤^#’„jŠQÙå,ß¬ó</text:p>
      <text:p text:style-name="P1">W®M£*‘´ÿJ8²tã8d#$l[ô�ª}Í¸�«Ô’‚Oæu» œ=B§àÿ$}­ÖòëwÇM»TÞÕäQ#b\jË—¥#Ÿ#¶ow-œ-DÉ»2Õ-«Üø#º9tg§çÊÆ&lt;E("ÞAc„!L©·²Ì#i†Ø§•;­ýU</text:p>
      <text:p text:style-name="P1">ÎS#Ã##ë²›_—½4v¡jê#ÃJ}#'Ùà›Óý§òÒÔœjÕ#|ŒàžƒÉ¬�`o_#aä#Þ¿ùªKãìÙÆ~u‰*å68#ûLi�|Ë™ò\##c#àI¹Ê_úe}(é™Äüé{{‚,'víDpçþ×Lwœµ</text:p>
      <text:p text:style-name="P1">¼û†ß^Õ|{ ì#×[áNÀXnlõXñ©xBQå´bL�ÛÒ¢à6YˆjÇmÜêÑnÚæNò‘*+ðä”MÇÁÒšJ94™5A#"�#¡ÁWot¶nyÓ.�‡ŠA�Õ-ÀÕŽŒ##”ÜôÎTT#¿#</text:p>
      <text:p text:style-name="P1">Ý#�]–‚#z#3/ãÈ{#ªÑA#òç\ÇŠ‘…¡ãï#p æåäöëv#hhzÁ¹›Ì»#£Èaéº#y¬§x5¤ñ#«##éÅŸ#&lt;a#ºŸ#Ém©çÏ�„ÒCmþ##2#2‘</text:p>
      <text:p text:style-name="P1">#ÖÔ#‡Z¤ž±��Ð#v²±# š08NbSuqzdfƒZˆºAÚÝRí%4ÆË¸f¿M#¤_�=œã›b¤e&lt;"¤ÉÃ#Éäÿ%KKï|®/û²×pA#G€|Ï*</text:p>
      <text:p text:style-name="P1">Ïyp!#g€-Ýh³2jÆù#¡¥#¬#ÉJ{M?©~ï<text:line-break/>ª¢9ýÁßïA$`Ï÷¢#ÓVw»{<text:line-break/>¤4ÎËÖ+lç¢‘”ß=�²ËÙ¬Fê]¶±_(ºðw#XÏ¥(pÒò1•AâÅüè<text:tab/>}óü3Ë###ö#·ÆŠâãÀ‰]´Ê°É«sÀù%OR©£&lt;!Vª"0öIóSãÁáØ'Ö#ñ+PÜöoö×U#Ð‘Óu‡P‰</text:p>
      <text:p text:style-name="P1">#lÃÁÆC;65uQ<text:line-break/>™uµô<text:tab/>ÿƒUûÑ$Ú##ô#:Ä]SV^xáÝ#m&gt;'(ðP#§#0O?)&gt;|¹2.ÇqÇðºZ#y%fÑ¹Uï€ý-é¿˜4U[à¨'m…¥×1#=õ?]�í±�ì@A¢F¤ Q‡Ñ®j³$Þþ—Ä¢)#¾¹ãm+a¸¸ŽõXåóµ"æ[#˜DÔ¤q­ju¿â(#]D:#©�Ó°</text:p>
      <text:p text:style-name="P1">@ø\#’—¾«#Ç{?õèg‚ S4<text:tab/>#oi-#š¦Ö[œN²Åýº#p#@<text:line-break/>BÚ•ö‰&gt;HfebÏ#ï#â�</text:p>
      <text:p text:style-name="P1">^«Ãnde^Ý ç##rr#¬ …I#�ìï_é###z“#Ó!§¶“ž¼àò[eÛÜÌ###Œ%æ°:£‰ÈŠeó#Ì#TF#}1##M"<text:line-break/>Ã`c¾#Þ“ø,##�Ù¢#JœÄ&gt;m,ÂYÈ©=…ð#%ªä@@Ë’#«¹®#¤Gìá]š#×Îh</text:p>
      <text:p text:style-name="P1">8ªŸÕ%8Q€VL##Y##â<text:tab/>‚mÙå�ØƒzÔSvI€ŒÈT�/¢…ZÍ�hÜd=ÙÒY#QØœ¯ËtìÙ4·šÏ4áñEQëÎ[&lt;·›ÑŸ·~tÍ¨&gt;eÞ”<text:line-break/>Öã:š~5Yu@7R#ÁS¼Óù»Þk=uÕ«:Ò]Ö}Ø+×žU#ôSðî{Ý#Ý¿šbæà~#•»Ñ&gt;ú#ï\]Ùî##¹e5µÞû¡ý¯WÅ« #Ã#î‘õ##â�VÙ‚ƒ#Êöw#ÆÒî~A-ï0È##Â)|ÄT6Õ%Â‚‰ûÞ!½:ŒT]êoŒßs?ô'Ý:½^</text:p>
      <text:p text:style-name="P1">·Ñ]²W»Ïø\SI#fw[Šíð¤\?-âà’Æ±Ôn€#ý¸­## ò¥ w�âš#Ö#JSrºÄ®žgZ'Î›@û¯h”#ò'#Ã#&lt;�X0#öÇÏt¾×Þ&lt;<text:tab/>ÏÉWØçÆý#)hå\Áá‚#ó—c˜9rÜÂ+G�‚/Õ]jg#'U`Äë»€§#–ÕÊŒIÑÖ#j#[ëe…#”¢ù�Å#/‡â—#ä%#d#Tî#œ=6²’ .�Þ¿c$Cj3”÷0lý›cJä(9]D�###˜GŒ–€ÞŠ#²J#‹Ü°šÒ##Š#à�#&lt;ž•ík3m¥“G#Ü9’#!ù›{</text:p>
      <text:p text:style-name="P1">¨#¬¨Jû=#ö‹ k#<text:line-break/>S„\#4&gt;˜2##yKk�%ˆ#{¡’Iï;žþ#£Þ+‹Ê`ä##</text:p>
      <text:p text:style-name="P1">6’sêË‘�##}ˆû˜#e�…‹»#6æª(d#|'’âU3\—#Yˆ#ÑÀ íh—#èýQS1‰0©Ø´pØbgt-<text:line-break/>#geÏmX{zñtÒô <text:tab/>ç¾þ‚çEË¸QÅ‡4üƒdøÄäŠd&lt;##‰ ýE#UÄðŽÐµôOÉë#k#%ÅbwMIqíd#Ç:ªðB4fcKüFÁ" Òj#S</text:p>
      <text:p text:style-name="P1">YÑt!(òXï-¿T"&amp;t9êÀ?#Ópó v¡vjdrÒu##µ#šÙ²ø&lt;ƒ5ì#Â´³E,#”[Ã »æMˆL‹MÙf$›ÅcÌÎe#üµR™›‚HšgÍZéçfÃö#</text:p>
      <text:p text:style-name="P1">H#qÕÅ¡N#CW”uŒº˜ì]#csô#jú³MŽ#Ýœí^gi´i~@õ@®&gt;¤ÉÊò” �­¤¤ß“z5ˆ1û€¸øLÙ#ú™9</text:p>
      <text:p text:style-name="P1">¢DPK#BÜ’0Re5Ì2Øp1N÷*#¦j#¢Oo½•îSYÙÁïÙ´Š/Že¡#t j“ÏæäŠ´?¬<text:tab/>»Fó¤rQô–cüíš÷##¿HPç7g•P}&amp;?œNtÁ#˜å=;Jjf#å�€»</text:p>
      <text:p text:style-name="P1">¦C³n#’Ò'<text:line-break/>Î•o#+Ò‰§†QÊŒ`ƒTã}ûË#seEê±¯##nBØÝ—.òÁ¦!i'#8"#Á#�ñ-f7ñkg}#]VJº¡d#È#}#×™<text:tab/>¦Æ</text:p>
      <text:p text:style-name="P1">HbQ##Ö€¬±þ]j¬¤I«Éû^g‘&amp;;†å`###µzù#g(`q×ön¨Wä2M¯Ü7à#)Ó¡###ãpyi#úImÚZ¡Ìú#6Á#5ûFéb�E´ÒÇƒ#ÿW²hÖ#ÚÕ=¢+P#ù�’¶H¥qk#”®¬\#‚+J³–AÙo¥#¨ø¶&amp;#‡#”ÈÔ~Äÿ •#d#5<text:line-break/>%!&lt;š#ŸßSÆ!%Ìvó¬Çiw#Ç5&amp;�Ž–Ýûõ?bÉ÷&gt;5äõ¯ŸDð#¿ÿrILS#O</text:p>
      <text:p text:style-name="P1">7n#&lt;@¿‰x&lt;&lt;Î[j�…×…:³ÎŸ¢ #ç#Ó™´ˆÚ#x@#Q­Â2#sÓD«àEB"##i#^„,ˆä##<text:tab/>ƒ²»66Åq¸q}ˆñ#s�ÌbÃeW£¾#…S#ó</text:p>
      <text:p text:style-name="P1">ÛŒ<text:line-break/>ö</text:p>
      <text:p text:style-name="P1">Ëk;6ûÉ5äLC„#!lG&gt;T2</text:p>
      <text:p text:style-name="P1">Ñ#ò©g²6k#ZtF„q#Ó2##ÑN»Ø¹Î<text:line-break/>ñÂÏ¨ŽoèÁÌ<text:tab/>ô#â9]#ì›`›äì<text:tab/>ëKûI?gÌ.½òðLv­ãñR ©•‚</text:p>
      <text:p text:style-name="P1">Ò#Ç˜<text:tab/>#ƒ</text:p>
      <text:p text:style-name="P1">øP?ó‡¢y¦I#¦ò#f«Hî¥:§©ÜÙN##ˆK6ãî�YÁ±�ÿT#„©W÷¢‘Œ%uâÖí<text:line-break/>PÿyÏÂ2ÍûéÎ#+oÌ^“ányuý¤ëÂÃ¾ÏþYbÎ…ÈýEjåÛû~0£%igªj§F<text:tab/>\—¯M</text:p>
      <text:p text:style-name="P1">ã#õo5_\Šb³#÷àrN¤1òZÔ'#©ŽÍ##êïz:�AÚ°Ü¥Â|€iä‹eªðó ¢ZÎÞùú##=ã¥,�XTÌNÜ&lt;.ß‹­�#dÝ#°<text:line-break/>‡|È“’#¸‘#uÃ:Øó#aÆ³#J<text:line-break/>Ñ#ÒA\#¾Ë##¹.‡Õ„„s|öì�Á^¥ò#</text:p>
      <text:p text:style-name="P1">DRS# Ç¥rí±Œ¥xfyAõXyÈóŠ#·•&lt;\`¼n ÿ#¥™Þ±ÎI]ÞA;-e¨#\_‰kq ò�5ÇVžO7k�NrÄòÏ•#&amp;pÃû¤ú˜#â #ä##—#L¡„W³™¦#„æ·Èãú Ø®´ì~#A‡ø;[&gt;–L#W#Z„ÃÄ/^Õ+;$pZ/×é¥öI¤.ÕÙAë“p'</text:p>
      <text:p text:style-name="P1">õÒdËÊ¢Âé˜Ù#‡0@Ù².ú.¬xb”O‘‹�ÂJ#ß‚ïÊ 4.Ì#Í‰�7¶¿æáï´�™&amp;#ß¾}üªd#î"6#ŒêZŽší#¸;üœ</text:p>
      <text:p text:style-name="P1">¨V#“á`#`™#”Á#^üÄ™#ðß6(!#tyÑ®Í0\^™ïXAÐ}3r#¸#l�ÎÜêFFwoë5¥ÙÅ�|¯Ó$#Ò°ø6i9(ž#Û5¡Üäç#79Y þ#[;p#`#-##$#|#lÈ¼U#ão{GÏdŠõåÿ|}s¦ÞnÝ»%Šº###úàm®²ù&amp;WÜÑðõÊŒ</text:p>
      <text:p text:style-name="P1">E‚è´Iê�ªwºÑB‚�OTò¥›8ÈG‡)</text:p>
      <text:p text:style-name="P1">#Dk#oÈO$ƒ±Ï€ª—q­³p¾ìÏ×©²òs€Èi�\#ÕÏ!#"#¤&lt;3þ[ÿ#¸ä¦ÎåÝ­!ÈrZÉ2#<text:tab/>n#V6Û)åÒ#ÛôZéên%#WžÕ_Ýs$�#š&gt;+x€íþ$IŸ#… z#—9Y#Ãoµ/DùOÿYšH1ÏÒq? Ïf'i&lt;³·ý#ô5Ñ#ß:«»Õ#G¨’ÕŠ’&lt;_¥{ÌqÌ¾I_I#©# ˜#'¾ø4€²°õHÃÇÂµu@ˆkˆ/.k©í„##w:ûè—ôˆÚ)m‹Ílwt×œÍ-v7#2Î/AÎäö†=¨ øöŸÁõ#ÅCì#™|X#:çŠt»u<text:line-break/>Ø#3Â†#q;Ä¨‚Æt3ù\#úÕ.ÐCì#€Ã$:_zÃ</text:p>
      <text:p text:style-name="P1">�|Qiš%ÏPY§Ù…¢Ž�àÆõ##A#ˆ}x##[d;¾"ühá'<text:tab/>NQ%ðî9›#†ŠÛÄnv7Í#×X§gn&gt;OŽ�nº0¾#AV#ø€fß´ŠY&lt;Í;˜í�ù¢å7ÂE_ƒ_¢ã#t„v8‡—Ü#Tj�Î<text:line-break/>ó‹#ôø##ô##~Æ/NY·õ%#z13:UoÅ×ò8#m73=ÈodM}Z24Üƒ{#¦0ó;ò&amp;#´3‰`®Êwþú¬#úŸ��;‡'#\Úß5·7·ÒKÊ/#—#}aÜø6îS–J®ÜM#“#V¨#2ˆ)cw¯vI†íƒâšùeùàQÙ2°&lt;’BL#)}•Û<text:line-break/>#_#N[ö&lt;I· [*|ú]çÆë˜éÅ####"’i�HZ#1ÿ#zkQ¸ä##úýiI|Ã¦°ž±k®b<text:tab/>qÇ™_œ¼8#ñ4ª#ƒ#�²¸“`QªÙÂ÷üÒd#ñ9AE!FÞ—QóÌ�Ì#¯¾ÓÃÉðÿ#çú</text:p>
      <text:p text:style-name="P1">##########ÿ\##@@HHPHHPHHPHHPHHPÿd#%##Created by OpenJPEG version 2.3.0ÿ�#<text:line-break/>####r~##ÿ“ß¢ð<text:line-break/>„�©@µ˜R(­ŸŒµõhµ‚#È#Å<text:tab/>¾#(ù!­##}R‘'¬ÏV–è#H0ò#UQ9#JW#ù·dû�Ù]#¬YuÍ…SÌÎL”šAd¿l–ž)[GÅ»÷eçÍ¥*gÿHÒÃœp, ¼<text:tab/>×Í.™5w¾¹|#ÑrY¼</text:p>
      <text:p text:style-name="P1">P ³û*?è§§#K###-cÚ¿2£CŒZ#Ÿ#À#<text:tab/>à³õë##ßñ51/;ûÕÚÇ�CÉ}¥aþ#˜#%¦¡Èo@8?´ññ·#•[‡¿<text:tab/>½yAv/�#I¶a£‘##¢2#©NäÔx##„&gt;¯­%ýï§O#ó<text:tab/>àB·dèO;ôçnc#‹†##‹vb¶e#T#c ±o—‚[#&lt;¼T/ÍI³¬,®ûäjU¢#}#3{]Â1£0 –õÏŠMò##â<text:line-break/>#/#"ÏH’�#ÜáÚê#U¤w™Â$C#d#@à#_#éw¬ä#¹´Â#0‚R‡ºcý#HLhæ#aS§ÿX{=pÝš•##5h§ä("#œå##&gt;…zˆè#Q�##Có #í#Œ÷#ô}Ô#ïxŸÍZoÊDZP#Ó˜—˜ðÄú)]Í#®í$¨€¸—M'uQçïêaï^a"„#<text:tab/>-‚“Ìî¢]ÆSc€·Šç#€Ð#Ä�q'ì!±Íe5ßvÒŠ›@º¥0ý{#Ç+»}ìëÊ6ÿ)WDCñ•'x#¦’WG‡ûšÍ7#Š)o¼_È±õX?©­¼zÒ#¡Œ#�£ûGë|q÷]#´NÌª#ÙÌçý®5Ê^ì–M¥‘2à×&amp;<text:line-break/>9ÿ#‹ M¤žù#Ö;ÀYÃ0#=�Û;Rá­#|£ä#’ÞñÑ·P´Å…Ò­½øì+}m¢Mñ@^#c¤d%ÖW¹#"E­2ÌŒXØ#þ#ƒø*–!AÁQ$#dI=Púµ«* ¿&lt;ˆoÉâj&lt;«ÿ\&gt;ÁÎãßS¤MßNÒÐ£M#Çæzd#±7)KmïÆßöÎH#4<text:line-break/>¢ˆ## ##‚H)�©Ãé”™«#öÑµ7#;* #úy÷�y%œÕ˜&gt;&amp;6#®Ñ#w¹xu+VÓ.##1Ú�T�ØïÒ.e&gt;§Ç#S‡#v–ŠÐ/eih´FTÌáP9ÇÊ@¯©Q5~#í˜P##UoÍ.#\ðäLVn¾›—àüÐ¨»TrõŽ[a#Þ#NM#Ì¹òº­Ü„º3¶k7Ä&amp;#.ƒ#Í#=k”VŠ#7ŸçvÆXx+“%&lt;3ßˆ•ËŸÜø&gt;~Q±Q¬€ˆ¤#0HkžRm–(b~#</text:p>
      <text:p text:style-name="P1">9'#­Ê–Ø'#d^ø#9ªK“½&lt;¾žb?ý&lt;�™Ÿm�2OÖ…:»#ŠÐDÿFcë&amp;£ôÅ·ˆ©Œ�«ÖF4#FÀ¡óª8–rÞá)í¯÷—#¸z2K#hÑ#äWö¸Zù$#ÞWoû#A˜Uí•`dnoµ1=¥p­áfNZÀ);ÓägžÁØ‰¤##ðRÕ·µ³#Yá×Çx}óºÜçîØ¸#°C#Tú##á—ÜÐä¾#›�÷òn)¦]#â4rœ#ÃÕ#r;´z3(5�--kƒ³0ŒÃ�P#�–£`à#¬îç:QÏ&lt;#ªŽ¹âöË¯ÜfÑÎ#Ÿ^ë+/ÆdT9fÖÖže#ÇNE[ü#´ÒÖs##�eB}#`R’ÿwZÌ#�8ý'‘‘TZujÐ#’=ªOû¾¶lÈ5Œæ}¦ç§#á#Ò‘Ï<text:tab/>&lt;zÆ#Ï<text:tab/>²²„ƒr#‰�º9ÂsãbüŒá—&lt;õTŽÎÍ#ŠŠ¶#"!q¹#fÎ½�vŽÐ|8Ãqfç#—±#„Ž–;MRæ#Ï#ñ.é[#u#¯JÄò;„#ÎiZ`™#•�Eþ#9ï«WœÏÝfèZ„#i †[…—�JZ‡£ð<text:tab/>#Rœ�%ÁÐÇU&lt;ÓáA¸¹¹¿#�|²ý¶c�4Ò—9#Bî€É�Ó“�#ÇwÇ•§#Eú„i_Ù##9({µ</text:p>
      <text:p text:style-name="P1">×ç„w««MVÜ¥ÙÓ§ü#ocä¨#ÖlùM`ÇªöÐä¦Rq¿[[#qº/ñ#ee‡�]9K–&gt;�,øç#6#¸½!�Á|é‹z=QiÔÉ„!#i%À×åÇ$àc˜Õþ#8sø®)</text:p>
      <text:p text:style-name="P1">ñY9BÕ­S»|–#cv&gt;7#N–±qÅ#\Ú”qÊ&amp;×ø¤</text:p>
      <text:p text:style-name="P1">É#:„ÎKêF0›#íƒÆ?ƒ#*F1K#êf›°a.N##“ÑH’~R&lt;ìº‚#a¸i†¤œ2#NgÉ™î£w¤Õ#…ï#uùý˜#o?•6q`fnbLç|„‰#�ò#î</text:p>
      <text:p text:style-name="P1">Eêmm#Ç<text:line-break/>´r·\¿;{Ò‡</text:p>
      <text:p text:style-name="P1">çBƒ¸*•¤»ËéGE//£üÙê_"çHüW</text:p>
      <text:p text:style-name="P1">Þ###©pIè ×lŽaü«ÌØõ#ÂVŠ'Ý‡ôýÌó¨{C,¨)Dµ#</text:p>
      <text:p text:style-name="P1">4Ï¾ûs3ÒIÐ¨Íé’¹/üWíf}Ds#×­7�òjì�\·:·G&amp;›"ß`r@íi#t#‡(–÷‡G#(*¤9#)Òæ)¢ô•òj]oÜ}‘Ø<text:line-break/>~üœ—µ_7ÕJü&lt;E<text:tab/>€�Ìöó‚jœ</text:p>
      <text:p text:style-name="P1">GSnò˜žò{)„ jO‚à½</text:p>
      <text:p text:style-name="P1">G–¹O¼¼#Æ·ÎÊ¶÷fF¡®‰Pmœ£—�Z�,Ïá#�VÈ##�UÖ^ž&gt;Ø<text:line-break/>#7#Añ]n*l}�¼&lt;Öþ°ow´±Ôe¾ž{#›G#»îcŠ</text:p>
      <text:p text:style-name="P1">Ãd—#{#4}@Bàa{&lt;<text:tab/>Ä#±n#ÚXQˆlO–­ÈCI0á¦#Â¬Ã#Ó*eò¨­û¤ŸÂöœÒÒCQÊê#æ#D/É##äµ¢zÈZ[}{ÍG#<text:tab/>©_’ØR·§#<text:line-break/>ßîŽ##AB#žjŸMÂrÍ–¶åS­è)dâ0¼à#$</text:p>
      <text:p text:style-name="P1">µÐQ�P7#Èô¿3dF)##o#$µðÉ•:7À7úò¯.Êÿ##(¹\†Úæ#¨&amp;#/#Q+'wr</text:p>
      <text:p text:style-name="P1">Rã#F_æ#ÿ�fÞ¢ò#ùB³#¹ß6pDtÌ#ú}÷#¥‚ñ#àpµ Æ“ý#‹Š'#¸#Ëá%#¨Fþ)ÂOÓÛV0�™ÁølLýYâƒ#¸C##YFã \##5R#°¨a#âX™KÇqU‚·3ÄjXÕŽ¹#5îî ºqzUÏ8#69L»\Èe#Ú<text:tab/>—¢m½BÁS<text:tab/>€§âD#ã•#“¥@ô<text:line-break/>##0íSþß‘ÁÄJÃÀz6˜Ü[‰†‚#9í4ëñ/�pvÈO#,1RºWP7ó“È§‚ùå“xá"¶žÁ¿#b¯!&amp;­#Ê#°KÏŽg“£ô#ä’ŒÆ8üÖèPL?yð?¹#5¹##ÏB¾ˆ^]lî�ïÿ</text:p>
      <text:p text:style-name="P1">0ˆKÂYKÌn#bHˆ3„x]|#¦X5i…½¼èHÎ©T•$õÁ$J#?!#ræ‘Ì#{p#æÈ#ùSÆ×¸¨vâ÷##~U##…U›#Õîœ`%�ª·ü"#ÝPÏ•P#<text:tab/>Œ#íaIµiŒ£îÁ·®·eáì#êë:›—Ã&gt;3û<text:line-break/>B`Md·ÔºœIö«Ÿ#šmï¨žØ×é…ÕK¡/¨B:dÛ¢�#a-#l%S^(oÉÛØ�¥q4ƒkMàøMù~pAk</text:p>
      <text:p text:style-name="P1">3fEØñ8[=òEüÆ¨Ã&lt;I~¼^3òýÝä©¥,##²¨©îÃ¶î–âÞdJétH#æp=¤á##8´¾gSs{ý†&gt;:ø#ÀâRßÍ:yˆœ##cÌí4ÄG#](k½õßÛß¥G¨¿¾TãÇî�##L¢‡H¸“–‚#ëÙ#÷œˆßDƒÞDcƒNe=#õ2°1�â’Ç¬%(r—Ö±iU##ÀGÏ”â?lç#«ùÒeö4<text:tab/>Ój#LHWó&gt;GVƒûð¹ÐSf#%ñ¼‘²&gt;</text:p>
      <text:p text:style-name="P1">#ÑÆ%æ#Ž³&gt;�ªLÌZÃœ{#ˆ#u_¡"¦é\”Ëc4#ƒ2ie0V±_ÄN›P#ÄOØH:3þëÙW3ÏmœBÝû8ü\WÂ$§#X†¨Õ#e]#õÄ#›#@É¨êì"|32UfLH^</text:p>
      <text:p text:style-name="P1">/méÈB+ÿ#“©zš¦.}¥³mœ#Ÿ6R09£�±k÷ÖSã#ýÝ<text:line-break/>²³V�Eô ’°#W®(üwCRåÛùédù#Jtn²‘Ô#ð¸dr!Ìn`âOglgž#zŸKÿ#YãÅÒŸ<text:line-break/>¹6;ÖÜ;¼D)IÆ_-[ã�v±¢§#Ðøg�6ý—±ã*ï`²Qi�Œn1øìêiè&gt;<text:tab/>q“þ$Û¼’/#ÃÿKMo�¥svë#–<text:tab/>.Ú"Ž;±=¸¾í+ð;##ø‹«#C”TGÍ ˜w</text:p>
      <text:p text:style-name="P1">2Ò†ÚÉ¤TÈªC�ixÐL£Lì�nÊÞî#Y%Ç°tÕ¯âõ†jþDd%€´»$X—NMÐrì:9·0–³lê;°í!#Ž|¹ä5|á›ôréÊ!#ÃSÕõ;<text:tab/>ˆ­?V4vÑ#{!ß]§Š§4¦ch¾#ó#$°­}-R]è#ŸCSÅ#ù@Á[µÍ¢Äþu‘£�ü8/Èî]3Ö‰¬E#ý##È#-væÝnV</text:p>
      <text:p text:style-name="P1">zõ|³ò¦ÜˆÃ´#µ–f³Uò'û#¶ùº�u»´šjŸ#k¢K#Ï#Æ?æ5Í³%#ŸæS�§æ,óá1&lt;æ(ñ`v#ŸL£‹O}Ñ$#÷#we#™¦�Ù�Ñ³_³#ëá(Km×”î˜GÎ#-ÖŸJ–h;N^=nC[¿™gè6V¿#Ñ�ÙšÀ©ƒîá]�}oeÈ#R�+#ÞXpŸ†¨¨írØ*{Dú`\ºÔJœº]Oô\Vü`<text:line-break/>#§¬êá="8‹ýÏ&lt;w·##ÊÃ³v©K’ó"Š"«¡V}±ñ–Ã 0W$gd)lŸ/ÊCÿk{WUÅ((ÿ#µuÁÞ®ÐIÛIÊZ#u»F²òßB§9ÎÖ<text:line-break/>ÄøLŽ}'÷ôCßå"ËËó2e#N%ÚŠ,­##¢¡É#ªÚ)C8%ö)##<text:line-break/>füwE#[l</text:p>
      <text:p text:style-name="P1">¨Î'§Â~#È¾R#ñvÌ³S}²ƒ• ²#`#$ÃæH@³ %#Š‡—a1<text:line-break/>ü¡·L®™o#°.ãÊˆ™˜(—#ªV?#º#y~f*¦bø&amp;ÄIuD1#˜Úh#myêD¥ü#<text:line-break/>rJŽL¼QM\š?#ÛŒ¦Ïr÷;Õò¿wááµ›;…Ý²#3«®ëÍgòÈ&lt;uÃNó</text:p>
      <text:p text:style-name="P1">5=¥#ÁžÕ¼àÆº$ˆ&amp;§sKAü##,~{##<text:tab/>Ô‘ÕDùŸ4y#àÀ#—ÀhaQxjLü#,/È³ˆÒ#¢ðv:4{„;#-Â–</text:p>
      <text:p text:style-name="P1">�¶\#;|±Ï¡zKÕÛÂwäxì5`(Ãþ§Oþ#¯Ý!B5„…²]'Ÿ#Er_+QI•¾Ä)cÜÃ¾i^ö�Ì#"„XÔOÐ„æ&amp;ö#|Íº##É“®ZÂv#®�}h#½È8—Èˆ�,^#‰ÙŒa‘#Þ9-tBNèDfCòÕCÎ(––k#d„†/Vy*u¢›&amp;<text:tab/>î]</text:p>
      <text:p text:style-name="P1">r:ñÑ6" Í¦ÞI#nËùÖ+ir½#gøöáˆeqw3ü</text:p>
      <text:p text:style-name="P1">%ºäxÈï)K2#Gõ'wS3�xuþOCQ†²€cA`</text:p>
      <text:p text:style-name="P1">ƒ­=°#gˆaÐzJ©</text:p>
      <text:p text:style-name="P1">ý<text:line-break/>Á=Už#Í-œ#†#öœrÅ¾u'·–•fÑ43#|¿·´=“±Ÿê‡ï ##Ÿ©6±­</text:p>
      <text:p text:style-name="P1">ÑÅ#Áš#™L]#êíÇÐˆv<text:tab/>$#œaÀ#5#šY½á#¶«’+�~#3</text:p>
      <text:p text:style-name="P1">#„]##íC‡æ÷|Ì·y‘S¡ø'À�ù##èfwH*îÉ¯¦#&gt;ÕC4îàY\-9üHOÈx#„~!l`1#J<text:line-break/>Ž†#ÀHò‡1#gàáÂk¢¯R|ÚQ ™µÒ8K/¬#©}üÏàÁF«G&amp;‚#wËxÚB#¡6X##öyï"�/k*JÝ`_Ât UÉz½§#M</text:p>
      <text:p text:style-name="P1">–Œ¡Ì&lt;1œ‡G°öiJë[�ìÍhM#Î‚ 5KZ#$zM#ÈQ ¨VSt¸ÕfSÒ#Œs#Ê"ÆZ&lt;'</text:p>
      <text:p text:style-name="P1">@îÅÉÆ#€#øîÕorØ&lt;Ï=¯šõœZqx'ÿ#‡Å{Å©</text:p>
      <text:p text:style-name="P1">Óß#üf‘-ý$¥�Udn#ÎðžÄÏƒiH)D‡.k}½žÈÙ#«³g¨Š7ŽhÁ„÷±#h,F\Ém•Ówaïã™ÕŒoI</text:p>
      <text:p text:style-name="P1">ÝÕ<text:line-break/>€‰fk´®#6w¾ºÂÇ4!0Umý95Þ$šr«Ã8Ù2˜Gãkd#*2VðäRÛâ#³Þ¹#£G@Bÿ###±�ªn‚?6âÖ¤j5+„n‰ ¥5¢#°##/Ú%ê;êX%KÊÕ##:ÌlC;2�¾m‡Íù£¾OÃ5´#ˆ»NÇ¡Å#ä¾-)’s#±¶ª0ð/uÄqëê‡”#Ÿ³<text:tab/>#4UPV�i</text:p>
      <text:p text:style-name="P1">·/D¹t#%æ4Ù&amp;Xõpòù¶$</text:p>
      <text:p text:style-name="P1">M"u�#k‘É:+ýá#“ž†H®Q¢DA×8žòµþIÏ#™ÿF#�#áÉªÒ#C &gt;#M´˜a<text:tab/>�Çýä.X#IïãU¾#bááœ:Ó5}›##õùýŒþL#éí#ç÷)ùý¾ß?r{|þï?Wj;ôzƒ¾¢½óý<text:tab/>G¦Žo“ÐGçígùúcùýF~M7ÉÓ#Öç•v±qc@‚�^¿=#2uHçn î·b®'£�Ûý” õŒAb##âlÔz·=ù[yÿ#ÍJØíÀY¦#¿õ7Ê9’#RûõåÊÜ¼ö<text:line-break/>«%Êr0Ë“‡3�iBÜë±ÌçmÎi#¯´ú#O½À##ŠöH.&gt;¡6L#-]ù#Ãß7&gt;÷­#NŠÕ"0PŒ§ÜbBžwððM<text:line-break/>Ÿ4Áÿ4ãÉD@##|j</text:p>
      <text:p text:style-name="P1">ÒF’d#G¨O ÌÓ¹ãÌï†Xv§Â#eBæ’í~•²Ï«+#rE®=›#</text:p>
      <text:p text:style-name="P1">ÏÞ­5¸ÃÖ½n‚“ˆ#.û•çûšOkÒ�Ïò…#&amp;r€Th“vS/ûñ#[¦ÓLÞr8ÑZÝÄ#´‹6¼Õy¿Iñ j</text:p>
      <text:p text:style-name="P1">A œ¬Efè&gt;T¬'º@ùÕà#&gt;¡íOÕC‡¦vÊ…t”/Î##Ê&lt;hÙ—B˜;ðþnÞgý#ÏB )EöÀb­°###œ<text:line-break/>&amp;ìW#’»£NWÍÊ†Ý÷:ù<text:line-break/>#8*À[�SÛëê”Æ^Sd¬#|#¥*Æãj¬#tï2fQn#Œ§JË#â#Ù¶€ßXËAíƒl{‰ôòÿ#ž§##ÕV+#Dë`•¦ÙÍlAÍÂ}ÿFñ#B ‚êL#ß&gt;³##ÐSSûì‚AøH­Î«ø�Ž;#´õ‰&lt;Ý0ÛÏ#9Œa«Yà¹4#¦¢*QŽAóÿNšVÀ¦#Ú%):#6ëMê¦+n’»TÂqr�–©Ú—‘e†—î·íf&gt;t^h#¶¤@#�#uÆ<text:line-break/>ÌY:AŽÒùúTV¿##„'2#"q</text:p>
      <text:p text:style-name="P1">Ø¼XQ]h;ÐÖ½#FS…6±|RõšÒ�ßÚªóC&amp;íxáî##¡–Íaï.#+v¡þ2ö!›¾XÓ#_€Ùòv#NÎª<text:tab/>sW#«äMukƒ5ìÔ#�äûíãVúGFÒ˜x€£;t#Ä¼#X§"Š™#’ #w­:6}¢Õ,ü%#Zj§kÑP›ª½é<text:line-break/>½#âr'_~ÈË‹‚î-»ZE¥ï÷cãfæ8÷/«m3<text:tab/>Ìmƒ/ÅúŸÊóÅ»˜ìË¤8¼#Ðô#V‘ræØ”ë–*#Oê9#š5ºËê#Êƒ`Õll7ô@5#5.‡Ú“]'#­êõÍ8L3§µ5###(Ø#<text:line-break/>è%¼³#.ˆÌ</text:p>
      <text:p text:style-name="P1">‰ä’#€BŠƒ–ªòÉÑE:#V ˆ*Ä#•~#2ù×÷ú2´ÈËDI#uª‰äD¿ÖUzÀ#øÕYÞ##¿#îL; k(š9ü¬Ð\rô¶Ï¶kv<text:line-break/>–#CšØÆ~W¤üž\áãÕèqFÀ#{#h#ó1#³=ò`#ß…‚ä�¿èèJaÌš"]t##,“TòAŠ#ˆÌX”–²¨è*â-&lt;¸¬nðM`IM•#di¥T¹þ–ä¸##öõŸÀ</text:p>
      <text:p text:style-name="P1">ó¦u# õÝë_##üÈw´�‹$¯~:â›K0ô?Øñd#™ôP#ãÌ#Æ #Ï#XI²#¿Yî–</text:p>
      <text:p text:style-name="P1">WŒYY\…¸#ú¸$b&lt;�#—rÖGqŸ‡(¨ç8Ä42Whs(‚Lˆ8#Y#Ì¥+¤ˆoá</text:p>
      <text:p text:style-name="P1">Ë¥¹¼«É°QÎ3\üí6U!ÇåÄ÷</text:p>
      <text:p text:style-name="P1">#x@iyá�W#°s#j#\+7Ù“¤,ÅT»Ø¬,ÐÃé9#®«¯Š#Á”3•žÆ¼o¬(ãÈs=0ë|#g+rÜêÊ�?7fð�6Z€�—�‰OjÊ´9=}ÏCû #H#Ë), %^’q±{#È#Ö¬Ágâ##óÚ%””ì#*#½Î´8ÆQ¨´ÑÎï=rÄb#ï{#')ë####êQæeˆæt…qä²”�là#e¥S“™#´ÝA0&gt;rÂ�#]#Y|U•ø~Bõÿ-­#¶LFÈ(§îÅ1\;CoÙ¸”ëf#h#„XnNY�$åœ1�V»#'¤è#</text:p>
      <text:p text:style-name="P1">ïä#<text:line-break/>üDMv'l#ƒ#Ç¢h!¨¸­ô¥Ýã•›$#—Œ#±¥aJï)#•ÔÂ#D®§8ªV‘]#9¾#ÖãÙ'®</text:p>
      <text:p text:style-name="P1">¦ðÏœ9q�/5#(óhÅS6¾µ.©Týöd#Æ¼Ô*ƒÔu^s†‹v!Š­#ëê©#Rô%D#S¿œãÌh#îr!¡}»V[µhÍƒ*àh</text:p>
      <text:p text:style-name="P1">û#£6#9÷QB2Q#ýø'GÔÒ##©2½#Ö</text:p>
      <text:p text:style-name="P1">Ûâ#ñ</text:p>
      <text:p text:style-name="P1">¹î\íµ�Oªf‡ù&lt;–F#„ƒähi»X„#ÚÁñþÁ´ß/Þ�5»9�#Š6O.8,#ïøÆáˆáëhß[#è¨#E"åçùP</text:p>
      <text:p text:style-name="P1">ª]DÄØj‰##K\êêÉøÙÆp#5œ<text:line-break/>Pó…­µÆ#+µ</text:p>
      <text:p text:style-name="P1">#�Ý\#•k)µ#Ð—°UˆÁ\<text:tab/>­JPx)±h3oµj3à�öU#ª#¤!pO¨{« €Þ</text:p>
      <text:p text:style-name="P1">úÎ¤Cj:v#</text:p>
      <text:p text:style-name="P1">rÜÝß;r#2²T5°UbêÜD#m²ˆ'Ÿq##¡¼$gËNú#lå­ö;©Ž³'Ã_¬L¾=¿Ÿ¦¢J¾#»PÇàzSBQ ˜¡¼Gûäð=<text:tab/>F†#wf“#Õ;#ºÄ/z0ý„%##Ô¾ß#»ê&amp;ƒ#I”#¿BÚ®š‡#|‚içñmÜF‰6‹bÐv#¢÷&lt;AXòß¼Å˜š#Eíªë5é¸<text:tab/>š##Kð•ƒ­¿p¿ý"e‚‚˜‘Þ˜Úí#•ÿ##?+¨#©Bi#‹½‚ñb°°ÀÌÝ#us#UWyÓ@ŽÉmqç¤.�ý</text:p>
      <text:p text:style-name="P1">s##b#�#Ï7<text:line-break/>;R×Õ#Ÿªù+„¿ìò*RåXŸ÷´�ƒÉún¥êŒ##Ë­×##2¥Ç}¦‚y»‡£#È©#qÏH*w™c#ãqLhüy##6bD~\‚²¸¾w¾0 ‰#å#Á+‹“¤!ƒÐX¥¾‡{]èø2$#�xdÝ©¯ûäå=“…#8¨àô›¥#]&lt;£“³¢+!jõuÏþXç"tÔa!�##q&amp;~W*“#Ü¯&lt;ÖrSQuAÅª†š¾ëšqÿgXB¼f‰Û¬[[étà/.ˆã[)µßKò™VÙô¬Ø#ã¼iíuäÎôì±³C‰ùó–=#¡˜N1#´ßÐzÿ##®gÐ‹úê™ØTp##³#â·Lý!òŠfÂiv#@Æ½,"k(«#�<text:tab/>#TEôHd?‚kM#è##ÍÍ:ß?µÄŠ(#Båèÿ#Ø‰[�õ\�¤#ÚX¾÷¥Ãdãñ¼§šœ#³”¯Œšq#Žn�µºªµÜ¬r#·Q”#^V½½õ8Ù#Ñ•#ÊãUw&amp;-³£k‘µ®…œMÙ€¿êœX1#¥Ñ?üWDwŽ±žsà0~³HáHš##5Ý# –q…ï‡#©66p¡žË�.™–Á#"ÀÙÍZU{ÑÊ¼#Kw‚aÍÇÖK#ê®îz~].�0²Ö#µï¢´5¥&amp;#”ÖdŽ#,ˆ€5&gt;ü</text:p>
      <text:p text:style-name="P1">`ít¶Ò#{Ò#Ê!W#</text:p>
      <text:p text:style-name="P1">—œ##þ5ãM¸¥#U#Þ#Ì#&amp;Ñ#s#§’»-’È£Ñ#Q`ï@ê¥ Vê…kã$5Û)#€‚¡èž5åt¡•O7Œ…Œ‚|#qÙ©ã#¬Ïžü;0ˆþDû#0ë{ÉÍæ[ÚW#¬#ë9Ë#Â—2u##JføX-~F?j€/Œ#sb‰kã#ï�…|ü¾ÆçˆÑ ÝCÍuN3n�ABÑÍ7!óµ,Ö#sØ)ÀÃãš##á#É•76###KÃø##éQùÂ°áéˆŽY`#L#ˆÔƒ¯µ#«í##Ì÷Ð¨#é÷K­]ÿ„elá L­�]ëI<text:line-break/>n—¶b—.Oä×#]ÿ]fŸÒ¼##¹#;#ýÅ�ˆùÌ"QTë1Ÿ"yçùgúNp7*#jÏ#&gt;hqõ÷Ë `‘O‰‹—</text:p>
      <text:p text:style-name="P1">¯lp�¥q~æ¡#óæsUPvö%µâºfE#FŸÓÇ(Ø#×@�™W2m¤Ô²å�öÁBã#ë(;xj‰‰Öb‰Rë¡IÉ#CËGh´µ©�W»`¡ôÌþ+&gt;#‰u®##ÌÌù#&lt;´š•ógêð„¹Ý##U#¯ãìò#í#¯ª·Öï¯ƒ#*„##ËNšdä{¸{#P"LyµŒ‰¦)¼Ù”ñÂy#¼ó‹ƒ#.(šq5DkbUé ¥ÈÈ#ø.#®##ÍL×§Xå-'U$¯'ëépÔÌËü?,Jq§ZƒûÒ¦ƒ{7Ž:pU�ûELøËc°ÿiYŠ…Ï#Õ¹&amp;°åŸckg/#§®Ïñ³� {q“¥ÂSUk,#âŒÀŸïdüÏ2åh!é™#$=#‘×¶÷!Ù&gt;„c/îÃÍOY˜#ÀF#áwz´Æ#Åe¯ Oî9&gt;Ó#®SL<text:line-break/>)¥CÌŠá”£#~LŒ“då—/ç!„”0</text:p>
      <text:p text:style-name="P1">2Ä¸S)g,¢Ý#|#ŠJOpå¬.¥ë#re#Š†3qp/êàãJÀÙÉ"Â†úw5`#ß#„ÑlYfÐ×#÷oÝO*Ûv7@”Ž<text:tab/>#@ñÝ­%xAÉoV›s�Ü9Ÿæ�3Ÿwóë_‚"·b#×Ú€�o¢þËµüY4ÂFÚÔO_äÍoW×Ñâ</text:p>
      <text:p text:style-name="P1">Ò?ª}›vÑ}W�Ø#P`ÚïiŒ¢3#†e“ƒ†?élë#jY‹‚«è–¥Ñ</text:p>
      <text:p text:style-name="P1">Ñ#‡RÝÅÙÄöô€{ z¥(ß3ý6¯#_#íã‡–™ýôqkEúyÄülYÉnaÖ‹(##Qu$òO)Ö#xø Ø‡~u#‘BJ¬ÒÎòó³q‘Y#</text:p>
      <text:p text:style-name="P1">#—#¬#ù!Žd¸¤#D#•°c®#(ƒUƒL®=£Æ#°¼#@Õ×Àd;—åÀ”ž®¢K­ï#Uñj##PIêú€?-,Éédb¤«Í&amp;#K#g´ÏÅ¿7Ã“m€Ç{ûþ¿Ì#oÎ<text:line-break/>ø79ç¥-QÊ¡û</text:p>
      <text:p text:style-name="P1">–ø–Ï’+‘#$+¼/ª`#éL)Q²ð&lt;�·ª6å�Î¿©ÚêˆÂù`|#-##Ñê1yˆû éò'Áß#G¬ÃJåüM¯<text:line-break/>DÏ|#ýÔJ”%ý6HÓ£#+#Úg##˜kbkÔe&lt;¿¢*Ø"x#~&amp;”æg+(Ýå##gæ®##</text:p>
      <text:p text:style-name="P1">®Ëâ#n�Üú­)anÀåp”Tì#L­^#Š~íÒR\oðÉ¨Ã<text:line-break/>ÑL‡œù#±í¥õ‚d`¤©&gt;#7„(d™v¾ž…8,ë<text:line-break/>è” ó</text:p>
      <text:p text:style-name="P1">SŸ¹ôó{#¯&amp;DR›Öà¨¯Fí#‹íG#œ·#<text:line-break/>#�v¿Ý#NM#Ô#3&gt;/MX®#oYèqˆ(d²#÷¿LÛN\¥¤C’|÷…± ÔÏNŒôâ';ÝßbíÈ÷1¯w€/¼Ô#�7#úÌ®R•A“¡#Z#Âã#^]</text:p>
      <text:p text:style-name="P1">eõÙ+¨ýeäˆSÛBä30rÒãzÛZ8ó–ìzêž´V#¢&amp;¯ã#›ä\E¸’5Æ…#ÏjåV?S·‘nµû#Š_X#XŽÑÊ<text:tab/>[U9 �`<text:tab/>ERn#�…2qBÈõ#(Ã‰r2â k#Ì5Ne_Çüžøµn:1éœa*#«#ðªÚ«s-#x#,ÙÆgÏ°JX¹ä¥=÷Þ—Yå›|#ï1Lˆw£#û#Øù</text:p>
      <text:p text:style-name="P1">Ä´#2#^`Æ‡³D#š(Òã##nà¬Ïãˆå</text:p>
      <text:p text:style-name="P1">ƒ#m°¸ "Å1</text:p>
      <text:p text:style-name="P1">#pšì#Î#w¦ýpjZIïMÆ&amp;SœÙò$¢¦ÌÉ…ˆÈû¿#EžÑ›+%GnÑ&gt;êµ9¦'jŠ#Ë#·–˜)©<text:tab/>¡;öb#™*ºO‘ôyvÙP›PU6#ý3È#ó|#Žz4}—g‹Ÿ«ŸB¬]ˆš{Ò¡˜±°Q#t¿fÐŽhÍ<text:line-break/>œdßû#™]G#å9ÙçFÍÞÖßõHè¤ƒ#ƒ�ïñUhÐ¦]</text:p>
      <text:p text:style-name="P1">p#„#w#I##‚:¤ªß2eÉN#K…%°›ü{#~Â®¹96I«~#kpTüœB#éBA#�#³V5d.ÐúŽ#iŠmÈ¢éØQ&gt;$#ik#cË”‘#¡�žDý#ö‘TÀF7#Tî:¿.”##d�)ï˜å@z®U#7Ïm÷#ÊÔþ§çÆ×gõ„#(_zÌD'à·~¶DVÔ£</text:p>
      <text:p text:style-name="P1">Éû·¢CÆ�ÀR÷¬­ëxZl#`—#—ÄPÖû� 4÷Cíâ_</text:p>
      <text:p text:style-name="P1">D#J¤É0Nb#l±#Ü#</text:p>
      <text:p text:style-name="P1">üY&gt;ÍE£Ð}Ex&gt;AD¦x#{#Â</text:p>
      <text:p text:style-name="P1">Oww‰Ö#OÀÝç°‹#`©êiÅýçä¬žôsZú#­‚#y¦#Ã&gt;}î¬g)pèøtÛ½îYÿ=Ó3@šX3#÷ãÐúM‘ì£¢\´œ\Ö#</text:p>
      <text:p text:style-name="P1">9ÂsR#¡ø¨ÙM=ëµåíyºµóê</text:p>
      <text:p text:style-name="P1">~¬�ÇL£º�ü‘‡‹Ùÿ^boNn</text:p>
      <text:p text:style-name="P1">{Š§Í�n&gt;ôð³®)#‹ÕS#º]©ãÈHÄ–É0#½¿Óo-&lt;lqú#/±¹#à*ôÍÝ¼yµü#˜×žd#´5ÇîþçÏb#øL</text:p>
      <text:p text:style-name="P1">V#¸Õ¸Fhðu#°§h#WåG¾0#i'ÂZ¦Á#eû#.ÊÅ¨r#&gt;�uÁE´VÃDÃ2!Î®ùÅàóÚá™LªbXÑMñ#��«##º”¤¼4Æ#aµ<text:tab/>’#ÿ#Š“Ÿç¬õ÷¶SØÆòþà#E²#Ôá{½m¬Z¾j¤x##ÂFô©</text:p>
      <text:p text:style-name="P1">™¾#Q*#+çÏZ(œ#¡'&lt;#&amp;›@—#Eè#Ý#âÝ¬!4�h#íå#ßóe#ÇL#k&amp;#v²d³´#\9"fJÔOe]C0ÔE#6##|&gt;Ð#ù¡R#x#æ`r79ÕÓß?</text:p>
      <text:p text:style-name="P1">#Ž#â)&gt;ÀÛ0¡Tùù¦EÔx#w-fjB#½2æ{²#?fFÄç#<text:line-break/>SQáD�÷d¹çœ!˜‹ß„ê~¤}Ãø}ð#±Å¥#üfÓÙÜŠ2#Û#6¬*@«²Y9{V%¹Bk«<text:tab/><text:line-break/>FxáV ›e#³uÁ#%ò#ôÕÖxöJ+V#!’ï[ä«fM,ïŸ#‹Íû©l#Â#å~ût#oR‚7ê#øÎq�×‹á\1l‹ˆ×è@Áe#á:­###¬Yä•œ$¥�NŒÕÞÈ‚#ý¶•xQâ#þ0•Â 0œ/&gt;ú÷xÆ#,#H¾Œ—÷”^bFaÊ|ñFŸ*#=®CÊ ¸úÁÍH•#@úNgŸ‰±c†n6‰#múÞD"“<text:tab/>¾›0†!“}x7u`pÙæãçÙâ€•#¹¥$#é·ê&lt;|#”z.Ë™Äþ5iDÂÎŒ$#ò</text:p>
      <text:p text:style-name="P1">^#4Ö-.Èpõ¨ƒî#Fàú„÷#`Å8Ã„*#?dnŸÛ�V©[”¶÷)Í#|:–;gB[®3Ô8â$�)#b¥EŸ Ä9´øíñ2<text:line-break/>•Ù,Ã»`×a'vÊ¦€èS:Åz“ñ®Í#@|ÖI|»ó##½e3™›lÃR§(áUW»¥z¸Dc*3Q³Ž–¢¥#©z�O#QÛB#}¨ƒ²‚&amp;ñb#’¦P\#p÷¹£fª¡&gt;dji¨ÆG?þ#!KcïD£\ù³#Éª#âÛ!cñ§–±qrVã)‡#ÝAk„^DÎßok’Ü…¡‹hjbß#ÅXwöÀd:#w7 üº’²„äª£ƒ<text:line-break/>w@®#ƒÎ´p·okøbÀ# ç¾nZ‚†©úío ãL|*K…g¥##}$#çù€e®’í«gœÝ#½¿#«»é#®ÒËó =ë]y3’ª�¤¿##XŠ½±Ä ½iÜ‚,´�'#\}Ü—çH£ò‡„{4#Ù2’#1#MnÑNðeŠÃmPƒ#r</text:p>
      <text:p text:style-name="P1">¦Ð1a¨'€#ö›Á`¤;Øv„ÅÇ�Á|~#i¸ºË#ûÅÀ�ä</text:p>
      <text:p text:style-name="P1">Ÿ#žØŠÒH#’RÎ?#</text:p>
      <text:p text:style-name="P1">@Œ‹ê.#G#»#g2iä#¯</text:p>
      <text:p text:style-name="P1">‚dp#{lÀÈ«Î­¢9Iˆœ°#–K#-Ûö«‚ÄA20•8Æ—¿Ü¬2Ôþ:”—Rè#Àv´!½�–N#" N,’</text:p>
      <text:p text:style-name="P1">‘2ùË^iµ‹ƒý1Dç�##é­$dÐ¾g#…ÚòÝ¡A`lŠ8�XŽÐQö!�ŠÅÂor1:l¥¾#è;&lt;Û#t##ÆE&amp;§¡=’y]ÜšŸd˜“?#ëÆè…�ÊÝ#Ýä</text:p>
      <text:p text:style-name="P1">¯#†¸ŠÙÏ­ØC#Ä„£8àaõ­•$ô FåòÃ‚##b£5¼”ßßfz#Ÿw¨ºÑ#'YË¹SÿEZ€\</text:p>
      <text:p text:style-name="P1">–˜#|#ÁÓê#­x&gt;¤<text:tab/>£9ß^¯,#žN3#Úž‘Ü6}¯#X#U<text:line-break/>:#ªÉrž3Âddò®#øn&lt;®@£RGvÞ�“IŽ©í#ÇÔD(ñãL—ÝÇ¼Y�cSj&lt;#^òA¦ 0ã¡Uga¿zÉ:¶/íö˜Löræ+®h½Ð†tç;##û~OL?’×ß%wóusÿ#©÷Ë£¿'ÿ#I_&amp;¦¾?Q—ËÚKåÛ[òzqüžž÷äô+ù=‘ÿOÞ#åê#äêOäÒ?“_þN…ß#—¾;'·äõGù4#|š#óu#ÿ#®·Ë¦ÿ#¹?“ #ÉÒÛäôÕ|¾€o�pïÉëÿy=�ïÉé�òzôß�ÐGäéíðúëù{sù;/ùzQùvå¿ùþ_Z—ÃEß#—ònoü�#üuûáêŸÈöø´7åô</text:p>
      <text:p text:style-name="P1">PPI¥Ö‡ÝôU¡w²&lt;1«wúl</text:p>
      <text:p text:style-name="P1">ŠÄë�oŠE¼#rÅö#Ç[¢‡‹Ø£z#£ËÌêÕ–¹#­•Ç³L/ÍÖGÛádø.íÆ¥©²Ôy“‘Ú†Ã$#—,ÉKp¶9QÞI/fþT!àâ¶î uÑ#´é?Çó#v\_¡##[Á1¤dš#¦-#ù æ###BôJ£µÎU!‹xÂ#)çWr+vpð¯\Þ3ÅF�$ý*S#;4†K"q #È(—ží[ë¾ ch#}#hX|½Ž¥ã#¯§(2u²S#OqTÈð¥$Ð`ƒì[.}+¦3#ÉÍæÿt#­y##Ôqê«#Vú×­·j5½þ¦Pw.Y&gt;�z#O÷:ÈÛ—*?Züã7;#@i=÷‚#</text:p>
      <text:p text:style-name="P1">Ä#Ct–m#ør<text:line-break/>„ŸpÅ[ó&gt;{#Ò±®Ê¶##…¼dv#wH|í(�3ÚRm¡##¤êÂ|ŽÍ#.•¨@•èF‚€÷#†#C“ Õì‰‘-#sq#Ò#ÐEa9!#UŽ8†ˆˆ(#È#C­##÷„ó°#I#¿v5!¾ƒ+&amp;Òl?{Tƒm##Žö#w˜PÛƒ#}##Â(îÝËZ2²q~z7J?Üƒv#ÖÙB#p2}#º8k’Ÿ�##ü…&lt;ü<text:tab/>î5­f«Ê¸ÅÝÔK#&amp;#¦:Rè#ÍE#õ<text:tab/>#H‰‰#R´¨‘"#\!/#Ø@§#L##½!Ü'Œ´º#î¯<text:tab/>#ú&lt;y¨ûðPºæ@µq¸-l#GÀ6Ï7dë=é’</text:p>
      <text:p text:style-name="P1">ðaüV7“Ø@YdÈè®î]¶-C<text:line-break/>'ßª°I˜÷0/ñ—8ãQJÜ§MÁC4§)é#s#Uº##4Ù*ú`º€œÈV¡]œ#¦&lt;ˆ§µ#"ú¡ƒ—§ÎS;™ºQÖE#Qj×‚ŒH#ßRî-h#Š¥m#nÁðÿ</text:p>
      <text:p text:style-name="P1">¢ô1#;‘#GAj@sE‚){#s�b#uÊ#Y"Už·VYÇ?© #núC#Ü!Z##ÌT)ˆ›¤#[ÒªÛ“5YI#Ôua,¶O¬AÖÕéÂAë*Õ�#šÞQˆüK¥#íâMqä}#³ÑØ—È(D&lt;M#à˜¸]…þ#Ë5òÅñCš÷É1#k5&gt;ÑçðÊ^ŽéCÍ[¡¼oâïíBÎr+rÝÒÌcÙ~#­ä.—›éÏ®ÀWó&lt;FZ#l*˜#¸nbÄi~aM ¨}»£IÏÖY-§©ré6´oú¢NÂYð$¼'Ü¾–#x¶…›f&amp;Ä«]ØË#õ3psÛÐ¢µBL8úH¿‰#Vt Wd«4­ó#Té¹#%(yQo&lt;Ã#i�ìDí]Â#-ºÎŒPc?Ë¥�&gt;GÅ)*YFv‚í‹#¥|#Ùñ„õ1ê�{TH–c¸a’GGG×%¤8‡îì‹ÕãîWx·mhÝ×6ñ³Ní—l(:WÃø#Å#¼¯sÙBá�<text:tab/>ß¤#®Ó|h{b5{,õ•#öïNÚ7CÈÓ%Þ#XH## nÙôw¦ˆ]Â„þ»17Íê9†ëåþ‚#`@'£##v‘2Òõ&amp;###Ñ#QKZ`õª#mU˜n’z–#µ3îÄ#êþ¼ÿgž%˜#åã‰‘¶?·vƒ�€)Å#‹Y¾f#äŽ#“#æ#ikbÝ§K’#Šˆ)#På#“qÞ�‚Zû&lt;sÈëî#à¸"Eq~#?å9NÓøu›ˆ6µKËú–C±¯ƒ�Wsó’Ð#€x­«ÏÙ¸GÖyé#açf#Ü¼'jÛ#ßòÞqÍ7e{š‹#§™¢ LX²Ì#mÒ#ôu#œX—rÕÏ·´SñjT`[âLi¤À^ƒmêUà~ÌõåŒþ&amp;»•#Á¾#ä,öv¹Y+I8t�Vƒ1Õ©úÙ›Ï*ØY™ÿ&lt;ÒÁA¿ò¬e¸�=#2Iò`#w·ƒ|Í#q&gt;«¥àlR#HÝèƒ°ƒd,$¼Ò÷Ÿ�'åõ6# Íá›�: ƒƒ#Pr¶Þ9ÀùyåcÌ½#D~4¶Ï#Ê¨´¡OT�Ê #Œ#Àšr&lt;¯œYc0@Ñ•õõWó&gt;”3E##±¤Ú‡ÞÇK�âêó_r,SŠ</text:p>
      <text:p text:style-name="P1">Ú½:ØÃ[<text:line-break/>4’ŽB#ÐLE#®ˆÊÕhñÑìÑQ#2þ-pÕP<text:line-break/>l.[´r¡#iD4ÎœÇÂ™Æï"Ð¨Xifä;Ô#™WÞ)Ú#t7#ˆ¾/É–üõb#ëþty@-'aÂ�üª&lt;ÛrÐ�Žã#:#J¡ÆH</text:p>
      <text:p text:style-name="P1">¡ÌÓ#“ Ý�#ÓO½#Z#í #GÂV}I‹PR�­EW¿€#wþ<text:tab/>óÄ#Z†#WÊÀå##³#œ¸æ=Ù�]Ëæ…ð²ñ�ðF[®#á‚mž±6¾]Íwáìÿ<text:line-break/>#&lt;.ÆE#fÎ<text:line-break/>Nõžw÷L2=8,c®<text:tab/>#µ¨uIqí|�Øžòk®ocËÅa™žÅV#÷SG„B¹·Ã#&lt;ý</text:p>
      <text:p text:style-name="P1">ËòmJ#4Ü8ÿx€Á#¢^!¡ªù[ªŸã##Å“…#±Ëž‘Ì‡J</text:p>
      <text:p text:style-name="P1">d##J*vÌ<text:tab/>UUŽò'#üQcš™*“ò@ŸÒ„yÂ#Ö#Ô”Èƒ,¿TÌ,#ôéÕU‹)ŽîáŽè{Àf&gt;&lt;ñ#N×#äN¹Û4ä¤–b�³=üB¬6ŽGÌHøš§¤y@ŠêÂüw�de&lt;#ž·#&gt;;</text:p>
      <text:p text:style-name="P1">„#�¸è¶ÐužXˆ?#és#Üí}ZïâŽÓ„Ôª)ÏB¥#îc ##tâ›æEzÜæh#Æ#PŽñ¼â†fM5}î5f&lt;”<text:tab/>2³“ü¿Ù¬A›’íù—»¸Q=@š²#ú##¹ç!¡V—:ïÍv Qé†™ðº4¸?¸k�õêRM#˜µ“HãÛ$p~ë8&gt;§v«�Š�â#YÞ.ÌçVÞ<text:line-break/>¥##*˜øèZøª”KÑŠ”!è›0`#TÉ±KžÑ1#|‘;/÷##‰©R˜##¦#j##€B´¶GÈ±&gt;#ŒQÐ¨‹Ö&lt;40Ù×Tñ‹½ÔÑý?¡T|Ê›©=#Õ0€ú„Ù?#�Îrì#“##ð#í</text:p>
      <text:p text:style-name="P1">#¢ŽÀú# ¯ªŸ^</text:p>
      <text:p text:style-name="P1">k(Â£9Ü#béÝã\„«‚°FÄÿX#Ëí‘%XM?û&amp;N#°e“|)_»`º&lt;ØXÑØ‚$##Ï�Ç«Êq</text:p>
      <text:p text:style-name="P1">€¼CûP#üS†\##¼—ß0¡##©Â·žJ_8;]¡álDeB#°!ú3C¥#k@�@D#ŸÖ*ß##×vêwë<text:tab/>B{¨º†C–±«</text:p>
      <text:p text:style-name="P1">£ŠãºnÌþéÑûŸ0³¢né#bòkuj·�áµnZSßh–qN‹4#–½?|gûïFË9y{&lt;uü¾+¹¥i{Ÿ‘§Ë~^Ú]˜Èk]D4ñ#Í1?duJ½xó#Íã¥VÒZµ#òš)máÊykÔuy×ÛIñ#^ÚÔR‚øíjÛ¿o‘Å…‘Ðª#9¹‰Dm$~4Îýí#‡]#±<text:tab/>Imûd#·½‘Û#Vm…¨E8š(ö½àsSÓ¼Hõ"éL^Úë#À=¯’‚#C¢(A[‹†à<text:line-break/>#yZý#ª¾÷#Ž8#zè§9™”Úà‹Ïæÿf?7IÜ‘ù2Rª#‹ÿ{tl#ª#­—¢0¶+ï(ñÔé³v1D#ÿ#ý8š#¶z™õ›CùÚ³ÿ?hØ</text:p>
      <text:p text:style-name="P1">Y¾S£#Øw´ÃîÏhlyâ##ËÌ##Ž#§X#É$.#ÀS#oG##…]Ùáasûdf#Ÿ#Öu’Ù8#Ž‰#úµK#…<text:line-break/>ŸŸ¹!'ï##©¾�ªrºô~#ÿ‰’jI�ëGNwÈ#.ª° “C—’,fÑˆœØuYÈ-�+Î#ÙW€#çäwx‰OZ##t³§¢ùzVn©Œ&lt;›<text:tab/>�GHäî4ò‚¼[=_7ZYÅå*#Uc™9Ú#á¸`Ó?wÍíÜ˜.&lt;ëÊ`œ#4¬�™Ž#‡=·L·ß2</text:p>
      <text:p text:style-name="P1">;’t¢#=/·‰¯§¦ßŠÉ#Ö8¯aÛœ+ža;™#']õ…T^&amp;ám(&gt;¨' !ð´~Û'<text:line-break/>eZ«ðeð#Ð#¡¦yXîE7F¢#ý#¿L~'÷5~Ò#/µ,8’!ìÓ”á–F\#mÐ?'Er'#Ø#µ¯Æ##-­¡R7Ì#È#ÞEê·¦|‰¸—Qè¯‹E<text:tab/>°R#ßûÙÛœTÒ¤·# §EEâàÞ-¸ÏJIzöH#^_cX ü#—#"”Ø;X#í<text:tab/>†é‡#Â##=bž“GÑÍÁÛ Ó'óoú#yeÈ#)#�qa#*&lt;¿²#d{M#vŒß$«###·±#wØÀ)# Qé7\~Ž~#Ç��úI#Ñ€*·Å7$‹Æ©u#e#k'v#Ë#g#7Ä#­÷¾#ÍàñèPÀFL©›Þ#ÜmjÚ÷bñCº/‹ú#ÛkŽ\#Ðªcëªà#cœlÒ95]FlZ’YÞ- “ns²TºÌ¡'ý�#e}±Òc#Þ_••)�§@–£T4#²<text:tab/>âÞ‘“•</text:p>
      <text:p text:style-name="P1">##˜{MiK­ï3@“þr�Ñb±dð#CéU#7íÞ½‡#¬v6<text:line-break/>ƒ‹"#'^·Ï\ÔÂÌy÷Ÿ½Œª„�µš®4�#à#àÛ§Ú[,<text:line-break/>Eû#²Äa##àwÌ#%�Õë1Ž…##«…#h)ésPÉPìzH„�‚#U¤�|—,#¿n­ô³pÕš[Ëú;HŒõÈëšMh7Ëå#Ì~*�##›Xå#bÉ'#ÏÏxhød$|TaŠvWÙ39ê#KX^*SÛ€8ü&gt;Ö¢I|Õˆü#Y#Oëä~w.Höy¬w­¾+øùÐ#{äû@ñ´þj´b{º¹¼_</text:p>
      <text:p text:style-name="P1">ð¯a‘2#­uEŠ.§á4B»a#ƒº<text:tab/>îLã¤#xE6#.ÝÁûPê#²}Î#,Fåpà£ÓNÍ´#…z.SvqñÜ&lt;Êg#W]B#¹E0EÆØ‘#Ô¯4Ô|³Z<text:tab/>ÅíÜ#P3#9\#Î1Æè#ÙÍ#mXSDqál·PéW�óŸg</text:p>
      <text:p text:style-name="P1">0±)#Äôå~##øgtW&gt;§#�¤„#ç®+#ºËZw±]üwíÂöuãã#ò:s?#šM#Ÿ#Òœ×ìëÿYU#HÖ#ÉŽ*¥K³„Y70{_Ê…#”8ù(m’Tp bö»–®0×##&amp;—þã“####_öB#jçÜÎ#4‚Ú#+“Sã‚9ó4Â¯¼nºæ«¹</text:p>
      <text:p text:style-name="P1">ïËË0#9_#Eì\B‹#¤ÚV]›#ÜY¥°YEË9çŒ¯¸°9HySB±»¦á##ŠOÏ9Ì†æÃ�ãÃ»¯^ó|Zã�êo�ÔØ³z#ÙŠPÎ,‹û,4#IX¯!²hW�¥à™,M±&gt;�[5ø#éÉ#¥5¦‰gŒ›Aih¢aÞ5ùbŒÊ<text:tab/>O+Zw2ïá�ÃM#°fuNG#¥zh##ó�Ð’­v’EXƒ Vüj#³Î#Ô›žå‚#Ž“ZBY:ÕÜÔŒ6þÄæœ“€d‹#•#ÛÓÀ##ébŒ~Ò<text:tab/>WÀ‚+GVÉ#Zµû˜£ÌŽûfƒ¶#­#­sÜH#+²¶�‚ttNN#/ÑètÉwÈj#?÷*#ŒPê#I_Hƒ&lt;«„#»ÊÓÂ"ík¯p##QR ˆuÓWÇó'›#¯Ì`ÑÔÞâØ¸¨Ôwbù­óB(äˆ#mü_\î3? ÜC'!ƒÆR#ö#4nÐ#mn<text:tab/>æã¢#y�ó2&lt;Øâ¦ƒ+7�id}<text:line-break/>Ì#V�ÿ##}k­üö,|ó…'Þ�jÞË#iaf¹ª#X¿XÉHóæ!aÃ½åm¤Ã#«;§€#;Ý#—Õ</text:p>
      <text:p text:style-name="P1">ö#ü&lt;#êfÜ¡àÒ¥T#ôÃÿ,´#îfŠ/?sH<text:line-break/>~~×õ�È  ý‡Ø`#R…#lc– ‡Ò_;©˜Ez1ê](@Î#FÌåwk�®ÆE#,»¼õ@#˜[çÇ‹x¾Ôt�¾êÁ4Tîùâcë#m×‚#ëÖC�SÀ‰ñµ „è#Ôy€ßšÀƒæÀ?ðÉ#€0s#¯C#˜¨#�¯ð(cl#øÉýCç‡^&lt;AïWK€ó¨_¢¿O§³€äÊ#U#T#k$=þ|#qö‹ºKÇ¦ýƒÛ˜\„Æ#3`ÊÇÆ~-Pz#òà#<text:tab/>öt&gt;^‚³Å£õ|ÅZ¿#¦�´¶pwÝ</text:p>
      <text:p text:style-name="P1">PZû#¥zÑ#¿ÒTQU@##u#ŽòÀÔÁƒOîlr+ñ³£øö« �ôÁ#)ÞˆI#¸ãb&amp;#UùÂ¾#${v42ØÏ$ÛN˜ŒÖU8Gb@¢vU</text:p>
      <text:p text:style-name="P1">�&lt;H�#i#JŠÅõt¢FDÓhß‡##5òaipü£�ç*NêrRÔÄc¸¦v</text:p>
      <text:p text:style-name="P1">]®wëW‹#ÔîðîL�(œû\Jé‚ ?�%Ï�'à­Â÷(�ÿ</text:p>
      <text:p text:style-name="P1">�nO'Ó</text:p>
      <text:p text:style-name="P1">£#hÃ•€�h¹ï‚#éGµÝP</text:p>
      <text:p text:style-name="P1">c•#-§p€«…¾ÆvëT<text:line-break/></text:p>
      <text:p text:style-name="P1">¹8a€Ã#</text:p>
      <text:p text:style-name="P1">##‹<text:line-break/>ûì#</text:p>
      <text:p text:style-name="P1">*íÍÅ##Œ nÏ#CÜ#ˆ¦ g#²à<text:line-break/>#!9™yS#þUCt#dæ¯ì$¶yˆÅ##×¹ç×ÑÆÁ‹(DÁIâ¡„®�lBúƒ³�#›-»#ûn£¶îßë´:…â÷Ê®š[v¶…/*P<text:tab/>½‹#@sG�Så‹n+LüE*ØU�<text:line-break/>&lt;ý‚3W™ˆñÎ¿œ³æÔà##ÔFÁ™[#mœüþ´«ý#î‡k�l##m¬b�ÓZµowÝ‹‚CÈügÏñ[bdÓ@Õ+-ZéÅ#ôÿ5&lt;‚#•µœE†»s-â##<text:line-break/>&lt;°|Ö;Â#èl_#""P§ZQ«|RoX2ÎÚ¸íT7#Œ‚–3#Ú~#}<text:line-break/><text:tab/>ž•¬‚�Â&lt;â#Êl##!Ê“#Ñ(#Y?æŸëQŸ/ç‡ò´#ØööQ šÙÌ@m#?&gt;öçTÞ„¦×*IY¡#þ®jts›#)###TBíb®#È�Œsº#/ews²2DòC•÷ ¶#Sá­oF#°</text:p>
      <text:p text:style-name="P1">/˜Ï#Ë}?GßÑL›ž #�×Ä=:Q##ÕÁ³cqqÃB‘0&lt;MŒn#Y,ÜVO+ÏÙ</text:p>
      <text:p text:style-name="P1">t$\0Cg€\¤öÌéR~&lt;¼ðÎj?9ôPßéÜËc<text:line-break/>ñ¤##¡ˆŽÖq:#íNÇñ{ÁQ´È­#„##|¯QÛDÇ�Û¨eo €#É:ÆJüËßtv‘púµßÔ¥_Ù¥«V#½<text:tab/>í"‚Æ%á$@2…�þc#±g…BN‡T‘¢úÖ(@¢›(SÞçKu Œë¹#ÆaÆÌA3;ßÓ«[+Õ*¢3N¥ø¬#äZ#Â{ÀÕ­¨j»y##Ž»##@dÄ‘}è9"+þ\CÒ`…÷˜·×5¥%¹ã~vÖ{#½ÂÎL4=#çÜ¾G’�òýt92UBì#‰¼¥®¯Ÿ?£PÜkžR›÷p?ñ|™ŸFSE#bò#Ë\.†:ÂýW&gt;ùsöc.ÿu×##ú##rä#r#‹—jáŽù–þ8ÌR J{¾õ?# „ y­Q”ò1¬K;­o?ŒÎë#+wÌ##q¿”œÈ¼#ÿmÕ´_4|#O6fæã]OW3ŽKÀ¼�yñ*#tK#+gÎ\Ù#)äæ�}%€#+â…q#ø9#€yžóAÒt#‹_‘î¤3#¥‹.#Ç1”£Û“5œßÐX#ù"# ž</text:p>
      <text:p text:style-name="P1">¯#ÃKûê,5©š—Þ<text:tab/>t„Øj dµº##-Î#‹ÚÇáý¯…³85WN#µYNÒU_Q!C#çº€fÓÖª:ÜŸxÌ¢íËb&lt;Ö@{#J›0¥Ê"f³n†Bçm##™�iÅö†ˆ‡#±`†Ä,Ž#ÃÃ#w##¿ÿU¥'9 y##Â</text:p>
      <text:p text:style-name="P1">7Ó ‡w~±#*%D¯?7o3lRMiÆÇ#²�Uäˆ1ž#ÃƒÏ¹¿Š#€¥¾ìA.Ê0#Æ^áVvÃîuAšfTV­8ýoï-O çµ##ÿ1i&gt;#íÖ#�õÞ¾æ|Š#ñ/|õÞ­¬¨}YqKùNL›ü-(«„ñ#ëÅ8þ®ªô#Ò*Q?ç¤%%H-¼É&lt;FÑŒ#‹ÿ5pe.aýèÀóVó7~ìsÐ#sU³#�‹H•$|Ãc„°.#T;?æ3¸p£�–]_VÒú˜¿•ƒ7™‡Ä§ÉŒ7øªM,â�°ÛƒžÊTîsÃ#Ùq|Šâ,š{sµ?Ö?àÙ0•]TÑÓaÄLï2y##ëVˆÌ)Í8ú›'Ÿø¤è“VœÎý}# r ù##h›#8Aô#û—:–zÖ…ë{”Ï#à’ªI"óiÖÀ¿ó®Ñ°Û#€§³#b˜´Lé� 5Ã#°â~9ÈÎº#Ð6žTÉž÷y#Ðv¦ùÕPk¿°Õ.,€#¤Bª¤–ñ±#Î#ÛÙ§µ$4Ìª=æc\@Á›`©#§[)üÏ‹\j#vw#v›9û#?7!^1 ‡xãÖ féƒ</text:p>
      <text:p text:style-name="P1">�o�J:Ddoö¢ÊM_</text:p>
      <text:p text:style-name="P1">K\èÛv®£Ö#\#ÑÂÌÆäcï</text:p>
      <text:p text:style-name="P1">Üà#ì%4=,�0¸ó#6hß©+ü3£7#Xì†7‰#U¬Ì<text:line-break/>^Lý</text:p>
      <text:p text:style-name="P1">åk;Jõ#çä#àI. Ù#_­›E%w###±ˆ³ËŠ;&gt;ÖÙÝb4ü#</text:p>
      <text:p text:style-name="P1">n@÷Î2{ÒRê#&lt;</text:p>
      <text:p text:style-name="P1">Ð<text:tab/>v““øÐuöVrš[ ‘#Åb¦Îø#\myAIàÍì6ðõ�zÝ%#›Úç#<text:tab/>m?ØLç<text:tab/>—vu1�:¬Ø”ªÛ'dc:¸Óª#kÃ€U�6ˆ#”Ôhú§vi&lt;ú¦s%#</text:p>
      <text:p text:style-name="P1">ÞOí¾#»õ£ÉUçÞäÐšû7#[ãgLÜž<text:line-break/>¥b_­#5²#'±#ùØŒôb_x±�b=#ÐË##BÊu‰^§ožBÚ�yÎ,ÍëÎ‡ºP™aG†QtrìgÚ¿7»øˆqA¤jgã�û#^ô&lt;¸¤JWzÀV�V#uä¥SœfµË|ÇÜ…!S¿&gt;£Îz9(Â0#]Ì#####�x¥U3#ºýÏK#qÐ’ÊmÐÝt#ÕIs,‡./óÍ#—„Š-ûƒó#Þ}|Êþm)ÖjHDàÞŒ�åG##Áã#G¦cÎC{o#Ô�UåJF×pè#G™Û»Š#ˆŽR#4�Z#"&amp;7S×]œÃˆ¾ÚØ¥Ó Â#Ï˜3Ô@+ÜùÙ¼í#Ó¨¯©œ#¯¡¯Z¦]'‹T‹ô¾<text:line-break/>ÛÆø5#¹Ê8##ÂÖ#Áw©ŠgßrpÉ”yçt Ç#9g*Æ?úÌ�#–ãB�FbÏ¹§#ï!VÔÀ¶‚qÎ\\ÝC2ß‚·Š#vØr)`õ‘Ï¶O±Q/9ÉÆé#èè’QÞtZh†.ô#.d#-"*&gt;­ Õ`#.�#´@½#ZLªÏC#Ðä ¬‚žìÝ&lt;ÂwUó#^+z#›Q®­0#º©,†sy¾Ü�ì¿#Í/Ø�â–8W“mŽ¶#ÂQÃ+±2#ä}¬¥XêÓœ…mj»Á#ŸQ_pà ;ó„‚§c#˜ b“û!ø!î¯&lt;B#|</text:p>
      <text:p text:style-name="P1">?0(@B«þÕØE\#ÜTóýã•&amp;ÝNÊ�¢”Ž“i¶¦,#à„)æ[¸î'O¢í+ee‘`Ÿ#:y€q:X0i!#éº�1ÐIz–ôÑˆB!sg‰‚Ò—÷œ#)õ#&lt;ÿþ‰/ò##LÈ„xìá»6#Ý¹S#¼!h|#¶`”#Z&lt;„Qó"&lt;q^#~S»K.#r7À~qâ#æ#Z`8ç##õ±#czt”ÏB&amp;.°�s¸’{7Æ*œ°ÙèñX###&amp;¥Ù8€H1Hæ‚ó�–ñ#Eù2òŽ§Q##�#FX#¶iéX´#l¸k�#|-l¢¥jún;Õo&lt;#»$#Ø#,iÕ¤½@.MP€A†B#¥b#�g5¥Ýß$ÕÐ_ÿ~#vµD#¥F#_@+#âÐ_O5=õ¡MÑt/#Ó9Sb##<text:line-break/>¤TÓ2ä´&gt;<text:tab/>HÚ'68û×dxán×_­¸T-¥'#¬e§üô€‡�%ìåÊ¹##&lt;wÿyd2‡câðþê"]Æ<text:tab/>X`µéX¬¯ïRój#Ë#^�Lí€Å8Ú#=#¼ñÕ#)Ã‚Þ<text:line-break/>‰žêüÌì#Ö%àûÄsK#ÓÛI2±Å#w›nïÓ{íNk­oååÍ‰,�ÿ###xþ‹#ÿ~ÃO»iÔÚ—„#�S#</text:p>
      <text:p text:style-name="P1">·Š•S7Ø¾*ÜYáK#™§�B�&amp;<text:tab/>•�cª©#Üaô�“Æy¿»¬Q�’Šç-M}¥yÑ†#J†sY]�#¿F~þfœ;ýò½¾#OÅr'F\Qàæ˜Ì@Ø#@¼èOl)€‘¤(Úàr:#³#±á#Á5# î‡Ì-=;#–¢+^N‹Ž);)xˆ¿/D„š##%rÕ§CEÊuƒÓ"Fœ3”¤L£«µÁ‡E×ÁÀÒ#<text:tab/>#×Õ×0…LÖå<text:line-break/>Ôç£�ý;I'~_µ.#xÓì°ŠˆTñð ÄÍA�¯ýÃ'\Ý<text:tab/>hò8œÿ‚‚e*Š¹#õ#Ž{ç#dÍýÁ‡]âO?±Ÿ‰##Èù™oèHÞ?~#sû#Z”}…5R›#Ðò„°ÿB¤´ÎÜ’4Õ#¨ae¦#ÉRÍÈžS3#gI#!V#Ú’ÏKÖº#‡«#þàÎ#º'ò##Fúz�#ïeÆÉ%÷.®#àrü#ÔŽ�Fr5ù!ûðç“kè#!#Ÿj#</text:p>
      <text:p text:style-name="P1">#��ü�½Û4ûm Ó#Ó±yc##ÜN##ÒÙsiøv&lt;‚±‹ijêˆ#¬#;M‡#ý×.nš####á�ý kí½#¥‹Áôÿ#Àü’a»{yŸuK#�ò”WD#NŠ¬r§zŽš”ëøÉåÖ}#Ÿ{Ù<text:line-break/>ÝSçÜ#l=|s·•m™NûgñRd¡÷#ªXÍ‰\ÑÏcCvÕÊ�“#W"û÷$Äø#ã§R‹+#XøH¦Ôœ@&lt;Ú—‡•h@#ˆüAg##ºä­&lt;Å=§Ç&gt;#<text:tab/>ú–#¥^eEŠ#Í“ÂÞKð›å÷I#|!:*&amp;ÂŸ˜kÃIÈEp_ÕW#Þ\ÿS!jˆ©"#g6µoºDbÙÒi(¸KÕ¸Õ“#6áƒ1Ò# Ì›0^-u†7Á§ÔH¾</text:p>
      <text:p text:style-name="P1">²#‰ÞZÎ�Ã¦I&lt;ŠÕxT”`=Ÿå¦&lt;8‰</text:p>
      <text:p text:style-name="P1">tÊO</text:p>
      <text:p text:style-name="P1">×#ížù#‡ëOVÆ$#à‰#F÷‘nŽžm#M£oñ�ÜÖ*«Î›#¬²#î &gt;#°…ãÂ#:º…71Y™ËD£‹ÙG±©O®|¡Í{dj0ÅáÌ</text:p>
      <text:p text:style-name="P1">(#òô?GÞGÚ—f<text:line-break/>]}¯¶ò].¶ÂèÐâ­á'_°æ¥w§"µ<text:tab/>±K&amp;Çè#8!„Ÿå³##_ëXs“;]ŒÇz§YÞæõ¦(–¬5FíD #J#' ö�ÃÎÂub€}#nCAÇføhgs</text:p>
      <text:p text:style-name="P1"><text:tab/>+°£Mÿ#—�S¶h\)lÀÿñì###Æ)ò‰z\ÁýÝ­*#Þäu?¿ÊÅý-½ƒ1ÓŽ‹9ÆìÌ³´…#IY‰×U#ÿBw³Ö²#÷M£&gt;#aAN<text:line-break/>»#Ån Í=#É¹¨##·â</text:p>
      <text:p text:style-name="P1">#þÍ#¾ü`åz#ÏO# [#Š7ÿÁèÏ¬3þpCš"²ùT}HÜ¶´­#„@ÍÔtY×í•#&gt;¹ˆH¯ç(Ó0#Åå“}¯Ø­`sÇ�4#!è·</text:p>
      <text:p text:style-name="P1">²pO@ez&amp;aÿ~G#û#$<text:line-break/>º<text:line-break/>##Ãs#ë—w[Í<text:line-break/>&lt;ôÚÎ|H¶å¶l…¬£¯#¤¬èH#ð1"kkýXcQÇÀ‚¶¤Jù¥o÷{ÿÿBWäÄTÀoo#ÁH|íâ##àÚ�?u#ï<text:tab/>î#êj¹154"/K_t!²[D3[#ê‘#_ê³içzy-›‚÷Íÿÿh¶~uð¾Ñ}#°#Ò¸\#?</text:p>
      <text:p text:style-name="P1">L##|ú#y#þx™K)é#i0“¿á<text:line-break/>í¤ Lã½PºÞ“Ê#a#À7›µ#%#</text:p>
      <text:p text:style-name="P1">³ÔuSÙ†#q�ÕVÄ{Ã˜#“ó#<text:tab/>ã#»L##Æ\## §HÏwä#</text:p>
      <text:p text:style-name="P1">»‹Ã#|#Û#Z2^tú##</text:p>
      <text:p text:style-name="P1">Ã#[ÿF#ù[ãÙà[îöƒ} ­ÿ…qæ�HJup‘L¡ƒ“±PDà#4¾#a…ÌCÄIQ²”Ð¡Ú¡÷Ž@#“¼ã#ÈÞ¡£S¢F'#†�ñ¶}#”#®&gt;<text:tab/>Bõ¥�á¨�ÑD…Ž|N#+ŒÓÌË;#Ë0Ê"= ="HMÎ:„c)ãú)3(ô=ÐŽ&amp;]#äª5¡¹{�er¾ÐDÖ×=ú‘¸.Þ¢1<text:line-break/>Ò#†Ýs#åïÄ�Y5‡¢�(}Ÿ�‰îÆº“øª±€Ùžc#Þ—±‹'M…Ü8wuÝyÖ¹{Ûû+#u"aäJ©_«#†MäÑvÂøþö¡;x(¨3v:#ÀV68-*#`Ô##B#7ëºÿWvRMTÌ¼_A4ê'Wš0Ä.Mw7å!{ã·#À/O�aÇõ'$ÊÓö&lt;&lt;Í#éÏ##ô™J=#<text:tab/>#U%èíœeç#|«P<text:line-break/>rá¾±Ûl¦ß:¹l` #þvv#è7`Ä�çÅh83ÚÆ“0«‹« 0#^y‹½ßV#û#(#</text:p>
      <text:p text:style-name="P1">Rj'¥NO#ßú“=f</text:p>
      <text:p text:style-name="P1">¥˜®à`¾¥ËÄ##gÿf-¢#zÏY½Æ¡Z¨' ôgÙ„¾ Î2ˆ†#LÅ`ç:<text:line-break/>þ_ñMo .¥'¢O#×ÌÐßÏX­õ#)#lŒ‰#ê~Û?ð¶ÿ%g<text:tab/>×¶(¼ÿAvV¸¶YKÀ</text:p>
      <text:p text:style-name="P1">$##6M#PÔp#R!j#</text:p>
      <text:p text:style-name="P1">Q²L#wå)#=#š.#ò2$Äp¥ý“|·ê#]Ä@m#¨A )}”&amp;Ë#_ùé#j²òõ#Ëæ”§a#8Ó™#zÌ}•8nË[›ñ\�q8ýZeÿ`î°&amp;H]Ø@åU98èäÝ”JYÖ¬t#�Õã#ŸôØ#$UñÞ¶À#rü#Q`%§&amp;`#ØKé"ùÝS'&gt;ê#«+›Ëk#¹#‘O-àzÓ<text:line-break/>ˆ�%#vŒ=2›#J¥�—<text:tab/>‡…WsT##Z8ïPv*ÖÀq`ÇÖå=œm—îòö$F¨#vkÿ#ò#ƒß¥˜�#´R#%@mß#›Å¯EJÙÄ<text:tab/>„â‰ª%áKƒÃ¾õ#Ö$#c ‰“Îk|</text:p>
      <text:p text:style-name="P1"/>
      <text:p text:style-name="P1">Ïc�œf3Þcs#'Æ#Ó‰#ÆÆ\é#›</text:p>
      <text:p text:style-name="P1">##ó°ó5Ë†#Œê½¯8ÙHÜígŠäë#€¦;##u#ûN¶¡ó–ÀDcèé;n®…TP¤½†ˆ#(<text:line-break/>Æéü²«Yã°#Yô¬²eÿKpÚJ?F¾5î#IxZÃ¾c·”úçæO—¶l#Æ#Vn\ý3¥=¶_JI‹ó"�#ñTÂQ</text:p>
      <text:p text:style-name="P1">ËÏV}n3Žƒcu#k98:ÈXxPÝOP©µ+ðlªY<text:line-break/>i(Ww;ru\¦#{¶„###¶(Ù„K¡ó£&amp;;½#ÊÅÂ¤–Èò#sî¥w#(×‘¥3e¾Y#ÿf­¦/xŠ</text:p>
      <text:p text:style-name="P1">œ7ëÚü#¥ŽßC’ûnL&lt;†– ”¨?ÿEd#­õÐpµí#bš‘T'é~7ÊÛ~‚oùÿ#HÓî�ÞÒ_Þ‰J#²f Ì�OàÃwÇÇ�&lt;}­1uŽù#1#Ðp5÷®�žG›#2##Ó#Í‰/5Þ#|z<text:line-break/>#H#-ÞÔ$þ?ö§åÅœxÒ ÛD#�8£�ì¿žfl=##Œ¢®/­ÈheÇhfCÊá#y</text:p>
      <text:p text:style-name="P1">†</text:p>
      <text:p text:style-name="P1">#2»fl#Ä5Ä–#­ÆæPø0Ý#Æ##-%°Âß+D †:lxøö“bß^sÐ›1&lt;“¥.�#­4+4#™—R€€65Üï`�¤¼jN©«•#Ú[Ïäý¼b¨ŒÀz2<text:tab/>##Te�ÄÆÃ4èI|—Èh£ZOgLNŠÊ#­0Z›’•°n2##Í7”ípš0 Ò9#&lt;#U}Ú#\á’´ƒ#V8—]øàù©Þ6;&lt;#Ç6&gt;ˆYó¸#8Ì_ÿ|fìB…Îë¥"�^#@2üH¸Œïÿf#§É×#¢¦&lt;@¸#x_Æ�k&amp;&gt;â+1�W#x›k</text:p>
      <text:p text:style-name="P1">ñ¿t#Tèùió1Ô=#Ðn#</text:p>
      <text:p text:style-name="P1">¨�#€LHÎ«Î‘?RSe9˜å%*Êj=ôJÕ{~–&gt;FÐFq#M#õ_‹½—%øÏg'ÜÆÀ#'ñ¹ùÔ#�h�ó6,¢û\` aåZ€6#~#¢©˜ø*ëéÿ+ê##íÑâ#@LA&amp;¬†›�âælæ€#;#¬@�ÂB_-#Â†q@ÂBB#@</text:p>
      <text:p text:style-name="P1">$$Ð�hMÂ–ö#â¹#óa«¯#Úµ¥«Òº#2ÑrFz²¯ƒ}¸#*ø”}]p$š*nè#¬#À‘`uJŠ‡éƒ’Aÿ%¾œ##DùWe{Ì#Ïö#Š0óJÔýˆwŠ.ˆgƒöÍðÃv#‰jd0F†Pÿt„##ë¨Æ/6Q´Y©Òa3�"´##p</text:p>
      <text:p text:style-name="P1">Mù›´Î##$-©÷ƒÁOlPÍ|¹yÊ‘Z�#&lt;P¡õ(#ÎÀÙK</text:p>
      <text:p text:style-name="P1">9¸5£#c4lÎî8ƒÌª#n¢ê|###‹—#�n}Ò#ð#%D½‚@àQ#VM£ý#¬LêOÂ&amp;Q{o0#¦‡v|e—ýÅtÃ#!ZØ#r³poŠFÇ#Þ^œÙ¬Ü×¼:hÀFµ#|vŠDYxp;Ð.‚l8#ñ#É#j0Ù#ïö#Sµo-#‹.¾$¿ÍdÄ5<text:tab/>OFÔkè(Î¶Ê#Ê5�~¾îû ˜+éu%#¤l®##Ê<text:tab/>ÞWõçÅ#82Ï²�å</text:p>
      <text:p text:style-name="P1">#ZÆóiOtÔL<text:tab/>#›¯##N_3×j›'íÓ¹»Se˜'ý‚å@e ##</text:p>
      <text:p text:style-name="P1">J*_)ò¯#!“Þ#÷#áh�ãà€+t{#›ˆä:d#(#Q”gJ™ì‹÷ÈJ®å#bwgùùn[éÁä#®ëA¬¯¤´©nÉƒ¢Y]Ü###¥#Åà@‡ä##bnXà€7[˜vLú#}Îï`µÌØKd0’Š8+:§ô0Ç¿#0üÈŠ!l¬'ƒÚrE»yéEþ#æy{æâ#.×ÆZò¸6µ#ø?ˆƒ²ÑÉáZÃCý¹ïd2XPÓìé 0!§A["ì#7#žé1</text:p>
      <text:p text:style-name="P1">vüQ§M&lt;</text:p>
      <text:p text:style-name="P1">Ìù7#}=DÕF44ä¼‹S#e¹o¦ŒµÀìä#š#�ˆb</text:p>
      <text:p text:style-name="P1">tU�#Ó¶Û[U¥T?@Õµ¥ú›#!#ËÎ¢a¤ûÇûõ+”«ö]#é¥gú‘È5Û".Wòä”‚i<text:tab/>~o7¹’#$Ø±Û#ÃFÅa8…#Ç•<text:line-break/>l</text:p>
      <text:p text:style-name="P1">pÔñ+"}õ³ó€U‘#�â‘#l,¥ÉK›Þ½…N«gû©ˆ£“lqêl[Yž2”Yë{G]vMÓ#‘#ZÙ+Œ�ÓëãÀ–#W¼eÚeMÐ°Åy6#Ú</text:p>
      <text:p text:style-name="P1">§é:qÁÎ#ky¶RHÂ</text:p>
      <text:p text:style-name="P1">çD}g23-_ŒÓæ#6<text:tab/>‡L_IO£[#ñÃ� ¿¦º,®EV‚Ã4þƒž&gt;#q»·�#<text:line-break/>•èðð~Ò5G*¸e”ƒ-ÕÂ³°�«Öâ¬ž#¾í#Í¹™u<text:tab/>#‹|Ò–t6•E3T#&lt;#$Ô#Ï+e*€Öbüvš"Œx#°€[c~Æû0ÿöá¾#½áúëöƒÁ#Ã)hHôn</text:p>
      <text:p text:style-name="P1">"s9&gt;k¥»Ž×½ì:swŽÑ\G#µ×çSnE#¡‘ßóè×ï*Ž[¿À–zþÍâcu&amp;¦ƒ.t#oâm'bPAFfÒq.îÓÍ\#}Š„%¼™Üt Å…ÔÓ›^ñT#yG#Õ˜Üà÷H°#­óf/Ð_@ÀG�ÖH76×###â##‹¼x�‘ç2E“ÒWŒi”` #€KØRa„l#k³~vS9õŒ^ä™nµé&gt;#{#Mÿ#ó•ŒUkm�äå##¶è¸9ørTÃXb@ÐºÀ!„€MJ¦33ø‹mQÍÜcCÆ÷.#ùœvFE�Ä4;¼ÄoæhJ{­ù#µ80]µ{ÛíyX€v0®øÆÔˆe¡ƒ0#}ô¨é#<text:tab/>ÀÐËé¶î—#ÿîá€D•á4l^Âúšˆ#wà+^ÿÿ#ºáK/ö</text:p>
      <text:p text:style-name="P1">!!w$‹*#€##</text:p>
      <text:p text:style-name="P1">"JAºàã¾vÑ#`Æ¯¶«}¼"}.›&amp;[tzé#Aõ¥ÍÜÂŸé#‰ñŠSr##2aà{3Iö#jü#PZö*O3#°</text:p>
      <text:p text:style-name="P1">ÀZ#ÿX‚ý&lt;0¦žÿwÒ˜#4¢íÜ�##ë##�qäGÃ#Tîcã°�ÿ}+H}¼82#*$\T¦•i#·h¡Ãëm×#OºáoKâa=o¥A_;&lt;®êeš½p’¤#þ#øtò#«@<text:tab/>æ<text:line-break/>¯«%$–ù#·¸\mLÈ?Ì##ÔhÚ�Ñ</text:p>
      <text:p text:style-name="P1">BHõò™#ÝBöw0D6#ši¥a3ë‚@ái?âó³ñŽëW#jâ„¹?Á9AõÁ‹#(</text:p>
      <text:p text:style-name="P1">¡P¡#ëÝóÝMm/#(w;±¸á” Ú#»?x‡¯‚f#¼“-ñ[#ð_Ö&lt;ÔrÍ#E#·Ù+DÇ(&gt;Lî7¥êy#}4Æ´†#û#D)J~è§‰#)#íËX¹šJ</text:p>
      <text:p text:style-name="P1">^²#V#2ºAI#_Õw)#¯#gé¨€à­}úÜH|#PQ!ŽJ##á€_#¼‘)¡úñ/‘«¼^É#QÇÅ§zÛ</text:p>
      <text:p text:style-name="P1">Áû.Ä¢Ìb–E¨oRÞ&amp;¯­”­m#Žÿ-##ðo*H ãÓ‹6Î�ÄPv4µ~ƒ¢ŠKJ2\ùZÈø~|UÔJ÷Ô~�B#K##Çóð£0Ê“qž#ñÇÇÐ�•¸Ê ZÒñÔÞÖÎh|##í<text:tab/>Ý$#Q,S�—_�Óïv‚#¨1Ù�×Ôc+”Y²qx_#1(²�¬¤¹OKä##4Â#C¦›Uû"ß¤…ùµ•ØH€w°��-–E 8ÿ*]##é~ï{Ý}ÑJÅGè¶³¢ÝÀ#„ˆ#T«#7Iuj¸#"n…|h‡’¨Ðw11Ûþ*’1‘_DŽZ¦�»’#ÛJ#ÕÚÂŸ'²ÐZÒ#º_†ò•#™™N™D«#g“ÙÞødÿJ#KT_[Vk©l</text:p>
      <text:p text:style-name="P1">W» #QØòy!6t`#{÷CÚÒ<text:line-break/>V#QIÏ¹‰ÔÍš#b#©Ía"HùŠ@¥Íf2»M(=##©ZXÛ1ÿ]ÉM}ì¾¶½¨r%÷C<text:line-break/>„îzÈzžð§#</text:p>
      <text:p text:style-name="P1">#v¿�ö“^ª?GdÖ˜9µôÛ;CJ�”HøÊË¡Âxe†¡±×3ÀHÈ*Ã,#‡šýÂTÿ9”á#J0Àóù#6ð×#1•a$#"#š|¹ö1¶#Ž�éCX#¦#f€—üôë¶[cçIN’�4:&gt;šøtä<text:line-break/>Ð–,rè}&lt;á.#�¬G—ÙOzlˆ¸c#:A#\##<text:tab/>#t±“</text:p>
      <text:p text:style-name="P1">Ž¶.0\5,´#@÷¯Š˜3<text:tab/>L¢*#éš#Åª•²ønð#T’)</text:p>
      <text:p text:style-name="P1">Ik�½ï™x±Xuð<text:tab/>|Ìo#�ß2Áõ–ŸëÝ-î›3^^ì=rt¡ÝEÏo[!B.]™¹E##L´[Ÿ#ÍP9ÔoìW¡´[£¶·ãö+#ãwÜ[ñ#ê#¸ÖÕ•�&lt;ñ##)#Á‚çˆŸyÆ#šÚ¶µÑKZ#8§<text:tab/>ðþ)?P¤ã™†ÛJÇLå‡öQ‰™¥„#×O"²S #/Ûšû­³0®Jâu#¨€Oí¨âÜõZÚlHTùf(4Ý_/…ÑØO8=yË–©4ã‹þØ#´×Ãú¶SL¥ìÈz¸ð•�#´+îPi­#è=3[•ïîï‡�7#©<text:tab/>½#ÞÎà¯‹…#Àk6:¨QãpUà#b­»#ws5P</text:p>
      <text:p text:style-name="P1">è<text:line-break/>#«�Œ6Ãêzkõèì4q.O+&amp;5#¿£8QiÙä#1œ9Ú#</text:p>
      <text:p text:style-name="P1">#V¨&gt;1äž€'¥�‡ 2429GÖ˜DcRûÈëÉô¶ÐÃ[Žÿ#�mï#ÀUÁ<text:line-break/>ˆÜ™„üIÕ#ÿ#ã‡#U{#å##PMP —ìŽÝc##LP˜$#¦œ-#ÆþÌØ#“#˜#,ßÿ#D=Ÿ-ÙÁ}äå°¢S Èn¾¸Ø—‹Éùñ†c��r &lt;Z#„Ë#XòŠô¼N2&lt;&amp;µ)£•Ë#c™»##lX…7÷V�áÆK#¶�¨ò6©…‚#&lt;#¤#¢Øˆ#þ#<text:line-break/>$ÇV(Yxnúkg#rá###;x5¼!‚f,’LR?„t}ã=!Ù1‚y­Ìê¥ºs£v[x™Ù`o#³ L–&lt;'Ñ¤¥G&lt;ÛfRÃé#¨WP˜·ï¦Ò®</text:p>
      <text:p text:style-name="P1">9-Í</text:p>
      <text:p text:style-name="P1">KTÌm©‚œÙ#² Jõ#LÓ;�#¼#fë#½±zÄõºÝS¶•ÀQ#½^f_õ`I‘#È#Ášì&gt;çóºF!#¨ŠúÎ�¥h®*)#yôH¡<text:line-break/>#WÃ‚Dj —�¾D¦#&amp;3#f$¨ÒP‹Š¼¿C}ñÄ4|z#RÄ˜#t£I#÷#â}G›[ñœ@#©7$o&lt;a‚19#†éfœMa}É†#õi)•ujô$º</text:p>
      <text:p text:style-name="P1">#‹Õ[Àª#øZ–ðæø6#+Ã™€ó)å*#ÜyÕƒ%#emp�#Ã„3+b«ASÜÄ$ÈØ«%}¬#�#×å#µÜ&amp;&lt;dh#×˜0˜Ë#/a!¿# ž©òyCü3ð.¨|¢îê¬|gÖÞYÑaåÊuù#/*c€)&gt;#�†qvV¢—l0X[Ñ…[ÁÄÆX=g9• ´,=H#Dq°</text:p>
      <text:p text:style-name="P1">#¹ýðšÍ¼X7%à(Í:mªÐ:�÷¬8¢bÿTœÛ·fóÂ¸#í#Q¤O£š#åïú_*'ÅJ3##Z…FšnÎ›#˜Ý†ø—G)èö</text:p>
      <text:p text:style-name="P1">XïÔœøCàòËº¨#ìd,Y7ùí˜`¯x%vïŸJ1üË;N#ì####œm|G+�Ð‚å_pB$T#Rˆþ*ÁYt|<text:tab/>4³öÚè¨�¶-Ò¹w:</text:p>
      <text:p text:style-name="P1">Ë|ËnÂ‰î#p#e#w‰f¡$##Ãð÷�u�í#{¾z*½õ\ã«q#›#ˆ}</text:p>
      <text:p text:style-name="P1">(*ju,Õ#yGÿ$œ9•ìùéÔG#'#å…¹.6ÝÒ”#Rx¿#Cþëð�£ºæ­.‡f¤+ÇžtÌÌõ¢ryoèX¾T#ÒcX4!©¬NŸ"M:-œÓzFŽé#â‘îr(P`^ð%�ÊÂa#|$P‚îþÀS÷¨×KÝ,(¨³¨|Ëz°n#Š###Û<text:line-break/>òpÐ.#CK¬#Rm¢Ñ«<text:line-break/>Š€]Šg=#Þ¨Ty™_#y«#h.Hö#Ö©p¦å�æê&lt;è�##Ž›~¤ ëœ#Ã¤\ó‹³</text:p>
      <text:p text:style-name="P1">#À.šóœÚ¹ø!#<text:line-break/>#å&amp;ú<text:tab/>Ë îføDfJ�#â�Á‹#à‚RÇ#ÌããT¡#`#BÍà:abzÇ#ª©t#3#žãAHN?Kâc!#$¶º“##”=7À£ÉÚÌúJ</text:p>
      <text:p text:style-name="P1">º&amp;»¾DÖG°Ö~aè#{Ä.)i?¿À¾#vÿ#s#?ó:gg(ECH©Ö.#1?8†›ð)`\Eâ<text:tab/>y0»&gt;�</text:p>
      <text:p text:style-name="P1">#z!¨Í�þµ‡tôú”'-LQ#[F“##(#dâÇþ�jÈPx)T·›£#•Òß:æö#ô</text:p>
      <text:p text:style-name="P1">‹;µÛ#rXºÏn#Ya�à’óÔ</text:p>
      <text:p text:style-name="P1">=˜bcÏ‘Gäl# FþðG®b2,#À#øO#I$„#ô$#]#Œ’ þLP¤n#¿ªë½#õ�ŸzÆ&gt;µ#cÖ§Ã3)Ë«=\�Ëgèã-%_ë##üïÁÛ‚ë~<text:line-break/>¶{àEËðzñø&gt;ˆ#"ü#³ñt—ñukþ.Ãþ.£#CwáêOÁ¦w¨#ði#Á[þ.˜~.©ÿEÒÅ§¿Åµ~¼ü#¿Ž�z—ñ(~.¤þ.¹þ-ñøïÿEª=Z—4]îÇü[Sÿ#¤·Áaþ.Àþ.»âê#ãÙŸâÞÿAÙƒ¸#×½º~-M|#?‹½Ÿ‹º_‹«ß‹sþ.»oÁÕ·7ßâº·Û#Æ‹¥?‹o‹W~-=þ-¼#&gt;wÞ‰þòÝ6Ð'#w–tv{«#T 3@~«#êf8—W45¸y#ð†Oï#,)ýyGƒp#Õ°n�úy</text:p>
      <text:p text:style-name="P1">yö�§#Ð{d¦##F</text:p>
      <text:p text:style-name="P1">@.##ÈQ~#ý#ÛÁ¦Áí–+D�#?¬ßÆ�·íFÍõ’Ë¨4ð#êÅB÷¬ˆ…Øì%#à&gt;„LxØ:</text:p>
      <text:p text:style-name="P1">xfH#dz–ö•G(áFK\{#l]1©[Yƒj²B+äX,½#W</text:p>
      <text:p text:style-name="P1">âE#£«ó#Lq#[ª#:ø%?ª\R(¢]<text:tab/>ôg~#Œ3¥²</text:p>
      <text:p text:style-name="P1">˜zÔ%OD¤5_²mL4ü£<text:tab/>ÄÏí•ÿ#\ÏG}x†ŸoP‘®#‚ƒP�H¬.y9ˆùyHú##ÊL668àêÀÀÉþ‡ÀªôYç“#,‡­)†#_µ?Ö;,ÏõKÒçLxvC#"lÈhf¬+n2NÒ°±,al#</text:p>
      <text:p text:style-name="P1">š.Ò„CŠ#×À0× Hš.QùÉ)hOdK€â#”©¤×¿x#½ŸH“##z}³ÇD:Q#Q)B¹{[ÎY#Ð#pbKû\{OÔ#�ñ}Ãºé#ƒº-&gt;Ìµ´s³ä²j)è«í+HÝš#ûaR·O€%²`�—ù\K£JF#pZ­#<text:tab/>#</text:p>
      <text:p text:style-name="P1">°tÄ\ý¿…(›#äÐ×#b¨<text:line-break/>äHK–C#¶¤áI+¼Á�#Rëƒ'»ù#@í#¸]oÛû<text:line-break/>µ/»žFŽÖ™®~íÙÿ_#¼O8â©ÕsO¥äŒ#íãÂWÀ§›z—##J{¬-SÖ‚$<text:line-break/>\�¬ú#3)#3‚##üÙ#Ðí.�Í#„J2)ÚÚÇŠ3_˜O#&amp;Å#í¤›U]æ#Z¼ÓèIïèi<text:line-break/>Î#^^<text:line-break/>í�ýÅh†œêh##À#5Ò<text:tab/>þ¨#ÃÜÃPOÙ¥UŸºrDÍ#Ù</text:p>
      <text:p text:style-name="P1">föîê.ÅKºWeã4x#™)ß/£#ÅB##VÜEô½ÝóýgY~/âæ#ç~#€×#]lbI§e¼xûXªÁ#(³£êXÁ#1ÅË!Ä“ûsö##Ÿ¯Ks²</text:p>
      <text:p text:style-name="P1">§�Vz¯+Œv0ÿSZŽ³$rÜ¸‡ò##Â÷##ñÙ}Ä¸æ-¾¨Ð(tVÊ#‹ôæ¯ánÎÄ¸ã##g±D</text:p>
      <text:p text:style-name="P1">/ò³#ž�ïv+yµ)ökLs‘GcÆªñ$^Áófp"&gt;<text:tab/>¿°Z#ü</text:p>
      <text:p text:style-name="P1">¸¬‰/</text:p>
      <text:p text:style-name="P1">Z�«öû˜x%XN§×j.#T##Ó8�½î#yO 9þVÞÓ—±?zã€2ÚH¨h�Y‡RF¾ÚÇ_õÝ%#RxžpÉ,Â2ê?‹èyîý#Ý‰qëTˆ2ŒW¢ˆÕÝÀ%U—íèÙˆ”Z«#z¿ÛF8Dh[±#“##Kñ!2�£ûñÒ##ˆCEœpf¥\#X¥K‰#›3ö¬¾?:ÖE#Èç�ÿ®ªéó‘#2ÿ` µ=²*D#[«K!œ†HxE†æ:Us#—ñØ�</text:p>
      <text:p text:style-name="P1">#ÉÖ°Ÿ)ÿ#…Ánu’‰5)#Þ«`X€q##$Mžµ#ù#6€³Ï5#—n$íY##Ýžè‡(e©cyÐô¸³&amp;âqXÄ#t#S#rL-îëh#ÇM#Ä%™Ô¢„€“##p®#jŸúÓÂ#œ˜@#'jÂ&gt;õ#s�SV?øt•~a²MLGÆp#Å#ï÷†5ò1/#èœuc&gt;˜ÖÃ¯ÙY�¢‡ÉÝÙ"#JEš%dÓ¬}Ëo,¡Œ#Ôh›HÄ·z_~ÿ#‡SS‚«×É?Šƒ#*ŒÊÜ"%è²#{ÏDÌ«Ü6;›]lª,çKÈ#=#ä*MñQ³B®Ÿ¸aáÍPÝ˜Þî#X|#�ºãÎ³§#¶R?` w#ÈëðÙ<text:tab/>XZ©êIƒ˜ùÑ�¾o_‡,Û‹"¤:##³jßéI1#ë&gt;ž™#&lt;F¢ÒUé|�ÔaÊËå2þ!ˆ#?“J»K#ú�+´±###“x#|²&amp;ÂŒâô{;&gt;â€ixL¶#(+\Ek##S»&gt;#–í#¢óEdh—Á”k#P#4½ñ3›½?.2#øº7Ú2#&lt;k bKc,¢QÃI£Ä#ËšbŸÄm€g6cÜŽø#³´Ù0#ì'}~,çÊ0�O‡ÞÆê�9‡NÊ˜øÙù9ÇZ#¹ÎpY+¸#ƒÇQ#Ä—@—#¡¹&gt;¢R»ïV‹e&lt;£@ü—ø#¥}Ñ 89Ã0È¶•ü‡;ó#´#Hx?„&amp;wCqÐÚµ¼¥8“~”‘Æ.[#e#³A#–1@[1�"†#gtïõ¦�ñ]#=W##Óç…#å%þ6D$/–O#.Ôõx#´¯‚ìâ�ê"O°Ýÿ1B#Ù¯Q´p#v˜�###…#ñ#háŠ· d##JÙ":ùÕÝ#Œ´é�cñ|ÊÞ!ø†¬­û4L)eÂ&amp;V#rXä\_bx•_!½-,#¡æ(=ð1¬(º`�³f#6xáï¡Õ#ÖVÿ#3v##1)·Üe/#ƒ(S¢q¡é&amp;)##˜U1Gå29¼ÿP•#Çß#6›¤#í3)Ê‚àþ5Œ?¢‡##Ã÷+#j¬¥u…f$µóVâ</text:p>
      <text:p text:style-name="P1">#zÅÖ|åúé#*#8Ô—„éÇH¡À·´#ñhüìÁÝ¼Ø`#š¢à?Ñfd`&lt;ƒZ�ýã#J}}è±yzfôV#C#Í&gt;g$±È#Pb«uõÀ</text:p>
      <text:p text:style-name="P1">1sÜ#Vç˜F4Ú#¬èÑÁê³WÛ»¸ûU&gt;Ç#ÞF#Á†ÿŠ„CÝ•Ù+·MPH9S×:¬áþ9y#æ8#Å÷±’žþÈ#ÛXB<text:tab/>ìp·¢dç”–,.ëP7þG#é#ò#f#¹-à„·”²ñ¯®�2#RëWå</text:p>
      <text:p text:style-name="P1">÷#z�#¡ªÞ^tšºÓÌ—Ô­wx<text:line-break/>ãÕ¼Xr;52$E´####MâÕk#²##ã›Q#ŸÉÚk/¦®5»(ôÂ©%1</text:p>
      <text:p text:style-name="P1">¹U#I„ÓX“QŽ0#§4÷âF'í#Ø‘féñn#Ûñ=rÿ‰×BÔQmÃ÷Âæä##O³#B?îø�§-ÂFv?üÍ# €„^ä\qeÙ##*ü½E;ìÜ#“Jì£-”‘—è$i&lt;³¦·Hj#</text:p>
      <text:p text:style-name="P1">Rî#=Ô(sûéupC 6Æ5pr#</text:p>
      <text:p text:style-name="P1">#Ûõ#Íûçl—³Á¼ì</text:p>
      <text:p text:style-name="P1">OPå�ÚHõV"#¾#Õù\æ#L</text:p>
      <text:p text:style-name="P1">##©I¼r²NàN±:Âž;X¡?Y&amp;¤Ä‡j�Ç¼�…zÓ+Ž#WTõ²¯6<text:line-break/>#Ò=„#£løk</text:p>
      <text:p text:style-name="P1"><text:s/>ÃŒ)OÓ‘#¯dÕ¯œ¤#%-a#Ø#Ãæ#(1…‹7½9¸V³€#"—=m¬L'O3#q4F#&amp;(öþdß&gt;v”ÝæÛê)ý«†J=K¬mÇ8Z2Õš#¾yºúHí5Â´Ô¤:<text:tab/>2x#âÌ®®7$'</text:p>
      <text:p text:style-name="P1">ÚO¿m»#\à¾#Ë#«’-3Qƒ¿O§¥Qƒ0ð£#Ý÷Hjf4˜™·J’ä*Ô#'}Ë”7¡õ©„##Ïp™#&amp;¼¹k­ZøGçYKÛ™{+r2WÇœ‹ôÀð”#$Úí±—móÍôâq®Q­öá ¿=uàˆõý#ÅáØBTË¤kH¦µª„#I„øð4ŒÈÿ&lt;à<text:tab/>³G¤ O÷µ!zDÛ–—#1Ó÷K[LðÏT±‡(</text:p>
      <text:p text:style-name="P1">˜i&lt;³¨u¨,éÚ#Œí##àÀë½�øŸ##.:##/ö…g­ZS0p¢LØ@«’–"õôrÇJ"ŠþÚ#Þ!»´uú…g¥vQ¶W6eë”2Qæ7‰D8&lt;³NzéC…ë5¯L¡ø�#ä8ŒÛ{¹HiÓ¦Ÿ [¡Ìò#zÿƒú#AÛv#‰Õ<text:tab/>øýa/"Ôq„ÞÞQ</text:p>
      <text:p text:style-name="P1">]—z…ˆ#TßÌ~ÉËyAÃA˜ô³nøÀÇã<text:line-break/>æã‚�ÐN=�ƒÿd6–s#,®ŽrÜðâ{˜#,ò#d�ù*#1©Ã4–Z†#Saü¢¡#*¯§á…M&gt;d�ƒpÊ#:¼ë'd*L8¤:ç#ÏžHµ!f6rÊÚn�I”í˜¸L�·»ûóýßŽÔ‚Œ¦I^[àÅÍx</text:p>
      <text:p text:style-name="P1">#åÝŸ~#</text:p>
      <text:p text:style-name="P1">#‹o&lt;­hZ†‚#ú_ZB9#Æ# ô#Ë|¬Gž#lkê^Vÿ%#çP¯îmd.t[0¸h8û#$h#+#D¯Ïz5¾à~±†D¸0#žþÙy¿‘&lt;’©ÑVýZ^Å:+ü\?OÚN#«ÎjFÅ#x0¦d,F}EÌþxö‘+£#z+(}Ø±Q�Âj#a<text:tab/>žC‰’êèˆ#)ñÍ}¦�##{AVó#Érž¸Ñ#–¤‡[Ö##¹ÿ}ê÷¬`XZ¬Ç#¼â[Sò::ù#¬ŒC@ù=AêÛ(’âgûÞy#œAtÈ=Õ±õ7!ƒþ…#¤Z?¡#€ž*V¶ÅØÉ#²£FEöbï“�œò#­â##3SK-øÐ­vÚì#F#µ‚(#ES“Çí’#¯„#4ÁšiwƒÈ\•é�Ðm’„TÙý…ÞÒ,‡G1_<text:line-break/>O#ÙëWž#9#…##ª/�wòmã#£ÂhÙ†c,ùÏ‰W[‡ZQ¢ô#gÙ[Õcíw#lª8[ßñ÷\ÿ#'#y`™#Ýñ#àÞfÈV�Ýã¾^²'U<text:line-break/>.5Ã¹ñï2</text:p>
      <text:p text:style-name="P1">oq#÷ñ6�5³æy#i\#ñ#%WØ¨ÏÅUé­#™P·</text:p>
      <text:p text:style-name="P1">†Ù—!#–�Š=„÷|O±�XÍÑš6ò×ð9#ÙŒ01¡p&gt;Çc#¥åý/©Î¶#¤}µVR"ŠÂn#l¡SèMÝ#Qˆ×#q¼�û#k#i]@&lt;ÀÞ°#Ô§#/}E`øþ}ß4¯³MjëSœ#‰¢&gt;#p¨Q4##åoº}"7#<text:tab/>a‹mŽ</text:p>
      <text:p text:style-name="P1">Y%¿¦É#ÓòŠr’’Q,9z_ÁÛ'�ê#jaÛ÷8Ý|Ø#4jº#Xúðç1ÿ2%éíÙNi èÔr(ÈÑ|¨¸ƒ„#Vª¿ì’å#á¿2™!Õ"~V(ðÍUàŠElüêViò#×##²÷”c—C££#Ãl</text:p>
      <text:p text:style-name="P1">Ïíf##äÔ/#ætîè~ó##Ž¦?Ôþ®Á…g�Zx[ËfbønÃ/6EŸ“sÌ#¹¨“Û»ËÒÿ###Áˆ#d)¡"#UÏœ«Ë¤ ³¬</text:p>
      <text:p text:style-name="P1">—œ�ÎÕ­,r‰ò¬Ó:*Q@¯ÚG©#S¯;# q­�Ò##'ùs+÷´G6-&gt;D™³pž^##”€#Ll;´ÌÞÓ#ßü</text:p>
      <text:p text:style-name="P1">#ì#Cæ]î¤¯6f5#öy;tnZŸÉ#£áhY¥Fx%#¡,þa(ÞÐ8&gt;1‹Ô&lt;•tVœ<text:line-break/>%Z‡¤b-�Ÿ#"÷­Â†#W¢ÆIûÀ×I·q6&lt;¾#&amp;òŒÕ©÷k$Žºr�ÅÀÚæŽºy3»Ñ</text:p>
      <text:p text:style-name="P1">—‘…#ºJ¶Ñ@Pfá©‚</text:p>
      <text:p text:style-name="P1">%½"bÞn´#ì4Â£tóŠB#ÐzHè�#;#å²iPÓcÓ¢˜¸·#®©GUâ#ZOþ##¾÷Á#Á#ƒœú«$UyZ#áSï“;úÌ…ÿ#;6}l�Á•‰VåþnÑ#(#=Éï±†ó'##ˆÎà,Àêš|yµêâ#n{°é¦~¢Ë_lß&amp;m¶âd¥#{ÿ6K0¥s\2#b©Î½#ôÈg*##J#íé#Æ#ËV#T‚Lˆ£<text:tab/>4õÐÐ&lt;å6l$7 &amp;ò«ÑÍCJ×=[ª‡JBe#¡|ÞýoGá‡;û%(jÚxN9#0]³õ"N^ÃUòÅ[/�H¤?#[‡‡P½KY"ääÿn�²ó¬+¦Ô™0HhöÏD¾}Å­õ¤ÉÚWc†M#òñ�é#êz@ëD2P\é—˜wz'CöˆÃÇ#‰2y§#ÇM‰Þ@d#N"Ì»†=/¢À§n¯$a4¦÷£°3ö1##¹¤¹#€�ú#º†#ÁóÍ´ôz#k_:‚ÆZ#éqxÑOÕì‹¸?›žVJ¼ð¶KŸ-&lt;#]ÝÕË÷ŠifÎ„ë+q1�qKy*ÜãEþ™#)mj2ôš@þÓm?z#Œ#E¡l#©ÖOÉëE®V“�Á#IÈ•—ð#t"¦§ëÓõ4ðÂ#s7Ž9#0¤Cd####û©¢”##R¶?8Û‘éckµ#Õÿ#6‘š¤-¦&lt;#“#OE@G˜Ô­7Š®æ±T38_ÜÕ#ša#îûäœk�,wÍypPUýõsÀt]»Ìéí7#</text:p>
      <text:p text:style-name="P1">'#©#=êY7À¼$Ö“íº�\vž#)x) +<text:line-break/>æ<text:tab/>'r*#íu©###ŠbbÐÓkŸs#Q‚Tá|#QkV¿Àéÿ3 îÝ<text:line-break/>’ó‡¶‡¹#2a'¦# f#v¡˜htÓ9IYî…U#óñ¹ÏhÍ˜òc#“j›#ï‡ÑÌqÓüŒ##¬ƒGï1~Z¦.MÅÏüý{‰#ñ#éó²�`Ñ*%óÿ#d.€l¡¬#ü½É'ÂÒˆôaé§Ã##* —ÿO¹~ÆpÍáì¦Õ&lt;#ÙÙ#|ŽÉAI#á{�©2ŸY”##óàx<text:line-break/>ßä!�ÃŠjmNxØä{Hh¸Ì=ÊiÓ.èø#ãŒÙ#^@âfÿIto##Žíª#nA�u"#ð¢và¿ŠêM###|ô¥Á™</text:p>
      <text:p text:style-name="P1">±6‡ÝÕ¦E'3‘«f™;øÏô®F</text:p>
      <text:p text:style-name="P1">): K#¼qÚ{#›#s�ü¹ÈD3<text:line-break/>�I-[5hOðÎá?º8Þ•š'Î#½Æ…$Ÿðb#u#\U�#-$~ƒxPé¿â<text:tab/>/í#9^</text:p>
      <text:p text:style-name="P1">“Ùî÷#q÷ˆGÏ~˜#’#…#æýñu #½#É™„ÎBO#b?'ÃÁœa&gt;Þ<text:line-break/>~(“d_Ó‹Ã##}CÈ#Y#t–$#Tˆ„<text:line-break/>##íA×1]bÂ97uUÄ%¢#O®ó</text:p>
      <text:p text:style-name="P1">ù`ZiŸ#dhèƒEk°D#ý`)Rz©á‰#ü/À·FG3Úøj[/,yì#s8–Úóøª:7³Üê¢^JÓsÞ{1~ðf”§Ø‡¡¢<text:tab/>=ä#</text:p>
      <text:p text:style-name="P1">é­ö#aŠæ@ûî#µ#Kì²#‡à|á#«W#Ýýa#ÔnR(ÉÉÎßÊˆ"Î</text:p>
      <text:p text:style-name="P1">³ŸÛ‚ï¢ñ#Z³oÕX#ÜÜªÞòcÙ��¯�¿[„3Ád£%#ù#{Ò+Ú¹´JN6Å÷˜�(##,Ä;ÉU9Xö#@‡à#€#ž©##Õ&amp;V</text:p>
      <text:p text:style-name="P1">VæY““Ú6'c¹°éŽ¾#ÒZS3ÈÈ<text:tab/>ù†º^</text:p>
      <text:p text:style-name="P1">(ô�|&lt;x4 1—³º$ÐÏ€•—,óòÅ"F³-ÛÕãJGøT#E#ìËZ ŒºükF€##kº?g@$R°r‡ªA–@L½8,Õg‹#f‹ãÁ�„UR^##w‡�€²Ä�öÃY»m‹¢¾#‡#ŸëÛÝNwàaiÌîIhÛB¤k^„3)–#5Q¾=ÔÖ¡úfÏÊ#YParWˆðè#ˆ#€¸¦/¹#p–„<text:tab/>NÉãI¢Á#¤ìök#žiAÒ#Ë<text:line-break/>¡Ü¦(ÇÆ°üžj‡ñ,#ŠcW,æ<text:tab/>##½²’íVà�W!ƒaô�aYr#nLKü›¿A¼SÕÀ�ÏÑ#1WÁ%Ð$Æ*37°¥#.`Ý›ÃƒNìf|V#ü\îÓè#£þùfí3`X#žm&amp;øò#õ–#|­nš²¢*�·#½õ#Ãú#ö¡�%#bágÀû#1ª<text:tab/>Äù�g®##&lt;Ô±’�¤‹W:×k6jvÞûA”j#ë”†h²õŠV#©êÃUNb.‹Ú^##)ÍdµaÖÝ#¾Ì…äNšP^¤a®�#O#Ç¡"#ù®ðžøî™×›#Ç=8âóøC#éoâwL¤ÂnÓÃN1Á¢¦¨#¶ŒH°l›d·#oG/ÛÐx#8q#óÁÎø‚-�‚#à««Õ6VÊ#ã×#Ô#<text:tab/>#ÌÕ»)jâ�&gt;-µ¥ê`A÷f#drÃ•$#yNâ”�8Ñÿ&lt;xP–¸#Oäs¶è9Š¤Ÿ„#Ú)ÉZ´†ò#Þ!�Ôô›ï_³#o‰;?Û#i&lt;³N‘¢‡ÌGZ@&amp;Þ;v#ê#XPŸ?u#öÛPÅ–jYö¿{³3Ëœ#c#áì#Fç#|Ä#°#E?Ò#Ù8m-êP±N†#á?Û<text:tab/>ÄÌ#»Ö‚#èCÈ{C›hNü‰{Ÿ"##aÏ</text:p>
      <text:p text:style-name="P1">Ÿ0w†,xˆ®T¥aI2Šy¡R�7ô#ß.ö#Çãçß_Œ„D�ó]ëúMóL ª¼?Ÿœýž”6N+ðÎ{7d¶#º¹#+ÏÆ#Á­’a0‹éRÆ—+¹(ê­I#…#}dì¦#Mª\ÁZÐ#Eã�8ºyO£Œ8„ýw”æ;xç¡øP1Ü´ÌÆ~‚#ˆG�N#ióJñ¿¥N’×ƒ#Š§+y(¿:IeÐ2I#™h�CÿH5WÄ�é®ô^3#»¢ˆP“�#Jì#„|Q#<text:line-break/>õƒ¡‘‘R§##ýG�ÍN&amp;ñ#×©#ì©)#õ¨�Žê&lt;j�#dk´é%ÜÂœÇ#šÙ#n2Ò§›üÈ´,Òl4ÿ#ÒJ#XU¨ë#cëø…#�Þ$ãƒØ}O~P‹‘ÕèïØ[CŽ#Õ,þwÓ&lt;c9«kÕW#_Â2À¶BÁ?Ÿÿ+�S#�%wí#SéT«#Ã¬(KWè7#­?¡WM¯CÏ-‡##þ#4�Â+÷H5¡QKŽ' <text:line-break/>¶y#ëËa¥�íg²5½#E#'Þä|µK~4údµÓ±</text:p>
      <text:p text:style-name="P1">#! �Ô¯×xì�ŠŽåAsô¯§Qï,;ûL#gÐâEÍ#?#J80+ò¯Þñ@FÓ#f#Á"ê‚Aˆ§©*d·6Ý†l##�¥ÝñnóÐò&gt;1#,<text:line-break/>ŠüÇg«ñ7#�¾º#÷¬GDÂ#~¯]»lš1Y}#[4˜¡×5÷l#Rê¡#=G#¦Ö56¿äÆ¾®¿j#¤ìD##ý[!###�&lt;<text:line-break/>,##ëÙ=ä…g¦ŠÇa$##�O“‚úðêc#BUo?±§Ë��ëvÇ€‰œ#«È[4#±y×³4(|[˜®'X³4ÃÜßÒµ#•z¦¬#‘QƒïÐ:;2¼##$®8]#1`j#XÅ�=�2)R#„Jí÷fê\#Q3q�¶’Á_ÉÂs#V�ÿPÌù˜#‚çç]#‹ü–°NÆ½’3#•U¯w#ø##âÒS#í»å÷Ülà#rqÌá‰¿óiúðgr“ž’&lt;%ªûë#õîzTI‘Á0œÂXøP#š¥žï#8#­ â{çóÅ2†`ó÷ëéWa;9d"#(Ëùïõ¡%S�ïÄ£]½ð##•qý:ý¾#›#àæ„BˆÒå/ó##ÛY&amp;¶ž÷c®Ãn#/Y#é&amp;›:@*#ÛÎûûNÞ¨æTPaqÛc#a±ñ|¿Xl1³€��óó¡#�àŽÖR###§;fþÍ!v#”yiö”}6VÉ€å#j</text:p>
      <text:p text:style-name="P1">#~M¡#RÂ&amp;­Ñt²¯3Ùwc#ñ®ØSo‰ÜðßmñÊ:ž\##øJ#&lt;==ÚñSš©1êa0b®`Üô<text:line-break/>ÒŸ'PþKßMyƒ#J5)Ñ_ñ3ªD;‚åë¬R#Ò›î#úùo�MU¡çî�p¤Êå°À(ÆOE÷¶­Ó�Ñž“�f©Ý^#g#aâ£ÁS2‘í„X:˜,o$ie[M|èû#p"¤³#pAf‘l±éÚˆta…(Î“¿á/¹è¬tª—£y£€5²3š�7#{$Ñ{5º:tóÚÌ¸zË±�ÀAÊ&amp;AA­(#Zøóå#iî#˜¶äõï5#úÄ�&gt;D#l£}/�ÍšiZGC#°=#,²6ub†€~íà4DÄh÷¸Ð|P†Ó}jÉûbà@•\æ#2ëºj;ÈÕ*Î#P#·ÎîÁ›¼#ÿZ#!z#‡]æ�XLÈ Òú�r¬e°&gt;r#ËY<text:tab/>´@­x#w¸èb»™�+x#!Ï/#MÄÄät‘û]°r'à:aÓ©#µÓ½¾#í¿##\p’ëBå…¢G&amp;,©ä!�t�ž{ß./Ãˆ*¢ú&gt;œ±àa¤#çât¹�š\#y#a™#ìù•Š:ÁLb˜#2±TÄïA„/ÓB#’Ž#</text:p>
      <text:p text:style-name="P1">‚è/=Ñ,žV#ômË\¶ŒÉa³!#Îê(ä³#ø#n=C9‘</text:p>
      <text:p text:style-name="P1">÷0KMÙKöÈœê‘`[Ø�cˆÒ[c¬Ìâ›$D…#BqED¢¥ãV\©<text:tab/><text:line-break/>åY#ã4í#U@‡úEüjüZ¯sÿ##¨ ÷@#€&gt;Æ•9£^W#ø¶#/C@#[C&amp;©#ñÛ¿òîöâëM„&lt;Ó¿*ß,#ü/T##÷¶É6ÿ<text:line-break/>###Ð6»fþ&amp;xí·âøtç«Ç#úðå¿®ë›QXò{Uzñâ‘û#ÍºãzRï#ƒ¾#ŠÎgàbtG#§|ã.0Ü7#/{+#"BOÍ½:ÃQõ˜ü¿TÖ‡—ÕX#XÐ¯‹¹¤ŽZcŠ§³#‰=)c§ýo©‘#™µ‚ß,w#sm‹â[#‘yWxø</text:p>
      <text:p text:style-name="P1"><text:tab/>œŠ«ø¶¥d!XJ¤[x±?Ñì¿×n²6àHaÚ` š#÷&lt;CÜ+¢|½ç&gt;Y¸#ª#m<text:tab/>#-Âá-e­¾UUTÀuÌW<text:tab/>&gt;Ì%Fj\i#,#Yz#ãÎÈT½Ák##£Ÿ#PÐš%ÚL#Ê/è“=#ZŒDR6Ó'Ö{N#ËÚ›ÊÃê¯Å#‡X0#ö¦Üƒ�¶/AK#ÒÍ¶··8Ä}Q\H'¥#•Ôâ¡Qv#ÉÒOù</text:p>
      <text:p text:style-name="P1">3è9vVúK#¾š²##{=Ö=QÇ#Ž-wíóõ°SÀBÞ #£##äÿ0½Á#Å!\)‹ã_8ó#Ä³kIÃ�ìú1“Ò#›¦‡bM+2#X##ç#RDœ'Á¿q“‹á³Nõzµ.�P#Ò#Ô+Q8z#WŠD8#pLl#„#á@º</text:p>
      <text:p text:style-name="P1">�ï/¼xÚtU¿”Æt¦7Ä8c·—#ó¿YÚ5õ5#s#V¸Co#l½¨€</text:p>
      <text:p text:style-name="P1">ÁE#N#¿ÿ,-òô¬º)2wÕð#$##cõAQ9ªSÃ­CMÓ›—[Ï¬K3²@‚^Oá<text:line-break/> 'ž“<text:line-break/>###‰µ##ÈáÀiP×çâcÿ{`D·.™„û#×#Û&amp;1*<text:tab/>#¾H#&amp;‡#­_j#ÙÐ‹O{ž´*?@*ËùôQ#åÏ—#‰ªŽ##HP#ÁãÐH8$½˜#Ø#­¡úÕ#“§#<text:tab/>˜0ðjsàJö1¹Œu*Ì#<text:tab/>®Oý#ñý%iEù#°»¹¾pºñ#Ø"1qËª�ÝSo³wô#Ñ[±8Yå=ZðQÿ~GŽ#‹</text:p>
      <text:p text:style-name="P1">Æ+ã&gt;“³ï&gt;ZØóÛ{JÊEˆ# `;Ä4#dâýî[E&amp;#B¥xõíÛéP?ÿfUXYpJd�îg‰#Œ#'Zös»ì#�t#Õ‹ÉÊÆÃ½#øš#A#I¡â#ÿpé:KU(Mžs¨‚×Òc•uœägÙÙÈ£Ê†2lÓáo:#âÕØÕ ¯ªõ<text:tab/>å‚_�F\ï/—ª#—Ö.ÔŽÎÜï"§qlÏv4œ#YöL-F&amp;÷</text:p>
      <text:p text:style-name="P1">¸Ê¹Èï…¾</text:p>
      <text:p text:style-name="P1">LÙ¢Ú40kL•#(#!Q#õ©%{Í‰ßû º#}¼þš=7Žâî¤nÌ#¯<text:line-break/> ¿�Š¨Ö#líŽy#àz##íÏ<text:tab/>én0Ñ‰æÑ+Þ’™hµï#N»¤”Á_.K�¥#B#@<text:tab/>îwñõOÜ™·üía##›¢ÔöþDT¦¯'37Í8D²3ŒY#r,÷•qKž:k¢š#Tæú= L#.#�4ù#+²#ƒç##¨¸'ÄŸX™9#Ï”#goGùy’¦“±#:#ÎQþžŒ”=EA„N#ÔÕü–w#J¥ï&amp;#F¯#ó|y#W"#xbÌâ˜áL#Ûó†Ùð¾²„¶VIÀjþÊpó#âþjØ#ñ##jÈscWÇTE¬ÍŠ#ókÓýwcÄ%®�{,ÆWYÕÏE<text:line-break/>Ä?�!2("Ê Î##Âÿ$E#JƒÝEÏœ�uDÇŒ@Ãî€cÇhw}#x´ (6# út$íön¦`$<text:line-break/>;#¯ë#à</text:p>
      <text:p text:style-name="P1">[)Í7G£G#“##ƒ&gt;#z"#õ #k‡�x—¡ù‰4</text:p>
      <text:p text:style-name="P1">€ÄåÏgµù##A‡ „kF]Zn„#OK§¸Ë}{Æ#ù|'«ÐeD#ç3^K#ý,Û#7M:�ÔÒ</text:p>
      <text:p text:style-name="P1">EQ:PÖ•îü{5Bv÷s˜ªú¬j˜“z]Aã…˜y¥Œ²{±!µ##"JœâØì^d#Õe#}Ÿ##&gt;Ó³#£ò„%÷p2¤g#BÞ‡—ßmh&amp;ñ'ùÒRÂV#ÞQØ•¯¿$ÏkS(©1Üu”Pž‰¤#bµ—#¹+_Ù<text:line-break/>#¬#aÚùÚ2íÊ;ªeÀ žø9dÿ#}TÇª#‰ì 3Ï“Ï§j/#kìßn’·=†—HŒÀ¾“bIõ#qX\Æ8ôò‡é ³¿OÈC# £û·W‡ç‘–=a@#M·7Ÿã ùAo#»ÖzPÍ�Žµ]KŸÿ"Ítô#Zœ3ŽYð##g#Ño<text:tab/>“‡®&amp;×#*ŸÌªtxâVúƒHž¡¦Ë+?µÚS¾Omí"IF&amp;&amp;YÔá”?þï#P+W£#..ý�# ›ü?ülËjAçß&lt;#©mÝ{#WÔ„üoÂ+‡´ØÅÓiÿÿÿMï@&lt;õ¢#üäó.ðÃÀñ###ä[m#S#øaá)-Sˆ…Šžðî®™yœnËÑÅsò4‡ƒâ‘Ô|Áiíñp#Z¬N*Ö$g-#ó†<text:line-break/>ý#•¸þm°@:Åé‰î¬n#ØB"ôd#Ÿ#øE(T„’ÆB�#Ÿ+ì‘ˆ#4Ü=Œ<text:tab/>Œ´#ù%ÏkÃ#�ƒh‹ûuX·#³Q‰s)5qF#6¡ÕPc##Õ$D¸ÃÄâ<text:line-break/>ã÷Ô¹W—‹#|?àÆ#—“3?OÑ©+#$žÛÎ„ß.J0</text:p>
      <text:p text:style-name="P1">Ûh##ÀçÄßÆ#Âx¡#ìð8#„&gt;#‰c##‘#ø ÙÌÿ#ÀÅ�È#«#öTÀ1‹/Jÿ<text:line-break/>/#%¯}yO–úg‡”yÖ&lt;Ìû#“Ý�À#ûž2—z�&lt;²ŒÎ0èL®jHƒ“Å�#ÛÆ#-!¾º#ª(a£x#­F¨Ê+®½›k”#’Ð$h#¹žëúá\ÛOš#n#¿ÿÿm.K”#ê3¸#’ö“ÁK³“&amp;6Ò‚§o#‰vö×ëØ#€#ž#e#AÍ½¯÷¥Ù·#YwõC/Íæ©#½yŽHvå²x#¤]l+Ã�#####’•,]ÛÁË7èø#;…]</text:p>
      <text:p text:style-name="P1">¯£»#¥»†`Uê¿‚©</text:p>
      <text:p text:style-name="P1">•—¿'M®™“eùˆà é<text:line-break/>DBÖ¤ö#'9.Ü\##Žßy#oUËÛ#^žÏ7Ý#c¬¢rÁd##)7&amp;šœk¿œ„Ë¢tum#J•4a©#<text:line-break/>#‡-¹ÝÞRã^ä}Þÿÿyõÿ�ávág˜##ë<text:tab/>óí9=7#�TXm÷äK{##Ý§|èGÕ¹/7æÔ®«ç<text:line-break/>Î#äÆ²¢uš\M®’WÃÆc¸óèb¤–Åœ„•Ámh¢:ÂZTÆ¨#4¾A´ú2×–†×Ðžö_%#€#1#C�|h€è#”#W¿à{#CË¢IŸíüãt%#˜=Ö5&lt;#ÞO±#</text:p>
      <text:p text:style-name="P1">&lt;1eõ£#ö¶’&amp;p]§ö/R?¾@@}°hýZl<text:tab/>ø½—.’þQ¶š'ÒÕm#~ö1#$Ï)lÍ;ñ*hçŸ&gt;"CƒŽnbió</text:p>
      <text:p text:style-name="P1">'ÿâf�?NÆ#ƒ“ ?óC#~ƒÏì#FõTÁHáÁ&amp;W;Ôm¤ÊP’Ë#:#E‘ºb=#Ða!¶ØNeÀÅ�ætù?ú™ð×sá#6#ý·_�–(AHŸ#woqÄ�~‹%ãH#&amp;_#à­" Á#ÈÎšb akû`µe2F#‚¸©E#öK#ž¸O#EQ^æ#QŠ#ðø3©�#D#) AL*Œhai‹Xy¬÷ëºÆ‰{e¼Å#D#Š4ÚŸkK¿ÙóíE##òjýq£ºb°„‰#“Ò}Œè"ßºŸ S�“lÌ#L0MçÊb²##2#Ãò&lt;Q$Yø}:ð“']YüÍD”±ùzö<text:line-break/>?&lt;ú¬×âóà<text:line-break/>Æ‰†¬1{#ÐMU÷—ÒÞ-¶¬U}M¾Ip7¶\Ü#Î#eªƒLo©20ü3•º[ª8bâ‡°.´0¬Õâ#Ö"Eˆ`©È)`@%Nõðuþê.#Åþ#M÷¹¤?#¢#3F°Gýêi“í#÷##'eÆ*¼Hº¤{</text:p>
      <text:p text:style-name="P1">s#Ì¬ÊÖÒžõÁâ„#Gÿ#d ï�#`²ÅÔ#&lt;_üâ#<text:line-break/>t}—«Œ`9¯<text:line-break/>ß<text:line-break/>ìKã%²²¯¦Û##*}möÃ#j4œ$¶?³#é¾¦</text:p>
      <text:p text:style-name="P1">‡1ý3{tg”{w#òÊYÍyhÂ½`çCÏ�Ä#úQ�#ŠK6VwÌd|##”#�7!©I#M#6}¹¼ió$#»à˜e&gt;w·¸@L##üslEjPóßÿÿNt}muÍï£</text:p>
      <text:p text:style-name="P1">+C¤iy­†$ù?ÿ~�#©�#<text:tab/># Ø#-ÉªÚÒC*�¬ÎØ^ï¤ázò…7Ñ/Â˜³</text:p>
      <text:p text:style-name="P1">‚‹|¾^•Âáz_I#])</text:p>
      <text:p text:style-name="P1">ƒÞ„þ�§¤‹\Ët½2#e_«¹œ†hF´zu^˜•E</text:p>
      <text:p text:style-name="P1">ú#Œrü—2#*•û&lt;—#ÇÞÀ€#`ÿaÏ#Óïñ#¹#©ÑÁ™fä^Ž?ÿÿIüâ­ÂÉxº#<text:line-break/>7ƒq·{¬À§Ê#1`#ÕÕ;„ÎVz#$ÒÈE]_¬‰›ÿÿY&lt;:÷ÓhuºŽ&gt;ó3ôŽ\#U@ª¿#ÂM#�##%ãí#˜[LÇ±Ô#½RÃïõïñíê_ö§hˆpâóüLo¹¯ât/&gt;éçý^�1)†iÎ~C#9¿¸†ïXîÌ®6§+(#†µŽÀªþÂd</text:p>
      <text:p text:style-name="P1">—r![_Ççï_d¡’#¶OPÂÖ€î#ÇŒßþòuR‡#¿ØD\†—$ŠÓ„á€ëï1˜Ù{=„|J�Ì°(o`É,€a#Ñá+  ##¿##,#í|TÊÿÿrIö…„~#)“A¾‘ŠÀèÆ£K–ÅdíK”-#×KF§#yÜxÎ+¿ÿ÷ÛŒYO»~d¯ìt#l‰¼</text:p>
      <text:p text:style-name="P1">#°'#L5s¶èäþOðöƒ½H5]U�ÄÓmÙùZïãK�ø)5º¯§.¢GWlN5ý„#ïè°;<text:tab/>##–a¡ü3,#¿pé#x|Þ/#ªí#²7M##Do˜"šÓ ###2#À#######<text:line-break/>ŒÆò#“‰s#ð#ño-¬–oL�#¡¡�O¬R™#½#Ïÿÿmˆ°d#Dšbˆt½xðÔ6#BY#o<text:tab/>Í*!ÊE#u½mh#p(ë²ÝS#™e</text:p>
      <text:p text:style-name="P1"> ###txöXï!ïØ#ÙÜ’‡ÛgòfËŠÏ´ê´ÇÓ„`ë^"#�ÃFèÿÿdÕXFœQ¦ûa"(´§yÜCƒ#�æ#‹ù##œie©�j®Q##öR*´í´sU¬#JhcwO</text:p>
      <text:p text:style-name="P1">Ã## ØúE#†CJqáÃÙ:##×sïECFi#´:…'È¸âOŒhÞ‰Dd7-Å<text:tab/>#AŽxaQø¾2#Û¡Ž#ê„#�?�v}#à)_j¡6 #</text:p>
      <text:p text:style-name="P1">#ì÷ìy‡AœÏìcMA_#Êm›kiµ½L�RÆUT‚ú#eÎ6Óã“ lU#yàC#Ép´#ÄúÀ�=i#ÍbSƒ\�' ¸�©ßñh‹§#*Æ$z&amp;Ž0®"@_Á&lt;–J:^©ÙâµÓ#è§Ü#‰#¥A<text:line-break/>´·E‡###¨)1úÌ#•�ÀV<text:line-break/>öÕÀ</text:p>
      <text:p text:style-name="P1">tÞ’#œú�ÕU#U+‰¦.±Ú#Õ#×Á)¤#¯#q{³í½ê<text:line-break/>eîMc#NfÖ!"%n#äí</text:p>
      <text:p text:style-name="P1">£Çô2:ØŸî</text:p>
      <text:p text:style-name="P1"><text:line-break/>rj�k�™#)œ«…Êk™Ïÿó—%@VV.KNL?-#&gt;Ãy##­�Ì<text:line-break/>#:ÀŸRÕðïý&amp;¬[é]Á€©Ò#þù¶�ðÚ—š</text:p>
      <text:p text:style-name="P1">&gt;¹þÑ#à7ƒŸ´##ÔÍ‹q·#�U<text:line-break/>ÞŠß_�»##z=«1e�#îö#åƒÊ$ðqÀxX#ˆg2:�ï°ŸýYf'Å#ÇLg�#‹çÀ#Çê##ëp­¿¦o©þ¯Û<text:line-break/>´z+?õ¶_ò­#1VÁæ©+@#e0‰c³›,·‡¢Œ#SÍ¹![ˆ}3Ñö6ÿc-óx8:¨q;QC#�t�3µŸ£²B¸Ðçð##GšŸõ?²æKÉ—Ê@Q#�ýšÒ›ÃŸlHxï˜_*æRÝ³dÐ¤A#�dzj#jWt²k)HNç##ïÿ$;š#Ì*'bÇñ‚ÊÄ{ßH”+æì’»ExJÓ¿6ï"YÇ!#¥b�˜7_•[……˜/Ou½}Ít¥ÿ^z–žÛŒÁ2@<text:line-break/>ªyº³7£ò�¬p&gt;„ó›')Xl#÷ôkì[úg)#ô¤[ýÚì\[øß{</text:p>
      <text:p text:style-name="P1">.b×]V¥@EÝ×ë-#pm#Uv»ü‰Ý#aÅ'ún¨TRw$:KÔ7=i[À¥vQO“–7 }÷”#À+#ùA¢Vm4D††#±#Â1#t¨Zxÿ<text:tab/>áí’¿¡#Ðá*Òaìý8”¨A@°µré®ƒ##ªh#žD9#SnÒ#§eÒ#ŠxáÈ#<text:tab/>éÂA6€ÉÏ¹Ý##(D~#ÿ"�Ñ�”#/ùàÿ#{y²`úKnpW‘#‹šQž#«</text:p>
      <text:p text:style-name="P1">:¦ÜÐ#mx##–.¡Ù�ë</text:p>
      <text:p text:style-name="P1">º!##„�¦½–¸Ó•#Ž*â�Z«#/&lt;#Ï’jw¹Ê{Ó‚á~¬0ºIòXéò“:56YbœŽ•hêò"Î##�&gt;#PúYC‰</text:p>
      <text:p text:style-name="P1">8#6±T^&gt;PÐe#`&amp;’û#ª]##Ç#ÂÖ_tE#¯Ã˜¬õáú•ÒÑ}x:Ñåç€###<text:line-break/>¿"##âr„M</text:p>
      <text:p text:style-name="P1">½€M°‰ûð{¸]ä¹CØ4†üÞm¤×±kÃc'áÛävÜg:?îW¹‘ÒÅ;L²M¼••¦ªÞ˜±S;'•—çÆ±ÄÍ<text:line-break/>/^Ú�B ì©9#³ÅÏ'#Ëê–ÙÛpK�<text:line-break/>'î Çäcö#Ã#Dƒ</text:p>
      <text:p text:style-name="P1">8#Ø­"DÖÚSRjÚ&lt;×Þ##Òö‰Ç?¨%¯°b3/O aˆØ?6×ÖïïÛW:#ïŠ-G¤Z=# ##lé#ŒÐÎ…«##!Ó$V#ê¿#(#…<text:tab/>Fla#„æ_—1+³#+Ù,#�p#Ž#mà–½šfÞk#Æ­-ØYåàÑKYâ8#è�5lŽ•ýÁG¡Ü¾}ô¾d¬iû</text:p>
      <text:p text:style-name="P1">Lº÷#XÐß+É›/•Ÿœ³F…´÷„<text:line-break/>ì<text:line-break/>#á­¨9Û«#d2²{@¬ãµF}´v+�#ÃCR#O#â#Ü+&gt;<text:line-break/>­ýÁAå#³nì§#9Ù+÷#q'ìƒC€Å`pqÁ#©×ur½1ë’$“Œà—‡UÝ¡ÊåâgYiZ&gt;f#'œä„zOUGT&amp;)#ëB.\Ðé�‘‰E8#„$ê¦(Œì…„"¼©-ˆ#Î“Û�‡#XxŸõÊ¹\ª~H#Ê<text:tab/>#õ‹¯"#þ#oU²# º„#È&gt;¤Ë,#@EÛ,³/#U7ú#3n­„ÑÍ�›—#@2†#žG</text:p>
      <text:p text:style-name="P1">ÃZ€#y‹ñÂCr £#{æHv½Õò#Ÿ–zX¾§ge»fæ¿•]�Æ›Ó|h¹˜uK‹ö#�e:šf<text:line-break/>|¼#î#ÜE@Ù••�À«Q·ó…#+#ûØÔ·üš«Sc„ü"¿?ÿÿy#</text:p>
      <text:p text:style-name="P1">“&amp;Ë##ç‘G—Ü±µ®#õ;ì²õ²&lt;`&gt;(’<text:tab/>}à#‡@ÞÁPˆ=æ####Â#"vüÜ­Â· #—#}°#�SŠÎ‹å#9·4VYŸÞÄ&gt;+MøobD##ÿ°#0¬�íàhO#ÄtÌ‘Õ.¸³Þt+:±3¹²žo„}ÙÏÏ{ªhÍÐ°$¸I~É#<text:line-break/>ök0~€#NfÊò“ÑØ;†˜¦Ê½”#à‰x‚’Î·,€P$#ÒD¿£¦Mr)N#õ#¶óA<text:tab/>##’dÊqX«óü#ôÈÛ;#ÿÿÒ&gt;‹#Õ}#¾¨G²#‡2½’¦XH§¶Ø0<text:line-break/>ßt½#º¤:ò¤ìjÎjÃA+ÈÒEÖ—=#Hñ#ÿ</text:p>
      <text:p text:style-name="P1">îP‡ë#²rÈ¸%j#èÏË”)WøüG¯*t!MÓê,W#“nº@ÝÅâÍlä6eaju#X"°@”‡Ø<text:tab/>7™ª‰–ÅˆÊ#t#n?}3¹:P#^ç¯ŽûÊPìIªgŽ</text:p>
      <text:p text:style-name="P1">gSq‡�ä‚4«ÅÕÛÃ$ #­Øˆ+ O½õ.¯œÎƒÿL‘—{¥CàÁ,"<text:line-break/>3 ô‚íõ¤]e##Ë©+Ý®ºÄH€PµYÇ#EB,ó£¸gˆcûÆ}YÑT‹Y#n§GøEcüÛIÖÊ9�#£”Ä.Ô˜±</text:p>
      <text:p text:style-name="P1">ƒ!@…âÿ‚#Ï× ^­›¥,|“#ë'rQ–êú¦#ùV75#ÀÕúÃ­z¢k….÷ä3–l#e#&lt;o°ð fº`hçeI+‹¬.##¢œ—‡#a�qÆyõî»†Í%#†â³¯Q#ë#Ü«A###PÏ‰Lµ™ÒCö#——[ÎªöÄ«O°½`#‡í\¬¼MØÉ°#³E² )¬êœR#1#í#�)[##ô#{<text:line-break/>Œ#ãÒgGu(#Éšq…ª]g<text:line-break/>k48ü6#Ú&amp;¯]Øy¶‡ÿÿ~Ð“HãP*„Jƒžô@</text:p>
      <text:p text:style-name="P1">‹#ó:zw{ 4.z#Jß¥úk5íïÞ�#€Ÿ–/DaÖ5Ì­©`ï ç¦'îøVÔæX#Œ#äÌß³Œú;#ÛI�½—8ip{Ú•(¿Q@ÿyèÌ¶�×ùÑEæüX#&lt;&amp;#ð<text:tab/>\¥##Óðºü##QjQíÙ€Ý:ñ5Oû¿N0«°Rs#Ò¶¥¬/ð}­Ë#PÝ&gt;céÜ×”ªfîÏ½™ªñÔå‹ý_±/«ß¨–¦‰#«ê¾Ô©#‡{_%l:x],üàò</text:p>
      <text:p text:style-name="P1">âN?64YRƒÐ�Â?MaÕ‰Þ</text:p>
      <text:p text:style-name="P1">[OÿÎZŸ#‰†@Ê?BL×%#¬#aŒ¿¼{µnŽw‹šwfÆÊÑy##8Í¹~VÍ„³&gt;¸\ë�ž¼maä�Ä¿©#müïz#Vª'¤IkRxBI¯-½]ÜV!Ú"T½¸\¯Ø‘#VÂ5c®#§O<text:line-break/>O#m#ìýè3;tt_šÍªa(ˆ9’»ƒÛÍ#||ÓÒïRfi#²5v¬FaK##{wÁÚœ!ï{4µ#­#ÊsÇØgÐ©ì‰#c#©i«#^FP#U_#W±#c÷#0\â«*Û´�HÛÆ‹íæ#óØi<text:line-break/>æ:(}#X’é&amp;fR)#oÆÑ#i+—•9\t1'R#Æ%ì#—ºm»yx@-Í&lt; ­˜åÀ†–Ãûºj#¸07 Ù…}ÿ?Ü#¯:�4½Û#Ñ—<text:tab/>#ç?Ð›Á³åÒ#Z#øŠ##êJ#º)w)##›!#òbæ##/#g#Eqx&lt;ˆñÊ!~M…çA</text:p>
      <text:p text:style-name="P1">ÞŸVA¡:ÝÁ#óð#GŠª®Ãm´ò„û`�ÇÞG-B\&lt;}%7#¿+NS{œ·¾p#õ5·¾GÌŽºg#»_‰Tf##¶†‚TL&amp;j#[(™�#ôœQËõKŸ8</text:p>
      <text:p text:style-name="P1">~B}·iÃ7iý‡Ë!^2�q§ï##,b#–Z~n%¬€.cÔ#öÿqDk'mÒ³ŠuJ¡#£¾p#`Ó#tßr*%µ3KìD#‹Úðwy#I+y¢¯</text:p>
      <text:p text:style-name="P1">à™ÈLúë§##áš¨#ût²Š©###Ò\’éìÏ:³Âÿ%³£š6.ŸrU�…b#ÿ@7-:„�„Ÿ#ý²W#i€<text:tab/>#7#q�£„#÷JF×ÂË#ˆ¹-¨g¢l´¥?$�àWú‚#çª_#Q#f¦ý‡ºË£füð#`Ý¢‹ý#A¸¢Ãõ#êæ'*^�råx##ÏWXßµ#Í)Y##3´##[•š]oY¿3L$kfž’L#L#7òqÂ÷###0+#›šŠ–ó#©#›bOxeT€#GZžSå�;úãR6«†8##YpËŒŽ©™ÑÝ®\­F#\</text:p>
      <text:p text:style-name="P1">53w×ôFöÄj¾*˜#ÂTÿ8OÚ2�†T86vƒkô-¥½áí0#}#ïªÆü#ãz#ÕGÏ"°ÁzvE<text:line-break/>Óà_|Q™$å—&amp;‹ª#`—ÃÈóEQõQWžO#$yRpò!»’<text:line-break/>ß˜‹a&amp;#´£�Íóo#™û<text:tab/>3#¼#Ï#)8POibK~ä</text:p>
      <text:p text:style-name="P1">”¦&gt;.‚#†v##bØOMXÓÖÛßÐÓ</text:p>
      <text:p text:style-name="P1">×s</text:p>
      <text:p text:style-name="P1">í#£Éb_MÖ#ð±F#äû·a4ac²Ji&gt;‚(#õ‰³R¾EþâÔD#ÍÔÏÕ#È×äÕÂ#p4o4#hþð8º*á#la'ð#´¿ÿx</text:p>
      <text:p text:style-name="P1"><text:line-break/>*W¨HU#œâš¨¬{*ŽÊæ$r~ÖQ##Å.ý]í2ê(Á´gåP„.¡ù+ZY<text:line-break/>´ÇrÉ aªNÚ—##ˆªt=ìWŽþ</text:p>
      <text:p text:style-name="P1">&gt;Œ#«Î•V„L“Ñ*ûìOˆÁ/*ÍE²uÿáq#óöÚJ#Ð#ø#</text:p>
      <text:p text:style-name="P1">ÿ[A| §C�##f‰op7f€RË‰ª‹Un</text:p>
      <text:p text:style-name="P1">»ÀÙôZ¥ë±7¨#R#P#·ŽtÈüí#rò#\Úgþ}ßÜÙQfÊÚN“À:—(Ä<text:line-break/>,Â 3Øï¢YØsÊ›#¢t#µ÷ÿÿÿqa»Á/×?™#0ÜMbQàŠ¹H|á¥‰?�q¬+³®îG’«Æº%´È#"tÏ###ž¥#ƒ,l¥Ë†�####oþ™´¬.Wê”°/I´Î<text:tab/>ivN\#0&gt;Õ¿q”•#;Iì#(|###«#Rª1De9f¶ï#O;t�A#ÆxµJÅ™r9ä#Ë­t²óäÆ†�†Ý`‘</text:p>
      <text:p text:style-name="P1">y¾Cà¿7«›zCH¸-##îÿ4ž\É #åFæ&gt;)‰{#ÐêB#œõ#þ&amp;&amp;é`#ù¹›3CmB#å³Q’·Q##|ÂÙ˜#·hQÑÒx4#IpA«(BS ##À|Í#<text:line-break/>ô"œ#Ñ&amp;„ï´Ð»#{"µ~çh£##T�.jš’Ø#ºex˜Ìr<text:line-break/>T‘…#àšüaûþÎZŒ&gt;Á`x£9€#†£¢ÓO¡³#/!«d$cf#é‘###ÜÙ*èæ‹</text:p>
      <text:p text:style-name="P1">çF‘‚¨ê~žûÔ#øêÊ£»#×#ëcOŽ[aú¨Ø'Ÿö¥{–k2áê#\ÍÖ<text:line-break/>k#JhVëÐÃºµ#6V#�³Þ@#•u­‘á*#&gt;[ó^ˆ#R?áàö•v–¹’;#…uÔÔÀ#ýqy\•üÙå#V�É-V/#¢S:`šzÿ####Oó=…(€#0#T*##§SÏ÷è­1–£0Pè#r$WÔ¹oöâ‡¥bv#3Ú„=f��pÉjb"D0¾”5¿�¹�©ñùä[wm(#Ã/ÇÍé2:6#‡§Ö��F##ò(##=}­##œ+kL^è#¥{�#³tBâv:çëw¾¨.áÿcS#TÍÍ#„#Ëµk™±›:å##n#›}¯^YXŽìý·#²ª<text:tab/>##š##‡îM�)�#e}KœhÜ½Ûð}T{é$‡Ò</text:p>
      <text:p text:style-name="P1">E,O“û#¨%rÉ¨”ÛHÉ##ù#üõ#0bŠÍv`:Õó©ÃÍð#¹4Ý)šÑ2#H¤z#</text:p>
      <text:p text:style-name="P1">8wµ#*#Ã'¦G#øð›x#ÞìÉÖ¶Ìª#»Ww"J,ò<text:line-break/>õ#ù&gt;N3•F€þbˆTI(A"Î½ý°VÎúô´×�£Þ#¤{oÅ&gt;à�GK%Å.xŠÛ—Í�•TãsâÅ#ÿx3{M}^X @uPÉ!Z¬tÿ]Õ¨#QèE$ùC#“­DêñTâqËÙ—ò#ßx¿—#Ó;#ò#cá#Xb3l±#ÇŠ©Å#¾Xû1Ë#?#Ã*\‘x#AAýôË¨ì#Ès‹ŒÞc‰ø´sHSÆ›ÝÅ<text:tab/>Õ!†®Î¹‡#‚²?Û#‘¨<text:tab/>vgÁbœQ‰Ôß¼Ð0ÄKqØO~ƒt#Ê4íÿ|�â]h­Ê#I`é6ëª}éS§YŠt`I½ðU|#°ö©D¡¹Oc#d~$È[&gt;°]#1äÙóÐ€#p‡#|¾\²�8 ©ñ”Âe~`äÁëÞ|¿<text:line-break/>/@ÑùOC5Ár#Ù‘$bìt7*àÅ#µ‚Þ¥4õIo##U¢[ùuB¿Èë##Ñé¥o#õÏPŠæôrW8š§úÚÁÇJ‹T#ªìrÑ##ðÅx###¾ò´ø¸þ“shõ#än&amp;µ¹²M#z•QJx&amp;rÏBâJùm©#â{ýé„³ò#ÈÉÖ#¼°_zÁeL!#Y¤�`=#o*Þþ #?C=ø#²�?–«CrQ#þ.T^</text:p>
      <text:p text:style-name="P1">plµñ#W£üö~\ÍHŠÎê##ÃõË+#¼?B PÜæGbºÐ9#='XÓÃ#—ö#òô£(JñÝÆÃWÇFÖ;Ú¼Äàt©Ö õÍ\qôl�ŸÚ#±¨%&gt;q]ª¥ºêË‚h<text:line-break/>ÿd¿‚ú4RÁ¯%)GÚ4²áÐ…‡’&amp;gÇ0#´ñZ(@íB)Æ\–¢]ì“…Ú~É�!°#¶Ü‘C?#¯¹&gt;»‚Ï`»—#S#?Ê#­#d$ÀÔZë¹##ˆu¬N###YU&gt;&amp;­üT?K}#c&amp;F/&gt;6\#n7•Ãvd†’Á³J°@£ÝÇk’£û§ã^|¤B!ÉãÙÅ‡­.w#Xù•K# .ŠoÊ£l´ð5$VÞ#;uij#¼¬{¿Î–$�#ñ(Î×Ÿ(ÈƒÄ‡©™Ÿ##÷Ú.Â'zŒ¥#ª:Ë˜�‰QÝ¨T£NÖ#3Y"§º##§#\8ÈÐåD2ŽŽŸŽ#¢O9›™VÍŸÒúîf²Ô%ç0ðo¾:­]š#)</text:p>
      <text:p text:style-name="P1">ŽôRvàÂ2Èl¬¿¶‘)@ÞorÏÅ#œšÔ¾§&amp;2k&lt;$åB2(Žã™XÃVà$�¯ Ð®«¦‚ø##Ô8‰¼°Áê#4³ºo7Eçœ#?FÞ¢#iþ#v*ÔèÏŸ2#|þD%�xã*ÆÒÎ%Ùs¬Sðd)žeŒ`²AeƒÉH€#üK•tP‹ŽÈë-‰L¿ð#¡#Ò_o] 1Yï$W¬#vé95™ð#§(KÏ'êÐAz(�ëb6‡ê|£‰ƒÄž}#_ò7lR–«•#3M #`�*Ò#¢QûSƒ#&amp;)å#âg�£y]#ÙkÀ4R&gt;×#P# #dé#+Q˜Fo#›ŽULã‰cî�zél&gt;"#Ôá“êØ#Cë#Ï#½òNÃjvÝŠ85½dÅéVëôþ¥#•&amp;g#ˆlT’ëÀú1RPsˆ/›45:Al7k$3G³|�¾lûøßºB(ôr!±Êñg##¥üi¢ŠyŠL##+½hÒñE|çr·ä[#Ë˜ÞC#í\êªM…©Ò4 Ü¯ø‰µ(˜#Ë##ö#þÉ#¸H_˜3x¥###D¥#ÿ#‚îÏÈñ##äÒ×ú#R˜#<text:tab/>#@‹í¬ö7jÝþ�”+#ž#…x��+=ó&amp;äW•eÃ|SàÌæ«Ÿ¥lÞ„m¥#2ÞíSá9#Æ# þ#¬d¼#ú?Í1vçÖ`#=j`S”Âouýë±j°àn5áªl‘ëI##~Fj_Šã¿¾Öl‹eÔ¿:/¤Ñ<text:line-break/>–n?JÌ3ÊšY,h÷ô¯ÉŒ#«îÈ:6ÂãhìjHS¥+%ÃÂQÉtDòàwÕˆ##_ï d]®ÞÇÎßÌlô†ºâ#r#|f<text:line-break/>•šÓdoÞ_ #¸é‘¢&amp;,îôæ‡</text:p>
      <text:p text:style-name="P1">&amp;L#ëMÆ=ŒŠ#Z,#B<text:tab/>·¢÷%ñÌœn#CÜÎßs' uÃÕdÂAënL`˜Q"A¡­©#.s#°–xÖD#�&amp;5&amp;„Rìï™¦Ëi-ô¸~�÷{2fñœýy2™ÈÝ„×‹;ÙV##îUz§MÐ#²C#|#3#è#4AÜÓ#yî¾)§m“�1€##</text:p>
      <text:p text:style-name="P1">#áh�#€^q¿RA¥&gt;æ{“Ú]Ã!ÇÐ#øî~^œ£ÝÈÉI</text:p>
      <text:p text:style-name="P1">-²Kü</text:p>
      <text:p text:style-name="P1">Û01YWðoÆ®‘</text:p>
      <text:p text:style-name="P1">d©#yzŸ#]ÎÌ#ŠCR”}=ÿw#áañqìÈ�¿S#½e×ýÄdNW“Ája”2#ÑõG•T¶O�\Á 0</text:p>
      <text:p text:style-name="P1">Žf¶º#;òýÝáçë©SZ# ÇáC#:<text:tab/>#?2~š#¨35X°kQ ‘PeÉâ#"¿|#†Jßüî#oË{úÓ‡Ða±IÍÕvf¶—Ÿáðø#ûU#˜ªX).ßbWƒ:”&lt;e–^wŽìý½÷ÇG#âÑóU4Ôvï³¯ûÖßÞÏÀ²5îPO¢#eá‘9VlŠ˜##�cYð„ABˆ�+óœ3‹‚utéŠ•hÑ+ø\w]Óz&lt;ñ±Ü]¯0É÷2|^ýB‡,þ#þ~e£oí|9®#Œé–ïˆ�­ÒŸË«LþËÜ#ãàH<text:tab/>šTx=#õ8,Q%Ð:Hƒß ™}[#Wp#¿&lt;#PV#¢9¦B##Š+‡¡“#r:”ÑRSwlô#¬ïÄ·Îé¯¶# AM#=Ó±##÷V‡ÈÇ;º&gt;# ¬º'G«•’#Ò4è#�9˜6ÖÒ-è</text:p>
      <text:p text:style-name="P1">P1ù#ˆ%‚ìœµ¾ÉoJ©þ~ÝÑ�j¸åI«·ä™Í¯&gt;</text:p>
      <text:p text:style-name="P1">#ô,#bDm#H!ªXÆ‚</text:p>
      <text:p text:style-name="P1">ì62`ÿ##OZÚ=”¼Ã5#0ÓTÞÐîÎtu¿ÜŒ½ú¢ê#fHïðêš—Y#S<text:line-break/>|c##</text:p>
      <text:p text:style-name="P1">°ú¸ÀÑò—v#_ÙÆò\\"tý•dÊEÄí_.´ÉÐ)Y:Üu#ïîø<text:line-break/>mùQÛªvMai(£�K#P‹¼ß#'œ¨T¼^u|¡7X�[’·²Ã[��ˆ‰¶áå¨z³TS�\#±Ûš¤Ê9iŽcäÖÓ%–##K</text:p>
      <text:p text:style-name="P1">s‘d‘a#Öºéð—Š‡‹#AVM#?_PPà�ê#</text:p>
      <text:p text:style-name="P1">#µ~1ºEëÓFu“³Ü™y å#KÖæk#HþqaëÇ¾Z±lÃ"#²A#�xÙY¢e#Å¤lx$‡6•‚#³�§#Ã$¦ÐÁžÓsÆêHø#2ð¨×€º1%ÚiÉÒw¬#{Û«ÙÇÃ†pÀ“#Dj¬ÞR¿#;ð#ša¦#\Š˜¢#_Å#Q+@#aîBé#¾Ä£`)ž#÷Î™##42oÈy</text:p>
      <text:p text:style-name="P1">®R# ?Ab½°&amp;&amp;üø¾¤é^4æ–o|å&gt;ÿ<text:line-break/>#…kË¤TØl­#˜#ÙsÏ_¨cT+GâÉ�­õ=”O†ä</text:p>
      <text:p text:style-name="P1">jÎq‘e¿.FËÜaƒ�¦Ø!ÅàœvÑ„]ŸÊv#Wn«OG#ù¯ <text:tab/>##òósIUCf#8ò˜ÚóèWüÇjY!Eõ´.ÌF#5# …ü/")�XŒ“yº#¹ag"åQ#•iÕMÇ#Ý—#6žÍd&lt;aQ�î�ÚÃØðG;°&amp;óª€‚iEó³˜_ú</text:p>
      <text:p text:style-name="P1">§r&gt;&gt;û‘<text:tab/>îò5@#M#Göˆy#�b#(cÊ#Ñk#*X�Mu»v¨é Áw®¿m‰-Â¹‚z{‡^M'Åi™E£JŠ!#x!¿b&lt;;ùŒ#{Æž#Hk²QçQ¶#hÿ[RÃr�æBÃ¦Ó�iÄðÆJ@«{ +ŠÓX£ié#¥¨ä#çžZ¯KI#¾¾U#•”F�z¦ö�Íÿ€'&gt;DÈêÆ�<text:line-break/>…9f­�V3~‰*Ì#ÝSœ#Øb#—Yk9ëßó� ´5—ìè[üî_Ò©ÂA_¹ªõ±‹œN»#G###êÉ²1ëµ#)¹’�¶2\±­åY×¿IŽÙ³¶&gt;N»îè�‚^`ÍI#ßû‰nš$Î)JýðNì�#zí“û:-Ž�ô ˆ¶“[éRËô/#ÿ„o¡óÛIÙžj!O#ÖŽW#½¾#ä‘tO</text:p>
      <text:p text:style-name="P1">…</text:p>
      <text:p text:style-name="P1">Ó#dzFß—Ç*È‚Ið·*jÙ?©q_–™Œ3#xÛÂl£)¤ä‘Ù[„×é˜£ï#¢!M³4u#2â#§Æºtx%‹˜NßFäîˆ#;##q„ƒ#¢Ð!Dê##µ^Q3Wk*»#Ù'Ä##X¯#—#o#§#Ùý¼ŒÐàkÞ(dËê÷ä#X„oêê${øç¢¯y™œ–;#å3#B#F<text:tab/>#g#ÞRÀè`À®$_ÖûÞ·#Qc�b?Òª”#%r6u#=q•#»#!þ+#iYñ"²Y§É#Šú+gD­åmë #•±C_?ê#bÍ##[wÈ—F#�û¡ B#ºÎ3ˆ†c6Å#ðLpûþ#˜Žõ#¨8à†G”=äÃE#D&lt;÷í#<text:line-break/>ë7ã€¼‘:)P5=†bâ###ÉÌô&amp;õû`ã&amp;è#</text:p>
      <text:p text:style-name="P1">)OGäU#ðä#ßS¾n#áÔ»m†¡”¨¦6¿yBW#È£”x9P(ípE`+×©;Í�¹Ÿ˜×‡#�s³ýÉ|�^`¡±¾#›wÊ2Üõ‡˜ð#ÇÇiE###</text:p>
      <text:p text:style-name="P1">¨GºïZúG»ÜÆÉŸ•7#»j­nhôM‘hiêk™Y#Å¾c¸#)N!W#»K#’ãã##¥»#Ão/</text:p>
      <text:p text:style-name="P1">l´EÍ(##3‰¬</text:p>
      <text:p text:style-name="P1">WlÖ1Ys&amp;f2#û?qøótL}Ñé#Ýh©MÅ‹•*å",[{ùŽÉžó.…1o¬'ðc8õh</text:p>
      <text:p text:style-name="P1">=C-OÊ#LÄäPÆTx•¦ÈcìeØ„Ð{Œ[¥##WC»µ##—˜Í[^Ä”[ðI</text:p>
      <text:p text:style-name="P1">¨Q3L¤#Ó@?&amp;Ö}&gt;S#X&lt;Œ##¹=V$�gÐ-ôÌù�(Í|9ŸE·ýl�Ûb#’–ŸwÆX0x<text:tab/>ïP#{P…hôº×î=�ˆ"j&gt;#Í‚ç¸U#nS‡Ø-Œ00</text:p>
      <text:p text:style-name="P1">·ö</text:p>
      <text:p text:style-name="P1">d�Ê¸ <text:line-break/>‰“åï#,Äž<text:tab/>X#fÝc#Ã€#¯1LÏÖóŸÔ9½#¶Tç&amp;§Èø¹#“÷¼«Þ6RVÒE!Á©L#ˆvµëU|%˜×7ˆ,4în¬7ïÅ!LÁ®\†#S1ASÃ!ÂM¡°¢¶AÈ#YUC¢#©³ˆDÎôÅó!”¯Y#�Éõ…âÑõ¤Í/cYã'Éçz›:¶IžCPIŠÈ´sÛ<text:tab/>Fsthãû4B^ËñÙg#ðÿ+#žšÝfSco‘~,¶t¸–£TÅœ‹•]ÞÎ{5#¢#;G-ý9Š#haý©<text:tab/></text:p>
      <text:p text:style-name="P1">##þI”…ÜGƒŠ¶ì.#¦Ü¡C”‡�WN[~þû#¦Åæ#ò#HN×#â¬Ø¡##a“ªÃÚ}®0ó6Ø{0—Q1fÎèÝ7\CÕÉ’˜<text:line-break/>x�ãC¨ëúw$ÍŽ#Ý#£žáÿLæÐ™Àý.ÂUÔ¨##gÁª#&amp;£š7&amp;+“)#F¸kÙ—#Ø{#ïåÆå‘kª�—ðvï=#¾ÑBØ#C"1m##[-Ä…#]{ZSñº¡Ç¨_¦'#q&lt;Ç’»##°#Ìµùê#ùÏ€†f�:#+ËÓ·EÈÉÖ$æ|#Ôy¼‹a5¢`ÞL</text:p>
      <text:p text:style-name="P1">#€G<text:tab/>2 I</text:p>
      <text:p text:style-name="P1">2Ÿb£Gi#)‚„¦�‰_ºðu€º#±*î�«‹#”Ûl„#IéLD/™²÷ï#µ##Ç##9Ô¹ú;¼N#ô:‘ÜU#"gO#®ÜN##Rº–Òå„~º™2Ð#6#³¥¢ÑŒ[D“ã’ÄR=C@.‚QîþŽ££/©¢##ÀÉ7#D[°�K0“#ŸÝ’`J#÷Ý##¯v´Ÿ(uée</text:p>
      <text:p text:style-name="P1">ô[l&amp;)vÿ&amp;f#žD#`©L0Bš”¥tScCúÜ‡â&lt;µì#Ôr:ãÔü&gt;ù”Fþ'#Î'®#.ƒ%–#‚²jp˜é#ŒT¹š²ÀÅ}oä#u#»ŽÞ</text:p>
      <text:p text:style-name="P1">¿=Û˜Q#ª¨ü#�|Q†LèÎ#'Š##5íÖù #)á#-¤Àv‹.é ~7!`[<text:tab/>JgÂD#%</text:p>
      <text:p text:style-name="P1">&lt;ÔKÒ�#[S„'/‡®ÐFu?›}Ob÷gÜ‡0©ÙËŸÄvLÞ#V®2ƒ%&lt;G®#¥)”e�Ã#´÷#óÖÁ4¹½‹&gt;Tïgl#</text:p>
      <text:p text:style-name="P1">l©ŸKö¤@ÆØÇ–2#</text:p>
      <text:p text:style-name="P1">2#•Ö#SM+kd?ïòF#Š#à#Á¯^,äúá}SÞ~úÓ{L#£&gt;ÐgÛ4ê‰Ô�æSÔËÖOëSê!ðY_«'Ô$#ä¤øvR�VÆ#þ•…êM«²#4ÿc$ýq²‘åG#&lt;:µˆS}#†˜#–¼!0r#öß# ##T¤</text:p>
      <text:p text:style-name="P1">p.¹YŒ×Ø#j½#)Õ2¢@¡¡a,þ~b é‚–LvRf##hæ„èù˜–FY ÞW¦¶ïÒ¬®¥þIžt#©(±ó#ØtþjÏHd#kÌñ¿$ˆ÷±#�¿HGô‡Ò €³üënÀ›Í=</text:p>
      <text:p text:style-name="P1">ÍÈê&lt;Ón{4÷#ËF#LÒ‰ë#íâ#äÝçc&gt;„«$#:?Î‰U=ƒù+I?¶|µÃq1*»</text:p>
      <text:p text:style-name="P1">œ#Eiý #Rÿ#Ø£áá\Ÿ#W/å.##Y]¢ñtyý#$´%##,£˜£Ü‚&amp;H†ÓÝ�##¥|b‘e®T#ú#½ö@ÙÝ³</text:p>
      <text:p text:style-name="P1">ªìS5#‘•» #Üp›‹#Þž#_‘ÖßÚ¬Q…‚0j¡#”#</text:p>
      <text:p text:style-name="P1">P#K#tM!Õ.OB]ÜYý&amp;êId?õÓtµb</text:p>
      <text:p text:style-name="P1">ä¦ÁÛ×Ôø#ñ°\q¹»«ˆ#�Ò¹ôþ¦RÃHÉëò#Ñ#ÅRÃ#Ø�&amp;</text:p>
      <text:p text:style-name="P1">‘¯fRÐ{#ð5€#ÑkY###r‘v‡#¾áo¥Iî#‹Ü´ÀÒU1‹ššB?êúæ �äéÛÓè°-”0#›:Ë#®#©#Þ]ÏdQ‰ôØ#T@îËÚ0YÓ›œm¥3°î1jù@¢LïW)1#4¢ìgÅ?n­Uøò#ù%_Éç¦4nt&amp;æ´#º£â#ô�(ú±#oà€®ºbá¼Ç�|Nd,WGÊï_² H##æ9$úŸ'ì÷&amp;Ý,ÿ@»fª£làôW$ëXéL¨xT�ÇÆ##v#</text:p>
      <text:p text:style-name="P1">©õZãÒ¢=Ï##@D„àÀ+Pél‡Ö'/b#Ú®##‘´&lt;I„âœ#Ñ¼</text:p>
      <text:p text:style-name="P1">¸'ö&amp;yº#¦Ì5˜Ñ#$&amp;|ëþÅoïê¤éŽ#™ª#aß;&gt;[Ž#M9ßä#ðmm #/i#\#}z|í€¶#šH¼v™Ê ?´#bx.¯g#5Ê+†�HÔ_�Þ'¥O_óíRÂ<text:line-break/>ø…</text:p>
      <text:p text:style-name="P1">k1Ujy.Y™–}aÆ)ÅÍ#êy#¿$Õ^±¯6Zä¢Ÿ#üÍáO{õ¹*ÃÆ#Çx‹è#˜C4R)½#2#ØCÿ„#©¿nMý[MûØú#«5TP‘½ÍèC##j'O#Y¾àÏ’O<text:tab/>Ÿ&lt;uXà# Øw'Šºdqs&amp;#î¿þE.“’</text:p>
      <text:p text:style-name="P1">n#.ÔM=„¤�‘�Ä#?B–›ŸƒdÃî ¹ß9Ú<text:line-break/>¨Ü¡‹–á&amp;‡ªÌ{À‚_P}—¿ô›]«V#ï¼7«Å*#ù¦#Ø¾yl@ÌÓ—Ê!÷—#èÃA†0Yôr<text:line-break/>Y¦¥òpä6ó#‹ºUYa#ƒk#¦óÔF%�üŸvYµSÖ#?Ø4R#³›YfjW÷#Òzµ/#›nÄ8uôZ#É#u¹S* ¹’#ù“#èÁ#oÚýÃc�##ÓêA3kôÄ'ÜâL‚è,1Eà%µÌ´—ó0·#NÏ#Ù#)üÓ„?®\Ç1Vp÷#ý_`áJ#7ÝÀ9™’_+·##TÏ¾Ú#ö“ÝyCpq7 êÊ†z£# `€é=È‹öóÝ'kd#g1ÔÛ7g/6¸ª‰¸œË^èV÷?“ƒèJ�#“‚¼&lt;êr`#</text:p>
      <text:p text:style-name="P1">k##tÑL¦`0„È²°áõ¤ŸÃfW¯ŒCIUŒ}�tÙ$pÒªè,#¶#þlÃpl�h‘n ZlÿfL#q†Ü¹P#^‰c%ù‡#œñù0'+M1G6w¡êuW6a�Ìô##h¡‘?¢#ü#=÷Ä4</text:p>
      <text:p text:style-name="P1">@7H®D£´g�÷#ÌPÿ-‰ê#d<text:line-break/>-_½Pžz`�"2J\ FxŽ€!—¾g#=#˜ð»†?(›P,#®H�’Ç#<text:tab/>Tví&amp;##Ëê!§Ùç›ôd¬Œ#J9îù(�Œ�&gt;ý§!£h-[è"ö¶1Ò)èc#9‰`@™È</text:p>
      <text:p text:style-name="P1">çÕvæMíG5*j#ÓløJÅõ—#‰_¹Sô›Éƒ#•ÁXoµ¿CH*›t#E,h;¢åokeÉ�‚;Mb¿Ž�‹‰ªµ¬çþ²#[îT×æ´vãæ‡#1 ‡©�#ÃØé@##ùs#,#©r†A# Ò#˜|Â7c-r¾^æ=�#ð:#Z#2¨W›¨qêø÷¶W…7Î#&amp;#m³á##.mïr}‹‘Ì#Ö�‰›¬Þ(5\D#)ðææÍù„©Óx=#�LšÍ#ëÖ€#Èošl5Eh£‹‘?&lt;¼dö##yZ”O4{æê:R%ÈËn»ä#H1Sµi˜ò¯Ûê�ÕH/ÿsIÙ¸0wù¼ºr</text:p>
      <text:p text:style-name="P1">„‹<text:tab/>Ø�aHÃ�nš9Å½±¯€œÕQ­¿(k–Ÿ®¬¸±´Ï‰ÃÂªÈ£®�cnà£t</text:p>
      <text:p text:style-name="P1">n#K­+Ï#ƒY#Ö…-ðB{Jy«X*óiv&amp;#¤J•±#þ‡"#ùœÜy!â¸ú#¡,%É�.™#ƒ#ÅªÞ´À##rú#(ï3JÜR$2§#&gt;¡£W#Õ_á…ËÀ*¡jÌÁ” „=[|œ¡�¸ªŸo/#z ª#WdÔY&gt;�©RcÀePÞ­|e{û#°E:o:Ø€Š/Ðb<text:line-break/>ƒ]Fž_úE&amp;Ð#VËîL##ö= &amp;À´¦H##â^šÇ#Ï×¾¶x¿#¨pÜÙ–;x#UÛÃ¨ÒÚnd<text:line-break/>"ºäNUÃx¯Aùp</text:p>
      <text:p text:style-name="P1">Ñ4«åì~ã'Ç™¦ƒé»##p#¦“B</text:p>
      <text:p text:style-name="P1">|…±æêDT#E£#(€˜¼Ô#š„L�en�#‡T#RiA#Ê5u!#yùøà3¬ÇsOéo;0ŸÜ¯ÅÁÀÚdå</text:p>
      <text:p text:style-name="P1">%&amp;e´YOof¶‹#C§}9˜¤rd6#&gt;ä##;æ½»f:@Ûæ)¯^jv#ºö�_„Ï?ø=ÊjÃ;rF{º¤^ûƒîþ<text:tab/>Í°{G–|ö“0#˜Î²øÃF-ó¤M#Ã×›gŸéº"ªkr9ãá�“\b#R‚ºÉÔ##Â§ŽF^ñ¯°UÓdEÙµ®ŸÎÀˆ%#xï†ÐQ¸‡#”þõÀ¹ÊXž#bïÊÛQ<text:line-break/>�:„¾»ùR¤6Šäx­øy‘r‡ž#³<text:tab/>Ó"™@#RAsßS�Ë&lt;&lt;#kîíËÎúË˜c‰¨á?�òj3#Ï�Y¥�5##-á##›b_Ø¾ðýsý…9Sé#_ø††ÜÄ‹ ÃÄ#}Ž™Á([#u-h¥</text:p>
      <text:p text:style-name="P1">Óè£žHÛù#–¥QáI•í ™Í%\,gƒ�bU#vÍw;³üÇA)</text:p>
      <text:p text:style-name="P1">Ro|šEV–Å#­Î</text:p>
      <text:p text:style-name="P1">¢\#¤7#^¦Ò¥Ææ÷å&gt;ÕjôÎ”zê;Lß¡%é¹Ø#bqá<text:line-break/>Uæ–«Üh–£ãREÙˆ¨ó~¢nV•Ð¬»×Š#T”`Kt#YQ„/#½…à�f–Ííôÿ#/aÐ_àˆ;#Éy‘ï8ªÛì#::ô»Ï¨bY4†#çz€-•àé<text:line-break/>­#�ÆÅ[¤åí™ã„#ƒÒÀRö#¿Îáf#å#4#“#„GŽ#ß¦Ø2Ç’È\·[â76+[ÇGö #Áýï#,”Ø‘x-&gt;Õ;#£#e}CÃtàëm?ˆ#w×š¶##Z¥1v«ß#“Ùã##i“î–²?.8Ð3"�”Y‡®G/�¹Íhq#÷gË"ò !÷rŽ–2îÚ…Eä#mj#—é”èÂ£#45P+R“…ä~É«¤´Q#»Ô,¨¡í™#Þ3ÅU<text:line-break/>ùG¬’#Ú™£U#´SrÏ¼¶çá#âîm#àS\Žž#aŠ—Ì,ì6Á‰�#</text:p>
      <text:p text:style-name="P1">ù,•ˆ¥*öÂ#e#ø^T@ßâ«éÌiMÊ}”×=Ìl‹þ”â#e›-7œMµ¥ì7c?8hþ‰¢b7#òJcù#ëÙ¾·ÐÉEÎóek‚vÑ°+ùn_ë/[ŒÏÅ– ‡�–¢C/#â+çúä#á%Û‹€X5%K˜d#…<text:line-break/>èù(}](B«hÇ#6|oC_#�&gt;n#¾ÖqðÁç#Ð»¬:rÚ˜u@mñÁ#�#rh±[‡#à¢ˆñ°­¯#<text:line-break/>Wr’ÌŸz0#\/"Nž8†Ì#+ØæË«p#—¯¾N+N,<text:tab/>ƒ#*#¯”1Ç¿¿#tÛ@�÷yTZ-Ën5ÍMÄÐ!zø#q;(ñÆ¬¿¢ßÀk#×àøä#ÍRqÃŠj0##p#Ñ#u#=;eVl¨*¸qžÉ÷#,¡|k,‰Ç#žï;y=1#aÿ#Û•¨î‰0K#d›jPO&gt;$åî#|¡o¾yà§#ér�ýšþ*[ôäkÍXfãk/|µY5ãáå"ce#xF§Z+I³!¤…¯#†#–ýž™’˜V!ÃžÓ2Š´7èxß•öDÍ¿o{#êà</text:p>
      <text:p text:style-name="P1">3J`³“!šÞ.7ßáÔ»úCÀ¨ÁÍ###:#oø9<text:line-break/>ÏOì·&lt;ÇÁ&lt;áH#¶:<text:tab/>YNè\¢ù�³¥‘r#FÜÚš�¼ ãTsŒ#²êÆÍÈ”x¼0rydDÑÚ#àgÚÉ#€[È</text:p>
      <text:p text:style-name="P1">× £˜Ïm§,##l##…Ïpöé””Ç##ŠÌ5@�Ù3Âe-à#Té¶¢b@:÷ës.#syç#aÆN†÷XÒÏ�±ŸÕªo‡#ëy_•["©³dÉ¯UžV#è#ÙÜtƒøN<text:tab/>³†ù8F[:AÄÀ–0~L¦í‡q#U,ÍKh+½±\#TüëvÆÊÍž#M¢k X08á#ƒ´b~«JzÛÝ·l,ô„e8(ã= jçD#Ñ]¤G¬dè[Ì7p™©#�4Ö•Oã×f@Ý™^ç¡ý�N&lt;\#‹#áÖJdK¬¤Ë‡:²ª£&gt;1Ï#×&amp;‹&amp;À–û#›8QÛ¯\z-ÞÄñçý%=à<text:line-break/>z#�ÅÅ#­U±#Áê¼tÜ—^cgš#Âû#í¶y©kÉèsÌrðu€×l‹#Qv$+#Ò»!l#</text:p>
      <text:p text:style-name="P1"/>
      <text:p text:style-name="P1">@#cAIð#6#¶hÄ€¾Ž¯###Ü##—«ÑNî¥5¾'kh#õÈ©Ë\¦´V=¬ÇŒjTEµ—ªpßÇµ##vm#NâIxRÕ#<text:line-break/>H·¨#)ÆD­Â½Â<text:line-break/>¶$4hº&gt;4#æ0q%</text:p>
      <text:p text:style-name="P1">­x#-#¢éã?:ŒA‰gì#P~#ŸL°=Õäðya#w˜(2Ef#DÍ¡EW#+p<text:tab/>Ø;ýÅ#üÿwö+•†æÝ»ãŸöÂÁ‡˜O%ÕÂË]èòaÌOšnk˜™</text:p>
      <text:p text:style-name="P1">lýšŒÕ\•Ô^ãÓ½ºv÷žJ ##8#ƒÌ{ÊÅ•p#6–²›Fµ÷#2žp&lt;Ê°lHHh\”iÆ6Ci­ÍºC^¯­WŽLåÿa•áª#�yw†#D2d/øª[Û’ŒwCi®0Ì#ññüôÄ#U¨U–¿#P*q9D39[ì@…ôš·_?~càûÛ÷Ø[¹÷M� Ëã1s:.#Æ5Z Ä@þ,Cn-Òüðk&gt;ß1ÊLÞ\¾îB#€#È(·Q•ÆÁÖƒŒ§“ñ9j±©}4aè[¨<text:tab/>QT##Íç;xY#¨Ñ§d·G#�gÛÓ©/ÅêŸe�º›#íÐ#Q†bœo7ýéo¼Hÿbz</text:p>
      <text:p text:style-name="P1">#ÐF</text:p>
      <text:p text:style-name="P1">L‡†##Ó€zŽ#†ò#</text:p>
      <text:p text:style-name="P1">ú®|c#ì|T#%n†EÃö#„!f—ÃÏ?U˜0¸�öü¿æœ;›</text:p>
      <text:p text:style-name="P1">@¼#&amp;˜×P‰#zY›R¢ñ&gt;L—ñ€g§£Ïïõ9ÿ‚çH&lt;ûè¤™Ž/²ÐBžRä#$}³Š#z#ñ&gt;Ö:B}n#·#çîk„à¿Þ\Ä¥ñž¿_ÃÊš#HÙnˆóZƒšSkí¨ÛNs°-´,#}úï±ýä¢V3-ýj#Ÿ*fÈfÔ</text:p>
      <text:p text:style-name="P1">;–Üqì:#áúÑŸ˜�Ýå}•Þ##rª'å[9DR:#«=#„(N#‹”ã#ÔÌÁ3##pŽþ ³jÅýC.û*##Ã!bN6x’#÷V ¸ˆ—ö#È#.¤^«1Ø¾ò!,KÇ—%Hþ#§�j##m§#h†‡##ýh+;#pXN#•$9#°�ÍµLf#ý‹#7Ûo8ÂAèoPß</text:p>
      <text:p text:style-name="P1">Ì#SàJè#,|#ê¡¸¸zàðºå"†™i6#a9÷zýh–M§ª<text:tab/>ÛÇžû/{²½Æ§&lt;#º<text:tab/>#w¸žõÁ‡2IÝc]#‡uŽüåð,þƒ…U�Ñ…#m#¦†ö`Sj#Q#Y“#)#vöe#Q¨7-#Œ#)x E&lt;„O­õsÙì*eÖ#/#w^</text:p>
      <text:p text:style-name="P1">à)×"$Þ1|\ôÚf´ëyÃ¸¨KYîWY#„##\×#âwÝŸ�Ÿ#°[7êr�'†ýtî\÷</text:p>
      <text:p text:style-name="P1">#a#¼®}ûB¼#Ä¤-#j¤(qµ#ç*KåÈeÜ–@+ªþeC#V”g›# ch¢ÛñÔÔgS#÷¦ŽÄv<text:tab/>##\X…ßq0V”Ò�J•ÔÏ¶†@õA(#äÕÅ¯#‘\Íâ#U¨ò—E²�ÍkùðPÏv<text:line-break/>Ržx²#‰Ú¥ÍáŠ–�#ãµ×æµ&amp;³þ¹V##²[&lt;¾³ƒ&lt;#fi#�Ù œ´¨JB�ë2ž”�1ÜNRû1##5v€#žÄ#ü8rïÇTjôH{§·Ô'æl#º]ç#—B7R #š#Ë•tZJêìè#/IÃõCNÖ#Ñ=k�îÏ-ÂÛ¼Ý#ì8Ç0CTéÈ#|»Ûn¬#ce:f¯®FS1,¥eNÿ{rÔ$ßØ–:ÕP##"©¡Sù‘+þÈm“KÈ_¡Õc</text:p>
      <text:p text:style-name="P1">²#­¤#ƒ#Ð#Ña&gt;×yeƒ</text:p>
      <text:p text:style-name="P1">#xÌ#ol*¶¸žª*{n¤•ò#¸({w�†äÌ¯Ô»ª#eØ#�í#¡QÛè�#V\üïbq¿‘†Ð9ÒÔ³àg´2‚�©�ògTHO\Ò¤›~jª¯xÝ‹Ìªç»÷#Üè¥%Ü™Ô;•aäO„Xë®féNió\,Ç~Û=‰#9Ã�XY"#h™›ç#úñ“eð5G‹*¬#P2$#$#•ØÏ·#9‘Qƒj#ñ###Š%íÏ9#lÀÛp#„Ï½ÌÛ8V5<text:tab/>rVŽqÁG0##5ñ�¼QL.SÙo";#‹þ&lt;Æø$p1Iu#‡#cÃ*C</text:p>
      <text:p text:style-name="P1">63çÚÕwË]k¯‘#ppÍ#Û#`#MÛ#cÉ&amp;™½3a##;#¹Ðe¼÷’²¼ì{eH‡òÆ/‹õÖØq#‚‘Š¹Z:àPjÓñÝ_#i¾øtSa‚Wy#ð‡|~ #%Ë<text:tab/>Ü@ß'¬,ÛR%Ž{#Žå—‰â`÷¨#½#ù… Âæ´§êo¥æÿuHÎf#&amp;)eèTqž`z;õœH³a„°P÷7ôäü(ÜÅØ#è…##[d2#&lt;#ÏDë¶Ì#µgÍîÌ#§#\';#º#å¼j÷×¯¡Q#) —ŸñÍªÐ.x`dÔâÚÛ#ú##Û&lt;zÇrÜ|RP3 YJØû#0Wtáúèm‘´#˜è#=žJÞëhZˆsC?jÄ#·x<text:line-break/>|åF séH(#pÓü9Ê±©&gt;#‰é¼´D/GÈ+ ó�ue)4#ù###ÿ#6W£I¾X‘Ç#�´Hø¥~¤g##-1E#Ž™f&lt;}K/½z7é##­¶¥#`![Ð#—q“##½I‹¶t#ò§"{h5¯âC$&gt;ÏÖ#áJ#?GtòÆÆñ#E•rõw¨]"[8•vØ;¾xêG@#¹3ö–ÅìN#o�#Š›)</text:p>
      <text:p text:style-name="P1">._{å3#}˜]%Ž’¤#–Àÿvó¢#Bi½"Ì1#ëÏ‡‘—%K¦äCE•/ö¾V‰€r§õÎtÙOV÷H Ùð?ð¶D#‘Êùs…–#7/sIró`-YC¾7‚ê#.”ê6#Ož¹Jw5X!#`°Ë<text:line-break/>A÷  ½ª|�ºMWJtß##ü#¡î´÷Fü#†[àm4‘Úõ±´›Ýô¤#R#§·nj7L#C‡iÜ³#¶z†„Îû#É‹]Ó#-ŽÀbv#Ý•&gt;¢#ˆÁº¦x#¤H#ß~¼JÏŸ•5(SOZÙábT·¶ç@Ÿé�}£=2#å×#„aV##Ry¬“á+<text:tab/><text:line-break/>#�gEÆ0/Um‡[p&gt;z_Õ]ÁGBrtµT”0êµï¹œnLá{¡¿tîM–#’¤üÛ÷</text:p>
      <text:p text:style-name="P1">ðˆü%Ý”ý�ñ€ª½ºäãn$7há5</text:p>
      <text:p text:style-name="P1">Øñ"µW—X+ÑjB#›iv[$</text:p>
      <text:p text:style-name="P1">q#.#õvH#¹#½Z»Md™ö;÷S=—F–9=`qe#è¸#‡#Æ#£l"#k#íœLp#žb#ZFÎœ#S#2lâë#</text:p>
      <text:p text:style-name="P1">ôÉšD+ €#Qš¹##W&amp;âsêd„ñ#ÙpÉ#÷ífJü/$’�#lµ|5Eb#nûmtz•T™þ<text:line-break/>œ#‰V¦ùþ¥ž##ù^/¯x_ˆð¼^Ÿu8ïR\‚sæî*q#Œ##zŸ#ºV*iáÎ“Qº3½¡§AÓ¯ælïŠ#ïö˜ïÂ®Ø©”íD€6¹¦¬‰#3ÃÛ²³øÈQ�Aÿw´cê°ÀõŒ.#&gt;ÛW##)Ç9a2cÇrô‹„Ö¦­7#¹–c5w#BK'³Z$Ý»Ó2‹É7„À¡%€L0ú4(öïÖµãh¼månºÎ·%ƒªÉ)v#Qè† n=Ý#ˆ mìÙVÞÃmÌ€QX~”É»ûŽ±-ƒ#‰Ó†ÕÉ#—þñ°X#<text:tab/>#²#eà¿Øf&amp;†ÜÀ"Ý-O;1k<text:line-break/>»cû%^°OIV¶}º3õöÃ#Ìbþåý#O{ýîâôv#„/º[ßÓàæ¶#®¤#~[ë'9€‚Š½i#v¤#¯Iþmþ"«)nS×Ÿ<text:line-break/>–üm`#½.×TSŽ5•žd�Ç#~KRq<text:line-break/>úçB”Å­#Ö)Í³z#)29ˆw##ƒeÏ¸w#B©å‘ðñNamÓïå�#66ŸÁ)—èMÛ#t¿^³³#zíPsðàä#é1‰¿"·(#fÈk˜—<text:line-break/>¨Iå#Ç”ýtq&lt;ô#�Äws¥ë´ðò³Ñáè[FƒR#Ž¢#J4�}#WCéç#}ÅIìá·pÂÚ˜`/oŒ�5‘4o#8#JŸÉð£ÙóJ#yrÖ?##:#í#LX°#°³CA õ¬Ï½#,öº×_ßóë)|</text:p>
      <text:p text:style-name="P1">-ýÒ ¹ÍÞÌŽ&gt;ôûñ=x#ëI¼ƒEñ#$»îèžæª</text:p>
      <text:p text:style-name="P1">›:›¹¨^¡À'ñ«:…_¾#¶'Æ<text:tab/>E‚šUIrÀ#"^yü?W`þAR#H]FkŽJnª3*žZ¸…XªåEªëkòï~ÏjÍ¢úLY6š�DS#d.Qã<text:line-break/>)Ÿ_Æ#ƒ#|!™mpˆäIS†´t#iìÑÖ?#ÞÌ™§ïZ—Ÿ`È„”¼”IÓí#[T<text:tab/>)#ï—#´:�ä}ƒ#¶‚OþY‚@e^cˆ#ÞU¹�ts&lt;Ä¹#¤é.Ó#²m[í7##Ðª,#;/£æ’i0ŸGþf‰#nô{—¡l¦#yÃõ&amp;¡#†�Åëüý.Ó^Ì#uórÄç,pï#¢–íó”«x'?N~#ÉåS»0®¼ß:PmŸ&lt;(ïw„/Œç#a#$ÿ8{W#à1Œ:#ÉW­#,#�ç©P´#Ý/6#ë/šŒv`%+ÔŒÆ#Óñ#Vû§2­ý¨#�S8I™b¨¢ðš¡B+#©p9ß#ãA#T#KP#ª#è¤ÿze°ä#�³KXç‡8#T#�¡f&lt;A?‰ÜÄ#ý{ÀHCyIðF?Ó#ñt™ŽLGÉ”6À_•:Ñ##Úëý�r}Ï�µ›ô×Ó¥®##·Ž‡</text:p>
      <text:p text:style-name="P1">í ‡#¨‚é{ôj#³–f‹Y#ü§”#¿?Z—Ý`nÉ¶&amp;<text:line-break/>ža9&lt;¾¹Y*6fòs##Y¥#8^#{R¾<text:line-break/>;Øð +?�#?Ì]÷‘###±#›</text:p>
      <text:p text:style-name="P1">äÌmc¬TÇo5"ÿ#~1#µ¸s’ÆÐ¯:</text:p>
      <text:p text:style-name="P1">m�%¨†#Ç¡e#ž´-HíIè$É¸pw©�Ã#¯0xX–’–cV}Ž„H–QP¾{È©Ì##Û#&amp;é¹T#=i’##i—¡f�&amp;½;ÒSî2FÍÖ˜Ns¾œÈ¨‘#’3#ºç#ØÙuìmÔdêO #å#]</text:p>
      <text:p text:style-name="P1">[¼«p‘“ä`´z*×¥ƒ<text:tab/>#</text:p>
      <text:p text:style-name="P1">h£êÊ###Må…9õ#h“³/V#OÄê_]0#:¸0*U#ÆÝq‡#ÜcoÎ©„##8b£á½À&lt;À<text:line-break/>kêòkÜð4<text:tab/>&gt;´C#‡CœUr{î&amp;¨ ìÞ¬(_C&lt;##bÖÚË###+É¡Œ#‹“##Y3õsnf`#�5f##tÐ###1$J'ØqÞŒ¯ûõëjP#UÞè7±üš}¸=©¢#ÀÆ;\\BV½ ¬#É¿”CE â)XÄ�Ý¼ê'Vé#è=0&lt;­MGeR-ÉgGS*[dÁŸ‹–°#VÌ°–HìBM8¯ÉƒHDÑÍ„AÅg/øÓ}1Ýÿ#çÿ&lt;å&amp;#Ó½‘#V�ð€#nÙ»É×ô;¸D¶6M×2êJzHÇ#�?!ÖÒÝ#Ø‡2ÇªmŒ�.'‘ŽDBcufÈ<text:line-break/>+|c<text:line-break/>ýÿ%¤±Y#Oýô”IM’4ZOpß¤Û##PÛ#)#<text:tab/>ëU�8l¢+7Èj#ÒezçÆ­2z/&gt;½Æ®¬tþöCÉJ#i .'#¸�ç#zÄædG#Ú&amp;9®ùÎxP“</text:p>
      <text:p text:style-name="P1">ÔOßÂ`ç9„á#Õ4ÿF#\_Q`HfÅq²#s#ÍÇ&lt;GôŸMQž#²#–ÉgäR(#�˜### é#M™OÍÊ#FçŽŽÌlÀ#^Ã#X÷úß“�ŠÄ”#zöÌ”#Gð[(q#Tü#ö ÈQ#“D©?ýJ›Ðõ£ÌqØ#Ääÿ+-TKß½™`Qþ~oèÇ6F�oªÈ�##;##«5‡­ .í½\à”Ýž¤ñV#Ð#~NñÏ2ùr<text:tab/>4�Ñ¶¿Y#·—¤×óÎ}Iü&lt;#´ôÁÕkÙÇM</text:p>
      <text:p text:style-name="P1">pçèf˜T°ìeï®ôÃž9#†€«ÏÇRbNSŸ#i.và%#~¨#q#uf#yO4e”‰Ý#‘_ñ##…JhØF�§.u#kË<text:line-break/>#Q2#É�YÊ+#CÁ##òÞÿ|ÁrmËöR(hØV9N´ÁÞK#üÜ7#Åfû#È#%™ã#ÿsNÖöqç(‘4ÜÖ-ë÷ò?Î#Äe±Gæ<text:tab/>ëj‹¿Û#»ëbÆ#Ñ###{#ZîEJ&gt;d¾£½�%©ZÉm“Ð¹‚`Õ²@¬Ñú#â·+¡üª§Ç<text:line-break/>#ü’#dxâ#Ù”#!&lt; ‘)¦v•-^j¼åN¯8#!í#yˆ2[±iÅXúˆ+#ÎPDÌžÎÃ!à#”}“ °ÂFÞœdã#NÏ&lt;ž÷#Ï]÷¢3DÅMÓ†VÍ#¥#—T¨�ïá˜w»ÃúJ°–Mþì[e#Å72ß˜&lt;##ÍB´/X9¡‰ïH‚#ù5‰È#K˜áY—WSÛmÎéüK¢ýñþÑkãz=K@ÃÜ&amp;‘™Óÿ&gt;'#÷-#CP¦ÃçB÷##f´~Ã•ôy­ç©v�…lT\Ž?˜Èa^ ¶ŽˆZŸáÈS#.Îë,Y¬ÃzÕþ‹g#</text:p>
      <text:p text:style-name="P1">eZ�¸tÿ$˜‘¨÷ñ�<text:tab/>�¹r§*£ó,,ÂØuF»ŠV‘Â=-‰iŠx#k{}W]ñÀKÍ3##ÑU[XÝÊÆá#Êp§¸î¾õ´GYXv6v6óÛ;a#ÜSÚ‡äÙ#ï%#ƒã, ¾#„sVž¼#_ �ègÐÃÃ©hÎÝ#�#„}»,e»NŸ-r0%t¢##ÕúDþ&gt;§éBØ#�Z[j$k#¥o#è)¥þfá,»] ç#‰ƒ&gt;#°öˆôãÔ#�ñÕo#”¦ô‡¸¨X¾ :~®”r’;cLz#R½zPÎµ+ƒ�{)ôo³ öQëÜ„aÜéÛ#7~a#l:YØwdH•ÑoŒB#<text:tab/>®ëGNãI.ýS‡,¿EYE×ng’vq–\#BÄ¥nì&lt;éºLÃ}¢¿åÐ©`¿ìA@#Œô�F[¥Ü–žÑš( �¼#g9#È7µ£Ô$)?„Ó AÀ###ÒAy‹@t�ÃãŽ€ö´ÇpÃ–#e$OŠ°‹™ÉÒ?ÆTnò¨å#—¾G†ù&amp;œz6œÐÙnóÜ`R˜±bþüü&gt;Ö*ÐC´û×#&gt;F»9�I#i#Ý³¯ì#hú#^# ¤Ý¯°</text:p>
      <text:p text:style-name="P1">ñPb:c¥š#Î´#ú‡GiÈ9µ¢¹‘&gt;-#L»�i–6<text:line-break/>#‡d~�nxeU•`úàÚ#�<text:tab/>ÚG¹µìo·Ü‘õHÙê!ûÞàø2,îýEïÛ4däÝ#º¢Ó»ÝQ</text:p>
      <text:p text:style-name="P1">P³­—–£¾Ü#W˜LxHL®n¹#[#h/<text:line-break/>ÉÅÿ#H�‚ré€Ž2#µ0—·Ql€ÎBQ¿k¯¯</text:p>
      <text:p text:style-name="P1">‹#|"R_#GQAäÄ£™›¯Cøg#èÅúzÁ6±ú!á½&amp;w#d@^&amp;‘•d8uAs’±Y”_jQp9æw#„@# ÿ#¦í…©þ#Ù‹0[ê’î|‘;-Eß#®z‡qûXÚs2 «»##Ç\#ÄaË‰&amp;Î6#è¦ez�µå##M"3™K#KÍ#ÿCñ1#Ÿ¾gz9#ÿ7J¼#Ú£ygâ[©#ÃR‹G#V•[»¨<text:line-break/>þ*Xâ#Ú›è„{íÇòí#ý¦úb##’tbYI�2ë¿;�_9â-&gt;”º¤]©Ûùf2ñ¿:D“¾°%&gt;+×#“#Fˆ½—�òK×éŽö�€#y©ö7€C¤óÓjQÊ#}Ü#æ-…&lt;zÛˆPSL_r#e%¢™L%þ~`=ØKÖý#â“”§²#YßýŒžá#àÙ�…# †(¿ë#ÐÒ´}ú5’-ö\×ª}Ý’”QÓ²#Šé#r#³ýFûÑyZ*‘¢#Á#f9|J�%äü�#1 ‘#Ù�©º†Ø¨“e¯n#M¬r7ù###Ù£y#‡ãrÝ…[¦#Åf#Ç°p¥,Hi’¿#Ý¡ël</text:p>
      <text:p text:style-name="P1">jÿP5#wÐêÔÆ-­š#Y¢,{–½¶Hë®¼ºü#¶DÊ�RiMJo¢ÀtÕIH¬#œFa•#Ü_R#%Á£¯iñ€#E*7 /Çcq¡�ëö6¨ö1¸##ör$ÓóÏÿ0r4f�à8™#š)Mæù=¹#�g#?#6ç%#ý@üs'#›¸7Ù#2[%2#Ñ'l×‹x?T#Ç###ÔF…[Â›†³Ê6‚cÆÍ–qN’Ê#~#"¹®‰Ö—”¾¥Œ²—ÙI#'ßv,û#l!@ OF#¸#±”�8ßŒøE†ž#3sÕ{ƒ¹³C#„Üw!´…ÿ&gt;´­›+#QÝRsWOÅ&gt;yî<text:line-break/>#Äc’ªÈ�,þ;Oõ#wek=ž3QŒ&lt;q\Â¦Åì�‚Æ®@@ˆvü/#ò�×¥�À.+âÃàê#`£9qú‘€f:U‡{^ö## «@&amp;ÊÃ$€�îVÒt<text:line-break/>#3µ##ÓF#H{Ru^äÀ&lt;Éóä¨Â~Tü—™#û�è±HÊ^cH#Èï&amp;@#I�¬—¶cõ)d+Ìd¬?ã®¿¹÷}œäÍ</text:p>
      <text:p text:style-name="P1">#jÅ¹g&lt;süðSkœfÒ†.kÆ£øXÚ¦&gt;8îEMæDkƒÕßãˆ.`#ë®S_Œµ²tQ‹l€ïV›°Ä#µPøx�ó_&lt;\E°¨º†´½û¼6M#ã¢xÝNÿ�8#ÙëðÇš:¿¡!Ïtª¸#‡—Æs##õ‚‚eªŸE2ú§®p3aê#ý™UÒ3¾Á›`Õêª#M:Ìƒ�ÖîÒ9¬^<text:line-break/>õ¿ÙÒk)#7#›œäV##Ù#Ã<text:tab/>4�ß#|v7â(&gt;@Èª9Ðx#¼#</text:p>
      <text:p text:style-name="P1">°„Ä&gt;»¢#BÊ`#Û�ñK##Ë£¯EëýýíÐ#Æ#</text:p>
      <text:p text:style-name="P1">èoÆ±x[TœØm�1 ÜªÕ�žð»ðiŠ#VÉ</text:p>
      <text:p text:style-name="P1">Õ#iàBâHvÉt|# .å[~#Ï8h¸@ý#Õ§ÆÃ~R…W‹kÉëkÑŠ8Ù#~#Ü‡û,AzGWJà7n#ò`�º0_€+S�w#�Úªíeå^###ûµ¦So1#ÝÅG</text:p>
      <text:p text:style-name="P1">ø}!‰«1#}ôäbVqÊ;ÚÒCbÎ¼Ø##ûJÇÖEÿ#"’Q¯“òkëò</text:p>
      <text:p text:style-name="P1">ðJ§#êÆ³5†]{GÛO¦¢¤Ô#º¨!½¸·Ð+„X#,"›³T¶.�T<text:line-break/>rÝâ¶ò�?</text:p>
      <text:p text:style-name="P1">ûá&amp;ÖÙ2'Æ„·ƒŒ=³MEß¹ÚvÁµ#0'EúnºÎÈ#1’SÙ©#p</text:p>
      <text:p text:style-name="P1">¼‘</text:p>
      <text:p text:style-name="P1">SžCéXr“‰oP#vî‹#Eýìc°N¡`\v#{r»—Y&gt;õ#y¿ì¼p#†:ÏÕ#ÅåÈùþ#ÉF:žÑ;¤¡¦H1ŠV\È@ø¾#(##938Õ#1 üÅ-#V«ú%þ”á}¸ËÔ—##[ÂþÎ¬¨&lt;jÊ�å™ò�Óâ„¦•¯'¹Y#‚ÙO½E 3Î™¬HÏ8#®#5„#,Êw#éù„N{­#ï§#°d|²æ#G…]</text:p>
      <text:p text:style-name="P1">ƒjË¼Äi#±®J�äs·Äß–R#£€</text:p>
      <text:p text:style-name="P1">˜þÐ´¶†ç)è<text:line-break/>&gt;#=#œ.T|“##G¸#ËÔ³#‰˜vZ€Zj?Œ}ÒQB%�ÙIf##­^ÃG+rüZ</text:p>
      <text:p text:style-name="P1">ûß#rs'ÖG&gt;#0u#_#Q|‹ûÓŒvÇ±uÏ²&amp;x¢¢#|Wx„4§ZUb#—q=:7+6$H`#NiE4b@oEŠ#š&amp;“f¤×EeÍvòÿoSb—ÊlÍ3#r€%Œ1#¿“z#{þüïµJ”Æ¹ðQª›—CíûNÚ##k£êÙúQyqg~x×�!±XšôA<text:tab/>Ew2zô#qÉBD´mS�›#õí�Ê\»˜#~6##�ÈÄ.,ßd�—Ì´#:qd##(ù:gf‰ØrÖ®ØNd#”ˆ&amp;‰#­É,&gt;#�<text:line-break/>ô¬Áðe•;}¢##¢ÚD¹¤b#àafç(?ÜÐT÷I~#"_eÙ‡�b�zU##ðÜÈÝ&gt;W8‘àlU+Æ/SÔ—-a'#�'¥*ëÁó�(k#+8#¬.‹X[M</text:p>
      <text:p text:style-name="P1">v9å˜÷�NÍ#ñ�¢èÛW¾„÷ um±##ý™zìyÚÍ|Ý,–Å±ì+#2MZô˜ø#ƒÏN“B%1£fG„Ž}Á¯¢´‘ÀtP»¬÷ ž@çZPIIõ¢'ž&amp;#8­¹ÿ?[nlW$Ù÷Q¢L`ZQn#PAó#Qžà#º#Œ*Þ###tŸy5µ</text:p>
      <text:p text:style-name="P1">�ò¹Y%ÒÉŠÀýôHˆ?éœ0Zw¥·I7‰‘ÞÜ#XeÆE&amp;&lt;…ˆ`Ó-œ‡'µ†/�Ëœ�#òžø#'G#òƒ*</text:p>
      <text:p text:style-name="P1">$¡M0#P<text:tab/>ú_%</text:p>
      <text:p text:style-name="P1">#ÄúgUIj·¤-# `"b#b—ªj#4#½÷â·[Åëï¤ððÅÇ_±ÿ$ã¿lÈŒŸjùXÖ,#ø\ÿ</text:p>
      <text:p text:style-name="P1">âü1"#†#üÄ#§z…Ë#©$#Ú›Óæ#ÅvÆÿ,‡#âa™«&gt;»!­"##&lt;�åpS~m#äô##[rÇ50#Õ¥uP“5E###‹GØ7µ#XtÄkä,#�’“ò:±!ó¥#?ÁW##ÐÓ`žï#ä$ÜÑülYÚ�#›cP##“Ñ¬ã!²àzCrirð+bY</text:p>
      <text:p text:style-name="P1">Ã^@#/&amp;#4ñ&amp;½Òª7¥BDæê#Ç™Õ¨ºÿ|ˆR¯#f#vÌîrª#</text:p>
      <text:p text:style-name="P1">þÒúOÔ##„#enl´Ì³‚,&amp;#�#‚óÒ¥Í#ü£0#òÇO«)£#¯¶ƒì äÀà&lt;¸�#Á</text:p>
      <text:p text:style-name="P1">ã›~‡åa#$ûð‡##ØÍ.®ê¯#(~ŠcHØ¦:)Ó‡ÒýEUXVG‡á+cÚ‘vMI¾/Œ#F¶c=#¨DÞ_.#é#Q#&gt;‹#±³¹Ìú¾®ú</text:p>
      <text:p text:style-name="P1">&amp;]ÓŽ½·##ÎÁ†·ïE©¤U‚³²#Êò±Ù¢\JœÕ}ÔSÓ»ï<text:line-break/>ã`ó`eÇ#ˆ·]©ÇX&lt;L#Š¡¾2t#z¬<text:tab/>Eçê(/PIkªæä�URjè¶®ŒI Píl“#d$©¢###*ÕÄÂ¬N¼æÿQ#&lt;+U_³q¶ÈøÛ�íÃ{Ü¸ÂÓØçjjÉç¶3#¤#ÙN›H¨$^Z|3a?èzßFÊª¢©äh#Ç¬‘#Ëðû¦M¢#¬0K##,-{–Ž³É­¸Œ#ìU°·–�X¢#;##mVï�ÏTAÈt##hš4au¦lçò•#üo#Jã²#†Ë¥¸Ñ#ƒ†±ëÉÝå‡Þ</text:p>
      <text:p text:style-name="P1">¤%ÿ#Ÿ#~¨ºT[¨#fq#Ò–È,j#³Q»w#R,·Ç_UÉ4‘lØˆÎýƒhü’ðµ?#\èŒZš<text:tab/>ÉìUš{§cÚ©&amp;ª~¸š±ú`h##ƒ¢‡eÅOväh—­O~5�Ð“��Cþ�÷‹¹#"/’úœA½˜¦Pê#â#HÁÂ'ˆß-Â:'‹UÁn!#däÉžý\ôïäµØá="AÞñùgÔš–ÿ$er#…­òà§v<text:tab/>Bq1_É‘ÂŽËC™<text:line-break/>ü$&gt;xˆu“÷pò-[1/[;Ñ¢§.š‹é¹½gÌÑp</text:p>
      <text:p text:style-name="P1">¥|üâÅ†ü#ÿc#ú<text:tab/>#Ê\±#•Mð#‚Í€Ü;#®ÛiÀø7</text:p>
      <text:p text:style-name="P1">î “8hôa$ýúÛ-#ËžÒü0bWãð�ÐçÄ­<text:line-break/>#h†|\¹Ÿ##dþ#È#(4”žœ#ˆIh¢=F#ëò`v®Ÿ#dy„€Ú#ìÌÐ&amp;Ž#®¬øL3â#áÄcC7ðûŸK‡brM#XÍ ¹Õ±Ph<text:tab/>È#a‘&amp;Tü[£…w[l‡ì)#ÎhIô?C¤‹ïœöìY#3žÀw4øñ_®#€Ü@Æ Ž‰0b%…ôû«#XÓ§UkMk#fÎ=†R·žþõ#Ô±Ü|¯£o<text:line-break/>Õ0#ìŽ€#—Ô_üOÜ#t&amp;</text:p>
      <text:p text:style-name="P1">S!)dAa†¦2·ZmªÂ¾?p€~1kì##âÏžä�¦‡‡~õ=íQgg�Õä=ÝÖJ7“Òni’T&amp;ÕôûIØ#-#RBÐy#{¿úÁ½žA‰cÖ&gt;63</text:p>
      <text:p text:style-name="P1">QÞŽi&lt;.ä#|½æYoPìïˆ#Ý^!#8&lt;€�=LðOlcG#õ¯ç�â-ˆ-Nr§®_«Èfr'+ÂÍ!«#:¯wò†?`ã”ÒmÒ¡q#%)ó©ÓÆ#ÞÕCŸ#Â¾·Ú«²êð##Ðq'@M—ÍC¦�Î##È#¯µÆÓð7”ý'#ù#Ê&lt;#ù™ðˆ#˜¯ŠgÅªÖ\##tòì��WÊdˆà/¦ Ç•ô˜°`&lt;sþñ¢ö†ÂK©#÷}#qÔ#W²oqÁ1[Æ$IïXŽ¢ï×�#�Ë-#ŠÎÌV"ÿ~p7{W“”##6ó-þ4Ì©Gª¾‡iË4 àÁP#IÛìk�[)ß&amp;#§â†¢Åb*######6šÕ@$çV_ÅÎž¾¦¹‹—’¥®–’}#žø<text:line-break/>‚QÇÖ<text:line-break/>¢³Ù¢Ž÷&amp;xÐ#›#v˜Z##—*#Nç!Ù#Mˆ 1Ÿâ5Øp##çþ±d§ZXÞµÄ#1`öF&amp;¥$…´#÷ûÆ=Nò_p8¨########†@#®râ°DŒ#X#Žæ±|Ð¾×Í˜#<text:line-break/>�Tƒg™¦m5r°ø�#ÓgHlÎ¡#PZ#ƒ7#‘¤Jë§ápH#ž›¦€ñ/$‘JˆG|K¦8#J-##­¼#&amp;K#ÖZð</text:p>
      <text:p text:style-name="P1">†·Ì{–˜~²Ì@<text:line-break/>7ÛŒ�Çú&amp;³[m#dÔ³Ùÿ3ÓáW¨,n8Áÿ%�öò(Ä¦aAß#¸µ#M°<text:line-break/>G�&gt;#hˆjZ_o±#Ãš=À##–Yœ^¢ø½¬#4Ìv#ë'lNoê/#‚k ß3#^%_ïç#¾#?MÂ¢@¶éôÑªûR0Õ#”Ãs#”##%•#�Ç«I£ôyO×Zò²!Ï#²/#2Ù#Ïk°ÉC¦#ÃæcT#ŠÈf#Éõ¡âT#@#?}L=r§`êRQÖ+òoÊ5•Z;¥Ðm-ˆîƒÒt#¤ñý&amp;¿#ýe'õI,î@?9KféÈ\·ø±ý#¨#xeÄ#m+ñénULx¨X#Žœ+f4M4ªCm#ðþ.KBvGz#žÀý€�##§,,,�PÉ•»##�9ÞaÊ`âÅ#\6Ñ’]){#ÅZü;­ #HKÇy¸ …C#Ö#±ÊÝÍ&gt;Ãe„Áü/¢#¡i##Ç¦÷l·,Ú#I!+‚Å#«#0°�A#Øt0r0�FvMû?ãµ#³xæ‘±t)dÝ##z²Ôitá#R¨j–C^7À&lt;Ó%wè#p#¹É‡wg—h®éÚ³õ…î$µú</text:p>
      <text:p text:style-name="P1">#%©*¶.G=$³{`M #ÈÛØ”w«^2YsNQ#´9ß\#š¦jþï Ík€û‰ºù‹#^£# Ùu#ìíƒ#jÕ»##,¨GºÄŸN%@#ºµRÒ(<text:tab/>u -%½|<text:tab/>Éoµ²©#øƒºœlp×ô—ÁVišö$Ó‘�dØd¶€$$º:”È‘+È™ßä-UÅ#��Øµé0£l#DMÖ…äëN*#kÍ�‡ÅHssƒsÈäÙ7¨}Ç{Q‘�#�ò"ÿ]¦�qëÎ�²v›m¬âg2O)Zn¨—aý#(Þz‚Æ#9‰©»#œ„…&amp;Íÿ2ÝŒSüÕî##]áåNÏ.=f#:®(#\­«zé¡l§Nª]¢“Tö¼@ë�j˜#e´.íµ#[£¥#�þX#¨ƒg(bIÁ_éè9<text:line-break/>#·õ1+ñ~Ó­#%TX&amp;òXv®¤µu¾1p�#¢#LÎ¬£iUô”0ÚQÌ‰#¸?ý$�›}#-|®#³DU/õ##Õ›pz�¦1u#¦'˜çþ[Î&amp;ë%?#ñç™ºk–#˜4„±`"#Â}þËÚª2.PÌë#æ</text:p>
      <text:p text:style-name="P1">�ý‰Ó'6ÞŒ¼êË­Ú‚w…#€µRE¼§ùv¥�Á3@¤f,å—)€V%#ÙÝòa##95†(Ç‹IÑbSÿm¼VBÎ4r</text:p>
      <text:p text:style-name="P1">)g##©U#ê(e/†ìþFñžM+nÃS00½š"##µ‘#ôe[Ty›&amp;##c#AO÷ÉiXàçec¢ì=ÏBú»IS#@W1]Ã�JçÏ#MÁÔ#¬pÌ/¦rGºÅî#vÏÉqFÞ#”õÛ®a• ÎŸPF+#Ãý*;‰7ƒä#Enÿ<text:line-break/>°×”af&gt;¥­íŸX£›ì`é|Îªà#Ó ƒ¶¡Ð#v#4�r¡CÈ#žø¥RÀ‹#m£Ã9ðI6Ò¹ù#u&gt;##sœx°v#¼“ˆÞmî|#&lt;,º¾BÕ<text:tab/>¢�%ð#######ã‹<text:line-break/>#À#ËNdñÞ##É#`#¡Aà#######<text:tab/>#Â#üØÔ+è {Ax#hR€######ì###&gt;sT«³#V#M»#1#XZ##�zÍ¤Ôm�¬è#´_Ù�÷#ò‡##ÔïÚ##S1N_##y'ý#¾#ÊM¬¥#¡¿ÇW##S</text:p>
      <text:p text:style-name="P1">-¸—Ø}$##›#ÿw[3ŽU¯_é¤#ëÞL#a#H0íŠ´‘ –((<text:line-break/>ÓÅQ½IU<text:line-break/>€VVíW•C#!ò[˜MáÌlmEz#œ¦### oïùç¥#Å%ˆå½#’X##f†#À##%ÝI�#þ»U¶žÚ¯5#Rj‘</text:p>
      <text:p text:style-name="P1">‹³ð2#I#,K#xò-j#J’ï×a‡g±œömŸj¡&lt;X#‚cZœ•úG‡X#Ú4°ÆkÖ«fæbq$#Éì7 cæÝp³#ÔH«š#ö�#ü2_áq¥fÕ#–H”X¯@5�SCº^`øaÑÿ‡»û#%##%�_#{tä¨<text:tab/>L°#²Ð#™±#M#Œ¼`Ê#<text:line-break/> <text:s/>###´`ÊcrUé#ØÂ#E</text:p>
      <text:p text:style-name="P1"> ###########ëU‡õK {#€#######³52?#÷;oê�ÿ#0kZf•¡##YVT#KsS0ÉC„æôýML�ˆþ3#Úal5Z”X‡^ñ…Àlr4o€2Ý#—�o¶[fÛ¹_(öC¨#[;Wo_çÝ&lt;(é¨š#N½Ýº[Ã3ë#ÁY#æ<text:tab/>ùä¤#[CÍc´#ébÞ#˜Ï¿#‹ª#ß#]’<text:line-break/>##ªó<text:tab/>###�###y¼ö§Óa²#jµ##Ñ# ##&amp;lÕ#Î^å&amp;rAB<text:line-break/>#­]#JÇÚuÏæƒÏdo/`¢ò•ú#µ;HF±#ä^�ÁÜŠ=rýµB·¤}H#ó#ÑËó3#‡WÀ 4WÎèúFØP‹Ç3L‹9#�Âƒ++¾dò—#ÎŸsçŽÔÿP[ù#®³ý</text:p>
      <text:p text:style-name="P1">Ó…aò¹6¨Dö£#�äÊuw]#w—Að‹¤ìA[*‰îk;.›³B'½Ë}LuF;p+:k–sØ1Å"=j¢Ý´55–®WžM8#<text:tab/><text:line-break/>‹ð`ùñS#Á<text:line-break/>Ù!-‚—«gj¿€­å†##™¨"Ü#zª5³R\|#pî¦Ñt†#íIÂ^)#ÞŒñ·j­ìt8û€[##A{Šâþ"Ç-@B#ýž7#ù“#Œ‘#H~™»Ïµ#5w:£*Q“#´ËÍ(¬ràó§¡Pû‚y¹˜«#8¢#‹È‰ H&lt;</text:p>
      <text:p text:style-name="P1">“/hË© ##…Xz“t6R#bÞ###nÌ—X#m�4Ï?Ö½fQÃ#»m‹¦ˆœ™d#*âsyÖwæ°î‹ˆÊªö39º#å›ÜŽãš/Í‘–</text:p>
      <text:p text:style-name="P1">#À#Bb”¡ÿp¿£‰q##î“€ÂM7)#zpVó¡œ+‡×­KÜrcñt#óûœ‘óÄõ£?¬¤1=IvI#</text:p>
      <text:p text:style-name="P1">«ÎNl½D„ˆËÃ5|ð#Ew� �Ú¤##j3‘Dàa#Òû&gt;{;±rF–.–€âÁÄ1</text:p>
      <text:p text:style-name="P1">•¡qoó¾ùÌþ™—È#KðÏ\_ÿ'|vjCm»#»&gt;#0²#n-Â¡‡�¤##ü¹Y#7H<text:line-break/>À##Áª(Êq,_áò<text:tab/>ž#0ŠõõêëÙ�)M¢H�@�gšCtººJ“ªÞ55¨xç#ê´;Ùä—´dá?„###µƒßm1Þÿ)#4Id÷µÌâ PíESá‘"î##qõƒZ¥ÎãV Ä#uM¡�#ûÎ¥/O#zÇ¯ÀwXˆÖ˜ÞA½â¢cÎM1”²�"+fj´x¿Ö)�|âëˆe¦#›�bžÿ#ˆò¥ f™ mÕ‘#=æœex…�#&amp;µ¹d#aá¥h™,ñ¥NHDý#¨p#’#31nö¾¾#Ã#Qq)ÿi#¸&amp;¢Dµ³#¥!ÂÀYXFbðíh­4la¥AðTf!%i½ñ©]~2ïB1˜#dHÛ#dÝkž—#bƒ}‡ÄÒÕy–bðWj é†Y"&lt;2‡Xˆ’’EUZda9!</text:p>
      <text:p text:style-name="P1">»ÍTì1¡OWš+wÌÔ»ùÝêMh.ù›ÞHYÔ</text:p>
      <text:p text:style-name="P1">Ó¿</text:p>
      <text:p text:style-name="P1">gA¡Ê#6�žâ†ƒX×Š¼¸=#O÷XUÛ(n9«a##šZ�f7¾Øn#"¸#�W#�;þqÒ¼5y|v#'�ãª#†±#SqýtXË##¿#Ð)Y9™3­�#zy‘÷</text:p>
      <text:p text:style-name="P1">�FÙªP±Jÿ<text:tab/>˜�×vÒÀ„i~,;`žh¹WÝX¨)èš»éì#åÑÏüÇ#¥</text:p>
      <text:p text:style-name="P1">WÝ3ÎHnØþŒ‹öt�œR</text:p>
      <text:p text:style-name="P1">®#*0›“w¹¥#á&lt;ÿQMÑ�—|#îìŸ&lt;°a�<text:tab/>‰!ÝZÎ#Xú#‘î˜Î@†[(#ÑN’™M#Ò7³ªaWÆÈÕÝ'k#õvg#ˆ#‰ÕóDd@ï#Ð´Å¶ÙG#[ÏÉ½h =ìÎ¹#ºGè‰vl<text:tab/>ž°*¸Ì¯€êÐ3#c#§0¢j4ŸÐ§·ëJÓê#¿ñ!?X(žI9Ó�4%æSÕÛ#þ]�{#UžkçÃ[&lt;%w°êÆßèýø@)|n³Õ¬v#\O#qÂQ?«#ÖŒ$ma¤ï²,û�Z[üãû7=½Ï äLÂ=62è\_�©GšVÞºëËõ¯aÎÞwF£æ�ŒDž#ê3PXã#úÀ<text:line-break/>P#²Ö&amp;fã##µP)…`*rPJmêy/#Ù1û#”#Äé<text:line-break/>çÛ!#z<text:line-break/>#)§‚Y‚•]låRø—àJªùÀ#iC¿mÍÍeÏeŠ;mê?w#¢ÜÔ#T#¹#\ú¡#Â1Âz##îŒ(&lt;#,pw»Ä##</text:p>
      <text:p text:style-name="P1">ö�­#‘|#1Á‘Ý;Óƒ####NsGOÛ‰•¤3Æ¼Í#Ð'ÙÍ#5îLã#ûÀyNÓ&lt;5¤Á³²æœv2qæì_þ&lt;T#½X‚Mî&amp;º&lt;Û#©f´ë‹S&gt;\á~#¼³¢í_#‚Ä”£õ�Öº‹Ed9Þƒ®ih;™h#ã‚Šó‹�#å†iç#âq²#q6òÜí™<text:tab/>…þ</text:p>
      <text:p text:style-name="P1">»#�lÿB|�r#²âH³#6ûA¦|</text:p>
      <text:p text:style-name="P1">ƒä#¤ì[Ù7i=”æ-µÅ8˜úÓ#)Zá#T)</text:p>
      <text:p text:style-name="P1">Ùîãõ!J#biŸ¦#1#¤#¦#Äó#Ý##†ÆX5#õ‰«`@&lt;êù[ëÌ5‘TMÑ„Õ°E§<text:tab/>'8Ò#–—#ý×2Œb­#G2“#w</text:p>
      <text:p text:style-name="P1">“SeNg’éµÂj?#Ú#à#f#@-S±…¡ý1 ’TSxTüº©²oÙ$ç#;#Ù</text:p>
      <text:p text:style-name="P1">xëôœlD #ýk&lt;Zu#Wâ·Š¼«SÆ¶Ÿ¡#Ohk`£ÔLèÿ#Ÿ##"(#O÷öy5~<text:tab/>i~Ë˜/¥½AvÄ#RMöÜµè#³·�GƒÅ#P¹Â#è##dC´‰%¯—×¯&gt;r´¸¬WoýcïÏiT©</text:p>
      <text:p text:style-name="P1">´’w\‹±ÜñÒD#¬&gt;™þÁz•«J ÌÐƒ#ª#ó$cÎ!Hß7ØbøOj®€®&lt;¦uè})Ck1ƒ#Nîd3#¾dà([X!­J#%uƒ#­bK�;ó\~#<text:tab/>\[¤¬ÁŠdÄ<text:line-break/>#�šq©Ê6ùšû~³?I%“±&gt;×’-_u~.¯#ûçA”8#Æ…òÆ/MJ###(£`Òû}#á»¨*ÎÆ)Gÿ#ÀÃŸë¤Q:›º:TAB±•#•Ã4ê·ÓŽ1þ5Yâ[ œ;#_V“ðîÍ#h¼##±$£;�9X##`Sß¤#]Ï-~#œ´±áñ…?ü;Hš„Á[</text:p>
      <text:p text:style-name="P1">#&gt;{ÁaÖµNpZR<text:line-break/>˜GŒ±Àú#ÐÇn##²óÑ#Uü[î€2RÀÛVˆëÕS'†&gt;–fJe²{Â.#´˜…ý*g¸#EYÚ½#hN].‹å=#š#WžÉ±®Û#ÛÕÔË#°;R#oãè%VÂ™×f‹¼Ò#v'…Äj¤ÖSÏOHÕÌ¥ú^Ë#Å‡ˆ ¯ó‹Ði4#• #O m~á#²×x<text:line-break/>$œt##aýjCè</text:p>
      <text:p text:style-name="P1">“s</text:p>
      <text:p text:style-name="P1">#¿U;##6‘#�#™#A ¡^'B£ÐœTð4ÙÙƒ1êå²6Fg÷»OZI²ð�u~_‡#¾¤ÄÚ¸…àdJW†¢a…¼$&lt;#&gt;FS•,Dcî^®Ã#Â#Y8UÅL¢ »Ã 8{°s3LùÒÈtIã¬! 2ÂƒÀ“šù<text:line-break/>â—-Êd6ÓJ+d[#.\<text:tab/>-#±(wa&gt;Ø5¦¾e‚#2ïGü`#ìàiÅ&lt;fÂ¸x1S^Vï@òÛ#¾±AÜ#R’ƒÆFi¾yÀ##cáe‹q<text:line-break/>‰»m¼ˆÄ›ü&lt;‹pØÙS�÷Qÿ </text:p>
      <text:p text:style-name="P1"><text:line-break/>'�OPZ$#Ú&amp;"}ùC“¤#LzÃ‘û0$/²MŒÏ3Ž€Æ#</text:p>
      <text:p text:style-name="P1">pn£x¯(…Ú—TÕ^óÏÆ^/<text:line-break/>Ê†„AÇ„§YŒ¤#YLœ,º7#V#ÀVÃ#FýŠ#º&amp;6‚7‘Lyq#ªŠ“#ÙÍ^#”_#šÝŽ·Ù$SV¯çVsYVóSbÞ<text:line-break/>¤¨¬ïÄˆ+—#P+ÿ?¼ky@kn</text:p>
      <text:p text:style-name="P1">GN‰î^,d#H,:ôžI</text:p>
      <text:p text:style-name="P1">`¶|§únb#~ysG`�ÿ#È;jv@�úiõ·#~–Ìè#ßý¦Ò#ö_17”ã#'NLÄ##ì#Pz"±X#çC'#¾à�©2„"+R^"ç¥[KmÑä##•ëƒGÚ</text:p>
      <text:p text:style-name="P1">ï­‰¤a�1 #®#Y.#pá]9Ç~g˜ñô##Ø#à2�ÈÍ\Ýcc‹ykÓúLg6#‚j³‘‘RèžObµ[íÌ#ƒ#:K‘€5#7š½ÊB®‡þP¸##�”°�]„�Rà#ê…X#já#S#ù0ôÞTæ~#nIÖ²•#šä9Ô[‚Ô#s#0W</text:p>
      <text:p text:style-name="P1">ÀZ@#ê6qØJê¬õ##N</text:p>
      <text:p text:style-name="P1">¼B¨#ôxƒ2ÙØEzéÂ#3‹ò�#Â&gt;#ç#‘_ý#fd¦I#¬8#¸®\|Ï##ÏD s·êB~##Þ¥/<text:tab/>ùœþ¢#a##~�*õö&gt;eØæá#�Å@7ÉñÃ0#±hl„!Í£,ýÂíÿi#ÁùF£FE<text:tab/>¥ß˜ª�c“ò�Ûdáí#CCCcÛ˜##„Ü¤ECé;F‰Dyä½Ú#ˆbHñ½ÍçM9##�a*1¾Ak,_³ÕµMF<text:line-break/>o¸6V</text:p>
      <text:p text:style-name="P1">V#N*#h¸½e+­#´<text:tab/>®0#WI²</text:p>
      <text:p text:style-name="P1">Ý#-‘%ÑÓ’Â­¿|##&gt;]<text:line-break/>ÔÌ#f7ÙÎ#¹h^&gt;"ëòÉ¨—µ~@7£Ó¡Ð•!Ïa&lt;ˆF### #'##ÐòatÊö##ñKŒ&amp;Õg#$•à$y&lt;õ#e&gt;S˜A|a#é^t¥R!Š#Æ·`gX½„F#Z#oKýÍn�³k~¹Û¾0#šäª#'úø%<text:line-break/>Bè°"íu#6$H#èØ%d#”°ùÐ#f€[Uo#Ð�\ÁX"sû#üd¬E%–›£�ô‘,;j’Yö‘o6õ­™å–±hýYo¤d´¬åû#�ÿ#¯½'€å]‹#Ó®€N®h;v&amp;ÙóhÑÇr#k#%‰A¢×õÇý¶Ü´5°‹“é!B&gt;Ž;˜›#pîvŸ9#\@©•Ù£¬&amp;ÃF&amp;#ä?EÄËR#ú[æ4õ #ÃYü¯ÝfÀyœ#×M~C,œ^KCßî¹`.¶ºo&gt;ª-Ó®±ÿ~éå®O#2·–YÞC›ŠÎ•Û|çtš¡l|ˆƒ#‰N`÷r yi„›2#e‘~ƒ&amp;{Ä#ôÓG&lt;¨¦#TBzI#¥E™ÍW„##þä{®¶w'Áé=ðÔ«n˜\¿íP#º3&lt;ÕŒú#mß&amp;K#&lt;QÔ#Æy[¦…‰�0í$#.÷#%Ob#©T¯-êO.¥ÏVs�#õ#·À F#C|KZ#!æ#ù!»/™�#‡ÁF âý£#…B(KfŽ“öPÝ÷<text:tab/>€›”*DÆ##æ¹ôî%j\n¨rQýzñÒ####w\¡�ÇÐ´ˆ[)ã�[/~]OY™&lt;#]´íÛÚA¯#«Ê¾¦#rËt-æØ_Èé#6w:�yŽ#•S9…‘°Ù‘,–Ž"¨•ð¼lYÿTód#</text:p>
      <text:p text:style-name="P1">#©íaJ##§Ã´ØMc½;#ð'u7Ò^ ß‚þH’#uôÌè˜êîpÐ~œ/Ž#o¹ç@l5sªRúô@äR:ž·‹'’nfÄ!7##ì#q#LRKë*©3–'É‡QUˆ®äË»ÞV,63ÜÜo’#!Ï Ž:#�§9j0FW»&lt;”ê^ehŸ8#„ß™þ#=°eÈH^Cb×ÕÖ-Jâ¨P¢·0æ?#×4j{ÅWV„<text:line-break/>T#¾yã#›7ã·1#A!‚ÎaùlÑ!n¼�m#ë5¤¸´C»¢###©o@ þ‚ZhûæcðËrã0ð‘wB™{{™</text:p>
      <text:p text:style-name="P1">ŠvÍè£0·#J“jq¯ô–&amp;Î0ÓáÿQ#y&amp;&amp;¡##Ø¥åùK(«¡�þô\</text:p>
      <text:p text:style-name="P1">›°bð~‹5Î·L¯Áà‚Nû#ÇØkÈ™c÷I)@IÿB¨pqÂ#o #Ô×-FÁ8˜ŒA</text:p>
      <text:p text:style-name="P1">##½Ì#9zÃì#Å¨ñ#�t9q(‚­¼l}ÀÏÊ#ßÑÚOd ¤q‹+B#j #{Öu0Ë:oÜt±}Pè#0#�#ï³,s”À¾#I#-•týµ<text:line-break/>+ˆH-™lú~–Ær\†Ú{åØ#'—'#Æ•k—#ŽJ}#•Ê©6Â#›(##…&amp;à#£nïë`¼õFÐ¿\’#W@[Ö#¹#ÕLq�Ø%sÔçoÏl##"„ú‰s*¡JN”*#1Éü�##„#‹A3#÷Èˆ&lt;F{ø¼#d¼Þ¶Ï„ÈU0çV;‚ê`š³aÜÄÍAÖx�sI"+#ŽáŠ²\C»I�ÖÃêØÕ´`#*�D#(æ,Ÿ#6z##ä�îV:Ô3:¢¿.tÞ#â#�ÉZÆÖGA¡çÛ;­¿÷k[hk¦ý3Ž·›¦ž^éi</text:p>
      <text:p text:style-name="P1">o[k#«È¤²Ð#_²e$¬XExV²?âÉ^»6~Þð[JÈ™Ï£^¡x¦k­`°ìG#r#ÙŠ,#uÎ¢¦ìÝ¶MRÒH#¿lèäÁO#µÎ5æÍêhô„ö$¡¯â7é5ÀkÈÙ#ÍFìsPß8‘#Ì�œ|�ÕE?$è #4È²ã<text:line-break/>¥å�ˆë«Cì#ª²&gt;‚ã#˜#Ž™«·“�¡PžÐ`8Ü&amp;zaÍ×Ë¾#@#k#Mp…‚#.Üe</text:p>
      <text:p text:style-name="P1">ýQNÛ¢/õá<text:tab/>á#m�–<text:line-break/>8!#3’ÂR©Lì°Û”£ÏªMP#S€ô.ô]ÕFm›¸1UàIù·Ä†##×Ì¶™“ƒbñ'ö,�¾#�<text:line-break/>##!Þ‡Ë³A6Ë�M˜Ë$#¦#ì”ÏOä“#VÓÙÿ&gt;×N¯Ã±/<text:line-break/>lî#Ë£*û²D.I�ýÖá‰###h"Äðmö‚¨#0»:gÚZ¹ï¸+…ÂUMˆ:›#�5&amp;—ó‰J0î#Ïâ&lt;R#Nt¾Ùté/ó2å5qÇ(#â$Ú#Ì£Ëùü#h;ÝÀ.ð1ä/$-­†#,ît[ÓÄó!b@”*¼ÙŠP#Õ¤Ûl#–Êê\aåƒ##Ð`.w‰7‹îO�Å#”·tŸ×@£íA¦•2ä##:´B ¦9ö§3Þò»”#¤_h##ÿ#Ï#¡4U9E#Âcs#¤÷#Ó ��²è#½O-—á,½¿ÉX#»8#ðfðT Y3ÐÖ#Å¨98#<text:tab/>‰ÖêúS#Ñ´#È;ÿ#�kt¦LÊïÖö<text:line-break/>Ü¸”#AÛz�#¸i{¨íÓœÄc<text:tab/>Å9’</text:p>
      <text:p text:style-name="P1">GSM„Ü°ëÞ¯¯‰?ÁÈ6w#‘tXîD¡*•#‹M.#e«ÑP¨¸f‹éø(á)#Vhá©†ãù¦E#M#è#]}:­0ÁkZ#Ö#Â¹²ÑÑÈw”ŽNçâ‡¹S,'£z“OÛîãB5‹…×òn…# $#îÖö=ÆŒèLfý6³c”ƒ0oWˆ`Xü™ö¸<text:tab/>Ëh’¨TÍIØ÷#¦0Ý¦Ò*àr\r`#†ºC"Í#ì‰Pç1’zru—KŸO•BpKÃ*¹<text:line-break/>ˆUŽ�l<text:tab/>m©,žœu•ÖŽ $cÍ«70)_Iï%gø¨’#×ÂŒð±­áIÑÐ4¡¤ï·~†3<text:line-break/>ø#p·Ó]#…D ##Ý[#¢ŸÀå½sL_&lt;ƒ#ÓÆ#K8ÿ#urúˆ¾',¼BtÞ³³F–mÏ ûz#Áù[åôIlÍ&gt;è</text:p>
      <text:p text:style-name="P1">£#‘Õ##åpûsQ9#è¹#;’j�*éø?À}WÕåþ#9e#</text:p>
      <text:p text:style-name="P1">Ò0²ÉŸ#Õv/ùøó&lt;&gt;è&lt;Q¿&amp;O#›-CŠõ#}¾<text:line-break/>J1dýšÓTtäx}æo8ù{D“�b#`#à‹´Ð,nœ�.ð3#}¢[Z€qÐuqÜ�Ïæ÷«p&lt;#9¥…èØ³ÿpG´}#Uxjô¡d.&gt;UDÎKZÐw€E<text:line-break/>×Æ‰ï;xëÕª_Ÿ Öj#�ýïo#«JÙ›iÚ�„£#L±A]aíÙt’#y—#kò#¨íg</text:p>
      <text:p text:style-name="P1">PRs”`™Ýi¸ƒ.#�Ü#�1P#ÒUdh]Î##ºD¸jPÇg%¥•žÌA<text:line-break/>øf[ÓD&amp;âF¡lj¼¬E#ü»¨–u{¸Xšæ´ï#Ñ*»¦#CJùdÏ9#q¼åË#¾Ý<text:tab/>"‘+÷YÉ.D‡3š#ÀÈ#tä2vÍŸíÀ#K*cOë#pÂ¾µ7‘y0®#uùdF6#G</text:p>
      <text:p text:style-name="P1">À6#¬°#Ýqy ï/�ÖÑÒqIº#�ÜÜº#ë#X|ëºÄÛ’w#%#=#"b¦í##-„ÊÐØ)ˆ</text:p>
      <text:p text:style-name="P1">éñyÅ~$G([A£+&lt;ç#€#K##†o’}…âM1£ÆÄF�ì±å«»#.#ž¹q§V¢#á›¤##0Ï}_›ý%§›ÇÚ¹Ò39X#?ÆŽ!aÝÊóØØ·qËÁ#ò Ül¨Xc…†š½v#Ó�Œ<text:line-break/>Ûå´®#Å###è_Ðx,%ýï¡\ë#{^)#½úÅDj„:âBLú&lt;‰é#-BË</text:p>
      <text:p text:style-name="P1">Þx!h\m&lt;º"œ¡tOäÈaÌÅÔØ</text:p>
      <text:p text:style-name="P1">¯#N‰.C¯õ </text:p>
      <text:p text:style-name="P1">a?Ò‰J…TÇ.)ÀðÜ#¶ž5Ëd^¥#'š9ÕÞ#KºOsù-¢³iÞdõ†\:ðd9z#O×#£+_ö'i—üJ9_nZ,µæ ÁWMî©#màÅa±;#¬Ä�#*!#1¦ü#Vñ˜#@á$Ù1#wâü´GÄÇ#sO�ä[.#æÈ¹#æ²b#ì#æŒ#×ØÆ˜Îa¬æ%¡E"œ]æ»o#ÜG£®«5¾M#&gt;ž«+<text:tab/>ñ•fx¿ÃJWY#/AXÁÏ#¸™Åƒôq·P#®B¹bÛ�T›|…F#ñ²#Ü##<text:line-break/>µ£f#—µ�ÿ#Êÿ7�ˆÎÐ§ÇÀHƒppMºêÃü8:»‹�ãvø\�·pì#p+ãÌ<text:tab/>¡J�o�#óJÂà#&lt;›W$Ÿ$#ç…Y×ƒ Ü�•&lt;##¬ú#7#ËáUfu;ô–H#´ÂŽæEëÉ¥s#<text:tab/>#Î¿gj#æL=…&lt;Lá( 8GƒØ)#þE²#D¿p¦ºìÚË@¯ršmZeô{Å³ÆÌÅÅ†Œ}:)hÓäŒø†­è—ÿe#Ic#F=gÚéVWÚá¾#`à5â|©š#w~’§)%¶<text:line-break/>k†–u�£û8Q�ÎÓ4#Îƒ•^</text:p>
      <text:p text:style-name="P1">ÿw„f/[Óu¢œõÍ¥7Ÿ&lt;"› ÷#6Ëœ}ÔqÅ"üqN##Ã~aYç#h­Nky���4U§¼¹Ð{�„Vg#E¤#Ú"æñ,�ˆX#H¹'ÑWŒIO:</text:p>
      <text:p text:style-name="P1">Ú—ŠÝ$#Ü(×#˜#‘U¢ª�{Œ#x;yM�#¼#Ä‡ªV±�Æ¦­d¹€Ù¡]#ò‹£¹²é#åê®’[#Q‡#lAdè5ôÌ¤;“rç9›ã©œŒU3Àn1ãÓ_l¢…ó-�&lt;d‰#MÆqÚ×¶ôâÿ]óý�;+ª`•—òk^øJólK-Ú@õVE##·ø#¬\P&lt;</text:p>
      <text:p text:style-name="P1">G‚�#ï�Ûš#¬MÆUò�‘ª#[~ß &gt;u#ô±ýÎ#�ë#,›L#k#€×Â:Q¸¯‚#„)J#gíM·_û¾#EÊ‚3D<text:line-break/>=ü‰`ú©Þf# #Òúäóø#w08&gt;*¤–æeÿ#ñÔÆ”šÎ/ÁÅì</text:p>
      <text:p text:style-name="P1">#åá&amp;ÈÜ°B#Ñó0#626œ›U‹o&amp;ô×¿³)¶^{1Ü‘#=Uû)ºªõ###¬‘öÎ4+Ý&lt;i·)î³|ÚÃ—b#ˆ¸»”²ÉZ×†#A#q‘“#D˜TÃo#ÌŠ¸êIÆÌ#AØã”÷¹‰•ÀOŠÐ¢.</text:p>
      <text:p text:style-name="P1">§</text:p>
      <text:p text:style-name="P1">E\ÔLM©À²Ì%#§khýá#[ só&gt;Zœï #3œ#Ó~•-±,Ä–ï#•ÿ<text:line-break/><text:line-break/>(�ÿ1#P«Q7¡»èu$è'ÂY~£#K‡“èêƒ‰�[#ò#&amp;qdÞycÙ­§#R�Y#Ún#<text:tab/>H[¬¬</text:p>
      <text:p text:style-name="P1">Ÿó&gt;à#w8ëÇ#c[%4Û�#•ëê¥?zp##•ñ0í–+#ÈHQ•?{º#á‹r�##òL”{/#ÂøH</text:p>
      <text:p text:style-name="P1">#Üî¹öQÎÍœL$kjS^á�#</text:p>
      <text:p text:style-name="P1">‹<text:tab/>A</text:p>
      <text:p text:style-name="P1">"*³]ˆ#</text:p>
      <text:p text:style-name="P1">ýydlœoSVï¯]¬.ñö�:~D=Dƒ]r#Ì¯�#Wr%Ld–Þw#IFÊþé#Æ#<text:line-break/>_‚##:H©WÐ’s<text:tab/>­#&lt;ƒ¼c<text:line-break/>?À&gt;<text:tab/>ë`]3®aŠ'Í#…¤<text:tab/>¿ç#7#C©�ó|VÔi˜ ú3[xÕ##ñÒª2#W¨u†I›!ý»GU#é8#¢ÂÔ©þênÖ‹h&gt;Õa¿#5ˆ#kfÃ<text:line-break/>×]ñyß¿BQm&amp;Óø4o#{ûõ—Ña!ÂíåÔ“�þU-š#)©#¨}¶Ç €##ø#·ÄÀ#ÕÝáˆc×T<text:tab/>:;ÒÀ8Ç}·±àÄb.ÌäÔèP³Ã4GÏ°›|#¾#Ç¹#</text:p>
      <text:p text:style-name="P1">þqöd#é`-óØƒ„×˜šßÄPô#†`!‰]#Ac#ðD#v#öÜ–ƒIÕ.‚Â"#jìØj</text:p>
      <text:p text:style-name="P1">ßD'™™ «Ý³õbŸ¯##ZW#þÁzB$¦‚ÉŸŒ°5#š¨áÆ¯FŒ°mzÉú</text:p>
      <text:p text:style-name="P1">lÖ,•Š=ƒJ�±ú˜&gt;_à÷#\#—wºK#„?"##<text:line-break/>ji—ŽÂÞ={Ø=seû²r*&gt;#ÙÛCÅn#˜oÿXð1¤#‹Ë ñž#ðÜ<text:line-break/>Z¸k¶l<text:tab/>qþnºÒ6v‹SÇfÊ­é‡Aê#Ø##&lt;«eç“¦C¼#hŽ3#m�¬¿WÊŒ³�Ý¥#lo‰ò/<text:tab/>!1#Ðx6ƒ#Z�‘#ê–ˆY…Oc@£Vó#møuè¨ÆÖ#ô�·‘9é #s,Ÿ°-?§æšÓ|Æ*?áG{+ê·j.ô-žÙMŠ#Ýg¶Œ&gt;ˆ,qÝˆÚ#rp<text:tab/>x?aH#T¯bèœÔ1¤ôV„ìNÄc#lâË)×5-L‚¼[p´I¿ìD›#À[è}qto®ÔíWÚá¾#„#g€)iä2Ú#s\#OÊ1#ËÇÑ’N�ë&amp;#ñ“¹V#¾4“Åu</text:p>
      <text:p text:style-name="P1">#Y�ûnW§u ]êÄ`·ÕÀ#9-E#ÂÖŽ#¢?:ë¹€FÂ###¯&lt;§#n±@ú�qß¬²ÂCÐ‘!çâýÏc¾i“MÛè·O»úÁaÞ#Š¸Èü*IR!„Œ˜l�ì#ªÑ/ÉÌ##c©ˆ–Áœ#/‹#bÇ#àoD#bvI—#Ûué#Sytà‡n+�#±;Ç%»##Üü¾ŸgÏ#7§ò]GÞæˆ#@áöÕ9p×Îž™ñ]Ù##=C€;3@h[6Å·ÒÉF#›&gt;ï`­…ið<text:line-break/>£�ßøY˜üìî×Pž¸¸ÂhUµEÌå¡È€“7öÓukIòG#òëÀ#‹S[«M3û8Ú¡·²Ñ_[0Uwól/Ù(áG²íŠ</text:p>
      <text:p text:style-name="P1">&lt;ÑÐyÌGhd#\hl¯úHïøtïgðhÌú#xô#5É=7á#</text:p>
      <text:p text:style-name="P1">Jtõ“T�g7y0 /FáÐ:…îj##Çÿ#.±µß~A#øäÖ"†ª#¾¢ñ¬×å#V0¦èÁÕvª#3q#dgZz<text:tab/>‚ #%)</text:p>
      <text:p text:style-name="P1">[Æ£#Øw##T.##^üˆ#¥�\è@Yp�-¯#Á”5ÊtïÞX]—Ì«‰zÞÔN`#=˜#Ê#Ñ#E#ä#¾#&amp;.Â#�3Ô##ðâŽÍ#Bså.¯ÍÐ#]##"âÏ%†‰=‡�O‰GÅ»?=5,[úŽðÚ17o..JPÝŠDÂÊ#&amp;<text:line-break/>„°<text:line-break/>Y�&gt;<text:tab/>3+È‚#»O¹Cë_O3¨(#ÈÂž[•™†…™i9&lt;º#ätãH</text:p>
      <text:p text:style-name="P1">(c ¿ÍCuP-û&gt;…ß}ŸT·ˆ3�1•2?¥H S.BF°³¢¡ßëÊˆþâ¾˜?</text:p>
      <text:p text:style-name="P1">#¢ #«ªD9ý…µ#×²°bâ…˜Þ(é„š.æ˜R#Û–l¡ÃÈì³Mðõë¯}#Îê2ö+#¶PRŒkbã�÷Þ}Ó¦-v<text:line-break/>#Õá2;«Êa=à#QúE£ê0##·# !Óœ</text:p>
      <text:p text:style-name="P1">¤w6‚|ñŒ#’�}=P:#Wìá#Ô#\�öVï”-òp¿NjžÐE„­Xä@rª©À##Žöd€#Èr…‡Ð™#¥õ¨äsZ¸¬2†õZó­lö&amp;R#ÄjàØ¶h#åæÕLX¨ß€Ä#1(Íw~ý#&lt;Oò|$#]¨–K]p?i�û °Ñ#(àÂt�/k#b%##a‡¹ÞÑŸ#åçXfêå8ô‰ñ#ø#.Å<text:line-break/>R&amp;#õ†4?o#£&gt;ž##yR,=#„P{U&lt;£8Xý©·¶—ÿ#ò)##)ö†îqx7o`ª\ÏZn#Ä‚ÄK1…îãlÈ¹8a²e—Ðkf�ê#£O”­M·#Ã#àïê&gt;úã„Ñ:Ýñ7™õ©v##» ßŠ‹zPÅàD#Úê&amp;7| Ò².í¸¶0/ŒÃ'¢xr#Y8´²Ì´ Y;üª€e#Ç�"qÍ#É½ê[ø‘*ò+ðmG;NÇÐàˆ—÷×C#¿ñ#l�?Ðr³Q‹åWÿ#¦Ãä ýÎšô?{¬Š‹k+�ž•4#T‰Ý#NÚ^M*²#0\\¸Á.M§‹óaÃ³®#V|³²»2Ûëö¯J_ªk³dFÀxŒ}²#Dí'a�ÐoÙLbr¥<text:tab/>#Ž:˜#ï(k§ùäñ&gt;Ý,Ë˜Ûšô#ßä}u¼´#$0~ô®Ü_#G}º›÷4#+#’(èÊ:Y8©J¦#¬Õ#Ô“¨¯#,7w&amp;±fÀº–Ü-&lt;H»Qƒð*aI¨í¯ß#n“ì##Þ#Û.Ñ$AC##¤«Ö¦‡6</text:p>
      <text:p text:style-name="P1">¿õÿr¼2#O©FJ}###‚™ú˜s##Yû`G¢›Á—\Ù<text:tab/>¡#S; ²#¨`/)ß6¾Ž×Û#vòSÿýC(Q�]¤{5ñ#ùƒ#bÏµ}�Q|;¢1ÃÄD=WŠ#<text:tab/>ÕòGØÙ<text:line-break/>#mLÇ<text:line-break/>Á#$AKQ4c#«9gá»¯Ð:á#bT!#ÙŒéL§ˆç§Q#V|QÈ~yNm</text:p>
      <text:p text:style-name="P1">5(#¥øÜ]@=ÛIMÈ¹##šÖ+õAOŽXºUœ’x‡ý™<text:line-break/>#»'Wxb)½a#Ü^„9Çò#ÿRQ[#÷iIò4##ù#úˆ\‘eÁŠÒƒ¿ýZ‹#kB#^ûÑïÒ+Ïè`eø&amp;ÀÀ©X#±#‚##‰!ì'ŸÅÝœùœ™v·»ãŸ]&gt;^#h§og?e‘c$¬#½iR«QJä<text:line-break/>2h-s•‰O~ç#îQ´ÆÞ+áÍÔ«ˆ#WHHC#u#h¹c&gt;jÅa™#Æ&lt;Ôfí#u–  #ì###@ÄH##�5j<text:line-break/>ãA&gt;†á2Èš²öóVóÒ#òˆI]ÒLióØ™¬SÑ-‰,y##¥þÎ¦#”à†Ã–"æð4_Ô�#Å÷¤p\H"âÕºØuw¤ÑÐŒ’9üÏº�#ˆÆl <text:line-break/>HÏôâ«’ï‹¶Ý?mýÊ2#ÎÝ#›�‘Y#¯ý&amp;Äx®úÞ%Ú°š[þ¥„Ï€ Œ#ˆ#¬TBò“âX‹œ#x#‰–#¼Bnüt±GJ±!YÄ‡##‹ç¹û–<text:line-break/>°g÷WI!#±f[ó¶¿×Øß/¾)î¸"îÅ{5º±'Ã+=î#/ˆd‹{F</text:p>
      <text:p text:style-name="P1">ñÍ�¤ÕvxÂ#±=5Ä€Ç©ÔšE”hÿT#îÍ£íç#ÞÀ</text:p>
      <text:p text:style-name="P1">ÉjŸ½� ÕÃ:u#Æ##c‘„‹+]¢ø#þ¼µ»Ô#'</text:p>
      <text:p text:style-name="P1">Þ#«™²}lõ†Aó™^Gl&amp;^Q‘5Å�Ns"!kõV6?# ÷À##®|ñì2ØO†sqgô¬€í #,#Z7÷ZÖÙàK#¾q#ˆð!¶ö+úŽ—aáÀgã8Öu±eu}#Îuð\Öæ™ïÍ§FÚLô-v0dÓêÕŒ�'æ0F!#Õ²[•f7#‚ÎàäÙ®ŠpûÑ#Q†5×É¡L(:#ao®Þ¼7ÅÝ}ôIIêènø}ã�Ž##ŸNÎQá‡u#íKâ­•òµH®õTEãŽ#Òw-kÍ±sŽË@²|C%2#:÷L(Ã›F,àd¡Ê#Úž„¨þ$#ÔõtˆÆµ#ö�­qò#rY›*Ò#{ ÛÎã#ÕS#—á¬Œ"4žÀ</text:p>
      <text:p text:style-name="P1">ÿ=‡°+/(C^#vyJF�ù("¸í:›ïkƒ¯|!†<text:line-break/>á#º@–Z/¸Sƒç�A{3£öØi�‘³sû´|�:#w ´Ùx¨v]¬i«lÝÜõF#F0Ü‹#8öÙÉè#Þ#jCóŸò`ûQZÃª�|–&amp;A</text:p>
      <text:p text:style-name="P1">oA5e(B�i9+!]ô##?wN€X#ó#Ov‡³ã}iÿ#U#'¥\#í÷ÏÛ£Eæ�#NNiÌ#ñ3[‰Ÿó&gt;#xiYP8À¦/xLèöH?;æ(î)½m£dúàç #µÿ&amp;B÷æ¡&amp;cïž*º#œ†Ê.k‰Éerü<text:tab/>¥žÒ<text:tab/>DNCpj5#›"ÐÚ�0_¯Z°o#Œ)°[…h7#hmZå™(E;  Ú¾±ºèç÷óè´2KP³@µ¤¿¤u¬#e*ô#¦#^ÁšÒ´ÑÄ›¡¬#7æêp=g</text:p>
      <text:p text:style-name="P1">#þ#‹ùxµ4hÐÀ­XP_'§œ%á“&lt;†™°`,pg0¬¢@üR”#q…ÓST]Ð#ˆ^A«ú¨B2)Ú™3/cNw¤#</text:p>
      <text:p text:style-name="P1">ž0I#ŽR¾ƒd#Žõµ„hÊé†#š CöÏ’·3üi&gt;†]„ú¿~ƒmÂ²oƒ)´1’Ò�øòþÞ#wÚ#<text:line-break/>‰£-#ïfæÔ8ÿB«##(rŠ·Ðq@e#%#Ü¹%í;#Ž³ê”Îx–2t«ô‡Ô´)ƒFúføýÉÆiˆX=µ##‚¹¢ vcŽù'PVzx&lt;9Ì€FVâ”é4°)æ8Vèö?Ù¿gó#p!|ŸŸÂ{f÷mÆÔZzªËõ#hb�“uÏ#µiæ»æA˜=#Qœ¶}õu€Ù&gt;ë@H#Þ#wÝ</text:p>
      <text:p text:style-name="P1">­Ÿ¦]n2¹EE#¨R{#ó×##ncØÏ ï?½Ã/#4�UÆújå¶#nPj8ª†ú d#ƒ</text:p>
      <text:p text:style-name="P1">#³™c#%§#[Wäœ#Dve­<text:tab/>í•2äÄR²é#gKžT#–3´oÃ#¸º îdç#ÄkÑ^</text:p>
      <text:p text:style-name="P1">/#Ò@Ö#ÅÓ#þÝœÆ#XH7º1®n##•#Öì#Æêª#û</text:p>
      <text:p text:style-name="P1">`z–°L ¥®;e#‰oÝ åä*©#Ôfk� o#qöF#P@žBàLÿ##Åhk#‘{ÂˆÜÉ##4qRN[#XdÂ$Á#èðq—ís6´�ÿ#€ö¾:­õ©á‰#Ðmµ</text:p>
      <text:p text:style-name="P1"><text:tab/>›Ã´#øŽ¬^SÆ#_¹¯9O#ß¸ÏD›"³t¦á;1fÿ "·pÔ`nŸ#Û_‰*C)#Ý##</text:p>
      <text:p text:style-name="P1">VßøÕÑFd<text:tab/>­aþû�#²#C.#‘“<text:line-break/>'ªÁxñ‚ú5¦†#0†;²&gt;N­&gt;°EF<text:tab/>úò#c°A¤‹Þïs M¸ü÷#7‹;±#Á#Ã§²ú#Õ#æê#i^e›w’MS-êóü�Ìt~zZj#€‡R8Šž&amp;#3�Q°‹Óù•‹/Ã#Ø;ÌÐFf÷ºœp)©]5æ’F"¤#y{##ÿ+±4#=@Â¿{íÂ#++#`MÌÉÕ"g'#8ì­ÅÅ Æëzô#Ý¯P#iÑ¦(#e0vŠ°Îç#þ4 •Éy-Bî«’P¡Z´¦#�À²ÃŸ¤.#AlîL2#=#�a</text:p>
      <text:p text:style-name="P1">w�Õ*Xöe)G###<text:tab/>%é‰IQü#MI #% T#’ä!7Ó½Ž·(2Ë§ç&gt;«¼ÚÞ|®Qß6†Íü$éM<text:tab/>®ÐŸðÀÉX¹ÖGH¡ðB#<text:tab/>­À#°¹òOÓÕŽþ¸Óì#¹!æ#»nu#w’g„Q0ÙüÌ-#&gt;ÅJxžBEj#Ä^“#ÆÄä##�í#‘ÔQ4è§àÒ8Ã#</text:p>
      <text:p text:style-name="P1">Tx‹#Yåg#-#<text:line-break/>#Ý`Â&gt;<text:line-break/>–&lt;�Msx&lt;Í++Õ#&lt;ëØ¼qE#å±cò´EÃ˜ãZ“”›àÇ#Òš3€éc¡6¦àÙ¢#ÀþuÙ##</text:p>
      <text:p text:style-name="P1">##eF;uo§µvvÉý#zëÍ#œ¯ð#Ð<text:line-break/>É)xÍ‚wÕ_2ÿiOˆÆ#�#×”7sî<text:line-break/>0ÒYnkZŒ#Ë:#í</text:p>
      <text:p text:style-name="P1">ÕÒ»bvx#^™ª=áuÂ2Þ¿ÄŠ#e)lg\µÐš#nAöã#!ì<text:tab/>O»JY{ß´u.K¿´Ã�µô¯ð=#5#ž#i5#B†*Â#×¯¶…n#i0Ë#]åø�ñ(9#›àÀ#_JúóP“r|à¬W‰«WÔù½‡#¸s†R#=</text:p>
      <text:p text:style-name="P1">ªÏJ;=©3S`1rV-NÄqk]{œèò#ZwÂ²F[±äct¿ëö#Ò«\õ(ûížñ#ÂÌcËŠ§ÊÅqTU<text:line-break/>õ#C#<text:line-break/>OÊ¼#´�£{�I²²!#ˆõÒ:#å<text:line-break/>18ž#ø7ÀŒ##¯è#LÅjO*»#w#½Î3YöR–¥7æ,¬ ò7©œÞxe¸#A@�O™·‹üˆ¾VÌ#àz�§»w#S–)ÐÏXÈÌ†³¤5#¢¸–!®;Ž#¼î#Q8jòA#¶t-«h:”[#úb0ñÎ”#ríjÁû&lt;§ïÏ¬ž¶æþuZ÷‰q&gt;&amp;Ç#"vä0ÅuÁƒÜ{ûÝvüS;ª:Àú-‚C#¬«÷“z#Xò##Xîyc#ÖÞ#ðÉ@mÆ†y[k.çäw#‹#œ#JúÈ0óÙ0A®é:ùÆ#Ý=‹5Óóß#FH5Ý#ˆÍ‡¹p#ˆÂ"ÜÎå,ŠMÐ#*cÄ½ðs‹÷ùyåò²�gB¾ù�‰ö¾<text:tab/>#|bÁ ¸Z±^#.Äí]=B#!#ÛÄD2q]ÝàäxR##Øà§oŒ#ùh#</text:p>
      <text:p text:style-name="P1">[?I �†¬#zWJYAµ ©T4#E‡<text:line-break/>êreÓés¢¢#ÀÚ,€#væ~€ãAq‰Q##v»ð</text:p>
      <text:p text:style-name="P1">5FC…Ùi4##Ëßó:#œûÍ�P�Rú]²##bYJ[##äO�Ú(Ts8´ª8ï±GÒ­ºìÎbÈ#FÈ¾usñ9ö[2Ð#?<text:line-break/>'e#¢®j#y#Ô§«… ŒR#o�:</text:p>
      <text:p text:style-name="P1">ªö&amp;#}-ììÐ©‘#(¸˜öi¾#¬åÓ#7Ö:¼ðl#®Ðä„|kg‹§®”¡&amp;OzJ™½}¥ùÅ_&amp;)r#_ñ#“¿]E#¡IòIvœƒ×§û=�í#.!i©</text:p>
      <text:p text:style-name="P1">#}~½5î##‘û­Â:VôE‘‚Ûç·qÜ£z$V®,Ö</text:p>
      <text:p text:style-name="P1">¡K¨ OmG¶Tý´½KÙày#Û�ã‡Íû¯BL¥¤d®# •ô®#o2+w-á×f¡|²X¡¯¼$Ÿ¿£àÛ(VðXh�h2‚µ*Rž�1Ñ»q”§æë`£f/Âd‹Íi*W|!|§©ýöXœ#ì#N#„#Ë#�¥#Ÿ<text:tab/>¹™¸Ìá^¾xãœk#Æì#Õ—È#»›ë0éLQù‰²ÚaÚ¸äºãã8&amp;ó$!XƒM¢É#n8#ó*ãKòS@€4L}k£•ÛŒïÐ¶ÆEéìÿ#¨—�è£È“€ÃÖüÝ#+|#ëðÌüÛM|#™¦ŽÖK~ôV#¨wÞV#:hSwwL,</text:p>
      <text:p text:style-name="P1">?ô&lt;^ –Õ»C°#t#”;<text:tab/>Õö1»À#Môjá´#¼–Þ¢Š#G#ž&amp;ËjÄ#M1î,.B#Þ‰ÉïB­Lª¬N#­ìxúRc¤|#/vüŒ’©Ë€»œsá¢#å#ŒaMÃ½l,.ƒ˜#áèwStŸõ½#w#Cl.</text:p>
      <text:p text:style-name="P1">Q8#úÙÔ’Ð0W##î#fùì(Ò|i¶÷³þ&gt;ò‚óC#Ë¯G’#Š½#lø#//îœÔÃ³ÇŒ˜#H^²» Íg’|ªŒ/¹Â¾¨­à]EŠùcx$rÇ+-Ìx¢®¡_Ú##W3~˜‘¹#Ë„„Ä“Ÿ•×#(ijGî·ªVBÕïH]î#I„`bVI=0Á–…ýÏOÒD×ãO#=BKjù5Ç³óð#•À¯5×¶Þ#Ñc#Ø#h?P#ÛÈ¥ò•�ž#GC\¢ë_»#[##¨.§€_†Ò¬±ÒÒyDI�ðÁekYá²ù…{¶÷ìç\²µ3ûæL¤K</text:p>
      <text:p text:style-name="P1">×Ø¹Í�ºlñ-Ðs#?­<text:line-break/>ÓÉÅ#erpüŒ##‚º</text:p>
      <text:p text:style-name="P1">•ZÆ#&amp;#</text:p>
      <text:p text:style-name="P1">‘"nc™#_¸¾R#¢°˜#Ä÷</text:p>
      <text:p text:style-name="P1">C™#”"#_MÇ#cÍ~zfD#µŠÜî½69›#˜ó)#8§j ž#ÈBˆèZLhÍV…Ó°»y!Ën§Q¢îôŽ~yZx­"Ÿ,##˜#ôÃø#I\¢Q##¾0�nµ–K­<text:tab/>#e#~“ì­xs#ÝIbðpÀ]èé#lö�7j¯#Iï*###lMPž$áê#©ø#Ða”X¯·#ƒ´­g§hO­-{qÍÐE#ž92«Ëücå</text:p>
      <text:p text:style-name="P1">`«äèWm XÃ’Ê‹N;%Ò¶l#ˆ4‘d_�Ðqõ#&gt;ã$ÚÈ•–€AÍ˜Ñh-¹C#Ä–‘ª#�Í)#KgÁ8ªE#_Ï¡ß†jGÝŸ8ˆFú�—Mè6bgô¸•‚–#¯f#1ré4¡�x&gt;¶®#ªÄ ªÍÀþ&gt;Â#ó3òžJpí¨À±wå¹ä#»B@ZÏ#\#èœÀ</text:p>
      <text:p text:style-name="P1">9æÍx#‘;²e ÐD&gt;œ›ÚLÇ#\.ÅÅw¢ü#3öÊ#e±bÄ¯#¸#~„núµÕSë€##n0³</text:p>
      <text:p text:style-name="P1">·a�@‹[#ÊoÜY“ÏÜ¶üª ·*ñ3ÏÜ�+bÖ›&gt; Ï'."3ûe~¥†Úèý#™û#¾�W~&amp;úï‘¥IRd§´#Í#VÊ­u`#0ÕrýÃ&amp;?û<text:line-break/>Ö‰?æšo–ÿ…ºI#Žã#QW˜³¬:½¦#g#¢°©–#ÑTa#C¨èåãFášßŠs7ç#r!ÛeiÐ¾I#«[­!RPrý##õ#�ÙÒ#)¾!Îq4"%ù</text:p>
      <text:p text:style-name="P1">Úš ©93#Ùµ²hf*å#¼¾Pö—k)q2„m#=a,¢#º=2�L&gt;¬¹ñ,jÐ#Âë#Í#)äL#*&lt;‰n¦Š\öŸÎÿ#?NûÜ!ŒA®©åýN&lt;Q#6ðÓ]=(ä[<text:line-break/>ÿ ÄÒ ]@6dX#¡“þ#gkýãO�½b{U¸œ#Þ# OQúi#Ù&gt;,Òö¿PÞ<text:line-break/>#Ø+´Â#é�Ph°‡#á%Èˆ</text:p>
      <text:p text:style-name="P1">¯©-N™¡¾‰EñöòhAÊ#Lº–èìXW’um(#…Ú‰˜�žáÊî#°_Å“]@#ä#@27ûJÁ9ÅRQrùÖñž4`iÝ™#nª%ôÓz#Íe3]#E#9</text:p>
      <text:p text:style-name="P1">³nÝƒ[yæ‘»ƒq¨#Op#P[¨¤Æ³É¤#£–§Z®êDãÔHÃ¨ªó¤OScëQx+Ò‹A4W¥‹#Õ“#°ÞAÓÓ<text:tab/>��ŒÖ÷)æÎ'##â×r‹T“qO#²Ë+žÁû0*Æø7Ý{ô#n1Æ¾#½Gh³+áš2!#æÒ#wW#Â›¡2•##Bë¸_U#ËS#˜rf½-ÉÃ¾#-šº¦(L¤~ÜÐl´äGü‰�%</text:p>
      <text:p text:style-name="P1">#HÕ##¸¿î˜#Ž`îiS##I*º.Ü}ýˆï#¼¢ï#…_†5z|Õ<text:tab/>w€#—�q›#®A~é#„Öl#Ö¡#€„õ#3¼O…¤+##G«Þ#»@Ø#�ž\0[#�D¶­djD€»ØÐŠ�nÑo#¯Ã›L•­ Œr²B#¹V…¬{#Â‚âtÓH¡È…q:ea»ø<text:tab/>´^#ï´#/è:##ÆÓªµ!ªÏúÎ6õYÎO</text:p>
      <text:p text:style-name="P1">p¼Ý§žà%¼Å¬í˜ú#.#�U#a¥©Ð_a#0+;¦8ˆ­###HB�‡¢*ÇÑ˜×ÄM#Á_¼QV-i#’#—N:5›Dê4¡Å°#¶ø÷—v¦±“ºå:¤2VÇƒ'–E«##c“;_Ÿá#¹*MúY##ÞJ<text:tab/>‰~ì¤Î#ð#€d‚ã½GtÉv‡§´$Þå#¥ï"ì÷O»m:!�yä¢ÒQŒ¾#</text:p>
      <text:p text:style-name="P1"/>
      <text:p text:style-name="P1">##`'FÈ##P#+,#h*à)-#ò€m•èRw¸öøK#l§Üß+#íÓ8]‘#n?#äå?åd#�cc«5¤Ÿ¥ëE#÷¯ÛBd##’ÅF¬#&amp;¦]ß.¼úçXZÙ§å(=#$ÂsV/µ#&amp;ò&gt;¬ˆCƒ¶#wÓõ·I;Â2èø‚’üÓ„ß?#Ÿº#˜(ßVÅ#A#rþ#ŸT¹ÂÔå</text:p>
      <text:p text:style-name="P1">›`póÛ2#.Êjde§##KÈÒŸ¦ÑîÁ¢pAÍS\»#Øó#hø#H #2Âù‰#Ê™à™+¢#;GùH³€F†ñä#øÛ&lt;#rRì¶Ï“ë#Mïï#Ö#ëíÔ—ók#ÅŠ'Ûÿkh¤hm[&lt;œÖ¤##•êZ#ò##Cž#Jà.“Ðª@ÈÑ#E###oß#±·Ý#™-#^E¾�’¼D¥#¿°ÿ^Üé,òîÿYê ¡Û(#²X#—4@##"ùÿ#;¥·uFîÊ�## é·%=##N&gt;ø£a½,�%º#M#ß�2#c¸Ø¢#f#Ð¥PâÕõb#P&lt;#]©ûð{#©—Áÿ@Û†´°õ¦(P0¬#Ð#Õ¼ÿ@_ßMQž6±°ô##¯^±ÍûŒŠ@#DãY </text:p>
      <text:p text:style-name="P1">#�È</text:p>
      <text:p text:style-name="P1">°###šÈ{õ<text:line-break/>‹›±ý</text:p>
      <text:p text:style-name="P1">Zê„�æ#r#¾ý#šÂOyþ›cØKé #0#ã|ÝÙ­üAÇm"ã‰ÓÝS#1ä#…þDÆ#SdZ#Ì†ÏÈr?ÏŸm}EíÅ±ÔPåêÕVI¥#A~ŸÒ<text:line-break/>,sê#|(†.Ráç#ö€Œ##,íƒ&amp;WÜù’&amp;GÈkcÅÏF##¥^##M^0¹u#¦gà¾AË"£–cÒ–^8¨Öö­óB¹,¾†§©¼Ç¶[˜#ËÖFì‘°Œ!€ …#žU&amp;#¨˜#£ŒnéÝÝ#þ÷b#·»nš#G\ïf‘q¡}þÈÅºQt�ÍXtŠF$š,ÏÔ#k#9é@2¢ýe<text:tab/>�‘f{ÍIÖÖjÕ1ypÌlÞ0Ý.²ó#ÆnJº€f”õIþ¸Ÿ†Q2Ý\™‰µx##Ë#qî@Éµ#¦¦.#Zj#@X„Â#š•~â€‰#€¡™æñÑ<text:line-break/>àÒãæÒZ·º”£f÷·8¦t&amp;…œÒV—…Yn‰´g«ÊÝvëP8˜³ÎœM…ïÕæ2SÛ’A£+ö™</text:p>
      <text:p text:style-name="P1">ûV#×'9^áîu�[v¤Z¸´~Ò$ìGS~Ci$G-×#pB#C#�”Ñb#ÂÇÿLêwfKâ&lt;#Nþš!ï&gt;2@"ÓÞn#*ƒ¹‡M##Ôôs—<text:tab/>Š…ë#m³Z6L³Œj#çÉi‚¦ûav—ìB´ÁÝ#¤§óè——§"Ç€êþ|ËÁý#LUØ5XÉ]+8áäü#ãGI—Z3ežPkŽ±±A�Z+Cð5ÄÜ½ªÀœK™‰3¬Ÿfp~#U¦</text:p>
      <text:p text:style-name="P1">X¤h^9`M2d~ä«¨î@‡ªuˆ#—}r‚Xž_çÉOt-5Xè•OºLTÉš¸`¡ÞˆI|¿ÌEÎ#FIÒµ##^µ¤q#œo«¦—1¾‚±G˜¥R\#¢±š‚ÿ&gt;#@[Ôâ¥Å�\©r'BÍˆš#Ê™Ïãû#</text:p>
      <text:p text:style-name="P1">Jvr‹¢§ÏÅû½Þ##_íô# œ(Vj‡£÷¿</text:p>
      <text:p text:style-name="P1">{ïÜþ~órëè±ˆëÉ~#8Ò&amp;Õ#Á&gt;.q^úŒ#@E@#š#Ã§#_<text:line-break/>§#Ð®&gt;h[¼3TÔ<text:tab/>Oˆ£c´$¾{ðæ¥?[àðÕt|×)Qíî•…öç4å#ä@Jüqò+¯‘º‰þSÍ›.\Škžm,ã”#c¯##·ŽŽZälW~¶š-‹ìH¶ìbúO#K?¸óµ§Š=¼á�Ê§ûh‘¿û†Ññ¶J›dù‹#¡-89‘ª0©R"¬…Äýâ¾V“„8†Û(#ïG##‰ÐG#ì#CøP)K#V#«‰GêìÄ#XÅ<text:line-break/>—„‰Ý;?#7UÎ967'ð²##Û­z•# ÁMd¤µçqD¸à#êalé$;¢Á…V ¿T¼¼##"#YA�"âæº´¾ÛàÓ³)%#;|5GŸØÈôÎª„wÕä­Ùó7_i-Y”eà</text:p>
      <text:p text:style-name="P1">Á¥#ýs:à(</text:p>
      <text:p text:style-name="P1">¹sÁ#êàŸr­�;[äÜ"¾©¡xS¬{ €Š_ #=GÔ3œ–T´£^#3ò‘‰{&amp;6¨å5ûLñ…È®èþ¯²F=ñ?5Ps#O,´�\�Ç</text:p>
      <text:p text:style-name="P1">$ÒRV##‚«—Œa;§Úo˜#'jÆª#N#T#b°6éÞA&gt;<text:tab/><text:tab/>Z8oZ�8_*xÉ Kˆ(’÷õüà#à#)#ì[¯¬p›_�Ê-æ<text:line-break/>ÚY^#<text:tab/>#{+ìP±¼#²#%ëi#BX¢¿,‰'å9g+#´”?º’Š#,˜E¤„�š)#Æ·##1sˆJÑrž##9#/þD‡î#ã¡ì—#„¾P’Î`a¿-*ÜêœO#ñ¦ÕïÅØ#Ñ&amp;Œ� &amp;_Á#@'®™¡i�óô˜–Ä÷Î“Íp#ô4ãt!²Î:vßÇÈ,#ˆ<text:line-break/>óŸ6ª#`‰Ì8”¶›#NÒ#Ê—p#ë Ù3Æ[ê#¢Ôd®2Äÿt.ë†UU#!ø#d¾bpCœ.PPQ•F’²É#Aè#ì÷ÙGô˜dQÝdgúq…|ÿh¥/4#CÛ"WU#_1æÃ§kghZXõ’û$#{ÍâSƒ9##‘‹E°„-T##$æ#æ?uÔâXFš�5SÂË##Ê›m¢�Œï?Ò#ã×IQ¶<text:tab/>OÇÜ#¿áÞ{‰</text:p>
      <text:p text:style-name="P1">mý#0Mp#lQ$)í#'¶sYhÔ8#sõ?3Eïì(</text:p>
      <text:p text:style-name="P1">¿Lj¿ö‡Ðf�?÷¢9Ã¸æ¨r©o=##<text:tab/>Båì3…ZÏqÜ�‡®ÌH#˜¡Pç’_íÌ#¯»XTLÂÔ#l#UÚ©²è™¯©\íœ�À#Ä{0¤8#µ##äÅ#-—õSàçãÆ#ÌÏÐ•Øzˆ8@³ö¿#*#Û¾šZ²hÚ£###]ù#,•:í^ä-õ�aòx”yàËóä»Ý##‘#FØ}óÜ`Ã#ùFìA‚UËiN'ü“9#áv­d÷³ÁâàŠ# i#lö@ÀÓÃ#h›VŠ†#VîKÖ›H…‡Ú#CÂRlš#oó#Í#á›´’´Àô¿#È¬œp]Õ#7IŒ0Ò^#&lt;g<text:tab/>8n•“9*·#YXÌK)QÀêƒsýVUª’]:ÕÎv¦&amp;#Ïze#¼æ€TGÄÛÑ#¡ö–4#Þ#íp:Ê9u#Ó�fÍœ#äÄâ†wùàS¹ÏåòÆâè<text:line-break/>5n“<text:tab/>k</text:p>
      <text:p text:style-name="P1">O‚çÅM\#B/µ##GlÞ/„*œC«(SÖ1g#€ýÌüo´´„Ž&gt;Ù�P�*¬¨•þ#FÒ�h‘Ž#)ïÃ¥#8¿77@F#Ñ#L #i¤÷Ùô‘csoÖºôC½¹º5#kîäeC½#ô#�9œ?*ï`­zúæ#r¡#â§“¨F¨XéQæ#jÅŠ#¤š"êœ</text:p>
      <text:p text:style-name="P1">´TÛR�#ÿ3�#T1ã¬###¤™ª{15 ª* ïÒ2kB–ˆ#p®ÞIû#ð‘®xÅãËÕ+0=`<text:tab/>,”¢cK#1á_##_#a#U ;¾<text:tab/>…¨Dªƒgæ¾Ã”. øâ##?óò«˜«.Î’#ÂÂ,¨J4#’èâ!#”ÏÍ¡^q#<text:tab/>ufŒ_Ò~‘G'¬ŒŠS#sûe'Â)‘ËëÚ�#Óµ¯!ü–œ:µ²P„’ÞÎì#œÂ#�ÕZÀ”$Ó?ÊP<text:line-break/>KÁ,²}ÛnÊoÀnç(ªÝÇº‚ê{�#†ÿ#ÇéUq³TøóCº·Á#ºg#Ä—ä¶i#)Cß;¥¯fT+¦ÅG#OM¹žé”«óP#ÿ{mÃP'È!‰ß2Y#xb´êV#ºfªª#5¨Ø€±ÿvZïÕ…RøF##Ü#¾-:ìË#SÞ#4€Õ#Ü#nT,"_v`Ù1ðëäÐ'\û<text:line-break/>Þ#Zß»ÜõÁ¢"ÿVv.UÏO¡/Ý"ª„#`—º:f#dp###&amp;R'”#-A[Ër@—na#D]Sv‰#ñ%0?ØÌ1€^'d:#ôCë5_##X#Ä°o¨[ï|qä–ˆýXpÙ¤zN]&lt;…W#î€34#òæÀH�›H¹"°ûîŽ#…I`›à“þk”h##¬svN©«�º #lt[|­ÔjØ#ÛFÓv l$`æz‰äö{bÐÇžT£æ]#Ó3%#ÐíÓá_f##X·V_7Ô&lt;Ý€ßd§#¥#Ûö¶shk H#õ„€õŽÈ#­‡#%õCOy·{SUíóý}ŒõìÒ…‚Á¹ÈŽ#«£~üDäY½LÃ#=éO#ŸF#"_ÖF!ºå²œÎO&gt;�#ÿq¢%Šm—eèîL�øeÊÛ~Ÿ!<text:line-break/>5õ4RH#°Ì¬Ïàc²4EPÐÂk›#!¥t¸~W|</text:p>
      <text:p text:style-name="P1">æè•,²##cÒp#¿ˆ#ø4s[ù�ÍÏ]#'¤&amp;$©##Ý Ü-z#ÈgZ×è™û¤èe(#ÁÓ*:Nßÿ#GMûÉ$j�›åf#7†ëB¡(6p#¥#·µYßÝ7ä#!SÊ‹ì#í{ÿ~“uîlÅÁœÓ6ˆrªD{Ð„4#5XrŸÞ-ïÿ~ÿY¦‡<text:line-break/>úrÚ^Ê±7{’_#Q½áaNº�=ysbÁðN¢Ÿ6#“'ù©Ã?˜Z^Û.+#ÛÒ$#æ…"#Î##’#~ÓË#�P#‚E–»•t|æôc#EÛ¨#ÃÄÎÕF’Ëµ5õºã«=G?ÄÔ9jcp66Ñ�Õ#u#]ZÐ¬è³</text:p>
      <text:p text:style-name="P1">Ì¯(†ÎÖå§RTÅ�#ÂOµÌ­¯ã¸¸—EÛ�¯‹¤ÐFRú#Iè\èî/6ã:#hÀhxô‹Óƒ #©</text:p>
      <text:p text:style-name="P1">Ï31ö#Àßé#EÔøá#VC—�ÚQÚ#Ô8´%#¬ð*¢#ßžàLËÕ5Bˆ:�óžô##Ú‚È«#¢û�«¹×'ßàÆ+oqP#�%#�M#y÷`#¾©žæ5÷Ôµ´á3¤\g¥Ž{G–dÚÄ‡ÁTcÇ<text:tab/>ÿ6•äõ##z±…û</text:p>
      <text:p text:style-name="P1">RŸh§RÓ!.—è&amp;ó#,ØÔT1«—#Ôa#ZÕð•#ÒákæQÓUÒÇŸ�G*œq¶ÎÈ‰Ë#&gt;ÒåQç©V¥Ï1¦~º»z#^j—q1o.U.Ûm¶×ƒ.#kÍØ›RÇP#•*€</text:p>
      <text:p text:style-name="P1">Eü(¨ªßqS˜´•<text:line-break/>îíO¹62ö¾t#ªIâÐñ¹l"3]ù## ™Q§st"#cc#Q+î„ûû<text:line-break/>×¥ôS¬2BÐ�p<text:tab/>ç;FëTÆò'.zˆ?MïFºp½#R°#d&amp;"˜œmZ`CÒ#„##98d^ý[˜À…DÆ&amp;ÚîÇ²ë•kä¿á#Ò¶rA%�Ñ#ïºpøéÏEä�Ü™æ¹ŽW›0HÒÛ#�˜Ns~‚ÄÅ##¤CàU’ø|…®È ã÷ÛbÔŠÝ©^5I|#�ˆÂeË“jÇS»"¤#+§ù™�eÇÅEÏwIÉÊ/}&amp;#ôZgÒ°èÈjH</text:p>
      <text:p text:style-name="P1">äžyÚ[ME~´#Ç0»ó/jxC„J#¯T:%<text:line-break/>sÄ„[B¾œ'#N‘œ_}Æ&amp;8v##Ý_Á#à©#ëù€“×Ü»G’S…á9ý²Ÿ¿ÙØ#N…£ó´É##.*Ë#ßÍ#�—Õí‹Odnãø#m#¹…”i¤øNƒŒ*U`NI#vùšÍh\¼@ÍÓ­B!?åË#£c#€Ã$KV—�<text:tab/>‚ü#ÝÈ.#÷.ªø2b¨d�<text:tab/>T" Ýf²mŸ#7›Ú£å©j¥xW¥¤Ë8ñ‹çÐçzÂvFÇãˆ&gt;ÜÓ¤Z)ó£}›ÄxÉ#æ ³‡Å|Mb$H#Pº`µˆlþÙ§#E]Þ@lZàeY##########�„»Kpñ#N…éñ#&gt;ó#îH¿›ùýÉ8Žìnn#Ñ"™N‘¿Ò˜�°#ÎÅ#ÔÔ<text:tab/>ƒšL®ynµCÚóX</text:p>
      <text:p text:style-name="P1">#‹�ŠO<text:tab/>#b#Ú©ÑÒÉÁÈ]ûÏ.Am#Ü¨“ÑA¦†Ú#í|ñ¡ /î#:¢#÷­/ËW(7=Y§¶P#\#^HéÍ½˜)ßŸ-é³K######$#€#######*Î#œè`�ò˜#V#‡u,##9ö?Vxm#wî@Ÿ÷û®61ì™ÜÆÝãŠ`Óaº’Í²~7f#»^¾<text:tab/>¬#¸žGÂ4B=‡²)@¯ÂÌ<text:line-break/>8{Ý‚š3Ý##/›·PßŒÁdçéC|#ü </text:p>
      <text:p text:style-name="P1">µ±Ä‘#Æé¨##ÑX#’#FW#¥ù#ËÓöWˆ=#‚�#òò”#ÿrgÞ0Ü¨â¿OøHí</text:p>
      <text:p text:style-name="P1">Cv7OfÙîš#"SÃÔb#Â©°²\]#IÆ3•Ï##¦ÆÈ</text:p>
      <text:p text:style-name="P1">iqK&amp;-#eæX#@¤…67V›¨Çû™‰Cì~<text:tab/>Ï,$Y#n‚ÂÛ</text:p>
      <text:p text:style-name="P1">£KÙáŠ»Ñ¶ø°#…ˆN{ßÂ#¸5A�±éÀý,[iŸjcñuð²Õ-˜ó›e}T##A©)%fqK%c_(#ÓaGI#+#RlXÇ{* ' ‚‘ê±[Öó%ôï�!CÖu¶W_Ñ¶Î=îr{¢z¤.Ò‹™î6d4#FJ¶#êñ¸”ö¢î:SG#f#v˜~‰e¨c“:yÎ­ ä¡cY6ÅöÙ±õ(4©¹#ßwùQK&lt;Šñ0J#<text:tab/>R#u#Œîô�ø3“Q#jƒ}#K\imq~³B¡W¸ê\Î¸ŒJäŠºj*Øq§¸S¢÷s/šIÜpMíÜÕ#|b“=_ú$”aé³-/?#S]¿#,ÓÞ¹ÃV#¿#â#¶˜ÚçÉ(GbbÙu5»«|re&lt;Øÿ_š#ås&gt;‘ÊÁ!´žÂïd{¨º#ª¢?]I™d#Í‰Œk±#R Ü¡�$üƒp{u[×|-ëÝ+Ú#ÎƒMÍèÑe˜cÑ üµÒôìA4�~•Ù�k•÷Ò–TÎ@`Z¯#_órßM_«µ/d{#j1Ó©‘­#-›#ÃnèU#ãâã¤Oâ¦óè�3#ßÅßpþ^ïÍ$ìÖ±#aP“¿è“# x´#¡Õä/#ÁF…B¿36è¢„#†##Ò0&amp;½#ˆ“J˜—ú]ŸA…É{M´#SIÞøÈÁŽVÉ…Ï@›¨ràFh†No2«äCGV±djžÅ~îþÖ8&gt;ƒ#c#€iAhlèiW“x–JÚªû#–fšõ#ñt$z5#E#¡#D‘Ÿ ·È¿�D#¢úl#Kº%ô)Ö#0™X%õ]™G;Uk$«ž#rûÿph#£N<text:line-break/>]$wþ×/¡D2#juD(#:ÐàéÞÓëô*Þ‹€Øzðã¬8ê�*§8Zùbå…žU×+Ó°#¾«ºéy#—OvmÙˆ©</text:p>
      <text:p text:style-name="P1">Ë5Pº #ƒ+ñÍ§ýv¡�j¦#, ÀVŒü\v·;Çî9Šs\¼E‡#ÏØL?#ÂX› €¦AV–¿H?Ô<text:line-break/>%OÀNoyéKá`#r®=àÂ¸#WÚEC¬nÉ“vEÞhýƒÀ95š•*õ]1T-�+×#9"3<text:line-break/>bft�ö8\šc"®�2ãÀzME¾î##ù¥#b#á30¾��™.ÍÏ©#$t,ÊÙpJP”Ò”ÔA–ƒ»#?çÚ#&lt;‡gÍ¡kd/¶Œ5ƒŠâ[#³™U×¨ßk¦êïEBñ</text:p>
      <text:p text:style-name="P1">+#Ž##q¡úp.s†×KŠ#uŠ…#öJI…ÿ$Q¨¬ä‹s¯£sÕRÈ'#.‡Óvr#‚)##é<text:line-break/>##CÚ?&gt;%#“¼Ï##¦###ªÕaö#FP.j#`Ÿ/òêM{ç×a#Id�º7‚#Ó"kGOkJv\,¡3Ð.á“ÀO°#ã„(6Yä%R#Nøµ#.í©UÂA#^çs:Òõ)~ø$ÿ</text:p>
      <text:p text:style-name="P1">Í–¥¤AìX<text:tab/>ŒäÖ\¯ÊeGæ#8&gt;êª†,{-[Mƒ##$¡</text:p>
      <text:p text:style-name="P1">##®îÙK^ö#ßÿZÍtŒZÑ°ÁÛ)Ù#+#[ƒ˜Á^Xˆö¡o#a.HCfNÕv€•›™À#apû#dÄ##ÙuîžÑ§#eÇ3</text:p>
      <text:p text:style-name="P1">ƒ##Õ4Æ#Åsy$h{2i�}¶#lwú¡,VŒ(E­ðÏëeØŠ$åáéêð¦ôîtY Ÿ�”ÐhŸ‘ÿi#BƒY&lt;ö Ÿc%#?OüP„ÎX6…#�™Z»·íMUÒÉA<text:line-break/>Z#Ù±,æ-²HhD#:�—˜#G#Í#´]¨@?4#Œ?"à‚¡‡Ôáñ¦]q`S6&amp;è#CAV�#™ÿ#(*«Qc#œ›¢ˆÉpY|/<text:tab/>+ƒà I›<text:line-break/>Tó­\n«;ï#M ˆ8Û‹rg7Œ’ð ƒùT&lt;ßÊ#‰ðéNØ`#Ñ¿Ì¥]•#5ØŠ#5+°Ü°#È¯</text:p>
      <text:p text:style-name="P1">Òpál;ä•1°³#7Œ#G†::ï¿IY##õ</text:p>
      <text:p text:style-name="P1">5³#Ö?Ò£#Dä¨=·coñ@ì£##P91Ê×ð%çâ-pA‰‹Ñ_”~ã^;�åúB£!#'ÞñÊv¤…‡&lt;*�îV#A</text:p>
      <text:p text:style-name="P1">ÙY_#LfM6:i)Dm°æKÎ=Âb—µA=@o ™¨«#ÞT‚¹kGî#m£Ü¬¡#§#�O¥#‚¨[#Ž0øYÉëG¡ÞDØ[·%±ñ</text:p>
      <text:p text:style-name="P1">s#<text:line-break/>n†˜ÓüÑ”ØR</text:p>
      <text:p text:style-name="P1">ªn7/#Âˆ”8}€Ÿ#J[þÏìZ«þ2#</text:p>
      <text:p text:style-name="P1">Ò‡#<text:line-break/>í]b#&lt;"SÐW‡„#<text:tab/>lRz–ãh/#TæLJjnw0ÜZÌ#o…ôM¡kCw&gt;§Á¡„ÎÑ#w�#Ìuz7V¨ì�å.tÁO\ª"</text:p>
      <text:p text:style-name="P1">!S$iÕ7<text:tab/>€&gt;Š¼¿öQÔ±Sq;ì¬0rÆ½J†8ïëh²<text:line-break/>Ú#w#Ø¦Ø:V·€Ò§^Ëcš5+2æh!à‘Ò#;ù$~Ü0&amp;"~o#�[###Ú7m–`7âhÛÄ*#</text:p>
      <text:p text:style-name="P1">è×Ú†8Çàf#YRÊi#)ˆðþûùÂÝ9n©#Åžû’`˜Ý’)�ó(:¯<text:line-break/>Ý#</text:p>
      <text:p text:style-name="P1"><text:tab/>ã‡Õ0 ‰è…LÇã-”9¾€™V0½PœÄœIúW¬{¿¹jÑ+#�yuzfõg‡</text:p>
      <text:p text:style-name="P1">xž8t"ëná$ø#z/ä±¢¥,5##«ä#j#&lt;PgÕU]AVu³î§1ÜñU#u×Ÿ8#©p°¯B?&amp;ZKíÌª#d=[²Ë2;³Ý5Ú#»q%{ÇrÑ\,�Ï£W‘Yå;ó9#\‚qYZÙA#v)ý?�îŸe#€¦¹œÈ#�Gj#´˜×e´.ÙYl #¬ã±™+ÑVÎÂoÀÂÞ#t¬¾Ö#˜©ÖìÕè‰¼Ì#Ì‰áJþë!Â—ªÕD‚Âÿ5íþ_#Ì&amp;#ÔX"y„˜Öz+ÓtO.w##Øí2%í´a#»ñ…}çu¹$ÊêiŸµ‘µûë?f´ÿs’­ÝîøÀ~<text:line-break/>G‰.�¥&lt;²ÒÇxV##fŽ5Þ#H’Ôð'&gt;<text:line-break/>¬é#ü¯}"Àâ'¶›Žâ/Xs###Éîf8;ó#BÕÊ��HE#¾ÓÑ·ÿ#K+Œ–´NÚh##@P\.�&gt;F½)c¶##?KGÃ1¢‘á‚&gt;èï¢å€-•Ž</text:p>
      <text:p text:style-name="P1">¤(Ó¬ÿjJPŸkž”.qFx#jÏû]ôKd7­�LyÔæ#£ÜKÌÊ5#À’‚e�Á#H´*zé‡Ý8g(%æËnGO|Ï�©_¢b*Z#2*Zù­uR–T÷J�úN±æ‡ú#ùõºþ¤Ãù®Ú#’lL~» #dQ–%ÿJc›õ|Ù#<text:tab/>áÄ�Ä?$îùàŒMh‘dƒY²^ï#½<text:line-break/>ºòƒ#P2œ#w#A{è&amp;¤ãÑz#TAz8úÂ#�p/þ�¼=j�ª(¤2—¸w5ÿC#,K<text:line-break/>7#‚þÏR#2š]¢'<text:line-break/>;,‘c&lt;Ûñß†ÛFéaóÂJøí«M ã†¤˜ø#Ô�Àµ«q#òï.šºf17ÐB9Ö]îƒüéˆX6##5)1Êßãs‰¶”IxœN±~ÛÈ#©A#zJðgŠf»Ô�aÕîÝ##8,BóØˆü™‹ŸtËÊ­vÒÎ#QëBZØ µ\%„#Èw6f:cP#îw5—4V#‹¼§Õðâ�4„KÓ¿#�º±Gã«xƒ#°Cêúã°KŠÓÔH*##TK­ç9•Wv™##ü<text:tab/>ÊÄShˆÊ5ÔP!O#,[Ñ#�÷Ww®K¬&amp;�#‹ŠM=£˜­xÙp²ñ×ÁT}�SNç#žÐÒö]Á#¼�#Tã/êëÑ#y´þuÂc##òŠ•²ð"¸˜À[àÌ4§Ï0-Ìö«sP§eÅ$Å~¢]¥g¿Ú{#¬Ð?ßØ–bzøtT&amp;%E2³T‹^#×</text:p>
      <text:p text:style-name="P1">•0I^12^Tôƒ##9�u#@üæÆšÊ-ŽÖ2 #¸{E#Ø©[«<text:tab/>ô’Í</text:p>
      <text:p text:style-name="P1">G�3[|O#ý­ÖóÁîÂq¢#HOÉö<text:tab/>…ßê�ãî—ZwÕc8</text:p>
      <text:p text:style-name="P1">É=#x1tU¥"rÝ#u/�º:#CÿC#I2~#åd‚ˆ……ƒ±~9:çþ55÷Ôéµ*†å™[<text:tab/>*N�ÍFéoÊj´4$ífF#Fƒ|ñ|¦¸<text:tab/>#Û­rÂ;¨£*5à#M/#¥‚…i\ T&gt;Q?S</text:p>
      <text:p text:style-name="P1">£#t%ä¬Åø9×oi¾�¿##ET#ÁPè!y`�ƒÅK#òî#s?+¾û'uÔý#üæå#3{#aãhÀðX[·¦ÆJxs</text:p>
      <text:p text:style-name="P1">}ßá#È–ÏÀéH#ÿ8n#a�ˆûŒìÍÌ!"\</text:p>
      <text:p text:style-name="P1">Ë�—,0Q]L#?™†##î”GLU#ÐsÙ3�##D#Ð#É/´HQ~×¥FyÎ$¿�á</text:p>
      <text:p text:style-name="P1">´Œ¾&lt;Er�Ã~#ìý›::&lt;PžÃUU&amp;ýEr#Í-ºV¾xE™#:�"Gè§vxûŸmp{#Ž#-Z###ïÓŠÓR%#b’Òx¹üÑUw–#Š#A6L¥©42Ã·ÎP/°àLëù½|WqJ¼6SÜ#ÖÎ#g@ø¹ØBåRÊt`ß#Å••ÌV#ép“T3“Œ¸;85aï#É#Â‹­¨#9#~/ø±“Ï#íB‘Ñ­J#-�a�.-yµ­gñFÇ#Ãw¢Iê#’ñk!L ###&lt;âÍõ&lt;V#Ëœd¨#ôx�6ôe�€###Û/#HÎö1B%*O¸Ä™<text:line-break/>º~&lt;‹#W¾ù#Fü‚“=ú<text:line-break/>9‰É-e—/Á4Óã<text:line-break/>L#ôþ‰’c#XþZÃrÎ:ˆ?½æ)ÉÜ#¶åFÆ¨†Ì�9Ž#±#Òv¡#ÍXu&amp;€/§ö¶W</text:p>
      <text:p text:style-name="P1">U(#Ä“œ´×æ#Ó‚\â&amp;®#øL&lt;]*œO,wÿO&lt;sùØ(�v#¸!#•þM½Ö4¡Ý4ƒÎp#V¢`ûf›/\[C“[_ß#@U¶<text:tab/>Ã#$pO]ÂR¹=Ç¦×ÇSÇÙ¯ìÞ#å~’jæÃ':pÍ¬#ƒ�mLJ›D�Ö5n·ºA~M½À[m»gU#]Áâ|84Q*gù\S/¸JÁ¹#S­#Èžlñ</text:p>
      <text:p text:style-name="P1">(¿q‹…°ŒÁIJÒ÷ø&lt;Ú—~~�ûš�kÏl½Ý¢cO#“åm¥ÆäÉ#Û%®jô5##Æ"™Æ<text:tab/>–©è—§#<text:line-break/>º^’&gt;PJ+T+ÐrF#7ßé;H´ëþšF°&lt;0¦�#ˆÆ<text:line-break/>LÌiÀ#N9#nÇLúHEž#‘èžreb”$n</text:p>
      <text:p text:style-name="P1">b¼…©ßŒe#TÔÏDF1CŠ#<text:tab/>Ó~Z÷}¤N‘§´k€\M‰É#lô¸tëh l©?<text:tab/>ÕÅ7ãÙAûwU-#«#«T/7TÛnü¿!Ä%¸‡q&amp;ç}ÜäqjÖ#=_x´#—#€dFËh#—¯š*#�3#Sêž#X¿xa÷x<text:line-break/>c#u“ïÕ</text:p>
      <text:p text:style-name="P1">aOv=š<text:tab/>¦ésUjÖpÖ#Ép�·¼Ó5ò##¦y8'ÁÌ_1`í#Ûæ+oÈ:' #/:NÛj##NX»ŠZö‡‘#·°†ä·Ã#öE�£á�ìŠµEN=Œ�×y�&gt;¼##ÙBÆ¹§ªl#{,#ä~¨¤Z`~ã8õ#Â©®W¿Ž¶P_ó#‹1#˜À7×…A#</text:p>
      <text:p text:style-name="P1">##<text:tab/>z1Óðòû+¶ŠÁ­«Ît®#)l¥³{wƒ</text:p>
      <text:p text:style-name="P1">2#›[á³™8…–§Û·êc„</text:p>
      <text:p text:style-name="P1"><text:s/>0�0œâ##\yZO«ä#.'}5®ðªvó</text:p>
      <text:p text:style-name="P1">$%#_§´3 BK<text:tab/>#ï�‹1?J)Üš·Ü#m…ÇÉ#¥Ón#ž#¼íS+A��bÑ²Y#&lt;Ãÿx¹½i|èÇÂ¦•Rß®ó</text:p>
      <text:p text:style-name="P1">9“^¥Ø§�V#²q[ùÇ{Ê³r[</text:p>
      <text:p text:style-name="P1">&amp;(ÑüS##FÎ#Fùø#{#q0#ròý…8-Ÿá-ÖÄ##,Å###øÿ=el¸Æí&lt;Vù#5±:|nTU’1õ6&lt;û’°#Š4^â#ÆöûÞèáË&lt;7.¼9Öõáá‰”#[©‚:öc¶Ï9‹ì#l {ò$®Žþ#v�´íÒÆ�##V‚Ö�ìiZ�1¸¤ÛO##°ºˆátˆW:w£#ï#C#ªüµ\ž-hLN«å&lt;[,¹/V,Qò3”\°*Ü”5ÕÏs›#ý¡„¼ÊÁáz6–:î1.âÿyQ#P…Rr#cMŒ‡Ê#ÅE‰#2�ü�ðY¸ø/Ë¾ô£ü#ò*‹Üïe—X@‚Íl#gq?Mj</text:p>
      <text:p text:style-name="P1">6pÔ#÷´™#ãq#WçÆn\¢¼¤œ‚THa‡�n¬b…½Á",Æ³ŸXTxã$e›kâO#’Ú¨FÇ.k=F·ëÔ7¹¨lð˜‹U#´##ö¼Yå]ÖÙÝ]´##9ªû\ö#</text:p>
      <text:p text:style-name="P1">í##åÊ ¼çW#</text:p>
      <text:p text:style-name="P1">'Nè=¦Í‹#¤#Ä®a†™)1u˜o#¬ö‚Ä`ò•&amp;Í÷&amp;#ƒZ0<text:tab/>–ëô##šÉô#‘o#Õ<text:line-break/>#Ôä}Û’5$Sê¶µ¸HüN@°Òc.!ú#ÒY&gt;BùÔ B#æÁL#ð-0¢U®÷0¤®Ú=�n™#¬#Cu#{Ïù.ÓX}#uä‘�`uN#£@èÊ#5³#õ)¦Ã�#êi-Ž*ä½z#“#hŠ%#0Ð7Ë#êžà),#²ýo?ºñBTü&gt;#Êây�;ºkU¿—&gt;ãgvLç$8¼§¨Õ!Ôç~˜#ï #XÄšú#©‘“cg7$ísm!›Ù</text:p>
      <text:p text:style-name="P1">ç’Ó«»|Š#Âœp#Ç€$í',^ô+#pÒà]£@ÓUÁ##Y%Ü¦–iúÏ<text:line-break/>I»Ç=</text:p>
      <text:p text:style-name="P1">#³ÎÍ!õí~Z##½Éà¼Æ;0(Q²à%˜AöÜ#êÑ$—#·#6å©âD"†õ3óÆËÁ#Ùn”# ž#O°Áµ¬#Œ2¨º2h#�YTy°¿ø¦ò´ˆDE†³�LàÍCÏ#.§ÈÜHþã©�ºY#Ÿ/UQß,Îø#¾r¦àBIcÀcõïØO8*Û#Q##^ø”·###æœƒÂA®&lt;Ó•#J#MBq/1£dù„’ Ï-\‚“ƒ#qž&amp;pª°+¼C0#©•˜ÂÉÂŸ³�N#¯úwqt(–¿ƒ„œ•»3¡Ñ¯1º±soý~#Òpø#bÆ_˜ªÀR£×ƒîÊ\—#kí#Š8[#G#¼%&gt;·#Æ<text:line-break/>ÔbZl.ç2G-Ô?#–aÖ,Õh##ÿfìýà�o�‡¸9#ú£ˆ®˜�¡âzµ^ßM�yIB“aœb5oœ#´BÖó09ÊiMŸ#O»›</text:p>
      <text:p text:style-name="P1">åÂ¯#fß‘2½'ñ:€#ôèn##@åGú´#0ñ`#Ym†¢ÂÇ?RûÙ#}84`±Ô {øÒ �ô#n•„º¾11(9r<text:line-break/>½²#š7#_æ#Ã³=ÔÖ�°<text:tab/>°U<text:tab/>ß«Gè#¢#Ì#(ìÈ~¢0;ÌÙ”#—u]À®Ý3%²èß?þ®+EBõ#D[s§Þ�ð&gt;O÷ßù‹#ŽÑhQˆ#6BÑ#ú8ä^|NËr;W¾±íè{K<text:line-break/>�x#^&amp;Æ��3x•‹;#]#Ÿä¦å#¸iØ½ˆV­¿ºù-�Å©9à#NliÈ<text:tab/>#y*oWÏ˜@ñS(1þ*C g@”�#Ö»Ñõ¦#�'##¼´µÏ5´<text:line-break/>´�3«~B´M±·šžÂ)¤#@”&gt;v@¶#»(©#I*@Éô-åªº##š</text:p>
      <text:p text:style-name="P1">Ý#D#àiˆàðQ®˜'ß#À#¯\tÁ‘#€£@<text:tab/>öm#¢n#3@ÎÊC#Û‡«œ&amp;</text:p>
      <text:p text:style-name="P1">~$z#Û™à ¼#au6#P#/}rVKæ#ˆË`Ÿ‰wdµ¹C<text:line-break/><text:line-break/>tøñöu©y#¨iü`œ,Êgö¬.šá‡el¸Ðf›M;yà#H·†àdmŸ”ÓK</text:p>
      <text:p text:style-name="P1">°2aJ#C#ÄÁ¹¢S±f˜n#éøú7ßŸ!6€cÚò,x#|s##z‰ü\¡$~¨á#%‰}'*#å’y#2#ÎRi#ÅfÂ©E#J#ÛÇò#�¦‹À2#/¸1­±óÔ#™`ÍÆyÛƒŠx#ÏÒ�DOs/¶,</text:p>
      <text:p text:style-name="P1">À#{üÎ)3ïS× r#R½^¢¡@Á/#¡ß4ÔŸÓ¨G-c“\-vÃâÆ‰F#¨T,zm&gt;,²5£%#œÈ�#?R†ÀFæv±#ã</text:p>
      <text:p text:style-name="P1">›1’¾„.W8#VÈõ»õz7x#‹�‘DÄë##²µÛZ¾š#‡L)àr²#»ùY#›ûöÊ:#€‚2¶$#bÙ#au]�×t’ó ºóÔÝ$</text:p>
      <text:p text:style-name="P1">#ÎŸùL§pºÝ&gt;L4€w#À£#¤ñó¨]#¤–l#ÈlZ•Ÿ4{ZypÞ8î]tÓV-‘É#W#^qÈÍÐÎ°ú€Ê¸ÃC?-B‹ýôÚÁyfPÆ—&lt;#Ü#Ð7š=–#ëtp’ž#“#KdUH¦#¿ÈòvÂ°¦€kkÞÉs#-#ó³Ñ¤F#(nãK#&gt;À¼R,·#–ºvEùOçK¾ž¿Ëò�%n»n£ˆOÅs™#�!#Õ7D¶4Œ4µC·õ#¾Ï!pÏ�Äˆ·ŸVÈ0ÎÁ*ƒµ³¸ŠŽˆÅØV—‰$»Œ9®cä09_ÔÅJOb(íí*¼'û&gt;ò¯FñÏR“Ø¾Â6l¿gêND8÷ƒìjpÐ§�ââ×POì¶Q%é¶¥|#ÆøÄ¹"Ú#ÉŒ4�ä#P\$ß´ˆ/#¿ôaÜ#ü…šðÿAÖÝô„_uý—ü2¯äÒ#Úhž#x#nÜP#Œˆ<text:line-break/>Ù{õBiµG@óú&lt;I#Òm‚Ïc\Ê¹Þ§#ç„#sÓáÑÇ#5'=z</text:p>
      <text:p text:style-name="P1">0†ï#z:yÅûüY[Lt‡X•kµ^òüÇ¶}ØžÆÍ'¸Ÿ#×Î&lt;ÿXíÁ�â(.çGßƒ¾<text:line-break/>½=E##!1OePþfôG#s|ò#BŠ¨Ì/[¦&amp;ºAÕ³[ä§5&lt;8 K%Ž’Þ×#î5#d ‚ˆô}õÜ*ìæ#º|“~ež]Ö÷S¹0§ñ‡Ó-r�ª ò0Y#±}## (#¾#¿7ÿMÒ”�#.Ù’1rÍA»Âg=Üp#0‹U†-J¯ŠŽ%9©bQ¶â´¯#µxÌ6¹.�…ÙŠV­À(Õûv#\Êiá¸ŸÕU§G1Èà)×#ŸdÙ1v#" T#óde|+Þ+#ZãNhù¼c‹I#æwdL�#rå[Ç©½#¶è Ìó</text:p>
      <text:p text:style-name="P1">CÔ#E|ðå3­Ã�^I]Ñ*õJ4<text:line-break/>i#q~q#Î&lt;wn=Þ#e´ZÒ£#/¦#P}èÚöåè-dtàZñ´d\lY#Ó¦Â«�ºÿ‰[^ê[z</text:p>
      <text:p text:style-name="P1">�(#ÈqBÅÒS^ý#E¹K½#ç‹±Ä#‰9ÜÙÛÞñ#ã)Š]N²¼âŽÙ+¾SJ¬Uz©® J°šùbÕGÿ+U,"ší;:#d`‹b#|IŠê¬oÀqIÄðî±#¨Î‘n[§Zôey™þÐu/úØ¡„*Á,#“�¶mnFv÷Ã#?Yzh¿X^#à¥:dýÄEPnF|÷<text:line-break/>+7#›°&amp;“÷Ö–ö¿òÌ*#¿ó÷c«#SY#ZÐL#‰#°•#1!6&gt;###<text:line-break/>ÞÆÎcH×]ø=#8nú8#:VÙÅ÷æ€‡§##_#Ú¦ñtädÅº?8)®Ï0Y#O�º9o-ù6O�}pþêjó/^¥KÞý@DLñ#žô¸#ÏÅ(¼Öx##¹ß3{I‰�ßC¾AÈ�#ÿ:¹È=</text:p>
      <text:p text:style-name="P1">#€�æ‡ Ö##oŽ«#u„–ñ&lt;Üß8äÌ¥$##b€N4ðUžãŸãc"‘¤ôÍJ¶#|H¨Ô­?ë&lt;ø"I?U–|ö Ê|®Uöoµ—ÿa´"#¨GÙ¹&amp;¶Æ«ús)#Ö#Î¡#«Ðoþô_d®j./•#€’™zfváâ_)ƒû«8®0´'.&gt;�W##à´#t<text:tab/>R¦Kðó×Áj¸6d½æ}V˜#<text:tab/>CM77<text:tab/><text:tab/>Û�#6n‹¬eë\xf}ñûÃO¦!#Â#ç,E#0~rføÁ‘ƒÝz±t¤áüæEmÉE¥¹#§##M¸ìxÆ+¦ðYx#µ(#=ò#ýÊ;]-¼*+ÏúY‡‚#)•ÖŽûM‚9ÚGb#.##ü4##ñúî5ÄÞâLÏGåF</text:p>
      <text:p text:style-name="P1">uëª´#´û—€’#Šçã/°±#èæ§r}C×#?#çãëÅÓ³RžÍã&lt;‘Ø#y�ºÀ~'——Às^ûLgöø×#­vÜ¢åAgÚü#c#6ßÀ¨&gt;lÙÏËT{�)€;Öó"ƒ¶o#ÖÃp#1˜��é‰”Pîõ½ÝÅŒrn¡�¯Æ.¬Û-U0¯#y#rˆ;¦E#„zÇÒg#B¾�‹D’ÄS-bµé#Öô#ÿWµÛí‘ï#—:™#&gt;�äÇè#ö#4´�U\&amp;b‹Œ#<text:line-break/>›Il<text:line-break/>#ßO­“Ñ[Â#d|ÈÛ</text:p>
      <text:p text:style-name="P1">ÒM€täÆ#å&gt; R–�¯�+#qfb#gm®!Ó5¢Ç¦\#Ê“¤òõ#¥ÕLÛ68R<text:tab/>—K'€•ìOoÍÐ˜/žB³&gt;¬è,éšW#bAH#Ã“s#Ë`R¯Of#Dïý°êt áƒûÑTã##ÙG#ÄðkAÖCË7(#eä«Ã‘#|rP ö�ôš"ˆÚ†„ÂhVÈ+¹Þ•ƒ#¥ñ<text:tab/>'*s•M8.‘»ØúN÷<text:line-break/>PáõõÇô</text:p>
      <text:p text:style-name="P1">ýEØ÷(¿þ›m<text:tab/>#v#¿iË#ôÞ2¯¯æ#Ft“�¶€O##nlÞììGãRJ“·#ø#ç2�=î°`6#ÅjÌ0</text:p>
      <text:p text:style-name="P1">#m�D#acÞÆB~U7Âàt°zïü€þ¢Ý‹÷ñ#o¶€Êá„X_#<text:tab/>iO</text:p>
      <text:p text:style-name="P1">A8&gt;å2N¾V8¨}û˜C©™Þ§lß*2¸)D:#´£‰íÆÀ#¶ A#B¡,Ô1##úÔæ?Q›Cø¾‚#£“b#;&amp;’}Û!æ0#�#¬£#È\#Ë+èQEf#¥¥È#u&lt;#æ#6ëÜ½”'•Í–L³˜V¶Æ#§-!‡a±�#-L#C|Š‹àt¾¢Ï‹ˆA9mO0u?X:ü½V»�„<text:line-break/>t{´=àº8<text:line-break/>c·ï3£7˜À&amp;�ÏÆNÖf&lt;t»Ýú®lR­:&amp;¶æ{¥´æ##×ô»ó¿as&lt;F»:NÍ“×œä#1`WÂØ~ß#—zÀ÷</text:p>
      <text:p text:style-name="P1">Ç÷Âî™ÔÝê3C#ç‡0¾M~¢#�SÐÉÇätoÜž¸uC «Ÿ#1Ä½kÎ(/÷&lt;Ê¯ãž÷:Ô#ËÈ#(Žðåà­Ê#ÑÆmqÁ#™Õ¿9œ#Æÿq#i`ÙAC#½Mcè##Ò1hý#CÏÉ]×¤’²#K:Ñ!Ð·ˆ?ÿ[:�EË—|gÍc†#Â9s$#äæ×QÓï=åY4;¾'¹¤Ý‰«"(ŒX]ÿkjúB#wÚÌæÓ¯ãëÏ###‰ï%‡5_š}KŸ#Ö###«¸V#-ªJÖà#8ç‚=¸dÚ#ÝhRhwøÄ TÌáˆîÓ#%8au°Awæ±8G½¦<text:tab/>##0^üZá«#³R0¹?Ì•`x¶EÓ$?À.ÊÔ^CE—«U#ÃÆþ„êÔZÁ,UoËkË#,©ª-£~</text:p>
      <text:p text:style-name="P1">k‰x˜µã\`·NÞŸŽlù#©Èˆ&amp;íŒ"ë3jÔ#¼r#ÝVîÀ_÷(#£\#�÷ã#jx µ</text:p>
      <text:p text:style-name="P1"><text:line-break/>7¶3SR#úàŒ™#7NBÍ#£[CÅŠ<text:line-break/>Ÿ�#'‰Éðã#©Mq©—³Å@(A:ÑçZÍá#õ#_¿sx##ö#ÿ1##¬æÙ*”ñÆ#è4éóÿ#¦ï#Æµ‡@¬åö#Ï^ˆø¡˜üjå2G¬Ùâ7Æ*3<text:tab/>´<text:tab/>""»ê#Sê#ëÓ¦¥#i¥—‰#*3nDâÚ–¢?ÿ#;¥ou@@˜Ei€}‘=7ˆ#î&amp;§Ó?¥Qè/¨–àpt2%� �ð|»à²<text:line-break/>ð&gt;÷ŸÏF$ŽŽ‡ø¥¡©å /KoùôA¼ÍAVÅ_ßvºÚw4¯?é´6Ü*ë; ÷#døˆÍÂ7Tu#É¾äÊv¥39"*bÞŒ1•ÔÑ�}ú*‡#Ûz–Þ#¨l*µ›Ü’I¬sVõ#&gt;+»#M¼#¸€2c^#®ËÐj#®¿dÖxSW½u§@ne˜ï¾</text:p>
      <text:p text:style-name="P1">AJmbF€”Oéé«#LpœEF‘NE=œ–·Õï#(]ü#;•“ÄÞ#4#ÀòjG«»#)—RwTž•ì¹`2Ú¶#l'MSò,Ä-2N?êè47á;“rZcï^¤�æ‡<text:line-break/>˜˜ŸÖR5mÇ’à¡ô#æ“Ý2y##j7XþØYw¹Èµ/ßŽ#Rª#…ñ —C­~ÃmÒ£šº&amp;o¤^�‚9ò»$¹VÀ¤</text:p>
      <text:p text:style-name="P1">koQ=T#`Mu½š&amp;-ÇE3ö*Èj#“¾p;š�£{?XÍèýƒ{Õµ^!ëü8EÛÆ¿Ÿ«núX‘´7ˆ#šPhüÓu,‚9‡ÄõÅ³y#Œ¸NuäL;</text:p>
      <text:p text:style-name="P1">øÉ‹ò¦«ƒ8«H6wà&amp;‰ÝÂ-=Gœ¶<text:line-break/>ü†tžº¿vþÆ[#E§H\ú¬ò9º¬µ¥šŠ÷‹ðÇ�W–§Þ#´0yi#7PºoiÚ§ÃÁ#X:%tÍ#€�ý&amp;™)/þ¿Pò#¨�à4†Æ°Å'#ÿ##vä}=Cñ Û<text:tab/>´ö‘ö¤:L‹##¡ô`$Z‹ÝÄíÏoX¤Úò #_û#¾2�#½+HÐŸÔ#a#¼Pj.¸Ñ)sÎ1»–5­0U ‹„Ž³Ž²<text:line-break/>ñ.c####?Ø×øà¶à7Ô#ñ€.#{ö¾Aê=Š‘…"¤XA¿2S�´XÐù�sl|îÎã/1Ì¥^<text:tab/>žSš&lt;i:ñ\#^X©®R..Øë–#´¤#M•##¸}¢;Ê‘X#ñ¶²ATgõTŽºTVRœ#I!##Æ¸ž#ÀÙÜº¿MSÔ#†q£�¦š8âw|MZ–Ä`¹¥¾ËÏh=ë¡úûÞv#RúI|#åUn´çò÷€MÏ7‘R�^™ýi##5#+.ÞÁ&lt;°U¡$ ç#¹å=X”×6Õ#kIþØ±™Ã2½bAˆ1[T´¹ý˜apW±®ñ#ó²c}#œá#ÂÆ~�u`E#’ÚC”›Kƒ#ÙþÈFõ#ô8/Ï}ñˆéŒÖÐ!ZÓ#Z¥Lx»#€Óûa´#¥Ù®qÛ¹#Ê[9#‚ô:U#,5É|þ’&lt;7ÝÐ[™_õIœ#ù&lt;¹û³)4#½p#ùs_uC#ƒ¨'‰9<text:line-break/>ÔZp¨Ò7"#N›ÊN#�ú&lt;$¾‘Uw#Ðâ#¤û½#u½S€<text:line-break/>“##sÀ¤™#Œ#X<text:tab/>,û·€ÙCKä¹¥Í)L£#<text:tab/>W$ÙŸ~ZDr#0ß¥0&amp;xz|§�BC¤uYkÀxó&lt;ˆ?TÁ@ˆ#m¢¿sVþ^y+:K€ÅÍ"Å¹L#QP</text:p>
      <text:p text:style-name="P1">#°·—ª###ÿÙv9#j<text:line-break/>endstream<text:line-break/>endobj<text:line-break/>1252 0 obj<text:line-break/>&lt;&lt;/BitsPerComponent 8/ColorSpace 1253 0 R /Filter[/ASCII85Decode/FlateDecode]/Height 28/Length 390/Width 42&gt;&gt;stream<text:line-break/>8;X]PdB1;O#\+tMnNQ&lt;W5.=:(+H=h?V"[f$e6_/P"3rnk#YtRIPFq1#Gl`XEg`n!j<text:line-break/>odd6h0t0P0SFHi^5iRI7n(9UV8r/&lt;gN"R;ZX1Fl6^]&amp;1lnJ6*u.Y^6eTg?!A3&amp;pkM<text:line-break/>*m17:MH#KGc$)*ILTDA=251NE&amp;-SoAo!AO_(b+&lt;O)RsI.KFSVE7l`M-5r.^cV;dp\<text:line-break/>9*&lt;91aE@'N`q*%K[N[dlQ=n]nK&amp;qu%:P5&amp;qF5oY?OW0R=54q%QOm]*I#0mBl:QEsu<text:line-break/>C-YbFB\d8oHZb&amp;?d3``QBZ2&amp;RSEu*oZUVmmZc'n\S(p"sbPTd&gt;o;nMoZopCA.P,r7<text:line-break/>T!+HL[p?1GllF=Y&lt;#YH&amp;p&lt;ja4)kc&gt;_^%trU.R!UYU!6Gp=ciZEf)VfEk$S~&gt;<text:line-break/>endstream<text:line-break/>endobj<text:line-break/>1254 0 obj<text:line-break/>&lt;&lt;/Filter[/ASCII85Decode/FlateDecode]/Length 428&gt;&gt;stream<text:line-break/>8;X]O&gt;EqN@%''O_@%e@?J;%+8(9e&gt;X=MR6S?i^YgA3=].HDXF.R$lIL@"pJ+EP(%0<text:line-break/>b]6ajmNZn*!='OQZeQ^Y*,=]?C.B+\Ulg9dhD*"iC[;*=3`oP1[!S^)?1)IZ4dup`<text:line-break/>E1r!/,*0[*9.aFIR2&amp;b-C#s&lt;Xl5FH@[&lt;=!#6V)uDBXnIr.F&gt;oRZ7Dl%MLY\.?d&gt;Mn<text:line-break/>6%Q2oYfNRF$$+ON&lt;+]RUJmC0I&lt;jlL.oXisZ;SYU[/7#&lt;&amp;37rclQKqeJe#,UF7Rgb1<text:line-break/>VNWFKf&gt;nDZ4OTs0S!saG&gt;GGKUlQ*Q?45:CI&amp;4J'_2j&lt;etJICj7e7nPMb=O6S7UOH&lt;<text:line-break/>PO7r\I.Hu&amp;e0d&amp;E&lt;.')fERr/l+*W,)q^D*ai5&lt;uuLX.7g/&gt;$XKrcYp0n+Xl_nU*O(<text:line-break/>l[$6Nn+Z_Nq0]s7hs]`XX1nZ8&amp;94a\~&gt;<text:line-break/>endstream<text:line-break/>endobj<text:line-break/>1259 0 obj<text:line-break/>&lt;&lt;/Type/Page/Parent 3 0 R /MediaBox[ 0 0 336 229.44]/Rotate 0/Resources&lt;&lt;/ExtGState&lt;&lt;/GS0 1329 0 R &gt;&gt;/Properties&lt;&lt;/MC0 1330 0 R &gt;&gt;/XObject&lt;&lt;/Im0 1333 0 R &gt;&gt;&gt;&gt;/Contents 1260 0 R /ArtBox[ 0 0 336 229.44]/BleedBox[ 0 0 336 229.44]/LastModified(D:20200228100715+09'00')/Thumb 1334 0 R /TrimBox[ 0 0 336 229.44]&gt;&gt;<text:line-break/>endobj<text:line-break/>1260 0 obj<text:line-break/>&lt;&lt;/Filter/FlateDecode/Length 99&gt;&gt;stream<text:line-break/>H‰Ò÷wVÐ÷u6PprqVà*äÒw#6PH/æÒ#H-JN-()MÌQ(Êä266Õ³###S## 42²Ô31#òM,A|=####c##…ä\.}Ï\##—|®@.W_ ‘####|‡#s<text:line-break/>endstream<text:line-break/>endobj<text:line-break/>1333 0 obj<text:line-break/>&lt;&lt;/BitsPerComponent 8/ColorSpace/DeviceRGB/Filter[/FlateDecode/JPXDecode]/Height 956/Intent/Perceptual/Length 160545/Name/X/Subtype/Image/Type/XObject/Width 1400/KSPQ 75&gt;&gt;stream<text:line-break/>xœ#B@½¿ÿOÿQ#/#####x###¼###########x###¼###################ÿR#</text:p>
      <text:p text:style-name="P1">##########ÿ\##@@HHPHHPHHPHHPHHPÿd#%##Created by OpenJPEG version 2.3.0ÿ�#<text:line-break/>####rj##ÿ“ß¥À#¼Á#Áðž#‰ã£GÚ#iÖ#Xžžl</text:p>
      <text:p text:style-name="P1">##</text:p>
      <text:p text:style-name="P1">A#Jë^¼…0#í–ßDÃ#¬¶-Šÿ#ÌúÙÁ#¢˜…I¾Í%#Þà²ª6#àÌGËv ’zŠ5Xö•XB@|€#y7o¨t2ËÓ###—Í(²mO÷—»‹u…C#\yÐNÕ�q#¾¡9ñ­0#![A@Ž‡a®§V)­ÑÐ#Ÿde0:,‚ò*{#¿tR„)#ûû_öž¨1¢÷Ú#ÁÀ2Jtóuá·ë�L#…%díÖ¹«^<text:line-break/>¡m^0Aß\„ù#o^¢hý¸À¨�TÑ@-[##g@\‹~®Ú°És</text:p>
      <text:p text:style-name="P1">SâÂ#qâXùò‹¡ŸZS�#À{Ô}­#iÊ5#E$±p=Ð(##C)“Øö'ó,ç‡ÈÑ²0Ø6±bë¿`Ä`ŒrC°EÍí“#Ò#‹¥?“Yb€åEÃX"üÜ# VWu#|Ü#rWé#gPF´D˜#©&gt;]½WûKëÿ2'¬~�q@§,yž^É²ÿ!#ªXEaäÆ]¹ûÝw‡[IxšÕâJ5pF#g‰3#É`õ+U™¾Ç#¼B©#¢i¥Ÿ°í„yl´#Õ#¢ð¾±Z�Kâ¹#MéQôÿ#I^ôr-ô`ß³.+Ë2­#N,«###J9ioLJõ2ý‚#</text:p>
      <text:p text:style-name="P1">àÂÁøPø#AõÊ1dx_p¤~d*¥w^TÎ#’2èîRg]U</text:p>
      <text:p text:style-name="P1">­@Ý </text:p>
      <text:p text:style-name="P1">#®ÑÍØ#ÿE#è#XPo‰çc$‹©Ì{÷Œ6É#G‰#…®##·%÷¶]lÊ$#µC‹O#¢„ØÜºzôbùýðÀJá#2OÓfYª�VM_# #4�T 8÷¡®8#‡#­âØ&amp;u£#®ØÕ&amp;î#œ]‚¡òSV€��##žë¼¦y4ÌëÓÔÒ ´ðÔK#&lt;"[»Õ5<text:line-break/>Ë W;š#/m¹#töÎlh�S3µí"H#éŒÉ#»#O�ÔáoÞëï»½€ÅÎîlmÑ#ØÖˆx#±è#Æe¿¢t¼²xVË{#`uÅ}`©\”Û_ �#¦;‹#<text:line-break/>&lt;#!ÞL|{Cí¢c©*ÛûÌÛª»‘¸´š\#ûm´Æ5n)9·=l4,#×NSjÔ�58¿×R9Ú1‰dÏº#Ä#&lt;µêbšNLï"ÿ&lt;Q¥€ ,#¨£j#¶Fù#FÃ¶##¹pâ#*ÌâÃY##C�uËŒf´Ý.#õ¦åë(#þÚVŠ#âIžŽ²a’ƒ¸õÐ(dìûkL/ÔëQxc€t¿îÁ¤‰¯Àï</text:p>
      <text:p text:style-name="P1">#i.ûP/.LPmÅ€ƒ84t½•õ”ÙèœÓLåá²l\#ªÌûÑ‹'QºðGê²#=;ÅRYiu®#jU@$ˆÒœ—#Ï¿q#¯<text:tab/>É«#æ-b#ò[—UÛérkì#dÓ&lt;�##¸5S#ÔCãCv##™É%ÊŒ@{é¼/*#ÑSSñ#�a.U9,#áè}##U<text:tab/>t©N£á„Áó3#Û?(ÑP<text:tab/>h#�5Hw“*ÿ<text:tab/>·èZÆÆØ¶�,Ño‘Ô-,ŸŒüNº#K¤Ý.]´J²Íð…D,G#iíÒ'ú#Qr¸]8DIšæn•þìY`#*&gt;F##É/#½,¦8 R;¼#v‡,|HB#×Úÿ</text:p>
      <text:p text:style-name="P1">B¯#�: —#fŸ›µMÈT@ì“4-Á{!üÇ¥b{óç²l##n/ê#ÙÔ##âªòÓò·eñ;h7‡Ïf¡'ôzÝGíÇÌ‰K19B†×Ä¿</text:p>
      <text:p text:style-name="P1">”2,Êh#ë^­îÅž†´#¬�R,²,}¥)àvâG#¨Š‰æòch6¹3Ìð¥ü#-3©óô(g#�^#&lt;#;"x‰`ÜYÅ½#ËJ0ƒ  #'6¶A#¸�³nÅV¡z#MiM`Zž#15²Y1çÝÎÏ£´ÀÎ¾~#a#È¬Œ‚É2g¢#ºàz¾,#|aè#õ#¯›­�#ù=@Ó(ÚM#ø<text:tab/>Þ#Åg™ý?#T„Ïb#_<text:tab/>õ#ïû}¶r)‚§Àáh9ä¦:g#åõPïø=ÀÝ_×ë!í¸QÏ©Íí›ùwU�•Gó:ÇÑ^VŠ#yó##á#:Í¸¯#Ð[ñÿ##{†</text:p>
      <text:p text:style-name="P1">##0#H&gt;V($¥ÍOý-ÐBÆ]ßÿpºžnÀ±oé­í~žÝw#É¨Õ ÎywÝ¨Á¾#ÇŒ½Ž#ˆeY2Téû»%yôFZm&amp;Õ#³4FÇ„ýîn?˜åv¶†J#œÂ#­¥#ï<text:tab/>×{`J#FòÐÉs<text:tab/>£"Š‹±#›¿¡ãp#g?˜ý!ðŽ^ÃÝÖ5CSi#5Š}ÅLBà‰¨‰ìmð½#·ß™šè#¤3ÿ#-#æÍQNÁÁ</text:p>
      <text:p text:style-name="P1">n2# #Kƒ))Ö�ïû•Ð›ï¦�ºEá‰Ç:©á½®ÑÖÚ=ž°#Ö›¼g2„Rqÿ#ª_Už#º€ÅhÀöû#AYar© áêÙ£�ÀNÐ#nØã§¦O“¹ýÁxDÀÁ�~-_ªKmÚÊ#ÿ-ÀÝðò†�±·,/4O##p‘#·äÏ³­#öuË#O¡à�ø@7�Ç##çs­Ó#—Õ5<text:tab/>«|a#]ÈÇ�ç#s�¿Ò}6-óÑ&gt;–SÜ@·—#4ÚÁWÔWÑâÛ½áøkú1¹#l&lt;¯Å¹,‘cœ#Ø*#p@Ü¹Êt#a@#ÿQI×„#bQ$U¨ù.%#¥ç#¶ÍU®$¡ÇZ<text:tab/>…¶ÀóUõb#DŽuÈý�CPgêsvÇWÙ�Î#ÿY#Ô@#³Ê:OêûY(²SšÚa%@</text:p>
      <text:p text:style-name="P1">pº£Ã##~—‚ŒD°„g êŠé#P±+¸8Þh]ì`ÓI˜PDÃ]ÇeM®#FJ#!¹ÉI#õ‘±<text:line-break/>«¤&lt;l�Iú-jÐ×zì]çè5B}<text:tab/>‚iW¥¿Ý›qµìX$Î#I�Ó\mp¥¨�ûò#ÆÌç`Åq¯û¨ÑI.Èð##óÌV«ëÝ�]¬±&amp;¿9¢�#pIŸ¿^Úv¯;#àð7«ÓŒ%fÓZ{]õ–…-'Ä#Íl</text:p>
      <text:p text:style-name="P1">Ýßµ1Êe#ò#m•d�#”Î¦öòâóý¯?¸‡�(|</text:p>
      <text:p text:style-name="P1">œ¸Õ-æöý£a!#Ñ{Å#o@®Æ‡¬—Dhžq¸­28</text:p>
      <text:p text:style-name="P1">#¢µ³y-¼#\h#ÙxLA##m£~#)àï<text:line-break/>ˆV&lt;z¡ÃFD&lt;K#ˆrïõVKÝ¶—‹ƒu¦Õ#�6œç#</text:p>
      <text:p text:style-name="P1">øó#»#M˜d#’¨ï-#¿Ž#·=¤#£/M¿#ð®)EN§³k‚ƒÎûÝ©M¸§° ~óÅšá;òk`Ô#¶Ê#øŸB#&amp;ïýõ¼m#IæêéÆÝ_#Ð–#ë6Ø.vÜó#QT›$gtí#Xæ#�Ñ¨K�#È�g†§9:£Æ#<text:line-break/>æ,x‚#§&amp;ñQ#æðh#´N�ÈðÍÁ7¿íEõ:Jød#òÌ0?vQ³#<text:line-break/>„›V„Óa¸[x·x#åËSB�P°Csr’ðè¤ö#9ïÝ“…‹^##û</text:p>
      <text:p text:style-name="P1">”Ú¿Ï»GÇT©�|# QfîAÔÓ�i­#Sg#;7</text:p>
      <text:p text:style-name="P1">´d#‘#m�x­·n�éT†@#55#¶ý(=##<text:line-break/>SH¹aJ‚ß�ÿRÕýú €rKZ#�ªëä¥ŸÊ£&amp;QGŒÎ¦ñ¢½dŽò_Dæ¤SõR—#…«Žª16#é"ž£)Ø=#Ü/ã�ú$øC¨¯#²‰:#Ïî#�÷‡ç�Fa#�heò:\6(Ñ"Ð·aµ/#¯#š!-ü#�"#¿ðU½§"Bwn�’ÖßV_•##·‘IoJ^Z6‰#i#ÊQ8/#ÊÀ6š‹t9„±@¬/GœWàË;Ž«7{–Œok#psŸsfP´ÿˆ'aEr&amp;-,è|ÈG|VÙé4/#<text:tab/>ÉÕ#xp#õýöÈ#<text:line-break/>–„ŒGa#WZ„AÙ¤¯¯•(öê×|##¦�öí½ºÜ¼qÊg/</text:p>
      <text:p text:style-name="P1">L£¿uŠ¯f•Ù]ÂEÜ+#QªÙŠ°:M­Š¦;Ð– #W¿W“ÿ'aÎŽ#ÅN“# ,ø.#-Íl|ð##+ƒ7Kæ#ïäAÂ�Ö#œ46®ÑY#É#É É#w#qáx~Ÿ-5Ý#@¬Ä8</text:p>
      <text:p text:style-name="P1"><text:s/>½M#þgïn#”©;*lž+ê#1šù6’È##†¦ZöŒ#žåÆ·gß#—¶7gÔbs »¥à`«°Sƒ¥*#·ÝbFé{%/$äHÁCÌs–n#\#$Ø##æšÏÖ#‚"M@#oP #‹Ÿ#›f#Š*#‚q³Å#Y÷J…Å7tu‰)€Ýé#­#ÿ'�#y™®ÕEƒß#Þ´#Ñ#¥3¦Ö#6[#šâªé</text:p>
      <text:p text:style-name="P1">À•‡D#…ÇÞ`#n6‡ü¨Ïæ#•Wë<text:line-break/>l){#]Ù¯#ã&amp;àK#0t§¨Ó&amp;I¶Êyƒ2»’8a#Á#é(#¬¹ò#X*Ã?°A¥(f��û#”)+qªY°®ãø�ûMH</text:p>
      <text:p text:style-name="P1">ä™#˜#&amp;¢yní-äuõ¸ÏØ(©˜²8ÛzÃ*j#^¤8?½ø;˜#£œÜ¹;i+WK@Ò&gt;\ª¿#.âö!##„#ªS¿ètNï##YU%âÌ#ºšžÅÍ­Äw•#¼©AO#?ÏÃãÔÓé×#|:è‡]kVŽ�÷1˜ë</text:p>
      <text:p text:style-name="P1">Ú“ö©TÏs¬ï </text:p>
      <text:p text:style-name="P1">•ù#&amp;#’Uê™²Ñ#¶DúÂ<text:tab/>]8ù#2Þó#u#�°lýlL\I8†`—â,$#­¨’#ª¦®C‹Úð#â#*9öEWYbÏ‘®€†äOE#í’]6Kl£åÁïÙ®#‹Pýˆ=pl�ìkÚuŠÔ€G_™#òl¯¾Üš�#™ç�DV#ø_&lt;æž#¡-ì;åÎ6ÍEë˜v†KÆÎ`GwÄÙ4¨`±e ¶_2dsTCŽkØ##Ïï#^«É³ŸõMÄT|#¶Ú�Ãb„s^&gt;šÝ€CO#³x¬Ù##žL#¿Ý5,‘´ú[2¾&gt;¢¸Øìõ› j#�À}¾?"“2Ry©#.#O˜‹¾¯e]z#k#Aí#¹-\ú€Éä#¼#tÐ‹¶ó¿#g·EWåvCc#¢m pò­</text:p>
      <text:p text:style-name="P1">õøFŒt·ãÐ#ÚBÂÁA™± šAVÃ.#PôÉôd£7­ÌJwàÐ#žsœÓµxi¯žê�Àeœà#‰¶#ÞMFì�¬ð¥$ø#ø#¨¯ç¿£SZ†Ø¡‘¦Z„#eè‹Ñ�&lt;#+©a#)�ÎÀ/ì½ž###ðÒ™sG#"#æ˜%¦õE®í¯<text:line-break/>0</text:p>
      <text:p text:style-name="P1">ä#-#•œÆ#± ØôÈiS#†à5h8Ù#ïËÀ7\Mÿ</text:p>
      <text:p text:style-name="P1">e¸§#{#…8;Åæ§©ƒ¼7Ä–úp_¢xàKñCôIñÜê#¨©™#$ŒhgÒt\.×þ±¢Þ¨ÃÐ,#Ñè##&lt;ýòµªõ#ðÝÞ#p#í&lt;#!Z˜¦‰#,nêÂ‡3##÷`j[/€:�°@m$öcO®ÔfTæò®ºƒM#šÌ9C##I3�#&lt;Ñû0#Gdx#3Åðã´~ûÅnÔä¤ç²6#¤Ÿ#;÷5�áð=V</text:p>
      <text:p text:style-name="P1">Nôº|âT»ö©`&amp;Øzò2í#Y«édË{&lt;e™?1ªÃgyHÔ#”´b}óÉfwÄs{rÃŸÃ^a¢£0E8SP¥·NÞH„7lcŽ#óïEÍp‰TÅrªrvý›e‰(</text:p>
      <text:p text:style-name="P1">5»#cÇ*Œñm</text:p>
      <text:p text:style-name="P1">0™#sž»û#Ä”Ä_�åã#øxü#O'ŸÛ:'Pað#&amp;}A8c÷N-ë:Dº#D]g?º—ÅâË<text:tab/>Ý_m’€9£Ø¿k</text:p>
      <text:p text:style-name="P1">ëÌÀß•Á¶#xm1¤+ ð#(š##Ì#</text:p>
      <text:p text:style-name="P1">5_‹#ËÄ)a®?&gt;RmjÆ¶:K<text:line-break/>î„ú#º8Ùšº@ýÈ.­tX²Ž"Ày‹ç##ÎØ®c†A°Ž“X—kÍ;„Ú#4#û3C‘##4N#¾<text:line-break/>™ÊˆZPOôñl=u#Ù‹œýÄP#cM­÷töÐÅ¦#ò‹§#4#hêZ#####Íú!#aæJa;�¼QòGÇë‘ôe </text:p>
      <text:p text:style-name="P1">Ÿ¡¼·¹#¹™</text:p>
      <text:p text:style-name="P1">6ÎÅhÔ¨×~è&gt;IÕ«ûYáù<text:tab/>˜/ÇSëaÃv&lt;‚­½UÈœaÛ2óV @ß#æv™¹Í#a;Ë\#?éhL®—0é#l—Ë¾‡’£+Á³[¬HïÓi‰åe®#ì}²?ÆÂ#Ô¯#u#—LÂ æaek"ø#Ü¾º‹vF_‹�€í™#b«0¥NMîb_ôÈ#¯×€_„N“¶ÚÝÿ=#Z©#«#Ìø§’#xuu¤rÎ&lt;ž€#�‡ÖÜ#MúÍ¶ýt–</text:p>
      <text:p text:style-name="P1">£Þ# �:ƒþl²�KÉù#ð2£K{nÜ¦¯e#X³–##o¥#Gm#§É</text:p>
      <text:p text:style-name="P1">H##nH¯Â##Vx#Û&amp;¾:f!Yµ}�€zÔ<text:tab/>x‰ûi;,¥üÍˆ#é#ù#Tí##ªñƒ{bUô‘ûý'ìl[H’°)ýÆ˜ÜÒö9bõ:M^Î´Â°ìò,îa¶¢…Ë!é]#ÃFè4»ÝvZ=�´7_(°¹À”ƒï“ÅvÜxG³%xÊ�}‡ib1Ã5¬«å™ï8Eb[#Ï2Ù(ºò·k_�á7#Q¥± ý&lt;</text:p>
      <text:p text:style-name="P1">]$Þ9÷÷</text:p>
      <text:p text:style-name="P1">ßÎêZZ=×™ÙÊ«¹| Ú&lt;UñAŒ¥°à·vžŽ#B#Ër‡¢±84IË#!ùŒ#)ýšÒ¤þbInnñ‡#`ƒ@«¶Sä2Î:&lt;/’ã#°�¹#½^µ¸\Góµ[Óºöï‹@O‡7*Œg3cSÊ#P#ÍVÍ¨ŠöÝ­ÏaóÄbf­#D4f›ÿ#K†grâ#¤b^Ô F«å•Ü¢À¡#LÅË##ä#2PÔ##fŠ°on»æ+,„‡Ÿyší{6S/øQžò*Ì&amp;¥x,ì/#ÔZšK#iþrû#RTåÅv?¢ (»ê,–4#ô#Ð]+11¤™#—óKi±Qkº%D´áŸ†Éî#šûè#�”è|ÐSK…è�Û°ôœÈ&gt;jUh#ÍWÉ–¼</text:p>
      <text:p text:style-name="P1">FjM˜ðŠ#÷í^ñ´:Ñn0�âh#</text:p>
      <text:p text:style-name="P1">RKÆcxÈv#‚Yxn²#Ï#[».Ìûk*´�¯òƒz#¼(àTùÎªâÝÇç'¾5ö#¯µ�ÿ„uÞDáfÇ’;ä¸Ç###Ê”M#+#„k*¢#m«g&lt; þ###òz#!##µÐ1_k“Î¿¥#Ë†Bq7+´×#Èœ¢##uN“ÚÛcLê¼õ##µr@#&lt;™&amp; ¨a:ÿF#×J`Sqb%Äæª''##åàM##qw�³€XùdS¯Æ</text:p>
      <text:p text:style-name="P1">#��õÜ&gt;ü�/›‘5ýP¾kÂ#“]¹#éÀðj–&amp;#Iñ»{p¶V#È ž@ä#zÍ&amp;ÚÁ°«CJÆš×Ê-b¶�WÍ#?1#Ìò)@d#§Üô?V~nÑZÂÃ#[C#Ó¿ÍFèÕ#"IŸ¾#~_#<text:line-break/>##3#Yaåö#&gt;ãÊFúO!ùÄ#HDÕ�´##í#o#cÓJ5ÄeˆX¸“pØ|H"HÁØ#ÍdÔ#3¨�¦³—#iüÂpÞ#ü=kñ#‡·î›vF÷Ýù#„UMã#±Í~ôq2x4¯#hì˜õ7¸Á###0vÌ÷â"hW4†4hîü„¯¿JÂ‘òw5Mí‡#øÐ&gt;-Vì4QVŠb#î7L8ä��óÍBH©Ãìµ½ ##ÓF#&gt;íŠ#_æ#È–Ù¥ù¸º%5GÔ–T¬#{k#*ÿY#r;1Ý}‚ªs3#Ù_…M9DSÑ¥#Îª55.�KÁÜ#ÇÇ#´ºx€“(#›@2Z›ƒ¸$J]ÃöRN#üuµpÏ(#nÇ#!$A_-‡u|AÁ£Vôõ#“(ðÜbäŸ¡à¬.,[&gt;dÂLJã&gt;ñØ Ó–#dàá#&lt;„=^þWL˜¬#k;˜o RŸáÞyî?FcJûÙ±˜ùœ#ŠÄÞ^G~"#}Á#B#ú¢&lt;¥#G¸t?‡@1Ôi&lt;6#Húúý#â0#ß^ü•�yÛ·C°#Ô#D”Ø‚½¦#~Ás2#‹@#Ù##Ç#pûý®âƒ<text:tab/>¦u£”²£é�Ãî#kp*™B£^0/?¶#a#½f##€]Îv<text:tab/>yÎK£FÉ6+�$<text:line-break/>èXwøð#Úœ$ÀŸ¿µ‹·kô#šÁ5**òî§úv$QªÞ³Ú5¸ b¤¸±uŸo8¥®}†</text:p>
      <text:p text:style-name="P1">=íX¹#ÞÂ)—½Kœ</text:p>
      <text:p text:style-name="P1">JÊ›Ó#=XzBK«#jœ&gt;½ð#1‚###X._cäE1 7´Rb#Å�­;¿­�,V€Ã�Ì1aú6ŒŸ&gt;Ì{Â#Ë£�¤¤#¥";VŠ^HC#19½?#ÙâZ##ˆõtPW`#øš#ó“…n+#O÷ÇC-õ*_xIh#ø¨</text:p>
      <text:p text:style-name="P1">¤t»¡e#l¶áÍH9Ó#8aÿ=#êÏPãš^D)####¨#à‘##hŠTv</text:p>
      <text:p text:style-name="P1">›Ëã3«&gt;‚&gt;`h±92#ÈF•…®wÚ¬ãñèëà§ÇäèÝð?‡à¹¸`ÊN7ª‚’ÉÝ6¼ï¨ƒ#M#õLÑ51‰‚&gt;#5âj5ª3ÙÇ¢#&gt;ô,##Ý#1¾</text:p>
      <text:p text:style-name="P1">G#N#M#¬âÐ›ÒKó#Qæãn###ßhIwZþÂ6íqÛ†¬ú­A–?ƒÚŠ¦yùÓ&amp;ß#<text:tab/>Ü€pµ4Ú*™Íï)ƒ¡­jg·�Ô ë?ppU#=Ä#@#fëµ+@¯###¾'¦ì"9#öŠ#â6#�Eïà2ÊøÀ„µ?/`…§#Ü'$SRk!q½r�#f§)K¥#dW¥„5¾�#'#}FµjŽt�‚###Ü%XLö#&lt;Ž)</text:p>
      <text:p text:style-name="P1">N�ŒZ3êF#ýgÅŸµh%N#ÆÒ½ãˆ±°œ™}â¥þ(‰ñÌ¹á# ƒÙ#ü{5È_è•§šM�Ôž–«Ç×Ø–Üä§¹—<text:line-break/>Ú„0n#}Ïä©OJ¹gÌ5V•ó5¼.£#Zv`ñØs#3œ~=cƒ$0</text:p>
      <text:p text:style-name="P1">¤˜;gŽŽþ#+¯#~‚ŠÐ2¡±›Hn^8¼ÆSüø#Ç\–š1Ù�ˆ#C¦5}Íkˆ8ï!ž'ñƒ####”ž#¨+c0@#ºÇ�’@vù�PJí:#bŒÛ7hK@Ú·îPl5#ø¨…GÞøä“&lt;¹›#²2V·²õ÷Ô”</text:p>
      <text:p text:style-name="P1">@r#m¼ì?¥‹ŠÌ#§&lt;#)É^Äøùpýðø#äÁ³Ô5ª7ÌÉ•Ñ™ðý¤P˜#°Ge«#‚‘x#Èh#¶#3d¤Àt#_Bö;»z’ÜÊ0ˆþË�Î§yw‘[¤3Q’ö#üÈ;zOí8ˆèol²ÓÐ‚Ÿ##‰1åÈÎ�:7šN##6Ž#b#ÁÆe1SÒ¶«#Ó##ó##“¡j#@+žŽ�¢k¡##o`î{›ÊÖXyƒI~0³(S6ƒÎI•u#*.&lt;Ö Lžún¹(ŽD7‘öùýZß?¾Íù½&amp;_?½oÓè÷ót[ŸÍëÓó}#ÿfôÕù½ø~oIÿOÓ.?fÿ#ÕO|�oüþÊ?p?6Õé=#í&gt;„‰ìè&gt;Î1*Öô²ÁÑ73<text:tab/>-Ý�å[|4l—##t©X#USGè#²D¯eŒÅÃ#•µ…Ó6¹Û#‚ùÀÍù#€£ü&lt;</text:p>
      <text:p text:style-name="P1">ë"§*dhuJ#x=v#|w#ì™ü‰®¼@WËÈL+%O”íé #u�Êdì#�##ûh#5Ãšp�|##£¼¸Ý</text:p>
      <text:p text:style-name="P1">¨…‹a †#'K#Lt†ˆ§ÍÑV]#TµÏ˜É2–#rq#¸¢AF#Ô»#rÏ#—<text:line-break/>_÷j!#RFp³uqß“<text:line-break/>df#‰#8�„#ƒ%#'##O…Ü#=â#ò#:ÑÁ#Í#(d¿ áƒ¨óæ¹=Ço²¦4#´Ò#ŠlÛi#ÉM!ã#÷+áÞmºs#�B|¸‚f#Ã¥ëøBdî3‘#'#˜</text:p>
      <text:p text:style-name="P1">“m#Õ„ËeÌ?Ý6#™ uÜ6´Àc€¬úo</text:p>
      <text:p text:style-name="P1">ž´êöü#œÿ#Ñ&lt;¦#O#i#Á›{-Ý#Íß—æ�™Ã=r×" û¤¥È@ù''&lt;]ÑoÄ##ÿ;üÅ8ŽÌAÔûä½Lpßð·²“Áôžy#VQŽË£�ú#èµ*b,# #$oý1ß«•å¥‘„§¡-ÃxU#µÕœÌ?·4ž�Öir}ì¶'['¦Ç¤d<text:tab/>ò£5P[ì#ûºÓìüxð_ýÇÎ·3þŽLž9</text:p>
      <text:p text:style-name="P1">#ƒ„¾üí]jØôaªÓ#ÁS¢Dîß¶Úú#\UÆÅ#´oJŽEe&gt;ý²(##ì¿;p0©#i]Øz{¶³€A<text:line-break/>#MQÚ‹¤¢#Ø÷ê#JyÌ‡öp§ÒQèÜ#,</text:p>
      <text:p text:style-name="P1">ôcåXý«7�#ÅY0(Ds*�ƒ#¼B•|~¿Y#}Èi×##LbòS”§#;<text:tab/>ÜNüÀÜ”®J#,í=7mÉÛö&amp;Èa]#!u`#M<text:tab/>ËÆäQÛ{“ç#_1#z’ë»ø¥Šx„ùJ6##‡ü5w”CFjR§¯ß{öŠW…N_#ûqX#�Ê˜ù¢#ÃíØM�#œ¤#R&gt;¹ƒ]©›ÌF|#ÜÁ^ønÕ�¯¸G‰o«æ#Æ]#u‘#•:</text:p>
      <text:p text:style-name="P1">Ä#8|µb 6Bú##«#<text:tab/>####ÏSj[KÿdO¬Úæ”#ö&lt;ç#{pÖ•#ßª¤±öôŠ#ÜÉœˆÁ^~Â8¶5eñ¨`q®­3©˜#ÛÆ›sº"ýÕY¬á`ØŠ)0Ð`ª•öËlsˆ*ÐÐ$�Oæ»#„€ø\1##§R#²p¼ülÍ;#y�}ë²ä”aÝlE#Ð#ÍÓ##&amp;¦#£—`ÒAý##AùJ½n#„¦°Šbà#L›##àÔ#½#D#ô¦PV¼I&amp;</text:p>
      <text:p text:style-name="P1">†oÙ#qH#©§ÂÞÝÕtvX¬.úx«#a�ÿ0Ò0Ï€T#]VI##K#Ísb×�Ã/ÕƒËìS#"ÝãwXS8TZ|54³ˆo_¤Uv‰ðgõõBÊ0‘‚K+ÚÃ8ôÆÿ_½9#|êrßÌ¨}Ì(ŠîçŠYˆüqKj¹ÇçrÐ,W�S�#y®”Ž;&amp;¯²@#\¼`#±¤,¨á¼ïùÆñ¡Š#­‹�#¥•oí#¢&amp;ÀÕÑÚ’)È›î7¼%ôj¨#SûBi•¨ðP#</text:p>
      <text:p text:style-name="P1">úàß'$–Ìg<text:line-break/>#ÿUÚRÖ®Y”QÈ#6ÒùE´LUfŠ„#dš9WïUx#/Õÿ#¢Î¬!9VâØõMVuwË+# F�V</text:p>
      <text:p text:style-name="P1">#º&lt;ÓÚ#Å##¶¦3ŽRq#“ÎÄÐf¡:\;*�&amp; ¢äiŒ=#=™~¶Zr#^Â`þûœÜ3p·Î‹mÎ¿"óò¡#:vZ¼W\º„#R#ž¼`#¦#b?Év‘Å#&gt;¾#Ì×›´nŽñœfÏü«†TôX�x<text:line-break/>Ãüàÿ#ùìoÏ–ï}øÉ)Æò³Ù?#èÍ£S§<text:tab/>ÀGÑ¾W<text:line-break/>ÔKò~#€ö¿@o#ðv*#Š"A#ù#]Õì</text:p>
      <text:p text:style-name="P1">’ÌÝ�íqÝ^7«##aôæjáNï³»‡Ê_ú^ SÜ°y.ÔüEØ#·#Gc‰#œþë`#òhG¨Sk]vÜ/‡YÑ ‰À”¥¡Õn£ºÂ7d }ÓþèhM#HŸÉ+ýKdÞË#�¯nb“�Þ‡íb##G#Á§nˆÚCÑO6ø“]±EÏFT�àë&lt;<text:tab/>�æbü50ÍT;•‡@Œ#¯e1°Dû£ïZ³#ÈR#;#é¸#�‡³­? gü¾^:î;3Ï'òÙ“FA¶#Þ·½÷#FŽlÏê4¨ª`¾/,mÀXDè]#ÛA¦##€ØÒð#Vj©ªë‡^g#E\&gt;‘U{ÜštÄÃ�#�DÓ:KuÆ{-!M‹#Ã}†Y#xVÄ¸##9€}#Ü?t†˜›……±kësáì#²#¥Ž´N</text:p>
      <text:p text:style-name="P1">–¹¡#Ì LÒÙ¬ÊöT#Ï.ím#<text:tab/>#d+òQñ+Ç0§’#Ù$#˜k7QÜÇ6ü/##O¦à‚oEU9C#\UpÖË&gt;#Ï¯ñmªøÙS#Ì#ÿ#Â~UÝP)jåõ-7²8#µ#ô3×o!äy„ü#I”²!×¤«</text:p>
      <text:p text:style-name="P1">µnÚ¬Ö#¨½<text:tab/>él#)‰9W2³N4¯#¢#óöâA™çC¥@†##°â<text:line-break/> �Ë#ÉŠL4#!„iÝb-Ê)$-A§&lt;�wQ#÷&amp;ˆp{æ#æŸ¡Vs¥{‘gí¢Œ˜¨ÚærË¼€™ÝtVôQÀŒæ«^Hý¯žÚ^ö{#¹NÁ(-µ.°‰IÝ</text:p>
      <text:p text:style-name="P1">U�r�#?Z¸Òpêk¦ê¾4xQ˜</text:p>
      <text:p text:style-name="P1">Úõ##ý�ò#C ë©ó-IÎÖf«DÿnõD#[£'üÜú(�Ù<text:tab/>ï€:#¶Ãï©ÎÂ Rõ’˜¨DJœšéþø^èì†^<text:line-break/>&gt;øžr•p#@MY~.Þ?#}ÏD#ôwtc+ÈIIñ«ô#!O7‚Îþjš,�8ãDó¿à#8€Üe=éÏéO5Ò¯#v•ã~#±NÓDJƒ6â)Œs�Ù×…d Ê0#Í#÷…\J�Åï{é�Ì_5ÊÌ“#è’ª)v#­&lt;IÓ</text:p>
      <text:p text:style-name="P1">èôæ™½eåçd</text:p>
      <text:p text:style-name="P1">�íÏÝ{¤È<text:tab/>´ûß#&gt;ý¼K¿›##</text:p>
      <text:p text:style-name="P1">qì0eƒU­à#ët�ÙSÕ§JØ·ºÉ¹ˆM°˜…nakè#ÛOñé–ãÄÖ:]à§#Ö�;Z-»#é#+è#/XMP*Ë;(##x’Â+ó¤]üJ&gt;Gh#Í³8ö¼ïš¬-0?}¡x#vA²#jpUy#Ö£8…ÉwF#7ˆûÀÁ?¿aÈˆ´Ê#°•#�#º¶]Ö\#žLç¼ì«œw…í# Ôât#O+˜üP«#PŠFŽ8mÿB÷!ß§&lt;­Õ6ÇÌ†˜0‡­³#ä+âœÐâ˜ƒwÇ¢–A-Ê</text:p>
      <text:p text:style-name="P1">§óÇê‹ {0\¥<text:line-break/>°#�G\;?}</text:p>
      <text:p text:style-name="P1">~­nBÈ##J#R†)üóüä#.Æÿ#� ¡û#*´¿P#æ0CŽLü)#òz¬ì¬,îí:rpnDý{—9¡³Q¹_"6µ�—Tz¿¬IXŽE8r«|$”:ÎRåU;¤¸�Ë¤gâ«M�#â#y##§¯‘y–»4$©¿‡Ú|»³g»X¹Ž�ÿ-ß-§%(01s}›¦#w{ÕÇNñus°s�„6#JÇ¥(M§a%tÈ#›/Ç#^ç‘Áœ’œÜ½#°ŠjÎÒT#w•$Ht¹XM# µN#æ¼³¨#ù#"# ªk4/¥~##.yüI#§Y0?¢t—.½¢uèZ'Sš},##ºî{#Æ§„·jâR%´üI#ƒ»=œÖ#e&amp;Á©“&amp;#Ã#îÁ_'~±</text:p>
      <text:p text:style-name="P1">’¹ñ</text:p>
      <text:p text:style-name="P1">ï)âzm~ÌTüÏž##NÍÿo�Û€ã'iýïTH#abQË×â¥måÌU‡ËÆ¿:�<text:tab/>&amp;CÙN •Q˜'òÕÝâê0#•(M)+Y†rC‚#µkÿ#</text:p>
      <text:p text:style-name="P1">ŒŸO# °šá¿¸öWGîÄÜuˆ’-ôÑY#Eq)"û×”È¥Ý”á]6ë°#ÍÝÚ</text:p>
      <text:p text:style-name="P1">ÖÝÄþÈÑ§I\KcG[I!öÜ¥H§š²¦©b;#+‡«s‚£p(&gt;+›#]G#«Î;OäçhøÅwì¡ýÇ#¨öu¥ÕâLC9#üÊ#:,kK#6ç#Ü#|"—çÂ ¦Ôï�”•�jå%"<text:tab/>˜ÊÚ#­#N#jÆ¤XÍ?qˆI‡#ê@#Š2žwÙ#</text:p>
      <text:p text:style-name="P1">i33,×bÝFÞ‡ˆ#&amp;Ï¬^#ÔÖOêéZªsg#U#oC^j&amp;½ï�3ðd˜#.�£9¢# vr�A…¤y#wÈzR!(Š¦#…øá×m5E</text:p>
      <text:p text:style-name="P1">##,³##„ìu¿Úÿ‡]QdN8íªY±#bÂ#c(¹yÆg„|#</text:p>
      <text:p text:style-name="P1">ìq#Ü@#OBèváC÷L‹‰É##ù#Nûºmè��ù¤¦Ìí:˜#A¾.Ó<text:tab/>#r8d™:c@ë»öU`ß×¯bgƒŸÊâŒŒ`#ÈóE££Ûk¾£GƒõE¾#´TNè#{ÃØGecyãÆB#ÅF</text:p>
      <text:p text:style-name="P1">ØÝÌÅ‘ ¥#aˆ!žl²/# Á†¬Á#[š</text:p>
      <text:p text:style-name="P1">#þ°<text:line-break/>#­ÈŸà¤¼] Ôt’«”p#ªß*#eQ#kÚEÐã»‚–DQ‚#7ug jD­:Í #</text:p>
      <text:p text:style-name="P1">œh#5È%Åø‚&gt;k?Ò¨Í‰YÝöµ#í’X÷íœHÿ#XêÚ���¯¨}¿H+H</text:p>
      <text:p text:style-name="P1">#S:¬ðÔm=ô ˜·9úõR</text:p>
      <text:p text:style-name="P1">‹3Qw²Z#¼ê»’<text:tab/>Œ1#ï7n÷#§Û#¢Â»Ë#‹3ÿ…“®Þ÷yt¬?**f~+##Ã1ôzÖD‚.R/Sª#æ9‹«jÁÂÅð=Ó½Û›”-°TÅz{OYÝL#&lt;¥]ÿ"�¾8¥«,\‹}<text:line-break/>Ø#Ã#þÕ}#ð@70åˆ4Ù#pu¿F sÀ#Ù¯Å<text:line-break/>mªÑ0ä¯#5­¨œq×½ëL#&amp;O=ºL|Ê#âsrk#Jù\ýÅl#úó€à1K²£#á¸##è#…h#ét’�³ˆ’ÀÿQ|«×db„˜##ƒèó»Ó?Ék5h#Õ–ó¯L™™à}w,@#ßkÿ#"- +&lt;@'#ìüžLÔ¹=´XßO5‚j#g.úÅ;<text:tab/>c�ÚÜêâCåÆ#ŸóFôa*'#÷o'w8«Ag,‚#ïD}Ò[öú¦ˆ'qmn€*Òyò`</text:p>
      <text:p text:style-name="P1">R#pÊÑeC#é"t—Ë¿kËÎÇvš–o—°•bÎZÞ…##Â�…#wBù´]œ½#À#©Å®/òù´#µË:�›onêY�Ê##5ªm�3äQ#zž#e8BJ#Ä}'…trÅÛýMàÊá}##RJ#{‹�ð¢c¦üÿJ¯&lt;(#/o#�‹ÛZm=ô$#Cø9#&lt;?ÅYú#�ô¾Ër#$úì?â•v*VT‚þ*žlµÅæÏ¹Õ#–#ÔÕÈ–Ñ-#‰‹#J7øðÙRxb#á<text:line-break/>H¢R#îžh÷Ñ#©#Yðn##¾‘¬Ô5³ç~Ô[òA#^# .UÈ#]Ë®é(Ð†¿QÂzæE¬EÐç#Q\#øÎë&amp;.c-’#/}HŽö¹¸4o²²Äj¾#ˆ\ì¼#ëuž½‰ëÅ‚ªitÅ�4 d´#‹ì2Ù*z”£#¶h#1B_BIXW¯Á€Áä]l#©ÍÉ¼Í@3J{j#á_»Ó#ÌDÀXunkQ#‚vô#p#"@9ÜŠ”¨ÅN!#Ù#t4&gt;³.##)§ái�&amp;.Ü˜f¨#6ðªzß+Åßf¥†½@A%˜#d#ŸÜA¤Sa=î­Ÿ6‹Ì)âÒ‡nšÑs{Cé@™6TxXäÕ¢r#plÞãN±‰�‰¼šRõ;DtHñsÎáõ5#QîþË&gt;E##0æÓ&lt;Â­8’�Óc›˜c?Œ#,L#Ú½&lt;û#¬#Û##�³æ##(û#c äVõä&gt;�uå#t#–L¨ô8Õi#ÀFu£#~;Ö~B&gt;Q¤Ì•#ÍM#'ˆšÁå‘hÈÍÿ#¦$#=£—L)"#›�»ã¶(¾� Ó»cªî#™0Âß¢ú#ÿþE8ÜF5¦¿Ø5”¶öî6\3;#ÈÕ+Ÿ#|ç¤;8Rq 3pC#„v $&gt;©½?¹2ÄcËmuÁÖ#9cM·“˜ô‰Àô##$è#äb_ÍÃ`0�Báéá_#¸Bõ\àkÔÀ#C)ü3È¶œàÜ@%©–-–6÷/aù#W¾#´E#ss+x\“É¹U�—@#ÕFbd}—Pë&amp;½ü'ã’ªäÍ&amp;rŒ»#‹‡†{Ÿ\ÅëæÔwá</text:p>
      <text:p text:style-name="P1">ç</text:p>
      <text:p text:style-name="P1">#y×*·õD�X&lt;uÂ##¤##â .u<text:tab/>…PÅ™\µAIÝ#&lt;X‹_ÓÝ2:üGu›ú9</text:p>
      <text:p text:style-name="P1">z”#:],zX–&amp;6ù\ê«Xž:V„t##k’'¯O$xn#_?´§¿ïµÕë#lê#eYxšà#ušž—#l—Åö\}ÏÄ#jÑ#ß##6Ùôe3¦¿ÿð-</text:p>
      <text:p text:style-name="P1">:#Æ# &lt;=.«#ïž&lt;Èb!EþƒŒ#SLhl#}¤±#õ+[ŠDÌÁÿ€‚×¶¬#�¥“©H#ïš´ùWÝ^ÙÏâ#£#_I¡PºiÏ#§i£#°U¦WB </text:p>
      <text:p text:style-name="P1">ÓŸª„¶øbÇžJ=#ñš#¤¤C#úÂ#RÈ¡8FÔt¬]Ÿ…ea¡Ñ¥ÌÓž/®#Ÿ@Û2±3¨?íÆ—§‘TÊ{ÕIHî#V&amp;ú###Š z‘Ë“g#ÊŸDÕŽ#ÓØªgÎó_</text:p>
      <text:p text:style-name="P1">&amp;#5²¡í&amp;&amp;«�#”ÕQŸ¨¿f¶x€Ö}ð¦×[RS@¾z£kšøô·ŒöS#�ŸŽ#ªx¯rP.ÿ#&lt;ÛÖÏ4ò###¡XTböÜàæƒO-=</text:p>
      <text:p text:style-name="P1">ä1<text:tab/>.%›ì�BæG¶�Ù®ù{fúp‹üSû9W|IÐ£R-q9c·9#†:#@�¹Lú?z\/Q#gÊX½f#f(íd`×¿N3‰y”-;#@ÓQ³3ˆôz¡e&amp;òè #„[Ð™ôdÈo4^#0&amp;'¡ú¼YÕ“»ÿe~ –Â-"ÓR‹#€´]1Næè¿Là‰<text:tab/>î#ÐÇ+}VAXq°ê#ª#&amp;#dæàÙŒ—#è</text:p>
      <text:p text:style-name="P1">kÏ†3(¤ÞzÔ</text:p>
      <text:p text:style-name="P1">~¿ ò‘ŽŒbãò#dÕ�:#l#-#B²</text:p>
      <text:p text:style-name="P1">(8</text:p>
      <text:p text:style-name="P1">%ˆ³)#†bUíV-ìR|#O³2â‰ÊQ™v#½BÏ*”Y±Ø#X�#9VV&amp;Ú4ºÏ×#¬C?¯#^Þý#@ïR%#i¤ƒÁ2#!m(æ…ç`–#µ¥ Àâ#V!ä#öóÚ×�Ž'eéíƒ<text:line-break/>Oî###²é�‚÷#ß¹"ƒ3Š‰:}È=õê]/#”ñ¿##—Ã#ê`</text:p>
      <text:p text:style-name="P1">{Ú#Îª!#ùä&gt;</text:p>
      <text:p text:style-name="P1">Òê#¸¯á�ÀÞ° Â\æ#5#n³RQ5›¯Š‡Ô4²á’îÒ­ ûˆ™ßaž¯#xõ<text:line-break/>#RÍ„ê¥á?ú–æžÆ#Ë¡-ž0‚Ø#À‹#n‡ûð½;û##;ßw¦¹åÆÔ�ÞøÎ‘/ÿN…�%ý�ù‰#�JêEj=SÐ=ˆÜ|Ö¢L#ŽzÑI�…Úôz-#éF¿ŽÖó<text:line-break/>é#]µµoÙÍ©¥#•]#ß4šÀLdcÅÅSKÓÕ?Ñ#ð�„#*wó#ëP$Ï•+a.…D6²nyy«x›áÃ÷g”h±¹1žùö¢#_w€ÄoÂoX’rœ\tÅæŒéÊKŽ’C4±ýI\ï…-@oE#½ô#9’þÝ#˜å%"Q•¬ù™¶‰òJM&amp;µ«#â¾#“#'wÍvˆR²ŽgÈæ#Fy#½¡©</text:p>
      <text:p text:style-name="P1">ñAY…Æ±§ÉŠ ×b¢å�¸áX~„dx-A#›&amp;]27¼ÄbvRÚ##Ã#ûP½Œ‘ÑÁXÝ…ß#;&gt;#—dé{MÛ(äˆråÊŸÃ­:ýq\{Çs#žDÜ×±…bS+7ò3=Léñ{êÿ8³ÓJ¸«á%„“˜‚#N¹#äc9½Ý�#<text:tab/>ñq##ö,R0ñ##ÕŒ51##£E™dÐËµAoGàVh$ý§ÉüCîQRúÑ°�=#ô¹#¹€ÑÄ2.y)€ZãÉåÀæLöd}±Üð²Èª1Úxbt�l1_x@bÏÑ–—v[Sê¸d£Gî##ÿ#<text:tab/>ï#SN™CG#²Ì</text:p>
      <text:p text:style-name="P1">÷º_"†mr#ëýûÌ÷T#±»ns¤##Î¸ÅŽ‚RéÆ##g<text:tab/>Â<text:line-break/>Â#'°</text:p>
      <text:p text:style-name="P1">#»#˜Ô÷¶1ßW–œÍg�‚èy#‘û´‘\©#ê#Œ÷scp¹ö:ÁíGüDÆ¢¹Ûb6M“»*ÜV†ìœ#s�¬#Ãíáq­e¬Úƒ l‚ºZ±ü„Ú\øñl®h]NpØ#!*¼Ž˜ÏbÂý�àhN.L#üsÝ(ˆâ##‘3v÷ÌÊ&lt;Îì#~I_úÐÒI»5l³dÃ(•ãÿTUlß</text:p>
      <text:p text:style-name="P1">ð@Ó§k ‘–‹ýñäÌ¢µJ#0œf,üAþ�8## ½ðÈ¿#EŽüU#uÙ#5æÔ=¥wïº±g¼¿'£Å¡¾€#c4Œ~­Þ·4gW³#¥©­‹ƒ2†ÂóÉ‘*ó/c˜lø\+)#�##%u##‡Rš}ZÀª1¯ÏZŸ}(ç®<text:line-break/>Pƒÿ#Ø‹ìiÐ±n�)Õ¯g'/—Çœfž/òr(Ç©#Á¶Ë¸¡Õ%OgéDëM�‚�×Í*+ð|ë†â“#[+­ƒºMýù’hpÞä£M#ÐáI³ëïÅ#ÉÕ„#V÷#9ú##'x#;ßAüƒuÁ„°â3ð ý#š¨`oƒŽZ#½ôÉ#s</text:p>
      <text:p text:style-name="P1">H#Ãð#¥Õv</text:p>
      <text:p text:style-name="P1">##�^¯#¦bTîA×#"¨¸Õ‘T˜×­#Š(’#$</text:p>
      <text:p text:style-name="P1">Ä‘SU�%ù#øK­­¯Í~ËFëfº7O¦CùàØ�è(ƒãñ‘#ù@ªšîÙRD¾ãÛßÝS€&gt;Îå�ñŽ¤R!ïâÒónkSC #­i®È¼)¡ÀObŸ?®­<text:tab/>#´‹ÊVj#Kì2#KòÐz^ïß<text:line-break/>&lt;01R(�k¥#WF©YÌ†æi<text:line-break/>¤/<text:line-break/>åŸ6¹##ÈaÃßîÔoø#Ojõ«UØ&lt;<text:line-break/>#|ÙÒ•J¸ï…9M##a 8õ´�Ö.¯?pmó#08�Ñ:#D¹#L=RB#�Ûµç½šó‘i&gt;hî!Øz¢#Û5¼·xnbáõJÜ¡¸#9¥#‰#°Qv[°W¯BP”³Êz|Ž#±ÿ‚PµY»ˆoÔƒ#ÈçLe#©R+&lt;PC®Jºã×…</text:p>
      <text:p text:style-name="P1">1h÷9™nú|÷�Û]#Í#Á#UjŽGÆ¹Å‚0ºåŒôm#…Ü§3Íc#µK†~±æ<text:tab/>Ý¼¿—#·/#L&lt;@##vÇO‹�X#€Ís‹LÈÌ ¥œ#úù{?H,#1#ü!B&lt;&amp;Æ#|#&amp;.k#LÕáó!+¯æN#Æ.”##ÏWêÛ<text:tab/>*½3m�ÇRÛdÔÑ˜|]¾LŸ`US&lt;ò#+¨Š[ì—#T#Ô� aÖDªUša#€AƒÄE\ÍgÕÎ=#|@V3l#ÊÁì:Má£#9ÊiJÔÓÿ#|ç§XéêÅp\õ¼&amp;Ò™?ÂV~q#�#œ#DŸjÞ#’Í-)ð3<text:tab/>=á¬côÝ_çš¤Ê*Ò»ôëÖ#l[™e×GFèd&gt;‹OõXôÔ1#ä6ôßwîº#ÿ0Í#ý!p”pe¤St˜1#ª¸ÑdB›ß¡µ&lt;)‰#½#røVÍs§Œ!#¡]»¸#0EÎ##;á*­÷lk¢#¤ÜO#[�Øv&gt;%Û®?q#Ù½Re¦�#¼‰º…²qÞgäEEEv2.Š`¼­Žy##+#?&lt;!R©x#pU€,É_·eˆ£z#¦&gt;IX§é7&lt;;bÜ#»�&amp;#Ç[{®ÿsoo–ù$¼Ú8s”VP·°<text:tab/>da‰#EÿX#«ËÄ±²¸dÂK%øËL#j�€#ù‰#µ–*#wd6ú`Ô#Jç¤+ÿP:d×¦ÌI#y ±b<text:tab/>üB·­#®NÍNîö¤&gt;¬�Ã<text:tab/>8&gt;Yª¥¦s#†Œ¾#Õ#ŽŠA¬ÊÜ#Y ä³E�</text:p>
      <text:p text:style-name="P1">“¬}i<text:line-break/>à� µWUÈ(—YžÔ‡#·,n¸[#åÇ€û÷íù¼¯�&lt;þ‡xlÃJÀ+ÐÍ^©µow«e e?=˜”##ËI#ÉÀx…x#’0cp#¥«´w¾¯!-2Ø#my¾8±MÔ#ì HJõ•*#�´Þe£™Ú\ê#&lt;<text:line-break/>Z_"ƒU#4KÄê�-#‘Ù#ä0--Ÿ³Ž‰Œ›¿C)#6÷5¦Þ‰G„n´¯8#Q#Ó##É1ÑQsÉÜâì„9ŠÂ«XÊ'^ÃwÙ¸ª—ø5-<text:tab/>xR.ÂGÜÜú#ã1$©~#ÈËéZÿ9ªƒt©Ô93Gû#fä‰/Á4#j2yJ</text:p>
      <text:p text:style-name="P1">â¥#‘+e{J¢©#ª<text:line-break/>=õÇ®ÙŸ"£F:ž#Ã#FInGÓ#oÑ}–&lt;¥#AˆGëá®Ø=±ï…#FoÁ p#Ÿ1›5e�•°,Ã4â#µ|#|îÀý#düÛ²ŠÐ…UØÅëµFn!µ¹]ˆäÈÏqzÂÁÔW}/zûGCZŒÉÞÕr#Ù5Íóë¸pÅfÄ6`Ö!©#ªàÐf¯“TéÀ¿cBêÿp\;iŒ4lžaõþi'Æã%û<text:tab/></text:p>
      <text:p text:style-name="P1">ýÍ`ã´›ãþ$nIk!_ië,ÉÛœç‰#CQ¡ë1˜…#Ÿ�&amp;»m#ê¤‰~ØÂwn#)ˆÐ²G#2]¯Hì,»{S¡…léM#Àp#·æ�Ñ£�÷4c#ùUÄ)ÅàöÎ#</text:p>
      <text:p text:style-name="P1">;!¾ðû“C®’#9äÂ+#&lt;v##<text:line-break/>#«|#XuEêÁ…–°n¾Ý*ðâÁ†»ôí#›«ÎÌ\Uø?#%X÷í²[—®â#`</text:p>
      <text:p text:style-name="P1">Î#±Ý¥;Ì1Wa`Ýå`G‚#Ìed³ô]ÏÜO"R©#ò#Ñý¿#”L</text:p>
      <text:p text:style-name="P1">ZäüÓ#XÔ#…Û—¿#\##±#Û•n××.²6S#¾ood�€ü¡</text:p>
      <text:p text:style-name="P1">#‡#Ny#Úàv„EG˜ðÚvo</text:p>
      <text:p text:style-name="P1"># {åº­SÞšÙ4ýýÆ#¸ÌÓZ9Ïø‹#pÓ#“×Æ8#Ø#JðÑ&gt;ÛOn�:éªk#ÿ#&lt;p³?­c®Á­#Ÿ¸ö÷#­v*Q/<text:line-break/>M–ÿ</text:p>
      <text:p text:style-name="P1">(ÇmP</text:p>
      <text:p text:style-name="P1">2UbÅ<text:line-break/>##¢�P3LÆá�#b-‹0½#î,T#ŠÎR›#s5”ã¯‚ÂÜŒ�¼#» É¨³ó�##ê±ðÄ</text:p>
      <text:p text:style-name="P1">ú³©</text:p>
      <text:p text:style-name="P1">w\K~Ý±wÿ#Å…?Û1ýb~##Òe@²å’ü‚Yl„{0ý™…OÌ…ãµ¼#Öå—­<text:line-break/>9Ï*»“P</text:p>
      <text:p text:style-name="P1">ÐkO±Îßs#‹¦³ˆ2õÅ#'•×Eç©îììr‡##âý##¨…n„</text:p>
      <text:p text:style-name="P1">‘�Š#­xîÈ‰zÃmßŽ±ÃÓS†•çk_é¼fe£´û©§û#”÷¶hÈ_4Èö#@ö¿öËMÉ�#œR4GâIý}r½ª?ìKY‚BP#^ódbÁÑº~©¦#?$ü˜TÌ¾8+‘bºõPkQFëcW§ÁÈe/1#¤ß8üK¶Ú&gt;’Ó¼ø#s')úi?²Â#P�ZÂD#Y#~)EÍÔX#²íOñ[#Ík”)m#¬='íØ jô##k#váaàºy&gt;Fé:¢/™#MCF‘Åþå0Þ=D­žCŠJÄ\bÃâ4Æ&gt;~##25ñžÙËOÖ#ÙuL–¬i‚@#]#p¨#?ÌÎX™€#O&lt;îì¥—ƒEhE',¸|Yžª0#ºÀ”ÎÛµüý:gr·éÞhäð±zñEÞ­#Îš¢ïh#:@‰#·üÉÚH©#`†s#|ùx±tÿ†›ÁV…ÃÃ%m*Žù„Ôr-¦‹kö­Œ#Ÿˆ#{è“s#Q0\†î]A)€#n?##‘µzÄœ#]ßrjåN€’á¤¬EYxË#æ¼îê’c*}ÛG£ßŠV¿ä±ã:÷€ÙŠ<text:tab/>#Í�€�$µXW|Ü¡š#ÁW#Ë‡GÖ&amp;‹[1###çEKû-HÐÈ#î.¹ÎÒ”ˆí„vBR#�'“Êæ#?¹óei;# 6~#Ó5e</text:p>
      <text:p text:style-name="P1">&lt;\ú•VÖÎ£#¢ñUóÜ@/îØ÷øVvK!$Ñ�Šª#%q“¿Ñ_ "°�œdúœŽjˆxæ„ávÄ}ÿTÿ"ùÿv°#,ð„þi%iÏ[üÙa#ËÞxr ÁÏÐ#ÿeŽ#ëM#õshÉ#0vŽ#q#³|)‡î"#8ùå&lt;b²Íg§Xjr¸`##ÕsãFÝ8#)#Yê^�Ý‰^ŸoZÿ=&amp;#t8åÇç'÷&gt;B·#›{þb'T#…`ñ#'-×¶ÃÀC##Å(Noç®2#¬hDµúd#Ð�D_¥Öa÷öÀÝ##³šÙ �ÁO©|©*Â–#EòÞ&lt;åû!¶÷µ#¿|Uá6##dq{Üt·G§:1‘’&lt;nú.</text:p>
      <text:p text:style-name="P1">�€SŸ¶#ßÔÏ{hlö</text:p>
      <text:p text:style-name="P1">€ê¾‡ƒô‘÷O #­Ô#ÐÒ—Ï¹H…Ð#&lt;æÂ´gÍH2Âˆy Òvø—ùt2†sÞ</text:p>
      <text:p text:style-name="P1">ÅYÞYK#5”Ž–‰Ë{…ýžûÆ³ùvl[¾äñ‹T‹L¦¦ót#‚‡<text:line-break/>ãlO~{<text:line-break/>q½'2Té8ñL$#î#¢±Š¤#›8U�ƒ</text:p>
      <text:p text:style-name="P1"/>
      <text:p text:style-name="P1">ªV#æ#7¹�E:ÁÀã.‘Ã´¥É#ý)#GÔ##Ó9#å€#;¡#î##_«˜Mî#Jñ­¬è"¥Ñ#ô-æ†##×¹­üµa•Û[±…GU![NÕf{wƒíp¥b›Cçyu#«#´ÃuÆ—zQƒEs`­¿q#¿</text:p>
      <text:p text:style-name="P1">i<text:tab/>ù</text:p>
      <text:p text:style-name="P1">æ¢Â�³a�&lt;á¿pÃÙj•¼(.Ð:�AŽ¦ Ãy52çç·¢’Dr{w+æe#jBdËœžA•íátx# •a ¹n#²ŸÇ_@;/•Ý�çW�» W·°îqŸÌâ#R Z#øl0æp#muqÂ©ÙÕ¿î¾g@#rxÓ¦·ô²ôX€_Çn¶# h#¬¨Õ«ª¤m \Æ#à=�œ%ð.)ëÂàñŒÉñjlk3¸HŠ,#�Ýé#æ@#šÅÅV###.&gt;#G¬ô4.¥èUnÀ#·c#áÝ}6-Ú�…WP</text:p>
      <text:p text:style-name="P1">bà�(”ÒÐ#Íjüõ&gt;¿|É¬OØq»Êø‹Z.</text:p>
      <text:p text:style-name="P1">»þ5ýü½îÏL»#ÖÍ‰IˆL¹²©¤:#[ä´k#¯:Ã?±×iÝ<text:line-break/>&gt;”xÔFLUÆæÒŒ#+#Ï#`º##»‰Ó/.øM:#ñ###ã3õ#÷x#lÙÂY/ðaà#¿’ì#áâ#gúo@Uð‘Äûn½‹ý#I!°Û«}#[ ÿVï#˜ÉYtöéôþÏôÅ{ü#„#$„jd#.ÞdT�Å�#q|#yG]œûÞ4B4ž¸9#mF#�#Õ%3{sMàG~#Æ²`#›Å#ÿ~bgQø€ÔÔ7Ã%</text:p>
      <text:p text:style-name="P1">#$ÜDÑ#ë—ÔyñÁjóDÌ# %ä#<text:tab/>c#±��Šb¶#!s<text:tab/>¼ý##ž¸‡üY6&lt;Üü#ná›•#6�ú#»÷Œ_#ñ”D|#§�æ8xò¾øhŠBÇjå$j<text:tab/>¹ûS�~“üíþ’j£Ko•cxOù#Šþjµ£wc#ÌpðŽ•÷”k#3¹^[§a–uiQ}ñ#ø<text:tab/>#I‰Åá#N2ïW›Ôö(�Ä“té#Ó#�o#„4#½~\wÇ˜¾ÜŠmÁÎá£³ÁNù#žjÉä&amp;Ý•àd#bRpƒ¸ àBÅÚ¨¼ÊD9²T#ÿv0ÀÀþsbW#•Íø”ª)ßG)±"]¦�Žšz#6~”#Ê1¥D°«íW##»î}ð#¾=9%w#ŽÇâ—@·ÖMù#L`¡’•±hŽÃê9#E_=,Ò#Í}´½—ŽÊ¥[r‚!Ö#õ¼oýæ#ÕìïU I‘+‰Eó‰/òV#¶¥@ºÌ*kCù�!~[¯ž®ly™»Ô€éJZ-¤#’#ù#‹‘Ÿ0ZA#Ù®2#h#8=b¹™öO#…ÎX:[#Ð™µ+Ý#rÁº[˜÷UÈ�*ZÏ‚#Œ˜Nt#|#ÍC—†ý”Œ%ø.iÝši�K#ÂôÁ#÷L°Þ/ç‹ðr<text:line-break/>à#‡wzq)jÎ²ë#H###Xâ§fþMüý#S§Tâ{ÞP #õØz±Ç“#³Y�Ñ##íó#†íJ§jCžAŸ#Ü¨#ë],ÁØ«#È@ö`jº8‘íP'#‚#OD¥¨Rhú‡=S³##ªdÒƒñëâ@ê#7žî÷ØøoI##(6=#</text:p>
      <text:p text:style-name="P1">\(##uÛ™ä·<text:tab/>‹<text:tab/>ã#8@Í«#a�fÔb5’Ûœvlü¦</text:p>
      <text:p text:style-name="P1">#ŠÒ&amp;Gˆý‘¯E�ºð_Ô%:k#ƒ""#¶ro{##üÌÍôDÕLŽÊÛ`ð…€®ä#z#\Þ1hí¦¬=,bž‡75Ùâ.;#÷Ê‚ƒ}ŠeÙ.yáZgÞ##ÿ<text:line-break/>Pç_#d#=�iE}é9xÆÊ##ì#4Ÿ•"cXÁ#]#°‘¿ôèÂšX/p€#‹¨Éÿ5:”Ñ!™´//�NJ#êŽûRèY+BûÃ#tó°ó6#zˆåy¹‘#&gt;ïówF9/ŒÄ#ñ¡7O^Ë¬À�GqZ°n–.¿«÷—ÅãD#e¬ö(~#÷í<text:line-break/>Ïˆ#2#˜Ât@#15³TýÐÕ#lìª[#˜+«WÅÚ#ä^2õ#Î&lt;f\4Ë±„Fª]øb¶yúô€C#SÄ"#§�Òà=¢Qc¥½Fð#`�â›Ò$#€�»ž</text:p>
      <text:p text:style-name="P1">S#¢(8#b‘7Wõíãú¿.‹ýü¸F±T�éå�e|w”šIÒÂMè‚§ðg~»#):fñB$|#§�æ#;=¼!ÅÙÖÊÈŸb#ÀØ<text:line-break/>üxä�ñÆ-ñ‡¼sYƒ»ë5NµÇüÁ#g÷Ø†tÜ¨õ/¸ò)'ÜÃÙ4G�µü0w»¨xku#v#ßT[ª4r…C1?&gt;`Ø7Ý©¦ÁüšJ¹ØQ­Þ¯àñoÑÇR£UòýÅÃŠ3#xÃ^l</text:p>
      <text:p text:style-name="P1">ú÷GòqÐËˆª¥¿òñ™ÂR¯ç`{Yä|°ñ`#jó\˜–¾#¶c#,…{Ç#F÷R›Hïip###7ÚÜü#’^ÆÊ£þêQÿ~éï&gt;ö¥_Wç£ã</text:p>
      <text:p text:style-name="P1">ÿ90&lt;(›#ó86eSÂ.hß####ZX2m#žr1‘ÉJ#:ÔäMô¿þ¦ð#°kŽ¸¶–(Ü+0</text:p>
      <text:p text:style-name="P1">nø «Dyêúue°#':Âßk;$î×3_?L|?ì-</text:p>
      <text:p text:style-name="P1">.ïÓæ„âŒâpó¨#ÈžïZÈ„�âZ&lt;ëæ!´/pEyC‘?{–f c)/¯ÿ<text:tab/>/£#b”Œƒ#—n7�#ÜˆÂ·Ì°#ÌŽÞÐ³¤!ÈÇ¦î/šµyý„7&gt;1u:Tjwév#hÅ#™hÀ¡ž#»À&lt;ª¨ƒ‡#2´“wãuðM=?èeÉŒ¨ñî#%ÎÔwåÊ¿›Y<text:line-break/>à­##{~˜ûÆXõý!{+¸©ÿ4�þÈýŸùìfàáàLú­#Kdì&gt;#Eö“g²ì¾ä&amp;özúýóOð=æô'@KV¼`F~GÇÜðó^ éš¥ŠÁüµ)RµUQ#ûÿvî¬tý1Ú�i§#vA·,Ñhr‰4‰�¨#�Æ#qØDU#¤y§¨´#|C`Y�£àÝaÂxÛ¾nSI[I«WÎ&amp;ã#DFU}Þ5#<text:tab/>@ö¿Iòÿ/÷l#ÕgÀaBçÎ&lt;±.#é-B$´!KÆ##Xˆ(/`Ï#r6¶5ÙÝ7ŒB§P#thN|‡˜ˆ#†›ÎòÎ,ÅÀ9+¹ZÑÆÐ¡PÇKX¸' B�¤røL##Ÿ<text:line-break/>ê£c¼1+#­¸áj#’ÕS9‚¢‘—ñ¥]…C#k#S¶ØI+ Õ#P†@Ðì¾ »Õ©}z¢�¼9‰Kû</text:p>
      <text:p text:style-name="P1">5ª'Î8êË<text:tab/>óü(±ÐÎîh}ed0Ž£%##mí$ã¿Äm#FÖàb`äL#&gt;{°#&lt;¹µ†#ðwî#÷!¾n’Œ‚Œ£#¥¹ú{šâlËŠr!÷ë£NÓ!ó&gt;#@úJ&gt;#wE€~]‘Ëã+²Ê#ý#‹§#Uá/ÃddO¶AÚT#i©½G„€$3qÍ�YÊ#L ’È#;s¥æ‡¾@T#¤</text:p>
      <text:p text:style-name="P1">D#—„š¾tñVd•&amp;Þ›³(ü…—û#+Í²†ˆá«Xàª#š</text:p>
      <text:p text:style-name="P1">´%’J1·gJn”#9¢</text:p>
      <text:p text:style-name="P1">PÚà¼lŽ^qf¡Q÷ìÂÑŽ…ªÊ&lt;SA]Þ#Õ-:#‘#ªR´©ö…HH×rdÝˆÁî5�ßsbsÔ»ÓzÑ#�##Òª</text:p>
      <text:p text:style-name="P1">hÐ•S¸ý^òQÃHÜ‚ã‚X?#©<text:line-break/>ä®µÏ@…�6#D;-+‰—ŠQ!§ÖpÄÉ—½ºª›æ#7NNfÅþáUåýjÏf°#KkÖÅWñ^ˆ<text:line-break/>ÿ{ËÑè^$Íèúg{'›I%õ­“#v(ç9</text:p>
      <text:p text:style-name="P1">™#¹]<text:line-break/>e1æ|ˆû”*†WÔ}#ZG#</text:p>
      <text:p text:style-name="P1">Þ|¯¹/ðØê!}2¸­uù#¢È�Ý£À+9zkbw?ÅÔF§6###p¬øimj…¤#n]ß{Iè1#´ºNß"ýæ¨¿\##e1à¨<text:line-break/>¼û·†¬ª«^ÓâÙõ’×›·\\³�Â´ZK+Û<text:line-break/>=w{Çî`)çàŽdÙN!‘¯#Ä”—dQ#|6oh™ã°ºÍ�?TVü?##Â»<text:line-break/>#h�·È…¨h¿v¯MãÇFêº</text:p>
      <text:p text:style-name="P1">Ê. 4&amp;H‚¶#M �¢Z</text:p>
      <text:p text:style-name="P1">»1�iöþ›Oxýr#ÂÒoÈÁ^´o{Q#[Yo"ú�èïä#ä õ£÷H“"Y”ž#¼Äé@Âmv#ýo —ÚÎøû&lt;é¬«Z0�²9�*#ðS”ýôÂŠ#U¹¿oRb€#;#•¨;Ó}õ'#„ËŠÆgÇî{^ÉmdLb{jü{ñš]ˆ#_#ýPkU½Õž…îdØÞ�Ás¾=#QÜoôtNdë## (£[³<text:line-break/>€ºfIµ·öœÕ##xWö‚ª#o6Êá…3_’1ñ*º#‘HºOŒF#›ì›[0æ##‰¢')Èû0£}¶W#ƒR›Üpä.ÓS˜þN</text:p>
      <text:p text:style-name="P1">#øLŠ÷ù@m«ûësÅ»ØB_(çÞÊ»Þ4†úªlš#Å#Í#@“GÞ_#ÓúÇ‰##Ì.ÝGêy#ºIêl&amp;š#ü�Ù#î@Ô#íÕŠ´u­oSÛ#¼Xy,x ß‘###ÍŽx¾ Ô‚à°(¶í˜# j#ê^a‰&lt;Ú�n#fgïµD 8`#éÙÿ.¡JòåW�Úê_‡ &amp;d—:\­=Ç�8gkhß…ºÎ«£-CbåêÂÌ4bL<text:tab/>%ð/<text:tab/>#š�F)‰z?Xã™l#w—i¦Ï–¥On„/,#£#ü&amp;#ÿg† Ù‘(é#rÂ2#‚´ÐmÁ=¿ŒŸ&gt;ÿ#¦^Ã~Ø##²¥ÉÓ» f###/9g</text:p>
      <text:p text:style-name="P1">�#Ôªr€±x#èô,©½¨.,#«¾#ºYÄô¦ÇKe`˜ï÷—#¨#âyì­â##0¹,o¢–¡<text:tab/><text:tab/>#ºÄŸ_´Ñ’‘ÆÈMñ°#©§#1”EúU¶^M)šK¬!#—ÇŽ¸o2Þ#enéû#ÙÒ÷Íh í¯=åŠFsæ#7¨#©Úw¯ !°#Z~"œùºë#G÷Mi©ÀvñO%f}�#t�BX==‹›»*¥„/æÄì°béY¹K²¹WuXÇ0œ#ÐF8ß#õ.#úŸGµŽ;µ¡Ñi#çA#&gt;#àq#,ñ&lt;ÃÙŸ—»›«�6¸àû#4«·}„`y}PQÖ©H¼To#OÃåòàbƒ]Ê#jÅù/8ü³]”##œZÍÌ ÷Ê=å”¤wú¼•jæ/¤„UCÜ<text:line-break/>HÊhG�aµzíL˜ |¥#¦17qfZ#›„X}<text:tab/>–]ìé#îöÏ*Óx¨½¸##ºì~·ÿS)�¡Iê\‰ÂI6È°qKèzëu±#%‹íxå[Ží”Á#Ì<text:tab/>ü+#Ìýùß²<text:tab/>#<text:line-break/>Ïu#Ã#ElFl¾'7«#sB#éúZÁ#é&amp;â”õ@a¢Ñò“'½b¸x</text:p>
      <text:p text:style-name="P1">¹|##–íT•íÑôªRÿi«ÿ#ÒoV#oøy!Æš"wxuc˜ááñ÷#¼šÌÈY÷7€›¡±‡Í##·@€iô#ãD¤ô’#F</text:p>
      <text:p text:style-name="P1">–„c½)~™Ÿa9gÄõ±qH#/Û ÿ#�„ûu]“,í–õ�ªÜ#“t”°ªñ�sz?væ¨[#àšãÊA"Énf R·œÐ#÷{Ç­¨Ä£ôºÜÔ##2¢©¸Çœ+#­##á¢l¬üøØo�g{»Ãˆë¾#á“§0´&amp;ÊÜ×#mQÂg¨?ì#é#{</text:p>
      <text:p text:style-name="P1">M'»ìŸœ\¬0èB#À›QÔÌkd#Õ#Î:‡ÖÆÑ[b~;ÙS#¹9#pEŠ�)ÿ#:Í#{R#º!™jƒì##£Ý½pK�#ÇaPÁîÐï#NJrÈú#ô10@ÅÒgö(¥#§#-4˜×0ÖA :ju÷§jômQÕV#9X/:Yð6Ä€÷¾iWPµ</text:p>
      <text:p text:style-name="P1">#Íß¦'Ž¢# æLf}�{#°Ø,×í#j#ºMÿNy</text:p>
      <text:p text:style-name="P1">7çxì#wh›#ŒšŸÙX€;Í›ó $3#"!£W™À#A­Årª4¤ú#Ò@¢hR­ÿ^¾Á#g½\?y¨ûÆS*ý^K{7�õï)ÞŠÂ@vr£î1t#Å#ÕT¬Æ K*R÷ä‚ðPî#Ê#ugÞ¿#ÌÄ¼n…VR—Û‰=ghœ®Å##�**‚çg;</text:p>
      <text:p text:style-name="P1">Ü¸%#M[ŽÓmƒG#~#Ò#½?…ÿ5°�—¢$²uíÁ{´F#�gè#Ì&lt;�5¨1 #M·Î®sPè~Sô¶µ&amp;#&amp;Pç#�¢tfþù˜#z¼#n¶J›òó#T2'.##‘±</text:p>
      <text:p text:style-name="P1">ò=ÈlÍ’“Í#™[#@÷`­\&amp;Q¶0“9ª;±_ë# <text:line-break/>#ˆ^¦ìqÏ##4#ÈìéÛþDCŒ]ú¤¤h_#�û¦¥õ!:ý}£¹</text:p>
      <text:p text:style-name="P1">S?÷[ê##x«c3¤¦¦Ì°Š¸¨1ä&amp;4O.Ç#Íð�WðÏd&lt;µøÎÅKgZûåìblêÃ;ø\°…#�—wBk«8Üb#ä##Íê#ÅDx¢º^�4™%ç}ô#åD7Qù€*kpùý0b#P�ÛÐA¨</text:p>
      <text:p text:style-name="P1">«Á¼"dka’QŠ$ò�z¾ò#ûè—*„š#î†ÝÞQOj±æek~šN¸#Gµ”jøJW¨¥Ýzìs<text:tab/>Â‚gíÈ’’óæ°eCE#´+E¬û™†{¥‡È#½G6hE#²7ZÓ¨Ø¼#Ë*ï·ÙvF´å<text:tab/>ôA&lt;Å%#ë&lt;#&lt;#`§‰</text:p>
      <text:p text:style-name="P1">#üÚI¾4A@%ÕâÎ;##E[Êa­#-õÐ#’#PQ;…ø#Æð¾#Ü{˜È#)÷Û#òÃßÞîü®#ô#[#OÞb`ÌïÂÚïØ_Ù#¯*ñ<text:tab/>g#»#ûþ´Á^Êýœw´!�l}÷…é×¿n§ö¿Œ¥</text:p>
      <text:p text:style-name="P1">ÆÝ&amp;CEå##Óe•ù)#BHò…u"]}ÖFþêzÜsbûÈ#|x¢¸ÔŸz#È#´ãyáZp#ŸÞe£Àêþ$qífb¦Š‡qú#Ö²3#¿P#&amp;ÀÒÄ}#ž0µb7</text:p>
      <text:p text:style-name="P1">Èc°#™ëF²Õ¹#Ó1~#–ß#LDƒ,hsSé"#ù–Ø?˜ç`çîxÔ…mÖŽ†ä­?vçH¢n#îµ3<text:tab/>$)D�Öwño}pÐ{###éz¨4©GJ™„’<text:tab/>#´ëT#¡SË—XxUÜ</text:p>
      <text:p text:style-name="P1">¦#ü s#¹Zu÷éV,àï¬«Öt¤#…:ž§7##ç#ŠâX<text:tab/>!å¸þ]#2õ~6ÁÁ##Å&amp;ÃÆ¿Öp2jV#$.&gt;V+©áGKÍ#¬%.Æ¤®ƒÍg#?_½&gt;¸k«ë#ÔCËVõå0#K¦®#Zß�#<text:tab/>øÿT#Žî.WéÃ#÷#•îÅ”k#ñ5#wh³—�Q�{SaÕ¤¼­-å#^E�wƒR bTÂw\ü8n_}ã�ê¤H#LÚ™º°êLvZJ—§‹#rÿ#</text:p>
      <text:p text:style-name="P1">eÿT#0##-è°ùa#ç¿w¾?‰mfìË]ä®¤\#Ú#:i#Û&lt;/$=/Š©àžÉ#GS’té~ˆ-÷##+Ã*Î"ð§›u.aÈs#WLrª6¡}ÎŸ!!D‹#1#…:,‹6z‘a‘##(¹x‡ôš2§U#Ú1‡å#¬¸&lt;úE¹sØ#B #Ø’í¨:ÙÑäCß®ŒLfsbÜ=#½</text:p>
      <text:p text:style-name="P1">!#‘#Z?MflÆ|-ÒÇJÞ5l&lt;šõûYLúrÞF#ì'¦ã‡(#Ù�.�Þ«Ùy.{æ®¶~dMR¥tSˆm†a#Nœ#• …Ö}À=�Wî#çÍPi–(#¤wMqº{´GZvm²£*œÑÛÉ¨±A&amp;BÍ‹##c[æSçÿ1#�'Æ##©Æ#Ö##dµáGM#{MQÜüø?•fš#}aôJß`&amp;#É®<text:line-break/>¢á»´#æ#ýuÈ4–Í�Fñ+u’îwÞßºäÃê�ÉnµÁ#ôKa#}#ó:‘h"†´ÿ#ëg}#Êéù2'#$2j„ýÂ2ûúšé�#zgŒt¢ˆ è8[#q#o72ŠÃL#3È©JQx#�õe•YÁ×Ku¹<text:line-break/>âyã™_šÅaÌtì„ˆ.#¦#`l¿å_#È½I¾:å#QÝÜŸjïh"k®x)ƒ¿7àÐ¢Etïè]+#j¼â#ÖF=¸ä</text:p>
      <text:p text:style-name="P1">þ¡.)ÑùÄC#H7ÃÔbm/#b¾3</text:p>
      <text:p text:style-name="P1">#ç·'Û-{qÅ¯¸@†ßÅØJü¡$´#7’(¾h¦¶#DiXcÊè,ßgÄ#0#Äøg(#÷x[ø¥VH4#‹¿#;ÿëgÔ&gt;“PYõ# ž#ÿÿ8<text:tab/>-by*à#LäæM"ˆOSÆé«`3##mÒ¨ÌŒÜ âèo#'{äÒ'#ÍÀ^##¼óÃq#\DÖ<text:tab/>„##}ÄU#³ý'*zusêWÛòú§…ØAÀÝÛ¸#h4#¨C#¢¡%¶¾‡M#eSBõ#j¤L¯#</text:p>
      <text:p text:style-name="P1">øN«E“…T9ÔÍ² Rvü5#lGY}ôV/ƒ1;Vø‚"Ò”ÙÝl#Š¸&gt;Ìaì?Q&lt;’êµwsZã™&amp;ÏÈ…o7”‹{&gt;{î#êVšúügäýø,Æ›V##8&amp;#ÑˆGì]ò#­k,¤‡F\´–jUšÙ#/)–³<text:line-break/>jÝ‹d³â¥wË&gt;¿#jA_#ý-,ä</text:p>
      <text:p text:style-name="P1">þHá›"º#?</text:p>
      <text:p text:style-name="P1">Ðõ#MH\¾©“7ýTý=Î#uÿd#xØUE†2â˜LFGB_ÏÁ¢¼•ÿICËóSâÔG¼¬÷ÄÓõAéLùÊäNÍwp|Î|î¸ÉI½ûµý¸#ø½˜.%#òì<text:tab/>?<text:tab/>�Â'#±</text:p>
      <text:p text:style-name="P1">#“#ÉóR?çäÆ¯¦Õ<text:line-break/>!š€Õ/û@zšŒ+–ª©‹�ÖðAÛíV8�&gt;Bª%§{±"#ì‚qkªi!—¯|9*#i¨›&gt;‰ùö$fç¦�¹#¹Æ:÷eF¦#A*7[².ê¿äxV(2|Õ#Køò#]’Áß‘¶Ì;ñê¯#Š<text:tab/>#¯Ò#Ô#Û#�×|F#ÞÑã#9ÂŸ#Êâ¥</text:p>
      <text:p text:style-name="P1">luDÍÊºYF#*P¨›¨{S€#/÷š##Îœ"#í“êy;Ñ‘ÏÄû##Ñ^”§ð\#%ß¦ÇÐÊ„<text:tab/>¬w|9#Ã###¶êw4rÝoå�ì=#‘<text:tab/>�&gt;[½RqÒk†Èqh;{ƒ¡x#kØDG#ÈËßâ?imÆÜöJ#Ì8ùÊ4#="ìì’æ</text:p>
      <text:p text:style-name="P1">¥€£#x28</text:p>
      <text:p text:style-name="P1">�#¼Ø–:ƒ1 ¸kÊëØT¶½#=@¹)Ý—ç(žR:÷ën,pî×B¥å3¾ç‘öéVjÑë.)™…##%{&lt;i‡#°…ÎOÖd9,­^iŽ¬A€ÂÚ(²Ó v¤&gt;#ž+»#WÞÆnbVg÷ñÝå<text:tab/>îÅug6'##~uºÐp#ýÖ4”&lt;¶íøÈKbŸýòÄØ±¦[Èð�}�##d9#Iîlà€œÕ×Oõj#˜#ºò?&gt;Å#z;¡E!Ÿ´$V&amp;#¡yÿ�rma½¬YDéVÕ9žNêÓöú#xôe0UWënà#Ÿ¡#nïo/¸g#i##!Æ˜jÖ½ñ–<text:line-break/>‰#O¨Ô=ÿ-pƒ´3}ÅÀ„U*zè¶6T.‡#øxª!¡iÙE–c¢û™Ï›2#è1%£\ãÜ-áÃ¡þ#!^œŠìS\(PÎg!}¢W@�b«z#"#Iä}œž#Âh‹xBúzBM¥A#T²#:L,#€žu#g#QäiÜ×xJÙ„#DUŸÛœ#Ñ²Ë[­rK{é8##[!Ú€zR“#%VÄíÞñrwëZ~a#åWû#Â#üZé##¢k ºü{PðÆUMhm—h¬/P#Êuû×¿ñÿ/œŒ¬8ýT¤¯ô¦r¿VÁa¡®íæ=a(õù#G›#-¬Ÿ¡s#Ê9ûc#]–ñùV ”ó‹y~#†H¤<text:tab/>˜²Ä#¡*´bÀÎïlX&lt;#ü[¾õ#ÔDK0­žØ¸#�#xË¯Â—w#Ô|¸Ëw„ÉRÅUŠGv²^#Š¨¡÷ÂcVÖr£B·í<text:line-break/>,ŽO¦òbÜl^´/HH¸‡2#¿ã}FÅ”4%7„#×óŸÖÛÇïûw#ÜòcU)#(KŒî#˜€Ñ=÷Q™¾ÉH¾0ÒÇk#æÈ%­ŒTVºÆ‹M.¶ÆlZñ1ã‰@ÕáË”¼ª-fíY½ß"#9A—&amp;ð@% œ!#ÆxbBŽ<text:line-break/>@¶4gÅƒ##¯o#æ¬æ#À—h…¾ôéÙ�1ý#vúÇÀÌhÔI×s}#�ËL@#ŸyüÿFEîÊ&gt;X*~°ý#êw…Ó�û<text:tab/>Ú�$ª#yw\Tˆ…Pl“8røÏlþ[{x#§R£¯Õ|?ò#áO¾Ç##›¦gã#/knõ7#qä£–ñ‹Å#òª#œê¨#M#Õ#Œˆìª®äàù#%mx@SH#õDKÊå#‡ZVlA´×"0oQ~ºâš7|õú#è#Î‹GŠwÊqë<text:tab/>�ƒ#²Ûd¸iEÝÐ“#–#žZ#Z##)¨lî;T…�¨N#bêjÅñU#±#µ2úú•`sBû&gt;Ò/¤ò5J#×þé¾õd6ÆõÁ#A­#å3Wð�.iVê+À†Ï#r.V&amp;Ý=íRk#ïVW#vI#Û2Ë#OMä1=òg#|Jó¨ƒ#ÉòÓÉÌî0“¤¥)É“Z##=âYe~À…#;##^#Èqÿ`áFž##+#MùH¶A‚§*&amp;$“v¹|Œ��¶›O±ë¹.º#Ù·^z¨”E#tr�ŸZ­#MOÐ$0<text:line-break/>Ïs”óÿ<text:line-break/>#§²I1‹Ò²[Êß8Øt²5#ÿ#¥¼‚ç²™k2cÂ?ÿ</text:p>
      <text:p text:style-name="P1">##Ü#K#QÿQ,v|îs¥4#‰�3q!«ê#7h¤ç2#¹ß‡¬ˆ²0X4À#Ç"Ç##W%#ÍtŽF#&lt;¨èáM*·#jóæô#¿m#¼#4ïç)¹°ój:…ìÇhØ˜</text:p>
      <text:p text:style-name="P1">#¦Š¼s•Õ=°<text:line-break/>Ñ##iÍsh#ö* 7Ö0#:YV»8ä`u6?JóË«]#g%#à=#ÇuÙD]¢ï¿¢?ß&amp;z<text:tab/>ñàþµŠƒ®-¬¥_ç#Ù?ï¬#èJ###«Ô@¶™©¸›5…ìcæ#À‡‰#Ô#÷]âFk[{&amp;Yœ¦7Vkµ%ëÛ©#„r#T#Ò”.téJí]Ž½¯²í�cÔsŠ1</text:p>
      <text:p text:style-name="P1">’º�°#pçËBz–#º¬íê#}–Y,ˆ#©è.Hä</text:p>
      <text:p text:style-name="P1">wìüñ,¼#‹x‰òVWš£Úý¡&amp;Ê�ß3-N“ õn×�ï#ë¨VH#Í#Û#ø'|ÀÉ##tm#×*«A#pû´o�#‘0&amp;´</text:p>
      <text:p text:style-name="P1">Õ#</text:p>
      <text:p text:style-name="P1">î"“\;IÔÕ\‘ÎXÇ#x\X##ì*)Øž#ßz#C$Ïœ'6#íËP:×=Æ#¾5~BŒ®�µ©§¨U“Ù#RÃn+#Ú£—Ùx¼øW#‚2QX^c?ÿC+QÊQê‚ÿh·#�ú÷¡s€fqy#Mà#âkÿq˜ò´º#µ ä<text:line-break/>G# vˆqßQ</text:p>
      <text:p text:style-name="P1">ÁÀÖÞdè²#îÀr%è#Ä¢¤oÆ/#…Ýµ##|â—;?§‰;ñ<text:line-break/>Š¹Zxb3T”¥–ßÞ_jÃˆ##ï�}4ùp³ÃPïÏcüœqQ°„##Ã##*Xæ»T†#§#gÜó#•$œ3¡k#¼úÜ”¹;¥#U×¥ Óí)#�NßlˆceÁf‘W#p½èlY¢¸Ó•üá,#:/°=/‘­ýv‰�Ò#Ž#D##}'ó¸cb7BÓíÈäcfJ#‘*#—“,Ø]ÀG�#Ý/¿ådb#Æ©&amp;#¢MŒþ#ÑrÇÜ<text:line-break/>RµÎX (G#7/`œ{L#4\ž#¿&amp;Ï…¦(Aí|g<text:line-break/>’Ö�ƒÑµ#”0ú#µPáŸJpë`¼KÀ}9 áñRyA�Ð‹BÔ#¿ÚšaÕ±ãù­sŸHá#‰Æ‹|¯in#gÊ#¹œË#ä#±_&gt;bQƒÚ'Þ^Õ<text:tab/>#cx#Õç­]¢Cí�Šèü^¥;22Õ#"è#Þ^ªÓ_ì�#�ñ‹Ws²—ÐYæ|š*‡—]&amp;#ëj#ÙHÁô¦###¼ÉèØ;¤›Cð#M­#]R¡‹½Z#´ü Á_¤A¾Ê#¹» #4|n~Ýv"åLTRì4fd#ú{v#Y¶t#·Rbók#–�ý42/™S#0gÍÔ„‹¥ð ÿ#–/1+##Û¢õê##%ßŠ‡ÛÝÉŠB{V�#*öú#Ì÷"'ýB+Ü¹â¯ÇÀp#</text:p>
      <text:p text:style-name="P1">»Ù²—“IF•¶ä"gK¶#Ê£N#¶HÔÄI8f÷®Ã’µÛÊZ:[š±Fé51#Œàv»T##©lÛ!É™öÇ§@=0ëzÌµîã¶RU4Ö'1</text:p>
      <text:p text:style-name="P1">ü³Û'týˆ®@)ýi¨</text:p>
      <text:p text:style-name="P1">:dÑ·.S—O!;êHÀ ½|”&lt;��±</text:p>
      <text:p text:style-name="P1">šs]#Ï#ôÙ´úšB�°_#’|k#ø,Ý.µ›U–u#Ôçÿ=-�X#E#å¸Z#ÕÈtnt@ky&lt;üB'Æ{9Fô#9‚°¢¹‡xk# FÚ�…?IM—ï G$\eH#§9ˆÇº|öõ•ý!¦äiÑ*q*</text:p>
      <text:p text:style-name="P1">ÒÝwº`p#è#^Â&amp;§Ïã!ËÇÜk¦—TW_º<text:tab/>Ø×(×f¿Ut#m<text:tab/>#ŽwÖ#:÷%?MNÆ6Á#<text:tab/>#·Çw$¥Ø¾‘×�ôÔ|ÍÒ##~+Ü#Ð¼|7Ñ·¼yvœ`²ý#p�9ZQpÈöIƒ½‰øÍÉ©ê¢FÈÜÇìæ»Îº…#qLÞpêÿ+¡îl#ß¿`÷QÂ##Õ#¾Î}#Ê3Á`}€&amp;�'»Æõ/¾ÙÃƒ&amp;È…¯ûõå#×rÑ##c›³Ö#›³„²ÂR›+�<text:tab/>iJÿh=�­#Ö#ä#êN­#`¯llïI€#©#¬?EpŽè°3Rdž=;�ž0ýNØ#´ã#Ö’ó¦4c8FÀ#‹—k´ºŽã‰Xð&gt;ð#z¦Jì�#Ù†÷#</text:p>
      <text:p text:style-name="P1">&amp;éÑ#pm#rrŠ}.D#½Y{·"•#ÖŽøÞÝ°o#<text:line-break/>ƒgõF8!‘ñSÓvS8IëU0ö€ÞH½##R#` gG]#“0¥£#6ð¾<text:tab/>QÚe%##„„”#&amp;íK‹MŸuÌêÚÌÖ&gt;œŠJÒ¢#r•á©ŽÔ=ùçL­„&gt;##ý.œÉy#‚#„FsPdÈ¹È3¯øi«œé#�Åû¹(‘Ç#.ÿ=#éªw#ÍÜlÈTD#[q#ìÍñ–‡w#¡ø/#ŒŒ<text:line-break/>×I�–Ã�V4þúyÛaß?›O#<text:line-break/>Q#CòCnçÚ�|Ûvc#R·v0°Džy–!"î…#ãå§¡›U&gt;õcê#{¿#a¯<text:tab/>çÝþü§š#†éÎ¾�Â</text:p>
      <text:p text:style-name="P1">,g#]2Ù�Š&amp;Fºu#T#Ìë<text:tab/>ç,|äÕl#o.Ì#m# ³è·„Øo</text:p>
      <text:p text:style-name="P1">„zQ™/ÞÓ#a##ZÀ×0¦b#T�##þ9Ü1)<text:line-break/>œ#ÿ#«"<text:line-break/>î€3ŽÏ#2%12Æ#k'°áä$Ä^ Æý?f¥Ånþu™]Ò¤ÜjvƒÊüÎã@Jck.‚¯<text:line-break/>7+©5ÇÖ](0ø,ï#FF#Ÿ Ò­¤‚`¥O+öÏ#@#ˆ–a�m×¬E–þÙGü^¦~’�í²¾t¢¶Áí#�G4eû­v‹#ï…{ð\V#ÔsÚ˜p•òºÐ‘N�eít#×ûµ####r8"ž©}§¶‘›î…$�#˜p«_GHŠ¤;Œ¾ªœ#Ú+B#ÇY±Í#Œ•˜Ñ‹.#QuHXe¶J®ÎÀÈÇß7ÍM°#7/±¾$È°<text:tab/>âuøo?ž’ØÍC€W/E·Û1,¹ñÅgmÍ=WÑ¶#î:o©#ífLï¯^âÝ¹#JEt#þ˜Ÿ¹ÖFø=‘#�`#ÔC�þÏ#v�##\]#~ë¾/u6i2(TxÜ²â»üÝ}»¿Æ}£r¯2ýÿ'éîu*€#pÝ2ä# qBHGŽ</text:p>
      <text:p text:style-name="P1">ÜÜ:²8¡{ƒ0*ÈC�ÅP‰‡#‹¼•¥_#kÃÃn•¬¾´Š�Añhý#�k}!éÞ5ÀŒº$ì#…VÇ#¹#ÊF#`;##ØÚ®�N¯ä“#Æt�s³Ÿ£š!å4YÍ]½=Ô</text:p>
      <text:p text:style-name="P1">Wi¤Crj#Á¾Fn»€#Êí‚#Lº°Õjþ[ðß}Dý#’#–•úcfgÈ#,.(«­¡º€wxzáÜj#vÌT[</text:p>
      <text:p text:style-name="P1">Ã§L?åf¦2Š.ú</text:p>
      <text:p text:style-name="P1">µ&gt;¿#Ì|Û±á5ex~&amp;é¿Ãa</text:p>
      <text:p text:style-name="P1">#ø÷�¾€9.@„r¸Æ.R��r+?ÎÞÌÜ´Ê1{C¥~S©†#7ˆØ¬ËÂ¥9Á8™HJšº#€}#ùÀùB€]“FV=u ###jœ¦`«ºà#ü…–±BûèÂÔ‚{ÿ9Ãb…¦###—K0"œ×4?¾ßâ&amp;‚ãäÅ</text:p>
      <text:p text:style-name="P1">¢çoÒÂ£…AØr¸*æ€ßI³Ð•#Ò#ê�„U/R`;2#Ô›Ü°£þÓ‹4#72à¤Âvj²`#ÖUH#ý)±}#OUÂ&amp;$PrBhòP÷+X#C#Ð¿1¶Û„ÂFÃjUŠÍT#÷m£e„]Èñ"àQë/”ƒ&amp;#»GIà·Ì9òd&amp;ÇOØ�Û3÷ká#ÏÑO{AR##è¯#KmTòËý¡</text:p>
      <text:p text:style-name="P1">.âÆhw\Jßu#ü</text:p>
      <text:p text:style-name="P1">~y��4µiLÒ_Õ_jà|s8?®[À\|—•##±ñKÎ9XÏçˆ2Cö‰n‚HÎQzõ|5‘ù#&lt;ˆ#ãXTÁö#ÔÞt#æýñ#I</text:p>
      <text:p text:style-name="P1">#ž“Æ<text:tab/>‚•\ðO÷#KLìŠÚLá#‚�‰X½!Þ oD“F&gt;</text:p>
      <text:p text:style-name="P1">”®wã&gt;#»ƒ#×3ä#€ä¶Æi<text:tab/>_k·Váù4÷µ¾÷xþ.™ýü##íoí{ü]#¾éß­¯ƒ¦ÿ#c½³^ïoÁµû£û­o#öù¾ë?ºÃ½Ð?Šéo^_¨¿#íoº�vžè—t#µŸ‡Ù#Åè›Þ¾÷Ò÷½ê¯z×{Û¾õ×ÝëïÃ¦‹Ö#âîoþ#En÷»Ý÷ïw=èï}#»Ù_…/Ã¿N+ðïŸ�§w¤îú_ÞëË¾…wzªâlã;à*ø</text:p>
      <text:p text:style-name="P1">~-eø4ßÄßðõ»ñ#ü= ü=�ø#ùç#8ÍMéžù#¬û½{Oï=øÑo©¾éŸ{nï\ß#Ð�½Ïí7âö#ø½#Ýí»¾§?ñzD»ë_{ìWðú·ï¾¹?#Ýþ/bŸ‹¿?ø}5»èÒîßw¹îîW{ÛÞ©ôÿbº¿#£xþø;nï¤�ÝZ÷¼ÛÞ�s^™œâfKñiÏÃeøiÿ#U½7ðôóñm+„òhêÙî^ü#&lt;—Äü×ùSÅx›Ž¹«ß_ò÷ÄÚéoˆÞ?Ë##4?‡ÚoÃé‡Î¥ï«žò÷½Í½ô+Þì÷½ÁãÃì×áô+îú</text:p>
      <text:p text:style-name="P1">##1¸V›#@Ù:</text:p>
      <text:p text:style-name="P1">hú�'N‰ZÆ#wÖ#n#</text:p>
      <text:p text:style-name="P1">Ú#e<text:tab/>#u‘g’Éj‰r„Ì‡Z#èñŒ#Q#“5å#Æ1Ä#,#£&lt;‰¢‹Q&amp;Éx«÷°#wp+ñ#c)÷µvXÝ&amp;ÎìPâ³AJ}ØåÖ‚”ç¦ë##·”5=š}¨€#]q3##áK:#,�</text:p>
      <text:p text:style-name="P1">³p|´:ŠÎåuDÐ%8¨#ñC“ò¥J³H^©&lt;#Ü&gt;:µü#)¨ø#Ž„M+#§Sýô^|#ÚV›m4·#®6Lˆæ½(ÉÔ#<text:line-break/>¼ýŒÞ­÷23ê-<text:tab/>½xÀ!#ŸPgaL?*Þ</text:p>
      <text:p text:style-name="P1">ëþ#ºu_e*&amp;Žø#Ãs°<text:tab/>øo#-Â#u[9‹+uŽÀ"6#¤±I+#F #ž«#¼®ü#ßB”?}é¶#¼SX,–…·lc¤yÒ€#å¦0ð�#Fs@rpnÚ/®%ŠRbN�ôyDH#¯vððŠ{r#vpE°zà&amp;IëÓÏèW#5²ö#ßlÓ¡¢ëbHú‚–W�¶####u <text:line-break/>¦�‚#aÀ2'ß#±Ûªù`##çé×#$‹%#XýÙ[ÂÇ:¾DûM‘ÆÇ1]øŠÞº„ð#ËÈó!ƒÑEudHmôƒdL#Ú¾ø# #p(s%#ZAp�5Ç#S}s†#ìORÐfTX‘£$#§¦À.V#</text:p>
      <text:p text:style-name="P1">#Ü?è#úË#ÏÿZ&gt;®iý|š&gt;_#ïA'Óª#µ‹¦Úð/M§/³?¬&lt;‰íbñH#ƒß"dh)Ò¾?p#ÚÞ«°}?›™fRNï#</text:p>
      <text:p text:style-name="P1">XšY§ÚhL±·Ä‡A}Ÿ9p[L#.Ð�HÔVƒ×&gt;##É 6-$Ú#x¸Ë¤S¼¶FîHxboGÆä¹#¨###þT·±Ùvïô¾î7”©¸Œ###êA†³#ÃÂŽ×_êðþ#»É#ŒL?`†Õ#B</text:p>
      <text:p text:style-name="P1">Àèõ†0—!²²G±Ó`##t“v÷ÔŽ#;v#õ‰#´JZ#‹ÙÃÀ]Ð"Eðx¹³#ùS#!Ä¹Ê]~}6'xÀ@#¦G#€îšÎJeIÇ2#¿&gt;¡5ð™*¡1d¸�¦\›,3@=ê^€ãVwÍN##µöóT¼hKjä}¦nL†J#¢#ŒSÈXbW)éQö¾¶8#˜ˆ#ÉT<text:tab/>ZY#›#Rã—�@^î�(#Ê{ÐëÅ#æ�.ŠänZ}9ÉMrŠÐAÄß{Ÿfù#T×.ÜÜ#C#Ù´Vp}##’(§Ö#ê÷nLÐñ^™\#åê+Æ†9##¿;�^-ŽíøÙv#ÕAô�6¿?pD~œ¢eÃ#G#]öÖÉ¦7¢²—#T#!ÄÄÙ)ËÓ#åšo#^ë¾<text:tab/>k&amp;˜¢#Ð$¶#žO—WósÃJ##. �Ÿá#+Vt¶#³\ßª«œin€#RœàA#D#¬#HÝL#Òv¬PùnŒ!¥Ù2#ÿRiDy.#Y¢Ö#°ØÞ1…ö�}0#ÔdÖ›¥ùŒ#hûõ#ËhVÈô=Þ_Lq@Øú<text:line-break/>H=²~òÜ8#·#ÒkÇ#;Ð#»#e#ØÝ#Èh#</text:p>
      <text:p text:style-name="P1">ðÎZ#/#\</text:p>
      <text:p text:style-name="P1">siòJ6hŽ#ª¡ióÅÞãv¦Êx[ƒ±Œ€ßâz79C¼ZŽâØ›Ç%# ûK</text:p>
      <text:p text:style-name="P1"/>
      <text:p text:style-name="P1">##Y_�(´3GŽn##°¼\òp™#xrñÏÚ4#±?dÝÅ&gt;÷¾##äOy¤|Éñ¬#Ý#aÈÜ« 4#A^žÙû#/›W7�#)ÚÑ�‘Übmî##âl¡#6c¦ó6€R+çâ×`.:¥GgçÀj,{Üë8/Š*]Ð�ÈÒ½&amp;À›O#»¶å8e`îƒ.{0È¨Õ#ÁãÙdû#RÒu±±(„‰q#¥Ì|¯ˆ¿ˆv#m#Œ©ÎAÕÉþá#yÅ�ß1:¨#Í,#P<text:line-break/>!¡lÆí#Éûe#Mäü#ilVñ¼‚nÙ&gt;Sõ_Z�d"øó‰�Ãq·Sf\&gt;«Ö#^#]#Q £¬*fRû~ #)T3ŒÿAÚjiÌ#S‚'CŽÊ'*#…Ì#N6Ö��üx¨#µ·by¯ƒd&gt;ÞÂM#'</text:p>
      <text:p text:style-name="P1">-�ƒ·#?oû&amp;bÕ,ñ#anQ#ToÕ»ç)p#T)ÉÌ)ùÄWé\´Fä°0i•«?,ÒmP8Ž#\5N•q:ŸýàÅÍ#Ñ–&gt;þ™È]`ÂpF`øO„tµâ9¯ÏÑï†ôï èÌ½H²æsÎZóþÐmÉÀ37ÁŽÇtÀRk&amp;K�G&amp;ä#Áñ­#ÞJ#ð¤#‡</text:p>
      <text:p text:style-name="P1">ÎÂ-¤#</text:p>
      <text:p text:style-name="P1">VÉf¨5#†…™¤#ª#±k1¥Wo†œeSôÊñ¿txüˆËtHµû6Î»DH‡c{„Ý##£Ú�ôËr#¶ ­È##Aº”àz#U˜(¦ˆŒ</text:p>
      <text:p text:style-name="P1">Ô‘Z÷‘%»N#z|_Ov�®ìÈ�‚rµ@W#Ô#¼«£Ù�ÌR×Èá#&gt;kF�Í<text:tab/>ÁSHß.ÞªcT#�Ø¼ðUM'?þÛi¼7#„í:—Y#àDÓqÈRaØfù#&gt;K%¢kÓÁqÛ¶Òù#û…ù@Èœð#WŠ#±¬Ä#»#¸[×ÈéO‰siÛ($x`ê6(#w¤µfð¥#t2|¬ÞÚp7àøÐÍ9(�&lt;k�Ü�\Ñ_#!Ý·¬lù#ÑM@šj#S\ûY»#æôEÄæ</text:p>
      <text:p text:style-name="P1">ò:ú N‹Î¦TŒš»žû,#ùe#Øä#IL[xýÊm«oY´¡í­gµÖïn/•Ç?I¤‘™ª£z®›#ìô@#‚w­¼¯${îÔ\2Pqµú#<text:tab/>#sDÌf#ù&lt; fÝ†êÅUøÑ#&lt;jSO›†?�B¾ÀÒjðh —š#ÙÌ[#I÷#ðThåÄ‘à6ù4˜í<text:tab/>#a°ðOŸ»ƒ§#ø¸0Ð†#Ýì[#w•.šqü]ž&lt;7Ïº|#®¾ý\@Ø|V¬n´Ü¬#F#â#T¹Ê#{Ì��=ö##5#E]–ïT#c�#ã0A-N‘#ÁCe!!¬0¥Þòÿ#„Ê3%†SŸ²MƒNæQë4§—yº¥#ßz<text:tab/>òe=)&lt;ÑÂ##c#'###u’Õ2#m#ì,!y„dâŸ±É!¦’ÐT#\læí#úauÞùVKT\”Ø####</text:p>
      <text:p text:style-name="P1">~ž#$#)w‚¥ŠDÁßu<text:tab/>5À`¯#%›³á¸#±Ä#Ä¢##|hÖ,”ts¥üzà(°‚3Ëa#`£ôÅöp$#Fo#hß{M�z#Ÿ"’÷¾ü�}</text:p>
      <text:p text:style-name="P1">!`L#Êåwúi#tF~3:Ê~:IE.�²W/(-´Zšìð»c„y#¦4yt#N(#PÊäÀO#*( ·#jD#†<text:tab/><text:tab/>#&lt;uøY¨5gaÌPÌ[#I#X˜çïQé<text:tab/>ÅM¥#€PF‰ä{y\J•:sñHÎV%¥ »s:Ò÷æª&gt;'š°œänƒû<text:tab/>-º¤ÍÂÑˆw'ý#8kw–ŽŸ( c~hÆ#?|z­éŽ»CñþÜùµ`™�„#�ÅqœrÃ#Ê7&lt;rc¼‹##Dj:&amp;7„ßCíÁ:98#ç°…#eÞåë›¼Ó#Uâ#¡</text:p>
      <text:p text:style-name="P1">scò‹üv·’nKF#Àx#+*­KÄíˆŸƒ˜&amp;sš!˜^]=p©¾AÚôž`O</text:p>
      <text:p text:style-name="P1">®k&gt;À3#¡#VŒÅ¤#õI#ÓáÑ%¬‰#BŽ|#'<text:tab/>“#Y‘÷pyÅ#8Íã·¥GH/Üƒ$jº»øÍ<text:line-break/>…&amp;jyÒ<text:tab/>é<text:tab/>uW#èœ#÷cb™txÑƒcÞs9[U#Áa##Ìr#ÀnÑ,™#“Y.Àú#]ù#“…8�Ó›ÇØ&amp;—1Ø#@n¥þçZü�¦#š)vÜ`±g6F»#þ�öN½#ÖNïÂ¦ 4y¾=•)XÖ°¢åÇ_EUk3•ü°'F�Ùmþ˜Â<text:tab/>…¯#Gáuîà;#À�#-0§\¶:à~Ù#�€`±ã¹ÙÁË\,vÜdCº"w<text:line-break/>cëÒTæ‡GÙ}z¡b,üU*âÕ²¿ØZ¼J#Ñ±ùrs#‘c»Ù_�#;</text:p>
      <text:p text:style-name="P1">»³ �Ys©Zõ3éí¼pé÷H©@ˆ�C­Ÿ¸Í&gt;</text:p>
      <text:p text:style-name="P1"><text:tab/>µUx�B‘1½¼#÷Ö°çê#Ç‚ž™lÌI#]&amp;#I“°®¥@¬™½ø3‘÷x#Èìu&lt;òËØoüø~$5,0ÝçJûÐ\w»\Ÿ”Ý®í¹¤Àp#F<text:tab/>ÿ#‹år(#O6”Àgc\®IíöEÑ€Á×=°“¥ÊYFù#K#äûÓ!#Ç¢CS#ôYïáZ½Ñ÷&lt;#0„! “v�«˜#Ã�#…Ìô·’ã‡<text:line-break/>PVæ$âVÙô~—è@b‘}¯#¤#Ë##àfS»#2í�Ï4ŸÖ—ï›KÌPlký•¸#,Í�#M}#l^´W#rj~X#Î9#6ÅùÃÂ×@d</text:p>
      <text:p text:style-name="P1">åµ²ÀÇ#Få–U¨-,é¨\Ï¡4#ÌEO3Qd=Î</text:p>
      <text:p text:style-name="P1">´6äÁ³"ŒBq§Ò#á'ó&gt;áNI,Ç##é}Ÿ'#fÙ_†#VmV#ôÑVæ¨û›¾õª#ã™œöâÛÒS–#�ž·°Ç5n»ß­Ò#G3XVT#�‚ñ-l¨r¤�U)##¿Ø8#€*¹hQš•ì</text:p>
      <text:p text:style-name="P1">]a#†¢$â’YŒ¿y££Å</text:p>
      <text:p text:style-name="P1">ÆLb¤*õ,¯šŽ\å#þîq#ðÜþš�½#ŠC0ŠÛµº$#îÆ„ŸcD6Ã#á÷ÀC²›J#ë!û#Ûö)å”Ü#¼ßc*™Òí”*ó\MH#fÉ‹T8°Ä.¹YÌƒsä#¼<text:tab/>ÝâÂÖ±#]:AÞ!!Z\Íïu<text:tab/>Æ#¹C¨‡#Ë+AmJ-Ýç¥öRlá‰#<text:tab/>\{ò(Ÿ‘g¦kÂ#'œ!-#Ã8BŸlêø#?›6åg­ª# !à«yû-#&gt;[xo#I¶Ôç#ýÞ9£E#–ÍùB&gt;íE¼ÈD+%Á·´V"q– S½Ñý Õ «€®ÕÒƒ×”tH&gt;TëÏ#M¿ÿ.í´çõ$]#ýèTÿy×¼XÄ3#/h�éÜY<text:tab/>Q#¼RòÝìH‘@FÍ:©*}<text:line-break/>#X—q–?š“õp‰Ö[šY¹÷Œ##ËEAó‡(Û`!)N2Far1æ¥Å#úÙ-p³w#QƒÐ####t10DÍÅÀ§#Û˜@­íá×§à#–¨®�‘iQ„xÔà‰#Ìð5y#I)«<text:line-break/>«+hdª|·¯ŽÌ\¸õ5IÅ¡K×i¨Hêç#D¯@#?y$ÞÇ|l¤�¢##"#Â#c‚hÅ#4</text:p>
      <text:p text:style-name="P1">�¦f€gÅ…½Ÿ#)IË%ÓjŸ“#¸#·&gt;àˆ�fîëó#;ŠÓG(³àÙÀ;ûé7f$¼</text:p>
      <text:p text:style-name="P1">##Û#²šm—wç™ãº›L�û()O{#Î#C^F<text:tab/>=Þ”‡{r"Î#m#†EÂ#ICÚg'õ”ô Q#b�é&gt;÷Oé)£=šm×&lt;#Þ¢¢¨#+5ö‡¼l4 ª†çµ¶MF½}í’G†3k©ƒIŽÂDt#½å],Þµo áTÅÊê¼#à\#˜æ#‰&lt;l„¹f?iÊ</text:p>
      <text:p text:style-name="P1"> 2¢CÞ�f£½]Ý#sÈŸêrÏ(ŠæqNrm—B#ÝimíÎŸè'ø@½àBY#ÃC</text:p>
      <text:p text:style-name="P1">Ó5N¨µs#Ù.#€øÿõGâ#ñÏ‚4ßYÏó¿Ð®4#}ÿ#Ÿ³Ü† žäsÕó#,#Ø#í#½µÓPê®MY«­_4#®‰Z?,Ó#mÝ_ýi!<text:tab/>4%#Ê†Õ4ÿÉ#ã#—méiíÅ</text:p>
      <text:p text:style-name="P1"/>
      <text:p text:style-name="P1">êž^ƒYÈÊ.‹H2OTˆ]Ç÷Jö@FÄ(e(ã»÷ûÌXÆRôTµE3#€{·fk‰Äý#Ý;æpm8-Ü#\h-·—ké.Q‡ãûW#ÔF;¸ˆ­£¤#”Ag:ÐÐà¥#M§#<text:tab/>#+%Ã4EŒ¿n4ì§Ðe|—èÒr’Š…úÂí4#fðždK|Z}rª<text:line-break/>Á¸ý·.’&amp;–Õx#&amp;uw#¼†èi¹ ¥”KÍ„<text:line-break/>šÈýÆ‹|I#³ßÏ<text:line-break/>å†óF€N)ƒ3ýð‡HPü†å</text:p>
      <text:p text:style-name="P1">##+#~“·#J4H˜N# Õ#˜0Rµ*$#…v…íÅ#</text:p>
      <text:p text:style-name="P1">1Áy¦£#ã÷c¸cVÛAAœ</text:p>
      <text:p text:style-name="P1">Á`4�òÂ&gt; Ø#v8X9þNIÛ#|®wª#]#MM½pä™&lt;OýÄ�UCgQÎL†</text:p>
      <text:p text:style-name="P1">ö&gt;˜#2W#Ç</text:p>
      <text:p text:style-name="P1">&amp;F*Iž�#cïÐÍË;2ã¯¯ä&gt;‡�uÕìñ!bœ§#£Ñ±Yue�#y‰¥Û&lt;´8PQø†?Ì�ÿY:Ê·‰ûŒÛ®¢`<text:tab/>##@®#4ï´D# #èá5˜</text:p>
      <text:p text:style-name="P1">#øFå°ý{M]Ä†ÄÉ#½ó#.¥ñû#Vnh4É#3®ÒÍ=+ÿ‡ÿ#GKl†#N!Z0</text:p>
      <text:p text:style-name="P1">ÔÜ‰lÜ#óÀ#Ü±!ÆJrKf™»ÝþiïkÙŠE)«óC»¢YUg°*Le{#Ú‡(@Ë\@#ƒR"è&gt;«:#!€*@t•¡#Ñ8÷þåqŒ#¿ß*çÅx]êãä¨ÿjÉ#�ü_Ù�##s™#/N³ƒiÜz­õÛ#¨ˆ‚Ý#E#úè˜·îÛo—’c9#ÊdPu7ãüX#ó[†ó&amp;iÁƒ%¸)Â#ÄÃÞT<text:tab/>#Ô‰rEˆ™MmµWd#üâ.¢#äˆîjÓÕ*�–#2Ÿw‰óàã</text:p>
      <text:p text:style-name="P1">E¹#ç¤¼p:#¤è³¡¬¶²¦þ#v¢##h”<text:line-break/>ê;P###~´#1�&gt;~Í‘ËÃ°ö·8„Þ%.##¥“º&gt;ûjã(Pä@¯D¤N­�i#�¬#übq8}õ'ŒÕè{æ‰Zã™CÔ Æ¦ßª##´èôÑ;æý±i+#p#ºÐÔ</text:p>
      <text:p text:style-name="P1">,žv2xéªY°Ô-ÌÇà”ZÜ›\¢#­Zû#û@ý#²Cuc#Ê‰�#íŠ#;øj±¬_/åZDEì¿#'‡#I]·<text:line-break/>ºä«�Ò=.¯Ú##‹äMÞ¨N+&gt;èQ¨²ëw´á×Èà¤Iä#‘#/swXÕðë9#“Å“öãÛLžW</text:p>
      <text:p text:style-name="P1">�2ø#Þ¥÷%G#FÛ</text:p>
      <text:p text:style-name="P1">‚¼�áI‚#'G÷ûpè=ÃQIø##Øï&amp;6h#%xJ#Ü÷àÕ¯$‚#Éé‡#ä©r¼#ÏIR9…9´“† {�,ùÐ³#�BL@=#¹£{^‹¼]øZ#õ$ò…÷J1ó´‡“ß…óî{b?³TPá$îÌ#òÊAb¯,á#T'�#²FBñ#]jÏ_##Ð3Â!Ô‘#Ê� 2zJ#äÈ_„#ø¹]ß@l¯0^# ¹ö=~4®OR˜#;#Ÿ#Y'‘*~`ð'Õª^#±x7ÚvoÑÿ#éÔ"¥È€#äA#´;|ÌÉÎ¥âô|µÉ#w#©çùÖºFÜ#KI×Ý‘œinoH i[NîûÂ#øv²=~8#ùIÉ#m`ú##x—ž¥XA‰˜­ýjéø:nšs™Œ:##ÕJP÷©b</text:p>
      <text:p text:style-name="P1">OûL�ûVÊ§ƒ#lØ#çÈ�#Û#-ê[`F#@À##Äi“×#àÖGŒö�]ÂI#ç¯ÌÈào{=¶#,E#OÌ#m-#ÜqDÕÖÖ1#F<text:line-break/>*­”ü¡=pì­</text:p>
      <text:p text:style-name="P1">xåÓ‘Ü¤¢H#ÕºªV2_•�t·Ð�È#¼nfÉg°&amp;³ù#è€à´#«øZú <text:line-break/>¨Öù´?˜Õ##y#–òì)qÒ®jÁy‘:Häka±Lï(’àÊ#/¨#]W»d#œÜ¡¨ZG\¥‚GÈ]È#ò#</text:p>
      <text:p text:style-name="P1"/>
      <text:p text:style-name="P1">1é‹Õ~í¹Òå÷'àÆVjÃVÒ&lt;ª•œ¯¨%ÁÙõfB†#WY<text:line-break/>�r'#|ú©íJ[†™ôÌànŒ‹U©F[a3—#û###þêø»J£]©^¡– ˜ÉÅ9¿#É</text:p>
      <text:p text:style-name="P1">q'¨À‹Å‰-#wC–-äÛ(¸óÁü5É¯<text:line-break/>\˜#_úaì6¤%Ô7EeâXošöš|©I¢&amp;#Ôj¶T\a'°/¨ŽW'#ÄQ</text:p>
      <text:p text:style-name="P1">É&gt;@ƒæ:»ÚîXbú´KñQhŸ^Þ#ô×#3ÍÌÇ##£Áÿ#:£#uX'¯‰ÕŠ##¯!�…õ”dÕqv©b¼ è#@K#ÁËœ#÷#©?×#¨1~`.«¤Äzd5Ðeår©mL&amp;‡“ÊÂxBp%‰#æé'#Ò&lt;”ºúÖ®ÀZ®í}%ßÐÇ#çI¦‹Çõ#(†KÄhnyØªDy;é€#láS(3Ö³ôí³±èÕÁÛÔ÷±à“#‹'Æ@Ñ$ã"##œÕõÚ–LwqÓ#ÁÏ.àkY!#Úè�m™‘#L�YÈç±Fó÷#Cì#ÖVAuC]I7D¹#Ÿá°ØYw&amp;ô#3—c@éí#vþj#{Baú¯Ö#M.»î©ÿ#i/+¸»³õß¹3ÿTðA:#·#¼#L2ø7Ï1Ó;^#¤#½žcô#ÕCù¨åç–8ïöéƒ±Hsß·##Ò:¥?–#¹4o8 ¶òS9´M‚Ñ=ŒÃßÁ»b#Ñ\*PºòW#â#Œªÿ#ÏnR<text:line-break/>È3Q_âTÂád^#æíî«Ày¿œÑ</text:p>
      <text:p text:style-name="P1">#Ðõ�ûœñÓ¸…0²P®õôÝ} e{�E×9pöj<text:line-break/>–zXÑ*A-�ã˜#ÊzaXÀZ#ÞA_¤*#Ö_Ò%ÓkiGP·IÈÅè~�ü¬u#(#ì#<text:line-break/>¦MB~Xe#šKÔ¡©eSÍœêú¦R;Èì#ýNá—#ø³•‹#ûdèAƒ<text:tab/>#ÑK#2##*é#Í#LjÐ‡¢ñÈ&gt;�</text:p>
      <text:p text:style-name="P1">##ü0÷ú)Ù��†Í`œ/‡ü-§¡¾cè}/[¤#d##¤&lt;#&amp;Ô#OÖ‘¶#‚…›_$¤<text:line-break/>¬÷è</text:p>
      <text:p text:style-name="P1">#í |‚»ZAª·]ÉœJ#þ6öèÿŽ_öÐ:²Ù@ø@ÍsKß¼T/…ãûi#k#ÐíV/x'¹îiÏÓë4ÅµÜ»îahÃ†åN=ÉÆU™9Óúw;öèÿŽ_‡ôC#9ªE#¶A=¨Àû±#û#H7Íx&gt;®õA&gt;­#Á#/# îó�=÷(&gt;#ïL~ÿR#¥ð#GêòÝ*1î#³/#ÈU½¹e�</text:p>
      <text:p text:style-name="P1">ŠÆ#ÁÇöèÿŽ_ÖEø#a#1zÿ#f#·ã]R½m¸èV#Ò1öí¡fE²ú&gt;8</text:p>
      <text:p text:style-name="P1">ÓgŸ¦«533©?]Úä�‹O8¬ö÷æ—N³õûÀ#µ“E;³œ!³=Ó‰ôi¼ðÔæAø!^œ¸ï;ëð×u¡/—Zw÷Ñc¼ÿ2n™##ÄÓ›stŒ#Æ2�hd€u@‚4¹®�«^/±6#F|#.™»Ýl"R#<text:tab/>#T#žé¬\_<text:line-break/>SL#�ÉÈ2#ÖU¼é</text:p>
      <text:p text:style-name="P1">G0ÏÎÁþØD-# ÐJÊiÓ®X###¬^7Pª þàq#–n„#ò­æëaÞƒ¾</text:p>
      <text:p text:style-name="P1">ãøÇ\bü6Ë¹Ï™ÞH<text:tab/>ôßF™#È€hÌ#‡edI~e##m#›Û´£Ki›ÄsÎÑeK}#¦+3ÍÂðZ#�‹Ä4#3&gt;‰#1/0aÒÞ!+òøÉs#'ëêJ†vZ—GvË®#’~çëT#Æ‚#´^Yô×Í#5»(‹ª¿‰Åç¾#ãÊ¥ä#‘¿��KÁÞeìðl#sã#cÇIŸÿT<text:line-break/>”7¾€#vÆ5ÓÕ#b9ç´®BäG×s7yâ°ÅPàTpªÒƒ_Y#(°Ã÷#i¿²b##O#”Ëb##…vÉ#y•ÆùAFl#Õ#†#‡¼)­AH…ÆÆ‚þö Áñ­»tã‹ Œ#ßP�?¸Öÿ#Ã6&amp;D#÷à##yç&amp;K�É´€Ô•`#âÀOÝŸÅP1òLv:˜›f#»:PcÉU‘em2ïØó‡Ž##ròì”Bv‹-³¡*è¯#ùdA‹#µ°èM#n<text:line-break/>iÃ0V~–w î}ML*Ç=Ã°h5#v«#D‰#¥çì^:Ö×‡¬p3… i û#CBPcbÎÖ¸ŠJå{#,G£ÎóÕ$s´ž)ZÜŸ“ùÀ#WÞ-ì5ìõ#~Â«[Xçž©&amp;à^W¦d#`àà’_â&lt;#[/+.</text:p>
      <text:p text:style-name="P1">èO›43OðˆôZ,)-pk</text:p>
      <text:p text:style-name="P1">6á#v0ÃDc#ì&amp;ØZÇ[?X7õs#«„#š›#h-öó)¸kÈ#·ç~­ZÉ"‰ù/÷r�#ÙU»#™#—�6ô@[Á|’Ž#3.w¾ŒÃ¿&lt;#ð#&gt;“…ã�†m¿ÄîMÁúJ&amp; †ë#®½zq­†®ùq€#(c~D.ª#Y©vba•¹lç³#¹l€�<text:line-break/>šE°fÒåBÒÙÄˆ`6ºù½{«�#)¨­Ì©#zˆ*òpšá,»¦È¡|¹Ö#$¥•ÌJè* ##HðS‚‹ÉcsðXÈ=#ŸÅè&amp;SHÄUêÏz“ô—ŽÌ#BJ#{íwÏ©`HÇÈ#í#ß„ÐþïôÄªûgñø#[©T÷]jUÙ¿Š[#´Z#«Ò›­†K�h#</text:p>
      <text:p text:style-name="P1">nÕÌÿ</text:p>
      <text:p text:style-name="P1">¡Ò#Ú©VL”]#6[²¹a:(È"D_Õ#9è“ÆPNÓúÂ#ÐPN]#áÅò|Pš#cˆ›#2\ÑtIM3éõo³=<text:tab/>ç¹#2º©T™ Í#©zÒj(ødÃØºî4ºÚ#7##R8.2~Ìèz¸Q\#,Ý…£¬8m“<text:tab/>§×ñ#tŽ)“&lt;@Ü7Û1éY¢¸#²‹Î¡¯qq�Á2#}@@hNû¦PŒ„€#ÖÚD1^l##�á&gt;ðÖ"¦gŒ †u</text:p>
      <text:p text:style-name="P1">G�°œWt&amp;/Ha[ïëÁÿUuÚÉ ahÄ ç˜à#bŒ×##û&amp;P!°#Ò™›º¯¡3¿ÿ#kï6W�#ø›ôžáÿ=üß�—˜OUIÅ<text:tab/>Dï¢ÚŒ¡ ª�·v#`I°“##çÜ7ÙüèúÂÐ@”Ò—xÐR^Ü#Øw}[%%Qà</text:p>
      <text:p text:style-name="P1">#»3½•X#'k�ˆ­™9Ç´áƒK%_0$Vh#É#Ì6P;XñYtQ#X,÷}ñ§#2ž§žÙ0r�&gt;ö®ñ#"ÓS¢Ñ‰ív‹‚®É¸ähÊÌIVMÜ&lt;ß¾[#ê#žCrA6#÷7¶£#ˆ¦H–ñ0½·Lt</text:p>
      <text:p text:style-name="P1">’Coj–0##þ™#�¶ÐD«ý&amp;�Eú¡'6¿k#B_‰#³¡a#:#q(##@ù¿9,Äçö‘ÙVFB¦žÂlÁty#&lt;.¶Y#K³râý£ß#R‰‘îr�gu–ï0��¦5�ä}�'##4#©oŸ‚³'aÅx</text:p>
      <text:p text:style-name="P1">#­öñé/´-ÑÔ¾�}«µ‰¦§ žHš-Í¢¸}øo‡I%ç¡T6?÷¦#ÔÏã£#õE&amp;ê7z¼º”îº½#­Sø�tŠ<text:line-break/>ˆ"±<text:tab/>Y`ˆ9¶©îð~#ý#&gt;#äð™ð\A5Øýxá¦£V#Q§Ý#¡u#©Ÿ`Åøô+ÿ]Ž%@SK‡v i#[º8´lõ†ç‘îC'O�ŽÄcÉ‚ˆ„ïºÉÀ#�#Ú¨Ò#«ÑF w)B„ÛÅ‰ÅÊX#‚PËô“NÄI³­6‚èá&gt;E¿¢q@ò#ôúêÝñƒËV~ÆwQÿ#…#õ#ÜÑÏ#ê9°#øžhQ ¬h#Q˜˜n�;z%æ0Ã¶çoOÝÒ¾#µ2m˜õSÉ#-@#Sk|N™O&gt;*ê:+”ß‚6/5`µðUÖSµ&amp;Š-H½#ûFR¤S›r^‘”èÜK�N”É�Èb##3~#ðƒ £#P</text:p>
      <text:p text:style-name="P1">‰Å˜u[É´œ#ëÙæ£Su´elŽÀgôµl-º�I-##Ò&lt;'¨U16Øíh#‰G„DÁÅ€ºi«E}#En#üQ÷ù`#h#tÉ‹€á#|Üåâ¿|)j‹##‘–û,/+�§±È#¸còP[Ä"ø¤¢Òìå#µƒ#Ö“œ·)G£ô€#„|k#_3Ø##çÙU]³µ6H™`€#Êu€Ã¥Ãç®«–#s�ií&gt;Å¯Éá�Ùgªð7îâüT÷¨#|Ò®«#ýä°øR�ëÛío,ªupQ#­#ÏÞI½#c#‡X8j²=v#ñTgh€ïŸîûAJ#;;%é›ÜÖ#�†Ýw,ad <text:line-break/>(MR}e¥</text:p>
      <text:p text:style-name="P1">,ë´.ëåÇnçÐõ;#SZ°*ÄÁ¯<text:line-break/>#”¿·¶a#×ë¾Ù#–³�£Ña*ÒjþÞMP##Ê¬tA&amp;Á^#ñï¶&gt;�-#|@#Rì#FŠ4Tfñû$<text:tab/>6¨Æô”Å#ñÂ›ƒ?#%&gt;ý´«Ã!Êví„Â#;#/@¦@Û;ƒ5FQsX\gS]Ö&lt;¯Ò#¶#H¶#kwÒÕ"ç¹Þ;K¦t#ßÍŠ</text:p>
      <text:p text:style-name="P1">’#ÏurÛìÚ<text:line-break/>·¬rÈÂ]Ô)pp´×ÒíÅS†1Û#.XÈŒ##&amp;éTv#�­Ï·‘˜(Þfqõë#ý&lt;#6Uûò¶¥3©D#×\$n­LxãF¦ÄC`„Êƒ¹$ƒÞë-Ò—RèÃ÷A�¬5õ eMK¢A!–r¿‰#„ç8!Íæ#¦^¶ñÕ³#”�ïeö#:…Èw“s:åi®Ÿ‹:ñ#“#Â¥�###ÏÕV!</text:p>
      <text:p text:style-name="P1">##&amp;<text:tab/>øùwUú+ ¤W##`ŒŠÛ¤í:1#§&amp;~l£J#Ô"XÌ:·ºú</text:p>
      <text:p text:style-name="P1">år#~�</text:p>
      <text:p text:style-name="P1">ËÂçŒ—ÉR‡ÒtkÂ+’##Åê¶Ú6e#’mHzmò‰ÐgÑ#•ÙÛÞª#²2Kv+Ô*'{ƒYit^#õM­#Âà³#GRšb–;H# „WY2a€�Rßð=NKŠ|##,.CK}¦…ÅÓAU»fSáI[rÅ«ûâ&gt;D‹ìµÃØl#Å¨›q8nœT½ž#üÝ#ÂÌbÖ�öÿ]¥Ü)q7#Ð##ùXõNH´�&amp;çõœÛµƒÚõ¹úïø­éë—6”™E@7hCñT&amp;ØÕ;­###s(n³##Ž‹¶</text:p>
      <text:p text:style-name="P1">#â(#:Ê¦¦%ã#ëÁéØ}#f#¼þq‚¿Ð„-øÊ#—}¤#nãQî#áÛ#þÙ<text:tab/> YWGÇdöQÁ¸N#æ°þ#†#Ã”ûÜëëëU…šk³ªOÝöÚ†±#jo:�‘°ó›’å—#�»dõ ¬Ò#™Â¾ê</text:p>
      <text:p text:style-name="P1">Kr¨ôæµ4HnØÔÙyxud&amp;¸Ì#¡#!Œoc»Ô##®ðkÁô\tÙ3Þ€BìBÿ7úÏy¨@9îÞQ*¬r#Ó,Áôçc,B’z##|!w#ç¦O/ �êÔý÷‘�/#0,?,‚ÝÇ\]ÒjSª^�[h#Ì;Ø"·Ó]Ó,ð¢xîâ™×Ðû²$Ø#É?®qÓgt†B&lt;/q#.ÂÍÏö˜ÊÔËh�óìïÍ#¿3##</text:p>
      <text:p text:style-name="P1">­AÃ¹M‚n»#5fv#¤#&gt;WúäÖrhvgâô}*ƒzšo‡^½Ce#&amp;F�##ÞæƒË‰#^#É<text:line-break/>Mˆàf|#UŽi#å#`Ègo ¿Â·ï1ÝüÅ'{jÉ½#-#†_=mæÍ+®[ƒ.¥'�#™�o#]�ŒùÂ‘±Ü,m##%#</text:p>
      <text:p text:style-name="P1">'ÅáÍFA7[#kŠtÂŠ;5cý</text:p>
      <text:p text:style-name="P1">�m&lt;{#D°U‹¹U#2÷*SïôtÍ7l#a5[J�É¾·³uPžºaøhÅ¼Š^*f¿Z½ï#hPøð#»!ñÄ’Qæòoí&amp;#òY«SÛ­{`g­ÿ#õgìúf\«”à}¹Ç#‡¾Aˆ<text:tab/>*`A#|¸èâ×ÖB¬€&amp;ð.—#_çL\m#NgL‹½Z<text:line-break/>#O¥øœ\#¡#Ý5vëÓ�Ü)ìèÛ+##Å#à##@;–#�F=ñ1u#"Ç1èå¤:æWjHHŠ0ZÄ£"²›ÿˆÖíÎöƒœÅ¨'–E##Ò„ð{“<text:tab/>7ã�##ç…!õB‡m¶%�±&gt;…øÖÈÇÁµWuº#Y#AÔñ¦¥#*Ù%#e#i‚kLßÌrså_Júà}A&amp;H¢MŸ¼¬Bù±]#GÞD#u–áå‰:j÷ïK##&lt;jRë5<text:line-break/>›Î4JŸ#Ä˜¸?4=&amp;0šÒ.ÅÉ÷E#¸Tÿnp�…�ð¤,¹VýE#7ŒîänI¢ˆrÍ3Ÿašæ˜œPò#‰#8&gt;ëÉ‚#'ÚÑÿfõË“�CUþ”íµ}ÐB##R#½}¾TþÆË„+Ä #p�·É-#�##ü-#ÁŽ�Ç84!±õéÏÐJ«èB£5Úª#0€UQ÷m²g,¸-��¾@##©äé4#àßª".y6</text:p>
      <text:p text:style-name="P1">óxCÐ€Ôßõ#ey‹óftçF …#¬Wã}‰¼£09SÂ(#K#Ö¦#8</text:p>
      <text:p text:style-name="P1">Æ4_jÖÌR´%ªƒÒÝ</text:p>
      <text:p text:style-name="P1">Ñ5ú###?¨ÃI#ŽÉ0IùEæ't!=U†K#„w*~ˆÕoæ#nˆ&gt;"ú={ÐhIi¡rû#&lt;#{‚Â„‰N0Ëmš+"›¿¯ç#…žpH¦k!cèc²[<text:line-break/>¤j˜ˆ#e”,£[RïlèÃ±#œ£Í#ör4ÿeŽài?V•ÅÍ°Q*B•#�¨:##{¼RüŽ6s]sÉE°ª’dI8Ü3#êý¡6yõùï&lt;²)“ÖùºU˜rtB¦ž†.<text:tab/>ƒrZm\<text:tab/>÷#,‡(‹êº&lt;ÕšdîH#ßF²#?Êæ¤#‡#</text:p>
      <text:p text:style-name="P1">®_##ÓLâYJÄ{UcÞwå�{ó˜¿#x#ÊhéI #<text:tab/>?</text:p>
      <text:p text:style-name="P1">a‰?ø0Kk3á<text:tab/><text:tab/>ü‰±Ö&amp;a#KÆü…{sT}µ£ÑC“�ò#Q¹š Â</text:p>
      <text:p text:style-name="P1">Ø•+ÙÃy¡Xpk@îP¼=÷pÃø#~åN´“–ÍFW×m”YÁ3ÞÜÏÃ`tæ##6ÃQ†ÊYg¦</text:p>
      <text:p text:style-name="P1">À(#Þ?˜#A×ÏüqDƒ#)œcÒü¾ëûB<text:line-break/>pÊŸÚÞFHÑ¸„îoqm¢¥Ow#‰•Ït®µ��Q†U§}.É�##ŽNÿi05d#T˜œFmæ´#œ»¸!&gt;ºõo#jÞ#õ 2x®Ÿ#ü­Ž5"ŠOŽÓ|~Ú?\È#:åCSh”ú2J¶LI-5#1Ô‹�£»#BÑËôþ</text:p>
      <text:p text:style-name="P1">jB´³"àÒ#¦¾°&lt;Â�t˜›Pi#—¹v ±j§ÿ?žÆšõ$&amp;PÊ#±¸ßX#'##ýâ+‚Jñn(Cæâ#z]çÉUýÖ¹‹#ßuìFÆgw€#ª<text:line-break/>Rr¼Ûb"Cß7þ$r.vr!Â¯ü«ˆê¯Ïb</text:p>
      <text:p text:style-name="P1">ÿ##‘°^¼¸#;¯¤)”Û# J][#ßMA#®*W�O#A~ÜŽsuÕA‰,À#¼T‘ù#‘€í¿–±˜ŸT#Ú#ÿvëë_A‚©,»ð#]¿#.„Ì#‚VRÌÆJŠËL#g“›æÝõQ#¬bK¨#ÛÆYúÔ^áTSªÌÇ7Ù¾‰CE<text:tab/>ƒ$Î&lt;žÖ±##ìEÓ:ƒ~<text:tab/>&lt;—~ðJÃàÒã�Ã›ßÍ#Î8#+</text:p>
      <text:p text:style-name="P1">¾##Ø ûWøØ™S|AþG†è3×3Ší[Í¼#-ä5¢³#’òœ~�#ÑN#aq`‚B</text:p>
      <text:p text:style-name="P1">t~%N#ØM</text:p>
      <text:p text:style-name="P1">-ÅíÊH&lt;|¤##jYÿmeq’ò#AÉ#jëòEÛìºãß»^¢#›Ê$à##i);úËè#$¹©öÏKìXúK·l¹#i#—&lt;ëÆî/Þ¿ù¯k\#Kç¯bdtB„²#b?VÞ\ÛÉnÓ‡š¥7j.ñ¥ÂÅªjd/žtÿ#Ù(DÉ-Ý”ßHB“èk“¾l¡˜l}'Û#Í£d{¯ŒÉ&lt;ï‡<text:tab/>zgàQKÁË#bdŒ#â»ó#¦f´ÏÈÔÎB£/ûé‰öFî*€sn®<text:tab/>ÃÚËì`®‹††i®Y+€­Âã#þ$6#è#ýIúË¨$Ò¨<text:line-break/>aÀÑ</text:p>
      <text:p text:style-name="P1">öÎ¶5ëJÉ±ó68#Ž^¨{å¢×q#òí0íš#í#²â£¬‹šËñŠ#'Åk6seü«©)Ž…ÌŒS”ûUZÐãéªôG–Ëã#´#¾�|ÀºK8#*„BaðYààØsj&amp;�CöÏ”•8ögF¹‹¢±&amp;z²ºGP@ø¤#L#T‡Ö)¨¢Ê#ïO]Rn8žL*´Z3ùÖì¡á#ÍÖË]ˆ…#Ú#¸Bìôlè&amp;òdÀîÌw&amp;V'jC%O,’_/#°1*é‰�ç#y»#±0<text:tab/>È:­›‚»–ñûµQÁ#¿#¨“|Ã#¥#Äû¯&gt;W°ÄÃõ²KÛÀSjH¡®�ñôæ—T±Œ#´x±®¹6P�+"BQ³¶ô#°e�q‘ã#iÔPBÀ§èÑG:ŠJ;Í�þõQ6F2rý(Â,¡ß A½U—Bê�z#5à#ß½Ö##,'ÿl±##ôÎ¤#²j1¸&gt;öÐÑä�páØ�cø{?â(6"%##®ª&lt;®aU#ƒË7\1|jú-#¤ÿ#¶ w{0¢”##É#…ˆ<text:tab/>^*¬8#U€Í#”¾+0‘#�£É</text:p>
      <text:p text:style-name="P1">ÃÉ2¾Z2æ=Ø€Þ›æåt”ê¨h†2s”†=</text:p>
      <text:p text:style-name="P1">iÈGI#7jÛ‹sd¯#¡\”Åt=Ð{„É#Æþñ3uw¸#SÁV*#Ê K‹\º²ñ#ä×´ê|::‘=ÛÜÖÀd‘ñˆ_;"#è„ã{M#Ó¸[:#£%#ÆÔùj|f5_ò<text:line-break/>¿ï‡¤##í=lV##CîÈkNï=+Á<text:line-break/>-*:›S#™M$t�&lt;SJR#ÝÆï<text:tab/>;l#»#4+#ý###ÿ$2¡#¿- ó³C-Å¶Ý#%M�þ~¥”*þÿz¼s¦&lt;,ä¸�éYðÁbÈXÛ&gt;Iµ</text:p>
      <text:p text:style-name="P1">äù°ÜjÊÂJŽd#ê HjÈó#Î`W#&lt;þm¨¬#æ !×X¢5S3<text:tab/></text:p>
      <text:p text:style-name="P1">03¹�­=n�íï£¤Ö:QW#÷Åð6ß‹l\Á¹¢#Lñ¼Óó#GoÊ6+uèšU¡ÈpNx.Ì#XM‡O.˜ElLu@ø²C.6;##©µ#^%É¶##•n€¢¥&amp;€cUô#ti;T<text:tab/>Ãd‡€€Ö#þŸT#Ù&amp;ä²¯¥nõ—¤#äÐÙ]#p#Ò.ôK)ÊiJ#ATDRú1må}dï2##@Ïþ##™â#8J³S7¤]’ÏÄ‡R-2ùªY~"n_ÛŒO#þ–ËsBì€÷ðßK2tÿ#]Úè‹$#‚Ïdöt,#Ê‹…¥#¬/ÖmÄèŸ^#|–G#á}&amp;Bé#Éú#Î#!5a‹àº‡F˜$ãî#ž´#ãÖ¨¦D8í®«·ÉÒ°Öoð<text:tab/>�ÜêÄ#a#õQ²]É¾@<text:line-break/>s#¸ÇÎÓ,##œ¢m€žÈÂ·2#N˜3Ð#D‹#¾DwÒ8#9Œ-åCGÑStø@£²ü&gt;&amp;ïg�õ[<text:tab/>#f0®Mm»ÜE*š„ín‹éy‡ïHùTeªÂøõi|Ï,-b6r‹;®l#N”#|•ý#<text:line-break/>¾Õ=hd|g#5Ø˜âýõµÈ;i§Ü£U+Øõ^“#�#ègð.‹¹¥¢x“¦Š#È5#ïWRg�CÏ.q]ö•ÌL‹ÅÉf_ü2}#�{èºÒA1Lä5ð<text:tab/>Íê²wû}%¾ÚŠ˜p:…âÁÎñ#ø¾n+#Ë4._?œ™à|<text:tab/> \åVŸ»#")Ó…t#®ÄU$Ÿžã·‡(s #ä#è—¯&gt;ÑºôÏ0ýãG¬ï##æ‹#]¹*:ö##�2#²š»Óç$"…žŸ­Êêô###�;’ZË±Ó#F#k€<text:tab/>—”:m”]�…"ì¥Í³Ë9b¼X"#&lt;&amp;”Ù¡ËÍµI��­t?V\®Ô5RKP#Ôý­ùPRC#yó##æêúƒö»Ú#&lt;C’‡</text:p>
      <text:p text:style-name="P1">‘h›A¡<text:tab/>ã”±4ÍQ2##ºmNÚ"Ý(´réþ#~”ÀµÚè€u÷#ël¶n² øÿn#$Ê¾K°Æôifû]lŒ®ï#õ#œH�š1P™¥‚îWŒ]I#»#Ëø†ùT{‹-+°Z·ˆ½›Ü3<text:tab/>ïƒóœóÖ#M¯c¬#€¡.•;#­#¢<text:tab/>[î#+##úIçwjŒMÇÔ”O‡S#i_BpÎ‰&gt;¿1<text:line-break/>Í²ÄÜÊÄPË:Å¹#Ëd##ª¬çY&gt;0úú#�]W£</text:p>
      <text:p text:style-name="P1">ë¾�Òw&lt;’o6GwEàø|H##í'ÃC#Ié`c_kÚE™kl# k—EØü#Ùd¬gþ##$#'\Ftê9</text:p>
      <text:p text:style-name="P1">tl)¼›X#Ê&lt;#,#]Ö–¨ãµ¾Í§��p¦³ŽEÖg#véšðg#/Æ|°Œâ†²õ#</text:p>
      <text:p text:style-name="P1">¤#WV:Á-#˜<text:tab/>µ|c�Q3ÂµgÃ�¡E#]l�Žö&amp;mÑ^#Mî;ß®«NcÕ¿d$i<text:line-break/>õ½½.èÜc&gt;Î(Vj=#§×<text:line-break/>)?tÿdþ#Ía®wv©</text:p>
      <text:p text:style-name="P1">¶àoŠDÃÇ/&amp;#ò†##äô#îu#ÕäSf#ÙN###&gt;¡õëOfˆqsÓŸûØnô#œ÷?ÊÚ šÓ4}‡¿”ß#½Ì\#Œ#6IÐÐ;‡’##2#î•#Cý¦;#LÑ™éñy!†Ü…F.#DÊ ?›ƒ?üµû##RÉ#÷#›îû@‹(##Y–ÝS#›•$?#ì ŸN(F‰VÞ,øÇõ#ØY#!ÆÖ�K#²#»²X¤ Ü±bpHçÞæ#?Ï!™#bdŠ,õ%+˜³ÓèÇÄ­H�»#Û#Ðqlô¯��jXT÷mst¤G²eà-ƒG’^#ì¹=Â©#°AÃ€kñn,rä^1±°àö,UpS#Ev!ÂPH˜CèòÁ3+#™m6ëvöŠo#�‰Ô#ƒú#®êð/é# oàr÷›ÇK<text:line-break/>ÛFvÖ"VÊ‚´#/ŽÛjðé<text:tab/>-#@#®®´Ã#�”#š°±�‹�Žu#Ä™ƒ7TÈ~ó#-#÷ó¦üü²#^¤aË©ÍÊ¡ò«.Þt–zxî¹êÇ¦¥iÄ.™#�#]'Â¦åïG#w#¾Ñ¤ÝXç'?[TùŒ;`£¤ƒOÃu#±áa^läÚZ8—‚žvT#sš(:#ýh¡·n##Êú_#H,#Yè5g#†)¸°]²ôœ#oÊ(œÎà##&amp;¬˜¤([¤@€•V#ß´�•öÐà|õ^&amp;98ò*#î±°7Š Þž—Nx#ÔÙ#E"ò±v�£#ß¸÷•Ðx2s—N#&gt;²ÚÍ‰fº³#­ð’O¬«5)5=¾YÛ-ò&lt;^q÷ÎM”÷oyš#Ûöœ#~&amp;˜�ÇžSl/‚l#Ö`éíØ(GÃéÖ-Õür!‹¬ˆÃ� ¿9¤ÖÞä'âÔœ#°<text:tab/>‹m”$1+ÿ##/@·Ãì#­øî§ß##\ÅÅt‹Ô“#ô€/Y:ÕÎ¡‡#·#ž·Æ'G#ŒÍ·MÄÿF–Å</text:p>
      <text:p text:style-name="P1">Z¿A«“÷Ð–#*E©JìÊ•P?ì‚��Y#´Ðt’Ã‚ižõ1"A#6ÚÈÓ_ðdš2Ä«#Ž$³@ë§#®A¸Qò#\J4#p.¶¯­(HÍú¯_VþØ˜nÉî™¥#NºyÝ|í«�…ð|.�ŽjÔ5cG¢jNxeñé%]˜%2Ÿ\ôF=Dl�£Ù÷‚9|J##2Sw/ÇhQµ.�#ûI³+Ž3ŒÌŽHõpƒõÅÄ“c##Jl:##Pù1TLÇ~QÝì</text:p>
      <text:p text:style-name="P1">¬©4=1&amp;¾vüŒ}þjÅ#2Äév·à#F©Ÿõà#S##]{r†Z&amp;G#ŒTßjsACúùæ›[n#Ë{õS�ö##8ð<text:tab/>¶o#OÕÑ”y.ìÅ/*1</text:p>
      <text:p text:style-name="P1"><text:tab/>Öî²¤’ë“ÅËú­�##¬<text:tab/>Ž#¦#chq`þŽÒ#EHÃ6Iüt3�†D½ÒcW=_®÷&amp;`óh›ã#Dõ·ì¢®Aë[ùÞR#Bë‘Î83#}&lt;T±�#›ÑàÞ£ÞÜqòÜ"í##Vázþþ°Í¶¸Éo¸r’3}ðV#</text:p>
      <text:p text:style-name="P1">øÐjLB€#²6#²Û2—|õý×…Ö-{—`aD1&lt;ð%Ì‡oœˆ7u‰‰ågwcNô“ž</text:p>
      <text:p text:style-name="P1">µƒãYC<text:line-break/>#¡Î›«uu€Âá»Ô43×¿ñ›„Ð¸ÝÜÚÒjÍôˆ#@âî‘#h@U#Î6A‘#2Bk(m”¥™»Šî2#¸²(6}EPU}žV4ä·ÿ</text:p>
      <text:p text:style-name="P1">‡Ýg»y#¶²‘ã¶+¥PÏ{3#�#ëÈ‚D+'›e{@#û|ÞjØiN½{Ûü1Sú®ÈÙ&amp;â×T‰#+¸ #¸##Å#¯&amp;#Æõ•€ˆ½&lt;4U¼÷ãýÊ©�A#¡qºô1·al#ËMùˆK¬þÿZ;%#+ #BÒ=±#G¡;x8#\éŽ_¿†ˆ±ŽÇ#Ú½'‘�ÞÁ©�QO�#D^–+#”###Æ„ýó¦##vËe¢q#¸ä 5</text:p>
      <text:p text:style-name="P1">'Ï#ël</text:p>
      <text:p text:style-name="P1">#¦##È# ³qi##_—ŠrT#M{Ê�]#‰Ø´h·#2#Wº#pÍ“ó'èü<text:tab/>¡<text:line-break/>x2£8�+õT#i™#BP~×A@{½„N#,&amp;D))–÷èæ|ß#¿è&lt;Ä3½#³j#ÆØËçÕ´�#Ÿ™¹#òÉ¼0�##<text:tab/>·@×M!¸vÉ&lt;#lÈ#õÁ'zÖ4ÒÜyÈHÆŠ#ß#Ð#}Â&lt;’#X�Õ#éôïvÄbÓp#RÉÏÃí#ŠÞŒŒs^#‘O‰êÑµ)†£©] P#Ë°‡ß«=¥­]¦É+¢##/›#V^í¶Ÿ###£ì#RðÝÏíCºvXÏ#!ÊÐÛ#Už#�##bŠÑ‘GÉ)ñùHîžÑXÎjÄ´à#¸â#ãÐeÑ ‘Ji�#˜�S#‘r.uJi¦Ìl6�‚3Ë8©Í”ì‚ñ_3‹Ø"‘ÐRã8GáE#¼Óñ}Ÿð-Cþ¸863|&gt;6¹áî™Ç·##xÔHÆ</text:p>
      <text:p text:style-name="P1">‚äï#”P3#ºM#“�ê$~6Ôüáâ_rà—#ôDf#ÝÕƒv-/¼|gýd9¼#Å\Î‹+hïA#ÞŠõ˜u¹¶û‚<text:line-break/>#„</text:p>
      <text:p text:style-name="P1">Ì¹#ìIó##–Ý½%ót˜ó±¦E“aÏ# Ÿº¡–#*öGw€©#(œ£:KÈ#×HWZ«p[#ú¬±JÍA½´…M�æ#W‚�ÆJ=y3PÇ*0±%zQ3Öªº ¶s\ƒåCË##ïhw�ð##«â#ŠÍjc+#/–lKšŸ\Rº¸RûnL`#Ub|Q–TxÆ#'\³</text:p>
      <text:p text:style-name="P1">ôú##�À£Úh÷ì[ÙeÇ¥kS[Z¸“…v|ß-3Ë(|¡·÷ü#ÊŽ#dz”ÂÉµq«‡#ÓÄ;#y`É˜lçcÀUù####À#2H–B#û#yÍ’¦ ;¨4ý3–2#Ô™üÚX/ÞšL^8ð²ZØØÀ¢ó«¡šÕŠ’#€»tgÔ<text:line-break/>#T.#Ñ] èU¥#pÏD¾¦ƒqJ2Ô4##÷Š°¡€##Uò#¡ÌQ°$NimE…#<text:line-break/>##%&lt;çÑMÔJäÐâÐçÕž°Þ9¯#&amp;B÷v°%#Ð£&amp;#È#oìO¬ÙiXšdx36˜UÝä©a�+j#*#0­ðÌ3�üó�ÌQ”Vá,1Ÿ</text:p>
      <text:p text:style-name="P1">Áó+mˆ6«k#Û³&amp;¾J~‡DJ(w¹I#ÒóâöœâtðjRxá<text:tab/>›Ùª´²r‰Ò:«üWUºoÕz#°Õm˜QÁ¨Uu#$‘</text:p>
      <text:p text:style-name="P1">Z�éØÌ]_R-2#Àj”`##KþD‰¶¥o˜Y_fc&amp;i2#HŒóÞz¢v#â#é"(UYŽ[Óœe±¼¤^#ÄÿlÐ.Sû##ó)—Z‰:~Q!ÉÆ#¶‘ëbk¶Ç¸F<text:tab/>-8t�Æ�¢à#ç"ShöDRÛ‡Á„</text:p>
      <text:p text:style-name="P1">#EF­¶kf#´‘dEîX2€DÅ­{‡#µ#Ÿû"�ø{ÃÜGÃ5TñPï²…¿\«mmîëÐiÞ&amp;öº×ÏO#á«¤#±ß$</text:p>
      <text:p text:style-name="P1">Ùh¶3òëfÞoõj#ªA®þÌ&lt;“#5©V%�é,Ñíü8¹Ä„h©µzM#3]°;¦¿_Wv;»Èh˜#Ù¼ŒYj†©.åâT£„®^·®#75L¹áì6#ìÝ#úOõéÔ}£ûaÔa!#vBJC³ï¦MLµg._œe#Ñ£C²1#‚�(‘#g#LŸ«c#óKêø;'BÇ#ýnóˆÔP¢³Ü‚¯µ'¦RÉµpØõ^ô=(—Ð</text:p>
      <text:p text:style-name="P1">#AîÞ,×¦ñ‰&lt;pÍf‰ýs"#ô#íã#ßÀN<text:tab/>˜b<text:line-break/>•ù•I¯°X­N##‡)áéè</text:p>
      <text:p text:style-name="P1">QŸƒMß#O+Ã¶~JÉdñàxË##ºœªF�i8�#-švÜ##p#_#5‡Î#"có¾]#(wêp—ÁŠ</text:p>
      <text:p text:style-name="P1">ŒûRÒÏÂÁã¹#þ#;&lt;#Ë4#è¡Ü­{œÜSÖ\yBy„#MètßW~ÊMl€v×ü’«3P%õF¥á(Mö/´k#ü$Æ&amp;ñ#Þ&lt;ó&lt;‰Û<text:tab/>Òw2‚‡QP#Ï&lt;Œ]Ã–ÉÛ÷#E l1(‹«e§€£ŸÒ9&amp;�k`†IŸâ–±g°OmÊ#-š3K±ÓØ</text:p>
      <text:p text:style-name="P1">Ñõ·ƒ5ê<text:tab/>Êa±dN</text:p>
      <text:p text:style-name="P1">#!aŸ(##½ImøÝöl²mè#8Ÿ#‰¡=#á¡ö 1“#º—]´:¸#6ž¨-#w#k²HÊÜ@œÆb¼áGèj°#W#�"_R##Ÿçž=hÒG@Æ#ú#žû€#®ì#LX°îæQ¤##4C�hŒV]Á#Ãý5#óR€Ò#2)ó6ùq‰rsðªE‹Ãpþ6©ù”íÿJ`G<text:tab/>N7ßºÉI§¡ÿ#R¹Œ®e£gÜ»E<text:line-break/>ÄEƒÅFFï/qyÃrš¢žîÑzë$ŠÊB@&amp;øÿlÖO #NF8Õ…E .O</text:p>
      <text:p text:style-name="P1">�jY sO¸K€”«x4‡#Ûé�)L0%…#ëó#E#äÈ™˜ï_Ìa-�#•õdòóÚ#á;Àh Løš#ÃA#,#beÈ,ö¾#øÇë)·îö‰€÷Ä†¡5}«™¦YË°ˆ¾gSUvæÊ)äzÅQÃå&gt;æ#¾3K8°wçå#®céß&lt;�éåßÄ#L##Â¶ŸG</text:p>
      <text:p text:style-name="P1">- ¡¤Õßp#§°Ü- m±Gÿj©#Ë#+ënu�†aM”9#QØ§wGQc¹Dˆ(#nwÅva7AA£‰ÿ<text:tab/>ÒÆ\_ùBËI»ÐÄ¡ì³)Þñ„ÏÜq&gt;ßF`SÓ�å›pl#¤k¡#ˆ­ÉN±,P#ùçypUAÈ6ÿs,_#iîùÏŽ‡Öî,ˆ}‰#”ÃøL#KÜîŸ# R@#óVô‘)¤­v�ò¶êÓ‹@!ƒ¼kþäSý«‚'‘½#Î#tB5“#ƒ|óÙ«žqNEñ]É4Óz##QYÆ#¤p0T^l­85S�Ä#u'#B‚ÑöÏ#Š#ã#û¹‘™‘óÙ#Ê�Ï!Û¯°P‰F£Éþl#W ”&gt;¥$#X¹¥V‚3‹###ƒýÌ�krZÉ±<text:tab/>¼üržþ#©p,r·Q#$#–c6·ìX&amp;»(#<text:tab/>ÀY#�ã\ëj£#Ô%ËËFŠ3žâ¨±ÿ}.Œ-Ê#ÅÊ#œ#¶§¹sÕ€</text:p>
      <text:p text:style-name="P1">±´XMžU7¾v­<text:line-break/>O#‚£=®]&amp;e/ù</text:p>
      <text:p text:style-name="P1">ÚVƒ#VÄÇœ? ±g#\7å®=#F£#\V6#Æñ##C$#û†%ÁÄìh¼!V¦óe¦Ý¤˜¢#@### �‘###¾°Š69É˜7</text:p>
      <text:p text:style-name="P1">²6`ªIƒÚ#èQ�ø#*äg#s½ŽQ´ä#ÙÂ‡¬€D¢w#öGmãöJyc<text:line-break/>ëÎìÂÐK</text:p>
      <text:p text:style-name="P1">bûB­#¿ó<text:line-break/>/m‹Mô##p£qX#œ“ðš#£#Œò„ÚºÈ†þ|Ýîl#Å¶@œ–;#UŠâGöy;!ì#!¼Çô¡v­có´&lt;‚�•Ô##¥+#\ÊC</text:p>
      <text:p text:style-name="P1">sxJH##@ú¿#n&lt;#B#ëu-º)#™#!DiƒÌt¹^#êêÊ•#ˆ©_�OÇu£ò|'##ëžÊ„¢;ƒˆnñ¿#E«;¯–žIâ&lt;;ö§*�e{K/#ôöµË#‹Ìx½ô÷x#ñÞå#Ç”W-Vl<text:line-break/>#?p/MÓ#¥‘Š~ûo¢„</text:p>
      <text:p text:style-name="P1">�&amp;4‰žÇÌ%b#“à¼Í#ç!Ó#N„ï#¾µTqz#</text:p>
      <text:p text:style-name="P1">^#ÿ#(¸#îi†mK=â]ÔÐ9TÊD#ðR#ë—#%ÿ!?ÉË?Êã—kÛThsïC</text:p>
      <text:p text:style-name="P1">ÕB‡žÜ#€\»µYOæic¯A}Ëc@#:”<text:line-break/>Åì#:�¤û# ›#àw&amp;¢#ê¤›V#ÆáøZ(Në¸góû#R!H?<text:tab/>“^V#b&lt;q#|3‡ <text:line-break/>yÚš##ã‰b±k§nþ³Dqó#+#&amp;5T#Ë`¨9ßË$ai•ƒ-‹¥"z‘,À”½ëØÁEch‹YÆ¶d*%MDFi–Q54#¯}‚ö7#º20¿é#�Iòi#tG#£|y#á—ê‚N¨CLq^O!bã$=#¿#¨{#Š�¤@'�#þÑ¤</text:p>
      <text:p text:style-name="P1">æ í¦¬™&gt;lk:3##¡¬Û#R.Þ à§ÓÀ_#ÍºâÎÓÛÃ™?a²"Œ{ £‹ÅnÂ#/H#8Ä¨Ë#B¶‡|�sty</text:p>
      <text:p text:style-name="P1">.Åâ0#U¦`äš9ØÝî¶}šë¼Ñ#×#âP?KålWuà<text:tab/>RòƒÄ;k#†?¶#Ýù_�oCÛ#T5'N¥%výöþ¤¾’…&lt;ù#ÃùÊ%ðÀ*°j‘�9ª-,ö�º—BÙ#yöÞ##®1ÌJObð#&lt;¢¸›‰2Ë##Ž¡ô§8²Úé™T�²#vÞ1?Ü,SÙ.#!#•#Pœ�{Ïç¥,´0µ<text:line-break/>##VL›çº¿D#*!#2˜Ä²ÞEJç#s#‚v#Z#*çŠ�#�ySš#«"O^*žýXÝð?äÅ#ÙàÜ,n*)TT|°<text:tab/>™àmÑ-µ‘R”�®?­ÿ51ô··ËüþT#§µ§3#pºfÇ«ú+##üZÅW#¤D#ú9†Áî–Ò#å#Ž##X/TžÐm8ë!B†pÑ##�#<text:tab/>ØJ#jEJnÃÑ”isçÙñ&lt;#lþ"Ò##Üw#¿¡¼×é#í¶ñNÓ9#o`ÄéÜð˜²¯ÄJbh@Æ#å¿¹MDA#Pÿ<text:line-break/>2?š;x#™Š8W$</text:p>
      <text:p text:style-name="P1">£C„Ž*/ŸóO/ #¯Ôb�h-Ô#yÒløuÇ~Ï%âôõõƒ)Ìµ##/,˜#¶ë%#°V–¸Fy#óÚž~Xnkþ·F )#6°¢#¡¦Æ#ÛH--f`ô#ø#Q#¨q](%(M“HN#<text:tab/>ª°Ý#çQwÒÑŒ##c#œáæ&amp;E´ºdNKà#j2|«Ï§#Ê#ì#ŠÍ³ôÙëÍì|#=#4$ R§#<text:tab/>µ#<text:line-break/>“Êo##$Mv1#â½¤£®üe#q£]Ea¹�Û)Òš¥†Ía´Ía§½7XË"QÌ¬ È|ºÜêøMÎBP)gÛKÖJVÙE§j¦A~Ú=Mˆ&amp;¥™£Íµu</text:p>
      <text:p text:style-name="P1"><text:s/>q{�#oá#bŒ8Í›� Å#6áiK#µûºÈº+<text:line-break/>¯°{#™#)</text:p>
      <text:p text:style-name="P1">`#}÷øH¼”{…#</text:p>
      <text:p text:style-name="P1">#B.ä O¹##¬v‡S#ïò&amp;ý‘„Ûú‚(•<text:line-break/>N#7Ô9ç]BI@¦é</text:p>
      <text:p text:style-name="P1">Ëùž=S#‚YKÇ¡˜##(‡!yµW$#¶ú59ø0ÿ#Ù,S9&gt;#BEÏY×Ò¥Ç##²¾Ui&lt;�¾+"itKò£Â#·×¶›#ln^�…õ[T³ÑNUE·ì8@#<text:tab/>±8@�eÔÂ-ƒª¦_DAÖO‡ßYkû##T#³ñ$N2–_€§¦g#·›PVxé�#Òý„�_$#Þ¥<text:line-break/>wú#"ô^¹F·ž3òÀY##+‹¹•V8ïÛ5æ™½PºÇ</text:p>
      <text:p text:style-name="P1">!’¦cµU_tœ˜våt˜Íë.X_l�Ãf#?<text:tab/>#�]</text:p>
      <text:p text:style-name="P1">®œo½8#s#[¸#uì'ü+M^KÔÌÛ˜~so~o¾+Ïa*S#R.ya�™Ø~ßÞ#¬„9¥N?wþ‚ñ�1HÌýÔ;Yÿ`#Ãè©^×?</text:p>
      <text:p text:style-name="P1">#Oòª¥H+‰##‰Yîƒã?ïIÌ’“E&gt;ªÃâ#58Zt"êj=,ç\Ì<text:line-break/>6ì#ŸÌ‘p�°ÛÖÐj¶ÉkÑwe¸ò#û¼"æ:M©íP™¸h#9rª;NB”ÞÄ#á«=#²“PÞ'É#~DÉá²Æ#Ânóõü÷¶#§týU=o#X9�â/‘¯Âç­$?ç7ÜÜ&amp;ÃÙWo#V[Arqª#=##�</text:p>
      <text:p text:style-name="P1"><text:s/>#÷Ô9­q$³–ö‘ ##A&lt;^5­â##åÿ#¡/A#ó®&lt;µÚ#Í×;#”#�Û#‚Ðh0å{s¦S4ç·_ª}}A‰®È™#Rñz#*“}…#Ú ­ÝØçi5F#bÎSu]�'Î2C¦³±Ä‡IVÆ÷–ÅO#¿«`�Ïë#«‹ŽÀÜþ#i{^Yð¶</text:p>
      <text:p text:style-name="P1">#Fl6bCÒ¤øþÙ#</text:p>
      <text:p text:style-name="P1">bñÇšÎ#®õé‹%Ë~¦Ò�bÖá`#¬´s#¦˜#IC#-R\Â×¿?#ÆÎºŽk‹#vV3¼]á®¸•UÂx#èn‡€’¿kâáî¨2÷Œä#²å[Úë3#Õ&lt;ç@##õ#Óëœ‰_®ájA#B�</text:p>
      <text:p text:style-name="P1">š#79GÖ'/hvƒÍ“#pž6ä###•´]Æk#²b*#V 6éÿ9¤Á#Ùà½‚é«¿ƒ+—à#^UÉ¾PAaÿ#„ #_ª‰ÿ5ÕMƒ!æ#î�óÝ7XÎØTÙî?ï}##›*Q</text:p>
      <text:p text:style-name="P1">%ò$î&amp;]uvðS#À‰‘-Oß�G#!·ß`êÒóäf\ì#CÊÓó‘Â#“q¯#ÛsP3š#3ñkŒW</text:p>
      <text:p text:style-name="P1">e²\##÷­Ò•#…³Ô„n^Æô³’º¶7JØ#rÂó#t#QoÁ</text:p>
      <text:p text:style-name="P1">8y~F"Èçd´#Ã\Æ»)êÐAíŸ�ìŒ=Äµ#*#!¨°#DÞÑ$Uò¥St#ï–ÉL#ÀcGÅ#t¬ü2z\q’wiS<text:tab/>™yæ›7#Ö#)PÊÇÎ¸Qgœ)~›8E„Å%ÿ/‹13÷0Äo}Æ3¥##è#©Ý„„N±#õêöOÝ}Ë¨3OÞ¹Üÿ%dY¢S¾xP”‡îƒ3ä¤Ø„#ÆGZXY#™»_~ˆþÒÎ¤®ÚKØ6Š ™Ó^;}#�#R#ôzP^iñaâžÇÂÖ¢)ŠtÝ‰&gt;°Ü,÷%g—Ý•À#Å„ñ#CUðÝ1H7‚#ü�ª›†ìwù ÿg:Â`c+Yà!ó§:MËß)¤³mŽ`Ù`Ê#—®Ævnd@†##&gt;a›v~ã4#7Õé#¢ûýU|J ƒ&amp;á5[«‹HÂ+ÃÁ±¹#‚Ù—fCWyùGÍé[åãEç©sž1�# µö�dÀ¿žH…ŽZ(ÎwÛaí¥#o;0#BÓ4Í}nQ0Ç</text:p>
      <text:p text:style-name="P1">#ˆÕá#]##)e#”ÍÓg-Ål-ÈÞßf–Ñ”$</text:p>
      <text:p text:style-name="P1">!«Íû#“:h5ùJk›”G#ß¿#†#Ð&gt; îP#&gt;#|× `Ïæª##&gt;£ƒ7‰qÅ¥Û6#È†`8‰liP�ñ…ÔýÈ¡Ûh±�Ä£—iÁ|nô—,l‰Á™Ê#\'^à#¢§ñ][tDhwp¼†R|Ælæ˜Py#ûüxxkQdîå6êQè###i,ä„m]6QD8m5n#n�QÔµú#çx#B=·±n##ó #­B¸#DQyÚ‹&amp;IÈ,R.#µ#Ì#ÃDm?##Ã2Ú<text:line-break/>]—ž@*Y#ÿPø#»ÝÔG##-R[N#›Vkd±_³Bq* QñÝx¤M„o„#�#¿Úc</text:p>
      <text:p text:style-name="P1">p%ûý#¯ôËŽì<text:line-break/>ÛããiIO�zÑ&amp;›Î¼FÑ¹H-a#Ó8#ç£#½UPü±�S#%–ëA#ÕîîÐ#Ï#r,üàüÚÕ‘¹KKzòÈë�Ê‰¬Ï#¼på¡å#ršu•ã§2óJymµ�Ë%ËÏ•À,ëi†##A</text:p>
      <text:p text:style-name="P1">„÷ÁÑ¥b—#ïØÈßÂhõ?“UÏpìµÞ„}<text:line-break/>#¡!µf##úž¢×#Œû#í#ÛJÉÚ#ë½#Qî¸<text:tab/>#RÌ7ƒu#53+Z0ü!Í�)*"–!</text:p>
      <text:p text:style-name="P1">Ë™‰ê]sGó¥ØJ9Â±52ä’V„t:½ £¢7##AÞS&gt;Âf~C}#"dÓ#«#WŒÄÌ#&amp;Óe°ò#eå¤o}r#,ríºÿ#9Ú®|Kvbs3ÃTQî=š’#r‘Óz~ÌŽˆO­Rß‡{ºJ©È®{Ÿ#øNÇRý#òÁ{ÿP€l#Ñë#’Vè"‡ˆA«t#.úT#=0?)#ªÃsÍŸÒ\Y&lt;[9X¼nA&gt;‚uÑþôåÍ#ÄÎ¡ò`##eé•äI¹©¡¡âÃrÐæt5&amp;Ô=’ðÎ'#Ÿ®Ù7™„Ô`&amp;ç~›o#™ÆxNÐ#­5Ñ‡ps(Œònèçà#Ú#¿##¤#ª##M!#å€&gt;#Mp3˜´ƒ##å�N©¿œ¬l·Q,#xg#<text:line-break/>ôy=´:&lt;›—µ½îÔÂ´¢•m†Š#R½ÓULE$Þš�G·#lIˆ�³vRÎV#ýí�U| ð°ð€¯#!mÈ#™ªTI+#†é†#ÍxR¨K9„(½øŸèðÈ#</text:p>
      <text:p text:style-name="P1">O«âô,ó#ÝD0#é%à#g#Ì[Ûž1tëß«’[Óç##, ›øYmæ?º¥Ü�ƒãU­#77(�Š¨Œ:äƒžkPæÿ\)–�Ï�8#ý”R#Êrí  dxEç™ëŒZH£¹@M¦æ i#£rZ�ÁŽ¹åè#´7„FüÄâQFköö</text:p>
      <text:p text:style-name="P1">ø_#{üR™¼�ÜìÖ™«-"ˆ#™Ê‡?ÝŒ«(</text:p>
      <text:p text:style-name="P1">p#)§3<text:line-break/></text:p>
      <text:p text:style-name="P1">yÿfZÌ×[Â#×Ž™h«#&lt;Æ|òæÙÇ†y#B!J¨ÞRÕÞÜÙ</text:p>
      <text:p text:style-name="P1">;;|¢I##à—#&lt;®hð#*úDßºÈ<text:line-break/>bŸ<text:line-break/>‰=Å9à4D#Ã©´œÐr#C&gt;©Zî#ŒŸŒÊ</text:p>
      <text:p text:style-name="P1">.�;“ŠðLHº#†ÍÅö#Aäì'P2-Rg„æÅÇ7ÿ#?bÖK#­¨éý³#z#[F#^P}Õ#ˆõÓºc¹Ç)Ã­y0½#*‰##sô�#-Roø\Ø]ÅåNÝ</text:p>
      <text:p text:style-name="P1">ì7®<text:tab/>c�Þ¿#Ù‡È</text:p>
      <text:p text:style-name="P1">Ý¢³;#Vêâäx�ã=U#<text:tab/>&lt;#‚#0W÷<text:tab/>#‡xA?=#0Lœ«¡ Ê3\Ü#a8#kÝ‡¬8}˜##_€„©Ã#›#%ŠL{ e†q}#—uîËË#CuÙ1L&amp;,�²=ÿ(‹¹Õ™]¶ìe¹Ö9 Lœ#Ô#</text:p>
      <text:p text:style-name="P1">Q´Ûµ\qzÚéë#ìMö »[x*#9:µA#pj#v ùž„á®¼ö¼÷WIí;TãÛ|¯¢å#xäíÍ~2×.³/g<text:line-break/>nnÝ_Ð<text:tab/>0Åt˜#uXuÕŸ ÕWÙÜÀÁ$#ƒkÕòÙP6k¦¹¥Å¢üt1"±toŽ¨{#ä;ç</text:p>
      <text:p text:style-name="P1">§á®ÂÅn##ŠMÀ�ŸlhAt§É‹¤Æ#Îž¶ÝêA<text:line-break/>ÎlÁS}ûói&gt;¶�##&amp;uËÊá9,“À¡k¿#¸iæ—¢#ý#»Ù#‹ÛÀ÷Ý×÷õê¢Íž#À#Äæ#Á±#§{jn##†Õë&amp;»iMcp#5ï#��ÓWÐhÛŒ˜Ö#ë&gt;¹Y€(;¿(e“Ähn9W~i‚˜;òµÎ÷5¾?#IØ—ÜG�éi{L#6,´##Sç�#£c’3È Z&amp;,#œÄ½‹Ùa+º‹T‘¡-ZÎÁV#3#cç¿¦“èv‰'#Ú“¤ø!Ï#ŠÓ#ëØ¶Jlƒ�a2�JNålSåÆ#&amp;ò¤’‚Øu##ÄÜªá–“4zƒ##—�@Bƒ�žm#Î"#3°3 2ò˜Nà#§#ú{æ H!ÁÎ©#Ó<text:line-break/>†ƒüP¦^z‚#¶ (}qw#dR3°W÷Ž#ùR×0©#Ñþƒå##›$¯­#Ó›¨ªŽÐµ®Ç»–Ê#›Mæçx&lt;EÍGI#Ç#g3'Ù#¶³#ÓzP(hÛ1#1�C¶¬Ò\7`¾Ú##+GPo#ÿ†ø³×</text:p>
      <text:p text:style-name="P1">Á$�»ð®®}Â#�–ù7“úŽg5)##ë Ì@ÇŒ÷61aÓ·–Â#=K#ÀA¥ßÈÜzM¬Oe9ÏZc#SÕíÜŽíZZÈaû)ý6#ÕÚhÂ±¨#e#d¢"q#�—T`</text:p>
      <text:p text:style-name="P1">ó™›¬#˜Ã¼y�##<text:line-break/>#ÍY71z%dXýb#&amp;ðæ#›lÄ)Æ½k¬/ã#ßoÀ÷</text:p>
      <text:p text:style-name="P1">Æ€{`&lt;+:³ç-Š~1[3­9ð–ïsýkÇÈ“w|VêyN#nßca¯#Ì¤Ÿçå=OÀ#hÆäê#Ã*#0î3„ÁŠl'µ#:#_æ#$8àÑ)Äæí‚Sä6–}ÞsÑc‡*û3jnÛ¥ƒÔÅîúG÷=ÇøÜá²Ùç#®Ä7W�"y›b#NÖÜ±ªY€#ˆv»Uúõ#îÁCçË°ØVaj{##N~KªJ›z#$XÁhÆyÂ�Çß&gt;1«¦ÚÐü#Îx#7#ÙW€ûé+ù<text:tab/>K8Fª¾íÜžmÅ¤@#”ÇÂÝŽž£##™ÓoÉ sS�##‹†#Ç#²ûö¹†ä1</text:p>
      <text:p text:style-name="P1">&amp;ùfã6‰ÿx#ÖŽ3FæÍ™W##E]‚U”[)ÒbE@ÚŠ‚H©æ#Wj#y�5@yña¿b\$¾H–„wWçF##zÀ~í†7¦##àŸÔDë‡µ#X^yuUWÿjŒnQW#î™]©7£B#�ßÔ{5e�£P#6óîÒÊ�ôç¶ýb”;‡4æ{p ö#bê#ðÝ:®Å“Ò##8Í�˜ùè#&amp;A˜o•ÙÄ¼x\</text:p>
      <text:p text:style-name="P1">ÀˆöêOºŽ(³¿ü#»ÇÄqGè×žÝÉ›*å7ÿ7i2#…J°:Cs#ë#¶e¸ù½Ó(ãý'ßÒ¢#×#­³##^¯tb¯—U¿K±hm”œÝ#ðÏ ‰;nO##kª+F­#×«œPí#õ#‘6µX00Lê#È±N&gt;Þ×# ##³Ž‚d·¬ØP™8�,#m=¹�*ð¨WòË<text:tab/>Þ?PÈk7C[-#ÔPmà_¤§á}mª#Ï�‚È[Iüá'£l,‚¤ÊãyßjäØößq×#o},�DÍô‘Q¢qLÿ##\õ:*™lÎšë<text:line-break/>g,NÞÎ 0BÃ‚“#À##÷#Ãö##/#ÅG8]V³ØwF#¢#beâ#e#¯9.ã#Ú‘Ä/#¹èÐò#·Ð{•’R¡##ýˆ¢¼/ë#Ñáw7È2ZókæïÍuðz</text:p>
      <text:p text:style-name="P1">QQÍ</text:p>
      <text:p text:style-name="P1">ƒ#àó¹#�&amp;ì×#E~½hÂ+@z•Cõ�»#°ã+fU<text:tab/>Aÿ"Öì#üïä¾R»ý#íHdËxÊæ##+æÛ €@?#Ñ#q¬</text:p>
      <text:p text:style-name="P1">Ö¡j#ÝR�‚©ô#%##Àd€#*Ì#§ÆDšù#ÞíÜFp”æÁ§§Ñ4?Í‘</text:p>
      <text:p text:style-name="P1">ûMÒáù#¥i`‘¶¥#”8#áíN0##}€ù¾#ìFäK­D]ñ/8#ãžeÍžÊî¿|/ÕÝâÑ}ÜN5=TU u*�gð�”�âÔ¸Ÿ<text:line-break/>€|#œÞ^ä,À¢-½‰üÞ8ZŠ®K<text:line-break/>÷|Š#¢‰#¥#k#�Ü‰ˆŸ#A®<text:tab/>¼Só</text:p>
      <text:p text:style-name="P1">k«ÆôÔ£s@·þE^#ŽÚ›Ò|`­,˜½ñ²@Y\ÁtŽ"ë#æŸ#ŸÑÎÈÏ%gvSÚš}¬#�bð#ç¼îÿ&lt;‚©ƒXº¼È</text:p>
      <text:p text:style-name="P1">)Zr$RN²�G#&gt;#ÃFL~¬J¶À•‡¦ûUõ§#ùð##‘0ØÌ5Œƒì¸pŒH#�1)!###ülªsS&lt;U#í£:†‚sû¾#wÐ##ŸA¿/÷›Ö8˜ê!¥®©LLƒ§CkÍš*^&amp;I#,#º##¡#ˆ<text:tab/>ÞhÇ<text:tab/>(§#ÖÒøæë¿‹XR#³##œ&lt;{-Êã#ÙÚtt6"#ï¨#£ì˜þB&lt;ýUÚtiÆý»ÚžS÷[#ÄSs##X|-!A–Ý¤Y#± ¦,­¸‘s6#±Ug##Ù##<text:line-break/>Ü5“DS‘¯�êûnÄƒ¾Û^Lp"Ä])##1å7IŒ›#</text:p>
      <text:p text:style-name="P1">i#™Œ5™kqœ¹Wà#µP&gt;Á6a</text:p>
      <text:p text:style-name="P1">~ÿN¥¸#u•®ÕÐ#¾iã•%µzÆ‰ˆ«øÐÉK¶Ò#JW1}#Áÿz}RyÖÕñÈî’Çæ—¤uY#óØ›ä:èûå##Ñ#ÏiuLƒU%¼#zE«¹ðˆÖÅ0£À`ƒP#£#eu(çæÝ9š@Ý°x�v¥##Äˆ_7-ÑPìôbœ%#Ë#)6Ø#X‰ê†ã<text:tab/>É#4S/}½Ü·#�&gt;ˆ›E}5NÄ¼™ý�ëó#A[aé¸£Äô‹À²€44VH›%ë#?1u2›Ð#Z]®ÿ#eì{�"éef#J@#®#è#�¿#¬±·¹#pÖkkú<text:tab/>Õ#Yßh¢<text:tab/>¿ê°+%Úš¯ÆµwE7#g“ø4°#C5z#KD|½X�™#&gt;6¸Âì)1 ¯#Ïo</text:p>
      <text:p text:style-name="P1">â"�ÄŠ˜^;i‰u°#™Ð2ë“ÌÍ¦ú…œø«³ô</text:p>
      <text:p text:style-name="P1">ñö¤–€s´¡rý©d|#ŸË³ð¨ð#ïW´·#Ì€Ã¤#Æ¾°Êô#-QŸ#.ZŸ‚#¥÷$y°yõ§ÕGâH^ûâc¥ cCÍ„õú†™ña`#%„ºM#v&lt;0½Tøè¾—è�œ##uÄbÞ`#×È1‡‚ª*õÚÎÃYà÷;Ç#wl½#Ù0#¼“ñš_Ÿ›ë”/#1R¥#0ö#¹Ù`Þ</text:p>
      <text:p text:style-name="P1">½Ó</text:p>
      <text:p text:style-name="P1">#i‹ŒuWsæ!ì€)D%[µ8»ƒHÐé##Æéöº)‹ö…~xÆØe+çðcÜ*Ûó«�Gæ#`�u~éøÌ¥#¶Ù,×RE.*WØtpºC�Ä#äaO.D¥Ä£¤e¢TL©#Öí°Zª‰z#xd}8¼a¯</text:p>
      <text:p text:style-name="P1">##‘ú{«#íO#‘ÿ#2½jŒJ#�»#‹h áÜ#²ß³83·##u®'#‘Oðþ#¢@U'ÀÎæÎªåMûø�mËOüf#s0#Ê#m“)A•rT`,~†™—ý´¢ê"-Qr}^EF–a##þå #¨·�ñ^Ø</text:p>
      <text:p text:style-name="P1">Åò°daoÓ%ÁZšt)§pñ´#CŸCákÂ#¿±Ú@d„–RTÝQAc·R—XPjÉYuwiZC5L(###ÁmJìéä(z?¦</text:p>
      <text:p text:style-name="P1">éã·#×6Y9ä'Q¾T#Æ`³–•ðš§c×*ù&gt;#pnIãÝ#º²cS$?î+¢#?å<text:line-break/>ìÞ<text:line-break/>?¿#È#VJÒï÷×ìÞ†â#‰#ÃÓpøå±¾jYýI‹L0£HBòJ#¤Þ°#ö@#�…»¬8¡¸YD=n&gt;Äí#ÚÐ¬<text:tab/>¯ôLv%€#³›•½Âë‚X%kâ&gt;(†”æ´íO‚JÌ=#<text:line-break/>úœŠØúÃD\ò©Ú®ÈUO#X#áæšã#j#¯Ï‡#~/ââÒZp#€ÁÇ¯”Áçß®­«JÏÎås·÷�^Ü#Ëìlj¤@b+#‰#d˜°�ä#Óš#:þÊðÄT4û&lt;ô#â[H#’¸ìðM.#Ø$Ð#</text:p>
      <text:p text:style-name="P1">æg‰Áý¹�@#w</text:p>
      <text:p text:style-name="P1">T</text:p>
      <text:p text:style-name="P1">åè÷Ûí©w-]dÅ¾Báî„f¡N<text:tab/>€æQxì÷³Í‡"Ó´#{Q¯</text:p>
      <text:p text:style-name="P1">Ïâø#±„çÄÜ#B"ø QXn#Ã#˜’•Š*9?õ#ŒW¨* ‹b‰#¸†KKê³ñê,r#”¹7Ô$r#Uó”z$zÈ©~ö^K^ÙôÂNz_¢îL#Þ[±#Ì0Â#ØeËEžgÓ©-*�4­Zµ~¨§ lÏ„#P##©Ü#&lt;š¡6ñž¾›‚#ø-#1–Ë"Yn-Žçö9#Ü=&amp;F<text:tab/>Ü€#r¢µ#8q#Ùsm##êÒ…Ç†þ®¼vÏ¸�Á3yü{%Öš#§Î#“èã-#£ú$ß #Âs”¹Ã#:žÉÅ«”÷{½2#÷#Á•›Öy&amp;ˆ!^³~°ÌÁc‘Ú°Ö!�<text:line-break/>#Î˜¼ñq#w´&gt;)Î5DÿMë&lt;»öAò,Ö</text:p>
      <text:p text:style-name="P1">#oSËƒuJ;•ÊÚJ4G Þ8Ûr×‡€r|âóÞ×j»ôhKB£ÎìðKVÝNŽ|ÆÚI»C IŠ±×#ÞW##9#�+†#øœ7T1æÔ#?!h#×Yë‰r#£¨�#÷##0´3# •´ü#Ó:“|­½†‡ˆ|ÃÈ@RR5cfwm#4*&lt;×V#.æ�)q#N5òŒª¬ùèÙ«#¾+BãÌÏb¸óÁ#f7e©©ª£`è@¥7ø+#ä‚W#ð±„ú#±�‹&lt;#œ#–U½ëÑF£dã =äµ#Ÿ:†#v®üÜg^ÑkÒï#pÒ�µö¦OüÕå7###[&gt;í*k#7:â´E¼Ä2#:#’‘#@¬n%³ê�h#uìÃ©‚-×�#ÚžSiˆã9‰¹nOKHwßjAE×’B#ì’øYlk÷µ#ñwá#¨Ý#~¾v©#Ìš[·¿•tÊpæ#;ÃÕ#&lt;#š™xŸ<text:tab/>Ô{fC“Â½lKÁ-ï­™½£¤×</text:p>
      <text:p text:style-name="P1">#</text:p>
      <text:p text:style-name="P1">§Fß ÷×÷õ+‚#Àªû÷œˆz¯ò…™ÃÒaY¤éJºÊ¢ ®B—y)#9#u´#è0ƒª#A</text:p>
      <text:p text:style-name="P1">ZÄ¥~#�EèwäPÀn\#ÍØS/Ÿ#,u1Üiƒ2ÊéZÊUÎy¥&gt;-ª+Ë=ðrpÚøo-7û¤Ö)'#MG›,þç¾Ñ#-—ƒÕŸÂ�#˜ÐÇî@�AW­</text:p>
      <text:p text:style-name="P1">ýi##‰Ÿ�g³l#Ú#Š9ß#©i‡éWòV¡5#K#ñ¨Î</text:p>
      <text:p text:style-name="P1">ôƒ#°Ë€ý#tK5a[°‚#Wº#}ÂÌ###àÌÍ¥ú ú¬�b%~°òzkizY!#Ùñ}qÕt%WÝJ#£#�™Z€B/öc#˜#ªÙ †Ê/œÌ#•##õN#º6k·#Sî6©ªÔTäØ†™²§÷†É7#d®#‹†0Ç#÷JŠ#</text:p>
      <text:p text:style-name="P1">çö7p»,ê«p##4Jx«´e71#T®X¢²#ÄL&amp;¶#Q‹ÙŽ•�£ùéÎÝY¦‹Äc¾d#1«ÈâsP”N£+O›Ó‡Rùÿs-Ðl`#cÙt6%®Ô�n`b—1Ñ•»Œ‡ê—Z�&lt;!ÖØ4~¼N�Îø#<text:tab/>“ñÏ!L˜„oÐ~##µÞ€MlÌÜ¾v–a´*pâ¨^H/B”©êÑaí�#åÔø„¯dØô#)#ÞVÜ‘FJýìqlíüP†æ+yM3ë{-##ÿz#&lt;F7v#ÔÞ#.ã0ÿVÒ#L„v#£o‚#°#aÁjœ##[&amp;Ÿý¥âš^ädzÐQ#©·QAÐa›¨þøÈþ¯ÁÑŸœcšÖ“g#)²c¿)ÇùWšn¿-e°<text:line-break/>ó.È»·ÐK@a�­œÝÇÅ#Š}#|#®¬,}¯¥­Þ²##ýiJ’�®a´Cƒ9Î#ûK#¹-‰Ø-"² Ì#íÖ#(kCGnQÅ¤ä`#¿y!Vœ¬c2è®§Wã‚Ù#Ž»-#�±±âæTÇÁ°8#ãó”#z#ô.#óÑÞd¢T(?ƒp›°0##¢�#¨˜ ,[2¨:�s/Á¼#á¤qš¬ä#��‘1x0”#/‘2Ñò7-ÞÕÎqº8s½�#¹«’óà<text:tab/>Ç”Hm³tnAÝyÌT¶À%Û_´Ö#Q##³]Ê#é#·h8ñt6Õ‰w8­ù†å63Û9„Ý­(…uå¿}f‚ŒóE:ë-#³#q<text:line-break/>SWÕ <text:line-break/>kÜ#¦‹Ì#“°ÿj"[ÐspÎŠ#~Äa=±ÔÏøGãlJ€]‡"’8gvû##Èø­j¾PÕ#Ñ#Ò=çl#­</text:p>
      <text:p text:style-name="P1">ÏX(›r#MZï3»ÞÝ§ƒhD¿‘S#zB‡‰#ŒdSA"Úqã&gt;÷##×õv#iÍMp6#òº#Øø#™¥HÊû{šî#Ä€#;Øl·¾­N#m$µHùë]i#Þ'°X`5@G›Ž‘‘#gæ»ÆQêœÂÖœŽxÙ¦#ZŠa³¯þ#Á&lt;“»œcÒO ¨á¬#M¨¦ë##3<text:line-break/>•æaÉ”Q©¸#î.°#:ü ¤(�¥G~é#ïÆ÷AÐÔš#}&gt;�%�‹ú#UÁ#<text:line-break/>#›Ñ+‰y¢#v(#¹j#Rd};ª#Íê+d&lt;GKèLä}ç1Gl#Eý¿=ÌPoþ<text:tab/>Š#Ô»€##ZâØ’Ë#d¯Õ¾— d|#ÓûlºX#»#i�ý#ì×áã—;vTÖ�$Áá÷©Ž#¤�–�Â#F‡#˜B#˜Ë4ŽÙŸ|že×ÿZWæ½#Æ¸7Ðû*Þz9|#×¨Ê…ê­§#ŠÏÎ&gt;×g4â+í#6»#äFŸÈ‚ë:&lt;eËº©AÝA5îuðp—Åsa&lt;ø¯ög»<text:line-break/>á8æh§©û#žr äÂH¢,#‘]#Ç�e$m#Ð#Óakže�ì’}‡&lt;É@íÛÅ»&amp;*R#õŸú|2¥^#E¦‘§øñ45#ÝÄŠi%#ã#ýé^Ø#Oñð‡^/Ö™#Pƒ<text:line-break/>`Üã</text:p>
      <text:p text:style-name="P1">?%Sƒ„#´Ï™á‰F7_#]!½÷#×</text:p>
      <text:p text:style-name="P1">Å#S5}@ÖžüÁ#ÿ{½å�.:“�j#i+îA¤#Û`ê #F“ }u�¯Æ &gt;ÂK_:CõV#Ìà™#6#±IÓh©&amp;j)¹ñUbM=ÔõÝÌ§(=‚T+#S(&amp;ç¡ø}z!"Õsˆ#ÙMRÍXö$Qñ</text:p>
      <text:p text:style-name="P1">îÆ±%ƒß�u(9á#Èm¦<text:tab/>m™’Å<text:tab/>¥kýƒ6Íè•#Ó®‘›#ÀË�ÌW�#E�•z•´mc#òW�d"#¶dý¤#±‘²Íð#<text:tab/>Mb€Eœbš0�£'EÇÈ/cÌ”Ñðe1�—q#¤T:#e#é\“H½VìÑpê�Ê¤cÜ“›·�Q«H#z #k€}EÙ©ö¤±l›##� ªBg#B˜ÞFíxCLƒB‘§RkzsL¦™Öï\vì'wJØOÔÜ#°ó–¬¾Ï4±##)ÝxJëìÖ‚¬fÿ<text:line-break/>#Û›_×¦Öw}ŽQRWíöñ`ùr²èìè®#õ VÐò[#KLÛßðVKÈ[ÝÍpø#e±Þù©#ÁjƒåJ�Ew¼ƒ/äõÏ`ˆ²î�$üLŸÞÏÑ#:qQð»##@ø¿ùj+óüª�íÅtß8EoKsBýÜ²P­ãæÏ˜Ö‚“‘G¾#�ÿ XV~ì#Î&gt;·<text:line-break/>#ªÀxí¨[~Š¨‹Rs##0~}÷9#r˜L™qÓ‚(±ïä¨##åõ©\¶`SB#ªl€#È;�µ##Õà#’±±f¬€õB0ö’ˆ+2#ó¼#¹¦{•f¾tOîjEŸˆFôTŸ··0µ2srÄ#ªQåYÒˆ›RY*<text:line-break/>¶öeeM</text:p>
      <text:p text:style-name="P1">lLÄš#!Ë¨c[°~Gtª­þ?–\f)##/²qc}#îóX©µ)¬~Y=f‹%##«##ÜõgÅF#z\@# AøÍ†ª¨ƒë</text:p>
      <text:p text:style-name="P1">§œ‡ÌQ#q#&gt;ŽV®FMú#„õ¢}#s›ðå/C‡7”CÄñ#Æ�M´ŠRø”4Ð#Œ¯Êúë*Å»ŠzH*ˆIÖÔ#Þ–Vêi…f~½hg` ¿kòà±Ø#÷xtv#ò##€K:K™ñœ“6)wY5iXF–!ÒpÅéÂi©PR‰ëØèI[ï£²Š¶¯Im—‘p„&gt;#¡Ý#‹.#K$\#Ë*Û²¯¹#oœ¥éA5#ìx#z#<text:line-break/>#\ºe¸&lt;#vÐV†Ží#Õ#?òØ#Œ)!dÅ‘q¸ƒ=#¯ÿT‚›#VAH(r.�Oÿa‘ôÖ<text:tab/>ÚØ1]/¤#mhäƒms(‘S##í#~#¯ÉY‚-Ÿê°&lt;±Á�¹Çl¹iPOù™£îñÞ#2t�Ž#œ#@ùËã_‘�wÉØ›þý ´4[G•ÍQ°'|²Tï#š²h~ÑøMn##Ø##rÓÁ.i#|×#¼-6<text:tab/>€Ã£çÙ`ê‹##J´hrì]$ï½$’4aÌb�&amp;'-›:õkêôøbdy#Ž‰E‰˜d!##L±Æ‡#™¤Ó!‚#R·W=Æ#Ï�„jYówY’Ô$üORÃ#ŽÕÿRÆ{Ûƒ¨¿+ßú"Œw#‘|OÅ‡EÁcoí#ñ®´#HhÆ<text:line-break/>#‰sò˜£�7·<text:line-break/>ÏÇŠN0³wªÊX$)p^#‚•C†Õÿqèjî$¶¸$éÎÖlðjß×ñ®È×ý¬(ö#mÎm#­œ"}Ò¢í ”=`7•û)¯#é‰òœAŽå‰ø÷Ð<text:line-break/>vÒw)Á</text:p>
      <text:p text:style-name="P1">w¸?E£žWÑ+sXI’B#JðÕ90#‚˜å°~Pã|UŸ##çìC{Žîœ#!€­'bRãg©rÁ-”ß&lt;ÓÁš®K##kˆ«O7+}¬wœeÑ³W#¤…#Î�Óv#º<text:line-break/>8÷n€Ä‚CÊß°Ê#bù# Ë84ªÒŸ–#‚ŸÝ¾ŸÛoYC#†£É?Bô»#wBÂ#rÕx'´d¡w“Ö·ö¬BÛå3?ÐåŽ±#ƒlG{_\#�aü+#+v„Ú}PÙÂüM­á„b«*¼ˆRÁ#B°¯T»Ì_$/×æ"«&lt;w­¤#Üf¯d##[Ì#eRÀ¼“í]~ý?(i¤Xæp~Ërc§’Q�¤Ã<text:tab/>ü4#f¾?Ü#FÅå#°pcuÔX‘{#Þ“@òj@•xXQ•‰]­ï#iTÊð¶!#¾&amp;{­�1­•w,VzÎèh#ˆ—�¨#á…/#z#ð•G™±<text:tab/>#ý##†Y&gt;äX¤pÐðª©(Ç™<text:line-break/>#Ú7#îG#ž<text:tab/>:</text:p>
      <text:p text:style-name="P1">#{¡T„œš�^#ó#¸kô5#Š×÷ˆF##(ÒW#�Î¼¼oor`h¹o›¿œïÇÐ?;Uºh›–ö”øÂ#BÊ##TÈ’#={çÎ¤&gt;Ø8!ª#‰CSz›×-�¿óÊGú¦ÆäÐm##ž#7#%#Ë›Ä„¤Ø{—xT™V#ÞEŠîÂÆoô®¬í•Jµ§~?#¸•ˆ&amp;k²¡}Þ#¹S$^a#\L#ª®¥ØFVK‰Iáï##Í###á#œ+f#ì/Âg`ŒÜ¾t#evf@ôŽ&lt;‚C##*9ôú,“­Óé�¾Öƒù®ÌrB¯Œð#;2z†Î#0#iMƒÑí1ÐfQD™•#'wŠ#<text:tab/>M´ô´ò'²XD›#½uÎ®™u¾xêévCWè¤_#×#DŠ5vº)8!dó�¤“9#ïÒñF½ò‹š©A¾°„îãÌÞµ#LjI #ê#ëÄ�ÿ*#õ;Ø²Ž©—²í„NëK#oü†L'<text:tab/>Ÿªhý×&lt;#ÄådÉÃ[#Ø¿¨`#</text:p>
      <text:p text:style-name="P1">î</text:p>
      <text:p text:style-name="P1">˜ŽvJCle <text:tab/>økIº�íílÅ²xÛš#á#ýCEZ¶D”$#Fà#µ‹Ï&gt;¡Ì~#¬#ß8\òÝ¼é</text:p>
      <text:p text:style-name="P1">I#wò;[•,|o¨S#ŒÚ+Öû#3‰,#Q—f¢#É##å*]t#ANï€ÏÊv#Á¼#žª‡Í##p%“</text:p>
      <text:p text:style-name="P1">ü1#ñš«‹Ø_…øS#£,Þ¶½%Ãöjµ#”“S6©9áBÝ“™&lt;…f#3à0‹GÂ'å#ƒe;/c#ù›~[#ÿ+(‚{#L¸RÃ#6#ªb@�paÙW$b¿­BŸšk#ÐÁºACGó#nÂ‚þ¥CàâÄI¡æÂ+&gt;^u‹E–ä5B +ä+</text:p>
      <text:p text:style-name="P1">¡!#"G058,&gt;§[3öj‰½Çð#n³º&gt;$ò£SÏ[áGË�x#<text:line-break/>õÐýSe÷¼#3¨ttÁ#4m#©dé¥’`u×†h##GNÈÙ^„TŠd_7ëeì*–4=±–éwR—¨ºÕ#ÁñsäºE)ÍÌŸD#ý’¹ÚlJÇó¦Ö¡t#'Ë„C¥fµ_oˆ_#õ’¤N¢Ÿ#_âG|˜y¤w##¯#4ë™q#ígõÓÅ#"ž�;1í(</text:p>
      <text:p text:style-name="P1">ÓÍ—Êú=]ºÇÂSþtÒfEÊÉi£ftøUÐ�'‰öqŸ,#_#æÐK0ö##š²R0Så#°�™‡ïæ¶_n.¯¨àC‘—###ö+tþ‹#Ø-Ñ¿‡ ?i¤V©†ÄXjj0*Ÿ�€ádÁ®•£<text:tab/>Î“ú™P#f.‚åL�¼©B±Þ“þòßàØ#XùÓ`Œ#,¤F#Óˆ·ÏS#Ä#€I”´–®òÂ¼¨1'kM#8#õq´ç(#"ñÞÒ5©Ý#Z1rc\Æj\\~�&lt;]e##'â%E#öÌ MÔ<text:tab/>hÜ={XLÂéŠÃ»&gt;„ÖjËË#…#ø¼u#¹i†(Û#ó#}ç‚Þ8ö›/žL~#(™óã®��ä¾÷e�&amp;ç¹bZ³UX`(­6-%E@ºzÐ)ƒ#,YIoåaéuþ¸</text:p>
      <text:p text:style-name="P1">ÁyÄPÎÿv#[#ð•P#4S9?É:­ÑÎy‚yâ5Y2üƒêÝ3w �oÙ|#S#þÆ´gÓ¦2fÙœtO_½ü„HOäá#&gt;™…Ä¸•##L#(DË#«l)ê|†#Íc#bi#º™ÜQ&lt;ÊCœG##é¿Än+¹ƒhÅ5!kïô‰ƒ½J†ž|VŸø€#'n|3#c­CÄHb¡#$¡éPåSòk%#±‹¾*¹áŽ**õ`&gt;iÝu…g'”('¤ž#¼ú‘š\#ªR#ÒWR±;‡¡#ÀBŠc�0ùF4#AufŒwË#G…é¤9#–aÅ�­‚L6)ôD¡û•¥#Z¶XSzY]—#H»ôÞaa3ê[*¡o#&gt;ñ##&gt;4P5'ov#‡ú|AÌ'#˜]a»«�àg7K#µ#####_Å#5ÞU¬£#DY</text:p>
      <text:p text:style-name="P1">§+!À“ŒI…[å±zLî‰kªFý¹rÆ¹ã#à_»�T|Ÿ©##²c<text:line-break/>ð™#Å;\_Dóï&lt;a#æ#�öÞ#S#Ì�XÌ’ºõ\#„°™]@¤‘]£,aW&lt;##kgJ�á�~#�</text:p>
      <text:p text:style-name="P1">\©:kÓJêà»aí&amp;Û”ïLUïúxcEö™‚—'{®#!´&gt;Â~öí¥T#ŽPíß·#¾£Urs.T–##r3�mÌ#³Ö…[Ô+h"ÃÕ&lt;¬¢Ìðp#</text:p>
      <text:p text:style-name="P1">#ið82ø8ç*R</text:p>
      <text:p text:style-name="P1">ïrÎÐ¾X5E¨ÔÁ²5#¥#D4vº}+„Ùžâi›†¯¹«gÙPÓ¸#n&gt;©ð¥7©ø<text:line-break/>®#;fz}•}v×E¬#“Ñ#‡£##šÖ÷qI‡#ƒ#§æ—#&gt;uM‘!Ú‡âEäÕGÉ—þ#†ª #Bƒ#½Geø‘Ä´,q"E¨Jja¥áÓÔÛ##31èä+Ð±qÃ»Æ“§Œ#é¦ró{W˜0§O¸ó½ÉÇ€5Ì~±{9?NkëüÖ �¥QðIÛn'oI@�€FÁˆ#€öö# iXø˜&lt;Ï½Of-žú±hîë¿6�µ#ÉtÇ«ÒÚæ¨#M š:ÈÔ^dˆªë�Ô1Z#��š!IjÊý«m“ðƒ`X[<text:tab/>Úøã6.#‹¤#v]º1”¨ä:âôg4Î9XÌ�GEI¾(#i¸¸ñ³èèi#UÀ‚…9#1íÌÿ|ØtöðPëú Ä?‹;2P¸òSÒF)T;3n<text:line-break/>_Œ#{g™qq�#Q,~#§#Ô.eÆ#�N#²Ë#È#ÛA¸Wå4#À§§##0š#Áaæ,¬U&lt;$µ™w9PØ5#Úç„:b²…ã#‚tÿz</text:p>
      <text:p text:style-name="P1">õÓ#e|íô�,ð!|<text:tab/>.&amp;Å’PÔ#£¡�ô#Ä|“ó‰þ##y##øyø##T_3ÒÄDuw¤AKŽEG¾|?w(þJ—ëÛü¶Í£ù¾`‚ã›Rë#EŽ•_÷</text:p>
      <text:p text:style-name="P1">&lt;e(ô³&amp;zb#tÂ²ÉR¿â±##ö&lt;¡¢¼#$»wæ#¯Eï5W‚?ãóž¹tü²&lt;#P:Ûõ)ä•þS÷jìIZù�#’eyâO?EK~Ç2«ãAôè#G#ÿU™äQŠ›K’Eª2‹]Ë‘-à.,Çä#IÆ“ý;</text:p>
      <text:p text:style-name="P1">#­¦®I#o#æÂD”,�¤—t`ùá#§ëç##D(#å…õhß˜Ï#Žc?´^³#¡ÓdGyÏX</text:p>
      <text:p text:style-name="P1">öCk#™fØÞ‰_í¿±Ú_ÿ)#wô�_e¿¿gÔÖÃQ»K#þ­)T:]SÜeÛC·%V\˜G###Âæ3 šäÓ/»§RLî%%j}aägDXýIÝôYs¶£š„#?Ó#—##œŠa[‰## #‹yú",#°dwÁ¥tÿxq!aå#ƒ#Ê˜è,©ýQ"*³´ÌHN#y #^™Ð+D#<text:line-break/>#t æuX½¸ò/.åíÍ555"Þn8#ïÐ}Õ¾ë# †Ô `¸·’Á1�sÝS6Í#õ£sS##ÌŒkz<text:tab/>#ã¢Á]ñö»\Œ§ÚrCöÜ</text:p>
      <text:p text:style-name="P1"/>
      <text:p text:style-name="P1">Åï*?µ</text:p>
      <text:p text:style-name="P1">è#Ã</text:p>
      <text:p text:style-name="P1">+ðtî—YÄµaÏ¤ÈVÔÄ¢ÕBÌÝL¦Àxž©¢ÕI÷MnÐÛê,</text:p>
      <text:p text:style-name="P1">àEy€ÂBjÅ<text:line-break/>qGŽ³ùËHüÚaPßT##È�·/ö!=S¦?#‚(ìà#ÿY8#5ï™CCª#Ù#™ê—#mSíPs\#f&gt;�Ê(3Œs3…¢é<text:tab/>Ù¼ÇûP®i<text:line-break/>Ð2#œé</text:p>
      <text:p text:style-name="P1">#Ec&gt;##yò§¦<text:tab/>‰OìðOˆ˜¹UF‘SïCÙžaR«#›Œh‚Ü&gt;2##ž•·t<text:line-break/>+&gt;¤§Û#â#æ^cž)�ò@##[#ã1Ã*£%LTd—‘ZÀw�¶+#<text:line-break/>&lt;ðUø[”­Á®†ý{ÙÕOî<text:tab/>kŠ¥QòºóúèLé¯ÎbM,›³Ç±¸Žƒ›$#y;XešÃ#bÇ9ð</text:p>
      <text:p text:style-name="P1">#%#äý˜«ã<text:line-break/>€A§l¬<text:tab/>ëæ## ø#Ò‡O�Àá–æ#ß</text:p>
      <text:p text:style-name="P1">F¸gÄN% YˆÍøG†#«:WI‘Øì®Ôœÿ}ïÛ#â <text:s/>§é8à#C?¯¯Â~1¸"l C‡É@†yönÝk\S¬áM˜•#/Â&amp;ªÿÖÑ¿ö�R#‘^b°v3B#„Õ`ñàu�öN3ÊØ</text:p>
      <text:p text:style-name="P1">mÁ˜#É#J¿#i$JŽ!#zäÙ:&lt;*B³½¶4” D”E°±!ËYË:™ØÒëÖgƒ8#é~vFÌ˜ti&amp;ÞàWÎM1#ìL##Â#@Q$‡ñã¯âèIÿ[¸4[|¸ÌÝVKM¡kÃWWñØ#Ó#</text:p>
      <text:p text:style-name="P1">CT÷—©;´þ¸#á#ÊE&lt;ë</text:p>
      <text:p text:style-name="P1">¬N#?#e¿ýz/�‹×0-Ü}®=÷m##Ì#›¢¯¨çb°n­&amp; 8</text:p>
      <text:p text:style-name="P1">#?&gt;ÍÌ4#9aÛ\ZÝï6NX_Oæ#6i#ŒÅ@äÄ5 l #W¦;Á3t#O‰Rà'‘ôÞ5oŒß`RãV”eI´æGµè*•³wÊO%Ü`#�v<text:tab/>×S2#,Ì'Ú¹~õ¢v©9²;Â#Á�2ô–¬</text:p>
      <text:p text:style-name="P1">me�ÖR#Xƒ#Á¡�J€2ÕUä[€1Qå$£#»¶=A¸ˆ#g#©ÆÎ#´#þì#]¼y##O“7Êõ##&gt;¶#ô©À1”3Êoòd«#A#ö##À…´•Þ€è#¬Ž5F~ˆ�üiß#$d6##­…y!x'lÙƒeæûËßÏ5ù#¿£œq˜#&lt;”@Óû„Ò¡½¸y'…Õa+°ôëQ¦,ÒáW±v’xz‚ìøHèY.'b(v_Ë_x(èˆµ9ýßÜcY‰,®4f(\h~'·Å#¿Cá”ß#âÝCë¿½A©KE&lt;­£Žï�Ð;ÕŠQ9YST9²ôx§ìc†™ËáÇ~©çBø¨##¡¼ñÙ#âVÃ„ŒøÛýn½ÍùæÝ#°…#»ÿ#N¤ AZ�&amp;m‰Ô8›Ç&gt;Eî¦þ,ŸF.ë­©%áš{Ý#�l#ä[#‹9œ2æ#ZœÂôW ˜�‹–Ì…Èd�Ãl##%Çlýø5ã;êRÇ³#‚#ømSycW‘}øõ’Á™süæ#u9Ý¡ß]�&gt;Q##j<text:line-break/>GsT¤Bª#</text:p>
      <text:p text:style-name="P1">)Wr4aË <text:tab/>#Ã#\¥c#£žˆD###È-#&amp;Ì\#ÛÂ#›/{CÔOÑŒ×µØ#¯‹Œ#3ë,Â!CàR#ÿR.</text:p>
      <text:p text:style-name="P1">¯¤¸_</text:p>
      <text:p text:style-name="P1">†™|#ÓŠ€q##iI#Wô711<text:tab/>w»0Åý#ÿ,vÅ$³q`&lt;¹ëC‰|åÁš£&gt;”8¨#4#Ê’ò˜#aŽ!Ð#b¨ýIe+T�í#0ÓGÓ;Rö#h)#Î�#íÎÄþ?S©7P-g^n±Åß©ê#Éã9#vkRIn#êýw]�¹±,‘Í”J*õaàO™zâ”�'ä##Sæ—ù#T¨ZÁZç¥©uÓÀ€…ÍÜ»S¯ìøá|#U¾Ì›ìa áao–#n–#Ô’’€Ð#ùa½Ëô%uÆýÿmÔeäa|8ŸçæRp•�ÃÙ_í€JØ¯‚]td­h‹Îè¢‡´¸Òìd©¾M~ÇP›Ñø•µ#ÞeutÌ¦Ï¥¨á5ñV ®;ð##ñ�Ns ëýá<text:line-break/>)$ø#Aº•&amp;¬GñÎ•�î#Ó\ÄÔÅC¥D±°:û#E;‰Ì#”#cm\bì•JÌ1göY¸Áµ#è?ßqÌ³ØEËB!Žz“#<text:line-break/>Ù¸/…1¾½–ÜQ9äc0q#(g�§À@tû¶ÏëŸ¥Wü#*žòÒ»Ý##T3ì#á#¿vÆâflD#Ãê°"¡T™}dâ4=8ª#LŸÇdƒß8ùÖ¶0í]¦?�Ô¥ž§aŒGO¡.ÐkÚ±¡2”þ#Îˆ#?sHôÃ /ñ.Î#â²ôú…F#{l°-¨úoßA#æ;jÀ#<text:line-break/>2yzSÖ8@ÚÄ#’Þþ8Ú®#ýAt�}ZàÏQ#XDå�$©CF“Þ<text:tab/>5cK=œ‹W…#ª#Ä¿ú#,h•G•ûÌ‚Â¥þôM#×ðUiuœÀ{‰EpðÈ<text:tab/>SW*ç€Á|ö#aŠ®Ì’7á¡\Ž¼Ja##Oxc·5çJ»4·®ü›##d¾ØŒV#Ùé·�‹Qi½H<text:tab/>â<text:line-break/>ÜÝeùÜÐÐt7—�ùhÂ®©*á\u%Œ;–MÁãzŒ@ŒÄCp¹¯üû‰r�ý†&lt;Ÿ#Ä#Ù“�#í¨¦›Xv»Ô~</text:p>
      <text:p text:style-name="P1">#ˆ™E`2½Îc,h,#ŸWµ2</text:p>
      <text:p text:style-name="P1">£7–±8×ý&amp;L</text:p>
      <text:p text:style-name="P1">#¢#î#K(`¥#@<text:tab/>ÆZ|¢4Ç#M½#çºuË�E"##ŸªéHñw<text:tab/>ˆõŠ$¡©}¨Õ$_</text:p>
      <text:p text:style-name="P1">úßáLñ­,$DFª</text:p>
      <text:p text:style-name="P1">¶UŒ#Y€C[j#ÿ#Bp</text:p>
      <text:p text:style-name="P1">„cÂ\t�³ª‰_.mTýž#^¼ÿ{¸q¡u²Þ#`|çWiÒKòÉ@²Â$s˜ïÄY\þœy¼ßL½é#qü¿‘ÐšÂµŠ#9s”Šä#+Ê€#æã€z#?ßr<text:line-break/>d~Ù0¹Å#k�t³¦—,¥yWk</text:p>
      <text:p text:style-name="P1">Ëùß#K#F#ÿŒp#UÚÑ-&gt;Ï¯'À@pÍÑ</text:p>
      <text:p text:style-name="P1">¿1¥Ž1oWö</text:p>
      <text:p text:style-name="P1">ÈrI</text:p>
      <text:p text:style-name="P1">Û<text:tab/>�©Ë‹‘#A#(“�u@'#@é„h†´</text:p>
      <text:p text:style-name="P1">#²l3wÆJ®H»`#ß##G#6ç#˜Ò‡###.7¯¦|¸,#&amp;õ£e)’‹•è¨°¹L§‘m#ö#<text:line-break/>HïÙµ�ÌÇ—‘…#qÅ˜ºßíf«���#á#°B&lt;1#©†~Å##C½:OC#Aï'µzÌ]oâíù '¯ÍKîX#�~d¬µòVÊ#”#õ€fL²]‡­«$­#Øsm�{óbßÀ›8@k˜P#--ãAB¹6##Øæû5¬Ùô#MR}!±ûuÞ~é#s#u¯#3©#Ê8œé×�c$žÒÖÍ´C¸Xj„i”#’[`TžŠ¶!z#Âùæ›SôÎú°ù´§°À´–!#�,íÓ—‰#Æ©ó·’,¯°=“&gt;£g�(»Æñ^Ì]¶C§#d†X##Ø§³lt$#‰D]eÄ­‘9·ÑÆÓ|D#<text:tab/>+^o¥v#TÃ¹:™¬·W#ž—Eœ¬a4#ë|sÈ‚3a##×“û˜#X##%ó%#š#ÀTx_ûÙylÏŒ¨ZN#0½:ö#Ñ3ÀP×»ëŠ?KÎªì‚×¡F-*kC’|@%9»ÎŒYª·äF¹N¡Q’Ä†b k#ù~JŸTøVÒˆ‰[#Vš�-.<text:tab/>b)#°ðÃ#±ß—²’ºüê½#Ü*·àÔüx8Ýö3#*oL#Î¸�ýªq«,hÌÑ##è#Bjqšk¬ÚvÈ2nkvSÖ—® V#É=tºÕ©#Ë#ž›¼6óY÷</text:p>
      <text:p text:style-name="P1">!¯ÓÒ#ð¹ Ú2</text:p>
      <text:p text:style-name="P1">-hA#ØùD)�¶#Ý#8bzKÈ|$còØµè Í{ø6r$:#°Ðuy&amp;iþR¶†›^¤#:ñ€‡PŒÚâ.Q»#{N\B¬²‚MýÃIà\'Øï3N÷ö÷C ¿JáN¾�àÔ##¨iø2¤#à£¾#›ÖÔø#e%S##  Ne½¯¶b#L'ö®1SbGx;åÂ®)uÞ ¨##Yy'ì¯##s¯#ô# #OqrßÁxÜ&amp;6¤Ñ</text:p>
      <text:p text:style-name="P1">ÚB#ìâYZ;Æ} ,å†ìŠÊ#‹)�~&amp;vý##Ê":�ØE</text:p>
      <text:p text:style-name="P1">„¼ž1Ô#lÕrl‹ûÝ</text:p>
      <text:p text:style-name="P1">Ü#1Í˜bbCNr´_\P&lt;õÔÈ#�EX*h'€ì#ÍÅ0<text:line-break/>ÿ-p\¤ÁÃðQ#mÌa0\¹5ýŒ@t`r[*àüá¥§”##ºŽ�#x„#ü=%ú#•¡d#�êì¡Å#´ÒO#åî#mÿæ¸„…òì=lº`&amp;8Î#K#)Þ##¬‚"ãÆdÇ`ðÅ#üu¹#`Mâò¿àbÆå#¾Û#q÷:1þ#Ã¹ ÞV÷w~#Çü#9]%Ë##ðR÷Ç.Û~#oð)wªÎïpÝê~å/ÃÒoÃØW)\c¡µ7Ú¿õ@÷Y?w¿n¯º›Þƒöø/^dô&gt;Ø5á/NX�â¦”³#Pž#m#kø”ºNˆ½±‰|#ò#*¨#†#&lt;§Ìêø#äøV}¨¨q#µiöAÃ?á)hÝÀÕ—v²š,&lt;FEHeuü¿#Á´ˆøK#˜j"¹µùq'¹óÂfüO^yÒõ%·#IÎnŸ#)õì#sÑW™#É#”Õ½ÃÎÎwP<text:tab/>ê"•5õ³pG#À‡# qæësqt’/Ží¡YÃØV&lt;W#H#“Ž«7kÄB†•#fB\7r³­¢èé#¨É9*ÅUj£svl¦ýmú\ö#Ò¤‰³G”îXN8ëµÅ&amp;/¾0%Âopl±‚¤vDD�º#Éˆ#6ý’cð±#[Ø¼Cò»#�çDø½šzxIVÆáveGB_Ô:#j)#@Ñ#Ê8F.Ÿ×7Lž›—jÓ„G¾_ÀãP#÷Ö¬Ð´�œgMã&gt;Ãz‰³V‹$°ô– # Ã[##ÔG\Ç<text:line-break/>ï&gt;öºÃŒ‹ÒäÆÂ@Ük#@áÄ÷Øä·«D$µ5$#O#þ®'‹ÂÕ£]Ë#M5ÂÛí#b|œu{*Eß#Ë!Â*}àƒ#l“µ#]#L�¹#°’¯tŠÍ(<text:tab/>gƒ#•ÿ#{#’ê½#v(Ìd¬4ÙXÓƒ#æ#2#§vŽ#„ž1R&lt;“›ë"6e2ICê#n"0U¥žgßîÕ#;wtöíž‹Àc·ÜôQƒíqÁR#9u##fTY¹Û‰š1h™[(«:�ÑróƒÊ1ŸH“¾é##M²È3LÊVÓzºî�Ÿºí½,g¹G¿Äþ¹v&lt;¦ý9‡ØcÕõí‘ mÆíYr¿�Óú~àµ‰lŠ\#œ’Ž#ƒÔ #^Þ¦zÁÙÿ#TFçj“#ê]eL ¡.Õ#<text:line-break/>9<text:tab/>LÉŒ�MÎòÓj#ìcR[#–‘y�_I/ò[øn‚çljÈ¤\y³ª{'ï2ù}vJ#ç#,#?þp5Éfcç–Z#Eá#I7õÝÝW€JïïÚç\4ç³</text:p>
      <text:p text:style-name="P1">Ù )÷5ÕB²SöRª#�4JÞº¯ÛAÖv;„qzÓ0B¨9Ÿ»#¨§ÈNåŽXµïýs.É#‰Ó¼Û<text:tab/>?,·#�#K¤#ˆ5t‰=Ý#ü�h#VÑ#j){Ë#‚w#EÛ4%X3CyŒQËÍ´¹o5ª��#Ÿ##�<text:line-break/>ë</text:p>
      <text:p text:style-name="P1">Iõ¾Ðwÿ#5‰äÜ€ß`+ò„Jþ{êý÷ÓZZk#±„p#�o…#G,&lt;GçÏþ&lt;##N°D3#Åqêww*{?IvÂ&amp;AŽ#.R­%:Y#ðÁÄ#HRèÔg&lt;ŠN©Çl˜<text:tab/>qnWîß·k#œE#©°C1WË•#X F¸aÅBJZªèt�Deý#”á)ÞÖ#ùë#ÎïÂïÎ##Ë#äÜ¦#¡ùé$s¥s�#u</text:p>
      <text:p text:style-name="P1">A÷¦{B#‹ô##Cƒ’#ž‡§#SKeØz#yØf#ômrM¥#ŒWèn<text:line-break/>2F”U…Ÿ#Q×z{?T·Hÿ=#Â;�4§å­]Ûµê+ñ—þ¤ÁIOKÆE…B0INƒ9¾†R*lY†S`{Íz¶#^§„Pn‘#�#Òdìï4P##¯øÓS£#¬Ï##/�}·ê‘cfè®#p6#†7ûyy¬ô9v'w¬4-8¯‡îEáMŸü9à;m#4ycÜªÃÀ#Go.{²#O###á¢</text:p>
      <text:p text:style-name="P1">;~MÄut#�è“üŽ¿ñ#&lt;Õ9Ò¢#Z.9Nð�A#(í_&lt;Â<text:tab/>éùAAú#ž8³ƒõüCwÃÚ¸Æ0b. dÕ¯`ÿiÈ&lt;Ù—’¨‚º½T˜##*×ÝwÆªŒ<text:tab/>:Àw“�óyg#ßðª£ìF!Ä#$#¢U"žCù#Ï*«œøÍ–#Ç™mqI#ßÝz#bà#¢üŸ³¯‰|1 "WvÇ�9[ý/&amp;Wg�Ü‘¤GÂ*¹øG§0·ì|#ná-#«Æ¹<text:line-break/>Ú&lt;i#Ÿ#Z ##­ŠßYùr#â,þu£„ùŠ—´&gt;##n_�#6ìïJ#ƒ¨óÌ#ç#½¹.�IâÚ#4'ñÎÛ##Ò×Á¤‚ç'<text:tab/>û#�#¹#)ÿ%ZMÔ–6Qõ„#Ü…#Ý#I##i=Ð¶KVÏô_�¿+nG „#ìñQ&lt;w˜��®w™àð�<text:line-break/>–#"#É÷</text:p>
      <text:p text:style-name="P1">ðÕ“AÈ#S¿nã#¿m7<text:tab/>Tº¢”£*Žá#ÿY œ!_kÕ#C<text:tab/>³#*à�Ú/OÎ›9î­Ú*ÐwÌ#ÿ~m “šþIOñ</text:p>
      <text:p text:style-name="P1">ñÄª#œp#®öóžd#$ëæ‘å·ï¥c#jÎ�¦¡I#oã#í©^•ê‘W¨àMo§vÆƒòô(lˆgu#à##´#øüzqø<text:line-break/>–Œ#N¶R›È¹¸1#]SÄÍ0înövv</text:p>
      <text:p text:style-name="P1">æa—ÏÓ˜{ÿ1aŒ²2$vG3¾˜º#�["Â‹PRM&gt;êVé##-Ò_”ó&lt;ä«Ï–Sô÷µOÞ\mxÀ¸èˆ|_F–´</text:p>
      <text:p text:style-name="P1">Éniù²#r#?pJÝÕ1�dwò^È6°V\“a#X�œøÿ#9##¿…ÿLÜ1…ÂþbZûõ#DKn%‘Ÿ†ÿ@B©µ##:Ñ�ÿŠ‡{fù&gt;7ˆ\ù##?Ï#¸Ã–J#×¤‰#Å­J±U’œÃm#¢#°?ûÆ¢%#¨‚,ZÇ£³I|LÑñ#)n†$ïKHÏ¾ó•*\Ö\y#¼dž#ÄyVé‡“ ™<text:line-break/>¡Ît‘`ô¤8lÊYßP&amp;Ç2^V#ô9ª“ÂÝé*vÕÙ¯#[S<text:line-break/>N—ÀýZó6"|­�ÌíBð�ª#Œ# ô0&lt;kÂlÛx##K°#®)##<text:line-break/>/´#…7§#{DW</text:p>
      <text:p text:style-name="P1">¹Û¡`tDXb²‚KóáÀ2#-¢&gt;!i)´:™N+$º#¾ˆW#ÌÒc#›âxÛtÒJäåô+c#qà§nJ›`z®n“…#Ëð„þº</text:p>
      <text:p text:style-name="P1">”d;-BžÈÜñ*ø¸|¥PÒÐÄ‰éÜÂ|±”šë le#Â9$œâR„#¯£®Ö#0ÙEæ@ø�ƒ#§ï0ÝE ‚ûãñ#:<text:line-break/>EË#aîKT#ž­KˆùÏ5N¦1�VoBÁÑ‹ÃŠÒ#^E‘ã$‘#a6Wd##2ÍUÞ#¹ˆLÔ€�'#Yl´v#Äbª€—#Ûð#ÑµÅ'ÓXúc†]qÚÇf<text:tab/>'Ê²L#vu</text:p>
      <text:p text:style-name="P1">‰YZxþÿ"Ø»ß#6Ý¥(#…ˆ4‘Ð#±9#âŒmG­ýÐ~#c²#¬HD<text:tab/>@¼§bZZe#‘½ùcÁ0,€”ÚN=“pØ9¯Š[è{êç@#C“�#Õè¤€#ƒ'ß#ÜFésV•B“›?`è/ÉZØ7;ÔÓˆÒ‘‘#X#È&lt;9#þj”~ÒW+Ó</text:p>
      <text:p text:style-name="P1">¾pØýÿ_™†…#Ô#ã5]‰fKL##3ðO¶îÖ|J7#(ºYA#ÆÁ]#ùê}åâC÷ÉY &lt;_x&amp;-#›¸—îœ#špó·¤ô¶€´÷#‰Å`(Øóè#Æçy;)�‡#-,#'NóX]M°“˜ë#p#Uæ5H¶…##&gt;Qú¤.#*œ¥–s##WÍ&amp;²#MQúwÍ‘÷j#¬È#‹K®p]6&lt;¶Ë#sKÉHË3á#3±šÜ•v˜CSÖØóÂu#Ì^d##*Ù#•#s§<text:line-break/>##q˜ŠxÈó{šàCí8n:Ø#Ã?R+T²¨=#üá ÇàÀw»#Värsfd#Ä\‘_q¹ëñÏÛDKOÊÎ¶iöŽ®ß#</text:p>
      <text:p text:style-name="P1">ìß…L&amp;#&gt;Jo=###dšQ¯ç4cð&gt;Ó#Ë×S#»f¦#û:ÑgÔÔÎÊ##éÈ"È›(÷Ð[õ¥0�Ñák#½Æ „RûJ«OA#í]©3!}/m#b2èmãõëÙB#õrAU)»³àÒQ#ÖPTCWúS¼–Ü�#„1¬ ßà_UimHKÇ+#7ÍMæ¥í&lt;æ£ÛÜrç,Ì9Ê½dòÑª9ãl~YùxöÍÍ#—9iòÓÛ#ïNmÎîÙ´ÎÙóOçEùus¢üÞ&lt;¦íŸò¨sE¹h#ÐÎk#6#š¥Ífå#—?š/ÊCÍas_òór�ånå××9oeîØ#ÙæFåqåÁâ§vÛ«à¸„ßGeâ:#)º~á³5#l©µOh#4/4g.\«9©q/4#Ï«\×no®¨ròí]å—)fÍPÎ|·ù×›Fn¥w»CÉýÚO6[R�våÊ®h#•sš<text:tab/>Û<text:line-break/>cw.ž!¹qñ+-Ë§Í#å#íZ¹¬{­Žè5ç–ÿ#Ú“Šá¨|´ÜÑ¹#Ëu¶}©àº+#Ëd9KaqM�tÀc&lt;ß¹qW4#‚�ÎÅÊÇQsyÍG:çtc\æéÞ b;½yÍÇ:#5ÙÍ,å;”.TÜ¿Áißj#Mþ#oîû_w@åÓå&gt;í¤åÌw¿#ÙÎ\®l¯7#›Î\læå+åww¥|Ú~î¾X.ë##¤}Ëk;Ìw‡QÏ�!¼#¬Ñ#i#=K#·�ýv6‹Ûúñ!B#ÕžË!t�¢ãœ#^žÇ{#÷U¯m#Á¤FÚvˆ*ñ!#+_ï#¨ÒÉ`u#ÓJÆë8~OMá®@#cÜÎPŠ j&lt;î�ä†…##ÑÅ&lt;<text:tab/>iòºûÔî#‹þ6¯éò&amp;0#s/ºˆ´| A©àK"#@¦�|Á�©@”.Ô&lt;ùC#ÞîNä#ÔMÖ#0À#~#µE}n##tÏk#ly®kZ0¾Mz'j�ÅB¸‰W_üfTcê#÷†±�&lt;Zg*°Ò�ÿM�¸ÎªvÏ&lt;7½Ô•ž’c£++¤ÈJ±¼n</text:p>
      <text:p text:style-name="P1">çÇ±#�¦?Æ�DÌ·í™L#D�Ïˆ#ÛT]Í±È³r^Ì';-Kl{…#O,#ô¥™#Ôjˆ[ëHJ</text:p>
      <text:p text:style-name="P1">ú#¤éhÎÓ<text:tab/>iÒô#ÿwÌ„ôà×•õ¨{e#ä#æÃDN;“0Ún=#ØÕå#È—¶#@É#òQ¯ÒÛ»o#­ÐËWCù</text:p>
      <text:p text:style-name="P1">#8rõ5#A2†í³�îÝZ$åù##¬+·“ƒä`G'JÒ¬Ú8ÿLÏ#ÿ&gt;x6÷àý_zÙ4ù&amp;é¥Ò#!­tña]&lt;ß#ï#2\Y”“þúŠù</text:p>
      <text:p text:style-name="P1">Õ„»Õlû¥´ÙÐ`„k-ãT›Q5&lt;U#</text:p>
      <text:p text:style-name="P1">è#æ º¹FÊÆ½�#¬îU#Þ°ÍVMjcõ#&lt;7Lœta#¤¿Õ”#:Ö„³ùi<text:line-break/>p‰ÕÙ?ùÏtþO¸£#!ÕÕÐ³##;Y,#«ÎðŠ·##0�##Á<text:tab/>OF%ƒÌ#‹x$}Á*Çä</text:p>
      <text:p text:style-name="P1">i'`!zkîyc‰#Î±Jÿd˜%SG¿®öò»ßo{2Ó.Ò¤=òÚðœ{°æmh‘Æ4’+"ÇL¹^#Ñ®ÿ"#’´­¿þZ&amp;@1ƒÅMO,]tæ#GHÀj°##-#Î4˜f#ß#èõ##õý§  Û°G–h’#cT£ã‰lÇ#PG1#´çÌèO#$UÐdB—´Èþ(Özä§'tcò”–!ßèž’ÝáchL¶&lt;=!!¢±:­�½©#ÄÎŠj#&lt;ä‰|Óst8dp„QÏzÜtj#2ë"7•MÇ#ì¼#@‚‹÷(</text:p>
      <text:p text:style-name="P1">áÉ—™8%#+ù&gt;c<text:line-break/>mg#…Â</text:p>
      <text:p text:style-name="P1">=™s#�L•y#O)^O‹§3É1®Š#‰##é^Ý�Ûõ×úí#®[##ä€žÇ"#eŸ#'jî'¸¿ÊåZJ‰&amp; xavJ¦(#ÿ|vÉü“[ÍÇlZ#c#T�—Ô^}µXn#¯aÃ“#üë,#Kù”ó;DQAV#Ü}õß÷ýžX#ƒ%1q5º f#Ž#öï‡F3ÈÁ#ñ"qH1´B½ÜÊ##„éïø›ÖºµÇœdÎ#2F»,«É&lt;Ð�‘¢ú#°kë�0Ä#œ‰½RÞÛ#s¾#­#E®/k#¶E»#H¹6#Ž£Ô#Ÿ#Er#Q©à‡—ÒB«;#3Å##—uKË/ëF“<text:line-break/>‡ö­Ð•�,î#°Éš¨#ãˆ#ñ<text:line-break/>Ðžƒ$=ÄÕÝsûp„êU1Tm¥}Ab#ƒˆhNçV#¸‹I#.Z„mæ!»³Ê�Ê²Yê‹ÒŸ1´Ûb °þŒ@+#7�#sj´[A971•ýÙT*"B</text:p>
      <text:p text:style-name="P1">|!-#1»§3^#åºø�Á#±&lt;8J{Lª#".úÕ†</text:p>
      <text:p text:style-name="P1">²à�¤&lt;6#Ž÷-‰’#¸ÅþKÐþ#…ÓÚÉwI8NE·¯îôÿ<text:tab/>#E±<text:tab/>­ÔC¼</text:p>
      <text:p text:style-name="P1">¬txk�=d#¶\MZ##VìOù#câ›·€##GèÚ#`#ÂZyJN#Wü†#š</text:p>
      <text:p text:style-name="P1">s–</text:p>
      <text:p text:style-name="P1">Ø‘¡oU##ï#Od©7<text:line-break/>Ò2#ÏTR77.Ê‚Lûü´#!#¨5‡+êäµ°Æ³‘ãôom#ªq£]BÐô8{à7|˜ZÂ£�#úŸª…TµÚ%Ž¢Løê$úBg6�YÑ5O�#C#ê"Ôy"$7#E0ª«#«äéÀT&amp;l#„´%ä#3¨#3?ÁšD(ä## L mô½³$##R=eròÏŒmR¯#2C\3I[Ë#=Úq åßˆ'6#G?#»ï:??Üû#é—VºZ2nÎ«…¯Ñì8ÇÍa„ãý÷#ªD#pvò|½QÜ#â|j’#„y ž#ÑI/Ù›èÝ##Ÿ#ªˆê¹X•S¹ q#5Ú#ü¦¾#ûN›Ž#õ+›qÍ<text:tab/>Ü#¿ŠÁ‹#U#q#ú#¼#_=æLì÷s’+1|#2-m¡sä#}Œª’�`#aÌžËÃ=fR\#jw+O–%%Úä¾ðÏ¦~‡PÀ•Ê#?O®—Òwh.UN ÑÕý‹Rfp†k�¤f<text:tab/>/OÍþz,?»ˆëY(#ìHÒÿ+ë8</text:p>
      <text:p text:style-name="P1">Î;™5¬#8P ës˜Á¿þ#Â8þº”õ# k£%#ë2$èNÄÜYJGÆ<text:tab/>©!Ç�YbYï#Ý¾#�ßóI¨#S7p­é~|ô#œ²h&gt;h#«#Ï0”ôQH?Uq¥#Í#ü{#ÚTä{´ÌIðŸ¨</text:p>
      <text:p text:style-name="P1">BiuÀV;(œ]`få!/¼­#</text:p>
      <text:p text:style-name="P1">O^Þpxq�,<text:line-break/>#¾#Ê=Q6cæÏ{uAìQ<text:line-break/>ª¥7¸Ë»†#éæ�²šè#¯;0Ð¸:#�*î’##Ê[¸ª85œÝ#W°ð2å4"±Ê�‰ç×#¬#|T­”ô"™*"hÞ5Gr[~#<text:line-break/>©²Xé2Hàv²§p”#ÙPÓ#VK#¢ jÐ#3Ûg'&gt;ƒ|Û#±ˆco3×,\##žsá#vý#Ò&gt;¯úÞò8=#ì0Æº#)[Û#%èŽ?¿#HIÍ#z‡#0KÒÌŠº[¡oÝ#‰íB³Šûqƒm³É-###ÀØ{è†uqïSÔÁ/#ƒ~¿.lhÇ“Æ#ax#ö©˜Ûÿ#ƒï{Z-èE«y$#®_pžé‘#€²#fOøÝ%#7Q#ÕÑ‚6<text:line-break/>‚¨\#$Ó&lt;#o)ÄHŒ<text:line-break/>i¿üËÏWšš#+…#uG&gt;îa#cµ#d°$#Qî÷Ç7,ºéw##9s7WÚ9û?úê¯Ï�$=/Xy'Kxd"ý/Zü8##v}…<text:line-break/>_“Œ×1Õ¢&lt;i�\ø—ÊÒü##cÙ‡Æ‹À`•RÀš#4“¾7b#5#<text:line-break/>s#B#„"#ˆ<text:line-break/>?šŽ(#¥ùr#È!$¾�98#û&amp;Â_cK„~þÊâ<text:tab/>Í|ÐÍ!¨o=#œIü¦Ûy1«†²mKH</text:p>
      <text:p text:style-name="P1">Øn®#«ºÔdÉ�[|•îY#O##Gm´ oY'#£Ôk d+X­ü…Íµ$#Œ<text:tab/>fYÛ}Ãï2(3ƒŸ¥0#Wu°M#�®t#ÜNjí›ÿ#g)#s— ó ý]ùmF.Ó^#Œ»Íq¨~»÷r¨Šßü†æ#;'=øŸ#™å�¨&amp;E)$³#Ò_Ú?ö±O@ÅÂ¦îµ÷pÑ8#p™#À"”í­€áïÕ^Ò#=–ê<text:tab/>åAlqÃà###s”[¬#�Ço¼D#&gt;û#&gt;}#ríUÚJï¯4õy¿Û/^àÐA¬#i#ÑôòC1A[Šþš§í­ÊðyJÎ­×,°/¼Î#Ye#àcD¨É0ƒ6¥û~ÌÙ’xo°7¯i;L'1#]Ý5sÞ¨=žz&gt;ÉÂ}Bm#ú$ƒÞ‚#¢@#cNš6‹™#Ç*[è$ft³w&gt; å/×}8$È$|j™Aéè ‘Ù¯�äÙÞ-ñÄ›#½#¿b#síÒ‹BOÏg½Þ;LTÁ¡^‘#õ­ŒzìÍÃæÿo½#÷!#ØÊ§e1#yr6¨#÷9ãÝ#q‚¼ÈÁQørK_bÌ¾=</text:p>
      <text:p text:style-name="P1">žþD4�#Yh#µy§-è=]m€—÷É u‹‚‹‹Ž‡ì\x¬¬A¡šP]‹??—›tæ4Ùÿ3$¤Ši±±ÑÆ­E#ýÚ¿¦Pðà#'tÐ+‡d2©ó#[®wZëóëžÊNe”�Ñþ`à°@àš£àÈ”=8ùNV#z#[®ÅûhÚ0ñ#ñ^ëáÇ¨øš#€SGìA#¢;#ó#A³@Ç†ºp4io#J'ézæjÅV'Â#æ¢[#ªÉ¤æº##yç´¸¤{&gt;##�²#eF“ÓÅÀ¢Öi#€âba¯Kn;&gt;à6Ó##,6À3=i8.·aó³0##*UI</text:p>
      <text:p text:style-name="P1">È#Ÿýž#ä¢Î#‰î]é!Á¸&lt;�Ðs(¤#`Ua¥ø#žl^#Rt¤rÀÎÌ&gt;q™8)­IwÙ-Ù#‹ç[o�Éð×<text:tab/>©rxy»m�Ö*Ú²cäÃßÍ&gt;2á÷V¦¸ŠÂ»#Ë®k\3Âë?[ã�Çÿ#–áW.#³-‚J7ó^w|Û&gt;¥â#%Å}#¼qÂ¿· ¥dçgX"#ó#f«j°¼·‡ÇË8ÿt#upø&amp;HÆ#Ó®&lt;*·6l*R]Î#"–#æ##pŸsL^¼#6\›ì#óô£·|›ñg®Õº#Ð45G¢¶N§»#&lt;¨½Øßi!™M$î‡ŠT†��6Ù¾â€Ó�„“!‰�Ô#r‰R”5#ŸÌ™ Z#.áU±‚¬BzÍyWMÉ!<text:tab/>ðM€¿Â¨ãÀ®—¦h|.¸á½ÖÑŒûgÊ‰—</text:p>
      <text:p text:style-name="P1">¦'wåé###‡5L#%Û‹Ø’ÓþÞŠÎŠ¬Ä€ û?ð�*Áš#çGû@á±®I#9d#ûöL{•ï&lt;:FÖRìyŸ…kV¯&gt;#¨”7#·##&gt;ŽM°Ûzu0PÞÆJ#$&lt;#3ÞJ»xÓ²#×/1</text:p>
      <text:p text:style-name="P1">ý† ¿ùÿ‡¢û©"é}z”T#,­BÊÑÀAßö¹¿|u§1÷R##cŽ^¯R<text:tab/>Õ VêÄUeTº1šŽäpÃÏ©~üq:_§&amp;#‰ä2ô¢É½±Û¸ÎAÍÜJ0L‰×EŽ/e§dG±‘GÀ%øcÐ?o6$#áŸ'ëÄ /#ðý#õ¿‰(u<text:tab/>ðã# �Y</text:p>
      <text:p text:style-name="P1">Ró<text:line-break/>#²,PÜúâš“Ù�gÂ&amp;f#ç#ªK#ž‹q£1 <text:s/>m¬�Ò+#¥:¬úªvÿj#÷m¨£’T½7’Æù¤#�;†¯#‰ #aîG[Î´É#ÈžÄ#¸óX##òòrÖÕÚº$Üî¥yÛ½YoeŒˆK¬Ò®×µ#ÿ9}ºaã#eý£2iµmˆDYõ#ÍÁØœ#^&amp;Ø¹ ü©ë</text:p>
      <text:p text:style-name="P1">áïw³‰c4#m‹éä�¾€Ø)ué˜íQ|#œˆ0mÜ(uóá}a#²–#Á#o-ñ</text:p>
      <text:p text:style-name="P1">…ðaHKvß¹ïö„Z¼##ß</text:p>
      <text:p text:style-name="P1">ÑŒ@…8î‰ý’W�##°#W±I0ã_#†#¾m‰Ë3ïDÌb¿#›ƒ#º#p#ö€\¨24êÎ�yï’Ë’íÃok˜G´ÀºJ.‡C¤Àˆ#^èò1¢Á©ß±ß‘}íY##�«¡Rô3ÂµA##Äû#8?øT¾•¯»#‚#;½ÝoÕ#i@=¿8P±Ja#”g¼N/x¹Ú1Ô)&amp;Æø_f)Ž5-¹dŽŸ—,#µzZÍ0ùjjq</text:p>
      <text:p text:style-name="P1">Ï#©(f#Ì#;Ê·!?Š#šJ#ã lÖ�6SG#¼�þ~§#'xÒÌc#æD#@(‹ºUJo#—,À¢#�ä~bÐz“4aqv¾@…zmÐÉsª²&amp;Ä»¼ô#*cž#Ý¶�Édá¿»'}tÞ#&lt;!U##â#c£#ñ“µ#ô¬@ÚÈ#¡@nHW#ÚÍŸÂ#ÅY4#†Ùm<text:tab/>¸—wTŸ˜ËP�H_ÓÅÎÂ(‘##0ãT@^^¾&amp;Ü»=S�Ïö6ÿ1šVbAFÇ#UÛú<text:tab/>aß#Ô–Ä-zßÁ•—‰qù+‹‘QOÜiA6$#Ð\@1³ÍÖÄ�KCN×n ôË#</text:p>
      <text:p text:style-name="P1">Ds&lt;##¯½íg,^¥ER</text:p>
      <text:p text:style-name="P1">#<text:tab/>0B4�º–Ò�Å¡2r”xå<text:line-break/>Aç~£Îê\RQÃ#×út#ìaS\Þ#NBì#PGïâ.¿ÛpY3÷LZ±£Í‘õ þ€O###þä`È¬ÊÅõä ¾yÚ#E³Ú7R¼dÖÅ#|¯¡W‡�L/âJ�6¶È³p-½2##ç„¦¦åSY“�q²DÅ°Ý^§àjCùÀ#ëuígÛo°œ[#H«Ü+8“)#éÂŠù²#ÞÏJˆ#ØÅxŒajòÒD#™eÁ#Q#—"&lt;Ò</text:p>
      <text:p text:style-name="P1">ý±òüzR¬’éÞ‚#&lt;`;–hO#¾,|-ÖêóäÆa…¯¯¹�ª,Êi¦#Ô5&amp;TC‘›ŒOwuO-#‡ú¸Êì#ÎMþ#�á;PÔ­â##)1™�"#T#P#ÉÜº\~ÎT"zÇwl[¹Y#ˆ#·#»31ÉÚ#ó²Øå#U)A#ø+d#ï‘—ÿ#Ä#HAû]§h¯’Ò#Z„‘ëD'##lÑ$�s.S<text:tab/><text:tab/>#¦ƒŽ%žf/]#î&gt;Yñ!ÛÏè:›OÚDP0ñ<text:line-break/>€ÉXÒWüÔÁ?¸i#¢ºÍøk<text:tab/>ÓÂš¨Hº#Öž#�qÄ"}#GDuvÂŠÖ#ÖNxìä�n.†#ý8N�õš.ÿ%í¬MòÍ#oÝó¢#9ºÀ4»+Û]^x(*'ˆËÿk`ÎÞ¦ˆ¹WXv­z#-7o&gt;AJ,ˆÚ4“¶�5Qù#<text:tab/>•#!Dº#&lt;SÁ$}ð1Z2™2�®òGþW–±·ë]#L’#Íh=|ñÜ#/#¦KT#(‘¬ê’†###{~­¢z£ô¼‡ÁäÓú8RM_C3vÉ–­h#}üNU¡Ú\”IGJÌIX#/Y3Ã™€ù#ˆ&lt;¼c6vºEà#‘tVˆBÿ#Ø|ŸßdG;¥Í…é •8#_‰©Ã4H€î¢v8á�#óÖÓ[lf©²CPf#¢s1ÔóÎàŠúº%™†“ÀÉ´á¸á|#ÃÀjÝ´Å¥¬-œvÂ3fî#7t´‘¡P#íŠ�û¨n(¦cJôq�¸¬%ÌÐÙt�sar�xÛ€1ìIïA·p#7ïÅ²#</text:p>
      <text:p text:style-name="P1">#Oh‡ð‹_#+D �.<text:tab/>Ô:à¾¿ˆÝµ:À1¥É•$þºÄˆfJ4Í#WkoŠ8w#;##A{ñ<text:tab/>J^d·Ê°­BàÌö^õ(Ò#ßÐ;`ŒLÂ# ÅÒlScÙcÿmÈt�#&amp;ªsò¾¿Ð#u¬O:õööj#[e#q##’¤‘#i#šã*‹G¸TCfiî†‚³F#h/�vòø{ú#d¤ËÖ#ËŒ|û#ßŠ#õ##¢¨Q.ºA`ÿ}M½í-##.W#q%áU=#üŒ¸i#ž#G„xÒÇân½?ÔPÎÔÇúl›2&amp;ŠØ#Nn%9FNVØv%•N±æ#7¦@]L<text:line-break/>Ñnß«Ï‡=”#gË1o7H�³î:+~##$ÔûOÃ ®H²^v�Ôßã&lt;‡#M #×ˆ#ðö�å·–ë#³)7ÃªÌøéÓÚrUŠU©æí#Å‰B„qº¥õ’I2–¤…=~M½·‡^5�#ì™#ƒú~?�LD&lt;õ#Ž7ža@E0Ó€�r×Õe#&gt;Ç<text:tab/>Ô6#êávTf*Ÿv#&lt;´##pò”�É@ÁËýçÈGnÆÊ‹†ñ¤»ö}¿^Æªä`É&lt;lfÝ›°‡#O&gt;£™#šÎ###ˆÏÊö´W='O`-›K&amp;h#Ü#M:ó&gt;9f¦™‹“###`</text:p>
      <text:p text:style-name="P1">Sê)á^`Á1˜Ó&lt;çC#Þ¡X#š9#Ê*#të©.##Kò8#™‹Uo)œØÁ1ÕÆ,ž##Ý‘e#{u##r2UIï­±4ÿ„j¿BÈ#jˆ\|-péåQ#‚‹##o§FÇ­¯�úE#Ö}­CíøÅf¨*KŒ1_"‘ZOA#îJ’€2O^ÓÎ�#¨úÎ•’eÌ##Oe¼Åhê°p½0,ÔMÐòW÷±#ŸÝä¨ÖÎV"O:kXê$eF³N�˜þéª½éWÅ##^#%CÌÓ±#Æ?¤Ö~ä62#Î`!¹‚:|‰Úo\_#\ßRH�S)©ª(�Ð.üøïÙk��môÁ#Yˆ£Œ/V­Œ#c¦:h##Ê#º}ä}³"Ë#&amp;íút¹Ï#ÒT©û¦ïJ³Œý®þrª#}Áib®‡7¼ø…WUÝÍ¦_ß¡cÂ�mïÆ#‘™}=…#é…dsE¥eˆq£E#KåX‚[o_á?#§�l#øt#Q{V…ä;Ý<text:tab/>&gt;ã~M"—"ó:Áùî##x¢ùí#Ó?U/tsjíÏ8®Ûe&amp;¶#</text:p>
      <text:p text:style-name="P1">mòW½ÜƒïÚ·ºvÄE#r&gt;VC#¾,È¹#îW#îB{ñ4ê+XË�¬gã¤*øãfLŒ9‡# ‹¨"feK'Ÿ!l##<text:tab/>è·#v£æÓñaû#ŒlÃ’xé##QUtÇ1É¦xC¿d¡s#æª© ¾¶øàð‹#¹$ý:$ôÅâ#©##AøÏ©n&gt;&gt;Í˜7��]#ˆuýí#Î0¹%ê¬ã…©›#~²‚½o�ž^rœÏ^ò7º±VŒK”Gwø#þÑ¨Øäô?6m$ÿhÿ}ªx±Çëÿ!àU#ŸŽ¾ô££</text:p>
      <text:p text:style-name="P1">%o¬-Éüìì#ÃÅÙs?Y&gt;IÞð)oó#ØÎÑÚtÝì(¢Ì##Ùo50Cç#ò5O±<text:tab/>ƒ�@I#&amp;#‘wD4#ñÌ#hD<text:line-break/>$K@l}/©q)sQŒ#Žtpþ?ì#H##(#k#·^º'Ò3exË­Ø�#µuÉæÙ1‡=#¶3<text:line-break/>#Þc</text:p>
      <text:p text:style-name="P1">#aíšv8#Ë#˜�FÔ¨#�d\Y‡©Èjay¨=#ð´‘¼Ê_¨’##fvË###q�’#êaØdðÀL*‚3Žµ3ÁjXx±€)®Z_žûÒý3þ©g8°¿†{Qôl¢¬§^]ûý# </text:p>
      <text:p text:style-name="P1">#.jðmB�<text:tab/>&gt;sò¨èÂ¬à÷“RNxŽç;Ý˜#ðõªÀÒ´ŸD@ïÇ#Ê#-�­{##Y�%#Rrt-ÿ#^»zùê#HQ#aJ�Ï<text:line-break/>f#pKxO'(#XMÜÌà…Ð»®þÍ¹z½:oÎzØs#î«Æ³F„‘Dr¾`%#ÜCôt#êØS?€ÅÌ_±Ü2~2ðvãæéX´«�ñi_uš�Z@ÍRV;œ¸#íè.pkèbñ/#?ÂV‹œÞÿIM¼¶~ýÁ#âU@îI#$ËXG/rìå•Ê0èˆ¶NÍ###9v<text:tab/>-„ç¾°�«IŠù“o›Šåe#‡×0#|§z{t#c#Ç#gÏ3À‹ê##¹ù#ð#¤#Æ## Hó¼Â/h·c€”$</text:p>
      <text:p text:style-name="P1">ã£©€'™Œ÷lÄ5ê:ö5{ÄkÔ^¦o1M‹²#Ðçu#Öò‡ÕúAJ)#…sFv¹Ê€q©›¦‰šŒ#ô·äx#f$…’ƒé›#b5ÿ#s‰?YÂ¼ÀÓ%#_së#ZEõž#yb}`û#ˆ"ñ1ã‘L#g7Ò]’FY¶%#—Â,CË�#FK#w˜'ÐŸz{ Ž–Û¶`!è&gt;P"fËÏ©#uÃö#Šj‡c7(##…÷�ÆcxíD¯Œ#šÀKùô¥#D×ÖY#XA#Cp—òÑ\²Ë'âñ#‡;1YýÜžnÔ‡¥(#˜r’Ï5Ób9;</text:p>
      <text:p text:style-name="P1">„~ï›\#UGG…ï;%î/#èîÝPÿ:¿Ä[c“Î¥´³#t#“j"z³#(KE+S¼¯#óW–—“þ‡�<text:line-break/>yÄ#oŽ#éRÄ#oHñ#</text:p>
      <text:p text:style-name="P1">¹àOÏ#3¹#¤M#F#ÊEDå¬Ë1€LM3]##¹Üðò#;Tß;##µ+#Èu`</text:p>
      <text:p text:style-name="P1">gÓM#7ãåÎ•ÕÆ§[#â###™Ñ�¼áEÒ˜MÎ#ùÃ8+·a%y•sä£#7ëj¶[%cá’Ó|ÝÞWŸ&gt;ªè#íÕÂ#ƒ´ôËÜ{™» Yc›�0ó#{+É”¿6ÌžÙ:º#�#±‚t›K"Ð#êe“h±§ý°#35�[z#Q‚ÄwH\#’È#ä³ü.u<text:tab/>;_ïÙ³³È:œ›vÈ#fïÇX,ê;²žÉèæ¼#¿Š/qêhƒ#ŸÔ¢&lt;*¬#€’füÐ5M„w¨½ý¼Sœí#y##OI™Ê‰2</text:p>
      <text:p text:style-name="P1">7#¼7ÔÌj#îmü«µêM…pi­Y°ûn½£#òÃù²…g_Ð0™Ãì#ØgÍ�Çµ8âãEË¨*#‡G<text:line-break/>*Ü#ÛÇ|<text:tab/>§?ex#¬#Öqoe$4@·PvÁ[õ™û¸–£^~#séöÏ}TM�Ò$û_ª[úÃÅ%ƒ¸(¸Öi-”±[©ã¸#‰Ùà#¤jvÌâlÀS]~æùC¸Ó<text:tab/>#b&amp;`ßÈ©›å£Ii~å‡ÿB÷Ia#{ƒ])k¸.«Ÿ^nåc�êÞRhü##È!gÊoÉ�Ÿ¶Z#Õ·uYœWòu¢W#»�"„#?’ü±cq€#…JÙ‚#�ÄV<text:line-break/>ã#u…j·#vÖÜ@:8Õ¢žñó#w]E”Ò«ìt³Ú#ÿ{ù‰ÕCï¢GîÔáÖ÷�ç©_ò##)c#Ø7´å}#Ð#»u4oñ|#(Ë¨Þ’Á#Lçi²##@ü¿#‰Üƒ&lt;ê9ð§¥#ãL²$oJí�r©�#8ßæ#BuY#—³é:ôˆ„Ò&amp;l#|ÓB¦|ý=Œ#=�wüÕ½»#*¾tý##Gi„˜”#ó�¸ŽÒ####1ÒƒYMâzÃ¢µ¸ö&gt;oà##sVv¬#Ž/ïèHS­M¶¯¢ž}«#æ€³(y*¥v#ød Z##Â|Ð?®#Ük.›põ¹öÜè<text:tab/>#…�#Ê–—“,ñrPÌfçX™ËSØŠÔÃ×Õ‘H¾¶ªæ#ÃðÏL ’©™¡OÛBÒ_Ä�#Ž&lt;Y‚´:zLÕ“#®a #qÎóûôÕ#—/&lt;d8RëÜÚÍ¾##t#P‡#ôâ#ƒ®œUHg”¸�VEäc�òý “d#¬�›\°„jýöNA˜Ÿ#”+DüôÁÇø*¬2Çý</text:p>
      <text:p text:style-name="P1">#™#K¯#!pl#ô™ r`q‡€#<text:line-break/>zEŸ&lt;q#×Þ2xîôt…dG•h+†%#1¨÷oH”f­ê®æ±Kya#ý33qÞU</text:p>
      <text:p text:style-name="P1">wÁ¬À$&lt;�2Fª«Š+^<text:line-break/>3pÚ}.öŸ#ÒÜ+SÌy#Ç#0»Hökr-éïÉ#3@t9l˜·#¼1#áFcÊƒiö:ËÁÂ·?yž9¨³ÀüMö#Äâ#Ü¯_øJ=y”O8ÝUá5:ÖýµH·}¥ì#Ë¡</text:p>
      <text:p text:style-name="P1">øª}(x•è4\#¢ð-=ž¨X'òª�Sq£!#|ç[ÎÏs^Ðc#ÍŠÇt oUñ…Òç�Þ–Õì^#ïÛ#Ó#�{oj¯B {*FÖÀB:Ë½¡#Ûí#Î›:4šQÞ)Ë’(~ùƒÆ•Ê¢0]8¦=â±#</text:p>
      <text:p text:style-name="P1">l!–</text:p>
      <text:p text:style-name="P1">vÒà#&amp;BÝ”#0âæ…'nÏ#Ò##ºð‡4ÖIŠ`�#Zä…�,!©æ¡ÒRçÜÆ÷»#ä~:aö=gÂáí€ûàçû•SÇlÀT_Ç&lt;ä#ï�Wä„k#¹Ç#œÀ­`”âí‹å‹f(#</text:p>
      <text:p text:style-name="P1">Š˜­h`Z£X¾ñ†¶t]-Ës&lt;ŠXf2#¤#6Â#ã¨ré¡|/4Ñk�±Ý#ÇSR=#Ñ¥E#�'&amp;#°qtºÉ¢Í{#-m#ÀxO*</text:p>
      <text:p text:style-name="P1">¶iç#:×ú¶%’ÿf'¿D$L5vÜ=·ò%¶&gt;HCDyH°Š×¬*øˆZÁ#sÅ4#öHÇI#õÝu•••ÞÏ¤fÃdÝÇW!�à3ž#–&amp;#ÒüÊ#­ó‹�ÊÖ!W1RÁPÏ¼6¤â¿¹<text:line-break/>!E#…nŠLN‹…4 €›}#V]kž#"îÙCD¶0]`žUwYN</text:p>
      <text:p text:style-name="P1">­x[sž##»ë¦ðP§ÿ#4DwèAö##G–¨#ù#®uÉ™µAgŸ.#7pØIcÅ/ûˆ®i<text:tab/>5ÛðÂN(ªBBMd#´-<text:tab/>yl²#$ñèôv3ø#‹|#ÔØî‰ÂÈ£:í §\?ž ræÓÔð|cœC]õ@¿qÓ¾•#&amp;i&gt;}O½#GÚé÷i!&lt;…K#sÀ‰_z×”ÌßÕI`¹ý~�èb<text:tab/>D¦Ýž!å“©W�© ¾õ�lÇÿl™5æ?###JÆ¿#ßt—žÂ:ïwNÄ</text:p>
      <text:p text:style-name="P1">(#3©‡TÒOö#€Ÿ¥#§»¶ßmçYwÐ�WQÃú^ðÀˆS¯],¿¿¾âò+sª%ásZ®û;ñµ›šÄÝ¹Ê›=1,õ#Í˜±À=#1¦QNz¨æåbÓ2J3<text:line-break/>èªƒêi#o :Û#„iLÜ�#´%šúÌWç&lt;wFj‹ÛX¡Žb<text:tab/>éçù#¹o{¬]¾nñT£Â—ìj"))Î½SV<text:tab/>/5€Ž›–ºÀ#%q†µ®¬;´ñ#-’#e#&lt;×#x°#òëWÂ–§ˆäLzž‡#K2Žì=##2µ,o#®¬‡|#*rÇ##lFÁû�‰ØeQh°NÙ€#7…NðŸÐÜ4O›Õ]¦FÏc#ú&lt;âC“ ØŒL#ÜYœ¶Ô</text:p>
      <text:p text:style-name="P1">ÚŽEPMàÅ#¯›ëP#üHßIÖ#=#ôY#VÃN3Õ%#–#ˆ¨##ß#“'îá-Ü|™"ñ#Ø"åO@º#ãHì…R/}‘Q2º7ž¼<text:tab/>vw<text:line-break/>¤ ˜#ÿ#”‹Y#ôjoÿJK#q\•6#‚6ŠÃŒ÷„vg#Ãªnœnæp›öyÁ±™˜çÒ#X'Ì··E)¦¦T1ñý#ù·18Kí®M#TPQsÁ”ï^#5Ïôd9m#€‹Ð]®4ÐÐ�Z¢b–†‰w˜Æo#å#b�Ù¼#dÈ`J<text:tab/>#æy#/Ò ÖK²u#u}ÄÁõ#<text:tab/>,—ñK�¦#Î�)#«eÏÛ6#’ç&lt;ŽªEþ{L“þc#Ì®Xs#3Ø<text:tab/>»#Ô“…‹RýÂ*D#";²#îñ#\�ÎgßD—&lt;H¤Ã¶†jÙŒ<text:tab/>`ÖhÌâ­<text:tab/>Z`ÝñÔXÒÆ¹Ht/b#ê‰´2##“ÎÌ‡Z#<text:tab/>c�uåëÕ)[…ïÑ%¯##\ƒ‰†�iF­'3I“ñýç²ä×¢âŠ#H$ë#Ù”Ls0Û#0–ÁcÈz¿Ó#¹v•ˆ¼6©Ïû¼ ¾eî#—¦ßú}"#™itˆ~ò¹îÿ`v#ãhìÅ;|U#ï»7“¤Få×ixï#ÁXîÒý�#`5ÃáMå±jÈÂ[…Nži#YÉ# 3#»�òˆ&amp;##8HõúöºbTVO%Ê¯á°##¸EÇšÓtár¾z#w‚¡v‡ßóâ##¿´þ##ÁV#Æ %J¯Å’'&gt;<text:line-break/>r×¹#U8�67‹à#¦´ÑŽ£‹DEÅ™]'É€]Xû¢=(Î#{#Ïk7ŠÿM#–�Ö—­í.p+¯å³Òr˜Ài–*®ýM¢Ü±eÖÑ#J•†t‚€¥#WD»QÖTVžPº|¬©!2³##:N#</text:p>
      <text:p text:style-name="P1">ª´o#Ã82n–�~Oc#k�±Ö®Ñ—©‚#ç¤C/#o '7</text:p>
      <text:p text:style-name="P1">˜p·dÍý�ß##+®ÂÏj�÷�N��û#`§#ØØiœãŒ’c»'î</text:p>
      <text:p text:style-name="P1">œì#Ë•|æ¢@#›´X{+wüéÜ¿”â^í¶#èòûSöV7ñÃ__‡Žù<text:line-break/>#“Nú•°dº^ó#o;ÃÌW#ð¦-»_œZ0®“®cœ=œuÒ'X�²#(æRRàZ#ƒ„kG=+„”™ò±t!:_#@Ax@€Î#J«{+D'0,ŒcxivCˆË54—h‹ °YƒäT'#cû#k¢p$Ú8*†LxÚ¯#ñQ¡¢¤C!�pt¶w#¾ûµü?¯QÏíªMRõrµßyïó…Ž•«#À:›íùp�</text:p>
      <text:p text:style-name="P1">æ*"’íÝ³ÑÄ¤‡#Ét¿Jò®ûÞâOoÒ<text:tab/>!X##9‰#}uÇƒÂLë#íMÆ“#.J##¾SÏê]û�l¶V¢¼ ç#BåGx^(yÀ</text:p>
      <text:p text:style-name="P1">ÿLXñ[á##Â2ž^Þ_¾#¢óo…Äì#ˆËf¯F‡###¥×Ÿ!wîÎ]!)â#À»ÙÉÅÌxØJƒ#Pœçó|ýÖ¾/÷hIc!#‚‘!('�žÓ#£<text:tab/>£¶KÎÑíÍêâT¦Ê4#Ë L#(^Ùó#ôì#˜^�Â‰¼¶a�Û»d»#lÀRª-Á#¡òÐ\#µ½â›Œûà&amp;&lt;e”bx�{©ê0#R¬Ùà#%p×Q¨“‡#{#^Ã#Á°úÆ ¸Ú(Ì=Ó#ÿ$hß2Ñ#Ž#f=‹xt_¥�¯ÀãY³TÄ‚ÄlèLà=ù‡#\-Abú²2â#¿’&gt;‘øDøš��~¶§kÕ#ÑÒ*È)ÞT€Óvñ#^@ˆ5(9x#ê)#ì,®ÚEj#ç##àÀí§Œ™£¼7Âô“&lt;-ÄÎ™H###ˆªZÑÊàî£Ik¼a#k­L�Éz¤+±Fh�dþƒé&gt;^<text:line-break/>’-”�ß‰=#&amp;˜Ø<text:line-break/>1¸�Á×bI¥eHÈ°˜JÞ®™Y#%ê™Ög/;</text:p>
      <text:p text:style-name="P1">#á›éí~¿`#ãú*Àsqk3#7•:A�ÙºÇÕµY¬NÍräœ¡Õ#š¨yW„Z. c5À#Òùn“0½µ0N4õúžà|›Ã#M÷}¬'ÈM#ðIµnQðR]H)<text:line-break/>ÛÇ—2</text:p>
      <text:p text:style-name="P1">ÿcê#[[¬�ó#~¬Ý Ð¦è#³U·§29#£‡ÚTWÞŠ°¯'@Çi°¿##N¬ˆö¢×ä”9±CšSìÔ²y„<text:tab/>¦ºâçÛÓÊ ²{º#Ô)ÑmDÜ©«§kõÆ{›OO¼žk^´#ÏkDZ!–úwB/·¯)ØÀL¿«#P~ââÄ³Àž#4”Ó#%Á«âŽ{ï</text:p>
      <text:p text:style-name="P1">Á.bÇÄ11á<text:line-break/>øü#Šs~#²¾ˆÅ]Ÿ;<text:line-break/>ÓB^Iµ¿â¬#:ó(‹ê!î´�×íº#„�#]ª›´fyÉÙq®rçëÛc)ì�ÝÓÄ°‰&amp;3ï”ËÓ&amp;Õa,KÆ}ÎÔ°#Ä{Í ++”3Ò&lt;´}ìtG#®‘••Y�wF™##�Ñ#¶?2®eã›ýîøMÞš®Ó#ÍSÄ«G|8Î4÷~‹ó�(ÑÄQóôˆÄñK2°JÄû#h<text:line-break/>|:½)M¹Rë[;—«#Ã ç#Þ"Ã»#®ª##:¶àòl|Á9#_ÞY@º##'Ÿx"dê#º#{­tS##Ü“#%#è¸æÝ£9Í</text:p>
      <text:p text:style-name="P1">Æ#!Û'Ó#R<text:line-break/>üç]#"###:I5Hð¬Á^#3?d¿$ã¢„u##5Š‚Å¸#(’þ`Ž¨&lt;Ô#9”i›!,#¬Uhò�“’îR@‰¿½#bSòf¬Ih¹ÁHZ?&amp;ÂÙÙFÞa„##øo“¨#Ëƒ#ˆ<text:tab/>Žœ¹ö•÷®–•&amp;iùv#LæÂ£ša½nDPÕKÙæ?ò‚€#£¿‚%î#Å²â¾<text:line-break/>“N¿@I#QuZÂÑLu&lt;yt¤Ï§�-‘Ö—#äjˆY#æ#´w&gt;÷nKü”OöØa‹ÄöXK`W##ñŸDAQ"Øæ˜g#?m# ¶##14G#`›Ðõ¤*##3Üf6]óy#sŒÞ"u“<text:tab/>&amp;û<text:line-break/>,ÃÄ~œÜû$âË²ç�‚#ÖÒ£“¹«î}c<text:line-break/>|#Xvrbd¥ÍÐÐpJë¹õ#Q¤%</text:p>
      <text:p text:style-name="P1">®V¦±„Æ#C0##³}ÎI</text:p>
      <text:p text:style-name="P1">«äC¥#Ö:b~ïì#Yòì‡û�¯ž� »#õGÈâÞ¶hGûÏÕdª#œO½ÿPr@Îº::Å¬ê"#5THDX&lt;Þ3jE®Þg.­e–šA,e7UÅP�\åYÛ#MŸSÞ<text:line-break/>Ö#Ã!<text:line-break/>��Ùÿa4¼#yÆ^Ž</text:p>
      <text:p text:style-name="P1">-(?‘¼A®ÏÏ|#aîÊÕj~##6c[�òv¼ïç#›#,½Ü˜#ƒ^·xûð‰06´Øˆx#óZ#.¤úÏ1##:?z’æ</text:p>
      <text:p text:style-name="P1">�Ð—–áyÎ�»)n¯Çyª¶ÞíýŒØ#gä#Úœ0–F&amp;<text:line-break/>dÐ“qã#C#)èŠr|ü0#‰##*˜]ß¦#Î³P¯ºE0ö�-lË0éŽuZ#c4¾÷™¨±" ¸ÊŸÄ§Hî@ŒSO#|ZtÎU#“í::†é¤±#øÏ÷cÓq°Á#¦qœx#ùy»Ñ#ã±Ê’ë#ôl9ÔJ0Œ aŸ8Èº–¯ˆ#�Ùú–T#t##cC±Ü&gt;b2¦I¯�#L##kÙ}#�ë«ÇHmàX#7”#œæ]™WÎU2•ßÎUšuX‘TŒ63nIMÚ–æ#qÍ#y�#Øoþ:ˆ#&gt;Bp9#øðžX#,ªveƒ*a</text:p>
      <text:p text:style-name="P1">‚'ˆ#‘(ÂHÑþí 44W�¡$P+</text:p>
      <text:p text:style-name="P1">VS¢™áŸ"wL]0P#Ç/¹¸#6^J#h(#Ê‡G„é#†väšèt~h##Ib#Ùu#°ÖwÅOYÿKÊ+EW½V¸#$¸Ä®\§rS_]­,&gt;]#n.f<text:tab/>G›´ÆØwá¡8¬€]¾#”J#ÃSœ1{ý&amp;çAHªpX#Ð-G(s$¹#ìšHVëg&gt;#Ó#Ai²{Zì³#¿š£“€Gù†˜l™èf7¨ÈáV0�#\-4<text:line-break/>ŸÉläÓ� ï¶z~ªc¯¡ y(tá§ð!ñ#Â#h¾þâßzeuôò*/&gt;wïn/�OÙV�#Ó</text:p>
      <text:p text:style-name="P1">’°%šŽ§f¥–HÃ#&lt;=ÔŠ�cÜ‚úëÅ#zœûA#——ïª´&amp;ÝŠpäSK…Í´À*s#K£€ƒä#éÕ#3í#Ñ©UAMøÓ£×¾ñêã!ä<text:tab/>Ñ<text:line-break/>]ß#¦,»¼#TsÜT#l„„ íî&lt;o#�#}qÏwk¤Æó'hHú_/É«Ý²tâ]„ì›#:2/td‡5ÿ¾#—#î=&gt;:1ãøõýS</text:p>
      <text:p text:style-name="P1">“#Špw”#dMIB=©V…:QÐˆ#</text:p>
      <text:p text:style-name="P1"> ðªóHrG™â7°XÞoÄÀã†tœ#s$TŠÃi71Ù¿Áp#·ÝZ°¸2WøÄy‰ûZG�à`'T1,néaMj0sN#ÈÚÂd+åcþ&lt;Fß#Ã|x«x#®nª×}#y#ð€ç^#J©ÐÅÞ–‹Zln#ÛY‘¹Èšù(­E&gt;B¥Ð-ßúW¨è»#ƒ<text:line-break/>XD\Bû§ûhL•¶åMÔU"È`†ºJDŸñHi�ä¯à´'”ôÓ~#”`m�®X�##<text:tab/>##í÷-ÊØ8ûª9@á§)Õ<text:tab/>Ùž#«ÝÖåí•]#&amp;d-ÅðÓÏÔª#ÐÞ¤y#— ­ðê1iü&amp;</text:p>
      <text:p text:style-name="P1">+Ò¡4œ‹9@²vë S#V'#]zû­s²e!ppó˜BvÄdÖQ;ÔcZ(Œl#½¸Aé…¤##˜Þ“,Xüøöª</text:p>
      <text:p text:style-name="P1">P�­ê`ˆdrEÖô#¡�×ºèàus<text:line-break/>e‚þ†¤9RÖ‚‡�¿”ó…í#à§°‘€<text:tab/>Ðë#{ê‹«•ÍŸ,X}›”�0™—õ¢#çÿG#n#B|�o§…²©#¹Âéµö#ÿu[Ž#Î’HT¿=Î€~&gt;Ë¬™µ–[«™Í£¡_#FÄ}Ã£##×ïÄÌ’#ZHD: õª¦æ#áÞ´_×lñM–{&amp;+'Q„ág.9êµbÈó�J</text:p>
      <text:p text:style-name="P1">–°h9ßÌ&gt;,~Î#s62Î™“®Œ;žU\hÃ6–í]¬§“H¿ÀJu$ÿh’Ý�­„ómp'Í&lt;Þs(#%<text:tab/>§'à</text:p>
      <text:p text:style-name="P1">‚ #s�ë#RÐwU<text:tab/>ÝÝ&amp;ìÑO ùHVwž#qSJkËÒD“LGÊ°@ £œ¿ƒÐéNüïNC@##äöGIÙ#Â#ÜZK•“†ï5`|÷F|çp(ëå¬uÊ¹#[Ò8Ù¹…æ¹ó(•1œú¬áÄxž¢+Ó##g/üó#Ì¹ÄÏPÐ+thLãùÿYk‚™#|…¶7îŸw#�9p9LËø#‰É…Ø?Á÷Q#±y²ž¥Hnä#Ã}E##?ƒö…#¼Ò{�B‰%Uó</text:p>
      <text:p text:style-name="P1">®üñyŸI#"|FúûtkE�#…4ŽB0#½²ÝfzÛûÐÐÝ#ßlå’#Že##zá&amp;#©‰ÿ</text:p>
      <text:p text:style-name="P1">e#³ÉmPEi~g##öc@:TzØ6C)»#ð,;‘Š</text:p>
      <text:p text:style-name="P1">:t*m§êFœ­»Š‘Ý#WÔ©g#w(ehv„#-Ûôš‘lf<text:tab/>~.˜#“C±ŠØ,Óª%:#ò×ôïbôZ#é¯ü&lt;[W!V“#)ž4t†ãc`C#ß”žù@Éè°&gt;DôË#æEW#Ì##aí@æQZóà|œV</text:p>
      <text:p text:style-name="P1">S0w­Ë#¦ÁQQ;îÀ_™Üð*ppË9Òx…×G�Ïe#dÐ8ænÿn</text:p>
      <text:p text:style-name="P1">ÜÓ#ã™‘#9Ø�##¬Ë‹�â¥5†»ë�õE¤¡ãw…—Të”œ2 <text:s/>wrÚ#Œh'£M}³'ú¼cc{</text:p>
      <text:p text:style-name="Preformatted_20_Text">‹†`ïÁÉ­‹�è+†Kës²</text:p>
      <text:p text:style-name="P1">¬#!Œ.¬/ë¼jòüÃ7|…€[ìÏ²fŸHµÍ#Å—üˆÿQÂ(</text:p>
      <text:p text:style-name="P1">UÌ`ò[´â&gt;J“lúö ]}JÎ^1ž/7,O îI¿Bù#µXW5æ�uÉI“#d##p&gt;Á´È#'0œ*÷]ä#K5u·ÁÐ”&lt;@#¢`~×##l#;l6<text:line-break/>#5–óU•ßP~•1/'ÁÈ?åÿzb{Ì…±[X¨M¶##óÞ�Q¿ˆŸöAœYýI#®¼þ@##À²#$JÄ]G<text:tab/>#c#Î#ƒ-L8IêÖªi#ùk÷í#q<text:tab/></text:p>
      <text:p text:style-name="P1"><text:tab/>2P_s1VøÑ]‡ÅPŸõJ²8„#_k®È¯<text:line-break/>K„‰=ŠµÈ#k±3¬WHÎ¦V5îe;.Œ#‘‰au‘íï©</text:p>
      <text:p text:style-name="P1">åÜIÍ`z¾¼îtï#�&gt;~¼dÚÎ¿.õ#Z^ï™ÄæÑ<text:tab/>=#à=Ì#HÑ¥Ô×#</text:p>
      <text:p text:style-name="P1">Än&amp;%ŠkÃäàm÷QVÞˆ­7�¤8Ïž×2áµIµQ#UÝP!‚A£U'¶£Ñ§#³L;#Û y¨NÜ§HÚVÁÝŠjï|ç¤VÁ4©#Q›#¬å"…eñb:æ#¤Ü„‚«)ÿZÔ##¯A4LÕ'Œ5¶;”®Ž5”sM¼\³ �0Õ!Ä#ý¾8|c6+fÃõÿ3+J#¶E#Ä_#^<text:tab/>?ÎíœIBó)#æÇL#8<text:line-break/>RC/@eÑ±©î¤~×vQ#5ß?b�#ÿ#2#7#‰è}ôÎ¬5ê¨%[S´ŒtäÏ9Ã¤ÿ=Q¸g�K�¦#àÚ3ÿc½“�ð“5›ï èÐ»À/¼Ê¸Œ<text:tab/>‰#·,ùY:»ÁºÔ#ÏÇ#i #Þ##þ{òÀ°#˜9Ðêþ&amp;&gt;™³?þðV°U'#q?ë©#Ïï<text:line-break/>çI_##_#§8MeÔ#Ž!\v#ª#µºìâ-¥Á±ô1ÈkÝ&lt;Õ#åž4</text:p>
      <text:p text:style-name="P1">XTO*—#¼éÞ$ZËÀ¿s±Ñö+pÅÓšÏ1##þÏ}ß¹Ðð§#O#ã§;Žx##-åy¯œc#¾£_•#”M#�2!‹#Oª?Ó´ÎCgMsãËøEy¬•âî¯ƒöÅ©W¢©¨Dù·0æð\þ§+ƒfö™¦’úÓ#¤èÍ"###þ¼ÕcíÒÃq¬BBø„)Kª£Í`\1ê³æx¾…ÝÇñ£œŒ.#Òu×#¾¢µ‰#šÞQ±ê©ýèÿ4g�{ÂcÏÎ?¤¼²T‚OÛ¯#pvdˆ#8ßô•zéG™õmhÈ‡Ôk<text:tab/>ÓÅE"Obï)_*&gt;Ù—BâÉ¶ª…Zv}™ÏY$Ò‹äçÒŸ»TDXƒ“ªaúÒÖœþv_ûuz•{<text:line-break/>ãÏÆ² ¼ ´eïCíÜò[M’i­s¡#÷¢Oy¾P5Å)ÏÛÒ|ÄWOõ#Ï#mVåø†Ça­jc˜N#æGVžsÚ##è”â�¢ÏM¤<text:tab/>Ý#é¤oËTe</text:p>
      <text:p text:style-name="P1">##¬<text:line-break/>�ô/«`À#Çø#7UÑ0##»?Ã‹¦¡¼ÌÀOi®_93ƒ/Z##r#‚P8¨ <text:tab/>‡„Üöá#Šèw©¨w#›©#Òˆ#ãLn¦#…Þç‰ #œ2z�ÚEÈ@J4ð($ÞI˜¿V&lt;Ç*##âz´¹6í#"¹ýhÃnü†a#éÅ3)vÿ+F#%òWÊ1.šC.`LôØ#�&lt;¿Þ¾\çZ%Ë©)¹_+Áµ#'E¯#jž%#ŒÅ×Ó#/÷ª;VÐ”×@#9°µ# ÍWao$_÷<text:tab/>Ë¬#IèÌ`öRVÀ[DvÅ#TÄ#Œl##ßz%<text:line-break/>û�c</text:p>
      <text:p text:style-name="P1">#Çgô1ÁÑ%</text:p>
      <text:p text:style-name="P1">#èÇú¦{Õ`1‘�<text:line-break/>.Kx#E{#</text:p>
      <text:p text:style-name="P1">›K#³]1Êñ/Wt¹Ñ—z1ÐEU¡=g£õÔ ŠïI#÷ñXT«­\K¢˜¾˜Ò#ªs‰�rv3<text:tab/>è‚�º™siæ¹ qè°</text:p>
      <text:p text:style-name="P1">gN#Ð�æ³¼j�zçXh#.k¾ê›kÛT±Á¦,Í³#9I¤&amp;G§m°“…{}‹mÊEs²+ÝÖz¿</text:p>
      <text:p text:style-name="P1">°ÑÞoR"_TuÓÒ#¡ââ#çdXc«J%3Qû\(ém8z³€ª"„�NgR–óÇL¨?€ðy#¤+#¾-�r„ýa»#&lt;±#º…#¤-¯œ‰ÚR,¶l#ò2~{¬Y•#GPè¯ã\uKeÑþü3.�#ë�Ïx#œ¬z¦E¡h°§$y­ƒ&amp;LÏæmÝtÈG<text:line-break/>îÝ—ê™÷n(ž# [3ƒò¢ÝumD0HFÄ#XÛ^ó¼šŸ±þ#»õrJÛ¢a#àC-¸ÁQŒ+ºË&lt;@gÚSÎ~\3#yE$©&lt;ééH#†çÝ†#ª‡g##pà»÷?#ˆ#¤ k!#Ÿ¼Å|¼p³#–Œäí#wW©</text:p>
      <text:p text:style-name="P1">æ±"òƒQ›ÍZ°�ž¹P÷qµ5ï“à#04¯H®v€K#“‡É#u�/@#¬3_i¬Ÿ1É#6±å¨Ùª½ØµVZäÂ·ƒ?v<text:tab/>C32¯“ÅÈÐî5Žß#£«•™¢g‰�ËæOÞLÓi7å+Æèíÿ9ŠÊ#´i?Ka#éÍõà##ù‰£Gë¡#0^j¿#ó×é&amp;¤#³#®¡ž»EËŠºšE#S"4J0#=šPUAº#ûƒJÍÖ™‚##JJ#&gt;çÑ#Äõ#·</text:p>
      <text:p text:style-name="P1">ñ±´]ñ%¬Æ73^wäGû²ß´]c0ÍX,Xh#$1¾ç ŒSÉ"p:\&lt;ÝŸIÞTa¼p#ô;rIé½DYy#?=6TuÝ+ìUj=HÛ,yBÐ$¼##ù†š#`c##Ò®ý|f–-)©&lt;Êhå 7Hµ)"—+·-F“¹­mÊP««9KÃ#é½Ö‚•Ìm±##üY9û#Æ˜©'IºÀE`Æow¶7"tm˜#]§3Ž„Ðo–÷£Ô[#F{ûCŠ­XÚ#ÎNÿ1h1Î</text:p>
      <text:p text:style-name="P1">^Ü¢Âž:Æ|êûöÅ#ï„f2¥#d<text:tab/>¯##0-í#<text:line-break/>õèMeþK¬Ù#…##ç#&gt;^k—Mò#iå®E‡©¤»ðË"#�)ê-Õ.yJœy¦ãØz£sYPg'ú¡p#lò%øÓ#™µk)#n€�j9®Z?&amp;9*ns#Æ�§�™¡ÀÏíqbË˜,F,u^h#ö5•/¬Œ#.ªÏ####[Õ¢î!–j6Ø#�‘û##ˆ–##+ŸrA›|¨=ÖlÌ·»#£# #ù##¥Ò•‚#êlÇöÆ)#OÛí#ç 08Ÿ4¸ÊM%ºLéÌ#u6Oœxˆ#éŒQ#»ñ›ü#2Á)<text:tab/>æ‰Æ%�O±ý##ô+Þ¶»P#=T&gt;‹g=‘G¹g�'æ#Õ#$T¢¼|¢T#2È</text:p>
      <text:p text:style-name="P1">å¦Ü�ž*Iz#°xY</text:p>
      <text:p text:style-name="P1">#’Ù’#1çzbz$“o#ûœã#9r#ÿmŒ Í&amp;#È#º|ÖUPùŽx#»Íî¼d%Ýöo¦"#�ÏcHë¾,#ymÏÝ÷�mŸ#•ŽþKsÃÚ´ŒÍÆä#„ƒXÎi#„äB˜`Ÿ2Á-ëú›±Ry`¢‹ü3mU<text:tab/>Œ˜#ôñß´##Û‚›uÓ#ÚdÄNH§#%È»œ´èaäf¼#4#¹n{/9æÍOS§#‰)±�ƒ#O#²ÊÌ#ÀTàð#«¿ñÚ–RÂ\pe©ÔFæî6yj=T&gt;#˜´ˆË¤ˆäŠ�µŽTR|ONë:ž´[&lt;îêÿM#ÃÿL#4ÛúAÀíã‡ÓÑÏÆ4CÚ¦à##�_gïæöRÂ}d8f#õXÃvS¸Ÿ¶¬!]9#B6�È›­þé%ÜÜ1éò¥#¶§b£ÏþO5ts¢ü?%šÞ`##’}øÒÈ$»-µ</text:p>
      <text:p text:style-name="P1">Û=T#ÿ;#áë~#Y˜¤˜8#z)ð©Ž[¡ê°‚ˆJ:d·Qô#c7 °eˆ%ƒÆ/oGy¶“aõi#é#.››;· ##§8q]¬“a™d®#©Ÿw¯ö§ó» @N“õ³¢ôÿ<text:tab/>ÆØª¥ô¡##¦,OG#<text:line-break/>&amp;ÂFÛl�#Ó<text:tab/>#úAJE~•cuÄñÙDt¼Ó#_##Ô\Æº‚ ¬¡/x-9s#Þ×ÿ# Xæ#ä@#ûÀë&amp;#¯#¦ó?�#æãaæ{hÓMp#'<text:line-break/>õÅe4•¨X#�awIå?¿à¨È#Á£ü-G³Ÿß3³Èš<text:tab/>i!#Ó€#ñ�°Øò\kxÞ*Çn#¡Ë ¡Å§@r#c'†�@Ã<text:tab/>ŽÆBð^#SÀ •Ž<text:line-break/>&gt;%»#HÀÏ—¤ù#aŸ”¬å]Ð6’Ÿ\Ð#Ugc˜ÇÏçs¨#-a³#|žÈ¤WˆZøˆwjvd#ê#{š*vQ#sOãÿ]œ8Ž²Cãå¦²—kw9CöÖEo—Øaë}#´€<text:line-break/>–ßÚ±Få‰#ïä#õ±”ÄÒƒû/¡KCNEvoü¨€Û$J#Os†Š|†�9oÞçÄÀ%­_zd*MÐ�###n`#l”¹¹#°'$6´¹ôí‡'á%#Ã–×´–òï²éS¢#%ä¡7ž×7#/Ãäïqª<text:line-break/>0È#¼¢#…�A@±ëè#�Ø×�b#Õãâ@�3üÞô#�Å„Ö8<text:tab/>"a#¿Îž#JYTˆBeN</text:p>
      <text:p text:style-name="P1">‹#E½ÎÎ/#ä#Ú<text:tab/>/á,HÈ.�Ù¶³Øû‰RdFÌm#‘œäx{L‘¤^|¸áu<text:line-break/>Ž¥5K&lt;Ð</text:p>
      <text:p text:style-name="P1">NT!#­¾Fæ�¨Ö[!b«ê~˜Ô;6I£KŠv)°V¶ŽM%çC�e]ÏçÝ#g®ó°#ê#YÉde|�þ‚�Ç„ CI9Cä</text:p>
      <text:p text:style-name="P1">&lt;ˆeÿ-É¢:L+‰ù#]Ê„â½D#öË#ê##ÍÑ#%##¶MJØ|Ê‰%‡Ô#Ÿ</text:p>
      <text:p text:style-name="P1">úÙ'ÏŒLNX£p;ƒq�Œ#ïJ8ý]U„SÞÐ#ß</text:p>
      <text:p text:style-name="P1">D€Ãz¤œºP4#*e€¸9ÈSîd›·5#Ø¼<text:line-break/>í�Ä#'F‡äD-¾Ó»Ô€5#}Â¬Ù’c�xŒCG9—;ÈÁ@ýÖöy˜¿<text:line-break/>L7-™x%�#�#r#TfTnÓ­Ò##§ZÜ #�n-ÆgÝ7ôP,E‘ÄCé#ôÁÛ”|©åö›EHy<text:line-break/>_.[)¤9QÍÔm#¶k8í#)Wð##Mø¥L÷Œï1Õ:Ìh#Ä`¸z)ˆ'¹›#Ö†¬J¾fÇ=¯(B#Áv#bÓ#­=¡{ˆ�µ#¬W@¤(L\ß®ÓëÂÒèh»yJ#;\h(ÿ!ù³€•;¾Q¡þT?äÆ*%×EÙý)–—á##Ê�vú#�2å7�ƒ�##‹&gt;âÌø¦ÙUá�¯ñýˆÕ#Ô‰%­&lt;0ªžCÚò¬&lt;ÿ)ý³H�J#86�<text:line-break/> &gt;›Îâ#ë°5Ž#ßð##bC#áE!‘ð4�dBgH#§íp¦#%wÈ¾sE•)ìåÀÓÂýÕ!r</text:p>
      <text:p text:style-name="P1">G¬�ÿVKÇ#ÄÚ#×â÷¬A</text:p>
      <text:p text:style-name="P1">&lt;õ5ªÿa3âw47ºBl#¶È™AìCÊJ4gA¯m’‰ß™NCØï�øO##­Ù`¦º###ï@£­èÿO‘#}\óÂbó}ÅB #]#–œ"##ø#¶TpbYO2R{ú=3%#£gÎ«øää’q•; 4†J#XøÃ#ØeýÖŒ�”�#ôA#P¬Ü¼t¡jI#ø:=ô¼Îp£Ó×ö?Ê(~í)ó#¥}šBê}ÌAflÊK&lt;š#….·&gt;éÛñ¾ßò˜s4°$Ö©•}yÕLÌÆ»¨PÔ´Šù¶I#8œ#Ëù•PIõjèõS‘;G$#üƒæì</text:p>
      <text:p text:style-name="P1">¦ÛÜV%¢;�lJ—|“#UÇÏ°YµRà:0:97¢üýC½#“ôÿ6•HV¡%Úº‘ò³øÀ€›Ô!Æ#Ç4•ôU#†#“¥°†#³Ø#¸jÜKëÉßï3Æ¶#iÂõ® ##‰½Ý|kòó&amp;¢Š#¹¾F¥¿{1©;õZkeø²÷#¼#þY#:#¢æ©<text:tab/>[e%qDÞÙ&amp;fÓ^!¿uNÉŒìu+rú$¾žú—s#E#cåWÄžŽ/)#´ãG®v</text:p>
      <text:p text:style-name="P1">#ØuwVÏˆ´LëÿLx»þÂ##]+Ÿ1¿ÕÐO³Óø#²Ž#Dfzér;ê#ð�ïæ2çj#‹fïÛ€ÍØ##õN4ìÒà^G¾öh^Tš¥û#S‰K&gt;x@B-î#_¡»žG�eP\S#w$#KÅ�D%�(ÙŠBÞPÓj1Å”ž ûÇ\§×¯ÃŠr®;V`&lt;�±ÄÂl‰×</text:p>
      <text:p text:style-name="P1">€’õ#&gt;Ó›ž4†ÄHù›ˆÒrá#é�˜“´šõßï¹ÙÜ)1ŠíÖÍÿZáÀXäXí³À#�©K¢CzEŠX#&lt;óK[_±vË¨h�ß#í‘'%#Ÿû0ˆ#\«Ï.-#æ#9±í*HÝ§#Æ#(HgŒUúÓ.Ç)#¾#?ºä$C•#ˆ·#¶%#‹J×Ù(2³vÍ¿„–I3mû…³@È*3ÿ3\Ç3E<text:line-break/>÷ÇïÇzéÔK¦�#o¶&amp;Á¦#�4þÕ#lÔªàV#µø#JUš#M#méëdî4#àå0#&amp;þôZ¯G,UiÑûý$Þ9#Œ{°ëÐcú\uù#ÃŠLoñÑÊ|ûó9”Ô&gt;â\ÛÁ³ým</text:p>
      <text:p text:style-name="P1">v‰ŠíI»#ç^¾#####Ëg¢_-hn�v„”»#0AÓü‚¥Õ#åLðÌæJ7ü9#µÝñ1ð#ÑÙþ#ÿ#Ü¥3#åz#Ÿ+Ø#‚[Â/§œ'ð•</text:p>
      <text:p text:style-name="P1">.G#7­dqÆ7éüâÔ0€ø</text:p>
      <text:p text:style-name="P1">4MU#J×J#¼%­g/##ñ‚S@tO²#}H@·ê#Vctf#xç#ýœÀV¿Ì¢¢#Ö¯#®64×)ôL�&amp;úmf#(±#4#œÃt�+#‹æNT§´Z³.T#4š!ÖPäM©`ð#B_Ñ‰ÄÊXH<text:tab/>³}¯$:g8.ˆS]�(}Aö•�û#³#ßA#o;X‚i¾Ûç›dó'</text:p>
      <text:p text:style-name="P1">l®Žå3ý¤ÿtpílwJú_hT#Ì4‹ÿ‚fÃ#¬ô]Æ“Ðª#vÎ(¹u$Q"”·Í¥®×H#ÄUðü##{1P7#�NHWÇ#!ÓJª¨ò•S®jOUÒ�rìx#¿¹ùwk~-Ó&amp;#¼<text:tab/>üý#ùµ·#V›Z¿e±cÏ#X#Ö¶ˆä»•#"#³…¿ÊP‚•?®mbBd+#‰‡2åSJW.¡)í</text:p>
      <text:p text:style-name="P1"> ŠäÇLnÊ÷+áÉKOn.æ#&amp;#òb(Ù###['’iÛ `#J¦##3]Ö§p³i÷jéÑºV1¼´#¸†Rã�X&lt;ßD#7ì­2µ”=#ÔÕ^@ß$</text:p>
      <text:p text:style-name="P1">ì0F¸è½í}±a#Ýs</text:p>
      <text:p text:style-name="P1">×šUIó¯ôd5ÍŠN</text:p>
      <text:p text:style-name="P1">(A¤¡¥ÉÊg¾u1çnuæ#±7Ù\K*å*#Tyš’wÐÃ8%o·u`#ÝÅ#±+Ï_<text:tab/>z#QÃZ:0+9</text:p>
      <text:p text:style-name="P1">²‹ÆátÚ€ðTt¬yD#@Iòl##u'µ‚rÎ¯Õ3f#Nª‚:#ú2ø####–èXN<text:line-break/>Ÿ##Â#¡£¡ŸKYÀ!ÎÒÓ#�ëuoÆ&amp;mìn¤G¨u?ª77‡´Ls~&lt;ÎÃ##;üjmjK|#|#*_&amp;é^òB®ÃL<text:tab/>Ž*¾##³¼šl?=¬óÎewáÇ#B}»+ÿe#/�Ì59#éR#¦æÓb&amp;üÔL÷()nZ©@x³#æÎÄ,ïw¾…0#ˆ¾ë##~Å­oÌ©0^üçè­B##|{¦"õÿmTjh¸Ê‚¼Jê&gt;3</text:p>
      <text:p text:style-name="P1">#Z%}íMáÚ7ÕÕ'fž’üi#|šŠ#ñ#8¹#o.¡·î;}4p&amp;¯# <text:tab/>‹úz9?#b#¼šÝ1¾#ÝÞ–©0ÆZcB­ƒ##2¤¶‹#ÈLú]¥~#z4ÕÚXž,4Iñ‹V5¸H�nÛð[)Ûâ}©#dç®ÇÎ�NP&lt;ÀÀ£éåt´“9]»*•#Ã#íùM—#%‚&amp;#BØ[mMøÑ‡TzA#Ð²÷X#²Š�ÆYo¼®o‚ú#CÅF##sš#¢Ë#@@#,#¥d_J{·P7«wêã£ÑÞ<text:tab/>Áþa0ïßAKTUZ"öO.·#Ž <text:s/>qw÷!o}¼?‚‹°kýçåÈ]Ï”—Èî#sÁê®Ùíø#C£#b+#áš#Ÿ}àT7ó£C#:Ù#f™´|â¦Ê#­9#ßç’¦#¨á##S@#=OD¥&amp;ëIxf×b##ü#¢‘ŸŸM##)&amp;‹«gºó&gt;^t³“&gt;&lt;aŽ³#</text:p>
      <text:p text:style-name="P1">#“C#”É¨B#~°#Ë&gt;"¼#E¤q#£ß“ÚÐ¹øà-è!!Þ</text:p>
      <text:p text:style-name="P1">†X.HÁ³#î­Ô�Ÿ¥’öfdp÷</text:p>
      <text:p text:style-name="P1">¢¥#$¬ã#xHÐß7Ž‰™+QclwÍ¸¶Ü/g</text:p>
      <text:p text:style-name="P1">&amp;Á ¯#äZ#<text:line-break/>³39ï‘�~\C#œ%ötI#\›#Äß�#õ!¯ÇÁ#�«‡Qt€ñ?C¸#!»#”ÿ#™+ï8/V¦<text:line-break/>*’µ©#›•={iF¢µ˜®d</text:p>
      <text:p text:style-name="P1"/>
      <text:p text:style-name="P1">qŠá›5ú¾ b£Ð8­±#…O�µ#1pÉ�—.4»ˆ*#‰bõ#Û®Å##X˜öù]A˜#1½}Uñêö„žN&lt;ö«#A™#¼=Â4*œ#zÓ;ÿ/#�#ö#5�©÷l'Ò#jò™€¶#ÞP¬#l@°Ú…Áš‡,hÉx4&gt;çoÁˆ•ß»Ðž`Èo\(:´k¡¯*#¡*Ó[12-À¢#únTt.#´8´Ýð¶ÎÿA[£¿o#-<text:tab/>;#®„ìu¿#S¬B[È6Ò#­#ÕµýâÒ‚Ž#g~(^¥u‡�?Xà€vàsNx6•¬�Ò#|iú”CÂÆ ÍªÍ0ŸÏ#š#T£u#GÓec»úCãR¶Ïõ#ö»LmˆæÍ‚ñ²»ÿ}llTÊsêGô#ý½†G+%#³2#íÃnç/v�1Îs##=µë6ÁB¡n0&amp;åÚKÅt£’'#u}#¶ð#ÜN1OæP°ÈVÁ4Ó#'ÁÌ$N.²åWrX‡.@ØL#øhÏBxôÚñØÃNÅ#å‰g¢²ôí</text:p>
      <text:p text:style-name="P1">#[ÝÑ2[g‘vr™o‰†L�?I„¯ÒˆÙX@ #Z}¸"0æýùÒMÐ‡#ƒ#/c6a"W#Ã#)¤çüD€œM ú^î<text:line-break/>ç§=½8ËŒé[¢ëgÞZÍÜ¸O+Ò¤tÞçEJ#´c×@„•#�ÑC‹��8pGÿx·^†ÇÐÙ*üý4#ÏEJ¥ÇQ<text:tab/>®pŽ#cë¸f#%™Ó‡?RÐ�&lt;±ô#íòmS§Æf#£ø.^,:#¨“¯›¨f#½š##Õ;#˜©ø¡›§#·#<text:tab/></text:p>
      <text:p text:style-name="P1">Ã£¸�¸ñ#oa2I#yt‹�ÙÙ¶¿• *o¹w¯ÑlëvàøŸÎ#©ÑHzV’Bº'óÅÁˆNê™AìE/M#.#2/\ê�¯[æg[8ç#ê£</text:p>
      <text:p text:style-name="P1">¬AE1¾©sM²§ôrr~87w›8#×aG'k«Oã#©à²Ìu#óÇ#¼ß#•h¼Ï¼ñfa%Ü´?æ°»#6&gt;ÉûcvÌÑR3Hbðgï4÷õ–é#“Ð«ÐË÷p êúµoÉÍ×®÷B#Bæ�B'ß�þñiüp¢ì#†É¥:{</text:p>
      <text:p text:style-name="P1">#Ý#©†+t5;^ýÅ#þ#Oã¦ÄÀý ¬)$Î@«</text:p>
      <text:p text:style-name="P1">#J¡ø|¥%šÎÈ´Vè#×CØ”#ˆÔÌ_GÐ”‰#÷bÔ#›!##c³4íÒ”#Go#êÞ</text:p>
      <text:p text:style-name="P1">Ç”‚š#Ô¾eºÀÌnAæ##RºTî¼#Ô0NJŒü-~�q'£Ê]Sl#¡áŠ~›tÙ´�ÿa#GNÑgG”#»ð#Pö#É#W²@}?#è</text:p>
      <text:p text:style-name="P1">Œ†æ»Þ]Ùf~k¹t��]Épœ«:;U<text:line-break/>#¼¾<text:tab/>&gt;¨QØ#X¾#x7#õRÐ#"</text:p>
      <text:p text:style-name="P1">ôÍ¯#«#„Üq?#OoXê©�Ç#Ð–¦îú‚#Çœzø+÷ª• [Z3‡</text:p>
      <text:p text:style-name="P1">L–#šõb(*û�ôÓ#QEß¬±Ï##ÂmÝ ~##_ri#z–-#�?Em�xø¾PÂ¹j@…Q·sÿ])y®lP<text:line-break/>f†gq#g)ÜTM{‡I9ºŸ1œqL_¸!¼ü¦§æØ¬#^O—×`€;#lS)/Z¼vt[/w±ò»#í#¹2AŸEQŽ2é#T–»¥ñT#¸lâç##rHV˜úO/<text:tab/>##Ø VÏó¢÷&gt;·_#+CÀçj#R¾™&gt;ò³é²wc#*Â¨7###v-®K"$#Y#¶Ù#p#Á##†·�å´òç*ïŠÎÝŠ¡Fmõð#ß#G;Ÿ6¢œÂ#†=éK³ÃîÚ4…&gt;¡ýV3#�h#Iyþ$)#Åaê¿[±#s5Mä##Ã};¢ýŸœA�4#ÑHû]¨Qÿ�mJT#,#ÛLbB#“(Q{ÏÍ#&lt;W#B##p¸„e%NõúÍ²­‰OÑ4(Ne+øªvk#—'/±¤íÖËÀ#ôµŽù#Ñ÷$N#(#†9í!##+#°¿ºÌÛ©Ð@°fÁös#/—#`gh…&amp;#º9Å|]Ú‘Q—™3@9A‹y‘aô#D;fJßX1„? B=k\8Ù!#4Xöç§œO&gt;nö…�P«/9##¼tš|\Ø¯<text:tab/>ãˆ z˜2oï;¹i#@´¥L�˜ÞGßúù'1Ç<text:tab/>²p)ìØõLRÐ2#—šÚ:#<text:tab/>‡7´^TH+\cô™@¿ã#x¤#Ó"ÕgŽû ®„Ü¿;äÀÃõ—#JšÁ¤…J­�~Ø+,Ó\Á›#2WæÙÛÊÅ†#8^_¼ÏAû#*ê@š###Ê#;˜÷3et­Å#é#c…3%º#-âP3ïË! yÄ˜X1~<text:tab/>ÙŒƒ<text:line-break/>™1«#J9!fyj‡ÇŒ�NRàù&gt;7‚ªëÒ‚å²W+–e ?Q»ì<text:tab/>Àkp×ºCö$K/pÄÄ…(î…Ê:ÿ-à#õ#°�ï}°#&gt;FÑ#o»#}#ZýÏÕC/#û7¼¸C#µïW±#¬I©\#”«ÏëŽC'#[ñ6éwºKÅ<text:tab/>#i##”:#á#¢ýn�#+´I¼BŽMé‘#�{¬–ÈïlƒÓÕÒ“0•Š#s„–*Xí’p#v÷Î#·¥®œRîdµ¸èƒý�#Û�ã²¢=â‰Œ!ÄV;œý�¾?u|!U¡÷Ð3�ÙÕ#<text:tab/>ÝÜuC57ˆu#[žÃ¦‡F¾©Ë®‡`¯ŒÇ2#Ã]¦3·ÞÇú?úÊ³(E»ÿ#½, $\4¨»ú.E"æIB#ÂÒ0ÈAD‹�ßÌ£#ÆèŸM¦JïRÎ#¢&lt;QÍö©#Aj�¥#�Ã@Æ\#uÏÃ#ox!Ü#ø5h<text:tab/>²ßó“vçF#V</text:p>
      <text:p text:style-name="P1">KÀ¨áÜ0Z¤Ò¼Ò#-ËÄ#ŽÙ&gt;O¿!ÉÅ´�.##ö#RÊïZ»[Ü1—múÁ:y¾Z÷˜#ÏW#r#èœÏðÖä�ÈÎ6“C#ô†½Ë•"p#ñ# ½{y�&lt;‹PÌ;†›²ÈIŒÊÙZ##ûÄ`ÿ|Þö\Æ¥í&lt;LÂÿg#veåb0�}f;¡¤ç×mu#M&amp;)¡a##’#²#ãÃÁÌ#yÖ‘xòšèo¢¢</text:p>
      <text:p text:style-name="P1">#Õ¹24!*ÛJ4ß†&amp;ë#</text:p>
      <text:p text:style-name="P1">#bt!Ú'¿’Œ5jÉÿ#á¯sDàã—;… o ìs'á=aÝ</text:p>
      <text:p text:style-name="Preformatted_20_Text">æ–Èu(4í#vf÷[¸ÜcR4-¹ºŸ¹T¿@ÞòêÜ^#ì&lt;ŸKÞ,¯§¾ù,NqÞY¸/¢Ï*.¹�YAdeöíM###ª±H#h&amp;³á-!Ã¾²<text:tab/>f(ÂœÄžÖ8ƒ#ƒ##[5<text:tab/>,b7t#«¾�#wÏ</text:p>
      <text:p text:style-name="P1">P‡Ö×Â$,õKÀñ§Ì#¼×å…¥†¢[£Î#s³=¯‡¥Ÿ¾ÎfñÙ�L,Õ(åsÅ�òžH2ÐìãÈ{“‰#Ù})#ú#Ä9*íÊ€í¤ý[ñ<text:line-break/>k²¥�_#Ö1ù#…t¤Ìzê#c‘þªå¯ÅK4ªè¸ì=#VÞ§#�oÏHkÎ#ØÊlRÉJ#ZB„EJ#�™õO,•Õ`óI²³vÏ##»¦Þ£#"îÔû$#ˆÒ#;Û‚G‚©&gt;k–##`h7‡–$æý"]��­Ôçßbš#¥°ôÉÿ<text:line-break/>æ#ûkÓO<text:tab/>ü³²¹¥_©#×:@(FcA"#œÎ�ån#€CÎ"½¾Ç¶¶—ÁŽJ»E#âeÖY��n=ÿKENÄÉÖ#rÒ™qé-eXà”º“@gì#õÙdÅ�/ kYÒ5.–¡x‹é„qö!­¹c|ë Ýx2mê¿‡?om²#Úºö04$k#¯Ú_Â‹î˜#í0¹v)‘íU[ËFÙÿ%)#C¯S#ïžÆ¢ž#k']FT#¸ÀÇÉúœ3ëªŽ€‹VÞ[LçlèÆ—ì#,q¬”ªéèÚv³^‚q(#Às=˜q#uGü°�›Aõ5#¨§Âêa</text:p>
      <text:p text:style-name="P1">Õ&amp;^P.â/\ž½ÿ[òv€x#ƒ_8,&lt;RUvÌ­ÖŽìÀ#žòÚÿ##ì8èÙ�ÙÉŒ5“kB‘XwEåAò“Hd¾ª#pf8µ##«SÅÌT'fµK¦®ÆÝ€àü!ÍÅ1©zv</text:p>
      <text:p text:style-name="P1">s—kÐ™ž#2äFe9šyÐ9ólo#¹#û#³Ém:¢CNo#õ&gt;m�GÃ‰È\è—#ã¡5UÍ‹×#å#1#_<text:line-break/>+2¢</text:p>
      <text:p text:style-name="P1">ðÂ’�öáäœö¹#ò9?#o#±Gvþ—#‡îu##›¨b™’#¶</text:p>
      <text:p text:style-name="P1">»*##Ê^#w##°�#Tçú-›8ò…_ÿd’Ôa#ñÌ™ë<text:tab/>K‘ó4c‡‡Àð²CÉb¥</text:p>
      <text:p text:style-name="P1">ƒfìÔ#û!·#8S/÷|µDÉ?ú#:|ÃßÈ#*™#qóÔ´këI~…™ÅCk…AB#¶âcÍ###~/ù¢—#+üÑ€6½µ##Eù±ól#òÆ##Âü`#ò€&lt;€P{è×#Œ?ñN¨ñT#“Ì##Ki®ÃÒc#~ŸªXÁ#[#AWOÍ4*£˜Ö#ñe#w² ¾?åŸhÊÎdÇ¢2Ä;Üé$F›H# 7;@òúkøc##ndÒ%¤bÑÕ#~r•^H#Pô&lt;Ç–#‘IÙd»€x&amp; #Û}#lP#]\#ÂÈ&amp;q##s“23è(#V7 ÚÑYŽg±OÄPþÀÁ’è#W{#mÏ`áÉ‡µ¯šVè¾Àp:}ÃºE‡#?Ã#ÄQ6AM±</text:p>
      <text:p text:style-name="P1">##########ÿ\##@@HHPHHPHHPHHPHHPÿd#%##Created by OpenJPEG version 2.3.0ÿ�#<text:line-break/>####r­##ÿ“ß£##÷Vzü#Ã¢UÌÚ+\#Ä_cõþ8È®*Š|L¢#ÿ@Mn8nCM#Ps;¯×^Í»£)fÙ€¿•uCÍT”o×&lt;×¤@á£Œ##$Ù.#*+x'N#ÎÇ â=V3Çš-€F#¹ó?ê</text:p>
      <text:p text:style-name="P1">ôß�ËŸ#çMmÈßÀ<text:line-break/>#Ñžîli#¦T�ÿmWÆÜê|—p�Þ¿súˆ�9(Ye”~–‚þ'##ÐI¹#€îáB##•ñ™#è!\Õzõñ©<text:tab/>¾S#7L]ös/Òe#”þs÷²™ß#Øàf@ÂU�]#]…­ÞWwþEeîE_©#°”###q©G+žià4#</text:p>
      <text:p text:style-name="P1">ÌôÛ®;Õ‚õ#-<text:tab/> &gt;–sÒÑ‰}õÆi<text:tab/>ƒ¢3•³À¥pò(ƒAÖ8#î¥£¿##‹‰xœ?È#T|5i€pÂ;“bGpóÜ+òâ#V##Àf”-¡\†£¤º‚qf#?#…eåYÿ!ƒF#½<text:tab/>#Ìo`ú�£}##ˆÆ@�K‡9ñ#&lt;ÜË¯<text:line-break/>'6#²@Ê[#ú#Ì¬#Mæ�U#�XaÛ„rXÃ;ÚøDÙ?##®_##„°äŽà*«��5#&gt;›#ø&gt;/<text:line-break/>#uhws‘xæÖ#`†ç¢<text:line-break/>#€Ï¦Ât ¥ª’€÷´Å5gú</text:p>
      <text:p text:style-name="P1">jQ�ƒ¤|Âô™ãúö2YD\?ï™*#ä<text:tab/>¸hF”ÜÛ÷+&gt;C6�sŠ‚öf�"Å;ŒõsŒpø†;&gt;7uœž¥tŸée3‘‡·Š@n©+�Õæo•Úk|#á)#D#4Qç#WñTY¢Æÿ0&lt;#ëxT%åïÃ0tc#–íäŸé#´#~W#é–2óàÁ&amp;9</text:p>
      <text:p text:style-name="P1">Ÿ½~#«Ükv¶§##ù$J�€Y1#{Eá¹¡#“æ©îQÖÎˆ¿ã¨#Úï°RâíÖôCÒÆ¡-¢n\#ÔG’R|#ÇYÈ#Âà¼#W¡#Ýx<text:tab/>€énÂyŸ#l›#ÐZš(´ÙC§&gt;„`ÞAR‚Ì#í&gt;OŒ##</text:p>
      <text:p text:style-name="P1">¾ÀtƒŠ3RÈdîÕ²Ã##‡ÖÞ”S-¸</text:p>
      <text:p text:style-name="P1"><text:line-break/>LuF¾â#©ÓúO#ÕLf:èèñ{#-</text:p>
      <text:p text:style-name="P1">{¤<text:line-break/>"Gíö4Ä{š˜FF#z(ØÕ¡v›â“,u··ëT�5èü#'ˆ’ôÿUù“d¾ú·¹„mfÄ¶ò3ØåyýÀ#Œ#VõGNÖ˜þœóš£#Tä¢ƒ�—Ñ´±ùetÉ#|ª¹^)wM€%ò‘© Äl‚#Ñ#Ã(!ÔaßC4U™?##<text:line-break/>#”ýÍY,¸# �–•¨µñÌåWL:ÊHÈü5®òå\ßoDÀ¹3‰I´Õmæp¼ZÏuæ#ë*i±¬0ôc¹#!º„½</text:p>
      <text:p text:style-name="P1">¨</text:p>
      <text:p text:style-name="P1">Îüe’uF#DÛ#73Þ=ê÷#ÑÄMë�Ê;¬#ßm<text:tab/>Ê€yR7#D$#.íö|tfª#3Š¤ý¨#ô[/h²‡Z�#µÞ#þ##&amp;¼�q'ÔÊ®³¡j#×S÷øC<text:tab/>ÒO‹#ÁÍ�2™#¹#Ãâ²fW%ÿ=ºÙo4<text:tab/>AŸˆ0mñŒ#ïa*ÕÆT�ƒœ#†–t¡²LÔü)#"#_˜[Cd‰#Æ#í�ÍÛŸq’£�ÛÎñŸDf¿–éÀë¦#Ú¶ïyJ#ø°ØLúARO¯Ù$M)ì#¿ŒŒ#*´Í#†#´‡W#Äò#%L¢b‡òC#•çpZ##&lt;##Ñoµ5ôDÔ;*¾#\E°´m.#¢I#gŒ¢^$rÁ¼ˆ(xhw|pG#´¥Ž(ãÇm‡#ø�:ì‰zœg¤</text:p>
      <text:p text:style-name="P1">Ý+ß#l°Tq¹"Ž$^½ÍÏ;ÞÅ€ê_÷P[~##¢Ü#èRl###u®‡ÿm#š#aœð¬:Ms:?#+‘¿&lt;ÚV’ð ÓºOlÐ{#Äãß#’ü#¤”T#,#Â#/Í°KêçOMÈÏˆGc’v,O#X�…Uêo’b–‹°UZäb###èŽˆ�A</text:p>
      <text:p text:style-name="P1">IZd%Âf##Ã‡#ãŠÈ`º­#ÔCÊÀ#Ò|\×#tá#wX#•½l#ÒP/Í¯#+pÛ¤Áéž#b¸]¢Ÿ#£á€Çà_#ÑYÇ#fé#4M3Ò&gt;#ÕÍIA«HÎt?¨(·4<text:tab/>¡|¬sdW 'kØêõ#oÓ¨{</text:p>
      <text:p text:style-name="P1">2t=Š6gÍüÿ1Ãh1Ýà�xÍ8ÉV#É®Ò]³tpóŠ‘‡®##?›ðÇ&gt;¹Ág|Ûº:9\mÕhQ�^Á§G Ó¯Ël;T_Ã±”Ÿ=u)§ýp¦‰i�ëƒi#ãcëÈÆ„1%õ^°Ü(ƒ‹!ÕA×Ï‡’&gt;L#ü=IÍçÃF’o†Ðƒ#["2—êò¡.$æ#D"78P2#‹GÀÃ#ï¢'_œ.cx¿Ú�ê²´[kZ¯#õâ{š¶|…fF£BDT¤²sŸNo$^#—+#Yë]?Ý•1ÝÖ:”Ó`#&gt;OH!KÊ ¾Ò‡#1#L#ëééíV�×EiRQUtK¹–ªb#WÅ\ê½Ávt&amp;È}ÆhLÿ#uO–§#ED$€…dé7#W¼xñc/ª±Î</text:p>
      <text:p text:style-name="P1">ÛY;›ïßEÃ@“5‡Ö}Ã½'W©¸Ñ#g#B¾)øì†¥óòéY.#-H_ôœ�#{m#£3í<text:tab/>Çó¹V¤[”`ä´ä#Þß†<text:line-break/>ÊüW¥÷ßÇà#áËwqýl¸Ž<text:line-break/>ù)×#¾ùâ#BÛØvÒ¨�Õ’.a»Þ™÷7å~�p\Y#óäÃoTiTh^Ò)Û#OÌ0ì­#Â“#i#˜Z²ùòöUZJ£#ÉlÔ”#ã#)xð#½v%&gt;6‚¶¨º}·¬ol×k„0±�‰›Ñ</text:p>
      <text:p text:style-name="P1">úôSâ�^w°uŠdÔý##ðT}(Á�,Qš|§X^'ô‰Q�üj&amp;#g}</text:p>
      <text:p text:style-name="P1">+à‡L#gïÖ�h É"#E###‹#D±iêc#°ágû_2b[</text:p>
      <text:p text:style-name="P1">£e#'¦¶GèSGži-Øà©ì`ˆªçŸ·­?#‹&lt;t`¨S#ZH¦†öí�°##²ºXÆ¡)#á#7—##6É#Ca)™ Èm¬Ð×‘tI×Ð=j!</text:p>
      <text:p text:style-name="P1">ÃX•0{ÈµÚ§ƒWñ¹òjfrÍÀó**®Ù##¿‚|ÖM#ë,¬/¥#Í´è#æ•q#Uü<text:tab/><text:tab/>¯f#Ÿ#ÂXŠÙˆ,“¶7‰^I„QËk#'#_¸"nÚa<text:tab/>-#+Œ#Ï±#_=£\/Y´Sbõþ@®lQ?˜øS#ù“Ý�œÙŠ¿#‹6Õ#ãt”[Ž±ÓðRI„ö÷E~]cVæ+�QŽP6L#™C¢¾Í“‡òË¾#�7Ô,Ý&gt;#ï›v¹ôWbg_{OêU#Ü†Œo`¶Fø¸÷#wÀøé`8#¬;<text:tab/></text:p>
      <text:p text:style-name="P1">j#ËŒÇê*O7#³…ù4�;#ç›k##n}Þ#Ž¯o!±›7˜ó´áSã‹ï#{‡Ó]G§¹)·##{˜åï$##£¬¯˜#•q/\÷ë(¶£ß|BÏ#0‚t*[Î#V”?t‰‡è°Þ³´ma#Ê€Æ¸APÇenà‡å#„÷##©Ô0QÈÁ#PÅ�¾#Ð�Î€2#L´ê#}#Ü�¸�0�NÌÛ0ò,èæÌù</text:p>
      <text:p text:style-name="P1">&lt;A#ÃFàWÅã—GŽáçvßs»^ú6ÇÏ©¡òkh|”ÀáÎàk¤.¦aßÁ•òd#Ãé“#Ã¢Šò&gt;#L¼#2ÈyQ÷8ˆÐ4á“ñë</text:p>
      <text:p text:style-name="P1">i%VE�ÿK#åã‘ŽzöÂkišx5ÿ#¸?v‰Ck#G—ñ1{nê�SJS}Y#�—Kw«7úŒ»jºCcFíÔ�úï&amp;¼ŒUÐÊ#ìí#½b·w_©v¢™²YˆGÕ×dç²)»wYK<text:tab/>x&lt;cîM#wøÓ#= ƒuc#¢’Õ¬eD~‡�/Æ‰b1Wÿ#òˆuröE$ž#ÇØ’¦çfN‹¬ïyålñŸ#‡#¹Óà¡�F 6Ã†Œ&amp;,èîF#¡å###�ÀrEõæÄùéý‡_­«�|ÿ&amp;&gt;##Õ#ü»5p£I¯eé#Å[¿d£y¡¥ãñétfAúMÒÂµ#÷íÄJêª^˜K§g)`JPòB¨#2)¥¬t¤J¤Ù<text:tab/>¨&gt;%À¯l#õ7E#;$oäLË!Ú©¨«™#;#Ç\V^¡`…—=xÙÇÓ„d#˜2áÑÕ³—W bø1@###GÚ$ŸM’pÆëEó¯Ì?È£n#8²¡Âæè¹<text:tab/>Ô¦Ñ÷Ì@Ä#¤îÊÆ–s=�šñ&gt;|Ø¦¾ôÍÑD®}5UòØKlÇÏ·ãçÞQóÛ€¹##€¦îþ#</text:p>
      <text:p text:style-name="P1">Mìñ\nç÷ßÑ€#ì#<text:line-break/>”¡<text:line-break/>#Æqs,A#Ëƒ¡®Ú$Ìe#S�÷ª*÷DfšÛv“x7¨#‡£»Ã]Ñ¥s9´j¬;ó0<text:line-break/>Á»a#ü–#eVÐ£þ1å“:(÷û9”r$##¡¦åÀ#´¨Þ@hì#D</text:p>
      <text:p text:style-name="P1">Éb+C�WYþ##<text:line-break/>#ó#‚o¦�#&gt;a#<text:line-break/>©#¾ª2´«,•é&gt;!}</text:p>
      <text:p text:style-name="P1"> Àš&gt;×#µG‘V¶ÙÁIFÁ</text:p>
      <text:p text:style-name="P1"/>
      <text:p text:style-name="P1">##Ü#b#ÀN-`ãô-#ý6##±Ð›ÛÃiûeæ©ŒôËÖ6hV6¡¿Ë3@=sQ#ô!A¢Éã-&amp;£Š#)¦w</text:p>
      <text:p text:style-name="P1">ÒT#çêî¿õlö~Ÿ|ÿU»8üþŸ¿?N#ç#«‘³ù¸ÁkV#äEÒá±{ ïž#ž#Ø¯#</text:p>
      <text:p text:style-name="P1">ùiµ{i³�ÀCbZ#/Á#Õ~#�Wý?!ÜVƒw�xž #¾ú;#Æ‡råsò!0–•ŒtÞ5Þïv#§Ñz#·!q†”IšË$%Aû‚8¦Ä‰#í#'(#¢<text:line-break/>#¸†WÃï³òççÕ†Zin¢#ON÷À={wo1´Ÿc#¬øÊ…Ê‰O3§¹SÚ§æ#[MñÝí#j«v¥#µåÍ#Bzzp<text:line-break/>Þ###P#ÿ&gt;dšï,(›2²Àgs¬ƒß Y˜/„”¥£#Ø”�¸³##¹Q`Xþ›ü¾ú?#BT-¶Àˆê¨y�rÔ5ÙŠ•alîÌ#Í—"#u¼ñâ<text:line-break/>##Ï6ìeUhâG‘¬Í<text:line-break/>;›#¼¢U±</text:p>
      <text:p text:style-name="P1">–Èß¡¹ÉGÕ#3Þ,¨�©—á#vÖÁæ½·&amp;Zç~rËl«xó#Û†äýˆczý&amp;##ð&gt;#ÆÞ£�GµÇn!•hR•ª=©<text:tab/>}&gt;N&amp;ìîÒ¾nõ&gt;,v%™ÊäjÑ##hÍà¦#}#³€î€Ù(#è¸û# Iê#»#ývÀ)õ(ú¥{ì#Q²##ôå?Ç#Mx‘#3+ë{#ç¼aÛøË'JcÄ¸W¸#@ÙFHö®ˆOLý¸…­ž×µÂëô#Æ™Ka�‡#—#[×•àþÞv§##–Š#†ÎÍï»�‹°ºL#ø²q�³-#EþQa`ÕãßsP</text:p>
      <text:p text:style-name="P1">X¼©±#¿¼Z¡«Ú¬´<text:line-break/>£MÁú#áhƒgŽõC&amp;Ú/¶¬ÄåØØ`Š5|Ñ</text:p>
      <text:p text:style-name="P1">dD˜kuè¼þ¶3ßiU#�l¦†ñ#f(##ŠF#‰]#É#$QñËQ##b<text:tab/>b…›#�"Œ€#»"•¼Å]é�¿¢J˜•‡"Ð###@¤„®ñˆ�£]Vk¢æ&lt;©4"p_íP³ Þ†ì‹©#Žñ#Œó#û#³#šŸ'3*#£8Ô\€È&amp;øH�Nè½v#ýQá-�Œ‰'#öš!s¨ ¡¢J¸�î­Ñ…!µŸÁ&lt;ªVkÖµã°ZîJ#úQû"##hF#ÓÃ§à%#Ih<text:tab/>#÷G¤B##~°ó¤î¥e<text:tab/>ÓÓ</text:p>
      <text:p text:style-name="P1">6Ú¯Ð5<text:line-break/>:ò=¤ðgû##þOGÇöî �#QIóX•z)âÓQºtxÙ"U OdØ7ú¢#Á±#q”Ç?É¯LbD¡:#—N„#'<text:line-break/>{øe‚#&gt;#a.°wŠ#A¡#¸2ûÞ.!<text:tab/>#Ü)c»Yâ##ò�ym­Ê#%z š7Yô-Ÿ%Æ6¦]†@‡b®˜zû€VÜ—æG&gt;¼©çB#8Íè##ûÈ+jkÆ+R¢ÃŠ#<text:tab/>##åjAß(iä”#…Ë<text:tab/>].#o»×‘#�Ùjä#FÈ¶Wâ–S¤™#¥$#§ª©—6]½�!ÃS£âmË 1ß±ýÇ°)]&amp;9†¤#�ä</text:p>
      <text:p text:style-name="P1">_ñ©“U�œqÌx#~‡œúIÙK#‹Håò¤MÆ#v×<text:line-break/>[Ì›#¨/Æ##ó¨ªÈù##Å;�­¼ˆ#MPØ’I#é¤5#·×#Û`ú•</text:p>
      <text:p text:style-name="P1">Wi-jKªc0�n#(Â¾BÛ4ê#^'ŠÃAÎ¹€6§S gë|¡*X,”�¬œIâí#Ø¢\Ÿ”¹ƒóàÔS\öSÌ�ü—µþRâ×½ÅÓ|L2¾ƒï¶#ŽÂNòn_’%$dR|MÑª;‡íEb9àÝ+#Q&gt;Á&gt;å�#y¾]3ˆ~Ü�­ÅÛh#z”šs!ÐÛ#ç=#�&lt;(ðN¾ ¬(°#ü[/0#”¬ªLÀ##[G^ŠL¢a†_³öÆ"ÇˆßÏU“ü‚òO»åRŠƒùz<text:tab/>˜¸˜\ï(</text:p>
      <text:p text:style-name="P1">ÿ+#ò-î$\ÂYÅ#o1#í»8#,O##ô‘#fÂšª<text:line-break/>•Ð#›„è#íž xÀÿ=gÂA&lt;Ÿ”#Z+8Sê"³ûmø)ËÙ…¬3½#5 Eè�K@ð.‚^5"Úõ«ÃF#aQ##4¢õœWW¯A6YãZ›Ñ</text:p>
      <text:p text:style-name="P1">ì¥# å#B###­ÒU#Ö`O4RôÉeƒ§‡çÁf,tRñÖùþ7Ž¼‘</text:p>
      <text:p text:style-name="P1">¬Í=o8#-ÿI-ø~ð®û#È%¡#Ôà‚#Jãú@*eBÝš{##"RoÓ’Î#2ü0ÚVÞŽÁ)†#Û`�·P?x</text:p>
      <text:p text:style-name="P1">ã×é9</text:p>
      <text:p text:style-name="P1">#ÏåßLIAþì"#¹<text:line-break/>ÿg#šUofæ´#¼ðs#ƒÏ:A#'¶K­#ˆá“›ú{#X#¬ô&amp;#cúÿ#UÌïY@ªõÞÃ–¹[##E</text:p>
      <text:p text:style-name="P1">Ô'r#".-#d´²•È�[˜‰[¿›ð&gt;ô\#SgëxÂÖU—îdÄºTg'3#/:<text:tab/>iàë3îd0Vó÷(¹ž½¯å–#(ÿ{ï;’#ëçJb|#“l®ÊG#7‹°)ÁïGªO¡ò[#J‚<text:line-break/>pèd#J}Âã}ýž5ŠecŸ·‡f¯Ï&lt;@5çŽ…AÉ�pÓÃÙ&lt;¬ÕÌs=�ùªÓÝvE¦–~‰‘c]wp(xÉªÇáqÄ¥Wáz@ÇÌy�àíumÁMCü[Ì$¤Ø¨Óx€gÓÒ¡®sè##èï—/oMÏw/ðvSs#9}ùÃ•Ï#(£*#Ø¬×Jà&gt;ï&lt;ÿcñáyœ225&amp;´9h0å#!#ÆoM½ñK¥†UÂm±õ�Ìz¹¬e,,#Ï¬ßÛÅLiò4¥WîZï!¨,ôM¼#¯Ð‚x¼t/ŠÙk#Ý#n ûô¦Š##©é0LÅ­“ó™eì¥snO#Â)¥›½‘hGW</text:p>
      <text:p text:style-name="P1">o5Rïû#°##%Ò‰##wðã¢XX�…#†(Í“¢˜»`”#{¼ý39…Tà¹€g,#®ä#¾Lµ‚´2—%#rXœœß5êZ1ggEm%ZãŸ;Q�y$##ØÏ‘éMcfaÍæŠ�+Ñ#ÚµG×½âá+#</text:p>
      <text:p text:style-name="P1">£Ådæi6¨Ñ#?d+#pÜØûë¥N«¸Tb·±ÚØÙwb/#4U#l¯÷ß#DŸ®ÜrÙg2<text:line-break/>såÄi|¾&amp;‰¹ÕG#–ý+xjX8ó1Qg#Xw¥e»#:6©™ûñš|ðÇ3ä¦¥Øëëbí)é�Oý�=ñ¦1uÖI£’vd0¦#ŒÈöÁÔÚuÙ'z¶:#Y•#D u#ºÅÌX‚);ËEé¸=åæA„¹¥g @_Ã„XzÙ&gt;#y1Š¼Ê³Zíá°`t#Þ#ú#z#‡w„Âç#Ht®—�#…T#g­¦8ßo_Ùs#{'×®øÙ°^0JP¼§ÞN##M‚úãò^go±ù5#ðéØ~#Û†ÊßŠÞoyk»#ó‚Í<text:tab/>#SL´ÐQvÊq®Ëž.�#=@¿´}#'Ï#•ÎÄK’k.éû"nŒÁ#eq#YY¬#œ�[/œ›m<text:tab/>KySç¼’”</text:p>
      <text:p text:style-name="P1">#ÎËÝ¹o«Ö·ÆQ™îp#Ã’N#4 FF#¥nþ C�LiÇúÎ¥µê##¤ófÍDÒø‚­È@¡##ö¤ðÏW3üæZ�´èK¡&gt;ëK(q¢D¥“ÇãSû*½î‚ÈÐ##0¥«ý–`8ª'fóTV^ñe‚uzžôì«uZN™c.ÒÝÝ³¨‘UTöèmë<text:line-break/>Î—;hÛ#ÑÁi#S½�#éôXªðO<text:tab/>J##——8‚Yû#©ƒÇ%ŠÄR´#&gt;I#¦ÊØP@/årâ#K¾PÜ#Ìž##ATˆ(ˆ^˜6±[Š_ª0&amp;ÜûcGÚ‚NóÁ#Ã¡çi/íEâõÜy~ê!îÕ#]³‰GHØ'’çú!`ºÀ1³­þ„¿Ä.;´¹#‚#2t-&amp;§¢(§˜‚ÕS¼âÑgöEM£#–GF#©…#ü#*ùjá�€+ùá  ×éÓ£lã#HHæ#‰¦H?jÚ™ÎÒÞjGèØ&lt;Ñá©žÂÿRpÇïàÄ{úÂ#hàôæ^Ë0Ùj³Hd#ŽÓz#!Ï]ÇU±Ä¯ü·�ð#š7òmõžzÂ‘OÁ¾<text:tab/>C%#%˜BÚ©Ô"ãòj?É\ÇäÞÿIrÇä¡N´Ë#fš#c»Í·Âü;M"cÀ#pðÇ¬­ã©Bc¼¸¢¦ÚK&amp;ú£¹Cèz#-ß`h&gt;##÷PÑHå#›½ðÓ##ÆüÝ“5ìèèéŽ#¤ËŽ¸þ2`µ#÷”c Óôb#o†#*&gt;múÈmjøX#ÁKHÞ+bÆ##Eîoem‘cË['ÙpI™#„A"#¨#3­/Fæ</text:p>
      <text:p text:style-name="P1">™M&amp;ó&gt;#-ˆ3È|\^¬—ã#Á—X‚bG&lt;{è#ü?#Þb¨�ànÿqX#Ëao<text:line-break/>[aãLsé#r©¯¬€Þ#ãFH§_7ŒfÜéKëwI~jAÔ/#w‡¾­##—Û[…</text:p>
      <text:p text:style-name="P1">®¹NY#ˆ÷�#Í#ö,9*#º˜YÇÀô¬2%Râ£/</text:p>
      <text:p text:style-name="P1">#!<text:tab/>+×óqò»7bÝÊR#�ª##,p<text:line-break/>ªX¡&amp;÷Åy‡Q#ŸÛÜ©B%S#�Ñ‚ˆ¶U&gt;Ø†ŒòpEÀž#_h:Àø�:™/ª#Æå#ô9Í�ÎîÒ¶#¨Ä#Á€Á�.TÊ#·Ë#á#v¹Þ”Á'ØŸæÎ#ÝÒµ“YR#Ž—D1Â‘H?T#™D²ß´…nš#¦*–H#ÞÀÊÆ&lt;°&amp;Õ#– Sr¿—íƒÐÆZ´(#Œe#&amp;Þ¯à*Þ#˜eº¾ÝÎ7ÛË#¦#À'Ô}fì�qèPAÊª4èt•±.b+žµ¿##¦v|ì#`#n¤½ÝtˆGj…/¯ñ»Dð°#~ï®q…"±OÕ÷c|</text:p>
      <text:p text:style-name="P1">»-iý=…#®<text:line-break/>RÚwéÝ«*¶¸ÍòÉˆ-•f#vÝ›ß6zˆuá‰{ßá¾é)þZÓ¡ï¨¡+_‡ÉBo’öêL#î¦ÍÃ�¤B#ÞSN´6µ{Š###Æ?#ãgE†­ùè##`|b+a"üç«û#*"#O1‡<text:tab/>$¥�Å@þ#X¯#)Þ?H˜Ú•¬„lÜ#m·¥<text:tab/>i#¦Œ#bÈéõEÙÇkp!#ä�k<text:line-break/>#Ö.€Èùà#8×í#ò#Î©|êÝI¡œû§«EÉ·#àÁ,­#ÛˆÊ¸bÕ‹Ò’jèÑÑ„;&gt;àÝ #7ˆô?Ò¿:“‡##';Ù_‘±é~Ç#O#J#m‡î3¦#?¨éh}t¿â!q#ÔÚ‡DE#¸T#H*Jp0*ßF½{×tfjÖáeä#ß5‡z@[¨­å�?¢#°k®GÑ�÷‰‰&lt;Î&gt;aü”ê#¬éË¸�æÙ&amp;|‰Ë÷ª§€ôW†Ýµ¶#U&gt;¬öuR”µ-ÜwRÙ©Ã…#]#§+AQj<text:tab/>+ </text:p>
      <text:p text:style-name="P1">ƒ®õ /â#hþO.�ŸeÿJ@&amp;#¤#Àa-<text:tab/>lN±~wM#é"2^—#:™øƒ`‹Ñ#¬P&gt;Ÿ¬Ö!LžkçÎÊ#.«#u</text:p>
      <text:p text:style-name="P1">!²»�]=+1V# �#‹ú#°fÁ)Šâ»HÔZZB«ˆu(5#È-©G%</text:p>
      <text:p text:style-name="P1">"g~Âß®…0a#(Ùr «&lt;®È\SXuú#¬‡½`ùõäÐM*uØ/“vJyT�ž\¼Þ÷R#L\�¯ÖœõUÌRŸ8ôÞ.¸Ž#Aú@&amp;–šH~^`§¼ùŒhÅ_Õæ‰™V&amp;ÂÑ: ¹~ûdö[wêô³ãù¬%^¢Köp]¦ô#ñcþ!ÏN&amp;êq}&lt;Ô¶„G†?&amp;Ð#°§Ž„€ºxæ—g�Ó#FñŸÄ‡B0ÍG²W6#ŠQÊl#¼Õ=w!óµ†cn'ñ¶¶bç¹ öÆ›#›<text:tab/>Ä`¿Z©4cX#ºeÃ#ÓxU+¡�F}þ°¯�îTdCå¬£�7£[;Ù[#;s°Ì�PÓÿpˆÂ;#w¯¯“##Ï;ýŠü#ë`#h"J</text:p>
      <text:p text:style-name="P1">éšáõ9i####o6‹�ÞÊâl#pÒOô[¡Z¨#ì#Q@%[ÅƒÙÚsE7³ÙU¢ÿKG8/Ñ4¥aK)4^,Rçë®þä#�ÐäïÊÉ�2d</text:p>
      <text:p text:style-name="P1">vq-#×Y³6«OÖ{³fÁ—#¶#£÷ïIIh¿ÿ#V€×##k‰EãJä{ƒä?ÞÙˆñô�†mÇ¿t#�=@bÄl9QûdFTnò«.^)£ÌNÍâ#</text:p>
      <text:p text:style-name="P1">MâîÐ$|²æî�=«Ý#Ð.Þž<text:line-break/>ð#æ*##ÓîY@#î#öß ‡rÑ³@&gt;Ø|1#kçù#</text:p>
      <text:p text:style-name="P1">Ð(¤IÍòˆ#z#à˜#¥É#[TqUx‰Y©€#•ÖŸ;S#ÑI�# r#</text:p>
      <text:p text:style-name="P1">L°5YëKKö4iKYï�;Ã¤q/Ê¨Á¨B;€DHV‹™j¦#méK=#|ªøñŸ¤LYü·##ØhÔûê<text:tab/><text:line-break/>#ÚÖñ<text:line-break/>®ãXÀÌºš‰âj§el#†üŽ~Zô¼j¥�­</text:p>
      <text:p text:style-name="P1">_#5‹#ãé†3ü¢#7K#¼Ü'ˆCÔü[~#=¿¢‘¸Q6ô6R¸hÇfM#qÇôe@‘D×�Å“#%¨Dd&gt;4›­[]jœ�nª‹¿N#ny5UÌí‡žn•¡Ïã©#Òþ«µ#ÇP”&gt;¬[I´*ÆÊR°ÔÀüb#ŠóZÜ˜»TÂð¹~6úí‘ŽkTou&lt;^6õŽÀ.1¡ÛùS‚#17.:#×_fM§ÍØú#·dr—µB#¹Õd+˜Ï|7¯ßÅ##Ù#¸#›}‡»hð¤uæ�Ì�“™c«Ö^&gt;ÊVA}D˜²÷Su&gt;�Ý#Š¯#þM&lt;oô›SÍŠ´Ì‹ùÆT`nµ#0’�ýŽ#ÆÈö Ž“ `�¤XŽ’t#4=î3üàN†ž+�ýàãþÝâ×µ¡±ÍJçªÞ‰fôñÄ£Q(Œn˜E:}#Ä°¿ÿn—êC‡°w¶§Ùùn%r-PÄFk#‹8à£(#+s4úÞ#[“Y§Tþ�{%ˆ#ÿ##ãµ`�Ed#Œƒ~aH´©#Ö­#™mgä¿¶—MÂ‡yùc</text:p>
      <text:p text:style-name="P1">]b#‰Æ´¡XY<text:line-break/>¾;Ð�‰#r!FÿNzåUó÷ð</text:p>
      <text:p text:style-name="P1">$%d¤#h^Ý&amp;ÞFFð#Þ&gt;l$Â ªòÎ#</text:p>
      <text:p text:style-name="P1">#YÛg#âˆ#1?@É0Mé“J(â|f#=ðy</text:p>
      <text:p text:style-name="P1">#ñ#Õ*'#�ê™r�##g�</text:p>
      <text:p text:style-name="P1">ó2[</text:p>
      <text:p text:style-name="P1">~˜##�Ö‚º~&gt;ÂïþÏ¶]§#èº#¿#Ãøyªá##M&lt;ò�§<text:tab/>vG¢9Y?F�7·#O¹#—zß¦˜×!þNõèE%«Î¿B#¶—lî##tä}¢ô¬œPVE&amp;($#ºè˜°^½8"´c9&amp;#3r0è†ßVID`j¾#ZQƒµžÎRWk#òg}|##_³#’I:ÞbØr„C#aÃ‰ãDÔ##K #›�žO-+Gl#á#”3&amp;�¿Šÿf(ªT|j#xØ,ÅF»#wA</text:p>
      <text:p text:style-name="P1">–¹)ZØ#9•Êß-#nö{^À9`´‘€„DEeÖiŽÛÐ#ñÈÐð‡#hÔõãïZÒ/TQ™u#<text:tab/>V»—%&lt;Fº#æ ÌµöÁÅE¯<text:tab/>##—ŽÅã #eb#¨êZRÄvµ)#œ#f9u##tJ:##gíTDO#¡#Ñô%l”#ç'eôSåu|ç�ßwm §w#ÿ{Éó#âYüä##›.â#¾–Ë$ ÚóÐ›©`þÖÁêÛÌ×Þ###–£¼’¬¸4ù‚�Î#GW;úN¹t{KW£WìüÝft#Ip‰Ä€SòJ¬›.&amp;L#1Î­ïˆN÷‹z�ÊÃ»5ãÔ~#•i0#CCÚ7#n#ëHLNÊÚŒl##,åUR#DÊÖBÖõòõ#Šèúq#&lt;Àÿ5Ý Œ“kªMÿu#°#/\FO ]98JP†vü#L¬#¦</text:p>
      <text:p text:style-name="P1">ÈÕ¥;<text:line-break/>Ùv”iæ¶¯jù¶’@ÆÎ›ŠÙÊ#[D#�˜`hÞøµæ/!ú5HÜ²¢ì°3#ìñÎN“‹µ®×0N¾ÚìŠdÃÕE æsÌëã#ew<text:tab/>#=</text:p>
      <text:p text:style-name="P1">øÿ"#ÐÞÔó7å!q¨`îâPÞš¯0€#«ÖÍÐÒ#~RÝôy¾ÎlÓ#!·™æ#Š)xûÏ•ô8F¸#ÇÆM(µ­#×ˆ0 #ø#n#L¸#Ü#ô€ð�<text:line-break/>Œ¥Á’#ôùXÁ/k)…�#¸#gØai½e#O#ç–‡9D&lt;Ó#ÃO—ú#Àt&gt;#ýœ™&lt;˜\º¢uf#Ê9"##í#Jô­W]@½Ülÿ�ˆFò•—ÑH#„Z—™4/)@Å#¡îJžFqÉ{‘q%îkè2Á’öÛ_|”ˆ†œ#›|z‰ÿ=eG±Ì5#¾d„Iëá&amp;hìòˆÞgë6i8#”<text:line-break/>ì+Œ/F `ÊÚä &gt;€é</text:p>
      <text:p text:style-name="P1">•Göår›ø× ÎÝX'”#ƒùàîTíÀ<text:line-break/>GD</text:p>
      <text:p text:style-name="P1">nâëyh_)t#Qn#n—ñ’Kl'„ûÀ\ô[ËP#áX#Ú›’«a\N+Eät—H²Y²Ý #&gt;¿ÅH&amp;û`’…#�TÖ‘]^µ‹{¨</text:p>
      <text:p text:style-name="P1">Ç|±#óé­Ä´y#¥`Ÿp—˜wøÜô~ÂŒZÓÊÅ�5º…m&lt;ÀîªºdÊð#G9E#ª¢#l©‰i9z-Í“Äëè#rþ¢[%#êÐžkEg#™ˆ&lt;L–ß#i³kjþ¯áìœ#kÚŠq#&amp;”‡Më#iÔj¼o³yü2äÑ5#Ý#0ð÷ýÜ×!#ìóTLÙ#îÆc5~íµá™E„</text:p>
      <text:p text:style-name="P1">�zU#›íZ§¶³#;ÉëX„#J&amp;C�8ŽÏ½Ra¬dS°ûŒM²#ß#-†#RE°Q#ßB:pJž¥ I#s#�Ù&amp;‚÷6#ï##‹#[þÄg�nÚÜÐU"#“ú=L$Ÿùx$‡¹Ä±Çf±�|‘»`C#¸ŠÙ#ÿH##ÔNôÏIVŸÐ%¾-3r…ƒš/µ›€#;jozƒÂm'#‡$#c&amp;?;&gt;xâÒ“š,õ</text:p>
      <text:p text:style-name="P1">ÑÅ(™#á]¥¢Ø#ýÆ“¤µ.^ƒ‘¥ã°ƒÝ#z0ûÐ#’É!ñbòú�¤|)‚|„Éëv·#Ê›ý#¶øˆ#½Ïh¤3¹ñåýÙÙÛOrñé§˜=¢¤}±We©bÙd”Þw~Ä###šµîÝMåA##�ùÛu.ŽÐð|éÖ#ö2w”#eÂL†k#  #½�êl$#%ïe#°Koì#!#œ/u{fË0</text:p>
      <text:p text:style-name="P1">~&gt;q#áá5</text:p>
      <text:p text:style-name="P1">,#N#×Œÿwa#œ_Y¬<text:tab/>ˆÚ<text:tab/>É#qÊ–ÄÄÑÛæ8©iÜÙÄJ#»<text:tab/>ŠøkZ«¹òº#aSöqO"Núò#9Ž½‹�<text:tab/>×í*àç”W!¤ÿnñû</text:p>
      <text:p text:style-name="P1">÷­YØ¢Ó#å#2fÛ_V†Vµ#Ù<text:line-break/>#†ñ###ú‰š¦##+¿iaÇ¾ò‰Ô##U+ n¬#9Ã#ŒâfÄÌ9¾ÄÙddv&amp;†g¿á#Á###&lt;°ºv##µÔw:üU¥êUC�ý‹í:[ÔZ|õ�z²êI"*#^oÇ¼7ðT¼6¶ø#|UX¯#®‰&lt;q?ÙeÔ#îŠoHæÅ¬<text:tab/>à#Y Ó?V�†ã×ëµ¯ñÑØÐ[UÚ+Íü§Ñë¦#vý¼Cêˆ;0(ÀƒíÛ„^?q&amp;],$1#^qÒ®’yÍ”-€�tí#36$¨ƒW¸ãOÜchºnž#ÌoÐpø#û,¾–Y^ˆL±¡#úÕ:ò#ú#})šÚ#”_é#6#'P™š|.l@ü#B#ÿ#Âf}­ŠÌ_@Šk­�À�Òò4Š´gs³#dK%ß÷[¬vBÙF&lt;##ÎnÂSNXô#8Z¦©)C‹E9½æò7–‡rŸø2ïÛ<text:tab/>›¿Ë"ì¯õQqÇ¾m#÷yV&gt;9#œ’ÝXÒº,Gg#Oü�‚,œ6Ž.¡„</text:p>
      <text:p text:style-name="P1">o9Ôð#bœ<text:tab/>#³º#F¬ê·Yßò…ý•D#¤Ù_À�###sf»PVû¸#†#ßíÔ#î}#T#µÂ—z"¥8x+a•˜4q<text:tab/>¬íÜ°FŽ7+#›ÓXÏ'�</text:p>
      <text:p text:style-name="P1">ûL¾7ïq´~#½#ú#!â&lt;è#æ«#ï¯$##„k’^D¨$5#©Qî�tˆ¡ñÉÁIôäs##ëŠh®#!Õ3Ö¯¾V1M¬39Žë¢º¡°nFðEWÝ“š6¥SYè÷¨Ô.ÌÊ�#¢*¼ÑØ#5%¬g—¨Q#B�V^–OŒJá9«Û•"…G#ýµ°#',{Û</text:p>
      <text:p text:style-name="P1"><text:line-break/>Qì0‘f½òNpÜ85É¿šü¯8t#B¶¬e�Ãâ\¡ˆh}šâÃŸ¾¨‹FX¸BªÏ"ø”*¡9¼3€¤R¨‡ÿnô½í#L�3€Î2™;</text:p>
      <text:p text:style-name="P1">ÐY 4viÓ#%#)qóÐÊlÀ¤h’@</text:p>
      <text:p text:style-name="P1">é9nkw¤#»�ÿ-jN ÿj¬é·³�MßÎò$ÃŸñ?##ŸÍ#<text:tab/>(…'ZÏ+&gt;ßš;Þ‘Ïªö¯_E'8t`0ÿ#xÜÄDQ†ôÐ8# éÎÇˆŽR®Ñà#Gšàd©#cÏ#Â!–žûƒ†#A8†#_×�ópÃp#¬UÑÖp@'+ídL^µÏ+<text:line-break/>f®«ä8d-‚…:“«À ¬ÿ-wµ#þ##Ä½¡Nb</text:p>
      <text:p text:style-name="P1">’0^Š$#®ëc#–,#ÙÀïfP¬¬</text:p>
      <text:p text:style-name="P1"/>
      <text:p text:style-name="P1">ß 'Ž{+’û##ñÔZä”U&lt;ÑŸÊºýaÿP²#F8NNÅÕ°#{Djô5‹#,e#¼:á+×õÝÔTê#öÀ_I¤d#Ü*Éô]#×ŸŒ+ãÞÿtÝ@+Ñdµê„6K�ùßO‰¢#µXðc!WÊ­<text:tab/>d§t+Uå‹å#o£/<text:line-break/>A;#‡V#Žq�‡R“S¹.w©�ËÛZoÒ€B¨qg­‘ùYÕ£##Ìý#u•ÅvwŒ›Ä8#<text:tab/>ÓØs8M,#?ã»L/ù¾ó9d/¨õ:Äé&lt;É\•KY~ûaµŸ3ôÉ9t¡ˆÌ6YâŒµGåVƒ#O#Pwþ–#ìòæ#=iNÞÂˆ·#Éþh;ÿ;¸*»ÄE#/£k</text:p>
      <text:p text:style-name="P1">dj/Jþ×d#p®#ê6¼A&lt;6ƒ#¤ÆIé ŸWE#Cñ#ÀàŒ…S¯m‰±#¼˜TÝ#ao{êL@&lt;b€t®YÖ¾I„8fÃ¶»öê|„Ò#²]�t„0½ß?Ë #ô#ºÛAõk~nd«q#7ÐbêË#Ë™¬{æ]v#Ï y¢%óJpêkÊ“Ž</text:p>
      <text:p text:style-name="P1">‚wòËê/#h4Õÿ#îpÈW6c…&lt;÷¹¼w°å„#å“0,OÂ#Sê˜#sYR� KHZÈ¨</text:p>
      <text:p text:style-name="P1">¨¹#Ö##×†Ê%înB#¥dÏ¯6»Ñ½D³Hôø6#7^D–�¬¶‰x?SlÂSwzì#Tº¿(ö¯.çÙBHÈ¤’Ñ</text:p>
      <text:p text:style-name="P1">z��¿Œ?#êïa###›C_èä#‚žüòw—j¿##µ0]ÍGÒÙ{:ÈâòI»‰&gt;u{ìO7Œl#²#üú&gt;ÈŠâ#mÏË‘OTkpò#Ù5O³d¥w!~¾[Ú5çfj8¸¶ìTøUì-#Õn=#&gt;yV¯@þ¬Ø¡=Ü�j~</text:p>
      <text:p text:style-name="P1"><text:tab/>¯~ËŒÚCòÕJ‰m6ÍUaX{Uj&lt;Ùþ·zˆ#&gt;æ#$SªV~3Ì`#,‡sV#™#ËÇœ{9È##¡CÚoÔý6ËÒqk×ß§Ávª`€Qš²¼¨æe3�</text:p>
      <text:p text:style-name="P1">W„‡åã</text:p>
      <text:p text:style-name="P1">!ÀnØOx<text:line-break/>‰’{#`ƒ¶#Ëž z¨<text:tab/>÷É#¦NXÜ§ÄÏ$²àÍX"‚äƒH}#O#uá</text:p>
      <text:p text:style-name="P1">=ä#4@¬R&gt;#")¨#ÈŒÊ</text:p>
      <text:p text:style-name="P1">�Â-ul##e7<text:line-break/>ÙY~Å:}ŸäK&gt;àq~#Øƒ¾Š‘#±ÌðÎüOêå</text:p>
      <text:p text:style-name="P1">å�zûLÀi‹ãvê<text:tab/>l9ƒ4áÊÅçT¦gHé•M2Ó±c’Ë#×“6¹v…æ#¨Ún#â¡ƒ4zµo½SIº)ñöÍ¹úã�Ø#o¦éó°2©B<text:line-break/>=ïÌ,´óU¹´ˆTC$5##IÅ%#úÊ_#øèy##M^òxÌ:y&lt;¬?¬—ÿWÓèê…‚ÉÝ#M*‡Í€å#×Í<text:line-break/>Tài™a�#JÛÃOcé)~ˆÅÍ~Bp#‹ð#Ú_,çRÛNÀÀÍ©„`ÚB†©šÚjª�”z—qÝF¼M#4ö»m­â&gt;ÚeÚì&lt;¤”³#sHór¬GÏéO—#%¡Ý<text:line-break/>#S6õZÊWÏÎHÍ&amp;èþ#?Ãaøt#ËÒ³ŒMu=í§áØ&amp;¯sMˆ|¦âÀ%UÄ�½=Ä‰á³™n%;—$U]9ÛÐ;áÞ(@·�<text:tab/>B‡î‰"þÂÓ3Ç<text:tab/>#ÄM›hxÙè#9#vr#å²Ñ‡‘ª}¢ä�T«EÓUî%Šã«Ì�H³Òí¬Å#Ô#¿yÿSÆ¯rv�~&lt;Æ…#®2#hü�²&amp;#ËÈ•#Í¶k.¬œ#±ûrJó8��eÛê@IË*/\»</text:p>
      <text:p text:style-name="P1">#µ¾z\##!</text:p>
      <text:p text:style-name="P1">ÕSäÑ“Ùao½ûªIìÓ”;ÇuoÝ]Æu¶€#—?þ°lÃ½ø›€‚æèò2Î«w#ì•†Ð�“gÉkB¥Ü#Sl}p»×´#ÐÌcÏÙ2¼ž¥u0¨ƒË²„/áçzÑƒÊê#£àðšz6õù�×”ê†&amp;Ú­ZÃg~E¶+UDó#_W}A¾&amp;mìÁ&amp;Ù0/ #ò:#B—#˜3#„#«¼Ý}WFÀ0eéqº”#ˆ#dŽqùU“�<text:tab/>®›œ&gt;#„‰%ï#›<text:tab/>F#Mù¾#ø‘#Ñþ#âìHš¨ìXÕº\ Çž&lt;¦#’Ø2û¾Q×Ì“¾_O#ËÛ¯~^Èß#C¿F©ý#ãôz#¾_y?—êµù}0ïÉÒ�ËÙn|&gt;�O‹Xsáì9ñnëáêëáÜ/“f~�‹ùõÄv—Üø‡OŒÇ|¾¤/—½½ü½Éü»ôk#Ñ«G¡#å÷Wù~»_—Ó&amp;ü½Êü¾„·äëÅðì�ðö#ñmûáì;áì#É»¿&amp;™ü»ªv«Î8H—¾.ú_#ùûãÖ#›E~[¿å¼þ^Î_#°ŸËôÜü¾€?Ë·/�{óàõ6{hçÁê#ø{æ|#7#ô#æß¿—G~]o#Ø#ìH(Ü¥¦ƒ´Ñî$[</text:p>
      <text:p text:style-name="P1">\yƒP˜#˜`è&lt;)L#ªºèb$:rÓÊi¤‡LBJ°Í#óZÅ'¹Þ#Z-6¨ð½,ä”úaŸÆAû!ÃSéÃ:U2”`WvµìAF</text:p>
      <text:p text:style-name="P1">hqÇÖÑ*x”°ˆ„`áØ¶¦X¤ž=EÒ#O×£º�rà×ÕÏ¸:‚#ß…ÞmZÖ©å#Çà�iÍ˜Û.—õßGÞc¡n+*¶&lt;�¥©2÷$`—3C­##ž$#ð¼ÒK¸žÿDE*H›e±þA¼Þ©=<text:line-break/>�ž¦ùKElü¨‚#…‘§ü=Tè#¢d¼o<text:tab/>�-9üJLa´n±‰0ÐE,)@¸]©ù#ºƒƒ7¤Ô‘�uÈ¹##åÍP6¯#¯$#¢©€Ù#½z†0¨õY•·|kQC vþ@‚þ0 Î#‰Pr‘#²¾·Ø#ùÿ<text:tab/>„î¿OO¨�2'¤Ãh2š!‚ï#ú#Ø‡ð¬2¸µ{òåÐÔ#º##¶‚ŒE*æhxLÀ�}yÖ)¨¡õ7É#ö'·w„†ø™#öÍDÿ##ì´0õˆ#Ü={á¢¯�6ê—%&amp;ÐQé~À}m6þìŒ#g¬.Sæ/"#PDeýà9­]</text:p>
      <text:p text:style-name="P1">lDiŒ¿@•#&lt;¦º%Á5-õ#nÀ†Eígh&lt;ú]à##©#—R”/DÅeNÒ#¾#“ãbÄ½Gúk#åÐg##ÿvÍ#† ”Ö6#=üL#HCÈPá<text:tab/>÷ÔZbZëàYßÞ##­Îwv#i</text:p>
      <text:p text:style-name="P1">#d©#*öI#‚)¬ê¤mø„ûó+r#c•æ)¾¦ß±“&lt;#Ù#\kh}D#]sÁÑ]_ûþZ¨þ#˜ÔG™È#/C‚GØ®Ç”~è9S¦!|Ù</text:p>
      <text:p text:style-name="P1">ßÈ¾l×&amp;%UDÍb”Hë&lt;ã#Wü#œãK#Ø#§M7tjéQt�t#�#Ò/W O°l#Ÿ=¬#+`#áœi*î+‹§‡þ#^ühk#™è‚ú_q»lscäûœ#™"ºÔ¯/ØØwR[úÿxI1þëy ùàáÄªÍ÷­t&amp;MOÐ»ÝÆ�”Ô#„O8#“ô½—,’ë#=K…#Öš 41 Ó˜o’þ—_#�ýý#Å’´þží—„ýâµiïíÛý�Ë7"##ò0`tþþIÖ’ýÑ$‘²&gt;´éxXØ&lt;ib:##a�@#ì÷œðÑœ—Â_þ¬)ó#nèüKØÉl¹p##‡®ºº#ã6Žä¿#v_ÒÈî;î#=GçiI</text:p>
      <text:p text:style-name="P1">…'lí²ÀnaþŒ##z¦”c\ŒÆ…[0äË®#c„Ã—×ãdK‹#Y°nIÊMs]Ôõ#½æw×þÕc…U¶£?¶ÈÚÃ6#ÅªCS¶Ž-Ô‹™Æ'M‡o=ölø#ýûïú�€6Ö–œI�ú"#?Ð×DB3b�f‡IQŸ›8-†½‰Ok4“iá¡Ñ¯(ÜÀý7þQ#Ñ¥UP«S#†#ÉëŸÕàþRˆÞEü3##{QËÖ`a_n]?s´ª</text:p>
      <text:p text:style-name="P1">â_çú#`¤ìßlò…•A###õ`þ�CÒZË</text:p>
      <text:p text:style-name="P1">[%p½»UØ#ví w##Ž#æ$cµg1[í‘†1·íŒ/E#Â#ÅyÚÉÁ#¡i¡¤|©%Ñã¯9où­c12 #Wë¡é±Ï3]ðÂ#üFŽí#õCÞï§N”m#©¶mB<text:line-break/>Æ#Ø´#ÕæÿO‡\#·ÚŽ…qšÏûM E#úNëŽN&gt;ŠIáæ9w#—5ð+.nN³à÷#pÁq¬99mf#Öl¹#H[Å‚</text:p>
      <text:p text:style-name="P1">q#‚é5ÙÆ¨‰ü°¡#6ˆ×"ÖZË˜œ#à</text:p>
      <text:p text:style-name="P1">Gbf@Û¹#:&amp;GÔR¡ò?âäÐŸ‚M�5å#/ÞY†/�Ð°Âÿqµ?!~É#$#Í*Š&lt;‰öš:¾zŸ{àºçAc÷TŠ_÷Zßänþt­#…~§Ä`{ÈÈe¤˜’(a‘ ƒqV#!#T#qô°kí¢YèŠ6r<text:tab/>�´@1¬*·Û„_šß#Uß#ý]÷1éÖ7Ï’9#§îÂê*#ýÌá c*F§#Â|A•I&gt;#L¢‰#ñÙ\›#o— °ÑÍInw¢–•‹#GêÈ"’†Ñ8L{^•£#óiz 1«ƒ#ï8J-#?6ÅÝ¶È�#Ô3¡t#Šå‘Þ7*ýy›°šã#</text:p>
      <text:p text:style-name="P1">|×0òí¼##CQZ�iR�ì&lt;›Çê# ˆ%å…2ÿ7ÓDZå(Ð#¬###Ö7n?t‚¥÷†ä^q&gt;?gŒ"?•ÐVÊ#ñß–â†9Žßk<text:tab/>Ïåºµ«÷¿mÍ#R'‘ã¢[!¢•dS#Ì€‚|GK–’-ÇPu*±v‰ë#‡pXe0ŒvS#íq½AÃ§Ï$¼Ñ#Õ:l¯È7Õ±Gt#Âº.3‰#:ÌcÐ#ð£nšt€.þÊt™¥ ´-ìŽÖˆ1²GÑ</text:p>
      <text:p text:style-name="P1">‘$Ý:×Á©›J\Îh&lt;Ü÷ÜŠ›æ#�ÔêyÒœYF&amp;�âËøðž�È8¾ßŽÃXDÉ&lt;ôö¼`ÅÍc&gt;#‹áz›ø¬„&lt;###¯Àóg�Ý‹hÈ#®6¼ú(27¥#<text:line-break/>­ËM#‰É#=C^æ‘êÃ</text:p>
      <text:p text:style-name="P1">ßÚ‘+Tü9—c´Qj#˜¢záãE4”#fë¶_ </text:p>
      <text:p text:style-name="P1">ÙÒ###cfŽ4™#V/#lQgËË`»ærÛ#øé<text:line-break/>ÉÈ®ý­[??a'Ïd£ŸØÃÄUÚ#1œIEHz-‡çÅW¼ÏâV#hÄCëù&gt;#h#9}ì½oCVE×</text:p>
      <text:p text:style-name="P1">“@6¶ôj#K•ßzVsÑ`Ó##4x0Ñ_#ø#9a#æ¿#­ã³3ð&lt;'sæÐVùõe†Õ¡Ýaj†#&gt;ÒžÚü%4?Ð"#�ðqŽ…›#K dÙ{kaQ°Ò/(ŠN##½Õ#ù*€ÃõÄa_‚çÔ©â+ä„%^H–ˆ¯« ãáê#Ü¥#Mk6#`Ô3w##Vt×¹Ê™Ñìe#fÆ4@ö;!#¥’b©#&amp;-ì¹#ä¶×°Ø;žqÒ#®Û~ø¯l$#�5)#‚y›�H9#P#jz�ì--H™XÛcÿ#1#3�#WZº±tê�/<text:tab/>#‘òÞ�4Q÷Î#</text:p>
      <text:p text:style-name="P1">…¶ÀÑŒ’ùô{™\x#Ý#�ªH¼</text:p>
      <text:p text:style-name="P1">##©§÷›Õ8Ü….ƒˆ]`ö!%�\O�‘JoUn{¤#Cö2##à#·¾YˆáÙ#´à#Y„#(GÇG¹b(Dò•½s‚×û¨¨�Ól™ç¤²#”¢[U"#Ä#Ó‡)]Å’�³5#ópjC{l#o�¾ò5#á#8|Úæ#ÍË#x#»¼ªùÙ°×rõ·¨?¢‹çÖ&amp;(8_E´}mõ¸&gt;h£#m#k±³ŸŽ¸s´‰Þ#¥ÉRHª##(ŸÞS~Rnüó4Š<text:line-break/>ì1di‹w?@¿ßÈÅ#Ï#ß`|ù§t·k[]¯c4b’ïkØîýºe’˜Kw_¾ Ýí—£"9Tèò#cRZhYÄ@SÈ5B•h=¼KÈ&lt;í‰Z~§FØXÁp2o2##i#ø11r8eLÞB&amp;ÃÅ’Ûx#È#Z›##FVÃ#äX�Qªl7&amp;u·û|�«úšØ_ZOŸ\�¥Àui4—ýI#Û+-�s"z½°’Â…Q’X©Ï(ˆNÁ·oJÊ#±(Œ¹—œ€¨{Xå–¬#xÏqEþ.21#\*ðÌV;#BŒ<text:line-break/>ÁjœÅç0@_öÄßèý¥NÁ####’#I~Ã#Fä##Ý<text:line-break/>1^ÏÿT¿³–#!¡JR«ËÞôAÙD]Ë»:<text:tab/>L±_##Ò†ˆ£S#</text:p>
      <text:p text:style-name="P1">Þ$s#=<text:line-break/>§�}&lt;0J¯ìùKˆsµxs†‘Ç_</text:p>
      <text:p text:style-name="P1">Œ\"3¾_@�:òw²x#vÅ##C›¼Aúí%AL aÈS@‘#„!0Ä^&gt;DWãÆO“*¾¶ÙÃ’è?”5“†Ls#l</text:p>
      <text:p text:style-name="P1">‚Ÿss�#+g#¿®#®=b�uôš#É®pÊ©œ7’©²ÔXº­}EÇÉIòv@Dõ<text:line-break/>#2#Ä#ÌÝÆæÃ¥2r&lt;�/#33Ï J3Þ#×uS&gt;#Ã62J©bL#,€[ÕTñJzË]œQç#¯JöÝ£,#Ö#h?9›Ó]Si#L#¬¤#øñ]Aöÿ`È¿T&lt;�Fà#QÜç#vç0¡éÉ»A8ô#L/</text:p>
      <text:p text:style-name="P1">Æ;œ#G#¼#d“DD—ÕÆ«½�ý�PáUe#žàFï”*#ºî8KqE¥#9S4@Z?ƒü?8#Ýfµ#Ð{ÇÅÜõ¡§âƒdŸï#¼àºÂæªñR–#ËÅ;"#Í¥4ú7Ñ#ÂoI³SzPìÎ¦i×sÍ}TXÄwM|«çd;”##@F4(<text:line-break/>ŠÕTGDRf#!¯Ó¸/As##ôò³º€BÂŒ#7û#.#¥Ç_�êQDm˜''˜#-+##ww#$neÇ‹�­MÁ‰Òç¾KÃZ}]M8Dg;§&amp;#‘SÆ;\ÖéìÁ @[Óõ\{�à�ÍwžP8~«üø”#Ì\¢”ÛI¾|"®N]­#‡¹câîåõ{û?©�@ål</text:p>
      <text:p text:style-name="P1">Ä6`#-YSÃÈXâbÑá$'&gt;�##èœcyñ#O‰j1íI&amp;‹N#©ßUV_œYA7#KŸ±XåQIºät*P#zj¤%s#³ÀÏþ#Á§¾¿ê�i##6Ë�ã7mì#=á##sÿS¥å½#lJ¡6¾y4T#²s¹w<text:tab/>«&gt;6##:a9….KõÔ#Ø‘#¿íˆ±-ukÎ¹cTË²m9<text:tab/>lF0#îÔU+&lt;Î©ê$¼#ª4É$Oõk²u†-zx­�è#PýÔsò'6�XwÛînvß¨=…·#6TD#ìŽMÿUÿ#QÊ<text:tab/></text:p>
      <text:p text:style-name="P1">ÍmÙ## û=<text:tab/>¤—#Å\îÄÓ —ù#/Æ†˜¬fœ´"#&gt;#@NE;º›Å#Æ€ÿJUÆ)Žÿ#ý:á/è€*Šë~Zq#Píú†ÝåÕ|œäÍ#a#'™$r¥0ahkØþ¹Î¶$žb</text:p>
      <text:p text:style-name="P1">½@üŠcÚ»«];é“RÕL¸-�.#3Io?‰#[ñ*ª#Pñ¡`<text:tab/>jEZ#oG#o‹"é·íM#ëI</text:p>
      <text:p text:style-name="P1">k'à##CŸ#÷§ß¨¯@´Y„'ˆv}IÒ=Di]°“#p\ßžå×Ñãá(fnê</text:p>
      <text:p text:style-name="P1">BŸ®«Ñ€o¼Ì</text:p>
      <text:p text:style-name="P1">ÁHYÎU¦N5¨g</text:p>
      <text:p text:style-name="P1">ÅZ¼I#”Ä´}Kým}’‘ýØ7F4A6½KM„´©CÖ#"zƒZ#ËÙ##�¹Ã¯�]ÏvvžÂÞ€I'&gt;ÜÑ!Wh#œÉ¬âd¢ÕÄ6ýõòÁÓàŽtÙˆ®U‚R�oß.TË¢ú#Ò¯q</text:p>
      <text:p text:style-name="P1"/>
      <text:p text:style-name="P1"/>
      <text:p text:style-name="P1">ËÛÕ‡)ƒéÏ¨)cf„ÌšŸ±©A5w·ròÙW#</text:p>
      <text:p text:style-name="P1">·#*‚í—Ù@ZRf#`å†#Àµ@ºªâZ#�#4ðîÔÆY”#JXÄSÃTÑ4=|#¡(ï#ý‹Z"…uôª#r³”WY'©ù�¯g##ˆ½™##yH¹„ßk/#.{ç“¼##h-##à\1O©#¸Cs}…##$ ñ¡jtÕÂ¥o#ÌÛ#w¹Øóì­¬ÅðÇ2_½0ˆ§‡œÏÿ|“„´Î•šd@j#ŠQµ½#erÀ[oÍ#nl,rë(nzŠH&amp;S“.Ñ#D­r©!‰ô@Ñ#R@#]m#¨"phœ­©‹ø&lt;$l6ý&amp;ê#4®nâ#”5¦4ñÒ</text:p>
      <text:p text:style-name="P1">_###Àsœ›ÇÈ‘¦²ýø»#*Iò“€%Z*z¤u´q#%L…RCl`#Äòr4r†QW#óò¦c</text:p>
      <text:p text:style-name="P1">Ùz#W?H gé*@¥œ¿ñL%áVU‡</text:p>
      <text:p text:style-name="P1">#Ý–&gt;·n�#]Óf}bdËôc#WrJ¿Éí#îXxº¢¾Ó¢öþFò!OTÌ#ÇìZ#(ýd^SÄêÕ@6º/C#<text:tab/>x Õ2@]#,<text:line-break/>«H¼##Äø##N…BQ%;+� –ŠÑæÛÂX9†o+W#x¶ÕýÞ#]­I#tkæ##Â¯ùŒÒgüôÂï+(ÐíÙt@´#Å±à¦ïG+‚˜ëô¤ì<text:line-break/><text:line-break/>‘#›óMÏ_»´+í�Í#rÞ#}*Ó"#v€Â #†™_•]ÂÌåÉŸW©#8•âVqÅˆyêò ’V_¥R÷c£ÎN¬Î#‚·C¿#†A#ð/:l#rt!5½ìe#@ÀÈ#ë­s#Ù¥º9¯ŸD["?+†Ðë#(i2 °dò�uò‡‹<text:line-break/>µloê\œ:ûXfz…û:*c#µ'#tÁ“k“~'_ôb™šŸ)H.°„À#ú5ÝrÌ‚rr#�1ÉC¶^eGÝ·òãµ0é#â¶˜˜a#ef [Aû#•G{™”ö</text:p>
      <text:p text:style-name="P1">P×†¿j#™</text:p>
      <text:p text:style-name="P1">@„V#UL#uÛ#ª�«ïõ*ç<text:line-break/>#*—i¼`¬-½5$™#ƒpÙI###aJ¯£zàtÍÕ}êDðC[$gÚ#ãÂ³Æ4;îÂË&amp;f##•#«Äû.¿W·C¦¨É¬ß�#ˆoókóéø¤�\"\\i†G˜Fõ�ïQ]Ñ·Ž##Îë</text:p>
      <text:p text:style-name="P1">æö¼Ç#ølbKpm±X&amp;žlÝ9µ#p§</text:p>
      <text:p text:style-name="P1">#í-ßF#¢}Zhîßr</text:p>
      <text:p text:style-name="P1">ç##ò##qûïZr,^$»»Ùéë+ˆU#Rïìu{&gt;)žZ‘V·5¥‚{ˆÕà#=Qw–�þ¾‘</text:p>
      <text:p text:style-name="P1">PãƒnûAÇ#KñuÝœœ0W½0½yRœ3¿###aäC+ôÜ�W¤)JpBZÅ–f&amp;ª:ü.íµQúP7KCFFxà`U&gt;O"Ï8:‹ŽÈ#7(èÈ"/c#D¾`aß#…ðë¹‹éØr«ÉðJ­eí#ÊØp}#3###ß¢ZÁ¡°~»mB^|‡–v—ÞÎ˜ÇóûÙ6tRŠ7#îïw/^S#N#},#î1#ÄŽ#3&lt;â :##‚�U—’\=a¿ˆMì‹&gt;ðYô#Ê¾¾½(¢Œn#uò"`¼¨`0¨#[³#›—C¼Ž–R#3#[ä#³%¶w’j|�æj2#ÏúÓ.˜e8M~®²Á## OÙ#Ý#<text:line-break/>E#²'‘æžöÆº#Ív##³ú##ÿKJ<text:tab/>îR÷€œñŒ4°9XŠ‰#Ù{¦ãæ†J©™4ýD–YNÍ‚lVX&lt;ï­#¡<text:line-break/>-ì`¶JÎŸ–:îpß</text:p>
      <text:p text:style-name="P1">#¼à0#õè«{#bŸR'Y»jv¦Îûl5˜×#(?ÿ#¨ r9#ç÷`r¿…E‰1Ð—r`š¦‰²</text:p>
      <text:p text:style-name="P1">$"SMÑÌ…}ÉL}�³¡CÏ#Ï–Þ„#æ¸æÛÕúÿg)â‹ÛŒ##÷þ¬L“6À#÷#v�0.[V§#ãì£68�ï–:îq<text:tab/>Ù#ìà#<text:tab/>ì…ûKÛ×¡Ÿ¾S##Ò€Ã;‚çÍßÿˆ!£ }4q Pî$‚I¹qž1N¼Ÿö+z›òùfî¢å#Ï-¨v�Åè1‹Ö##Çç¢H(&amp;ù#&gt;òZ<text:tab/>ôÞ\ù&lt;1°êtîj£ÏÓû9OÆÎôã9Q¢«'—##®#òg…Oë#ßrËŠÚ£Ô#¹#àiÍ#¶3!#YÖÔLN†c#�ÓNKŒþz#Þáüáe&amp;cìå¶#X—è0iÆÂSA�Öv#¬</text:p>
      <text:p text:style-name="P1">#Uºá½}b#s»ßRi1’#BOD�Â##Kå4#|¿fs5NdÝs^‘M‹Ô#l#›#&lt;d#²¿‹z¹¾§U#¸ä#Î‹Ê�“ÌàÞ_]Iv•Î›ŽF%#þ¥�&gt;#Y'OÿJ&lt;-</text:p>
      <text:p text:style-name="P1">œf0õÓFÖ¿ÄE ÀÜ#£ýKàÀJÐÖØ,�3›#ñ‘–#�HÄÉ#‹q:, D²’ã,U;Ø™4$UMe"þ‹÷ñ0'±1#¸gœåš<text:line-break/>kp#mô#¢à=Ç¦V#äjÉ7þK+[ÍØ©*Ùj`Ò¯€žN¸ŸWREI`</text:p>
      <text:p text:style-name="P1">(èFŽžÐXŒÒðÐ ºý´ù8Ã=n†TEL˜k¹ŸL”¨|$ê</text:p>
      <text:p text:style-name="P1">6@2˜Ñi##ŽH³Ìa*ˆÆQæ·è9ÏY*ç#¦ÉQ«Ñ!›�YoØ¾àÉ#döJÕJ#I9ÄâjÆ#Új#Å#”ã(s�Ö4UûÒ30j²û^F#`Ï¡Iß)#£a“nnJ³ß…b#â"ŸÝa…B<text:line-break/>‹§~Hz•œG»ŠÝÒ¯¼öC#<text:line-break/>ß:…L±ÛÆ##s6«î†+##åÀ--©Eq€C«X~#…j#qïäÀjúGƒ°#mRz`æ#n´##?xò&lt;g„l³ë¹‡÷·ˆ?|«jê#îßâÏ`¨Y 4 ##EÛ–#¾l(\�x#íø}WEÏ#²#le—ŸŽm™™€™úÝÍ8»9Â¦Ð#FDÏ##�1mzW#Æj2ñÑ#ñc<text:line-break/>ðÖeœÀ3ÞÈâ‰æpN_¤uâÛ¹ái�“F§¤æÕ#—‘#Ü#1#‘J#ð##J3¹ŒÓà#îÅJÆIÎDBp¨#oîÂ+Üú#&amp; 7#Áoüæ#4ænR¥Þ!ðò\:5<text:tab/>÷À¨#ƒHã°<text:line-break/>^#ä �6ÁLõ+#½ÃP@#‡QÜ?G"éGwÏM²àôzcio“%„Ó:(õmÜ#¶0ð\#G…?##¯xâc-ŒQ!#‰ËZ]™€Õ#<text:line-break/>#£�0zØCÞ9d¤^�¢€B*:##ô‹XÑ#Ôª’8Õ†\n#=dÜC{¿#tðzï&gt;¾ÁKò¥b±Û#_u#�.ÖW]Ð×ÏE¯!ØoÔÏº�a<text:tab/>½²#S¼%qø8#å’J%</text:p>
      <text:p text:style-name="P1">sþ/”Æ#iËiM</text:p>
      <text:p text:style-name="P1">'8à§5y³oÍÆÕŽïÅê&amp;Í#î5Þ°9ëµ#m#Î</text:p>
      <text:p text:style-name="P1">Â+­#v‹ŒÏ#Â/ô«1ó&gt;œöõ×#û<text:line-break/>kg±#´E\Ð_#‘)T’¨G¬uùµ#l%G,#&gt;ÀŽ.÷_%}#ÓZ„µ#˜ÖR�x·õ-#ç#yâƒÄºè!67#�ÌªË1­|WD#·Bd¬Ë.�­Ï</text:p>
      <text:p text:style-name="P1">³{Ð¨Ö•PÔ)ûS^T0#ú�à#ÚN±ÖÃð«#ìáÉˆëÖ#ùå¬î+E^öažÄà~#ÈûÂ[#-^åÛ3</text:p>
      <text:p text:style-name="P1">BÓ€É2•¯÷vJ#u®&gt;õ·C+žW_îˆþ²'ã(}Ô#QÚÀæ#~�^ßé¥@VS’ ‰ÐyÒ¥H·¬_¶j†nwEq#%o®#ÅóÛ�Ìò —Öeàõ)#Õ3“Y#x7ìÜÙÛRÎ#Iñ¾aÍ#0û#*¥ŽmßHw×ˆ#ûôú.3:L][én&amp;ß#Aô#ánv¾ÉÌ»¾‡Á#¸qÞÐ</text:p>
      <text:p text:style-name="P1">ù]'À¼#¶&amp;§�Ò«##ùÙ—U9ž#ò‡&amp;Í¹â¨¡®ojH…Ë,#Æ¡L<text:line-break/>#ü±##ï:M|"Ã=b&gt;£©#;ïþ0—�í+ i#š¡<text:tab/>}µZæÛ[ x#rŸ#tþ÷##³‰¼¼ZO#‘cô²×÷ò(1<text:tab/>#ù~mË}'—##È•NO~Ø¢Y&amp;¡nbQû˜ÀÝÞ—qì°,F0ôãý^ë#ò«‚øw°Ý¶àÍvdJÓ½¡',Iz«a|G€S×ã979 :ªºügÛÎ_ù“¿&amp;ö’Š»A#Ðg·1–¦úä###ðp¡ÎV‰»jãÂê”÷#fLV?c»Âr"#·Ço2I÷R-EL[#ð(¡"“¹ê¼Â8¢#úSqÚ##NLÎ#ŒÅº´Ö¸ÌÙ#!Üó86 ÄÓ´�Ù§rm–#þlo�‚4˜”Ã/"Ôž¤š»¨b#êø<text:tab/>%ß5U¸Õábs¸m#L::oÿ‚#ÉYP;V<text:tab/>#’#mžýdFÖªjæX%Wz0õ�·ãú—.áã#óLÒ&gt;Ok¢rJï<text:tab/>#LL"ó»&gt;ê–�</text:p>
      <text:p text:style-name="P1">×p9D’&gt;’%3™�Ùµ¹4ô#ŽoŠIÇj#;Õ„�d…?´ð‚.¥û§<text:line-break/>Âõ`h¹#Ét÷#Ô#ÇL”ZÂBªÓLäŽÀ¨#�Í¶þ±‡�¸#!*�##‚</text:p>
      <text:p text:style-name="P1">Ãì$###é“'Û�Rì¨RçPB°Kâ7±\£S#‚™­ÊüÚ¬ÏÒ$O5šÎtL™ŸøpæQ”Àß‡È”</text:p>
      <text:p text:style-name="P1">Zx#2®®›Šl�&amp;¸•Þ¡èÂ�ÖØ0çª#(<text:line-break/>#»#ŒªÎu-NáÊFlÎî#Aƒ.ž›Ø#+ü–#<text:tab/>‚&amp;�/Ø0&amp;#¶ÒLK›•½æJÎ“a”Àf—i—ïè#~v#ëfÆM#”#G™/Ñ´‚pu˜´tœ�Äé#Ö�·a§•‡-=RvÒ#§ŽoþÁ�È:²ø:®czlŠö<text:line-break/>#&lt;È¤#uUB Hó‰­ˆÑ6ä.ºœ¾•º1`#ö#Ë#'ÿfÆ°2)j}jA.¤³’Î‚H�¯Øû¸‹#°Ýa&gt;ÑÙ¨.óÇ´5QÏh<text:line-break/>Éí-†HWÏz3#Ž#+#ôe##@ì¿#[Ì‹þ^½”OEàÃÑ@4#ž®ØÐXNÈÈY##öD¯�á#$#r#¡4BÑ,<text:tab/>œví@¾‘"À÷Ä·z‘È*+ÜÓ&lt;ê£ 2<text:line-break/>T‰ö"®áb7n¹{žo¶Éß³6±£òºßdí^Û/þø!ëd\#7X#?¼î¿…·/cA}ƒH¬du�Ï\.vÌ#f</text:p>
      <text:p text:style-name="P1">d6ØúÐ‘Ò{&gt;tŽf‚È4†qQ–ôã?ŽÜGÝƒÓ~läv'ßžÑª®1ø»~²£#yzRÒî ìb¡¿íÃåI�îž¼ÿe#„ž¤R®®$“O[?Ac…3ê#"£PÝš¦HÀS(&amp;ç###ñ¬¬Ã#yûK½7ÆôÀìš#„ºÆE×ž&amp;¤­™¤»»<text:tab/>#C»#Y#<text:line-break/>Ê#t#(„cø”1ò°#º#’4YÉÐG0l#/JçU¡#iH3Ú##ð˜jøËs+OŽ�a§M</text:p>
      <text:p text:style-name="P1">½<text:line-break/>ý/Ñ÷c(L4›Í’KbÕÄBSYnøí�B“ßäóß›¼KmÈH°Ë#œ¥šÁÂ÷{ñù[Ñâ¿å#)´ª¥RåÍNªøHh8#å9_æ¸#õÆ†_;’m¹­Ï4#ÿ#F#!l´#rÎo0R~ÎN]˜‘ªë&gt;#çY�fèªªØIW’&gt;“?K/ð8ú#ZÂ¢:K;# …¬Pô#å#u##­Ä*�&lt;ž#Šå›#ŽÙâñ#JL</text:p>
      <text:p text:style-name="P1">1Ÿ###ÕXÅ�˜x#SãÉ?~SaáŒÖ\^ÚrKÞë™oVÊLÛà�S­#oÌ(~6‚#Ê£7ôæ’ƒ#$ú×Ùj«ëë»»ä# c92˜èÿ:9Mwx›#e4ÂŠ£Z³#</text:p>
      <text:p text:style-name="P1">òž§Á<text:line-break/>�â##Ò?¾«ß’Œù#Î5~Ïî½–É‰.Ku®¤^çâ\#XSw##Sâùy§ïk‹Ös#‹¿èZ`z#ÅýbM�•X#kð†uÉï1ß™ÝQ#S3#‚Q•`›!µ«q#m#:„ïc´9êÝ™bQ#ð­õ#3Æ9Æ#Õ</text:p>
      <text:p text:style-name="P1">°„#™)åÄGGÄÛâ#àíž</text:p>
      <text:p text:style-name="P1">óg+×ˆŠ##@,ýá_Š#êêGŠ`Iu#ôbÝÎIò+·6¹[‹Eäú&lt;f:�{V6¬/´l˜<text:tab/>N‚³J8©îÄ¿UoræDB#ß#h—æ‹õV#ðÎÜã8øÑÄ�¥#+‡;j%8Í¸E\¬#$ø#¨Ødïa#´st†ø‡«„´'|Ò�@³ü#ÝÎJU`×D#Û¢ff‚À.ñž-9##Oæåõõçãú{ü#Gëá:YYv4:Ï†€<text:tab/>#Z|óïÊeÅ{#ðÌÎ&amp;&lt; #Vzd!­qÚ’û3Øìäuê#Üf#Ñ#qz�RsT#‡m�#áøŸCì6#È\#q,¤U5#(íƒÀ¹è”[‰P9û*#’\À�¿v#S�Ðv\`#Æœk•ABòž#À¶#&gt;¼¹ÏOéæC¨’#`†Kô”qN¹½2´£ªÂj])‡€¨ÎˆÖ1#ÒY. |þªÂœÊ¥#YÇä#ÃÎÍ¦Ñ•&amp;ª5ÉÌ#ÍwZý�RsEi2ðR‹eAfâf&lt;!µô#výN#ç[ö4#Ë‘|Þ9k�L|Q�ÂÎnË™&amp;øpý—£g#œËALò#…#yÇWî:Ö™-ì</text:p>
      <text:p text:style-name="P1">Õ¤�a#–8ÐEyGâìÎ°li?åä¶Ï-p9&lt;ÄÏ#?qÿS1#~W±2¯#ˆ-!TxH#ºZ)T›jÒ±fÕägåþ_-ElßÕ”#¹ñ‹kÔ…#ƒ Ùœv©•VV9¯à#MÏhSùƒÍ5¯ó-5+!cT]bB#É#Ð˜L/#Ë–##‰Ò³]¬GßØ@ë�æ|#x;r yØ›Uj‹t#P.äVÍu~Kñì,×Ÿ«)µ</text:p>
      <text:p text:style-name="P1">a_-#Œ&lt;ñ&amp;Èd]@Ô#ÔSH’—†ë#¬#x›©Ûr</text:p>
      <text:p text:style-name="P1">õí–ªñ5´›+H¦Èß##ÓôµjÅ~ÜtwÀ�ÊÃsäL“nõÞD5v#ÊYEä)QõOí#àúûVóh‰Ø°†îBáé<text:line-break/>Ë#•©•+æ#</text:p>
      <text:p text:style-name="P1">œ}zÍ‡çF*—(‰‰h#ÙïDBd#O¤äÜ¢Ç»=#üý)Sï¡E#j­y49“ÌJfÎ^#ø"2¹ÉÜÄ—¤#øhÃý .##„~¤D»Íév##w#¬¿@Ú##}e¥ì2Tì#w#WRO•PtµMZý‚ˆ«2,Þ1xS™#ý|Ô##‡ð›tþ#¹‚íS"##"#Q&lt;—ÝK7ð#2Ë•\W#øÝ4°¦id#X±{Æíøá-¨÷#</text:p>
      <text:p text:style-name="P1">#¸DŠ#) <text:line-break/>n¢}Ðæ­,g³#0#óû#FÂÑœH&gt;P™#=îF|#Iç#¨Ê¹”á#n«Î²…ÃšÐ(„)°ˆ¾dÃi\u#×C’#‘Ë¸Ì˜ÙnG�o¡«'"6#hÌ#?#ç‚™·‹¼�@’##·#&lt;‚gTN[##û×l°#Q#[òÎiÑ¸´ôäõQ-ÑT^?ÿØÐhdòv#°g¡w¦Ü¨ÄX #K%0}Ë‹*€°5f”#„±3XÐ##7Ë­æ‹6ë#�û FäO##i{tk´SáoŽ«s×<text:tab/>cqMþ,Á÷ª©iOæ ¥n‚‚ž¾ý‹ƒ#7ëà&amp;I�F�##ÄŠ#êT®&amp;�Ë#Õþ/ÈN¿˜%X^¬ñD#ü!)Ê}¡V®˜#åÂÿ#ŽUÁ ²é#!Ðˆ#ÿþ+p#ª#5u¾Y+kí"�á4öíX¸V3ž:#”Fû#9ØåüVÊï9ã$Ç…š#G¸<text:line-break/>úmRë[ž$²#À&amp;±ØZ¶_«Ü®™qG#È&gt;›YID¥É”…ÛX:#áœ*öÝúM#¢Ø¦º##LŽ©êL2sàÈÒe¾xrŸZ#§ë#^™ÔñÉÂZ¸ØþJ¤"½Û9b#ìšÎ]`Ìs#UR·(HQ?P#0<text:tab/>2Ÿ6ßÙ¸4ÆbM‚#E(„ðøL™“d@¨y]éSâd›#Ñéž�„Òp&lt;ëD›�i*N` ¢dC#$ö#†Z(“qC˜#T0¨1@�Ü§|ˆ¼#€/#‘¾‡ÁÖ—Ð¼Y#§R`ªµ&gt;±Z·´ô¶ìù;í#RÚW°ÝH#«™”€©&lt;š�ñ‚ÚO‰0;À„#fåõF#.,#D#¾5áÖ#ˆò%�m’».&lt;‚#ò#C„#qý6dhŸEô•�LÄ‹SœåVgµþ!$}?)ôYrþ®m¾'’R<text:line-break/>¤:¡&gt;‹T‹lxË#‹§Ç¸|#øFr9UÜÀÃi&gt;#ç%tCÞN#¿DÕ#¨æ1ø›#®ð'?\jbÇ1äclÏ×�£º|Žö%’m2KöZk##€.IÄ:´K=1</text:p>
      <text:p text:style-name="P1">`×˜#†ºŽÛ±ö„#YÅî#TdœûfsûSý|‘Ú=Ï«j#¨##Z½^&amp;"3A|�‰òü‰*NQ´Ñ#!®ý4ab</text:p>
      <text:p text:style-name="P1">lf&lt;Ìl<text:line-break/>‹ˆ�ŽK�Ý“˜¸“‘¸²�öŠ£###Gº#Ñ÷N*#æÞ3­í×2/."µµGà!‹›.õ‹.zU lwq,V5åä¸Là#�"§„bØXÔ)¤#å1TÀâjyÆóæýÏNJP#À?è«c</text:p>
      <text:p text:style-name="P1">Vþ)[#P&lt;¶}#Àré¢+=</text:p>
      <text:p text:style-name="P1">#@s;Z,ø(ÿ9Þ#…�H×bo³~³ºSu`�YG#ð</text:p>
      <text:p text:style-name="P1">ß«²@ƒ$~#ë´u#™PÛ4—h®##g·#æ£Î8Ãêì?)'ø#†H›ìvG×Gx|##÷Uš€Än�}¤€ND©ÌØâ‚o##^»"ß‚2±™½ùæÀ|ç•p¯âáº—dÑV#µª·“ŽéÓyª#Ë#!#¹÷“å%#qn#p#ª#pÎ†ô¶*²<text:line-break/>}‘#|‹ÙôÐ˜Œ‘K‘#7àB#X#B”+Ýôiÿe¹=SžÎ\QÄ‘v±–­è#Ñì#Þ=Ú÷ð'IÜ=´|Ì89S�üÕŠ~¥O#ñ‘#GZ6øP@vHðGÓs</text:p>
      <text:p text:style-name="P1">ê¨ÕÚ#ÓV}Á#.ÏDÌ¤#F3µ¦°³°G�3ÑPŸé#¦Ó™~*</text:p>
      <text:p text:style-name="P1">�&lt;âÚ•m‡N#+JÉDÖÉÍ# ¨ SCù€j´å.}#ykŠ=ÀÊ#Ñ</text:p>
      <text:p text:style-name="P1">ý?2T^g#• @0yT¼</text:p>
      <text:p text:style-name="P1">gf§|ª�¿¹©Û#‰#ZÈk¬00n8ÃÈðZ#iìïHÕÚ#ÓV}Á#.Ï#H�ˆø#ËR¦FK¹ÿJZØjZ…)Ëù#/+|°|ï(ôúD#¿rà#,1ú"#½#‘¢³#sq‡Ë�Ò¦3Ò–KÁóuÌÄ"/9#™ÿ#´˜#&lt;ª#b£I$#ç:¢šæ#î:Y&amp;O­&amp;�æ�€ñ##ðlS`Ç´í'°Ú#Í]�Xº³©#è±”‰#Àé#c;€ û`¿w™1A</text:p>
      <text:p text:style-name="P1">ëF®u�#8Nž#</text:p>
      <text:p text:style-name="P1">¦lØ¨#˜Ð¥_íf¢§†Ô&gt;¶�ˆs4(ö|ÈÙ×#ªá‡&amp;ë/æ[ÔªÎ#�4Ã¡&amp;‚Ø#Q#moÄ5O#�[t##�<text:line-break/>ŸÜ´üù<text:tab/>ë#øaØq‹ãOj‘“p(#þ‘+ª0ž#Çú·¾ƒ¤úk³8#wt-�Z�#Òe##¼#d¢~ª*ƒáKÖ:ª“•�d<text:tab/>#Ab²îó#:<text:line-break/>YCø<text:tab/>‹FŸ#.VMjR2#CÓâÉtõ&amp;ÿB†¾=äŒç…€#·ÞÅ#õÿ‚¢|†e##`€#oùÛ###èÚÛÏ¡\"°�Zv####Óq�#ŸÐß´Ýic_‘ŸŸôÁ�#‰4#”…}Œg<text:line-break/>£çÛ–#ê#ÚS)Zþe‘#Zo‡)Û=##Þb<text:tab/>#ÕTu\#i#/¢?h3</text:p>
      <text:p text:style-name="P1">zsf÷Mã�\™</text:p>
      <text:p text:style-name="P1">ÓÂ£Å</text:p>
      <text:p text:style-name="P1">#ìOêÀ?MvyÎÂ¸DÁ#[¨×ig#uŸÉ™3Þ¨‡##MæŸž#��¡â2·{ çìŸÚs�Ñ³!û3#÷J×Ñx:#+(ý„‘O@yÄ#Cš¹§&lt;#‡˜ÈVDiU ½$ëîÂûÔ’f##²�ïº©“&lt;\‡3$�##zÂ¹ëT¨Ý#’‡è–)hCY´è:áÚ†êFvvqð1Oén0&amp;ùÄ¬òÉðV¢§ÁìkW CßÙž&lt;<text:line-break/>É˜?V/rÿcÖ×##³ç§ÇüÏ L'„î.µE§k´T.5PgMóm&gt;±å;ñ°Ãì]°¼½)´ÔŠÄ¯=´ðBÝ#mßVn<text:line-break/>B¶*¼#®"lˆ‹ê•_#ê\’™ü?÷b&gt;¼Ø›˜Ýã0E^#`ï¿Ê¶ä ,#*#®ò </text:p>
      <text:p text:style-name="P1">ÞDó“á5ˆÃBv%ìÔ8ÿ?ëHW¤¯#X�™ªL|@)Ö=#Nýçû»Ì#}/©,J¥äÿqT¶Q&lt;Ê#Ê#ö ›–#êDˆØ#¢-ãÓ›1“Ù&amp;9€ëÒ</text:p>
      <text:p text:style-name="P1">pöN¦K�åÈ#H#âÁº®#LÓh?»<text:tab/>Àw0²ú}##5»a<text:tab/>ÎôôEáÆ‹ûÎ#dšP¨]³F Q</text:p>
      <text:p text:style-name="P1">“º¦¥#)/÷;D¶#1</text:p>
      <text:p text:style-name="P1">°ß»4$##$£ì"4KeHýyIUjSåä&gt;¹«—#“#+#ìz&amp;lÄÍQ¼#</text:p>
      <text:p text:style-name="P1">#S};ö�#0ìÀ¹,¾êwU#ùí³´ öMúúÍ4š÷3ß(~~ _a€î#X=�Hþ&gt;´,#J[/ßxµ#ÜÉ¨*#,ú##LKs�#Ò&lt;d#¸ÄwGØŒVÑDf‹±û¯Ø[¯c4@k8$ðT#¹Y…”#8ØÂÉ–DÛ¿œ×:Ÿð}Ç³à!À#ê¸&gt;ÿ|Bª#ŒÚ¤c#Q;m}"{b×v¶ßRÔê˜£<text:line-break/>×ï¬žtê}±.^mò�#v^²£ß&lt;^yõT7ecw· Û9ò•#tú<text:line-break/>r9K</text:p>
      <text:p text:style-name="P1">Ng&gt;JgY‚#+76ÿ#¨þú¤T¾°óìj�Ûf#$þ„ñÇ#�ZÆ×¹#Q†+hÿ#›%�´x—é#g®A#5Ë_f¶~7-ògÌ»õ@2 vì#™ƒùqÙ^êQl†ÙÊÝ<text:line-break/>T±#ï#*`L#éÂbÌô\j*RôZ—ãT_ #‚ª"%£3£p'¾´ÛðÄµ»,Öå9ãC####ûý~û%&lt;óÝ%tæ´œæFÒ¿ÈC#ž– ¸I###Ò#º#¢s#Ñ#YÞá°‚#_#P«á"HÍk±°ËÅ„#oN#/æ-üâH™¤+</text:p>
      <text:p text:style-name="P1">†–‘y·B”Y�¿ÚÎ†z#,nŠ+¶™NVKÔ}_LZÕÇ#FL�ü^~];nòO§_TšÝ‡‰­Te'ô\`Ó••J&amp;n 5#FÑ|#4PÝþ�‡#¾“¾ô×]#è}#ç$w÷#A‘WÛe†ØpV0�#í¶#-#Åú„h£Ùv1#nôƒP#JAÿF#ÿd##ÕIˆPeŒ@rÄ¢f#| pª&lt;AS{ÈE/Œ¤šÆž2,šNk´úÏ}¤qúë!#9dÊ'°‡Õ|=Z%Š¶V½!·#+HÅ}çÑ°?b"&gt;øu5Zâ¼Pâ“â• ¬�–‡“îŸè+|#…wÏe9q¡#K1#ˆ¨SPh'æ)òF¼#Z)°�#ÄºIbRþ–î°�ûi##Žm‹"ÓJ¤</text:p>
      <text:p text:style-name="P1">Œ„·‡dÄiMÈí#¼¼rï"íÿlðyj”Š³’(òÆ°#õ:qŸc™ÌÕAÈ›g;Ž˜eÌÀÆÒ¤A)~|‰ëíRø#=×#ŸŒ&lt;XÕY%#QMÒ£"°v›Ï�#cÄ™,IÍ*9Ú #àúª÷KjGN™#ã¶Pv•gMŠ†Û;#R|ÍXŠ¥¦##û×,4sN#ß#ž9JüÜºÄwhÈ‘+dˆ#Ñ8#jáæ†kð#0£ìÎ)#ë½À÷+é,Å‰û#3ßÙ¨üæKä^08Gi]/…³ù•#bØ�&amp;nZ•ÔÂ#ºÏÁó¤%ÍƒñúJK¬¼8#þTÛp#X¹D‹O`Ìzé†¦Š‰vkjI§#z°#Þ?Ã”Èà�Å÷‡°M1Qßz#»øÑ#K6#I#Ì™#ý#¼#!ÆÍp¥8-‹˜†/‡9wåIƒ#s</text:p>
      <text:p text:style-name="P1">°|oûò#Ñ,Ü#+Ü�#œ)Oª³¥,$®™›e#C”’•-SS×èdœÃº¤l¿ùA,†ÍÁgi…+q`š²ðÍ#Ä_O#ÌÄXC½åð#¼_a�§péœ¼n÷Gt–#s…×ÔÒŸ*p¢#aaú</text:p>
      <text:p text:style-name="P1">C#Q®+8êìýq#Îq#ð§ÛV%RåËó…5#ã!IåP]÷Ö,#ñw~ëÇù|û´#ÛòÙ²Cf��ÞƒÈ#ÿ~i±¼”]# ª‰R$´m#Ð›Bw~6#?FÃÞ#$_+\ÿ;¼:‚©vB##£¿PQ=Ý~…Ð#þ=Ú¥#isì[ú°\#¡:Ú¢—Ø#€¥y9Âèþò¥(�t(#ß»Š“£³Óbö31Ì´ðm«?æ!=Ÿ‰­#{#˜6&amp;È#50“z­lÀy©’r,c<text:tab/>ÁÞ&gt;��</text:p>
      <text:p text:style-name="P1">* ?¬q&amp;O#“Xïx#Qä¿–Û`T#³¡çBâ#¦³ê?’ß¥#Z#ÓŠ|ÑúA~Ð#(} #îsùï†`$=W¥#Ýñav¶&amp;#áì#¥syþ#¡#ðÌÖ«z~#XÆ‡-Âpç/”óÙ%‰¬ý¼Í‹%&gt;a-Á<text:line-break/>R¬Qa#¯‚M¶:#d#¸,6qb{½|ÊOþ}â[#xOöáôÅÐaµ‚cóÞa)#�£)v®<text:line-break/>IÚ`'‘#â¨#]Ò–<text:line-break/>#É›¼9�¤8óãµošKâ�Ú¯;rLï‚³K”Ðy@N¶‚ôÀìh¿â'¦ê?[ÿ#ð¡ú“u#µµ^U¸ç”5#�#©þ#NòA½yžkõûQšå‹–|«åO#âµ#˜#îœã €õ|‘F9Âêá²¡\o­™z—¹Ÿ�##’òDzå8ãò#n™ó#l#</text:p>
      <text:p text:style-name="P1">#Ì�0#Ë³·³˜ì#’äàÁôõC(ÖP4 ÇY#'ø[ä�˜|##Í7NÆó²fŒãñÐ l!Ù?„Â«#äÚ#0ZÂ#Á##Ê£¬Z­~a*™aeè[³ˆÏÑtË!#RQß�$I*½#†7B§ÒÀ²ê°‰:ú°b##o¯Ò‡§Z„?Ùþ)Ntt)&amp;–6ÑJ™ƒÂ°l7¡�ðð”°´æ¢Ã#CÞô|Š7#;Ö£</text:p>
      <text:p text:style-name="P1">Ê)€ê#DËgB##WÎ!³‰3$(#„ó#ÓcÝÈâ#1]°</text:p>
      <text:p text:style-name="P1">ÿ3â•`oðÝÈêE`×D#Â—jo¥#¬GHØE;ƒ­ä(üiÁž#1´&lt;½øÓè¯æ1# ä¼ºZVè#¾(ËWÂ"&amp;#Xm#Ÿu$ÔÔ0-™Í{,G¢Iü…«Û£Å—ñ#§ð¯G†˜B�]}»ÿÀ&lt;¤Çc#2`bÌ¸êEiUØ7=jmˆêª\Cüñ#‚ä’–ðÑ|ûÞ#Ìþ#r9oýÌ¬ÎõðX_#�¯‚ëòlo¿“»·Á´wÃÓ#ŒCð#ü}#ü�õüZrw¢'n'tÏÇ·¿ÍÐ×ùº#|D¿ÍÛkäìNü{:ø}Áï‡êƒòz!ïƒ×oÌùù›_#»äkùKþN©ß#Ûäöãù=¹þOWý}§ýqÞbrßŸƒT¹?#{ÏÁIw¶óðhW5#ƒ·?'A/‡ÑŸÃè#ÍçàÔŸ‚òï·#‡Ö-õ#Í.ys�þ]›ùtžüz_ñìþøéß›§¹ëž-å##8p&gt;w‡ðÿp#|#ã¬þ=%þ6Ÿ“hÿ|�m¾#ïüzà?#øüž�#³ü�I�Ý¯‡üZëü[BáÿcÝ#ÀwøûMù;uß#Sþ&gt;¼÷Ãö#ù=~“Ó#ãi#~JåcG?}óº5¤ðÊÊíj†·#íò#fšì#âœkÝœ^F/‰ ˜“† ]</text:p>
      <text:p text:style-name="P1">#¼†#øI›7D~{ri¬#</text:p>
      <text:p text:style-name="P1">S••ú†–Ý=\¹F*£|5µ|„vü&amp;‘{*E9žtÛ„áN��tI"¯HªzJ�##T9ù#¨Ã%ÅÑÔYž./#]Kt…#ð</text:p>
      <text:p text:style-name="P1">µ—±—’gðŠ6€Ø”(Â�áó¥ÿVt®’­iûúÌ&amp;#"àæ÷$æÈLÈ–�jXÐ··Y#Oo¼sí/ñ�Qße####}ÔØ^&gt;#é`G9##º.7#…¹V˜L6ÈAÙ2�ƒ�¢e»auÍ!¿~¼¿¬âòV^lÉ^vt¿#MCBZô\Ò¡yª~§»¹£</text:p>
      <text:p text:style-name="P1">À7‘Xãõ#G~Çìª2×œ¢g#V–vVq÷Q«a?ƒ.h0�ÌñË·O!ðê#�É#Ô«Å</text:p>
      <text:p text:style-name="P1">2MÄ�#7..t#R4HeqÓøI.Ü)#ÍòÐ#ð#ë0ßa##Wøb7#ú¹</text:p>
      <text:p text:style-name="P1">(n9#ÞG5#r#ÕÁÂýqÆ#EñPtËúßô^^A</text:p>
      <text:p text:style-name="P1">òZÌ#Xìåô÷Æ�#îŒ#ÑQ^Ò¯ÜuyC?±ƒìbÐYŒtëðW H™E_Ó]²í#þ�Kgž#ç²þý#Âo#z9ÔoWCtŸ#£MKï0ôIO#¶öŸ#Õ•ï•Ø#ú(vð¾Í·º¸$`*#íD–###˜#´ÎU´Í|:-òO7í¬¼3#šFrØ1\ƒ~%˜[ú€D�3í+#JïAP#Lªª–ÍVÈŠ#%YÏ:#5Sƒ6Ï—‹Ã##R@PA¹teµÜ"ø‡2ë9TG#‰¶)œ]®î##W•[</text:p>
      <text:p text:style-name="P1">A#9X#KZ$2kï#®¶ö«DAà�FãîGøE[OxùPß˜2èš#—×lÝæ(&amp;#˜3##y{&lt;ôae®Ó5#F#f;Þ'Õ†¨Õþ&amp;YK#ªî6yÂV‰Íù,š¬nxòÜßÁÝ)ÞUfL8#¹H[<text:line-break/>tÈÿb‹šI¹�ùÞY–Óò¯#&amp;Â²c±uJë�#þï¬ÝØUé¾¦C<text:tab/>}„Èýí#lO=G##}6�GeÎ*Eö·Qð?C#K}à&gt;c’Õ¤ä|¦~=¸PþÒ”¤#Õ”/ÎZMŸ?###ÆdL •2<text:line-break/>ýÛ<text:line-break/>%ŒÅä²ÁoøA+¦Aka[àâ¥‚Lc‘¬mÍ<text:line-break/>n¯ÐŒSÐ‰/j–#ÖE# ‘#tŽ%Ä#ëôÓ</text:p>
      <text:p text:style-name="P1"># [ÔÚ,uk</text:p>
      <text:p text:style-name="P1">¾'Õ#ÿ†#]áÊ,ÞÎð‹Ó�P�@6†w™·IÐ#…á�Èµ#+#5åè9Ø�ÆeW·íw,bD”nGÙ#m½{e=¹9Z©Àêƒº#Eì:¹a‚&lt;<text:tab/>&amp;c°¿Ã6##gJ]$#^#þ„IC|#¨#ìó_#&gt;¹#í–#øg#™ê[.äº<text:tab/>ÕŒøŸÀ,™°:O{¸</text:p>
      <text:p text:style-name="P1">%º#&amp;#)Î5kJ#àÄ�{#B†#wn¾�l#è#p²VÐßS¥Í¿*</text:p>
      <text:p text:style-name="P1">õ×#~fÁøJ#ùQ:#�"þh##¹wÊ#Ñ–#Ûew#OèU±Û÷�o|#Ó8£)#$í­4ï#ŒÍ´y0­ú¾ðÙºb´*ùü#w0øŸù…&lt;V@ç¯†cÔ##‘Å‰#åUaY-,#)Ž^Øô#¹X#üf¿±»ð™Ñ~#b‹¹š$#f…ªø=Üm�çwá¿aÒ[#½<text:tab/>=-]G«f^N#]ˆ#é<text:line-break/>Ôœ9¨#\n¹#@#ÎH2^zõ#9Óè²##š¯Ùžý?Ú,�:´øx##</text:p>
      <text:p text:style-name="P1">Ž#|9<text:line-break/>#ø�PB{q;p))#%ñ=â¤]#µPÁêª×¹¦AÅðUÄˆ3!#ÄºéËý##^“Rxç7(yÚí“×%žÈöY#õ|h¼#0‘#„tæ&lt;ÑÂ‰#Áº{2##oUãçL</text:p>
      <text:p text:style-name="P1">ô—#$; ÆøEî…ƒ–kYm#ƒ4dtlÀŠ#ÍÊv#ùzà¶õ`={GƒKh£"´î#!Tº0·©?gÿ#ŸôPYXø:N¡7#�®� ?™„ðZ«rTR7‘ƒ7"M·ï#</text:p>
      <text:p text:style-name="P1">™#† ''ÜíÌps“üôM`¨#Ë—yŽ(</text:p>
      <text:p text:style-name="P1">çŠ*ðš2©“©s4«µ.©#åbs§ï#ýÛÿ#s¨ú¶$ª‡Ó‚Ì©<text:tab/>`<text:line-break/>œ<text:tab/>-ž*Â¦ÐfgÿX“#Äê¤#›ô:÷zUëäÑÇ �ÉkHd£¿R�'ùÅ`¬‹##Ù#z”�Ö·@çËå¡ru•¶Ýª?#ô vŸß6‘9kâÔT•NJ#‰�Ä`%-ÎwvòÀ-î<text:tab/>Jžlù#·#—EF±Ä·|æÈŸ#û5ÑgP;#¬$#(ë_#Í›MÁÖ÷B(›Ô?žÝÇ§F#ç=#Ó#`#l!ôChµ÷ÿ#¢3#^ëK#$Â¨_»”Ü¢‚Ö+2�s#P#V‡»##Ø# b­p²Eø</text:p>
      <text:p text:style-name="P1">âŠæ}\#:e-ªýøS‹:h¾*ç#¨%#à#?•(³#Ðø/###|JK‚ÓÀ._HÇ#Ï—[çÁ~¼€šf<text:line-break/>sVŸ<text:tab/>{#É#4{ý9#!§„Í°Æe¯#Õ[7¢yñÆNÏ##îÜË&lt;Ñ›‡œçY#‚y#âàþÛ##(²OÍè$Î¿ç“â™ãÏ¡ìhÖ•^p¤wašÚ@R#º+d#jNE</text:p>
      <text:p text:style-name="P1">ÛŒ•UQJ.ú{†1Ìu#p�†[ƒßP×ºäŸ0V##oÑ#djPÒÇ´_:\#�ÚÅSÁè…Â�T“U|Š¨2eZ¨¿ &lt;#%®8¸¿i#i'#œÅetÔ#37Í#¾#ß/yÒ</text:p>
      <text:p text:style-name="P1">EÒ³Àë%@fÝ&gt;€¿þ±#B4[½Ã·qê‘#ÓÆ(§)Á˜Äl=—,}î ##¥Ñà3”¡˜ï«ï�ô#Ä<text:line-break/>ø#„¢d(­&amp;##&lt;Ÿ#a¹#zAûï#w£ŒR�Ÿ¼ôå²«�ä�´¢ËÎ5®hu&amp;÷Dæ#J­&lt;}§2Š Êp;#‘Ù¨‚R·<text:line-break/>9ï…=#oá~%Ãvx½G</text:p>
      <text:p text:style-name="P1">J@“zõ‰&gt;;,†#ÂcÝ%;#~Y)®ÊÉx.¿—##Ò½ßªŽµD#eE<text:tab/>:Ä·Àâ—\±#-r½¼dGš¢Å`\…nI#˜qá�#6TXGÉräa\9,S˜Ÿ7ô#KÝs/þ®¦ýs#AÄˆü#¨Ç7g€×†Ï­´Ð%</text:p>
      <text:p text:style-name="P1">%†¼ë&amp;©ðŠú¾ÖNV#¥)u+û¯RH¶¬·</text:p>
      <text:p text:style-name="P1">ðÊ†÷1çöû©BVÛ|Mu#Ã##:@ºÀAê2=#ÓAõ#I l'#!HÒ:#îI5</text:p>
      <text:p text:style-name="P1">#ñ¨¦#^Ä#!@Þ¿á=#Ú)+”#=/êŠÒeŠe#|4;RÒeE(ãœ«#‚´¼ÁšÒ#ÉfßC]i‚HXNÜl[ï³Éñ«.0•¢Aš�àõNˆGQ#¬.}Éá</text:p>
      <text:p text:style-name="P1">v¡</text:p>
      <text:p text:style-name="P1">î!*/s¨°�Þ#X›/é‘M¿#PüõWÍâgÊ¸¹¸#Z<text:tab/>�…#ŠÖœÓ¥sp#Ûa*ãÞ<text:line-break/>I#KÝWV##‹#¡ýÊ###Í<text:tab/>#á_#/#Þ¾ý…�öÕa#»ýÎ</text:p>
      <text:p text:style-name="P1">•pZ:A¹÷n�Àäß#o­|</text:p>
      <text:p text:style-name="P1">tÇ Æ«^Gºq®Õ"</text:p>
      <text:p text:style-name="P1">ÏV#ãÀ�FÇ[ÎÏý¼÷V#eiÿsc###?™#ÉÜ=#ç}oô”žL”ÁÉx#ª[F­Vm"åúb©Kš�ÒÀË#ãt©tÎ8±[/ñ7;9£¯-·B[îm,A6Ìá!jä&amp;ƒ‹)cj#»#í&lt;Lä:½=ØÄ=„Š‘.Õ…²äHpWDK##º#õ#Ná„â”«#›#·'#û"Bä°ã)Î”�xfû@cžÊ,w¸W²“œ—ªâ�¡ð^un� ÷¯hB(8#-�q#þò 8Ú.+j?pf»û¬ÚIz±SgÄ`ìLU‰D#OzGá”÷c—ð#i!ºoåìÒW ‚c1•æZî#°¥#["Ú;�;S#!W¨/«4ÿqÛÊø km¾#�¦ço_®&gt;^=³IýÈŸº@ÛñãùOìÞØr"W#N*dÃ#š#:X8 £@7ùpäuOäËê¹B<text:line-break/>œñ½1Îõ­²ôæŠpbë#ÖÃ”Ì„Xé,&gt;[.4¨¢Ì1Ï{!rŸf</text:p>
      <text:p text:style-name="P1">#�#Û„3½&gt;#vW#e##¦=ÆÅié<text:tab/>â</text:p>
      <text:p text:style-name="P1">‹3¡­„•%ÃÞ#Þ³¤ò@L½7ë`d¶ó×y</text:p>
      <text:p text:style-name="P1">�éç´‚#‰w¬µ\ª¬yàU-#¦¨#ˆkŒöÿW¿ò@°ÝuÊv8ëQP9øÃ&gt;ñ5pdÙË‰…~ #[DvF �«æõ##öDdÆ+{?µ#8¸L±‹qž%{ ‹?WgE##¢šlÒÝßK8v—)hîç)z­ì#5ö�#»D9G ™ý7cO&lt;<text:line-break/>`6`‡#ß#“âvD#�&amp;#HÀm#·Ü÷H´f-}}Lo°—%ª’#ƒªˆ#�&amp;ã:(Hu8&amp;Iü#íºä¶ï##JçÂ²O+ÂP`ÍÛBÈÆŽÎ§#@b�¢a„øêWo&gt;È#Ì½[¹#Ö¯=C&gt;ÁîŸ@#™¿œ³“A##Í˜¼È\#DÝz`#�¾õ)ïä2îýƒ#T/¹#ý"�œdp®#Åó“Îÿy©Ó¿Š—#T¼ZƒçVß§;Bdå¹Ág<text:line-break/>#rD÷Bý/«#â)-#9 vþ|#Õ4OÆ("]‹#}`Á</text:p>
      <text:p text:style-name="P1">ôÖ##.#Ì=N#µÖ=#k!#U¦í¿„#÷È</text:p>
      <text:p text:style-name="P1">vkžQ#«)‹*ò‰Ðü¢Ž#</text:p>
      <text:p text:style-name="P1">äœa0Y‰‘1$žËç5±ô<text:line-break/><text:tab/>ö|O#ÿD¼¯¦‘ÜÍšIðqPÂ™ÕØE##È,e÷,þd¼Öã#DñÒÑ¾ó½#è¡äÎeß§•Ø´ÖEz¬v_]ù¿ýÌØ~ƒ¥~�TíqšT#S=##¤E¾l—¢±&amp;TnxÅ…fbÈwžmC#£†k´Y#�£1ÜÎ¾</text:p>
      <text:p text:style-name="P1">�^p«N7ÈU‹F$rÓ#Va$#cµÒÙ”#ãˆ?,l#†#ó©ÈV</text:p>
      <text:p text:style-name="P1">Ù!#”Ò¸â##h</text:p>
      <text:p text:style-name="P1">qœ)GTF«)»šíÐkôd¨ˆ#Œ«Ô�Öa�™#çš#¡Ug¤·…ÛOf4Œ„ü‡Yk3-áS}Ra#ãBìšD"“.èõ#¡#óç—z¤##²škÐpû!#†²1º´‡•—•Å#_¹]ÖV]Í²Û§#~ö±å#Z�ÓD©§</text:p>
      <text:p text:style-name="P1">Ê¾&gt;ÖŽpÐ%ÔšÞPdãŽŠæÖž¦ƒ¬y¹#N‘Ñ##Š.-¡%_XÉÕ#‘}‘¡äz©å+æ-NƒŠk?W{ƒ9fï•</text:p>
      <text:p text:style-name="P1">ÁÉ‚¬òó<text:tab/>âÀ­<text:tab/>5</text:p>
      <text:p text:style-name="P1">ß¹D#§#Ð+·RÁ'Ä=2Ða#ø«##RÜ¥I;#]‹oÊ#ƒ"#Në#®Œ¸À#S«¬#e#zÿ„Œ‘¡†ß›Ñ_×e#»ê#¸#dÜNš‰#Å#½jÃ2z‘+Úø¬òI$�I7&lt;ýdôg;�Œ#›^ö3p„¢Å³O×–8Æ%#…#˜C##—�ps$#“ÞïßG©TÑFÒâ°]i€ÉúWÂŽ<text:tab/>#Š÷A##™¾ññ~rnßòLù^HÍY#›s¹ZÛPqg9»uZs§##U´wêè7�&gt;„Ñxáläa#½™Êÿ#9wßôÒßB�ìÐh~µ¹ßƒ«é¥R­Âá##¼{@#sU­LvøvB#QIš¡#…MTß¸ººr¼E‹SÁ\•#œI²#åýh©’¾ÊX0•&gt;šŒy#…ž«#Èhšz:Ñ¡Z&lt;ÔiáNH·#?Ò¸Ê¯´n­#þÞy"äÕï]á'jéö#B÷Õµ#¶A$£}†¤JÎãÕä*þ£° #J�‹ÿ#Ê.#îðè@^ä”4e#V4èü#ócƒî1T’Çp@#˜¾#ˆ<text:line-break/>Ã¾#œ0%‰|ø¶Ç#u<text:line-break/>/º]²�ÕÝ#H+)L×-�¯#Ç'Q7ˆU�äÁI#hÓ¿°«AÒ#¿Ú‰÷#‹0XQc#þ¡</text:p>
      <text:p text:style-name="P1">Ù#vì“b¡á•ww#Üä–##K~5•ÖÎ•çc�g#îÒHkd?éNô˜#Ô"#hhúŽVmx1-oúì§X\ýÞØÏ<text:tab/>##å�ú� #ÍÂ#x##nâüsš4þ€</text:p>
      <text:p text:style-name="P1">Ù#ž†ŒŠ`-ñR©m?×,¶“7:¬Ò#ë#Ý^hfÐ‡ËYíIÌ#Ì¹³•úMÐ(f#ñZþnq#W<text:line-break/>¯[y/Äo&lt;Ž(Ô4ÛNL¯<text:tab/>?*áäà<text:tab/>[Î*X#$à#EOÙÇN«&lt;ƒE&gt;###¦7†pÆ.Cúèpï</text:p>
      <text:p text:style-name="P1">ýX»w›#š—¾Û„FIº�¤¤¶SYŽ^#R#x`¾öT´#.#Ñ #s¯Å¾•4¾Ò#¥À“á'&gt;œB~Ã2oø`</text:p>
      <text:p text:style-name="P1">y¥yPÇãLç–OåµQ(p_3ød&amp;<text:line-break/>D÷X#%<text:tab/>”öëë#Š#0D˜×p4H#w53^#ø¨Z––ªb3¤\#Ã^qëÃ¡ÒUÜBhfº</text:p>
      <text:p text:style-name="P1"><text:line-break/><text:line-break/>¬«pAàuV^###†ÇunÒýè&amp;rÉ«¶Ñ¸–#(AunJÝ#Mö+#j€i#æ˜ø</text:p>
      <text:p text:style-name="P1">í-È#nÈš,yÓ0’=]q-S+</text:p>
      <text:p text:style-name="P1">5³8mK#Ä</text:p>
      <text:p text:style-name="P1">Â€¶ß"Í™# Ø¯##uR#€</text:p>
      <text:p text:style-name="P1">ËUë‰#câˆ@Ëöà #ô®P<text:line-break/>˜›èç'¹b^.sJ¿õ—ŸÊ#Ân«</text:p>
      <text:p text:style-name="P1">}#°Î`jz/<text:tab/>™#›�wÕ#`ÕƒÄmjÓ#:Y86Â`S¼u;äVZ�?</text:p>
      <text:p text:style-name="P1">9ñÕÆt+Ï?9–{O ­CÍI%ö�Ÿ##ÉN&amp;¯kU[yŽÌ##=–¼ûª²zâ2-¥#^èèX</text:p>
      <text:p text:style-name="P1">!3Ùñò ž8©#¼ˆ}zºø§±“Dt˜eÍŒöù43Þiú‘a#Ð©â#W5#…‚HÄ_þ#ò)N\ÂrHQéîçÃE„¬WŸ£ÀG²Ø•”0 DÜR qƒBÇ#GžÉ#e##I8öÔœ#P8–wOš#p#ƒ®E(æ#”Fî4Ó§Fÿ98N?G‰x³ØÙ#{6hO°,L“ü³¯É®Œ6;$AÐñ¨ÍË“_Ðöm½ñsÿ‚C¥;-²!</text:p>
      <text:p text:style-name="P1">àºY€wüD#0##ã†ø‡#H#Ÿ„Æ˜,#}Mð6„#KÁT#�jL#§BíŸ—n'Ýÿ'x#ÉÄ¬²gjŸ<text:tab/>4¿E‚�ý¬�Éí¶'¨ïÔOÞhnå[˜øH(¦ß=RN2#s6Â¾##èÞTw</text:p>
      <text:p text:style-name="P1">ˆ¡¸öCx‰el-##òÃÞaÍ¦ÓOz{ìJj®Ú³fâKÏ‹ÐWøQ^e—¦N‡­¶&gt;k™#nŽò&amp;Ð¥ÌªõY÷î¡$(# ###º=©+#Í#´h#�:M##OèÂìå#‹#Ï0##§#6¨‡±†jÜ×ó†íƒí®ÿuaïïÄ#ÚØˆ#r~O9ª##Î#‰#ÌAýú%û%º#yý¡dïc####-¯ò#+#¬IO_PóK(hò÷#ò#�§ÿ$eƒî¯ µ¢zú)�ñ#„ÂÂX#÷³Z§ñ¶×°_çûÉ¹</text:p>
      <text:p text:style-name="P1">l;±ŒðíÖ¶#µ#°&lt;XF<text:line-break/>Ic‚mÛÍ€.#ùjÆy#´¤0÷±åÎñå#®##Û-#6##öcŸšMnP$^Màu¯þ#Ö¹óGq#L#”ñJÔ#™˜ØèòŸÁ©Ò¦\¢Íº@ ÌÃ#Ó#»9#÷m#‡œ&lt;¢žôü;òóH#@0†uyl»œsµµ–#Naz€Ðf#¶‡â#¨ÌŠ#a#ùM#ïÎ~P¥�=õ¤¸ÒIy‡###úì»'´}h[[#eqv#8Ò€ééx‹&gt;:g#P#MkÀ_</text:p>
      <text:p text:style-name="P1">F­¾M«ZGÀÓ7MYJa6#`®1èÓ�jí*ïu#c�¢¡’mšæ#<text:line-break/>‹Õúïäx#Rƒ¡Å“Ð#j#ºõÄ#0EÀû÷ÌŠ#nÍYÅ¦Ó«ä$+À°�¸ÒGèúµ“#¨#Põ ·iÉG,ÍR¢NÍðKâÝ­gz{Q&lt;�J„VG¯HÀyé##•i~<text:tab/>É÷ñ/Ì¶#ÞH*ŒÅ²#ª /@“Wn4ÌÝ”#ºk4#ôÀl£×U]ÂÜòOB#2ßÐ#Y«(v.Šz5[÷Ÿ}Ra*#o#@”v46<text:line-break/>#©ÍŒãŸÔðÛ†~9¯e§È[õÿ*mµ##ù#ØgUÊâéP~îª Oú„(‹‰FðP&lt;ô:ëæaK��æ¹òŒ�Ææ[ØJ(ÁÂ##<text:line-break/>³¢úôŠ7‹¬Ø)ÍÇ:ðã…«BâH#ã;3…é°ÜAY•ZüÒÇ|‹¦j\ÖšÍ¦¶dÄ,Ž±šúnbPõ¤9¼ ãnd‹üÐçÆÏÆô</text:p>
      <text:p text:style-name="P1">E#FÄH“Ñ1•^€+ï½ð-É#êÑí#Ö]</text:p>
      <text:p text:style-name="P1">H&lt;Cíj/#ˆI°=Fºê&amp;Üwø%îÄ]½ç#Ÿ<text:line-break/>¢,ÎeôxÓcDmìÖ½#Ù¬ºƒCõß+‰Ž²¤Fv[#ò@rçÔ~:#:‰þ�5#Ò#‰#³*êšŽv‘ïù6#¸ß6«º#È‰õÔ#+®Õ#­ð‘êé¹#ýzÛ</text:p>
      <text:p text:style-name="P1">UöÉšà:#\óÜÉ“üº[Øóø#ìh#ÀÁ2Úž•&lt;W„‘Jòøƒò</text:p>
      <text:p text:style-name="P1">ŒúÜî“ä®#ðPÖ·¿gÿ&gt;œIz‚‚7x#uxÃðrqÙý</text:p>
      <text:p text:style-name="P1">1x¿öuÒ</text:p>
      <text:p text:style-name="P1">2$Ù»™Ú°#¬˜#ÇV˜,¾öf¼&amp;H##åyyÒ›Xï´</text:p>
      <text:p text:style-name="P1">Œ–</text:p>
      <text:p text:style-name="P1">­Rœ<text:line-break/>Ú(aÍ�-&amp;]#-Ù‘D¼×#ÍòÏ§ÙN<text:tab/>îa#YHn«Y œ…¼Üu$T,´#àÈ:ï™"ª;Ek¶#­ …òÚ#›=Æ·#Œ;Å‰Î-§üP#ë##^ÖÊ‡(¦©#Îåé]#«u®ÕÙj�¨aú3�w&lt;éì­éŠ6|</text:p>
      <text:p text:style-name="P1">ü</text:p>
      <text:p text:style-name="P1">×ù_�#ý0##Ùhtû›è®„?!€8oŽ#•ô»Ð¸×oGQg#ü9¬)[ñ+08jV½®ä£]$îƒjÊ÷#Ä0qOßÚ‘¹KádÙµÚÄEª£#çiw��Nž?if7|±cTL@Âîì·)Ö¡ü#0GÒ±“o›ÈÈ#</text:p>
      <text:p text:style-name="P1">²ØØ³’ÚdB</text:p>
      <text:p text:style-name="P1">Ë¶þ`ÿ#¶#XRzÞÆˆwe™<text:tab/>L-ð`»cÄ­°rÛJ2É##QÂ[…ÌX®�\÷lø¥z¦øeü#=#Š###–Di)‘#2v#T#r×t#Cz ­½­•<text:tab/>$­;(</text:p>
      <text:p text:style-name="P1">^æÓ‹±3Ÿ{ãð#vƒeX—#’¢‹àf.sAg"#¯C«#—#Ð˜Z#nŸ­ðeÞ�§ÐF#%#…®#«jmd0–#¥×nQÏv#1�¡ƒ®&amp;ÐˆÉ`¿)‰_‘tæïÕñ™ÜR¦è­À2#^èÔ#_fÀ»T{oè�Ë4ä«÷ÉÀ—üC&gt;Lhjõ©ú®•¨\i`ßú#C¸PÞ/,oÂé+v›n#TÞI›Ù¬¥w“…ÌNdm`�—&amp;Óâvy¬FM¢�1ò#m�’#„#‰ÂMÑPÙ¾ø#"</text:p>
      <text:p text:style-name="P1">#s±`<text:line-break/>t###<text:line-break/>Úƒßo2ôstŒ¢±7¤ÃE#(ˆæ</text:p>
      <text:p text:style-name="P1">U%1‡ƒ’ßtj&lt;Ž#¬š#¥.#6!‰Ê‰‘ì¸™À*y*Qÿ)</text:p>
      <text:p text:style-name="P1">û3ù$:À</text:p>
      <text:p text:style-name="P1">�%÷tÆá$¼_ö##Ç*Á¬#®õ´ù””UrptðK¾C�!g¾‘–hK“µ¤7áÓok*¹÷�CËä#bß#Ú¸Ùá##x3ŽÉnîüƒ¤&lt; ¥,Q—~�¶’ðõ#Û#{†4#]c¯�ÃRï#M##­ê£#}</text:p>
      <text:p text:style-name="P1">#ç#‹Åœ–Ìñ3Xª#ôØ±q‰Ó#</text:p>
      <text:p text:style-name="P1">çç"##ƒvÑs¦Ð‡½[�<text:tab/>í‰"ª„ŠÑ#qˆ|h#ÒàœWáO,#\%²Î^~#B¨ž#Û©ô#QB#ÄÑ©Žï´Y#‡8yÕåÛžf<text:line-break/>ØJ#`—ðýõ@FÛ¾Ñª#ÍÆª�Ã#Pm2€YÄÕB“ê†ÿm#d#ñåˆf$ù·#9…#<text:tab/>y1#À©õ&gt;wÓÊè#¿f#—[µþ#”Ú#QÍ #Åh:tl¼«¤‰üI™P^yÝvÛ7†</text:p>
      <text:p text:style-name="P1">�\¾°#)7ÓÆC³<text:line-break/>3[{óæLôîÖÌÿ# m_¦?¶ ÒÊò§Ug\3}ôµr›òryÉt‡ù"</text:p>
      <text:p text:style-name="P1"><text:s/>Q{Á ²#^#©_ÚluE×í¬#œSÑ£þØºÄÛ·–X�@#r;ir%µw‡÷¸#/\ÌÔZ�i=Ý#­U8¹##&lt;<text:tab/>B|Gƒ1U…ì#%ý¡µXqRü!`žúƒ!˜ÜÆMƒcX…#Š¸ÒG€øŽé�èÔ£�9I@ŸÃØÆ#¹‹›Ã#¡\‰á7²Mùêqô††ù#–kÄrßl#^¢ùœÊ¢éeù</text:p>
      <text:p text:style-name="P1">÷S™�Øy¶yÿLå#å7åÊÊ˜MVûNi!8–Ÿ�† †##^7H³cþ°–Ÿ#ØLã7#)vÔ\##ˆ€gäù|U¨#e�m¢ps¼±§…¯&lt;°# š2¤œú#¹xý#º&amp;ÊuÉ`§BÌã«Ú#:ž#/â–#ÙI!ôãkñ^<text:tab/>ù<text:line-break/> ­ ,¶šØ|#Òû#¼¦¶’#’Á�6Ù4?þF¦Ø‡#1Œô§‰õûj#½KêõÄª#¿ÿdõÍÜ5û]geûÇ##­õÄª#¿ÿŒöm€¼øÄ€à( át(#òWŠ#-rõ¾Q#€s(íÖDûïÞ"}_´Í?#ÖZ#K#Îy8hM#�¨ #ý‚¾D#6LýU%áHU„ø##P½`ÛíBp›E�ýpÕ87ÿ€õÿ€x##¼ÿgå�4^ÀÌá#�ÐÆ�»&lt;1ž##Ð#%pš~×M$õc…•[ø/VAÈ+#š€˜.‡l†#xkâÜê6ü#jÙÕYPó#�e­##)’3(#²Wß¼`Á"X#(¹®#Î…¢{#YŠY2~ÿ2{ÉÝå]ïC¥ŽP¾Iû´a#¡ëwGžPZ#[&amp;H6+×Óìæ¥Z+ù–YõÛ€«í#V[µ×#$C�àhìp §##þ¥_U$##¤°Ï;7[•(ÎrR#|Õ•ß#þŸÐ®#þôÍ]t&lt;–ôLÚÂ@9Ð‹OŽem5f€‰Ö€y…¿‘Ñ<text:tab/>#*yäWÏë‚'àN�NT–cC"Üýh‡U²&gt;# Õ8Â#¡ÕAeÓ½™èè8=ý'#öÁkX‘AHO#U&gt;rK¸ ¥í¢t|H|_«yM%x�6¶p¶ÅZ#.æW`#K®îTÐò†##Ö1—e;‘g•8xo·#¸#¹ð#Ñ½¼#d#5œ;^¶ZÖ‰Š#­6‚Ê59½]#)uz¿è#é7²z†Þ�§ÔÍžŸÜj&lt;ï»Wq�Y5¨#r;âq‘t 4"Gø#óqÿDï«³þ_£†øÖ#j‰Áü#,¡MÒ�#Ó~vŸ##kÜ¶á©íW3hn¤át²¼p)Þãr$#`«÷#Òîêíù##µ#5åbjHÃÅxýÞž™”##ó#õ#5mC·˜#glá�m€:4ÈÚ° Ãñ!—(|È*zÂ\#¡Rö#zCqÇ‹<text:tab/>#PÝ=¹ª#¯Dì3¨[&amp;•Ìl¹¿c¿›#p#Ðâeà&gt;</text:p>
      <text:p text:style-name="P1">#Æ¿¤,ÉuÌp‰ÿU=Õ#¨UYR;®Íë;×k.¶ªY¢ñôÜr*¼ƒ)|P</text:p>
      <text:p text:style-name="P1">g°5W(P×�qÃQ2iÔ#Õ`##°ÙbÎ®¢«Ï÷d#— ±#¼º#œŽóãFg²Â‹ø#…l—/‡KÙ#õïè8±û8í…g)¬=t#íT#�l°0*«ŒÁÅ/«°</text:p>
      <text:p text:style-name="P1">¾¢Dô#ž•�#yò#)´ÄõS¦7âhy€_»ÿL¹0#C#ß6ž=¸t¤×)ƒ³òuXŸ²&lt;uâ#éÂ³#<text:line-break/>²5è:àq0FU`Ò#k#eî`*6†•£ÁáNmå#Ð¤ãù–z©©PË&gt;�#ÚÊÜ@ûÀ#Pùš‘Pÿ;\°jd#6¥3#Ëq—•«†1Ý²#6‹g¤(ê�¾ƒ$bªÀäF&amp;Xc¶&amp;žjúy.äÇ&amp;#ÇÐC®}±K©dH#P¨zr…*A!8}\¿=†MW##è¸ýœ§�­L]#RY#fW#t#G</text:p>
      <text:p text:style-name="P1">éõ¼ã½öI˜àÓV¦¹çe#¾ñ®#Â#3¨ù#1`e�X1$˜D&amp;±#ÄÕÉ\Ý)w<text:line-break/>ÂQ#ÏâA¨#µ=‘bkqÌÆß\_ø½èø}�6<text:tab/>m&lt;Oßø•jÜyÀ%î�Ó�ˆ#Ç…«£h#Ž±ÒIâü+•+”9u¨ ö¾°—#Ÿ¥#­ñ¡Æ##G#Ú�</text:p>
      <text:p text:style-name="P1">XÔn)DZ##^/Zk.é?#`)gJ§s’�±rèŸ#¶kïfZ&gt;SY#@/ûŽ‰Ð¶,ú]r¤#³l#d#¼€U#G#º’ªHYi¤ÂÄ¥€FOJ‚</text:p>
      <text:p text:style-name="P1">ÆãC#;·.Ý#YÏt¢"##JîŽÊ#ÇÿxoçæPáùƒhcV4AâÃ$�9fÊ´ûîþ¼7ì§å}‹Äœ¢z##<text:line-break/>e)©,½ý3&lt;{Ì#j¥¤náÇ‡#Û¹7m#è;KÈ‘Ø¢r9†ïî8È#q#<text:line-break/>a…ë#ú#q$„#}qç½#(Õ##&gt;öà-W„üˆFÝ#</text:p>
      <text:p text:style-name="P1">]ú¢l<text:tab/>î†g¢ns#t¯#z#ÿ#B#o|‘’M´Z×#;½<text:line-break/>K9 ´´×/!Ûøv‚'ú#…ëÿF£gíÅ³¼Jx§UF�Ÿ‰ØóyN#¿ÿnöj%,((2x3Úþ`¸'·…wÌ›¯rHbÈâø�ª¿)iŠøÚ#ÆÞÔÒâ‡}±ˆÎ8þšûÛI­�²ù…z#ÏÚ#bIjj4n)/:t§&lt;#Â###çZÀÖg­#Òa +æµñZYbÊ‡t¹xÆ´\•qbNî#˜Â¯&gt;p ó”žÛHQ"Ü#d(÷˜#</text:p>
      <text:p text:style-name="P1">ÍüiaÕF…Ú¦«Û÷ø¹#Bº�'Kb®}m¹Ç¡~aã#!#Âª/(úå#�GAQssóÜ:g˜|ì^]#uØ\¸þŽº»éZ2?I[ð1'zv¢rP#<text:tab/>M##½áÏn�ÙUê'åG[Møëe¿™óyN#¿ÿ<text:line-break/>];#æ##¾â#þR”ê.S³ô•�^ð8â´&gt;£îù##Øa</text:p>
      <text:p text:style-name="P1">p¤Õ#O†ö###ÇJ‹•T£0O¼ð#–Ü0#Ï#~0y¶¹Ö•#e´</text:p>
      <text:p text:style-name="P1">#�"N5NR#�X…Ã"jÏ»Ã+ìúëÄ#’(a- *K##kÿ}#½ŒÒŸ …oé“¥·±F«¯áœˆS#ì1Ò"?š#…�[lTS#™©Õî##B#as/E‹]Ž#¨ß™#%<text:line-break/>|hw|¡èï#—7¡ßégK#²ŽLšäŠGeœÞ#)Q—5Ýa—Ò$?#€ºð)i‡ä¤çúÇ&gt;G¨¡˜#b#K#D½</text:p>
      <text:p text:style-name="P1">2?#à#¹�-°¼Fp½qi°'NWÍ`xsÈº™,#ï­òK�#¢ê@Ïq�ž”QQ¯#¢Ó�ï#r:À²ö±`ÄV“[#ÑåX#-ï?ø"#QÙ@#÷„¼öåÏ‡åª#ÿZ6{#up&amp;!8tÇJn«KV”:Ì6Ýˆ½P½“?ñ¦í\#�‰¥œÑ%¬I$—´‡�Ð»»Ò—)i£#cZhôB-ã˜ª|Ô</text:p>
      <text:p text:style-name="P1">­l·Ä� �}‰#´�S‚IÃ®g;Ô#¥e#Š'ù�ÒÒ9#Q³#Ë&gt;J$½—Ö’˜ÄÕùÔ‚¢œ#Ðw#QXÛ#_‹vfA±ÿ8ïéð7Úƒ<text:line-break/>=èè@O¶Ÿm#�Á’ÖšvÝ÷<text:line-break/>&amp;KÏ¥¶KŸ#KÉÊn#$ì$ú5C¾2À¼›ÛT]Èõ7§¾œùÍ#Y)5÷eQ2TÀ%Dˆò¶Ce)#h{èŸ~74Ž4&gt;;�Iâ,~¹</text:p>
      <text:p text:style-name="P1">°À<text:tab/>Úª#ó##Eªõ¦U&lt;&gt;#v´#+ÏÖúZ|»z˜#Æ%‰PY%hãeÏ&amp;«»ãÇ«=Š##ÿÆ¹£åX#ÍÏÓ#Ã</text:p>
      <text:p text:style-name="P1">»Ú<text:tab/>3aZ#8+ P”"9üå!ÕAÁrÞ{ôiò##ß’æ�pû##¢ÇAµqŽ#$ OÓ*#2M#¤Y‰•Þ‚&amp;šæñFüñ&amp; õœØ#µ#¥í­q#¸/1‚ÏûU8×ÔšàhU‰èÕÏ(“VïD=#ßÞ’­H£#�?OM#F#c#h{¤”ïÓ¬@h™_yYÈ]u}´n©¦6b##</text:p>
      <text:p text:style-name="P1">È#^±ä+#„#@û#6©„:Î#s1š##±BY½#Îîß</text:p>
      <text:p text:style-name="P1">s«Õå¬ëì#^#cìpíëÄ`Å�w%åNdq#åJñ6#0<text:tab/>h"šãé™cLq#ô¾<text:tab/>:“Ç`jR##C&lt;ˆjÅ÷<text:tab/>£%Ï#Ý-#¿?X{�…3/ÎÓ#1ª«®Hq#“Êš¹#E}ý”6’###œbÔ}£+¤‚8ûsÕ‚ú-�ß -8@CÔ]0#sK³Þ[#†¶z—^ïg#^,¹ìA­¹ÿ#’2½¨"ãÛ›+`îc�4×t<text:line-break/>º\D¨Ð</text:p>
      <text:p text:style-name="P1">æpGB"œ##—ÅN©\eïÄ~õÓ=#VR#¥Iâ'##^Ù[ëþr”Ýêœ#ÚÛ4¸ nèX�9H�É:¦¤#ÖÝûWÄèÚ=,Ì</text:p>
      <text:p text:style-name="P1">ƒÐÚÓ§æ ÊzT:#ÈüjBÈB$GúÀÖ#¢ì,Kw#ùæ÷ñ{Ž':###ñ�11#©Jy#)x #6ñ·x$wmwiÊ„&gt;F(‚#‘#]áàk&lt;Á2#h+¹#Âœ##V—#Ëï[§ùÓ9�ÉÖª”#¡n}ÉÆ'~ëí™³jÍ‰|¬(Â¾Î¤8gsÓlGx_ÑÏø#’¢ëyÐ³ú6%s±Œc2”eÃ*!ñj^Á…Â¿<text:line-break/>ñ5¼Ž/#åê ùš”ÓóoÄA#{Òv(#Í–$TT«£¡Ñ§Fn+.°´Cj´’‹aÞJ³ŸþcÛÙÛ#åÇwcÚ‰ÌÍ ÚõÇÅøO#<text:tab/>#²#S¯#’Np&gt;Ì'</text:p>
      <text:p text:style-name="P1">n‹ý„Èã¹ö`«ÍÕd#Œ´Ì#1÷Iâž±¨&lt;w</text:p>
      <text:p text:style-name="P1">É#_#ÿ6Â¢îüM[è^m¢ê56#Ôv3›�dpV³‰CÙÕD^ê³ïº#›ÛJhHÆä˜#<text:tab/>þ!¿úX@#ÿ^#ìÚ#�Æ~5ùÌúmù¿,#UõX”#å©¬˜;Ì¯÷º0æâ##b#}øÊ##±¥Æ$œÒRðŠ\#†“Çû?Z&gt;ä ¯whf#È,Å—Z¯O_î^³ÓÍ6sð¢Pó,"¶#Ø&amp;ß“D00#èÿfGÃ´#:—M¡€Ô</text:p>
      <text:p text:style-name="P1">ó5ØI.fmtÊ•u‚¤#Þ#�##)=#Ý<text:line-break/>êçé&lt;#ž5g&gt;ôƒ“5�8·õp&amp;ï¸ù#Ç«uÌéi'©</text:p>
      <text:p text:style-name="P1">Ü‡Èþ#j#Ý‹ê|Qi—8ñ…’û#“1_°µ##ç÷Šç\œP(#²L‰Úß‡ÁàM&amp;âQóë3V # /oMË^#�ðéªŸ6Ô¥o”¤ò%7¨*Jr;Îô³Iö‡ô”™�êcÕm#0gÁ#N8#U‚A(në±<text:line-break/>š…x@N!#ìäjËÛxÐÏ~ÙíbÖu#ÝŒÉn‘ž‘$%n~'î¬å�<text:tab/>n¬m¿Ø?ŒDu^i#ò?y¥úôÈ#8²Ò¶Ýàà%Œ^%¶<text:line-break/>%Ÿ-ÄP‰&gt;oÖÑ#…&gt;&lt;#<text:line-break/>u&lt;Vaƒ×ø#éP¼ÑKâ}Á</text:p>
      <text:p text:style-name="P1">ñ<text:tab/>˜#ÑV º#“¦¹ü…Pæqpó?c¸_#ùð¥†¹šO£‚µÞè¬Eß“NšaŒøBîj¾�&lt;@#~ÈJM#Â²K7î±#Çö–Lv¶#™î‹T:Á„þ#Qq&amp;#2±9ŽÑ›2Œo#ÎC#H#1i#�Íd�¹]AŒ×ïJ¹<text:line-break/>ùñ#ÕrêŽª…äÙ# #ºY)I…ª4ÁR# ’ö#–SI´<text:line-break/>ã·à¯ùP\/•ò·K<text:line-break/>dâè÷/YaÚ¡*gïË ¢,ßÈ&lt;¿q®tÝ?Ñò�g¼#CŠ™ATÙÌ23¸##@Ç^ùDî‹ù�‡»&amp;óÃU{#R¬z"ëâç#?D—Ñª#Ù´š{›àÌgÃ(ÊêÂQ#×‘9L’N#ãp"(lã#‡ÅS5ß%¿<text:tab/>cn‰°§^ÖL Ü</text:p>
      <text:p text:style-name="P1">ó†‹é^#­ã¼##A‰¼¬ÇÜ�Y¡bÑÆRÆŽ3#]O¸7w#IsÁùåÅ±Èâ¸AôŸ¨#§O#öMbt#7@È¿VÔZ#Y2Ôæù8åœÄN›ïr®`eƒ}�v‹#&gt;óæˆñ\Ç­Ei—4ÉH²è#ÆƒmÔ€Yð#ˆ7ËMÂ®¿Ék3½àb8#Ë^ŠfZ­ÎlhÆ#XS«ŠK#°£Nš—Æ&amp;Ù##crIŠ�#{ƒ#§ÚûŽ*<text:tab/>#Ö¿Ã¹^h¶ƒß‡––# ‘ü#�ÎÂ"m¬#I­çkU##ð#syE&gt;ï#ÄšJ%¼#9ä#qú–²©è™¡}o#o#ÌzD</text:p>
      <text:p text:style-name="P1">—�nö²+OË%Å‚ÝÈ€�^)<text:tab/>sÈö½ñCh¸©åkŸÑI#-8„+')#J“ekiî@‹ø‡ë)f#Q#{†ô ª#¿ÒxÓ%¼coÈ€�^)<text:tab/>sÈöÚåï™o¿•<text:line-break/>�¡ZLÛ#Y#¯,£.ž;ÄÙÏr3µ#3ë#:ˆçY#ºµã²Ìke•ú«�^‘!¢&amp;+µ#^&lt;¡]{#Ó‘�_<text:tab/>‡«#Ä{ˆ#‡‚P#"#5x¤%Ï#ü#Ñ7O’Án#–I9¨û,´#d®ü¶§Øà#½ÏÌËÑÇþ0”;B#_9#o±fþuÿNd�›°¬_ÖÝ˜%E=íe“ËHöè#-9ÍšAÓ5›àìäð#ž“u„„Fš@O#Üª·#ùYÎŒ)<text:line-break/>vRqÓà#ÙNRehå<text:line-break/>&gt;F0§�·�„#ãA”cžû*Ãó##ÿ#ç½rß</text:p>
      <text:p text:style-name="P1">CÅ@”Úþ‰­l:¯îµ]Fº‰‘£ÄYL#VL&amp;/†##²ºæœ, °1ü“o'£#iÊîîTß#PØà7#Êâôì{#S@#*…##ªä<text:line-break/>P8#y†Ê}gô´#¶7ð#ä)”ª–‹í;:#G#²a—H6ëhÚ#°{v-)°¦[Á</text:p>
      <text:p text:style-name="P1">å¹¯n›¸#v</text:p>
      <text:p text:style-name="P1">Fáõ</text:p>
      <text:p text:style-name="P1">• ïÜ#™)8ìÊ’áI³¿òjÇ˜Þ$ÿ"naÎg•Ø×É9]–QÔ+@õ�#öó#ÌKiBòAÝ#é-#_þh²B.4#f„_žw“Îc®“˜—tü¹ÿ$B·4’ºýî^ÍH ¯H{x#¨</text:p>
      <text:p text:style-name="P1">f«##fûÓuiåÂùnïG`|“g‹Æ™À#x6Q#½18æq#ŽN#K €µ˜N2ßf#;ÄÒ½ÂBoFˆkè¬/´Brš…‘½ú!·¬»##e©¨¢gS ã#êp?Àˆé:=&gt;šk…� ¥X#&amp;è¯g[1ZÂ,\¤ÖŒÖ©)ü�)þô*#<text:tab/>aëü#à?®q##±óò#&gt;èóbdŽäú˜}ã1#`Ìc”VE¸Ãž1vÁ191pò0Á#ôVf`ú?™‚M�R@#Ž14›fk¦�ãþ–f}ì0 Ç#&amp;7¡ÔÍ¤Í§</text:p>
      <text:p text:style-name="P1">Ãyê”"Ù&lt;#ÍÐ0#¹<text:tab/>èmàBˆJE"~!áSŽoƒÊUþÙÀRÏ##.</text:p>
      <text:p text:style-name="P1">_B)^Pv!‘§,U#ïl&lt;#„óŒ Í#¥oÛDu1Ÿú)#xÛ#&gt;�KB!�#�ldZ7‡3N\I£Šýwbt#£]###;#nQ#ƒõr¼—bG[™‹}éoèY)ñ¯#ó#Ü™ïÌ�ý¬:#ÁÃ—;#Z^x#¡<text:line-break/>/—ùõ÷Ìd¶½˜bûl#W³’Z¼(ÓxäÐ#·€N]eÊ—-&lt;›„Eß</text:p>
      <text:p text:style-name="P1">#9·âfSçè¢HôHC÷ƒ‚3ËyÝÏœL#</text:p>
      <text:p text:style-name="P1">Gåò]ª;Q"ÑQHóQ`##èxâ··#Ô¥#ÿH!ºâ¤çLR£pìF-*ô#^vâûGŠî‚ˆšÜC#GZ£2@&amp;‹…bøì##ƒ²ïˆ'ë-ƒ¨É5bKRY„&gt;¯?Õ</text:p>
      <text:p text:style-name="P1">ˆVÑ3±#qFÄÝ5ÿ.Š?œ&gt;FpŽ|MËp#»ÿW#6h,#ú�ÊÈž#</text:p>
      <text:p text:style-name="P1">¾##„#Ý]F#-µ5v÷\Zñ#öˆ#ZÅ^Iu#a!âVÊ'2#ß¸™(l#!ÄXM³‰Œ5¯aÌxuW\……5®`z#öÛ@-~â'#µ(ù#—%#ÛJ}#´¶¾##ÅØ��—ÏÄœâYÍ½·`–ŽûË(®V#=E,#<text:tab/>÷«ÆÀ‰/š÷YÞ|Ýýû¦#coÜ$ÝrÏ"˜¥¦îÓÊ�×<text:line-break/>#~U�|Ð±Îô¢ÆTË%ßNI7d#J#ðÝ›X£ü§=vÑfýù=#ÑÆ##�8§#sÔ¦'mC¢2#¶QØNZa¤U T–a4Ùhâ¼Û™a(á“p¿Hûd?K--#Úb½…±FcYê±Až"„ü7Áfè#Ñq–#�#Ë`n4mÄnº#•²´0#ª™ÒCTË‰E� 8}T}##°#Î#ÏX&amp;jF. ˆÙI/# y…)èìQZ#Iµ#z#E²¹P¾&gt;�õ\—pœŽ@%ÖÛ¶ÏZR#rcwOÒ²¬a¶ÿk¼_ÒÅ¡#Yíœ“##ÍÈZ#P<text:line-break/>¾zN½?#S:ÓS©=q�6ha�Íî}eÞ<text:line-break/>/mÞ‹##yª%M~ÛŽ#ÅrT‘aúø9ÙªÙ¥’|CÏrxxý¡1¹L}n‹*¬~#ú¡¦F¸–NFåž`G#`qÿk]ù#‚œù}—nšŠÖ÷##"òn�áO#…#&amp;â£€e#$Rî^—</text:p>
      <text:p text:style-name="P1">šk:N4k�"r}z©ö’W4I#êE€A#÷¸t�5Ý£—){-P#@µlIÃº©õ–˜~“ô#<text:line-break/>òÕ#”g5†uíG§#e;Ó¹}›c##î°&gt;#­Òa5`� „uu»Ø\õï.q›Í—’…®e#Õð!#ÜéÑÈwA#B<text:tab/>Ð&gt;{ ‘eò¬óHr#buÀ#q}Z|ã¨»÷M"õ##«T9Üö^4qïN�‰#k#.ˆå�#ú,e#Þ#”/¢@¾#•ŒV{´äÈôm/E²g2ÇñÞ#Õ àëïËCÆ#¨"/U[óo§×#&gt;Èz@ß%èlú#Yk$</text:p>
      <text:p text:style-name="P1">…žÉ]ØæhXÎkF!OÅÆÝð¿LÂÃ#d¿àÙc</text:p>
      <text:p text:style-name="P1">c##–,l%�YŠ'¡0N�*n&lt;I‘ÿ%Ü§Û#`jûZ'lPÙÃ•³Ý€#ï»ÿ<text:tab/>OO„ÆŒ#i„â&gt;Ê‚&amp;‡#º_@—é`###.:2…H/Ý=]#Ë&lt;…o#ÍSR²w#±/h{û()0u#‰qyEŠ&amp;Ù˜Ù¨ô#ô&lt;&amp;;œhR´#,##B^p€´l9ˆ#‰†tèÁ…4b9##”#&lt;!k¿</text:p>
      <text:p text:style-name="P1">&gt;ß±ÂªÁ#Ü#§A‡7§�ù/Ä®þ ÀÂ#Ð–#¾Ä#ÃÀ`¥ò3¥èFŠó†L#õXƒå<text:tab/>È§�oiâK$€J½ÛâÿjÒ$#{ƒ#è²Ý|ÑG¢ôRsº(Ô±Ç2q#µ#“Mœ¾ùU~ãßƒ 9”¿;#o®öûO<text:line-break/>«¼©Ð#¬<text:tab/>¿¢`Xìô&gt;U–#õ#nÒò#s¤oµ–=&lt;am#_#º–õÛZKû«™æåñ`XŸ]{SDÎ­‰CF:èûê6þ#Db:#°Ï™#]9!³ºK×ØcÖë·O�UóZ ëÂÌk#%g#ô¹#%#µ<text:tab/>—·uErrdç´<text:tab/>db·/V=èÅî³ïâåk“wî##?$×Ó#S#¥®ˆ“*áû~ûBëp#Õ’GŒpðâ�#PXHÂ�´^“sËºxeA#n#°®¾“›]ÐÐ##~ív)ùg¤€´}</text:p>
      <text:p text:style-name="P1">Ú±##/q~Àû</text:p>
      <text:p text:style-name="P1">:5#mX#Òö°N%æ9†YúHRîVbÛ³Lí#7î</text:p>
      <text:p text:style-name="P1">N!ÉUS#ëf%d–AàÎ³4@9Ý9‡Ú7ŽjSÎyÂ§í(#hyÅç#S£WT.ItVÑØ³#rè</text:p>
      <text:p text:style-name="P1">.<text:line-break/>ái‰#È@žð Þì+¹##¢çí#Í]Æ÷V&amp;n¤Í‘\4q®Îð@Í&lt;</text:p>
      <text:p text:style-name="P1">�SÉ7Ë&gt;fFw#›§ëÛÁÐÛCC‚8a&amp;-#(#4Š+Éð?ô0R£¤</text:p>
      <text:p text:style-name="P1">7í/3B¯!Ã0F‹˜#Ï+\I#Ëhl\¢Ë—ñ"�c7w{¯:~él¼t’HnCšqocÌ?ú'm#M˜y/•¤1F'îJ•[Ü#i</text:p>
      <text:p text:style-name="P1">6éQ^�¿Ö#Cü ?#6áÌÉ“ÜòE×y&lt;•yÖæÈ•ƒ†2Â°Œœ·S<text:tab/>»½ŸQ#t)ËN&gt;7§tÙcZ<text:line-break/>##.Aô&amp;#L&lt;_=#¬€—-³Êj¶ÙÐ2qð!wÒ#a#Ÿ:ÜØÐÝ¦Ó¥/¬^9`Ó´á~È–T�Î<text:line-break/>îã9ÊÃDÀ³ôÅ#àJ²É<text:line-break/>OÐïØåˆi%„˜�^:'ËÃ®¦`º‰<text:tab/>þÚ#'ÿ3™J×¾ÇâdÁ»#çA#‚ÃjvÄøío•µ©êÐŸ05`§Ê½c6à####zCÅ€#"›fbxW©ô#²6âáFß±#!<text:tab/>†×Rò#?7±M#FeäàÜ›#èïKoV…å›a=R½Û1áÂƒ#º_:f#Í0¤¤#~ìL?‰ðúÌ##�³¿ñ#†ñ¦m�##'\Ìß#–0³ôQeÀÅödio&gt;</text:p>
      <text:p text:style-name="P1">#¯]ôÉ�Çú7<text:line-break/>®#ŸÉÚzå#�Ò^`í##‡A#ê�9á#—ý*…Ö•3ïYó^ B</text:p>
      <text:p text:style-name="P1">ií$\„†x#£Gq�-öržèýoÞX#î‹ñ³Ã§›5¯vl##Ä|q¶#Œtok„ƒ#</text:p>
      <text:p text:style-name="P1">(í&lt;3ÅÞ#9#È|Ó�`/¨¬}¹p©O¾ Gá90tÄ¼ŽQ#hùf„S#P#.Ù·#ä c3ë¹ü&amp;�ÈÚÙ¼&lt;äâ&gt;ögïmÚ¶ˆJ"Tv#Ô#Ö­#m-8#`#×<text:line-break/>Q#«²õxÇ²~A^Ó4Tö=(´e(u~#ÍÿN</text:p>
      <text:p text:style-name="P1">fÁkaâéç#òõ‘A# &lt;œšaß#üR6#<text:line-break/>¶’?*o</text:p>
      <text:p text:style-name="P1">¨•ã\ßË#C###ãqs›ëÕ<text:line-break/>^›2ÞÓ·”e#JÌå®k…Ž#YQhQ##Ir`3##ƒñkå;¬<text:tab/>§­w'#HN#EcAB&amp;#q©u¹Ñ¸ð#¶Îœ###à÷c#½® ö{…ÝS^0#áùö¢0]!#9/DÜŠªÐøbè‚A�Ìç‰)¯ö¶�P(##"Ð6€úÕ\êªK[#†’#Ó')?ÐùÆ…È@š³W¬º}„z:ùP#ÿ®#O<text:line-break/>FV´OÐ#A­U#ã#vÎÜá·Ìü’Ç“³t[#ßL–ÞbÊ##2H “+#•#4K¿íXh5~M)‡ý�<text:tab/>–ÖM&amp;Ðóc÷™1kd<text:tab/>fì<text:tab/>NÛ^ù#Û†]™Ê##Ð</text:p>
      <text:p text:style-name="P1">Nëx·î#¼©¼´7¶E:<text:line-break/>ù�¯‰ì$÷ÿxéN%#éÆ¤÷ê#Ýg#ûuõ± ô¢Z #ŒDÅ2…Lu‰Û¿�Ÿ»P_Õ?#&gt;ÐÇ¶X´#Ç#L#Ð#Î##™’:Ûî#»<text:tab/>ñH#ÝÚ#³</text:p>
      <text:p text:style-name="P1">5ðn#ÜË%”é#ünëÔèSþ¯è—‹Mü0‡ø#ô¢¸#�#´h#“ˆ×±¦öì:b=`¯Úß·Ø)'ð.8V#T'QÜ˜TK§»ö)V”Áca©%<text:line-break/>•4{CÖãS�à#®WN²ú#õAßAAQ##¬¼xö&gt;ÚíL,NS–=|€¼®U&gt;)¨,#… ˆ_&lt;#è9#4ô #œ#ÄÇ¢YšÖ³2i#÷þ¿Æ4õd) ›®æøˆU|0ûØq¤LdÕb1#ÛÍ¹2ëžŠ&gt;¨Gk^</text:p>
      <text:p text:style-name="P1">¼¦-XÏ+ õ÷cûþ?#Œ©ˆªÁeñtcŸN t¥®äº#q¸#C~FdgÜà#ó_†ßhN“sÎÒïîQ•#š%¢#=¡Ÿð#{ÄŸ##&gt;¹GrB±¼ÉupDJ¸-�Li‘#k*çÙUcaÂÍìÂ«#‘îÕ#?§þ\É[óý‹è#×€Æ§”½†cN#*±âMèÌUêËÂG�’«kÎs7AƒË*Õ#Ç‚þ#4…§eùˆq#íSèiõ#:óÁ‚J+S_;ºh~šüØ#Œ.¹Œ5Å#:#¬àÐ´ Dû/N¼Ò©Ž)#å7àåQÉL�'_Æ/# tÏ\X¨Pw/fßÓyqÄÞJüV·Þªádˆ#Þ9…'pÞ«¢Ô{HñA[‘#d1÷]GA?ÊœàÑáMVóÂ&lt;=j€Z©Eiï¢f#ó9�x”t#di#Ÿ`#?èO;5g­³ÍgÛÀ##<text:tab/>¦#óàÑùévä¹#ýºÃ:ŸÖ¼Î’%#›ùø�ûÍòŠÇÇFb•M´#RP¼ÎiØ)È#Æô­Ö”§½¬y¶Z½ø‡</text:p>
      <text:p text:style-name="P1">#êr¥MiQêÜòAV2“¡›ø¿ª.ÛHþÓ‹óÜ;_%‡î/9x5êD!#4&gt;!à#7;Òú/|U- +Ë¼*™†W8•# %</text:p>
      <text:p text:style-name="P1">ïÍ(~ó¸û¨ù</text:p>
      <text:p text:style-name="P1">:É#Ì#&amp;ø#ÝÚê3'Ä$†Ñz™ƒ#8—3á”¢[Ê7f#K]º#Ä#ëœ þF1#|ÊŠFÖÚÏ‚‡Òîœã`××#”#~#Œç#ß64#é?#˜"ÈLßûº…#ûäå[²™¤Ùû_­JQCïi{Ö™Å„H·#XÏÈØ#†#Rõ&lt;&gt;Dž7æ«€õŽÕ¦ëV¸Æ~ne†;Øˆ×·Aºd##G­Ç™$ü®‘”Y¯#5Z¾H1_#”%JÇ„&amp;#^##Åú,Zº/ÄX`#£E´ÁHiÞŽë]›þeÛ€_ë7ß¡“Í</text:p>
      <text:p text:style-name="P1">#6[mä^÷ùºt½„Ë9§ƒOoX‹M-F#€C#éÍ8_ð¶¾î#†)ks¶Y_#µ¹]ä#À˜ŒÛM±¬ü©˜¯†#Í›Ñ#-@#¬¥ŒùV›Ðø!òsô.©Œyc<text:line-break/>b«Áç“â•ëñSÄâ#|#ÛùR#¾bÕ#¤ûÐb#AŠÚ€Ã]Ü#ã#vyV½–4Tãø#_HC}û8¿ôÊ@�H†e¾»¥WÊB�¦Á¥#l¦¹ÁÄgf#ï#…Æˆ¡Éð•î4m;�#ê�³£bŸ¾GLXI²wj#Q#ÿWk&lt;#Nêÿ#ž#­®)ì=�ÕÅóá®“ž£ÂÜ{©<text:tab/>ÉÞ‚NE&lt;A#©tÂ©îÛ3Ý~HÙ#§Xžõá"Eí’Eù:B¦ÅŽœ•Y?].¾RFs6ÞÇ˜°„.###*c3#–xl`Òì–¢¸##ú¼ÓŸ‹#°¡šÂX&gt;ÎÌSÐ¶ Ý”¨~ùo{³�TZV×)RfG¿X°`ÕFFì#^ýï)OÄB�à=•#Ñ#D­#8Å!"Yè'*¡7´KŒ½¹­ÎŒ�#ÇÅÚi?#A#ç˜›ƒ…ö¨ðË¹ä–½(´ÿ=##Û#“bVÈ¯Ê„Ý&amp;˜#T¼0†µ1¸+6±÷Vƒ²N##ñWq#ÕRQgJÆœ¶jìã|(Q##ÄâvÕíØ:›±Åi'zÔ##BY[ïŠ%~Á#º�_ƒ{Ì%*™r#40#â#&amp;ÃTl_t#snÆù#Ú¢$<text:line-break/>*äñš™ã!#</text:p>
      <text:p text:style-name="P1">]»—êïË#a<text:tab/>«Ü¤•�»ý# ô�ñŒè+×è*yBjÝ"¯©^</text:p>
      <text:p text:style-name="P1">#<text:tab/>]õÅìKbpÎ%#¶Ûj_<text:tab/>#E„‰º%Å{V…¦ŽŒï.&lt;8‡a��È_ï‹¹TªŒ}ùÄ#ØØêÊnWà®#Š#ê(7#ÕÂÌ,Ñ½#"eºçØÏ8Ìø&amp;‚£Ùs%V#–ß6ðì##ê)_ '¡“n4</text:p>
      <text:p text:style-name="P1">.ôc&amp;)v#µO3–4—óv…&lt;#üäÅá'úþ·Ùæ<text:tab/>#þÙdÐcK·i#æ~}vÄgp##ñ„ÐË##&lt;�ÄX§ïHßbèqëX`ÇÙ=Jƒ‚ÜD•ã�ºR–jÑº@¦“ L¬‰íL\˜T$i4°yuý€så�òÞi#ùnN^,ç0MiMgüÄ</text:p>
      <text:p text:style-name="P1">êoÈ#_&amp;%!ÎºóÇC#›«É;ú4Y£•<text:line-break/>#öú²^uG³¤¼ßhß#­ÒN†¦d‡#žŒ†MÐ·‰žˆ#</text:p>
      <text:p text:style-name="P1">�Jˆ·Û1„¨�˜º#«ee”·`o¯#dV\��&amp;�¼¯Å;'ö�[:¨<text:tab/>ôìDÊ¨;Ñ�!þ@¹­Z[#µ#c²V#n÷QEÂ�‹~ÉÎ¥Š¯¿‘d‘È&gt;ÁNÉCAÁˆê®ÆáÒ±&lt;º£ªK# + ø#°XO#5�EfR6•†zAË‚ƒ±}ÌC™¸#C^R†P‹ÁônßÒ-#â##z¾Ùÿ/{#k'÷˜^Í¬71M&lt;G!<text:line-break/>#~%#2;#gçÄ¥##ý}û šÃ•D¨8–<text:tab/>°À‘</text:p>
      <text:p text:style-name="P1">ïPÄÎr##Ôí¬7²×(„Ù€#Kí#�Á¢Õ‡Ù¹l¹##Ë¨éP`N<text:line-break/>Ýˆ¼.áE%{Ÿ ¥]aM¹E€#/ÿ`•#BÜÄ#™~»?…#«™5 š—¦}†B–†Ð#"Æ.4¾´#¥þn–ÆÝR£­Ï�Ž#û†NN@Æ###²^ì­"¯¾4þÇ«Ê£ÿ"hä¹ýe¡è¨<text:line-break/>E‹é»æx´Ý</text:p>
      <text:p text:style-name="P1"><text:s/>Ü.##S¥sUD66™|oÏgO#ø¨§</text:p>
      <text:p text:style-name="P1">S?Åº##v�",]2Kæ5ß½]hXÏ# Øbøu–BÊ{Iý«Di²ÿwí###Ñü;µöÓ¯ú¢E·Ü¹I#ï#;£#Fëþ###D%ý#-;2Â�±ƒB[ò›Y##‡´#R=Úç¨’»�ø§$íûÿˆ0…#3câÄ#€7â°Í;¸J'¤}€d#VÓ#üm]¦!#ëÛã¾ ê0Í/s#|�à| l–SáŸ…×•Tàù@ËMÝ#1T²b”èùLn/„šBÁrý#Ò#¥8Å))‹Ox#æ=‡óèŽ¦#vž#BRfœUÅùÛLd#·###Þö�:4eÍ–k�âN#Sq¹Ñ##n##=(�‹Ø…PÄÏºô##eÐGAc&lt;WpsÜ´Üæ!6ß¦}#OÁ‘ËmXø#(õØÔþ¢-#Ú¹ã`ÏÛC†+#tG7½;É›oÙ„#ml«Á8Ì“‡ƒµ•#Ôê9”‡› Œ�!ÖÈÍÏu=�ÒÃ##òY&gt;Ô¬}aY©#­#7##€„#\bÂQaû‰��GçÇòÊk°x<text:tab/>’,¤ÿ:«güy+#ù4oø#'Ì&gt;oG#I¸Ó�ýyÔRŸ•ÍJ-Q$3õ²´Ö)´�Ú‘º¡ÖjoÂ©¶Fî�#LÊ#*Éhïš~ÌcÌdw|TÝ#G‘�‘¢:¨‡ðÎ‹Ç?±U#<text:line-break/>Ï#VÒ´ACÿ3Ë‡·ž×B#é–îdúò0êtƒ$Í#Òêþtº•;#®PE##)÷êØ®-#ÿ_Øã&gt;#À»È‘ä¶<text:tab/>œ#Ô&gt;##ÜI%šÓ&amp;ïz¤“¬kˆ4é#ß·%#{ÕRõÌ%¿¸­»�o##sN‹Ï´U!tÑ®î#"#CP‰Ö†Pn•##ó!e#SŸ##.•[iýù!6ñ€fQ“‚:é�Ó,%øAÑ+”W€Üe˜ŸÔ#¶$?5-ŒÕ2NÑê½ÞZþó�).v8XÅ[#‡#\ù.˜wý…6#&amp;Å#™š"Ûx0ÐÄy¸¸#ŒyÒ¢òD€#HãY{±íY¼¦#c1ÛYæçIµpäßÝ+[üÇ­kŽ{ÃN¤xÒnt¬Šï}®ƒÕœ»ÿB¤É;</text:p>
      <text:p text:style-name="P1">#�#£«#éRŒK”ŽøJk”# ¬‚#x¿QV»PøP»&lt;•0áî÷ß##¸M&gt;q0‚:©{®Ç##£Å€ç&lt;±”ÜŠæ¤”Añ­õÂ'šë#NÁs#</text:p>
      <text:p text:style-name="P1">+’šŽ³F¸##={¨Ú´ß˜«Ñõ0Úÿ€åtô</text:p>
      <text:p text:style-name="P1">¤Fë™,Žå#âà�Ö#Ì#(#…ËƒnÔÓ+#ƒ#Ûf#o;UCšV(‘3g\«L®â#Ž#v7Ÿib«\#X#ýÊ˜Ñ€‚O#4"Fš‘Â8`¦bÓˆKïú<text:line-break/>:xc\Za#Z�Ìk#ô°ÞÎÐõ</text:p>
      <text:p text:style-name="P1">‡z;frÉØô##Î�(B 1Œ\úŠI<text:tab/>##ÁÂéÖÒÃ#iÄÌ¹&amp;{#½3#É¬# ”CicaUø^#6íâ$</text:p>
      <text:p text:style-name="P1">Ü###'Õi!LÉÞ#âùÁP-­w)q##„#À¨�F‘8k-È^B#zôSuË<text:line-break/>slËãµ ëëª-¬Rc¹%(</text:p>
      <text:p text:style-name="Preformatted_20_Text">xüÔˆÆßñ#Îõ¬$Fg±é�#–¤Ðr"œa•;ùÜReYvÙ‰##H#‚âZêxàzÙ<text:tab/>#òS#�#á8êÔŒsJû#,‡04#àëä™7YzÝ#ŽÚTdsÿ4åó|þ�ÂoM—Ó;"Ë4°#÷ö<text:tab/>#-²?l#µ€tMtbTn##‘�?¿p³Â¹H˜¨X¨:ÛEµP+Ü#ÅÐŒ¨aÄš�Ùb]%Ô5aST-éU###ÑoÜ»ÏôwßI#Ð¨ö#<text:tab/>¼ó##zã,U#„ßÊQl¿"¹#7‰`=1ßÜ„¦¸kòPÊüpãú-` #™##.©;i2Ûº‘QimyÔr#S‰v0'ó}Ýž„#Û dà!RãUÜû-n¡Ø.é</text:p>
      <text:p text:style-name="P1">jÏ•�·ÿ)í7dN›‰ </text:p>
      <text:p text:style-name="P1">Köq,X#*#6ö#åoWº±A1Ö#„#$ÈØcÂ�³íô“¹®<text:line-break/>."`~¸8#~¨�y°#éëHðI6“°ü#Å\ƒ<text:line-break/>Æ¥ÒË¼j?‰Dh’µ#À#VãœÕX‚ô#%ˆêIÆ¥#^Äñú3æë#“¹­#ª#ŽÍ‚ôä›|�$Uˆ#ùG�gK"µ®åê÷p�½ŽÅÆuž¦¾øINº¦Ø—q#Î›$1âæ</text:p>
      <text:p text:style-name="P1">ú£Úð#É#ëD¹fLòÌ§&lt;ÓyìŒ#gþ3:}#{ð#§—7¼PçÑ©£Z#ƒceÞåð#ª©:/ð#ª¨Ï€#ùéð#©#e� p²~tr'Ë©YîFŠ˜™#\…]M#d*æ¬*çÌÎüŠ”jûtzw#©</text:p>
      <text:p text:style-name="P1">‰eŸ÷#‚#çÌ´pÿ]çÌ´pÚ×”#çÌ´pÿpæ€4oÚ# æËà?Š “«°OsŸßbjoR£äÒ#‚e‰‡ÝÈê“¢™VÝÈê“¢š¥ÝÈ¹£oqÛP<text:line-break/>&gt;o#í&amp;Ä«›þž</text:p>
      <text:p text:style-name="P1">#EF „÷µyUVÁa|¡ã3mËS›RJB#</text:p>
      <text:p text:style-name="P1">íê¨˜A³T,ÔÖ#+¼wµ=[6Œ¯g_###õVâKa}ˆ#ˆE#Ìßl<text:tab/>ý“_©b$Nó„âqÔ{x_Y¤Y³�Ic¥LXZÖ#G,ÏJR##¶­¯„½•Çó?ôçÎ„†‚#Ä#á#†ÆÛº</text:p>
      <text:p text:style-name="P1">F#’¨Ç:(U/žSjæ#¯ê`¶¸´õ’#†#'‘YSb9Ö{­�Ñé;p¤rß'Ô¹_q#ò†¬ÏJÆÈ°yzì`è:#w[N•%Ì˜¹ì##¼$#—wï¬.eƒ##Ð´êå˜õ#…nÄ�’ïïW#^‰.ø¥#v#9Â%2#ròoã˜��jéRI–sÃ#›VÃ�B##H÷µ##</text:p>
      <text:p text:style-name="P1">Ií­8�Êñâœ#´#‰-A(d#ñŠ#ûÁ†…üBõ4•é,FÏ�#º¾g#íÎáˆ„f¯$Êw°8<text:tab/>Õ�¡J…6Áä�:e¶ùIEØ###-þg`7,7Ï|ú8CÂR]D.³žöG_<text:line-break/>xç.à#�9#Ž1¢àøô‡9s'Øâ#»##…�;rõ<text:tab/>Üîž èÙ#(Ýàg�2gs3I¶)âjÄ}TJ##ì˜qËbîlÕ±QÊtÑæ{™ícõ`6+#MŠ¸\ÁõzËH~BÑWEzh¦•‹î¯¥)#7’´"n?#€&amp;$¢`Œ¦æÛ‹S#õ##0‘W,¯7Ò#žÚŸÉwOXûJ¸ó#ÉYiëY<text:line-break/>ÓÔ#eúR#"¸¯Tã†1#"`´ ™#�ÿQP…nó,ÉÊ#.ïä5¼œv9ÊüÉYSbð#s^y :…(ÂEÊì™�Š84#Q¨#îÕ9ö/</text:p>
      <text:p text:style-name="P1">_"Á¼ÜãeóAsFóRm\è7÷ðÇ#@¢#p‚ß�{¸!{x\#P#¦#</text:p>
      <text:p text:style-name="P1">.ˆÃbÑ¸òà|svÝÚ&gt;ˆ###«ƒÂï.çßî¥i¯œ##pã#²¢nKÉ#ÀµÌ5:XÝ!OÁ¨3M+#s1wšB;Ã#©ä[�ô0®MW^’‘ˆ.´C«Á##½±ê²üQÌí#%; s¼ü1#…ªAÁ7t;¡Ô÷Úc#„ÓBQŸs# Qcÿ/Ñ¡ŒÑÃ#ä£@#÷°œ@ÔÛ%Oªž#HçêIë‰º\T(‘aßoìÓ\Nûì�FÊšÿ8#ö#¸ßP#'�$I™´!a—6*—Úe7­°ÕkG#�šºØX?þ;åR«µ«T#Ý(žþ1Í‹R…l¹Ã�##ö` #é½#_A#'ûå\±ŸMµ#§ûgTPKÀýÕ{T°#ÒJ¯æú#Ð‚##èüß®¶</text:p>
      <text:p text:style-name="P1">p9maa)uýX¬[Næ¤SÇâ1#"šm#ðiøNâ<text:tab/>#Y†ûC</text:p>
      <text:p text:style-name="P1">ì1¹ÒÈ#C·K#R‰í9¼¨sK#<text:tab/>PH##Ú'JísZõ°¡.²&amp;.Ð&amp;W¨6ìI`„e^ó^{aêp&lt;ŽžÞvKó#¼¦5y##ûñ&amp;*#Ì¾###w…ªÛ#2Ct�YXz‰##…ò9<text:line-break/>'asôqýi¬hgdócßCiy.w¸È˜¬&amp;³�¢‰#‹Ð�öùÃý##|`µ9ëý„Ö8K™f�›ß<text:line-break/>«–1<text:tab/>Y0Êìlq‰#c ô#0¼:�¯¯v&amp;²S˜*#@Å#ü�6Í‚#$w�í#‚¡&amp;##¨ºð##@þ¿„#ý:nÜÙq`[4»ÝK#u¿ÅiW+§o …ö¥3#xs7¦¥rÙw¡ZŸæbcAÒ?PJW‘é3·l¤„Ÿ#÷M³iåù#…t#àiYZ¡!<text:tab/>ï##(­gî#ß”Xê#8#Œ\?L </text:p>
      <text:p text:style-name="P1">çÌ®Éf#õ#l�Dm™##<text:line-break/>·#\’Ezáÿ#m‡NÞýÝ/ßÍW!þ“lOx/#Á1<text:tab/>ÀÜ#ü·si#G­*lÚGjÍ,ãù+#ƒ#ó##´�ï×ƒ›Q»#è—Qg¹Jñ¾ûZØŽJ#!h†#¤û3 #htø"C)dûèÃ�ì£Ï'þµ(ì£9µá6ã#QÙ9ÅL&amp;l%/€G—ªÒ¶#Ñ×#íh5Ì#¨K|aÆ#Ç</text:p>
      <text:p text:style-name="P1">ÌxRxÈ�¤ß#…×s$=&gt;£8ôSQ6P�jÝ©:Š1—ÉÚÙÍk¿{ŸÖ­#âšµ§«¿�¿dúV”#œ#)b¼Rä6ÕWO�à¾¿2&amp;È%Àï#;|&amp;‹ÔáTy¬Î2ñ›Í~Ž–i«F#ù%Mõ�?³¯/´1BK##²z)�0H]‡tèÑ‰Ÿ�øþ#í´Ð#ž«#ÜýäÄ#é±µÏlÐJ#à#ô;´” &lt;O­SÎ#:#")ÉI ##âjE#ä”�Á¥¾Ü*T#i†‚UuÁ•ZbÃx#û_{ ö#ç#"¥ç\¨K#2ý#(#¶;¨‹bbPH0§`�É=˜cyj¥ižù_WHŒÌ²’ê?#T¿s¥ûXˆ#�†#1Ë”�#ŠUˆ#Ëµ)</text:p>
      <text:p text:style-name="P1">(y»#?gfÛ¿ î#Á&gt;ÿ6\Ì<text:line-break/>&gt;#û³€/Ëƒ#¶æÚ�Z³OÝð¢#Gma‹g)Æ¿½«ÞdLfvç&lt;¹M##Ã?¾ô’r¸Ó#jþš2ÍiSéD¾ÔÜÀOV–R¼¹-èñ#C2‹lã(‹ÈêìSö#µ2#;L}O##¯n]”#kµ'8ŠùAca¿V¹žâ mŠMà–#¶#3™èm]£#u´#ßÿWõ;?#‡½Fóß&lt;{#Ú@Ó¾ÞŸ&amp;aWoéÒU°Àð~&lt;:ç'®6P7ZØë±WYå&amp;;5è#§ö�#„RÏü9X[$C™t‘ôe¹†D­¤Èôé¯hZ&gt;£_</text:p>
      <text:p text:style-name="P1">#™í\#Ï„gX¿õ\e§ #ì¯`<text:line-break/>À\o##’R#=G`f¾#kö¼�"þ£##n÷…Ô®`�vd#ÓD#è'Â''gÝ#÷î#äšP\##Ì¸.®ö�¦~ù+‡Ì`#™ŠíÉiñò-›BH±Ñ°_#lÉ/’:#‚‘#Ë„iœB#ÊG ¸ÙSÃê«#æ#Xß•ò¦ÿ#‡²P#-ay³Ü@ý€ùÕŒ9†"K#y7</text:p>
      <text:p text:style-name="P1">4¢C#Ç´Á¥o</text:p>
      <text:p text:style-name="P1">«#ð#8L»‡·§ÈÔñÂîÇõc,_·AžT(0�”�d‹ï÷#âç#šóôî=�Ì›òÐK<text:tab/>!uð(Œ9› ÐYÿBÆ3Xh</text:p>
      <text:p text:style-name="P1">ÕÝ‡à##ï‡Ràª0Ù–ãUÒpžDƒÄ0ûžK#»ü±K’Ì°\%P´¸Ë#ÍzI’#Xç�ê‹6á0;ºÏ+¦Ö#oô#©BÞ#yõöCˆƒ§095{yê“[Þ×Õµ#&amp;þ&gt;]E,#ù##ŠbçM#;5+#Áà%ÓäyOÑ#.��6ž×#ºÆCÁööS_Ù½9#¹¦<text:tab/>,å#W×ùN#�ÂŒ#ø¢J#Þ#&gt;Gò#Ã¾3Ó»=^”ä/f(H#¶îOYp¾##cßJp#T»Ø\·=™#ë¶X·•</text:p>
      <text:p text:style-name="P1">ì°†�ëºÑ±•#vrgÄÝ#¶uN1#°ÿLÝÿ[#ºØ’]#“"hÊf4ë#›·#õvÎ#É@´#vÇšŠ#Àµ„Ö<text:tab/>gS;3§Ò#sD¿}þt”1©uŸÿx7Q:´'€‘AeÞ|å 4#ìßì)ÌºU<text:tab/>#?”¯=vù Ü3†§|eXx(Çoç8÷+#ˆe­v#„Úý„Š¿#v¸ú#4ùZ`&lt;V#÷óÄ˜‚U'TM¤œ#y¤¯Tª–(F”„Eº%�ã—4#o/Ik#ÃUh`Øõ#kz��‘Â°#uTøÅÊÍ®½“ÚÑš#Õ.ÛB±ˆU¹#”!hÏâ+ÓŸ</text:p>
      <text:p text:style-name="P1">Î§F¥¯y³ŸÃ%©™ä0?ì#~%ªlŽ</text:p>
      <text:p text:style-name="P1">##ò#$##°j…Ž#e&gt;¶#Ð{�y#÷¡¨¯#å·Qˆ´À½µËÔ¨ÉJüóòhz,S¶?š`ž3zÄ_ð7È.õ_.™?¥#²±#!ûRTÉ#ß#</text:p>
      <text:p text:style-name="P1">~#:ÈQ#÷J´sÄ-<text:tab/>#ª=Œ##7l##Jî#ÒÍ#ÞÀ#‘Ë<text:line-break/>æÀåü¬œ¬œ²Ü¾9¬u#•{¯_,//¾kÎµå</text:p>
      <text:p text:style-name="P1">å#î“û­#©€£;”hlŒà#‰#”š®#ö#Fu±ÆºËu†BP#Ø•Õ×tyã ,ãõ&gt;KÓ¿#½óq%#î#äŠœÐ¨›Ï÷”Í7‹Ò#bpÙÖxªÃ§:ç"t�ý#ÿv±}a¨0}qÂA�åÔ}#_#r#óŸƒ{éÂÐêRÞeT#Ñþc/R#ù</text:p>
      <text:p text:style-name="P1">¼ó#7™¡ÎÂƒD1</text:p>
      <text:p text:style-name="P1">74H</text:p>
      <text:p text:style-name="P1">¾"›i¦H?'w£#Ã“(%C©ôT#Ë^{x“0Œ)‰###¯N#îSÓæž»P#hŸAcq¥$¶dç#HyþéØœ]#›##Ž”¾¤ãŸ5„.#¡‰þÔÇˆ#ì\’¥œ{‰#‚X�&amp;V1×H=zGAöš‹Ø7#,¸Æhn¹$#L#óm</text:p>
      <text:p text:style-name="P1">Ò#])ƒy=¼#;¥®A’èRýëÍëà|e#ô�0RœŒ#oˆºÏÍÛ×$4;.ü-B4±EíÞð¼uÁƒ0ŽkØG7‹xÝö;CRz}†¸</text:p>
      <text:p text:style-name="P1">ÊZ##VŠö<text:line-break/>#‰5Åè4Ÿ´/kè nY=`LXÆ*_åÁe</text:p>
      <text:p text:style-name="P1">ˆÈª³¢ÆÔ°Ç¡Ù!'#Ó#h2<text:line-break/>îvY`¢1#_D›¨úÄöÏÜ­âæ<text:line-break/>2#—íÞVü�’ÐGSÔ™#�Å½#šY§Ó£ø’k¢#ÿL|iÌ#×ËäbÎtï6%Ý##–ª</text:p>
      <text:p text:style-name="P1">.¯y`Øh}/]˜ëÆ"pàd!½eß</text:p>
      <text:p text:style-name="Preformatted_20_Text">½#ÇSúò¢ÍØ</text:p>
      <text:p text:style-name="P1">�U~ó¦3Þ#¸Öp]¹##'[#ýNõ�#Sh»âƒøZ.¨º—#•6</text:p>
      <text:p text:style-name="P1">!]|I9²’��Îw#åYÑÂ4O9m»,ØPáÖÞ·CS@Th¾¶#-‰#ÿ#¯Ì£8ÌLcØŠ@–$|�|¤;#¼J×sæê¬š´È;WBžfW<text:tab/>P|Ç…¿Â#¾n�#¶BØ\²ú´³eýŽIbÈ¸! :ãæ ¥+7r{#™�{Ž…Å#S/)»œmÚ¶ßï¢BWÔ½¾$,­×#'#'‘]=##ÕkN##},ÎËâ"…ûý¼\¬Šl•i##Ž«‰žo#î“X�Û%Û•åt##spÿ[ÄÛ.#;ã€�‚x1¹pYÂ‚‹¿�Œƒ·ÒÃf]t›ˆIGOµ#u##ö{#ºnsuÔß=×œïztO#½¦<text:line-break/>#¢®t¿%OÔtú1<text:tab/>Àj£‡v#zË¦#½Hy=ûÖ%1�&amp;¥\”#±ÿ^|èøV™œ–6ê&lt;tÔ¢Ã</text:p>
      <text:p text:style-name="P1">Ácý£¡%Î+&lt;ÝÓWÅáŽ$±’ùà|.ìRüÝÁ]ÊK“U�!þÇÕ#�¡#Ðª#“9j©aÐqÑ»uäú#&amp;»#¤…Â[µ§—atOª#/¨M#ÿm ©5ÝÃˆë€Û¥ï#(ÍË«ˆ*­=ù˜óê9²&amp;}¦‹›íÕý#sRwKhëoÛˆ°²#½K¢(lë#M#ÒU†â #€ãˆ/tl­™±fŸ‡a²¦‰v"P&gt;Ž‡#<text:tab/>á#µZg/É/Ï­9Ê^#¿øÁü±º‰ºH#®ÙÏÕ7î&amp;muVãë«°çU%3ì##òØÌ¤=ÎÞf…'5Ðäˆ7‘µ[Ðì¡#-´DvŽYÐØvî K’,ÞËi†£8<text:tab/>wäÝ¯Ï!tpå#Åc/p€¦<text:line-break/>•ü&gt;ûZ²S×‡ö°#B¿„N¸¬M#9ëQGën†KÆ“%À.ædXû;CPÎÚ#Ž#ß~U$bçOîñA˜ÀFò·¶Bz€#‹ƒ�ì#fÓçdob</text:p>
      <text:p text:style-name="P1"/>
      <text:p text:style-name="P1">#ýú+#¸ö#S4›ütSaØ&amp;ô!ó!GüDžªÂLH3^¿;#V³;ÖivmJèÎ!Ð§ä+#�¨@²‰¥ª&amp;$^?ÛÔ#šì;#W´o/x2¥—Ž.##ìL(ÌBK##6_&lt;yG#…dbÒv</text:p>
      <text:p text:style-name="P1"/>
      <text:p text:style-name="P1">#aðñ¾n-|ÿ#¢à™#ˆ.#þt#{Ù¯p#²kN–ŽÀÈ+&amp;\V´#fß!I#ÈÙí·WO’u3##.¾#4úÔIëâÍ__l?@kl#²¥KYÁ#ÜVW##¾Ç¥«ùÎ`OO+ßé;_#!H#7ÀØ#Ñ-L‚ucþa(¹£ÎŒv»Z1#P##Æº#T6#’#¢¥/#þ¸s)åL wÎê#r9�‡^Ã¼3¤3’IÈ9R#¡ðeË#"_æžb©…#É´�qF#´–œµáÁy&lt;äÊ</text:p>
      <text:p text:style-name="P1">#0#¸##Î¶lÏá²ðœ4ºaå¥ð4…í²ð'±zÐƒ›E&amp;Žz54'íöÜÆ1Ý:ïv#&lt;jà#$�ø:–LT#¬­v®Ú¯çc)»¡ä#å?[ŸÏ#¢</text:p>
      <text:p text:style-name="P1">##?Äd</text:p>
      <text:p text:style-name="P1">é#pÑsT„«Pv¤•¡NYB.‹Ü¸¹É~Ïû¯§q4ùÒÁ±­×'Q0¹Ýh##™ÎkÂ1##tE«–Í#ÍG­7&amp;#»D°Šö›&gt;qhmÒH’Þ}p¡’|û®&lt;i°ÑÞ;yl°¾ª€##Ê1÷Jõ[ÿ1#y#›P&amp;ª#mÍHX�Â‡æœ—#­¨yªôh‡û##zMÄ¿6ÈïzÌß•)Lu’3tìí2öW©»¢qì##×–$.V#Ê•ÇL<text:line-break/>£#õ‰é±{¯s#ýt\#öQ¦Æ�$s©6Û¶Ì#6aU#ø#Ÿ#7ááœÎ›#¾dÀ?´�!þó\5z!R#b—Mg½I–¨:ÀÙiý¢&gt;›´‹\X#1-5yÇ×­#4ŸÖx)ânðb#½ÿ[Í#p`ó#@¤Ët•¤#Vš-“©s—[´0#ù¤¯ìšF“#³©*Ø'#=˜#íEYÑ#l'ë((¯*´éŽn#„&amp;ãÎÐ#1DP™äŒ|zU5Xxƒƒôº½#Æ¸##ÿn<text:line-break/>S}›\»À7�<text:line-break/>#¨Nk&amp;Œ&gt;ä#`Ó«Xs#ámî«›žw#!$«—F#Ùò#¸#ß§ªanj¾axï·#rÉ#ßÚr##_##²®‡ÏòêøMÞâ·#–Š#v¡»#Qc9&lt;W¼#¹^‚##b±W·B½xÍ#LÓZV®Ç)ºN#Ò¶#™È#çb#v¨1= ô#Qƒ­¬š)¿Š3²Ç.Oáš¾eËk“‹3ÙÖ²#ý«Œ†#74È#ÀVš¡‡Ú##7béÌõÙ»#<text:tab/>#TD#ÅTëEŽ¦Î&lt;œ‡cmw®ú=¾´ì¡ý#ycˆÜÎ#]Àƒð`ò°g=q¶5®s·yIQh#¶Ïí“ÄÆ¤è#2ê”ÔÝùW‹³0%×›ž§Iµnœ#Ž5AE[#:õ˜#¢8|D�3çèÿ#·Ñe¯ÓÌv;</text:p>
      <text:p text:style-name="P1">A¨#½ÄkŽãÚÉ)#R™JÇ##Bâ°#ïCT5Q:‡�…&amp;|Žž3»õýÉ##ìŽ&amp;�÷WC“d¯þ‹�v%]À#ÛNˆ(½1ü¶##ÎÏ#ÑÖ«#¿ßµ+ÍÂ²°lÚ®âˆ#ªD¾+@ôÏÄ�#•¸VÍ˜¼È‘#eÚµæ�¸b##&gt;^$”CR›C'$R…{¯³â©r°FB#¶®#¦TL#r[ Ò¯WÎ‡þ²Mˆ÷¹B#y°ÆœnÔ#TƒÈß¬"àe</text:p>
      <text:p text:style-name="P1">Ê6!§H{#Q­Uk"Þãá?”¹®æÑË½²å»›žjüÐzÞ}uýíW[ËJ¶##Œ9DWCX½#s,� òÏåæ`|ébXk§Y+qzq=ƒ(|n`6ˆjû¹@ÎòvMF;##ŠQK[_ˆú�¹a¯L?Ôæ§ÓM«˜"{i„&gt;ÔÍËñ@$K##Í|ÜšªÎpíd#Pº½#Gàh~,##Ö´q|#f¼$ÆÊ·#Ø‘�#ÝÛÍ.#r#8n#AðT¹Ì&lt;”BHœgîhy³çÆ6¸e¡Í¸IUÄØŒ4‚±‹ÌðìñøYÎÀ$H€„I»V<text:tab/>zÎÒþ#O#—Ý�#—Q�Ä#×#m(~@ÆïAN«Ä©†#‚±ôQ8¤ÙÂ!#GU§<text:line-break/>É:Ôr@#aH¸O&amp;#Féyk³y=GYqC"ƒ##eÎŒ¬‡R4#‰»</text:p>
      <text:p text:style-name="P1">‡8eç†A#lµ#õ#Ñìï0î8#¡AÞúàV££p¦$ñ&amp;Å3S#—c#tºöÓw4»aQÞ-'³]Pz!Õ¨ÛXö^/rò¿&amp;Ž=„Üð '”Ò{Î!†úYMo©fBIì=#úÎÌCÂÚ–�@#•®#ˆcph¶e‹u<text:line-break/>ux|*€¤ù–ãV#</text:p>
      <text:p text:style-name="P1">#²Öaøi#zV®2'#ºô÷^ôÜ#’*[u##Ó„¹¯Õ¿&lt;šê†ºº#»¦#?£'ÀTç�ˆ#ì‘#&lt;µÄ@#i,J‡#ú­+E¨</text:p>
      <text:p text:style-name="P1">Qd9O¼„nk,× òø«#Çþ¢ù#Ê¿¢ˆò}íýP.V"%½÷¡Ï5eÒõ#è²k“þ˜]*Q#¸]ûÒåeb-ä=\·øã#Ñ¶´9#KÜ97»ÿ#†q#óI/ž#Ö¾Ô###ŽäúîlÃdH�¯Ã�Ûxº!ÐrXÓââ,þo�£’)h_Òòå#ƒG</text:p>
      <text:p text:style-name="P1">ÿ0â”å(�±3ùA06 —¬4#&gt;@¡Ðž#™ÉºdÅ²#(ìVy#•~Æ#íäI)_¬Fsšq</text:p>
      <text:p text:style-name="P1">}ìŸy¥�F|Iâ—*#à'3Ö0hMèJJ#n<text:tab/>jêC:tê$#–vxÇ¢É´¨p¨ÛéÚrl#{µ9&amp;##Ðž¯##Ao#×Q)0X¹#÷õD¯¿JÂ#•‡E=#�ÑÊàuäKt„#0éÖ¸#Ò‰ÑÃúŠ9Y®Ü’éUEÐ�#®ÚCt`F_M#��Îëß£Þ(¨#5#h7¾Ð#|#a¬Rå¨™#x�í•NæZÔå&gt;£fNER,#”àžjjŒ(Kr&lt;ƒñ¼�£#Üºv#‰ÛmY†Ì&gt;ê##?#,å#58FœéËV¼ähcHˆSEø·éËò°#—˜E |ªæÏcI¶ŸkÇá³É„cëö¤ì}=ì#pˆ</text:p>
      <text:p text:style-name="P1">ü¹ðâ»²:…#¥t #<text:line-break/>#vG#u&amp;HýùdsF2HÓz£éÕúÃ#¹I*À‰#7#LúÚ#¼&lt;ÜWbÑ #ÜTð¢óè!óF¿##÷#w#�8�”‘¦ÎÅêÓ9Š`#L!äÙ®#ÁG|”Üû0[P•Óé&amp;F&lt;:z{��{*è#V‰«#Ï1ÊIl¨É#\‡ý#1‘øOCgž|µ›p«4�&gt;—-)°`E©glD#<text:line-break/>r�Ÿ4ˆR|Šúú^6#Û|Nf¬ä##<text:tab/>�´æ¹sõ\Jà'Wñ?è3õ°Íˆ#Åñtê¢7‡à#ãIëP#ˆOÐì#î#±ã*©ßæTÀ8Àµn/é!K]œMý#Ýh»ÎAñŒ^z3c§�·F)uv€À]GJôsVÚ¥#·Øû(…6ÿ2Ñ ¹Í¹õI,éP»x£épžA</text:p>
      <text:p text:style-name="P1">aWÙC,ˆ£‡Ë"3›]î’<text:tab/>nhV¬#g–ÀÎE+šæM¨6#äŸžº#…„Så{7…r]çVþí+ê#„„ûÙÈ´åHÀÒ¤#ÒÀ¦uëæò­°Ü-*€â#Kƒk#ï éš¬ÿ3™Êï#�#,|’&amp;“È¾êG)`=ü+}ê‡¦‘pÚv{Ìeƒ)f#MÓ©çG³«('“œ¢\¾ùxñóŠ2^-yV¸õq“ÚÇÍcíXæ]»#Ù#¿#è'º/Ê/knÖ!rˆrÔåÙË·VùHâû•?�'##Ð®TNêW¶?ng6÷t#íHwGú×Ë‡,Ži/6‡5FÇù[ÊÓ•C�÷#œÕ&lt;êoigš#•“–O5ó¯¦Ó&lt;Í#Çàó�¶«D)@É!Õ—<text:line-break/>¾2þ#²ÿN7#¯ ärôêìtÜP½Jìß€Ç&lt;vµ¡™£J#ø‘6‰�×é#�2�ým³9<text:line-break/>À”Þ#òLr##"#æ#‹&amp;«##Šl#±�#Ü#0Z2&lt;÷µ#</text:p>
      <text:p text:style-name="P1">È�#ÑÊÝ#</text:p>
      <text:p text:style-name="P1">ôãÊ† @“~YgGÍwÉ‘RÖ#Fa$³v#�…i#ù?#U¾H«?#k¯Åý##€k0)X</text:p>
      <text:p text:style-name="P1">#ÍÙdâÍQ@‚é"Ú(¸žDñø#I#Ô;Í´þm}æ±pµ¶û2³{¶Sž³¿ô´:¤‡í6-½PÁÉOòŸXõ_kyâ?Eÿ=…#‚ö`á´ÄH(àÐÑ$t#n ¨¶å™üå¤tË”;Zå”\³¿#xc&amp;9?#Í\-Çuš W¤„c¶ ©�S‹Ÿoz~�9Ô#Æk“‘&gt;ñ™O”Ú¥¹ñ»+e&lt;øpE/o‡KÓÝ_<text:line-break/>Í#Ô„6t#Ô×ÍühX~' Q:˜ò`z†ÅÌ¡ò'uo#5#ä��nšé”ö ×±Ÿ#ßF8�¶ïœé#k§sôÊÜüûG3T&gt;#è„¬Ðæ—¿G¥”i_–*K#Þ\A§y!#†#"lÅ8&lt;‘88„ºÆ/õ=œA¿|™#Êtó¾UÆ$#Â‹‘BÈ+¤•Ýø¨ä1À#ÍÊÊ#¹Z è&gt;#Ðv·¯×´"! Ÿà�#·#k#[-l«d76l#¶‹Œõlú&gt;Õ)÷Á»§i¼ØeçÞ{ðð z¯#¼ïï‡;r(€%¹ëúQcÞ‰!§Í?¥+k²Ý£Uú™Ä'4ÄˆÈ\\#Z##Ú¿$#±—‰³;l#&amp;0`†¼|«±ô·Ù8¨¢u€5�Ún!##º#cõ ¦¤µ@ êv×à#Ä@“#„Ñâ‹Í,×WÊÉZ¬#Î$�?ðVÞ#|&lt; �#¬#· #¡# ~­À¢Ó¶‰×§K6,&lt;­q�Õ�ß##üØQÅÍÄ¤­öÆë¤9ÿbÓ¬;ê:·##å¾d##™$G3�ý³#Ñ(pGA¤·±�+Ø¶Æ</text:p>
      <text:p text:style-name="P1">¡W¤E;Öm´6yÁà=ÿM#³ÌYˆ§=ÀjD¿ÇÖîy�ðø</text:p>
      <text:p text:style-name="P1">CþS#JÁÌ2ùÇ#’`dFY¿u#)%–ÉÇ“J#æýÖì9*sòœÌ #É…óî,4”wæÞã%$@V####äñŒ¶#¶†œ‹EE#ætÛÉ½wÿ^%Yvn”¸hcº˜Ú«ÂÉ±’“åéÎæ�oP5<text:line-break/>U¿†u#óõB�#jXáfµ<text:tab/>ÁMÆ}#söªÌÉ˜{‹½“#)dïA½Kz#^ïÍ_¹¿ån:DZ—hýŸ#ðˆöñX#§E#|¸I#fßôI²#Þ!9_UP'»éù‹mÿ#}¦³#=7{�ä9ñ&lt;}¹â#�ïíX�ñ™ü2ZŸ–†W"/½ŒY1n‰#�Ó9ˆ#‹Ö²¢º#{Ë4P¼šŒßFÜc;…v%¶¯Ýg%o.€�nÃïÔ\Á#bJI;Î¡’#E4ŒE#rR4TJÀ#F�í´Ø#[j#L”/&gt;#=ª`�–~#Eö&gt;pÞ#LüF<text:line-break/>]¸j#Sïâ,Y/ûm#'#Ë¢v/{pV¤@E##T#8Op‚4Ð¨Ý‚òYÈ®½øïU�(AÍÆ´#9#¤ð�%2<text:tab/>PO#nN›û}ý3xØ#¸Nâ7;<text:tab/>Ûv#ÁÞÖ#÷óczõÃÇL%yZz†Š¤¨ÚN#Ë¦0ÔRzµ¡=\9p</text:p>
      <text:p text:style-name="P1">aúEt7#y#M¯d9#ìã=#("gu?´¦i&amp;jÁ.w³<text:tab/>±ýL¤s”üŽº5-Ch²dîZ¾#gmÐq#à^z’Ú`##î#bO~<text:tab/>#aRñ=hz#}F–æÒýÌ#â57Ë‘Æ�ˆ±L»5Æ-F#I[¡ö#_×u#ÆC6ÅóƒR#ìÜƒU.€#ëDÏ1jj¥:ìuGÓÎ.MG�P Çä¦w#‚B¤ë1pÀ�…Þ#CÙpye¼´A‹}O&gt;£#™îÐšúº·N7<text:tab/>Ê�Á#˜ƒÜ#Ãð™jQ¸ñÝ#ëˆÉN<text:tab/>{X:Æ¶­£##</text:p>
      <text:p text:style-name="P1">�­NsÏÑòlÍAë0†\¨‘ÁKçÝqÝ#N#ŒÌüÈ©ñZ¯#Êá»Ä0Â# 8#î#Ôo›%ão]m#à#ž#b¾„¾N#ÐwÕ%Ï¿#R²ïf~#p#!œ!(áBÓx½ÓÙ-àÊ0¬EQ·¶h#“Kl…Úzö<text:tab/>6¾Ïp´LuV‹ª&gt;E½“H²#¦“#òj%g²);w³#Í~Áí�Ê€îÝ�ª�#M.ú8#­Aá£çø—OCŽ2ÌA¥#~¶ÈÛ(«­kËCqbÅgûøM”SW™xêUî43#ö&gt;Bh…º‹ï¢†:#Ô#ž/"�##/¤ SlL9<text:tab/>×Á¤^wþä*s¢iwAŠ³hOã¥‘kŽÕÛBS#|ë�ÏKf_¼€#«x1¾‹)Hð3Z§'KúáÖ»w®�×#1±�;…1<text:tab/> ²©ÞIW#ç‘aÖu#ÏjXF�¹¹À&gt;)REÒËæÒIù5j¡ŸmÊÄ°w€¥Ýë#»¿|#º ˜-•</text:p>
      <text:p text:style-name="P1">ã%s½kßf˜ÿkB$ð×&gt; ±#HðG#¨###ÉoËàŸ·/#á#crCNFoý[H#U¶i�_ˆç”ù…&lt;#�Y2þ*¾©ŠÁ­#Ú&amp;ÚvÆ*§§‰FÞ#)ž�#Ú$s h-¬œÆ‰I—#ö©K„÷#ò�ºC#û÷óÇ#HÞ#I#ƒˆB×™…SÜ†Äš##×sõŒ™VµC�JöNq<text:line-break/>N*pu×ø<text:tab/>·kÆì##ýÄ#™º#oáCìiFû»ÇGð3"åÞ2¼‹‘ˆ<text:line-break/>¿0Í*¿ÿ-öj¸ÆýVSp</text:p>
      <text:p text:style-name="P1">·E‹s³,[Õª†h|ë.¸žIÉÍ‹0í¶8Y@6Ùs#ˆ’‡vbß</text:p>
      <text:p text:style-name="P1">?#œ*…Á7&gt;oc¢LG“™Ø»*:7Ô§}e+4ÒïÇŠ<text:tab/>ÊV##ãŸá¿H%�W‰#!2ð«ª¸#�©.»Á»E½cÂè%Ã€Æ#¼b#}Ù@Û»&lt;Ë#Ü†#@#X`Ý²#ì9kÙÄ@�</text:p>
      <text:p text:style-name="P1">œŠ]WÔÔ{ãlé†¦ä�ì/núÁ«¦#/Â#žJk´C:Æ1üž#RU˜?ƒÉÖ&lt;¢c›:»Q×dÔ8[àò™cýEDÇ7—]·!%#»#(Â)…#æu;žN‹v°s•¸Ñ¦ð¥€‘;)An�GS#Rô¿:ø´{Ø#òè§m†D#ÖGnRl}Ÿ_ê—7›€gÐž×#ò#¤èœ¸,-¦•ÿ&amp;v(ôq4#D</text:p>
      <text:p text:style-name="P1">j?Äµ0œ#* D-Ü¢©\/äivö›�#!ãÿbác‚R#G¯,[Ù}Ä«•#%‡^}uj#]</text:p>
      <text:p text:style-name="P1">Ñâ#M¦A#FéCÃ9zøª§¡Åv#Í'1çšþ!5!ÒÇMŽ„F~µ€CJ<text:tab/>\W’€#¾#?ý)¶ÅÀ±j±¨²…#6˜)#`Y¨:þA\Ï˜”¾£#7†:Ôí(—Û#bÚó4+#Ó#ÿZCj0T›Ù³#–©#?œ#óæòU#hv#!—x_·½##Uí:ÿ.1aýÑÑ#ø­}±Ðtx/¶#,CäƒÆÞd´iÈ`s&gt;¼œK–#çpÝ¥ò[ø’n‘®ãf;h)ùG|ÃÝé#bÆzÝy##loµã†!Ðy�æß*Y+Kò†xAß3‰l7T#¤£#õ¯Ý_'&gt;G%Â¨#¸;eE ~#Ìuð£†%#3²¬'L7#—sÕd—wªÜq#x}½Yˆ«ÁâÕLQßÚ8á}vW§Ý¤¯ÿ~åL§i²p$Í¥<text:line-break/>ýJ¨i#øb##Y†Éd#EÁÒÀÂIÖnß$™ú^?Ö#­'‘Þ:Ù#®¹{5ÞK«àóÌ½è’=##•###° Ï0#8ü#�½xÏƒ|ÚÐ{##«¦G#n m,#ú·U#SÉ4èÔ<text:line-break/>#P¾á#sÙŠŸjq<text:line-break/>Ô„}%Î²LÝ£eæ´ÉÅÐJhlä«€h</text:p>
      <text:p text:style-name="P1">ò,ÛLRüm+##CŠø­ÌãÁ#Ã‡SY�#W##AË»</text:p>
      <text:p text:style-name="P1">µ¸H€1é‡“œ¤#¥þyˆ#¼c[-D#¡ú²±ïä2ó®2³­£#ìøú.Ó#ñ7�U#§_~ø#a#yi#5�Ñ¡Ð�†­tÌ%ú‹8®B;ˆË‡A…’#h#¿Â¶Ið`Õ%Ê Ö#�¡n\i#_n­�V ´</text:p>
      <text:p text:style-name="P1">©xI(Hê#Y?ò®‹hûÐÓÞ‘•Ûƒ&amp;d}Û§_Œ #7ìM¸2¼a9­;Š#Û}ß|aÑ#àd¦Õ-�úev##…fæ†?�T#Š#©#„$ë )·#“íŽ#ùùtãt—XÄƒ‚\ª.“##G#\Êá/]Sn##ÐCÈ#_#ÈDíød»,ð%i�Ÿj#ýÅü#sŽ¿ôo{dLÉb[}×Ê#C#xÑ¿MÉvyÉÿö3–(�¡“tS"Âù³#æ„òpÖïþß«·€#Æé#y##ÜÌ†R#sæ›##œ·@Us"6ý‹]B¢-#åìïËš’p#!#Œø7\“ýk+Édÿ]#3Ö#Á€</text:p>
      <text:p text:style-name="P1">õ#&lt;&gt;R»Ü|ÂQ•8Àú9�æBy¿»#ù‡##Œ#<text:line-break/>\+C#S#9å¦ˆF›Ø9è›ºŒTa<text:tab/>¹#û#×¯ö/9Ø\£HÊg•V#ë#=Z5ó*#…ï‡[ù~±#}õÖ{#é#Ë#t+Áh—–1$?™^­#ëêTÞùô«fF=#Zej—‰#¢è.N,à±‰à_ÄOÎ¶##¤¦#Ž¬¿ô#RõPÄ<text:line-break/>&gt;#RÅt°µGbdƒ#y/”«ï#­#øû©ÃÍE¿úÂ,Š@�G}#—#¯N‚uHähÑ øï¯^hô€•ñ•Ki©CîN¸ÛØoúÎ#RÇ¯Å”:RGÉ§ðŠ¶BMCÄ„:#”CC»r #ÍOø#Ë</text:p>
      <text:p text:style-name="P1">¼Ä6sj¡®†=mŒ¤®Ü‹ì¦KOn§gÖF#Ã#“v%4`à‘è—¢3ÚdÎ‹‡#à&gt;õÔm"p?#ª£#(‚#"¥à¾5ÑÉ=#mMp§®7&gt;›åg#­H]8žC)à'g\<text:tab/>Jt¥öTÅY™äÅ÷Ø{‡‹�Cå’uÑ#Í–½¹Ÿh©ó“Á»X#]Ü#€OT*¬PÚ²M¦#àYð¢X�Ÿ/¶¹ß¯qVN–}S…t¡^´‚Â|‡6[±kƒ¯…Má#¦wšQy.u )KÈ­*68p$X$¿úwâ#U±ü"’Õ¨Þ®^41#B²s¶ØdP�!j«ŸÑŠ?QQAÇºpcjú�#�#Ë0lyˆ¯šCßÆBß#M#-#øñ“²ÍD#·’añÙp–I¢‘ÿ Aýb#°˜ÍÎ¯KtüË#mûFFN#&gt;#õQö#ûõå"ŸP_<text:line-break/>Ñ|#„#=6§¹å#ç&gt;f"&amp;#À{#M·`ò”¹[qÁòÂõÁíŽ9öîeåzæÌ~#&gt;3ãÝ{“NyEÕw�þ1Â¿o‚ŒÒ§H"by³#�2C¶À µÁ»t L¦¨ç5tŸD)<text:tab/>å?wŠ<text:tab/>—ës×ãÆmí)L¶¥H«¤#9Â#˜„#Z/À•#=</text:p>
      <text:p text:style-name="P1">­Y�tð._W1æ«M#Ðå<text:line-break/>îÂiB#§Ð)##_Eû#dà3#�· §Ü“ðF’#HÑ#ëÿTS~#š�—99©Ë1˜-²#å#ÅÏXŸÿ~ò)/XeåÂ†5#K&gt;¼õÑæ?5²–Û&gt;?ùG�eÍ=.ÄåXù˜#+Ý˜Ì¯mÔ±ø6ëÞl«±ó2yó#0Ù,$Ïš¬Å­è™¦:0].¨l�çW4ä’Âô#I@³#¥“#ä�ÞNœpþ&gt;³Ë×#:A¿8#"GÊ‚Mo9dä#/Ê<text:line-break/>Ú#e#¿Ã Ò#,\Ìút›#GyÍ½´·û™c¾#{Ë#«†u&gt;O®Y�³¿Æ¿´m€è÷`Ó®#Ú +‘¢¸(¯iŠáALÐr#F§Î#ñ!lÎi#-�áª`#Ú,&amp;NæH¹¹çÓ'[K=õª#ÿ#F´9\¨#Vs‹~+d#?;Þ#]µ#8Út¾hÝ³PN6&amp;ùxx##µ¶#·9gW#®LÆq#$A�Úò)"bÇBÉ?)m¤å/ŒîŒÁ</text:p>
      <text:p text:style-name="P1">ÒŽfH#‹œq&amp;QG<text:tab/>Ÿ²º#\¤TPbÂ­K#(-ýý%†Å6Í¹ÄØ…%ë#.¿d¼Æä=##ä)èçÍp#š,Õ#¢Êw#z—n€Â›Œ*ÑÁìY`ï¯”##iž!R™¹S+ã#Z</text:p>
      <text:p text:style-name="P1">µ#Æpú9l#?ë#ÇÃ¥YbdÆÕü’Ic#†‘yzÑÌŠ_#T)‚c#Rî¶ò{#/#Í¿Ú¥L�¨G&amp;I_�­g¹êøœÓVõó<text:line-break/>‘°ä# ŽY7®y7ß#“iŸÜ•·#†#žCKÈü¶Í)UOs4Dmò²ûùÂ¥½�B’¶± X»û#í°ëïÌÞè#ß5kàg&amp;áIç¼†.ØiÏ2 Ž2™1#ãœT¢|¹*ñGàÙéGQA5œ»ÑH£#¯è#é3fòÌ+ LÏ$ jb]RäUÍåÑÛ#ÌüfPØ#ÚJI ‚}ž<text:tab/>H�Ì<text:line-break/>Ð&gt;‹H:¹Þ#}³Ötê“°š</text:p>
      <text:p text:style-name="P1">¥îõÞ8#µ#Ð©�}…5í[#xLÔø:»\]_î™Á[Ñøß˜È'œÒéûëÿz#pC!ì#L`#¬}Ö#¹œ<text:line-break/>QrJñ#g#kK¼Hª]CX;#tÚ#ü*$Â®÷N#¯³o^j-FkÆÅÊùç½#µðí#î£W]‚i#]yš²¿#]Q¾Å¡X4Äh#{#4¤Æ##“õ##ì#v#¤þPTêBCóMg#ÁDV–#\�ÛËû9«Jš4z#Ò"¥†_€6ù$„#øíD§à Á27ÅçC¶¨÷ïo’Îî2#nËTºõs4ÞF�#wÜ‘#-’M##ÔE™á§÷ç¯##D—4�#Ž#öº¡–·Ñëæ[k®�)ª/#ç.O˜°bïÊÝì£®à¼Oín##DË¡0©a*ï9´‹Ûa…�¯Û7Ï#PëZ•9û#xNjÊcD ü4kôÙ‚H&gt;ö¸-ø’#igxKIÛ@½§éÂ2#=æ+žÝÚ÷¸Rˆÿ.÷`¹#äˆæÆ'-`—H&lt;À×ó†�ÆÞª#ŸÙZ®u›z9Í#ÂLL{´)ŽOÔ“~à�kX&lt;¡4ÃRT</text:p>
      <text:p text:style-name="P1">”m/�÷2xr&amp;zÔï6;ú#F#Ü¥ÁºI´ç•ZkÚ;r&amp;\ucL#M¸F;©l4�u;w·T<text:line-break/>Ò&gt;ä</text:p>
      <text:p text:style-name="P1">{;hølÞ¢dŒËË¬#½ºý4O#·‹MW#Ù<text:line-break/>2V�#­O‰Íç<text:line-break/>/Š˜#@$Ep@Ù,÷CKÐ##gìãâÏóLàÓå˜¶É€óŠáMà###.#³móêà›#â#‹¯ÎŠ•#Žé’óiå#ObÞÁe:#¥“Œkä­#<text:tab/>É#8#Q#…%’ìøI#N—)g¢,„ò#ï*4òÇ1nÙ{š#OpBÝRÛÑäµ¦ºj–¤«Â;¶##3Ø3StÒí/ölèµkB#è%:§½ÁÚœžw¿</text:p>
      <text:p text:style-name="P1">##‰ì&gt;@¨q\˜â`O&gt;¹#]Œ}ÖYÐ„#<text:tab/>š#,µ~Ú^ÛÊé6/ìZ�Â»¡‘êOR�‚##Q¨q›!®ƒ#Óþ86º‰à_°ýû#WhE†oþ«eí+âè±éðŒ4”r´r^šV�MÉ³¤�##P²‡ÒñT+m?=�##f°ƒÿ[žë´ü#µÈI$(tÎâÑ|ÕÂBY°4øqç/#5Õ_›dnÁD[Îf�##2üw#ŠÃò[Õ#ƒòSêxM#u~¨#û)Æ×GS‘Pó¤âzÞO–²ß#gC¶ýÆn�&gt;ÚßRÇ#úI#Þ##ñ#-#®Ìð)_LQ/Œ<text:line-break/>Ú#?O=-Ù=ü¤@zÐ`#°|Æ&lt;ßÎå¢v²4Dœ´%•#(ïœØq"c#«E-=ÜX®q</text:p>
      <text:p text:style-name="P1">Q#À?�±#á*µðäh!Y#TKí#7Þ#Ì3Ìÿ�þ#¤$#?#ü;</text:p>
      <text:p text:style-name="P1">£LºG_#ýh%y·öMh² É]#‹º¼d#…V#É°¾ež8ác¦¸ªªôx–åø5Î<text:tab/>Û®—ün'1#½-Ü#ôÑJÓdOOO#ˆ°##^©”#)ˆÉßðÆ;Äôž08ã/nÉeBÃß¾ Œ»ÍEÂì]¶¡ÆDùØ#Ò#U¡63Ò”4±øÊ4¢uE#¥±¸¿8§(&gt;R‡#ÿz#kÎ.ÝòìjYP=›£xK€‚µglâyu$/em;¤SL‡ŸPUzõ[#×zþý=;#Rž#QB#õ&gt;+#Ô¸vZ#'îé®#Ñ¦±ô#QÄw&amp;/’×÷ö)'€n=ôÖ­ÚéŠ&lt;#.Øœ&amp;î`åß##<text:tab/>Òè¨<text:line-break/>.�e ù##”L³Vœ6\#  ©–Ã=N<text:line-break/>sÆ¥?Äþn##b#ºô%¾ÛŒR&gt;Ý<text:line-break/>ó¶#¡s­Å-"Þ~ã%FõáÛd]ÖÏÑç|ß¼‘ó¤�J[­Jy&amp;‹�/æZ#¾ÙÞ“‹ïÕ###•Ê;##Õ@-ÀÅ #ª)MÎ~•#ÛbvKN6¤`Æ”ûäW 'Ó³I¢VnJàý°w.4##óÂc‘Œù¹#8Ÿ×#ÍvU‰€ùuóQ‹#É¼Ã¥,”<text:tab/>§çp»ûÔ×ÿEÕ<text:line-break/>#ø#°ÔÑÖ–w#Ðâ¯J»z‘z#YiÖ#£ž0##sÛ?‹'ŠT#_##F­ñ;‚ã##�Î¼Þr#´…4ÿ-iy©}&gt;!Ü##</text:p>
      <text:p text:style-name="P1">°–º</text:p>
      <text:p text:style-name="P1">$$¾[lÑC¦š#,«ö”U€#îÓ#¯efÿ9m¶##Ž</text:p>
      <text:p text:style-name="P1">Ïr˜÷{-#Îò#gXX×�pQúÔá#pr &gt;[–µ#Na„ÙÅˆo)[Ô»#&amp;¹?U2ƒ+DZD7t�wXiÔ¾&lt;:ø~#¡¤&gt;ƒ+÷ÕLC</text:p>
      <text:p text:style-name="P1">g+tZÛ¬à°##äÖÉÊàˆH'#¨Sôeù¯~#]#|#d^#C#Ë#tŽ¦‹žþáw[#å#lG\Ð2¶›dŸŒÀ«/`¸quÔï?yKa#]Ÿ«"#äÌUBbÀX[8¼q­@ÜwE8¶û‚R4-ðt\FYr#�šbÎI[;y1XÊCÕf¿Ë—íoAÅ‹­ó#&lt;mê¸#÷¢#Ù</text:p>
      <text:p text:style-name="P1">f‡»®Å’’â”#–O#¿Z#P£úh÷!ì#@~#ÿd°ªMí²4:#xV#Á×#y$çPö#ÐÅ‚G</text:p>
      <text:p text:style-name="P1">D,¢wã¢ùó1QX3¶’<text:tab/>�àˆ=ZvÌo#Pˆž¬i®³ÉùúJ“NÀŽ'îì&gt;`ÌŒˆŸò_«¡”¸+Ë&amp;*¹žÒv</text:p>
      <text:p text:style-name="P1">ÚŸ¼MÜ±®—_Ôk'–ËÉ78µÌëA‹‘¶½�‡LQ‡îÁ&lt;ç†mcÐvIY4‚l#Ð#@ÖÞÃÁ‡¯#Ý[#|Ï;#ÖH˜/O‰ajñÈû»ò9‚#C´[7#àü§#¯v²ïËšâ¯¦j•#zeZ`ÂÉõÇý'‰þ½X4|®‹#�pb,�éŒ’ÍœÑš##bi�´ë×##…l^&lt;mm#Œ«$<text:line-break/>#£&gt;z#(#Ü Ì#"9#·Ôã–#LÓé«�¦O,Ð#M'#Å{¸ù£#¬Þ«#Ì3#õŒO34#Ð7îƒ«‚G½×öäëe;–6üÉë#ßïÎ###¼###x4##X�óuŸ×ˆ]ÄÝ+8â¬µ¦Dâ'^dL#æ–™&gt;r¥3‚BXl.°¡¾œB«"9#�Œ#Ä��û„šˆèª}k=P*„×ÆûÁÇC#P�+&gt;###.Îàå#¯¡6jH‡º‡ˆh=E16#Lg%#—"Î##Fb´ŽQ¼.lr#³'ë44û#Üõ##�MÜ~ï/#³‹[<text:line-break/>²#tÆ&lt;#ÎÐBc`é`l^Þ³""—ûfÎYÏûÑð,‡SÝî#ë%É#”bì&amp;¬È.uÏÍ<text:line-break/>C+‰à`#8Å:c†\afCÚŠØö]yfõ‘#œÿƒ“#\nhXî¿¢èæ»ðÈ!dªø®þè¤üø'cuÅ‹�:LfÃ{âÙÃ­¬-LO#)$#ÎÑüž}˜¥1°m&lt;œ##àV»VVªR</text:p>
      <text:p text:style-name="P1">##šâª�#¢gËtº½^*º#i#¼8Ø#I#æ„�#�B&amp;##T±‘â&amp;óiÆ™…ô#ƒg'#Éãˆ.~/õ :'#x5#l«Ûr#|€i#Q¶5#Ã°¤\8´#4##G#…¢45#”�„<text:line-break/>DV–_(ú#Ê:u‡ÍÒdºtZöÃ#�˜ôÆV#&amp;u:<text:tab/>˜ÕÛ­#?Ô¤j#º#“ãâ¿&lt;T³rªOÁ</text:p>
      <text:p text:style-name="P1">÷; #^é]#X•lD&lt;³K_E+ÃÞnvÌÈ½Ø rÿFEK8%šóNótRxº…Mb’Xt·�#&amp;*"ïÚ­ˆ�lµj“èŠ9</text:p>
      <text:p text:style-name="P1">õ‹(#Ç³ØöP#’LÆ¨üùKöC#hg”¾DºX#¼h-'##G'Î5O§ÂQ§_g</text:p>
      <text:p text:style-name="P1">#</text:p>
      <text:p text:style-name="P1">¦$gQÁ&amp;#¥"a#"â²YPm5Ô%ae‚#P#‡F6”!7½'sÛ•Q#žk}ßðÞú)ß�´ÎfLˆÚ#Ð²¬@Ò‡�\¯*mí#oZgDV©H€Rvâå,W.YŒ#�#d#Ã¨‚#Q‘º6;I#HßiA@‹ËÞ:òYNhå�#®s</text:p>
      <text:p text:style-name="P1">ñ#Ë#IpCñ\SúÎËäñ#˜�ÚH�VŒèŸ�á‚Pdê)#K�Cº¸·£XM#\ºµ™#ý#«a«#�âÉ#‹³¥$¡ÕXˆ�nà&amp;[ºä&lt;l"n-ØuüÑ {¢#sÃâ##b§£n¨X##HÓf¾0ÑÆ##¤Ë”â"ÏÐ#<text:tab/>(aµ!#öW‘;€±Yéæ�¨×ïè##[†Iê#É#Ñ±Tþ4</text:p>
      <text:p text:style-name="P1">õÚ#Õkh¿¦È7+S~##Ÿš‹###=ƒpæ°xâUƒ&amp;¥ç°‚ä]#•”xLCRb'ò9¢[0,dÒ3W.À�iš"´â#õzŽOC#=Å^#ô›&lt;ËqI2ý®#ƒ&lt;##P#X#íÄ ­#&amp;DQ/…Nz'™#@IIU‹ü3¼^Axü#ì§ ÇÝ±Ï!TÕ‚ÑE`Qˆˆ¡{Uù¦áŒeâ5,ûÊF«`�]zàÝå@jõA•Œþvdk½¬uä\6¡¥´#Y¦Sÿ</text:p>
      <text:p text:style-name="P1">‘#—"÷## Ê�;#¡ôêk‘#D²Kö�æ²#Æ#T±·”ÝÆkÑYäbw™Êˆþ�üÄÏy�6#æ#Ô#ál=RR#,#„QàA–qü.#FeÌU¸‘v#é‚ä…�Ï#|IÃ&amp;­”ÉŒ� ¾}2#Ò©G«%#I#&amp;#gA¾XQ\öÌGàûÉÓÆ&lt;Ë=ŒèÅ`#ðG#ÁFÓlýå�½ûóh¿´Ê#¹‹5ó?¶m7DM#f¬Î]¦âŽ&amp;#ë¤ª7#Ï"˜LŠªe—…H/ZÑßI·%û1-v‘ý†×Ø#I#3óXÄ–Á…[Ì2jòÍó²_»6#Eì¦·¯#Œ��ÿ#{#|’Ë#*¡¯¼¾K”¤*oW¿}#ßŠÂ^3âè</text:p>
      <text:p text:style-name="P1">˜Z##ÉT'#jz»/##›þ,#·E¼K¸íü6ÞÙóÞOH{£(£1…ë¶™<text:line-break/>rÊÃ.hP##ÞÐ£á®»”¸DÓÈ—ýþ€Ó#µ<text:tab/>s:#økØ##x¢:‹}'KbŠ½-¿#:¢7Éõ·~"Hâ–°##ŸáTëY#…v#¸±à~º¯Î-á­�Ÿ#V’aÆY#¨:q÷JõA‘º\#›û#ÄUH”íuV</text:p>
      <text:p text:style-name="P1">ö(M~Ö¿-#[ªBÉof¿Õ´±±;6Y5a*#2„#~ž#�sâxÎJÈ2ßÉ—MöÓQ¯¬ÊmœWD#úþ´#0Â´<text:line-break/>ð¹k‚<text:tab/>FÌ¬QJx��d¬ö£Dr#Ÿ'—ë#¦aÉž#»ýÓ¯€¡#Ã«%°É+Á#…ó�{í-að#Â¡#fàa]s+dáU##¥¦…Š#HÌò</text:p>
      <text:p text:style-name="P1">#&lt;9~#œ.¦©´éi#ú¬N4À¸r¾2èC°˜Þ!ü°æ NN\#‡ŒÐà,È#�Wø£#´Å<text:tab/>#Gè²U##+É‘Ù")LK¤Ÿ)#óÍ#feg#ºmôÚÇ™</text:p>
      <text:p text:style-name="P1">§…UD¨#·à üt¯#µ€«sJ)#Ñ_ÌW}+åûWÍEe</text:p>
      <text:p text:style-name="P1">¯¿ìÔtÝª]#•S jšè#ò6}#éû¹Œ°#|Ÿ9²Ž|zR·<text:tab/>Å!gT:d#*�®×^#[é#Sæ~{KËŠ#™„ê4Ñ~édCz"ýH�É^Ïž’#lc›ÑOHŸ±G&lt;+�Šé#�#’Õ+US‹ó#¦äÁa#a#ª²&lt;«e1/</text:p>
      <text:p text:style-name="P1">é®úø),„çÆÅÖ×9jó&lt;8ëv/\ä+¤e½•ûÌZH÷û#�¹#¢#N¨#¯�ž³#ßgýb#áq¯‰›á(j–$[Ákýe</text:p>
      <text:p text:style-name="P1">)åVlÛÎ‰‡†¸Ž#tˆ2ÿ9Òø;?±¤§&lt;àÏn#ðEULøžY¿�½Œ6³Þr±0fƒ KL½¡{#ájº#»‘ïø#¡FÓ#M‹å#Zÿ<text:line-break/>\Ú¿)$Û·Eoýñ^©Á,ï3…#9‘'Ü<text:tab/>»èk ±MV!0ÚÑnT(;Jz¢4)J5»åcèÂó</text:p>
      <text:p text:style-name="P1">½Z®#_U‡À¬<text:tab/>ª†’À“2*~µ#wº*Ô#·º{V*/¯…=CöüÅá³é¼üä7çÈ°<text:line-break/>#\ÙÈ(ñEGo#�\w\«ÑÆ»t›3ImÉ)·ÜJT#›�œny24SñZ³'K&lt;#êª™üCœ*Nq‹8o‰‡s}#×#/äù#å"?ä_�à�s#TÄ(}jJõ¶#~##´)ÈF#¿î7zÙšN+ÓÀ#’gÁ“l-Ž?ŒêƒÞ3J�&amp;Ê#&amp;f$2®;-¦ê†ŸúØW¸e;;#·øßýJæ¬å&lt;ëõ&amp;#JI/ÍŠ|NÂK#RH*<text:line-break/>Š¾ï18ihšR³7%hñ##˜Ô½7ÿUä`¶Up-¦‡<text:tab/>¨.Á|3æ##²B}#&amp;!ò#©†IáuÿK,cHñÿ®ÙI&gt;ìÛÉo.GQ0`n\�#ƒ¶M¢Þî6P#¯‹ã<text:line-break/>Ò�¤Þ�#É»Hû#†Ì«v<text:tab/>`µé©Ÿû#H‹Ö|ehñŠ#<text:line-break/>Í¡##Õ#{ìÉ[p-öì:ƒB#Ø#eÂËé}zG?ÿQô…\�uj¤Ýá##“Íõ{ö�w5#õ#| ³#À�òË#Û”ßöß#±</text:p>
      <text:p text:style-name="P1">#wUœ¤8th—œ×ücdi:é^Q#á)¨æ3xN#Å}ù»?SBF#®Û½#/#0v#IsÊ.V¦½Š2Ìkõ¬¯[9•#Ž#L”O�µÌÎK#*NÐ©Ž–î—Oú</text:p>
      <text:p text:style-name="P1">Kà0C@”»#æÄ#U#Tr#íS·¤ee<text:tab/>!}^ÝÎJU_õ_»�ÊNl#áN;&gt;@Õ/�= 3Ü‘£–æ#‡.,Ýøv“ÀT-ßT1(¼…ÄKó[òÂœÊU#No+{rŸ6‚Î#Òù6@#’¨Ìªßî¼ÝeúÌ­©Xd´¹Iî�£Ç„æå;#$#ñ$–â»ú¥„6w­�Q#À|o1¦ÛîQ²&lt;@â„¾RÞöÇqQ#s�K#o#‘#…O<text:line-break/>'Ëù,Q­Í^ß#è,#“4ØR#‡®4<text:tab/>Ž^4hßá ³oÄ¯#‡”V•%K)cÿ#<text:tab/>&gt;#®—Ø^ŒÁ£ŸƒøYsïlâƒA(#TH3kŒè¯#ûà#Ü¿±®#I³þ#é˜_•eë?<text:line-break/>r3#EÖ<text:line-break/>®Ç½²ˆUÒÿÒ½;´ÝÁq»´Z«�##,ÈÚ0îqly¥S%ºº#5ãßëÅ�#H##þŽ3Ó”&amp;2›T0ª˜±ùE##<text:line-break/>jeYu#Â£ò#\Oô‡yÐ#6nñáZ}O</text:p>
      <text:p text:style-name="P1">«µ ¦½ý#(s0#ö¹ö#~äòW°ì°É¿†KBqa¨ÿ3Öƒê�i\]W#ØÇær##9`³u##…=ªËe¦#¤5#Û#Í0#íb¼¹Œ­äó#ÿ\</text:p>
      <text:p text:style-name="P1">ýã<text:tab/>&gt;rž|r#î¢{é-Ç`¡#Cú¨ÿ<text:tab/>OÊl�ðj¼]ƒ`w8{Ý=«ÁH¬</text:p>
      <text:p text:style-name="P1">VC¦©o).C­#Z»#È®¿`(vL-Þ¶òWÚ#~c#ù#=ƒRoèY¢m#ä‡Çl</text:p>
      <text:p text:style-name="P1">óH)#äwXòRv2P§øåë5Ðë<text:tab/>#˜ë<text:line-break/>/#»rñ6œ#­¢´ú‹$z8�'À.Ø¼î³ON7#Š<text:line-break/>ø[¸ #8¼SáÛ½”;m±)#Çf#{### äçz# úöÀ# �e+</text:p>
      <text:p text:style-name="P1">#Fuò±@õsÓçÎ1#‚›##“#ìÏæ#ÅQ´Ä#7è†&lt;G9gQðL#k»‹3°#xø²z«=ƒ&lt;U#fßÅÒÃ›¼É}4”øßB€&lt; 'íõ#�Œ9æ#óøö1à–ìpt@ŠÔ#‹–%þL½ó</text:p>
      <text:p text:style-name="P1">$h¿<text:tab/>ŒÝ#$ß¯#õ#îˆËà©{ÔØw##›î+¢_<text:tab/>£“ßõé#"„È°¹v„$å0÷#=ö¢àÚúª�£EŸ›“›Ë#œ#@ÞKKŒeuÿ&amp;€Ð8#˜,m‚©áëI•&lt;#)"‡éïNèèf‘#*6Åí½KýßÁò¯±ð{ž¯ì:h^Ìˆ7</text:p>
      <text:p text:style-name="P1">z#D#üÙ$yÐ(±lôgOSÆŽ–¯°|]™Ý‰üå#ÜE�ÕÔP<text:line-break/>y‡“·#à#²P$u&lt;¾�‘ÿ#(+Ùåjî»qìŒz8Ï´þb—‹MÉÃ!{!æ#™£# C¸¶*¥ýæš¥dèåenG¿ÉeX’±Øt‡YÙ$kÔƒy´0_!ÿuå…ƒ#ŸTùõ#?i›Y.R&amp;�šð(s</text:p>
      <text:p text:style-name="P1">Îs9-Ò# CÀ”'ný^Ûb ˜1# ­õ4Õ-é=òâ##×y:àV3YJQ4#�¢’Ë{CÂ”kX|aû÷³\#¤Á_êÑSŽ`ä#9<text:line-break/>x</text:p>
      <text:p text:style-name="P1">ý‹­;W«#Bô$#¯¹Î�¥eàW­í0###êä@</text:p>
      <text:p text:style-name="P1">gÃø!ÂžÆ›#á±Ð@</text:p>
      <text:p text:style-name="P1">"iom#»d{ÑÄÝm‡ŸÑ#¢8ˆ³Má#B4#€†&lt;#î½¯#Dï—Â"º$jÔ ýã²t?Úu.½a#§Q:£ùtð"Ì#3#”$íÑSj ;#¯°`mÓ)±•(•ï#+###ÞŸÁ¹ÀÿMÄÈ�</text:p>
      <text:p text:style-name="P1">Ól¸ÐzÏE^K·#¦¸@c#µjŸDQ†</text:p>
      <text:p text:style-name="P1"><text:line-break/>T%Á\ŒÄ”#¿´;qÒµTMW¼##àþÌP##=Fªìzz0Z#´Çô¶Wáƒý¦fL±R±¡˜ ÖŒ‘"ËÒ­YOzœ#4Í°ê</text:p>
      <text:p text:style-name="P1">jŒÁºû#n\#­@Þ<text:tab/>åØÉÎ"##óÞ¶ô‡ªRü"¾!ÎjÝ¤;WæÂæ uÏŽg+;]y¸Þ¼5#«¹\íÕÅ##£æ˜sS»qrËò‰y¡.ÐO)9C•f‹–§(Kš#æ‹¹rûdv‰çù°wD;½yµ9oÍ#îœò©Ëc—/*/(¿w¿›}ÛO4#Ë/îŠwvûÙ_zUÚŸÚ%Ë/#òÇµçàï/‡£o‡­»¥»ÓŸåÅžôŸ¶^è&gt;Ýû¡N²#–¡°#&lt;Õ#õ#ië�³Å#g†W ž#øß8-*¿##f#¦¶,<text:line-break/>Úi‚Í›Lè­Ø&lt;lµ!LcžðLÌª¹cÞƒ-�,-O/ûê~N\#ntŒÑ4_GPx_dAòÖuª‚‡Â‘Ò´##@ë¿URhÞKA÷Á#œ¡ÔÉºWCÚ^#ˆàKwpëáYþ[,·÷#’®dM‰Hüá¨¼¶¶ä2T#´&gt;‚¡ŠÿH!¿n##¡If|IVo§ˆP‡#bÖ¿½'#:a#{Ág=Á#ïÙ%åëó´#«#³¯ÿs¶D€Ê{ÜÝ#S†¡'*#’n#Ÿ¯‘Oÿyxõîn÷òÕÃ±<text:tab/>£T~#æî#</text:p>
      <text:p text:style-name="P1">ë‘M3##f##@\¤zÐÖ#Rî</text:p>
      <text:p text:style-name="P1">#Cà�#ÍäÌ%•#k;H#ü´[®·û#Î ¢¶ÇÇ ë»ÎÜvìu(+ZWÞ­í'‰üw¨WlòkÍ‚›¹udàŸ­\;+óêF£#ßGÕÕÀƒ‹Y+Š�¥Ò9Å�?ßÛÆo&gt;òß$û#x@�×ì¥3rzÿoÛ™î#ø÷hä–ñM#Å6Ñés#¶§J©£8y¬ÎSª˜m#h©&amp;šÙ# �ù`NÙ#"##JÇUUê#Ouì»¯å—üNšŸö¸}u¾H"üd#Áj¬{ÚÒkŠ##™ïäØ¸,•!Ôò‡Ï±Ž±•#wz“k§ýtþPø-$í#qu�Þ[öøƒß1#êè</text:p>
      <text:p text:style-name="P1">]##ûû´0váHó˜<text:tab/>� p’#ª=#¸òå+¼¾Ø§ÛÌE#yïE€#ƒÉV*#C©x#,€##ð­ºù¾o›æù¾o›æùÇ`Ã;‘=}#}[þ¾úòÚ“#è'#}Ù!?#&amp;ß¿— qòÀ)+áÔ"iø¸ª#=F&gt;âqùŸ€N¤óð§ $ |ã0¦°I•D§¶í#šÔá#ý##DúŽ¸®�Ê#x.!.ó±˜|¯¤!uU#ÿ{T#HHÆGõéEV:`é°#÷v'#[]¸Gƒ#ñÁõï$&amp;¥ *.sO¦#&amp;RæÉ�ù}îý»«�Ñ×·Wÿ&gt;•<text:tab/>˜##ù*?'"¿-Ûõæì¿O5#¶áÓš#Om#O©‘"h•¥F##h#n.e¨#¢:tSTE:½MŽÄš¸·#V|FõXñW¹.#¸X¸#TÈ +£§ÛÓ%É#êÐzLÓÖóz=®Þ</text:p>
      <text:p text:style-name="P1">YÄ5J&gt;#2…a%E�9Ó"64#!´#Ý2#¼¬"êâ®7Ñ#w8Ôâñ<text:line-break/>#¿þBQ;xåp›=-±lB·û’™<text:tab/>¦#?&lt;Bõ&lt;8Z#/èy5Ã�‰ÚýËóšÂô#bÞ½#Êi³Ûò#÷#¾Ø�ð(žo$D{"�IZ]2¬—³�Ü®›=T#—÷W<text:line-break/>1ýÀ.ñ##›/jU„Y½­Ïâ/Ý|¥#�©ñ‹Ù’%&lt;Z#ÿ…Ä‹ædíË‚#_¨1=Âõ›âtÛ3%t¾�Û¯?#2:Â#8#<text:tab/>#ªÎø“ªæ#Yˆ�cGóÑÌ~¬ýÍæ¿Î~Q‹ªID)±õ#Éð¹#®Óš€a–²Û�ËÃwjƒq#‹ÚWÑ^°åhz#RŽNò##¦#»¿C¶è=MnúÌäºi©Ç ò’k.ÿXô¥#Q#³Ã}-V+‹Ü˜d�©¯Ü9]Kråö¦¥y¢À#Ð€,#</text:p>
      <text:p text:style-name="P1">Ó�<text:tab/>Àœ\wÚRýÕØ#)6o"ðÐ#ë�Ž²s###•¨@êš¼!#ß¹½p]rÏ£åý!¿mi<text:tab/>úÕ%˜Ö?»H�ÕÚò&lt;AB�o‰cÍ›8#<text:tab/>.¸#úÕ‹#ùA&amp;b‰ÝÍBø#ƒ�v=+#v#ÎtŒÀ#�Ñv1 #½}#Œ<text:line-break/>"ðV¤#¼òÁÊybtËùù¾²#É#“7#Ù_mÊ¨¡“Ê€Âåy b¸Äs#¾#f0ôaÔ#ÆßÂ#¥ƒ’LkY#@—#{ãh;*àX.¯ÿ*}¸›J¤ôüø#®­¹öÇÍ#{ì*ãà#Æ#u·ÓbŒ}#î4µqþ›ˆÌ#¯´øB##©Åm™1å°ZÃ—#º#IJ#ô#®}+Nä#</text:p>
      <text:p text:style-name="P1">0çÅ¼àé–¬äçá°¨ŠK6á›Ô•-##jÅ�b&amp;æ/‡ßòîä®+ïªo+™ï;ÃæØL,8hN“</text:p>
      <text:p text:style-name="P1">ìÔýÚŠMl{”{áS:Ï½žîÝ£¥K#É°-ü¯ÛhÌ¿##žp##]ûk=ˆª###ãâLŒK9«S#áv©Á¬#0x›'œS�¹Ï’3ÖlÉ[htÃùäqóÍÅÅ^Ù!ìŠüë%jWfÇ</text:p>
      <text:p text:style-name="P1">#…[&amp;$¥�¾"”QÉpÐ»Ú}�Üá#B#|#ÍßÇB)gf�®yXŠ´õ</text:p>
      <text:p text:style-name="P1">" µG€#m¡NÛªûH¬Þ|+Ò#övñlÿ:�ÔVî^š¦VêqõWó#"ït's0ŸP½]��˜#£Ÿn#õ#{Âˆ²Ž›p—Ö##×Ñ#~©Rüq�ÂX#é­š</text:p>
      <text:p text:style-name="P1">Â�†"Æý¨¬¦êËòáÙ0Ä(ÆËT‘½</text:p>
      <text:p text:style-name="P1">z#nBý}#{0#‰ránV#^ŽÏHÔrwÌî*RöõŸ$‹�w<text:line-break/>ÎŠäãÕ(Mÿ#šå#v¤µ“ô]þ ßníŸ˜Å</text:p>
      <text:p text:style-name="P1"><text:tab/>^Ï,»P]†wQ»PD­#ovñ#ê</text:p>
      <text:p text:style-name="P1">&gt;oµ\.u#·ÕƒrHÒgDè‡l#À1#›ÙêZYƒXà¾ì¼]</text:p>
      <text:p text:style-name="P1">‚µê¦Bó°=ºá·Mw%cÙ6'#“LH™NC#/#–mý™ln&lt;?#ê¸#YÝ\ÇÝ#<text:line-break/>ú’ÑW-Ï†a™#¯‚##&lt;`ÄÀ¯¬Z#8#Í##Ç7)aÅ·¼WtËûê¿—#O#ú—Ê#t�(##&amp;ec#ø{Jøw€ù%$ üèoj<text:tab/>}&gt;%A SÒû9ý#ÇÖ ¥´hƒÒynÈæ„â€ê#Ís5ça•­¤#a#kJýg™”Ê'?#þà#</text:p>
      <text:p text:style-name="P1">,#øÑÊãûÀ#Vj'�¤#ˆýSóèÅƒ#³#n6#²pAàÞ¥w’dâ=#íœ²„šÑ²ë°âÝ£îÁÊŠ`„#ý#ÐìÒ‰ ¤aÂ-ié5ÍYª,¿Ð´ï‹oÿ*ï##�##$-iu#ÛO²h„#+‚74qÀÃ›#mÏÕS›#&lt;B"í“&lt;:#ª» ¸f*‡4…÷U#—êNÕ#Éšûø¾˜ìO¼####tìÒ&lt;åéc§Ü{ÆbÞTQAá"v§#…#lu2M]EÎæÀQÃ0‡ˆÜØáj#_‘P</text:p>
      <text:p text:style-name="P1">£ s<text:tab/>P}ªYbÞ<text:line-break/>#¿#‚#ìÔ6úý½9;8þ###:®a#ÿ|\#Õ™ó­úA/­f4Ö#¹&amp;™¤)]àº<text:tab/>Š#~ÚègÔd¥"å»�9c,Ê•€Q##…�’¨ú<text:line-break/>‹I##Y6•…#»8ŸßM#¯þ#|#‰##ûÊÒ±€#õÔìc9M”RË°¶3Ù=#ù#hŒX½ýÝ@ik)tÌí™9�X‘#LÃ##‹|'�Xå#�”Îý#<text:line-break/>/#˜*EÝl#›Ÿ.•û6#ûä9/"±œc—g#Ü%M+­bo'1·T#CÎ#ÀWs9/¹##…–üÎ�â_,�‰ ®ü3h¶|ó–ÞBÑÕ#¾ý£H#ÙgŒ8·T#õXÞ#èíkä#‰”x0´=!Tí¾#²éÝ¦ð+ò“5Ÿ‚#‚L¸Ýso#ÓŸŽ¾÷»�CÙ�´MÝ­!#‡Z&gt;N¨#0ñ¢þ<text:line-break/>òâqÁwu#��5,ª›ÄÓCFY´_½œÜ^#œa&gt;#THŸ|æCÔ�# �ÉO:'ã•<text:tab/>)òŸ##£ÕV(##¼î}†.¦ˆ#0V¾MÛ</text:p>
      <text:p text:style-name="P1">7FÐ•œ#i—mßðÚ0LŸùO#wZ/Ó#Š=!I´|r8~]ö#ÀÓBïÐ<text:line-break/>oW¡<text:tab/>–`SKâŸ5G9Ð¶Q–Ô®|Ïæ##º|Ê;£</text:p>
      <text:p text:style-name="P1">##¬M#gÕôãôhŸ+¢DDÊi#¾¶ó^¡¶þ7#Òw:XÑÀW#d&gt;ó/#¢MÝÁéëØ�±çÊüÅœ†3#¤(ÎÌÛÝ#Â&amp;w<text:line-break/>žý‡ d�À#‹¢˜”L#Ä#šî‘ì}…Ìœ#s{’·'#uRT#1ã¬Š##©aµRÑs�Ÿîx#hXêÊUÿ:#,hŸ–æ­‹tû'W[æ³d™¥·2tHÌ#€<text:tab/>^#¡�lº#]Êà�c7##iúþ›¬_fY#0òDê¤#Ø#�#‚×*KH¹GùøÉðËÕ1§½:i3‰#l5ÑcÔµÈ$›Ä–ª¼Á€€×d7é²?‹=“###¡÷Œèñhaçik•G#ÙÒ˜.þ/ŸN¢êì&lt;#ø%Ç¦#NÄöð;¥^#�f»#Bì¾k¹›K¦¬ÍUÃ90¡|ß$‹&amp;€ÃzÕf#ã4§K”³­šŽ#’áh)ú),¤˜¸#$kôó3‹N¬Äaï�\ó»é6#”*Ã#óç�(<text:tab/>6S=tð¥†#•#Æ##U###JÁy•í#fwÔzêÜ¡*×ÈÀ@,u#›g#ßÔrà¿Z·$îÇ›~¬¢©‚wÿc¶3¼1¨v¾Lsn�P?ÀñfîïeSzcÞÌ#€“[m&amp;#äü³Ç¾þ##/7³ç“ž¿¸3Ò…`ÚÒÜ‚ Œ&amp;�u�ç•2ƒ»[Žcka‚#íV¡]„³…2c #�p#ÿj6$PëRÅ<text:line-break/><text:line-break/>#™…ÉXóÐ8¶Ì;Å@§\N•<text:tab/>¨#³¿É”K:r¿¾…#&gt;xP#,è#1§¤iK#ÝÕoâÒ]¦ýŸ#6í¿»77_B4|àÀsÐ;ÖÇ›¢‰(–JñX½�#°É#·#–_Ý5d#¿xÍ¯sE</text:p>
      <text:p text:style-name="P1">»/##îÆª�–ü#BIy¡öSò"Øo‰#™îMû‘æ1#Ýàp#§B�Z°n•»ÒG#'#�aÑ4;L­ú––‡#ÆéyËÚ/ e#æ]ÉþªÕ…¿ª=í¬|&gt;“#·öUíY×,JJK‹•#µ§Ò</text:p>
      <text:p text:style-name="P1">È×@3nŽÒ®•ÿgä´#&amp;ô÷gŒ©÷#ù/#(î%~�Ð:©kLEd#K+ÐÕ¥C²fz‰×³‹­[b@Ì„u&amp;¢_hbÃÜÄ?iþÈöUÁ%ñ—¢ŒÔl‚¶¤B<text:tab/>"# ~##œq’æ…’^1².#nÆa¬ö¢+Z #þ÷ÏÃZð##‰·ð##þð›~¢ãà#�£6¤ÂîM;*ÈdÙáót˜ç6Z#å¦°ØÝq#^ÛÒš+4#¡àó†|jL§1¨#-§�##&lt;‹8ÆD.-æÅ'Ðìv“sOvwãüó#S¡ }cB=ç3½�</text:p>
      <text:p text:style-name="P1">#é”jÿI2™g#(yã#Ù±Z@#¤†"ÖixoA¦ö’×#n<text:tab/>#˜™##Âó—˜Ã$àj¬ö}es:c4¥‡¯ 9qOdr#'»#·Öü¢Š #6Íäø`&amp;‰kgðŽÿHFÎÒ2J©Äl9þ¹ádô_2 u#O#5¯{FDÃž@&lt;#,#[¢#Å™}_ß6¾iWÔWÊ0ÿ^“ÁTWdEûŸz<text:line-break/>#í#¯ÈÑñŠQ## t×oŠ^™±Bæ#-@†{ù"óxpåÙÿ'#¨e{�F@zŒ�Ú�#½-&lt;#-!¿#3#Ã}}K#ÁaH“###Ç</text:p>
      <text:p text:style-name="P1">O¾ÿ#Çq2#v�#jËÌã=Ê</text:p>
      <text:p text:style-name="P1">O#C-PƒX#,½Ç#§7ˆm{Câ�¦—&amp;ÆÑ©ý•/¢ÀWMö•vJ)HŸiû¼#=�##•<text:line-break/>By.wÙ»ÅR‰z©#Þˆ|”T°÷#�#4&gt;fP¦¥šEÒ3&amp;²#ù##ºË####Š#Ž“#íÓœ#j¡]–ËY5�Å#.bº©k#ù#•NðZÀÒxäP…ê«7¬SŽh¸†Ò#ùþ|¸&lt;»rŽ¶xTßŽ#Èõ¥‚®eð\—¶Ò²5;ËêÁK�Ÿ#7ùG†cÈ##ËÜ5�#±ü#Û$Š##M”©\±ÍÄ#U·´Ãîe^õ—Ÿót5Y¡¡6@2t,}§ž/µZ=¹r¦Ü…V8GX‚=Ê0jY2”I®ÖÇ##Ž¯%Kù#aówüÂq‘[Ðî&lt;µjƒÁÕå#RùGe=²##Ù9Ø˜;#šüù‰<text:line-break/>ç4n¾¶+pZCæ“·•À{ 56È…#}##‹á“þv—ŠÓÕÓ#p9›þåÂj#ÞXá#�(ÇÕô#Ñ}kæ\#ºVO µ…ãP#K#(ÎÅÖß±šja¼##î§è:a#þi”(øì³²Ïðì�4F¶�ê9^±_`©¡%BK�$/ñ{#­U?¬u#´Ft¸"�…A%j“Ù¨?ŽO#¢�—»yÍ0ï/9„è‹žU�›ç#×ìUå##—{sR#ež�+ÄÈ»[@àÊ9#ß“ ˜;²)Œ\##7œ•ð\ÀŸ}’CgXF×½?ìS#Éy†Dô®æ®ø!%K±k´c´EÇêü##É1b¾Ò»#þúò@ªÀR#Qžîm#¯b#ª[ýý#–Ù[Cžñ"#¥#ñ�'#eU7##</text:p>
      <text:p text:style-name="P1">LR‘›hŽ</text:p>
      <text:p text:style-name="P1">•,#yEÚ#Þî#B:úÞù�û9h.ôK&amp;÷™›€m?oIêâç&lt;# ´[Ï.#·&gt;Or‡5ô¨•ÜiOS#ÃDaì#BÎ&lt;Å#qßE˜bº×‡ðœùÍZ<text:line-break/>Þ±ƒ©½ZÇg=¹#6–D<text:tab/>#WuMø#Çt¾±3+PNŠ¼WÙ=Y…ˆeyb¢Æ¦7ÎÓ</text:p>
      <text:p text:style-name="P1">é#èRŠê#CKÏ#÷$ôr\Û{hùI¿OÆØ#©)B�ôT‰ëÝ&amp;ÄíÖ#§Z&lt;Äïè\ª@B’k#h9|Ø]”<text:tab/>æû,Ü&lt;]A#ç5P‡k<text:line-break/>#�`¿#G»ÂD˜#&amp;®#/#+P™¢4©„#¿K¨¶;#=#¯„±#ð÷#¶¦sQrotï#â.]8äK-¤<text:tab/>‡þ±à#—n÷¾'•yÉjØZlÂõEÞ¯õë”#Í#Sþ¸M#G#î�TmžgÄø<text:line-break/>«“t[(#Æ…#ÆÉ$ŠšÏkUq#KB#pÞ¹L5Yà�~ÛN#Ê™É�õä#9Ý8›â#O�w$B9_ÃXûÐÉ#ÔUÂÆ™Ä#çˆ/àµ/Ü#©Ìø–Eî«0¢&amp;A½¾ôÁ�ª»#Nö,S&lt;ŒÎÎÚÖ‹¥é,‚An##UÓEX‚.¹lÿ#"Ú4û#é¸|1##n#.ˆUŽÍS´Š#˜UÐtüÃ##Ieƒ'##Ü™öÿÿ#]-c%-WD´¼óÄ•ÐÕ/ú³iÕÁàDå;rëèøCš�ÔÙÍ8'ˆ°&gt;#ÞæûÏ|b#XNg'òA?°#ù‘àO·…‚„¥Š(0Ý;&gt;ä»¿#B€<text:line-break/>a¤_œZ?Ð«èúÎ•…ÂuoÃ`2Bb“ŒP‹ü#T[$¼Ž¦‡ÅÚQÒ.¡Ÿæ¸</text:p>
      <text:p text:style-name="P1">oä�‚Þ(¦ðòóD¯þn¥ #‡</text:p>
      <text:p text:style-name="P1">›68.#ÆÕO_è£…##</text:p>
      <text:p text:style-name="P1">"7%#åg§3øÀ-°A?¯#EíÇ?n±i0!‹¿�Îå”¤ÀÃj¤'Š#ëÂ˜Xbjx#8#ÝÔ„i»##û¬~W^…úíÏ–VÁ&amp;#ïŠ·ã#V“Á…‡BL#s</text:p>
      <text:p text:style-name="P1">^ Q/¯õ�çû'3a—fO#‡Ítÿ]#÷Ý&lt;DÂÈ÷<text:line-break/>ô¦cË£Ë6Ú#£Æ6£GCéKœÂ–YcELF(Q©¿±Œ}Â#¹5Ô­¿ZœèÂ—ÝT€’SÈ«ETˆeÆB@<text:line-break/>ûèåÜOxî$Èx×#“#EÑ#Ë#É#·œ¢“0d<text:tab/>Bº\’<text:line-break/>ÃÏ1###qVŠI,Eàh,¬®&lt;Yã-×¬ãçH7õ•V¸DDñ}Q¦U•jßZzè±3¨§Ï<text:tab/>‰¹žu#€##ƒBÓa!°á�x-©œ#Ã±g÷BÂ#³Ž`¸ý+jC´ùÛ=ï_\ØúùZ•’ÏÍµátXùrHÉà…Sx4–9#06#›</text:p>
      <text:p text:style-name="P1">fZ¢#ó×sž7¤c#t²³ùÁÈ6Eë„ð�bB#(rÜ·šj#:8¯q#áÚ&amp;�ÏB™ü¼šª"ý</text:p>
      <text:p text:style-name="P1">8D¢ÆBSÊ#Û64æ&amp;ÝªÓî#º)X1nŸ¾èïW<text:tab/>‘##—ÙÏ#ˆd#ò#)dÍ_¨&amp;#¦¸²,ßÓ1~5³ÂÆ¾6x9zšúÄ0“¼¼</text:p>
      <text:p text:style-name="P1">Z¿\®#ÞSODòë9<text:tab/>1¨4’ãÚ#Ò$Ö›‚0xE1åñnR7ë#À,‘v|Ÿ› Ñö¢èo¿#¦n'ŸÝæ1Ýì„</text:p>
      <text:p text:style-name="P1">”8_²’í†#`Ÿí©¸Ì4©u7V-@'5<text:tab/>È)ñÓ�ˆ›es„v¾¤’Zˆx#%P£ê</text:p>
      <text:p text:style-name="P1">#ë°“–‹#|¥n-¼#¨§Éü…#Ár¦­©Î+8þ³wBTø\;ùË#Gïò¥¦õ±|#ûx#yõF#|­‚#Ã¹üŠsï#ŸßîZ-ê£##<text:line-break/>ñ##ï,OÂ#Øë6óüúÓ¡¾VªíßŸ¦©#Z]`§Ÿ¿Ö˜:£0åš»Ö</text:p>
      <text:p text:style-name="P1">#~#léÕ#HÝÉh×e.d¿¼žp™Ó­èï#­#Mê6Óþ™f8#½##»ñTß~]¸Í*?I<text:tab/>—×-›#Œá#A»¼æô�áw¥›à„#üe„pP0NÀÍïN^Ñ B6ßKs‚ ëAoüh°eÍuó?&amp;=áû—mÑ‹Ž¤&lt;##¯ú*~##ï5äáR·Ô‚åÂ¡zz*õåÆ#·Sí�}(8s‰R,™X+#.êÅÛl×%ÁB¤×õ[OkŽ¤‘º'#ZØ‚U‡#½�ÿZààû&gt;t#bpž#‰qË‡ñý¶‹##ú¬êû»±„ëh,#±ô©ÀíÖ~‡#ëØ</text:p>
      <text:p text:style-name="P1">þ“I#EÍŸSGr</text:p>
      <text:p text:style-name="P1">#ÄÝ¥ßÚ&amp;§MhÖî#x«q¢uÚc#+u&gt;NcÀª#2PÀ‘ãH#Á2BF¥;HMu€šu4å</text:p>
      <text:p text:style-name="P1">�ž#_l‚„.ô®¦ƒ#‰M©GYñ#4§Ï¨ðu�#,r•#Äð#2×yÜÑý¶Qn„ì#&lt;#î</text:p>
      <text:p text:style-name="P1">,k#[¨¤øÃöòdQ0^p¥W$Êû¯_<text:tab/>5œÖ!ñ#»‰0f¡š#Ís3#7d¤'Ø:³sD5b°þ#</text:p>
      <text:p text:style-name="P1">|AjÈ¡öö²éÌ|J#�ô±›7,ˆR†Tôo²vèüE¨ºÉ®ý¦#8</text:p>
      <text:p text:style-name="P1">S¾<text:line-break/>ý¯[LTu#èªY<text:tab/>^�&lt;e*½Ó#^°Éÿ# Yol<text:tab/>`@E•Ð##ãf@å#5Å@š¹PK”p%c¢òÃ{ŠÕÈí5"·¦`Ó®L#O#‚}³¾»ðaÉ#øƒ#p(MyqA�¹E#†²ì”C6‚_á€NAk¨#ï</text:p>
      <text:p text:style-name="P1">êAìwU#È<text:tab/>�#˜Ê6ëJÝé”ßÞsºwr†Ø#A¨pÆLÖÍU'8q0##`éÔ</text:p>
      <text:p text:style-name="P1">ñ¨FOìÈkˆ&amp;Rd6¡Ô°n[#yyh&gt;V|½#D§˜cÝ3_#¹pqô÷÷äÍ‹e¶2?¥1#ïÆîE�fâ�}âGV�1öŽÙ«î¾j^0¿„%çRèÞñ#aef‹#i^Þ#W®“…#¶sû§•N·£Ý×#“”#%ñl##êÓRz³6¶åiÑ¾M/3gnÌ�#þ²##&gt;Á#òI�l¤#N‹ÇÙMdB�¾æ�KbÅ½òm××‰##ãÂoMn†{øtÙ±NAMÖVj¡#19ºúÂ¾CéŠ#šý%›#f2SçY×œT¸A0Ov¾¾þn#€##­·&gt;šy”æ-,Wó÷m##Í8ÂÎþÌŠmdhétÒ†ï²sëW×—¾ô##0sÛa¡#A¯‰I.ï½(Y&gt;rƒ÷#´fS#ýÕs‚¤roNÙÉ,»PN£õ–ò]ÿ5ý&amp;™†ü]’#ý�#ãMyí#P#&amp;g®Áöl4bË†Ýå€®ÁoF#Î…öêìJGp(ƒß#r´*üÜ]K#Šj×##ØròM¢6¡”EÆ#_[Lz<text:line-break/>ÉºŒsøÑ7§ÒœÊ7|†yÀv÷##=N†hÞymfz¾�+è˜­§#c3#€qd#ß ¦®¬*##8Òòo3éËýZã#,‰ÿ=Ö�Þ</text:p>
      <text:p text:style-name="P1">gÒ�†”§######Cê-Ùç<text:tab/>ÍŠ#|#%È:§}#“'pJ*¸KÑfc<text:line-break/>ãä]øËEå:fî#–j;ïA¦¥X÷3—+:ÏXB8�i_Ã)®`'n8­äÕ’åØ#µÍ9«eÄæ®Ín=ÈÍÄyôq�ø,Y</text:p>
      <text:p text:style-name="P1">²b2kÑH¨íQvŸŠ…X€s#}†kOÏe»6P;tjÎ5¸Ö#ž,9½ÌëÇò(</text:p>
      <text:p text:style-name="P1">B˜téß¸�xz#yŒÎ#…»¦�#ÇÇ#“#×6À#</text:p>
      <text:p text:style-name="P1">#/§T@™xô¹FàZ#;î#õ’¤lÍÎÖå µs—8ëƒ</text:p>
      <text:p text:style-name="P1">?ë¥#XJe4üg*ÌÙÂ#·Æ—##Ô¸C¯1b“ß</text:p>
      <text:p text:style-name="P1">Q�­+®œ#Ä"‡–‚#óþ{šœFê#6�‰x™§%#¶~,“#Ò²•öà0ÁÂßäR¿#�à¤Ï·%˜ê«yÞNÔf¹ÏÊE•Š#í¬~2|—r*D0œ#ÁÈ™Å+ Ñ#:ZM•I#¢uª´Ìj¦¸##Š #c(&amp;'#‚*ì†ó¢š</text:p>
      <text:p text:style-name="P1">Vôy¢è®F^èúñë'‰ëø•@�Þ™I7%;¤#;Ç�<text:line-break/>gÈØ]d›hŒëÃMÈî–¦#@…#ýØ#Pç!�Î#]Xàª&amp;øânl#ïuáMpMwIÍú#§#DV ÞÆ¤µƒRaN</text:p>
      <text:p text:style-name="P1">ŠŸöçN��M¬mx³_WÙÒ4ŸÓ¥?5í´°�3œäÄë#Q`jaãM&amp;2Ûj({‰#S‰y#Ì#9F\#Õ¬–ŠÓd¤ÕN##</text:p>
      <text:p text:style-name="P1">k¿+ð$âi§·/¼k:JÃ±P`(#÷¬�ÖùG ©��øâ7ü•QŸþb‚_+#GˆÊ�6/50fÞÎ�ó;F1¶»!‹*ŒxIÌ$$#N`¶Á¥,AÉ›QvE##‚ôù­#‚»\³�¬ó##¤</text:p>
      <text:p text:style-name="P1">#(## ,Fn#‚í&amp;¥#Zý#</text:p>
      <text:p text:style-name="P1">÷#`�â–#ª.]=© Lâ)…Ø9#mÎÔØ–¸0#ôÞ¥lO#§ÏK6bí™ñ‚#7Ö¸#Ï,oNÒ?œª�#¦¨/ÄØ“˜-€RÂ¼¼ª=„pbò°€âê×†=µg#ü&lt;)ôN‹<text:line-break/>›|Ç–‘Êå¡,’#�UØ,�##�©œFP@Ï©</text:p>
      <text:p text:style-name="P1">å’â¦k°#¤:Â»Õ`‹”sÃÔÚ$vÈ-#X›‹<text:tab/>#‘–¸Î„‹FŸ¸êföÜ@Ÿý•àdœ#KaÞDÕV#�BÌcÅ#ƒ¸˜Ã²�¡r«y#]¡ò„Òcžö@µ&lt;çYh#FîÌ/¯@Þ®Õð¨IàóS.TŒOÝ‹J�ÿòéêíxhÔýåsú“ý€½Ó¬#ë›Ž`@V m#L^Ý#ê#^ç.¬#ê&gt;ñ�mGü)ýv'»¬L^á#þï8On##½¸##xm‰1¿î_‚Ì¨®üÎ(“#ràDÊ#ÌHH»#íu«Ú†þ�—Þ#gèK„€Ùç#söb¦�yóG4ÔÃ‚¹Ï¦½Æ‹‘J®#…ïûh\P, M�x¸�þ¹’#ÿæè0WýEÕ#°�¶IÕ)(ÙÏOLz:70n#‚#R%/Tú#ù8|·‹ù¼#‡ÂLžTYÑ#�„Õ/i##ŒL#÷CoÔ»ï« éC¦#eK2Û#0#üƒÌÛÛÅ&lt;¸ŒÃ#ça£“öª‹#ò,ø</text:p>
      <text:p text:style-name="P1">#.±±#­u Ùd8©¨Ý&gt;vä˜oüE*ÿ#Ð?j#t±L<text:line-break/>ÖÁY;#&gt;†«#m¡‹ËÒíP¼ùvp ÿ#-k~C£âd<text:tab/>¿z<text:line-break/>-ûèj½&gt;*@ä[ï0Æ˜ýŽ@¡Ÿ1#fáW.;E#úv4º#&lt;Þ&lt;â5�dc|#íšá&gt;Æ“€##HIà~ãtUœ#<text:tab/>A#J#ªÂ<text:tab/>¦&lt;#&gt;W #¿Ô##Ä3Vþà¿e;Ó%º##èCÙ J×Fò~"V9#ÓôÑ<text:line-break/>H‰#ùž#ûÎ€ê#)Mb</text:p>
      <text:p text:style-name="P1">œhø�#—¯!Wa�!#p¶jœ#²±#Þ#yí#/Éi1^ù%·œPD`uÒÁå3Lü–é—}ëÈ²Lô¸#™#ù/ »dBTvåK¾êè�&gt;4üÍ0#§ìþ™é#–‚ñÇè´#{G3hµQ9ßô#á&gt;›#‰O$ÒýVÃË 5¶à…¤„óÉ]#è#øœQeÚ­<text:tab/>v/þ¢<text:line-break/>ÑX§ïò°«¥ö#‡1#Mg�ÆW###…�ñð#óÀÆ5ð&lt;1…°ÝšGuh#3q‚6A#&lt;‹/ÿGšlž#Èîñóðçò#‰#l#®#x†®Âyê&lt;ý/Cÿ'ò#^Ê£žØzy¸ô•N‘HÛŒ#fñ¦_F)n›'ÈlM÷#qÉ+##</text:p>
      <text:p text:style-name="P1">#À¾ÚŠ56½##ˆÙy»Ãæ#Ÿ…Vì_®ª### ¸‘øÑ,xÏãPT�#O¥#Äg´¨ÏñÄ9e2þqå</text:p>
      <text:p text:style-name="P1">-&amp;à©ý)I{°ÚçH­å#Úð#¢Ûêéö™#€b[˜á¸¡#ëi�#(N“Jže–#)#Jlþ=#`Uþ#Sr^©‘pyÿ}</text:p>
      <text:p text:style-name="P1">š ¾ÈƒYû+f#8ý<text:line-break/>ê›•e[#�¹t´Ô#ü#tþ·*rÞ#XÈ”sˆ‡xú­•9�/#žOã5î�ÝwÃ”Ðò£ÊfcqT™“ApÄÑ<text:line-break/>ÇÊ€à&gt;õ 8.u×#ËAÌ‡uiœ3µìèC#˜P#«\¾Áâ,Õ¾ÎâèŠ#ü–ŸiO�—Y™k8#Ê<text:line-break/>#‡#ï­#Á##X°Fž½Úß=</text:p>
      <text:p text:style-name="P1">Aó#Ûà6¥Øt“[e�##&gt;PÃB+R%Ú�#O{¶um#ì#Ÿé<text:line-break/>6ÐðÑMw*¥¾Ò»#ÐEž'u#ž9ùE#þ—±DŒÛû#rCagX½R¶R?#`#�ß</text:p>
      <text:p text:style-name="P1">àœÀ¦šÜzAçsÿ9í²›Á##@  =£ÕZ,»»ª–´½#Õ�Éùê{äK€©ÒJ&amp;#Ó#Øø¥åeèê#Zw#•ÿ:öù[ØbdÆ#ÔÐyè##“¸Ž÷ùK?ÇWç»�A‘#ã!wYð#¦âmkÈ#FóT$Â½1›1à…¢ë«)&gt;®}šÁ.¶ØtŒ+#“Ã´áY0ó¢y-‡¹†¥ì.&amp;Ìg¯¼d¥©6Ð÷û#`‰œ…ÉÑY]c#çI“!ÿ5õ�D8ƒ@AX=£ÌºÏŸŸ·~ƒKµ#ÿ#GñwPNmÊ\ûÞ[•#º##/#k€¶ìÛÀÊ#Â`#Ù[�#h·Ú#ážØüzî :ÑDbãíÒééýw!€ûÎŒ#Žø�#H#ú ç³âiE#ŠF¦#nkf±Š²¼“45Î#É#Šw\D~ú</text:p>
      <text:p text:style-name="P1">ŽÖ©�Z£Î0Ìš#·…I°¸Ý#ö=##5LÈ¾gÔ™j†…â#`D’ËT~Ž„#¤áìÁ#êÓšå#Í#d|?¦6—ŒF­</text:p>
      <text:p text:style-name="P1">'ï‰¥?=uhAòÙÍ;¯qVÙ÷çú#l¦<text:line-break/>,#Ú¨ïn#3—¡T{{’ÒÚv#ùŠ¨«yÔò!–=L¸iÉZ[«JŒÕÚ#ú„/w;N„#§Ž#öô4 ‹##åß#€</text:p>
      <text:p text:style-name="P1">åÛ·#E#v#1n#®¢ç¿Å„#á ÍŠEVÍç‰Ë”©„mç—®M«<text:line-break/>]T&amp;–#5’7câÞ”Wˆ0#&amp;•~û—~e‰–KÁ#ŸÝËp</text:p>
      <text:p text:style-name="P1">£[‰z&gt;iê¦ìa¿¾ó#ò2Ö#&gt;&amp;øY#ým:W„g'#nZË‘;‡–,*&lt;&gt;#š#+œ`#Ä#Tº¡G#T#b1#Aó8Y¨¢€[É@˜ØZ#<text:tab/>Ž¥¬°##ÅÃ1¨W[m@‰„…Ë‘³�þ#4¡�2õˆÚÉð¬¬™žØ„#Ì¢Xƒ�Â7×v2.HÖÚ1?öÙÝ#¨;\Â¿^</text:p>
      <text:p text:style-name="P1">\@Í”ïÚø²ˆ‰…ˆYoè’ìŠè¦s€¶Ó#cÁ##Apà</text:p>
      <text:p text:style-name="P1">’Kd</text:p>
      <text:p text:style-name="P1">ëUÊ»Ý#ŸáƒÞSå¨Wäa9_ÌbÃ$~ü#Õ#DåZ#cæ¤¨å¨òB’ƒoÔ¹•)n™ËK#ö12l"à]N-'#b@ãÀt‘.‚#ZŽ@?ê}</text:p>
      <text:p text:style-name="P1">Œ`�^˜Á#ÊÄ~„œ|ÍÑAìŒËÿ#5âüû_æXcì'Zœì¢7"^##á@õ+b{X¡#Œ‹³ãß#­Ñ/hlli™ëà­'ƒI^c#º#„š#¿b#ôY„Óü·u5›Û;¶#U{Ü#ÞŽ#O# 'æØªn°#&gt;&amp;#‰Æ2«Æ2<text:tab/>¾­ß´#µbc</text:p>
      <text:p text:style-name="P1">Ÿ8 #tQ#07$8~í¨WL\¬·³%ÌÅÆz¨# Ôˆ™�¬<text:tab/>ð#Ýr#�`~#¾Úú#—#oú9Ëšõ¢ž#¨ÆôuÑn :.µg¬'#¿¤dõFÎ‚#?5Ü¬›Äïô ã›u”Tdä‹Û#†’«¦N²tz6“#N°#@§#·â‡®¬Ú)qþm§u*àZà‹3lî#Œk€*ã§WÀ9&amp;{Ø<text:tab/>#Tò#Ábù#§#ÔÉS·òe#šq†#â#ö# ìw¬#´<text:tab/>#‘lÏÞqÃg#C¹#ô#2Âë¢•É`36û›ÎUäŠ¤°J8g–jœGgï4‘îÛbTï«b[©†r#9+Êá¤îWb#hó¡ÑV&gt;Á¶Üušv/ù7:ˆ-\÷¬¹&lt;(å^Kør»­çá¯—[dÍ”Nm“Š?Õ›ö‡xûQf k»v«º#³pˆ¸</text:p>
      <text:p text:style-name="P1">vßÃ_�½##¾UèÎ#ÿiË’];ùŠà¾|ìx##aÿT#¤Pëéùv#�ª±sîÓ1_&amp;çæ</text:p>
      <text:p text:style-name="P1"> ?Uû�¹@ÓÇFY)r#iÍ3Ø§Öµ’šö2#¤�E¨¯!‰ç?´gkª°ÅE##S…ÆˆqJ©z-»JwkvÖHð#@Î#‹ÕÌwðz#<text:line-break/>¼oøàçL#±Ø#d»##ÞZ#Ls¤½U0�<text:tab/>žE_’m=—#�sÚh9½1É°Yý’[·Úä—ü#r¸*xs³@#`§ˆ_Î¥Œ.##ó,Ñ=?Ö @HK|¯M¿ëÅE#‹ñAšGcv%#-¡€9'ü}ßßÂäSfÂ4û %×‡dü–Á«È-¡$#¾@ç¸#ŒÆýj6¢…-Ëœ#É#:¬O´ƒ8ôX¹#Îu#·Ï‡~—¼_],+¤¯3ÝÌP’­R[Öî#U<text:tab/>—#•€Ç#¿Ð¢£«k#”ó`ú1mõ­#›å¿°¢</text:p>
      <text:p text:style-name="P1">##”#@úŽ&lt;J+áX#óN#›#‡(ŒºÂóq8"­##ú{¦†#ª�Å1#á#Áïê©&lt; ?“¾Ÿ4¯ä©U~.yŠ#Ã-.#Ã<text:line-break/>ŸTªc5AµÞbó²KÕì!Þ–sA#�@ÆmiïÔ€´‘?gb{˜7KÕøeµL�*ëœGÅ‚Ý4.á2Ç‡•#¦"±™GÕ¾s‹ö#¾\Š‹ˆKdÌ5çx›H²–WŒ&lt;°‹)}¦bu-&amp;o¡ÕENN:®á…P#ÏcË#EÄ'N±U#ö</text:p>
      <text:p text:style-name="P1">e3#d¤\œÿZ= ¼xð¾#\9#¢ã)<text:tab/>*!×í¢Ë�÷×¹#U<text:line-break/>0�b¦±ÌìS_n~9ð®#Ø#ò_/•¡!à·Ó,¾Åµ/#é+ÓŒ;]¦j™©É#Î#"¿###…pWiAƒFÈ"#`¨&gt;æ#ˆ«uS</text:p>
      <text:p text:style-name="P1"><text:tab/>n¦%#µOr—J‚½~è3ÒÐOVìiï·V?û#íïž</text:p>
      <text:p text:style-name="P1">#ÑÓ‘»d»•»#ƒÒÌj* KÅÜ¶Á##“&amp;�•ÔD¡1~:#Å‚z|?Åµ#©«—ŸFÌ#i­ÚtÄ<text:tab/>u±²‡…#@hê#™Ì#^ŠÄÛz;</text:p>
      <text:p text:style-name="P1">G¶*)&gt;§É‡|&gt;#)úÅv°##o×¦6RÝf6#ÒÛg�|xK³#áUI#ý4##éÔ)g„=4#‚�É¥</text:p>
      <text:p text:style-name="P1">íÿqŠ ÄNÈ½œèö#1fÏ¾«XÉ£9G4±mýÛöB¦µ;Š=Ž‘#¡Þêg‘<text:line-break/>yËKc#.ÊØÆy+'à»÷o&gt;*#ÿKD'Âó#Ä÷7³åd#’ßmBpFäÖTÙ’Íú�#½+;Œ+÷þ#a##˜ßK#äŒ�#’l¹âH#Á:‹îø/ýBÓñ•œ#ì#”oˆÌä/j«¸Ä›GÒŸ#Tbbr¦#]9'oY¶•Ã=¯V"é(Ñ¥khZà ;û†žTâ•]ý,#F#Â#†OiRŒ¬±ÄÎ#2#{ªËÕW@8KÎ‰1òrÃ#p&amp;É0[Â9”B{ø®û#·ôV#\##·„G#‰æ= ×ÁyÖ#°’H¼[5ÓþukÄ<text:line-break/>ÃøêK.Á&lt;6þô|#¬¶}1m‹™¥f'íÖÎÙïK[Pµ«µ�wå°ONtnSIMj[‹×ñjê³</text:p>
      <text:p text:style-name="P1">õi¿sZW6i#b·ÔaÑ´�¸£ã!FD#!Ï#êãYR<text:line-break/>ô)\(–îø[4n]›Ãîp/qMÉ#öwqnÞyTkïŸ`œÂ#5Ã¹ñ»b‰#ý#«®w±ñ‘()‰rü#º#1h´Zƒ#,RÇOî——Y€Ú#WØü'ßŒ’Jîr(í¯Ô´#³LÖ¢éË¦Þª±Ì#dý#;¥#U/v qå“cA�{#,¹nÌBŸ»X9Þµ3##'ÿ#88ØŽq« +Îü®µÓˆ³A—œêâ#`Aæ@ÊêëX#fŒidƒ"ÐuY'Œ_4P�'›#‰ÊFï¬7Ük¬Â#ò·#®S„¡}ÚV#?²œ—û#éÝ”ZÃà¢º›&amp;ÚEg¼7ÌŽG6)Îitë###½è<text:tab/>#xu$¶«dª�z¤l�b¡#Ì¤#�®#jØÝ#nÜû#ÕZ#µØ³CB7YY&lt;«“t#'#¬�¥Ð&amp;ë"€A(è#åÈ’àª U˜�-†&gt;×ÎFÇ*#µJSù;ü†#%o#dù|#D#]KªÜ</text:p>
      <text:p text:style-name="P1">ãëø›×Ñ@?q<text:line-break/>c#;MÓ# éé¨Ô#µi¹Ã.³¦�#_“°#£Îê:æFÚ\Ô#ƒD· J\(Œh­Ó·'ã5ï²Ç£Üwn°yyH'�¾r#[ÍJó)|û'¡UXçÎmä$%<text:tab/>Ñï^a#šö&amp;'[‘„Zw»#¾F¨]/&lt;¨Eý<text:line-break/>å›#óþ#ÂñÊŠn-óM#ÄÐ#»¦EÀÏÒþ8rT##{’Œ#e³·iÐ6¢ÚÈyÙ‚#$F×©¢Ê"bp¥˜2~àBr1&amp;1ï²ÕÄ}Ã„Ç†úã{##$Ê#°Ífê]~[è`#3Ö ÙO�}WäÌ¿#æ#Ö/CÄ¯&lt;ÈAáFÕ 5+öGÓ$‡.^Ï#=4##æàîü#¸4ðª¨aÀ?ïÂ[©ƒ3ÂÃ¼:”0¯x£æHœJ|`ß3Éë]à"þ#‡1ÓæœD§*ÐúFô†#úÛ#¼Æ{Õö#ò##‡h<text:line-break/>#¤#EBYr©ý ,{¤(Óh1?ÍÆšÓ»%œÓrúò»,²&amp;Ë<text:tab/>#©„1]4ØFÔÃh`�#Ç¼â›ÙkTþæ#£Š],i&amp;£®)›®&amp;s'U¥þäk…[Ù’E§|#Úî›7'÷aÍ§†«‚›ÿh·­ sl^5#z�XêîªhóÒ`F0D#úÿ)ˆw#ƒ�cO#¸'Ÿ8ã¦ZYºt#‡ø¿ÜÕ]À­`q#,Äàó+ãVÖ#ÓÞ5Rž#eÛtË:lÿ{O`Qv…¬#¢[Ð ÏÏz##ê’l´ÆàÂË4Jµ¨?øù#¥©Î(�¼fÄê“}#ÀÎ</text:p>
      <text:p text:style-name="P1">´<text:line-break/>Ö^diðûØâ#ø$SA*#þZMý_ÿd’G)#c®Xá÷#|›Øfª‡×#ÄkÄ;âýMÍ:#^×Ì9£¾‡ÝxÏËÏ±#µh|%ð#×##sç‚qše</text:p>
      <text:p text:style-name="P1">ÁÍÕŽ§°ìÉMRiE"gù#õ#rA_ <text:tab/>øäïZ+–/© Éö</text:p>
      <text:p text:style-name="P1">ÿ</text:p>
      <text:p text:style-name="P1">l&gt;#</text:p>
      <text:p text:style-name="P1">É}³qÊÉqqXBÜ<text:line-break/>ò_ù pú·—Œ##</text:p>
      <text:p text:style-name="P1">´#�,#ã7ç#¨cMs³#s•ÔŒ¹ÔA\vºçÍ!‘#Ûhè(M”2ªŠ¿ðeÍ#4#WzÓ#MÜÝì¯M#š,###‰#Åpy-n@¿†w~�í±^ß´/½Ð]üqUP#eåÏ]\p˜ÁÈ}‰#d=ú\ŸŠ#'tm#0ú!h##l»¤÷Y´Î±˜%L"œe±<text:line-break/>dqÓÐN{¼RÉ½»</text:p>
      <text:p text:style-name="P1">ŠÌùãÔ²î(¤.#x�0aÔÏêŸ½#V—À#&lt;è÷ßMaì{#<text:line-break/>7p‰é#ß#å»û)Ûø&gt;—º#—é#wuç<text:line-break/>AJ·#È[#</text:p>
      <text:p text:style-name="P1">FM¾¨§ƒ¦U###|©GºY‘B*ý®ÛÌš ¾Ý::Ü[¾è|4#…’Îo!êÿ)}ìHæ#<text:tab/>…×üéµŽdö¤#3í†Ÿß¯&gt;##ÌéOíƒÆ¡ñ#ê+œæõ·Ý„“š#ón„Y€5_ù‡</text:p>
      <text:p text:style-name="P1">ÖÏœÞ#~$0MJ#ë#þ¢Âˆ—ûüXJkâä‰$Hù•ÅwŸB#Ä&amp;²¹¶Â¸Z§dpq¢õAF³#O­Zí#Wõ„ƒj#G$�&gt;�)-Q5"˜àfoq�A^æX_`Ñ‡n£˜KÚ&amp;Æ‘ç</text:p>
      <text:p text:style-name="P1">(é`C#»q» Èr–n¾î~±²Kûj£Z{óû¹“@Œî#WB“_Ü?2-‹$·#}ž£˜�eg=l´¹ŸU##xz¸Ô#O»BâIôHT#Û#Î#~ìý¬‰ð�àFš®A…#úŽt—l#Ÿ©YNjkâ{jÞ¦Šªh­—#®˜Kàÿ#r#yøÙ·•zZ«#j-!‚–GWb#/Ì$#Ÿˆ|á®rzrú#©E#¹&amp;OI#Wln#&amp;/x?éª"Âàÿ7H¡KOü}#lÛIwiã¯Êæ#’ *›###]’o9aí¡)™&gt;aÛoÑ#0:$˜Yc¿.¢øãH9#ÄÃ-,Ù/S J FááN¶`÷)\#?ô‡<text:line-break/>µ@�#|¸æ#ÿ~€Qz�”#$––w­#“»ÀãŠS1Ï,"##¤#ÌûV#lîF¼#"<text:tab/>Ž™Ø¥âÙ1WN×Aê©$4™ÕÎNÆj†ýý”#ãY#v`ióðgO‚Xy×âò#˜å4ZaYüŠ°Š.#’€[ù#Ð##OŸ#g,f[è]‰à#ë#?›XþBÐâ5ô�`Áq˜#·</text:p>
      <text:p text:style-name="P1">x#¿žÂ¾©##/Å.}‘ì¹/!<text:line-break/>cˆ{#³�ÏÿI##@zE#:è¾1óè;:#níÞ¨#â«“#Ù0r;ŸÌŠx 'Ô#^#`ü¦ØÒ²nä3ç#<text:tab/>#êbFÂò-þÂÞú8tð)d ¹ät›ñ'#Z°QïöF!+›#ÁºR!™‘§#u7¸'#‚Š·£ 0§Kî=#ó¦#</text:p>
      <text:p text:style-name="P1">q#±ìÓU=Ób?^'³G|Ù&gt;¶*ÈÁÅ#zËê#cV~Qù&lt;è“‘:ð£«_øƒÌÓ¡ÀN—³¦èÄÞtibM˜�#m#uV#s<text:line-break/>œ‚'‡~µ÷b‘{œî<text:line-break/>CÈ ÉÚ}ñ&gt;?¾Ê¹ÓLàá#ˆåzL&gt;rýÂ#s‡#&gt;ÄÒCC¬9l&amp;ÎÒîx~Çþ1X×"##c</text:p>
      <text:p text:style-name="P1">�†xæ´ó,%³ËcƒûöîðRÇƒÝWá‘u"*»ö†¬?#´Û¶ðÂBïqî‹wA###V^</text:p>
      <text:p text:style-name="P1">Aìô<text:tab/>}ðæžui¶t“=ÏåÒ–›ñüÄ#bá#<text:tab/>ÝS×FÎÍw¸¸"•=|fpæ›°#‚#Pvþ�t# #™</text:p>
      <text:p text:style-name="P1">Á¢R•&gt;&lt;éÂ¸ä#(ìÎê¯ü—amCs&lt;#ø#_»m#�cŠïø„ú÷e�äNR¹œzi4+Þd#9Ÿ#-ÈšQ’#<text:line-break/>Ø#ã#i!j“öç#œèmi)¿}ÙÄ#è„XúsxÄ%D#ü#×å #¯hã&lt;„Ur#d§Ï^D��Ì;:¹##êÛ!´ÅI,¯ü ùE.Ž@s9ùá_u‘‡9ˆñî#on#"C'!#&lt;A###&gt;u3ð#û‘Nz<text:tab/>uå&amp;#|Ë¿# ‘jèkÍ½.¡k†#… ÏëÞÏ9p.:ÁZ”ï½©“â®ÙêL4ò-`”�òs#¶+ù-IÒÎ##ü$ô7ºmHjÿ#ôiÁ�Fì¨£*Œâ#b#Ú¨ij2A&lt;.Ÿî‰L°#— ú¤†êÐ]T#Ûì#xM9éI##à#1§sùï$#Ie#'’¬hâ?§y2#JT¹Ým% FøÊT*·WÝ�„.°zžå#;Çû‡üÒá#!,9„åÍ¤ë##¼·#—‡#XL®t</text:p>
      <text:p text:style-name="P1">Ì#ÞþÜ‘Ñ==m¶)Ö=�ÍügÂõ#oŽ#7È�·K$#ÞMR5@O¿æƒ%¯RÚ+ZG¹Q#¥årY‚âkÓÔë#äð#ÿ#<text:tab/>«Á`½ef¯úÊåá“_Öñè�ø</text:p>
      <text:p text:style-name="P1">èI!#òœ�HÐ¥‰#•t#Ô–B‘ŽcbñL6BR{ÉÁ{Êýªcßþ7P#T@&amp;#Æö#”-JÂŽ#ŽÔ#ŒÂ÷#BlUˆZÙ…o{·Ü#9ý¿Ãƒ##š¯<text:line-break/>Q[b#êÁ##IA2ÚAvp(ªI¡Ã#ÿ#lž#·§¶©�#Ñ@?#r#Î.É#Â[GÔ5µöÜÙÊ|¾ˆ�#ãÊ�Ñ‚5vBH_#ZQ\»áœçSÜô#dÓ÷##»p7°†y-8&gt;8#Tïê!#ÄsÌ£äÅ´ìµ ¯Û&gt;§#2F—¨ªäÄ) –¹AõTáì#</text:p>
      <text:p text:style-name="P1">K˜mýÕ&lt;Ú ]ýºùTÚd|8ùúÂUÂÆ“—³h h6|Ñ#V#àòÉif&gt;tÁeßmÝyŒ‚9ÏP“ÊÓ•�±óG©µ#O##Êû’�ÜÔ5</text:p>
      <text:p text:style-name="P1">#¡  “#ß�';€’Ã°M�ƒ#î:ä#¹Ùb4º#œ#—‹Ów#7“À›cƒã#]üëÁ¨Ðséžx±-L#3´ÍÃ�È†Æ*ðú#‰2y#MŠxä€##/è®¢+#ÅX”ñ[#VýÕ¦</text:p>
      <text:p text:style-name="P1">ÏÅ#*ŒOˆ##rb'é?²že¿©L.Loi\àŒãí‰"#-˜�zÑ#p=+½*€ÆÛ³…#M#@büMéþ¼";#�;˜ºúªWÍ[ðrÿ$#vsÙ‚ü#¹@ƒR9SQ3ÀbÅSÅ%DZÖÁœ)][u&amp;dûh¦Âr—×Öù#~ÿ|¹ƒ¿²Š«îýÉO¬Ã½œ“ÖÌ#ßT#’(©W`9Ìn¾Òu&amp;Ë\Ño#¢NU(›Y+€ª¨öÒ!\WÖ%íGzÞV¬BPKÃ0#èœÛ^´ˆœí‡{åj8ëž#÷ˆÉ%#9ïOÛ|úÌx'—›w{‘†ÅX¸æ€¢#%Ç#‚#†ôcá´¾÷Üð]R�²^ ;)@C#</text:p>
      <text:p text:style-name="P1">�º##˜•‚à22_55##±_<text:tab/>tÿ#ß®=’·Û%Ðö"×çHÅí†áâJ.»#Û1‡�|ã´#ý”çi2èŽS4^Ü#ø¾p##ä4+]hý/+ÇÂ…�#�)$?å#5Ceì_èñ2\¯ÉbJ-ñ¢1#‡¬###Ð-Rz�¤r#aÏì„á#Íƒ#kŸGA×Çj´U¥¨»(X°8kÞ°ZWÀ£ÚRò#§Ã:X’õ‹åiÝÔ#ÿ|þk#l~Òv�Û&gt;sgoÎåuªôñ¢_?—ÄAï#âÆRCõ¼á#”£Võ©E{1|]ó#1#A–Šp”ØðŽÊ#RÈÙòéHñ€K</text:p>
      <text:p text:style-name="P1">UÓAk3)C”îež%šiŸ´\#½dÔe$DìþÅ�üˆmÚÊæðs$ìI¦j5_^ÝŸkÏöœŒ+C#<text:line-break/>êœ&lt;Ý##C]J+0d“ö…EÃuóì½ý#gÝaoMe½I#¥BÚÜQnêõŒæ)uÖÐYœ&lt;÷ Œ!ùûÚÄƒU*Sæ4G†J›u#ë×ÅØìü†Æ¡–A#1µ^û<text:line-break/>#'Ê#K¢d½�\ÓM[^(-SÈÆJÉÿ8î##•#Ýì#~üù7|¹wôBÂF~ ’0O6©SšµúåÖ#š�ñT+`³Ê¹©f<text:line-break/>œždÛ##¼¯ ‚A##Ca<text:line-break/>´­#»e‘…Òû[ŽG©Ä5È-4O##³wQÛž##Ðj%âçºÐáP#ÿ`žÝ}ÌyØò†2ã^“…¶ÊV<text:line-break/>~D###ße‚•(„h·4öË®]3°í]^�®#š˜¦###˜®ÁnÇÆ‘jÝœýÕ#¡.Ú#í²#V�=#¡NDÁoÿ+€C+xH#¹8u›²¾�“TÝ#U½ì.°ÇÛ{VÏAÔXq.o#Ç´##ëèÁ</text:p>
      <text:p text:style-name="P1">±¯@Tl6¡#]úO,`UÙLä0ÿ#þ)B‡ËòÅ‰ÇbLY�#_Í#Bp½</text:p>
      <text:p text:style-name="P1">åÀ#©#ÿnc³%#Éî-^Pÿf<text:line-break/>#;©¸ô¡#Bœùé˜°jƒÎ#¹ä~y#J#ÍÃ‹¹;£åxë%r•ÞŠ| ßŽÇƒ##�ªàiØÍbùÀ)�9<text:line-break/>&amp;í@Ã¹<text:tab/>þi#-=#~¯k#õù{åÅÝÛYËR–µD#±€GÁ†#–”}"ýcVœV#óeðù##^&amp;t±êÕ#aÍšïxriI`×ûÌ¤[è@š°Þ,t…¦?Èw�ïï5¾!âîV‡¶P#B¼7ã_©¢M‘AO»ö0åGO”üžCA˜ùÿ#A‘d#s1ƒâ`ÿ*E!Œ1ãßŠ÷#vðÇ2ñ˜;;¬Úš››&lt;Lyñ A#ePoŸ<text:line-break/>Ç#zÌô$8#L#$<text:line-break/>a•¦äŠžMéëòÇýPúëy–ãCæ÷­EN!®¥—¡‹´</text:p>
      <text:p text:style-name="P1">#ÝÄ87»�\ßÒŸDÿrƒMüŠon–­›4wÊ„F„lÐ°I#¤Á�#?¬Ô*ºÜ¸ˆ®<text:tab/>Êù’Ð|#'¤,ÊÉ#|èƒoð€tº mŒ‘7‹6¹ÐQV#–åH¿ZþÀ&amp;¦�ñ#9¤\ï™Uƒ×#=#Ž­ðzuÍ#ÐÐÞ^FvÊy°®#”%Z¿ÆÍ7±[i»Þ##Áñ5MŽU'ˆ-a¾„Êü‰Ó#·µ™n2êÁ/0#õ]2©ÇèØÌ°½·¸xßËŒV#üèÒ3‰“]ùP!n›[èèç#‹j"D—³æëçÔ#ÑÖ3ÅÿX¬9C¼©õ`©Qá!#WH0'~”«÷päÛõž…÷ì#àRoJ##</text:p>
      <text:p text:style-name="P1">uBð##áÖ</text:p>
      <text:p text:style-name="P1">Ë¸;ÖÜ†3#-“öÍØ»#ƒ•oùrÅ-TEÈä1ºˆåy±Þs“rÅ{u­e†hÈRÃ±)�ñ,ÊÁ�Ò4Ê�¸ÜÍÁS*#´âœ#Íé¢›#iÜ‡xÚ#ìA–kŠ#Ä#‹+SzF¾èR#ê*#ç‹h#TË#5n—ÂZâe&gt;w²‡zë¦Šõ¦Jb#˜Ë0-#b·hqiŸE“äAp²óŠ#u×ÜAæ4#×6£½</text:p>
      <text:p text:style-name="P1">CG\#&gt;Ü›e#é@åÛ¿o�×fiò†øóCÓ+#²’ÛºŽD#–»é.‚Ã�b%8#Š#?Ã²Ú#’¥óõ,HZÎ×È­#ïGˆ_F&lt;]ÿ<text:tab/>è6×©<text:line-break/>Cáº'Â­#¢¢ãF%u;‘úyC#€‹Ö•�¼6#Ó#œ.IÛ|¼#åQøb&lt;Ö©Æ¡vD5´ömþS»™•ÜY##É•/Ù#&amp;AÓ-m#/|óX“�x6.</text:p>
      <text:p text:style-name="P1">¸J¹ºc¸—&gt;Š.@VP4ä!°¥÷ÏuÉ�.eÜóêÑÅß`†<text:tab/>÷!%þ7Š{“#eÂ7ž</text:p>
      <text:p text:style-name="P1">´4G"q#í� h€E`V&gt;NÀTÞïAt¸¯‘˜Ø½Òf#S#ˆæ¦Ûuˆ‡ZG ÜàÔ�Â. Ä#"Tˆ¿”‡ß€#&lt;WK#·Ë(#z+Z$©ÎúîE`0ô�#’ÎR”#v‰hÒHwŠC¬ww6F�2ìß}ÐÃ¥</text:p>
      <text:p text:style-name="P1">†Î�bÿ!§ò</text:p>
      <text:p text:style-name="P1">#[#§™7Ä#Ù3óôt’…#&amp;#sÝhê«MNò»ìˆ#/�¼#T¿Õ#ÊÄš�ú5ó•<text:line-break/> u“€8å#ëûÏÇ×4³ÞÉè'K…#–#íT#</text:p>
      <text:p text:style-name="P1">1'Þd¡¤sw�¢ð#£ÀêÐ #A½�#ýhyëy&gt;�8@pš@}#ˆ|ÂC8*x±¤ÚF—*ñU—ÿIûwHçz£b#íÓàp€W¹TÃ”Ì5²5#(P#TØ¢#Î¡½˜\<text:tab/>Oîr1#ElÒóªþ#þVÍd�¹áµ#È#Àa</text:p>
      <text:p text:style-name="P1">gÖŒI$`#þêè~##|*².Y’ñú©#7#_lŠnø«¢åßY#†"`Ì#Q#H&gt;,ÿ</text:p>
      <text:p text:style-name="P1">ôGa‚×ÍN‹ºÎ2#òÀ]~»ð#9µ:á¯Œ/ÿgB»Ž¡*–Mž©#a¨Ù„#9.#ƒÉA]&lt;þ##[èû�×M™óx‚ Ð%.£ÅÍòr{œJMá#±ãü\­bm-Ûn)á##K¢õ#ÌFíØ[Ë#O#:lP§#!Ô9#FRË³ånÇÒ#6= #«~Fô$hzP;„Wøÿ~4èƒÁlj)ªçjnës"¤,F#R##°S¦#éB×ú#&gt;û—]ä �ûN(3#„¨õ?ð</text:p>
      <text:p text:style-name="P1">õ÷D=&lt;»vòOÍà÷Ëäà“p3œó##ª<text:line-break/>k€�~3@+Ò#µÐ¥lý9åÕº�:x§ëý{¾‚¦äUÒÈ]ï#ð:îËÂ#ôÇ#Žnð¼øÓÅéföÑ<text:line-break/>RfU�˜è¦Xl;¯˜#ÊyjŠK#d ##mv#�ØŠÝÂÝY#çp½ŽñæÐVØw#]<text:tab/>w#’V}Í€OUe"Ør¿çXTõbèð#Të:¬ñ##ñ}6×##A,„kÙ=ÐhøšnÕÉ&amp;##R2­ÍKOóÎ’H4_Øš©PÝŽ®¶Õú#†Ø##í˜ý4ëô=²Rô©X-Ï</text:p>
      <text:p text:style-name="P1">û»VËy#9ËÏe’2ãh#•/›¯-ù‡ª#à#�m#</text:p>
      <text:p text:style-name="P1">iQDƒW&amp;ì%'¾�xu˜# t¦#</text:p>
      <text:p text:style-name="P1">‹ì`µî:£(ÆÝ MÞo}œ„j%÷_"@;ñ</text:p>
      <text:p text:style-name="P1">#øn#«#u#ÓDZ•<text:tab/>ßµþ)MÎ #„—xE¸£A#vè'<text:tab/>–</text:p>
      <text:p text:style-name="P1">#·uÅ­Þ�Ýù&gt;D?¥±&gt;Ä#ÓÈÞ'##Î##»c*sn�ñ’¯Ù†u–JnåZ/]³#Ò#‡]$ßŠ»%2›Óˆ <text:s/>2™&amp;ü:LYI#3Ä×±¢9Ñö8ýÇ­¼ÉTÖD²©{"»\»9^#€vW#Ë”¶t¯5ÍöJ›ìr‰#»¼æ#ž¶zšŽh¤#ã##ÀYQ#Ÿ˜¥{v7#ÿ]</text:p>
      <text:p text:style-name="P1">}hy�3qF##ˆ#QÝ}¦ÝrK˜^Vk!p³Ó##T-¾†\#ãºÕûÚ¬E��—Pì¥úøæš#¢T¶8&amp;V±©_V½@ÁåÖˆì=Y|#ó¢�+/z1)H‹ƒ�[“gÿ€\2ü#¨`»#Þ##ùG�#$�¯ð¨sõù?DÎ#ÆÁ/&amp;wD¨#!,ùSIè¼##!”‰O9�Élî#o�o ò&gt;€Û‰B7##Ÿ’è#SÞC­°Í:ºÌ</text:p>
      <text:p text:style-name="P1">JòŽ$ #Ã&gt;�#+¢ÊàeµçÑ¢Ü&amp;¥Ñaü#KOöbì�˜ú#µÜ@¬##n#ÔH/:|Ö\�#ý€#s</text:p>
      <text:p text:style-name="P1">vþà…Ÿ-Wª#­XcÜ‘ëßØ7Ì#FD,q£##ÉE·6öZ•–bF#f™½þ0ˆQÛR#il^ñZ0�3#´­·3Û#úr#b&amp;<text:line-break/>¡ê/�¼�=QPv‰k³enùÏ|–¯ £#X.DìWø_ªÑãgË6|»ö»ô$ï6žœ¦Cv#©#�õl#ª#û[Ûem²ÅèC:—&lt;7(Ä-f@X·#+'¢#©F4*ÇTaA�ÛŠÓ�¡Æ)Ým#G#Ê»„i?OÔÌ-ÚðÖí¥þ</text:p>
      <text:p text:style-name="P1">¼¹#MØÀ~¤È0tÐŒ–Y–#–B#ÃL:##¸åŠ¼|w#$&gt;Â‰á×~Q</text:p>
      <text:p text:style-name="P1">Õ‹ß8ZGY1nF‚€Á•Òm´tÐnéqˆ�ÓéÊêX™ä%ûÃ295‡¥‡þk;IÜ=#·4uÜGÚÙ�¥ï\¡aø�–b¹C˜¹Jáf^·¼œ|ûs#‡]&lt;à\Öï}(9ùß}T”gD[%¢Ý<text:tab/>_ÝÕÀ;~#’Åý=Ï¹&amp;ÐmK#|ºm##¹�CÈ(}#K&gt;ýÊds4U#nÉGI&lt;P¦Õ®o¸"h(”ýæh/#EË³¸~�Òh»;½p}&lt;&amp;#ôJ#/©»#I</text:p>
      <text:p text:style-name="P1">e!#Ÿ#ÔÓYˆ‹\À¤Ç oÁè×ªcÇL—aû]4#-3çà##6Æiçí€­¼œ#V(#°»çOƒõ#—omñ=¢q##’5ðCkÙàe§ÄRÐèì`°ªL#�#›S’¹ #vø 8Ôœ5æ”#]#&amp;À²`Å’<text:line-break/>%-ÿ#í</text:p>
      <text:p text:style-name="P1">#ú2ÉÎ`†_âì</text:p>
      <text:p text:style-name="P1">QÀÖÝrŠ#+’Ë^$LhK-¬�’™ú”á#ˆ#<text:line-break/>ŠI~öß¥‰�½†tµÔ#€)ú#�{¢##ö,èW¹#jÁÄw›©#Q#·¯##:œ#$PQe+&gt;6%JÐ#$2Þ"³.‹###y†–HÀ<text:tab/>eÑ‘H¦j·oG/#9#Ã¸û�2Á¤^å+JÖJ/CÒ#¤ÄÄ[</text:p>
      <text:p text:style-name="P1">9/U�Óÿ##[<text:line-break/>#°•UŠê£Jê4Ÿæ~ÂˆÕ�oE~±¥ìjÐt#fÁÇKéö®8”F�##ÉòÓŠýXädß¿",^üŠë#!Èá#%¶úv6÷#îQ<text:line-break/>#R�º¤&gt;Ó`##¶Ý/#°Õ</text:p>
      <text:p text:style-name="P1">}#kã;(6©žÝà#K<text:tab/>t4}xÞt¹ÀÍŸé¸œùelr!(�Û®î†Ûäg›†.P&lt;tš~×€&gt;°ãÅ—-3¸~å‹™ýg cÄ§ó—€aŒŸä#µ#0ƒ'¨Xžeo«ÀÌ¯ÞËy®¸®?êæö,##ü'¼xV-ìÀÓ#±e7)„kÄiB9çfMSX<text:line-break/>‡†Ïê#0¾<text:tab/>¯‚+í3¾Ü—ÖÜÌ®XRòçj#¥d$¤æ#·0¹UPõÇúƒuøgý‡”(D/=¯ú¿Š�øùÜ#EñŠZ€¿ÏâÀ³•w2Eúýz#TÍ õZ�!HÀPÄXÝi7¦3#­Ï�Èy…’«ÄnÂc/Ž½çGi˜¨ed•RB]##¸ï—Ïç-¨½<text:line-break/>&gt;ôÅ.–.Q@1—�ë1�p!TyxS#ÂúÚá#\ö#˜ìLØå2H«sÐT­5¿�€E˜A%| EÏV›B×tâ¯Í18�Õ{ —#*#À€4I#Õ%¦ 0¦|Ò.�|¡U##:„-äê8Èqì±#�½$„ÿeAV%­#Ä&gt;”#–Boã"9#�lÊÂŒ</text:p>
      <text:p text:style-name="P1">�¹�I#ße</text:p>
      <text:p text:style-name="P1">ns ”x#(Vý™üÑs#;SÑâ’òD#pþ™##éû-LY†â¦æÝ�NU›åÏ#H\q½!×Á—ïhTq�äò{mœ#Ú&lt;ƒtç\z^##ä#¶ì½Å#àqƒJƒ¾|˜Ô€L/±Ýò#K#2</text:p>
      <text:p text:style-name="P1">eÅy£ËQÎj#˜ó##e###kái#³#iOP|âõ;£S†¯8¾C4#¡B'd#§„b#ç##¡$Ç#ˆž##©Ž�)@¨Ç²<text:tab/>�G##¤?€jjûý€žÝxàëÁIÒ#�qb˜h°5Œ&gt;ž-í/¥±é ?1Ét#9v¯ÿW_�Fvh#…¶)#–B¤ð#\Å»¬r¼u#Jôch¸·=‚#ÍÞßécÀúxñ½O\eÎòå©÷#•b¿ü.äÓNRŸ</text:p>
      <text:p text:style-name="P1">Ž&amp;…ÏÄé…#oWû#æó›%ÜX¯R,Ð5é‘#³##iiä?^N4ÐãlÔ#ÌGyu�&gt;#¸,#Î#k#üæœ#™Y-cª¡¢<text:tab/>_ ò"ƒØN###¸qrTéQëË/ÎÝÂæ<text:tab/>“«Œ#Å#Ö±AÈ#¶#z¸©Ú÷ËµÊ+!Ñ<text:tab/>Š#Ì™&amp;…õ’Š‹»Ôi#‚¶ç„Ñu^’}tm#�ÇWbVM•Êö¢#è#¼Ny‚¾®#Âæ¦O`–KäA3@Î£S#¦NTÚ XŸŽ?Ç÷#àœÎ#v, ÅŸ:{éD|NŽ€–‘#Ò®:÷ž¦#z].œ%ÃÀŒ8zŒ#@¹Qå21�® 4"m##øÞm$¬Î�)bnçuÚéÈÿ##Kª0�Á#™¤®ir2þ#J�#¦þZh´Ó]äw£†¢)p#2#‘º2™´Þží$)ªŽÏ°h1|SÊ¬ #ŠB‘ôÎÕŸC#RšÜW²üÃ­gÐñý</text:p>
      <text:p text:style-name="P1">Ô²##</text:p>
      <text:p text:style-name="P1">È÷#Þ#Ó<text:line-break/>#¬_Q…oÂìx#µÚ#d'J^™l##„$ŸºOâ#oê”</text:p>
      <text:p text:style-name="P1">!×•]&amp;dOë4aƒ¿Ó€=¡ãwòZãr#ùW#{z*´ºbé#D âwœ«ˆò÷#ØEWÓIl¼-##U@MFûÇdç#Ý×ý1´¢#ÖtOŠm¯¥‚�!‹(Nê;h#(%-#Ás#÷Ôñ2d#L@Å#rÖ¡éùHì�³<text:line-break/>¬W*=ø5¾’µ~ØjEg¥4rŒ‚-Äé</text:p>
      <text:p text:style-name="P1">qy¤°#�M<text:line-break/>À#i#µìÙÕ U~¼4¨°k#&gt;#ÒVˆ’ÎÖñr#'EÑ$#’�Î);–#pnZ N!5#V¼”ŸB;&gt;1²ÀÔWØÄ'V^¼¼àTðÇ#-PyÛ¦â:;}Ô�“Í}8î#ÈH#Pâcz1#ƒ™×Ü¢ ¸H·Ç<text:line-break/>Žõù9G#§@€­#ì</text:p>
      <text:p text:style-name="P1">&lt;õ!‹6y’‹¼4R?‹Nšßí#‚Ûó</text:p>
      <text:p text:style-name="P1">Š#wWA|k¡j###[j<text:tab/>$ë‘#Ž˜#ÀY¦’™”-ýrê##OMd<text:tab/>�%#eXn7ã˜Z0b7òÕðÞí,ª­Ï(s\�##óÌ#oìÀ€#ÚñJD#_O#êo¸ØUªó#î#*—#&gt;a#„Îû6æ##ù#@sˆá_ì#Q#<text:tab/>;�ÁÕÝ'J{&amp;ê`<text:tab/>ßwüª#b­çZÈ‚X=P-�µ!&lt;#‰##þ¸a‰Sâ§üÒ¬íz#Ž¾#C/øzHÊf#ÐoŒº¨Š8ßþ­Ò\�,#û²l„‰š¡‡'Ë&lt;îY#</text:p>
      <text:p text:style-name="P1">êü#²ºº�.¶ ì“FŽx]ð##Ž¥;1kpÔ#};\W’l¼i�ºâ‰;1ºîãÖÅ#û˜´ iS:Y&lt;ú&gt;³]¢o‡§õ¶Þ¡ä§Ÿ#œ\�+ý2ùM‘l#b^#y›±#Ùåp#4W�©®rg�oYY–2|&gt;#”d#8•³#o¸BÜÈ#¾…sC6Í</text:p>
      <text:p text:style-name="P1">°�Ù™·¸&lt;JV)]©7ÚáwOU…UŒ¸Eü#_ãCLòe)1¤#Ò&amp;’5Up)_s÷]†`µ¦<text:tab/>ÅSŠ<text:line-break/>&lt;#)ý®k##'+</text:p>
      <text:p text:style-name="P1">Wšp#\ïú¶³¥²|k#� ##}ì—.#n#ßÙŒ¾„×6lW«—=pFo¥õl¶;�#O©#rÌ¡qî9#XY3ä#¿£ÃfI»fìo"</text:p>
      <text:p text:style-name="P1">Ü#Nût5õu¢ÆfxØä#arzv×Ÿž#WØ#þ3Ï#p$™³<text:tab/>ýµ¨Z�j'8„‹Áw:eF#D�dLL×�«#K0N¤Ô0ˆ#AL</text:p>
      <text:p text:style-name="P1">áS8ôïÎb‚/#fœOæ#;Cb‚#</text:p>
      <text:p text:style-name="P1">¯¶¯J™3‹�G#Ï[OÎL#Kµ#ˆ|ëàç·,”—#FÑy#]û\## �‹&gt;Gá]¸{Íoÿ#~8¢##i7ÈyÑ-)“J¸#Z+‘‘ãrFÒ÷%å–V|®nÎSGpàÁÆ�Ø#Ç€Ià#w#dÖ(c#•ùkR</text:p>
      <text:p text:style-name="P1">R#°ðêk#+ñc„¯à#æcR£2ž#Ž#Y#¶Ã9Êá##º&gt;ßJ(!#/iwƒ€Z¯œ1áU:#xj¿çí#˜¿r’l�”™úÕŽœÌËMqÂûÊ#þ¬$gÞ\ü—#�#ÊË¡#a•PP&amp;§;Í•z‹mâÏÁÀ8ÞL#Y»wY#&gt;È:£˜Uã¬Ú¢Ò‚Š$ÙT–^Ê#–’þÌ4�ô$xÛZÜä4knÿj�‰’|jD×ž´Ø®Ó#UñlÈ“&gt;t:›ÛŸ‰­þ#‹D$(�ö"÷#«J¤¦$#q´$ØéYªtzÊÝ¡d©Ëè"f?WÂ­]&amp;@8¼`ç]ô_¡{î#ò#&gt;n´ú@�Èe±oÞž#�‰=üõ (Å¥Ç#xf#œ7ß#ÐŽ&gt;’:b³Ë‰AþÆàÀÎ]7jŒ#ñÇ#à#éïuÄ9|¿z#™«FËBôb¦0@‰´pµ¤Pë_íÔ»‚2ìÖZ"C";®Z#NZÝ¥#ÌS*˜_#3îF/e&gt;ÑG&amp;Cx¬ìa´#o�+GAÚòLúÕµ…Ÿð±¯ìÒã,#ñ¬œ¯á•ìÃzež,##�r$o^·ÞC^–žÀƒz¢<text:line-break/>IýÓ‡R0yzhV¾eË†ª¬ŸÉ†pAô˜p%õ^­zÍ#ÊÔÄ#Â’Òq�’oá�ðD¸“E#!Ï¢#ÆY·Z</text:p>
      <text:p text:style-name="P1">0ŒÏºu7š*UW7p##í#W¶ýÖ•�A2}[g:â#Žåò¡³##Ø³deÎ}r¿•ˆf¸+#~# ïT#HªÄI§¶Ý#æ´ñ^Ë5aª#¬^f·‘è„²”Eä#¸Ã«</text:p>
      <text:p text:style-name="P1">r÷#ˆÇþ»GÓ0[:ˆ</text:p>
      <text:p text:style-name="P1">‘¯æúU</text:p>
      <text:p text:style-name="P1">j#Û#±IÅt¬¯&amp;ˆp&lt;)+­mìC™/LFÔ�ºìOÐæ°Ï„½~{U&amp;#•{èÙ¹_œO�hž#ˆÂ,µøÿ!#&lt;Ý#</text:p>
      <text:p text:style-name="P1">ËŠ×#“NC#¹#QÔ#Û#`»DÏ-A#„óš###¼Ù</text:p>
      <text:p text:style-name="P1">¼#ÁÊ`…Ù`V‚kjâ¨ºi„ÊP|#‡##&amp;–ûð¬²'Š`#qâË‹wù]½*</text:p>
      <text:p text:style-name="P1">#y#\<text:tab/>Ò#¯#­w‰#·úJ&lt;é#Äâ#ÑÌ÷u‚#Ùþe#êß)»1�ú}f|‡òg’#/2‡Uî#ªEV¤ŽÃÈF±ÄB×i¶#‹û€¡ž#8ª‚Ó{i7#rPûƒ”#¨â¼´ 7FQ#ü#ƒ#rÉTÕTÈùëº#$#ë‘à3%�#»è*p²IW#!úUèaqO@¹ê‡#Ôfû)Ó°×ð”S#âEcÚKÄE##Ó˜Cž&amp;1ÑâÓð¼N&amp;%a‹*³<text:line-break/>jD›2/RŒÂ<text:tab/>òaæªÊâáëÿO¤æ8È·¢#—3;.¥çÓF;dÿxðÁœæ#Du†Wj`lìlN#+HñÒ#]Ò#Þq-Œ7º´¿F#™Œ•z#</text:p>
      <text:p text:style-name="P1">?¡oëQð#­EŽ‡Ô’Hëü OÊTàcïþ¤r=“¬Ì#Ý÷R#”Ìl…²S^EÅ##2?V</text:p>
      <text:p text:style-name="P1">#&gt;“##Á#\<text:line-break/>§ÿU‰ÿx•ðšªËÊ¾êÏ™7#©…#†kK9a&gt;ÄÐ?eÎ#óæ •ã“œkÓM#Ÿ<text:tab/>`Õ7?*ó(L»ÿ#–ê7)##ê#&amp;Bræ…¿+1¨Ç÷þ#×+iª#' ‘ç'X��¯F«áµm##Ò7ct#õŠNþµý#¿BzøHÖå1“Ç,#ßiŽlñ}ãšMñ_ùÎ#cÚ<text:line-break/>ËŠX#‚%Z©áVH–­Öp¹åªŽS}Ç#�ãTƒ¶ž³#VL2#kß</text:p>
      <text:p text:style-name="P1">#OºHQwša9g®;&gt;G#˜Å|£!�›ËœFîì0›ijO#zM’F€R;#ŸÕp¬ýèáHØ€È4$«rŠA«?</text:p>
      <text:p text:style-name="P1">Üœ#¯L™å§#U´Í­µ�nÒ—œ-j+®"±.’˜q¶„Õ¶V�çõo× ¹�IÃN4´¢ßNryØbn¯#ý/›’#-^2L™|C‘«iZ§#<text:tab/>«ñJmÊvù&gt;#aÆ¡,#?aâÙ‘HÑãÒÌÑ¬ªhù#¥##aÑ„#„„å|ü4dßÆpšÂ* ¨ÁN_ç8›·ÆÛjgKT;êæ¤##šÕYÿU<text:line-break/>x#8¡¶øÅCê#2,�FÍé¿·4U#‡2é0SZÏ–Ö”8ovñé�È¤J/`Ü`ÌŠ¬HÅîÇ;6#"y#níO§tš#|{#k$ôÁ`&amp;5«Mƒ¤#Ê–U</text:p>
      <text:p text:style-name="P1">3€Òõ“˜]#�˜)k“#ƒ‘üp#—æ“—#&gt;G##œ#îç¥#Ùð3##Ø”x�#_ìl<text:line-break/>ÃÅs_ØbóŠd#‰b¢µTFÎŒÐWA’»A\Ë #s—çÒºúÉl&amp;¥,pJ–Â</text:p>
      <text:p text:style-name="P1">Ù#Cæ«XñõªwÌ–#F#&gt;f›#[iWoÊåÆqtÊ¹Ø;K§�0ÞnÖõ#ãý61KÏ2ø#G5db.o¸Í</text:p>
      <text:p text:style-name="P1">ìæ?Q(gA¦›þl®îÎ#E%“ßDWD‘@«„Õ#€éª¦u#k¢#kàÉ#e/ÔaHòrÖ8«fÆ•á(4ž55#ÁðVùH  Ì‚Ë##×#›¬všì¡HÞ«¤�™´—##¤#•”#uWÊåŸ#<text:line-break/>ºì~¦©…_¼“½®xÊˆLá¯’)#¹<text:tab/>ñ#Ý]øÏªBÀ¨Q-Xv)RìI³3¥lÕë#†™VÌ#YwA]¾ç$éì±ø9É+t_#ú#ÏÜff�¡ÑŽ¡±"?|Þ²'‚WX$")Èìè–€Por…ªÞ#<text:tab/>YL«‘Þ<text:line-break/>œ#XÍ�g[¦ëk¶#Ë#€B½$Ò;Ï</text:p>
      <text:p text:style-name="P1">5<text:line-break/>Œn™µÉ#bÎ#q##</text:p>
      <text:p text:style-name="Preformatted_20_Text">u³#ë¡Šr¥!©WN</text:p>
      <text:p text:style-name="P1">=œjS²ßZ{‹.€zxx3ýÞ»š‚Z*N=‡—³ûCŒ#ð7È…s�#šÔé�¯L:˜ÙD`#~ÈÂå}�—</text:p>
      <text:p text:style-name="P1">&gt;!bÍ(röáuZƒð’#Á“##Š^</text:p>
      <text:p text:style-name="P1">Ð¯ö©Ä¢ƒ=®šCŽ#0psáX¢W’±’œÿIà#</text:p>
      <text:p text:style-name="P1">;#áÝ˜<text:tab/>å##K?ôÏ]ˆ#éDôÝ#Ç#¼G@#Ùë=Š¹ñ[#�V"#¿šÍ#¦Ë</text:p>
      <text:p text:style-name="P1">Ë²›&lt;‡ d#µèòNYY#PÓÕ´™EålÆQ˜Œ ò=�åò#ÓG#«tøf#WÚµŸÒÀ#æÇÙl9Ì0…Ýû«i›Öú¤ŸS.¯^Cœ_#‡5«^#—i‰ôx˜ÌE#’YÇ‹�n†g<text:line-break/>"HñWsÚ ¶R¹x#êÏÙÃÀÎ¯*"Ï¤AÏ#¸=Gù</text:p>
      <text:p text:style-name="P1">#A–‰5a#•çª+PVIè]?ÿg·#újP\±¼.´ÙòY`ßcôý#"zI¯Ó÷x#ç=<text:tab/>_Rc#ƒÁbžóÜãvñ«#8½#GéCr&lt;ºsÿ#z&amp;ª5£pù:¾j##�3¢t(#C­ÕÏ3yÓPl}</text:p>
      <text:p text:style-name="P1">AŽ#háïã…¦´‰må"Åaù‹PÐT#Ût†=$x•™Ü#&lt;“Ït’jÎ�*ø‰i§#V¤å¼§d—7ÿ</text:p>
      <text:p text:style-name="P1">‚ç3ÑA#&amp;­Q±}Èê´ò#+·¼JHZ$ý:ïë#�Ç´K"]###“£ÿƒ#T#Å</text:p>
      <text:p text:style-name="P1">'‘ÆU#[¨ð1Ò¥·êë‹Ìé#ÀšIýÝÔžµr##|§_‹å%sgBä”‘ËgŸòØlä #×£#qD-<text:tab/>·6#C5O¿&lt;¥d#­c;•;U#o°óþg½D¾”¢óæ·Þ¾Ú˜«Ý#ö,Î#å3$ž#×#Œ*”îà�0Ëªùgà\¸P#[IÚÖ#¡ÚmÄíµugø#¸måvÕ?V#%^£ÍûP&gt;•ã##›4#Ö�¼§Ýgð#&lt;dŒø;i#Çu<text:tab/>å_)#(‡ð ö</text:p>
      <text:p text:style-name="P1">ªµŒzhÂ8sG##á‹Ë’#p`˜æè¿šø8#ÆºžŽÈŠÀÓvŸÿd´#Àðn<text:tab/>Êv“ò# šò</text:p>
      <text:p text:style-name="P1">v</text:p>
      <text:p text:style-name="P1">]�‡ÃMLFC‚ñ N’¨±|qÊK•ÿ#»7ð(ÆMÌò�šoN#Æ°”##}SÝQã€#�;–!ø&amp;#H€#Ô,òÿ/ÿVÂ###qÆ*W~©?#Ú-}ãÿ'ø~�£i#Ì€ø&lt;#<text:tab/>·#¿¨#³ÕÇµ‘‚&gt;;y#0t¾ßa!rßX{œ</text:p>
      <text:p text:style-name="P1">¼J…#bP].`Ô1¸†?Ü&gt;`#Žµ<text:tab/>ŒªFmÙ”ÿ<text:tab/>9ÕŒqë–¡àG&lt;ÐñÞ˜#Dw…WL-#•îrLC™¢�\ócà\&amp;ø¹»ÒE<text:line-break/>ó}#Ì3Íš‡nïñ4µf–Þó›B\[›:#,#</text:p>
      <text:p text:style-name="P1">#Ò“–¼r##Öµ©ý?ô%7ÀÒ'Bž{”ÈO]ƒ9,n#ßŠ§A~ç‰{�#‰[EÁ<text:line-break/>¡t#†.ÆùeæQ��‚÷A¨Å¸´À:#W‚e%ëð¶í¨’#‘F¸WÛõÿ!Dÿ#Ü�ŸÉ‹C#–pèM\D##w#^#8#é:R6†ô/ÂP6s”#øÖºø&amp; ¾™‹¨æøcÓ²…ø/ª@ñ0„#(îík„]x£ß¼#g#ËYYprfƒ#:„k#›#EÚ¬#+TÐ</text:p>
      <text:p text:style-name="P1">##Ïï‡´YÓ#J#»#</text:p>
      <text:p text:style-name="P1">ÊxÅÚ¨ÈŠ}ÂC#“ÆÕ«`-®A…###UHb</text:p>
      <text:p text:style-name="P1">#à#Å&amp; ­DA9##xì#4´·#AYc<text:tab/>##1b##°##ðÔZŠ#,cÕ#yH##îœm##Â#ôÉ:</text:p>
      <text:p text:style-name="P1">H:W#Z„#m#¤&lt;¤$#å·###‰BƒÑ"#:Iz¤p42A<text:tab/>ô HªG¢#}m%ùè#Ë-’#þÆ"7È’b�#e $Ë&amp; q#RPH#á…#OÅ##*BIÅYt—�Ïµƒ(.xQh×³T�Íu#¥Žð6HÞAAq”Š$B#QÆK¸åÔ•#ÚHÈ4TTN3‰JÊ###ã#qFÆÁ ä</text:p>
      <text:p text:style-name="P1">ÆñôiuÚÜmZ#TõÇj¹»V##Ö#…dtWƒ#da�7#)îN¤Þ–Coì\oì©7#º7#q#Ø÷Æ‰{c£­Ù«Ô›ƒÂ^#õž`Ù©7ÕËÏ#ëj¶xWï&amp;#</text:p>
      <text:p text:style-name="P1">ábÓÖ2†.rõ|ñ¡#}ý÷DŸ|yõuöÏ¸3¿:=¯þÜÁG¦#±›L®Uçñ#1¦#sõv±ÞÕÕ³Ëêy³ý°XW§Seª«Yÿüjv‰ÛùTµÛ»ºš_.vïa¸©»ð¿}jÏçí¢­«Û#Ìš��##A÷–õ§zY�Õ¯në#çÏð%!�Üµ}]½ZÕ÷x¹[½ÛHON·õ¢m¶#›·Í÷»ÑtÙÜÔêb½¾Ûµ[y‚a&lt;Ñãj~wÓJûÓm{ßlßO&amp;™HöZ5›3thtö«ÕVk££a¶d#ëôHëGãÿˆ}:÷êõè¯ÕfÙÜï^�ÇÕe³ü1–µÑh#µy¬c#k¶m–w·õ&gt;Øììwµ^Ýl#ÛÏHë#m�…U»®Gzœ;øÓpÿX#á°#ÌP=`#ê#âÏÅ`öñÑÿôÒûÎBþa#,ì##ùÇ•f�_NI#ò‹&gt;`A#,¨ÿDK² #‹²Hæ�##±H¶&lt;‹äK²�#Ö##7ÀB#`¥Ypà’,dýxÀÂ#°�õei#Î#�;ey|À"#°�åsi#²¡)ÈBVÿ#,Â##Ù#”f#tÑ¹S67#,Ò#‹X~î</text:p>
      <text:p text:style-name="P1">±èÜ#]:^k</text:p>
      <text:p text:style-name="P1">­AóáCy ©èLšONŽ€ðÉ/Ã#69_)#Å„¢Sj&gt;#:‚2´<text:line-break/>ËÇGÅ�È¹kI D#ªdh‰žOÇŠ#!*[!¬#TˆÃg38¹Ê#`q(¼?èú#)¹<text:line-break/>‹<text:line-break/>endstream<text:line-break/>endobj<text:line-break/>1418 0 obj<text:line-break/>&lt;&lt;/Type /XRef/W[1 4 2]/Index[0 1419]/Size 1419/Filter /FlateDecode/DecodeParms&lt;&lt;/Columns 7/Predictor 12&gt;&gt;/Length 873/Root 1 0 R /Info 84 0 R /ID[&lt;EBA079DA22EF754B9EE8B15B58A7B009&gt;&lt;C7D99B13344C6B8502A634D1FE9FF636&gt;]&gt;&gt;stream<text:line-break/>xœí™KHTQ#ÇÿsFMÓA'ÅÒ‰iÄGb„fFÔ"‹¬tÑÃ\¨##•%#F9Q´ˆ<text:line-break/>¢4*</text:p>
      <text:p text:style-name="P1">#*Â…#eY�ÑcQ‹¢#–Ñs#¦1#˜�#¥ÑPË±ïžs£‘Æ»&gt;‹3›#ßÿ|sî|ðãÌ�;</text:p>
      <text:p text:style-name="P1">Úkr’™#‘&amp;#ÓÊ#€V#{‰&gt;à×#"-#WB¬ƒ8<text:tab/>ìœ#ŸV›Òi�X“¡¿¯#fm½l##”3g#Ï}Iï#D9ûÚ€ßZ�P€`ÿýè:ãz</text:p>
      <text:p text:style-name="P1">Í›Ž#Œqß²ùº/î”#ŸOQN<text:line-break/>oBõÚô#É§®s#¡Úd½Ìû'"&gt;"‚róÏ›#fú#Ü·Uœ#¬J‚¹#å¤ðÍbà›y¼#CT›S-¼¼­#VÊC’21#À·ñOf<text:tab/>æR”“Â·Y#¾…¤Úð�jætðþÑ#Ï#Kyhm<text:line-break/>ú#ø6Z#)Á\ŠrRø6ÛÀ·ÐºH|£Úì´ñþ‘&gt;#l”‡Ç—¡Ûß7&amp;|#ñ4K0—¢œ#¾Í5ð-Üž�#ª™ÓÎû½åÕpPn9?#íþ¾éç›w»]‚¹#å¤ð-ÁÀ7ËEà#ÕæŠ<text:line-break/>Þ?4|#É”GEî�Ûß7ý|#ê}!Á\ŠrRø–bà[Tt#Z¨6]Éãýƒ›J�F¹õn&amp;\þ¾éçÛàZõ{Aq:<text:line-break/>ß##øf½oÃ#¦Ý¿Íäý#.7Ò)�YhÂû#¾Oû&gt;,£&lt;.±<text:tab/>/ý}ÓÏ·žÏ»%˜KQN<text:line-break/>ß–#ø#7¿#Ï¨fÎRÞß]Ú‹#”Ûj›ðtŠok8»‹wI0—¢œ#¾e#øf«{€'L;ßÂxgßJ¬¦Ü#oÁcî#Ó}[ÇÙÙ– Á\ŠrRø–cà›ÝîÃ#M)g#ïo/‹\Ê##Îâa#ßÚ·ÕJ0—¢œ#¾å#øæ¸t#÷˜öü-Ÿ÷{¼éXOybT4##øæéµI0—¢œ#¾m0ð-1&amp;#w4¥œA¼ß}p#›)O®š‡ÛD÷Þ"±#ßoòß¾úu’«ë§øè.Wÿ¯*NGác���Ég¢PÏ´û»!Þßê#<text:line-break/>)O</text:p>
      <text:p text:style-name="P1">|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7-11T16:09:24.25</dc:date>
    <dc:creator>mohammed bility</dc:creator>
    <meta:generator>OpenOffice/4.1.7$Win32 OpenOffice.org_project/417m1$Build-9800</meta:generator>
    <meta:document-statistic meta:table-count="0" meta:image-count="0" meta:object-count="0" meta:page-count="10406" meta:paragraph-count="10366" meta:word-count="110765" meta:character-count="1460508"/>
    <meta:editing-duration>PT40M57S</meta:editing-duration>
    <meta:editing-cycles>1</meta:editing-cycles>
  </office:meta>
</office:document-meta>
</file>